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pariso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old standard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SST</text:p>
          </table:table-cell>
          <table:table-cell office:value-type="string" calcext:value-type="string">
            <text:p>SSR</text:p>
          </table:table-cell>
          <table:table-cell/>
          <table:table-cell office:value-type="string" calcext:value-type="string">
            <text:p>16 qubits by 16 depth layers, test_noisy_fidelity_2qb_nn_comparison, 100 trials</text:p>
          </table:table-cell>
        </table:table-row>
        <table:table-row table:style-name="ro1">
          <table:table-cell office:value-type="float" office:value="0.00000309944" calcext:value-type="float">
            <text:p>0.00000309944</text:p>
          </table:table-cell>
          <table:table-cell office:value-type="float" office:value="0.00000303222" calcext:value-type="float">
            <text:p>0.00000303222</text:p>
          </table:table-cell>
          <table:table-cell table:formula="of:=[.A2]*[.A2]" office:value-type="float" office:value="0.00000000000960652831" calcext:value-type="float">
            <text:p>9.6065283136E-12</text:p>
          </table:table-cell>
          <table:table-cell table:formula="of:=([.A2]-[.B2])*([.A2]-[.B2])" office:value-type="float" office:value="4.51852840000001E-015" calcext:value-type="float">
            <text:p>4.51852840000001E-15</text:p>
          </table:table-cell>
          <table:table-cell table:number-columns-repeated="2"/>
        </table:table-row>
        <table:table-row table:style-name="ro1">
          <table:table-cell office:value-type="float" office:value="0.00000143051" calcext:value-type="float">
            <text:p>0.00000143051</text:p>
          </table:table-cell>
          <table:table-cell office:value-type="float" office:value="0.00109652" calcext:value-type="float">
            <text:p>0.00109652</text:p>
          </table:table-cell>
          <table:table-cell table:formula="of:=[.A3]*[.A3]" office:value-type="float" office:value="0.00000000000204635886" calcext:value-type="float">
            <text:p>2.0463588601E-12</text:p>
          </table:table-cell>
          <table:table-cell table:formula="of:=([.A3]-[.B3])*([.A3]-[.B3])" office:value-type="float" office:value="0.00000119922099110846" calcext:value-type="float">
            <text:p>1.19922099110846E-06</text:p>
          </table:table-cell>
          <table:table-cell table:number-columns-repeated="2"/>
        </table:table-row>
        <table:table-row table:style-name="ro1">
          <table:table-cell office:value-type="float" office:value="0.000000417233" calcext:value-type="float">
            <text:p>0.000000417233</text:p>
          </table:table-cell>
          <table:table-cell office:value-type="float" office:value="0.0000447552" calcext:value-type="float">
            <text:p>0.0000447552</text:p>
          </table:table-cell>
          <table:table-cell table:formula="of:=[.A4]*[.A4]" office:value-type="float" office:value="0.00000000000017408338" calcext:value-type="float">
            <text:p>1.74083376289E-13</text:p>
          </table:table-cell>
          <table:table-cell table:formula="of:=([.A4]-[.B4])*([.A4]-[.B4])" office:value-type="float" office:value="0.00000000196585531769" calcext:value-type="float">
            <text:p>1.96585531769309E-09</text:p>
          </table:table-cell>
          <table:table-cell table:number-columns-repeated="2"/>
        </table:table-row>
        <table:table-row table:style-name="ro1">
          <table:table-cell office:value-type="float" office:value="0.000000417233" calcext:value-type="float">
            <text:p>0.000000417233</text:p>
          </table:table-cell>
          <table:table-cell office:value-type="float" office:value="0.000576666" calcext:value-type="float">
            <text:p>0.000576666</text:p>
          </table:table-cell>
          <table:table-cell table:formula="of:=[.A5]*[.A5]" office:value-type="float" office:value="0.00000000000017408338" calcext:value-type="float">
            <text:p>1.74083376289E-13</text:p>
          </table:table-cell>
          <table:table-cell table:formula="of:=([.A5]-[.B5])*([.A5]-[.B5])" office:value-type="float" office:value="0.00000033206264146902" calcext:value-type="float">
            <text:p>3.3206264146902E-07</text:p>
          </table:table-cell>
          <table:table-cell table:number-columns-repeated="2"/>
        </table:table-row>
        <table:table-row table:style-name="ro1">
          <table:table-cell office:value-type="float" office:value="0.0000110865" calcext:value-type="float">
            <text:p>0.0000110865</text:p>
          </table:table-cell>
          <table:table-cell office:value-type="float" office:value="0.0000145382" calcext:value-type="float">
            <text:p>0.0000145382</text:p>
          </table:table-cell>
          <table:table-cell table:formula="of:=[.A6]*[.A6]" office:value-type="float" office:value="0.00000000012291048225" calcext:value-type="float">
            <text:p>1.2291048225E-10</text:p>
          </table:table-cell>
          <table:table-cell table:formula="of:=([.A6]-[.B6])*([.A6]-[.B6])" office:value-type="float" office:value="0.00000000001191423289" calcext:value-type="float">
            <text:p>1.191423289E-11</text:p>
          </table:table-cell>
          <table:table-cell table:number-columns-repeated="2"/>
        </table:table-row>
        <table:table-row table:style-name="ro1">
          <table:table-cell office:value-type="float" office:value="0.0000265241" calcext:value-type="float">
            <text:p>0.0000265241</text:p>
          </table:table-cell>
          <table:table-cell office:value-type="float" office:value="0.00267073" calcext:value-type="float">
            <text:p>0.00267073</text:p>
          </table:table-cell>
          <table:table-cell table:formula="of:=[.A7]*[.A7]" office:value-type="float" office:value="0.00000000070352788081" calcext:value-type="float">
            <text:p>7.0352788081E-10</text:p>
          </table:table-cell>
          <table:table-cell table:formula="of:=([.A7]-[.B7])*([.A7]-[.B7])" office:value-type="float" office:value="0.00000699182484159481" calcext:value-type="float">
            <text:p>6.99182484159481E-06</text:p>
          </table:table-cell>
          <table:table-cell table:number-columns-repeated="2"/>
        </table:table-row>
        <table:table-row table:style-name="ro1">
          <table:table-cell office:value-type="float" office:value="0.000017345" calcext:value-type="float">
            <text:p>0.000017345</text:p>
          </table:table-cell>
          <table:table-cell office:value-type="float" office:value="0.00438905" calcext:value-type="float">
            <text:p>0.00438905</text:p>
          </table:table-cell>
          <table:table-cell table:formula="of:=[.A8]*[.A8]" office:value-type="float" office:value="0.000000000300849025" calcext:value-type="float">
            <text:p>3.00849025E-10</text:p>
          </table:table-cell>
          <table:table-cell table:formula="of:=([.A8]-[.B8])*([.A8]-[.B8])" office:value-type="float" office:value="0.000019111804607025" calcext:value-type="float">
            <text:p>1.9111804607025E-05</text:p>
          </table:table-cell>
          <table:table-cell table:number-columns-repeated="2"/>
        </table:table-row>
        <table:table-row table:style-name="ro1">
          <table:table-cell office:value-type="float" office:value="0.00000089407" calcext:value-type="float">
            <text:p>0.00000089407</text:p>
          </table:table-cell>
          <table:table-cell office:value-type="float" office:value="0.0113567" calcext:value-type="float">
            <text:p>0.0113567</text:p>
          </table:table-cell>
          <table:table-cell table:formula="of:=[.A9]*[.A9]" office:value-type="float" office:value="0.00000000000079936116" calcext:value-type="float">
            <text:p>7.993611649E-13</text:p>
          </table:table-cell>
          <table:table-cell table:formula="of:=([.A9]-[.B9])*([.A9]-[.B9])" office:value-type="float" office:value="0.000128954328319823" calcext:value-type="float">
            <text:p>0.000128954328319823</text:p>
          </table:table-cell>
          <table:table-cell table:number-columns-repeated="2"/>
        </table:table-row>
        <table:table-row table:style-name="ro1">
          <table:table-cell office:value-type="float" office:value="0.00001055" calcext:value-type="float">
            <text:p>0.00001055</text:p>
          </table:table-cell>
          <table:table-cell office:value-type="float" office:value="0.00592263" calcext:value-type="float">
            <text:p>0.00592263</text:p>
          </table:table-cell>
          <table:table-cell table:formula="of:=[.A10]*[.A10]" office:value-type="float" office:value="0.0000000001113025" calcext:value-type="float">
            <text:p>1.113025E-10</text:p>
          </table:table-cell>
          <table:table-cell table:formula="of:=([.A10]-[.B10])*([.A10]-[.B10])" office:value-type="float" office:value="0.0000349526899264" calcext:value-type="float">
            <text:p>0.0000349526899264</text:p>
          </table:table-cell>
          <table:table-cell table:number-columns-repeated="2"/>
        </table:table-row>
        <table:table-row table:style-name="ro1">
          <table:table-cell office:value-type="float" office:value="0.0000524521" calcext:value-type="float">
            <text:p>0.0000524521</text:p>
          </table:table-cell>
          <table:table-cell office:value-type="float" office:value="0.0167669" calcext:value-type="float">
            <text:p>0.0167669</text:p>
          </table:table-cell>
          <table:table-cell table:formula="of:=[.A11]*[.A11]" office:value-type="float" office:value="0.00000000275122279441" calcext:value-type="float">
            <text:p>2.75122279441E-09</text:p>
          </table:table-cell>
          <table:table-cell table:formula="of:=([.A11]-[.B11])*([.A11]-[.B11])" office:value-type="float" office:value="0.000279372768601814" calcext:value-type="float">
            <text:p>0.000279372768601814</text:p>
          </table:table-cell>
          <table:table-cell table:number-columns-repeated="2"/>
        </table:table-row>
        <table:table-row table:style-name="ro1">
          <table:table-cell office:value-type="float" office:value="0.000124037" calcext:value-type="float">
            <text:p>0.000124037</text:p>
          </table:table-cell>
          <table:table-cell office:value-type="float" office:value="0.00355218" calcext:value-type="float">
            <text:p>0.00355218</text:p>
          </table:table-cell>
          <table:table-cell table:formula="of:=[.A12]*[.A12]" office:value-type="float" office:value="0.000000015385177369" calcext:value-type="float">
            <text:p>1.5385177369E-08</text:p>
          </table:table-cell>
          <table:table-cell table:formula="of:=([.A12]-[.B12])*([.A12]-[.B12])" office:value-type="float" office:value="0.000011752164428449" calcext:value-type="float">
            <text:p>1.1752164428449E-05</text:p>
          </table:table-cell>
          <table:table-cell table:number-columns-repeated="2"/>
        </table:table-row>
        <table:table-row table:style-name="ro1">
          <table:table-cell office:value-type="float" office:value="0.0000673532" calcext:value-type="float">
            <text:p>0.0000673532</text:p>
          </table:table-cell>
          <table:table-cell office:value-type="float" office:value="0.00224396" calcext:value-type="float">
            <text:p>0.00224396</text:p>
          </table:table-cell>
          <table:table-cell table:formula="of:=[.A13]*[.A13]" office:value-type="float" office:value="0.00000000453645355024" calcext:value-type="float">
            <text:p>4.53645355024E-09</text:p>
          </table:table-cell>
          <table:table-cell table:formula="of:=([.A13]-[.B13])*([.A13]-[.B13])" office:value-type="float" office:value="0.00000473761716180624" calcext:value-type="float">
            <text:p>4.73761716180624E-06</text:p>
          </table:table-cell>
          <table:table-cell table:number-columns-repeated="2"/>
        </table:table-row>
        <table:table-row table:style-name="ro1">
          <table:table-cell office:value-type="float" office:value="0.0000537634" calcext:value-type="float">
            <text:p>0.0000537634</text:p>
          </table:table-cell>
          <table:table-cell office:value-type="float" office:value="0.00179373" calcext:value-type="float">
            <text:p>0.00179373</text:p>
          </table:table-cell>
          <table:table-cell table:formula="of:=[.A14]*[.A14]" office:value-type="float" office:value="0.00000000289050317956" calcext:value-type="float">
            <text:p>2.89050317956E-09</text:p>
          </table:table-cell>
          <table:table-cell table:formula="of:=([.A14]-[.B14])*([.A14]-[.B14])" office:value-type="float" office:value="0.00000302748376911556" calcext:value-type="float">
            <text:p>3.02748376911556E-06</text:p>
          </table:table-cell>
          <table:table-cell table:number-columns-repeated="2"/>
        </table:table-row>
        <table:table-row table:style-name="ro1">
          <table:table-cell office:value-type="float" office:value="0.00254792" calcext:value-type="float">
            <text:p>0.00254792</text:p>
          </table:table-cell>
          <table:table-cell office:value-type="float" office:value="0.00112306" calcext:value-type="float">
            <text:p>0.00112306</text:p>
          </table:table-cell>
          <table:table-cell table:formula="of:=[.A15]*[.A15]" office:value-type="float" office:value="0.0000064918963264" calcext:value-type="float">
            <text:p>0.0000064918963264</text:p>
          </table:table-cell>
          <table:table-cell table:formula="of:=([.A15]-[.B15])*([.A15]-[.B15])" office:value-type="float" office:value="0.0000020302260196" calcext:value-type="float">
            <text:p>0.0000020302260196</text:p>
          </table:table-cell>
          <table:table-cell table:number-columns-repeated="2"/>
        </table:table-row>
        <table:table-row table:style-name="ro1">
          <table:table-cell office:value-type="float" office:value="0.00254792" calcext:value-type="float">
            <text:p>0.00254792</text:p>
          </table:table-cell>
          <table:table-cell office:value-type="float" office:value="0.0000890762" calcext:value-type="float">
            <text:p>0.0000890762</text:p>
          </table:table-cell>
          <table:table-cell table:formula="of:=[.A16]*[.A16]" office:value-type="float" office:value="0.0000064918963264" calcext:value-type="float">
            <text:p>0.0000064918963264</text:p>
          </table:table-cell>
          <table:table-cell table:formula="of:=([.A16]-[.B16])*([.A16]-[.B16])" office:value-type="float" office:value="0.00000604591283279844" calcext:value-type="float">
            <text:p>6.04591283279844E-06</text:p>
          </table:table-cell>
          <table:table-cell table:number-columns-repeated="2"/>
        </table:table-row>
        <table:table-row table:style-name="ro1">
          <table:table-cell office:value-type="float" office:value="0.00254792" calcext:value-type="float">
            <text:p>0.00254792</text:p>
          </table:table-cell>
          <table:table-cell office:value-type="float" office:value="0.00114778" calcext:value-type="float">
            <text:p>0.00114778</text:p>
          </table:table-cell>
          <table:table-cell table:formula="of:=[.A17]*[.A17]" office:value-type="float" office:value="0.0000064918963264" calcext:value-type="float">
            <text:p>0.0000064918963264</text:p>
          </table:table-cell>
          <table:table-cell table:formula="of:=([.A17]-[.B17])*([.A17]-[.B17])" office:value-type="float" office:value="0.0000019603920196" calcext:value-type="float">
            <text:p>0.0000019603920196</text:p>
          </table:table-cell>
          <table:table-cell table:number-columns-repeated="2"/>
        </table:table-row>
        <table:table-row table:style-name="ro1">
          <table:table-cell office:value-type="float" office:value="0.00314295" calcext:value-type="float">
            <text:p>0.00314295</text:p>
          </table:table-cell>
          <table:table-cell office:value-type="float" office:value="0.022159" calcext:value-type="float">
            <text:p>0.022159</text:p>
          </table:table-cell>
          <table:table-cell table:formula="of:=[.A18]*[.A18]" office:value-type="float" office:value="0.0000098781347025" calcext:value-type="float">
            <text:p>0.0000098781347025</text:p>
          </table:table-cell>
          <table:table-cell table:formula="of:=([.A18]-[.B18])*([.A18]-[.B18])" office:value-type="float" office:value="0.0003616101576025" calcext:value-type="float">
            <text:p>0.0003616101576025</text:p>
          </table:table-cell>
          <table:table-cell table:number-columns-repeated="2"/>
        </table:table-row>
        <table:table-row table:style-name="ro1">
          <table:table-cell office:value-type="float" office:value="0.00400937" calcext:value-type="float">
            <text:p>0.00400937</text:p>
          </table:table-cell>
          <table:table-cell office:value-type="float" office:value="0.112654" calcext:value-type="float">
            <text:p>0.112654</text:p>
          </table:table-cell>
          <table:table-cell table:formula="of:=[.A19]*[.A19]" office:value-type="float" office:value="0.0000160750477969" calcext:value-type="float">
            <text:p>0.0000160750477969</text:p>
          </table:table-cell>
          <table:table-cell table:formula="of:=([.A19]-[.B19])*([.A19]-[.B19])" office:value-type="float" office:value="0.0118036556278369" calcext:value-type="float">
            <text:p>0.0118036556278369</text:p>
          </table:table-cell>
          <table:table-cell table:number-columns-repeated="2"/>
        </table:table-row>
        <table:table-row table:style-name="ro1">
          <table:table-cell office:value-type="float" office:value="0.00357068" calcext:value-type="float">
            <text:p>0.00357068</text:p>
          </table:table-cell>
          <table:table-cell office:value-type="float" office:value="0.205372" calcext:value-type="float">
            <text:p>0.205372</text:p>
          </table:table-cell>
          <table:table-cell table:formula="of:=[.A20]*[.A20]" office:value-type="float" office:value="0.0000127497556624" calcext:value-type="float">
            <text:p>0.0000127497556624</text:p>
          </table:table-cell>
          <table:table-cell table:formula="of:=([.A20]-[.B20])*([.A20]-[.B20])" office:value-type="float" office:value="0.0407237727537424" calcext:value-type="float">
            <text:p>0.0407237727537424</text:p>
          </table:table-cell>
          <table:table-cell table:number-columns-repeated="2"/>
        </table:table-row>
        <table:table-row table:style-name="ro1">
          <table:table-cell office:value-type="float" office:value="0.00623721" calcext:value-type="float">
            <text:p>0.00623721</text:p>
          </table:table-cell>
          <table:table-cell office:value-type="float" office:value="0.0993319" calcext:value-type="float">
            <text:p>0.0993319</text:p>
          </table:table-cell>
          <table:table-cell table:formula="of:=[.A21]*[.A21]" office:value-type="float" office:value="0.0000389027885841" calcext:value-type="float">
            <text:p>0.0000389027885841</text:p>
          </table:table-cell>
          <table:table-cell table:formula="of:=([.A21]-[.B21])*([.A21]-[.B21])" office:value-type="float" office:value="0.0086666213061961" calcext:value-type="float">
            <text:p>0.0086666213061961</text:p>
          </table:table-cell>
          <table:table-cell table:number-columns-repeated="2"/>
        </table:table-row>
        <table:table-row table:style-name="ro1">
          <table:table-cell office:value-type="float" office:value="0.00623721" calcext:value-type="float">
            <text:p>0.00623721</text:p>
          </table:table-cell>
          <table:table-cell office:value-type="float" office:value="0.0839382" calcext:value-type="float">
            <text:p>0.0839382</text:p>
          </table:table-cell>
          <table:table-cell table:formula="of:=[.A22]*[.A22]" office:value-type="float" office:value="0.0000389027885841" calcext:value-type="float">
            <text:p>0.0000389027885841</text:p>
          </table:table-cell>
          <table:table-cell table:formula="of:=([.A22]-[.B22])*([.A22]-[.B22])" office:value-type="float" office:value="0.0060374438469801" calcext:value-type="float">
            <text:p>0.0060374438469801</text:p>
          </table:table-cell>
          <table:table-cell table:number-columns-repeated="2"/>
        </table:table-row>
        <table:table-row table:style-name="ro1">
          <table:table-cell office:value-type="float" office:value="0.0183845" calcext:value-type="float">
            <text:p>0.0183845</text:p>
          </table:table-cell>
          <table:table-cell office:value-type="float" office:value="0.184551" calcext:value-type="float">
            <text:p>0.184551</text:p>
          </table:table-cell>
          <table:table-cell table:formula="of:=[.A23]*[.A23]" office:value-type="float" office:value="0.00033798984025" calcext:value-type="float">
            <text:p>0.00033798984025</text:p>
          </table:table-cell>
          <table:table-cell table:formula="of:=([.A23]-[.B23])*([.A23]-[.B23])" office:value-type="float" office:value="0.02761130572225" calcext:value-type="float">
            <text:p>0.02761130572225</text:p>
          </table:table-cell>
          <table:table-cell table:number-columns-repeated="2"/>
        </table:table-row>
        <table:table-row table:style-name="ro1">
          <table:table-cell office:value-type="float" office:value="0.0830312" calcext:value-type="float">
            <text:p>0.0830312</text:p>
          </table:table-cell>
          <table:table-cell office:value-type="float" office:value="0.0446073" calcext:value-type="float">
            <text:p>0.0446073</text:p>
          </table:table-cell>
          <table:table-cell table:formula="of:=[.A24]*[.A24]" office:value-type="float" office:value="0.00689418017344" calcext:value-type="float">
            <text:p>0.00689418017344</text:p>
          </table:table-cell>
          <table:table-cell table:formula="of:=([.A24]-[.B24])*([.A24]-[.B24])" office:value-type="float" office:value="0.00147639609121" calcext:value-type="float">
            <text:p>0.00147639609121</text:p>
          </table:table-cell>
          <table:table-cell table:number-columns-repeated="2"/>
        </table:table-row>
        <table:table-row table:style-name="ro1">
          <table:table-cell office:value-type="float" office:value="0.230815" calcext:value-type="float">
            <text:p>0.230815</text:p>
          </table:table-cell>
          <table:table-cell office:value-type="float" office:value="0.229326" calcext:value-type="float">
            <text:p>0.229326</text:p>
          </table:table-cell>
          <table:table-cell table:formula="of:=[.A25]*[.A25]" office:value-type="float" office:value="0.053275564225" calcext:value-type="float">
            <text:p>0.053275564225</text:p>
          </table:table-cell>
          <table:table-cell table:formula="of:=([.A25]-[.B25])*([.A25]-[.B25])" office:value-type="float" office:value="0.00000221712099999997" calcext:value-type="float">
            <text:p>2.21712099999997E-06</text:p>
          </table:table-cell>
          <table:table-cell table:number-columns-repeated="2"/>
        </table:table-row>
        <table:table-row table:style-name="ro1">
          <table:table-cell office:value-type="float" office:value="0.230815" calcext:value-type="float">
            <text:p>0.230815</text:p>
          </table:table-cell>
          <table:table-cell office:value-type="float" office:value="0.194942" calcext:value-type="float">
            <text:p>0.194942</text:p>
          </table:table-cell>
          <table:table-cell table:formula="of:=[.A26]*[.A26]" office:value-type="float" office:value="0.053275564225" calcext:value-type="float">
            <text:p>0.053275564225</text:p>
          </table:table-cell>
          <table:table-cell table:formula="of:=([.A26]-[.B26])*([.A26]-[.B26])" office:value-type="float" office:value="0.001286872129" calcext:value-type="float">
            <text:p>0.001286872129</text:p>
          </table:table-cell>
          <table:table-cell table:number-columns-repeated="2"/>
        </table:table-row>
        <table:table-row table:style-name="ro1">
          <table:table-cell office:value-type="float" office:value="0.371987" calcext:value-type="float">
            <text:p>0.371987</text:p>
          </table:table-cell>
          <table:table-cell office:value-type="float" office:value="0.231974" calcext:value-type="float">
            <text:p>0.231974</text:p>
          </table:table-cell>
          <table:table-cell table:formula="of:=[.A27]*[.A27]" office:value-type="float" office:value="0.138374328169" calcext:value-type="float">
            <text:p>0.138374328169</text:p>
          </table:table-cell>
          <table:table-cell table:formula="of:=([.A27]-[.B27])*([.A27]-[.B27])" office:value-type="float" office:value="0.019603640169" calcext:value-type="float">
            <text:p>0.019603640169</text:p>
          </table:table-cell>
          <table:table-cell table:number-columns-repeated="2"/>
        </table:table-row>
        <table:table-row table:style-name="ro1">
          <table:table-cell office:value-type="float" office:value="0.371987" calcext:value-type="float">
            <text:p>0.371987</text:p>
          </table:table-cell>
          <table:table-cell office:value-type="float" office:value="0.250996" calcext:value-type="float">
            <text:p>0.250996</text:p>
          </table:table-cell>
          <table:table-cell table:formula="of:=[.A28]*[.A28]" office:value-type="float" office:value="0.138374328169" calcext:value-type="float">
            <text:p>0.138374328169</text:p>
          </table:table-cell>
          <table:table-cell table:formula="of:=([.A28]-[.B28])*([.A28]-[.B28])" office:value-type="float" office:value="0.014638822081" calcext:value-type="float">
            <text:p>0.014638822081</text:p>
          </table:table-cell>
          <table:table-cell table:number-columns-repeated="2"/>
        </table:table-row>
        <table:table-row table:style-name="ro1">
          <table:table-cell office:value-type="float" office:value="0.38388" calcext:value-type="float">
            <text:p>0.38388</text:p>
          </table:table-cell>
          <table:table-cell office:value-type="float" office:value="0.460634" calcext:value-type="float">
            <text:p>0.460634</text:p>
          </table:table-cell>
          <table:table-cell table:formula="of:=[.A29]*[.A29]" office:value-type="float" office:value="0.1473638544" calcext:value-type="float">
            <text:p>0.1473638544</text:p>
          </table:table-cell>
          <table:table-cell table:formula="of:=([.A29]-[.B29])*([.A29]-[.B29])" office:value-type="float" office:value="0.005891176516" calcext:value-type="float">
            <text:p>0.005891176516</text:p>
          </table:table-cell>
          <table:table-cell table:number-columns-repeated="2"/>
        </table:table-row>
        <table:table-row table:style-name="ro1">
          <table:table-cell office:value-type="float" office:value="0.604851" calcext:value-type="float">
            <text:p>0.604851</text:p>
          </table:table-cell>
          <table:table-cell office:value-type="float" office:value="0.497566" calcext:value-type="float">
            <text:p>0.497566</text:p>
          </table:table-cell>
          <table:table-cell table:formula="of:=[.A30]*[.A30]" office:value-type="float" office:value="0.365844732201" calcext:value-type="float">
            <text:p>0.365844732201</text:p>
          </table:table-cell>
          <table:table-cell table:formula="of:=([.A30]-[.B30])*([.A30]-[.B30])" office:value-type="float" office:value="0.011510071225" calcext:value-type="float">
            <text:p>0.011510071225</text:p>
          </table:table-cell>
          <table:table-cell table:number-columns-repeated="2"/>
        </table:table-row>
        <table:table-row table:style-name="ro1">
          <table:table-cell office:value-type="float" office:value="0.604851" calcext:value-type="float">
            <text:p>0.604851</text:p>
          </table:table-cell>
          <table:table-cell office:value-type="float" office:value="0.547475" calcext:value-type="float">
            <text:p>0.547475</text:p>
          </table:table-cell>
          <table:table-cell table:formula="of:=[.A31]*[.A31]" office:value-type="float" office:value="0.365844732201" calcext:value-type="float">
            <text:p>0.365844732201</text:p>
          </table:table-cell>
          <table:table-cell table:formula="of:=([.A31]-[.B31])*([.A31]-[.B31])" office:value-type="float" office:value="0.003292005376" calcext:value-type="float">
            <text:p>0.003292005376</text:p>
          </table:table-cell>
          <table:table-cell table:number-columns-repeated="2"/>
        </table:table-row>
        <table:table-row table:style-name="ro1">
          <table:table-cell office:value-type="float" office:value="0.604851" calcext:value-type="float">
            <text:p>0.604851</text:p>
          </table:table-cell>
          <table:table-cell office:value-type="float" office:value="0.571618" calcext:value-type="float">
            <text:p>0.571618</text:p>
          </table:table-cell>
          <table:table-cell table:formula="of:=[.A32]*[.A32]" office:value-type="float" office:value="0.365844732201" calcext:value-type="float">
            <text:p>0.365844732201</text:p>
          </table:table-cell>
          <table:table-cell table:formula="of:=([.A32]-[.B32])*([.A32]-[.B32])" office:value-type="float" office:value="0.001104432289" calcext:value-type="float">
            <text:p>0.001104432289</text:p>
          </table:table-cell>
          <table:table-cell table:number-columns-repeated="2"/>
        </table:table-row>
        <table:table-row table:style-name="ro1">
          <table:table-cell office:value-type="float" office:value="0.605044" calcext:value-type="float">
            <text:p>0.605044</text:p>
          </table:table-cell>
          <table:table-cell office:value-type="float" office:value="0.755421" calcext:value-type="float">
            <text:p>0.755421</text:p>
          </table:table-cell>
          <table:table-cell table:formula="of:=[.A33]*[.A33]" office:value-type="float" office:value="0.366078241936" calcext:value-type="float">
            <text:p>0.366078241936</text:p>
          </table:table-cell>
          <table:table-cell table:formula="of:=([.A33]-[.B33])*([.A33]-[.B33])" office:value-type="float" office:value="0.022613242129" calcext:value-type="float">
            <text:p>0.022613242129</text:p>
          </table:table-cell>
          <table:table-cell table:number-columns-repeated="2"/>
        </table:table-row>
        <table:table-row table:style-name="ro1">
          <table:table-cell office:value-type="float" office:value="0.665833" calcext:value-type="float">
            <text:p>0.665833</text:p>
          </table:table-cell>
          <table:table-cell office:value-type="float" office:value="0.827058" calcext:value-type="float">
            <text:p>0.827058</text:p>
          </table:table-cell>
          <table:table-cell table:formula="of:=[.A34]*[.A34]" office:value-type="float" office:value="0.443333583889" calcext:value-type="float">
            <text:p>0.443333583889</text:p>
          </table:table-cell>
          <table:table-cell table:formula="of:=([.A34]-[.B34])*([.A34]-[.B34])" office:value-type="float" office:value="0.025993500625" calcext:value-type="float">
            <text:p>0.025993500625</text:p>
          </table:table-cell>
          <table:table-cell table:number-columns-repeated="2"/>
        </table:table-row>
        <table:table-row table:style-name="ro1">
          <table:table-cell office:value-type="float" office:value="0.817377" calcext:value-type="float">
            <text:p>0.817377</text:p>
          </table:table-cell>
          <table:table-cell office:value-type="float" office:value="0.734743" calcext:value-type="float">
            <text:p>0.734743</text:p>
          </table:table-cell>
          <table:table-cell table:formula="of:=[.A35]*[.A35]" office:value-type="float" office:value="0.668105160129" calcext:value-type="float">
            <text:p>0.668105160129</text:p>
          </table:table-cell>
          <table:table-cell table:formula="of:=([.A35]-[.B35])*([.A35]-[.B35])" office:value-type="float" office:value="0.006828377956" calcext:value-type="float">
            <text:p>0.006828377956</text:p>
          </table:table-cell>
          <table:table-cell table:number-columns-repeated="2"/>
        </table:table-row>
        <table:table-row table:style-name="ro1">
          <table:table-cell office:value-type="float" office:value="0.817377" calcext:value-type="float">
            <text:p>0.817377</text:p>
          </table:table-cell>
          <table:table-cell office:value-type="float" office:value="0.769175" calcext:value-type="float">
            <text:p>0.769175</text:p>
          </table:table-cell>
          <table:table-cell table:formula="of:=[.A36]*[.A36]" office:value-type="float" office:value="0.668105160129" calcext:value-type="float">
            <text:p>0.668105160129</text:p>
          </table:table-cell>
          <table:table-cell table:formula="of:=([.A36]-[.B36])*([.A36]-[.B36])" office:value-type="float" office:value="0.002323432804" calcext:value-type="float">
            <text:p>0.002323432804</text:p>
          </table:table-cell>
          <table:table-cell table:number-columns-repeated="2"/>
        </table:table-row>
        <table:table-row table:style-name="ro1">
          <table:table-cell office:value-type="float" office:value="0.906113" calcext:value-type="float">
            <text:p>0.906113</text:p>
          </table:table-cell>
          <table:table-cell office:value-type="float" office:value="0.945316" calcext:value-type="float">
            <text:p>0.945316</text:p>
          </table:table-cell>
          <table:table-cell table:formula="of:=[.A37]*[.A37]" office:value-type="float" office:value="0.821040768769" calcext:value-type="float">
            <text:p>0.821040768769</text:p>
          </table:table-cell>
          <table:table-cell table:formula="of:=([.A37]-[.B37])*([.A37]-[.B37])" office:value-type="float" office:value="0.00153687520900001" calcext:value-type="float">
            <text:p>0.00153687520900001</text:p>
          </table:table-cell>
          <table:table-cell table:number-columns-repeated="2"/>
        </table:table-row>
        <table:table-row table:style-name="ro1">
          <table:table-cell office:value-type="float" office:value="0.981623" calcext:value-type="float">
            <text:p>0.981623</text:p>
          </table:table-cell>
          <table:table-cell office:value-type="float" office:value="0.970569" calcext:value-type="float">
            <text:p>0.970569</text:p>
          </table:table-cell>
          <table:table-cell table:formula="of:=[.A38]*[.A38]" office:value-type="float" office:value="0.963583714129" calcext:value-type="float">
            <text:p>0.963583714129</text:p>
          </table:table-cell>
          <table:table-cell table:formula="of:=([.A38]-[.B38])*([.A38]-[.B38])" office:value-type="float" office:value="0.000122190916" calcext:value-type="float">
            <text:p>0.000122190916</text:p>
          </table:table-cell>
          <table:table-cell table:number-columns-repeated="2"/>
        </table:table-row>
        <table:table-row table:style-name="ro1">
          <table:table-cell office:value-type="float" office:value="0.981623" calcext:value-type="float">
            <text:p>0.981623</text:p>
          </table:table-cell>
          <table:table-cell office:value-type="float" office:value="0.983855" calcext:value-type="float">
            <text:p>0.983855</text:p>
          </table:table-cell>
          <table:table-cell table:formula="of:=[.A39]*[.A39]" office:value-type="float" office:value="0.963583714129" calcext:value-type="float">
            <text:p>0.963583714129</text:p>
          </table:table-cell>
          <table:table-cell table:formula="of:=([.A39]-[.B39])*([.A39]-[.B39])" office:value-type="float" office:value="0.00000498182400000005" calcext:value-type="float">
            <text:p>4.98182400000005E-06</text:p>
          </table:table-cell>
          <table:table-cell table:number-columns-repeated="2"/>
        </table:table-row>
        <table:table-row table:style-name="ro1">
          <table:table-cell office:value-type="float" office:value="0.981623" calcext:value-type="float">
            <text:p>0.981623</text:p>
          </table:table-cell>
          <table:table-cell office:value-type="float" office:value="0.998769" calcext:value-type="float">
            <text:p>0.998769</text:p>
          </table:table-cell>
          <table:table-cell table:formula="of:=[.A40]*[.A40]" office:value-type="float" office:value="0.963583714129" calcext:value-type="float">
            <text:p>0.963583714129</text:p>
          </table:table-cell>
          <table:table-cell table:formula="of:=([.A40]-[.B40])*([.A40]-[.B40])" office:value-type="float" office:value="0.000293985316" calcext:value-type="float">
            <text:p>0.000293985316</text:p>
          </table:table-cell>
          <table:table-cell table:number-columns-repeated="2"/>
        </table:table-row>
        <table:table-row table:style-name="ro1">
          <table:table-cell office:value-type="float" office:value="0.000000238419" calcext:value-type="float">
            <text:p>0.000000238419</text:p>
          </table:table-cell>
          <table:table-cell office:value-type="float" office:value="0.00000000848791" calcext:value-type="float">
            <text:p>0.00000000848791</text:p>
          </table:table-cell>
          <table:table-cell table:formula="of:=[.A41]*[.A41]" office:value-type="float" office:value="0.00000000000005684362" calcext:value-type="float">
            <text:p>5.6843619561E-14</text:p>
          </table:table-cell>
          <table:table-cell table:formula="of:=([.A41]-[.B41])*([.A41]-[.B41])" office:value-type="float" office:value="0.00000000000005286831" calcext:value-type="float">
            <text:p>5.28683061485881E-14</text:p>
          </table:table-cell>
          <table:table-cell table:number-columns-repeated="2"/>
        </table:table-row>
        <table:table-row table:style-name="ro1">
          <table:table-cell office:value-type="float" office:value="0.0000000596046" calcext:value-type="float">
            <text:p>0.0000000596046</text:p>
          </table:table-cell>
          <table:table-cell office:value-type="float" office:value="0.0000000665446" calcext:value-type="float">
            <text:p>0.0000000665446</text:p>
          </table:table-cell>
          <table:table-cell table:formula="of:=[.A42]*[.A42]" office:value-type="float" office:value="3.55270834116E-015" calcext:value-type="float">
            <text:p>3.55270834116E-15</text:p>
          </table:table-cell>
          <table:table-cell table:formula="of:=([.A42]-[.B42])*([.A42]-[.B42])" office:value-type="float" office:value="4.81635999999999E-017" calcext:value-type="float">
            <text:p>4.81635999999999E-17</text:p>
          </table:table-cell>
          <table:table-cell table:number-columns-repeated="2"/>
        </table:table-row>
        <table:table-row table:style-name="ro1">
          <table:table-cell office:value-type="float" office:value="0.0000000596046" calcext:value-type="float">
            <text:p>0.0000000596046</text:p>
          </table:table-cell>
          <table:table-cell office:value-type="float" office:value="0.0000945426" calcext:value-type="float">
            <text:p>0.0000945426</text:p>
          </table:table-cell>
          <table:table-cell table:formula="of:=[.A43]*[.A43]" office:value-type="float" office:value="3.55270834116E-015" calcext:value-type="float">
            <text:p>3.55270834116E-15</text:p>
          </table:table-cell>
          <table:table-cell table:formula="of:=([.A43]-[.B43])*([.A43]-[.B43])" office:value-type="float" office:value="0.00000000892703641976" calcext:value-type="float">
            <text:p>8.92703641975642E-09</text:p>
          </table:table-cell>
          <table:table-cell table:number-columns-repeated="2"/>
        </table:table-row>
        <table:table-row table:style-name="ro1">
          <table:table-cell office:value-type="float" office:value="0.000000417233" calcext:value-type="float">
            <text:p>0.000000417233</text:p>
          </table:table-cell>
          <table:table-cell office:value-type="float" office:value="0.0000120053" calcext:value-type="float">
            <text:p>0.0000120053</text:p>
          </table:table-cell>
          <table:table-cell table:formula="of:=[.A44]*[.A44]" office:value-type="float" office:value="0.00000000000017408338" calcext:value-type="float">
            <text:p>1.74083376289E-13</text:p>
          </table:table-cell>
          <table:table-cell table:formula="of:=([.A44]-[.B44])*([.A44]-[.B44])" office:value-type="float" office:value="0.0000000001342832968" calcext:value-type="float">
            <text:p>1.34283296796489E-10</text:p>
          </table:table-cell>
          <table:table-cell table:number-columns-repeated="2"/>
        </table:table-row>
        <table:table-row table:style-name="ro1">
          <table:table-cell office:value-type="float" office:value="0.000000596046" calcext:value-type="float">
            <text:p>0.000000596046</text:p>
          </table:table-cell>
          <table:table-cell office:value-type="float" office:value="0.000010443" calcext:value-type="float">
            <text:p>0.000010443</text:p>
          </table:table-cell>
          <table:table-cell table:formula="of:=[.A45]*[.A45]" office:value-type="float" office:value="0.00000000000035527083" calcext:value-type="float">
            <text:p>3.55270834116E-13</text:p>
          </table:table-cell>
          <table:table-cell table:formula="of:=([.A45]-[.B45])*([.A45]-[.B45])" office:value-type="float" office:value="0.00000000009696250308" calcext:value-type="float">
            <text:p>9.6962503078116E-11</text:p>
          </table:table-cell>
          <table:table-cell table:number-columns-repeated="2"/>
        </table:table-row>
        <table:table-row table:style-name="ro1">
          <table:table-cell office:value-type="float" office:value="0.00000745058" calcext:value-type="float">
            <text:p>0.00000745058</text:p>
          </table:table-cell>
          <table:table-cell office:value-type="float" office:value="0.0000179505" calcext:value-type="float">
            <text:p>0.0000179505</text:p>
          </table:table-cell>
          <table:table-cell table:formula="of:=[.A46]*[.A46]" office:value-type="float" office:value="0.00000000005551114234" calcext:value-type="float">
            <text:p>5.55111423364E-11</text:p>
          </table:table-cell>
          <table:table-cell table:formula="of:=([.A46]-[.B46])*([.A46]-[.B46])" office:value-type="float" office:value="0.00000000011024832001" calcext:value-type="float">
            <text:p>1.102483200064E-10</text:p>
          </table:table-cell>
          <table:table-cell table:number-columns-repeated="2"/>
        </table:table-row>
        <table:table-row table:style-name="ro1">
          <table:table-cell office:value-type="float" office:value="0.00000852346" calcext:value-type="float">
            <text:p>0.00000852346</text:p>
          </table:table-cell>
          <table:table-cell office:value-type="float" office:value="0.000222054" calcext:value-type="float">
            <text:p>0.000222054</text:p>
          </table:table-cell>
          <table:table-cell table:formula="of:=[.A47]*[.A47]" office:value-type="float" office:value="0.00000000007264937037" calcext:value-type="float">
            <text:p>7.26493703716E-11</text:p>
          </table:table-cell>
          <table:table-cell table:formula="of:=([.A47]-[.B47])*([.A47]-[.B47])" office:value-type="float" office:value="0.00000004559529151269" calcext:value-type="float">
            <text:p>4.55952915126916E-08</text:p>
          </table:table-cell>
          <table:table-cell table:number-columns-repeated="2"/>
        </table:table-row>
        <table:table-row table:style-name="ro1">
          <table:table-cell office:value-type="float" office:value="0.000099957" calcext:value-type="float">
            <text:p>0.000099957</text:p>
          </table:table-cell>
          <table:table-cell office:value-type="float" office:value="0.000441016" calcext:value-type="float">
            <text:p>0.000441016</text:p>
          </table:table-cell>
          <table:table-cell table:formula="of:=[.A48]*[.A48]" office:value-type="float" office:value="0.000000009991401849" calcext:value-type="float">
            <text:p>9.991401849E-09</text:p>
          </table:table-cell>
          <table:table-cell table:formula="of:=([.A48]-[.B48])*([.A48]-[.B48])" office:value-type="float" office:value="0.000000116321241481" calcext:value-type="float">
            <text:p>1.16321241481E-07</text:p>
          </table:table-cell>
          <table:table-cell table:number-columns-repeated="2"/>
        </table:table-row>
        <table:table-row table:style-name="ro1">
          <table:table-cell office:value-type="float" office:value="0.000101328" calcext:value-type="float">
            <text:p>0.000101328</text:p>
          </table:table-cell>
          <table:table-cell office:value-type="float" office:value="0.0000294291" calcext:value-type="float">
            <text:p>0.0000294291</text:p>
          </table:table-cell>
          <table:table-cell table:formula="of:=[.A49]*[.A49]" office:value-type="float" office:value="0.000000010267363584" calcext:value-type="float">
            <text:p>1.0267363584E-08</text:p>
          </table:table-cell>
          <table:table-cell table:formula="of:=([.A49]-[.B49])*([.A49]-[.B49])" office:value-type="float" office:value="0.00000000516945182121" calcext:value-type="float">
            <text:p>5.16945182121E-09</text:p>
          </table:table-cell>
          <table:table-cell table:number-columns-repeated="2"/>
        </table:table-row>
        <table:table-row table:style-name="ro1">
          <table:table-cell office:value-type="float" office:value="0.000371158" calcext:value-type="float">
            <text:p>0.000371158</text:p>
          </table:table-cell>
          <table:table-cell office:value-type="float" office:value="0.00015733" calcext:value-type="float">
            <text:p>0.00015733</text:p>
          </table:table-cell>
          <table:table-cell table:formula="of:=[.A50]*[.A50]" office:value-type="float" office:value="0.000000137758260964" calcext:value-type="float">
            <text:p>1.37758260964E-07</text:p>
          </table:table-cell>
          <table:table-cell table:formula="of:=([.A50]-[.B50])*([.A50]-[.B50])" office:value-type="float" office:value="0.000000045722413584" calcext:value-type="float">
            <text:p>4.5722413584E-08</text:p>
          </table:table-cell>
          <table:table-cell table:number-columns-repeated="2"/>
        </table:table-row>
        <table:table-row table:style-name="ro1">
          <table:table-cell office:value-type="float" office:value="0.0000362992" calcext:value-type="float">
            <text:p>0.0000362992</text:p>
          </table:table-cell>
          <table:table-cell office:value-type="float" office:value="0.00556224" calcext:value-type="float">
            <text:p>0.00556224</text:p>
          </table:table-cell>
          <table:table-cell table:formula="of:=[.A51]*[.A51]" office:value-type="float" office:value="0.00000000131763192064" calcext:value-type="float">
            <text:p>1.31763192064E-09</text:p>
          </table:table-cell>
          <table:table-cell table:formula="of:=([.A51]-[.B51])*([.A51]-[.B51])" office:value-type="float" office:value="0.0000305360217251046" calcext:value-type="float">
            <text:p>3.05360217251046E-05</text:p>
          </table:table-cell>
          <table:table-cell table:number-columns-repeated="2"/>
        </table:table-row>
        <table:table-row table:style-name="ro1">
          <table:table-cell office:value-type="float" office:value="0.0000362992" calcext:value-type="float">
            <text:p>0.0000362992</text:p>
          </table:table-cell>
          <table:table-cell office:value-type="float" office:value="0.0188424" calcext:value-type="float">
            <text:p>0.0188424</text:p>
          </table:table-cell>
          <table:table-cell table:formula="of:=[.A52]*[.A52]" office:value-type="float" office:value="0.00000000131763192064" calcext:value-type="float">
            <text:p>1.31763192064E-09</text:p>
          </table:table-cell>
          <table:table-cell table:formula="of:=([.A52]-[.B52])*([.A52]-[.B52])" office:value-type="float" office:value="0.000353669427299761" calcext:value-type="float">
            <text:p>0.000353669427299761</text:p>
          </table:table-cell>
          <table:table-cell table:number-columns-repeated="2"/>
        </table:table-row>
        <table:table-row table:style-name="ro1">
          <table:table-cell office:value-type="float" office:value="0.0000349283" calcext:value-type="float">
            <text:p>0.0000349283</text:p>
          </table:table-cell>
          <table:table-cell office:value-type="float" office:value="0.000905825" calcext:value-type="float">
            <text:p>0.000905825</text:p>
          </table:table-cell>
          <table:table-cell table:formula="of:=[.A53]*[.A53]" office:value-type="float" office:value="0.00000000121998614089" calcext:value-type="float">
            <text:p>1.21998614089E-09</text:p>
          </table:table-cell>
          <table:table-cell table:formula="of:=([.A53]-[.B53])*([.A53]-[.B53])" office:value-type="float" office:value="0.00000075846106207089" calcext:value-type="float">
            <text:p>7.5846106207089E-07</text:p>
          </table:table-cell>
          <table:table-cell table:number-columns-repeated="2"/>
        </table:table-row>
        <table:table-row table:style-name="ro1">
          <table:table-cell office:value-type="float" office:value="0.000424266" calcext:value-type="float">
            <text:p>0.000424266</text:p>
          </table:table-cell>
          <table:table-cell office:value-type="float" office:value="0.00138354" calcext:value-type="float">
            <text:p>0.00138354</text:p>
          </table:table-cell>
          <table:table-cell table:formula="of:=[.A54]*[.A54]" office:value-type="float" office:value="0.000000180001638756" calcext:value-type="float">
            <text:p>1.80001638756E-07</text:p>
          </table:table-cell>
          <table:table-cell table:formula="of:=([.A54]-[.B54])*([.A54]-[.B54])" office:value-type="float" office:value="0.000000920206607076" calcext:value-type="float">
            <text:p>9.20206607076E-07</text:p>
          </table:table-cell>
          <table:table-cell table:number-columns-repeated="2"/>
        </table:table-row>
        <table:table-row table:style-name="ro1">
          <table:table-cell office:value-type="float" office:value="0.000424266" calcext:value-type="float">
            <text:p>0.000424266</text:p>
          </table:table-cell>
          <table:table-cell office:value-type="float" office:value="0.00369816" calcext:value-type="float">
            <text:p>0.00369816</text:p>
          </table:table-cell>
          <table:table-cell table:formula="of:=[.A55]*[.A55]" office:value-type="float" office:value="0.000000180001638756" calcext:value-type="float">
            <text:p>1.80001638756E-07</text:p>
          </table:table-cell>
          <table:table-cell table:formula="of:=([.A55]-[.B55])*([.A55]-[.B55])" office:value-type="float" office:value="0.000010718381923236" calcext:value-type="float">
            <text:p>1.0718381923236E-05</text:p>
          </table:table-cell>
          <table:table-cell table:number-columns-repeated="2"/>
        </table:table-row>
        <table:table-row table:style-name="ro1">
          <table:table-cell office:value-type="float" office:value="0.000314415" calcext:value-type="float">
            <text:p>0.000314415</text:p>
          </table:table-cell>
          <table:table-cell office:value-type="float" office:value="0.0230533" calcext:value-type="float">
            <text:p>0.0230533</text:p>
          </table:table-cell>
          <table:table-cell table:formula="of:=[.A56]*[.A56]" office:value-type="float" office:value="0.000000098856792225" calcext:value-type="float">
            <text:p>9.8856792225E-08</text:p>
          </table:table-cell>
          <table:table-cell table:formula="of:=([.A56]-[.B56])*([.A56]-[.B56])" office:value-type="float" office:value="0.000517056891043225" calcext:value-type="float">
            <text:p>0.000517056891043225</text:p>
          </table:table-cell>
          <table:table-cell table:number-columns-repeated="2"/>
        </table:table-row>
        <table:table-row table:style-name="ro1">
          <table:table-cell office:value-type="float" office:value="0.000316143" calcext:value-type="float">
            <text:p>0.000316143</text:p>
          </table:table-cell>
          <table:table-cell office:value-type="float" office:value="0.017685" calcext:value-type="float">
            <text:p>0.017685</text:p>
          </table:table-cell>
          <table:table-cell table:formula="of:=[.A57]*[.A57]" office:value-type="float" office:value="0.000000099946396449" calcext:value-type="float">
            <text:p>9.9946396449E-08</text:p>
          </table:table-cell>
          <table:table-cell table:formula="of:=([.A57]-[.B57])*([.A57]-[.B57])" office:value-type="float" office:value="0.000301677193486449" calcext:value-type="float">
            <text:p>0.000301677193486449</text:p>
          </table:table-cell>
          <table:table-cell table:number-columns-repeated="2"/>
        </table:table-row>
        <table:table-row table:style-name="ro1">
          <table:table-cell office:value-type="float" office:value="0.00244206" calcext:value-type="float">
            <text:p>0.00244206</text:p>
          </table:table-cell>
          <table:table-cell office:value-type="float" office:value="0.159366" calcext:value-type="float">
            <text:p>0.159366</text:p>
          </table:table-cell>
          <table:table-cell table:formula="of:=[.A58]*[.A58]" office:value-type="float" office:value="0.0000059636570436" calcext:value-type="float">
            <text:p>0.0000059636570436</text:p>
          </table:table-cell>
          <table:table-cell table:formula="of:=([.A58]-[.B58])*([.A58]-[.B58])" office:value-type="float" office:value="0.0246251229451236" calcext:value-type="float">
            <text:p>0.0246251229451236</text:p>
          </table:table-cell>
          <table:table-cell table:number-columns-repeated="2"/>
        </table:table-row>
        <table:table-row table:style-name="ro1">
          <table:table-cell office:value-type="float" office:value="0.0796445" calcext:value-type="float">
            <text:p>0.0796445</text:p>
          </table:table-cell>
          <table:table-cell office:value-type="float" office:value="0.123663" calcext:value-type="float">
            <text:p>0.123663</text:p>
          </table:table-cell>
          <table:table-cell table:formula="of:=[.A59]*[.A59]" office:value-type="float" office:value="0.00634324638025" calcext:value-type="float">
            <text:p>0.00634324638025</text:p>
          </table:table-cell>
          <table:table-cell table:formula="of:=([.A59]-[.B59])*([.A59]-[.B59])" office:value-type="float" office:value="0.00193762834225" calcext:value-type="float">
            <text:p>0.00193762834225</text:p>
          </table:table-cell>
          <table:table-cell table:number-columns-repeated="2"/>
        </table:table-row>
        <table:table-row table:style-name="ro1">
          <table:table-cell office:value-type="float" office:value="0.113706" calcext:value-type="float">
            <text:p>0.113706</text:p>
          </table:table-cell>
          <table:table-cell office:value-type="float" office:value="0.129341" calcext:value-type="float">
            <text:p>0.129341</text:p>
          </table:table-cell>
          <table:table-cell table:formula="of:=[.A60]*[.A60]" office:value-type="float" office:value="0.012929054436" calcext:value-type="float">
            <text:p>0.012929054436</text:p>
          </table:table-cell>
          <table:table-cell table:formula="of:=([.A60]-[.B60])*([.A60]-[.B60])" office:value-type="float" office:value="0.000244453225" calcext:value-type="float">
            <text:p>0.000244453225</text:p>
          </table:table-cell>
          <table:table-cell table:number-columns-repeated="2"/>
        </table:table-row>
        <table:table-row table:style-name="ro1">
          <table:table-cell office:value-type="float" office:value="0.113706" calcext:value-type="float">
            <text:p>0.113706</text:p>
          </table:table-cell>
          <table:table-cell office:value-type="float" office:value="0.134428" calcext:value-type="float">
            <text:p>0.134428</text:p>
          </table:table-cell>
          <table:table-cell table:formula="of:=[.A61]*[.A61]" office:value-type="float" office:value="0.012929054436" calcext:value-type="float">
            <text:p>0.012929054436</text:p>
          </table:table-cell>
          <table:table-cell table:formula="of:=([.A61]-[.B61])*([.A61]-[.B61])" office:value-type="float" office:value="0.000429401284" calcext:value-type="float">
            <text:p>0.000429401284</text:p>
          </table:table-cell>
          <table:table-cell table:number-columns-repeated="2"/>
        </table:table-row>
        <table:table-row table:style-name="ro1">
          <table:table-cell office:value-type="float" office:value="0.113706" calcext:value-type="float">
            <text:p>0.113706</text:p>
          </table:table-cell>
          <table:table-cell office:value-type="float" office:value="0.0932163" calcext:value-type="float">
            <text:p>0.0932163</text:p>
          </table:table-cell>
          <table:table-cell table:formula="of:=[.A62]*[.A62]" office:value-type="float" office:value="0.012929054436" calcext:value-type="float">
            <text:p>0.012929054436</text:p>
          </table:table-cell>
          <table:table-cell table:formula="of:=([.A62]-[.B62])*([.A62]-[.B62])" office:value-type="float" office:value="0.00041982780609" calcext:value-type="float">
            <text:p>0.00041982780609</text:p>
          </table:table-cell>
          <table:table-cell table:number-columns-repeated="2"/>
        </table:table-row>
        <table:table-row table:style-name="ro1">
          <table:table-cell office:value-type="float" office:value="0.115545" calcext:value-type="float">
            <text:p>0.115545</text:p>
          </table:table-cell>
          <table:table-cell office:value-type="float" office:value="0.128181" calcext:value-type="float">
            <text:p>0.128181</text:p>
          </table:table-cell>
          <table:table-cell table:formula="of:=[.A63]*[.A63]" office:value-type="float" office:value="0.013350647025" calcext:value-type="float">
            <text:p>0.013350647025</text:p>
          </table:table-cell>
          <table:table-cell table:formula="of:=([.A63]-[.B63])*([.A63]-[.B63])" office:value-type="float" office:value="0.000159668496" calcext:value-type="float">
            <text:p>0.000159668496</text:p>
          </table:table-cell>
          <table:table-cell table:number-columns-repeated="2"/>
        </table:table-row>
        <table:table-row table:style-name="ro1">
          <table:table-cell office:value-type="float" office:value="0.209121" calcext:value-type="float">
            <text:p>0.209121</text:p>
          </table:table-cell>
          <table:table-cell office:value-type="float" office:value="0.309623" calcext:value-type="float">
            <text:p>0.309623</text:p>
          </table:table-cell>
          <table:table-cell table:formula="of:=[.A64]*[.A64]" office:value-type="float" office:value="0.043731592641" calcext:value-type="float">
            <text:p>0.043731592641</text:p>
          </table:table-cell>
          <table:table-cell table:formula="of:=([.A64]-[.B64])*([.A64]-[.B64])" office:value-type="float" office:value="0.010100652004" calcext:value-type="float">
            <text:p>0.010100652004</text:p>
          </table:table-cell>
          <table:table-cell table:number-columns-repeated="2"/>
        </table:table-row>
        <table:table-row table:style-name="ro1">
          <table:table-cell office:value-type="float" office:value="0.209121" calcext:value-type="float">
            <text:p>0.209121</text:p>
          </table:table-cell>
          <table:table-cell office:value-type="float" office:value="0.298967" calcext:value-type="float">
            <text:p>0.298967</text:p>
          </table:table-cell>
          <table:table-cell table:formula="of:=[.A65]*[.A65]" office:value-type="float" office:value="0.043731592641" calcext:value-type="float">
            <text:p>0.043731592641</text:p>
          </table:table-cell>
          <table:table-cell table:formula="of:=([.A65]-[.B65])*([.A65]-[.B65])" office:value-type="float" office:value="0.008072303716" calcext:value-type="float">
            <text:p>0.008072303716</text:p>
          </table:table-cell>
          <table:table-cell table:number-columns-repeated="2"/>
        </table:table-row>
        <table:table-row table:style-name="ro1">
          <table:table-cell office:value-type="float" office:value="0.358386" calcext:value-type="float">
            <text:p>0.358386</text:p>
          </table:table-cell>
          <table:table-cell office:value-type="float" office:value="0.309564" calcext:value-type="float">
            <text:p>0.309564</text:p>
          </table:table-cell>
          <table:table-cell table:formula="of:=[.A66]*[.A66]" office:value-type="float" office:value="0.128440524996" calcext:value-type="float">
            <text:p>0.128440524996</text:p>
          </table:table-cell>
          <table:table-cell table:formula="of:=([.A66]-[.B66])*([.A66]-[.B66])" office:value-type="float" office:value="0.002383587684" calcext:value-type="float">
            <text:p>0.002383587684</text:p>
          </table:table-cell>
          <table:table-cell table:number-columns-repeated="2"/>
        </table:table-row>
        <table:table-row table:style-name="ro1">
          <table:table-cell office:value-type="float" office:value="0.358386" calcext:value-type="float">
            <text:p>0.358386</text:p>
          </table:table-cell>
          <table:table-cell office:value-type="float" office:value="0.3214" calcext:value-type="float">
            <text:p>0.3214</text:p>
          </table:table-cell>
          <table:table-cell table:formula="of:=[.A67]*[.A67]" office:value-type="float" office:value="0.128440524996" calcext:value-type="float">
            <text:p>0.128440524996</text:p>
          </table:table-cell>
          <table:table-cell table:formula="of:=([.A67]-[.B67])*([.A67]-[.B67])" office:value-type="float" office:value="0.001367964196" calcext:value-type="float">
            <text:p>0.001367964196</text:p>
          </table:table-cell>
          <table:table-cell table:number-columns-repeated="2"/>
        </table:table-row>
        <table:table-row table:style-name="ro1">
          <table:table-cell office:value-type="float" office:value="0.498691" calcext:value-type="float">
            <text:p>0.498691</text:p>
          </table:table-cell>
          <table:table-cell office:value-type="float" office:value="0.526226" calcext:value-type="float">
            <text:p>0.526226</text:p>
          </table:table-cell>
          <table:table-cell table:formula="of:=[.A68]*[.A68]" office:value-type="float" office:value="0.248692713481" calcext:value-type="float">
            <text:p>0.248692713481</text:p>
          </table:table-cell>
          <table:table-cell table:formula="of:=([.A68]-[.B68])*([.A68]-[.B68])" office:value-type="float" office:value="0.000758176224999999" calcext:value-type="float">
            <text:p>0.000758176224999999</text:p>
          </table:table-cell>
          <table:table-cell table:number-columns-repeated="2"/>
        </table:table-row>
        <table:table-row table:style-name="ro1">
          <table:table-cell office:value-type="float" office:value="0.498691" calcext:value-type="float">
            <text:p>0.498691</text:p>
          </table:table-cell>
          <table:table-cell office:value-type="float" office:value="0.538215" calcext:value-type="float">
            <text:p>0.538215</text:p>
          </table:table-cell>
          <table:table-cell table:formula="of:=[.A69]*[.A69]" office:value-type="float" office:value="0.248692713481" calcext:value-type="float">
            <text:p>0.248692713481</text:p>
          </table:table-cell>
          <table:table-cell table:formula="of:=([.A69]-[.B69])*([.A69]-[.B69])" office:value-type="float" office:value="0.001562146576" calcext:value-type="float">
            <text:p>0.001562146576</text:p>
          </table:table-cell>
          <table:table-cell table:number-columns-repeated="2"/>
        </table:table-row>
        <table:table-row table:style-name="ro1">
          <table:table-cell office:value-type="float" office:value="0.869062" calcext:value-type="float">
            <text:p>0.869062</text:p>
          </table:table-cell>
          <table:table-cell office:value-type="float" office:value="0.710158" calcext:value-type="float">
            <text:p>0.710158</text:p>
          </table:table-cell>
          <table:table-cell table:formula="of:=[.A70]*[.A70]" office:value-type="float" office:value="0.755268759844" calcext:value-type="float">
            <text:p>0.755268759844</text:p>
          </table:table-cell>
          <table:table-cell table:formula="of:=([.A70]-[.B70])*([.A70]-[.B70])" office:value-type="float" office:value="0.025250481216" calcext:value-type="float">
            <text:p>0.025250481216</text:p>
          </table:table-cell>
          <table:table-cell table:number-columns-repeated="2"/>
        </table:table-row>
        <table:table-row table:style-name="ro1">
          <table:table-cell office:value-type="float" office:value="0.869063" calcext:value-type="float">
            <text:p>0.869063</text:p>
          </table:table-cell>
          <table:table-cell office:value-type="float" office:value="0.741476" calcext:value-type="float">
            <text:p>0.741476</text:p>
          </table:table-cell>
          <table:table-cell table:formula="of:=[.A71]*[.A71]" office:value-type="float" office:value="0.755270497969" calcext:value-type="float">
            <text:p>0.755270497969</text:p>
          </table:table-cell>
          <table:table-cell table:formula="of:=([.A71]-[.B71])*([.A71]-[.B71])" office:value-type="float" office:value="0.016278442569" calcext:value-type="float">
            <text:p>0.016278442569</text:p>
          </table:table-cell>
          <table:table-cell table:number-columns-repeated="2"/>
        </table:table-row>
        <table:table-row table:style-name="ro1">
          <table:table-cell office:value-type="float" office:value="0.869063" calcext:value-type="float">
            <text:p>0.869063</text:p>
          </table:table-cell>
          <table:table-cell office:value-type="float" office:value="0.775583" calcext:value-type="float">
            <text:p>0.775583</text:p>
          </table:table-cell>
          <table:table-cell table:formula="of:=[.A72]*[.A72]" office:value-type="float" office:value="0.755270497969" calcext:value-type="float">
            <text:p>0.755270497969</text:p>
          </table:table-cell>
          <table:table-cell table:formula="of:=([.A72]-[.B72])*([.A72]-[.B72])" office:value-type="float" office:value="0.0087385104" calcext:value-type="float">
            <text:p>0.0087385104</text:p>
          </table:table-cell>
          <table:table-cell table:number-columns-repeated="2"/>
        </table:table-row>
        <table:table-row table:style-name="ro1">
          <table:table-cell office:value-type="float" office:value="0.869062" calcext:value-type="float">
            <text:p>0.869062</text:p>
          </table:table-cell>
          <table:table-cell office:value-type="float" office:value="0.81251" calcext:value-type="float">
            <text:p>0.81251</text:p>
          </table:table-cell>
          <table:table-cell table:formula="of:=[.A73]*[.A73]" office:value-type="float" office:value="0.755268759844" calcext:value-type="float">
            <text:p>0.755268759844</text:p>
          </table:table-cell>
          <table:table-cell table:formula="of:=([.A73]-[.B73])*([.A73]-[.B73])" office:value-type="float" office:value="0.003198128704" calcext:value-type="float">
            <text:p>0.003198128704</text:p>
          </table:table-cell>
          <table:table-cell table:number-columns-repeated="2"/>
        </table:table-row>
        <table:table-row table:style-name="ro1">
          <table:table-cell office:value-type="float" office:value="0.869062" calcext:value-type="float">
            <text:p>0.869062</text:p>
          </table:table-cell>
          <table:table-cell office:value-type="float" office:value="0.851747" calcext:value-type="float">
            <text:p>0.851747</text:p>
          </table:table-cell>
          <table:table-cell table:formula="of:=[.A74]*[.A74]" office:value-type="float" office:value="0.755268759844" calcext:value-type="float">
            <text:p>0.755268759844</text:p>
          </table:table-cell>
          <table:table-cell table:formula="of:=([.A74]-[.B74])*([.A74]-[.B74])" office:value-type="float" office:value="0.000299809224999999" calcext:value-type="float">
            <text:p>0.000299809224999999</text:p>
          </table:table-cell>
          <table:table-cell table:number-columns-repeated="2"/>
        </table:table-row>
        <table:table-row table:style-name="ro1">
          <table:table-cell office:value-type="float" office:value="0.93651" calcext:value-type="float">
            <text:p>0.93651</text:p>
          </table:table-cell>
          <table:table-cell office:value-type="float" office:value="0.891445" calcext:value-type="float">
            <text:p>0.891445</text:p>
          </table:table-cell>
          <table:table-cell table:formula="of:=[.A75]*[.A75]" office:value-type="float" office:value="0.8770509801" calcext:value-type="float">
            <text:p>0.8770509801</text:p>
          </table:table-cell>
          <table:table-cell table:formula="of:=([.A75]-[.B75])*([.A75]-[.B75])" office:value-type="float" office:value="0.00203085422499999" calcext:value-type="float">
            <text:p>0.00203085422499999</text:p>
          </table:table-cell>
          <table:table-cell table:number-columns-repeated="2"/>
        </table:table-row>
        <table:table-row table:style-name="ro1">
          <table:table-cell office:value-type="float" office:value="0.93651" calcext:value-type="float">
            <text:p>0.93651</text:p>
          </table:table-cell>
          <table:table-cell office:value-type="float" office:value="0.928406" calcext:value-type="float">
            <text:p>0.928406</text:p>
          </table:table-cell>
          <table:table-cell table:formula="of:=[.A76]*[.A76]" office:value-type="float" office:value="0.8770509801" calcext:value-type="float">
            <text:p>0.8770509801</text:p>
          </table:table-cell>
          <table:table-cell table:formula="of:=([.A76]-[.B76])*([.A76]-[.B76])" office:value-type="float" office:value="0.000065674816" calcext:value-type="float">
            <text:p>0.000065674816</text:p>
          </table:table-cell>
          <table:table-cell table:number-columns-repeated="2"/>
        </table:table-row>
        <table:table-row table:style-name="ro1">
          <table:table-cell office:value-type="float" office:value="0.93651" calcext:value-type="float">
            <text:p>0.93651</text:p>
          </table:table-cell>
          <table:table-cell office:value-type="float" office:value="0.956327" calcext:value-type="float">
            <text:p>0.956327</text:p>
          </table:table-cell>
          <table:table-cell table:formula="of:=[.A77]*[.A77]" office:value-type="float" office:value="0.8770509801" calcext:value-type="float">
            <text:p>0.8770509801</text:p>
          </table:table-cell>
          <table:table-cell table:formula="of:=([.A77]-[.B77])*([.A77]-[.B77])" office:value-type="float" office:value="0.000392713489000003" calcext:value-type="float">
            <text:p>0.000392713489000003</text:p>
          </table:table-cell>
          <table:table-cell table:number-columns-repeated="2"/>
        </table:table-row>
        <table:table-row table:style-name="ro1">
          <table:table-cell office:value-type="float" office:value="0.955458" calcext:value-type="float">
            <text:p>0.955458</text:p>
          </table:table-cell>
          <table:table-cell office:value-type="float" office:value="0.983431" calcext:value-type="float">
            <text:p>0.983431</text:p>
          </table:table-cell>
          <table:table-cell table:formula="of:=[.A78]*[.A78]" office:value-type="float" office:value="0.912899989764" calcext:value-type="float">
            <text:p>0.912899989764</text:p>
          </table:table-cell>
          <table:table-cell table:formula="of:=([.A78]-[.B78])*([.A78]-[.B78])" office:value-type="float" office:value="0.000782488729000001" calcext:value-type="float">
            <text:p>0.000782488729000001</text:p>
          </table:table-cell>
          <table:table-cell table:number-columns-repeated="2"/>
        </table:table-row>
        <table:table-row table:style-name="ro1">
          <table:table-cell office:value-type="float" office:value="0.999988" calcext:value-type="float">
            <text:p>0.999988</text:p>
          </table:table-cell>
          <table:table-cell office:value-type="float" office:value="0.995575" calcext:value-type="float">
            <text:p>0.995575</text:p>
          </table:table-cell>
          <table:table-cell table:formula="of:=[.A79]*[.A79]" office:value-type="float" office:value="0.999976000144" calcext:value-type="float">
            <text:p>0.999976000144</text:p>
          </table:table-cell>
          <table:table-cell table:formula="of:=([.A79]-[.B79])*([.A79]-[.B79])" office:value-type="float" office:value="0.000019474569" calcext:value-type="float">
            <text:p>0.000019474569</text:p>
          </table:table-cell>
          <table:table-cell table:number-columns-repeated="2"/>
        </table:table-row>
        <table:table-row table:style-name="ro1">
          <table:table-cell office:value-type="float" office:value="0.0000219345" calcext:value-type="float">
            <text:p>0.0000219345</text:p>
          </table:table-cell>
          <table:table-cell office:value-type="float" office:value="0.00000255485" calcext:value-type="float">
            <text:p>0.00000255485</text:p>
          </table:table-cell>
          <table:table-cell table:formula="of:=[.A80]*[.A80]" office:value-type="float" office:value="0.00000000048112229025" calcext:value-type="float">
            <text:p>4.8112229025E-10</text:p>
          </table:table-cell>
          <table:table-cell table:formula="of:=([.A80]-[.B80])*([.A80]-[.B80])" office:value-type="float" office:value="0.00000000037557083412" calcext:value-type="float">
            <text:p>3.755708341225E-10</text:p>
          </table:table-cell>
          <table:table-cell table:number-columns-repeated="2"/>
        </table:table-row>
        <table:table-row table:style-name="ro1">
          <table:table-cell office:value-type="float" office:value="0.000127792" calcext:value-type="float">
            <text:p>0.000127792</text:p>
          </table:table-cell>
          <table:table-cell office:value-type="float" office:value="0.0000015056" calcext:value-type="float">
            <text:p>0.0000015056</text:p>
          </table:table-cell>
          <table:table-cell table:formula="of:=[.A81]*[.A81]" office:value-type="float" office:value="0.000000016330795264" calcext:value-type="float">
            <text:p>1.6330795264E-08</text:p>
          </table:table-cell>
          <table:table-cell table:formula="of:=([.A81]-[.B81])*([.A81]-[.B81])" office:value-type="float" office:value="0.00000001594825482496" calcext:value-type="float">
            <text:p>1.594825482496E-08</text:p>
          </table:table-cell>
          <table:table-cell table:number-columns-repeated="2"/>
        </table:table-row>
        <table:table-row table:style-name="ro1">
          <table:table-cell office:value-type="float" office:value="0.00021565" calcext:value-type="float">
            <text:p>0.00021565</text:p>
          </table:table-cell>
          <table:table-cell office:value-type="float" office:value="0.0000196703" calcext:value-type="float">
            <text:p>0.0000196703</text:p>
          </table:table-cell>
          <table:table-cell table:formula="of:=[.A82]*[.A82]" office:value-type="float" office:value="0.0000000465049225" calcext:value-type="float">
            <text:p>0.0000000465049225</text:p>
          </table:table-cell>
          <table:table-cell table:formula="of:=([.A82]-[.B82])*([.A82]-[.B82])" office:value-type="float" office:value="0.00000003840804281209" calcext:value-type="float">
            <text:p>3.840804281209E-08</text:p>
          </table:table-cell>
          <table:table-cell table:number-columns-repeated="2"/>
        </table:table-row>
        <table:table-row table:style-name="ro1">
          <table:table-cell office:value-type="float" office:value="0.0000109673" calcext:value-type="float">
            <text:p>0.0000109673</text:p>
          </table:table-cell>
          <table:table-cell office:value-type="float" office:value="0.000549645" calcext:value-type="float">
            <text:p>0.000549645</text:p>
          </table:table-cell>
          <table:table-cell table:formula="of:=[.A83]*[.A83]" office:value-type="float" office:value="0.00000000012028166929" calcext:value-type="float">
            <text:p>1.2028166929E-10</text:p>
          </table:table-cell>
          <table:table-cell table:formula="of:=([.A83]-[.B83])*([.A83]-[.B83])" office:value-type="float" office:value="0.00000029017366447729" calcext:value-type="float">
            <text:p>2.9017366447729E-07</text:p>
          </table:table-cell>
          <table:table-cell table:number-columns-repeated="2"/>
        </table:table-row>
        <table:table-row table:style-name="ro1">
          <table:table-cell office:value-type="float" office:value="0.0000817776" calcext:value-type="float">
            <text:p>0.0000817776</text:p>
          </table:table-cell>
          <table:table-cell office:value-type="float" office:value="0.000340095" calcext:value-type="float">
            <text:p>0.000340095</text:p>
          </table:table-cell>
          <table:table-cell table:formula="of:=[.A84]*[.A84]" office:value-type="float" office:value="0.00000000668757586176" calcext:value-type="float">
            <text:p>6.68757586176E-09</text:p>
          </table:table-cell>
          <table:table-cell table:formula="of:=([.A84]-[.B84])*([.A84]-[.B84])" office:value-type="float" office:value="0.00000006672787914276" calcext:value-type="float">
            <text:p>6.672787914276E-08</text:p>
          </table:table-cell>
          <table:table-cell table:number-columns-repeated="2"/>
        </table:table-row>
        <table:table-row table:style-name="ro1">
          <table:table-cell office:value-type="float" office:value="0.00000655651" calcext:value-type="float">
            <text:p>0.00000655651</text:p>
          </table:table-cell>
          <table:table-cell office:value-type="float" office:value="0.0000569299" calcext:value-type="float">
            <text:p>0.0000569299</text:p>
          </table:table-cell>
          <table:table-cell table:formula="of:=[.A85]*[.A85]" office:value-type="float" office:value="0.00000000004298782338" calcext:value-type="float">
            <text:p>4.29878233801E-11</text:p>
          </table:table-cell>
          <table:table-cell table:formula="of:=([.A85]-[.B85])*([.A85]-[.B85])" office:value-type="float" office:value="0.00000000253747842009" calcext:value-type="float">
            <text:p>2.5374784200921E-09</text:p>
          </table:table-cell>
          <table:table-cell table:number-columns-repeated="2"/>
        </table:table-row>
        <table:table-row table:style-name="ro1">
          <table:table-cell office:value-type="float" office:value="0.00000655651" calcext:value-type="float">
            <text:p>0.00000655651</text:p>
          </table:table-cell>
          <table:table-cell office:value-type="float" office:value="0.0000755975" calcext:value-type="float">
            <text:p>0.0000755975</text:p>
          </table:table-cell>
          <table:table-cell table:formula="of:=[.A86]*[.A86]" office:value-type="float" office:value="0.00000000004298782338" calcext:value-type="float">
            <text:p>4.29878233801E-11</text:p>
          </table:table-cell>
          <table:table-cell table:formula="of:=([.A86]-[.B86])*([.A86]-[.B86])" office:value-type="float" office:value="0.00000000476665830018" calcext:value-type="float">
            <text:p>4.7666583001801E-09</text:p>
          </table:table-cell>
          <table:table-cell table:number-columns-repeated="2"/>
        </table:table-row>
        <table:table-row table:style-name="ro1">
          <table:table-cell office:value-type="float" office:value="0.0000107288" calcext:value-type="float">
            <text:p>0.0000107288</text:p>
          </table:table-cell>
          <table:table-cell office:value-type="float" office:value="0.0213358" calcext:value-type="float">
            <text:p>0.0213358</text:p>
          </table:table-cell>
          <table:table-cell table:formula="of:=[.A87]*[.A87]" office:value-type="float" office:value="0.00000000011510714944" calcext:value-type="float">
            <text:p>1.1510714944E-10</text:p>
          </table:table-cell>
          <table:table-cell table:formula="of:=([.A87]-[.B87])*([.A87]-[.B87])" office:value-type="float" office:value="0.000454758661685069" calcext:value-type="float">
            <text:p>0.000454758661685069</text:p>
          </table:table-cell>
          <table:table-cell table:number-columns-repeated="2"/>
        </table:table-row>
        <table:table-row table:style-name="ro1">
          <table:table-cell office:value-type="float" office:value="0.0000460744" calcext:value-type="float">
            <text:p>0.0000460744</text:p>
          </table:table-cell>
          <table:table-cell office:value-type="float" office:value="0.00173546" calcext:value-type="float">
            <text:p>0.00173546</text:p>
          </table:table-cell>
          <table:table-cell table:formula="of:=[.A88]*[.A88]" office:value-type="float" office:value="0.00000000212285033536" calcext:value-type="float">
            <text:p>2.12285033536E-09</text:p>
          </table:table-cell>
          <table:table-cell table:formula="of:=([.A88]-[.B88])*([.A88]-[.B88])" office:value-type="float" office:value="0.00000285402370548736" calcext:value-type="float">
            <text:p>2.85402370548736E-06</text:p>
          </table:table-cell>
          <table:table-cell table:number-columns-repeated="2"/>
        </table:table-row>
        <table:table-row table:style-name="ro1">
          <table:table-cell office:value-type="float" office:value="0.00000417233" calcext:value-type="float">
            <text:p>0.00000417233</text:p>
          </table:table-cell>
          <table:table-cell office:value-type="float" office:value="0.00670154" calcext:value-type="float">
            <text:p>0.00670154</text:p>
          </table:table-cell>
          <table:table-cell table:formula="of:=[.A89]*[.A89]" office:value-type="float" office:value="0.00000000001740833763" calcext:value-type="float">
            <text:p>1.74083376289E-11</text:p>
          </table:table-cell>
          <table:table-cell table:formula="of:=([.A89]-[.B89])*([.A89]-[.B89])" office:value-type="float" office:value="0.0000448547337071612" calcext:value-type="float">
            <text:p>4.48547337071612E-05</text:p>
          </table:table-cell>
          <table:table-cell table:number-columns-repeated="2"/>
        </table:table-row>
        <table:table-row table:style-name="ro1">
          <table:table-cell office:value-type="float" office:value="0.00000417233" calcext:value-type="float">
            <text:p>0.00000417233</text:p>
          </table:table-cell>
          <table:table-cell office:value-type="float" office:value="0.00211197" calcext:value-type="float">
            <text:p>0.00211197</text:p>
          </table:table-cell>
          <table:table-cell table:formula="of:=[.A90]*[.A90]" office:value-type="float" office:value="0.00000000001740833763" calcext:value-type="float">
            <text:p>1.74083376289E-11</text:p>
          </table:table-cell>
          <table:table-cell table:formula="of:=([.A90]-[.B90])*([.A90]-[.B90])" office:value-type="float" office:value="0.00000444281101765743" calcext:value-type="float">
            <text:p>4.44281101765743E-06</text:p>
          </table:table-cell>
          <table:table-cell table:number-columns-repeated="2"/>
        </table:table-row>
        <table:table-row table:style-name="ro1">
          <table:table-cell office:value-type="float" office:value="0.00000417233" calcext:value-type="float">
            <text:p>0.00000417233</text:p>
          </table:table-cell>
          <table:table-cell office:value-type="float" office:value="0.0131053" calcext:value-type="float">
            <text:p>0.0131053</text:p>
          </table:table-cell>
          <table:table-cell table:formula="of:=[.A91]*[.A91]" office:value-type="float" office:value="0.00000000001740833763" calcext:value-type="float">
            <text:p>1.74083376289E-11</text:p>
          </table:table-cell>
          <table:table-cell table:formula="of:=([.A91]-[.B91])*([.A91]-[.B91])" office:value-type="float" office:value="0.00017163954622564" calcext:value-type="float">
            <text:p>0.00017163954622564</text:p>
          </table:table-cell>
          <table:table-cell table:number-columns-repeated="2"/>
        </table:table-row>
        <table:table-row table:style-name="ro1">
          <table:table-cell office:value-type="float" office:value="0.00000363588" calcext:value-type="float">
            <text:p>0.00000363588</text:p>
          </table:table-cell>
          <table:table-cell office:value-type="float" office:value="0.0519532" calcext:value-type="float">
            <text:p>0.0519532</text:p>
          </table:table-cell>
          <table:table-cell table:formula="of:=[.A92]*[.A92]" office:value-type="float" office:value="0.00000000001321962337" calcext:value-type="float">
            <text:p>1.32196233744E-11</text:p>
          </table:table-cell>
          <table:table-cell table:formula="of:=([.A92]-[.B92])*([.A92]-[.B92])" office:value-type="float" office:value="0.00269875721225799" calcext:value-type="float">
            <text:p>0.00269875721225799</text:p>
          </table:table-cell>
          <table:table-cell table:number-columns-repeated="2"/>
        </table:table-row>
        <table:table-row table:style-name="ro1">
          <table:table-cell office:value-type="float" office:value="0.00000435114" calcext:value-type="float">
            <text:p>0.00000435114</text:p>
          </table:table-cell>
          <table:table-cell office:value-type="float" office:value="0.0275703" calcext:value-type="float">
            <text:p>0.0275703</text:p>
          </table:table-cell>
          <table:table-cell table:formula="of:=[.A93]*[.A93]" office:value-type="float" office:value="0.0000000000189324193" calcext:value-type="float">
            <text:p>1.89324192996E-11</text:p>
          </table:table-cell>
          <table:table-cell table:formula="of:=([.A93]-[.B93])*([.A93]-[.B93])" office:value-type="float" office:value="0.000759881536552135" calcext:value-type="float">
            <text:p>0.000759881536552135</text:p>
          </table:table-cell>
          <table:table-cell table:number-columns-repeated="2"/>
        </table:table-row>
        <table:table-row table:style-name="ro1">
          <table:table-cell office:value-type="float" office:value="0.00010699" calcext:value-type="float">
            <text:p>0.00010699</text:p>
          </table:table-cell>
          <table:table-cell office:value-type="float" office:value="0.0211694" calcext:value-type="float">
            <text:p>0.0211694</text:p>
          </table:table-cell>
          <table:table-cell table:formula="of:=[.A94]*[.A94]" office:value-type="float" office:value="0.0000000114468601" calcext:value-type="float">
            <text:p>0.0000000114468601</text:p>
          </table:table-cell>
          <table:table-cell table:formula="of:=([.A94]-[.B94])*([.A94]-[.B94])" office:value-type="float" office:value="0.0004436251150081" calcext:value-type="float">
            <text:p>0.0004436251150081</text:p>
          </table:table-cell>
          <table:table-cell table:number-columns-repeated="2"/>
        </table:table-row>
        <table:table-row table:style-name="ro1">
          <table:table-cell office:value-type="float" office:value="0.000112891" calcext:value-type="float">
            <text:p>0.000112891</text:p>
          </table:table-cell>
          <table:table-cell office:value-type="float" office:value="0.0371064" calcext:value-type="float">
            <text:p>0.0371064</text:p>
          </table:table-cell>
          <table:table-cell table:formula="of:=[.A95]*[.A95]" office:value-type="float" office:value="0.000000012744377881" calcext:value-type="float">
            <text:p>1.2744377881E-08</text:p>
          </table:table-cell>
          <table:table-cell table:formula="of:=([.A95]-[.B95])*([.A95]-[.B95])" office:value-type="float" office:value="0.00136851970813308" calcext:value-type="float">
            <text:p>0.00136851970813308</text:p>
          </table:table-cell>
          <table:table-cell table:number-columns-repeated="2"/>
        </table:table-row>
        <table:table-row table:style-name="ro1">
          <table:table-cell office:value-type="float" office:value="0.0000838041" calcext:value-type="float">
            <text:p>0.0000838041</text:p>
          </table:table-cell>
          <table:table-cell office:value-type="float" office:value="0.00863283" calcext:value-type="float">
            <text:p>0.00863283</text:p>
          </table:table-cell>
          <table:table-cell table:formula="of:=[.A96]*[.A96]" office:value-type="float" office:value="0.00000000702312717681" calcext:value-type="float">
            <text:p>7.02312717681E-09</text:p>
          </table:table-cell>
          <table:table-cell table:formula="of:=([.A96]-[.B96])*([.A96]-[.B96])" office:value-type="float" office:value="0.0000730858438388708" calcext:value-type="float">
            <text:p>7.30858438388708E-05</text:p>
          </table:table-cell>
          <table:table-cell table:number-columns-repeated="2"/>
        </table:table-row>
        <table:table-row table:style-name="ro1">
          <table:table-cell office:value-type="float" office:value="0.0000723004" calcext:value-type="float">
            <text:p>0.0000723004</text:p>
          </table:table-cell>
          <table:table-cell office:value-type="float" office:value="0.0334589" calcext:value-type="float">
            <text:p>0.0334589</text:p>
          </table:table-cell>
          <table:table-cell table:formula="of:=[.A97]*[.A97]" office:value-type="float" office:value="0.00000000522734784016" calcext:value-type="float">
            <text:p>5.22734784016E-09</text:p>
          </table:table-cell>
          <table:table-cell table:formula="of:=([.A97]-[.B97])*([.A97]-[.B97])" office:value-type="float" office:value="0.00111466503285072" calcext:value-type="float">
            <text:p>0.00111466503285072</text:p>
          </table:table-cell>
          <table:table-cell table:number-columns-repeated="2"/>
        </table:table-row>
        <table:table-row table:style-name="ro1">
          <table:table-cell office:value-type="float" office:value="0.0000723004" calcext:value-type="float">
            <text:p>0.0000723004</text:p>
          </table:table-cell>
          <table:table-cell office:value-type="float" office:value="0.0175305" calcext:value-type="float">
            <text:p>0.0175305</text:p>
          </table:table-cell>
          <table:table-cell table:formula="of:=[.A98]*[.A98]" office:value-type="float" office:value="0.00000000522734784016" calcext:value-type="float">
            <text:p>5.22734784016E-09</text:p>
          </table:table-cell>
          <table:table-cell table:formula="of:=([.A98]-[.B98])*([.A98]-[.B98])" office:value-type="float" office:value="0.00030478873327344" calcext:value-type="float">
            <text:p>0.00030478873327344</text:p>
          </table:table-cell>
          <table:table-cell table:number-columns-repeated="2"/>
        </table:table-row>
        <table:table-row table:style-name="ro1">
          <table:table-cell office:value-type="float" office:value="0.0000272393" calcext:value-type="float">
            <text:p>0.0000272393</text:p>
          </table:table-cell>
          <table:table-cell office:value-type="float" office:value="0.0147136" calcext:value-type="float">
            <text:p>0.0147136</text:p>
          </table:table-cell>
          <table:table-cell table:formula="of:=[.A99]*[.A99]" office:value-type="float" office:value="0.00000000074197946449" calcext:value-type="float">
            <text:p>7.4197946449E-10</text:p>
          </table:table-cell>
          <table:table-cell table:formula="of:=([.A99]-[.B99])*([.A99]-[.B99])" office:value-type="float" office:value="0.000215689190610504" calcext:value-type="float">
            <text:p>0.000215689190610504</text:p>
          </table:table-cell>
          <table:table-cell table:number-columns-repeated="2"/>
        </table:table-row>
        <table:table-row table:style-name="ro1">
          <table:table-cell office:value-type="float" office:value="0.0000272393" calcext:value-type="float">
            <text:p>0.0000272393</text:p>
          </table:table-cell>
          <table:table-cell office:value-type="float" office:value="0.0176546" calcext:value-type="float">
            <text:p>0.0176546</text:p>
          </table:table-cell>
          <table:table-cell table:formula="of:=[.A100]*[.A100]" office:value-type="float" office:value="0.00000000074197946449" calcext:value-type="float">
            <text:p>7.4197946449E-10</text:p>
          </table:table-cell>
          <table:table-cell table:formula="of:=([.A100]-[.B100])*([.A100]-[.B100])" office:value-type="float" office:value="0.000310723845247904" calcext:value-type="float">
            <text:p>0.000310723845247904</text:p>
          </table:table-cell>
          <table:table-cell table:number-columns-repeated="2"/>
        </table:table-row>
        <table:table-row table:style-name="ro1">
          <table:table-cell office:value-type="float" office:value="0.00250876" calcext:value-type="float">
            <text:p>0.00250876</text:p>
          </table:table-cell>
          <table:table-cell office:value-type="float" office:value="0.17429" calcext:value-type="float">
            <text:p>0.17429</text:p>
          </table:table-cell>
          <table:table-cell table:formula="of:=[.A101]*[.A101]" office:value-type="float" office:value="0.0000062938767376" calcext:value-type="float">
            <text:p>0.0000062938767376</text:p>
          </table:table-cell>
          <table:table-cell table:formula="of:=([.A101]-[.B101])*([.A101]-[.B101])" office:value-type="float" office:value="0.0295087944159376" calcext:value-type="float">
            <text:p>0.0295087944159376</text:p>
          </table:table-cell>
          <table:table-cell table:number-columns-repeated="2"/>
        </table:table-row>
        <table:table-row table:style-name="ro1">
          <table:table-cell office:value-type="float" office:value="0.00250876" calcext:value-type="float">
            <text:p>0.00250876</text:p>
          </table:table-cell>
          <table:table-cell office:value-type="float" office:value="0.135846" calcext:value-type="float">
            <text:p>0.135846</text:p>
          </table:table-cell>
          <table:table-cell table:formula="of:=[.A102]*[.A102]" office:value-type="float" office:value="0.0000062938767376" calcext:value-type="float">
            <text:p>0.0000062938767376</text:p>
          </table:table-cell>
          <table:table-cell table:formula="of:=([.A102]-[.B102])*([.A102]-[.B102])" office:value-type="float" office:value="0.0177788195708176" calcext:value-type="float">
            <text:p>0.0177788195708176</text:p>
          </table:table-cell>
          <table:table-cell table:number-columns-repeated="2"/>
        </table:table-row>
        <table:table-row table:style-name="ro1">
          <table:table-cell office:value-type="float" office:value="0.00386405" calcext:value-type="float">
            <text:p>0.00386405</text:p>
          </table:table-cell>
          <table:table-cell office:value-type="float" office:value="0.141794" calcext:value-type="float">
            <text:p>0.141794</text:p>
          </table:table-cell>
          <table:table-cell table:formula="of:=[.A103]*[.A103]" office:value-type="float" office:value="0.0000149308824025" calcext:value-type="float">
            <text:p>0.0000149308824025</text:p>
          </table:table-cell>
          <table:table-cell table:formula="of:=([.A103]-[.B103])*([.A103]-[.B103])" office:value-type="float" office:value="0.0190246711070025" calcext:value-type="float">
            <text:p>0.0190246711070025</text:p>
          </table:table-cell>
          <table:table-cell table:number-columns-repeated="2"/>
        </table:table-row>
        <table:table-row table:style-name="ro1">
          <table:table-cell office:value-type="float" office:value="0.00330693" calcext:value-type="float">
            <text:p>0.00330693</text:p>
          </table:table-cell>
          <table:table-cell office:value-type="float" office:value="0.0318617" calcext:value-type="float">
            <text:p>0.0318617</text:p>
          </table:table-cell>
          <table:table-cell table:formula="of:=[.A104]*[.A104]" office:value-type="float" office:value="0.0000109357860249" calcext:value-type="float">
            <text:p>0.0000109357860249</text:p>
          </table:table-cell>
          <table:table-cell table:formula="of:=([.A104]-[.B104])*([.A104]-[.B104])" office:value-type="float" office:value="0.0008153748897529" calcext:value-type="float">
            <text:p>0.0008153748897529</text:p>
          </table:table-cell>
          <table:table-cell table:number-columns-repeated="2"/>
        </table:table-row>
        <table:table-row table:style-name="ro1">
          <table:table-cell office:value-type="float" office:value="0.00355947" calcext:value-type="float">
            <text:p>0.00355947</text:p>
          </table:table-cell>
          <table:table-cell office:value-type="float" office:value="0.131135" calcext:value-type="float">
            <text:p>0.131135</text:p>
          </table:table-cell>
          <table:table-cell table:formula="of:=[.A105]*[.A105]" office:value-type="float" office:value="0.0000126698266809" calcext:value-type="float">
            <text:p>0.0000126698266809</text:p>
          </table:table-cell>
          <table:table-cell table:formula="of:=([.A105]-[.B105])*([.A105]-[.B105])" office:value-type="float" office:value="0.0162755158547809" calcext:value-type="float">
            <text:p>0.0162755158547809</text:p>
          </table:table-cell>
          <table:table-cell table:number-columns-repeated="2"/>
        </table:table-row>
        <table:table-row table:style-name="ro1">
          <table:table-cell office:value-type="float" office:value="0.00620437" calcext:value-type="float">
            <text:p>0.00620437</text:p>
          </table:table-cell>
          <table:table-cell office:value-type="float" office:value="0.169923" calcext:value-type="float">
            <text:p>0.169923</text:p>
          </table:table-cell>
          <table:table-cell table:formula="of:=[.A106]*[.A106]" office:value-type="float" office:value="0.0000384942070969" calcext:value-type="float">
            <text:p>0.0000384942070969</text:p>
          </table:table-cell>
          <table:table-cell table:formula="of:=([.A106]-[.B106])*([.A106]-[.B106])" office:value-type="float" office:value="0.0268037898090769" calcext:value-type="float">
            <text:p>0.0268037898090769</text:p>
          </table:table-cell>
          <table:table-cell table:number-columns-repeated="2"/>
        </table:table-row>
        <table:table-row table:style-name="ro1">
          <table:table-cell office:value-type="float" office:value="0.0872734" calcext:value-type="float">
            <text:p>0.0872734</text:p>
          </table:table-cell>
          <table:table-cell office:value-type="float" office:value="0.400691" calcext:value-type="float">
            <text:p>0.400691</text:p>
          </table:table-cell>
          <table:table-cell table:formula="of:=[.A107]*[.A107]" office:value-type="float" office:value="0.00761664634756" calcext:value-type="float">
            <text:p>0.00761664634756</text:p>
          </table:table-cell>
          <table:table-cell table:formula="of:=([.A107]-[.B107])*([.A107]-[.B107])" office:value-type="float" office:value="0.09823059198976" calcext:value-type="float">
            <text:p>0.09823059198976</text:p>
          </table:table-cell>
          <table:table-cell table:number-columns-repeated="2"/>
        </table:table-row>
        <table:table-row table:style-name="ro1">
          <table:table-cell office:value-type="float" office:value="0.152391" calcext:value-type="float">
            <text:p>0.152391</text:p>
          </table:table-cell>
          <table:table-cell office:value-type="float" office:value="0.320086" calcext:value-type="float">
            <text:p>0.320086</text:p>
          </table:table-cell>
          <table:table-cell table:formula="of:=[.A108]*[.A108]" office:value-type="float" office:value="0.023223016881" calcext:value-type="float">
            <text:p>0.023223016881</text:p>
          </table:table-cell>
          <table:table-cell table:formula="of:=([.A108]-[.B108])*([.A108]-[.B108])" office:value-type="float" office:value="0.028121613025" calcext:value-type="float">
            <text:p>0.028121613025</text:p>
          </table:table-cell>
          <table:table-cell table:number-columns-repeated="2"/>
        </table:table-row>
        <table:table-row table:style-name="ro1">
          <table:table-cell office:value-type="float" office:value="0.178483" calcext:value-type="float">
            <text:p>0.178483</text:p>
          </table:table-cell>
          <table:table-cell office:value-type="float" office:value="0.404889" calcext:value-type="float">
            <text:p>0.404889</text:p>
          </table:table-cell>
          <table:table-cell table:formula="of:=[.A109]*[.A109]" office:value-type="float" office:value="0.031856181289" calcext:value-type="float">
            <text:p>0.031856181289</text:p>
          </table:table-cell>
          <table:table-cell table:formula="of:=([.A109]-[.B109])*([.A109]-[.B109])" office:value-type="float" office:value="0.051259676836" calcext:value-type="float">
            <text:p>0.051259676836</text:p>
          </table:table-cell>
          <table:table-cell table:number-columns-repeated="2"/>
        </table:table-row>
        <table:table-row table:style-name="ro1">
          <table:table-cell office:value-type="float" office:value="0.180262" calcext:value-type="float">
            <text:p>0.180262</text:p>
          </table:table-cell>
          <table:table-cell office:value-type="float" office:value="0.478775" calcext:value-type="float">
            <text:p>0.478775</text:p>
          </table:table-cell>
          <table:table-cell table:formula="of:=[.A110]*[.A110]" office:value-type="float" office:value="0.032494388644" calcext:value-type="float">
            <text:p>0.032494388644</text:p>
          </table:table-cell>
          <table:table-cell table:formula="of:=([.A110]-[.B110])*([.A110]-[.B110])" office:value-type="float" office:value="0.089110011169" calcext:value-type="float">
            <text:p>0.089110011169</text:p>
          </table:table-cell>
          <table:table-cell table:number-columns-repeated="2"/>
        </table:table-row>
        <table:table-row table:style-name="ro1">
          <table:table-cell office:value-type="float" office:value="0.223146" calcext:value-type="float">
            <text:p>0.223146</text:p>
          </table:table-cell>
          <table:table-cell office:value-type="float" office:value="0.551452" calcext:value-type="float">
            <text:p>0.551452</text:p>
          </table:table-cell>
          <table:table-cell table:formula="of:=[.A111]*[.A111]" office:value-type="float" office:value="0.049794137316" calcext:value-type="float">
            <text:p>0.049794137316</text:p>
          </table:table-cell>
          <table:table-cell table:formula="of:=([.A111]-[.B111])*([.A111]-[.B111])" office:value-type="float" office:value="0.107784829636" calcext:value-type="float">
            <text:p>0.107784829636</text:p>
          </table:table-cell>
          <table:table-cell table:number-columns-repeated="2"/>
        </table:table-row>
        <table:table-row table:style-name="ro1">
          <table:table-cell office:value-type="float" office:value="0.543011" calcext:value-type="float">
            <text:p>0.543011</text:p>
          </table:table-cell>
          <table:table-cell office:value-type="float" office:value="0.778692" calcext:value-type="float">
            <text:p>0.778692</text:p>
          </table:table-cell>
          <table:table-cell table:formula="of:=[.A112]*[.A112]" office:value-type="float" office:value="0.294860946121" calcext:value-type="float">
            <text:p>0.294860946121</text:p>
          </table:table-cell>
          <table:table-cell table:formula="of:=([.A112]-[.B112])*([.A112]-[.B112])" office:value-type="float" office:value="0.055545533761" calcext:value-type="float">
            <text:p>0.055545533761</text:p>
          </table:table-cell>
          <table:table-cell table:number-columns-repeated="2"/>
        </table:table-row>
        <table:table-row table:style-name="ro1">
          <table:table-cell office:value-type="float" office:value="0.741731" calcext:value-type="float">
            <text:p>0.741731</text:p>
          </table:table-cell>
          <table:table-cell office:value-type="float" office:value="0.81519" calcext:value-type="float">
            <text:p>0.81519</text:p>
          </table:table-cell>
          <table:table-cell table:formula="of:=[.A113]*[.A113]" office:value-type="float" office:value="0.550164876361" calcext:value-type="float">
            <text:p>0.550164876361</text:p>
          </table:table-cell>
          <table:table-cell table:formula="of:=([.A113]-[.B113])*([.A113]-[.B113])" office:value-type="float" office:value="0.00539622468099999" calcext:value-type="float">
            <text:p>0.00539622468099999</text:p>
          </table:table-cell>
          <table:table-cell table:number-columns-repeated="2"/>
        </table:table-row>
        <table:table-row table:style-name="ro1">
          <table:table-cell office:value-type="float" office:value="0.741731" calcext:value-type="float">
            <text:p>0.741731</text:p>
          </table:table-cell>
          <table:table-cell office:value-type="float" office:value="0.879988" calcext:value-type="float">
            <text:p>0.879988</text:p>
          </table:table-cell>
          <table:table-cell table:formula="of:=[.A114]*[.A114]" office:value-type="float" office:value="0.550164876361" calcext:value-type="float">
            <text:p>0.550164876361</text:p>
          </table:table-cell>
          <table:table-cell table:formula="of:=([.A114]-[.B114])*([.A114]-[.B114])" office:value-type="float" office:value="0.019114998049" calcext:value-type="float">
            <text:p>0.019114998049</text:p>
          </table:table-cell>
          <table:table-cell table:number-columns-repeated="2"/>
        </table:table-row>
        <table:table-row table:style-name="ro1">
          <table:table-cell office:value-type="float" office:value="0.839116" calcext:value-type="float">
            <text:p>0.839116</text:p>
          </table:table-cell>
          <table:table-cell office:value-type="float" office:value="0.933675" calcext:value-type="float">
            <text:p>0.933675</text:p>
          </table:table-cell>
          <table:table-cell table:formula="of:=[.A115]*[.A115]" office:value-type="float" office:value="0.704115661456" calcext:value-type="float">
            <text:p>0.704115661456</text:p>
          </table:table-cell>
          <table:table-cell table:formula="of:=([.A115]-[.B115])*([.A115]-[.B115])" office:value-type="float" office:value="0.00894140448100001" calcext:value-type="float">
            <text:p>0.00894140448100001</text:p>
          </table:table-cell>
          <table:table-cell table:number-columns-repeated="2"/>
        </table:table-row>
        <table:table-row table:style-name="ro1">
          <table:table-cell office:value-type="float" office:value="0.972714" calcext:value-type="float">
            <text:p>0.972714</text:p>
          </table:table-cell>
          <table:table-cell office:value-type="float" office:value="0.943906" calcext:value-type="float">
            <text:p>0.943906</text:p>
          </table:table-cell>
          <table:table-cell table:formula="of:=[.A116]*[.A116]" office:value-type="float" office:value="0.946172525796" calcext:value-type="float">
            <text:p>0.946172525796</text:p>
          </table:table-cell>
          <table:table-cell table:formula="of:=([.A116]-[.B116])*([.A116]-[.B116])" office:value-type="float" office:value="0.000829900863999997" calcext:value-type="float">
            <text:p>0.000829900863999997</text:p>
          </table:table-cell>
          <table:table-cell table:number-columns-repeated="2"/>
        </table:table-row>
        <table:table-row table:style-name="ro1">
          <table:table-cell office:value-type="float" office:value="0.972714" calcext:value-type="float">
            <text:p>0.972714</text:p>
          </table:table-cell>
          <table:table-cell office:value-type="float" office:value="0.996694" calcext:value-type="float">
            <text:p>0.996694</text:p>
          </table:table-cell>
          <table:table-cell table:formula="of:=[.A117]*[.A117]" office:value-type="float" office:value="0.946172525796" calcext:value-type="float">
            <text:p>0.946172525796</text:p>
          </table:table-cell>
          <table:table-cell table:formula="of:=([.A117]-[.B117])*([.A117]-[.B117])" office:value-type="float" office:value="0.0005750404" calcext:value-type="float">
            <text:p>0.0005750404</text:p>
          </table:table-cell>
          <table:table-cell table:number-columns-repeated="2"/>
        </table:table-row>
        <table:table-row table:style-name="ro1">
          <table:table-cell office:value-type="float" office:value="0.994741" calcext:value-type="float">
            <text:p>0.994741</text:p>
          </table:table-cell>
          <table:table-cell office:value-type="float" office:value="0.99942" calcext:value-type="float">
            <text:p>0.99942</text:p>
          </table:table-cell>
          <table:table-cell table:formula="of:=[.A118]*[.A118]" office:value-type="float" office:value="0.989509657081" calcext:value-type="float">
            <text:p>0.989509657081</text:p>
          </table:table-cell>
          <table:table-cell table:formula="of:=([.A118]-[.B118])*([.A118]-[.B118])" office:value-type="float" office:value="0.0000218930409999999" calcext:value-type="float">
            <text:p>2.18930409999999E-05</text:p>
          </table:table-cell>
          <table:table-cell table:number-columns-repeated="2"/>
        </table:table-row>
        <table:table-row table:style-name="ro1">
          <table:table-cell office:value-type="float" office:value="0.0000135899" calcext:value-type="float">
            <text:p>0.0000135899</text:p>
          </table:table-cell>
          <table:table-cell office:value-type="float" office:value="0.000000188809" calcext:value-type="float">
            <text:p>0.000000188809</text:p>
          </table:table-cell>
          <table:table-cell table:formula="of:=[.A119]*[.A119]" office:value-type="float" office:value="0.00000000018468538201" calcext:value-type="float">
            <text:p>1.8468538201E-10</text:p>
          </table:table-cell>
          <table:table-cell table:formula="of:=([.A119]-[.B119])*([.A119]-[.B119])" office:value-type="float" office:value="0.00000000017958923999" calcext:value-type="float">
            <text:p>1.79589239990281E-10</text:p>
          </table:table-cell>
          <table:table-cell table:number-columns-repeated="2"/>
        </table:table-row>
        <table:table-row table:style-name="ro1">
          <table:table-cell office:value-type="float" office:value="0.00000357628" calcext:value-type="float">
            <text:p>0.00000357628</text:p>
          </table:table-cell>
          <table:table-cell office:value-type="float" office:value="0.000109327" calcext:value-type="float">
            <text:p>0.000109327</text:p>
          </table:table-cell>
          <table:table-cell table:formula="of:=[.A120]*[.A120]" office:value-type="float" office:value="0.00000000001278977864" calcext:value-type="float">
            <text:p>1.27897786384E-11</text:p>
          </table:table-cell>
          <table:table-cell table:formula="of:=([.A120]-[.B120])*([.A120]-[.B120])" office:value-type="float" office:value="0.00000001118321478052" calcext:value-type="float">
            <text:p>1.11832147805184E-08</text:p>
          </table:table-cell>
          <table:table-cell table:number-columns-repeated="2"/>
        </table:table-row>
        <table:table-row table:style-name="ro1">
          <table:table-cell office:value-type="float" office:value="0.0000217557" calcext:value-type="float">
            <text:p>0.0000217557</text:p>
          </table:table-cell>
          <table:table-cell office:value-type="float" office:value="0.0009042" calcext:value-type="float">
            <text:p>0.0009042</text:p>
          </table:table-cell>
          <table:table-cell table:formula="of:=[.A121]*[.A121]" office:value-type="float" office:value="0.00000000047331048249" calcext:value-type="float">
            <text:p>4.7331048249E-10</text:p>
          </table:table-cell>
          <table:table-cell table:formula="of:=([.A121]-[.B121])*([.A121]-[.B121])" office:value-type="float" office:value="0.00000077870794260249" calcext:value-type="float">
            <text:p>7.7870794260249E-07</text:p>
          </table:table-cell>
          <table:table-cell table:number-columns-repeated="2"/>
        </table:table-row>
        <table:table-row table:style-name="ro1">
          <table:table-cell office:value-type="float" office:value="0.0000216365" calcext:value-type="float">
            <text:p>0.0000216365</text:p>
          </table:table-cell>
          <table:table-cell office:value-type="float" office:value="0.00266554" calcext:value-type="float">
            <text:p>0.00266554</text:p>
          </table:table-cell>
          <table:table-cell table:formula="of:=[.A122]*[.A122]" office:value-type="float" office:value="0.00000000046813813225" calcext:value-type="float">
            <text:p>4.6813813225E-10</text:p>
          </table:table-cell>
          <table:table-cell table:formula="of:=([.A122]-[.B122])*([.A122]-[.B122])" office:value-type="float" office:value="0.00000699022571731225" calcext:value-type="float">
            <text:p>6.99022571731225E-06</text:p>
          </table:table-cell>
          <table:table-cell table:number-columns-repeated="2"/>
        </table:table-row>
        <table:table-row table:style-name="ro1">
          <table:table-cell office:value-type="float" office:value="0.00000339746" calcext:value-type="float">
            <text:p>0.00000339746</text:p>
          </table:table-cell>
          <table:table-cell office:value-type="float" office:value="0.000550337" calcext:value-type="float">
            <text:p>0.000550337</text:p>
          </table:table-cell>
          <table:table-cell table:formula="of:=[.A123]*[.A123]" office:value-type="float" office:value="0.00000000001154273445" calcext:value-type="float">
            <text:p>1.15427344516E-11</text:p>
          </table:table-cell>
          <table:table-cell table:formula="of:=([.A123]-[.B123])*([.A123]-[.B123])" office:value-type="float" office:value="0.00000029914286041541" calcext:value-type="float">
            <text:p>2.99142860415412E-07</text:p>
          </table:table-cell>
          <table:table-cell table:number-columns-repeated="2"/>
        </table:table-row>
        <table:table-row table:style-name="ro1">
          <table:table-cell office:value-type="float" office:value="0.00000435114" calcext:value-type="float">
            <text:p>0.00000435114</text:p>
          </table:table-cell>
          <table:table-cell office:value-type="float" office:value="0.000307001" calcext:value-type="float">
            <text:p>0.000307001</text:p>
          </table:table-cell>
          <table:table-cell table:formula="of:=[.A124]*[.A124]" office:value-type="float" office:value="0.0000000000189324193" calcext:value-type="float">
            <text:p>1.89324192996E-11</text:p>
          </table:table-cell>
          <table:table-cell table:formula="of:=([.A124]-[.B124])*([.A124]-[.B124])" office:value-type="float" office:value="0.00000009159693775802" calcext:value-type="float">
            <text:p>9.15969377580196E-08</text:p>
          </table:table-cell>
          <table:table-cell table:number-columns-repeated="2"/>
        </table:table-row>
        <table:table-row table:style-name="ro1">
          <table:table-cell office:value-type="float" office:value="0.000107169" calcext:value-type="float">
            <text:p>0.000107169</text:p>
          </table:table-cell>
          <table:table-cell office:value-type="float" office:value="0.0000977915" calcext:value-type="float">
            <text:p>0.0000977915</text:p>
          </table:table-cell>
          <table:table-cell table:formula="of:=[.A125]*[.A125]" office:value-type="float" office:value="0.000000011485194561" calcext:value-type="float">
            <text:p>1.1485194561E-08</text:p>
          </table:table-cell>
          <table:table-cell table:formula="of:=([.A125]-[.B125])*([.A125]-[.B125])" office:value-type="float" office:value="0.00000000008793750625" calcext:value-type="float">
            <text:p>8.79375062500002E-11</text:p>
          </table:table-cell>
          <table:table-cell table:number-columns-repeated="2"/>
        </table:table-row>
        <table:table-row table:style-name="ro1">
          <table:table-cell office:value-type="float" office:value="0.000202835" calcext:value-type="float">
            <text:p>0.000202835</text:p>
          </table:table-cell>
          <table:table-cell office:value-type="float" office:value="0.00373529" calcext:value-type="float">
            <text:p>0.00373529</text:p>
          </table:table-cell>
          <table:table-cell table:formula="of:=[.A126]*[.A126]" office:value-type="float" office:value="0.000000041142037225" calcext:value-type="float">
            <text:p>4.1142037225E-08</text:p>
          </table:table-cell>
          <table:table-cell table:formula="of:=([.A126]-[.B126])*([.A126]-[.B126])" office:value-type="float" office:value="0.000012478238327025" calcext:value-type="float">
            <text:p>1.2478238327025E-05</text:p>
          </table:table-cell>
          <table:table-cell table:number-columns-repeated="2"/>
        </table:table-row>
        <table:table-row table:style-name="ro1">
          <table:table-cell office:value-type="float" office:value="0.000634611" calcext:value-type="float">
            <text:p>0.000634611</text:p>
          </table:table-cell>
          <table:table-cell office:value-type="float" office:value="0.00474697" calcext:value-type="float">
            <text:p>0.00474697</text:p>
          </table:table-cell>
          <table:table-cell table:formula="of:=[.A127]*[.A127]" office:value-type="float" office:value="0.000000402731121321" calcext:value-type="float">
            <text:p>4.02731121321E-07</text:p>
          </table:table-cell>
          <table:table-cell table:formula="of:=([.A127]-[.B127])*([.A127]-[.B127])" office:value-type="float" office:value="0.000016911496544881" calcext:value-type="float">
            <text:p>1.6911496544881E-05</text:p>
          </table:table-cell>
          <table:table-cell table:number-columns-repeated="2"/>
        </table:table-row>
        <table:table-row table:style-name="ro1">
          <table:table-cell office:value-type="float" office:value="0.00139946" calcext:value-type="float">
            <text:p>0.00139946</text:p>
          </table:table-cell>
          <table:table-cell office:value-type="float" office:value="0.0628086" calcext:value-type="float">
            <text:p>0.0628086</text:p>
          </table:table-cell>
          <table:table-cell table:formula="of:=[.A128]*[.A128]" office:value-type="float" office:value="0.0000019584882916" calcext:value-type="float">
            <text:p>0.0000019584882916</text:p>
          </table:table-cell>
          <table:table-cell table:formula="of:=([.A128]-[.B128])*([.A128]-[.B128])" office:value-type="float" office:value="0.0037710824755396" calcext:value-type="float">
            <text:p>0.0037710824755396</text:p>
          </table:table-cell>
          <table:table-cell table:number-columns-repeated="2"/>
        </table:table-row>
        <table:table-row table:style-name="ro1">
          <table:table-cell office:value-type="float" office:value="0.000131965" calcext:value-type="float">
            <text:p>0.000131965</text:p>
          </table:table-cell>
          <table:table-cell office:value-type="float" office:value="0.00656419" calcext:value-type="float">
            <text:p>0.00656419</text:p>
          </table:table-cell>
          <table:table-cell table:formula="of:=[.A129]*[.A129]" office:value-type="float" office:value="0.000000017414761225" calcext:value-type="float">
            <text:p>1.7414761225E-08</text:p>
          </table:table-cell>
          <table:table-cell table:formula="of:=([.A129]-[.B129])*([.A129]-[.B129])" office:value-type="float" office:value="0.000041373518450625" calcext:value-type="float">
            <text:p>4.1373518450625E-05</text:p>
          </table:table-cell>
          <table:table-cell table:number-columns-repeated="2"/>
        </table:table-row>
        <table:table-row table:style-name="ro1">
          <table:table-cell office:value-type="float" office:value="0.0000212789" calcext:value-type="float">
            <text:p>0.0000212789</text:p>
          </table:table-cell>
          <table:table-cell office:value-type="float" office:value="0.00521441" calcext:value-type="float">
            <text:p>0.00521441</text:p>
          </table:table-cell>
          <table:table-cell table:formula="of:=[.A130]*[.A130]" office:value-type="float" office:value="0.00000000045279158521" calcext:value-type="float">
            <text:p>4.5279158521E-10</text:p>
          </table:table-cell>
          <table:table-cell table:formula="of:=([.A130]-[.B130])*([.A130]-[.B130])" office:value-type="float" office:value="0.0000269686106217872" calcext:value-type="float">
            <text:p>2.69686106217872E-05</text:p>
          </table:table-cell>
          <table:table-cell table:number-columns-repeated="2"/>
        </table:table-row>
        <table:table-row table:style-name="ro1">
          <table:table-cell office:value-type="float" office:value="0.00000524521" calcext:value-type="float">
            <text:p>0.00000524521</text:p>
          </table:table-cell>
          <table:table-cell office:value-type="float" office:value="0.114762" calcext:value-type="float">
            <text:p>0.114762</text:p>
          </table:table-cell>
          <table:table-cell table:formula="of:=[.A131]*[.A131]" office:value-type="float" office:value="0.00000000002751222794" calcext:value-type="float">
            <text:p>2.75122279441E-11</text:p>
          </table:table-cell>
          <table:table-cell table:formula="of:=([.A131]-[.B131])*([.A131]-[.B131])" office:value-type="float" office:value="0.0131691127699322" calcext:value-type="float">
            <text:p>0.0131691127699322</text:p>
          </table:table-cell>
          <table:table-cell table:number-columns-repeated="2"/>
        </table:table-row>
        <table:table-row table:style-name="ro1">
          <table:table-cell office:value-type="float" office:value="0.00792325" calcext:value-type="float">
            <text:p>0.00792325</text:p>
          </table:table-cell>
          <table:table-cell office:value-type="float" office:value="0.147681" calcext:value-type="float">
            <text:p>0.147681</text:p>
          </table:table-cell>
          <table:table-cell table:formula="of:=[.A132]*[.A132]" office:value-type="float" office:value="0.0000627778905625" calcext:value-type="float">
            <text:p>0.0000627778905625</text:p>
          </table:table-cell>
          <table:table-cell table:formula="of:=([.A132]-[.B132])*([.A132]-[.B132])" office:value-type="float" office:value="0.0195322286850625" calcext:value-type="float">
            <text:p>0.0195322286850625</text:p>
          </table:table-cell>
          <table:table-cell table:number-columns-repeated="2"/>
        </table:table-row>
        <table:table-row table:style-name="ro1">
          <table:table-cell office:value-type="float" office:value="0.00792325" calcext:value-type="float">
            <text:p>0.00792325</text:p>
          </table:table-cell>
          <table:table-cell office:value-type="float" office:value="0.134796" calcext:value-type="float">
            <text:p>0.134796</text:p>
          </table:table-cell>
          <table:table-cell table:formula="of:=[.A133]*[.A133]" office:value-type="float" office:value="0.0000627778905625" calcext:value-type="float">
            <text:p>0.0000627778905625</text:p>
          </table:table-cell>
          <table:table-cell table:formula="of:=([.A133]-[.B133])*([.A133]-[.B133])" office:value-type="float" office:value="0.0160966946925625" calcext:value-type="float">
            <text:p>0.0160966946925625</text:p>
          </table:table-cell>
          <table:table-cell table:number-columns-repeated="2"/>
        </table:table-row>
        <table:table-row table:style-name="ro1">
          <table:table-cell office:value-type="float" office:value="0.00261337" calcext:value-type="float">
            <text:p>0.00261337</text:p>
          </table:table-cell>
          <table:table-cell office:value-type="float" office:value="0.112182" calcext:value-type="float">
            <text:p>0.112182</text:p>
          </table:table-cell>
          <table:table-cell table:formula="of:=[.A134]*[.A134]" office:value-type="float" office:value="0.0000068297027569" calcext:value-type="float">
            <text:p>0.0000068297027569</text:p>
          </table:table-cell>
          <table:table-cell table:formula="of:=([.A134]-[.B134])*([.A134]-[.B134])" office:value-type="float" office:value="0.0120052846800769" calcext:value-type="float">
            <text:p>0.0120052846800769</text:p>
          </table:table-cell>
          <table:table-cell table:number-columns-repeated="2"/>
        </table:table-row>
        <table:table-row table:style-name="ro1">
          <table:table-cell office:value-type="float" office:value="0.00357097" calcext:value-type="float">
            <text:p>0.00357097</text:p>
          </table:table-cell>
          <table:table-cell office:value-type="float" office:value="0.0159975" calcext:value-type="float">
            <text:p>0.0159975</text:p>
          </table:table-cell>
          <table:table-cell table:formula="of:=[.A135]*[.A135]" office:value-type="float" office:value="0.0000127518267409" calcext:value-type="float">
            <text:p>0.0000127518267409</text:p>
          </table:table-cell>
          <table:table-cell table:formula="of:=([.A135]-[.B135])*([.A135]-[.B135])" office:value-type="float" office:value="0.0001544186478409" calcext:value-type="float">
            <text:p>0.0001544186478409</text:p>
          </table:table-cell>
          <table:table-cell table:number-columns-repeated="2"/>
        </table:table-row>
        <table:table-row table:style-name="ro1">
          <table:table-cell office:value-type="float" office:value="0.00552034" calcext:value-type="float">
            <text:p>0.00552034</text:p>
          </table:table-cell>
          <table:table-cell office:value-type="float" office:value="0.219791" calcext:value-type="float">
            <text:p>0.219791</text:p>
          </table:table-cell>
          <table:table-cell table:formula="of:=[.A136]*[.A136]" office:value-type="float" office:value="0.0000304741537156" calcext:value-type="float">
            <text:p>0.0000304741537156</text:p>
          </table:table-cell>
          <table:table-cell table:formula="of:=([.A136]-[.B136])*([.A136]-[.B136])" office:value-type="float" office:value="0.0459119157368356" calcext:value-type="float">
            <text:p>0.0459119157368356</text:p>
          </table:table-cell>
          <table:table-cell table:number-columns-repeated="2"/>
        </table:table-row>
        <table:table-row table:style-name="ro1">
          <table:table-cell office:value-type="float" office:value="0.0173512" calcext:value-type="float">
            <text:p>0.0173512</text:p>
          </table:table-cell>
          <table:table-cell office:value-type="float" office:value="0.194278" calcext:value-type="float">
            <text:p>0.194278</text:p>
          </table:table-cell>
          <table:table-cell table:formula="of:=[.A137]*[.A137]" office:value-type="float" office:value="0.00030106414144" calcext:value-type="float">
            <text:p>0.00030106414144</text:p>
          </table:table-cell>
          <table:table-cell table:formula="of:=([.A137]-[.B137])*([.A137]-[.B137])" office:value-type="float" office:value="0.03130309255824" calcext:value-type="float">
            <text:p>0.03130309255824</text:p>
          </table:table-cell>
          <table:table-cell table:number-columns-repeated="2"/>
        </table:table-row>
        <table:table-row table:style-name="ro1">
          <table:table-cell office:value-type="float" office:value="0.0155654" calcext:value-type="float">
            <text:p>0.0155654</text:p>
          </table:table-cell>
          <table:table-cell office:value-type="float" office:value="0.15962" calcext:value-type="float">
            <text:p>0.15962</text:p>
          </table:table-cell>
          <table:table-cell table:formula="of:=[.A138]*[.A138]" office:value-type="float" office:value="0.00024228167716" calcext:value-type="float">
            <text:p>0.00024228167716</text:p>
          </table:table-cell>
          <table:table-cell table:formula="of:=([.A138]-[.B138])*([.A138]-[.B138])" office:value-type="float" office:value="0.02075172778116" calcext:value-type="float">
            <text:p>0.02075172778116</text:p>
          </table:table-cell>
          <table:table-cell table:number-columns-repeated="2"/>
        </table:table-row>
        <table:table-row table:style-name="ro1">
          <table:table-cell office:value-type="float" office:value="0.0155654" calcext:value-type="float">
            <text:p>0.0155654</text:p>
          </table:table-cell>
          <table:table-cell office:value-type="float" office:value="0.200249" calcext:value-type="float">
            <text:p>0.200249</text:p>
          </table:table-cell>
          <table:table-cell table:formula="of:=[.A139]*[.A139]" office:value-type="float" office:value="0.00024228167716" calcext:value-type="float">
            <text:p>0.00024228167716</text:p>
          </table:table-cell>
          <table:table-cell table:formula="of:=([.A139]-[.B139])*([.A139]-[.B139])" office:value-type="float" office:value="0.03410803210896" calcext:value-type="float">
            <text:p>0.03410803210896</text:p>
          </table:table-cell>
          <table:table-cell table:number-columns-repeated="2"/>
        </table:table-row>
        <table:table-row table:style-name="ro1">
          <table:table-cell office:value-type="float" office:value="0.0242692" calcext:value-type="float">
            <text:p>0.0242692</text:p>
          </table:table-cell>
          <table:table-cell office:value-type="float" office:value="0.299376" calcext:value-type="float">
            <text:p>0.299376</text:p>
          </table:table-cell>
          <table:table-cell table:formula="of:=[.A140]*[.A140]" office:value-type="float" office:value="0.00058899406864" calcext:value-type="float">
            <text:p>0.00058899406864</text:p>
          </table:table-cell>
          <table:table-cell table:formula="of:=([.A140]-[.B140])*([.A140]-[.B140])" office:value-type="float" office:value="0.07568375140624" calcext:value-type="float">
            <text:p>0.07568375140624</text:p>
          </table:table-cell>
          <table:table-cell table:number-columns-repeated="2"/>
        </table:table-row>
        <table:table-row table:style-name="ro1">
          <table:table-cell office:value-type="float" office:value="0.0622261" calcext:value-type="float">
            <text:p>0.0622261</text:p>
          </table:table-cell>
          <table:table-cell office:value-type="float" office:value="0.285136" calcext:value-type="float">
            <text:p>0.285136</text:p>
          </table:table-cell>
          <table:table-cell table:formula="of:=[.A141]*[.A141]" office:value-type="float" office:value="0.00387208752121" calcext:value-type="float">
            <text:p>0.00387208752121</text:p>
          </table:table-cell>
          <table:table-cell table:formula="of:=([.A141]-[.B141])*([.A141]-[.B141])" office:value-type="float" office:value="0.04968882351801" calcext:value-type="float">
            <text:p>0.04968882351801</text:p>
          </table:table-cell>
          <table:table-cell table:number-columns-repeated="2"/>
        </table:table-row>
        <table:table-row table:style-name="ro1">
          <table:table-cell office:value-type="float" office:value="0.0622261" calcext:value-type="float">
            <text:p>0.0622261</text:p>
          </table:table-cell>
          <table:table-cell office:value-type="float" office:value="0.307897" calcext:value-type="float">
            <text:p>0.307897</text:p>
          </table:table-cell>
          <table:table-cell table:formula="of:=[.A142]*[.A142]" office:value-type="float" office:value="0.00387208752121" calcext:value-type="float">
            <text:p>0.00387208752121</text:p>
          </table:table-cell>
          <table:table-cell table:formula="of:=([.A142]-[.B142])*([.A142]-[.B142])" office:value-type="float" office:value="0.06035419110681" calcext:value-type="float">
            <text:p>0.06035419110681</text:p>
          </table:table-cell>
          <table:table-cell table:number-columns-repeated="2"/>
        </table:table-row>
        <table:table-row table:style-name="ro1">
          <table:table-cell office:value-type="float" office:value="0.114442" calcext:value-type="float">
            <text:p>0.114442</text:p>
          </table:table-cell>
          <table:table-cell office:value-type="float" office:value="0.248729" calcext:value-type="float">
            <text:p>0.248729</text:p>
          </table:table-cell>
          <table:table-cell table:formula="of:=[.A143]*[.A143]" office:value-type="float" office:value="0.013096971364" calcext:value-type="float">
            <text:p>0.013096971364</text:p>
          </table:table-cell>
          <table:table-cell table:formula="of:=([.A143]-[.B143])*([.A143]-[.B143])" office:value-type="float" office:value="0.018032998369" calcext:value-type="float">
            <text:p>0.018032998369</text:p>
          </table:table-cell>
          <table:table-cell table:number-columns-repeated="2"/>
        </table:table-row>
        <table:table-row table:style-name="ro1">
          <table:table-cell office:value-type="float" office:value="0.150639" calcext:value-type="float">
            <text:p>0.150639</text:p>
          </table:table-cell>
          <table:table-cell office:value-type="float" office:value="0.3292" calcext:value-type="float">
            <text:p>0.3292</text:p>
          </table:table-cell>
          <table:table-cell table:formula="of:=[.A144]*[.A144]" office:value-type="float" office:value="0.022692108321" calcext:value-type="float">
            <text:p>0.022692108321</text:p>
          </table:table-cell>
          <table:table-cell table:formula="of:=([.A144]-[.B144])*([.A144]-[.B144])" office:value-type="float" office:value="0.031884030721" calcext:value-type="float">
            <text:p>0.031884030721</text:p>
          </table:table-cell>
          <table:table-cell table:number-columns-repeated="2"/>
        </table:table-row>
        <table:table-row table:style-name="ro1">
          <table:table-cell office:value-type="float" office:value="0.373969" calcext:value-type="float">
            <text:p>0.373969</text:p>
          </table:table-cell>
          <table:table-cell office:value-type="float" office:value="0.4595" calcext:value-type="float">
            <text:p>0.4595</text:p>
          </table:table-cell>
          <table:table-cell table:formula="of:=[.A145]*[.A145]" office:value-type="float" office:value="0.139852812961" calcext:value-type="float">
            <text:p>0.139852812961</text:p>
          </table:table-cell>
          <table:table-cell table:formula="of:=([.A145]-[.B145])*([.A145]-[.B145])" office:value-type="float" office:value="0.007315551961" calcext:value-type="float">
            <text:p>0.007315551961</text:p>
          </table:table-cell>
          <table:table-cell table:number-columns-repeated="2"/>
        </table:table-row>
        <table:table-row table:style-name="ro1">
          <table:table-cell office:value-type="float" office:value="0.52689" calcext:value-type="float">
            <text:p>0.52689</text:p>
          </table:table-cell>
          <table:table-cell office:value-type="float" office:value="0.464048" calcext:value-type="float">
            <text:p>0.464048</text:p>
          </table:table-cell>
          <table:table-cell table:formula="of:=[.A146]*[.A146]" office:value-type="float" office:value="0.2776130721" calcext:value-type="float">
            <text:p>0.2776130721</text:p>
          </table:table-cell>
          <table:table-cell table:formula="of:=([.A146]-[.B146])*([.A146]-[.B146])" office:value-type="float" office:value="0.00394911696399999" calcext:value-type="float">
            <text:p>0.00394911696399999</text:p>
          </table:table-cell>
          <table:table-cell table:number-columns-repeated="2"/>
        </table:table-row>
        <table:table-row table:style-name="ro1">
          <table:table-cell office:value-type="float" office:value="0.69241" calcext:value-type="float">
            <text:p>0.69241</text:p>
          </table:table-cell>
          <table:table-cell office:value-type="float" office:value="0.581386" calcext:value-type="float">
            <text:p>0.581386</text:p>
          </table:table-cell>
          <table:table-cell table:formula="of:=[.A147]*[.A147]" office:value-type="float" office:value="0.4794316081" calcext:value-type="float">
            <text:p>0.4794316081</text:p>
          </table:table-cell>
          <table:table-cell table:formula="of:=([.A147]-[.B147])*([.A147]-[.B147])" office:value-type="float" office:value="0.012326328576" calcext:value-type="float">
            <text:p>0.012326328576</text:p>
          </table:table-cell>
          <table:table-cell table:number-columns-repeated="2"/>
        </table:table-row>
        <table:table-row table:style-name="ro1">
          <table:table-cell office:value-type="float" office:value="0.692409" calcext:value-type="float">
            <text:p>0.692409</text:p>
          </table:table-cell>
          <table:table-cell office:value-type="float" office:value="0.605951" calcext:value-type="float">
            <text:p>0.605951</text:p>
          </table:table-cell>
          <table:table-cell table:formula="of:=[.A148]*[.A148]" office:value-type="float" office:value="0.479430223281" calcext:value-type="float">
            <text:p>0.479430223281</text:p>
          </table:table-cell>
          <table:table-cell table:formula="of:=([.A148]-[.B148])*([.A148]-[.B148])" office:value-type="float" office:value="0.00747498576400001" calcext:value-type="float">
            <text:p>0.00747498576400001</text:p>
          </table:table-cell>
          <table:table-cell table:number-columns-repeated="2"/>
        </table:table-row>
        <table:table-row table:style-name="ro1">
          <table:table-cell office:value-type="float" office:value="0.692409" calcext:value-type="float">
            <text:p>0.692409</text:p>
          </table:table-cell>
          <table:table-cell office:value-type="float" office:value="0.65858" calcext:value-type="float">
            <text:p>0.65858</text:p>
          </table:table-cell>
          <table:table-cell table:formula="of:=[.A149]*[.A149]" office:value-type="float" office:value="0.479430223281" calcext:value-type="float">
            <text:p>0.479430223281</text:p>
          </table:table-cell>
          <table:table-cell table:formula="of:=([.A149]-[.B149])*([.A149]-[.B149])" office:value-type="float" office:value="0.001144401241" calcext:value-type="float">
            <text:p>0.001144401241</text:p>
          </table:table-cell>
          <table:table-cell table:number-columns-repeated="2"/>
        </table:table-row>
        <table:table-row table:style-name="ro1">
          <table:table-cell office:value-type="float" office:value="0.69241" calcext:value-type="float">
            <text:p>0.69241</text:p>
          </table:table-cell>
          <table:table-cell office:value-type="float" office:value="0.76348" calcext:value-type="float">
            <text:p>0.76348</text:p>
          </table:table-cell>
          <table:table-cell table:formula="of:=[.A150]*[.A150]" office:value-type="float" office:value="0.4794316081" calcext:value-type="float">
            <text:p>0.4794316081</text:p>
          </table:table-cell>
          <table:table-cell table:formula="of:=([.A150]-[.B150])*([.A150]-[.B150])" office:value-type="float" office:value="0.00505094490000001" calcext:value-type="float">
            <text:p>0.00505094490000001</text:p>
          </table:table-cell>
          <table:table-cell table:number-columns-repeated="2"/>
        </table:table-row>
        <table:table-row table:style-name="ro1">
          <table:table-cell office:value-type="float" office:value="0.69241" calcext:value-type="float">
            <text:p>0.69241</text:p>
          </table:table-cell>
          <table:table-cell office:value-type="float" office:value="0.79983" calcext:value-type="float">
            <text:p>0.79983</text:p>
          </table:table-cell>
          <table:table-cell table:formula="of:=[.A151]*[.A151]" office:value-type="float" office:value="0.4794316081" calcext:value-type="float">
            <text:p>0.4794316081</text:p>
          </table:table-cell>
          <table:table-cell table:formula="of:=([.A151]-[.B151])*([.A151]-[.B151])" office:value-type="float" office:value="0.0115390564" calcext:value-type="float">
            <text:p>0.0115390564</text:p>
          </table:table-cell>
          <table:table-cell table:number-columns-repeated="2"/>
        </table:table-row>
        <table:table-row table:style-name="ro1">
          <table:table-cell office:value-type="float" office:value="0.995444" calcext:value-type="float">
            <text:p>0.995444</text:p>
          </table:table-cell>
          <table:table-cell office:value-type="float" office:value="0.854137" calcext:value-type="float">
            <text:p>0.854137</text:p>
          </table:table-cell>
          <table:table-cell table:formula="of:=[.A152]*[.A152]" office:value-type="float" office:value="0.990908757136" calcext:value-type="float">
            <text:p>0.990908757136</text:p>
          </table:table-cell>
          <table:table-cell table:formula="of:=([.A152]-[.B152])*([.A152]-[.B152])" office:value-type="float" office:value="0.019967668249" calcext:value-type="float">
            <text:p>0.019967668249</text:p>
          </table:table-cell>
          <table:table-cell table:number-columns-repeated="2"/>
        </table:table-row>
        <table:table-row table:style-name="ro1">
          <table:table-cell office:value-type="float" office:value="0.995444" calcext:value-type="float">
            <text:p>0.995444</text:p>
          </table:table-cell>
          <table:table-cell office:value-type="float" office:value="0.894164" calcext:value-type="float">
            <text:p>0.894164</text:p>
          </table:table-cell>
          <table:table-cell table:formula="of:=[.A153]*[.A153]" office:value-type="float" office:value="0.990908757136" calcext:value-type="float">
            <text:p>0.990908757136</text:p>
          </table:table-cell>
          <table:table-cell table:formula="of:=([.A153]-[.B153])*([.A153]-[.B153])" office:value-type="float" office:value="0.0102576384" calcext:value-type="float">
            <text:p>0.0102576384</text:p>
          </table:table-cell>
          <table:table-cell table:number-columns-repeated="2"/>
        </table:table-row>
        <table:table-row table:style-name="ro1">
          <table:table-cell office:value-type="float" office:value="0.995443" calcext:value-type="float">
            <text:p>0.995443</text:p>
          </table:table-cell>
          <table:table-cell office:value-type="float" office:value="0.941456" calcext:value-type="float">
            <text:p>0.941456</text:p>
          </table:table-cell>
          <table:table-cell table:formula="of:=[.A154]*[.A154]" office:value-type="float" office:value="0.990906766249" calcext:value-type="float">
            <text:p>0.990906766249</text:p>
          </table:table-cell>
          <table:table-cell table:formula="of:=([.A154]-[.B154])*([.A154]-[.B154])" office:value-type="float" office:value="0.002914596169" calcext:value-type="float">
            <text:p>0.002914596169</text:p>
          </table:table-cell>
          <table:table-cell table:number-columns-repeated="2"/>
        </table:table-row>
        <table:table-row table:style-name="ro1">
          <table:table-cell office:value-type="float" office:value="0.995443" calcext:value-type="float">
            <text:p>0.995443</text:p>
          </table:table-cell>
          <table:table-cell office:value-type="float" office:value="0.96977" calcext:value-type="float">
            <text:p>0.96977</text:p>
          </table:table-cell>
          <table:table-cell table:formula="of:=[.A155]*[.A155]" office:value-type="float" office:value="0.990906766249" calcext:value-type="float">
            <text:p>0.990906766249</text:p>
          </table:table-cell>
          <table:table-cell table:formula="of:=([.A155]-[.B155])*([.A155]-[.B155])" office:value-type="float" office:value="0.000659102928999997" calcext:value-type="float">
            <text:p>0.000659102928999997</text:p>
          </table:table-cell>
          <table:table-cell table:number-columns-repeated="2"/>
        </table:table-row>
        <table:table-row table:style-name="ro1">
          <table:table-cell office:value-type="float" office:value="0.995443" calcext:value-type="float">
            <text:p>0.995443</text:p>
          </table:table-cell>
          <table:table-cell office:value-type="float" office:value="0.997713" calcext:value-type="float">
            <text:p>0.997713</text:p>
          </table:table-cell>
          <table:table-cell table:formula="of:=[.A156]*[.A156]" office:value-type="float" office:value="0.990906766249" calcext:value-type="float">
            <text:p>0.990906766249</text:p>
          </table:table-cell>
          <table:table-cell table:formula="of:=([.A156]-[.B156])*([.A156]-[.B156])" office:value-type="float" office:value="0.00000515289999999997" calcext:value-type="float">
            <text:p>5.15289999999997E-06</text:p>
          </table:table-cell>
          <table:table-cell table:number-columns-repeated="2"/>
        </table:table-row>
        <table:table-row table:style-name="ro1">
          <table:table-cell office:value-type="float" office:value="0.995443" calcext:value-type="float">
            <text:p>0.995443</text:p>
          </table:table-cell>
          <table:table-cell office:value-type="float" office:value="0.999517" calcext:value-type="float">
            <text:p>0.999517</text:p>
          </table:table-cell>
          <table:table-cell table:formula="of:=[.A157]*[.A157]" office:value-type="float" office:value="0.990906766249" calcext:value-type="float">
            <text:p>0.990906766249</text:p>
          </table:table-cell>
          <table:table-cell table:formula="of:=([.A157]-[.B157])*([.A157]-[.B157])" office:value-type="float" office:value="0.0000165974760000002" calcext:value-type="float">
            <text:p>1.65974760000002E-05</text:p>
          </table:table-cell>
          <table:table-cell table:number-columns-repeated="2"/>
        </table:table-row>
        <table:table-row table:style-name="ro1">
          <table:table-cell office:value-type="float" office:value="0.000005126" calcext:value-type="float">
            <text:p>0.000005126</text:p>
          </table:table-cell>
          <table:table-cell office:value-type="float" office:value="0.0000029997" calcext:value-type="float">
            <text:p>0.0000029997</text:p>
          </table:table-cell>
          <table:table-cell table:formula="of:=[.A158]*[.A158]" office:value-type="float" office:value="0.000000000026275876" calcext:value-type="float">
            <text:p>2.6275876E-11</text:p>
          </table:table-cell>
          <table:table-cell table:formula="of:=([.A158]-[.B158])*([.A158]-[.B158])" office:value-type="float" office:value="0.00000000000452115169" calcext:value-type="float">
            <text:p>4.52115169E-12</text:p>
          </table:table-cell>
          <table:table-cell table:number-columns-repeated="2"/>
        </table:table-row>
        <table:table-row table:style-name="ro1">
          <table:table-cell office:value-type="float" office:value="0.000005126" calcext:value-type="float">
            <text:p>0.000005126</text:p>
          </table:table-cell>
          <table:table-cell office:value-type="float" office:value="0.00178855" calcext:value-type="float">
            <text:p>0.00178855</text:p>
          </table:table-cell>
          <table:table-cell table:formula="of:=[.A159]*[.A159]" office:value-type="float" office:value="0.000000000026275876" calcext:value-type="float">
            <text:p>2.6275876E-11</text:p>
          </table:table-cell>
          <table:table-cell table:formula="of:=([.A159]-[.B159])*([.A159]-[.B159])" office:value-type="float" office:value="0.000003180601163776" calcext:value-type="float">
            <text:p>3.180601163776E-06</text:p>
          </table:table-cell>
          <table:table-cell table:number-columns-repeated="2"/>
        </table:table-row>
        <table:table-row table:style-name="ro1">
          <table:table-cell office:value-type="float" office:value="0.000101089" calcext:value-type="float">
            <text:p>0.000101089</text:p>
          </table:table-cell>
          <table:table-cell office:value-type="float" office:value="0.00588557" calcext:value-type="float">
            <text:p>0.00588557</text:p>
          </table:table-cell>
          <table:table-cell table:formula="of:=[.A160]*[.A160]" office:value-type="float" office:value="0.000000010218985921" calcext:value-type="float">
            <text:p>1.0218985921E-08</text:p>
          </table:table-cell>
          <table:table-cell table:formula="of:=([.A160]-[.B160])*([.A160]-[.B160])" office:value-type="float" office:value="0.000033460220439361" calcext:value-type="float">
            <text:p>3.3460220439361E-05</text:p>
          </table:table-cell>
          <table:table-cell table:number-columns-repeated="2"/>
        </table:table-row>
        <table:table-row table:style-name="ro1">
          <table:table-cell office:value-type="float" office:value="0.000276208" calcext:value-type="float">
            <text:p>0.000276208</text:p>
          </table:table-cell>
          <table:table-cell office:value-type="float" office:value="0.000391724" calcext:value-type="float">
            <text:p>0.000391724</text:p>
          </table:table-cell>
          <table:table-cell table:formula="of:=[.A161]*[.A161]" office:value-type="float" office:value="0.000000076290859264" calcext:value-type="float">
            <text:p>7.6290859264E-08</text:p>
          </table:table-cell>
          <table:table-cell table:formula="of:=([.A161]-[.B161])*([.A161]-[.B161])" office:value-type="float" office:value="0.000000013343946256" calcext:value-type="float">
            <text:p>1.3343946256E-08</text:p>
          </table:table-cell>
          <table:table-cell table:number-columns-repeated="2"/>
        </table:table-row>
        <table:table-row table:style-name="ro1">
          <table:table-cell office:value-type="float" office:value="0.000276208" calcext:value-type="float">
            <text:p>0.000276208</text:p>
          </table:table-cell>
          <table:table-cell office:value-type="float" office:value="0.000153274" calcext:value-type="float">
            <text:p>0.000153274</text:p>
          </table:table-cell>
          <table:table-cell table:formula="of:=[.A162]*[.A162]" office:value-type="float" office:value="0.000000076290859264" calcext:value-type="float">
            <text:p>7.6290859264E-08</text:p>
          </table:table-cell>
          <table:table-cell table:formula="of:=([.A162]-[.B162])*([.A162]-[.B162])" office:value-type="float" office:value="0.000000015112768356" calcext:value-type="float">
            <text:p>1.5112768356E-08</text:p>
          </table:table-cell>
          <table:table-cell table:number-columns-repeated="2"/>
        </table:table-row>
        <table:table-row table:style-name="ro1">
          <table:table-cell office:value-type="float" office:value="0.0000321269" calcext:value-type="float">
            <text:p>0.0000321269</text:p>
          </table:table-cell>
          <table:table-cell office:value-type="float" office:value="0.0108336" calcext:value-type="float">
            <text:p>0.0108336</text:p>
          </table:table-cell>
          <table:table-cell table:formula="of:=[.A163]*[.A163]" office:value-type="float" office:value="0.00000000103213770361" calcext:value-type="float">
            <text:p>1.03213770361E-09</text:p>
          </table:table-cell>
          <table:table-cell table:formula="of:=([.A163]-[.B163])*([.A163]-[.B163])" office:value-type="float" office:value="0.000116671821130024" calcext:value-type="float">
            <text:p>0.000116671821130024</text:p>
          </table:table-cell>
          <table:table-cell table:number-columns-repeated="2"/>
        </table:table-row>
        <table:table-row table:style-name="ro1">
          <table:table-cell office:value-type="float" office:value="0.0000321269" calcext:value-type="float">
            <text:p>0.0000321269</text:p>
          </table:table-cell>
          <table:table-cell office:value-type="float" office:value="0.0143859" calcext:value-type="float">
            <text:p>0.0143859</text:p>
          </table:table-cell>
          <table:table-cell table:formula="of:=[.A164]*[.A164]" office:value-type="float" office:value="0.00000000103213770361" calcext:value-type="float">
            <text:p>1.03213770361E-09</text:p>
          </table:table-cell>
          <table:table-cell table:formula="of:=([.A164]-[.B164])*([.A164]-[.B164])" office:value-type="float" office:value="0.000206030802206284" calcext:value-type="float">
            <text:p>0.000206030802206284</text:p>
          </table:table-cell>
          <table:table-cell table:number-columns-repeated="2"/>
        </table:table-row>
        <table:table-row table:style-name="ro1">
          <table:table-cell office:value-type="float" office:value="0.0000321269" calcext:value-type="float">
            <text:p>0.0000321269</text:p>
          </table:table-cell>
          <table:table-cell office:value-type="float" office:value="0.017729" calcext:value-type="float">
            <text:p>0.017729</text:p>
          </table:table-cell>
          <table:table-cell table:formula="of:=[.A165]*[.A165]" office:value-type="float" office:value="0.00000000103213770361" calcext:value-type="float">
            <text:p>1.03213770361E-09</text:p>
          </table:table-cell>
          <table:table-cell table:formula="of:=([.A165]-[.B165])*([.A165]-[.B165])" office:value-type="float" office:value="0.000313179317517504" calcext:value-type="float">
            <text:p>0.000313179317517504</text:p>
          </table:table-cell>
          <table:table-cell table:number-columns-repeated="2"/>
        </table:table-row>
        <table:table-row table:style-name="ro1">
          <table:table-cell office:value-type="float" office:value="0.0000533462" calcext:value-type="float">
            <text:p>0.0000533462</text:p>
          </table:table-cell>
          <table:table-cell office:value-type="float" office:value="0.0291992" calcext:value-type="float">
            <text:p>0.0291992</text:p>
          </table:table-cell>
          <table:table-cell table:formula="of:=[.A166]*[.A166]" office:value-type="float" office:value="0.00000000284581705444" calcext:value-type="float">
            <text:p>2.84581705444E-09</text:p>
          </table:table-cell>
          <table:table-cell table:formula="of:=([.A166]-[.B166])*([.A166]-[.B166])" office:value-type="float" office:value="0.000849480793730975" calcext:value-type="float">
            <text:p>0.000849480793730975</text:p>
          </table:table-cell>
          <table:table-cell table:number-columns-repeated="2"/>
        </table:table-row>
        <table:table-row table:style-name="ro1">
          <table:table-cell office:value-type="float" office:value="0.000186324" calcext:value-type="float">
            <text:p>0.000186324</text:p>
          </table:table-cell>
          <table:table-cell office:value-type="float" office:value="0.00443567" calcext:value-type="float">
            <text:p>0.00443567</text:p>
          </table:table-cell>
          <table:table-cell table:formula="of:=[.A167]*[.A167]" office:value-type="float" office:value="0.000000034716632976" calcext:value-type="float">
            <text:p>3.4716632976E-08</text:p>
          </table:table-cell>
          <table:table-cell table:formula="of:=([.A167]-[.B167])*([.A167]-[.B167])" office:value-type="float" office:value="0.000018056941427716" calcext:value-type="float">
            <text:p>1.8056941427716E-05</text:p>
          </table:table-cell>
          <table:table-cell table:number-columns-repeated="2"/>
        </table:table-row>
        <table:table-row table:style-name="ro1">
          <table:table-cell office:value-type="float" office:value="0.0000119209" calcext:value-type="float">
            <text:p>0.0000119209</text:p>
          </table:table-cell>
          <table:table-cell office:value-type="float" office:value="0.00341863" calcext:value-type="float">
            <text:p>0.00341863</text:p>
          </table:table-cell>
          <table:table-cell table:formula="of:=[.A168]*[.A168]" office:value-type="float" office:value="0.00000000014210785681" calcext:value-type="float">
            <text:p>1.4210785681E-10</text:p>
          </table:table-cell>
          <table:table-cell table:formula="of:=([.A168]-[.B168])*([.A168]-[.B168])" office:value-type="float" office:value="0.0000116056668920228" calcext:value-type="float">
            <text:p>1.16056668920228E-05</text:p>
          </table:table-cell>
          <table:table-cell table:number-columns-repeated="2"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0308735" calcext:value-type="float">
            <text:p>0.00308735</text:p>
          </table:table-cell>
          <table:table-cell table:formula="of:=[.A169]*[.A169]" office:value-type="float" office:value="0.00000000000028777002" calcext:value-type="float">
            <text:p>2.87770019364E-13</text:p>
          </table:table-cell>
          <table:table-cell table:formula="of:=([.A169]-[.B169])*([.A169]-[.B169])" office:value-type="float" office:value="0.00000952841794185262" calcext:value-type="float">
            <text:p>9.52841794185262E-06</text:p>
          </table:table-cell>
          <table:table-cell table:number-columns-repeated="2"/>
        </table:table-row>
        <table:table-row table:style-name="ro1">
          <table:table-cell office:value-type="float" office:value="0.00000166893" calcext:value-type="float">
            <text:p>0.00000166893</text:p>
          </table:table-cell>
          <table:table-cell office:value-type="float" office:value="0.0123206" calcext:value-type="float">
            <text:p>0.0123206</text:p>
          </table:table-cell>
          <table:table-cell table:formula="of:=[.A170]*[.A170]" office:value-type="float" office:value="0.00000000000278532734" calcext:value-type="float">
            <text:p>2.7853273449E-12</text:p>
          </table:table-cell>
          <table:table-cell table:formula="of:=([.A170]-[.B170])*([.A170]-[.B170])" office:value-type="float" office:value="0.000151756062707411" calcext:value-type="float">
            <text:p>0.000151756062707411</text:p>
          </table:table-cell>
          <table:table-cell table:number-columns-repeated="2"/>
        </table:table-row>
        <table:table-row table:style-name="ro1">
          <table:table-cell office:value-type="float" office:value="0.0000269413" calcext:value-type="float">
            <text:p>0.0000269413</text:p>
          </table:table-cell>
          <table:table-cell office:value-type="float" office:value="0.110618" calcext:value-type="float">
            <text:p>0.110618</text:p>
          </table:table-cell>
          <table:table-cell table:formula="of:=[.A171]*[.A171]" office:value-type="float" office:value="0.00000000072583364569" calcext:value-type="float">
            <text:p>7.2583364569E-10</text:p>
          </table:table-cell>
          <table:table-cell table:formula="of:=([.A171]-[.B171])*([.A171]-[.B171])" office:value-type="float" office:value="0.0122303822643868" calcext:value-type="float">
            <text:p>0.0122303822643868</text:p>
          </table:table-cell>
          <table:table-cell table:number-columns-repeated="2"/>
        </table:table-row>
        <table:table-row table:style-name="ro1">
          <table:table-cell office:value-type="float" office:value="0.00000524521" calcext:value-type="float">
            <text:p>0.00000524521</text:p>
          </table:table-cell>
          <table:table-cell office:value-type="float" office:value="0.00332003" calcext:value-type="float">
            <text:p>0.00332003</text:p>
          </table:table-cell>
          <table:table-cell table:formula="of:=[.A172]*[.A172]" office:value-type="float" office:value="0.00000000002751222794" calcext:value-type="float">
            <text:p>2.75122279441E-11</text:p>
          </table:table-cell>
          <table:table-cell table:formula="of:=([.A172]-[.B172])*([.A172]-[.B172])" office:value-type="float" office:value="0.0000109877982040153" calcext:value-type="float">
            <text:p>1.09877982040153E-05</text:p>
          </table:table-cell>
          <table:table-cell table:number-columns-repeated="2"/>
        </table:table-row>
        <table:table-row table:style-name="ro1">
          <table:table-cell office:value-type="float" office:value="0.0000755191" calcext:value-type="float">
            <text:p>0.0000755191</text:p>
          </table:table-cell>
          <table:table-cell office:value-type="float" office:value="0.000787434" calcext:value-type="float">
            <text:p>0.000787434</text:p>
          </table:table-cell>
          <table:table-cell table:formula="of:=[.A173]*[.A173]" office:value-type="float" office:value="0.00000000570313446481" calcext:value-type="float">
            <text:p>5.70313446481E-09</text:p>
          </table:table-cell>
          <table:table-cell table:formula="of:=([.A173]-[.B173])*([.A173]-[.B173])" office:value-type="float" office:value="0.00000050682282484201" calcext:value-type="float">
            <text:p>5.0682282484201E-07</text:p>
          </table:table-cell>
          <table:table-cell table:number-columns-repeated="2"/>
        </table:table-row>
        <table:table-row table:style-name="ro1">
          <table:table-cell office:value-type="float" office:value="0.0000755191" calcext:value-type="float">
            <text:p>0.0000755191</text:p>
          </table:table-cell>
          <table:table-cell office:value-type="float" office:value="0.12298" calcext:value-type="float">
            <text:p>0.12298</text:p>
          </table:table-cell>
          <table:table-cell table:formula="of:=[.A174]*[.A174]" office:value-type="float" office:value="0.00000000570313446481" calcext:value-type="float">
            <text:p>5.70313446481E-09</text:p>
          </table:table-cell>
          <table:table-cell table:formula="of:=([.A174]-[.B174])*([.A174]-[.B174])" office:value-type="float" office:value="0.0151055114252985" calcext:value-type="float">
            <text:p>0.0151055114252985</text:p>
          </table:table-cell>
          <table:table-cell table:number-columns-repeated="2"/>
        </table:table-row>
        <table:table-row table:style-name="ro1">
          <table:table-cell office:value-type="float" office:value="0.0000272989" calcext:value-type="float">
            <text:p>0.0000272989</text:p>
          </table:table-cell>
          <table:table-cell office:value-type="float" office:value="0.00766412" calcext:value-type="float">
            <text:p>0.00766412</text:p>
          </table:table-cell>
          <table:table-cell table:formula="of:=[.A175]*[.A175]" office:value-type="float" office:value="0.00000000074522994121" calcext:value-type="float">
            <text:p>7.4522994121E-10</text:p>
          </table:table-cell>
          <table:table-cell table:formula="of:=([.A175]-[.B175])*([.A175]-[.B175])" office:value-type="float" office:value="0.0000583210365134052" calcext:value-type="float">
            <text:p>5.83210365134052E-05</text:p>
          </table:table-cell>
          <table:table-cell table:number-columns-repeated="2"/>
        </table:table-row>
        <table:table-row table:style-name="ro1">
          <table:table-cell office:value-type="float" office:value="0.000825942" calcext:value-type="float">
            <text:p>0.000825942</text:p>
          </table:table-cell>
          <table:table-cell office:value-type="float" office:value="0.00255588" calcext:value-type="float">
            <text:p>0.00255588</text:p>
          </table:table-cell>
          <table:table-cell table:formula="of:=[.A176]*[.A176]" office:value-type="float" office:value="0.000000682180187364" calcext:value-type="float">
            <text:p>6.82180187364E-07</text:p>
          </table:table-cell>
          <table:table-cell table:formula="of:=([.A176]-[.B176])*([.A176]-[.B176])" office:value-type="float" office:value="0.000002992685483844" calcext:value-type="float">
            <text:p>2.992685483844E-06</text:p>
          </table:table-cell>
          <table:table-cell table:number-columns-repeated="2"/>
        </table:table-row>
        <table:table-row table:style-name="ro1">
          <table:table-cell office:value-type="float" office:value="0.0111222" calcext:value-type="float">
            <text:p>0.0111222</text:p>
          </table:table-cell>
          <table:table-cell office:value-type="float" office:value="0.0071129" calcext:value-type="float">
            <text:p>0.0071129</text:p>
          </table:table-cell>
          <table:table-cell table:formula="of:=[.A177]*[.A177]" office:value-type="float" office:value="0.00012370333284" calcext:value-type="float">
            <text:p>0.00012370333284</text:p>
          </table:table-cell>
          <table:table-cell table:formula="of:=([.A177]-[.B177])*([.A177]-[.B177])" office:value-type="float" office:value="0.00001607448649" calcext:value-type="float">
            <text:p>0.00001607448649</text:p>
          </table:table-cell>
          <table:table-cell table:number-columns-repeated="2"/>
        </table:table-row>
        <table:table-row table:style-name="ro1">
          <table:table-cell office:value-type="float" office:value="0.0111222" calcext:value-type="float">
            <text:p>0.0111222</text:p>
          </table:table-cell>
          <table:table-cell office:value-type="float" office:value="0.00895951" calcext:value-type="float">
            <text:p>0.00895951</text:p>
          </table:table-cell>
          <table:table-cell table:formula="of:=[.A178]*[.A178]" office:value-type="float" office:value="0.00012370333284" calcext:value-type="float">
            <text:p>0.00012370333284</text:p>
          </table:table-cell>
          <table:table-cell table:formula="of:=([.A178]-[.B178])*([.A178]-[.B178])" office:value-type="float" office:value="0.0000046772280361" calcext:value-type="float">
            <text:p>0.0000046772280361</text:p>
          </table:table-cell>
          <table:table-cell table:number-columns-repeated="2"/>
        </table:table-row>
        <table:table-row table:style-name="ro1">
          <table:table-cell office:value-type="float" office:value="0.0215462" calcext:value-type="float">
            <text:p>0.0215462</text:p>
          </table:table-cell>
          <table:table-cell office:value-type="float" office:value="0.28976" calcext:value-type="float">
            <text:p>0.28976</text:p>
          </table:table-cell>
          <table:table-cell table:formula="of:=[.A179]*[.A179]" office:value-type="float" office:value="0.00046423873444" calcext:value-type="float">
            <text:p>0.00046423873444</text:p>
          </table:table-cell>
          <table:table-cell table:formula="of:=([.A179]-[.B179])*([.A179]-[.B179])" office:value-type="float" office:value="0.07193864251044" calcext:value-type="float">
            <text:p>0.07193864251044</text:p>
          </table:table-cell>
          <table:table-cell table:number-columns-repeated="2"/>
        </table:table-row>
        <table:table-row table:style-name="ro1">
          <table:table-cell office:value-type="float" office:value="0.0178638" calcext:value-type="float">
            <text:p>0.0178638</text:p>
          </table:table-cell>
          <table:table-cell office:value-type="float" office:value="0.11257" calcext:value-type="float">
            <text:p>0.11257</text:p>
          </table:table-cell>
          <table:table-cell table:formula="of:=[.A180]*[.A180]" office:value-type="float" office:value="0.00031911535044" calcext:value-type="float">
            <text:p>0.00031911535044</text:p>
          </table:table-cell>
          <table:table-cell table:formula="of:=([.A180]-[.B180])*([.A180]-[.B180])" office:value-type="float" office:value="0.00896926431844" calcext:value-type="float">
            <text:p>0.00896926431844</text:p>
          </table:table-cell>
          <table:table-cell table:number-columns-repeated="2"/>
        </table:table-row>
        <table:table-row table:style-name="ro1">
          <table:table-cell office:value-type="float" office:value="0.0526083" calcext:value-type="float">
            <text:p>0.0526083</text:p>
          </table:table-cell>
          <table:table-cell office:value-type="float" office:value="0.169877" calcext:value-type="float">
            <text:p>0.169877</text:p>
          </table:table-cell>
          <table:table-cell table:formula="of:=[.A181]*[.A181]" office:value-type="float" office:value="0.00276763322889" calcext:value-type="float">
            <text:p>0.00276763322889</text:p>
          </table:table-cell>
          <table:table-cell table:formula="of:=([.A181]-[.B181])*([.A181]-[.B181])" office:value-type="float" office:value="0.01375194799969" calcext:value-type="float">
            <text:p>0.01375194799969</text:p>
          </table:table-cell>
          <table:table-cell table:number-columns-repeated="2"/>
        </table:table-row>
        <table:table-row table:style-name="ro1">
          <table:table-cell office:value-type="float" office:value="0.0591238" calcext:value-type="float">
            <text:p>0.0591238</text:p>
          </table:table-cell>
          <table:table-cell office:value-type="float" office:value="0.116225" calcext:value-type="float">
            <text:p>0.116225</text:p>
          </table:table-cell>
          <table:table-cell table:formula="of:=[.A182]*[.A182]" office:value-type="float" office:value="0.00349562372644" calcext:value-type="float">
            <text:p>0.00349562372644</text:p>
          </table:table-cell>
          <table:table-cell table:formula="of:=([.A182]-[.B182])*([.A182]-[.B182])" office:value-type="float" office:value="0.00326054704144" calcext:value-type="float">
            <text:p>0.00326054704144</text:p>
          </table:table-cell>
          <table:table-cell table:number-columns-repeated="2"/>
        </table:table-row>
        <table:table-row table:style-name="ro1">
          <table:table-cell office:value-type="float" office:value="0.14014" calcext:value-type="float">
            <text:p>0.14014</text:p>
          </table:table-cell>
          <table:table-cell office:value-type="float" office:value="0.0880668" calcext:value-type="float">
            <text:p>0.0880668</text:p>
          </table:table-cell>
          <table:table-cell table:formula="of:=[.A183]*[.A183]" office:value-type="float" office:value="0.0196392196" calcext:value-type="float">
            <text:p>0.0196392196</text:p>
          </table:table-cell>
          <table:table-cell table:formula="of:=([.A183]-[.B183])*([.A183]-[.B183])" office:value-type="float" office:value="0.00271161815824" calcext:value-type="float">
            <text:p>0.00271161815824</text:p>
          </table:table-cell>
          <table:table-cell table:number-columns-repeated="2"/>
        </table:table-row>
        <table:table-row table:style-name="ro1">
          <table:table-cell office:value-type="float" office:value="0.14014" calcext:value-type="float">
            <text:p>0.14014</text:p>
          </table:table-cell>
          <table:table-cell office:value-type="float" office:value="0.0914339" calcext:value-type="float">
            <text:p>0.0914339</text:p>
          </table:table-cell>
          <table:table-cell table:formula="of:=[.A184]*[.A184]" office:value-type="float" office:value="0.0196392196" calcext:value-type="float">
            <text:p>0.0196392196</text:p>
          </table:table-cell>
          <table:table-cell table:formula="of:=([.A184]-[.B184])*([.A184]-[.B184])" office:value-type="float" office:value="0.00237228417721" calcext:value-type="float">
            <text:p>0.00237228417721</text:p>
          </table:table-cell>
          <table:table-cell table:number-columns-repeated="2"/>
        </table:table-row>
        <table:table-row table:style-name="ro1">
          <table:table-cell office:value-type="float" office:value="0.226637" calcext:value-type="float">
            <text:p>0.226637</text:p>
          </table:table-cell>
          <table:table-cell office:value-type="float" office:value="0.190199" calcext:value-type="float">
            <text:p>0.190199</text:p>
          </table:table-cell>
          <table:table-cell table:formula="of:=[.A185]*[.A185]" office:value-type="float" office:value="0.051364329769" calcext:value-type="float">
            <text:p>0.051364329769</text:p>
          </table:table-cell>
          <table:table-cell table:formula="of:=([.A185]-[.B185])*([.A185]-[.B185])" office:value-type="float" office:value="0.001327727844" calcext:value-type="float">
            <text:p>0.001327727844</text:p>
          </table:table-cell>
          <table:table-cell table:number-columns-repeated="2"/>
        </table:table-row>
        <table:table-row table:style-name="ro1">
          <table:table-cell office:value-type="float" office:value="0.226637" calcext:value-type="float">
            <text:p>0.226637</text:p>
          </table:table-cell>
          <table:table-cell office:value-type="float" office:value="0.374145" calcext:value-type="float">
            <text:p>0.374145</text:p>
          </table:table-cell>
          <table:table-cell table:formula="of:=[.A186]*[.A186]" office:value-type="float" office:value="0.051364329769" calcext:value-type="float">
            <text:p>0.051364329769</text:p>
          </table:table-cell>
          <table:table-cell table:formula="of:=([.A186]-[.B186])*([.A186]-[.B186])" office:value-type="float" office:value="0.021758610064" calcext:value-type="float">
            <text:p>0.021758610064</text:p>
          </table:table-cell>
          <table:table-cell table:number-columns-repeated="2"/>
        </table:table-row>
        <table:table-row table:style-name="ro1">
          <table:table-cell office:value-type="float" office:value="0.587682" calcext:value-type="float">
            <text:p>0.587682</text:p>
          </table:table-cell>
          <table:table-cell office:value-type="float" office:value="0.500818" calcext:value-type="float">
            <text:p>0.500818</text:p>
          </table:table-cell>
          <table:table-cell table:formula="of:=[.A187]*[.A187]" office:value-type="float" office:value="0.345370133124" calcext:value-type="float">
            <text:p>0.345370133124</text:p>
          </table:table-cell>
          <table:table-cell table:formula="of:=([.A187]-[.B187])*([.A187]-[.B187])" office:value-type="float" office:value="0.00754535449600001" calcext:value-type="float">
            <text:p>0.00754535449600001</text:p>
          </table:table-cell>
          <table:table-cell table:number-columns-repeated="2"/>
        </table:table-row>
        <table:table-row table:style-name="ro1">
          <table:table-cell office:value-type="float" office:value="0.808714" calcext:value-type="float">
            <text:p>0.808714</text:p>
          </table:table-cell>
          <table:table-cell office:value-type="float" office:value="0.522991" calcext:value-type="float">
            <text:p>0.522991</text:p>
          </table:table-cell>
          <table:table-cell table:formula="of:=[.A188]*[.A188]" office:value-type="float" office:value="0.654018333796" calcext:value-type="float">
            <text:p>0.654018333796</text:p>
          </table:table-cell>
          <table:table-cell table:formula="of:=([.A188]-[.B188])*([.A188]-[.B188])" office:value-type="float" office:value="0.081637632729" calcext:value-type="float">
            <text:p>0.081637632729</text:p>
          </table:table-cell>
          <table:table-cell table:number-columns-repeated="2"/>
        </table:table-row>
        <table:table-row table:style-name="ro1">
          <table:table-cell office:value-type="float" office:value="0.808714" calcext:value-type="float">
            <text:p>0.808714</text:p>
          </table:table-cell>
          <table:table-cell office:value-type="float" office:value="0.738996" calcext:value-type="float">
            <text:p>0.738996</text:p>
          </table:table-cell>
          <table:table-cell table:formula="of:=[.A189]*[.A189]" office:value-type="float" office:value="0.654018333796" calcext:value-type="float">
            <text:p>0.654018333796</text:p>
          </table:table-cell>
          <table:table-cell table:formula="of:=([.A189]-[.B189])*([.A189]-[.B189])" office:value-type="float" office:value="0.00486059952400001" calcext:value-type="float">
            <text:p>0.00486059952400001</text:p>
          </table:table-cell>
          <table:table-cell table:number-columns-repeated="2"/>
        </table:table-row>
        <table:table-row table:style-name="ro1">
          <table:table-cell office:value-type="float" office:value="0.808714" calcext:value-type="float">
            <text:p>0.808714</text:p>
          </table:table-cell>
          <table:table-cell office:value-type="float" office:value="0.774181" calcext:value-type="float">
            <text:p>0.774181</text:p>
          </table:table-cell>
          <table:table-cell table:formula="of:=[.A190]*[.A190]" office:value-type="float" office:value="0.654018333796" calcext:value-type="float">
            <text:p>0.654018333796</text:p>
          </table:table-cell>
          <table:table-cell table:formula="of:=([.A190]-[.B190])*([.A190]-[.B190])" office:value-type="float" office:value="0.001192528089" calcext:value-type="float">
            <text:p>0.001192528089</text:p>
          </table:table-cell>
          <table:table-cell table:number-columns-repeated="2"/>
        </table:table-row>
        <table:table-row table:style-name="ro1">
          <table:table-cell office:value-type="float" office:value="0.895862" calcext:value-type="float">
            <text:p>0.895862</text:p>
          </table:table-cell>
          <table:table-cell office:value-type="float" office:value="0.811584" calcext:value-type="float">
            <text:p>0.811584</text:p>
          </table:table-cell>
          <table:table-cell table:formula="of:=[.A191]*[.A191]" office:value-type="float" office:value="0.802568723044" calcext:value-type="float">
            <text:p>0.802568723044</text:p>
          </table:table-cell>
          <table:table-cell table:formula="of:=([.A191]-[.B191])*([.A191]-[.B191])" office:value-type="float" office:value="0.00710278128400001" calcext:value-type="float">
            <text:p>0.00710278128400001</text:p>
          </table:table-cell>
          <table:table-cell table:number-columns-repeated="2"/>
        </table:table-row>
        <table:table-row table:style-name="ro1">
          <table:table-cell office:value-type="float" office:value="0.895862" calcext:value-type="float">
            <text:p>0.895862</text:p>
          </table:table-cell>
          <table:table-cell office:value-type="float" office:value="0.849617" calcext:value-type="float">
            <text:p>0.849617</text:p>
          </table:table-cell>
          <table:table-cell table:formula="of:=[.A192]*[.A192]" office:value-type="float" office:value="0.802568723044" calcext:value-type="float">
            <text:p>0.802568723044</text:p>
          </table:table-cell>
          <table:table-cell table:formula="of:=([.A192]-[.B192])*([.A192]-[.B192])" office:value-type="float" office:value="0.00213860002500001" calcext:value-type="float">
            <text:p>0.00213860002500001</text:p>
          </table:table-cell>
          <table:table-cell table:number-columns-repeated="2"/>
        </table:table-row>
        <table:table-row table:style-name="ro1">
          <table:table-cell office:value-type="float" office:value="0.895863" calcext:value-type="float">
            <text:p>0.895863</text:p>
          </table:table-cell>
          <table:table-cell office:value-type="float" office:value="0.920114" calcext:value-type="float">
            <text:p>0.920114</text:p>
          </table:table-cell>
          <table:table-cell table:formula="of:=[.A193]*[.A193]" office:value-type="float" office:value="0.802570514769" calcext:value-type="float">
            <text:p>0.802570514769</text:p>
          </table:table-cell>
          <table:table-cell table:formula="of:=([.A193]-[.B193])*([.A193]-[.B193])" office:value-type="float" office:value="0.000588111001000001" calcext:value-type="float">
            <text:p>0.000588111001000001</text:p>
          </table:table-cell>
          <table:table-cell table:number-columns-repeated="2"/>
        </table:table-row>
        <table:table-row table:style-name="ro1">
          <table:table-cell office:value-type="float" office:value="0.895863" calcext:value-type="float">
            <text:p>0.895863</text:p>
          </table:table-cell>
          <table:table-cell office:value-type="float" office:value="0.968882" calcext:value-type="float">
            <text:p>0.968882</text:p>
          </table:table-cell>
          <table:table-cell table:formula="of:=[.A194]*[.A194]" office:value-type="float" office:value="0.802570514769" calcext:value-type="float">
            <text:p>0.802570514769</text:p>
          </table:table-cell>
          <table:table-cell table:formula="of:=([.A194]-[.B194])*([.A194]-[.B194])" office:value-type="float" office:value="0.00533177436100001" calcext:value-type="float">
            <text:p>0.00533177436100001</text:p>
          </table:table-cell>
          <table:table-cell table:number-columns-repeated="2"/>
        </table:table-row>
        <table:table-row table:style-name="ro1">
          <table:table-cell office:value-type="float" office:value="0.895862" calcext:value-type="float">
            <text:p>0.895862</text:p>
          </table:table-cell>
          <table:table-cell office:value-type="float" office:value="0.998192" calcext:value-type="float">
            <text:p>0.998192</text:p>
          </table:table-cell>
          <table:table-cell table:formula="of:=[.A195]*[.A195]" office:value-type="float" office:value="0.802568723044" calcext:value-type="float">
            <text:p>0.802568723044</text:p>
          </table:table-cell>
          <table:table-cell table:formula="of:=([.A195]-[.B195])*([.A195]-[.B195])" office:value-type="float" office:value="0.0104714289" calcext:value-type="float">
            <text:p>0.0104714289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99997" calcext:value-type="float">
            <text:p>0.999997</text:p>
          </table:table-cell>
          <table:table-cell table:formula="of:=[.A196]*[.A196]" office:value-type="float" office:value="0.999978000121" calcext:value-type="float">
            <text:p>0.999978000121</text:p>
          </table:table-cell>
          <table:table-cell table:formula="of:=([.A196]-[.B196])*([.A196]-[.B196])" office:value-type="float" office:value="0.000000000064" calcext:value-type="float">
            <text:p>6.4000000000128E-11</text:p>
          </table:table-cell>
          <table:table-cell table:number-columns-repeated="2"/>
        </table:table-row>
        <table:table-row table:style-name="ro1">
          <table:table-cell office:value-type="float" office:value="0.00000154972" calcext:value-type="float">
            <text:p>0.00000154972</text:p>
          </table:table-cell>
          <table:table-cell office:value-type="float" office:value="0.0000029263" calcext:value-type="float">
            <text:p>0.0000029263</text:p>
          </table:table-cell>
          <table:table-cell table:formula="of:=[.A197]*[.A197]" office:value-type="float" office:value="0.00000000000240163208" calcext:value-type="float">
            <text:p>2.4016320784E-12</text:p>
          </table:table-cell>
          <table:table-cell table:formula="of:=([.A197]-[.B197])*([.A197]-[.B197])" office:value-type="float" office:value="0.0000000000018949725" calcext:value-type="float">
            <text:p>1.8949724964E-12</text:p>
          </table:table-cell>
          <table:table-cell table:number-columns-repeated="2"/>
        </table:table-row>
        <table:table-row table:style-name="ro1">
          <table:table-cell office:value-type="float" office:value="0.00000154972" calcext:value-type="float">
            <text:p>0.00000154972</text:p>
          </table:table-cell>
          <table:table-cell office:value-type="float" office:value="0.00174479" calcext:value-type="float">
            <text:p>0.00174479</text:p>
          </table:table-cell>
          <table:table-cell table:formula="of:=[.A198]*[.A198]" office:value-type="float" office:value="0.00000000000240163208" calcext:value-type="float">
            <text:p>2.4016320784E-12</text:p>
          </table:table-cell>
          <table:table-cell table:formula="of:=([.A198]-[.B198])*([.A198]-[.B198])" office:value-type="float" office:value="0.00000303888667381448" calcext:value-type="float">
            <text:p>3.03888667381448E-06</text:p>
          </table:table-cell>
          <table:table-cell table:number-columns-repeated="2"/>
        </table:table-row>
        <table:table-row table:style-name="ro1">
          <table:table-cell office:value-type="float" office:value="0.00000703335" calcext:value-type="float">
            <text:p>0.00000703335</text:p>
          </table:table-cell>
          <table:table-cell office:value-type="float" office:value="0.00282339" calcext:value-type="float">
            <text:p>0.00282339</text:p>
          </table:table-cell>
          <table:table-cell table:formula="of:=[.A199]*[.A199]" office:value-type="float" office:value="0.00000000004946801222" calcext:value-type="float">
            <text:p>4.94680122225E-11</text:p>
          </table:table-cell>
          <table:table-cell table:formula="of:=([.A199]-[.B199])*([.A199]-[.B199])" office:value-type="float" office:value="0.00000793186477999922" calcext:value-type="float">
            <text:p>7.93186477999922E-06</text:p>
          </table:table-cell>
          <table:table-cell table:number-columns-repeated="2"/>
        </table:table-row>
        <table:table-row table:style-name="ro1">
          <table:table-cell office:value-type="float" office:value="0.0000161529" calcext:value-type="float">
            <text:p>0.0000161529</text:p>
          </table:table-cell>
          <table:table-cell office:value-type="float" office:value="0.000493948" calcext:value-type="float">
            <text:p>0.000493948</text:p>
          </table:table-cell>
          <table:table-cell table:formula="of:=[.A200]*[.A200]" office:value-type="float" office:value="0.00000000026091617841" calcext:value-type="float">
            <text:p>2.6091617841E-10</text:p>
          </table:table-cell>
          <table:table-cell table:formula="of:=([.A200]-[.B200])*([.A200]-[.B200])" office:value-type="float" office:value="0.00000022828815758401" calcext:value-type="float">
            <text:p>2.2828815758401E-07</text:p>
          </table:table-cell>
          <table:table-cell table:number-columns-repeated="2"/>
        </table:table-row>
        <table:table-row table:style-name="ro1">
          <table:table-cell office:value-type="float" office:value="0.00000196695" calcext:value-type="float">
            <text:p>0.00000196695</text:p>
          </table:table-cell>
          <table:table-cell office:value-type="float" office:value="0.000709641" calcext:value-type="float">
            <text:p>0.000709641</text:p>
          </table:table-cell>
          <table:table-cell table:formula="of:=[.A201]*[.A201]" office:value-type="float" office:value="0.0000000000038688923" calcext:value-type="float">
            <text:p>3.8688923025E-12</text:p>
          </table:table-cell>
          <table:table-cell table:formula="of:=([.A201]-[.B201])*([.A201]-[.B201])" office:value-type="float" office:value="0.0000005008025610434" calcext:value-type="float">
            <text:p>5.00802561043402E-07</text:p>
          </table:table-cell>
          <table:table-cell table:number-columns-repeated="2"/>
        </table:table-row>
        <table:table-row table:style-name="ro1">
          <table:table-cell office:value-type="float" office:value="0.00000149012" calcext:value-type="float">
            <text:p>0.00000149012</text:p>
          </table:table-cell>
          <table:table-cell office:value-type="float" office:value="0.00243422" calcext:value-type="float">
            <text:p>0.00243422</text:p>
          </table:table-cell>
          <table:table-cell table:formula="of:=[.A202]*[.A202]" office:value-type="float" office:value="0.00000000000222045761" calcext:value-type="float">
            <text:p>2.2204576144E-12</text:p>
          </table:table-cell>
          <table:table-cell table:formula="of:=([.A202]-[.B202])*([.A202]-[.B202])" office:value-type="float" office:value="0.00000591817466904481" calcext:value-type="float">
            <text:p>5.91817466904481E-06</text:p>
          </table:table-cell>
          <table:table-cell table:number-columns-repeated="2"/>
        </table:table-row>
        <table:table-row table:style-name="ro1">
          <table:table-cell office:value-type="float" office:value="0.0000412464" calcext:value-type="float">
            <text:p>0.0000412464</text:p>
          </table:table-cell>
          <table:table-cell office:value-type="float" office:value="0.00802854" calcext:value-type="float">
            <text:p>0.00802854</text:p>
          </table:table-cell>
          <table:table-cell table:formula="of:=[.A203]*[.A203]" office:value-type="float" office:value="0.00000000170126551296" calcext:value-type="float">
            <text:p>1.70126551296E-09</text:p>
          </table:table-cell>
          <table:table-cell table:formula="of:=([.A203]-[.B203])*([.A203]-[.B203])" office:value-type="float" office:value="0.000063796859052601" calcext:value-type="float">
            <text:p>6.3796859052601E-05</text:p>
          </table:table-cell>
          <table:table-cell table:number-columns-repeated="2"/>
        </table:table-row>
        <table:table-row table:style-name="ro1">
          <table:table-cell office:value-type="float" office:value="0.0000412464" calcext:value-type="float">
            <text:p>0.0000412464</text:p>
          </table:table-cell>
          <table:table-cell office:value-type="float" office:value="0.102247" calcext:value-type="float">
            <text:p>0.102247</text:p>
          </table:table-cell>
          <table:table-cell table:formula="of:=[.A204]*[.A204]" office:value-type="float" office:value="0.00000000170126551296" calcext:value-type="float">
            <text:p>1.70126551296E-09</text:p>
          </table:table-cell>
          <table:table-cell table:formula="of:=([.A204]-[.B204])*([.A204]-[.B204])" office:value-type="float" office:value="0.0104460160689439" calcext:value-type="float">
            <text:p>0.0104460160689439</text:p>
          </table:table-cell>
          <table:table-cell table:number-columns-repeated="2"/>
        </table:table-row>
        <table:table-row table:style-name="ro1">
          <table:table-cell office:value-type="float" office:value="0.000139952" calcext:value-type="float">
            <text:p>0.000139952</text:p>
          </table:table-cell>
          <table:table-cell office:value-type="float" office:value="0.000189521" calcext:value-type="float">
            <text:p>0.000189521</text:p>
          </table:table-cell>
          <table:table-cell table:formula="of:=[.A205]*[.A205]" office:value-type="float" office:value="0.000000019586562304" calcext:value-type="float">
            <text:p>1.9586562304E-08</text:p>
          </table:table-cell>
          <table:table-cell table:formula="of:=([.A205]-[.B205])*([.A205]-[.B205])" office:value-type="float" office:value="0.000000002457085761" calcext:value-type="float">
            <text:p>2.457085761E-09</text:p>
          </table:table-cell>
          <table:table-cell table:number-columns-repeated="2"/>
        </table:table-row>
        <table:table-row table:style-name="ro1">
          <table:table-cell office:value-type="float" office:value="0.00024128" calcext:value-type="float">
            <text:p>0.00024128</text:p>
          </table:table-cell>
          <table:table-cell office:value-type="float" office:value="0.0180234" calcext:value-type="float">
            <text:p>0.0180234</text:p>
          </table:table-cell>
          <table:table-cell table:formula="of:=[.A206]*[.A206]" office:value-type="float" office:value="0.0000000582160384" calcext:value-type="float">
            <text:p>0.0000000582160384</text:p>
          </table:table-cell>
          <table:table-cell table:formula="of:=([.A206]-[.B206])*([.A206]-[.B206])" office:value-type="float" office:value="0.0003162037916944" calcext:value-type="float">
            <text:p>0.0003162037916944</text:p>
          </table:table-cell>
          <table:table-cell table:number-columns-repeated="2"/>
        </table:table-row>
        <table:table-row table:style-name="ro1">
          <table:table-cell office:value-type="float" office:value="0.0000662208" calcext:value-type="float">
            <text:p>0.0000662208</text:p>
          </table:table-cell>
          <table:table-cell office:value-type="float" office:value="0.0276628" calcext:value-type="float">
            <text:p>0.0276628</text:p>
          </table:table-cell>
          <table:table-cell table:formula="of:=[.A207]*[.A207]" office:value-type="float" office:value="0.00000000438519435264" calcext:value-type="float">
            <text:p>4.38519435264E-09</text:p>
          </table:table-cell>
          <table:table-cell table:formula="of:=([.A207]-[.B207])*([.A207]-[.B207])" office:value-type="float" office:value="0.000761571183541873" calcext:value-type="float">
            <text:p>0.000761571183541873</text:p>
          </table:table-cell>
          <table:table-cell table:number-columns-repeated="2"/>
        </table:table-row>
        <table:table-row table:style-name="ro1">
          <table:table-cell office:value-type="float" office:value="0.00000357628" calcext:value-type="float">
            <text:p>0.00000357628</text:p>
          </table:table-cell>
          <table:table-cell office:value-type="float" office:value="0.04976" calcext:value-type="float">
            <text:p>0.04976</text:p>
          </table:table-cell>
          <table:table-cell table:formula="of:=[.A208]*[.A208]" office:value-type="float" office:value="0.00000000001278977864" calcext:value-type="float">
            <text:p>1.27897786384E-11</text:p>
          </table:table-cell>
          <table:table-cell table:formula="of:=([.A208]-[.B208])*([.A208]-[.B208])" office:value-type="float" office:value="0.00247570170140418" calcext:value-type="float">
            <text:p>0.00247570170140418</text:p>
          </table:table-cell>
          <table:table-cell table:number-columns-repeated="2"/>
        </table:table-row>
        <table:table-row table:style-name="ro1">
          <table:table-cell office:value-type="float" office:value="0.00000631809" calcext:value-type="float">
            <text:p>0.00000631809</text:p>
          </table:table-cell>
          <table:table-cell office:value-type="float" office:value="0.0216082" calcext:value-type="float">
            <text:p>0.0216082</text:p>
          </table:table-cell>
          <table:table-cell table:formula="of:=[.A209]*[.A209]" office:value-type="float" office:value="0.00000000003991826125" calcext:value-type="float">
            <text:p>3.99182612481E-11</text:p>
          </table:table-cell>
          <table:table-cell table:formula="of:=([.A209]-[.B209])*([.A209]-[.B209])" office:value-type="float" office:value="0.000466641302053585" calcext:value-type="float">
            <text:p>0.000466641302053585</text:p>
          </table:table-cell>
          <table:table-cell table:number-columns-repeated="2"/>
        </table:table-row>
        <table:table-row table:style-name="ro1">
          <table:table-cell office:value-type="float" office:value="0.0000582337" calcext:value-type="float">
            <text:p>0.0000582337</text:p>
          </table:table-cell>
          <table:table-cell office:value-type="float" office:value="0.0206173" calcext:value-type="float">
            <text:p>0.0206173</text:p>
          </table:table-cell>
          <table:table-cell table:formula="of:=[.A210]*[.A210]" office:value-type="float" office:value="0.00000000339116381569" calcext:value-type="float">
            <text:p>3.39116381569E-09</text:p>
          </table:table-cell>
          <table:table-cell table:formula="of:=([.A210]-[.B210])*([.A210]-[.B210])" office:value-type="float" office:value="0.000422675207127796" calcext:value-type="float">
            <text:p>0.000422675207127796</text:p>
          </table:table-cell>
          <table:table-cell table:number-columns-repeated="2"/>
        </table:table-row>
        <table:table-row table:style-name="ro1">
          <table:table-cell office:value-type="float" office:value="0.000186145" calcext:value-type="float">
            <text:p>0.000186145</text:p>
          </table:table-cell>
          <table:table-cell office:value-type="float" office:value="0.00221222" calcext:value-type="float">
            <text:p>0.00221222</text:p>
          </table:table-cell>
          <table:table-cell table:formula="of:=[.A211]*[.A211]" office:value-type="float" office:value="0.000000034649961025" calcext:value-type="float">
            <text:p>3.4649961025E-08</text:p>
          </table:table-cell>
          <table:table-cell table:formula="of:=([.A211]-[.B211])*([.A211]-[.B211])" office:value-type="float" office:value="0.000004104979905625" calcext:value-type="float">
            <text:p>4.104979905625E-06</text:p>
          </table:table-cell>
          <table:table-cell table:number-columns-repeated="2"/>
        </table:table-row>
        <table:table-row table:style-name="ro1">
          <table:table-cell office:value-type="float" office:value="0.000174642" calcext:value-type="float">
            <text:p>0.000174642</text:p>
          </table:table-cell>
          <table:table-cell office:value-type="float" office:value="0.00401015" calcext:value-type="float">
            <text:p>0.00401015</text:p>
          </table:table-cell>
          <table:table-cell table:formula="of:=[.A212]*[.A212]" office:value-type="float" office:value="0.000000030499828164" calcext:value-type="float">
            <text:p>3.0499828164E-08</text:p>
          </table:table-cell>
          <table:table-cell table:formula="of:=([.A212]-[.B212])*([.A212]-[.B212])" office:value-type="float" office:value="0.000014711121618064" calcext:value-type="float">
            <text:p>1.4711121618064E-05</text:p>
          </table:table-cell>
          <table:table-cell table:number-columns-repeated="2"/>
        </table:table-row>
        <table:table-row table:style-name="ro1">
          <table:table-cell office:value-type="float" office:value="0.00376135" calcext:value-type="float">
            <text:p>0.00376135</text:p>
          </table:table-cell>
          <table:table-cell office:value-type="float" office:value="0.0174408" calcext:value-type="float">
            <text:p>0.0174408</text:p>
          </table:table-cell>
          <table:table-cell table:formula="of:=[.A213]*[.A213]" office:value-type="float" office:value="0.0000141477538225" calcext:value-type="float">
            <text:p>0.0000141477538225</text:p>
          </table:table-cell>
          <table:table-cell table:formula="of:=([.A213]-[.B213])*([.A213]-[.B213])" office:value-type="float" office:value="0.0001871273523025" calcext:value-type="float">
            <text:p>0.0001871273523025</text:p>
          </table:table-cell>
          <table:table-cell table:number-columns-repeated="2"/>
        </table:table-row>
        <table:table-row table:style-name="ro1">
          <table:table-cell office:value-type="float" office:value="0.00229913" calcext:value-type="float">
            <text:p>0.00229913</text:p>
          </table:table-cell>
          <table:table-cell office:value-type="float" office:value="0.109407" calcext:value-type="float">
            <text:p>0.109407</text:p>
          </table:table-cell>
          <table:table-cell table:formula="of:=[.A214]*[.A214]" office:value-type="float" office:value="0.0000052859987569" calcext:value-type="float">
            <text:p>0.0000052859987569</text:p>
          </table:table-cell>
          <table:table-cell table:formula="of:=([.A214]-[.B214])*([.A214]-[.B214])" office:value-type="float" office:value="0.0114720958159369" calcext:value-type="float">
            <text:p>0.0114720958159369</text:p>
          </table:table-cell>
          <table:table-cell table:number-columns-repeated="2"/>
        </table:table-row>
        <table:table-row table:style-name="ro1">
          <table:table-cell office:value-type="float" office:value="0.00257123" calcext:value-type="float">
            <text:p>0.00257123</text:p>
          </table:table-cell>
          <table:table-cell office:value-type="float" office:value="0.0839042" calcext:value-type="float">
            <text:p>0.0839042</text:p>
          </table:table-cell>
          <table:table-cell table:formula="of:=[.A215]*[.A215]" office:value-type="float" office:value="0.0000066112237129" calcext:value-type="float">
            <text:p>0.0000066112237129</text:p>
          </table:table-cell>
          <table:table-cell table:formula="of:=([.A215]-[.B215])*([.A215]-[.B215])" office:value-type="float" office:value="0.0066150520090209" calcext:value-type="float">
            <text:p>0.0066150520090209</text:p>
          </table:table-cell>
          <table:table-cell table:number-columns-repeated="2"/>
        </table:table-row>
        <table:table-row table:style-name="ro1">
          <table:table-cell office:value-type="float" office:value="0.00487626" calcext:value-type="float">
            <text:p>0.00487626</text:p>
          </table:table-cell>
          <table:table-cell office:value-type="float" office:value="0.147956" calcext:value-type="float">
            <text:p>0.147956</text:p>
          </table:table-cell>
          <table:table-cell table:formula="of:=[.A216]*[.A216]" office:value-type="float" office:value="0.0000237779115876" calcext:value-type="float">
            <text:p>0.0000237779115876</text:p>
          </table:table-cell>
          <table:table-cell table:formula="of:=([.A216]-[.B216])*([.A216]-[.B216])" office:value-type="float" office:value="0.0204718119984676" calcext:value-type="float">
            <text:p>0.0204718119984676</text:p>
          </table:table-cell>
          <table:table-cell table:number-columns-repeated="2"/>
        </table:table-row>
        <table:table-row table:style-name="ro1">
          <table:table-cell office:value-type="float" office:value="0.00202912" calcext:value-type="float">
            <text:p>0.00202912</text:p>
          </table:table-cell>
          <table:table-cell office:value-type="float" office:value="0.251042" calcext:value-type="float">
            <text:p>0.251042</text:p>
          </table:table-cell>
          <table:table-cell table:formula="of:=[.A217]*[.A217]" office:value-type="float" office:value="0.0000041173279744" calcext:value-type="float">
            <text:p>0.0000041173279744</text:p>
          </table:table-cell>
          <table:table-cell table:formula="of:=([.A217]-[.B217])*([.A217]-[.B217])" office:value-type="float" office:value="0.0620074144058944" calcext:value-type="float">
            <text:p>0.0620074144058944</text:p>
          </table:table-cell>
          <table:table-cell table:number-columns-repeated="2"/>
        </table:table-row>
        <table:table-row table:style-name="ro1">
          <table:table-cell office:value-type="float" office:value="0.000548899" calcext:value-type="float">
            <text:p>0.000548899</text:p>
          </table:table-cell>
          <table:table-cell office:value-type="float" office:value="0.0334202" calcext:value-type="float">
            <text:p>0.0334202</text:p>
          </table:table-cell>
          <table:table-cell table:formula="of:=[.A218]*[.A218]" office:value-type="float" office:value="0.000000301290112201" calcext:value-type="float">
            <text:p>3.01290112201E-07</text:p>
          </table:table-cell>
          <table:table-cell table:formula="of:=([.A218]-[.B218])*([.A218]-[.B218])" office:value-type="float" office:value="0.0010805224294326" calcext:value-type="float">
            <text:p>0.0010805224294326</text:p>
          </table:table-cell>
          <table:table-cell table:number-columns-repeated="2"/>
        </table:table-row>
        <table:table-row table:style-name="ro1">
          <table:table-cell office:value-type="float" office:value="0.0285379" calcext:value-type="float">
            <text:p>0.0285379</text:p>
          </table:table-cell>
          <table:table-cell office:value-type="float" office:value="0.202776" calcext:value-type="float">
            <text:p>0.202776</text:p>
          </table:table-cell>
          <table:table-cell table:formula="of:=[.A219]*[.A219]" office:value-type="float" office:value="0.00081441173641" calcext:value-type="float">
            <text:p>0.00081441173641</text:p>
          </table:table-cell>
          <table:table-cell table:formula="of:=([.A219]-[.B219])*([.A219]-[.B219])" office:value-type="float" office:value="0.03035891549161" calcext:value-type="float">
            <text:p>0.03035891549161</text:p>
          </table:table-cell>
          <table:table-cell table:number-columns-repeated="2"/>
        </table:table-row>
        <table:table-row table:style-name="ro1">
          <table:table-cell office:value-type="float" office:value="0.0285379" calcext:value-type="float">
            <text:p>0.0285379</text:p>
          </table:table-cell>
          <table:table-cell office:value-type="float" office:value="0.221748" calcext:value-type="float">
            <text:p>0.221748</text:p>
          </table:table-cell>
          <table:table-cell table:formula="of:=[.A220]*[.A220]" office:value-type="float" office:value="0.00081441173641" calcext:value-type="float">
            <text:p>0.00081441173641</text:p>
          </table:table-cell>
          <table:table-cell table:formula="of:=([.A220]-[.B220])*([.A220]-[.B220])" office:value-type="float" office:value="0.03733014274201" calcext:value-type="float">
            <text:p>0.03733014274201</text:p>
          </table:table-cell>
          <table:table-cell table:number-columns-repeated="2"/>
        </table:table-row>
        <table:table-row table:style-name="ro1">
          <table:table-cell office:value-type="float" office:value="0.0151629" calcext:value-type="float">
            <text:p>0.0151629</text:p>
          </table:table-cell>
          <table:table-cell office:value-type="float" office:value="0.102236" calcext:value-type="float">
            <text:p>0.102236</text:p>
          </table:table-cell>
          <table:table-cell table:formula="of:=[.A221]*[.A221]" office:value-type="float" office:value="0.00022991353641" calcext:value-type="float">
            <text:p>0.00022991353641</text:p>
          </table:table-cell>
          <table:table-cell table:formula="of:=([.A221]-[.B221])*([.A221]-[.B221])" office:value-type="float" office:value="0.00758172474361" calcext:value-type="float">
            <text:p>0.00758172474361</text:p>
          </table:table-cell>
          <table:table-cell table:number-columns-repeated="2"/>
        </table:table-row>
        <table:table-row table:style-name="ro1">
          <table:table-cell office:value-type="float" office:value="0.0444427" calcext:value-type="float">
            <text:p>0.0444427</text:p>
          </table:table-cell>
          <table:table-cell office:value-type="float" office:value="0.231815" calcext:value-type="float">
            <text:p>0.231815</text:p>
          </table:table-cell>
          <table:table-cell table:formula="of:=[.A222]*[.A222]" office:value-type="float" office:value="0.00197515358329" calcext:value-type="float">
            <text:p>0.00197515358329</text:p>
          </table:table-cell>
          <table:table-cell table:formula="of:=([.A222]-[.B222])*([.A222]-[.B222])" office:value-type="float" office:value="0.03510837880729" calcext:value-type="float">
            <text:p>0.03510837880729</text:p>
          </table:table-cell>
          <table:table-cell table:number-columns-repeated="2"/>
        </table:table-row>
        <table:table-row table:style-name="ro1">
          <table:table-cell office:value-type="float" office:value="0.211581" calcext:value-type="float">
            <text:p>0.211581</text:p>
          </table:table-cell>
          <table:table-cell office:value-type="float" office:value="0.314555" calcext:value-type="float">
            <text:p>0.314555</text:p>
          </table:table-cell>
          <table:table-cell table:formula="of:=[.A223]*[.A223]" office:value-type="float" office:value="0.044766519561" calcext:value-type="float">
            <text:p>0.044766519561</text:p>
          </table:table-cell>
          <table:table-cell table:formula="of:=([.A223]-[.B223])*([.A223]-[.B223])" office:value-type="float" office:value="0.010603644676" calcext:value-type="float">
            <text:p>0.010603644676</text:p>
          </table:table-cell>
          <table:table-cell table:number-columns-repeated="2"/>
        </table:table-row>
        <table:table-row table:style-name="ro1">
          <table:table-cell office:value-type="float" office:value="0.21158" calcext:value-type="float">
            <text:p>0.21158</text:p>
          </table:table-cell>
          <table:table-cell office:value-type="float" office:value="0.295462" calcext:value-type="float">
            <text:p>0.295462</text:p>
          </table:table-cell>
          <table:table-cell table:formula="of:=[.A224]*[.A224]" office:value-type="float" office:value="0.0447660964" calcext:value-type="float">
            <text:p>0.0447660964</text:p>
          </table:table-cell>
          <table:table-cell table:formula="of:=([.A224]-[.B224])*([.A224]-[.B224])" office:value-type="float" office:value="0.007036189924" calcext:value-type="float">
            <text:p>0.007036189924</text:p>
          </table:table-cell>
          <table:table-cell table:number-columns-repeated="2"/>
        </table:table-row>
        <table:table-row table:style-name="ro1">
          <table:table-cell office:value-type="float" office:value="0.401925" calcext:value-type="float">
            <text:p>0.401925</text:p>
          </table:table-cell>
          <table:table-cell office:value-type="float" office:value="0.392313" calcext:value-type="float">
            <text:p>0.392313</text:p>
          </table:table-cell>
          <table:table-cell table:formula="of:=[.A225]*[.A225]" office:value-type="float" office:value="0.161543705625" calcext:value-type="float">
            <text:p>0.161543705625</text:p>
          </table:table-cell>
          <table:table-cell table:formula="of:=([.A225]-[.B225])*([.A225]-[.B225])" office:value-type="float" office:value="0.0000923905439999991" calcext:value-type="float">
            <text:p>9.23905439999991E-05</text:p>
          </table:table-cell>
          <table:table-cell table:number-columns-repeated="2"/>
        </table:table-row>
        <table:table-row table:style-name="ro1">
          <table:table-cell office:value-type="float" office:value="0.401926" calcext:value-type="float">
            <text:p>0.401926</text:p>
          </table:table-cell>
          <table:table-cell office:value-type="float" office:value="0.465085" calcext:value-type="float">
            <text:p>0.465085</text:p>
          </table:table-cell>
          <table:table-cell table:formula="of:=[.A226]*[.A226]" office:value-type="float" office:value="0.161544509476" calcext:value-type="float">
            <text:p>0.161544509476</text:p>
          </table:table-cell>
          <table:table-cell table:formula="of:=([.A226]-[.B226])*([.A226]-[.B226])" office:value-type="float" office:value="0.003989059281" calcext:value-type="float">
            <text:p>0.003989059281</text:p>
          </table:table-cell>
          <table:table-cell table:number-columns-repeated="2"/>
        </table:table-row>
        <table:table-row table:style-name="ro1">
          <table:table-cell office:value-type="float" office:value="0.524121" calcext:value-type="float">
            <text:p>0.524121</text:p>
          </table:table-cell>
          <table:table-cell office:value-type="float" office:value="0.53649" calcext:value-type="float">
            <text:p>0.53649</text:p>
          </table:table-cell>
          <table:table-cell table:formula="of:=[.A227]*[.A227]" office:value-type="float" office:value="0.274702822641" calcext:value-type="float">
            <text:p>0.274702822641</text:p>
          </table:table-cell>
          <table:table-cell table:formula="of:=([.A227]-[.B227])*([.A227]-[.B227])" office:value-type="float" office:value="0.000152992161000002" calcext:value-type="float">
            <text:p>0.000152992161000002</text:p>
          </table:table-cell>
          <table:table-cell table:number-columns-repeated="2"/>
        </table:table-row>
        <table:table-row table:style-name="ro1">
          <table:table-cell office:value-type="float" office:value="0.591278" calcext:value-type="float">
            <text:p>0.591278</text:p>
          </table:table-cell>
          <table:table-cell office:value-type="float" office:value="0.606369" calcext:value-type="float">
            <text:p>0.606369</text:p>
          </table:table-cell>
          <table:table-cell table:formula="of:=[.A228]*[.A228]" office:value-type="float" office:value="0.349609673284" calcext:value-type="float">
            <text:p>0.349609673284</text:p>
          </table:table-cell>
          <table:table-cell table:formula="of:=([.A228]-[.B228])*([.A228]-[.B228])" office:value-type="float" office:value="0.000227738281000002" calcext:value-type="float">
            <text:p>0.000227738281000002</text:p>
          </table:table-cell>
          <table:table-cell table:number-columns-repeated="2"/>
        </table:table-row>
        <table:table-row table:style-name="ro1">
          <table:table-cell office:value-type="float" office:value="0.657513" calcext:value-type="float">
            <text:p>0.657513</text:p>
          </table:table-cell>
          <table:table-cell office:value-type="float" office:value="0.64463" calcext:value-type="float">
            <text:p>0.64463</text:p>
          </table:table-cell>
          <table:table-cell table:formula="of:=[.A229]*[.A229]" office:value-type="float" office:value="0.432323345169" calcext:value-type="float">
            <text:p>0.432323345169</text:p>
          </table:table-cell>
          <table:table-cell table:formula="of:=([.A229]-[.B229])*([.A229]-[.B229])" office:value-type="float" office:value="0.000165971688999999" calcext:value-type="float">
            <text:p>0.000165971688999999</text:p>
          </table:table-cell>
          <table:table-cell table:number-columns-repeated="2"/>
        </table:table-row>
        <table:table-row table:style-name="ro1">
          <table:table-cell office:value-type="float" office:value="0.734614" calcext:value-type="float">
            <text:p>0.734614</text:p>
          </table:table-cell>
          <table:table-cell office:value-type="float" office:value="0.704025" calcext:value-type="float">
            <text:p>0.704025</text:p>
          </table:table-cell>
          <table:table-cell table:formula="of:=[.A230]*[.A230]" office:value-type="float" office:value="0.539657728996" calcext:value-type="float">
            <text:p>0.539657728996</text:p>
          </table:table-cell>
          <table:table-cell table:formula="of:=([.A230]-[.B230])*([.A230]-[.B230])" office:value-type="float" office:value="0.000935686920999999" calcext:value-type="float">
            <text:p>0.000935686920999999</text:p>
          </table:table-cell>
          <table:table-cell table:number-columns-repeated="2"/>
        </table:table-row>
        <table:table-row table:style-name="ro1">
          <table:table-cell office:value-type="float" office:value="0.734614" calcext:value-type="float">
            <text:p>0.734614</text:p>
          </table:table-cell>
          <table:table-cell office:value-type="float" office:value="0.737017" calcext:value-type="float">
            <text:p>0.737017</text:p>
          </table:table-cell>
          <table:table-cell table:formula="of:=[.A231]*[.A231]" office:value-type="float" office:value="0.539657728996" calcext:value-type="float">
            <text:p>0.539657728996</text:p>
          </table:table-cell>
          <table:table-cell table:formula="of:=([.A231]-[.B231])*([.A231]-[.B231])" office:value-type="float" office:value="0.00000577440900000021" calcext:value-type="float">
            <text:p>5.77440900000021E-06</text:p>
          </table:table-cell>
          <table:table-cell table:number-columns-repeated="2"/>
        </table:table-row>
        <table:table-row table:style-name="ro1">
          <table:table-cell office:value-type="float" office:value="0.746862" calcext:value-type="float">
            <text:p>0.746862</text:p>
          </table:table-cell>
          <table:table-cell office:value-type="float" office:value="0.895258" calcext:value-type="float">
            <text:p>0.895258</text:p>
          </table:table-cell>
          <table:table-cell table:formula="of:=[.A232]*[.A232]" office:value-type="float" office:value="0.557802847044" calcext:value-type="float">
            <text:p>0.557802847044</text:p>
          </table:table-cell>
          <table:table-cell table:formula="of:=([.A232]-[.B232])*([.A232]-[.B232])" office:value-type="float" office:value="0.022021372816" calcext:value-type="float">
            <text:p>0.022021372816</text:p>
          </table:table-cell>
          <table:table-cell table:number-columns-repeated="2"/>
        </table:table-row>
        <table:table-row table:style-name="ro1">
          <table:table-cell office:value-type="float" office:value="0.843021" calcext:value-type="float">
            <text:p>0.843021</text:p>
          </table:table-cell>
          <table:table-cell office:value-type="float" office:value="0.935489" calcext:value-type="float">
            <text:p>0.935489</text:p>
          </table:table-cell>
          <table:table-cell table:formula="of:=[.A233]*[.A233]" office:value-type="float" office:value="0.710684406441" calcext:value-type="float">
            <text:p>0.710684406441</text:p>
          </table:table-cell>
          <table:table-cell table:formula="of:=([.A233]-[.B233])*([.A233]-[.B233])" office:value-type="float" office:value="0.008550331024" calcext:value-type="float">
            <text:p>0.008550331024</text:p>
          </table:table-cell>
          <table:table-cell table:number-columns-repeated="2"/>
        </table:table-row>
        <table:table-row table:style-name="ro1">
          <table:table-cell office:value-type="float" office:value="0.980597" calcext:value-type="float">
            <text:p>0.980597</text:p>
          </table:table-cell>
          <table:table-cell office:value-type="float" office:value="0.998155" calcext:value-type="float">
            <text:p>0.998155</text:p>
          </table:table-cell>
          <table:table-cell table:formula="of:=[.A234]*[.A234]" office:value-type="float" office:value="0.961570476409" calcext:value-type="float">
            <text:p>0.961570476409</text:p>
          </table:table-cell>
          <table:table-cell table:formula="of:=([.A234]-[.B234])*([.A234]-[.B234])" office:value-type="float" office:value="0.000308283363999999" calcext:value-type="float">
            <text:p>0.000308283363999999</text:p>
          </table:table-cell>
          <table:table-cell table:number-columns-repeated="2"/>
        </table:table-row>
        <table:table-row table:style-name="ro1">
          <table:table-cell office:value-type="float" office:value="0.980596" calcext:value-type="float">
            <text:p>0.980596</text:p>
          </table:table-cell>
          <table:table-cell office:value-type="float" office:value="0.999961" calcext:value-type="float">
            <text:p>0.999961</text:p>
          </table:table-cell>
          <table:table-cell table:formula="of:=[.A235]*[.A235]" office:value-type="float" office:value="0.961568515216" calcext:value-type="float">
            <text:p>0.961568515216</text:p>
          </table:table-cell>
          <table:table-cell table:formula="of:=([.A235]-[.B235])*([.A235]-[.B235])" office:value-type="float" office:value="0.000375003224999999" calcext:value-type="float">
            <text:p>0.000375003224999999</text:p>
          </table:table-cell>
          <table:table-cell table:number-columns-repeated="2"/>
        </table:table-row>
        <table:table-row table:style-name="ro1">
          <table:table-cell office:value-type="float" office:value="0.0000290871" calcext:value-type="float">
            <text:p>0.0000290871</text:p>
          </table:table-cell>
          <table:table-cell office:value-type="float" office:value="0.000000113795" calcext:value-type="float">
            <text:p>0.000000113795</text:p>
          </table:table-cell>
          <table:table-cell table:formula="of:=[.A236]*[.A236]" office:value-type="float" office:value="0.00000000084605938641" calcext:value-type="float">
            <text:p>8.4605938641E-10</text:p>
          </table:table-cell>
          <table:table-cell table:formula="of:=([.A236]-[.B236])*([.A236]-[.B236])" office:value-type="float" office:value="0.00000000083945240262" calcext:value-type="float">
            <text:p>8.39452402623025E-10</text:p>
          </table:table-cell>
          <table:table-cell table:number-columns-repeated="2"/>
        </table:table-row>
        <table:table-row table:style-name="ro1">
          <table:table-cell office:value-type="float" office:value="0.0000351071" calcext:value-type="float">
            <text:p>0.0000351071</text:p>
          </table:table-cell>
          <table:table-cell office:value-type="float" office:value="0.000595069" calcext:value-type="float">
            <text:p>0.000595069</text:p>
          </table:table-cell>
          <table:table-cell table:formula="of:=[.A237]*[.A237]" office:value-type="float" office:value="0.00000000123250847041" calcext:value-type="float">
            <text:p>1.23250847041E-09</text:p>
          </table:table-cell>
          <table:table-cell table:formula="of:=([.A237]-[.B237])*([.A237]-[.B237])" office:value-type="float" office:value="0.00000031355732945161" calcext:value-type="float">
            <text:p>3.1355732945161E-07</text:p>
          </table:table-cell>
          <table:table-cell table:number-columns-repeated="2"/>
        </table:table-row>
        <table:table-row table:style-name="ro1">
          <table:table-cell office:value-type="float" office:value="0.0000000596046" calcext:value-type="float">
            <text:p>0.0000000596046</text:p>
          </table:table-cell>
          <table:table-cell office:value-type="float" office:value="0.00263064" calcext:value-type="float">
            <text:p>0.00263064</text:p>
          </table:table-cell>
          <table:table-cell table:formula="of:=[.A238]*[.A238]" office:value-type="float" office:value="3.55270834116E-015" calcext:value-type="float">
            <text:p>3.55270834116E-15</text:p>
          </table:table-cell>
          <table:table-cell table:formula="of:=([.A238]-[.B238])*([.A238]-[.B238])" office:value-type="float" office:value="0.00000691995321666282" calcext:value-type="float">
            <text:p>6.91995321666282E-06</text:p>
          </table:table-cell>
          <table:table-cell table:number-columns-repeated="2"/>
        </table:table-row>
        <table:table-row table:style-name="ro1">
          <table:table-cell office:value-type="float" office:value="0.0000278354" calcext:value-type="float">
            <text:p>0.0000278354</text:p>
          </table:table-cell>
          <table:table-cell office:value-type="float" office:value="0.00000697519" calcext:value-type="float">
            <text:p>0.00000697519</text:p>
          </table:table-cell>
          <table:table-cell table:formula="of:=[.A239]*[.A239]" office:value-type="float" office:value="0.00000000077480949316" calcext:value-type="float">
            <text:p>7.7480949316E-10</text:p>
          </table:table-cell>
          <table:table-cell table:formula="of:=([.A239]-[.B239])*([.A239]-[.B239])" office:value-type="float" office:value="0.00000000043514836124" calcext:value-type="float">
            <text:p>4.351483612441E-10</text:p>
          </table:table-cell>
          <table:table-cell table:number-columns-repeated="2"/>
        </table:table-row>
        <table:table-row table:style-name="ro1">
          <table:table-cell office:value-type="float" office:value="0.0000278354" calcext:value-type="float">
            <text:p>0.0000278354</text:p>
          </table:table-cell>
          <table:table-cell office:value-type="float" office:value="0.0000130033" calcext:value-type="float">
            <text:p>0.0000130033</text:p>
          </table:table-cell>
          <table:table-cell table:formula="of:=[.A240]*[.A240]" office:value-type="float" office:value="0.00000000077480949316" calcext:value-type="float">
            <text:p>7.7480949316E-10</text:p>
          </table:table-cell>
          <table:table-cell table:formula="of:=([.A240]-[.B240])*([.A240]-[.B240])" office:value-type="float" office:value="0.00000000021999119041" calcext:value-type="float">
            <text:p>2.1999119041E-10</text:p>
          </table:table-cell>
          <table:table-cell table:number-columns-repeated="2"/>
        </table:table-row>
        <table:table-row table:style-name="ro1">
          <table:table-cell office:value-type="float" office:value="0.0000696182" calcext:value-type="float">
            <text:p>0.0000696182</text:p>
          </table:table-cell>
          <table:table-cell office:value-type="float" office:value="0.0104892" calcext:value-type="float">
            <text:p>0.0104892</text:p>
          </table:table-cell>
          <table:table-cell table:formula="of:=[.A241]*[.A241]" office:value-type="float" office:value="0.00000000484669377124" calcext:value-type="float">
            <text:p>4.84669377124E-09</text:p>
          </table:table-cell>
          <table:table-cell table:formula="of:=([.A241]-[.B241])*([.A241]-[.B241])" office:value-type="float" office:value="0.000108567684886891" calcext:value-type="float">
            <text:p>0.000108567684886891</text:p>
          </table:table-cell>
          <table:table-cell table:number-columns-repeated="2"/>
        </table:table-row>
        <table:table-row table:style-name="ro1">
          <table:table-cell office:value-type="float" office:value="0.000077188" calcext:value-type="float">
            <text:p>0.000077188</text:p>
          </table:table-cell>
          <table:table-cell office:value-type="float" office:value="0.0860686" calcext:value-type="float">
            <text:p>0.0860686</text:p>
          </table:table-cell>
          <table:table-cell table:formula="of:=[.A242]*[.A242]" office:value-type="float" office:value="0.000000005957987344" calcext:value-type="float">
            <text:p>5.957987344E-09</text:p>
          </table:table-cell>
          <table:table-cell table:formula="of:=([.A242]-[.B242])*([.A242]-[.B242])" office:value-type="float" office:value="0.00739452293775374" calcext:value-type="float">
            <text:p>0.00739452293775374</text:p>
          </table:table-cell>
          <table:table-cell table:number-columns-repeated="2"/>
        </table:table-row>
        <table:table-row table:style-name="ro1">
          <table:table-cell office:value-type="float" office:value="0.0000111461" calcext:value-type="float">
            <text:p>0.0000111461</text:p>
          </table:table-cell>
          <table:table-cell office:value-type="float" office:value="0.00736954" calcext:value-type="float">
            <text:p>0.00736954</text:p>
          </table:table-cell>
          <table:table-cell table:formula="of:=[.A243]*[.A243]" office:value-type="float" office:value="0.00000000012423554521" calcext:value-type="float">
            <text:p>1.2423554521E-10</text:p>
          </table:table-cell>
          <table:table-cell table:formula="of:=([.A243]-[.B243])*([.A243]-[.B243])" office:value-type="float" office:value="0.0000541459607875572" calcext:value-type="float">
            <text:p>5.41459607875572E-05</text:p>
          </table:table-cell>
          <table:table-cell table:number-columns-repeated="2"/>
        </table:table-row>
        <table:table-row table:style-name="ro1">
          <table:table-cell office:value-type="float" office:value="0.0000737309" calcext:value-type="float">
            <text:p>0.0000737309</text:p>
          </table:table-cell>
          <table:table-cell office:value-type="float" office:value="0.0189136" calcext:value-type="float">
            <text:p>0.0189136</text:p>
          </table:table-cell>
          <table:table-cell table:formula="of:=[.A244]*[.A244]" office:value-type="float" office:value="0.00000000543624561481" calcext:value-type="float">
            <text:p>5.43624561481E-09</text:p>
          </table:table-cell>
          <table:table-cell table:formula="of:=([.A244]-[.B244])*([.A244]-[.B244])" office:value-type="float" office:value="0.000354940667705135" calcext:value-type="float">
            <text:p>0.000354940667705135</text:p>
          </table:table-cell>
          <table:table-cell table:number-columns-repeated="2"/>
        </table:table-row>
        <table:table-row table:style-name="ro1">
          <table:table-cell office:value-type="float" office:value="0.0000756979" calcext:value-type="float">
            <text:p>0.0000756979</text:p>
          </table:table-cell>
          <table:table-cell office:value-type="float" office:value="0.0000748115" calcext:value-type="float">
            <text:p>0.0000748115</text:p>
          </table:table-cell>
          <table:table-cell table:formula="of:=[.A245]*[.A245]" office:value-type="float" office:value="0.00000000573017206441" calcext:value-type="float">
            <text:p>5.73017206441E-09</text:p>
          </table:table-cell>
          <table:table-cell table:formula="of:=([.A245]-[.B245])*([.A245]-[.B245])" office:value-type="float" office:value="0.00000000000078570496" calcext:value-type="float">
            <text:p>7.8570496000001E-13</text:p>
          </table:table-cell>
          <table:table-cell table:number-columns-repeated="2"/>
        </table:table-row>
        <table:table-row table:style-name="ro1">
          <table:table-cell office:value-type="float" office:value="0.000279427" calcext:value-type="float">
            <text:p>0.000279427</text:p>
          </table:table-cell>
          <table:table-cell office:value-type="float" office:value="0.000584711" calcext:value-type="float">
            <text:p>0.000584711</text:p>
          </table:table-cell>
          <table:table-cell table:formula="of:=[.A246]*[.A246]" office:value-type="float" office:value="0.000000078079448329" calcext:value-type="float">
            <text:p>7.8079448329E-08</text:p>
          </table:table-cell>
          <table:table-cell table:formula="of:=([.A246]-[.B246])*([.A246]-[.B246])" office:value-type="float" office:value="0.000000093198320656" calcext:value-type="float">
            <text:p>9.3198320656E-08</text:p>
          </table:table-cell>
          <table:table-cell table:number-columns-repeated="2"/>
        </table:table-row>
        <table:table-row table:style-name="ro1">
          <table:table-cell office:value-type="float" office:value="0.00406373" calcext:value-type="float">
            <text:p>0.00406373</text:p>
          </table:table-cell>
          <table:table-cell office:value-type="float" office:value="0.0151435" calcext:value-type="float">
            <text:p>0.0151435</text:p>
          </table:table-cell>
          <table:table-cell table:formula="of:=[.A247]*[.A247]" office:value-type="float" office:value="0.0000165139015129" calcext:value-type="float">
            <text:p>0.0000165139015129</text:p>
          </table:table-cell>
          <table:table-cell table:formula="of:=([.A247]-[.B247])*([.A247]-[.B247])" office:value-type="float" office:value="0.0001227613032529" calcext:value-type="float">
            <text:p>0.0001227613032529</text:p>
          </table:table-cell>
          <table:table-cell table:number-columns-repeated="2"/>
        </table:table-row>
        <table:table-row table:style-name="ro1">
          <table:table-cell office:value-type="float" office:value="0.00406373" calcext:value-type="float">
            <text:p>0.00406373</text:p>
          </table:table-cell>
          <table:table-cell office:value-type="float" office:value="0.0301668" calcext:value-type="float">
            <text:p>0.0301668</text:p>
          </table:table-cell>
          <table:table-cell table:formula="of:=[.A248]*[.A248]" office:value-type="float" office:value="0.0000165139015129" calcext:value-type="float">
            <text:p>0.0000165139015129</text:p>
          </table:table-cell>
          <table:table-cell table:formula="of:=([.A248]-[.B248])*([.A248]-[.B248])" office:value-type="float" office:value="0.0006813702634249" calcext:value-type="float">
            <text:p>0.0006813702634249</text:p>
          </table:table-cell>
          <table:table-cell table:number-columns-repeated="2"/>
        </table:table-row>
        <table:table-row table:style-name="ro1">
          <table:table-cell office:value-type="float" office:value="0.00027287" calcext:value-type="float">
            <text:p>0.00027287</text:p>
          </table:table-cell>
          <table:table-cell office:value-type="float" office:value="0.00726893" calcext:value-type="float">
            <text:p>0.00726893</text:p>
          </table:table-cell>
          <table:table-cell table:formula="of:=[.A249]*[.A249]" office:value-type="float" office:value="0.0000000744580369" calcext:value-type="float">
            <text:p>0.0000000744580369</text:p>
          </table:table-cell>
          <table:table-cell table:formula="of:=([.A249]-[.B249])*([.A249]-[.B249])" office:value-type="float" office:value="0.0000489448555236" calcext:value-type="float">
            <text:p>0.0000489448555236</text:p>
          </table:table-cell>
          <table:table-cell table:number-columns-repeated="2"/>
        </table:table-row>
        <table:table-row table:style-name="ro1">
          <table:table-cell office:value-type="float" office:value="0.000217676" calcext:value-type="float">
            <text:p>0.000217676</text:p>
          </table:table-cell>
          <table:table-cell office:value-type="float" office:value="0.168455" calcext:value-type="float">
            <text:p>0.168455</text:p>
          </table:table-cell>
          <table:table-cell table:formula="of:=[.A250]*[.A250]" office:value-type="float" office:value="0.000000047382840976" calcext:value-type="float">
            <text:p>4.7382840976E-08</text:p>
          </table:table-cell>
          <table:table-cell table:formula="of:=([.A250]-[.B250])*([.A250]-[.B250])" office:value-type="float" office:value="0.028303797186681" calcext:value-type="float">
            <text:p>0.028303797186681</text:p>
          </table:table-cell>
          <table:table-cell table:number-columns-repeated="2"/>
        </table:table-row>
        <table:table-row table:style-name="ro1">
          <table:table-cell office:value-type="float" office:value="0.000182807" calcext:value-type="float">
            <text:p>0.000182807</text:p>
          </table:table-cell>
          <table:table-cell office:value-type="float" office:value="0.00332544" calcext:value-type="float">
            <text:p>0.00332544</text:p>
          </table:table-cell>
          <table:table-cell table:formula="of:=[.A251]*[.A251]" office:value-type="float" office:value="0.000000033418399249" calcext:value-type="float">
            <text:p>3.3418399249E-08</text:p>
          </table:table-cell>
          <table:table-cell table:formula="of:=([.A251]-[.B251])*([.A251]-[.B251])" office:value-type="float" office:value="0.000009876142172689" calcext:value-type="float">
            <text:p>9.876142172689E-06</text:p>
          </table:table-cell>
          <table:table-cell table:number-columns-repeated="2"/>
        </table:table-row>
        <table:table-row table:style-name="ro1">
          <table:table-cell office:value-type="float" office:value="0.00000780821" calcext:value-type="float">
            <text:p>0.00000780821</text:p>
          </table:table-cell>
          <table:table-cell office:value-type="float" office:value="0.00350627" calcext:value-type="float">
            <text:p>0.00350627</text:p>
          </table:table-cell>
          <table:table-cell table:formula="of:=[.A252]*[.A252]" office:value-type="float" office:value="0.0000000000609681434" calcext:value-type="float">
            <text:p>6.09681434041E-11</text:p>
          </table:table-cell>
          <table:table-cell table:formula="of:=([.A252]-[.B252])*([.A252]-[.B252])" office:value-type="float" office:value="0.00001223923489609" calcext:value-type="float">
            <text:p>1.223923489609E-05</text:p>
          </table:table-cell>
          <table:table-cell table:number-columns-repeated="2"/>
        </table:table-row>
        <table:table-row table:style-name="ro1">
          <table:table-cell office:value-type="float" office:value="0.00111914" calcext:value-type="float">
            <text:p>0.00111914</text:p>
          </table:table-cell>
          <table:table-cell office:value-type="float" office:value="0.011534" calcext:value-type="float">
            <text:p>0.011534</text:p>
          </table:table-cell>
          <table:table-cell table:formula="of:=[.A253]*[.A253]" office:value-type="float" office:value="0.0000012524743396" calcext:value-type="float">
            <text:p>0.0000012524743396</text:p>
          </table:table-cell>
          <table:table-cell table:formula="of:=([.A253]-[.B253])*([.A253]-[.B253])" office:value-type="float" office:value="0.0001084693088196" calcext:value-type="float">
            <text:p>0.0001084693088196</text:p>
          </table:table-cell>
          <table:table-cell table:number-columns-repeated="2"/>
        </table:table-row>
        <table:table-row table:style-name="ro1">
          <table:table-cell office:value-type="float" office:value="0.00111914" calcext:value-type="float">
            <text:p>0.00111914</text:p>
          </table:table-cell>
          <table:table-cell office:value-type="float" office:value="0.00895092" calcext:value-type="float">
            <text:p>0.00895092</text:p>
          </table:table-cell>
          <table:table-cell table:formula="of:=[.A254]*[.A254]" office:value-type="float" office:value="0.0000012524743396" calcext:value-type="float">
            <text:p>0.0000012524743396</text:p>
          </table:table-cell>
          <table:table-cell table:formula="of:=([.A254]-[.B254])*([.A254]-[.B254])" office:value-type="float" office:value="0.0000613367779684" calcext:value-type="float">
            <text:p>0.0000613367779684</text:p>
          </table:table-cell>
          <table:table-cell table:number-columns-repeated="2"/>
        </table:table-row>
        <table:table-row table:style-name="ro1">
          <table:table-cell office:value-type="float" office:value="0.00186253" calcext:value-type="float">
            <text:p>0.00186253</text:p>
          </table:table-cell>
          <table:table-cell office:value-type="float" office:value="0.114897" calcext:value-type="float">
            <text:p>0.114897</text:p>
          </table:table-cell>
          <table:table-cell table:formula="of:=[.A255]*[.A255]" office:value-type="float" office:value="0.0000034690180009" calcext:value-type="float">
            <text:p>0.0000034690180009</text:p>
          </table:table-cell>
          <table:table-cell table:formula="of:=([.A255]-[.B255])*([.A255]-[.B255])" office:value-type="float" office:value="0.0127767914081809" calcext:value-type="float">
            <text:p>0.0127767914081809</text:p>
          </table:table-cell>
          <table:table-cell table:number-columns-repeated="2"/>
        </table:table-row>
        <table:table-row table:style-name="ro1">
          <table:table-cell office:value-type="float" office:value="0.0294488" calcext:value-type="float">
            <text:p>0.0294488</text:p>
          </table:table-cell>
          <table:table-cell office:value-type="float" office:value="0.00706868" calcext:value-type="float">
            <text:p>0.00706868</text:p>
          </table:table-cell>
          <table:table-cell table:formula="of:=[.A256]*[.A256]" office:value-type="float" office:value="0.00086723182144" calcext:value-type="float">
            <text:p>0.00086723182144</text:p>
          </table:table-cell>
          <table:table-cell table:formula="of:=([.A256]-[.B256])*([.A256]-[.B256])" office:value-type="float" office:value="0.0005008697712144" calcext:value-type="float">
            <text:p>0.0005008697712144</text:p>
          </table:table-cell>
          <table:table-cell table:number-columns-repeated="2"/>
        </table:table-row>
        <table:table-row table:style-name="ro1">
          <table:table-cell office:value-type="float" office:value="0.0336335" calcext:value-type="float">
            <text:p>0.0336335</text:p>
          </table:table-cell>
          <table:table-cell office:value-type="float" office:value="0.118291" calcext:value-type="float">
            <text:p>0.118291</text:p>
          </table:table-cell>
          <table:table-cell table:formula="of:=[.A257]*[.A257]" office:value-type="float" office:value="0.00113121232225" calcext:value-type="float">
            <text:p>0.00113121232225</text:p>
          </table:table-cell>
          <table:table-cell table:formula="of:=([.A257]-[.B257])*([.A257]-[.B257])" office:value-type="float" office:value="0.00716689230625" calcext:value-type="float">
            <text:p>0.00716689230625</text:p>
          </table:table-cell>
          <table:table-cell table:number-columns-repeated="2"/>
        </table:table-row>
        <table:table-row table:style-name="ro1">
          <table:table-cell office:value-type="float" office:value="0.0963593" calcext:value-type="float">
            <text:p>0.0963593</text:p>
          </table:table-cell>
          <table:table-cell office:value-type="float" office:value="0.207608" calcext:value-type="float">
            <text:p>0.207608</text:p>
          </table:table-cell>
          <table:table-cell table:formula="of:=[.A258]*[.A258]" office:value-type="float" office:value="0.00928511469649" calcext:value-type="float">
            <text:p>0.00928511469649</text:p>
          </table:table-cell>
          <table:table-cell table:formula="of:=([.A258]-[.B258])*([.A258]-[.B258])" office:value-type="float" office:value="0.01237627325169" calcext:value-type="float">
            <text:p>0.01237627325169</text:p>
          </table:table-cell>
          <table:table-cell table:number-columns-repeated="2"/>
        </table:table-row>
        <table:table-row table:style-name="ro1">
          <table:table-cell office:value-type="float" office:value="0.165921" calcext:value-type="float">
            <text:p>0.165921</text:p>
          </table:table-cell>
          <table:table-cell office:value-type="float" office:value="0.191535" calcext:value-type="float">
            <text:p>0.191535</text:p>
          </table:table-cell>
          <table:table-cell table:formula="of:=[.A259]*[.A259]" office:value-type="float" office:value="0.027529778241" calcext:value-type="float">
            <text:p>0.027529778241</text:p>
          </table:table-cell>
          <table:table-cell table:formula="of:=([.A259]-[.B259])*([.A259]-[.B259])" office:value-type="float" office:value="0.000656076996" calcext:value-type="float">
            <text:p>0.000656076996</text:p>
          </table:table-cell>
          <table:table-cell table:number-columns-repeated="2"/>
        </table:table-row>
        <table:table-row table:style-name="ro1">
          <table:table-cell office:value-type="float" office:value="0.18778" calcext:value-type="float">
            <text:p>0.18778</text:p>
          </table:table-cell>
          <table:table-cell office:value-type="float" office:value="0.364873" calcext:value-type="float">
            <text:p>0.364873</text:p>
          </table:table-cell>
          <table:table-cell table:formula="of:=[.A260]*[.A260]" office:value-type="float" office:value="0.0352613284" calcext:value-type="float">
            <text:p>0.0352613284</text:p>
          </table:table-cell>
          <table:table-cell table:formula="of:=([.A260]-[.B260])*([.A260]-[.B260])" office:value-type="float" office:value="0.031361930649" calcext:value-type="float">
            <text:p>0.031361930649</text:p>
          </table:table-cell>
          <table:table-cell table:number-columns-repeated="2"/>
        </table:table-row>
        <table:table-row table:style-name="ro1">
          <table:table-cell office:value-type="float" office:value="0.431448" calcext:value-type="float">
            <text:p>0.431448</text:p>
          </table:table-cell>
          <table:table-cell office:value-type="float" office:value="0.251111" calcext:value-type="float">
            <text:p>0.251111</text:p>
          </table:table-cell>
          <table:table-cell table:formula="of:=[.A261]*[.A261]" office:value-type="float" office:value="0.186147376704" calcext:value-type="float">
            <text:p>0.186147376704</text:p>
          </table:table-cell>
          <table:table-cell table:formula="of:=([.A261]-[.B261])*([.A261]-[.B261])" office:value-type="float" office:value="0.032521433569" calcext:value-type="float">
            <text:p>0.032521433569</text:p>
          </table:table-cell>
          <table:table-cell table:number-columns-repeated="2"/>
        </table:table-row>
        <table:table-row table:style-name="ro1">
          <table:table-cell office:value-type="float" office:value="0.498987" calcext:value-type="float">
            <text:p>0.498987</text:p>
          </table:table-cell>
          <table:table-cell office:value-type="float" office:value="0.310447" calcext:value-type="float">
            <text:p>0.310447</text:p>
          </table:table-cell>
          <table:table-cell table:formula="of:=[.A262]*[.A262]" office:value-type="float" office:value="0.248988026169" calcext:value-type="float">
            <text:p>0.248988026169</text:p>
          </table:table-cell>
          <table:table-cell table:formula="of:=([.A262]-[.B262])*([.A262]-[.B262])" office:value-type="float" office:value="0.0355473316" calcext:value-type="float">
            <text:p>0.0355473316</text:p>
          </table:table-cell>
          <table:table-cell table:number-columns-repeated="2"/>
        </table:table-row>
        <table:table-row table:style-name="ro1">
          <table:table-cell office:value-type="float" office:value="0.498987" calcext:value-type="float">
            <text:p>0.498987</text:p>
          </table:table-cell>
          <table:table-cell office:value-type="float" office:value="0.343662" calcext:value-type="float">
            <text:p>0.343662</text:p>
          </table:table-cell>
          <table:table-cell table:formula="of:=[.A263]*[.A263]" office:value-type="float" office:value="0.248988026169" calcext:value-type="float">
            <text:p>0.248988026169</text:p>
          </table:table-cell>
          <table:table-cell table:formula="of:=([.A263]-[.B263])*([.A263]-[.B263])" office:value-type="float" office:value="0.024125855625" calcext:value-type="float">
            <text:p>0.024125855625</text:p>
          </table:table-cell>
          <table:table-cell table:number-columns-repeated="2"/>
        </table:table-row>
        <table:table-row table:style-name="ro1">
          <table:table-cell office:value-type="float" office:value="0.529252" calcext:value-type="float">
            <text:p>0.529252</text:p>
          </table:table-cell>
          <table:table-cell office:value-type="float" office:value="0.432921" calcext:value-type="float">
            <text:p>0.432921</text:p>
          </table:table-cell>
          <table:table-cell table:formula="of:=[.A264]*[.A264]" office:value-type="float" office:value="0.280107679504" calcext:value-type="float">
            <text:p>0.280107679504</text:p>
          </table:table-cell>
          <table:table-cell table:formula="of:=([.A264]-[.B264])*([.A264]-[.B264])" office:value-type="float" office:value="0.00927966156099999" calcext:value-type="float">
            <text:p>0.00927966156099999</text:p>
          </table:table-cell>
          <table:table-cell table:number-columns-repeated="2"/>
        </table:table-row>
        <table:table-row table:style-name="ro1">
          <table:table-cell office:value-type="float" office:value="0.577151" calcext:value-type="float">
            <text:p>0.577151</text:p>
          </table:table-cell>
          <table:table-cell office:value-type="float" office:value="0.450417" calcext:value-type="float">
            <text:p>0.450417</text:p>
          </table:table-cell>
          <table:table-cell table:formula="of:=[.A265]*[.A265]" office:value-type="float" office:value="0.333103276801" calcext:value-type="float">
            <text:p>0.333103276801</text:p>
          </table:table-cell>
          <table:table-cell table:formula="of:=([.A265]-[.B265])*([.A265]-[.B265])" office:value-type="float" office:value="0.016061506756" calcext:value-type="float">
            <text:p>0.016061506756</text:p>
          </table:table-cell>
          <table:table-cell table:number-columns-repeated="2"/>
        </table:table-row>
        <table:table-row table:style-name="ro1">
          <table:table-cell office:value-type="float" office:value="0.57715" calcext:value-type="float">
            <text:p>0.57715</text:p>
          </table:table-cell>
          <table:table-cell office:value-type="float" office:value="0.484708" calcext:value-type="float">
            <text:p>0.484708</text:p>
          </table:table-cell>
          <table:table-cell table:formula="of:=[.A266]*[.A266]" office:value-type="float" office:value="0.3331021225" calcext:value-type="float">
            <text:p>0.3331021225</text:p>
          </table:table-cell>
          <table:table-cell table:formula="of:=([.A266]-[.B266])*([.A266]-[.B266])" office:value-type="float" office:value="0.008545523364" calcext:value-type="float">
            <text:p>0.008545523364</text:p>
          </table:table-cell>
          <table:table-cell table:number-columns-repeated="2"/>
        </table:table-row>
        <table:table-row table:style-name="ro1">
          <table:table-cell office:value-type="float" office:value="0.6575" calcext:value-type="float">
            <text:p>0.6575</text:p>
          </table:table-cell>
          <table:table-cell office:value-type="float" office:value="0.65655" calcext:value-type="float">
            <text:p>0.65655</text:p>
          </table:table-cell>
          <table:table-cell table:formula="of:=[.A267]*[.A267]" office:value-type="float" office:value="0.43230625" calcext:value-type="float">
            <text:p>0.43230625</text:p>
          </table:table-cell>
          <table:table-cell table:formula="of:=([.A267]-[.B267])*([.A267]-[.B267])" office:value-type="float" office:value="0.00000090250000000001" calcext:value-type="float">
            <text:p>9.02500000000012E-07</text:p>
          </table:table-cell>
          <table:table-cell table:number-columns-repeated="2"/>
        </table:table-row>
        <table:table-row table:style-name="ro1">
          <table:table-cell office:value-type="float" office:value="0.657499" calcext:value-type="float">
            <text:p>0.657499</text:p>
          </table:table-cell>
          <table:table-cell office:value-type="float" office:value="0.722116" calcext:value-type="float">
            <text:p>0.722116</text:p>
          </table:table-cell>
          <table:table-cell table:formula="of:=[.A268]*[.A268]" office:value-type="float" office:value="0.432304935001" calcext:value-type="float">
            <text:p>0.432304935001</text:p>
          </table:table-cell>
          <table:table-cell table:formula="of:=([.A268]-[.B268])*([.A268]-[.B268])" office:value-type="float" office:value="0.004175356689" calcext:value-type="float">
            <text:p>0.004175356689</text:p>
          </table:table-cell>
          <table:table-cell table:number-columns-repeated="2"/>
        </table:table-row>
        <table:table-row table:style-name="ro1">
          <table:table-cell office:value-type="float" office:value="0.783658" calcext:value-type="float">
            <text:p>0.783658</text:p>
          </table:table-cell>
          <table:table-cell office:value-type="float" office:value="0.824879" calcext:value-type="float">
            <text:p>0.824879</text:p>
          </table:table-cell>
          <table:table-cell table:formula="of:=[.A269]*[.A269]" office:value-type="float" office:value="0.614119860964" calcext:value-type="float">
            <text:p>0.614119860964</text:p>
          </table:table-cell>
          <table:table-cell table:formula="of:=([.A269]-[.B269])*([.A269]-[.B269])" office:value-type="float" office:value="0.00169917084100001" calcext:value-type="float">
            <text:p>0.00169917084100001</text:p>
          </table:table-cell>
          <table:table-cell table:number-columns-repeated="2"/>
        </table:table-row>
        <table:table-row table:style-name="ro1">
          <table:table-cell office:value-type="float" office:value="0.783658" calcext:value-type="float">
            <text:p>0.783658</text:p>
          </table:table-cell>
          <table:table-cell office:value-type="float" office:value="0.863535" calcext:value-type="float">
            <text:p>0.863535</text:p>
          </table:table-cell>
          <table:table-cell table:formula="of:=[.A270]*[.A270]" office:value-type="float" office:value="0.614119860964" calcext:value-type="float">
            <text:p>0.614119860964</text:p>
          </table:table-cell>
          <table:table-cell table:formula="of:=([.A270]-[.B270])*([.A270]-[.B270])" office:value-type="float" office:value="0.00638033512900001" calcext:value-type="float">
            <text:p>0.00638033512900001</text:p>
          </table:table-cell>
          <table:table-cell table:number-columns-repeated="2"/>
        </table:table-row>
        <table:table-row table:style-name="ro1">
          <table:table-cell office:value-type="float" office:value="0.889824" calcext:value-type="float">
            <text:p>0.889824</text:p>
          </table:table-cell>
          <table:table-cell office:value-type="float" office:value="0.909325" calcext:value-type="float">
            <text:p>0.909325</text:p>
          </table:table-cell>
          <table:table-cell table:formula="of:=[.A271]*[.A271]" office:value-type="float" office:value="0.791786750976" calcext:value-type="float">
            <text:p>0.791786750976</text:p>
          </table:table-cell>
          <table:table-cell table:formula="of:=([.A271]-[.B271])*([.A271]-[.B271])" office:value-type="float" office:value="0.000380289001000004" calcext:value-type="float">
            <text:p>0.000380289001000004</text:p>
          </table:table-cell>
          <table:table-cell table:number-columns-repeated="2"/>
        </table:table-row>
        <table:table-row table:style-name="ro1">
          <table:table-cell office:value-type="float" office:value="0.889824" calcext:value-type="float">
            <text:p>0.889824</text:p>
          </table:table-cell>
          <table:table-cell office:value-type="float" office:value="0.948433" calcext:value-type="float">
            <text:p>0.948433</text:p>
          </table:table-cell>
          <table:table-cell table:formula="of:=[.A272]*[.A272]" office:value-type="float" office:value="0.791786750976" calcext:value-type="float">
            <text:p>0.791786750976</text:p>
          </table:table-cell>
          <table:table-cell table:formula="of:=([.A272]-[.B272])*([.A272]-[.B272])" office:value-type="float" office:value="0.003435014881" calcext:value-type="float">
            <text:p>0.003435014881</text:p>
          </table:table-cell>
          <table:table-cell table:number-columns-repeated="2"/>
        </table:table-row>
        <table:table-row table:style-name="ro1">
          <table:table-cell office:value-type="float" office:value="0.999987" calcext:value-type="float">
            <text:p>0.999987</text:p>
          </table:table-cell>
          <table:table-cell office:value-type="float" office:value="0.984939" calcext:value-type="float">
            <text:p>0.984939</text:p>
          </table:table-cell>
          <table:table-cell table:formula="of:=[.A273]*[.A273]" office:value-type="float" office:value="0.999974000169" calcext:value-type="float">
            <text:p>0.999974000169</text:p>
          </table:table-cell>
          <table:table-cell table:formula="of:=([.A273]-[.B273])*([.A273]-[.B273])" office:value-type="float" office:value="0.000226442303999998" calcext:value-type="float">
            <text:p>0.000226442303999998</text:p>
          </table:table-cell>
          <table:table-cell table:number-columns-repeated="2"/>
        </table:table-row>
        <table:table-row table:style-name="ro1">
          <table:table-cell office:value-type="float" office:value="0.999986" calcext:value-type="float">
            <text:p>0.999986</text:p>
          </table:table-cell>
          <table:table-cell office:value-type="float" office:value="0.999997" calcext:value-type="float">
            <text:p>0.999997</text:p>
          </table:table-cell>
          <table:table-cell table:formula="of:=[.A274]*[.A274]" office:value-type="float" office:value="0.999972000196" calcext:value-type="float">
            <text:p>0.999972000196</text:p>
          </table:table-cell>
          <table:table-cell table:formula="of:=([.A274]-[.B274])*([.A274]-[.B274])" office:value-type="float" office:value="0.000000000121" calcext:value-type="float">
            <text:p>1.20999999999631E-10</text:p>
          </table:table-cell>
          <table:table-cell table:number-columns-repeated="2"/>
        </table:table-row>
        <table:table-row table:style-name="ro1">
          <table:table-cell office:value-type="float" office:value="0.000000953674" calcext:value-type="float">
            <text:p>0.000000953674</text:p>
          </table:table-cell>
          <table:table-cell office:value-type="float" office:value="0.00000259305" calcext:value-type="float">
            <text:p>0.00000259305</text:p>
          </table:table-cell>
          <table:table-cell table:formula="of:=[.A275]*[.A275]" office:value-type="float" office:value="0.0000000000009094941" calcext:value-type="float">
            <text:p>9.09494098276E-13</text:p>
          </table:table-cell>
          <table:table-cell table:formula="of:=([.A275]-[.B275])*([.A275]-[.B275])" office:value-type="float" office:value="0.00000000000268755367" calcext:value-type="float">
            <text:p>2.687553669376E-12</text:p>
          </table:table-cell>
          <table:table-cell table:number-columns-repeated="2"/>
        </table:table-row>
        <table:table-row table:style-name="ro1">
          <table:table-cell office:value-type="float" office:value="0.0000143647" calcext:value-type="float">
            <text:p>0.0000143647</text:p>
          </table:table-cell>
          <table:table-cell office:value-type="float" office:value="0.000316356" calcext:value-type="float">
            <text:p>0.000316356</text:p>
          </table:table-cell>
          <table:table-cell table:formula="of:=[.A276]*[.A276]" office:value-type="float" office:value="0.00000000020634460609" calcext:value-type="float">
            <text:p>2.0634460609E-10</text:p>
          </table:table-cell>
          <table:table-cell table:formula="of:=([.A276]-[.B276])*([.A276]-[.B276])" office:value-type="float" office:value="0.00000009119874527569" calcext:value-type="float">
            <text:p>9.119874527569E-08</text:p>
          </table:table-cell>
          <table:table-cell table:number-columns-repeated="2"/>
        </table:table-row>
        <table:table-row table:style-name="ro1">
          <table:table-cell office:value-type="float" office:value="0.00000786781" calcext:value-type="float">
            <text:p>0.00000786781</text:p>
          </table:table-cell>
          <table:table-cell office:value-type="float" office:value="0.000689016" calcext:value-type="float">
            <text:p>0.000689016</text:p>
          </table:table-cell>
          <table:table-cell table:formula="of:=[.A277]*[.A277]" office:value-type="float" office:value="0.0000000000619024342" calcext:value-type="float">
            <text:p>6.19024341961E-11</text:p>
          </table:table-cell>
          <table:table-cell table:formula="of:=([.A277]-[.B277])*([.A277]-[.B277])" office:value-type="float" office:value="0.00000046396285674028" calcext:value-type="float">
            <text:p>4.63962856740276E-07</text:p>
          </table:table-cell>
          <table:table-cell table:number-columns-repeated="2"/>
        </table:table-row>
        <table:table-row table:style-name="ro1">
          <table:table-cell office:value-type="float" office:value="0.00000369549" calcext:value-type="float">
            <text:p>0.00000369549</text:p>
          </table:table-cell>
          <table:table-cell office:value-type="float" office:value="0.000215903" calcext:value-type="float">
            <text:p>0.000215903</text:p>
          </table:table-cell>
          <table:table-cell table:formula="of:=[.A278]*[.A278]" office:value-type="float" office:value="0.00000000001365664634" calcext:value-type="float">
            <text:p>1.36566463401E-11</text:p>
          </table:table-cell>
          <table:table-cell table:formula="of:=([.A278]-[.B278])*([.A278]-[.B278])" office:value-type="float" office:value="0.0000000450320273004" calcext:value-type="float">
            <text:p>4.50320273004001E-08</text:p>
          </table:table-cell>
          <table:table-cell table:number-columns-repeated="2"/>
        </table:table-row>
        <table:table-row table:style-name="ro1">
          <table:table-cell office:value-type="float" office:value="0.00000500679" calcext:value-type="float">
            <text:p>0.00000500679</text:p>
          </table:table-cell>
          <table:table-cell office:value-type="float" office:value="0.0032983" calcext:value-type="float">
            <text:p>0.0032983</text:p>
          </table:table-cell>
          <table:table-cell table:formula="of:=[.A279]*[.A279]" office:value-type="float" office:value="0.0000000000250679461" calcext:value-type="float">
            <text:p>2.50679461041E-11</text:p>
          </table:table-cell>
          <table:table-cell table:formula="of:=([.A279]-[.B279])*([.A279]-[.B279])" office:value-type="float" office:value="0.0000108457801670321" calcext:value-type="float">
            <text:p>1.08457801670321E-05</text:p>
          </table:table-cell>
          <table:table-cell table:number-columns-repeated="2"/>
        </table:table-row>
        <table:table-row table:style-name="ro1">
          <table:table-cell office:value-type="float" office:value="0.0000012517" calcext:value-type="float">
            <text:p>0.0000012517</text:p>
          </table:table-cell>
          <table:table-cell office:value-type="float" office:value="0.00109438" calcext:value-type="float">
            <text:p>0.00109438</text:p>
          </table:table-cell>
          <table:table-cell table:formula="of:=[.A280]*[.A280]" office:value-type="float" office:value="0.00000000000156675289" calcext:value-type="float">
            <text:p>1.56675289E-12</text:p>
          </table:table-cell>
          <table:table-cell table:formula="of:=([.A280]-[.B280])*([.A280]-[.B280])" office:value-type="float" office:value="0.00000119492948026089" calcext:value-type="float">
            <text:p>1.19492948026089E-06</text:p>
          </table:table-cell>
          <table:table-cell table:number-columns-repeated="2"/>
        </table:table-row>
        <table:table-row table:style-name="ro1">
          <table:table-cell office:value-type="float" office:value="0.00000184774" calcext:value-type="float">
            <text:p>0.00000184774</text:p>
          </table:table-cell>
          <table:table-cell office:value-type="float" office:value="0.00020361" calcext:value-type="float">
            <text:p>0.00020361</text:p>
          </table:table-cell>
          <table:table-cell table:formula="of:=[.A281]*[.A281]" office:value-type="float" office:value="0.00000000000341414311" calcext:value-type="float">
            <text:p>3.4141431076E-12</text:p>
          </table:table-cell>
          <table:table-cell table:formula="of:=([.A281]-[.B281])*([.A281]-[.B281])" office:value-type="float" office:value="0.00000004070800956031" calcext:value-type="float">
            <text:p>4.07080095603076E-08</text:p>
          </table:table-cell>
          <table:table-cell table:number-columns-repeated="2"/>
        </table:table-row>
        <table:table-row table:style-name="ro1">
          <table:table-cell office:value-type="float" office:value="0.0000174046" calcext:value-type="float">
            <text:p>0.0000174046</text:p>
          </table:table-cell>
          <table:table-cell office:value-type="float" office:value="0.00185025" calcext:value-type="float">
            <text:p>0.00185025</text:p>
          </table:table-cell>
          <table:table-cell table:formula="of:=[.A282]*[.A282]" office:value-type="float" office:value="0.00000000030292010116" calcext:value-type="float">
            <text:p>3.0292010116E-10</text:p>
          </table:table-cell>
          <table:table-cell table:formula="of:=([.A282]-[.B282])*([.A282]-[.B282])" office:value-type="float" office:value="0.00000335932226030116" calcext:value-type="float">
            <text:p>3.35932226030116E-06</text:p>
          </table:table-cell>
          <table:table-cell table:number-columns-repeated="2"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060932" calcext:value-type="float">
            <text:p>0.0060932</text:p>
          </table:table-cell>
          <table:table-cell table:formula="of:=[.A283]*[.A283]" office:value-type="float" office:value="0.00000000000003197445" calcext:value-type="float">
            <text:p>3.1974446596E-14</text:p>
          </table:table-cell>
          <table:table-cell table:formula="of:=([.A283]-[.B283])*([.A283]-[.B283])" office:value-type="float" office:value="0.0000371249071730448" calcext:value-type="float">
            <text:p>3.71249071730448E-05</text:p>
          </table:table-cell>
          <table:table-cell table:number-columns-repeated="2"/>
        </table:table-row>
        <table:table-row table:style-name="ro1">
          <table:table-cell office:value-type="float" office:value="0.00000852346" calcext:value-type="float">
            <text:p>0.00000852346</text:p>
          </table:table-cell>
          <table:table-cell office:value-type="float" office:value="0.000314451" calcext:value-type="float">
            <text:p>0.000314451</text:p>
          </table:table-cell>
          <table:table-cell table:formula="of:=[.A284]*[.A284]" office:value-type="float" office:value="0.00000000007264937037" calcext:value-type="float">
            <text:p>7.26493703716E-11</text:p>
          </table:table-cell>
          <table:table-cell table:formula="of:=([.A284]-[.B284])*([.A284]-[.B284])" office:value-type="float" office:value="0.00000009359165973045" calcext:value-type="float">
            <text:p>9.35916597304516E-08</text:p>
          </table:table-cell>
          <table:table-cell table:number-columns-repeated="2"/>
        </table:table-row>
        <table:table-row table:style-name="ro1">
          <table:table-cell office:value-type="float" office:value="0.000015974" calcext:value-type="float">
            <text:p>0.000015974</text:p>
          </table:table-cell>
          <table:table-cell office:value-type="float" office:value="0.000322074" calcext:value-type="float">
            <text:p>0.000322074</text:p>
          </table:table-cell>
          <table:table-cell table:formula="of:=[.A285]*[.A285]" office:value-type="float" office:value="0.000000000255168676" calcext:value-type="float">
            <text:p>2.55168676E-10</text:p>
          </table:table-cell>
          <table:table-cell table:formula="of:=([.A285]-[.B285])*([.A285]-[.B285])" office:value-type="float" office:value="0.00000009369721" calcext:value-type="float">
            <text:p>0.00000009369721</text:p>
          </table:table-cell>
          <table:table-cell table:number-columns-repeated="2"/>
        </table:table-row>
        <table:table-row table:style-name="ro1">
          <table:table-cell office:value-type="float" office:value="0.0000451803" calcext:value-type="float">
            <text:p>0.0000451803</text:p>
          </table:table-cell>
          <table:table-cell office:value-type="float" office:value="0.00250619" calcext:value-type="float">
            <text:p>0.00250619</text:p>
          </table:table-cell>
          <table:table-cell table:formula="of:=[.A286]*[.A286]" office:value-type="float" office:value="0.00000000204125950809" calcext:value-type="float">
            <text:p>2.04125950809E-09</text:p>
          </table:table-cell>
          <table:table-cell table:formula="of:=([.A286]-[.B286])*([.A286]-[.B286])" office:value-type="float" office:value="0.00000605656874349409" calcext:value-type="float">
            <text:p>6.05656874349409E-06</text:p>
          </table:table-cell>
          <table:table-cell table:number-columns-repeated="2"/>
        </table:table-row>
        <table:table-row table:style-name="ro1">
          <table:table-cell office:value-type="float" office:value="0.00000756979" calcext:value-type="float">
            <text:p>0.00000756979</text:p>
          </table:table-cell>
          <table:table-cell office:value-type="float" office:value="0.00572256" calcext:value-type="float">
            <text:p>0.00572256</text:p>
          </table:table-cell>
          <table:table-cell table:formula="of:=[.A287]*[.A287]" office:value-type="float" office:value="0.00000000005730172064" calcext:value-type="float">
            <text:p>5.73017206441E-11</text:p>
          </table:table-cell>
          <table:table-cell table:formula="of:=([.A287]-[.B287])*([.A287]-[.B287])" office:value-type="float" office:value="0.0000326611131003958" calcext:value-type="float">
            <text:p>3.26611131003958E-05</text:p>
          </table:table-cell>
          <table:table-cell table:number-columns-repeated="2"/>
        </table:table-row>
        <table:table-row table:style-name="ro1">
          <table:table-cell office:value-type="float" office:value="0.0000417829" calcext:value-type="float">
            <text:p>0.0000417829</text:p>
          </table:table-cell>
          <table:table-cell office:value-type="float" office:value="0.0108439" calcext:value-type="float">
            <text:p>0.0108439</text:p>
          </table:table-cell>
          <table:table-cell table:formula="of:=[.A288]*[.A288]" office:value-type="float" office:value="0.00000000174581073241" calcext:value-type="float">
            <text:p>1.74581073241E-09</text:p>
          </table:table-cell>
          <table:table-cell table:formula="of:=([.A288]-[.B288])*([.A288]-[.B288])" office:value-type="float" office:value="0.000116685733842112" calcext:value-type="float">
            <text:p>0.000116685733842112</text:p>
          </table:table-cell>
          <table:table-cell table:number-columns-repeated="2"/>
        </table:table-row>
        <table:table-row table:style-name="ro1">
          <table:table-cell office:value-type="float" office:value="0.0000417829" calcext:value-type="float">
            <text:p>0.0000417829</text:p>
          </table:table-cell>
          <table:table-cell office:value-type="float" office:value="0.0475473" calcext:value-type="float">
            <text:p>0.0475473</text:p>
          </table:table-cell>
          <table:table-cell table:formula="of:=[.A289]*[.A289]" office:value-type="float" office:value="0.00000000174581073241" calcext:value-type="float">
            <text:p>1.74581073241E-09</text:p>
          </table:table-cell>
          <table:table-cell table:formula="of:=([.A289]-[.B289])*([.A289]-[.B289])" office:value-type="float" office:value="0.00225677415493839" calcext:value-type="float">
            <text:p>0.00225677415493839</text:p>
          </table:table-cell>
          <table:table-cell table:number-columns-repeated="2"/>
        </table:table-row>
        <table:table-row table:style-name="ro1">
          <table:table-cell office:value-type="float" office:value="0.000287175" calcext:value-type="float">
            <text:p>0.000287175</text:p>
          </table:table-cell>
          <table:table-cell office:value-type="float" office:value="0.0246114" calcext:value-type="float">
            <text:p>0.0246114</text:p>
          </table:table-cell>
          <table:table-cell table:formula="of:=[.A290]*[.A290]" office:value-type="float" office:value="0.000000082469480625" calcext:value-type="float">
            <text:p>8.2469480625E-08</text:p>
          </table:table-cell>
          <table:table-cell table:formula="of:=([.A290]-[.B290])*([.A290]-[.B290])" office:value-type="float" office:value="0.000591667921850625" calcext:value-type="float">
            <text:p>0.000591667921850625</text:p>
          </table:table-cell>
          <table:table-cell table:number-columns-repeated="2"/>
        </table:table-row>
        <table:table-row table:style-name="ro1">
          <table:table-cell office:value-type="float" office:value="0.00030309" calcext:value-type="float">
            <text:p>0.00030309</text:p>
          </table:table-cell>
          <table:table-cell office:value-type="float" office:value="0.160604" calcext:value-type="float">
            <text:p>0.160604</text:p>
          </table:table-cell>
          <table:table-cell table:formula="of:=[.A291]*[.A291]" office:value-type="float" office:value="0.0000000918635481" calcext:value-type="float">
            <text:p>0.0000000918635481</text:p>
          </table:table-cell>
          <table:table-cell table:formula="of:=([.A291]-[.B291])*([.A291]-[.B291])" office:value-type="float" office:value="0.0256963817468281" calcext:value-type="float">
            <text:p>0.0256963817468281</text:p>
          </table:table-cell>
          <table:table-cell table:number-columns-repeated="2"/>
        </table:table-row>
        <table:table-row table:style-name="ro1">
          <table:table-cell office:value-type="float" office:value="0.000539362" calcext:value-type="float">
            <text:p>0.000539362</text:p>
          </table:table-cell>
          <table:table-cell office:value-type="float" office:value="0.0842836" calcext:value-type="float">
            <text:p>0.0842836</text:p>
          </table:table-cell>
          <table:table-cell table:formula="of:=[.A292]*[.A292]" office:value-type="float" office:value="0.000000290911367044" calcext:value-type="float">
            <text:p>2.90911367044E-07</text:p>
          </table:table-cell>
          <table:table-cell table:formula="of:=([.A292]-[.B292])*([.A292]-[.B292])" office:value-type="float" office:value="0.00701309739820064" calcext:value-type="float">
            <text:p>0.00701309739820064</text:p>
          </table:table-cell>
          <table:table-cell table:number-columns-repeated="2"/>
        </table:table-row>
        <table:table-row table:style-name="ro1">
          <table:table-cell office:value-type="float" office:value="0.128438" calcext:value-type="float">
            <text:p>0.128438</text:p>
          </table:table-cell>
          <table:table-cell office:value-type="float" office:value="0.00736115" calcext:value-type="float">
            <text:p>0.00736115</text:p>
          </table:table-cell>
          <table:table-cell table:formula="of:=[.A293]*[.A293]" office:value-type="float" office:value="0.016496319844" calcext:value-type="float">
            <text:p>0.016496319844</text:p>
          </table:table-cell>
          <table:table-cell table:formula="of:=([.A293]-[.B293])*([.A293]-[.B293])" office:value-type="float" office:value="0.0146596036059225" calcext:value-type="float">
            <text:p>0.0146596036059225</text:p>
          </table:table-cell>
          <table:table-cell table:number-columns-repeated="2"/>
        </table:table-row>
        <table:table-row table:style-name="ro1">
          <table:table-cell office:value-type="float" office:value="0.128438" calcext:value-type="float">
            <text:p>0.128438</text:p>
          </table:table-cell>
          <table:table-cell office:value-type="float" office:value="0.320735" calcext:value-type="float">
            <text:p>0.320735</text:p>
          </table:table-cell>
          <table:table-cell table:formula="of:=[.A294]*[.A294]" office:value-type="float" office:value="0.016496319844" calcext:value-type="float">
            <text:p>0.016496319844</text:p>
          </table:table-cell>
          <table:table-cell table:formula="of:=([.A294]-[.B294])*([.A294]-[.B294])" office:value-type="float" office:value="0.036978136209" calcext:value-type="float">
            <text:p>0.036978136209</text:p>
          </table:table-cell>
          <table:table-cell table:number-columns-repeated="2"/>
        </table:table-row>
        <table:table-row table:style-name="ro1">
          <table:table-cell office:value-type="float" office:value="0.128438" calcext:value-type="float">
            <text:p>0.128438</text:p>
          </table:table-cell>
          <table:table-cell office:value-type="float" office:value="0.197301" calcext:value-type="float">
            <text:p>0.197301</text:p>
          </table:table-cell>
          <table:table-cell table:formula="of:=[.A295]*[.A295]" office:value-type="float" office:value="0.016496319844" calcext:value-type="float">
            <text:p>0.016496319844</text:p>
          </table:table-cell>
          <table:table-cell table:formula="of:=([.A295]-[.B295])*([.A295]-[.B295])" office:value-type="float" office:value="0.004742112769" calcext:value-type="float">
            <text:p>0.004742112769</text:p>
          </table:table-cell>
          <table:table-cell table:number-columns-repeated="2"/>
        </table:table-row>
        <table:table-row table:style-name="ro1">
          <table:table-cell office:value-type="float" office:value="0.128438" calcext:value-type="float">
            <text:p>0.128438</text:p>
          </table:table-cell>
          <table:table-cell office:value-type="float" office:value="0.137317" calcext:value-type="float">
            <text:p>0.137317</text:p>
          </table:table-cell>
          <table:table-cell table:formula="of:=[.A296]*[.A296]" office:value-type="float" office:value="0.016496319844" calcext:value-type="float">
            <text:p>0.016496319844</text:p>
          </table:table-cell>
          <table:table-cell table:formula="of:=([.A296]-[.B296])*([.A296]-[.B296])" office:value-type="float" office:value="0.000078836641" calcext:value-type="float">
            <text:p>0.000078836641</text:p>
          </table:table-cell>
          <table:table-cell table:number-columns-repeated="2"/>
        </table:table-row>
        <table:table-row table:style-name="ro1">
          <table:table-cell office:value-type="float" office:value="0.128438" calcext:value-type="float">
            <text:p>0.128438</text:p>
          </table:table-cell>
          <table:table-cell office:value-type="float" office:value="0.142463" calcext:value-type="float">
            <text:p>0.142463</text:p>
          </table:table-cell>
          <table:table-cell table:formula="of:=[.A297]*[.A297]" office:value-type="float" office:value="0.016496319844" calcext:value-type="float">
            <text:p>0.016496319844</text:p>
          </table:table-cell>
          <table:table-cell table:formula="of:=([.A297]-[.B297])*([.A297]-[.B297])" office:value-type="float" office:value="0.000196700625" calcext:value-type="float">
            <text:p>0.000196700625</text:p>
          </table:table-cell>
          <table:table-cell table:number-columns-repeated="2"/>
        </table:table-row>
        <table:table-row table:style-name="ro1">
          <table:table-cell office:value-type="float" office:value="0.173709" calcext:value-type="float">
            <text:p>0.173709</text:p>
          </table:table-cell>
          <table:table-cell office:value-type="float" office:value="0.420339" calcext:value-type="float">
            <text:p>0.420339</text:p>
          </table:table-cell>
          <table:table-cell table:formula="of:=[.A298]*[.A298]" office:value-type="float" office:value="0.030174816681" calcext:value-type="float">
            <text:p>0.030174816681</text:p>
          </table:table-cell>
          <table:table-cell table:formula="of:=([.A298]-[.B298])*([.A298]-[.B298])" office:value-type="float" office:value="0.0608263569" calcext:value-type="float">
            <text:p>0.0608263569</text:p>
          </table:table-cell>
          <table:table-cell table:number-columns-repeated="2"/>
        </table:table-row>
        <table:table-row table:style-name="ro1">
          <table:table-cell office:value-type="float" office:value="0.173709" calcext:value-type="float">
            <text:p>0.173709</text:p>
          </table:table-cell>
          <table:table-cell office:value-type="float" office:value="0.435961" calcext:value-type="float">
            <text:p>0.435961</text:p>
          </table:table-cell>
          <table:table-cell table:formula="of:=[.A299]*[.A299]" office:value-type="float" office:value="0.030174816681" calcext:value-type="float">
            <text:p>0.030174816681</text:p>
          </table:table-cell>
          <table:table-cell table:formula="of:=([.A299]-[.B299])*([.A299]-[.B299])" office:value-type="float" office:value="0.068776111504" calcext:value-type="float">
            <text:p>0.068776111504</text:p>
          </table:table-cell>
          <table:table-cell table:number-columns-repeated="2"/>
        </table:table-row>
        <table:table-row table:style-name="ro1">
          <table:table-cell office:value-type="float" office:value="0.169374" calcext:value-type="float">
            <text:p>0.169374</text:p>
          </table:table-cell>
          <table:table-cell office:value-type="float" office:value="0.46415" calcext:value-type="float">
            <text:p>0.46415</text:p>
          </table:table-cell>
          <table:table-cell table:formula="of:=[.A300]*[.A300]" office:value-type="float" office:value="0.028687551876" calcext:value-type="float">
            <text:p>0.028687551876</text:p>
          </table:table-cell>
          <table:table-cell table:formula="of:=([.A300]-[.B300])*([.A300]-[.B300])" office:value-type="float" office:value="0.086892890176" calcext:value-type="float">
            <text:p>0.086892890176</text:p>
          </table:table-cell>
          <table:table-cell table:number-columns-repeated="2"/>
        </table:table-row>
        <table:table-row table:style-name="ro1">
          <table:table-cell office:value-type="float" office:value="0.169374" calcext:value-type="float">
            <text:p>0.169374</text:p>
          </table:table-cell>
          <table:table-cell office:value-type="float" office:value="0.481896" calcext:value-type="float">
            <text:p>0.481896</text:p>
          </table:table-cell>
          <table:table-cell table:formula="of:=[.A301]*[.A301]" office:value-type="float" office:value="0.028687551876" calcext:value-type="float">
            <text:p>0.028687551876</text:p>
          </table:table-cell>
          <table:table-cell table:formula="of:=([.A301]-[.B301])*([.A301]-[.B301])" office:value-type="float" office:value="0.097670000484" calcext:value-type="float">
            <text:p>0.097670000484</text:p>
          </table:table-cell>
          <table:table-cell table:number-columns-repeated="2"/>
        </table:table-row>
        <table:table-row table:style-name="ro1">
          <table:table-cell office:value-type="float" office:value="0.194185" calcext:value-type="float">
            <text:p>0.194185</text:p>
          </table:table-cell>
          <table:table-cell office:value-type="float" office:value="0.554311" calcext:value-type="float">
            <text:p>0.554311</text:p>
          </table:table-cell>
          <table:table-cell table:formula="of:=[.A302]*[.A302]" office:value-type="float" office:value="0.037707814225" calcext:value-type="float">
            <text:p>0.037707814225</text:p>
          </table:table-cell>
          <table:table-cell table:formula="of:=([.A302]-[.B302])*([.A302]-[.B302])" office:value-type="float" office:value="0.129690735876" calcext:value-type="float">
            <text:p>0.129690735876</text:p>
          </table:table-cell>
          <table:table-cell table:number-columns-repeated="2"/>
        </table:table-row>
        <table:table-row table:style-name="ro1">
          <table:table-cell office:value-type="float" office:value="0.194185" calcext:value-type="float">
            <text:p>0.194185</text:p>
          </table:table-cell>
          <table:table-cell office:value-type="float" office:value="0.560768" calcext:value-type="float">
            <text:p>0.560768</text:p>
          </table:table-cell>
          <table:table-cell table:formula="of:=[.A303]*[.A303]" office:value-type="float" office:value="0.037707814225" calcext:value-type="float">
            <text:p>0.037707814225</text:p>
          </table:table-cell>
          <table:table-cell table:formula="of:=([.A303]-[.B303])*([.A303]-[.B303])" office:value-type="float" office:value="0.134383095889" calcext:value-type="float">
            <text:p>0.134383095889</text:p>
          </table:table-cell>
          <table:table-cell table:number-columns-repeated="2"/>
        </table:table-row>
        <table:table-row table:style-name="ro1">
          <table:table-cell office:value-type="float" office:value="0.186945" calcext:value-type="float">
            <text:p>0.186945</text:p>
          </table:table-cell>
          <table:table-cell office:value-type="float" office:value="0.612259" calcext:value-type="float">
            <text:p>0.612259</text:p>
          </table:table-cell>
          <table:table-cell table:formula="of:=[.A304]*[.A304]" office:value-type="float" office:value="0.034948433025" calcext:value-type="float">
            <text:p>0.034948433025</text:p>
          </table:table-cell>
          <table:table-cell table:formula="of:=([.A304]-[.B304])*([.A304]-[.B304])" office:value-type="float" office:value="0.180891998596" calcext:value-type="float">
            <text:p>0.180891998596</text:p>
          </table:table-cell>
          <table:table-cell table:number-columns-repeated="2"/>
        </table:table-row>
        <table:table-row table:style-name="ro1">
          <table:table-cell office:value-type="float" office:value="0.239923" calcext:value-type="float">
            <text:p>0.239923</text:p>
          </table:table-cell>
          <table:table-cell office:value-type="float" office:value="0.51487" calcext:value-type="float">
            <text:p>0.51487</text:p>
          </table:table-cell>
          <table:table-cell table:formula="of:=[.A305]*[.A305]" office:value-type="float" office:value="0.057563045929" calcext:value-type="float">
            <text:p>0.057563045929</text:p>
          </table:table-cell>
          <table:table-cell table:formula="of:=([.A305]-[.B305])*([.A305]-[.B305])" office:value-type="float" office:value="0.075595852809" calcext:value-type="float">
            <text:p>0.075595852809</text:p>
          </table:table-cell>
          <table:table-cell table:number-columns-repeated="2"/>
        </table:table-row>
        <table:table-row table:style-name="ro1">
          <table:table-cell office:value-type="float" office:value="0.239923" calcext:value-type="float">
            <text:p>0.239923</text:p>
          </table:table-cell>
          <table:table-cell office:value-type="float" office:value="0.538554" calcext:value-type="float">
            <text:p>0.538554</text:p>
          </table:table-cell>
          <table:table-cell table:formula="of:=[.A306]*[.A306]" office:value-type="float" office:value="0.057563045929" calcext:value-type="float">
            <text:p>0.057563045929</text:p>
          </table:table-cell>
          <table:table-cell table:formula="of:=([.A306]-[.B306])*([.A306]-[.B306])" office:value-type="float" office:value="0.089180474161" calcext:value-type="float">
            <text:p>0.089180474161</text:p>
          </table:table-cell>
          <table:table-cell table:number-columns-repeated="2"/>
        </table:table-row>
        <table:table-row table:style-name="ro1">
          <table:table-cell office:value-type="float" office:value="0.27133" calcext:value-type="float">
            <text:p>0.27133</text:p>
          </table:table-cell>
          <table:table-cell office:value-type="float" office:value="0.578934" calcext:value-type="float">
            <text:p>0.578934</text:p>
          </table:table-cell>
          <table:table-cell table:formula="of:=[.A307]*[.A307]" office:value-type="float" office:value="0.0736199689" calcext:value-type="float">
            <text:p>0.0736199689</text:p>
          </table:table-cell>
          <table:table-cell table:formula="of:=([.A307]-[.B307])*([.A307]-[.B307])" office:value-type="float" office:value="0.094620220816" calcext:value-type="float">
            <text:p>0.094620220816</text:p>
          </table:table-cell>
          <table:table-cell table:number-columns-repeated="2"/>
        </table:table-row>
        <table:table-row table:style-name="ro1">
          <table:table-cell office:value-type="float" office:value="0.654413" calcext:value-type="float">
            <text:p>0.654413</text:p>
          </table:table-cell>
          <table:table-cell office:value-type="float" office:value="0.483826" calcext:value-type="float">
            <text:p>0.483826</text:p>
          </table:table-cell>
          <table:table-cell table:formula="of:=[.A308]*[.A308]" office:value-type="float" office:value="0.428256374569" calcext:value-type="float">
            <text:p>0.428256374569</text:p>
          </table:table-cell>
          <table:table-cell table:formula="of:=([.A308]-[.B308])*([.A308]-[.B308])" office:value-type="float" office:value="0.029099924569" calcext:value-type="float">
            <text:p>0.029099924569</text:p>
          </table:table-cell>
          <table:table-cell table:number-columns-repeated="2"/>
        </table:table-row>
        <table:table-row table:style-name="ro1">
          <table:table-cell office:value-type="float" office:value="0.753906" calcext:value-type="float">
            <text:p>0.753906</text:p>
          </table:table-cell>
          <table:table-cell office:value-type="float" office:value="0.780315" calcext:value-type="float">
            <text:p>0.780315</text:p>
          </table:table-cell>
          <table:table-cell table:formula="of:=[.A309]*[.A309]" office:value-type="float" office:value="0.568374256836" calcext:value-type="float">
            <text:p>0.568374256836</text:p>
          </table:table-cell>
          <table:table-cell table:formula="of:=([.A309]-[.B309])*([.A309]-[.B309])" office:value-type="float" office:value="0.000697435281000001" calcext:value-type="float">
            <text:p>0.000697435281000001</text:p>
          </table:table-cell>
          <table:table-cell table:number-columns-repeated="2"/>
        </table:table-row>
        <table:table-row table:style-name="ro1">
          <table:table-cell office:value-type="float" office:value="0.857308" calcext:value-type="float">
            <text:p>0.857308</text:p>
          </table:table-cell>
          <table:table-cell office:value-type="float" office:value="0.835242" calcext:value-type="float">
            <text:p>0.835242</text:p>
          </table:table-cell>
          <table:table-cell table:formula="of:=[.A310]*[.A310]" office:value-type="float" office:value="0.734977006864" calcext:value-type="float">
            <text:p>0.734977006864</text:p>
          </table:table-cell>
          <table:table-cell table:formula="of:=([.A310]-[.B310])*([.A310]-[.B310])" office:value-type="float" office:value="0.000486908355999996" calcext:value-type="float">
            <text:p>0.000486908355999996</text:p>
          </table:table-cell>
          <table:table-cell table:number-columns-repeated="2"/>
        </table:table-row>
        <table:table-row table:style-name="ro1">
          <table:table-cell office:value-type="float" office:value="0.924081" calcext:value-type="float">
            <text:p>0.924081</text:p>
          </table:table-cell>
          <table:table-cell office:value-type="float" office:value="0.951851" calcext:value-type="float">
            <text:p>0.951851</text:p>
          </table:table-cell>
          <table:table-cell table:formula="of:=[.A311]*[.A311]" office:value-type="float" office:value="0.853925694561" calcext:value-type="float">
            <text:p>0.853925694561</text:p>
          </table:table-cell>
          <table:table-cell table:formula="of:=([.A311]-[.B311])*([.A311]-[.B311])" office:value-type="float" office:value="0.000771172899999998" calcext:value-type="float">
            <text:p>0.000771172899999998</text:p>
          </table:table-cell>
          <table:table-cell table:number-columns-repeated="2"/>
        </table:table-row>
        <table:table-row table:style-name="ro1">
          <table:table-cell office:value-type="float" office:value="0.97687" calcext:value-type="float">
            <text:p>0.97687</text:p>
          </table:table-cell>
          <table:table-cell office:value-type="float" office:value="0.992113" calcext:value-type="float">
            <text:p>0.992113</text:p>
          </table:table-cell>
          <table:table-cell table:formula="of:=[.A312]*[.A312]" office:value-type="float" office:value="0.9542749969" calcext:value-type="float">
            <text:p>0.9542749969</text:p>
          </table:table-cell>
          <table:table-cell table:formula="of:=([.A312]-[.B312])*([.A312]-[.B312])" office:value-type="float" office:value="0.000232349049" calcext:value-type="float">
            <text:p>0.000232349049</text:p>
          </table:table-cell>
          <table:table-cell table:number-columns-repeated="2"/>
        </table:table-row>
        <table:table-row table:style-name="ro1">
          <table:table-cell office:value-type="float" office:value="0.993257" calcext:value-type="float">
            <text:p>0.993257</text:p>
          </table:table-cell>
          <table:table-cell office:value-type="float" office:value="0.998816" calcext:value-type="float">
            <text:p>0.998816</text:p>
          </table:table-cell>
          <table:table-cell table:formula="of:=[.A313]*[.A313]" office:value-type="float" office:value="0.986559468049" calcext:value-type="float">
            <text:p>0.986559468049</text:p>
          </table:table-cell>
          <table:table-cell table:formula="of:=([.A313]-[.B313])*([.A313]-[.B313])" office:value-type="float" office:value="0.000030902481000001" calcext:value-type="float">
            <text:p>3.0902481000001E-05</text:p>
          </table:table-cell>
          <table:table-cell table:number-columns-repeated="2"/>
        </table:table-row>
        <table:table-row table:style-name="ro1">
          <table:table-cell office:value-type="float" office:value="0.0000239611" calcext:value-type="float">
            <text:p>0.0000239611</text:p>
          </table:table-cell>
          <table:table-cell office:value-type="float" office:value="0.00000302965" calcext:value-type="float">
            <text:p>0.00000302965</text:p>
          </table:table-cell>
          <table:table-cell table:formula="of:=[.A314]*[.A314]" office:value-type="float" office:value="0.00000000057413431321" calcext:value-type="float">
            <text:p>5.7413431321E-10</text:p>
          </table:table-cell>
          <table:table-cell table:formula="of:=([.A314]-[.B314])*([.A314]-[.B314])" office:value-type="float" office:value="0.0000000004381255991" calcext:value-type="float">
            <text:p>4.381255991025E-10</text:p>
          </table:table-cell>
          <table:table-cell table:number-columns-repeated="2"/>
        </table:table-row>
        <table:table-row table:style-name="ro1">
          <table:table-cell office:value-type="float" office:value="0.0000240803" calcext:value-type="float">
            <text:p>0.0000240803</text:p>
          </table:table-cell>
          <table:table-cell office:value-type="float" office:value="0.00117962" calcext:value-type="float">
            <text:p>0.00117962</text:p>
          </table:table-cell>
          <table:table-cell table:formula="of:=[.A315]*[.A315]" office:value-type="float" office:value="0.00000000057986084809" calcext:value-type="float">
            <text:p>5.7986084809E-10</text:p>
          </table:table-cell>
          <table:table-cell table:formula="of:=([.A315]-[.B315])*([.A315]-[.B315])" office:value-type="float" office:value="0.00000133527199827609" calcext:value-type="float">
            <text:p>1.33527199827609E-06</text:p>
          </table:table-cell>
          <table:table-cell table:number-columns-repeated="2"/>
        </table:table-row>
        <table:table-row table:style-name="ro1">
          <table:table-cell office:value-type="float" office:value="0.0000090003" calcext:value-type="float">
            <text:p>0.0000090003</text:p>
          </table:table-cell>
          <table:table-cell office:value-type="float" office:value="0.000425084" calcext:value-type="float">
            <text:p>0.000425084</text:p>
          </table:table-cell>
          <table:table-cell table:formula="of:=[.A316]*[.A316]" office:value-type="float" office:value="0.00000000008100540009" calcext:value-type="float">
            <text:p>8.100540009E-11</text:p>
          </table:table-cell>
          <table:table-cell table:formula="of:=([.A316]-[.B316])*([.A316]-[.B316])" office:value-type="float" office:value="0.00000017312564540569" calcext:value-type="float">
            <text:p>1.7312564540569E-07</text:p>
          </table:table-cell>
          <table:table-cell table:number-columns-repeated="2"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0128016" calcext:value-type="float">
            <text:p>0.00128016</text:p>
          </table:table-cell>
          <table:table-cell table:formula="of:=[.A317]*[.A317]" office:value-type="float" office:value="0.00000000000003197445" calcext:value-type="float">
            <text:p>3.1974446596E-14</text:p>
          </table:table-cell>
          <table:table-cell table:formula="of:=([.A317]-[.B317])*([.A317]-[.B317])" office:value-type="float" office:value="0.00000163835183651397" calcext:value-type="float">
            <text:p>1.63835183651397E-06</text:p>
          </table:table-cell>
          <table:table-cell table:number-columns-repeated="2"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023865" calcext:value-type="float">
            <text:p>0.0023865</text:p>
          </table:table-cell>
          <table:table-cell table:formula="of:=[.A318]*[.A318]" office:value-type="float" office:value="0.00000000000003197445" calcext:value-type="float">
            <text:p>3.1974446596E-14</text:p>
          </table:table-cell>
          <table:table-cell table:formula="of:=([.A318]-[.B318])*([.A318]-[.B318])" office:value-type="float" office:value="0.00000569452880275245" calcext:value-type="float">
            <text:p>5.69452880275245E-06</text:p>
          </table:table-cell>
          <table:table-cell table:number-columns-repeated="2"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0358097" calcext:value-type="float">
            <text:p>0.00358097</text:p>
          </table:table-cell>
          <table:table-cell table:formula="of:=[.A319]*[.A319]" office:value-type="float" office:value="0.00000000000003197445" calcext:value-type="float">
            <text:p>3.1974446596E-14</text:p>
          </table:table-cell>
          <table:table-cell table:formula="of:=([.A319]-[.B319])*([.A319]-[.B319])" office:value-type="float" office:value="0.0000128220655177353" calcext:value-type="float">
            <text:p>1.28220655177353E-05</text:p>
          </table:table-cell>
          <table:table-cell table:number-columns-repeated="2"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0443438" calcext:value-type="float">
            <text:p>0.00443438</text:p>
          </table:table-cell>
          <table:table-cell table:formula="of:=[.A320]*[.A320]" office:value-type="float" office:value="0.00000000000003197445" calcext:value-type="float">
            <text:p>3.1974446596E-14</text:p>
          </table:table-cell>
          <table:table-cell table:formula="of:=([.A320]-[.B320])*([.A320]-[.B320])" office:value-type="float" office:value="0.0000196621401579238" calcext:value-type="float">
            <text:p>1.96621401579238E-05</text:p>
          </table:table-cell>
          <table:table-cell table:number-columns-repeated="2"/>
        </table:table-row>
        <table:table-row table:style-name="ro1">
          <table:table-cell office:value-type="float" office:value="0.00000286102" calcext:value-type="float">
            <text:p>0.00000286102</text:p>
          </table:table-cell>
          <table:table-cell office:value-type="float" office:value="0.0039249" calcext:value-type="float">
            <text:p>0.0039249</text:p>
          </table:table-cell>
          <table:table-cell table:formula="of:=[.A321]*[.A321]" office:value-type="float" office:value="0.00000000000818543544" calcext:value-type="float">
            <text:p>8.1854354404E-12</text:p>
          </table:table-cell>
          <table:table-cell table:formula="of:=([.A321]-[.B321])*([.A321]-[.B321])" office:value-type="float" office:value="0.0000153823897606394" calcext:value-type="float">
            <text:p>1.53823897606394E-05</text:p>
          </table:table-cell>
          <table:table-cell table:number-columns-repeated="2"/>
        </table:table-row>
        <table:table-row table:style-name="ro1">
          <table:table-cell office:value-type="float" office:value="0.000231564" calcext:value-type="float">
            <text:p>0.000231564</text:p>
          </table:table-cell>
          <table:table-cell office:value-type="float" office:value="0.00294568" calcext:value-type="float">
            <text:p>0.00294568</text:p>
          </table:table-cell>
          <table:table-cell table:formula="of:=[.A322]*[.A322]" office:value-type="float" office:value="0.000000053621886096" calcext:value-type="float">
            <text:p>5.3621886096E-08</text:p>
          </table:table-cell>
          <table:table-cell table:formula="of:=([.A322]-[.B322])*([.A322]-[.B322])" office:value-type="float" office:value="0.000007366425661456" calcext:value-type="float">
            <text:p>7.366425661456E-06</text:p>
          </table:table-cell>
          <table:table-cell table:number-columns-repeated="2"/>
        </table:table-row>
        <table:table-row table:style-name="ro1">
          <table:table-cell office:value-type="float" office:value="0.0000793934" calcext:value-type="float">
            <text:p>0.0000793934</text:p>
          </table:table-cell>
          <table:table-cell office:value-type="float" office:value="0.00157598" calcext:value-type="float">
            <text:p>0.00157598</text:p>
          </table:table-cell>
          <table:table-cell table:formula="of:=[.A323]*[.A323]" office:value-type="float" office:value="0.00000000630331196356" calcext:value-type="float">
            <text:p>6.30331196356E-09</text:p>
          </table:table-cell>
          <table:table-cell table:formula="of:=([.A323]-[.B323])*([.A323]-[.B323])" office:value-type="float" office:value="0.00000223977145129956" calcext:value-type="float">
            <text:p>2.23977145129956E-06</text:p>
          </table:table-cell>
          <table:table-cell table:number-columns-repeated="2"/>
        </table:table-row>
        <table:table-row table:style-name="ro1">
          <table:table-cell office:value-type="float" office:value="0.0000215173" calcext:value-type="float">
            <text:p>0.0000215173</text:p>
          </table:table-cell>
          <table:table-cell office:value-type="float" office:value="0.0232669" calcext:value-type="float">
            <text:p>0.0232669</text:p>
          </table:table-cell>
          <table:table-cell table:formula="of:=[.A324]*[.A324]" office:value-type="float" office:value="0.00000000046299419929" calcext:value-type="float">
            <text:p>4.6299419929E-10</text:p>
          </table:table-cell>
          <table:table-cell table:formula="of:=([.A324]-[.B324])*([.A324]-[.B324])" office:value-type="float" office:value="0.000540347816869459" calcext:value-type="float">
            <text:p>0.000540347816869459</text:p>
          </table:table-cell>
          <table:table-cell table:number-columns-repeated="2"/>
        </table:table-row>
        <table:table-row table:style-name="ro1">
          <table:table-cell office:value-type="float" office:value="0.0000331998" calcext:value-type="float">
            <text:p>0.0000331998</text:p>
          </table:table-cell>
          <table:table-cell office:value-type="float" office:value="0.0337431" calcext:value-type="float">
            <text:p>0.0337431</text:p>
          </table:table-cell>
          <table:table-cell table:formula="of:=[.A325]*[.A325]" office:value-type="float" office:value="0.00000000110222672004" calcext:value-type="float">
            <text:p>1.10222672004E-09</text:p>
          </table:table-cell>
          <table:table-cell table:formula="of:=([.A325]-[.B325])*([.A325]-[.B325])" office:value-type="float" office:value="0.00113635737149396" calcext:value-type="float">
            <text:p>0.00113635737149396</text:p>
          </table:table-cell>
          <table:table-cell table:number-columns-repeated="2"/>
        </table:table-row>
        <table:table-row table:style-name="ro1">
          <table:table-cell office:value-type="float" office:value="0.00000268221" calcext:value-type="float">
            <text:p>0.00000268221</text:p>
          </table:table-cell>
          <table:table-cell office:value-type="float" office:value="0.046813" calcext:value-type="float">
            <text:p>0.046813</text:p>
          </table:table-cell>
          <table:table-cell table:formula="of:=[.A326]*[.A326]" office:value-type="float" office:value="0.00000000000719425048" calcext:value-type="float">
            <text:p>7.1942504841E-12</text:p>
          </table:table-cell>
          <table:table-cell table:formula="of:=([.A326]-[.B326])*([.A326]-[.B326])" office:value-type="float" office:value="0.00219120585160079" calcext:value-type="float">
            <text:p>0.00219120585160079</text:p>
          </table:table-cell>
          <table:table-cell table:number-columns-repeated="2"/>
        </table:table-row>
        <table:table-row table:style-name="ro1">
          <table:table-cell office:value-type="float" office:value="0.000280619" calcext:value-type="float">
            <text:p>0.000280619</text:p>
          </table:table-cell>
          <table:table-cell office:value-type="float" office:value="0.0550686" calcext:value-type="float">
            <text:p>0.0550686</text:p>
          </table:table-cell>
          <table:table-cell table:formula="of:=[.A327]*[.A327]" office:value-type="float" office:value="0.000000078747023161" calcext:value-type="float">
            <text:p>7.8747023161E-08</text:p>
          </table:table-cell>
          <table:table-cell table:formula="of:=([.A327]-[.B327])*([.A327]-[.B327])" office:value-type="float" office:value="0.00300172286205636" calcext:value-type="float">
            <text:p>0.00300172286205636</text:p>
          </table:table-cell>
          <table:table-cell table:number-columns-repeated="2"/>
        </table:table-row>
        <table:table-row table:style-name="ro1">
          <table:table-cell office:value-type="float" office:value="0.000572383" calcext:value-type="float">
            <text:p>0.000572383</text:p>
          </table:table-cell>
          <table:table-cell office:value-type="float" office:value="0.00197092" calcext:value-type="float">
            <text:p>0.00197092</text:p>
          </table:table-cell>
          <table:table-cell table:formula="of:=[.A328]*[.A328]" office:value-type="float" office:value="0.000000327622298689" calcext:value-type="float">
            <text:p>3.27622298689E-07</text:p>
          </table:table-cell>
          <table:table-cell table:formula="of:=([.A328]-[.B328])*([.A328]-[.B328])" office:value-type="float" office:value="0.000001955905740369" calcext:value-type="float">
            <text:p>1.955905740369E-06</text:p>
          </table:table-cell>
          <table:table-cell table:number-columns-repeated="2"/>
        </table:table-row>
        <table:table-row table:style-name="ro1">
          <table:table-cell office:value-type="float" office:value="0.000572383" calcext:value-type="float">
            <text:p>0.000572383</text:p>
          </table:table-cell>
          <table:table-cell office:value-type="float" office:value="0.00289161" calcext:value-type="float">
            <text:p>0.00289161</text:p>
          </table:table-cell>
          <table:table-cell table:formula="of:=[.A329]*[.A329]" office:value-type="float" office:value="0.000000327622298689" calcext:value-type="float">
            <text:p>3.27622298689E-07</text:p>
          </table:table-cell>
          <table:table-cell table:formula="of:=([.A329]-[.B329])*([.A329]-[.B329])" office:value-type="float" office:value="0.000005378813877529" calcext:value-type="float">
            <text:p>5.378813877529E-06</text:p>
          </table:table-cell>
          <table:table-cell table:number-columns-repeated="2"/>
        </table:table-row>
        <table:table-row table:style-name="ro1">
          <table:table-cell office:value-type="float" office:value="0.00143474" calcext:value-type="float">
            <text:p>0.00143474</text:p>
          </table:table-cell>
          <table:table-cell office:value-type="float" office:value="0.0222981" calcext:value-type="float">
            <text:p>0.0222981</text:p>
          </table:table-cell>
          <table:table-cell table:formula="of:=[.A330]*[.A330]" office:value-type="float" office:value="0.0000020584788676" calcext:value-type="float">
            <text:p>0.0000020584788676</text:p>
          </table:table-cell>
          <table:table-cell table:formula="of:=([.A330]-[.B330])*([.A330]-[.B330])" office:value-type="float" office:value="0.0004352797904896" calcext:value-type="float">
            <text:p>0.0004352797904896</text:p>
          </table:table-cell>
          <table:table-cell table:number-columns-repeated="2"/>
        </table:table-row>
        <table:table-row table:style-name="ro1">
          <table:table-cell office:value-type="float" office:value="0.0127364" calcext:value-type="float">
            <text:p>0.0127364</text:p>
          </table:table-cell>
          <table:table-cell office:value-type="float" office:value="0.00238057" calcext:value-type="float">
            <text:p>0.00238057</text:p>
          </table:table-cell>
          <table:table-cell table:formula="of:=[.A331]*[.A331]" office:value-type="float" office:value="0.00016221588496" calcext:value-type="float">
            <text:p>0.00016221588496</text:p>
          </table:table-cell>
          <table:table-cell table:formula="of:=([.A331]-[.B331])*([.A331]-[.B331])" office:value-type="float" office:value="0.0001072432149889" calcext:value-type="float">
            <text:p>0.0001072432149889</text:p>
          </table:table-cell>
          <table:table-cell table:number-columns-repeated="2"/>
        </table:table-row>
        <table:table-row table:style-name="ro1">
          <table:table-cell office:value-type="float" office:value="0.0127365" calcext:value-type="float">
            <text:p>0.0127365</text:p>
          </table:table-cell>
          <table:table-cell office:value-type="float" office:value="0.0118298" calcext:value-type="float">
            <text:p>0.0118298</text:p>
          </table:table-cell>
          <table:table-cell table:formula="of:=[.A332]*[.A332]" office:value-type="float" office:value="0.00016221843225" calcext:value-type="float">
            <text:p>0.00016221843225</text:p>
          </table:table-cell>
          <table:table-cell table:formula="of:=([.A332]-[.B332])*([.A332]-[.B332])" office:value-type="float" office:value="0.00000082210489" calcext:value-type="float">
            <text:p>0.00000082210489</text:p>
          </table:table-cell>
          <table:table-cell table:number-columns-repeated="2"/>
        </table:table-row>
        <table:table-row table:style-name="ro1">
          <table:table-cell office:value-type="float" office:value="0.0190985" calcext:value-type="float">
            <text:p>0.0190985</text:p>
          </table:table-cell>
          <table:table-cell office:value-type="float" office:value="0.0463954" calcext:value-type="float">
            <text:p>0.0463954</text:p>
          </table:table-cell>
          <table:table-cell table:formula="of:=[.A333]*[.A333]" office:value-type="float" office:value="0.00036475270225" calcext:value-type="float">
            <text:p>0.00036475270225</text:p>
          </table:table-cell>
          <table:table-cell table:formula="of:=([.A333]-[.B333])*([.A333]-[.B333])" office:value-type="float" office:value="0.00074512074961" calcext:value-type="float">
            <text:p>0.00074512074961</text:p>
          </table:table-cell>
          <table:table-cell table:number-columns-repeated="2"/>
        </table:table-row>
        <table:table-row table:style-name="ro1">
          <table:table-cell office:value-type="float" office:value="0.142566" calcext:value-type="float">
            <text:p>0.142566</text:p>
          </table:table-cell>
          <table:table-cell office:value-type="float" office:value="0.2119" calcext:value-type="float">
            <text:p>0.2119</text:p>
          </table:table-cell>
          <table:table-cell table:formula="of:=[.A334]*[.A334]" office:value-type="float" office:value="0.020325064356" calcext:value-type="float">
            <text:p>0.020325064356</text:p>
          </table:table-cell>
          <table:table-cell table:formula="of:=([.A334]-[.B334])*([.A334]-[.B334])" office:value-type="float" office:value="0.004807203556" calcext:value-type="float">
            <text:p>0.004807203556</text:p>
          </table:table-cell>
          <table:table-cell table:number-columns-repeated="2"/>
        </table:table-row>
        <table:table-row table:style-name="ro1">
          <table:table-cell office:value-type="float" office:value="0.605616" calcext:value-type="float">
            <text:p>0.605616</text:p>
          </table:table-cell>
          <table:table-cell office:value-type="float" office:value="0.258125" calcext:value-type="float">
            <text:p>0.258125</text:p>
          </table:table-cell>
          <table:table-cell table:formula="of:=[.A335]*[.A335]" office:value-type="float" office:value="0.366770739456" calcext:value-type="float">
            <text:p>0.366770739456</text:p>
          </table:table-cell>
          <table:table-cell table:formula="of:=([.A335]-[.B335])*([.A335]-[.B335])" office:value-type="float" office:value="0.120749995081" calcext:value-type="float">
            <text:p>0.120749995081</text:p>
          </table:table-cell>
          <table:table-cell table:number-columns-repeated="2"/>
        </table:table-row>
        <table:table-row table:style-name="ro1">
          <table:table-cell office:value-type="float" office:value="0.605616" calcext:value-type="float">
            <text:p>0.605616</text:p>
          </table:table-cell>
          <table:table-cell office:value-type="float" office:value="0.431819" calcext:value-type="float">
            <text:p>0.431819</text:p>
          </table:table-cell>
          <table:table-cell table:formula="of:=[.A336]*[.A336]" office:value-type="float" office:value="0.366770739456" calcext:value-type="float">
            <text:p>0.366770739456</text:p>
          </table:table-cell>
          <table:table-cell table:formula="of:=([.A336]-[.B336])*([.A336]-[.B336])" office:value-type="float" office:value="0.030205397209" calcext:value-type="float">
            <text:p>0.030205397209</text:p>
          </table:table-cell>
          <table:table-cell table:number-columns-repeated="2"/>
        </table:table-row>
        <table:table-row table:style-name="ro1">
          <table:table-cell office:value-type="float" office:value="0.822303" calcext:value-type="float">
            <text:p>0.822303</text:p>
          </table:table-cell>
          <table:table-cell office:value-type="float" office:value="0.519632" calcext:value-type="float">
            <text:p>0.519632</text:p>
          </table:table-cell>
          <table:table-cell table:formula="of:=[.A337]*[.A337]" office:value-type="float" office:value="0.676182223809" calcext:value-type="float">
            <text:p>0.676182223809</text:p>
          </table:table-cell>
          <table:table-cell table:formula="of:=([.A337]-[.B337])*([.A337]-[.B337])" office:value-type="float" office:value="0.091609734241" calcext:value-type="float">
            <text:p>0.091609734241</text:p>
          </table:table-cell>
          <table:table-cell table:number-columns-repeated="2"/>
        </table:table-row>
        <table:table-row table:style-name="ro1">
          <table:table-cell office:value-type="float" office:value="0.822304" calcext:value-type="float">
            <text:p>0.822304</text:p>
          </table:table-cell>
          <table:table-cell office:value-type="float" office:value="0.538944" calcext:value-type="float">
            <text:p>0.538944</text:p>
          </table:table-cell>
          <table:table-cell table:formula="of:=[.A338]*[.A338]" office:value-type="float" office:value="0.676183868416" calcext:value-type="float">
            <text:p>0.676183868416</text:p>
          </table:table-cell>
          <table:table-cell table:formula="of:=([.A338]-[.B338])*([.A338]-[.B338])" office:value-type="float" office:value="0.0802928896" calcext:value-type="float">
            <text:p>0.0802928896</text:p>
          </table:table-cell>
          <table:table-cell table:number-columns-repeated="2"/>
        </table:table-row>
        <table:table-row table:style-name="ro1">
          <table:table-cell office:value-type="float" office:value="0.822304" calcext:value-type="float">
            <text:p>0.822304</text:p>
          </table:table-cell>
          <table:table-cell office:value-type="float" office:value="0.559171" calcext:value-type="float">
            <text:p>0.559171</text:p>
          </table:table-cell>
          <table:table-cell table:formula="of:=[.A339]*[.A339]" office:value-type="float" office:value="0.676183868416" calcext:value-type="float">
            <text:p>0.676183868416</text:p>
          </table:table-cell>
          <table:table-cell table:formula="of:=([.A339]-[.B339])*([.A339]-[.B339])" office:value-type="float" office:value="0.069238975689" calcext:value-type="float">
            <text:p>0.069238975689</text:p>
          </table:table-cell>
          <table:table-cell table:number-columns-repeated="2"/>
        </table:table-row>
        <table:table-row table:style-name="ro1">
          <table:table-cell office:value-type="float" office:value="0.822303" calcext:value-type="float">
            <text:p>0.822303</text:p>
          </table:table-cell>
          <table:table-cell office:value-type="float" office:value="0.58055" calcext:value-type="float">
            <text:p>0.58055</text:p>
          </table:table-cell>
          <table:table-cell table:formula="of:=[.A340]*[.A340]" office:value-type="float" office:value="0.676182223809" calcext:value-type="float">
            <text:p>0.676182223809</text:p>
          </table:table-cell>
          <table:table-cell table:formula="of:=([.A340]-[.B340])*([.A340]-[.B340])" office:value-type="float" office:value="0.058444513009" calcext:value-type="float">
            <text:p>0.058444513009</text:p>
          </table:table-cell>
          <table:table-cell table:number-columns-repeated="2"/>
        </table:table-row>
        <table:table-row table:style-name="ro1">
          <table:table-cell office:value-type="float" office:value="0.822303" calcext:value-type="float">
            <text:p>0.822303</text:p>
          </table:table-cell>
          <table:table-cell office:value-type="float" office:value="0.603345" calcext:value-type="float">
            <text:p>0.603345</text:p>
          </table:table-cell>
          <table:table-cell table:formula="of:=[.A341]*[.A341]" office:value-type="float" office:value="0.676182223809" calcext:value-type="float">
            <text:p>0.676182223809</text:p>
          </table:table-cell>
          <table:table-cell table:formula="of:=([.A341]-[.B341])*([.A341]-[.B341])" office:value-type="float" office:value="0.047942605764" calcext:value-type="float">
            <text:p>0.047942605764</text:p>
          </table:table-cell>
          <table:table-cell table:number-columns-repeated="2"/>
        </table:table-row>
        <table:table-row table:style-name="ro1">
          <table:table-cell office:value-type="float" office:value="0.822303" calcext:value-type="float">
            <text:p>0.822303</text:p>
          </table:table-cell>
          <table:table-cell office:value-type="float" office:value="0.62785" calcext:value-type="float">
            <text:p>0.62785</text:p>
          </table:table-cell>
          <table:table-cell table:formula="of:=[.A342]*[.A342]" office:value-type="float" office:value="0.676182223809" calcext:value-type="float">
            <text:p>0.676182223809</text:p>
          </table:table-cell>
          <table:table-cell table:formula="of:=([.A342]-[.B342])*([.A342]-[.B342])" office:value-type="float" office:value="0.037811969209" calcext:value-type="float">
            <text:p>0.037811969209</text:p>
          </table:table-cell>
          <table:table-cell table:number-columns-repeated="2"/>
        </table:table-row>
        <table:table-row table:style-name="ro1">
          <table:table-cell office:value-type="float" office:value="0.822304" calcext:value-type="float">
            <text:p>0.822304</text:p>
          </table:table-cell>
          <table:table-cell office:value-type="float" office:value="0.654378" calcext:value-type="float">
            <text:p>0.654378</text:p>
          </table:table-cell>
          <table:table-cell table:formula="of:=[.A343]*[.A343]" office:value-type="float" office:value="0.676183868416" calcext:value-type="float">
            <text:p>0.676183868416</text:p>
          </table:table-cell>
          <table:table-cell table:formula="of:=([.A343]-[.B343])*([.A343]-[.B343])" office:value-type="float" office:value="0.028199141476" calcext:value-type="float">
            <text:p>0.028199141476</text:p>
          </table:table-cell>
          <table:table-cell table:number-columns-repeated="2"/>
        </table:table-row>
        <table:table-row table:style-name="ro1">
          <table:table-cell office:value-type="float" office:value="0.822304" calcext:value-type="float">
            <text:p>0.822304</text:p>
          </table:table-cell>
          <table:table-cell office:value-type="float" office:value="0.713924" calcext:value-type="float">
            <text:p>0.713924</text:p>
          </table:table-cell>
          <table:table-cell table:formula="of:=[.A344]*[.A344]" office:value-type="float" office:value="0.676183868416" calcext:value-type="float">
            <text:p>0.676183868416</text:p>
          </table:table-cell>
          <table:table-cell table:formula="of:=([.A344]-[.B344])*([.A344]-[.B344])" office:value-type="float" office:value="0.0117462244" calcext:value-type="float">
            <text:p>0.0117462244</text:p>
          </table:table-cell>
          <table:table-cell table:number-columns-repeated="2"/>
        </table:table-row>
        <table:table-row table:style-name="ro1">
          <table:table-cell office:value-type="float" office:value="0.822304" calcext:value-type="float">
            <text:p>0.822304</text:p>
          </table:table-cell>
          <table:table-cell office:value-type="float" office:value="0.746764" calcext:value-type="float">
            <text:p>0.746764</text:p>
          </table:table-cell>
          <table:table-cell table:formula="of:=[.A345]*[.A345]" office:value-type="float" office:value="0.676183868416" calcext:value-type="float">
            <text:p>0.676183868416</text:p>
          </table:table-cell>
          <table:table-cell table:formula="of:=([.A345]-[.B345])*([.A345]-[.B345])" office:value-type="float" office:value="0.00570629160000001" calcext:value-type="float">
            <text:p>0.00570629160000001</text:p>
          </table:table-cell>
          <table:table-cell table:number-columns-repeated="2"/>
        </table:table-row>
        <table:table-row table:style-name="ro1">
          <table:table-cell office:value-type="float" office:value="0.822303" calcext:value-type="float">
            <text:p>0.822303</text:p>
          </table:table-cell>
          <table:table-cell office:value-type="float" office:value="0.782319" calcext:value-type="float">
            <text:p>0.782319</text:p>
          </table:table-cell>
          <table:table-cell table:formula="of:=[.A346]*[.A346]" office:value-type="float" office:value="0.676182223809" calcext:value-type="float">
            <text:p>0.676182223809</text:p>
          </table:table-cell>
          <table:table-cell table:formula="of:=([.A346]-[.B346])*([.A346]-[.B346])" office:value-type="float" office:value="0.001598720256" calcext:value-type="float">
            <text:p>0.001598720256</text:p>
          </table:table-cell>
          <table:table-cell table:number-columns-repeated="2"/>
        </table:table-row>
        <table:table-row table:style-name="ro1">
          <table:table-cell office:value-type="float" office:value="0.822303" calcext:value-type="float">
            <text:p>0.822303</text:p>
          </table:table-cell>
          <table:table-cell office:value-type="float" office:value="0.855672" calcext:value-type="float">
            <text:p>0.855672</text:p>
          </table:table-cell>
          <table:table-cell table:formula="of:=[.A347]*[.A347]" office:value-type="float" office:value="0.676182223809" calcext:value-type="float">
            <text:p>0.676182223809</text:p>
          </table:table-cell>
          <table:table-cell table:formula="of:=([.A347]-[.B347])*([.A347]-[.B347])" office:value-type="float" office:value="0.001113490161" calcext:value-type="float">
            <text:p>0.001113490161</text:p>
          </table:table-cell>
          <table:table-cell table:number-columns-repeated="2"/>
        </table:table-row>
        <table:table-row table:style-name="ro1">
          <table:table-cell office:value-type="float" office:value="0.822304" calcext:value-type="float">
            <text:p>0.822304</text:p>
          </table:table-cell>
          <table:table-cell office:value-type="float" office:value="0.895771" calcext:value-type="float">
            <text:p>0.895771</text:p>
          </table:table-cell>
          <table:table-cell table:formula="of:=[.A348]*[.A348]" office:value-type="float" office:value="0.676183868416" calcext:value-type="float">
            <text:p>0.676183868416</text:p>
          </table:table-cell>
          <table:table-cell table:formula="of:=([.A348]-[.B348])*([.A348]-[.B348])" office:value-type="float" office:value="0.00539740008899999" calcext:value-type="float">
            <text:p>0.00539740008899999</text:p>
          </table:table-cell>
          <table:table-cell table:number-columns-repeated="2"/>
        </table:table-row>
        <table:table-row table:style-name="ro1">
          <table:table-cell office:value-type="float" office:value="0.822304" calcext:value-type="float">
            <text:p>0.822304</text:p>
          </table:table-cell>
          <table:table-cell office:value-type="float" office:value="0.955963" calcext:value-type="float">
            <text:p>0.955963</text:p>
          </table:table-cell>
          <table:table-cell table:formula="of:=[.A349]*[.A349]" office:value-type="float" office:value="0.676183868416" calcext:value-type="float">
            <text:p>0.676183868416</text:p>
          </table:table-cell>
          <table:table-cell table:formula="of:=([.A349]-[.B349])*([.A349]-[.B349])" office:value-type="float" office:value="0.017864728281" calcext:value-type="float">
            <text:p>0.017864728281</text:p>
          </table:table-cell>
          <table:table-cell table:number-columns-repeated="2"/>
        </table:table-row>
        <table:table-row table:style-name="ro1">
          <table:table-cell office:value-type="float" office:value="0.952122" calcext:value-type="float">
            <text:p>0.952122</text:p>
          </table:table-cell>
          <table:table-cell office:value-type="float" office:value="0.924197" calcext:value-type="float">
            <text:p>0.924197</text:p>
          </table:table-cell>
          <table:table-cell table:formula="of:=[.A350]*[.A350]" office:value-type="float" office:value="0.906536302884" calcext:value-type="float">
            <text:p>0.906536302884</text:p>
          </table:table-cell>
          <table:table-cell table:formula="of:=([.A350]-[.B350])*([.A350]-[.B350])" office:value-type="float" office:value="0.000779805624999999" calcext:value-type="float">
            <text:p>0.000779805624999999</text:p>
          </table:table-cell>
          <table:table-cell table:number-columns-repeated="2"/>
        </table:table-row>
        <table:table-row table:style-name="ro1">
          <table:table-cell office:value-type="float" office:value="0.952121" calcext:value-type="float">
            <text:p>0.952121</text:p>
          </table:table-cell>
          <table:table-cell office:value-type="float" office:value="0.936848" calcext:value-type="float">
            <text:p>0.936848</text:p>
          </table:table-cell>
          <table:table-cell table:formula="of:=[.A351]*[.A351]" office:value-type="float" office:value="0.906534398641" calcext:value-type="float">
            <text:p>0.906534398641</text:p>
          </table:table-cell>
          <table:table-cell table:formula="of:=([.A351]-[.B351])*([.A351]-[.B351])" office:value-type="float" office:value="0.000233264528999999" calcext:value-type="float">
            <text:p>0.000233264528999999</text:p>
          </table:table-cell>
          <table:table-cell table:number-columns-repeated="2"/>
        </table:table-row>
        <table:table-row table:style-name="ro1">
          <table:table-cell office:value-type="float" office:value="0.979494" calcext:value-type="float">
            <text:p>0.979494</text:p>
          </table:table-cell>
          <table:table-cell office:value-type="float" office:value="0.981468" calcext:value-type="float">
            <text:p>0.981468</text:p>
          </table:table-cell>
          <table:table-cell table:formula="of:=[.A352]*[.A352]" office:value-type="float" office:value="0.959408496036" calcext:value-type="float">
            <text:p>0.959408496036</text:p>
          </table:table-cell>
          <table:table-cell table:formula="of:=([.A352]-[.B352])*([.A352]-[.B352])" office:value-type="float" office:value="0.00000389667600000012" calcext:value-type="float">
            <text:p>3.89667600000012E-06</text:p>
          </table:table-cell>
          <table:table-cell table:number-columns-repeated="2"/>
        </table:table-row>
        <table:table-row table:style-name="ro1">
          <table:table-cell office:value-type="float" office:value="0.0000249147" calcext:value-type="float">
            <text:p>0.0000249147</text:p>
          </table:table-cell>
          <table:table-cell office:value-type="float" office:value="0.00000303222" calcext:value-type="float">
            <text:p>0.00000303222</text:p>
          </table:table-cell>
          <table:table-cell table:formula="of:=[.A353]*[.A353]" office:value-type="float" office:value="0.00000000062074227609" calcext:value-type="float">
            <text:p>6.2074227609E-10</text:p>
          </table:table-cell>
          <table:table-cell table:formula="of:=([.A353]-[.B353])*([.A353]-[.B353])" office:value-type="float" office:value="0.00000000047884293095" calcext:value-type="float">
            <text:p>4.788429309504E-10</text:p>
          </table:table-cell>
          <table:table-cell table:number-columns-repeated="2"/>
        </table:table-row>
        <table:table-row table:style-name="ro1">
          <table:table-cell office:value-type="float" office:value="0.0000089407" calcext:value-type="float">
            <text:p>0.0000089407</text:p>
          </table:table-cell>
          <table:table-cell office:value-type="float" office:value="0.00168843" calcext:value-type="float">
            <text:p>0.00168843</text:p>
          </table:table-cell>
          <table:table-cell table:formula="of:=[.A354]*[.A354]" office:value-type="float" office:value="0.00000000007993611649" calcext:value-type="float">
            <text:p>7.993611649E-11</text:p>
          </table:table-cell>
          <table:table-cell table:formula="of:=([.A354]-[.B354])*([.A354]-[.B354])" office:value-type="float" office:value="0.00000282068430881449" calcext:value-type="float">
            <text:p>2.82068430881449E-06</text:p>
          </table:table-cell>
          <table:table-cell table:number-columns-repeated="2"/>
        </table:table-row>
        <table:table-row table:style-name="ro1">
          <table:table-cell office:value-type="float" office:value="0.000101328" calcext:value-type="float">
            <text:p>0.000101328</text:p>
          </table:table-cell>
          <table:table-cell office:value-type="float" office:value="0.0146975" calcext:value-type="float">
            <text:p>0.0146975</text:p>
          </table:table-cell>
          <table:table-cell table:formula="of:=[.A355]*[.A355]" office:value-type="float" office:value="0.000000010267363584" calcext:value-type="float">
            <text:p>1.0267363584E-08</text:p>
          </table:table-cell>
          <table:table-cell table:formula="of:=([.A355]-[.B355])*([.A355]-[.B355])" office:value-type="float" office:value="0.000213048237053584" calcext:value-type="float">
            <text:p>0.000213048237053584</text:p>
          </table:table-cell>
          <table:table-cell table:number-columns-repeated="2"/>
        </table:table-row>
        <table:table-row table:style-name="ro1">
          <table:table-cell office:value-type="float" office:value="0.0000239015" calcext:value-type="float">
            <text:p>0.0000239015</text:p>
          </table:table-cell>
          <table:table-cell office:value-type="float" office:value="0.000854851" calcext:value-type="float">
            <text:p>0.000854851</text:p>
          </table:table-cell>
          <table:table-cell table:formula="of:=[.A356]*[.A356]" office:value-type="float" office:value="0.00000000057128170225" calcext:value-type="float">
            <text:p>5.7128170225E-10</text:p>
          </table:table-cell>
          <table:table-cell table:formula="of:=([.A356]-[.B356])*([.A356]-[.B356])" office:value-type="float" office:value="0.00000069047707155025" calcext:value-type="float">
            <text:p>6.9047707155025E-07</text:p>
          </table:table-cell>
          <table:table-cell table:number-columns-repeated="2"/>
        </table:table-row>
        <table:table-row table:style-name="ro1">
          <table:table-cell office:value-type="float" office:value="0.0000239015" calcext:value-type="float">
            <text:p>0.0000239015</text:p>
          </table:table-cell>
          <table:table-cell office:value-type="float" office:value="0.00159363" calcext:value-type="float">
            <text:p>0.00159363</text:p>
          </table:table-cell>
          <table:table-cell table:formula="of:=[.A357]*[.A357]" office:value-type="float" office:value="0.00000000057128170225" calcext:value-type="float">
            <text:p>5.7128170225E-10</text:p>
          </table:table-cell>
          <table:table-cell table:formula="of:=([.A357]-[.B357])*([.A357]-[.B357])" office:value-type="float" office:value="0.00000246404756371225" calcext:value-type="float">
            <text:p>2.46404756371225E-06</text:p>
          </table:table-cell>
          <table:table-cell table:number-columns-repeated="2"/>
        </table:table-row>
        <table:table-row table:style-name="ro1">
          <table:table-cell office:value-type="float" office:value="0.000184357" calcext:value-type="float">
            <text:p>0.000184357</text:p>
          </table:table-cell>
          <table:table-cell office:value-type="float" office:value="0.00238482" calcext:value-type="float">
            <text:p>0.00238482</text:p>
          </table:table-cell>
          <table:table-cell table:formula="of:=[.A358]*[.A358]" office:value-type="float" office:value="0.000000033987503449" calcext:value-type="float">
            <text:p>3.3987503449E-08</text:p>
          </table:table-cell>
          <table:table-cell table:formula="of:=([.A358]-[.B358])*([.A358]-[.B358])" office:value-type="float" office:value="0.000004842037414369" calcext:value-type="float">
            <text:p>4.842037414369E-06</text:p>
          </table:table-cell>
          <table:table-cell table:number-columns-repeated="2"/>
        </table:table-row>
        <table:table-row table:style-name="ro1">
          <table:table-cell office:value-type="float" office:value="0.0000689626" calcext:value-type="float">
            <text:p>0.0000689626</text:p>
          </table:table-cell>
          <table:table-cell office:value-type="float" office:value="0.00882931" calcext:value-type="float">
            <text:p>0.00882931</text:p>
          </table:table-cell>
          <table:table-cell table:formula="of:=[.A359]*[.A359]" office:value-type="float" office:value="0.00000000475584019876" calcext:value-type="float">
            <text:p>4.75584019876E-09</text:p>
          </table:table-cell>
          <table:table-cell table:formula="of:=([.A359]-[.B359])*([.A359]-[.B359])" office:value-type="float" office:value="0.0000767436865686868" calcext:value-type="float">
            <text:p>7.67436865686868E-05</text:p>
          </table:table-cell>
          <table:table-cell table:number-columns-repeated="2"/>
        </table:table-row>
        <table:table-row table:style-name="ro1">
          <table:table-cell office:value-type="float" office:value="0.000119686" calcext:value-type="float">
            <text:p>0.000119686</text:p>
          </table:table-cell>
          <table:table-cell office:value-type="float" office:value="0.00502316" calcext:value-type="float">
            <text:p>0.00502316</text:p>
          </table:table-cell>
          <table:table-cell table:formula="of:=[.A360]*[.A360]" office:value-type="float" office:value="0.000000014324738596" calcext:value-type="float">
            <text:p>1.4324738596E-08</text:p>
          </table:table-cell>
          <table:table-cell table:formula="of:=([.A360]-[.B360])*([.A360]-[.B360])" office:value-type="float" office:value="0.000024044057268676" calcext:value-type="float">
            <text:p>2.4044057268676E-05</text:p>
          </table:table-cell>
          <table:table-cell table:number-columns-repeated="2"/>
        </table:table-row>
        <table:table-row table:style-name="ro1">
          <table:table-cell office:value-type="float" office:value="0.0000385642" calcext:value-type="float">
            <text:p>0.0000385642</text:p>
          </table:table-cell>
          <table:table-cell office:value-type="float" office:value="0.00148778" calcext:value-type="float">
            <text:p>0.00148778</text:p>
          </table:table-cell>
          <table:table-cell table:formula="of:=[.A361]*[.A361]" office:value-type="float" office:value="0.00000000148719752164" calcext:value-type="float">
            <text:p>1.48719752164E-09</text:p>
          </table:table-cell>
          <table:table-cell table:formula="of:=([.A361]-[.B361])*([.A361]-[.B361])" office:value-type="float" office:value="0.00000210022643496964" calcext:value-type="float">
            <text:p>2.10022643496964E-06</text:p>
          </table:table-cell>
          <table:table-cell table:number-columns-repeated="2"/>
        </table:table-row>
        <table:table-row table:style-name="ro1">
          <table:table-cell office:value-type="float" office:value="0.0000245571" calcext:value-type="float">
            <text:p>0.0000245571</text:p>
          </table:table-cell>
          <table:table-cell office:value-type="float" office:value="0.0107023" calcext:value-type="float">
            <text:p>0.0107023</text:p>
          </table:table-cell>
          <table:table-cell table:formula="of:=[.A362]*[.A362]" office:value-type="float" office:value="0.00000000060305116041" calcext:value-type="float">
            <text:p>6.0305116041E-10</text:p>
          </table:table-cell>
          <table:table-cell table:formula="of:=([.A362]-[.B362])*([.A362]-[.B362])" office:value-type="float" office:value="0.0001140141934385" calcext:value-type="float">
            <text:p>0.0001140141934385</text:p>
          </table:table-cell>
          <table:table-cell table:number-columns-repeated="2"/>
        </table:table-row>
        <table:table-row table:style-name="ro1">
          <table:table-cell office:value-type="float" office:value="0.0000823736" calcext:value-type="float">
            <text:p>0.0000823736</text:p>
          </table:table-cell>
          <table:table-cell office:value-type="float" office:value="0.0360477" calcext:value-type="float">
            <text:p>0.0360477</text:p>
          </table:table-cell>
          <table:table-cell table:formula="of:=[.A363]*[.A363]" office:value-type="float" office:value="0.00000000678540997696" calcext:value-type="float">
            <text:p>6.78540997696E-09</text:p>
          </table:table-cell>
          <table:table-cell table:formula="of:=([.A363]-[.B363])*([.A363]-[.B363])" office:value-type="float" office:value="0.00129350470305854" calcext:value-type="float">
            <text:p>0.00129350470305854</text:p>
          </table:table-cell>
          <table:table-cell table:number-columns-repeated="2"/>
        </table:table-row>
        <table:table-row table:style-name="ro1">
          <table:table-cell office:value-type="float" office:value="0.0000136495" calcext:value-type="float">
            <text:p>0.0000136495</text:p>
          </table:table-cell>
          <table:table-cell office:value-type="float" office:value="0.0255128" calcext:value-type="float">
            <text:p>0.0255128</text:p>
          </table:table-cell>
          <table:table-cell table:formula="of:=[.A364]*[.A364]" office:value-type="float" office:value="0.00000000018630885025" calcext:value-type="float">
            <text:p>1.8630885025E-10</text:p>
          </table:table-cell>
          <table:table-cell table:formula="of:=([.A364]-[.B364])*([.A364]-[.B364])" office:value-type="float" office:value="0.00065020667622165" calcext:value-type="float">
            <text:p>0.00065020667622165</text:p>
          </table:table-cell>
          <table:table-cell table:number-columns-repeated="2"/>
        </table:table-row>
        <table:table-row table:style-name="ro1">
          <table:table-cell office:value-type="float" office:value="0.0000987053" calcext:value-type="float">
            <text:p>0.0000987053</text:p>
          </table:table-cell>
          <table:table-cell office:value-type="float" office:value="0.0201752" calcext:value-type="float">
            <text:p>0.0201752</text:p>
          </table:table-cell>
          <table:table-cell table:formula="of:=[.A365]*[.A365]" office:value-type="float" office:value="0.00000000974273624809" calcext:value-type="float">
            <text:p>9.74273624809E-09</text:p>
          </table:table-cell>
          <table:table-cell table:formula="of:=([.A365]-[.B365])*([.A365]-[.B365])" office:value-type="float" office:value="0.000403065639439128" calcext:value-type="float">
            <text:p>0.000403065639439128</text:p>
          </table:table-cell>
          <table:table-cell table:number-columns-repeated="2"/>
        </table:table-row>
        <table:table-row table:style-name="ro1">
          <table:table-cell office:value-type="float" office:value="0.0000294447" calcext:value-type="float">
            <text:p>0.0000294447</text:p>
          </table:table-cell>
          <table:table-cell office:value-type="float" office:value="0.0634792" calcext:value-type="float">
            <text:p>0.0634792</text:p>
          </table:table-cell>
          <table:table-cell table:formula="of:=[.A366]*[.A366]" office:value-type="float" office:value="0.00000000086699035809" calcext:value-type="float">
            <text:p>8.6699035809E-10</text:p>
          </table:table-cell>
          <table:table-cell table:formula="of:=([.A366]-[.B366])*([.A366]-[.B366])" office:value-type="float" office:value="0.00402587144762988" calcext:value-type="float">
            <text:p>0.00402587144762988</text:p>
          </table:table-cell>
          <table:table-cell table:number-columns-repeated="2"/>
        </table:table-row>
        <table:table-row table:style-name="ro1">
          <table:table-cell office:value-type="float" office:value="0.0000482798" calcext:value-type="float">
            <text:p>0.0000482798</text:p>
          </table:table-cell>
          <table:table-cell office:value-type="float" office:value="0.000716128" calcext:value-type="float">
            <text:p>0.000716128</text:p>
          </table:table-cell>
          <table:table-cell table:formula="of:=[.A367]*[.A367]" office:value-type="float" office:value="0.00000000233093908804" calcext:value-type="float">
            <text:p>2.33093908804E-09</text:p>
          </table:table-cell>
          <table:table-cell table:formula="of:=([.A367]-[.B367])*([.A367]-[.B367])" office:value-type="float" office:value="0.00000044602121824324" calcext:value-type="float">
            <text:p>4.4602121824324E-07</text:p>
          </table:table-cell>
          <table:table-cell table:number-columns-repeated="2"/>
        </table:table-row>
        <table:table-row table:style-name="ro1">
          <table:table-cell office:value-type="float" office:value="0.00275046" calcext:value-type="float">
            <text:p>0.00275046</text:p>
          </table:table-cell>
          <table:table-cell office:value-type="float" office:value="0.00269003" calcext:value-type="float">
            <text:p>0.00269003</text:p>
          </table:table-cell>
          <table:table-cell table:formula="of:=[.A368]*[.A368]" office:value-type="float" office:value="0.0000075650302116" calcext:value-type="float">
            <text:p>0.0000075650302116</text:p>
          </table:table-cell>
          <table:table-cell table:formula="of:=([.A368]-[.B368])*([.A368]-[.B368])" office:value-type="float" office:value="0.0000000036517849" calcext:value-type="float">
            <text:p>3.65178490000002E-09</text:p>
          </table:table-cell>
          <table:table-cell table:number-columns-repeated="2"/>
        </table:table-row>
        <table:table-row table:style-name="ro1">
          <table:table-cell office:value-type="float" office:value="0.00448811" calcext:value-type="float">
            <text:p>0.00448811</text:p>
          </table:table-cell>
          <table:table-cell office:value-type="float" office:value="0.00831113" calcext:value-type="float">
            <text:p>0.00831113</text:p>
          </table:table-cell>
          <table:table-cell table:formula="of:=[.A369]*[.A369]" office:value-type="float" office:value="0.0000201431313721" calcext:value-type="float">
            <text:p>0.0000201431313721</text:p>
          </table:table-cell>
          <table:table-cell table:formula="of:=([.A369]-[.B369])*([.A369]-[.B369])" office:value-type="float" office:value="0.0000146154819204" calcext:value-type="float">
            <text:p>0.0000146154819204</text:p>
          </table:table-cell>
          <table:table-cell table:number-columns-repeated="2"/>
        </table:table-row>
        <table:table-row table:style-name="ro1">
          <table:table-cell office:value-type="float" office:value="0.00516003" calcext:value-type="float">
            <text:p>0.00516003</text:p>
          </table:table-cell>
          <table:table-cell office:value-type="float" office:value="0.0576414" calcext:value-type="float">
            <text:p>0.0576414</text:p>
          </table:table-cell>
          <table:table-cell table:formula="of:=[.A370]*[.A370]" office:value-type="float" office:value="0.0000266259096009" calcext:value-type="float">
            <text:p>0.0000266259096009</text:p>
          </table:table-cell>
          <table:table-cell table:formula="of:=([.A370]-[.B370])*([.A370]-[.B370])" office:value-type="float" office:value="0.0027542941970769" calcext:value-type="float">
            <text:p>0.0027542941970769</text:p>
          </table:table-cell>
          <table:table-cell table:number-columns-repeated="2"/>
        </table:table-row>
        <table:table-row table:style-name="ro1">
          <table:table-cell office:value-type="float" office:value="0.00516003" calcext:value-type="float">
            <text:p>0.00516003</text:p>
          </table:table-cell>
          <table:table-cell office:value-type="float" office:value="0.00138657" calcext:value-type="float">
            <text:p>0.00138657</text:p>
          </table:table-cell>
          <table:table-cell table:formula="of:=[.A371]*[.A371]" office:value-type="float" office:value="0.0000266259096009" calcext:value-type="float">
            <text:p>0.0000266259096009</text:p>
          </table:table-cell>
          <table:table-cell table:formula="of:=([.A371]-[.B371])*([.A371]-[.B371])" office:value-type="float" office:value="0.0000142390003716" calcext:value-type="float">
            <text:p>0.0000142390003716</text:p>
          </table:table-cell>
          <table:table-cell table:number-columns-repeated="2"/>
        </table:table-row>
        <table:table-row table:style-name="ro1">
          <table:table-cell office:value-type="float" office:value="0.00592315" calcext:value-type="float">
            <text:p>0.00592315</text:p>
          </table:table-cell>
          <table:table-cell office:value-type="float" office:value="0.00344025" calcext:value-type="float">
            <text:p>0.00344025</text:p>
          </table:table-cell>
          <table:table-cell table:formula="of:=[.A372]*[.A372]" office:value-type="float" office:value="0.0000350837059225" calcext:value-type="float">
            <text:p>0.0000350837059225</text:p>
          </table:table-cell>
          <table:table-cell table:formula="of:=([.A372]-[.B372])*([.A372]-[.B372])" office:value-type="float" office:value="0.00000616479241" calcext:value-type="float">
            <text:p>0.00000616479241</text:p>
          </table:table-cell>
          <table:table-cell table:number-columns-repeated="2"/>
        </table:table-row>
        <table:table-row table:style-name="ro1">
          <table:table-cell office:value-type="float" office:value="0.0178358" calcext:value-type="float">
            <text:p>0.0178358</text:p>
          </table:table-cell>
          <table:table-cell office:value-type="float" office:value="0.0868351" calcext:value-type="float">
            <text:p>0.0868351</text:p>
          </table:table-cell>
          <table:table-cell table:formula="of:=[.A373]*[.A373]" office:value-type="float" office:value="0.00031811576164" calcext:value-type="float">
            <text:p>0.00031811576164</text:p>
          </table:table-cell>
          <table:table-cell table:formula="of:=([.A373]-[.B373])*([.A373]-[.B373])" office:value-type="float" office:value="0.00476090340049" calcext:value-type="float">
            <text:p>0.00476090340049</text:p>
          </table:table-cell>
          <table:table-cell table:number-columns-repeated="2"/>
        </table:table-row>
        <table:table-row table:style-name="ro1">
          <table:table-cell office:value-type="float" office:value="0.0178359" calcext:value-type="float">
            <text:p>0.0178359</text:p>
          </table:table-cell>
          <table:table-cell office:value-type="float" office:value="0.0744582" calcext:value-type="float">
            <text:p>0.0744582</text:p>
          </table:table-cell>
          <table:table-cell table:formula="of:=[.A374]*[.A374]" office:value-type="float" office:value="0.00031811932881" calcext:value-type="float">
            <text:p>0.00031811932881</text:p>
          </table:table-cell>
          <table:table-cell table:formula="of:=([.A374]-[.B374])*([.A374]-[.B374])" office:value-type="float" office:value="0.00320608485729" calcext:value-type="float">
            <text:p>0.00320608485729</text:p>
          </table:table-cell>
          <table:table-cell table:number-columns-repeated="2"/>
        </table:table-row>
        <table:table-row table:style-name="ro1">
          <table:table-cell office:value-type="float" office:value="0.0279116" calcext:value-type="float">
            <text:p>0.0279116</text:p>
          </table:table-cell>
          <table:table-cell office:value-type="float" office:value="0.2057" calcext:value-type="float">
            <text:p>0.2057</text:p>
          </table:table-cell>
          <table:table-cell table:formula="of:=[.A375]*[.A375]" office:value-type="float" office:value="0.00077905741456" calcext:value-type="float">
            <text:p>0.00077905741456</text:p>
          </table:table-cell>
          <table:table-cell table:formula="of:=([.A375]-[.B375])*([.A375]-[.B375])" office:value-type="float" office:value="0.03160871517456" calcext:value-type="float">
            <text:p>0.03160871517456</text:p>
          </table:table-cell>
          <table:table-cell table:number-columns-repeated="2"/>
        </table:table-row>
        <table:table-row table:style-name="ro1">
          <table:table-cell office:value-type="float" office:value="0.0556961" calcext:value-type="float">
            <text:p>0.0556961</text:p>
          </table:table-cell>
          <table:table-cell office:value-type="float" office:value="0.241367" calcext:value-type="float">
            <text:p>0.241367</text:p>
          </table:table-cell>
          <table:table-cell table:formula="of:=[.A376]*[.A376]" office:value-type="float" office:value="0.00310205555521" calcext:value-type="float">
            <text:p>0.00310205555521</text:p>
          </table:table-cell>
          <table:table-cell table:formula="of:=([.A376]-[.B376])*([.A376]-[.B376])" office:value-type="float" office:value="0.03447368310681" calcext:value-type="float">
            <text:p>0.03447368310681</text:p>
          </table:table-cell>
          <table:table-cell table:number-columns-repeated="2"/>
        </table:table-row>
        <table:table-row table:style-name="ro1">
          <table:table-cell office:value-type="float" office:value="0.0298072" calcext:value-type="float">
            <text:p>0.0298072</text:p>
          </table:table-cell>
          <table:table-cell office:value-type="float" office:value="0.213904" calcext:value-type="float">
            <text:p>0.213904</text:p>
          </table:table-cell>
          <table:table-cell table:formula="of:=[.A377]*[.A377]" office:value-type="float" office:value="0.00088846917184" calcext:value-type="float">
            <text:p>0.00088846917184</text:p>
          </table:table-cell>
          <table:table-cell table:formula="of:=([.A377]-[.B377])*([.A377]-[.B377])" office:value-type="float" office:value="0.03389163177024" calcext:value-type="float">
            <text:p>0.03389163177024</text:p>
          </table:table-cell>
          <table:table-cell table:number-columns-repeated="2"/>
        </table:table-row>
        <table:table-row table:style-name="ro1">
          <table:table-cell office:value-type="float" office:value="0.0896833" calcext:value-type="float">
            <text:p>0.0896833</text:p>
          </table:table-cell>
          <table:table-cell office:value-type="float" office:value="0.173845" calcext:value-type="float">
            <text:p>0.173845</text:p>
          </table:table-cell>
          <table:table-cell table:formula="of:=[.A378]*[.A378]" office:value-type="float" office:value="0.00804309429889" calcext:value-type="float">
            <text:p>0.00804309429889</text:p>
          </table:table-cell>
          <table:table-cell table:formula="of:=([.A378]-[.B378])*([.A378]-[.B378])" office:value-type="float" office:value="0.00708319174689" calcext:value-type="float">
            <text:p>0.00708319174689</text:p>
          </table:table-cell>
          <table:table-cell table:number-columns-repeated="2"/>
        </table:table-row>
        <table:table-row table:style-name="ro1">
          <table:table-cell office:value-type="float" office:value="0.222244" calcext:value-type="float">
            <text:p>0.222244</text:p>
          </table:table-cell>
          <table:table-cell office:value-type="float" office:value="0.331628" calcext:value-type="float">
            <text:p>0.331628</text:p>
          </table:table-cell>
          <table:table-cell table:formula="of:=[.A379]*[.A379]" office:value-type="float" office:value="0.049392395536" calcext:value-type="float">
            <text:p>0.049392395536</text:p>
          </table:table-cell>
          <table:table-cell table:formula="of:=([.A379]-[.B379])*([.A379]-[.B379])" office:value-type="float" office:value="0.011964859456" calcext:value-type="float">
            <text:p>0.011964859456</text:p>
          </table:table-cell>
          <table:table-cell table:number-columns-repeated="2"/>
        </table:table-row>
        <table:table-row table:style-name="ro1">
          <table:table-cell office:value-type="float" office:value="0.262933" calcext:value-type="float">
            <text:p>0.262933</text:p>
          </table:table-cell>
          <table:table-cell office:value-type="float" office:value="0.343637" calcext:value-type="float">
            <text:p>0.343637</text:p>
          </table:table-cell>
          <table:table-cell table:formula="of:=[.A380]*[.A380]" office:value-type="float" office:value="0.069133762489" calcext:value-type="float">
            <text:p>0.069133762489</text:p>
          </table:table-cell>
          <table:table-cell table:formula="of:=([.A380]-[.B380])*([.A380]-[.B380])" office:value-type="float" office:value="0.00651313561600001" calcext:value-type="float">
            <text:p>0.00651313561600001</text:p>
          </table:table-cell>
          <table:table-cell table:number-columns-repeated="2"/>
        </table:table-row>
        <table:table-row table:style-name="ro1">
          <table:table-cell office:value-type="float" office:value="0.262933" calcext:value-type="float">
            <text:p>0.262933</text:p>
          </table:table-cell>
          <table:table-cell office:value-type="float" office:value="0.357594" calcext:value-type="float">
            <text:p>0.357594</text:p>
          </table:table-cell>
          <table:table-cell table:formula="of:=[.A381]*[.A381]" office:value-type="float" office:value="0.069133762489" calcext:value-type="float">
            <text:p>0.069133762489</text:p>
          </table:table-cell>
          <table:table-cell table:formula="of:=([.A381]-[.B381])*([.A381]-[.B381])" office:value-type="float" office:value="0.00896070492100001" calcext:value-type="float">
            <text:p>0.00896070492100001</text:p>
          </table:table-cell>
          <table:table-cell table:number-columns-repeated="2"/>
        </table:table-row>
        <table:table-row table:style-name="ro1">
          <table:table-cell office:value-type="float" office:value="0.262933" calcext:value-type="float">
            <text:p>0.262933</text:p>
          </table:table-cell>
          <table:table-cell office:value-type="float" office:value="0.551504" calcext:value-type="float">
            <text:p>0.551504</text:p>
          </table:table-cell>
          <table:table-cell table:formula="of:=[.A382]*[.A382]" office:value-type="float" office:value="0.069133762489" calcext:value-type="float">
            <text:p>0.069133762489</text:p>
          </table:table-cell>
          <table:table-cell table:formula="of:=([.A382]-[.B382])*([.A382]-[.B382])" office:value-type="float" office:value="0.083273222041" calcext:value-type="float">
            <text:p>0.083273222041</text:p>
          </table:table-cell>
          <table:table-cell table:number-columns-repeated="2"/>
        </table:table-row>
        <table:table-row table:style-name="ro1">
          <table:table-cell office:value-type="float" office:value="0.371338" calcext:value-type="float">
            <text:p>0.371338</text:p>
          </table:table-cell>
          <table:table-cell office:value-type="float" office:value="0.673643" calcext:value-type="float">
            <text:p>0.673643</text:p>
          </table:table-cell>
          <table:table-cell table:formula="of:=[.A383]*[.A383]" office:value-type="float" office:value="0.137891910244" calcext:value-type="float">
            <text:p>0.137891910244</text:p>
          </table:table-cell>
          <table:table-cell table:formula="of:=([.A383]-[.B383])*([.A383]-[.B383])" office:value-type="float" office:value="0.091388313025" calcext:value-type="float">
            <text:p>0.091388313025</text:p>
          </table:table-cell>
          <table:table-cell table:number-columns-repeated="2"/>
        </table:table-row>
        <table:table-row table:style-name="ro1">
          <table:table-cell office:value-type="float" office:value="0.799477" calcext:value-type="float">
            <text:p>0.799477</text:p>
          </table:table-cell>
          <table:table-cell office:value-type="float" office:value="0.599057" calcext:value-type="float">
            <text:p>0.599057</text:p>
          </table:table-cell>
          <table:table-cell table:formula="of:=[.A384]*[.A384]" office:value-type="float" office:value="0.639163473529" calcext:value-type="float">
            <text:p>0.639163473529</text:p>
          </table:table-cell>
          <table:table-cell table:formula="of:=([.A384]-[.B384])*([.A384]-[.B384])" office:value-type="float" office:value="0.0401681764" calcext:value-type="float">
            <text:p>0.0401681764</text:p>
          </table:table-cell>
          <table:table-cell table:number-columns-repeated="2"/>
        </table:table-row>
        <table:table-row table:style-name="ro1">
          <table:table-cell office:value-type="float" office:value="0.790401" calcext:value-type="float">
            <text:p>0.790401</text:p>
          </table:table-cell>
          <table:table-cell office:value-type="float" office:value="0.722472" calcext:value-type="float">
            <text:p>0.722472</text:p>
          </table:table-cell>
          <table:table-cell table:formula="of:=[.A385]*[.A385]" office:value-type="float" office:value="0.624733740801" calcext:value-type="float">
            <text:p>0.624733740801</text:p>
          </table:table-cell>
          <table:table-cell table:formula="of:=([.A385]-[.B385])*([.A385]-[.B385])" office:value-type="float" office:value="0.004614349041" calcext:value-type="float">
            <text:p>0.004614349041</text:p>
          </table:table-cell>
          <table:table-cell table:number-columns-repeated="2"/>
        </table:table-row>
        <table:table-row table:style-name="ro1">
          <table:table-cell office:value-type="float" office:value="0.790401" calcext:value-type="float">
            <text:p>0.790401</text:p>
          </table:table-cell>
          <table:table-cell office:value-type="float" office:value="0.797894" calcext:value-type="float">
            <text:p>0.797894</text:p>
          </table:table-cell>
          <table:table-cell table:formula="of:=[.A386]*[.A386]" office:value-type="float" office:value="0.624733740801" calcext:value-type="float">
            <text:p>0.624733740801</text:p>
          </table:table-cell>
          <table:table-cell table:formula="of:=([.A386]-[.B386])*([.A386]-[.B386])" office:value-type="float" office:value="0.0000561450489999996" calcext:value-type="float">
            <text:p>5.61450489999996E-05</text:p>
          </table:table-cell>
          <table:table-cell table:number-columns-repeated="2"/>
        </table:table-row>
        <table:table-row table:style-name="ro1">
          <table:table-cell office:value-type="float" office:value="0.850293" calcext:value-type="float">
            <text:p>0.850293</text:p>
          </table:table-cell>
          <table:table-cell office:value-type="float" office:value="0.879992" calcext:value-type="float">
            <text:p>0.879992</text:p>
          </table:table-cell>
          <table:table-cell table:formula="of:=[.A387]*[.A387]" office:value-type="float" office:value="0.722998185849" calcext:value-type="float">
            <text:p>0.722998185849</text:p>
          </table:table-cell>
          <table:table-cell table:formula="of:=([.A387]-[.B387])*([.A387]-[.B387])" office:value-type="float" office:value="0.000882030601000002" calcext:value-type="float">
            <text:p>0.000882030601000002</text:p>
          </table:table-cell>
          <table:table-cell table:number-columns-repeated="2"/>
        </table:table-row>
        <table:table-row table:style-name="ro1">
          <table:table-cell office:value-type="float" office:value="0.897363" calcext:value-type="float">
            <text:p>0.897363</text:p>
          </table:table-cell>
          <table:table-cell office:value-type="float" office:value="0.911852" calcext:value-type="float">
            <text:p>0.911852</text:p>
          </table:table-cell>
          <table:table-cell table:formula="of:=[.A388]*[.A388]" office:value-type="float" office:value="0.805260353769" calcext:value-type="float">
            <text:p>0.805260353769</text:p>
          </table:table-cell>
          <table:table-cell table:formula="of:=([.A388]-[.B388])*([.A388]-[.B388])" office:value-type="float" office:value="0.000209931120999999" calcext:value-type="float">
            <text:p>0.000209931120999999</text:p>
          </table:table-cell>
          <table:table-cell table:number-columns-repeated="2"/>
        </table:table-row>
        <table:table-row table:style-name="ro1">
          <table:table-cell office:value-type="float" office:value="0.897364" calcext:value-type="float">
            <text:p>0.897364</text:p>
          </table:table-cell>
          <table:table-cell office:value-type="float" office:value="0.96033" calcext:value-type="float">
            <text:p>0.96033</text:p>
          </table:table-cell>
          <table:table-cell table:formula="of:=[.A389]*[.A389]" office:value-type="float" office:value="0.805262148496" calcext:value-type="float">
            <text:p>0.805262148496</text:p>
          </table:table-cell>
          <table:table-cell table:formula="of:=([.A389]-[.B389])*([.A389]-[.B389])" office:value-type="float" office:value="0.003964717156" calcext:value-type="float">
            <text:p>0.003964717156</text:p>
          </table:table-cell>
          <table:table-cell table:number-columns-repeated="2"/>
        </table:table-row>
        <table:table-row table:style-name="ro1">
          <table:table-cell office:value-type="float" office:value="0.999986" calcext:value-type="float">
            <text:p>0.999986</text:p>
          </table:table-cell>
          <table:table-cell office:value-type="float" office:value="0.985533" calcext:value-type="float">
            <text:p>0.985533</text:p>
          </table:table-cell>
          <table:table-cell table:formula="of:=[.A390]*[.A390]" office:value-type="float" office:value="0.999972000196" calcext:value-type="float">
            <text:p>0.999972000196</text:p>
          </table:table-cell>
          <table:table-cell table:formula="of:=([.A390]-[.B390])*([.A390]-[.B390])" office:value-type="float" office:value="0.000208889209000001" calcext:value-type="float">
            <text:p>0.000208889209000001</text:p>
          </table:table-cell>
          <table:table-cell table:number-columns-repeated="2"/>
        </table:table-row>
        <table:table-row table:style-name="ro1">
          <table:table-cell office:value-type="float" office:value="0.999985" calcext:value-type="float">
            <text:p>0.999985</text:p>
          </table:table-cell>
          <table:table-cell office:value-type="float" office:value="0.996796" calcext:value-type="float">
            <text:p>0.996796</text:p>
          </table:table-cell>
          <table:table-cell table:formula="of:=[.A391]*[.A391]" office:value-type="float" office:value="0.999970000225" calcext:value-type="float">
            <text:p>0.999970000225</text:p>
          </table:table-cell>
          <table:table-cell table:formula="of:=([.A391]-[.B391])*([.A391]-[.B391])" office:value-type="float" office:value="0.000010169721" calcext:value-type="float">
            <text:p>0.000010169721</text:p>
          </table:table-cell>
          <table:table-cell table:number-columns-repeated="2"/>
        </table:table-row>
        <table:table-row table:style-name="ro1">
          <table:table-cell office:value-type="float" office:value="0.000000953674" calcext:value-type="float">
            <text:p>0.000000953674</text:p>
          </table:table-cell>
          <table:table-cell office:value-type="float" office:value="0.00000000126765" calcext:value-type="float">
            <text:p>0.00000000126765</text:p>
          </table:table-cell>
          <table:table-cell table:formula="of:=[.A392]*[.A392]" office:value-type="float" office:value="0.0000000000009094941" calcext:value-type="float">
            <text:p>9.09494098276E-13</text:p>
          </table:table-cell>
          <table:table-cell table:formula="of:=([.A392]-[.B392])*([.A392]-[.B392])" office:value-type="float" office:value="0.00000000000090707786" calcext:value-type="float">
            <text:p>9.07077855520323E-13</text:p>
          </table:table-cell>
          <table:table-cell table:number-columns-repeated="2"/>
        </table:table-row>
        <table:table-row table:style-name="ro1">
          <table:table-cell office:value-type="float" office:value="0.00000429153" calcext:value-type="float">
            <text:p>0.00000429153</text:p>
          </table:table-cell>
          <table:table-cell office:value-type="float" office:value="0.0000241186" calcext:value-type="float">
            <text:p>0.0000241186</text:p>
          </table:table-cell>
          <table:table-cell table:formula="of:=[.A393]*[.A393]" office:value-type="float" office:value="0.00000000001841722974" calcext:value-type="float">
            <text:p>1.84172297409E-11</text:p>
          </table:table-cell>
          <table:table-cell table:formula="of:=([.A393]-[.B393])*([.A393]-[.B393])" office:value-type="float" office:value="0.00000000039311270478" calcext:value-type="float">
            <text:p>3.931127047849E-10</text:p>
          </table:table-cell>
          <table:table-cell table:number-columns-repeated="2"/>
        </table:table-row>
        <table:table-row table:style-name="ro1">
          <table:table-cell office:value-type="float" office:value="0.00000429153" calcext:value-type="float">
            <text:p>0.00000429153</text:p>
          </table:table-cell>
          <table:table-cell office:value-type="float" office:value="0.000013387" calcext:value-type="float">
            <text:p>0.000013387</text:p>
          </table:table-cell>
          <table:table-cell table:formula="of:=[.A394]*[.A394]" office:value-type="float" office:value="0.00000000001841722974" calcext:value-type="float">
            <text:p>1.84172297409E-11</text:p>
          </table:table-cell>
          <table:table-cell table:formula="of:=([.A394]-[.B394])*([.A394]-[.B394])" office:value-type="float" office:value="0.00000000008272757452" calcext:value-type="float">
            <text:p>8.27275745209E-11</text:p>
          </table:table-cell>
          <table:table-cell table:number-columns-repeated="2"/>
        </table:table-row>
        <table:table-row table:style-name="ro1">
          <table:table-cell office:value-type="float" office:value="0.00000667572" calcext:value-type="float">
            <text:p>0.00000667572</text:p>
          </table:table-cell>
          <table:table-cell office:value-type="float" office:value="0.0000870279" calcext:value-type="float">
            <text:p>0.0000870279</text:p>
          </table:table-cell>
          <table:table-cell table:formula="of:=[.A395]*[.A395]" office:value-type="float" office:value="0.00000000004456523752" calcext:value-type="float">
            <text:p>4.45652375184E-11</text:p>
          </table:table-cell>
          <table:table-cell table:formula="of:=([.A395]-[.B395])*([.A395]-[.B395])" office:value-type="float" office:value="0.00000000645647283075" calcext:value-type="float">
            <text:p>6.4564728307524E-09</text:p>
          </table:table-cell>
          <table:table-cell table:number-columns-repeated="2"/>
        </table:table-row>
        <table:table-row table:style-name="ro1">
          <table:table-cell office:value-type="float" office:value="0.0000203848" calcext:value-type="float">
            <text:p>0.0000203848</text:p>
          </table:table-cell>
          <table:table-cell office:value-type="float" office:value="0.00000185728" calcext:value-type="float">
            <text:p>0.00000185728</text:p>
          </table:table-cell>
          <table:table-cell table:formula="of:=[.A396]*[.A396]" office:value-type="float" office:value="0.00000000041554007104" calcext:value-type="float">
            <text:p>4.1554007104E-10</text:p>
          </table:table-cell>
          <table:table-cell table:formula="of:=([.A396]-[.B396])*([.A396]-[.B396])" office:value-type="float" office:value="0.00000000034326899735" calcext:value-type="float">
            <text:p>3.432689973504E-10</text:p>
          </table:table-cell>
          <table:table-cell table:number-columns-repeated="2"/>
        </table:table-row>
        <table:table-row table:style-name="ro1">
          <table:table-cell office:value-type="float" office:value="0.000000655651" calcext:value-type="float">
            <text:p>0.000000655651</text:p>
          </table:table-cell>
          <table:table-cell office:value-type="float" office:value="0.0000549991" calcext:value-type="float">
            <text:p>0.0000549991</text:p>
          </table:table-cell>
          <table:table-cell table:formula="of:=[.A397]*[.A397]" office:value-type="float" office:value="0.00000000000042987823" calcext:value-type="float">
            <text:p>4.29878233801E-13</text:p>
          </table:table-cell>
          <table:table-cell table:formula="of:=([.A397]-[.B397])*([.A397]-[.B397])" office:value-type="float" office:value="0.00000000295321044922" calcext:value-type="float">
            <text:p>2.9532104492156E-09</text:p>
          </table:table-cell>
          <table:table-cell table:number-columns-repeated="2"/>
        </table:table-row>
        <table:table-row table:style-name="ro1">
          <table:table-cell office:value-type="float" office:value="0.0000342727" calcext:value-type="float">
            <text:p>0.0000342727</text:p>
          </table:table-cell>
          <table:table-cell office:value-type="float" office:value="0.000424817" calcext:value-type="float">
            <text:p>0.000424817</text:p>
          </table:table-cell>
          <table:table-cell table:formula="of:=[.A398]*[.A398]" office:value-type="float" office:value="0.00000000117461796529" calcext:value-type="float">
            <text:p>1.17461796529E-09</text:p>
          </table:table-cell>
          <table:table-cell table:formula="of:=([.A398]-[.B398])*([.A398]-[.B398])" office:value-type="float" office:value="0.00000015252485026249" calcext:value-type="float">
            <text:p>1.5252485026249E-07</text:p>
          </table:table-cell>
          <table:table-cell table:number-columns-repeated="2"/>
        </table:table-row>
        <table:table-row table:style-name="ro1">
          <table:table-cell office:value-type="float" office:value="0.000142992" calcext:value-type="float">
            <text:p>0.000142992</text:p>
          </table:table-cell>
          <table:table-cell office:value-type="float" office:value="0.000130271" calcext:value-type="float">
            <text:p>0.000130271</text:p>
          </table:table-cell>
          <table:table-cell table:formula="of:=[.A399]*[.A399]" office:value-type="float" office:value="0.000000020446712064" calcext:value-type="float">
            <text:p>2.0446712064E-08</text:p>
          </table:table-cell>
          <table:table-cell table:formula="of:=([.A399]-[.B399])*([.A399]-[.B399])" office:value-type="float" office:value="0.000000000161823841" calcext:value-type="float">
            <text:p>1.61823841E-10</text:p>
          </table:table-cell>
          <table:table-cell table:number-columns-repeated="2"/>
        </table:table-row>
        <table:table-row table:style-name="ro1">
          <table:table-cell office:value-type="float" office:value="0.0000503659" calcext:value-type="float">
            <text:p>0.0000503659</text:p>
          </table:table-cell>
          <table:table-cell office:value-type="float" office:value="0.000656071" calcext:value-type="float">
            <text:p>0.000656071</text:p>
          </table:table-cell>
          <table:table-cell table:formula="of:=[.A400]*[.A400]" office:value-type="float" office:value="0.00000000253672388281" calcext:value-type="float">
            <text:p>2.53672388281E-09</text:p>
          </table:table-cell>
          <table:table-cell table:formula="of:=([.A400]-[.B400])*([.A400]-[.B400])" office:value-type="float" office:value="0.00000036687866816601" calcext:value-type="float">
            <text:p>3.6687866816601E-07</text:p>
          </table:table-cell>
          <table:table-cell table:number-columns-repeated="2"/>
        </table:table-row>
        <table:table-row table:style-name="ro1">
          <table:table-cell office:value-type="float" office:value="0.0000503659" calcext:value-type="float">
            <text:p>0.0000503659</text:p>
          </table:table-cell>
          <table:table-cell office:value-type="float" office:value="0.000249517" calcext:value-type="float">
            <text:p>0.000249517</text:p>
          </table:table-cell>
          <table:table-cell table:formula="of:=[.A401]*[.A401]" office:value-type="float" office:value="0.00000000253672388281" calcext:value-type="float">
            <text:p>2.53672388281E-09</text:p>
          </table:table-cell>
          <table:table-cell table:formula="of:=([.A401]-[.B401])*([.A401]-[.B401])" office:value-type="float" office:value="0.00000003966116063121" calcext:value-type="float">
            <text:p>3.966116063121E-08</text:p>
          </table:table-cell>
          <table:table-cell table:number-columns-repeated="2"/>
        </table:table-row>
        <table:table-row table:style-name="ro1">
          <table:table-cell office:value-type="float" office:value="0.00000286102" calcext:value-type="float">
            <text:p>0.00000286102</text:p>
          </table:table-cell>
          <table:table-cell office:value-type="float" office:value="0.00433984" calcext:value-type="float">
            <text:p>0.00433984</text:p>
          </table:table-cell>
          <table:table-cell table:formula="of:=[.A402]*[.A402]" office:value-type="float" office:value="0.00000000000818543544" calcext:value-type="float">
            <text:p>8.1854354404E-12</text:p>
          </table:table-cell>
          <table:table-cell table:formula="of:=([.A402]-[.B402])*([.A402]-[.B402])" office:value-type="float" office:value="0.0000188093866729618" calcext:value-type="float">
            <text:p>1.88093866729618E-05</text:p>
          </table:table-cell>
          <table:table-cell table:number-columns-repeated="2"/>
        </table:table-row>
        <table:table-row table:style-name="ro1">
          <table:table-cell office:value-type="float" office:value="0.0000026226" calcext:value-type="float">
            <text:p>0.0000026226</text:p>
          </table:table-cell>
          <table:table-cell office:value-type="float" office:value="0.0242935" calcext:value-type="float">
            <text:p>0.0242935</text:p>
          </table:table-cell>
          <table:table-cell table:formula="of:=[.A403]*[.A403]" office:value-type="float" office:value="0.00000000000687803076" calcext:value-type="float">
            <text:p>6.87803076E-12</text:p>
          </table:table-cell>
          <table:table-cell table:formula="of:=([.A403]-[.B403])*([.A403]-[.B403])" office:value-type="float" office:value="0.000590046724861831" calcext:value-type="float">
            <text:p>0.000590046724861831</text:p>
          </table:table-cell>
          <table:table-cell table:number-columns-repeated="2"/>
        </table:table-row>
        <table:table-row table:style-name="ro1">
          <table:table-cell office:value-type="float" office:value="0.0000235438" calcext:value-type="float">
            <text:p>0.0000235438</text:p>
          </table:table-cell>
          <table:table-cell office:value-type="float" office:value="0.0413118" calcext:value-type="float">
            <text:p>0.0413118</text:p>
          </table:table-cell>
          <table:table-cell table:formula="of:=[.A404]*[.A404]" office:value-type="float" office:value="0.00000000055431051844" calcext:value-type="float">
            <text:p>5.5431051844E-10</text:p>
          </table:table-cell>
          <table:table-cell table:formula="of:=([.A404]-[.B404])*([.A404]-[.B404])" office:value-type="float" office:value="0.00170472010003684" calcext:value-type="float">
            <text:p>0.00170472010003684</text:p>
          </table:table-cell>
          <table:table-cell table:number-columns-repeated="2"/>
        </table:table-row>
        <table:table-row table:style-name="ro1">
          <table:table-cell office:value-type="float" office:value="0.000000119209" calcext:value-type="float">
            <text:p>0.000000119209</text:p>
          </table:table-cell>
          <table:table-cell office:value-type="float" office:value="0.0168511" calcext:value-type="float">
            <text:p>0.0168511</text:p>
          </table:table-cell>
          <table:table-cell table:formula="of:=[.A405]*[.A405]" office:value-type="float" office:value="0.00000000000001421079" calcext:value-type="float">
            <text:p>1.4210785681E-14</text:p>
          </table:table-cell>
          <table:table-cell table:formula="of:=([.A405]-[.B405])*([.A405]-[.B405])" office:value-type="float" office:value="0.000283955553618651" calcext:value-type="float">
            <text:p>0.000283955553618651</text:p>
          </table:table-cell>
          <table:table-cell table:number-columns-repeated="2"/>
        </table:table-row>
        <table:table-row table:style-name="ro1">
          <table:table-cell office:value-type="float" office:value="0.0000341535" calcext:value-type="float">
            <text:p>0.0000341535</text:p>
          </table:table-cell>
          <table:table-cell office:value-type="float" office:value="0.0112067" calcext:value-type="float">
            <text:p>0.0112067</text:p>
          </table:table-cell>
          <table:table-cell table:formula="of:=[.A406]*[.A406]" office:value-type="float" office:value="0.00000000116646156225" calcext:value-type="float">
            <text:p>1.16646156225E-09</text:p>
          </table:table-cell>
          <table:table-cell table:formula="of:=([.A406]-[.B406])*([.A406]-[.B406])" office:value-type="float" office:value="0.000124825795294662" calcext:value-type="float">
            <text:p>0.000124825795294662</text:p>
          </table:table-cell>
          <table:table-cell table:number-columns-repeated="2"/>
        </table:table-row>
        <table:table-row table:style-name="ro1">
          <table:table-cell office:value-type="float" office:value="0.0000341535" calcext:value-type="float">
            <text:p>0.0000341535</text:p>
          </table:table-cell>
          <table:table-cell office:value-type="float" office:value="0.017431" calcext:value-type="float">
            <text:p>0.017431</text:p>
          </table:table-cell>
          <table:table-cell table:formula="of:=[.A407]*[.A407]" office:value-type="float" office:value="0.00000000116646156225" calcext:value-type="float">
            <text:p>1.16646156225E-09</text:p>
          </table:table-cell>
          <table:table-cell table:formula="of:=([.A407]-[.B407])*([.A407]-[.B407])" office:value-type="float" office:value="0.000302650268144562" calcext:value-type="float">
            <text:p>0.000302650268144562</text:p>
          </table:table-cell>
          <table:table-cell table:number-columns-repeated="2"/>
        </table:table-row>
        <table:table-row table:style-name="ro1">
          <table:table-cell office:value-type="float" office:value="0.00000786781" calcext:value-type="float">
            <text:p>0.00000786781</text:p>
          </table:table-cell>
          <table:table-cell office:value-type="float" office:value="0.0297016" calcext:value-type="float">
            <text:p>0.0297016</text:p>
          </table:table-cell>
          <table:table-cell table:formula="of:=[.A408]*[.A408]" office:value-type="float" office:value="0.0000000000619024342" calcext:value-type="float">
            <text:p>6.19024341961E-11</text:p>
          </table:table-cell>
          <table:table-cell table:formula="of:=([.A408]-[.B408])*([.A408]-[.B408])" office:value-type="float" office:value="0.000881717731371442" calcext:value-type="float">
            <text:p>0.000881717731371442</text:p>
          </table:table-cell>
          <table:table-cell table:number-columns-repeated="2"/>
        </table:table-row>
        <table:table-row table:style-name="ro1">
          <table:table-cell office:value-type="float" office:value="0.00000953674" calcext:value-type="float">
            <text:p>0.00000953674</text:p>
          </table:table-cell>
          <table:table-cell office:value-type="float" office:value="0.225257" calcext:value-type="float">
            <text:p>0.225257</text:p>
          </table:table-cell>
          <table:table-cell table:formula="of:=[.A409]*[.A409]" office:value-type="float" office:value="0.00000000009094940983" calcext:value-type="float">
            <text:p>9.09494098276E-11</text:p>
          </table:table-cell>
          <table:table-cell table:formula="of:=([.A409]-[.B409])*([.A409]-[.B409])" office:value-type="float" office:value="0.0507364197050651" calcext:value-type="float">
            <text:p>0.0507364197050651</text:p>
          </table:table-cell>
          <table:table-cell table:number-columns-repeated="2"/>
        </table:table-row>
        <table:table-row table:style-name="ro1">
          <table:table-cell office:value-type="float" office:value="0.00000953674" calcext:value-type="float">
            <text:p>0.00000953674</text:p>
          </table:table-cell>
          <table:table-cell office:value-type="float" office:value="0.212707" calcext:value-type="float">
            <text:p>0.212707</text:p>
          </table:table-cell>
          <table:table-cell table:formula="of:=[.A410]*[.A410]" office:value-type="float" office:value="0.00000000009094940983" calcext:value-type="float">
            <text:p>9.09494098276E-11</text:p>
          </table:table-cell>
          <table:table-cell table:formula="of:=([.A410]-[.B410])*([.A410]-[.B410])" office:value-type="float" office:value="0.0452402108772391" calcext:value-type="float">
            <text:p>0.0452402108772391</text:p>
          </table:table-cell>
          <table:table-cell table:number-columns-repeated="2"/>
        </table:table-row>
        <table:table-row table:style-name="ro1">
          <table:table-cell office:value-type="float" office:value="0.000494003" calcext:value-type="float">
            <text:p>0.000494003</text:p>
          </table:table-cell>
          <table:table-cell office:value-type="float" office:value="0.0503907" calcext:value-type="float">
            <text:p>0.0503907</text:p>
          </table:table-cell>
          <table:table-cell table:formula="of:=[.A411]*[.A411]" office:value-type="float" office:value="0.000000244038964009" calcext:value-type="float">
            <text:p>2.44038964009E-07</text:p>
          </table:table-cell>
          <table:table-cell table:formula="of:=([.A411]-[.B411])*([.A411]-[.B411])" office:value-type="float" office:value="0.00248968037150981" calcext:value-type="float">
            <text:p>0.00248968037150981</text:p>
          </table:table-cell>
          <table:table-cell table:number-columns-repeated="2"/>
        </table:table-row>
        <table:table-row table:style-name="ro1">
          <table:table-cell office:value-type="float" office:value="0.000296056" calcext:value-type="float">
            <text:p>0.000296056</text:p>
          </table:table-cell>
          <table:table-cell office:value-type="float" office:value="0.0288632" calcext:value-type="float">
            <text:p>0.0288632</text:p>
          </table:table-cell>
          <table:table-cell table:formula="of:=[.A412]*[.A412]" office:value-type="float" office:value="0.000000087649155136" calcext:value-type="float">
            <text:p>8.7649155136E-08</text:p>
          </table:table-cell>
          <table:table-cell table:formula="of:=([.A412]-[.B412])*([.A412]-[.B412])" office:value-type="float" office:value="0.000816081716316736" calcext:value-type="float">
            <text:p>0.000816081716316736</text:p>
          </table:table-cell>
          <table:table-cell table:number-columns-repeated="2"/>
        </table:table-row>
        <table:table-row table:style-name="ro1">
          <table:table-cell office:value-type="float" office:value="0.00305927" calcext:value-type="float">
            <text:p>0.00305927</text:p>
          </table:table-cell>
          <table:table-cell office:value-type="float" office:value="0.0350868" calcext:value-type="float">
            <text:p>0.0350868</text:p>
          </table:table-cell>
          <table:table-cell table:formula="of:=[.A413]*[.A413]" office:value-type="float" office:value="0.0000093591329329" calcext:value-type="float">
            <text:p>0.0000093591329329</text:p>
          </table:table-cell>
          <table:table-cell table:formula="of:=([.A413]-[.B413])*([.A413]-[.B413])" office:value-type="float" office:value="0.0010257626779009" calcext:value-type="float">
            <text:p>0.0010257626779009</text:p>
          </table:table-cell>
          <table:table-cell table:number-columns-repeated="2"/>
        </table:table-row>
        <table:table-row table:style-name="ro1">
          <table:table-cell office:value-type="float" office:value="0.0045833" calcext:value-type="float">
            <text:p>0.0045833</text:p>
          </table:table-cell>
          <table:table-cell office:value-type="float" office:value="0.12202" calcext:value-type="float">
            <text:p>0.12202</text:p>
          </table:table-cell>
          <table:table-cell table:formula="of:=[.A414]*[.A414]" office:value-type="float" office:value="0.00002100663889" calcext:value-type="float">
            <text:p>0.00002100663889</text:p>
          </table:table-cell>
          <table:table-cell table:formula="of:=([.A414]-[.B414])*([.A414]-[.B414])" office:value-type="float" office:value="0.01379137850689" calcext:value-type="float">
            <text:p>0.01379137850689</text:p>
          </table:table-cell>
          <table:table-cell table:number-columns-repeated="2"/>
        </table:table-row>
        <table:table-row table:style-name="ro1">
          <table:table-cell office:value-type="float" office:value="0.00543469" calcext:value-type="float">
            <text:p>0.00543469</text:p>
          </table:table-cell>
          <table:table-cell office:value-type="float" office:value="0.0679757" calcext:value-type="float">
            <text:p>0.0679757</text:p>
          </table:table-cell>
          <table:table-cell table:formula="of:=[.A415]*[.A415]" office:value-type="float" office:value="0.0000295358553961" calcext:value-type="float">
            <text:p>0.0000295358553961</text:p>
          </table:table-cell>
          <table:table-cell table:formula="of:=([.A415]-[.B415])*([.A415]-[.B415])" office:value-type="float" office:value="0.0039113779318201" calcext:value-type="float">
            <text:p>0.0039113779318201</text:p>
          </table:table-cell>
          <table:table-cell table:number-columns-repeated="2"/>
        </table:table-row>
        <table:table-row table:style-name="ro1">
          <table:table-cell office:value-type="float" office:value="0.0109245" calcext:value-type="float">
            <text:p>0.0109245</text:p>
          </table:table-cell>
          <table:table-cell office:value-type="float" office:value="0.194626" calcext:value-type="float">
            <text:p>0.194626</text:p>
          </table:table-cell>
          <table:table-cell table:formula="of:=[.A416]*[.A416]" office:value-type="float" office:value="0.00011934470025" calcext:value-type="float">
            <text:p>0.00011934470025</text:p>
          </table:table-cell>
          <table:table-cell table:formula="of:=([.A416]-[.B416])*([.A416]-[.B416])" office:value-type="float" office:value="0.03374624110225" calcext:value-type="float">
            <text:p>0.03374624110225</text:p>
          </table:table-cell>
          <table:table-cell table:number-columns-repeated="2"/>
        </table:table-row>
        <table:table-row table:style-name="ro1">
          <table:table-cell office:value-type="float" office:value="0.0327051" calcext:value-type="float">
            <text:p>0.0327051</text:p>
          </table:table-cell>
          <table:table-cell office:value-type="float" office:value="0.250287" calcext:value-type="float">
            <text:p>0.250287</text:p>
          </table:table-cell>
          <table:table-cell table:formula="of:=[.A417]*[.A417]" office:value-type="float" office:value="0.00106962356601" calcext:value-type="float">
            <text:p>0.00106962356601</text:p>
          </table:table-cell>
          <table:table-cell table:formula="of:=([.A417]-[.B417])*([.A417]-[.B417])" office:value-type="float" office:value="0.04734188320761" calcext:value-type="float">
            <text:p>0.04734188320761</text:p>
          </table:table-cell>
          <table:table-cell table:number-columns-repeated="2"/>
        </table:table-row>
        <table:table-row table:style-name="ro1">
          <table:table-cell office:value-type="float" office:value="0.0348591" calcext:value-type="float">
            <text:p>0.0348591</text:p>
          </table:table-cell>
          <table:table-cell office:value-type="float" office:value="0.223494" calcext:value-type="float">
            <text:p>0.223494</text:p>
          </table:table-cell>
          <table:table-cell table:formula="of:=[.A418]*[.A418]" office:value-type="float" office:value="0.00121515685281" calcext:value-type="float">
            <text:p>0.00121515685281</text:p>
          </table:table-cell>
          <table:table-cell table:formula="of:=([.A418]-[.B418])*([.A418]-[.B418])" office:value-type="float" office:value="0.03558312549801" calcext:value-type="float">
            <text:p>0.03558312549801</text:p>
          </table:table-cell>
          <table:table-cell table:number-columns-repeated="2"/>
        </table:table-row>
        <table:table-row table:style-name="ro1">
          <table:table-cell office:value-type="float" office:value="0.0338156" calcext:value-type="float">
            <text:p>0.0338156</text:p>
          </table:table-cell>
          <table:table-cell office:value-type="float" office:value="0.282463" calcext:value-type="float">
            <text:p>0.282463</text:p>
          </table:table-cell>
          <table:table-cell table:formula="of:=[.A419]*[.A419]" office:value-type="float" office:value="0.00114349480336" calcext:value-type="float">
            <text:p>0.00114349480336</text:p>
          </table:table-cell>
          <table:table-cell table:formula="of:=([.A419]-[.B419])*([.A419]-[.B419])" office:value-type="float" office:value="0.06182552952676" calcext:value-type="float">
            <text:p>0.06182552952676</text:p>
          </table:table-cell>
          <table:table-cell table:number-columns-repeated="2"/>
        </table:table-row>
        <table:table-row table:style-name="ro1">
          <table:table-cell office:value-type="float" office:value="0.213539" calcext:value-type="float">
            <text:p>0.213539</text:p>
          </table:table-cell>
          <table:table-cell office:value-type="float" office:value="0.228896" calcext:value-type="float">
            <text:p>0.228896</text:p>
          </table:table-cell>
          <table:table-cell table:formula="of:=[.A420]*[.A420]" office:value-type="float" office:value="0.045598904521" calcext:value-type="float">
            <text:p>0.045598904521</text:p>
          </table:table-cell>
          <table:table-cell table:formula="of:=([.A420]-[.B420])*([.A420]-[.B420])" office:value-type="float" office:value="0.000235837448999999" calcext:value-type="float">
            <text:p>0.000235837448999999</text:p>
          </table:table-cell>
          <table:table-cell table:number-columns-repeated="2"/>
        </table:table-row>
        <table:table-row table:style-name="ro1">
          <table:table-cell office:value-type="float" office:value="0.26585" calcext:value-type="float">
            <text:p>0.26585</text:p>
          </table:table-cell>
          <table:table-cell office:value-type="float" office:value="0.449392" calcext:value-type="float">
            <text:p>0.449392</text:p>
          </table:table-cell>
          <table:table-cell table:formula="of:=[.A421]*[.A421]" office:value-type="float" office:value="0.0706762225" calcext:value-type="float">
            <text:p>0.0706762225</text:p>
          </table:table-cell>
          <table:table-cell table:formula="of:=([.A421]-[.B421])*([.A421]-[.B421])" office:value-type="float" office:value="0.033687665764" calcext:value-type="float">
            <text:p>0.033687665764</text:p>
          </table:table-cell>
          <table:table-cell table:number-columns-repeated="2"/>
        </table:table-row>
        <table:table-row table:style-name="ro1">
          <table:table-cell office:value-type="float" office:value="0.398564" calcext:value-type="float">
            <text:p>0.398564</text:p>
          </table:table-cell>
          <table:table-cell office:value-type="float" office:value="0.466902" calcext:value-type="float">
            <text:p>0.466902</text:p>
          </table:table-cell>
          <table:table-cell table:formula="of:=[.A422]*[.A422]" office:value-type="float" office:value="0.158853262096" calcext:value-type="float">
            <text:p>0.158853262096</text:p>
          </table:table-cell>
          <table:table-cell table:formula="of:=([.A422]-[.B422])*([.A422]-[.B422])" office:value-type="float" office:value="0.004670082244" calcext:value-type="float">
            <text:p>0.004670082244</text:p>
          </table:table-cell>
          <table:table-cell table:number-columns-repeated="2"/>
        </table:table-row>
        <table:table-row table:style-name="ro1">
          <table:table-cell office:value-type="float" office:value="0.492307" calcext:value-type="float">
            <text:p>0.492307</text:p>
          </table:table-cell>
          <table:table-cell office:value-type="float" office:value="0.623676" calcext:value-type="float">
            <text:p>0.623676</text:p>
          </table:table-cell>
          <table:table-cell table:formula="of:=[.A423]*[.A423]" office:value-type="float" office:value="0.242366182249" calcext:value-type="float">
            <text:p>0.242366182249</text:p>
          </table:table-cell>
          <table:table-cell table:formula="of:=([.A423]-[.B423])*([.A423]-[.B423])" office:value-type="float" office:value="0.017257814161" calcext:value-type="float">
            <text:p>0.017257814161</text:p>
          </table:table-cell>
          <table:table-cell table:number-columns-repeated="2"/>
        </table:table-row>
        <table:table-row table:style-name="ro1">
          <table:table-cell office:value-type="float" office:value="0.558183" calcext:value-type="float">
            <text:p>0.558183</text:p>
          </table:table-cell>
          <table:table-cell office:value-type="float" office:value="0.677173" calcext:value-type="float">
            <text:p>0.677173</text:p>
          </table:table-cell>
          <table:table-cell table:formula="of:=[.A424]*[.A424]" office:value-type="float" office:value="0.311568261489" calcext:value-type="float">
            <text:p>0.311568261489</text:p>
          </table:table-cell>
          <table:table-cell table:formula="of:=([.A424]-[.B424])*([.A424]-[.B424])" office:value-type="float" office:value="0.0141586201" calcext:value-type="float">
            <text:p>0.0141586201</text:p>
          </table:table-cell>
          <table:table-cell table:number-columns-repeated="2"/>
        </table:table-row>
        <table:table-row table:style-name="ro1">
          <table:table-cell office:value-type="float" office:value="0.558182" calcext:value-type="float">
            <text:p>0.558182</text:p>
          </table:table-cell>
          <table:table-cell office:value-type="float" office:value="0.745238" calcext:value-type="float">
            <text:p>0.745238</text:p>
          </table:table-cell>
          <table:table-cell table:formula="of:=[.A425]*[.A425]" office:value-type="float" office:value="0.311567145124" calcext:value-type="float">
            <text:p>0.311567145124</text:p>
          </table:table-cell>
          <table:table-cell table:formula="of:=([.A425]-[.B425])*([.A425]-[.B425])" office:value-type="float" office:value="0.034989947136" calcext:value-type="float">
            <text:p>0.034989947136</text:p>
          </table:table-cell>
          <table:table-cell table:number-columns-repeated="2"/>
        </table:table-row>
        <table:table-row table:style-name="ro1">
          <table:table-cell office:value-type="float" office:value="0.576764" calcext:value-type="float">
            <text:p>0.576764</text:p>
          </table:table-cell>
          <table:table-cell office:value-type="float" office:value="0.872579" calcext:value-type="float">
            <text:p>0.872579</text:p>
          </table:table-cell>
          <table:table-cell table:formula="of:=[.A426]*[.A426]" office:value-type="float" office:value="0.332656711696" calcext:value-type="float">
            <text:p>0.332656711696</text:p>
          </table:table-cell>
          <table:table-cell table:formula="of:=([.A426]-[.B426])*([.A426]-[.B426])" office:value-type="float" office:value="0.087506514225" calcext:value-type="float">
            <text:p>0.087506514225</text:p>
          </table:table-cell>
          <table:table-cell table:number-columns-repeated="2"/>
        </table:table-row>
        <table:table-row table:style-name="ro1">
          <table:table-cell office:value-type="float" office:value="0.883321" calcext:value-type="float">
            <text:p>0.883321</text:p>
          </table:table-cell>
          <table:table-cell office:value-type="float" office:value="0.72675" calcext:value-type="float">
            <text:p>0.72675</text:p>
          </table:table-cell>
          <table:table-cell table:formula="of:=[.A427]*[.A427]" office:value-type="float" office:value="0.780255989041" calcext:value-type="float">
            <text:p>0.780255989041</text:p>
          </table:table-cell>
          <table:table-cell table:formula="of:=([.A427]-[.B427])*([.A427]-[.B427])" office:value-type="float" office:value="0.024514478041" calcext:value-type="float">
            <text:p>0.024514478041</text:p>
          </table:table-cell>
          <table:table-cell table:number-columns-repeated="2"/>
        </table:table-row>
        <table:table-row table:style-name="ro1">
          <table:table-cell office:value-type="float" office:value="0.88332" calcext:value-type="float">
            <text:p>0.88332</text:p>
          </table:table-cell>
          <table:table-cell office:value-type="float" office:value="0.980561" calcext:value-type="float">
            <text:p>0.980561</text:p>
          </table:table-cell>
          <table:table-cell table:formula="of:=[.A428]*[.A428]" office:value-type="float" office:value="0.7802542224" calcext:value-type="float">
            <text:p>0.7802542224</text:p>
          </table:table-cell>
          <table:table-cell table:formula="of:=([.A428]-[.B428])*([.A428]-[.B428])" office:value-type="float" office:value="0.00945581208100001" calcext:value-type="float">
            <text:p>0.00945581208100001</text:p>
          </table:table-cell>
          <table:table-cell table:number-columns-repeated="2"/>
        </table:table-row>
        <table:table-row table:style-name="ro1">
          <table:table-cell office:value-type="float" office:value="0.974031" calcext:value-type="float">
            <text:p>0.974031</text:p>
          </table:table-cell>
          <table:table-cell office:value-type="float" office:value="0.956609" calcext:value-type="float">
            <text:p>0.956609</text:p>
          </table:table-cell>
          <table:table-cell table:formula="of:=[.A429]*[.A429]" office:value-type="float" office:value="0.948736388961" calcext:value-type="float">
            <text:p>0.948736388961</text:p>
          </table:table-cell>
          <table:table-cell table:formula="of:=([.A429]-[.B429])*([.A429]-[.B429])" office:value-type="float" office:value="0.000303526083999998" calcext:value-type="float">
            <text:p>0.000303526083999998</text:p>
          </table:table-cell>
          <table:table-cell table:number-columns-repeated="2"/>
        </table:table-row>
        <table:table-row table:style-name="ro1">
          <table:table-cell office:value-type="float" office:value="0.999986" calcext:value-type="float">
            <text:p>0.999986</text:p>
          </table:table-cell>
          <table:table-cell office:value-type="float" office:value="0.995781" calcext:value-type="float">
            <text:p>0.995781</text:p>
          </table:table-cell>
          <table:table-cell table:formula="of:=[.A430]*[.A430]" office:value-type="float" office:value="0.999972000196" calcext:value-type="float">
            <text:p>0.999972000196</text:p>
          </table:table-cell>
          <table:table-cell table:formula="of:=([.A430]-[.B430])*([.A430]-[.B430])" office:value-type="float" office:value="0.0000176820250000001" calcext:value-type="float">
            <text:p>1.76820250000001E-05</text:p>
          </table:table-cell>
          <table:table-cell table:number-columns-repeated="2"/>
        </table:table-row>
        <table:table-row table:style-name="ro1">
          <table:table-cell office:value-type="float" office:value="0.0000513792" calcext:value-type="float">
            <text:p>0.0000513792</text:p>
          </table:table-cell>
          <table:table-cell office:value-type="float" office:value="0.000000725847" calcext:value-type="float">
            <text:p>0.000000725847</text:p>
          </table:table-cell>
          <table:table-cell table:formula="of:=[.A431]*[.A431]" office:value-type="float" office:value="0.00000000263982219264" calcext:value-type="float">
            <text:p>2.63982219264E-09</text:p>
          </table:table-cell>
          <table:table-cell table:formula="of:=([.A431]-[.B431])*([.A431]-[.B431])" office:value-type="float" office:value="0.00000000256576217014" calcext:value-type="float">
            <text:p>2.56576217014261E-09</text:p>
          </table:table-cell>
          <table:table-cell table:number-columns-repeated="2"/>
        </table:table-row>
        <table:table-row table:style-name="ro1">
          <table:table-cell office:value-type="float" office:value="0.0000513792" calcext:value-type="float">
            <text:p>0.0000513792</text:p>
          </table:table-cell>
          <table:table-cell office:value-type="float" office:value="0.000432783" calcext:value-type="float">
            <text:p>0.000432783</text:p>
          </table:table-cell>
          <table:table-cell table:formula="of:=[.A432]*[.A432]" office:value-type="float" office:value="0.00000000263982219264" calcext:value-type="float">
            <text:p>2.63982219264E-09</text:p>
          </table:table-cell>
          <table:table-cell table:formula="of:=([.A432]-[.B432])*([.A432]-[.B432])" office:value-type="float" office:value="0.00000014546885865444" calcext:value-type="float">
            <text:p>1.4546885865444E-07</text:p>
          </table:table-cell>
          <table:table-cell table:number-columns-repeated="2"/>
        </table:table-row>
        <table:table-row table:style-name="ro1">
          <table:table-cell office:value-type="float" office:value="0.0000280738" calcext:value-type="float">
            <text:p>0.0000280738</text:p>
          </table:table-cell>
          <table:table-cell office:value-type="float" office:value="0.0000000434886" calcext:value-type="float">
            <text:p>0.0000000434886</text:p>
          </table:table-cell>
          <table:table-cell table:formula="of:=[.A433]*[.A433]" office:value-type="float" office:value="0.00000000078813824644" calcext:value-type="float">
            <text:p>7.8813824644E-10</text:p>
          </table:table-cell>
          <table:table-cell table:formula="of:=([.A433]-[.B433])*([.A433]-[.B433])" office:value-type="float" office:value="0.00000000078569835718" calcext:value-type="float">
            <text:p>7.8569835718097E-10</text:p>
          </table:table-cell>
          <table:table-cell table:number-columns-repeated="2"/>
        </table:table-row>
        <table:table-row table:style-name="ro1">
          <table:table-cell office:value-type="float" office:value="0.0000211596" calcext:value-type="float">
            <text:p>0.0000211596</text:p>
          </table:table-cell>
          <table:table-cell office:value-type="float" office:value="0.000000157405" calcext:value-type="float">
            <text:p>0.000000157405</text:p>
          </table:table-cell>
          <table:table-cell table:formula="of:=[.A434]*[.A434]" office:value-type="float" office:value="0.00000000044772867216" calcext:value-type="float">
            <text:p>4.4772867216E-10</text:p>
          </table:table-cell>
          <table:table-cell table:formula="of:=([.A434]-[.B434])*([.A434]-[.B434])" office:value-type="float" office:value="0.00000000044109219482" calcext:value-type="float">
            <text:p>4.41092194818025E-10</text:p>
          </table:table-cell>
          <table:table-cell table:number-columns-repeated="2"/>
        </table:table-row>
        <table:table-row table:style-name="ro1">
          <table:table-cell office:value-type="float" office:value="0.0000853539" calcext:value-type="float">
            <text:p>0.0000853539</text:p>
          </table:table-cell>
          <table:table-cell office:value-type="float" office:value="0.0000439852" calcext:value-type="float">
            <text:p>0.0000439852</text:p>
          </table:table-cell>
          <table:table-cell table:formula="of:=[.A435]*[.A435]" office:value-type="float" office:value="0.00000000728528824521" calcext:value-type="float">
            <text:p>7.28528824521E-09</text:p>
          </table:table-cell>
          <table:table-cell table:formula="of:=([.A435]-[.B435])*([.A435]-[.B435])" office:value-type="float" office:value="0.00000000171136933969" calcext:value-type="float">
            <text:p>1.71136933969E-09</text:p>
          </table:table-cell>
          <table:table-cell table:number-columns-repeated="2"/>
        </table:table-row>
        <table:table-row table:style-name="ro1">
          <table:table-cell office:value-type="float" office:value="0.000226915" calcext:value-type="float">
            <text:p>0.000226915</text:p>
          </table:table-cell>
          <table:table-cell office:value-type="float" office:value="0.00198914" calcext:value-type="float">
            <text:p>0.00198914</text:p>
          </table:table-cell>
          <table:table-cell table:formula="of:=[.A436]*[.A436]" office:value-type="float" office:value="0.000000051490417225" calcext:value-type="float">
            <text:p>5.1490417225E-08</text:p>
          </table:table-cell>
          <table:table-cell table:formula="of:=([.A436]-[.B436])*([.A436]-[.B436])" office:value-type="float" office:value="0.000003105436950625" calcext:value-type="float">
            <text:p>3.105436950625E-06</text:p>
          </table:table-cell>
          <table:table-cell table:number-columns-repeated="2"/>
        </table:table-row>
        <table:table-row table:style-name="ro1">
          <table:table-cell office:value-type="float" office:value="0.000597119" calcext:value-type="float">
            <text:p>0.000597119</text:p>
          </table:table-cell>
          <table:table-cell office:value-type="float" office:value="0.000535416" calcext:value-type="float">
            <text:p>0.000535416</text:p>
          </table:table-cell>
          <table:table-cell table:formula="of:=[.A437]*[.A437]" office:value-type="float" office:value="0.000000356551100161" calcext:value-type="float">
            <text:p>3.56551100161E-07</text:p>
          </table:table-cell>
          <table:table-cell table:formula="of:=([.A437]-[.B437])*([.A437]-[.B437])" office:value-type="float" office:value="0.000000003807260209" calcext:value-type="float">
            <text:p>3.807260209E-09</text:p>
          </table:table-cell>
          <table:table-cell table:number-columns-repeated="2"/>
        </table:table-row>
        <table:table-row table:style-name="ro1">
          <table:table-cell office:value-type="float" office:value="0.000325203" calcext:value-type="float">
            <text:p>0.000325203</text:p>
          </table:table-cell>
          <table:table-cell office:value-type="float" office:value="0.00151157" calcext:value-type="float">
            <text:p>0.00151157</text:p>
          </table:table-cell>
          <table:table-cell table:formula="of:=[.A438]*[.A438]" office:value-type="float" office:value="0.000000105756991209" calcext:value-type="float">
            <text:p>1.05756991209E-07</text:p>
          </table:table-cell>
          <table:table-cell table:formula="of:=([.A438]-[.B438])*([.A438]-[.B438])" office:value-type="float" office:value="0.000001407466658689" calcext:value-type="float">
            <text:p>1.407466658689E-06</text:p>
          </table:table-cell>
          <table:table-cell table:number-columns-repeated="2"/>
        </table:table-row>
        <table:table-row table:style-name="ro1">
          <table:table-cell office:value-type="float" office:value="0.000201046" calcext:value-type="float">
            <text:p>0.000201046</text:p>
          </table:table-cell>
          <table:table-cell office:value-type="float" office:value="0.000114263" calcext:value-type="float">
            <text:p>0.000114263</text:p>
          </table:table-cell>
          <table:table-cell table:formula="of:=[.A439]*[.A439]" office:value-type="float" office:value="0.000000040419494116" calcext:value-type="float">
            <text:p>4.0419494116E-08</text:p>
          </table:table-cell>
          <table:table-cell table:formula="of:=([.A439]-[.B439])*([.A439]-[.B439])" office:value-type="float" office:value="0.000000007531289089" calcext:value-type="float">
            <text:p>7.531289089E-09</text:p>
          </table:table-cell>
          <table:table-cell table:number-columns-repeated="2"/>
        </table:table-row>
        <table:table-row table:style-name="ro1">
          <table:table-cell office:value-type="float" office:value="0.000240684" calcext:value-type="float">
            <text:p>0.000240684</text:p>
          </table:table-cell>
          <table:table-cell office:value-type="float" office:value="0.000556896" calcext:value-type="float">
            <text:p>0.000556896</text:p>
          </table:table-cell>
          <table:table-cell table:formula="of:=[.A440]*[.A440]" office:value-type="float" office:value="0.000000057928787856" calcext:value-type="float">
            <text:p>5.7928787856E-08</text:p>
          </table:table-cell>
          <table:table-cell table:formula="of:=([.A440]-[.B440])*([.A440]-[.B440])" office:value-type="float" office:value="0.000000099990028944" calcext:value-type="float">
            <text:p>9.9990028944E-08</text:p>
          </table:table-cell>
          <table:table-cell table:number-columns-repeated="2"/>
        </table:table-row>
        <table:table-row table:style-name="ro1">
          <table:table-cell office:value-type="float" office:value="0.000172257" calcext:value-type="float">
            <text:p>0.000172257</text:p>
          </table:table-cell>
          <table:table-cell office:value-type="float" office:value="0.0101994" calcext:value-type="float">
            <text:p>0.0101994</text:p>
          </table:table-cell>
          <table:table-cell table:formula="of:=[.A441]*[.A441]" office:value-type="float" office:value="0.000000029672474049" calcext:value-type="float">
            <text:p>2.9672474049E-08</text:p>
          </table:table-cell>
          <table:table-cell table:formula="of:=([.A441]-[.B441])*([.A441]-[.B441])" office:value-type="float" office:value="0.000100543596742449" calcext:value-type="float">
            <text:p>0.000100543596742449</text:p>
          </table:table-cell>
          <table:table-cell table:number-columns-repeated="2"/>
        </table:table-row>
        <table:table-row table:style-name="ro1">
          <table:table-cell office:value-type="float" office:value="0.0000880957" calcext:value-type="float">
            <text:p>0.0000880957</text:p>
          </table:table-cell>
          <table:table-cell office:value-type="float" office:value="0.00514116" calcext:value-type="float">
            <text:p>0.00514116</text:p>
          </table:table-cell>
          <table:table-cell table:formula="of:=[.A442]*[.A442]" office:value-type="float" office:value="0.00000000776085235849" calcext:value-type="float">
            <text:p>7.76085235849E-09</text:p>
          </table:table-cell>
          <table:table-cell table:formula="of:=([.A442]-[.B442])*([.A442]-[.B442])" office:value-type="float" office:value="0.0000255334588199345" calcext:value-type="float">
            <text:p>2.55334588199345E-05</text:p>
          </table:table-cell>
          <table:table-cell table:number-columns-repeated="2"/>
        </table:table-row>
        <table:table-row table:style-name="ro1">
          <table:table-cell office:value-type="float" office:value="0.000155032" calcext:value-type="float">
            <text:p>0.000155032</text:p>
          </table:table-cell>
          <table:table-cell office:value-type="float" office:value="0.00194012" calcext:value-type="float">
            <text:p>0.00194012</text:p>
          </table:table-cell>
          <table:table-cell table:formula="of:=[.A443]*[.A443]" office:value-type="float" office:value="0.000000024034921024" calcext:value-type="float">
            <text:p>2.4034921024E-08</text:p>
          </table:table-cell>
          <table:table-cell table:formula="of:=([.A443]-[.B443])*([.A443]-[.B443])" office:value-type="float" office:value="0.000003186539167744" calcext:value-type="float">
            <text:p>3.186539167744E-06</text:p>
          </table:table-cell>
          <table:table-cell table:number-columns-repeated="2"/>
        </table:table-row>
        <table:table-row table:style-name="ro1">
          <table:table-cell office:value-type="float" office:value="0.00163257" calcext:value-type="float">
            <text:p>0.00163257</text:p>
          </table:table-cell>
          <table:table-cell office:value-type="float" office:value="0.00594818" calcext:value-type="float">
            <text:p>0.00594818</text:p>
          </table:table-cell>
          <table:table-cell table:formula="of:=[.A444]*[.A444]" office:value-type="float" office:value="0.0000026652848049" calcext:value-type="float">
            <text:p>0.0000026652848049</text:p>
          </table:table-cell>
          <table:table-cell table:formula="of:=([.A444]-[.B444])*([.A444]-[.B444])" office:value-type="float" office:value="0.0000186244896721" calcext:value-type="float">
            <text:p>0.0000186244896721</text:p>
          </table:table-cell>
          <table:table-cell table:number-columns-repeated="2"/>
        </table:table-row>
        <table:table-row table:style-name="ro1">
          <table:table-cell office:value-type="float" office:value="0.00121647" calcext:value-type="float">
            <text:p>0.00121647</text:p>
          </table:table-cell>
          <table:table-cell office:value-type="float" office:value="0.144526" calcext:value-type="float">
            <text:p>0.144526</text:p>
          </table:table-cell>
          <table:table-cell table:formula="of:=[.A445]*[.A445]" office:value-type="float" office:value="0.0000014797992609" calcext:value-type="float">
            <text:p>0.0000014797992609</text:p>
          </table:table-cell>
          <table:table-cell table:formula="of:=([.A445]-[.B445])*([.A445]-[.B445])" office:value-type="float" office:value="0.0205376213888209" calcext:value-type="float">
            <text:p>0.0205376213888209</text:p>
          </table:table-cell>
          <table:table-cell table:number-columns-repeated="2"/>
        </table:table-row>
        <table:table-row table:style-name="ro1">
          <table:table-cell office:value-type="float" office:value="0.00157201" calcext:value-type="float">
            <text:p>0.00157201</text:p>
          </table:table-cell>
          <table:table-cell office:value-type="float" office:value="0.0344044" calcext:value-type="float">
            <text:p>0.0344044</text:p>
          </table:table-cell>
          <table:table-cell table:formula="of:=[.A446]*[.A446]" office:value-type="float" office:value="0.0000024712154401" calcext:value-type="float">
            <text:p>0.0000024712154401</text:p>
          </table:table-cell>
          <table:table-cell table:formula="of:=([.A446]-[.B446])*([.A446]-[.B446])" office:value-type="float" office:value="0.0010779658331121" calcext:value-type="float">
            <text:p>0.0010779658331121</text:p>
          </table:table-cell>
          <table:table-cell table:number-columns-repeated="2"/>
        </table:table-row>
        <table:table-row table:style-name="ro1">
          <table:table-cell office:value-type="float" office:value="0.00164038" calcext:value-type="float">
            <text:p>0.00164038</text:p>
          </table:table-cell>
          <table:table-cell office:value-type="float" office:value="0.0967007" calcext:value-type="float">
            <text:p>0.0967007</text:p>
          </table:table-cell>
          <table:table-cell table:formula="of:=[.A447]*[.A447]" office:value-type="float" office:value="0.0000026908465444" calcext:value-type="float">
            <text:p>0.0000026908465444</text:p>
          </table:table-cell>
          <table:table-cell table:formula="of:=([.A447]-[.B447])*([.A447]-[.B447])" office:value-type="float" office:value="0.0090364644385024" calcext:value-type="float">
            <text:p>0.0090364644385024</text:p>
          </table:table-cell>
          <table:table-cell table:number-columns-repeated="2"/>
        </table:table-row>
        <table:table-row table:style-name="ro1">
          <table:table-cell office:value-type="float" office:value="0.014723" calcext:value-type="float">
            <text:p>0.014723</text:p>
          </table:table-cell>
          <table:table-cell office:value-type="float" office:value="0.153344" calcext:value-type="float">
            <text:p>0.153344</text:p>
          </table:table-cell>
          <table:table-cell table:formula="of:=[.A448]*[.A448]" office:value-type="float" office:value="0.000216766729" calcext:value-type="float">
            <text:p>0.000216766729</text:p>
          </table:table-cell>
          <table:table-cell table:formula="of:=([.A448]-[.B448])*([.A448]-[.B448])" office:value-type="float" office:value="0.019215781641" calcext:value-type="float">
            <text:p>0.019215781641</text:p>
          </table:table-cell>
          <table:table-cell table:number-columns-repeated="2"/>
        </table:table-row>
        <table:table-row table:style-name="ro1">
          <table:table-cell office:value-type="float" office:value="0.0409837" calcext:value-type="float">
            <text:p>0.0409837</text:p>
          </table:table-cell>
          <table:table-cell office:value-type="float" office:value="0.108167" calcext:value-type="float">
            <text:p>0.108167</text:p>
          </table:table-cell>
          <table:table-cell table:formula="of:=[.A449]*[.A449]" office:value-type="float" office:value="0.00167966366569" calcext:value-type="float">
            <text:p>0.00167966366569</text:p>
          </table:table-cell>
          <table:table-cell table:formula="of:=([.A449]-[.B449])*([.A449]-[.B449])" office:value-type="float" office:value="0.00451359579889" calcext:value-type="float">
            <text:p>0.00451359579889</text:p>
          </table:table-cell>
          <table:table-cell table:number-columns-repeated="2"/>
        </table:table-row>
        <table:table-row table:style-name="ro1">
          <table:table-cell office:value-type="float" office:value="0.0409837" calcext:value-type="float">
            <text:p>0.0409837</text:p>
          </table:table-cell>
          <table:table-cell office:value-type="float" office:value="0.121897" calcext:value-type="float">
            <text:p>0.121897</text:p>
          </table:table-cell>
          <table:table-cell table:formula="of:=[.A450]*[.A450]" office:value-type="float" office:value="0.00167966366569" calcext:value-type="float">
            <text:p>0.00167966366569</text:p>
          </table:table-cell>
          <table:table-cell table:formula="of:=([.A450]-[.B450])*([.A450]-[.B450])" office:value-type="float" office:value="0.00654696211689" calcext:value-type="float">
            <text:p>0.00654696211689</text:p>
          </table:table-cell>
          <table:table-cell table:number-columns-repeated="2"/>
        </table:table-row>
        <table:table-row table:style-name="ro1">
          <table:table-cell office:value-type="float" office:value="0.0466588" calcext:value-type="float">
            <text:p>0.0466588</text:p>
          </table:table-cell>
          <table:table-cell office:value-type="float" office:value="0.155877" calcext:value-type="float">
            <text:p>0.155877</text:p>
          </table:table-cell>
          <table:table-cell table:formula="of:=[.A451]*[.A451]" office:value-type="float" office:value="0.00217704361744" calcext:value-type="float">
            <text:p>0.00217704361744</text:p>
          </table:table-cell>
          <table:table-cell table:formula="of:=([.A451]-[.B451])*([.A451]-[.B451])" office:value-type="float" office:value="0.01192861521124" calcext:value-type="float">
            <text:p>0.01192861521124</text:p>
          </table:table-cell>
          <table:table-cell table:number-columns-repeated="2"/>
        </table:table-row>
        <table:table-row table:style-name="ro1">
          <table:table-cell office:value-type="float" office:value="0.0466588" calcext:value-type="float">
            <text:p>0.0466588</text:p>
          </table:table-cell>
          <table:table-cell office:value-type="float" office:value="0.147195" calcext:value-type="float">
            <text:p>0.147195</text:p>
          </table:table-cell>
          <table:table-cell table:formula="of:=[.A452]*[.A452]" office:value-type="float" office:value="0.00217704361744" calcext:value-type="float">
            <text:p>0.00217704361744</text:p>
          </table:table-cell>
          <table:table-cell table:formula="of:=([.A452]-[.B452])*([.A452]-[.B452])" office:value-type="float" office:value="0.01010752751044" calcext:value-type="float">
            <text:p>0.01010752751044</text:p>
          </table:table-cell>
          <table:table-cell table:number-columns-repeated="2"/>
        </table:table-row>
        <table:table-row table:style-name="ro1">
          <table:table-cell office:value-type="float" office:value="0.0684724" calcext:value-type="float">
            <text:p>0.0684724</text:p>
          </table:table-cell>
          <table:table-cell office:value-type="float" office:value="0.129841" calcext:value-type="float">
            <text:p>0.129841</text:p>
          </table:table-cell>
          <table:table-cell table:formula="of:=[.A453]*[.A453]" office:value-type="float" office:value="0.00468846956176" calcext:value-type="float">
            <text:p>0.00468846956176</text:p>
          </table:table-cell>
          <table:table-cell table:formula="of:=([.A453]-[.B453])*([.A453]-[.B453])" office:value-type="float" office:value="0.00376610506596" calcext:value-type="float">
            <text:p>0.00376610506596</text:p>
          </table:table-cell>
          <table:table-cell table:number-columns-repeated="2"/>
        </table:table-row>
        <table:table-row table:style-name="ro1">
          <table:table-cell office:value-type="float" office:value="0.0885813" calcext:value-type="float">
            <text:p>0.0885813</text:p>
          </table:table-cell>
          <table:table-cell office:value-type="float" office:value="0.175608" calcext:value-type="float">
            <text:p>0.175608</text:p>
          </table:table-cell>
          <table:table-cell table:formula="of:=[.A454]*[.A454]" office:value-type="float" office:value="0.00784664670969" calcext:value-type="float">
            <text:p>0.00784664670969</text:p>
          </table:table-cell>
          <table:table-cell table:formula="of:=([.A454]-[.B454])*([.A454]-[.B454])" office:value-type="float" office:value="0.00757364651289" calcext:value-type="float">
            <text:p>0.00757364651289</text:p>
          </table:table-cell>
          <table:table-cell table:number-columns-repeated="2"/>
        </table:table-row>
        <table:table-row table:style-name="ro1">
          <table:table-cell office:value-type="float" office:value="0.0981188" calcext:value-type="float">
            <text:p>0.0981188</text:p>
          </table:table-cell>
          <table:table-cell office:value-type="float" office:value="0.156592" calcext:value-type="float">
            <text:p>0.156592</text:p>
          </table:table-cell>
          <table:table-cell table:formula="of:=[.A455]*[.A455]" office:value-type="float" office:value="0.00962729891344" calcext:value-type="float">
            <text:p>0.00962729891344</text:p>
          </table:table-cell>
          <table:table-cell table:formula="of:=([.A455]-[.B455])*([.A455]-[.B455])" office:value-type="float" office:value="0.00341911511824" calcext:value-type="float">
            <text:p>0.00341911511824</text:p>
          </table:table-cell>
          <table:table-cell table:number-columns-repeated="2"/>
        </table:table-row>
        <table:table-row table:style-name="ro1">
          <table:table-cell office:value-type="float" office:value="0.180291" calcext:value-type="float">
            <text:p>0.180291</text:p>
          </table:table-cell>
          <table:table-cell office:value-type="float" office:value="0.197793" calcext:value-type="float">
            <text:p>0.197793</text:p>
          </table:table-cell>
          <table:table-cell table:formula="of:=[.A456]*[.A456]" office:value-type="float" office:value="0.032504844681" calcext:value-type="float">
            <text:p>0.032504844681</text:p>
          </table:table-cell>
          <table:table-cell table:formula="of:=([.A456]-[.B456])*([.A456]-[.B456])" office:value-type="float" office:value="0.000306320004" calcext:value-type="float">
            <text:p>0.000306320004</text:p>
          </table:table-cell>
          <table:table-cell table:number-columns-repeated="2"/>
        </table:table-row>
        <table:table-row table:style-name="ro1">
          <table:table-cell office:value-type="float" office:value="0.180291" calcext:value-type="float">
            <text:p>0.180291</text:p>
          </table:table-cell>
          <table:table-cell office:value-type="float" office:value="0.20806" calcext:value-type="float">
            <text:p>0.20806</text:p>
          </table:table-cell>
          <table:table-cell table:formula="of:=[.A457]*[.A457]" office:value-type="float" office:value="0.032504844681" calcext:value-type="float">
            <text:p>0.032504844681</text:p>
          </table:table-cell>
          <table:table-cell table:formula="of:=([.A457]-[.B457])*([.A457]-[.B457])" office:value-type="float" office:value="0.000771117360999999" calcext:value-type="float">
            <text:p>0.000771117360999999</text:p>
          </table:table-cell>
          <table:table-cell table:number-columns-repeated="2"/>
        </table:table-row>
        <table:table-row table:style-name="ro1">
          <table:table-cell office:value-type="float" office:value="0.180291" calcext:value-type="float">
            <text:p>0.180291</text:p>
          </table:table-cell>
          <table:table-cell office:value-type="float" office:value="0.324865" calcext:value-type="float">
            <text:p>0.324865</text:p>
          </table:table-cell>
          <table:table-cell table:formula="of:=[.A458]*[.A458]" office:value-type="float" office:value="0.032504844681" calcext:value-type="float">
            <text:p>0.032504844681</text:p>
          </table:table-cell>
          <table:table-cell table:formula="of:=([.A458]-[.B458])*([.A458]-[.B458])" office:value-type="float" office:value="0.020901641476" calcext:value-type="float">
            <text:p>0.020901641476</text:p>
          </table:table-cell>
          <table:table-cell table:number-columns-repeated="2"/>
        </table:table-row>
        <table:table-row table:style-name="ro1">
          <table:table-cell office:value-type="float" office:value="0.246666" calcext:value-type="float">
            <text:p>0.246666</text:p>
          </table:table-cell>
          <table:table-cell office:value-type="float" office:value="0.462806" calcext:value-type="float">
            <text:p>0.462806</text:p>
          </table:table-cell>
          <table:table-cell table:formula="of:=[.A459]*[.A459]" office:value-type="float" office:value="0.060844115556" calcext:value-type="float">
            <text:p>0.060844115556</text:p>
          </table:table-cell>
          <table:table-cell table:formula="of:=([.A459]-[.B459])*([.A459]-[.B459])" office:value-type="float" office:value="0.0467164996" calcext:value-type="float">
            <text:p>0.0467164996</text:p>
          </table:table-cell>
          <table:table-cell table:number-columns-repeated="2"/>
        </table:table-row>
        <table:table-row table:style-name="ro1">
          <table:table-cell office:value-type="float" office:value="0.313273" calcext:value-type="float">
            <text:p>0.313273</text:p>
          </table:table-cell>
          <table:table-cell office:value-type="float" office:value="0.48236" calcext:value-type="float">
            <text:p>0.48236</text:p>
          </table:table-cell>
          <table:table-cell table:formula="of:=[.A460]*[.A460]" office:value-type="float" office:value="0.098139972529" calcext:value-type="float">
            <text:p>0.098139972529</text:p>
          </table:table-cell>
          <table:table-cell table:formula="of:=([.A460]-[.B460])*([.A460]-[.B460])" office:value-type="float" office:value="0.028590413569" calcext:value-type="float">
            <text:p>0.028590413569</text:p>
          </table:table-cell>
          <table:table-cell table:number-columns-repeated="2"/>
        </table:table-row>
        <table:table-row table:style-name="ro1">
          <table:table-cell office:value-type="float" office:value="0.657455" calcext:value-type="float">
            <text:p>0.657455</text:p>
          </table:table-cell>
          <table:table-cell office:value-type="float" office:value="0.431918" calcext:value-type="float">
            <text:p>0.431918</text:p>
          </table:table-cell>
          <table:table-cell table:formula="of:=[.A461]*[.A461]" office:value-type="float" office:value="0.432247077025" calcext:value-type="float">
            <text:p>0.432247077025</text:p>
          </table:table-cell>
          <table:table-cell table:formula="of:=([.A461]-[.B461])*([.A461]-[.B461])" office:value-type="float" office:value="0.050866938369" calcext:value-type="float">
            <text:p>0.050866938369</text:p>
          </table:table-cell>
          <table:table-cell table:number-columns-repeated="2"/>
        </table:table-row>
        <table:table-row table:style-name="ro1">
          <table:table-cell office:value-type="float" office:value="0.732064" calcext:value-type="float">
            <text:p>0.732064</text:p>
          </table:table-cell>
          <table:table-cell office:value-type="float" office:value="0.494855" calcext:value-type="float">
            <text:p>0.494855</text:p>
          </table:table-cell>
          <table:table-cell table:formula="of:=[.A462]*[.A462]" office:value-type="float" office:value="0.535917700096" calcext:value-type="float">
            <text:p>0.535917700096</text:p>
          </table:table-cell>
          <table:table-cell table:formula="of:=([.A462]-[.B462])*([.A462]-[.B462])" office:value-type="float" office:value="0.056268109681" calcext:value-type="float">
            <text:p>0.056268109681</text:p>
          </table:table-cell>
          <table:table-cell table:number-columns-repeated="2"/>
        </table:table-row>
        <table:table-row table:style-name="ro1">
          <table:table-cell office:value-type="float" office:value="0.812447" calcext:value-type="float">
            <text:p>0.812447</text:p>
          </table:table-cell>
          <table:table-cell office:value-type="float" office:value="0.76625" calcext:value-type="float">
            <text:p>0.76625</text:p>
          </table:table-cell>
          <table:table-cell table:formula="of:=[.A463]*[.A463]" office:value-type="float" office:value="0.660070127809" calcext:value-type="float">
            <text:p>0.660070127809</text:p>
          </table:table-cell>
          <table:table-cell table:formula="of:=([.A463]-[.B463])*([.A463]-[.B463])" office:value-type="float" office:value="0.002134162809" calcext:value-type="float">
            <text:p>0.002134162809</text:p>
          </table:table-cell>
          <table:table-cell table:number-columns-repeated="2"/>
        </table:table-row>
        <table:table-row table:style-name="ro1">
          <table:table-cell office:value-type="float" office:value="0.812447" calcext:value-type="float">
            <text:p>0.812447</text:p>
          </table:table-cell>
          <table:table-cell office:value-type="float" office:value="0.820852" calcext:value-type="float">
            <text:p>0.820852</text:p>
          </table:table-cell>
          <table:table-cell table:formula="of:=[.A464]*[.A464]" office:value-type="float" office:value="0.660070127809" calcext:value-type="float">
            <text:p>0.660070127809</text:p>
          </table:table-cell>
          <table:table-cell table:formula="of:=([.A464]-[.B464])*([.A464]-[.B464])" office:value-type="float" office:value="0.0000706440249999999" calcext:value-type="float">
            <text:p>0.0000706440249999999</text:p>
          </table:table-cell>
          <table:table-cell table:number-columns-repeated="2"/>
        </table:table-row>
        <table:table-row table:style-name="ro1">
          <table:table-cell office:value-type="float" office:value="0.85299" calcext:value-type="float">
            <text:p>0.85299</text:p>
          </table:table-cell>
          <table:table-cell office:value-type="float" office:value="0.868979" calcext:value-type="float">
            <text:p>0.868979</text:p>
          </table:table-cell>
          <table:table-cell table:formula="of:=[.A465]*[.A465]" office:value-type="float" office:value="0.7275919401" calcext:value-type="float">
            <text:p>0.7275919401</text:p>
          </table:table-cell>
          <table:table-cell table:formula="of:=([.A465]-[.B465])*([.A465]-[.B465])" office:value-type="float" office:value="0.000255648120999997" calcext:value-type="float">
            <text:p>0.000255648120999997</text:p>
          </table:table-cell>
          <table:table-cell table:number-columns-repeated="2"/>
        </table:table-row>
        <table:table-row table:style-name="ro1">
          <table:table-cell office:value-type="float" office:value="0.927813" calcext:value-type="float">
            <text:p>0.927813</text:p>
          </table:table-cell>
          <table:table-cell office:value-type="float" office:value="0.905008" calcext:value-type="float">
            <text:p>0.905008</text:p>
          </table:table-cell>
          <table:table-cell table:formula="of:=[.A466]*[.A466]" office:value-type="float" office:value="0.860836962969" calcext:value-type="float">
            <text:p>0.860836962969</text:p>
          </table:table-cell>
          <table:table-cell table:formula="of:=([.A466]-[.B466])*([.A466]-[.B466])" office:value-type="float" office:value="0.000520068024999998" calcext:value-type="float">
            <text:p>0.000520068024999998</text:p>
          </table:table-cell>
          <table:table-cell table:number-columns-repeated="2"/>
        </table:table-row>
        <table:table-row table:style-name="ro1">
          <table:table-cell office:value-type="float" office:value="0.927812" calcext:value-type="float">
            <text:p>0.927812</text:p>
          </table:table-cell>
          <table:table-cell office:value-type="float" office:value="0.932226" calcext:value-type="float">
            <text:p>0.932226</text:p>
          </table:table-cell>
          <table:table-cell table:formula="of:=[.A467]*[.A467]" office:value-type="float" office:value="0.860835107344" calcext:value-type="float">
            <text:p>0.860835107344</text:p>
          </table:table-cell>
          <table:table-cell table:formula="of:=([.A467]-[.B467])*([.A467]-[.B467])" office:value-type="float" office:value="0.0000194833960000003" calcext:value-type="float">
            <text:p>1.94833960000003E-05</text:p>
          </table:table-cell>
          <table:table-cell table:number-columns-repeated="2"/>
        </table:table-row>
        <table:table-row table:style-name="ro1">
          <table:table-cell office:value-type="float" office:value="0.927812" calcext:value-type="float">
            <text:p>0.927812</text:p>
          </table:table-cell>
          <table:table-cell office:value-type="float" office:value="0.990474" calcext:value-type="float">
            <text:p>0.990474</text:p>
          </table:table-cell>
          <table:table-cell table:formula="of:=[.A468]*[.A468]" office:value-type="float" office:value="0.860835107344" calcext:value-type="float">
            <text:p>0.860835107344</text:p>
          </table:table-cell>
          <table:table-cell table:formula="of:=([.A468]-[.B468])*([.A468]-[.B468])" office:value-type="float" office:value="0.003926526244" calcext:value-type="float">
            <text:p>0.003926526244</text:p>
          </table:table-cell>
          <table:table-cell table:number-columns-repeated="2"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99997" calcext:value-type="float">
            <text:p>0.999997</text:p>
          </table:table-cell>
          <table:table-cell table:formula="of:=[.A469]*[.A469]" office:value-type="float" office:value="0.999984000064" calcext:value-type="float">
            <text:p>0.999984000064</text:p>
          </table:table-cell>
          <table:table-cell table:formula="of:=([.A469]-[.B469])*([.A469]-[.B469])" office:value-type="float" office:value="0.000000000025" calcext:value-type="float">
            <text:p>2.50000000003276E-11</text:p>
          </table:table-cell>
          <table:table-cell table:number-columns-repeated="2"/>
        </table:table-row>
        <table:table-row table:style-name="ro1">
          <table:table-cell office:value-type="float" office:value="0.00000369549" calcext:value-type="float">
            <text:p>0.00000369549</text:p>
          </table:table-cell>
          <table:table-cell office:value-type="float" office:value="0.00000303222" calcext:value-type="float">
            <text:p>0.00000303222</text:p>
          </table:table-cell>
          <table:table-cell table:formula="of:=[.A470]*[.A470]" office:value-type="float" office:value="0.00000000001365664634" calcext:value-type="float">
            <text:p>1.36566463401E-11</text:p>
          </table:table-cell>
          <table:table-cell table:formula="of:=([.A470]-[.B470])*([.A470]-[.B470])" office:value-type="float" office:value="0.00000000000043992709" calcext:value-type="float">
            <text:p>4.399270929E-13</text:p>
          </table:table-cell>
          <table:table-cell table:number-columns-repeated="2"/>
        </table:table-row>
        <table:table-row table:style-name="ro1">
          <table:table-cell office:value-type="float" office:value="0.00000655651" calcext:value-type="float">
            <text:p>0.00000655651</text:p>
          </table:table-cell>
          <table:table-cell office:value-type="float" office:value="0.0000737136" calcext:value-type="float">
            <text:p>0.0000737136</text:p>
          </table:table-cell>
          <table:table-cell table:formula="of:=[.A471]*[.A471]" office:value-type="float" office:value="0.00000000004298782338" calcext:value-type="float">
            <text:p>4.29878233801E-11</text:p>
          </table:table-cell>
          <table:table-cell table:formula="of:=([.A471]-[.B471])*([.A471]-[.B471])" office:value-type="float" office:value="0.00000000451007473727" calcext:value-type="float">
            <text:p>4.5100747372681E-09</text:p>
          </table:table-cell>
          <table:table-cell table:number-columns-repeated="2"/>
        </table:table-row>
        <table:table-row table:style-name="ro1">
          <table:table-cell office:value-type="float" office:value="0.00000393391" calcext:value-type="float">
            <text:p>0.00000393391</text:p>
          </table:table-cell>
          <table:table-cell office:value-type="float" office:value="0.0010782" calcext:value-type="float">
            <text:p>0.0010782</text:p>
          </table:table-cell>
          <table:table-cell table:formula="of:=[.A472]*[.A472]" office:value-type="float" office:value="0.00000000001547564789" calcext:value-type="float">
            <text:p>1.54756478881E-11</text:p>
          </table:table-cell>
          <table:table-cell table:formula="of:=([.A472]-[.B472])*([.A472]-[.B472])" office:value-type="float" office:value="0.00000115404763212389" calcext:value-type="float">
            <text:p>1.15404763212389E-06</text:p>
          </table:table-cell>
          <table:table-cell table:number-columns-repeated="2"/>
        </table:table-row>
        <table:table-row table:style-name="ro1">
          <table:table-cell office:value-type="float" office:value="0.00000411272" calcext:value-type="float">
            <text:p>0.00000411272</text:p>
          </table:table-cell>
          <table:table-cell office:value-type="float" office:value="0.00276014" calcext:value-type="float">
            <text:p>0.00276014</text:p>
          </table:table-cell>
          <table:table-cell table:formula="of:=[.A473]*[.A473]" office:value-type="float" office:value="0.0000000000169144658" calcext:value-type="float">
            <text:p>1.69144657984E-11</text:p>
          </table:table-cell>
          <table:table-cell table:formula="of:=([.A473]-[.B473])*([.A473]-[.B473])" office:value-type="float" office:value="0.0000075956863681042" calcext:value-type="float">
            <text:p>7.5956863681042E-06</text:p>
          </table:table-cell>
          <table:table-cell table:number-columns-repeated="2"/>
        </table:table-row>
        <table:table-row table:style-name="ro1">
          <table:table-cell office:value-type="float" office:value="0.0000213385" calcext:value-type="float">
            <text:p>0.0000213385</text:p>
          </table:table-cell>
          <table:table-cell office:value-type="float" office:value="0.00111142" calcext:value-type="float">
            <text:p>0.00111142</text:p>
          </table:table-cell>
          <table:table-cell table:formula="of:=[.A474]*[.A474]" office:value-type="float" office:value="0.00000000045533158225" calcext:value-type="float">
            <text:p>4.5533158225E-10</text:p>
          </table:table-cell>
          <table:table-cell table:formula="of:=([.A474]-[.B474])*([.A474]-[.B474])" office:value-type="float" office:value="0.00000118827767664225" calcext:value-type="float">
            <text:p>1.18827767664225E-06</text:p>
          </table:table-cell>
          <table:table-cell table:number-columns-repeated="2"/>
        </table:table-row>
        <table:table-row table:style-name="ro1">
          <table:table-cell office:value-type="float" office:value="0.0000786185" calcext:value-type="float">
            <text:p>0.0000786185</text:p>
          </table:table-cell>
          <table:table-cell office:value-type="float" office:value="0.00129852" calcext:value-type="float">
            <text:p>0.00129852</text:p>
          </table:table-cell>
          <table:table-cell table:formula="of:=[.A475]*[.A475]" office:value-type="float" office:value="0.00000000618086854225" calcext:value-type="float">
            <text:p>6.18086854225E-09</text:p>
          </table:table-cell>
          <table:table-cell table:formula="of:=([.A475]-[.B475])*([.A475]-[.B475])" office:value-type="float" office:value="0.00000148815966970225" calcext:value-type="float">
            <text:p>1.48815966970225E-06</text:p>
          </table:table-cell>
          <table:table-cell table:number-columns-repeated="2"/>
        </table:table-row>
        <table:table-row table:style-name="ro1">
          <table:table-cell office:value-type="float" office:value="0.0000786185" calcext:value-type="float">
            <text:p>0.0000786185</text:p>
          </table:table-cell>
          <table:table-cell office:value-type="float" office:value="0.00224361" calcext:value-type="float">
            <text:p>0.00224361</text:p>
          </table:table-cell>
          <table:table-cell table:formula="of:=[.A476]*[.A476]" office:value-type="float" office:value="0.00000000618086854225" calcext:value-type="float">
            <text:p>6.18086854225E-09</text:p>
          </table:table-cell>
          <table:table-cell table:formula="of:=([.A476]-[.B476])*([.A476]-[.B476])" office:value-type="float" office:value="0.00000468718819507225" calcext:value-type="float">
            <text:p>4.68718819507225E-06</text:p>
          </table:table-cell>
          <table:table-cell table:number-columns-repeated="2"/>
        </table:table-row>
        <table:table-row table:style-name="ro1">
          <table:table-cell office:value-type="float" office:value="0.000116944" calcext:value-type="float">
            <text:p>0.000116944</text:p>
          </table:table-cell>
          <table:table-cell office:value-type="float" office:value="0.000103709" calcext:value-type="float">
            <text:p>0.000103709</text:p>
          </table:table-cell>
          <table:table-cell table:formula="of:=[.A477]*[.A477]" office:value-type="float" office:value="0.000000013675899136" calcext:value-type="float">
            <text:p>1.3675899136E-08</text:p>
          </table:table-cell>
          <table:table-cell table:formula="of:=([.A477]-[.B477])*([.A477]-[.B477])" office:value-type="float" office:value="0.000000000175165225" calcext:value-type="float">
            <text:p>1.75165225E-10</text:p>
          </table:table-cell>
          <table:table-cell table:number-columns-repeated="2"/>
        </table:table-row>
        <table:table-row table:style-name="ro1">
          <table:table-cell office:value-type="float" office:value="0.0000833273" calcext:value-type="float">
            <text:p>0.0000833273</text:p>
          </table:table-cell>
          <table:table-cell office:value-type="float" office:value="0.00575523" calcext:value-type="float">
            <text:p>0.00575523</text:p>
          </table:table-cell>
          <table:table-cell table:formula="of:=[.A478]*[.A478]" office:value-type="float" office:value="0.00000000694343892529" calcext:value-type="float">
            <text:p>6.94343892529E-09</text:p>
          </table:table-cell>
          <table:table-cell table:formula="of:=([.A478]-[.B478])*([.A478]-[.B478])" office:value-type="float" office:value="0.0000321704802382673" calcext:value-type="float">
            <text:p>3.21704802382673E-05</text:p>
          </table:table-cell>
          <table:table-cell table:number-columns-repeated="2"/>
        </table:table-row>
        <table:table-row table:style-name="ro1">
          <table:table-cell office:value-type="float" office:value="0.0000238419" calcext:value-type="float">
            <text:p>0.0000238419</text:p>
          </table:table-cell>
          <table:table-cell office:value-type="float" office:value="0.0183065" calcext:value-type="float">
            <text:p>0.0183065</text:p>
          </table:table-cell>
          <table:table-cell table:formula="of:=[.A479]*[.A479]" office:value-type="float" office:value="0.00000000056843619561" calcext:value-type="float">
            <text:p>5.6843619561E-10</text:p>
          </table:table-cell>
          <table:table-cell table:formula="of:=([.A479]-[.B479])*([.A479]-[.B479])" office:value-type="float" office:value="0.000334255587201496" calcext:value-type="float">
            <text:p>0.000334255587201496</text:p>
          </table:table-cell>
          <table:table-cell table:number-columns-repeated="2"/>
        </table:table-row>
        <table:table-row table:style-name="ro1">
          <table:table-cell office:value-type="float" office:value="0.000095427" calcext:value-type="float">
            <text:p>0.000095427</text:p>
          </table:table-cell>
          <table:table-cell office:value-type="float" office:value="0.00395191" calcext:value-type="float">
            <text:p>0.00395191</text:p>
          </table:table-cell>
          <table:table-cell table:formula="of:=[.A480]*[.A480]" office:value-type="float" office:value="0.000000009106312329" calcext:value-type="float">
            <text:p>9.106312329E-09</text:p>
          </table:table-cell>
          <table:table-cell table:formula="of:=([.A480]-[.B480])*([.A480]-[.B480])" office:value-type="float" office:value="0.000014872461129289" calcext:value-type="float">
            <text:p>1.4872461129289E-05</text:p>
          </table:table-cell>
          <table:table-cell table:number-columns-repeated="2"/>
        </table:table-row>
        <table:table-row table:style-name="ro1">
          <table:table-cell office:value-type="float" office:value="0.0000574589" calcext:value-type="float">
            <text:p>0.0000574589</text:p>
          </table:table-cell>
          <table:table-cell office:value-type="float" office:value="0.0341953" calcext:value-type="float">
            <text:p>0.0341953</text:p>
          </table:table-cell>
          <table:table-cell table:formula="of:=[.A481]*[.A481]" office:value-type="float" office:value="0.00000000330152518921" calcext:value-type="float">
            <text:p>3.30152518921E-09</text:p>
          </table:table-cell>
          <table:table-cell table:formula="of:=([.A481]-[.B481])*([.A481]-[.B481])" office:value-type="float" office:value="0.00116539219496885" calcext:value-type="float">
            <text:p>0.00116539219496885</text:p>
          </table:table-cell>
          <table:table-cell table:number-columns-repeated="2"/>
        </table:table-row>
        <table:table-row table:style-name="ro1">
          <table:table-cell office:value-type="float" office:value="0.0000490546" calcext:value-type="float">
            <text:p>0.0000490546</text:p>
          </table:table-cell>
          <table:table-cell office:value-type="float" office:value="0.00355709" calcext:value-type="float">
            <text:p>0.00355709</text:p>
          </table:table-cell>
          <table:table-cell table:formula="of:=[.A482]*[.A482]" office:value-type="float" office:value="0.00000000240635378116" calcext:value-type="float">
            <text:p>2.40635378116E-09</text:p>
          </table:table-cell>
          <table:table-cell table:formula="of:=([.A482]-[.B482])*([.A482]-[.B482])" office:value-type="float" office:value="0.0000123063123676532" calcext:value-type="float">
            <text:p>1.23063123676532E-05</text:p>
          </table:table-cell>
          <table:table-cell table:number-columns-repeated="2"/>
        </table:table-row>
        <table:table-row table:style-name="ro1">
          <table:table-cell office:value-type="float" office:value="0.0000875592" calcext:value-type="float">
            <text:p>0.0000875592</text:p>
          </table:table-cell>
          <table:table-cell office:value-type="float" office:value="0.00248519" calcext:value-type="float">
            <text:p>0.00248519</text:p>
          </table:table-cell>
          <table:table-cell table:formula="of:=[.A483]*[.A483]" office:value-type="float" office:value="0.00000000766661350464" calcext:value-type="float">
            <text:p>7.66661350464E-09</text:p>
          </table:table-cell>
          <table:table-cell table:formula="of:=([.A483]-[.B483])*([.A483]-[.B483])" office:value-type="float" office:value="0.00000574863345310864" calcext:value-type="float">
            <text:p>5.74863345310864E-06</text:p>
          </table:table-cell>
          <table:table-cell table:number-columns-repeated="2"/>
        </table:table-row>
        <table:table-row table:style-name="ro1">
          <table:table-cell office:value-type="float" office:value="0.00011611" calcext:value-type="float">
            <text:p>0.00011611</text:p>
          </table:table-cell>
          <table:table-cell office:value-type="float" office:value="0.103922" calcext:value-type="float">
            <text:p>0.103922</text:p>
          </table:table-cell>
          <table:table-cell table:formula="of:=[.A484]*[.A484]" office:value-type="float" office:value="0.0000000134815321" calcext:value-type="float">
            <text:p>0.0000000134815321</text:p>
          </table:table-cell>
          <table:table-cell table:formula="of:=([.A484]-[.B484])*([.A484]-[.B484])" office:value-type="float" office:value="0.0107756627986921" calcext:value-type="float">
            <text:p>0.0107756627986921</text:p>
          </table:table-cell>
          <table:table-cell table:number-columns-repeated="2"/>
        </table:table-row>
        <table:table-row table:style-name="ro1">
          <table:table-cell office:value-type="float" office:value="0.00649714" calcext:value-type="float">
            <text:p>0.00649714</text:p>
          </table:table-cell>
          <table:table-cell office:value-type="float" office:value="0.112064" calcext:value-type="float">
            <text:p>0.112064</text:p>
          </table:table-cell>
          <table:table-cell table:formula="of:=[.A485]*[.A485]" office:value-type="float" office:value="0.0000422128281796" calcext:value-type="float">
            <text:p>0.0000422128281796</text:p>
          </table:table-cell>
          <table:table-cell table:formula="of:=([.A485]-[.B485])*([.A485]-[.B485])" office:value-type="float" office:value="0.0111443619302596" calcext:value-type="float">
            <text:p>0.0111443619302596</text:p>
          </table:table-cell>
          <table:table-cell table:number-columns-repeated="2"/>
        </table:table-row>
        <table:table-row table:style-name="ro1">
          <table:table-cell office:value-type="float" office:value="0.0690633" calcext:value-type="float">
            <text:p>0.0690633</text:p>
          </table:table-cell>
          <table:table-cell office:value-type="float" office:value="0.182092" calcext:value-type="float">
            <text:p>0.182092</text:p>
          </table:table-cell>
          <table:table-cell table:formula="of:=[.A486]*[.A486]" office:value-type="float" office:value="0.00476973940689" calcext:value-type="float">
            <text:p>0.00476973940689</text:p>
          </table:table-cell>
          <table:table-cell table:formula="of:=([.A486]-[.B486])*([.A486]-[.B486])" office:value-type="float" office:value="0.01277548702369" calcext:value-type="float">
            <text:p>0.01277548702369</text:p>
          </table:table-cell>
          <table:table-cell table:number-columns-repeated="2"/>
        </table:table-row>
        <table:table-row table:style-name="ro1">
          <table:table-cell office:value-type="float" office:value="0.0464932" calcext:value-type="float">
            <text:p>0.0464932</text:p>
          </table:table-cell>
          <table:table-cell office:value-type="float" office:value="0.0693072" calcext:value-type="float">
            <text:p>0.0693072</text:p>
          </table:table-cell>
          <table:table-cell table:formula="of:=[.A487]*[.A487]" office:value-type="float" office:value="0.00216161764624" calcext:value-type="float">
            <text:p>0.00216161764624</text:p>
          </table:table-cell>
          <table:table-cell table:formula="of:=([.A487]-[.B487])*([.A487]-[.B487])" office:value-type="float" office:value="0.000520478596" calcext:value-type="float">
            <text:p>0.000520478596</text:p>
          </table:table-cell>
          <table:table-cell table:number-columns-repeated="2"/>
        </table:table-row>
        <table:table-row table:style-name="ro1">
          <table:table-cell office:value-type="float" office:value="0.0464931" calcext:value-type="float">
            <text:p>0.0464931</text:p>
          </table:table-cell>
          <table:table-cell office:value-type="float" office:value="0.116603" calcext:value-type="float">
            <text:p>0.116603</text:p>
          </table:table-cell>
          <table:table-cell table:formula="of:=[.A488]*[.A488]" office:value-type="float" office:value="0.00216160834761" calcext:value-type="float">
            <text:p>0.00216160834761</text:p>
          </table:table-cell>
          <table:table-cell table:formula="of:=([.A488]-[.B488])*([.A488]-[.B488])" office:value-type="float" office:value="0.00491539807801" calcext:value-type="float">
            <text:p>0.00491539807801</text:p>
          </table:table-cell>
          <table:table-cell table:number-columns-repeated="2"/>
        </table:table-row>
        <table:table-row table:style-name="ro1">
          <table:table-cell office:value-type="float" office:value="0.114096" calcext:value-type="float">
            <text:p>0.114096</text:p>
          </table:table-cell>
          <table:table-cell office:value-type="float" office:value="0.158811" calcext:value-type="float">
            <text:p>0.158811</text:p>
          </table:table-cell>
          <table:table-cell table:formula="of:=[.A489]*[.A489]" office:value-type="float" office:value="0.013017897216" calcext:value-type="float">
            <text:p>0.013017897216</text:p>
          </table:table-cell>
          <table:table-cell table:formula="of:=([.A489]-[.B489])*([.A489]-[.B489])" office:value-type="float" office:value="0.001999431225" calcext:value-type="float">
            <text:p>0.001999431225</text:p>
          </table:table-cell>
          <table:table-cell table:number-columns-repeated="2"/>
        </table:table-row>
        <table:table-row table:style-name="ro1">
          <table:table-cell office:value-type="float" office:value="0.154519" calcext:value-type="float">
            <text:p>0.154519</text:p>
          </table:table-cell>
          <table:table-cell office:value-type="float" office:value="0.226688" calcext:value-type="float">
            <text:p>0.226688</text:p>
          </table:table-cell>
          <table:table-cell table:formula="of:=[.A490]*[.A490]" office:value-type="float" office:value="0.023876121361" calcext:value-type="float">
            <text:p>0.023876121361</text:p>
          </table:table-cell>
          <table:table-cell table:formula="of:=([.A490]-[.B490])*([.A490]-[.B490])" office:value-type="float" office:value="0.005208364561" calcext:value-type="float">
            <text:p>0.005208364561</text:p>
          </table:table-cell>
          <table:table-cell table:number-columns-repeated="2"/>
        </table:table-row>
        <table:table-row table:style-name="ro1">
          <table:table-cell office:value-type="float" office:value="0.238639" calcext:value-type="float">
            <text:p>0.238639</text:p>
          </table:table-cell>
          <table:table-cell office:value-type="float" office:value="0.232199" calcext:value-type="float">
            <text:p>0.232199</text:p>
          </table:table-cell>
          <table:table-cell table:formula="of:=[.A491]*[.A491]" office:value-type="float" office:value="0.056948572321" calcext:value-type="float">
            <text:p>0.056948572321</text:p>
          </table:table-cell>
          <table:table-cell table:formula="of:=([.A491]-[.B491])*([.A491]-[.B491])" office:value-type="float" office:value="0.0000414736" calcext:value-type="float">
            <text:p>0.0000414736</text:p>
          </table:table-cell>
          <table:table-cell table:number-columns-repeated="2"/>
        </table:table-row>
        <table:table-row table:style-name="ro1">
          <table:table-cell office:value-type="float" office:value="0.238639" calcext:value-type="float">
            <text:p>0.238639</text:p>
          </table:table-cell>
          <table:table-cell office:value-type="float" office:value="0.241851" calcext:value-type="float">
            <text:p>0.241851</text:p>
          </table:table-cell>
          <table:table-cell table:formula="of:=[.A492]*[.A492]" office:value-type="float" office:value="0.056948572321" calcext:value-type="float">
            <text:p>0.056948572321</text:p>
          </table:table-cell>
          <table:table-cell table:formula="of:=([.A492]-[.B492])*([.A492]-[.B492])" office:value-type="float" office:value="0.0000103169440000001" calcext:value-type="float">
            <text:p>1.03169440000001E-05</text:p>
          </table:table-cell>
          <table:table-cell table:number-columns-repeated="2"/>
        </table:table-row>
        <table:table-row table:style-name="ro1">
          <table:table-cell office:value-type="float" office:value="0.238639" calcext:value-type="float">
            <text:p>0.238639</text:p>
          </table:table-cell>
          <table:table-cell office:value-type="float" office:value="0.161696" calcext:value-type="float">
            <text:p>0.161696</text:p>
          </table:table-cell>
          <table:table-cell table:formula="of:=[.A493]*[.A493]" office:value-type="float" office:value="0.056948572321" calcext:value-type="float">
            <text:p>0.056948572321</text:p>
          </table:table-cell>
          <table:table-cell table:formula="of:=([.A493]-[.B493])*([.A493]-[.B493])" office:value-type="float" office:value="0.005920225249" calcext:value-type="float">
            <text:p>0.005920225249</text:p>
          </table:table-cell>
          <table:table-cell table:number-columns-repeated="2"/>
        </table:table-row>
        <table:table-row table:style-name="ro1">
          <table:table-cell office:value-type="float" office:value="0.238639" calcext:value-type="float">
            <text:p>0.238639</text:p>
          </table:table-cell>
          <table:table-cell office:value-type="float" office:value="0.10912" calcext:value-type="float">
            <text:p>0.10912</text:p>
          </table:table-cell>
          <table:table-cell table:formula="of:=[.A494]*[.A494]" office:value-type="float" office:value="0.056948572321" calcext:value-type="float">
            <text:p>0.056948572321</text:p>
          </table:table-cell>
          <table:table-cell table:formula="of:=([.A494]-[.B494])*([.A494]-[.B494])" office:value-type="float" office:value="0.016775171361" calcext:value-type="float">
            <text:p>0.016775171361</text:p>
          </table:table-cell>
          <table:table-cell table:number-columns-repeated="2"/>
        </table:table-row>
        <table:table-row table:style-name="ro1">
          <table:table-cell office:value-type="float" office:value="0.278449" calcext:value-type="float">
            <text:p>0.278449</text:p>
          </table:table-cell>
          <table:table-cell office:value-type="float" office:value="0.153841" calcext:value-type="float">
            <text:p>0.153841</text:p>
          </table:table-cell>
          <table:table-cell table:formula="of:=[.A495]*[.A495]" office:value-type="float" office:value="0.077533845601" calcext:value-type="float">
            <text:p>0.077533845601</text:p>
          </table:table-cell>
          <table:table-cell table:formula="of:=([.A495]-[.B495])*([.A495]-[.B495])" office:value-type="float" office:value="0.015527153664" calcext:value-type="float">
            <text:p>0.015527153664</text:p>
          </table:table-cell>
          <table:table-cell table:number-columns-repeated="2"/>
        </table:table-row>
        <table:table-row table:style-name="ro1">
          <table:table-cell office:value-type="float" office:value="0.299246" calcext:value-type="float">
            <text:p>0.299246</text:p>
          </table:table-cell>
          <table:table-cell office:value-type="float" office:value="0.325464" calcext:value-type="float">
            <text:p>0.325464</text:p>
          </table:table-cell>
          <table:table-cell table:formula="of:=[.A496]*[.A496]" office:value-type="float" office:value="0.089548168516" calcext:value-type="float">
            <text:p>0.089548168516</text:p>
          </table:table-cell>
          <table:table-cell table:formula="of:=([.A496]-[.B496])*([.A496]-[.B496])" office:value-type="float" office:value="0.000687383523999998" calcext:value-type="float">
            <text:p>0.000687383523999998</text:p>
          </table:table-cell>
          <table:table-cell table:number-columns-repeated="2"/>
        </table:table-row>
        <table:table-row table:style-name="ro1">
          <table:table-cell office:value-type="float" office:value="0.299246" calcext:value-type="float">
            <text:p>0.299246</text:p>
          </table:table-cell>
          <table:table-cell office:value-type="float" office:value="0.605651" calcext:value-type="float">
            <text:p>0.605651</text:p>
          </table:table-cell>
          <table:table-cell table:formula="of:=[.A497]*[.A497]" office:value-type="float" office:value="0.089548168516" calcext:value-type="float">
            <text:p>0.089548168516</text:p>
          </table:table-cell>
          <table:table-cell table:formula="of:=([.A497]-[.B497])*([.A497]-[.B497])" office:value-type="float" office:value="0.093884024025" calcext:value-type="float">
            <text:p>0.093884024025</text:p>
          </table:table-cell>
          <table:table-cell table:number-columns-repeated="2"/>
        </table:table-row>
        <table:table-row table:style-name="ro1">
          <table:table-cell office:value-type="float" office:value="0.299246" calcext:value-type="float">
            <text:p>0.299246</text:p>
          </table:table-cell>
          <table:table-cell office:value-type="float" office:value="0.63025" calcext:value-type="float">
            <text:p>0.63025</text:p>
          </table:table-cell>
          <table:table-cell table:formula="of:=[.A498]*[.A498]" office:value-type="float" office:value="0.089548168516" calcext:value-type="float">
            <text:p>0.089548168516</text:p>
          </table:table-cell>
          <table:table-cell table:formula="of:=([.A498]-[.B498])*([.A498]-[.B498])" office:value-type="float" office:value="0.109563648016" calcext:value-type="float">
            <text:p>0.109563648016</text:p>
          </table:table-cell>
          <table:table-cell table:number-columns-repeated="2"/>
        </table:table-row>
        <table:table-row table:style-name="ro1">
          <table:table-cell office:value-type="float" office:value="0.454268" calcext:value-type="float">
            <text:p>0.454268</text:p>
          </table:table-cell>
          <table:table-cell office:value-type="float" office:value="0.56292" calcext:value-type="float">
            <text:p>0.56292</text:p>
          </table:table-cell>
          <table:table-cell table:formula="of:=[.A499]*[.A499]" office:value-type="float" office:value="0.206359415824" calcext:value-type="float">
            <text:p>0.206359415824</text:p>
          </table:table-cell>
          <table:table-cell table:formula="of:=([.A499]-[.B499])*([.A499]-[.B499])" office:value-type="float" office:value="0.011805257104" calcext:value-type="float">
            <text:p>0.011805257104</text:p>
          </table:table-cell>
          <table:table-cell table:number-columns-repeated="2"/>
        </table:table-row>
        <table:table-row table:style-name="ro1">
          <table:table-cell office:value-type="float" office:value="0.454268" calcext:value-type="float">
            <text:p>0.454268</text:p>
          </table:table-cell>
          <table:table-cell office:value-type="float" office:value="0.586461" calcext:value-type="float">
            <text:p>0.586461</text:p>
          </table:table-cell>
          <table:table-cell table:formula="of:=[.A500]*[.A500]" office:value-type="float" office:value="0.206359415824" calcext:value-type="float">
            <text:p>0.206359415824</text:p>
          </table:table-cell>
          <table:table-cell table:formula="of:=([.A500]-[.B500])*([.A500]-[.B500])" office:value-type="float" office:value="0.017474989249" calcext:value-type="float">
            <text:p>0.017474989249</text:p>
          </table:table-cell>
          <table:table-cell table:number-columns-repeated="2"/>
        </table:table-row>
        <table:table-row table:style-name="ro1">
          <table:table-cell office:value-type="float" office:value="0.455497" calcext:value-type="float">
            <text:p>0.455497</text:p>
          </table:table-cell>
          <table:table-cell office:value-type="float" office:value="0.540789" calcext:value-type="float">
            <text:p>0.540789</text:p>
          </table:table-cell>
          <table:table-cell table:formula="of:=[.A501]*[.A501]" office:value-type="float" office:value="0.207477517009" calcext:value-type="float">
            <text:p>0.207477517009</text:p>
          </table:table-cell>
          <table:table-cell table:formula="of:=([.A501]-[.B501])*([.A501]-[.B501])" office:value-type="float" office:value="0.007274725264" calcext:value-type="float">
            <text:p>0.007274725264</text:p>
          </table:table-cell>
          <table:table-cell table:number-columns-repeated="2"/>
        </table:table-row>
        <table:table-row table:style-name="ro1">
          <table:table-cell office:value-type="float" office:value="0.703571" calcext:value-type="float">
            <text:p>0.703571</text:p>
          </table:table-cell>
          <table:table-cell office:value-type="float" office:value="0.626068" calcext:value-type="float">
            <text:p>0.626068</text:p>
          </table:table-cell>
          <table:table-cell table:formula="of:=[.A502]*[.A502]" office:value-type="float" office:value="0.495012152041" calcext:value-type="float">
            <text:p>0.495012152041</text:p>
          </table:table-cell>
          <table:table-cell table:formula="of:=([.A502]-[.B502])*([.A502]-[.B502])" office:value-type="float" office:value="0.006006715009" calcext:value-type="float">
            <text:p>0.006006715009</text:p>
          </table:table-cell>
          <table:table-cell table:number-columns-repeated="2"/>
        </table:table-row>
        <table:table-row table:style-name="ro1">
          <table:table-cell office:value-type="float" office:value="0.767253" calcext:value-type="float">
            <text:p>0.767253</text:p>
          </table:table-cell>
          <table:table-cell office:value-type="float" office:value="0.857865" calcext:value-type="float">
            <text:p>0.857865</text:p>
          </table:table-cell>
          <table:table-cell table:formula="of:=[.A503]*[.A503]" office:value-type="float" office:value="0.588677166009" calcext:value-type="float">
            <text:p>0.588677166009</text:p>
          </table:table-cell>
          <table:table-cell table:formula="of:=([.A503]-[.B503])*([.A503]-[.B503])" office:value-type="float" office:value="0.00821053454400001" calcext:value-type="float">
            <text:p>0.00821053454400001</text:p>
          </table:table-cell>
          <table:table-cell table:number-columns-repeated="2"/>
        </table:table-row>
        <table:table-row table:style-name="ro1">
          <table:table-cell office:value-type="float" office:value="0.767254" calcext:value-type="float">
            <text:p>0.767254</text:p>
          </table:table-cell>
          <table:table-cell office:value-type="float" office:value="0.898066" calcext:value-type="float">
            <text:p>0.898066</text:p>
          </table:table-cell>
          <table:table-cell table:formula="of:=[.A504]*[.A504]" office:value-type="float" office:value="0.588678700516" calcext:value-type="float">
            <text:p>0.588678700516</text:p>
          </table:table-cell>
          <table:table-cell table:formula="of:=([.A504]-[.B504])*([.A504]-[.B504])" office:value-type="float" office:value="0.017111779344" calcext:value-type="float">
            <text:p>0.017111779344</text:p>
          </table:table-cell>
          <table:table-cell table:number-columns-repeated="2"/>
        </table:table-row>
        <table:table-row table:style-name="ro1">
          <table:table-cell office:value-type="float" office:value="0.935392" calcext:value-type="float">
            <text:p>0.935392</text:p>
          </table:table-cell>
          <table:table-cell office:value-type="float" office:value="0.935311" calcext:value-type="float">
            <text:p>0.935311</text:p>
          </table:table-cell>
          <table:table-cell table:formula="of:=[.A505]*[.A505]" office:value-type="float" office:value="0.874958193664" calcext:value-type="float">
            <text:p>0.874958193664</text:p>
          </table:table-cell>
          <table:table-cell table:formula="of:=([.A505]-[.B505])*([.A505]-[.B505])" office:value-type="float" office:value="0.000000006561" calcext:value-type="float">
            <text:p>6.56099999999963E-09</text:p>
          </table:table-cell>
          <table:table-cell table:number-columns-repeated="2"/>
        </table:table-row>
        <table:table-row table:style-name="ro1">
          <table:table-cell office:value-type="float" office:value="0.935392" calcext:value-type="float">
            <text:p>0.935392</text:p>
          </table:table-cell>
          <table:table-cell office:value-type="float" office:value="0.96344" calcext:value-type="float">
            <text:p>0.96344</text:p>
          </table:table-cell>
          <table:table-cell table:formula="of:=[.A506]*[.A506]" office:value-type="float" office:value="0.874958193664" calcext:value-type="float">
            <text:p>0.874958193664</text:p>
          </table:table-cell>
          <table:table-cell table:formula="of:=([.A506]-[.B506])*([.A506]-[.B506])" office:value-type="float" office:value="0.000786690303999998" calcext:value-type="float">
            <text:p>0.000786690303999998</text:p>
          </table:table-cell>
          <table:table-cell table:number-columns-repeated="2"/>
        </table:table-row>
        <table:table-row table:style-name="ro1">
          <table:table-cell office:value-type="float" office:value="0.96165" calcext:value-type="float">
            <text:p>0.96165</text:p>
          </table:table-cell>
          <table:table-cell office:value-type="float" office:value="0.989545" calcext:value-type="float">
            <text:p>0.989545</text:p>
          </table:table-cell>
          <table:table-cell table:formula="of:=[.A507]*[.A507]" office:value-type="float" office:value="0.9247707225" calcext:value-type="float">
            <text:p>0.9247707225</text:p>
          </table:table-cell>
          <table:table-cell table:formula="of:=([.A507]-[.B507])*([.A507]-[.B507])" office:value-type="float" office:value="0.000778131025" calcext:value-type="float">
            <text:p>0.000778131025</text:p>
          </table:table-cell>
          <table:table-cell table:number-columns-repeated="2"/>
        </table:table-row>
        <table:table-row table:style-name="ro1">
          <table:table-cell office:value-type="float" office:value="0.992406" calcext:value-type="float">
            <text:p>0.992406</text:p>
          </table:table-cell>
          <table:table-cell office:value-type="float" office:value="0.989898" calcext:value-type="float">
            <text:p>0.989898</text:p>
          </table:table-cell>
          <table:table-cell table:formula="of:=[.A508]*[.A508]" office:value-type="float" office:value="0.984869668836" calcext:value-type="float">
            <text:p>0.984869668836</text:p>
          </table:table-cell>
          <table:table-cell table:formula="of:=([.A508]-[.B508])*([.A508]-[.B508])" office:value-type="float" office:value="0.00000629006400000033" calcext:value-type="float">
            <text:p>6.29006400000033E-06</text:p>
          </table:table-cell>
          <table:table-cell table:number-columns-repeated="2"/>
        </table:table-row>
        <table:table-row table:style-name="ro1">
          <table:table-cell office:value-type="float" office:value="0.0000148416" calcext:value-type="float">
            <text:p>0.0000148416</text:p>
          </table:table-cell>
          <table:table-cell office:value-type="float" office:value="0.00000303222" calcext:value-type="float">
            <text:p>0.00000303222</text:p>
          </table:table-cell>
          <table:table-cell table:formula="of:=[.A509]*[.A509]" office:value-type="float" office:value="0.00000000022027309056" calcext:value-type="float">
            <text:p>2.2027309056E-10</text:p>
          </table:table-cell>
          <table:table-cell table:formula="of:=([.A509]-[.B509])*([.A509]-[.B509])" office:value-type="float" office:value="0.00000000013946145598" calcext:value-type="float">
            <text:p>1.394614559844E-10</text:p>
          </table:table-cell>
          <table:table-cell table:number-columns-repeated="2"/>
        </table:table-row>
        <table:table-row table:style-name="ro1">
          <table:table-cell office:value-type="float" office:value="0.00000476837" calcext:value-type="float">
            <text:p>0.00000476837</text:p>
          </table:table-cell>
          <table:table-cell office:value-type="float" office:value="0.0000000745562" calcext:value-type="float">
            <text:p>0.0000000745562</text:p>
          </table:table-cell>
          <table:table-cell table:formula="of:=[.A510]*[.A510]" office:value-type="float" office:value="0.00000000002273735246" calcext:value-type="float">
            <text:p>2.27373524569E-11</text:p>
          </table:table-cell>
          <table:table-cell table:formula="of:=([.A510]-[.B510])*([.A510]-[.B510])" office:value-type="float" office:value="0.00000000002203188799" calcext:value-type="float">
            <text:p>2.20318879890704E-11</text:p>
          </table:table-cell>
          <table:table-cell table:number-columns-repeated="2"/>
        </table:table-row>
        <table:table-row table:style-name="ro1">
          <table:table-cell office:value-type="float" office:value="0.0000257492" calcext:value-type="float">
            <text:p>0.0000257492</text:p>
          </table:table-cell>
          <table:table-cell office:value-type="float" office:value="0.000000196998" calcext:value-type="float">
            <text:p>0.000000196998</text:p>
          </table:table-cell>
          <table:table-cell table:formula="of:=[.A511]*[.A511]" office:value-type="float" office:value="0.00000000066302130064" calcext:value-type="float">
            <text:p>6.6302130064E-10</text:p>
          </table:table-cell>
          <table:table-cell table:formula="of:=([.A511]-[.B511])*([.A511]-[.B511])" office:value-type="float" office:value="0.00000000065291502705" calcext:value-type="float">
            <text:p>6.52915027048804E-10</text:p>
          </table:table-cell>
          <table:table-cell table:number-columns-repeated="2"/>
        </table:table-row>
        <table:table-row table:style-name="ro1">
          <table:table-cell office:value-type="float" office:value="0.00000393391" calcext:value-type="float">
            <text:p>0.00000393391</text:p>
          </table:table-cell>
          <table:table-cell office:value-type="float" office:value="0.0000685278" calcext:value-type="float">
            <text:p>0.0000685278</text:p>
          </table:table-cell>
          <table:table-cell table:formula="of:=[.A512]*[.A512]" office:value-type="float" office:value="0.00000000001547564789" calcext:value-type="float">
            <text:p>1.54756478881E-11</text:p>
          </table:table-cell>
          <table:table-cell table:formula="of:=([.A512]-[.B512])*([.A512]-[.B512])" office:value-type="float" office:value="0.00000000417237062533" calcext:value-type="float">
            <text:p>4.1723706253321E-09</text:p>
          </table:table-cell>
          <table:table-cell table:number-columns-repeated="2"/>
        </table:table-row>
        <table:table-row table:style-name="ro1">
          <table:table-cell office:value-type="float" office:value="0.00000393391" calcext:value-type="float">
            <text:p>0.00000393391</text:p>
          </table:table-cell>
          <table:table-cell office:value-type="float" office:value="0.000069933" calcext:value-type="float">
            <text:p>0.000069933</text:p>
          </table:table-cell>
          <table:table-cell table:formula="of:=[.A513]*[.A513]" office:value-type="float" office:value="0.00000000001547564789" calcext:value-type="float">
            <text:p>1.54756478881E-11</text:p>
          </table:table-cell>
          <table:table-cell table:formula="of:=([.A513]-[.B513])*([.A513]-[.B513])" office:value-type="float" office:value="0.00000000435587988083" calcext:value-type="float">
            <text:p>4.3558798808281E-09</text:p>
          </table:table-cell>
          <table:table-cell table:number-columns-repeated="2"/>
        </table:table-row>
        <table:table-row table:style-name="ro1">
          <table:table-cell office:value-type="float" office:value="0.00000226498" calcext:value-type="float">
            <text:p>0.00000226498</text:p>
          </table:table-cell>
          <table:table-cell office:value-type="float" office:value="0.00445951" calcext:value-type="float">
            <text:p>0.00445951</text:p>
          </table:table-cell>
          <table:table-cell table:formula="of:=[.A514]*[.A514]" office:value-type="float" office:value="0.0000000000051301344" calcext:value-type="float">
            <text:p>5.1301344004E-12</text:p>
          </table:table-cell>
          <table:table-cell table:formula="of:=([.A514]-[.B514])*([.A514]-[.B514])" office:value-type="float" office:value="0.0000198670331683148" calcext:value-type="float">
            <text:p>1.98670331683148E-05</text:p>
          </table:table-cell>
          <table:table-cell table:number-columns-repeated="2"/>
        </table:table-row>
        <table:table-row table:style-name="ro1">
          <table:table-cell office:value-type="float" office:value="0.00000226498" calcext:value-type="float">
            <text:p>0.00000226498</text:p>
          </table:table-cell>
          <table:table-cell office:value-type="float" office:value="0.00592178" calcext:value-type="float">
            <text:p>0.00592178</text:p>
          </table:table-cell>
          <table:table-cell table:formula="of:=[.A515]*[.A515]" office:value-type="float" office:value="0.0000000000051301344" calcext:value-type="float">
            <text:p>5.1301344004E-12</text:p>
          </table:table-cell>
          <table:table-cell table:formula="of:=([.A515]-[.B515])*([.A515]-[.B515])" office:value-type="float" office:value="0.0000350406580720056" calcext:value-type="float">
            <text:p>3.50406580720056E-05</text:p>
          </table:table-cell>
          <table:table-cell table:number-columns-repeated="2"/>
        </table:table-row>
        <table:table-row table:style-name="ro1">
          <table:table-cell office:value-type="float" office:value="0.0000540614" calcext:value-type="float">
            <text:p>0.0000540614</text:p>
          </table:table-cell>
          <table:table-cell office:value-type="float" office:value="0.0102088" calcext:value-type="float">
            <text:p>0.0102088</text:p>
          </table:table-cell>
          <table:table-cell table:formula="of:=[.A516]*[.A516]" office:value-type="float" office:value="0.00000000292263496996" calcext:value-type="float">
            <text:p>2.92263496996E-09</text:p>
          </table:table-cell>
          <table:table-cell table:formula="of:=([.A516]-[.B516])*([.A516]-[.B516])" office:value-type="float" office:value="0.00010311871603433" calcext:value-type="float">
            <text:p>0.00010311871603433</text:p>
          </table:table-cell>
          <table:table-cell table:number-columns-repeated="2"/>
        </table:table-row>
        <table:table-row table:style-name="ro1">
          <table:table-cell office:value-type="float" office:value="0.0000144243" calcext:value-type="float">
            <text:p>0.0000144243</text:p>
          </table:table-cell>
          <table:table-cell office:value-type="float" office:value="0.000348013" calcext:value-type="float">
            <text:p>0.000348013</text:p>
          </table:table-cell>
          <table:table-cell table:formula="of:=[.A517]*[.A517]" office:value-type="float" office:value="0.00000000020806043049" calcext:value-type="float">
            <text:p>2.0806043049E-10</text:p>
          </table:table-cell>
          <table:table-cell table:formula="of:=([.A517]-[.B517])*([.A517]-[.B517])" office:value-type="float" office:value="0.00000011128142076769" calcext:value-type="float">
            <text:p>1.1128142076769E-07</text:p>
          </table:table-cell>
          <table:table-cell table:number-columns-repeated="2"/>
        </table:table-row>
        <table:table-row table:style-name="ro1">
          <table:table-cell office:value-type="float" office:value="0.0000792742" calcext:value-type="float">
            <text:p>0.0000792742</text:p>
          </table:table-cell>
          <table:table-cell office:value-type="float" office:value="0.115266" calcext:value-type="float">
            <text:p>0.115266</text:p>
          </table:table-cell>
          <table:table-cell table:formula="of:=[.A518]*[.A518]" office:value-type="float" office:value="0.00000000628439878564" calcext:value-type="float">
            <text:p>6.28439878564E-09</text:p>
          </table:table-cell>
          <table:table-cell table:formula="of:=([.A518]-[.B518])*([.A518]-[.B518])" office:value-type="float" office:value="0.0132679818005244" calcext:value-type="float">
            <text:p>0.0132679818005244</text:p>
          </table:table-cell>
          <table:table-cell table:number-columns-repeated="2"/>
        </table:table-row>
        <table:table-row table:style-name="ro1">
          <table:table-cell office:value-type="float" office:value="0.0000792742" calcext:value-type="float">
            <text:p>0.0000792742</text:p>
          </table:table-cell>
          <table:table-cell office:value-type="float" office:value="0.127968" calcext:value-type="float">
            <text:p>0.127968</text:p>
          </table:table-cell>
          <table:table-cell table:formula="of:=[.A519]*[.A519]" office:value-type="float" office:value="0.00000000628439878564" calcext:value-type="float">
            <text:p>6.28439878564E-09</text:p>
          </table:table-cell>
          <table:table-cell table:formula="of:=([.A519]-[.B519])*([.A519]-[.B519])" office:value-type="float" office:value="0.0163555261867476" calcext:value-type="float">
            <text:p>0.0163555261867476</text:p>
          </table:table-cell>
          <table:table-cell table:number-columns-repeated="2"/>
        </table:table-row>
        <table:table-row table:style-name="ro1">
          <table:table-cell office:value-type="float" office:value="0.0000792742" calcext:value-type="float">
            <text:p>0.0000792742</text:p>
          </table:table-cell>
          <table:table-cell office:value-type="float" office:value="0.139701" calcext:value-type="float">
            <text:p>0.139701</text:p>
          </table:table-cell>
          <table:table-cell table:formula="of:=[.A520]*[.A520]" office:value-type="float" office:value="0.00000000628439878564" calcext:value-type="float">
            <text:p>6.28439878564E-09</text:p>
          </table:table-cell>
          <table:table-cell table:formula="of:=([.A520]-[.B520])*([.A520]-[.B520])" office:value-type="float" office:value="0.0194942263153704" calcext:value-type="float">
            <text:p>0.0194942263153704</text:p>
          </table:table-cell>
          <table:table-cell table:number-columns-repeated="2"/>
        </table:table-row>
        <table:table-row table:style-name="ro1">
          <table:table-cell office:value-type="float" office:value="0.0000792742" calcext:value-type="float">
            <text:p>0.0000792742</text:p>
          </table:table-cell>
          <table:table-cell office:value-type="float" office:value="0.150616" calcext:value-type="float">
            <text:p>0.150616</text:p>
          </table:table-cell>
          <table:table-cell table:formula="of:=[.A521]*[.A521]" office:value-type="float" office:value="0.00000000628439878564" calcext:value-type="float">
            <text:p>6.28439878564E-09</text:p>
          </table:table-cell>
          <table:table-cell table:formula="of:=([.A521]-[.B521])*([.A521]-[.B521])" office:value-type="float" office:value="0.0226613058145844" calcext:value-type="float">
            <text:p>0.0226613058145844</text:p>
          </table:table-cell>
          <table:table-cell table:number-columns-repeated="2"/>
        </table:table-row>
        <table:table-row table:style-name="ro1">
          <table:table-cell office:value-type="float" office:value="0.0000792742" calcext:value-type="float">
            <text:p>0.0000792742</text:p>
          </table:table-cell>
          <table:table-cell office:value-type="float" office:value="0.160852" calcext:value-type="float">
            <text:p>0.160852</text:p>
          </table:table-cell>
          <table:table-cell table:formula="of:=[.A522]*[.A522]" office:value-type="float" office:value="0.00000000628439878564" calcext:value-type="float">
            <text:p>6.28439878564E-09</text:p>
          </table:table-cell>
          <table:table-cell table:formula="of:=([.A522]-[.B522])*([.A522]-[.B522])" office:value-type="float" office:value="0.025847869361162" calcext:value-type="float">
            <text:p>0.025847869361162</text:p>
          </table:table-cell>
          <table:table-cell table:number-columns-repeated="2"/>
        </table:table-row>
        <table:table-row table:style-name="ro1">
          <table:table-cell office:value-type="float" office:value="0.0000605583" calcext:value-type="float">
            <text:p>0.0000605583</text:p>
          </table:table-cell>
          <table:table-cell office:value-type="float" office:value="0.039432" calcext:value-type="float">
            <text:p>0.039432</text:p>
          </table:table-cell>
          <table:table-cell table:formula="of:=[.A523]*[.A523]" office:value-type="float" office:value="0.00000000366730769889" calcext:value-type="float">
            <text:p>3.66730769889E-09</text:p>
          </table:table-cell>
          <table:table-cell table:formula="of:=([.A523]-[.B523])*([.A523]-[.B523])" office:value-type="float" office:value="0.0015501104215365" calcext:value-type="float">
            <text:p>0.0015501104215365</text:p>
          </table:table-cell>
          <table:table-cell table:number-columns-repeated="2"/>
        </table:table-row>
        <table:table-row table:style-name="ro1">
          <table:table-cell office:value-type="float" office:value="0.000103951" calcext:value-type="float">
            <text:p>0.000103951</text:p>
          </table:table-cell>
          <table:table-cell office:value-type="float" office:value="0.10745" calcext:value-type="float">
            <text:p>0.10745</text:p>
          </table:table-cell>
          <table:table-cell table:formula="of:=[.A524]*[.A524]" office:value-type="float" office:value="0.000000010805810401" calcext:value-type="float">
            <text:p>1.0805810401E-08</text:p>
          </table:table-cell>
          <table:table-cell table:formula="of:=([.A524]-[.B524])*([.A524]-[.B524])" office:value-type="float" office:value="0.0115231742359104" calcext:value-type="float">
            <text:p>0.0115231742359104</text:p>
          </table:table-cell>
          <table:table-cell table:number-columns-repeated="2"/>
        </table:table-row>
        <table:table-row table:style-name="ro1">
          <table:table-cell office:value-type="float" office:value="0.0000429153" calcext:value-type="float">
            <text:p>0.0000429153</text:p>
          </table:table-cell>
          <table:table-cell office:value-type="float" office:value="0.110471" calcext:value-type="float">
            <text:p>0.110471</text:p>
          </table:table-cell>
          <table:table-cell table:formula="of:=[.A525]*[.A525]" office:value-type="float" office:value="0.00000000184172297409" calcext:value-type="float">
            <text:p>1.84172297409E-09</text:p>
          </table:table-cell>
          <table:table-cell table:formula="of:=([.A525]-[.B525])*([.A525]-[.B525])" office:value-type="float" office:value="0.0121943618905104" calcext:value-type="float">
            <text:p>0.0121943618905104</text:p>
          </table:table-cell>
          <table:table-cell table:number-columns-repeated="2"/>
        </table:table-row>
        <table:table-row table:style-name="ro1">
          <table:table-cell office:value-type="float" office:value="0.000172973" calcext:value-type="float">
            <text:p>0.000172973</text:p>
          </table:table-cell>
          <table:table-cell office:value-type="float" office:value="0.00158178" calcext:value-type="float">
            <text:p>0.00158178</text:p>
          </table:table-cell>
          <table:table-cell table:formula="of:=[.A526]*[.A526]" office:value-type="float" office:value="0.000000029919658729" calcext:value-type="float">
            <text:p>2.9919658729E-08</text:p>
          </table:table-cell>
          <table:table-cell table:formula="of:=([.A526]-[.B526])*([.A526]-[.B526])" office:value-type="float" office:value="0.000001984737163249" calcext:value-type="float">
            <text:p>1.984737163249E-06</text:p>
          </table:table-cell>
          <table:table-cell table:number-columns-repeated="2"/>
        </table:table-row>
        <table:table-row table:style-name="ro1">
          <table:table-cell office:value-type="float" office:value="0.00265539" calcext:value-type="float">
            <text:p>0.00265539</text:p>
          </table:table-cell>
          <table:table-cell office:value-type="float" office:value="0.0061327" calcext:value-type="float">
            <text:p>0.0061327</text:p>
          </table:table-cell>
          <table:table-cell table:formula="of:=[.A527]*[.A527]" office:value-type="float" office:value="0.0000070510960521" calcext:value-type="float">
            <text:p>0.0000070510960521</text:p>
          </table:table-cell>
          <table:table-cell table:formula="of:=([.A527]-[.B527])*([.A527]-[.B527])" office:value-type="float" office:value="0.0000120916848361" calcext:value-type="float">
            <text:p>0.0000120916848361</text:p>
          </table:table-cell>
          <table:table-cell table:number-columns-repeated="2"/>
        </table:table-row>
        <table:table-row table:style-name="ro1">
          <table:table-cell office:value-type="float" office:value="0.00931126" calcext:value-type="float">
            <text:p>0.00931126</text:p>
          </table:table-cell>
          <table:table-cell office:value-type="float" office:value="0.0428152" calcext:value-type="float">
            <text:p>0.0428152</text:p>
          </table:table-cell>
          <table:table-cell table:formula="of:=[.A528]*[.A528]" office:value-type="float" office:value="0.0000866995627876" calcext:value-type="float">
            <text:p>0.0000866995627876</text:p>
          </table:table-cell>
          <table:table-cell table:formula="of:=([.A528]-[.B528])*([.A528]-[.B528])" office:value-type="float" office:value="0.0011225139955236" calcext:value-type="float">
            <text:p>0.0011225139955236</text:p>
          </table:table-cell>
          <table:table-cell table:number-columns-repeated="2"/>
        </table:table-row>
        <table:table-row table:style-name="ro1">
          <table:table-cell office:value-type="float" office:value="0.013835" calcext:value-type="float">
            <text:p>0.013835</text:p>
          </table:table-cell>
          <table:table-cell office:value-type="float" office:value="0.0495047" calcext:value-type="float">
            <text:p>0.0495047</text:p>
          </table:table-cell>
          <table:table-cell table:formula="of:=[.A529]*[.A529]" office:value-type="float" office:value="0.000191407225" calcext:value-type="float">
            <text:p>0.000191407225</text:p>
          </table:table-cell>
          <table:table-cell table:formula="of:=([.A529]-[.B529])*([.A529]-[.B529])" office:value-type="float" office:value="0.00127232749809" calcext:value-type="float">
            <text:p>0.00127232749809</text:p>
          </table:table-cell>
          <table:table-cell table:number-columns-repeated="2"/>
        </table:table-row>
        <table:table-row table:style-name="ro1">
          <table:table-cell office:value-type="float" office:value="0.00474441" calcext:value-type="float">
            <text:p>0.00474441</text:p>
          </table:table-cell>
          <table:table-cell office:value-type="float" office:value="0.00149527" calcext:value-type="float">
            <text:p>0.00149527</text:p>
          </table:table-cell>
          <table:table-cell table:formula="of:=[.A530]*[.A530]" office:value-type="float" office:value="0.0000225094262481" calcext:value-type="float">
            <text:p>0.0000225094262481</text:p>
          </table:table-cell>
          <table:table-cell table:formula="of:=([.A530]-[.B530])*([.A530]-[.B530])" office:value-type="float" office:value="0.0000105569107396" calcext:value-type="float">
            <text:p>0.0000105569107396</text:p>
          </table:table-cell>
          <table:table-cell table:number-columns-repeated="2"/>
        </table:table-row>
        <table:table-row table:style-name="ro1">
          <table:table-cell office:value-type="float" office:value="0.00805914" calcext:value-type="float">
            <text:p>0.00805914</text:p>
          </table:table-cell>
          <table:table-cell office:value-type="float" office:value="0.0973892" calcext:value-type="float">
            <text:p>0.0973892</text:p>
          </table:table-cell>
          <table:table-cell table:formula="of:=[.A531]*[.A531]" office:value-type="float" office:value="0.0000649497375396" calcext:value-type="float">
            <text:p>0.0000649497375396</text:p>
          </table:table-cell>
          <table:table-cell table:formula="of:=([.A531]-[.B531])*([.A531]-[.B531])" office:value-type="float" office:value="0.0079798596196036" calcext:value-type="float">
            <text:p>0.0079798596196036</text:p>
          </table:table-cell>
          <table:table-cell table:number-columns-repeated="2"/>
        </table:table-row>
        <table:table-row table:style-name="ro1">
          <table:table-cell office:value-type="float" office:value="0.00276208" calcext:value-type="float">
            <text:p>0.00276208</text:p>
          </table:table-cell>
          <table:table-cell office:value-type="float" office:value="0.146081" calcext:value-type="float">
            <text:p>0.146081</text:p>
          </table:table-cell>
          <table:table-cell table:formula="of:=[.A532]*[.A532]" office:value-type="float" office:value="0.0000076290859264" calcext:value-type="float">
            <text:p>0.0000076290859264</text:p>
          </table:table-cell>
          <table:table-cell table:formula="of:=([.A532]-[.B532])*([.A532]-[.B532])" office:value-type="float" office:value="0.0205403128299664" calcext:value-type="float">
            <text:p>0.0205403128299664</text:p>
          </table:table-cell>
          <table:table-cell table:number-columns-repeated="2"/>
        </table:table-row>
        <table:table-row table:style-name="ro1">
          <table:table-cell office:value-type="float" office:value="0.0182269" calcext:value-type="float">
            <text:p>0.0182269</text:p>
          </table:table-cell>
          <table:table-cell office:value-type="float" office:value="0.0622092" calcext:value-type="float">
            <text:p>0.0622092</text:p>
          </table:table-cell>
          <table:table-cell table:formula="of:=[.A533]*[.A533]" office:value-type="float" office:value="0.00033221988361" calcext:value-type="float">
            <text:p>0.00033221988361</text:p>
          </table:table-cell>
          <table:table-cell table:formula="of:=([.A533]-[.B533])*([.A533]-[.B533])" office:value-type="float" office:value="0.00193444271329" calcext:value-type="float">
            <text:p>0.00193444271329</text:p>
          </table:table-cell>
          <table:table-cell table:number-columns-repeated="2"/>
        </table:table-row>
        <table:table-row table:style-name="ro1">
          <table:table-cell office:value-type="float" office:value="0.158776" calcext:value-type="float">
            <text:p>0.158776</text:p>
          </table:table-cell>
          <table:table-cell office:value-type="float" office:value="0.176129" calcext:value-type="float">
            <text:p>0.176129</text:p>
          </table:table-cell>
          <table:table-cell table:formula="of:=[.A534]*[.A534]" office:value-type="float" office:value="0.025209818176" calcext:value-type="float">
            <text:p>0.025209818176</text:p>
          </table:table-cell>
          <table:table-cell table:formula="of:=([.A534]-[.B534])*([.A534]-[.B534])" office:value-type="float" office:value="0.000301126609" calcext:value-type="float">
            <text:p>0.000301126609</text:p>
          </table:table-cell>
          <table:table-cell table:number-columns-repeated="2"/>
        </table:table-row>
        <table:table-row table:style-name="ro1">
          <table:table-cell office:value-type="float" office:value="0.158776" calcext:value-type="float">
            <text:p>0.158776</text:p>
          </table:table-cell>
          <table:table-cell office:value-type="float" office:value="0.217025" calcext:value-type="float">
            <text:p>0.217025</text:p>
          </table:table-cell>
          <table:table-cell table:formula="of:=[.A535]*[.A535]" office:value-type="float" office:value="0.025209818176" calcext:value-type="float">
            <text:p>0.025209818176</text:p>
          </table:table-cell>
          <table:table-cell table:formula="of:=([.A535]-[.B535])*([.A535]-[.B535])" office:value-type="float" office:value="0.003392946001" calcext:value-type="float">
            <text:p>0.003392946001</text:p>
          </table:table-cell>
          <table:table-cell table:number-columns-repeated="2"/>
        </table:table-row>
        <table:table-row table:style-name="ro1">
          <table:table-cell office:value-type="float" office:value="0.281835" calcext:value-type="float">
            <text:p>0.281835</text:p>
          </table:table-cell>
          <table:table-cell office:value-type="float" office:value="0.234163" calcext:value-type="float">
            <text:p>0.234163</text:p>
          </table:table-cell>
          <table:table-cell table:formula="of:=[.A536]*[.A536]" office:value-type="float" office:value="0.079430967225" calcext:value-type="float">
            <text:p>0.079430967225</text:p>
          </table:table-cell>
          <table:table-cell table:formula="of:=([.A536]-[.B536])*([.A536]-[.B536])" office:value-type="float" office:value="0.002272619584" calcext:value-type="float">
            <text:p>0.002272619584</text:p>
          </table:table-cell>
          <table:table-cell table:number-columns-repeated="2"/>
        </table:table-row>
        <table:table-row table:style-name="ro1">
          <table:table-cell office:value-type="float" office:value="0.465616" calcext:value-type="float">
            <text:p>0.465616</text:p>
          </table:table-cell>
          <table:table-cell office:value-type="float" office:value="0.544008" calcext:value-type="float">
            <text:p>0.544008</text:p>
          </table:table-cell>
          <table:table-cell table:formula="of:=[.A537]*[.A537]" office:value-type="float" office:value="0.216798259456" calcext:value-type="float">
            <text:p>0.216798259456</text:p>
          </table:table-cell>
          <table:table-cell table:formula="of:=([.A537]-[.B537])*([.A537]-[.B537])" office:value-type="float" office:value="0.00614530566400001" calcext:value-type="float">
            <text:p>0.00614530566400001</text:p>
          </table:table-cell>
          <table:table-cell table:number-columns-repeated="2"/>
        </table:table-row>
        <table:table-row table:style-name="ro1">
          <table:table-cell office:value-type="float" office:value="0.465616" calcext:value-type="float">
            <text:p>0.465616</text:p>
          </table:table-cell>
          <table:table-cell office:value-type="float" office:value="0.691166" calcext:value-type="float">
            <text:p>0.691166</text:p>
          </table:table-cell>
          <table:table-cell table:formula="of:=[.A538]*[.A538]" office:value-type="float" office:value="0.216798259456" calcext:value-type="float">
            <text:p>0.216798259456</text:p>
          </table:table-cell>
          <table:table-cell table:formula="of:=([.A538]-[.B538])*([.A538]-[.B538])" office:value-type="float" office:value="0.0508728025" calcext:value-type="float">
            <text:p>0.0508728025</text:p>
          </table:table-cell>
          <table:table-cell table:number-columns-repeated="2"/>
        </table:table-row>
        <table:table-row table:style-name="ro1">
          <table:table-cell office:value-type="float" office:value="0.6221" calcext:value-type="float">
            <text:p>0.6221</text:p>
          </table:table-cell>
          <table:table-cell office:value-type="float" office:value="0.606469" calcext:value-type="float">
            <text:p>0.606469</text:p>
          </table:table-cell>
          <table:table-cell table:formula="of:=[.A539]*[.A539]" office:value-type="float" office:value="0.38700841" calcext:value-type="float">
            <text:p>0.38700841</text:p>
          </table:table-cell>
          <table:table-cell table:formula="of:=([.A539]-[.B539])*([.A539]-[.B539])" office:value-type="float" office:value="0.000244328160999998" calcext:value-type="float">
            <text:p>0.000244328160999998</text:p>
          </table:table-cell>
          <table:table-cell table:number-columns-repeated="2"/>
        </table:table-row>
        <table:table-row table:style-name="ro1">
          <table:table-cell office:value-type="float" office:value="0.6221" calcext:value-type="float">
            <text:p>0.6221</text:p>
          </table:table-cell>
          <table:table-cell office:value-type="float" office:value="0.525147" calcext:value-type="float">
            <text:p>0.525147</text:p>
          </table:table-cell>
          <table:table-cell table:formula="of:=[.A540]*[.A540]" office:value-type="float" office:value="0.38700841" calcext:value-type="float">
            <text:p>0.38700841</text:p>
          </table:table-cell>
          <table:table-cell table:formula="of:=([.A540]-[.B540])*([.A540]-[.B540])" office:value-type="float" office:value="0.00939988420899999" calcext:value-type="float">
            <text:p>0.00939988420899999</text:p>
          </table:table-cell>
          <table:table-cell table:number-columns-repeated="2"/>
        </table:table-row>
        <table:table-row table:style-name="ro1">
          <table:table-cell office:value-type="float" office:value="0.663907" calcext:value-type="float">
            <text:p>0.663907</text:p>
          </table:table-cell>
          <table:table-cell office:value-type="float" office:value="0.732155" calcext:value-type="float">
            <text:p>0.732155</text:p>
          </table:table-cell>
          <table:table-cell table:formula="of:=[.A541]*[.A541]" office:value-type="float" office:value="0.440772504649" calcext:value-type="float">
            <text:p>0.440772504649</text:p>
          </table:table-cell>
          <table:table-cell table:formula="of:=([.A541]-[.B541])*([.A541]-[.B541])" office:value-type="float" office:value="0.004657789504" calcext:value-type="float">
            <text:p>0.004657789504</text:p>
          </table:table-cell>
          <table:table-cell table:number-columns-repeated="2"/>
        </table:table-row>
        <table:table-row table:style-name="ro1">
          <table:table-cell office:value-type="float" office:value="0.718532" calcext:value-type="float">
            <text:p>0.718532</text:p>
          </table:table-cell>
          <table:table-cell office:value-type="float" office:value="0.865629" calcext:value-type="float">
            <text:p>0.865629</text:p>
          </table:table-cell>
          <table:table-cell table:formula="of:=[.A542]*[.A542]" office:value-type="float" office:value="0.516288235024" calcext:value-type="float">
            <text:p>0.516288235024</text:p>
          </table:table-cell>
          <table:table-cell table:formula="of:=([.A542]-[.B542])*([.A542]-[.B542])" office:value-type="float" office:value="0.021637527409" calcext:value-type="float">
            <text:p>0.021637527409</text:p>
          </table:table-cell>
          <table:table-cell table:number-columns-repeated="2"/>
        </table:table-row>
        <table:table-row table:style-name="ro1">
          <table:table-cell office:value-type="float" office:value="0.773842" calcext:value-type="float">
            <text:p>0.773842</text:p>
          </table:table-cell>
          <table:table-cell office:value-type="float" office:value="0.868353" calcext:value-type="float">
            <text:p>0.868353</text:p>
          </table:table-cell>
          <table:table-cell table:formula="of:=[.A543]*[.A543]" office:value-type="float" office:value="0.598831440964" calcext:value-type="float">
            <text:p>0.598831440964</text:p>
          </table:table-cell>
          <table:table-cell table:formula="of:=([.A543]-[.B543])*([.A543]-[.B543])" office:value-type="float" office:value="0.008932329121" calcext:value-type="float">
            <text:p>0.008932329121</text:p>
          </table:table-cell>
          <table:table-cell table:number-columns-repeated="2"/>
        </table:table-row>
        <table:table-row table:style-name="ro1">
          <table:table-cell office:value-type="float" office:value="0.884105" calcext:value-type="float">
            <text:p>0.884105</text:p>
          </table:table-cell>
          <table:table-cell office:value-type="float" office:value="0.864559" calcext:value-type="float">
            <text:p>0.864559</text:p>
          </table:table-cell>
          <table:table-cell table:formula="of:=[.A544]*[.A544]" office:value-type="float" office:value="0.781641651025" calcext:value-type="float">
            <text:p>0.781641651025</text:p>
          </table:table-cell>
          <table:table-cell table:formula="of:=([.A544]-[.B544])*([.A544]-[.B544])" office:value-type="float" office:value="0.000382046116000002" calcext:value-type="float">
            <text:p>0.000382046116000002</text:p>
          </table:table-cell>
          <table:table-cell table:number-columns-repeated="2"/>
        </table:table-row>
        <table:table-row table:style-name="ro1">
          <table:table-cell office:value-type="float" office:value="0.999987" calcext:value-type="float">
            <text:p>0.999987</text:p>
          </table:table-cell>
          <table:table-cell office:value-type="float" office:value="0.982548" calcext:value-type="float">
            <text:p>0.982548</text:p>
          </table:table-cell>
          <table:table-cell table:formula="of:=[.A545]*[.A545]" office:value-type="float" office:value="0.999974000169" calcext:value-type="float">
            <text:p>0.999974000169</text:p>
          </table:table-cell>
          <table:table-cell table:formula="of:=([.A545]-[.B545])*([.A545]-[.B545])" office:value-type="float" office:value="0.000304118720999999" calcext:value-type="float">
            <text:p>0.000304118720999999</text:p>
          </table:table-cell>
          <table:table-cell table:number-columns-repeated="2"/>
        </table:table-row>
        <table:table-row table:style-name="ro1">
          <table:table-cell office:value-type="float" office:value="0.999987" calcext:value-type="float">
            <text:p>0.999987</text:p>
          </table:table-cell>
          <table:table-cell office:value-type="float" office:value="0.995998" calcext:value-type="float">
            <text:p>0.995998</text:p>
          </table:table-cell>
          <table:table-cell table:formula="of:=[.A546]*[.A546]" office:value-type="float" office:value="0.999974000169" calcext:value-type="float">
            <text:p>0.999974000169</text:p>
          </table:table-cell>
          <table:table-cell table:formula="of:=([.A546]-[.B546])*([.A546]-[.B546])" office:value-type="float" office:value="0.0000159121209999993" calcext:value-type="float">
            <text:p>1.59121209999993E-05</text:p>
          </table:table-cell>
          <table:table-cell table:number-columns-repeated="2"/>
        </table:table-row>
        <table:table-row table:style-name="ro1">
          <table:table-cell office:value-type="float" office:value="0.999988" calcext:value-type="float">
            <text:p>0.999988</text:p>
          </table:table-cell>
          <table:table-cell office:value-type="float" office:value="0.999997" calcext:value-type="float">
            <text:p>0.999997</text:p>
          </table:table-cell>
          <table:table-cell table:formula="of:=[.A547]*[.A547]" office:value-type="float" office:value="0.999976000144" calcext:value-type="float">
            <text:p>0.999976000144</text:p>
          </table:table-cell>
          <table:table-cell table:formula="of:=([.A547]-[.B547])*([.A547]-[.B547])" office:value-type="float" office:value="0.000000000081" calcext:value-type="float">
            <text:p>8.10000000006616E-11</text:p>
          </table:table-cell>
          <table:table-cell table:number-columns-repeated="2"/>
        </table:table-row>
        <table:table-row table:style-name="ro1">
          <table:table-cell office:value-type="float" office:value="0.0000111461" calcext:value-type="float">
            <text:p>0.0000111461</text:p>
          </table:table-cell>
          <table:table-cell office:value-type="float" office:value="0.00000303222" calcext:value-type="float">
            <text:p>0.00000303222</text:p>
          </table:table-cell>
          <table:table-cell table:formula="of:=[.A548]*[.A548]" office:value-type="float" office:value="0.00000000012423554521" calcext:value-type="float">
            <text:p>1.2423554521E-10</text:p>
          </table:table-cell>
          <table:table-cell table:formula="of:=([.A548]-[.B548])*([.A548]-[.B548])" office:value-type="float" office:value="0.00000000006583504865" calcext:value-type="float">
            <text:p>6.58350486544E-11</text:p>
          </table:table-cell>
          <table:table-cell table:number-columns-repeated="2"/>
        </table:table-row>
        <table:table-row table:style-name="ro1">
          <table:table-cell office:value-type="float" office:value="0.00000590086" calcext:value-type="float">
            <text:p>0.00000590086</text:p>
          </table:table-cell>
          <table:table-cell office:value-type="float" office:value="0.0000978052" calcext:value-type="float">
            <text:p>0.0000978052</text:p>
          </table:table-cell>
          <table:table-cell table:formula="of:=[.A549]*[.A549]" office:value-type="float" office:value="0.00000000003482014874" calcext:value-type="float">
            <text:p>3.48201487396E-11</text:p>
          </table:table-cell>
          <table:table-cell table:formula="of:=([.A549]-[.B549])*([.A549]-[.B549])" office:value-type="float" office:value="0.00000000844640771084" calcext:value-type="float">
            <text:p>8.4464077108356E-09</text:p>
          </table:table-cell>
          <table:table-cell table:number-columns-repeated="2"/>
        </table:table-row>
        <table:table-row table:style-name="ro1">
          <table:table-cell office:value-type="float" office:value="0.0000270009" calcext:value-type="float">
            <text:p>0.0000270009</text:p>
          </table:table-cell>
          <table:table-cell office:value-type="float" office:value="0.00334684" calcext:value-type="float">
            <text:p>0.00334684</text:p>
          </table:table-cell>
          <table:table-cell table:formula="of:=[.A550]*[.A550]" office:value-type="float" office:value="0.00000000072904860081" calcext:value-type="float">
            <text:p>7.2904860081E-10</text:p>
          </table:table-cell>
          <table:table-cell table:formula="of:=([.A550]-[.B550])*([.A550]-[.B550])" office:value-type="float" office:value="0.0000110213316498888" calcext:value-type="float">
            <text:p>1.10213316498888E-05</text:p>
          </table:table-cell>
          <table:table-cell table:number-columns-repeated="2"/>
        </table:table-row>
        <table:table-row table:style-name="ro1">
          <table:table-cell office:value-type="float" office:value="0.0000351667" calcext:value-type="float">
            <text:p>0.0000351667</text:p>
          </table:table-cell>
          <table:table-cell office:value-type="float" office:value="0.0106703" calcext:value-type="float">
            <text:p>0.0106703</text:p>
          </table:table-cell>
          <table:table-cell table:formula="of:=[.A551]*[.A551]" office:value-type="float" office:value="0.00000000123669678889" calcext:value-type="float">
            <text:p>1.23669678889E-09</text:p>
          </table:table-cell>
          <table:table-cell table:formula="of:=([.A551]-[.B551])*([.A551]-[.B551])" office:value-type="float" office:value="0.000113106060308769" calcext:value-type="float">
            <text:p>0.000113106060308769</text:p>
          </table:table-cell>
          <table:table-cell table:number-columns-repeated="2"/>
        </table:table-row>
        <table:table-row table:style-name="ro1">
          <table:table-cell office:value-type="float" office:value="0.0000544786" calcext:value-type="float">
            <text:p>0.0000544786</text:p>
          </table:table-cell>
          <table:table-cell office:value-type="float" office:value="0.0146083" calcext:value-type="float">
            <text:p>0.0146083</text:p>
          </table:table-cell>
          <table:table-cell table:formula="of:=[.A552]*[.A552]" office:value-type="float" office:value="0.00000000296791785796" calcext:value-type="float">
            <text:p>2.96791785796E-09</text:p>
          </table:table-cell>
          <table:table-cell table:formula="of:=([.A552]-[.B552])*([.A552]-[.B552])" office:value-type="float" office:value="0.000211813717343098" calcext:value-type="float">
            <text:p>0.000211813717343098</text:p>
          </table:table-cell>
          <table:table-cell table:number-columns-repeated="2"/>
        </table:table-row>
        <table:table-row table:style-name="ro1">
          <table:table-cell office:value-type="float" office:value="0.0000383854" calcext:value-type="float">
            <text:p>0.0000383854</text:p>
          </table:table-cell>
          <table:table-cell office:value-type="float" office:value="0.00686355" calcext:value-type="float">
            <text:p>0.00686355</text:p>
          </table:table-cell>
          <table:table-cell table:formula="of:=[.A553]*[.A553]" office:value-type="float" office:value="0.00000000147343893316" calcext:value-type="float">
            <text:p>1.47343893316E-09</text:p>
          </table:table-cell>
          <table:table-cell table:formula="of:=([.A553]-[.B553])*([.A553]-[.B553])" office:value-type="float" office:value="0.0000465828718170932" calcext:value-type="float">
            <text:p>4.65828718170932E-05</text:p>
          </table:table-cell>
          <table:table-cell table:number-columns-repeated="2"/>
        </table:table-row>
        <table:table-row table:style-name="ro1">
          <table:table-cell office:value-type="float" office:value="0.0000359416" calcext:value-type="float">
            <text:p>0.0000359416</text:p>
          </table:table-cell>
          <table:table-cell office:value-type="float" office:value="0.00254975" calcext:value-type="float">
            <text:p>0.00254975</text:p>
          </table:table-cell>
          <table:table-cell table:formula="of:=[.A554]*[.A554]" office:value-type="float" office:value="0.00000000129179861056" calcext:value-type="float">
            <text:p>1.29179861056E-09</text:p>
          </table:table-cell>
          <table:table-cell table:formula="of:=([.A554]-[.B554])*([.A554]-[.B554])" office:value-type="float" office:value="0.00000631923267191056" calcext:value-type="float">
            <text:p>6.31923267191056E-06</text:p>
          </table:table-cell>
          <table:table-cell table:number-columns-repeated="2"/>
        </table:table-row>
        <table:table-row table:style-name="ro1">
          <table:table-cell office:value-type="float" office:value="0.0000359416" calcext:value-type="float">
            <text:p>0.0000359416</text:p>
          </table:table-cell>
          <table:table-cell office:value-type="float" office:value="0.0031423" calcext:value-type="float">
            <text:p>0.0031423</text:p>
          </table:table-cell>
          <table:table-cell table:formula="of:=[.A555]*[.A555]" office:value-type="float" office:value="0.00000000129179861056" calcext:value-type="float">
            <text:p>1.29179861056E-09</text:p>
          </table:table-cell>
          <table:table-cell table:formula="of:=([.A555]-[.B555])*([.A555]-[.B555])" office:value-type="float" office:value="0.00000964946250925056" calcext:value-type="float">
            <text:p>9.64946250925056E-06</text:p>
          </table:table-cell>
          <table:table-cell table:number-columns-repeated="2"/>
        </table:table-row>
        <table:table-row table:style-name="ro1">
          <table:table-cell office:value-type="float" office:value="0.00000441074" calcext:value-type="float">
            <text:p>0.00000441074</text:p>
          </table:table-cell>
          <table:table-cell office:value-type="float" office:value="0.00917985" calcext:value-type="float">
            <text:p>0.00917985</text:p>
          </table:table-cell>
          <table:table-cell table:formula="of:=[.A556]*[.A556]" office:value-type="float" office:value="0.00000000001945462735" calcext:value-type="float">
            <text:p>1.94546273476E-11</text:p>
          </table:table-cell>
          <table:table-cell table:formula="of:=([.A556]-[.B556])*([.A556]-[.B556])" office:value-type="float" office:value="0.0000841886856139493" calcext:value-type="float">
            <text:p>8.41886856139493E-05</text:p>
          </table:table-cell>
          <table:table-cell table:number-columns-repeated="2"/>
        </table:table-row>
        <table:table-row table:style-name="ro1">
          <table:table-cell office:value-type="float" office:value="0.0000129938" calcext:value-type="float">
            <text:p>0.0000129938</text:p>
          </table:table-cell>
          <table:table-cell office:value-type="float" office:value="0.00635128" calcext:value-type="float">
            <text:p>0.00635128</text:p>
          </table:table-cell>
          <table:table-cell table:formula="of:=[.A557]*[.A557]" office:value-type="float" office:value="0.00000000016883883844" calcext:value-type="float">
            <text:p>1.6883883844E-10</text:p>
          </table:table-cell>
          <table:table-cell table:formula="of:=([.A557]-[.B557])*([.A557]-[.B557])" office:value-type="float" office:value="0.0000401738719531104" calcext:value-type="float">
            <text:p>4.01738719531104E-05</text:p>
          </table:table-cell>
          <table:table-cell table:number-columns-repeated="2"/>
        </table:table-row>
        <table:table-row table:style-name="ro1">
          <table:table-cell office:value-type="float" office:value="0.00000166893" calcext:value-type="float">
            <text:p>0.00000166893</text:p>
          </table:table-cell>
          <table:table-cell office:value-type="float" office:value="0.0844007" calcext:value-type="float">
            <text:p>0.0844007</text:p>
          </table:table-cell>
          <table:table-cell table:formula="of:=[.A558]*[.A558]" office:value-type="float" office:value="0.00000000000278532734" calcext:value-type="float">
            <text:p>2.7853273449E-12</text:p>
          </table:table-cell>
          <table:table-cell table:formula="of:=([.A558]-[.B558])*([.A558]-[.B558])" office:value-type="float" office:value="0.00712319644555482" calcext:value-type="float">
            <text:p>0.00712319644555482</text:p>
          </table:table-cell>
          <table:table-cell table:number-columns-repeated="2"/>
        </table:table-row>
        <table:table-row table:style-name="ro1">
          <table:table-cell office:value-type="float" office:value="0.00000166893" calcext:value-type="float">
            <text:p>0.00000166893</text:p>
          </table:table-cell>
          <table:table-cell office:value-type="float" office:value="0.0889874" calcext:value-type="float">
            <text:p>0.0889874</text:p>
          </table:table-cell>
          <table:table-cell table:formula="of:=[.A559]*[.A559]" office:value-type="float" office:value="0.00000000000278532734" calcext:value-type="float">
            <text:p>2.7853273449E-12</text:p>
          </table:table-cell>
          <table:table-cell table:formula="of:=([.A559]-[.B559])*([.A559]-[.B559])" office:value-type="float" office:value="0.00791846033406236" calcext:value-type="float">
            <text:p>0.00791846033406236</text:p>
          </table:table-cell>
          <table:table-cell table:number-columns-repeated="2"/>
        </table:table-row>
        <table:table-row table:style-name="ro1">
          <table:table-cell office:value-type="float" office:value="0.0000607967" calcext:value-type="float">
            <text:p>0.0000607967</text:p>
          </table:table-cell>
          <table:table-cell office:value-type="float" office:value="0.0151294" calcext:value-type="float">
            <text:p>0.0151294</text:p>
          </table:table-cell>
          <table:table-cell table:formula="of:=[.A560]*[.A560]" office:value-type="float" office:value="0.00000000369623873089" calcext:value-type="float">
            <text:p>3.69623873089E-09</text:p>
          </table:table-cell>
          <table:table-cell table:formula="of:=([.A560]-[.B560])*([.A560]-[.B560])" office:value-type="float" office:value="0.000227062805412771" calcext:value-type="float">
            <text:p>0.000227062805412771</text:p>
          </table:table-cell>
          <table:table-cell table:number-columns-repeated="2"/>
        </table:table-row>
        <table:table-row table:style-name="ro1">
          <table:table-cell office:value-type="float" office:value="0.00028801" calcext:value-type="float">
            <text:p>0.00028801</text:p>
          </table:table-cell>
          <table:table-cell office:value-type="float" office:value="0.068516" calcext:value-type="float">
            <text:p>0.068516</text:p>
          </table:table-cell>
          <table:table-cell table:formula="of:=[.A561]*[.A561]" office:value-type="float" office:value="0.0000000829497601" calcext:value-type="float">
            <text:p>0.0000000829497601</text:p>
          </table:table-cell>
          <table:table-cell table:formula="of:=([.A561]-[.B561])*([.A561]-[.B561])" office:value-type="float" office:value="0.0046550586194401" calcext:value-type="float">
            <text:p>0.0046550586194401</text:p>
          </table:table-cell>
          <table:table-cell table:number-columns-repeated="2"/>
        </table:table-row>
        <table:table-row table:style-name="ro1">
          <table:table-cell office:value-type="float" office:value="0.000236332" calcext:value-type="float">
            <text:p>0.000236332</text:p>
          </table:table-cell>
          <table:table-cell office:value-type="float" office:value="0.00910948" calcext:value-type="float">
            <text:p>0.00910948</text:p>
          </table:table-cell>
          <table:table-cell table:formula="of:=[.A562]*[.A562]" office:value-type="float" office:value="0.000000055852814224" calcext:value-type="float">
            <text:p>5.5852814224E-08</text:p>
          </table:table-cell>
          <table:table-cell table:formula="of:=([.A562]-[.B562])*([.A562]-[.B562])" office:value-type="float" office:value="0.000078732755429904" calcext:value-type="float">
            <text:p>7.8732755429904E-05</text:p>
          </table:table-cell>
          <table:table-cell table:number-columns-repeated="2"/>
        </table:table-row>
        <table:table-row table:style-name="ro1">
          <table:table-cell office:value-type="float" office:value="0.000188649" calcext:value-type="float">
            <text:p>0.000188649</text:p>
          </table:table-cell>
          <table:table-cell office:value-type="float" office:value="0.00977051" calcext:value-type="float">
            <text:p>0.00977051</text:p>
          </table:table-cell>
          <table:table-cell table:formula="of:=[.A563]*[.A563]" office:value-type="float" office:value="0.000000035588445201" calcext:value-type="float">
            <text:p>3.5588445201E-08</text:p>
          </table:table-cell>
          <table:table-cell table:formula="of:=([.A563]-[.B563])*([.A563]-[.B563])" office:value-type="float" office:value="0.000091812060223321" calcext:value-type="float">
            <text:p>9.1812060223321E-05</text:p>
          </table:table-cell>
          <table:table-cell table:number-columns-repeated="2"/>
        </table:table-row>
        <table:table-row table:style-name="ro1">
          <table:table-cell office:value-type="float" office:value="0.000374436" calcext:value-type="float">
            <text:p>0.000374436</text:p>
          </table:table-cell>
          <table:table-cell office:value-type="float" office:value="0.014669" calcext:value-type="float">
            <text:p>0.014669</text:p>
          </table:table-cell>
          <table:table-cell table:formula="of:=[.A564]*[.A564]" office:value-type="float" office:value="0.000000140202318096" calcext:value-type="float">
            <text:p>1.40202318096E-07</text:p>
          </table:table-cell>
          <table:table-cell table:formula="of:=([.A564]-[.B564])*([.A564]-[.B564])" office:value-type="float" office:value="0.000204334559950096" calcext:value-type="float">
            <text:p>0.000204334559950096</text:p>
          </table:table-cell>
          <table:table-cell table:number-columns-repeated="2"/>
        </table:table-row>
        <table:table-row table:style-name="ro1">
          <table:table-cell office:value-type="float" office:value="0.0127528" calcext:value-type="float">
            <text:p>0.0127528</text:p>
          </table:table-cell>
          <table:table-cell office:value-type="float" office:value="0.0423601" calcext:value-type="float">
            <text:p>0.0423601</text:p>
          </table:table-cell>
          <table:table-cell table:formula="of:=[.A565]*[.A565]" office:value-type="float" office:value="0.00016263390784" calcext:value-type="float">
            <text:p>0.00016263390784</text:p>
          </table:table-cell>
          <table:table-cell table:formula="of:=([.A565]-[.B565])*([.A565]-[.B565])" office:value-type="float" office:value="0.00087659221329" calcext:value-type="float">
            <text:p>0.00087659221329</text:p>
          </table:table-cell>
          <table:table-cell table:number-columns-repeated="2"/>
        </table:table-row>
        <table:table-row table:style-name="ro1">
          <table:table-cell office:value-type="float" office:value="0.0218462" calcext:value-type="float">
            <text:p>0.0218462</text:p>
          </table:table-cell>
          <table:table-cell office:value-type="float" office:value="0.0133899" calcext:value-type="float">
            <text:p>0.0133899</text:p>
          </table:table-cell>
          <table:table-cell table:formula="of:=[.A566]*[.A566]" office:value-type="float" office:value="0.00047725645444" calcext:value-type="float">
            <text:p>0.00047725645444</text:p>
          </table:table-cell>
          <table:table-cell table:formula="of:=([.A566]-[.B566])*([.A566]-[.B566])" office:value-type="float" office:value="0.00007150900969" calcext:value-type="float">
            <text:p>0.00007150900969</text:p>
          </table:table-cell>
          <table:table-cell table:number-columns-repeated="2"/>
        </table:table-row>
        <table:table-row table:style-name="ro1">
          <table:table-cell office:value-type="float" office:value="0.0218462" calcext:value-type="float">
            <text:p>0.0218462</text:p>
          </table:table-cell>
          <table:table-cell office:value-type="float" office:value="0.115201" calcext:value-type="float">
            <text:p>0.115201</text:p>
          </table:table-cell>
          <table:table-cell table:formula="of:=[.A567]*[.A567]" office:value-type="float" office:value="0.00047725645444" calcext:value-type="float">
            <text:p>0.00047725645444</text:p>
          </table:table-cell>
          <table:table-cell table:formula="of:=([.A567]-[.B567])*([.A567]-[.B567])" office:value-type="float" office:value="0.00871511868304" calcext:value-type="float">
            <text:p>0.00871511868304</text:p>
          </table:table-cell>
          <table:table-cell table:number-columns-repeated="2"/>
        </table:table-row>
        <table:table-row table:style-name="ro1">
          <table:table-cell office:value-type="float" office:value="0.0218462" calcext:value-type="float">
            <text:p>0.0218462</text:p>
          </table:table-cell>
          <table:table-cell office:value-type="float" office:value="0.119084" calcext:value-type="float">
            <text:p>0.119084</text:p>
          </table:table-cell>
          <table:table-cell table:formula="of:=[.A568]*[.A568]" office:value-type="float" office:value="0.00047725645444" calcext:value-type="float">
            <text:p>0.00047725645444</text:p>
          </table:table-cell>
          <table:table-cell table:formula="of:=([.A568]-[.B568])*([.A568]-[.B568])" office:value-type="float" office:value="0.00945518974884" calcext:value-type="float">
            <text:p>0.00945518974884</text:p>
          </table:table-cell>
          <table:table-cell table:number-columns-repeated="2"/>
        </table:table-row>
        <table:table-row table:style-name="ro1">
          <table:table-cell office:value-type="float" office:value="0.0196596" calcext:value-type="float">
            <text:p>0.0196596</text:p>
          </table:table-cell>
          <table:table-cell office:value-type="float" office:value="0.0185653" calcext:value-type="float">
            <text:p>0.0185653</text:p>
          </table:table-cell>
          <table:table-cell table:formula="of:=[.A569]*[.A569]" office:value-type="float" office:value="0.00038649987216" calcext:value-type="float">
            <text:p>0.00038649987216</text:p>
          </table:table-cell>
          <table:table-cell table:formula="of:=([.A569]-[.B569])*([.A569]-[.B569])" office:value-type="float" office:value="0.00000119749249" calcext:value-type="float">
            <text:p>0.00000119749249</text:p>
          </table:table-cell>
          <table:table-cell table:number-columns-repeated="2"/>
        </table:table-row>
        <table:table-row table:style-name="ro1">
          <table:table-cell office:value-type="float" office:value="0.0196596" calcext:value-type="float">
            <text:p>0.0196596</text:p>
          </table:table-cell>
          <table:table-cell office:value-type="float" office:value="0.0382187" calcext:value-type="float">
            <text:p>0.0382187</text:p>
          </table:table-cell>
          <table:table-cell table:formula="of:=[.A570]*[.A570]" office:value-type="float" office:value="0.00038649987216" calcext:value-type="float">
            <text:p>0.00038649987216</text:p>
          </table:table-cell>
          <table:table-cell table:formula="of:=([.A570]-[.B570])*([.A570]-[.B570])" office:value-type="float" office:value="0.00034444019281" calcext:value-type="float">
            <text:p>0.00034444019281</text:p>
          </table:table-cell>
          <table:table-cell table:number-columns-repeated="2"/>
        </table:table-row>
        <table:table-row table:style-name="ro1">
          <table:table-cell office:value-type="float" office:value="0.0502422" calcext:value-type="float">
            <text:p>0.0502422</text:p>
          </table:table-cell>
          <table:table-cell office:value-type="float" office:value="0.241189" calcext:value-type="float">
            <text:p>0.241189</text:p>
          </table:table-cell>
          <table:table-cell table:formula="of:=[.A571]*[.A571]" office:value-type="float" office:value="0.00252427866084" calcext:value-type="float">
            <text:p>0.00252427866084</text:p>
          </table:table-cell>
          <table:table-cell table:formula="of:=([.A571]-[.B571])*([.A571]-[.B571])" office:value-type="float" office:value="0.03646068043024" calcext:value-type="float">
            <text:p>0.03646068043024</text:p>
          </table:table-cell>
          <table:table-cell table:number-columns-repeated="2"/>
        </table:table-row>
        <table:table-row table:style-name="ro1">
          <table:table-cell office:value-type="float" office:value="0.0558446" calcext:value-type="float">
            <text:p>0.0558446</text:p>
          </table:table-cell>
          <table:table-cell office:value-type="float" office:value="0.247732" calcext:value-type="float">
            <text:p>0.247732</text:p>
          </table:table-cell>
          <table:table-cell table:formula="of:=[.A572]*[.A572]" office:value-type="float" office:value="0.00311861934916" calcext:value-type="float">
            <text:p>0.00311861934916</text:p>
          </table:table-cell>
          <table:table-cell table:formula="of:=([.A572]-[.B572])*([.A572]-[.B572])" office:value-type="float" office:value="0.03682077427876" calcext:value-type="float">
            <text:p>0.03682077427876</text:p>
          </table:table-cell>
          <table:table-cell table:number-columns-repeated="2"/>
        </table:table-row>
        <table:table-row table:style-name="ro1">
          <table:table-cell office:value-type="float" office:value="0.0416996" calcext:value-type="float">
            <text:p>0.0416996</text:p>
          </table:table-cell>
          <table:table-cell office:value-type="float" office:value="0.183671" calcext:value-type="float">
            <text:p>0.183671</text:p>
          </table:table-cell>
          <table:table-cell table:formula="of:=[.A573]*[.A573]" office:value-type="float" office:value="0.00173885664016" calcext:value-type="float">
            <text:p>0.00173885664016</text:p>
          </table:table-cell>
          <table:table-cell table:formula="of:=([.A573]-[.B573])*([.A573]-[.B573])" office:value-type="float" office:value="0.02015587841796" calcext:value-type="float">
            <text:p>0.02015587841796</text:p>
          </table:table-cell>
          <table:table-cell table:number-columns-repeated="2"/>
        </table:table-row>
        <table:table-row table:style-name="ro1">
          <table:table-cell office:value-type="float" office:value="0.0423739" calcext:value-type="float">
            <text:p>0.0423739</text:p>
          </table:table-cell>
          <table:table-cell office:value-type="float" office:value="0.191845" calcext:value-type="float">
            <text:p>0.191845</text:p>
          </table:table-cell>
          <table:table-cell table:formula="of:=[.A574]*[.A574]" office:value-type="float" office:value="0.00179554740121" calcext:value-type="float">
            <text:p>0.00179554740121</text:p>
          </table:table-cell>
          <table:table-cell table:formula="of:=([.A574]-[.B574])*([.A574]-[.B574])" office:value-type="float" office:value="0.02234160973521" calcext:value-type="float">
            <text:p>0.02234160973521</text:p>
          </table:table-cell>
          <table:table-cell table:number-columns-repeated="2"/>
        </table:table-row>
        <table:table-row table:style-name="ro1">
          <table:table-cell office:value-type="float" office:value="0.0911713" calcext:value-type="float">
            <text:p>0.0911713</text:p>
          </table:table-cell>
          <table:table-cell office:value-type="float" office:value="0.269965" calcext:value-type="float">
            <text:p>0.269965</text:p>
          </table:table-cell>
          <table:table-cell table:formula="of:=[.A575]*[.A575]" office:value-type="float" office:value="0.00831220594369" calcext:value-type="float">
            <text:p>0.00831220594369</text:p>
          </table:table-cell>
          <table:table-cell table:formula="of:=([.A575]-[.B575])*([.A575]-[.B575])" office:value-type="float" office:value="0.03196718715969" calcext:value-type="float">
            <text:p>0.03196718715969</text:p>
          </table:table-cell>
          <table:table-cell table:number-columns-repeated="2"/>
        </table:table-row>
        <table:table-row table:style-name="ro1">
          <table:table-cell office:value-type="float" office:value="0.388858" calcext:value-type="float">
            <text:p>0.388858</text:p>
          </table:table-cell>
          <table:table-cell office:value-type="float" office:value="0.420795" calcext:value-type="float">
            <text:p>0.420795</text:p>
          </table:table-cell>
          <table:table-cell table:formula="of:=[.A576]*[.A576]" office:value-type="float" office:value="0.151210544164" calcext:value-type="float">
            <text:p>0.151210544164</text:p>
          </table:table-cell>
          <table:table-cell table:formula="of:=([.A576]-[.B576])*([.A576]-[.B576])" office:value-type="float" office:value="0.001019971969" calcext:value-type="float">
            <text:p>0.001019971969</text:p>
          </table:table-cell>
          <table:table-cell table:number-columns-repeated="2"/>
        </table:table-row>
        <table:table-row table:style-name="ro1">
          <table:table-cell office:value-type="float" office:value="0.407437" calcext:value-type="float">
            <text:p>0.407437</text:p>
          </table:table-cell>
          <table:table-cell office:value-type="float" office:value="0.604577" calcext:value-type="float">
            <text:p>0.604577</text:p>
          </table:table-cell>
          <table:table-cell table:formula="of:=[.A577]*[.A577]" office:value-type="float" office:value="0.166004908969" calcext:value-type="float">
            <text:p>0.166004908969</text:p>
          </table:table-cell>
          <table:table-cell table:formula="of:=([.A577]-[.B577])*([.A577]-[.B577])" office:value-type="float" office:value="0.0388641796" calcext:value-type="float">
            <text:p>0.0388641796</text:p>
          </table:table-cell>
          <table:table-cell table:number-columns-repeated="2"/>
        </table:table-row>
        <table:table-row table:style-name="ro1">
          <table:table-cell office:value-type="float" office:value="0.407438" calcext:value-type="float">
            <text:p>0.407438</text:p>
          </table:table-cell>
          <table:table-cell office:value-type="float" office:value="0.598931" calcext:value-type="float">
            <text:p>0.598931</text:p>
          </table:table-cell>
          <table:table-cell table:formula="of:=[.A578]*[.A578]" office:value-type="float" office:value="0.166005723844" calcext:value-type="float">
            <text:p>0.166005723844</text:p>
          </table:table-cell>
          <table:table-cell table:formula="of:=([.A578]-[.B578])*([.A578]-[.B578])" office:value-type="float" office:value="0.036669569049" calcext:value-type="float">
            <text:p>0.036669569049</text:p>
          </table:table-cell>
          <table:table-cell table:number-columns-repeated="2"/>
        </table:table-row>
        <table:table-row table:style-name="ro1">
          <table:table-cell office:value-type="float" office:value="0.691537" calcext:value-type="float">
            <text:p>0.691537</text:p>
          </table:table-cell>
          <table:table-cell office:value-type="float" office:value="0.658561" calcext:value-type="float">
            <text:p>0.658561</text:p>
          </table:table-cell>
          <table:table-cell table:formula="of:=[.A579]*[.A579]" office:value-type="float" office:value="0.478223422369" calcext:value-type="float">
            <text:p>0.478223422369</text:p>
          </table:table-cell>
          <table:table-cell table:formula="of:=([.A579]-[.B579])*([.A579]-[.B579])" office:value-type="float" office:value="0.001087416576" calcext:value-type="float">
            <text:p>0.001087416576</text:p>
          </table:table-cell>
          <table:table-cell table:number-columns-repeated="2"/>
        </table:table-row>
        <table:table-row table:style-name="ro1">
          <table:table-cell office:value-type="float" office:value="0.691537" calcext:value-type="float">
            <text:p>0.691537</text:p>
          </table:table-cell>
          <table:table-cell office:value-type="float" office:value="0.742684" calcext:value-type="float">
            <text:p>0.742684</text:p>
          </table:table-cell>
          <table:table-cell table:formula="of:=[.A580]*[.A580]" office:value-type="float" office:value="0.478223422369" calcext:value-type="float">
            <text:p>0.478223422369</text:p>
          </table:table-cell>
          <table:table-cell table:formula="of:=([.A580]-[.B580])*([.A580]-[.B580])" office:value-type="float" office:value="0.00261601560900001" calcext:value-type="float">
            <text:p>0.00261601560900001</text:p>
          </table:table-cell>
          <table:table-cell table:number-columns-repeated="2"/>
        </table:table-row>
        <table:table-row table:style-name="ro1">
          <table:table-cell office:value-type="float" office:value="0.691537" calcext:value-type="float">
            <text:p>0.691537</text:p>
          </table:table-cell>
          <table:table-cell office:value-type="float" office:value="0.809811" calcext:value-type="float">
            <text:p>0.809811</text:p>
          </table:table-cell>
          <table:table-cell table:formula="of:=[.A581]*[.A581]" office:value-type="float" office:value="0.478223422369" calcext:value-type="float">
            <text:p>0.478223422369</text:p>
          </table:table-cell>
          <table:table-cell table:formula="of:=([.A581]-[.B581])*([.A581]-[.B581])" office:value-type="float" office:value="0.013988739076" calcext:value-type="float">
            <text:p>0.013988739076</text:p>
          </table:table-cell>
          <table:table-cell table:number-columns-repeated="2"/>
        </table:table-row>
        <table:table-row table:style-name="ro1">
          <table:table-cell office:value-type="float" office:value="0.748763" calcext:value-type="float">
            <text:p>0.748763</text:p>
          </table:table-cell>
          <table:table-cell office:value-type="float" office:value="0.846154" calcext:value-type="float">
            <text:p>0.846154</text:p>
          </table:table-cell>
          <table:table-cell table:formula="of:=[.A582]*[.A582]" office:value-type="float" office:value="0.560646030169" calcext:value-type="float">
            <text:p>0.560646030169</text:p>
          </table:table-cell>
          <table:table-cell table:formula="of:=([.A582]-[.B582])*([.A582]-[.B582])" office:value-type="float" office:value="0.009485006881" calcext:value-type="float">
            <text:p>0.009485006881</text:p>
          </table:table-cell>
          <table:table-cell table:number-columns-repeated="2"/>
        </table:table-row>
        <table:table-row table:style-name="ro1">
          <table:table-cell office:value-type="float" office:value="0.89692" calcext:value-type="float">
            <text:p>0.89692</text:p>
          </table:table-cell>
          <table:table-cell office:value-type="float" office:value="0.877724" calcext:value-type="float">
            <text:p>0.877724</text:p>
          </table:table-cell>
          <table:table-cell table:formula="of:=[.A583]*[.A583]" office:value-type="float" office:value="0.8044654864" calcext:value-type="float">
            <text:p>0.8044654864</text:p>
          </table:table-cell>
          <table:table-cell table:formula="of:=([.A583]-[.B583])*([.A583]-[.B583])" office:value-type="float" office:value="0.000368486416000004" calcext:value-type="float">
            <text:p>0.000368486416000004</text:p>
          </table:table-cell>
          <table:table-cell table:number-columns-repeated="2"/>
        </table:table-row>
        <table:table-row table:style-name="ro1">
          <table:table-cell office:value-type="float" office:value="0.959113" calcext:value-type="float">
            <text:p>0.959113</text:p>
          </table:table-cell>
          <table:table-cell office:value-type="float" office:value="0.924069" calcext:value-type="float">
            <text:p>0.924069</text:p>
          </table:table-cell>
          <table:table-cell table:formula="of:=[.A584]*[.A584]" office:value-type="float" office:value="0.919897746769" calcext:value-type="float">
            <text:p>0.919897746769</text:p>
          </table:table-cell>
          <table:table-cell table:formula="of:=([.A584]-[.B584])*([.A584]-[.B584])" office:value-type="float" office:value="0.001228081936" calcext:value-type="float">
            <text:p>0.001228081936</text:p>
          </table:table-cell>
          <table:table-cell table:number-columns-repeated="2"/>
        </table:table-row>
        <table:table-row table:style-name="ro1">
          <table:table-cell office:value-type="float" office:value="0.959112" calcext:value-type="float">
            <text:p>0.959112</text:p>
          </table:table-cell>
          <table:table-cell office:value-type="float" office:value="0.985277" calcext:value-type="float">
            <text:p>0.985277</text:p>
          </table:table-cell>
          <table:table-cell table:formula="of:=[.A585]*[.A585]" office:value-type="float" office:value="0.919895828544" calcext:value-type="float">
            <text:p>0.919895828544</text:p>
          </table:table-cell>
          <table:table-cell table:formula="of:=([.A585]-[.B585])*([.A585]-[.B585])" office:value-type="float" office:value="0.000684607225" calcext:value-type="float">
            <text:p>0.000684607225</text:p>
          </table:table-cell>
          <table:table-cell table:number-columns-repeated="2"/>
        </table:table-row>
        <table:table-row table:style-name="ro1">
          <table:table-cell office:value-type="float" office:value="0.978308" calcext:value-type="float">
            <text:p>0.978308</text:p>
          </table:table-cell>
          <table:table-cell office:value-type="float" office:value="0.999997" calcext:value-type="float">
            <text:p>0.999997</text:p>
          </table:table-cell>
          <table:table-cell table:formula="of:=[.A586]*[.A586]" office:value-type="float" office:value="0.957086542864" calcext:value-type="float">
            <text:p>0.957086542864</text:p>
          </table:table-cell>
          <table:table-cell table:formula="of:=([.A586]-[.B586])*([.A586]-[.B586])" office:value-type="float" office:value="0.000470412721000003" calcext:value-type="float">
            <text:p>0.000470412721000003</text:p>
          </table:table-cell>
          <table:table-cell table:number-columns-repeated="2"/>
        </table:table-row>
        <table:table-row table:style-name="ro1">
          <table:table-cell office:value-type="float" office:value="0.0000107288" calcext:value-type="float">
            <text:p>0.0000107288</text:p>
          </table:table-cell>
          <table:table-cell office:value-type="float" office:value="0.00000185008" calcext:value-type="float">
            <text:p>0.00000185008</text:p>
          </table:table-cell>
          <table:table-cell table:formula="of:=[.A587]*[.A587]" office:value-type="float" office:value="0.00000000011510714944" calcext:value-type="float">
            <text:p>1.1510714944E-10</text:p>
          </table:table-cell>
          <table:table-cell table:formula="of:=([.A587]-[.B587])*([.A587]-[.B587])" office:value-type="float" office:value="0.00000000007883166884" calcext:value-type="float">
            <text:p>7.88316688384E-11</text:p>
          </table:table-cell>
          <table:table-cell table:number-columns-repeated="2"/>
        </table:table-row>
        <table:table-row table:style-name="ro1">
          <table:table-cell office:value-type="float" office:value="0.0000107288" calcext:value-type="float">
            <text:p>0.0000107288</text:p>
          </table:table-cell>
          <table:table-cell office:value-type="float" office:value="0.000501657" calcext:value-type="float">
            <text:p>0.000501657</text:p>
          </table:table-cell>
          <table:table-cell table:formula="of:=[.A588]*[.A588]" office:value-type="float" office:value="0.00000000011510714944" calcext:value-type="float">
            <text:p>1.1510714944E-10</text:p>
          </table:table-cell>
          <table:table-cell table:formula="of:=([.A588]-[.B588])*([.A588]-[.B588])" office:value-type="float" office:value="0.00000024101049755524" calcext:value-type="float">
            <text:p>2.4101049755524E-07</text:p>
          </table:table-cell>
          <table:table-cell table:number-columns-repeated="2"/>
        </table:table-row>
        <table:table-row table:style-name="ro1">
          <table:table-cell office:value-type="float" office:value="0.00000488758" calcext:value-type="float">
            <text:p>0.00000488758</text:p>
          </table:table-cell>
          <table:table-cell office:value-type="float" office:value="0.013395" calcext:value-type="float">
            <text:p>0.013395</text:p>
          </table:table-cell>
          <table:table-cell table:formula="of:=[.A589]*[.A589]" office:value-type="float" office:value="0.00000000002388843826" calcext:value-type="float">
            <text:p>2.38884382564E-11</text:p>
          </table:table-cell>
          <table:table-cell table:formula="of:=([.A589]-[.B589])*([.A589]-[.B589])" office:value-type="float" office:value="0.000179295110620238" calcext:value-type="float">
            <text:p>0.000179295110620238</text:p>
          </table:table-cell>
          <table:table-cell table:number-columns-repeated="2"/>
        </table:table-row>
        <table:table-row table:style-name="ro1">
          <table:table-cell office:value-type="float" office:value="0.00000494719" calcext:value-type="float">
            <text:p>0.00000494719</text:p>
          </table:table-cell>
          <table:table-cell office:value-type="float" office:value="0.0361938" calcext:value-type="float">
            <text:p>0.0361938</text:p>
          </table:table-cell>
          <table:table-cell table:formula="of:=[.A590]*[.A590]" office:value-type="float" office:value="0.0000000000244746889" calcext:value-type="float">
            <text:p>2.44746888961E-11</text:p>
          </table:table-cell>
          <table:table-cell table:formula="of:=([.A590]-[.B590])*([.A590]-[.B590])" office:value-type="float" office:value="0.00130963306770384" calcext:value-type="float">
            <text:p>0.00130963306770384</text:p>
          </table:table-cell>
          <table:table-cell table:number-columns-repeated="2"/>
        </table:table-row>
        <table:table-row table:style-name="ro1">
          <table:table-cell office:value-type="float" office:value="0.0000123978" calcext:value-type="float">
            <text:p>0.0000123978</text:p>
          </table:table-cell>
          <table:table-cell office:value-type="float" office:value="0.000145476" calcext:value-type="float">
            <text:p>0.000145476</text:p>
          </table:table-cell>
          <table:table-cell table:formula="of:=[.A591]*[.A591]" office:value-type="float" office:value="0.00000000015370544484" calcext:value-type="float">
            <text:p>1.5370544484E-10</text:p>
          </table:table-cell>
          <table:table-cell table:formula="of:=([.A591]-[.B591])*([.A591]-[.B591])" office:value-type="float" office:value="0.00000001770980731524" calcext:value-type="float">
            <text:p>1.770980731524E-08</text:p>
          </table:table-cell>
          <table:table-cell table:number-columns-repeated="2"/>
        </table:table-row>
        <table:table-row table:style-name="ro1">
          <table:table-cell office:value-type="float" office:value="0.00000119209" calcext:value-type="float">
            <text:p>0.00000119209</text:p>
          </table:table-cell>
          <table:table-cell office:value-type="float" office:value="0.0032812" calcext:value-type="float">
            <text:p>0.0032812</text:p>
          </table:table-cell>
          <table:table-cell table:formula="of:=[.A592]*[.A592]" office:value-type="float" office:value="0.00000000000142107857" calcext:value-type="float">
            <text:p>1.4210785681E-12</text:p>
          </table:table-cell>
          <table:table-cell table:formula="of:=([.A592]-[.B592])*([.A592]-[.B592])" office:value-type="float" office:value="0.0000107584518896626" calcext:value-type="float">
            <text:p>1.07584518896626E-05</text:p>
          </table:table-cell>
          <table:table-cell table:number-columns-repeated="2"/>
        </table:table-row>
        <table:table-row table:style-name="ro1">
          <table:table-cell office:value-type="float" office:value="0.000000953674" calcext:value-type="float">
            <text:p>0.000000953674</text:p>
          </table:table-cell>
          <table:table-cell office:value-type="float" office:value="0.000677902" calcext:value-type="float">
            <text:p>0.000677902</text:p>
          </table:table-cell>
          <table:table-cell table:formula="of:=[.A593]*[.A593]" office:value-type="float" office:value="0.0000000000009094941" calcext:value-type="float">
            <text:p>9.09494098276E-13</text:p>
          </table:table-cell>
          <table:table-cell table:formula="of:=([.A593]-[.B593])*([.A593]-[.B593])" office:value-type="float" office:value="0.0000004582590360742" calcext:value-type="float">
            <text:p>4.58259036074202E-07</text:p>
          </table:table-cell>
          <table:table-cell table:number-columns-repeated="2"/>
        </table:table-row>
        <table:table-row table:style-name="ro1">
          <table:table-cell office:value-type="float" office:value="0.00000321865" calcext:value-type="float">
            <text:p>0.00000321865</text:p>
          </table:table-cell>
          <table:table-cell office:value-type="float" office:value="0.0132183" calcext:value-type="float">
            <text:p>0.0132183</text:p>
          </table:table-cell>
          <table:table-cell table:formula="of:=[.A594]*[.A594]" office:value-type="float" office:value="0.00000000001035970782" calcext:value-type="float">
            <text:p>1.03597078225E-11</text:p>
          </table:table-cell>
          <table:table-cell table:formula="of:=([.A594]-[.B594])*([.A594]-[.B594])" office:value-type="float" office:value="0.000174638375087118" calcext:value-type="float">
            <text:p>0.000174638375087118</text:p>
          </table:table-cell>
          <table:table-cell table:number-columns-repeated="2"/>
        </table:table-row>
        <table:table-row table:style-name="ro1">
          <table:table-cell office:value-type="float" office:value="0.00000268221" calcext:value-type="float">
            <text:p>0.00000268221</text:p>
          </table:table-cell>
          <table:table-cell office:value-type="float" office:value="0.00125436" calcext:value-type="float">
            <text:p>0.00125436</text:p>
          </table:table-cell>
          <table:table-cell table:formula="of:=[.A595]*[.A595]" office:value-type="float" office:value="0.00000000000719425048" calcext:value-type="float">
            <text:p>7.1942504841E-12</text:p>
          </table:table-cell>
          <table:table-cell table:formula="of:=([.A595]-[.B595])*([.A595]-[.B595])" office:value-type="float" office:value="0.00000156669728997928" calcext:value-type="float">
            <text:p>1.56669728997928E-06</text:p>
          </table:table-cell>
          <table:table-cell table:number-columns-repeated="2"/>
        </table:table-row>
        <table:table-row table:style-name="ro1">
          <table:table-cell office:value-type="float" office:value="0.0000038743" calcext:value-type="float">
            <text:p>0.0000038743</text:p>
          </table:table-cell>
          <table:table-cell office:value-type="float" office:value="0.00371617" calcext:value-type="float">
            <text:p>0.00371617</text:p>
          </table:table-cell>
          <table:table-cell table:formula="of:=[.A596]*[.A596]" office:value-type="float" office:value="0.00000000001501020049" calcext:value-type="float">
            <text:p>1.501020049E-11</text:p>
          </table:table-cell>
          <table:table-cell table:formula="of:=([.A596]-[.B596])*([.A596]-[.B596])" office:value-type="float" office:value="0.0000137811393642385" calcext:value-type="float">
            <text:p>1.37811393642385E-05</text:p>
          </table:table-cell>
          <table:table-cell table:number-columns-repeated="2"/>
        </table:table-row>
        <table:table-row table:style-name="ro1">
          <table:table-cell office:value-type="float" office:value="0.0000038743" calcext:value-type="float">
            <text:p>0.0000038743</text:p>
          </table:table-cell>
          <table:table-cell office:value-type="float" office:value="0.00558166" calcext:value-type="float">
            <text:p>0.00558166</text:p>
          </table:table-cell>
          <table:table-cell table:formula="of:=[.A597]*[.A597]" office:value-type="float" office:value="0.00000000001501020049" calcext:value-type="float">
            <text:p>1.501020049E-11</text:p>
          </table:table-cell>
          <table:table-cell table:formula="of:=([.A597]-[.B597])*([.A597]-[.B597])" office:value-type="float" office:value="0.0000311116933151245" calcext:value-type="float">
            <text:p>3.11116933151245E-05</text:p>
          </table:table-cell>
          <table:table-cell table:number-columns-repeated="2"/>
        </table:table-row>
        <table:table-row table:style-name="ro1">
          <table:table-cell office:value-type="float" office:value="0.00000208616" calcext:value-type="float">
            <text:p>0.00000208616</text:p>
          </table:table-cell>
          <table:table-cell office:value-type="float" office:value="0.00271291" calcext:value-type="float">
            <text:p>0.00271291</text:p>
          </table:table-cell>
          <table:table-cell table:formula="of:=[.A598]*[.A598]" office:value-type="float" office:value="0.00000000000435206355" calcext:value-type="float">
            <text:p>4.3520635456E-12</text:p>
          </table:table-cell>
          <table:table-cell table:formula="of:=([.A598]-[.B598])*([.A598]-[.B598])" office:value-type="float" office:value="0.00000734856589151235" calcext:value-type="float">
            <text:p>7.34856589151235E-06</text:p>
          </table:table-cell>
          <table:table-cell table:number-columns-repeated="2"/>
        </table:table-row>
        <table:table-row table:style-name="ro1">
          <table:table-cell office:value-type="float" office:value="0.0000186563" calcext:value-type="float">
            <text:p>0.0000186563</text:p>
          </table:table-cell>
          <table:table-cell office:value-type="float" office:value="0.011239" calcext:value-type="float">
            <text:p>0.011239</text:p>
          </table:table-cell>
          <table:table-cell table:formula="of:=[.A599]*[.A599]" office:value-type="float" office:value="0.00000000034805752969" calcext:value-type="float">
            <text:p>3.4805752969E-10</text:p>
          </table:table-cell>
          <table:table-cell table:formula="of:=([.A599]-[.B599])*([.A599]-[.B599])" office:value-type="float" office:value="0.00012589611274613" calcext:value-type="float">
            <text:p>0.00012589611274613</text:p>
          </table:table-cell>
          <table:table-cell table:number-columns-repeated="2"/>
        </table:table-row>
        <table:table-row table:style-name="ro1">
          <table:table-cell office:value-type="float" office:value="0.000388026" calcext:value-type="float">
            <text:p>0.000388026</text:p>
          </table:table-cell>
          <table:table-cell office:value-type="float" office:value="0.0048719" calcext:value-type="float">
            <text:p>0.0048719</text:p>
          </table:table-cell>
          <table:table-cell table:formula="of:=[.A600]*[.A600]" office:value-type="float" office:value="0.000000150564176676" calcext:value-type="float">
            <text:p>1.50564176676E-07</text:p>
          </table:table-cell>
          <table:table-cell table:formula="of:=([.A600]-[.B600])*([.A600]-[.B600])" office:value-type="float" office:value="0.000020105126047876" calcext:value-type="float">
            <text:p>2.0105126047876E-05</text:p>
          </table:table-cell>
          <table:table-cell table:number-columns-repeated="2"/>
        </table:table-row>
        <table:table-row table:style-name="ro1">
          <table:table-cell office:value-type="float" office:value="0.000311315" calcext:value-type="float">
            <text:p>0.000311315</text:p>
          </table:table-cell>
          <table:table-cell office:value-type="float" office:value="0.0651984" calcext:value-type="float">
            <text:p>0.0651984</text:p>
          </table:table-cell>
          <table:table-cell table:formula="of:=[.A601]*[.A601]" office:value-type="float" office:value="0.000000096917029225" calcext:value-type="float">
            <text:p>9.6917029225E-08</text:p>
          </table:table-cell>
          <table:table-cell table:formula="of:=([.A601]-[.B601])*([.A601]-[.B601])" office:value-type="float" office:value="0.00421033379979722" calcext:value-type="float">
            <text:p>0.00421033379979722</text:p>
          </table:table-cell>
          <table:table-cell table:number-columns-repeated="2"/>
        </table:table-row>
        <table:table-row table:style-name="ro1">
          <table:table-cell office:value-type="float" office:value="0.00036943" calcext:value-type="float">
            <text:p>0.00036943</text:p>
          </table:table-cell>
          <table:table-cell office:value-type="float" office:value="0.0197743" calcext:value-type="float">
            <text:p>0.0197743</text:p>
          </table:table-cell>
          <table:table-cell table:formula="of:=[.A602]*[.A602]" office:value-type="float" office:value="0.0000001364785249" calcext:value-type="float">
            <text:p>0.0000001364785249</text:p>
          </table:table-cell>
          <table:table-cell table:formula="of:=([.A602]-[.B602])*([.A602]-[.B602])" office:value-type="float" office:value="0.0003765489797169" calcext:value-type="float">
            <text:p>0.0003765489797169</text:p>
          </table:table-cell>
          <table:table-cell table:number-columns-repeated="2"/>
        </table:table-row>
        <table:table-row table:style-name="ro1">
          <table:table-cell office:value-type="float" office:value="0.000940859" calcext:value-type="float">
            <text:p>0.000940859</text:p>
          </table:table-cell>
          <table:table-cell office:value-type="float" office:value="0.150086" calcext:value-type="float">
            <text:p>0.150086</text:p>
          </table:table-cell>
          <table:table-cell table:formula="of:=[.A603]*[.A603]" office:value-type="float" office:value="0.000000885215657881" calcext:value-type="float">
            <text:p>8.85215657881E-07</text:p>
          </table:table-cell>
          <table:table-cell table:formula="of:=([.A603]-[.B603])*([.A603]-[.B603])" office:value-type="float" office:value="0.0222442730839099" calcext:value-type="float">
            <text:p>0.0222442730839099</text:p>
          </table:table-cell>
          <table:table-cell table:number-columns-repeated="2"/>
        </table:table-row>
        <table:table-row table:style-name="ro1">
          <table:table-cell office:value-type="float" office:value="0.0000864863" calcext:value-type="float">
            <text:p>0.0000864863</text:p>
          </table:table-cell>
          <table:table-cell office:value-type="float" office:value="0.050973" calcext:value-type="float">
            <text:p>0.050973</text:p>
          </table:table-cell>
          <table:table-cell table:formula="of:=[.A604]*[.A604]" office:value-type="float" office:value="0.00000000747988008769" calcext:value-type="float">
            <text:p>7.47988008769E-09</text:p>
          </table:table-cell>
          <table:table-cell table:formula="of:=([.A604]-[.B604])*([.A604]-[.B604])" office:value-type="float" office:value="0.00258943727654029" calcext:value-type="float">
            <text:p>0.00258943727654029</text:p>
          </table:table-cell>
          <table:table-cell table:number-columns-repeated="2"/>
        </table:table-row>
        <table:table-row table:style-name="ro1">
          <table:table-cell office:value-type="float" office:value="0.00039202" calcext:value-type="float">
            <text:p>0.00039202</text:p>
          </table:table-cell>
          <table:table-cell office:value-type="float" office:value="0.027523" calcext:value-type="float">
            <text:p>0.027523</text:p>
          </table:table-cell>
          <table:table-cell table:formula="of:=[.A605]*[.A605]" office:value-type="float" office:value="0.0000001536796804" calcext:value-type="float">
            <text:p>0.0000001536796804</text:p>
          </table:table-cell>
          <table:table-cell table:formula="of:=([.A605]-[.B605])*([.A605]-[.B605])" office:value-type="float" office:value="0.0007360900757604" calcext:value-type="float">
            <text:p>0.0007360900757604</text:p>
          </table:table-cell>
          <table:table-cell table:number-columns-repeated="2"/>
        </table:table-row>
        <table:table-row table:style-name="ro1">
          <table:table-cell office:value-type="float" office:value="0.00237864" calcext:value-type="float">
            <text:p>0.00237864</text:p>
          </table:table-cell>
          <table:table-cell office:value-type="float" office:value="0.104931" calcext:value-type="float">
            <text:p>0.104931</text:p>
          </table:table-cell>
          <table:table-cell table:formula="of:=[.A606]*[.A606]" office:value-type="float" office:value="0.0000056579282496" calcext:value-type="float">
            <text:p>0.0000056579282496</text:p>
          </table:table-cell>
          <table:table-cell table:formula="of:=([.A606]-[.B606])*([.A606]-[.B606])" office:value-type="float" office:value="0.0105169865415696" calcext:value-type="float">
            <text:p>0.0105169865415696</text:p>
          </table:table-cell>
          <table:table-cell table:number-columns-repeated="2"/>
        </table:table-row>
        <table:table-row table:style-name="ro1">
          <table:table-cell office:value-type="float" office:value="0.0088591" calcext:value-type="float">
            <text:p>0.0088591</text:p>
          </table:table-cell>
          <table:table-cell office:value-type="float" office:value="0.146382" calcext:value-type="float">
            <text:p>0.146382</text:p>
          </table:table-cell>
          <table:table-cell table:formula="of:=[.A607]*[.A607]" office:value-type="float" office:value="0.00007848365281" calcext:value-type="float">
            <text:p>0.00007848365281</text:p>
          </table:table-cell>
          <table:table-cell table:formula="of:=([.A607]-[.B607])*([.A607]-[.B607])" office:value-type="float" office:value="0.01891254802441" calcext:value-type="float">
            <text:p>0.01891254802441</text:p>
          </table:table-cell>
          <table:table-cell table:number-columns-repeated="2"/>
        </table:table-row>
        <table:table-row table:style-name="ro1">
          <table:table-cell office:value-type="float" office:value="0.00967216" calcext:value-type="float">
            <text:p>0.00967216</text:p>
          </table:table-cell>
          <table:table-cell office:value-type="float" office:value="0.170628" calcext:value-type="float">
            <text:p>0.170628</text:p>
          </table:table-cell>
          <table:table-cell table:formula="of:=[.A608]*[.A608]" office:value-type="float" office:value="0.0000935506790656" calcext:value-type="float">
            <text:p>0.0000935506790656</text:p>
          </table:table-cell>
          <table:table-cell table:formula="of:=([.A608]-[.B608])*([.A608]-[.B608])" office:value-type="float" office:value="0.0259067824301056" calcext:value-type="float">
            <text:p>0.0259067824301056</text:p>
          </table:table-cell>
          <table:table-cell table:number-columns-repeated="2"/>
        </table:table-row>
        <table:table-row table:style-name="ro1">
          <table:table-cell office:value-type="float" office:value="0.0125756" calcext:value-type="float">
            <text:p>0.0125756</text:p>
          </table:table-cell>
          <table:table-cell office:value-type="float" office:value="0.114841" calcext:value-type="float">
            <text:p>0.114841</text:p>
          </table:table-cell>
          <table:table-cell table:formula="of:=[.A609]*[.A609]" office:value-type="float" office:value="0.00015814571536" calcext:value-type="float">
            <text:p>0.00015814571536</text:p>
          </table:table-cell>
          <table:table-cell table:formula="of:=([.A609]-[.B609])*([.A609]-[.B609])" office:value-type="float" office:value="0.01045821203716" calcext:value-type="float">
            <text:p>0.01045821203716</text:p>
          </table:table-cell>
          <table:table-cell table:number-columns-repeated="2"/>
        </table:table-row>
        <table:table-row table:style-name="ro1">
          <table:table-cell office:value-type="float" office:value="0.0107626" calcext:value-type="float">
            <text:p>0.0107626</text:p>
          </table:table-cell>
          <table:table-cell office:value-type="float" office:value="0.00714455" calcext:value-type="float">
            <text:p>0.00714455</text:p>
          </table:table-cell>
          <table:table-cell table:formula="of:=[.A610]*[.A610]" office:value-type="float" office:value="0.00011583355876" calcext:value-type="float">
            <text:p>0.00011583355876</text:p>
          </table:table-cell>
          <table:table-cell table:formula="of:=([.A610]-[.B610])*([.A610]-[.B610])" office:value-type="float" office:value="0.0000130902858025" calcext:value-type="float">
            <text:p>0.0000130902858025</text:p>
          </table:table-cell>
          <table:table-cell table:number-columns-repeated="2"/>
        </table:table-row>
        <table:table-row table:style-name="ro1">
          <table:table-cell office:value-type="float" office:value="0.0765659" calcext:value-type="float">
            <text:p>0.0765659</text:p>
          </table:table-cell>
          <table:table-cell office:value-type="float" office:value="0.177443" calcext:value-type="float">
            <text:p>0.177443</text:p>
          </table:table-cell>
          <table:table-cell table:formula="of:=[.A611]*[.A611]" office:value-type="float" office:value="0.00586233704281" calcext:value-type="float">
            <text:p>0.00586233704281</text:p>
          </table:table-cell>
          <table:table-cell table:formula="of:=([.A611]-[.B611])*([.A611]-[.B611])" office:value-type="float" office:value="0.01017618930441" calcext:value-type="float">
            <text:p>0.01017618930441</text:p>
          </table:table-cell>
          <table:table-cell table:number-columns-repeated="2"/>
        </table:table-row>
        <table:table-row table:style-name="ro1">
          <table:table-cell office:value-type="float" office:value="0.17475" calcext:value-type="float">
            <text:p>0.17475</text:p>
          </table:table-cell>
          <table:table-cell office:value-type="float" office:value="0.274043" calcext:value-type="float">
            <text:p>0.274043</text:p>
          </table:table-cell>
          <table:table-cell table:formula="of:=[.A612]*[.A612]" office:value-type="float" office:value="0.0305375625" calcext:value-type="float">
            <text:p>0.0305375625</text:p>
          </table:table-cell>
          <table:table-cell table:formula="of:=([.A612]-[.B612])*([.A612]-[.B612])" office:value-type="float" office:value="0.009859099849" calcext:value-type="float">
            <text:p>0.009859099849</text:p>
          </table:table-cell>
          <table:table-cell table:number-columns-repeated="2"/>
        </table:table-row>
        <table:table-row table:style-name="ro1">
          <table:table-cell office:value-type="float" office:value="0.229976" calcext:value-type="float">
            <text:p>0.229976</text:p>
          </table:table-cell>
          <table:table-cell office:value-type="float" office:value="0.267589" calcext:value-type="float">
            <text:p>0.267589</text:p>
          </table:table-cell>
          <table:table-cell table:formula="of:=[.A613]*[.A613]" office:value-type="float" office:value="0.052888960576" calcext:value-type="float">
            <text:p>0.052888960576</text:p>
          </table:table-cell>
          <table:table-cell table:formula="of:=([.A613]-[.B613])*([.A613]-[.B613])" office:value-type="float" office:value="0.001414737769" calcext:value-type="float">
            <text:p>0.001414737769</text:p>
          </table:table-cell>
          <table:table-cell table:number-columns-repeated="2"/>
        </table:table-row>
        <table:table-row table:style-name="ro1">
          <table:table-cell office:value-type="float" office:value="0.146336" calcext:value-type="float">
            <text:p>0.146336</text:p>
          </table:table-cell>
          <table:table-cell office:value-type="float" office:value="0.321319" calcext:value-type="float">
            <text:p>0.321319</text:p>
          </table:table-cell>
          <table:table-cell table:formula="of:=[.A614]*[.A614]" office:value-type="float" office:value="0.021414224896" calcext:value-type="float">
            <text:p>0.021414224896</text:p>
          </table:table-cell>
          <table:table-cell table:formula="of:=([.A614]-[.B614])*([.A614]-[.B614])" office:value-type="float" office:value="0.030619050289" calcext:value-type="float">
            <text:p>0.030619050289</text:p>
          </table:table-cell>
          <table:table-cell table:number-columns-repeated="2"/>
        </table:table-row>
        <table:table-row table:style-name="ro1">
          <table:table-cell office:value-type="float" office:value="0.204542" calcext:value-type="float">
            <text:p>0.204542</text:p>
          </table:table-cell>
          <table:table-cell office:value-type="float" office:value="0.238106" calcext:value-type="float">
            <text:p>0.238106</text:p>
          </table:table-cell>
          <table:table-cell table:formula="of:=[.A615]*[.A615]" office:value-type="float" office:value="0.041837429764" calcext:value-type="float">
            <text:p>0.041837429764</text:p>
          </table:table-cell>
          <table:table-cell table:formula="of:=([.A615]-[.B615])*([.A615]-[.B615])" office:value-type="float" office:value="0.001126542096" calcext:value-type="float">
            <text:p>0.001126542096</text:p>
          </table:table-cell>
          <table:table-cell table:number-columns-repeated="2"/>
        </table:table-row>
        <table:table-row table:style-name="ro1">
          <table:table-cell office:value-type="float" office:value="0.247101" calcext:value-type="float">
            <text:p>0.247101</text:p>
          </table:table-cell>
          <table:table-cell office:value-type="float" office:value="0.325661" calcext:value-type="float">
            <text:p>0.325661</text:p>
          </table:table-cell>
          <table:table-cell table:formula="of:=[.A616]*[.A616]" office:value-type="float" office:value="0.061058904201" calcext:value-type="float">
            <text:p>0.061058904201</text:p>
          </table:table-cell>
          <table:table-cell table:formula="of:=([.A616]-[.B616])*([.A616]-[.B616])" office:value-type="float" office:value="0.0061716736" calcext:value-type="float">
            <text:p>0.0061716736</text:p>
          </table:table-cell>
          <table:table-cell table:number-columns-repeated="2"/>
        </table:table-row>
        <table:table-row table:style-name="ro1">
          <table:table-cell office:value-type="float" office:value="0.247101" calcext:value-type="float">
            <text:p>0.247101</text:p>
          </table:table-cell>
          <table:table-cell office:value-type="float" office:value="0.340023" calcext:value-type="float">
            <text:p>0.340023</text:p>
          </table:table-cell>
          <table:table-cell table:formula="of:=[.A617]*[.A617]" office:value-type="float" office:value="0.061058904201" calcext:value-type="float">
            <text:p>0.061058904201</text:p>
          </table:table-cell>
          <table:table-cell table:formula="of:=([.A617]-[.B617])*([.A617]-[.B617])" office:value-type="float" office:value="0.00863449808400001" calcext:value-type="float">
            <text:p>0.00863449808400001</text:p>
          </table:table-cell>
          <table:table-cell table:number-columns-repeated="2"/>
        </table:table-row>
        <table:table-row table:style-name="ro1">
          <table:table-cell office:value-type="float" office:value="0.416939" calcext:value-type="float">
            <text:p>0.416939</text:p>
          </table:table-cell>
          <table:table-cell office:value-type="float" office:value="0.651384" calcext:value-type="float">
            <text:p>0.651384</text:p>
          </table:table-cell>
          <table:table-cell table:formula="of:=[.A618]*[.A618]" office:value-type="float" office:value="0.173838129721" calcext:value-type="float">
            <text:p>0.173838129721</text:p>
          </table:table-cell>
          <table:table-cell table:formula="of:=([.A618]-[.B618])*([.A618]-[.B618])" office:value-type="float" office:value="0.054964458025" calcext:value-type="float">
            <text:p>0.054964458025</text:p>
          </table:table-cell>
          <table:table-cell table:number-columns-repeated="2"/>
        </table:table-row>
        <table:table-row table:style-name="ro1">
          <table:table-cell office:value-type="float" office:value="0.501088" calcext:value-type="float">
            <text:p>0.501088</text:p>
          </table:table-cell>
          <table:table-cell office:value-type="float" office:value="0.766796" calcext:value-type="float">
            <text:p>0.766796</text:p>
          </table:table-cell>
          <table:table-cell table:formula="of:=[.A619]*[.A619]" office:value-type="float" office:value="0.251089183744" calcext:value-type="float">
            <text:p>0.251089183744</text:p>
          </table:table-cell>
          <table:table-cell table:formula="of:=([.A619]-[.B619])*([.A619]-[.B619])" office:value-type="float" office:value="0.070600741264" calcext:value-type="float">
            <text:p>0.070600741264</text:p>
          </table:table-cell>
          <table:table-cell table:number-columns-repeated="2"/>
        </table:table-row>
        <table:table-row table:style-name="ro1">
          <table:table-cell office:value-type="float" office:value="0.501089" calcext:value-type="float">
            <text:p>0.501089</text:p>
          </table:table-cell>
          <table:table-cell office:value-type="float" office:value="0.836097" calcext:value-type="float">
            <text:p>0.836097</text:p>
          </table:table-cell>
          <table:table-cell table:formula="of:=[.A620]*[.A620]" office:value-type="float" office:value="0.251090185921" calcext:value-type="float">
            <text:p>0.251090185921</text:p>
          </table:table-cell>
          <table:table-cell table:formula="of:=([.A620]-[.B620])*([.A620]-[.B620])" office:value-type="float" office:value="0.112230360064" calcext:value-type="float">
            <text:p>0.112230360064</text:p>
          </table:table-cell>
          <table:table-cell table:number-columns-repeated="2"/>
        </table:table-row>
        <table:table-row table:style-name="ro1">
          <table:table-cell office:value-type="float" office:value="0.64345" calcext:value-type="float">
            <text:p>0.64345</text:p>
          </table:table-cell>
          <table:table-cell office:value-type="float" office:value="0.875278" calcext:value-type="float">
            <text:p>0.875278</text:p>
          </table:table-cell>
          <table:table-cell table:formula="of:=[.A621]*[.A621]" office:value-type="float" office:value="0.4140279025" calcext:value-type="float">
            <text:p>0.4140279025</text:p>
          </table:table-cell>
          <table:table-cell table:formula="of:=([.A621]-[.B621])*([.A621]-[.B621])" office:value-type="float" office:value="0.053744221584" calcext:value-type="float">
            <text:p>0.053744221584</text:p>
          </table:table-cell>
          <table:table-cell table:number-columns-repeated="2"/>
        </table:table-row>
        <table:table-row table:style-name="ro1">
          <table:table-cell office:value-type="float" office:value="0.798552" calcext:value-type="float">
            <text:p>0.798552</text:p>
          </table:table-cell>
          <table:table-cell office:value-type="float" office:value="0.926497" calcext:value-type="float">
            <text:p>0.926497</text:p>
          </table:table-cell>
          <table:table-cell table:formula="of:=[.A622]*[.A622]" office:value-type="float" office:value="0.637685296704" calcext:value-type="float">
            <text:p>0.637685296704</text:p>
          </table:table-cell>
          <table:table-cell table:formula="of:=([.A622]-[.B622])*([.A622]-[.B622])" office:value-type="float" office:value="0.016369923025" calcext:value-type="float">
            <text:p>0.016369923025</text:p>
          </table:table-cell>
          <table:table-cell table:number-columns-repeated="2"/>
        </table:table-row>
        <table:table-row table:style-name="ro1">
          <table:table-cell office:value-type="float" office:value="0.798552" calcext:value-type="float">
            <text:p>0.798552</text:p>
          </table:table-cell>
          <table:table-cell office:value-type="float" office:value="0.977973" calcext:value-type="float">
            <text:p>0.977973</text:p>
          </table:table-cell>
          <table:table-cell table:formula="of:=[.A623]*[.A623]" office:value-type="float" office:value="0.637685296704" calcext:value-type="float">
            <text:p>0.637685296704</text:p>
          </table:table-cell>
          <table:table-cell table:formula="of:=([.A623]-[.B623])*([.A623]-[.B623])" office:value-type="float" office:value="0.032191895241" calcext:value-type="float">
            <text:p>0.032191895241</text:p>
          </table:table-cell>
          <table:table-cell table:number-columns-repeated="2"/>
        </table:table-row>
        <table:table-row table:style-name="ro1">
          <table:table-cell office:value-type="float" office:value="0.977419" calcext:value-type="float">
            <text:p>0.977419</text:p>
          </table:table-cell>
          <table:table-cell office:value-type="float" office:value="0.997686" calcext:value-type="float">
            <text:p>0.997686</text:p>
          </table:table-cell>
          <table:table-cell table:formula="of:=[.A624]*[.A624]" office:value-type="float" office:value="0.955347901561" calcext:value-type="float">
            <text:p>0.955347901561</text:p>
          </table:table-cell>
          <table:table-cell table:formula="of:=([.A624]-[.B624])*([.A624]-[.B624])" office:value-type="float" office:value="0.000410751288999997" calcext:value-type="float">
            <text:p>0.000410751288999997</text:p>
          </table:table-cell>
          <table:table-cell table:number-columns-repeated="2"/>
        </table:table-row>
        <table:table-row table:style-name="ro1">
          <table:table-cell office:value-type="float" office:value="0.97742" calcext:value-type="float">
            <text:p>0.97742</text:p>
          </table:table-cell>
          <table:table-cell office:value-type="float" office:value="0.999491" calcext:value-type="float">
            <text:p>0.999491</text:p>
          </table:table-cell>
          <table:table-cell table:formula="of:=[.A625]*[.A625]" office:value-type="float" office:value="0.9553498564" calcext:value-type="float">
            <text:p>0.9553498564</text:p>
          </table:table-cell>
          <table:table-cell table:formula="of:=([.A625]-[.B625])*([.A625]-[.B625])" office:value-type="float" office:value="0.000487129041000003" calcext:value-type="float">
            <text:p>0.000487129041000003</text:p>
          </table:table-cell>
          <table:table-cell table:number-columns-repeated="2"/>
        </table:table-row>
        <table:table-row table:style-name="ro1">
          <table:table-cell office:value-type="float" office:value="0.0000201464" calcext:value-type="float">
            <text:p>0.0000201464</text:p>
          </table:table-cell>
          <table:table-cell office:value-type="float" office:value="0.000000887304" calcext:value-type="float">
            <text:p>0.000000887304</text:p>
          </table:table-cell>
          <table:table-cell table:formula="of:=[.A626]*[.A626]" office:value-type="float" office:value="0.00000000040587743296" calcext:value-type="float">
            <text:p>4.0587743296E-10</text:p>
          </table:table-cell>
          <table:table-cell table:formula="of:=([.A626]-[.B626])*([.A626]-[.B626])" office:value-type="float" office:value="0.00000000037091277874" calcext:value-type="float">
            <text:p>3.70912778737216E-10</text:p>
          </table:table-cell>
          <table:table-cell table:number-columns-repeated="2"/>
        </table:table-row>
        <table:table-row table:style-name="ro1">
          <table:table-cell office:value-type="float" office:value="0.000149608" calcext:value-type="float">
            <text:p>0.000149608</text:p>
          </table:table-cell>
          <table:table-cell office:value-type="float" office:value="0.0000578258" calcext:value-type="float">
            <text:p>0.0000578258</text:p>
          </table:table-cell>
          <table:table-cell table:formula="of:=[.A627]*[.A627]" office:value-type="float" office:value="0.000000022382553664" calcext:value-type="float">
            <text:p>2.2382553664E-08</text:p>
          </table:table-cell>
          <table:table-cell table:formula="of:=([.A627]-[.B627])*([.A627]-[.B627])" office:value-type="float" office:value="0.00000000842397223684" calcext:value-type="float">
            <text:p>8.42397223684E-09</text:p>
          </table:table-cell>
          <table:table-cell table:number-columns-repeated="2"/>
        </table:table-row>
        <table:table-row table:style-name="ro1">
          <table:table-cell office:value-type="float" office:value="0.00000232458" calcext:value-type="float">
            <text:p>0.00000232458</text:p>
          </table:table-cell>
          <table:table-cell office:value-type="float" office:value="0.000217696" calcext:value-type="float">
            <text:p>0.000217696</text:p>
          </table:table-cell>
          <table:table-cell table:formula="of:=[.A628]*[.A628]" office:value-type="float" office:value="0.00000000000540367218" calcext:value-type="float">
            <text:p>5.4036721764E-12</text:p>
          </table:table-cell>
          <table:table-cell table:formula="of:=([.A628]-[.B628])*([.A628]-[.B628])" office:value-type="float" office:value="0.00000004638484855282" calcext:value-type="float">
            <text:p>4.63848485528164E-08</text:p>
          </table:table-cell>
          <table:table-cell table:number-columns-repeated="2"/>
        </table:table-row>
        <table:table-row table:style-name="ro1">
          <table:table-cell office:value-type="float" office:value="0.0000140071" calcext:value-type="float">
            <text:p>0.0000140071</text:p>
          </table:table-cell>
          <table:table-cell office:value-type="float" office:value="0.000496225" calcext:value-type="float">
            <text:p>0.000496225</text:p>
          </table:table-cell>
          <table:table-cell table:formula="of:=[.A629]*[.A629]" office:value-type="float" office:value="0.00000000019619885041" calcext:value-type="float">
            <text:p>1.9619885041E-10</text:p>
          </table:table-cell>
          <table:table-cell table:formula="of:=([.A629]-[.B629])*([.A629]-[.B629])" office:value-type="float" office:value="0.00000023253410308041" calcext:value-type="float">
            <text:p>2.3253410308041E-07</text:p>
          </table:table-cell>
          <table:table-cell table:number-columns-repeated="2"/>
        </table:table-row>
        <table:table-row table:style-name="ro1">
          <table:table-cell office:value-type="float" office:value="0.00000500679" calcext:value-type="float">
            <text:p>0.00000500679</text:p>
          </table:table-cell>
          <table:table-cell office:value-type="float" office:value="0.000801838" calcext:value-type="float">
            <text:p>0.000801838</text:p>
          </table:table-cell>
          <table:table-cell table:formula="of:=[.A630]*[.A630]" office:value-type="float" office:value="0.0000000000250679461" calcext:value-type="float">
            <text:p>2.50679461041E-11</text:p>
          </table:table-cell>
          <table:table-cell table:formula="of:=([.A630]-[.B630])*([.A630]-[.B630])" office:value-type="float" office:value="0.00000063493997723006" calcext:value-type="float">
            <text:p>6.34939977230064E-07</text:p>
          </table:table-cell>
          <table:table-cell table:number-columns-repeated="2"/>
        </table:table-row>
        <table:table-row table:style-name="ro1">
          <table:table-cell office:value-type="float" office:value="0.000318944" calcext:value-type="float">
            <text:p>0.000318944</text:p>
          </table:table-cell>
          <table:table-cell office:value-type="float" office:value="0.000198045" calcext:value-type="float">
            <text:p>0.000198045</text:p>
          </table:table-cell>
          <table:table-cell table:formula="of:=[.A631]*[.A631]" office:value-type="float" office:value="0.000000101725275136" calcext:value-type="float">
            <text:p>1.01725275136E-07</text:p>
          </table:table-cell>
          <table:table-cell table:formula="of:=([.A631]-[.B631])*([.A631]-[.B631])" office:value-type="float" office:value="0.000000014616568201" calcext:value-type="float">
            <text:p>1.4616568201E-08</text:p>
          </table:table-cell>
          <table:table-cell table:number-columns-repeated="2"/>
        </table:table-row>
        <table:table-row table:style-name="ro1">
          <table:table-cell office:value-type="float" office:value="0.0000765324" calcext:value-type="float">
            <text:p>0.0000765324</text:p>
          </table:table-cell>
          <table:table-cell office:value-type="float" office:value="0.0000166182" calcext:value-type="float">
            <text:p>0.0000166182</text:p>
          </table:table-cell>
          <table:table-cell table:formula="of:=[.A632]*[.A632]" office:value-type="float" office:value="0.00000000585720824976" calcext:value-type="float">
            <text:p>5.85720824976E-09</text:p>
          </table:table-cell>
          <table:table-cell table:formula="of:=([.A632]-[.B632])*([.A632]-[.B632])" office:value-type="float" office:value="0.00000000358971136164" calcext:value-type="float">
            <text:p>3.58971136164E-09</text:p>
          </table:table-cell>
          <table:table-cell table:number-columns-repeated="2"/>
        </table:table-row>
        <table:table-row table:style-name="ro1">
          <table:table-cell office:value-type="float" office:value="0.0000633597" calcext:value-type="float">
            <text:p>0.0000633597</text:p>
          </table:table-cell>
          <table:table-cell office:value-type="float" office:value="0.00259659" calcext:value-type="float">
            <text:p>0.00259659</text:p>
          </table:table-cell>
          <table:table-cell table:formula="of:=[.A633]*[.A633]" office:value-type="float" office:value="0.00000000401445158409" calcext:value-type="float">
            <text:p>4.01445158409E-09</text:p>
          </table:table-cell>
          <table:table-cell table:formula="of:=([.A633]-[.B633])*([.A633]-[.B633])" office:value-type="float" office:value="0.00000641725575283809" calcext:value-type="float">
            <text:p>6.41725575283809E-06</text:p>
          </table:table-cell>
          <table:table-cell table:number-columns-repeated="2"/>
        </table:table-row>
        <table:table-row table:style-name="ro1">
          <table:table-cell office:value-type="float" office:value="0.0000830293" calcext:value-type="float">
            <text:p>0.0000830293</text:p>
          </table:table-cell>
          <table:table-cell office:value-type="float" office:value="0.0582641" calcext:value-type="float">
            <text:p>0.0582641</text:p>
          </table:table-cell>
          <table:table-cell table:formula="of:=[.A634]*[.A634]" office:value-type="float" office:value="0.00000000689386465849" calcext:value-type="float">
            <text:p>6.89386465849E-09</text:p>
          </table:table-cell>
          <table:table-cell table:formula="of:=([.A634]-[.B634])*([.A634]-[.B634])" office:value-type="float" office:value="0.0033850369877984" calcext:value-type="float">
            <text:p>0.0033850369877984</text:p>
          </table:table-cell>
          <table:table-cell table:number-columns-repeated="2"/>
        </table:table-row>
        <table:table-row table:style-name="ro1">
          <table:table-cell office:value-type="float" office:value="0.0000546575" calcext:value-type="float">
            <text:p>0.0000546575</text:p>
          </table:table-cell>
          <table:table-cell office:value-type="float" office:value="0.0024544" calcext:value-type="float">
            <text:p>0.0024544</text:p>
          </table:table-cell>
          <table:table-cell table:formula="of:=[.A635]*[.A635]" office:value-type="float" office:value="0.00000000298744230625" calcext:value-type="float">
            <text:p>2.98744230625E-09</text:p>
          </table:table-cell>
          <table:table-cell table:formula="of:=([.A635]-[.B635])*([.A635]-[.B635])" office:value-type="float" office:value="0.00000575876406630625" calcext:value-type="float">
            <text:p>5.75876406630625E-06</text:p>
          </table:table-cell>
          <table:table-cell table:number-columns-repeated="2"/>
        </table:table-row>
        <table:table-row table:style-name="ro1">
          <table:table-cell office:value-type="float" office:value="0.000105619" calcext:value-type="float">
            <text:p>0.000105619</text:p>
          </table:table-cell>
          <table:table-cell office:value-type="float" office:value="0.00193581" calcext:value-type="float">
            <text:p>0.00193581</text:p>
          </table:table-cell>
          <table:table-cell table:formula="of:=[.A636]*[.A636]" office:value-type="float" office:value="0.000000011155373161" calcext:value-type="float">
            <text:p>1.1155373161E-08</text:p>
          </table:table-cell>
          <table:table-cell table:formula="of:=([.A636]-[.B636])*([.A636]-[.B636])" office:value-type="float" office:value="0.000003349599096481" calcext:value-type="float">
            <text:p>3.349599096481E-06</text:p>
          </table:table-cell>
          <table:table-cell table:number-columns-repeated="2"/>
        </table:table-row>
        <table:table-row table:style-name="ro1">
          <table:table-cell office:value-type="float" office:value="0.000105619" calcext:value-type="float">
            <text:p>0.000105619</text:p>
          </table:table-cell>
          <table:table-cell office:value-type="float" office:value="0.00552882" calcext:value-type="float">
            <text:p>0.00552882</text:p>
          </table:table-cell>
          <table:table-cell table:formula="of:=[.A637]*[.A637]" office:value-type="float" office:value="0.000000011155373161" calcext:value-type="float">
            <text:p>1.1155373161E-08</text:p>
          </table:table-cell>
          <table:table-cell table:formula="of:=([.A637]-[.B637])*([.A637]-[.B637])" office:value-type="float" office:value="0.000029411109086401" calcext:value-type="float">
            <text:p>2.9411109086401E-05</text:p>
          </table:table-cell>
          <table:table-cell table:number-columns-repeated="2"/>
        </table:table-row>
        <table:table-row table:style-name="ro1">
          <table:table-cell office:value-type="float" office:value="0.000105619" calcext:value-type="float">
            <text:p>0.000105619</text:p>
          </table:table-cell>
          <table:table-cell office:value-type="float" office:value="0.00596077" calcext:value-type="float">
            <text:p>0.00596077</text:p>
          </table:table-cell>
          <table:table-cell table:formula="of:=[.A638]*[.A638]" office:value-type="float" office:value="0.000000011155373161" calcext:value-type="float">
            <text:p>1.1155373161E-08</text:p>
          </table:table-cell>
          <table:table-cell table:formula="of:=([.A638]-[.B638])*([.A638]-[.B638])" office:value-type="float" office:value="0.000034282793232801" calcext:value-type="float">
            <text:p>3.4282793232801E-05</text:p>
          </table:table-cell>
          <table:table-cell table:number-columns-repeated="2"/>
        </table:table-row>
        <table:table-row table:style-name="ro1">
          <table:table-cell office:value-type="float" office:value="0.000190914" calcext:value-type="float">
            <text:p>0.000190914</text:p>
          </table:table-cell>
          <table:table-cell office:value-type="float" office:value="0.00206822" calcext:value-type="float">
            <text:p>0.00206822</text:p>
          </table:table-cell>
          <table:table-cell table:formula="of:=[.A639]*[.A639]" office:value-type="float" office:value="0.000000036448155396" calcext:value-type="float">
            <text:p>3.6448155396E-08</text:p>
          </table:table-cell>
          <table:table-cell table:formula="of:=([.A639]-[.B639])*([.A639]-[.B639])" office:value-type="float" office:value="0.000003524277817636" calcext:value-type="float">
            <text:p>3.524277817636E-06</text:p>
          </table:table-cell>
          <table:table-cell table:number-columns-repeated="2"/>
        </table:table-row>
        <table:table-row table:style-name="ro1">
          <table:table-cell office:value-type="float" office:value="0.000512183" calcext:value-type="float">
            <text:p>0.000512183</text:p>
          </table:table-cell>
          <table:table-cell office:value-type="float" office:value="0.00504942" calcext:value-type="float">
            <text:p>0.00504942</text:p>
          </table:table-cell>
          <table:table-cell table:formula="of:=[.A640]*[.A640]" office:value-type="float" office:value="0.000000262331425489" calcext:value-type="float">
            <text:p>2.62331425489E-07</text:p>
          </table:table-cell>
          <table:table-cell table:formula="of:=([.A640]-[.B640])*([.A640]-[.B640])" office:value-type="float" office:value="0.000020586519594169" calcext:value-type="float">
            <text:p>2.0586519594169E-05</text:p>
          </table:table-cell>
          <table:table-cell table:number-columns-repeated="2"/>
        </table:table-row>
        <table:table-row table:style-name="ro1">
          <table:table-cell office:value-type="float" office:value="0.0000909567" calcext:value-type="float">
            <text:p>0.0000909567</text:p>
          </table:table-cell>
          <table:table-cell office:value-type="float" office:value="0.000521305" calcext:value-type="float">
            <text:p>0.000521305</text:p>
          </table:table-cell>
          <table:table-cell table:formula="of:=[.A641]*[.A641]" office:value-type="float" office:value="0.00000000827312127489" calcext:value-type="float">
            <text:p>8.27312127489E-09</text:p>
          </table:table-cell>
          <table:table-cell table:formula="of:=([.A641]-[.B641])*([.A641]-[.B641])" office:value-type="float" office:value="0.00000018519965931289" calcext:value-type="float">
            <text:p>1.8519965931289E-07</text:p>
          </table:table-cell>
          <table:table-cell table:number-columns-repeated="2"/>
        </table:table-row>
        <table:table-row table:style-name="ro1">
          <table:table-cell office:value-type="float" office:value="0.00380504" calcext:value-type="float">
            <text:p>0.00380504</text:p>
          </table:table-cell>
          <table:table-cell office:value-type="float" office:value="0.0161653" calcext:value-type="float">
            <text:p>0.0161653</text:p>
          </table:table-cell>
          <table:table-cell table:formula="of:=[.A642]*[.A642]" office:value-type="float" office:value="0.0000144783294016" calcext:value-type="float">
            <text:p>0.0000144783294016</text:p>
          </table:table-cell>
          <table:table-cell table:formula="of:=([.A642]-[.B642])*([.A642]-[.B642])" office:value-type="float" office:value="0.0001527760272676" calcext:value-type="float">
            <text:p>0.0001527760272676</text:p>
          </table:table-cell>
          <table:table-cell table:number-columns-repeated="2"/>
        </table:table-row>
        <table:table-row table:style-name="ro1">
          <table:table-cell office:value-type="float" office:value="0.00202608" calcext:value-type="float">
            <text:p>0.00202608</text:p>
          </table:table-cell>
          <table:table-cell office:value-type="float" office:value="0.00365958" calcext:value-type="float">
            <text:p>0.00365958</text:p>
          </table:table-cell>
          <table:table-cell table:formula="of:=[.A643]*[.A643]" office:value-type="float" office:value="0.0000041050001664" calcext:value-type="float">
            <text:p>0.0000041050001664</text:p>
          </table:table-cell>
          <table:table-cell table:formula="of:=([.A643]-[.B643])*([.A643]-[.B643])" office:value-type="float" office:value="0.00000266832225" calcext:value-type="float">
            <text:p>0.00000266832225</text:p>
          </table:table-cell>
          <table:table-cell table:number-columns-repeated="2"/>
        </table:table-row>
        <table:table-row table:style-name="ro1">
          <table:table-cell office:value-type="float" office:value="0.00175607" calcext:value-type="float">
            <text:p>0.00175607</text:p>
          </table:table-cell>
          <table:table-cell office:value-type="float" office:value="0.0113937" calcext:value-type="float">
            <text:p>0.0113937</text:p>
          </table:table-cell>
          <table:table-cell table:formula="of:=[.A644]*[.A644]" office:value-type="float" office:value="0.0000030837818449" calcext:value-type="float">
            <text:p>0.0000030837818449</text:p>
          </table:table-cell>
          <table:table-cell table:formula="of:=([.A644]-[.B644])*([.A644]-[.B644])" office:value-type="float" office:value="0.0000928839120169" calcext:value-type="float">
            <text:p>0.0000928839120169</text:p>
          </table:table-cell>
          <table:table-cell table:number-columns-repeated="2"/>
        </table:table-row>
        <table:table-row table:style-name="ro1">
          <table:table-cell office:value-type="float" office:value="0.0633667" calcext:value-type="float">
            <text:p>0.0633667</text:p>
          </table:table-cell>
          <table:table-cell office:value-type="float" office:value="0.00766647" calcext:value-type="float">
            <text:p>0.00766647</text:p>
          </table:table-cell>
          <table:table-cell table:formula="of:=[.A645]*[.A645]" office:value-type="float" office:value="0.00401533866889" calcext:value-type="float">
            <text:p>0.00401533866889</text:p>
          </table:table-cell>
          <table:table-cell table:formula="of:=([.A645]-[.B645])*([.A645]-[.B645])" office:value-type="float" office:value="0.0031025156220529" calcext:value-type="float">
            <text:p>0.0031025156220529</text:p>
          </table:table-cell>
          <table:table-cell table:number-columns-repeated="2"/>
        </table:table-row>
        <table:table-row table:style-name="ro1">
          <table:table-cell office:value-type="float" office:value="0.0633666" calcext:value-type="float">
            <text:p>0.0633666</text:p>
          </table:table-cell>
          <table:table-cell office:value-type="float" office:value="0.0325886" calcext:value-type="float">
            <text:p>0.0325886</text:p>
          </table:table-cell>
          <table:table-cell table:formula="of:=[.A646]*[.A646]" office:value-type="float" office:value="0.00401532599556" calcext:value-type="float">
            <text:p>0.00401532599556</text:p>
          </table:table-cell>
          <table:table-cell table:formula="of:=([.A646]-[.B646])*([.A646]-[.B646])" office:value-type="float" office:value="0.000947285284" calcext:value-type="float">
            <text:p>0.000947285284</text:p>
          </table:table-cell>
          <table:table-cell table:number-columns-repeated="2"/>
        </table:table-row>
        <table:table-row table:style-name="ro1">
          <table:table-cell office:value-type="float" office:value="0.0725083" calcext:value-type="float">
            <text:p>0.0725083</text:p>
          </table:table-cell>
          <table:table-cell office:value-type="float" office:value="0.0671958" calcext:value-type="float">
            <text:p>0.0671958</text:p>
          </table:table-cell>
          <table:table-cell table:formula="of:=[.A647]*[.A647]" office:value-type="float" office:value="0.00525745356889" calcext:value-type="float">
            <text:p>0.00525745356889</text:p>
          </table:table-cell>
          <table:table-cell table:formula="of:=([.A647]-[.B647])*([.A647]-[.B647])" office:value-type="float" office:value="0.00002822265625" calcext:value-type="float">
            <text:p>0.00002822265625</text:p>
          </table:table-cell>
          <table:table-cell table:number-columns-repeated="2"/>
        </table:table-row>
        <table:table-row table:style-name="ro1">
          <table:table-cell office:value-type="float" office:value="0.100282" calcext:value-type="float">
            <text:p>0.100282</text:p>
          </table:table-cell>
          <table:table-cell office:value-type="float" office:value="0.050441" calcext:value-type="float">
            <text:p>0.050441</text:p>
          </table:table-cell>
          <table:table-cell table:formula="of:=[.A648]*[.A648]" office:value-type="float" office:value="0.010056479524" calcext:value-type="float">
            <text:p>0.010056479524</text:p>
          </table:table-cell>
          <table:table-cell table:formula="of:=([.A648]-[.B648])*([.A648]-[.B648])" office:value-type="float" office:value="0.002484125281" calcext:value-type="float">
            <text:p>0.002484125281</text:p>
          </table:table-cell>
          <table:table-cell table:number-columns-repeated="2"/>
        </table:table-row>
        <table:table-row table:style-name="ro1">
          <table:table-cell office:value-type="float" office:value="0.294122" calcext:value-type="float">
            <text:p>0.294122</text:p>
          </table:table-cell>
          <table:table-cell office:value-type="float" office:value="0.260762" calcext:value-type="float">
            <text:p>0.260762</text:p>
          </table:table-cell>
          <table:table-cell table:formula="of:=[.A649]*[.A649]" office:value-type="float" office:value="0.086507750884" calcext:value-type="float">
            <text:p>0.086507750884</text:p>
          </table:table-cell>
          <table:table-cell table:formula="of:=([.A649]-[.B649])*([.A649]-[.B649])" office:value-type="float" office:value="0.0011128896" calcext:value-type="float">
            <text:p>0.0011128896</text:p>
          </table:table-cell>
          <table:table-cell table:number-columns-repeated="2"/>
        </table:table-row>
        <table:table-row table:style-name="ro1">
          <table:table-cell office:value-type="float" office:value="0.331819" calcext:value-type="float">
            <text:p>0.331819</text:p>
          </table:table-cell>
          <table:table-cell office:value-type="float" office:value="0.291411" calcext:value-type="float">
            <text:p>0.291411</text:p>
          </table:table-cell>
          <table:table-cell table:formula="of:=[.A650]*[.A650]" office:value-type="float" office:value="0.110103848761" calcext:value-type="float">
            <text:p>0.110103848761</text:p>
          </table:table-cell>
          <table:table-cell table:formula="of:=([.A650]-[.B650])*([.A650]-[.B650])" office:value-type="float" office:value="0.001632806464" calcext:value-type="float">
            <text:p>0.001632806464</text:p>
          </table:table-cell>
          <table:table-cell table:number-columns-repeated="2"/>
        </table:table-row>
        <table:table-row table:style-name="ro1">
          <table:table-cell office:value-type="float" office:value="0.391784" calcext:value-type="float">
            <text:p>0.391784</text:p>
          </table:table-cell>
          <table:table-cell office:value-type="float" office:value="0.389187" calcext:value-type="float">
            <text:p>0.389187</text:p>
          </table:table-cell>
          <table:table-cell table:formula="of:=[.A651]*[.A651]" office:value-type="float" office:value="0.153494702656" calcext:value-type="float">
            <text:p>0.153494702656</text:p>
          </table:table-cell>
          <table:table-cell table:formula="of:=([.A651]-[.B651])*([.A651]-[.B651])" office:value-type="float" office:value="0.00000674440900000008" calcext:value-type="float">
            <text:p>6.74440900000008E-06</text:p>
          </table:table-cell>
          <table:table-cell table:number-columns-repeated="2"/>
        </table:table-row>
        <table:table-row table:style-name="ro1">
          <table:table-cell office:value-type="float" office:value="0.476525" calcext:value-type="float">
            <text:p>0.476525</text:p>
          </table:table-cell>
          <table:table-cell office:value-type="float" office:value="0.483484" calcext:value-type="float">
            <text:p>0.483484</text:p>
          </table:table-cell>
          <table:table-cell table:formula="of:=[.A652]*[.A652]" office:value-type="float" office:value="0.227076075625" calcext:value-type="float">
            <text:p>0.227076075625</text:p>
          </table:table-cell>
          <table:table-cell table:formula="of:=([.A652]-[.B652])*([.A652]-[.B652])" office:value-type="float" office:value="0.0000484276810000007" calcext:value-type="float">
            <text:p>4.84276810000007E-05</text:p>
          </table:table-cell>
          <table:table-cell table:number-columns-repeated="2"/>
        </table:table-row>
        <table:table-row table:style-name="ro1">
          <table:table-cell office:value-type="float" office:value="0.589874" calcext:value-type="float">
            <text:p>0.589874</text:p>
          </table:table-cell>
          <table:table-cell office:value-type="float" office:value="0.602154" calcext:value-type="float">
            <text:p>0.602154</text:p>
          </table:table-cell>
          <table:table-cell table:formula="of:=[.A653]*[.A653]" office:value-type="float" office:value="0.347951335876" calcext:value-type="float">
            <text:p>0.347951335876</text:p>
          </table:table-cell>
          <table:table-cell table:formula="of:=([.A653]-[.B653])*([.A653]-[.B653])" office:value-type="float" office:value="0.000150798399999999" calcext:value-type="float">
            <text:p>0.000150798399999999</text:p>
          </table:table-cell>
          <table:table-cell table:number-columns-repeated="2"/>
        </table:table-row>
        <table:table-row table:style-name="ro1">
          <table:table-cell office:value-type="float" office:value="0.589874" calcext:value-type="float">
            <text:p>0.589874</text:p>
          </table:table-cell>
          <table:table-cell office:value-type="float" office:value="0.646643" calcext:value-type="float">
            <text:p>0.646643</text:p>
          </table:table-cell>
          <table:table-cell table:formula="of:=[.A654]*[.A654]" office:value-type="float" office:value="0.347951335876" calcext:value-type="float">
            <text:p>0.347951335876</text:p>
          </table:table-cell>
          <table:table-cell table:formula="of:=([.A654]-[.B654])*([.A654]-[.B654])" office:value-type="float" office:value="0.003222719361" calcext:value-type="float">
            <text:p>0.003222719361</text:p>
          </table:table-cell>
          <table:table-cell table:number-columns-repeated="2"/>
        </table:table-row>
        <table:table-row table:style-name="ro1">
          <table:table-cell office:value-type="float" office:value="0.520962" calcext:value-type="float">
            <text:p>0.520962</text:p>
          </table:table-cell>
          <table:table-cell office:value-type="float" office:value="0.668362" calcext:value-type="float">
            <text:p>0.668362</text:p>
          </table:table-cell>
          <table:table-cell table:formula="of:=[.A655]*[.A655]" office:value-type="float" office:value="0.271401405444" calcext:value-type="float">
            <text:p>0.271401405444</text:p>
          </table:table-cell>
          <table:table-cell table:formula="of:=([.A655]-[.B655])*([.A655]-[.B655])" office:value-type="float" office:value="0.02172676" calcext:value-type="float">
            <text:p>0.02172676</text:p>
          </table:table-cell>
          <table:table-cell table:number-columns-repeated="2"/>
        </table:table-row>
        <table:table-row table:style-name="ro1">
          <table:table-cell office:value-type="float" office:value="0.940508" calcext:value-type="float">
            <text:p>0.940508</text:p>
          </table:table-cell>
          <table:table-cell office:value-type="float" office:value="0.652094" calcext:value-type="float">
            <text:p>0.652094</text:p>
          </table:table-cell>
          <table:table-cell table:formula="of:=[.A656]*[.A656]" office:value-type="float" office:value="0.884555298064" calcext:value-type="float">
            <text:p>0.884555298064</text:p>
          </table:table-cell>
          <table:table-cell table:formula="of:=([.A656]-[.B656])*([.A656]-[.B656])" office:value-type="float" office:value="0.083182635396" calcext:value-type="float">
            <text:p>0.083182635396</text:p>
          </table:table-cell>
          <table:table-cell table:number-columns-repeated="2"/>
        </table:table-row>
        <table:table-row table:style-name="ro1">
          <table:table-cell office:value-type="float" office:value="0.940509" calcext:value-type="float">
            <text:p>0.940509</text:p>
          </table:table-cell>
          <table:table-cell office:value-type="float" office:value="0.68209" calcext:value-type="float">
            <text:p>0.68209</text:p>
          </table:table-cell>
          <table:table-cell table:formula="of:=[.A657]*[.A657]" office:value-type="float" office:value="0.884557179081" calcext:value-type="float">
            <text:p>0.884557179081</text:p>
          </table:table-cell>
          <table:table-cell table:formula="of:=([.A657]-[.B657])*([.A657]-[.B657])" office:value-type="float" office:value="0.066780379561" calcext:value-type="float">
            <text:p>0.066780379561</text:p>
          </table:table-cell>
          <table:table-cell table:number-columns-repeated="2"/>
        </table:table-row>
        <table:table-row table:style-name="ro1">
          <table:table-cell office:value-type="float" office:value="0.940509" calcext:value-type="float">
            <text:p>0.940509</text:p>
          </table:table-cell>
          <table:table-cell office:value-type="float" office:value="0.705418" calcext:value-type="float">
            <text:p>0.705418</text:p>
          </table:table-cell>
          <table:table-cell table:formula="of:=[.A658]*[.A658]" office:value-type="float" office:value="0.884557179081" calcext:value-type="float">
            <text:p>0.884557179081</text:p>
          </table:table-cell>
          <table:table-cell table:formula="of:=([.A658]-[.B658])*([.A658]-[.B658])" office:value-type="float" office:value="0.055267778281" calcext:value-type="float">
            <text:p>0.055267778281</text:p>
          </table:table-cell>
          <table:table-cell table:number-columns-repeated="2"/>
        </table:table-row>
        <table:table-row table:style-name="ro1">
          <table:table-cell office:value-type="float" office:value="0.940508" calcext:value-type="float">
            <text:p>0.940508</text:p>
          </table:table-cell>
          <table:table-cell office:value-type="float" office:value="0.754451" calcext:value-type="float">
            <text:p>0.754451</text:p>
          </table:table-cell>
          <table:table-cell table:formula="of:=[.A659]*[.A659]" office:value-type="float" office:value="0.884555298064" calcext:value-type="float">
            <text:p>0.884555298064</text:p>
          </table:table-cell>
          <table:table-cell table:formula="of:=([.A659]-[.B659])*([.A659]-[.B659])" office:value-type="float" office:value="0.034617207249" calcext:value-type="float">
            <text:p>0.034617207249</text:p>
          </table:table-cell>
          <table:table-cell table:number-columns-repeated="2"/>
        </table:table-row>
        <table:table-row table:style-name="ro1">
          <table:table-cell office:value-type="float" office:value="0.940509" calcext:value-type="float">
            <text:p>0.940509</text:p>
          </table:table-cell>
          <table:table-cell office:value-type="float" office:value="0.904362" calcext:value-type="float">
            <text:p>0.904362</text:p>
          </table:table-cell>
          <table:table-cell table:formula="of:=[.A660]*[.A660]" office:value-type="float" office:value="0.884557179081" calcext:value-type="float">
            <text:p>0.884557179081</text:p>
          </table:table-cell>
          <table:table-cell table:formula="of:=([.A660]-[.B660])*([.A660]-[.B660])" office:value-type="float" office:value="0.001306605609" calcext:value-type="float">
            <text:p>0.001306605609</text:p>
          </table:table-cell>
          <table:table-cell table:number-columns-repeated="2"/>
        </table:table-row>
        <table:table-row table:style-name="ro1">
          <table:table-cell office:value-type="float" office:value="0.940509" calcext:value-type="float">
            <text:p>0.940509</text:p>
          </table:table-cell>
          <table:table-cell office:value-type="float" office:value="0.941858" calcext:value-type="float">
            <text:p>0.941858</text:p>
          </table:table-cell>
          <table:table-cell table:formula="of:=[.A661]*[.A661]" office:value-type="float" office:value="0.884557179081" calcext:value-type="float">
            <text:p>0.884557179081</text:p>
          </table:table-cell>
          <table:table-cell table:formula="of:=([.A661]-[.B661])*([.A661]-[.B661])" office:value-type="float" office:value="0.00000181980099999982" calcext:value-type="float">
            <text:p>1.81980099999982E-06</text:p>
          </table:table-cell>
          <table:table-cell table:number-columns-repeated="2"/>
        </table:table-row>
        <table:table-row table:style-name="ro1">
          <table:table-cell office:value-type="float" office:value="0.940508" calcext:value-type="float">
            <text:p>0.940508</text:p>
          </table:table-cell>
          <table:table-cell office:value-type="float" office:value="0.970183" calcext:value-type="float">
            <text:p>0.970183</text:p>
          </table:table-cell>
          <table:table-cell table:formula="of:=[.A662]*[.A662]" office:value-type="float" office:value="0.884555298064" calcext:value-type="float">
            <text:p>0.884555298064</text:p>
          </table:table-cell>
          <table:table-cell table:formula="of:=([.A662]-[.B662])*([.A662]-[.B662])" office:value-type="float" office:value="0.000880605625" calcext:value-type="float">
            <text:p>0.000880605625</text:p>
          </table:table-cell>
          <table:table-cell table:number-columns-repeated="2"/>
        </table:table-row>
        <table:table-row table:style-name="ro1">
          <table:table-cell office:value-type="float" office:value="0.999985" calcext:value-type="float">
            <text:p>0.999985</text:p>
          </table:table-cell>
          <table:table-cell office:value-type="float" office:value="0.998192" calcext:value-type="float">
            <text:p>0.998192</text:p>
          </table:table-cell>
          <table:table-cell table:formula="of:=[.A663]*[.A663]" office:value-type="float" office:value="0.999970000225" calcext:value-type="float">
            <text:p>0.999970000225</text:p>
          </table:table-cell>
          <table:table-cell table:formula="of:=([.A663]-[.B663])*([.A663]-[.B663])" office:value-type="float" office:value="0.00000321484900000016" calcext:value-type="float">
            <text:p>3.21484900000016E-06</text:p>
          </table:table-cell>
          <table:table-cell table:number-columns-repeated="2"/>
        </table:table-row>
        <table:table-row table:style-name="ro1">
          <table:table-cell office:value-type="float" office:value="0.999985" calcext:value-type="float">
            <text:p>0.999985</text:p>
          </table:table-cell>
          <table:table-cell office:value-type="float" office:value="0.999997" calcext:value-type="float">
            <text:p>0.999997</text:p>
          </table:table-cell>
          <table:table-cell table:formula="of:=[.A664]*[.A664]" office:value-type="float" office:value="0.999970000225" calcext:value-type="float">
            <text:p>0.999970000225</text:p>
          </table:table-cell>
          <table:table-cell table:formula="of:=([.A664]-[.B664])*([.A664]-[.B664])" office:value-type="float" office:value="0.000000000144" calcext:value-type="float">
            <text:p>1.44000000000288E-10</text:p>
          </table:table-cell>
          <table:table-cell table:number-columns-repeated="2"/>
        </table:table-row>
        <table:table-row table:style-name="ro1">
          <table:table-cell office:value-type="float" office:value="0.0000354648" calcext:value-type="float">
            <text:p>0.0000354648</text:p>
          </table:table-cell>
          <table:table-cell office:value-type="float" office:value="0.00000124086" calcext:value-type="float">
            <text:p>0.00000124086</text:p>
          </table:table-cell>
          <table:table-cell table:formula="of:=[.A665]*[.A665]" office:value-type="float" office:value="0.00000000125775203904" calcext:value-type="float">
            <text:p>1.25775203904E-09</text:p>
          </table:table-cell>
          <table:table-cell table:formula="of:=([.A665]-[.B665])*([.A665]-[.B665])" office:value-type="float" office:value="0.00000000117127806912" calcext:value-type="float">
            <text:p>1.1712780691236E-09</text:p>
          </table:table-cell>
          <table:table-cell table:number-columns-repeated="2"/>
        </table:table-row>
        <table:table-row table:style-name="ro1">
          <table:table-cell office:value-type="float" office:value="0.00000810623" calcext:value-type="float">
            <text:p>0.00000810623</text:p>
          </table:table-cell>
          <table:table-cell office:value-type="float" office:value="0.000380027" calcext:value-type="float">
            <text:p>0.000380027</text:p>
          </table:table-cell>
          <table:table-cell table:formula="of:=[.A666]*[.A666]" office:value-type="float" office:value="0.00000000006571096481" calcext:value-type="float">
            <text:p>6.57109648129E-11</text:p>
          </table:table-cell>
          <table:table-cell table:formula="of:=([.A666]-[.B666])*([.A666]-[.B666])" office:value-type="float" office:value="0.00000013832505915739" calcext:value-type="float">
            <text:p>1.38325059157393E-07</text:p>
          </table:table-cell>
          <table:table-cell table:number-columns-repeated="2"/>
        </table:table-row>
        <table:table-row table:style-name="ro1">
          <table:table-cell office:value-type="float" office:value="0.0000152588" calcext:value-type="float">
            <text:p>0.0000152588</text:p>
          </table:table-cell>
          <table:table-cell office:value-type="float" office:value="0.000822594" calcext:value-type="float">
            <text:p>0.000822594</text:p>
          </table:table-cell>
          <table:table-cell table:formula="of:=[.A667]*[.A667]" office:value-type="float" office:value="0.00000000023283097744" calcext:value-type="float">
            <text:p>2.3283097744E-10</text:p>
          </table:table-cell>
          <table:table-cell table:formula="of:=([.A667]-[.B667])*([.A667]-[.B667])" office:value-type="float" office:value="0.00000065179012515904" calcext:value-type="float">
            <text:p>6.5179012515904E-07</text:p>
          </table:table-cell>
          <table:table-cell table:number-columns-repeated="2"/>
        </table:table-row>
        <table:table-row table:style-name="ro1">
          <table:table-cell office:value-type="float" office:value="0.0000103116" calcext:value-type="float">
            <text:p>0.0000103116</text:p>
          </table:table-cell>
          <table:table-cell office:value-type="float" office:value="0.000766964" calcext:value-type="float">
            <text:p>0.000766964</text:p>
          </table:table-cell>
          <table:table-cell table:formula="of:=[.A668]*[.A668]" office:value-type="float" office:value="0.00000000010632909456" calcext:value-type="float">
            <text:p>1.0632909456E-10</text:p>
          </table:table-cell>
          <table:table-cell table:formula="of:=([.A668]-[.B668])*([.A668]-[.B668])" office:value-type="float" office:value="0.00000057252285442576" calcext:value-type="float">
            <text:p>5.7252285442576E-07</text:p>
          </table:table-cell>
          <table:table-cell table:number-columns-repeated="2"/>
        </table:table-row>
        <table:table-row table:style-name="ro1">
          <table:table-cell office:value-type="float" office:value="0.0000623465" calcext:value-type="float">
            <text:p>0.0000623465</text:p>
          </table:table-cell>
          <table:table-cell office:value-type="float" office:value="0.00110016" calcext:value-type="float">
            <text:p>0.00110016</text:p>
          </table:table-cell>
          <table:table-cell table:formula="of:=[.A669]*[.A669]" office:value-type="float" office:value="0.00000000388708606225" calcext:value-type="float">
            <text:p>3.88708606225E-09</text:p>
          </table:table-cell>
          <table:table-cell table:formula="of:=([.A669]-[.B669])*([.A669]-[.B669])" office:value-type="float" office:value="0.00000107705686078225" calcext:value-type="float">
            <text:p>1.07705686078225E-06</text:p>
          </table:table-cell>
          <table:table-cell table:number-columns-repeated="2"/>
        </table:table-row>
        <table:table-row table:style-name="ro1">
          <table:table-cell office:value-type="float" office:value="0.0000576973" calcext:value-type="float">
            <text:p>0.0000576973</text:p>
          </table:table-cell>
          <table:table-cell office:value-type="float" office:value="0.00173218" calcext:value-type="float">
            <text:p>0.00173218</text:p>
          </table:table-cell>
          <table:table-cell table:formula="of:=[.A670]*[.A670]" office:value-type="float" office:value="0.00000000332897842729" calcext:value-type="float">
            <text:p>3.32897842729E-09</text:p>
          </table:table-cell>
          <table:table-cell table:formula="of:=([.A670]-[.B670])*([.A670]-[.B670])" office:value-type="float" office:value="0.00000280389231259929" calcext:value-type="float">
            <text:p>2.80389231259929E-06</text:p>
          </table:table-cell>
          <table:table-cell table:number-columns-repeated="2"/>
        </table:table-row>
        <table:table-row table:style-name="ro1">
          <table:table-cell office:value-type="float" office:value="0.000000834465" calcext:value-type="float">
            <text:p>0.000000834465</text:p>
          </table:table-cell>
          <table:table-cell office:value-type="float" office:value="0.0075586" calcext:value-type="float">
            <text:p>0.0075586</text:p>
          </table:table-cell>
          <table:table-cell table:formula="of:=[.A671]*[.A671]" office:value-type="float" office:value="0.00000000000069633184" calcext:value-type="float">
            <text:p>6.96331836225E-13</text:p>
          </table:table-cell>
          <table:table-cell table:formula="of:=([.A671]-[.B671])*([.A671]-[.B671])" office:value-type="float" office:value="0.0000571198198820338" calcext:value-type="float">
            <text:p>5.71198198820338E-05</text:p>
          </table:table-cell>
          <table:table-cell table:number-columns-repeated="2"/>
        </table:table-row>
        <table:table-row table:style-name="ro1">
          <table:table-cell office:value-type="float" office:value="0.000000834465" calcext:value-type="float">
            <text:p>0.000000834465</text:p>
          </table:table-cell>
          <table:table-cell office:value-type="float" office:value="0.00931122" calcext:value-type="float">
            <text:p>0.00931122</text:p>
          </table:table-cell>
          <table:table-cell table:formula="of:=[.A672]*[.A672]" office:value-type="float" office:value="0.00000000000069633184" calcext:value-type="float">
            <text:p>6.96331836225E-13</text:p>
          </table:table-cell>
          <table:table-cell table:formula="of:=([.A672]-[.B672])*([.A672]-[.B672])" office:value-type="float" office:value="0.0000866832788103372" calcext:value-type="float">
            <text:p>8.66832788103372E-05</text:p>
          </table:table-cell>
          <table:table-cell table:number-columns-repeated="2"/>
        </table:table-row>
        <table:table-row table:style-name="ro1">
          <table:table-cell office:value-type="float" office:value="0.000171423" calcext:value-type="float">
            <text:p>0.000171423</text:p>
          </table:table-cell>
          <table:table-cell office:value-type="float" office:value="0.002457" calcext:value-type="float">
            <text:p>0.002457</text:p>
          </table:table-cell>
          <table:table-cell table:formula="of:=[.A673]*[.A673]" office:value-type="float" office:value="0.000000029385844929" calcext:value-type="float">
            <text:p>2.9385844929E-08</text:p>
          </table:table-cell>
          <table:table-cell table:formula="of:=([.A673]-[.B673])*([.A673]-[.B673])" office:value-type="float" office:value="0.000005223862222929" calcext:value-type="float">
            <text:p>5.223862222929E-06</text:p>
          </table:table-cell>
          <table:table-cell table:number-columns-repeated="2"/>
        </table:table-row>
        <table:table-row table:style-name="ro1">
          <table:table-cell office:value-type="float" office:value="0.000125706" calcext:value-type="float">
            <text:p>0.000125706</text:p>
          </table:table-cell>
          <table:table-cell office:value-type="float" office:value="0.00854046" calcext:value-type="float">
            <text:p>0.00854046</text:p>
          </table:table-cell>
          <table:table-cell table:formula="of:=[.A674]*[.A674]" office:value-type="float" office:value="0.000000015801998436" calcext:value-type="float">
            <text:p>1.5801998436E-08</text:p>
          </table:table-cell>
          <table:table-cell table:formula="of:=([.A674]-[.B674])*([.A674]-[.B674])" office:value-type="float" office:value="0.000070808084880516" calcext:value-type="float">
            <text:p>7.0808084880516E-05</text:p>
          </table:table-cell>
          <table:table-cell table:number-columns-repeated="2"/>
        </table:table-row>
        <table:table-row table:style-name="ro1">
          <table:table-cell office:value-type="float" office:value="0.0000207424" calcext:value-type="float">
            <text:p>0.0000207424</text:p>
          </table:table-cell>
          <table:table-cell office:value-type="float" office:value="0.00865055" calcext:value-type="float">
            <text:p>0.00865055</text:p>
          </table:table-cell>
          <table:table-cell table:formula="of:=[.A675]*[.A675]" office:value-type="float" office:value="0.00000000043024715776" calcext:value-type="float">
            <text:p>4.3024715776E-10</text:p>
          </table:table-cell>
          <table:table-cell table:formula="of:=([.A675]-[.B675])*([.A675]-[.B675])" office:value-type="float" office:value="0.0000744735792130177" calcext:value-type="float">
            <text:p>7.44735792130177E-05</text:p>
          </table:table-cell>
          <table:table-cell table:number-columns-repeated="2"/>
        </table:table-row>
        <table:table-row table:style-name="ro1">
          <table:table-cell office:value-type="float" office:value="0.00000780821" calcext:value-type="float">
            <text:p>0.00000780821</text:p>
          </table:table-cell>
          <table:table-cell office:value-type="float" office:value="0.00483762" calcext:value-type="float">
            <text:p>0.00483762</text:p>
          </table:table-cell>
          <table:table-cell table:formula="of:=[.A676]*[.A676]" office:value-type="float" office:value="0.0000000000609681434" calcext:value-type="float">
            <text:p>6.09681434041E-11</text:p>
          </table:table-cell>
          <table:table-cell table:formula="of:=([.A676]-[.B676])*([.A676]-[.B676])" office:value-type="float" office:value="0.000023327081926823" calcext:value-type="float">
            <text:p>2.3327081926823E-05</text:p>
          </table:table-cell>
          <table:table-cell table:number-columns-repeated="2"/>
        </table:table-row>
        <table:table-row table:style-name="ro1">
          <table:table-cell office:value-type="float" office:value="0.0000280738" calcext:value-type="float">
            <text:p>0.0000280738</text:p>
          </table:table-cell>
          <table:table-cell office:value-type="float" office:value="0.00154442" calcext:value-type="float">
            <text:p>0.00154442</text:p>
          </table:table-cell>
          <table:table-cell table:formula="of:=[.A677]*[.A677]" office:value-type="float" office:value="0.00000000078813824644" calcext:value-type="float">
            <text:p>7.8813824644E-10</text:p>
          </table:table-cell>
          <table:table-cell table:formula="of:=([.A677]-[.B677])*([.A677]-[.B677])" office:value-type="float" office:value="0.00000229930579825444" calcext:value-type="float">
            <text:p>2.29930579825444E-06</text:p>
          </table:table-cell>
          <table:table-cell table:number-columns-repeated="2"/>
        </table:table-row>
        <table:table-row table:style-name="ro1">
          <table:table-cell office:value-type="float" office:value="0.000433981" calcext:value-type="float">
            <text:p>0.000433981</text:p>
          </table:table-cell>
          <table:table-cell office:value-type="float" office:value="0.034014" calcext:value-type="float">
            <text:p>0.034014</text:p>
          </table:table-cell>
          <table:table-cell table:formula="of:=[.A678]*[.A678]" office:value-type="float" office:value="0.000000188339508361" calcext:value-type="float">
            <text:p>1.88339508361E-07</text:p>
          </table:table-cell>
          <table:table-cell table:formula="of:=([.A678]-[.B678])*([.A678]-[.B678])" office:value-type="float" office:value="0.00112761767604036" calcext:value-type="float">
            <text:p>0.00112761767604036</text:p>
          </table:table-cell>
          <table:table-cell table:number-columns-repeated="2"/>
        </table:table-row>
        <table:table-row table:style-name="ro1">
          <table:table-cell office:value-type="float" office:value="0.000433981" calcext:value-type="float">
            <text:p>0.000433981</text:p>
          </table:table-cell>
          <table:table-cell office:value-type="float" office:value="0.206648" calcext:value-type="float">
            <text:p>0.206648</text:p>
          </table:table-cell>
          <table:table-cell table:formula="of:=[.A679]*[.A679]" office:value-type="float" office:value="0.000000188339508361" calcext:value-type="float">
            <text:p>1.88339508361E-07</text:p>
          </table:table-cell>
          <table:table-cell table:formula="of:=([.A679]-[.B679])*([.A679]-[.B679])" office:value-type="float" office:value="0.0425242216321324" calcext:value-type="float">
            <text:p>0.0425242216321324</text:p>
          </table:table-cell>
          <table:table-cell table:number-columns-repeated="2"/>
        </table:table-row>
        <table:table-row table:style-name="ro1">
          <table:table-cell office:value-type="float" office:value="0.000377655" calcext:value-type="float">
            <text:p>0.000377655</text:p>
          </table:table-cell>
          <table:table-cell office:value-type="float" office:value="0.0375938" calcext:value-type="float">
            <text:p>0.0375938</text:p>
          </table:table-cell>
          <table:table-cell table:formula="of:=[.A680]*[.A680]" office:value-type="float" office:value="0.000000142623299025" calcext:value-type="float">
            <text:p>1.42623299025E-07</text:p>
          </table:table-cell>
          <table:table-cell table:formula="of:=([.A680]-[.B680])*([.A680]-[.B680])" office:value-type="float" office:value="0.00138504144866102" calcext:value-type="float">
            <text:p>0.00138504144866102</text:p>
          </table:table-cell>
          <table:table-cell table:number-columns-repeated="2"/>
        </table:table-row>
        <table:table-row table:style-name="ro1">
          <table:table-cell office:value-type="float" office:value="0.000123143" calcext:value-type="float">
            <text:p>0.000123143</text:p>
          </table:table-cell>
          <table:table-cell office:value-type="float" office:value="0.0282707" calcext:value-type="float">
            <text:p>0.0282707</text:p>
          </table:table-cell>
          <table:table-cell table:formula="of:=[.A681]*[.A681]" office:value-type="float" office:value="0.000000015164198449" calcext:value-type="float">
            <text:p>1.5164198449E-08</text:p>
          </table:table-cell>
          <table:table-cell table:formula="of:=([.A681]-[.B681])*([.A681]-[.B681])" office:value-type="float" office:value="0.000792284965068249" calcext:value-type="float">
            <text:p>0.000792284965068249</text:p>
          </table:table-cell>
          <table:table-cell table:number-columns-repeated="2"/>
        </table:table-row>
        <table:table-row table:style-name="ro1">
          <table:table-cell office:value-type="float" office:value="0.000338554" calcext:value-type="float">
            <text:p>0.000338554</text:p>
          </table:table-cell>
          <table:table-cell office:value-type="float" office:value="0.0217265" calcext:value-type="float">
            <text:p>0.0217265</text:p>
          </table:table-cell>
          <table:table-cell table:formula="of:=[.A682]*[.A682]" office:value-type="float" office:value="0.000000114618810916" calcext:value-type="float">
            <text:p>1.14618810916E-07</text:p>
          </table:table-cell>
          <table:table-cell table:formula="of:=([.A682]-[.B682])*([.A682]-[.B682])" office:value-type="float" office:value="0.000457444234098916" calcext:value-type="float">
            <text:p>0.000457444234098916</text:p>
          </table:table-cell>
          <table:table-cell table:number-columns-repeated="2"/>
        </table:table-row>
        <table:table-row table:style-name="ro1">
          <table:table-cell office:value-type="float" office:value="0.00337273" calcext:value-type="float">
            <text:p>0.00337273</text:p>
          </table:table-cell>
          <table:table-cell office:value-type="float" office:value="0.0679482" calcext:value-type="float">
            <text:p>0.0679482</text:p>
          </table:table-cell>
          <table:table-cell table:formula="of:=[.A683]*[.A683]" office:value-type="float" office:value="0.0000113753076529" calcext:value-type="float">
            <text:p>0.0000113753076529</text:p>
          </table:table-cell>
          <table:table-cell table:formula="of:=([.A683]-[.B683])*([.A683]-[.B683])" office:value-type="float" office:value="0.0041699913257209" calcext:value-type="float">
            <text:p>0.0041699913257209</text:p>
          </table:table-cell>
          <table:table-cell table:number-columns-repeated="2"/>
        </table:table-row>
        <table:table-row table:style-name="ro1">
          <table:table-cell office:value-type="float" office:value="0.00326711" calcext:value-type="float">
            <text:p>0.00326711</text:p>
          </table:table-cell>
          <table:table-cell office:value-type="float" office:value="0.198238" calcext:value-type="float">
            <text:p>0.198238</text:p>
          </table:table-cell>
          <table:table-cell table:formula="of:=[.A684]*[.A684]" office:value-type="float" office:value="0.0000106740077521" calcext:value-type="float">
            <text:p>0.0000106740077521</text:p>
          </table:table-cell>
          <table:table-cell table:formula="of:=([.A684]-[.B684])*([.A684]-[.B684])" office:value-type="float" office:value="0.0380136479473921" calcext:value-type="float">
            <text:p>0.0380136479473921</text:p>
          </table:table-cell>
          <table:table-cell table:number-columns-repeated="2"/>
        </table:table-row>
        <table:table-row table:style-name="ro1">
          <table:table-cell office:value-type="float" office:value="0.00326711" calcext:value-type="float">
            <text:p>0.00326711</text:p>
          </table:table-cell>
          <table:table-cell office:value-type="float" office:value="0.0679439" calcext:value-type="float">
            <text:p>0.0679439</text:p>
          </table:table-cell>
          <table:table-cell table:formula="of:=[.A685]*[.A685]" office:value-type="float" office:value="0.0000106740077521" calcext:value-type="float">
            <text:p>0.0000106740077521</text:p>
          </table:table-cell>
          <table:table-cell table:formula="of:=([.A685]-[.B685])*([.A685]-[.B685])" office:value-type="float" office:value="0.0041830871647041" calcext:value-type="float">
            <text:p>0.0041830871647041</text:p>
          </table:table-cell>
          <table:table-cell table:number-columns-repeated="2"/>
        </table:table-row>
        <table:table-row table:style-name="ro1">
          <table:table-cell office:value-type="float" office:value="0.011906" calcext:value-type="float">
            <text:p>0.011906</text:p>
          </table:table-cell>
          <table:table-cell office:value-type="float" office:value="0.244553" calcext:value-type="float">
            <text:p>0.244553</text:p>
          </table:table-cell>
          <table:table-cell table:formula="of:=[.A686]*[.A686]" office:value-type="float" office:value="0.000141752836" calcext:value-type="float">
            <text:p>0.000141752836</text:p>
          </table:table-cell>
          <table:table-cell table:formula="of:=([.A686]-[.B686])*([.A686]-[.B686])" office:value-type="float" office:value="0.054124626609" calcext:value-type="float">
            <text:p>0.054124626609</text:p>
          </table:table-cell>
          <table:table-cell table:number-columns-repeated="2"/>
        </table:table-row>
        <table:table-row table:style-name="ro1">
          <table:table-cell office:value-type="float" office:value="0.0458286" calcext:value-type="float">
            <text:p>0.0458286</text:p>
          </table:table-cell>
          <table:table-cell office:value-type="float" office:value="0.481533" calcext:value-type="float">
            <text:p>0.481533</text:p>
          </table:table-cell>
          <table:table-cell table:formula="of:=[.A687]*[.A687]" office:value-type="float" office:value="0.00210026057796" calcext:value-type="float">
            <text:p>0.00210026057796</text:p>
          </table:table-cell>
          <table:table-cell table:formula="of:=([.A687]-[.B687])*([.A687]-[.B687])" office:value-type="float" office:value="0.18983832417936" calcext:value-type="float">
            <text:p>0.18983832417936</text:p>
          </table:table-cell>
          <table:table-cell table:number-columns-repeated="2"/>
        </table:table-row>
        <table:table-row table:style-name="ro1">
          <table:table-cell office:value-type="float" office:value="0.0640373" calcext:value-type="float">
            <text:p>0.0640373</text:p>
          </table:table-cell>
          <table:table-cell office:value-type="float" office:value="0.496801" calcext:value-type="float">
            <text:p>0.496801</text:p>
          </table:table-cell>
          <table:table-cell table:formula="of:=[.A688]*[.A688]" office:value-type="float" office:value="0.00410077579129" calcext:value-type="float">
            <text:p>0.00410077579129</text:p>
          </table:table-cell>
          <table:table-cell table:formula="of:=([.A688]-[.B688])*([.A688]-[.B688])" office:value-type="float" office:value="0.18728442003769" calcext:value-type="float">
            <text:p>0.18728442003769</text:p>
          </table:table-cell>
          <table:table-cell table:number-columns-repeated="2"/>
        </table:table-row>
        <table:table-row table:style-name="ro1">
          <table:table-cell office:value-type="float" office:value="0.0640372" calcext:value-type="float">
            <text:p>0.0640372</text:p>
          </table:table-cell>
          <table:table-cell office:value-type="float" office:value="0.515264" calcext:value-type="float">
            <text:p>0.515264</text:p>
          </table:table-cell>
          <table:table-cell table:formula="of:=[.A689]*[.A689]" office:value-type="float" office:value="0.00410076298384" calcext:value-type="float">
            <text:p>0.00410076298384</text:p>
          </table:table-cell>
          <table:table-cell table:formula="of:=([.A689]-[.B689])*([.A689]-[.B689])" office:value-type="float" office:value="0.20360562503824" calcext:value-type="float">
            <text:p>0.20360562503824</text:p>
          </table:table-cell>
          <table:table-cell table:number-columns-repeated="2"/>
        </table:table-row>
        <table:table-row table:style-name="ro1">
          <table:table-cell office:value-type="float" office:value="0.079753" calcext:value-type="float">
            <text:p>0.079753</text:p>
          </table:table-cell>
          <table:table-cell office:value-type="float" office:value="0.589263" calcext:value-type="float">
            <text:p>0.589263</text:p>
          </table:table-cell>
          <table:table-cell table:formula="of:=[.A690]*[.A690]" office:value-type="float" office:value="0.006360541009" calcext:value-type="float">
            <text:p>0.006360541009</text:p>
          </table:table-cell>
          <table:table-cell table:formula="of:=([.A690]-[.B690])*([.A690]-[.B690])" office:value-type="float" office:value="0.2596004401" calcext:value-type="float">
            <text:p>0.2596004401</text:p>
          </table:table-cell>
          <table:table-cell table:number-columns-repeated="2"/>
        </table:table-row>
        <table:table-row table:style-name="ro1">
          <table:table-cell office:value-type="float" office:value="0.079753" calcext:value-type="float">
            <text:p>0.079753</text:p>
          </table:table-cell>
          <table:table-cell office:value-type="float" office:value="0.611793" calcext:value-type="float">
            <text:p>0.611793</text:p>
          </table:table-cell>
          <table:table-cell table:formula="of:=[.A691]*[.A691]" office:value-type="float" office:value="0.006360541009" calcext:value-type="float">
            <text:p>0.006360541009</text:p>
          </table:table-cell>
          <table:table-cell table:formula="of:=([.A691]-[.B691])*([.A691]-[.B691])" office:value-type="float" office:value="0.2830665616" calcext:value-type="float">
            <text:p>0.2830665616</text:p>
          </table:table-cell>
          <table:table-cell table:number-columns-repeated="2"/>
        </table:table-row>
        <table:table-row table:style-name="ro1">
          <table:table-cell office:value-type="float" office:value="0.152965" calcext:value-type="float">
            <text:p>0.152965</text:p>
          </table:table-cell>
          <table:table-cell office:value-type="float" office:value="0.476339" calcext:value-type="float">
            <text:p>0.476339</text:p>
          </table:table-cell>
          <table:table-cell table:formula="of:=[.A692]*[.A692]" office:value-type="float" office:value="0.023398291225" calcext:value-type="float">
            <text:p>0.023398291225</text:p>
          </table:table-cell>
          <table:table-cell table:formula="of:=([.A692]-[.B692])*([.A692]-[.B692])" office:value-type="float" office:value="0.104570743876" calcext:value-type="float">
            <text:p>0.104570743876</text:p>
          </table:table-cell>
          <table:table-cell table:number-columns-repeated="2"/>
        </table:table-row>
        <table:table-row table:style-name="ro1">
          <table:table-cell office:value-type="float" office:value="0.221062" calcext:value-type="float">
            <text:p>0.221062</text:p>
          </table:table-cell>
          <table:table-cell office:value-type="float" office:value="0.533357" calcext:value-type="float">
            <text:p>0.533357</text:p>
          </table:table-cell>
          <table:table-cell table:formula="of:=[.A693]*[.A693]" office:value-type="float" office:value="0.048868407844" calcext:value-type="float">
            <text:p>0.048868407844</text:p>
          </table:table-cell>
          <table:table-cell table:formula="of:=([.A693]-[.B693])*([.A693]-[.B693])" office:value-type="float" office:value="0.097528167025" calcext:value-type="float">
            <text:p>0.097528167025</text:p>
          </table:table-cell>
          <table:table-cell table:number-columns-repeated="2"/>
        </table:table-row>
        <table:table-row table:style-name="ro1">
          <table:table-cell office:value-type="float" office:value="0.535821" calcext:value-type="float">
            <text:p>0.535821</text:p>
          </table:table-cell>
          <table:table-cell office:value-type="float" office:value="0.586171" calcext:value-type="float">
            <text:p>0.586171</text:p>
          </table:table-cell>
          <table:table-cell table:formula="of:=[.A694]*[.A694]" office:value-type="float" office:value="0.287104144041" calcext:value-type="float">
            <text:p>0.287104144041</text:p>
          </table:table-cell>
          <table:table-cell table:formula="of:=([.A694]-[.B694])*([.A694]-[.B694])" office:value-type="float" office:value="0.0025351225" calcext:value-type="float">
            <text:p>0.0025351225</text:p>
          </table:table-cell>
          <table:table-cell table:number-columns-repeated="2"/>
        </table:table-row>
        <table:table-row table:style-name="ro1">
          <table:table-cell office:value-type="float" office:value="0.535821" calcext:value-type="float">
            <text:p>0.535821</text:p>
          </table:table-cell>
          <table:table-cell office:value-type="float" office:value="0.612021" calcext:value-type="float">
            <text:p>0.612021</text:p>
          </table:table-cell>
          <table:table-cell table:formula="of:=[.A695]*[.A695]" office:value-type="float" office:value="0.287104144041" calcext:value-type="float">
            <text:p>0.287104144041</text:p>
          </table:table-cell>
          <table:table-cell table:formula="of:=([.A695]-[.B695])*([.A695]-[.B695])" office:value-type="float" office:value="0.00580644000000001" calcext:value-type="float">
            <text:p>0.00580644000000001</text:p>
          </table:table-cell>
          <table:table-cell table:number-columns-repeated="2"/>
        </table:table-row>
        <table:table-row table:style-name="ro1">
          <table:table-cell office:value-type="float" office:value="0.708888" calcext:value-type="float">
            <text:p>0.708888</text:p>
          </table:table-cell>
          <table:table-cell office:value-type="float" office:value="0.756385" calcext:value-type="float">
            <text:p>0.756385</text:p>
          </table:table-cell>
          <table:table-cell table:formula="of:=[.A696]*[.A696]" office:value-type="float" office:value="0.502522196544" calcext:value-type="float">
            <text:p>0.502522196544</text:p>
          </table:table-cell>
          <table:table-cell table:formula="of:=([.A696]-[.B696])*([.A696]-[.B696])" office:value-type="float" office:value="0.002255965009" calcext:value-type="float">
            <text:p>0.002255965009</text:p>
          </table:table-cell>
          <table:table-cell table:number-columns-repeated="2"/>
        </table:table-row>
        <table:table-row table:style-name="ro1">
          <table:table-cell office:value-type="float" office:value="0.708887" calcext:value-type="float">
            <text:p>0.708887</text:p>
          </table:table-cell>
          <table:table-cell office:value-type="float" office:value="0.792397" calcext:value-type="float">
            <text:p>0.792397</text:p>
          </table:table-cell>
          <table:table-cell table:formula="of:=[.A697]*[.A697]" office:value-type="float" office:value="0.502520778769" calcext:value-type="float">
            <text:p>0.502520778769</text:p>
          </table:table-cell>
          <table:table-cell table:formula="of:=([.A697]-[.B697])*([.A697]-[.B697])" office:value-type="float" office:value="0.0069739201" calcext:value-type="float">
            <text:p>0.0069739201</text:p>
          </table:table-cell>
          <table:table-cell table:number-columns-repeated="2"/>
        </table:table-row>
        <table:table-row table:style-name="ro1">
          <table:table-cell office:value-type="float" office:value="0.867746" calcext:value-type="float">
            <text:p>0.867746</text:p>
          </table:table-cell>
          <table:table-cell office:value-type="float" office:value="0.830663" calcext:value-type="float">
            <text:p>0.830663</text:p>
          </table:table-cell>
          <table:table-cell table:formula="of:=[.A698]*[.A698]" office:value-type="float" office:value="0.752983120516" calcext:value-type="float">
            <text:p>0.752983120516</text:p>
          </table:table-cell>
          <table:table-cell table:formula="of:=([.A698]-[.B698])*([.A698]-[.B698])" office:value-type="float" office:value="0.001375148889" calcext:value-type="float">
            <text:p>0.001375148889</text:p>
          </table:table-cell>
          <table:table-cell table:number-columns-repeated="2"/>
        </table:table-row>
        <table:table-row table:style-name="ro1">
          <table:table-cell office:value-type="float" office:value="0.867746" calcext:value-type="float">
            <text:p>0.867746</text:p>
          </table:table-cell>
          <table:table-cell office:value-type="float" office:value="0.902395" calcext:value-type="float">
            <text:p>0.902395</text:p>
          </table:table-cell>
          <table:table-cell table:formula="of:=[.A699]*[.A699]" office:value-type="float" office:value="0.752983120516" calcext:value-type="float">
            <text:p>0.752983120516</text:p>
          </table:table-cell>
          <table:table-cell table:formula="of:=([.A699]-[.B699])*([.A699]-[.B699])" office:value-type="float" office:value="0.001200553201" calcext:value-type="float">
            <text:p>0.001200553201</text:p>
          </table:table-cell>
          <table:table-cell table:number-columns-repeated="2"/>
        </table:table-row>
        <table:table-row table:style-name="ro1">
          <table:table-cell office:value-type="float" office:value="0.867745" calcext:value-type="float">
            <text:p>0.867745</text:p>
          </table:table-cell>
          <table:table-cell office:value-type="float" office:value="0.93981" calcext:value-type="float">
            <text:p>0.93981</text:p>
          </table:table-cell>
          <table:table-cell table:formula="of:=[.A700]*[.A700]" office:value-type="float" office:value="0.752981385025" calcext:value-type="float">
            <text:p>0.752981385025</text:p>
          </table:table-cell>
          <table:table-cell table:formula="of:=([.A700]-[.B700])*([.A700]-[.B700])" office:value-type="float" office:value="0.00519336422500001" calcext:value-type="float">
            <text:p>0.00519336422500001</text:p>
          </table:table-cell>
          <table:table-cell table:number-columns-repeated="2"/>
        </table:table-row>
        <table:table-row table:style-name="ro1">
          <table:table-cell office:value-type="float" office:value="0.967303" calcext:value-type="float">
            <text:p>0.967303</text:p>
          </table:table-cell>
          <table:table-cell office:value-type="float" office:value="0.970321" calcext:value-type="float">
            <text:p>0.970321</text:p>
          </table:table-cell>
          <table:table-cell table:formula="of:=[.A701]*[.A701]" office:value-type="float" office:value="0.935675093809" calcext:value-type="float">
            <text:p>0.935675093809</text:p>
          </table:table-cell>
          <table:table-cell table:formula="of:=([.A701]-[.B701])*([.A701]-[.B701])" office:value-type="float" office:value="0.00000910832399999979" calcext:value-type="float">
            <text:p>9.10832399999979E-06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96733" calcext:value-type="float">
            <text:p>0.996733</text:p>
          </table:table-cell>
          <table:table-cell table:formula="of:=[.A702]*[.A702]" office:value-type="float" office:value="0.9999800001" calcext:value-type="float">
            <text:p>0.9999800001</text:p>
          </table:table-cell>
          <table:table-cell table:formula="of:=([.A702]-[.B702])*([.A702]-[.B702])" office:value-type="float" office:value="0.0000106080490000004" calcext:value-type="float">
            <text:p>1.06080490000004E-05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98535" calcext:value-type="float">
            <text:p>0.998535</text:p>
          </table:table-cell>
          <table:table-cell table:formula="of:=[.A703]*[.A703]" office:value-type="float" office:value="0.9999800001" calcext:value-type="float">
            <text:p>0.9999800001</text:p>
          </table:table-cell>
          <table:table-cell table:formula="of:=([.A703]-[.B703])*([.A703]-[.B703])" office:value-type="float" office:value="0.00000211702500000028" calcext:value-type="float">
            <text:p>2.11702500000028E-06</text:p>
          </table:table-cell>
          <table:table-cell table:number-columns-repeated="2"/>
        </table:table-row>
        <table:table-row table:style-name="ro1">
          <table:table-cell office:value-type="float" office:value="0.00000751019" calcext:value-type="float">
            <text:p>0.00000751019</text:p>
          </table:table-cell>
          <table:table-cell office:value-type="float" office:value="0.00000000253927" calcext:value-type="float">
            <text:p>0.00000000253927</text:p>
          </table:table-cell>
          <table:table-cell table:formula="of:=[.A704]*[.A704]" office:value-type="float" office:value="0.00000000005640295384" calcext:value-type="float">
            <text:p>5.64029538361E-11</text:p>
          </table:table-cell>
          <table:table-cell table:formula="of:=([.A704]-[.B704])*([.A704]-[.B704])" office:value-type="float" office:value="0.00000000005636481948" calcext:value-type="float">
            <text:p>5.63648194836695E-11</text:p>
          </table:table-cell>
          <table:table-cell table:number-columns-repeated="2"/>
        </table:table-row>
        <table:table-row table:style-name="ro1">
          <table:table-cell office:value-type="float" office:value="0.00000309944" calcext:value-type="float">
            <text:p>0.00000309944</text:p>
          </table:table-cell>
          <table:table-cell office:value-type="float" office:value="0.00000244643" calcext:value-type="float">
            <text:p>0.00000244643</text:p>
          </table:table-cell>
          <table:table-cell table:formula="of:=[.A705]*[.A705]" office:value-type="float" office:value="0.00000000000960652831" calcext:value-type="float">
            <text:p>9.6065283136E-12</text:p>
          </table:table-cell>
          <table:table-cell table:formula="of:=([.A705]-[.B705])*([.A705]-[.B705])" office:value-type="float" office:value="0.00000000000042642206" calcext:value-type="float">
            <text:p>4.264220601E-13</text:p>
          </table:table-cell>
          <table:table-cell table:number-columns-repeated="2"/>
        </table:table-row>
        <table:table-row table:style-name="ro1">
          <table:table-cell office:value-type="float" office:value="0.00012517" calcext:value-type="float">
            <text:p>0.00012517</text:p>
          </table:table-cell>
          <table:table-cell office:value-type="float" office:value="0.00992552" calcext:value-type="float">
            <text:p>0.00992552</text:p>
          </table:table-cell>
          <table:table-cell table:formula="of:=[.A706]*[.A706]" office:value-type="float" office:value="0.0000000156675289" calcext:value-type="float">
            <text:p>0.0000000156675289</text:p>
          </table:table-cell>
          <table:table-cell table:formula="of:=([.A706]-[.B706])*([.A706]-[.B706])" office:value-type="float" office:value="0.0000960468601225" calcext:value-type="float">
            <text:p>0.0000960468601225</text:p>
          </table:table-cell>
          <table:table-cell table:number-columns-repeated="2"/>
        </table:table-row>
        <table:table-row table:style-name="ro1">
          <table:table-cell office:value-type="float" office:value="0.0000149012" calcext:value-type="float">
            <text:p>0.0000149012</text:p>
          </table:table-cell>
          <table:table-cell office:value-type="float" office:value="0.0068509" calcext:value-type="float">
            <text:p>0.0068509</text:p>
          </table:table-cell>
          <table:table-cell table:formula="of:=[.A707]*[.A707]" office:value-type="float" office:value="0.00000000022204576144" calcext:value-type="float">
            <text:p>2.2204576144E-10</text:p>
          </table:table-cell>
          <table:table-cell table:formula="of:=([.A707]-[.B707])*([.A707]-[.B707])" office:value-type="float" office:value="0.0000467308795936014" calcext:value-type="float">
            <text:p>4.67308795936014E-05</text:p>
          </table:table-cell>
          <table:table-cell table:number-columns-repeated="2"/>
        </table:table-row>
        <table:table-row table:style-name="ro1">
          <table:table-cell office:value-type="float" office:value="0.0000659823" calcext:value-type="float">
            <text:p>0.0000659823</text:p>
          </table:table-cell>
          <table:table-cell office:value-type="float" office:value="0.002359" calcext:value-type="float">
            <text:p>0.002359</text:p>
          </table:table-cell>
          <table:table-cell table:formula="of:=[.A708]*[.A708]" office:value-type="float" office:value="0.00000000435366391329" calcext:value-type="float">
            <text:p>4.35366391329E-09</text:p>
          </table:table-cell>
          <table:table-cell table:formula="of:=([.A708]-[.B708])*([.A708]-[.B708])" office:value-type="float" office:value="0.00000525793017251329" calcext:value-type="float">
            <text:p>5.25793017251329E-06</text:p>
          </table:table-cell>
          <table:table-cell table:number-columns-repeated="2"/>
        </table:table-row>
        <table:table-row table:style-name="ro1">
          <table:table-cell office:value-type="float" office:value="0.0000268817" calcext:value-type="float">
            <text:p>0.0000268817</text:p>
          </table:table-cell>
          <table:table-cell office:value-type="float" office:value="0.00206902" calcext:value-type="float">
            <text:p>0.00206902</text:p>
          </table:table-cell>
          <table:table-cell table:formula="of:=[.A709]*[.A709]" office:value-type="float" office:value="0.00000000072262579489" calcext:value-type="float">
            <text:p>7.2262579489E-10</text:p>
          </table:table-cell>
          <table:table-cell table:formula="of:=([.A709]-[.B709])*([.A709]-[.B709])" office:value-type="float" office:value="0.00000417032883632689" calcext:value-type="float">
            <text:p>4.17032883632689E-06</text:p>
          </table:table-cell>
          <table:table-cell table:number-columns-repeated="2"/>
        </table:table-row>
        <table:table-row table:style-name="ro1">
          <table:table-cell office:value-type="float" office:value="0.0000245571" calcext:value-type="float">
            <text:p>0.0000245571</text:p>
          </table:table-cell>
          <table:table-cell office:value-type="float" office:value="0.0311239" calcext:value-type="float">
            <text:p>0.0311239</text:p>
          </table:table-cell>
          <table:table-cell table:formula="of:=[.A710]*[.A710]" office:value-type="float" office:value="0.00000000060305116041" calcext:value-type="float">
            <text:p>6.0305116041E-10</text:p>
          </table:table-cell>
          <table:table-cell table:formula="of:=([.A710]-[.B710])*([.A710]-[.B710])" office:value-type="float" office:value="0.00096716912881178" calcext:value-type="float">
            <text:p>0.00096716912881178</text:p>
          </table:table-cell>
          <table:table-cell table:number-columns-repeated="2"/>
        </table:table-row>
        <table:table-row table:style-name="ro1">
          <table:table-cell office:value-type="float" office:value="0.0000245571" calcext:value-type="float">
            <text:p>0.0000245571</text:p>
          </table:table-cell>
          <table:table-cell office:value-type="float" office:value="0.00419633" calcext:value-type="float">
            <text:p>0.00419633</text:p>
          </table:table-cell>
          <table:table-cell table:formula="of:=[.A711]*[.A711]" office:value-type="float" office:value="0.00000000060305116041" calcext:value-type="float">
            <text:p>6.0305116041E-10</text:p>
          </table:table-cell>
          <table:table-cell table:formula="of:=([.A711]-[.B711])*([.A711]-[.B711])" office:value-type="float" office:value="0.0000174036891291744" calcext:value-type="float">
            <text:p>1.74036891291744E-05</text:p>
          </table:table-cell>
          <table:table-cell table:number-columns-repeated="2"/>
        </table:table-row>
        <table:table-row table:style-name="ro1">
          <table:table-cell office:value-type="float" office:value="0.0000337362" calcext:value-type="float">
            <text:p>0.0000337362</text:p>
          </table:table-cell>
          <table:table-cell office:value-type="float" office:value="0.000189681" calcext:value-type="float">
            <text:p>0.000189681</text:p>
          </table:table-cell>
          <table:table-cell table:formula="of:=[.A712]*[.A712]" office:value-type="float" office:value="0.00000000113813119044" calcext:value-type="float">
            <text:p>1.13813119044E-09</text:p>
          </table:table-cell>
          <table:table-cell table:formula="of:=([.A712]-[.B712])*([.A712]-[.B712])" office:value-type="float" office:value="0.00000002431878064704" calcext:value-type="float">
            <text:p>2.431878064704E-08</text:p>
          </table:table-cell>
          <table:table-cell table:number-columns-repeated="2"/>
        </table:table-row>
        <table:table-row table:style-name="ro1">
          <table:table-cell office:value-type="float" office:value="0.0000352859" calcext:value-type="float">
            <text:p>0.0000352859</text:p>
          </table:table-cell>
          <table:table-cell office:value-type="float" office:value="0.00311128" calcext:value-type="float">
            <text:p>0.00311128</text:p>
          </table:table-cell>
          <table:table-cell table:formula="of:=[.A713]*[.A713]" office:value-type="float" office:value="0.00000000124509473881" calcext:value-type="float">
            <text:p>1.24509473881E-09</text:p>
          </table:table-cell>
          <table:table-cell table:formula="of:=([.A713]-[.B713])*([.A713]-[.B713])" office:value-type="float" office:value="0.00000946173970323481" calcext:value-type="float">
            <text:p>9.46173970323481E-06</text:p>
          </table:table-cell>
          <table:table-cell table:number-columns-repeated="2"/>
        </table:table-row>
        <table:table-row table:style-name="ro1">
          <table:table-cell office:value-type="float" office:value="0.00000649691" calcext:value-type="float">
            <text:p>0.00000649691</text:p>
          </table:table-cell>
          <table:table-cell office:value-type="float" office:value="0.0231458" calcext:value-type="float">
            <text:p>0.0231458</text:p>
          </table:table-cell>
          <table:table-cell table:formula="of:=[.A714]*[.A714]" office:value-type="float" office:value="0.00000000004220983955" calcext:value-type="float">
            <text:p>4.22098395481E-11</text:p>
          </table:table-cell>
          <table:table-cell table:formula="of:=([.A714]-[.B714])*([.A714]-[.B714])" office:value-type="float" office:value="0.000535427347490884" calcext:value-type="float">
            <text:p>0.000535427347490884</text:p>
          </table:table-cell>
          <table:table-cell table:number-columns-repeated="2"/>
        </table:table-row>
        <table:table-row table:style-name="ro1">
          <table:table-cell office:value-type="float" office:value="0.0000244975" calcext:value-type="float">
            <text:p>0.0000244975</text:p>
          </table:table-cell>
          <table:table-cell office:value-type="float" office:value="0.00485636" calcext:value-type="float">
            <text:p>0.00485636</text:p>
          </table:table-cell>
          <table:table-cell table:formula="of:=[.A715]*[.A715]" office:value-type="float" office:value="0.00000000060012750625" calcext:value-type="float">
            <text:p>6.0012750625E-10</text:p>
          </table:table-cell>
          <table:table-cell table:formula="of:=([.A715]-[.B715])*([.A715]-[.B715])" office:value-type="float" office:value="0.0000233468952189062" calcext:value-type="float">
            <text:p>2.33468952189062E-05</text:p>
          </table:table-cell>
          <table:table-cell table:number-columns-repeated="2"/>
        </table:table-row>
        <table:table-row table:style-name="ro1">
          <table:table-cell office:value-type="float" office:value="0.0000851154" calcext:value-type="float">
            <text:p>0.0000851154</text:p>
          </table:table-cell>
          <table:table-cell office:value-type="float" office:value="0.00451535" calcext:value-type="float">
            <text:p>0.00451535</text:p>
          </table:table-cell>
          <table:table-cell table:formula="of:=[.A716]*[.A716]" office:value-type="float" office:value="0.00000000724463131716" calcext:value-type="float">
            <text:p>7.24463131716E-09</text:p>
          </table:table-cell>
          <table:table-cell table:formula="of:=([.A716]-[.B716])*([.A716]-[.B716])" office:value-type="float" office:value="0.0000196269786110372" calcext:value-type="float">
            <text:p>1.96269786110372E-05</text:p>
          </table:table-cell>
          <table:table-cell table:number-columns-repeated="2"/>
        </table:table-row>
        <table:table-row table:style-name="ro1">
          <table:table-cell office:value-type="float" office:value="0.00000840425" calcext:value-type="float">
            <text:p>0.00000840425</text:p>
          </table:table-cell>
          <table:table-cell office:value-type="float" office:value="0.0458446" calcext:value-type="float">
            <text:p>0.0458446</text:p>
          </table:table-cell>
          <table:table-cell table:formula="of:=[.A717]*[.A717]" office:value-type="float" office:value="0.00000000007063141806" calcext:value-type="float">
            <text:p>7.06314180625E-11</text:p>
          </table:table-cell>
          <table:table-cell table:formula="of:=([.A717]-[.B717])*([.A717]-[.B717])" office:value-type="float" office:value="0.00210095684083232" calcext:value-type="float">
            <text:p>0.00210095684083232</text:p>
          </table:table-cell>
          <table:table-cell table:number-columns-repeated="2"/>
        </table:table-row>
        <table:table-row table:style-name="ro1">
          <table:table-cell office:value-type="float" office:value="0.0000251532" calcext:value-type="float">
            <text:p>0.0000251532</text:p>
          </table:table-cell>
          <table:table-cell office:value-type="float" office:value="0.00256376" calcext:value-type="float">
            <text:p>0.00256376</text:p>
          </table:table-cell>
          <table:table-cell table:formula="of:=[.A718]*[.A718]" office:value-type="float" office:value="0.00000000063268347024" calcext:value-type="float">
            <text:p>6.3268347024E-10</text:p>
          </table:table-cell>
          <table:table-cell table:formula="of:=([.A718]-[.B718])*([.A718]-[.B718])" office:value-type="float" office:value="0.00000644452448500624" calcext:value-type="float">
            <text:p>6.44452448500624E-06</text:p>
          </table:table-cell>
          <table:table-cell table:number-columns-repeated="2"/>
        </table:table-row>
        <table:table-row table:style-name="ro1">
          <table:table-cell office:value-type="float" office:value="0.0000417233" calcext:value-type="float">
            <text:p>0.0000417233</text:p>
          </table:table-cell>
          <table:table-cell office:value-type="float" office:value="0.00904448" calcext:value-type="float">
            <text:p>0.00904448</text:p>
          </table:table-cell>
          <table:table-cell table:formula="of:=[.A719]*[.A719]" office:value-type="float" office:value="0.00000000174083376289" calcext:value-type="float">
            <text:p>1.74083376289E-09</text:p>
          </table:table-cell>
          <table:table-cell table:formula="of:=([.A719]-[.B719])*([.A719]-[.B719])" office:value-type="float" office:value="0.0000810496281993949" calcext:value-type="float">
            <text:p>8.10496281993949E-05</text:p>
          </table:table-cell>
          <table:table-cell table:number-columns-repeated="2"/>
        </table:table-row>
        <table:table-row table:style-name="ro1">
          <table:table-cell office:value-type="float" office:value="0.00000703335" calcext:value-type="float">
            <text:p>0.00000703335</text:p>
          </table:table-cell>
          <table:table-cell office:value-type="float" office:value="0.0133359" calcext:value-type="float">
            <text:p>0.0133359</text:p>
          </table:table-cell>
          <table:table-cell table:formula="of:=[.A720]*[.A720]" office:value-type="float" office:value="0.00000000004946801222" calcext:value-type="float">
            <text:p>4.94680122225E-11</text:p>
          </table:table-cell>
          <table:table-cell table:formula="of:=([.A720]-[.B720])*([.A720]-[.B720])" office:value-type="float" office:value="0.000177658686173482" calcext:value-type="float">
            <text:p>0.000177658686173482</text:p>
          </table:table-cell>
          <table:table-cell table:number-columns-repeated="2"/>
        </table:table-row>
        <table:table-row table:style-name="ro1">
          <table:table-cell office:value-type="float" office:value="0.0000229478" calcext:value-type="float">
            <text:p>0.0000229478</text:p>
          </table:table-cell>
          <table:table-cell office:value-type="float" office:value="0.00486443" calcext:value-type="float">
            <text:p>0.00486443</text:p>
          </table:table-cell>
          <table:table-cell table:formula="of:=[.A721]*[.A721]" office:value-type="float" office:value="0.00000000052660152484" calcext:value-type="float">
            <text:p>5.2660152484E-10</text:p>
          </table:table-cell>
          <table:table-cell table:formula="of:=([.A721]-[.B721])*([.A721]-[.B721])" office:value-type="float" office:value="0.0000234399498929168" calcext:value-type="float">
            <text:p>2.34399498929168E-05</text:p>
          </table:table-cell>
          <table:table-cell table:number-columns-repeated="2"/>
        </table:table-row>
        <table:table-row table:style-name="ro1">
          <table:table-cell office:value-type="float" office:value="0.000248671" calcext:value-type="float">
            <text:p>0.000248671</text:p>
          </table:table-cell>
          <table:table-cell office:value-type="float" office:value="0.000541598" calcext:value-type="float">
            <text:p>0.000541598</text:p>
          </table:table-cell>
          <table:table-cell table:formula="of:=[.A722]*[.A722]" office:value-type="float" office:value="0.000000061837266241" calcext:value-type="float">
            <text:p>6.1837266241E-08</text:p>
          </table:table-cell>
          <table:table-cell table:formula="of:=([.A722]-[.B722])*([.A722]-[.B722])" office:value-type="float" office:value="0.000000085806227329" calcext:value-type="float">
            <text:p>8.5806227329E-08</text:p>
          </table:table-cell>
          <table:table-cell table:number-columns-repeated="2"/>
        </table:table-row>
        <table:table-row table:style-name="ro1">
          <table:table-cell office:value-type="float" office:value="0.000777602" calcext:value-type="float">
            <text:p>0.000777602</text:p>
          </table:table-cell>
          <table:table-cell office:value-type="float" office:value="0.00487903" calcext:value-type="float">
            <text:p>0.00487903</text:p>
          </table:table-cell>
          <table:table-cell table:formula="of:=[.A723]*[.A723]" office:value-type="float" office:value="0.000000604664870404" calcext:value-type="float">
            <text:p>6.04664870404E-07</text:p>
          </table:table-cell>
          <table:table-cell table:formula="of:=([.A723]-[.B723])*([.A723]-[.B723])" office:value-type="float" office:value="0.000016821711639184" calcext:value-type="float">
            <text:p>1.6821711639184E-05</text:p>
          </table:table-cell>
          <table:table-cell table:number-columns-repeated="2"/>
        </table:table-row>
        <table:table-row table:style-name="ro1">
          <table:table-cell office:value-type="float" office:value="0.00401604" calcext:value-type="float">
            <text:p>0.00401604</text:p>
          </table:table-cell>
          <table:table-cell office:value-type="float" office:value="0.0300441" calcext:value-type="float">
            <text:p>0.0300441</text:p>
          </table:table-cell>
          <table:table-cell table:formula="of:=[.A724]*[.A724]" office:value-type="float" office:value="0.0000161285772816" calcext:value-type="float">
            <text:p>0.0000161285772816</text:p>
          </table:table-cell>
          <table:table-cell table:formula="of:=([.A724]-[.B724])*([.A724]-[.B724])" office:value-type="float" office:value="0.0006774599073636" calcext:value-type="float">
            <text:p>0.0006774599073636</text:p>
          </table:table-cell>
          <table:table-cell table:number-columns-repeated="2"/>
        </table:table-row>
        <table:table-row table:style-name="ro1">
          <table:table-cell office:value-type="float" office:value="0.00979787" calcext:value-type="float">
            <text:p>0.00979787</text:p>
          </table:table-cell>
          <table:table-cell office:value-type="float" office:value="0.067687" calcext:value-type="float">
            <text:p>0.067687</text:p>
          </table:table-cell>
          <table:table-cell table:formula="of:=[.A725]*[.A725]" office:value-type="float" office:value="0.0000959982565369" calcext:value-type="float">
            <text:p>0.0000959982565369</text:p>
          </table:table-cell>
          <table:table-cell table:formula="of:=([.A725]-[.B725])*([.A725]-[.B725])" office:value-type="float" office:value="0.0033511513721569" calcext:value-type="float">
            <text:p>0.0033511513721569</text:p>
          </table:table-cell>
          <table:table-cell table:number-columns-repeated="2"/>
        </table:table-row>
        <table:table-row table:style-name="ro1">
          <table:table-cell office:value-type="float" office:value="0.0128067" calcext:value-type="float">
            <text:p>0.0128067</text:p>
          </table:table-cell>
          <table:table-cell office:value-type="float" office:value="0.0753938" calcext:value-type="float">
            <text:p>0.0753938</text:p>
          </table:table-cell>
          <table:table-cell table:formula="of:=[.A726]*[.A726]" office:value-type="float" office:value="0.00016401156489" calcext:value-type="float">
            <text:p>0.00016401156489</text:p>
          </table:table-cell>
          <table:table-cell table:formula="of:=([.A726]-[.B726])*([.A726]-[.B726])" office:value-type="float" office:value="0.00391714508641" calcext:value-type="float">
            <text:p>0.00391714508641</text:p>
          </table:table-cell>
          <table:table-cell table:number-columns-repeated="2"/>
        </table:table-row>
        <table:table-row table:style-name="ro1">
          <table:table-cell office:value-type="float" office:value="0.0255826" calcext:value-type="float">
            <text:p>0.0255826</text:p>
          </table:table-cell>
          <table:table-cell office:value-type="float" office:value="0.142056" calcext:value-type="float">
            <text:p>0.142056</text:p>
          </table:table-cell>
          <table:table-cell table:formula="of:=[.A727]*[.A727]" office:value-type="float" office:value="0.00065446942276" calcext:value-type="float">
            <text:p>0.00065446942276</text:p>
          </table:table-cell>
          <table:table-cell table:formula="of:=([.A727]-[.B727])*([.A727]-[.B727])" office:value-type="float" office:value="0.01356605290756" calcext:value-type="float">
            <text:p>0.01356605290756</text:p>
          </table:table-cell>
          <table:table-cell table:number-columns-repeated="2"/>
        </table:table-row>
        <table:table-row table:style-name="ro1">
          <table:table-cell office:value-type="float" office:value="0.154961" calcext:value-type="float">
            <text:p>0.154961</text:p>
          </table:table-cell>
          <table:table-cell office:value-type="float" office:value="0.292244" calcext:value-type="float">
            <text:p>0.292244</text:p>
          </table:table-cell>
          <table:table-cell table:formula="of:=[.A728]*[.A728]" office:value-type="float" office:value="0.024012911521" calcext:value-type="float">
            <text:p>0.024012911521</text:p>
          </table:table-cell>
          <table:table-cell table:formula="of:=([.A728]-[.B728])*([.A728]-[.B728])" office:value-type="float" office:value="0.018846622089" calcext:value-type="float">
            <text:p>0.018846622089</text:p>
          </table:table-cell>
          <table:table-cell table:number-columns-repeated="2"/>
        </table:table-row>
        <table:table-row table:style-name="ro1">
          <table:table-cell office:value-type="float" office:value="0.254947" calcext:value-type="float">
            <text:p>0.254947</text:p>
          </table:table-cell>
          <table:table-cell office:value-type="float" office:value="0.31445" calcext:value-type="float">
            <text:p>0.31445</text:p>
          </table:table-cell>
          <table:table-cell table:formula="of:=[.A729]*[.A729]" office:value-type="float" office:value="0.064997972809" calcext:value-type="float">
            <text:p>0.064997972809</text:p>
          </table:table-cell>
          <table:table-cell table:formula="of:=([.A729]-[.B729])*([.A729]-[.B729])" office:value-type="float" office:value="0.003540607009" calcext:value-type="float">
            <text:p>0.003540607009</text:p>
          </table:table-cell>
          <table:table-cell table:number-columns-repeated="2"/>
        </table:table-row>
        <table:table-row table:style-name="ro1">
          <table:table-cell office:value-type="float" office:value="0.254946" calcext:value-type="float">
            <text:p>0.254946</text:p>
          </table:table-cell>
          <table:table-cell office:value-type="float" office:value="0.275867" calcext:value-type="float">
            <text:p>0.275867</text:p>
          </table:table-cell>
          <table:table-cell table:formula="of:=[.A730]*[.A730]" office:value-type="float" office:value="0.064997462916" calcext:value-type="float">
            <text:p>0.064997462916</text:p>
          </table:table-cell>
          <table:table-cell table:formula="of:=([.A730]-[.B730])*([.A730]-[.B730])" office:value-type="float" office:value="0.000437688240999999" calcext:value-type="float">
            <text:p>0.000437688240999999</text:p>
          </table:table-cell>
          <table:table-cell table:number-columns-repeated="2"/>
        </table:table-row>
        <table:table-row table:style-name="ro1">
          <table:table-cell office:value-type="float" office:value="0.553519" calcext:value-type="float">
            <text:p>0.553519</text:p>
          </table:table-cell>
          <table:table-cell office:value-type="float" office:value="0.493746" calcext:value-type="float">
            <text:p>0.493746</text:p>
          </table:table-cell>
          <table:table-cell table:formula="of:=[.A731]*[.A731]" office:value-type="float" office:value="0.306383283361" calcext:value-type="float">
            <text:p>0.306383283361</text:p>
          </table:table-cell>
          <table:table-cell table:formula="of:=([.A731]-[.B731])*([.A731]-[.B731])" office:value-type="float" office:value="0.003572811529" calcext:value-type="float">
            <text:p>0.003572811529</text:p>
          </table:table-cell>
          <table:table-cell table:number-columns-repeated="2"/>
        </table:table-row>
        <table:table-row table:style-name="ro1">
          <table:table-cell office:value-type="float" office:value="0.553519" calcext:value-type="float">
            <text:p>0.553519</text:p>
          </table:table-cell>
          <table:table-cell office:value-type="float" office:value="0.513799" calcext:value-type="float">
            <text:p>0.513799</text:p>
          </table:table-cell>
          <table:table-cell table:formula="of:=[.A732]*[.A732]" office:value-type="float" office:value="0.306383283361" calcext:value-type="float">
            <text:p>0.306383283361</text:p>
          </table:table-cell>
          <table:table-cell table:formula="of:=([.A732]-[.B732])*([.A732]-[.B732])" office:value-type="float" office:value="0.0015776784" calcext:value-type="float">
            <text:p>0.0015776784</text:p>
          </table:table-cell>
          <table:table-cell table:number-columns-repeated="2"/>
        </table:table-row>
        <table:table-row table:style-name="ro1">
          <table:table-cell office:value-type="float" office:value="0.77066" calcext:value-type="float">
            <text:p>0.77066</text:p>
          </table:table-cell>
          <table:table-cell office:value-type="float" office:value="0.553659" calcext:value-type="float">
            <text:p>0.553659</text:p>
          </table:table-cell>
          <table:table-cell table:formula="of:=[.A733]*[.A733]" office:value-type="float" office:value="0.5939168356" calcext:value-type="float">
            <text:p>0.5939168356</text:p>
          </table:table-cell>
          <table:table-cell table:formula="of:=([.A733]-[.B733])*([.A733]-[.B733])" office:value-type="float" office:value="0.047089434001" calcext:value-type="float">
            <text:p>0.047089434001</text:p>
          </table:table-cell>
          <table:table-cell table:number-columns-repeated="2"/>
        </table:table-row>
        <table:table-row table:style-name="ro1">
          <table:table-cell office:value-type="float" office:value="0.77066" calcext:value-type="float">
            <text:p>0.77066</text:p>
          </table:table-cell>
          <table:table-cell office:value-type="float" office:value="0.616865" calcext:value-type="float">
            <text:p>0.616865</text:p>
          </table:table-cell>
          <table:table-cell table:formula="of:=[.A734]*[.A734]" office:value-type="float" office:value="0.5939168356" calcext:value-type="float">
            <text:p>0.5939168356</text:p>
          </table:table-cell>
          <table:table-cell table:formula="of:=([.A734]-[.B734])*([.A734]-[.B734])" office:value-type="float" office:value="0.023652902025" calcext:value-type="float">
            <text:p>0.023652902025</text:p>
          </table:table-cell>
          <table:table-cell table:number-columns-repeated="2"/>
        </table:table-row>
        <table:table-row table:style-name="ro1">
          <table:table-cell office:value-type="float" office:value="0.77066" calcext:value-type="float">
            <text:p>0.77066</text:p>
          </table:table-cell>
          <table:table-cell office:value-type="float" office:value="0.645239" calcext:value-type="float">
            <text:p>0.645239</text:p>
          </table:table-cell>
          <table:table-cell table:formula="of:=[.A735]*[.A735]" office:value-type="float" office:value="0.5939168356" calcext:value-type="float">
            <text:p>0.5939168356</text:p>
          </table:table-cell>
          <table:table-cell table:formula="of:=([.A735]-[.B735])*([.A735]-[.B735])" office:value-type="float" office:value="0.015730427241" calcext:value-type="float">
            <text:p>0.015730427241</text:p>
          </table:table-cell>
          <table:table-cell table:number-columns-repeated="2"/>
        </table:table-row>
        <table:table-row table:style-name="ro1">
          <table:table-cell office:value-type="float" office:value="0.933371" calcext:value-type="float">
            <text:p>0.933371</text:p>
          </table:table-cell>
          <table:table-cell office:value-type="float" office:value="0.774975" calcext:value-type="float">
            <text:p>0.774975</text:p>
          </table:table-cell>
          <table:table-cell table:formula="of:=[.A736]*[.A736]" office:value-type="float" office:value="0.871181423641" calcext:value-type="float">
            <text:p>0.871181423641</text:p>
          </table:table-cell>
          <table:table-cell table:formula="of:=([.A736]-[.B736])*([.A736]-[.B736])" office:value-type="float" office:value="0.025089292816" calcext:value-type="float">
            <text:p>0.025089292816</text:p>
          </table:table-cell>
          <table:table-cell table:number-columns-repeated="2"/>
        </table:table-row>
        <table:table-row table:style-name="ro1">
          <table:table-cell office:value-type="float" office:value="0.93337" calcext:value-type="float">
            <text:p>0.93337</text:p>
          </table:table-cell>
          <table:table-cell office:value-type="float" office:value="0.8124" calcext:value-type="float">
            <text:p>0.8124</text:p>
          </table:table-cell>
          <table:table-cell table:formula="of:=[.A737]*[.A737]" office:value-type="float" office:value="0.8711795569" calcext:value-type="float">
            <text:p>0.8711795569</text:p>
          </table:table-cell>
          <table:table-cell table:formula="of:=([.A737]-[.B737])*([.A737]-[.B737])" office:value-type="float" office:value="0.0146337409" calcext:value-type="float">
            <text:p>0.0146337409</text:p>
          </table:table-cell>
          <table:table-cell table:number-columns-repeated="2"/>
        </table:table-row>
        <table:table-row table:style-name="ro1">
          <table:table-cell office:value-type="float" office:value="0.933371" calcext:value-type="float">
            <text:p>0.933371</text:p>
          </table:table-cell>
          <table:table-cell office:value-type="float" office:value="0.850471" calcext:value-type="float">
            <text:p>0.850471</text:p>
          </table:table-cell>
          <table:table-cell table:formula="of:=[.A738]*[.A738]" office:value-type="float" office:value="0.871181423641" calcext:value-type="float">
            <text:p>0.871181423641</text:p>
          </table:table-cell>
          <table:table-cell table:formula="of:=([.A738]-[.B738])*([.A738]-[.B738])" office:value-type="float" office:value="0.00687241" calcext:value-type="float">
            <text:p>0.00687241</text:p>
          </table:table-cell>
          <table:table-cell table:number-columns-repeated="2"/>
        </table:table-row>
        <table:table-row table:style-name="ro1">
          <table:table-cell office:value-type="float" office:value="0.986785" calcext:value-type="float">
            <text:p>0.986785</text:p>
          </table:table-cell>
          <table:table-cell office:value-type="float" office:value="0.908702" calcext:value-type="float">
            <text:p>0.908702</text:p>
          </table:table-cell>
          <table:table-cell table:formula="of:=[.A739]*[.A739]" office:value-type="float" office:value="0.973744636225" calcext:value-type="float">
            <text:p>0.973744636225</text:p>
          </table:table-cell>
          <table:table-cell table:formula="of:=([.A739]-[.B739])*([.A739]-[.B739])" office:value-type="float" office:value="0.006096954889" calcext:value-type="float">
            <text:p>0.006096954889</text:p>
          </table:table-cell>
          <table:table-cell table:number-columns-repeated="2"/>
        </table:table-row>
        <table:table-row table:style-name="ro1">
          <table:table-cell office:value-type="float" office:value="0.986785" calcext:value-type="float">
            <text:p>0.986785</text:p>
          </table:table-cell>
          <table:table-cell office:value-type="float" office:value="0.958661" calcext:value-type="float">
            <text:p>0.958661</text:p>
          </table:table-cell>
          <table:table-cell table:formula="of:=[.A740]*[.A740]" office:value-type="float" office:value="0.973744636225" calcext:value-type="float">
            <text:p>0.973744636225</text:p>
          </table:table-cell>
          <table:table-cell table:formula="of:=([.A740]-[.B740])*([.A740]-[.B740])" office:value-type="float" office:value="0.000790959376000002" calcext:value-type="float">
            <text:p>0.000790959376000002</text:p>
          </table:table-cell>
          <table:table-cell table:number-columns-repeated="2"/>
        </table:table-row>
        <table:table-row table:style-name="ro1">
          <table:table-cell office:value-type="float" office:value="0.986784" calcext:value-type="float">
            <text:p>0.986784</text:p>
          </table:table-cell>
          <table:table-cell office:value-type="float" office:value="0.992159" calcext:value-type="float">
            <text:p>0.992159</text:p>
          </table:table-cell>
          <table:table-cell table:formula="of:=[.A741]*[.A741]" office:value-type="float" office:value="0.973742662656" calcext:value-type="float">
            <text:p>0.973742662656</text:p>
          </table:table-cell>
          <table:table-cell table:formula="of:=([.A741]-[.B741])*([.A741]-[.B741])" office:value-type="float" office:value="0.0000288906250000002" calcext:value-type="float">
            <text:p>2.88906250000002E-05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99997" calcext:value-type="float">
            <text:p>0.999997</text:p>
          </table:table-cell>
          <table:table-cell table:formula="of:=[.A742]*[.A742]" office:value-type="float" office:value="0.999978000121" calcext:value-type="float">
            <text:p>0.999978000121</text:p>
          </table:table-cell>
          <table:table-cell table:formula="of:=([.A742]-[.B742])*([.A742]-[.B742])" office:value-type="float" office:value="0.000000000064" calcext:value-type="float">
            <text:p>6.4000000000128E-11</text:p>
          </table:table-cell>
          <table:table-cell table:number-columns-repeated="2"/>
        </table:table-row>
        <table:table-row table:style-name="ro1">
          <table:table-cell office:value-type="float" office:value="0.0000591278" calcext:value-type="float">
            <text:p>0.0000591278</text:p>
          </table:table-cell>
          <table:table-cell office:value-type="float" office:value="0.0000000444349" calcext:value-type="float">
            <text:p>0.0000000444349</text:p>
          </table:table-cell>
          <table:table-cell table:formula="of:=[.A743]*[.A743]" office:value-type="float" office:value="0.00000000349609673284" calcext:value-type="float">
            <text:p>3.49609673284E-09</text:p>
          </table:table-cell>
          <table:table-cell table:formula="of:=([.A743]-[.B743])*([.A743]-[.B743])" office:value-type="float" office:value="0.00000000349084403154" calcext:value-type="float">
            <text:p>3.4908440315399E-09</text:p>
          </table:table-cell>
          <table:table-cell table:number-columns-repeated="2"/>
        </table:table-row>
        <table:table-row table:style-name="ro1">
          <table:table-cell office:value-type="float" office:value="0.000023663" calcext:value-type="float">
            <text:p>0.000023663</text:p>
          </table:table-cell>
          <table:table-cell office:value-type="float" office:value="0.00000303327" calcext:value-type="float">
            <text:p>0.00000303327</text:p>
          </table:table-cell>
          <table:table-cell table:formula="of:=[.A744]*[.A744]" office:value-type="float" office:value="0.000000000559937569" calcext:value-type="float">
            <text:p>5.59937569E-10</text:p>
          </table:table-cell>
          <table:table-cell table:formula="of:=([.A744]-[.B744])*([.A744]-[.B744])" office:value-type="float" office:value="0.00000000042558575987" calcext:value-type="float">
            <text:p>4.255857598729E-10</text:p>
          </table:table-cell>
          <table:table-cell table:number-columns-repeated="2"/>
        </table:table-row>
        <table:table-row table:style-name="ro1">
          <table:table-cell office:value-type="float" office:value="0.000383794" calcext:value-type="float">
            <text:p>0.000383794</text:p>
          </table:table-cell>
          <table:table-cell office:value-type="float" office:value="0.000336278" calcext:value-type="float">
            <text:p>0.000336278</text:p>
          </table:table-cell>
          <table:table-cell table:formula="of:=[.A745]*[.A745]" office:value-type="float" office:value="0.000000147297834436" calcext:value-type="float">
            <text:p>1.47297834436E-07</text:p>
          </table:table-cell>
          <table:table-cell table:formula="of:=([.A745]-[.B745])*([.A745]-[.B745])" office:value-type="float" office:value="0.000000002257770256" calcext:value-type="float">
            <text:p>2.257770256E-09</text:p>
          </table:table-cell>
          <table:table-cell table:number-columns-repeated="2"/>
        </table:table-row>
        <table:table-row table:style-name="ro1">
          <table:table-cell office:value-type="float" office:value="0.000419259" calcext:value-type="float">
            <text:p>0.000419259</text:p>
          </table:table-cell>
          <table:table-cell office:value-type="float" office:value="0.00400389" calcext:value-type="float">
            <text:p>0.00400389</text:p>
          </table:table-cell>
          <table:table-cell table:formula="of:=[.A746]*[.A746]" office:value-type="float" office:value="0.000000175778109081" calcext:value-type="float">
            <text:p>1.75778109081E-07</text:p>
          </table:table-cell>
          <table:table-cell table:formula="of:=([.A746]-[.B746])*([.A746]-[.B746])" office:value-type="float" office:value="0.000012849579406161" calcext:value-type="float">
            <text:p>1.2849579406161E-05</text:p>
          </table:table-cell>
          <table:table-cell table:number-columns-repeated="2"/>
        </table:table-row>
        <table:table-row table:style-name="ro1">
          <table:table-cell office:value-type="float" office:value="0.000221074" calcext:value-type="float">
            <text:p>0.000221074</text:p>
          </table:table-cell>
          <table:table-cell office:value-type="float" office:value="0.00669932" calcext:value-type="float">
            <text:p>0.00669932</text:p>
          </table:table-cell>
          <table:table-cell table:formula="of:=[.A747]*[.A747]" office:value-type="float" office:value="0.000000048873713476" calcext:value-type="float">
            <text:p>4.8873713476E-08</text:p>
          </table:table-cell>
          <table:table-cell table:formula="of:=([.A747]-[.B747])*([.A747]-[.B747])" office:value-type="float" office:value="0.000041967671236516" calcext:value-type="float">
            <text:p>4.1967671236516E-05</text:p>
          </table:table-cell>
          <table:table-cell table:number-columns-repeated="2"/>
        </table:table-row>
        <table:table-row table:style-name="ro1">
          <table:table-cell office:value-type="float" office:value="0.000221074" calcext:value-type="float">
            <text:p>0.000221074</text:p>
          </table:table-cell>
          <table:table-cell office:value-type="float" office:value="0.00674273" calcext:value-type="float">
            <text:p>0.00674273</text:p>
          </table:table-cell>
          <table:table-cell table:formula="of:=[.A748]*[.A748]" office:value-type="float" office:value="0.000000048873713476" calcext:value-type="float">
            <text:p>4.8873713476E-08</text:p>
          </table:table-cell>
          <table:table-cell table:formula="of:=([.A748]-[.B748])*([.A748]-[.B748])" office:value-type="float" office:value="0.000042531996982336" calcext:value-type="float">
            <text:p>4.2531996982336E-05</text:p>
          </table:table-cell>
          <table:table-cell table:number-columns-repeated="2"/>
        </table:table-row>
        <table:table-row table:style-name="ro1">
          <table:table-cell office:value-type="float" office:value="0.000341237" calcext:value-type="float">
            <text:p>0.000341237</text:p>
          </table:table-cell>
          <table:table-cell office:value-type="float" office:value="0.00366936" calcext:value-type="float">
            <text:p>0.00366936</text:p>
          </table:table-cell>
          <table:table-cell table:formula="of:=[.A749]*[.A749]" office:value-type="float" office:value="0.000000116442690169" calcext:value-type="float">
            <text:p>1.16442690169E-07</text:p>
          </table:table-cell>
          <table:table-cell table:formula="of:=([.A749]-[.B749])*([.A749]-[.B749])" office:value-type="float" office:value="0.000011076402703129" calcext:value-type="float">
            <text:p>1.1076402703129E-05</text:p>
          </table:table-cell>
          <table:table-cell table:number-columns-repeated="2"/>
        </table:table-row>
        <table:table-row table:style-name="ro1">
          <table:table-cell office:value-type="float" office:value="0.000150025" calcext:value-type="float">
            <text:p>0.000150025</text:p>
          </table:table-cell>
          <table:table-cell office:value-type="float" office:value="0.0369839" calcext:value-type="float">
            <text:p>0.0369839</text:p>
          </table:table-cell>
          <table:table-cell table:formula="of:=[.A750]*[.A750]" office:value-type="float" office:value="0.000000022507500625" calcext:value-type="float">
            <text:p>2.2507500625E-08</text:p>
          </table:table-cell>
          <table:table-cell table:formula="of:=([.A750]-[.B750])*([.A750]-[.B750])" office:value-type="float" office:value="0.00135673434751563" calcext:value-type="float">
            <text:p>0.00135673434751563</text:p>
          </table:table-cell>
          <table:table-cell table:number-columns-repeated="2"/>
        </table:table-row>
        <table:table-row table:style-name="ro1">
          <table:table-cell office:value-type="float" office:value="0.000000655651" calcext:value-type="float">
            <text:p>0.000000655651</text:p>
          </table:table-cell>
          <table:table-cell office:value-type="float" office:value="0.00889688" calcext:value-type="float">
            <text:p>0.00889688</text:p>
          </table:table-cell>
          <table:table-cell table:formula="of:=[.A751]*[.A751]" office:value-type="float" office:value="0.00000000000042987823" calcext:value-type="float">
            <text:p>4.29878233801E-13</text:p>
          </table:table-cell>
          <table:table-cell table:formula="of:=([.A751]-[.B751])*([.A751]-[.B751])" office:value-type="float" office:value="0.0000791428076677405" calcext:value-type="float">
            <text:p>7.91428076677405E-05</text:p>
          </table:table-cell>
          <table:table-cell table:number-columns-repeated="2"/>
        </table:table-row>
        <table:table-row table:style-name="ro1">
          <table:table-cell office:value-type="float" office:value="0.0000299811" calcext:value-type="float">
            <text:p>0.0000299811</text:p>
          </table:table-cell>
          <table:table-cell office:value-type="float" office:value="0.00962778" calcext:value-type="float">
            <text:p>0.00962778</text:p>
          </table:table-cell>
          <table:table-cell table:formula="of:=[.A752]*[.A752]" office:value-type="float" office:value="0.00000000089886635721" calcext:value-type="float">
            <text:p>8.9886635721E-10</text:p>
          </table:table-cell>
          <table:table-cell table:formula="of:=([.A752]-[.B752])*([.A752]-[.B752])" office:value-type="float" office:value="0.0000921177437248412" calcext:value-type="float">
            <text:p>9.21177437248412E-05</text:p>
          </table:table-cell>
          <table:table-cell table:number-columns-repeated="2"/>
        </table:table-row>
        <table:table-row table:style-name="ro1">
          <table:table-cell office:value-type="float" office:value="0.000126958" calcext:value-type="float">
            <text:p>0.000126958</text:p>
          </table:table-cell>
          <table:table-cell office:value-type="float" office:value="0.00475523" calcext:value-type="float">
            <text:p>0.00475523</text:p>
          </table:table-cell>
          <table:table-cell table:formula="of:=[.A753]*[.A753]" office:value-type="float" office:value="0.000000016118333764" calcext:value-type="float">
            <text:p>1.6118333764E-08</text:p>
          </table:table-cell>
          <table:table-cell table:formula="of:=([.A753]-[.B753])*([.A753]-[.B753])" office:value-type="float" office:value="0.000021420901705984" calcext:value-type="float">
            <text:p>2.1420901705984E-05</text:p>
          </table:table-cell>
          <table:table-cell table:number-columns-repeated="2"/>
        </table:table-row>
        <table:table-row table:style-name="ro1">
          <table:table-cell office:value-type="float" office:value="0.000343859" calcext:value-type="float">
            <text:p>0.000343859</text:p>
          </table:table-cell>
          <table:table-cell office:value-type="float" office:value="0.00621938" calcext:value-type="float">
            <text:p>0.00621938</text:p>
          </table:table-cell>
          <table:table-cell table:formula="of:=[.A754]*[.A754]" office:value-type="float" office:value="0.000000118239011881" calcext:value-type="float">
            <text:p>1.18239011881E-07</text:p>
          </table:table-cell>
          <table:table-cell table:formula="of:=([.A754]-[.B754])*([.A754]-[.B754])" office:value-type="float" office:value="0.000034521747021441" calcext:value-type="float">
            <text:p>3.4521747021441E-05</text:p>
          </table:table-cell>
          <table:table-cell table:number-columns-repeated="2"/>
        </table:table-row>
        <table:table-row table:style-name="ro1">
          <table:table-cell office:value-type="float" office:value="0.0000264645" calcext:value-type="float">
            <text:p>0.0000264645</text:p>
          </table:table-cell>
          <table:table-cell office:value-type="float" office:value="0.0230519" calcext:value-type="float">
            <text:p>0.0230519</text:p>
          </table:table-cell>
          <table:table-cell table:formula="of:=[.A755]*[.A755]" office:value-type="float" office:value="0.00000000070036976025" calcext:value-type="float">
            <text:p>7.0036976025E-10</text:p>
          </table:table-cell>
          <table:table-cell table:formula="of:=([.A755]-[.B755])*([.A755]-[.B755])" office:value-type="float" office:value="0.00053017067996466" calcext:value-type="float">
            <text:p>0.00053017067996466</text:p>
          </table:table-cell>
          <table:table-cell table:number-columns-repeated="2"/>
        </table:table-row>
        <table:table-row table:style-name="ro1">
          <table:table-cell office:value-type="float" office:value="0.0000368357" calcext:value-type="float">
            <text:p>0.0000368357</text:p>
          </table:table-cell>
          <table:table-cell office:value-type="float" office:value="0.0196056" calcext:value-type="float">
            <text:p>0.0196056</text:p>
          </table:table-cell>
          <table:table-cell table:formula="of:=[.A756]*[.A756]" office:value-type="float" office:value="0.00000000135686879449" calcext:value-type="float">
            <text:p>1.35686879449E-09</text:p>
          </table:table-cell>
          <table:table-cell table:formula="of:=([.A756]-[.B756])*([.A756]-[.B756])" office:value-type="float" office:value="0.000382936536228954" calcext:value-type="float">
            <text:p>0.000382936536228954</text:p>
          </table:table-cell>
          <table:table-cell table:number-columns-repeated="2"/>
        </table:table-row>
        <table:table-row table:style-name="ro1">
          <table:table-cell office:value-type="float" office:value="0.00152159" calcext:value-type="float">
            <text:p>0.00152159</text:p>
          </table:table-cell>
          <table:table-cell office:value-type="float" office:value="0.00261406" calcext:value-type="float">
            <text:p>0.00261406</text:p>
          </table:table-cell>
          <table:table-cell table:formula="of:=[.A757]*[.A757]" office:value-type="float" office:value="0.0000023152361281" calcext:value-type="float">
            <text:p>0.0000023152361281</text:p>
          </table:table-cell>
          <table:table-cell table:formula="of:=([.A757]-[.B757])*([.A757]-[.B757])" office:value-type="float" office:value="0.0000011934907009" calcext:value-type="float">
            <text:p>0.0000011934907009</text:p>
          </table:table-cell>
          <table:table-cell table:number-columns-repeated="2"/>
        </table:table-row>
        <table:table-row table:style-name="ro1">
          <table:table-cell office:value-type="float" office:value="0.00152159" calcext:value-type="float">
            <text:p>0.00152159</text:p>
          </table:table-cell>
          <table:table-cell office:value-type="float" office:value="0.0593842" calcext:value-type="float">
            <text:p>0.0593842</text:p>
          </table:table-cell>
          <table:table-cell table:formula="of:=[.A758]*[.A758]" office:value-type="float" office:value="0.0000023152361281" calcext:value-type="float">
            <text:p>0.0000023152361281</text:p>
          </table:table-cell>
          <table:table-cell table:formula="of:=([.A758]-[.B758])*([.A758]-[.B758])" office:value-type="float" office:value="0.0033480816360121" calcext:value-type="float">
            <text:p>0.0033480816360121</text:p>
          </table:table-cell>
          <table:table-cell table:number-columns-repeated="2"/>
        </table:table-row>
        <table:table-row table:style-name="ro1">
          <table:table-cell office:value-type="float" office:value="0.00152159" calcext:value-type="float">
            <text:p>0.00152159</text:p>
          </table:table-cell>
          <table:table-cell office:value-type="float" office:value="0.14344" calcext:value-type="float">
            <text:p>0.14344</text:p>
          </table:table-cell>
          <table:table-cell table:formula="of:=[.A759]*[.A759]" office:value-type="float" office:value="0.0000023152361281" calcext:value-type="float">
            <text:p>0.0000023152361281</text:p>
          </table:table-cell>
          <table:table-cell table:formula="of:=([.A759]-[.B759])*([.A759]-[.B759])" office:value-type="float" office:value="0.0201408350969281" calcext:value-type="float">
            <text:p>0.0201408350969281</text:p>
          </table:table-cell>
          <table:table-cell table:number-columns-repeated="2"/>
        </table:table-row>
        <table:table-row table:style-name="ro1">
          <table:table-cell office:value-type="float" office:value="0.0000535846" calcext:value-type="float">
            <text:p>0.0000535846</text:p>
          </table:table-cell>
          <table:table-cell office:value-type="float" office:value="0.0843163" calcext:value-type="float">
            <text:p>0.0843163</text:p>
          </table:table-cell>
          <table:table-cell table:formula="of:=[.A760]*[.A760]" office:value-type="float" office:value="0.00000000287130935716" calcext:value-type="float">
            <text:p>2.87130935716E-09</text:p>
          </table:table-cell>
          <table:table-cell table:formula="of:=([.A760]-[.B760])*([.A760]-[.B760])" office:value-type="float" office:value="0.0071002052065814" calcext:value-type="float">
            <text:p>0.0071002052065814</text:p>
          </table:table-cell>
          <table:table-cell table:number-columns-repeated="2"/>
        </table:table-row>
        <table:table-row table:style-name="ro1">
          <table:table-cell office:value-type="float" office:value="0.00114566" calcext:value-type="float">
            <text:p>0.00114566</text:p>
          </table:table-cell>
          <table:table-cell office:value-type="float" office:value="0.031118" calcext:value-type="float">
            <text:p>0.031118</text:p>
          </table:table-cell>
          <table:table-cell table:formula="of:=[.A761]*[.A761]" office:value-type="float" office:value="0.0000013125368356" calcext:value-type="float">
            <text:p>0.0000013125368356</text:p>
          </table:table-cell>
          <table:table-cell table:formula="of:=([.A761]-[.B761])*([.A761]-[.B761])" office:value-type="float" office:value="0.0008983411650756" calcext:value-type="float">
            <text:p>0.0008983411650756</text:p>
          </table:table-cell>
          <table:table-cell table:number-columns-repeated="2"/>
        </table:table-row>
        <table:table-row table:style-name="ro1">
          <table:table-cell office:value-type="float" office:value="0.00192827" calcext:value-type="float">
            <text:p>0.00192827</text:p>
          </table:table-cell>
          <table:table-cell office:value-type="float" office:value="0.163605" calcext:value-type="float">
            <text:p>0.163605</text:p>
          </table:table-cell>
          <table:table-cell table:formula="of:=[.A762]*[.A762]" office:value-type="float" office:value="0.0000037182251929" calcext:value-type="float">
            <text:p>0.0000037182251929</text:p>
          </table:table-cell>
          <table:table-cell table:formula="of:=([.A762]-[.B762])*([.A762]-[.B762])" office:value-type="float" office:value="0.0261393650234929" calcext:value-type="float">
            <text:p>0.0261393650234929</text:p>
          </table:table-cell>
          <table:table-cell table:number-columns-repeated="2"/>
        </table:table-row>
        <table:table-row table:style-name="ro1">
          <table:table-cell office:value-type="float" office:value="0.00793105" calcext:value-type="float">
            <text:p>0.00793105</text:p>
          </table:table-cell>
          <table:table-cell office:value-type="float" office:value="0.249967" calcext:value-type="float">
            <text:p>0.249967</text:p>
          </table:table-cell>
          <table:table-cell table:formula="of:=[.A763]*[.A763]" office:value-type="float" office:value="0.0000629015541025" calcext:value-type="float">
            <text:p>0.0000629015541025</text:p>
          </table:table-cell>
          <table:table-cell table:formula="of:=([.A763]-[.B763])*([.A763]-[.B763])" office:value-type="float" office:value="0.0585814010924025" calcext:value-type="float">
            <text:p>0.0585814010924025</text:p>
          </table:table-cell>
          <table:table-cell table:number-columns-repeated="2"/>
        </table:table-row>
        <table:table-row table:style-name="ro1">
          <table:table-cell office:value-type="float" office:value="0.0287737" calcext:value-type="float">
            <text:p>0.0287737</text:p>
          </table:table-cell>
          <table:table-cell office:value-type="float" office:value="0.255176" calcext:value-type="float">
            <text:p>0.255176</text:p>
          </table:table-cell>
          <table:table-cell table:formula="of:=[.A764]*[.A764]" office:value-type="float" office:value="0.00082792581169" calcext:value-type="float">
            <text:p>0.00082792581169</text:p>
          </table:table-cell>
          <table:table-cell table:formula="of:=([.A764]-[.B764])*([.A764]-[.B764])" office:value-type="float" office:value="0.05125800144529" calcext:value-type="float">
            <text:p>0.05125800144529</text:p>
          </table:table-cell>
          <table:table-cell table:number-columns-repeated="2"/>
        </table:table-row>
        <table:table-row table:style-name="ro1">
          <table:table-cell office:value-type="float" office:value="0.0353739" calcext:value-type="float">
            <text:p>0.0353739</text:p>
          </table:table-cell>
          <table:table-cell office:value-type="float" office:value="0.316184" calcext:value-type="float">
            <text:p>0.316184</text:p>
          </table:table-cell>
          <table:table-cell table:formula="of:=[.A765]*[.A765]" office:value-type="float" office:value="0.00125131280121" calcext:value-type="float">
            <text:p>0.00125131280121</text:p>
          </table:table-cell>
          <table:table-cell table:formula="of:=([.A765]-[.B765])*([.A765]-[.B765])" office:value-type="float" office:value="0.07885431226201" calcext:value-type="float">
            <text:p>0.07885431226201</text:p>
          </table:table-cell>
          <table:table-cell table:number-columns-repeated="2"/>
        </table:table-row>
        <table:table-row table:style-name="ro1">
          <table:table-cell office:value-type="float" office:value="0.0722449" calcext:value-type="float">
            <text:p>0.0722449</text:p>
          </table:table-cell>
          <table:table-cell office:value-type="float" office:value="0.195557" calcext:value-type="float">
            <text:p>0.195557</text:p>
          </table:table-cell>
          <table:table-cell table:formula="of:=[.A766]*[.A766]" office:value-type="float" office:value="0.00521932557601" calcext:value-type="float">
            <text:p>0.00521932557601</text:p>
          </table:table-cell>
          <table:table-cell table:formula="of:=([.A766]-[.B766])*([.A766]-[.B766])" office:value-type="float" office:value="0.01520587400641" calcext:value-type="float">
            <text:p>0.01520587400641</text:p>
          </table:table-cell>
          <table:table-cell table:number-columns-repeated="2"/>
        </table:table-row>
        <table:table-row table:style-name="ro1">
          <table:table-cell office:value-type="float" office:value="0.0722449" calcext:value-type="float">
            <text:p>0.0722449</text:p>
          </table:table-cell>
          <table:table-cell office:value-type="float" office:value="0.202824" calcext:value-type="float">
            <text:p>0.202824</text:p>
          </table:table-cell>
          <table:table-cell table:formula="of:=[.A767]*[.A767]" office:value-type="float" office:value="0.00521932557601" calcext:value-type="float">
            <text:p>0.00521932557601</text:p>
          </table:table-cell>
          <table:table-cell table:formula="of:=([.A767]-[.B767])*([.A767]-[.B767])" office:value-type="float" office:value="0.01705090135681" calcext:value-type="float">
            <text:p>0.01705090135681</text:p>
          </table:table-cell>
          <table:table-cell table:number-columns-repeated="2"/>
        </table:table-row>
        <table:table-row table:style-name="ro1">
          <table:table-cell office:value-type="float" office:value="0.0722449" calcext:value-type="float">
            <text:p>0.0722449</text:p>
          </table:table-cell>
          <table:table-cell office:value-type="float" office:value="0.210437" calcext:value-type="float">
            <text:p>0.210437</text:p>
          </table:table-cell>
          <table:table-cell table:formula="of:=[.A768]*[.A768]" office:value-type="float" office:value="0.00521932557601" calcext:value-type="float">
            <text:p>0.00521932557601</text:p>
          </table:table-cell>
          <table:table-cell table:formula="of:=([.A768]-[.B768])*([.A768]-[.B768])" office:value-type="float" office:value="0.01909705650241" calcext:value-type="float">
            <text:p>0.01909705650241</text:p>
          </table:table-cell>
          <table:table-cell table:number-columns-repeated="2"/>
        </table:table-row>
        <table:table-row table:style-name="ro1">
          <table:table-cell office:value-type="float" office:value="0.0930445" calcext:value-type="float">
            <text:p>0.0930445</text:p>
          </table:table-cell>
          <table:table-cell office:value-type="float" office:value="0.324031" calcext:value-type="float">
            <text:p>0.324031</text:p>
          </table:table-cell>
          <table:table-cell table:formula="of:=[.A769]*[.A769]" office:value-type="float" office:value="0.00865727898025" calcext:value-type="float">
            <text:p>0.00865727898025</text:p>
          </table:table-cell>
          <table:table-cell table:formula="of:=([.A769]-[.B769])*([.A769]-[.B769])" office:value-type="float" office:value="0.05335476318225" calcext:value-type="float">
            <text:p>0.05335476318225</text:p>
          </table:table-cell>
          <table:table-cell table:number-columns-repeated="2"/>
        </table:table-row>
        <table:table-row table:style-name="ro1">
          <table:table-cell office:value-type="float" office:value="0.158487" calcext:value-type="float">
            <text:p>0.158487</text:p>
          </table:table-cell>
          <table:table-cell office:value-type="float" office:value="0.354379" calcext:value-type="float">
            <text:p>0.354379</text:p>
          </table:table-cell>
          <table:table-cell table:formula="of:=[.A770]*[.A770]" office:value-type="float" office:value="0.025118129169" calcext:value-type="float">
            <text:p>0.025118129169</text:p>
          </table:table-cell>
          <table:table-cell table:formula="of:=([.A770]-[.B770])*([.A770]-[.B770])" office:value-type="float" office:value="0.038373675664" calcext:value-type="float">
            <text:p>0.038373675664</text:p>
          </table:table-cell>
          <table:table-cell table:number-columns-repeated="2"/>
        </table:table-row>
        <table:table-row table:style-name="ro1">
          <table:table-cell office:value-type="float" office:value="0.0647076" calcext:value-type="float">
            <text:p>0.0647076</text:p>
          </table:table-cell>
          <table:table-cell office:value-type="float" office:value="0.389571" calcext:value-type="float">
            <text:p>0.389571</text:p>
          </table:table-cell>
          <table:table-cell table:formula="of:=[.A771]*[.A771]" office:value-type="float" office:value="0.00418707349776" calcext:value-type="float">
            <text:p>0.00418707349776</text:p>
          </table:table-cell>
          <table:table-cell table:formula="of:=([.A771]-[.B771])*([.A771]-[.B771])" office:value-type="float" office:value="0.10553622865956" calcext:value-type="float">
            <text:p>0.10553622865956</text:p>
          </table:table-cell>
          <table:table-cell table:number-columns-repeated="2"/>
        </table:table-row>
        <table:table-row table:style-name="ro1">
          <table:table-cell office:value-type="float" office:value="0.243344" calcext:value-type="float">
            <text:p>0.243344</text:p>
          </table:table-cell>
          <table:table-cell office:value-type="float" office:value="0.499267" calcext:value-type="float">
            <text:p>0.499267</text:p>
          </table:table-cell>
          <table:table-cell table:formula="of:=[.A772]*[.A772]" office:value-type="float" office:value="0.059216302336" calcext:value-type="float">
            <text:p>0.059216302336</text:p>
          </table:table-cell>
          <table:table-cell table:formula="of:=([.A772]-[.B772])*([.A772]-[.B772])" office:value-type="float" office:value="0.065496581929" calcext:value-type="float">
            <text:p>0.065496581929</text:p>
          </table:table-cell>
          <table:table-cell table:number-columns-repeated="2"/>
        </table:table-row>
        <table:table-row table:style-name="ro1">
          <table:table-cell office:value-type="float" office:value="0.414939" calcext:value-type="float">
            <text:p>0.414939</text:p>
          </table:table-cell>
          <table:table-cell office:value-type="float" office:value="0.66105" calcext:value-type="float">
            <text:p>0.66105</text:p>
          </table:table-cell>
          <table:table-cell table:formula="of:=[.A773]*[.A773]" office:value-type="float" office:value="0.172174373721" calcext:value-type="float">
            <text:p>0.172174373721</text:p>
          </table:table-cell>
          <table:table-cell table:formula="of:=([.A773]-[.B773])*([.A773]-[.B773])" office:value-type="float" office:value="0.060570624321" calcext:value-type="float">
            <text:p>0.060570624321</text:p>
          </table:table-cell>
          <table:table-cell table:number-columns-repeated="2"/>
        </table:table-row>
        <table:table-row table:style-name="ro1">
          <table:table-cell office:value-type="float" office:value="0.558837" calcext:value-type="float">
            <text:p>0.558837</text:p>
          </table:table-cell>
          <table:table-cell office:value-type="float" office:value="0.620892" calcext:value-type="float">
            <text:p>0.620892</text:p>
          </table:table-cell>
          <table:table-cell table:formula="of:=[.A774]*[.A774]" office:value-type="float" office:value="0.312298792569" calcext:value-type="float">
            <text:p>0.312298792569</text:p>
          </table:table-cell>
          <table:table-cell table:formula="of:=([.A774]-[.B774])*([.A774]-[.B774])" office:value-type="float" office:value="0.003850823025" calcext:value-type="float">
            <text:p>0.003850823025</text:p>
          </table:table-cell>
          <table:table-cell table:number-columns-repeated="2"/>
        </table:table-row>
        <table:table-row table:style-name="ro1">
          <table:table-cell office:value-type="float" office:value="0.59755" calcext:value-type="float">
            <text:p>0.59755</text:p>
          </table:table-cell>
          <table:table-cell office:value-type="float" office:value="0.711584" calcext:value-type="float">
            <text:p>0.711584</text:p>
          </table:table-cell>
          <table:table-cell table:formula="of:=[.A775]*[.A775]" office:value-type="float" office:value="0.3570660025" calcext:value-type="float">
            <text:p>0.3570660025</text:p>
          </table:table-cell>
          <table:table-cell table:formula="of:=([.A775]-[.B775])*([.A775]-[.B775])" office:value-type="float" office:value="0.013003753156" calcext:value-type="float">
            <text:p>0.013003753156</text:p>
          </table:table-cell>
          <table:table-cell table:number-columns-repeated="2"/>
        </table:table-row>
        <table:table-row table:style-name="ro1">
          <table:table-cell office:value-type="float" office:value="0.59755" calcext:value-type="float">
            <text:p>0.59755</text:p>
          </table:table-cell>
          <table:table-cell office:value-type="float" office:value="0.81656" calcext:value-type="float">
            <text:p>0.81656</text:p>
          </table:table-cell>
          <table:table-cell table:formula="of:=[.A776]*[.A776]" office:value-type="float" office:value="0.3570660025" calcext:value-type="float">
            <text:p>0.3570660025</text:p>
          </table:table-cell>
          <table:table-cell table:formula="of:=([.A776]-[.B776])*([.A776]-[.B776])" office:value-type="float" office:value="0.0479653801" calcext:value-type="float">
            <text:p>0.0479653801</text:p>
          </table:table-cell>
          <table:table-cell table:number-columns-repeated="2"/>
        </table:table-row>
        <table:table-row table:style-name="ro1">
          <table:table-cell office:value-type="float" office:value="0.707031" calcext:value-type="float">
            <text:p>0.707031</text:p>
          </table:table-cell>
          <table:table-cell office:value-type="float" office:value="0.840439" calcext:value-type="float">
            <text:p>0.840439</text:p>
          </table:table-cell>
          <table:table-cell table:formula="of:=[.A777]*[.A777]" office:value-type="float" office:value="0.499892834961" calcext:value-type="float">
            <text:p>0.499892834961</text:p>
          </table:table-cell>
          <table:table-cell table:formula="of:=([.A777]-[.B777])*([.A777]-[.B777])" office:value-type="float" office:value="0.017797694464" calcext:value-type="float">
            <text:p>0.017797694464</text:p>
          </table:table-cell>
          <table:table-cell table:number-columns-repeated="2"/>
        </table:table-row>
        <table:table-row table:style-name="ro1">
          <table:table-cell office:value-type="float" office:value="0.784931" calcext:value-type="float">
            <text:p>0.784931</text:p>
          </table:table-cell>
          <table:table-cell office:value-type="float" office:value="0.910439" calcext:value-type="float">
            <text:p>0.910439</text:p>
          </table:table-cell>
          <table:table-cell table:formula="of:=[.A778]*[.A778]" office:value-type="float" office:value="0.616116674761" calcext:value-type="float">
            <text:p>0.616116674761</text:p>
          </table:table-cell>
          <table:table-cell table:formula="of:=([.A778]-[.B778])*([.A778]-[.B778])" office:value-type="float" office:value="0.015752258064" calcext:value-type="float">
            <text:p>0.015752258064</text:p>
          </table:table-cell>
          <table:table-cell table:number-columns-repeated="2"/>
        </table:table-row>
        <table:table-row table:style-name="ro1">
          <table:table-cell office:value-type="float" office:value="0.784931" calcext:value-type="float">
            <text:p>0.784931</text:p>
          </table:table-cell>
          <table:table-cell office:value-type="float" office:value="0.979754" calcext:value-type="float">
            <text:p>0.979754</text:p>
          </table:table-cell>
          <table:table-cell table:formula="of:=[.A779]*[.A779]" office:value-type="float" office:value="0.616116674761" calcext:value-type="float">
            <text:p>0.616116674761</text:p>
          </table:table-cell>
          <table:table-cell table:formula="of:=([.A779]-[.B779])*([.A779]-[.B779])" office:value-type="float" office:value="0.037956001329" calcext:value-type="float">
            <text:p>0.037956001329</text:p>
          </table:table-cell>
          <table:table-cell table:number-columns-repeated="2"/>
        </table:table-row>
        <table:table-row table:style-name="ro1">
          <table:table-cell office:value-type="float" office:value="0.891066" calcext:value-type="float">
            <text:p>0.891066</text:p>
          </table:table-cell>
          <table:table-cell office:value-type="float" office:value="0.936152" calcext:value-type="float">
            <text:p>0.936152</text:p>
          </table:table-cell>
          <table:table-cell table:formula="of:=[.A780]*[.A780]" office:value-type="float" office:value="0.793998616356" calcext:value-type="float">
            <text:p>0.793998616356</text:p>
          </table:table-cell>
          <table:table-cell table:formula="of:=([.A780]-[.B780])*([.A780]-[.B780])" office:value-type="float" office:value="0.002032747396" calcext:value-type="float">
            <text:p>0.002032747396</text:p>
          </table:table-cell>
          <table:table-cell table:number-columns-repeated="2"/>
        </table:table-row>
        <table:table-row table:style-name="ro1">
          <table:table-cell office:value-type="float" office:value="0.97045" calcext:value-type="float">
            <text:p>0.97045</text:p>
          </table:table-cell>
          <table:table-cell office:value-type="float" office:value="0.968878" calcext:value-type="float">
            <text:p>0.968878</text:p>
          </table:table-cell>
          <table:table-cell table:formula="of:=[.A781]*[.A781]" office:value-type="float" office:value="0.9417732025" calcext:value-type="float">
            <text:p>0.9417732025</text:p>
          </table:table-cell>
          <table:table-cell table:formula="of:=([.A781]-[.B781])*([.A781]-[.B781])" office:value-type="float" office:value="0.00000247118400000006" calcext:value-type="float">
            <text:p>2.47118400000006E-06</text:p>
          </table:table-cell>
          <table:table-cell table:number-columns-repeated="2"/>
        </table:table-row>
        <table:table-row table:style-name="ro1">
          <table:table-cell office:value-type="float" office:value="0.000010848" calcext:value-type="float">
            <text:p>0.000010848</text:p>
          </table:table-cell>
          <table:table-cell office:value-type="float" office:value="0.00000303222" calcext:value-type="float">
            <text:p>0.00000303222</text:p>
          </table:table-cell>
          <table:table-cell table:formula="of:=[.A782]*[.A782]" office:value-type="float" office:value="0.000000000117679104" calcext:value-type="float">
            <text:p>1.17679104E-10</text:p>
          </table:table-cell>
          <table:table-cell table:formula="of:=([.A782]-[.B782])*([.A782]-[.B782])" office:value-type="float" office:value="0.00000000006108641701" calcext:value-type="float">
            <text:p>6.10864170084E-11</text:p>
          </table:table-cell>
          <table:table-cell table:number-columns-repeated="2"/>
        </table:table-row>
        <table:table-row table:style-name="ro1">
          <table:table-cell office:value-type="float" office:value="0.0000588298" calcext:value-type="float">
            <text:p>0.0000588298</text:p>
          </table:table-cell>
          <table:table-cell office:value-type="float" office:value="0.0000258347" calcext:value-type="float">
            <text:p>0.0000258347</text:p>
          </table:table-cell>
          <table:table-cell table:formula="of:=[.A783]*[.A783]" office:value-type="float" office:value="0.00000000346094536804" calcext:value-type="float">
            <text:p>3.46094536804E-09</text:p>
          </table:table-cell>
          <table:table-cell table:formula="of:=([.A783]-[.B783])*([.A783]-[.B783])" office:value-type="float" office:value="0.00000000108867662401" calcext:value-type="float">
            <text:p>1.08867662401E-09</text:p>
          </table:table-cell>
          <table:table-cell table:number-columns-repeated="2"/>
        </table:table-row>
        <table:table-row table:style-name="ro1">
          <table:table-cell office:value-type="float" office:value="0.0000013113" calcext:value-type="float">
            <text:p>0.0000013113</text:p>
          </table:table-cell>
          <table:table-cell office:value-type="float" office:value="0.00733837" calcext:value-type="float">
            <text:p>0.00733837</text:p>
          </table:table-cell>
          <table:table-cell table:formula="of:=[.A784]*[.A784]" office:value-type="float" office:value="0.00000000000171950769" calcext:value-type="float">
            <text:p>1.71950769E-12</text:p>
          </table:table-cell>
          <table:table-cell table:formula="of:=([.A784]-[.B784])*([.A784]-[.B784])" office:value-type="float" office:value="0.0000538324303672457" calcext:value-type="float">
            <text:p>5.38324303672457E-05</text:p>
          </table:table-cell>
          <table:table-cell table:number-columns-repeated="2"/>
        </table:table-row>
        <table:table-row table:style-name="ro1">
          <table:table-cell office:value-type="float" office:value="0.00000494719" calcext:value-type="float">
            <text:p>0.00000494719</text:p>
          </table:table-cell>
          <table:table-cell office:value-type="float" office:value="0.000520309" calcext:value-type="float">
            <text:p>0.000520309</text:p>
          </table:table-cell>
          <table:table-cell table:formula="of:=[.A785]*[.A785]" office:value-type="float" office:value="0.0000000000244746889" calcext:value-type="float">
            <text:p>2.44746888961E-11</text:p>
          </table:table-cell>
          <table:table-cell table:formula="of:=([.A785]-[.B785])*([.A785]-[.B785])" office:value-type="float" office:value="0.00000026559779520648" calcext:value-type="float">
            <text:p>2.65597795206476E-07</text:p>
          </table:table-cell>
          <table:table-cell table:number-columns-repeated="2"/>
        </table:table-row>
        <table:table-row table:style-name="ro1">
          <table:table-cell office:value-type="float" office:value="0.00000494719" calcext:value-type="float">
            <text:p>0.00000494719</text:p>
          </table:table-cell>
          <table:table-cell office:value-type="float" office:value="0.000969994" calcext:value-type="float">
            <text:p>0.000969994</text:p>
          </table:table-cell>
          <table:table-cell table:formula="of:=[.A786]*[.A786]" office:value-type="float" office:value="0.0000000000244746889" calcext:value-type="float">
            <text:p>2.44746888961E-11</text:p>
          </table:table-cell>
          <table:table-cell table:formula="of:=([.A786]-[.B786])*([.A786]-[.B786])" office:value-type="float" office:value="0.00000093131534549118" calcext:value-type="float">
            <text:p>9.31315345491176E-07</text:p>
          </table:table-cell>
          <table:table-cell table:number-columns-repeated="2"/>
        </table:table-row>
        <table:table-row table:style-name="ro1">
          <table:table-cell office:value-type="float" office:value="0.0000149012" calcext:value-type="float">
            <text:p>0.0000149012</text:p>
          </table:table-cell>
          <table:table-cell office:value-type="float" office:value="0.0445855" calcext:value-type="float">
            <text:p>0.0445855</text:p>
          </table:table-cell>
          <table:table-cell table:formula="of:=[.A787]*[.A787]" office:value-type="float" office:value="0.00000000022204576144" calcext:value-type="float">
            <text:p>2.2204576144E-10</text:p>
          </table:table-cell>
          <table:table-cell table:formula="of:=([.A787]-[.B787])*([.A787]-[.B787])" office:value-type="float" office:value="0.00198653827739056" calcext:value-type="float">
            <text:p>0.00198653827739056</text:p>
          </table:table-cell>
          <table:table-cell table:number-columns-repeated="2"/>
        </table:table-row>
        <table:table-row table:style-name="ro1">
          <table:table-cell office:value-type="float" office:value="0.0000282526" calcext:value-type="float">
            <text:p>0.0000282526</text:p>
          </table:table-cell>
          <table:table-cell office:value-type="float" office:value="0.000457534" calcext:value-type="float">
            <text:p>0.000457534</text:p>
          </table:table-cell>
          <table:table-cell table:formula="of:=[.A788]*[.A788]" office:value-type="float" office:value="0.00000000079820940676" calcext:value-type="float">
            <text:p>7.9820940676E-10</text:p>
          </table:table-cell>
          <table:table-cell table:formula="of:=([.A788]-[.B788])*([.A788]-[.B788])" office:value-type="float" office:value="0.00000018428252038596" calcext:value-type="float">
            <text:p>1.8428252038596E-07</text:p>
          </table:table-cell>
          <table:table-cell table:number-columns-repeated="2"/>
        </table:table-row>
        <table:table-row table:style-name="ro1">
          <table:table-cell office:value-type="float" office:value="0.00001508" calcext:value-type="float">
            <text:p>0.00001508</text:p>
          </table:table-cell>
          <table:table-cell office:value-type="float" office:value="0.00283699" calcext:value-type="float">
            <text:p>0.00283699</text:p>
          </table:table-cell>
          <table:table-cell table:formula="of:=[.A789]*[.A789]" office:value-type="float" office:value="0.0000000002274064" calcext:value-type="float">
            <text:p>2.274064E-10</text:p>
          </table:table-cell>
          <table:table-cell table:formula="of:=([.A789]-[.B789])*([.A789]-[.B789])" office:value-type="float" office:value="0.0000079631760481" calcext:value-type="float">
            <text:p>0.0000079631760481</text:p>
          </table:table-cell>
          <table:table-cell table:number-columns-repeated="2"/>
        </table:table-row>
        <table:table-row table:style-name="ro1">
          <table:table-cell office:value-type="float" office:value="0.0000109673" calcext:value-type="float">
            <text:p>0.0000109673</text:p>
          </table:table-cell>
          <table:table-cell office:value-type="float" office:value="0.00147286" calcext:value-type="float">
            <text:p>0.00147286</text:p>
          </table:table-cell>
          <table:table-cell table:formula="of:=[.A790]*[.A790]" office:value-type="float" office:value="0.00000000012028166929" calcext:value-type="float">
            <text:p>1.2028166929E-10</text:p>
          </table:table-cell>
          <table:table-cell table:formula="of:=([.A790]-[.B790])*([.A790]-[.B790])" office:value-type="float" office:value="0.00000213713026631329" calcext:value-type="float">
            <text:p>2.13713026631329E-06</text:p>
          </table:table-cell>
          <table:table-cell table:number-columns-repeated="2"/>
        </table:table-row>
        <table:table-row table:style-name="ro1">
          <table:table-cell office:value-type="float" office:value="0.000005126" calcext:value-type="float">
            <text:p>0.000005126</text:p>
          </table:table-cell>
          <table:table-cell office:value-type="float" office:value="0.00120432" calcext:value-type="float">
            <text:p>0.00120432</text:p>
          </table:table-cell>
          <table:table-cell table:formula="of:=[.A791]*[.A791]" office:value-type="float" office:value="0.000000000026275876" calcext:value-type="float">
            <text:p>2.6275876E-11</text:p>
          </table:table-cell>
          <table:table-cell table:formula="of:=([.A791]-[.B791])*([.A791]-[.B791])" office:value-type="float" office:value="0.000001438066249636" calcext:value-type="float">
            <text:p>1.438066249636E-06</text:p>
          </table:table-cell>
          <table:table-cell table:number-columns-repeated="2"/>
        </table:table-row>
        <table:table-row table:style-name="ro1">
          <table:table-cell office:value-type="float" office:value="0.000005126" calcext:value-type="float">
            <text:p>0.000005126</text:p>
          </table:table-cell>
          <table:table-cell office:value-type="float" office:value="0.00183063" calcext:value-type="float">
            <text:p>0.00183063</text:p>
          </table:table-cell>
          <table:table-cell table:formula="of:=[.A792]*[.A792]" office:value-type="float" office:value="0.000000000026275876" calcext:value-type="float">
            <text:p>2.6275876E-11</text:p>
          </table:table-cell>
          <table:table-cell table:formula="of:=([.A792]-[.B792])*([.A792]-[.B792])" office:value-type="float" office:value="0.000003332464854016" calcext:value-type="float">
            <text:p>3.332464854016E-06</text:p>
          </table:table-cell>
          <table:table-cell table:number-columns-repeated="2"/>
        </table:table-row>
        <table:table-row table:style-name="ro1">
          <table:table-cell office:value-type="float" office:value="0.00000947714" calcext:value-type="float">
            <text:p>0.00000947714</text:p>
          </table:table-cell>
          <table:table-cell office:value-type="float" office:value="0.0105549" calcext:value-type="float">
            <text:p>0.0105549</text:p>
          </table:table-cell>
          <table:table-cell table:formula="of:=[.A793]*[.A793]" office:value-type="float" office:value="0.00000000008981618258" calcext:value-type="float">
            <text:p>8.98161825796E-11</text:p>
          </table:table-cell>
          <table:table-cell table:formula="of:=([.A793]-[.B793])*([.A793]-[.B793])" office:value-type="float" office:value="0.000111205943296211" calcext:value-type="float">
            <text:p>0.000111205943296211</text:p>
          </table:table-cell>
          <table:table-cell table:number-columns-repeated="2"/>
        </table:table-row>
        <table:table-row table:style-name="ro1">
          <table:table-cell office:value-type="float" office:value="0.00000762939" calcext:value-type="float">
            <text:p>0.00000762939</text:p>
          </table:table-cell>
          <table:table-cell office:value-type="float" office:value="0.0496188" calcext:value-type="float">
            <text:p>0.0496188</text:p>
          </table:table-cell>
          <table:table-cell table:formula="of:=[.A794]*[.A794]" office:value-type="float" office:value="0.00000000005820759177" calcext:value-type="float">
            <text:p>5.82075917721E-11</text:p>
          </table:table-cell>
          <table:table-cell table:formula="of:=([.A794]-[.B794])*([.A794]-[.B794])" office:value-type="float" office:value="0.00246126824929453" calcext:value-type="float">
            <text:p>0.00246126824929453</text:p>
          </table:table-cell>
          <table:table-cell table:number-columns-repeated="2"/>
        </table:table-row>
        <table:table-row table:style-name="ro1">
          <table:table-cell office:value-type="float" office:value="0.000250697" calcext:value-type="float">
            <text:p>0.000250697</text:p>
          </table:table-cell>
          <table:table-cell office:value-type="float" office:value="0.0173827" calcext:value-type="float">
            <text:p>0.0173827</text:p>
          </table:table-cell>
          <table:table-cell table:formula="of:=[.A795]*[.A795]" office:value-type="float" office:value="0.000000062848985809" calcext:value-type="float">
            <text:p>6.2848985809E-08</text:p>
          </table:table-cell>
          <table:table-cell table:formula="of:=([.A795]-[.B795])*([.A795]-[.B795])" office:value-type="float" office:value="0.000293505526792009" calcext:value-type="float">
            <text:p>0.000293505526792009</text:p>
          </table:table-cell>
          <table:table-cell table:number-columns-repeated="2"/>
        </table:table-row>
        <table:table-row table:style-name="ro1">
          <table:table-cell office:value-type="float" office:value="0.0000588298" calcext:value-type="float">
            <text:p>0.0000588298</text:p>
          </table:table-cell>
          <table:table-cell office:value-type="float" office:value="0.0387145" calcext:value-type="float">
            <text:p>0.0387145</text:p>
          </table:table-cell>
          <table:table-cell table:formula="of:=[.A796]*[.A796]" office:value-type="float" office:value="0.00000000346094536804" calcext:value-type="float">
            <text:p>3.46094536804E-09</text:p>
          </table:table-cell>
          <table:table-cell table:formula="of:=([.A796]-[.B796])*([.A796]-[.B796])" office:value-type="float" office:value="0.00149426083861117" calcext:value-type="float">
            <text:p>0.00149426083861117</text:p>
          </table:table-cell>
          <table:table-cell table:number-columns-repeated="2"/>
        </table:table-row>
        <table:table-row table:style-name="ro1">
          <table:table-cell office:value-type="float" office:value="0.00120997" calcext:value-type="float">
            <text:p>0.00120997</text:p>
          </table:table-cell>
          <table:table-cell office:value-type="float" office:value="0.0141928" calcext:value-type="float">
            <text:p>0.0141928</text:p>
          </table:table-cell>
          <table:table-cell table:formula="of:=[.A797]*[.A797]" office:value-type="float" office:value="0.0000014640274009" calcext:value-type="float">
            <text:p>0.0000014640274009</text:p>
          </table:table-cell>
          <table:table-cell table:formula="of:=([.A797]-[.B797])*([.A797]-[.B797])" office:value-type="float" office:value="0.0001685538748089" calcext:value-type="float">
            <text:p>0.0001685538748089</text:p>
          </table:table-cell>
          <table:table-cell table:number-columns-repeated="2"/>
        </table:table-row>
        <table:table-row table:style-name="ro1">
          <table:table-cell office:value-type="float" office:value="0.00161886" calcext:value-type="float">
            <text:p>0.00161886</text:p>
          </table:table-cell>
          <table:table-cell office:value-type="float" office:value="0.0075298" calcext:value-type="float">
            <text:p>0.0075298</text:p>
          </table:table-cell>
          <table:table-cell table:formula="of:=[.A798]*[.A798]" office:value-type="float" office:value="0.0000026207076996" calcext:value-type="float">
            <text:p>0.0000026207076996</text:p>
          </table:table-cell>
          <table:table-cell table:formula="of:=([.A798]-[.B798])*([.A798]-[.B798])" office:value-type="float" office:value="0.0000349392116836" calcext:value-type="float">
            <text:p>0.0000349392116836</text:p>
          </table:table-cell>
          <table:table-cell table:number-columns-repeated="2"/>
        </table:table-row>
        <table:table-row table:style-name="ro1">
          <table:table-cell office:value-type="float" office:value="0.000217676" calcext:value-type="float">
            <text:p>0.000217676</text:p>
          </table:table-cell>
          <table:table-cell office:value-type="float" office:value="0.150207" calcext:value-type="float">
            <text:p>0.150207</text:p>
          </table:table-cell>
          <table:table-cell table:formula="of:=[.A799]*[.A799]" office:value-type="float" office:value="0.000000047382840976" calcext:value-type="float">
            <text:p>4.7382840976E-08</text:p>
          </table:table-cell>
          <table:table-cell table:formula="of:=([.A799]-[.B799])*([.A799]-[.B799])" office:value-type="float" office:value="0.022496797313977" calcext:value-type="float">
            <text:p>0.022496797313977</text:p>
          </table:table-cell>
          <table:table-cell table:number-columns-repeated="2"/>
        </table:table-row>
        <table:table-row table:style-name="ro1">
          <table:table-cell office:value-type="float" office:value="0.00145638" calcext:value-type="float">
            <text:p>0.00145638</text:p>
          </table:table-cell>
          <table:table-cell office:value-type="float" office:value="0.123369" calcext:value-type="float">
            <text:p>0.123369</text:p>
          </table:table-cell>
          <table:table-cell table:formula="of:=[.A800]*[.A800]" office:value-type="float" office:value="0.0000021210427044" calcext:value-type="float">
            <text:p>0.0000021210427044</text:p>
          </table:table-cell>
          <table:table-cell table:formula="of:=([.A800]-[.B800])*([.A800]-[.B800])" office:value-type="float" office:value="0.0148626869152644" calcext:value-type="float">
            <text:p>0.0148626869152644</text:p>
          </table:table-cell>
          <table:table-cell table:number-columns-repeated="2"/>
        </table:table-row>
        <table:table-row table:style-name="ro1">
          <table:table-cell office:value-type="float" office:value="0.00291258" calcext:value-type="float">
            <text:p>0.00291258</text:p>
          </table:table-cell>
          <table:table-cell office:value-type="float" office:value="0.133314" calcext:value-type="float">
            <text:p>0.133314</text:p>
          </table:table-cell>
          <table:table-cell table:formula="of:=[.A801]*[.A801]" office:value-type="float" office:value="0.0000084831222564" calcext:value-type="float">
            <text:p>0.0000084831222564</text:p>
          </table:table-cell>
          <table:table-cell table:formula="of:=([.A801]-[.B801])*([.A801]-[.B801])" office:value-type="float" office:value="0.0170045303380164" calcext:value-type="float">
            <text:p>0.0170045303380164</text:p>
          </table:table-cell>
          <table:table-cell table:number-columns-repeated="2"/>
        </table:table-row>
        <table:table-row table:style-name="ro1">
          <table:table-cell office:value-type="float" office:value="0.0189137" calcext:value-type="float">
            <text:p>0.0189137</text:p>
          </table:table-cell>
          <table:table-cell office:value-type="float" office:value="0.244318" calcext:value-type="float">
            <text:p>0.244318</text:p>
          </table:table-cell>
          <table:table-cell table:formula="of:=[.A802]*[.A802]" office:value-type="float" office:value="0.00035772804769" calcext:value-type="float">
            <text:p>0.00035772804769</text:p>
          </table:table-cell>
          <table:table-cell table:formula="of:=([.A802]-[.B802])*([.A802]-[.B802])" office:value-type="float" office:value="0.05080709845849" calcext:value-type="float">
            <text:p>0.05080709845849</text:p>
          </table:table-cell>
          <table:table-cell table:number-columns-repeated="2"/>
        </table:table-row>
        <table:table-row table:style-name="ro1">
          <table:table-cell office:value-type="float" office:value="0.0796077" calcext:value-type="float">
            <text:p>0.0796077</text:p>
          </table:table-cell>
          <table:table-cell office:value-type="float" office:value="0.193737" calcext:value-type="float">
            <text:p>0.193737</text:p>
          </table:table-cell>
          <table:table-cell table:formula="of:=[.A803]*[.A803]" office:value-type="float" office:value="0.00633738589929" calcext:value-type="float">
            <text:p>0.00633738589929</text:p>
          </table:table-cell>
          <table:table-cell table:formula="of:=([.A803]-[.B803])*([.A803]-[.B803])" office:value-type="float" office:value="0.01302549711849" calcext:value-type="float">
            <text:p>0.01302549711849</text:p>
          </table:table-cell>
          <table:table-cell table:number-columns-repeated="2"/>
        </table:table-row>
        <table:table-row table:style-name="ro1">
          <table:table-cell office:value-type="float" office:value="0.141405" calcext:value-type="float">
            <text:p>0.141405</text:p>
          </table:table-cell>
          <table:table-cell office:value-type="float" office:value="0.385364" calcext:value-type="float">
            <text:p>0.385364</text:p>
          </table:table-cell>
          <table:table-cell table:formula="of:=[.A804]*[.A804]" office:value-type="float" office:value="0.019995374025" calcext:value-type="float">
            <text:p>0.019995374025</text:p>
          </table:table-cell>
          <table:table-cell table:formula="of:=([.A804]-[.B804])*([.A804]-[.B804])" office:value-type="float" office:value="0.059515993681" calcext:value-type="float">
            <text:p>0.059515993681</text:p>
          </table:table-cell>
          <table:table-cell table:number-columns-repeated="2"/>
        </table:table-row>
        <table:table-row table:style-name="ro1">
          <table:table-cell office:value-type="float" office:value="0.206372" calcext:value-type="float">
            <text:p>0.206372</text:p>
          </table:table-cell>
          <table:table-cell office:value-type="float" office:value="0.361181" calcext:value-type="float">
            <text:p>0.361181</text:p>
          </table:table-cell>
          <table:table-cell table:formula="of:=[.A805]*[.A805]" office:value-type="float" office:value="0.042589402384" calcext:value-type="float">
            <text:p>0.042589402384</text:p>
          </table:table-cell>
          <table:table-cell table:formula="of:=([.A805]-[.B805])*([.A805]-[.B805])" office:value-type="float" office:value="0.023965826481" calcext:value-type="float">
            <text:p>0.023965826481</text:p>
          </table:table-cell>
          <table:table-cell table:number-columns-repeated="2"/>
        </table:table-row>
        <table:table-row table:style-name="ro1">
          <table:table-cell office:value-type="float" office:value="0.206372" calcext:value-type="float">
            <text:p>0.206372</text:p>
          </table:table-cell>
          <table:table-cell office:value-type="float" office:value="0.374604" calcext:value-type="float">
            <text:p>0.374604</text:p>
          </table:table-cell>
          <table:table-cell table:formula="of:=[.A806]*[.A806]" office:value-type="float" office:value="0.042589402384" calcext:value-type="float">
            <text:p>0.042589402384</text:p>
          </table:table-cell>
          <table:table-cell table:formula="of:=([.A806]-[.B806])*([.A806]-[.B806])" office:value-type="float" office:value="0.028302005824" calcext:value-type="float">
            <text:p>0.028302005824</text:p>
          </table:table-cell>
          <table:table-cell table:number-columns-repeated="2"/>
        </table:table-row>
        <table:table-row table:style-name="ro1">
          <table:table-cell office:value-type="float" office:value="0.250426" calcext:value-type="float">
            <text:p>0.250426</text:p>
          </table:table-cell>
          <table:table-cell office:value-type="float" office:value="0.372931" calcext:value-type="float">
            <text:p>0.372931</text:p>
          </table:table-cell>
          <table:table-cell table:formula="of:=[.A807]*[.A807]" office:value-type="float" office:value="0.062713181476" calcext:value-type="float">
            <text:p>0.062713181476</text:p>
          </table:table-cell>
          <table:table-cell table:formula="of:=([.A807]-[.B807])*([.A807]-[.B807])" office:value-type="float" office:value="0.015007475025" calcext:value-type="float">
            <text:p>0.015007475025</text:p>
          </table:table-cell>
          <table:table-cell table:number-columns-repeated="2"/>
        </table:table-row>
        <table:table-row table:style-name="ro1">
          <table:table-cell office:value-type="float" office:value="0.227975" calcext:value-type="float">
            <text:p>0.227975</text:p>
          </table:table-cell>
          <table:table-cell office:value-type="float" office:value="0.264011" calcext:value-type="float">
            <text:p>0.264011</text:p>
          </table:table-cell>
          <table:table-cell table:formula="of:=[.A808]*[.A808]" office:value-type="float" office:value="0.051972600625" calcext:value-type="float">
            <text:p>0.051972600625</text:p>
          </table:table-cell>
          <table:table-cell table:formula="of:=([.A808]-[.B808])*([.A808]-[.B808])" office:value-type="float" office:value="0.001298593296" calcext:value-type="float">
            <text:p>0.001298593296</text:p>
          </table:table-cell>
          <table:table-cell table:number-columns-repeated="2"/>
        </table:table-row>
        <table:table-row table:style-name="ro1">
          <table:table-cell office:value-type="float" office:value="0.227975" calcext:value-type="float">
            <text:p>0.227975</text:p>
          </table:table-cell>
          <table:table-cell office:value-type="float" office:value="0.274377" calcext:value-type="float">
            <text:p>0.274377</text:p>
          </table:table-cell>
          <table:table-cell table:formula="of:=[.A809]*[.A809]" office:value-type="float" office:value="0.051972600625" calcext:value-type="float">
            <text:p>0.051972600625</text:p>
          </table:table-cell>
          <table:table-cell table:formula="of:=([.A809]-[.B809])*([.A809]-[.B809])" office:value-type="float" office:value="0.002153145604" calcext:value-type="float">
            <text:p>0.002153145604</text:p>
          </table:table-cell>
          <table:table-cell table:number-columns-repeated="2"/>
        </table:table-row>
        <table:table-row table:style-name="ro1">
          <table:table-cell office:value-type="float" office:value="0.45584" calcext:value-type="float">
            <text:p>0.45584</text:p>
          </table:table-cell>
          <table:table-cell office:value-type="float" office:value="0.264649" calcext:value-type="float">
            <text:p>0.264649</text:p>
          </table:table-cell>
          <table:table-cell table:formula="of:=[.A810]*[.A810]" office:value-type="float" office:value="0.2077901056" calcext:value-type="float">
            <text:p>0.2077901056</text:p>
          </table:table-cell>
          <table:table-cell table:formula="of:=([.A810]-[.B810])*([.A810]-[.B810])" office:value-type="float" office:value="0.036553998481" calcext:value-type="float">
            <text:p>0.036553998481</text:p>
          </table:table-cell>
          <table:table-cell table:number-columns-repeated="2"/>
        </table:table-row>
        <table:table-row table:style-name="ro1">
          <table:table-cell office:value-type="float" office:value="0.475451" calcext:value-type="float">
            <text:p>0.475451</text:p>
          </table:table-cell>
          <table:table-cell office:value-type="float" office:value="0.254945" calcext:value-type="float">
            <text:p>0.254945</text:p>
          </table:table-cell>
          <table:table-cell table:formula="of:=[.A811]*[.A811]" office:value-type="float" office:value="0.226053653401" calcext:value-type="float">
            <text:p>0.226053653401</text:p>
          </table:table-cell>
          <table:table-cell table:formula="of:=([.A811]-[.B811])*([.A811]-[.B811])" office:value-type="float" office:value="0.048622896036" calcext:value-type="float">
            <text:p>0.048622896036</text:p>
          </table:table-cell>
          <table:table-cell table:number-columns-repeated="2"/>
        </table:table-row>
        <table:table-row table:style-name="ro1">
          <table:table-cell office:value-type="float" office:value="0.475451" calcext:value-type="float">
            <text:p>0.475451</text:p>
          </table:table-cell>
          <table:table-cell office:value-type="float" office:value="0.363292" calcext:value-type="float">
            <text:p>0.363292</text:p>
          </table:table-cell>
          <table:table-cell table:formula="of:=[.A812]*[.A812]" office:value-type="float" office:value="0.226053653401" calcext:value-type="float">
            <text:p>0.226053653401</text:p>
          </table:table-cell>
          <table:table-cell table:formula="of:=([.A812]-[.B812])*([.A812]-[.B812])" office:value-type="float" office:value="0.012579641281" calcext:value-type="float">
            <text:p>0.012579641281</text:p>
          </table:table-cell>
          <table:table-cell table:number-columns-repeated="2"/>
        </table:table-row>
        <table:table-row table:style-name="ro1">
          <table:table-cell office:value-type="float" office:value="0.552673" calcext:value-type="float">
            <text:p>0.552673</text:p>
          </table:table-cell>
          <table:table-cell office:value-type="float" office:value="0.475807" calcext:value-type="float">
            <text:p>0.475807</text:p>
          </table:table-cell>
          <table:table-cell table:formula="of:=[.A813]*[.A813]" office:value-type="float" office:value="0.305447444929" calcext:value-type="float">
            <text:p>0.305447444929</text:p>
          </table:table-cell>
          <table:table-cell table:formula="of:=([.A813]-[.B813])*([.A813]-[.B813])" office:value-type="float" office:value="0.005908381956" calcext:value-type="float">
            <text:p>0.005908381956</text:p>
          </table:table-cell>
          <table:table-cell table:number-columns-repeated="2"/>
        </table:table-row>
        <table:table-row table:style-name="ro1">
          <table:table-cell office:value-type="float" office:value="0.694198" calcext:value-type="float">
            <text:p>0.694198</text:p>
          </table:table-cell>
          <table:table-cell office:value-type="float" office:value="0.720895" calcext:value-type="float">
            <text:p>0.720895</text:p>
          </table:table-cell>
          <table:table-cell table:formula="of:=[.A814]*[.A814]" office:value-type="float" office:value="0.481910863204" calcext:value-type="float">
            <text:p>0.481910863204</text:p>
          </table:table-cell>
          <table:table-cell table:formula="of:=([.A814]-[.B814])*([.A814]-[.B814])" office:value-type="float" office:value="0.000712729808999998" calcext:value-type="float">
            <text:p>0.000712729808999998</text:p>
          </table:table-cell>
          <table:table-cell table:number-columns-repeated="2"/>
        </table:table-row>
        <table:table-row table:style-name="ro1">
          <table:table-cell office:value-type="float" office:value="0.694198" calcext:value-type="float">
            <text:p>0.694198</text:p>
          </table:table-cell>
          <table:table-cell office:value-type="float" office:value="0.824164" calcext:value-type="float">
            <text:p>0.824164</text:p>
          </table:table-cell>
          <table:table-cell table:formula="of:=[.A815]*[.A815]" office:value-type="float" office:value="0.481910863204" calcext:value-type="float">
            <text:p>0.481910863204</text:p>
          </table:table-cell>
          <table:table-cell table:formula="of:=([.A815]-[.B815])*([.A815]-[.B815])" office:value-type="float" office:value="0.016891161156" calcext:value-type="float">
            <text:p>0.016891161156</text:p>
          </table:table-cell>
          <table:table-cell table:number-columns-repeated="2"/>
        </table:table-row>
        <table:table-row table:style-name="ro1">
          <table:table-cell office:value-type="float" office:value="0.793647" calcext:value-type="float">
            <text:p>0.793647</text:p>
          </table:table-cell>
          <table:table-cell office:value-type="float" office:value="0.801617" calcext:value-type="float">
            <text:p>0.801617</text:p>
          </table:table-cell>
          <table:table-cell table:formula="of:=[.A816]*[.A816]" office:value-type="float" office:value="0.629875560609" calcext:value-type="float">
            <text:p>0.629875560609</text:p>
          </table:table-cell>
          <table:table-cell table:formula="of:=([.A816]-[.B816])*([.A816]-[.B816])" office:value-type="float" office:value="0.0000635209000000005" calcext:value-type="float">
            <text:p>6.35209000000005E-05</text:p>
          </table:table-cell>
          <table:table-cell table:number-columns-repeated="2"/>
        </table:table-row>
        <table:table-row table:style-name="ro1">
          <table:table-cell office:value-type="float" office:value="0.845521" calcext:value-type="float">
            <text:p>0.845521</text:p>
          </table:table-cell>
          <table:table-cell office:value-type="float" office:value="0.855655" calcext:value-type="float">
            <text:p>0.855655</text:p>
          </table:table-cell>
          <table:table-cell table:formula="of:=[.A817]*[.A817]" office:value-type="float" office:value="0.714905761441" calcext:value-type="float">
            <text:p>0.714905761441</text:p>
          </table:table-cell>
          <table:table-cell table:formula="of:=([.A817]-[.B817])*([.A817]-[.B817])" office:value-type="float" office:value="0.000102697956000002" calcext:value-type="float">
            <text:p>0.000102697956000002</text:p>
          </table:table-cell>
          <table:table-cell table:number-columns-repeated="2"/>
        </table:table-row>
        <table:table-row table:style-name="ro1">
          <table:table-cell office:value-type="float" office:value="0.938218" calcext:value-type="float">
            <text:p>0.938218</text:p>
          </table:table-cell>
          <table:table-cell office:value-type="float" office:value="0.976606" calcext:value-type="float">
            <text:p>0.976606</text:p>
          </table:table-cell>
          <table:table-cell table:formula="of:=[.A818]*[.A818]" office:value-type="float" office:value="0.880253015524" calcext:value-type="float">
            <text:p>0.880253015524</text:p>
          </table:table-cell>
          <table:table-cell table:formula="of:=([.A818]-[.B818])*([.A818]-[.B818])" office:value-type="float" office:value="0.001473638544" calcext:value-type="float">
            <text:p>0.001473638544</text:p>
          </table:table-cell>
          <table:table-cell table:number-columns-repeated="2"/>
        </table:table-row>
        <table:table-row table:style-name="ro1">
          <table:table-cell office:value-type="float" office:value="0.938217" calcext:value-type="float">
            <text:p>0.938217</text:p>
          </table:table-cell>
          <table:table-cell office:value-type="float" office:value="0.989975" calcext:value-type="float">
            <text:p>0.989975</text:p>
          </table:table-cell>
          <table:table-cell table:formula="of:=[.A819]*[.A819]" office:value-type="float" office:value="0.880251139089" calcext:value-type="float">
            <text:p>0.880251139089</text:p>
          </table:table-cell>
          <table:table-cell table:formula="of:=([.A819]-[.B819])*([.A819]-[.B819])" office:value-type="float" office:value="0.00267889056400001" calcext:value-type="float">
            <text:p>0.00267889056400001</text:p>
          </table:table-cell>
          <table:table-cell table:number-columns-repeated="2"/>
        </table:table-row>
        <table:table-row table:style-name="ro1">
          <table:table-cell office:value-type="float" office:value="0.958925" calcext:value-type="float">
            <text:p>0.958925</text:p>
          </table:table-cell>
          <table:table-cell office:value-type="float" office:value="0.988139" calcext:value-type="float">
            <text:p>0.988139</text:p>
          </table:table-cell>
          <table:table-cell table:formula="of:=[.A820]*[.A820]" office:value-type="float" office:value="0.919537155625" calcext:value-type="float">
            <text:p>0.919537155625</text:p>
          </table:table-cell>
          <table:table-cell table:formula="of:=([.A820]-[.B820])*([.A820]-[.B820])" office:value-type="float" office:value="0.000853457795999998" calcext:value-type="float">
            <text:p>0.000853457795999998</text:p>
          </table:table-cell>
          <table:table-cell table:number-columns-repeated="2"/>
        </table:table-row>
        <table:table-row table:style-name="ro1">
          <table:table-cell office:value-type="float" office:value="0.0000234842" calcext:value-type="float">
            <text:p>0.0000234842</text:p>
          </table:table-cell>
          <table:table-cell office:value-type="float" office:value="0.0000000169049" calcext:value-type="float">
            <text:p>0.0000000169049</text:p>
          </table:table-cell>
          <table:table-cell table:formula="of:=[.A821]*[.A821]" office:value-type="float" office:value="0.00000000055150764964" calcext:value-type="float">
            <text:p>5.5150764964E-10</text:p>
          </table:table-cell>
          <table:table-cell table:formula="of:=([.A821]-[.B821])*([.A821]-[.B821])" office:value-type="float" office:value="0.00000000055071393931" calcext:value-type="float">
            <text:p>5.50713939310484E-10</text:p>
          </table:table-cell>
          <table:table-cell table:number-columns-repeated="2"/>
        </table:table-row>
        <table:table-row table:style-name="ro1">
          <table:table-cell office:value-type="float" office:value="0.00000536442" calcext:value-type="float">
            <text:p>0.00000536442</text:p>
          </table:table-cell>
          <table:table-cell office:value-type="float" office:value="0.00112102" calcext:value-type="float">
            <text:p>0.00112102</text:p>
          </table:table-cell>
          <table:table-cell table:formula="of:=[.A822]*[.A822]" office:value-type="float" office:value="0.00000000002877700194" calcext:value-type="float">
            <text:p>2.87770019364E-11</text:p>
          </table:table-cell>
          <table:table-cell table:formula="of:=([.A822]-[.B822])*([.A822]-[.B822])" office:value-type="float" office:value="0.00000124468737318514" calcext:value-type="float">
            <text:p>1.24468737318514E-06</text:p>
          </table:table-cell>
          <table:table-cell table:number-columns-repeated="2"/>
        </table:table-row>
        <table:table-row table:style-name="ro1">
          <table:table-cell office:value-type="float" office:value="0.0000342131" calcext:value-type="float">
            <text:p>0.0000342131</text:p>
          </table:table-cell>
          <table:table-cell office:value-type="float" office:value="0.00878685" calcext:value-type="float">
            <text:p>0.00878685</text:p>
          </table:table-cell>
          <table:table-cell table:formula="of:=[.A823]*[.A823]" office:value-type="float" office:value="0.00000000117053621161" calcext:value-type="float">
            <text:p>1.17053621161E-09</text:p>
          </table:table-cell>
          <table:table-cell table:formula="of:=([.A823]-[.B823])*([.A823]-[.B823])" office:value-type="float" office:value="0.0000766086527032416" calcext:value-type="float">
            <text:p>7.66086527032416E-05</text:p>
          </table:table-cell>
          <table:table-cell table:number-columns-repeated="2"/>
        </table:table-row>
        <table:table-row table:style-name="ro1">
          <table:table-cell office:value-type="float" office:value="0.0000316501" calcext:value-type="float">
            <text:p>0.0000316501</text:p>
          </table:table-cell>
          <table:table-cell office:value-type="float" office:value="0.0181321" calcext:value-type="float">
            <text:p>0.0181321</text:p>
          </table:table-cell>
          <table:table-cell table:formula="of:=[.A824]*[.A824]" office:value-type="float" office:value="0.00000000100172883001" calcext:value-type="float">
            <text:p>1.00172883001E-09</text:p>
          </table:table-cell>
          <table:table-cell table:formula="of:=([.A824]-[.B824])*([.A824]-[.B824])" office:value-type="float" office:value="0.00032762628658241" calcext:value-type="float">
            <text:p>0.00032762628658241</text:p>
          </table:table-cell>
          <table:table-cell table:number-columns-repeated="2"/>
        </table:table-row>
        <table:table-row table:style-name="ro1">
          <table:table-cell office:value-type="float" office:value="0.0000846386" calcext:value-type="float">
            <text:p>0.0000846386</text:p>
          </table:table-cell>
          <table:table-cell office:value-type="float" office:value="0.00368835" calcext:value-type="float">
            <text:p>0.00368835</text:p>
          </table:table-cell>
          <table:table-cell table:formula="of:=[.A825]*[.A825]" office:value-type="float" office:value="0.00000000716369260996" calcext:value-type="float">
            <text:p>7.16369260996E-09</text:p>
          </table:table-cell>
          <table:table-cell table:formula="of:=([.A825]-[.B825])*([.A825]-[.B825])" office:value-type="float" office:value="0.00001298673585449" calcext:value-type="float">
            <text:p>1.298673585449E-05</text:p>
          </table:table-cell>
          <table:table-cell table:number-columns-repeated="2"/>
        </table:table-row>
        <table:table-row table:style-name="ro1">
          <table:table-cell office:value-type="float" office:value="0.0000574589" calcext:value-type="float">
            <text:p>0.0000574589</text:p>
          </table:table-cell>
          <table:table-cell office:value-type="float" office:value="0.00348863" calcext:value-type="float">
            <text:p>0.00348863</text:p>
          </table:table-cell>
          <table:table-cell table:formula="of:=[.A826]*[.A826]" office:value-type="float" office:value="0.00000000330152518921" calcext:value-type="float">
            <text:p>3.30152518921E-09</text:p>
          </table:table-cell>
          <table:table-cell table:formula="of:=([.A826]-[.B826])*([.A826]-[.B826])" office:value-type="float" office:value="0.0000117729351174752" calcext:value-type="float">
            <text:p>1.17729351174752E-05</text:p>
          </table:table-cell>
          <table:table-cell table:number-columns-repeated="2"/>
        </table:table-row>
        <table:table-row table:style-name="ro1">
          <table:table-cell office:value-type="float" office:value="0.0000420213" calcext:value-type="float">
            <text:p>0.0000420213</text:p>
          </table:table-cell>
          <table:table-cell office:value-type="float" office:value="0.0047873" calcext:value-type="float">
            <text:p>0.0047873</text:p>
          </table:table-cell>
          <table:table-cell table:formula="of:=[.A827]*[.A827]" office:value-type="float" office:value="0.00000000176578965369" calcext:value-type="float">
            <text:p>1.76578965369E-09</text:p>
          </table:table-cell>
          <table:table-cell table:formula="of:=([.A827]-[.B827])*([.A827]-[.B827])" office:value-type="float" office:value="0.0000225176699406737" calcext:value-type="float">
            <text:p>2.25176699406737E-05</text:p>
          </table:table-cell>
          <table:table-cell table:number-columns-repeated="2"/>
        </table:table-row>
        <table:table-row table:style-name="ro1">
          <table:table-cell office:value-type="float" office:value="0.00000137091" calcext:value-type="float">
            <text:p>0.00000137091</text:p>
          </table:table-cell>
          <table:table-cell office:value-type="float" office:value="0.00200947" calcext:value-type="float">
            <text:p>0.00200947</text:p>
          </table:table-cell>
          <table:table-cell table:formula="of:=[.A828]*[.A828]" office:value-type="float" office:value="0.00000000000187939423" calcext:value-type="float">
            <text:p>1.8793942281E-12</text:p>
          </table:table-cell>
          <table:table-cell table:formula="of:=([.A828]-[.B828])*([.A828]-[.B828])" office:value-type="float" office:value="0.00000403246195525883" calcext:value-type="float">
            <text:p>4.03246195525883E-06</text:p>
          </table:table-cell>
          <table:table-cell table:number-columns-repeated="2"/>
        </table:table-row>
        <table:table-row table:style-name="ro1">
          <table:table-cell office:value-type="float" office:value="0.0000146031" calcext:value-type="float">
            <text:p>0.0000146031</text:p>
          </table:table-cell>
          <table:table-cell office:value-type="float" office:value="0.000749781" calcext:value-type="float">
            <text:p>0.000749781</text:p>
          </table:table-cell>
          <table:table-cell table:formula="of:=[.A829]*[.A829]" office:value-type="float" office:value="0.00000000021325052961" calcext:value-type="float">
            <text:p>2.1325052961E-10</text:p>
          </table:table-cell>
          <table:table-cell table:formula="of:=([.A829]-[.B829])*([.A829]-[.B829])" office:value-type="float" office:value="0.00000054048654464841" calcext:value-type="float">
            <text:p>5.4048654464841E-07</text:p>
          </table:table-cell>
          <table:table-cell table:number-columns-repeated="2"/>
        </table:table-row>
        <table:table-row table:style-name="ro1">
          <table:table-cell office:value-type="float" office:value="0.0000186563" calcext:value-type="float">
            <text:p>0.0000186563</text:p>
          </table:table-cell>
          <table:table-cell office:value-type="float" office:value="0.00306041" calcext:value-type="float">
            <text:p>0.00306041</text:p>
          </table:table-cell>
          <table:table-cell table:formula="of:=[.A830]*[.A830]" office:value-type="float" office:value="0.00000000034805752969" calcext:value-type="float">
            <text:p>3.4805752969E-10</text:p>
          </table:table-cell>
          <table:table-cell table:formula="of:=([.A830]-[.B830])*([.A830]-[.B830])" office:value-type="float" office:value="0.00000925226557146369" calcext:value-type="float">
            <text:p>9.25226557146369E-06</text:p>
          </table:table-cell>
          <table:table-cell table:number-columns-repeated="2"/>
        </table:table-row>
        <table:table-row table:style-name="ro1">
          <table:table-cell office:value-type="float" office:value="0.0000186563" calcext:value-type="float">
            <text:p>0.0000186563</text:p>
          </table:table-cell>
          <table:table-cell office:value-type="float" office:value="0.0110128" calcext:value-type="float">
            <text:p>0.0110128</text:p>
          </table:table-cell>
          <table:table-cell table:formula="of:=[.A831]*[.A831]" office:value-type="float" office:value="0.00000000034805752969" calcext:value-type="float">
            <text:p>3.4805752969E-10</text:p>
          </table:table-cell>
          <table:table-cell table:formula="of:=([.A831]-[.B831])*([.A831]-[.B831])" office:value-type="float" office:value="0.00012087119569625" calcext:value-type="float">
            <text:p>0.00012087119569625</text:p>
          </table:table-cell>
          <table:table-cell table:number-columns-repeated="2"/>
        </table:table-row>
        <table:table-row table:style-name="ro1">
          <table:table-cell office:value-type="float" office:value="0.0000186563" calcext:value-type="float">
            <text:p>0.0000186563</text:p>
          </table:table-cell>
          <table:table-cell office:value-type="float" office:value="0.0705457" calcext:value-type="float">
            <text:p>0.0705457</text:p>
          </table:table-cell>
          <table:table-cell table:formula="of:=[.A832]*[.A832]" office:value-type="float" office:value="0.00000000034805752969" calcext:value-type="float">
            <text:p>3.4805752969E-10</text:p>
          </table:table-cell>
          <table:table-cell table:formula="of:=([.A832]-[.B832])*([.A832]-[.B832])" office:value-type="float" office:value="0.00497406389306171" calcext:value-type="float">
            <text:p>0.00497406389306171</text:p>
          </table:table-cell>
          <table:table-cell table:number-columns-repeated="2"/>
        </table:table-row>
        <table:table-row table:style-name="ro1">
          <table:table-cell office:value-type="float" office:value="0.000125051" calcext:value-type="float">
            <text:p>0.000125051</text:p>
          </table:table-cell>
          <table:table-cell office:value-type="float" office:value="0.0534266" calcext:value-type="float">
            <text:p>0.0534266</text:p>
          </table:table-cell>
          <table:table-cell table:formula="of:=[.A833]*[.A833]" office:value-type="float" office:value="0.000000015637752601" calcext:value-type="float">
            <text:p>1.5637752601E-08</text:p>
          </table:table-cell>
          <table:table-cell table:formula="of:=([.A833]-[.B833])*([.A833]-[.B833])" office:value-type="float" office:value="0.0028410551257994" calcext:value-type="float">
            <text:p>0.0028410551257994</text:p>
          </table:table-cell>
          <table:table-cell table:number-columns-repeated="2"/>
        </table:table-row>
        <table:table-row table:style-name="ro1">
          <table:table-cell office:value-type="float" office:value="0.000125051" calcext:value-type="float">
            <text:p>0.000125051</text:p>
          </table:table-cell>
          <table:table-cell office:value-type="float" office:value="0.0361592" calcext:value-type="float">
            <text:p>0.0361592</text:p>
          </table:table-cell>
          <table:table-cell table:formula="of:=[.A834]*[.A834]" office:value-type="float" office:value="0.000000015637752601" calcext:value-type="float">
            <text:p>1.5637752601E-08</text:p>
          </table:table-cell>
          <table:table-cell table:formula="of:=([.A834]-[.B834])*([.A834]-[.B834])" office:value-type="float" office:value="0.0012984598941542" calcext:value-type="float">
            <text:p>0.0012984598941542</text:p>
          </table:table-cell>
          <table:table-cell table:number-columns-repeated="2"/>
        </table:table-row>
        <table:table-row table:style-name="ro1">
          <table:table-cell office:value-type="float" office:value="0.00010711" calcext:value-type="float">
            <text:p>0.00010711</text:p>
          </table:table-cell>
          <table:table-cell office:value-type="float" office:value="0.000221686" calcext:value-type="float">
            <text:p>0.000221686</text:p>
          </table:table-cell>
          <table:table-cell table:formula="of:=[.A835]*[.A835]" office:value-type="float" office:value="0.0000000114725521" calcext:value-type="float">
            <text:p>0.0000000114725521</text:p>
          </table:table-cell>
          <table:table-cell table:formula="of:=([.A835]-[.B835])*([.A835]-[.B835])" office:value-type="float" office:value="0.000000013127659776" calcext:value-type="float">
            <text:p>1.3127659776E-08</text:p>
          </table:table-cell>
          <table:table-cell table:number-columns-repeated="2"/>
        </table:table-row>
        <table:table-row table:style-name="ro1">
          <table:table-cell office:value-type="float" office:value="0.000130713" calcext:value-type="float">
            <text:p>0.000130713</text:p>
          </table:table-cell>
          <table:table-cell office:value-type="float" office:value="0.00353224" calcext:value-type="float">
            <text:p>0.00353224</text:p>
          </table:table-cell>
          <table:table-cell table:formula="of:=[.A836]*[.A836]" office:value-type="float" office:value="0.000000017085888369" calcext:value-type="float">
            <text:p>1.7085888369E-08</text:p>
          </table:table-cell>
          <table:table-cell table:formula="of:=([.A836]-[.B836])*([.A836]-[.B836])" office:value-type="float" office:value="0.000011570385931729" calcext:value-type="float">
            <text:p>1.1570385931729E-05</text:p>
          </table:table-cell>
          <table:table-cell table:number-columns-repeated="2"/>
        </table:table-row>
        <table:table-row table:style-name="ro1">
          <table:table-cell office:value-type="float" office:value="0.00104159" calcext:value-type="float">
            <text:p>0.00104159</text:p>
          </table:table-cell>
          <table:table-cell office:value-type="float" office:value="0.00886057" calcext:value-type="float">
            <text:p>0.00886057</text:p>
          </table:table-cell>
          <table:table-cell table:formula="of:=[.A837]*[.A837]" office:value-type="float" office:value="0.0000010849097281" calcext:value-type="float">
            <text:p>0.0000010849097281</text:p>
          </table:table-cell>
          <table:table-cell table:formula="of:=([.A837]-[.B837])*([.A837]-[.B837])" office:value-type="float" office:value="0.0000611364482404" calcext:value-type="float">
            <text:p>0.0000611364482404</text:p>
          </table:table-cell>
          <table:table-cell table:number-columns-repeated="2"/>
        </table:table-row>
        <table:table-row table:style-name="ro1">
          <table:table-cell office:value-type="float" office:value="0.00460511" calcext:value-type="float">
            <text:p>0.00460511</text:p>
          </table:table-cell>
          <table:table-cell office:value-type="float" office:value="0.0656483" calcext:value-type="float">
            <text:p>0.0656483</text:p>
          </table:table-cell>
          <table:table-cell table:formula="of:=[.A838]*[.A838]" office:value-type="float" office:value="0.0000212070381121" calcext:value-type="float">
            <text:p>0.0000212070381121</text:p>
          </table:table-cell>
          <table:table-cell table:formula="of:=([.A838]-[.B838])*([.A838]-[.B838])" office:value-type="float" office:value="0.0037262710453761" calcext:value-type="float">
            <text:p>0.0037262710453761</text:p>
          </table:table-cell>
          <table:table-cell table:number-columns-repeated="2"/>
        </table:table-row>
        <table:table-row table:style-name="ro1">
          <table:table-cell office:value-type="float" office:value="0.00569004" calcext:value-type="float">
            <text:p>0.00569004</text:p>
          </table:table-cell>
          <table:table-cell office:value-type="float" office:value="0.00703594" calcext:value-type="float">
            <text:p>0.00703594</text:p>
          </table:table-cell>
          <table:table-cell table:formula="of:=[.A839]*[.A839]" office:value-type="float" office:value="0.0000323765552016" calcext:value-type="float">
            <text:p>0.0000323765552016</text:p>
          </table:table-cell>
          <table:table-cell table:formula="of:=([.A839]-[.B839])*([.A839]-[.B839])" office:value-type="float" office:value="0.00000181144681" calcext:value-type="float">
            <text:p>0.00000181144681</text:p>
          </table:table-cell>
          <table:table-cell table:number-columns-repeated="2"/>
        </table:table-row>
        <table:table-row table:style-name="ro1">
          <table:table-cell office:value-type="float" office:value="0.00926322" calcext:value-type="float">
            <text:p>0.00926322</text:p>
          </table:table-cell>
          <table:table-cell office:value-type="float" office:value="0.195898" calcext:value-type="float">
            <text:p>0.195898</text:p>
          </table:table-cell>
          <table:table-cell table:formula="of:=[.A840]*[.A840]" office:value-type="float" office:value="0.0000858072447684" calcext:value-type="float">
            <text:p>0.0000858072447684</text:p>
          </table:table-cell>
          <table:table-cell table:formula="of:=([.A840]-[.B840])*([.A840]-[.B840])" office:value-type="float" office:value="0.0348325411056484" calcext:value-type="float">
            <text:p>0.0348325411056484</text:p>
          </table:table-cell>
          <table:table-cell table:number-columns-repeated="2"/>
        </table:table-row>
        <table:table-row table:style-name="ro1">
          <table:table-cell office:value-type="float" office:value="0.0472741" calcext:value-type="float">
            <text:p>0.0472741</text:p>
          </table:table-cell>
          <table:table-cell office:value-type="float" office:value="0.056853" calcext:value-type="float">
            <text:p>0.056853</text:p>
          </table:table-cell>
          <table:table-cell table:formula="of:=[.A841]*[.A841]" office:value-type="float" office:value="0.00223484053081" calcext:value-type="float">
            <text:p>0.00223484053081</text:p>
          </table:table-cell>
          <table:table-cell table:formula="of:=([.A841]-[.B841])*([.A841]-[.B841])" office:value-type="float" office:value="0.00009175532521" calcext:value-type="float">
            <text:p>0.00009175532521</text:p>
          </table:table-cell>
          <table:table-cell table:number-columns-repeated="2"/>
        </table:table-row>
        <table:table-row table:style-name="ro1">
          <table:table-cell office:value-type="float" office:value="0.22834" calcext:value-type="float">
            <text:p>0.22834</text:p>
          </table:table-cell>
          <table:table-cell office:value-type="float" office:value="0.159698" calcext:value-type="float">
            <text:p>0.159698</text:p>
          </table:table-cell>
          <table:table-cell table:formula="of:=[.A842]*[.A842]" office:value-type="float" office:value="0.0521391556" calcext:value-type="float">
            <text:p>0.0521391556</text:p>
          </table:table-cell>
          <table:table-cell table:formula="of:=([.A842]-[.B842])*([.A842]-[.B842])" office:value-type="float" office:value="0.004711724164" calcext:value-type="float">
            <text:p>0.004711724164</text:p>
          </table:table-cell>
          <table:table-cell table:number-columns-repeated="2"/>
        </table:table-row>
        <table:table-row table:style-name="ro1">
          <table:table-cell office:value-type="float" office:value="0.22834" calcext:value-type="float">
            <text:p>0.22834</text:p>
          </table:table-cell>
          <table:table-cell office:value-type="float" office:value="0.243913" calcext:value-type="float">
            <text:p>0.243913</text:p>
          </table:table-cell>
          <table:table-cell table:formula="of:=[.A843]*[.A843]" office:value-type="float" office:value="0.0521391556" calcext:value-type="float">
            <text:p>0.0521391556</text:p>
          </table:table-cell>
          <table:table-cell table:formula="of:=([.A843]-[.B843])*([.A843]-[.B843])" office:value-type="float" office:value="0.000242518329" calcext:value-type="float">
            <text:p>0.000242518329</text:p>
          </table:table-cell>
          <table:table-cell table:number-columns-repeated="2"/>
        </table:table-row>
        <table:table-row table:style-name="ro1">
          <table:table-cell office:value-type="float" office:value="0.22834" calcext:value-type="float">
            <text:p>0.22834</text:p>
          </table:table-cell>
          <table:table-cell office:value-type="float" office:value="0.268972" calcext:value-type="float">
            <text:p>0.268972</text:p>
          </table:table-cell>
          <table:table-cell table:formula="of:=[.A844]*[.A844]" office:value-type="float" office:value="0.0521391556" calcext:value-type="float">
            <text:p>0.0521391556</text:p>
          </table:table-cell>
          <table:table-cell table:formula="of:=([.A844]-[.B844])*([.A844]-[.B844])" office:value-type="float" office:value="0.001650959424" calcext:value-type="float">
            <text:p>0.001650959424</text:p>
          </table:table-cell>
          <table:table-cell table:number-columns-repeated="2"/>
        </table:table-row>
        <table:table-row table:style-name="ro1">
          <table:table-cell office:value-type="float" office:value="0.22834" calcext:value-type="float">
            <text:p>0.22834</text:p>
          </table:table-cell>
          <table:table-cell office:value-type="float" office:value="0.283413" calcext:value-type="float">
            <text:p>0.283413</text:p>
          </table:table-cell>
          <table:table-cell table:formula="of:=[.A845]*[.A845]" office:value-type="float" office:value="0.0521391556" calcext:value-type="float">
            <text:p>0.0521391556</text:p>
          </table:table-cell>
          <table:table-cell table:formula="of:=([.A845]-[.B845])*([.A845]-[.B845])" office:value-type="float" office:value="0.003033035329" calcext:value-type="float">
            <text:p>0.003033035329</text:p>
          </table:table-cell>
          <table:table-cell table:number-columns-repeated="2"/>
        </table:table-row>
        <table:table-row table:style-name="ro1">
          <table:table-cell office:value-type="float" office:value="0.325164" calcext:value-type="float">
            <text:p>0.325164</text:p>
          </table:table-cell>
          <table:table-cell office:value-type="float" office:value="0.458424" calcext:value-type="float">
            <text:p>0.458424</text:p>
          </table:table-cell>
          <table:table-cell table:formula="of:=[.A846]*[.A846]" office:value-type="float" office:value="0.105731626896" calcext:value-type="float">
            <text:p>0.105731626896</text:p>
          </table:table-cell>
          <table:table-cell table:formula="of:=([.A846]-[.B846])*([.A846]-[.B846])" office:value-type="float" office:value="0.0177582276" calcext:value-type="float">
            <text:p>0.0177582276</text:p>
          </table:table-cell>
          <table:table-cell table:number-columns-repeated="2"/>
        </table:table-row>
        <table:table-row table:style-name="ro1">
          <table:table-cell office:value-type="float" office:value="0.325164" calcext:value-type="float">
            <text:p>0.325164</text:p>
          </table:table-cell>
          <table:table-cell office:value-type="float" office:value="0.492641" calcext:value-type="float">
            <text:p>0.492641</text:p>
          </table:table-cell>
          <table:table-cell table:formula="of:=[.A847]*[.A847]" office:value-type="float" office:value="0.105731626896" calcext:value-type="float">
            <text:p>0.105731626896</text:p>
          </table:table-cell>
          <table:table-cell table:formula="of:=([.A847]-[.B847])*([.A847]-[.B847])" office:value-type="float" office:value="0.028048545529" calcext:value-type="float">
            <text:p>0.028048545529</text:p>
          </table:table-cell>
          <table:table-cell table:number-columns-repeated="2"/>
        </table:table-row>
        <table:table-row table:style-name="ro1">
          <table:table-cell office:value-type="float" office:value="0.46232" calcext:value-type="float">
            <text:p>0.46232</text:p>
          </table:table-cell>
          <table:table-cell office:value-type="float" office:value="0.520734" calcext:value-type="float">
            <text:p>0.520734</text:p>
          </table:table-cell>
          <table:table-cell table:formula="of:=[.A848]*[.A848]" office:value-type="float" office:value="0.2137397824" calcext:value-type="float">
            <text:p>0.2137397824</text:p>
          </table:table-cell>
          <table:table-cell table:formula="of:=([.A848]-[.B848])*([.A848]-[.B848])" office:value-type="float" office:value="0.003412195396" calcext:value-type="float">
            <text:p>0.003412195396</text:p>
          </table:table-cell>
          <table:table-cell table:number-columns-repeated="2"/>
        </table:table-row>
        <table:table-row table:style-name="ro1">
          <table:table-cell office:value-type="float" office:value="0.46232" calcext:value-type="float">
            <text:p>0.46232</text:p>
          </table:table-cell>
          <table:table-cell office:value-type="float" office:value="0.546418" calcext:value-type="float">
            <text:p>0.546418</text:p>
          </table:table-cell>
          <table:table-cell table:formula="of:=[.A849]*[.A849]" office:value-type="float" office:value="0.2137397824" calcext:value-type="float">
            <text:p>0.2137397824</text:p>
          </table:table-cell>
          <table:table-cell table:formula="of:=([.A849]-[.B849])*([.A849]-[.B849])" office:value-type="float" office:value="0.00707247360399999" calcext:value-type="float">
            <text:p>0.00707247360399999</text:p>
          </table:table-cell>
          <table:table-cell table:number-columns-repeated="2"/>
        </table:table-row>
        <table:table-row table:style-name="ro1">
          <table:table-cell office:value-type="float" office:value="0.575628" calcext:value-type="float">
            <text:p>0.575628</text:p>
          </table:table-cell>
          <table:table-cell office:value-type="float" office:value="0.619479" calcext:value-type="float">
            <text:p>0.619479</text:p>
          </table:table-cell>
          <table:table-cell table:formula="of:=[.A850]*[.A850]" office:value-type="float" office:value="0.331347594384" calcext:value-type="float">
            <text:p>0.331347594384</text:p>
          </table:table-cell>
          <table:table-cell table:formula="of:=([.A850]-[.B850])*([.A850]-[.B850])" office:value-type="float" office:value="0.001922910201" calcext:value-type="float">
            <text:p>0.001922910201</text:p>
          </table:table-cell>
          <table:table-cell table:number-columns-repeated="2"/>
        </table:table-row>
        <table:table-row table:style-name="ro1">
          <table:table-cell office:value-type="float" office:value="0.575627" calcext:value-type="float">
            <text:p>0.575627</text:p>
          </table:table-cell>
          <table:table-cell office:value-type="float" office:value="0.690274" calcext:value-type="float">
            <text:p>0.690274</text:p>
          </table:table-cell>
          <table:table-cell table:formula="of:=[.A851]*[.A851]" office:value-type="float" office:value="0.331346443129" calcext:value-type="float">
            <text:p>0.331346443129</text:p>
          </table:table-cell>
          <table:table-cell table:formula="of:=([.A851]-[.B851])*([.A851]-[.B851])" office:value-type="float" office:value="0.013143934609" calcext:value-type="float">
            <text:p>0.013143934609</text:p>
          </table:table-cell>
          <table:table-cell table:number-columns-repeated="2"/>
        </table:table-row>
        <table:table-row table:style-name="ro1">
          <table:table-cell office:value-type="float" office:value="0.575627" calcext:value-type="float">
            <text:p>0.575627</text:p>
          </table:table-cell>
          <table:table-cell office:value-type="float" office:value="0.722025" calcext:value-type="float">
            <text:p>0.722025</text:p>
          </table:table-cell>
          <table:table-cell table:formula="of:=[.A852]*[.A852]" office:value-type="float" office:value="0.331346443129" calcext:value-type="float">
            <text:p>0.331346443129</text:p>
          </table:table-cell>
          <table:table-cell table:formula="of:=([.A852]-[.B852])*([.A852]-[.B852])" office:value-type="float" office:value="0.021432374404" calcext:value-type="float">
            <text:p>0.021432374404</text:p>
          </table:table-cell>
          <table:table-cell table:number-columns-repeated="2"/>
        </table:table-row>
        <table:table-row table:style-name="ro1">
          <table:table-cell office:value-type="float" office:value="0.614151" calcext:value-type="float">
            <text:p>0.614151</text:p>
          </table:table-cell>
          <table:table-cell office:value-type="float" office:value="0.725007" calcext:value-type="float">
            <text:p>0.725007</text:p>
          </table:table-cell>
          <table:table-cell table:formula="of:=[.A853]*[.A853]" office:value-type="float" office:value="0.377181450801" calcext:value-type="float">
            <text:p>0.377181450801</text:p>
          </table:table-cell>
          <table:table-cell table:formula="of:=([.A853]-[.B853])*([.A853]-[.B853])" office:value-type="float" office:value="0.012289052736" calcext:value-type="float">
            <text:p>0.012289052736</text:p>
          </table:table-cell>
          <table:table-cell table:number-columns-repeated="2"/>
        </table:table-row>
        <table:table-row table:style-name="ro1">
          <table:table-cell office:value-type="float" office:value="0.614151" calcext:value-type="float">
            <text:p>0.614151</text:p>
          </table:table-cell>
          <table:table-cell office:value-type="float" office:value="0.783545" calcext:value-type="float">
            <text:p>0.783545</text:p>
          </table:table-cell>
          <table:table-cell table:formula="of:=[.A854]*[.A854]" office:value-type="float" office:value="0.377181450801" calcext:value-type="float">
            <text:p>0.377181450801</text:p>
          </table:table-cell>
          <table:table-cell table:formula="of:=([.A854]-[.B854])*([.A854]-[.B854])" office:value-type="float" office:value="0.028694327236" calcext:value-type="float">
            <text:p>0.028694327236</text:p>
          </table:table-cell>
          <table:table-cell table:number-columns-repeated="2"/>
        </table:table-row>
        <table:table-row table:style-name="ro1">
          <table:table-cell office:value-type="float" office:value="0.614151" calcext:value-type="float">
            <text:p>0.614151</text:p>
          </table:table-cell>
          <table:table-cell office:value-type="float" office:value="0.820264" calcext:value-type="float">
            <text:p>0.820264</text:p>
          </table:table-cell>
          <table:table-cell table:formula="of:=[.A855]*[.A855]" office:value-type="float" office:value="0.377181450801" calcext:value-type="float">
            <text:p>0.377181450801</text:p>
          </table:table-cell>
          <table:table-cell table:formula="of:=([.A855]-[.B855])*([.A855]-[.B855])" office:value-type="float" office:value="0.042482568769" calcext:value-type="float">
            <text:p>0.042482568769</text:p>
          </table:table-cell>
          <table:table-cell table:number-columns-repeated="2"/>
        </table:table-row>
        <table:table-row table:style-name="ro1">
          <table:table-cell office:value-type="float" office:value="0.667704" calcext:value-type="float">
            <text:p>0.667704</text:p>
          </table:table-cell>
          <table:table-cell office:value-type="float" office:value="0.905178" calcext:value-type="float">
            <text:p>0.905178</text:p>
          </table:table-cell>
          <table:table-cell table:formula="of:=[.A856]*[.A856]" office:value-type="float" office:value="0.445828631616" calcext:value-type="float">
            <text:p>0.445828631616</text:p>
          </table:table-cell>
          <table:table-cell table:formula="of:=([.A856]-[.B856])*([.A856]-[.B856])" office:value-type="float" office:value="0.056393900676" calcext:value-type="float">
            <text:p>0.056393900676</text:p>
          </table:table-cell>
          <table:table-cell table:number-columns-repeated="2"/>
        </table:table-row>
        <table:table-row table:style-name="ro1">
          <table:table-cell office:value-type="float" office:value="0.889349" calcext:value-type="float">
            <text:p>0.889349</text:p>
          </table:table-cell>
          <table:table-cell office:value-type="float" office:value="0.966902" calcext:value-type="float">
            <text:p>0.966902</text:p>
          </table:table-cell>
          <table:table-cell table:formula="of:=[.A857]*[.A857]" office:value-type="float" office:value="0.790941643801" calcext:value-type="float">
            <text:p>0.790941643801</text:p>
          </table:table-cell>
          <table:table-cell table:formula="of:=([.A857]-[.B857])*([.A857]-[.B857])" office:value-type="float" office:value="0.00601446780900001" calcext:value-type="float">
            <text:p>0.00601446780900001</text:p>
          </table:table-cell>
          <table:table-cell table:number-columns-repeated="2"/>
        </table:table-row>
        <table:table-row table:style-name="ro1">
          <table:table-cell office:value-type="float" office:value="0.889349" calcext:value-type="float">
            <text:p>0.889349</text:p>
          </table:table-cell>
          <table:table-cell office:value-type="float" office:value="0.986357" calcext:value-type="float">
            <text:p>0.986357</text:p>
          </table:table-cell>
          <table:table-cell table:formula="of:=[.A858]*[.A858]" office:value-type="float" office:value="0.790941643801" calcext:value-type="float">
            <text:p>0.790941643801</text:p>
          </table:table-cell>
          <table:table-cell table:formula="of:=([.A858]-[.B858])*([.A858]-[.B858])" office:value-type="float" office:value="0.00941055206400002" calcext:value-type="float">
            <text:p>0.00941055206400002</text:p>
          </table:table-cell>
          <table:table-cell table:number-columns-repeated="2"/>
        </table:table-row>
        <table:table-row table:style-name="ro1">
          <table:table-cell office:value-type="float" office:value="0.999986" calcext:value-type="float">
            <text:p>0.999986</text:p>
          </table:table-cell>
          <table:table-cell office:value-type="float" office:value="0.999997" calcext:value-type="float">
            <text:p>0.999997</text:p>
          </table:table-cell>
          <table:table-cell table:formula="of:=[.A859]*[.A859]" office:value-type="float" office:value="0.999972000196" calcext:value-type="float">
            <text:p>0.999972000196</text:p>
          </table:table-cell>
          <table:table-cell table:formula="of:=([.A859]-[.B859])*([.A859]-[.B859])" office:value-type="float" office:value="0.000000000121" calcext:value-type="float">
            <text:p>1.20999999999631E-10</text:p>
          </table:table-cell>
          <table:table-cell table:number-columns-repeated="2"/>
        </table:table-row>
        <table:table-row table:style-name="ro1">
          <table:table-cell office:value-type="float" office:value="0.000017643" calcext:value-type="float">
            <text:p>0.000017643</text:p>
          </table:table-cell>
          <table:table-cell office:value-type="float" office:value="0.00000145915" calcext:value-type="float">
            <text:p>0.00000145915</text:p>
          </table:table-cell>
          <table:table-cell table:formula="of:=[.A860]*[.A860]" office:value-type="float" office:value="0.000000000311275449" calcext:value-type="float">
            <text:p>3.11275449E-10</text:p>
          </table:table-cell>
          <table:table-cell table:formula="of:=([.A860]-[.B860])*([.A860]-[.B860])" office:value-type="float" office:value="0.00000000026191700082" calcext:value-type="float">
            <text:p>2.619170008225E-10</text:p>
          </table:table-cell>
          <table:table-cell table:number-columns-repeated="2"/>
        </table:table-row>
        <table:table-row table:style-name="ro1">
          <table:table-cell office:value-type="float" office:value="0.0000465512" calcext:value-type="float">
            <text:p>0.0000465512</text:p>
          </table:table-cell>
          <table:table-cell office:value-type="float" office:value="0.000135446" calcext:value-type="float">
            <text:p>0.000135446</text:p>
          </table:table-cell>
          <table:table-cell table:formula="of:=[.A861]*[.A861]" office:value-type="float" office:value="0.00000000216701422144" calcext:value-type="float">
            <text:p>2.16701422144E-09</text:p>
          </table:table-cell>
          <table:table-cell table:formula="of:=([.A861]-[.B861])*([.A861]-[.B861])" office:value-type="float" office:value="0.00000000790228546704" calcext:value-type="float">
            <text:p>7.90228546704E-09</text:p>
          </table:table-cell>
          <table:table-cell table:number-columns-repeated="2"/>
        </table:table-row>
        <table:table-row table:style-name="ro1">
          <table:table-cell office:value-type="float" office:value="0.0000465512" calcext:value-type="float">
            <text:p>0.0000465512</text:p>
          </table:table-cell>
          <table:table-cell office:value-type="float" office:value="0.00114531" calcext:value-type="float">
            <text:p>0.00114531</text:p>
          </table:table-cell>
          <table:table-cell table:formula="of:=[.A862]*[.A862]" office:value-type="float" office:value="0.00000000216701422144" calcext:value-type="float">
            <text:p>2.16701422144E-09</text:p>
          </table:table-cell>
          <table:table-cell table:formula="of:=([.A862]-[.B862])*([.A862]-[.B862])" office:value-type="float" office:value="0.00000120727090057744" calcext:value-type="float">
            <text:p>1.20727090057744E-06</text:p>
          </table:table-cell>
          <table:table-cell table:number-columns-repeated="2"/>
        </table:table-row>
        <table:table-row table:style-name="ro1">
          <table:table-cell office:value-type="float" office:value="0.0000349879" calcext:value-type="float">
            <text:p>0.0000349879</text:p>
          </table:table-cell>
          <table:table-cell office:value-type="float" office:value="0.00320321" calcext:value-type="float">
            <text:p>0.00320321</text:p>
          </table:table-cell>
          <table:table-cell table:formula="of:=[.A863]*[.A863]" office:value-type="float" office:value="0.00000000122415314641" calcext:value-type="float">
            <text:p>1.22415314641E-09</text:p>
          </table:table-cell>
          <table:table-cell table:formula="of:=([.A863]-[.B863])*([.A863]-[.B863])" office:value-type="float" office:value="0.0000100376312749284" calcext:value-type="float">
            <text:p>1.00376312749284E-05</text:p>
          </table:table-cell>
          <table:table-cell table:number-columns-repeated="2"/>
        </table:table-row>
        <table:table-row table:style-name="ro1">
          <table:table-cell office:value-type="float" office:value="0.0000891685" calcext:value-type="float">
            <text:p>0.0000891685</text:p>
          </table:table-cell>
          <table:table-cell office:value-type="float" office:value="0.00553175" calcext:value-type="float">
            <text:p>0.00553175</text:p>
          </table:table-cell>
          <table:table-cell table:formula="of:=[.A864]*[.A864]" office:value-type="float" office:value="0.00000000795102139225" calcext:value-type="float">
            <text:p>7.95102139225E-09</text:p>
          </table:table-cell>
          <table:table-cell table:formula="of:=([.A864]-[.B864])*([.A864]-[.B864])" office:value-type="float" office:value="0.0000296216933841422" calcext:value-type="float">
            <text:p>2.96216933841422E-05</text:p>
          </table:table-cell>
          <table:table-cell table:number-columns-repeated="2"/>
        </table:table-row>
        <table:table-row table:style-name="ro1">
          <table:table-cell office:value-type="float" office:value="0.0000974536" calcext:value-type="float">
            <text:p>0.0000974536</text:p>
          </table:table-cell>
          <table:table-cell office:value-type="float" office:value="0.0669964" calcext:value-type="float">
            <text:p>0.0669964</text:p>
          </table:table-cell>
          <table:table-cell table:formula="of:=[.A865]*[.A865]" office:value-type="float" office:value="0.00000000949720415296" calcext:value-type="float">
            <text:p>9.49720415296E-09</text:p>
          </table:table-cell>
          <table:table-cell table:formula="of:=([.A865]-[.B865])*([.A865]-[.B865])" office:value-type="float" office:value="0.00447546902943007" calcext:value-type="float">
            <text:p>0.00447546902943007</text:p>
          </table:table-cell>
          <table:table-cell table:number-columns-repeated="2"/>
        </table:table-row>
        <table:table-row table:style-name="ro1">
          <table:table-cell office:value-type="float" office:value="0.0000638962" calcext:value-type="float">
            <text:p>0.0000638962</text:p>
          </table:table-cell>
          <table:table-cell office:value-type="float" office:value="0.0208847" calcext:value-type="float">
            <text:p>0.0208847</text:p>
          </table:table-cell>
          <table:table-cell table:formula="of:=[.A866]*[.A866]" office:value-type="float" office:value="0.00000000408272437444" calcext:value-type="float">
            <text:p>4.08272437444E-09</text:p>
          </table:table-cell>
          <table:table-cell table:formula="of:=([.A866]-[.B866])*([.A866]-[.B866])" office:value-type="float" office:value="0.000433505870878094" calcext:value-type="float">
            <text:p>0.000433505870878094</text:p>
          </table:table-cell>
          <table:table-cell table:number-columns-repeated="2"/>
        </table:table-row>
        <table:table-row table:style-name="ro1">
          <table:table-cell office:value-type="float" office:value="0.000210822" calcext:value-type="float">
            <text:p>0.000210822</text:p>
          </table:table-cell>
          <table:table-cell office:value-type="float" office:value="0.00274667" calcext:value-type="float">
            <text:p>0.00274667</text:p>
          </table:table-cell>
          <table:table-cell table:formula="of:=[.A867]*[.A867]" office:value-type="float" office:value="0.000000044445915684" calcext:value-type="float">
            <text:p>4.4445915684E-08</text:p>
          </table:table-cell>
          <table:table-cell table:formula="of:=([.A867]-[.B867])*([.A867]-[.B867])" office:value-type="float" office:value="0.000006430525079104" calcext:value-type="float">
            <text:p>6.430525079104E-06</text:p>
          </table:table-cell>
          <table:table-cell table:number-columns-repeated="2"/>
        </table:table-row>
        <table:table-row table:style-name="ro1">
          <table:table-cell office:value-type="float" office:value="0.0000183582" calcext:value-type="float">
            <text:p>0.0000183582</text:p>
          </table:table-cell>
          <table:table-cell office:value-type="float" office:value="0.00562457" calcext:value-type="float">
            <text:p>0.00562457</text:p>
          </table:table-cell>
          <table:table-cell table:formula="of:=[.A868]*[.A868]" office:value-type="float" office:value="0.00000000033702350724" calcext:value-type="float">
            <text:p>3.3702350724E-10</text:p>
          </table:table-cell>
          <table:table-cell table:formula="of:=([.A868]-[.B868])*([.A868]-[.B868])" office:value-type="float" office:value="0.0000314296107464592" calcext:value-type="float">
            <text:p>3.14296107464592E-05</text:p>
          </table:table-cell>
          <table:table-cell table:number-columns-repeated="2"/>
        </table:table-row>
        <table:table-row table:style-name="ro1">
          <table:table-cell office:value-type="float" office:value="0.000005126" calcext:value-type="float">
            <text:p>0.000005126</text:p>
          </table:table-cell>
          <table:table-cell office:value-type="float" office:value="0.0427756" calcext:value-type="float">
            <text:p>0.0427756</text:p>
          </table:table-cell>
          <table:table-cell table:formula="of:=[.A869]*[.A869]" office:value-type="float" office:value="0.000000000026275876" calcext:value-type="float">
            <text:p>2.6275876E-11</text:p>
          </table:table-cell>
          <table:table-cell table:formula="of:=([.A869]-[.B869])*([.A869]-[.B869])" office:value-type="float" office:value="0.00182931344618468" calcext:value-type="float">
            <text:p>0.00182931344618468</text:p>
          </table:table-cell>
          <table:table-cell table:number-columns-repeated="2"/>
        </table:table-row>
        <table:table-row table:style-name="ro1">
          <table:table-cell office:value-type="float" office:value="0.000005126" calcext:value-type="float">
            <text:p>0.000005126</text:p>
          </table:table-cell>
          <table:table-cell office:value-type="float" office:value="0.0353703" calcext:value-type="float">
            <text:p>0.0353703</text:p>
          </table:table-cell>
          <table:table-cell table:formula="of:=[.A870]*[.A870]" office:value-type="float" office:value="0.000000000026275876" calcext:value-type="float">
            <text:p>2.6275876E-11</text:p>
          </table:table-cell>
          <table:table-cell table:formula="of:=([.A870]-[.B870])*([.A870]-[.B870])" office:value-type="float" office:value="0.00125069553205028" calcext:value-type="float">
            <text:p>0.00125069553205028</text:p>
          </table:table-cell>
          <table:table-cell table:number-columns-repeated="2"/>
        </table:table-row>
        <table:table-row table:style-name="ro1">
          <table:table-cell office:value-type="float" office:value="0.0000118613" calcext:value-type="float">
            <text:p>0.0000118613</text:p>
          </table:table-cell>
          <table:table-cell office:value-type="float" office:value="0.00621604" calcext:value-type="float">
            <text:p>0.00621604</text:p>
          </table:table-cell>
          <table:table-cell table:formula="of:=[.A871]*[.A871]" office:value-type="float" office:value="0.00000000014069043769" calcext:value-type="float">
            <text:p>1.4069043769E-10</text:p>
          </table:table-cell>
          <table:table-cell table:formula="of:=([.A871]-[.B871])*([.A871]-[.B871])" office:value-type="float" office:value="0.0000384918333415337" calcext:value-type="float">
            <text:p>3.84918333415337E-05</text:p>
          </table:table-cell>
          <table:table-cell table:number-columns-repeated="2"/>
        </table:table-row>
        <table:table-row table:style-name="ro1">
          <table:table-cell office:value-type="float" office:value="0.000150263" calcext:value-type="float">
            <text:p>0.000150263</text:p>
          </table:table-cell>
          <table:table-cell office:value-type="float" office:value="0.0661062" calcext:value-type="float">
            <text:p>0.0661062</text:p>
          </table:table-cell>
          <table:table-cell table:formula="of:=[.A872]*[.A872]" office:value-type="float" office:value="0.000000022578969169" calcext:value-type="float">
            <text:p>2.2578969169E-08</text:p>
          </table:table-cell>
          <table:table-cell table:formula="of:=([.A872]-[.B872])*([.A872]-[.B872])" office:value-type="float" office:value="0.00435018562554797" calcext:value-type="float">
            <text:p>0.00435018562554797</text:p>
          </table:table-cell>
          <table:table-cell table:number-columns-repeated="2"/>
        </table:table-row>
        <table:table-row table:style-name="ro1">
          <table:table-cell office:value-type="float" office:value="0.000136137" calcext:value-type="float">
            <text:p>0.000136137</text:p>
          </table:table-cell>
          <table:table-cell office:value-type="float" office:value="0.00260185" calcext:value-type="float">
            <text:p>0.00260185</text:p>
          </table:table-cell>
          <table:table-cell table:formula="of:=[.A873]*[.A873]" office:value-type="float" office:value="0.000000018533282769" calcext:value-type="float">
            <text:p>1.8533282769E-08</text:p>
          </table:table-cell>
          <table:table-cell table:formula="of:=([.A873]-[.B873])*([.A873]-[.B873])" office:value-type="float" office:value="0.000006079740598369" calcext:value-type="float">
            <text:p>6.079740598369E-06</text:p>
          </table:table-cell>
          <table:table-cell table:number-columns-repeated="2"/>
        </table:table-row>
        <table:table-row table:style-name="ro1">
          <table:table-cell office:value-type="float" office:value="0.000113785" calcext:value-type="float">
            <text:p>0.000113785</text:p>
          </table:table-cell>
          <table:table-cell office:value-type="float" office:value="0.000902478" calcext:value-type="float">
            <text:p>0.000902478</text:p>
          </table:table-cell>
          <table:table-cell table:formula="of:=[.A874]*[.A874]" office:value-type="float" office:value="0.000000012947026225" calcext:value-type="float">
            <text:p>1.2947026225E-08</text:p>
          </table:table-cell>
          <table:table-cell table:formula="of:=([.A874]-[.B874])*([.A874]-[.B874])" office:value-type="float" office:value="0.000000622036648249" calcext:value-type="float">
            <text:p>6.22036648249E-07</text:p>
          </table:table-cell>
          <table:table-cell table:number-columns-repeated="2"/>
        </table:table-row>
        <table:table-row table:style-name="ro1">
          <table:table-cell office:value-type="float" office:value="0.0000298023" calcext:value-type="float">
            <text:p>0.0000298023</text:p>
          </table:table-cell>
          <table:table-cell office:value-type="float" office:value="0.00840068" calcext:value-type="float">
            <text:p>0.00840068</text:p>
          </table:table-cell>
          <table:table-cell table:formula="of:=[.A875]*[.A875]" office:value-type="float" office:value="0.00000000088817708529" calcext:value-type="float">
            <text:p>8.8817708529E-10</text:p>
          </table:table-cell>
          <table:table-cell table:formula="of:=([.A875]-[.B875])*([.A875]-[.B875])" office:value-type="float" office:value="0.0000700715934683573" calcext:value-type="float">
            <text:p>7.00715934683573E-05</text:p>
          </table:table-cell>
          <table:table-cell table:number-columns-repeated="2"/>
        </table:table-row>
        <table:table-row table:style-name="ro1">
          <table:table-cell office:value-type="float" office:value="0.000152528" calcext:value-type="float">
            <text:p>0.000152528</text:p>
          </table:table-cell>
          <table:table-cell office:value-type="float" office:value="0.000285059" calcext:value-type="float">
            <text:p>0.000285059</text:p>
          </table:table-cell>
          <table:table-cell table:formula="of:=[.A876]*[.A876]" office:value-type="float" office:value="0.000000023264790784" calcext:value-type="float">
            <text:p>2.3264790784E-08</text:p>
          </table:table-cell>
          <table:table-cell table:formula="of:=([.A876]-[.B876])*([.A876]-[.B876])" office:value-type="float" office:value="0.000000017564465961" calcext:value-type="float">
            <text:p>1.7564465961E-08</text:p>
          </table:table-cell>
          <table:table-cell table:number-columns-repeated="2"/>
        </table:table-row>
        <table:table-row table:style-name="ro1">
          <table:table-cell office:value-type="float" office:value="0.000938535" calcext:value-type="float">
            <text:p>0.000938535</text:p>
          </table:table-cell>
          <table:table-cell office:value-type="float" office:value="0.100614" calcext:value-type="float">
            <text:p>0.100614</text:p>
          </table:table-cell>
          <table:table-cell table:formula="of:=[.A877]*[.A877]" office:value-type="float" office:value="0.000000880847946225" calcext:value-type="float">
            <text:p>8.80847946225E-07</text:p>
          </table:table-cell>
          <table:table-cell table:formula="of:=([.A877]-[.B877])*([.A877]-[.B877])" office:value-type="float" office:value="0.00993519832296622" calcext:value-type="float">
            <text:p>0.00993519832296622</text:p>
          </table:table-cell>
          <table:table-cell table:number-columns-repeated="2"/>
        </table:table-row>
        <table:table-row table:style-name="ro1">
          <table:table-cell office:value-type="float" office:value="0.00437987" calcext:value-type="float">
            <text:p>0.00437987</text:p>
          </table:table-cell>
          <table:table-cell office:value-type="float" office:value="0.0379586" calcext:value-type="float">
            <text:p>0.0379586</text:p>
          </table:table-cell>
          <table:table-cell table:formula="of:=[.A878]*[.A878]" office:value-type="float" office:value="0.0000191832612169" calcext:value-type="float">
            <text:p>0.0000191832612169</text:p>
          </table:table-cell>
          <table:table-cell table:formula="of:=([.A878]-[.B878])*([.A878]-[.B878])" office:value-type="float" office:value="0.0011275311084129" calcext:value-type="float">
            <text:p>0.0011275311084129</text:p>
          </table:table-cell>
          <table:table-cell table:number-columns-repeated="2"/>
        </table:table-row>
        <table:table-row table:style-name="ro1">
          <table:table-cell office:value-type="float" office:value="0.0232614" calcext:value-type="float">
            <text:p>0.0232614</text:p>
          </table:table-cell>
          <table:table-cell office:value-type="float" office:value="0.182433" calcext:value-type="float">
            <text:p>0.182433</text:p>
          </table:table-cell>
          <table:table-cell table:formula="of:=[.A879]*[.A879]" office:value-type="float" office:value="0.00054109272996" calcext:value-type="float">
            <text:p>0.00054109272996</text:p>
          </table:table-cell>
          <table:table-cell table:formula="of:=([.A879]-[.B879])*([.A879]-[.B879])" office:value-type="float" office:value="0.02533559824656" calcext:value-type="float">
            <text:p>0.02533559824656</text:p>
          </table:table-cell>
          <table:table-cell table:number-columns-repeated="2"/>
        </table:table-row>
        <table:table-row table:style-name="ro1">
          <table:table-cell office:value-type="float" office:value="0.0200949" calcext:value-type="float">
            <text:p>0.0200949</text:p>
          </table:table-cell>
          <table:table-cell office:value-type="float" office:value="0.119925" calcext:value-type="float">
            <text:p>0.119925</text:p>
          </table:table-cell>
          <table:table-cell table:formula="of:=[.A880]*[.A880]" office:value-type="float" office:value="0.00040380500601" calcext:value-type="float">
            <text:p>0.00040380500601</text:p>
          </table:table-cell>
          <table:table-cell table:formula="of:=([.A880]-[.B880])*([.A880]-[.B880])" office:value-type="float" office:value="0.00996604886601" calcext:value-type="float">
            <text:p>0.00996604886601</text:p>
          </table:table-cell>
          <table:table-cell table:number-columns-repeated="2"/>
        </table:table-row>
        <table:table-row table:style-name="ro1">
          <table:table-cell office:value-type="float" office:value="0.0332221" calcext:value-type="float">
            <text:p>0.0332221</text:p>
          </table:table-cell>
          <table:table-cell office:value-type="float" office:value="0.211166" calcext:value-type="float">
            <text:p>0.211166</text:p>
          </table:table-cell>
          <table:table-cell table:formula="of:=[.A881]*[.A881]" office:value-type="float" office:value="0.00110370792841" calcext:value-type="float">
            <text:p>0.00110370792841</text:p>
          </table:table-cell>
          <table:table-cell table:formula="of:=([.A881]-[.B881])*([.A881]-[.B881])" office:value-type="float" office:value="0.03166403154721" calcext:value-type="float">
            <text:p>0.03166403154721</text:p>
          </table:table-cell>
          <table:table-cell table:number-columns-repeated="2"/>
        </table:table-row>
        <table:table-row table:style-name="ro1">
          <table:table-cell office:value-type="float" office:value="0.0332221" calcext:value-type="float">
            <text:p>0.0332221</text:p>
          </table:table-cell>
          <table:table-cell office:value-type="float" office:value="0.213363" calcext:value-type="float">
            <text:p>0.213363</text:p>
          </table:table-cell>
          <table:table-cell table:formula="of:=[.A882]*[.A882]" office:value-type="float" office:value="0.00110370792841" calcext:value-type="float">
            <text:p>0.00110370792841</text:p>
          </table:table-cell>
          <table:table-cell table:formula="of:=([.A882]-[.B882])*([.A882]-[.B882])" office:value-type="float" office:value="0.03245074385281" calcext:value-type="float">
            <text:p>0.03245074385281</text:p>
          </table:table-cell>
          <table:table-cell table:number-columns-repeated="2"/>
        </table:table-row>
        <table:table-row table:style-name="ro1">
          <table:table-cell office:value-type="float" office:value="0.0883604" calcext:value-type="float">
            <text:p>0.0883604</text:p>
          </table:table-cell>
          <table:table-cell office:value-type="float" office:value="0.234388" calcext:value-type="float">
            <text:p>0.234388</text:p>
          </table:table-cell>
          <table:table-cell table:formula="of:=[.A883]*[.A883]" office:value-type="float" office:value="0.00780756028816" calcext:value-type="float">
            <text:p>0.00780756028816</text:p>
          </table:table-cell>
          <table:table-cell table:formula="of:=([.A883]-[.B883])*([.A883]-[.B883])" office:value-type="float" office:value="0.02132405996176" calcext:value-type="float">
            <text:p>0.02132405996176</text:p>
          </table:table-cell>
          <table:table-cell table:number-columns-repeated="2"/>
        </table:table-row>
        <table:table-row table:style-name="ro1">
          <table:table-cell office:value-type="float" office:value="0.0883604" calcext:value-type="float">
            <text:p>0.0883604</text:p>
          </table:table-cell>
          <table:table-cell office:value-type="float" office:value="0.245625" calcext:value-type="float">
            <text:p>0.245625</text:p>
          </table:table-cell>
          <table:table-cell table:formula="of:=[.A884]*[.A884]" office:value-type="float" office:value="0.00780756028816" calcext:value-type="float">
            <text:p>0.00780756028816</text:p>
          </table:table-cell>
          <table:table-cell table:formula="of:=([.A884]-[.B884])*([.A884]-[.B884])" office:value-type="float" office:value="0.02473215441316" calcext:value-type="float">
            <text:p>0.02473215441316</text:p>
          </table:table-cell>
          <table:table-cell table:number-columns-repeated="2"/>
        </table:table-row>
        <table:table-row table:style-name="ro1">
          <table:table-cell office:value-type="float" office:value="0.0888636" calcext:value-type="float">
            <text:p>0.0888636</text:p>
          </table:table-cell>
          <table:table-cell office:value-type="float" office:value="0.215336" calcext:value-type="float">
            <text:p>0.215336</text:p>
          </table:table-cell>
          <table:table-cell table:formula="of:=[.A885]*[.A885]" office:value-type="float" office:value="0.00789673940496" calcext:value-type="float">
            <text:p>0.00789673940496</text:p>
          </table:table-cell>
          <table:table-cell table:formula="of:=([.A885]-[.B885])*([.A885]-[.B885])" office:value-type="float" office:value="0.01599526796176" calcext:value-type="float">
            <text:p>0.01599526796176</text:p>
          </table:table-cell>
          <table:table-cell table:number-columns-repeated="2"/>
        </table:table-row>
        <table:table-row table:style-name="ro1">
          <table:table-cell office:value-type="float" office:value="0.0682045" calcext:value-type="float">
            <text:p>0.0682045</text:p>
          </table:table-cell>
          <table:table-cell office:value-type="float" office:value="0.171406" calcext:value-type="float">
            <text:p>0.171406</text:p>
          </table:table-cell>
          <table:table-cell table:formula="of:=[.A886]*[.A886]" office:value-type="float" office:value="0.00465185382025" calcext:value-type="float">
            <text:p>0.00465185382025</text:p>
          </table:table-cell>
          <table:table-cell table:formula="of:=([.A886]-[.B886])*([.A886]-[.B886])" office:value-type="float" office:value="0.01065054960225" calcext:value-type="float">
            <text:p>0.01065054960225</text:p>
          </table:table-cell>
          <table:table-cell table:number-columns-repeated="2"/>
        </table:table-row>
        <table:table-row table:style-name="ro1">
          <table:table-cell office:value-type="float" office:value="0.480388" calcext:value-type="float">
            <text:p>0.480388</text:p>
          </table:table-cell>
          <table:table-cell office:value-type="float" office:value="0.375619" calcext:value-type="float">
            <text:p>0.375619</text:p>
          </table:table-cell>
          <table:table-cell table:formula="of:=[.A887]*[.A887]" office:value-type="float" office:value="0.230772630544" calcext:value-type="float">
            <text:p>0.230772630544</text:p>
          </table:table-cell>
          <table:table-cell table:formula="of:=([.A887]-[.B887])*([.A887]-[.B887])" office:value-type="float" office:value="0.010976543361" calcext:value-type="float">
            <text:p>0.010976543361</text:p>
          </table:table-cell>
          <table:table-cell table:number-columns-repeated="2"/>
        </table:table-row>
        <table:table-row table:style-name="ro1">
          <table:table-cell office:value-type="float" office:value="0.480388" calcext:value-type="float">
            <text:p>0.480388</text:p>
          </table:table-cell>
          <table:table-cell office:value-type="float" office:value="0.41476" calcext:value-type="float">
            <text:p>0.41476</text:p>
          </table:table-cell>
          <table:table-cell table:formula="of:=[.A888]*[.A888]" office:value-type="float" office:value="0.230772630544" calcext:value-type="float">
            <text:p>0.230772630544</text:p>
          </table:table-cell>
          <table:table-cell table:formula="of:=([.A888]-[.B888])*([.A888]-[.B888])" office:value-type="float" office:value="0.004307034384" calcext:value-type="float">
            <text:p>0.004307034384</text:p>
          </table:table-cell>
          <table:table-cell table:number-columns-repeated="2"/>
        </table:table-row>
        <table:table-row table:style-name="ro1">
          <table:table-cell office:value-type="float" office:value="0.569756" calcext:value-type="float">
            <text:p>0.569756</text:p>
          </table:table-cell>
          <table:table-cell office:value-type="float" office:value="0.614321" calcext:value-type="float">
            <text:p>0.614321</text:p>
          </table:table-cell>
          <table:table-cell table:formula="of:=[.A889]*[.A889]" office:value-type="float" office:value="0.324621899536" calcext:value-type="float">
            <text:p>0.324621899536</text:p>
          </table:table-cell>
          <table:table-cell table:formula="of:=([.A889]-[.B889])*([.A889]-[.B889])" office:value-type="float" office:value="0.001986039225" calcext:value-type="float">
            <text:p>0.001986039225</text:p>
          </table:table-cell>
          <table:table-cell table:number-columns-repeated="2"/>
        </table:table-row>
        <table:table-row table:style-name="ro1">
          <table:table-cell office:value-type="float" office:value="0.614793" calcext:value-type="float">
            <text:p>0.614793</text:p>
          </table:table-cell>
          <table:table-cell office:value-type="float" office:value="0.71291" calcext:value-type="float">
            <text:p>0.71291</text:p>
          </table:table-cell>
          <table:table-cell table:formula="of:=[.A890]*[.A890]" office:value-type="float" office:value="0.377970432849" calcext:value-type="float">
            <text:p>0.377970432849</text:p>
          </table:table-cell>
          <table:table-cell table:formula="of:=([.A890]-[.B890])*([.A890]-[.B890])" office:value-type="float" office:value="0.009626945689" calcext:value-type="float">
            <text:p>0.009626945689</text:p>
          </table:table-cell>
          <table:table-cell table:number-columns-repeated="2"/>
        </table:table-row>
        <table:table-row table:style-name="ro1">
          <table:table-cell office:value-type="float" office:value="0.614793" calcext:value-type="float">
            <text:p>0.614793</text:p>
          </table:table-cell>
          <table:table-cell office:value-type="float" office:value="0.745702" calcext:value-type="float">
            <text:p>0.745702</text:p>
          </table:table-cell>
          <table:table-cell table:formula="of:=[.A891]*[.A891]" office:value-type="float" office:value="0.377970432849" calcext:value-type="float">
            <text:p>0.377970432849</text:p>
          </table:table-cell>
          <table:table-cell table:formula="of:=([.A891]-[.B891])*([.A891]-[.B891])" office:value-type="float" office:value="0.017137166281" calcext:value-type="float">
            <text:p>0.017137166281</text:p>
          </table:table-cell>
          <table:table-cell table:number-columns-repeated="2"/>
        </table:table-row>
        <table:table-row table:style-name="ro1">
          <table:table-cell office:value-type="float" office:value="0.665616" calcext:value-type="float">
            <text:p>0.665616</text:p>
          </table:table-cell>
          <table:table-cell office:value-type="float" office:value="0.778884" calcext:value-type="float">
            <text:p>0.778884</text:p>
          </table:table-cell>
          <table:table-cell table:formula="of:=[.A892]*[.A892]" office:value-type="float" office:value="0.443044659456" calcext:value-type="float">
            <text:p>0.443044659456</text:p>
          </table:table-cell>
          <table:table-cell table:formula="of:=([.A892]-[.B892])*([.A892]-[.B892])" office:value-type="float" office:value="0.012829639824" calcext:value-type="float">
            <text:p>0.012829639824</text:p>
          </table:table-cell>
          <table:table-cell table:number-columns-repeated="2"/>
        </table:table-row>
        <table:table-row table:style-name="ro1">
          <table:table-cell office:value-type="float" office:value="0.665616" calcext:value-type="float">
            <text:p>0.665616</text:p>
          </table:table-cell>
          <table:table-cell office:value-type="float" office:value="0.816498" calcext:value-type="float">
            <text:p>0.816498</text:p>
          </table:table-cell>
          <table:table-cell table:formula="of:=[.A893]*[.A893]" office:value-type="float" office:value="0.443044659456" calcext:value-type="float">
            <text:p>0.443044659456</text:p>
          </table:table-cell>
          <table:table-cell table:formula="of:=([.A893]-[.B893])*([.A893]-[.B893])" office:value-type="float" office:value="0.022765377924" calcext:value-type="float">
            <text:p>0.022765377924</text:p>
          </table:table-cell>
          <table:table-cell table:number-columns-repeated="2"/>
        </table:table-row>
        <table:table-row table:style-name="ro1">
          <table:table-cell office:value-type="float" office:value="0.712806" calcext:value-type="float">
            <text:p>0.712806</text:p>
          </table:table-cell>
          <table:table-cell office:value-type="float" office:value="0.883647" calcext:value-type="float">
            <text:p>0.883647</text:p>
          </table:table-cell>
          <table:table-cell table:formula="of:=[.A894]*[.A894]" office:value-type="float" office:value="0.508092393636" calcext:value-type="float">
            <text:p>0.508092393636</text:p>
          </table:table-cell>
          <table:table-cell table:formula="of:=([.A894]-[.B894])*([.A894]-[.B894])" office:value-type="float" office:value="0.029186647281" calcext:value-type="float">
            <text:p>0.029186647281</text:p>
          </table:table-cell>
          <table:table-cell table:number-columns-repeated="2"/>
        </table:table-row>
        <table:table-row table:style-name="ro1">
          <table:table-cell office:value-type="float" office:value="0.751208" calcext:value-type="float">
            <text:p>0.751208</text:p>
          </table:table-cell>
          <table:table-cell office:value-type="float" office:value="0.934204" calcext:value-type="float">
            <text:p>0.934204</text:p>
          </table:table-cell>
          <table:table-cell table:formula="of:=[.A895]*[.A895]" office:value-type="float" office:value="0.564313459264" calcext:value-type="float">
            <text:p>0.564313459264</text:p>
          </table:table-cell>
          <table:table-cell table:formula="of:=([.A895]-[.B895])*([.A895]-[.B895])" office:value-type="float" office:value="0.033487536016" calcext:value-type="float">
            <text:p>0.033487536016</text:p>
          </table:table-cell>
          <table:table-cell table:number-columns-repeated="2"/>
        </table:table-row>
        <table:table-row table:style-name="ro1">
          <table:table-cell office:value-type="float" office:value="0.888218" calcext:value-type="float">
            <text:p>0.888218</text:p>
          </table:table-cell>
          <table:table-cell office:value-type="float" office:value="0.970174" calcext:value-type="float">
            <text:p>0.970174</text:p>
          </table:table-cell>
          <table:table-cell table:formula="of:=[.A896]*[.A896]" office:value-type="float" office:value="0.788931215524" calcext:value-type="float">
            <text:p>0.788931215524</text:p>
          </table:table-cell>
          <table:table-cell table:formula="of:=([.A896]-[.B896])*([.A896]-[.B896])" office:value-type="float" office:value="0.006716785936" calcext:value-type="float">
            <text:p>0.006716785936</text:p>
          </table:table-cell>
          <table:table-cell table:number-columns-repeated="2"/>
        </table:table-row>
        <table:table-row table:style-name="ro1">
          <table:table-cell office:value-type="float" office:value="0.994072" calcext:value-type="float">
            <text:p>0.994072</text:p>
          </table:table-cell>
          <table:table-cell office:value-type="float" office:value="0.987443" calcext:value-type="float">
            <text:p>0.987443</text:p>
          </table:table-cell>
          <table:table-cell table:formula="of:=[.A897]*[.A897]" office:value-type="float" office:value="0.988179141184" calcext:value-type="float">
            <text:p>0.988179141184</text:p>
          </table:table-cell>
          <table:table-cell table:formula="of:=([.A897]-[.B897])*([.A897]-[.B897])" office:value-type="float" office:value="0.0000439436409999999" calcext:value-type="float">
            <text:p>0.0000439436409999999</text:p>
          </table:table-cell>
          <table:table-cell table:number-columns-repeated="2"/>
        </table:table-row>
        <table:table-row table:style-name="ro1">
          <table:table-cell office:value-type="float" office:value="0.994072" calcext:value-type="float">
            <text:p>0.994072</text:p>
          </table:table-cell>
          <table:table-cell office:value-type="float" office:value="0.996469" calcext:value-type="float">
            <text:p>0.996469</text:p>
          </table:table-cell>
          <table:table-cell table:formula="of:=[.A898]*[.A898]" office:value-type="float" office:value="0.988179141184" calcext:value-type="float">
            <text:p>0.988179141184</text:p>
          </table:table-cell>
          <table:table-cell table:formula="of:=([.A898]-[.B898])*([.A898]-[.B898])" office:value-type="float" office:value="0.00000574560900000045" calcext:value-type="float">
            <text:p>5.74560900000045E-06</text:p>
          </table:table-cell>
          <table:table-cell table:number-columns-repeated="2"/>
        </table:table-row>
        <table:table-row table:style-name="ro1">
          <table:table-cell office:value-type="float" office:value="0.00000417233" calcext:value-type="float">
            <text:p>0.00000417233</text:p>
          </table:table-cell>
          <table:table-cell office:value-type="float" office:value="0.00000242608" calcext:value-type="float">
            <text:p>0.00000242608</text:p>
          </table:table-cell>
          <table:table-cell table:formula="of:=[.A899]*[.A899]" office:value-type="float" office:value="0.00000000001740833763" calcext:value-type="float">
            <text:p>1.74083376289E-11</text:p>
          </table:table-cell>
          <table:table-cell table:formula="of:=([.A899]-[.B899])*([.A899]-[.B899])" office:value-type="float" office:value="0.00000000000304938906" calcext:value-type="float">
            <text:p>3.0493890625E-12</text:p>
          </table:table-cell>
          <table:table-cell table:number-columns-repeated="2"/>
        </table:table-row>
        <table:table-row table:style-name="ro1">
          <table:table-cell office:value-type="float" office:value="0.0000152588" calcext:value-type="float">
            <text:p>0.0000152588</text:p>
          </table:table-cell>
          <table:table-cell office:value-type="float" office:value="0.000168785" calcext:value-type="float">
            <text:p>0.000168785</text:p>
          </table:table-cell>
          <table:table-cell table:formula="of:=[.A900]*[.A900]" office:value-type="float" office:value="0.00000000023283097744" calcext:value-type="float">
            <text:p>2.3283097744E-10</text:p>
          </table:table-cell>
          <table:table-cell table:formula="of:=([.A900]-[.B900])*([.A900]-[.B900])" office:value-type="float" office:value="0.00000002357029408644" calcext:value-type="float">
            <text:p>2.357029408644E-08</text:p>
          </table:table-cell>
          <table:table-cell table:number-columns-repeated="2"/>
        </table:table-row>
        <table:table-row table:style-name="ro1">
          <table:table-cell office:value-type="float" office:value="0.0000152588" calcext:value-type="float">
            <text:p>0.0000152588</text:p>
          </table:table-cell>
          <table:table-cell office:value-type="float" office:value="0.00142722" calcext:value-type="float">
            <text:p>0.00142722</text:p>
          </table:table-cell>
          <table:table-cell table:formula="of:=[.A901]*[.A901]" office:value-type="float" office:value="0.00000000023283097744" calcext:value-type="float">
            <text:p>2.3283097744E-10</text:p>
          </table:table-cell>
          <table:table-cell table:formula="of:=([.A901]-[.B901])*([.A901]-[.B901])" office:value-type="float" office:value="0.00000199363443030544" calcext:value-type="float">
            <text:p>1.99363443030544E-06</text:p>
          </table:table-cell>
          <table:table-cell table:number-columns-repeated="2"/>
        </table:table-row>
        <table:table-row table:style-name="ro1">
          <table:table-cell office:value-type="float" office:value="0.000159502" calcext:value-type="float">
            <text:p>0.000159502</text:p>
          </table:table-cell>
          <table:table-cell office:value-type="float" office:value="0.0000393092" calcext:value-type="float">
            <text:p>0.0000393092</text:p>
          </table:table-cell>
          <table:table-cell table:formula="of:=[.A902]*[.A902]" office:value-type="float" office:value="0.000000025440888004" calcext:value-type="float">
            <text:p>2.5440888004E-08</text:p>
          </table:table-cell>
          <table:table-cell table:formula="of:=([.A902]-[.B902])*([.A902]-[.B902])" office:value-type="float" office:value="0.00000001444630917184" calcext:value-type="float">
            <text:p>1.444630917184E-08</text:p>
          </table:table-cell>
          <table:table-cell table:number-columns-repeated="2"/>
        </table:table-row>
        <table:table-row table:style-name="ro1">
          <table:table-cell office:value-type="float" office:value="0.0000901818" calcext:value-type="float">
            <text:p>0.0000901818</text:p>
          </table:table-cell>
          <table:table-cell office:value-type="float" office:value="0.000086686" calcext:value-type="float">
            <text:p>0.000086686</text:p>
          </table:table-cell>
          <table:table-cell table:formula="of:=[.A903]*[.A903]" office:value-type="float" office:value="0.00000000813275705124" calcext:value-type="float">
            <text:p>8.13275705124E-09</text:p>
          </table:table-cell>
          <table:table-cell table:formula="of:=([.A903]-[.B903])*([.A903]-[.B903])" office:value-type="float" office:value="0.00000000001222061764" calcext:value-type="float">
            <text:p>1.222061764E-11</text:p>
          </table:table-cell>
          <table:table-cell table:number-columns-repeated="2"/>
        </table:table-row>
        <table:table-row table:style-name="ro1">
          <table:table-cell office:value-type="float" office:value="0.0000405908" calcext:value-type="float">
            <text:p>0.0000405908</text:p>
          </table:table-cell>
          <table:table-cell office:value-type="float" office:value="0.000289988" calcext:value-type="float">
            <text:p>0.000289988</text:p>
          </table:table-cell>
          <table:table-cell table:formula="of:=[.A904]*[.A904]" office:value-type="float" office:value="0.00000000164761304464" calcext:value-type="float">
            <text:p>1.64761304464E-09</text:p>
          </table:table-cell>
          <table:table-cell table:formula="of:=([.A904]-[.B904])*([.A904]-[.B904])" office:value-type="float" office:value="0.00000006219896336784" calcext:value-type="float">
            <text:p>6.219896336784E-08</text:p>
          </table:table-cell>
          <table:table-cell table:number-columns-repeated="2"/>
        </table:table-row>
        <table:table-row table:style-name="ro1">
          <table:table-cell office:value-type="float" office:value="0.0000401139" calcext:value-type="float">
            <text:p>0.0000401139</text:p>
          </table:table-cell>
          <table:table-cell office:value-type="float" office:value="0.0011216" calcext:value-type="float">
            <text:p>0.0011216</text:p>
          </table:table-cell>
          <table:table-cell table:formula="of:=[.A905]*[.A905]" office:value-type="float" office:value="0.00000000160912497321" calcext:value-type="float">
            <text:p>1.60912497321E-09</text:p>
          </table:table-cell>
          <table:table-cell table:formula="of:=([.A905]-[.B905])*([.A905]-[.B905])" office:value-type="float" office:value="0.00000116961218449321" calcext:value-type="float">
            <text:p>1.16961218449321E-06</text:p>
          </table:table-cell>
          <table:table-cell table:number-columns-repeated="2"/>
        </table:table-row>
        <table:table-row table:style-name="ro1">
          <table:table-cell office:value-type="float" office:value="0.0000272989" calcext:value-type="float">
            <text:p>0.0000272989</text:p>
          </table:table-cell>
          <table:table-cell office:value-type="float" office:value="0.000954162" calcext:value-type="float">
            <text:p>0.000954162</text:p>
          </table:table-cell>
          <table:table-cell table:formula="of:=[.A906]*[.A906]" office:value-type="float" office:value="0.00000000074522994121" calcext:value-type="float">
            <text:p>7.4522994121E-10</text:p>
          </table:table-cell>
          <table:table-cell table:formula="of:=([.A906]-[.B906])*([.A906]-[.B906])" office:value-type="float" office:value="0.00000085907520614161" calcext:value-type="float">
            <text:p>8.5907520614161E-07</text:p>
          </table:table-cell>
          <table:table-cell table:number-columns-repeated="2"/>
        </table:table-row>
        <table:table-row table:style-name="ro1">
          <table:table-cell office:value-type="float" office:value="0.0000119805" calcext:value-type="float">
            <text:p>0.0000119805</text:p>
          </table:table-cell>
          <table:table-cell office:value-type="float" office:value="0.00371416" calcext:value-type="float">
            <text:p>0.00371416</text:p>
          </table:table-cell>
          <table:table-cell table:formula="of:=[.A907]*[.A907]" office:value-type="float" office:value="0.00000000014353238025" calcext:value-type="float">
            <text:p>1.4353238025E-10</text:p>
          </table:table-cell>
          <table:table-cell table:formula="of:=([.A907]-[.B907])*([.A907]-[.B907])" office:value-type="float" office:value="0.0000137061330502203" calcext:value-type="float">
            <text:p>1.37061330502203E-05</text:p>
          </table:table-cell>
          <table:table-cell table:number-columns-repeated="2"/>
        </table:table-row>
        <table:table-row table:style-name="ro1">
          <table:table-cell office:value-type="float" office:value="0.0000122786" calcext:value-type="float">
            <text:p>0.0000122786</text:p>
          </table:table-cell>
          <table:table-cell office:value-type="float" office:value="0.00323781" calcext:value-type="float">
            <text:p>0.00323781</text:p>
          </table:table-cell>
          <table:table-cell table:formula="of:=[.A908]*[.A908]" office:value-type="float" office:value="0.00000000015076401796" calcext:value-type="float">
            <text:p>1.5076401796E-10</text:p>
          </table:table-cell>
          <table:table-cell table:formula="of:=([.A908]-[.B908])*([.A908]-[.B908])" office:value-type="float" office:value="0.000010404052812386" calcext:value-type="float">
            <text:p>1.0404052812386E-05</text:p>
          </table:table-cell>
          <table:table-cell table:number-columns-repeated="2"/>
        </table:table-row>
        <table:table-row table:style-name="ro1">
          <table:table-cell office:value-type="float" office:value="0.0000216961" calcext:value-type="float">
            <text:p>0.0000216961</text:p>
          </table:table-cell>
          <table:table-cell office:value-type="float" office:value="0.0032265" calcext:value-type="float">
            <text:p>0.0032265</text:p>
          </table:table-cell>
          <table:table-cell table:formula="of:=[.A909]*[.A909]" office:value-type="float" office:value="0.00000000047072075521" calcext:value-type="float">
            <text:p>4.7072075521E-10</text:p>
          </table:table-cell>
          <table:table-cell table:formula="of:=([.A909]-[.B909])*([.A909]-[.B909])" office:value-type="float" office:value="0.0000102707680374552" calcext:value-type="float">
            <text:p>1.02707680374552E-05</text:p>
          </table:table-cell>
          <table:table-cell table:number-columns-repeated="2"/>
        </table:table-row>
        <table:table-row table:style-name="ro1">
          <table:table-cell office:value-type="float" office:value="0.000067234" calcext:value-type="float">
            <text:p>0.000067234</text:p>
          </table:table-cell>
          <table:table-cell office:value-type="float" office:value="0.0643335" calcext:value-type="float">
            <text:p>0.0643335</text:p>
          </table:table-cell>
          <table:table-cell table:formula="of:=[.A910]*[.A910]" office:value-type="float" office:value="0.000000004520410756" calcext:value-type="float">
            <text:p>4.520410756E-09</text:p>
          </table:table-cell>
          <table:table-cell table:formula="of:=([.A910]-[.B910])*([.A910]-[.B910])" office:value-type="float" office:value="0.00413015294558276" calcext:value-type="float">
            <text:p>0.00413015294558276</text:p>
          </table:table-cell>
          <table:table-cell table:number-columns-repeated="2"/>
        </table:table-row>
        <table:table-row table:style-name="ro1">
          <table:table-cell office:value-type="float" office:value="0.0000431538" calcext:value-type="float">
            <text:p>0.0000431538</text:p>
          </table:table-cell>
          <table:table-cell office:value-type="float" office:value="0.00543956" calcext:value-type="float">
            <text:p>0.00543956</text:p>
          </table:table-cell>
          <table:table-cell table:formula="of:=[.A911]*[.A911]" office:value-type="float" office:value="0.00000000186225045444" calcext:value-type="float">
            <text:p>1.86225045444E-09</text:p>
          </table:table-cell>
          <table:table-cell table:formula="of:=([.A911]-[.B911])*([.A911]-[.B911])" office:value-type="float" office:value="0.0000291211998753984" calcext:value-type="float">
            <text:p>2.91211998753984E-05</text:p>
          </table:table-cell>
          <table:table-cell table:number-columns-repeated="2"/>
        </table:table-row>
        <table:table-row table:style-name="ro1">
          <table:table-cell office:value-type="float" office:value="0.0000591874" calcext:value-type="float">
            <text:p>0.0000591874</text:p>
          </table:table-cell>
          <table:table-cell office:value-type="float" office:value="0.00921632" calcext:value-type="float">
            <text:p>0.00921632</text:p>
          </table:table-cell>
          <table:table-cell table:formula="of:=[.A912]*[.A912]" office:value-type="float" office:value="0.00000000350314831876" calcext:value-type="float">
            <text:p>3.50314831876E-09</text:p>
          </table:table-cell>
          <table:table-cell table:formula="of:=([.A912]-[.B912])*([.A912]-[.B912])" office:value-type="float" office:value="0.0000838530774539827" calcext:value-type="float">
            <text:p>8.38530774539827E-05</text:p>
          </table:table-cell>
          <table:table-cell table:number-columns-repeated="2"/>
        </table:table-row>
        <table:table-row table:style-name="ro1">
          <table:table-cell office:value-type="float" office:value="0.00002563" calcext:value-type="float">
            <text:p>0.00002563</text:p>
          </table:table-cell>
          <table:table-cell office:value-type="float" office:value="0.0017303" calcext:value-type="float">
            <text:p>0.0017303</text:p>
          </table:table-cell>
          <table:table-cell table:formula="of:=[.A913]*[.A913]" office:value-type="float" office:value="0.0000000006568969" calcext:value-type="float">
            <text:p>6.568969E-10</text:p>
          </table:table-cell>
          <table:table-cell table:formula="of:=([.A913]-[.B913])*([.A913]-[.B913])" office:value-type="float" office:value="0.0000029058998089" calcext:value-type="float">
            <text:p>0.0000029058998089</text:p>
          </table:table-cell>
          <table:table-cell table:number-columns-repeated="2"/>
        </table:table-row>
        <table:table-row table:style-name="ro1">
          <table:table-cell office:value-type="float" office:value="0.000156462" calcext:value-type="float">
            <text:p>0.000156462</text:p>
          </table:table-cell>
          <table:table-cell office:value-type="float" office:value="0.000980509" calcext:value-type="float">
            <text:p>0.000980509</text:p>
          </table:table-cell>
          <table:table-cell table:formula="of:=[.A914]*[.A914]" office:value-type="float" office:value="0.000000024480357444" calcext:value-type="float">
            <text:p>2.4480357444E-08</text:p>
          </table:table-cell>
          <table:table-cell table:formula="of:=([.A914]-[.B914])*([.A914]-[.B914])" office:value-type="float" office:value="0.000000679053458209" calcext:value-type="float">
            <text:p>6.79053458209E-07</text:p>
          </table:table-cell>
          <table:table-cell table:number-columns-repeated="2"/>
        </table:table-row>
        <table:table-row table:style-name="ro1">
          <table:table-cell office:value-type="float" office:value="0.0000311732" calcext:value-type="float">
            <text:p>0.0000311732</text:p>
          </table:table-cell>
          <table:table-cell office:value-type="float" office:value="0.0225891" calcext:value-type="float">
            <text:p>0.0225891</text:p>
          </table:table-cell>
          <table:table-cell table:formula="of:=[.A915]*[.A915]" office:value-type="float" office:value="0.00000000097176839824" calcext:value-type="float">
            <text:p>9.7176839824E-10</text:p>
          </table:table-cell>
          <table:table-cell table:formula="of:=([.A915]-[.B915])*([.A915]-[.B915])" office:value-type="float" office:value="0.000508860061514158" calcext:value-type="float">
            <text:p>0.000508860061514158</text:p>
          </table:table-cell>
          <table:table-cell table:number-columns-repeated="2"/>
        </table:table-row>
        <table:table-row table:style-name="ro1">
          <table:table-cell office:value-type="float" office:value="0.0000196099" calcext:value-type="float">
            <text:p>0.0000196099</text:p>
          </table:table-cell>
          <table:table-cell office:value-type="float" office:value="0.115517" calcext:value-type="float">
            <text:p>0.115517</text:p>
          </table:table-cell>
          <table:table-cell table:formula="of:=[.A916]*[.A916]" office:value-type="float" office:value="0.00000000038454817801" calcext:value-type="float">
            <text:p>3.8454817801E-10</text:p>
          </table:table-cell>
          <table:table-cell table:formula="of:=([.A916]-[.B916])*([.A916]-[.B916])" office:value-type="float" office:value="0.0133396471199116" calcext:value-type="float">
            <text:p>0.0133396471199116</text:p>
          </table:table-cell>
          <table:table-cell table:number-columns-repeated="2"/>
        </table:table-row>
        <table:table-row table:style-name="ro1">
          <table:table-cell office:value-type="float" office:value="0.000105441" calcext:value-type="float">
            <text:p>0.000105441</text:p>
          </table:table-cell>
          <table:table-cell office:value-type="float" office:value="0.034042" calcext:value-type="float">
            <text:p>0.034042</text:p>
          </table:table-cell>
          <table:table-cell table:formula="of:=[.A917]*[.A917]" office:value-type="float" office:value="0.000000011117804481" calcext:value-type="float">
            <text:p>1.1117804481E-08</text:p>
          </table:table-cell>
          <table:table-cell table:formula="of:=([.A917]-[.B917])*([.A917]-[.B917])" office:value-type="float" office:value="0.00115169003676048" calcext:value-type="float">
            <text:p>0.00115169003676048</text:p>
          </table:table-cell>
          <table:table-cell table:number-columns-repeated="2"/>
        </table:table-row>
        <table:table-row table:style-name="ro1">
          <table:table-cell office:value-type="float" office:value="0.00143278" calcext:value-type="float">
            <text:p>0.00143278</text:p>
          </table:table-cell>
          <table:table-cell office:value-type="float" office:value="0.0177174" calcext:value-type="float">
            <text:p>0.0177174</text:p>
          </table:table-cell>
          <table:table-cell table:formula="of:=[.A918]*[.A918]" office:value-type="float" office:value="0.0000020528585284" calcext:value-type="float">
            <text:p>0.0000020528585284</text:p>
          </table:table-cell>
          <table:table-cell table:formula="of:=([.A918]-[.B918])*([.A918]-[.B918])" office:value-type="float" office:value="0.0002651888485444" calcext:value-type="float">
            <text:p>0.0002651888485444</text:p>
          </table:table-cell>
          <table:table-cell table:number-columns-repeated="2"/>
        </table:table-row>
        <table:table-row table:style-name="ro1">
          <table:table-cell office:value-type="float" office:value="0.0166162" calcext:value-type="float">
            <text:p>0.0166162</text:p>
          </table:table-cell>
          <table:table-cell office:value-type="float" office:value="0.0939698" calcext:value-type="float">
            <text:p>0.0939698</text:p>
          </table:table-cell>
          <table:table-cell table:formula="of:=[.A919]*[.A919]" office:value-type="float" office:value="0.00027609810244" calcext:value-type="float">
            <text:p>0.00027609810244</text:p>
          </table:table-cell>
          <table:table-cell table:formula="of:=([.A919]-[.B919])*([.A919]-[.B919])" office:value-type="float" office:value="0.00598357943296" calcext:value-type="float">
            <text:p>0.00598357943296</text:p>
          </table:table-cell>
          <table:table-cell table:number-columns-repeated="2"/>
        </table:table-row>
        <table:table-row table:style-name="ro1">
          <table:table-cell office:value-type="float" office:value="0.0166162" calcext:value-type="float">
            <text:p>0.0166162</text:p>
          </table:table-cell>
          <table:table-cell office:value-type="float" office:value="0.120394" calcext:value-type="float">
            <text:p>0.120394</text:p>
          </table:table-cell>
          <table:table-cell table:formula="of:=[.A920]*[.A920]" office:value-type="float" office:value="0.00027609810244" calcext:value-type="float">
            <text:p>0.00027609810244</text:p>
          </table:table-cell>
          <table:table-cell table:formula="of:=([.A920]-[.B920])*([.A920]-[.B920])" office:value-type="float" office:value="0.01076983177284" calcext:value-type="float">
            <text:p>0.01076983177284</text:p>
          </table:table-cell>
          <table:table-cell table:number-columns-repeated="2"/>
        </table:table-row>
        <table:table-row table:style-name="ro1">
          <table:table-cell office:value-type="float" office:value="0.0187978" calcext:value-type="float">
            <text:p>0.0187978</text:p>
          </table:table-cell>
          <table:table-cell office:value-type="float" office:value="0.234824" calcext:value-type="float">
            <text:p>0.234824</text:p>
          </table:table-cell>
          <table:table-cell table:formula="of:=[.A921]*[.A921]" office:value-type="float" office:value="0.00035335728484" calcext:value-type="float">
            <text:p>0.00035335728484</text:p>
          </table:table-cell>
          <table:table-cell table:formula="of:=([.A921]-[.B921])*([.A921]-[.B921])" office:value-type="float" office:value="0.04666731908644" calcext:value-type="float">
            <text:p>0.04666731908644</text:p>
          </table:table-cell>
          <table:table-cell table:number-columns-repeated="2"/>
        </table:table-row>
        <table:table-row table:style-name="ro1">
          <table:table-cell office:value-type="float" office:value="0.024435" calcext:value-type="float">
            <text:p>0.024435</text:p>
          </table:table-cell>
          <table:table-cell office:value-type="float" office:value="0.200032" calcext:value-type="float">
            <text:p>0.200032</text:p>
          </table:table-cell>
          <table:table-cell table:formula="of:=[.A922]*[.A922]" office:value-type="float" office:value="0.000597069225" calcext:value-type="float">
            <text:p>0.000597069225</text:p>
          </table:table-cell>
          <table:table-cell table:formula="of:=([.A922]-[.B922])*([.A922]-[.B922])" office:value-type="float" office:value="0.030834306409" calcext:value-type="float">
            <text:p>0.030834306409</text:p>
          </table:table-cell>
          <table:table-cell table:number-columns-repeated="2"/>
        </table:table-row>
        <table:table-row table:style-name="ro1">
          <table:table-cell office:value-type="float" office:value="0.187563" calcext:value-type="float">
            <text:p>0.187563</text:p>
          </table:table-cell>
          <table:table-cell office:value-type="float" office:value="0.232966" calcext:value-type="float">
            <text:p>0.232966</text:p>
          </table:table-cell>
          <table:table-cell table:formula="of:=[.A923]*[.A923]" office:value-type="float" office:value="0.035179878969" calcext:value-type="float">
            <text:p>0.035179878969</text:p>
          </table:table-cell>
          <table:table-cell table:formula="of:=([.A923]-[.B923])*([.A923]-[.B923])" office:value-type="float" office:value="0.002061432409" calcext:value-type="float">
            <text:p>0.002061432409</text:p>
          </table:table-cell>
          <table:table-cell table:number-columns-repeated="2"/>
        </table:table-row>
        <table:table-row table:style-name="ro1">
          <table:table-cell office:value-type="float" office:value="0.432756" calcext:value-type="float">
            <text:p>0.432756</text:p>
          </table:table-cell>
          <table:table-cell office:value-type="float" office:value="0.466197" calcext:value-type="float">
            <text:p>0.466197</text:p>
          </table:table-cell>
          <table:table-cell table:formula="of:=[.A924]*[.A924]" office:value-type="float" office:value="0.187277755536" calcext:value-type="float">
            <text:p>0.187277755536</text:p>
          </table:table-cell>
          <table:table-cell table:formula="of:=([.A924]-[.B924])*([.A924]-[.B924])" office:value-type="float" office:value="0.001118300481" calcext:value-type="float">
            <text:p>0.001118300481</text:p>
          </table:table-cell>
          <table:table-cell table:number-columns-repeated="2"/>
        </table:table-row>
        <table:table-row table:style-name="ro1">
          <table:table-cell office:value-type="float" office:value="0.447489" calcext:value-type="float">
            <text:p>0.447489</text:p>
          </table:table-cell>
          <table:table-cell office:value-type="float" office:value="0.496496" calcext:value-type="float">
            <text:p>0.496496</text:p>
          </table:table-cell>
          <table:table-cell table:formula="of:=[.A925]*[.A925]" office:value-type="float" office:value="0.200246405121" calcext:value-type="float">
            <text:p>0.200246405121</text:p>
          </table:table-cell>
          <table:table-cell table:formula="of:=([.A925]-[.B925])*([.A925]-[.B925])" office:value-type="float" office:value="0.002401686049" calcext:value-type="float">
            <text:p>0.002401686049</text:p>
          </table:table-cell>
          <table:table-cell table:number-columns-repeated="2"/>
        </table:table-row>
        <table:table-row table:style-name="ro1">
          <table:table-cell office:value-type="float" office:value="0.447489" calcext:value-type="float">
            <text:p>0.447489</text:p>
          </table:table-cell>
          <table:table-cell office:value-type="float" office:value="0.51599" calcext:value-type="float">
            <text:p>0.51599</text:p>
          </table:table-cell>
          <table:table-cell table:formula="of:=[.A926]*[.A926]" office:value-type="float" office:value="0.200246405121" calcext:value-type="float">
            <text:p>0.200246405121</text:p>
          </table:table-cell>
          <table:table-cell table:formula="of:=([.A926]-[.B926])*([.A926]-[.B926])" office:value-type="float" office:value="0.00469238700099999" calcext:value-type="float">
            <text:p>0.00469238700099999</text:p>
          </table:table-cell>
          <table:table-cell table:number-columns-repeated="2"/>
        </table:table-row>
        <table:table-row table:style-name="ro1">
          <table:table-cell office:value-type="float" office:value="0.447489" calcext:value-type="float">
            <text:p>0.447489</text:p>
          </table:table-cell>
          <table:table-cell office:value-type="float" office:value="0.521181" calcext:value-type="float">
            <text:p>0.521181</text:p>
          </table:table-cell>
          <table:table-cell table:formula="of:=[.A927]*[.A927]" office:value-type="float" office:value="0.200246405121" calcext:value-type="float">
            <text:p>0.200246405121</text:p>
          </table:table-cell>
          <table:table-cell table:formula="of:=([.A927]-[.B927])*([.A927]-[.B927])" office:value-type="float" office:value="0.005430510864" calcext:value-type="float">
            <text:p>0.005430510864</text:p>
          </table:table-cell>
          <table:table-cell table:number-columns-repeated="2"/>
        </table:table-row>
        <table:table-row table:style-name="ro1">
          <table:table-cell office:value-type="float" office:value="0.615318" calcext:value-type="float">
            <text:p>0.615318</text:p>
          </table:table-cell>
          <table:table-cell office:value-type="float" office:value="0.663919" calcext:value-type="float">
            <text:p>0.663919</text:p>
          </table:table-cell>
          <table:table-cell table:formula="of:=[.A928]*[.A928]" office:value-type="float" office:value="0.378616241124" calcext:value-type="float">
            <text:p>0.378616241124</text:p>
          </table:table-cell>
          <table:table-cell table:formula="of:=([.A928]-[.B928])*([.A928]-[.B928])" office:value-type="float" office:value="0.002362057201" calcext:value-type="float">
            <text:p>0.002362057201</text:p>
          </table:table-cell>
          <table:table-cell table:number-columns-repeated="2"/>
        </table:table-row>
        <table:table-row table:style-name="ro1">
          <table:table-cell office:value-type="float" office:value="0.615317" calcext:value-type="float">
            <text:p>0.615317</text:p>
          </table:table-cell>
          <table:table-cell office:value-type="float" office:value="0.693198" calcext:value-type="float">
            <text:p>0.693198</text:p>
          </table:table-cell>
          <table:table-cell table:formula="of:=[.A929]*[.A929]" office:value-type="float" office:value="0.378615010489" calcext:value-type="float">
            <text:p>0.378615010489</text:p>
          </table:table-cell>
          <table:table-cell table:formula="of:=([.A929]-[.B929])*([.A929]-[.B929])" office:value-type="float" office:value="0.006065450161" calcext:value-type="float">
            <text:p>0.006065450161</text:p>
          </table:table-cell>
          <table:table-cell table:number-columns-repeated="2"/>
        </table:table-row>
        <table:table-row table:style-name="ro1">
          <table:table-cell office:value-type="float" office:value="0.615317" calcext:value-type="float">
            <text:p>0.615317</text:p>
          </table:table-cell>
          <table:table-cell office:value-type="float" office:value="0.725084" calcext:value-type="float">
            <text:p>0.725084</text:p>
          </table:table-cell>
          <table:table-cell table:formula="of:=[.A930]*[.A930]" office:value-type="float" office:value="0.378615010489" calcext:value-type="float">
            <text:p>0.378615010489</text:p>
          </table:table-cell>
          <table:table-cell table:formula="of:=([.A930]-[.B930])*([.A930]-[.B930])" office:value-type="float" office:value="0.012048794289" calcext:value-type="float">
            <text:p>0.012048794289</text:p>
          </table:table-cell>
          <table:table-cell table:number-columns-repeated="2"/>
        </table:table-row>
        <table:table-row table:style-name="ro1">
          <table:table-cell office:value-type="float" office:value="0.615318" calcext:value-type="float">
            <text:p>0.615318</text:p>
          </table:table-cell>
          <table:table-cell office:value-type="float" office:value="0.759607" calcext:value-type="float">
            <text:p>0.759607</text:p>
          </table:table-cell>
          <table:table-cell table:formula="of:=[.A931]*[.A931]" office:value-type="float" office:value="0.378616241124" calcext:value-type="float">
            <text:p>0.378616241124</text:p>
          </table:table-cell>
          <table:table-cell table:formula="of:=([.A931]-[.B931])*([.A931]-[.B931])" office:value-type="float" office:value="0.020819315521" calcext:value-type="float">
            <text:p>0.020819315521</text:p>
          </table:table-cell>
          <table:table-cell table:number-columns-repeated="2"/>
        </table:table-row>
        <table:table-row table:style-name="ro1">
          <table:table-cell office:value-type="float" office:value="0.670871" calcext:value-type="float">
            <text:p>0.670871</text:p>
          </table:table-cell>
          <table:table-cell office:value-type="float" office:value="0.815298" calcext:value-type="float">
            <text:p>0.815298</text:p>
          </table:table-cell>
          <table:table-cell table:formula="of:=[.A932]*[.A932]" office:value-type="float" office:value="0.450067898641" calcext:value-type="float">
            <text:p>0.450067898641</text:p>
          </table:table-cell>
          <table:table-cell table:formula="of:=([.A932]-[.B932])*([.A932]-[.B932])" office:value-type="float" office:value="0.020859158329" calcext:value-type="float">
            <text:p>0.020859158329</text:p>
          </table:table-cell>
          <table:table-cell table:number-columns-repeated="2"/>
        </table:table-row>
        <table:table-row table:style-name="ro1">
          <table:table-cell office:value-type="float" office:value="0.807497" calcext:value-type="float">
            <text:p>0.807497</text:p>
          </table:table-cell>
          <table:table-cell office:value-type="float" office:value="0.870153" calcext:value-type="float">
            <text:p>0.870153</text:p>
          </table:table-cell>
          <table:table-cell table:formula="of:=[.A933]*[.A933]" office:value-type="float" office:value="0.652051405009" calcext:value-type="float">
            <text:p>0.652051405009</text:p>
          </table:table-cell>
          <table:table-cell table:formula="of:=([.A933]-[.B933])*([.A933]-[.B933])" office:value-type="float" office:value="0.00392577433599999" calcext:value-type="float">
            <text:p>0.00392577433599999</text:p>
          </table:table-cell>
          <table:table-cell table:number-columns-repeated="2"/>
        </table:table-row>
        <table:table-row table:style-name="ro1">
          <table:table-cell office:value-type="float" office:value="0.90939" calcext:value-type="float">
            <text:p>0.90939</text:p>
          </table:table-cell>
          <table:table-cell office:value-type="float" office:value="0.928629" calcext:value-type="float">
            <text:p>0.928629</text:p>
          </table:table-cell>
          <table:table-cell table:formula="of:=[.A934]*[.A934]" office:value-type="float" office:value="0.8269901721" calcext:value-type="float">
            <text:p>0.8269901721</text:p>
          </table:table-cell>
          <table:table-cell table:formula="of:=([.A934]-[.B934])*([.A934]-[.B934])" office:value-type="float" office:value="0.000370139121" calcext:value-type="float">
            <text:p>0.000370139121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78099" calcext:value-type="float">
            <text:p>0.978099</text:p>
          </table:table-cell>
          <table:table-cell table:formula="of:=[.A935]*[.A935]" office:value-type="float" office:value="0.9999800001" calcext:value-type="float">
            <text:p>0.9999800001</text:p>
          </table:table-cell>
          <table:table-cell table:formula="of:=([.A935]-[.B935])*([.A935]-[.B935])" office:value-type="float" office:value="0.000479215881" calcext:value-type="float">
            <text:p>0.000479215881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98192" calcext:value-type="float">
            <text:p>0.998192</text:p>
          </table:table-cell>
          <table:table-cell table:formula="of:=[.A936]*[.A936]" office:value-type="float" office:value="0.9999800001" calcext:value-type="float">
            <text:p>0.9999800001</text:p>
          </table:table-cell>
          <table:table-cell table:formula="of:=([.A936]-[.B936])*([.A936]-[.B936])" office:value-type="float" office:value="0.00000323280400000028" calcext:value-type="float">
            <text:p>3.23280400000028E-06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99997" calcext:value-type="float">
            <text:p>0.999997</text:p>
          </table:table-cell>
          <table:table-cell table:formula="of:=[.A937]*[.A937]" office:value-type="float" office:value="0.999978000121" calcext:value-type="float">
            <text:p>0.999978000121</text:p>
          </table:table-cell>
          <table:table-cell table:formula="of:=([.A937]-[.B937])*([.A937]-[.B937])" office:value-type="float" office:value="0.000000000064" calcext:value-type="float">
            <text:p>6.4000000000128E-11</text:p>
          </table:table-cell>
          <table:table-cell table:number-columns-repeated="2"/>
        </table:table-row>
        <table:table-row table:style-name="ro1">
          <table:table-cell office:value-type="float" office:value="0.000280917" calcext:value-type="float">
            <text:p>0.000280917</text:p>
          </table:table-cell>
          <table:table-cell office:value-type="float" office:value="0.0000000414929" calcext:value-type="float">
            <text:p>0.0000000414929</text:p>
          </table:table-cell>
          <table:table-cell table:formula="of:=[.A938]*[.A938]" office:value-type="float" office:value="0.000000078914360889" calcext:value-type="float">
            <text:p>7.8914360889E-08</text:p>
          </table:table-cell>
          <table:table-cell table:formula="of:=([.A938]-[.B938])*([.A938]-[.B938])" office:value-type="float" office:value="0.00000007889105048868" calcext:value-type="float">
            <text:p>7.88910504886821E-08</text:p>
          </table:table-cell>
          <table:table-cell table:number-columns-repeated="2"/>
        </table:table-row>
        <table:table-row table:style-name="ro1">
          <table:table-cell office:value-type="float" office:value="0.000015974" calcext:value-type="float">
            <text:p>0.000015974</text:p>
          </table:table-cell>
          <table:table-cell office:value-type="float" office:value="0.00155297" calcext:value-type="float">
            <text:p>0.00155297</text:p>
          </table:table-cell>
          <table:table-cell table:formula="of:=[.A939]*[.A939]" office:value-type="float" office:value="0.000000000255168676" calcext:value-type="float">
            <text:p>2.55168676E-10</text:p>
          </table:table-cell>
          <table:table-cell table:formula="of:=([.A939]-[.B939])*([.A939]-[.B939])" office:value-type="float" office:value="0.000002362356704016" calcext:value-type="float">
            <text:p>2.362356704016E-06</text:p>
          </table:table-cell>
          <table:table-cell table:number-columns-repeated="2"/>
        </table:table-row>
        <table:table-row table:style-name="ro1">
          <table:table-cell office:value-type="float" office:value="0.000005126" calcext:value-type="float">
            <text:p>0.000005126</text:p>
          </table:table-cell>
          <table:table-cell office:value-type="float" office:value="0.000582665" calcext:value-type="float">
            <text:p>0.000582665</text:p>
          </table:table-cell>
          <table:table-cell table:formula="of:=[.A940]*[.A940]" office:value-type="float" office:value="0.000000000026275876" calcext:value-type="float">
            <text:p>2.6275876E-11</text:p>
          </table:table-cell>
          <table:table-cell table:formula="of:=([.A940]-[.B940])*([.A940]-[.B940])" office:value-type="float" office:value="0.000000333551296521" calcext:value-type="float">
            <text:p>3.33551296521E-07</text:p>
          </table:table-cell>
          <table:table-cell table:number-columns-repeated="2"/>
        </table:table-row>
        <table:table-row table:style-name="ro1">
          <table:table-cell office:value-type="float" office:value="0.000118017" calcext:value-type="float">
            <text:p>0.000118017</text:p>
          </table:table-cell>
          <table:table-cell office:value-type="float" office:value="0.00189219" calcext:value-type="float">
            <text:p>0.00189219</text:p>
          </table:table-cell>
          <table:table-cell table:formula="of:=[.A941]*[.A941]" office:value-type="float" office:value="0.000000013928012289" calcext:value-type="float">
            <text:p>1.3928012289E-08</text:p>
          </table:table-cell>
          <table:table-cell table:formula="of:=([.A941]-[.B941])*([.A941]-[.B941])" office:value-type="float" office:value="0.000003147689833929" calcext:value-type="float">
            <text:p>3.147689833929E-06</text:p>
          </table:table-cell>
          <table:table-cell table:number-columns-repeated="2"/>
        </table:table-row>
        <table:table-row table:style-name="ro1">
          <table:table-cell office:value-type="float" office:value="0.0000138879" calcext:value-type="float">
            <text:p>0.0000138879</text:p>
          </table:table-cell>
          <table:table-cell office:value-type="float" office:value="0.000286292" calcext:value-type="float">
            <text:p>0.000286292</text:p>
          </table:table-cell>
          <table:table-cell table:formula="of:=[.A942]*[.A942]" office:value-type="float" office:value="0.00000000019287376641" calcext:value-type="float">
            <text:p>1.9287376641E-10</text:p>
          </table:table-cell>
          <table:table-cell table:formula="of:=([.A942]-[.B942])*([.A942]-[.B942])" office:value-type="float" office:value="0.00000007420399369681" calcext:value-type="float">
            <text:p>7.420399369681E-08</text:p>
          </table:table-cell>
          <table:table-cell table:number-columns-repeated="2"/>
        </table:table-row>
        <table:table-row table:style-name="ro1">
          <table:table-cell office:value-type="float" office:value="0.000402808" calcext:value-type="float">
            <text:p>0.000402808</text:p>
          </table:table-cell>
          <table:table-cell office:value-type="float" office:value="0.0000253097" calcext:value-type="float">
            <text:p>0.0000253097</text:p>
          </table:table-cell>
          <table:table-cell table:formula="of:=[.A943]*[.A943]" office:value-type="float" office:value="0.000000162254284864" calcext:value-type="float">
            <text:p>1.62254284864E-07</text:p>
          </table:table-cell>
          <table:table-cell table:formula="of:=([.A943]-[.B943])*([.A943]-[.B943])" office:value-type="float" office:value="0.00000014250496650289" calcext:value-type="float">
            <text:p>1.4250496650289E-07</text:p>
          </table:table-cell>
          <table:table-cell table:number-columns-repeated="2"/>
        </table:table-row>
        <table:table-row table:style-name="ro1">
          <table:table-cell office:value-type="float" office:value="0.0000175834" calcext:value-type="float">
            <text:p>0.0000175834</text:p>
          </table:table-cell>
          <table:table-cell office:value-type="float" office:value="0.000398609" calcext:value-type="float">
            <text:p>0.000398609</text:p>
          </table:table-cell>
          <table:table-cell table:formula="of:=[.A944]*[.A944]" office:value-type="float" office:value="0.00000000030917595556" calcext:value-type="float">
            <text:p>3.0917595556E-10</text:p>
          </table:table-cell>
          <table:table-cell table:formula="of:=([.A944]-[.B944])*([.A944]-[.B944])" office:value-type="float" office:value="0.00000014518050785536" calcext:value-type="float">
            <text:p>1.4518050785536E-07</text:p>
          </table:table-cell>
          <table:table-cell table:number-columns-repeated="2"/>
        </table:table-row>
        <table:table-row table:style-name="ro1">
          <table:table-cell office:value-type="float" office:value="0.0000175834" calcext:value-type="float">
            <text:p>0.0000175834</text:p>
          </table:table-cell>
          <table:table-cell office:value-type="float" office:value="0.00211748" calcext:value-type="float">
            <text:p>0.00211748</text:p>
          </table:table-cell>
          <table:table-cell table:formula="of:=[.A945]*[.A945]" office:value-type="float" office:value="0.00000000030917595556" calcext:value-type="float">
            <text:p>3.0917595556E-10</text:p>
          </table:table-cell>
          <table:table-cell table:formula="of:=([.A945]-[.B945])*([.A945]-[.B945])" office:value-type="float" office:value="0.00000440956573069156" calcext:value-type="float">
            <text:p>4.40956573069156E-06</text:p>
          </table:table-cell>
          <table:table-cell table:number-columns-repeated="2"/>
        </table:table-row>
        <table:table-row table:style-name="ro1">
          <table:table-cell office:value-type="float" office:value="0.0000374317" calcext:value-type="float">
            <text:p>0.0000374317</text:p>
          </table:table-cell>
          <table:table-cell office:value-type="float" office:value="0.00187515" calcext:value-type="float">
            <text:p>0.00187515</text:p>
          </table:table-cell>
          <table:table-cell table:formula="of:=[.A946]*[.A946]" office:value-type="float" office:value="0.00000000140113216489" calcext:value-type="float">
            <text:p>1.40113216489E-09</text:p>
          </table:table-cell>
          <table:table-cell table:formula="of:=([.A946]-[.B946])*([.A946]-[.B946])" office:value-type="float" office:value="0.00000337720855015489" calcext:value-type="float">
            <text:p>3.37720855015489E-06</text:p>
          </table:table-cell>
          <table:table-cell table:number-columns-repeated="2"/>
        </table:table-row>
        <table:table-row table:style-name="ro1">
          <table:table-cell office:value-type="float" office:value="0.0000574589" calcext:value-type="float">
            <text:p>0.0000574589</text:p>
          </table:table-cell>
          <table:table-cell office:value-type="float" office:value="0.0047937" calcext:value-type="float">
            <text:p>0.0047937</text:p>
          </table:table-cell>
          <table:table-cell table:formula="of:=[.A947]*[.A947]" office:value-type="float" office:value="0.00000000330152518921" calcext:value-type="float">
            <text:p>3.30152518921E-09</text:p>
          </table:table-cell>
          <table:table-cell table:formula="of:=([.A947]-[.B947])*([.A947]-[.B947])" office:value-type="float" office:value="0.0000224319797573292" calcext:value-type="float">
            <text:p>2.24319797573292E-05</text:p>
          </table:table-cell>
          <table:table-cell table:number-columns-repeated="2"/>
        </table:table-row>
        <table:table-row table:style-name="ro1">
          <table:table-cell office:value-type="float" office:value="0.000195086" calcext:value-type="float">
            <text:p>0.000195086</text:p>
          </table:table-cell>
          <table:table-cell office:value-type="float" office:value="0.00206404" calcext:value-type="float">
            <text:p>0.00206404</text:p>
          </table:table-cell>
          <table:table-cell table:formula="of:=[.A948]*[.A948]" office:value-type="float" office:value="0.000000038058547396" calcext:value-type="float">
            <text:p>3.8058547396E-08</text:p>
          </table:table-cell>
          <table:table-cell table:formula="of:=([.A948]-[.B948])*([.A948]-[.B948])" office:value-type="float" office:value="0.000003492989054116" calcext:value-type="float">
            <text:p>3.492989054116E-06</text:p>
          </table:table-cell>
          <table:table-cell table:number-columns-repeated="2"/>
        </table:table-row>
        <table:table-row table:style-name="ro1">
          <table:table-cell office:value-type="float" office:value="0.000195086" calcext:value-type="float">
            <text:p>0.000195086</text:p>
          </table:table-cell>
          <table:table-cell office:value-type="float" office:value="0.0171617" calcext:value-type="float">
            <text:p>0.0171617</text:p>
          </table:table-cell>
          <table:table-cell table:formula="of:=[.A949]*[.A949]" office:value-type="float" office:value="0.000000038058547396" calcext:value-type="float">
            <text:p>3.8058547396E-08</text:p>
          </table:table-cell>
          <table:table-cell table:formula="of:=([.A949]-[.B949])*([.A949]-[.B949])" office:value-type="float" office:value="0.000287865990624996" calcext:value-type="float">
            <text:p>0.000287865990624996</text:p>
          </table:table-cell>
          <table:table-cell table:number-columns-repeated="2"/>
        </table:table-row>
        <table:table-row table:style-name="ro1">
          <table:table-cell office:value-type="float" office:value="0.00000303984" calcext:value-type="float">
            <text:p>0.00000303984</text:p>
          </table:table-cell>
          <table:table-cell office:value-type="float" office:value="0.00215112" calcext:value-type="float">
            <text:p>0.00215112</text:p>
          </table:table-cell>
          <table:table-cell table:formula="of:=[.A950]*[.A950]" office:value-type="float" office:value="0.00000000000924062723" calcext:value-type="float">
            <text:p>9.2406272256E-12</text:p>
          </table:table-cell>
          <table:table-cell table:formula="of:=([.A950]-[.B950])*([.A950]-[.B950])" office:value-type="float" office:value="0.00000461424837378563" calcext:value-type="float">
            <text:p>4.61424837378563E-06</text:p>
          </table:table-cell>
          <table:table-cell table:number-columns-repeated="2"/>
        </table:table-row>
        <table:table-row table:style-name="ro1">
          <table:table-cell office:value-type="float" office:value="0.00000149012" calcext:value-type="float">
            <text:p>0.00000149012</text:p>
          </table:table-cell>
          <table:table-cell office:value-type="float" office:value="0.00132781" calcext:value-type="float">
            <text:p>0.00132781</text:p>
          </table:table-cell>
          <table:table-cell table:formula="of:=[.A951]*[.A951]" office:value-type="float" office:value="0.00000000000222045761" calcext:value-type="float">
            <text:p>2.2204576144E-12</text:p>
          </table:table-cell>
          <table:table-cell table:formula="of:=([.A951]-[.B951])*([.A951]-[.B951])" office:value-type="float" office:value="0.00000175912442408321" calcext:value-type="float">
            <text:p>1.75912442408321E-06</text:p>
          </table:table-cell>
          <table:table-cell table:number-columns-repeated="2"/>
        </table:table-row>
        <table:table-row table:style-name="ro1">
          <table:table-cell office:value-type="float" office:value="0.00000935793" calcext:value-type="float">
            <text:p>0.00000935793</text:p>
          </table:table-cell>
          <table:table-cell office:value-type="float" office:value="0.070206" calcext:value-type="float">
            <text:p>0.070206</text:p>
          </table:table-cell>
          <table:table-cell table:formula="of:=[.A952]*[.A952]" office:value-type="float" office:value="0.00000000008757085388" calcext:value-type="float">
            <text:p>8.75708538849E-11</text:p>
          </table:table-cell>
          <table:table-cell table:formula="of:=([.A952]-[.B952])*([.A952]-[.B952])" office:value-type="float" office:value="0.0049275685579037" calcext:value-type="float">
            <text:p>0.0049275685579037</text:p>
          </table:table-cell>
          <table:table-cell table:number-columns-repeated="2"/>
        </table:table-row>
        <table:table-row table:style-name="ro1">
          <table:table-cell office:value-type="float" office:value="0.00000423193" calcext:value-type="float">
            <text:p>0.00000423193</text:p>
          </table:table-cell>
          <table:table-cell office:value-type="float" office:value="0.0798784" calcext:value-type="float">
            <text:p>0.0798784</text:p>
          </table:table-cell>
          <table:table-cell table:formula="of:=[.A953]*[.A953]" office:value-type="float" office:value="0.00000000001790923152" calcext:value-type="float">
            <text:p>1.79092315249E-11</text:p>
          </table:table-cell>
          <table:table-cell table:formula="of:=([.A953]-[.B953])*([.A953]-[.B953])" office:value-type="float" office:value="0.00637988272487461" calcext:value-type="float">
            <text:p>0.00637988272487461</text:p>
          </table:table-cell>
          <table:table-cell table:number-columns-repeated="2"/>
        </table:table-row>
        <table:table-row table:style-name="ro1">
          <table:table-cell office:value-type="float" office:value="0.00000661612" calcext:value-type="float">
            <text:p>0.00000661612</text:p>
          </table:table-cell>
          <table:table-cell office:value-type="float" office:value="0.0514714" calcext:value-type="float">
            <text:p>0.0514714</text:p>
          </table:table-cell>
          <table:table-cell table:formula="of:=[.A954]*[.A954]" office:value-type="float" office:value="0.00000000004377304385" calcext:value-type="float">
            <text:p>4.37730438544E-11</text:p>
          </table:table-cell>
          <table:table-cell table:formula="of:=([.A954]-[.B954])*([.A954]-[.B954])" office:value-type="float" office:value="0.00264862397981511" calcext:value-type="float">
            <text:p>0.00264862397981511</text:p>
          </table:table-cell>
          <table:table-cell table:number-columns-repeated="2"/>
        </table:table-row>
        <table:table-row table:style-name="ro1">
          <table:table-cell office:value-type="float" office:value="0.000120759" calcext:value-type="float">
            <text:p>0.000120759</text:p>
          </table:table-cell>
          <table:table-cell office:value-type="float" office:value="0.00171037" calcext:value-type="float">
            <text:p>0.00171037</text:p>
          </table:table-cell>
          <table:table-cell table:formula="of:=[.A955]*[.A955]" office:value-type="float" office:value="0.000000014582736081" calcext:value-type="float">
            <text:p>1.4582736081E-08</text:p>
          </table:table-cell>
          <table:table-cell table:formula="of:=([.A955]-[.B955])*([.A955]-[.B955])" office:value-type="float" office:value="0.000002526863131321" calcext:value-type="float">
            <text:p>2.526863131321E-06</text:p>
          </table:table-cell>
          <table:table-cell table:number-columns-repeated="2"/>
        </table:table-row>
        <table:table-row table:style-name="ro1">
          <table:table-cell office:value-type="float" office:value="0.000221014" calcext:value-type="float">
            <text:p>0.000221014</text:p>
          </table:table-cell>
          <table:table-cell office:value-type="float" office:value="0.0371844" calcext:value-type="float">
            <text:p>0.0371844</text:p>
          </table:table-cell>
          <table:table-cell table:formula="of:=[.A956]*[.A956]" office:value-type="float" office:value="0.000000048847188196" calcext:value-type="float">
            <text:p>4.8847188196E-08</text:p>
          </table:table-cell>
          <table:table-cell table:formula="of:=([.A956]-[.B956])*([.A956]-[.B956])" office:value-type="float" office:value="0.001366291904585" calcext:value-type="float">
            <text:p>0.001366291904585</text:p>
          </table:table-cell>
          <table:table-cell table:number-columns-repeated="2"/>
        </table:table-row>
        <table:table-row table:style-name="ro1">
          <table:table-cell office:value-type="float" office:value="0.000227571" calcext:value-type="float">
            <text:p>0.000227571</text:p>
          </table:table-cell>
          <table:table-cell office:value-type="float" office:value="0.0357405" calcext:value-type="float">
            <text:p>0.0357405</text:p>
          </table:table-cell>
          <table:table-cell table:formula="of:=[.A957]*[.A957]" office:value-type="float" office:value="0.000000051788560041" calcext:value-type="float">
            <text:p>5.1788560041E-08</text:p>
          </table:table-cell>
          <table:table-cell table:formula="of:=([.A957]-[.B957])*([.A957]-[.B957])" office:value-type="float" office:value="0.00126116812615904" calcext:value-type="float">
            <text:p>0.00126116812615904</text:p>
          </table:table-cell>
          <table:table-cell table:number-columns-repeated="2"/>
        </table:table-row>
        <table:table-row table:style-name="ro1">
          <table:table-cell office:value-type="float" office:value="0.00090307" calcext:value-type="float">
            <text:p>0.00090307</text:p>
          </table:table-cell>
          <table:table-cell office:value-type="float" office:value="0.131937" calcext:value-type="float">
            <text:p>0.131937</text:p>
          </table:table-cell>
          <table:table-cell table:formula="of:=[.A958]*[.A958]" office:value-type="float" office:value="0.0000008155354249" calcext:value-type="float">
            <text:p>0.0000008155354249</text:p>
          </table:table-cell>
          <table:table-cell table:formula="of:=([.A958]-[.B958])*([.A958]-[.B958])" office:value-type="float" office:value="0.0171698908112449" calcext:value-type="float">
            <text:p>0.0171698908112449</text:p>
          </table:table-cell>
          <table:table-cell table:number-columns-repeated="2"/>
        </table:table-row>
        <table:table-row table:style-name="ro1">
          <table:table-cell office:value-type="float" office:value="0.00586915" calcext:value-type="float">
            <text:p>0.00586915</text:p>
          </table:table-cell>
          <table:table-cell office:value-type="float" office:value="0.0265663" calcext:value-type="float">
            <text:p>0.0265663</text:p>
          </table:table-cell>
          <table:table-cell table:formula="of:=[.A959]*[.A959]" office:value-type="float" office:value="0.0000344469217225" calcext:value-type="float">
            <text:p>0.0000344469217225</text:p>
          </table:table-cell>
          <table:table-cell table:formula="of:=([.A959]-[.B959])*([.A959]-[.B959])" office:value-type="float" office:value="0.0004283720181225" calcext:value-type="float">
            <text:p>0.0004283720181225</text:p>
          </table:table-cell>
          <table:table-cell table:number-columns-repeated="2"/>
        </table:table-row>
        <table:table-row table:style-name="ro1">
          <table:table-cell office:value-type="float" office:value="0.0162072" calcext:value-type="float">
            <text:p>0.0162072</text:p>
          </table:table-cell>
          <table:table-cell office:value-type="float" office:value="0.0314644" calcext:value-type="float">
            <text:p>0.0314644</text:p>
          </table:table-cell>
          <table:table-cell table:formula="of:=[.A960]*[.A960]" office:value-type="float" office:value="0.00026267333184" calcext:value-type="float">
            <text:p>0.00026267333184</text:p>
          </table:table-cell>
          <table:table-cell table:formula="of:=([.A960]-[.B960])*([.A960]-[.B960])" office:value-type="float" office:value="0.00023278215184" calcext:value-type="float">
            <text:p>0.00023278215184</text:p>
          </table:table-cell>
          <table:table-cell table:number-columns-repeated="2"/>
        </table:table-row>
        <table:table-row table:style-name="ro1">
          <table:table-cell office:value-type="float" office:value="0.0357161" calcext:value-type="float">
            <text:p>0.0357161</text:p>
          </table:table-cell>
          <table:table-cell office:value-type="float" office:value="0.034625" calcext:value-type="float">
            <text:p>0.034625</text:p>
          </table:table-cell>
          <table:table-cell table:formula="of:=[.A961]*[.A961]" office:value-type="float" office:value="0.00127563979921" calcext:value-type="float">
            <text:p>0.00127563979921</text:p>
          </table:table-cell>
          <table:table-cell table:formula="of:=([.A961]-[.B961])*([.A961]-[.B961])" office:value-type="float" office:value="0.00000119049921" calcext:value-type="float">
            <text:p>1.19049921E-06</text:p>
          </table:table-cell>
          <table:table-cell table:number-columns-repeated="2"/>
        </table:table-row>
        <table:table-row table:style-name="ro1">
          <table:table-cell office:value-type="float" office:value="0.104158" calcext:value-type="float">
            <text:p>0.104158</text:p>
          </table:table-cell>
          <table:table-cell office:value-type="float" office:value="0.459012" calcext:value-type="float">
            <text:p>0.459012</text:p>
          </table:table-cell>
          <table:table-cell table:formula="of:=[.A962]*[.A962]" office:value-type="float" office:value="0.010848888964" calcext:value-type="float">
            <text:p>0.010848888964</text:p>
          </table:table-cell>
          <table:table-cell table:formula="of:=([.A962]-[.B962])*([.A962]-[.B962])" office:value-type="float" office:value="0.125921361316" calcext:value-type="float">
            <text:p>0.125921361316</text:p>
          </table:table-cell>
          <table:table-cell table:number-columns-repeated="2"/>
        </table:table-row>
        <table:table-row table:style-name="ro1">
          <table:table-cell office:value-type="float" office:value="0.104158" calcext:value-type="float">
            <text:p>0.104158</text:p>
          </table:table-cell>
          <table:table-cell office:value-type="float" office:value="0.476239" calcext:value-type="float">
            <text:p>0.476239</text:p>
          </table:table-cell>
          <table:table-cell table:formula="of:=[.A963]*[.A963]" office:value-type="float" office:value="0.010848888964" calcext:value-type="float">
            <text:p>0.010848888964</text:p>
          </table:table-cell>
          <table:table-cell table:formula="of:=([.A963]-[.B963])*([.A963]-[.B963])" office:value-type="float" office:value="0.138444270561" calcext:value-type="float">
            <text:p>0.138444270561</text:p>
          </table:table-cell>
          <table:table-cell table:number-columns-repeated="2"/>
        </table:table-row>
        <table:table-row table:style-name="ro1">
          <table:table-cell office:value-type="float" office:value="0.330359" calcext:value-type="float">
            <text:p>0.330359</text:p>
          </table:table-cell>
          <table:table-cell office:value-type="float" office:value="0.483755" calcext:value-type="float">
            <text:p>0.483755</text:p>
          </table:table-cell>
          <table:table-cell table:formula="of:=[.A964]*[.A964]" office:value-type="float" office:value="0.109137068881" calcext:value-type="float">
            <text:p>0.109137068881</text:p>
          </table:table-cell>
          <table:table-cell table:formula="of:=([.A964]-[.B964])*([.A964]-[.B964])" office:value-type="float" office:value="0.023530332816" calcext:value-type="float">
            <text:p>0.023530332816</text:p>
          </table:table-cell>
          <table:table-cell table:number-columns-repeated="2"/>
        </table:table-row>
        <table:table-row table:style-name="ro1">
          <table:table-cell office:value-type="float" office:value="0.330358" calcext:value-type="float">
            <text:p>0.330358</text:p>
          </table:table-cell>
          <table:table-cell office:value-type="float" office:value="0.58059" calcext:value-type="float">
            <text:p>0.58059</text:p>
          </table:table-cell>
          <table:table-cell table:formula="of:=[.A965]*[.A965]" office:value-type="float" office:value="0.109136408164" calcext:value-type="float">
            <text:p>0.109136408164</text:p>
          </table:table-cell>
          <table:table-cell table:formula="of:=([.A965]-[.B965])*([.A965]-[.B965])" office:value-type="float" office:value="0.062616053824" calcext:value-type="float">
            <text:p>0.062616053824</text:p>
          </table:table-cell>
          <table:table-cell table:number-columns-repeated="2"/>
        </table:table-row>
        <table:table-row table:style-name="ro1">
          <table:table-cell office:value-type="float" office:value="0.707322" calcext:value-type="float">
            <text:p>0.707322</text:p>
          </table:table-cell>
          <table:table-cell office:value-type="float" office:value="0.389489" calcext:value-type="float">
            <text:p>0.389489</text:p>
          </table:table-cell>
          <table:table-cell table:formula="of:=[.A966]*[.A966]" office:value-type="float" office:value="0.500304411684" calcext:value-type="float">
            <text:p>0.500304411684</text:p>
          </table:table-cell>
          <table:table-cell table:formula="of:=([.A966]-[.B966])*([.A966]-[.B966])" office:value-type="float" office:value="0.101017815889" calcext:value-type="float">
            <text:p>0.101017815889</text:p>
          </table:table-cell>
          <table:table-cell table:number-columns-repeated="2"/>
        </table:table-row>
        <table:table-row table:style-name="ro1">
          <table:table-cell office:value-type="float" office:value="0.707322" calcext:value-type="float">
            <text:p>0.707322</text:p>
          </table:table-cell>
          <table:table-cell office:value-type="float" office:value="0.497911" calcext:value-type="float">
            <text:p>0.497911</text:p>
          </table:table-cell>
          <table:table-cell table:formula="of:=[.A967]*[.A967]" office:value-type="float" office:value="0.500304411684" calcext:value-type="float">
            <text:p>0.500304411684</text:p>
          </table:table-cell>
          <table:table-cell table:formula="of:=([.A967]-[.B967])*([.A967]-[.B967])" office:value-type="float" office:value="0.043852966921" calcext:value-type="float">
            <text:p>0.043852966921</text:p>
          </table:table-cell>
          <table:table-cell table:number-columns-repeated="2"/>
        </table:table-row>
        <table:table-row table:style-name="ro1">
          <table:table-cell office:value-type="float" office:value="0.707322" calcext:value-type="float">
            <text:p>0.707322</text:p>
          </table:table-cell>
          <table:table-cell office:value-type="float" office:value="0.519869" calcext:value-type="float">
            <text:p>0.519869</text:p>
          </table:table-cell>
          <table:table-cell table:formula="of:=[.A968]*[.A968]" office:value-type="float" office:value="0.500304411684" calcext:value-type="float">
            <text:p>0.500304411684</text:p>
          </table:table-cell>
          <table:table-cell table:formula="of:=([.A968]-[.B968])*([.A968]-[.B968])" office:value-type="float" office:value="0.035138627209" calcext:value-type="float">
            <text:p>0.035138627209</text:p>
          </table:table-cell>
          <table:table-cell table:number-columns-repeated="2"/>
        </table:table-row>
        <table:table-row table:style-name="ro1">
          <table:table-cell office:value-type="float" office:value="0.707322" calcext:value-type="float">
            <text:p>0.707322</text:p>
          </table:table-cell>
          <table:table-cell office:value-type="float" office:value="0.543782" calcext:value-type="float">
            <text:p>0.543782</text:p>
          </table:table-cell>
          <table:table-cell table:formula="of:=[.A969]*[.A969]" office:value-type="float" office:value="0.500304411684" calcext:value-type="float">
            <text:p>0.500304411684</text:p>
          </table:table-cell>
          <table:table-cell table:formula="of:=([.A969]-[.B969])*([.A969]-[.B969])" office:value-type="float" office:value="0.0267453316" calcext:value-type="float">
            <text:p>0.0267453316</text:p>
          </table:table-cell>
          <table:table-cell table:number-columns-repeated="2"/>
        </table:table-row>
        <table:table-row table:style-name="ro1">
          <table:table-cell office:value-type="float" office:value="0.707322" calcext:value-type="float">
            <text:p>0.707322</text:p>
          </table:table-cell>
          <table:table-cell office:value-type="float" office:value="0.569673" calcext:value-type="float">
            <text:p>0.569673</text:p>
          </table:table-cell>
          <table:table-cell table:formula="of:=[.A970]*[.A970]" office:value-type="float" office:value="0.500304411684" calcext:value-type="float">
            <text:p>0.500304411684</text:p>
          </table:table-cell>
          <table:table-cell table:formula="of:=([.A970]-[.B970])*([.A970]-[.B970])" office:value-type="float" office:value="0.018947247201" calcext:value-type="float">
            <text:p>0.018947247201</text:p>
          </table:table-cell>
          <table:table-cell table:number-columns-repeated="2"/>
        </table:table-row>
        <table:table-row table:style-name="ro1">
          <table:table-cell office:value-type="float" office:value="0.741687" calcext:value-type="float">
            <text:p>0.741687</text:p>
          </table:table-cell>
          <table:table-cell office:value-type="float" office:value="0.842857" calcext:value-type="float">
            <text:p>0.842857</text:p>
          </table:table-cell>
          <table:table-cell table:formula="of:=[.A971]*[.A971]" office:value-type="float" office:value="0.550099605969" calcext:value-type="float">
            <text:p>0.550099605969</text:p>
          </table:table-cell>
          <table:table-cell table:formula="of:=([.A971]-[.B971])*([.A971]-[.B971])" office:value-type="float" office:value="0.0102353689" calcext:value-type="float">
            <text:p>0.0102353689</text:p>
          </table:table-cell>
          <table:table-cell table:number-columns-repeated="2"/>
        </table:table-row>
        <table:table-row table:style-name="ro1">
          <table:table-cell office:value-type="float" office:value="0.741687" calcext:value-type="float">
            <text:p>0.741687</text:p>
          </table:table-cell>
          <table:table-cell office:value-type="float" office:value="0.882355" calcext:value-type="float">
            <text:p>0.882355</text:p>
          </table:table-cell>
          <table:table-cell table:formula="of:=[.A972]*[.A972]" office:value-type="float" office:value="0.550099605969" calcext:value-type="float">
            <text:p>0.550099605969</text:p>
          </table:table-cell>
          <table:table-cell table:formula="of:=([.A972]-[.B972])*([.A972]-[.B972])" office:value-type="float" office:value="0.019787486224" calcext:value-type="float">
            <text:p>0.019787486224</text:p>
          </table:table-cell>
          <table:table-cell table:number-columns-repeated="2"/>
        </table:table-row>
        <table:table-row table:style-name="ro1">
          <table:table-cell office:value-type="float" office:value="0.965156" calcext:value-type="float">
            <text:p>0.965156</text:p>
          </table:table-cell>
          <table:table-cell office:value-type="float" office:value="0.880836" calcext:value-type="float">
            <text:p>0.880836</text:p>
          </table:table-cell>
          <table:table-cell table:formula="of:=[.A973]*[.A973]" office:value-type="float" office:value="0.931526104336" calcext:value-type="float">
            <text:p>0.931526104336</text:p>
          </table:table-cell>
          <table:table-cell table:formula="of:=([.A973]-[.B973])*([.A973]-[.B973])" office:value-type="float" office:value="0.00710986240000001" calcext:value-type="float">
            <text:p>0.00710986240000001</text:p>
          </table:table-cell>
          <table:table-cell table:number-columns-repeated="2"/>
        </table:table-row>
        <table:table-row table:style-name="ro1">
          <table:table-cell office:value-type="float" office:value="0.965157" calcext:value-type="float">
            <text:p>0.965157</text:p>
          </table:table-cell>
          <table:table-cell office:value-type="float" office:value="0.972033" calcext:value-type="float">
            <text:p>0.972033</text:p>
          </table:table-cell>
          <table:table-cell table:formula="of:=[.A974]*[.A974]" office:value-type="float" office:value="0.931528034649" calcext:value-type="float">
            <text:p>0.931528034649</text:p>
          </table:table-cell>
          <table:table-cell table:formula="of:=([.A974]-[.B974])*([.A974]-[.B974])" office:value-type="float" office:value="0.0000472793759999999" calcext:value-type="float">
            <text:p>0.0000472793759999999</text:p>
          </table:table-cell>
          <table:table-cell table:number-columns-repeated="2"/>
        </table:table-row>
        <table:table-row table:style-name="ro1">
          <table:table-cell office:value-type="float" office:value="0.996852" calcext:value-type="float">
            <text:p>0.996852</text:p>
          </table:table-cell>
          <table:table-cell office:value-type="float" office:value="0.997794" calcext:value-type="float">
            <text:p>0.997794</text:p>
          </table:table-cell>
          <table:table-cell table:formula="of:=[.A975]*[.A975]" office:value-type="float" office:value="0.993713909904" calcext:value-type="float">
            <text:p>0.993713909904</text:p>
          </table:table-cell>
          <table:table-cell table:formula="of:=([.A975]-[.B975])*([.A975]-[.B975])" office:value-type="float" office:value="0.000000887364" calcext:value-type="float">
            <text:p>0.000000887364</text:p>
          </table:table-cell>
          <table:table-cell table:number-columns-repeated="2"/>
        </table:table-row>
        <table:table-row table:style-name="ro1">
          <table:table-cell office:value-type="float" office:value="0.996852" calcext:value-type="float">
            <text:p>0.996852</text:p>
          </table:table-cell>
          <table:table-cell office:value-type="float" office:value="0.999599" calcext:value-type="float">
            <text:p>0.999599</text:p>
          </table:table-cell>
          <table:table-cell table:formula="of:=[.A976]*[.A976]" office:value-type="float" office:value="0.993713909904" calcext:value-type="float">
            <text:p>0.993713909904</text:p>
          </table:table-cell>
          <table:table-cell table:formula="of:=([.A976]-[.B976])*([.A976]-[.B976])" office:value-type="float" office:value="0.0000075460090000003" calcext:value-type="float">
            <text:p>7.5460090000003E-06</text:p>
          </table:table-cell>
          <table:table-cell table:number-columns-repeated="2"/>
        </table:table-row>
        <table:table-row table:style-name="ro1">
          <table:table-cell office:value-type="float" office:value="0.0000243187" calcext:value-type="float">
            <text:p>0.0000243187</text:p>
          </table:table-cell>
          <table:table-cell office:value-type="float" office:value="0.00000289905" calcext:value-type="float">
            <text:p>0.00000289905</text:p>
          </table:table-cell>
          <table:table-cell table:formula="of:=[.A977]*[.A977]" office:value-type="float" office:value="0.00000000059139916969" calcext:value-type="float">
            <text:p>5.9139916969E-10</text:p>
          </table:table-cell>
          <table:table-cell table:formula="of:=([.A977]-[.B977])*([.A977]-[.B977])" office:value-type="float" office:value="0.00000000045880140612" calcext:value-type="float">
            <text:p>4.588014061225E-10</text:p>
          </table:table-cell>
          <table:table-cell table:number-columns-repeated="2"/>
        </table:table-row>
        <table:table-row table:style-name="ro1">
          <table:table-cell office:value-type="float" office:value="0.0000243187" calcext:value-type="float">
            <text:p>0.0000243187</text:p>
          </table:table-cell>
          <table:table-cell office:value-type="float" office:value="0.00172855" calcext:value-type="float">
            <text:p>0.00172855</text:p>
          </table:table-cell>
          <table:table-cell table:formula="of:=[.A978]*[.A978]" office:value-type="float" office:value="0.00000000059139916969" calcext:value-type="float">
            <text:p>5.9139916969E-10</text:p>
          </table:table-cell>
          <table:table-cell table:formula="of:=([.A978]-[.B978])*([.A978]-[.B978])" office:value-type="float" office:value="0.00000290440432389969" calcext:value-type="float">
            <text:p>2.90440432389969E-06</text:p>
          </table:table-cell>
          <table:table-cell table:number-columns-repeated="2"/>
        </table:table-row>
        <table:table-row table:style-name="ro1">
          <table:table-cell office:value-type="float" office:value="0.0000243187" calcext:value-type="float">
            <text:p>0.0000243187</text:p>
          </table:table-cell>
          <table:table-cell office:value-type="float" office:value="0.0146163" calcext:value-type="float">
            <text:p>0.0146163</text:p>
          </table:table-cell>
          <table:table-cell table:formula="of:=[.A979]*[.A979]" office:value-type="float" office:value="0.00000000059139916969" calcext:value-type="float">
            <text:p>5.9139916969E-10</text:p>
          </table:table-cell>
          <table:table-cell table:formula="of:=([.A979]-[.B979])*([.A979]-[.B979])" office:value-type="float" office:value="0.00021292591825955" calcext:value-type="float">
            <text:p>0.00021292591825955</text:p>
          </table:table-cell>
          <table:table-cell table:number-columns-repeated="2"/>
        </table:table-row>
        <table:table-row table:style-name="ro1">
          <table:table-cell office:value-type="float" office:value="0.0000399947" calcext:value-type="float">
            <text:p>0.0000399947</text:p>
          </table:table-cell>
          <table:table-cell office:value-type="float" office:value="0.00105573" calcext:value-type="float">
            <text:p>0.00105573</text:p>
          </table:table-cell>
          <table:table-cell table:formula="of:=[.A980]*[.A980]" office:value-type="float" office:value="0.00000000159957602809" calcext:value-type="float">
            <text:p>1.59957602809E-09</text:p>
          </table:table-cell>
          <table:table-cell table:formula="of:=([.A980]-[.B980])*([.A980]-[.B980])" office:value-type="float" office:value="0.00000103171819966609" calcext:value-type="float">
            <text:p>1.03171819966609E-06</text:p>
          </table:table-cell>
          <table:table-cell table:number-columns-repeated="2"/>
        </table:table-row>
        <table:table-row table:style-name="ro1">
          <table:table-cell office:value-type="float" office:value="0.00000625849" calcext:value-type="float">
            <text:p>0.00000625849</text:p>
          </table:table-cell>
          <table:table-cell office:value-type="float" office:value="0.000223329" calcext:value-type="float">
            <text:p>0.000223329</text:p>
          </table:table-cell>
          <table:table-cell table:formula="of:=[.A981]*[.A981]" office:value-type="float" office:value="0.00000000003916869708" calcext:value-type="float">
            <text:p>3.91686970801E-11</text:p>
          </table:table-cell>
          <table:table-cell table:formula="of:=([.A981]-[.B981])*([.A981]-[.B981])" office:value-type="float" office:value="0.00000004711960631166" calcext:value-type="float">
            <text:p>4.71196063116601E-08</text:p>
          </table:table-cell>
          <table:table-cell table:number-columns-repeated="2"/>
        </table:table-row>
        <table:table-row table:style-name="ro1">
          <table:table-cell office:value-type="float" office:value="0.00000303984" calcext:value-type="float">
            <text:p>0.00000303984</text:p>
          </table:table-cell>
          <table:table-cell office:value-type="float" office:value="0.000785767" calcext:value-type="float">
            <text:p>0.000785767</text:p>
          </table:table-cell>
          <table:table-cell table:formula="of:=[.A982]*[.A982]" office:value-type="float" office:value="0.00000000000924062723" calcext:value-type="float">
            <text:p>9.2406272256E-12</text:p>
          </table:table-cell>
          <table:table-cell table:formula="of:=([.A982]-[.B982])*([.A982]-[.B982])" office:value-type="float" office:value="0.00000061266180700167" calcext:value-type="float">
            <text:p>6.12661807001666E-07</text:p>
          </table:table-cell>
          <table:table-cell table:number-columns-repeated="2"/>
        </table:table-row>
        <table:table-row table:style-name="ro1">
          <table:table-cell office:value-type="float" office:value="0.000385284" calcext:value-type="float">
            <text:p>0.000385284</text:p>
          </table:table-cell>
          <table:table-cell office:value-type="float" office:value="0.00285203" calcext:value-type="float">
            <text:p>0.00285203</text:p>
          </table:table-cell>
          <table:table-cell table:formula="of:=[.A983]*[.A983]" office:value-type="float" office:value="0.000000148443760656" calcext:value-type="float">
            <text:p>1.48443760656E-07</text:p>
          </table:table-cell>
          <table:table-cell table:formula="of:=([.A983]-[.B983])*([.A983]-[.B983])" office:value-type="float" office:value="0.000006084835828516" calcext:value-type="float">
            <text:p>6.084835828516E-06</text:p>
          </table:table-cell>
          <table:table-cell table:number-columns-repeated="2"/>
        </table:table-row>
        <table:table-row table:style-name="ro1">
          <table:table-cell office:value-type="float" office:value="0.0000531673" calcext:value-type="float">
            <text:p>0.0000531673</text:p>
          </table:table-cell>
          <table:table-cell office:value-type="float" office:value="0.00173863" calcext:value-type="float">
            <text:p>0.00173863</text:p>
          </table:table-cell>
          <table:table-cell table:formula="of:=[.A984]*[.A984]" office:value-type="float" office:value="0.00000000282676178929" calcext:value-type="float">
            <text:p>2.82676178929E-09</text:p>
          </table:table-cell>
          <table:table-cell table:formula="of:=([.A984]-[.B984])*([.A984]-[.B984])" office:value-type="float" office:value="0.00000284078451309129" calcext:value-type="float">
            <text:p>2.84078451309129E-06</text:p>
          </table:table-cell>
          <table:table-cell table:number-columns-repeated="2"/>
        </table:table-row>
        <table:table-row table:style-name="ro1">
          <table:table-cell office:value-type="float" office:value="0.0000248551" calcext:value-type="float">
            <text:p>0.0000248551</text:p>
          </table:table-cell>
          <table:table-cell office:value-type="float" office:value="0.0100889" calcext:value-type="float">
            <text:p>0.0100889</text:p>
          </table:table-cell>
          <table:table-cell table:formula="of:=[.A985]*[.A985]" office:value-type="float" office:value="0.00000000061777599601" calcext:value-type="float">
            <text:p>6.1777599601E-10</text:p>
          </table:table-cell>
          <table:table-cell table:formula="of:=([.A985]-[.B985])*([.A985]-[.B985])" office:value-type="float" office:value="0.000101284999749216" calcext:value-type="float">
            <text:p>0.000101284999749216</text:p>
          </table:table-cell>
          <table:table-cell table:number-columns-repeated="2"/>
        </table:table-row>
        <table:table-row table:style-name="ro1">
          <table:table-cell office:value-type="float" office:value="0.00000995398" calcext:value-type="float">
            <text:p>0.00000995398</text:p>
          </table:table-cell>
          <table:table-cell office:value-type="float" office:value="0.00338318" calcext:value-type="float">
            <text:p>0.00338318</text:p>
          </table:table-cell>
          <table:table-cell table:formula="of:=[.A986]*[.A986]" office:value-type="float" office:value="0.00000000009908171784" calcext:value-type="float">
            <text:p>9.90817178404E-11</text:p>
          </table:table-cell>
          <table:table-cell table:formula="of:=([.A986]-[.B986])*([.A986]-[.B986])" office:value-type="float" office:value="0.000011378653782005" calcext:value-type="float">
            <text:p>1.1378653782005E-05</text:p>
          </table:table-cell>
          <table:table-cell table:number-columns-repeated="2"/>
        </table:table-row>
        <table:table-row table:style-name="ro1">
          <table:table-cell office:value-type="float" office:value="0.0000247359" calcext:value-type="float">
            <text:p>0.0000247359</text:p>
          </table:table-cell>
          <table:table-cell office:value-type="float" office:value="0.112718" calcext:value-type="float">
            <text:p>0.112718</text:p>
          </table:table-cell>
          <table:table-cell table:formula="of:=[.A987]*[.A987]" office:value-type="float" office:value="0.00000000061186474881" calcext:value-type="float">
            <text:p>6.1186474881E-10</text:p>
          </table:table-cell>
          <table:table-cell table:formula="of:=([.A987]-[.B987])*([.A987]-[.B987])" office:value-type="float" office:value="0.0126997717735123" calcext:value-type="float">
            <text:p>0.0126997717735123</text:p>
          </table:table-cell>
          <table:table-cell table:number-columns-repeated="2"/>
        </table:table-row>
        <table:table-row table:style-name="ro1">
          <table:table-cell office:value-type="float" office:value="0.000418305" calcext:value-type="float">
            <text:p>0.000418305</text:p>
          </table:table-cell>
          <table:table-cell office:value-type="float" office:value="0.0621084" calcext:value-type="float">
            <text:p>0.0621084</text:p>
          </table:table-cell>
          <table:table-cell table:formula="of:=[.A988]*[.A988]" office:value-type="float" office:value="0.000000174979073025" calcext:value-type="float">
            <text:p>1.74979073025E-07</text:p>
          </table:table-cell>
          <table:table-cell table:formula="of:=([.A988]-[.B988])*([.A988]-[.B988])" office:value-type="float" office:value="0.00380566782110902" calcext:value-type="float">
            <text:p>0.00380566782110902</text:p>
          </table:table-cell>
          <table:table-cell table:number-columns-repeated="2"/>
        </table:table-row>
        <table:table-row table:style-name="ro1">
          <table:table-cell office:value-type="float" office:value="0.0000299215" calcext:value-type="float">
            <text:p>0.0000299215</text:p>
          </table:table-cell>
          <table:table-cell office:value-type="float" office:value="0.00674947" calcext:value-type="float">
            <text:p>0.00674947</text:p>
          </table:table-cell>
          <table:table-cell table:formula="of:=[.A989]*[.A989]" office:value-type="float" office:value="0.00000000089529616225" calcext:value-type="float">
            <text:p>8.9529616225E-10</text:p>
          </table:table-cell>
          <table:table-cell table:formula="of:=([.A989]-[.B989])*([.A989]-[.B989])" office:value-type="float" office:value="0.0000451523320438522" calcext:value-type="float">
            <text:p>4.51523320438522E-05</text:p>
          </table:table-cell>
          <table:table-cell table:number-columns-repeated="2"/>
        </table:table-row>
        <table:table-row table:style-name="ro1">
          <table:table-cell office:value-type="float" office:value="0.0000299215" calcext:value-type="float">
            <text:p>0.0000299215</text:p>
          </table:table-cell>
          <table:table-cell office:value-type="float" office:value="0.00864505" calcext:value-type="float">
            <text:p>0.00864505</text:p>
          </table:table-cell>
          <table:table-cell table:formula="of:=[.A990]*[.A990]" office:value-type="float" office:value="0.00000000089529616225" calcext:value-type="float">
            <text:p>8.9529616225E-10</text:p>
          </table:table-cell>
          <table:table-cell table:formula="of:=([.A990]-[.B990])*([.A990]-[.B990])" office:value-type="float" office:value="0.0000742204390715122" calcext:value-type="float">
            <text:p>7.42204390715122E-05</text:p>
          </table:table-cell>
          <table:table-cell table:number-columns-repeated="2"/>
        </table:table-row>
        <table:table-row table:style-name="ro1">
          <table:table-cell office:value-type="float" office:value="0.000109196" calcext:value-type="float">
            <text:p>0.000109196</text:p>
          </table:table-cell>
          <table:table-cell office:value-type="float" office:value="0.00644883" calcext:value-type="float">
            <text:p>0.00644883</text:p>
          </table:table-cell>
          <table:table-cell table:formula="of:=[.A991]*[.A991]" office:value-type="float" office:value="0.000000011923766416" calcext:value-type="float">
            <text:p>1.1923766416E-08</text:p>
          </table:table-cell>
          <table:table-cell table:formula="of:=([.A991]-[.B991])*([.A991]-[.B991])" office:value-type="float" office:value="0.000040190959253956" calcext:value-type="float">
            <text:p>4.0190959253956E-05</text:p>
          </table:table-cell>
          <table:table-cell table:number-columns-repeated="2"/>
        </table:table-row>
        <table:table-row table:style-name="ro1">
          <table:table-cell office:value-type="float" office:value="0.000806034" calcext:value-type="float">
            <text:p>0.000806034</text:p>
          </table:table-cell>
          <table:table-cell office:value-type="float" office:value="0.00148559" calcext:value-type="float">
            <text:p>0.00148559</text:p>
          </table:table-cell>
          <table:table-cell table:formula="of:=[.A992]*[.A992]" office:value-type="float" office:value="0.000000649690809156" calcext:value-type="float">
            <text:p>6.49690809156E-07</text:p>
          </table:table-cell>
          <table:table-cell table:formula="of:=([.A992]-[.B992])*([.A992]-[.B992])" office:value-type="float" office:value="0.000000461796357136" calcext:value-type="float">
            <text:p>4.61796357136E-07</text:p>
          </table:table-cell>
          <table:table-cell table:number-columns-repeated="2"/>
        </table:table-row>
        <table:table-row table:style-name="ro1">
          <table:table-cell office:value-type="float" office:value="0.0117565" calcext:value-type="float">
            <text:p>0.0117565</text:p>
          </table:table-cell>
          <table:table-cell office:value-type="float" office:value="0.00249522" calcext:value-type="float">
            <text:p>0.00249522</text:p>
          </table:table-cell>
          <table:table-cell table:formula="of:=[.A993]*[.A993]" office:value-type="float" office:value="0.00013821529225" calcext:value-type="float">
            <text:p>0.00013821529225</text:p>
          </table:table-cell>
          <table:table-cell table:formula="of:=([.A993]-[.B993])*([.A993]-[.B993])" office:value-type="float" office:value="0.0000857713072384" calcext:value-type="float">
            <text:p>0.0000857713072384</text:p>
          </table:table-cell>
          <table:table-cell table:number-columns-repeated="2"/>
        </table:table-row>
        <table:table-row table:style-name="ro1">
          <table:table-cell office:value-type="float" office:value="0.0172414" calcext:value-type="float">
            <text:p>0.0172414</text:p>
          </table:table-cell>
          <table:table-cell office:value-type="float" office:value="0.0747561" calcext:value-type="float">
            <text:p>0.0747561</text:p>
          </table:table-cell>
          <table:table-cell table:formula="of:=[.A994]*[.A994]" office:value-type="float" office:value="0.00029726587396" calcext:value-type="float">
            <text:p>0.00029726587396</text:p>
          </table:table-cell>
          <table:table-cell table:formula="of:=([.A994]-[.B994])*([.A994]-[.B994])" office:value-type="float" office:value="0.00330794071609" calcext:value-type="float">
            <text:p>0.00330794071609</text:p>
          </table:table-cell>
          <table:table-cell table:number-columns-repeated="2"/>
        </table:table-row>
        <table:table-row table:style-name="ro1">
          <table:table-cell office:value-type="float" office:value="0.0172414" calcext:value-type="float">
            <text:p>0.0172414</text:p>
          </table:table-cell>
          <table:table-cell office:value-type="float" office:value="0.0808076" calcext:value-type="float">
            <text:p>0.0808076</text:p>
          </table:table-cell>
          <table:table-cell table:formula="of:=[.A995]*[.A995]" office:value-type="float" office:value="0.00029726587396" calcext:value-type="float">
            <text:p>0.00029726587396</text:p>
          </table:table-cell>
          <table:table-cell table:formula="of:=([.A995]-[.B995])*([.A995]-[.B995])" office:value-type="float" office:value="0.00404066178244" calcext:value-type="float">
            <text:p>0.00404066178244</text:p>
          </table:table-cell>
          <table:table-cell table:number-columns-repeated="2"/>
        </table:table-row>
        <table:table-row table:style-name="ro1">
          <table:table-cell office:value-type="float" office:value="0.0172414" calcext:value-type="float">
            <text:p>0.0172414</text:p>
          </table:table-cell>
          <table:table-cell office:value-type="float" office:value="0.23703" calcext:value-type="float">
            <text:p>0.23703</text:p>
          </table:table-cell>
          <table:table-cell table:formula="of:=[.A996]*[.A996]" office:value-type="float" office:value="0.00029726587396" calcext:value-type="float">
            <text:p>0.00029726587396</text:p>
          </table:table-cell>
          <table:table-cell table:formula="of:=([.A996]-[.B996])*([.A996]-[.B996])" office:value-type="float" office:value="0.04830702868996" calcext:value-type="float">
            <text:p>0.04830702868996</text:p>
          </table:table-cell>
          <table:table-cell table:number-columns-repeated="2"/>
        </table:table-row>
        <table:table-row table:style-name="ro1">
          <table:table-cell office:value-type="float" office:value="0.0434352" calcext:value-type="float">
            <text:p>0.0434352</text:p>
          </table:table-cell>
          <table:table-cell office:value-type="float" office:value="0.160665" calcext:value-type="float">
            <text:p>0.160665</text:p>
          </table:table-cell>
          <table:table-cell table:formula="of:=[.A997]*[.A997]" office:value-type="float" office:value="0.00188661659904" calcext:value-type="float">
            <text:p>0.00188661659904</text:p>
          </table:table-cell>
          <table:table-cell table:formula="of:=([.A997]-[.B997])*([.A997]-[.B997])" office:value-type="float" office:value="0.01374282600804" calcext:value-type="float">
            <text:p>0.01374282600804</text:p>
          </table:table-cell>
          <table:table-cell table:number-columns-repeated="2"/>
        </table:table-row>
        <table:table-row table:style-name="ro1">
          <table:table-cell office:value-type="float" office:value="0.105202" calcext:value-type="float">
            <text:p>0.105202</text:p>
          </table:table-cell>
          <table:table-cell office:value-type="float" office:value="0.166921" calcext:value-type="float">
            <text:p>0.166921</text:p>
          </table:table-cell>
          <table:table-cell table:formula="of:=[.A998]*[.A998]" office:value-type="float" office:value="0.011067460804" calcext:value-type="float">
            <text:p>0.011067460804</text:p>
          </table:table-cell>
          <table:table-cell table:formula="of:=([.A998]-[.B998])*([.A998]-[.B998])" office:value-type="float" office:value="0.003809234961" calcext:value-type="float">
            <text:p>0.003809234961</text:p>
          </table:table-cell>
          <table:table-cell table:number-columns-repeated="2"/>
        </table:table-row>
        <table:table-row table:style-name="ro1">
          <table:table-cell office:value-type="float" office:value="0.105202" calcext:value-type="float">
            <text:p>0.105202</text:p>
          </table:table-cell>
          <table:table-cell office:value-type="float" office:value="0.126608" calcext:value-type="float">
            <text:p>0.126608</text:p>
          </table:table-cell>
          <table:table-cell table:formula="of:=[.A999]*[.A999]" office:value-type="float" office:value="0.011067460804" calcext:value-type="float">
            <text:p>0.011067460804</text:p>
          </table:table-cell>
          <table:table-cell table:formula="of:=([.A999]-[.B999])*([.A999]-[.B999])" office:value-type="float" office:value="0.000458216836" calcext:value-type="float">
            <text:p>0.000458216836</text:p>
          </table:table-cell>
          <table:table-cell table:number-columns-repeated="2"/>
        </table:table-row>
        <table:table-row table:style-name="ro1">
          <table:table-cell office:value-type="float" office:value="0.105202" calcext:value-type="float">
            <text:p>0.105202</text:p>
          </table:table-cell>
          <table:table-cell office:value-type="float" office:value="0.128492" calcext:value-type="float">
            <text:p>0.128492</text:p>
          </table:table-cell>
          <table:table-cell table:formula="of:=[.A1000]*[.A1000]" office:value-type="float" office:value="0.011067460804" calcext:value-type="float">
            <text:p>0.011067460804</text:p>
          </table:table-cell>
          <table:table-cell table:formula="of:=([.A1000]-[.B1000])*([.A1000]-[.B1000])" office:value-type="float" office:value="0.0005424241" calcext:value-type="float">
            <text:p>0.0005424241</text:p>
          </table:table-cell>
          <table:table-cell table:number-columns-repeated="2"/>
        </table:table-row>
        <table:table-row table:style-name="ro1">
          <table:table-cell office:value-type="float" office:value="0.227604" calcext:value-type="float">
            <text:p>0.227604</text:p>
          </table:table-cell>
          <table:table-cell office:value-type="float" office:value="0.345169" calcext:value-type="float">
            <text:p>0.345169</text:p>
          </table:table-cell>
          <table:table-cell table:formula="of:=[.A1001]*[.A1001]" office:value-type="float" office:value="0.051803580816" calcext:value-type="float">
            <text:p>0.051803580816</text:p>
          </table:table-cell>
          <table:table-cell table:formula="of:=([.A1001]-[.B1001])*([.A1001]-[.B1001])" office:value-type="float" office:value="0.013821529225" calcext:value-type="float">
            <text:p>0.013821529225</text:p>
          </table:table-cell>
          <table:table-cell table:number-columns-repeated="2"/>
        </table:table-row>
        <table:table-row table:style-name="ro1">
          <table:table-cell office:value-type="float" office:value="0.362243" calcext:value-type="float">
            <text:p>0.362243</text:p>
          </table:table-cell>
          <table:table-cell office:value-type="float" office:value="0.374285" calcext:value-type="float">
            <text:p>0.374285</text:p>
          </table:table-cell>
          <table:table-cell table:formula="of:=[.A1002]*[.A1002]" office:value-type="float" office:value="0.131219991049" calcext:value-type="float">
            <text:p>0.131219991049</text:p>
          </table:table-cell>
          <table:table-cell table:formula="of:=([.A1002]-[.B1002])*([.A1002]-[.B1002])" office:value-type="float" office:value="0.000145009764" calcext:value-type="float">
            <text:p>0.000145009764</text:p>
          </table:table-cell>
          <table:table-cell table:number-columns-repeated="2"/>
        </table:table-row>
        <table:table-row table:style-name="ro1">
          <table:table-cell office:value-type="float" office:value="0.362243" calcext:value-type="float">
            <text:p>0.362243</text:p>
          </table:table-cell>
          <table:table-cell office:value-type="float" office:value="0.335601" calcext:value-type="float">
            <text:p>0.335601</text:p>
          </table:table-cell>
          <table:table-cell table:formula="of:=[.A1003]*[.A1003]" office:value-type="float" office:value="0.131219991049" calcext:value-type="float">
            <text:p>0.131219991049</text:p>
          </table:table-cell>
          <table:table-cell table:formula="of:=([.A1003]-[.B1003])*([.A1003]-[.B1003])" office:value-type="float" office:value="0.000709796164" calcext:value-type="float">
            <text:p>0.000709796164</text:p>
          </table:table-cell>
          <table:table-cell table:number-columns-repeated="2"/>
        </table:table-row>
        <table:table-row table:style-name="ro1">
          <table:table-cell office:value-type="float" office:value="0.362244" calcext:value-type="float">
            <text:p>0.362244</text:p>
          </table:table-cell>
          <table:table-cell office:value-type="float" office:value="0.4475" calcext:value-type="float">
            <text:p>0.4475</text:p>
          </table:table-cell>
          <table:table-cell table:formula="of:=[.A1004]*[.A1004]" office:value-type="float" office:value="0.131220715536" calcext:value-type="float">
            <text:p>0.131220715536</text:p>
          </table:table-cell>
          <table:table-cell table:formula="of:=([.A1004]-[.B1004])*([.A1004]-[.B1004])" office:value-type="float" office:value="0.007268585536" calcext:value-type="float">
            <text:p>0.007268585536</text:p>
          </table:table-cell>
          <table:table-cell table:number-columns-repeated="2"/>
        </table:table-row>
        <table:table-row table:style-name="ro1">
          <table:table-cell office:value-type="float" office:value="0.419193" calcext:value-type="float">
            <text:p>0.419193</text:p>
          </table:table-cell>
          <table:table-cell office:value-type="float" office:value="0.462088" calcext:value-type="float">
            <text:p>0.462088</text:p>
          </table:table-cell>
          <table:table-cell table:formula="of:=[.A1005]*[.A1005]" office:value-type="float" office:value="0.175722771249" calcext:value-type="float">
            <text:p>0.175722771249</text:p>
          </table:table-cell>
          <table:table-cell table:formula="of:=([.A1005]-[.B1005])*([.A1005]-[.B1005])" office:value-type="float" office:value="0.001839981025" calcext:value-type="float">
            <text:p>0.001839981025</text:p>
          </table:table-cell>
          <table:table-cell table:number-columns-repeated="2"/>
        </table:table-row>
        <table:table-row table:style-name="ro1">
          <table:table-cell office:value-type="float" office:value="0.524242" calcext:value-type="float">
            <text:p>0.524242</text:p>
          </table:table-cell>
          <table:table-cell office:value-type="float" office:value="0.382012" calcext:value-type="float">
            <text:p>0.382012</text:p>
          </table:table-cell>
          <table:table-cell table:formula="of:=[.A1006]*[.A1006]" office:value-type="float" office:value="0.274829674564" calcext:value-type="float">
            <text:p>0.274829674564</text:p>
          </table:table-cell>
          <table:table-cell table:formula="of:=([.A1006]-[.B1006])*([.A1006]-[.B1006])" office:value-type="float" office:value="0.0202293729" calcext:value-type="float">
            <text:p>0.0202293729</text:p>
          </table:table-cell>
          <table:table-cell table:number-columns-repeated="2"/>
        </table:table-row>
        <table:table-row table:style-name="ro1">
          <table:table-cell office:value-type="float" office:value="0.712794" calcext:value-type="float">
            <text:p>0.712794</text:p>
          </table:table-cell>
          <table:table-cell office:value-type="float" office:value="0.411004" calcext:value-type="float">
            <text:p>0.411004</text:p>
          </table:table-cell>
          <table:table-cell table:formula="of:=[.A1007]*[.A1007]" office:value-type="float" office:value="0.508075286436" calcext:value-type="float">
            <text:p>0.508075286436</text:p>
          </table:table-cell>
          <table:table-cell table:formula="of:=([.A1007]-[.B1007])*([.A1007]-[.B1007])" office:value-type="float" office:value="0.0910772041" calcext:value-type="float">
            <text:p>0.0910772041</text:p>
          </table:table-cell>
          <table:table-cell table:number-columns-repeated="2"/>
        </table:table-row>
        <table:table-row table:style-name="ro1">
          <table:table-cell office:value-type="float" office:value="0.846251" calcext:value-type="float">
            <text:p>0.846251</text:p>
          </table:table-cell>
          <table:table-cell office:value-type="float" office:value="0.646081" calcext:value-type="float">
            <text:p>0.646081</text:p>
          </table:table-cell>
          <table:table-cell table:formula="of:=[.A1008]*[.A1008]" office:value-type="float" office:value="0.716140755001" calcext:value-type="float">
            <text:p>0.716140755001</text:p>
          </table:table-cell>
          <table:table-cell table:formula="of:=([.A1008]-[.B1008])*([.A1008]-[.B1008])" office:value-type="float" office:value="0.0400680289" calcext:value-type="float">
            <text:p>0.0400680289</text:p>
          </table:table-cell>
          <table:table-cell table:number-columns-repeated="2"/>
        </table:table-row>
        <table:table-row table:style-name="ro1">
          <table:table-cell office:value-type="float" office:value="0.846251" calcext:value-type="float">
            <text:p>0.846251</text:p>
          </table:table-cell>
          <table:table-cell office:value-type="float" office:value="0.676842" calcext:value-type="float">
            <text:p>0.676842</text:p>
          </table:table-cell>
          <table:table-cell table:formula="of:=[.A1009]*[.A1009]" office:value-type="float" office:value="0.716140755001" calcext:value-type="float">
            <text:p>0.716140755001</text:p>
          </table:table-cell>
          <table:table-cell table:formula="of:=([.A1009]-[.B1009])*([.A1009]-[.B1009])" office:value-type="float" office:value="0.028699409281" calcext:value-type="float">
            <text:p>0.028699409281</text:p>
          </table:table-cell>
          <table:table-cell table:number-columns-repeated="2"/>
        </table:table-row>
        <table:table-row table:style-name="ro1">
          <table:table-cell office:value-type="float" office:value="0.814077" calcext:value-type="float">
            <text:p>0.814077</text:p>
          </table:table-cell>
          <table:table-cell office:value-type="float" office:value="0.730612" calcext:value-type="float">
            <text:p>0.730612</text:p>
          </table:table-cell>
          <table:table-cell table:formula="of:=[.A1010]*[.A1010]" office:value-type="float" office:value="0.662721361929" calcext:value-type="float">
            <text:p>0.662721361929</text:p>
          </table:table-cell>
          <table:table-cell table:formula="of:=([.A1010]-[.B1010])*([.A1010]-[.B1010])" office:value-type="float" office:value="0.006966406225" calcext:value-type="float">
            <text:p>0.006966406225</text:p>
          </table:table-cell>
          <table:table-cell table:number-columns-repeated="2"/>
        </table:table-row>
        <table:table-row table:style-name="ro1">
          <table:table-cell office:value-type="float" office:value="0.983884" calcext:value-type="float">
            <text:p>0.983884</text:p>
          </table:table-cell>
          <table:table-cell office:value-type="float" office:value="0.847924" calcext:value-type="float">
            <text:p>0.847924</text:p>
          </table:table-cell>
          <table:table-cell table:formula="of:=[.A1011]*[.A1011]" office:value-type="float" office:value="0.968027725456" calcext:value-type="float">
            <text:p>0.968027725456</text:p>
          </table:table-cell>
          <table:table-cell table:formula="of:=([.A1011]-[.B1011])*([.A1011]-[.B1011])" office:value-type="float" office:value="0.0184851216" calcext:value-type="float">
            <text:p>0.0184851216</text:p>
          </table:table-cell>
          <table:table-cell table:number-columns-repeated="2"/>
        </table:table-row>
        <table:table-row table:style-name="ro1">
          <table:table-cell office:value-type="float" office:value="0.983884" calcext:value-type="float">
            <text:p>0.983884</text:p>
          </table:table-cell>
          <table:table-cell office:value-type="float" office:value="0.928336" calcext:value-type="float">
            <text:p>0.928336</text:p>
          </table:table-cell>
          <table:table-cell table:formula="of:=[.A1012]*[.A1012]" office:value-type="float" office:value="0.968027725456" calcext:value-type="float">
            <text:p>0.968027725456</text:p>
          </table:table-cell>
          <table:table-cell table:formula="of:=([.A1012]-[.B1012])*([.A1012]-[.B1012])" office:value-type="float" office:value="0.00308558030399999" calcext:value-type="float">
            <text:p>0.00308558030399999</text:p>
          </table:table-cell>
          <table:table-cell table:number-columns-repeated="2"/>
        </table:table-row>
        <table:table-row table:style-name="ro1">
          <table:table-cell office:value-type="float" office:value="0.983884" calcext:value-type="float">
            <text:p>0.983884</text:p>
          </table:table-cell>
          <table:table-cell office:value-type="float" office:value="0.956254" calcext:value-type="float">
            <text:p>0.956254</text:p>
          </table:table-cell>
          <table:table-cell table:formula="of:=[.A1013]*[.A1013]" office:value-type="float" office:value="0.968027725456" calcext:value-type="float">
            <text:p>0.968027725456</text:p>
          </table:table-cell>
          <table:table-cell table:formula="of:=([.A1013]-[.B1013])*([.A1013]-[.B1013])" office:value-type="float" office:value="0.000763416899999996" calcext:value-type="float">
            <text:p>0.000763416899999996</text:p>
          </table:table-cell>
          <table:table-cell table:number-columns-repeated="2"/>
        </table:table-row>
        <table:table-row table:style-name="ro1">
          <table:table-cell office:value-type="float" office:value="0.983884" calcext:value-type="float">
            <text:p>0.983884</text:p>
          </table:table-cell>
          <table:table-cell office:value-type="float" office:value="0.996115" calcext:value-type="float">
            <text:p>0.996115</text:p>
          </table:table-cell>
          <table:table-cell table:formula="of:=[.A1014]*[.A1014]" office:value-type="float" office:value="0.968027725456" calcext:value-type="float">
            <text:p>0.968027725456</text:p>
          </table:table-cell>
          <table:table-cell table:formula="of:=([.A1014]-[.B1014])*([.A1014]-[.B1014])" office:value-type="float" office:value="0.000149597361" calcext:value-type="float">
            <text:p>0.000149597361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97938" calcext:value-type="float">
            <text:p>0.997938</text:p>
          </table:table-cell>
          <table:table-cell table:formula="of:=[.A1015]*[.A1015]" office:value-type="float" office:value="0.9999800001" calcext:value-type="float">
            <text:p>0.9999800001</text:p>
          </table:table-cell>
          <table:table-cell table:formula="of:=([.A1015]-[.B1015])*([.A1015]-[.B1015])" office:value-type="float" office:value="0.00000421070400000022" calcext:value-type="float">
            <text:p>4.21070400000022E-06</text:p>
          </table:table-cell>
          <table:table-cell table:number-columns-repeated="2"/>
        </table:table-row>
        <table:table-row table:style-name="ro1">
          <table:table-cell office:value-type="float" office:value="0.0000686646" calcext:value-type="float">
            <text:p>0.0000686646</text:p>
          </table:table-cell>
          <table:table-cell office:value-type="float" office:value="0.00000303222" calcext:value-type="float">
            <text:p>0.00000303222</text:p>
          </table:table-cell>
          <table:table-cell table:formula="of:=[.A1016]*[.A1016]" office:value-type="float" office:value="0.00000000471482729316" calcext:value-type="float">
            <text:p>4.71482729316E-09</text:p>
          </table:table-cell>
          <table:table-cell table:formula="of:=([.A1016]-[.B1016])*([.A1016]-[.B1016])" office:value-type="float" office:value="0.00000000430760930446" calcext:value-type="float">
            <text:p>4.3076093044644E-09</text:p>
          </table:table-cell>
          <table:table-cell table:number-columns-repeated="2"/>
        </table:table-row>
        <table:table-row table:style-name="ro1">
          <table:table-cell office:value-type="float" office:value="0.00000458956" calcext:value-type="float">
            <text:p>0.00000458956</text:p>
          </table:table-cell>
          <table:table-cell office:value-type="float" office:value="0.000066631" calcext:value-type="float">
            <text:p>0.000066631</text:p>
          </table:table-cell>
          <table:table-cell table:formula="of:=[.A1017]*[.A1017]" office:value-type="float" office:value="0.00000000002106406099" calcext:value-type="float">
            <text:p>2.10640609936E-11</text:p>
          </table:table-cell>
          <table:table-cell table:formula="of:=([.A1017]-[.B1017])*([.A1017]-[.B1017])" office:value-type="float" office:value="0.00000000384914027727" calcext:value-type="float">
            <text:p>3.8491402772736E-09</text:p>
          </table:table-cell>
          <table:table-cell table:number-columns-repeated="2"/>
        </table:table-row>
        <table:table-row table:style-name="ro1">
          <table:table-cell office:value-type="float" office:value="0.0000395775" calcext:value-type="float">
            <text:p>0.0000395775</text:p>
          </table:table-cell>
          <table:table-cell office:value-type="float" office:value="0.00291995" calcext:value-type="float">
            <text:p>0.00291995</text:p>
          </table:table-cell>
          <table:table-cell table:formula="of:=[.A1018]*[.A1018]" office:value-type="float" office:value="0.00000000156637850625" calcext:value-type="float">
            <text:p>1.56637850625E-09</text:p>
          </table:table-cell>
          <table:table-cell table:formula="of:=([.A1018]-[.B1018])*([.A1018]-[.B1018])" office:value-type="float" office:value="0.00000829654573875625" calcext:value-type="float">
            <text:p>8.29654573875625E-06</text:p>
          </table:table-cell>
          <table:table-cell table:number-columns-repeated="2"/>
        </table:table-row>
        <table:table-row table:style-name="ro1">
          <table:table-cell office:value-type="float" office:value="0.00000810623" calcext:value-type="float">
            <text:p>0.00000810623</text:p>
          </table:table-cell>
          <table:table-cell office:value-type="float" office:value="0.00256378" calcext:value-type="float">
            <text:p>0.00256378</text:p>
          </table:table-cell>
          <table:table-cell table:formula="of:=[.A1019]*[.A1019]" office:value-type="float" office:value="0.00000000006571096481" calcext:value-type="float">
            <text:p>6.57109648129E-11</text:p>
          </table:table-cell>
          <table:table-cell table:formula="of:=([.A1019]-[.B1019])*([.A1019]-[.B1019])" office:value-type="float" office:value="0.00000653146841866601" calcext:value-type="float">
            <text:p>6.53146841866601E-06</text:p>
          </table:table-cell>
          <table:table-cell table:number-columns-repeated="2"/>
        </table:table-row>
        <table:table-row table:style-name="ro1">
          <table:table-cell office:value-type="float" office:value="0.0000449419" calcext:value-type="float">
            <text:p>0.0000449419</text:p>
          </table:table-cell>
          <table:table-cell office:value-type="float" office:value="0.000526995" calcext:value-type="float">
            <text:p>0.000526995</text:p>
          </table:table-cell>
          <table:table-cell table:formula="of:=[.A1020]*[.A1020]" office:value-type="float" office:value="0.00000000201977437561" calcext:value-type="float">
            <text:p>2.01977437561E-09</text:p>
          </table:table-cell>
          <table:table-cell table:formula="of:=([.A1020]-[.B1020])*([.A1020]-[.B1020])" office:value-type="float" office:value="0.00000023237519121961" calcext:value-type="float">
            <text:p>2.3237519121961E-07</text:p>
          </table:table-cell>
          <table:table-cell table:number-columns-repeated="2"/>
        </table:table-row>
        <table:table-row table:style-name="ro1">
          <table:table-cell office:value-type="float" office:value="0.0000290871" calcext:value-type="float">
            <text:p>0.0000290871</text:p>
          </table:table-cell>
          <table:table-cell office:value-type="float" office:value="0.0168023" calcext:value-type="float">
            <text:p>0.0168023</text:p>
          </table:table-cell>
          <table:table-cell table:formula="of:=[.A1021]*[.A1021]" office:value-type="float" office:value="0.00000000084605938641" calcext:value-type="float">
            <text:p>8.4605938641E-10</text:p>
          </table:table-cell>
          <table:table-cell table:formula="of:=([.A1021]-[.B1021])*([.A1021]-[.B1021])" office:value-type="float" office:value="0.000281340670988726" calcext:value-type="float">
            <text:p>0.000281340670988726</text:p>
          </table:table-cell>
          <table:table-cell table:number-columns-repeated="2"/>
        </table:table-row>
        <table:table-row table:style-name="ro1">
          <table:table-cell office:value-type="float" office:value="0.00001508" calcext:value-type="float">
            <text:p>0.00001508</text:p>
          </table:table-cell>
          <table:table-cell office:value-type="float" office:value="0.00516806" calcext:value-type="float">
            <text:p>0.00516806</text:p>
          </table:table-cell>
          <table:table-cell table:formula="of:=[.A1022]*[.A1022]" office:value-type="float" office:value="0.0000000002274064" calcext:value-type="float">
            <text:p>2.274064E-10</text:p>
          </table:table-cell>
          <table:table-cell table:formula="of:=([.A1022]-[.B1022])*([.A1022]-[.B1022])" office:value-type="float" office:value="0.0000265532028804" calcext:value-type="float">
            <text:p>0.0000265532028804</text:p>
          </table:table-cell>
          <table:table-cell table:number-columns-repeated="2"/>
        </table:table-row>
        <table:table-row table:style-name="ro1">
          <table:table-cell office:value-type="float" office:value="0.000092268" calcext:value-type="float">
            <text:p>0.000092268</text:p>
          </table:table-cell>
          <table:table-cell office:value-type="float" office:value="0.0293341" calcext:value-type="float">
            <text:p>0.0293341</text:p>
          </table:table-cell>
          <table:table-cell table:formula="of:=[.A1023]*[.A1023]" office:value-type="float" office:value="0.000000008513383824" calcext:value-type="float">
            <text:p>8.513383824E-09</text:p>
          </table:table-cell>
          <table:table-cell table:formula="of:=([.A1023]-[.B1023])*([.A1023]-[.B1023])" office:value-type="float" office:value="0.000855084738716224" calcext:value-type="float">
            <text:p>0.000855084738716224</text:p>
          </table:table-cell>
          <table:table-cell table:number-columns-repeated="2"/>
        </table:table-row>
        <table:table-row table:style-name="ro1">
          <table:table-cell office:value-type="float" office:value="0.0000674129" calcext:value-type="float">
            <text:p>0.0000674129</text:p>
          </table:table-cell>
          <table:table-cell office:value-type="float" office:value="0.0106712" calcext:value-type="float">
            <text:p>0.0106712</text:p>
          </table:table-cell>
          <table:table-cell table:formula="of:=[.A1024]*[.A1024]" office:value-type="float" office:value="0.00000000454449908641" calcext:value-type="float">
            <text:p>4.54449908641E-09</text:p>
          </table:table-cell>
          <table:table-cell table:formula="of:=([.A1024]-[.B1024])*([.A1024]-[.B1024])" office:value-type="float" office:value="0.000112440300862126" calcext:value-type="float">
            <text:p>0.000112440300862126</text:p>
          </table:table-cell>
          <table:table-cell table:number-columns-repeated="2"/>
        </table:table-row>
        <table:table-row table:style-name="ro1">
          <table:table-cell office:value-type="float" office:value="0.0000451207" calcext:value-type="float">
            <text:p>0.0000451207</text:p>
          </table:table-cell>
          <table:table-cell office:value-type="float" office:value="0.000622447" calcext:value-type="float">
            <text:p>0.000622447</text:p>
          </table:table-cell>
          <table:table-cell table:formula="of:=[.A1025]*[.A1025]" office:value-type="float" office:value="0.00000000203587756849" calcext:value-type="float">
            <text:p>2.03587756849E-09</text:p>
          </table:table-cell>
          <table:table-cell table:formula="of:=([.A1025]-[.B1025])*([.A1025]-[.B1025])" office:value-type="float" office:value="0.00000033330565667169" calcext:value-type="float">
            <text:p>3.3330565667169E-07</text:p>
          </table:table-cell>
          <table:table-cell table:number-columns-repeated="2"/>
        </table:table-row>
        <table:table-row table:style-name="ro1">
          <table:table-cell office:value-type="float" office:value="0.0000378489" calcext:value-type="float">
            <text:p>0.0000378489</text:p>
          </table:table-cell>
          <table:table-cell office:value-type="float" office:value="0.0809091" calcext:value-type="float">
            <text:p>0.0809091</text:p>
          </table:table-cell>
          <table:table-cell table:formula="of:=[.A1026]*[.A1026]" office:value-type="float" office:value="0.00000000143253923121" calcext:value-type="float">
            <text:p>1.43253923121E-09</text:p>
          </table:table-cell>
          <table:table-cell table:formula="of:=([.A1026]-[.B1026])*([.A1026]-[.B1026])" office:value-type="float" office:value="0.00654015925447925" calcext:value-type="float">
            <text:p>0.00654015925447925</text:p>
          </table:table-cell>
          <table:table-cell table:number-columns-repeated="2"/>
        </table:table-row>
        <table:table-row table:style-name="ro1">
          <table:table-cell office:value-type="float" office:value="0.0000964403" calcext:value-type="float">
            <text:p>0.0000964403</text:p>
          </table:table-cell>
          <table:table-cell office:value-type="float" office:value="0.0020778" calcext:value-type="float">
            <text:p>0.0020778</text:p>
          </table:table-cell>
          <table:table-cell table:formula="of:=[.A1027]*[.A1027]" office:value-type="float" office:value="0.00000000930073146409" calcext:value-type="float">
            <text:p>9.30073146409E-09</text:p>
          </table:table-cell>
          <table:table-cell table:formula="of:=([.A1027]-[.B1027])*([.A1027]-[.B1027])" office:value-type="float" office:value="0.00000392578626078409" calcext:value-type="float">
            <text:p>3.92578626078409E-06</text:p>
          </table:table-cell>
          <table:table-cell table:number-columns-repeated="2"/>
        </table:table-row>
        <table:table-row table:style-name="ro1">
          <table:table-cell office:value-type="float" office:value="0.0000271201" calcext:value-type="float">
            <text:p>0.0000271201</text:p>
          </table:table-cell>
          <table:table-cell office:value-type="float" office:value="0.00518643" calcext:value-type="float">
            <text:p>0.00518643</text:p>
          </table:table-cell>
          <table:table-cell table:formula="of:=[.A1028]*[.A1028]" office:value-type="float" office:value="0.00000000073549982401" calcext:value-type="float">
            <text:p>7.3549982401E-10</text:p>
          </table:table-cell>
          <table:table-cell table:formula="of:=([.A1028]-[.B1028])*([.A1028]-[.B1028])" office:value-type="float" office:value="0.000026618478644238" calcext:value-type="float">
            <text:p>2.6618478644238E-05</text:p>
          </table:table-cell>
          <table:table-cell table:number-columns-repeated="2"/>
        </table:table-row>
        <table:table-row table:style-name="ro1">
          <table:table-cell office:value-type="float" office:value="0.000749528" calcext:value-type="float">
            <text:p>0.000749528</text:p>
          </table:table-cell>
          <table:table-cell office:value-type="float" office:value="0.0144129" calcext:value-type="float">
            <text:p>0.0144129</text:p>
          </table:table-cell>
          <table:table-cell table:formula="of:=[.A1029]*[.A1029]" office:value-type="float" office:value="0.000000561792222784" calcext:value-type="float">
            <text:p>5.61792222784E-07</text:p>
          </table:table-cell>
          <table:table-cell table:formula="of:=([.A1029]-[.B1029])*([.A1029]-[.B1029])" office:value-type="float" office:value="0.000186687734410384" calcext:value-type="float">
            <text:p>0.000186687734410384</text:p>
          </table:table-cell>
          <table:table-cell table:number-columns-repeated="2"/>
        </table:table-row>
        <table:table-row table:style-name="ro1">
          <table:table-cell office:value-type="float" office:value="0.00133717" calcext:value-type="float">
            <text:p>0.00133717</text:p>
          </table:table-cell>
          <table:table-cell office:value-type="float" office:value="0.102572" calcext:value-type="float">
            <text:p>0.102572</text:p>
          </table:table-cell>
          <table:table-cell table:formula="of:=[.A1030]*[.A1030]" office:value-type="float" office:value="0.0000017880236089" calcext:value-type="float">
            <text:p>0.0000017880236089</text:p>
          </table:table-cell>
          <table:table-cell table:formula="of:=([.A1030]-[.B1030])*([.A1030]-[.B1030])" office:value-type="float" office:value="0.0102484908051289" calcext:value-type="float">
            <text:p>0.0102484908051289</text:p>
          </table:table-cell>
          <table:table-cell table:number-columns-repeated="2"/>
        </table:table-row>
        <table:table-row table:style-name="ro1">
          <table:table-cell office:value-type="float" office:value="0.00409895" calcext:value-type="float">
            <text:p>0.00409895</text:p>
          </table:table-cell>
          <table:table-cell office:value-type="float" office:value="0.220587" calcext:value-type="float">
            <text:p>0.220587</text:p>
          </table:table-cell>
          <table:table-cell table:formula="of:=[.A1031]*[.A1031]" office:value-type="float" office:value="0.0000168013911025" calcext:value-type="float">
            <text:p>0.0000168013911025</text:p>
          </table:table-cell>
          <table:table-cell table:formula="of:=([.A1031]-[.B1031])*([.A1031]-[.B1031])" office:value-type="float" office:value="0.0468670757928025" calcext:value-type="float">
            <text:p>0.0468670757928025</text:p>
          </table:table-cell>
          <table:table-cell table:number-columns-repeated="2"/>
        </table:table-row>
        <table:table-row table:style-name="ro1">
          <table:table-cell office:value-type="float" office:value="0.00148076" calcext:value-type="float">
            <text:p>0.00148076</text:p>
          </table:table-cell>
          <table:table-cell office:value-type="float" office:value="0.0229482" calcext:value-type="float">
            <text:p>0.0229482</text:p>
          </table:table-cell>
          <table:table-cell table:formula="of:=[.A1032]*[.A1032]" office:value-type="float" office:value="0.0000021926501776" calcext:value-type="float">
            <text:p>0.0000021926501776</text:p>
          </table:table-cell>
          <table:table-cell table:formula="of:=([.A1032]-[.B1032])*([.A1032]-[.B1032])" office:value-type="float" office:value="0.0004608509801536" calcext:value-type="float">
            <text:p>0.0004608509801536</text:p>
          </table:table-cell>
          <table:table-cell table:number-columns-repeated="2"/>
        </table:table-row>
        <table:table-row table:style-name="ro1">
          <table:table-cell office:value-type="float" office:value="0.00142723" calcext:value-type="float">
            <text:p>0.00142723</text:p>
          </table:table-cell>
          <table:table-cell office:value-type="float" office:value="0.0162101" calcext:value-type="float">
            <text:p>0.0162101</text:p>
          </table:table-cell>
          <table:table-cell table:formula="of:=[.A1033]*[.A1033]" office:value-type="float" office:value="0.0000020369854729" calcext:value-type="float">
            <text:p>0.0000020369854729</text:p>
          </table:table-cell>
          <table:table-cell table:formula="of:=([.A1033]-[.B1033])*([.A1033]-[.B1033])" office:value-type="float" office:value="0.0002185332454369" calcext:value-type="float">
            <text:p>0.0002185332454369</text:p>
          </table:table-cell>
          <table:table-cell table:number-columns-repeated="2"/>
        </table:table-row>
        <table:table-row table:style-name="ro1">
          <table:table-cell office:value-type="float" office:value="0.00400352" calcext:value-type="float">
            <text:p>0.00400352</text:p>
          </table:table-cell>
          <table:table-cell office:value-type="float" office:value="0.0351604" calcext:value-type="float">
            <text:p>0.0351604</text:p>
          </table:table-cell>
          <table:table-cell table:formula="of:=[.A1034]*[.A1034]" office:value-type="float" office:value="0.0000160281723904" calcext:value-type="float">
            <text:p>0.0000160281723904</text:p>
          </table:table-cell>
          <table:table-cell table:formula="of:=([.A1034]-[.B1034])*([.A1034]-[.B1034])" office:value-type="float" office:value="0.0009707511713344" calcext:value-type="float">
            <text:p>0.0009707511713344</text:p>
          </table:table-cell>
          <table:table-cell table:number-columns-repeated="2"/>
        </table:table-row>
        <table:table-row table:style-name="ro1">
          <table:table-cell office:value-type="float" office:value="0.0146544" calcext:value-type="float">
            <text:p>0.0146544</text:p>
          </table:table-cell>
          <table:table-cell office:value-type="float" office:value="0.135344" calcext:value-type="float">
            <text:p>0.135344</text:p>
          </table:table-cell>
          <table:table-cell table:formula="of:=[.A1035]*[.A1035]" office:value-type="float" office:value="0.00021475143936" calcext:value-type="float">
            <text:p>0.00021475143936</text:p>
          </table:table-cell>
          <table:table-cell table:formula="of:=([.A1035]-[.B1035])*([.A1035]-[.B1035])" office:value-type="float" office:value="0.01456597954816" calcext:value-type="float">
            <text:p>0.01456597954816</text:p>
          </table:table-cell>
          <table:table-cell table:number-columns-repeated="2"/>
        </table:table-row>
        <table:table-row table:style-name="ro1">
          <table:table-cell office:value-type="float" office:value="0.0507585" calcext:value-type="float">
            <text:p>0.0507585</text:p>
          </table:table-cell>
          <table:table-cell office:value-type="float" office:value="0.242932" calcext:value-type="float">
            <text:p>0.242932</text:p>
          </table:table-cell>
          <table:table-cell table:formula="of:=[.A1036]*[.A1036]" office:value-type="float" office:value="0.00257642532225" calcext:value-type="float">
            <text:p>0.00257642532225</text:p>
          </table:table-cell>
          <table:table-cell table:formula="of:=([.A1036]-[.B1036])*([.A1036]-[.B1036])" office:value-type="float" office:value="0.03693065410225" calcext:value-type="float">
            <text:p>0.03693065410225</text:p>
          </table:table-cell>
          <table:table-cell table:number-columns-repeated="2"/>
        </table:table-row>
        <table:table-row table:style-name="ro1">
          <table:table-cell office:value-type="float" office:value="0.0507584" calcext:value-type="float">
            <text:p>0.0507584</text:p>
          </table:table-cell>
          <table:table-cell office:value-type="float" office:value="0.261929" calcext:value-type="float">
            <text:p>0.261929</text:p>
          </table:table-cell>
          <table:table-cell table:formula="of:=[.A1037]*[.A1037]" office:value-type="float" office:value="0.00257641517056" calcext:value-type="float">
            <text:p>0.00257641517056</text:p>
          </table:table-cell>
          <table:table-cell table:formula="of:=([.A1037]-[.B1037])*([.A1037]-[.B1037])" office:value-type="float" office:value="0.04459302230436" calcext:value-type="float">
            <text:p>0.04459302230436</text:p>
          </table:table-cell>
          <table:table-cell table:number-columns-repeated="2"/>
        </table:table-row>
        <table:table-row table:style-name="ro1">
          <table:table-cell office:value-type="float" office:value="0.254767" calcext:value-type="float">
            <text:p>0.254767</text:p>
          </table:table-cell>
          <table:table-cell office:value-type="float" office:value="0.106941" calcext:value-type="float">
            <text:p>0.106941</text:p>
          </table:table-cell>
          <table:table-cell table:formula="of:=[.A1038]*[.A1038]" office:value-type="float" office:value="0.064906224289" calcext:value-type="float">
            <text:p>0.064906224289</text:p>
          </table:table-cell>
          <table:table-cell table:formula="of:=([.A1038]-[.B1038])*([.A1038]-[.B1038])" office:value-type="float" office:value="0.021852526276" calcext:value-type="float">
            <text:p>0.021852526276</text:p>
          </table:table-cell>
          <table:table-cell table:number-columns-repeated="2"/>
        </table:table-row>
        <table:table-row table:style-name="ro1">
          <table:table-cell office:value-type="float" office:value="0.320716" calcext:value-type="float">
            <text:p>0.320716</text:p>
          </table:table-cell>
          <table:table-cell office:value-type="float" office:value="0.105305" calcext:value-type="float">
            <text:p>0.105305</text:p>
          </table:table-cell>
          <table:table-cell table:formula="of:=[.A1039]*[.A1039]" office:value-type="float" office:value="0.102858752656" calcext:value-type="float">
            <text:p>0.102858752656</text:p>
          </table:table-cell>
          <table:table-cell table:formula="of:=([.A1039]-[.B1039])*([.A1039]-[.B1039])" office:value-type="float" office:value="0.046401898921" calcext:value-type="float">
            <text:p>0.046401898921</text:p>
          </table:table-cell>
          <table:table-cell table:number-columns-repeated="2"/>
        </table:table-row>
        <table:table-row table:style-name="ro1">
          <table:table-cell office:value-type="float" office:value="0.320716" calcext:value-type="float">
            <text:p>0.320716</text:p>
          </table:table-cell>
          <table:table-cell office:value-type="float" office:value="0.245973" calcext:value-type="float">
            <text:p>0.245973</text:p>
          </table:table-cell>
          <table:table-cell table:formula="of:=[.A1040]*[.A1040]" office:value-type="float" office:value="0.102858752656" calcext:value-type="float">
            <text:p>0.102858752656</text:p>
          </table:table-cell>
          <table:table-cell table:formula="of:=([.A1040]-[.B1040])*([.A1040]-[.B1040])" office:value-type="float" office:value="0.005586516049" calcext:value-type="float">
            <text:p>0.005586516049</text:p>
          </table:table-cell>
          <table:table-cell table:number-columns-repeated="2"/>
        </table:table-row>
        <table:table-row table:style-name="ro1">
          <table:table-cell office:value-type="float" office:value="0.26936" calcext:value-type="float">
            <text:p>0.26936</text:p>
          </table:table-cell>
          <table:table-cell office:value-type="float" office:value="0.30138" calcext:value-type="float">
            <text:p>0.30138</text:p>
          </table:table-cell>
          <table:table-cell table:formula="of:=[.A1041]*[.A1041]" office:value-type="float" office:value="0.0725548096" calcext:value-type="float">
            <text:p>0.0725548096</text:p>
          </table:table-cell>
          <table:table-cell table:formula="of:=([.A1041]-[.B1041])*([.A1041]-[.B1041])" office:value-type="float" office:value="0.0010252804" calcext:value-type="float">
            <text:p>0.0010252804</text:p>
          </table:table-cell>
          <table:table-cell table:number-columns-repeated="2"/>
        </table:table-row>
        <table:table-row table:style-name="ro1">
          <table:table-cell office:value-type="float" office:value="0.324944" calcext:value-type="float">
            <text:p>0.324944</text:p>
          </table:table-cell>
          <table:table-cell office:value-type="float" office:value="0.469471" calcext:value-type="float">
            <text:p>0.469471</text:p>
          </table:table-cell>
          <table:table-cell table:formula="of:=[.A1042]*[.A1042]" office:value-type="float" office:value="0.105588603136" calcext:value-type="float">
            <text:p>0.105588603136</text:p>
          </table:table-cell>
          <table:table-cell table:formula="of:=([.A1042]-[.B1042])*([.A1042]-[.B1042])" office:value-type="float" office:value="0.020888053729" calcext:value-type="float">
            <text:p>0.020888053729</text:p>
          </table:table-cell>
          <table:table-cell table:number-columns-repeated="2"/>
        </table:table-row>
        <table:table-row table:style-name="ro1">
          <table:table-cell office:value-type="float" office:value="0.324944" calcext:value-type="float">
            <text:p>0.324944</text:p>
          </table:table-cell>
          <table:table-cell office:value-type="float" office:value="0.585775" calcext:value-type="float">
            <text:p>0.585775</text:p>
          </table:table-cell>
          <table:table-cell table:formula="of:=[.A1043]*[.A1043]" office:value-type="float" office:value="0.105588603136" calcext:value-type="float">
            <text:p>0.105588603136</text:p>
          </table:table-cell>
          <table:table-cell table:formula="of:=([.A1043]-[.B1043])*([.A1043]-[.B1043])" office:value-type="float" office:value="0.068032810561" calcext:value-type="float">
            <text:p>0.068032810561</text:p>
          </table:table-cell>
          <table:table-cell table:number-columns-repeated="2"/>
        </table:table-row>
        <table:table-row table:style-name="ro1">
          <table:table-cell office:value-type="float" office:value="0.324944" calcext:value-type="float">
            <text:p>0.324944</text:p>
          </table:table-cell>
          <table:table-cell office:value-type="float" office:value="0.609566" calcext:value-type="float">
            <text:p>0.609566</text:p>
          </table:table-cell>
          <table:table-cell table:formula="of:=[.A1044]*[.A1044]" office:value-type="float" office:value="0.105588603136" calcext:value-type="float">
            <text:p>0.105588603136</text:p>
          </table:table-cell>
          <table:table-cell table:formula="of:=([.A1044]-[.B1044])*([.A1044]-[.B1044])" office:value-type="float" office:value="0.081009682884" calcext:value-type="float">
            <text:p>0.081009682884</text:p>
          </table:table-cell>
          <table:table-cell table:number-columns-repeated="2"/>
        </table:table-row>
        <table:table-row table:style-name="ro1">
          <table:table-cell office:value-type="float" office:value="0.324945" calcext:value-type="float">
            <text:p>0.324945</text:p>
          </table:table-cell>
          <table:table-cell office:value-type="float" office:value="0.635321" calcext:value-type="float">
            <text:p>0.635321</text:p>
          </table:table-cell>
          <table:table-cell table:formula="of:=[.A1045]*[.A1045]" office:value-type="float" office:value="0.105589253025" calcext:value-type="float">
            <text:p>0.105589253025</text:p>
          </table:table-cell>
          <table:table-cell table:formula="of:=([.A1045]-[.B1045])*([.A1045]-[.B1045])" office:value-type="float" office:value="0.096333261376" calcext:value-type="float">
            <text:p>0.096333261376</text:p>
          </table:table-cell>
          <table:table-cell table:number-columns-repeated="2"/>
        </table:table-row>
        <table:table-row table:style-name="ro1">
          <table:table-cell office:value-type="float" office:value="0.324944" calcext:value-type="float">
            <text:p>0.324944</text:p>
          </table:table-cell>
          <table:table-cell office:value-type="float" office:value="0.547687" calcext:value-type="float">
            <text:p>0.547687</text:p>
          </table:table-cell>
          <table:table-cell table:formula="of:=[.A1046]*[.A1046]" office:value-type="float" office:value="0.105588603136" calcext:value-type="float">
            <text:p>0.105588603136</text:p>
          </table:table-cell>
          <table:table-cell table:formula="of:=([.A1046]-[.B1046])*([.A1046]-[.B1046])" office:value-type="float" office:value="0.049614444049" calcext:value-type="float">
            <text:p>0.049614444049</text:p>
          </table:table-cell>
          <table:table-cell table:number-columns-repeated="2"/>
        </table:table-row>
        <table:table-row table:style-name="ro1">
          <table:table-cell office:value-type="float" office:value="0.368247" calcext:value-type="float">
            <text:p>0.368247</text:p>
          </table:table-cell>
          <table:table-cell office:value-type="float" office:value="0.575432" calcext:value-type="float">
            <text:p>0.575432</text:p>
          </table:table-cell>
          <table:table-cell table:formula="of:=[.A1047]*[.A1047]" office:value-type="float" office:value="0.135605853009" calcext:value-type="float">
            <text:p>0.135605853009</text:p>
          </table:table-cell>
          <table:table-cell table:formula="of:=([.A1047]-[.B1047])*([.A1047]-[.B1047])" office:value-type="float" office:value="0.042925624225" calcext:value-type="float">
            <text:p>0.042925624225</text:p>
          </table:table-cell>
          <table:table-cell table:number-columns-repeated="2"/>
        </table:table-row>
        <table:table-row table:style-name="ro1">
          <table:table-cell office:value-type="float" office:value="0.826978" calcext:value-type="float">
            <text:p>0.826978</text:p>
          </table:table-cell>
          <table:table-cell office:value-type="float" office:value="0.700618" calcext:value-type="float">
            <text:p>0.700618</text:p>
          </table:table-cell>
          <table:table-cell table:formula="of:=[.A1048]*[.A1048]" office:value-type="float" office:value="0.683892612484" calcext:value-type="float">
            <text:p>0.683892612484</text:p>
          </table:table-cell>
          <table:table-cell table:formula="of:=([.A1048]-[.B1048])*([.A1048]-[.B1048])" office:value-type="float" office:value="0.0159668496" calcext:value-type="float">
            <text:p>0.0159668496</text:p>
          </table:table-cell>
          <table:table-cell table:number-columns-repeated="2"/>
        </table:table-row>
        <table:table-row table:style-name="ro1">
          <table:table-cell office:value-type="float" office:value="0.826978" calcext:value-type="float">
            <text:p>0.826978</text:p>
          </table:table-cell>
          <table:table-cell office:value-type="float" office:value="0.734451" calcext:value-type="float">
            <text:p>0.734451</text:p>
          </table:table-cell>
          <table:table-cell table:formula="of:=[.A1049]*[.A1049]" office:value-type="float" office:value="0.683892612484" calcext:value-type="float">
            <text:p>0.683892612484</text:p>
          </table:table-cell>
          <table:table-cell table:formula="of:=([.A1049]-[.B1049])*([.A1049]-[.B1049])" office:value-type="float" office:value="0.00856124572900001" calcext:value-type="float">
            <text:p>0.00856124572900001</text:p>
          </table:table-cell>
          <table:table-cell table:number-columns-repeated="2"/>
        </table:table-row>
        <table:table-row table:style-name="ro1">
          <table:table-cell office:value-type="float" office:value="0.946" calcext:value-type="float">
            <text:p>0.946</text:p>
          </table:table-cell>
          <table:table-cell office:value-type="float" office:value="0.76887" calcext:value-type="float">
            <text:p>0.76887</text:p>
          </table:table-cell>
          <table:table-cell table:formula="of:=[.A1050]*[.A1050]" office:value-type="float" office:value="0.894916" calcext:value-type="float">
            <text:p>0.894916</text:p>
          </table:table-cell>
          <table:table-cell table:formula="of:=([.A1050]-[.B1050])*([.A1050]-[.B1050])" office:value-type="float" office:value="0.0313750369" calcext:value-type="float">
            <text:p>0.0313750369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55963" calcext:value-type="float">
            <text:p>0.955963</text:p>
          </table:table-cell>
          <table:table-cell table:formula="of:=[.A1051]*[.A1051]" office:value-type="float" office:value="0.999978000121" calcext:value-type="float">
            <text:p>0.999978000121</text:p>
          </table:table-cell>
          <table:table-cell table:formula="of:=([.A1051]-[.B1051])*([.A1051]-[.B1051])" office:value-type="float" office:value="0.001938288676" calcext:value-type="float">
            <text:p>0.001938288676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84712" calcext:value-type="float">
            <text:p>0.984712</text:p>
          </table:table-cell>
          <table:table-cell table:formula="of:=[.A1052]*[.A1052]" office:value-type="float" office:value="0.999978000121" calcext:value-type="float">
            <text:p>0.999978000121</text:p>
          </table:table-cell>
          <table:table-cell table:formula="of:=([.A1052]-[.B1052])*([.A1052]-[.B1052])" office:value-type="float" office:value="0.000233386729" calcext:value-type="float">
            <text:p>0.000233386729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98192" calcext:value-type="float">
            <text:p>0.998192</text:p>
          </table:table-cell>
          <table:table-cell table:formula="of:=[.A1053]*[.A1053]" office:value-type="float" office:value="0.999978000121" calcext:value-type="float">
            <text:p>0.999978000121</text:p>
          </table:table-cell>
          <table:table-cell table:formula="of:=([.A1053]-[.B1053])*([.A1053]-[.B1053])" office:value-type="float" office:value="0.00000322920900000017" calcext:value-type="float">
            <text:p>3.22920900000017E-06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99997" calcext:value-type="float">
            <text:p>0.999997</text:p>
          </table:table-cell>
          <table:table-cell table:formula="of:=[.A1054]*[.A1054]" office:value-type="float" office:value="0.999978000121" calcext:value-type="float">
            <text:p>0.999978000121</text:p>
          </table:table-cell>
          <table:table-cell table:formula="of:=([.A1054]-[.B1054])*([.A1054]-[.B1054])" office:value-type="float" office:value="0.000000000064" calcext:value-type="float">
            <text:p>6.4000000000128E-11</text:p>
          </table:table-cell>
          <table:table-cell table:number-columns-repeated="2"/>
        </table:table-row>
        <table:table-row table:style-name="ro1">
          <table:table-cell office:value-type="float" office:value="0.0002352" calcext:value-type="float">
            <text:p>0.0002352</text:p>
          </table:table-cell>
          <table:table-cell office:value-type="float" office:value="0.000000140111" calcext:value-type="float">
            <text:p>0.000000140111</text:p>
          </table:table-cell>
          <table:table-cell table:formula="of:=[.A1055]*[.A1055]" office:value-type="float" office:value="0.00000005531904" calcext:value-type="float">
            <text:p>0.00000005531904</text:p>
          </table:table-cell>
          <table:table-cell table:formula="of:=([.A1055]-[.B1055])*([.A1055]-[.B1055])" office:value-type="float" office:value="0.00000005525315141669" calcext:value-type="float">
            <text:p>5.52531514166923E-08</text:p>
          </table:table-cell>
          <table:table-cell table:number-columns-repeated="2"/>
        </table:table-row>
        <table:table-row table:style-name="ro1">
          <table:table-cell office:value-type="float" office:value="0.000105321" calcext:value-type="float">
            <text:p>0.000105321</text:p>
          </table:table-cell>
          <table:table-cell office:value-type="float" office:value="0.00000104032" calcext:value-type="float">
            <text:p>0.00000104032</text:p>
          </table:table-cell>
          <table:table-cell table:formula="of:=[.A1056]*[.A1056]" office:value-type="float" office:value="0.000000011092513041" calcext:value-type="float">
            <text:p>1.1092513041E-08</text:p>
          </table:table-cell>
          <table:table-cell table:formula="of:=([.A1056]-[.B1056])*([.A1056]-[.B1056])" office:value-type="float" office:value="0.00000001087446022126" calcext:value-type="float">
            <text:p>1.08744602212624E-08</text:p>
          </table:table-cell>
          <table:table-cell table:number-columns-repeated="2"/>
        </table:table-row>
        <table:table-row table:style-name="ro1">
          <table:table-cell office:value-type="float" office:value="0.0000611544" calcext:value-type="float">
            <text:p>0.0000611544</text:p>
          </table:table-cell>
          <table:table-cell office:value-type="float" office:value="0.00000959263" calcext:value-type="float">
            <text:p>0.00000959263</text:p>
          </table:table-cell>
          <table:table-cell table:formula="of:=[.A1057]*[.A1057]" office:value-type="float" office:value="0.00000000373986063936" calcext:value-type="float">
            <text:p>3.73986063936E-09</text:p>
          </table:table-cell>
          <table:table-cell table:formula="of:=([.A1057]-[.B1057])*([.A1057]-[.B1057])" office:value-type="float" office:value="0.00000000265861612553" calcext:value-type="float">
            <text:p>2.6586161255329E-09</text:p>
          </table:table-cell>
          <table:table-cell table:number-columns-repeated="2"/>
        </table:table-row>
        <table:table-row table:style-name="ro1">
          <table:table-cell office:value-type="float" office:value="0.000163019" calcext:value-type="float">
            <text:p>0.000163019</text:p>
          </table:table-cell>
          <table:table-cell office:value-type="float" office:value="0.000109645" calcext:value-type="float">
            <text:p>0.000109645</text:p>
          </table:table-cell>
          <table:table-cell table:formula="of:=[.A1058]*[.A1058]" office:value-type="float" office:value="0.000000026575194361" calcext:value-type="float">
            <text:p>2.6575194361E-08</text:p>
          </table:table-cell>
          <table:table-cell table:formula="of:=([.A1058]-[.B1058])*([.A1058]-[.B1058])" office:value-type="float" office:value="0.000000002848783876" calcext:value-type="float">
            <text:p>2.848783876E-09</text:p>
          </table:table-cell>
          <table:table-cell table:number-columns-repeated="2"/>
        </table:table-row>
        <table:table-row table:style-name="ro1">
          <table:table-cell office:value-type="float" office:value="0.0000205636" calcext:value-type="float">
            <text:p>0.0000205636</text:p>
          </table:table-cell>
          <table:table-cell office:value-type="float" office:value="0.010935" calcext:value-type="float">
            <text:p>0.010935</text:p>
          </table:table-cell>
          <table:table-cell table:formula="of:=[.A1059]*[.A1059]" office:value-type="float" office:value="0.00000000042286164496" calcext:value-type="float">
            <text:p>4.2286164496E-10</text:p>
          </table:table-cell>
          <table:table-cell table:formula="of:=([.A1059]-[.B1059])*([.A1059]-[.B1059])" office:value-type="float" office:value="0.000119124921929645" calcext:value-type="float">
            <text:p>0.000119124921929645</text:p>
          </table:table-cell>
          <table:table-cell table:number-columns-repeated="2"/>
        </table:table-row>
        <table:table-row table:style-name="ro1">
          <table:table-cell office:value-type="float" office:value="0.0000205636" calcext:value-type="float">
            <text:p>0.0000205636</text:p>
          </table:table-cell>
          <table:table-cell office:value-type="float" office:value="0.00523968" calcext:value-type="float">
            <text:p>0.00523968</text:p>
          </table:table-cell>
          <table:table-cell table:formula="of:=[.A1060]*[.A1060]" office:value-type="float" office:value="0.00000000042286164496" calcext:value-type="float">
            <text:p>4.2286164496E-10</text:p>
          </table:table-cell>
          <table:table-cell table:formula="of:=([.A1060]-[.B1060])*([.A1060]-[.B1060])" office:value-type="float" office:value="0.000027239175996749" calcext:value-type="float">
            <text:p>2.7239175996749E-05</text:p>
          </table:table-cell>
          <table:table-cell table:number-columns-repeated="2"/>
        </table:table-row>
        <table:table-row table:style-name="ro1">
          <table:table-cell office:value-type="float" office:value="0.000188529" calcext:value-type="float">
            <text:p>0.000188529</text:p>
          </table:table-cell>
          <table:table-cell office:value-type="float" office:value="0.00457771" calcext:value-type="float">
            <text:p>0.00457771</text:p>
          </table:table-cell>
          <table:table-cell table:formula="of:=[.A1061]*[.A1061]" office:value-type="float" office:value="0.000000035543183841" calcext:value-type="float">
            <text:p>3.5543183841E-08</text:p>
          </table:table-cell>
          <table:table-cell table:formula="of:=([.A1061]-[.B1061])*([.A1061]-[.B1061])" office:value-type="float" office:value="0.000019264909850761" calcext:value-type="float">
            <text:p>1.9264909850761E-05</text:p>
          </table:table-cell>
          <table:table-cell table:number-columns-repeated="2"/>
        </table:table-row>
        <table:table-row table:style-name="ro1">
          <table:table-cell office:value-type="float" office:value="0.000000953674" calcext:value-type="float">
            <text:p>0.000000953674</text:p>
          </table:table-cell>
          <table:table-cell office:value-type="float" office:value="0.0116963" calcext:value-type="float">
            <text:p>0.0116963</text:p>
          </table:table-cell>
          <table:table-cell table:formula="of:=[.A1062]*[.A1062]" office:value-type="float" office:value="0.0000000000009094941" calcext:value-type="float">
            <text:p>9.09494098276E-13</text:p>
          </table:table-cell>
          <table:table-cell table:formula="of:=([.A1062]-[.B1062])*([.A1062]-[.B1062])" office:value-type="float" office:value="0.000136781125685082" calcext:value-type="float">
            <text:p>0.000136781125685082</text:p>
          </table:table-cell>
          <table:table-cell table:number-columns-repeated="2"/>
        </table:table-row>
        <table:table-row table:style-name="ro1">
          <table:table-cell office:value-type="float" office:value="0.0000416636" calcext:value-type="float">
            <text:p>0.0000416636</text:p>
          </table:table-cell>
          <table:table-cell office:value-type="float" office:value="0.0043598" calcext:value-type="float">
            <text:p>0.0043598</text:p>
          </table:table-cell>
          <table:table-cell table:formula="of:=[.A1063]*[.A1063]" office:value-type="float" office:value="0.00000000173585556496" calcext:value-type="float">
            <text:p>1.73585556496E-09</text:p>
          </table:table-cell>
          <table:table-cell table:formula="of:=([.A1063]-[.B1063])*([.A1063]-[.B1063])" office:value-type="float" office:value="0.000018646301969005" calcext:value-type="float">
            <text:p>1.8646301969005E-05</text:p>
          </table:table-cell>
          <table:table-cell table:number-columns-repeated="2"/>
        </table:table-row>
        <table:table-row table:style-name="ro1">
          <table:table-cell office:value-type="float" office:value="0.0000416636" calcext:value-type="float">
            <text:p>0.0000416636</text:p>
          </table:table-cell>
          <table:table-cell office:value-type="float" office:value="0.000663589" calcext:value-type="float">
            <text:p>0.000663589</text:p>
          </table:table-cell>
          <table:table-cell table:formula="of:=[.A1064]*[.A1064]" office:value-type="float" office:value="0.00000000173585556496" calcext:value-type="float">
            <text:p>1.73585556496E-09</text:p>
          </table:table-cell>
          <table:table-cell table:formula="of:=([.A1064]-[.B1064])*([.A1064]-[.B1064])" office:value-type="float" office:value="0.00000038679120316516" calcext:value-type="float">
            <text:p>3.8679120316516E-07</text:p>
          </table:table-cell>
          <table:table-cell table:number-columns-repeated="2"/>
        </table:table-row>
        <table:table-row table:style-name="ro1">
          <table:table-cell office:value-type="float" office:value="0.00000160933" calcext:value-type="float">
            <text:p>0.00000160933</text:p>
          </table:table-cell>
          <table:table-cell office:value-type="float" office:value="0.000686655" calcext:value-type="float">
            <text:p>0.000686655</text:p>
          </table:table-cell>
          <table:table-cell table:formula="of:=[.A1065]*[.A1065]" office:value-type="float" office:value="0.00000000000258994305" calcext:value-type="float">
            <text:p>2.5899430489E-12</text:p>
          </table:table-cell>
          <table:table-cell table:formula="of:=([.A1065]-[.B1065])*([.A1065]-[.B1065])" office:value-type="float" office:value="0.00000046928756998575" calcext:value-type="float">
            <text:p>4.69287569985749E-07</text:p>
          </table:table-cell>
          <table:table-cell table:number-columns-repeated="2"/>
        </table:table-row>
        <table:table-row table:style-name="ro1">
          <table:table-cell office:value-type="float" office:value="0.0000611544" calcext:value-type="float">
            <text:p>0.0000611544</text:p>
          </table:table-cell>
          <table:table-cell office:value-type="float" office:value="0.00360295" calcext:value-type="float">
            <text:p>0.00360295</text:p>
          </table:table-cell>
          <table:table-cell table:formula="of:=[.A1066]*[.A1066]" office:value-type="float" office:value="0.00000000373986063936" calcext:value-type="float">
            <text:p>3.73986063936E-09</text:p>
          </table:table-cell>
          <table:table-cell table:formula="of:=([.A1066]-[.B1066])*([.A1066]-[.B1066])" office:value-type="float" office:value="0.0000125443160721794" calcext:value-type="float">
            <text:p>1.25443160721794E-05</text:p>
          </table:table-cell>
          <table:table-cell table:number-columns-repeated="2"/>
        </table:table-row>
        <table:table-row table:style-name="ro1">
          <table:table-cell office:value-type="float" office:value="0.000185668" calcext:value-type="float">
            <text:p>0.000185668</text:p>
          </table:table-cell>
          <table:table-cell office:value-type="float" office:value="0.052132" calcext:value-type="float">
            <text:p>0.052132</text:p>
          </table:table-cell>
          <table:table-cell table:formula="of:=[.A1067]*[.A1067]" office:value-type="float" office:value="0.000000034472606224" calcext:value-type="float">
            <text:p>3.4472606224E-08</text:p>
          </table:table-cell>
          <table:table-cell table:formula="of:=([.A1067]-[.B1067])*([.A1067]-[.B1067])" office:value-type="float" office:value="0.00269842140825422" calcext:value-type="float">
            <text:p>0.00269842140825422</text:p>
          </table:table-cell>
          <table:table-cell table:number-columns-repeated="2"/>
        </table:table-row>
        <table:table-row table:style-name="ro1">
          <table:table-cell office:value-type="float" office:value="0.0000677109" calcext:value-type="float">
            <text:p>0.0000677109</text:p>
          </table:table-cell>
          <table:table-cell office:value-type="float" office:value="0.0397244" calcext:value-type="float">
            <text:p>0.0397244</text:p>
          </table:table-cell>
          <table:table-cell table:formula="of:=[.A1068]*[.A1068]" office:value-type="float" office:value="0.00000000458476597881" calcext:value-type="float">
            <text:p>4.58476597881E-09</text:p>
          </table:table-cell>
          <table:table-cell table:formula="of:=([.A1068]-[.B1068])*([.A1068]-[.B1068])" office:value-type="float" office:value="0.00157265299037406" calcext:value-type="float">
            <text:p>0.00157265299037406</text:p>
          </table:table-cell>
          <table:table-cell table:number-columns-repeated="2"/>
        </table:table-row>
        <table:table-row table:style-name="ro1">
          <table:table-cell office:value-type="float" office:value="0.0000290275" calcext:value-type="float">
            <text:p>0.0000290275</text:p>
          </table:table-cell>
          <table:table-cell office:value-type="float" office:value="0.0131875" calcext:value-type="float">
            <text:p>0.0131875</text:p>
          </table:table-cell>
          <table:table-cell table:formula="of:=[.A1069]*[.A1069]" office:value-type="float" office:value="0.00000000084259575625" calcext:value-type="float">
            <text:p>8.4259575625E-10</text:p>
          </table:table-cell>
          <table:table-cell table:formula="of:=([.A1069]-[.B1069])*([.A1069]-[.B1069])" office:value-type="float" office:value="0.000173145398533256" calcext:value-type="float">
            <text:p>0.000173145398533256</text:p>
          </table:table-cell>
          <table:table-cell table:number-columns-repeated="2"/>
        </table:table-row>
        <table:table-row table:style-name="ro1">
          <table:table-cell office:value-type="float" office:value="0.000167549" calcext:value-type="float">
            <text:p>0.000167549</text:p>
          </table:table-cell>
          <table:table-cell office:value-type="float" office:value="0.0681165" calcext:value-type="float">
            <text:p>0.0681165</text:p>
          </table:table-cell>
          <table:table-cell table:formula="of:=[.A1070]*[.A1070]" office:value-type="float" office:value="0.000000028072667401" calcext:value-type="float">
            <text:p>2.8072667401E-08</text:p>
          </table:table-cell>
          <table:table-cell table:formula="of:=([.A1070]-[.B1070])*([.A1070]-[.B1070])" office:value-type="float" office:value="0.0046170599420004" calcext:value-type="float">
            <text:p>0.0046170599420004</text:p>
          </table:table-cell>
          <table:table-cell table:number-columns-repeated="2"/>
        </table:table-row>
        <table:table-row table:style-name="ro1">
          <table:table-cell office:value-type="float" office:value="0.0000111461" calcext:value-type="float">
            <text:p>0.0000111461</text:p>
          </table:table-cell>
          <table:table-cell office:value-type="float" office:value="0.113368" calcext:value-type="float">
            <text:p>0.113368</text:p>
          </table:table-cell>
          <table:table-cell table:formula="of:=[.A1071]*[.A1071]" office:value-type="float" office:value="0.00000000012423554521" calcext:value-type="float">
            <text:p>1.2423554521E-10</text:p>
          </table:table-cell>
          <table:table-cell table:formula="of:=([.A1071]-[.B1071])*([.A1071]-[.B1071])" office:value-type="float" office:value="0.0128497763261059" calcext:value-type="float">
            <text:p>0.0128497763261059</text:p>
          </table:table-cell>
          <table:table-cell table:number-columns-repeated="2"/>
        </table:table-row>
        <table:table-row table:style-name="ro1">
          <table:table-cell office:value-type="float" office:value="0.00026238" calcext:value-type="float">
            <text:p>0.00026238</text:p>
          </table:table-cell>
          <table:table-cell office:value-type="float" office:value="0.0105819" calcext:value-type="float">
            <text:p>0.0105819</text:p>
          </table:table-cell>
          <table:table-cell table:formula="of:=[.A1072]*[.A1072]" office:value-type="float" office:value="0.0000000688432644" calcext:value-type="float">
            <text:p>0.0000000688432644</text:p>
          </table:table-cell>
          <table:table-cell table:formula="of:=([.A1072]-[.B1072])*([.A1072]-[.B1072])" office:value-type="float" office:value="0.0001064924930304" calcext:value-type="float">
            <text:p>0.0001064924930304</text:p>
          </table:table-cell>
          <table:table-cell table:number-columns-repeated="2"/>
        </table:table-row>
        <table:table-row table:style-name="ro1">
          <table:table-cell office:value-type="float" office:value="0.0172169" calcext:value-type="float">
            <text:p>0.0172169</text:p>
          </table:table-cell>
          <table:table-cell office:value-type="float" office:value="0.0627229" calcext:value-type="float">
            <text:p>0.0627229</text:p>
          </table:table-cell>
          <table:table-cell table:formula="of:=[.A1073]*[.A1073]" office:value-type="float" office:value="0.00029642164561" calcext:value-type="float">
            <text:p>0.00029642164561</text:p>
          </table:table-cell>
          <table:table-cell table:formula="of:=([.A1073]-[.B1073])*([.A1073]-[.B1073])" office:value-type="float" office:value="0.002070796036" calcext:value-type="float">
            <text:p>0.002070796036</text:p>
          </table:table-cell>
          <table:table-cell table:number-columns-repeated="2"/>
        </table:table-row>
        <table:table-row table:style-name="ro1">
          <table:table-cell office:value-type="float" office:value="0.0125223" calcext:value-type="float">
            <text:p>0.0125223</text:p>
          </table:table-cell>
          <table:table-cell office:value-type="float" office:value="0.015082" calcext:value-type="float">
            <text:p>0.015082</text:p>
          </table:table-cell>
          <table:table-cell table:formula="of:=[.A1074]*[.A1074]" office:value-type="float" office:value="0.00015680799729" calcext:value-type="float">
            <text:p>0.00015680799729</text:p>
          </table:table-cell>
          <table:table-cell table:formula="of:=([.A1074]-[.B1074])*([.A1074]-[.B1074])" office:value-type="float" office:value="0.00000655206409" calcext:value-type="float">
            <text:p>0.00000655206409</text:p>
          </table:table-cell>
          <table:table-cell table:number-columns-repeated="2"/>
        </table:table-row>
        <table:table-row table:style-name="ro1">
          <table:table-cell office:value-type="float" office:value="0.0193076" calcext:value-type="float">
            <text:p>0.0193076</text:p>
          </table:table-cell>
          <table:table-cell office:value-type="float" office:value="0.208176" calcext:value-type="float">
            <text:p>0.208176</text:p>
          </table:table-cell>
          <table:table-cell table:formula="of:=[.A1075]*[.A1075]" office:value-type="float" office:value="0.00037278341776" calcext:value-type="float">
            <text:p>0.00037278341776</text:p>
          </table:table-cell>
          <table:table-cell table:formula="of:=([.A1075]-[.B1075])*([.A1075]-[.B1075])" office:value-type="float" office:value="0.03567127251856" calcext:value-type="float">
            <text:p>0.03567127251856</text:p>
          </table:table-cell>
          <table:table-cell table:number-columns-repeated="2"/>
        </table:table-row>
        <table:table-row table:style-name="ro1">
          <table:table-cell office:value-type="float" office:value="0.0270154" calcext:value-type="float">
            <text:p>0.0270154</text:p>
          </table:table-cell>
          <table:table-cell office:value-type="float" office:value="0.0885101" calcext:value-type="float">
            <text:p>0.0885101</text:p>
          </table:table-cell>
          <table:table-cell table:formula="of:=[.A1076]*[.A1076]" office:value-type="float" office:value="0.00072983183716" calcext:value-type="float">
            <text:p>0.00072983183716</text:p>
          </table:table-cell>
          <table:table-cell table:formula="of:=([.A1076]-[.B1076])*([.A1076]-[.B1076])" office:value-type="float" office:value="0.00378159812809" calcext:value-type="float">
            <text:p>0.00378159812809</text:p>
          </table:table-cell>
          <table:table-cell table:number-columns-repeated="2"/>
        </table:table-row>
        <table:table-row table:style-name="ro1">
          <table:table-cell office:value-type="float" office:value="0.0171524" calcext:value-type="float">
            <text:p>0.0171524</text:p>
          </table:table-cell>
          <table:table-cell office:value-type="float" office:value="0.182667" calcext:value-type="float">
            <text:p>0.182667</text:p>
          </table:table-cell>
          <table:table-cell table:formula="of:=[.A1077]*[.A1077]" office:value-type="float" office:value="0.00029420482576" calcext:value-type="float">
            <text:p>0.00029420482576</text:p>
          </table:table-cell>
          <table:table-cell table:formula="of:=([.A1077]-[.B1077])*([.A1077]-[.B1077])" office:value-type="float" office:value="0.02739508281316" calcext:value-type="float">
            <text:p>0.02739508281316</text:p>
          </table:table-cell>
          <table:table-cell table:number-columns-repeated="2"/>
        </table:table-row>
        <table:table-row table:style-name="ro1">
          <table:table-cell office:value-type="float" office:value="0.0171524" calcext:value-type="float">
            <text:p>0.0171524</text:p>
          </table:table-cell>
          <table:table-cell office:value-type="float" office:value="0.258832" calcext:value-type="float">
            <text:p>0.258832</text:p>
          </table:table-cell>
          <table:table-cell table:formula="of:=[.A1078]*[.A1078]" office:value-type="float" office:value="0.00029420482576" calcext:value-type="float">
            <text:p>0.00029420482576</text:p>
          </table:table-cell>
          <table:table-cell table:formula="of:=([.A1078]-[.B1078])*([.A1078]-[.B1078])" office:value-type="float" office:value="0.05840902905616" calcext:value-type="float">
            <text:p>0.05840902905616</text:p>
          </table:table-cell>
          <table:table-cell table:number-columns-repeated="2"/>
        </table:table-row>
        <table:table-row table:style-name="ro1">
          <table:table-cell office:value-type="float" office:value="0.162351" calcext:value-type="float">
            <text:p>0.162351</text:p>
          </table:table-cell>
          <table:table-cell office:value-type="float" office:value="0.223918" calcext:value-type="float">
            <text:p>0.223918</text:p>
          </table:table-cell>
          <table:table-cell table:formula="of:=[.A1079]*[.A1079]" office:value-type="float" office:value="0.026357847201" calcext:value-type="float">
            <text:p>0.026357847201</text:p>
          </table:table-cell>
          <table:table-cell table:formula="of:=([.A1079]-[.B1079])*([.A1079]-[.B1079])" office:value-type="float" office:value="0.003790495489" calcext:value-type="float">
            <text:p>0.003790495489</text:p>
          </table:table-cell>
          <table:table-cell table:number-columns-repeated="2"/>
        </table:table-row>
        <table:table-row table:style-name="ro1">
          <table:table-cell office:value-type="float" office:value="0.354627" calcext:value-type="float">
            <text:p>0.354627</text:p>
          </table:table-cell>
          <table:table-cell office:value-type="float" office:value="0.352021" calcext:value-type="float">
            <text:p>0.352021</text:p>
          </table:table-cell>
          <table:table-cell table:formula="of:=[.A1080]*[.A1080]" office:value-type="float" office:value="0.125760309129" calcext:value-type="float">
            <text:p>0.125760309129</text:p>
          </table:table-cell>
          <table:table-cell table:formula="of:=([.A1080]-[.B1080])*([.A1080]-[.B1080])" office:value-type="float" office:value="0.00000679123600000028" calcext:value-type="float">
            <text:p>6.79123600000028E-06</text:p>
          </table:table-cell>
          <table:table-cell table:number-columns-repeated="2"/>
        </table:table-row>
        <table:table-row table:style-name="ro1">
          <table:table-cell office:value-type="float" office:value="0.415392" calcext:value-type="float">
            <text:p>0.415392</text:p>
          </table:table-cell>
          <table:table-cell office:value-type="float" office:value="0.418325" calcext:value-type="float">
            <text:p>0.418325</text:p>
          </table:table-cell>
          <table:table-cell table:formula="of:=[.A1081]*[.A1081]" office:value-type="float" office:value="0.172550513664" calcext:value-type="float">
            <text:p>0.172550513664</text:p>
          </table:table-cell>
          <table:table-cell table:formula="of:=([.A1081]-[.B1081])*([.A1081]-[.B1081])" office:value-type="float" office:value="0.00000860248900000011" calcext:value-type="float">
            <text:p>8.60248900000011E-06</text:p>
          </table:table-cell>
          <table:table-cell table:number-columns-repeated="2"/>
        </table:table-row>
        <table:table-row table:style-name="ro1">
          <table:table-cell office:value-type="float" office:value="0.415392" calcext:value-type="float">
            <text:p>0.415392</text:p>
          </table:table-cell>
          <table:table-cell office:value-type="float" office:value="0.591201" calcext:value-type="float">
            <text:p>0.591201</text:p>
          </table:table-cell>
          <table:table-cell table:formula="of:=[.A1082]*[.A1082]" office:value-type="float" office:value="0.172550513664" calcext:value-type="float">
            <text:p>0.172550513664</text:p>
          </table:table-cell>
          <table:table-cell table:formula="of:=([.A1082]-[.B1082])*([.A1082]-[.B1082])" office:value-type="float" office:value="0.030908804481" calcext:value-type="float">
            <text:p>0.030908804481</text:p>
          </table:table-cell>
          <table:table-cell table:number-columns-repeated="2"/>
        </table:table-row>
        <table:table-row table:style-name="ro1">
          <table:table-cell office:value-type="float" office:value="0.703538" calcext:value-type="float">
            <text:p>0.703538</text:p>
          </table:table-cell>
          <table:table-cell office:value-type="float" office:value="0.596608" calcext:value-type="float">
            <text:p>0.596608</text:p>
          </table:table-cell>
          <table:table-cell table:formula="of:=[.A1083]*[.A1083]" office:value-type="float" office:value="0.494965717444" calcext:value-type="float">
            <text:p>0.494965717444</text:p>
          </table:table-cell>
          <table:table-cell table:formula="of:=([.A1083]-[.B1083])*([.A1083]-[.B1083])" office:value-type="float" office:value="0.0114340249" calcext:value-type="float">
            <text:p>0.0114340249</text:p>
          </table:table-cell>
          <table:table-cell table:number-columns-repeated="2"/>
        </table:table-row>
        <table:table-row table:style-name="ro1">
          <table:table-cell office:value-type="float" office:value="0.703538" calcext:value-type="float">
            <text:p>0.703538</text:p>
          </table:table-cell>
          <table:table-cell office:value-type="float" office:value="0.621815" calcext:value-type="float">
            <text:p>0.621815</text:p>
          </table:table-cell>
          <table:table-cell table:formula="of:=[.A1084]*[.A1084]" office:value-type="float" office:value="0.494965717444" calcext:value-type="float">
            <text:p>0.494965717444</text:p>
          </table:table-cell>
          <table:table-cell table:formula="of:=([.A1084]-[.B1084])*([.A1084]-[.B1084])" office:value-type="float" office:value="0.006678648729" calcext:value-type="float">
            <text:p>0.006678648729</text:p>
          </table:table-cell>
          <table:table-cell table:number-columns-repeated="2"/>
        </table:table-row>
        <table:table-row table:style-name="ro1">
          <table:table-cell office:value-type="float" office:value="0.801008" calcext:value-type="float">
            <text:p>0.801008</text:p>
          </table:table-cell>
          <table:table-cell office:value-type="float" office:value="0.688988" calcext:value-type="float">
            <text:p>0.688988</text:p>
          </table:table-cell>
          <table:table-cell table:formula="of:=[.A1085]*[.A1085]" office:value-type="float" office:value="0.641613816064" calcext:value-type="float">
            <text:p>0.641613816064</text:p>
          </table:table-cell>
          <table:table-cell table:formula="of:=([.A1085]-[.B1085])*([.A1085]-[.B1085])" office:value-type="float" office:value="0.0125484804" calcext:value-type="float">
            <text:p>0.0125484804</text:p>
          </table:table-cell>
          <table:table-cell table:number-columns-repeated="2"/>
        </table:table-row>
        <table:table-row table:style-name="ro1">
          <table:table-cell office:value-type="float" office:value="0.896967" calcext:value-type="float">
            <text:p>0.896967</text:p>
          </table:table-cell>
          <table:table-cell office:value-type="float" office:value="0.74207" calcext:value-type="float">
            <text:p>0.74207</text:p>
          </table:table-cell>
          <table:table-cell table:formula="of:=[.A1086]*[.A1086]" office:value-type="float" office:value="0.804549799089" calcext:value-type="float">
            <text:p>0.804549799089</text:p>
          </table:table-cell>
          <table:table-cell table:formula="of:=([.A1086]-[.B1086])*([.A1086]-[.B1086])" office:value-type="float" office:value="0.023993080609" calcext:value-type="float">
            <text:p>0.023993080609</text:p>
          </table:table-cell>
          <table:table-cell table:number-columns-repeated="2"/>
        </table:table-row>
        <table:table-row table:style-name="ro1">
          <table:table-cell office:value-type="float" office:value="0.984361" calcext:value-type="float">
            <text:p>0.984361</text:p>
          </table:table-cell>
          <table:table-cell office:value-type="float" office:value="0.833745" calcext:value-type="float">
            <text:p>0.833745</text:p>
          </table:table-cell>
          <table:table-cell table:formula="of:=[.A1087]*[.A1087]" office:value-type="float" office:value="0.968966578321" calcext:value-type="float">
            <text:p>0.968966578321</text:p>
          </table:table-cell>
          <table:table-cell table:formula="of:=([.A1087]-[.B1087])*([.A1087]-[.B1087])" office:value-type="float" office:value="0.022685179456" calcext:value-type="float">
            <text:p>0.022685179456</text:p>
          </table:table-cell>
          <table:table-cell table:number-columns-repeated="2"/>
        </table:table-row>
        <table:table-row table:style-name="ro1">
          <table:table-cell office:value-type="float" office:value="0.984361" calcext:value-type="float">
            <text:p>0.984361</text:p>
          </table:table-cell>
          <table:table-cell office:value-type="float" office:value="0.874008" calcext:value-type="float">
            <text:p>0.874008</text:p>
          </table:table-cell>
          <table:table-cell table:formula="of:=[.A1088]*[.A1088]" office:value-type="float" office:value="0.968966578321" calcext:value-type="float">
            <text:p>0.968966578321</text:p>
          </table:table-cell>
          <table:table-cell table:formula="of:=([.A1088]-[.B1088])*([.A1088]-[.B1088])" office:value-type="float" office:value="0.012177784609" calcext:value-type="float">
            <text:p>0.012177784609</text:p>
          </table:table-cell>
          <table:table-cell table:number-columns-repeated="2"/>
        </table:table-row>
        <table:table-row table:style-name="ro1">
          <table:table-cell office:value-type="float" office:value="0.984362" calcext:value-type="float">
            <text:p>0.984362</text:p>
          </table:table-cell>
          <table:table-cell office:value-type="float" office:value="0.914966" calcext:value-type="float">
            <text:p>0.914966</text:p>
          </table:table-cell>
          <table:table-cell table:formula="of:=[.A1089]*[.A1089]" office:value-type="float" office:value="0.968968547044" calcext:value-type="float">
            <text:p>0.968968547044</text:p>
          </table:table-cell>
          <table:table-cell table:formula="of:=([.A1089]-[.B1089])*([.A1089]-[.B1089])" office:value-type="float" office:value="0.004815804816" calcext:value-type="float">
            <text:p>0.004815804816</text:p>
          </table:table-cell>
          <table:table-cell table:number-columns-repeated="2"/>
        </table:table-row>
        <table:table-row table:style-name="ro1">
          <table:table-cell office:value-type="float" office:value="0.984362" calcext:value-type="float">
            <text:p>0.984362</text:p>
          </table:table-cell>
          <table:table-cell office:value-type="float" office:value="0.952902" calcext:value-type="float">
            <text:p>0.952902</text:p>
          </table:table-cell>
          <table:table-cell table:formula="of:=[.A1090]*[.A1090]" office:value-type="float" office:value="0.968968547044" calcext:value-type="float">
            <text:p>0.968968547044</text:p>
          </table:table-cell>
          <table:table-cell table:formula="of:=([.A1090]-[.B1090])*([.A1090]-[.B1090])" office:value-type="float" office:value="0.000989731599999996" calcext:value-type="float">
            <text:p>0.000989731599999996</text:p>
          </table:table-cell>
          <table:table-cell table:number-columns-repeated="2"/>
        </table:table-row>
        <table:table-row table:style-name="ro1">
          <table:table-cell office:value-type="float" office:value="0.984362" calcext:value-type="float">
            <text:p>0.984362</text:p>
          </table:table-cell>
          <table:table-cell office:value-type="float" office:value="0.98156" calcext:value-type="float">
            <text:p>0.98156</text:p>
          </table:table-cell>
          <table:table-cell table:formula="of:=[.A1091]*[.A1091]" office:value-type="float" office:value="0.968968547044" calcext:value-type="float">
            <text:p>0.968968547044</text:p>
          </table:table-cell>
          <table:table-cell table:formula="of:=([.A1091]-[.B1091])*([.A1091]-[.B1091])" office:value-type="float" office:value="0.00000785120399999984" calcext:value-type="float">
            <text:p>7.85120399999984E-06</text:p>
          </table:table-cell>
          <table:table-cell table:number-columns-repeated="2"/>
        </table:table-row>
        <table:table-row table:style-name="ro1">
          <table:table-cell office:value-type="float" office:value="0.985003" calcext:value-type="float">
            <text:p>0.985003</text:p>
          </table:table-cell>
          <table:table-cell office:value-type="float" office:value="0.994712" calcext:value-type="float">
            <text:p>0.994712</text:p>
          </table:table-cell>
          <table:table-cell table:formula="of:=[.A1092]*[.A1092]" office:value-type="float" office:value="0.970230910009" calcext:value-type="float">
            <text:p>0.970230910009</text:p>
          </table:table-cell>
          <table:table-cell table:formula="of:=([.A1092]-[.B1092])*([.A1092]-[.B1092])" office:value-type="float" office:value="0.0000942646810000015" calcext:value-type="float">
            <text:p>9.42646810000015E-05</text:p>
          </table:table-cell>
          <table:table-cell table:number-columns-repeated="2"/>
        </table:table-row>
        <table:table-row table:style-name="ro1">
          <table:table-cell office:value-type="float" office:value="0.985003" calcext:value-type="float">
            <text:p>0.985003</text:p>
          </table:table-cell>
          <table:table-cell office:value-type="float" office:value="0.993272" calcext:value-type="float">
            <text:p>0.993272</text:p>
          </table:table-cell>
          <table:table-cell table:formula="of:=[.A1093]*[.A1093]" office:value-type="float" office:value="0.970230910009" calcext:value-type="float">
            <text:p>0.970230910009</text:p>
          </table:table-cell>
          <table:table-cell table:formula="of:=([.A1093]-[.B1093])*([.A1093]-[.B1093])" office:value-type="float" office:value="0.0000683763610000014" calcext:value-type="float">
            <text:p>6.83763610000014E-05</text:p>
          </table:table-cell>
          <table:table-cell table:number-columns-repeated="2"/>
        </table:table-row>
        <table:table-row table:style-name="ro1">
          <table:table-cell office:value-type="float" office:value="0.00000399351" calcext:value-type="float">
            <text:p>0.00000399351</text:p>
          </table:table-cell>
          <table:table-cell office:value-type="float" office:value="0.00000303222" calcext:value-type="float">
            <text:p>0.00000303222</text:p>
          </table:table-cell>
          <table:table-cell table:formula="of:=[.A1094]*[.A1094]" office:value-type="float" office:value="0.00000000001594812212" calcext:value-type="float">
            <text:p>1.59481221201E-11</text:p>
          </table:table-cell>
          <table:table-cell table:formula="of:=([.A1094]-[.B1094])*([.A1094]-[.B1094])" office:value-type="float" office:value="0.00000000000092407846" calcext:value-type="float">
            <text:p>9.24078464099999E-13</text:p>
          </table:table-cell>
          <table:table-cell table:number-columns-repeated="2"/>
        </table:table-row>
        <table:table-row table:style-name="ro1">
          <table:table-cell office:value-type="float" office:value="0.00000500679" calcext:value-type="float">
            <text:p>0.00000500679</text:p>
          </table:table-cell>
          <table:table-cell office:value-type="float" office:value="0.00139529" calcext:value-type="float">
            <text:p>0.00139529</text:p>
          </table:table-cell>
          <table:table-cell table:formula="of:=[.A1095]*[.A1095]" office:value-type="float" office:value="0.0000000000250679461" calcext:value-type="float">
            <text:p>2.50679461041E-11</text:p>
          </table:table-cell>
          <table:table-cell table:formula="of:=([.A1095]-[.B1095])*([.A1095]-[.B1095])" office:value-type="float" office:value="0.0000019328874040079" calcext:value-type="float">
            <text:p>1.9328874040079E-06</text:p>
          </table:table-cell>
          <table:table-cell table:number-columns-repeated="2"/>
        </table:table-row>
        <table:table-row table:style-name="ro1">
          <table:table-cell office:value-type="float" office:value="0.00000500679" calcext:value-type="float">
            <text:p>0.00000500679</text:p>
          </table:table-cell>
          <table:table-cell office:value-type="float" office:value="0.0117983" calcext:value-type="float">
            <text:p>0.0117983</text:p>
          </table:table-cell>
          <table:table-cell table:formula="of:=[.A1096]*[.A1096]" office:value-type="float" office:value="0.0000000000250679461" calcext:value-type="float">
            <text:p>2.50679461041E-11</text:p>
          </table:table-cell>
          <table:table-cell table:formula="of:=([.A1096]-[.B1096])*([.A1096]-[.B1096])" office:value-type="float" office:value="0.000139081764737032" calcext:value-type="float">
            <text:p>0.000139081764737032</text:p>
          </table:table-cell>
          <table:table-cell table:number-columns-repeated="2"/>
        </table:table-row>
        <table:table-row table:style-name="ro1">
          <table:table-cell office:value-type="float" office:value="0.0000532866" calcext:value-type="float">
            <text:p>0.0000532866</text:p>
          </table:table-cell>
          <table:table-cell office:value-type="float" office:value="0.0307687" calcext:value-type="float">
            <text:p>0.0307687</text:p>
          </table:table-cell>
          <table:table-cell table:formula="of:=[.A1097]*[.A1097]" office:value-type="float" office:value="0.00000000283946173956" calcext:value-type="float">
            <text:p>2.83946173956E-09</text:p>
          </table:table-cell>
          <table:table-cell table:formula="of:=([.A1097]-[.B1097])*([.A1097]-[.B1097])" office:value-type="float" office:value="0.0009434366203329" calcext:value-type="float">
            <text:p>0.0009434366203329</text:p>
          </table:table-cell>
          <table:table-cell table:number-columns-repeated="2"/>
        </table:table-row>
        <table:table-row table:style-name="ro1">
          <table:table-cell office:value-type="float" office:value="0.0000532866" calcext:value-type="float">
            <text:p>0.0000532866</text:p>
          </table:table-cell>
          <table:table-cell office:value-type="float" office:value="0.0573597" calcext:value-type="float">
            <text:p>0.0573597</text:p>
          </table:table-cell>
          <table:table-cell table:formula="of:=[.A1098]*[.A1098]" office:value-type="float" office:value="0.00000000283946173956" calcext:value-type="float">
            <text:p>2.83946173956E-09</text:p>
          </table:table-cell>
          <table:table-cell table:formula="of:=([.A1098]-[.B1098])*([.A1098]-[.B1098])" office:value-type="float" office:value="0.0032840250167717" calcext:value-type="float">
            <text:p>0.0032840250167717</text:p>
          </table:table-cell>
          <table:table-cell table:number-columns-repeated="2"/>
        </table:table-row>
        <table:table-row table:style-name="ro1">
          <table:table-cell office:value-type="float" office:value="0.0000038147" calcext:value-type="float">
            <text:p>0.0000038147</text:p>
          </table:table-cell>
          <table:table-cell office:value-type="float" office:value="0.000263662" calcext:value-type="float">
            <text:p>0.000263662</text:p>
          </table:table-cell>
          <table:table-cell table:formula="of:=[.A1099]*[.A1099]" office:value-type="float" office:value="0.00000000001455193609" calcext:value-type="float">
            <text:p>1.455193609E-11</text:p>
          </table:table-cell>
          <table:table-cell table:formula="of:=([.A1099]-[.B1099])*([.A1099]-[.B1099])" office:value-type="float" office:value="0.00000006752061931729" calcext:value-type="float">
            <text:p>6.752061931729E-08</text:p>
          </table:table-cell>
          <table:table-cell table:number-columns-repeated="2"/>
        </table:table-row>
        <table:table-row table:style-name="ro1">
          <table:table-cell office:value-type="float" office:value="0.0000790954" calcext:value-type="float">
            <text:p>0.0000790954</text:p>
          </table:table-cell>
          <table:table-cell office:value-type="float" office:value="0.000464187" calcext:value-type="float">
            <text:p>0.000464187</text:p>
          </table:table-cell>
          <table:table-cell table:formula="of:=[.A1100]*[.A1100]" office:value-type="float" office:value="0.00000000625608230116" calcext:value-type="float">
            <text:p>6.25608230116E-09</text:p>
          </table:table-cell>
          <table:table-cell table:formula="of:=([.A1100]-[.B1100])*([.A1100]-[.B1100])" office:value-type="float" office:value="0.00000014829554039056" calcext:value-type="float">
            <text:p>1.4829554039056E-07</text:p>
          </table:table-cell>
          <table:table-cell table:number-columns-repeated="2"/>
        </table:table-row>
        <table:table-row table:style-name="ro1">
          <table:table-cell office:value-type="float" office:value="0.0000603199" calcext:value-type="float">
            <text:p>0.0000603199</text:p>
          </table:table-cell>
          <table:table-cell office:value-type="float" office:value="0.00419281" calcext:value-type="float">
            <text:p>0.00419281</text:p>
          </table:table-cell>
          <table:table-cell table:formula="of:=[.A1101]*[.A1101]" office:value-type="float" office:value="0.00000000363849033601" calcext:value-type="float">
            <text:p>3.63849033601E-09</text:p>
          </table:table-cell>
          <table:table-cell table:formula="of:=([.A1101]-[.B1101])*([.A1101]-[.B1101])" office:value-type="float" office:value="0.000017077474426598" calcext:value-type="float">
            <text:p>1.7077474426598E-05</text:p>
          </table:table-cell>
          <table:table-cell table:number-columns-repeated="2"/>
        </table:table-row>
        <table:table-row table:style-name="ro1">
          <table:table-cell office:value-type="float" office:value="0.0000331402" calcext:value-type="float">
            <text:p>0.0000331402</text:p>
          </table:table-cell>
          <table:table-cell office:value-type="float" office:value="0.000170847" calcext:value-type="float">
            <text:p>0.000170847</text:p>
          </table:table-cell>
          <table:table-cell table:formula="of:=[.A1102]*[.A1102]" office:value-type="float" office:value="0.00000000109827285604" calcext:value-type="float">
            <text:p>1.09827285604E-09</text:p>
          </table:table-cell>
          <table:table-cell table:formula="of:=([.A1102]-[.B1102])*([.A1102]-[.B1102])" office:value-type="float" office:value="0.00000001896316276624" calcext:value-type="float">
            <text:p>1.896316276624E-08</text:p>
          </table:table-cell>
          <table:table-cell table:number-columns-repeated="2"/>
        </table:table-row>
        <table:table-row table:style-name="ro1">
          <table:table-cell office:value-type="float" office:value="0.00015223" calcext:value-type="float">
            <text:p>0.00015223</text:p>
          </table:table-cell>
          <table:table-cell office:value-type="float" office:value="0.000208964" calcext:value-type="float">
            <text:p>0.000208964</text:p>
          </table:table-cell>
          <table:table-cell table:formula="of:=[.A1103]*[.A1103]" office:value-type="float" office:value="0.0000000231739729" calcext:value-type="float">
            <text:p>0.0000000231739729</text:p>
          </table:table-cell>
          <table:table-cell table:formula="of:=([.A1103]-[.B1103])*([.A1103]-[.B1103])" office:value-type="float" office:value="0.000000003218746756" calcext:value-type="float">
            <text:p>3.218746756E-09</text:p>
          </table:table-cell>
          <table:table-cell table:number-columns-repeated="2"/>
        </table:table-row>
        <table:table-row table:style-name="ro1">
          <table:table-cell office:value-type="float" office:value="0.0000204444" calcext:value-type="float">
            <text:p>0.0000204444</text:p>
          </table:table-cell>
          <table:table-cell office:value-type="float" office:value="0.0121747" calcext:value-type="float">
            <text:p>0.0121747</text:p>
          </table:table-cell>
          <table:table-cell table:formula="of:=[.A1104]*[.A1104]" office:value-type="float" office:value="0.00000000041797349136" calcext:value-type="float">
            <text:p>4.1797349136E-10</text:p>
          </table:table-cell>
          <table:table-cell table:formula="of:=([.A1104]-[.B1104])*([.A1104]-[.B1104])" office:value-type="float" office:value="0.000147725929190131" calcext:value-type="float">
            <text:p>0.000147725929190131</text:p>
          </table:table-cell>
          <table:table-cell table:number-columns-repeated="2"/>
        </table:table-row>
        <table:table-row table:style-name="ro1">
          <table:table-cell office:value-type="float" office:value="0.0000625849" calcext:value-type="float">
            <text:p>0.0000625849</text:p>
          </table:table-cell>
          <table:table-cell office:value-type="float" office:value="0.0307364" calcext:value-type="float">
            <text:p>0.0307364</text:p>
          </table:table-cell>
          <table:table-cell table:formula="of:=[.A1105]*[.A1105]" office:value-type="float" office:value="0.00000000391686970801" calcext:value-type="float">
            <text:p>3.91686970801E-09</text:p>
          </table:table-cell>
          <table:table-cell table:formula="of:=([.A1105]-[.B1105])*([.A1105]-[.B1105])" office:value-type="float" office:value="0.000940882932788988" calcext:value-type="float">
            <text:p>0.000940882932788988</text:p>
          </table:table-cell>
          <table:table-cell table:number-columns-repeated="2"/>
        </table:table-row>
        <table:table-row table:style-name="ro1">
          <table:table-cell office:value-type="float" office:value="0.00001508" calcext:value-type="float">
            <text:p>0.00001508</text:p>
          </table:table-cell>
          <table:table-cell office:value-type="float" office:value="0.0619705" calcext:value-type="float">
            <text:p>0.0619705</text:p>
          </table:table-cell>
          <table:table-cell table:formula="of:=[.A1106]*[.A1106]" office:value-type="float" office:value="0.0000000002274064" calcext:value-type="float">
            <text:p>2.274064E-10</text:p>
          </table:table-cell>
          <table:table-cell table:formula="of:=([.A1106]-[.B1106])*([.A1106]-[.B1106])" office:value-type="float" office:value="0.0038384740673764" calcext:value-type="float">
            <text:p>0.0038384740673764</text:p>
          </table:table-cell>
          <table:table-cell table:number-columns-repeated="2"/>
        </table:table-row>
        <table:table-row table:style-name="ro1">
          <table:table-cell office:value-type="float" office:value="0.00000602007" calcext:value-type="float">
            <text:p>0.00000602007</text:p>
          </table:table-cell>
          <table:table-cell office:value-type="float" office:value="0.0269175" calcext:value-type="float">
            <text:p>0.0269175</text:p>
          </table:table-cell>
          <table:table-cell table:formula="of:=[.A1107]*[.A1107]" office:value-type="float" office:value="0.0000000000362412428" calcext:value-type="float">
            <text:p>3.62412428049E-11</text:p>
          </table:table-cell>
          <table:table-cell table:formula="of:=([.A1107]-[.B1107])*([.A1107]-[.B1107])" office:value-type="float" office:value="0.000724227752022793" calcext:value-type="float">
            <text:p>0.000724227752022793</text:p>
          </table:table-cell>
          <table:table-cell table:number-columns-repeated="2"/>
        </table:table-row>
        <table:table-row table:style-name="ro1">
          <table:table-cell office:value-type="float" office:value="0.000243723" calcext:value-type="float">
            <text:p>0.000243723</text:p>
          </table:table-cell>
          <table:table-cell office:value-type="float" office:value="0.103141" calcext:value-type="float">
            <text:p>0.103141</text:p>
          </table:table-cell>
          <table:table-cell table:formula="of:=[.A1108]*[.A1108]" office:value-type="float" office:value="0.000000059400900729" calcext:value-type="float">
            <text:p>5.9400900729E-08</text:p>
          </table:table-cell>
          <table:table-cell table:formula="of:=([.A1108]-[.B1108])*([.A1108]-[.B1108])" office:value-type="float" office:value="0.0105878496140147" calcext:value-type="float">
            <text:p>0.0105878496140147</text:p>
          </table:table-cell>
          <table:table-cell table:number-columns-repeated="2"/>
        </table:table-row>
        <table:table-row table:style-name="ro1">
          <table:table-cell office:value-type="float" office:value="0.00125629" calcext:value-type="float">
            <text:p>0.00125629</text:p>
          </table:table-cell>
          <table:table-cell office:value-type="float" office:value="0.00501375" calcext:value-type="float">
            <text:p>0.00501375</text:p>
          </table:table-cell>
          <table:table-cell table:formula="of:=[.A1109]*[.A1109]" office:value-type="float" office:value="0.0000015782645641" calcext:value-type="float">
            <text:p>0.0000015782645641</text:p>
          </table:table-cell>
          <table:table-cell table:formula="of:=([.A1109]-[.B1109])*([.A1109]-[.B1109])" office:value-type="float" office:value="0.0000141185056516" calcext:value-type="float">
            <text:p>0.0000141185056516</text:p>
          </table:table-cell>
          <table:table-cell table:number-columns-repeated="2"/>
        </table:table-row>
        <table:table-row table:style-name="ro1">
          <table:table-cell office:value-type="float" office:value="0.00116247" calcext:value-type="float">
            <text:p>0.00116247</text:p>
          </table:table-cell>
          <table:table-cell office:value-type="float" office:value="0.0328712" calcext:value-type="float">
            <text:p>0.0328712</text:p>
          </table:table-cell>
          <table:table-cell table:formula="of:=[.A1110]*[.A1110]" office:value-type="float" office:value="0.0000013513365009" calcext:value-type="float">
            <text:p>0.0000013513365009</text:p>
          </table:table-cell>
          <table:table-cell table:formula="of:=([.A1110]-[.B1110])*([.A1110]-[.B1110])" office:value-type="float" office:value="0.0010054435582129" calcext:value-type="float">
            <text:p>0.0010054435582129</text:p>
          </table:table-cell>
          <table:table-cell table:number-columns-repeated="2"/>
        </table:table-row>
        <table:table-row table:style-name="ro1">
          <table:table-cell office:value-type="float" office:value="0.000209987" calcext:value-type="float">
            <text:p>0.000209987</text:p>
          </table:table-cell>
          <table:table-cell office:value-type="float" office:value="0.010514" calcext:value-type="float">
            <text:p>0.010514</text:p>
          </table:table-cell>
          <table:table-cell table:formula="of:=[.A1111]*[.A1111]" office:value-type="float" office:value="0.000000044094540169" calcext:value-type="float">
            <text:p>4.4094540169E-08</text:p>
          </table:table-cell>
          <table:table-cell table:formula="of:=([.A1111]-[.B1111])*([.A1111]-[.B1111])" office:value-type="float" office:value="0.000106172683904169" calcext:value-type="float">
            <text:p>0.000106172683904169</text:p>
          </table:table-cell>
          <table:table-cell table:number-columns-repeated="2"/>
        </table:table-row>
        <table:table-row table:style-name="ro1">
          <table:table-cell office:value-type="float" office:value="0.00581437" calcext:value-type="float">
            <text:p>0.00581437</text:p>
          </table:table-cell>
          <table:table-cell office:value-type="float" office:value="0.118243" calcext:value-type="float">
            <text:p>0.118243</text:p>
          </table:table-cell>
          <table:table-cell table:formula="of:=[.A1112]*[.A1112]" office:value-type="float" office:value="0.0000338068984969" calcext:value-type="float">
            <text:p>0.0000338068984969</text:p>
          </table:table-cell>
          <table:table-cell table:formula="of:=([.A1112]-[.B1112])*([.A1112]-[.B1112])" office:value-type="float" office:value="0.0126401968436769" calcext:value-type="float">
            <text:p>0.0126401968436769</text:p>
          </table:table-cell>
          <table:table-cell table:number-columns-repeated="2"/>
        </table:table-row>
        <table:table-row table:style-name="ro1">
          <table:table-cell office:value-type="float" office:value="0.00581437" calcext:value-type="float">
            <text:p>0.00581437</text:p>
          </table:table-cell>
          <table:table-cell office:value-type="float" office:value="0.16642" calcext:value-type="float">
            <text:p>0.16642</text:p>
          </table:table-cell>
          <table:table-cell table:formula="of:=[.A1113]*[.A1113]" office:value-type="float" office:value="0.0000338068984969" calcext:value-type="float">
            <text:p>0.0000338068984969</text:p>
          </table:table-cell>
          <table:table-cell table:formula="of:=([.A1113]-[.B1113])*([.A1113]-[.B1113])" office:value-type="float" office:value="0.0257941683876969" calcext:value-type="float">
            <text:p>0.0257941683876969</text:p>
          </table:table-cell>
          <table:table-cell table:number-columns-repeated="2"/>
        </table:table-row>
        <table:table-row table:style-name="ro1">
          <table:table-cell office:value-type="float" office:value="0.00457132" calcext:value-type="float">
            <text:p>0.00457132</text:p>
          </table:table-cell>
          <table:table-cell office:value-type="float" office:value="0.0808139" calcext:value-type="float">
            <text:p>0.0808139</text:p>
          </table:table-cell>
          <table:table-cell table:formula="of:=[.A1114]*[.A1114]" office:value-type="float" office:value="0.0000208969665424" calcext:value-type="float">
            <text:p>0.0000208969665424</text:p>
          </table:table-cell>
          <table:table-cell table:formula="of:=([.A1114]-[.B1114])*([.A1114]-[.B1114])" office:value-type="float" office:value="0.0058129310050564" calcext:value-type="float">
            <text:p>0.0058129310050564</text:p>
          </table:table-cell>
          <table:table-cell table:number-columns-repeated="2"/>
        </table:table-row>
        <table:table-row table:style-name="ro1">
          <table:table-cell office:value-type="float" office:value="0.0122513" calcext:value-type="float">
            <text:p>0.0122513</text:p>
          </table:table-cell>
          <table:table-cell office:value-type="float" office:value="0.163634" calcext:value-type="float">
            <text:p>0.163634</text:p>
          </table:table-cell>
          <table:table-cell table:formula="of:=[.A1115]*[.A1115]" office:value-type="float" office:value="0.00015009435169" calcext:value-type="float">
            <text:p>0.00015009435169</text:p>
          </table:table-cell>
          <table:table-cell table:formula="of:=([.A1115]-[.B1115])*([.A1115]-[.B1115])" office:value-type="float" office:value="0.02291672185929" calcext:value-type="float">
            <text:p>0.02291672185929</text:p>
          </table:table-cell>
          <table:table-cell table:number-columns-repeated="2"/>
        </table:table-row>
        <table:table-row table:style-name="ro1">
          <table:table-cell office:value-type="float" office:value="0.0394907" calcext:value-type="float">
            <text:p>0.0394907</text:p>
          </table:table-cell>
          <table:table-cell office:value-type="float" office:value="0.143914" calcext:value-type="float">
            <text:p>0.143914</text:p>
          </table:table-cell>
          <table:table-cell table:formula="of:=[.A1116]*[.A1116]" office:value-type="float" office:value="0.00155951538649" calcext:value-type="float">
            <text:p>0.00155951538649</text:p>
          </table:table-cell>
          <table:table-cell table:formula="of:=([.A1116]-[.B1116])*([.A1116]-[.B1116])" office:value-type="float" office:value="0.01090422558289" calcext:value-type="float">
            <text:p>0.01090422558289</text:p>
          </table:table-cell>
          <table:table-cell table:number-columns-repeated="2"/>
        </table:table-row>
        <table:table-row table:style-name="ro1">
          <table:table-cell office:value-type="float" office:value="0.0207574" calcext:value-type="float">
            <text:p>0.0207574</text:p>
          </table:table-cell>
          <table:table-cell office:value-type="float" office:value="0.25008" calcext:value-type="float">
            <text:p>0.25008</text:p>
          </table:table-cell>
          <table:table-cell table:formula="of:=[.A1117]*[.A1117]" office:value-type="float" office:value="0.00043086965476" calcext:value-type="float">
            <text:p>0.00043086965476</text:p>
          </table:table-cell>
          <table:table-cell table:formula="of:=([.A1117]-[.B1117])*([.A1117]-[.B1117])" office:value-type="float" office:value="0.05258885487076" calcext:value-type="float">
            <text:p>0.05258885487076</text:p>
          </table:table-cell>
          <table:table-cell table:number-columns-repeated="2"/>
        </table:table-row>
        <table:table-row table:style-name="ro1">
          <table:table-cell office:value-type="float" office:value="0.0207574" calcext:value-type="float">
            <text:p>0.0207574</text:p>
          </table:table-cell>
          <table:table-cell office:value-type="float" office:value="0.204572" calcext:value-type="float">
            <text:p>0.204572</text:p>
          </table:table-cell>
          <table:table-cell table:formula="of:=[.A1118]*[.A1118]" office:value-type="float" office:value="0.00043086965476" calcext:value-type="float">
            <text:p>0.00043086965476</text:p>
          </table:table-cell>
          <table:table-cell table:formula="of:=([.A1118]-[.B1118])*([.A1118]-[.B1118])" office:value-type="float" office:value="0.03378780717316" calcext:value-type="float">
            <text:p>0.03378780717316</text:p>
          </table:table-cell>
          <table:table-cell table:number-columns-repeated="2"/>
        </table:table-row>
        <table:table-row table:style-name="ro1">
          <table:table-cell office:value-type="float" office:value="0.0639095" calcext:value-type="float">
            <text:p>0.0639095</text:p>
          </table:table-cell>
          <table:table-cell office:value-type="float" office:value="0.219461" calcext:value-type="float">
            <text:p>0.219461</text:p>
          </table:table-cell>
          <table:table-cell table:formula="of:=[.A1119]*[.A1119]" office:value-type="float" office:value="0.00408442419025" calcext:value-type="float">
            <text:p>0.00408442419025</text:p>
          </table:table-cell>
          <table:table-cell table:formula="of:=([.A1119]-[.B1119])*([.A1119]-[.B1119])" office:value-type="float" office:value="0.02419626915225" calcext:value-type="float">
            <text:p>0.02419626915225</text:p>
          </table:table-cell>
          <table:table-cell table:number-columns-repeated="2"/>
        </table:table-row>
        <table:table-row table:style-name="ro1">
          <table:table-cell office:value-type="float" office:value="0.0473517" calcext:value-type="float">
            <text:p>0.0473517</text:p>
          </table:table-cell>
          <table:table-cell office:value-type="float" office:value="0.302387" calcext:value-type="float">
            <text:p>0.302387</text:p>
          </table:table-cell>
          <table:table-cell table:formula="of:=[.A1120]*[.A1120]" office:value-type="float" office:value="0.00224218349289" calcext:value-type="float">
            <text:p>0.00224218349289</text:p>
          </table:table-cell>
          <table:table-cell table:formula="of:=([.A1120]-[.B1120])*([.A1120]-[.B1120])" office:value-type="float" office:value="0.06504300424609" calcext:value-type="float">
            <text:p>0.06504300424609</text:p>
          </table:table-cell>
          <table:table-cell table:number-columns-repeated="2"/>
        </table:table-row>
        <table:table-row table:style-name="ro1">
          <table:table-cell office:value-type="float" office:value="0.0872843" calcext:value-type="float">
            <text:p>0.0872843</text:p>
          </table:table-cell>
          <table:table-cell office:value-type="float" office:value="0.393331" calcext:value-type="float">
            <text:p>0.393331</text:p>
          </table:table-cell>
          <table:table-cell table:formula="of:=[.A1121]*[.A1121]" office:value-type="float" office:value="0.00761854902649" calcext:value-type="float">
            <text:p>0.00761854902649</text:p>
          </table:table-cell>
          <table:table-cell table:formula="of:=([.A1121]-[.B1121])*([.A1121]-[.B1121])" office:value-type="float" office:value="0.09366458258089" calcext:value-type="float">
            <text:p>0.09366458258089</text:p>
          </table:table-cell>
          <table:table-cell table:number-columns-repeated="2"/>
        </table:table-row>
        <table:table-row table:style-name="ro1">
          <table:table-cell office:value-type="float" office:value="0.214724" calcext:value-type="float">
            <text:p>0.214724</text:p>
          </table:table-cell>
          <table:table-cell office:value-type="float" office:value="0.507928" calcext:value-type="float">
            <text:p>0.507928</text:p>
          </table:table-cell>
          <table:table-cell table:formula="of:=[.A1122]*[.A1122]" office:value-type="float" office:value="0.046106396176" calcext:value-type="float">
            <text:p>0.046106396176</text:p>
          </table:table-cell>
          <table:table-cell table:formula="of:=([.A1122]-[.B1122])*([.A1122]-[.B1122])" office:value-type="float" office:value="0.085968585616" calcext:value-type="float">
            <text:p>0.085968585616</text:p>
          </table:table-cell>
          <table:table-cell table:number-columns-repeated="2"/>
        </table:table-row>
        <table:table-row table:style-name="ro1">
          <table:table-cell office:value-type="float" office:value="0.257196" calcext:value-type="float">
            <text:p>0.257196</text:p>
          </table:table-cell>
          <table:table-cell office:value-type="float" office:value="0.492997" calcext:value-type="float">
            <text:p>0.492997</text:p>
          </table:table-cell>
          <table:table-cell table:formula="of:=[.A1123]*[.A1123]" office:value-type="float" office:value="0.066149782416" calcext:value-type="float">
            <text:p>0.066149782416</text:p>
          </table:table-cell>
          <table:table-cell table:formula="of:=([.A1123]-[.B1123])*([.A1123]-[.B1123])" office:value-type="float" office:value="0.055602111601" calcext:value-type="float">
            <text:p>0.055602111601</text:p>
          </table:table-cell>
          <table:table-cell table:number-columns-repeated="2"/>
        </table:table-row>
        <table:table-row table:style-name="ro1">
          <table:table-cell office:value-type="float" office:value="0.306519" calcext:value-type="float">
            <text:p>0.306519</text:p>
          </table:table-cell>
          <table:table-cell office:value-type="float" office:value="0.477784" calcext:value-type="float">
            <text:p>0.477784</text:p>
          </table:table-cell>
          <table:table-cell table:formula="of:=[.A1124]*[.A1124]" office:value-type="float" office:value="0.093953897361" calcext:value-type="float">
            <text:p>0.093953897361</text:p>
          </table:table-cell>
          <table:table-cell table:formula="of:=([.A1124]-[.B1124])*([.A1124]-[.B1124])" office:value-type="float" office:value="0.029331700225" calcext:value-type="float">
            <text:p>0.029331700225</text:p>
          </table:table-cell>
          <table:table-cell table:number-columns-repeated="2"/>
        </table:table-row>
        <table:table-row table:style-name="ro1">
          <table:table-cell office:value-type="float" office:value="0.471452" calcext:value-type="float">
            <text:p>0.471452</text:p>
          </table:table-cell>
          <table:table-cell office:value-type="float" office:value="0.711485" calcext:value-type="float">
            <text:p>0.711485</text:p>
          </table:table-cell>
          <table:table-cell table:formula="of:=[.A1125]*[.A1125]" office:value-type="float" office:value="0.222266988304" calcext:value-type="float">
            <text:p>0.222266988304</text:p>
          </table:table-cell>
          <table:table-cell table:formula="of:=([.A1125]-[.B1125])*([.A1125]-[.B1125])" office:value-type="float" office:value="0.057615841089" calcext:value-type="float">
            <text:p>0.057615841089</text:p>
          </table:table-cell>
          <table:table-cell table:number-columns-repeated="2"/>
        </table:table-row>
        <table:table-row table:style-name="ro1">
          <table:table-cell office:value-type="float" office:value="0.471452" calcext:value-type="float">
            <text:p>0.471452</text:p>
          </table:table-cell>
          <table:table-cell office:value-type="float" office:value="0.752934" calcext:value-type="float">
            <text:p>0.752934</text:p>
          </table:table-cell>
          <table:table-cell table:formula="of:=[.A1126]*[.A1126]" office:value-type="float" office:value="0.222266988304" calcext:value-type="float">
            <text:p>0.222266988304</text:p>
          </table:table-cell>
          <table:table-cell table:formula="of:=([.A1126]-[.B1126])*([.A1126]-[.B1126])" office:value-type="float" office:value="0.079232116324" calcext:value-type="float">
            <text:p>0.079232116324</text:p>
          </table:table-cell>
          <table:table-cell table:number-columns-repeated="2"/>
        </table:table-row>
        <table:table-row table:style-name="ro1">
          <table:table-cell office:value-type="float" office:value="0.515739" calcext:value-type="float">
            <text:p>0.515739</text:p>
          </table:table-cell>
          <table:table-cell office:value-type="float" office:value="0.774859" calcext:value-type="float">
            <text:p>0.774859</text:p>
          </table:table-cell>
          <table:table-cell table:formula="of:=[.A1127]*[.A1127]" office:value-type="float" office:value="0.265986716121" calcext:value-type="float">
            <text:p>0.265986716121</text:p>
          </table:table-cell>
          <table:table-cell table:formula="of:=([.A1127]-[.B1127])*([.A1127]-[.B1127])" office:value-type="float" office:value="0.0671431744" calcext:value-type="float">
            <text:p>0.0671431744</text:p>
          </table:table-cell>
          <table:table-cell table:number-columns-repeated="2"/>
        </table:table-row>
        <table:table-row table:style-name="ro1">
          <table:table-cell office:value-type="float" office:value="0.515739" calcext:value-type="float">
            <text:p>0.515739</text:p>
          </table:table-cell>
          <table:table-cell office:value-type="float" office:value="0.755591" calcext:value-type="float">
            <text:p>0.755591</text:p>
          </table:table-cell>
          <table:table-cell table:formula="of:=[.A1128]*[.A1128]" office:value-type="float" office:value="0.265986716121" calcext:value-type="float">
            <text:p>0.265986716121</text:p>
          </table:table-cell>
          <table:table-cell table:formula="of:=([.A1128]-[.B1128])*([.A1128]-[.B1128])" office:value-type="float" office:value="0.057528981904" calcext:value-type="float">
            <text:p>0.057528981904</text:p>
          </table:table-cell>
          <table:table-cell table:number-columns-repeated="2"/>
        </table:table-row>
        <table:table-row table:style-name="ro1">
          <table:table-cell office:value-type="float" office:value="0.943278" calcext:value-type="float">
            <text:p>0.943278</text:p>
          </table:table-cell>
          <table:table-cell office:value-type="float" office:value="0.8742" calcext:value-type="float">
            <text:p>0.8742</text:p>
          </table:table-cell>
          <table:table-cell table:formula="of:=[.A1129]*[.A1129]" office:value-type="float" office:value="0.889773385284" calcext:value-type="float">
            <text:p>0.889773385284</text:p>
          </table:table-cell>
          <table:table-cell table:formula="of:=([.A1129]-[.B1129])*([.A1129]-[.B1129])" office:value-type="float" office:value="0.004771770084" calcext:value-type="float">
            <text:p>0.004771770084</text:p>
          </table:table-cell>
          <table:table-cell table:number-columns-repeated="2"/>
        </table:table-row>
        <table:table-row table:style-name="ro1">
          <table:table-cell office:value-type="float" office:value="0.943277" calcext:value-type="float">
            <text:p>0.943277</text:p>
          </table:table-cell>
          <table:table-cell office:value-type="float" office:value="0.975206" calcext:value-type="float">
            <text:p>0.975206</text:p>
          </table:table-cell>
          <table:table-cell table:formula="of:=[.A1130]*[.A1130]" office:value-type="float" office:value="0.889771498729" calcext:value-type="float">
            <text:p>0.889771498729</text:p>
          </table:table-cell>
          <table:table-cell table:formula="of:=([.A1130]-[.B1130])*([.A1130]-[.B1130])" office:value-type="float" office:value="0.001019461041" calcext:value-type="float">
            <text:p>0.001019461041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50965" calcext:value-type="float">
            <text:p>0.950965</text:p>
          </table:table-cell>
          <table:table-cell table:formula="of:=[.A1131]*[.A1131]" office:value-type="float" office:value="0.999978000121" calcext:value-type="float">
            <text:p>0.999978000121</text:p>
          </table:table-cell>
          <table:table-cell table:formula="of:=([.A1131]-[.B1131])*([.A1131]-[.B1131])" office:value-type="float" office:value="0.00240335257600001" calcext:value-type="float">
            <text:p>0.00240335257600001</text:p>
          </table:table-cell>
          <table:table-cell table:number-columns-repeated="2"/>
        </table:table-row>
        <table:table-row table:style-name="ro1">
          <table:table-cell office:value-type="float" office:value="0.999988" calcext:value-type="float">
            <text:p>0.999988</text:p>
          </table:table-cell>
          <table:table-cell office:value-type="float" office:value="0.999997" calcext:value-type="float">
            <text:p>0.999997</text:p>
          </table:table-cell>
          <table:table-cell table:formula="of:=[.A1132]*[.A1132]" office:value-type="float" office:value="0.999976000144" calcext:value-type="float">
            <text:p>0.999976000144</text:p>
          </table:table-cell>
          <table:table-cell table:formula="of:=([.A1132]-[.B1132])*([.A1132]-[.B1132])" office:value-type="float" office:value="0.000000000081" calcext:value-type="float">
            <text:p>8.10000000006616E-11</text:p>
          </table:table-cell>
          <table:table-cell table:number-columns-repeated="2"/>
        </table:table-row>
        <table:table-row table:style-name="ro1">
          <table:table-cell office:value-type="float" office:value="0.0000327229" calcext:value-type="float">
            <text:p>0.0000327229</text:p>
          </table:table-cell>
          <table:table-cell office:value-type="float" office:value="0.000000000160757" calcext:value-type="float">
            <text:p>1.60757E-10</text:p>
          </table:table-cell>
          <table:table-cell table:formula="of:=[.A1133]*[.A1133]" office:value-type="float" office:value="0.00000000107078818441" calcext:value-type="float">
            <text:p>1.07078818441E-09</text:p>
          </table:table-cell>
          <table:table-cell table:formula="of:=([.A1133]-[.B1133])*([.A1133]-[.B1133])" office:value-type="float" office:value="0.00000000107077766357" calcext:value-type="float">
            <text:p>1.07077766356537E-09</text:p>
          </table:table-cell>
          <table:table-cell table:number-columns-repeated="2"/>
        </table:table-row>
        <table:table-row table:style-name="ro1">
          <table:table-cell office:value-type="float" office:value="0.0000327229" calcext:value-type="float">
            <text:p>0.0000327229</text:p>
          </table:table-cell>
          <table:table-cell office:value-type="float" office:value="0.000432955" calcext:value-type="float">
            <text:p>0.000432955</text:p>
          </table:table-cell>
          <table:table-cell table:formula="of:=[.A1134]*[.A1134]" office:value-type="float" office:value="0.00000000107078818441" calcext:value-type="float">
            <text:p>1.07078818441E-09</text:p>
          </table:table-cell>
          <table:table-cell table:formula="of:=([.A1134]-[.B1134])*([.A1134]-[.B1134])" office:value-type="float" office:value="0.00000016018573387041" calcext:value-type="float">
            <text:p>1.6018573387041E-07</text:p>
          </table:table-cell>
          <table:table-cell table:number-columns-repeated="2"/>
        </table:table-row>
        <table:table-row table:style-name="ro1">
          <table:table-cell office:value-type="float" office:value="0.0000327229" calcext:value-type="float">
            <text:p>0.0000327229</text:p>
          </table:table-cell>
          <table:table-cell office:value-type="float" office:value="0.00366099" calcext:value-type="float">
            <text:p>0.00366099</text:p>
          </table:table-cell>
          <table:table-cell table:formula="of:=[.A1135]*[.A1135]" office:value-type="float" office:value="0.00000000107078818441" calcext:value-type="float">
            <text:p>1.07078818441E-09</text:p>
          </table:table-cell>
          <table:table-cell table:formula="of:=([.A1135]-[.B1135])*([.A1135]-[.B1135])" office:value-type="float" office:value="0.0000131643221489424" calcext:value-type="float">
            <text:p>1.31643221489424E-05</text:p>
          </table:table-cell>
          <table:table-cell table:number-columns-repeated="2"/>
        </table:table-row>
        <table:table-row table:style-name="ro1">
          <table:table-cell office:value-type="float" office:value="0.00000464916" calcext:value-type="float">
            <text:p>0.00000464916</text:p>
          </table:table-cell>
          <table:table-cell office:value-type="float" office:value="0.00668493" calcext:value-type="float">
            <text:p>0.00668493</text:p>
          </table:table-cell>
          <table:table-cell table:formula="of:=[.A1136]*[.A1136]" office:value-type="float" office:value="0.00000000002161468871" calcext:value-type="float">
            <text:p>2.16146887056E-11</text:p>
          </table:table-cell>
          <table:table-cell table:formula="of:=([.A1136]-[.B1136])*([.A1136]-[.B1136])" office:value-type="float" office:value="0.0000446261521012711" calcext:value-type="float">
            <text:p>4.46261521012711E-05</text:p>
          </table:table-cell>
          <table:table-cell table:number-columns-repeated="2"/>
        </table:table-row>
        <table:table-row table:style-name="ro1">
          <table:table-cell office:value-type="float" office:value="0.00000709295" calcext:value-type="float">
            <text:p>0.00000709295</text:p>
          </table:table-cell>
          <table:table-cell office:value-type="float" office:value="0.066602" calcext:value-type="float">
            <text:p>0.066602</text:p>
          </table:table-cell>
          <table:table-cell table:formula="of:=[.A1137]*[.A1137]" office:value-type="float" office:value="0.0000000000503099397" calcext:value-type="float">
            <text:p>5.03099397025E-11</text:p>
          </table:table-cell>
          <table:table-cell table:formula="of:=([.A1137]-[.B1137])*([.A1137]-[.B1137])" office:value-type="float" office:value="0.00443488164499814" calcext:value-type="float">
            <text:p>0.00443488164499814</text:p>
          </table:table-cell>
          <table:table-cell table:number-columns-repeated="2"/>
        </table:table-row>
        <table:table-row table:style-name="ro1">
          <table:table-cell office:value-type="float" office:value="0.0000133514" calcext:value-type="float">
            <text:p>0.0000133514</text:p>
          </table:table-cell>
          <table:table-cell office:value-type="float" office:value="0.0174875" calcext:value-type="float">
            <text:p>0.0174875</text:p>
          </table:table-cell>
          <table:table-cell table:formula="of:=[.A1138]*[.A1138]" office:value-type="float" office:value="0.00000000017825988196" calcext:value-type="float">
            <text:p>1.7825988196E-10</text:p>
          </table:table-cell>
          <table:table-cell table:formula="of:=([.A1138]-[.B1138])*([.A1138]-[.B1138])" office:value-type="float" office:value="0.000305345869294882" calcext:value-type="float">
            <text:p>0.000305345869294882</text:p>
          </table:table-cell>
          <table:table-cell table:number-columns-repeated="2"/>
        </table:table-row>
        <table:table-row table:style-name="ro1">
          <table:table-cell office:value-type="float" office:value="0.0000133514" calcext:value-type="float">
            <text:p>0.0000133514</text:p>
          </table:table-cell>
          <table:table-cell office:value-type="float" office:value="0.0112399" calcext:value-type="float">
            <text:p>0.0112399</text:p>
          </table:table-cell>
          <table:table-cell table:formula="of:=[.A1139]*[.A1139]" office:value-type="float" office:value="0.00000000017825988196" calcext:value-type="float">
            <text:p>1.7825988196E-10</text:p>
          </table:table-cell>
          <table:table-cell table:formula="of:=([.A1139]-[.B1139])*([.A1139]-[.B1139])" office:value-type="float" office:value="0.000126035393468162" calcext:value-type="float">
            <text:p>0.000126035393468162</text:p>
          </table:table-cell>
          <table:table-cell table:number-columns-repeated="2"/>
        </table:table-row>
        <table:table-row table:style-name="ro1">
          <table:table-cell office:value-type="float" office:value="0.0000192523" calcext:value-type="float">
            <text:p>0.0000192523</text:p>
          </table:table-cell>
          <table:table-cell office:value-type="float" office:value="0.00309607" calcext:value-type="float">
            <text:p>0.00309607</text:p>
          </table:table-cell>
          <table:table-cell table:formula="of:=[.A1140]*[.A1140]" office:value-type="float" office:value="0.00000000037065105529" calcext:value-type="float">
            <text:p>3.7065105529E-10</text:p>
          </table:table-cell>
          <table:table-cell table:formula="of:=([.A1140]-[.B1140])*([.A1140]-[.B1140])" office:value-type="float" office:value="0.00000946680715903329" calcext:value-type="float">
            <text:p>9.46680715903329E-06</text:p>
          </table:table-cell>
          <table:table-cell table:number-columns-repeated="2"/>
        </table:table-row>
        <table:table-row table:style-name="ro1">
          <table:table-cell office:value-type="float" office:value="0.0000263453" calcext:value-type="float">
            <text:p>0.0000263453</text:p>
          </table:table-cell>
          <table:table-cell office:value-type="float" office:value="0.0224726" calcext:value-type="float">
            <text:p>0.0224726</text:p>
          </table:table-cell>
          <table:table-cell table:formula="of:=[.A1141]*[.A1141]" office:value-type="float" office:value="0.00000000069407483209" calcext:value-type="float">
            <text:p>6.9407483209E-10</text:p>
          </table:table-cell>
          <table:table-cell table:formula="of:=([.A1141]-[.B1141])*([.A1141]-[.B1141])" office:value-type="float" office:value="0.000503834350057272" calcext:value-type="float">
            <text:p>0.000503834350057272</text:p>
          </table:table-cell>
          <table:table-cell table:number-columns-repeated="2"/>
        </table:table-row>
        <table:table-row table:style-name="ro1">
          <table:table-cell office:value-type="float" office:value="0.0000107288" calcext:value-type="float">
            <text:p>0.0000107288</text:p>
          </table:table-cell>
          <table:table-cell office:value-type="float" office:value="0.00283385" calcext:value-type="float">
            <text:p>0.00283385</text:p>
          </table:table-cell>
          <table:table-cell table:formula="of:=[.A1142]*[.A1142]" office:value-type="float" office:value="0.00000000011510714944" calcext:value-type="float">
            <text:p>1.1510714944E-10</text:p>
          </table:table-cell>
          <table:table-cell table:formula="of:=([.A1142]-[.B1142])*([.A1142]-[.B1142])" office:value-type="float" office:value="0.00000797001330988944" calcext:value-type="float">
            <text:p>7.97001330988944E-06</text:p>
          </table:table-cell>
          <table:table-cell table:number-columns-repeated="2"/>
        </table:table-row>
        <table:table-row table:style-name="ro1">
          <table:table-cell office:value-type="float" office:value="0.0000267625" calcext:value-type="float">
            <text:p>0.0000267625</text:p>
          </table:table-cell>
          <table:table-cell office:value-type="float" office:value="0.00376595" calcext:value-type="float">
            <text:p>0.00376595</text:p>
          </table:table-cell>
          <table:table-cell table:formula="of:=[.A1143]*[.A1143]" office:value-type="float" office:value="0.00000000071623140625" calcext:value-type="float">
            <text:p>7.1623140625E-10</text:p>
          </table:table-cell>
          <table:table-cell table:formula="of:=([.A1143]-[.B1143])*([.A1143]-[.B1143])" office:value-type="float" office:value="0.0000139815231601563" calcext:value-type="float">
            <text:p>1.39815231601563E-05</text:p>
          </table:table-cell>
          <table:table-cell table:number-columns-repeated="2"/>
        </table:table-row>
        <table:table-row table:style-name="ro1">
          <table:table-cell office:value-type="float" office:value="0.000296175" calcext:value-type="float">
            <text:p>0.000296175</text:p>
          </table:table-cell>
          <table:table-cell office:value-type="float" office:value="0.0195227" calcext:value-type="float">
            <text:p>0.0195227</text:p>
          </table:table-cell>
          <table:table-cell table:formula="of:=[.A1144]*[.A1144]" office:value-type="float" office:value="0.000000087719630625" calcext:value-type="float">
            <text:p>8.7719630625E-08</text:p>
          </table:table-cell>
          <table:table-cell table:formula="of:=([.A1144]-[.B1144])*([.A1144]-[.B1144])" office:value-type="float" office:value="0.000369659263575625" calcext:value-type="float">
            <text:p>0.000369659263575625</text:p>
          </table:table-cell>
          <table:table-cell table:number-columns-repeated="2"/>
        </table:table-row>
        <table:table-row table:style-name="ro1">
          <table:table-cell office:value-type="float" office:value="0.000406563" calcext:value-type="float">
            <text:p>0.000406563</text:p>
          </table:table-cell>
          <table:table-cell office:value-type="float" office:value="0.0146756" calcext:value-type="float">
            <text:p>0.0146756</text:p>
          </table:table-cell>
          <table:table-cell table:formula="of:=[.A1145]*[.A1145]" office:value-type="float" office:value="0.000000165293472969" calcext:value-type="float">
            <text:p>1.65293472969E-07</text:p>
          </table:table-cell>
          <table:table-cell table:formula="of:=([.A1145]-[.B1145])*([.A1145]-[.B1145])" office:value-type="float" office:value="0.000203605416907369" calcext:value-type="float">
            <text:p>0.000203605416907369</text:p>
          </table:table-cell>
          <table:table-cell table:number-columns-repeated="2"/>
        </table:table-row>
        <table:table-row table:style-name="ro1">
          <table:table-cell office:value-type="float" office:value="0.0018515" calcext:value-type="float">
            <text:p>0.0018515</text:p>
          </table:table-cell>
          <table:table-cell office:value-type="float" office:value="0.0147812" calcext:value-type="float">
            <text:p>0.0147812</text:p>
          </table:table-cell>
          <table:table-cell table:formula="of:=[.A1146]*[.A1146]" office:value-type="float" office:value="0.00000342805225" calcext:value-type="float">
            <text:p>0.00000342805225</text:p>
          </table:table-cell>
          <table:table-cell table:formula="of:=([.A1146]-[.B1146])*([.A1146]-[.B1146])" office:value-type="float" office:value="0.00016717714209" calcext:value-type="float">
            <text:p>0.00016717714209</text:p>
          </table:table-cell>
          <table:table-cell table:number-columns-repeated="2"/>
        </table:table-row>
        <table:table-row table:style-name="ro1">
          <table:table-cell office:value-type="float" office:value="0.00169575" calcext:value-type="float">
            <text:p>0.00169575</text:p>
          </table:table-cell>
          <table:table-cell office:value-type="float" office:value="0.00953587" calcext:value-type="float">
            <text:p>0.00953587</text:p>
          </table:table-cell>
          <table:table-cell table:formula="of:=[.A1147]*[.A1147]" office:value-type="float" office:value="0.0000028755680625" calcext:value-type="float">
            <text:p>0.0000028755680625</text:p>
          </table:table-cell>
          <table:table-cell table:formula="of:=([.A1147]-[.B1147])*([.A1147]-[.B1147])" office:value-type="float" office:value="0.0000614674816144" calcext:value-type="float">
            <text:p>0.0000614674816144</text:p>
          </table:table-cell>
          <table:table-cell table:number-columns-repeated="2"/>
        </table:table-row>
        <table:table-row table:style-name="ro1">
          <table:table-cell office:value-type="float" office:value="0.00572318" calcext:value-type="float">
            <text:p>0.00572318</text:p>
          </table:table-cell>
          <table:table-cell office:value-type="float" office:value="0.00488562" calcext:value-type="float">
            <text:p>0.00488562</text:p>
          </table:table-cell>
          <table:table-cell table:formula="of:=[.A1148]*[.A1148]" office:value-type="float" office:value="0.0000327547893124" calcext:value-type="float">
            <text:p>0.0000327547893124</text:p>
          </table:table-cell>
          <table:table-cell table:formula="of:=([.A1148]-[.B1148])*([.A1148]-[.B1148])" office:value-type="float" office:value="0.0000007015067536" calcext:value-type="float">
            <text:p>0.0000007015067536</text:p>
          </table:table-cell>
          <table:table-cell table:number-columns-repeated="2"/>
        </table:table-row>
        <table:table-row table:style-name="ro1">
          <table:table-cell office:value-type="float" office:value="0.00572318" calcext:value-type="float">
            <text:p>0.00572318</text:p>
          </table:table-cell>
          <table:table-cell office:value-type="float" office:value="0.0496406" calcext:value-type="float">
            <text:p>0.0496406</text:p>
          </table:table-cell>
          <table:table-cell table:formula="of:=[.A1149]*[.A1149]" office:value-type="float" office:value="0.0000327547893124" calcext:value-type="float">
            <text:p>0.0000327547893124</text:p>
          </table:table-cell>
          <table:table-cell table:formula="of:=([.A1149]-[.B1149])*([.A1149]-[.B1149])" office:value-type="float" office:value="0.0019287397794564" calcext:value-type="float">
            <text:p>0.0019287397794564</text:p>
          </table:table-cell>
          <table:table-cell table:number-columns-repeated="2"/>
        </table:table-row>
        <table:table-row table:style-name="ro1">
          <table:table-cell office:value-type="float" office:value="0.00647849" calcext:value-type="float">
            <text:p>0.00647849</text:p>
          </table:table-cell>
          <table:table-cell office:value-type="float" office:value="0.197634" calcext:value-type="float">
            <text:p>0.197634</text:p>
          </table:table-cell>
          <table:table-cell table:formula="of:=[.A1150]*[.A1150]" office:value-type="float" office:value="0.0000419708326801" calcext:value-type="float">
            <text:p>0.0000419708326801</text:p>
          </table:table-cell>
          <table:table-cell table:formula="of:=([.A1150]-[.B1150])*([.A1150]-[.B1150])" office:value-type="float" office:value="0.0365404290033601" calcext:value-type="float">
            <text:p>0.0365404290033601</text:p>
          </table:table-cell>
          <table:table-cell table:number-columns-repeated="2"/>
        </table:table-row>
        <table:table-row table:style-name="ro1">
          <table:table-cell office:value-type="float" office:value="0.0205278" calcext:value-type="float">
            <text:p>0.0205278</text:p>
          </table:table-cell>
          <table:table-cell office:value-type="float" office:value="0.113098" calcext:value-type="float">
            <text:p>0.113098</text:p>
          </table:table-cell>
          <table:table-cell table:formula="of:=[.A1151]*[.A1151]" office:value-type="float" office:value="0.00042139057284" calcext:value-type="float">
            <text:p>0.00042139057284</text:p>
          </table:table-cell>
          <table:table-cell table:formula="of:=([.A1151]-[.B1151])*([.A1151]-[.B1151])" office:value-type="float" office:value="0.00856924192804" calcext:value-type="float">
            <text:p>0.00856924192804</text:p>
          </table:table-cell>
          <table:table-cell table:number-columns-repeated="2"/>
        </table:table-row>
        <table:table-row table:style-name="ro1">
          <table:table-cell office:value-type="float" office:value="0.0205278" calcext:value-type="float">
            <text:p>0.0205278</text:p>
          </table:table-cell>
          <table:table-cell office:value-type="float" office:value="0.114358" calcext:value-type="float">
            <text:p>0.114358</text:p>
          </table:table-cell>
          <table:table-cell table:formula="of:=[.A1152]*[.A1152]" office:value-type="float" office:value="0.00042139057284" calcext:value-type="float">
            <text:p>0.00042139057284</text:p>
          </table:table-cell>
          <table:table-cell table:formula="of:=([.A1152]-[.B1152])*([.A1152]-[.B1152])" office:value-type="float" office:value="0.00880410643204" calcext:value-type="float">
            <text:p>0.00880410643204</text:p>
          </table:table-cell>
          <table:table-cell table:number-columns-repeated="2"/>
        </table:table-row>
        <table:table-row table:style-name="ro1">
          <table:table-cell office:value-type="float" office:value="0.0204861" calcext:value-type="float">
            <text:p>0.0204861</text:p>
          </table:table-cell>
          <table:table-cell office:value-type="float" office:value="0.109058" calcext:value-type="float">
            <text:p>0.109058</text:p>
          </table:table-cell>
          <table:table-cell table:formula="of:=[.A1153]*[.A1153]" office:value-type="float" office:value="0.00041968029321" calcext:value-type="float">
            <text:p>0.00041968029321</text:p>
          </table:table-cell>
          <table:table-cell table:formula="of:=([.A1153]-[.B1153])*([.A1153]-[.B1153])" office:value-type="float" office:value="0.00784498146961" calcext:value-type="float">
            <text:p>0.00784498146961</text:p>
          </table:table-cell>
          <table:table-cell table:number-columns-repeated="2"/>
        </table:table-row>
        <table:table-row table:style-name="ro1">
          <table:table-cell office:value-type="float" office:value="0.0833052" calcext:value-type="float">
            <text:p>0.0833052</text:p>
          </table:table-cell>
          <table:table-cell office:value-type="float" office:value="0.229547" calcext:value-type="float">
            <text:p>0.229547</text:p>
          </table:table-cell>
          <table:table-cell table:formula="of:=[.A1154]*[.A1154]" office:value-type="float" office:value="0.00693975634704" calcext:value-type="float">
            <text:p>0.00693975634704</text:p>
          </table:table-cell>
          <table:table-cell table:formula="of:=([.A1154]-[.B1154])*([.A1154]-[.B1154])" office:value-type="float" office:value="0.02138666406724" calcext:value-type="float">
            <text:p>0.02138666406724</text:p>
          </table:table-cell>
          <table:table-cell table:number-columns-repeated="2"/>
        </table:table-row>
        <table:table-row table:style-name="ro1">
          <table:table-cell office:value-type="float" office:value="0.0833052" calcext:value-type="float">
            <text:p>0.0833052</text:p>
          </table:table-cell>
          <table:table-cell office:value-type="float" office:value="0.0740515" calcext:value-type="float">
            <text:p>0.0740515</text:p>
          </table:table-cell>
          <table:table-cell table:formula="of:=[.A1155]*[.A1155]" office:value-type="float" office:value="0.00693975634704" calcext:value-type="float">
            <text:p>0.00693975634704</text:p>
          </table:table-cell>
          <table:table-cell table:formula="of:=([.A1155]-[.B1155])*([.A1155]-[.B1155])" office:value-type="float" office:value="0.0000856309636899998" calcext:value-type="float">
            <text:p>0.0000856309636899998</text:p>
          </table:table-cell>
          <table:table-cell table:number-columns-repeated="2"/>
        </table:table-row>
        <table:table-row table:style-name="ro1">
          <table:table-cell office:value-type="float" office:value="0.193969" calcext:value-type="float">
            <text:p>0.193969</text:p>
          </table:table-cell>
          <table:table-cell office:value-type="float" office:value="0.127065" calcext:value-type="float">
            <text:p>0.127065</text:p>
          </table:table-cell>
          <table:table-cell table:formula="of:=[.A1156]*[.A1156]" office:value-type="float" office:value="0.037623972961" calcext:value-type="float">
            <text:p>0.037623972961</text:p>
          </table:table-cell>
          <table:table-cell table:formula="of:=([.A1156]-[.B1156])*([.A1156]-[.B1156])" office:value-type="float" office:value="0.004476145216" calcext:value-type="float">
            <text:p>0.004476145216</text:p>
          </table:table-cell>
          <table:table-cell table:number-columns-repeated="2"/>
        </table:table-row>
        <table:table-row table:style-name="ro1">
          <table:table-cell office:value-type="float" office:value="0.193969" calcext:value-type="float">
            <text:p>0.193969</text:p>
          </table:table-cell>
          <table:table-cell office:value-type="float" office:value="0.127713" calcext:value-type="float">
            <text:p>0.127713</text:p>
          </table:table-cell>
          <table:table-cell table:formula="of:=[.A1157]*[.A1157]" office:value-type="float" office:value="0.037623972961" calcext:value-type="float">
            <text:p>0.037623972961</text:p>
          </table:table-cell>
          <table:table-cell table:formula="of:=([.A1157]-[.B1157])*([.A1157]-[.B1157])" office:value-type="float" office:value="0.004389857536" calcext:value-type="float">
            <text:p>0.004389857536</text:p>
          </table:table-cell>
          <table:table-cell table:number-columns-repeated="2"/>
        </table:table-row>
        <table:table-row table:style-name="ro1">
          <table:table-cell office:value-type="float" office:value="0.221978" calcext:value-type="float">
            <text:p>0.221978</text:p>
          </table:table-cell>
          <table:table-cell office:value-type="float" office:value="0.182991" calcext:value-type="float">
            <text:p>0.182991</text:p>
          </table:table-cell>
          <table:table-cell table:formula="of:=[.A1158]*[.A1158]" office:value-type="float" office:value="0.049274232484" calcext:value-type="float">
            <text:p>0.049274232484</text:p>
          </table:table-cell>
          <table:table-cell table:formula="of:=([.A1158]-[.B1158])*([.A1158]-[.B1158])" office:value-type="float" office:value="0.001519986169" calcext:value-type="float">
            <text:p>0.001519986169</text:p>
          </table:table-cell>
          <table:table-cell table:number-columns-repeated="2"/>
        </table:table-row>
        <table:table-row table:style-name="ro1">
          <table:table-cell office:value-type="float" office:value="0.2749" calcext:value-type="float">
            <text:p>0.2749</text:p>
          </table:table-cell>
          <table:table-cell office:value-type="float" office:value="0.321835" calcext:value-type="float">
            <text:p>0.321835</text:p>
          </table:table-cell>
          <table:table-cell table:formula="of:=[.A1159]*[.A1159]" office:value-type="float" office:value="0.07557001" calcext:value-type="float">
            <text:p>0.07557001</text:p>
          </table:table-cell>
          <table:table-cell table:formula="of:=([.A1159]-[.B1159])*([.A1159]-[.B1159])" office:value-type="float" office:value="0.002202894225" calcext:value-type="float">
            <text:p>0.002202894225</text:p>
          </table:table-cell>
          <table:table-cell table:number-columns-repeated="2"/>
        </table:table-row>
        <table:table-row table:style-name="ro1">
          <table:table-cell office:value-type="float" office:value="0.2749" calcext:value-type="float">
            <text:p>0.2749</text:p>
          </table:table-cell>
          <table:table-cell office:value-type="float" office:value="0.334472" calcext:value-type="float">
            <text:p>0.334472</text:p>
          </table:table-cell>
          <table:table-cell table:formula="of:=[.A1160]*[.A1160]" office:value-type="float" office:value="0.07557001" calcext:value-type="float">
            <text:p>0.07557001</text:p>
          </table:table-cell>
          <table:table-cell table:formula="of:=([.A1160]-[.B1160])*([.A1160]-[.B1160])" office:value-type="float" office:value="0.003548823184" calcext:value-type="float">
            <text:p>0.003548823184</text:p>
          </table:table-cell>
          <table:table-cell table:number-columns-repeated="2"/>
        </table:table-row>
        <table:table-row table:style-name="ro1">
          <table:table-cell office:value-type="float" office:value="0.295011" calcext:value-type="float">
            <text:p>0.295011</text:p>
          </table:table-cell>
          <table:table-cell office:value-type="float" office:value="0.456244" calcext:value-type="float">
            <text:p>0.456244</text:p>
          </table:table-cell>
          <table:table-cell table:formula="of:=[.A1161]*[.A1161]" office:value-type="float" office:value="0.087031490121" calcext:value-type="float">
            <text:p>0.087031490121</text:p>
          </table:table-cell>
          <table:table-cell table:formula="of:=([.A1161]-[.B1161])*([.A1161]-[.B1161])" office:value-type="float" office:value="0.025996080289" calcext:value-type="float">
            <text:p>0.025996080289</text:p>
          </table:table-cell>
          <table:table-cell table:number-columns-repeated="2"/>
        </table:table-row>
        <table:table-row table:style-name="ro1">
          <table:table-cell office:value-type="float" office:value="0.30067" calcext:value-type="float">
            <text:p>0.30067</text:p>
          </table:table-cell>
          <table:table-cell office:value-type="float" office:value="0.529519" calcext:value-type="float">
            <text:p>0.529519</text:p>
          </table:table-cell>
          <table:table-cell table:formula="of:=[.A1162]*[.A1162]" office:value-type="float" office:value="0.0904024489" calcext:value-type="float">
            <text:p>0.0904024489</text:p>
          </table:table-cell>
          <table:table-cell table:formula="of:=([.A1162]-[.B1162])*([.A1162]-[.B1162])" office:value-type="float" office:value="0.052371864801" calcext:value-type="float">
            <text:p>0.052371864801</text:p>
          </table:table-cell>
          <table:table-cell table:number-columns-repeated="2"/>
        </table:table-row>
        <table:table-row table:style-name="ro1">
          <table:table-cell office:value-type="float" office:value="0.30067" calcext:value-type="float">
            <text:p>0.30067</text:p>
          </table:table-cell>
          <table:table-cell office:value-type="float" office:value="0.552871" calcext:value-type="float">
            <text:p>0.552871</text:p>
          </table:table-cell>
          <table:table-cell table:formula="of:=[.A1163]*[.A1163]" office:value-type="float" office:value="0.0904024489" calcext:value-type="float">
            <text:p>0.0904024489</text:p>
          </table:table-cell>
          <table:table-cell table:formula="of:=([.A1163]-[.B1163])*([.A1163]-[.B1163])" office:value-type="float" office:value="0.063605344401" calcext:value-type="float">
            <text:p>0.063605344401</text:p>
          </table:table-cell>
          <table:table-cell table:number-columns-repeated="2"/>
        </table:table-row>
        <table:table-row table:style-name="ro1">
          <table:table-cell office:value-type="float" office:value="0.381279" calcext:value-type="float">
            <text:p>0.381279</text:p>
          </table:table-cell>
          <table:table-cell office:value-type="float" office:value="0.623568" calcext:value-type="float">
            <text:p>0.623568</text:p>
          </table:table-cell>
          <table:table-cell table:formula="of:=[.A1164]*[.A1164]" office:value-type="float" office:value="0.145373675841" calcext:value-type="float">
            <text:p>0.145373675841</text:p>
          </table:table-cell>
          <table:table-cell table:formula="of:=([.A1164]-[.B1164])*([.A1164]-[.B1164])" office:value-type="float" office:value="0.058703959521" calcext:value-type="float">
            <text:p>0.058703959521</text:p>
          </table:table-cell>
          <table:table-cell table:number-columns-repeated="2"/>
        </table:table-row>
        <table:table-row table:style-name="ro1">
          <table:table-cell office:value-type="float" office:value="0.793565" calcext:value-type="float">
            <text:p>0.793565</text:p>
          </table:table-cell>
          <table:table-cell office:value-type="float" office:value="0.725289" calcext:value-type="float">
            <text:p>0.725289</text:p>
          </table:table-cell>
          <table:table-cell table:formula="of:=[.A1165]*[.A1165]" office:value-type="float" office:value="0.629745409225" calcext:value-type="float">
            <text:p>0.629745409225</text:p>
          </table:table-cell>
          <table:table-cell table:formula="of:=([.A1165]-[.B1165])*([.A1165]-[.B1165])" office:value-type="float" office:value="0.004661612176" calcext:value-type="float">
            <text:p>0.004661612176</text:p>
          </table:table-cell>
          <table:table-cell table:number-columns-repeated="2"/>
        </table:table-row>
        <table:table-row table:style-name="ro1">
          <table:table-cell office:value-type="float" office:value="0.793565" calcext:value-type="float">
            <text:p>0.793565</text:p>
          </table:table-cell>
          <table:table-cell office:value-type="float" office:value="0.760315" calcext:value-type="float">
            <text:p>0.760315</text:p>
          </table:table-cell>
          <table:table-cell table:formula="of:=[.A1166]*[.A1166]" office:value-type="float" office:value="0.629745409225" calcext:value-type="float">
            <text:p>0.629745409225</text:p>
          </table:table-cell>
          <table:table-cell table:formula="of:=([.A1166]-[.B1166])*([.A1166]-[.B1166])" office:value-type="float" office:value="0.0011055625" calcext:value-type="float">
            <text:p>0.0011055625</text:p>
          </table:table-cell>
          <table:table-cell table:number-columns-repeated="2"/>
        </table:table-row>
        <table:table-row table:style-name="ro1">
          <table:table-cell office:value-type="float" office:value="0.793565" calcext:value-type="float">
            <text:p>0.793565</text:p>
          </table:table-cell>
          <table:table-cell office:value-type="float" office:value="0.795945" calcext:value-type="float">
            <text:p>0.795945</text:p>
          </table:table-cell>
          <table:table-cell table:formula="of:=[.A1167]*[.A1167]" office:value-type="float" office:value="0.629745409225" calcext:value-type="float">
            <text:p>0.629745409225</text:p>
          </table:table-cell>
          <table:table-cell table:formula="of:=([.A1167]-[.B1167])*([.A1167]-[.B1167])" office:value-type="float" office:value="0.00000566440000000023" calcext:value-type="float">
            <text:p>5.66440000000023E-06</text:p>
          </table:table-cell>
          <table:table-cell table:number-columns-repeated="2"/>
        </table:table-row>
        <table:table-row table:style-name="ro1">
          <table:table-cell office:value-type="float" office:value="0.954454" calcext:value-type="float">
            <text:p>0.954454</text:p>
          </table:table-cell>
          <table:table-cell office:value-type="float" office:value="0.880065" calcext:value-type="float">
            <text:p>0.880065</text:p>
          </table:table-cell>
          <table:table-cell table:formula="of:=[.A1168]*[.A1168]" office:value-type="float" office:value="0.910982438116" calcext:value-type="float">
            <text:p>0.910982438116</text:p>
          </table:table-cell>
          <table:table-cell table:formula="of:=([.A1168]-[.B1168])*([.A1168]-[.B1168])" office:value-type="float" office:value="0.00553372332100001" calcext:value-type="float">
            <text:p>0.00553372332100001</text:p>
          </table:table-cell>
          <table:table-cell table:number-columns-repeated="2"/>
        </table:table-row>
        <table:table-row table:style-name="ro1">
          <table:table-cell office:value-type="float" office:value="0.954454" calcext:value-type="float">
            <text:p>0.954454</text:p>
          </table:table-cell>
          <table:table-cell office:value-type="float" office:value="0.906532" calcext:value-type="float">
            <text:p>0.906532</text:p>
          </table:table-cell>
          <table:table-cell table:formula="of:=[.A1169]*[.A1169]" office:value-type="float" office:value="0.910982438116" calcext:value-type="float">
            <text:p>0.910982438116</text:p>
          </table:table-cell>
          <table:table-cell table:formula="of:=([.A1169]-[.B1169])*([.A1169]-[.B1169])" office:value-type="float" office:value="0.002296518084" calcext:value-type="float">
            <text:p>0.002296518084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87011" calcext:value-type="float">
            <text:p>0.987011</text:p>
          </table:table-cell>
          <table:table-cell table:formula="of:=[.A1170]*[.A1170]" office:value-type="float" office:value="0.9999800001" calcext:value-type="float">
            <text:p>0.9999800001</text:p>
          </table:table-cell>
          <table:table-cell table:formula="of:=([.A1170]-[.B1170])*([.A1170]-[.B1170])" office:value-type="float" office:value="0.000168454441000002" calcext:value-type="float">
            <text:p>0.000168454441000002</text:p>
          </table:table-cell>
          <table:table-cell table:number-columns-repeated="2"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99997" calcext:value-type="float">
            <text:p>0.999997</text:p>
          </table:table-cell>
          <table:table-cell table:formula="of:=[.A1171]*[.A1171]" office:value-type="float" office:value="0.999982000081" calcext:value-type="float">
            <text:p>0.999982000081</text:p>
          </table:table-cell>
          <table:table-cell table:formula="of:=([.A1171]-[.B1171])*([.A1171]-[.B1171])" office:value-type="float" office:value="0.000000000036" calcext:value-type="float">
            <text:p>3.60000000007381E-11</text:p>
          </table:table-cell>
          <table:table-cell table:number-columns-repeated="2"/>
        </table:table-row>
        <table:table-row table:style-name="ro1">
          <table:table-cell office:value-type="float" office:value="0.0000786185" calcext:value-type="float">
            <text:p>0.0000786185</text:p>
          </table:table-cell>
          <table:table-cell office:value-type="float" office:value="0.00000172284" calcext:value-type="float">
            <text:p>0.00000172284</text:p>
          </table:table-cell>
          <table:table-cell table:formula="of:=[.A1172]*[.A1172]" office:value-type="float" office:value="0.00000000618086854225" calcext:value-type="float">
            <text:p>6.18086854225E-09</text:p>
          </table:table-cell>
          <table:table-cell table:formula="of:=([.A1172]-[.B1172])*([.A1172]-[.B1172])" office:value-type="float" office:value="0.00000000591294252684" calcext:value-type="float">
            <text:p>5.9129425268356E-09</text:p>
          </table:table-cell>
          <table:table-cell table:number-columns-repeated="2"/>
        </table:table-row>
        <table:table-row table:style-name="ro1">
          <table:table-cell office:value-type="float" office:value="0.0000786185" calcext:value-type="float">
            <text:p>0.0000786185</text:p>
          </table:table-cell>
          <table:table-cell office:value-type="float" office:value="0.00102723" calcext:value-type="float">
            <text:p>0.00102723</text:p>
          </table:table-cell>
          <table:table-cell table:formula="of:=[.A1173]*[.A1173]" office:value-type="float" office:value="0.00000000618086854225" calcext:value-type="float">
            <text:p>6.18086854225E-09</text:p>
          </table:table-cell>
          <table:table-cell table:formula="of:=([.A1173]-[.B1173])*([.A1173]-[.B1173])" office:value-type="float" office:value="0.00000089986377793225" calcext:value-type="float">
            <text:p>8.9986377793225E-07</text:p>
          </table:table-cell>
          <table:table-cell table:number-columns-repeated="2"/>
        </table:table-row>
        <table:table-row table:style-name="ro1">
          <table:table-cell office:value-type="float" office:value="0.0000462532" calcext:value-type="float">
            <text:p>0.0000462532</text:p>
          </table:table-cell>
          <table:table-cell office:value-type="float" office:value="0.00933419" calcext:value-type="float">
            <text:p>0.00933419</text:p>
          </table:table-cell>
          <table:table-cell table:formula="of:=[.A1174]*[.A1174]" office:value-type="float" office:value="0.00000000213935851024" calcext:value-type="float">
            <text:p>2.13935851024E-09</text:p>
          </table:table-cell>
          <table:table-cell table:formula="of:=([.A1174]-[.B1174])*([.A1174]-[.B1174])" office:value-type="float" office:value="0.0000862657700007942" calcext:value-type="float">
            <text:p>8.62657700007942E-05</text:p>
          </table:table-cell>
          <table:table-cell table:number-columns-repeated="2"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0154356" calcext:value-type="float">
            <text:p>0.00154356</text:p>
          </table:table-cell>
          <table:table-cell table:formula="of:=[.A1175]*[.A1175]" office:value-type="float" office:value="0.00000000000028777002" calcext:value-type="float">
            <text:p>2.87770019364E-13</text:p>
          </table:table-cell>
          <table:table-cell table:formula="of:=([.A1175]-[.B1175])*([.A1175]-[.B1175])" office:value-type="float" office:value="0.00000238092170054298" calcext:value-type="float">
            <text:p>2.38092170054298E-06</text:p>
          </table:table-cell>
          <table:table-cell table:number-columns-repeated="2"/>
        </table:table-row>
        <table:table-row table:style-name="ro1">
          <table:table-cell office:value-type="float" office:value="0.0000494123" calcext:value-type="float">
            <text:p>0.0000494123</text:p>
          </table:table-cell>
          <table:table-cell office:value-type="float" office:value="0.00161886" calcext:value-type="float">
            <text:p>0.00161886</text:p>
          </table:table-cell>
          <table:table-cell table:formula="of:=[.A1176]*[.A1176]" office:value-type="float" office:value="0.00000000244157539129" calcext:value-type="float">
            <text:p>2.44157539129E-09</text:p>
          </table:table-cell>
          <table:table-cell table:formula="of:=([.A1176]-[.B1176])*([.A1176]-[.B1176])" office:value-type="float" office:value="0.00000246316608303529" calcext:value-type="float">
            <text:p>2.46316608303529E-06</text:p>
          </table:table-cell>
          <table:table-cell table:number-columns-repeated="2"/>
        </table:table-row>
        <table:table-row table:style-name="ro1">
          <table:table-cell office:value-type="float" office:value="0.0000671744" calcext:value-type="float">
            <text:p>0.0000671744</text:p>
          </table:table-cell>
          <table:table-cell office:value-type="float" office:value="0.00846707" calcext:value-type="float">
            <text:p>0.00846707</text:p>
          </table:table-cell>
          <table:table-cell table:formula="of:=[.A1177]*[.A1177]" office:value-type="float" office:value="0.00000000451240001536" calcext:value-type="float">
            <text:p>4.51240001536E-09</text:p>
          </table:table-cell>
          <table:table-cell table:formula="of:=([.A1177]-[.B1177])*([.A1177]-[.B1177])" office:value-type="float" office:value="0.0000705582460908994" calcext:value-type="float">
            <text:p>7.05582460908994E-05</text:p>
          </table:table-cell>
          <table:table-cell table:number-columns-repeated="2"/>
        </table:table-row>
        <table:table-row table:style-name="ro1">
          <table:table-cell office:value-type="float" office:value="0.0000520945" calcext:value-type="float">
            <text:p>0.0000520945</text:p>
          </table:table-cell>
          <table:table-cell office:value-type="float" office:value="0.0123648" calcext:value-type="float">
            <text:p>0.0123648</text:p>
          </table:table-cell>
          <table:table-cell table:formula="of:=[.A1178]*[.A1178]" office:value-type="float" office:value="0.00000000271383693025" calcext:value-type="float">
            <text:p>2.71383693025E-09</text:p>
          </table:table-cell>
          <table:table-cell table:formula="of:=([.A1178]-[.B1178])*([.A1178]-[.B1178])" office:value-type="float" office:value="0.00015160271672973" calcext:value-type="float">
            <text:p>0.00015160271672973</text:p>
          </table:table-cell>
          <table:table-cell table:number-columns-repeated="2"/>
        </table:table-row>
        <table:table-row table:style-name="ro1">
          <table:table-cell office:value-type="float" office:value="0.0000520945" calcext:value-type="float">
            <text:p>0.0000520945</text:p>
          </table:table-cell>
          <table:table-cell office:value-type="float" office:value="0.0142809" calcext:value-type="float">
            <text:p>0.0142809</text:p>
          </table:table-cell>
          <table:table-cell table:formula="of:=[.A1179]*[.A1179]" office:value-type="float" office:value="0.00000000271383693025" calcext:value-type="float">
            <text:p>2.71383693025E-09</text:p>
          </table:table-cell>
          <table:table-cell table:formula="of:=([.A1179]-[.B1179])*([.A1179]-[.B1179])" office:value-type="float" office:value="0.00020245890595683" calcext:value-type="float">
            <text:p>0.00020245890595683</text:p>
          </table:table-cell>
          <table:table-cell table:number-columns-repeated="2"/>
        </table:table-row>
        <table:table-row table:style-name="ro1">
          <table:table-cell office:value-type="float" office:value="0.0000309944" calcext:value-type="float">
            <text:p>0.0000309944</text:p>
          </table:table-cell>
          <table:table-cell office:value-type="float" office:value="0.130935" calcext:value-type="float">
            <text:p>0.130935</text:p>
          </table:table-cell>
          <table:table-cell table:formula="of:=[.A1180]*[.A1180]" office:value-type="float" office:value="0.00000000096065283136" calcext:value-type="float">
            <text:p>9.6065283136E-10</text:p>
          </table:table-cell>
          <table:table-cell table:formula="of:=([.A1180]-[.B1180])*([.A1180]-[.B1180])" office:value-type="float" office:value="0.0171358586821248" calcext:value-type="float">
            <text:p>0.0171358586821248</text:p>
          </table:table-cell>
          <table:table-cell table:number-columns-repeated="2"/>
        </table:table-row>
        <table:table-row table:style-name="ro1">
          <table:table-cell office:value-type="float" office:value="0.0000351071" calcext:value-type="float">
            <text:p>0.0000351071</text:p>
          </table:table-cell>
          <table:table-cell office:value-type="float" office:value="0.000850091" calcext:value-type="float">
            <text:p>0.000850091</text:p>
          </table:table-cell>
          <table:table-cell table:formula="of:=[.A1181]*[.A1181]" office:value-type="float" office:value="0.00000000123250847041" calcext:value-type="float">
            <text:p>1.23250847041E-09</text:p>
          </table:table-cell>
          <table:table-cell table:formula="of:=([.A1181]-[.B1181])*([.A1181]-[.B1181])" office:value-type="float" office:value="0.00000066419875725921" calcext:value-type="float">
            <text:p>6.6419875725921E-07</text:p>
          </table:table-cell>
          <table:table-cell table:number-columns-repeated="2"/>
        </table:table-row>
        <table:table-row table:style-name="ro1">
          <table:table-cell office:value-type="float" office:value="0.0000367761" calcext:value-type="float">
            <text:p>0.0000367761</text:p>
          </table:table-cell>
          <table:table-cell office:value-type="float" office:value="0.0152461" calcext:value-type="float">
            <text:p>0.0152461</text:p>
          </table:table-cell>
          <table:table-cell table:formula="of:=[.A1182]*[.A1182]" office:value-type="float" office:value="0.00000000135248153121" calcext:value-type="float">
            <text:p>1.35248153121E-09</text:p>
          </table:table-cell>
          <table:table-cell table:formula="of:=([.A1182]-[.B1182])*([.A1182]-[.B1182])" office:value-type="float" office:value="0.000231323533495111" calcext:value-type="float">
            <text:p>0.000231323533495111</text:p>
          </table:table-cell>
          <table:table-cell table:number-columns-repeated="2"/>
        </table:table-row>
        <table:table-row table:style-name="ro1">
          <table:table-cell office:value-type="float" office:value="0.000126958" calcext:value-type="float">
            <text:p>0.000126958</text:p>
          </table:table-cell>
          <table:table-cell office:value-type="float" office:value="0.00426339" calcext:value-type="float">
            <text:p>0.00426339</text:p>
          </table:table-cell>
          <table:table-cell table:formula="of:=[.A1183]*[.A1183]" office:value-type="float" office:value="0.000000016118333764" calcext:value-type="float">
            <text:p>1.6118333764E-08</text:p>
          </table:table-cell>
          <table:table-cell table:formula="of:=([.A1183]-[.B1183])*([.A1183]-[.B1183])" office:value-type="float" office:value="0.000017110069690624" calcext:value-type="float">
            <text:p>1.7110069690624E-05</text:p>
          </table:table-cell>
          <table:table-cell table:number-columns-repeated="2"/>
        </table:table-row>
        <table:table-row table:style-name="ro1">
          <table:table-cell office:value-type="float" office:value="0.0000972152" calcext:value-type="float">
            <text:p>0.0000972152</text:p>
          </table:table-cell>
          <table:table-cell office:value-type="float" office:value="0.00205004" calcext:value-type="float">
            <text:p>0.00205004</text:p>
          </table:table-cell>
          <table:table-cell table:formula="of:=[.A1184]*[.A1184]" office:value-type="float" office:value="0.00000000945079511104" calcext:value-type="float">
            <text:p>9.45079511104E-09</text:p>
          </table:table-cell>
          <table:table-cell table:formula="of:=([.A1184]-[.B1184])*([.A1184]-[.B1184])" office:value-type="float" office:value="0.00000381352469949504" calcext:value-type="float">
            <text:p>3.81352469949504E-06</text:p>
          </table:table-cell>
          <table:table-cell table:number-columns-repeated="2"/>
        </table:table-row>
        <table:table-row table:style-name="ro1">
          <table:table-cell office:value-type="float" office:value="0.000122309" calcext:value-type="float">
            <text:p>0.000122309</text:p>
          </table:table-cell>
          <table:table-cell office:value-type="float" office:value="0.00484746" calcext:value-type="float">
            <text:p>0.00484746</text:p>
          </table:table-cell>
          <table:table-cell table:formula="of:=[.A1185]*[.A1185]" office:value-type="float" office:value="0.000000014959491481" calcext:value-type="float">
            <text:p>1.4959491481E-08</text:p>
          </table:table-cell>
          <table:table-cell table:formula="of:=([.A1185]-[.B1185])*([.A1185]-[.B1185])" office:value-type="float" office:value="0.000022327051972801" calcext:value-type="float">
            <text:p>2.2327051972801E-05</text:p>
          </table:table-cell>
          <table:table-cell table:number-columns-repeated="2"/>
        </table:table-row>
        <table:table-row table:style-name="ro1">
          <table:table-cell office:value-type="float" office:value="0.000122309" calcext:value-type="float">
            <text:p>0.000122309</text:p>
          </table:table-cell>
          <table:table-cell office:value-type="float" office:value="0.0056769" calcext:value-type="float">
            <text:p>0.0056769</text:p>
          </table:table-cell>
          <table:table-cell table:formula="of:=[.A1186]*[.A1186]" office:value-type="float" office:value="0.000000014959491481" calcext:value-type="float">
            <text:p>1.4959491481E-08</text:p>
          </table:table-cell>
          <table:table-cell table:formula="of:=([.A1186]-[.B1186])*([.A1186]-[.B1186])" office:value-type="float" office:value="0.000030853481177281" calcext:value-type="float">
            <text:p>3.0853481177281E-05</text:p>
          </table:table-cell>
          <table:table-cell table:number-columns-repeated="2"/>
        </table:table-row>
        <table:table-row table:style-name="ro1">
          <table:table-cell office:value-type="float" office:value="0.0000947714" calcext:value-type="float">
            <text:p>0.0000947714</text:p>
          </table:table-cell>
          <table:table-cell office:value-type="float" office:value="0.00460453" calcext:value-type="float">
            <text:p>0.00460453</text:p>
          </table:table-cell>
          <table:table-cell table:formula="of:=[.A1187]*[.A1187]" office:value-type="float" office:value="0.00000000898161825796" calcext:value-type="float">
            <text:p>8.98161825796E-09</text:p>
          </table:table-cell>
          <table:table-cell table:formula="of:=([.A1187]-[.B1187])*([.A1187]-[.B1187])" office:value-type="float" office:value="0.000020337922630274" calcext:value-type="float">
            <text:p>2.0337922630274E-05</text:p>
          </table:table-cell>
          <table:table-cell table:number-columns-repeated="2"/>
        </table:table-row>
        <table:table-row table:style-name="ro1">
          <table:table-cell office:value-type="float" office:value="0.00973409" calcext:value-type="float">
            <text:p>0.00973409</text:p>
          </table:table-cell>
          <table:table-cell office:value-type="float" office:value="0.0448401" calcext:value-type="float">
            <text:p>0.0448401</text:p>
          </table:table-cell>
          <table:table-cell table:formula="of:=[.A1188]*[.A1188]" office:value-type="float" office:value="0.0000947525081281" calcext:value-type="float">
            <text:p>0.0000947525081281</text:p>
          </table:table-cell>
          <table:table-cell table:formula="of:=([.A1188]-[.B1188])*([.A1188]-[.B1188])" office:value-type="float" office:value="0.0012324319381201" calcext:value-type="float">
            <text:p>0.0012324319381201</text:p>
          </table:table-cell>
          <table:table-cell table:number-columns-repeated="2"/>
        </table:table-row>
        <table:table-row table:style-name="ro1">
          <table:table-cell office:value-type="float" office:value="0.00440246" calcext:value-type="float">
            <text:p>0.00440246</text:p>
          </table:table-cell>
          <table:table-cell office:value-type="float" office:value="0.00738245" calcext:value-type="float">
            <text:p>0.00738245</text:p>
          </table:table-cell>
          <table:table-cell table:formula="of:=[.A1189]*[.A1189]" office:value-type="float" office:value="0.0000193816540516" calcext:value-type="float">
            <text:p>0.0000193816540516</text:p>
          </table:table-cell>
          <table:table-cell table:formula="of:=([.A1189]-[.B1189])*([.A1189]-[.B1189])" office:value-type="float" office:value="0.0000088803404001" calcext:value-type="float">
            <text:p>0.0000088803404001</text:p>
          </table:table-cell>
          <table:table-cell table:number-columns-repeated="2"/>
        </table:table-row>
        <table:table-row table:style-name="ro1">
          <table:table-cell office:value-type="float" office:value="0.00859886" calcext:value-type="float">
            <text:p>0.00859886</text:p>
          </table:table-cell>
          <table:table-cell office:value-type="float" office:value="0.0085105" calcext:value-type="float">
            <text:p>0.0085105</text:p>
          </table:table-cell>
          <table:table-cell table:formula="of:=[.A1190]*[.A1190]" office:value-type="float" office:value="0.0000739403932996" calcext:value-type="float">
            <text:p>0.0000739403932996</text:p>
          </table:table-cell>
          <table:table-cell table:formula="of:=([.A1190]-[.B1190])*([.A1190]-[.B1190])" office:value-type="float" office:value="0.0000000078074896" calcext:value-type="float">
            <text:p>7.80748959999985E-09</text:p>
          </table:table-cell>
          <table:table-cell table:number-columns-repeated="2"/>
        </table:table-row>
        <table:table-row table:style-name="ro1">
          <table:table-cell office:value-type="float" office:value="0.0926499" calcext:value-type="float">
            <text:p>0.0926499</text:p>
          </table:table-cell>
          <table:table-cell office:value-type="float" office:value="0.0181999" calcext:value-type="float">
            <text:p>0.0181999</text:p>
          </table:table-cell>
          <table:table-cell table:formula="of:=[.A1191]*[.A1191]" office:value-type="float" office:value="0.00858400397001" calcext:value-type="float">
            <text:p>0.00858400397001</text:p>
          </table:table-cell>
          <table:table-cell table:formula="of:=([.A1191]-[.B1191])*([.A1191]-[.B1191])" office:value-type="float" office:value="0.0055428025" calcext:value-type="float">
            <text:p>0.0055428025</text:p>
          </table:table-cell>
          <table:table-cell table:number-columns-repeated="2"/>
        </table:table-row>
        <table:table-row table:style-name="ro1">
          <table:table-cell office:value-type="float" office:value="0.0926499" calcext:value-type="float">
            <text:p>0.0926499</text:p>
          </table:table-cell>
          <table:table-cell office:value-type="float" office:value="0.0263369" calcext:value-type="float">
            <text:p>0.0263369</text:p>
          </table:table-cell>
          <table:table-cell table:formula="of:=[.A1192]*[.A1192]" office:value-type="float" office:value="0.00858400397001" calcext:value-type="float">
            <text:p>0.00858400397001</text:p>
          </table:table-cell>
          <table:table-cell table:formula="of:=([.A1192]-[.B1192])*([.A1192]-[.B1192])" office:value-type="float" office:value="0.004397413969" calcext:value-type="float">
            <text:p>0.004397413969</text:p>
          </table:table-cell>
          <table:table-cell table:number-columns-repeated="2"/>
        </table:table-row>
        <table:table-row table:style-name="ro1">
          <table:table-cell office:value-type="float" office:value="0.0744026" calcext:value-type="float">
            <text:p>0.0744026</text:p>
          </table:table-cell>
          <table:table-cell office:value-type="float" office:value="0.196003" calcext:value-type="float">
            <text:p>0.196003</text:p>
          </table:table-cell>
          <table:table-cell table:formula="of:=[.A1193]*[.A1193]" office:value-type="float" office:value="0.00553574688676" calcext:value-type="float">
            <text:p>0.00553574688676</text:p>
          </table:table-cell>
          <table:table-cell table:formula="of:=([.A1193]-[.B1193])*([.A1193]-[.B1193])" office:value-type="float" office:value="0.01478665728016" calcext:value-type="float">
            <text:p>0.01478665728016</text:p>
          </table:table-cell>
          <table:table-cell table:number-columns-repeated="2"/>
        </table:table-row>
        <table:table-row table:style-name="ro1">
          <table:table-cell office:value-type="float" office:value="0.0744026" calcext:value-type="float">
            <text:p>0.0744026</text:p>
          </table:table-cell>
          <table:table-cell office:value-type="float" office:value="0.13337" calcext:value-type="float">
            <text:p>0.13337</text:p>
          </table:table-cell>
          <table:table-cell table:formula="of:=[.A1194]*[.A1194]" office:value-type="float" office:value="0.00553574688676" calcext:value-type="float">
            <text:p>0.00553574688676</text:p>
          </table:table-cell>
          <table:table-cell table:formula="of:=([.A1194]-[.B1194])*([.A1194]-[.B1194])" office:value-type="float" office:value="0.00347715426276" calcext:value-type="float">
            <text:p>0.00347715426276</text:p>
          </table:table-cell>
          <table:table-cell table:number-columns-repeated="2"/>
        </table:table-row>
        <table:table-row table:style-name="ro1">
          <table:table-cell office:value-type="float" office:value="0.126143" calcext:value-type="float">
            <text:p>0.126143</text:p>
          </table:table-cell>
          <table:table-cell office:value-type="float" office:value="0.217162" calcext:value-type="float">
            <text:p>0.217162</text:p>
          </table:table-cell>
          <table:table-cell table:formula="of:=[.A1195]*[.A1195]" office:value-type="float" office:value="0.015912056449" calcext:value-type="float">
            <text:p>0.015912056449</text:p>
          </table:table-cell>
          <table:table-cell table:formula="of:=([.A1195]-[.B1195])*([.A1195]-[.B1195])" office:value-type="float" office:value="0.008284458361" calcext:value-type="float">
            <text:p>0.008284458361</text:p>
          </table:table-cell>
          <table:table-cell table:number-columns-repeated="2"/>
        </table:table-row>
        <table:table-row table:style-name="ro1">
          <table:table-cell office:value-type="float" office:value="0.126143" calcext:value-type="float">
            <text:p>0.126143</text:p>
          </table:table-cell>
          <table:table-cell office:value-type="float" office:value="0.243077" calcext:value-type="float">
            <text:p>0.243077</text:p>
          </table:table-cell>
          <table:table-cell table:formula="of:=[.A1196]*[.A1196]" office:value-type="float" office:value="0.015912056449" calcext:value-type="float">
            <text:p>0.015912056449</text:p>
          </table:table-cell>
          <table:table-cell table:formula="of:=([.A1196]-[.B1196])*([.A1196]-[.B1196])" office:value-type="float" office:value="0.013673560356" calcext:value-type="float">
            <text:p>0.013673560356</text:p>
          </table:table-cell>
          <table:table-cell table:number-columns-repeated="2"/>
        </table:table-row>
        <table:table-row table:style-name="ro1">
          <table:table-cell office:value-type="float" office:value="0.193285" calcext:value-type="float">
            <text:p>0.193285</text:p>
          </table:table-cell>
          <table:table-cell office:value-type="float" office:value="0.355304" calcext:value-type="float">
            <text:p>0.355304</text:p>
          </table:table-cell>
          <table:table-cell table:formula="of:=[.A1197]*[.A1197]" office:value-type="float" office:value="0.037359091225" calcext:value-type="float">
            <text:p>0.037359091225</text:p>
          </table:table-cell>
          <table:table-cell table:formula="of:=([.A1197]-[.B1197])*([.A1197]-[.B1197])" office:value-type="float" office:value="0.026250156361" calcext:value-type="float">
            <text:p>0.026250156361</text:p>
          </table:table-cell>
          <table:table-cell table:number-columns-repeated="2"/>
        </table:table-row>
        <table:table-row table:style-name="ro1">
          <table:table-cell office:value-type="float" office:value="0.276432" calcext:value-type="float">
            <text:p>0.276432</text:p>
          </table:table-cell>
          <table:table-cell office:value-type="float" office:value="0.499262" calcext:value-type="float">
            <text:p>0.499262</text:p>
          </table:table-cell>
          <table:table-cell table:formula="of:=[.A1198]*[.A1198]" office:value-type="float" office:value="0.076414650624" calcext:value-type="float">
            <text:p>0.076414650624</text:p>
          </table:table-cell>
          <table:table-cell table:formula="of:=([.A1198]-[.B1198])*([.A1198]-[.B1198])" office:value-type="float" office:value="0.0496532089" calcext:value-type="float">
            <text:p>0.0496532089</text:p>
          </table:table-cell>
          <table:table-cell table:number-columns-repeated="2"/>
        </table:table-row>
        <table:table-row table:style-name="ro1">
          <table:table-cell office:value-type="float" office:value="0.276432" calcext:value-type="float">
            <text:p>0.276432</text:p>
          </table:table-cell>
          <table:table-cell office:value-type="float" office:value="0.571683" calcext:value-type="float">
            <text:p>0.571683</text:p>
          </table:table-cell>
          <table:table-cell table:formula="of:=[.A1199]*[.A1199]" office:value-type="float" office:value="0.076414650624" calcext:value-type="float">
            <text:p>0.076414650624</text:p>
          </table:table-cell>
          <table:table-cell table:formula="of:=([.A1199]-[.B1199])*([.A1199]-[.B1199])" office:value-type="float" office:value="0.087173153001" calcext:value-type="float">
            <text:p>0.087173153001</text:p>
          </table:table-cell>
          <table:table-cell table:number-columns-repeated="2"/>
        </table:table-row>
        <table:table-row table:style-name="ro1">
          <table:table-cell office:value-type="float" office:value="0.276432" calcext:value-type="float">
            <text:p>0.276432</text:p>
          </table:table-cell>
          <table:table-cell office:value-type="float" office:value="0.594902" calcext:value-type="float">
            <text:p>0.594902</text:p>
          </table:table-cell>
          <table:table-cell table:formula="of:=[.A1200]*[.A1200]" office:value-type="float" office:value="0.076414650624" calcext:value-type="float">
            <text:p>0.076414650624</text:p>
          </table:table-cell>
          <table:table-cell table:formula="of:=([.A1200]-[.B1200])*([.A1200]-[.B1200])" office:value-type="float" office:value="0.1014231409" calcext:value-type="float">
            <text:p>0.1014231409</text:p>
          </table:table-cell>
          <table:table-cell table:number-columns-repeated="2"/>
        </table:table-row>
        <table:table-row table:style-name="ro1">
          <table:table-cell office:value-type="float" office:value="0.276432" calcext:value-type="float">
            <text:p>0.276432</text:p>
          </table:table-cell>
          <table:table-cell office:value-type="float" office:value="0.618173" calcext:value-type="float">
            <text:p>0.618173</text:p>
          </table:table-cell>
          <table:table-cell table:formula="of:=[.A1201]*[.A1201]" office:value-type="float" office:value="0.076414650624" calcext:value-type="float">
            <text:p>0.076414650624</text:p>
          </table:table-cell>
          <table:table-cell table:formula="of:=([.A1201]-[.B1201])*([.A1201]-[.B1201])" office:value-type="float" office:value="0.116786911081" calcext:value-type="float">
            <text:p>0.116786911081</text:p>
          </table:table-cell>
          <table:table-cell table:number-columns-repeated="2"/>
        </table:table-row>
        <table:table-row table:style-name="ro1">
          <table:table-cell office:value-type="float" office:value="0.486834" calcext:value-type="float">
            <text:p>0.486834</text:p>
          </table:table-cell>
          <table:table-cell office:value-type="float" office:value="0.633688" calcext:value-type="float">
            <text:p>0.633688</text:p>
          </table:table-cell>
          <table:table-cell table:formula="of:=[.A1202]*[.A1202]" office:value-type="float" office:value="0.237007343556" calcext:value-type="float">
            <text:p>0.237007343556</text:p>
          </table:table-cell>
          <table:table-cell table:formula="of:=([.A1202]-[.B1202])*([.A1202]-[.B1202])" office:value-type="float" office:value="0.021566097316" calcext:value-type="float">
            <text:p>0.021566097316</text:p>
          </table:table-cell>
          <table:table-cell table:number-columns-repeated="2"/>
        </table:table-row>
        <table:table-row table:style-name="ro1">
          <table:table-cell office:value-type="float" office:value="0.585862" calcext:value-type="float">
            <text:p>0.585862</text:p>
          </table:table-cell>
          <table:table-cell office:value-type="float" office:value="0.662836" calcext:value-type="float">
            <text:p>0.662836</text:p>
          </table:table-cell>
          <table:table-cell table:formula="of:=[.A1203]*[.A1203]" office:value-type="float" office:value="0.343234283044" calcext:value-type="float">
            <text:p>0.343234283044</text:p>
          </table:table-cell>
          <table:table-cell table:formula="of:=([.A1203]-[.B1203])*([.A1203]-[.B1203])" office:value-type="float" office:value="0.005924996676" calcext:value-type="float">
            <text:p>0.005924996676</text:p>
          </table:table-cell>
          <table:table-cell table:number-columns-repeated="2"/>
        </table:table-row>
        <table:table-row table:style-name="ro1">
          <table:table-cell office:value-type="float" office:value="0.767816" calcext:value-type="float">
            <text:p>0.767816</text:p>
          </table:table-cell>
          <table:table-cell office:value-type="float" office:value="0.67128" calcext:value-type="float">
            <text:p>0.67128</text:p>
          </table:table-cell>
          <table:table-cell table:formula="of:=[.A1204]*[.A1204]" office:value-type="float" office:value="0.589541409856" calcext:value-type="float">
            <text:p>0.589541409856</text:p>
          </table:table-cell>
          <table:table-cell table:formula="of:=([.A1204]-[.B1204])*([.A1204]-[.B1204])" office:value-type="float" office:value="0.00931919929600001" calcext:value-type="float">
            <text:p>0.00931919929600001</text:p>
          </table:table-cell>
          <table:table-cell table:number-columns-repeated="2"/>
        </table:table-row>
        <table:table-row table:style-name="ro1">
          <table:table-cell office:value-type="float" office:value="0.767816" calcext:value-type="float">
            <text:p>0.767816</text:p>
          </table:table-cell>
          <table:table-cell office:value-type="float" office:value="0.703697" calcext:value-type="float">
            <text:p>0.703697</text:p>
          </table:table-cell>
          <table:table-cell table:formula="of:=[.A1205]*[.A1205]" office:value-type="float" office:value="0.589541409856" calcext:value-type="float">
            <text:p>0.589541409856</text:p>
          </table:table-cell>
          <table:table-cell table:formula="of:=([.A1205]-[.B1205])*([.A1205]-[.B1205])" office:value-type="float" office:value="0.00411124616100001" calcext:value-type="float">
            <text:p>0.00411124616100001</text:p>
          </table:table-cell>
          <table:table-cell table:number-columns-repeated="2"/>
        </table:table-row>
        <table:table-row table:style-name="ro1">
          <table:table-cell office:value-type="float" office:value="0.774181" calcext:value-type="float">
            <text:p>0.774181</text:p>
          </table:table-cell>
          <table:table-cell office:value-type="float" office:value="0.769072" calcext:value-type="float">
            <text:p>0.769072</text:p>
          </table:table-cell>
          <table:table-cell table:formula="of:=[.A1206]*[.A1206]" office:value-type="float" office:value="0.599356220761" calcext:value-type="float">
            <text:p>0.599356220761</text:p>
          </table:table-cell>
          <table:table-cell table:formula="of:=([.A1206]-[.B1206])*([.A1206]-[.B1206])" office:value-type="float" office:value="0.0000261018810000003" calcext:value-type="float">
            <text:p>2.61018810000003E-05</text:p>
          </table:table-cell>
          <table:table-cell table:number-columns-repeated="2"/>
        </table:table-row>
        <table:table-row table:style-name="ro1">
          <table:table-cell office:value-type="float" office:value="0.774181" calcext:value-type="float">
            <text:p>0.774181</text:p>
          </table:table-cell>
          <table:table-cell office:value-type="float" office:value="0.889505" calcext:value-type="float">
            <text:p>0.889505</text:p>
          </table:table-cell>
          <table:table-cell table:formula="of:=[.A1207]*[.A1207]" office:value-type="float" office:value="0.599356220761" calcext:value-type="float">
            <text:p>0.599356220761</text:p>
          </table:table-cell>
          <table:table-cell table:formula="of:=([.A1207]-[.B1207])*([.A1207]-[.B1207])" office:value-type="float" office:value="0.013299624976" calcext:value-type="float">
            <text:p>0.013299624976</text:p>
          </table:table-cell>
          <table:table-cell table:number-columns-repeated="2"/>
        </table:table-row>
        <table:table-row table:style-name="ro1">
          <table:table-cell office:value-type="float" office:value="0.888614" calcext:value-type="float">
            <text:p>0.888614</text:p>
          </table:table-cell>
          <table:table-cell office:value-type="float" office:value="0.946299" calcext:value-type="float">
            <text:p>0.946299</text:p>
          </table:table-cell>
          <table:table-cell table:formula="of:=[.A1208]*[.A1208]" office:value-type="float" office:value="0.789634840996" calcext:value-type="float">
            <text:p>0.789634840996</text:p>
          </table:table-cell>
          <table:table-cell table:formula="of:=([.A1208]-[.B1208])*([.A1208]-[.B1208])" office:value-type="float" office:value="0.003327559225" calcext:value-type="float">
            <text:p>0.003327559225</text:p>
          </table:table-cell>
          <table:table-cell table:number-columns-repeated="2"/>
        </table:table-row>
        <table:table-row table:style-name="ro1">
          <table:table-cell office:value-type="float" office:value="0.990734" calcext:value-type="float">
            <text:p>0.990734</text:p>
          </table:table-cell>
          <table:table-cell office:value-type="float" office:value="0.9434" calcext:value-type="float">
            <text:p>0.9434</text:p>
          </table:table-cell>
          <table:table-cell table:formula="of:=[.A1209]*[.A1209]" office:value-type="float" office:value="0.981553858756" calcext:value-type="float">
            <text:p>0.981553858756</text:p>
          </table:table-cell>
          <table:table-cell table:formula="of:=([.A1209]-[.B1209])*([.A1209]-[.B1209])" office:value-type="float" office:value="0.002240507556" calcext:value-type="float">
            <text:p>0.002240507556</text:p>
          </table:table-cell>
          <table:table-cell table:number-columns-repeated="2"/>
        </table:table-row>
        <table:table-row table:style-name="ro1">
          <table:table-cell office:value-type="float" office:value="0.990734" calcext:value-type="float">
            <text:p>0.990734</text:p>
          </table:table-cell>
          <table:table-cell office:value-type="float" office:value="0.999997" calcext:value-type="float">
            <text:p>0.999997</text:p>
          </table:table-cell>
          <table:table-cell table:formula="of:=[.A1210]*[.A1210]" office:value-type="float" office:value="0.981553858756" calcext:value-type="float">
            <text:p>0.981553858756</text:p>
          </table:table-cell>
          <table:table-cell table:formula="of:=([.A1210]-[.B1210])*([.A1210]-[.B1210])" office:value-type="float" office:value="0.0000858031690000004" calcext:value-type="float">
            <text:p>8.58031690000004E-05</text:p>
          </table:table-cell>
          <table:table-cell table:number-columns-repeated="2"/>
        </table:table-row>
        <table:table-row table:style-name="ro1">
          <table:table-cell office:value-type="float" office:value="0.0000263453" calcext:value-type="float">
            <text:p>0.0000263453</text:p>
          </table:table-cell>
          <table:table-cell office:value-type="float" office:value="0.000000721098" calcext:value-type="float">
            <text:p>0.000000721098</text:p>
          </table:table-cell>
          <table:table-cell table:formula="of:=[.A1211]*[.A1211]" office:value-type="float" office:value="0.00000000069407483209" calcext:value-type="float">
            <text:p>6.9407483209E-10</text:p>
          </table:table-cell>
          <table:table-cell table:formula="of:=([.A1211]-[.B1211])*([.A1211]-[.B1211])" office:value-type="float" office:value="0.00000000065659972814" calcext:value-type="float">
            <text:p>6.56599728136804E-10</text:p>
          </table:table-cell>
          <table:table-cell table:number-columns-repeated="2"/>
        </table:table-row>
        <table:table-row table:style-name="ro1">
          <table:table-cell office:value-type="float" office:value="0.00000172853" calcext:value-type="float">
            <text:p>0.00000172853</text:p>
          </table:table-cell>
          <table:table-cell office:value-type="float" office:value="0.0000773832" calcext:value-type="float">
            <text:p>0.0000773832</text:p>
          </table:table-cell>
          <table:table-cell table:formula="of:=[.A1212]*[.A1212]" office:value-type="float" office:value="0.00000000000298781596" calcext:value-type="float">
            <text:p>2.9878159609E-12</text:p>
          </table:table-cell>
          <table:table-cell table:formula="of:=([.A1212]-[.B1212])*([.A1212]-[.B1212])" office:value-type="float" office:value="0.00000000572362909281" calcext:value-type="float">
            <text:p>5.7236290928089E-09</text:p>
          </table:table-cell>
          <table:table-cell table:number-columns-repeated="2"/>
        </table:table-row>
        <table:table-row table:style-name="ro1">
          <table:table-cell office:value-type="float" office:value="0.0000454783" calcext:value-type="float">
            <text:p>0.0000454783</text:p>
          </table:table-cell>
          <table:table-cell office:value-type="float" office:value="0.00184617" calcext:value-type="float">
            <text:p>0.00184617</text:p>
          </table:table-cell>
          <table:table-cell table:formula="of:=[.A1213]*[.A1213]" office:value-type="float" office:value="0.00000000206827577089" calcext:value-type="float">
            <text:p>2.06827577089E-09</text:p>
          </table:table-cell>
          <table:table-cell table:formula="of:=([.A1213]-[.B1213])*([.A1213]-[.B1213])" office:value-type="float" office:value="0.00000324249059844889" calcext:value-type="float">
            <text:p>3.24249059844889E-06</text:p>
          </table:table-cell>
          <table:table-cell table:number-columns-repeated="2"/>
        </table:table-row>
        <table:table-row table:style-name="ro1">
          <table:table-cell office:value-type="float" office:value="0.0000454783" calcext:value-type="float">
            <text:p>0.0000454783</text:p>
          </table:table-cell>
          <table:table-cell office:value-type="float" office:value="0.00531802" calcext:value-type="float">
            <text:p>0.00531802</text:p>
          </table:table-cell>
          <table:table-cell table:formula="of:=[.A1214]*[.A1214]" office:value-type="float" office:value="0.00000000206827577089" calcext:value-type="float">
            <text:p>2.06827577089E-09</text:p>
          </table:table-cell>
          <table:table-cell table:formula="of:=([.A1214]-[.B1214])*([.A1214]-[.B1214])" office:value-type="float" office:value="0.0000277996959782389" calcext:value-type="float">
            <text:p>2.77996959782389E-05</text:p>
          </table:table-cell>
          <table:table-cell table:number-columns-repeated="2"/>
        </table:table-row>
        <table:table-row table:style-name="ro1">
          <table:table-cell office:value-type="float" office:value="0.0000249743" calcext:value-type="float">
            <text:p>0.0000249743</text:p>
          </table:table-cell>
          <table:table-cell office:value-type="float" office:value="0.00180193" calcext:value-type="float">
            <text:p>0.00180193</text:p>
          </table:table-cell>
          <table:table-cell table:formula="of:=[.A1215]*[.A1215]" office:value-type="float" office:value="0.00000000062371566049" calcext:value-type="float">
            <text:p>6.2371566049E-10</text:p>
          </table:table-cell>
          <table:table-cell table:formula="of:=([.A1215]-[.B1215])*([.A1215]-[.B1215])" office:value-type="float" office:value="0.00000315757155976249" calcext:value-type="float">
            <text:p>3.15757155976249E-06</text:p>
          </table:table-cell>
          <table:table-cell table:number-columns-repeated="2"/>
        </table:table-row>
        <table:table-row table:style-name="ro1">
          <table:table-cell office:value-type="float" office:value="0.0000251532" calcext:value-type="float">
            <text:p>0.0000251532</text:p>
          </table:table-cell>
          <table:table-cell office:value-type="float" office:value="0.000627416" calcext:value-type="float">
            <text:p>0.000627416</text:p>
          </table:table-cell>
          <table:table-cell table:formula="of:=[.A1216]*[.A1216]" office:value-type="float" office:value="0.00000000063268347024" calcext:value-type="float">
            <text:p>6.3268347024E-10</text:p>
          </table:table-cell>
          <table:table-cell table:formula="of:=([.A1216]-[.B1216])*([.A1216]-[.B1216])" office:value-type="float" office:value="0.00000036272048026384" calcext:value-type="float">
            <text:p>3.6272048026384E-07</text:p>
          </table:table-cell>
          <table:table-cell table:number-columns-repeated="2"/>
        </table:table-row>
        <table:table-row table:style-name="ro1">
          <table:table-cell office:value-type="float" office:value="0.0000967979" calcext:value-type="float">
            <text:p>0.0000967979</text:p>
          </table:table-cell>
          <table:table-cell office:value-type="float" office:value="0.00782426" calcext:value-type="float">
            <text:p>0.00782426</text:p>
          </table:table-cell>
          <table:table-cell table:formula="of:=[.A1217]*[.A1217]" office:value-type="float" office:value="0.00000000936983344441" calcext:value-type="float">
            <text:p>9.36983344441E-09</text:p>
          </table:table-cell>
          <table:table-cell table:formula="of:=([.A1217]-[.B1217])*([.A1217]-[.B1217])" office:value-type="float" office:value="0.0000597136705069364" calcext:value-type="float">
            <text:p>5.97136705069364E-05</text:p>
          </table:table-cell>
          <table:table-cell table:number-columns-repeated="2"/>
        </table:table-row>
        <table:table-row table:style-name="ro1">
          <table:table-cell office:value-type="float" office:value="0.000114202" calcext:value-type="float">
            <text:p>0.000114202</text:p>
          </table:table-cell>
          <table:table-cell office:value-type="float" office:value="0.00277585" calcext:value-type="float">
            <text:p>0.00277585</text:p>
          </table:table-cell>
          <table:table-cell table:formula="of:=[.A1218]*[.A1218]" office:value-type="float" office:value="0.000000013042096804" calcext:value-type="float">
            <text:p>1.3042096804E-08</text:p>
          </table:table-cell>
          <table:table-cell table:formula="of:=([.A1218]-[.B1218])*([.A1218]-[.B1218])" office:value-type="float" office:value="0.000007084370075904" calcext:value-type="float">
            <text:p>7.084370075904E-06</text:p>
          </table:table-cell>
          <table:table-cell table:number-columns-repeated="2"/>
        </table:table-row>
        <table:table-row table:style-name="ro1">
          <table:table-cell office:value-type="float" office:value="0.0000153184" calcext:value-type="float">
            <text:p>0.0000153184</text:p>
          </table:table-cell>
          <table:table-cell office:value-type="float" office:value="0.0048851" calcext:value-type="float">
            <text:p>0.0048851</text:p>
          </table:table-cell>
          <table:table-cell table:formula="of:=[.A1219]*[.A1219]" office:value-type="float" office:value="0.00000000023465337856" calcext:value-type="float">
            <text:p>2.3465337856E-10</text:p>
          </table:table-cell>
          <table:table-cell table:formula="of:=([.A1219]-[.B1219])*([.A1219]-[.B1219])" office:value-type="float" office:value="0.0000237147728316986" calcext:value-type="float">
            <text:p>2.37147728316986E-05</text:p>
          </table:table-cell>
          <table:table-cell table:number-columns-repeated="2"/>
        </table:table-row>
        <table:table-row table:style-name="ro1">
          <table:table-cell office:value-type="float" office:value="0.0000583529" calcext:value-type="float">
            <text:p>0.0000583529</text:p>
          </table:table-cell>
          <table:table-cell office:value-type="float" office:value="0.00345662" calcext:value-type="float">
            <text:p>0.00345662</text:p>
          </table:table-cell>
          <table:table-cell table:formula="of:=[.A1220]*[.A1220]" office:value-type="float" office:value="0.00000000340506093841" calcext:value-type="float">
            <text:p>3.40506093841E-09</text:p>
          </table:table-cell>
          <table:table-cell table:formula="of:=([.A1220]-[.B1220])*([.A1220]-[.B1220])" office:value-type="float" office:value="0.0000115482192829424" calcext:value-type="float">
            <text:p>1.15482192829424E-05</text:p>
          </table:table-cell>
          <table:table-cell table:number-columns-repeated="2"/>
        </table:table-row>
        <table:table-row table:style-name="ro1">
          <table:table-cell office:value-type="float" office:value="0.000161171" calcext:value-type="float">
            <text:p>0.000161171</text:p>
          </table:table-cell>
          <table:table-cell office:value-type="float" office:value="0.000528951" calcext:value-type="float">
            <text:p>0.000528951</text:p>
          </table:table-cell>
          <table:table-cell table:formula="of:=[.A1221]*[.A1221]" office:value-type="float" office:value="0.000000025976091241" calcext:value-type="float">
            <text:p>2.5976091241E-08</text:p>
          </table:table-cell>
          <table:table-cell table:formula="of:=([.A1221]-[.B1221])*([.A1221]-[.B1221])" office:value-type="float" office:value="0.0000001352621284" calcext:value-type="float">
            <text:p>0.0000001352621284</text:p>
          </table:table-cell>
          <table:table-cell table:number-columns-repeated="2"/>
        </table:table-row>
        <table:table-row table:style-name="ro1">
          <table:table-cell office:value-type="float" office:value="0.0000198483" calcext:value-type="float">
            <text:p>0.0000198483</text:p>
          </table:table-cell>
          <table:table-cell office:value-type="float" office:value="0.0336027" calcext:value-type="float">
            <text:p>0.0336027</text:p>
          </table:table-cell>
          <table:table-cell table:formula="of:=[.A1222]*[.A1222]" office:value-type="float" office:value="0.00000000039395501289" calcext:value-type="float">
            <text:p>3.9395501289E-10</text:p>
          </table:table-cell>
          <table:table-cell table:formula="of:=([.A1222]-[.B1222])*([.A1222]-[.B1222])" office:value-type="float" office:value="0.00112780792830419" calcext:value-type="float">
            <text:p>0.00112780792830419</text:p>
          </table:table-cell>
          <table:table-cell table:number-columns-repeated="2"/>
        </table:table-row>
        <table:table-row table:style-name="ro1">
          <table:table-cell office:value-type="float" office:value="0.0000325441" calcext:value-type="float">
            <text:p>0.0000325441</text:p>
          </table:table-cell>
          <table:table-cell office:value-type="float" office:value="0.00769209" calcext:value-type="float">
            <text:p>0.00769209</text:p>
          </table:table-cell>
          <table:table-cell table:formula="of:=[.A1223]*[.A1223]" office:value-type="float" office:value="0.00000000105911844481" calcext:value-type="float">
            <text:p>1.05911844481E-09</text:p>
          </table:table-cell>
          <table:table-cell table:formula="of:=([.A1223]-[.B1223])*([.A1223]-[.B1223])" office:value-type="float" office:value="0.0000586686433942068" calcext:value-type="float">
            <text:p>5.86686433942068E-05</text:p>
          </table:table-cell>
          <table:table-cell table:number-columns-repeated="2"/>
        </table:table-row>
        <table:table-row table:style-name="ro1">
          <table:table-cell office:value-type="float" office:value="0.00139302" calcext:value-type="float">
            <text:p>0.00139302</text:p>
          </table:table-cell>
          <table:table-cell office:value-type="float" office:value="0.0436869" calcext:value-type="float">
            <text:p>0.0436869</text:p>
          </table:table-cell>
          <table:table-cell table:formula="of:=[.A1224]*[.A1224]" office:value-type="float" office:value="0.0000019405047204" calcext:value-type="float">
            <text:p>0.0000019405047204</text:p>
          </table:table-cell>
          <table:table-cell table:formula="of:=([.A1224]-[.B1224])*([.A1224]-[.B1224])" office:value-type="float" office:value="0.0017887722854544" calcext:value-type="float">
            <text:p>0.0017887722854544</text:p>
          </table:table-cell>
          <table:table-cell table:number-columns-repeated="2"/>
        </table:table-row>
        <table:table-row table:style-name="ro1">
          <table:table-cell office:value-type="float" office:value="0.00031358" calcext:value-type="float">
            <text:p>0.00031358</text:p>
          </table:table-cell>
          <table:table-cell office:value-type="float" office:value="0.00549211" calcext:value-type="float">
            <text:p>0.00549211</text:p>
          </table:table-cell>
          <table:table-cell table:formula="of:=[.A1225]*[.A1225]" office:value-type="float" office:value="0.0000000983324164" calcext:value-type="float">
            <text:p>0.0000000983324164</text:p>
          </table:table-cell>
          <table:table-cell table:formula="of:=([.A1225]-[.B1225])*([.A1225]-[.B1225])" office:value-type="float" office:value="0.0000268171729609" calcext:value-type="float">
            <text:p>0.0000268171729609</text:p>
          </table:table-cell>
          <table:table-cell table:number-columns-repeated="2"/>
        </table:table-row>
        <table:table-row table:style-name="ro1">
          <table:table-cell office:value-type="float" office:value="0.00031358" calcext:value-type="float">
            <text:p>0.00031358</text:p>
          </table:table-cell>
          <table:table-cell office:value-type="float" office:value="0.0397427" calcext:value-type="float">
            <text:p>0.0397427</text:p>
          </table:table-cell>
          <table:table-cell table:formula="of:=[.A1226]*[.A1226]" office:value-type="float" office:value="0.0000000983324164" calcext:value-type="float">
            <text:p>0.0000000983324164</text:p>
          </table:table-cell>
          <table:table-cell table:formula="of:=([.A1226]-[.B1226])*([.A1226]-[.B1226])" office:value-type="float" office:value="0.0015546555039744" calcext:value-type="float">
            <text:p>0.0015546555039744</text:p>
          </table:table-cell>
          <table:table-cell table:number-columns-repeated="2"/>
        </table:table-row>
        <table:table-row table:style-name="ro1">
          <table:table-cell office:value-type="float" office:value="0.00167429" calcext:value-type="float">
            <text:p>0.00167429</text:p>
          </table:table-cell>
          <table:table-cell office:value-type="float" office:value="0.0484083" calcext:value-type="float">
            <text:p>0.0484083</text:p>
          </table:table-cell>
          <table:table-cell table:formula="of:=[.A1227]*[.A1227]" office:value-type="float" office:value="0.0000028032470041" calcext:value-type="float">
            <text:p>0.0000028032470041</text:p>
          </table:table-cell>
          <table:table-cell table:formula="of:=([.A1227]-[.B1227])*([.A1227]-[.B1227])" office:value-type="float" office:value="0.0021840676906801" calcext:value-type="float">
            <text:p>0.0021840676906801</text:p>
          </table:table-cell>
          <table:table-cell table:number-columns-repeated="2"/>
        </table:table-row>
        <table:table-row table:style-name="ro1">
          <table:table-cell office:value-type="float" office:value="0.00434077" calcext:value-type="float">
            <text:p>0.00434077</text:p>
          </table:table-cell>
          <table:table-cell office:value-type="float" office:value="0.0203952" calcext:value-type="float">
            <text:p>0.0203952</text:p>
          </table:table-cell>
          <table:table-cell table:formula="of:=[.A1228]*[.A1228]" office:value-type="float" office:value="0.0000188422841929" calcext:value-type="float">
            <text:p>0.0000188422841929</text:p>
          </table:table-cell>
          <table:table-cell table:formula="of:=([.A1228]-[.B1228])*([.A1228]-[.B1228])" office:value-type="float" office:value="0.0002577447226249" calcext:value-type="float">
            <text:p>0.0002577447226249</text:p>
          </table:table-cell>
          <table:table-cell table:number-columns-repeated="2"/>
        </table:table-row>
        <table:table-row table:style-name="ro1">
          <table:table-cell office:value-type="float" office:value="0.000861943" calcext:value-type="float">
            <text:p>0.000861943</text:p>
          </table:table-cell>
          <table:table-cell office:value-type="float" office:value="0.102039" calcext:value-type="float">
            <text:p>0.102039</text:p>
          </table:table-cell>
          <table:table-cell table:formula="of:=[.A1229]*[.A1229]" office:value-type="float" office:value="0.000000742945735249" calcext:value-type="float">
            <text:p>7.42945735249E-07</text:p>
          </table:table-cell>
          <table:table-cell table:formula="of:=([.A1229]-[.B1229])*([.A1229]-[.B1229])" office:value-type="float" office:value="0.0102367968631813" calcext:value-type="float">
            <text:p>0.0102367968631813</text:p>
          </table:table-cell>
          <table:table-cell table:number-columns-repeated="2"/>
        </table:table-row>
        <table:table-row table:style-name="ro1">
          <table:table-cell office:value-type="float" office:value="0.0361106" calcext:value-type="float">
            <text:p>0.0361106</text:p>
          </table:table-cell>
          <table:table-cell office:value-type="float" office:value="0.101046" calcext:value-type="float">
            <text:p>0.101046</text:p>
          </table:table-cell>
          <table:table-cell table:formula="of:=[.A1230]*[.A1230]" office:value-type="float" office:value="0.00130397543236" calcext:value-type="float">
            <text:p>0.00130397543236</text:p>
          </table:table-cell>
          <table:table-cell table:formula="of:=([.A1230]-[.B1230])*([.A1230]-[.B1230])" office:value-type="float" office:value="0.00421660617316" calcext:value-type="float">
            <text:p>0.00421660617316</text:p>
          </table:table-cell>
          <table:table-cell table:number-columns-repeated="2"/>
        </table:table-row>
        <table:table-row table:style-name="ro1">
          <table:table-cell office:value-type="float" office:value="0.0361106" calcext:value-type="float">
            <text:p>0.0361106</text:p>
          </table:table-cell>
          <table:table-cell office:value-type="float" office:value="0.10502" calcext:value-type="float">
            <text:p>0.10502</text:p>
          </table:table-cell>
          <table:table-cell table:formula="of:=[.A1231]*[.A1231]" office:value-type="float" office:value="0.00130397543236" calcext:value-type="float">
            <text:p>0.00130397543236</text:p>
          </table:table-cell>
          <table:table-cell table:formula="of:=([.A1231]-[.B1231])*([.A1231]-[.B1231])" office:value-type="float" office:value="0.00474850540836" calcext:value-type="float">
            <text:p>0.00474850540836</text:p>
          </table:table-cell>
          <table:table-cell table:number-columns-repeated="2"/>
        </table:table-row>
        <table:table-row table:style-name="ro1">
          <table:table-cell office:value-type="float" office:value="0.0863989" calcext:value-type="float">
            <text:p>0.0863989</text:p>
          </table:table-cell>
          <table:table-cell office:value-type="float" office:value="0.178394" calcext:value-type="float">
            <text:p>0.178394</text:p>
          </table:table-cell>
          <table:table-cell table:formula="of:=[.A1232]*[.A1232]" office:value-type="float" office:value="0.00746476992121" calcext:value-type="float">
            <text:p>0.00746476992121</text:p>
          </table:table-cell>
          <table:table-cell table:formula="of:=([.A1232]-[.B1232])*([.A1232]-[.B1232])" office:value-type="float" office:value="0.00846309842401" calcext:value-type="float">
            <text:p>0.00846309842401</text:p>
          </table:table-cell>
          <table:table-cell table:number-columns-repeated="2"/>
        </table:table-row>
        <table:table-row table:style-name="ro1">
          <table:table-cell office:value-type="float" office:value="0.0863987" calcext:value-type="float">
            <text:p>0.0863987</text:p>
          </table:table-cell>
          <table:table-cell office:value-type="float" office:value="0.162145" calcext:value-type="float">
            <text:p>0.162145</text:p>
          </table:table-cell>
          <table:table-cell table:formula="of:=[.A1233]*[.A1233]" office:value-type="float" office:value="0.00746473536169" calcext:value-type="float">
            <text:p>0.00746473536169</text:p>
          </table:table-cell>
          <table:table-cell table:formula="of:=([.A1233]-[.B1233])*([.A1233]-[.B1233])" office:value-type="float" office:value="0.00573750196369" calcext:value-type="float">
            <text:p>0.00573750196369</text:p>
          </table:table-cell>
          <table:table-cell table:number-columns-repeated="2"/>
        </table:table-row>
        <table:table-row table:style-name="ro1">
          <table:table-cell office:value-type="float" office:value="0.0863988" calcext:value-type="float">
            <text:p>0.0863988</text:p>
          </table:table-cell>
          <table:table-cell office:value-type="float" office:value="0.168168" calcext:value-type="float">
            <text:p>0.168168</text:p>
          </table:table-cell>
          <table:table-cell table:formula="of:=[.A1234]*[.A1234]" office:value-type="float" office:value="0.00746475264144" calcext:value-type="float">
            <text:p>0.00746475264144</text:p>
          </table:table-cell>
          <table:table-cell table:formula="of:=([.A1234]-[.B1234])*([.A1234]-[.B1234])" office:value-type="float" office:value="0.00668620206864" calcext:value-type="float">
            <text:p>0.00668620206864</text:p>
          </table:table-cell>
          <table:table-cell table:number-columns-repeated="2"/>
        </table:table-row>
        <table:table-row table:style-name="ro1">
          <table:table-cell office:value-type="float" office:value="0.224272" calcext:value-type="float">
            <text:p>0.224272</text:p>
          </table:table-cell>
          <table:table-cell office:value-type="float" office:value="0.353918" calcext:value-type="float">
            <text:p>0.353918</text:p>
          </table:table-cell>
          <table:table-cell table:formula="of:=[.A1235]*[.A1235]" office:value-type="float" office:value="0.050297929984" calcext:value-type="float">
            <text:p>0.050297929984</text:p>
          </table:table-cell>
          <table:table-cell table:formula="of:=([.A1235]-[.B1235])*([.A1235]-[.B1235])" office:value-type="float" office:value="0.016808085316" calcext:value-type="float">
            <text:p>0.016808085316</text:p>
          </table:table-cell>
          <table:table-cell table:number-columns-repeated="2"/>
        </table:table-row>
        <table:table-row table:style-name="ro1">
          <table:table-cell office:value-type="float" office:value="0.261886" calcext:value-type="float">
            <text:p>0.261886</text:p>
          </table:table-cell>
          <table:table-cell office:value-type="float" office:value="0.510506" calcext:value-type="float">
            <text:p>0.510506</text:p>
          </table:table-cell>
          <table:table-cell table:formula="of:=[.A1236]*[.A1236]" office:value-type="float" office:value="0.068584276996" calcext:value-type="float">
            <text:p>0.068584276996</text:p>
          </table:table-cell>
          <table:table-cell table:formula="of:=([.A1236]-[.B1236])*([.A1236]-[.B1236])" office:value-type="float" office:value="0.0618119044" calcext:value-type="float">
            <text:p>0.0618119044</text:p>
          </table:table-cell>
          <table:table-cell table:number-columns-repeated="2"/>
        </table:table-row>
        <table:table-row table:style-name="ro1">
          <table:table-cell office:value-type="float" office:value="0.345694" calcext:value-type="float">
            <text:p>0.345694</text:p>
          </table:table-cell>
          <table:table-cell office:value-type="float" office:value="0.358949" calcext:value-type="float">
            <text:p>0.358949</text:p>
          </table:table-cell>
          <table:table-cell table:formula="of:=[.A1237]*[.A1237]" office:value-type="float" office:value="0.119504341636" calcext:value-type="float">
            <text:p>0.119504341636</text:p>
          </table:table-cell>
          <table:table-cell table:formula="of:=([.A1237]-[.B1237])*([.A1237]-[.B1237])" office:value-type="float" office:value="0.000175695025" calcext:value-type="float">
            <text:p>0.000175695025</text:p>
          </table:table-cell>
          <table:table-cell table:number-columns-repeated="2"/>
        </table:table-row>
        <table:table-row table:style-name="ro1">
          <table:table-cell office:value-type="float" office:value="0.345694" calcext:value-type="float">
            <text:p>0.345694</text:p>
          </table:table-cell>
          <table:table-cell office:value-type="float" office:value="0.373044" calcext:value-type="float">
            <text:p>0.373044</text:p>
          </table:table-cell>
          <table:table-cell table:formula="of:=[.A1238]*[.A1238]" office:value-type="float" office:value="0.119504341636" calcext:value-type="float">
            <text:p>0.119504341636</text:p>
          </table:table-cell>
          <table:table-cell table:formula="of:=([.A1238]-[.B1238])*([.A1238]-[.B1238])" office:value-type="float" office:value="0.000748022499999999" calcext:value-type="float">
            <text:p>0.000748022499999999</text:p>
          </table:table-cell>
          <table:table-cell table:number-columns-repeated="2"/>
        </table:table-row>
        <table:table-row table:style-name="ro1">
          <table:table-cell office:value-type="float" office:value="0.419212" calcext:value-type="float">
            <text:p>0.419212</text:p>
          </table:table-cell>
          <table:table-cell office:value-type="float" office:value="0.569627" calcext:value-type="float">
            <text:p>0.569627</text:p>
          </table:table-cell>
          <table:table-cell table:formula="of:=[.A1239]*[.A1239]" office:value-type="float" office:value="0.175738700944" calcext:value-type="float">
            <text:p>0.175738700944</text:p>
          </table:table-cell>
          <table:table-cell table:formula="of:=([.A1239]-[.B1239])*([.A1239]-[.B1239])" office:value-type="float" office:value="0.022624672225" calcext:value-type="float">
            <text:p>0.022624672225</text:p>
          </table:table-cell>
          <table:table-cell table:number-columns-repeated="2"/>
        </table:table-row>
        <table:table-row table:style-name="ro1">
          <table:table-cell office:value-type="float" office:value="0.419211" calcext:value-type="float">
            <text:p>0.419211</text:p>
          </table:table-cell>
          <table:table-cell office:value-type="float" office:value="0.603727" calcext:value-type="float">
            <text:p>0.603727</text:p>
          </table:table-cell>
          <table:table-cell table:formula="of:=[.A1240]*[.A1240]" office:value-type="float" office:value="0.175737862521" calcext:value-type="float">
            <text:p>0.175737862521</text:p>
          </table:table-cell>
          <table:table-cell table:formula="of:=([.A1240]-[.B1240])*([.A1240]-[.B1240])" office:value-type="float" office:value="0.034046154256" calcext:value-type="float">
            <text:p>0.034046154256</text:p>
          </table:table-cell>
          <table:table-cell table:number-columns-repeated="2"/>
        </table:table-row>
        <table:table-row table:style-name="ro1">
          <table:table-cell office:value-type="float" office:value="0.4776" calcext:value-type="float">
            <text:p>0.4776</text:p>
          </table:table-cell>
          <table:table-cell office:value-type="float" office:value="0.628284" calcext:value-type="float">
            <text:p>0.628284</text:p>
          </table:table-cell>
          <table:table-cell table:formula="of:=[.A1241]*[.A1241]" office:value-type="float" office:value="0.22810176" calcext:value-type="float">
            <text:p>0.22810176</text:p>
          </table:table-cell>
          <table:table-cell table:formula="of:=([.A1241]-[.B1241])*([.A1241]-[.B1241])" office:value-type="float" office:value="0.022705667856" calcext:value-type="float">
            <text:p>0.022705667856</text:p>
          </table:table-cell>
          <table:table-cell table:number-columns-repeated="2"/>
        </table:table-row>
        <table:table-row table:style-name="ro1">
          <table:table-cell office:value-type="float" office:value="0.4776" calcext:value-type="float">
            <text:p>0.4776</text:p>
          </table:table-cell>
          <table:table-cell office:value-type="float" office:value="0.769033" calcext:value-type="float">
            <text:p>0.769033</text:p>
          </table:table-cell>
          <table:table-cell table:formula="of:=[.A1242]*[.A1242]" office:value-type="float" office:value="0.22810176" calcext:value-type="float">
            <text:p>0.22810176</text:p>
          </table:table-cell>
          <table:table-cell table:formula="of:=([.A1242]-[.B1242])*([.A1242]-[.B1242])" office:value-type="float" office:value="0.084933193489" calcext:value-type="float">
            <text:p>0.084933193489</text:p>
          </table:table-cell>
          <table:table-cell table:number-columns-repeated="2"/>
        </table:table-row>
        <table:table-row table:style-name="ro1">
          <table:table-cell office:value-type="float" office:value="0.484352" calcext:value-type="float">
            <text:p>0.484352</text:p>
          </table:table-cell>
          <table:table-cell office:value-type="float" office:value="0.804092" calcext:value-type="float">
            <text:p>0.804092</text:p>
          </table:table-cell>
          <table:table-cell table:formula="of:=[.A1243]*[.A1243]" office:value-type="float" office:value="0.234596859904" calcext:value-type="float">
            <text:p>0.234596859904</text:p>
          </table:table-cell>
          <table:table-cell table:formula="of:=([.A1243]-[.B1243])*([.A1243]-[.B1243])" office:value-type="float" office:value="0.1022336676" calcext:value-type="float">
            <text:p>0.1022336676</text:p>
          </table:table-cell>
          <table:table-cell table:number-columns-repeated="2"/>
        </table:table-row>
        <table:table-row table:style-name="ro1">
          <table:table-cell office:value-type="float" office:value="0.484352" calcext:value-type="float">
            <text:p>0.484352</text:p>
          </table:table-cell>
          <table:table-cell office:value-type="float" office:value="0.842923" calcext:value-type="float">
            <text:p>0.842923</text:p>
          </table:table-cell>
          <table:table-cell table:formula="of:=[.A1244]*[.A1244]" office:value-type="float" office:value="0.234596859904" calcext:value-type="float">
            <text:p>0.234596859904</text:p>
          </table:table-cell>
          <table:table-cell table:formula="of:=([.A1244]-[.B1244])*([.A1244]-[.B1244])" office:value-type="float" office:value="0.128573162041" calcext:value-type="float">
            <text:p>0.128573162041</text:p>
          </table:table-cell>
          <table:table-cell table:number-columns-repeated="2"/>
        </table:table-row>
        <table:table-row table:style-name="ro1">
          <table:table-cell office:value-type="float" office:value="0.63389" calcext:value-type="float">
            <text:p>0.63389</text:p>
          </table:table-cell>
          <table:table-cell office:value-type="float" office:value="0.782096" calcext:value-type="float">
            <text:p>0.782096</text:p>
          </table:table-cell>
          <table:table-cell table:formula="of:=[.A1245]*[.A1245]" office:value-type="float" office:value="0.4018165321" calcext:value-type="float">
            <text:p>0.4018165321</text:p>
          </table:table-cell>
          <table:table-cell table:formula="of:=([.A1245]-[.B1245])*([.A1245]-[.B1245])" office:value-type="float" office:value="0.021965018436" calcext:value-type="float">
            <text:p>0.021965018436</text:p>
          </table:table-cell>
          <table:table-cell table:number-columns-repeated="2"/>
        </table:table-row>
        <table:table-row table:style-name="ro1">
          <table:table-cell office:value-type="float" office:value="0.805101" calcext:value-type="float">
            <text:p>0.805101</text:p>
          </table:table-cell>
          <table:table-cell office:value-type="float" office:value="0.744914" calcext:value-type="float">
            <text:p>0.744914</text:p>
          </table:table-cell>
          <table:table-cell table:formula="of:=[.A1246]*[.A1246]" office:value-type="float" office:value="0.648187620201" calcext:value-type="float">
            <text:p>0.648187620201</text:p>
          </table:table-cell>
          <table:table-cell table:formula="of:=([.A1246]-[.B1246])*([.A1246]-[.B1246])" office:value-type="float" office:value="0.003622474969" calcext:value-type="float">
            <text:p>0.003622474969</text:p>
          </table:table-cell>
          <table:table-cell table:number-columns-repeated="2"/>
        </table:table-row>
        <table:table-row table:style-name="ro1">
          <table:table-cell office:value-type="float" office:value="0.998765" calcext:value-type="float">
            <text:p>0.998765</text:p>
          </table:table-cell>
          <table:table-cell office:value-type="float" office:value="0.88179" calcext:value-type="float">
            <text:p>0.88179</text:p>
          </table:table-cell>
          <table:table-cell table:formula="of:=[.A1247]*[.A1247]" office:value-type="float" office:value="0.997531525225" calcext:value-type="float">
            <text:p>0.997531525225</text:p>
          </table:table-cell>
          <table:table-cell table:formula="of:=([.A1247]-[.B1247])*([.A1247]-[.B1247])" office:value-type="float" office:value="0.013683150625" calcext:value-type="float">
            <text:p>0.013683150625</text:p>
          </table:table-cell>
          <table:table-cell table:number-columns-repeated="2"/>
        </table:table-row>
        <table:table-row table:style-name="ro1">
          <table:table-cell office:value-type="float" office:value="0.998765" calcext:value-type="float">
            <text:p>0.998765</text:p>
          </table:table-cell>
          <table:table-cell office:value-type="float" office:value="0.971376" calcext:value-type="float">
            <text:p>0.971376</text:p>
          </table:table-cell>
          <table:table-cell table:formula="of:=[.A1248]*[.A1248]" office:value-type="float" office:value="0.997531525225" calcext:value-type="float">
            <text:p>0.997531525225</text:p>
          </table:table-cell>
          <table:table-cell table:formula="of:=([.A1248]-[.B1248])*([.A1248]-[.B1248])" office:value-type="float" office:value="0.000750157321" calcext:value-type="float">
            <text:p>0.000750157321</text:p>
          </table:table-cell>
          <table:table-cell table:number-columns-repeated="2"/>
        </table:table-row>
        <table:table-row table:style-name="ro1">
          <table:table-cell office:value-type="float" office:value="0.998765" calcext:value-type="float">
            <text:p>0.998765</text:p>
          </table:table-cell>
          <table:table-cell office:value-type="float" office:value="0.993782" calcext:value-type="float">
            <text:p>0.993782</text:p>
          </table:table-cell>
          <table:table-cell table:formula="of:=[.A1249]*[.A1249]" office:value-type="float" office:value="0.997531525225" calcext:value-type="float">
            <text:p>0.997531525225</text:p>
          </table:table-cell>
          <table:table-cell table:formula="of:=([.A1249]-[.B1249])*([.A1249]-[.B1249])" office:value-type="float" office:value="0.0000248302889999996" calcext:value-type="float">
            <text:p>2.48302889999996E-05</text:p>
          </table:table-cell>
          <table:table-cell table:number-columns-repeated="2"/>
        </table:table-row>
        <table:table-row table:style-name="ro1">
          <table:table-cell office:value-type="float" office:value="0.0000180006" calcext:value-type="float">
            <text:p>0.0000180006</text:p>
          </table:table-cell>
          <table:table-cell office:value-type="float" office:value="0.00000303222" calcext:value-type="float">
            <text:p>0.00000303222</text:p>
          </table:table-cell>
          <table:table-cell table:formula="of:=[.A1250]*[.A1250]" office:value-type="float" office:value="0.00000000032402160036" calcext:value-type="float">
            <text:p>3.2402160036E-10</text:p>
          </table:table-cell>
          <table:table-cell table:formula="of:=([.A1250]-[.B1250])*([.A1250]-[.B1250])" office:value-type="float" office:value="0.00000000022405239982" calcext:value-type="float">
            <text:p>2.240523998244E-10</text:p>
          </table:table-cell>
          <table:table-cell table:number-columns-repeated="2"/>
        </table:table-row>
        <table:table-row table:style-name="ro1">
          <table:table-cell office:value-type="float" office:value="0.0000180006" calcext:value-type="float">
            <text:p>0.0000180006</text:p>
          </table:table-cell>
          <table:table-cell office:value-type="float" office:value="0.00180795" calcext:value-type="float">
            <text:p>0.00180795</text:p>
          </table:table-cell>
          <table:table-cell table:formula="of:=[.A1251]*[.A1251]" office:value-type="float" office:value="0.00000000032402160036" calcext:value-type="float">
            <text:p>3.2402160036E-10</text:p>
          </table:table-cell>
          <table:table-cell table:formula="of:=([.A1251]-[.B1251])*([.A1251]-[.B1251])" office:value-type="float" office:value="0.00000320391885456036" calcext:value-type="float">
            <text:p>3.20391885456036E-06</text:p>
          </table:table-cell>
          <table:table-cell table:number-columns-repeated="2"/>
        </table:table-row>
        <table:table-row table:style-name="ro1">
          <table:table-cell office:value-type="float" office:value="0.0000180006" calcext:value-type="float">
            <text:p>0.0000180006</text:p>
          </table:table-cell>
          <table:table-cell office:value-type="float" office:value="0.0152877" calcext:value-type="float">
            <text:p>0.0152877</text:p>
          </table:table-cell>
          <table:table-cell table:formula="of:=[.A1252]*[.A1252]" office:value-type="float" office:value="0.00000000032402160036" calcext:value-type="float">
            <text:p>3.2402160036E-10</text:p>
          </table:table-cell>
          <table:table-cell table:formula="of:=([.A1252]-[.B1252])*([.A1252]-[.B1252])" office:value-type="float" office:value="0.00023316371976636" calcext:value-type="float">
            <text:p>0.00023316371976636</text:p>
          </table:table-cell>
          <table:table-cell table:number-columns-repeated="2"/>
        </table:table-row>
        <table:table-row table:style-name="ro1">
          <table:table-cell office:value-type="float" office:value="0.00000995398" calcext:value-type="float">
            <text:p>0.00000995398</text:p>
          </table:table-cell>
          <table:table-cell office:value-type="float" office:value="0.0292095" calcext:value-type="float">
            <text:p>0.0292095</text:p>
          </table:table-cell>
          <table:table-cell table:formula="of:=[.A1253]*[.A1253]" office:value-type="float" office:value="0.00000000009908171784" calcext:value-type="float">
            <text:p>9.90817178404E-11</text:p>
          </table:table-cell>
          <table:table-cell table:formula="of:=([.A1253]-[.B1253])*([.A1253]-[.B1253])" office:value-type="float" office:value="0.000852613487774098" calcext:value-type="float">
            <text:p>0.000852613487774098</text:p>
          </table:table-cell>
          <table:table-cell table:number-columns-repeated="2"/>
        </table:table-row>
        <table:table-row table:style-name="ro1">
          <table:table-cell office:value-type="float" office:value="0.0000377893" calcext:value-type="float">
            <text:p>0.0000377893</text:p>
          </table:table-cell>
          <table:table-cell office:value-type="float" office:value="0.0067219" calcext:value-type="float">
            <text:p>0.0067219</text:p>
          </table:table-cell>
          <table:table-cell table:formula="of:=[.A1254]*[.A1254]" office:value-type="float" office:value="0.00000000142803119449" calcext:value-type="float">
            <text:p>1.42803119449E-09</text:p>
          </table:table-cell>
          <table:table-cell table:formula="of:=([.A1254]-[.B1254])*([.A1254]-[.B1254])" office:value-type="float" office:value="0.0000446773358498545" calcext:value-type="float">
            <text:p>4.46773358498545E-05</text:p>
          </table:table-cell>
          <table:table-cell table:number-columns-repeated="2"/>
        </table:table-row>
        <table:table-row table:style-name="ro1">
          <table:table-cell office:value-type="float" office:value="0.00000357628" calcext:value-type="float">
            <text:p>0.00000357628</text:p>
          </table:table-cell>
          <table:table-cell office:value-type="float" office:value="0.0104391" calcext:value-type="float">
            <text:p>0.0104391</text:p>
          </table:table-cell>
          <table:table-cell table:formula="of:=[.A1255]*[.A1255]" office:value-type="float" office:value="0.00000000001278977864" calcext:value-type="float">
            <text:p>1.27897786384E-11</text:p>
          </table:table-cell>
          <table:table-cell table:formula="of:=([.A1255]-[.B1255])*([.A1255]-[.B1255])" office:value-type="float" office:value="0.000108900155310683" calcext:value-type="float">
            <text:p>0.000108900155310683</text:p>
          </table:table-cell>
          <table:table-cell table:number-columns-repeated="2"/>
        </table:table-row>
        <table:table-row table:style-name="ro1">
          <table:table-cell office:value-type="float" office:value="0.00000655651" calcext:value-type="float">
            <text:p>0.00000655651</text:p>
          </table:table-cell>
          <table:table-cell office:value-type="float" office:value="0.0092383" calcext:value-type="float">
            <text:p>0.0092383</text:p>
          </table:table-cell>
          <table:table-cell table:formula="of:=[.A1256]*[.A1256]" office:value-type="float" office:value="0.00000000004298782338" calcext:value-type="float">
            <text:p>4.29878233801E-11</text:p>
          </table:table-cell>
          <table:table-cell table:formula="of:=([.A1256]-[.B1256])*([.A1256]-[.B1256])" office:value-type="float" office:value="0.0000852250878651574" calcext:value-type="float">
            <text:p>8.52250878651574E-05</text:p>
          </table:table-cell>
          <table:table-cell table:number-columns-repeated="2"/>
        </table:table-row>
        <table:table-row table:style-name="ro1">
          <table:table-cell office:value-type="float" office:value="0.0000216365" calcext:value-type="float">
            <text:p>0.0000216365</text:p>
          </table:table-cell>
          <table:table-cell office:value-type="float" office:value="0.016736" calcext:value-type="float">
            <text:p>0.016736</text:p>
          </table:table-cell>
          <table:table-cell table:formula="of:=[.A1257]*[.A1257]" office:value-type="float" office:value="0.00000000046813813225" calcext:value-type="float">
            <text:p>4.6813813225E-10</text:p>
          </table:table-cell>
          <table:table-cell table:formula="of:=([.A1257]-[.B1257])*([.A1257]-[.B1257])" office:value-type="float" office:value="0.000279369947210132" calcext:value-type="float">
            <text:p>0.000279369947210132</text:p>
          </table:table-cell>
          <table:table-cell table:number-columns-repeated="2"/>
        </table:table-row>
        <table:table-row table:style-name="ro1">
          <table:table-cell office:value-type="float" office:value="0.00000494719" calcext:value-type="float">
            <text:p>0.00000494719</text:p>
          </table:table-cell>
          <table:table-cell office:value-type="float" office:value="0.000217966" calcext:value-type="float">
            <text:p>0.000217966</text:p>
          </table:table-cell>
          <table:table-cell table:formula="of:=[.A1258]*[.A1258]" office:value-type="float" office:value="0.0000000000244746889" calcext:value-type="float">
            <text:p>2.44746888961E-11</text:p>
          </table:table-cell>
          <table:table-cell table:formula="of:=([.A1258]-[.B1258])*([.A1258]-[.B1258])" office:value-type="float" office:value="0.00000004537701341382" calcext:value-type="float">
            <text:p>4.53770134138161E-08</text:p>
          </table:table-cell>
          <table:table-cell table:number-columns-repeated="2"/>
        </table:table-row>
        <table:table-row table:style-name="ro1">
          <table:table-cell office:value-type="float" office:value="0.0000839829" calcext:value-type="float">
            <text:p>0.0000839829</text:p>
          </table:table-cell>
          <table:table-cell office:value-type="float" office:value="0.0111162" calcext:value-type="float">
            <text:p>0.0111162</text:p>
          </table:table-cell>
          <table:table-cell table:formula="of:=[.A1259]*[.A1259]" office:value-type="float" office:value="0.00000000705312749241" calcext:value-type="float">
            <text:p>7.05312749241E-09</text:p>
          </table:table-cell>
          <table:table-cell table:formula="of:=([.A1259]-[.B1259])*([.A1259]-[.B1259])" office:value-type="float" office:value="0.000121709814141532" calcext:value-type="float">
            <text:p>0.000121709814141532</text:p>
          </table:table-cell>
          <table:table-cell table:number-columns-repeated="2"/>
        </table:table-row>
        <table:table-row table:style-name="ro1">
          <table:table-cell office:value-type="float" office:value="0.000112772" calcext:value-type="float">
            <text:p>0.000112772</text:p>
          </table:table-cell>
          <table:table-cell office:value-type="float" office:value="0.00149937" calcext:value-type="float">
            <text:p>0.00149937</text:p>
          </table:table-cell>
          <table:table-cell table:formula="of:=[.A1260]*[.A1260]" office:value-type="float" office:value="0.000000012717523984" calcext:value-type="float">
            <text:p>1.2717523984E-08</text:p>
          </table:table-cell>
          <table:table-cell table:formula="of:=([.A1260]-[.B1260])*([.A1260]-[.B1260])" office:value-type="float" office:value="0.000001922654013604" calcext:value-type="float">
            <text:p>1.922654013604E-06</text:p>
          </table:table-cell>
          <table:table-cell table:number-columns-repeated="2"/>
        </table:table-row>
        <table:table-row table:style-name="ro1">
          <table:table-cell office:value-type="float" office:value="0.0000529289" calcext:value-type="float">
            <text:p>0.0000529289</text:p>
          </table:table-cell>
          <table:table-cell office:value-type="float" office:value="0.0343324" calcext:value-type="float">
            <text:p>0.0343324</text:p>
          </table:table-cell>
          <table:table-cell table:formula="of:=[.A1261]*[.A1261]" office:value-type="float" office:value="0.00000000280146845521" calcext:value-type="float">
            <text:p>2.80146845521E-09</text:p>
          </table:table-cell>
          <table:table-cell table:formula="of:=([.A1261]-[.B1261])*([.A1261]-[.B1261])" office:value-type="float" office:value="0.00117508213889574" calcext:value-type="float">
            <text:p>0.00117508213889574</text:p>
          </table:table-cell>
          <table:table-cell table:number-columns-repeated="2"/>
        </table:table-row>
        <table:table-row table:style-name="ro1">
          <table:table-cell office:value-type="float" office:value="0.0000465512" calcext:value-type="float">
            <text:p>0.0000465512</text:p>
          </table:table-cell>
          <table:table-cell office:value-type="float" office:value="0.000792712" calcext:value-type="float">
            <text:p>0.000792712</text:p>
          </table:table-cell>
          <table:table-cell table:formula="of:=[.A1262]*[.A1262]" office:value-type="float" office:value="0.00000000216701422144" calcext:value-type="float">
            <text:p>2.16701422144E-09</text:p>
          </table:table-cell>
          <table:table-cell table:formula="of:=([.A1262]-[.B1262])*([.A1262]-[.B1262])" office:value-type="float" office:value="0.00000055675593945664" calcext:value-type="float">
            <text:p>5.5675593945664E-07</text:p>
          </table:table-cell>
          <table:table-cell table:number-columns-repeated="2"/>
        </table:table-row>
        <table:table-row table:style-name="ro1">
          <table:table-cell office:value-type="float" office:value="0.00124151" calcext:value-type="float">
            <text:p>0.00124151</text:p>
          </table:table-cell>
          <table:table-cell office:value-type="float" office:value="0.000741822" calcext:value-type="float">
            <text:p>0.000741822</text:p>
          </table:table-cell>
          <table:table-cell table:formula="of:=[.A1263]*[.A1263]" office:value-type="float" office:value="0.0000015413470801" calcext:value-type="float">
            <text:p>0.0000015413470801</text:p>
          </table:table-cell>
          <table:table-cell table:formula="of:=([.A1263]-[.B1263])*([.A1263]-[.B1263])" office:value-type="float" office:value="0.000000249688097344" calcext:value-type="float">
            <text:p>2.49688097344E-07</text:p>
          </table:table-cell>
          <table:table-cell table:number-columns-repeated="2"/>
        </table:table-row>
        <table:table-row table:style-name="ro1">
          <table:table-cell office:value-type="float" office:value="0.000300288" calcext:value-type="float">
            <text:p>0.000300288</text:p>
          </table:table-cell>
          <table:table-cell office:value-type="float" office:value="0.0321791" calcext:value-type="float">
            <text:p>0.0321791</text:p>
          </table:table-cell>
          <table:table-cell table:formula="of:=[.A1264]*[.A1264]" office:value-type="float" office:value="0.000000090172882944" calcext:value-type="float">
            <text:p>9.0172882944E-08</text:p>
          </table:table-cell>
          <table:table-cell table:formula="of:=([.A1264]-[.B1264])*([.A1264]-[.B1264])" office:value-type="float" office:value="0.00101625865453134" calcext:value-type="float">
            <text:p>0.00101625865453134</text:p>
          </table:table-cell>
          <table:table-cell table:number-columns-repeated="2"/>
        </table:table-row>
        <table:table-row table:style-name="ro1">
          <table:table-cell office:value-type="float" office:value="0.018145" calcext:value-type="float">
            <text:p>0.018145</text:p>
          </table:table-cell>
          <table:table-cell office:value-type="float" office:value="0.0573614" calcext:value-type="float">
            <text:p>0.0573614</text:p>
          </table:table-cell>
          <table:table-cell table:formula="of:=[.A1265]*[.A1265]" office:value-type="float" office:value="0.000329241025" calcext:value-type="float">
            <text:p>0.000329241025</text:p>
          </table:table-cell>
          <table:table-cell table:formula="of:=([.A1265]-[.B1265])*([.A1265]-[.B1265])" office:value-type="float" office:value="0.00153792602896" calcext:value-type="float">
            <text:p>0.00153792602896</text:p>
          </table:table-cell>
          <table:table-cell table:number-columns-repeated="2"/>
        </table:table-row>
        <table:table-row table:style-name="ro1">
          <table:table-cell office:value-type="float" office:value="0.00107801" calcext:value-type="float">
            <text:p>0.00107801</text:p>
          </table:table-cell>
          <table:table-cell office:value-type="float" office:value="0.000276549" calcext:value-type="float">
            <text:p>0.000276549</text:p>
          </table:table-cell>
          <table:table-cell table:formula="of:=[.A1266]*[.A1266]" office:value-type="float" office:value="0.0000011621055601" calcext:value-type="float">
            <text:p>0.0000011621055601</text:p>
          </table:table-cell>
          <table:table-cell table:formula="of:=([.A1266]-[.B1266])*([.A1266]-[.B1266])" office:value-type="float" office:value="0.000000642339734521" calcext:value-type="float">
            <text:p>6.42339734521E-07</text:p>
          </table:table-cell>
          <table:table-cell table:number-columns-repeated="2"/>
        </table:table-row>
        <table:table-row table:style-name="ro1">
          <table:table-cell office:value-type="float" office:value="0.00193185" calcext:value-type="float">
            <text:p>0.00193185</text:p>
          </table:table-cell>
          <table:table-cell office:value-type="float" office:value="0.171346" calcext:value-type="float">
            <text:p>0.171346</text:p>
          </table:table-cell>
          <table:table-cell table:formula="of:=[.A1267]*[.A1267]" office:value-type="float" office:value="0.0000037320444225" calcext:value-type="float">
            <text:p>0.0000037320444225</text:p>
          </table:table-cell>
          <table:table-cell table:formula="of:=([.A1267]-[.B1267])*([.A1267]-[.B1267])" office:value-type="float" office:value="0.0287011542202225" calcext:value-type="float">
            <text:p>0.0287011542202225</text:p>
          </table:table-cell>
          <table:table-cell table:number-columns-repeated="2"/>
        </table:table-row>
        <table:table-row table:style-name="ro1">
          <table:table-cell office:value-type="float" office:value="0.100624" calcext:value-type="float">
            <text:p>0.100624</text:p>
          </table:table-cell>
          <table:table-cell office:value-type="float" office:value="0.277415" calcext:value-type="float">
            <text:p>0.277415</text:p>
          </table:table-cell>
          <table:table-cell table:formula="of:=[.A1268]*[.A1268]" office:value-type="float" office:value="0.010125189376" calcext:value-type="float">
            <text:p>0.010125189376</text:p>
          </table:table-cell>
          <table:table-cell table:formula="of:=([.A1268]-[.B1268])*([.A1268]-[.B1268])" office:value-type="float" office:value="0.031255057681" calcext:value-type="float">
            <text:p>0.031255057681</text:p>
          </table:table-cell>
          <table:table-cell table:number-columns-repeated="2"/>
        </table:table-row>
        <table:table-row table:style-name="ro1">
          <table:table-cell office:value-type="float" office:value="0.100624" calcext:value-type="float">
            <text:p>0.100624</text:p>
          </table:table-cell>
          <table:table-cell office:value-type="float" office:value="0.288772" calcext:value-type="float">
            <text:p>0.288772</text:p>
          </table:table-cell>
          <table:table-cell table:formula="of:=[.A1269]*[.A1269]" office:value-type="float" office:value="0.010125189376" calcext:value-type="float">
            <text:p>0.010125189376</text:p>
          </table:table-cell>
          <table:table-cell table:formula="of:=([.A1269]-[.B1269])*([.A1269]-[.B1269])" office:value-type="float" office:value="0.035399669904" calcext:value-type="float">
            <text:p>0.035399669904</text:p>
          </table:table-cell>
          <table:table-cell table:number-columns-repeated="2"/>
        </table:table-row>
        <table:table-row table:style-name="ro1">
          <table:table-cell office:value-type="float" office:value="0.100624" calcext:value-type="float">
            <text:p>0.100624</text:p>
          </table:table-cell>
          <table:table-cell office:value-type="float" office:value="0.33525" calcext:value-type="float">
            <text:p>0.33525</text:p>
          </table:table-cell>
          <table:table-cell table:formula="of:=[.A1270]*[.A1270]" office:value-type="float" office:value="0.010125189376" calcext:value-type="float">
            <text:p>0.010125189376</text:p>
          </table:table-cell>
          <table:table-cell table:formula="of:=([.A1270]-[.B1270])*([.A1270]-[.B1270])" office:value-type="float" office:value="0.055049359876" calcext:value-type="float">
            <text:p>0.055049359876</text:p>
          </table:table-cell>
          <table:table-cell table:number-columns-repeated="2"/>
        </table:table-row>
        <table:table-row table:style-name="ro1">
          <table:table-cell office:value-type="float" office:value="0.100624" calcext:value-type="float">
            <text:p>0.100624</text:p>
          </table:table-cell>
          <table:table-cell office:value-type="float" office:value="0.348054" calcext:value-type="float">
            <text:p>0.348054</text:p>
          </table:table-cell>
          <table:table-cell table:formula="of:=[.A1271]*[.A1271]" office:value-type="float" office:value="0.010125189376" calcext:value-type="float">
            <text:p>0.010125189376</text:p>
          </table:table-cell>
          <table:table-cell table:formula="of:=([.A1271]-[.B1271])*([.A1271]-[.B1271])" office:value-type="float" office:value="0.0612216049" calcext:value-type="float">
            <text:p>0.0612216049</text:p>
          </table:table-cell>
          <table:table-cell table:number-columns-repeated="2"/>
        </table:table-row>
        <table:table-row table:style-name="ro1">
          <table:table-cell office:value-type="float" office:value="0.100624" calcext:value-type="float">
            <text:p>0.100624</text:p>
          </table:table-cell>
          <table:table-cell office:value-type="float" office:value="0.339173" calcext:value-type="float">
            <text:p>0.339173</text:p>
          </table:table-cell>
          <table:table-cell table:formula="of:=[.A1272]*[.A1272]" office:value-type="float" office:value="0.010125189376" calcext:value-type="float">
            <text:p>0.010125189376</text:p>
          </table:table-cell>
          <table:table-cell table:formula="of:=([.A1272]-[.B1272])*([.A1272]-[.B1272])" office:value-type="float" office:value="0.056905625401" calcext:value-type="float">
            <text:p>0.056905625401</text:p>
          </table:table-cell>
          <table:table-cell table:number-columns-repeated="2"/>
        </table:table-row>
        <table:table-row table:style-name="ro1">
          <table:table-cell office:value-type="float" office:value="0.100624" calcext:value-type="float">
            <text:p>0.100624</text:p>
          </table:table-cell>
          <table:table-cell office:value-type="float" office:value="0.35177" calcext:value-type="float">
            <text:p>0.35177</text:p>
          </table:table-cell>
          <table:table-cell table:formula="of:=[.A1273]*[.A1273]" office:value-type="float" office:value="0.010125189376" calcext:value-type="float">
            <text:p>0.010125189376</text:p>
          </table:table-cell>
          <table:table-cell table:formula="of:=([.A1273]-[.B1273])*([.A1273]-[.B1273])" office:value-type="float" office:value="0.063074313316" calcext:value-type="float">
            <text:p>0.063074313316</text:p>
          </table:table-cell>
          <table:table-cell table:number-columns-repeated="2"/>
        </table:table-row>
        <table:table-row table:style-name="ro1">
          <table:table-cell office:value-type="float" office:value="0.0791574" calcext:value-type="float">
            <text:p>0.0791574</text:p>
          </table:table-cell>
          <table:table-cell office:value-type="float" office:value="0.360722" calcext:value-type="float">
            <text:p>0.360722</text:p>
          </table:table-cell>
          <table:table-cell table:formula="of:=[.A1274]*[.A1274]" office:value-type="float" office:value="0.00626589397476" calcext:value-type="float">
            <text:p>0.00626589397476</text:p>
          </table:table-cell>
          <table:table-cell table:formula="of:=([.A1274]-[.B1274])*([.A1274]-[.B1274])" office:value-type="float" office:value="0.07927862397316" calcext:value-type="float">
            <text:p>0.07927862397316</text:p>
          </table:table-cell>
          <table:table-cell table:number-columns-repeated="2"/>
        </table:table-row>
        <table:table-row table:style-name="ro1">
          <table:table-cell office:value-type="float" office:value="0.085152" calcext:value-type="float">
            <text:p>0.085152</text:p>
          </table:table-cell>
          <table:table-cell office:value-type="float" office:value="0.266657" calcext:value-type="float">
            <text:p>0.266657</text:p>
          </table:table-cell>
          <table:table-cell table:formula="of:=[.A1275]*[.A1275]" office:value-type="float" office:value="0.007250863104" calcext:value-type="float">
            <text:p>0.007250863104</text:p>
          </table:table-cell>
          <table:table-cell table:formula="of:=([.A1275]-[.B1275])*([.A1275]-[.B1275])" office:value-type="float" office:value="0.032944065025" calcext:value-type="float">
            <text:p>0.032944065025</text:p>
          </table:table-cell>
          <table:table-cell table:number-columns-repeated="2"/>
        </table:table-row>
        <table:table-row table:style-name="ro1">
          <table:table-cell office:value-type="float" office:value="0.089124" calcext:value-type="float">
            <text:p>0.089124</text:p>
          </table:table-cell>
          <table:table-cell office:value-type="float" office:value="0.29224" calcext:value-type="float">
            <text:p>0.29224</text:p>
          </table:table-cell>
          <table:table-cell table:formula="of:=[.A1276]*[.A1276]" office:value-type="float" office:value="0.007943087376" calcext:value-type="float">
            <text:p>0.007943087376</text:p>
          </table:table-cell>
          <table:table-cell table:formula="of:=([.A1276]-[.B1276])*([.A1276]-[.B1276])" office:value-type="float" office:value="0.041256109456" calcext:value-type="float">
            <text:p>0.041256109456</text:p>
          </table:table-cell>
          <table:table-cell table:number-columns-repeated="2"/>
        </table:table-row>
        <table:table-row table:style-name="ro1">
          <table:table-cell office:value-type="float" office:value="0.0993658" calcext:value-type="float">
            <text:p>0.0993658</text:p>
          </table:table-cell>
          <table:table-cell office:value-type="float" office:value="0.307309" calcext:value-type="float">
            <text:p>0.307309</text:p>
          </table:table-cell>
          <table:table-cell table:formula="of:=[.A1277]*[.A1277]" office:value-type="float" office:value="0.00987356220964" calcext:value-type="float">
            <text:p>0.00987356220964</text:p>
          </table:table-cell>
          <table:table-cell table:formula="of:=([.A1277]-[.B1277])*([.A1277]-[.B1277])" office:value-type="float" office:value="0.04324037442624" calcext:value-type="float">
            <text:p>0.04324037442624</text:p>
          </table:table-cell>
          <table:table-cell table:number-columns-repeated="2"/>
        </table:table-row>
        <table:table-row table:style-name="ro1">
          <table:table-cell office:value-type="float" office:value="0.151122" calcext:value-type="float">
            <text:p>0.151122</text:p>
          </table:table-cell>
          <table:table-cell office:value-type="float" office:value="0.346923" calcext:value-type="float">
            <text:p>0.346923</text:p>
          </table:table-cell>
          <table:table-cell table:formula="of:=[.A1278]*[.A1278]" office:value-type="float" office:value="0.022837858884" calcext:value-type="float">
            <text:p>0.022837858884</text:p>
          </table:table-cell>
          <table:table-cell table:formula="of:=([.A1278]-[.B1278])*([.A1278]-[.B1278])" office:value-type="float" office:value="0.038338031601" calcext:value-type="float">
            <text:p>0.038338031601</text:p>
          </table:table-cell>
          <table:table-cell table:number-columns-repeated="2"/>
        </table:table-row>
        <table:table-row table:style-name="ro1">
          <table:table-cell office:value-type="float" office:value="0.586874" calcext:value-type="float">
            <text:p>0.586874</text:p>
          </table:table-cell>
          <table:table-cell office:value-type="float" office:value="0.432267" calcext:value-type="float">
            <text:p>0.432267</text:p>
          </table:table-cell>
          <table:table-cell table:formula="of:=[.A1279]*[.A1279]" office:value-type="float" office:value="0.344421091876" calcext:value-type="float">
            <text:p>0.344421091876</text:p>
          </table:table-cell>
          <table:table-cell table:formula="of:=([.A1279]-[.B1279])*([.A1279]-[.B1279])" office:value-type="float" office:value="0.023903324449" calcext:value-type="float">
            <text:p>0.023903324449</text:p>
          </table:table-cell>
          <table:table-cell table:number-columns-repeated="2"/>
        </table:table-row>
        <table:table-row table:style-name="ro1">
          <table:table-cell office:value-type="float" office:value="0.669829" calcext:value-type="float">
            <text:p>0.669829</text:p>
          </table:table-cell>
          <table:table-cell office:value-type="float" office:value="0.706641" calcext:value-type="float">
            <text:p>0.706641</text:p>
          </table:table-cell>
          <table:table-cell table:formula="of:=[.A1280]*[.A1280]" office:value-type="float" office:value="0.448670889241" calcext:value-type="float">
            <text:p>0.448670889241</text:p>
          </table:table-cell>
          <table:table-cell table:formula="of:=([.A1280]-[.B1280])*([.A1280]-[.B1280])" office:value-type="float" office:value="0.001355123344" calcext:value-type="float">
            <text:p>0.001355123344</text:p>
          </table:table-cell>
          <table:table-cell table:number-columns-repeated="2"/>
        </table:table-row>
        <table:table-row table:style-name="ro1">
          <table:table-cell office:value-type="float" office:value="0.66983" calcext:value-type="float">
            <text:p>0.66983</text:p>
          </table:table-cell>
          <table:table-cell office:value-type="float" office:value="0.739145" calcext:value-type="float">
            <text:p>0.739145</text:p>
          </table:table-cell>
          <table:table-cell table:formula="of:=[.A1281]*[.A1281]" office:value-type="float" office:value="0.4486722289" calcext:value-type="float">
            <text:p>0.4486722289</text:p>
          </table:table-cell>
          <table:table-cell table:formula="of:=([.A1281]-[.B1281])*([.A1281]-[.B1281])" office:value-type="float" office:value="0.004804569225" calcext:value-type="float">
            <text:p>0.004804569225</text:p>
          </table:table-cell>
          <table:table-cell table:number-columns-repeated="2"/>
        </table:table-row>
        <table:table-row table:style-name="ro1">
          <table:table-cell office:value-type="float" office:value="0.66983" calcext:value-type="float">
            <text:p>0.66983</text:p>
          </table:table-cell>
          <table:table-cell office:value-type="float" office:value="0.774337" calcext:value-type="float">
            <text:p>0.774337</text:p>
          </table:table-cell>
          <table:table-cell table:formula="of:=[.A1282]*[.A1282]" office:value-type="float" office:value="0.4486722289" calcext:value-type="float">
            <text:p>0.4486722289</text:p>
          </table:table-cell>
          <table:table-cell table:formula="of:=([.A1282]-[.B1282])*([.A1282]-[.B1282])" office:value-type="float" office:value="0.010921713049" calcext:value-type="float">
            <text:p>0.010921713049</text:p>
          </table:table-cell>
          <table:table-cell table:number-columns-repeated="2"/>
        </table:table-row>
        <table:table-row table:style-name="ro1">
          <table:table-cell office:value-type="float" office:value="0.657012" calcext:value-type="float">
            <text:p>0.657012</text:p>
          </table:table-cell>
          <table:table-cell office:value-type="float" office:value="0.812102" calcext:value-type="float">
            <text:p>0.812102</text:p>
          </table:table-cell>
          <table:table-cell table:formula="of:=[.A1283]*[.A1283]" office:value-type="float" office:value="0.431664768144" calcext:value-type="float">
            <text:p>0.431664768144</text:p>
          </table:table-cell>
          <table:table-cell table:formula="of:=([.A1283]-[.B1283])*([.A1283]-[.B1283])" office:value-type="float" office:value="0.0240529081" calcext:value-type="float">
            <text:p>0.0240529081</text:p>
          </table:table-cell>
          <table:table-cell table:number-columns-repeated="2"/>
        </table:table-row>
        <table:table-row table:style-name="ro1">
          <table:table-cell office:value-type="float" office:value="0.804395" calcext:value-type="float">
            <text:p>0.804395</text:p>
          </table:table-cell>
          <table:table-cell office:value-type="float" office:value="0.873542" calcext:value-type="float">
            <text:p>0.873542</text:p>
          </table:table-cell>
          <table:table-cell table:formula="of:=[.A1284]*[.A1284]" office:value-type="float" office:value="0.647051316025" calcext:value-type="float">
            <text:p>0.647051316025</text:p>
          </table:table-cell>
          <table:table-cell table:formula="of:=([.A1284]-[.B1284])*([.A1284]-[.B1284])" office:value-type="float" office:value="0.00478130760900001" calcext:value-type="float">
            <text:p>0.00478130760900001</text:p>
          </table:table-cell>
          <table:table-cell table:number-columns-repeated="2"/>
        </table:table-row>
        <table:table-row table:style-name="ro1">
          <table:table-cell office:value-type="float" office:value="0.957268" calcext:value-type="float">
            <text:p>0.957268</text:p>
          </table:table-cell>
          <table:table-cell office:value-type="float" office:value="0.861166" calcext:value-type="float">
            <text:p>0.861166</text:p>
          </table:table-cell>
          <table:table-cell table:formula="of:=[.A1285]*[.A1285]" office:value-type="float" office:value="0.916362023824" calcext:value-type="float">
            <text:p>0.916362023824</text:p>
          </table:table-cell>
          <table:table-cell table:formula="of:=([.A1285]-[.B1285])*([.A1285]-[.B1285])" office:value-type="float" office:value="0.009235594404" calcext:value-type="float">
            <text:p>0.009235594404</text:p>
          </table:table-cell>
          <table:table-cell table:number-columns-repeated="2"/>
        </table:table-row>
        <table:table-row table:style-name="ro1">
          <table:table-cell office:value-type="float" office:value="0.966884" calcext:value-type="float">
            <text:p>0.966884</text:p>
          </table:table-cell>
          <table:table-cell office:value-type="float" office:value="0.970402" calcext:value-type="float">
            <text:p>0.970402</text:p>
          </table:table-cell>
          <table:table-cell table:formula="of:=[.A1286]*[.A1286]" office:value-type="float" office:value="0.934864669456" calcext:value-type="float">
            <text:p>0.934864669456</text:p>
          </table:table-cell>
          <table:table-cell table:formula="of:=([.A1286]-[.B1286])*([.A1286]-[.B1286])" office:value-type="float" office:value="0.0000123763240000001" calcext:value-type="float">
            <text:p>1.23763240000001E-05</text:p>
          </table:table-cell>
          <table:table-cell table:number-columns-repeated="2"/>
        </table:table-row>
        <table:table-row table:style-name="ro1">
          <table:table-cell office:value-type="float" office:value="0.966884" calcext:value-type="float">
            <text:p>0.966884</text:p>
          </table:table-cell>
          <table:table-cell office:value-type="float" office:value="0.979617" calcext:value-type="float">
            <text:p>0.979617</text:p>
          </table:table-cell>
          <table:table-cell table:formula="of:=[.A1287]*[.A1287]" office:value-type="float" office:value="0.934864669456" calcext:value-type="float">
            <text:p>0.934864669456</text:p>
          </table:table-cell>
          <table:table-cell table:formula="of:=([.A1287]-[.B1287])*([.A1287]-[.B1287])" office:value-type="float" office:value="0.000162129289" calcext:value-type="float">
            <text:p>0.000162129289</text:p>
          </table:table-cell>
          <table:table-cell table:number-columns-repeated="2"/>
        </table:table-row>
        <table:table-row table:style-name="ro1">
          <table:table-cell office:value-type="float" office:value="0.988995" calcext:value-type="float">
            <text:p>0.988995</text:p>
          </table:table-cell>
          <table:table-cell office:value-type="float" office:value="0.990723" calcext:value-type="float">
            <text:p>0.990723</text:p>
          </table:table-cell>
          <table:table-cell table:formula="of:=[.A1288]*[.A1288]" office:value-type="float" office:value="0.978111110025" calcext:value-type="float">
            <text:p>0.978111110025</text:p>
          </table:table-cell>
          <table:table-cell table:formula="of:=([.A1288]-[.B1288])*([.A1288]-[.B1288])" office:value-type="float" office:value="0.00000298598400000022" calcext:value-type="float">
            <text:p>2.98598400000022E-06</text:p>
          </table:table-cell>
          <table:table-cell table:number-columns-repeated="2"/>
        </table:table-row>
        <table:table-row table:style-name="ro1">
          <table:table-cell office:value-type="float" office:value="0.0000426769" calcext:value-type="float">
            <text:p>0.0000426769</text:p>
          </table:table-cell>
          <table:table-cell office:value-type="float" office:value="0.00000296271" calcext:value-type="float">
            <text:p>0.00000296271</text:p>
          </table:table-cell>
          <table:table-cell table:formula="of:=[.A1289]*[.A1289]" office:value-type="float" office:value="0.00000000182131779361" calcext:value-type="float">
            <text:p>1.82131779361E-09</text:p>
          </table:table-cell>
          <table:table-cell table:formula="of:=([.A1289]-[.B1289])*([.A1289]-[.B1289])" office:value-type="float" office:value="0.00000000157721688736" calcext:value-type="float">
            <text:p>1.5772168873561E-09</text:p>
          </table:table-cell>
          <table:table-cell table:number-columns-repeated="2"/>
        </table:table-row>
        <table:table-row table:style-name="ro1">
          <table:table-cell office:value-type="float" office:value="0.000123918" calcext:value-type="float">
            <text:p>0.000123918</text:p>
          </table:table-cell>
          <table:table-cell office:value-type="float" office:value="0.0000703491" calcext:value-type="float">
            <text:p>0.0000703491</text:p>
          </table:table-cell>
          <table:table-cell table:formula="of:=[.A1290]*[.A1290]" office:value-type="float" office:value="0.000000015355670724" calcext:value-type="float">
            <text:p>1.5355670724E-08</text:p>
          </table:table-cell>
          <table:table-cell table:formula="of:=([.A1290]-[.B1290])*([.A1290]-[.B1290])" office:value-type="float" office:value="0.00000000286962704721" calcext:value-type="float">
            <text:p>2.86962704721E-09</text:p>
          </table:table-cell>
          <table:table-cell table:number-columns-repeated="2"/>
        </table:table-row>
        <table:table-row table:style-name="ro1">
          <table:table-cell office:value-type="float" office:value="0.000219584" calcext:value-type="float">
            <text:p>0.000219584</text:p>
          </table:table-cell>
          <table:table-cell office:value-type="float" office:value="0.00011773" calcext:value-type="float">
            <text:p>0.00011773</text:p>
          </table:table-cell>
          <table:table-cell table:formula="of:=[.A1291]*[.A1291]" office:value-type="float" office:value="0.000000048217133056" calcext:value-type="float">
            <text:p>4.8217133056E-08</text:p>
          </table:table-cell>
          <table:table-cell table:formula="of:=([.A1291]-[.B1291])*([.A1291]-[.B1291])" office:value-type="float" office:value="0.000000010374237316" calcext:value-type="float">
            <text:p>1.0374237316E-08</text:p>
          </table:table-cell>
          <table:table-cell table:number-columns-repeated="2"/>
        </table:table-row>
        <table:table-row table:style-name="ro1">
          <table:table-cell office:value-type="float" office:value="0.000219584" calcext:value-type="float">
            <text:p>0.000219584</text:p>
          </table:table-cell>
          <table:table-cell office:value-type="float" office:value="0.000339129" calcext:value-type="float">
            <text:p>0.000339129</text:p>
          </table:table-cell>
          <table:table-cell table:formula="of:=[.A1292]*[.A1292]" office:value-type="float" office:value="0.000000048217133056" calcext:value-type="float">
            <text:p>4.8217133056E-08</text:p>
          </table:table-cell>
          <table:table-cell table:formula="of:=([.A1292]-[.B1292])*([.A1292]-[.B1292])" office:value-type="float" office:value="0.000000014291007025" calcext:value-type="float">
            <text:p>1.4291007025E-08</text:p>
          </table:table-cell>
          <table:table-cell table:number-columns-repeated="2"/>
        </table:table-row>
        <table:table-row table:style-name="ro1">
          <table:table-cell office:value-type="float" office:value="0.000100136" calcext:value-type="float">
            <text:p>0.000100136</text:p>
          </table:table-cell>
          <table:table-cell office:value-type="float" office:value="0.0022695" calcext:value-type="float">
            <text:p>0.0022695</text:p>
          </table:table-cell>
          <table:table-cell table:formula="of:=[.A1293]*[.A1293]" office:value-type="float" office:value="0.000000010027218496" calcext:value-type="float">
            <text:p>1.0027218496E-08</text:p>
          </table:table-cell>
          <table:table-cell table:formula="of:=([.A1293]-[.B1293])*([.A1293]-[.B1293])" office:value-type="float" office:value="0.000004706140164496" calcext:value-type="float">
            <text:p>4.706140164496E-06</text:p>
          </table:table-cell>
          <table:table-cell table:number-columns-repeated="2"/>
        </table:table-row>
        <table:table-row table:style-name="ro1">
          <table:table-cell office:value-type="float" office:value="0.0000925064" calcext:value-type="float">
            <text:p>0.0000925064</text:p>
          </table:table-cell>
          <table:table-cell office:value-type="float" office:value="0.0037493" calcext:value-type="float">
            <text:p>0.0037493</text:p>
          </table:table-cell>
          <table:table-cell table:formula="of:=[.A1294]*[.A1294]" office:value-type="float" office:value="0.00000000855743404096" calcext:value-type="float">
            <text:p>8.55743404096E-09</text:p>
          </table:table-cell>
          <table:table-cell table:formula="of:=([.A1294]-[.B1294])*([.A1294]-[.B1294])" office:value-type="float" office:value="0.000013372139433001" calcext:value-type="float">
            <text:p>1.3372139433001E-05</text:p>
          </table:table-cell>
          <table:table-cell table:number-columns-repeated="2"/>
        </table:table-row>
        <table:table-row table:style-name="ro1">
          <table:table-cell office:value-type="float" office:value="0.0000337362" calcext:value-type="float">
            <text:p>0.0000337362</text:p>
          </table:table-cell>
          <table:table-cell office:value-type="float" office:value="0.00301965" calcext:value-type="float">
            <text:p>0.00301965</text:p>
          </table:table-cell>
          <table:table-cell table:formula="of:=[.A1295]*[.A1295]" office:value-type="float" office:value="0.00000000113813119044" calcext:value-type="float">
            <text:p>1.13813119044E-09</text:p>
          </table:table-cell>
          <table:table-cell table:formula="of:=([.A1295]-[.B1295])*([.A1295]-[.B1295])" office:value-type="float" office:value="0.00000891568122103044" calcext:value-type="float">
            <text:p>8.91568122103044E-06</text:p>
          </table:table-cell>
          <table:table-cell table:number-columns-repeated="2"/>
        </table:table-row>
        <table:table-row table:style-name="ro1">
          <table:table-cell office:value-type="float" office:value="0.0000337362" calcext:value-type="float">
            <text:p>0.0000337362</text:p>
          </table:table-cell>
          <table:table-cell office:value-type="float" office:value="0.000745985" calcext:value-type="float">
            <text:p>0.000745985</text:p>
          </table:table-cell>
          <table:table-cell table:formula="of:=[.A1296]*[.A1296]" office:value-type="float" office:value="0.00000000113813119044" calcext:value-type="float">
            <text:p>1.13813119044E-09</text:p>
          </table:table-cell>
          <table:table-cell table:formula="of:=([.A1296]-[.B1296])*([.A1296]-[.B1296])" office:value-type="float" office:value="0.00000050729835310144" calcext:value-type="float">
            <text:p>5.0729835310144E-07</text:p>
          </table:table-cell>
          <table:table-cell table:number-columns-repeated="2"/>
        </table:table-row>
        <table:table-row table:style-name="ro1">
          <table:table-cell office:value-type="float" office:value="0.0000207424" calcext:value-type="float">
            <text:p>0.0000207424</text:p>
          </table:table-cell>
          <table:table-cell office:value-type="float" office:value="0.0877118" calcext:value-type="float">
            <text:p>0.0877118</text:p>
          </table:table-cell>
          <table:table-cell table:formula="of:=[.A1297]*[.A1297]" office:value-type="float" office:value="0.00000000043024715776" calcext:value-type="float">
            <text:p>4.3024715776E-10</text:p>
          </table:table-cell>
          <table:table-cell table:formula="of:=([.A1297]-[.B1297])*([.A1297]-[.B1297])" office:value-type="float" office:value="0.00768972158300652" calcext:value-type="float">
            <text:p>0.00768972158300652</text:p>
          </table:table-cell>
          <table:table-cell table:number-columns-repeated="2"/>
        </table:table-row>
        <table:table-row table:style-name="ro1">
          <table:table-cell office:value-type="float" office:value="0.000092268" calcext:value-type="float">
            <text:p>0.000092268</text:p>
          </table:table-cell>
          <table:table-cell office:value-type="float" office:value="0.0119576" calcext:value-type="float">
            <text:p>0.0119576</text:p>
          </table:table-cell>
          <table:table-cell table:formula="of:=[.A1298]*[.A1298]" office:value-type="float" office:value="0.000000008513383824" calcext:value-type="float">
            <text:p>8.513383824E-09</text:p>
          </table:table-cell>
          <table:table-cell table:formula="of:=([.A1298]-[.B1298])*([.A1298]-[.B1298])" office:value-type="float" office:value="0.000140786103470224" calcext:value-type="float">
            <text:p>0.000140786103470224</text:p>
          </table:table-cell>
          <table:table-cell table:number-columns-repeated="2"/>
        </table:table-row>
        <table:table-row table:style-name="ro1">
          <table:table-cell office:value-type="float" office:value="0.000313103" calcext:value-type="float">
            <text:p>0.000313103</text:p>
          </table:table-cell>
          <table:table-cell office:value-type="float" office:value="0.0124793" calcext:value-type="float">
            <text:p>0.0124793</text:p>
          </table:table-cell>
          <table:table-cell table:formula="of:=[.A1299]*[.A1299]" office:value-type="float" office:value="0.000000098033488609" calcext:value-type="float">
            <text:p>9.8033488609E-08</text:p>
          </table:table-cell>
          <table:table-cell table:formula="of:=([.A1299]-[.B1299])*([.A1299]-[.B1299])" office:value-type="float" office:value="0.000148016349442809" calcext:value-type="float">
            <text:p>0.000148016349442809</text:p>
          </table:table-cell>
          <table:table-cell table:number-columns-repeated="2"/>
        </table:table-row>
        <table:table-row table:style-name="ro1">
          <table:table-cell office:value-type="float" office:value="0.000082016" calcext:value-type="float">
            <text:p>0.000082016</text:p>
          </table:table-cell>
          <table:table-cell office:value-type="float" office:value="0.0201509" calcext:value-type="float">
            <text:p>0.0201509</text:p>
          </table:table-cell>
          <table:table-cell table:formula="of:=[.A1300]*[.A1300]" office:value-type="float" office:value="0.000000006726624256" calcext:value-type="float">
            <text:p>6.726624256E-09</text:p>
          </table:table-cell>
          <table:table-cell table:formula="of:=([.A1300]-[.B1300])*([.A1300]-[.B1300])" office:value-type="float" office:value="0.000402760105005456" calcext:value-type="float">
            <text:p>0.000402760105005456</text:p>
          </table:table-cell>
          <table:table-cell table:number-columns-repeated="2"/>
        </table:table-row>
        <table:table-row table:style-name="ro1">
          <table:table-cell office:value-type="float" office:value="0.000082016" calcext:value-type="float">
            <text:p>0.000082016</text:p>
          </table:table-cell>
          <table:table-cell office:value-type="float" office:value="0.0066672" calcext:value-type="float">
            <text:p>0.0066672</text:p>
          </table:table-cell>
          <table:table-cell table:formula="of:=[.A1301]*[.A1301]" office:value-type="float" office:value="0.000000006726624256" calcext:value-type="float">
            <text:p>6.726624256E-09</text:p>
          </table:table-cell>
          <table:table-cell table:formula="of:=([.A1301]-[.B1301])*([.A1301]-[.B1301])" office:value-type="float" office:value="0.000043364648313856" calcext:value-type="float">
            <text:p>4.3364648313856E-05</text:p>
          </table:table-cell>
          <table:table-cell table:number-columns-repeated="2"/>
        </table:table-row>
        <table:table-row table:style-name="ro1">
          <table:table-cell office:value-type="float" office:value="0.000117898" calcext:value-type="float">
            <text:p>0.000117898</text:p>
          </table:table-cell>
          <table:table-cell office:value-type="float" office:value="0.0185316" calcext:value-type="float">
            <text:p>0.0185316</text:p>
          </table:table-cell>
          <table:table-cell table:formula="of:=[.A1302]*[.A1302]" office:value-type="float" office:value="0.000000013899938404" calcext:value-type="float">
            <text:p>1.3899938404E-08</text:p>
          </table:table-cell>
          <table:table-cell table:formula="of:=([.A1302]-[.B1302])*([.A1302]-[.B1302])" office:value-type="float" office:value="0.000339064421344804" calcext:value-type="float">
            <text:p>0.000339064421344804</text:p>
          </table:table-cell>
          <table:table-cell table:number-columns-repeated="2"/>
        </table:table-row>
        <table:table-row table:style-name="ro1">
          <table:table-cell office:value-type="float" office:value="0.000117898" calcext:value-type="float">
            <text:p>0.000117898</text:p>
          </table:table-cell>
          <table:table-cell office:value-type="float" office:value="0.00913223" calcext:value-type="float">
            <text:p>0.00913223</text:p>
          </table:table-cell>
          <table:table-cell table:formula="of:=[.A1303]*[.A1303]" office:value-type="float" office:value="0.000000013899938404" calcext:value-type="float">
            <text:p>1.3899938404E-08</text:p>
          </table:table-cell>
          <table:table-cell table:formula="of:=([.A1303]-[.B1303])*([.A1303]-[.B1303])" office:value-type="float" office:value="0.000081258181406224" calcext:value-type="float">
            <text:p>8.1258181406224E-05</text:p>
          </table:table-cell>
          <table:table-cell table:number-columns-repeated="2"/>
        </table:table-row>
        <table:table-row table:style-name="ro1">
          <table:table-cell office:value-type="float" office:value="0.000347376" calcext:value-type="float">
            <text:p>0.000347376</text:p>
          </table:table-cell>
          <table:table-cell office:value-type="float" office:value="0.000442742" calcext:value-type="float">
            <text:p>0.000442742</text:p>
          </table:table-cell>
          <table:table-cell table:formula="of:=[.A1304]*[.A1304]" office:value-type="float" office:value="0.000000120670085376" calcext:value-type="float">
            <text:p>1.20670085376E-07</text:p>
          </table:table-cell>
          <table:table-cell table:formula="of:=([.A1304]-[.B1304])*([.A1304]-[.B1304])" office:value-type="float" office:value="0.000000009094673956" calcext:value-type="float">
            <text:p>9.094673956E-09</text:p>
          </table:table-cell>
          <table:table-cell table:number-columns-repeated="2"/>
        </table:table-row>
        <table:table-row table:style-name="ro1">
          <table:table-cell office:value-type="float" office:value="0.000618935" calcext:value-type="float">
            <text:p>0.000618935</text:p>
          </table:table-cell>
          <table:table-cell office:value-type="float" office:value="0.00685927" calcext:value-type="float">
            <text:p>0.00685927</text:p>
          </table:table-cell>
          <table:table-cell table:formula="of:=[.A1305]*[.A1305]" office:value-type="float" office:value="0.000000383080534225" calcext:value-type="float">
            <text:p>3.83080534225E-07</text:p>
          </table:table-cell>
          <table:table-cell table:formula="of:=([.A1305]-[.B1305])*([.A1305]-[.B1305])" office:value-type="float" office:value="0.000038941780912225" calcext:value-type="float">
            <text:p>3.8941780912225E-05</text:p>
          </table:table-cell>
          <table:table-cell table:number-columns-repeated="2"/>
        </table:table-row>
        <table:table-row table:style-name="ro1">
          <table:table-cell office:value-type="float" office:value="0.000661314" calcext:value-type="float">
            <text:p>0.000661314</text:p>
          </table:table-cell>
          <table:table-cell office:value-type="float" office:value="0.00158292" calcext:value-type="float">
            <text:p>0.00158292</text:p>
          </table:table-cell>
          <table:table-cell table:formula="of:=[.A1306]*[.A1306]" office:value-type="float" office:value="0.000000437336206596" calcext:value-type="float">
            <text:p>4.37336206596E-07</text:p>
          </table:table-cell>
          <table:table-cell table:formula="of:=([.A1306]-[.B1306])*([.A1306]-[.B1306])" office:value-type="float" office:value="0.000000849357619236" calcext:value-type="float">
            <text:p>8.49357619236E-07</text:p>
          </table:table-cell>
          <table:table-cell table:number-columns-repeated="2"/>
        </table:table-row>
        <table:table-row table:style-name="ro1">
          <table:table-cell office:value-type="float" office:value="0.00292391" calcext:value-type="float">
            <text:p>0.00292391</text:p>
          </table:table-cell>
          <table:table-cell office:value-type="float" office:value="0.0337475" calcext:value-type="float">
            <text:p>0.0337475</text:p>
          </table:table-cell>
          <table:table-cell table:formula="of:=[.A1307]*[.A1307]" office:value-type="float" office:value="0.0000085492496881" calcext:value-type="float">
            <text:p>0.0000085492496881</text:p>
          </table:table-cell>
          <table:table-cell table:formula="of:=([.A1307]-[.B1307])*([.A1307]-[.B1307])" office:value-type="float" office:value="0.0009500937004881" calcext:value-type="float">
            <text:p>0.0009500937004881</text:p>
          </table:table-cell>
          <table:table-cell table:number-columns-repeated="2"/>
        </table:table-row>
        <table:table-row table:style-name="ro1">
          <table:table-cell office:value-type="float" office:value="0.00684458" calcext:value-type="float">
            <text:p>0.00684458</text:p>
          </table:table-cell>
          <table:table-cell office:value-type="float" office:value="0.035339" calcext:value-type="float">
            <text:p>0.035339</text:p>
          </table:table-cell>
          <table:table-cell table:formula="of:=[.A1308]*[.A1308]" office:value-type="float" office:value="0.0000468482753764" calcext:value-type="float">
            <text:p>0.0000468482753764</text:p>
          </table:table-cell>
          <table:table-cell table:formula="of:=([.A1308]-[.B1308])*([.A1308]-[.B1308])" office:value-type="float" office:value="0.0008119319711364" calcext:value-type="float">
            <text:p>0.0008119319711364</text:p>
          </table:table-cell>
          <table:table-cell table:number-columns-repeated="2"/>
        </table:table-row>
        <table:table-row table:style-name="ro1">
          <table:table-cell office:value-type="float" office:value="0.00684458" calcext:value-type="float">
            <text:p>0.00684458</text:p>
          </table:table-cell>
          <table:table-cell office:value-type="float" office:value="0.214159" calcext:value-type="float">
            <text:p>0.214159</text:p>
          </table:table-cell>
          <table:table-cell table:formula="of:=[.A1309]*[.A1309]" office:value-type="float" office:value="0.0000468482753764" calcext:value-type="float">
            <text:p>0.0000468482753764</text:p>
          </table:table-cell>
          <table:table-cell table:formula="of:=([.A1309]-[.B1309])*([.A1309]-[.B1309])" office:value-type="float" office:value="0.0429792687399364" calcext:value-type="float">
            <text:p>0.0429792687399364</text:p>
          </table:table-cell>
          <table:table-cell table:number-columns-repeated="2"/>
        </table:table-row>
        <table:table-row table:style-name="ro1">
          <table:table-cell office:value-type="float" office:value="0.0438713" calcext:value-type="float">
            <text:p>0.0438713</text:p>
          </table:table-cell>
          <table:table-cell office:value-type="float" office:value="0.230575" calcext:value-type="float">
            <text:p>0.230575</text:p>
          </table:table-cell>
          <table:table-cell table:formula="of:=[.A1310]*[.A1310]" office:value-type="float" office:value="0.00192469096369" calcext:value-type="float">
            <text:p>0.00192469096369</text:p>
          </table:table-cell>
          <table:table-cell table:formula="of:=([.A1310]-[.B1310])*([.A1310]-[.B1310])" office:value-type="float" office:value="0.03485827159369" calcext:value-type="float">
            <text:p>0.03485827159369</text:p>
          </table:table-cell>
          <table:table-cell table:number-columns-repeated="2"/>
        </table:table-row>
        <table:table-row table:style-name="ro1">
          <table:table-cell office:value-type="float" office:value="0.0514812" calcext:value-type="float">
            <text:p>0.0514812</text:p>
          </table:table-cell>
          <table:table-cell office:value-type="float" office:value="0.30014" calcext:value-type="float">
            <text:p>0.30014</text:p>
          </table:table-cell>
          <table:table-cell table:formula="of:=[.A1311]*[.A1311]" office:value-type="float" office:value="0.00265031395344" calcext:value-type="float">
            <text:p>0.00265031395344</text:p>
          </table:table-cell>
          <table:table-cell table:formula="of:=([.A1311]-[.B1311])*([.A1311]-[.B1311])" office:value-type="float" office:value="0.06183119881744" calcext:value-type="float">
            <text:p>0.06183119881744</text:p>
          </table:table-cell>
          <table:table-cell table:number-columns-repeated="2"/>
        </table:table-row>
        <table:table-row table:style-name="ro1">
          <table:table-cell office:value-type="float" office:value="0.0514812" calcext:value-type="float">
            <text:p>0.0514812</text:p>
          </table:table-cell>
          <table:table-cell office:value-type="float" office:value="0.349659" calcext:value-type="float">
            <text:p>0.349659</text:p>
          </table:table-cell>
          <table:table-cell table:formula="of:=[.A1312]*[.A1312]" office:value-type="float" office:value="0.00265031395344" calcext:value-type="float">
            <text:p>0.00265031395344</text:p>
          </table:table-cell>
          <table:table-cell table:formula="of:=([.A1312]-[.B1312])*([.A1312]-[.B1312])" office:value-type="float" office:value="0.08891000041284" calcext:value-type="float">
            <text:p>0.08891000041284</text:p>
          </table:table-cell>
          <table:table-cell table:number-columns-repeated="2"/>
        </table:table-row>
        <table:table-row table:style-name="ro1">
          <table:table-cell office:value-type="float" office:value="0.104858" calcext:value-type="float">
            <text:p>0.104858</text:p>
          </table:table-cell>
          <table:table-cell office:value-type="float" office:value="0.385791" calcext:value-type="float">
            <text:p>0.385791</text:p>
          </table:table-cell>
          <table:table-cell table:formula="of:=[.A1313]*[.A1313]" office:value-type="float" office:value="0.010995200164" calcext:value-type="float">
            <text:p>0.010995200164</text:p>
          </table:table-cell>
          <table:table-cell table:formula="of:=([.A1313]-[.B1313])*([.A1313]-[.B1313])" office:value-type="float" office:value="0.078923350489" calcext:value-type="float">
            <text:p>0.078923350489</text:p>
          </table:table-cell>
          <table:table-cell table:number-columns-repeated="2"/>
        </table:table-row>
        <table:table-row table:style-name="ro1">
          <table:table-cell office:value-type="float" office:value="0.0981226" calcext:value-type="float">
            <text:p>0.0981226</text:p>
          </table:table-cell>
          <table:table-cell office:value-type="float" office:value="0.369482" calcext:value-type="float">
            <text:p>0.369482</text:p>
          </table:table-cell>
          <table:table-cell table:formula="of:=[.A1314]*[.A1314]" office:value-type="float" office:value="0.00962804463076" calcext:value-type="float">
            <text:p>0.00962804463076</text:p>
          </table:table-cell>
          <table:table-cell table:formula="of:=([.A1314]-[.B1314])*([.A1314]-[.B1314])" office:value-type="float" office:value="0.07363592396836" calcext:value-type="float">
            <text:p>0.07363592396836</text:p>
          </table:table-cell>
          <table:table-cell table:number-columns-repeated="2"/>
        </table:table-row>
        <table:table-row table:style-name="ro1">
          <table:table-cell office:value-type="float" office:value="0.193672" calcext:value-type="float">
            <text:p>0.193672</text:p>
          </table:table-cell>
          <table:table-cell office:value-type="float" office:value="0.479601" calcext:value-type="float">
            <text:p>0.479601</text:p>
          </table:table-cell>
          <table:table-cell table:formula="of:=[.A1315]*[.A1315]" office:value-type="float" office:value="0.037508843584" calcext:value-type="float">
            <text:p>0.037508843584</text:p>
          </table:table-cell>
          <table:table-cell table:formula="of:=([.A1315]-[.B1315])*([.A1315]-[.B1315])" office:value-type="float" office:value="0.081755393041" calcext:value-type="float">
            <text:p>0.081755393041</text:p>
          </table:table-cell>
          <table:table-cell table:number-columns-repeated="2"/>
        </table:table-row>
        <table:table-row table:style-name="ro1">
          <table:table-cell office:value-type="float" office:value="0.350135" calcext:value-type="float">
            <text:p>0.350135</text:p>
          </table:table-cell>
          <table:table-cell office:value-type="float" office:value="0.50478" calcext:value-type="float">
            <text:p>0.50478</text:p>
          </table:table-cell>
          <table:table-cell table:formula="of:=[.A1316]*[.A1316]" office:value-type="float" office:value="0.122594518225" calcext:value-type="float">
            <text:p>0.122594518225</text:p>
          </table:table-cell>
          <table:table-cell table:formula="of:=([.A1316]-[.B1316])*([.A1316]-[.B1316])" office:value-type="float" office:value="0.023915076025" calcext:value-type="float">
            <text:p>0.023915076025</text:p>
          </table:table-cell>
          <table:table-cell table:number-columns-repeated="2"/>
        </table:table-row>
        <table:table-row table:style-name="ro1">
          <table:table-cell office:value-type="float" office:value="0.573506" calcext:value-type="float">
            <text:p>0.573506</text:p>
          </table:table-cell>
          <table:table-cell office:value-type="float" office:value="0.55499" calcext:value-type="float">
            <text:p>0.55499</text:p>
          </table:table-cell>
          <table:table-cell table:formula="of:=[.A1317]*[.A1317]" office:value-type="float" office:value="0.328909132036" calcext:value-type="float">
            <text:p>0.328909132036</text:p>
          </table:table-cell>
          <table:table-cell table:formula="of:=([.A1317]-[.B1317])*([.A1317]-[.B1317])" office:value-type="float" office:value="0.000342842255999999" calcext:value-type="float">
            <text:p>0.000342842255999999</text:p>
          </table:table-cell>
          <table:table-cell table:number-columns-repeated="2"/>
        </table:table-row>
        <table:table-row table:style-name="ro1">
          <table:table-cell office:value-type="float" office:value="0.573506" calcext:value-type="float">
            <text:p>0.573506</text:p>
          </table:table-cell>
          <table:table-cell office:value-type="float" office:value="0.578439" calcext:value-type="float">
            <text:p>0.578439</text:p>
          </table:table-cell>
          <table:table-cell table:formula="of:=[.A1318]*[.A1318]" office:value-type="float" office:value="0.328909132036" calcext:value-type="float">
            <text:p>0.328909132036</text:p>
          </table:table-cell>
          <table:table-cell table:formula="of:=([.A1318]-[.B1318])*([.A1318]-[.B1318])" office:value-type="float" office:value="0.0000243344890000007" calcext:value-type="float">
            <text:p>2.43344890000007E-05</text:p>
          </table:table-cell>
          <table:table-cell table:number-columns-repeated="2"/>
        </table:table-row>
        <table:table-row table:style-name="ro1">
          <table:table-cell office:value-type="float" office:value="0.573506" calcext:value-type="float">
            <text:p>0.573506</text:p>
          </table:table-cell>
          <table:table-cell office:value-type="float" office:value="0.700087" calcext:value-type="float">
            <text:p>0.700087</text:p>
          </table:table-cell>
          <table:table-cell table:formula="of:=[.A1319]*[.A1319]" office:value-type="float" office:value="0.328909132036" calcext:value-type="float">
            <text:p>0.328909132036</text:p>
          </table:table-cell>
          <table:table-cell table:formula="of:=([.A1319]-[.B1319])*([.A1319]-[.B1319])" office:value-type="float" office:value="0.016022749561" calcext:value-type="float">
            <text:p>0.016022749561</text:p>
          </table:table-cell>
          <table:table-cell table:number-columns-repeated="2"/>
        </table:table-row>
        <table:table-row table:style-name="ro1">
          <table:table-cell office:value-type="float" office:value="0.626354" calcext:value-type="float">
            <text:p>0.626354</text:p>
          </table:table-cell>
          <table:table-cell office:value-type="float" office:value="0.732575" calcext:value-type="float">
            <text:p>0.732575</text:p>
          </table:table-cell>
          <table:table-cell table:formula="of:=[.A1320]*[.A1320]" office:value-type="float" office:value="0.392319333316" calcext:value-type="float">
            <text:p>0.392319333316</text:p>
          </table:table-cell>
          <table:table-cell table:formula="of:=([.A1320]-[.B1320])*([.A1320]-[.B1320])" office:value-type="float" office:value="0.011282900841" calcext:value-type="float">
            <text:p>0.011282900841</text:p>
          </table:table-cell>
          <table:table-cell table:number-columns-repeated="2"/>
        </table:table-row>
        <table:table-row table:style-name="ro1">
          <table:table-cell office:value-type="float" office:value="0.69145" calcext:value-type="float">
            <text:p>0.69145</text:p>
          </table:table-cell>
          <table:table-cell office:value-type="float" office:value="0.773947" calcext:value-type="float">
            <text:p>0.773947</text:p>
          </table:table-cell>
          <table:table-cell table:formula="of:=[.A1321]*[.A1321]" office:value-type="float" office:value="0.4781031025" calcext:value-type="float">
            <text:p>0.4781031025</text:p>
          </table:table-cell>
          <table:table-cell table:formula="of:=([.A1321]-[.B1321])*([.A1321]-[.B1321])" office:value-type="float" office:value="0.00680575500900001" calcext:value-type="float">
            <text:p>0.00680575500900001</text:p>
          </table:table-cell>
          <table:table-cell table:number-columns-repeated="2"/>
        </table:table-row>
        <table:table-row table:style-name="ro1">
          <table:table-cell office:value-type="float" office:value="0.842496" calcext:value-type="float">
            <text:p>0.842496</text:p>
          </table:table-cell>
          <table:table-cell office:value-type="float" office:value="0.832075" calcext:value-type="float">
            <text:p>0.832075</text:p>
          </table:table-cell>
          <table:table-cell table:formula="of:=[.A1322]*[.A1322]" office:value-type="float" office:value="0.709799510016" calcext:value-type="float">
            <text:p>0.709799510016</text:p>
          </table:table-cell>
          <table:table-cell table:formula="of:=([.A1322]-[.B1322])*([.A1322]-[.B1322])" office:value-type="float" office:value="0.000108597241" calcext:value-type="float">
            <text:p>0.000108597241</text:p>
          </table:table-cell>
          <table:table-cell table:number-columns-repeated="2"/>
        </table:table-row>
        <table:table-row table:style-name="ro1">
          <table:table-cell office:value-type="float" office:value="0.927129" calcext:value-type="float">
            <text:p>0.927129</text:p>
          </table:table-cell>
          <table:table-cell office:value-type="float" office:value="0.912521" calcext:value-type="float">
            <text:p>0.912521</text:p>
          </table:table-cell>
          <table:table-cell table:formula="of:=[.A1323]*[.A1323]" office:value-type="float" office:value="0.859568182641" calcext:value-type="float">
            <text:p>0.859568182641</text:p>
          </table:table-cell>
          <table:table-cell table:formula="of:=([.A1323]-[.B1323])*([.A1323]-[.B1323])" office:value-type="float" office:value="0.000213393663999999" calcext:value-type="float">
            <text:p>0.000213393663999999</text:p>
          </table:table-cell>
          <table:table-cell table:number-columns-repeated="2"/>
        </table:table-row>
        <table:table-row table:style-name="ro1">
          <table:table-cell office:value-type="float" office:value="0.984145" calcext:value-type="float">
            <text:p>0.984145</text:p>
          </table:table-cell>
          <table:table-cell office:value-type="float" office:value="0.95282" calcext:value-type="float">
            <text:p>0.95282</text:p>
          </table:table-cell>
          <table:table-cell table:formula="of:=[.A1324]*[.A1324]" office:value-type="float" office:value="0.968541381025" calcext:value-type="float">
            <text:p>0.968541381025</text:p>
          </table:table-cell>
          <table:table-cell table:formula="of:=([.A1324]-[.B1324])*([.A1324]-[.B1324])" office:value-type="float" office:value="0.000981255625000003" calcext:value-type="float">
            <text:p>0.000981255625000003</text:p>
          </table:table-cell>
          <table:table-cell table:number-columns-repeated="2"/>
        </table:table-row>
        <table:table-row table:style-name="ro1">
          <table:table-cell office:value-type="float" office:value="0.984145" calcext:value-type="float">
            <text:p>0.984145</text:p>
          </table:table-cell>
          <table:table-cell office:value-type="float" office:value="0.981475" calcext:value-type="float">
            <text:p>0.981475</text:p>
          </table:table-cell>
          <table:table-cell table:formula="of:=[.A1325]*[.A1325]" office:value-type="float" office:value="0.968541381025" calcext:value-type="float">
            <text:p>0.968541381025</text:p>
          </table:table-cell>
          <table:table-cell table:formula="of:=([.A1325]-[.B1325])*([.A1325]-[.B1325])" office:value-type="float" office:value="0.00000712890000000033" calcext:value-type="float">
            <text:p>7.12890000000033E-06</text:p>
          </table:table-cell>
          <table:table-cell table:number-columns-repeated="2"/>
        </table:table-row>
        <table:table-row table:style-name="ro1">
          <table:table-cell office:value-type="float" office:value="0.984146" calcext:value-type="float">
            <text:p>0.984146</text:p>
          </table:table-cell>
          <table:table-cell office:value-type="float" office:value="0.994911" calcext:value-type="float">
            <text:p>0.994911</text:p>
          </table:table-cell>
          <table:table-cell table:formula="of:=[.A1326]*[.A1326]" office:value-type="float" office:value="0.968543349316" calcext:value-type="float">
            <text:p>0.968543349316</text:p>
          </table:table-cell>
          <table:table-cell table:formula="of:=([.A1326]-[.B1326])*([.A1326]-[.B1326])" office:value-type="float" office:value="0.000115885225000001" calcext:value-type="float">
            <text:p>0.000115885225000001</text:p>
          </table:table-cell>
          <table:table-cell table:number-columns-repeated="2"/>
        </table:table-row>
        <table:table-row table:style-name="ro1">
          <table:table-cell office:value-type="float" office:value="0.984145" calcext:value-type="float">
            <text:p>0.984145</text:p>
          </table:table-cell>
          <table:table-cell office:value-type="float" office:value="0.99671" calcext:value-type="float">
            <text:p>0.99671</text:p>
          </table:table-cell>
          <table:table-cell table:formula="of:=[.A1327]*[.A1327]" office:value-type="float" office:value="0.968541381025" calcext:value-type="float">
            <text:p>0.968541381025</text:p>
          </table:table-cell>
          <table:table-cell table:formula="of:=([.A1327]-[.B1327])*([.A1327]-[.B1327])" office:value-type="float" office:value="0.000157879224999998" calcext:value-type="float">
            <text:p>0.000157879224999998</text:p>
          </table:table-cell>
          <table:table-cell table:number-columns-repeated="2"/>
        </table:table-row>
        <table:table-row table:style-name="ro1">
          <table:table-cell office:value-type="float" office:value="0.00000822544" calcext:value-type="float">
            <text:p>0.00000822544</text:p>
          </table:table-cell>
          <table:table-cell office:value-type="float" office:value="0.00000303222" calcext:value-type="float">
            <text:p>0.00000303222</text:p>
          </table:table-cell>
          <table:table-cell table:formula="of:=[.A1328]*[.A1328]" office:value-type="float" office:value="0.00000000006765786319" calcext:value-type="float">
            <text:p>6.76578631936E-11</text:p>
          </table:table-cell>
          <table:table-cell table:formula="of:=([.A1328]-[.B1328])*([.A1328]-[.B1328])" office:value-type="float" office:value="0.00000000002696953397" calcext:value-type="float">
            <text:p>2.69695339684E-11</text:p>
          </table:table-cell>
          <table:table-cell table:number-columns-repeated="2"/>
        </table:table-row>
        <table:table-row table:style-name="ro1">
          <table:table-cell office:value-type="float" office:value="0.0000401139" calcext:value-type="float">
            <text:p>0.0000401139</text:p>
          </table:table-cell>
          <table:table-cell office:value-type="float" office:value="0.000420151" calcext:value-type="float">
            <text:p>0.000420151</text:p>
          </table:table-cell>
          <table:table-cell table:formula="of:=[.A1329]*[.A1329]" office:value-type="float" office:value="0.00000000160912497321" calcext:value-type="float">
            <text:p>1.60912497321E-09</text:p>
          </table:table-cell>
          <table:table-cell table:formula="of:=([.A1329]-[.B1329])*([.A1329]-[.B1329])" office:value-type="float" office:value="0.00000014442819737641" calcext:value-type="float">
            <text:p>1.4442819737641E-07</text:p>
          </table:table-cell>
          <table:table-cell table:number-columns-repeated="2"/>
        </table:table-row>
        <table:table-row table:style-name="ro1">
          <table:table-cell office:value-type="float" office:value="0.0000115633" calcext:value-type="float">
            <text:p>0.0000115633</text:p>
          </table:table-cell>
          <table:table-cell office:value-type="float" office:value="0.0000561639" calcext:value-type="float">
            <text:p>0.0000561639</text:p>
          </table:table-cell>
          <table:table-cell table:formula="of:=[.A1330]*[.A1330]" office:value-type="float" office:value="0.00000000013370990689" calcext:value-type="float">
            <text:p>1.3370990689E-10</text:p>
          </table:table-cell>
          <table:table-cell table:formula="of:=([.A1330]-[.B1330])*([.A1330]-[.B1330])" office:value-type="float" office:value="0.00000000198921352036" calcext:value-type="float">
            <text:p>1.98921352036E-09</text:p>
          </table:table-cell>
          <table:table-cell table:number-columns-repeated="2"/>
        </table:table-row>
        <table:table-row table:style-name="ro1">
          <table:table-cell office:value-type="float" office:value="0.0000113845" calcext:value-type="float">
            <text:p>0.0000113845</text:p>
          </table:table-cell>
          <table:table-cell office:value-type="float" office:value="0.00207604" calcext:value-type="float">
            <text:p>0.00207604</text:p>
          </table:table-cell>
          <table:table-cell table:formula="of:=[.A1331]*[.A1331]" office:value-type="float" office:value="0.00000000012960684025" calcext:value-type="float">
            <text:p>1.2960684025E-10</text:p>
          </table:table-cell>
          <table:table-cell table:formula="of:=([.A1331]-[.B1331])*([.A1331]-[.B1331])" office:value-type="float" office:value="0.00000426280233368025" calcext:value-type="float">
            <text:p>4.26280233368025E-06</text:p>
          </table:table-cell>
          <table:table-cell table:number-columns-repeated="2"/>
        </table:table-row>
        <table:table-row table:style-name="ro1">
          <table:table-cell office:value-type="float" office:value="0.0000855327" calcext:value-type="float">
            <text:p>0.0000855327</text:p>
          </table:table-cell>
          <table:table-cell office:value-type="float" office:value="0.000199435" calcext:value-type="float">
            <text:p>0.000199435</text:p>
          </table:table-cell>
          <table:table-cell table:formula="of:=[.A1332]*[.A1332]" office:value-type="float" office:value="0.00000000731584276929" calcext:value-type="float">
            <text:p>7.31584276929E-09</text:p>
          </table:table-cell>
          <table:table-cell table:formula="of:=([.A1332]-[.B1332])*([.A1332]-[.B1332])" office:value-type="float" office:value="0.00000001297373394529" calcext:value-type="float">
            <text:p>1.297373394529E-08</text:p>
          </table:table-cell>
          <table:table-cell table:number-columns-repeated="2"/>
        </table:table-row>
        <table:table-row table:style-name="ro1">
          <table:table-cell office:value-type="float" office:value="0.0000272393" calcext:value-type="float">
            <text:p>0.0000272393</text:p>
          </table:table-cell>
          <table:table-cell office:value-type="float" office:value="0.00149157" calcext:value-type="float">
            <text:p>0.00149157</text:p>
          </table:table-cell>
          <table:table-cell table:formula="of:=[.A1333]*[.A1333]" office:value-type="float" office:value="0.00000000074197946449" calcext:value-type="float">
            <text:p>7.4197946449E-10</text:p>
          </table:table-cell>
          <table:table-cell table:formula="of:=([.A1333]-[.B1333])*([.A1333]-[.B1333])" office:value-type="float" office:value="0.00000214426439896249" calcext:value-type="float">
            <text:p>2.14426439896249E-06</text:p>
          </table:table-cell>
          <table:table-cell table:number-columns-repeated="2"/>
        </table:table-row>
        <table:table-row table:style-name="ro1">
          <table:table-cell office:value-type="float" office:value="0.000287354" calcext:value-type="float">
            <text:p>0.000287354</text:p>
          </table:table-cell>
          <table:table-cell office:value-type="float" office:value="0.000378624" calcext:value-type="float">
            <text:p>0.000378624</text:p>
          </table:table-cell>
          <table:table-cell table:formula="of:=[.A1334]*[.A1334]" office:value-type="float" office:value="0.000000082572321316" calcext:value-type="float">
            <text:p>8.2572321316E-08</text:p>
          </table:table-cell>
          <table:table-cell table:formula="of:=([.A1334]-[.B1334])*([.A1334]-[.B1334])" office:value-type="float" office:value="0.0000000083302129" calcext:value-type="float">
            <text:p>0.0000000083302129</text:p>
          </table:table-cell>
          <table:table-cell table:number-columns-repeated="2"/>
        </table:table-row>
        <table:table-row table:style-name="ro1">
          <table:table-cell office:value-type="float" office:value="0.0000264645" calcext:value-type="float">
            <text:p>0.0000264645</text:p>
          </table:table-cell>
          <table:table-cell office:value-type="float" office:value="0.00000226127" calcext:value-type="float">
            <text:p>0.00000226127</text:p>
          </table:table-cell>
          <table:table-cell table:formula="of:=[.A1335]*[.A1335]" office:value-type="float" office:value="0.00000000070036976025" calcext:value-type="float">
            <text:p>7.0036976025E-10</text:p>
          </table:table-cell>
          <table:table-cell table:formula="of:=([.A1335]-[.B1335])*([.A1335]-[.B1335])" office:value-type="float" office:value="0.00000000058579634243" calcext:value-type="float">
            <text:p>5.857963424329E-10</text:p>
          </table:table-cell>
          <table:table-cell table:number-columns-repeated="2"/>
        </table:table-row>
        <table:table-row table:style-name="ro1">
          <table:table-cell office:value-type="float" office:value="0.00000667572" calcext:value-type="float">
            <text:p>0.00000667572</text:p>
          </table:table-cell>
          <table:table-cell office:value-type="float" office:value="0.00000265501" calcext:value-type="float">
            <text:p>0.00000265501</text:p>
          </table:table-cell>
          <table:table-cell table:formula="of:=[.A1336]*[.A1336]" office:value-type="float" office:value="0.00000000004456523752" calcext:value-type="float">
            <text:p>4.45652375184E-11</text:p>
          </table:table-cell>
          <table:table-cell table:formula="of:=([.A1336]-[.B1336])*([.A1336]-[.B1336])" office:value-type="float" office:value="0.0000000000161661089" calcext:value-type="float">
            <text:p>1.61661089041E-11</text:p>
          </table:table-cell>
          <table:table-cell table:number-columns-repeated="2"/>
        </table:table-row>
        <table:table-row table:style-name="ro1">
          <table:table-cell office:value-type="float" office:value="0.000124991" calcext:value-type="float">
            <text:p>0.000124991</text:p>
          </table:table-cell>
          <table:table-cell office:value-type="float" office:value="0.0953929" calcext:value-type="float">
            <text:p>0.0953929</text:p>
          </table:table-cell>
          <table:table-cell table:formula="of:=[.A1337]*[.A1337]" office:value-type="float" office:value="0.000000015622750081" calcext:value-type="float">
            <text:p>1.5622750081E-08</text:p>
          </table:table-cell>
          <table:table-cell table:formula="of:=([.A1337]-[.B1337])*([.A1337]-[.B1337])" office:value-type="float" office:value="0.00907597448523228" calcext:value-type="float">
            <text:p>0.00907597448523228</text:p>
          </table:table-cell>
          <table:table-cell table:number-columns-repeated="2"/>
        </table:table-row>
        <table:table-row table:style-name="ro1">
          <table:table-cell office:value-type="float" office:value="0.000184357" calcext:value-type="float">
            <text:p>0.000184357</text:p>
          </table:table-cell>
          <table:table-cell office:value-type="float" office:value="0.090641" calcext:value-type="float">
            <text:p>0.090641</text:p>
          </table:table-cell>
          <table:table-cell table:formula="of:=[.A1338]*[.A1338]" office:value-type="float" office:value="0.000000033987503449" calcext:value-type="float">
            <text:p>3.3987503449E-08</text:p>
          </table:table-cell>
          <table:table-cell table:formula="of:=([.A1338]-[.B1338])*([.A1338]-[.B1338])" office:value-type="float" office:value="0.00818240426282945" calcext:value-type="float">
            <text:p>0.00818240426282945</text:p>
          </table:table-cell>
          <table:table-cell table:number-columns-repeated="2"/>
        </table:table-row>
        <table:table-row table:style-name="ro1">
          <table:table-cell office:value-type="float" office:value="0.0000455379" calcext:value-type="float">
            <text:p>0.0000455379</text:p>
          </table:table-cell>
          <table:table-cell office:value-type="float" office:value="0.0470339" calcext:value-type="float">
            <text:p>0.0470339</text:p>
          </table:table-cell>
          <table:table-cell table:formula="of:=[.A1339]*[.A1339]" office:value-type="float" office:value="0.00000000207370033641" calcext:value-type="float">
            <text:p>2.07370033641E-09</text:p>
          </table:table-cell>
          <table:table-cell table:formula="of:=([.A1339]-[.B1339])*([.A1339]-[.B1339])" office:value-type="float" office:value="0.00220790617284072" calcext:value-type="float">
            <text:p>0.00220790617284072</text:p>
          </table:table-cell>
          <table:table-cell table:number-columns-repeated="2"/>
        </table:table-row>
        <table:table-row table:style-name="ro1">
          <table:table-cell office:value-type="float" office:value="0.000214756" calcext:value-type="float">
            <text:p>0.000214756</text:p>
          </table:table-cell>
          <table:table-cell office:value-type="float" office:value="0.00817083" calcext:value-type="float">
            <text:p>0.00817083</text:p>
          </table:table-cell>
          <table:table-cell table:formula="of:=[.A1340]*[.A1340]" office:value-type="float" office:value="0.000000046120139536" calcext:value-type="float">
            <text:p>4.6120139536E-08</text:p>
          </table:table-cell>
          <table:table-cell table:formula="of:=([.A1340]-[.B1340])*([.A1340]-[.B1340])" office:value-type="float" office:value="0.000063299113493476" calcext:value-type="float">
            <text:p>6.3299113493476E-05</text:p>
          </table:table-cell>
          <table:table-cell table:number-columns-repeated="2"/>
        </table:table-row>
        <table:table-row table:style-name="ro1">
          <table:table-cell office:value-type="float" office:value="0.000887513" calcext:value-type="float">
            <text:p>0.000887513</text:p>
          </table:table-cell>
          <table:table-cell office:value-type="float" office:value="0.0535359" calcext:value-type="float">
            <text:p>0.0535359</text:p>
          </table:table-cell>
          <table:table-cell table:formula="of:=[.A1341]*[.A1341]" office:value-type="float" office:value="0.000000787679325169" calcext:value-type="float">
            <text:p>7.87679325169E-07</text:p>
          </table:table-cell>
          <table:table-cell table:formula="of:=([.A1341]-[.B1341])*([.A1341]-[.B1341])" office:value-type="float" office:value="0.00277185265370177" calcext:value-type="float">
            <text:p>0.00277185265370177</text:p>
          </table:table-cell>
          <table:table-cell table:number-columns-repeated="2"/>
        </table:table-row>
        <table:table-row table:style-name="ro1">
          <table:table-cell office:value-type="float" office:value="0.00143355" calcext:value-type="float">
            <text:p>0.00143355</text:p>
          </table:table-cell>
          <table:table-cell office:value-type="float" office:value="0.0734099" calcext:value-type="float">
            <text:p>0.0734099</text:p>
          </table:table-cell>
          <table:table-cell table:formula="of:=[.A1342]*[.A1342]" office:value-type="float" office:value="0.0000020550656025" calcext:value-type="float">
            <text:p>0.0000020550656025</text:p>
          </table:table-cell>
          <table:table-cell table:formula="of:=([.A1342]-[.B1342])*([.A1342]-[.B1342])" office:value-type="float" office:value="0.0051805949593225" calcext:value-type="float">
            <text:p>0.0051805949593225</text:p>
          </table:table-cell>
          <table:table-cell table:number-columns-repeated="2"/>
        </table:table-row>
        <table:table-row table:style-name="ro1">
          <table:table-cell office:value-type="float" office:value="0.00123322" calcext:value-type="float">
            <text:p>0.00123322</text:p>
          </table:table-cell>
          <table:table-cell office:value-type="float" office:value="0.0351752" calcext:value-type="float">
            <text:p>0.0351752</text:p>
          </table:table-cell>
          <table:table-cell table:formula="of:=[.A1343]*[.A1343]" office:value-type="float" office:value="0.0000015208315684" calcext:value-type="float">
            <text:p>0.0000015208315684</text:p>
          </table:table-cell>
          <table:table-cell table:formula="of:=([.A1343]-[.B1343])*([.A1343]-[.B1343])" office:value-type="float" office:value="0.0011520580063204" calcext:value-type="float">
            <text:p>0.0011520580063204</text:p>
          </table:table-cell>
          <table:table-cell table:number-columns-repeated="2"/>
        </table:table-row>
        <table:table-row table:style-name="ro1">
          <table:table-cell office:value-type="float" office:value="0.00146919" calcext:value-type="float">
            <text:p>0.00146919</text:p>
          </table:table-cell>
          <table:table-cell office:value-type="float" office:value="0.12463" calcext:value-type="float">
            <text:p>0.12463</text:p>
          </table:table-cell>
          <table:table-cell table:formula="of:=[.A1344]*[.A1344]" office:value-type="float" office:value="0.0000021585192561" calcext:value-type="float">
            <text:p>0.0000021585192561</text:p>
          </table:table-cell>
          <table:table-cell table:formula="of:=([.A1344]-[.B1344])*([.A1344]-[.B1344])" office:value-type="float" office:value="0.0151685851198561" calcext:value-type="float">
            <text:p>0.0151685851198561</text:p>
          </table:table-cell>
          <table:table-cell table:number-columns-repeated="2"/>
        </table:table-row>
        <table:table-row table:style-name="ro1">
          <table:table-cell office:value-type="float" office:value="0.00364906" calcext:value-type="float">
            <text:p>0.00364906</text:p>
          </table:table-cell>
          <table:table-cell office:value-type="float" office:value="0.145311" calcext:value-type="float">
            <text:p>0.145311</text:p>
          </table:table-cell>
          <table:table-cell table:formula="of:=[.A1345]*[.A1345]" office:value-type="float" office:value="0.0000133156388836" calcext:value-type="float">
            <text:p>0.0000133156388836</text:p>
          </table:table-cell>
          <table:table-cell table:formula="of:=([.A1345]-[.B1345])*([.A1345]-[.B1345])" office:value-type="float" office:value="0.0200681052445636" calcext:value-type="float">
            <text:p>0.0200681052445636</text:p>
          </table:table-cell>
          <table:table-cell table:number-columns-repeated="2"/>
        </table:table-row>
        <table:table-row table:style-name="ro1">
          <table:table-cell office:value-type="float" office:value="0.00698543" calcext:value-type="float">
            <text:p>0.00698543</text:p>
          </table:table-cell>
          <table:table-cell office:value-type="float" office:value="0.0998513" calcext:value-type="float">
            <text:p>0.0998513</text:p>
          </table:table-cell>
          <table:table-cell table:formula="of:=[.A1346]*[.A1346]" office:value-type="float" office:value="0.0000487962322849" calcext:value-type="float">
            <text:p>0.0000487962322849</text:p>
          </table:table-cell>
          <table:table-cell table:formula="of:=([.A1346]-[.B1346])*([.A1346]-[.B1346])" office:value-type="float" office:value="0.0086240698108569" calcext:value-type="float">
            <text:p>0.0086240698108569</text:p>
          </table:table-cell>
          <table:table-cell table:number-columns-repeated="2"/>
        </table:table-row>
        <table:table-row table:style-name="ro1">
          <table:table-cell office:value-type="float" office:value="0.0594682" calcext:value-type="float">
            <text:p>0.0594682</text:p>
          </table:table-cell>
          <table:table-cell office:value-type="float" office:value="0.0350672" calcext:value-type="float">
            <text:p>0.0350672</text:p>
          </table:table-cell>
          <table:table-cell table:formula="of:=[.A1347]*[.A1347]" office:value-type="float" office:value="0.00353646681124" calcext:value-type="float">
            <text:p>0.00353646681124</text:p>
          </table:table-cell>
          <table:table-cell table:formula="of:=([.A1347]-[.B1347])*([.A1347]-[.B1347])" office:value-type="float" office:value="0.000595408801" calcext:value-type="float">
            <text:p>0.000595408801</text:p>
          </table:table-cell>
          <table:table-cell table:number-columns-repeated="2"/>
        </table:table-row>
        <table:table-row table:style-name="ro1">
          <table:table-cell office:value-type="float" office:value="0.0594681" calcext:value-type="float">
            <text:p>0.0594681</text:p>
          </table:table-cell>
          <table:table-cell office:value-type="float" office:value="0.0448383" calcext:value-type="float">
            <text:p>0.0448383</text:p>
          </table:table-cell>
          <table:table-cell table:formula="of:=[.A1348]*[.A1348]" office:value-type="float" office:value="0.00353645491761" calcext:value-type="float">
            <text:p>0.00353645491761</text:p>
          </table:table-cell>
          <table:table-cell table:formula="of:=([.A1348]-[.B1348])*([.A1348]-[.B1348])" office:value-type="float" office:value="0.00021403104804" calcext:value-type="float">
            <text:p>0.00021403104804</text:p>
          </table:table-cell>
          <table:table-cell table:number-columns-repeated="2"/>
        </table:table-row>
        <table:table-row table:style-name="ro1">
          <table:table-cell office:value-type="float" office:value="0.0669925" calcext:value-type="float">
            <text:p>0.0669925</text:p>
          </table:table-cell>
          <table:table-cell office:value-type="float" office:value="0.243753" calcext:value-type="float">
            <text:p>0.243753</text:p>
          </table:table-cell>
          <table:table-cell table:formula="of:=[.A1349]*[.A1349]" office:value-type="float" office:value="0.00448799505625" calcext:value-type="float">
            <text:p>0.00448799505625</text:p>
          </table:table-cell>
          <table:table-cell table:formula="of:=([.A1349]-[.B1349])*([.A1349]-[.B1349])" office:value-type="float" office:value="0.03124427436025" calcext:value-type="float">
            <text:p>0.03124427436025</text:p>
          </table:table-cell>
          <table:table-cell table:number-columns-repeated="2"/>
        </table:table-row>
        <table:table-row table:style-name="ro1">
          <table:table-cell office:value-type="float" office:value="0.0669925" calcext:value-type="float">
            <text:p>0.0669925</text:p>
          </table:table-cell>
          <table:table-cell office:value-type="float" office:value="0.254965" calcext:value-type="float">
            <text:p>0.254965</text:p>
          </table:table-cell>
          <table:table-cell table:formula="of:=[.A1350]*[.A1350]" office:value-type="float" office:value="0.00448799505625" calcext:value-type="float">
            <text:p>0.00448799505625</text:p>
          </table:table-cell>
          <table:table-cell table:formula="of:=([.A1350]-[.B1350])*([.A1350]-[.B1350])" office:value-type="float" office:value="0.03533366075625" calcext:value-type="float">
            <text:p>0.03533366075625</text:p>
          </table:table-cell>
          <table:table-cell table:number-columns-repeated="2"/>
        </table:table-row>
        <table:table-row table:style-name="ro1">
          <table:table-cell office:value-type="float" office:value="0.221028" calcext:value-type="float">
            <text:p>0.221028</text:p>
          </table:table-cell>
          <table:table-cell office:value-type="float" office:value="0.164359" calcext:value-type="float">
            <text:p>0.164359</text:p>
          </table:table-cell>
          <table:table-cell table:formula="of:=[.A1351]*[.A1351]" office:value-type="float" office:value="0.048853376784" calcext:value-type="float">
            <text:p>0.048853376784</text:p>
          </table:table-cell>
          <table:table-cell table:formula="of:=([.A1351]-[.B1351])*([.A1351]-[.B1351])" office:value-type="float" office:value="0.003211375561" calcext:value-type="float">
            <text:p>0.003211375561</text:p>
          </table:table-cell>
          <table:table-cell table:number-columns-repeated="2"/>
        </table:table-row>
        <table:table-row table:style-name="ro1">
          <table:table-cell office:value-type="float" office:value="0.349904" calcext:value-type="float">
            <text:p>0.349904</text:p>
          </table:table-cell>
          <table:table-cell office:value-type="float" office:value="0.208095" calcext:value-type="float">
            <text:p>0.208095</text:p>
          </table:table-cell>
          <table:table-cell table:formula="of:=[.A1352]*[.A1352]" office:value-type="float" office:value="0.122432809216" calcext:value-type="float">
            <text:p>0.122432809216</text:p>
          </table:table-cell>
          <table:table-cell table:formula="of:=([.A1352]-[.B1352])*([.A1352]-[.B1352])" office:value-type="float" office:value="0.020109792481" calcext:value-type="float">
            <text:p>0.020109792481</text:p>
          </table:table-cell>
          <table:table-cell table:number-columns-repeated="2"/>
        </table:table-row>
        <table:table-row table:style-name="ro1">
          <table:table-cell office:value-type="float" office:value="0.349904" calcext:value-type="float">
            <text:p>0.349904</text:p>
          </table:table-cell>
          <table:table-cell office:value-type="float" office:value="0.222711" calcext:value-type="float">
            <text:p>0.222711</text:p>
          </table:table-cell>
          <table:table-cell table:formula="of:=[.A1353]*[.A1353]" office:value-type="float" office:value="0.122432809216" calcext:value-type="float">
            <text:p>0.122432809216</text:p>
          </table:table-cell>
          <table:table-cell table:formula="of:=([.A1353]-[.B1353])*([.A1353]-[.B1353])" office:value-type="float" office:value="0.016178059249" calcext:value-type="float">
            <text:p>0.016178059249</text:p>
          </table:table-cell>
          <table:table-cell table:number-columns-repeated="2"/>
        </table:table-row>
        <table:table-row table:style-name="ro1">
          <table:table-cell office:value-type="float" office:value="0.431306" calcext:value-type="float">
            <text:p>0.431306</text:p>
          </table:table-cell>
          <table:table-cell office:value-type="float" office:value="0.492514" calcext:value-type="float">
            <text:p>0.492514</text:p>
          </table:table-cell>
          <table:table-cell table:formula="of:=[.A1354]*[.A1354]" office:value-type="float" office:value="0.186024865636" calcext:value-type="float">
            <text:p>0.186024865636</text:p>
          </table:table-cell>
          <table:table-cell table:formula="of:=([.A1354]-[.B1354])*([.A1354]-[.B1354])" office:value-type="float" office:value="0.003746419264" calcext:value-type="float">
            <text:p>0.003746419264</text:p>
          </table:table-cell>
          <table:table-cell table:number-columns-repeated="2"/>
        </table:table-row>
        <table:table-row table:style-name="ro1">
          <table:table-cell office:value-type="float" office:value="0.431306" calcext:value-type="float">
            <text:p>0.431306</text:p>
          </table:table-cell>
          <table:table-cell office:value-type="float" office:value="0.511853" calcext:value-type="float">
            <text:p>0.511853</text:p>
          </table:table-cell>
          <table:table-cell table:formula="of:=[.A1355]*[.A1355]" office:value-type="float" office:value="0.186024865636" calcext:value-type="float">
            <text:p>0.186024865636</text:p>
          </table:table-cell>
          <table:table-cell table:formula="of:=([.A1355]-[.B1355])*([.A1355]-[.B1355])" office:value-type="float" office:value="0.006487819209" calcext:value-type="float">
            <text:p>0.006487819209</text:p>
          </table:table-cell>
          <table:table-cell table:number-columns-repeated="2"/>
        </table:table-row>
        <table:table-row table:style-name="ro1">
          <table:table-cell office:value-type="float" office:value="0.505054" calcext:value-type="float">
            <text:p>0.505054</text:p>
          </table:table-cell>
          <table:table-cell office:value-type="float" office:value="0.62153" calcext:value-type="float">
            <text:p>0.62153</text:p>
          </table:table-cell>
          <table:table-cell table:formula="of:=[.A1356]*[.A1356]" office:value-type="float" office:value="0.255079542916" calcext:value-type="float">
            <text:p>0.255079542916</text:p>
          </table:table-cell>
          <table:table-cell table:formula="of:=([.A1356]-[.B1356])*([.A1356]-[.B1356])" office:value-type="float" office:value="0.013566658576" calcext:value-type="float">
            <text:p>0.013566658576</text:p>
          </table:table-cell>
          <table:table-cell table:number-columns-repeated="2"/>
        </table:table-row>
        <table:table-row table:style-name="ro1">
          <table:table-cell office:value-type="float" office:value="0.542118" calcext:value-type="float">
            <text:p>0.542118</text:p>
          </table:table-cell>
          <table:table-cell office:value-type="float" office:value="0.643698" calcext:value-type="float">
            <text:p>0.643698</text:p>
          </table:table-cell>
          <table:table-cell table:formula="of:=[.A1357]*[.A1357]" office:value-type="float" office:value="0.293891925924" calcext:value-type="float">
            <text:p>0.293891925924</text:p>
          </table:table-cell>
          <table:table-cell table:formula="of:=([.A1357]-[.B1357])*([.A1357]-[.B1357])" office:value-type="float" office:value="0.0103184964" calcext:value-type="float">
            <text:p>0.0103184964</text:p>
          </table:table-cell>
          <table:table-cell table:number-columns-repeated="2"/>
        </table:table-row>
        <table:table-row table:style-name="ro1">
          <table:table-cell office:value-type="float" office:value="0.45692" calcext:value-type="float">
            <text:p>0.45692</text:p>
          </table:table-cell>
          <table:table-cell office:value-type="float" office:value="0.546743" calcext:value-type="float">
            <text:p>0.546743</text:p>
          </table:table-cell>
          <table:table-cell table:formula="of:=[.A1358]*[.A1358]" office:value-type="float" office:value="0.2087758864" calcext:value-type="float">
            <text:p>0.2087758864</text:p>
          </table:table-cell>
          <table:table-cell table:formula="of:=([.A1358]-[.B1358])*([.A1358]-[.B1358])" office:value-type="float" office:value="0.008068171329" calcext:value-type="float">
            <text:p>0.008068171329</text:p>
          </table:table-cell>
          <table:table-cell table:number-columns-repeated="2"/>
        </table:table-row>
        <table:table-row table:style-name="ro1">
          <table:table-cell office:value-type="float" office:value="0.45692" calcext:value-type="float">
            <text:p>0.45692</text:p>
          </table:table-cell>
          <table:table-cell office:value-type="float" office:value="0.571893" calcext:value-type="float">
            <text:p>0.571893</text:p>
          </table:table-cell>
          <table:table-cell table:formula="of:=[.A1359]*[.A1359]" office:value-type="float" office:value="0.2087758864" calcext:value-type="float">
            <text:p>0.2087758864</text:p>
          </table:table-cell>
          <table:table-cell table:formula="of:=([.A1359]-[.B1359])*([.A1359]-[.B1359])" office:value-type="float" office:value="0.013218790729" calcext:value-type="float">
            <text:p>0.013218790729</text:p>
          </table:table-cell>
          <table:table-cell table:number-columns-repeated="2"/>
        </table:table-row>
        <table:table-row table:style-name="ro1">
          <table:table-cell office:value-type="float" office:value="0.669104" calcext:value-type="float">
            <text:p>0.669104</text:p>
          </table:table-cell>
          <table:table-cell office:value-type="float" office:value="0.814254" calcext:value-type="float">
            <text:p>0.814254</text:p>
          </table:table-cell>
          <table:table-cell table:formula="of:=[.A1360]*[.A1360]" office:value-type="float" office:value="0.447700162816" calcext:value-type="float">
            <text:p>0.447700162816</text:p>
          </table:table-cell>
          <table:table-cell table:formula="of:=([.A1360]-[.B1360])*([.A1360]-[.B1360])" office:value-type="float" office:value="0.0210685225" calcext:value-type="float">
            <text:p>0.0210685225</text:p>
          </table:table-cell>
          <table:table-cell table:number-columns-repeated="2"/>
        </table:table-row>
        <table:table-row table:style-name="ro1">
          <table:table-cell office:value-type="float" office:value="0.669104" calcext:value-type="float">
            <text:p>0.669104</text:p>
          </table:table-cell>
          <table:table-cell office:value-type="float" office:value="0.832871" calcext:value-type="float">
            <text:p>0.832871</text:p>
          </table:table-cell>
          <table:table-cell table:formula="of:=[.A1361]*[.A1361]" office:value-type="float" office:value="0.447700162816" calcext:value-type="float">
            <text:p>0.447700162816</text:p>
          </table:table-cell>
          <table:table-cell table:formula="of:=([.A1361]-[.B1361])*([.A1361]-[.B1361])" office:value-type="float" office:value="0.026819630289" calcext:value-type="float">
            <text:p>0.026819630289</text:p>
          </table:table-cell>
          <table:table-cell table:number-columns-repeated="2"/>
        </table:table-row>
        <table:table-row table:style-name="ro1">
          <table:table-cell office:value-type="float" office:value="0.734704" calcext:value-type="float">
            <text:p>0.734704</text:p>
          </table:table-cell>
          <table:table-cell office:value-type="float" office:value="0.871901" calcext:value-type="float">
            <text:p>0.871901</text:p>
          </table:table-cell>
          <table:table-cell table:formula="of:=[.A1362]*[.A1362]" office:value-type="float" office:value="0.539789967616" calcext:value-type="float">
            <text:p>0.539789967616</text:p>
          </table:table-cell>
          <table:table-cell table:formula="of:=([.A1362]-[.B1362])*([.A1362]-[.B1362])" office:value-type="float" office:value="0.018823016809" calcext:value-type="float">
            <text:p>0.018823016809</text:p>
          </table:table-cell>
          <table:table-cell table:number-columns-repeated="2"/>
        </table:table-row>
        <table:table-row table:style-name="ro1">
          <table:table-cell office:value-type="float" office:value="0.806428" calcext:value-type="float">
            <text:p>0.806428</text:p>
          </table:table-cell>
          <table:table-cell office:value-type="float" office:value="0.955963" calcext:value-type="float">
            <text:p>0.955963</text:p>
          </table:table-cell>
          <table:table-cell table:formula="of:=[.A1363]*[.A1363]" office:value-type="float" office:value="0.650326119184" calcext:value-type="float">
            <text:p>0.650326119184</text:p>
          </table:table-cell>
          <table:table-cell table:formula="of:=([.A1363]-[.B1363])*([.A1363]-[.B1363])" office:value-type="float" office:value="0.022360716225" calcext:value-type="float">
            <text:p>0.022360716225</text:p>
          </table:table-cell>
          <table:table-cell table:number-columns-repeated="2"/>
        </table:table-row>
        <table:table-row table:style-name="ro1">
          <table:table-cell office:value-type="float" office:value="0.806428" calcext:value-type="float">
            <text:p>0.806428</text:p>
          </table:table-cell>
          <table:table-cell office:value-type="float" office:value="0.984712" calcext:value-type="float">
            <text:p>0.984712</text:p>
          </table:table-cell>
          <table:table-cell table:formula="of:=[.A1364]*[.A1364]" office:value-type="float" office:value="0.650326119184" calcext:value-type="float">
            <text:p>0.650326119184</text:p>
          </table:table-cell>
          <table:table-cell table:formula="of:=([.A1364]-[.B1364])*([.A1364]-[.B1364])" office:value-type="float" office:value="0.031785184656" calcext:value-type="float">
            <text:p>0.031785184656</text:p>
          </table:table-cell>
          <table:table-cell table:number-columns-repeated="2"/>
        </table:table-row>
        <table:table-row table:style-name="ro1">
          <table:table-cell office:value-type="float" office:value="0.999986" calcext:value-type="float">
            <text:p>0.999986</text:p>
          </table:table-cell>
          <table:table-cell office:value-type="float" office:value="0.952703" calcext:value-type="float">
            <text:p>0.952703</text:p>
          </table:table-cell>
          <table:table-cell table:formula="of:=[.A1365]*[.A1365]" office:value-type="float" office:value="0.999972000196" calcext:value-type="float">
            <text:p>0.999972000196</text:p>
          </table:table-cell>
          <table:table-cell table:formula="of:=([.A1365]-[.B1365])*([.A1365]-[.B1365])" office:value-type="float" office:value="0.00223568208900001" calcext:value-type="float">
            <text:p>0.00223568208900001</text:p>
          </table:table-cell>
          <table:table-cell table:number-columns-repeated="2"/>
        </table:table-row>
        <table:table-row table:style-name="ro1">
          <table:table-cell office:value-type="float" office:value="0.999985" calcext:value-type="float">
            <text:p>0.999985</text:p>
          </table:table-cell>
          <table:table-cell office:value-type="float" office:value="0.999997" calcext:value-type="float">
            <text:p>0.999997</text:p>
          </table:table-cell>
          <table:table-cell table:formula="of:=[.A1366]*[.A1366]" office:value-type="float" office:value="0.999970000225" calcext:value-type="float">
            <text:p>0.999970000225</text:p>
          </table:table-cell>
          <table:table-cell table:formula="of:=([.A1366]-[.B1366])*([.A1366]-[.B1366])" office:value-type="float" office:value="0.000000000144" calcext:value-type="float">
            <text:p>1.44000000000288E-10</text:p>
          </table:table-cell>
          <table:table-cell table:number-columns-repeated="2"/>
        </table:table-row>
        <table:table-row table:style-name="ro1">
          <table:table-cell office:value-type="float" office:value="0.000113606" calcext:value-type="float">
            <text:p>0.000113606</text:p>
          </table:table-cell>
          <table:table-cell office:value-type="float" office:value="0.00000000294695" calcext:value-type="float">
            <text:p>0.00000000294695</text:p>
          </table:table-cell>
          <table:table-cell table:formula="of:=[.A1367]*[.A1367]" office:value-type="float" office:value="0.000000012906323236" calcext:value-type="float">
            <text:p>1.2906323236E-08</text:p>
          </table:table-cell>
          <table:table-cell table:formula="of:=([.A1367]-[.B1367])*([.A1367]-[.B1367])" office:value-type="float" office:value="0.00000001290565366228" calcext:value-type="float">
            <text:p>1.29056536622811E-08</text:p>
          </table:table-cell>
          <table:table-cell table:number-columns-repeated="2"/>
        </table:table-row>
        <table:table-row table:style-name="ro1">
          <table:table-cell office:value-type="float" office:value="0.000113606" calcext:value-type="float">
            <text:p>0.000113606</text:p>
          </table:table-cell>
          <table:table-cell office:value-type="float" office:value="0.00000511154" calcext:value-type="float">
            <text:p>0.00000511154</text:p>
          </table:table-cell>
          <table:table-cell table:formula="of:=[.A1368]*[.A1368]" office:value-type="float" office:value="0.000000012906323236" calcext:value-type="float">
            <text:p>1.2906323236E-08</text:p>
          </table:table-cell>
          <table:table-cell table:formula="of:=([.A1368]-[.B1368])*([.A1368]-[.B1368])" office:value-type="float" office:value="0.00000001177104785069" calcext:value-type="float">
            <text:p>1.17710478506916E-08</text:p>
          </table:table-cell>
          <table:table-cell table:number-columns-repeated="2"/>
        </table:table-row>
        <table:table-row table:style-name="ro1">
          <table:table-cell office:value-type="float" office:value="0.0000351667" calcext:value-type="float">
            <text:p>0.0000351667</text:p>
          </table:table-cell>
          <table:table-cell office:value-type="float" office:value="0.0000124658" calcext:value-type="float">
            <text:p>0.0000124658</text:p>
          </table:table-cell>
          <table:table-cell table:formula="of:=[.A1369]*[.A1369]" office:value-type="float" office:value="0.00000000123669678889" calcext:value-type="float">
            <text:p>1.23669678889E-09</text:p>
          </table:table-cell>
          <table:table-cell table:formula="of:=([.A1369]-[.B1369])*([.A1369]-[.B1369])" office:value-type="float" office:value="0.00000000051533086081" calcext:value-type="float">
            <text:p>5.1533086081E-10</text:p>
          </table:table-cell>
          <table:table-cell table:number-columns-repeated="2"/>
        </table:table-row>
        <table:table-row table:style-name="ro1">
          <table:table-cell office:value-type="float" office:value="0.000007689" calcext:value-type="float">
            <text:p>0.000007689</text:p>
          </table:table-cell>
          <table:table-cell office:value-type="float" office:value="0.0268743" calcext:value-type="float">
            <text:p>0.0268743</text:p>
          </table:table-cell>
          <table:table-cell table:formula="of:=[.A1370]*[.A1370]" office:value-type="float" office:value="0.000000000059120721" calcext:value-type="float">
            <text:p>5.9120721E-11</text:p>
          </table:table-cell>
          <table:table-cell table:formula="of:=([.A1370]-[.B1370])*([.A1370]-[.B1370])" office:value-type="float" office:value="0.000721814786625321" calcext:value-type="float">
            <text:p>0.000721814786625321</text:p>
          </table:table-cell>
          <table:table-cell table:number-columns-repeated="2"/>
        </table:table-row>
        <table:table-row table:style-name="ro1">
          <table:table-cell office:value-type="float" office:value="0.0000580549" calcext:value-type="float">
            <text:p>0.0000580549</text:p>
          </table:table-cell>
          <table:table-cell office:value-type="float" office:value="0.0000250246" calcext:value-type="float">
            <text:p>0.0000250246</text:p>
          </table:table-cell>
          <table:table-cell table:formula="of:=[.A1371]*[.A1371]" office:value-type="float" office:value="0.00000000337037141401" calcext:value-type="float">
            <text:p>3.37037141401E-09</text:p>
          </table:table-cell>
          <table:table-cell table:formula="of:=([.A1371]-[.B1371])*([.A1371]-[.B1371])" office:value-type="float" office:value="0.00000000109100071809" calcext:value-type="float">
            <text:p>1.09100071809E-09</text:p>
          </table:table-cell>
          <table:table-cell table:number-columns-repeated="2"/>
        </table:table-row>
        <table:table-row table:style-name="ro1">
          <table:table-cell office:value-type="float" office:value="0.0000883937" calcext:value-type="float">
            <text:p>0.0000883937</text:p>
          </table:table-cell>
          <table:table-cell office:value-type="float" office:value="0.000197447" calcext:value-type="float">
            <text:p>0.000197447</text:p>
          </table:table-cell>
          <table:table-cell table:formula="of:=[.A1372]*[.A1372]" office:value-type="float" office:value="0.00000000781344619969" calcext:value-type="float">
            <text:p>7.81344619969E-09</text:p>
          </table:table-cell>
          <table:table-cell table:formula="of:=([.A1372]-[.B1372])*([.A1372]-[.B1372])" office:value-type="float" office:value="0.00000001189262224089" calcext:value-type="float">
            <text:p>1.189262224089E-08</text:p>
          </table:table-cell>
          <table:table-cell table:number-columns-repeated="2"/>
        </table:table-row>
        <table:table-row table:style-name="ro1">
          <table:table-cell office:value-type="float" office:value="0.000103831" calcext:value-type="float">
            <text:p>0.000103831</text:p>
          </table:table-cell>
          <table:table-cell office:value-type="float" office:value="0.000487229" calcext:value-type="float">
            <text:p>0.000487229</text:p>
          </table:table-cell>
          <table:table-cell table:formula="of:=[.A1373]*[.A1373]" office:value-type="float" office:value="0.000000010780876561" calcext:value-type="float">
            <text:p>1.0780876561E-08</text:p>
          </table:table-cell>
          <table:table-cell table:formula="of:=([.A1373]-[.B1373])*([.A1373]-[.B1373])" office:value-type="float" office:value="0.000000146994026404" calcext:value-type="float">
            <text:p>1.46994026404E-07</text:p>
          </table:table-cell>
          <table:table-cell table:number-columns-repeated="2"/>
        </table:table-row>
        <table:table-row table:style-name="ro1">
          <table:table-cell office:value-type="float" office:value="0.000103831" calcext:value-type="float">
            <text:p>0.000103831</text:p>
          </table:table-cell>
          <table:table-cell office:value-type="float" office:value="0.00169959" calcext:value-type="float">
            <text:p>0.00169959</text:p>
          </table:table-cell>
          <table:table-cell table:formula="of:=[.A1374]*[.A1374]" office:value-type="float" office:value="0.000000010780876561" calcext:value-type="float">
            <text:p>1.0780876561E-08</text:p>
          </table:table-cell>
          <table:table-cell table:formula="of:=([.A1374]-[.B1374])*([.A1374]-[.B1374])" office:value-type="float" office:value="0.000002546446786081" calcext:value-type="float">
            <text:p>2.546446786081E-06</text:p>
          </table:table-cell>
          <table:table-cell table:number-columns-repeated="2"/>
        </table:table-row>
        <table:table-row table:style-name="ro1">
          <table:table-cell office:value-type="float" office:value="0.0000856519" calcext:value-type="float">
            <text:p>0.0000856519</text:p>
          </table:table-cell>
          <table:table-cell office:value-type="float" office:value="0.017874" calcext:value-type="float">
            <text:p>0.017874</text:p>
          </table:table-cell>
          <table:table-cell table:formula="of:=[.A1375]*[.A1375]" office:value-type="float" office:value="0.00000000733624797361" calcext:value-type="float">
            <text:p>7.33624797361E-09</text:p>
          </table:table-cell>
          <table:table-cell table:formula="of:=([.A1375]-[.B1375])*([.A1375]-[.B1375])" office:value-type="float" office:value="0.000316425328126774" calcext:value-type="float">
            <text:p>0.000316425328126774</text:p>
          </table:table-cell>
          <table:table-cell table:number-columns-repeated="2"/>
        </table:table-row>
        <table:table-row table:style-name="ro1">
          <table:table-cell office:value-type="float" office:value="0.000785649" calcext:value-type="float">
            <text:p>0.000785649</text:p>
          </table:table-cell>
          <table:table-cell office:value-type="float" office:value="0.00190455" calcext:value-type="float">
            <text:p>0.00190455</text:p>
          </table:table-cell>
          <table:table-cell table:formula="of:=[.A1376]*[.A1376]" office:value-type="float" office:value="0.000000617244351201" calcext:value-type="float">
            <text:p>6.17244351201E-07</text:p>
          </table:table-cell>
          <table:table-cell table:formula="of:=([.A1376]-[.B1376])*([.A1376]-[.B1376])" office:value-type="float" office:value="0.000001251939447801" calcext:value-type="float">
            <text:p>1.251939447801E-06</text:p>
          </table:table-cell>
          <table:table-cell table:number-columns-repeated="2"/>
        </table:table-row>
        <table:table-row table:style-name="ro1">
          <table:table-cell office:value-type="float" office:value="0.00038147" calcext:value-type="float">
            <text:p>0.00038147</text:p>
          </table:table-cell>
          <table:table-cell office:value-type="float" office:value="0.00133538" calcext:value-type="float">
            <text:p>0.00133538</text:p>
          </table:table-cell>
          <table:table-cell table:formula="of:=[.A1377]*[.A1377]" office:value-type="float" office:value="0.0000001455193609" calcext:value-type="float">
            <text:p>0.0000001455193609</text:p>
          </table:table-cell>
          <table:table-cell table:formula="of:=([.A1377]-[.B1377])*([.A1377]-[.B1377])" office:value-type="float" office:value="0.0000009099442881" calcext:value-type="float">
            <text:p>0.0000009099442881</text:p>
          </table:table-cell>
          <table:table-cell table:number-columns-repeated="2"/>
        </table:table-row>
        <table:table-row table:style-name="ro1">
          <table:table-cell office:value-type="float" office:value="0.000127673" calcext:value-type="float">
            <text:p>0.000127673</text:p>
          </table:table-cell>
          <table:table-cell office:value-type="float" office:value="0.000404994" calcext:value-type="float">
            <text:p>0.000404994</text:p>
          </table:table-cell>
          <table:table-cell table:formula="of:=[.A1378]*[.A1378]" office:value-type="float" office:value="0.000000016300394929" calcext:value-type="float">
            <text:p>1.6300394929E-08</text:p>
          </table:table-cell>
          <table:table-cell table:formula="of:=([.A1378]-[.B1378])*([.A1378]-[.B1378])" office:value-type="float" office:value="0.000000076906937041" calcext:value-type="float">
            <text:p>7.6906937041E-08</text:p>
          </table:table-cell>
          <table:table-cell table:number-columns-repeated="2"/>
        </table:table-row>
        <table:table-row table:style-name="ro1">
          <table:table-cell office:value-type="float" office:value="0.0000588298" calcext:value-type="float">
            <text:p>0.0000588298</text:p>
          </table:table-cell>
          <table:table-cell office:value-type="float" office:value="0.000288232" calcext:value-type="float">
            <text:p>0.000288232</text:p>
          </table:table-cell>
          <table:table-cell table:formula="of:=[.A1379]*[.A1379]" office:value-type="float" office:value="0.00000000346094536804" calcext:value-type="float">
            <text:p>3.46094536804E-09</text:p>
          </table:table-cell>
          <table:table-cell table:formula="of:=([.A1379]-[.B1379])*([.A1379]-[.B1379])" office:value-type="float" office:value="0.00000005262536936484" calcext:value-type="float">
            <text:p>5.262536936484E-08</text:p>
          </table:table-cell>
          <table:table-cell table:number-columns-repeated="2"/>
        </table:table-row>
        <table:table-row table:style-name="ro1">
          <table:table-cell office:value-type="float" office:value="0.000182867" calcext:value-type="float">
            <text:p>0.000182867</text:p>
          </table:table-cell>
          <table:table-cell office:value-type="float" office:value="0.0440194" calcext:value-type="float">
            <text:p>0.0440194</text:p>
          </table:table-cell>
          <table:table-cell table:formula="of:=[.A1380]*[.A1380]" office:value-type="float" office:value="0.000000033440339689" calcext:value-type="float">
            <text:p>3.3440339689E-08</text:p>
          </table:table-cell>
          <table:table-cell table:formula="of:=([.A1380]-[.B1380])*([.A1380]-[.B1380])" office:value-type="float" office:value="0.00192164162546009" calcext:value-type="float">
            <text:p>0.00192164162546009</text:p>
          </table:table-cell>
          <table:table-cell table:number-columns-repeated="2"/>
        </table:table-row>
        <table:table-row table:style-name="ro1">
          <table:table-cell office:value-type="float" office:value="0.000388145" calcext:value-type="float">
            <text:p>0.000388145</text:p>
          </table:table-cell>
          <table:table-cell office:value-type="float" office:value="0.00133265" calcext:value-type="float">
            <text:p>0.00133265</text:p>
          </table:table-cell>
          <table:table-cell table:formula="of:=[.A1381]*[.A1381]" office:value-type="float" office:value="0.000000150656541025" calcext:value-type="float">
            <text:p>1.50656541025E-07</text:p>
          </table:table-cell>
          <table:table-cell table:formula="of:=([.A1381]-[.B1381])*([.A1381]-[.B1381])" office:value-type="float" office:value="0.000000892089695025" calcext:value-type="float">
            <text:p>8.92089695025E-07</text:p>
          </table:table-cell>
          <table:table-cell table:number-columns-repeated="2"/>
        </table:table-row>
        <table:table-row table:style-name="ro1">
          <table:table-cell office:value-type="float" office:value="0.000692129" calcext:value-type="float">
            <text:p>0.000692129</text:p>
          </table:table-cell>
          <table:table-cell office:value-type="float" office:value="0.0228837" calcext:value-type="float">
            <text:p>0.0228837</text:p>
          </table:table-cell>
          <table:table-cell table:formula="of:=[.A1382]*[.A1382]" office:value-type="float" office:value="0.000000479042552641" calcext:value-type="float">
            <text:p>4.79042552641E-07</text:p>
          </table:table-cell>
          <table:table-cell table:formula="of:=([.A1382]-[.B1382])*([.A1382]-[.B1382])" office:value-type="float" office:value="0.000492465823448041" calcext:value-type="float">
            <text:p>0.000492465823448041</text:p>
          </table:table-cell>
          <table:table-cell table:number-columns-repeated="2"/>
        </table:table-row>
        <table:table-row table:style-name="ro1">
          <table:table-cell office:value-type="float" office:value="0.0000747442" calcext:value-type="float">
            <text:p>0.0000747442</text:p>
          </table:table-cell>
          <table:table-cell office:value-type="float" office:value="0.00199114" calcext:value-type="float">
            <text:p>0.00199114</text:p>
          </table:table-cell>
          <table:table-cell table:formula="of:=[.A1383]*[.A1383]" office:value-type="float" office:value="0.00000000558669543364" calcext:value-type="float">
            <text:p>5.58669543364E-09</text:p>
          </table:table-cell>
          <table:table-cell table:formula="of:=([.A1383]-[.B1383])*([.A1383]-[.B1383])" office:value-type="float" office:value="0.00000367257286225764" calcext:value-type="float">
            <text:p>3.67257286225764E-06</text:p>
          </table:table-cell>
          <table:table-cell table:number-columns-repeated="2"/>
        </table:table-row>
        <table:table-row table:style-name="ro1">
          <table:table-cell office:value-type="float" office:value="0.000384927" calcext:value-type="float">
            <text:p>0.000384927</text:p>
          </table:table-cell>
          <table:table-cell office:value-type="float" office:value="0.0407129" calcext:value-type="float">
            <text:p>0.0407129</text:p>
          </table:table-cell>
          <table:table-cell table:formula="of:=[.A1384]*[.A1384]" office:value-type="float" office:value="0.000000148168795329" calcext:value-type="float">
            <text:p>1.48168795329E-07</text:p>
          </table:table-cell>
          <table:table-cell table:formula="of:=([.A1384]-[.B1384])*([.A1384]-[.B1384])" office:value-type="float" office:value="0.00162634540628873" calcext:value-type="float">
            <text:p>0.00162634540628873</text:p>
          </table:table-cell>
          <table:table-cell table:number-columns-repeated="2"/>
        </table:table-row>
        <table:table-row table:style-name="ro1">
          <table:table-cell office:value-type="float" office:value="0.0238904" calcext:value-type="float">
            <text:p>0.0238904</text:p>
          </table:table-cell>
          <table:table-cell office:value-type="float" office:value="0.375756" calcext:value-type="float">
            <text:p>0.375756</text:p>
          </table:table-cell>
          <table:table-cell table:formula="of:=[.A1385]*[.A1385]" office:value-type="float" office:value="0.00057075121216" calcext:value-type="float">
            <text:p>0.00057075121216</text:p>
          </table:table-cell>
          <table:table-cell table:formula="of:=([.A1385]-[.B1385])*([.A1385]-[.B1385])" office:value-type="float" office:value="0.12380940046336" calcext:value-type="float">
            <text:p>0.12380940046336</text:p>
          </table:table-cell>
          <table:table-cell table:number-columns-repeated="2"/>
        </table:table-row>
        <table:table-row table:style-name="ro1">
          <table:table-cell office:value-type="float" office:value="0.0238904" calcext:value-type="float">
            <text:p>0.0238904</text:p>
          </table:table-cell>
          <table:table-cell office:value-type="float" office:value="0.39114" calcext:value-type="float">
            <text:p>0.39114</text:p>
          </table:table-cell>
          <table:table-cell table:formula="of:=[.A1386]*[.A1386]" office:value-type="float" office:value="0.00057075121216" calcext:value-type="float">
            <text:p>0.00057075121216</text:p>
          </table:table-cell>
          <table:table-cell table:formula="of:=([.A1386]-[.B1386])*([.A1386]-[.B1386])" office:value-type="float" office:value="0.13487226870016" calcext:value-type="float">
            <text:p>0.13487226870016</text:p>
          </table:table-cell>
          <table:table-cell table:number-columns-repeated="2"/>
        </table:table-row>
        <table:table-row table:style-name="ro1">
          <table:table-cell office:value-type="float" office:value="0.100798" calcext:value-type="float">
            <text:p>0.100798</text:p>
          </table:table-cell>
          <table:table-cell office:value-type="float" office:value="0.298042" calcext:value-type="float">
            <text:p>0.298042</text:p>
          </table:table-cell>
          <table:table-cell table:formula="of:=[.A1387]*[.A1387]" office:value-type="float" office:value="0.010160236804" calcext:value-type="float">
            <text:p>0.010160236804</text:p>
          </table:table-cell>
          <table:table-cell table:formula="of:=([.A1387]-[.B1387])*([.A1387]-[.B1387])" office:value-type="float" office:value="0.038905195536" calcext:value-type="float">
            <text:p>0.038905195536</text:p>
          </table:table-cell>
          <table:table-cell table:number-columns-repeated="2"/>
        </table:table-row>
        <table:table-row table:style-name="ro1">
          <table:table-cell office:value-type="float" office:value="0.109843" calcext:value-type="float">
            <text:p>0.109843</text:p>
          </table:table-cell>
          <table:table-cell office:value-type="float" office:value="0.247568" calcext:value-type="float">
            <text:p>0.247568</text:p>
          </table:table-cell>
          <table:table-cell table:formula="of:=[.A1388]*[.A1388]" office:value-type="float" office:value="0.012065484649" calcext:value-type="float">
            <text:p>0.012065484649</text:p>
          </table:table-cell>
          <table:table-cell table:formula="of:=([.A1388]-[.B1388])*([.A1388]-[.B1388])" office:value-type="float" office:value="0.018968175625" calcext:value-type="float">
            <text:p>0.018968175625</text:p>
          </table:table-cell>
          <table:table-cell table:number-columns-repeated="2"/>
        </table:table-row>
        <table:table-row table:style-name="ro1">
          <table:table-cell office:value-type="float" office:value="0.109843" calcext:value-type="float">
            <text:p>0.109843</text:p>
          </table:table-cell>
          <table:table-cell office:value-type="float" office:value="0.256846" calcext:value-type="float">
            <text:p>0.256846</text:p>
          </table:table-cell>
          <table:table-cell table:formula="of:=[.A1389]*[.A1389]" office:value-type="float" office:value="0.012065484649" calcext:value-type="float">
            <text:p>0.012065484649</text:p>
          </table:table-cell>
          <table:table-cell table:formula="of:=([.A1389]-[.B1389])*([.A1389]-[.B1389])" office:value-type="float" office:value="0.021609882009" calcext:value-type="float">
            <text:p>0.021609882009</text:p>
          </table:table-cell>
          <table:table-cell table:number-columns-repeated="2"/>
        </table:table-row>
        <table:table-row table:style-name="ro1">
          <table:table-cell office:value-type="float" office:value="0.160677" calcext:value-type="float">
            <text:p>0.160677</text:p>
          </table:table-cell>
          <table:table-cell office:value-type="float" office:value="0.27189" calcext:value-type="float">
            <text:p>0.27189</text:p>
          </table:table-cell>
          <table:table-cell table:formula="of:=[.A1390]*[.A1390]" office:value-type="float" office:value="0.025817098329" calcext:value-type="float">
            <text:p>0.025817098329</text:p>
          </table:table-cell>
          <table:table-cell table:formula="of:=([.A1390]-[.B1390])*([.A1390]-[.B1390])" office:value-type="float" office:value="0.012368331369" calcext:value-type="float">
            <text:p>0.012368331369</text:p>
          </table:table-cell>
          <table:table-cell table:number-columns-repeated="2"/>
        </table:table-row>
        <table:table-row table:style-name="ro1">
          <table:table-cell office:value-type="float" office:value="0.160677" calcext:value-type="float">
            <text:p>0.160677</text:p>
          </table:table-cell>
          <table:table-cell office:value-type="float" office:value="0.281995" calcext:value-type="float">
            <text:p>0.281995</text:p>
          </table:table-cell>
          <table:table-cell table:formula="of:=[.A1391]*[.A1391]" office:value-type="float" office:value="0.025817098329" calcext:value-type="float">
            <text:p>0.025817098329</text:p>
          </table:table-cell>
          <table:table-cell table:formula="of:=([.A1391]-[.B1391])*([.A1391]-[.B1391])" office:value-type="float" office:value="0.014718057124" calcext:value-type="float">
            <text:p>0.014718057124</text:p>
          </table:table-cell>
          <table:table-cell table:number-columns-repeated="2"/>
        </table:table-row>
        <table:table-row table:style-name="ro1">
          <table:table-cell office:value-type="float" office:value="0.160677" calcext:value-type="float">
            <text:p>0.160677</text:p>
          </table:table-cell>
          <table:table-cell office:value-type="float" office:value="0.292578" calcext:value-type="float">
            <text:p>0.292578</text:p>
          </table:table-cell>
          <table:table-cell table:formula="of:=[.A1392]*[.A1392]" office:value-type="float" office:value="0.025817098329" calcext:value-type="float">
            <text:p>0.025817098329</text:p>
          </table:table-cell>
          <table:table-cell table:formula="of:=([.A1392]-[.B1392])*([.A1392]-[.B1392])" office:value-type="float" office:value="0.017397873801" calcext:value-type="float">
            <text:p>0.017397873801</text:p>
          </table:table-cell>
          <table:table-cell table:number-columns-repeated="2"/>
        </table:table-row>
        <table:table-row table:style-name="ro1">
          <table:table-cell office:value-type="float" office:value="0.26023" calcext:value-type="float">
            <text:p>0.26023</text:p>
          </table:table-cell>
          <table:table-cell office:value-type="float" office:value="0.345994" calcext:value-type="float">
            <text:p>0.345994</text:p>
          </table:table-cell>
          <table:table-cell table:formula="of:=[.A1393]*[.A1393]" office:value-type="float" office:value="0.0677196529" calcext:value-type="float">
            <text:p>0.0677196529</text:p>
          </table:table-cell>
          <table:table-cell table:formula="of:=([.A1393]-[.B1393])*([.A1393]-[.B1393])" office:value-type="float" office:value="0.007355463696" calcext:value-type="float">
            <text:p>0.007355463696</text:p>
          </table:table-cell>
          <table:table-cell table:number-columns-repeated="2"/>
        </table:table-row>
        <table:table-row table:style-name="ro1">
          <table:table-cell office:value-type="float" office:value="0.321653" calcext:value-type="float">
            <text:p>0.321653</text:p>
          </table:table-cell>
          <table:table-cell office:value-type="float" office:value="0.575138" calcext:value-type="float">
            <text:p>0.575138</text:p>
          </table:table-cell>
          <table:table-cell table:formula="of:=[.A1394]*[.A1394]" office:value-type="float" office:value="0.103460652409" calcext:value-type="float">
            <text:p>0.103460652409</text:p>
          </table:table-cell>
          <table:table-cell table:formula="of:=([.A1394]-[.B1394])*([.A1394]-[.B1394])" office:value-type="float" office:value="0.064254645225" calcext:value-type="float">
            <text:p>0.064254645225</text:p>
          </table:table-cell>
          <table:table-cell table:number-columns-repeated="2"/>
        </table:table-row>
        <table:table-row table:style-name="ro1">
          <table:table-cell office:value-type="float" office:value="0.321653" calcext:value-type="float">
            <text:p>0.321653</text:p>
          </table:table-cell>
          <table:table-cell office:value-type="float" office:value="0.594986" calcext:value-type="float">
            <text:p>0.594986</text:p>
          </table:table-cell>
          <table:table-cell table:formula="of:=[.A1395]*[.A1395]" office:value-type="float" office:value="0.103460652409" calcext:value-type="float">
            <text:p>0.103460652409</text:p>
          </table:table-cell>
          <table:table-cell table:formula="of:=([.A1395]-[.B1395])*([.A1395]-[.B1395])" office:value-type="float" office:value="0.074710928889" calcext:value-type="float">
            <text:p>0.074710928889</text:p>
          </table:table-cell>
          <table:table-cell table:number-columns-repeated="2"/>
        </table:table-row>
        <table:table-row table:style-name="ro1">
          <table:table-cell office:value-type="float" office:value="0.321653" calcext:value-type="float">
            <text:p>0.321653</text:p>
          </table:table-cell>
          <table:table-cell office:value-type="float" office:value="0.652774" calcext:value-type="float">
            <text:p>0.652774</text:p>
          </table:table-cell>
          <table:table-cell table:formula="of:=[.A1396]*[.A1396]" office:value-type="float" office:value="0.103460652409" calcext:value-type="float">
            <text:p>0.103460652409</text:p>
          </table:table-cell>
          <table:table-cell table:formula="of:=([.A1396]-[.B1396])*([.A1396]-[.B1396])" office:value-type="float" office:value="0.109641116641" calcext:value-type="float">
            <text:p>0.109641116641</text:p>
          </table:table-cell>
          <table:table-cell table:number-columns-repeated="2"/>
        </table:table-row>
        <table:table-row table:style-name="ro1">
          <table:table-cell office:value-type="float" office:value="0.331846" calcext:value-type="float">
            <text:p>0.331846</text:p>
          </table:table-cell>
          <table:table-cell office:value-type="float" office:value="0.473729" calcext:value-type="float">
            <text:p>0.473729</text:p>
          </table:table-cell>
          <table:table-cell table:formula="of:=[.A1397]*[.A1397]" office:value-type="float" office:value="0.110121767716" calcext:value-type="float">
            <text:p>0.110121767716</text:p>
          </table:table-cell>
          <table:table-cell table:formula="of:=([.A1397]-[.B1397])*([.A1397]-[.B1397])" office:value-type="float" office:value="0.020130785689" calcext:value-type="float">
            <text:p>0.020130785689</text:p>
          </table:table-cell>
          <table:table-cell table:number-columns-repeated="2"/>
        </table:table-row>
        <table:table-row table:style-name="ro1">
          <table:table-cell office:value-type="float" office:value="0.451824" calcext:value-type="float">
            <text:p>0.451824</text:p>
          </table:table-cell>
          <table:table-cell office:value-type="float" office:value="0.564833" calcext:value-type="float">
            <text:p>0.564833</text:p>
          </table:table-cell>
          <table:table-cell table:formula="of:=[.A1398]*[.A1398]" office:value-type="float" office:value="0.204144926976" calcext:value-type="float">
            <text:p>0.204144926976</text:p>
          </table:table-cell>
          <table:table-cell table:formula="of:=([.A1398]-[.B1398])*([.A1398]-[.B1398])" office:value-type="float" office:value="0.012771034081" calcext:value-type="float">
            <text:p>0.012771034081</text:p>
          </table:table-cell>
          <table:table-cell table:number-columns-repeated="2"/>
        </table:table-row>
        <table:table-row table:style-name="ro1">
          <table:table-cell office:value-type="float" office:value="0.502058" calcext:value-type="float">
            <text:p>0.502058</text:p>
          </table:table-cell>
          <table:table-cell office:value-type="float" office:value="0.679146" calcext:value-type="float">
            <text:p>0.679146</text:p>
          </table:table-cell>
          <table:table-cell table:formula="of:=[.A1399]*[.A1399]" office:value-type="float" office:value="0.252062235364" calcext:value-type="float">
            <text:p>0.252062235364</text:p>
          </table:table-cell>
          <table:table-cell table:formula="of:=([.A1399]-[.B1399])*([.A1399]-[.B1399])" office:value-type="float" office:value="0.031360159744" calcext:value-type="float">
            <text:p>0.031360159744</text:p>
          </table:table-cell>
          <table:table-cell table:number-columns-repeated="2"/>
        </table:table-row>
        <table:table-row table:style-name="ro1">
          <table:table-cell office:value-type="float" office:value="0.698087" calcext:value-type="float">
            <text:p>0.698087</text:p>
          </table:table-cell>
          <table:table-cell office:value-type="float" office:value="0.875479" calcext:value-type="float">
            <text:p>0.875479</text:p>
          </table:table-cell>
          <table:table-cell table:formula="of:=[.A1400]*[.A1400]" office:value-type="float" office:value="0.487325459569" calcext:value-type="float">
            <text:p>0.487325459569</text:p>
          </table:table-cell>
          <table:table-cell table:formula="of:=([.A1400]-[.B1400])*([.A1400]-[.B1400])" office:value-type="float" office:value="0.031467921664" calcext:value-type="float">
            <text:p>0.031467921664</text:p>
          </table:table-cell>
          <table:table-cell table:number-columns-repeated="2"/>
        </table:table-row>
        <table:table-row table:style-name="ro1">
          <table:table-cell office:value-type="float" office:value="0.823694" calcext:value-type="float">
            <text:p>0.823694</text:p>
          </table:table-cell>
          <table:table-cell office:value-type="float" office:value="0.916506" calcext:value-type="float">
            <text:p>0.916506</text:p>
          </table:table-cell>
          <table:table-cell table:formula="of:=[.A1401]*[.A1401]" office:value-type="float" office:value="0.678471805636" calcext:value-type="float">
            <text:p>0.678471805636</text:p>
          </table:table-cell>
          <table:table-cell table:formula="of:=([.A1401]-[.B1401])*([.A1401]-[.B1401])" office:value-type="float" office:value="0.008614067344" calcext:value-type="float">
            <text:p>0.008614067344</text:p>
          </table:table-cell>
          <table:table-cell table:number-columns-repeated="2"/>
        </table:table-row>
        <table:table-row table:style-name="ro1">
          <table:table-cell office:value-type="float" office:value="0.929663" calcext:value-type="float">
            <text:p>0.929663</text:p>
          </table:table-cell>
          <table:table-cell office:value-type="float" office:value="0.954506" calcext:value-type="float">
            <text:p>0.954506</text:p>
          </table:table-cell>
          <table:table-cell table:formula="of:=[.A1402]*[.A1402]" office:value-type="float" office:value="0.864273293569" calcext:value-type="float">
            <text:p>0.864273293569</text:p>
          </table:table-cell>
          <table:table-cell table:formula="of:=([.A1402]-[.B1402])*([.A1402]-[.B1402])" office:value-type="float" office:value="0.000617174648999997" calcext:value-type="float">
            <text:p>0.000617174648999997</text:p>
          </table:table-cell>
          <table:table-cell table:number-columns-repeated="2"/>
        </table:table-row>
        <table:table-row table:style-name="ro1">
          <table:table-cell office:value-type="float" office:value="0.929663" calcext:value-type="float">
            <text:p>0.929663</text:p>
          </table:table-cell>
          <table:table-cell office:value-type="float" office:value="0.983212" calcext:value-type="float">
            <text:p>0.983212</text:p>
          </table:table-cell>
          <table:table-cell table:formula="of:=[.A1403]*[.A1403]" office:value-type="float" office:value="0.864273293569" calcext:value-type="float">
            <text:p>0.864273293569</text:p>
          </table:table-cell>
          <table:table-cell table:formula="of:=([.A1403]-[.B1403])*([.A1403]-[.B1403])" office:value-type="float" office:value="0.002867495401" calcext:value-type="float">
            <text:p>0.002867495401</text:p>
          </table:table-cell>
          <table:table-cell table:number-columns-repeated="2"/>
        </table:table-row>
        <table:table-row table:style-name="ro1">
          <table:table-cell office:value-type="float" office:value="0.929663" calcext:value-type="float">
            <text:p>0.929663</text:p>
          </table:table-cell>
          <table:table-cell office:value-type="float" office:value="0.996671" calcext:value-type="float">
            <text:p>0.996671</text:p>
          </table:table-cell>
          <table:table-cell table:formula="of:=[.A1404]*[.A1404]" office:value-type="float" office:value="0.864273293569" calcext:value-type="float">
            <text:p>0.864273293569</text:p>
          </table:table-cell>
          <table:table-cell table:formula="of:=([.A1404]-[.B1404])*([.A1404]-[.B1404])" office:value-type="float" office:value="0.00449007206399999" calcext:value-type="float">
            <text:p>0.00449007206399999</text:p>
          </table:table-cell>
          <table:table-cell table:number-columns-repeated="2"/>
        </table:table-row>
        <table:table-row table:style-name="ro1">
          <table:table-cell office:value-type="float" office:value="0.999988" calcext:value-type="float">
            <text:p>0.999988</text:p>
          </table:table-cell>
          <table:table-cell office:value-type="float" office:value="0.97217" calcext:value-type="float">
            <text:p>0.97217</text:p>
          </table:table-cell>
          <table:table-cell table:formula="of:=[.A1405]*[.A1405]" office:value-type="float" office:value="0.999976000144" calcext:value-type="float">
            <text:p>0.999976000144</text:p>
          </table:table-cell>
          <table:table-cell table:formula="of:=([.A1405]-[.B1405])*([.A1405]-[.B1405])" office:value-type="float" office:value="0.000773841124000001" calcext:value-type="float">
            <text:p>0.000773841124000001</text:p>
          </table:table-cell>
          <table:table-cell table:number-columns-repeated="2"/>
        </table:table-row>
        <table:table-row table:style-name="ro1">
          <table:table-cell office:value-type="float" office:value="0.000100791" calcext:value-type="float">
            <text:p>0.000100791</text:p>
          </table:table-cell>
          <table:table-cell office:value-type="float" office:value="0.00000294572" calcext:value-type="float">
            <text:p>0.00000294572</text:p>
          </table:table-cell>
          <table:table-cell table:formula="of:=[.A1406]*[.A1406]" office:value-type="float" office:value="0.000000010158825681" calcext:value-type="float">
            <text:p>1.0158825681E-08</text:p>
          </table:table-cell>
          <table:table-cell table:formula="of:=([.A1406]-[.B1406])*([.A1406]-[.B1406])" office:value-type="float" office:value="0.00000000957369881828" calcext:value-type="float">
            <text:p>9.5736988182784E-09</text:p>
          </table:table-cell>
          <table:table-cell table:number-columns-repeated="2"/>
        </table:table-row>
        <table:table-row table:style-name="ro1">
          <table:table-cell office:value-type="float" office:value="0.000100791" calcext:value-type="float">
            <text:p>0.000100791</text:p>
          </table:table-cell>
          <table:table-cell office:value-type="float" office:value="0.00175637" calcext:value-type="float">
            <text:p>0.00175637</text:p>
          </table:table-cell>
          <table:table-cell table:formula="of:=[.A1407]*[.A1407]" office:value-type="float" office:value="0.000000010158825681" calcext:value-type="float">
            <text:p>1.0158825681E-08</text:p>
          </table:table-cell>
          <table:table-cell table:formula="of:=([.A1407]-[.B1407])*([.A1407]-[.B1407])" office:value-type="float" office:value="0.000002740941825241" calcext:value-type="float">
            <text:p>2.740941825241E-06</text:p>
          </table:table-cell>
          <table:table-cell table:number-columns-repeated="2"/>
        </table:table-row>
        <table:table-row table:style-name="ro1">
          <table:table-cell office:value-type="float" office:value="0.00000631809" calcext:value-type="float">
            <text:p>0.00000631809</text:p>
          </table:table-cell>
          <table:table-cell office:value-type="float" office:value="0.0000311918" calcext:value-type="float">
            <text:p>0.0000311918</text:p>
          </table:table-cell>
          <table:table-cell table:formula="of:=[.A1408]*[.A1408]" office:value-type="float" office:value="0.00000000003991826125" calcext:value-type="float">
            <text:p>3.99182612481E-11</text:p>
          </table:table-cell>
          <table:table-cell table:formula="of:=([.A1408]-[.B1408])*([.A1408]-[.B1408])" office:value-type="float" office:value="0.00000000061870144916" calcext:value-type="float">
            <text:p>6.187014491641E-10</text:p>
          </table:table-cell>
          <table:table-cell table:number-columns-repeated="2"/>
        </table:table-row>
        <table:table-row table:style-name="ro1">
          <table:table-cell office:value-type="float" office:value="0.00000470877" calcext:value-type="float">
            <text:p>0.00000470877</text:p>
          </table:table-cell>
          <table:table-cell office:value-type="float" office:value="0.00000830707" calcext:value-type="float">
            <text:p>0.00000830707</text:p>
          </table:table-cell>
          <table:table-cell table:formula="of:=[.A1409]*[.A1409]" office:value-type="float" office:value="0.00000000002217251491" calcext:value-type="float">
            <text:p>2.21725149129E-11</text:p>
          </table:table-cell>
          <table:table-cell table:formula="of:=([.A1409]-[.B1409])*([.A1409]-[.B1409])" office:value-type="float" office:value="0.00000000001294776289" calcext:value-type="float">
            <text:p>1.294776289E-11</text:p>
          </table:table-cell>
          <table:table-cell table:number-columns-repeated="2"/>
        </table:table-row>
        <table:table-row table:style-name="ro1">
          <table:table-cell office:value-type="float" office:value="0.0000188947" calcext:value-type="float">
            <text:p>0.0000188947</text:p>
          </table:table-cell>
          <table:table-cell office:value-type="float" office:value="0.0000874571" calcext:value-type="float">
            <text:p>0.0000874571</text:p>
          </table:table-cell>
          <table:table-cell table:formula="of:=[.A1410]*[.A1410]" office:value-type="float" office:value="0.00000000035700968809" calcext:value-type="float">
            <text:p>3.5700968809E-10</text:p>
          </table:table-cell>
          <table:table-cell table:formula="of:=([.A1410]-[.B1410])*([.A1410]-[.B1410])" office:value-type="float" office:value="0.00000000470080269376" calcext:value-type="float">
            <text:p>4.70080269376E-09</text:p>
          </table:table-cell>
          <table:table-cell table:number-columns-repeated="2"/>
        </table:table-row>
        <table:table-row table:style-name="ro1">
          <table:table-cell office:value-type="float" office:value="0.0000283718" calcext:value-type="float">
            <text:p>0.0000283718</text:p>
          </table:table-cell>
          <table:table-cell office:value-type="float" office:value="0.000490107" calcext:value-type="float">
            <text:p>0.000490107</text:p>
          </table:table-cell>
          <table:table-cell table:formula="of:=[.A1411]*[.A1411]" office:value-type="float" office:value="0.00000000080495903524" calcext:value-type="float">
            <text:p>8.0495903524E-10</text:p>
          </table:table-cell>
          <table:table-cell table:formula="of:=([.A1411]-[.B1411])*([.A1411]-[.B1411])" office:value-type="float" office:value="0.00000021319939491904" calcext:value-type="float">
            <text:p>2.1319939491904E-07</text:p>
          </table:table-cell>
          <table:table-cell table:number-columns-repeated="2"/>
        </table:table-row>
        <table:table-row table:style-name="ro1">
          <table:table-cell office:value-type="float" office:value="0.00000202656" calcext:value-type="float">
            <text:p>0.00000202656</text:p>
          </table:table-cell>
          <table:table-cell office:value-type="float" office:value="0.000262413" calcext:value-type="float">
            <text:p>0.000262413</text:p>
          </table:table-cell>
          <table:table-cell table:formula="of:=[.A1412]*[.A1412]" office:value-type="float" office:value="0.00000000000410694543" calcext:value-type="float">
            <text:p>4.1069454336E-12</text:p>
          </table:table-cell>
          <table:table-cell table:formula="of:=([.A1412]-[.B1412])*([.A1412]-[.B1412])" office:value-type="float" office:value="0.00000006780109813587" calcext:value-type="float">
            <text:p>6.78010981358736E-08</text:p>
          </table:table-cell>
          <table:table-cell table:number-columns-repeated="2"/>
        </table:table-row>
        <table:table-row table:style-name="ro1">
          <table:table-cell office:value-type="float" office:value="0.0000153184" calcext:value-type="float">
            <text:p>0.0000153184</text:p>
          </table:table-cell>
          <table:table-cell office:value-type="float" office:value="0.00019258" calcext:value-type="float">
            <text:p>0.00019258</text:p>
          </table:table-cell>
          <table:table-cell table:formula="of:=[.A1413]*[.A1413]" office:value-type="float" office:value="0.00000000023465337856" calcext:value-type="float">
            <text:p>2.3465337856E-10</text:p>
          </table:table-cell>
          <table:table-cell table:formula="of:=([.A1413]-[.B1413])*([.A1413]-[.B1413])" office:value-type="float" office:value="0.00000003142167483456" calcext:value-type="float">
            <text:p>3.142167483456E-08</text:p>
          </table:table-cell>
          <table:table-cell table:number-columns-repeated="2"/>
        </table:table-row>
        <table:table-row table:style-name="ro1">
          <table:table-cell office:value-type="float" office:value="0.00000840425" calcext:value-type="float">
            <text:p>0.00000840425</text:p>
          </table:table-cell>
          <table:table-cell office:value-type="float" office:value="0.0000919092" calcext:value-type="float">
            <text:p>0.0000919092</text:p>
          </table:table-cell>
          <table:table-cell table:formula="of:=[.A1414]*[.A1414]" office:value-type="float" office:value="0.00000000007063141806" calcext:value-type="float">
            <text:p>7.06314180625E-11</text:p>
          </table:table-cell>
          <table:table-cell table:formula="of:=([.A1414]-[.B1414])*([.A1414]-[.B1414])" office:value-type="float" office:value="0.0000000069730766745" calcext:value-type="float">
            <text:p>6.9730766745025E-09</text:p>
          </table:table-cell>
          <table:table-cell table:number-columns-repeated="2"/>
        </table:table-row>
        <table:table-row table:style-name="ro1">
          <table:table-cell office:value-type="float" office:value="0.0000149012" calcext:value-type="float">
            <text:p>0.0000149012</text:p>
          </table:table-cell>
          <table:table-cell office:value-type="float" office:value="0.00134816" calcext:value-type="float">
            <text:p>0.00134816</text:p>
          </table:table-cell>
          <table:table-cell table:formula="of:=[.A1415]*[.A1415]" office:value-type="float" office:value="0.00000000022204576144" calcext:value-type="float">
            <text:p>2.2204576144E-10</text:p>
          </table:table-cell>
          <table:table-cell table:formula="of:=([.A1415]-[.B1415])*([.A1415]-[.B1415])" office:value-type="float" office:value="0.00000177757902777744" calcext:value-type="float">
            <text:p>1.77757902777744E-06</text:p>
          </table:table-cell>
          <table:table-cell table:number-columns-repeated="2"/>
        </table:table-row>
        <table:table-row table:style-name="ro1">
          <table:table-cell office:value-type="float" office:value="0.0000609756" calcext:value-type="float">
            <text:p>0.0000609756</text:p>
          </table:table-cell>
          <table:table-cell office:value-type="float" office:value="0.0219798" calcext:value-type="float">
            <text:p>0.0219798</text:p>
          </table:table-cell>
          <table:table-cell table:formula="of:=[.A1416]*[.A1416]" office:value-type="float" office:value="0.00000000371802379536" calcext:value-type="float">
            <text:p>3.71802379536E-09</text:p>
          </table:table-cell>
          <table:table-cell table:formula="of:=([.A1416]-[.B1416])*([.A1416]-[.B1416])" office:value-type="float" office:value="0.000480434863078035" calcext:value-type="float">
            <text:p>0.000480434863078035</text:p>
          </table:table-cell>
          <table:table-cell table:number-columns-repeated="2"/>
        </table:table-row>
        <table:table-row table:style-name="ro1">
          <table:table-cell office:value-type="float" office:value="0.000280619" calcext:value-type="float">
            <text:p>0.000280619</text:p>
          </table:table-cell>
          <table:table-cell office:value-type="float" office:value="0.00199936" calcext:value-type="float">
            <text:p>0.00199936</text:p>
          </table:table-cell>
          <table:table-cell table:formula="of:=[.A1417]*[.A1417]" office:value-type="float" office:value="0.000000078747023161" calcext:value-type="float">
            <text:p>7.8747023161E-08</text:p>
          </table:table-cell>
          <table:table-cell table:formula="of:=([.A1417]-[.B1417])*([.A1417]-[.B1417])" office:value-type="float" office:value="0.000002954070625081" calcext:value-type="float">
            <text:p>2.954070625081E-06</text:p>
          </table:table-cell>
          <table:table-cell table:number-columns-repeated="2"/>
        </table:table-row>
        <table:table-row table:style-name="ro1">
          <table:table-cell office:value-type="float" office:value="0.0000699162" calcext:value-type="float">
            <text:p>0.0000699162</text:p>
          </table:table-cell>
          <table:table-cell office:value-type="float" office:value="0.00279698" calcext:value-type="float">
            <text:p>0.00279698</text:p>
          </table:table-cell>
          <table:table-cell table:formula="of:=[.A1418]*[.A1418]" office:value-type="float" office:value="0.00000000488827502244" calcext:value-type="float">
            <text:p>4.88827502244E-09</text:p>
          </table:table-cell>
          <table:table-cell table:formula="of:=([.A1418]-[.B1418])*([.A1418]-[.B1418])" office:value-type="float" office:value="0.00000743687696927044" calcext:value-type="float">
            <text:p>7.43687696927044E-06</text:p>
          </table:table-cell>
          <table:table-cell table:number-columns-repeated="2"/>
        </table:table-row>
        <table:table-row table:style-name="ro1">
          <table:table-cell office:value-type="float" office:value="0.0000685453" calcext:value-type="float">
            <text:p>0.0000685453</text:p>
          </table:table-cell>
          <table:table-cell office:value-type="float" office:value="0.129207" calcext:value-type="float">
            <text:p>0.129207</text:p>
          </table:table-cell>
          <table:table-cell table:formula="of:=[.A1419]*[.A1419]" office:value-type="float" office:value="0.00000000469845815209" calcext:value-type="float">
            <text:p>4.69845815209E-09</text:p>
          </table:table-cell>
          <table:table-cell table:formula="of:=([.A1419]-[.B1419])*([.A1419]-[.B1419])" office:value-type="float" office:value="0.0166767404823039" calcext:value-type="float">
            <text:p>0.0166767404823039</text:p>
          </table:table-cell>
          <table:table-cell table:number-columns-repeated="2"/>
        </table:table-row>
        <table:table-row table:style-name="ro1">
          <table:table-cell office:value-type="float" office:value="0.0318426" calcext:value-type="float">
            <text:p>0.0318426</text:p>
          </table:table-cell>
          <table:table-cell office:value-type="float" office:value="0.0475063" calcext:value-type="float">
            <text:p>0.0475063</text:p>
          </table:table-cell>
          <table:table-cell table:formula="of:=[.A1420]*[.A1420]" office:value-type="float" office:value="0.00101395117476" calcext:value-type="float">
            <text:p>0.00101395117476</text:p>
          </table:table-cell>
          <table:table-cell table:formula="of:=([.A1420]-[.B1420])*([.A1420]-[.B1420])" office:value-type="float" office:value="0.00024535149769" calcext:value-type="float">
            <text:p>0.00024535149769</text:p>
          </table:table-cell>
          <table:table-cell table:number-columns-repeated="2"/>
        </table:table-row>
        <table:table-row table:style-name="ro1">
          <table:table-cell office:value-type="float" office:value="0.0302575" calcext:value-type="float">
            <text:p>0.0302575</text:p>
          </table:table-cell>
          <table:table-cell office:value-type="float" office:value="0.125606" calcext:value-type="float">
            <text:p>0.125606</text:p>
          </table:table-cell>
          <table:table-cell table:formula="of:=[.A1421]*[.A1421]" office:value-type="float" office:value="0.00091551630625" calcext:value-type="float">
            <text:p>0.00091551630625</text:p>
          </table:table-cell>
          <table:table-cell table:formula="of:=([.A1421]-[.B1421])*([.A1421]-[.B1421])" office:value-type="float" office:value="0.00909133645225" calcext:value-type="float">
            <text:p>0.00909133645225</text:p>
          </table:table-cell>
          <table:table-cell table:number-columns-repeated="2"/>
        </table:table-row>
        <table:table-row table:style-name="ro1">
          <table:table-cell office:value-type="float" office:value="0.0299222" calcext:value-type="float">
            <text:p>0.0299222</text:p>
          </table:table-cell>
          <table:table-cell office:value-type="float" office:value="0.0868631" calcext:value-type="float">
            <text:p>0.0868631</text:p>
          </table:table-cell>
          <table:table-cell table:formula="of:=[.A1422]*[.A1422]" office:value-type="float" office:value="0.00089533805284" calcext:value-type="float">
            <text:p>0.00089533805284</text:p>
          </table:table-cell>
          <table:table-cell table:formula="of:=([.A1422]-[.B1422])*([.A1422]-[.B1422])" office:value-type="float" office:value="0.00324226609281" calcext:value-type="float">
            <text:p>0.00324226609281</text:p>
          </table:table-cell>
          <table:table-cell table:number-columns-repeated="2"/>
        </table:table-row>
        <table:table-row table:style-name="ro1">
          <table:table-cell office:value-type="float" office:value="0.0299223" calcext:value-type="float">
            <text:p>0.0299223</text:p>
          </table:table-cell>
          <table:table-cell office:value-type="float" office:value="0.204576" calcext:value-type="float">
            <text:p>0.204576</text:p>
          </table:table-cell>
          <table:table-cell table:formula="of:=[.A1423]*[.A1423]" office:value-type="float" office:value="0.00089534403729" calcext:value-type="float">
            <text:p>0.00089534403729</text:p>
          </table:table-cell>
          <table:table-cell table:formula="of:=([.A1423]-[.B1423])*([.A1423]-[.B1423])" office:value-type="float" office:value="0.03050391492369" calcext:value-type="float">
            <text:p>0.03050391492369</text:p>
          </table:table-cell>
          <table:table-cell table:number-columns-repeated="2"/>
        </table:table-row>
        <table:table-row table:style-name="ro1">
          <table:table-cell office:value-type="float" office:value="0.103507" calcext:value-type="float">
            <text:p>0.103507</text:p>
          </table:table-cell>
          <table:table-cell office:value-type="float" office:value="0.133113" calcext:value-type="float">
            <text:p>0.133113</text:p>
          </table:table-cell>
          <table:table-cell table:formula="of:=[.A1424]*[.A1424]" office:value-type="float" office:value="0.010713699049" calcext:value-type="float">
            <text:p>0.010713699049</text:p>
          </table:table-cell>
          <table:table-cell table:formula="of:=([.A1424]-[.B1424])*([.A1424]-[.B1424])" office:value-type="float" office:value="0.000876515236" calcext:value-type="float">
            <text:p>0.000876515236</text:p>
          </table:table-cell>
          <table:table-cell table:number-columns-repeated="2"/>
        </table:table-row>
        <table:table-row table:style-name="ro1">
          <table:table-cell office:value-type="float" office:value="0.103507" calcext:value-type="float">
            <text:p>0.103507</text:p>
          </table:table-cell>
          <table:table-cell office:value-type="float" office:value="0.138562" calcext:value-type="float">
            <text:p>0.138562</text:p>
          </table:table-cell>
          <table:table-cell table:formula="of:=[.A1425]*[.A1425]" office:value-type="float" office:value="0.010713699049" calcext:value-type="float">
            <text:p>0.010713699049</text:p>
          </table:table-cell>
          <table:table-cell table:formula="of:=([.A1425]-[.B1425])*([.A1425]-[.B1425])" office:value-type="float" office:value="0.001228853025" calcext:value-type="float">
            <text:p>0.001228853025</text:p>
          </table:table-cell>
          <table:table-cell table:number-columns-repeated="2"/>
        </table:table-row>
        <table:table-row table:style-name="ro1">
          <table:table-cell office:value-type="float" office:value="0.103507" calcext:value-type="float">
            <text:p>0.103507</text:p>
          </table:table-cell>
          <table:table-cell office:value-type="float" office:value="0.156804" calcext:value-type="float">
            <text:p>0.156804</text:p>
          </table:table-cell>
          <table:table-cell table:formula="of:=[.A1426]*[.A1426]" office:value-type="float" office:value="0.010713699049" calcext:value-type="float">
            <text:p>0.010713699049</text:p>
          </table:table-cell>
          <table:table-cell table:formula="of:=([.A1426]-[.B1426])*([.A1426]-[.B1426])" office:value-type="float" office:value="0.002840570209" calcext:value-type="float">
            <text:p>0.002840570209</text:p>
          </table:table-cell>
          <table:table-cell table:number-columns-repeated="2"/>
        </table:table-row>
        <table:table-row table:style-name="ro1">
          <table:table-cell office:value-type="float" office:value="0.189391" calcext:value-type="float">
            <text:p>0.189391</text:p>
          </table:table-cell>
          <table:table-cell office:value-type="float" office:value="0.286577" calcext:value-type="float">
            <text:p>0.286577</text:p>
          </table:table-cell>
          <table:table-cell table:formula="of:=[.A1427]*[.A1427]" office:value-type="float" office:value="0.035868950881" calcext:value-type="float">
            <text:p>0.035868950881</text:p>
          </table:table-cell>
          <table:table-cell table:formula="of:=([.A1427]-[.B1427])*([.A1427]-[.B1427])" office:value-type="float" office:value="0.00944511859600001" calcext:value-type="float">
            <text:p>0.00944511859600001</text:p>
          </table:table-cell>
          <table:table-cell table:number-columns-repeated="2"/>
        </table:table-row>
        <table:table-row table:style-name="ro1">
          <table:table-cell office:value-type="float" office:value="0.242362" calcext:value-type="float">
            <text:p>0.242362</text:p>
          </table:table-cell>
          <table:table-cell office:value-type="float" office:value="0.256196" calcext:value-type="float">
            <text:p>0.256196</text:p>
          </table:table-cell>
          <table:table-cell table:formula="of:=[.A1428]*[.A1428]" office:value-type="float" office:value="0.058739339044" calcext:value-type="float">
            <text:p>0.058739339044</text:p>
          </table:table-cell>
          <table:table-cell table:formula="of:=([.A1428]-[.B1428])*([.A1428]-[.B1428])" office:value-type="float" office:value="0.000191379556" calcext:value-type="float">
            <text:p>0.000191379556</text:p>
          </table:table-cell>
          <table:table-cell table:number-columns-repeated="2"/>
        </table:table-row>
        <table:table-row table:style-name="ro1">
          <table:table-cell office:value-type="float" office:value="0.39138" calcext:value-type="float">
            <text:p>0.39138</text:p>
          </table:table-cell>
          <table:table-cell office:value-type="float" office:value="0.301007" calcext:value-type="float">
            <text:p>0.301007</text:p>
          </table:table-cell>
          <table:table-cell table:formula="of:=[.A1429]*[.A1429]" office:value-type="float" office:value="0.1531783044" calcext:value-type="float">
            <text:p>0.1531783044</text:p>
          </table:table-cell>
          <table:table-cell table:formula="of:=([.A1429]-[.B1429])*([.A1429]-[.B1429])" office:value-type="float" office:value="0.008167279129" calcext:value-type="float">
            <text:p>0.008167279129</text:p>
          </table:table-cell>
          <table:table-cell table:number-columns-repeated="2"/>
        </table:table-row>
        <table:table-row table:style-name="ro1">
          <table:table-cell office:value-type="float" office:value="0.39138" calcext:value-type="float">
            <text:p>0.39138</text:p>
          </table:table-cell>
          <table:table-cell office:value-type="float" office:value="0.555763" calcext:value-type="float">
            <text:p>0.555763</text:p>
          </table:table-cell>
          <table:table-cell table:formula="of:=[.A1430]*[.A1430]" office:value-type="float" office:value="0.1531783044" calcext:value-type="float">
            <text:p>0.1531783044</text:p>
          </table:table-cell>
          <table:table-cell table:formula="of:=([.A1430]-[.B1430])*([.A1430]-[.B1430])" office:value-type="float" office:value="0.027021770689" calcext:value-type="float">
            <text:p>0.027021770689</text:p>
          </table:table-cell>
          <table:table-cell table:number-columns-repeated="2"/>
        </table:table-row>
        <table:table-row table:style-name="ro1">
          <table:table-cell office:value-type="float" office:value="0.39138" calcext:value-type="float">
            <text:p>0.39138</text:p>
          </table:table-cell>
          <table:table-cell office:value-type="float" office:value="0.576622" calcext:value-type="float">
            <text:p>0.576622</text:p>
          </table:table-cell>
          <table:table-cell table:formula="of:=[.A1431]*[.A1431]" office:value-type="float" office:value="0.1531783044" calcext:value-type="float">
            <text:p>0.1531783044</text:p>
          </table:table-cell>
          <table:table-cell table:formula="of:=([.A1431]-[.B1431])*([.A1431]-[.B1431])" office:value-type="float" office:value="0.034314598564" calcext:value-type="float">
            <text:p>0.034314598564</text:p>
          </table:table-cell>
          <table:table-cell table:number-columns-repeated="2"/>
        </table:table-row>
        <table:table-row table:style-name="ro1">
          <table:table-cell office:value-type="float" office:value="0.39138" calcext:value-type="float">
            <text:p>0.39138</text:p>
          </table:table-cell>
          <table:table-cell office:value-type="float" office:value="0.598668" calcext:value-type="float">
            <text:p>0.598668</text:p>
          </table:table-cell>
          <table:table-cell table:formula="of:=[.A1432]*[.A1432]" office:value-type="float" office:value="0.1531783044" calcext:value-type="float">
            <text:p>0.1531783044</text:p>
          </table:table-cell>
          <table:table-cell table:formula="of:=([.A1432]-[.B1432])*([.A1432]-[.B1432])" office:value-type="float" office:value="0.042968314944" calcext:value-type="float">
            <text:p>0.042968314944</text:p>
          </table:table-cell>
          <table:table-cell table:number-columns-repeated="2"/>
        </table:table-row>
        <table:table-row table:style-name="ro1">
          <table:table-cell office:value-type="float" office:value="0.705566" calcext:value-type="float">
            <text:p>0.705566</text:p>
          </table:table-cell>
          <table:table-cell office:value-type="float" office:value="0.478187" calcext:value-type="float">
            <text:p>0.478187</text:p>
          </table:table-cell>
          <table:table-cell table:formula="of:=[.A1433]*[.A1433]" office:value-type="float" office:value="0.497823380356" calcext:value-type="float">
            <text:p>0.497823380356</text:p>
          </table:table-cell>
          <table:table-cell table:formula="of:=([.A1433]-[.B1433])*([.A1433]-[.B1433])" office:value-type="float" office:value="0.051701209641" calcext:value-type="float">
            <text:p>0.051701209641</text:p>
          </table:table-cell>
          <table:table-cell table:number-columns-repeated="2"/>
        </table:table-row>
        <table:table-row table:style-name="ro1">
          <table:table-cell office:value-type="float" office:value="0.705566" calcext:value-type="float">
            <text:p>0.705566</text:p>
          </table:table-cell>
          <table:table-cell office:value-type="float" office:value="0.509764" calcext:value-type="float">
            <text:p>0.509764</text:p>
          </table:table-cell>
          <table:table-cell table:formula="of:=[.A1434]*[.A1434]" office:value-type="float" office:value="0.497823380356" calcext:value-type="float">
            <text:p>0.497823380356</text:p>
          </table:table-cell>
          <table:table-cell table:formula="of:=([.A1434]-[.B1434])*([.A1434]-[.B1434])" office:value-type="float" office:value="0.038338423204" calcext:value-type="float">
            <text:p>0.038338423204</text:p>
          </table:table-cell>
          <table:table-cell table:number-columns-repeated="2"/>
        </table:table-row>
        <table:table-row table:style-name="ro1">
          <table:table-cell office:value-type="float" office:value="0.705566" calcext:value-type="float">
            <text:p>0.705566</text:p>
          </table:table-cell>
          <table:table-cell office:value-type="float" office:value="0.531302" calcext:value-type="float">
            <text:p>0.531302</text:p>
          </table:table-cell>
          <table:table-cell table:formula="of:=[.A1435]*[.A1435]" office:value-type="float" office:value="0.497823380356" calcext:value-type="float">
            <text:p>0.497823380356</text:p>
          </table:table-cell>
          <table:table-cell table:formula="of:=([.A1435]-[.B1435])*([.A1435]-[.B1435])" office:value-type="float" office:value="0.030367941696" calcext:value-type="float">
            <text:p>0.030367941696</text:p>
          </table:table-cell>
          <table:table-cell table:number-columns-repeated="2"/>
        </table:table-row>
        <table:table-row table:style-name="ro1">
          <table:table-cell office:value-type="float" office:value="0.705566" calcext:value-type="float">
            <text:p>0.705566</text:p>
          </table:table-cell>
          <table:table-cell office:value-type="float" office:value="0.554733" calcext:value-type="float">
            <text:p>0.554733</text:p>
          </table:table-cell>
          <table:table-cell table:formula="of:=[.A1436]*[.A1436]" office:value-type="float" office:value="0.497823380356" calcext:value-type="float">
            <text:p>0.497823380356</text:p>
          </table:table-cell>
          <table:table-cell table:formula="of:=([.A1436]-[.B1436])*([.A1436]-[.B1436])" office:value-type="float" office:value="0.022750593889" calcext:value-type="float">
            <text:p>0.022750593889</text:p>
          </table:table-cell>
          <table:table-cell table:number-columns-repeated="2"/>
        </table:table-row>
        <table:table-row table:style-name="ro1">
          <table:table-cell office:value-type="float" office:value="0.830014" calcext:value-type="float">
            <text:p>0.830014</text:p>
          </table:table-cell>
          <table:table-cell office:value-type="float" office:value="0.579415" calcext:value-type="float">
            <text:p>0.579415</text:p>
          </table:table-cell>
          <table:table-cell table:formula="of:=[.A1437]*[.A1437]" office:value-type="float" office:value="0.688923240196" calcext:value-type="float">
            <text:p>0.688923240196</text:p>
          </table:table-cell>
          <table:table-cell table:formula="of:=([.A1437]-[.B1437])*([.A1437]-[.B1437])" office:value-type="float" office:value="0.062799858801" calcext:value-type="float">
            <text:p>0.062799858801</text:p>
          </table:table-cell>
          <table:table-cell table:number-columns-repeated="2"/>
        </table:table-row>
        <table:table-row table:style-name="ro1">
          <table:table-cell office:value-type="float" office:value="0.830013" calcext:value-type="float">
            <text:p>0.830013</text:p>
          </table:table-cell>
          <table:table-cell office:value-type="float" office:value="0.642276" calcext:value-type="float">
            <text:p>0.642276</text:p>
          </table:table-cell>
          <table:table-cell table:formula="of:=[.A1438]*[.A1438]" office:value-type="float" office:value="0.688921580169" calcext:value-type="float">
            <text:p>0.688921580169</text:p>
          </table:table-cell>
          <table:table-cell table:formula="of:=([.A1438]-[.B1438])*([.A1438]-[.B1438])" office:value-type="float" office:value="0.035245181169" calcext:value-type="float">
            <text:p>0.035245181169</text:p>
          </table:table-cell>
          <table:table-cell table:number-columns-repeated="2"/>
        </table:table-row>
        <table:table-row table:style-name="ro1">
          <table:table-cell office:value-type="float" office:value="0.830014" calcext:value-type="float">
            <text:p>0.830014</text:p>
          </table:table-cell>
          <table:table-cell office:value-type="float" office:value="0.87603" calcext:value-type="float">
            <text:p>0.87603</text:p>
          </table:table-cell>
          <table:table-cell table:formula="of:=[.A1439]*[.A1439]" office:value-type="float" office:value="0.688923240196" calcext:value-type="float">
            <text:p>0.688923240196</text:p>
          </table:table-cell>
          <table:table-cell table:formula="of:=([.A1439]-[.B1439])*([.A1439]-[.B1439])" office:value-type="float" office:value="0.002117472256" calcext:value-type="float">
            <text:p>0.002117472256</text:p>
          </table:table-cell>
          <table:table-cell table:number-columns-repeated="2"/>
        </table:table-row>
        <table:table-row table:style-name="ro1">
          <table:table-cell office:value-type="float" office:value="0.830013" calcext:value-type="float">
            <text:p>0.830013</text:p>
          </table:table-cell>
          <table:table-cell office:value-type="float" office:value="0.917082" calcext:value-type="float">
            <text:p>0.917082</text:p>
          </table:table-cell>
          <table:table-cell table:formula="of:=[.A1440]*[.A1440]" office:value-type="float" office:value="0.688921580169" calcext:value-type="float">
            <text:p>0.688921580169</text:p>
          </table:table-cell>
          <table:table-cell table:formula="of:=([.A1440]-[.B1440])*([.A1440]-[.B1440])" office:value-type="float" office:value="0.00758101076099999" calcext:value-type="float">
            <text:p>0.00758101076099999</text:p>
          </table:table-cell>
          <table:table-cell table:number-columns-repeated="2"/>
        </table:table-row>
        <table:table-row table:style-name="ro1">
          <table:table-cell office:value-type="float" office:value="0.93452" calcext:value-type="float">
            <text:p>0.93452</text:p>
          </table:table-cell>
          <table:table-cell office:value-type="float" office:value="0.955106" calcext:value-type="float">
            <text:p>0.955106</text:p>
          </table:table-cell>
          <table:table-cell table:formula="of:=[.A1441]*[.A1441]" office:value-type="float" office:value="0.8733276304" calcext:value-type="float">
            <text:p>0.8733276304</text:p>
          </table:table-cell>
          <table:table-cell table:formula="of:=([.A1441]-[.B1441])*([.A1441]-[.B1441])" office:value-type="float" office:value="0.000423783396" calcext:value-type="float">
            <text:p>0.000423783396</text:p>
          </table:table-cell>
          <table:table-cell table:number-columns-repeated="2"/>
        </table:table-row>
        <table:table-row table:style-name="ro1">
          <table:table-cell office:value-type="float" office:value="0.93452" calcext:value-type="float">
            <text:p>0.93452</text:p>
          </table:table-cell>
          <table:table-cell office:value-type="float" office:value="0.98383" calcext:value-type="float">
            <text:p>0.98383</text:p>
          </table:table-cell>
          <table:table-cell table:formula="of:=[.A1442]*[.A1442]" office:value-type="float" office:value="0.8733276304" calcext:value-type="float">
            <text:p>0.8733276304</text:p>
          </table:table-cell>
          <table:table-cell table:formula="of:=([.A1442]-[.B1442])*([.A1442]-[.B1442])" office:value-type="float" office:value="0.0024314761" calcext:value-type="float">
            <text:p>0.0024314761</text:p>
          </table:table-cell>
          <table:table-cell table:number-columns-repeated="2"/>
        </table:table-row>
        <table:table-row table:style-name="ro1">
          <table:table-cell office:value-type="float" office:value="0.991508" calcext:value-type="float">
            <text:p>0.991508</text:p>
          </table:table-cell>
          <table:table-cell office:value-type="float" office:value="0.98022" calcext:value-type="float">
            <text:p>0.98022</text:p>
          </table:table-cell>
          <table:table-cell table:formula="of:=[.A1443]*[.A1443]" office:value-type="float" office:value="0.983088114064" calcext:value-type="float">
            <text:p>0.983088114064</text:p>
          </table:table-cell>
          <table:table-cell table:formula="of:=([.A1443]-[.B1443])*([.A1443]-[.B1443])" office:value-type="float" office:value="0.000127418943999999" calcext:value-type="float">
            <text:p>0.000127418943999999</text:p>
          </table:table-cell>
          <table:table-cell table:number-columns-repeated="2"/>
        </table:table-row>
        <table:table-row table:style-name="ro1">
          <table:table-cell office:value-type="float" office:value="0.991509" calcext:value-type="float">
            <text:p>0.991509</text:p>
          </table:table-cell>
          <table:table-cell office:value-type="float" office:value="0.999101" calcext:value-type="float">
            <text:p>0.999101</text:p>
          </table:table-cell>
          <table:table-cell table:formula="of:=[.A1444]*[.A1444]" office:value-type="float" office:value="0.983090097081" calcext:value-type="float">
            <text:p>0.983090097081</text:p>
          </table:table-cell>
          <table:table-cell table:formula="of:=([.A1444]-[.B1444])*([.A1444]-[.B1444])" office:value-type="float" office:value="0.0000576384640000007" calcext:value-type="float">
            <text:p>5.76384640000007E-05</text:p>
          </table:table-cell>
          <table:table-cell table:number-columns-repeated="2"/>
        </table:table-row>
        <table:table-row table:style-name="ro1">
          <table:table-cell office:value-type="float" office:value="0.000174642" calcext:value-type="float">
            <text:p>0.000174642</text:p>
          </table:table-cell>
          <table:table-cell office:value-type="float" office:value="0.00000283595" calcext:value-type="float">
            <text:p>0.00000283595</text:p>
          </table:table-cell>
          <table:table-cell table:formula="of:=[.A1445]*[.A1445]" office:value-type="float" office:value="0.000000030499828164" calcext:value-type="float">
            <text:p>3.0499828164E-08</text:p>
          </table:table-cell>
          <table:table-cell table:formula="of:=([.A1445]-[.B1445])*([.A1445]-[.B1445])" office:value-type="float" office:value="0.0000000295173188166" calcext:value-type="float">
            <text:p>2.95173188166025E-08</text:p>
          </table:table-cell>
          <table:table-cell table:number-columns-repeated="2"/>
        </table:table-row>
        <table:table-row table:style-name="ro1">
          <table:table-cell office:value-type="float" office:value="0.000679433" calcext:value-type="float">
            <text:p>0.000679433</text:p>
          </table:table-cell>
          <table:table-cell office:value-type="float" office:value="0.000437744" calcext:value-type="float">
            <text:p>0.000437744</text:p>
          </table:table-cell>
          <table:table-cell table:formula="of:=[.A1446]*[.A1446]" office:value-type="float" office:value="0.000000461629201489" calcext:value-type="float">
            <text:p>4.61629201489E-07</text:p>
          </table:table-cell>
          <table:table-cell table:formula="of:=([.A1446]-[.B1446])*([.A1446]-[.B1446])" office:value-type="float" office:value="0.000000058413572721" calcext:value-type="float">
            <text:p>5.8413572721E-08</text:p>
          </table:table-cell>
          <table:table-cell table:number-columns-repeated="2"/>
        </table:table-row>
        <table:table-row table:style-name="ro1">
          <table:table-cell office:value-type="float" office:value="0.000249505" calcext:value-type="float">
            <text:p>0.000249505</text:p>
          </table:table-cell>
          <table:table-cell office:value-type="float" office:value="0.00273714" calcext:value-type="float">
            <text:p>0.00273714</text:p>
          </table:table-cell>
          <table:table-cell table:formula="of:=[.A1447]*[.A1447]" office:value-type="float" office:value="0.000000062252745025" calcext:value-type="float">
            <text:p>6.2252745025E-08</text:p>
          </table:table-cell>
          <table:table-cell table:formula="of:=([.A1447]-[.B1447])*([.A1447]-[.B1447])" office:value-type="float" office:value="0.000006188327893225" calcext:value-type="float">
            <text:p>6.188327893225E-06</text:p>
          </table:table-cell>
          <table:table-cell table:number-columns-repeated="2"/>
        </table:table-row>
        <table:table-row table:style-name="ro1">
          <table:table-cell office:value-type="float" office:value="0.00000977516" calcext:value-type="float">
            <text:p>0.00000977516</text:p>
          </table:table-cell>
          <table:table-cell office:value-type="float" office:value="0.00238543" calcext:value-type="float">
            <text:p>0.00238543</text:p>
          </table:table-cell>
          <table:table-cell table:formula="of:=[.A1448]*[.A1448]" office:value-type="float" office:value="0.00000000009555375303" calcext:value-type="float">
            <text:p>9.55537530256E-11</text:p>
          </table:table-cell>
          <table:table-cell table:formula="of:=([.A1448]-[.B1448])*([.A1448]-[.B1448])" office:value-type="float" office:value="0.00000564373591881543" calcext:value-type="float">
            <text:p>5.64373591881543E-06</text:p>
          </table:table-cell>
          <table:table-cell table:number-columns-repeated="2"/>
        </table:table-row>
        <table:table-row table:style-name="ro1">
          <table:table-cell office:value-type="float" office:value="0.00000977516" calcext:value-type="float">
            <text:p>0.00000977516</text:p>
          </table:table-cell>
          <table:table-cell office:value-type="float" office:value="0.00165611" calcext:value-type="float">
            <text:p>0.00165611</text:p>
          </table:table-cell>
          <table:table-cell table:formula="of:=[.A1449]*[.A1449]" office:value-type="float" office:value="0.00000000009555375303" calcext:value-type="float">
            <text:p>9.55537530256E-11</text:p>
          </table:table-cell>
          <table:table-cell table:formula="of:=([.A1449]-[.B1449])*([.A1449]-[.B1449])" office:value-type="float" office:value="0.00000271041840539783" calcext:value-type="float">
            <text:p>2.71041840539783E-06</text:p>
          </table:table-cell>
          <table:table-cell table:number-columns-repeated="2"/>
        </table:table-row>
        <table:table-row table:style-name="ro1">
          <table:table-cell office:value-type="float" office:value="0.0000377893" calcext:value-type="float">
            <text:p>0.0000377893</text:p>
          </table:table-cell>
          <table:table-cell office:value-type="float" office:value="0.0682659" calcext:value-type="float">
            <text:p>0.0682659</text:p>
          </table:table-cell>
          <table:table-cell table:formula="of:=[.A1450]*[.A1450]" office:value-type="float" office:value="0.00000000142803119449" calcext:value-type="float">
            <text:p>1.42803119449E-09</text:p>
          </table:table-cell>
          <table:table-cell table:formula="of:=([.A1450]-[.B1450])*([.A1450]-[.B1450])" office:value-type="float" office:value="0.00465507508969146" calcext:value-type="float">
            <text:p>0.00465507508969146</text:p>
          </table:table-cell>
          <table:table-cell table:number-columns-repeated="2"/>
        </table:table-row>
        <table:table-row table:style-name="ro1">
          <table:table-cell office:value-type="float" office:value="0.0000505447" calcext:value-type="float">
            <text:p>0.0000505447</text:p>
          </table:table-cell>
          <table:table-cell office:value-type="float" office:value="0.0446587" calcext:value-type="float">
            <text:p>0.0446587</text:p>
          </table:table-cell>
          <table:table-cell table:formula="of:=[.A1451]*[.A1451]" office:value-type="float" office:value="0.00000000255476669809" calcext:value-type="float">
            <text:p>2.55476669809E-09</text:p>
          </table:table-cell>
          <table:table-cell table:formula="of:=([.A1451]-[.B1451])*([.A1451]-[.B1451])" office:value-type="float" office:value="0.00198988751926892" calcext:value-type="float">
            <text:p>0.00198988751926892</text:p>
          </table:table-cell>
          <table:table-cell table:number-columns-repeated="2"/>
        </table:table-row>
        <table:table-row table:style-name="ro1">
          <table:table-cell office:value-type="float" office:value="0.000306547" calcext:value-type="float">
            <text:p>0.000306547</text:p>
          </table:table-cell>
          <table:table-cell office:value-type="float" office:value="0.0373577" calcext:value-type="float">
            <text:p>0.0373577</text:p>
          </table:table-cell>
          <table:table-cell table:formula="of:=[.A1452]*[.A1452]" office:value-type="float" office:value="0.000000093971063209" calcext:value-type="float">
            <text:p>9.3971063209E-08</text:p>
          </table:table-cell>
          <table:table-cell table:formula="of:=([.A1452]-[.B1452])*([.A1452]-[.B1452])" office:value-type="float" office:value="0.00137278793862941" calcext:value-type="float">
            <text:p>0.00137278793862941</text:p>
          </table:table-cell>
          <table:table-cell table:number-columns-repeated="2"/>
        </table:table-row>
        <table:table-row table:style-name="ro1">
          <table:table-cell office:value-type="float" office:value="0.000172436" calcext:value-type="float">
            <text:p>0.000172436</text:p>
          </table:table-cell>
          <table:table-cell office:value-type="float" office:value="0.00449944" calcext:value-type="float">
            <text:p>0.00449944</text:p>
          </table:table-cell>
          <table:table-cell table:formula="of:=[.A1453]*[.A1453]" office:value-type="float" office:value="0.000000029734174096" calcext:value-type="float">
            <text:p>2.9734174096E-08</text:p>
          </table:table-cell>
          <table:table-cell table:formula="of:=([.A1453]-[.B1453])*([.A1453]-[.B1453])" office:value-type="float" office:value="0.000018722963616016" calcext:value-type="float">
            <text:p>1.8722963616016E-05</text:p>
          </table:table-cell>
          <table:table-cell table:number-columns-repeated="2"/>
        </table:table-row>
        <table:table-row table:style-name="ro1">
          <table:table-cell office:value-type="float" office:value="0.00000828505" calcext:value-type="float">
            <text:p>0.00000828505</text:p>
          </table:table-cell>
          <table:table-cell office:value-type="float" office:value="0.00729285" calcext:value-type="float">
            <text:p>0.00729285</text:p>
          </table:table-cell>
          <table:table-cell table:formula="of:=[.A1454]*[.A1454]" office:value-type="float" office:value="0.0000000000686420535" calcext:value-type="float">
            <text:p>6.86420535025E-11</text:p>
          </table:table-cell>
          <table:table-cell table:formula="of:=([.A1454]-[.B1454])*([.A1454]-[.B1454])" office:value-type="float" office:value="0.0000530648865107685" calcext:value-type="float">
            <text:p>5.30648865107685E-05</text:p>
          </table:table-cell>
          <table:table-cell table:number-columns-repeated="2"/>
        </table:table-row>
        <table:table-row table:style-name="ro1">
          <table:table-cell office:value-type="float" office:value="0.0000119209" calcext:value-type="float">
            <text:p>0.0000119209</text:p>
          </table:table-cell>
          <table:table-cell office:value-type="float" office:value="0.00669992" calcext:value-type="float">
            <text:p>0.00669992</text:p>
          </table:table-cell>
          <table:table-cell table:formula="of:=[.A1455]*[.A1455]" office:value-type="float" office:value="0.00000000014210785681" calcext:value-type="float">
            <text:p>1.4210785681E-10</text:p>
          </table:table-cell>
          <table:table-cell table:formula="of:=([.A1455]-[.B1455])*([.A1455]-[.B1455])" office:value-type="float" office:value="0.0000447293319616008" calcext:value-type="float">
            <text:p>4.47293319616008E-05</text:p>
          </table:table-cell>
          <table:table-cell table:number-columns-repeated="2"/>
        </table:table-row>
        <table:table-row table:style-name="ro1">
          <table:table-cell office:value-type="float" office:value="0.000106335" calcext:value-type="float">
            <text:p>0.000106335</text:p>
          </table:table-cell>
          <table:table-cell office:value-type="float" office:value="0.036494" calcext:value-type="float">
            <text:p>0.036494</text:p>
          </table:table-cell>
          <table:table-cell table:formula="of:=[.A1456]*[.A1456]" office:value-type="float" office:value="0.000000011307132225" calcext:value-type="float">
            <text:p>1.1307132225E-08</text:p>
          </table:table-cell>
          <table:table-cell table:formula="of:=([.A1456]-[.B1456])*([.A1456]-[.B1456])" office:value-type="float" office:value="0.00132406216415223" calcext:value-type="float">
            <text:p>0.00132406216415223</text:p>
          </table:table-cell>
          <table:table-cell table:number-columns-repeated="2"/>
        </table:table-row>
        <table:table-row table:style-name="ro1">
          <table:table-cell office:value-type="float" office:value="0.0000442863" calcext:value-type="float">
            <text:p>0.0000442863</text:p>
          </table:table-cell>
          <table:table-cell office:value-type="float" office:value="0.0759571" calcext:value-type="float">
            <text:p>0.0759571</text:p>
          </table:table-cell>
          <table:table-cell table:formula="of:=[.A1457]*[.A1457]" office:value-type="float" office:value="0.00000000196127636769" calcext:value-type="float">
            <text:p>1.96127636769E-09</text:p>
          </table:table-cell>
          <table:table-cell table:formula="of:=([.A1457]-[.B1457])*([.A1457]-[.B1457])" office:value-type="float" office:value="0.00576275528385091" calcext:value-type="float">
            <text:p>0.00576275528385091</text:p>
          </table:table-cell>
          <table:table-cell table:number-columns-repeated="2"/>
        </table:table-row>
        <table:table-row table:style-name="ro1">
          <table:table-cell office:value-type="float" office:value="0.000135005" calcext:value-type="float">
            <text:p>0.000135005</text:p>
          </table:table-cell>
          <table:table-cell office:value-type="float" office:value="0.00599531" calcext:value-type="float">
            <text:p>0.00599531</text:p>
          </table:table-cell>
          <table:table-cell table:formula="of:=[.A1458]*[.A1458]" office:value-type="float" office:value="0.000000018226350025" calcext:value-type="float">
            <text:p>1.8226350025E-08</text:p>
          </table:table-cell>
          <table:table-cell table:formula="of:=([.A1458]-[.B1458])*([.A1458]-[.B1458])" office:value-type="float" office:value="0.000034343174693025" calcext:value-type="float">
            <text:p>3.4343174693025E-05</text:p>
          </table:table-cell>
          <table:table-cell table:number-columns-repeated="2"/>
        </table:table-row>
        <table:table-row table:style-name="ro1">
          <table:table-cell office:value-type="float" office:value="0.000110924" calcext:value-type="float">
            <text:p>0.000110924</text:p>
          </table:table-cell>
          <table:table-cell office:value-type="float" office:value="0.0347429" calcext:value-type="float">
            <text:p>0.0347429</text:p>
          </table:table-cell>
          <table:table-cell table:formula="of:=[.A1459]*[.A1459]" office:value-type="float" office:value="0.000000012304133776" calcext:value-type="float">
            <text:p>1.2304133776E-08</text:p>
          </table:table-cell>
          <table:table-cell table:formula="of:=([.A1459]-[.B1459])*([.A1459]-[.B1459])" office:value-type="float" office:value="0.00119937376166458" calcext:value-type="float">
            <text:p>0.00119937376166458</text:p>
          </table:table-cell>
          <table:table-cell table:number-columns-repeated="2"/>
        </table:table-row>
        <table:table-row table:style-name="ro1">
          <table:table-cell office:value-type="float" office:value="0.00185794" calcext:value-type="float">
            <text:p>0.00185794</text:p>
          </table:table-cell>
          <table:table-cell office:value-type="float" office:value="0.0120498" calcext:value-type="float">
            <text:p>0.0120498</text:p>
          </table:table-cell>
          <table:table-cell table:formula="of:=[.A1460]*[.A1460]" office:value-type="float" office:value="0.0000034519410436" calcext:value-type="float">
            <text:p>0.0000034519410436</text:p>
          </table:table-cell>
          <table:table-cell table:formula="of:=([.A1460]-[.B1460])*([.A1460]-[.B1460])" office:value-type="float" office:value="0.0001038740102596" calcext:value-type="float">
            <text:p>0.0001038740102596</text:p>
          </table:table-cell>
          <table:table-cell table:number-columns-repeated="2"/>
        </table:table-row>
        <table:table-row table:style-name="ro1">
          <table:table-cell office:value-type="float" office:value="0.00185794" calcext:value-type="float">
            <text:p>0.00185794</text:p>
          </table:table-cell>
          <table:table-cell office:value-type="float" office:value="0.0137616" calcext:value-type="float">
            <text:p>0.0137616</text:p>
          </table:table-cell>
          <table:table-cell table:formula="of:=[.A1461]*[.A1461]" office:value-type="float" office:value="0.0000034519410436" calcext:value-type="float">
            <text:p>0.0000034519410436</text:p>
          </table:table-cell>
          <table:table-cell table:formula="of:=([.A1461]-[.B1461])*([.A1461]-[.B1461])" office:value-type="float" office:value="0.0001416971213956" calcext:value-type="float">
            <text:p>0.0001416971213956</text:p>
          </table:table-cell>
          <table:table-cell table:number-columns-repeated="2"/>
        </table:table-row>
        <table:table-row table:style-name="ro1">
          <table:table-cell office:value-type="float" office:value="0.00389326" calcext:value-type="float">
            <text:p>0.00389326</text:p>
          </table:table-cell>
          <table:table-cell office:value-type="float" office:value="0.138439" calcext:value-type="float">
            <text:p>0.138439</text:p>
          </table:table-cell>
          <table:table-cell table:formula="of:=[.A1462]*[.A1462]" office:value-type="float" office:value="0.0000151574734276" calcext:value-type="float">
            <text:p>0.0000151574734276</text:p>
          </table:table-cell>
          <table:table-cell table:formula="of:=([.A1462]-[.B1462])*([.A1462]-[.B1462])" office:value-type="float" office:value="0.0181025561521476" calcext:value-type="float">
            <text:p>0.0181025561521476</text:p>
          </table:table-cell>
          <table:table-cell table:number-columns-repeated="2"/>
        </table:table-row>
        <table:table-row table:style-name="ro1">
          <table:table-cell office:value-type="float" office:value="0.00172645" calcext:value-type="float">
            <text:p>0.00172645</text:p>
          </table:table-cell>
          <table:table-cell office:value-type="float" office:value="0.0233286" calcext:value-type="float">
            <text:p>0.0233286</text:p>
          </table:table-cell>
          <table:table-cell table:formula="of:=[.A1463]*[.A1463]" office:value-type="float" office:value="0.0000029806296025" calcext:value-type="float">
            <text:p>0.0000029806296025</text:p>
          </table:table-cell>
          <table:table-cell table:formula="of:=([.A1463]-[.B1463])*([.A1463]-[.B1463])" office:value-type="float" office:value="0.0004666528846225" calcext:value-type="float">
            <text:p>0.0004666528846225</text:p>
          </table:table-cell>
          <table:table-cell table:number-columns-repeated="2"/>
        </table:table-row>
        <table:table-row table:style-name="ro1">
          <table:table-cell office:value-type="float" office:value="0.0308299" calcext:value-type="float">
            <text:p>0.0308299</text:p>
          </table:table-cell>
          <table:table-cell office:value-type="float" office:value="0.148824" calcext:value-type="float">
            <text:p>0.148824</text:p>
          </table:table-cell>
          <table:table-cell table:formula="of:=[.A1464]*[.A1464]" office:value-type="float" office:value="0.00095048273401" calcext:value-type="float">
            <text:p>0.00095048273401</text:p>
          </table:table-cell>
          <table:table-cell table:formula="of:=([.A1464]-[.B1464])*([.A1464]-[.B1464])" office:value-type="float" office:value="0.01392260763481" calcext:value-type="float">
            <text:p>0.01392260763481</text:p>
          </table:table-cell>
          <table:table-cell table:number-columns-repeated="2"/>
        </table:table-row>
        <table:table-row table:style-name="ro1">
          <table:table-cell office:value-type="float" office:value="0.0207861" calcext:value-type="float">
            <text:p>0.0207861</text:p>
          </table:table-cell>
          <table:table-cell office:value-type="float" office:value="0.195453" calcext:value-type="float">
            <text:p>0.195453</text:p>
          </table:table-cell>
          <table:table-cell table:formula="of:=[.A1465]*[.A1465]" office:value-type="float" office:value="0.00043206195321" calcext:value-type="float">
            <text:p>0.00043206195321</text:p>
          </table:table-cell>
          <table:table-cell table:formula="of:=([.A1465]-[.B1465])*([.A1465]-[.B1465])" office:value-type="float" office:value="0.03050852595561" calcext:value-type="float">
            <text:p>0.03050852595561</text:p>
          </table:table-cell>
          <table:table-cell table:number-columns-repeated="2"/>
        </table:table-row>
        <table:table-row table:style-name="ro1">
          <table:table-cell office:value-type="float" office:value="0.119506" calcext:value-type="float">
            <text:p>0.119506</text:p>
          </table:table-cell>
          <table:table-cell office:value-type="float" office:value="0.0674128" calcext:value-type="float">
            <text:p>0.0674128</text:p>
          </table:table-cell>
          <table:table-cell table:formula="of:=[.A1466]*[.A1466]" office:value-type="float" office:value="0.014281684036" calcext:value-type="float">
            <text:p>0.014281684036</text:p>
          </table:table-cell>
          <table:table-cell table:formula="of:=([.A1466]-[.B1466])*([.A1466]-[.B1466])" office:value-type="float" office:value="0.00271370148624" calcext:value-type="float">
            <text:p>0.00271370148624</text:p>
          </table:table-cell>
          <table:table-cell table:number-columns-repeated="2"/>
        </table:table-row>
        <table:table-row table:style-name="ro1">
          <table:table-cell office:value-type="float" office:value="0.132377" calcext:value-type="float">
            <text:p>0.132377</text:p>
          </table:table-cell>
          <table:table-cell office:value-type="float" office:value="0.203893" calcext:value-type="float">
            <text:p>0.203893</text:p>
          </table:table-cell>
          <table:table-cell table:formula="of:=[.A1467]*[.A1467]" office:value-type="float" office:value="0.017523670129" calcext:value-type="float">
            <text:p>0.017523670129</text:p>
          </table:table-cell>
          <table:table-cell table:formula="of:=([.A1467]-[.B1467])*([.A1467]-[.B1467])" office:value-type="float" office:value="0.005114538256" calcext:value-type="float">
            <text:p>0.005114538256</text:p>
          </table:table-cell>
          <table:table-cell table:number-columns-repeated="2"/>
        </table:table-row>
        <table:table-row table:style-name="ro1">
          <table:table-cell office:value-type="float" office:value="0.132377" calcext:value-type="float">
            <text:p>0.132377</text:p>
          </table:table-cell>
          <table:table-cell office:value-type="float" office:value="0.126484" calcext:value-type="float">
            <text:p>0.126484</text:p>
          </table:table-cell>
          <table:table-cell table:formula="of:=[.A1468]*[.A1468]" office:value-type="float" office:value="0.017523670129" calcext:value-type="float">
            <text:p>0.017523670129</text:p>
          </table:table-cell>
          <table:table-cell table:formula="of:=([.A1468]-[.B1468])*([.A1468]-[.B1468])" office:value-type="float" office:value="0.0000347274489999998" calcext:value-type="float">
            <text:p>3.47274489999998E-05</text:p>
          </table:table-cell>
          <table:table-cell table:number-columns-repeated="2"/>
        </table:table-row>
        <table:table-row table:style-name="ro1">
          <table:table-cell office:value-type="float" office:value="0.200124" calcext:value-type="float">
            <text:p>0.200124</text:p>
          </table:table-cell>
          <table:table-cell office:value-type="float" office:value="0.426038" calcext:value-type="float">
            <text:p>0.426038</text:p>
          </table:table-cell>
          <table:table-cell table:formula="of:=[.A1469]*[.A1469]" office:value-type="float" office:value="0.040049615376" calcext:value-type="float">
            <text:p>0.040049615376</text:p>
          </table:table-cell>
          <table:table-cell table:formula="of:=([.A1469]-[.B1469])*([.A1469]-[.B1469])" office:value-type="float" office:value="0.051037135396" calcext:value-type="float">
            <text:p>0.051037135396</text:p>
          </table:table-cell>
          <table:table-cell table:number-columns-repeated="2"/>
        </table:table-row>
        <table:table-row table:style-name="ro1">
          <table:table-cell office:value-type="float" office:value="0.200123" calcext:value-type="float">
            <text:p>0.200123</text:p>
          </table:table-cell>
          <table:table-cell office:value-type="float" office:value="0.442028" calcext:value-type="float">
            <text:p>0.442028</text:p>
          </table:table-cell>
          <table:table-cell table:formula="of:=[.A1470]*[.A1470]" office:value-type="float" office:value="0.040049215129" calcext:value-type="float">
            <text:p>0.040049215129</text:p>
          </table:table-cell>
          <table:table-cell table:formula="of:=([.A1470]-[.B1470])*([.A1470]-[.B1470])" office:value-type="float" office:value="0.058518029025" calcext:value-type="float">
            <text:p>0.058518029025</text:p>
          </table:table-cell>
          <table:table-cell table:number-columns-repeated="2"/>
        </table:table-row>
        <table:table-row table:style-name="ro1">
          <table:table-cell office:value-type="float" office:value="0.200123" calcext:value-type="float">
            <text:p>0.200123</text:p>
          </table:table-cell>
          <table:table-cell office:value-type="float" office:value="0.531312" calcext:value-type="float">
            <text:p>0.531312</text:p>
          </table:table-cell>
          <table:table-cell table:formula="of:=[.A1471]*[.A1471]" office:value-type="float" office:value="0.040049215129" calcext:value-type="float">
            <text:p>0.040049215129</text:p>
          </table:table-cell>
          <table:table-cell table:formula="of:=([.A1471]-[.B1471])*([.A1471]-[.B1471])" office:value-type="float" office:value="0.109686153721" calcext:value-type="float">
            <text:p>0.109686153721</text:p>
          </table:table-cell>
          <table:table-cell table:number-columns-repeated="2"/>
        </table:table-row>
        <table:table-row table:style-name="ro1">
          <table:table-cell office:value-type="float" office:value="0.242501" calcext:value-type="float">
            <text:p>0.242501</text:p>
          </table:table-cell>
          <table:table-cell office:value-type="float" office:value="0.587821" calcext:value-type="float">
            <text:p>0.587821</text:p>
          </table:table-cell>
          <table:table-cell table:formula="of:=[.A1472]*[.A1472]" office:value-type="float" office:value="0.058806735001" calcext:value-type="float">
            <text:p>0.058806735001</text:p>
          </table:table-cell>
          <table:table-cell table:formula="of:=([.A1472]-[.B1472])*([.A1472]-[.B1472])" office:value-type="float" office:value="0.1192459024" calcext:value-type="float">
            <text:p>0.1192459024</text:p>
          </table:table-cell>
          <table:table-cell table:number-columns-repeated="2"/>
        </table:table-row>
        <table:table-row table:style-name="ro1">
          <table:table-cell office:value-type="float" office:value="0.294086" calcext:value-type="float">
            <text:p>0.294086</text:p>
          </table:table-cell>
          <table:table-cell office:value-type="float" office:value="0.36927" calcext:value-type="float">
            <text:p>0.36927</text:p>
          </table:table-cell>
          <table:table-cell table:formula="of:=[.A1473]*[.A1473]" office:value-type="float" office:value="0.086486575396" calcext:value-type="float">
            <text:p>0.086486575396</text:p>
          </table:table-cell>
          <table:table-cell table:formula="of:=([.A1473]-[.B1473])*([.A1473]-[.B1473])" office:value-type="float" office:value="0.005652633856" calcext:value-type="float">
            <text:p>0.005652633856</text:p>
          </table:table-cell>
          <table:table-cell table:number-columns-repeated="2"/>
        </table:table-row>
        <table:table-row table:style-name="ro1">
          <table:table-cell office:value-type="float" office:value="0.420906" calcext:value-type="float">
            <text:p>0.420906</text:p>
          </table:table-cell>
          <table:table-cell office:value-type="float" office:value="0.39153" calcext:value-type="float">
            <text:p>0.39153</text:p>
          </table:table-cell>
          <table:table-cell table:formula="of:=[.A1474]*[.A1474]" office:value-type="float" office:value="0.177161860836" calcext:value-type="float">
            <text:p>0.177161860836</text:p>
          </table:table-cell>
          <table:table-cell table:formula="of:=([.A1474]-[.B1474])*([.A1474]-[.B1474])" office:value-type="float" office:value="0.000862949376000001" calcext:value-type="float">
            <text:p>0.000862949376000001</text:p>
          </table:table-cell>
          <table:table-cell table:number-columns-repeated="2"/>
        </table:table-row>
        <table:table-row table:style-name="ro1">
          <table:table-cell office:value-type="float" office:value="0.732421" calcext:value-type="float">
            <text:p>0.732421</text:p>
          </table:table-cell>
          <table:table-cell office:value-type="float" office:value="0.700606" calcext:value-type="float">
            <text:p>0.700606</text:p>
          </table:table-cell>
          <table:table-cell table:formula="of:=[.A1475]*[.A1475]" office:value-type="float" office:value="0.536440521241" calcext:value-type="float">
            <text:p>0.536440521241</text:p>
          </table:table-cell>
          <table:table-cell table:formula="of:=([.A1475]-[.B1475])*([.A1475]-[.B1475])" office:value-type="float" office:value="0.001012194225" calcext:value-type="float">
            <text:p>0.001012194225</text:p>
          </table:table-cell>
          <table:table-cell table:number-columns-repeated="2"/>
        </table:table-row>
        <table:table-row table:style-name="ro1">
          <table:table-cell office:value-type="float" office:value="0.732421" calcext:value-type="float">
            <text:p>0.732421</text:p>
          </table:table-cell>
          <table:table-cell office:value-type="float" office:value="0.732833" calcext:value-type="float">
            <text:p>0.732833</text:p>
          </table:table-cell>
          <table:table-cell table:formula="of:=[.A1476]*[.A1476]" office:value-type="float" office:value="0.536440521241" calcext:value-type="float">
            <text:p>0.536440521241</text:p>
          </table:table-cell>
          <table:table-cell table:formula="of:=([.A1476]-[.B1476])*([.A1476]-[.B1476])" office:value-type="float" office:value="0.00000016974399999997" calcext:value-type="float">
            <text:p>1.69743999999974E-07</text:p>
          </table:table-cell>
          <table:table-cell table:number-columns-repeated="2"/>
        </table:table-row>
        <table:table-row table:style-name="ro1">
          <table:table-cell office:value-type="float" office:value="0.732421" calcext:value-type="float">
            <text:p>0.732421</text:p>
          </table:table-cell>
          <table:table-cell office:value-type="float" office:value="0.815336" calcext:value-type="float">
            <text:p>0.815336</text:p>
          </table:table-cell>
          <table:table-cell table:formula="of:=[.A1477]*[.A1477]" office:value-type="float" office:value="0.536440521241" calcext:value-type="float">
            <text:p>0.536440521241</text:p>
          </table:table-cell>
          <table:table-cell table:formula="of:=([.A1477]-[.B1477])*([.A1477]-[.B1477])" office:value-type="float" office:value="0.00687489722499999" calcext:value-type="float">
            <text:p>0.00687489722499999</text:p>
          </table:table-cell>
          <table:table-cell table:number-columns-repeated="2"/>
        </table:table-row>
        <table:table-row table:style-name="ro1">
          <table:table-cell office:value-type="float" office:value="0.998902" calcext:value-type="float">
            <text:p>0.998902</text:p>
          </table:table-cell>
          <table:table-cell office:value-type="float" office:value="0.743418" calcext:value-type="float">
            <text:p>0.743418</text:p>
          </table:table-cell>
          <table:table-cell table:formula="of:=[.A1478]*[.A1478]" office:value-type="float" office:value="0.997805205604" calcext:value-type="float">
            <text:p>0.997805205604</text:p>
          </table:table-cell>
          <table:table-cell table:formula="of:=([.A1478]-[.B1478])*([.A1478]-[.B1478])" office:value-type="float" office:value="0.065272074256" calcext:value-type="float">
            <text:p>0.065272074256</text:p>
          </table:table-cell>
          <table:table-cell table:number-columns-repeated="2"/>
        </table:table-row>
        <table:table-row table:style-name="ro1">
          <table:table-cell office:value-type="float" office:value="0.998902" calcext:value-type="float">
            <text:p>0.998902</text:p>
          </table:table-cell>
          <table:table-cell office:value-type="float" office:value="0.892383" calcext:value-type="float">
            <text:p>0.892383</text:p>
          </table:table-cell>
          <table:table-cell table:formula="of:=[.A1479]*[.A1479]" office:value-type="float" office:value="0.997805205604" calcext:value-type="float">
            <text:p>0.997805205604</text:p>
          </table:table-cell>
          <table:table-cell table:formula="of:=([.A1479]-[.B1479])*([.A1479]-[.B1479])" office:value-type="float" office:value="0.011346297361" calcext:value-type="float">
            <text:p>0.011346297361</text:p>
          </table:table-cell>
          <table:table-cell table:number-columns-repeated="2"/>
        </table:table-row>
        <table:table-row table:style-name="ro1">
          <table:table-cell office:value-type="float" office:value="0.998901" calcext:value-type="float">
            <text:p>0.998901</text:p>
          </table:table-cell>
          <table:table-cell office:value-type="float" office:value="0.929383" calcext:value-type="float">
            <text:p>0.929383</text:p>
          </table:table-cell>
          <table:table-cell table:formula="of:=[.A1480]*[.A1480]" office:value-type="float" office:value="0.997803207801" calcext:value-type="float">
            <text:p>0.997803207801</text:p>
          </table:table-cell>
          <table:table-cell table:formula="of:=([.A1480]-[.B1480])*([.A1480]-[.B1480])" office:value-type="float" office:value="0.00483275232400001" calcext:value-type="float">
            <text:p>0.00483275232400001</text:p>
          </table:table-cell>
          <table:table-cell table:number-columns-repeated="2"/>
        </table:table-row>
        <table:table-row table:style-name="ro1">
          <table:table-cell office:value-type="float" office:value="0.998901" calcext:value-type="float">
            <text:p>0.998901</text:p>
          </table:table-cell>
          <table:table-cell office:value-type="float" office:value="0.957333" calcext:value-type="float">
            <text:p>0.957333</text:p>
          </table:table-cell>
          <table:table-cell table:formula="of:=[.A1481]*[.A1481]" office:value-type="float" office:value="0.997803207801" calcext:value-type="float">
            <text:p>0.997803207801</text:p>
          </table:table-cell>
          <table:table-cell table:formula="of:=([.A1481]-[.B1481])*([.A1481]-[.B1481])" office:value-type="float" office:value="0.001727898624" calcext:value-type="float">
            <text:p>0.001727898624</text:p>
          </table:table-cell>
          <table:table-cell table:number-columns-repeated="2"/>
        </table:table-row>
        <table:table-row table:style-name="ro1">
          <table:table-cell office:value-type="float" office:value="0.998902" calcext:value-type="float">
            <text:p>0.998902</text:p>
          </table:table-cell>
          <table:table-cell office:value-type="float" office:value="0.998192" calcext:value-type="float">
            <text:p>0.998192</text:p>
          </table:table-cell>
          <table:table-cell table:formula="of:=[.A1482]*[.A1482]" office:value-type="float" office:value="0.997805205604" calcext:value-type="float">
            <text:p>0.997805205604</text:p>
          </table:table-cell>
          <table:table-cell table:formula="of:=([.A1482]-[.B1482])*([.A1482]-[.B1482])" office:value-type="float" office:value="0.00000050409999999998" calcext:value-type="float">
            <text:p>5.04099999999984E-07</text:p>
          </table:table-cell>
          <table:table-cell table:number-columns-repeated="2"/>
        </table:table-row>
        <table:table-row table:style-name="ro1">
          <table:table-cell office:value-type="float" office:value="0.998902" calcext:value-type="float">
            <text:p>0.998902</text:p>
          </table:table-cell>
          <table:table-cell office:value-type="float" office:value="0.999997" calcext:value-type="float">
            <text:p>0.999997</text:p>
          </table:table-cell>
          <table:table-cell table:formula="of:=[.A1483]*[.A1483]" office:value-type="float" office:value="0.997805205604" calcext:value-type="float">
            <text:p>0.997805205604</text:p>
          </table:table-cell>
          <table:table-cell table:formula="of:=([.A1483]-[.B1483])*([.A1483]-[.B1483])" office:value-type="float" office:value="0.00000119902500000015" calcext:value-type="float">
            <text:p>1.19902500000015E-06</text:p>
          </table:table-cell>
          <table:table-cell table:number-columns-repeated="2"/>
        </table:table-row>
        <table:table-row table:style-name="ro1">
          <table:table-cell office:value-type="float" office:value="0.0000090003" calcext:value-type="float">
            <text:p>0.0000090003</text:p>
          </table:table-cell>
          <table:table-cell office:value-type="float" office:value="0.00000303222" calcext:value-type="float">
            <text:p>0.00000303222</text:p>
          </table:table-cell>
          <table:table-cell table:formula="of:=[.A1484]*[.A1484]" office:value-type="float" office:value="0.00000000008100540009" calcext:value-type="float">
            <text:p>8.100540009E-11</text:p>
          </table:table-cell>
          <table:table-cell table:formula="of:=([.A1484]-[.B1484])*([.A1484]-[.B1484])" office:value-type="float" office:value="0.00000000003561797889" calcext:value-type="float">
            <text:p>3.56179788864E-11</text:p>
          </table:table-cell>
          <table:table-cell table:number-columns-repeated="2"/>
        </table:table-row>
        <table:table-row table:style-name="ro1">
          <table:table-cell office:value-type="float" office:value="0.0000160933" calcext:value-type="float">
            <text:p>0.0000160933</text:p>
          </table:table-cell>
          <table:table-cell office:value-type="float" office:value="0.00155179" calcext:value-type="float">
            <text:p>0.00155179</text:p>
          </table:table-cell>
          <table:table-cell table:formula="of:=[.A1485]*[.A1485]" office:value-type="float" office:value="0.00000000025899430489" calcext:value-type="float">
            <text:p>2.5899430489E-10</text:p>
          </table:table-cell>
          <table:table-cell table:formula="of:=([.A1485]-[.B1485])*([.A1485]-[.B1485])" office:value-type="float" office:value="0.00000235836435439089" calcext:value-type="float">
            <text:p>2.35836435439089E-06</text:p>
          </table:table-cell>
          <table:table-cell table:number-columns-repeated="2"/>
        </table:table-row>
        <table:table-row table:style-name="ro1">
          <table:table-cell office:value-type="float" office:value="0.0000160933" calcext:value-type="float">
            <text:p>0.0000160933</text:p>
          </table:table-cell>
          <table:table-cell office:value-type="float" office:value="0.0131217" calcext:value-type="float">
            <text:p>0.0131217</text:p>
          </table:table-cell>
          <table:table-cell table:formula="of:=[.A1486]*[.A1486]" office:value-type="float" office:value="0.00000000025899430489" calcext:value-type="float">
            <text:p>2.5899430489E-10</text:p>
          </table:table-cell>
          <table:table-cell table:formula="of:=([.A1486]-[.B1486])*([.A1486]-[.B1486])" office:value-type="float" office:value="0.000171756926975085" calcext:value-type="float">
            <text:p>0.000171756926975085</text:p>
          </table:table-cell>
          <table:table-cell table:number-columns-repeated="2"/>
        </table:table-row>
        <table:table-row table:style-name="ro1">
          <table:table-cell office:value-type="float" office:value="0.0000160933" calcext:value-type="float">
            <text:p>0.0000160933</text:p>
          </table:table-cell>
          <table:table-cell office:value-type="float" office:value="0.0377979" calcext:value-type="float">
            <text:p>0.0377979</text:p>
          </table:table-cell>
          <table:table-cell table:formula="of:=[.A1487]*[.A1487]" office:value-type="float" office:value="0.00000000025899430489" calcext:value-type="float">
            <text:p>2.5899430489E-10</text:p>
          </table:table-cell>
          <table:table-cell table:formula="of:=([.A1487]-[.B1487])*([.A1487]-[.B1487])" office:value-type="float" office:value="0.00142746491751617" calcext:value-type="float">
            <text:p>0.00142746491751617</text:p>
          </table:table-cell>
          <table:table-cell table:number-columns-repeated="2"/>
        </table:table-row>
        <table:table-row table:style-name="ro1">
          <table:table-cell office:value-type="float" office:value="0.00000464916" calcext:value-type="float">
            <text:p>0.00000464916</text:p>
          </table:table-cell>
          <table:table-cell office:value-type="float" office:value="0.00908881" calcext:value-type="float">
            <text:p>0.00908881</text:p>
          </table:table-cell>
          <table:table-cell table:formula="of:=[.A1488]*[.A1488]" office:value-type="float" office:value="0.00000000002161468871" calcext:value-type="float">
            <text:p>2.16146887056E-11</text:p>
          </table:table-cell>
          <table:table-cell table:formula="of:=([.A1488]-[.B1488])*([.A1488]-[.B1488])" office:value-type="float" office:value="0.0000825219781669895" calcext:value-type="float">
            <text:p>8.25219781669895E-05</text:p>
          </table:table-cell>
          <table:table-cell table:number-columns-repeated="2"/>
        </table:table-row>
        <table:table-row table:style-name="ro1">
          <table:table-cell office:value-type="float" office:value="0.00000298023" calcext:value-type="float">
            <text:p>0.00000298023</text:p>
          </table:table-cell>
          <table:table-cell office:value-type="float" office:value="0.00174725" calcext:value-type="float">
            <text:p>0.00174725</text:p>
          </table:table-cell>
          <table:table-cell table:formula="of:=[.A1489]*[.A1489]" office:value-type="float" office:value="0.00000000000888177085" calcext:value-type="float">
            <text:p>8.8817708529E-12</text:p>
          </table:table-cell>
          <table:table-cell table:formula="of:=([.A1489]-[.B1489])*([.A1489]-[.B1489])" office:value-type="float" office:value="0.00000304247703053585" calcext:value-type="float">
            <text:p>3.04247703053585E-06</text:p>
          </table:table-cell>
          <table:table-cell table:number-columns-repeated="2"/>
        </table:table-row>
        <table:table-row table:style-name="ro1">
          <table:table-cell office:value-type="float" office:value="0.00000298023" calcext:value-type="float">
            <text:p>0.00000298023</text:p>
          </table:table-cell>
          <table:table-cell office:value-type="float" office:value="0.000110196" calcext:value-type="float">
            <text:p>0.000110196</text:p>
          </table:table-cell>
          <table:table-cell table:formula="of:=[.A1490]*[.A1490]" office:value-type="float" office:value="0.00000000000888177085" calcext:value-type="float">
            <text:p>8.8817708529E-12</text:p>
          </table:table-cell>
          <table:table-cell table:formula="of:=([.A1490]-[.B1490])*([.A1490]-[.B1490])" office:value-type="float" office:value="0.00000001149522133669" calcext:value-type="float">
            <text:p>1.14952213366929E-08</text:p>
          </table:table-cell>
          <table:table-cell table:number-columns-repeated="2"/>
        </table:table-row>
        <table:table-row table:style-name="ro1">
          <table:table-cell office:value-type="float" office:value="0.00000190735" calcext:value-type="float">
            <text:p>0.00000190735</text:p>
          </table:table-cell>
          <table:table-cell office:value-type="float" office:value="0.000421849" calcext:value-type="float">
            <text:p>0.000421849</text:p>
          </table:table-cell>
          <table:table-cell table:formula="of:=[.A1491]*[.A1491]" office:value-type="float" office:value="0.00000000000363798402" calcext:value-type="float">
            <text:p>3.6379840225E-12</text:p>
          </table:table-cell>
          <table:table-cell table:formula="of:=([.A1491]-[.B1491])*([.A1491]-[.B1491])" office:value-type="float" office:value="0.00000017635098940472" calcext:value-type="float">
            <text:p>1.76350989404723E-07</text:p>
          </table:table-cell>
          <table:table-cell table:number-columns-repeated="2"/>
        </table:table-row>
        <table:table-row table:style-name="ro1">
          <table:table-cell office:value-type="float" office:value="0.00000482798" calcext:value-type="float">
            <text:p>0.00000482798</text:p>
          </table:table-cell>
          <table:table-cell office:value-type="float" office:value="0.00216813" calcext:value-type="float">
            <text:p>0.00216813</text:p>
          </table:table-cell>
          <table:table-cell table:formula="of:=[.A1492]*[.A1492]" office:value-type="float" office:value="0.00000000002330939088" calcext:value-type="float">
            <text:p>2.33093908804E-11</text:p>
          </table:table-cell>
          <table:table-cell table:formula="of:=([.A1492]-[.B1492])*([.A1492]-[.B1492])" office:value-type="float" office:value="0.00000467987562973608" calcext:value-type="float">
            <text:p>4.67987562973608E-06</text:p>
          </table:table-cell>
          <table:table-cell table:number-columns-repeated="2"/>
        </table:table-row>
        <table:table-row table:style-name="ro1">
          <table:table-cell office:value-type="float" office:value="0.00000482798" calcext:value-type="float">
            <text:p>0.00000482798</text:p>
          </table:table-cell>
          <table:table-cell office:value-type="float" office:value="0.00515116" calcext:value-type="float">
            <text:p>0.00515116</text:p>
          </table:table-cell>
          <table:table-cell table:formula="of:=[.A1493]*[.A1493]" office:value-type="float" office:value="0.00000000002330939088" calcext:value-type="float">
            <text:p>2.33093908804E-11</text:p>
          </table:table-cell>
          <table:table-cell table:formula="of:=([.A1493]-[.B1493])*([.A1493]-[.B1493])" office:value-type="float" office:value="0.0000264847332600773" calcext:value-type="float">
            <text:p>2.64847332600773E-05</text:p>
          </table:table-cell>
          <table:table-cell table:number-columns-repeated="2"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0217796" calcext:value-type="float">
            <text:p>0.00217796</text:p>
          </table:table-cell>
          <table:table-cell table:formula="of:=[.A1494]*[.A1494]" office:value-type="float" office:value="0.00000000000028777002" calcext:value-type="float">
            <text:p>2.87770019364E-13</text:p>
          </table:table-cell>
          <table:table-cell table:formula="of:=([.A1494]-[.B1494])*([.A1494]-[.B1494])" office:value-type="float" office:value="0.00000474117335093338" calcext:value-type="float">
            <text:p>4.74117335093338E-06</text:p>
          </table:table-cell>
          <table:table-cell table:number-columns-repeated="2"/>
        </table:table-row>
        <table:table-row table:style-name="ro1">
          <table:table-cell office:value-type="float" office:value="0.0000026226" calcext:value-type="float">
            <text:p>0.0000026226</text:p>
          </table:table-cell>
          <table:table-cell office:value-type="float" office:value="0.0463305" calcext:value-type="float">
            <text:p>0.0463305</text:p>
          </table:table-cell>
          <table:table-cell table:formula="of:=[.A1495]*[.A1495]" office:value-type="float" office:value="0.00000000000687803076" calcext:value-type="float">
            <text:p>6.87803076E-12</text:p>
          </table:table-cell>
          <table:table-cell table:formula="of:=([.A1495]-[.B1495])*([.A1495]-[.B1495])" office:value-type="float" office:value="0.00214627222438943" calcext:value-type="float">
            <text:p>0.00214627222438943</text:p>
          </table:table-cell>
          <table:table-cell table:number-columns-repeated="2"/>
        </table:table-row>
        <table:table-row table:style-name="ro1">
          <table:table-cell office:value-type="float" office:value="0.0000121593" calcext:value-type="float">
            <text:p>0.0000121593</text:p>
          </table:table-cell>
          <table:table-cell office:value-type="float" office:value="0.0164027" calcext:value-type="float">
            <text:p>0.0164027</text:p>
          </table:table-cell>
          <table:table-cell table:formula="of:=[.A1496]*[.A1496]" office:value-type="float" office:value="0.00000000014784857649" calcext:value-type="float">
            <text:p>1.4784857649E-10</text:p>
          </table:table-cell>
          <table:table-cell table:formula="of:=([.A1496]-[.B1496])*([.A1496]-[.B1496])" office:value-type="float" office:value="0.000268649824438356" calcext:value-type="float">
            <text:p>0.000268649824438356</text:p>
          </table:table-cell>
          <table:table-cell table:number-columns-repeated="2"/>
        </table:table-row>
        <table:table-row table:style-name="ro1">
          <table:table-cell office:value-type="float" office:value="0.00000810623" calcext:value-type="float">
            <text:p>0.00000810623</text:p>
          </table:table-cell>
          <table:table-cell office:value-type="float" office:value="0.0298369" calcext:value-type="float">
            <text:p>0.0298369</text:p>
          </table:table-cell>
          <table:table-cell table:formula="of:=[.A1497]*[.A1497]" office:value-type="float" office:value="0.00000000006571096481" calcext:value-type="float">
            <text:p>6.57109648129E-11</text:p>
          </table:table-cell>
          <table:table-cell table:formula="of:=([.A1497]-[.B1497])*([.A1497]-[.B1497])" office:value-type="float" office:value="0.000889756937773191" calcext:value-type="float">
            <text:p>0.000889756937773191</text:p>
          </table:table-cell>
          <table:table-cell table:number-columns-repeated="2"/>
        </table:table-row>
        <table:table-row table:style-name="ro1">
          <table:table-cell office:value-type="float" office:value="0.000145435" calcext:value-type="float">
            <text:p>0.000145435</text:p>
          </table:table-cell>
          <table:table-cell office:value-type="float" office:value="0.00601811" calcext:value-type="float">
            <text:p>0.00601811</text:p>
          </table:table-cell>
          <table:table-cell table:formula="of:=[.A1498]*[.A1498]" office:value-type="float" office:value="0.000000021151339225" calcext:value-type="float">
            <text:p>2.1151339225E-08</text:p>
          </table:table-cell>
          <table:table-cell table:formula="of:=([.A1498]-[.B1498])*([.A1498]-[.B1498])" office:value-type="float" office:value="0.000034488311655625" calcext:value-type="float">
            <text:p>3.4488311655625E-05</text:p>
          </table:table-cell>
          <table:table-cell table:number-columns-repeated="2"/>
        </table:table-row>
        <table:table-row table:style-name="ro1">
          <table:table-cell office:value-type="float" office:value="0.0000811219" calcext:value-type="float">
            <text:p>0.0000811219</text:p>
          </table:table-cell>
          <table:table-cell office:value-type="float" office:value="0.00826044" calcext:value-type="float">
            <text:p>0.00826044</text:p>
          </table:table-cell>
          <table:table-cell table:formula="of:=[.A1499]*[.A1499]" office:value-type="float" office:value="0.00000000658076265961" calcext:value-type="float">
            <text:p>6.58076265961E-09</text:p>
          </table:table-cell>
          <table:table-cell table:formula="of:=([.A1499]-[.B1499])*([.A1499]-[.B1499])" office:value-type="float" office:value="0.0000669012445809876" calcext:value-type="float">
            <text:p>6.69012445809876E-05</text:p>
          </table:table-cell>
          <table:table-cell table:number-columns-repeated="2"/>
        </table:table-row>
        <table:table-row table:style-name="ro1">
          <table:table-cell office:value-type="float" office:value="0.00000113249" calcext:value-type="float">
            <text:p>0.00000113249</text:p>
          </table:table-cell>
          <table:table-cell office:value-type="float" office:value="0.0197469" calcext:value-type="float">
            <text:p>0.0197469</text:p>
          </table:table-cell>
          <table:table-cell table:formula="of:=[.A1500]*[.A1500]" office:value-type="float" office:value="0.0000000000012825336" calcext:value-type="float">
            <text:p>1.2825336001E-12</text:p>
          </table:table-cell>
          <table:table-cell table:formula="of:=([.A1500]-[.B1500])*([.A1500]-[.B1500])" office:value-type="float" office:value="0.000389895334558972" calcext:value-type="float">
            <text:p>0.000389895334558972</text:p>
          </table:table-cell>
          <table:table-cell table:number-columns-repeated="2"/>
        </table:table-row>
        <table:table-row table:style-name="ro1">
          <table:table-cell office:value-type="float" office:value="0.00000417233" calcext:value-type="float">
            <text:p>0.00000417233</text:p>
          </table:table-cell>
          <table:table-cell office:value-type="float" office:value="0.0899466" calcext:value-type="float">
            <text:p>0.0899466</text:p>
          </table:table-cell>
          <table:table-cell table:formula="of:=[.A1501]*[.A1501]" office:value-type="float" office:value="0.00000000001740833763" calcext:value-type="float">
            <text:p>1.74083376289E-11</text:p>
          </table:table-cell>
          <table:table-cell table:formula="of:=([.A1501]-[.B1501])*([.A1501]-[.B1501])" office:value-type="float" office:value="0.00808964029517318" calcext:value-type="float">
            <text:p>0.00808964029517318</text:p>
          </table:table-cell>
          <table:table-cell table:number-columns-repeated="2"/>
        </table:table-row>
        <table:table-row table:style-name="ro1">
          <table:table-cell office:value-type="float" office:value="0.0000374317" calcext:value-type="float">
            <text:p>0.0000374317</text:p>
          </table:table-cell>
          <table:table-cell office:value-type="float" office:value="0.0363485" calcext:value-type="float">
            <text:p>0.0363485</text:p>
          </table:table-cell>
          <table:table-cell table:formula="of:=[.A1502]*[.A1502]" office:value-type="float" office:value="0.00000000140113216489" calcext:value-type="float">
            <text:p>1.40113216489E-09</text:p>
          </table:table-cell>
          <table:table-cell table:formula="of:=([.A1502]-[.B1502])*([.A1502]-[.B1502])" office:value-type="float" office:value="0.00131849368108726" calcext:value-type="float">
            <text:p>0.00131849368108726</text:p>
          </table:table-cell>
          <table:table-cell table:number-columns-repeated="2"/>
        </table:table-row>
        <table:table-row table:style-name="ro1">
          <table:table-cell office:value-type="float" office:value="0.0000374317" calcext:value-type="float">
            <text:p>0.0000374317</text:p>
          </table:table-cell>
          <table:table-cell office:value-type="float" office:value="0.0872108" calcext:value-type="float">
            <text:p>0.0872108</text:p>
          </table:table-cell>
          <table:table-cell table:formula="of:=[.A1503]*[.A1503]" office:value-type="float" office:value="0.00000000140113216489" calcext:value-type="float">
            <text:p>1.40113216489E-09</text:p>
          </table:table-cell>
          <table:table-cell table:formula="of:=([.A1503]-[.B1503])*([.A1503]-[.B1503])" office:value-type="float" office:value="0.00759919614076744" calcext:value-type="float">
            <text:p>0.00759919614076744</text:p>
          </table:table-cell>
          <table:table-cell table:number-columns-repeated="2"/>
        </table:table-row>
        <table:table-row table:style-name="ro1">
          <table:table-cell office:value-type="float" office:value="0.000186384" calcext:value-type="float">
            <text:p>0.000186384</text:p>
          </table:table-cell>
          <table:table-cell office:value-type="float" office:value="0.101211" calcext:value-type="float">
            <text:p>0.101211</text:p>
          </table:table-cell>
          <table:table-cell table:formula="of:=[.A1504]*[.A1504]" office:value-type="float" office:value="0.000000034738995456" calcext:value-type="float">
            <text:p>3.4738995456E-08</text:p>
          </table:table-cell>
          <table:table-cell table:formula="of:=([.A1504]-[.B1504])*([.A1504]-[.B1504])" office:value-type="float" office:value="0.0102059730379475" calcext:value-type="float">
            <text:p>0.0102059730379475</text:p>
          </table:table-cell>
          <table:table-cell table:number-columns-repeated="2"/>
        </table:table-row>
        <table:table-row table:style-name="ro1">
          <table:table-cell office:value-type="float" office:value="0.000197709" calcext:value-type="float">
            <text:p>0.000197709</text:p>
          </table:table-cell>
          <table:table-cell office:value-type="float" office:value="0.0674595" calcext:value-type="float">
            <text:p>0.0674595</text:p>
          </table:table-cell>
          <table:table-cell table:formula="of:=[.A1505]*[.A1505]" office:value-type="float" office:value="0.000000039088848681" calcext:value-type="float">
            <text:p>3.9088848681E-08</text:p>
          </table:table-cell>
          <table:table-cell table:formula="of:=([.A1505]-[.B1505])*([.A1505]-[.B1505])" office:value-type="float" office:value="0.00452414852852768" calcext:value-type="float">
            <text:p>0.00452414852852768</text:p>
          </table:table-cell>
          <table:table-cell table:number-columns-repeated="2"/>
        </table:table-row>
        <table:table-row table:style-name="ro1">
          <table:table-cell office:value-type="float" office:value="0.00542265" calcext:value-type="float">
            <text:p>0.00542265</text:p>
          </table:table-cell>
          <table:table-cell office:value-type="float" office:value="0.131639" calcext:value-type="float">
            <text:p>0.131639</text:p>
          </table:table-cell>
          <table:table-cell table:formula="of:=[.A1506]*[.A1506]" office:value-type="float" office:value="0.0000294051330225" calcext:value-type="float">
            <text:p>0.0000294051330225</text:p>
          </table:table-cell>
          <table:table-cell table:formula="of:=([.A1506]-[.B1506])*([.A1506]-[.B1506])" office:value-type="float" office:value="0.0159305670073225" calcext:value-type="float">
            <text:p>0.0159305670073225</text:p>
          </table:table-cell>
          <table:table-cell table:number-columns-repeated="2"/>
        </table:table-row>
        <table:table-row table:style-name="ro1">
          <table:table-cell office:value-type="float" office:value="0.00353605" calcext:value-type="float">
            <text:p>0.00353605</text:p>
          </table:table-cell>
          <table:table-cell office:value-type="float" office:value="0.160454" calcext:value-type="float">
            <text:p>0.160454</text:p>
          </table:table-cell>
          <table:table-cell table:formula="of:=[.A1507]*[.A1507]" office:value-type="float" office:value="0.0000125036496025" calcext:value-type="float">
            <text:p>0.0000125036496025</text:p>
          </table:table-cell>
          <table:table-cell table:formula="of:=([.A1507]-[.B1507])*([.A1507]-[.B1507])" office:value-type="float" office:value="0.0246232430322025" calcext:value-type="float">
            <text:p>0.0246232430322025</text:p>
          </table:table-cell>
          <table:table-cell table:number-columns-repeated="2"/>
        </table:table-row>
        <table:table-row table:style-name="ro1">
          <table:table-cell office:value-type="float" office:value="0.0356498" calcext:value-type="float">
            <text:p>0.0356498</text:p>
          </table:table-cell>
          <table:table-cell office:value-type="float" office:value="0.249443" calcext:value-type="float">
            <text:p>0.249443</text:p>
          </table:table-cell>
          <table:table-cell table:formula="of:=[.A1508]*[.A1508]" office:value-type="float" office:value="0.00127090824004" calcext:value-type="float">
            <text:p>0.00127090824004</text:p>
          </table:table-cell>
          <table:table-cell table:formula="of:=([.A1508]-[.B1508])*([.A1508]-[.B1508])" office:value-type="float" office:value="0.04570753236624" calcext:value-type="float">
            <text:p>0.04570753236624</text:p>
          </table:table-cell>
          <table:table-cell table:number-columns-repeated="2"/>
        </table:table-row>
        <table:table-row table:style-name="ro1">
          <table:table-cell office:value-type="float" office:value="0.0493231" calcext:value-type="float">
            <text:p>0.0493231</text:p>
          </table:table-cell>
          <table:table-cell office:value-type="float" office:value="0.102021" calcext:value-type="float">
            <text:p>0.102021</text:p>
          </table:table-cell>
          <table:table-cell table:formula="of:=[.A1509]*[.A1509]" office:value-type="float" office:value="0.00243276819361" calcext:value-type="float">
            <text:p>0.00243276819361</text:p>
          </table:table-cell>
          <table:table-cell table:formula="of:=([.A1509]-[.B1509])*([.A1509]-[.B1509])" office:value-type="float" office:value="0.00277706866441" calcext:value-type="float">
            <text:p>0.00277706866441</text:p>
          </table:table-cell>
          <table:table-cell table:number-columns-repeated="2"/>
        </table:table-row>
        <table:table-row table:style-name="ro1">
          <table:table-cell office:value-type="float" office:value="0.211928" calcext:value-type="float">
            <text:p>0.211928</text:p>
          </table:table-cell>
          <table:table-cell office:value-type="float" office:value="0.0632502" calcext:value-type="float">
            <text:p>0.0632502</text:p>
          </table:table-cell>
          <table:table-cell table:formula="of:=[.A1510]*[.A1510]" office:value-type="float" office:value="0.044913477184" calcext:value-type="float">
            <text:p>0.044913477184</text:p>
          </table:table-cell>
          <table:table-cell table:formula="of:=([.A1510]-[.B1510])*([.A1510]-[.B1510])" office:value-type="float" office:value="0.02210508821284" calcext:value-type="float">
            <text:p>0.02210508821284</text:p>
          </table:table-cell>
          <table:table-cell table:number-columns-repeated="2"/>
        </table:table-row>
        <table:table-row table:style-name="ro1">
          <table:table-cell office:value-type="float" office:value="0.211928" calcext:value-type="float">
            <text:p>0.211928</text:p>
          </table:table-cell>
          <table:table-cell office:value-type="float" office:value="0.136169" calcext:value-type="float">
            <text:p>0.136169</text:p>
          </table:table-cell>
          <table:table-cell table:formula="of:=[.A1511]*[.A1511]" office:value-type="float" office:value="0.044913477184" calcext:value-type="float">
            <text:p>0.044913477184</text:p>
          </table:table-cell>
          <table:table-cell table:formula="of:=([.A1511]-[.B1511])*([.A1511]-[.B1511])" office:value-type="float" office:value="0.005739426081" calcext:value-type="float">
            <text:p>0.005739426081</text:p>
          </table:table-cell>
          <table:table-cell table:number-columns-repeated="2"/>
        </table:table-row>
        <table:table-row table:style-name="ro1">
          <table:table-cell office:value-type="float" office:value="0.235692" calcext:value-type="float">
            <text:p>0.235692</text:p>
          </table:table-cell>
          <table:table-cell office:value-type="float" office:value="0.299023" calcext:value-type="float">
            <text:p>0.299023</text:p>
          </table:table-cell>
          <table:table-cell table:formula="of:=[.A1512]*[.A1512]" office:value-type="float" office:value="0.055550718864" calcext:value-type="float">
            <text:p>0.055550718864</text:p>
          </table:table-cell>
          <table:table-cell table:formula="of:=([.A1512]-[.B1512])*([.A1512]-[.B1512])" office:value-type="float" office:value="0.004010815561" calcext:value-type="float">
            <text:p>0.004010815561</text:p>
          </table:table-cell>
          <table:table-cell table:number-columns-repeated="2"/>
        </table:table-row>
        <table:table-row table:style-name="ro1">
          <table:table-cell office:value-type="float" office:value="0.246091" calcext:value-type="float">
            <text:p>0.246091</text:p>
          </table:table-cell>
          <table:table-cell office:value-type="float" office:value="0.287008" calcext:value-type="float">
            <text:p>0.287008</text:p>
          </table:table-cell>
          <table:table-cell table:formula="of:=[.A1513]*[.A1513]" office:value-type="float" office:value="0.060560780281" calcext:value-type="float">
            <text:p>0.060560780281</text:p>
          </table:table-cell>
          <table:table-cell table:formula="of:=([.A1513]-[.B1513])*([.A1513]-[.B1513])" office:value-type="float" office:value="0.001674200889" calcext:value-type="float">
            <text:p>0.001674200889</text:p>
          </table:table-cell>
          <table:table-cell table:number-columns-repeated="2"/>
        </table:table-row>
        <table:table-row table:style-name="ro1">
          <table:table-cell office:value-type="float" office:value="0.272877" calcext:value-type="float">
            <text:p>0.272877</text:p>
          </table:table-cell>
          <table:table-cell office:value-type="float" office:value="0.29945" calcext:value-type="float">
            <text:p>0.29945</text:p>
          </table:table-cell>
          <table:table-cell table:formula="of:=[.A1514]*[.A1514]" office:value-type="float" office:value="0.074461857129" calcext:value-type="float">
            <text:p>0.074461857129</text:p>
          </table:table-cell>
          <table:table-cell table:formula="of:=([.A1514]-[.B1514])*([.A1514]-[.B1514])" office:value-type="float" office:value="0.000706124329000001" calcext:value-type="float">
            <text:p>0.000706124329000001</text:p>
          </table:table-cell>
          <table:table-cell table:number-columns-repeated="2"/>
        </table:table-row>
        <table:table-row table:style-name="ro1">
          <table:table-cell office:value-type="float" office:value="0.564192" calcext:value-type="float">
            <text:p>0.564192</text:p>
          </table:table-cell>
          <table:table-cell office:value-type="float" office:value="0.581717" calcext:value-type="float">
            <text:p>0.581717</text:p>
          </table:table-cell>
          <table:table-cell table:formula="of:=[.A1515]*[.A1515]" office:value-type="float" office:value="0.318312612864" calcext:value-type="float">
            <text:p>0.318312612864</text:p>
          </table:table-cell>
          <table:table-cell table:formula="of:=([.A1515]-[.B1515])*([.A1515]-[.B1515])" office:value-type="float" office:value="0.000307125625" calcext:value-type="float">
            <text:p>0.000307125625</text:p>
          </table:table-cell>
          <table:table-cell table:number-columns-repeated="2"/>
        </table:table-row>
        <table:table-row table:style-name="ro1">
          <table:table-cell office:value-type="float" office:value="0.772925" calcext:value-type="float">
            <text:p>0.772925</text:p>
          </table:table-cell>
          <table:table-cell office:value-type="float" office:value="0.732025" calcext:value-type="float">
            <text:p>0.732025</text:p>
          </table:table-cell>
          <table:table-cell table:formula="of:=[.A1516]*[.A1516]" office:value-type="float" office:value="0.597413055625" calcext:value-type="float">
            <text:p>0.597413055625</text:p>
          </table:table-cell>
          <table:table-cell table:formula="of:=([.A1516]-[.B1516])*([.A1516]-[.B1516])" office:value-type="float" office:value="0.00167280999999999" calcext:value-type="float">
            <text:p>0.00167280999999999</text:p>
          </table:table-cell>
          <table:table-cell table:number-columns-repeated="2"/>
        </table:table-row>
        <table:table-row table:style-name="ro1">
          <table:table-cell office:value-type="float" office:value="0.772925" calcext:value-type="float">
            <text:p>0.772925</text:p>
          </table:table-cell>
          <table:table-cell office:value-type="float" office:value="0.803816" calcext:value-type="float">
            <text:p>0.803816</text:p>
          </table:table-cell>
          <table:table-cell table:formula="of:=[.A1517]*[.A1517]" office:value-type="float" office:value="0.597413055625" calcext:value-type="float">
            <text:p>0.597413055625</text:p>
          </table:table-cell>
          <table:table-cell table:formula="of:=([.A1517]-[.B1517])*([.A1517]-[.B1517])" office:value-type="float" office:value="0.000954253881" calcext:value-type="float">
            <text:p>0.000954253881</text:p>
          </table:table-cell>
          <table:table-cell table:number-columns-repeated="2"/>
        </table:table-row>
        <table:table-row table:style-name="ro1">
          <table:table-cell office:value-type="float" office:value="0.772925" calcext:value-type="float">
            <text:p>0.772925</text:p>
          </table:table-cell>
          <table:table-cell office:value-type="float" office:value="0.876955" calcext:value-type="float">
            <text:p>0.876955</text:p>
          </table:table-cell>
          <table:table-cell table:formula="of:=[.A1518]*[.A1518]" office:value-type="float" office:value="0.597413055625" calcext:value-type="float">
            <text:p>0.597413055625</text:p>
          </table:table-cell>
          <table:table-cell table:formula="of:=([.A1518]-[.B1518])*([.A1518]-[.B1518])" office:value-type="float" office:value="0.0108222409" calcext:value-type="float">
            <text:p>0.0108222409</text:p>
          </table:table-cell>
          <table:table-cell table:number-columns-repeated="2"/>
        </table:table-row>
        <table:table-row table:style-name="ro1">
          <table:table-cell office:value-type="float" office:value="0.982604" calcext:value-type="float">
            <text:p>0.982604</text:p>
          </table:table-cell>
          <table:table-cell office:value-type="float" office:value="0.946508" calcext:value-type="float">
            <text:p>0.946508</text:p>
          </table:table-cell>
          <table:table-cell table:formula="of:=[.A1519]*[.A1519]" office:value-type="float" office:value="0.965510620816" calcext:value-type="float">
            <text:p>0.965510620816</text:p>
          </table:table-cell>
          <table:table-cell table:formula="of:=([.A1519]-[.B1519])*([.A1519]-[.B1519])" office:value-type="float" office:value="0.001302921216" calcext:value-type="float">
            <text:p>0.001302921216</text:p>
          </table:table-cell>
          <table:table-cell table:number-columns-repeated="2"/>
        </table:table-row>
        <table:table-row table:style-name="ro1">
          <table:table-cell office:value-type="float" office:value="0.982604" calcext:value-type="float">
            <text:p>0.982604</text:p>
          </table:table-cell>
          <table:table-cell office:value-type="float" office:value="0.981516" calcext:value-type="float">
            <text:p>0.981516</text:p>
          </table:table-cell>
          <table:table-cell table:formula="of:=[.A1520]*[.A1520]" office:value-type="float" office:value="0.965510620816" calcext:value-type="float">
            <text:p>0.965510620816</text:p>
          </table:table-cell>
          <table:table-cell table:formula="of:=([.A1520]-[.B1520])*([.A1520]-[.B1520])" office:value-type="float" office:value="0.00000118374399999995" calcext:value-type="float">
            <text:p>1.18374399999995E-06</text:p>
          </table:table-cell>
          <table:table-cell table:number-columns-repeated="2"/>
        </table:table-row>
        <table:table-row table:style-name="ro1">
          <table:table-cell office:value-type="float" office:value="0.982604" calcext:value-type="float">
            <text:p>0.982604</text:p>
          </table:table-cell>
          <table:table-cell office:value-type="float" office:value="0.994952" calcext:value-type="float">
            <text:p>0.994952</text:p>
          </table:table-cell>
          <table:table-cell table:formula="of:=[.A1521]*[.A1521]" office:value-type="float" office:value="0.965510620816" calcext:value-type="float">
            <text:p>0.965510620816</text:p>
          </table:table-cell>
          <table:table-cell table:formula="of:=([.A1521]-[.B1521])*([.A1521]-[.B1521])" office:value-type="float" office:value="0.000152473103999998" calcext:value-type="float">
            <text:p>0.000152473103999998</text:p>
          </table:table-cell>
          <table:table-cell table:number-columns-repeated="2"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99866" calcext:value-type="float">
            <text:p>0.999866</text:p>
          </table:table-cell>
          <table:table-cell table:formula="of:=[.A1522]*[.A1522]" office:value-type="float" office:value="0.999982000081" calcext:value-type="float">
            <text:p>0.999982000081</text:p>
          </table:table-cell>
          <table:table-cell table:formula="of:=([.A1522]-[.B1522])*([.A1522]-[.B1522])" office:value-type="float" office:value="0.00000001562499999998" calcext:value-type="float">
            <text:p>1.56249999999827E-08</text:p>
          </table:table-cell>
          <table:table-cell table:number-columns-repeated="2"/>
        </table:table-row>
        <table:table-row table:style-name="ro1">
          <table:table-cell office:value-type="float" office:value="0.0000866055" calcext:value-type="float">
            <text:p>0.0000866055</text:p>
          </table:table-cell>
          <table:table-cell office:value-type="float" office:value="0.000000255383" calcext:value-type="float">
            <text:p>0.000000255383</text:p>
          </table:table-cell>
          <table:table-cell table:formula="of:=[.A1523]*[.A1523]" office:value-type="float" office:value="0.00000000750051263025" calcext:value-type="float">
            <text:p>7.50051263025E-09</text:p>
          </table:table-cell>
          <table:table-cell table:formula="of:=([.A1523]-[.B1523])*([.A1523]-[.B1523])" office:value-type="float" office:value="0.00000000745634270591" calcext:value-type="float">
            <text:p>7.45634270591369E-09</text:p>
          </table:table-cell>
          <table:table-cell table:number-columns-repeated="2"/>
        </table:table-row>
        <table:table-row table:style-name="ro1">
          <table:table-cell office:value-type="float" office:value="0.00000989437" calcext:value-type="float">
            <text:p>0.00000989437</text:p>
          </table:table-cell>
          <table:table-cell office:value-type="float" office:value="0.0000387392" calcext:value-type="float">
            <text:p>0.0000387392</text:p>
          </table:table-cell>
          <table:table-cell table:formula="of:=[.A1524]*[.A1524]" office:value-type="float" office:value="0.0000000000978985577" calcext:value-type="float">
            <text:p>9.78985576969E-11</text:p>
          </table:table-cell>
          <table:table-cell table:formula="of:=([.A1524]-[.B1524])*([.A1524]-[.B1524])" office:value-type="float" office:value="0.00000000083202421773" calcext:value-type="float">
            <text:p>8.320242177289E-10</text:p>
          </table:table-cell>
          <table:table-cell table:number-columns-repeated="2"/>
        </table:table-row>
        <table:table-row table:style-name="ro1">
          <table:table-cell office:value-type="float" office:value="0.0000109076" calcext:value-type="float">
            <text:p>0.0000109076</text:p>
          </table:table-cell>
          <table:table-cell office:value-type="float" office:value="0.000104219" calcext:value-type="float">
            <text:p>0.000104219</text:p>
          </table:table-cell>
          <table:table-cell table:formula="of:=[.A1525]*[.A1525]" office:value-type="float" office:value="0.00000000011897573776" calcext:value-type="float">
            <text:p>1.1897573776E-10</text:p>
          </table:table-cell>
          <table:table-cell table:formula="of:=([.A1525]-[.B1525])*([.A1525]-[.B1525])" office:value-type="float" office:value="0.00000000870701736996" calcext:value-type="float">
            <text:p>8.70701736996E-09</text:p>
          </table:table-cell>
          <table:table-cell table:number-columns-repeated="2"/>
        </table:table-row>
        <table:table-row table:style-name="ro1">
          <table:table-cell office:value-type="float" office:value="0.0000286102" calcext:value-type="float">
            <text:p>0.0000286102</text:p>
          </table:table-cell>
          <table:table-cell office:value-type="float" office:value="0.000227402" calcext:value-type="float">
            <text:p>0.000227402</text:p>
          </table:table-cell>
          <table:table-cell table:formula="of:=[.A1526]*[.A1526]" office:value-type="float" office:value="0.00000000081854354404" calcext:value-type="float">
            <text:p>8.1854354404E-10</text:p>
          </table:table-cell>
          <table:table-cell table:formula="of:=([.A1526]-[.B1526])*([.A1526]-[.B1526])" office:value-type="float" office:value="0.00000003951817974724" calcext:value-type="float">
            <text:p>3.951817974724E-08</text:p>
          </table:table-cell>
          <table:table-cell table:number-columns-repeated="2"/>
        </table:table-row>
        <table:table-row table:style-name="ro1">
          <table:table-cell office:value-type="float" office:value="0.00000417233" calcext:value-type="float">
            <text:p>0.00000417233</text:p>
          </table:table-cell>
          <table:table-cell office:value-type="float" office:value="0.0000636487" calcext:value-type="float">
            <text:p>0.0000636487</text:p>
          </table:table-cell>
          <table:table-cell table:formula="of:=[.A1527]*[.A1527]" office:value-type="float" office:value="0.00000000001740833763" calcext:value-type="float">
            <text:p>1.74083376289E-11</text:p>
          </table:table-cell>
          <table:table-cell table:formula="of:=([.A1527]-[.B1527])*([.A1527]-[.B1527])" office:value-type="float" office:value="0.00000000353743858838" calcext:value-type="float">
            <text:p>3.5374385883769E-09</text:p>
          </table:table-cell>
          <table:table-cell table:number-columns-repeated="2"/>
        </table:table-row>
        <table:table-row table:style-name="ro1">
          <table:table-cell office:value-type="float" office:value="0.0000618696" calcext:value-type="float">
            <text:p>0.0000618696</text:p>
          </table:table-cell>
          <table:table-cell office:value-type="float" office:value="0.000293554" calcext:value-type="float">
            <text:p>0.000293554</text:p>
          </table:table-cell>
          <table:table-cell table:formula="of:=[.A1528]*[.A1528]" office:value-type="float" office:value="0.00000000382784740416" calcext:value-type="float">
            <text:p>3.82784740416E-09</text:p>
          </table:table-cell>
          <table:table-cell table:formula="of:=([.A1528]-[.B1528])*([.A1528]-[.B1528])" office:value-type="float" office:value="0.00000005367766120336" calcext:value-type="float">
            <text:p>5.367766120336E-08</text:p>
          </table:table-cell>
          <table:table-cell table:number-columns-repeated="2"/>
        </table:table-row>
        <table:table-row table:style-name="ro1">
          <table:table-cell office:value-type="float" office:value="0.0000618696" calcext:value-type="float">
            <text:p>0.0000618696</text:p>
          </table:table-cell>
          <table:table-cell office:value-type="float" office:value="0.00161982" calcext:value-type="float">
            <text:p>0.00161982</text:p>
          </table:table-cell>
          <table:table-cell table:formula="of:=[.A1529]*[.A1529]" office:value-type="float" office:value="0.00000000382784740416" calcext:value-type="float">
            <text:p>3.82784740416E-09</text:p>
          </table:table-cell>
          <table:table-cell table:formula="of:=([.A1529]-[.B1529])*([.A1529]-[.B1529])" office:value-type="float" office:value="0.00000242720944886016" calcext:value-type="float">
            <text:p>2.42720944886016E-06</text:p>
          </table:table-cell>
          <table:table-cell table:number-columns-repeated="2"/>
        </table:table-row>
        <table:table-row table:style-name="ro1">
          <table:table-cell office:value-type="float" office:value="0.0000880957" calcext:value-type="float">
            <text:p>0.0000880957</text:p>
          </table:table-cell>
          <table:table-cell office:value-type="float" office:value="0.00654915" calcext:value-type="float">
            <text:p>0.00654915</text:p>
          </table:table-cell>
          <table:table-cell table:formula="of:=[.A1530]*[.A1530]" office:value-type="float" office:value="0.00000000776085235849" calcext:value-type="float">
            <text:p>7.76085235849E-09</text:p>
          </table:table-cell>
          <table:table-cell table:formula="of:=([.A1530]-[.B1530])*([.A1530]-[.B1530])" office:value-type="float" office:value="0.0000417452226675485" calcext:value-type="float">
            <text:p>4.17452226675485E-05</text:p>
          </table:table-cell>
          <table:table-cell table:number-columns-repeated="2"/>
        </table:table-row>
        <table:table-row table:style-name="ro1">
          <table:table-cell office:value-type="float" office:value="0.000135124" calcext:value-type="float">
            <text:p>0.000135124</text:p>
          </table:table-cell>
          <table:table-cell office:value-type="float" office:value="0.00501374" calcext:value-type="float">
            <text:p>0.00501374</text:p>
          </table:table-cell>
          <table:table-cell table:formula="of:=[.A1531]*[.A1531]" office:value-type="float" office:value="0.000000018258495376" calcext:value-type="float">
            <text:p>1.8258495376E-08</text:p>
          </table:table-cell>
          <table:table-cell table:formula="of:=([.A1531]-[.B1531])*([.A1531]-[.B1531])" office:value-type="float" office:value="0.000023800894075456" calcext:value-type="float">
            <text:p>2.3800894075456E-05</text:p>
          </table:table-cell>
          <table:table-cell table:number-columns-repeated="2"/>
        </table:table-row>
        <table:table-row table:style-name="ro1">
          <table:table-cell office:value-type="float" office:value="0.0000215769" calcext:value-type="float">
            <text:p>0.0000215769</text:p>
          </table:table-cell>
          <table:table-cell office:value-type="float" office:value="0.00118542" calcext:value-type="float">
            <text:p>0.00118542</text:p>
          </table:table-cell>
          <table:table-cell table:formula="of:=[.A1532]*[.A1532]" office:value-type="float" office:value="0.00000000046556261361" calcext:value-type="float">
            <text:p>4.6556261361E-10</text:p>
          </table:table-cell>
          <table:table-cell table:formula="of:=([.A1532]-[.B1532])*([.A1532]-[.B1532])" office:value-type="float" office:value="0.00000135453076141761" calcext:value-type="float">
            <text:p>1.35453076141761E-06</text:p>
          </table:table-cell>
          <table:table-cell table:number-columns-repeated="2"/>
        </table:table-row>
        <table:table-row table:style-name="ro1">
          <table:table-cell office:value-type="float" office:value="0.0000283122" calcext:value-type="float">
            <text:p>0.0000283122</text:p>
          </table:table-cell>
          <table:table-cell office:value-type="float" office:value="0.000642751" calcext:value-type="float">
            <text:p>0.000642751</text:p>
          </table:table-cell>
          <table:table-cell table:formula="of:=[.A1533]*[.A1533]" office:value-type="float" office:value="0.00000000080158066884" calcext:value-type="float">
            <text:p>8.0158066884E-10</text:p>
          </table:table-cell>
          <table:table-cell table:formula="of:=([.A1533]-[.B1533])*([.A1533]-[.B1533])" office:value-type="float" office:value="0.00000037753503894544" calcext:value-type="float">
            <text:p>3.7753503894544E-07</text:p>
          </table:table-cell>
          <table:table-cell table:number-columns-repeated="2"/>
        </table:table-row>
        <table:table-row table:style-name="ro1">
          <table:table-cell office:value-type="float" office:value="0.00145549" calcext:value-type="float">
            <text:p>0.00145549</text:p>
          </table:table-cell>
          <table:table-cell office:value-type="float" office:value="0.00218665" calcext:value-type="float">
            <text:p>0.00218665</text:p>
          </table:table-cell>
          <table:table-cell table:formula="of:=[.A1534]*[.A1534]" office:value-type="float" office:value="0.0000021184511401" calcext:value-type="float">
            <text:p>0.0000021184511401</text:p>
          </table:table-cell>
          <table:table-cell table:formula="of:=([.A1534]-[.B1534])*([.A1534]-[.B1534])" office:value-type="float" office:value="0.0000005345949456" calcext:value-type="float">
            <text:p>0.0000005345949456</text:p>
          </table:table-cell>
          <table:table-cell table:number-columns-repeated="2"/>
        </table:table-row>
        <table:table-row table:style-name="ro1">
          <table:table-cell office:value-type="float" office:value="0.000187993" calcext:value-type="float">
            <text:p>0.000187993</text:p>
          </table:table-cell>
          <table:table-cell office:value-type="float" office:value="0.00324704" calcext:value-type="float">
            <text:p>0.00324704</text:p>
          </table:table-cell>
          <table:table-cell table:formula="of:=[.A1535]*[.A1535]" office:value-type="float" office:value="0.000000035341368049" calcext:value-type="float">
            <text:p>3.5341368049E-08</text:p>
          </table:table-cell>
          <table:table-cell table:formula="of:=([.A1535]-[.B1535])*([.A1535]-[.B1535])" office:value-type="float" office:value="0.000009357768548209" calcext:value-type="float">
            <text:p>9.357768548209E-06</text:p>
          </table:table-cell>
          <table:table-cell table:number-columns-repeated="2"/>
        </table:table-row>
        <table:table-row table:style-name="ro1">
          <table:table-cell office:value-type="float" office:value="0.000187993" calcext:value-type="float">
            <text:p>0.000187993</text:p>
          </table:table-cell>
          <table:table-cell office:value-type="float" office:value="0.00164581" calcext:value-type="float">
            <text:p>0.00164581</text:p>
          </table:table-cell>
          <table:table-cell table:formula="of:=[.A1536]*[.A1536]" office:value-type="float" office:value="0.000000035341368049" calcext:value-type="float">
            <text:p>3.5341368049E-08</text:p>
          </table:table-cell>
          <table:table-cell table:formula="of:=([.A1536]-[.B1536])*([.A1536]-[.B1536])" office:value-type="float" office:value="0.000002125230405489" calcext:value-type="float">
            <text:p>2.125230405489E-06</text:p>
          </table:table-cell>
          <table:table-cell table:number-columns-repeated="2"/>
        </table:table-row>
        <table:table-row table:style-name="ro1">
          <table:table-cell office:value-type="float" office:value="0.000187993" calcext:value-type="float">
            <text:p>0.000187993</text:p>
          </table:table-cell>
          <table:table-cell office:value-type="float" office:value="0.00483163" calcext:value-type="float">
            <text:p>0.00483163</text:p>
          </table:table-cell>
          <table:table-cell table:formula="of:=[.A1537]*[.A1537]" office:value-type="float" office:value="0.000000035341368049" calcext:value-type="float">
            <text:p>3.5341368049E-08</text:p>
          </table:table-cell>
          <table:table-cell table:formula="of:=([.A1537]-[.B1537])*([.A1537]-[.B1537])" office:value-type="float" office:value="0.000021563364587769" calcext:value-type="float">
            <text:p>2.1563364587769E-05</text:p>
          </table:table-cell>
          <table:table-cell table:number-columns-repeated="2"/>
        </table:table-row>
        <table:table-row table:style-name="ro1">
          <table:table-cell office:value-type="float" office:value="0.0000314116" calcext:value-type="float">
            <text:p>0.0000314116</text:p>
          </table:table-cell>
          <table:table-cell office:value-type="float" office:value="0.0079571" calcext:value-type="float">
            <text:p>0.0079571</text:p>
          </table:table-cell>
          <table:table-cell table:formula="of:=[.A1538]*[.A1538]" office:value-type="float" office:value="0.00000000098668861456" calcext:value-type="float">
            <text:p>9.8668861456E-10</text:p>
          </table:table-cell>
          <table:table-cell table:formula="of:=([.A1538]-[.B1538])*([.A1538]-[.B1538])" office:value-type="float" office:value="0.0000628165366138946" calcext:value-type="float">
            <text:p>6.28165366138946E-05</text:p>
          </table:table-cell>
          <table:table-cell table:number-columns-repeated="2"/>
        </table:table-row>
        <table:table-row table:style-name="ro1">
          <table:table-cell office:value-type="float" office:value="0.000740051" calcext:value-type="float">
            <text:p>0.000740051</text:p>
          </table:table-cell>
          <table:table-cell office:value-type="float" office:value="0.0150653" calcext:value-type="float">
            <text:p>0.0150653</text:p>
          </table:table-cell>
          <table:table-cell table:formula="of:=[.A1539]*[.A1539]" office:value-type="float" office:value="0.000000547675482601" calcext:value-type="float">
            <text:p>5.47675482601E-07</text:p>
          </table:table-cell>
          <table:table-cell table:formula="of:=([.A1539]-[.B1539])*([.A1539]-[.B1539])" office:value-type="float" office:value="0.000205212758912001" calcext:value-type="float">
            <text:p>0.000205212758912001</text:p>
          </table:table-cell>
          <table:table-cell table:number-columns-repeated="2"/>
        </table:table-row>
        <table:table-row table:style-name="ro1">
          <table:table-cell office:value-type="float" office:value="0.0181698" calcext:value-type="float">
            <text:p>0.0181698</text:p>
          </table:table-cell>
          <table:table-cell office:value-type="float" office:value="0.0847048" calcext:value-type="float">
            <text:p>0.0847048</text:p>
          </table:table-cell>
          <table:table-cell table:formula="of:=[.A1540]*[.A1540]" office:value-type="float" office:value="0.00033014163204" calcext:value-type="float">
            <text:p>0.00033014163204</text:p>
          </table:table-cell>
          <table:table-cell table:formula="of:=([.A1540]-[.B1540])*([.A1540]-[.B1540])" office:value-type="float" office:value="0.004426906225" calcext:value-type="float">
            <text:p>0.004426906225</text:p>
          </table:table-cell>
          <table:table-cell table:number-columns-repeated="2"/>
        </table:table-row>
        <table:table-row table:style-name="ro1">
          <table:table-cell office:value-type="float" office:value="0.0968781" calcext:value-type="float">
            <text:p>0.0968781</text:p>
          </table:table-cell>
          <table:table-cell office:value-type="float" office:value="0.243794" calcext:value-type="float">
            <text:p>0.243794</text:p>
          </table:table-cell>
          <table:table-cell table:formula="of:=[.A1541]*[.A1541]" office:value-type="float" office:value="0.00938536625961" calcext:value-type="float">
            <text:p>0.00938536625961</text:p>
          </table:table-cell>
          <table:table-cell table:formula="of:=([.A1541]-[.B1541])*([.A1541]-[.B1541])" office:value-type="float" office:value="0.02158428167281" calcext:value-type="float">
            <text:p>0.02158428167281</text:p>
          </table:table-cell>
          <table:table-cell table:number-columns-repeated="2"/>
        </table:table-row>
        <table:table-row table:style-name="ro1">
          <table:table-cell office:value-type="float" office:value="0.096878" calcext:value-type="float">
            <text:p>0.096878</text:p>
          </table:table-cell>
          <table:table-cell office:value-type="float" office:value="0.253776" calcext:value-type="float">
            <text:p>0.253776</text:p>
          </table:table-cell>
          <table:table-cell table:formula="of:=[.A1542]*[.A1542]" office:value-type="float" office:value="0.009385346884" calcext:value-type="float">
            <text:p>0.009385346884</text:p>
          </table:table-cell>
          <table:table-cell table:formula="of:=([.A1542]-[.B1542])*([.A1542]-[.B1542])" office:value-type="float" office:value="0.024616982404" calcext:value-type="float">
            <text:p>0.024616982404</text:p>
          </table:table-cell>
          <table:table-cell table:number-columns-repeated="2"/>
        </table:table-row>
        <table:table-row table:style-name="ro1">
          <table:table-cell office:value-type="float" office:value="0.0968779" calcext:value-type="float">
            <text:p>0.0968779</text:p>
          </table:table-cell>
          <table:table-cell office:value-type="float" office:value="0.263757" calcext:value-type="float">
            <text:p>0.263757</text:p>
          </table:table-cell>
          <table:table-cell table:formula="of:=[.A1543]*[.A1543]" office:value-type="float" office:value="0.00938532750841" calcext:value-type="float">
            <text:p>0.00938532750841</text:p>
          </table:table-cell>
          <table:table-cell table:formula="of:=([.A1543]-[.B1543])*([.A1543]-[.B1543])" office:value-type="float" office:value="0.02784863401681" calcext:value-type="float">
            <text:p>0.02784863401681</text:p>
          </table:table-cell>
          <table:table-cell table:number-columns-repeated="2"/>
        </table:table-row>
        <table:table-row table:style-name="ro1">
          <table:table-cell office:value-type="float" office:value="0.096878" calcext:value-type="float">
            <text:p>0.096878</text:p>
          </table:table-cell>
          <table:table-cell office:value-type="float" office:value="0.273831" calcext:value-type="float">
            <text:p>0.273831</text:p>
          </table:table-cell>
          <table:table-cell table:formula="of:=[.A1544]*[.A1544]" office:value-type="float" office:value="0.009385346884" calcext:value-type="float">
            <text:p>0.009385346884</text:p>
          </table:table-cell>
          <table:table-cell table:formula="of:=([.A1544]-[.B1544])*([.A1544]-[.B1544])" office:value-type="float" office:value="0.031312364209" calcext:value-type="float">
            <text:p>0.031312364209</text:p>
          </table:table-cell>
          <table:table-cell table:number-columns-repeated="2"/>
        </table:table-row>
        <table:table-row table:style-name="ro1">
          <table:table-cell office:value-type="float" office:value="0.0968779" calcext:value-type="float">
            <text:p>0.0968779</text:p>
          </table:table-cell>
          <table:table-cell office:value-type="float" office:value="0.276486" calcext:value-type="float">
            <text:p>0.276486</text:p>
          </table:table-cell>
          <table:table-cell table:formula="of:=[.A1545]*[.A1545]" office:value-type="float" office:value="0.00938532750841" calcext:value-type="float">
            <text:p>0.00938532750841</text:p>
          </table:table-cell>
          <table:table-cell table:formula="of:=([.A1545]-[.B1545])*([.A1545]-[.B1545])" office:value-type="float" office:value="0.03225906958561" calcext:value-type="float">
            <text:p>0.03225906958561</text:p>
          </table:table-cell>
          <table:table-cell table:number-columns-repeated="2"/>
        </table:table-row>
        <table:table-row table:style-name="ro1">
          <table:table-cell office:value-type="float" office:value="0.099875" calcext:value-type="float">
            <text:p>0.099875</text:p>
          </table:table-cell>
          <table:table-cell office:value-type="float" office:value="0.258822" calcext:value-type="float">
            <text:p>0.258822</text:p>
          </table:table-cell>
          <table:table-cell table:formula="of:=[.A1546]*[.A1546]" office:value-type="float" office:value="0.009975015625" calcext:value-type="float">
            <text:p>0.009975015625</text:p>
          </table:table-cell>
          <table:table-cell table:formula="of:=([.A1546]-[.B1546])*([.A1546]-[.B1546])" office:value-type="float" office:value="0.025264148809" calcext:value-type="float">
            <text:p>0.025264148809</text:p>
          </table:table-cell>
          <table:table-cell table:number-columns-repeated="2"/>
        </table:table-row>
        <table:table-row table:style-name="ro1">
          <table:table-cell office:value-type="float" office:value="0.138855" calcext:value-type="float">
            <text:p>0.138855</text:p>
          </table:table-cell>
          <table:table-cell office:value-type="float" office:value="0.298185" calcext:value-type="float">
            <text:p>0.298185</text:p>
          </table:table-cell>
          <table:table-cell table:formula="of:=[.A1547]*[.A1547]" office:value-type="float" office:value="0.019280711025" calcext:value-type="float">
            <text:p>0.019280711025</text:p>
          </table:table-cell>
          <table:table-cell table:formula="of:=([.A1547]-[.B1547])*([.A1547]-[.B1547])" office:value-type="float" office:value="0.0253860489" calcext:value-type="float">
            <text:p>0.0253860489</text:p>
          </table:table-cell>
          <table:table-cell table:number-columns-repeated="2"/>
        </table:table-row>
        <table:table-row table:style-name="ro1">
          <table:table-cell office:value-type="float" office:value="0.35013" calcext:value-type="float">
            <text:p>0.35013</text:p>
          </table:table-cell>
          <table:table-cell office:value-type="float" office:value="0.383665" calcext:value-type="float">
            <text:p>0.383665</text:p>
          </table:table-cell>
          <table:table-cell table:formula="of:=[.A1548]*[.A1548]" office:value-type="float" office:value="0.1225910169" calcext:value-type="float">
            <text:p>0.1225910169</text:p>
          </table:table-cell>
          <table:table-cell table:formula="of:=([.A1548]-[.B1548])*([.A1548]-[.B1548])" office:value-type="float" office:value="0.001124596225" calcext:value-type="float">
            <text:p>0.001124596225</text:p>
          </table:table-cell>
          <table:table-cell table:number-columns-repeated="2"/>
        </table:table-row>
        <table:table-row table:style-name="ro1">
          <table:table-cell office:value-type="float" office:value="0.350129" calcext:value-type="float">
            <text:p>0.350129</text:p>
          </table:table-cell>
          <table:table-cell office:value-type="float" office:value="0.398334" calcext:value-type="float">
            <text:p>0.398334</text:p>
          </table:table-cell>
          <table:table-cell table:formula="of:=[.A1549]*[.A1549]" office:value-type="float" office:value="0.122590316641" calcext:value-type="float">
            <text:p>0.122590316641</text:p>
          </table:table-cell>
          <table:table-cell table:formula="of:=([.A1549]-[.B1549])*([.A1549]-[.B1549])" office:value-type="float" office:value="0.002323722025" calcext:value-type="float">
            <text:p>0.002323722025</text:p>
          </table:table-cell>
          <table:table-cell table:number-columns-repeated="2"/>
        </table:table-row>
        <table:table-row table:style-name="ro1">
          <table:table-cell office:value-type="float" office:value="0.35013" calcext:value-type="float">
            <text:p>0.35013</text:p>
          </table:table-cell>
          <table:table-cell office:value-type="float" office:value="0.413975" calcext:value-type="float">
            <text:p>0.413975</text:p>
          </table:table-cell>
          <table:table-cell table:formula="of:=[.A1550]*[.A1550]" office:value-type="float" office:value="0.1225910169" calcext:value-type="float">
            <text:p>0.1225910169</text:p>
          </table:table-cell>
          <table:table-cell table:formula="of:=([.A1550]-[.B1550])*([.A1550]-[.B1550])" office:value-type="float" office:value="0.004076184025" calcext:value-type="float">
            <text:p>0.004076184025</text:p>
          </table:table-cell>
          <table:table-cell table:number-columns-repeated="2"/>
        </table:table-row>
        <table:table-row table:style-name="ro1">
          <table:table-cell office:value-type="float" office:value="0.35013" calcext:value-type="float">
            <text:p>0.35013</text:p>
          </table:table-cell>
          <table:table-cell office:value-type="float" office:value="0.633129" calcext:value-type="float">
            <text:p>0.633129</text:p>
          </table:table-cell>
          <table:table-cell table:formula="of:=[.A1551]*[.A1551]" office:value-type="float" office:value="0.1225910169" calcext:value-type="float">
            <text:p>0.1225910169</text:p>
          </table:table-cell>
          <table:table-cell table:formula="of:=([.A1551]-[.B1551])*([.A1551]-[.B1551])" office:value-type="float" office:value="0.080088434001" calcext:value-type="float">
            <text:p>0.080088434001</text:p>
          </table:table-cell>
          <table:table-cell table:number-columns-repeated="2"/>
        </table:table-row>
        <table:table-row table:style-name="ro1">
          <table:table-cell office:value-type="float" office:value="0.35013" calcext:value-type="float">
            <text:p>0.35013</text:p>
          </table:table-cell>
          <table:table-cell office:value-type="float" office:value="0.65988" calcext:value-type="float">
            <text:p>0.65988</text:p>
          </table:table-cell>
          <table:table-cell table:formula="of:=[.A1552]*[.A1552]" office:value-type="float" office:value="0.1225910169" calcext:value-type="float">
            <text:p>0.1225910169</text:p>
          </table:table-cell>
          <table:table-cell table:formula="of:=([.A1552]-[.B1552])*([.A1552]-[.B1552])" office:value-type="float" office:value="0.0959450625" calcext:value-type="float">
            <text:p>0.0959450625</text:p>
          </table:table-cell>
          <table:table-cell table:number-columns-repeated="2"/>
        </table:table-row>
        <table:table-row table:style-name="ro1">
          <table:table-cell office:value-type="float" office:value="0.687159" calcext:value-type="float">
            <text:p>0.687159</text:p>
          </table:table-cell>
          <table:table-cell office:value-type="float" office:value="0.688406" calcext:value-type="float">
            <text:p>0.688406</text:p>
          </table:table-cell>
          <table:table-cell table:formula="of:=[.A1553]*[.A1553]" office:value-type="float" office:value="0.472187491281" calcext:value-type="float">
            <text:p>0.472187491281</text:p>
          </table:table-cell>
          <table:table-cell table:formula="of:=([.A1553]-[.B1553])*([.A1553]-[.B1553])" office:value-type="float" office:value="0.000001555009" calcext:value-type="float">
            <text:p>0.000001555009</text:p>
          </table:table-cell>
          <table:table-cell table:number-columns-repeated="2"/>
        </table:table-row>
        <table:table-row table:style-name="ro1">
          <table:table-cell office:value-type="float" office:value="0.763414" calcext:value-type="float">
            <text:p>0.763414</text:p>
          </table:table-cell>
          <table:table-cell office:value-type="float" office:value="0.73269" calcext:value-type="float">
            <text:p>0.73269</text:p>
          </table:table-cell>
          <table:table-cell table:formula="of:=[.A1554]*[.A1554]" office:value-type="float" office:value="0.582800935396" calcext:value-type="float">
            <text:p>0.582800935396</text:p>
          </table:table-cell>
          <table:table-cell table:formula="of:=([.A1554]-[.B1554])*([.A1554]-[.B1554])" office:value-type="float" office:value="0.000943964176000005" calcext:value-type="float">
            <text:p>0.000943964176000005</text:p>
          </table:table-cell>
          <table:table-cell table:number-columns-repeated="2"/>
        </table:table-row>
        <table:table-row table:style-name="ro1">
          <table:table-cell office:value-type="float" office:value="0.763414" calcext:value-type="float">
            <text:p>0.763414</text:p>
          </table:table-cell>
          <table:table-cell office:value-type="float" office:value="0.767576" calcext:value-type="float">
            <text:p>0.767576</text:p>
          </table:table-cell>
          <table:table-cell table:formula="of:=[.A1555]*[.A1555]" office:value-type="float" office:value="0.582800935396" calcext:value-type="float">
            <text:p>0.582800935396</text:p>
          </table:table-cell>
          <table:table-cell table:formula="of:=([.A1555]-[.B1555])*([.A1555]-[.B1555])" office:value-type="float" office:value="0.000017322244" calcext:value-type="float">
            <text:p>0.000017322244</text:p>
          </table:table-cell>
          <table:table-cell table:number-columns-repeated="2"/>
        </table:table-row>
        <table:table-row table:style-name="ro1">
          <table:table-cell office:value-type="float" office:value="0.897948" calcext:value-type="float">
            <text:p>0.897948</text:p>
          </table:table-cell>
          <table:table-cell office:value-type="float" office:value="0.796868" calcext:value-type="float">
            <text:p>0.796868</text:p>
          </table:table-cell>
          <table:table-cell table:formula="of:=[.A1556]*[.A1556]" office:value-type="float" office:value="0.806310610704" calcext:value-type="float">
            <text:p>0.806310610704</text:p>
          </table:table-cell>
          <table:table-cell table:formula="of:=([.A1556]-[.B1556])*([.A1556]-[.B1556])" office:value-type="float" office:value="0.0102171664" calcext:value-type="float">
            <text:p>0.0102171664</text:p>
          </table:table-cell>
          <table:table-cell table:number-columns-repeated="2"/>
        </table:table-row>
        <table:table-row table:style-name="ro1">
          <table:table-cell office:value-type="float" office:value="0.897948" calcext:value-type="float">
            <text:p>0.897948</text:p>
          </table:table-cell>
          <table:table-cell office:value-type="float" office:value="0.875611" calcext:value-type="float">
            <text:p>0.875611</text:p>
          </table:table-cell>
          <table:table-cell table:formula="of:=[.A1557]*[.A1557]" office:value-type="float" office:value="0.806310610704" calcext:value-type="float">
            <text:p>0.806310610704</text:p>
          </table:table-cell>
          <table:table-cell table:formula="of:=([.A1557]-[.B1557])*([.A1557]-[.B1557])" office:value-type="float" office:value="0.000498941568999997" calcext:value-type="float">
            <text:p>0.000498941568999997</text:p>
          </table:table-cell>
          <table:table-cell table:number-columns-repeated="2"/>
        </table:table-row>
        <table:table-row table:style-name="ro1">
          <table:table-cell office:value-type="float" office:value="0.995525" calcext:value-type="float">
            <text:p>0.995525</text:p>
          </table:table-cell>
          <table:table-cell office:value-type="float" office:value="0.95054" calcext:value-type="float">
            <text:p>0.95054</text:p>
          </table:table-cell>
          <table:table-cell table:formula="of:=[.A1558]*[.A1558]" office:value-type="float" office:value="0.991070025625" calcext:value-type="float">
            <text:p>0.991070025625</text:p>
          </table:table-cell>
          <table:table-cell table:formula="of:=([.A1558]-[.B1558])*([.A1558]-[.B1558])" office:value-type="float" office:value="0.00202365022499999" calcext:value-type="float">
            <text:p>0.00202365022499999</text:p>
          </table:table-cell>
          <table:table-cell table:number-columns-repeated="2"/>
        </table:table-row>
        <table:table-row table:style-name="ro1">
          <table:table-cell office:value-type="float" office:value="0.995526" calcext:value-type="float">
            <text:p>0.995526</text:p>
          </table:table-cell>
          <table:table-cell office:value-type="float" office:value="0.984712" calcext:value-type="float">
            <text:p>0.984712</text:p>
          </table:table-cell>
          <table:table-cell table:formula="of:=[.A1559]*[.A1559]" office:value-type="float" office:value="0.991072016676" calcext:value-type="float">
            <text:p>0.991072016676</text:p>
          </table:table-cell>
          <table:table-cell table:formula="of:=([.A1559]-[.B1559])*([.A1559]-[.B1559])" office:value-type="float" office:value="0.000116942596" calcext:value-type="float">
            <text:p>0.000116942596</text:p>
          </table:table-cell>
          <table:table-cell table:number-columns-repeated="2"/>
        </table:table-row>
        <table:table-row table:style-name="ro1">
          <table:table-cell office:value-type="float" office:value="0.995525" calcext:value-type="float">
            <text:p>0.995525</text:p>
          </table:table-cell>
          <table:table-cell office:value-type="float" office:value="0.998192" calcext:value-type="float">
            <text:p>0.998192</text:p>
          </table:table-cell>
          <table:table-cell table:formula="of:=[.A1560]*[.A1560]" office:value-type="float" office:value="0.991070025625" calcext:value-type="float">
            <text:p>0.991070025625</text:p>
          </table:table-cell>
          <table:table-cell table:formula="of:=([.A1560]-[.B1560])*([.A1560]-[.B1560])" office:value-type="float" office:value="0.00000711288899999987" calcext:value-type="float">
            <text:p>7.11288899999987E-06</text:p>
          </table:table-cell>
          <table:table-cell table:number-columns-repeated="2"/>
        </table:table-row>
        <table:table-row table:style-name="ro1">
          <table:table-cell office:value-type="float" office:value="0.995525" calcext:value-type="float">
            <text:p>0.995525</text:p>
          </table:table-cell>
          <table:table-cell office:value-type="float" office:value="0.999997" calcext:value-type="float">
            <text:p>0.999997</text:p>
          </table:table-cell>
          <table:table-cell table:formula="of:=[.A1561]*[.A1561]" office:value-type="float" office:value="0.991070025625" calcext:value-type="float">
            <text:p>0.991070025625</text:p>
          </table:table-cell>
          <table:table-cell table:formula="of:=([.A1561]-[.B1561])*([.A1561]-[.B1561])" office:value-type="float" office:value="0.0000199987840000003" calcext:value-type="float">
            <text:p>1.99987840000003E-05</text:p>
          </table:table-cell>
          <table:table-cell table:number-columns-repeated="2"/>
        </table:table-row>
        <table:table-row table:style-name="ro1">
          <table:table-cell office:value-type="float" office:value="0.000219405" calcext:value-type="float">
            <text:p>0.000219405</text:p>
          </table:table-cell>
          <table:table-cell office:value-type="float" office:value="0.00000303222" calcext:value-type="float">
            <text:p>0.00000303222</text:p>
          </table:table-cell>
          <table:table-cell table:formula="of:=[.A1562]*[.A1562]" office:value-type="float" office:value="0.000000048138554025" calcext:value-type="float">
            <text:p>4.8138554025E-08</text:p>
          </table:table-cell>
          <table:table-cell table:formula="of:=([.A1562]-[.B1562])*([.A1562]-[.B1562])" office:value-type="float" office:value="0.00000004681717992493" calcext:value-type="float">
            <text:p>4.68171799249284E-08</text:p>
          </table:table-cell>
          <table:table-cell table:number-columns-repeated="2"/>
        </table:table-row>
        <table:table-row table:style-name="ro1">
          <table:table-cell office:value-type="float" office:value="0.000219405" calcext:value-type="float">
            <text:p>0.000219405</text:p>
          </table:table-cell>
          <table:table-cell office:value-type="float" office:value="0.00180795" calcext:value-type="float">
            <text:p>0.00180795</text:p>
          </table:table-cell>
          <table:table-cell table:formula="of:=[.A1563]*[.A1563]" office:value-type="float" office:value="0.000000048138554025" calcext:value-type="float">
            <text:p>4.8138554025E-08</text:p>
          </table:table-cell>
          <table:table-cell table:formula="of:=([.A1563]-[.B1563])*([.A1563]-[.B1563])" office:value-type="float" office:value="0.000002523475217025" calcext:value-type="float">
            <text:p>2.523475217025E-06</text:p>
          </table:table-cell>
          <table:table-cell table:number-columns-repeated="2"/>
        </table:table-row>
        <table:table-row table:style-name="ro1">
          <table:table-cell office:value-type="float" office:value="0.000219405" calcext:value-type="float">
            <text:p>0.000219405</text:p>
          </table:table-cell>
          <table:table-cell office:value-type="float" office:value="0.0152877" calcext:value-type="float">
            <text:p>0.0152877</text:p>
          </table:table-cell>
          <table:table-cell table:formula="of:=[.A1564]*[.A1564]" office:value-type="float" office:value="0.000000048138554025" calcext:value-type="float">
            <text:p>4.8138554025E-08</text:p>
          </table:table-cell>
          <table:table-cell table:formula="of:=([.A1564]-[.B1564])*([.A1564]-[.B1564])" office:value-type="float" office:value="0.000227053514207025" calcext:value-type="float">
            <text:p>0.000227053514207025</text:p>
          </table:table-cell>
          <table:table-cell table:number-columns-repeated="2"/>
        </table:table-row>
        <table:table-row table:style-name="ro1">
          <table:table-cell office:value-type="float" office:value="0.000219405" calcext:value-type="float">
            <text:p>0.000219405</text:p>
          </table:table-cell>
          <table:table-cell office:value-type="float" office:value="0.0440372" calcext:value-type="float">
            <text:p>0.0440372</text:p>
          </table:table-cell>
          <table:table-cell table:formula="of:=[.A1565]*[.A1565]" office:value-type="float" office:value="0.000000048138554025" calcext:value-type="float">
            <text:p>4.8138554025E-08</text:p>
          </table:table-cell>
          <table:table-cell table:formula="of:=([.A1565]-[.B1565])*([.A1565]-[.B1565])" office:value-type="float" office:value="0.00191999915866203" calcext:value-type="float">
            <text:p>0.00191999915866203</text:p>
          </table:table-cell>
          <table:table-cell table:number-columns-repeated="2"/>
        </table:table-row>
        <table:table-row table:style-name="ro1">
          <table:table-cell office:value-type="float" office:value="0.0000234246" calcext:value-type="float">
            <text:p>0.0000234246</text:p>
          </table:table-cell>
          <table:table-cell office:value-type="float" office:value="0.0163917" calcext:value-type="float">
            <text:p>0.0163917</text:p>
          </table:table-cell>
          <table:table-cell table:formula="of:=[.A1566]*[.A1566]" office:value-type="float" office:value="0.00000000054871188516" calcext:value-type="float">
            <text:p>5.4871188516E-10</text:p>
          </table:table-cell>
          <table:table-cell table:formula="of:=([.A1566]-[.B1566])*([.A1566]-[.B1566])" office:value-type="float" office:value="0.000267920439570245" calcext:value-type="float">
            <text:p>0.000267920439570245</text:p>
          </table:table-cell>
          <table:table-cell table:number-columns-repeated="2"/>
        </table:table-row>
        <table:table-row table:style-name="ro1">
          <table:table-cell office:value-type="float" office:value="0.0000234246" calcext:value-type="float">
            <text:p>0.0000234246</text:p>
          </table:table-cell>
          <table:table-cell office:value-type="float" office:value="0.0245959" calcext:value-type="float">
            <text:p>0.0245959</text:p>
          </table:table-cell>
          <table:table-cell table:formula="of:=[.A1567]*[.A1567]" office:value-type="float" office:value="0.00000000054871188516" calcext:value-type="float">
            <text:p>5.4871188516E-10</text:p>
          </table:table-cell>
          <table:table-cell table:formula="of:=([.A1567]-[.B1567])*([.A1567]-[.B1567])" office:value-type="float" office:value="0.000603806547283605" calcext:value-type="float">
            <text:p>0.000603806547283605</text:p>
          </table:table-cell>
          <table:table-cell table:number-columns-repeated="2"/>
        </table:table-row>
        <table:table-row table:style-name="ro1">
          <table:table-cell office:value-type="float" office:value="0.0000181198" calcext:value-type="float">
            <text:p>0.0000181198</text:p>
          </table:table-cell>
          <table:table-cell office:value-type="float" office:value="0.0069452" calcext:value-type="float">
            <text:p>0.0069452</text:p>
          </table:table-cell>
          <table:table-cell table:formula="of:=[.A1568]*[.A1568]" office:value-type="float" office:value="0.00000000032832715204" calcext:value-type="float">
            <text:p>3.2832715204E-10</text:p>
          </table:table-cell>
          <table:table-cell table:formula="of:=([.A1568]-[.B1568])*([.A1568]-[.B1568])" office:value-type="float" office:value="0.000047984440097232" calcext:value-type="float">
            <text:p>4.7984440097232E-05</text:p>
          </table:table-cell>
          <table:table-cell table:number-columns-repeated="2"/>
        </table:table-row>
        <table:table-row table:style-name="ro1">
          <table:table-cell office:value-type="float" office:value="0.0000181198" calcext:value-type="float">
            <text:p>0.0000181198</text:p>
          </table:table-cell>
          <table:table-cell office:value-type="float" office:value="0.0428674" calcext:value-type="float">
            <text:p>0.0428674</text:p>
          </table:table-cell>
          <table:table-cell table:formula="of:=[.A1569]*[.A1569]" office:value-type="float" office:value="0.00000000032832715204" calcext:value-type="float">
            <text:p>3.2832715204E-10</text:p>
          </table:table-cell>
          <table:table-cell table:formula="of:=([.A1569]-[.B1569])*([.A1569]-[.B1569])" office:value-type="float" office:value="0.00183606081365811" calcext:value-type="float">
            <text:p>0.00183606081365811</text:p>
          </table:table-cell>
          <table:table-cell table:number-columns-repeated="2"/>
        </table:table-row>
        <table:table-row table:style-name="ro1">
          <table:table-cell office:value-type="float" office:value="0.0000245571" calcext:value-type="float">
            <text:p>0.0000245571</text:p>
          </table:table-cell>
          <table:table-cell office:value-type="float" office:value="0.0217895" calcext:value-type="float">
            <text:p>0.0217895</text:p>
          </table:table-cell>
          <table:table-cell table:formula="of:=[.A1570]*[.A1570]" office:value-type="float" office:value="0.00000000060305116041" calcext:value-type="float">
            <text:p>6.0305116041E-10</text:p>
          </table:table-cell>
          <table:table-cell table:formula="of:=([.A1570]-[.B1570])*([.A1570]-[.B1570])" office:value-type="float" office:value="0.00047371273944026" calcext:value-type="float">
            <text:p>0.00047371273944026</text:p>
          </table:table-cell>
          <table:table-cell table:number-columns-repeated="2"/>
        </table:table-row>
        <table:table-row table:style-name="ro1">
          <table:table-cell office:value-type="float" office:value="0.00000923872" calcext:value-type="float">
            <text:p>0.00000923872</text:p>
          </table:table-cell>
          <table:table-cell office:value-type="float" office:value="0.0631726" calcext:value-type="float">
            <text:p>0.0631726</text:p>
          </table:table-cell>
          <table:table-cell table:formula="of:=[.A1571]*[.A1571]" office:value-type="float" office:value="0.00000000008535394724" calcext:value-type="float">
            <text:p>8.53539472384E-11</text:p>
          </table:table-cell>
          <table:table-cell table:formula="of:=([.A1571]-[.B1571])*([.A1571]-[.B1571])" office:value-type="float" office:value="0.0039896102081878" calcext:value-type="float">
            <text:p>0.0039896102081878</text:p>
          </table:table-cell>
          <table:table-cell table:number-columns-repeated="2"/>
        </table:table-row>
        <table:table-row table:style-name="ro1">
          <table:table-cell office:value-type="float" office:value="0.0000343323" calcext:value-type="float">
            <text:p>0.0000343323</text:p>
          </table:table-cell>
          <table:table-cell office:value-type="float" office:value="0.0364196" calcext:value-type="float">
            <text:p>0.0364196</text:p>
          </table:table-cell>
          <table:table-cell table:formula="of:=[.A1572]*[.A1572]" office:value-type="float" office:value="0.00000000117870682329" calcext:value-type="float">
            <text:p>1.17870682329E-09</text:p>
          </table:table-cell>
          <table:table-cell table:formula="of:=([.A1572]-[.B1572])*([.A1572]-[.B1572])" office:value-type="float" office:value="0.00132388770560066" calcext:value-type="float">
            <text:p>0.00132388770560066</text:p>
          </table:table-cell>
          <table:table-cell table:number-columns-repeated="2"/>
        </table:table-row>
        <table:table-row table:style-name="ro1">
          <table:table-cell office:value-type="float" office:value="0.00000429153" calcext:value-type="float">
            <text:p>0.00000429153</text:p>
          </table:table-cell>
          <table:table-cell office:value-type="float" office:value="0.00948492" calcext:value-type="float">
            <text:p>0.00948492</text:p>
          </table:table-cell>
          <table:table-cell table:formula="of:=[.A1573]*[.A1573]" office:value-type="float" office:value="0.00000000001841722974" calcext:value-type="float">
            <text:p>1.84172297409E-11</text:p>
          </table:table-cell>
          <table:table-cell table:formula="of:=([.A1573]-[.B1573])*([.A1573]-[.B1573])" office:value-type="float" office:value="0.0000898823161861746" calcext:value-type="float">
            <text:p>8.98823161861746E-05</text:p>
          </table:table-cell>
          <table:table-cell table:number-columns-repeated="2"/>
        </table:table-row>
        <table:table-row table:style-name="ro1">
          <table:table-cell office:value-type="float" office:value="0.0000289679" calcext:value-type="float">
            <text:p>0.0000289679</text:p>
          </table:table-cell>
          <table:table-cell office:value-type="float" office:value="0.0111834" calcext:value-type="float">
            <text:p>0.0111834</text:p>
          </table:table-cell>
          <table:table-cell table:formula="of:=[.A1574]*[.A1574]" office:value-type="float" office:value="0.00000000083913923041" calcext:value-type="float">
            <text:p>8.3913923041E-10</text:p>
          </table:table-cell>
          <table:table-cell table:formula="of:=([.A1574]-[.B1574])*([.A1574]-[.B1574])" office:value-type="float" office:value="0.00012442135547351" calcext:value-type="float">
            <text:p>0.00012442135547351</text:p>
          </table:table-cell>
          <table:table-cell table:number-columns-repeated="2"/>
        </table:table-row>
        <table:table-row table:style-name="ro1">
          <table:table-cell office:value-type="float" office:value="0.00036031" calcext:value-type="float">
            <text:p>0.00036031</text:p>
          </table:table-cell>
          <table:table-cell office:value-type="float" office:value="0.00378002" calcext:value-type="float">
            <text:p>0.00378002</text:p>
          </table:table-cell>
          <table:table-cell table:formula="of:=[.A1575]*[.A1575]" office:value-type="float" office:value="0.0000001298232961" calcext:value-type="float">
            <text:p>0.0000001298232961</text:p>
          </table:table-cell>
          <table:table-cell table:formula="of:=([.A1575]-[.B1575])*([.A1575]-[.B1575])" office:value-type="float" office:value="0.0000116944164841" calcext:value-type="float">
            <text:p>0.0000116944164841</text:p>
          </table:table-cell>
          <table:table-cell table:number-columns-repeated="2"/>
        </table:table-row>
        <table:table-row table:style-name="ro1">
          <table:table-cell office:value-type="float" office:value="0.000744164" calcext:value-type="float">
            <text:p>0.000744164</text:p>
          </table:table-cell>
          <table:table-cell office:value-type="float" office:value="0.00969482" calcext:value-type="float">
            <text:p>0.00969482</text:p>
          </table:table-cell>
          <table:table-cell table:formula="of:=[.A1576]*[.A1576]" office:value-type="float" office:value="0.000000553780058896" calcext:value-type="float">
            <text:p>5.53780058896E-07</text:p>
          </table:table-cell>
          <table:table-cell table:formula="of:=([.A1576]-[.B1576])*([.A1576]-[.B1576])" office:value-type="float" office:value="0.000080114242830336" calcext:value-type="float">
            <text:p>8.0114242830336E-05</text:p>
          </table:table-cell>
          <table:table-cell table:number-columns-repeated="2"/>
        </table:table-row>
        <table:table-row table:style-name="ro1">
          <table:table-cell office:value-type="float" office:value="0.000779569" calcext:value-type="float">
            <text:p>0.000779569</text:p>
          </table:table-cell>
          <table:table-cell office:value-type="float" office:value="0.00402274" calcext:value-type="float">
            <text:p>0.00402274</text:p>
          </table:table-cell>
          <table:table-cell table:formula="of:=[.A1577]*[.A1577]" office:value-type="float" office:value="0.000000607727825761" calcext:value-type="float">
            <text:p>6.07727825761E-07</text:p>
          </table:table-cell>
          <table:table-cell table:formula="of:=([.A1577]-[.B1577])*([.A1577]-[.B1577])" office:value-type="float" office:value="0.000010518158135241" calcext:value-type="float">
            <text:p>1.0518158135241E-05</text:p>
          </table:table-cell>
          <table:table-cell table:number-columns-repeated="2"/>
        </table:table-row>
        <table:table-row table:style-name="ro1">
          <table:table-cell office:value-type="float" office:value="0.00194681" calcext:value-type="float">
            <text:p>0.00194681</text:p>
          </table:table-cell>
          <table:table-cell office:value-type="float" office:value="0.00598479" calcext:value-type="float">
            <text:p>0.00598479</text:p>
          </table:table-cell>
          <table:table-cell table:formula="of:=[.A1578]*[.A1578]" office:value-type="float" office:value="0.0000037900691761" calcext:value-type="float">
            <text:p>0.0000037900691761</text:p>
          </table:table-cell>
          <table:table-cell table:formula="of:=([.A1578]-[.B1578])*([.A1578]-[.B1578])" office:value-type="float" office:value="0.0000163052824804" calcext:value-type="float">
            <text:p>0.0000163052824804</text:p>
          </table:table-cell>
          <table:table-cell table:number-columns-repeated="2"/>
        </table:table-row>
        <table:table-row table:style-name="ro1">
          <table:table-cell office:value-type="float" office:value="0.00550228" calcext:value-type="float">
            <text:p>0.00550228</text:p>
          </table:table-cell>
          <table:table-cell office:value-type="float" office:value="0.0078986" calcext:value-type="float">
            <text:p>0.0078986</text:p>
          </table:table-cell>
          <table:table-cell table:formula="of:=[.A1579]*[.A1579]" office:value-type="float" office:value="0.0000302750851984" calcext:value-type="float">
            <text:p>0.0000302750851984</text:p>
          </table:table-cell>
          <table:table-cell table:formula="of:=([.A1579]-[.B1579])*([.A1579]-[.B1579])" office:value-type="float" office:value="0.0000057423495424" calcext:value-type="float">
            <text:p>0.0000057423495424</text:p>
          </table:table-cell>
          <table:table-cell table:number-columns-repeated="2"/>
        </table:table-row>
        <table:table-row table:style-name="ro1">
          <table:table-cell office:value-type="float" office:value="0.00218534" calcext:value-type="float">
            <text:p>0.00218534</text:p>
          </table:table-cell>
          <table:table-cell office:value-type="float" office:value="0.0516009" calcext:value-type="float">
            <text:p>0.0516009</text:p>
          </table:table-cell>
          <table:table-cell table:formula="of:=[.A1580]*[.A1580]" office:value-type="float" office:value="0.0000047757109156" calcext:value-type="float">
            <text:p>0.0000047757109156</text:p>
          </table:table-cell>
          <table:table-cell table:formula="of:=([.A1580]-[.B1580])*([.A1580]-[.B1580])" office:value-type="float" office:value="0.0024418975701136" calcext:value-type="float">
            <text:p>0.0024418975701136</text:p>
          </table:table-cell>
          <table:table-cell table:number-columns-repeated="2"/>
        </table:table-row>
        <table:table-row table:style-name="ro1">
          <table:table-cell office:value-type="float" office:value="0.0634761" calcext:value-type="float">
            <text:p>0.0634761</text:p>
          </table:table-cell>
          <table:table-cell office:value-type="float" office:value="0.242665" calcext:value-type="float">
            <text:p>0.242665</text:p>
          </table:table-cell>
          <table:table-cell table:formula="of:=[.A1581]*[.A1581]" office:value-type="float" office:value="0.00402921527121" calcext:value-type="float">
            <text:p>0.00402921527121</text:p>
          </table:table-cell>
          <table:table-cell table:formula="of:=([.A1581]-[.B1581])*([.A1581]-[.B1581])" office:value-type="float" office:value="0.03210866188321" calcext:value-type="float">
            <text:p>0.03210866188321</text:p>
          </table:table-cell>
          <table:table-cell table:number-columns-repeated="2"/>
        </table:table-row>
        <table:table-row table:style-name="ro1">
          <table:table-cell office:value-type="float" office:value="0.159735" calcext:value-type="float">
            <text:p>0.159735</text:p>
          </table:table-cell>
          <table:table-cell office:value-type="float" office:value="0.164782" calcext:value-type="float">
            <text:p>0.164782</text:p>
          </table:table-cell>
          <table:table-cell table:formula="of:=[.A1582]*[.A1582]" office:value-type="float" office:value="0.025515270225" calcext:value-type="float">
            <text:p>0.025515270225</text:p>
          </table:table-cell>
          <table:table-cell table:formula="of:=([.A1582]-[.B1582])*([.A1582]-[.B1582])" office:value-type="float" office:value="0.0000254722090000002" calcext:value-type="float">
            <text:p>2.54722090000002E-05</text:p>
          </table:table-cell>
          <table:table-cell table:number-columns-repeated="2"/>
        </table:table-row>
        <table:table-row table:style-name="ro1">
          <table:table-cell office:value-type="float" office:value="0.159735" calcext:value-type="float">
            <text:p>0.159735</text:p>
          </table:table-cell>
          <table:table-cell office:value-type="float" office:value="0.232582" calcext:value-type="float">
            <text:p>0.232582</text:p>
          </table:table-cell>
          <table:table-cell table:formula="of:=[.A1583]*[.A1583]" office:value-type="float" office:value="0.025515270225" calcext:value-type="float">
            <text:p>0.025515270225</text:p>
          </table:table-cell>
          <table:table-cell table:formula="of:=([.A1583]-[.B1583])*([.A1583]-[.B1583])" office:value-type="float" office:value="0.005306685409" calcext:value-type="float">
            <text:p>0.005306685409</text:p>
          </table:table-cell>
          <table:table-cell table:number-columns-repeated="2"/>
        </table:table-row>
        <table:table-row table:style-name="ro1">
          <table:table-cell office:value-type="float" office:value="0.0779586" calcext:value-type="float">
            <text:p>0.0779586</text:p>
          </table:table-cell>
          <table:table-cell office:value-type="float" office:value="0.200135" calcext:value-type="float">
            <text:p>0.200135</text:p>
          </table:table-cell>
          <table:table-cell table:formula="of:=[.A1584]*[.A1584]" office:value-type="float" office:value="0.00607754331396" calcext:value-type="float">
            <text:p>0.00607754331396</text:p>
          </table:table-cell>
          <table:table-cell table:formula="of:=([.A1584]-[.B1584])*([.A1584]-[.B1584])" office:value-type="float" office:value="0.01492707271696" calcext:value-type="float">
            <text:p>0.01492707271696</text:p>
          </table:table-cell>
          <table:table-cell table:number-columns-repeated="2"/>
        </table:table-row>
        <table:table-row table:style-name="ro1">
          <table:table-cell office:value-type="float" office:value="0.0779587" calcext:value-type="float">
            <text:p>0.0779587</text:p>
          </table:table-cell>
          <table:table-cell office:value-type="float" office:value="0.156637" calcext:value-type="float">
            <text:p>0.156637</text:p>
          </table:table-cell>
          <table:table-cell table:formula="of:=[.A1585]*[.A1585]" office:value-type="float" office:value="0.00607755890569" calcext:value-type="float">
            <text:p>0.00607755890569</text:p>
          </table:table-cell>
          <table:table-cell table:formula="of:=([.A1585]-[.B1585])*([.A1585]-[.B1585])" office:value-type="float" office:value="0.00619027489089" calcext:value-type="float">
            <text:p>0.00619027489089</text:p>
          </table:table-cell>
          <table:table-cell table:number-columns-repeated="2"/>
        </table:table-row>
        <table:table-row table:style-name="ro1">
          <table:table-cell office:value-type="float" office:value="0.219699" calcext:value-type="float">
            <text:p>0.219699</text:p>
          </table:table-cell>
          <table:table-cell office:value-type="float" office:value="0.177703" calcext:value-type="float">
            <text:p>0.177703</text:p>
          </table:table-cell>
          <table:table-cell table:formula="of:=[.A1586]*[.A1586]" office:value-type="float" office:value="0.048267650601" calcext:value-type="float">
            <text:p>0.048267650601</text:p>
          </table:table-cell>
          <table:table-cell table:formula="of:=([.A1586]-[.B1586])*([.A1586]-[.B1586])" office:value-type="float" office:value="0.001763664016" calcext:value-type="float">
            <text:p>0.001763664016</text:p>
          </table:table-cell>
          <table:table-cell table:number-columns-repeated="2"/>
        </table:table-row>
        <table:table-row table:style-name="ro1">
          <table:table-cell office:value-type="float" office:value="0.219699" calcext:value-type="float">
            <text:p>0.219699</text:p>
          </table:table-cell>
          <table:table-cell office:value-type="float" office:value="0.216991" calcext:value-type="float">
            <text:p>0.216991</text:p>
          </table:table-cell>
          <table:table-cell table:formula="of:=[.A1587]*[.A1587]" office:value-type="float" office:value="0.048267650601" calcext:value-type="float">
            <text:p>0.048267650601</text:p>
          </table:table-cell>
          <table:table-cell table:formula="of:=([.A1587]-[.B1587])*([.A1587]-[.B1587])" office:value-type="float" office:value="0.00000733326400000009" calcext:value-type="float">
            <text:p>7.33326400000009E-06</text:p>
          </table:table-cell>
          <table:table-cell table:number-columns-repeated="2"/>
        </table:table-row>
        <table:table-row table:style-name="ro1">
          <table:table-cell office:value-type="float" office:value="0.219699" calcext:value-type="float">
            <text:p>0.219699</text:p>
          </table:table-cell>
          <table:table-cell office:value-type="float" office:value="0.249005" calcext:value-type="float">
            <text:p>0.249005</text:p>
          </table:table-cell>
          <table:table-cell table:formula="of:=[.A1588]*[.A1588]" office:value-type="float" office:value="0.048267650601" calcext:value-type="float">
            <text:p>0.048267650601</text:p>
          </table:table-cell>
          <table:table-cell table:formula="of:=([.A1588]-[.B1588])*([.A1588]-[.B1588])" office:value-type="float" office:value="0.000858841636" calcext:value-type="float">
            <text:p>0.000858841636</text:p>
          </table:table-cell>
          <table:table-cell table:number-columns-repeated="2"/>
        </table:table-row>
        <table:table-row table:style-name="ro1">
          <table:table-cell office:value-type="float" office:value="0.602361" calcext:value-type="float">
            <text:p>0.602361</text:p>
          </table:table-cell>
          <table:table-cell office:value-type="float" office:value="0.550844" calcext:value-type="float">
            <text:p>0.550844</text:p>
          </table:table-cell>
          <table:table-cell table:formula="of:=[.A1589]*[.A1589]" office:value-type="float" office:value="0.362838774321" calcext:value-type="float">
            <text:p>0.362838774321</text:p>
          </table:table-cell>
          <table:table-cell table:formula="of:=([.A1589]-[.B1589])*([.A1589]-[.B1589])" office:value-type="float" office:value="0.002654001289" calcext:value-type="float">
            <text:p>0.002654001289</text:p>
          </table:table-cell>
          <table:table-cell table:number-columns-repeated="2"/>
        </table:table-row>
        <table:table-row table:style-name="ro1">
          <table:table-cell office:value-type="float" office:value="0.602361" calcext:value-type="float">
            <text:p>0.602361</text:p>
          </table:table-cell>
          <table:table-cell office:value-type="float" office:value="0.573217" calcext:value-type="float">
            <text:p>0.573217</text:p>
          </table:table-cell>
          <table:table-cell table:formula="of:=[.A1590]*[.A1590]" office:value-type="float" office:value="0.362838774321" calcext:value-type="float">
            <text:p>0.362838774321</text:p>
          </table:table-cell>
          <table:table-cell table:formula="of:=([.A1590]-[.B1590])*([.A1590]-[.B1590])" office:value-type="float" office:value="0.000849372736000003" calcext:value-type="float">
            <text:p>0.000849372736000003</text:p>
          </table:table-cell>
          <table:table-cell table:number-columns-repeated="2"/>
        </table:table-row>
        <table:table-row table:style-name="ro1">
          <table:table-cell office:value-type="float" office:value="0.770353" calcext:value-type="float">
            <text:p>0.770353</text:p>
          </table:table-cell>
          <table:table-cell office:value-type="float" office:value="0.677366" calcext:value-type="float">
            <text:p>0.677366</text:p>
          </table:table-cell>
          <table:table-cell table:formula="of:=[.A1591]*[.A1591]" office:value-type="float" office:value="0.593443744609" calcext:value-type="float">
            <text:p>0.593443744609</text:p>
          </table:table-cell>
          <table:table-cell table:formula="of:=([.A1591]-[.B1591])*([.A1591]-[.B1591])" office:value-type="float" office:value="0.00864658216899999" calcext:value-type="float">
            <text:p>0.00864658216899999</text:p>
          </table:table-cell>
          <table:table-cell table:number-columns-repeated="2"/>
        </table:table-row>
        <table:table-row table:style-name="ro1">
          <table:table-cell office:value-type="float" office:value="0.898489" calcext:value-type="float">
            <text:p>0.898489</text:p>
          </table:table-cell>
          <table:table-cell office:value-type="float" office:value="0.762126" calcext:value-type="float">
            <text:p>0.762126</text:p>
          </table:table-cell>
          <table:table-cell table:formula="of:=[.A1592]*[.A1592]" office:value-type="float" office:value="0.807282483121" calcext:value-type="float">
            <text:p>0.807282483121</text:p>
          </table:table-cell>
          <table:table-cell table:formula="of:=([.A1592]-[.B1592])*([.A1592]-[.B1592])" office:value-type="float" office:value="0.018594867769" calcext:value-type="float">
            <text:p>0.018594867769</text:p>
          </table:table-cell>
          <table:table-cell table:number-columns-repeated="2"/>
        </table:table-row>
        <table:table-row table:style-name="ro1">
          <table:table-cell office:value-type="float" office:value="0.898489" calcext:value-type="float">
            <text:p>0.898489</text:p>
          </table:table-cell>
          <table:table-cell office:value-type="float" office:value="0.797184" calcext:value-type="float">
            <text:p>0.797184</text:p>
          </table:table-cell>
          <table:table-cell table:formula="of:=[.A1593]*[.A1593]" office:value-type="float" office:value="0.807282483121" calcext:value-type="float">
            <text:p>0.807282483121</text:p>
          </table:table-cell>
          <table:table-cell table:formula="of:=([.A1593]-[.B1593])*([.A1593]-[.B1593])" office:value-type="float" office:value="0.010262703025" calcext:value-type="float">
            <text:p>0.010262703025</text:p>
          </table:table-cell>
          <table:table-cell table:number-columns-repeated="2"/>
        </table:table-row>
        <table:table-row table:style-name="ro1">
          <table:table-cell office:value-type="float" office:value="0.989241" calcext:value-type="float">
            <text:p>0.989241</text:p>
          </table:table-cell>
          <table:table-cell office:value-type="float" office:value="0.820581" calcext:value-type="float">
            <text:p>0.820581</text:p>
          </table:table-cell>
          <table:table-cell table:formula="of:=[.A1594]*[.A1594]" office:value-type="float" office:value="0.978597756081" calcext:value-type="float">
            <text:p>0.978597756081</text:p>
          </table:table-cell>
          <table:table-cell table:formula="of:=([.A1594]-[.B1594])*([.A1594]-[.B1594])" office:value-type="float" office:value="0.0284461956" calcext:value-type="float">
            <text:p>0.0284461956</text:p>
          </table:table-cell>
          <table:table-cell table:number-columns-repeated="2"/>
        </table:table-row>
        <table:table-row table:style-name="ro1">
          <table:table-cell office:value-type="float" office:value="0.989241" calcext:value-type="float">
            <text:p>0.989241</text:p>
          </table:table-cell>
          <table:table-cell office:value-type="float" office:value="0.860208" calcext:value-type="float">
            <text:p>0.860208</text:p>
          </table:table-cell>
          <table:table-cell table:formula="of:=[.A1595]*[.A1595]" office:value-type="float" office:value="0.978597756081" calcext:value-type="float">
            <text:p>0.978597756081</text:p>
          </table:table-cell>
          <table:table-cell table:formula="of:=([.A1595]-[.B1595])*([.A1595]-[.B1595])" office:value-type="float" office:value="0.016649515089" calcext:value-type="float">
            <text:p>0.016649515089</text:p>
          </table:table-cell>
          <table:table-cell table:number-columns-repeated="2"/>
        </table:table-row>
        <table:table-row table:style-name="ro1">
          <table:table-cell office:value-type="float" office:value="0.989241" calcext:value-type="float">
            <text:p>0.989241</text:p>
          </table:table-cell>
          <table:table-cell office:value-type="float" office:value="0.90052" calcext:value-type="float">
            <text:p>0.90052</text:p>
          </table:table-cell>
          <table:table-cell table:formula="of:=[.A1596]*[.A1596]" office:value-type="float" office:value="0.978597756081" calcext:value-type="float">
            <text:p>0.978597756081</text:p>
          </table:table-cell>
          <table:table-cell table:formula="of:=([.A1596]-[.B1596])*([.A1596]-[.B1596])" office:value-type="float" office:value="0.00787141584100001" calcext:value-type="float">
            <text:p>0.00787141584100001</text:p>
          </table:table-cell>
          <table:table-cell table:number-columns-repeated="2"/>
        </table:table-row>
        <table:table-row table:style-name="ro1">
          <table:table-cell office:value-type="float" office:value="0.989241" calcext:value-type="float">
            <text:p>0.989241</text:p>
          </table:table-cell>
          <table:table-cell office:value-type="float" office:value="0.937856" calcext:value-type="float">
            <text:p>0.937856</text:p>
          </table:table-cell>
          <table:table-cell table:formula="of:=[.A1597]*[.A1597]" office:value-type="float" office:value="0.978597756081" calcext:value-type="float">
            <text:p>0.978597756081</text:p>
          </table:table-cell>
          <table:table-cell table:formula="of:=([.A1597]-[.B1597])*([.A1597]-[.B1597])" office:value-type="float" office:value="0.002640418225" calcext:value-type="float">
            <text:p>0.002640418225</text:p>
          </table:table-cell>
          <table:table-cell table:number-columns-repeated="2"/>
        </table:table-row>
        <table:table-row table:style-name="ro1">
          <table:table-cell office:value-type="float" office:value="0.989241" calcext:value-type="float">
            <text:p>0.989241</text:p>
          </table:table-cell>
          <table:table-cell office:value-type="float" office:value="0.984712" calcext:value-type="float">
            <text:p>0.984712</text:p>
          </table:table-cell>
          <table:table-cell table:formula="of:=[.A1598]*[.A1598]" office:value-type="float" office:value="0.978597756081" calcext:value-type="float">
            <text:p>0.978597756081</text:p>
          </table:table-cell>
          <table:table-cell table:formula="of:=([.A1598]-[.B1598])*([.A1598]-[.B1598])" office:value-type="float" office:value="0.000020511841" calcext:value-type="float">
            <text:p>0.000020511841</text:p>
          </table:table-cell>
          <table:table-cell table:number-columns-repeated="2"/>
        </table:table-row>
        <table:table-row table:style-name="ro1">
          <table:table-cell office:value-type="float" office:value="0.989241" calcext:value-type="float">
            <text:p>0.989241</text:p>
          </table:table-cell>
          <table:table-cell office:value-type="float" office:value="0.998192" calcext:value-type="float">
            <text:p>0.998192</text:p>
          </table:table-cell>
          <table:table-cell table:formula="of:=[.A1599]*[.A1599]" office:value-type="float" office:value="0.978597756081" calcext:value-type="float">
            <text:p>0.978597756081</text:p>
          </table:table-cell>
          <table:table-cell table:formula="of:=([.A1599]-[.B1599])*([.A1599]-[.B1599])" office:value-type="float" office:value="0.0000801204009999988" calcext:value-type="float">
            <text:p>8.01204009999988E-05</text:p>
          </table:table-cell>
          <table:table-cell table:number-columns-repeated="2"/>
        </table:table-row>
        <table:table-row table:style-name="ro1">
          <table:table-cell office:value-type="float" office:value="0.991261" calcext:value-type="float">
            <text:p>0.991261</text:p>
          </table:table-cell>
          <table:table-cell office:value-type="float" office:value="0.999022" calcext:value-type="float">
            <text:p>0.999022</text:p>
          </table:table-cell>
          <table:table-cell table:formula="of:=[.A1600]*[.A1600]" office:value-type="float" office:value="0.982598370121" calcext:value-type="float">
            <text:p>0.982598370121</text:p>
          </table:table-cell>
          <table:table-cell table:formula="of:=([.A1600]-[.B1600])*([.A1600]-[.B1600])" office:value-type="float" office:value="0.0000602331210000003" calcext:value-type="float">
            <text:p>6.02331210000003E-05</text:p>
          </table:table-cell>
          <table:table-cell table:number-columns-repeated="2"/>
        </table:table-row>
        <table:table-row table:style-name="ro1">
          <table:table-cell office:value-type="float" office:value="0.00086236" calcext:value-type="float">
            <text:p>0.00086236</text:p>
          </table:table-cell>
          <table:table-cell office:value-type="float" office:value="0.00000102357" calcext:value-type="float">
            <text:p>0.00000102357</text:p>
          </table:table-cell>
          <table:table-cell table:formula="of:=[.A1601]*[.A1601]" office:value-type="float" office:value="0.0000007436647696" calcext:value-type="float">
            <text:p>0.0000007436647696</text:p>
          </table:table-cell>
          <table:table-cell table:formula="of:=([.A1601]-[.B1601])*([.A1601]-[.B1601])" office:value-type="float" office:value="0.00000074190044564515" calcext:value-type="float">
            <text:p>7.41900445645145E-07</text:p>
          </table:table-cell>
          <table:table-cell table:number-columns-repeated="2"/>
        </table:table-row>
        <table:table-row table:style-name="ro1">
          <table:table-cell office:value-type="float" office:value="0.0000558496" calcext:value-type="float">
            <text:p>0.0000558496</text:p>
          </table:table-cell>
          <table:table-cell office:value-type="float" office:value="0.000308579" calcext:value-type="float">
            <text:p>0.000308579</text:p>
          </table:table-cell>
          <table:table-cell table:formula="of:=[.A1602]*[.A1602]" office:value-type="float" office:value="0.00000000311917782016" calcext:value-type="float">
            <text:p>3.11917782016E-09</text:p>
          </table:table-cell>
          <table:table-cell table:formula="of:=([.A1602]-[.B1602])*([.A1602]-[.B1602])" office:value-type="float" office:value="0.00000006387214962436" calcext:value-type="float">
            <text:p>6.387214962436E-08</text:p>
          </table:table-cell>
          <table:table-cell table:number-columns-repeated="2"/>
        </table:table-row>
        <table:table-row table:style-name="ro1">
          <table:table-cell office:value-type="float" office:value="0.0000558496" calcext:value-type="float">
            <text:p>0.0000558496</text:p>
          </table:table-cell>
          <table:table-cell office:value-type="float" office:value="0.0046503" calcext:value-type="float">
            <text:p>0.0046503</text:p>
          </table:table-cell>
          <table:table-cell table:formula="of:=[.A1603]*[.A1603]" office:value-type="float" office:value="0.00000000311917782016" calcext:value-type="float">
            <text:p>3.11917782016E-09</text:p>
          </table:table-cell>
          <table:table-cell table:formula="of:=([.A1603]-[.B1603])*([.A1603]-[.B1603])" office:value-type="float" office:value="0.0000211089744780601" calcext:value-type="float">
            <text:p>2.11089744780601E-05</text:p>
          </table:table-cell>
          <table:table-cell table:number-columns-repeated="2"/>
        </table:table-row>
        <table:table-row table:style-name="ro1">
          <table:table-cell office:value-type="float" office:value="0.000064075" calcext:value-type="float">
            <text:p>0.000064075</text:p>
          </table:table-cell>
          <table:table-cell office:value-type="float" office:value="0.00246859" calcext:value-type="float">
            <text:p>0.00246859</text:p>
          </table:table-cell>
          <table:table-cell table:formula="of:=[.A1604]*[.A1604]" office:value-type="float" office:value="0.000000004105605625" calcext:value-type="float">
            <text:p>4.105605625E-09</text:p>
          </table:table-cell>
          <table:table-cell table:formula="of:=([.A1604]-[.B1604])*([.A1604]-[.B1604])" office:value-type="float" office:value="0.000005781692385225" calcext:value-type="float">
            <text:p>5.781692385225E-06</text:p>
          </table:table-cell>
          <table:table-cell table:number-columns-repeated="2"/>
        </table:table-row>
        <table:table-row table:style-name="ro1">
          <table:table-cell office:value-type="float" office:value="0.0000580549" calcext:value-type="float">
            <text:p>0.0000580549</text:p>
          </table:table-cell>
          <table:table-cell office:value-type="float" office:value="0.00560875" calcext:value-type="float">
            <text:p>0.00560875</text:p>
          </table:table-cell>
          <table:table-cell table:formula="of:=[.A1605]*[.A1605]" office:value-type="float" office:value="0.00000000337037141401" calcext:value-type="float">
            <text:p>3.37037141401E-09</text:p>
          </table:table-cell>
          <table:table-cell table:formula="of:=([.A1605]-[.B1605])*([.A1605]-[.B1605])" office:value-type="float" office:value="0.000030810216093164" calcext:value-type="float">
            <text:p>3.0810216093164E-05</text:p>
          </table:table-cell>
          <table:table-cell table:number-columns-repeated="2"/>
        </table:table-row>
        <table:table-row table:style-name="ro1">
          <table:table-cell office:value-type="float" office:value="0.00000399351" calcext:value-type="float">
            <text:p>0.00000399351</text:p>
          </table:table-cell>
          <table:table-cell office:value-type="float" office:value="0.000160554" calcext:value-type="float">
            <text:p>0.000160554</text:p>
          </table:table-cell>
          <table:table-cell table:formula="of:=[.A1606]*[.A1606]" office:value-type="float" office:value="0.00000000001594812212" calcext:value-type="float">
            <text:p>1.59481221201E-11</text:p>
          </table:table-cell>
          <table:table-cell table:formula="of:=([.A1606]-[.B1606])*([.A1606]-[.B1606])" office:value-type="float" office:value="0.00000002451118702904" calcext:value-type="float">
            <text:p>2.45111870290401E-08</text:p>
          </table:table-cell>
          <table:table-cell table:number-columns-repeated="2"/>
        </table:table-row>
        <table:table-row table:style-name="ro1">
          <table:table-cell office:value-type="float" office:value="0.00000298023" calcext:value-type="float">
            <text:p>0.00000298023</text:p>
          </table:table-cell>
          <table:table-cell office:value-type="float" office:value="0.00175883" calcext:value-type="float">
            <text:p>0.00175883</text:p>
          </table:table-cell>
          <table:table-cell table:formula="of:=[.A1607]*[.A1607]" office:value-type="float" office:value="0.00000000000888177085" calcext:value-type="float">
            <text:p>8.8817708529E-12</text:p>
          </table:table-cell>
          <table:table-cell table:formula="of:=([.A1607]-[.B1607])*([.A1607]-[.B1607])" office:value-type="float" office:value="0.00000308300841480905" calcext:value-type="float">
            <text:p>3.08300841480905E-06</text:p>
          </table:table-cell>
          <table:table-cell table:number-columns-repeated="2"/>
        </table:table-row>
        <table:table-row table:style-name="ro1">
          <table:table-cell office:value-type="float" office:value="0.0000396967" calcext:value-type="float">
            <text:p>0.0000396967</text:p>
          </table:table-cell>
          <table:table-cell office:value-type="float" office:value="0.0104426" calcext:value-type="float">
            <text:p>0.0104426</text:p>
          </table:table-cell>
          <table:table-cell table:formula="of:=[.A1608]*[.A1608]" office:value-type="float" office:value="0.00000000157582799089" calcext:value-type="float">
            <text:p>1.57582799089E-09</text:p>
          </table:table-cell>
          <table:table-cell table:formula="of:=([.A1608]-[.B1608])*([.A1608]-[.B1608])" office:value-type="float" office:value="0.000108220397069151" calcext:value-type="float">
            <text:p>0.000108220397069151</text:p>
          </table:table-cell>
          <table:table-cell table:number-columns-repeated="2"/>
        </table:table-row>
        <table:table-row table:style-name="ro1">
          <table:table-cell office:value-type="float" office:value="0.0000723004" calcext:value-type="float">
            <text:p>0.0000723004</text:p>
          </table:table-cell>
          <table:table-cell office:value-type="float" office:value="0.00368234" calcext:value-type="float">
            <text:p>0.00368234</text:p>
          </table:table-cell>
          <table:table-cell table:formula="of:=[.A1609]*[.A1609]" office:value-type="float" office:value="0.00000000522734784016" calcext:value-type="float">
            <text:p>5.22734784016E-09</text:p>
          </table:table-cell>
          <table:table-cell table:formula="of:=([.A1609]-[.B1609])*([.A1609]-[.B1609])" office:value-type="float" office:value="0.0000130323859135682" calcext:value-type="float">
            <text:p>1.30323859135682E-05</text:p>
          </table:table-cell>
          <table:table-cell table:number-columns-repeated="2"/>
        </table:table-row>
        <table:table-row table:style-name="ro1">
          <table:table-cell office:value-type="float" office:value="0.0000784397" calcext:value-type="float">
            <text:p>0.0000784397</text:p>
          </table:table-cell>
          <table:table-cell office:value-type="float" office:value="0.0041111" calcext:value-type="float">
            <text:p>0.0041111</text:p>
          </table:table-cell>
          <table:table-cell table:formula="of:=[.A1610]*[.A1610]" office:value-type="float" office:value="0.00000000615278653609" calcext:value-type="float">
            <text:p>6.15278653609E-09</text:p>
          </table:table-cell>
          <table:table-cell table:formula="of:=([.A1610]-[.B1610])*([.A1610]-[.B1610])" office:value-type="float" office:value="0.0000162623490951961" calcext:value-type="float">
            <text:p>1.62623490951961E-05</text:p>
          </table:table-cell>
          <table:table-cell table:number-columns-repeated="2"/>
        </table:table-row>
        <table:table-row table:style-name="ro1">
          <table:table-cell office:value-type="float" office:value="0.00000959635" calcext:value-type="float">
            <text:p>0.00000959635</text:p>
          </table:table-cell>
          <table:table-cell office:value-type="float" office:value="0.0844736" calcext:value-type="float">
            <text:p>0.0844736</text:p>
          </table:table-cell>
          <table:table-cell table:formula="of:=[.A1611]*[.A1611]" office:value-type="float" office:value="0.00000000009208993332" calcext:value-type="float">
            <text:p>9.20899333225E-11</text:p>
          </table:table-cell>
          <table:table-cell table:formula="of:=([.A1611]-[.B1611])*([.A1611]-[.B1611])" office:value-type="float" office:value="0.00713416791258721" calcext:value-type="float">
            <text:p>0.00713416791258721</text:p>
          </table:table-cell>
          <table:table-cell table:number-columns-repeated="2"/>
        </table:table-row>
        <table:table-row table:style-name="ro1">
          <table:table-cell office:value-type="float" office:value="0.00000351667" calcext:value-type="float">
            <text:p>0.00000351667</text:p>
          </table:table-cell>
          <table:table-cell office:value-type="float" office:value="0.000097263" calcext:value-type="float">
            <text:p>0.000097263</text:p>
          </table:table-cell>
          <table:table-cell table:formula="of:=[.A1612]*[.A1612]" office:value-type="float" office:value="0.00000000001236696789" calcext:value-type="float">
            <text:p>1.23669678889E-11</text:p>
          </table:table-cell>
          <table:table-cell table:formula="of:=([.A1612]-[.B1612])*([.A1612]-[.B1612])" office:value-type="float" office:value="0.00000000878837438847" calcext:value-type="float">
            <text:p>8.7883743884689E-09</text:p>
          </table:table-cell>
          <table:table-cell table:number-columns-repeated="2"/>
        </table:table-row>
        <table:table-row table:style-name="ro1">
          <table:table-cell office:value-type="float" office:value="0.0000290871" calcext:value-type="float">
            <text:p>0.0000290871</text:p>
          </table:table-cell>
          <table:table-cell office:value-type="float" office:value="0.0921221" calcext:value-type="float">
            <text:p>0.0921221</text:p>
          </table:table-cell>
          <table:table-cell table:formula="of:=[.A1613]*[.A1613]" office:value-type="float" office:value="0.00000000084605938641" calcext:value-type="float">
            <text:p>8.4605938641E-10</text:p>
          </table:table-cell>
          <table:table-cell table:formula="of:=([.A1613]-[.B1613])*([.A1613]-[.B1613])" office:value-type="float" office:value="0.00848112302499957" calcext:value-type="float">
            <text:p>0.00848112302499957</text:p>
          </table:table-cell>
          <table:table-cell table:number-columns-repeated="2"/>
        </table:table-row>
        <table:table-row table:style-name="ro1">
          <table:table-cell office:value-type="float" office:value="0.00000113249" calcext:value-type="float">
            <text:p>0.00000113249</text:p>
          </table:table-cell>
          <table:table-cell office:value-type="float" office:value="0.00997971" calcext:value-type="float">
            <text:p>0.00997971</text:p>
          </table:table-cell>
          <table:table-cell table:formula="of:=[.A1614]*[.A1614]" office:value-type="float" office:value="0.0000000000012825336" calcext:value-type="float">
            <text:p>1.2825336001E-12</text:p>
          </table:table-cell>
          <table:table-cell table:formula="of:=([.A1614]-[.B1614])*([.A1614]-[.B1614])" office:value-type="float" office:value="0.0000995720091230778" calcext:value-type="float">
            <text:p>9.95720091230778E-05</text:p>
          </table:table-cell>
          <table:table-cell table:number-columns-repeated="2"/>
        </table:table-row>
        <table:table-row table:style-name="ro1">
          <table:table-cell office:value-type="float" office:value="0.000267446" calcext:value-type="float">
            <text:p>0.000267446</text:p>
          </table:table-cell>
          <table:table-cell office:value-type="float" office:value="0.00506451" calcext:value-type="float">
            <text:p>0.00506451</text:p>
          </table:table-cell>
          <table:table-cell table:formula="of:=[.A1615]*[.A1615]" office:value-type="float" office:value="0.000000071527362916" calcext:value-type="float">
            <text:p>7.1527362916E-08</text:p>
          </table:table-cell>
          <table:table-cell table:formula="of:=([.A1615]-[.B1615])*([.A1615]-[.B1615])" office:value-type="float" office:value="0.000023011823020096" calcext:value-type="float">
            <text:p>2.3011823020096E-05</text:p>
          </table:table-cell>
          <table:table-cell table:number-columns-repeated="2"/>
        </table:table-row>
        <table:table-row table:style-name="ro1">
          <table:table-cell office:value-type="float" office:value="0.00120282" calcext:value-type="float">
            <text:p>0.00120282</text:p>
          </table:table-cell>
          <table:table-cell office:value-type="float" office:value="0.022041" calcext:value-type="float">
            <text:p>0.022041</text:p>
          </table:table-cell>
          <table:table-cell table:formula="of:=[.A1616]*[.A1616]" office:value-type="float" office:value="0.0000014467759524" calcext:value-type="float">
            <text:p>0.0000014467759524</text:p>
          </table:table-cell>
          <table:table-cell table:formula="of:=([.A1616]-[.B1616])*([.A1616]-[.B1616])" office:value-type="float" office:value="0.0004342297457124" calcext:value-type="float">
            <text:p>0.0004342297457124</text:p>
          </table:table-cell>
          <table:table-cell table:number-columns-repeated="2"/>
        </table:table-row>
        <table:table-row table:style-name="ro1">
          <table:table-cell office:value-type="float" office:value="0.000100553" calcext:value-type="float">
            <text:p>0.000100553</text:p>
          </table:table-cell>
          <table:table-cell office:value-type="float" office:value="0.0264457" calcext:value-type="float">
            <text:p>0.0264457</text:p>
          </table:table-cell>
          <table:table-cell table:formula="of:=[.A1617]*[.A1617]" office:value-type="float" office:value="0.000000010110905809" calcext:value-type="float">
            <text:p>1.0110905809E-08</text:p>
          </table:table-cell>
          <table:table-cell table:formula="of:=([.A1617]-[.B1617])*([.A1617]-[.B1617])" office:value-type="float" office:value="0.000694066770451609" calcext:value-type="float">
            <text:p>0.000694066770451609</text:p>
          </table:table-cell>
          <table:table-cell table:number-columns-repeated="2"/>
        </table:table-row>
        <table:table-row table:style-name="ro1">
          <table:table-cell office:value-type="float" office:value="0.00145429" calcext:value-type="float">
            <text:p>0.00145429</text:p>
          </table:table-cell>
          <table:table-cell office:value-type="float" office:value="0.0352584" calcext:value-type="float">
            <text:p>0.0352584</text:p>
          </table:table-cell>
          <table:table-cell table:formula="of:=[.A1618]*[.A1618]" office:value-type="float" office:value="0.0000021149594041" calcext:value-type="float">
            <text:p>0.0000021149594041</text:p>
          </table:table-cell>
          <table:table-cell table:formula="of:=([.A1618]-[.B1618])*([.A1618]-[.B1618])" office:value-type="float" office:value="0.0011427178528921" calcext:value-type="float">
            <text:p>0.0011427178528921</text:p>
          </table:table-cell>
          <table:table-cell table:number-columns-repeated="2"/>
        </table:table-row>
        <table:table-row table:style-name="ro1">
          <table:table-cell office:value-type="float" office:value="0.00175381" calcext:value-type="float">
            <text:p>0.00175381</text:p>
          </table:table-cell>
          <table:table-cell office:value-type="float" office:value="0.0989204" calcext:value-type="float">
            <text:p>0.0989204</text:p>
          </table:table-cell>
          <table:table-cell table:formula="of:=[.A1619]*[.A1619]" office:value-type="float" office:value="0.0000030758495161" calcext:value-type="float">
            <text:p>0.0000030758495161</text:p>
          </table:table-cell>
          <table:table-cell table:formula="of:=([.A1619]-[.B1619])*([.A1619]-[.B1619])" office:value-type="float" office:value="0.0094413462122281" calcext:value-type="float">
            <text:p>0.0094413462122281</text:p>
          </table:table-cell>
          <table:table-cell table:number-columns-repeated="2"/>
        </table:table-row>
        <table:table-row table:style-name="ro1">
          <table:table-cell office:value-type="float" office:value="0.00175381" calcext:value-type="float">
            <text:p>0.00175381</text:p>
          </table:table-cell>
          <table:table-cell office:value-type="float" office:value="0.100809" calcext:value-type="float">
            <text:p>0.100809</text:p>
          </table:table-cell>
          <table:table-cell table:formula="of:=[.A1620]*[.A1620]" office:value-type="float" office:value="0.0000030758495161" calcext:value-type="float">
            <text:p>0.0000030758495161</text:p>
          </table:table-cell>
          <table:table-cell table:formula="of:=([.A1620]-[.B1620])*([.A1620]-[.B1620])" office:value-type="float" office:value="0.0098119306659361" calcext:value-type="float">
            <text:p>0.0098119306659361</text:p>
          </table:table-cell>
          <table:table-cell table:number-columns-repeated="2"/>
        </table:table-row>
        <table:table-row table:style-name="ro1">
          <table:table-cell office:value-type="float" office:value="0.000528753" calcext:value-type="float">
            <text:p>0.000528753</text:p>
          </table:table-cell>
          <table:table-cell office:value-type="float" office:value="0.0339992" calcext:value-type="float">
            <text:p>0.0339992</text:p>
          </table:table-cell>
          <table:table-cell table:formula="of:=[.A1621]*[.A1621]" office:value-type="float" office:value="0.000000279579735009" calcext:value-type="float">
            <text:p>2.79579735009E-07</text:p>
          </table:table-cell>
          <table:table-cell table:formula="of:=([.A1621]-[.B1621])*([.A1621]-[.B1621])" office:value-type="float" office:value="0.00112027082237981" calcext:value-type="float">
            <text:p>0.00112027082237981</text:p>
          </table:table-cell>
          <table:table-cell table:number-columns-repeated="2"/>
        </table:table-row>
        <table:table-row table:style-name="ro1">
          <table:table-cell office:value-type="float" office:value="0.00369877" calcext:value-type="float">
            <text:p>0.00369877</text:p>
          </table:table-cell>
          <table:table-cell office:value-type="float" office:value="0.214182" calcext:value-type="float">
            <text:p>0.214182</text:p>
          </table:table-cell>
          <table:table-cell table:formula="of:=[.A1622]*[.A1622]" office:value-type="float" office:value="0.0000136808995129" calcext:value-type="float">
            <text:p>0.0000136808995129</text:p>
          </table:table-cell>
          <table:table-cell table:formula="of:=([.A1622]-[.B1622])*([.A1622]-[.B1622])" office:value-type="float" office:value="0.0443031901112329" calcext:value-type="float">
            <text:p>0.0443031901112329</text:p>
          </table:table-cell>
          <table:table-cell table:number-columns-repeated="2"/>
        </table:table-row>
        <table:table-row table:style-name="ro1">
          <table:table-cell office:value-type="float" office:value="0.00895923" calcext:value-type="float">
            <text:p>0.00895923</text:p>
          </table:table-cell>
          <table:table-cell office:value-type="float" office:value="0.134328" calcext:value-type="float">
            <text:p>0.134328</text:p>
          </table:table-cell>
          <table:table-cell table:formula="of:=[.A1623]*[.A1623]" office:value-type="float" office:value="0.0000802678021929" calcext:value-type="float">
            <text:p>0.0000802678021929</text:p>
          </table:table-cell>
          <table:table-cell table:formula="of:=([.A1623]-[.B1623])*([.A1623]-[.B1623])" office:value-type="float" office:value="0.0157173284913129" calcext:value-type="float">
            <text:p>0.0157173284913129</text:p>
          </table:table-cell>
          <table:table-cell table:number-columns-repeated="2"/>
        </table:table-row>
        <table:table-row table:style-name="ro1">
          <table:table-cell office:value-type="float" office:value="0.00834459" calcext:value-type="float">
            <text:p>0.00834459</text:p>
          </table:table-cell>
          <table:table-cell office:value-type="float" office:value="0.1456" calcext:value-type="float">
            <text:p>0.1456</text:p>
          </table:table-cell>
          <table:table-cell table:formula="of:=[.A1624]*[.A1624]" office:value-type="float" office:value="0.0000696321822681" calcext:value-type="float">
            <text:p>0.0000696321822681</text:p>
          </table:table-cell>
          <table:table-cell table:formula="of:=([.A1624]-[.B1624])*([.A1624]-[.B1624])" office:value-type="float" office:value="0.0188390475742681" calcext:value-type="float">
            <text:p>0.0188390475742681</text:p>
          </table:table-cell>
          <table:table-cell table:number-columns-repeated="2"/>
        </table:table-row>
        <table:table-row table:style-name="ro1">
          <table:table-cell office:value-type="float" office:value="0.0117909" calcext:value-type="float">
            <text:p>0.0117909</text:p>
          </table:table-cell>
          <table:table-cell office:value-type="float" office:value="0.0319284" calcext:value-type="float">
            <text:p>0.0319284</text:p>
          </table:table-cell>
          <table:table-cell table:formula="of:=[.A1625]*[.A1625]" office:value-type="float" office:value="0.00013902532281" calcext:value-type="float">
            <text:p>0.00013902532281</text:p>
          </table:table-cell>
          <table:table-cell table:formula="of:=([.A1625]-[.B1625])*([.A1625]-[.B1625])" office:value-type="float" office:value="0.00040551890625" calcext:value-type="float">
            <text:p>0.00040551890625</text:p>
          </table:table-cell>
          <table:table-cell table:number-columns-repeated="2"/>
        </table:table-row>
        <table:table-row table:style-name="ro1">
          <table:table-cell office:value-type="float" office:value="0.0168878" calcext:value-type="float">
            <text:p>0.0168878</text:p>
          </table:table-cell>
          <table:table-cell office:value-type="float" office:value="0.184106" calcext:value-type="float">
            <text:p>0.184106</text:p>
          </table:table-cell>
          <table:table-cell table:formula="of:=[.A1626]*[.A1626]" office:value-type="float" office:value="0.00028519778884" calcext:value-type="float">
            <text:p>0.00028519778884</text:p>
          </table:table-cell>
          <table:table-cell table:formula="of:=([.A1626]-[.B1626])*([.A1626]-[.B1626])" office:value-type="float" office:value="0.02796192641124" calcext:value-type="float">
            <text:p>0.02796192641124</text:p>
          </table:table-cell>
          <table:table-cell table:number-columns-repeated="2"/>
        </table:table-row>
        <table:table-row table:style-name="ro1">
          <table:table-cell office:value-type="float" office:value="0.124179" calcext:value-type="float">
            <text:p>0.124179</text:p>
          </table:table-cell>
          <table:table-cell office:value-type="float" office:value="0.281498" calcext:value-type="float">
            <text:p>0.281498</text:p>
          </table:table-cell>
          <table:table-cell table:formula="of:=[.A1627]*[.A1627]" office:value-type="float" office:value="0.015420424041" calcext:value-type="float">
            <text:p>0.015420424041</text:p>
          </table:table-cell>
          <table:table-cell table:formula="of:=([.A1627]-[.B1627])*([.A1627]-[.B1627])" office:value-type="float" office:value="0.024749267761" calcext:value-type="float">
            <text:p>0.024749267761</text:p>
          </table:table-cell>
          <table:table-cell table:number-columns-repeated="2"/>
        </table:table-row>
        <table:table-row table:style-name="ro1">
          <table:table-cell office:value-type="float" office:value="0.124179" calcext:value-type="float">
            <text:p>0.124179</text:p>
          </table:table-cell>
          <table:table-cell office:value-type="float" office:value="0.292551" calcext:value-type="float">
            <text:p>0.292551</text:p>
          </table:table-cell>
          <table:table-cell table:formula="of:=[.A1628]*[.A1628]" office:value-type="float" office:value="0.015420424041" calcext:value-type="float">
            <text:p>0.015420424041</text:p>
          </table:table-cell>
          <table:table-cell table:formula="of:=([.A1628]-[.B1628])*([.A1628]-[.B1628])" office:value-type="float" office:value="0.028349130384" calcext:value-type="float">
            <text:p>0.028349130384</text:p>
          </table:table-cell>
          <table:table-cell table:number-columns-repeated="2"/>
        </table:table-row>
        <table:table-row table:style-name="ro1">
          <table:table-cell office:value-type="float" office:value="0.210715" calcext:value-type="float">
            <text:p>0.210715</text:p>
          </table:table-cell>
          <table:table-cell office:value-type="float" office:value="0.316335" calcext:value-type="float">
            <text:p>0.316335</text:p>
          </table:table-cell>
          <table:table-cell table:formula="of:=[.A1629]*[.A1629]" office:value-type="float" office:value="0.044400811225" calcext:value-type="float">
            <text:p>0.044400811225</text:p>
          </table:table-cell>
          <table:table-cell table:formula="of:=([.A1629]-[.B1629])*([.A1629]-[.B1629])" office:value-type="float" office:value="0.0111555844" calcext:value-type="float">
            <text:p>0.0111555844</text:p>
          </table:table-cell>
          <table:table-cell table:number-columns-repeated="2"/>
        </table:table-row>
        <table:table-row table:style-name="ro1">
          <table:table-cell office:value-type="float" office:value="0.457191" calcext:value-type="float">
            <text:p>0.457191</text:p>
          </table:table-cell>
          <table:table-cell office:value-type="float" office:value="0.636429" calcext:value-type="float">
            <text:p>0.636429</text:p>
          </table:table-cell>
          <table:table-cell table:formula="of:=[.A1630]*[.A1630]" office:value-type="float" office:value="0.209023610481" calcext:value-type="float">
            <text:p>0.209023610481</text:p>
          </table:table-cell>
          <table:table-cell table:formula="of:=([.A1630]-[.B1630])*([.A1630]-[.B1630])" office:value-type="float" office:value="0.032126260644" calcext:value-type="float">
            <text:p>0.032126260644</text:p>
          </table:table-cell>
          <table:table-cell table:number-columns-repeated="2"/>
        </table:table-row>
        <table:table-row table:style-name="ro1">
          <table:table-cell office:value-type="float" office:value="0.483909" calcext:value-type="float">
            <text:p>0.483909</text:p>
          </table:table-cell>
          <table:table-cell office:value-type="float" office:value="0.65947" calcext:value-type="float">
            <text:p>0.65947</text:p>
          </table:table-cell>
          <table:table-cell table:formula="of:=[.A1631]*[.A1631]" office:value-type="float" office:value="0.234167920281" calcext:value-type="float">
            <text:p>0.234167920281</text:p>
          </table:table-cell>
          <table:table-cell table:formula="of:=([.A1631]-[.B1631])*([.A1631]-[.B1631])" office:value-type="float" office:value="0.030821664721" calcext:value-type="float">
            <text:p>0.030821664721</text:p>
          </table:table-cell>
          <table:table-cell table:number-columns-repeated="2"/>
        </table:table-row>
        <table:table-row table:style-name="ro1">
          <table:table-cell office:value-type="float" office:value="0.483909" calcext:value-type="float">
            <text:p>0.483909</text:p>
          </table:table-cell>
          <table:table-cell office:value-type="float" office:value="0.689805" calcext:value-type="float">
            <text:p>0.689805</text:p>
          </table:table-cell>
          <table:table-cell table:formula="of:=[.A1632]*[.A1632]" office:value-type="float" office:value="0.234167920281" calcext:value-type="float">
            <text:p>0.234167920281</text:p>
          </table:table-cell>
          <table:table-cell table:formula="of:=([.A1632]-[.B1632])*([.A1632]-[.B1632])" office:value-type="float" office:value="0.042393162816" calcext:value-type="float">
            <text:p>0.042393162816</text:p>
          </table:table-cell>
          <table:table-cell table:number-columns-repeated="2"/>
        </table:table-row>
        <table:table-row table:style-name="ro1">
          <table:table-cell office:value-type="float" office:value="0.719399" calcext:value-type="float">
            <text:p>0.719399</text:p>
          </table:table-cell>
          <table:table-cell office:value-type="float" office:value="0.788315" calcext:value-type="float">
            <text:p>0.788315</text:p>
          </table:table-cell>
          <table:table-cell table:formula="of:=[.A1633]*[.A1633]" office:value-type="float" office:value="0.517534921201" calcext:value-type="float">
            <text:p>0.517534921201</text:p>
          </table:table-cell>
          <table:table-cell table:formula="of:=([.A1633]-[.B1633])*([.A1633]-[.B1633])" office:value-type="float" office:value="0.004749415056" calcext:value-type="float">
            <text:p>0.004749415056</text:p>
          </table:table-cell>
          <table:table-cell table:number-columns-repeated="2"/>
        </table:table-row>
        <table:table-row table:style-name="ro1">
          <table:table-cell office:value-type="float" office:value="0.719399" calcext:value-type="float">
            <text:p>0.719399</text:p>
          </table:table-cell>
          <table:table-cell office:value-type="float" office:value="0.826384" calcext:value-type="float">
            <text:p>0.826384</text:p>
          </table:table-cell>
          <table:table-cell table:formula="of:=[.A1634]*[.A1634]" office:value-type="float" office:value="0.517534921201" calcext:value-type="float">
            <text:p>0.517534921201</text:p>
          </table:table-cell>
          <table:table-cell table:formula="of:=([.A1634]-[.B1634])*([.A1634]-[.B1634])" office:value-type="float" office:value="0.011445790225" calcext:value-type="float">
            <text:p>0.011445790225</text:p>
          </table:table-cell>
          <table:table-cell table:number-columns-repeated="2"/>
        </table:table-row>
        <table:table-row table:style-name="ro1">
          <table:table-cell office:value-type="float" office:value="0.833037" calcext:value-type="float">
            <text:p>0.833037</text:p>
          </table:table-cell>
          <table:table-cell office:value-type="float" office:value="0.901658" calcext:value-type="float">
            <text:p>0.901658</text:p>
          </table:table-cell>
          <table:table-cell table:formula="of:=[.A1635]*[.A1635]" office:value-type="float" office:value="0.693950643369" calcext:value-type="float">
            <text:p>0.693950643369</text:p>
          </table:table-cell>
          <table:table-cell table:formula="of:=([.A1635]-[.B1635])*([.A1635]-[.B1635])" office:value-type="float" office:value="0.00470884164099999" calcext:value-type="float">
            <text:p>0.00470884164099999</text:p>
          </table:table-cell>
          <table:table-cell table:number-columns-repeated="2"/>
        </table:table-row>
        <table:table-row table:style-name="ro1">
          <table:table-cell office:value-type="float" office:value="0.985467" calcext:value-type="float">
            <text:p>0.985467</text:p>
          </table:table-cell>
          <table:table-cell office:value-type="float" office:value="0.837615" calcext:value-type="float">
            <text:p>0.837615</text:p>
          </table:table-cell>
          <table:table-cell table:formula="of:=[.A1636]*[.A1636]" office:value-type="float" office:value="0.971145208089" calcext:value-type="float">
            <text:p>0.971145208089</text:p>
          </table:table-cell>
          <table:table-cell table:formula="of:=([.A1636]-[.B1636])*([.A1636]-[.B1636])" office:value-type="float" office:value="0.021860213904" calcext:value-type="float">
            <text:p>0.021860213904</text:p>
          </table:table-cell>
          <table:table-cell table:number-columns-repeated="2"/>
        </table:table-row>
        <table:table-row table:style-name="ro1">
          <table:table-cell office:value-type="float" office:value="0.985468" calcext:value-type="float">
            <text:p>0.985468</text:p>
          </table:table-cell>
          <table:table-cell office:value-type="float" office:value="0.939011" calcext:value-type="float">
            <text:p>0.939011</text:p>
          </table:table-cell>
          <table:table-cell table:formula="of:=[.A1637]*[.A1637]" office:value-type="float" office:value="0.971147179024" calcext:value-type="float">
            <text:p>0.971147179024</text:p>
          </table:table-cell>
          <table:table-cell table:formula="of:=([.A1637]-[.B1637])*([.A1637]-[.B1637])" office:value-type="float" office:value="0.002158252849" calcext:value-type="float">
            <text:p>0.002158252849</text:p>
          </table:table-cell>
          <table:table-cell table:number-columns-repeated="2"/>
        </table:table-row>
        <table:table-row table:style-name="ro1">
          <table:table-cell office:value-type="float" office:value="0.985467" calcext:value-type="float">
            <text:p>0.985467</text:p>
          </table:table-cell>
          <table:table-cell office:value-type="float" office:value="0.996114" calcext:value-type="float">
            <text:p>0.996114</text:p>
          </table:table-cell>
          <table:table-cell table:formula="of:=[.A1638]*[.A1638]" office:value-type="float" office:value="0.971145208089" calcext:value-type="float">
            <text:p>0.971145208089</text:p>
          </table:table-cell>
          <table:table-cell table:formula="of:=([.A1638]-[.B1638])*([.A1638]-[.B1638])" office:value-type="float" office:value="0.000113358609000002" calcext:value-type="float">
            <text:p>0.000113358609000002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99997" calcext:value-type="float">
            <text:p>0.999997</text:p>
          </table:table-cell>
          <table:table-cell table:formula="of:=[.A1639]*[.A1639]" office:value-type="float" office:value="0.9999800001" calcext:value-type="float">
            <text:p>0.9999800001</text:p>
          </table:table-cell>
          <table:table-cell table:formula="of:=([.A1639]-[.B1639])*([.A1639]-[.B1639])" office:value-type="float" office:value="0.000000000049" calcext:value-type="float">
            <text:p>4.89999999997094E-11</text:p>
          </table:table-cell>
          <table:table-cell table:number-columns-repeated="2"/>
        </table:table-row>
        <table:table-row table:style-name="ro1">
          <table:table-cell office:value-type="float" office:value="0.00000965595" calcext:value-type="float">
            <text:p>0.00000965595</text:p>
          </table:table-cell>
          <table:table-cell office:value-type="float" office:value="0.0000000353777" calcext:value-type="float">
            <text:p>0.0000000353777</text:p>
          </table:table-cell>
          <table:table-cell table:formula="of:=[.A1640]*[.A1640]" office:value-type="float" office:value="0.0000000000932373704" calcext:value-type="float">
            <text:p>9.32373704025E-11</text:p>
          </table:table-cell>
          <table:table-cell table:formula="of:=([.A1640]-[.B1640])*([.A1640]-[.B1640])" office:value-type="float" office:value="0.00000000009255541138" calcext:value-type="float">
            <text:p>9.25554113795273E-11</text:p>
          </table:table-cell>
          <table:table-cell table:number-columns-repeated="2"/>
        </table:table-row>
        <table:table-row table:style-name="ro1">
          <table:table-cell office:value-type="float" office:value="0.00000965595" calcext:value-type="float">
            <text:p>0.00000965595</text:p>
          </table:table-cell>
          <table:table-cell office:value-type="float" office:value="0.00180211" calcext:value-type="float">
            <text:p>0.00180211</text:p>
          </table:table-cell>
          <table:table-cell table:formula="of:=[.A1641]*[.A1641]" office:value-type="float" office:value="0.0000000000932373704" calcext:value-type="float">
            <text:p>9.32373704025E-11</text:p>
          </table:table-cell>
          <table:table-cell table:formula="of:=([.A1641]-[.B1641])*([.A1641]-[.B1641])" office:value-type="float" office:value="0.0000032128915213614" calcext:value-type="float">
            <text:p>3.2128915213614E-06</text:p>
          </table:table-cell>
          <table:table-cell table:number-columns-repeated="2"/>
        </table:table-row>
        <table:table-row table:style-name="ro1">
          <table:table-cell office:value-type="float" office:value="0.00000965595" calcext:value-type="float">
            <text:p>0.00000965595</text:p>
          </table:table-cell>
          <table:table-cell office:value-type="float" office:value="0.0152384" calcext:value-type="float">
            <text:p>0.0152384</text:p>
          </table:table-cell>
          <table:table-cell table:formula="of:=[.A1642]*[.A1642]" office:value-type="float" office:value="0.0000000000932373704" calcext:value-type="float">
            <text:p>9.32373704025E-11</text:p>
          </table:table-cell>
          <table:table-cell table:formula="of:=([.A1642]-[.B1642])*([.A1642]-[.B1642])" office:value-type="float" office:value="0.00023191464534041" calcext:value-type="float">
            <text:p>0.00023191464534041</text:p>
          </table:table-cell>
          <table:table-cell table:number-columns-repeated="2"/>
        </table:table-row>
        <table:table-row table:style-name="ro1">
          <table:table-cell office:value-type="float" office:value="0.00000965595" calcext:value-type="float">
            <text:p>0.00000965595</text:p>
          </table:table-cell>
          <table:table-cell office:value-type="float" office:value="0.043895" calcext:value-type="float">
            <text:p>0.043895</text:p>
          </table:table-cell>
          <table:table-cell table:formula="of:=[.A1643]*[.A1643]" office:value-type="float" office:value="0.0000000000932373704" calcext:value-type="float">
            <text:p>9.32373704025E-11</text:p>
          </table:table-cell>
          <table:table-cell table:formula="of:=([.A1643]-[.B1643])*([.A1643]-[.B1643])" office:value-type="float" office:value="0.00192592342238687" calcext:value-type="float">
            <text:p>0.00192592342238687</text:p>
          </table:table-cell>
          <table:table-cell table:number-columns-repeated="2"/>
        </table:table-row>
        <table:table-row table:style-name="ro1">
          <table:table-cell office:value-type="float" office:value="0.0000198483" calcext:value-type="float">
            <text:p>0.0000198483</text:p>
          </table:table-cell>
          <table:table-cell office:value-type="float" office:value="0.000200078" calcext:value-type="float">
            <text:p>0.000200078</text:p>
          </table:table-cell>
          <table:table-cell table:formula="of:=[.A1644]*[.A1644]" office:value-type="float" office:value="0.00000000039395501289" calcext:value-type="float">
            <text:p>3.9395501289E-10</text:p>
          </table:table-cell>
          <table:table-cell table:formula="of:=([.A1644]-[.B1644])*([.A1644]-[.B1644])" office:value-type="float" office:value="0.00000003248274476209" calcext:value-type="float">
            <text:p>3.248274476209E-08</text:p>
          </table:table-cell>
          <table:table-cell table:number-columns-repeated="2"/>
        </table:table-row>
        <table:table-row table:style-name="ro1">
          <table:table-cell office:value-type="float" office:value="0.0000198483" calcext:value-type="float">
            <text:p>0.0000198483</text:p>
          </table:table-cell>
          <table:table-cell office:value-type="float" office:value="0.00030022" calcext:value-type="float">
            <text:p>0.00030022</text:p>
          </table:table-cell>
          <table:table-cell table:formula="of:=[.A1645]*[.A1645]" office:value-type="float" office:value="0.00000000039395501289" calcext:value-type="float">
            <text:p>3.9395501289E-10</text:p>
          </table:table-cell>
          <table:table-cell table:formula="of:=([.A1645]-[.B1645])*([.A1645]-[.B1645])" office:value-type="float" office:value="0.00000007860829016089" calcext:value-type="float">
            <text:p>7.860829016089E-08</text:p>
          </table:table-cell>
          <table:table-cell table:number-columns-repeated="2"/>
        </table:table-row>
        <table:table-row table:style-name="ro1">
          <table:table-cell office:value-type="float" office:value="0.00000828505" calcext:value-type="float">
            <text:p>0.00000828505</text:p>
          </table:table-cell>
          <table:table-cell office:value-type="float" office:value="0.000250932" calcext:value-type="float">
            <text:p>0.000250932</text:p>
          </table:table-cell>
          <table:table-cell table:formula="of:=[.A1646]*[.A1646]" office:value-type="float" office:value="0.0000000000686420535" calcext:value-type="float">
            <text:p>6.86420535025E-11</text:p>
          </table:table-cell>
          <table:table-cell table:formula="of:=([.A1646]-[.B1646])*([.A1646]-[.B1646])" office:value-type="float" office:value="0.0000000588775423443" calcext:value-type="float">
            <text:p>5.88775423443025E-08</text:p>
          </table:table-cell>
          <table:table-cell table:number-columns-repeated="2"/>
        </table:table-row>
        <table:table-row table:style-name="ro1">
          <table:table-cell office:value-type="float" office:value="0.0000363588" calcext:value-type="float">
            <text:p>0.0000363588</text:p>
          </table:table-cell>
          <table:table-cell office:value-type="float" office:value="0.00128692" calcext:value-type="float">
            <text:p>0.00128692</text:p>
          </table:table-cell>
          <table:table-cell table:formula="of:=[.A1647]*[.A1647]" office:value-type="float" office:value="0.00000000132196233744" calcext:value-type="float">
            <text:p>1.32196233744E-09</text:p>
          </table:table-cell>
          <table:table-cell table:formula="of:=([.A1647]-[.B1647])*([.A1647]-[.B1647])" office:value-type="float" office:value="0.00000156390331494544" calcext:value-type="float">
            <text:p>1.56390331494544E-06</text:p>
          </table:table-cell>
          <table:table-cell table:number-columns-repeated="2"/>
        </table:table-row>
        <table:table-row table:style-name="ro1">
          <table:table-cell office:value-type="float" office:value="0.0000539422" calcext:value-type="float">
            <text:p>0.0000539422</text:p>
          </table:table-cell>
          <table:table-cell office:value-type="float" office:value="0.00422931" calcext:value-type="float">
            <text:p>0.00422931</text:p>
          </table:table-cell>
          <table:table-cell table:formula="of:=[.A1648]*[.A1648]" office:value-type="float" office:value="0.00000000290976094084" calcext:value-type="float">
            <text:p>2.90976094084E-09</text:p>
          </table:table-cell>
          <table:table-cell table:formula="of:=([.A1648]-[.B1648])*([.A1648]-[.B1648])" office:value-type="float" office:value="0.0000174336962652768" calcext:value-type="float">
            <text:p>1.74336962652768E-05</text:p>
          </table:table-cell>
          <table:table-cell table:number-columns-repeated="2"/>
        </table:table-row>
        <table:table-row table:style-name="ro1">
          <table:table-cell office:value-type="float" office:value="0.0000162721" calcext:value-type="float">
            <text:p>0.0000162721</text:p>
          </table:table-cell>
          <table:table-cell office:value-type="float" office:value="0.00409477" calcext:value-type="float">
            <text:p>0.00409477</text:p>
          </table:table-cell>
          <table:table-cell table:formula="of:=[.A1649]*[.A1649]" office:value-type="float" office:value="0.00000000026478123841" calcext:value-type="float">
            <text:p>2.6478123841E-10</text:p>
          </table:table-cell>
          <table:table-cell table:formula="of:=([.A1649]-[.B1649])*([.A1649]-[.B1649])" office:value-type="float" office:value="0.0000166341451203044" calcext:value-type="float">
            <text:p>1.66341451203044E-05</text:p>
          </table:table-cell>
          <table:table-cell table:number-columns-repeated="2"/>
        </table:table-row>
        <table:table-row table:style-name="ro1">
          <table:table-cell office:value-type="float" office:value="0.0000064373" calcext:value-type="float">
            <text:p>0.0000064373</text:p>
          </table:table-cell>
          <table:table-cell office:value-type="float" office:value="0.0185005" calcext:value-type="float">
            <text:p>0.0185005</text:p>
          </table:table-cell>
          <table:table-cell table:formula="of:=[.A1650]*[.A1650]" office:value-type="float" office:value="0.00000000004143883129" calcext:value-type="float">
            <text:p>4.143883129E-11</text:p>
          </table:table-cell>
          <table:table-cell table:formula="of:=([.A1650]-[.B1650])*([.A1650]-[.B1650])" office:value-type="float" office:value="0.000342030355151531" calcext:value-type="float">
            <text:p>0.000342030355151531</text:p>
          </table:table-cell>
          <table:table-cell table:number-columns-repeated="2"/>
        </table:table-row>
        <table:table-row table:style-name="ro1">
          <table:table-cell office:value-type="float" office:value="0.00000143051" calcext:value-type="float">
            <text:p>0.00000143051</text:p>
          </table:table-cell>
          <table:table-cell office:value-type="float" office:value="0.000979874" calcext:value-type="float">
            <text:p>0.000979874</text:p>
          </table:table-cell>
          <table:table-cell table:formula="of:=[.A1651]*[.A1651]" office:value-type="float" office:value="0.00000000000204635886" calcext:value-type="float">
            <text:p>2.0463588601E-12</text:p>
          </table:table-cell>
          <table:table-cell table:formula="of:=([.A1651]-[.B1651])*([.A1651]-[.B1651])" office:value-type="float" office:value="0.00000095735166312338" calcext:value-type="float">
            <text:p>9.5735166312338E-07</text:p>
          </table:table-cell>
          <table:table-cell table:number-columns-repeated="2"/>
        </table:table-row>
        <table:table-row table:style-name="ro1">
          <table:table-cell office:value-type="float" office:value="0.00000852346" calcext:value-type="float">
            <text:p>0.00000852346</text:p>
          </table:table-cell>
          <table:table-cell office:value-type="float" office:value="0.00622058" calcext:value-type="float">
            <text:p>0.00622058</text:p>
          </table:table-cell>
          <table:table-cell table:formula="of:=[.A1652]*[.A1652]" office:value-type="float" office:value="0.00000000007264937037" calcext:value-type="float">
            <text:p>7.26493703716E-11</text:p>
          </table:table-cell>
          <table:table-cell table:formula="of:=([.A1652]-[.B1652])*([.A1652]-[.B1652])" office:value-type="float" office:value="0.0000385896464561568" calcext:value-type="float">
            <text:p>3.85896464561568E-05</text:p>
          </table:table-cell>
          <table:table-cell table:number-columns-repeated="2"/>
        </table:table-row>
        <table:table-row table:style-name="ro1">
          <table:table-cell office:value-type="float" office:value="0.0000529885" calcext:value-type="float">
            <text:p>0.0000529885</text:p>
          </table:table-cell>
          <table:table-cell office:value-type="float" office:value="0.00675225" calcext:value-type="float">
            <text:p>0.00675225</text:p>
          </table:table-cell>
          <table:table-cell table:formula="of:=[.A1653]*[.A1653]" office:value-type="float" office:value="0.00000000280778113225" calcext:value-type="float">
            <text:p>2.80778113225E-09</text:p>
          </table:table-cell>
          <table:table-cell table:formula="of:=([.A1653]-[.B1653])*([.A1653]-[.B1653])" office:value-type="float" office:value="0.0000448801046453822" calcext:value-type="float">
            <text:p>4.48801046453822E-05</text:p>
          </table:table-cell>
          <table:table-cell table:number-columns-repeated="2"/>
        </table:table-row>
        <table:table-row table:style-name="ro1">
          <table:table-cell office:value-type="float" office:value="0.0000245571" calcext:value-type="float">
            <text:p>0.0000245571</text:p>
          </table:table-cell>
          <table:table-cell office:value-type="float" office:value="0.000581275" calcext:value-type="float">
            <text:p>0.000581275</text:p>
          </table:table-cell>
          <table:table-cell table:formula="of:=[.A1654]*[.A1654]" office:value-type="float" office:value="0.00000000060305116041" calcext:value-type="float">
            <text:p>6.0305116041E-10</text:p>
          </table:table-cell>
          <table:table-cell table:formula="of:=([.A1654]-[.B1654])*([.A1654]-[.B1654])" office:value-type="float" office:value="0.00000030993482018041" calcext:value-type="float">
            <text:p>3.0993482018041E-07</text:p>
          </table:table-cell>
          <table:table-cell table:number-columns-repeated="2"/>
        </table:table-row>
        <table:table-row table:style-name="ro1">
          <table:table-cell office:value-type="float" office:value="0.000618696" calcext:value-type="float">
            <text:p>0.000618696</text:p>
          </table:table-cell>
          <table:table-cell office:value-type="float" office:value="0.0682844" calcext:value-type="float">
            <text:p>0.0682844</text:p>
          </table:table-cell>
          <table:table-cell table:formula="of:=[.A1655]*[.A1655]" office:value-type="float" office:value="0.000000382784740416" calcext:value-type="float">
            <text:p>3.82784740416E-07</text:p>
          </table:table-cell>
          <table:table-cell table:formula="of:=([.A1655]-[.B1655])*([.A1655]-[.B1655])" office:value-type="float" office:value="0.00457864749781561" calcext:value-type="float">
            <text:p>0.00457864749781561</text:p>
          </table:table-cell>
          <table:table-cell table:number-columns-repeated="2"/>
        </table:table-row>
        <table:table-row table:style-name="ro1">
          <table:table-cell office:value-type="float" office:value="0.00137442" calcext:value-type="float">
            <text:p>0.00137442</text:p>
          </table:table-cell>
          <table:table-cell office:value-type="float" office:value="0.00688996" calcext:value-type="float">
            <text:p>0.00688996</text:p>
          </table:table-cell>
          <table:table-cell table:formula="of:=[.A1656]*[.A1656]" office:value-type="float" office:value="0.0000018890303364" calcext:value-type="float">
            <text:p>0.0000018890303364</text:p>
          </table:table-cell>
          <table:table-cell table:formula="of:=([.A1656]-[.B1656])*([.A1656]-[.B1656])" office:value-type="float" office:value="0.0000304211814916" calcext:value-type="float">
            <text:p>0.0000304211814916</text:p>
          </table:table-cell>
          <table:table-cell table:number-columns-repeated="2"/>
        </table:table-row>
        <table:table-row table:style-name="ro1">
          <table:table-cell office:value-type="float" office:value="0.00226581" calcext:value-type="float">
            <text:p>0.00226581</text:p>
          </table:table-cell>
          <table:table-cell office:value-type="float" office:value="0.0233523" calcext:value-type="float">
            <text:p>0.0233523</text:p>
          </table:table-cell>
          <table:table-cell table:formula="of:=[.A1657]*[.A1657]" office:value-type="float" office:value="0.0000051338949561" calcext:value-type="float">
            <text:p>0.0000051338949561</text:p>
          </table:table-cell>
          <table:table-cell table:formula="of:=([.A1657]-[.B1657])*([.A1657]-[.B1657])" office:value-type="float" office:value="0.0004446400605201" calcext:value-type="float">
            <text:p>0.0004446400605201</text:p>
          </table:table-cell>
          <table:table-cell table:number-columns-repeated="2"/>
        </table:table-row>
        <table:table-row table:style-name="ro1">
          <table:table-cell office:value-type="float" office:value="0.00226587" calcext:value-type="float">
            <text:p>0.00226587</text:p>
          </table:table-cell>
          <table:table-cell office:value-type="float" office:value="0.0956122" calcext:value-type="float">
            <text:p>0.0956122</text:p>
          </table:table-cell>
          <table:table-cell table:formula="of:=[.A1658]*[.A1658]" office:value-type="float" office:value="0.0000051341668569" calcext:value-type="float">
            <text:p>0.0000051341668569</text:p>
          </table:table-cell>
          <table:table-cell table:formula="of:=([.A1658]-[.B1658])*([.A1658]-[.B1658])" office:value-type="float" office:value="0.0087135373244689" calcext:value-type="float">
            <text:p>0.0087135373244689</text:p>
          </table:table-cell>
          <table:table-cell table:number-columns-repeated="2"/>
        </table:table-row>
        <table:table-row table:style-name="ro1">
          <table:table-cell office:value-type="float" office:value="0.00264907" calcext:value-type="float">
            <text:p>0.00264907</text:p>
          </table:table-cell>
          <table:table-cell office:value-type="float" office:value="0.0265239" calcext:value-type="float">
            <text:p>0.0265239</text:p>
          </table:table-cell>
          <table:table-cell table:formula="of:=[.A1659]*[.A1659]" office:value-type="float" office:value="0.0000070175718649" calcext:value-type="float">
            <text:p>0.0000070175718649</text:p>
          </table:table-cell>
          <table:table-cell table:formula="of:=([.A1659]-[.B1659])*([.A1659]-[.B1659])" office:value-type="float" office:value="0.0005700075075289" calcext:value-type="float">
            <text:p>0.0005700075075289</text:p>
          </table:table-cell>
          <table:table-cell table:number-columns-repeated="2"/>
        </table:table-row>
        <table:table-row table:style-name="ro1">
          <table:table-cell office:value-type="float" office:value="0.00264907" calcext:value-type="float">
            <text:p>0.00264907</text:p>
          </table:table-cell>
          <table:table-cell office:value-type="float" office:value="0.0333794" calcext:value-type="float">
            <text:p>0.0333794</text:p>
          </table:table-cell>
          <table:table-cell table:formula="of:=[.A1660]*[.A1660]" office:value-type="float" office:value="0.0000070175718649" calcext:value-type="float">
            <text:p>0.0000070175718649</text:p>
          </table:table-cell>
          <table:table-cell table:formula="of:=([.A1660]-[.B1660])*([.A1660]-[.B1660])" office:value-type="float" office:value="0.0009443531819089" calcext:value-type="float">
            <text:p>0.0009443531819089</text:p>
          </table:table-cell>
          <table:table-cell table:number-columns-repeated="2"/>
        </table:table-row>
        <table:table-row table:style-name="ro1">
          <table:table-cell office:value-type="float" office:value="0.00659519" calcext:value-type="float">
            <text:p>0.00659519</text:p>
          </table:table-cell>
          <table:table-cell office:value-type="float" office:value="0.0628615" calcext:value-type="float">
            <text:p>0.0628615</text:p>
          </table:table-cell>
          <table:table-cell table:formula="of:=[.A1661]*[.A1661]" office:value-type="float" office:value="0.0000434965311361" calcext:value-type="float">
            <text:p>0.0000434965311361</text:p>
          </table:table-cell>
          <table:table-cell table:formula="of:=([.A1661]-[.B1661])*([.A1661]-[.B1661])" office:value-type="float" office:value="0.0031658976410161" calcext:value-type="float">
            <text:p>0.0031658976410161</text:p>
          </table:table-cell>
          <table:table-cell table:number-columns-repeated="2"/>
        </table:table-row>
        <table:table-row table:style-name="ro1">
          <table:table-cell office:value-type="float" office:value="0.0224176" calcext:value-type="float">
            <text:p>0.0224176</text:p>
          </table:table-cell>
          <table:table-cell office:value-type="float" office:value="0.292319" calcext:value-type="float">
            <text:p>0.292319</text:p>
          </table:table-cell>
          <table:table-cell table:formula="of:=[.A1662]*[.A1662]" office:value-type="float" office:value="0.00050254878976" calcext:value-type="float">
            <text:p>0.00050254878976</text:p>
          </table:table-cell>
          <table:table-cell table:formula="of:=([.A1662]-[.B1662])*([.A1662]-[.B1662])" office:value-type="float" office:value="0.07284676572196" calcext:value-type="float">
            <text:p>0.07284676572196</text:p>
          </table:table-cell>
          <table:table-cell table:number-columns-repeated="2"/>
        </table:table-row>
        <table:table-row table:style-name="ro1">
          <table:table-cell office:value-type="float" office:value="0.0268841" calcext:value-type="float">
            <text:p>0.0268841</text:p>
          </table:table-cell>
          <table:table-cell office:value-type="float" office:value="0.169225" calcext:value-type="float">
            <text:p>0.169225</text:p>
          </table:table-cell>
          <table:table-cell table:formula="of:=[.A1663]*[.A1663]" office:value-type="float" office:value="0.00072275483281" calcext:value-type="float">
            <text:p>0.00072275483281</text:p>
          </table:table-cell>
          <table:table-cell table:formula="of:=([.A1663]-[.B1663])*([.A1663]-[.B1663])" office:value-type="float" office:value="0.02026093181281" calcext:value-type="float">
            <text:p>0.02026093181281</text:p>
          </table:table-cell>
          <table:table-cell table:number-columns-repeated="2"/>
        </table:table-row>
        <table:table-row table:style-name="ro1">
          <table:table-cell office:value-type="float" office:value="0.111326" calcext:value-type="float">
            <text:p>0.111326</text:p>
          </table:table-cell>
          <table:table-cell office:value-type="float" office:value="0.15011" calcext:value-type="float">
            <text:p>0.15011</text:p>
          </table:table-cell>
          <table:table-cell table:formula="of:=[.A1664]*[.A1664]" office:value-type="float" office:value="0.012393478276" calcext:value-type="float">
            <text:p>0.012393478276</text:p>
          </table:table-cell>
          <table:table-cell table:formula="of:=([.A1664]-[.B1664])*([.A1664]-[.B1664])" office:value-type="float" office:value="0.001504198656" calcext:value-type="float">
            <text:p>0.001504198656</text:p>
          </table:table-cell>
          <table:table-cell table:number-columns-repeated="2"/>
        </table:table-row>
        <table:table-row table:style-name="ro1">
          <table:table-cell office:value-type="float" office:value="0.231719" calcext:value-type="float">
            <text:p>0.231719</text:p>
          </table:table-cell>
          <table:table-cell office:value-type="float" office:value="0.136628" calcext:value-type="float">
            <text:p>0.136628</text:p>
          </table:table-cell>
          <table:table-cell table:formula="of:=[.A1665]*[.A1665]" office:value-type="float" office:value="0.053693694961" calcext:value-type="float">
            <text:p>0.053693694961</text:p>
          </table:table-cell>
          <table:table-cell table:formula="of:=([.A1665]-[.B1665])*([.A1665]-[.B1665])" office:value-type="float" office:value="0.009042298281" calcext:value-type="float">
            <text:p>0.009042298281</text:p>
          </table:table-cell>
          <table:table-cell table:number-columns-repeated="2"/>
        </table:table-row>
        <table:table-row table:style-name="ro1">
          <table:table-cell office:value-type="float" office:value="0.37206" calcext:value-type="float">
            <text:p>0.37206</text:p>
          </table:table-cell>
          <table:table-cell office:value-type="float" office:value="0.206776" calcext:value-type="float">
            <text:p>0.206776</text:p>
          </table:table-cell>
          <table:table-cell table:formula="of:=[.A1666]*[.A1666]" office:value-type="float" office:value="0.1384286436" calcext:value-type="float">
            <text:p>0.1384286436</text:p>
          </table:table-cell>
          <table:table-cell table:formula="of:=([.A1666]-[.B1666])*([.A1666]-[.B1666])" office:value-type="float" office:value="0.027318800656" calcext:value-type="float">
            <text:p>0.027318800656</text:p>
          </table:table-cell>
          <table:table-cell table:number-columns-repeated="2"/>
        </table:table-row>
        <table:table-row table:style-name="ro1">
          <table:table-cell office:value-type="float" office:value="0.569252" calcext:value-type="float">
            <text:p>0.569252</text:p>
          </table:table-cell>
          <table:table-cell office:value-type="float" office:value="0.238023" calcext:value-type="float">
            <text:p>0.238023</text:p>
          </table:table-cell>
          <table:table-cell table:formula="of:=[.A1667]*[.A1667]" office:value-type="float" office:value="0.324047839504" calcext:value-type="float">
            <text:p>0.324047839504</text:p>
          </table:table-cell>
          <table:table-cell table:formula="of:=([.A1667]-[.B1667])*([.A1667]-[.B1667])" office:value-type="float" office:value="0.109712650441" calcext:value-type="float">
            <text:p>0.109712650441</text:p>
          </table:table-cell>
          <table:table-cell table:number-columns-repeated="2"/>
        </table:table-row>
        <table:table-row table:style-name="ro1">
          <table:table-cell office:value-type="float" office:value="0.569252" calcext:value-type="float">
            <text:p>0.569252</text:p>
          </table:table-cell>
          <table:table-cell office:value-type="float" office:value="0.264458" calcext:value-type="float">
            <text:p>0.264458</text:p>
          </table:table-cell>
          <table:table-cell table:formula="of:=[.A1668]*[.A1668]" office:value-type="float" office:value="0.324047839504" calcext:value-type="float">
            <text:p>0.324047839504</text:p>
          </table:table-cell>
          <table:table-cell table:formula="of:=([.A1668]-[.B1668])*([.A1668]-[.B1668])" office:value-type="float" office:value="0.092899382436" calcext:value-type="float">
            <text:p>0.092899382436</text:p>
          </table:table-cell>
          <table:table-cell table:number-columns-repeated="2"/>
        </table:table-row>
        <table:table-row table:style-name="ro1">
          <table:table-cell office:value-type="float" office:value="0.965203" calcext:value-type="float">
            <text:p>0.965203</text:p>
          </table:table-cell>
          <table:table-cell office:value-type="float" office:value="0.384657" calcext:value-type="float">
            <text:p>0.384657</text:p>
          </table:table-cell>
          <table:table-cell table:formula="of:=[.A1669]*[.A1669]" office:value-type="float" office:value="0.931616831209" calcext:value-type="float">
            <text:p>0.931616831209</text:p>
          </table:table-cell>
          <table:table-cell table:formula="of:=([.A1669]-[.B1669])*([.A1669]-[.B1669])" office:value-type="float" office:value="0.337033658116" calcext:value-type="float">
            <text:p>0.337033658116</text:p>
          </table:table-cell>
          <table:table-cell table:number-columns-repeated="2"/>
        </table:table-row>
        <table:table-row table:style-name="ro1">
          <table:table-cell office:value-type="float" office:value="0.965204" calcext:value-type="float">
            <text:p>0.965204</text:p>
          </table:table-cell>
          <table:table-cell office:value-type="float" office:value="0.401621" calcext:value-type="float">
            <text:p>0.401621</text:p>
          </table:table-cell>
          <table:table-cell table:formula="of:=[.A1670]*[.A1670]" office:value-type="float" office:value="0.931618761616" calcext:value-type="float">
            <text:p>0.931618761616</text:p>
          </table:table-cell>
          <table:table-cell table:formula="of:=([.A1670]-[.B1670])*([.A1670]-[.B1670])" office:value-type="float" office:value="0.317625797889" calcext:value-type="float">
            <text:p>0.317625797889</text:p>
          </table:table-cell>
          <table:table-cell table:number-columns-repeated="2"/>
        </table:table-row>
        <table:table-row table:style-name="ro1">
          <table:table-cell office:value-type="float" office:value="0.965203" calcext:value-type="float">
            <text:p>0.965203</text:p>
          </table:table-cell>
          <table:table-cell office:value-type="float" office:value="0.420095" calcext:value-type="float">
            <text:p>0.420095</text:p>
          </table:table-cell>
          <table:table-cell table:formula="of:=[.A1671]*[.A1671]" office:value-type="float" office:value="0.931616831209" calcext:value-type="float">
            <text:p>0.931616831209</text:p>
          </table:table-cell>
          <table:table-cell table:formula="of:=([.A1671]-[.B1671])*([.A1671]-[.B1671])" office:value-type="float" office:value="0.297142731664" calcext:value-type="float">
            <text:p>0.297142731664</text:p>
          </table:table-cell>
          <table:table-cell table:number-columns-repeated="2"/>
        </table:table-row>
        <table:table-row table:style-name="ro1">
          <table:table-cell office:value-type="float" office:value="0.965863" calcext:value-type="float">
            <text:p>0.965863</text:p>
          </table:table-cell>
          <table:table-cell office:value-type="float" office:value="0.74073" calcext:value-type="float">
            <text:p>0.74073</text:p>
          </table:table-cell>
          <table:table-cell table:formula="of:=[.A1672]*[.A1672]" office:value-type="float" office:value="0.932891334769" calcext:value-type="float">
            <text:p>0.932891334769</text:p>
          </table:table-cell>
          <table:table-cell table:formula="of:=([.A1672]-[.B1672])*([.A1672]-[.B1672])" office:value-type="float" office:value="0.050684867689" calcext:value-type="float">
            <text:p>0.050684867689</text:p>
          </table:table-cell>
          <table:table-cell table:number-columns-repeated="2"/>
        </table:table-row>
        <table:table-row table:style-name="ro1">
          <table:table-cell office:value-type="float" office:value="0.965864" calcext:value-type="float">
            <text:p>0.965864</text:p>
          </table:table-cell>
          <table:table-cell office:value-type="float" office:value="0.801072" calcext:value-type="float">
            <text:p>0.801072</text:p>
          </table:table-cell>
          <table:table-cell table:formula="of:=[.A1673]*[.A1673]" office:value-type="float" office:value="0.932893266496" calcext:value-type="float">
            <text:p>0.932893266496</text:p>
          </table:table-cell>
          <table:table-cell table:formula="of:=([.A1673]-[.B1673])*([.A1673]-[.B1673])" office:value-type="float" office:value="0.027156403264" calcext:value-type="float">
            <text:p>0.027156403264</text:p>
          </table:table-cell>
          <table:table-cell table:number-columns-repeated="2"/>
        </table:table-row>
        <table:table-row table:style-name="ro1">
          <table:table-cell office:value-type="float" office:value="0.965863" calcext:value-type="float">
            <text:p>0.965863</text:p>
          </table:table-cell>
          <table:table-cell office:value-type="float" office:value="0.867806" calcext:value-type="float">
            <text:p>0.867806</text:p>
          </table:table-cell>
          <table:table-cell table:formula="of:=[.A1674]*[.A1674]" office:value-type="float" office:value="0.932891334769" calcext:value-type="float">
            <text:p>0.932891334769</text:p>
          </table:table-cell>
          <table:table-cell table:formula="of:=([.A1674]-[.B1674])*([.A1674]-[.B1674])" office:value-type="float" office:value="0.00961517524900001" calcext:value-type="float">
            <text:p>0.00961517524900001</text:p>
          </table:table-cell>
          <table:table-cell table:number-columns-repeated="2"/>
        </table:table-row>
        <table:table-row table:style-name="ro1">
          <table:table-cell office:value-type="float" office:value="0.965863" calcext:value-type="float">
            <text:p>0.965863</text:p>
          </table:table-cell>
          <table:table-cell office:value-type="float" office:value="0.932409" calcext:value-type="float">
            <text:p>0.932409</text:p>
          </table:table-cell>
          <table:table-cell table:formula="of:=[.A1675]*[.A1675]" office:value-type="float" office:value="0.932891334769" calcext:value-type="float">
            <text:p>0.932891334769</text:p>
          </table:table-cell>
          <table:table-cell table:formula="of:=([.A1675]-[.B1675])*([.A1675]-[.B1675])" office:value-type="float" office:value="0.001119170116" calcext:value-type="float">
            <text:p>0.001119170116</text:p>
          </table:table-cell>
          <table:table-cell table:number-columns-repeated="2"/>
        </table:table-row>
        <table:table-row table:style-name="ro1">
          <table:table-cell office:value-type="float" office:value="0.965863" calcext:value-type="float">
            <text:p>0.965863</text:p>
          </table:table-cell>
          <table:table-cell office:value-type="float" office:value="0.960451" calcext:value-type="float">
            <text:p>0.960451</text:p>
          </table:table-cell>
          <table:table-cell table:formula="of:=[.A1676]*[.A1676]" office:value-type="float" office:value="0.932891334769" calcext:value-type="float">
            <text:p>0.932891334769</text:p>
          </table:table-cell>
          <table:table-cell table:formula="of:=([.A1676]-[.B1676])*([.A1676]-[.B1676])" office:value-type="float" office:value="0.0000292897439999997" calcext:value-type="float">
            <text:p>2.92897439999997E-05</text:p>
          </table:table-cell>
          <table:table-cell table:number-columns-repeated="2"/>
        </table:table-row>
        <table:table-row table:style-name="ro1">
          <table:table-cell office:value-type="float" office:value="0.997328" calcext:value-type="float">
            <text:p>0.997328</text:p>
          </table:table-cell>
          <table:table-cell office:value-type="float" office:value="0.997883" calcext:value-type="float">
            <text:p>0.997883</text:p>
          </table:table-cell>
          <table:table-cell table:formula="of:=[.A1677]*[.A1677]" office:value-type="float" office:value="0.994663139584" calcext:value-type="float">
            <text:p>0.994663139584</text:p>
          </table:table-cell>
          <table:table-cell table:formula="of:=([.A1677]-[.B1677])*([.A1677]-[.B1677])" office:value-type="float" office:value="0.00000030802499999997" calcext:value-type="float">
            <text:p>3.08024999999969E-07</text:p>
          </table:table-cell>
          <table:table-cell table:number-columns-repeated="2"/>
        </table:table-row>
        <table:table-row table:style-name="ro1">
          <table:table-cell office:value-type="float" office:value="0.997328" calcext:value-type="float">
            <text:p>0.997328</text:p>
          </table:table-cell>
          <table:table-cell office:value-type="float" office:value="0.999688" calcext:value-type="float">
            <text:p>0.999688</text:p>
          </table:table-cell>
          <table:table-cell table:formula="of:=[.A1678]*[.A1678]" office:value-type="float" office:value="0.994663139584" calcext:value-type="float">
            <text:p>0.994663139584</text:p>
          </table:table-cell>
          <table:table-cell table:formula="of:=([.A1678]-[.B1678])*([.A1678]-[.B1678])" office:value-type="float" office:value="0.00000556960000000014" calcext:value-type="float">
            <text:p>5.56960000000014E-06</text:p>
          </table:table-cell>
          <table:table-cell table:number-columns-repeated="2"/>
        </table:table-row>
        <table:table-row table:style-name="ro1">
          <table:table-cell office:value-type="float" office:value="0.00000214577" calcext:value-type="float">
            <text:p>0.00000214577</text:p>
          </table:table-cell>
          <table:table-cell office:value-type="float" office:value="0.00000107945" calcext:value-type="float">
            <text:p>0.00000107945</text:p>
          </table:table-cell>
          <table:table-cell table:formula="of:=[.A1679]*[.A1679]" office:value-type="float" office:value="0.00000000000460432889" calcext:value-type="float">
            <text:p>4.6043288929E-12</text:p>
          </table:table-cell>
          <table:table-cell table:formula="of:=([.A1679]-[.B1679])*([.A1679]-[.B1679])" office:value-type="float" office:value="0.00000000000113703834" calcext:value-type="float">
            <text:p>1.1370383424E-12</text:p>
          </table:table-cell>
          <table:table-cell table:number-columns-repeated="2"/>
        </table:table-row>
        <table:table-row table:style-name="ro1">
          <table:table-cell office:value-type="float" office:value="0.000000298023" calcext:value-type="float">
            <text:p>0.000000298023</text:p>
          </table:table-cell>
          <table:table-cell office:value-type="float" office:value="0.000450639" calcext:value-type="float">
            <text:p>0.000450639</text:p>
          </table:table-cell>
          <table:table-cell table:formula="of:=[.A1680]*[.A1680]" office:value-type="float" office:value="0.00000000000008881771" calcext:value-type="float">
            <text:p>8.8817708529E-14</text:p>
          </table:table-cell>
          <table:table-cell table:formula="of:=([.A1680]-[.B1680])*([.A1680]-[.B1680])" office:value-type="float" office:value="0.00000020280699556532" calcext:value-type="float">
            <text:p>2.02806995565315E-07</text:p>
          </table:table-cell>
          <table:table-cell table:number-columns-repeated="2"/>
        </table:table-row>
        <table:table-row table:style-name="ro1">
          <table:table-cell office:value-type="float" office:value="0.0000665784" calcext:value-type="float">
            <text:p>0.0000665784</text:p>
          </table:table-cell>
          <table:table-cell office:value-type="float" office:value="0.00102555" calcext:value-type="float">
            <text:p>0.00102555</text:p>
          </table:table-cell>
          <table:table-cell table:formula="of:=[.A1681]*[.A1681]" office:value-type="float" office:value="0.00000000443268334656" calcext:value-type="float">
            <text:p>4.43268334656E-09</text:p>
          </table:table-cell>
          <table:table-cell table:formula="of:=([.A1681]-[.B1681])*([.A1681]-[.B1681])" office:value-type="float" office:value="0.00000091962652960656" calcext:value-type="float">
            <text:p>9.1962652960656E-07</text:p>
          </table:table-cell>
          <table:table-cell table:number-columns-repeated="2"/>
        </table:table-row>
        <table:table-row table:style-name="ro1">
          <table:table-cell office:value-type="float" office:value="0.0000665784" calcext:value-type="float">
            <text:p>0.0000665784</text:p>
          </table:table-cell>
          <table:table-cell office:value-type="float" office:value="0.00294451" calcext:value-type="float">
            <text:p>0.00294451</text:p>
          </table:table-cell>
          <table:table-cell table:formula="of:=[.A1682]*[.A1682]" office:value-type="float" office:value="0.00000000443268334656" calcext:value-type="float">
            <text:p>4.43268334656E-09</text:p>
          </table:table-cell>
          <table:table-cell table:formula="of:=([.A1682]-[.B1682])*([.A1682]-[.B1682])" office:value-type="float" office:value="0.00000828249029427856" calcext:value-type="float">
            <text:p>8.28249029427856E-06</text:p>
          </table:table-cell>
          <table:table-cell table:number-columns-repeated="2"/>
        </table:table-row>
        <table:table-row table:style-name="ro1">
          <table:table-cell office:value-type="float" office:value="0.0000414252" calcext:value-type="float">
            <text:p>0.0000414252</text:p>
          </table:table-cell>
          <table:table-cell office:value-type="float" office:value="0.00251018" calcext:value-type="float">
            <text:p>0.00251018</text:p>
          </table:table-cell>
          <table:table-cell table:formula="of:=[.A1683]*[.A1683]" office:value-type="float" office:value="0.00000000171604719504" calcext:value-type="float">
            <text:p>1.71604719504E-09</text:p>
          </table:table-cell>
          <table:table-cell table:formula="of:=([.A1683]-[.B1683])*([.A1683]-[.B1683])" office:value-type="float" office:value="0.00000609475026252304" calcext:value-type="float">
            <text:p>6.09475026252304E-06</text:p>
          </table:table-cell>
          <table:table-cell table:number-columns-repeated="2"/>
        </table:table-row>
        <table:table-row table:style-name="ro1">
          <table:table-cell office:value-type="float" office:value="0.0000163913" calcext:value-type="float">
            <text:p>0.0000163913</text:p>
          </table:table-cell>
          <table:table-cell office:value-type="float" office:value="0.00013504" calcext:value-type="float">
            <text:p>0.00013504</text:p>
          </table:table-cell>
          <table:table-cell table:formula="of:=[.A1684]*[.A1684]" office:value-type="float" office:value="0.00000000026867471569" calcext:value-type="float">
            <text:p>2.6867471569E-10</text:p>
          </table:table-cell>
          <table:table-cell table:formula="of:=([.A1684]-[.B1684])*([.A1684]-[.B1684])" office:value-type="float" office:value="0.00000001407751401169" calcext:value-type="float">
            <text:p>1.407751401169E-08</text:p>
          </table:table-cell>
          <table:table-cell table:number-columns-repeated="2"/>
        </table:table-row>
        <table:table-row table:style-name="ro1">
          <table:table-cell office:value-type="float" office:value="0.000012815" calcext:value-type="float">
            <text:p>0.000012815</text:p>
          </table:table-cell>
          <table:table-cell office:value-type="float" office:value="0.0326551" calcext:value-type="float">
            <text:p>0.0326551</text:p>
          </table:table-cell>
          <table:table-cell table:formula="of:=[.A1685]*[.A1685]" office:value-type="float" office:value="0.000000000164224225" calcext:value-type="float">
            <text:p>1.64224225E-10</text:p>
          </table:table-cell>
          <table:table-cell table:formula="of:=([.A1685]-[.B1685])*([.A1685]-[.B1685])" office:value-type="float" office:value="0.00106551877002123" calcext:value-type="float">
            <text:p>0.00106551877002123</text:p>
          </table:table-cell>
          <table:table-cell table:number-columns-repeated="2"/>
        </table:table-row>
        <table:table-row table:style-name="ro1">
          <table:table-cell office:value-type="float" office:value="0.0000236034" calcext:value-type="float">
            <text:p>0.0000236034</text:p>
          </table:table-cell>
          <table:table-cell office:value-type="float" office:value="0.000111743" calcext:value-type="float">
            <text:p>0.000111743</text:p>
          </table:table-cell>
          <table:table-cell table:formula="of:=[.A1686]*[.A1686]" office:value-type="float" office:value="0.00000000055712049156" calcext:value-type="float">
            <text:p>5.5712049156E-10</text:p>
          </table:table-cell>
          <table:table-cell table:formula="of:=([.A1686]-[.B1686])*([.A1686]-[.B1686])" office:value-type="float" office:value="0.00000000776858908816" calcext:value-type="float">
            <text:p>7.76858908816E-09</text:p>
          </table:table-cell>
          <table:table-cell table:number-columns-repeated="2"/>
        </table:table-row>
        <table:table-row table:style-name="ro1">
          <table:table-cell office:value-type="float" office:value="0.00000554323" calcext:value-type="float">
            <text:p>0.00000554323</text:p>
          </table:table-cell>
          <table:table-cell office:value-type="float" office:value="0.00283512" calcext:value-type="float">
            <text:p>0.00283512</text:p>
          </table:table-cell>
          <table:table-cell table:formula="of:=[.A1687]*[.A1687]" office:value-type="float" office:value="0.00000000003072739883" calcext:value-type="float">
            <text:p>3.07273988329E-11</text:p>
          </table:table-cell>
          <table:table-cell table:formula="of:=([.A1687]-[.B1687])*([.A1687]-[.B1687])" office:value-type="float" office:value="0.00000800650469732363" calcext:value-type="float">
            <text:p>8.00650469732363E-06</text:p>
          </table:table-cell>
          <table:table-cell table:number-columns-repeated="2"/>
        </table:table-row>
        <table:table-row table:style-name="ro1">
          <table:table-cell office:value-type="float" office:value="0.0000588894" calcext:value-type="float">
            <text:p>0.0000588894</text:p>
          </table:table-cell>
          <table:table-cell office:value-type="float" office:value="0.00926362" calcext:value-type="float">
            <text:p>0.00926362</text:p>
          </table:table-cell>
          <table:table-cell table:formula="of:=[.A1688]*[.A1688]" office:value-type="float" office:value="0.00000000346796143236" calcext:value-type="float">
            <text:p>3.46796143236E-09</text:p>
          </table:table-cell>
          <table:table-cell table:formula="of:=([.A1688]-[.B1688])*([.A1688]-[.B1688])" office:value-type="float" office:value="0.0000847270654185764" calcext:value-type="float">
            <text:p>8.47270654185764E-05</text:p>
          </table:table-cell>
          <table:table-cell table:number-columns-repeated="2"/>
        </table:table-row>
        <table:table-row table:style-name="ro1">
          <table:table-cell office:value-type="float" office:value="0.0000822544" calcext:value-type="float">
            <text:p>0.0000822544</text:p>
          </table:table-cell>
          <table:table-cell office:value-type="float" office:value="0.00813808" calcext:value-type="float">
            <text:p>0.00813808</text:p>
          </table:table-cell>
          <table:table-cell table:formula="of:=[.A1689]*[.A1689]" office:value-type="float" office:value="0.00000000676578631936" calcext:value-type="float">
            <text:p>6.76578631936E-09</text:p>
          </table:table-cell>
          <table:table-cell table:formula="of:=([.A1689]-[.B1689])*([.A1689]-[.B1689])" office:value-type="float" office:value="0.0000648963260976154" calcext:value-type="float">
            <text:p>6.48963260976154E-05</text:p>
          </table:table-cell>
          <table:table-cell table:number-columns-repeated="2"/>
        </table:table-row>
        <table:table-row table:style-name="ro1">
          <table:table-cell office:value-type="float" office:value="0.000124872" calcext:value-type="float">
            <text:p>0.000124872</text:p>
          </table:table-cell>
          <table:table-cell office:value-type="float" office:value="0.00330897" calcext:value-type="float">
            <text:p>0.00330897</text:p>
          </table:table-cell>
          <table:table-cell table:formula="of:=[.A1690]*[.A1690]" office:value-type="float" office:value="0.000000015593016384" calcext:value-type="float">
            <text:p>1.5593016384E-08</text:p>
          </table:table-cell>
          <table:table-cell table:formula="of:=([.A1690]-[.B1690])*([.A1690]-[.B1690])" office:value-type="float" office:value="0.000010138480073604" calcext:value-type="float">
            <text:p>1.0138480073604E-05</text:p>
          </table:table-cell>
          <table:table-cell table:number-columns-repeated="2"/>
        </table:table-row>
        <table:table-row table:style-name="ro1">
          <table:table-cell office:value-type="float" office:value="0.0000584126" calcext:value-type="float">
            <text:p>0.0000584126</text:p>
          </table:table-cell>
          <table:table-cell office:value-type="float" office:value="0.0183228" calcext:value-type="float">
            <text:p>0.0183228</text:p>
          </table:table-cell>
          <table:table-cell table:formula="of:=[.A1691]*[.A1691]" office:value-type="float" office:value="0.00000000341203183876" calcext:value-type="float">
            <text:p>3.41203183876E-09</text:p>
          </table:table-cell>
          <table:table-cell table:formula="of:=([.A1691]-[.B1691])*([.A1691]-[.B1691])" office:value-type="float" office:value="0.000333587847097279" calcext:value-type="float">
            <text:p>0.000333587847097279</text:p>
          </table:table-cell>
          <table:table-cell table:number-columns-repeated="2"/>
        </table:table-row>
        <table:table-row table:style-name="ro1">
          <table:table-cell office:value-type="float" office:value="0.000113964" calcext:value-type="float">
            <text:p>0.000113964</text:p>
          </table:table-cell>
          <table:table-cell office:value-type="float" office:value="0.000612287" calcext:value-type="float">
            <text:p>0.000612287</text:p>
          </table:table-cell>
          <table:table-cell table:formula="of:=[.A1692]*[.A1692]" office:value-type="float" office:value="0.000000012987793296" calcext:value-type="float">
            <text:p>1.2987793296E-08</text:p>
          </table:table-cell>
          <table:table-cell table:formula="of:=([.A1692]-[.B1692])*([.A1692]-[.B1692])" office:value-type="float" office:value="0.000000248325812329" calcext:value-type="float">
            <text:p>2.48325812329E-07</text:p>
          </table:table-cell>
          <table:table-cell table:number-columns-repeated="2"/>
        </table:table-row>
        <table:table-row table:style-name="ro1">
          <table:table-cell office:value-type="float" office:value="0.000767052" calcext:value-type="float">
            <text:p>0.000767052</text:p>
          </table:table-cell>
          <table:table-cell office:value-type="float" office:value="0.00475994" calcext:value-type="float">
            <text:p>0.00475994</text:p>
          </table:table-cell>
          <table:table-cell table:formula="of:=[.A1693]*[.A1693]" office:value-type="float" office:value="0.000000588368770704" calcext:value-type="float">
            <text:p>5.88368770704E-07</text:p>
          </table:table-cell>
          <table:table-cell table:formula="of:=([.A1693]-[.B1693])*([.A1693]-[.B1693])" office:value-type="float" office:value="0.000015943154580544" calcext:value-type="float">
            <text:p>1.5943154580544E-05</text:p>
          </table:table-cell>
          <table:table-cell table:number-columns-repeated="2"/>
        </table:table-row>
        <table:table-row table:style-name="ro1">
          <table:table-cell office:value-type="float" office:value="0.000269055" calcext:value-type="float">
            <text:p>0.000269055</text:p>
          </table:table-cell>
          <table:table-cell office:value-type="float" office:value="0.0112544" calcext:value-type="float">
            <text:p>0.0112544</text:p>
          </table:table-cell>
          <table:table-cell table:formula="of:=[.A1694]*[.A1694]" office:value-type="float" office:value="0.000000072390593025" calcext:value-type="float">
            <text:p>7.2390593025E-08</text:p>
          </table:table-cell>
          <table:table-cell table:formula="of:=([.A1694]-[.B1694])*([.A1694]-[.B1694])" office:value-type="float" office:value="0.000120677804769025" calcext:value-type="float">
            <text:p>0.000120677804769025</text:p>
          </table:table-cell>
          <table:table-cell table:number-columns-repeated="2"/>
        </table:table-row>
        <table:table-row table:style-name="ro1">
          <table:table-cell office:value-type="float" office:value="0.0000182986" calcext:value-type="float">
            <text:p>0.0000182986</text:p>
          </table:table-cell>
          <table:table-cell office:value-type="float" office:value="0.0558505" calcext:value-type="float">
            <text:p>0.0558505</text:p>
          </table:table-cell>
          <table:table-cell table:formula="of:=[.A1695]*[.A1695]" office:value-type="float" office:value="0.00000000033483876196" calcext:value-type="float">
            <text:p>3.3483876196E-10</text:p>
          </table:table-cell>
          <table:table-cell table:formula="of:=([.A1695]-[.B1695])*([.A1695]-[.B1695])" office:value-type="float" office:value="0.00311723471317016" calcext:value-type="float">
            <text:p>0.00311723471317016</text:p>
          </table:table-cell>
          <table:table-cell table:number-columns-repeated="2"/>
        </table:table-row>
        <table:table-row table:style-name="ro1">
          <table:table-cell office:value-type="float" office:value="0.0108734" calcext:value-type="float">
            <text:p>0.0108734</text:p>
          </table:table-cell>
          <table:table-cell office:value-type="float" office:value="0.021509" calcext:value-type="float">
            <text:p>0.021509</text:p>
          </table:table-cell>
          <table:table-cell table:formula="of:=[.A1696]*[.A1696]" office:value-type="float" office:value="0.00011823082756" calcext:value-type="float">
            <text:p>0.00011823082756</text:p>
          </table:table-cell>
          <table:table-cell table:formula="of:=([.A1696]-[.B1696])*([.A1696]-[.B1696])" office:value-type="float" office:value="0.00011311598736" calcext:value-type="float">
            <text:p>0.00011311598736</text:p>
          </table:table-cell>
          <table:table-cell table:number-columns-repeated="2"/>
        </table:table-row>
        <table:table-row table:style-name="ro1">
          <table:table-cell office:value-type="float" office:value="0.000764191" calcext:value-type="float">
            <text:p>0.000764191</text:p>
          </table:table-cell>
          <table:table-cell office:value-type="float" office:value="0.00847857" calcext:value-type="float">
            <text:p>0.00847857</text:p>
          </table:table-cell>
          <table:table-cell table:formula="of:=[.A1697]*[.A1697]" office:value-type="float" office:value="0.000000583987884481" calcext:value-type="float">
            <text:p>5.83987884481E-07</text:p>
          </table:table-cell>
          <table:table-cell table:formula="of:=([.A1697]-[.B1697])*([.A1697]-[.B1697])" office:value-type="float" office:value="0.000059511643355641" calcext:value-type="float">
            <text:p>5.9511643355641E-05</text:p>
          </table:table-cell>
          <table:table-cell table:number-columns-repeated="2"/>
        </table:table-row>
        <table:table-row table:style-name="ro1">
          <table:table-cell office:value-type="float" office:value="0.034937" calcext:value-type="float">
            <text:p>0.034937</text:p>
          </table:table-cell>
          <table:table-cell office:value-type="float" office:value="0.0602614" calcext:value-type="float">
            <text:p>0.0602614</text:p>
          </table:table-cell>
          <table:table-cell table:formula="of:=[.A1698]*[.A1698]" office:value-type="float" office:value="0.001220593969" calcext:value-type="float">
            <text:p>0.001220593969</text:p>
          </table:table-cell>
          <table:table-cell table:formula="of:=([.A1698]-[.B1698])*([.A1698]-[.B1698])" office:value-type="float" office:value="0.00064132523536" calcext:value-type="float">
            <text:p>0.00064132523536</text:p>
          </table:table-cell>
          <table:table-cell table:number-columns-repeated="2"/>
        </table:table-row>
        <table:table-row table:style-name="ro1">
          <table:table-cell office:value-type="float" office:value="0.0349518" calcext:value-type="float">
            <text:p>0.0349518</text:p>
          </table:table-cell>
          <table:table-cell office:value-type="float" office:value="0.0233725" calcext:value-type="float">
            <text:p>0.0233725</text:p>
          </table:table-cell>
          <table:table-cell table:formula="of:=[.A1699]*[.A1699]" office:value-type="float" office:value="0.00122162832324" calcext:value-type="float">
            <text:p>0.00122162832324</text:p>
          </table:table-cell>
          <table:table-cell table:formula="of:=([.A1699]-[.B1699])*([.A1699]-[.B1699])" office:value-type="float" office:value="0.00013408018849" calcext:value-type="float">
            <text:p>0.00013408018849</text:p>
          </table:table-cell>
          <table:table-cell table:number-columns-repeated="2"/>
        </table:table-row>
        <table:table-row table:style-name="ro1">
          <table:table-cell office:value-type="float" office:value="0.0349518" calcext:value-type="float">
            <text:p>0.0349518</text:p>
          </table:table-cell>
          <table:table-cell office:value-type="float" office:value="0.162432" calcext:value-type="float">
            <text:p>0.162432</text:p>
          </table:table-cell>
          <table:table-cell table:formula="of:=[.A1700]*[.A1700]" office:value-type="float" office:value="0.00122162832324" calcext:value-type="float">
            <text:p>0.00122162832324</text:p>
          </table:table-cell>
          <table:table-cell table:formula="of:=([.A1700]-[.B1700])*([.A1700]-[.B1700])" office:value-type="float" office:value="0.01625120139204" calcext:value-type="float">
            <text:p>0.01625120139204</text:p>
          </table:table-cell>
          <table:table-cell table:number-columns-repeated="2"/>
        </table:table-row>
        <table:table-row table:style-name="ro1">
          <table:table-cell office:value-type="float" office:value="0.0349517" calcext:value-type="float">
            <text:p>0.0349517</text:p>
          </table:table-cell>
          <table:table-cell office:value-type="float" office:value="0.152" calcext:value-type="float">
            <text:p>0.152</text:p>
          </table:table-cell>
          <table:table-cell table:formula="of:=[.A1701]*[.A1701]" office:value-type="float" office:value="0.00122162133289" calcext:value-type="float">
            <text:p>0.00122162133289</text:p>
          </table:table-cell>
          <table:table-cell table:formula="of:=([.A1701]-[.B1701])*([.A1701]-[.B1701])" office:value-type="float" office:value="0.01370030453289" calcext:value-type="float">
            <text:p>0.01370030453289</text:p>
          </table:table-cell>
          <table:table-cell table:number-columns-repeated="2"/>
        </table:table-row>
        <table:table-row table:style-name="ro1">
          <table:table-cell office:value-type="float" office:value="0.0822351" calcext:value-type="float">
            <text:p>0.0822351</text:p>
          </table:table-cell>
          <table:table-cell office:value-type="float" office:value="0.257167" calcext:value-type="float">
            <text:p>0.257167</text:p>
          </table:table-cell>
          <table:table-cell table:formula="of:=[.A1702]*[.A1702]" office:value-type="float" office:value="0.00676261167201" calcext:value-type="float">
            <text:p>0.00676261167201</text:p>
          </table:table-cell>
          <table:table-cell table:formula="of:=([.A1702]-[.B1702])*([.A1702]-[.B1702])" office:value-type="float" office:value="0.03060116963761" calcext:value-type="float">
            <text:p>0.03060116963761</text:p>
          </table:table-cell>
          <table:table-cell table:number-columns-repeated="2"/>
        </table:table-row>
        <table:table-row table:style-name="ro1">
          <table:table-cell office:value-type="float" office:value="0.0587438" calcext:value-type="float">
            <text:p>0.0587438</text:p>
          </table:table-cell>
          <table:table-cell office:value-type="float" office:value="0.207668" calcext:value-type="float">
            <text:p>0.207668</text:p>
          </table:table-cell>
          <table:table-cell table:formula="of:=[.A1703]*[.A1703]" office:value-type="float" office:value="0.00345083403844" calcext:value-type="float">
            <text:p>0.00345083403844</text:p>
          </table:table-cell>
          <table:table-cell table:formula="of:=([.A1703]-[.B1703])*([.A1703]-[.B1703])" office:value-type="float" office:value="0.02217841734564" calcext:value-type="float">
            <text:p>0.02217841734564</text:p>
          </table:table-cell>
          <table:table-cell table:number-columns-repeated="2"/>
        </table:table-row>
        <table:table-row table:style-name="ro1">
          <table:table-cell office:value-type="float" office:value="0.113247" calcext:value-type="float">
            <text:p>0.113247</text:p>
          </table:table-cell>
          <table:table-cell office:value-type="float" office:value="0.348332" calcext:value-type="float">
            <text:p>0.348332</text:p>
          </table:table-cell>
          <table:table-cell table:formula="of:=[.A1704]*[.A1704]" office:value-type="float" office:value="0.012824883009" calcext:value-type="float">
            <text:p>0.012824883009</text:p>
          </table:table-cell>
          <table:table-cell table:formula="of:=([.A1704]-[.B1704])*([.A1704]-[.B1704])" office:value-type="float" office:value="0.055264957225" calcext:value-type="float">
            <text:p>0.055264957225</text:p>
          </table:table-cell>
          <table:table-cell table:number-columns-repeated="2"/>
        </table:table-row>
        <table:table-row table:style-name="ro1">
          <table:table-cell office:value-type="float" office:value="0.150938" calcext:value-type="float">
            <text:p>0.150938</text:p>
          </table:table-cell>
          <table:table-cell office:value-type="float" office:value="0.364814" calcext:value-type="float">
            <text:p>0.364814</text:p>
          </table:table-cell>
          <table:table-cell table:formula="of:=[.A1705]*[.A1705]" office:value-type="float" office:value="0.022782279844" calcext:value-type="float">
            <text:p>0.022782279844</text:p>
          </table:table-cell>
          <table:table-cell table:formula="of:=([.A1705]-[.B1705])*([.A1705]-[.B1705])" office:value-type="float" office:value="0.045742943376" calcext:value-type="float">
            <text:p>0.045742943376</text:p>
          </table:table-cell>
          <table:table-cell table:number-columns-repeated="2"/>
        </table:table-row>
        <table:table-row table:style-name="ro1">
          <table:table-cell office:value-type="float" office:value="0.150938" calcext:value-type="float">
            <text:p>0.150938</text:p>
          </table:table-cell>
          <table:table-cell office:value-type="float" office:value="0.386551" calcext:value-type="float">
            <text:p>0.386551</text:p>
          </table:table-cell>
          <table:table-cell table:formula="of:=[.A1706]*[.A1706]" office:value-type="float" office:value="0.022782279844" calcext:value-type="float">
            <text:p>0.022782279844</text:p>
          </table:table-cell>
          <table:table-cell table:formula="of:=([.A1706]-[.B1706])*([.A1706]-[.B1706])" office:value-type="float" office:value="0.055513485769" calcext:value-type="float">
            <text:p>0.055513485769</text:p>
          </table:table-cell>
          <table:table-cell table:number-columns-repeated="2"/>
        </table:table-row>
        <table:table-row table:style-name="ro1">
          <table:table-cell office:value-type="float" office:value="0.150938" calcext:value-type="float">
            <text:p>0.150938</text:p>
          </table:table-cell>
          <table:table-cell office:value-type="float" office:value="0.402251" calcext:value-type="float">
            <text:p>0.402251</text:p>
          </table:table-cell>
          <table:table-cell table:formula="of:=[.A1707]*[.A1707]" office:value-type="float" office:value="0.022782279844" calcext:value-type="float">
            <text:p>0.022782279844</text:p>
          </table:table-cell>
          <table:table-cell table:formula="of:=([.A1707]-[.B1707])*([.A1707]-[.B1707])" office:value-type="float" office:value="0.063158223969" calcext:value-type="float">
            <text:p>0.063158223969</text:p>
          </table:table-cell>
          <table:table-cell table:number-columns-repeated="2"/>
        </table:table-row>
        <table:table-row table:style-name="ro1">
          <table:table-cell office:value-type="float" office:value="0.337774" calcext:value-type="float">
            <text:p>0.337774</text:p>
          </table:table-cell>
          <table:table-cell office:value-type="float" office:value="0.438112" calcext:value-type="float">
            <text:p>0.438112</text:p>
          </table:table-cell>
          <table:table-cell table:formula="of:=[.A1708]*[.A1708]" office:value-type="float" office:value="0.114091275076" calcext:value-type="float">
            <text:p>0.114091275076</text:p>
          </table:table-cell>
          <table:table-cell table:formula="of:=([.A1708]-[.B1708])*([.A1708]-[.B1708])" office:value-type="float" office:value="0.010067714244" calcext:value-type="float">
            <text:p>0.010067714244</text:p>
          </table:table-cell>
          <table:table-cell table:number-columns-repeated="2"/>
        </table:table-row>
        <table:table-row table:style-name="ro1">
          <table:table-cell office:value-type="float" office:value="0.396379" calcext:value-type="float">
            <text:p>0.396379</text:p>
          </table:table-cell>
          <table:table-cell office:value-type="float" office:value="0.673928" calcext:value-type="float">
            <text:p>0.673928</text:p>
          </table:table-cell>
          <table:table-cell table:formula="of:=[.A1709]*[.A1709]" office:value-type="float" office:value="0.157116311641" calcext:value-type="float">
            <text:p>0.157116311641</text:p>
          </table:table-cell>
          <table:table-cell table:formula="of:=([.A1709]-[.B1709])*([.A1709]-[.B1709])" office:value-type="float" office:value="0.077033447401" calcext:value-type="float">
            <text:p>0.077033447401</text:p>
          </table:table-cell>
          <table:table-cell table:number-columns-repeated="2"/>
        </table:table-row>
        <table:table-row table:style-name="ro1">
          <table:table-cell office:value-type="float" office:value="0.807576" calcext:value-type="float">
            <text:p>0.807576</text:p>
          </table:table-cell>
          <table:table-cell office:value-type="float" office:value="0.620847" calcext:value-type="float">
            <text:p>0.620847</text:p>
          </table:table-cell>
          <table:table-cell table:formula="of:=[.A1710]*[.A1710]" office:value-type="float" office:value="0.652178995776" calcext:value-type="float">
            <text:p>0.652178995776</text:p>
          </table:table-cell>
          <table:table-cell table:formula="of:=([.A1710]-[.B1710])*([.A1710]-[.B1710])" office:value-type="float" office:value="0.034867719441" calcext:value-type="float">
            <text:p>0.034867719441</text:p>
          </table:table-cell>
          <table:table-cell table:number-columns-repeated="2"/>
        </table:table-row>
        <table:table-row table:style-name="ro1">
          <table:table-cell office:value-type="float" office:value="0.807576" calcext:value-type="float">
            <text:p>0.807576</text:p>
          </table:table-cell>
          <table:table-cell office:value-type="float" office:value="0.812092" calcext:value-type="float">
            <text:p>0.812092</text:p>
          </table:table-cell>
          <table:table-cell table:formula="of:=[.A1711]*[.A1711]" office:value-type="float" office:value="0.652178995776" calcext:value-type="float">
            <text:p>0.652178995776</text:p>
          </table:table-cell>
          <table:table-cell table:formula="of:=([.A1711]-[.B1711])*([.A1711]-[.B1711])" office:value-type="float" office:value="0.0000203942560000007" calcext:value-type="float">
            <text:p>2.03942560000007E-05</text:p>
          </table:table-cell>
          <table:table-cell table:number-columns-repeated="2"/>
        </table:table-row>
        <table:table-row table:style-name="ro1">
          <table:table-cell office:value-type="float" office:value="0.918244" calcext:value-type="float">
            <text:p>0.918244</text:p>
          </table:table-cell>
          <table:table-cell office:value-type="float" office:value="0.863058" calcext:value-type="float">
            <text:p>0.863058</text:p>
          </table:table-cell>
          <table:table-cell table:formula="of:=[.A1712]*[.A1712]" office:value-type="float" office:value="0.843172043536" calcext:value-type="float">
            <text:p>0.843172043536</text:p>
          </table:table-cell>
          <table:table-cell table:formula="of:=([.A1712]-[.B1712])*([.A1712]-[.B1712])" office:value-type="float" office:value="0.003045494596" calcext:value-type="float">
            <text:p>0.003045494596</text:p>
          </table:table-cell>
          <table:table-cell table:number-columns-repeated="2"/>
        </table:table-row>
        <table:table-row table:style-name="ro1">
          <table:table-cell office:value-type="float" office:value="0.980149" calcext:value-type="float">
            <text:p>0.980149</text:p>
          </table:table-cell>
          <table:table-cell office:value-type="float" office:value="0.917218" calcext:value-type="float">
            <text:p>0.917218</text:p>
          </table:table-cell>
          <table:table-cell table:formula="of:=[.A1713]*[.A1713]" office:value-type="float" office:value="0.960692062201" calcext:value-type="float">
            <text:p>0.960692062201</text:p>
          </table:table-cell>
          <table:table-cell table:formula="of:=([.A1713]-[.B1713])*([.A1713]-[.B1713])" office:value-type="float" office:value="0.00396031076100001" calcext:value-type="float">
            <text:p>0.00396031076100001</text:p>
          </table:table-cell>
          <table:table-cell table:number-columns-repeated="2"/>
        </table:table-row>
        <table:table-row table:style-name="ro1">
          <table:table-cell office:value-type="float" office:value="0.980148" calcext:value-type="float">
            <text:p>0.980148</text:p>
          </table:table-cell>
          <table:table-cell office:value-type="float" office:value="0.955247" calcext:value-type="float">
            <text:p>0.955247</text:p>
          </table:table-cell>
          <table:table-cell table:formula="of:=[.A1714]*[.A1714]" office:value-type="float" office:value="0.960690101904" calcext:value-type="float">
            <text:p>0.960690101904</text:p>
          </table:table-cell>
          <table:table-cell table:formula="of:=([.A1714]-[.B1714])*([.A1714]-[.B1714])" office:value-type="float" office:value="0.000620059801000003" calcext:value-type="float">
            <text:p>0.000620059801000003</text:p>
          </table:table-cell>
          <table:table-cell table:number-columns-repeated="2"/>
        </table:table-row>
        <table:table-row table:style-name="ro1">
          <table:table-cell office:value-type="float" office:value="0.980149" calcext:value-type="float">
            <text:p>0.980149</text:p>
          </table:table-cell>
          <table:table-cell office:value-type="float" office:value="0.983975" calcext:value-type="float">
            <text:p>0.983975</text:p>
          </table:table-cell>
          <table:table-cell table:formula="of:=[.A1715]*[.A1715]" office:value-type="float" office:value="0.960692062201" calcext:value-type="float">
            <text:p>0.960692062201</text:p>
          </table:table-cell>
          <table:table-cell table:formula="of:=([.A1715]-[.B1715])*([.A1715]-[.B1715])" office:value-type="float" office:value="0.000014638276" calcext:value-type="float">
            <text:p>0.000014638276</text:p>
          </table:table-cell>
          <table:table-cell table:number-columns-repeated="2"/>
        </table:table-row>
        <table:table-row table:style-name="ro1">
          <table:table-cell office:value-type="float" office:value="0.980149" calcext:value-type="float">
            <text:p>0.980149</text:p>
          </table:table-cell>
          <table:table-cell office:value-type="float" office:value="0.997445" calcext:value-type="float">
            <text:p>0.997445</text:p>
          </table:table-cell>
          <table:table-cell table:formula="of:=[.A1716]*[.A1716]" office:value-type="float" office:value="0.960692062201" calcext:value-type="float">
            <text:p>0.960692062201</text:p>
          </table:table-cell>
          <table:table-cell table:formula="of:=([.A1716]-[.B1716])*([.A1716]-[.B1716])" office:value-type="float" office:value="0.000299151615999999" calcext:value-type="float">
            <text:p>0.000299151615999999</text:p>
          </table:table-cell>
          <table:table-cell table:number-columns-repeated="2"/>
        </table:table-row>
        <table:table-row table:style-name="ro1">
          <table:table-cell office:value-type="float" office:value="0.980149" calcext:value-type="float">
            <text:p>0.980149</text:p>
          </table:table-cell>
          <table:table-cell office:value-type="float" office:value="0.999248" calcext:value-type="float">
            <text:p>0.999248</text:p>
          </table:table-cell>
          <table:table-cell table:formula="of:=[.A1717]*[.A1717]" office:value-type="float" office:value="0.960692062201" calcext:value-type="float">
            <text:p>0.960692062201</text:p>
          </table:table-cell>
          <table:table-cell table:formula="of:=([.A1717]-[.B1717])*([.A1717]-[.B1717])" office:value-type="float" office:value="0.000364771800999999" calcext:value-type="float">
            <text:p>0.000364771800999999</text:p>
          </table:table-cell>
          <table:table-cell table:number-columns-repeated="2"/>
        </table:table-row>
        <table:table-row table:style-name="ro1">
          <table:table-cell office:value-type="float" office:value="0.00000572205" calcext:value-type="float">
            <text:p>0.00000572205</text:p>
          </table:table-cell>
          <table:table-cell office:value-type="float" office:value="0.0000000104316" calcext:value-type="float">
            <text:p>0.0000000104316</text:p>
          </table:table-cell>
          <table:table-cell table:formula="of:=[.A1718]*[.A1718]" office:value-type="float" office:value="0.0000000000327418562" calcext:value-type="float">
            <text:p>3.27418562025E-11</text:p>
          </table:table-cell>
          <table:table-cell table:formula="of:=([.A1718]-[.B1718])*([.A1718]-[.B1718])" office:value-type="float" office:value="0.00000000003262258475" calcext:value-type="float">
            <text:p>3.26225847472186E-11</text:p>
          </table:table-cell>
          <table:table-cell table:number-columns-repeated="2"/>
        </table:table-row>
        <table:table-row table:style-name="ro1">
          <table:table-cell office:value-type="float" office:value="0.0000135899" calcext:value-type="float">
            <text:p>0.0000135899</text:p>
          </table:table-cell>
          <table:table-cell office:value-type="float" office:value="0.0000137039" calcext:value-type="float">
            <text:p>0.0000137039</text:p>
          </table:table-cell>
          <table:table-cell table:formula="of:=[.A1719]*[.A1719]" office:value-type="float" office:value="0.00000000018468538201" calcext:value-type="float">
            <text:p>1.8468538201E-10</text:p>
          </table:table-cell>
          <table:table-cell table:formula="of:=([.A1719]-[.B1719])*([.A1719]-[.B1719])" office:value-type="float" office:value="0.000000000000012996" calcext:value-type="float">
            <text:p>1.29959999999998E-14</text:p>
          </table:table-cell>
          <table:table-cell table:number-columns-repeated="2"/>
        </table:table-row>
        <table:table-row table:style-name="ro1">
          <table:table-cell office:value-type="float" office:value="0.0000128746" calcext:value-type="float">
            <text:p>0.0000128746</text:p>
          </table:table-cell>
          <table:table-cell office:value-type="float" office:value="0.0000380888" calcext:value-type="float">
            <text:p>0.0000380888</text:p>
          </table:table-cell>
          <table:table-cell table:formula="of:=[.A1720]*[.A1720]" office:value-type="float" office:value="0.00000000016575532516" calcext:value-type="float">
            <text:p>1.6575532516E-10</text:p>
          </table:table-cell>
          <table:table-cell table:formula="of:=([.A1720]-[.B1720])*([.A1720]-[.B1720])" office:value-type="float" office:value="0.00000000063575588164" calcext:value-type="float">
            <text:p>6.3575588164E-10</text:p>
          </table:table-cell>
          <table:table-cell table:number-columns-repeated="2"/>
        </table:table-row>
        <table:table-row table:style-name="ro1">
          <table:table-cell office:value-type="float" office:value="0.0000229478" calcext:value-type="float">
            <text:p>0.0000229478</text:p>
          </table:table-cell>
          <table:table-cell office:value-type="float" office:value="0.00288863" calcext:value-type="float">
            <text:p>0.00288863</text:p>
          </table:table-cell>
          <table:table-cell table:formula="of:=[.A1721]*[.A1721]" office:value-type="float" office:value="0.00000000052660152484" calcext:value-type="float">
            <text:p>5.2660152484E-10</text:p>
          </table:table-cell>
          <table:table-cell table:formula="of:=([.A1721]-[.B1721])*([.A1721]-[.B1721])" office:value-type="float" office:value="0.00000821213447139684" calcext:value-type="float">
            <text:p>8.21213447139684E-06</text:p>
          </table:table-cell>
          <table:table-cell table:number-columns-repeated="2"/>
        </table:table-row>
        <table:table-row table:style-name="ro1">
          <table:table-cell office:value-type="float" office:value="0.000019908" calcext:value-type="float">
            <text:p>0.000019908</text:p>
          </table:table-cell>
          <table:table-cell office:value-type="float" office:value="0.000342853" calcext:value-type="float">
            <text:p>0.000342853</text:p>
          </table:table-cell>
          <table:table-cell table:formula="of:=[.A1722]*[.A1722]" office:value-type="float" office:value="0.000000000396328464" calcext:value-type="float">
            <text:p>3.96328464E-10</text:p>
          </table:table-cell>
          <table:table-cell table:formula="of:=([.A1722]-[.B1722])*([.A1722]-[.B1722])" office:value-type="float" office:value="0.000000104293473025" calcext:value-type="float">
            <text:p>1.04293473025E-07</text:p>
          </table:table-cell>
          <table:table-cell table:number-columns-repeated="2"/>
        </table:table-row>
        <table:table-row table:style-name="ro1">
          <table:table-cell office:value-type="float" office:value="0.0000667572" calcext:value-type="float">
            <text:p>0.0000667572</text:p>
          </table:table-cell>
          <table:table-cell office:value-type="float" office:value="0.00183841" calcext:value-type="float">
            <text:p>0.00183841</text:p>
          </table:table-cell>
          <table:table-cell table:formula="of:=[.A1723]*[.A1723]" office:value-type="float" office:value="0.00000000445652375184" calcext:value-type="float">
            <text:p>4.45652375184E-09</text:p>
          </table:table-cell>
          <table:table-cell table:formula="of:=([.A1723]-[.B1723])*([.A1723]-[.B1723])" office:value-type="float" office:value="0.00000313875364374784" calcext:value-type="float">
            <text:p>3.13875364374784E-06</text:p>
          </table:table-cell>
          <table:table-cell table:number-columns-repeated="2"/>
        </table:table-row>
        <table:table-row table:style-name="ro1">
          <table:table-cell office:value-type="float" office:value="0.000012815" calcext:value-type="float">
            <text:p>0.000012815</text:p>
          </table:table-cell>
          <table:table-cell office:value-type="float" office:value="0.0349172" calcext:value-type="float">
            <text:p>0.0349172</text:p>
          </table:table-cell>
          <table:table-cell table:formula="of:=[.A1724]*[.A1724]" office:value-type="float" office:value="0.000000000164224225" calcext:value-type="float">
            <text:p>1.64224225E-10</text:p>
          </table:table-cell>
          <table:table-cell table:formula="of:=([.A1724]-[.B1724])*([.A1724]-[.B1724])" office:value-type="float" office:value="0.00121831609222823" calcext:value-type="float">
            <text:p>0.00121831609222823</text:p>
          </table:table-cell>
          <table:table-cell table:number-columns-repeated="2"/>
        </table:table-row>
        <table:table-row table:style-name="ro1">
          <table:table-cell office:value-type="float" office:value="0.0000985861" calcext:value-type="float">
            <text:p>0.0000985861</text:p>
          </table:table-cell>
          <table:table-cell office:value-type="float" office:value="0.0000262657" calcext:value-type="float">
            <text:p>0.0000262657</text:p>
          </table:table-cell>
          <table:table-cell table:formula="of:=[.A1725]*[.A1725]" office:value-type="float" office:value="0.00000000971921911321" calcext:value-type="float">
            <text:p>9.71921911321E-09</text:p>
          </table:table-cell>
          <table:table-cell table:formula="of:=([.A1725]-[.B1725])*([.A1725]-[.B1725])" office:value-type="float" office:value="0.00000000523024025616" calcext:value-type="float">
            <text:p>5.23024025616E-09</text:p>
          </table:table-cell>
          <table:table-cell table:number-columns-repeated="2"/>
        </table:table-row>
        <table:table-row table:style-name="ro1">
          <table:table-cell office:value-type="float" office:value="0.00014168" calcext:value-type="float">
            <text:p>0.00014168</text:p>
          </table:table-cell>
          <table:table-cell office:value-type="float" office:value="0.0200062" calcext:value-type="float">
            <text:p>0.0200062</text:p>
          </table:table-cell>
          <table:table-cell table:formula="of:=[.A1726]*[.A1726]" office:value-type="float" office:value="0.0000000200732224" calcext:value-type="float">
            <text:p>0.0000000200732224</text:p>
          </table:table-cell>
          <table:table-cell table:formula="of:=([.A1726]-[.B1726])*([.A1726]-[.B1726])" office:value-type="float" office:value="0.0003945991548304" calcext:value-type="float">
            <text:p>0.0003945991548304</text:p>
          </table:table-cell>
          <table:table-cell table:number-columns-repeated="2"/>
        </table:table-row>
        <table:table-row table:style-name="ro1">
          <table:table-cell office:value-type="float" office:value="0.0000687242" calcext:value-type="float">
            <text:p>0.0000687242</text:p>
          </table:table-cell>
          <table:table-cell office:value-type="float" office:value="0.0817378" calcext:value-type="float">
            <text:p>0.0817378</text:p>
          </table:table-cell>
          <table:table-cell table:formula="of:=[.A1727]*[.A1727]" office:value-type="float" office:value="0.00000000472301566564" calcext:value-type="float">
            <text:p>4.72301566564E-09</text:p>
          </table:table-cell>
          <table:table-cell table:formula="of:=([.A1727]-[.B1727])*([.A1727]-[.B1727])" office:value-type="float" office:value="0.00666983794202615" calcext:value-type="float">
            <text:p>0.00666983794202615</text:p>
          </table:table-cell>
          <table:table-cell table:number-columns-repeated="2"/>
        </table:table-row>
        <table:table-row table:style-name="ro1">
          <table:table-cell office:value-type="float" office:value="0.0000849366" calcext:value-type="float">
            <text:p>0.0000849366</text:p>
          </table:table-cell>
          <table:table-cell office:value-type="float" office:value="0.000682307" calcext:value-type="float">
            <text:p>0.000682307</text:p>
          </table:table-cell>
          <table:table-cell table:formula="of:=[.A1728]*[.A1728]" office:value-type="float" office:value="0.00000000721422601956" calcext:value-type="float">
            <text:p>7.21422601956E-09</text:p>
          </table:table-cell>
          <table:table-cell table:formula="of:=([.A1728]-[.B1728])*([.A1728]-[.B1728])" office:value-type="float" office:value="0.00000035685139479616" calcext:value-type="float">
            <text:p>3.5685139479616E-07</text:p>
          </table:table-cell>
          <table:table-cell table:number-columns-repeated="2"/>
        </table:table-row>
        <table:table-row table:style-name="ro1">
          <table:table-cell office:value-type="float" office:value="0.00204945" calcext:value-type="float">
            <text:p>0.00204945</text:p>
          </table:table-cell>
          <table:table-cell office:value-type="float" office:value="0.00501197" calcext:value-type="float">
            <text:p>0.00501197</text:p>
          </table:table-cell>
          <table:table-cell table:formula="of:=[.A1729]*[.A1729]" office:value-type="float" office:value="0.0000042002453025" calcext:value-type="float">
            <text:p>0.0000042002453025</text:p>
          </table:table-cell>
          <table:table-cell table:formula="of:=([.A1729]-[.B1729])*([.A1729]-[.B1729])" office:value-type="float" office:value="0.0000087765247504" calcext:value-type="float">
            <text:p>0.0000087765247504</text:p>
          </table:table-cell>
          <table:table-cell table:number-columns-repeated="2"/>
        </table:table-row>
        <table:table-row table:style-name="ro1">
          <table:table-cell office:value-type="float" office:value="0.00204945" calcext:value-type="float">
            <text:p>0.00204945</text:p>
          </table:table-cell>
          <table:table-cell office:value-type="float" office:value="0.0198291" calcext:value-type="float">
            <text:p>0.0198291</text:p>
          </table:table-cell>
          <table:table-cell table:formula="of:=[.A1730]*[.A1730]" office:value-type="float" office:value="0.0000042002453025" calcext:value-type="float">
            <text:p>0.0000042002453025</text:p>
          </table:table-cell>
          <table:table-cell table:formula="of:=([.A1730]-[.B1730])*([.A1730]-[.B1730])" office:value-type="float" office:value="0.0003161159541225" calcext:value-type="float">
            <text:p>0.0003161159541225</text:p>
          </table:table-cell>
          <table:table-cell table:number-columns-repeated="2"/>
        </table:table-row>
        <table:table-row table:style-name="ro1">
          <table:table-cell office:value-type="float" office:value="0.000184834" calcext:value-type="float">
            <text:p>0.000184834</text:p>
          </table:table-cell>
          <table:table-cell office:value-type="float" office:value="0.061749" calcext:value-type="float">
            <text:p>0.061749</text:p>
          </table:table-cell>
          <table:table-cell table:formula="of:=[.A1731]*[.A1731]" office:value-type="float" office:value="0.000000034163607556" calcext:value-type="float">
            <text:p>3.4163607556E-08</text:p>
          </table:table-cell>
          <table:table-cell table:formula="of:=([.A1731]-[.B1731])*([.A1731]-[.B1731])" office:value-type="float" office:value="0.00379014653527556" calcext:value-type="float">
            <text:p>0.00379014653527556</text:p>
          </table:table-cell>
          <table:table-cell table:number-columns-repeated="2"/>
        </table:table-row>
        <table:table-row table:style-name="ro1">
          <table:table-cell office:value-type="float" office:value="0.00206798" calcext:value-type="float">
            <text:p>0.00206798</text:p>
          </table:table-cell>
          <table:table-cell office:value-type="float" office:value="0.0022111" calcext:value-type="float">
            <text:p>0.0022111</text:p>
          </table:table-cell>
          <table:table-cell table:formula="of:=[.A1732]*[.A1732]" office:value-type="float" office:value="0.0000042765412804" calcext:value-type="float">
            <text:p>0.0000042765412804</text:p>
          </table:table-cell>
          <table:table-cell table:formula="of:=([.A1732]-[.B1732])*([.A1732]-[.B1732])" office:value-type="float" office:value="0.0000000204833344" calcext:value-type="float">
            <text:p>0.0000000204833344</text:p>
          </table:table-cell>
          <table:table-cell table:number-columns-repeated="2"/>
        </table:table-row>
        <table:table-row table:style-name="ro1">
          <table:table-cell office:value-type="float" office:value="0.00157624" calcext:value-type="float">
            <text:p>0.00157624</text:p>
          </table:table-cell>
          <table:table-cell office:value-type="float" office:value="0.0119282" calcext:value-type="float">
            <text:p>0.0119282</text:p>
          </table:table-cell>
          <table:table-cell table:formula="of:=[.A1733]*[.A1733]" office:value-type="float" office:value="0.0000024845325376" calcext:value-type="float">
            <text:p>0.0000024845325376</text:p>
          </table:table-cell>
          <table:table-cell table:formula="of:=([.A1733]-[.B1733])*([.A1733]-[.B1733])" office:value-type="float" office:value="0.0001071630758416" calcext:value-type="float">
            <text:p>0.0001071630758416</text:p>
          </table:table-cell>
          <table:table-cell table:number-columns-repeated="2"/>
        </table:table-row>
        <table:table-row table:style-name="ro1">
          <table:table-cell office:value-type="float" office:value="0.0182331" calcext:value-type="float">
            <text:p>0.0182331</text:p>
          </table:table-cell>
          <table:table-cell office:value-type="float" office:value="0.041956" calcext:value-type="float">
            <text:p>0.041956</text:p>
          </table:table-cell>
          <table:table-cell table:formula="of:=[.A1734]*[.A1734]" office:value-type="float" office:value="0.00033244593561" calcext:value-type="float">
            <text:p>0.00033244593561</text:p>
          </table:table-cell>
          <table:table-cell table:formula="of:=([.A1734]-[.B1734])*([.A1734]-[.B1734])" office:value-type="float" office:value="0.00056277598441" calcext:value-type="float">
            <text:p>0.00056277598441</text:p>
          </table:table-cell>
          <table:table-cell table:number-columns-repeated="2"/>
        </table:table-row>
        <table:table-row table:style-name="ro1">
          <table:table-cell office:value-type="float" office:value="0.0919517" calcext:value-type="float">
            <text:p>0.0919517</text:p>
          </table:table-cell>
          <table:table-cell office:value-type="float" office:value="0.0147722" calcext:value-type="float">
            <text:p>0.0147722</text:p>
          </table:table-cell>
          <table:table-cell table:formula="of:=[.A1735]*[.A1735]" office:value-type="float" office:value="0.00845511513289" calcext:value-type="float">
            <text:p>0.00845511513289</text:p>
          </table:table-cell>
          <table:table-cell table:formula="of:=([.A1735]-[.B1735])*([.A1735]-[.B1735])" office:value-type="float" office:value="0.00595667522025" calcext:value-type="float">
            <text:p>0.00595667522025</text:p>
          </table:table-cell>
          <table:table-cell table:number-columns-repeated="2"/>
        </table:table-row>
        <table:table-row table:style-name="ro1">
          <table:table-cell office:value-type="float" office:value="0.0785463" calcext:value-type="float">
            <text:p>0.0785463</text:p>
          </table:table-cell>
          <table:table-cell office:value-type="float" office:value="0.200818" calcext:value-type="float">
            <text:p>0.200818</text:p>
          </table:table-cell>
          <table:table-cell table:formula="of:=[.A1736]*[.A1736]" office:value-type="float" office:value="0.00616952124369" calcext:value-type="float">
            <text:p>0.00616952124369</text:p>
          </table:table-cell>
          <table:table-cell table:formula="of:=([.A1736]-[.B1736])*([.A1736]-[.B1736])" office:value-type="float" office:value="0.01495036862089" calcext:value-type="float">
            <text:p>0.01495036862089</text:p>
          </table:table-cell>
          <table:table-cell table:number-columns-repeated="2"/>
        </table:table-row>
        <table:table-row table:style-name="ro1">
          <table:table-cell office:value-type="float" office:value="0.067444" calcext:value-type="float">
            <text:p>0.067444</text:p>
          </table:table-cell>
          <table:table-cell office:value-type="float" office:value="0.27172" calcext:value-type="float">
            <text:p>0.27172</text:p>
          </table:table-cell>
          <table:table-cell table:formula="of:=[.A1737]*[.A1737]" office:value-type="float" office:value="0.004548693136" calcext:value-type="float">
            <text:p>0.004548693136</text:p>
          </table:table-cell>
          <table:table-cell table:formula="of:=([.A1737]-[.B1737])*([.A1737]-[.B1737])" office:value-type="float" office:value="0.041728684176" calcext:value-type="float">
            <text:p>0.041728684176</text:p>
          </table:table-cell>
          <table:table-cell table:number-columns-repeated="2"/>
        </table:table-row>
        <table:table-row table:style-name="ro1">
          <table:table-cell office:value-type="float" office:value="0.067444" calcext:value-type="float">
            <text:p>0.067444</text:p>
          </table:table-cell>
          <table:table-cell office:value-type="float" office:value="0.282408" calcext:value-type="float">
            <text:p>0.282408</text:p>
          </table:table-cell>
          <table:table-cell table:formula="of:=[.A1738]*[.A1738]" office:value-type="float" office:value="0.004548693136" calcext:value-type="float">
            <text:p>0.004548693136</text:p>
          </table:table-cell>
          <table:table-cell table:formula="of:=([.A1738]-[.B1738])*([.A1738]-[.B1738])" office:value-type="float" office:value="0.046209521296" calcext:value-type="float">
            <text:p>0.046209521296</text:p>
          </table:table-cell>
          <table:table-cell table:number-columns-repeated="2"/>
        </table:table-row>
        <table:table-row table:style-name="ro1">
          <table:table-cell office:value-type="float" office:value="0.104217" calcext:value-type="float">
            <text:p>0.104217</text:p>
          </table:table-cell>
          <table:table-cell office:value-type="float" office:value="0.157218" calcext:value-type="float">
            <text:p>0.157218</text:p>
          </table:table-cell>
          <table:table-cell table:formula="of:=[.A1739]*[.A1739]" office:value-type="float" office:value="0.010861183089" calcext:value-type="float">
            <text:p>0.010861183089</text:p>
          </table:table-cell>
          <table:table-cell table:formula="of:=([.A1739]-[.B1739])*([.A1739]-[.B1739])" office:value-type="float" office:value="0.002809106001" calcext:value-type="float">
            <text:p>0.002809106001</text:p>
          </table:table-cell>
          <table:table-cell table:number-columns-repeated="2"/>
        </table:table-row>
        <table:table-row table:style-name="ro1">
          <table:table-cell office:value-type="float" office:value="0.0895087" calcext:value-type="float">
            <text:p>0.0895087</text:p>
          </table:table-cell>
          <table:table-cell office:value-type="float" office:value="0.136836" calcext:value-type="float">
            <text:p>0.136836</text:p>
          </table:table-cell>
          <table:table-cell table:formula="of:=[.A1740]*[.A1740]" office:value-type="float" office:value="0.00801180737569" calcext:value-type="float">
            <text:p>0.00801180737569</text:p>
          </table:table-cell>
          <table:table-cell table:formula="of:=([.A1740]-[.B1740])*([.A1740]-[.B1740])" office:value-type="float" office:value="0.00223987332529" calcext:value-type="float">
            <text:p>0.00223987332529</text:p>
          </table:table-cell>
          <table:table-cell table:number-columns-repeated="2"/>
        </table:table-row>
        <table:table-row table:style-name="ro1">
          <table:table-cell office:value-type="float" office:value="0.107269" calcext:value-type="float">
            <text:p>0.107269</text:p>
          </table:table-cell>
          <table:table-cell office:value-type="float" office:value="0.146919" calcext:value-type="float">
            <text:p>0.146919</text:p>
          </table:table-cell>
          <table:table-cell table:formula="of:=[.A1741]*[.A1741]" office:value-type="float" office:value="0.011506638361" calcext:value-type="float">
            <text:p>0.011506638361</text:p>
          </table:table-cell>
          <table:table-cell table:formula="of:=([.A1741]-[.B1741])*([.A1741]-[.B1741])" office:value-type="float" office:value="0.0015721225" calcext:value-type="float">
            <text:p>0.0015721225</text:p>
          </table:table-cell>
          <table:table-cell table:number-columns-repeated="2"/>
        </table:table-row>
        <table:table-row table:style-name="ro1">
          <table:table-cell office:value-type="float" office:value="0.107269" calcext:value-type="float">
            <text:p>0.107269</text:p>
          </table:table-cell>
          <table:table-cell office:value-type="float" office:value="0.151087" calcext:value-type="float">
            <text:p>0.151087</text:p>
          </table:table-cell>
          <table:table-cell table:formula="of:=[.A1742]*[.A1742]" office:value-type="float" office:value="0.011506638361" calcext:value-type="float">
            <text:p>0.011506638361</text:p>
          </table:table-cell>
          <table:table-cell table:formula="of:=([.A1742]-[.B1742])*([.A1742]-[.B1742])" office:value-type="float" office:value="0.001920017124" calcext:value-type="float">
            <text:p>0.001920017124</text:p>
          </table:table-cell>
          <table:table-cell table:number-columns-repeated="2"/>
        </table:table-row>
        <table:table-row table:style-name="ro1">
          <table:table-cell office:value-type="float" office:value="0.0894532" calcext:value-type="float">
            <text:p>0.0894532</text:p>
          </table:table-cell>
          <table:table-cell office:value-type="float" office:value="0.337605" calcext:value-type="float">
            <text:p>0.337605</text:p>
          </table:table-cell>
          <table:table-cell table:formula="of:=[.A1743]*[.A1743]" office:value-type="float" office:value="0.00800187499024" calcext:value-type="float">
            <text:p>0.00800187499024</text:p>
          </table:table-cell>
          <table:table-cell table:formula="of:=([.A1743]-[.B1743])*([.A1743]-[.B1743])" office:value-type="float" office:value="0.06157931584324" calcext:value-type="float">
            <text:p>0.06157931584324</text:p>
          </table:table-cell>
          <table:table-cell table:number-columns-repeated="2"/>
        </table:table-row>
        <table:table-row table:style-name="ro1">
          <table:table-cell office:value-type="float" office:value="0.110243" calcext:value-type="float">
            <text:p>0.110243</text:p>
          </table:table-cell>
          <table:table-cell office:value-type="float" office:value="0.30512" calcext:value-type="float">
            <text:p>0.30512</text:p>
          </table:table-cell>
          <table:table-cell table:formula="of:=[.A1744]*[.A1744]" office:value-type="float" office:value="0.012153519049" calcext:value-type="float">
            <text:p>0.012153519049</text:p>
          </table:table-cell>
          <table:table-cell table:formula="of:=([.A1744]-[.B1744])*([.A1744]-[.B1744])" office:value-type="float" office:value="0.037977045129" calcext:value-type="float">
            <text:p>0.037977045129</text:p>
          </table:table-cell>
          <table:table-cell table:number-columns-repeated="2"/>
        </table:table-row>
        <table:table-row table:style-name="ro1">
          <table:table-cell office:value-type="float" office:value="0.203216" calcext:value-type="float">
            <text:p>0.203216</text:p>
          </table:table-cell>
          <table:table-cell office:value-type="float" office:value="0.417022" calcext:value-type="float">
            <text:p>0.417022</text:p>
          </table:table-cell>
          <table:table-cell table:formula="of:=[.A1745]*[.A1745]" office:value-type="float" office:value="0.041296742656" calcext:value-type="float">
            <text:p>0.041296742656</text:p>
          </table:table-cell>
          <table:table-cell table:formula="of:=([.A1745]-[.B1745])*([.A1745]-[.B1745])" office:value-type="float" office:value="0.045713005636" calcext:value-type="float">
            <text:p>0.045713005636</text:p>
          </table:table-cell>
          <table:table-cell table:number-columns-repeated="2"/>
        </table:table-row>
        <table:table-row table:style-name="ro1">
          <table:table-cell office:value-type="float" office:value="0.226556" calcext:value-type="float">
            <text:p>0.226556</text:p>
          </table:table-cell>
          <table:table-cell office:value-type="float" office:value="0.463996" calcext:value-type="float">
            <text:p>0.463996</text:p>
          </table:table-cell>
          <table:table-cell table:formula="of:=[.A1746]*[.A1746]" office:value-type="float" office:value="0.051327621136" calcext:value-type="float">
            <text:p>0.051327621136</text:p>
          </table:table-cell>
          <table:table-cell table:formula="of:=([.A1746]-[.B1746])*([.A1746]-[.B1746])" office:value-type="float" office:value="0.0563777536" calcext:value-type="float">
            <text:p>0.0563777536</text:p>
          </table:table-cell>
          <table:table-cell table:number-columns-repeated="2"/>
        </table:table-row>
        <table:table-row table:style-name="ro1">
          <table:table-cell office:value-type="float" office:value="0.357991" calcext:value-type="float">
            <text:p>0.357991</text:p>
          </table:table-cell>
          <table:table-cell office:value-type="float" office:value="0.599478" calcext:value-type="float">
            <text:p>0.599478</text:p>
          </table:table-cell>
          <table:table-cell table:formula="of:=[.A1747]*[.A1747]" office:value-type="float" office:value="0.128157556081" calcext:value-type="float">
            <text:p>0.128157556081</text:p>
          </table:table-cell>
          <table:table-cell table:formula="of:=([.A1747]-[.B1747])*([.A1747]-[.B1747])" office:value-type="float" office:value="0.058315971169" calcext:value-type="float">
            <text:p>0.058315971169</text:p>
          </table:table-cell>
          <table:table-cell table:number-columns-repeated="2"/>
        </table:table-row>
        <table:table-row table:style-name="ro1">
          <table:table-cell office:value-type="float" office:value="0.796244" calcext:value-type="float">
            <text:p>0.796244</text:p>
          </table:table-cell>
          <table:table-cell office:value-type="float" office:value="0.622943" calcext:value-type="float">
            <text:p>0.622943</text:p>
          </table:table-cell>
          <table:table-cell table:formula="of:=[.A1748]*[.A1748]" office:value-type="float" office:value="0.634004507536" calcext:value-type="float">
            <text:p>0.634004507536</text:p>
          </table:table-cell>
          <table:table-cell table:formula="of:=([.A1748]-[.B1748])*([.A1748]-[.B1748])" office:value-type="float" office:value="0.030033236601" calcext:value-type="float">
            <text:p>0.030033236601</text:p>
          </table:table-cell>
          <table:table-cell table:number-columns-repeated="2"/>
        </table:table-row>
        <table:table-row table:style-name="ro1">
          <table:table-cell office:value-type="float" office:value="0.796244" calcext:value-type="float">
            <text:p>0.796244</text:p>
          </table:table-cell>
          <table:table-cell office:value-type="float" office:value="0.729996" calcext:value-type="float">
            <text:p>0.729996</text:p>
          </table:table-cell>
          <table:table-cell table:formula="of:=[.A1749]*[.A1749]" office:value-type="float" office:value="0.634004507536" calcext:value-type="float">
            <text:p>0.634004507536</text:p>
          </table:table-cell>
          <table:table-cell table:formula="of:=([.A1749]-[.B1749])*([.A1749]-[.B1749])" office:value-type="float" office:value="0.004388797504" calcext:value-type="float">
            <text:p>0.004388797504</text:p>
          </table:table-cell>
          <table:table-cell table:number-columns-repeated="2"/>
        </table:table-row>
        <table:table-row table:style-name="ro1">
          <table:table-cell office:value-type="float" office:value="0.796244" calcext:value-type="float">
            <text:p>0.796244</text:p>
          </table:table-cell>
          <table:table-cell office:value-type="float" office:value="0.778611" calcext:value-type="float">
            <text:p>0.778611</text:p>
          </table:table-cell>
          <table:table-cell table:formula="of:=[.A1750]*[.A1750]" office:value-type="float" office:value="0.634004507536" calcext:value-type="float">
            <text:p>0.634004507536</text:p>
          </table:table-cell>
          <table:table-cell table:formula="of:=([.A1750]-[.B1750])*([.A1750]-[.B1750])" office:value-type="float" office:value="0.000310922688999996" calcext:value-type="float">
            <text:p>0.000310922688999996</text:p>
          </table:table-cell>
          <table:table-cell table:number-columns-repeated="2"/>
        </table:table-row>
        <table:table-row table:style-name="ro1">
          <table:table-cell office:value-type="float" office:value="0.866058" calcext:value-type="float">
            <text:p>0.866058</text:p>
          </table:table-cell>
          <table:table-cell office:value-type="float" office:value="0.850282" calcext:value-type="float">
            <text:p>0.850282</text:p>
          </table:table-cell>
          <table:table-cell table:formula="of:=[.A1751]*[.A1751]" office:value-type="float" office:value="0.750056459364" calcext:value-type="float">
            <text:p>0.750056459364</text:p>
          </table:table-cell>
          <table:table-cell table:formula="of:=([.A1751]-[.B1751])*([.A1751]-[.B1751])" office:value-type="float" office:value="0.000248882176" calcext:value-type="float">
            <text:p>0.000248882176</text:p>
          </table:table-cell>
          <table:table-cell table:number-columns-repeated="2"/>
        </table:table-row>
        <table:table-row table:style-name="ro1">
          <table:table-cell office:value-type="float" office:value="0.987157" calcext:value-type="float">
            <text:p>0.987157</text:p>
          </table:table-cell>
          <table:table-cell office:value-type="float" office:value="0.907285" calcext:value-type="float">
            <text:p>0.907285</text:p>
          </table:table-cell>
          <table:table-cell table:formula="of:=[.A1752]*[.A1752]" office:value-type="float" office:value="0.974478942649" calcext:value-type="float">
            <text:p>0.974478942649</text:p>
          </table:table-cell>
          <table:table-cell table:formula="of:=([.A1752]-[.B1752])*([.A1752]-[.B1752])" office:value-type="float" office:value="0.00637953638399999" calcext:value-type="float">
            <text:p>0.00637953638399999</text:p>
          </table:table-cell>
          <table:table-cell table:number-columns-repeated="2"/>
        </table:table-row>
        <table:table-row table:style-name="ro1">
          <table:table-cell office:value-type="float" office:value="0.987156" calcext:value-type="float">
            <text:p>0.987156</text:p>
          </table:table-cell>
          <table:table-cell office:value-type="float" office:value="0.944903" calcext:value-type="float">
            <text:p>0.944903</text:p>
          </table:table-cell>
          <table:table-cell table:formula="of:=[.A1753]*[.A1753]" office:value-type="float" office:value="0.974476968336" calcext:value-type="float">
            <text:p>0.974476968336</text:p>
          </table:table-cell>
          <table:table-cell table:formula="of:=([.A1753]-[.B1753])*([.A1753]-[.B1753])" office:value-type="float" office:value="0.001785316009" calcext:value-type="float">
            <text:p>0.001785316009</text:p>
          </table:table-cell>
          <table:table-cell table:number-columns-repeated="2"/>
        </table:table-row>
        <table:table-row table:style-name="ro1">
          <table:table-cell office:value-type="float" office:value="0.987157" calcext:value-type="float">
            <text:p>0.987157</text:p>
          </table:table-cell>
          <table:table-cell office:value-type="float" office:value="0.97332" calcext:value-type="float">
            <text:p>0.97332</text:p>
          </table:table-cell>
          <table:table-cell table:formula="of:=[.A1754]*[.A1754]" office:value-type="float" office:value="0.974478942649" calcext:value-type="float">
            <text:p>0.974478942649</text:p>
          </table:table-cell>
          <table:table-cell table:formula="of:=([.A1754]-[.B1754])*([.A1754]-[.B1754])" office:value-type="float" office:value="0.000191462569" calcext:value-type="float">
            <text:p>0.000191462569</text:p>
          </table:table-cell>
          <table:table-cell table:number-columns-repeated="2"/>
        </table:table-row>
        <table:table-row table:style-name="ro1">
          <table:table-cell office:value-type="float" office:value="0.987155" calcext:value-type="float">
            <text:p>0.987155</text:p>
          </table:table-cell>
          <table:table-cell office:value-type="float" office:value="0.986644" calcext:value-type="float">
            <text:p>0.986644</text:p>
          </table:table-cell>
          <table:table-cell table:formula="of:=[.A1755]*[.A1755]" office:value-type="float" office:value="0.974474994025" calcext:value-type="float">
            <text:p>0.974474994025</text:p>
          </table:table-cell>
          <table:table-cell table:formula="of:=([.A1755]-[.B1755])*([.A1755]-[.B1755])" office:value-type="float" office:value="0.00000026112100000004" calcext:value-type="float">
            <text:p>2.6112100000004E-07</text:p>
          </table:table-cell>
          <table:table-cell table:number-columns-repeated="2"/>
        </table:table-row>
        <table:table-row table:style-name="ro1">
          <table:table-cell office:value-type="float" office:value="0.987156" calcext:value-type="float">
            <text:p>0.987156</text:p>
          </table:table-cell>
          <table:table-cell office:value-type="float" office:value="0.999997" calcext:value-type="float">
            <text:p>0.999997</text:p>
          </table:table-cell>
          <table:table-cell table:formula="of:=[.A1756]*[.A1756]" office:value-type="float" office:value="0.974476968336" calcext:value-type="float">
            <text:p>0.974476968336</text:p>
          </table:table-cell>
          <table:table-cell table:formula="of:=([.A1756]-[.B1756])*([.A1756]-[.B1756])" office:value-type="float" office:value="0.000164891281" calcext:value-type="float">
            <text:p>0.000164891281</text:p>
          </table:table-cell>
          <table:table-cell table:number-columns-repeated="2"/>
        </table:table-row>
        <table:table-row table:style-name="ro1">
          <table:table-cell office:value-type="float" office:value="0.0000141263" calcext:value-type="float">
            <text:p>0.0000141263</text:p>
          </table:table-cell>
          <table:table-cell office:value-type="float" office:value="0.000000216939" calcext:value-type="float">
            <text:p>0.000000216939</text:p>
          </table:table-cell>
          <table:table-cell table:formula="of:=[.A1757]*[.A1757]" office:value-type="float" office:value="0.00000000019955235169" calcext:value-type="float">
            <text:p>1.9955235169E-10</text:p>
          </table:table-cell>
          <table:table-cell table:formula="of:=([.A1757]-[.B1757])*([.A1757]-[.B1757])" office:value-type="float" office:value="0.00000000019347032343" calcext:value-type="float">
            <text:p>1.93470323428321E-10</text:p>
          </table:table-cell>
          <table:table-cell table:number-columns-repeated="2"/>
        </table:table-row>
        <table:table-row table:style-name="ro1">
          <table:table-cell office:value-type="float" office:value="0.0000141263" calcext:value-type="float">
            <text:p>0.0000141263</text:p>
          </table:table-cell>
          <table:table-cell office:value-type="float" office:value="0.0000394164" calcext:value-type="float">
            <text:p>0.0000394164</text:p>
          </table:table-cell>
          <table:table-cell table:formula="of:=[.A1758]*[.A1758]" office:value-type="float" office:value="0.00000000019955235169" calcext:value-type="float">
            <text:p>1.9955235169E-10</text:p>
          </table:table-cell>
          <table:table-cell table:formula="of:=([.A1758]-[.B1758])*([.A1758]-[.B1758])" office:value-type="float" office:value="0.00000000063958915801" calcext:value-type="float">
            <text:p>6.3958915801E-10</text:p>
          </table:table-cell>
          <table:table-cell table:number-columns-repeated="2"/>
        </table:table-row>
        <table:table-row table:style-name="ro1">
          <table:table-cell office:value-type="float" office:value="0.0000141263" calcext:value-type="float">
            <text:p>0.0000141263</text:p>
          </table:table-cell>
          <table:table-cell office:value-type="float" office:value="0.000506683" calcext:value-type="float">
            <text:p>0.000506683</text:p>
          </table:table-cell>
          <table:table-cell table:formula="of:=[.A1759]*[.A1759]" office:value-type="float" office:value="0.00000000019955235169" calcext:value-type="float">
            <text:p>1.9955235169E-10</text:p>
          </table:table-cell>
          <table:table-cell table:formula="of:=([.A1759]-[.B1759])*([.A1759]-[.B1759])" office:value-type="float" office:value="0.00000024261210271489" calcext:value-type="float">
            <text:p>2.4261210271489E-07</text:p>
          </table:table-cell>
          <table:table-cell table:number-columns-repeated="2"/>
        </table:table-row>
        <table:table-row table:style-name="ro1">
          <table:table-cell office:value-type="float" office:value="0.0000141263" calcext:value-type="float">
            <text:p>0.0000141263</text:p>
          </table:table-cell>
          <table:table-cell office:value-type="float" office:value="0.000787253" calcext:value-type="float">
            <text:p>0.000787253</text:p>
          </table:table-cell>
          <table:table-cell table:formula="of:=[.A1760]*[.A1760]" office:value-type="float" office:value="0.00000000019955235169" calcext:value-type="float">
            <text:p>1.9955235169E-10</text:p>
          </table:table-cell>
          <table:table-cell table:formula="of:=([.A1760]-[.B1760])*([.A1760]-[.B1760])" office:value-type="float" office:value="0.00000059772489425289" calcext:value-type="float">
            <text:p>5.9772489425289E-07</text:p>
          </table:table-cell>
          <table:table-cell table:number-columns-repeated="2"/>
        </table:table-row>
        <table:table-row table:style-name="ro1">
          <table:table-cell office:value-type="float" office:value="0.0000816584" calcext:value-type="float">
            <text:p>0.0000816584</text:p>
          </table:table-cell>
          <table:table-cell office:value-type="float" office:value="0.00344638" calcext:value-type="float">
            <text:p>0.00344638</text:p>
          </table:table-cell>
          <table:table-cell table:formula="of:=[.A1761]*[.A1761]" office:value-type="float" office:value="0.00000000666809429056" calcext:value-type="float">
            <text:p>6.66809429056E-09</text:p>
          </table:table-cell>
          <table:table-cell table:formula="of:=([.A1761]-[.B1761])*([.A1761]-[.B1761])" office:value-type="float" office:value="0.0000113213514455066" calcext:value-type="float">
            <text:p>1.13213514455066E-05</text:p>
          </table:table-cell>
          <table:table-cell table:number-columns-repeated="2"/>
        </table:table-row>
        <table:table-row table:style-name="ro1">
          <table:table-cell office:value-type="float" office:value="0.0000816584" calcext:value-type="float">
            <text:p>0.0000816584</text:p>
          </table:table-cell>
          <table:table-cell office:value-type="float" office:value="0.00415874" calcext:value-type="float">
            <text:p>0.00415874</text:p>
          </table:table-cell>
          <table:table-cell table:formula="of:=[.A1762]*[.A1762]" office:value-type="float" office:value="0.00000000666809429056" calcext:value-type="float">
            <text:p>6.66809429056E-09</text:p>
          </table:table-cell>
          <table:table-cell table:formula="of:=([.A1762]-[.B1762])*([.A1762]-[.B1762])" office:value-type="float" office:value="0.0000166225943730586" calcext:value-type="float">
            <text:p>1.66225943730586E-05</text:p>
          </table:table-cell>
          <table:table-cell table:number-columns-repeated="2"/>
        </table:table-row>
        <table:table-row table:style-name="ro1">
          <table:table-cell office:value-type="float" office:value="0.00000756979" calcext:value-type="float">
            <text:p>0.00000756979</text:p>
          </table:table-cell>
          <table:table-cell office:value-type="float" office:value="0.00258712" calcext:value-type="float">
            <text:p>0.00258712</text:p>
          </table:table-cell>
          <table:table-cell table:formula="of:=[.A1763]*[.A1763]" office:value-type="float" office:value="0.00000000005730172064" calcext:value-type="float">
            <text:p>5.73017206441E-11</text:p>
          </table:table-cell>
          <table:table-cell table:formula="of:=([.A1763]-[.B1763])*([.A1763]-[.B1763])" office:value-type="float" office:value="0.00000665407928591104" calcext:value-type="float">
            <text:p>6.65407928591104E-06</text:p>
          </table:table-cell>
          <table:table-cell table:number-columns-repeated="2"/>
        </table:table-row>
        <table:table-row table:style-name="ro1">
          <table:table-cell office:value-type="float" office:value="0.00000756979" calcext:value-type="float">
            <text:p>0.00000756979</text:p>
          </table:table-cell>
          <table:table-cell office:value-type="float" office:value="0.00163791" calcext:value-type="float">
            <text:p>0.00163791</text:p>
          </table:table-cell>
          <table:table-cell table:formula="of:=[.A1764]*[.A1764]" office:value-type="float" office:value="0.00000000005730172064" calcext:value-type="float">
            <text:p>5.73017206441E-11</text:p>
          </table:table-cell>
          <table:table-cell table:formula="of:=([.A1764]-[.B1764])*([.A1764]-[.B1764])" office:value-type="float" office:value="0.00000265800920034284" calcext:value-type="float">
            <text:p>2.65800920034284E-06</text:p>
          </table:table-cell>
          <table:table-cell table:number-columns-repeated="2"/>
        </table:table-row>
        <table:table-row table:style-name="ro1">
          <table:table-cell office:value-type="float" office:value="0.000189841" calcext:value-type="float">
            <text:p>0.000189841</text:p>
          </table:table-cell>
          <table:table-cell office:value-type="float" office:value="0.00279816" calcext:value-type="float">
            <text:p>0.00279816</text:p>
          </table:table-cell>
          <table:table-cell table:formula="of:=[.A1765]*[.A1765]" office:value-type="float" office:value="0.000000036039605281" calcext:value-type="float">
            <text:p>3.6039605281E-08</text:p>
          </table:table-cell>
          <table:table-cell table:formula="of:=([.A1765]-[.B1765])*([.A1765]-[.B1765])" office:value-type="float" office:value="0.000006803328005761" calcext:value-type="float">
            <text:p>6.803328005761E-06</text:p>
          </table:table-cell>
          <table:table-cell table:number-columns-repeated="2"/>
        </table:table-row>
        <table:table-row table:style-name="ro1">
          <table:table-cell office:value-type="float" office:value="0.000399351" calcext:value-type="float">
            <text:p>0.000399351</text:p>
          </table:table-cell>
          <table:table-cell office:value-type="float" office:value="0.00330836" calcext:value-type="float">
            <text:p>0.00330836</text:p>
          </table:table-cell>
          <table:table-cell table:formula="of:=[.A1766]*[.A1766]" office:value-type="float" office:value="0.000000159481221201" calcext:value-type="float">
            <text:p>1.59481221201E-07</text:p>
          </table:table-cell>
          <table:table-cell table:formula="of:=([.A1766]-[.B1766])*([.A1766]-[.B1766])" office:value-type="float" office:value="0.000008462333362081" calcext:value-type="float">
            <text:p>8.462333362081E-06</text:p>
          </table:table-cell>
          <table:table-cell table:number-columns-repeated="2"/>
        </table:table-row>
        <table:table-row table:style-name="ro1">
          <table:table-cell office:value-type="float" office:value="0.000314772" calcext:value-type="float">
            <text:p>0.000314772</text:p>
          </table:table-cell>
          <table:table-cell office:value-type="float" office:value="0.00260624" calcext:value-type="float">
            <text:p>0.00260624</text:p>
          </table:table-cell>
          <table:table-cell table:formula="of:=[.A1767]*[.A1767]" office:value-type="float" office:value="0.000000099081411984" calcext:value-type="float">
            <text:p>9.9081411984E-08</text:p>
          </table:table-cell>
          <table:table-cell table:formula="of:=([.A1767]-[.B1767])*([.A1767]-[.B1767])" office:value-type="float" office:value="0.000005250825595024" calcext:value-type="float">
            <text:p>5.250825595024E-06</text:p>
          </table:table-cell>
          <table:table-cell table:number-columns-repeated="2"/>
        </table:table-row>
        <table:table-row table:style-name="ro1">
          <table:table-cell office:value-type="float" office:value="0.000230014" calcext:value-type="float">
            <text:p>0.000230014</text:p>
          </table:table-cell>
          <table:table-cell office:value-type="float" office:value="0.00377532" calcext:value-type="float">
            <text:p>0.00377532</text:p>
          </table:table-cell>
          <table:table-cell table:formula="of:=[.A1768]*[.A1768]" office:value-type="float" office:value="0.000000052906440196" calcext:value-type="float">
            <text:p>5.2906440196E-08</text:p>
          </table:table-cell>
          <table:table-cell table:formula="of:=([.A1768]-[.B1768])*([.A1768]-[.B1768])" office:value-type="float" office:value="0.000012569194633636" calcext:value-type="float">
            <text:p>1.2569194633636E-05</text:p>
          </table:table-cell>
          <table:table-cell table:number-columns-repeated="2"/>
        </table:table-row>
        <table:table-row table:style-name="ro1">
          <table:table-cell office:value-type="float" office:value="0.0000603795" calcext:value-type="float">
            <text:p>0.0000603795</text:p>
          </table:table-cell>
          <table:table-cell office:value-type="float" office:value="0.00617589" calcext:value-type="float">
            <text:p>0.00617589</text:p>
          </table:table-cell>
          <table:table-cell table:formula="of:=[.A1769]*[.A1769]" office:value-type="float" office:value="0.00000000364568402025" calcext:value-type="float">
            <text:p>3.64568402025E-09</text:p>
          </table:table-cell>
          <table:table-cell table:formula="of:=([.A1769]-[.B1769])*([.A1769]-[.B1769])" office:value-type="float" office:value="0.0000373994686756102" calcext:value-type="float">
            <text:p>3.73994686756102E-05</text:p>
          </table:table-cell>
          <table:table-cell table:number-columns-repeated="2"/>
        </table:table-row>
        <table:table-row table:style-name="ro1">
          <table:table-cell office:value-type="float" office:value="0.000110686" calcext:value-type="float">
            <text:p>0.000110686</text:p>
          </table:table-cell>
          <table:table-cell office:value-type="float" office:value="0.0159169" calcext:value-type="float">
            <text:p>0.0159169</text:p>
          </table:table-cell>
          <table:table-cell table:formula="of:=[.A1770]*[.A1770]" office:value-type="float" office:value="0.000000012251390596" calcext:value-type="float">
            <text:p>1.2251390596E-08</text:p>
          </table:table-cell>
          <table:table-cell table:formula="of:=([.A1770]-[.B1770])*([.A1770]-[.B1770])" office:value-type="float" office:value="0.000249836401013796" calcext:value-type="float">
            <text:p>0.000249836401013796</text:p>
          </table:table-cell>
          <table:table-cell table:number-columns-repeated="2"/>
        </table:table-row>
        <table:table-row table:style-name="ro1">
          <table:table-cell office:value-type="float" office:value="0.000850081" calcext:value-type="float">
            <text:p>0.000850081</text:p>
          </table:table-cell>
          <table:table-cell office:value-type="float" office:value="0.00746811" calcext:value-type="float">
            <text:p>0.00746811</text:p>
          </table:table-cell>
          <table:table-cell table:formula="of:=[.A1771]*[.A1771]" office:value-type="float" office:value="0.000000722637706561" calcext:value-type="float">
            <text:p>7.22637706561E-07</text:p>
          </table:table-cell>
          <table:table-cell table:formula="of:=([.A1771]-[.B1771])*([.A1771]-[.B1771])" office:value-type="float" office:value="0.000043798307844841" calcext:value-type="float">
            <text:p>4.3798307844841E-05</text:p>
          </table:table-cell>
          <table:table-cell table:number-columns-repeated="2"/>
        </table:table-row>
        <table:table-row table:style-name="ro1">
          <table:table-cell office:value-type="float" office:value="0.00527757" calcext:value-type="float">
            <text:p>0.00527757</text:p>
          </table:table-cell>
          <table:table-cell office:value-type="float" office:value="0.0119079" calcext:value-type="float">
            <text:p>0.0119079</text:p>
          </table:table-cell>
          <table:table-cell table:formula="of:=[.A1772]*[.A1772]" office:value-type="float" office:value="0.0000278527451049" calcext:value-type="float">
            <text:p>0.0000278527451049</text:p>
          </table:table-cell>
          <table:table-cell table:formula="of:=([.A1772]-[.B1772])*([.A1772]-[.B1772])" office:value-type="float" office:value="0.0000439612759089" calcext:value-type="float">
            <text:p>0.0000439612759089</text:p>
          </table:table-cell>
          <table:table-cell table:number-columns-repeated="2"/>
        </table:table-row>
        <table:table-row table:style-name="ro1">
          <table:table-cell office:value-type="float" office:value="0.00527763" calcext:value-type="float">
            <text:p>0.00527763</text:p>
          </table:table-cell>
          <table:table-cell office:value-type="float" office:value="0.0124981" calcext:value-type="float">
            <text:p>0.0124981</text:p>
          </table:table-cell>
          <table:table-cell table:formula="of:=[.A1773]*[.A1773]" office:value-type="float" office:value="0.0000278533784169" calcext:value-type="float">
            <text:p>0.0000278533784169</text:p>
          </table:table-cell>
          <table:table-cell table:formula="of:=([.A1773]-[.B1773])*([.A1773]-[.B1773])" office:value-type="float" office:value="0.0000521351870209" calcext:value-type="float">
            <text:p>0.0000521351870209</text:p>
          </table:table-cell>
          <table:table-cell table:number-columns-repeated="2"/>
        </table:table-row>
        <table:table-row table:style-name="ro1">
          <table:table-cell office:value-type="float" office:value="0.00759017" calcext:value-type="float">
            <text:p>0.00759017</text:p>
          </table:table-cell>
          <table:table-cell office:value-type="float" office:value="0.0180841" calcext:value-type="float">
            <text:p>0.0180841</text:p>
          </table:table-cell>
          <table:table-cell table:formula="of:=[.A1774]*[.A1774]" office:value-type="float" office:value="0.0000576106806289" calcext:value-type="float">
            <text:p>0.0000576106806289</text:p>
          </table:table-cell>
          <table:table-cell table:formula="of:=([.A1774]-[.B1774])*([.A1774]-[.B1774])" office:value-type="float" office:value="0.0001101225668449" calcext:value-type="float">
            <text:p>0.0001101225668449</text:p>
          </table:table-cell>
          <table:table-cell table:number-columns-repeated="2"/>
        </table:table-row>
        <table:table-row table:style-name="ro1">
          <table:table-cell office:value-type="float" office:value="0.00759017" calcext:value-type="float">
            <text:p>0.00759017</text:p>
          </table:table-cell>
          <table:table-cell office:value-type="float" office:value="0.0419971" calcext:value-type="float">
            <text:p>0.0419971</text:p>
          </table:table-cell>
          <table:table-cell table:formula="of:=[.A1775]*[.A1775]" office:value-type="float" office:value="0.0000576106806289" calcext:value-type="float">
            <text:p>0.0000576106806289</text:p>
          </table:table-cell>
          <table:table-cell table:formula="of:=([.A1775]-[.B1775])*([.A1775]-[.B1775])" office:value-type="float" office:value="0.0011838368320249" calcext:value-type="float">
            <text:p>0.0011838368320249</text:p>
          </table:table-cell>
          <table:table-cell table:number-columns-repeated="2"/>
        </table:table-row>
        <table:table-row table:style-name="ro1">
          <table:table-cell office:value-type="float" office:value="0.00996464" calcext:value-type="float">
            <text:p>0.00996464</text:p>
          </table:table-cell>
          <table:table-cell office:value-type="float" office:value="0.121375" calcext:value-type="float">
            <text:p>0.121375</text:p>
          </table:table-cell>
          <table:table-cell table:formula="of:=[.A1776]*[.A1776]" office:value-type="float" office:value="0.0000992940503296" calcext:value-type="float">
            <text:p>0.0000992940503296</text:p>
          </table:table-cell>
          <table:table-cell table:formula="of:=([.A1776]-[.B1776])*([.A1776]-[.B1776])" office:value-type="float" office:value="0.0124122683153296" calcext:value-type="float">
            <text:p>0.0124122683153296</text:p>
          </table:table-cell>
          <table:table-cell table:number-columns-repeated="2"/>
        </table:table-row>
        <table:table-row table:style-name="ro1">
          <table:table-cell office:value-type="float" office:value="0.0157393" calcext:value-type="float">
            <text:p>0.0157393</text:p>
          </table:table-cell>
          <table:table-cell office:value-type="float" office:value="0.0798526" calcext:value-type="float">
            <text:p>0.0798526</text:p>
          </table:table-cell>
          <table:table-cell table:formula="of:=[.A1777]*[.A1777]" office:value-type="float" office:value="0.00024772556449" calcext:value-type="float">
            <text:p>0.00024772556449</text:p>
          </table:table-cell>
          <table:table-cell table:formula="of:=([.A1777]-[.B1777])*([.A1777]-[.B1777])" office:value-type="float" office:value="0.00411051523689" calcext:value-type="float">
            <text:p>0.00411051523689</text:p>
          </table:table-cell>
          <table:table-cell table:number-columns-repeated="2"/>
        </table:table-row>
        <table:table-row table:style-name="ro1">
          <table:table-cell office:value-type="float" office:value="0.0116616" calcext:value-type="float">
            <text:p>0.0116616</text:p>
          </table:table-cell>
          <table:table-cell office:value-type="float" office:value="0.117435" calcext:value-type="float">
            <text:p>0.117435</text:p>
          </table:table-cell>
          <table:table-cell table:formula="of:=[.A1778]*[.A1778]" office:value-type="float" office:value="0.00013599291456" calcext:value-type="float">
            <text:p>0.00013599291456</text:p>
          </table:table-cell>
          <table:table-cell table:formula="of:=([.A1778]-[.B1778])*([.A1778]-[.B1778])" office:value-type="float" office:value="0.01118801214756" calcext:value-type="float">
            <text:p>0.01118801214756</text:p>
          </table:table-cell>
          <table:table-cell table:number-columns-repeated="2"/>
        </table:table-row>
        <table:table-row table:style-name="ro1">
          <table:table-cell office:value-type="float" office:value="0.016799" calcext:value-type="float">
            <text:p>0.016799</text:p>
          </table:table-cell>
          <table:table-cell office:value-type="float" office:value="0.0762644" calcext:value-type="float">
            <text:p>0.0762644</text:p>
          </table:table-cell>
          <table:table-cell table:formula="of:=[.A1779]*[.A1779]" office:value-type="float" office:value="0.000282206401" calcext:value-type="float">
            <text:p>0.000282206401</text:p>
          </table:table-cell>
          <table:table-cell table:formula="of:=([.A1779]-[.B1779])*([.A1779]-[.B1779])" office:value-type="float" office:value="0.00353613379716" calcext:value-type="float">
            <text:p>0.00353613379716</text:p>
          </table:table-cell>
          <table:table-cell table:number-columns-repeated="2"/>
        </table:table-row>
        <table:table-row table:style-name="ro1">
          <table:table-cell office:value-type="float" office:value="0.236663" calcext:value-type="float">
            <text:p>0.236663</text:p>
          </table:table-cell>
          <table:table-cell office:value-type="float" office:value="0.377618" calcext:value-type="float">
            <text:p>0.377618</text:p>
          </table:table-cell>
          <table:table-cell table:formula="of:=[.A1780]*[.A1780]" office:value-type="float" office:value="0.056009375569" calcext:value-type="float">
            <text:p>0.056009375569</text:p>
          </table:table-cell>
          <table:table-cell table:formula="of:=([.A1780]-[.B1780])*([.A1780]-[.B1780])" office:value-type="float" office:value="0.019868312025" calcext:value-type="float">
            <text:p>0.019868312025</text:p>
          </table:table-cell>
          <table:table-cell table:number-columns-repeated="2"/>
        </table:table-row>
        <table:table-row table:style-name="ro1">
          <table:table-cell office:value-type="float" office:value="0.300431" calcext:value-type="float">
            <text:p>0.300431</text:p>
          </table:table-cell>
          <table:table-cell office:value-type="float" office:value="0.463748" calcext:value-type="float">
            <text:p>0.463748</text:p>
          </table:table-cell>
          <table:table-cell table:formula="of:=[.A1781]*[.A1781]" office:value-type="float" office:value="0.090258785761" calcext:value-type="float">
            <text:p>0.090258785761</text:p>
          </table:table-cell>
          <table:table-cell table:formula="of:=([.A1781]-[.B1781])*([.A1781]-[.B1781])" office:value-type="float" office:value="0.026672442489" calcext:value-type="float">
            <text:p>0.026672442489</text:p>
          </table:table-cell>
          <table:table-cell table:number-columns-repeated="2"/>
        </table:table-row>
        <table:table-row table:style-name="ro1">
          <table:table-cell office:value-type="float" office:value="0.30043" calcext:value-type="float">
            <text:p>0.30043</text:p>
          </table:table-cell>
          <table:table-cell office:value-type="float" office:value="0.495871" calcext:value-type="float">
            <text:p>0.495871</text:p>
          </table:table-cell>
          <table:table-cell table:formula="of:=[.A1782]*[.A1782]" office:value-type="float" office:value="0.0902581849" calcext:value-type="float">
            <text:p>0.0902581849</text:p>
          </table:table-cell>
          <table:table-cell table:formula="of:=([.A1782]-[.B1782])*([.A1782]-[.B1782])" office:value-type="float" office:value="0.038197184481" calcext:value-type="float">
            <text:p>0.038197184481</text:p>
          </table:table-cell>
          <table:table-cell table:number-columns-repeated="2"/>
        </table:table-row>
        <table:table-row table:style-name="ro1">
          <table:table-cell office:value-type="float" office:value="0.30043" calcext:value-type="float">
            <text:p>0.30043</text:p>
          </table:table-cell>
          <table:table-cell office:value-type="float" office:value="0.51483" calcext:value-type="float">
            <text:p>0.51483</text:p>
          </table:table-cell>
          <table:table-cell table:formula="of:=[.A1783]*[.A1783]" office:value-type="float" office:value="0.0902581849" calcext:value-type="float">
            <text:p>0.0902581849</text:p>
          </table:table-cell>
          <table:table-cell table:formula="of:=([.A1783]-[.B1783])*([.A1783]-[.B1783])" office:value-type="float" office:value="0.04596736" calcext:value-type="float">
            <text:p>0.04596736</text:p>
          </table:table-cell>
          <table:table-cell table:number-columns-repeated="2"/>
        </table:table-row>
        <table:table-row table:style-name="ro1">
          <table:table-cell office:value-type="float" office:value="0.30043" calcext:value-type="float">
            <text:p>0.30043</text:p>
          </table:table-cell>
          <table:table-cell office:value-type="float" office:value="0.614842" calcext:value-type="float">
            <text:p>0.614842</text:p>
          </table:table-cell>
          <table:table-cell table:formula="of:=[.A1784]*[.A1784]" office:value-type="float" office:value="0.0902581849" calcext:value-type="float">
            <text:p>0.0902581849</text:p>
          </table:table-cell>
          <table:table-cell table:formula="of:=([.A1784]-[.B1784])*([.A1784]-[.B1784])" office:value-type="float" office:value="0.098854905744" calcext:value-type="float">
            <text:p>0.098854905744</text:p>
          </table:table-cell>
          <table:table-cell table:number-columns-repeated="2"/>
        </table:table-row>
        <table:table-row table:style-name="ro1">
          <table:table-cell office:value-type="float" office:value="0.445862" calcext:value-type="float">
            <text:p>0.445862</text:p>
          </table:table-cell>
          <table:table-cell office:value-type="float" office:value="0.616004" calcext:value-type="float">
            <text:p>0.616004</text:p>
          </table:table-cell>
          <table:table-cell table:formula="of:=[.A1785]*[.A1785]" office:value-type="float" office:value="0.198792923044" calcext:value-type="float">
            <text:p>0.198792923044</text:p>
          </table:table-cell>
          <table:table-cell table:formula="of:=([.A1785]-[.B1785])*([.A1785]-[.B1785])" office:value-type="float" office:value="0.028948300164" calcext:value-type="float">
            <text:p>0.028948300164</text:p>
          </table:table-cell>
          <table:table-cell table:number-columns-repeated="2"/>
        </table:table-row>
        <table:table-row table:style-name="ro1">
          <table:table-cell office:value-type="float" office:value="0.445861" calcext:value-type="float">
            <text:p>0.445861</text:p>
          </table:table-cell>
          <table:table-cell office:value-type="float" office:value="0.714431" calcext:value-type="float">
            <text:p>0.714431</text:p>
          </table:table-cell>
          <table:table-cell table:formula="of:=[.A1786]*[.A1786]" office:value-type="float" office:value="0.198792031321" calcext:value-type="float">
            <text:p>0.198792031321</text:p>
          </table:table-cell>
          <table:table-cell table:formula="of:=([.A1786]-[.B1786])*([.A1786]-[.B1786])" office:value-type="float" office:value="0.0721298449" calcext:value-type="float">
            <text:p>0.0721298449</text:p>
          </table:table-cell>
          <table:table-cell table:number-columns-repeated="2"/>
        </table:table-row>
        <table:table-row table:style-name="ro1">
          <table:table-cell office:value-type="float" office:value="0.445862" calcext:value-type="float">
            <text:p>0.445862</text:p>
          </table:table-cell>
          <table:table-cell office:value-type="float" office:value="0.745938" calcext:value-type="float">
            <text:p>0.745938</text:p>
          </table:table-cell>
          <table:table-cell table:formula="of:=[.A1787]*[.A1787]" office:value-type="float" office:value="0.198792923044" calcext:value-type="float">
            <text:p>0.198792923044</text:p>
          </table:table-cell>
          <table:table-cell table:formula="of:=([.A1787]-[.B1787])*([.A1787]-[.B1787])" office:value-type="float" office:value="0.090045605776" calcext:value-type="float">
            <text:p>0.090045605776</text:p>
          </table:table-cell>
          <table:table-cell table:number-columns-repeated="2"/>
        </table:table-row>
        <table:table-row table:style-name="ro1">
          <table:table-cell office:value-type="float" office:value="0.453294" calcext:value-type="float">
            <text:p>0.453294</text:p>
          </table:table-cell>
          <table:table-cell office:value-type="float" office:value="0.641255" calcext:value-type="float">
            <text:p>0.641255</text:p>
          </table:table-cell>
          <table:table-cell table:formula="of:=[.A1788]*[.A1788]" office:value-type="float" office:value="0.205475450436" calcext:value-type="float">
            <text:p>0.205475450436</text:p>
          </table:table-cell>
          <table:table-cell table:formula="of:=([.A1788]-[.B1788])*([.A1788]-[.B1788])" office:value-type="float" office:value="0.035329337521" calcext:value-type="float">
            <text:p>0.035329337521</text:p>
          </table:table-cell>
          <table:table-cell table:number-columns-repeated="2"/>
        </table:table-row>
        <table:table-row table:style-name="ro1">
          <table:table-cell office:value-type="float" office:value="0.703351" calcext:value-type="float">
            <text:p>0.703351</text:p>
          </table:table-cell>
          <table:table-cell office:value-type="float" office:value="0.802123" calcext:value-type="float">
            <text:p>0.802123</text:p>
          </table:table-cell>
          <table:table-cell table:formula="of:=[.A1789]*[.A1789]" office:value-type="float" office:value="0.494702629201" calcext:value-type="float">
            <text:p>0.494702629201</text:p>
          </table:table-cell>
          <table:table-cell table:formula="of:=([.A1789]-[.B1789])*([.A1789]-[.B1789])" office:value-type="float" office:value="0.00975590798400002" calcext:value-type="float">
            <text:p>0.00975590798400002</text:p>
          </table:table-cell>
          <table:table-cell table:number-columns-repeated="2"/>
        </table:table-row>
        <table:table-row table:style-name="ro1">
          <table:table-cell office:value-type="float" office:value="0.798334" calcext:value-type="float">
            <text:p>0.798334</text:p>
          </table:table-cell>
          <table:table-cell office:value-type="float" office:value="0.820302" calcext:value-type="float">
            <text:p>0.820302</text:p>
          </table:table-cell>
          <table:table-cell table:formula="of:=[.A1790]*[.A1790]" office:value-type="float" office:value="0.637337175556" calcext:value-type="float">
            <text:p>0.637337175556</text:p>
          </table:table-cell>
          <table:table-cell table:formula="of:=([.A1790]-[.B1790])*([.A1790]-[.B1790])" office:value-type="float" office:value="0.000482593023999999" calcext:value-type="float">
            <text:p>0.000482593023999999</text:p>
          </table:table-cell>
          <table:table-cell table:number-columns-repeated="2"/>
        </table:table-row>
        <table:table-row table:style-name="ro1">
          <table:table-cell office:value-type="float" office:value="0.854353" calcext:value-type="float">
            <text:p>0.854353</text:p>
          </table:table-cell>
          <table:table-cell office:value-type="float" office:value="0.896843" calcext:value-type="float">
            <text:p>0.896843</text:p>
          </table:table-cell>
          <table:table-cell table:formula="of:=[.A1791]*[.A1791]" office:value-type="float" office:value="0.729919048609" calcext:value-type="float">
            <text:p>0.729919048609</text:p>
          </table:table-cell>
          <table:table-cell table:formula="of:=([.A1791]-[.B1791])*([.A1791]-[.B1791])" office:value-type="float" office:value="0.00180540009999999" calcext:value-type="float">
            <text:p>0.00180540009999999</text:p>
          </table:table-cell>
          <table:table-cell table:number-columns-repeated="2"/>
        </table:table-row>
        <table:table-row table:style-name="ro1">
          <table:table-cell office:value-type="float" office:value="0.869762" calcext:value-type="float">
            <text:p>0.869762</text:p>
          </table:table-cell>
          <table:table-cell office:value-type="float" office:value="0.892205" calcext:value-type="float">
            <text:p>0.892205</text:p>
          </table:table-cell>
          <table:table-cell table:formula="of:=[.A1792]*[.A1792]" office:value-type="float" office:value="0.756485936644" calcext:value-type="float">
            <text:p>0.756485936644</text:p>
          </table:table-cell>
          <table:table-cell table:formula="of:=([.A1792]-[.B1792])*([.A1792]-[.B1792])" office:value-type="float" office:value="0.000503688249" calcext:value-type="float">
            <text:p>0.000503688249</text:p>
          </table:table-cell>
          <table:table-cell table:number-columns-repeated="2"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77422" calcext:value-type="float">
            <text:p>0.977422</text:p>
          </table:table-cell>
          <table:table-cell table:formula="of:=[.A1793]*[.A1793]" office:value-type="float" office:value="0.999982000081" calcext:value-type="float">
            <text:p>0.999982000081</text:p>
          </table:table-cell>
          <table:table-cell table:formula="of:=([.A1793]-[.B1793])*([.A1793]-[.B1793])" office:value-type="float" office:value="0.000509359760999998" calcext:value-type="float">
            <text:p>0.000509359760999998</text:p>
          </table:table-cell>
          <table:table-cell table:number-columns-repeated="2"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90802" calcext:value-type="float">
            <text:p>0.990802</text:p>
          </table:table-cell>
          <table:table-cell table:formula="of:=[.A1794]*[.A1794]" office:value-type="float" office:value="0.999982000081" calcext:value-type="float">
            <text:p>0.999982000081</text:p>
          </table:table-cell>
          <table:table-cell table:formula="of:=([.A1794]-[.B1794])*([.A1794]-[.B1794])" office:value-type="float" office:value="0.000084437721" calcext:value-type="float">
            <text:p>0.000084437721</text:p>
          </table:table-cell>
          <table:table-cell table:number-columns-repeated="2"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99199" calcext:value-type="float">
            <text:p>0.999199</text:p>
          </table:table-cell>
          <table:table-cell table:formula="of:=[.A1795]*[.A1795]" office:value-type="float" office:value="0.999982000081" calcext:value-type="float">
            <text:p>0.999982000081</text:p>
          </table:table-cell>
          <table:table-cell table:formula="of:=([.A1795]-[.B1795])*([.A1795]-[.B1795])" office:value-type="float" office:value="0.00000062726400000002" calcext:value-type="float">
            <text:p>6.27264000000024E-07</text:p>
          </table:table-cell>
          <table:table-cell table:number-columns-repeated="2"/>
        </table:table-row>
        <table:table-row table:style-name="ro1">
          <table:table-cell office:value-type="float" office:value="0.0000421405" calcext:value-type="float">
            <text:p>0.0000421405</text:p>
          </table:table-cell>
          <table:table-cell office:value-type="float" office:value="0.000000134349" calcext:value-type="float">
            <text:p>0.000000134349</text:p>
          </table:table-cell>
          <table:table-cell table:formula="of:=[.A1796]*[.A1796]" office:value-type="float" office:value="0.00000000177582174025" calcext:value-type="float">
            <text:p>1.77582174025E-09</text:p>
          </table:table-cell>
          <table:table-cell table:formula="of:=([.A1796]-[.B1796])*([.A1796]-[.B1796])" office:value-type="float" office:value="0.00000000176451672183" calcext:value-type="float">
            <text:p>1.7645167218348E-09</text:p>
          </table:table-cell>
          <table:table-cell table:number-columns-repeated="2"/>
        </table:table-row>
        <table:table-row table:style-name="ro1">
          <table:table-cell office:value-type="float" office:value="0.0000471473" calcext:value-type="float">
            <text:p>0.0000471473</text:p>
          </table:table-cell>
          <table:table-cell office:value-type="float" office:value="0.0000165034" calcext:value-type="float">
            <text:p>0.0000165034</text:p>
          </table:table-cell>
          <table:table-cell table:formula="of:=[.A1797]*[.A1797]" office:value-type="float" office:value="0.00000000222286789729" calcext:value-type="float">
            <text:p>2.22286789729E-09</text:p>
          </table:table-cell>
          <table:table-cell table:formula="of:=([.A1797]-[.B1797])*([.A1797]-[.B1797])" office:value-type="float" office:value="0.00000000093904860721" calcext:value-type="float">
            <text:p>9.3904860721E-10</text:p>
          </table:table-cell>
          <table:table-cell table:number-columns-repeated="2"/>
        </table:table-row>
        <table:table-row table:style-name="ro1">
          <table:table-cell office:value-type="float" office:value="0.0000264645" calcext:value-type="float">
            <text:p>0.0000264645</text:p>
          </table:table-cell>
          <table:table-cell office:value-type="float" office:value="0.0000192316" calcext:value-type="float">
            <text:p>0.0000192316</text:p>
          </table:table-cell>
          <table:table-cell table:formula="of:=[.A1798]*[.A1798]" office:value-type="float" office:value="0.00000000070036976025" calcext:value-type="float">
            <text:p>7.0036976025E-10</text:p>
          </table:table-cell>
          <table:table-cell table:formula="of:=([.A1798]-[.B1798])*([.A1798]-[.B1798])" office:value-type="float" office:value="0.00000000005231484241" calcext:value-type="float">
            <text:p>5.231484241E-11</text:p>
          </table:table-cell>
          <table:table-cell table:number-columns-repeated="2"/>
        </table:table-row>
        <table:table-row table:style-name="ro1">
          <table:table-cell office:value-type="float" office:value="0.0000264645" calcext:value-type="float">
            <text:p>0.0000264645</text:p>
          </table:table-cell>
          <table:table-cell office:value-type="float" office:value="0.000142729" calcext:value-type="float">
            <text:p>0.000142729</text:p>
          </table:table-cell>
          <table:table-cell table:formula="of:=[.A1799]*[.A1799]" office:value-type="float" office:value="0.00000000070036976025" calcext:value-type="float">
            <text:p>7.0036976025E-10</text:p>
          </table:table-cell>
          <table:table-cell table:formula="of:=([.A1799]-[.B1799])*([.A1799]-[.B1799])" office:value-type="float" office:value="0.00000001351743396025" calcext:value-type="float">
            <text:p>1.351743396025E-08</text:p>
          </table:table-cell>
          <table:table-cell table:number-columns-repeated="2"/>
        </table:table-row>
        <table:table-row table:style-name="ro1">
          <table:table-cell office:value-type="float" office:value="0.0000264645" calcext:value-type="float">
            <text:p>0.0000264645</text:p>
          </table:table-cell>
          <table:table-cell office:value-type="float" office:value="0.0137324" calcext:value-type="float">
            <text:p>0.0137324</text:p>
          </table:table-cell>
          <table:table-cell table:formula="of:=[.A1800]*[.A1800]" office:value-type="float" office:value="0.00000000070036976025" calcext:value-type="float">
            <text:p>7.0036976025E-10</text:p>
          </table:table-cell>
          <table:table-cell table:formula="of:=([.A1800]-[.B1800])*([.A1800]-[.B1800])" office:value-type="float" office:value="0.00018785266793016" calcext:value-type="float">
            <text:p>0.00018785266793016</text:p>
          </table:table-cell>
          <table:table-cell table:number-columns-repeated="2"/>
        </table:table-row>
        <table:table-row table:style-name="ro1">
          <table:table-cell office:value-type="float" office:value="0.00000107288" calcext:value-type="float">
            <text:p>0.00000107288</text:p>
          </table:table-cell>
          <table:table-cell office:value-type="float" office:value="0.00506664" calcext:value-type="float">
            <text:p>0.00506664</text:p>
          </table:table-cell>
          <table:table-cell table:formula="of:=[.A1801]*[.A1801]" office:value-type="float" office:value="0.00000000000115107149" calcext:value-type="float">
            <text:p>1.1510714944E-12</text:p>
          </table:table-cell>
          <table:table-cell table:formula="of:=([.A1801]-[.B1801])*([.A1801]-[.B1801])" office:value-type="float" office:value="0.0000256599702472251" calcext:value-type="float">
            <text:p>2.56599702472251E-05</text:p>
          </table:table-cell>
          <table:table-cell table:number-columns-repeated="2"/>
        </table:table-row>
        <table:table-row table:style-name="ro1">
          <table:table-cell office:value-type="float" office:value="0.0000140667" calcext:value-type="float">
            <text:p>0.0000140667</text:p>
          </table:table-cell>
          <table:table-cell office:value-type="float" office:value="0.0113698" calcext:value-type="float">
            <text:p>0.0113698</text:p>
          </table:table-cell>
          <table:table-cell table:formula="of:=[.A1802]*[.A1802]" office:value-type="float" office:value="0.00000000019787204889" calcext:value-type="float">
            <text:p>1.9787204889E-10</text:p>
          </table:table-cell>
          <table:table-cell table:formula="of:=([.A1802]-[.B1802])*([.A1802]-[.B1802])" office:value-type="float" office:value="0.000128952678780729" calcext:value-type="float">
            <text:p>0.000128952678780729</text:p>
          </table:table-cell>
          <table:table-cell table:number-columns-repeated="2"/>
        </table:table-row>
        <table:table-row table:style-name="ro1">
          <table:table-cell office:value-type="float" office:value="0.0000140667" calcext:value-type="float">
            <text:p>0.0000140667</text:p>
          </table:table-cell>
          <table:table-cell office:value-type="float" office:value="0.0140121" calcext:value-type="float">
            <text:p>0.0140121</text:p>
          </table:table-cell>
          <table:table-cell table:formula="of:=[.A1803]*[.A1803]" office:value-type="float" office:value="0.00000000019787204889" calcext:value-type="float">
            <text:p>1.9787204889E-10</text:p>
          </table:table-cell>
          <table:table-cell table:formula="of:=([.A1803]-[.B1803])*([.A1803]-[.B1803])" office:value-type="float" office:value="0.000195944936267909" calcext:value-type="float">
            <text:p>0.000195944936267909</text:p>
          </table:table-cell>
          <table:table-cell table:number-columns-repeated="2"/>
        </table:table-row>
        <table:table-row table:style-name="ro1">
          <table:table-cell office:value-type="float" office:value="0.0000140667" calcext:value-type="float">
            <text:p>0.0000140667</text:p>
          </table:table-cell>
          <table:table-cell office:value-type="float" office:value="0.0164526" calcext:value-type="float">
            <text:p>0.0164526</text:p>
          </table:table-cell>
          <table:table-cell table:formula="of:=[.A1804]*[.A1804]" office:value-type="float" office:value="0.00000000019787204889" calcext:value-type="float">
            <text:p>1.9787204889E-10</text:p>
          </table:table-cell>
          <table:table-cell table:formula="of:=([.A1804]-[.B1804])*([.A1804]-[.B1804])" office:value-type="float" office:value="0.000270225377055209" calcext:value-type="float">
            <text:p>0.000270225377055209</text:p>
          </table:table-cell>
          <table:table-cell table:number-columns-repeated="2"/>
        </table:table-row>
        <table:table-row table:style-name="ro1">
          <table:table-cell office:value-type="float" office:value="0.000167072" calcext:value-type="float">
            <text:p>0.000167072</text:p>
          </table:table-cell>
          <table:table-cell office:value-type="float" office:value="0.0107613" calcext:value-type="float">
            <text:p>0.0107613</text:p>
          </table:table-cell>
          <table:table-cell table:formula="of:=[.A1805]*[.A1805]" office:value-type="float" office:value="0.000000027913053184" calcext:value-type="float">
            <text:p>2.7913053184E-08</text:p>
          </table:table-cell>
          <table:table-cell table:formula="of:=([.A1805]-[.B1805])*([.A1805]-[.B1805])" office:value-type="float" office:value="0.000112237666915984" calcext:value-type="float">
            <text:p>0.000112237666915984</text:p>
          </table:table-cell>
          <table:table-cell table:number-columns-repeated="2"/>
        </table:table-row>
        <table:table-row table:style-name="ro1">
          <table:table-cell office:value-type="float" office:value="0.0000694394" calcext:value-type="float">
            <text:p>0.0000694394</text:p>
          </table:table-cell>
          <table:table-cell office:value-type="float" office:value="0.0000134444" calcext:value-type="float">
            <text:p>0.0000134444</text:p>
          </table:table-cell>
          <table:table-cell table:formula="of:=[.A1806]*[.A1806]" office:value-type="float" office:value="0.00000000482183027236" calcext:value-type="float">
            <text:p>4.82183027236E-09</text:p>
          </table:table-cell>
          <table:table-cell table:formula="of:=([.A1806]-[.B1806])*([.A1806]-[.B1806])" office:value-type="float" office:value="0.000000003135440025" calcext:value-type="float">
            <text:p>3.135440025E-09</text:p>
          </table:table-cell>
          <table:table-cell table:number-columns-repeated="2"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00508942" calcext:value-type="float">
            <text:p>0.000508942</text:p>
          </table:table-cell>
          <table:table-cell table:formula="of:=[.A1807]*[.A1807]" office:value-type="float" office:value="0.00000000000003197445" calcext:value-type="float">
            <text:p>3.1974446596E-14</text:p>
          </table:table-cell>
          <table:table-cell table:formula="of:=([.A1807]-[.B1807])*([.A1807]-[.B1807])" office:value-type="float" office:value="0.00000025883997942887" calcext:value-type="float">
            <text:p>2.58839979428871E-07</text:p>
          </table:table-cell>
          <table:table-cell table:number-columns-repeated="2"/>
        </table:table-row>
        <table:table-row table:style-name="ro1">
          <table:table-cell office:value-type="float" office:value="0.0000708103" calcext:value-type="float">
            <text:p>0.0000708103</text:p>
          </table:table-cell>
          <table:table-cell office:value-type="float" office:value="0.0152965" calcext:value-type="float">
            <text:p>0.0152965</text:p>
          </table:table-cell>
          <table:table-cell table:formula="of:=[.A1808]*[.A1808]" office:value-type="float" office:value="0.00000000501409858609" calcext:value-type="float">
            <text:p>5.01409858609E-09</text:p>
          </table:table-cell>
          <table:table-cell table:formula="of:=([.A1808]-[.B1808])*([.A1808]-[.B1808])" office:value-type="float" office:value="0.000231821626840686" calcext:value-type="float">
            <text:p>0.000231821626840686</text:p>
          </table:table-cell>
          <table:table-cell table:number-columns-repeated="2"/>
        </table:table-row>
        <table:table-row table:style-name="ro1">
          <table:table-cell office:value-type="float" office:value="0.0000597835" calcext:value-type="float">
            <text:p>0.0000597835</text:p>
          </table:table-cell>
          <table:table-cell office:value-type="float" office:value="0.00672326" calcext:value-type="float">
            <text:p>0.00672326</text:p>
          </table:table-cell>
          <table:table-cell table:formula="of:=[.A1809]*[.A1809]" office:value-type="float" office:value="0.00000000357406687225" calcext:value-type="float">
            <text:p>3.57406687225E-09</text:p>
          </table:table-cell>
          <table:table-cell table:formula="of:=([.A1809]-[.B1809])*([.A1809]-[.B1809])" office:value-type="float" office:value="0.0000444019190660523" calcext:value-type="float">
            <text:p>4.44019190660523E-05</text:p>
          </table:table-cell>
          <table:table-cell table:number-columns-repeated="2"/>
        </table:table-row>
        <table:table-row table:style-name="ro1">
          <table:table-cell office:value-type="float" office:value="0.0000897646" calcext:value-type="float">
            <text:p>0.0000897646</text:p>
          </table:table-cell>
          <table:table-cell office:value-type="float" office:value="0.0336264" calcext:value-type="float">
            <text:p>0.0336264</text:p>
          </table:table-cell>
          <table:table-cell table:formula="of:=[.A1810]*[.A1810]" office:value-type="float" office:value="0.00000000805768341316" calcext:value-type="float">
            <text:p>8.05768341316E-09</text:p>
          </table:table-cell>
          <table:table-cell table:formula="of:=([.A1810]-[.B1810])*([.A1810]-[.B1810])" office:value-type="float" office:value="0.00112470591395253" calcext:value-type="float">
            <text:p>0.00112470591395253</text:p>
          </table:table-cell>
          <table:table-cell table:number-columns-repeated="2"/>
        </table:table-row>
        <table:table-row table:style-name="ro1">
          <table:table-cell office:value-type="float" office:value="0.000151575" calcext:value-type="float">
            <text:p>0.000151575</text:p>
          </table:table-cell>
          <table:table-cell office:value-type="float" office:value="0.00529578" calcext:value-type="float">
            <text:p>0.00529578</text:p>
          </table:table-cell>
          <table:table-cell table:formula="of:=[.A1811]*[.A1811]" office:value-type="float" office:value="0.000000022974980625" calcext:value-type="float">
            <text:p>2.2974980625E-08</text:p>
          </table:table-cell>
          <table:table-cell table:formula="of:=([.A1811]-[.B1811])*([.A1811]-[.B1811])" office:value-type="float" office:value="0.000026462845082025" calcext:value-type="float">
            <text:p>2.6462845082025E-05</text:p>
          </table:table-cell>
          <table:table-cell table:number-columns-repeated="2"/>
        </table:table-row>
        <table:table-row table:style-name="ro1">
          <table:table-cell office:value-type="float" office:value="0.0000687242" calcext:value-type="float">
            <text:p>0.0000687242</text:p>
          </table:table-cell>
          <table:table-cell office:value-type="float" office:value="0.0022534" calcext:value-type="float">
            <text:p>0.0022534</text:p>
          </table:table-cell>
          <table:table-cell table:formula="of:=[.A1812]*[.A1812]" office:value-type="float" office:value="0.00000000472301566564" calcext:value-type="float">
            <text:p>4.72301566564E-09</text:p>
          </table:table-cell>
          <table:table-cell table:formula="of:=([.A1812]-[.B1812])*([.A1812]-[.B1812])" office:value-type="float" office:value="0.00000477280835110564" calcext:value-type="float">
            <text:p>4.77280835110564E-06</text:p>
          </table:table-cell>
          <table:table-cell table:number-columns-repeated="2"/>
        </table:table-row>
        <table:table-row table:style-name="ro1">
          <table:table-cell office:value-type="float" office:value="0.000493884" calcext:value-type="float">
            <text:p>0.000493884</text:p>
          </table:table-cell>
          <table:table-cell office:value-type="float" office:value="0.00102727" calcext:value-type="float">
            <text:p>0.00102727</text:p>
          </table:table-cell>
          <table:table-cell table:formula="of:=[.A1813]*[.A1813]" office:value-type="float" office:value="0.000000243921405456" calcext:value-type="float">
            <text:p>2.43921405456E-07</text:p>
          </table:table-cell>
          <table:table-cell table:formula="of:=([.A1813]-[.B1813])*([.A1813]-[.B1813])" office:value-type="float" office:value="0.000000284500624996" calcext:value-type="float">
            <text:p>2.84500624996E-07</text:p>
          </table:table-cell>
          <table:table-cell table:number-columns-repeated="2"/>
        </table:table-row>
        <table:table-row table:style-name="ro1">
          <table:table-cell office:value-type="float" office:value="0.000607491" calcext:value-type="float">
            <text:p>0.000607491</text:p>
          </table:table-cell>
          <table:table-cell office:value-type="float" office:value="0.0882887" calcext:value-type="float">
            <text:p>0.0882887</text:p>
          </table:table-cell>
          <table:table-cell table:formula="of:=[.A1814]*[.A1814]" office:value-type="float" office:value="0.000000369045315081" calcext:value-type="float">
            <text:p>3.69045315081E-07</text:p>
          </table:table-cell>
          <table:table-cell table:formula="of:=([.A1814]-[.B1814])*([.A1814]-[.B1814])" office:value-type="float" office:value="0.00768799441170168" calcext:value-type="float">
            <text:p>0.00768799441170168</text:p>
          </table:table-cell>
          <table:table-cell table:number-columns-repeated="2"/>
        </table:table-row>
        <table:table-row table:style-name="ro1">
          <table:table-cell office:value-type="float" office:value="0.000647485" calcext:value-type="float">
            <text:p>0.000647485</text:p>
          </table:table-cell>
          <table:table-cell office:value-type="float" office:value="0.109838" calcext:value-type="float">
            <text:p>0.109838</text:p>
          </table:table-cell>
          <table:table-cell table:formula="of:=[.A1815]*[.A1815]" office:value-type="float" office:value="0.000000419236825225" calcext:value-type="float">
            <text:p>4.19236825225E-07</text:p>
          </table:table-cell>
          <table:table-cell table:formula="of:=([.A1815]-[.B1815])*([.A1815]-[.B1815])" office:value-type="float" office:value="0.0119225685659652" calcext:value-type="float">
            <text:p>0.0119225685659652</text:p>
          </table:table-cell>
          <table:table-cell table:number-columns-repeated="2"/>
        </table:table-row>
        <table:table-row table:style-name="ro1">
          <table:table-cell office:value-type="float" office:value="0.00165105" calcext:value-type="float">
            <text:p>0.00165105</text:p>
          </table:table-cell>
          <table:table-cell office:value-type="float" office:value="0.0201727" calcext:value-type="float">
            <text:p>0.0201727</text:p>
          </table:table-cell>
          <table:table-cell table:formula="of:=[.A1816]*[.A1816]" office:value-type="float" office:value="0.0000027259661025" calcext:value-type="float">
            <text:p>0.0000027259661025</text:p>
          </table:table-cell>
          <table:table-cell table:formula="of:=([.A1816]-[.B1816])*([.A1816]-[.B1816])" office:value-type="float" office:value="0.0003430515187225" calcext:value-type="float">
            <text:p>0.0003430515187225</text:p>
          </table:table-cell>
          <table:table-cell table:number-columns-repeated="2"/>
        </table:table-row>
        <table:table-row table:style-name="ro1">
          <table:table-cell office:value-type="float" office:value="0.0220949" calcext:value-type="float">
            <text:p>0.0220949</text:p>
          </table:table-cell>
          <table:table-cell office:value-type="float" office:value="0.0338391" calcext:value-type="float">
            <text:p>0.0338391</text:p>
          </table:table-cell>
          <table:table-cell table:formula="of:=[.A1817]*[.A1817]" office:value-type="float" office:value="0.00048818460601" calcext:value-type="float">
            <text:p>0.00048818460601</text:p>
          </table:table-cell>
          <table:table-cell table:formula="of:=([.A1817]-[.B1817])*([.A1817]-[.B1817])" office:value-type="float" office:value="0.00013792623364" calcext:value-type="float">
            <text:p>0.00013792623364</text:p>
          </table:table-cell>
          <table:table-cell table:number-columns-repeated="2"/>
        </table:table-row>
        <table:table-row table:style-name="ro1">
          <table:table-cell office:value-type="float" office:value="0.0211924" calcext:value-type="float">
            <text:p>0.0211924</text:p>
          </table:table-cell>
          <table:table-cell office:value-type="float" office:value="0.155304" calcext:value-type="float">
            <text:p>0.155304</text:p>
          </table:table-cell>
          <table:table-cell table:formula="of:=[.A1818]*[.A1818]" office:value-type="float" office:value="0.00044911781776" calcext:value-type="float">
            <text:p>0.00044911781776</text:p>
          </table:table-cell>
          <table:table-cell table:formula="of:=([.A1818]-[.B1818])*([.A1818]-[.B1818])" office:value-type="float" office:value="0.01798592125456" calcext:value-type="float">
            <text:p>0.01798592125456</text:p>
          </table:table-cell>
          <table:table-cell table:number-columns-repeated="2"/>
        </table:table-row>
        <table:table-row table:style-name="ro1">
          <table:table-cell office:value-type="float" office:value="0.0814603" calcext:value-type="float">
            <text:p>0.0814603</text:p>
          </table:table-cell>
          <table:table-cell office:value-type="float" office:value="0.166474" calcext:value-type="float">
            <text:p>0.166474</text:p>
          </table:table-cell>
          <table:table-cell table:formula="of:=[.A1819]*[.A1819]" office:value-type="float" office:value="0.00663578047609" calcext:value-type="float">
            <text:p>0.00663578047609</text:p>
          </table:table-cell>
          <table:table-cell table:formula="of:=([.A1819]-[.B1819])*([.A1819]-[.B1819])" office:value-type="float" office:value="0.00722732918769" calcext:value-type="float">
            <text:p>0.00722732918769</text:p>
          </table:table-cell>
          <table:table-cell table:number-columns-repeated="2"/>
        </table:table-row>
        <table:table-row table:style-name="ro1">
          <table:table-cell office:value-type="float" office:value="0.0814603" calcext:value-type="float">
            <text:p>0.0814603</text:p>
          </table:table-cell>
          <table:table-cell office:value-type="float" office:value="0.16541" calcext:value-type="float">
            <text:p>0.16541</text:p>
          </table:table-cell>
          <table:table-cell table:formula="of:=[.A1820]*[.A1820]" office:value-type="float" office:value="0.00663578047609" calcext:value-type="float">
            <text:p>0.00663578047609</text:p>
          </table:table-cell>
          <table:table-cell table:formula="of:=([.A1820]-[.B1820])*([.A1820]-[.B1820])" office:value-type="float" office:value="0.00704755213009" calcext:value-type="float">
            <text:p>0.00704755213009</text:p>
          </table:table-cell>
          <table:table-cell table:number-columns-repeated="2"/>
        </table:table-row>
        <table:table-row table:style-name="ro1">
          <table:table-cell office:value-type="float" office:value="0.150399" calcext:value-type="float">
            <text:p>0.150399</text:p>
          </table:table-cell>
          <table:table-cell office:value-type="float" office:value="0.279944" calcext:value-type="float">
            <text:p>0.279944</text:p>
          </table:table-cell>
          <table:table-cell table:formula="of:=[.A1821]*[.A1821]" office:value-type="float" office:value="0.022619859201" calcext:value-type="float">
            <text:p>0.022619859201</text:p>
          </table:table-cell>
          <table:table-cell table:formula="of:=([.A1821]-[.B1821])*([.A1821]-[.B1821])" office:value-type="float" office:value="0.016781907025" calcext:value-type="float">
            <text:p>0.016781907025</text:p>
          </table:table-cell>
          <table:table-cell table:number-columns-repeated="2"/>
        </table:table-row>
        <table:table-row table:style-name="ro1">
          <table:table-cell office:value-type="float" office:value="0.106148" calcext:value-type="float">
            <text:p>0.106148</text:p>
          </table:table-cell>
          <table:table-cell office:value-type="float" office:value="0.0128672" calcext:value-type="float">
            <text:p>0.0128672</text:p>
          </table:table-cell>
          <table:table-cell table:formula="of:=[.A1822]*[.A1822]" office:value-type="float" office:value="0.011267397904" calcext:value-type="float">
            <text:p>0.011267397904</text:p>
          </table:table-cell>
          <table:table-cell table:formula="of:=([.A1822]-[.B1822])*([.A1822]-[.B1822])" office:value-type="float" office:value="0.00870130764864" calcext:value-type="float">
            <text:p>0.00870130764864</text:p>
          </table:table-cell>
          <table:table-cell table:number-columns-repeated="2"/>
        </table:table-row>
        <table:table-row table:style-name="ro1">
          <table:table-cell office:value-type="float" office:value="0.155478" calcext:value-type="float">
            <text:p>0.155478</text:p>
          </table:table-cell>
          <table:table-cell office:value-type="float" office:value="0.397636" calcext:value-type="float">
            <text:p>0.397636</text:p>
          </table:table-cell>
          <table:table-cell table:formula="of:=[.A1823]*[.A1823]" office:value-type="float" office:value="0.024173408484" calcext:value-type="float">
            <text:p>0.024173408484</text:p>
          </table:table-cell>
          <table:table-cell table:formula="of:=([.A1823]-[.B1823])*([.A1823]-[.B1823])" office:value-type="float" office:value="0.058640496964" calcext:value-type="float">
            <text:p>0.058640496964</text:p>
          </table:table-cell>
          <table:table-cell table:number-columns-repeated="2"/>
        </table:table-row>
        <table:table-row table:style-name="ro1">
          <table:table-cell office:value-type="float" office:value="0.229036" calcext:value-type="float">
            <text:p>0.229036</text:p>
          </table:table-cell>
          <table:table-cell office:value-type="float" office:value="0.412599" calcext:value-type="float">
            <text:p>0.412599</text:p>
          </table:table-cell>
          <table:table-cell table:formula="of:=[.A1824]*[.A1824]" office:value-type="float" office:value="0.052457489296" calcext:value-type="float">
            <text:p>0.052457489296</text:p>
          </table:table-cell>
          <table:table-cell table:formula="of:=([.A1824]-[.B1824])*([.A1824]-[.B1824])" office:value-type="float" office:value="0.033695374969" calcext:value-type="float">
            <text:p>0.033695374969</text:p>
          </table:table-cell>
          <table:table-cell table:number-columns-repeated="2"/>
        </table:table-row>
        <table:table-row table:style-name="ro1">
          <table:table-cell office:value-type="float" office:value="0.491924" calcext:value-type="float">
            <text:p>0.491924</text:p>
          </table:table-cell>
          <table:table-cell office:value-type="float" office:value="0.602211" calcext:value-type="float">
            <text:p>0.602211</text:p>
          </table:table-cell>
          <table:table-cell table:formula="of:=[.A1825]*[.A1825]" office:value-type="float" office:value="0.241989221776" calcext:value-type="float">
            <text:p>0.241989221776</text:p>
          </table:table-cell>
          <table:table-cell table:formula="of:=([.A1825]-[.B1825])*([.A1825]-[.B1825])" office:value-type="float" office:value="0.012163222369" calcext:value-type="float">
            <text:p>0.012163222369</text:p>
          </table:table-cell>
          <table:table-cell table:number-columns-repeated="2"/>
        </table:table-row>
        <table:table-row table:style-name="ro1">
          <table:table-cell office:value-type="float" office:value="0.561025" calcext:value-type="float">
            <text:p>0.561025</text:p>
          </table:table-cell>
          <table:table-cell office:value-type="float" office:value="0.539926" calcext:value-type="float">
            <text:p>0.539926</text:p>
          </table:table-cell>
          <table:table-cell table:formula="of:=[.A1826]*[.A1826]" office:value-type="float" office:value="0.314749050625" calcext:value-type="float">
            <text:p>0.314749050625</text:p>
          </table:table-cell>
          <table:table-cell table:formula="of:=([.A1826]-[.B1826])*([.A1826]-[.B1826])" office:value-type="float" office:value="0.000445167800999999" calcext:value-type="float">
            <text:p>0.000445167800999999</text:p>
          </table:table-cell>
          <table:table-cell table:number-columns-repeated="2"/>
        </table:table-row>
        <table:table-row table:style-name="ro1">
          <table:table-cell office:value-type="float" office:value="0.561024" calcext:value-type="float">
            <text:p>0.561024</text:p>
          </table:table-cell>
          <table:table-cell office:value-type="float" office:value="0.553551" calcext:value-type="float">
            <text:p>0.553551</text:p>
          </table:table-cell>
          <table:table-cell table:formula="of:=[.A1827]*[.A1827]" office:value-type="float" office:value="0.314747928576" calcext:value-type="float">
            <text:p>0.314747928576</text:p>
          </table:table-cell>
          <table:table-cell table:formula="of:=([.A1827]-[.B1827])*([.A1827]-[.B1827])" office:value-type="float" office:value="0.0000558457289999993" calcext:value-type="float">
            <text:p>5.58457289999993E-05</text:p>
          </table:table-cell>
          <table:table-cell table:number-columns-repeated="2"/>
        </table:table-row>
        <table:table-row table:style-name="ro1">
          <table:table-cell office:value-type="float" office:value="0.747364" calcext:value-type="float">
            <text:p>0.747364</text:p>
          </table:table-cell>
          <table:table-cell office:value-type="float" office:value="0.802031" calcext:value-type="float">
            <text:p>0.802031</text:p>
          </table:table-cell>
          <table:table-cell table:formula="of:=[.A1828]*[.A1828]" office:value-type="float" office:value="0.558552948496" calcext:value-type="float">
            <text:p>0.558552948496</text:p>
          </table:table-cell>
          <table:table-cell table:formula="of:=([.A1828]-[.B1828])*([.A1828]-[.B1828])" office:value-type="float" office:value="0.002988480889" calcext:value-type="float">
            <text:p>0.002988480889</text:p>
          </table:table-cell>
          <table:table-cell table:number-columns-repeated="2"/>
        </table:table-row>
        <table:table-row table:style-name="ro1">
          <table:table-cell office:value-type="float" office:value="0.747365" calcext:value-type="float">
            <text:p>0.747365</text:p>
          </table:table-cell>
          <table:table-cell office:value-type="float" office:value="0.840762" calcext:value-type="float">
            <text:p>0.840762</text:p>
          </table:table-cell>
          <table:table-cell table:formula="of:=[.A1829]*[.A1829]" office:value-type="float" office:value="0.558554443225" calcext:value-type="float">
            <text:p>0.558554443225</text:p>
          </table:table-cell>
          <table:table-cell table:formula="of:=([.A1829]-[.B1829])*([.A1829]-[.B1829])" office:value-type="float" office:value="0.00872299960900001" calcext:value-type="float">
            <text:p>0.00872299960900001</text:p>
          </table:table-cell>
          <table:table-cell table:number-columns-repeated="2"/>
        </table:table-row>
        <table:table-row table:style-name="ro1">
          <table:table-cell office:value-type="float" office:value="0.747364" calcext:value-type="float">
            <text:p>0.747364</text:p>
          </table:table-cell>
          <table:table-cell office:value-type="float" office:value="0.880162" calcext:value-type="float">
            <text:p>0.880162</text:p>
          </table:table-cell>
          <table:table-cell table:formula="of:=[.A1830]*[.A1830]" office:value-type="float" office:value="0.558552948496" calcext:value-type="float">
            <text:p>0.558552948496</text:p>
          </table:table-cell>
          <table:table-cell table:formula="of:=([.A1830]-[.B1830])*([.A1830]-[.B1830])" office:value-type="float" office:value="0.017635308804" calcext:value-type="float">
            <text:p>0.017635308804</text:p>
          </table:table-cell>
          <table:table-cell table:number-columns-repeated="2"/>
        </table:table-row>
        <table:table-row table:style-name="ro1">
          <table:table-cell office:value-type="float" office:value="0.797252" calcext:value-type="float">
            <text:p>0.797252</text:p>
          </table:table-cell>
          <table:table-cell office:value-type="float" office:value="0.930284" calcext:value-type="float">
            <text:p>0.930284</text:p>
          </table:table-cell>
          <table:table-cell table:formula="of:=[.A1831]*[.A1831]" office:value-type="float" office:value="0.635610751504" calcext:value-type="float">
            <text:p>0.635610751504</text:p>
          </table:table-cell>
          <table:table-cell table:formula="of:=([.A1831]-[.B1831])*([.A1831]-[.B1831])" office:value-type="float" office:value="0.017697513024" calcext:value-type="float">
            <text:p>0.017697513024</text:p>
          </table:table-cell>
          <table:table-cell table:number-columns-repeated="2"/>
        </table:table-row>
        <table:table-row table:style-name="ro1">
          <table:table-cell office:value-type="float" office:value="0.985841" calcext:value-type="float">
            <text:p>0.985841</text:p>
          </table:table-cell>
          <table:table-cell office:value-type="float" office:value="0.929029" calcext:value-type="float">
            <text:p>0.929029</text:p>
          </table:table-cell>
          <table:table-cell table:formula="of:=[.A1832]*[.A1832]" office:value-type="float" office:value="0.971882477281" calcext:value-type="float">
            <text:p>0.971882477281</text:p>
          </table:table-cell>
          <table:table-cell table:formula="of:=([.A1832]-[.B1832])*([.A1832]-[.B1832])" office:value-type="float" office:value="0.003227603344" calcext:value-type="float">
            <text:p>0.003227603344</text:p>
          </table:table-cell>
          <table:table-cell table:number-columns-repeated="2"/>
        </table:table-row>
        <table:table-row table:style-name="ro1">
          <table:table-cell office:value-type="float" office:value="0.985841" calcext:value-type="float">
            <text:p>0.985841</text:p>
          </table:table-cell>
          <table:table-cell office:value-type="float" office:value="0.970769" calcext:value-type="float">
            <text:p>0.970769</text:p>
          </table:table-cell>
          <table:table-cell table:formula="of:=[.A1833]*[.A1833]" office:value-type="float" office:value="0.971882477281" calcext:value-type="float">
            <text:p>0.971882477281</text:p>
          </table:table-cell>
          <table:table-cell table:formula="of:=([.A1833]-[.B1833])*([.A1833]-[.B1833])" office:value-type="float" office:value="0.000227165183999999" calcext:value-type="float">
            <text:p>0.000227165183999999</text:p>
          </table:table-cell>
          <table:table-cell table:number-columns-repeated="2"/>
        </table:table-row>
        <table:table-row table:style-name="ro1">
          <table:table-cell office:value-type="float" office:value="0.999985" calcext:value-type="float">
            <text:p>0.999985</text:p>
          </table:table-cell>
          <table:table-cell office:value-type="float" office:value="0.994857" calcext:value-type="float">
            <text:p>0.994857</text:p>
          </table:table-cell>
          <table:table-cell table:formula="of:=[.A1834]*[.A1834]" office:value-type="float" office:value="0.999970000225" calcext:value-type="float">
            <text:p>0.999970000225</text:p>
          </table:table-cell>
          <table:table-cell table:formula="of:=([.A1834]-[.B1834])*([.A1834]-[.B1834])" office:value-type="float" office:value="0.0000262963840000002" calcext:value-type="float">
            <text:p>2.62963840000002E-05</text:p>
          </table:table-cell>
          <table:table-cell table:number-columns-repeated="2"/>
        </table:table-row>
        <table:table-row table:style-name="ro1">
          <table:table-cell office:value-type="float" office:value="0.0000663996" calcext:value-type="float">
            <text:p>0.0000663996</text:p>
          </table:table-cell>
          <table:table-cell office:value-type="float" office:value="0.00000262077" calcext:value-type="float">
            <text:p>0.00000262077</text:p>
          </table:table-cell>
          <table:table-cell table:formula="of:=[.A1835]*[.A1835]" office:value-type="float" office:value="0.00000000440890688016" calcext:value-type="float">
            <text:p>4.40890688016E-09</text:p>
          </table:table-cell>
          <table:table-cell table:formula="of:=([.A1835]-[.B1835])*([.A1835]-[.B1835])" office:value-type="float" office:value="0.00000000406773915617" calcext:value-type="float">
            <text:p>4.0677391561689E-09</text:p>
          </table:table-cell>
          <table:table-cell table:number-columns-repeated="2"/>
        </table:table-row>
        <table:table-row table:style-name="ro1">
          <table:table-cell office:value-type="float" office:value="0.0000406504" calcext:value-type="float">
            <text:p>0.0000406504</text:p>
          </table:table-cell>
          <table:table-cell office:value-type="float" office:value="0.0000323965" calcext:value-type="float">
            <text:p>0.0000323965</text:p>
          </table:table-cell>
          <table:table-cell table:formula="of:=[.A1836]*[.A1836]" office:value-type="float" office:value="0.00000000165245502016" calcext:value-type="float">
            <text:p>1.65245502016E-09</text:p>
          </table:table-cell>
          <table:table-cell table:formula="of:=([.A1836]-[.B1836])*([.A1836]-[.B1836])" office:value-type="float" office:value="0.00000000006812686521" calcext:value-type="float">
            <text:p>6.812686521E-11</text:p>
          </table:table-cell>
          <table:table-cell table:number-columns-repeated="2"/>
        </table:table-row>
        <table:table-row table:style-name="ro1">
          <table:table-cell office:value-type="float" office:value="0.0000224113" calcext:value-type="float">
            <text:p>0.0000224113</text:p>
          </table:table-cell>
          <table:table-cell office:value-type="float" office:value="0.00113298" calcext:value-type="float">
            <text:p>0.00113298</text:p>
          </table:table-cell>
          <table:table-cell table:formula="of:=[.A1837]*[.A1837]" office:value-type="float" office:value="0.00000000050226636769" calcext:value-type="float">
            <text:p>5.0226636769E-10</text:p>
          </table:table-cell>
          <table:table-cell table:formula="of:=([.A1837]-[.B1837])*([.A1837]-[.B1837])" office:value-type="float" office:value="0.00000123336283741969" calcext:value-type="float">
            <text:p>1.23336283741969E-06</text:p>
          </table:table-cell>
          <table:table-cell table:number-columns-repeated="2"/>
        </table:table-row>
        <table:table-row table:style-name="ro1">
          <table:table-cell office:value-type="float" office:value="0.0000155568" calcext:value-type="float">
            <text:p>0.0000155568</text:p>
          </table:table-cell>
          <table:table-cell office:value-type="float" office:value="0.000497114" calcext:value-type="float">
            <text:p>0.000497114</text:p>
          </table:table-cell>
          <table:table-cell table:formula="of:=[.A1838]*[.A1838]" office:value-type="float" office:value="0.00000000024201402624" calcext:value-type="float">
            <text:p>2.4201402624E-10</text:p>
          </table:table-cell>
          <table:table-cell table:formula="of:=([.A1838]-[.B1838])*([.A1838]-[.B1838])" office:value-type="float" office:value="0.00000023189733687184" calcext:value-type="float">
            <text:p>2.3189733687184E-07</text:p>
          </table:table-cell>
          <table:table-cell table:number-columns-repeated="2"/>
        </table:table-row>
        <table:table-row table:style-name="ro1">
          <table:table-cell office:value-type="float" office:value="0.0000541806" calcext:value-type="float">
            <text:p>0.0000541806</text:p>
          </table:table-cell>
          <table:table-cell office:value-type="float" office:value="0.000215799" calcext:value-type="float">
            <text:p>0.000215799</text:p>
          </table:table-cell>
          <table:table-cell table:formula="of:=[.A1839]*[.A1839]" office:value-type="float" office:value="0.00000000293553741636" calcext:value-type="float">
            <text:p>2.93553741636E-09</text:p>
          </table:table-cell>
          <table:table-cell table:formula="of:=([.A1839]-[.B1839])*([.A1839]-[.B1839])" office:value-type="float" office:value="0.00000002612050721856" calcext:value-type="float">
            <text:p>2.612050721856E-08</text:p>
          </table:table-cell>
          <table:table-cell table:number-columns-repeated="2"/>
        </table:table-row>
        <table:table-row table:style-name="ro1">
          <table:table-cell office:value-type="float" office:value="0.0000842214" calcext:value-type="float">
            <text:p>0.0000842214</text:p>
          </table:table-cell>
          <table:table-cell office:value-type="float" office:value="0.00426289" calcext:value-type="float">
            <text:p>0.00426289</text:p>
          </table:table-cell>
          <table:table-cell table:formula="of:=[.A1840]*[.A1840]" office:value-type="float" office:value="0.00000000709324421796" calcext:value-type="float">
            <text:p>7.09324421796E-09</text:p>
          </table:table-cell>
          <table:table-cell table:formula="of:=([.A1840]-[.B1840])*([.A1840]-[.B1840])" office:value-type="float" office:value="0.000017461271268626" calcext:value-type="float">
            <text:p>1.7461271268626E-05</text:p>
          </table:table-cell>
          <table:table-cell table:number-columns-repeated="2"/>
        </table:table-row>
        <table:table-row table:style-name="ro1">
          <table:table-cell office:value-type="float" office:value="0.000120342" calcext:value-type="float">
            <text:p>0.000120342</text:p>
          </table:table-cell>
          <table:table-cell office:value-type="float" office:value="0.000377276" calcext:value-type="float">
            <text:p>0.000377276</text:p>
          </table:table-cell>
          <table:table-cell table:formula="of:=[.A1841]*[.A1841]" office:value-type="float" office:value="0.000000014482196964" calcext:value-type="float">
            <text:p>1.4482196964E-08</text:p>
          </table:table-cell>
          <table:table-cell table:formula="of:=([.A1841]-[.B1841])*([.A1841]-[.B1841])" office:value-type="float" office:value="0.000000066015080356" calcext:value-type="float">
            <text:p>6.6015080356E-08</text:p>
          </table:table-cell>
          <table:table-cell table:number-columns-repeated="2"/>
        </table:table-row>
        <table:table-row table:style-name="ro1">
          <table:table-cell office:value-type="float" office:value="0.0000104904" calcext:value-type="float">
            <text:p>0.0000104904</text:p>
          </table:table-cell>
          <table:table-cell office:value-type="float" office:value="0.00393167" calcext:value-type="float">
            <text:p>0.00393167</text:p>
          </table:table-cell>
          <table:table-cell table:formula="of:=[.A1842]*[.A1842]" office:value-type="float" office:value="0.00000000011004849216" calcext:value-type="float">
            <text:p>1.1004849216E-10</text:p>
          </table:table-cell>
          <table:table-cell table:formula="of:=([.A1842]-[.B1842])*([.A1842]-[.B1842])" office:value-type="float" office:value="0.0000153756494554562" calcext:value-type="float">
            <text:p>1.53756494554562E-05</text:p>
          </table:table-cell>
          <table:table-cell table:number-columns-repeated="2"/>
        </table:table-row>
        <table:table-row table:style-name="ro1">
          <table:table-cell office:value-type="float" office:value="0.00000685453" calcext:value-type="float">
            <text:p>0.00000685453</text:p>
          </table:table-cell>
          <table:table-cell office:value-type="float" office:value="0.000241537" calcext:value-type="float">
            <text:p>0.000241537</text:p>
          </table:table-cell>
          <table:table-cell table:formula="of:=[.A1843]*[.A1843]" office:value-type="float" office:value="0.00000000004698458152" calcext:value-type="float">
            <text:p>4.69845815209E-11</text:p>
          </table:table-cell>
          <table:table-cell table:formula="of:=([.A1843]-[.B1843])*([.A1843]-[.B1843])" office:value-type="float" office:value="0.0000000550758617253" calcext:value-type="float">
            <text:p>5.50758617253009E-08</text:p>
          </table:table-cell>
          <table:table-cell table:number-columns-repeated="2"/>
        </table:table-row>
        <table:table-row table:style-name="ro1">
          <table:table-cell office:value-type="float" office:value="0.000013411" calcext:value-type="float">
            <text:p>0.000013411</text:p>
          </table:table-cell>
          <table:table-cell office:value-type="float" office:value="0.0182825" calcext:value-type="float">
            <text:p>0.0182825</text:p>
          </table:table-cell>
          <table:table-cell table:formula="of:=[.A1844]*[.A1844]" office:value-type="float" office:value="0.000000000179854921" calcext:value-type="float">
            <text:p>1.79854921E-10</text:p>
          </table:table-cell>
          <table:table-cell table:formula="of:=([.A1844]-[.B1844])*([.A1844]-[.B1844])" office:value-type="float" office:value="0.000333759612889921" calcext:value-type="float">
            <text:p>0.000333759612889921</text:p>
          </table:table-cell>
          <table:table-cell table:number-columns-repeated="2"/>
        </table:table-row>
        <table:table-row table:style-name="ro1">
          <table:table-cell office:value-type="float" office:value="0.0000287294" calcext:value-type="float">
            <text:p>0.0000287294</text:p>
          </table:table-cell>
          <table:table-cell office:value-type="float" office:value="0.0047286" calcext:value-type="float">
            <text:p>0.0047286</text:p>
          </table:table-cell>
          <table:table-cell table:formula="of:=[.A1845]*[.A1845]" office:value-type="float" office:value="0.00000000082537842436" calcext:value-type="float">
            <text:p>8.2537842436E-10</text:p>
          </table:table-cell>
          <table:table-cell table:formula="of:=([.A1845]-[.B1845])*([.A1845]-[.B1845])" office:value-type="float" office:value="0.0000220887836567444" calcext:value-type="float">
            <text:p>2.20887836567444E-05</text:p>
          </table:table-cell>
          <table:table-cell table:number-columns-repeated="2"/>
        </table:table-row>
        <table:table-row table:style-name="ro1">
          <table:table-cell office:value-type="float" office:value="0.000180066" calcext:value-type="float">
            <text:p>0.000180066</text:p>
          </table:table-cell>
          <table:table-cell office:value-type="float" office:value="0.0159288" calcext:value-type="float">
            <text:p>0.0159288</text:p>
          </table:table-cell>
          <table:table-cell table:formula="of:=[.A1846]*[.A1846]" office:value-type="float" office:value="0.000000032423764356" calcext:value-type="float">
            <text:p>3.2423764356E-08</text:p>
          </table:table-cell>
          <table:table-cell table:formula="of:=([.A1846]-[.B1846])*([.A1846]-[.B1846])" office:value-type="float" office:value="0.000248022622602756" calcext:value-type="float">
            <text:p>0.000248022622602756</text:p>
          </table:table-cell>
          <table:table-cell table:number-columns-repeated="2"/>
        </table:table-row>
        <table:table-row table:style-name="ro1">
          <table:table-cell office:value-type="float" office:value="0.0000665188" calcext:value-type="float">
            <text:p>0.0000665188</text:p>
          </table:table-cell>
          <table:table-cell office:value-type="float" office:value="0.0305115" calcext:value-type="float">
            <text:p>0.0305115</text:p>
          </table:table-cell>
          <table:table-cell table:formula="of:=[.A1847]*[.A1847]" office:value-type="float" office:value="0.00000000442475075344" calcext:value-type="float">
            <text:p>4.42475075344E-09</text:p>
          </table:table-cell>
          <table:table-cell table:formula="of:=([.A1847]-[.B1847])*([.A1847]-[.B1847])" office:value-type="float" office:value="0.000926896880268354" calcext:value-type="float">
            <text:p>0.000926896880268354</text:p>
          </table:table-cell>
          <table:table-cell table:number-columns-repeated="2"/>
        </table:table-row>
        <table:table-row table:style-name="ro1">
          <table:table-cell office:value-type="float" office:value="0.000202417" calcext:value-type="float">
            <text:p>0.000202417</text:p>
          </table:table-cell>
          <table:table-cell office:value-type="float" office:value="0.00123546" calcext:value-type="float">
            <text:p>0.00123546</text:p>
          </table:table-cell>
          <table:table-cell table:formula="of:=[.A1848]*[.A1848]" office:value-type="float" office:value="0.000000040972641889" calcext:value-type="float">
            <text:p>4.0972641889E-08</text:p>
          </table:table-cell>
          <table:table-cell table:formula="of:=([.A1848]-[.B1848])*([.A1848]-[.B1848])" office:value-type="float" office:value="0.000001067177839849" calcext:value-type="float">
            <text:p>1.067177839849E-06</text:p>
          </table:table-cell>
          <table:table-cell table:number-columns-repeated="2"/>
        </table:table-row>
        <table:table-row table:style-name="ro1">
          <table:table-cell office:value-type="float" office:value="0.000269294" calcext:value-type="float">
            <text:p>0.000269294</text:p>
          </table:table-cell>
          <table:table-cell office:value-type="float" office:value="0.0181378" calcext:value-type="float">
            <text:p>0.0181378</text:p>
          </table:table-cell>
          <table:table-cell table:formula="of:=[.A1849]*[.A1849]" office:value-type="float" office:value="0.000000072519258436" calcext:value-type="float">
            <text:p>7.2519258436E-08</text:p>
          </table:table-cell>
          <table:table-cell table:formula="of:=([.A1849]-[.B1849])*([.A1849]-[.B1849])" office:value-type="float" office:value="0.000319283506672036" calcext:value-type="float">
            <text:p>0.000319283506672036</text:p>
          </table:table-cell>
          <table:table-cell table:number-columns-repeated="2"/>
        </table:table-row>
        <table:table-row table:style-name="ro1">
          <table:table-cell office:value-type="float" office:value="0.000269294" calcext:value-type="float">
            <text:p>0.000269294</text:p>
          </table:table-cell>
          <table:table-cell office:value-type="float" office:value="0.0312616" calcext:value-type="float">
            <text:p>0.0312616</text:p>
          </table:table-cell>
          <table:table-cell table:formula="of:=[.A1850]*[.A1850]" office:value-type="float" office:value="0.000000072519258436" calcext:value-type="float">
            <text:p>7.2519258436E-08</text:p>
          </table:table-cell>
          <table:table-cell table:formula="of:=([.A1850]-[.B1850])*([.A1850]-[.B1850])" office:value-type="float" office:value="0.000960523031197636" calcext:value-type="float">
            <text:p>0.000960523031197636</text:p>
          </table:table-cell>
          <table:table-cell table:number-columns-repeated="2"/>
        </table:table-row>
        <table:table-row table:style-name="ro1">
          <table:table-cell office:value-type="float" office:value="0.00227559" calcext:value-type="float">
            <text:p>0.00227559</text:p>
          </table:table-cell>
          <table:table-cell office:value-type="float" office:value="0.023989" calcext:value-type="float">
            <text:p>0.023989</text:p>
          </table:table-cell>
          <table:table-cell table:formula="of:=[.A1851]*[.A1851]" office:value-type="float" office:value="0.0000051783098481" calcext:value-type="float">
            <text:p>0.0000051783098481</text:p>
          </table:table-cell>
          <table:table-cell table:formula="of:=([.A1851]-[.B1851])*([.A1851]-[.B1851])" office:value-type="float" office:value="0.0004714721738281" calcext:value-type="float">
            <text:p>0.0004714721738281</text:p>
          </table:table-cell>
          <table:table-cell table:number-columns-repeated="2"/>
        </table:table-row>
        <table:table-row table:style-name="ro1">
          <table:table-cell office:value-type="float" office:value="0.00227559" calcext:value-type="float">
            <text:p>0.00227559</text:p>
          </table:table-cell>
          <table:table-cell office:value-type="float" office:value="0.0255922" calcext:value-type="float">
            <text:p>0.0255922</text:p>
          </table:table-cell>
          <table:table-cell table:formula="of:=[.A1852]*[.A1852]" office:value-type="float" office:value="0.0000051783098481" calcext:value-type="float">
            <text:p>0.0000051783098481</text:p>
          </table:table-cell>
          <table:table-cell table:formula="of:=([.A1852]-[.B1852])*([.A1852]-[.B1852])" office:value-type="float" office:value="0.0005436643018921" calcext:value-type="float">
            <text:p>0.0005436643018921</text:p>
          </table:table-cell>
          <table:table-cell table:number-columns-repeated="2"/>
        </table:table-row>
        <table:table-row table:style-name="ro1">
          <table:table-cell office:value-type="float" office:value="0.00227559" calcext:value-type="float">
            <text:p>0.00227559</text:p>
          </table:table-cell>
          <table:table-cell office:value-type="float" office:value="0.0707552" calcext:value-type="float">
            <text:p>0.0707552</text:p>
          </table:table-cell>
          <table:table-cell table:formula="of:=[.A1853]*[.A1853]" office:value-type="float" office:value="0.0000051783098481" calcext:value-type="float">
            <text:p>0.0000051783098481</text:p>
          </table:table-cell>
          <table:table-cell table:formula="of:=([.A1853]-[.B1853])*([.A1853]-[.B1853])" office:value-type="float" office:value="0.0046894569857521" calcext:value-type="float">
            <text:p>0.0046894569857521</text:p>
          </table:table-cell>
          <table:table-cell table:number-columns-repeated="2"/>
        </table:table-row>
        <table:table-row table:style-name="ro1">
          <table:table-cell office:value-type="float" office:value="0.00575602" calcext:value-type="float">
            <text:p>0.00575602</text:p>
          </table:table-cell>
          <table:table-cell office:value-type="float" office:value="0.0339152" calcext:value-type="float">
            <text:p>0.0339152</text:p>
          </table:table-cell>
          <table:table-cell table:formula="of:=[.A1854]*[.A1854]" office:value-type="float" office:value="0.0000331317662404" calcext:value-type="float">
            <text:p>0.0000331317662404</text:p>
          </table:table-cell>
          <table:table-cell table:formula="of:=([.A1854]-[.B1854])*([.A1854]-[.B1854])" office:value-type="float" office:value="0.0007929394182724" calcext:value-type="float">
            <text:p>0.0007929394182724</text:p>
          </table:table-cell>
          <table:table-cell table:number-columns-repeated="2"/>
        </table:table-row>
        <table:table-row table:style-name="ro1">
          <table:table-cell office:value-type="float" office:value="0.00540239" calcext:value-type="float">
            <text:p>0.00540239</text:p>
          </table:table-cell>
          <table:table-cell office:value-type="float" office:value="0.139363" calcext:value-type="float">
            <text:p>0.139363</text:p>
          </table:table-cell>
          <table:table-cell table:formula="of:=[.A1855]*[.A1855]" office:value-type="float" office:value="0.0000291858177121" calcext:value-type="float">
            <text:p>0.0000291858177121</text:p>
          </table:table-cell>
          <table:table-cell table:formula="of:=([.A1855]-[.B1855])*([.A1855]-[.B1855])" office:value-type="float" office:value="0.0179454450315721" calcext:value-type="float">
            <text:p>0.0179454450315721</text:p>
          </table:table-cell>
          <table:table-cell table:number-columns-repeated="2"/>
        </table:table-row>
        <table:table-row table:style-name="ro1">
          <table:table-cell office:value-type="float" office:value="0.00576323" calcext:value-type="float">
            <text:p>0.00576323</text:p>
          </table:table-cell>
          <table:table-cell office:value-type="float" office:value="0.176268" calcext:value-type="float">
            <text:p>0.176268</text:p>
          </table:table-cell>
          <table:table-cell table:formula="of:=[.A1856]*[.A1856]" office:value-type="float" office:value="0.0000332148200329" calcext:value-type="float">
            <text:p>0.0000332148200329</text:p>
          </table:table-cell>
          <table:table-cell table:formula="of:=([.A1856]-[.B1856])*([.A1856]-[.B1856])" office:value-type="float" office:value="0.0290718765927529" calcext:value-type="float">
            <text:p>0.0290718765927529</text:p>
          </table:table-cell>
          <table:table-cell table:number-columns-repeated="2"/>
        </table:table-row>
        <table:table-row table:style-name="ro1">
          <table:table-cell office:value-type="float" office:value="0.0532535" calcext:value-type="float">
            <text:p>0.0532535</text:p>
          </table:table-cell>
          <table:table-cell office:value-type="float" office:value="0.142315" calcext:value-type="float">
            <text:p>0.142315</text:p>
          </table:table-cell>
          <table:table-cell table:formula="of:=[.A1857]*[.A1857]" office:value-type="float" office:value="0.00283593526225" calcext:value-type="float">
            <text:p>0.00283593526225</text:p>
          </table:table-cell>
          <table:table-cell table:formula="of:=([.A1857]-[.B1857])*([.A1857]-[.B1857])" office:value-type="float" office:value="0.00793195078225" calcext:value-type="float">
            <text:p>0.00793195078225</text:p>
          </table:table-cell>
          <table:table-cell table:number-columns-repeated="2"/>
        </table:table-row>
        <table:table-row table:style-name="ro1">
          <table:table-cell office:value-type="float" office:value="0.295417" calcext:value-type="float">
            <text:p>0.295417</text:p>
          </table:table-cell>
          <table:table-cell office:value-type="float" office:value="0.306917" calcext:value-type="float">
            <text:p>0.306917</text:p>
          </table:table-cell>
          <table:table-cell table:formula="of:=[.A1858]*[.A1858]" office:value-type="float" office:value="0.087271203889" calcext:value-type="float">
            <text:p>0.087271203889</text:p>
          </table:table-cell>
          <table:table-cell table:formula="of:=([.A1858]-[.B1858])*([.A1858]-[.B1858])" office:value-type="float" office:value="0.00013225" calcext:value-type="float">
            <text:p>0.00013225</text:p>
          </table:table-cell>
          <table:table-cell table:number-columns-repeated="2"/>
        </table:table-row>
        <table:table-row table:style-name="ro1">
          <table:table-cell office:value-type="float" office:value="0.578531" calcext:value-type="float">
            <text:p>0.578531</text:p>
          </table:table-cell>
          <table:table-cell office:value-type="float" office:value="0.299505" calcext:value-type="float">
            <text:p>0.299505</text:p>
          </table:table-cell>
          <table:table-cell table:formula="of:=[.A1859]*[.A1859]" office:value-type="float" office:value="0.334698117961" calcext:value-type="float">
            <text:p>0.334698117961</text:p>
          </table:table-cell>
          <table:table-cell table:formula="of:=([.A1859]-[.B1859])*([.A1859]-[.B1859])" office:value-type="float" office:value="0.077855508676" calcext:value-type="float">
            <text:p>0.077855508676</text:p>
          </table:table-cell>
          <table:table-cell table:number-columns-repeated="2"/>
        </table:table-row>
        <table:table-row table:style-name="ro1">
          <table:table-cell office:value-type="float" office:value="0.578531" calcext:value-type="float">
            <text:p>0.578531</text:p>
          </table:table-cell>
          <table:table-cell office:value-type="float" office:value="0.402651" calcext:value-type="float">
            <text:p>0.402651</text:p>
          </table:table-cell>
          <table:table-cell table:formula="of:=[.A1860]*[.A1860]" office:value-type="float" office:value="0.334698117961" calcext:value-type="float">
            <text:p>0.334698117961</text:p>
          </table:table-cell>
          <table:table-cell table:formula="of:=([.A1860]-[.B1860])*([.A1860]-[.B1860])" office:value-type="float" office:value="0.0309337744" calcext:value-type="float">
            <text:p>0.0309337744</text:p>
          </table:table-cell>
          <table:table-cell table:number-columns-repeated="2"/>
        </table:table-row>
        <table:table-row table:style-name="ro1">
          <table:table-cell office:value-type="float" office:value="0.578531" calcext:value-type="float">
            <text:p>0.578531</text:p>
          </table:table-cell>
          <table:table-cell office:value-type="float" office:value="0.418045" calcext:value-type="float">
            <text:p>0.418045</text:p>
          </table:table-cell>
          <table:table-cell table:formula="of:=[.A1861]*[.A1861]" office:value-type="float" office:value="0.334698117961" calcext:value-type="float">
            <text:p>0.334698117961</text:p>
          </table:table-cell>
          <table:table-cell table:formula="of:=([.A1861]-[.B1861])*([.A1861]-[.B1861])" office:value-type="float" office:value="0.025755756196" calcext:value-type="float">
            <text:p>0.025755756196</text:p>
          </table:table-cell>
          <table:table-cell table:number-columns-repeated="2"/>
        </table:table-row>
        <table:table-row table:style-name="ro1">
          <table:table-cell office:value-type="float" office:value="0.691811" calcext:value-type="float">
            <text:p>0.691811</text:p>
          </table:table-cell>
          <table:table-cell office:value-type="float" office:value="0.424573" calcext:value-type="float">
            <text:p>0.424573</text:p>
          </table:table-cell>
          <table:table-cell table:formula="of:=[.A1862]*[.A1862]" office:value-type="float" office:value="0.478602459721" calcext:value-type="float">
            <text:p>0.478602459721</text:p>
          </table:table-cell>
          <table:table-cell table:formula="of:=([.A1862]-[.B1862])*([.A1862]-[.B1862])" office:value-type="float" office:value="0.071416148644" calcext:value-type="float">
            <text:p>0.071416148644</text:p>
          </table:table-cell>
          <table:table-cell table:number-columns-repeated="2"/>
        </table:table-row>
        <table:table-row table:style-name="ro1">
          <table:table-cell office:value-type="float" office:value="0.691811" calcext:value-type="float">
            <text:p>0.691811</text:p>
          </table:table-cell>
          <table:table-cell office:value-type="float" office:value="0.376321" calcext:value-type="float">
            <text:p>0.376321</text:p>
          </table:table-cell>
          <table:table-cell table:formula="of:=[.A1863]*[.A1863]" office:value-type="float" office:value="0.478602459721" calcext:value-type="float">
            <text:p>0.478602459721</text:p>
          </table:table-cell>
          <table:table-cell table:formula="of:=([.A1863]-[.B1863])*([.A1863]-[.B1863])" office:value-type="float" office:value="0.0995339401" calcext:value-type="float">
            <text:p>0.0995339401</text:p>
          </table:table-cell>
          <table:table-cell table:number-columns-repeated="2"/>
        </table:table-row>
        <table:table-row table:style-name="ro1">
          <table:table-cell office:value-type="float" office:value="0.748617" calcext:value-type="float">
            <text:p>0.748617</text:p>
          </table:table-cell>
          <table:table-cell office:value-type="float" office:value="0.444786" calcext:value-type="float">
            <text:p>0.444786</text:p>
          </table:table-cell>
          <table:table-cell table:formula="of:=[.A1864]*[.A1864]" office:value-type="float" office:value="0.560427412689" calcext:value-type="float">
            <text:p>0.560427412689</text:p>
          </table:table-cell>
          <table:table-cell table:formula="of:=([.A1864]-[.B1864])*([.A1864]-[.B1864])" office:value-type="float" office:value="0.092313276561" calcext:value-type="float">
            <text:p>0.092313276561</text:p>
          </table:table-cell>
          <table:table-cell table:number-columns-repeated="2"/>
        </table:table-row>
        <table:table-row table:style-name="ro1">
          <table:table-cell office:value-type="float" office:value="0.748617" calcext:value-type="float">
            <text:p>0.748617</text:p>
          </table:table-cell>
          <table:table-cell office:value-type="float" office:value="0.684613" calcext:value-type="float">
            <text:p>0.684613</text:p>
          </table:table-cell>
          <table:table-cell table:formula="of:=[.A1865]*[.A1865]" office:value-type="float" office:value="0.560427412689" calcext:value-type="float">
            <text:p>0.560427412689</text:p>
          </table:table-cell>
          <table:table-cell table:formula="of:=([.A1865]-[.B1865])*([.A1865]-[.B1865])" office:value-type="float" office:value="0.00409651201599999" calcext:value-type="float">
            <text:p>0.00409651201599999</text:p>
          </table:table-cell>
          <table:table-cell table:number-columns-repeated="2"/>
        </table:table-row>
        <table:table-row table:style-name="ro1">
          <table:table-cell office:value-type="float" office:value="0.748617" calcext:value-type="float">
            <text:p>0.748617</text:p>
          </table:table-cell>
          <table:table-cell office:value-type="float" office:value="0.716104" calcext:value-type="float">
            <text:p>0.716104</text:p>
          </table:table-cell>
          <table:table-cell table:formula="of:=[.A1866]*[.A1866]" office:value-type="float" office:value="0.560427412689" calcext:value-type="float">
            <text:p>0.560427412689</text:p>
          </table:table-cell>
          <table:table-cell table:formula="of:=([.A1866]-[.B1866])*([.A1866]-[.B1866])" office:value-type="float" office:value="0.001057095169" calcext:value-type="float">
            <text:p>0.001057095169</text:p>
          </table:table-cell>
          <table:table-cell table:number-columns-repeated="2"/>
        </table:table-row>
        <table:table-row table:style-name="ro1">
          <table:table-cell office:value-type="float" office:value="0.748617" calcext:value-type="float">
            <text:p>0.748617</text:p>
          </table:table-cell>
          <table:table-cell office:value-type="float" office:value="0.715709" calcext:value-type="float">
            <text:p>0.715709</text:p>
          </table:table-cell>
          <table:table-cell table:formula="of:=[.A1867]*[.A1867]" office:value-type="float" office:value="0.560427412689" calcext:value-type="float">
            <text:p>0.560427412689</text:p>
          </table:table-cell>
          <table:table-cell table:formula="of:=([.A1867]-[.B1867])*([.A1867]-[.B1867])" office:value-type="float" office:value="0.001082936464" calcext:value-type="float">
            <text:p>0.001082936464</text:p>
          </table:table-cell>
          <table:table-cell table:number-columns-repeated="2"/>
        </table:table-row>
        <table:table-row table:style-name="ro1">
          <table:table-cell office:value-type="float" office:value="0.902809" calcext:value-type="float">
            <text:p>0.902809</text:p>
          </table:table-cell>
          <table:table-cell office:value-type="float" office:value="0.763898" calcext:value-type="float">
            <text:p>0.763898</text:p>
          </table:table-cell>
          <table:table-cell table:formula="of:=[.A1868]*[.A1868]" office:value-type="float" office:value="0.815064090481" calcext:value-type="float">
            <text:p>0.815064090481</text:p>
          </table:table-cell>
          <table:table-cell table:formula="of:=([.A1868]-[.B1868])*([.A1868]-[.B1868])" office:value-type="float" office:value="0.019296265921" calcext:value-type="float">
            <text:p>0.019296265921</text:p>
          </table:table-cell>
          <table:table-cell table:number-columns-repeated="2"/>
        </table:table-row>
        <table:table-row table:style-name="ro1">
          <table:table-cell office:value-type="float" office:value="0.894369" calcext:value-type="float">
            <text:p>0.894369</text:p>
          </table:table-cell>
          <table:table-cell office:value-type="float" office:value="0.793436" calcext:value-type="float">
            <text:p>0.793436</text:p>
          </table:table-cell>
          <table:table-cell table:formula="of:=[.A1869]*[.A1869]" office:value-type="float" office:value="0.799895908161" calcext:value-type="float">
            <text:p>0.799895908161</text:p>
          </table:table-cell>
          <table:table-cell table:formula="of:=([.A1869]-[.B1869])*([.A1869]-[.B1869])" office:value-type="float" office:value="0.010187470489" calcext:value-type="float">
            <text:p>0.010187470489</text:p>
          </table:table-cell>
          <table:table-cell table:number-columns-repeated="2"/>
        </table:table-row>
        <table:table-row table:style-name="ro1">
          <table:table-cell office:value-type="float" office:value="0.947946" calcext:value-type="float">
            <text:p>0.947946</text:p>
          </table:table-cell>
          <table:table-cell office:value-type="float" office:value="0.918851" calcext:value-type="float">
            <text:p>0.918851</text:p>
          </table:table-cell>
          <table:table-cell table:formula="of:=[.A1870]*[.A1870]" office:value-type="float" office:value="0.898601618916" calcext:value-type="float">
            <text:p>0.898601618916</text:p>
          </table:table-cell>
          <table:table-cell table:formula="of:=([.A1870]-[.B1870])*([.A1870]-[.B1870])" office:value-type="float" office:value="0.000846519024999999" calcext:value-type="float">
            <text:p>0.000846519024999999</text:p>
          </table:table-cell>
          <table:table-cell table:number-columns-repeated="2"/>
        </table:table-row>
        <table:table-row table:style-name="ro1">
          <table:table-cell office:value-type="float" office:value="0.947946" calcext:value-type="float">
            <text:p>0.947946</text:p>
          </table:table-cell>
          <table:table-cell office:value-type="float" office:value="0.978211" calcext:value-type="float">
            <text:p>0.978211</text:p>
          </table:table-cell>
          <table:table-cell table:formula="of:=[.A1871]*[.A1871]" office:value-type="float" office:value="0.898601618916" calcext:value-type="float">
            <text:p>0.898601618916</text:p>
          </table:table-cell>
          <table:table-cell table:formula="of:=([.A1871]-[.B1871])*([.A1871]-[.B1871])" office:value-type="float" office:value="0.000915970225000006" calcext:value-type="float">
            <text:p>0.000915970225000006</text:p>
          </table:table-cell>
          <table:table-cell table:number-columns-repeated="2"/>
        </table:table-row>
        <table:table-row table:style-name="ro1">
          <table:table-cell office:value-type="float" office:value="0.986073" calcext:value-type="float">
            <text:p>0.986073</text:p>
          </table:table-cell>
          <table:table-cell office:value-type="float" office:value="0.998192" calcext:value-type="float">
            <text:p>0.998192</text:p>
          </table:table-cell>
          <table:table-cell table:formula="of:=[.A1872]*[.A1872]" office:value-type="float" office:value="0.972339961329" calcext:value-type="float">
            <text:p>0.972339961329</text:p>
          </table:table-cell>
          <table:table-cell table:formula="of:=([.A1872]-[.B1872])*([.A1872]-[.B1872])" office:value-type="float" office:value="0.000146870161" calcext:value-type="float">
            <text:p>0.000146870161</text:p>
          </table:table-cell>
          <table:table-cell table:number-columns-repeated="2"/>
        </table:table-row>
        <table:table-row table:style-name="ro1">
          <table:table-cell office:value-type="float" office:value="0.986073" calcext:value-type="float">
            <text:p>0.986073</text:p>
          </table:table-cell>
          <table:table-cell office:value-type="float" office:value="0.999997" calcext:value-type="float">
            <text:p>0.999997</text:p>
          </table:table-cell>
          <table:table-cell table:formula="of:=[.A1873]*[.A1873]" office:value-type="float" office:value="0.972339961329" calcext:value-type="float">
            <text:p>0.972339961329</text:p>
          </table:table-cell>
          <table:table-cell table:formula="of:=([.A1873]-[.B1873])*([.A1873]-[.B1873])" office:value-type="float" office:value="0.000193877776000001" calcext:value-type="float">
            <text:p>0.000193877776000001</text:p>
          </table:table-cell>
          <table:table-cell table:number-columns-repeated="2"/>
        </table:table-row>
        <table:table-row table:style-name="ro1">
          <table:table-cell office:value-type="float" office:value="0.00000363588" calcext:value-type="float">
            <text:p>0.00000363588</text:p>
          </table:table-cell>
          <table:table-cell office:value-type="float" office:value="0.000000396065" calcext:value-type="float">
            <text:p>0.000000396065</text:p>
          </table:table-cell>
          <table:table-cell table:formula="of:=[.A1874]*[.A1874]" office:value-type="float" office:value="0.00000000001321962337" calcext:value-type="float">
            <text:p>1.32196233744E-11</text:p>
          </table:table-cell>
          <table:table-cell table:formula="of:=([.A1874]-[.B1874])*([.A1874]-[.B1874])" office:value-type="float" office:value="0.00000000001049640123" calcext:value-type="float">
            <text:p>1.0496401234225E-11</text:p>
          </table:table-cell>
          <table:table-cell table:number-columns-repeated="2"/>
        </table:table-row>
        <table:table-row table:style-name="ro1">
          <table:table-cell office:value-type="float" office:value="0.00000363588" calcext:value-type="float">
            <text:p>0.00000363588</text:p>
          </table:table-cell>
          <table:table-cell office:value-type="float" office:value="0.00112875" calcext:value-type="float">
            <text:p>0.00112875</text:p>
          </table:table-cell>
          <table:table-cell table:formula="of:=[.A1875]*[.A1875]" office:value-type="float" office:value="0.00000000001321962337" calcext:value-type="float">
            <text:p>1.32196233744E-11</text:p>
          </table:table-cell>
          <table:table-cell table:formula="of:=([.A1875]-[.B1875])*([.A1875]-[.B1875])" office:value-type="float" office:value="0.00000126588178302337" calcext:value-type="float">
            <text:p>1.26588178302337E-06</text:p>
          </table:table-cell>
          <table:table-cell table:number-columns-repeated="2"/>
        </table:table-row>
        <table:table-row table:style-name="ro1">
          <table:table-cell office:value-type="float" office:value="0.000000834465" calcext:value-type="float">
            <text:p>0.000000834465</text:p>
          </table:table-cell>
          <table:table-cell office:value-type="float" office:value="0.0147715" calcext:value-type="float">
            <text:p>0.0147715</text:p>
          </table:table-cell>
          <table:table-cell table:formula="of:=[.A1876]*[.A1876]" office:value-type="float" office:value="0.00000000000069633184" calcext:value-type="float">
            <text:p>6.96331836225E-13</text:p>
          </table:table-cell>
          <table:table-cell table:formula="of:=([.A1876]-[.B1876])*([.A1876]-[.B1876])" office:value-type="float" office:value="0.000218172560346837" calcext:value-type="float">
            <text:p>0.000218172560346837</text:p>
          </table:table-cell>
          <table:table-cell table:number-columns-repeated="2"/>
        </table:table-row>
        <table:table-row table:style-name="ro1">
          <table:table-cell office:value-type="float" office:value="0.000000119209" calcext:value-type="float">
            <text:p>0.000000119209</text:p>
          </table:table-cell>
          <table:table-cell office:value-type="float" office:value="0.0102755" calcext:value-type="float">
            <text:p>0.0102755</text:p>
          </table:table-cell>
          <table:table-cell table:formula="of:=[.A1877]*[.A1877]" office:value-type="float" office:value="0.00000000000001421079" calcext:value-type="float">
            <text:p>1.4210785681E-14</text:p>
          </table:table-cell>
          <table:table-cell table:formula="of:=([.A1877]-[.B1877])*([.A1877]-[.B1877])" office:value-type="float" office:value="0.000105583450400052" calcext:value-type="float">
            <text:p>0.000105583450400052</text:p>
          </table:table-cell>
          <table:table-cell table:number-columns-repeated="2"/>
        </table:table-row>
        <table:table-row table:style-name="ro1">
          <table:table-cell office:value-type="float" office:value="0.000005126" calcext:value-type="float">
            <text:p>0.000005126</text:p>
          </table:table-cell>
          <table:table-cell office:value-type="float" office:value="0.00115864" calcext:value-type="float">
            <text:p>0.00115864</text:p>
          </table:table-cell>
          <table:table-cell table:formula="of:=[.A1878]*[.A1878]" office:value-type="float" office:value="0.000000000026275876" calcext:value-type="float">
            <text:p>2.6275876E-11</text:p>
          </table:table-cell>
          <table:table-cell table:formula="of:=([.A1878]-[.B1878])*([.A1878]-[.B1878])" office:value-type="float" office:value="0.000001330594548196" calcext:value-type="float">
            <text:p>1.330594548196E-06</text:p>
          </table:table-cell>
          <table:table-cell table:number-columns-repeated="2"/>
        </table:table-row>
        <table:table-row table:style-name="ro1">
          <table:table-cell office:value-type="float" office:value="0.00000166893" calcext:value-type="float">
            <text:p>0.00000166893</text:p>
          </table:table-cell>
          <table:table-cell office:value-type="float" office:value="0.0062366" calcext:value-type="float">
            <text:p>0.0062366</text:p>
          </table:table-cell>
          <table:table-cell table:formula="of:=[.A1879]*[.A1879]" office:value-type="float" office:value="0.00000000000278532734" calcext:value-type="float">
            <text:p>2.7853273449E-12</text:p>
          </table:table-cell>
          <table:table-cell table:formula="of:=([.A1879]-[.B1879])*([.A1879]-[.B1879])" office:value-type="float" office:value="0.0000388743654476513" calcext:value-type="float">
            <text:p>3.88743654476513E-05</text:p>
          </table:table-cell>
          <table:table-cell table:number-columns-repeated="2"/>
        </table:table-row>
        <table:table-row table:style-name="ro1">
          <table:table-cell office:value-type="float" office:value="0.00000339746" calcext:value-type="float">
            <text:p>0.00000339746</text:p>
          </table:table-cell>
          <table:table-cell office:value-type="float" office:value="0.00053492" calcext:value-type="float">
            <text:p>0.00053492</text:p>
          </table:table-cell>
          <table:table-cell table:formula="of:=[.A1880]*[.A1880]" office:value-type="float" office:value="0.00000000001154273445" calcext:value-type="float">
            <text:p>1.15427344516E-11</text:p>
          </table:table-cell>
          <table:table-cell table:formula="of:=([.A1880]-[.B1880])*([.A1880]-[.B1880])" office:value-type="float" office:value="0.00000028251621052805" calcext:value-type="float">
            <text:p>2.82516210528052E-07</text:p>
          </table:table-cell>
          <table:table-cell table:number-columns-repeated="2"/>
        </table:table-row>
        <table:table-row table:style-name="ro1">
          <table:table-cell office:value-type="float" office:value="0.0000299215" calcext:value-type="float">
            <text:p>0.0000299215</text:p>
          </table:table-cell>
          <table:table-cell office:value-type="float" office:value="0.0590332" calcext:value-type="float">
            <text:p>0.0590332</text:p>
          </table:table-cell>
          <table:table-cell table:formula="of:=[.A1881]*[.A1881]" office:value-type="float" office:value="0.00000000089529616225" calcext:value-type="float">
            <text:p>8.9529616225E-10</text:p>
          </table:table-cell>
          <table:table-cell table:formula="of:=([.A1881]-[.B1881])*([.A1881]-[.B1881])" office:value-type="float" office:value="0.00348138687374856" calcext:value-type="float">
            <text:p>0.00348138687374856</text:p>
          </table:table-cell>
          <table:table-cell table:number-columns-repeated="2"/>
        </table:table-row>
        <table:table-row table:style-name="ro1">
          <table:table-cell office:value-type="float" office:value="0.0000604391" calcext:value-type="float">
            <text:p>0.0000604391</text:p>
          </table:table-cell>
          <table:table-cell office:value-type="float" office:value="0.00000664549" calcext:value-type="float">
            <text:p>0.00000664549</text:p>
          </table:table-cell>
          <table:table-cell table:formula="of:=[.A1882]*[.A1882]" office:value-type="float" office:value="0.00000000365288480881" calcext:value-type="float">
            <text:p>3.65288480881E-09</text:p>
          </table:table-cell>
          <table:table-cell table:formula="of:=([.A1882]-[.B1882])*([.A1882]-[.B1882])" office:value-type="float" office:value="0.00000000289375247683" calcext:value-type="float">
            <text:p>2.8937524768321E-09</text:p>
          </table:table-cell>
          <table:table-cell table:number-columns-repeated="2"/>
        </table:table-row>
        <table:table-row table:style-name="ro1">
          <table:table-cell office:value-type="float" office:value="0.00000971556" calcext:value-type="float">
            <text:p>0.00000971556</text:p>
          </table:table-cell>
          <table:table-cell office:value-type="float" office:value="0.000482685" calcext:value-type="float">
            <text:p>0.000482685</text:p>
          </table:table-cell>
          <table:table-cell table:formula="of:=[.A1883]*[.A1883]" office:value-type="float" office:value="0.00000000009439210611" calcext:value-type="float">
            <text:p>9.43921061136E-11</text:p>
          </table:table-cell>
          <table:table-cell table:formula="of:=([.A1883]-[.B1883])*([.A1883]-[.B1883])" office:value-type="float" office:value="0.00000022370009117391" calcext:value-type="float">
            <text:p>2.23700091173914E-07</text:p>
          </table:table-cell>
          <table:table-cell table:number-columns-repeated="2"/>
        </table:table-row>
        <table:table-row table:style-name="ro1">
          <table:table-cell office:value-type="float" office:value="0.000079453" calcext:value-type="float">
            <text:p>0.000079453</text:p>
          </table:table-cell>
          <table:table-cell office:value-type="float" office:value="0.000198466" calcext:value-type="float">
            <text:p>0.000198466</text:p>
          </table:table-cell>
          <table:table-cell table:formula="of:=[.A1884]*[.A1884]" office:value-type="float" office:value="0.000000006312779209" calcext:value-type="float">
            <text:p>6.312779209E-09</text:p>
          </table:table-cell>
          <table:table-cell table:formula="of:=([.A1884]-[.B1884])*([.A1884]-[.B1884])" office:value-type="float" office:value="0.000000014164094169" calcext:value-type="float">
            <text:p>1.4164094169E-08</text:p>
          </table:table-cell>
          <table:table-cell table:number-columns-repeated="2"/>
        </table:table-row>
        <table:table-row table:style-name="ro1">
          <table:table-cell office:value-type="float" office:value="0.0000961423" calcext:value-type="float">
            <text:p>0.0000961423</text:p>
          </table:table-cell>
          <table:table-cell office:value-type="float" office:value="0.000209876" calcext:value-type="float">
            <text:p>0.000209876</text:p>
          </table:table-cell>
          <table:table-cell table:formula="of:=[.A1885]*[.A1885]" office:value-type="float" office:value="0.00000000924334184929" calcext:value-type="float">
            <text:p>9.24334184929E-09</text:p>
          </table:table-cell>
          <table:table-cell table:formula="of:=([.A1885]-[.B1885])*([.A1885]-[.B1885])" office:value-type="float" office:value="0.00000001293535451569" calcext:value-type="float">
            <text:p>1.293535451569E-08</text:p>
          </table:table-cell>
          <table:table-cell table:number-columns-repeated="2"/>
        </table:table-row>
        <table:table-row table:style-name="ro1">
          <table:table-cell office:value-type="float" office:value="0.000189841" calcext:value-type="float">
            <text:p>0.000189841</text:p>
          </table:table-cell>
          <table:table-cell office:value-type="float" office:value="0.00964437" calcext:value-type="float">
            <text:p>0.00964437</text:p>
          </table:table-cell>
          <table:table-cell table:formula="of:=[.A1886]*[.A1886]" office:value-type="float" office:value="0.000000036039605281" calcext:value-type="float">
            <text:p>3.6039605281E-08</text:p>
          </table:table-cell>
          <table:table-cell table:formula="of:=([.A1886]-[.B1886])*([.A1886]-[.B1886])" office:value-type="float" office:value="0.000089388118611841" calcext:value-type="float">
            <text:p>8.9388118611841E-05</text:p>
          </table:table-cell>
          <table:table-cell table:number-columns-repeated="2"/>
        </table:table-row>
        <table:table-row table:style-name="ro1">
          <table:table-cell office:value-type="float" office:value="0.000253916" calcext:value-type="float">
            <text:p>0.000253916</text:p>
          </table:table-cell>
          <table:table-cell office:value-type="float" office:value="0.00399483" calcext:value-type="float">
            <text:p>0.00399483</text:p>
          </table:table-cell>
          <table:table-cell table:formula="of:=[.A1887]*[.A1887]" office:value-type="float" office:value="0.000000064473335056" calcext:value-type="float">
            <text:p>6.4473335056E-08</text:p>
          </table:table-cell>
          <table:table-cell table:formula="of:=([.A1887]-[.B1887])*([.A1887]-[.B1887])" office:value-type="float" office:value="0.000013994437555396" calcext:value-type="float">
            <text:p>1.3994437555396E-05</text:p>
          </table:table-cell>
          <table:table-cell table:number-columns-repeated="2"/>
        </table:table-row>
        <table:table-row table:style-name="ro1">
          <table:table-cell office:value-type="float" office:value="0.000528991" calcext:value-type="float">
            <text:p>0.000528991</text:p>
          </table:table-cell>
          <table:table-cell office:value-type="float" office:value="0.0249439" calcext:value-type="float">
            <text:p>0.0249439</text:p>
          </table:table-cell>
          <table:table-cell table:formula="of:=[.A1888]*[.A1888]" office:value-type="float" office:value="0.000000279831478081" calcext:value-type="float">
            <text:p>2.79831478081E-07</text:p>
          </table:table-cell>
          <table:table-cell table:formula="of:=([.A1888]-[.B1888])*([.A1888]-[.B1888])" office:value-type="float" office:value="0.000596087781478281" calcext:value-type="float">
            <text:p>0.000596087781478281</text:p>
          </table:table-cell>
          <table:table-cell table:number-columns-repeated="2"/>
        </table:table-row>
        <table:table-row table:style-name="ro1">
          <table:table-cell office:value-type="float" office:value="0.000528991" calcext:value-type="float">
            <text:p>0.000528991</text:p>
          </table:table-cell>
          <table:table-cell office:value-type="float" office:value="0.023441" calcext:value-type="float">
            <text:p>0.023441</text:p>
          </table:table-cell>
          <table:table-cell table:formula="of:=[.A1889]*[.A1889]" office:value-type="float" office:value="0.000000279831478081" calcext:value-type="float">
            <text:p>2.79831478081E-07</text:p>
          </table:table-cell>
          <table:table-cell table:formula="of:=([.A1889]-[.B1889])*([.A1889]-[.B1889])" office:value-type="float" office:value="0.000524960156416081" calcext:value-type="float">
            <text:p>0.000524960156416081</text:p>
          </table:table-cell>
          <table:table-cell table:number-columns-repeated="2"/>
        </table:table-row>
        <table:table-row table:style-name="ro1">
          <table:table-cell office:value-type="float" office:value="0.000381649" calcext:value-type="float">
            <text:p>0.000381649</text:p>
          </table:table-cell>
          <table:table-cell office:value-type="float" office:value="0.0657968" calcext:value-type="float">
            <text:p>0.0657968</text:p>
          </table:table-cell>
          <table:table-cell table:formula="of:=[.A1890]*[.A1890]" office:value-type="float" office:value="0.000000145655959201" calcext:value-type="float">
            <text:p>1.45655959201E-07</text:p>
          </table:table-cell>
          <table:table-cell table:formula="of:=([.A1890]-[.B1890])*([.A1890]-[.B1890])" office:value-type="float" office:value="0.0042791419803528" calcext:value-type="float">
            <text:p>0.0042791419803528</text:p>
          </table:table-cell>
          <table:table-cell table:number-columns-repeated="2"/>
        </table:table-row>
        <table:table-row table:style-name="ro1">
          <table:table-cell office:value-type="float" office:value="0.0039767" calcext:value-type="float">
            <text:p>0.0039767</text:p>
          </table:table-cell>
          <table:table-cell office:value-type="float" office:value="0.118874" calcext:value-type="float">
            <text:p>0.118874</text:p>
          </table:table-cell>
          <table:table-cell table:formula="of:=[.A1891]*[.A1891]" office:value-type="float" office:value="0.00001581414289" calcext:value-type="float">
            <text:p>0.00001581414289</text:p>
          </table:table-cell>
          <table:table-cell table:formula="of:=([.A1891]-[.B1891])*([.A1891]-[.B1891])" office:value-type="float" office:value="0.01320138954729" calcext:value-type="float">
            <text:p>0.01320138954729</text:p>
          </table:table-cell>
          <table:table-cell table:number-columns-repeated="2"/>
        </table:table-row>
        <table:table-row table:style-name="ro1">
          <table:table-cell office:value-type="float" office:value="0.0115889" calcext:value-type="float">
            <text:p>0.0115889</text:p>
          </table:table-cell>
          <table:table-cell office:value-type="float" office:value="0.00831815" calcext:value-type="float">
            <text:p>0.00831815</text:p>
          </table:table-cell>
          <table:table-cell table:formula="of:=[.A1892]*[.A1892]" office:value-type="float" office:value="0.00013430260321" calcext:value-type="float">
            <text:p>0.00013430260321</text:p>
          </table:table-cell>
          <table:table-cell table:formula="of:=([.A1892]-[.B1892])*([.A1892]-[.B1892])" office:value-type="float" office:value="0.0000106978055625" calcext:value-type="float">
            <text:p>0.0000106978055625</text:p>
          </table:table-cell>
          <table:table-cell table:number-columns-repeated="2"/>
        </table:table-row>
        <table:table-row table:style-name="ro1">
          <table:table-cell office:value-type="float" office:value="0.0115889" calcext:value-type="float">
            <text:p>0.0115889</text:p>
          </table:table-cell>
          <table:table-cell office:value-type="float" office:value="0.0126937" calcext:value-type="float">
            <text:p>0.0126937</text:p>
          </table:table-cell>
          <table:table-cell table:formula="of:=[.A1893]*[.A1893]" office:value-type="float" office:value="0.00013430260321" calcext:value-type="float">
            <text:p>0.00013430260321</text:p>
          </table:table-cell>
          <table:table-cell table:formula="of:=([.A1893]-[.B1893])*([.A1893]-[.B1893])" office:value-type="float" office:value="0.00000122058304" calcext:value-type="float">
            <text:p>0.00000122058304</text:p>
          </table:table-cell>
          <table:table-cell table:number-columns-repeated="2"/>
        </table:table-row>
        <table:table-row table:style-name="ro1">
          <table:table-cell office:value-type="float" office:value="0.0281938" calcext:value-type="float">
            <text:p>0.0281938</text:p>
          </table:table-cell>
          <table:table-cell office:value-type="float" office:value="0.0537537" calcext:value-type="float">
            <text:p>0.0537537</text:p>
          </table:table-cell>
          <table:table-cell table:formula="of:=[.A1894]*[.A1894]" office:value-type="float" office:value="0.00079489035844" calcext:value-type="float">
            <text:p>0.00079489035844</text:p>
          </table:table-cell>
          <table:table-cell table:formula="of:=([.A1894]-[.B1894])*([.A1894]-[.B1894])" office:value-type="float" office:value="0.00065330848801" calcext:value-type="float">
            <text:p>0.00065330848801</text:p>
          </table:table-cell>
          <table:table-cell table:number-columns-repeated="2"/>
        </table:table-row>
        <table:table-row table:style-name="ro1">
          <table:table-cell office:value-type="float" office:value="0.183277" calcext:value-type="float">
            <text:p>0.183277</text:p>
          </table:table-cell>
          <table:table-cell office:value-type="float" office:value="0.266243" calcext:value-type="float">
            <text:p>0.266243</text:p>
          </table:table-cell>
          <table:table-cell table:formula="of:=[.A1895]*[.A1895]" office:value-type="float" office:value="0.033590458729" calcext:value-type="float">
            <text:p>0.033590458729</text:p>
          </table:table-cell>
          <table:table-cell table:formula="of:=([.A1895]-[.B1895])*([.A1895]-[.B1895])" office:value-type="float" office:value="0.006883357156" calcext:value-type="float">
            <text:p>0.006883357156</text:p>
          </table:table-cell>
          <table:table-cell table:number-columns-repeated="2"/>
        </table:table-row>
        <table:table-row table:style-name="ro1">
          <table:table-cell office:value-type="float" office:value="0.145056" calcext:value-type="float">
            <text:p>0.145056</text:p>
          </table:table-cell>
          <table:table-cell office:value-type="float" office:value="0.277376" calcext:value-type="float">
            <text:p>0.277376</text:p>
          </table:table-cell>
          <table:table-cell table:formula="of:=[.A1896]*[.A1896]" office:value-type="float" office:value="0.021041243136" calcext:value-type="float">
            <text:p>0.021041243136</text:p>
          </table:table-cell>
          <table:table-cell table:formula="of:=([.A1896]-[.B1896])*([.A1896]-[.B1896])" office:value-type="float" office:value="0.0175085824" calcext:value-type="float">
            <text:p>0.0175085824</text:p>
          </table:table-cell>
          <table:table-cell table:number-columns-repeated="2"/>
        </table:table-row>
        <table:table-row table:style-name="ro1">
          <table:table-cell office:value-type="float" office:value="0.398194" calcext:value-type="float">
            <text:p>0.398194</text:p>
          </table:table-cell>
          <table:table-cell office:value-type="float" office:value="0.250926" calcext:value-type="float">
            <text:p>0.250926</text:p>
          </table:table-cell>
          <table:table-cell table:formula="of:=[.A1897]*[.A1897]" office:value-type="float" office:value="0.158558461636" calcext:value-type="float">
            <text:p>0.158558461636</text:p>
          </table:table-cell>
          <table:table-cell table:formula="of:=([.A1897]-[.B1897])*([.A1897]-[.B1897])" office:value-type="float" office:value="0.021687863824" calcext:value-type="float">
            <text:p>0.021687863824</text:p>
          </table:table-cell>
          <table:table-cell table:number-columns-repeated="2"/>
        </table:table-row>
        <table:table-row table:style-name="ro1">
          <table:table-cell office:value-type="float" office:value="0.493285" calcext:value-type="float">
            <text:p>0.493285</text:p>
          </table:table-cell>
          <table:table-cell office:value-type="float" office:value="0.28291" calcext:value-type="float">
            <text:p>0.28291</text:p>
          </table:table-cell>
          <table:table-cell table:formula="of:=[.A1898]*[.A1898]" office:value-type="float" office:value="0.243330091225" calcext:value-type="float">
            <text:p>0.243330091225</text:p>
          </table:table-cell>
          <table:table-cell table:formula="of:=([.A1898]-[.B1898])*([.A1898]-[.B1898])" office:value-type="float" office:value="0.044257640625" calcext:value-type="float">
            <text:p>0.044257640625</text:p>
          </table:table-cell>
          <table:table-cell table:number-columns-repeated="2"/>
        </table:table-row>
        <table:table-row table:style-name="ro1">
          <table:table-cell office:value-type="float" office:value="0.816318" calcext:value-type="float">
            <text:p>0.816318</text:p>
          </table:table-cell>
          <table:table-cell office:value-type="float" office:value="0.595247" calcext:value-type="float">
            <text:p>0.595247</text:p>
          </table:table-cell>
          <table:table-cell table:formula="of:=[.A1899]*[.A1899]" office:value-type="float" office:value="0.666375077124" calcext:value-type="float">
            <text:p>0.666375077124</text:p>
          </table:table-cell>
          <table:table-cell table:formula="of:=([.A1899]-[.B1899])*([.A1899]-[.B1899])" office:value-type="float" office:value="0.048872387041" calcext:value-type="float">
            <text:p>0.048872387041</text:p>
          </table:table-cell>
          <table:table-cell table:number-columns-repeated="2"/>
        </table:table-row>
        <table:table-row table:style-name="ro1">
          <table:table-cell office:value-type="float" office:value="0.816317" calcext:value-type="float">
            <text:p>0.816317</text:p>
          </table:table-cell>
          <table:table-cell office:value-type="float" office:value="0.618006" calcext:value-type="float">
            <text:p>0.618006</text:p>
          </table:table-cell>
          <table:table-cell table:formula="of:=[.A1900]*[.A1900]" office:value-type="float" office:value="0.666373444489" calcext:value-type="float">
            <text:p>0.666373444489</text:p>
          </table:table-cell>
          <table:table-cell table:formula="of:=([.A1900]-[.B1900])*([.A1900]-[.B1900])" office:value-type="float" office:value="0.039327252721" calcext:value-type="float">
            <text:p>0.039327252721</text:p>
          </table:table-cell>
          <table:table-cell table:number-columns-repeated="2"/>
        </table:table-row>
        <table:table-row table:style-name="ro1">
          <table:table-cell office:value-type="float" office:value="0.816318" calcext:value-type="float">
            <text:p>0.816318</text:p>
          </table:table-cell>
          <table:table-cell office:value-type="float" office:value="0.642272" calcext:value-type="float">
            <text:p>0.642272</text:p>
          </table:table-cell>
          <table:table-cell table:formula="of:=[.A1901]*[.A1901]" office:value-type="float" office:value="0.666375077124" calcext:value-type="float">
            <text:p>0.666375077124</text:p>
          </table:table-cell>
          <table:table-cell table:formula="of:=([.A1901]-[.B1901])*([.A1901]-[.B1901])" office:value-type="float" office:value="0.030292010116" calcext:value-type="float">
            <text:p>0.030292010116</text:p>
          </table:table-cell>
          <table:table-cell table:number-columns-repeated="2"/>
        </table:table-row>
        <table:table-row table:style-name="ro1">
          <table:table-cell office:value-type="float" office:value="0.816317" calcext:value-type="float">
            <text:p>0.816317</text:p>
          </table:table-cell>
          <table:table-cell office:value-type="float" office:value="0.668358" calcext:value-type="float">
            <text:p>0.668358</text:p>
          </table:table-cell>
          <table:table-cell table:formula="of:=[.A1902]*[.A1902]" office:value-type="float" office:value="0.666373444489" calcext:value-type="float">
            <text:p>0.666373444489</text:p>
          </table:table-cell>
          <table:table-cell table:formula="of:=([.A1902]-[.B1902])*([.A1902]-[.B1902])" office:value-type="float" office:value="0.021891865681" calcext:value-type="float">
            <text:p>0.021891865681</text:p>
          </table:table-cell>
          <table:table-cell table:number-columns-repeated="2"/>
        </table:table-row>
        <table:table-row table:style-name="ro1">
          <table:table-cell office:value-type="float" office:value="0.816317" calcext:value-type="float">
            <text:p>0.816317</text:p>
          </table:table-cell>
          <table:table-cell office:value-type="float" office:value="0.696597" calcext:value-type="float">
            <text:p>0.696597</text:p>
          </table:table-cell>
          <table:table-cell table:formula="of:=[.A1903]*[.A1903]" office:value-type="float" office:value="0.666373444489" calcext:value-type="float">
            <text:p>0.666373444489</text:p>
          </table:table-cell>
          <table:table-cell table:formula="of:=([.A1903]-[.B1903])*([.A1903]-[.B1903])" office:value-type="float" office:value="0.0143328784" calcext:value-type="float">
            <text:p>0.0143328784</text:p>
          </table:table-cell>
          <table:table-cell table:number-columns-repeated="2"/>
        </table:table-row>
        <table:table-row table:style-name="ro1">
          <table:table-cell office:value-type="float" office:value="0.816317" calcext:value-type="float">
            <text:p>0.816317</text:p>
          </table:table-cell>
          <table:table-cell office:value-type="float" office:value="0.727317" calcext:value-type="float">
            <text:p>0.727317</text:p>
          </table:table-cell>
          <table:table-cell table:formula="of:=[.A1904]*[.A1904]" office:value-type="float" office:value="0.666373444489" calcext:value-type="float">
            <text:p>0.666373444489</text:p>
          </table:table-cell>
          <table:table-cell table:formula="of:=([.A1904]-[.B1904])*([.A1904]-[.B1904])" office:value-type="float" office:value="0.00792099999999999" calcext:value-type="float">
            <text:p>0.00792099999999999</text:p>
          </table:table-cell>
          <table:table-cell table:number-columns-repeated="2"/>
        </table:table-row>
        <table:table-row table:style-name="ro1">
          <table:table-cell office:value-type="float" office:value="0.816317" calcext:value-type="float">
            <text:p>0.816317</text:p>
          </table:table-cell>
          <table:table-cell office:value-type="float" office:value="0.760773" calcext:value-type="float">
            <text:p>0.760773</text:p>
          </table:table-cell>
          <table:table-cell table:formula="of:=[.A1905]*[.A1905]" office:value-type="float" office:value="0.666373444489" calcext:value-type="float">
            <text:p>0.666373444489</text:p>
          </table:table-cell>
          <table:table-cell table:formula="of:=([.A1905]-[.B1905])*([.A1905]-[.B1905])" office:value-type="float" office:value="0.00308513593599999" calcext:value-type="float">
            <text:p>0.00308513593599999</text:p>
          </table:table-cell>
          <table:table-cell table:number-columns-repeated="2"/>
        </table:table-row>
        <table:table-row table:style-name="ro1">
          <table:table-cell office:value-type="float" office:value="0.816318" calcext:value-type="float">
            <text:p>0.816318</text:p>
          </table:table-cell>
          <table:table-cell office:value-type="float" office:value="0.796994" calcext:value-type="float">
            <text:p>0.796994</text:p>
          </table:table-cell>
          <table:table-cell table:formula="of:=[.A1906]*[.A1906]" office:value-type="float" office:value="0.666375077124" calcext:value-type="float">
            <text:p>0.666375077124</text:p>
          </table:table-cell>
          <table:table-cell table:formula="of:=([.A1906]-[.B1906])*([.A1906]-[.B1906])" office:value-type="float" office:value="0.000373416976" calcext:value-type="float">
            <text:p>0.000373416976</text:p>
          </table:table-cell>
          <table:table-cell table:number-columns-repeated="2"/>
        </table:table-row>
        <table:table-row table:style-name="ro1">
          <table:table-cell office:value-type="float" office:value="0.981504" calcext:value-type="float">
            <text:p>0.981504</text:p>
          </table:table-cell>
          <table:table-cell office:value-type="float" office:value="0.835482" calcext:value-type="float">
            <text:p>0.835482</text:p>
          </table:table-cell>
          <table:table-cell table:formula="of:=[.A1907]*[.A1907]" office:value-type="float" office:value="0.963350102016" calcext:value-type="float">
            <text:p>0.963350102016</text:p>
          </table:table-cell>
          <table:table-cell table:formula="of:=([.A1907]-[.B1907])*([.A1907]-[.B1907])" office:value-type="float" office:value="0.021322424484" calcext:value-type="float">
            <text:p>0.021322424484</text:p>
          </table:table-cell>
          <table:table-cell table:number-columns-repeated="2"/>
        </table:table-row>
        <table:table-row table:style-name="ro1">
          <table:table-cell office:value-type="float" office:value="0.981504" calcext:value-type="float">
            <text:p>0.981504</text:p>
          </table:table-cell>
          <table:table-cell office:value-type="float" office:value="0.897276" calcext:value-type="float">
            <text:p>0.897276</text:p>
          </table:table-cell>
          <table:table-cell table:formula="of:=[.A1908]*[.A1908]" office:value-type="float" office:value="0.963350102016" calcext:value-type="float">
            <text:p>0.963350102016</text:p>
          </table:table-cell>
          <table:table-cell table:formula="of:=([.A1908]-[.B1908])*([.A1908]-[.B1908])" office:value-type="float" office:value="0.00709435598400001" calcext:value-type="float">
            <text:p>0.00709435598400001</text:p>
          </table:table-cell>
          <table:table-cell table:number-columns-repeated="2"/>
        </table:table-row>
        <table:table-row table:style-name="ro1">
          <table:table-cell office:value-type="float" office:value="0.981504" calcext:value-type="float">
            <text:p>0.981504</text:p>
          </table:table-cell>
          <table:table-cell office:value-type="float" office:value="0.934479" calcext:value-type="float">
            <text:p>0.934479</text:p>
          </table:table-cell>
          <table:table-cell table:formula="of:=[.A1909]*[.A1909]" office:value-type="float" office:value="0.963350102016" calcext:value-type="float">
            <text:p>0.963350102016</text:p>
          </table:table-cell>
          <table:table-cell table:formula="of:=([.A1909]-[.B1909])*([.A1909]-[.B1909])" office:value-type="float" office:value="0.00221135062500001" calcext:value-type="float">
            <text:p>0.00221135062500001</text:p>
          </table:table-cell>
          <table:table-cell table:number-columns-repeated="2"/>
        </table:table-row>
        <table:table-row table:style-name="ro1">
          <table:table-cell office:value-type="float" office:value="0.981504" calcext:value-type="float">
            <text:p>0.981504</text:p>
          </table:table-cell>
          <table:table-cell office:value-type="float" office:value="0.962582" calcext:value-type="float">
            <text:p>0.962582</text:p>
          </table:table-cell>
          <table:table-cell table:formula="of:=[.A1910]*[.A1910]" office:value-type="float" office:value="0.963350102016" calcext:value-type="float">
            <text:p>0.963350102016</text:p>
          </table:table-cell>
          <table:table-cell table:formula="of:=([.A1910]-[.B1910])*([.A1910]-[.B1910])" office:value-type="float" office:value="0.000358042084" calcext:value-type="float">
            <text:p>0.000358042084</text:p>
          </table:table-cell>
          <table:table-cell table:number-columns-repeated="2"/>
        </table:table-row>
        <table:table-row table:style-name="ro1">
          <table:table-cell office:value-type="float" office:value="0.981504" calcext:value-type="float">
            <text:p>0.981504</text:p>
          </table:table-cell>
          <table:table-cell office:value-type="float" office:value="0.975759" calcext:value-type="float">
            <text:p>0.975759</text:p>
          </table:table-cell>
          <table:table-cell table:formula="of:=[.A1911]*[.A1911]" office:value-type="float" office:value="0.963350102016" calcext:value-type="float">
            <text:p>0.963350102016</text:p>
          </table:table-cell>
          <table:table-cell table:formula="of:=([.A1911]-[.B1911])*([.A1911]-[.B1911])" office:value-type="float" office:value="0.000033005025" calcext:value-type="float">
            <text:p>0.000033005025</text:p>
          </table:table-cell>
          <table:table-cell table:number-columns-repeated="2"/>
        </table:table-row>
        <table:table-row table:style-name="ro1">
          <table:table-cell office:value-type="float" office:value="0.999988" calcext:value-type="float">
            <text:p>0.999988</text:p>
          </table:table-cell>
          <table:table-cell office:value-type="float" office:value="0.994894" calcext:value-type="float">
            <text:p>0.994894</text:p>
          </table:table-cell>
          <table:table-cell table:formula="of:=[.A1912]*[.A1912]" office:value-type="float" office:value="0.999976000144" calcext:value-type="float">
            <text:p>0.999976000144</text:p>
          </table:table-cell>
          <table:table-cell table:formula="of:=([.A1912]-[.B1912])*([.A1912]-[.B1912])" office:value-type="float" office:value="0.0000259488360000004" calcext:value-type="float">
            <text:p>2.59488360000004E-05</text:p>
          </table:table-cell>
          <table:table-cell table:number-columns-repeated="2"/>
        </table:table-row>
        <table:table-row table:style-name="ro1">
          <table:table-cell office:value-type="float" office:value="0.000187099" calcext:value-type="float">
            <text:p>0.000187099</text:p>
          </table:table-cell>
          <table:table-cell office:value-type="float" office:value="0.000000733797" calcext:value-type="float">
            <text:p>0.000000733797</text:p>
          </table:table-cell>
          <table:table-cell table:formula="of:=[.A1913]*[.A1913]" office:value-type="float" office:value="0.000000035006035801" calcext:value-type="float">
            <text:p>3.5006035801E-08</text:p>
          </table:table-cell>
          <table:table-cell table:formula="of:=([.A1913]-[.B1913])*([.A1913]-[.B1913])" office:value-type="float" office:value="0.00000003473198888923" calcext:value-type="float">
            <text:p>3.47319888892312E-08</text:p>
          </table:table-cell>
          <table:table-cell table:number-columns-repeated="2"/>
        </table:table-row>
        <table:table-row table:style-name="ro1">
          <table:table-cell office:value-type="float" office:value="0.0000184774" calcext:value-type="float">
            <text:p>0.0000184774</text:p>
          </table:table-cell>
          <table:table-cell office:value-type="float" office:value="0.0000963166" calcext:value-type="float">
            <text:p>0.0000963166</text:p>
          </table:table-cell>
          <table:table-cell table:formula="of:=[.A1914]*[.A1914]" office:value-type="float" office:value="0.00000000034141431076" calcext:value-type="float">
            <text:p>3.4141431076E-10</text:p>
          </table:table-cell>
          <table:table-cell table:formula="of:=([.A1914]-[.B1914])*([.A1914]-[.B1914])" office:value-type="float" office:value="0.00000000605894105664" calcext:value-type="float">
            <text:p>6.05894105664E-09</text:p>
          </table:table-cell>
          <table:table-cell table:number-columns-repeated="2"/>
        </table:table-row>
        <table:table-row table:style-name="ro1">
          <table:table-cell office:value-type="float" office:value="0.0000399947" calcext:value-type="float">
            <text:p>0.0000399947</text:p>
          </table:table-cell>
          <table:table-cell office:value-type="float" office:value="0.000375505" calcext:value-type="float">
            <text:p>0.000375505</text:p>
          </table:table-cell>
          <table:table-cell table:formula="of:=[.A1915]*[.A1915]" office:value-type="float" office:value="0.00000000159957602809" calcext:value-type="float">
            <text:p>1.59957602809E-09</text:p>
          </table:table-cell>
          <table:table-cell table:formula="of:=([.A1915]-[.B1915])*([.A1915]-[.B1915])" office:value-type="float" office:value="0.00000011256716140609" calcext:value-type="float">
            <text:p>1.1256716140609E-07</text:p>
          </table:table-cell>
          <table:table-cell table:number-columns-repeated="2"/>
        </table:table-row>
        <table:table-row table:style-name="ro1">
          <table:table-cell office:value-type="float" office:value="0.0000395179" calcext:value-type="float">
            <text:p>0.0000395179</text:p>
          </table:table-cell>
          <table:table-cell office:value-type="float" office:value="0.000782905" calcext:value-type="float">
            <text:p>0.000782905</text:p>
          </table:table-cell>
          <table:table-cell table:formula="of:=[.A1916]*[.A1916]" office:value-type="float" office:value="0.00000000156166442041" calcext:value-type="float">
            <text:p>1.56166442041E-09</text:p>
          </table:table-cell>
          <table:table-cell table:formula="of:=([.A1916]-[.B1916])*([.A1916]-[.B1916])" office:value-type="float" office:value="0.00000055262438044641" calcext:value-type="float">
            <text:p>5.5262438044641E-07</text:p>
          </table:table-cell>
          <table:table-cell table:number-columns-repeated="2"/>
        </table:table-row>
        <table:table-row table:style-name="ro1">
          <table:table-cell office:value-type="float" office:value="0.000162661" calcext:value-type="float">
            <text:p>0.000162661</text:p>
          </table:table-cell>
          <table:table-cell office:value-type="float" office:value="0.0000420949" calcext:value-type="float">
            <text:p>0.0000420949</text:p>
          </table:table-cell>
          <table:table-cell table:formula="of:=[.A1917]*[.A1917]" office:value-type="float" office:value="0.000000026458600921" calcext:value-type="float">
            <text:p>2.6458600921E-08</text:p>
          </table:table-cell>
          <table:table-cell table:formula="of:=([.A1917]-[.B1917])*([.A1917]-[.B1917])" office:value-type="float" office:value="0.00000001453618446921" calcext:value-type="float">
            <text:p>1.453618446921E-08</text:p>
          </table:table-cell>
          <table:table-cell table:number-columns-repeated="2"/>
        </table:table-row>
        <table:table-row table:style-name="ro1">
          <table:table-cell office:value-type="float" office:value="0.0000466108" calcext:value-type="float">
            <text:p>0.0000466108</text:p>
          </table:table-cell>
          <table:table-cell office:value-type="float" office:value="0.00278445" calcext:value-type="float">
            <text:p>0.00278445</text:p>
          </table:table-cell>
          <table:table-cell table:formula="of:=[.A1918]*[.A1918]" office:value-type="float" office:value="0.00000000217256667664" calcext:value-type="float">
            <text:p>2.17256667664E-09</text:p>
          </table:table-cell>
          <table:table-cell table:formula="of:=([.A1918]-[.B1918])*([.A1918]-[.B1918])" office:value-type="float" office:value="0.00000749576348505664" calcext:value-type="float">
            <text:p>7.49576348505664E-06</text:p>
          </table:table-cell>
          <table:table-cell table:number-columns-repeated="2"/>
        </table:table-row>
        <table:table-row table:style-name="ro1">
          <table:table-cell office:value-type="float" office:value="0.000146985" calcext:value-type="float">
            <text:p>0.000146985</text:p>
          </table:table-cell>
          <table:table-cell office:value-type="float" office:value="0.00534227" calcext:value-type="float">
            <text:p>0.00534227</text:p>
          </table:table-cell>
          <table:table-cell table:formula="of:=[.A1919]*[.A1919]" office:value-type="float" office:value="0.000000021604590225" calcext:value-type="float">
            <text:p>2.1604590225E-08</text:p>
          </table:table-cell>
          <table:table-cell table:formula="of:=([.A1919]-[.B1919])*([.A1919]-[.B1919])" office:value-type="float" office:value="0.000026990986231225" calcext:value-type="float">
            <text:p>2.6990986231225E-05</text:p>
          </table:table-cell>
          <table:table-cell table:number-columns-repeated="2"/>
        </table:table-row>
        <table:table-row table:style-name="ro1">
          <table:table-cell office:value-type="float" office:value="0.000038147" calcext:value-type="float">
            <text:p>0.000038147</text:p>
          </table:table-cell>
          <table:table-cell office:value-type="float" office:value="0.000801863" calcext:value-type="float">
            <text:p>0.000801863</text:p>
          </table:table-cell>
          <table:table-cell table:formula="of:=[.A1920]*[.A1920]" office:value-type="float" office:value="0.000000001455193609" calcext:value-type="float">
            <text:p>1.455193609E-09</text:p>
          </table:table-cell>
          <table:table-cell table:formula="of:=([.A1920]-[.B1920])*([.A1920]-[.B1920])" office:value-type="float" office:value="0.000000583262128656" calcext:value-type="float">
            <text:p>5.83262128656E-07</text:p>
          </table:table-cell>
          <table:table-cell table:number-columns-repeated="2"/>
        </table:table-row>
        <table:table-row table:style-name="ro1">
          <table:table-cell office:value-type="float" office:value="0.000038147" calcext:value-type="float">
            <text:p>0.000038147</text:p>
          </table:table-cell>
          <table:table-cell office:value-type="float" office:value="0.000025799" calcext:value-type="float">
            <text:p>0.000025799</text:p>
          </table:table-cell>
          <table:table-cell table:formula="of:=[.A1921]*[.A1921]" office:value-type="float" office:value="0.000000001455193609" calcext:value-type="float">
            <text:p>1.455193609E-09</text:p>
          </table:table-cell>
          <table:table-cell table:formula="of:=([.A1921]-[.B1921])*([.A1921]-[.B1921])" office:value-type="float" office:value="0.000000000152473104" calcext:value-type="float">
            <text:p>1.52473104E-10</text:p>
          </table:table-cell>
          <table:table-cell table:number-columns-repeated="2"/>
        </table:table-row>
        <table:table-row table:style-name="ro1">
          <table:table-cell office:value-type="float" office:value="0.0000547767" calcext:value-type="float">
            <text:p>0.0000547767</text:p>
          </table:table-cell>
          <table:table-cell office:value-type="float" office:value="0.000267758" calcext:value-type="float">
            <text:p>0.000267758</text:p>
          </table:table-cell>
          <table:table-cell table:formula="of:=[.A1922]*[.A1922]" office:value-type="float" office:value="0.00000000300048686289" calcext:value-type="float">
            <text:p>3.00048686289E-09</text:p>
          </table:table-cell>
          <table:table-cell table:formula="of:=([.A1922]-[.B1922])*([.A1922]-[.B1922])" office:value-type="float" office:value="0.00000004536103414969" calcext:value-type="float">
            <text:p>4.536103414969E-08</text:p>
          </table:table-cell>
          <table:table-cell table:number-columns-repeated="2"/>
        </table:table-row>
        <table:table-row table:style-name="ro1">
          <table:table-cell office:value-type="float" office:value="0.000074327" calcext:value-type="float">
            <text:p>0.000074327</text:p>
          </table:table-cell>
          <table:table-cell office:value-type="float" office:value="0.0000868132" calcext:value-type="float">
            <text:p>0.0000868132</text:p>
          </table:table-cell>
          <table:table-cell table:formula="of:=[.A1923]*[.A1923]" office:value-type="float" office:value="0.000000005524502929" calcext:value-type="float">
            <text:p>5.524502929E-09</text:p>
          </table:table-cell>
          <table:table-cell table:formula="of:=([.A1923]-[.B1923])*([.A1923]-[.B1923])" office:value-type="float" office:value="0.00000000015590519044" calcext:value-type="float">
            <text:p>1.5590519044E-10</text:p>
          </table:table-cell>
          <table:table-cell table:number-columns-repeated="2"/>
        </table:table-row>
        <table:table-row table:style-name="ro1">
          <table:table-cell office:value-type="float" office:value="0.000180781" calcext:value-type="float">
            <text:p>0.000180781</text:p>
          </table:table-cell>
          <table:table-cell office:value-type="float" office:value="0.00065868" calcext:value-type="float">
            <text:p>0.00065868</text:p>
          </table:table-cell>
          <table:table-cell table:formula="of:=[.A1924]*[.A1924]" office:value-type="float" office:value="0.000000032681769961" calcext:value-type="float">
            <text:p>3.2681769961E-08</text:p>
          </table:table-cell>
          <table:table-cell table:formula="of:=([.A1924]-[.B1924])*([.A1924]-[.B1924])" office:value-type="float" office:value="0.000000228387454201" calcext:value-type="float">
            <text:p>2.28387454201E-07</text:p>
          </table:table-cell>
          <table:table-cell table:number-columns-repeated="2"/>
        </table:table-row>
        <table:table-row table:style-name="ro1">
          <table:table-cell office:value-type="float" office:value="0.000201344" calcext:value-type="float">
            <text:p>0.000201344</text:p>
          </table:table-cell>
          <table:table-cell office:value-type="float" office:value="0.000469377" calcext:value-type="float">
            <text:p>0.000469377</text:p>
          </table:table-cell>
          <table:table-cell table:formula="of:=[.A1925]*[.A1925]" office:value-type="float" office:value="0.000000040539406336" calcext:value-type="float">
            <text:p>4.0539406336E-08</text:p>
          </table:table-cell>
          <table:table-cell table:formula="of:=([.A1925]-[.B1925])*([.A1925]-[.B1925])" office:value-type="float" office:value="0.000000071841689089" calcext:value-type="float">
            <text:p>7.1841689089E-08</text:p>
          </table:table-cell>
          <table:table-cell table:number-columns-repeated="2"/>
        </table:table-row>
        <table:table-row table:style-name="ro1">
          <table:table-cell office:value-type="float" office:value="0.000512421" calcext:value-type="float">
            <text:p>0.000512421</text:p>
          </table:table-cell>
          <table:table-cell office:value-type="float" office:value="0.0104842" calcext:value-type="float">
            <text:p>0.0104842</text:p>
          </table:table-cell>
          <table:table-cell table:formula="of:=[.A1926]*[.A1926]" office:value-type="float" office:value="0.000000262575281241" calcext:value-type="float">
            <text:p>2.62575281241E-07</text:p>
          </table:table-cell>
          <table:table-cell table:formula="of:=([.A1926]-[.B1926])*([.A1926]-[.B1926])" office:value-type="float" office:value="0.000099436376424841" calcext:value-type="float">
            <text:p>9.9436376424841E-05</text:p>
          </table:table-cell>
          <table:table-cell table:number-columns-repeated="2"/>
        </table:table-row>
        <table:table-row table:style-name="ro1">
          <table:table-cell office:value-type="float" office:value="0.000512421" calcext:value-type="float">
            <text:p>0.000512421</text:p>
          </table:table-cell>
          <table:table-cell office:value-type="float" office:value="0.0111155" calcext:value-type="float">
            <text:p>0.0111155</text:p>
          </table:table-cell>
          <table:table-cell table:formula="of:=[.A1927]*[.A1927]" office:value-type="float" office:value="0.000000262575281241" calcext:value-type="float">
            <text:p>2.62575281241E-07</text:p>
          </table:table-cell>
          <table:table-cell table:formula="of:=([.A1927]-[.B1927])*([.A1927]-[.B1927])" office:value-type="float" office:value="0.000112425284280241" calcext:value-type="float">
            <text:p>0.000112425284280241</text:p>
          </table:table-cell>
          <table:table-cell table:number-columns-repeated="2"/>
        </table:table-row>
        <table:table-row table:style-name="ro1">
          <table:table-cell office:value-type="float" office:value="0.000512421" calcext:value-type="float">
            <text:p>0.000512421</text:p>
          </table:table-cell>
          <table:table-cell office:value-type="float" office:value="0.0337322" calcext:value-type="float">
            <text:p>0.0337322</text:p>
          </table:table-cell>
          <table:table-cell table:formula="of:=[.A1928]*[.A1928]" office:value-type="float" office:value="0.000000262575281241" calcext:value-type="float">
            <text:p>2.62575281241E-07</text:p>
          </table:table-cell>
          <table:table-cell table:formula="of:=([.A1928]-[.B1928])*([.A1928]-[.B1928])" office:value-type="float" office:value="0.00110355371680884" calcext:value-type="float">
            <text:p>0.00110355371680884</text:p>
          </table:table-cell>
          <table:table-cell table:number-columns-repeated="2"/>
        </table:table-row>
        <table:table-row table:style-name="ro1">
          <table:table-cell office:value-type="float" office:value="0.000460744" calcext:value-type="float">
            <text:p>0.000460744</text:p>
          </table:table-cell>
          <table:table-cell office:value-type="float" office:value="0.0105339" calcext:value-type="float">
            <text:p>0.0105339</text:p>
          </table:table-cell>
          <table:table-cell table:formula="of:=[.A1929]*[.A1929]" office:value-type="float" office:value="0.000000212285033536" calcext:value-type="float">
            <text:p>2.12285033536E-07</text:p>
          </table:table-cell>
          <table:table-cell table:formula="of:=([.A1929]-[.B1929])*([.A1929]-[.B1929])" office:value-type="float" office:value="0.000101468471800336" calcext:value-type="float">
            <text:p>0.000101468471800336</text:p>
          </table:table-cell>
          <table:table-cell table:number-columns-repeated="2"/>
        </table:table-row>
        <table:table-row table:style-name="ro1">
          <table:table-cell office:value-type="float" office:value="0.0027439" calcext:value-type="float">
            <text:p>0.0027439</text:p>
          </table:table-cell>
          <table:table-cell office:value-type="float" office:value="0.149852" calcext:value-type="float">
            <text:p>0.149852</text:p>
          </table:table-cell>
          <table:table-cell table:formula="of:=[.A1930]*[.A1930]" office:value-type="float" office:value="0.00000752898721" calcext:value-type="float">
            <text:p>0.00000752898721</text:p>
          </table:table-cell>
          <table:table-cell table:formula="of:=([.A1930]-[.B1930])*([.A1930]-[.B1930])" office:value-type="float" office:value="0.02164079308561" calcext:value-type="float">
            <text:p>0.02164079308561</text:p>
          </table:table-cell>
          <table:table-cell table:number-columns-repeated="2"/>
        </table:table-row>
        <table:table-row table:style-name="ro1">
          <table:table-cell office:value-type="float" office:value="0.0020982" calcext:value-type="float">
            <text:p>0.0020982</text:p>
          </table:table-cell>
          <table:table-cell office:value-type="float" office:value="0.169899" calcext:value-type="float">
            <text:p>0.169899</text:p>
          </table:table-cell>
          <table:table-cell table:formula="of:=[.A1931]*[.A1931]" office:value-type="float" office:value="0.00000440244324" calcext:value-type="float">
            <text:p>0.00000440244324</text:p>
          </table:table-cell>
          <table:table-cell table:formula="of:=([.A1931]-[.B1931])*([.A1931]-[.B1931])" office:value-type="float" office:value="0.02815710848064" calcext:value-type="float">
            <text:p>0.02815710848064</text:p>
          </table:table-cell>
          <table:table-cell table:number-columns-repeated="2"/>
        </table:table-row>
        <table:table-row table:style-name="ro1">
          <table:table-cell office:value-type="float" office:value="0.00142688" calcext:value-type="float">
            <text:p>0.00142688</text:p>
          </table:table-cell>
          <table:table-cell office:value-type="float" office:value="0.114163" calcext:value-type="float">
            <text:p>0.114163</text:p>
          </table:table-cell>
          <table:table-cell table:formula="of:=[.A1932]*[.A1932]" office:value-type="float" office:value="0.0000020359865344" calcext:value-type="float">
            <text:p>0.0000020359865344</text:p>
          </table:table-cell>
          <table:table-cell table:formula="of:=([.A1932]-[.B1932])*([.A1932]-[.B1932])" office:value-type="float" office:value="0.0127094327526544" calcext:value-type="float">
            <text:p>0.0127094327526544</text:p>
          </table:table-cell>
          <table:table-cell table:number-columns-repeated="2"/>
        </table:table-row>
        <table:table-row table:style-name="ro1">
          <table:table-cell office:value-type="float" office:value="0.00213015" calcext:value-type="float">
            <text:p>0.00213015</text:p>
          </table:table-cell>
          <table:table-cell office:value-type="float" office:value="0.0847251" calcext:value-type="float">
            <text:p>0.0847251</text:p>
          </table:table-cell>
          <table:table-cell table:formula="of:=[.A1933]*[.A1933]" office:value-type="float" office:value="0.0000045375390225" calcext:value-type="float">
            <text:p>0.0000045375390225</text:p>
          </table:table-cell>
          <table:table-cell table:formula="of:=([.A1933]-[.B1933])*([.A1933]-[.B1933])" office:value-type="float" office:value="0.0068219257655025" calcext:value-type="float">
            <text:p>0.0068219257655025</text:p>
          </table:table-cell>
          <table:table-cell table:number-columns-repeated="2"/>
        </table:table-row>
        <table:table-row table:style-name="ro1">
          <table:table-cell office:value-type="float" office:value="0.00576657" calcext:value-type="float">
            <text:p>0.00576657</text:p>
          </table:table-cell>
          <table:table-cell office:value-type="float" office:value="0.249351" calcext:value-type="float">
            <text:p>0.249351</text:p>
          </table:table-cell>
          <table:table-cell table:formula="of:=[.A1934]*[.A1934]" office:value-type="float" office:value="0.0000332533295649" calcext:value-type="float">
            <text:p>0.0000332533295649</text:p>
          </table:table-cell>
          <table:table-cell table:formula="of:=([.A1934]-[.B1934])*([.A1934]-[.B1934])" office:value-type="float" office:value="0.0593333745384249" calcext:value-type="float">
            <text:p>0.0593333745384249</text:p>
          </table:table-cell>
          <table:table-cell table:number-columns-repeated="2"/>
        </table:table-row>
        <table:table-row table:style-name="ro1">
          <table:table-cell office:value-type="float" office:value="0.0888792" calcext:value-type="float">
            <text:p>0.0888792</text:p>
          </table:table-cell>
          <table:table-cell office:value-type="float" office:value="0.195345" calcext:value-type="float">
            <text:p>0.195345</text:p>
          </table:table-cell>
          <table:table-cell table:formula="of:=[.A1935]*[.A1935]" office:value-type="float" office:value="0.00789951219264" calcext:value-type="float">
            <text:p>0.00789951219264</text:p>
          </table:table-cell>
          <table:table-cell table:formula="of:=([.A1935]-[.B1935])*([.A1935]-[.B1935])" office:value-type="float" office:value="0.01133496656964" calcext:value-type="float">
            <text:p>0.01133496656964</text:p>
          </table:table-cell>
          <table:table-cell table:number-columns-repeated="2"/>
        </table:table-row>
        <table:table-row table:style-name="ro1">
          <table:table-cell office:value-type="float" office:value="0.22291" calcext:value-type="float">
            <text:p>0.22291</text:p>
          </table:table-cell>
          <table:table-cell office:value-type="float" office:value="0.146038" calcext:value-type="float">
            <text:p>0.146038</text:p>
          </table:table-cell>
          <table:table-cell table:formula="of:=[.A1936]*[.A1936]" office:value-type="float" office:value="0.0496888681" calcext:value-type="float">
            <text:p>0.0496888681</text:p>
          </table:table-cell>
          <table:table-cell table:formula="of:=([.A1936]-[.B1936])*([.A1936]-[.B1936])" office:value-type="float" office:value="0.005909304384" calcext:value-type="float">
            <text:p>0.005909304384</text:p>
          </table:table-cell>
          <table:table-cell table:number-columns-repeated="2"/>
        </table:table-row>
        <table:table-row table:style-name="ro1">
          <table:table-cell office:value-type="float" office:value="0.22291" calcext:value-type="float">
            <text:p>0.22291</text:p>
          </table:table-cell>
          <table:table-cell office:value-type="float" office:value="0.140815" calcext:value-type="float">
            <text:p>0.140815</text:p>
          </table:table-cell>
          <table:table-cell table:formula="of:=[.A1937]*[.A1937]" office:value-type="float" office:value="0.0496888681" calcext:value-type="float">
            <text:p>0.0496888681</text:p>
          </table:table-cell>
          <table:table-cell table:formula="of:=([.A1937]-[.B1937])*([.A1937]-[.B1937])" office:value-type="float" office:value="0.006739589025" calcext:value-type="float">
            <text:p>0.006739589025</text:p>
          </table:table-cell>
          <table:table-cell table:number-columns-repeated="2"/>
        </table:table-row>
        <table:table-row table:style-name="ro1">
          <table:table-cell office:value-type="float" office:value="0.224301" calcext:value-type="float">
            <text:p>0.224301</text:p>
          </table:table-cell>
          <table:table-cell office:value-type="float" office:value="0.22544" calcext:value-type="float">
            <text:p>0.22544</text:p>
          </table:table-cell>
          <table:table-cell table:formula="of:=[.A1938]*[.A1938]" office:value-type="float" office:value="0.050310938601" calcext:value-type="float">
            <text:p>0.050310938601</text:p>
          </table:table-cell>
          <table:table-cell table:formula="of:=([.A1938]-[.B1938])*([.A1938]-[.B1938])" office:value-type="float" office:value="0.000001297321" calcext:value-type="float">
            <text:p>0.000001297321</text:p>
          </table:table-cell>
          <table:table-cell table:number-columns-repeated="2"/>
        </table:table-row>
        <table:table-row table:style-name="ro1">
          <table:table-cell office:value-type="float" office:value="0.224301" calcext:value-type="float">
            <text:p>0.224301</text:p>
          </table:table-cell>
          <table:table-cell office:value-type="float" office:value="0.452386" calcext:value-type="float">
            <text:p>0.452386</text:p>
          </table:table-cell>
          <table:table-cell table:formula="of:=[.A1939]*[.A1939]" office:value-type="float" office:value="0.050310938601" calcext:value-type="float">
            <text:p>0.050310938601</text:p>
          </table:table-cell>
          <table:table-cell table:formula="of:=([.A1939]-[.B1939])*([.A1939]-[.B1939])" office:value-type="float" office:value="0.052022767225" calcext:value-type="float">
            <text:p>0.052022767225</text:p>
          </table:table-cell>
          <table:table-cell table:number-columns-repeated="2"/>
        </table:table-row>
        <table:table-row table:style-name="ro1">
          <table:table-cell office:value-type="float" office:value="0.224301" calcext:value-type="float">
            <text:p>0.224301</text:p>
          </table:table-cell>
          <table:table-cell office:value-type="float" office:value="0.531569" calcext:value-type="float">
            <text:p>0.531569</text:p>
          </table:table-cell>
          <table:table-cell table:formula="of:=[.A1940]*[.A1940]" office:value-type="float" office:value="0.050310938601" calcext:value-type="float">
            <text:p>0.050310938601</text:p>
          </table:table-cell>
          <table:table-cell table:formula="of:=([.A1940]-[.B1940])*([.A1940]-[.B1940])" office:value-type="float" office:value="0.094413623824" calcext:value-type="float">
            <text:p>0.094413623824</text:p>
          </table:table-cell>
          <table:table-cell table:number-columns-repeated="2"/>
        </table:table-row>
        <table:table-row table:style-name="ro1">
          <table:table-cell office:value-type="float" office:value="0.276756" calcext:value-type="float">
            <text:p>0.276756</text:p>
          </table:table-cell>
          <table:table-cell office:value-type="float" office:value="0.518799" calcext:value-type="float">
            <text:p>0.518799</text:p>
          </table:table-cell>
          <table:table-cell table:formula="of:=[.A1941]*[.A1941]" office:value-type="float" office:value="0.076593883536" calcext:value-type="float">
            <text:p>0.076593883536</text:p>
          </table:table-cell>
          <table:table-cell table:formula="of:=([.A1941]-[.B1941])*([.A1941]-[.B1941])" office:value-type="float" office:value="0.058584813849" calcext:value-type="float">
            <text:p>0.058584813849</text:p>
          </table:table-cell>
          <table:table-cell table:number-columns-repeated="2"/>
        </table:table-row>
        <table:table-row table:style-name="ro1">
          <table:table-cell office:value-type="float" office:value="0.336591" calcext:value-type="float">
            <text:p>0.336591</text:p>
          </table:table-cell>
          <table:table-cell office:value-type="float" office:value="0.656628" calcext:value-type="float">
            <text:p>0.656628</text:p>
          </table:table-cell>
          <table:table-cell table:formula="of:=[.A1942]*[.A1942]" office:value-type="float" office:value="0.113293501281" calcext:value-type="float">
            <text:p>0.113293501281</text:p>
          </table:table-cell>
          <table:table-cell table:formula="of:=([.A1942]-[.B1942])*([.A1942]-[.B1942])" office:value-type="float" office:value="0.102423681369" calcext:value-type="float">
            <text:p>0.102423681369</text:p>
          </table:table-cell>
          <table:table-cell table:number-columns-repeated="2"/>
        </table:table-row>
        <table:table-row table:style-name="ro1">
          <table:table-cell office:value-type="float" office:value="0.336591" calcext:value-type="float">
            <text:p>0.336591</text:p>
          </table:table-cell>
          <table:table-cell office:value-type="float" office:value="0.685585" calcext:value-type="float">
            <text:p>0.685585</text:p>
          </table:table-cell>
          <table:table-cell table:formula="of:=[.A1943]*[.A1943]" office:value-type="float" office:value="0.113293501281" calcext:value-type="float">
            <text:p>0.113293501281</text:p>
          </table:table-cell>
          <table:table-cell table:formula="of:=([.A1943]-[.B1943])*([.A1943]-[.B1943])" office:value-type="float" office:value="0.121796812036" calcext:value-type="float">
            <text:p>0.121796812036</text:p>
          </table:table-cell>
          <table:table-cell table:number-columns-repeated="2"/>
        </table:table-row>
        <table:table-row table:style-name="ro1">
          <table:table-cell office:value-type="float" office:value="0.336591" calcext:value-type="float">
            <text:p>0.336591</text:p>
          </table:table-cell>
          <table:table-cell office:value-type="float" office:value="0.713861" calcext:value-type="float">
            <text:p>0.713861</text:p>
          </table:table-cell>
          <table:table-cell table:formula="of:=[.A1944]*[.A1944]" office:value-type="float" office:value="0.113293501281" calcext:value-type="float">
            <text:p>0.113293501281</text:p>
          </table:table-cell>
          <table:table-cell table:formula="of:=([.A1944]-[.B1944])*([.A1944]-[.B1944])" office:value-type="float" office:value="0.1423326529" calcext:value-type="float">
            <text:p>0.1423326529</text:p>
          </table:table-cell>
          <table:table-cell table:number-columns-repeated="2"/>
        </table:table-row>
        <table:table-row table:style-name="ro1">
          <table:table-cell office:value-type="float" office:value="0.378801" calcext:value-type="float">
            <text:p>0.378801</text:p>
          </table:table-cell>
          <table:table-cell office:value-type="float" office:value="0.620118" calcext:value-type="float">
            <text:p>0.620118</text:p>
          </table:table-cell>
          <table:table-cell table:formula="of:=[.A1945]*[.A1945]" office:value-type="float" office:value="0.143490197601" calcext:value-type="float">
            <text:p>0.143490197601</text:p>
          </table:table-cell>
          <table:table-cell table:formula="of:=([.A1945]-[.B1945])*([.A1945]-[.B1945])" office:value-type="float" office:value="0.058233894489" calcext:value-type="float">
            <text:p>0.058233894489</text:p>
          </table:table-cell>
          <table:table-cell table:number-columns-repeated="2"/>
        </table:table-row>
        <table:table-row table:style-name="ro1">
          <table:table-cell office:value-type="float" office:value="0.687299" calcext:value-type="float">
            <text:p>0.687299</text:p>
          </table:table-cell>
          <table:table-cell office:value-type="float" office:value="0.709575" calcext:value-type="float">
            <text:p>0.709575</text:p>
          </table:table-cell>
          <table:table-cell table:formula="of:=[.A1946]*[.A1946]" office:value-type="float" office:value="0.472379915401" calcext:value-type="float">
            <text:p>0.472379915401</text:p>
          </table:table-cell>
          <table:table-cell table:formula="of:=([.A1946]-[.B1946])*([.A1946]-[.B1946])" office:value-type="float" office:value="0.000496220175999998" calcext:value-type="float">
            <text:p>0.000496220175999998</text:p>
          </table:table-cell>
          <table:table-cell table:number-columns-repeated="2"/>
        </table:table-row>
        <table:table-row table:style-name="ro1">
          <table:table-cell office:value-type="float" office:value="0.687299" calcext:value-type="float">
            <text:p>0.687299</text:p>
          </table:table-cell>
          <table:table-cell office:value-type="float" office:value="0.889835" calcext:value-type="float">
            <text:p>0.889835</text:p>
          </table:table-cell>
          <table:table-cell table:formula="of:=[.A1947]*[.A1947]" office:value-type="float" office:value="0.472379915401" calcext:value-type="float">
            <text:p>0.472379915401</text:p>
          </table:table-cell>
          <table:table-cell table:formula="of:=([.A1947]-[.B1947])*([.A1947]-[.B1947])" office:value-type="float" office:value="0.041020831296" calcext:value-type="float">
            <text:p>0.041020831296</text:p>
          </table:table-cell>
          <table:table-cell table:number-columns-repeated="2"/>
        </table:table-row>
        <table:table-row table:style-name="ro1">
          <table:table-cell office:value-type="float" office:value="0.772877" calcext:value-type="float">
            <text:p>0.772877</text:p>
          </table:table-cell>
          <table:table-cell office:value-type="float" office:value="0.926729" calcext:value-type="float">
            <text:p>0.926729</text:p>
          </table:table-cell>
          <table:table-cell table:formula="of:=[.A1948]*[.A1948]" office:value-type="float" office:value="0.597338857129" calcext:value-type="float">
            <text:p>0.597338857129</text:p>
          </table:table-cell>
          <table:table-cell table:formula="of:=([.A1948]-[.B1948])*([.A1948]-[.B1948])" office:value-type="float" office:value="0.023670437904" calcext:value-type="float">
            <text:p>0.023670437904</text:p>
          </table:table-cell>
          <table:table-cell table:number-columns-repeated="2"/>
        </table:table-row>
        <table:table-row table:style-name="ro1">
          <table:table-cell office:value-type="float" office:value="0.943132" calcext:value-type="float">
            <text:p>0.943132</text:p>
          </table:table-cell>
          <table:table-cell office:value-type="float" office:value="0.922439" calcext:value-type="float">
            <text:p>0.922439</text:p>
          </table:table-cell>
          <table:table-cell table:formula="of:=[.A1949]*[.A1949]" office:value-type="float" office:value="0.889497969424" calcext:value-type="float">
            <text:p>0.889497969424</text:p>
          </table:table-cell>
          <table:table-cell table:formula="of:=([.A1949]-[.B1949])*([.A1949]-[.B1949])" office:value-type="float" office:value="0.000428200248999998" calcext:value-type="float">
            <text:p>0.000428200248999998</text:p>
          </table:table-cell>
          <table:table-cell table:number-columns-repeated="2"/>
        </table:table-row>
        <table:table-row table:style-name="ro1">
          <table:table-cell office:value-type="float" office:value="0.971468" calcext:value-type="float">
            <text:p>0.971468</text:p>
          </table:table-cell>
          <table:table-cell office:value-type="float" office:value="0.987138" calcext:value-type="float">
            <text:p>0.987138</text:p>
          </table:table-cell>
          <table:table-cell table:formula="of:=[.A1950]*[.A1950]" office:value-type="float" office:value="0.943750075024" calcext:value-type="float">
            <text:p>0.943750075024</text:p>
          </table:table-cell>
          <table:table-cell table:formula="of:=([.A1950]-[.B1950])*([.A1950]-[.B1950])" office:value-type="float" office:value="0.000245548899999999" calcext:value-type="float">
            <text:p>0.000245548899999999</text:p>
          </table:table-cell>
          <table:table-cell table:number-columns-repeated="2"/>
        </table:table-row>
        <table:table-row table:style-name="ro1">
          <table:table-cell office:value-type="float" office:value="0.971468" calcext:value-type="float">
            <text:p>0.971468</text:p>
          </table:table-cell>
          <table:table-cell office:value-type="float" office:value="0.973848" calcext:value-type="float">
            <text:p>0.973848</text:p>
          </table:table-cell>
          <table:table-cell table:formula="of:=[.A1951]*[.A1951]" office:value-type="float" office:value="0.943750075024" calcext:value-type="float">
            <text:p>0.943750075024</text:p>
          </table:table-cell>
          <table:table-cell table:formula="of:=([.A1951]-[.B1951])*([.A1951]-[.B1951])" office:value-type="float" office:value="0.00000566440000000023" calcext:value-type="float">
            <text:p>5.66440000000023E-06</text:p>
          </table:table-cell>
          <table:table-cell table:number-columns-repeated="2"/>
        </table:table-row>
        <table:table-row table:style-name="ro1">
          <table:table-cell office:value-type="float" office:value="0.000253141" calcext:value-type="float">
            <text:p>0.000253141</text:p>
          </table:table-cell>
          <table:table-cell office:value-type="float" office:value="0.00000303222" calcext:value-type="float">
            <text:p>0.00000303222</text:p>
          </table:table-cell>
          <table:table-cell table:formula="of:=[.A1952]*[.A1952]" office:value-type="float" office:value="0.000000064080365881" calcext:value-type="float">
            <text:p>6.4080365881E-08</text:p>
          </table:table-cell>
          <table:table-cell table:formula="of:=([.A1952]-[.B1952])*([.A1952]-[.B1952])" office:value-type="float" office:value="0.00000006255440183309" calcext:value-type="float">
            <text:p>6.25544018330884E-08</text:p>
          </table:table-cell>
          <table:table-cell table:number-columns-repeated="2"/>
        </table:table-row>
        <table:table-row table:style-name="ro1">
          <table:table-cell office:value-type="float" office:value="0.000119388" calcext:value-type="float">
            <text:p>0.000119388</text:p>
          </table:table-cell>
          <table:table-cell office:value-type="float" office:value="0.000011373" calcext:value-type="float">
            <text:p>0.000011373</text:p>
          </table:table-cell>
          <table:table-cell table:formula="of:=[.A1953]*[.A1953]" office:value-type="float" office:value="0.000000014253494544" calcext:value-type="float">
            <text:p>1.4253494544E-08</text:p>
          </table:table-cell>
          <table:table-cell table:formula="of:=([.A1953]-[.B1953])*([.A1953]-[.B1953])" office:value-type="float" office:value="0.000000011667240225" calcext:value-type="float">
            <text:p>1.1667240225E-08</text:p>
          </table:table-cell>
          <table:table-cell table:number-columns-repeated="2"/>
        </table:table-row>
        <table:table-row table:style-name="ro1">
          <table:table-cell office:value-type="float" office:value="0.000119388" calcext:value-type="float">
            <text:p>0.000119388</text:p>
          </table:table-cell>
          <table:table-cell office:value-type="float" office:value="0.00158454" calcext:value-type="float">
            <text:p>0.00158454</text:p>
          </table:table-cell>
          <table:table-cell table:formula="of:=[.A1954]*[.A1954]" office:value-type="float" office:value="0.000000014253494544" calcext:value-type="float">
            <text:p>1.4253494544E-08</text:p>
          </table:table-cell>
          <table:table-cell table:formula="of:=([.A1954]-[.B1954])*([.A1954]-[.B1954])" office:value-type="float" office:value="0.000002146670383104" calcext:value-type="float">
            <text:p>2.146670383104E-06</text:p>
          </table:table-cell>
          <table:table-cell table:number-columns-repeated="2"/>
        </table:table-row>
        <table:table-row table:style-name="ro1">
          <table:table-cell office:value-type="float" office:value="0.00019002" calcext:value-type="float">
            <text:p>0.00019002</text:p>
          </table:table-cell>
          <table:table-cell office:value-type="float" office:value="0.00321336" calcext:value-type="float">
            <text:p>0.00321336</text:p>
          </table:table-cell>
          <table:table-cell table:formula="of:=[.A1955]*[.A1955]" office:value-type="float" office:value="0.0000000361076004" calcext:value-type="float">
            <text:p>0.0000000361076004</text:p>
          </table:table-cell>
          <table:table-cell table:formula="of:=([.A1955]-[.B1955])*([.A1955]-[.B1955])" office:value-type="float" office:value="0.0000091405847556" calcext:value-type="float">
            <text:p>0.0000091405847556</text:p>
          </table:table-cell>
          <table:table-cell table:number-columns-repeated="2"/>
        </table:table-row>
        <table:table-row table:style-name="ro1">
          <table:table-cell office:value-type="float" office:value="0.000257671" calcext:value-type="float">
            <text:p>0.000257671</text:p>
          </table:table-cell>
          <table:table-cell office:value-type="float" office:value="0.00390042" calcext:value-type="float">
            <text:p>0.00390042</text:p>
          </table:table-cell>
          <table:table-cell table:formula="of:=[.A1956]*[.A1956]" office:value-type="float" office:value="0.000000066394344241" calcext:value-type="float">
            <text:p>6.6394344241E-08</text:p>
          </table:table-cell>
          <table:table-cell table:formula="of:=([.A1956]-[.B1956])*([.A1956]-[.B1956])" office:value-type="float" office:value="0.000013269620277001" calcext:value-type="float">
            <text:p>1.3269620277001E-05</text:p>
          </table:table-cell>
          <table:table-cell table:number-columns-repeated="2"/>
        </table:table-row>
        <table:table-row table:style-name="ro1">
          <table:table-cell office:value-type="float" office:value="0.0000279546" calcext:value-type="float">
            <text:p>0.0000279546</text:p>
          </table:table-cell>
          <table:table-cell office:value-type="float" office:value="0.00685811" calcext:value-type="float">
            <text:p>0.00685811</text:p>
          </table:table-cell>
          <table:table-cell table:formula="of:=[.A1957]*[.A1957]" office:value-type="float" office:value="0.00000000078145966116" calcext:value-type="float">
            <text:p>7.8145966116E-10</text:p>
          </table:table-cell>
          <table:table-cell table:formula="of:=([.A1957]-[.B1957])*([.A1957]-[.B1957])" office:value-type="float" office:value="0.0000466510227881492" calcext:value-type="float">
            <text:p>4.66510227881492E-05</text:p>
          </table:table-cell>
          <table:table-cell table:number-columns-repeated="2"/>
        </table:table-row>
        <table:table-row table:style-name="ro1">
          <table:table-cell office:value-type="float" office:value="0.0000111461" calcext:value-type="float">
            <text:p>0.0000111461</text:p>
          </table:table-cell>
          <table:table-cell office:value-type="float" office:value="0.000807834" calcext:value-type="float">
            <text:p>0.000807834</text:p>
          </table:table-cell>
          <table:table-cell table:formula="of:=[.A1958]*[.A1958]" office:value-type="float" office:value="0.00000000012423554521" calcext:value-type="float">
            <text:p>1.2423554521E-10</text:p>
          </table:table-cell>
          <table:table-cell table:formula="of:=([.A1958]-[.B1958])*([.A1958]-[.B1958])" office:value-type="float" office:value="0.00000063471161000641" calcext:value-type="float">
            <text:p>6.3471161000641E-07</text:p>
          </table:table-cell>
          <table:table-cell table:number-columns-repeated="2"/>
        </table:table-row>
        <table:table-row table:style-name="ro1">
          <table:table-cell office:value-type="float" office:value="0.000237107" calcext:value-type="float">
            <text:p>0.000237107</text:p>
          </table:table-cell>
          <table:table-cell office:value-type="float" office:value="0.0114109" calcext:value-type="float">
            <text:p>0.0114109</text:p>
          </table:table-cell>
          <table:table-cell table:formula="of:=[.A1959]*[.A1959]" office:value-type="float" office:value="0.000000056219729449" calcext:value-type="float">
            <text:p>5.6219729449E-08</text:p>
          </table:table-cell>
          <table:table-cell table:formula="of:=([.A1959]-[.B1959])*([.A1959]-[.B1959])" office:value-type="float" office:value="0.000124853650006849" calcext:value-type="float">
            <text:p>0.000124853650006849</text:p>
          </table:table-cell>
          <table:table-cell table:number-columns-repeated="2"/>
        </table:table-row>
        <table:table-row table:style-name="ro1">
          <table:table-cell office:value-type="float" office:value="0.0000420809" calcext:value-type="float">
            <text:p>0.0000420809</text:p>
          </table:table-cell>
          <table:table-cell office:value-type="float" office:value="0.0056542" calcext:value-type="float">
            <text:p>0.0056542</text:p>
          </table:table-cell>
          <table:table-cell table:formula="of:=[.A1960]*[.A1960]" office:value-type="float" office:value="0.00000000177080214481" calcext:value-type="float">
            <text:p>1.77080214481E-09</text:p>
          </table:table-cell>
          <table:table-cell table:formula="of:=([.A1960]-[.B1960])*([.A1960]-[.B1960])" office:value-type="float" office:value="0.0000314958807925848" calcext:value-type="float">
            <text:p>3.14958807925848E-05</text:p>
          </table:table-cell>
          <table:table-cell table:number-columns-repeated="2"/>
        </table:table-row>
        <table:table-row table:style-name="ro1">
          <table:table-cell office:value-type="float" office:value="0.0000469089" calcext:value-type="float">
            <text:p>0.0000469089</text:p>
          </table:table-cell>
          <table:table-cell office:value-type="float" office:value="0.0252918" calcext:value-type="float">
            <text:p>0.0252918</text:p>
          </table:table-cell>
          <table:table-cell table:formula="of:=[.A1961]*[.A1961]" office:value-type="float" office:value="0.00000000220044489921" calcext:value-type="float">
            <text:p>2.20044489921E-09</text:p>
          </table:table-cell>
          <table:table-cell table:formula="of:=([.A1961]-[.B1961])*([.A1961]-[.B1961])" office:value-type="float" office:value="0.000637304526650859" calcext:value-type="float">
            <text:p>0.000637304526650859</text:p>
          </table:table-cell>
          <table:table-cell table:number-columns-repeated="2"/>
        </table:table-row>
        <table:table-row table:style-name="ro1">
          <table:table-cell office:value-type="float" office:value="0.0000469089" calcext:value-type="float">
            <text:p>0.0000469089</text:p>
          </table:table-cell>
          <table:table-cell office:value-type="float" office:value="0.0280789" calcext:value-type="float">
            <text:p>0.0280789</text:p>
          </table:table-cell>
          <table:table-cell table:formula="of:=[.A1962]*[.A1962]" office:value-type="float" office:value="0.00000000220044489921" calcext:value-type="float">
            <text:p>2.20044489921E-09</text:p>
          </table:table-cell>
          <table:table-cell table:formula="of:=([.A1962]-[.B1962])*([.A1962]-[.B1962])" office:value-type="float" office:value="0.000785792525030479" calcext:value-type="float">
            <text:p>0.000785792525030479</text:p>
          </table:table-cell>
          <table:table-cell table:number-columns-repeated="2"/>
        </table:table-row>
        <table:table-row table:style-name="ro1">
          <table:table-cell office:value-type="float" office:value="0.0000469089" calcext:value-type="float">
            <text:p>0.0000469089</text:p>
          </table:table-cell>
          <table:table-cell office:value-type="float" office:value="0.00481675" calcext:value-type="float">
            <text:p>0.00481675</text:p>
          </table:table-cell>
          <table:table-cell table:formula="of:=[.A1963]*[.A1963]" office:value-type="float" office:value="0.00000000220044489921" calcext:value-type="float">
            <text:p>2.20044489921E-09</text:p>
          </table:table-cell>
          <table:table-cell table:formula="of:=([.A1963]-[.B1963])*([.A1963]-[.B1963])" office:value-type="float" office:value="0.0000227513841192492" calcext:value-type="float">
            <text:p>2.27513841192492E-05</text:p>
          </table:table-cell>
          <table:table-cell table:number-columns-repeated="2"/>
        </table:table-row>
        <table:table-row table:style-name="ro1">
          <table:table-cell office:value-type="float" office:value="0.00000709295" calcext:value-type="float">
            <text:p>0.00000709295</text:p>
          </table:table-cell>
          <table:table-cell office:value-type="float" office:value="0.00682217" calcext:value-type="float">
            <text:p>0.00682217</text:p>
          </table:table-cell>
          <table:table-cell table:formula="of:=[.A1964]*[.A1964]" office:value-type="float" office:value="0.0000000000503099397" calcext:value-type="float">
            <text:p>5.03099397025E-11</text:p>
          </table:table-cell>
          <table:table-cell table:formula="of:=([.A1964]-[.B1964])*([.A1964]-[.B1964])" office:value-type="float" office:value="0.0000464452751974367" calcext:value-type="float">
            <text:p>4.64452751974367E-05</text:p>
          </table:table-cell>
          <table:table-cell table:number-columns-repeated="2"/>
        </table:table-row>
        <table:table-row table:style-name="ro1">
          <table:table-cell office:value-type="float" office:value="0.0000691414" calcext:value-type="float">
            <text:p>0.0000691414</text:p>
          </table:table-cell>
          <table:table-cell office:value-type="float" office:value="0.169733" calcext:value-type="float">
            <text:p>0.169733</text:p>
          </table:table-cell>
          <table:table-cell table:formula="of:=[.A1965]*[.A1965]" office:value-type="float" office:value="0.00000000478053319396" calcext:value-type="float">
            <text:p>4.78053319396E-09</text:p>
          </table:table-cell>
          <table:table-cell table:formula="of:=([.A1965]-[.B1965])*([.A1965]-[.B1965])" office:value-type="float" office:value="0.0287858249150408" calcext:value-type="float">
            <text:p>0.0287858249150408</text:p>
          </table:table-cell>
          <table:table-cell table:number-columns-repeated="2"/>
        </table:table-row>
        <table:table-row table:style-name="ro1">
          <table:table-cell office:value-type="float" office:value="0.0000466108" calcext:value-type="float">
            <text:p>0.0000466108</text:p>
          </table:table-cell>
          <table:table-cell office:value-type="float" office:value="0.0143314" calcext:value-type="float">
            <text:p>0.0143314</text:p>
          </table:table-cell>
          <table:table-cell table:formula="of:=[.A1966]*[.A1966]" office:value-type="float" office:value="0.00000000217256667664" calcext:value-type="float">
            <text:p>2.17256667664E-09</text:p>
          </table:table-cell>
          <table:table-cell table:formula="of:=([.A1966]-[.B1966])*([.A1966]-[.B1966])" office:value-type="float" office:value="0.000204055202488437" calcext:value-type="float">
            <text:p>0.000204055202488437</text:p>
          </table:table-cell>
          <table:table-cell table:number-columns-repeated="2"/>
        </table:table-row>
        <table:table-row table:style-name="ro1">
          <table:table-cell office:value-type="float" office:value="0.00228494" calcext:value-type="float">
            <text:p>0.00228494</text:p>
          </table:table-cell>
          <table:table-cell office:value-type="float" office:value="0.00825538" calcext:value-type="float">
            <text:p>0.00825538</text:p>
          </table:table-cell>
          <table:table-cell table:formula="of:=[.A1967]*[.A1967]" office:value-type="float" office:value="0.0000052209508036" calcext:value-type="float">
            <text:p>0.0000052209508036</text:p>
          </table:table-cell>
          <table:table-cell table:formula="of:=([.A1967]-[.B1967])*([.A1967]-[.B1967])" office:value-type="float" office:value="0.0000356461537936" calcext:value-type="float">
            <text:p>0.0000356461537936</text:p>
          </table:table-cell>
          <table:table-cell table:number-columns-repeated="2"/>
        </table:table-row>
        <table:table-row table:style-name="ro1">
          <table:table-cell office:value-type="float" office:value="0.00110859" calcext:value-type="float">
            <text:p>0.00110859</text:p>
          </table:table-cell>
          <table:table-cell office:value-type="float" office:value="0.0196923" calcext:value-type="float">
            <text:p>0.0196923</text:p>
          </table:table-cell>
          <table:table-cell table:formula="of:=[.A1968]*[.A1968]" office:value-type="float" office:value="0.0000012289717881" calcext:value-type="float">
            <text:p>0.0000012289717881</text:p>
          </table:table-cell>
          <table:table-cell table:formula="of:=([.A1968]-[.B1968])*([.A1968]-[.B1968])" office:value-type="float" office:value="0.0003453542773641" calcext:value-type="float">
            <text:p>0.0003453542773641</text:p>
          </table:table-cell>
          <table:table-cell table:number-columns-repeated="2"/>
        </table:table-row>
        <table:table-row table:style-name="ro1">
          <table:table-cell office:value-type="float" office:value="0.00340384" calcext:value-type="float">
            <text:p>0.00340384</text:p>
          </table:table-cell>
          <table:table-cell office:value-type="float" office:value="0.0505637" calcext:value-type="float">
            <text:p>0.0505637</text:p>
          </table:table-cell>
          <table:table-cell table:formula="of:=[.A1969]*[.A1969]" office:value-type="float" office:value="0.0000115861267456" calcext:value-type="float">
            <text:p>0.0000115861267456</text:p>
          </table:table-cell>
          <table:table-cell table:formula="of:=([.A1969]-[.B1969])*([.A1969]-[.B1969])" office:value-type="float" office:value="0.0022240523952196" calcext:value-type="float">
            <text:p>0.0022240523952196</text:p>
          </table:table-cell>
          <table:table-cell table:number-columns-repeated="2"/>
        </table:table-row>
        <table:table-row table:style-name="ro1">
          <table:table-cell office:value-type="float" office:value="0.00340384" calcext:value-type="float">
            <text:p>0.00340384</text:p>
          </table:table-cell>
          <table:table-cell office:value-type="float" office:value="0.167482" calcext:value-type="float">
            <text:p>0.167482</text:p>
          </table:table-cell>
          <table:table-cell table:formula="of:=[.A1970]*[.A1970]" office:value-type="float" office:value="0.0000115861267456" calcext:value-type="float">
            <text:p>0.0000115861267456</text:p>
          </table:table-cell>
          <table:table-cell table:formula="of:=([.A1970]-[.B1970])*([.A1970]-[.B1970])" office:value-type="float" office:value="0.0269216425889856" calcext:value-type="float">
            <text:p>0.0269216425889856</text:p>
          </table:table-cell>
          <table:table-cell table:number-columns-repeated="2"/>
        </table:table-row>
        <table:table-row table:style-name="ro1">
          <table:table-cell office:value-type="float" office:value="0.00328082" calcext:value-type="float">
            <text:p>0.00328082</text:p>
          </table:table-cell>
          <table:table-cell office:value-type="float" office:value="0.0490842" calcext:value-type="float">
            <text:p>0.0490842</text:p>
          </table:table-cell>
          <table:table-cell table:formula="of:=[.A1971]*[.A1971]" office:value-type="float" office:value="0.0000107637798724" calcext:value-type="float">
            <text:p>0.0000107637798724</text:p>
          </table:table-cell>
          <table:table-cell table:formula="of:=([.A1971]-[.B1971])*([.A1971]-[.B1971])" office:value-type="float" office:value="0.0020979496194244" calcext:value-type="float">
            <text:p>0.0020979496194244</text:p>
          </table:table-cell>
          <table:table-cell table:number-columns-repeated="2"/>
        </table:table-row>
        <table:table-row table:style-name="ro1">
          <table:table-cell office:value-type="float" office:value="0.00773424" calcext:value-type="float">
            <text:p>0.00773424</text:p>
          </table:table-cell>
          <table:table-cell office:value-type="float" office:value="0.168746" calcext:value-type="float">
            <text:p>0.168746</text:p>
          </table:table-cell>
          <table:table-cell table:formula="of:=[.A1972]*[.A1972]" office:value-type="float" office:value="0.0000598184683776" calcext:value-type="float">
            <text:p>0.0000598184683776</text:p>
          </table:table-cell>
          <table:table-cell table:formula="of:=([.A1972]-[.B1972])*([.A1972]-[.B1972])" office:value-type="float" office:value="0.0259247868582976" calcext:value-type="float">
            <text:p>0.0259247868582976</text:p>
          </table:table-cell>
          <table:table-cell table:number-columns-repeated="2"/>
        </table:table-row>
        <table:table-row table:style-name="ro1">
          <table:table-cell office:value-type="float" office:value="0.0295818" calcext:value-type="float">
            <text:p>0.0295818</text:p>
          </table:table-cell>
          <table:table-cell office:value-type="float" office:value="0.141602" calcext:value-type="float">
            <text:p>0.141602</text:p>
          </table:table-cell>
          <table:table-cell table:formula="of:=[.A1973]*[.A1973]" office:value-type="float" office:value="0.00087508289124" calcext:value-type="float">
            <text:p>0.00087508289124</text:p>
          </table:table-cell>
          <table:table-cell table:formula="of:=([.A1973]-[.B1973])*([.A1973]-[.B1973])" office:value-type="float" office:value="0.01254852520804" calcext:value-type="float">
            <text:p>0.01254852520804</text:p>
          </table:table-cell>
          <table:table-cell table:number-columns-repeated="2"/>
        </table:table-row>
        <table:table-row table:style-name="ro1">
          <table:table-cell office:value-type="float" office:value="0.0291585" calcext:value-type="float">
            <text:p>0.0291585</text:p>
          </table:table-cell>
          <table:table-cell office:value-type="float" office:value="0.142661" calcext:value-type="float">
            <text:p>0.142661</text:p>
          </table:table-cell>
          <table:table-cell table:formula="of:=[.A1974]*[.A1974]" office:value-type="float" office:value="0.00085021812225" calcext:value-type="float">
            <text:p>0.00085021812225</text:p>
          </table:table-cell>
          <table:table-cell table:formula="of:=([.A1974]-[.B1974])*([.A1974]-[.B1974])" office:value-type="float" office:value="0.01288281750625" calcext:value-type="float">
            <text:p>0.01288281750625</text:p>
          </table:table-cell>
          <table:table-cell table:number-columns-repeated="2"/>
        </table:table-row>
        <table:table-row table:style-name="ro1">
          <table:table-cell office:value-type="float" office:value="0.0291586" calcext:value-type="float">
            <text:p>0.0291586</text:p>
          </table:table-cell>
          <table:table-cell office:value-type="float" office:value="0.14796" calcext:value-type="float">
            <text:p>0.14796</text:p>
          </table:table-cell>
          <table:table-cell table:formula="of:=[.A1975]*[.A1975]" office:value-type="float" office:value="0.00085022395396" calcext:value-type="float">
            <text:p>0.00085022395396</text:p>
          </table:table-cell>
          <table:table-cell table:formula="of:=([.A1975]-[.B1975])*([.A1975]-[.B1975])" office:value-type="float" office:value="0.01411377264196" calcext:value-type="float">
            <text:p>0.01411377264196</text:p>
          </table:table-cell>
          <table:table-cell table:number-columns-repeated="2"/>
        </table:table-row>
        <table:table-row table:style-name="ro1">
          <table:table-cell office:value-type="float" office:value="0.0572915" calcext:value-type="float">
            <text:p>0.0572915</text:p>
          </table:table-cell>
          <table:table-cell office:value-type="float" office:value="0.329758" calcext:value-type="float">
            <text:p>0.329758</text:p>
          </table:table-cell>
          <table:table-cell table:formula="of:=[.A1976]*[.A1976]" office:value-type="float" office:value="0.00328231597225" calcext:value-type="float">
            <text:p>0.00328231597225</text:p>
          </table:table-cell>
          <table:table-cell table:formula="of:=([.A1976]-[.B1976])*([.A1976]-[.B1976])" office:value-type="float" office:value="0.07423799362225" calcext:value-type="float">
            <text:p>0.07423799362225</text:p>
          </table:table-cell>
          <table:table-cell table:number-columns-repeated="2"/>
        </table:table-row>
        <table:table-row table:style-name="ro1">
          <table:table-cell office:value-type="float" office:value="0.068189" calcext:value-type="float">
            <text:p>0.068189</text:p>
          </table:table-cell>
          <table:table-cell office:value-type="float" office:value="0.404572" calcext:value-type="float">
            <text:p>0.404572</text:p>
          </table:table-cell>
          <table:table-cell table:formula="of:=[.A1977]*[.A1977]" office:value-type="float" office:value="0.004649739721" calcext:value-type="float">
            <text:p>0.004649739721</text:p>
          </table:table-cell>
          <table:table-cell table:formula="of:=([.A1977]-[.B1977])*([.A1977]-[.B1977])" office:value-type="float" office:value="0.113153522689" calcext:value-type="float">
            <text:p>0.113153522689</text:p>
          </table:table-cell>
          <table:table-cell table:number-columns-repeated="2"/>
        </table:table-row>
        <table:table-row table:style-name="ro1">
          <table:table-cell office:value-type="float" office:value="0.0937541" calcext:value-type="float">
            <text:p>0.0937541</text:p>
          </table:table-cell>
          <table:table-cell office:value-type="float" office:value="0.234362" calcext:value-type="float">
            <text:p>0.234362</text:p>
          </table:table-cell>
          <table:table-cell table:formula="of:=[.A1978]*[.A1978]" office:value-type="float" office:value="0.00878983126681" calcext:value-type="float">
            <text:p>0.00878983126681</text:p>
          </table:table-cell>
          <table:table-cell table:formula="of:=([.A1978]-[.B1978])*([.A1978]-[.B1978])" office:value-type="float" office:value="0.01977058154241" calcext:value-type="float">
            <text:p>0.01977058154241</text:p>
          </table:table-cell>
          <table:table-cell table:number-columns-repeated="2"/>
        </table:table-row>
        <table:table-row table:style-name="ro1">
          <table:table-cell office:value-type="float" office:value="0.124076" calcext:value-type="float">
            <text:p>0.124076</text:p>
          </table:table-cell>
          <table:table-cell office:value-type="float" office:value="0.319014" calcext:value-type="float">
            <text:p>0.319014</text:p>
          </table:table-cell>
          <table:table-cell table:formula="of:=[.A1979]*[.A1979]" office:value-type="float" office:value="0.015394853776" calcext:value-type="float">
            <text:p>0.015394853776</text:p>
          </table:table-cell>
          <table:table-cell table:formula="of:=([.A1979]-[.B1979])*([.A1979]-[.B1979])" office:value-type="float" office:value="0.038000823844" calcext:value-type="float">
            <text:p>0.038000823844</text:p>
          </table:table-cell>
          <table:table-cell table:number-columns-repeated="2"/>
        </table:table-row>
        <table:table-row table:style-name="ro1">
          <table:table-cell office:value-type="float" office:value="0.328092" calcext:value-type="float">
            <text:p>0.328092</text:p>
          </table:table-cell>
          <table:table-cell office:value-type="float" office:value="0.419689" calcext:value-type="float">
            <text:p>0.419689</text:p>
          </table:table-cell>
          <table:table-cell table:formula="of:=[.A1980]*[.A1980]" office:value-type="float" office:value="0.107644360464" calcext:value-type="float">
            <text:p>0.107644360464</text:p>
          </table:table-cell>
          <table:table-cell table:formula="of:=([.A1980]-[.B1980])*([.A1980]-[.B1980])" office:value-type="float" office:value="0.008390010409" calcext:value-type="float">
            <text:p>0.008390010409</text:p>
          </table:table-cell>
          <table:table-cell table:number-columns-repeated="2"/>
        </table:table-row>
        <table:table-row table:style-name="ro1">
          <table:table-cell office:value-type="float" office:value="0.335469" calcext:value-type="float">
            <text:p>0.335469</text:p>
          </table:table-cell>
          <table:table-cell office:value-type="float" office:value="0.548872" calcext:value-type="float">
            <text:p>0.548872</text:p>
          </table:table-cell>
          <table:table-cell table:formula="of:=[.A1981]*[.A1981]" office:value-type="float" office:value="0.112539449961" calcext:value-type="float">
            <text:p>0.112539449961</text:p>
          </table:table-cell>
          <table:table-cell table:formula="of:=([.A1981]-[.B1981])*([.A1981]-[.B1981])" office:value-type="float" office:value="0.045540840409" calcext:value-type="float">
            <text:p>0.045540840409</text:p>
          </table:table-cell>
          <table:table-cell table:number-columns-repeated="2"/>
        </table:table-row>
        <table:table-row table:style-name="ro1">
          <table:table-cell office:value-type="float" office:value="0.512936" calcext:value-type="float">
            <text:p>0.512936</text:p>
          </table:table-cell>
          <table:table-cell office:value-type="float" office:value="0.58831" calcext:value-type="float">
            <text:p>0.58831</text:p>
          </table:table-cell>
          <table:table-cell table:formula="of:=[.A1982]*[.A1982]" office:value-type="float" office:value="0.263103340096" calcext:value-type="float">
            <text:p>0.263103340096</text:p>
          </table:table-cell>
          <table:table-cell table:formula="of:=([.A1982]-[.B1982])*([.A1982]-[.B1982])" office:value-type="float" office:value="0.00568123987600001" calcext:value-type="float">
            <text:p>0.00568123987600001</text:p>
          </table:table-cell>
          <table:table-cell table:number-columns-repeated="2"/>
        </table:table-row>
        <table:table-row table:style-name="ro1">
          <table:table-cell office:value-type="float" office:value="0.512936" calcext:value-type="float">
            <text:p>0.512936</text:p>
          </table:table-cell>
          <table:table-cell office:value-type="float" office:value="0.621949" calcext:value-type="float">
            <text:p>0.621949</text:p>
          </table:table-cell>
          <table:table-cell table:formula="of:=[.A1983]*[.A1983]" office:value-type="float" office:value="0.263103340096" calcext:value-type="float">
            <text:p>0.263103340096</text:p>
          </table:table-cell>
          <table:table-cell table:formula="of:=([.A1983]-[.B1983])*([.A1983]-[.B1983])" office:value-type="float" office:value="0.011883834169" calcext:value-type="float">
            <text:p>0.011883834169</text:p>
          </table:table-cell>
          <table:table-cell table:number-columns-repeated="2"/>
        </table:table-row>
        <table:table-row table:style-name="ro1">
          <table:table-cell office:value-type="float" office:value="0.807975" calcext:value-type="float">
            <text:p>0.807975</text:p>
          </table:table-cell>
          <table:table-cell office:value-type="float" office:value="0.559692" calcext:value-type="float">
            <text:p>0.559692</text:p>
          </table:table-cell>
          <table:table-cell table:formula="of:=[.A1984]*[.A1984]" office:value-type="float" office:value="0.652823600625" calcext:value-type="float">
            <text:p>0.652823600625</text:p>
          </table:table-cell>
          <table:table-cell table:formula="of:=([.A1984]-[.B1984])*([.A1984]-[.B1984])" office:value-type="float" office:value="0.061644448089" calcext:value-type="float">
            <text:p>0.061644448089</text:p>
          </table:table-cell>
          <table:table-cell table:number-columns-repeated="2"/>
        </table:table-row>
        <table:table-row table:style-name="ro1">
          <table:table-cell office:value-type="float" office:value="0.807975" calcext:value-type="float">
            <text:p>0.807975</text:p>
          </table:table-cell>
          <table:table-cell office:value-type="float" office:value="0.586721" calcext:value-type="float">
            <text:p>0.586721</text:p>
          </table:table-cell>
          <table:table-cell table:formula="of:=[.A1985]*[.A1985]" office:value-type="float" office:value="0.652823600625" calcext:value-type="float">
            <text:p>0.652823600625</text:p>
          </table:table-cell>
          <table:table-cell table:formula="of:=([.A1985]-[.B1985])*([.A1985]-[.B1985])" office:value-type="float" office:value="0.048953332516" calcext:value-type="float">
            <text:p>0.048953332516</text:p>
          </table:table-cell>
          <table:table-cell table:number-columns-repeated="2"/>
        </table:table-row>
        <table:table-row table:style-name="ro1">
          <table:table-cell office:value-type="float" office:value="0.941438" calcext:value-type="float">
            <text:p>0.941438</text:p>
          </table:table-cell>
          <table:table-cell office:value-type="float" office:value="0.774718" calcext:value-type="float">
            <text:p>0.774718</text:p>
          </table:table-cell>
          <table:table-cell table:formula="of:=[.A1986]*[.A1986]" office:value-type="float" office:value="0.886305507844" calcext:value-type="float">
            <text:p>0.886305507844</text:p>
          </table:table-cell>
          <table:table-cell table:formula="of:=([.A1986]-[.B1986])*([.A1986]-[.B1986])" office:value-type="float" office:value="0.0277955584" calcext:value-type="float">
            <text:p>0.0277955584</text:p>
          </table:table-cell>
          <table:table-cell table:number-columns-repeated="2"/>
        </table:table-row>
        <table:table-row table:style-name="ro1">
          <table:table-cell office:value-type="float" office:value="0.941438" calcext:value-type="float">
            <text:p>0.941438</text:p>
          </table:table-cell>
          <table:table-cell office:value-type="float" office:value="0.939275" calcext:value-type="float">
            <text:p>0.939275</text:p>
          </table:table-cell>
          <table:table-cell table:formula="of:=[.A1987]*[.A1987]" office:value-type="float" office:value="0.886305507844" calcext:value-type="float">
            <text:p>0.886305507844</text:p>
          </table:table-cell>
          <table:table-cell table:formula="of:=([.A1987]-[.B1987])*([.A1987]-[.B1987])" office:value-type="float" office:value="0.00000467856900000011" calcext:value-type="float">
            <text:p>4.67856900000011E-06</text:p>
          </table:table-cell>
          <table:table-cell table:number-columns-repeated="2"/>
        </table:table-row>
        <table:table-row table:style-name="ro1">
          <table:table-cell office:value-type="float" office:value="0.941438" calcext:value-type="float">
            <text:p>0.941438</text:p>
          </table:table-cell>
          <table:table-cell office:value-type="float" office:value="0.984712" calcext:value-type="float">
            <text:p>0.984712</text:p>
          </table:table-cell>
          <table:table-cell table:formula="of:=[.A1988]*[.A1988]" office:value-type="float" office:value="0.886305507844" calcext:value-type="float">
            <text:p>0.886305507844</text:p>
          </table:table-cell>
          <table:table-cell table:formula="of:=([.A1988]-[.B1988])*([.A1988]-[.B1988])" office:value-type="float" office:value="0.001872639076" calcext:value-type="float">
            <text:p>0.001872639076</text:p>
          </table:table-cell>
          <table:table-cell table:number-columns-repeated="2"/>
        </table:table-row>
        <table:table-row table:style-name="ro1">
          <table:table-cell office:value-type="float" office:value="0.941437" calcext:value-type="float">
            <text:p>0.941437</text:p>
          </table:table-cell>
          <table:table-cell office:value-type="float" office:value="0.998192" calcext:value-type="float">
            <text:p>0.998192</text:p>
          </table:table-cell>
          <table:table-cell table:formula="of:=[.A1989]*[.A1989]" office:value-type="float" office:value="0.886303624969" calcext:value-type="float">
            <text:p>0.886303624969</text:p>
          </table:table-cell>
          <table:table-cell table:formula="of:=([.A1989]-[.B1989])*([.A1989]-[.B1989])" office:value-type="float" office:value="0.003221130025" calcext:value-type="float">
            <text:p>0.003221130025</text:p>
          </table:table-cell>
          <table:table-cell table:number-columns-repeated="2"/>
        </table:table-row>
        <table:table-row table:style-name="ro1">
          <table:table-cell office:value-type="float" office:value="0.999987" calcext:value-type="float">
            <text:p>0.999987</text:p>
          </table:table-cell>
          <table:table-cell office:value-type="float" office:value="0.999997" calcext:value-type="float">
            <text:p>0.999997</text:p>
          </table:table-cell>
          <table:table-cell table:formula="of:=[.A1990]*[.A1990]" office:value-type="float" office:value="0.999974000169" calcext:value-type="float">
            <text:p>0.999974000169</text:p>
          </table:table-cell>
          <table:table-cell table:formula="of:=([.A1990]-[.B1990])*([.A1990]-[.B1990])" office:value-type="float" office:value="0.0000000001" calcext:value-type="float">
            <text:p>1.0000000000131E-10</text:p>
          </table:table-cell>
          <table:table-cell table:number-columns-repeated="2"/>
        </table:table-row>
        <table:table-row table:style-name="ro1">
          <table:table-cell office:value-type="float" office:value="0.00000989437" calcext:value-type="float">
            <text:p>0.00000989437</text:p>
          </table:table-cell>
          <table:table-cell office:value-type="float" office:value="0.00000176704" calcext:value-type="float">
            <text:p>0.00000176704</text:p>
          </table:table-cell>
          <table:table-cell table:formula="of:=[.A1991]*[.A1991]" office:value-type="float" office:value="0.0000000000978985577" calcext:value-type="float">
            <text:p>9.78985576969E-11</text:p>
          </table:table-cell>
          <table:table-cell table:formula="of:=([.A1991]-[.B1991])*([.A1991]-[.B1991])" office:value-type="float" office:value="0.00000000006605349293" calcext:value-type="float">
            <text:p>6.60534929289E-11</text:p>
          </table:table-cell>
          <table:table-cell table:number-columns-repeated="2"/>
        </table:table-row>
        <table:table-row table:style-name="ro1">
          <table:table-cell office:value-type="float" office:value="0.00000345707" calcext:value-type="float">
            <text:p>0.00000345707</text:p>
          </table:table-cell>
          <table:table-cell office:value-type="float" office:value="0.000177747" calcext:value-type="float">
            <text:p>0.000177747</text:p>
          </table:table-cell>
          <table:table-cell table:formula="of:=[.A1992]*[.A1992]" office:value-type="float" office:value="0.00000000001195133298" calcext:value-type="float">
            <text:p>1.19513329849E-11</text:p>
          </table:table-cell>
          <table:table-cell table:formula="of:=([.A1992]-[.B1992])*([.A1992]-[.B1992])" office:value-type="float" office:value="0.0000000303769796994" calcext:value-type="float">
            <text:p>3.03769796994049E-08</text:p>
          </table:table-cell>
          <table:table-cell table:number-columns-repeated="2"/>
        </table:table-row>
        <table:table-row table:style-name="ro1">
          <table:table-cell office:value-type="float" office:value="0.000000953674" calcext:value-type="float">
            <text:p>0.000000953674</text:p>
          </table:table-cell>
          <table:table-cell office:value-type="float" office:value="0.000995251" calcext:value-type="float">
            <text:p>0.000995251</text:p>
          </table:table-cell>
          <table:table-cell table:formula="of:=[.A1993]*[.A1993]" office:value-type="float" office:value="0.0000000000009094941" calcext:value-type="float">
            <text:p>9.09494098276E-13</text:p>
          </table:table-cell>
          <table:table-cell table:formula="of:=([.A1993]-[.B1993])*([.A1993]-[.B1993])" office:value-type="float" office:value="0.00000098862717249075" calcext:value-type="float">
            <text:p>9.8862717249075E-07</text:p>
          </table:table-cell>
          <table:table-cell table:number-columns-repeated="2"/>
        </table:table-row>
        <table:table-row table:style-name="ro1">
          <table:table-cell office:value-type="float" office:value="0.000000298023" calcext:value-type="float">
            <text:p>0.000000298023</text:p>
          </table:table-cell>
          <table:table-cell office:value-type="float" office:value="0.00363408" calcext:value-type="float">
            <text:p>0.00363408</text:p>
          </table:table-cell>
          <table:table-cell table:formula="of:=[.A1994]*[.A1994]" office:value-type="float" office:value="0.00000000000008881771" calcext:value-type="float">
            <text:p>8.8817708529E-14</text:p>
          </table:table-cell>
          <table:table-cell table:formula="of:=([.A1994]-[.B1994])*([.A1994]-[.B1994])" office:value-type="float" office:value="0.00001320437145637" calcext:value-type="float">
            <text:p>1.320437145637E-05</text:p>
          </table:table-cell>
          <table:table-cell table:number-columns-repeated="2"/>
        </table:table-row>
        <table:table-row table:style-name="ro1">
          <table:table-cell office:value-type="float" office:value="0.0000154972" calcext:value-type="float">
            <text:p>0.0000154972</text:p>
          </table:table-cell>
          <table:table-cell office:value-type="float" office:value="0.00308517" calcext:value-type="float">
            <text:p>0.00308517</text:p>
          </table:table-cell>
          <table:table-cell table:formula="of:=[.A1995]*[.A1995]" office:value-type="float" office:value="0.00000000024016320784" calcext:value-type="float">
            <text:p>2.4016320784E-10</text:p>
          </table:table-cell>
          <table:table-cell table:formula="of:=([.A1995]-[.B1995])*([.A1995]-[.B1995])" office:value-type="float" office:value="0.00000942289109905984" calcext:value-type="float">
            <text:p>9.42289109905984E-06</text:p>
          </table:table-cell>
          <table:table-cell table:number-columns-repeated="2"/>
        </table:table-row>
        <table:table-row table:style-name="ro1">
          <table:table-cell office:value-type="float" office:value="0.0000154972" calcext:value-type="float">
            <text:p>0.0000154972</text:p>
          </table:table-cell>
          <table:table-cell office:value-type="float" office:value="0.00462932" calcext:value-type="float">
            <text:p>0.00462932</text:p>
          </table:table-cell>
          <table:table-cell table:formula="of:=[.A1996]*[.A1996]" office:value-type="float" office:value="0.00000000024016320784" calcext:value-type="float">
            <text:p>2.4016320784E-10</text:p>
          </table:table-cell>
          <table:table-cell table:formula="of:=([.A1996]-[.B1996])*([.A1996]-[.B1996])" office:value-type="float" office:value="0.0000212873608297998" calcext:value-type="float">
            <text:p>2.12873608297998E-05</text:p>
          </table:table-cell>
          <table:table-cell table:number-columns-repeated="2"/>
        </table:table-row>
        <table:table-row table:style-name="ro1">
          <table:table-cell office:value-type="float" office:value="0.000143051" calcext:value-type="float">
            <text:p>0.000143051</text:p>
          </table:table-cell>
          <table:table-cell office:value-type="float" office:value="0.0000880461" calcext:value-type="float">
            <text:p>0.0000880461</text:p>
          </table:table-cell>
          <table:table-cell table:formula="of:=[.A1997]*[.A1997]" office:value-type="float" office:value="0.000000020463588601" calcext:value-type="float">
            <text:p>2.0463588601E-08</text:p>
          </table:table-cell>
          <table:table-cell table:formula="of:=([.A1997]-[.B1997])*([.A1997]-[.B1997])" office:value-type="float" office:value="0.00000000302553902401" calcext:value-type="float">
            <text:p>3.02553902401E-09</text:p>
          </table:table-cell>
          <table:table-cell table:number-columns-repeated="2"/>
        </table:table-row>
        <table:table-row table:style-name="ro1">
          <table:table-cell office:value-type="float" office:value="0.0001176" calcext:value-type="float">
            <text:p>0.0001176</text:p>
          </table:table-cell>
          <table:table-cell office:value-type="float" office:value="0.0000625364" calcext:value-type="float">
            <text:p>0.0000625364</text:p>
          </table:table-cell>
          <table:table-cell table:formula="of:=[.A1998]*[.A1998]" office:value-type="float" office:value="0.00000001382976" calcext:value-type="float">
            <text:p>0.00000001382976</text:p>
          </table:table-cell>
          <table:table-cell table:formula="of:=([.A1998]-[.B1998])*([.A1998]-[.B1998])" office:value-type="float" office:value="0.00000000303200004496" calcext:value-type="float">
            <text:p>3.03200004496E-09</text:p>
          </table:table-cell>
          <table:table-cell table:number-columns-repeated="2"/>
        </table:table-row>
        <table:table-row table:style-name="ro1">
          <table:table-cell office:value-type="float" office:value="0.0000243187" calcext:value-type="float">
            <text:p>0.0000243187</text:p>
          </table:table-cell>
          <table:table-cell office:value-type="float" office:value="0.00889482" calcext:value-type="float">
            <text:p>0.00889482</text:p>
          </table:table-cell>
          <table:table-cell table:formula="of:=[.A1999]*[.A1999]" office:value-type="float" office:value="0.00000000059139916969" calcext:value-type="float">
            <text:p>5.9139916969E-10</text:p>
          </table:table-cell>
          <table:table-cell table:formula="of:=([.A1999]-[.B1999])*([.A1999]-[.B1999])" office:value-type="float" office:value="0.0000786857933133017" calcext:value-type="float">
            <text:p>7.86857933133017E-05</text:p>
          </table:table-cell>
          <table:table-cell table:number-columns-repeated="2"/>
        </table:table-row>
        <table:table-row table:style-name="ro1">
          <table:table-cell office:value-type="float" office:value="0.0000264645" calcext:value-type="float">
            <text:p>0.0000264645</text:p>
          </table:table-cell>
          <table:table-cell office:value-type="float" office:value="0.0143702" calcext:value-type="float">
            <text:p>0.0143702</text:p>
          </table:table-cell>
          <table:table-cell table:formula="of:=[.A2000]*[.A2000]" office:value-type="float" office:value="0.00000000070036976025" calcext:value-type="float">
            <text:p>7.0036976025E-10</text:p>
          </table:table-cell>
          <table:table-cell table:formula="of:=([.A2000]-[.B2000])*([.A2000]-[.B2000])" office:value-type="float" office:value="0.00020574274809396" calcext:value-type="float">
            <text:p>0.00020574274809396</text:p>
          </table:table-cell>
          <table:table-cell table:number-columns-repeated="2"/>
        </table:table-row>
        <table:table-row table:style-name="ro1">
          <table:table-cell office:value-type="float" office:value="0.0000375509" calcext:value-type="float">
            <text:p>0.0000375509</text:p>
          </table:table-cell>
          <table:table-cell office:value-type="float" office:value="0.00558179" calcext:value-type="float">
            <text:p>0.00558179</text:p>
          </table:table-cell>
          <table:table-cell table:formula="of:=[.A2001]*[.A2001]" office:value-type="float" office:value="0.00000000141007009081" calcext:value-type="float">
            <text:p>1.41007009081E-09</text:p>
          </table:table-cell>
          <table:table-cell table:formula="of:=([.A2001]-[.B2001])*([.A2001]-[.B2001])" office:value-type="float" office:value="0.0000307385871979688" calcext:value-type="float">
            <text:p>3.07385871979688E-05</text:p>
          </table:table-cell>
          <table:table-cell table:number-columns-repeated="2"/>
        </table:table-row>
        <table:table-row table:style-name="ro1">
          <table:table-cell office:value-type="float" office:value="0.0000106692" calcext:value-type="float">
            <text:p>0.0000106692</text:p>
          </table:table-cell>
          <table:table-cell office:value-type="float" office:value="0.000249264" calcext:value-type="float">
            <text:p>0.000249264</text:p>
          </table:table-cell>
          <table:table-cell table:formula="of:=[.A2002]*[.A2002]" office:value-type="float" office:value="0.00000000011383182864" calcext:value-type="float">
            <text:p>1.1383182864E-10</text:p>
          </table:table-cell>
          <table:table-cell table:formula="of:=([.A2002]-[.B2002])*([.A2002]-[.B2002])" office:value-type="float" office:value="0.00000005692747858704" calcext:value-type="float">
            <text:p>5.692747858704E-08</text:p>
          </table:table-cell>
          <table:table-cell table:number-columns-repeated="2"/>
        </table:table-row>
        <table:table-row table:style-name="ro1">
          <table:table-cell office:value-type="float" office:value="0.0000530481" calcext:value-type="float">
            <text:p>0.0000530481</text:p>
          </table:table-cell>
          <table:table-cell office:value-type="float" office:value="0.00360724" calcext:value-type="float">
            <text:p>0.00360724</text:p>
          </table:table-cell>
          <table:table-cell table:formula="of:=[.A2003]*[.A2003]" office:value-type="float" office:value="0.00000000281410091361" calcext:value-type="float">
            <text:p>2.81410091361E-09</text:p>
          </table:table-cell>
          <table:table-cell table:formula="of:=([.A2003]-[.B2003])*([.A2003]-[.B2003])" office:value-type="float" office:value="0.0000126322800620256" calcext:value-type="float">
            <text:p>1.26322800620256E-05</text:p>
          </table:table-cell>
          <table:table-cell table:number-columns-repeated="2"/>
        </table:table-row>
        <table:table-row table:style-name="ro1">
          <table:table-cell office:value-type="float" office:value="0.0000530481" calcext:value-type="float">
            <text:p>0.0000530481</text:p>
          </table:table-cell>
          <table:table-cell office:value-type="float" office:value="0.00385242" calcext:value-type="float">
            <text:p>0.00385242</text:p>
          </table:table-cell>
          <table:table-cell table:formula="of:=[.A2004]*[.A2004]" office:value-type="float" office:value="0.00000000281410091361" calcext:value-type="float">
            <text:p>2.81410091361E-09</text:p>
          </table:table-cell>
          <table:table-cell table:formula="of:=([.A2004]-[.B2004])*([.A2004]-[.B2004])" office:value-type="float" office:value="0.0000144352268345096" calcext:value-type="float">
            <text:p>1.44352268345096E-05</text:p>
          </table:table-cell>
          <table:table-cell table:number-columns-repeated="2"/>
        </table:table-row>
        <table:table-row table:style-name="ro1">
          <table:table-cell office:value-type="float" office:value="0.0000631809" calcext:value-type="float">
            <text:p>0.0000631809</text:p>
          </table:table-cell>
          <table:table-cell office:value-type="float" office:value="0.000112501" calcext:value-type="float">
            <text:p>0.000112501</text:p>
          </table:table-cell>
          <table:table-cell table:formula="of:=[.A2005]*[.A2005]" office:value-type="float" office:value="0.00000000399182612481" calcext:value-type="float">
            <text:p>3.99182612481E-09</text:p>
          </table:table-cell>
          <table:table-cell table:formula="of:=([.A2005]-[.B2005])*([.A2005]-[.B2005])" office:value-type="float" office:value="0.00000000243247226401" calcext:value-type="float">
            <text:p>2.43247226401E-09</text:p>
          </table:table-cell>
          <table:table-cell table:number-columns-repeated="2"/>
        </table:table-row>
        <table:table-row table:style-name="ro1">
          <table:table-cell office:value-type="float" office:value="0.000235379" calcext:value-type="float">
            <text:p>0.000235379</text:p>
          </table:table-cell>
          <table:table-cell office:value-type="float" office:value="0.019691" calcext:value-type="float">
            <text:p>0.019691</text:p>
          </table:table-cell>
          <table:table-cell table:formula="of:=[.A2006]*[.A2006]" office:value-type="float" office:value="0.000000055403273641" calcext:value-type="float">
            <text:p>5.5403273641E-08</text:p>
          </table:table-cell>
          <table:table-cell table:formula="of:=([.A2006]-[.B2006])*([.A2006]-[.B2006])" office:value-type="float" office:value="0.000378521188495641" calcext:value-type="float">
            <text:p>0.000378521188495641</text:p>
          </table:table-cell>
          <table:table-cell table:number-columns-repeated="2"/>
        </table:table-row>
        <table:table-row table:style-name="ro1">
          <table:table-cell office:value-type="float" office:value="0.0000892282" calcext:value-type="float">
            <text:p>0.0000892282</text:p>
          </table:table-cell>
          <table:table-cell office:value-type="float" office:value="0.020589" calcext:value-type="float">
            <text:p>0.020589</text:p>
          </table:table-cell>
          <table:table-cell table:formula="of:=[.A2007]*[.A2007]" office:value-type="float" office:value="0.00000000796167167524" calcext:value-type="float">
            <text:p>7.96167167524E-09</text:p>
          </table:table-cell>
          <table:table-cell table:formula="of:=([.A2007]-[.B2007])*([.A2007]-[.B2007])" office:value-type="float" office:value="0.000420240643852075" calcext:value-type="float">
            <text:p>0.000420240643852075</text:p>
          </table:table-cell>
          <table:table-cell table:number-columns-repeated="2"/>
        </table:table-row>
        <table:table-row table:style-name="ro1">
          <table:table-cell office:value-type="float" office:value="0.000460446" calcext:value-type="float">
            <text:p>0.000460446</text:p>
          </table:table-cell>
          <table:table-cell office:value-type="float" office:value="0.0288023" calcext:value-type="float">
            <text:p>0.0288023</text:p>
          </table:table-cell>
          <table:table-cell table:formula="of:=[.A2008]*[.A2008]" office:value-type="float" office:value="0.000000212010518916" calcext:value-type="float">
            <text:p>2.12010518916E-07</text:p>
          </table:table-cell>
          <table:table-cell table:formula="of:=([.A2008]-[.B2008])*([.A2008]-[.B2008])" office:value-type="float" office:value="0.000803260688157316" calcext:value-type="float">
            <text:p>0.000803260688157316</text:p>
          </table:table-cell>
          <table:table-cell table:number-columns-repeated="2"/>
        </table:table-row>
        <table:table-row table:style-name="ro1">
          <table:table-cell office:value-type="float" office:value="0.00529885" calcext:value-type="float">
            <text:p>0.00529885</text:p>
          </table:table-cell>
          <table:table-cell office:value-type="float" office:value="0.0454393" calcext:value-type="float">
            <text:p>0.0454393</text:p>
          </table:table-cell>
          <table:table-cell table:formula="of:=[.A2009]*[.A2009]" office:value-type="float" office:value="0.0000280778113225" calcext:value-type="float">
            <text:p>0.0000280778113225</text:p>
          </table:table-cell>
          <table:table-cell table:formula="of:=([.A2009]-[.B2009])*([.A2009]-[.B2009])" office:value-type="float" office:value="0.0016112557262025" calcext:value-type="float">
            <text:p>0.0016112557262025</text:p>
          </table:table-cell>
          <table:table-cell table:number-columns-repeated="2"/>
        </table:table-row>
        <table:table-row table:style-name="ro1">
          <table:table-cell office:value-type="float" office:value="0.00818795" calcext:value-type="float">
            <text:p>0.00818795</text:p>
          </table:table-cell>
          <table:table-cell office:value-type="float" office:value="0.135195" calcext:value-type="float">
            <text:p>0.135195</text:p>
          </table:table-cell>
          <table:table-cell table:formula="of:=[.A2010]*[.A2010]" office:value-type="float" office:value="0.0000670425252025" calcext:value-type="float">
            <text:p>0.0000670425252025</text:p>
          </table:table-cell>
          <table:table-cell table:formula="of:=([.A2010]-[.B2010])*([.A2010]-[.B2010])" office:value-type="float" office:value="0.0161307907497025" calcext:value-type="float">
            <text:p>0.0161307907497025</text:p>
          </table:table-cell>
          <table:table-cell table:number-columns-repeated="2"/>
        </table:table-row>
        <table:table-row table:style-name="ro1">
          <table:table-cell office:value-type="float" office:value="0.00818795" calcext:value-type="float">
            <text:p>0.00818795</text:p>
          </table:table-cell>
          <table:table-cell office:value-type="float" office:value="0.0877068" calcext:value-type="float">
            <text:p>0.0877068</text:p>
          </table:table-cell>
          <table:table-cell table:formula="of:=[.A2011]*[.A2011]" office:value-type="float" office:value="0.0000670425252025" calcext:value-type="float">
            <text:p>0.0000670425252025</text:p>
          </table:table-cell>
          <table:table-cell table:formula="of:=([.A2011]-[.B2011])*([.A2011]-[.B2011])" office:value-type="float" office:value="0.0063232475053225" calcext:value-type="float">
            <text:p>0.0063232475053225</text:p>
          </table:table-cell>
          <table:table-cell table:number-columns-repeated="2"/>
        </table:table-row>
        <table:table-row table:style-name="ro1">
          <table:table-cell office:value-type="float" office:value="0.00828069" calcext:value-type="float">
            <text:p>0.00828069</text:p>
          </table:table-cell>
          <table:table-cell office:value-type="float" office:value="0.011132" calcext:value-type="float">
            <text:p>0.011132</text:p>
          </table:table-cell>
          <table:table-cell table:formula="of:=[.A2012]*[.A2012]" office:value-type="float" office:value="0.0000685698268761" calcext:value-type="float">
            <text:p>0.0000685698268761</text:p>
          </table:table-cell>
          <table:table-cell table:formula="of:=([.A2012]-[.B2012])*([.A2012]-[.B2012])" office:value-type="float" office:value="0.0000081299687161" calcext:value-type="float">
            <text:p>0.0000081299687161</text:p>
          </table:table-cell>
          <table:table-cell table:number-columns-repeated="2"/>
        </table:table-row>
        <table:table-row table:style-name="ro1">
          <table:table-cell office:value-type="float" office:value="0.00826418" calcext:value-type="float">
            <text:p>0.00826418</text:p>
          </table:table-cell>
          <table:table-cell office:value-type="float" office:value="0.0665049" calcext:value-type="float">
            <text:p>0.0665049</text:p>
          </table:table-cell>
          <table:table-cell table:formula="of:=[.A2013]*[.A2013]" office:value-type="float" office:value="0.0000682966710724" calcext:value-type="float">
            <text:p>0.0000682966710724</text:p>
          </table:table-cell>
          <table:table-cell table:formula="of:=([.A2013]-[.B2013])*([.A2013]-[.B2013])" office:value-type="float" office:value="0.0033919814661184" calcext:value-type="float">
            <text:p>0.0033919814661184</text:p>
          </table:table-cell>
          <table:table-cell table:number-columns-repeated="2"/>
        </table:table-row>
        <table:table-row table:style-name="ro1">
          <table:table-cell office:value-type="float" office:value="0.0266376" calcext:value-type="float">
            <text:p>0.0266376</text:p>
          </table:table-cell>
          <table:table-cell office:value-type="float" office:value="0.235948" calcext:value-type="float">
            <text:p>0.235948</text:p>
          </table:table-cell>
          <table:table-cell table:formula="of:=[.A2014]*[.A2014]" office:value-type="float" office:value="0.00070956173376" calcext:value-type="float">
            <text:p>0.00070956173376</text:p>
          </table:table-cell>
          <table:table-cell table:formula="of:=([.A2014]-[.B2014])*([.A2014]-[.B2014])" office:value-type="float" office:value="0.04381084354816" calcext:value-type="float">
            <text:p>0.04381084354816</text:p>
          </table:table-cell>
          <table:table-cell table:number-columns-repeated="2"/>
        </table:table-row>
        <table:table-row table:style-name="ro1">
          <table:table-cell office:value-type="float" office:value="0.0266376" calcext:value-type="float">
            <text:p>0.0266376</text:p>
          </table:table-cell>
          <table:table-cell office:value-type="float" office:value="0.367482" calcext:value-type="float">
            <text:p>0.367482</text:p>
          </table:table-cell>
          <table:table-cell table:formula="of:=[.A2015]*[.A2015]" office:value-type="float" office:value="0.00070956173376" calcext:value-type="float">
            <text:p>0.00070956173376</text:p>
          </table:table-cell>
          <table:table-cell table:formula="of:=([.A2015]-[.B2015])*([.A2015]-[.B2015])" office:value-type="float" office:value="0.11617490501136" calcext:value-type="float">
            <text:p>0.11617490501136</text:p>
          </table:table-cell>
          <table:table-cell table:number-columns-repeated="2"/>
        </table:table-row>
        <table:table-row table:style-name="ro1">
          <table:table-cell office:value-type="float" office:value="0.0664223" calcext:value-type="float">
            <text:p>0.0664223</text:p>
          </table:table-cell>
          <table:table-cell office:value-type="float" office:value="0.27922" calcext:value-type="float">
            <text:p>0.27922</text:p>
          </table:table-cell>
          <table:table-cell table:formula="of:=[.A2016]*[.A2016]" office:value-type="float" office:value="0.00441192193729" calcext:value-type="float">
            <text:p>0.00441192193729</text:p>
          </table:table-cell>
          <table:table-cell table:formula="of:=([.A2016]-[.B2016])*([.A2016]-[.B2016])" office:value-type="float" office:value="0.04528286112529" calcext:value-type="float">
            <text:p>0.04528286112529</text:p>
          </table:table-cell>
          <table:table-cell table:number-columns-repeated="2"/>
        </table:table-row>
        <table:table-row table:style-name="ro1">
          <table:table-cell office:value-type="float" office:value="0.110966" calcext:value-type="float">
            <text:p>0.110966</text:p>
          </table:table-cell>
          <table:table-cell office:value-type="float" office:value="0.447299" calcext:value-type="float">
            <text:p>0.447299</text:p>
          </table:table-cell>
          <table:table-cell table:formula="of:=[.A2017]*[.A2017]" office:value-type="float" office:value="0.012313453156" calcext:value-type="float">
            <text:p>0.012313453156</text:p>
          </table:table-cell>
          <table:table-cell table:formula="of:=([.A2017]-[.B2017])*([.A2017]-[.B2017])" office:value-type="float" office:value="0.113119886889" calcext:value-type="float">
            <text:p>0.113119886889</text:p>
          </table:table-cell>
          <table:table-cell table:number-columns-repeated="2"/>
        </table:table-row>
        <table:table-row table:style-name="ro1">
          <table:table-cell office:value-type="float" office:value="0.116007" calcext:value-type="float">
            <text:p>0.116007</text:p>
          </table:table-cell>
          <table:table-cell office:value-type="float" office:value="0.412832" calcext:value-type="float">
            <text:p>0.412832</text:p>
          </table:table-cell>
          <table:table-cell table:formula="of:=[.A2018]*[.A2018]" office:value-type="float" office:value="0.013457624049" calcext:value-type="float">
            <text:p>0.013457624049</text:p>
          </table:table-cell>
          <table:table-cell table:formula="of:=([.A2018]-[.B2018])*([.A2018]-[.B2018])" office:value-type="float" office:value="0.088105080625" calcext:value-type="float">
            <text:p>0.088105080625</text:p>
          </table:table-cell>
          <table:table-cell table:number-columns-repeated="2"/>
        </table:table-row>
        <table:table-row table:style-name="ro1">
          <table:table-cell office:value-type="float" office:value="0.116007" calcext:value-type="float">
            <text:p>0.116007</text:p>
          </table:table-cell>
          <table:table-cell office:value-type="float" office:value="0.379192" calcext:value-type="float">
            <text:p>0.379192</text:p>
          </table:table-cell>
          <table:table-cell table:formula="of:=[.A2019]*[.A2019]" office:value-type="float" office:value="0.013457624049" calcext:value-type="float">
            <text:p>0.013457624049</text:p>
          </table:table-cell>
          <table:table-cell table:formula="of:=([.A2019]-[.B2019])*([.A2019]-[.B2019])" office:value-type="float" office:value="0.069266344225" calcext:value-type="float">
            <text:p>0.069266344225</text:p>
          </table:table-cell>
          <table:table-cell table:number-columns-repeated="2"/>
        </table:table-row>
        <table:table-row table:style-name="ro1">
          <table:table-cell office:value-type="float" office:value="0.315612" calcext:value-type="float">
            <text:p>0.315612</text:p>
          </table:table-cell>
          <table:table-cell office:value-type="float" office:value="0.45024" calcext:value-type="float">
            <text:p>0.45024</text:p>
          </table:table-cell>
          <table:table-cell table:formula="of:=[.A2020]*[.A2020]" office:value-type="float" office:value="0.099610934544" calcext:value-type="float">
            <text:p>0.099610934544</text:p>
          </table:table-cell>
          <table:table-cell table:formula="of:=([.A2020]-[.B2020])*([.A2020]-[.B2020])" office:value-type="float" office:value="0.018124698384" calcext:value-type="float">
            <text:p>0.018124698384</text:p>
          </table:table-cell>
          <table:table-cell table:number-columns-repeated="2"/>
        </table:table-row>
        <table:table-row table:style-name="ro1">
          <table:table-cell office:value-type="float" office:value="0.315612" calcext:value-type="float">
            <text:p>0.315612</text:p>
          </table:table-cell>
          <table:table-cell office:value-type="float" office:value="0.454636" calcext:value-type="float">
            <text:p>0.454636</text:p>
          </table:table-cell>
          <table:table-cell table:formula="of:=[.A2021]*[.A2021]" office:value-type="float" office:value="0.099610934544" calcext:value-type="float">
            <text:p>0.099610934544</text:p>
          </table:table-cell>
          <table:table-cell table:formula="of:=([.A2021]-[.B2021])*([.A2021]-[.B2021])" office:value-type="float" office:value="0.019327672576" calcext:value-type="float">
            <text:p>0.019327672576</text:p>
          </table:table-cell>
          <table:table-cell table:number-columns-repeated="2"/>
        </table:table-row>
        <table:table-row table:style-name="ro1">
          <table:table-cell office:value-type="float" office:value="0.481697" calcext:value-type="float">
            <text:p>0.481697</text:p>
          </table:table-cell>
          <table:table-cell office:value-type="float" office:value="0.653981" calcext:value-type="float">
            <text:p>0.653981</text:p>
          </table:table-cell>
          <table:table-cell table:formula="of:=[.A2022]*[.A2022]" office:value-type="float" office:value="0.232031999809" calcext:value-type="float">
            <text:p>0.232031999809</text:p>
          </table:table-cell>
          <table:table-cell table:formula="of:=([.A2022]-[.B2022])*([.A2022]-[.B2022])" office:value-type="float" office:value="0.029681776656" calcext:value-type="float">
            <text:p>0.029681776656</text:p>
          </table:table-cell>
          <table:table-cell table:number-columns-repeated="2"/>
        </table:table-row>
        <table:table-row table:style-name="ro1">
          <table:table-cell office:value-type="float" office:value="0.531461" calcext:value-type="float">
            <text:p>0.531461</text:p>
          </table:table-cell>
          <table:table-cell office:value-type="float" office:value="0.722886" calcext:value-type="float">
            <text:p>0.722886</text:p>
          </table:table-cell>
          <table:table-cell table:formula="of:=[.A2023]*[.A2023]" office:value-type="float" office:value="0.282450794521" calcext:value-type="float">
            <text:p>0.282450794521</text:p>
          </table:table-cell>
          <table:table-cell table:formula="of:=([.A2023]-[.B2023])*([.A2023]-[.B2023])" office:value-type="float" office:value="0.036643530625" calcext:value-type="float">
            <text:p>0.036643530625</text:p>
          </table:table-cell>
          <table:table-cell table:number-columns-repeated="2"/>
        </table:table-row>
        <table:table-row table:style-name="ro1">
          <table:table-cell office:value-type="float" office:value="0.682626" calcext:value-type="float">
            <text:p>0.682626</text:p>
          </table:table-cell>
          <table:table-cell office:value-type="float" office:value="0.693576" calcext:value-type="float">
            <text:p>0.693576</text:p>
          </table:table-cell>
          <table:table-cell table:formula="of:=[.A2024]*[.A2024]" office:value-type="float" office:value="0.465978255876" calcext:value-type="float">
            <text:p>0.465978255876</text:p>
          </table:table-cell>
          <table:table-cell table:formula="of:=([.A2024]-[.B2024])*([.A2024]-[.B2024])" office:value-type="float" office:value="0.0001199025" calcext:value-type="float">
            <text:p>0.0001199025</text:p>
          </table:table-cell>
          <table:table-cell table:number-columns-repeated="2"/>
        </table:table-row>
        <table:table-row table:style-name="ro1">
          <table:table-cell office:value-type="float" office:value="0.810742" calcext:value-type="float">
            <text:p>0.810742</text:p>
          </table:table-cell>
          <table:table-cell office:value-type="float" office:value="0.705928" calcext:value-type="float">
            <text:p>0.705928</text:p>
          </table:table-cell>
          <table:table-cell table:formula="of:=[.A2025]*[.A2025]" office:value-type="float" office:value="0.657302590564" calcext:value-type="float">
            <text:p>0.657302590564</text:p>
          </table:table-cell>
          <table:table-cell table:formula="of:=([.A2025]-[.B2025])*([.A2025]-[.B2025])" office:value-type="float" office:value="0.010985974596" calcext:value-type="float">
            <text:p>0.010985974596</text:p>
          </table:table-cell>
          <table:table-cell table:number-columns-repeated="2"/>
        </table:table-row>
        <table:table-row table:style-name="ro1">
          <table:table-cell office:value-type="float" office:value="0.912193" calcext:value-type="float">
            <text:p>0.912193</text:p>
          </table:table-cell>
          <table:table-cell office:value-type="float" office:value="0.753677" calcext:value-type="float">
            <text:p>0.753677</text:p>
          </table:table-cell>
          <table:table-cell table:formula="of:=[.A2026]*[.A2026]" office:value-type="float" office:value="0.832096069249" calcext:value-type="float">
            <text:p>0.832096069249</text:p>
          </table:table-cell>
          <table:table-cell table:formula="of:=([.A2026]-[.B2026])*([.A2026]-[.B2026])" office:value-type="float" office:value="0.025127322256" calcext:value-type="float">
            <text:p>0.025127322256</text:p>
          </table:table-cell>
          <table:table-cell table:number-columns-repeated="2"/>
        </table:table-row>
        <table:table-row table:style-name="ro1">
          <table:table-cell office:value-type="float" office:value="0.912193" calcext:value-type="float">
            <text:p>0.912193</text:p>
          </table:table-cell>
          <table:table-cell office:value-type="float" office:value="0.984712" calcext:value-type="float">
            <text:p>0.984712</text:p>
          </table:table-cell>
          <table:table-cell table:formula="of:=[.A2027]*[.A2027]" office:value-type="float" office:value="0.832096069249" calcext:value-type="float">
            <text:p>0.832096069249</text:p>
          </table:table-cell>
          <table:table-cell table:formula="of:=([.A2027]-[.B2027])*([.A2027]-[.B2027])" office:value-type="float" office:value="0.005259005361" calcext:value-type="float">
            <text:p>0.005259005361</text:p>
          </table:table-cell>
          <table:table-cell table:number-columns-repeated="2"/>
        </table:table-row>
        <table:table-row table:style-name="ro1">
          <table:table-cell office:value-type="float" office:value="0.912192" calcext:value-type="float">
            <text:p>0.912192</text:p>
          </table:table-cell>
          <table:table-cell office:value-type="float" office:value="0.998192" calcext:value-type="float">
            <text:p>0.998192</text:p>
          </table:table-cell>
          <table:table-cell table:formula="of:=[.A2028]*[.A2028]" office:value-type="float" office:value="0.832094244864" calcext:value-type="float">
            <text:p>0.832094244864</text:p>
          </table:table-cell>
          <table:table-cell table:formula="of:=([.A2028]-[.B2028])*([.A2028]-[.B2028])" office:value-type="float" office:value="0.00739599999999999" calcext:value-type="float">
            <text:p>0.00739599999999999</text:p>
          </table:table-cell>
          <table:table-cell table:number-columns-repeated="2"/>
        </table:table-row>
        <table:table-row table:style-name="ro1">
          <table:table-cell office:value-type="float" office:value="0.998952" calcext:value-type="float">
            <text:p>0.998952</text:p>
          </table:table-cell>
          <table:table-cell office:value-type="float" office:value="0.996838" calcext:value-type="float">
            <text:p>0.996838</text:p>
          </table:table-cell>
          <table:table-cell table:formula="of:=[.A2029]*[.A2029]" office:value-type="float" office:value="0.997905098304" calcext:value-type="float">
            <text:p>0.997905098304</text:p>
          </table:table-cell>
          <table:table-cell table:formula="of:=([.A2029]-[.B2029])*([.A2029]-[.B2029])" office:value-type="float" office:value="0.00000446899599999979" calcext:value-type="float">
            <text:p>4.46899599999979E-06</text:p>
          </table:table-cell>
          <table:table-cell table:number-columns-repeated="2"/>
        </table:table-row>
        <table:table-row table:style-name="ro1">
          <table:table-cell office:value-type="float" office:value="0.0000026226" calcext:value-type="float">
            <text:p>0.0000026226</text:p>
          </table:table-cell>
          <table:table-cell office:value-type="float" office:value="0.00000303222" calcext:value-type="float">
            <text:p>0.00000303222</text:p>
          </table:table-cell>
          <table:table-cell table:formula="of:=[.A2030]*[.A2030]" office:value-type="float" office:value="0.00000000000687803076" calcext:value-type="float">
            <text:p>6.87803076E-12</text:p>
          </table:table-cell>
          <table:table-cell table:formula="of:=([.A2030]-[.B2030])*([.A2030]-[.B2030])" office:value-type="float" office:value="0.00000000000016778854" calcext:value-type="float">
            <text:p>1.677885444E-13</text:p>
          </table:table-cell>
          <table:table-cell table:number-columns-repeated="2"/>
        </table:table-row>
        <table:table-row table:style-name="ro1">
          <table:table-cell office:value-type="float" office:value="0.00000506639" calcext:value-type="float">
            <text:p>0.00000506639</text:p>
          </table:table-cell>
          <table:table-cell office:value-type="float" office:value="0.00166744" calcext:value-type="float">
            <text:p>0.00166744</text:p>
          </table:table-cell>
          <table:table-cell table:formula="of:=[.A2031]*[.A2031]" office:value-type="float" office:value="0.00000000002566830763" calcext:value-type="float">
            <text:p>2.56683076321E-11</text:p>
          </table:table-cell>
          <table:table-cell table:formula="of:=([.A2031]-[.B2031])*([.A2031]-[.B2031])" office:value-type="float" office:value="0.00000276348601922443" calcext:value-type="float">
            <text:p>2.76348601922443E-06</text:p>
          </table:table-cell>
          <table:table-cell table:number-columns-repeated="2"/>
        </table:table-row>
        <table:table-row table:style-name="ro1">
          <table:table-cell office:value-type="float" office:value="0.00000506639" calcext:value-type="float">
            <text:p>0.00000506639</text:p>
          </table:table-cell>
          <table:table-cell office:value-type="float" office:value="0.0140996" calcext:value-type="float">
            <text:p>0.0140996</text:p>
          </table:table-cell>
          <table:table-cell table:formula="of:=[.A2032]*[.A2032]" office:value-type="float" office:value="0.00000000002566830763" calcext:value-type="float">
            <text:p>2.56683076321E-11</text:p>
          </table:table-cell>
          <table:table-cell table:formula="of:=([.A2032]-[.B2032])*([.A2032]-[.B2032])" office:value-type="float" office:value="0.00019865587768342" calcext:value-type="float">
            <text:p>0.00019865587768342</text:p>
          </table:table-cell>
          <table:table-cell table:number-columns-repeated="2"/>
        </table:table-row>
        <table:table-row table:style-name="ro1">
          <table:table-cell office:value-type="float" office:value="0.00000619888" calcext:value-type="float">
            <text:p>0.00000619888</text:p>
          </table:table-cell>
          <table:table-cell office:value-type="float" office:value="0.0371559" calcext:value-type="float">
            <text:p>0.0371559</text:p>
          </table:table-cell>
          <table:table-cell table:formula="of:=[.A2033]*[.A2033]" office:value-type="float" office:value="0.00000000003842611325" calcext:value-type="float">
            <text:p>3.84261132544E-11</text:p>
          </table:table-cell>
          <table:table-cell table:formula="of:=([.A2033]-[.B2033])*([.A2033]-[.B2033])" office:value-type="float" office:value="0.00138010029330533" calcext:value-type="float">
            <text:p>0.00138010029330533</text:p>
          </table:table-cell>
          <table:table-cell table:number-columns-repeated="2"/>
        </table:table-row>
        <table:table-row table:style-name="ro1">
          <table:table-cell office:value-type="float" office:value="0.000022769" calcext:value-type="float">
            <text:p>0.000022769</text:p>
          </table:table-cell>
          <table:table-cell office:value-type="float" office:value="0.00148584" calcext:value-type="float">
            <text:p>0.00148584</text:p>
          </table:table-cell>
          <table:table-cell table:formula="of:=[.A2034]*[.A2034]" office:value-type="float" office:value="0.000000000518427361" calcext:value-type="float">
            <text:p>5.18427361E-10</text:p>
          </table:table-cell>
          <table:table-cell table:formula="of:=([.A2034]-[.B2034])*([.A2034]-[.B2034])" office:value-type="float" office:value="0.000002140576751041" calcext:value-type="float">
            <text:p>2.140576751041E-06</text:p>
          </table:table-cell>
          <table:table-cell table:number-columns-repeated="2"/>
        </table:table-row>
        <table:table-row table:style-name="ro1">
          <table:table-cell office:value-type="float" office:value="0.0000380278" calcext:value-type="float">
            <text:p>0.0000380278</text:p>
          </table:table-cell>
          <table:table-cell office:value-type="float" office:value="0.0168754" calcext:value-type="float">
            <text:p>0.0168754</text:p>
          </table:table-cell>
          <table:table-cell table:formula="of:=[.A2035]*[.A2035]" office:value-type="float" office:value="0.00000000144611357284" calcext:value-type="float">
            <text:p>1.44611357284E-09</text:p>
          </table:table-cell>
          <table:table-cell table:formula="of:=([.A2035]-[.B2035])*([.A2035]-[.B2035])" office:value-type="float" office:value="0.000283497102601333" calcext:value-type="float">
            <text:p>0.000283497102601333</text:p>
          </table:table-cell>
          <table:table-cell table:number-columns-repeated="2"/>
        </table:table-row>
        <table:table-row table:style-name="ro1">
          <table:table-cell office:value-type="float" office:value="0.0000447035" calcext:value-type="float">
            <text:p>0.0000447035</text:p>
          </table:table-cell>
          <table:table-cell office:value-type="float" office:value="0.0000852034" calcext:value-type="float">
            <text:p>0.0000852034</text:p>
          </table:table-cell>
          <table:table-cell table:formula="of:=[.A2036]*[.A2036]" office:value-type="float" office:value="0.00000000199840291225" calcext:value-type="float">
            <text:p>1.99840291225E-09</text:p>
          </table:table-cell>
          <table:table-cell table:formula="of:=([.A2036]-[.B2036])*([.A2036]-[.B2036])" office:value-type="float" office:value="0.00000000164024190001" calcext:value-type="float">
            <text:p>1.64024190001E-09</text:p>
          </table:table-cell>
          <table:table-cell table:number-columns-repeated="2"/>
        </table:table-row>
        <table:table-row table:style-name="ro1">
          <table:table-cell office:value-type="float" office:value="0.00000154972" calcext:value-type="float">
            <text:p>0.00000154972</text:p>
          </table:table-cell>
          <table:table-cell office:value-type="float" office:value="0.000206535" calcext:value-type="float">
            <text:p>0.000206535</text:p>
          </table:table-cell>
          <table:table-cell table:formula="of:=[.A2037]*[.A2037]" office:value-type="float" office:value="0.00000000000240163208" calcext:value-type="float">
            <text:p>2.4016320784E-12</text:p>
          </table:table-cell>
          <table:table-cell table:formula="of:=([.A2037]-[.B2037])*([.A2037]-[.B2037])" office:value-type="float" office:value="0.00000004201896501668" calcext:value-type="float">
            <text:p>4.20189650166784E-08</text:p>
          </table:table-cell>
          <table:table-cell table:number-columns-repeated="2"/>
        </table:table-row>
        <table:table-row table:style-name="ro1">
          <table:table-cell office:value-type="float" office:value="0.0000613332" calcext:value-type="float">
            <text:p>0.0000613332</text:p>
          </table:table-cell>
          <table:table-cell office:value-type="float" office:value="0.0035851" calcext:value-type="float">
            <text:p>0.0035851</text:p>
          </table:table-cell>
          <table:table-cell table:formula="of:=[.A2038]*[.A2038]" office:value-type="float" office:value="0.00000000376176142224" calcext:value-type="float">
            <text:p>3.76176142224E-09</text:p>
          </table:table-cell>
          <table:table-cell table:formula="of:=([.A2038]-[.B2038])*([.A2038]-[.B2038])" office:value-type="float" office:value="0.0000124169324607822" calcext:value-type="float">
            <text:p>1.24169324607822E-05</text:p>
          </table:table-cell>
          <table:table-cell table:number-columns-repeated="2"/>
        </table:table-row>
        <table:table-row table:style-name="ro1">
          <table:table-cell office:value-type="float" office:value="0.00000077486" calcext:value-type="float">
            <text:p>0.00000077486</text:p>
          </table:table-cell>
          <table:table-cell office:value-type="float" office:value="0.00244501" calcext:value-type="float">
            <text:p>0.00244501</text:p>
          </table:table-cell>
          <table:table-cell table:formula="of:=[.A2039]*[.A2039]" office:value-type="float" office:value="0.00000000000060040802" calcext:value-type="float">
            <text:p>6.004080196E-13</text:p>
          </table:table-cell>
          <table:table-cell table:formula="of:=([.A2039]-[.B2039])*([.A2039]-[.B2039])" office:value-type="float" office:value="0.00000597428541961082" calcext:value-type="float">
            <text:p>5.97428541961082E-06</text:p>
          </table:table-cell>
          <table:table-cell table:number-columns-repeated="2"/>
        </table:table-row>
        <table:table-row table:style-name="ro1">
          <table:table-cell office:value-type="float" office:value="0.0000605583" calcext:value-type="float">
            <text:p>0.0000605583</text:p>
          </table:table-cell>
          <table:table-cell office:value-type="float" office:value="0.000190733" calcext:value-type="float">
            <text:p>0.000190733</text:p>
          </table:table-cell>
          <table:table-cell table:formula="of:=[.A2040]*[.A2040]" office:value-type="float" office:value="0.00000000366730769889" calcext:value-type="float">
            <text:p>3.66730769889E-09</text:p>
          </table:table-cell>
          <table:table-cell table:formula="of:=([.A2040]-[.B2040])*([.A2040]-[.B2040])" office:value-type="float" office:value="0.00000001694545252009" calcext:value-type="float">
            <text:p>1.694545252009E-08</text:p>
          </table:table-cell>
          <table:table-cell table:number-columns-repeated="2"/>
        </table:table-row>
        <table:table-row table:style-name="ro1">
          <table:table-cell office:value-type="float" office:value="0.0000605583" calcext:value-type="float">
            <text:p>0.0000605583</text:p>
          </table:table-cell>
          <table:table-cell office:value-type="float" office:value="0.00084607" calcext:value-type="float">
            <text:p>0.00084607</text:p>
          </table:table-cell>
          <table:table-cell table:formula="of:=[.A2041]*[.A2041]" office:value-type="float" office:value="0.00000000366730769889" calcext:value-type="float">
            <text:p>3.66730769889E-09</text:p>
          </table:table-cell>
          <table:table-cell table:formula="of:=([.A2041]-[.B2041])*([.A2041]-[.B2041])" office:value-type="float" office:value="0.00000061702863083689" calcext:value-type="float">
            <text:p>6.1702863083689E-07</text:p>
          </table:table-cell>
          <table:table-cell table:number-columns-repeated="2"/>
        </table:table-row>
        <table:table-row table:style-name="ro1">
          <table:table-cell office:value-type="float" office:value="0.0000616908" calcext:value-type="float">
            <text:p>0.0000616908</text:p>
          </table:table-cell>
          <table:table-cell office:value-type="float" office:value="0.00481957" calcext:value-type="float">
            <text:p>0.00481957</text:p>
          </table:table-cell>
          <table:table-cell table:formula="of:=[.A2042]*[.A2042]" office:value-type="float" office:value="0.00000000380575480464" calcext:value-type="float">
            <text:p>3.80575480464E-09</text:p>
          </table:table-cell>
          <table:table-cell table:formula="of:=([.A2042]-[.B2042])*([.A2042]-[.B2042])" office:value-type="float" office:value="0.0000226374144817926" calcext:value-type="float">
            <text:p>2.26374144817926E-05</text:p>
          </table:table-cell>
          <table:table-cell table:number-columns-repeated="2"/>
        </table:table-row>
        <table:table-row table:style-name="ro1">
          <table:table-cell office:value-type="float" office:value="0.00000488758" calcext:value-type="float">
            <text:p>0.00000488758</text:p>
          </table:table-cell>
          <table:table-cell office:value-type="float" office:value="0.0407437" calcext:value-type="float">
            <text:p>0.0407437</text:p>
          </table:table-cell>
          <table:table-cell table:formula="of:=[.A2043]*[.A2043]" office:value-type="float" office:value="0.00000000002388843826" calcext:value-type="float">
            <text:p>2.38884382564E-11</text:p>
          </table:table-cell>
          <table:table-cell table:formula="of:=([.A2043]-[.B2043])*([.A2043]-[.B2043])" office:value-type="float" office:value="0.00165965083739195" calcext:value-type="float">
            <text:p>0.00165965083739195</text:p>
          </table:table-cell>
          <table:table-cell table:number-columns-repeated="2"/>
        </table:table-row>
        <table:table-row table:style-name="ro1">
          <table:table-cell office:value-type="float" office:value="0.000333428" calcext:value-type="float">
            <text:p>0.000333428</text:p>
          </table:table-cell>
          <table:table-cell office:value-type="float" office:value="0.058167" calcext:value-type="float">
            <text:p>0.058167</text:p>
          </table:table-cell>
          <table:table-cell table:formula="of:=[.A2044]*[.A2044]" office:value-type="float" office:value="0.000000111174231184" calcext:value-type="float">
            <text:p>1.11174231184E-07</text:p>
          </table:table-cell>
          <table:table-cell table:formula="of:=([.A2044]-[.B2044])*([.A2044]-[.B2044])" office:value-type="float" office:value="0.00334472205027918" calcext:value-type="float">
            <text:p>0.00334472205027918</text:p>
          </table:table-cell>
          <table:table-cell table:number-columns-repeated="2"/>
        </table:table-row>
        <table:table-row table:style-name="ro1">
          <table:table-cell office:value-type="float" office:value="0.00115293" calcext:value-type="float">
            <text:p>0.00115293</text:p>
          </table:table-cell>
          <table:table-cell office:value-type="float" office:value="0.0978608" calcext:value-type="float">
            <text:p>0.0978608</text:p>
          </table:table-cell>
          <table:table-cell table:formula="of:=[.A2045]*[.A2045]" office:value-type="float" office:value="0.0000013292475849" calcext:value-type="float">
            <text:p>0.0000013292475849</text:p>
          </table:table-cell>
          <table:table-cell table:formula="of:=([.A2045]-[.B2045])*([.A2045]-[.B2045])" office:value-type="float" office:value="0.0093524121199369" calcext:value-type="float">
            <text:p>0.0093524121199369</text:p>
          </table:table-cell>
          <table:table-cell table:number-columns-repeated="2"/>
        </table:table-row>
        <table:table-row table:style-name="ro1">
          <table:table-cell office:value-type="float" office:value="0.00191677" calcext:value-type="float">
            <text:p>0.00191677</text:p>
          </table:table-cell>
          <table:table-cell office:value-type="float" office:value="0.0587564" calcext:value-type="float">
            <text:p>0.0587564</text:p>
          </table:table-cell>
          <table:table-cell table:formula="of:=[.A2046]*[.A2046]" office:value-type="float" office:value="0.0000036740072329" calcext:value-type="float">
            <text:p>0.0000036740072329</text:p>
          </table:table-cell>
          <table:table-cell table:formula="of:=([.A2046]-[.B2046])*([.A2046]-[.B2046])" office:value-type="float" office:value="0.0032307435385369" calcext:value-type="float">
            <text:p>0.0032307435385369</text:p>
          </table:table-cell>
          <table:table-cell table:number-columns-repeated="2"/>
        </table:table-row>
        <table:table-row table:style-name="ro1">
          <table:table-cell office:value-type="float" office:value="0.00510311" calcext:value-type="float">
            <text:p>0.00510311</text:p>
          </table:table-cell>
          <table:table-cell office:value-type="float" office:value="0.0627182" calcext:value-type="float">
            <text:p>0.0627182</text:p>
          </table:table-cell>
          <table:table-cell table:formula="of:=[.A2047]*[.A2047]" office:value-type="float" office:value="0.0000260417316721" calcext:value-type="float">
            <text:p>0.0000260417316721</text:p>
          </table:table-cell>
          <table:table-cell table:formula="of:=([.A2047]-[.B2047])*([.A2047]-[.B2047])" office:value-type="float" office:value="0.0033194985957081" calcext:value-type="float">
            <text:p>0.0033194985957081</text:p>
          </table:table-cell>
          <table:table-cell table:number-columns-repeated="2"/>
        </table:table-row>
        <table:table-row table:style-name="ro1">
          <table:table-cell office:value-type="float" office:value="0.157004" calcext:value-type="float">
            <text:p>0.157004</text:p>
          </table:table-cell>
          <table:table-cell office:value-type="float" office:value="0.15901" calcext:value-type="float">
            <text:p>0.15901</text:p>
          </table:table-cell>
          <table:table-cell table:formula="of:=[.A2048]*[.A2048]" office:value-type="float" office:value="0.024650256016" calcext:value-type="float">
            <text:p>0.024650256016</text:p>
          </table:table-cell>
          <table:table-cell table:formula="of:=([.A2048]-[.B2048])*([.A2048]-[.B2048])" office:value-type="float" office:value="0.00000402403600000003" calcext:value-type="float">
            <text:p>4.02403600000003E-06</text:p>
          </table:table-cell>
          <table:table-cell table:number-columns-repeated="2"/>
        </table:table-row>
        <table:table-row table:style-name="ro1">
          <table:table-cell office:value-type="float" office:value="0.120927" calcext:value-type="float">
            <text:p>0.120927</text:p>
          </table:table-cell>
          <table:table-cell office:value-type="float" office:value="0.0536446" calcext:value-type="float">
            <text:p>0.0536446</text:p>
          </table:table-cell>
          <table:table-cell table:formula="of:=[.A2049]*[.A2049]" office:value-type="float" office:value="0.014623339329" calcext:value-type="float">
            <text:p>0.014623339329</text:p>
          </table:table-cell>
          <table:table-cell table:formula="of:=([.A2049]-[.B2049])*([.A2049]-[.B2049])" office:value-type="float" office:value="0.00452692134976" calcext:value-type="float">
            <text:p>0.00452692134976</text:p>
          </table:table-cell>
          <table:table-cell table:number-columns-repeated="2"/>
        </table:table-row>
        <table:table-row table:style-name="ro1">
          <table:table-cell office:value-type="float" office:value="0.120927" calcext:value-type="float">
            <text:p>0.120927</text:p>
          </table:table-cell>
          <table:table-cell office:value-type="float" office:value="0.085627" calcext:value-type="float">
            <text:p>0.085627</text:p>
          </table:table-cell>
          <table:table-cell table:formula="of:=[.A2050]*[.A2050]" office:value-type="float" office:value="0.014623339329" calcext:value-type="float">
            <text:p>0.014623339329</text:p>
          </table:table-cell>
          <table:table-cell table:formula="of:=([.A2050]-[.B2050])*([.A2050]-[.B2050])" office:value-type="float" office:value="0.00124609" calcext:value-type="float">
            <text:p>0.00124609</text:p>
          </table:table-cell>
          <table:table-cell table:number-columns-repeated="2"/>
        </table:table-row>
        <table:table-row table:style-name="ro1">
          <table:table-cell office:value-type="float" office:value="0.126864" calcext:value-type="float">
            <text:p>0.126864</text:p>
          </table:table-cell>
          <table:table-cell office:value-type="float" office:value="0.00232791" calcext:value-type="float">
            <text:p>0.00232791</text:p>
          </table:table-cell>
          <table:table-cell table:formula="of:=[.A2051]*[.A2051]" office:value-type="float" office:value="0.016094474496" calcext:value-type="float">
            <text:p>0.016094474496</text:p>
          </table:table-cell>
          <table:table-cell table:formula="of:=([.A2051]-[.B2051])*([.A2051]-[.B2051])" office:value-type="float" office:value="0.0155092377124881" calcext:value-type="float">
            <text:p>0.0155092377124881</text:p>
          </table:table-cell>
          <table:table-cell table:number-columns-repeated="2"/>
        </table:table-row>
        <table:table-row table:style-name="ro1">
          <table:table-cell office:value-type="float" office:value="0.314381" calcext:value-type="float">
            <text:p>0.314381</text:p>
          </table:table-cell>
          <table:table-cell office:value-type="float" office:value="0.320777" calcext:value-type="float">
            <text:p>0.320777</text:p>
          </table:table-cell>
          <table:table-cell table:formula="of:=[.A2052]*[.A2052]" office:value-type="float" office:value="0.098835413161" calcext:value-type="float">
            <text:p>0.098835413161</text:p>
          </table:table-cell>
          <table:table-cell table:formula="of:=([.A2052]-[.B2052])*([.A2052]-[.B2052])" office:value-type="float" office:value="0.0000409088159999995" calcext:value-type="float">
            <text:p>4.09088159999995E-05</text:p>
          </table:table-cell>
          <table:table-cell table:number-columns-repeated="2"/>
        </table:table-row>
        <table:table-row table:style-name="ro1">
          <table:table-cell office:value-type="float" office:value="0.554148" calcext:value-type="float">
            <text:p>0.554148</text:p>
          </table:table-cell>
          <table:table-cell office:value-type="float" office:value="0.347795" calcext:value-type="float">
            <text:p>0.347795</text:p>
          </table:table-cell>
          <table:table-cell table:formula="of:=[.A2053]*[.A2053]" office:value-type="float" office:value="0.307080005904" calcext:value-type="float">
            <text:p>0.307080005904</text:p>
          </table:table-cell>
          <table:table-cell table:formula="of:=([.A2053]-[.B2053])*([.A2053]-[.B2053])" office:value-type="float" office:value="0.042581560609" calcext:value-type="float">
            <text:p>0.042581560609</text:p>
          </table:table-cell>
          <table:table-cell table:number-columns-repeated="2"/>
        </table:table-row>
        <table:table-row table:style-name="ro1">
          <table:table-cell office:value-type="float" office:value="0.702866" calcext:value-type="float">
            <text:p>0.702866</text:p>
          </table:table-cell>
          <table:table-cell office:value-type="float" office:value="0.303748" calcext:value-type="float">
            <text:p>0.303748</text:p>
          </table:table-cell>
          <table:table-cell table:formula="of:=[.A2054]*[.A2054]" office:value-type="float" office:value="0.494020613956" calcext:value-type="float">
            <text:p>0.494020613956</text:p>
          </table:table-cell>
          <table:table-cell table:formula="of:=([.A2054]-[.B2054])*([.A2054]-[.B2054])" office:value-type="float" office:value="0.159295177924" calcext:value-type="float">
            <text:p>0.159295177924</text:p>
          </table:table-cell>
          <table:table-cell table:number-columns-repeated="2"/>
        </table:table-row>
        <table:table-row table:style-name="ro1">
          <table:table-cell office:value-type="float" office:value="0.702866" calcext:value-type="float">
            <text:p>0.702866</text:p>
          </table:table-cell>
          <table:table-cell office:value-type="float" office:value="0.367909" calcext:value-type="float">
            <text:p>0.367909</text:p>
          </table:table-cell>
          <table:table-cell table:formula="of:=[.A2055]*[.A2055]" office:value-type="float" office:value="0.494020613956" calcext:value-type="float">
            <text:p>0.494020613956</text:p>
          </table:table-cell>
          <table:table-cell table:formula="of:=([.A2055]-[.B2055])*([.A2055]-[.B2055])" office:value-type="float" office:value="0.112196191849" calcext:value-type="float">
            <text:p>0.112196191849</text:p>
          </table:table-cell>
          <table:table-cell table:number-columns-repeated="2"/>
        </table:table-row>
        <table:table-row table:style-name="ro1">
          <table:table-cell office:value-type="float" office:value="0.702866" calcext:value-type="float">
            <text:p>0.702866</text:p>
          </table:table-cell>
          <table:table-cell office:value-type="float" office:value="0.45659" calcext:value-type="float">
            <text:p>0.45659</text:p>
          </table:table-cell>
          <table:table-cell table:formula="of:=[.A2056]*[.A2056]" office:value-type="float" office:value="0.494020613956" calcext:value-type="float">
            <text:p>0.494020613956</text:p>
          </table:table-cell>
          <table:table-cell table:formula="of:=([.A2056]-[.B2056])*([.A2056]-[.B2056])" office:value-type="float" office:value="0.060651868176" calcext:value-type="float">
            <text:p>0.060651868176</text:p>
          </table:table-cell>
          <table:table-cell table:number-columns-repeated="2"/>
        </table:table-row>
        <table:table-row table:style-name="ro1">
          <table:table-cell office:value-type="float" office:value="0.834098" calcext:value-type="float">
            <text:p>0.834098</text:p>
          </table:table-cell>
          <table:table-cell office:value-type="float" office:value="0.592584" calcext:value-type="float">
            <text:p>0.592584</text:p>
          </table:table-cell>
          <table:table-cell table:formula="of:=[.A2057]*[.A2057]" office:value-type="float" office:value="0.695719473604" calcext:value-type="float">
            <text:p>0.695719473604</text:p>
          </table:table-cell>
          <table:table-cell table:formula="of:=([.A2057]-[.B2057])*([.A2057]-[.B2057])" office:value-type="float" office:value="0.058329012196" calcext:value-type="float">
            <text:p>0.058329012196</text:p>
          </table:table-cell>
          <table:table-cell table:number-columns-repeated="2"/>
        </table:table-row>
        <table:table-row table:style-name="ro1">
          <table:table-cell office:value-type="float" office:value="0.834098" calcext:value-type="float">
            <text:p>0.834098</text:p>
          </table:table-cell>
          <table:table-cell office:value-type="float" office:value="0.616652" calcext:value-type="float">
            <text:p>0.616652</text:p>
          </table:table-cell>
          <table:table-cell table:formula="of:=[.A2058]*[.A2058]" office:value-type="float" office:value="0.695719473604" calcext:value-type="float">
            <text:p>0.695719473604</text:p>
          </table:table-cell>
          <table:table-cell table:formula="of:=([.A2058]-[.B2058])*([.A2058]-[.B2058])" office:value-type="float" office:value="0.047282762916" calcext:value-type="float">
            <text:p>0.047282762916</text:p>
          </table:table-cell>
          <table:table-cell table:number-columns-repeated="2"/>
        </table:table-row>
        <table:table-row table:style-name="ro1">
          <table:table-cell office:value-type="float" office:value="0.834099" calcext:value-type="float">
            <text:p>0.834099</text:p>
          </table:table-cell>
          <table:table-cell office:value-type="float" office:value="0.731059" calcext:value-type="float">
            <text:p>0.731059</text:p>
          </table:table-cell>
          <table:table-cell table:formula="of:=[.A2059]*[.A2059]" office:value-type="float" office:value="0.695721141801" calcext:value-type="float">
            <text:p>0.695721141801</text:p>
          </table:table-cell>
          <table:table-cell table:formula="of:=([.A2059]-[.B2059])*([.A2059]-[.B2059])" office:value-type="float" office:value="0.0106172416" calcext:value-type="float">
            <text:p>0.0106172416</text:p>
          </table:table-cell>
          <table:table-cell table:number-columns-repeated="2"/>
        </table:table-row>
        <table:table-row table:style-name="ro1">
          <table:table-cell office:value-type="float" office:value="0.834099" calcext:value-type="float">
            <text:p>0.834099</text:p>
          </table:table-cell>
          <table:table-cell office:value-type="float" office:value="0.763299" calcext:value-type="float">
            <text:p>0.763299</text:p>
          </table:table-cell>
          <table:table-cell table:formula="of:=[.A2060]*[.A2060]" office:value-type="float" office:value="0.695721141801" calcext:value-type="float">
            <text:p>0.695721141801</text:p>
          </table:table-cell>
          <table:table-cell table:formula="of:=([.A2060]-[.B2060])*([.A2060]-[.B2060])" office:value-type="float" office:value="0.00501264000000001" calcext:value-type="float">
            <text:p>0.00501264000000001</text:p>
          </table:table-cell>
          <table:table-cell table:number-columns-repeated="2"/>
        </table:table-row>
        <table:table-row table:style-name="ro1">
          <table:table-cell office:value-type="float" office:value="0.834098" calcext:value-type="float">
            <text:p>0.834098</text:p>
          </table:table-cell>
          <table:table-cell office:value-type="float" office:value="0.798409" calcext:value-type="float">
            <text:p>0.798409</text:p>
          </table:table-cell>
          <table:table-cell table:formula="of:=[.A2061]*[.A2061]" office:value-type="float" office:value="0.695719473604" calcext:value-type="float">
            <text:p>0.695719473604</text:p>
          </table:table-cell>
          <table:table-cell table:formula="of:=([.A2061]-[.B2061])*([.A2061]-[.B2061])" office:value-type="float" office:value="0.001273704721" calcext:value-type="float">
            <text:p>0.001273704721</text:p>
          </table:table-cell>
          <table:table-cell table:number-columns-repeated="2"/>
        </table:table-row>
        <table:table-row table:style-name="ro1">
          <table:table-cell office:value-type="float" office:value="0.98979" calcext:value-type="float">
            <text:p>0.98979</text:p>
          </table:table-cell>
          <table:table-cell office:value-type="float" office:value="0.836423" calcext:value-type="float">
            <text:p>0.836423</text:p>
          </table:table-cell>
          <table:table-cell table:formula="of:=[.A2062]*[.A2062]" office:value-type="float" office:value="0.9796842441" calcext:value-type="float">
            <text:p>0.9796842441</text:p>
          </table:table-cell>
          <table:table-cell table:formula="of:=([.A2062]-[.B2062])*([.A2062]-[.B2062])" office:value-type="float" office:value="0.023521436689" calcext:value-type="float">
            <text:p>0.023521436689</text:p>
          </table:table-cell>
          <table:table-cell table:number-columns-repeated="2"/>
        </table:table-row>
        <table:table-row table:style-name="ro1">
          <table:table-cell office:value-type="float" office:value="0.98979" calcext:value-type="float">
            <text:p>0.98979</text:p>
          </table:table-cell>
          <table:table-cell office:value-type="float" office:value="0.876815" calcext:value-type="float">
            <text:p>0.876815</text:p>
          </table:table-cell>
          <table:table-cell table:formula="of:=[.A2063]*[.A2063]" office:value-type="float" office:value="0.9796842441" calcext:value-type="float">
            <text:p>0.9796842441</text:p>
          </table:table-cell>
          <table:table-cell table:formula="of:=([.A2063]-[.B2063])*([.A2063]-[.B2063])" office:value-type="float" office:value="0.012763350625" calcext:value-type="float">
            <text:p>0.012763350625</text:p>
          </table:table-cell>
          <table:table-cell table:number-columns-repeated="2"/>
        </table:table-row>
        <table:table-row table:style-name="ro1">
          <table:table-cell office:value-type="float" office:value="0.98979" calcext:value-type="float">
            <text:p>0.98979</text:p>
          </table:table-cell>
          <table:table-cell office:value-type="float" office:value="0.917905" calcext:value-type="float">
            <text:p>0.917905</text:p>
          </table:table-cell>
          <table:table-cell table:formula="of:=[.A2064]*[.A2064]" office:value-type="float" office:value="0.9796842441" calcext:value-type="float">
            <text:p>0.9796842441</text:p>
          </table:table-cell>
          <table:table-cell table:formula="of:=([.A2064]-[.B2064])*([.A2064]-[.B2064])" office:value-type="float" office:value="0.005167453225" calcext:value-type="float">
            <text:p>0.005167453225</text:p>
          </table:table-cell>
          <table:table-cell table:number-columns-repeated="2"/>
        </table:table-row>
        <table:table-row table:style-name="ro1">
          <table:table-cell office:value-type="float" office:value="0.989791" calcext:value-type="float">
            <text:p>0.989791</text:p>
          </table:table-cell>
          <table:table-cell office:value-type="float" office:value="0.955963" calcext:value-type="float">
            <text:p>0.955963</text:p>
          </table:table-cell>
          <table:table-cell table:formula="of:=[.A2065]*[.A2065]" office:value-type="float" office:value="0.979686223681" calcext:value-type="float">
            <text:p>0.979686223681</text:p>
          </table:table-cell>
          <table:table-cell table:formula="of:=([.A2065]-[.B2065])*([.A2065]-[.B2065])" office:value-type="float" office:value="0.001144333584" calcext:value-type="float">
            <text:p>0.001144333584</text:p>
          </table:table-cell>
          <table:table-cell table:number-columns-repeated="2"/>
        </table:table-row>
        <table:table-row table:style-name="ro1">
          <table:table-cell office:value-type="float" office:value="0.98979" calcext:value-type="float">
            <text:p>0.98979</text:p>
          </table:table-cell>
          <table:table-cell office:value-type="float" office:value="0.984712" calcext:value-type="float">
            <text:p>0.984712</text:p>
          </table:table-cell>
          <table:table-cell table:formula="of:=[.A2066]*[.A2066]" office:value-type="float" office:value="0.9796842441" calcext:value-type="float">
            <text:p>0.9796842441</text:p>
          </table:table-cell>
          <table:table-cell table:formula="of:=([.A2066]-[.B2066])*([.A2066]-[.B2066])" office:value-type="float" office:value="0.0000257860839999991" calcext:value-type="float">
            <text:p>2.57860839999991E-05</text:p>
          </table:table-cell>
          <table:table-cell table:number-columns-repeated="2"/>
        </table:table-row>
        <table:table-row table:style-name="ro1">
          <table:table-cell office:value-type="float" office:value="0.98979" calcext:value-type="float">
            <text:p>0.98979</text:p>
          </table:table-cell>
          <table:table-cell office:value-type="float" office:value="0.998192" calcext:value-type="float">
            <text:p>0.998192</text:p>
          </table:table-cell>
          <table:table-cell table:formula="of:=[.A2067]*[.A2067]" office:value-type="float" office:value="0.9796842441" calcext:value-type="float">
            <text:p>0.9796842441</text:p>
          </table:table-cell>
          <table:table-cell table:formula="of:=([.A2067]-[.B2067])*([.A2067]-[.B2067])" office:value-type="float" office:value="0.0000705936040000003" calcext:value-type="float">
            <text:p>7.05936040000003E-05</text:p>
          </table:table-cell>
          <table:table-cell table:number-columns-repeated="2"/>
        </table:table-row>
        <table:table-row table:style-name="ro1">
          <table:table-cell office:value-type="float" office:value="0.98979" calcext:value-type="float">
            <text:p>0.98979</text:p>
          </table:table-cell>
          <table:table-cell office:value-type="float" office:value="0.999997" calcext:value-type="float">
            <text:p>0.999997</text:p>
          </table:table-cell>
          <table:table-cell table:formula="of:=[.A2068]*[.A2068]" office:value-type="float" office:value="0.9796842441" calcext:value-type="float">
            <text:p>0.9796842441</text:p>
          </table:table-cell>
          <table:table-cell table:formula="of:=([.A2068]-[.B2068])*([.A2068]-[.B2068])" office:value-type="float" office:value="0.000104182849000002" calcext:value-type="float">
            <text:p>0.000104182849000002</text:p>
          </table:table-cell>
          <table:table-cell table:number-columns-repeated="2"/>
        </table:table-row>
        <table:table-row table:style-name="ro1">
          <table:table-cell office:value-type="float" office:value="0.0000012517" calcext:value-type="float">
            <text:p>0.0000012517</text:p>
          </table:table-cell>
          <table:table-cell office:value-type="float" office:value="0.000000668883" calcext:value-type="float">
            <text:p>0.000000668883</text:p>
          </table:table-cell>
          <table:table-cell table:formula="of:=[.A2069]*[.A2069]" office:value-type="float" office:value="0.00000000000156675289" calcext:value-type="float">
            <text:p>1.56675289E-12</text:p>
          </table:table-cell>
          <table:table-cell table:formula="of:=([.A2069]-[.B2069])*([.A2069]-[.B2069])" office:value-type="float" office:value="0.00000000000033967566" calcext:value-type="float">
            <text:p>3.39675655489E-13</text:p>
          </table:table-cell>
          <table:table-cell table:number-columns-repeated="2"/>
        </table:table-row>
        <table:table-row table:style-name="ro1">
          <table:table-cell office:value-type="float" office:value="0.0000357032" calcext:value-type="float">
            <text:p>0.0000357032</text:p>
          </table:table-cell>
          <table:table-cell office:value-type="float" office:value="0.000108911" calcext:value-type="float">
            <text:p>0.000108911</text:p>
          </table:table-cell>
          <table:table-cell table:formula="of:=[.A2070]*[.A2070]" office:value-type="float" office:value="0.00000000127471849024" calcext:value-type="float">
            <text:p>1.27471849024E-09</text:p>
          </table:table-cell>
          <table:table-cell table:formula="of:=([.A2070]-[.B2070])*([.A2070]-[.B2070])" office:value-type="float" office:value="0.00000000535938198084" calcext:value-type="float">
            <text:p>5.35938198084E-09</text:p>
          </table:table-cell>
          <table:table-cell table:number-columns-repeated="2"/>
        </table:table-row>
        <table:table-row table:style-name="ro1">
          <table:table-cell office:value-type="float" office:value="0.0000101924" calcext:value-type="float">
            <text:p>0.0000101924</text:p>
          </table:table-cell>
          <table:table-cell office:value-type="float" office:value="0.000883063" calcext:value-type="float">
            <text:p>0.000883063</text:p>
          </table:table-cell>
          <table:table-cell table:formula="of:=[.A2071]*[.A2071]" office:value-type="float" office:value="0.00000000010388501776" calcext:value-type="float">
            <text:p>1.0388501776E-10</text:p>
          </table:table-cell>
          <table:table-cell table:formula="of:=([.A2071]-[.B2071])*([.A2071]-[.B2071])" office:value-type="float" office:value="0.00000076190308434436" calcext:value-type="float">
            <text:p>7.6190308434436E-07</text:p>
          </table:table-cell>
          <table:table-cell table:number-columns-repeated="2"/>
        </table:table-row>
        <table:table-row table:style-name="ro1">
          <table:table-cell office:value-type="float" office:value="0.0000101924" calcext:value-type="float">
            <text:p>0.0000101924</text:p>
          </table:table-cell>
          <table:table-cell office:value-type="float" office:value="0.00254372" calcext:value-type="float">
            <text:p>0.00254372</text:p>
          </table:table-cell>
          <table:table-cell table:formula="of:=[.A2072]*[.A2072]" office:value-type="float" office:value="0.00000000010388501776" calcext:value-type="float">
            <text:p>1.0388501776E-10</text:p>
          </table:table-cell>
          <table:table-cell table:formula="of:=([.A2072]-[.B2072])*([.A2072]-[.B2072])" office:value-type="float" office:value="0.00000641876209996176" calcext:value-type="float">
            <text:p>6.41876209996176E-06</text:p>
          </table:table-cell>
          <table:table-cell table:number-columns-repeated="2"/>
        </table:table-row>
        <table:table-row table:style-name="ro1">
          <table:table-cell office:value-type="float" office:value="0.0000876188" calcext:value-type="float">
            <text:p>0.0000876188</text:p>
          </table:table-cell>
          <table:table-cell office:value-type="float" office:value="0.00587202" calcext:value-type="float">
            <text:p>0.00587202</text:p>
          </table:table-cell>
          <table:table-cell table:formula="of:=[.A2073]*[.A2073]" office:value-type="float" office:value="0.00000000767705411344" calcext:value-type="float">
            <text:p>7.67705411344E-09</text:p>
          </table:table-cell>
          <table:table-cell table:formula="of:=([.A2073]-[.B2073])*([.A2073]-[.B2073])" office:value-type="float" office:value="0.0000334592972425614" calcext:value-type="float">
            <text:p>3.34592972425614E-05</text:p>
          </table:table-cell>
          <table:table-cell table:number-columns-repeated="2"/>
        </table:table-row>
        <table:table-row table:style-name="ro1">
          <table:table-cell office:value-type="float" office:value="0.0000206232" calcext:value-type="float">
            <text:p>0.0000206232</text:p>
          </table:table-cell>
          <table:table-cell office:value-type="float" office:value="0.000566276" calcext:value-type="float">
            <text:p>0.000566276</text:p>
          </table:table-cell>
          <table:table-cell table:formula="of:=[.A2074]*[.A2074]" office:value-type="float" office:value="0.00000000042531637824" calcext:value-type="float">
            <text:p>4.2531637824E-10</text:p>
          </table:table-cell>
          <table:table-cell table:formula="of:=([.A2074]-[.B2074])*([.A2074]-[.B2074])" office:value-type="float" office:value="0.00000029773697814784" calcext:value-type="float">
            <text:p>2.9773697814784E-07</text:p>
          </table:table-cell>
          <table:table-cell table:number-columns-repeated="2"/>
        </table:table-row>
        <table:table-row table:style-name="ro1">
          <table:table-cell office:value-type="float" office:value="0.0000649095" calcext:value-type="float">
            <text:p>0.0000649095</text:p>
          </table:table-cell>
          <table:table-cell office:value-type="float" office:value="0.00081574" calcext:value-type="float">
            <text:p>0.00081574</text:p>
          </table:table-cell>
          <table:table-cell table:formula="of:=[.A2075]*[.A2075]" office:value-type="float" office:value="0.00000000421324319025" calcext:value-type="float">
            <text:p>4.21324319025E-09</text:p>
          </table:table-cell>
          <table:table-cell table:formula="of:=([.A2075]-[.B2075])*([.A2075]-[.B2075])" office:value-type="float" office:value="0.00000056374643973025" calcext:value-type="float">
            <text:p>5.6374643973025E-07</text:p>
          </table:table-cell>
          <table:table-cell table:number-columns-repeated="2"/>
        </table:table-row>
        <table:table-row table:style-name="ro1">
          <table:table-cell office:value-type="float" office:value="0.000233471" calcext:value-type="float">
            <text:p>0.000233471</text:p>
          </table:table-cell>
          <table:table-cell office:value-type="float" office:value="0.000786087" calcext:value-type="float">
            <text:p>0.000786087</text:p>
          </table:table-cell>
          <table:table-cell table:formula="of:=[.A2076]*[.A2076]" office:value-type="float" office:value="0.000000054508707841" calcext:value-type="float">
            <text:p>5.4508707841E-08</text:p>
          </table:table-cell>
          <table:table-cell table:formula="of:=([.A2076]-[.B2076])*([.A2076]-[.B2076])" office:value-type="float" office:value="0.000000305384443456" calcext:value-type="float">
            <text:p>3.05384443456E-07</text:p>
          </table:table-cell>
          <table:table-cell table:number-columns-repeated="2"/>
        </table:table-row>
        <table:table-row table:style-name="ro1">
          <table:table-cell office:value-type="float" office:value="0.00044024" calcext:value-type="float">
            <text:p>0.00044024</text:p>
          </table:table-cell>
          <table:table-cell office:value-type="float" office:value="0.00337846" calcext:value-type="float">
            <text:p>0.00337846</text:p>
          </table:table-cell>
          <table:table-cell table:formula="of:=[.A2077]*[.A2077]" office:value-type="float" office:value="0.0000001938112576" calcext:value-type="float">
            <text:p>0.0000001938112576</text:p>
          </table:table-cell>
          <table:table-cell table:formula="of:=([.A2077]-[.B2077])*([.A2077]-[.B2077])" office:value-type="float" office:value="0.0000086331367684" calcext:value-type="float">
            <text:p>0.0000086331367684</text:p>
          </table:table-cell>
          <table:table-cell table:number-columns-repeated="2"/>
        </table:table-row>
        <table:table-row table:style-name="ro1">
          <table:table-cell office:value-type="float" office:value="0.000206411" calcext:value-type="float">
            <text:p>0.000206411</text:p>
          </table:table-cell>
          <table:table-cell office:value-type="float" office:value="0.0018153" calcext:value-type="float">
            <text:p>0.0018153</text:p>
          </table:table-cell>
          <table:table-cell table:formula="of:=[.A2078]*[.A2078]" office:value-type="float" office:value="0.000000042605500921" calcext:value-type="float">
            <text:p>4.2605500921E-08</text:p>
          </table:table-cell>
          <table:table-cell table:formula="of:=([.A2078]-[.B2078])*([.A2078]-[.B2078])" office:value-type="float" office:value="0.000002588523814321" calcext:value-type="float">
            <text:p>2.588523814321E-06</text:p>
          </table:table-cell>
          <table:table-cell table:number-columns-repeated="2"/>
        </table:table-row>
        <table:table-row table:style-name="ro1">
          <table:table-cell office:value-type="float" office:value="0.000206411" calcext:value-type="float">
            <text:p>0.000206411</text:p>
          </table:table-cell>
          <table:table-cell office:value-type="float" office:value="0.00554272" calcext:value-type="float">
            <text:p>0.00554272</text:p>
          </table:table-cell>
          <table:table-cell table:formula="of:=[.A2079]*[.A2079]" office:value-type="float" office:value="0.000000042605500921" calcext:value-type="float">
            <text:p>4.2605500921E-08</text:p>
          </table:table-cell>
          <table:table-cell table:formula="of:=([.A2079]-[.B2079])*([.A2079]-[.B2079])" office:value-type="float" office:value="0.000028476193743481" calcext:value-type="float">
            <text:p>2.8476193743481E-05</text:p>
          </table:table-cell>
          <table:table-cell table:number-columns-repeated="2"/>
        </table:table-row>
        <table:table-row table:style-name="ro1">
          <table:table-cell office:value-type="float" office:value="0.000206411" calcext:value-type="float">
            <text:p>0.000206411</text:p>
          </table:table-cell>
          <table:table-cell office:value-type="float" office:value="0.00587043" calcext:value-type="float">
            <text:p>0.00587043</text:p>
          </table:table-cell>
          <table:table-cell table:formula="of:=[.A2080]*[.A2080]" office:value-type="float" office:value="0.000000042605500921" calcext:value-type="float">
            <text:p>4.2605500921E-08</text:p>
          </table:table-cell>
          <table:table-cell table:formula="of:=([.A2080]-[.B2080])*([.A2080]-[.B2080])" office:value-type="float" office:value="0.000032081111232361" calcext:value-type="float">
            <text:p>3.2081111232361E-05</text:p>
          </table:table-cell>
          <table:table-cell table:number-columns-repeated="2"/>
        </table:table-row>
        <table:table-row table:style-name="ro1">
          <table:table-cell office:value-type="float" office:value="0.0000422597" calcext:value-type="float">
            <text:p>0.0000422597</text:p>
          </table:table-cell>
          <table:table-cell office:value-type="float" office:value="0.000160654" calcext:value-type="float">
            <text:p>0.000160654</text:p>
          </table:table-cell>
          <table:table-cell table:formula="of:=[.A2081]*[.A2081]" office:value-type="float" office:value="0.00000000178588224409" calcext:value-type="float">
            <text:p>1.78588224409E-09</text:p>
          </table:table-cell>
          <table:table-cell table:formula="of:=([.A2081]-[.B2081])*([.A2081]-[.B2081])" office:value-type="float" office:value="0.00000001401721027249" calcext:value-type="float">
            <text:p>1.401721027249E-08</text:p>
          </table:table-cell>
          <table:table-cell table:number-columns-repeated="2"/>
        </table:table-row>
        <table:table-row table:style-name="ro1">
          <table:table-cell office:value-type="float" office:value="0.000429511" calcext:value-type="float">
            <text:p>0.000429511</text:p>
          </table:table-cell>
          <table:table-cell office:value-type="float" office:value="0.00131047" calcext:value-type="float">
            <text:p>0.00131047</text:p>
          </table:table-cell>
          <table:table-cell table:formula="of:=[.A2082]*[.A2082]" office:value-type="float" office:value="0.000000184479699121" calcext:value-type="float">
            <text:p>1.84479699121E-07</text:p>
          </table:table-cell>
          <table:table-cell table:formula="of:=([.A2082]-[.B2082])*([.A2082]-[.B2082])" office:value-type="float" office:value="0.000000776088759681" calcext:value-type="float">
            <text:p>7.76088759681E-07</text:p>
          </table:table-cell>
          <table:table-cell table:number-columns-repeated="2"/>
        </table:table-row>
        <table:table-row table:style-name="ro1">
          <table:table-cell office:value-type="float" office:value="0.000429511" calcext:value-type="float">
            <text:p>0.000429511</text:p>
          </table:table-cell>
          <table:table-cell office:value-type="float" office:value="0.0254249" calcext:value-type="float">
            <text:p>0.0254249</text:p>
          </table:table-cell>
          <table:table-cell table:formula="of:=[.A2083]*[.A2083]" office:value-type="float" office:value="0.000000184479699121" calcext:value-type="float">
            <text:p>1.84479699121E-07</text:p>
          </table:table-cell>
          <table:table-cell table:formula="of:=([.A2083]-[.B2083])*([.A2083]-[.B2083])" office:value-type="float" office:value="0.000624769471261321" calcext:value-type="float">
            <text:p>0.000624769471261321</text:p>
          </table:table-cell>
          <table:table-cell table:number-columns-repeated="2"/>
        </table:table-row>
        <table:table-row table:style-name="ro1">
          <table:table-cell office:value-type="float" office:value="0.00462317" calcext:value-type="float">
            <text:p>0.00462317</text:p>
          </table:table-cell>
          <table:table-cell office:value-type="float" office:value="0.055092" calcext:value-type="float">
            <text:p>0.055092</text:p>
          </table:table-cell>
          <table:table-cell table:formula="of:=[.A2084]*[.A2084]" office:value-type="float" office:value="0.0000213737008489" calcext:value-type="float">
            <text:p>0.0000213737008489</text:p>
          </table:table-cell>
          <table:table-cell table:formula="of:=([.A2084]-[.B2084])*([.A2084]-[.B2084])" office:value-type="float" office:value="0.0025471028015689" calcext:value-type="float">
            <text:p>0.0025471028015689</text:p>
          </table:table-cell>
          <table:table-cell table:number-columns-repeated="2"/>
        </table:table-row>
        <table:table-row table:style-name="ro1">
          <table:table-cell office:value-type="float" office:value="0.00335038" calcext:value-type="float">
            <text:p>0.00335038</text:p>
          </table:table-cell>
          <table:table-cell office:value-type="float" office:value="0.0441002" calcext:value-type="float">
            <text:p>0.0441002</text:p>
          </table:table-cell>
          <table:table-cell table:formula="of:=[.A2085]*[.A2085]" office:value-type="float" office:value="0.0000112250461444" calcext:value-type="float">
            <text:p>0.0000112250461444</text:p>
          </table:table-cell>
          <table:table-cell table:formula="of:=([.A2085]-[.B2085])*([.A2085]-[.B2085])" office:value-type="float" office:value="0.0016605478300324" calcext:value-type="float">
            <text:p>0.0016605478300324</text:p>
          </table:table-cell>
          <table:table-cell table:number-columns-repeated="2"/>
        </table:table-row>
        <table:table-row table:style-name="ro1">
          <table:table-cell office:value-type="float" office:value="0.00178397" calcext:value-type="float">
            <text:p>0.00178397</text:p>
          </table:table-cell>
          <table:table-cell office:value-type="float" office:value="0.0268513" calcext:value-type="float">
            <text:p>0.0268513</text:p>
          </table:table-cell>
          <table:table-cell table:formula="of:=[.A2086]*[.A2086]" office:value-type="float" office:value="0.0000031825489609" calcext:value-type="float">
            <text:p>0.0000031825489609</text:p>
          </table:table-cell>
          <table:table-cell table:formula="of:=([.A2086]-[.B2086])*([.A2086]-[.B2086])" office:value-type="float" office:value="0.0006283710333289" calcext:value-type="float">
            <text:p>0.0006283710333289</text:p>
          </table:table-cell>
          <table:table-cell table:number-columns-repeated="2"/>
        </table:table-row>
        <table:table-row table:style-name="ro1">
          <table:table-cell office:value-type="float" office:value="0.00337136" calcext:value-type="float">
            <text:p>0.00337136</text:p>
          </table:table-cell>
          <table:table-cell office:value-type="float" office:value="0.112041" calcext:value-type="float">
            <text:p>0.112041</text:p>
          </table:table-cell>
          <table:table-cell table:formula="of:=[.A2087]*[.A2087]" office:value-type="float" office:value="0.0000113660682496" calcext:value-type="float">
            <text:p>0.0000113660682496</text:p>
          </table:table-cell>
          <table:table-cell table:formula="of:=([.A2087]-[.B2087])*([.A2087]-[.B2087])" office:value-type="float" office:value="0.0118090906577296" calcext:value-type="float">
            <text:p>0.0118090906577296</text:p>
          </table:table-cell>
          <table:table-cell table:number-columns-repeated="2"/>
        </table:table-row>
        <table:table-row table:style-name="ro1">
          <table:table-cell office:value-type="float" office:value="0.00785112" calcext:value-type="float">
            <text:p>0.00785112</text:p>
          </table:table-cell>
          <table:table-cell office:value-type="float" office:value="0.140791" calcext:value-type="float">
            <text:p>0.140791</text:p>
          </table:table-cell>
          <table:table-cell table:formula="of:=[.A2088]*[.A2088]" office:value-type="float" office:value="0.0000616400852544" calcext:value-type="float">
            <text:p>0.0000616400852544</text:p>
          </table:table-cell>
          <table:table-cell table:formula="of:=([.A2088]-[.B2088])*([.A2088]-[.B2088])" office:value-type="float" office:value="0.0176730116944144" calcext:value-type="float">
            <text:p>0.0176730116944144</text:p>
          </table:table-cell>
          <table:table-cell table:number-columns-repeated="2"/>
        </table:table-row>
        <table:table-row table:style-name="ro1">
          <table:table-cell office:value-type="float" office:value="0.0269399" calcext:value-type="float">
            <text:p>0.0269399</text:p>
          </table:table-cell>
          <table:table-cell office:value-type="float" office:value="0.226836" calcext:value-type="float">
            <text:p>0.226836</text:p>
          </table:table-cell>
          <table:table-cell table:formula="of:=[.A2089]*[.A2089]" office:value-type="float" office:value="0.00072575821201" calcext:value-type="float">
            <text:p>0.00072575821201</text:p>
          </table:table-cell>
          <table:table-cell table:formula="of:=([.A2089]-[.B2089])*([.A2089]-[.B2089])" office:value-type="float" office:value="0.03995845079521" calcext:value-type="float">
            <text:p>0.03995845079521</text:p>
          </table:table-cell>
          <table:table-cell table:number-columns-repeated="2"/>
        </table:table-row>
        <table:table-row table:style-name="ro1">
          <table:table-cell office:value-type="float" office:value="0.0220996" calcext:value-type="float">
            <text:p>0.0220996</text:p>
          </table:table-cell>
          <table:table-cell office:value-type="float" office:value="0.254653" calcext:value-type="float">
            <text:p>0.254653</text:p>
          </table:table-cell>
          <table:table-cell table:formula="of:=[.A2090]*[.A2090]" office:value-type="float" office:value="0.00048839232016" calcext:value-type="float">
            <text:p>0.00048839232016</text:p>
          </table:table-cell>
          <table:table-cell table:formula="of:=([.A2090]-[.B2090])*([.A2090]-[.B2090])" office:value-type="float" office:value="0.05408108385156" calcext:value-type="float">
            <text:p>0.05408108385156</text:p>
          </table:table-cell>
          <table:table-cell table:number-columns-repeated="2"/>
        </table:table-row>
        <table:table-row table:style-name="ro1">
          <table:table-cell office:value-type="float" office:value="0.0422375" calcext:value-type="float">
            <text:p>0.0422375</text:p>
          </table:table-cell>
          <table:table-cell office:value-type="float" office:value="0.36131" calcext:value-type="float">
            <text:p>0.36131</text:p>
          </table:table-cell>
          <table:table-cell table:formula="of:=[.A2091]*[.A2091]" office:value-type="float" office:value="0.00178400640625" calcext:value-type="float">
            <text:p>0.00178400640625</text:p>
          </table:table-cell>
          <table:table-cell table:formula="of:=([.A2091]-[.B2091])*([.A2091]-[.B2091])" office:value-type="float" office:value="0.10180726025625" calcext:value-type="float">
            <text:p>0.10180726025625</text:p>
          </table:table-cell>
          <table:table-cell table:number-columns-repeated="2"/>
        </table:table-row>
        <table:table-row table:style-name="ro1">
          <table:table-cell office:value-type="float" office:value="0.0422375" calcext:value-type="float">
            <text:p>0.0422375</text:p>
          </table:table-cell>
          <table:table-cell office:value-type="float" office:value="0.37473" calcext:value-type="float">
            <text:p>0.37473</text:p>
          </table:table-cell>
          <table:table-cell table:formula="of:=[.A2092]*[.A2092]" office:value-type="float" office:value="0.00178400640625" calcext:value-type="float">
            <text:p>0.00178400640625</text:p>
          </table:table-cell>
          <table:table-cell table:formula="of:=([.A2092]-[.B2092])*([.A2092]-[.B2092])" office:value-type="float" office:value="0.11055126255625" calcext:value-type="float">
            <text:p>0.11055126255625</text:p>
          </table:table-cell>
          <table:table-cell table:number-columns-repeated="2"/>
        </table:table-row>
        <table:table-row table:style-name="ro1">
          <table:table-cell office:value-type="float" office:value="0.0815779" calcext:value-type="float">
            <text:p>0.0815779</text:p>
          </table:table-cell>
          <table:table-cell office:value-type="float" office:value="0.266443" calcext:value-type="float">
            <text:p>0.266443</text:p>
          </table:table-cell>
          <table:table-cell table:formula="of:=[.A2093]*[.A2093]" office:value-type="float" office:value="0.00665495376841" calcext:value-type="float">
            <text:p>0.00665495376841</text:p>
          </table:table-cell>
          <table:table-cell table:formula="of:=([.A2093]-[.B2093])*([.A2093]-[.B2093])" office:value-type="float" office:value="0.03417510519801" calcext:value-type="float">
            <text:p>0.03417510519801</text:p>
          </table:table-cell>
          <table:table-cell table:number-columns-repeated="2"/>
        </table:table-row>
        <table:table-row table:style-name="ro1">
          <table:table-cell office:value-type="float" office:value="0.153356" calcext:value-type="float">
            <text:p>0.153356</text:p>
          </table:table-cell>
          <table:table-cell office:value-type="float" office:value="0.287862" calcext:value-type="float">
            <text:p>0.287862</text:p>
          </table:table-cell>
          <table:table-cell table:formula="of:=[.A2094]*[.A2094]" office:value-type="float" office:value="0.023518062736" calcext:value-type="float">
            <text:p>0.023518062736</text:p>
          </table:table-cell>
          <table:table-cell table:formula="of:=([.A2094]-[.B2094])*([.A2094]-[.B2094])" office:value-type="float" office:value="0.018091864036" calcext:value-type="float">
            <text:p>0.018091864036</text:p>
          </table:table-cell>
          <table:table-cell table:number-columns-repeated="2"/>
        </table:table-row>
        <table:table-row table:style-name="ro1">
          <table:table-cell office:value-type="float" office:value="0.153356" calcext:value-type="float">
            <text:p>0.153356</text:p>
          </table:table-cell>
          <table:table-cell office:value-type="float" office:value="0.257471" calcext:value-type="float">
            <text:p>0.257471</text:p>
          </table:table-cell>
          <table:table-cell table:formula="of:=[.A2095]*[.A2095]" office:value-type="float" office:value="0.023518062736" calcext:value-type="float">
            <text:p>0.023518062736</text:p>
          </table:table-cell>
          <table:table-cell table:formula="of:=([.A2095]-[.B2095])*([.A2095]-[.B2095])" office:value-type="float" office:value="0.010839933225" calcext:value-type="float">
            <text:p>0.010839933225</text:p>
          </table:table-cell>
          <table:table-cell table:number-columns-repeated="2"/>
        </table:table-row>
        <table:table-row table:style-name="ro1">
          <table:table-cell office:value-type="float" office:value="0.153356" calcext:value-type="float">
            <text:p>0.153356</text:p>
          </table:table-cell>
          <table:table-cell office:value-type="float" office:value="0.12862" calcext:value-type="float">
            <text:p>0.12862</text:p>
          </table:table-cell>
          <table:table-cell table:formula="of:=[.A2096]*[.A2096]" office:value-type="float" office:value="0.023518062736" calcext:value-type="float">
            <text:p>0.023518062736</text:p>
          </table:table-cell>
          <table:table-cell table:formula="of:=([.A2096]-[.B2096])*([.A2096]-[.B2096])" office:value-type="float" office:value="0.000611869695999999" calcext:value-type="float">
            <text:p>0.000611869695999999</text:p>
          </table:table-cell>
          <table:table-cell table:number-columns-repeated="2"/>
        </table:table-row>
        <table:table-row table:style-name="ro1">
          <table:table-cell office:value-type="float" office:value="0.280632" calcext:value-type="float">
            <text:p>0.280632</text:p>
          </table:table-cell>
          <table:table-cell office:value-type="float" office:value="0.349855" calcext:value-type="float">
            <text:p>0.349855</text:p>
          </table:table-cell>
          <table:table-cell table:formula="of:=[.A2097]*[.A2097]" office:value-type="float" office:value="0.078754319424" calcext:value-type="float">
            <text:p>0.078754319424</text:p>
          </table:table-cell>
          <table:table-cell table:formula="of:=([.A2097]-[.B2097])*([.A2097]-[.B2097])" office:value-type="float" office:value="0.00479182372900001" calcext:value-type="float">
            <text:p>0.00479182372900001</text:p>
          </table:table-cell>
          <table:table-cell table:number-columns-repeated="2"/>
        </table:table-row>
        <table:table-row table:style-name="ro1">
          <table:table-cell office:value-type="float" office:value="0.335212" calcext:value-type="float">
            <text:p>0.335212</text:p>
          </table:table-cell>
          <table:table-cell office:value-type="float" office:value="0.471953" calcext:value-type="float">
            <text:p>0.471953</text:p>
          </table:table-cell>
          <table:table-cell table:formula="of:=[.A2098]*[.A2098]" office:value-type="float" office:value="0.112367084944" calcext:value-type="float">
            <text:p>0.112367084944</text:p>
          </table:table-cell>
          <table:table-cell table:formula="of:=([.A2098]-[.B2098])*([.A2098]-[.B2098])" office:value-type="float" office:value="0.018698101081" calcext:value-type="float">
            <text:p>0.018698101081</text:p>
          </table:table-cell>
          <table:table-cell table:number-columns-repeated="2"/>
        </table:table-row>
        <table:table-row table:style-name="ro1">
          <table:table-cell office:value-type="float" office:value="0.328572" calcext:value-type="float">
            <text:p>0.328572</text:p>
          </table:table-cell>
          <table:table-cell office:value-type="float" office:value="0.476288" calcext:value-type="float">
            <text:p>0.476288</text:p>
          </table:table-cell>
          <table:table-cell table:formula="of:=[.A2099]*[.A2099]" office:value-type="float" office:value="0.107959559184" calcext:value-type="float">
            <text:p>0.107959559184</text:p>
          </table:table-cell>
          <table:table-cell table:formula="of:=([.A2099]-[.B2099])*([.A2099]-[.B2099])" office:value-type="float" office:value="0.021820016656" calcext:value-type="float">
            <text:p>0.021820016656</text:p>
          </table:table-cell>
          <table:table-cell table:number-columns-repeated="2"/>
        </table:table-row>
        <table:table-row table:style-name="ro1">
          <table:table-cell office:value-type="float" office:value="0.392856" calcext:value-type="float">
            <text:p>0.392856</text:p>
          </table:table-cell>
          <table:table-cell office:value-type="float" office:value="0.52047" calcext:value-type="float">
            <text:p>0.52047</text:p>
          </table:table-cell>
          <table:table-cell table:formula="of:=[.A2100]*[.A2100]" office:value-type="float" office:value="0.154335836736" calcext:value-type="float">
            <text:p>0.154335836736</text:p>
          </table:table-cell>
          <table:table-cell table:formula="of:=([.A2100]-[.B2100])*([.A2100]-[.B2100])" office:value-type="float" office:value="0.016285332996" calcext:value-type="float">
            <text:p>0.016285332996</text:p>
          </table:table-cell>
          <table:table-cell table:number-columns-repeated="2"/>
        </table:table-row>
        <table:table-row table:style-name="ro1">
          <table:table-cell office:value-type="float" office:value="0.736695" calcext:value-type="float">
            <text:p>0.736695</text:p>
          </table:table-cell>
          <table:table-cell office:value-type="float" office:value="0.797532" calcext:value-type="float">
            <text:p>0.797532</text:p>
          </table:table-cell>
          <table:table-cell table:formula="of:=[.A2101]*[.A2101]" office:value-type="float" office:value="0.542719523025" calcext:value-type="float">
            <text:p>0.542719523025</text:p>
          </table:table-cell>
          <table:table-cell table:formula="of:=([.A2101]-[.B2101])*([.A2101]-[.B2101])" office:value-type="float" office:value="0.003701140569" calcext:value-type="float">
            <text:p>0.003701140569</text:p>
          </table:table-cell>
          <table:table-cell table:number-columns-repeated="2"/>
        </table:table-row>
        <table:table-row table:style-name="ro1">
          <table:table-cell office:value-type="float" office:value="0.736696" calcext:value-type="float">
            <text:p>0.736696</text:p>
          </table:table-cell>
          <table:table-cell office:value-type="float" office:value="0.838913" calcext:value-type="float">
            <text:p>0.838913</text:p>
          </table:table-cell>
          <table:table-cell table:formula="of:=[.A2102]*[.A2102]" office:value-type="float" office:value="0.542720996416" calcext:value-type="float">
            <text:p>0.542720996416</text:p>
          </table:table-cell>
          <table:table-cell table:formula="of:=([.A2102]-[.B2102])*([.A2102]-[.B2102])" office:value-type="float" office:value="0.010448315089" calcext:value-type="float">
            <text:p>0.010448315089</text:p>
          </table:table-cell>
          <table:table-cell table:number-columns-repeated="2"/>
        </table:table-row>
        <table:table-row table:style-name="ro1">
          <table:table-cell office:value-type="float" office:value="0.903833" calcext:value-type="float">
            <text:p>0.903833</text:p>
          </table:table-cell>
          <table:table-cell office:value-type="float" office:value="0.85744" calcext:value-type="float">
            <text:p>0.85744</text:p>
          </table:table-cell>
          <table:table-cell table:formula="of:=[.A2103]*[.A2103]" office:value-type="float" office:value="0.816914091889" calcext:value-type="float">
            <text:p>0.816914091889</text:p>
          </table:table-cell>
          <table:table-cell table:formula="of:=([.A2103]-[.B2103])*([.A2103]-[.B2103])" office:value-type="float" office:value="0.002152310449" calcext:value-type="float">
            <text:p>0.002152310449</text:p>
          </table:table-cell>
          <table:table-cell table:number-columns-repeated="2"/>
        </table:table-row>
        <table:table-row table:style-name="ro1">
          <table:table-cell office:value-type="float" office:value="0.903833" calcext:value-type="float">
            <text:p>0.903833</text:p>
          </table:table-cell>
          <table:table-cell office:value-type="float" office:value="0.91319" calcext:value-type="float">
            <text:p>0.91319</text:p>
          </table:table-cell>
          <table:table-cell table:formula="of:=[.A2104]*[.A2104]" office:value-type="float" office:value="0.816914091889" calcext:value-type="float">
            <text:p>0.816914091889</text:p>
          </table:table-cell>
          <table:table-cell table:formula="of:=([.A2104]-[.B2104])*([.A2104]-[.B2104])" office:value-type="float" office:value="0.000087553448999999" calcext:value-type="float">
            <text:p>8.7553448999999E-05</text:p>
          </table:table-cell>
          <table:table-cell table:number-columns-repeated="2"/>
        </table:table-row>
        <table:table-row table:style-name="ro1">
          <table:table-cell office:value-type="float" office:value="0.909232" calcext:value-type="float">
            <text:p>0.909232</text:p>
          </table:table-cell>
          <table:table-cell office:value-type="float" office:value="0.942428" calcext:value-type="float">
            <text:p>0.942428</text:p>
          </table:table-cell>
          <table:table-cell table:formula="of:=[.A2105]*[.A2105]" office:value-type="float" office:value="0.826702829824" calcext:value-type="float">
            <text:p>0.826702829824</text:p>
          </table:table-cell>
          <table:table-cell table:formula="of:=([.A2105]-[.B2105])*([.A2105]-[.B2105])" office:value-type="float" office:value="0.001101974416" calcext:value-type="float">
            <text:p>0.001101974416</text:p>
          </table:table-cell>
          <table:table-cell table:number-columns-repeated="2"/>
        </table:table-row>
        <table:table-row table:style-name="ro1">
          <table:table-cell office:value-type="float" office:value="0.942867" calcext:value-type="float">
            <text:p>0.942867</text:p>
          </table:table-cell>
          <table:table-cell office:value-type="float" office:value="0.998192" calcext:value-type="float">
            <text:p>0.998192</text:p>
          </table:table-cell>
          <table:table-cell table:formula="of:=[.A2106]*[.A2106]" office:value-type="float" office:value="0.888998179689" calcext:value-type="float">
            <text:p>0.888998179689</text:p>
          </table:table-cell>
          <table:table-cell table:formula="of:=([.A2106]-[.B2106])*([.A2106]-[.B2106])" office:value-type="float" office:value="0.00306085562499999" calcext:value-type="float">
            <text:p>0.00306085562499999</text:p>
          </table:table-cell>
          <table:table-cell table:number-columns-repeated="2"/>
        </table:table-row>
        <table:table-row table:style-name="ro1">
          <table:table-cell office:value-type="float" office:value="0.999985" calcext:value-type="float">
            <text:p>0.999985</text:p>
          </table:table-cell>
          <table:table-cell office:value-type="float" office:value="0.999997" calcext:value-type="float">
            <text:p>0.999997</text:p>
          </table:table-cell>
          <table:table-cell table:formula="of:=[.A2107]*[.A2107]" office:value-type="float" office:value="0.999970000225" calcext:value-type="float">
            <text:p>0.999970000225</text:p>
          </table:table-cell>
          <table:table-cell table:formula="of:=([.A2107]-[.B2107])*([.A2107]-[.B2107])" office:value-type="float" office:value="0.000000000144" calcext:value-type="float">
            <text:p>1.44000000000288E-10</text:p>
          </table:table-cell>
          <table:table-cell table:number-columns-repeated="2"/>
        </table:table-row>
        <table:table-row table:style-name="ro1">
          <table:table-cell office:value-type="float" office:value="0.0000593662" calcext:value-type="float">
            <text:p>0.0000593662</text:p>
          </table:table-cell>
          <table:table-cell office:value-type="float" office:value="0.00000303222" calcext:value-type="float">
            <text:p>0.00000303222</text:p>
          </table:table-cell>
          <table:table-cell table:formula="of:=[.A2108]*[.A2108]" office:value-type="float" office:value="0.00000000352434570244" calcext:value-type="float">
            <text:p>3.52434570244E-09</text:p>
          </table:table-cell>
          <table:table-cell table:formula="of:=([.A2108]-[.B2108])*([.A2108]-[.B2108])" office:value-type="float" office:value="0.00000000317351730264" calcext:value-type="float">
            <text:p>3.1735173026404E-09</text:p>
          </table:table-cell>
          <table:table-cell table:number-columns-repeated="2"/>
        </table:table-row>
        <table:table-row table:style-name="ro1">
          <table:table-cell office:value-type="float" office:value="0.0000627637" calcext:value-type="float">
            <text:p>0.0000627637</text:p>
          </table:table-cell>
          <table:table-cell office:value-type="float" office:value="0.000553775" calcext:value-type="float">
            <text:p>0.000553775</text:p>
          </table:table-cell>
          <table:table-cell table:formula="of:=[.A2109]*[.A2109]" office:value-type="float" office:value="0.00000000393928203769" calcext:value-type="float">
            <text:p>3.93928203769E-09</text:p>
          </table:table-cell>
          <table:table-cell table:formula="of:=([.A2109]-[.B2109])*([.A2109]-[.B2109])" office:value-type="float" office:value="0.00000024109209672769" calcext:value-type="float">
            <text:p>2.4109209672769E-07</text:p>
          </table:table-cell>
          <table:table-cell table:number-columns-repeated="2"/>
        </table:table-row>
        <table:table-row table:style-name="ro1">
          <table:table-cell office:value-type="float" office:value="0.0000367761" calcext:value-type="float">
            <text:p>0.0000367761</text:p>
          </table:table-cell>
          <table:table-cell office:value-type="float" office:value="0.00000501909" calcext:value-type="float">
            <text:p>0.00000501909</text:p>
          </table:table-cell>
          <table:table-cell table:formula="of:=[.A2110]*[.A2110]" office:value-type="float" office:value="0.00000000135248153121" calcext:value-type="float">
            <text:p>1.35248153121E-09</text:p>
          </table:table-cell>
          <table:table-cell table:formula="of:=([.A2110]-[.B2110])*([.A2110]-[.B2110])" office:value-type="float" office:value="0.00000000100850768414" calcext:value-type="float">
            <text:p>1.0085076841401E-09</text:p>
          </table:table-cell>
          <table:table-cell table:number-columns-repeated="2"/>
        </table:table-row>
        <table:table-row table:style-name="ro1">
          <table:table-cell office:value-type="float" office:value="0.000035882" calcext:value-type="float">
            <text:p>0.000035882</text:p>
          </table:table-cell>
          <table:table-cell office:value-type="float" office:value="0.0000668126" calcext:value-type="float">
            <text:p>0.0000668126</text:p>
          </table:table-cell>
          <table:table-cell table:formula="of:=[.A2111]*[.A2111]" office:value-type="float" office:value="0.000000001287517924" calcext:value-type="float">
            <text:p>1.287517924E-09</text:p>
          </table:table-cell>
          <table:table-cell table:formula="of:=([.A2111]-[.B2111])*([.A2111]-[.B2111])" office:value-type="float" office:value="0.00000000095670201636" calcext:value-type="float">
            <text:p>9.5670201636E-10</text:p>
          </table:table-cell>
          <table:table-cell table:number-columns-repeated="2"/>
        </table:table-row>
        <table:table-row table:style-name="ro1">
          <table:table-cell office:value-type="float" office:value="0.0000439286" calcext:value-type="float">
            <text:p>0.0000439286</text:p>
          </table:table-cell>
          <table:table-cell office:value-type="float" office:value="0.000191771" calcext:value-type="float">
            <text:p>0.000191771</text:p>
          </table:table-cell>
          <table:table-cell table:formula="of:=[.A2112]*[.A2112]" office:value-type="float" office:value="0.00000000192972189796" calcext:value-type="float">
            <text:p>1.92972189796E-09</text:p>
          </table:table-cell>
          <table:table-cell table:formula="of:=([.A2112]-[.B2112])*([.A2112]-[.B2112])" office:value-type="float" office:value="0.00000002185737523776" calcext:value-type="float">
            <text:p>2.185737523776E-08</text:p>
          </table:table-cell>
          <table:table-cell table:number-columns-repeated="2"/>
        </table:table-row>
        <table:table-row table:style-name="ro1">
          <table:table-cell office:value-type="float" office:value="0.0000234246" calcext:value-type="float">
            <text:p>0.0000234246</text:p>
          </table:table-cell>
          <table:table-cell office:value-type="float" office:value="0.0000529986" calcext:value-type="float">
            <text:p>0.0000529986</text:p>
          </table:table-cell>
          <table:table-cell table:formula="of:=[.A2113]*[.A2113]" office:value-type="float" office:value="0.00000000054871188516" calcext:value-type="float">
            <text:p>5.4871188516E-10</text:p>
          </table:table-cell>
          <table:table-cell table:formula="of:=([.A2113]-[.B2113])*([.A2113]-[.B2113])" office:value-type="float" office:value="0.000000000874621476" calcext:value-type="float">
            <text:p>8.74621476E-10</text:p>
          </table:table-cell>
          <table:table-cell table:number-columns-repeated="2"/>
        </table:table-row>
        <table:table-row table:style-name="ro1">
          <table:table-cell office:value-type="float" office:value="0.0000396371" calcext:value-type="float">
            <text:p>0.0000396371</text:p>
          </table:table-cell>
          <table:table-cell office:value-type="float" office:value="0.01812" calcext:value-type="float">
            <text:p>0.01812</text:p>
          </table:table-cell>
          <table:table-cell table:formula="of:=[.A2114]*[.A2114]" office:value-type="float" office:value="0.00000000157109969641" calcext:value-type="float">
            <text:p>1.57109969641E-09</text:p>
          </table:table-cell>
          <table:table-cell table:formula="of:=([.A2114]-[.B2114])*([.A2114]-[.B2114])" office:value-type="float" office:value="0.000326899522595696" calcext:value-type="float">
            <text:p>0.000326899522595696</text:p>
          </table:table-cell>
          <table:table-cell table:number-columns-repeated="2"/>
        </table:table-row>
        <table:table-row table:style-name="ro1">
          <table:table-cell office:value-type="float" office:value="0.0000191331" calcext:value-type="float">
            <text:p>0.0000191331</text:p>
          </table:table-cell>
          <table:table-cell office:value-type="float" office:value="0.0000776782" calcext:value-type="float">
            <text:p>0.0000776782</text:p>
          </table:table-cell>
          <table:table-cell table:formula="of:=[.A2115]*[.A2115]" office:value-type="float" office:value="0.00000000036607551561" calcext:value-type="float">
            <text:p>3.6607551561E-10</text:p>
          </table:table-cell>
          <table:table-cell table:formula="of:=([.A2115]-[.B2115])*([.A2115]-[.B2115])" office:value-type="float" office:value="0.00000000342752873401" calcext:value-type="float">
            <text:p>3.42752873401E-09</text:p>
          </table:table-cell>
          <table:table-cell table:number-columns-repeated="2"/>
        </table:table-row>
        <table:table-row table:style-name="ro1">
          <table:table-cell office:value-type="float" office:value="0.0000191331" calcext:value-type="float">
            <text:p>0.0000191331</text:p>
          </table:table-cell>
          <table:table-cell office:value-type="float" office:value="0.000679022" calcext:value-type="float">
            <text:p>0.000679022</text:p>
          </table:table-cell>
          <table:table-cell table:formula="of:=[.A2116]*[.A2116]" office:value-type="float" office:value="0.00000000036607551561" calcext:value-type="float">
            <text:p>3.6607551561E-10</text:p>
          </table:table-cell>
          <table:table-cell table:formula="of:=([.A2116]-[.B2116])*([.A2116]-[.B2116])" office:value-type="float" office:value="0.00000043545336034321" calcext:value-type="float">
            <text:p>4.3545336034321E-07</text:p>
          </table:table-cell>
          <table:table-cell table:number-columns-repeated="2"/>
        </table:table-row>
        <table:table-row table:style-name="ro1">
          <table:table-cell office:value-type="float" office:value="0.00000661612" calcext:value-type="float">
            <text:p>0.00000661612</text:p>
          </table:table-cell>
          <table:table-cell office:value-type="float" office:value="0.0252126" calcext:value-type="float">
            <text:p>0.0252126</text:p>
          </table:table-cell>
          <table:table-cell table:formula="of:=[.A2117]*[.A2117]" office:value-type="float" office:value="0.00000000004377304385" calcext:value-type="float">
            <text:p>4.37730438544E-11</text:p>
          </table:table-cell>
          <table:table-cell table:formula="of:=([.A2117]-[.B2117])*([.A2117]-[.B2117])" office:value-type="float" office:value="0.00063534162335882" calcext:value-type="float">
            <text:p>0.00063534162335882</text:p>
          </table:table-cell>
          <table:table-cell table:number-columns-repeated="2"/>
        </table:table-row>
        <table:table-row table:style-name="ro1">
          <table:table-cell office:value-type="float" office:value="0.0000234246" calcext:value-type="float">
            <text:p>0.0000234246</text:p>
          </table:table-cell>
          <table:table-cell office:value-type="float" office:value="0.0488995" calcext:value-type="float">
            <text:p>0.0488995</text:p>
          </table:table-cell>
          <table:table-cell table:formula="of:=[.A2118]*[.A2118]" office:value-type="float" office:value="0.00000000054871188516" calcext:value-type="float">
            <text:p>5.4871188516E-10</text:p>
          </table:table-cell>
          <table:table-cell table:formula="of:=([.A2118]-[.B2118])*([.A2118]-[.B2118])" office:value-type="float" office:value="0.00238887074650648" calcext:value-type="float">
            <text:p>0.00238887074650648</text:p>
          </table:table-cell>
          <table:table-cell table:number-columns-repeated="2"/>
        </table:table-row>
        <table:table-row table:style-name="ro1">
          <table:table-cell office:value-type="float" office:value="0.0000117421" calcext:value-type="float">
            <text:p>0.0000117421</text:p>
          </table:table-cell>
          <table:table-cell office:value-type="float" office:value="0.0689735" calcext:value-type="float">
            <text:p>0.0689735</text:p>
          </table:table-cell>
          <table:table-cell table:formula="of:=[.A2119]*[.A2119]" office:value-type="float" office:value="0.00000000013787691241" calcext:value-type="float">
            <text:p>1.3787691241E-10</text:p>
          </table:table-cell>
          <table:table-cell table:formula="of:=([.A2119]-[.B2119])*([.A2119]-[.B2119])" office:value-type="float" office:value="0.00475572405265821" calcext:value-type="float">
            <text:p>0.00475572405265821</text:p>
          </table:table-cell>
          <table:table-cell table:number-columns-repeated="2"/>
        </table:table-row>
        <table:table-row table:style-name="ro1">
          <table:table-cell office:value-type="float" office:value="0.0000157952" calcext:value-type="float">
            <text:p>0.0000157952</text:p>
          </table:table-cell>
          <table:table-cell office:value-type="float" office:value="0.00632954" calcext:value-type="float">
            <text:p>0.00632954</text:p>
          </table:table-cell>
          <table:table-cell table:formula="of:=[.A2120]*[.A2120]" office:value-type="float" office:value="0.00000000024948834304" calcext:value-type="float">
            <text:p>2.4948834304E-10</text:p>
          </table:table-cell>
          <table:table-cell table:formula="of:=([.A2120]-[.B2120])*([.A2120]-[.B2120])" office:value-type="float" office:value="0.000039863373399527" calcext:value-type="float">
            <text:p>3.9863373399527E-05</text:p>
          </table:table-cell>
          <table:table-cell table:number-columns-repeated="2"/>
        </table:table-row>
        <table:table-row table:style-name="ro1">
          <table:table-cell office:value-type="float" office:value="0.00000232458" calcext:value-type="float">
            <text:p>0.00000232458</text:p>
          </table:table-cell>
          <table:table-cell office:value-type="float" office:value="0.000387998" calcext:value-type="float">
            <text:p>0.000387998</text:p>
          </table:table-cell>
          <table:table-cell table:formula="of:=[.A2121]*[.A2121]" office:value-type="float" office:value="0.00000000000540367218" calcext:value-type="float">
            <text:p>5.4036721764E-12</text:p>
          </table:table-cell>
          <table:table-cell table:formula="of:=([.A2121]-[.B2121])*([.A2121]-[.B2121])" office:value-type="float" office:value="0.0000001487439868945" calcext:value-type="float">
            <text:p>1.48743986894496E-07</text:p>
          </table:table-cell>
          <table:table-cell table:number-columns-repeated="2"/>
        </table:table-row>
        <table:table-row table:style-name="ro1">
          <table:table-cell office:value-type="float" office:value="0.0000486374" calcext:value-type="float">
            <text:p>0.0000486374</text:p>
          </table:table-cell>
          <table:table-cell office:value-type="float" office:value="0.025813" calcext:value-type="float">
            <text:p>0.025813</text:p>
          </table:table-cell>
          <table:table-cell table:formula="of:=[.A2122]*[.A2122]" office:value-type="float" office:value="0.00000000236559667876" calcext:value-type="float">
            <text:p>2.36559667876E-09</text:p>
          </table:table-cell>
          <table:table-cell table:formula="of:=([.A2122]-[.B2122])*([.A2122]-[.B2122])" office:value-type="float" office:value="0.000663802380184279" calcext:value-type="float">
            <text:p>0.000663802380184279</text:p>
          </table:table-cell>
          <table:table-cell table:number-columns-repeated="2"/>
        </table:table-row>
        <table:table-row table:style-name="ro1">
          <table:table-cell office:value-type="float" office:value="0.0000243783" calcext:value-type="float">
            <text:p>0.0000243783</text:p>
          </table:table-cell>
          <table:table-cell office:value-type="float" office:value="0.0187824" calcext:value-type="float">
            <text:p>0.0187824</text:p>
          </table:table-cell>
          <table:table-cell table:formula="of:=[.A2123]*[.A2123]" office:value-type="float" office:value="0.00000000059430151089" calcext:value-type="float">
            <text:p>5.9430151089E-10</text:p>
          </table:table-cell>
          <table:table-cell table:formula="of:=([.A2123]-[.B2123])*([.A2123]-[.B2123])" office:value-type="float" office:value="0.000351863378097671" calcext:value-type="float">
            <text:p>0.000351863378097671</text:p>
          </table:table-cell>
          <table:table-cell table:number-columns-repeated="2"/>
        </table:table-row>
        <table:table-row table:style-name="ro1">
          <table:table-cell office:value-type="float" office:value="0.0000115037" calcext:value-type="float">
            <text:p>0.0000115037</text:p>
          </table:table-cell>
          <table:table-cell office:value-type="float" office:value="0.0078742" calcext:value-type="float">
            <text:p>0.0078742</text:p>
          </table:table-cell>
          <table:table-cell table:formula="of:=[.A2124]*[.A2124]" office:value-type="float" office:value="0.00000000013233511369" calcext:value-type="float">
            <text:p>1.3233511369E-10</text:p>
          </table:table-cell>
          <table:table-cell table:formula="of:=([.A2124]-[.B2124])*([.A2124]-[.B2124])" office:value-type="float" office:value="0.0000618219931060337" calcext:value-type="float">
            <text:p>6.18219931060337E-05</text:p>
          </table:table-cell>
          <table:table-cell table:number-columns-repeated="2"/>
        </table:table-row>
        <table:table-row table:style-name="ro1">
          <table:table-cell office:value-type="float" office:value="0.0000012517" calcext:value-type="float">
            <text:p>0.0000012517</text:p>
          </table:table-cell>
          <table:table-cell office:value-type="float" office:value="0.0318427" calcext:value-type="float">
            <text:p>0.0318427</text:p>
          </table:table-cell>
          <table:table-cell table:formula="of:=[.A2125]*[.A2125]" office:value-type="float" office:value="0.00000000000156675289" calcext:value-type="float">
            <text:p>1.56675289E-12</text:p>
          </table:table-cell>
          <table:table-cell table:formula="of:=([.A2125]-[.B2125])*([.A2125]-[.B2125])" office:value-type="float" office:value="0.00101387782984157" calcext:value-type="float">
            <text:p>0.00101387782984157</text:p>
          </table:table-cell>
          <table:table-cell table:number-columns-repeated="2"/>
        </table:table-row>
        <table:table-row table:style-name="ro1">
          <table:table-cell office:value-type="float" office:value="0.000210047" calcext:value-type="float">
            <text:p>0.000210047</text:p>
          </table:table-cell>
          <table:table-cell office:value-type="float" office:value="0.00371501" calcext:value-type="float">
            <text:p>0.00371501</text:p>
          </table:table-cell>
          <table:table-cell table:formula="of:=[.A2126]*[.A2126]" office:value-type="float" office:value="0.000000044119742209" calcext:value-type="float">
            <text:p>4.4119742209E-08</text:p>
          </table:table-cell>
          <table:table-cell table:formula="of:=([.A2126]-[.B2126])*([.A2126]-[.B2126])" office:value-type="float" office:value="0.000012284765631369" calcext:value-type="float">
            <text:p>1.2284765631369E-05</text:p>
          </table:table-cell>
          <table:table-cell table:number-columns-repeated="2"/>
        </table:table-row>
        <table:table-row table:style-name="ro1">
          <table:table-cell office:value-type="float" office:value="0.0000329614" calcext:value-type="float">
            <text:p>0.0000329614</text:p>
          </table:table-cell>
          <table:table-cell office:value-type="float" office:value="0.15051" calcext:value-type="float">
            <text:p>0.15051</text:p>
          </table:table-cell>
          <table:table-cell table:formula="of:=[.A2127]*[.A2127]" office:value-type="float" office:value="0.00000000108645388996" calcext:value-type="float">
            <text:p>1.08645388996E-09</text:p>
          </table:table-cell>
          <table:table-cell table:formula="of:=([.A2127]-[.B2127])*([.A2127]-[.B2127])" office:value-type="float" office:value="0.0226433391458259" calcext:value-type="float">
            <text:p>0.0226433391458259</text:p>
          </table:table-cell>
          <table:table-cell table:number-columns-repeated="2"/>
        </table:table-row>
        <table:table-row table:style-name="ro1">
          <table:table-cell office:value-type="float" office:value="0.0000320077" calcext:value-type="float">
            <text:p>0.0000320077</text:p>
          </table:table-cell>
          <table:table-cell office:value-type="float" office:value="0.0323881" calcext:value-type="float">
            <text:p>0.0323881</text:p>
          </table:table-cell>
          <table:table-cell table:formula="of:=[.A2128]*[.A2128]" office:value-type="float" office:value="0.00000000102449285929" calcext:value-type="float">
            <text:p>1.02449285929E-09</text:p>
          </table:table-cell>
          <table:table-cell table:formula="of:=([.A2128]-[.B2128])*([.A2128]-[.B2128])" office:value-type="float" office:value="0.00104691670892612" calcext:value-type="float">
            <text:p>0.00104691670892612</text:p>
          </table:table-cell>
          <table:table-cell table:number-columns-repeated="2"/>
        </table:table-row>
        <table:table-row table:style-name="ro1">
          <table:table-cell office:value-type="float" office:value="0.00789237" calcext:value-type="float">
            <text:p>0.00789237</text:p>
          </table:table-cell>
          <table:table-cell office:value-type="float" office:value="0.0353595" calcext:value-type="float">
            <text:p>0.0353595</text:p>
          </table:table-cell>
          <table:table-cell table:formula="of:=[.A2129]*[.A2129]" office:value-type="float" office:value="0.0000622895042169" calcext:value-type="float">
            <text:p>0.0000622895042169</text:p>
          </table:table-cell>
          <table:table-cell table:formula="of:=([.A2129]-[.B2129])*([.A2129]-[.B2129])" office:value-type="float" office:value="0.0007544432304369" calcext:value-type="float">
            <text:p>0.0007544432304369</text:p>
          </table:table-cell>
          <table:table-cell table:number-columns-repeated="2"/>
        </table:table-row>
        <table:table-row table:style-name="ro1">
          <table:table-cell office:value-type="float" office:value="0.0226997" calcext:value-type="float">
            <text:p>0.0226997</text:p>
          </table:table-cell>
          <table:table-cell office:value-type="float" office:value="0.23356" calcext:value-type="float">
            <text:p>0.23356</text:p>
          </table:table-cell>
          <table:table-cell table:formula="of:=[.A2130]*[.A2130]" office:value-type="float" office:value="0.00051527638009" calcext:value-type="float">
            <text:p>0.00051527638009</text:p>
          </table:table-cell>
          <table:table-cell table:formula="of:=([.A2130]-[.B2130])*([.A2130]-[.B2130])" office:value-type="float" office:value="0.04446206611609" calcext:value-type="float">
            <text:p>0.04446206611609</text:p>
          </table:table-cell>
          <table:table-cell table:number-columns-repeated="2"/>
        </table:table-row>
        <table:table-row table:style-name="ro1">
          <table:table-cell office:value-type="float" office:value="0.121047" calcext:value-type="float">
            <text:p>0.121047</text:p>
          </table:table-cell>
          <table:table-cell office:value-type="float" office:value="0.387859" calcext:value-type="float">
            <text:p>0.387859</text:p>
          </table:table-cell>
          <table:table-cell table:formula="of:=[.A2131]*[.A2131]" office:value-type="float" office:value="0.014652376209" calcext:value-type="float">
            <text:p>0.014652376209</text:p>
          </table:table-cell>
          <table:table-cell table:formula="of:=([.A2131]-[.B2131])*([.A2131]-[.B2131])" office:value-type="float" office:value="0.071188643344" calcext:value-type="float">
            <text:p>0.071188643344</text:p>
          </table:table-cell>
          <table:table-cell table:number-columns-repeated="2"/>
        </table:table-row>
        <table:table-row table:style-name="ro1">
          <table:table-cell office:value-type="float" office:value="0.121047" calcext:value-type="float">
            <text:p>0.121047</text:p>
          </table:table-cell>
          <table:table-cell office:value-type="float" office:value="0.402274" calcext:value-type="float">
            <text:p>0.402274</text:p>
          </table:table-cell>
          <table:table-cell table:formula="of:=[.A2132]*[.A2132]" office:value-type="float" office:value="0.014652376209" calcext:value-type="float">
            <text:p>0.014652376209</text:p>
          </table:table-cell>
          <table:table-cell table:formula="of:=([.A2132]-[.B2132])*([.A2132]-[.B2132])" office:value-type="float" office:value="0.079088625529" calcext:value-type="float">
            <text:p>0.079088625529</text:p>
          </table:table-cell>
          <table:table-cell table:number-columns-repeated="2"/>
        </table:table-row>
        <table:table-row table:style-name="ro1">
          <table:table-cell office:value-type="float" office:value="0.172793" calcext:value-type="float">
            <text:p>0.172793</text:p>
          </table:table-cell>
          <table:table-cell office:value-type="float" office:value="0.472064" calcext:value-type="float">
            <text:p>0.472064</text:p>
          </table:table-cell>
          <table:table-cell table:formula="of:=[.A2133]*[.A2133]" office:value-type="float" office:value="0.029857420849" calcext:value-type="float">
            <text:p>0.029857420849</text:p>
          </table:table-cell>
          <table:table-cell table:formula="of:=([.A2133]-[.B2133])*([.A2133]-[.B2133])" office:value-type="float" office:value="0.089563131441" calcext:value-type="float">
            <text:p>0.089563131441</text:p>
          </table:table-cell>
          <table:table-cell table:number-columns-repeated="2"/>
        </table:table-row>
        <table:table-row table:style-name="ro1">
          <table:table-cell office:value-type="float" office:value="0.333797" calcext:value-type="float">
            <text:p>0.333797</text:p>
          </table:table-cell>
          <table:table-cell office:value-type="float" office:value="0.291182" calcext:value-type="float">
            <text:p>0.291182</text:p>
          </table:table-cell>
          <table:table-cell table:formula="of:=[.A2134]*[.A2134]" office:value-type="float" office:value="0.111420437209" calcext:value-type="float">
            <text:p>0.111420437209</text:p>
          </table:table-cell>
          <table:table-cell table:formula="of:=([.A2134]-[.B2134])*([.A2134]-[.B2134])" office:value-type="float" office:value="0.001816038225" calcext:value-type="float">
            <text:p>0.001816038225</text:p>
          </table:table-cell>
          <table:table-cell table:number-columns-repeated="2"/>
        </table:table-row>
        <table:table-row table:style-name="ro1">
          <table:table-cell office:value-type="float" office:value="0.357269" calcext:value-type="float">
            <text:p>0.357269</text:p>
          </table:table-cell>
          <table:table-cell office:value-type="float" office:value="0.334936" calcext:value-type="float">
            <text:p>0.334936</text:p>
          </table:table-cell>
          <table:table-cell table:formula="of:=[.A2135]*[.A2135]" office:value-type="float" office:value="0.127641138361" calcext:value-type="float">
            <text:p>0.127641138361</text:p>
          </table:table-cell>
          <table:table-cell table:formula="of:=([.A2135]-[.B2135])*([.A2135]-[.B2135])" office:value-type="float" office:value="0.000498762889" calcext:value-type="float">
            <text:p>0.000498762889</text:p>
          </table:table-cell>
          <table:table-cell table:number-columns-repeated="2"/>
        </table:table-row>
        <table:table-row table:style-name="ro1">
          <table:table-cell office:value-type="float" office:value="0.392136" calcext:value-type="float">
            <text:p>0.392136</text:p>
          </table:table-cell>
          <table:table-cell office:value-type="float" office:value="0.388949" calcext:value-type="float">
            <text:p>0.388949</text:p>
          </table:table-cell>
          <table:table-cell table:formula="of:=[.A2136]*[.A2136]" office:value-type="float" office:value="0.153770642496" calcext:value-type="float">
            <text:p>0.153770642496</text:p>
          </table:table-cell>
          <table:table-cell table:formula="of:=([.A2136]-[.B2136])*([.A2136]-[.B2136])" office:value-type="float" office:value="0.000010156969" calcext:value-type="float">
            <text:p>0.000010156969</text:p>
          </table:table-cell>
          <table:table-cell table:number-columns-repeated="2"/>
        </table:table-row>
        <table:table-row table:style-name="ro1">
          <table:table-cell office:value-type="float" office:value="0.392136" calcext:value-type="float">
            <text:p>0.392136</text:p>
          </table:table-cell>
          <table:table-cell office:value-type="float" office:value="0.366183" calcext:value-type="float">
            <text:p>0.366183</text:p>
          </table:table-cell>
          <table:table-cell table:formula="of:=[.A2137]*[.A2137]" office:value-type="float" office:value="0.153770642496" calcext:value-type="float">
            <text:p>0.153770642496</text:p>
          </table:table-cell>
          <table:table-cell table:formula="of:=([.A2137]-[.B2137])*([.A2137]-[.B2137])" office:value-type="float" office:value="0.000673558209" calcext:value-type="float">
            <text:p>0.000673558209</text:p>
          </table:table-cell>
          <table:table-cell table:number-columns-repeated="2"/>
        </table:table-row>
        <table:table-row table:style-name="ro1">
          <table:table-cell office:value-type="float" office:value="0.795698" calcext:value-type="float">
            <text:p>0.795698</text:p>
          </table:table-cell>
          <table:table-cell office:value-type="float" office:value="0.428119" calcext:value-type="float">
            <text:p>0.428119</text:p>
          </table:table-cell>
          <table:table-cell table:formula="of:=[.A2138]*[.A2138]" office:value-type="float" office:value="0.633135307204" calcext:value-type="float">
            <text:p>0.633135307204</text:p>
          </table:table-cell>
          <table:table-cell table:formula="of:=([.A2138]-[.B2138])*([.A2138]-[.B2138])" office:value-type="float" office:value="0.135114321241" calcext:value-type="float">
            <text:p>0.135114321241</text:p>
          </table:table-cell>
          <table:table-cell table:number-columns-repeated="2"/>
        </table:table-row>
        <table:table-row table:style-name="ro1">
          <table:table-cell office:value-type="float" office:value="0.795698" calcext:value-type="float">
            <text:p>0.795698</text:p>
          </table:table-cell>
          <table:table-cell office:value-type="float" office:value="0.489702" calcext:value-type="float">
            <text:p>0.489702</text:p>
          </table:table-cell>
          <table:table-cell table:formula="of:=[.A2139]*[.A2139]" office:value-type="float" office:value="0.633135307204" calcext:value-type="float">
            <text:p>0.633135307204</text:p>
          </table:table-cell>
          <table:table-cell table:formula="of:=([.A2139]-[.B2139])*([.A2139]-[.B2139])" office:value-type="float" office:value="0.093633552016" calcext:value-type="float">
            <text:p>0.093633552016</text:p>
          </table:table-cell>
          <table:table-cell table:number-columns-repeated="2"/>
        </table:table-row>
        <table:table-row table:style-name="ro1">
          <table:table-cell office:value-type="float" office:value="0.875308" calcext:value-type="float">
            <text:p>0.875308</text:p>
          </table:table-cell>
          <table:table-cell office:value-type="float" office:value="0.80227" calcext:value-type="float">
            <text:p>0.80227</text:p>
          </table:table-cell>
          <table:table-cell table:formula="of:=[.A2140]*[.A2140]" office:value-type="float" office:value="0.766164094864" calcext:value-type="float">
            <text:p>0.766164094864</text:p>
          </table:table-cell>
          <table:table-cell table:formula="of:=([.A2140]-[.B2140])*([.A2140]-[.B2140])" office:value-type="float" office:value="0.00533454944399999" calcext:value-type="float">
            <text:p>0.00533454944399999</text:p>
          </table:table-cell>
          <table:table-cell table:number-columns-repeated="2"/>
        </table:table-row>
        <table:table-row table:style-name="ro1">
          <table:table-cell office:value-type="float" office:value="0.892812" calcext:value-type="float">
            <text:p>0.892812</text:p>
          </table:table-cell>
          <table:table-cell office:value-type="float" office:value="0.841419" calcext:value-type="float">
            <text:p>0.841419</text:p>
          </table:table-cell>
          <table:table-cell table:formula="of:=[.A2141]*[.A2141]" office:value-type="float" office:value="0.797113267344" calcext:value-type="float">
            <text:p>0.797113267344</text:p>
          </table:table-cell>
          <table:table-cell table:formula="of:=([.A2141]-[.B2141])*([.A2141]-[.B2141])" office:value-type="float" office:value="0.002641240449" calcext:value-type="float">
            <text:p>0.002641240449</text:p>
          </table:table-cell>
          <table:table-cell table:number-columns-repeated="2"/>
        </table:table-row>
        <table:table-row table:style-name="ro1">
          <table:table-cell office:value-type="float" office:value="0.892811" calcext:value-type="float">
            <text:p>0.892811</text:p>
          </table:table-cell>
          <table:table-cell office:value-type="float" office:value="0.912609" calcext:value-type="float">
            <text:p>0.912609</text:p>
          </table:table-cell>
          <table:table-cell table:formula="of:=[.A2142]*[.A2142]" office:value-type="float" office:value="0.797111481721" calcext:value-type="float">
            <text:p>0.797111481721</text:p>
          </table:table-cell>
          <table:table-cell table:formula="of:=([.A2142]-[.B2142])*([.A2142]-[.B2142])" office:value-type="float" office:value="0.000391960803999999" calcext:value-type="float">
            <text:p>0.000391960803999999</text:p>
          </table:table-cell>
          <table:table-cell table:number-columns-repeated="2"/>
        </table:table-row>
        <table:table-row table:style-name="ro1">
          <table:table-cell office:value-type="float" office:value="0.892811" calcext:value-type="float">
            <text:p>0.892811</text:p>
          </table:table-cell>
          <table:table-cell office:value-type="float" office:value="0.950447" calcext:value-type="float">
            <text:p>0.950447</text:p>
          </table:table-cell>
          <table:table-cell table:formula="of:=[.A2143]*[.A2143]" office:value-type="float" office:value="0.797111481721" calcext:value-type="float">
            <text:p>0.797111481721</text:p>
          </table:table-cell>
          <table:table-cell table:formula="of:=([.A2143]-[.B2143])*([.A2143]-[.B2143])" office:value-type="float" office:value="0.003321908496" calcext:value-type="float">
            <text:p>0.003321908496</text:p>
          </table:table-cell>
          <table:table-cell table:number-columns-repeated="2"/>
        </table:table-row>
        <table:table-row table:style-name="ro1">
          <table:table-cell office:value-type="float" office:value="0.954948" calcext:value-type="float">
            <text:p>0.954948</text:p>
          </table:table-cell>
          <table:table-cell office:value-type="float" office:value="0.975759" calcext:value-type="float">
            <text:p>0.975759</text:p>
          </table:table-cell>
          <table:table-cell table:formula="of:=[.A2144]*[.A2144]" office:value-type="float" office:value="0.911925682704" calcext:value-type="float">
            <text:p>0.911925682704</text:p>
          </table:table-cell>
          <table:table-cell table:formula="of:=([.A2144]-[.B2144])*([.A2144]-[.B2144])" office:value-type="float" office:value="0.000433097721000001" calcext:value-type="float">
            <text:p>0.000433097721000001</text:p>
          </table:table-cell>
          <table:table-cell table:number-columns-repeated="2"/>
        </table:table-row>
        <table:table-row table:style-name="ro1">
          <table:table-cell office:value-type="float" office:value="0.954948" calcext:value-type="float">
            <text:p>0.954948</text:p>
          </table:table-cell>
          <table:table-cell office:value-type="float" office:value="0.992028" calcext:value-type="float">
            <text:p>0.992028</text:p>
          </table:table-cell>
          <table:table-cell table:formula="of:=[.A2145]*[.A2145]" office:value-type="float" office:value="0.911925682704" calcext:value-type="float">
            <text:p>0.911925682704</text:p>
          </table:table-cell>
          <table:table-cell table:formula="of:=([.A2145]-[.B2145])*([.A2145]-[.B2145])" office:value-type="float" office:value="0.0013749264" calcext:value-type="float">
            <text:p>0.0013749264</text:p>
          </table:table-cell>
          <table:table-cell table:number-columns-repeated="2"/>
        </table:table-row>
        <table:table-row table:style-name="ro1">
          <table:table-cell office:value-type="float" office:value="0.977858" calcext:value-type="float">
            <text:p>0.977858</text:p>
          </table:table-cell>
          <table:table-cell office:value-type="float" office:value="0.999997" calcext:value-type="float">
            <text:p>0.999997</text:p>
          </table:table-cell>
          <table:table-cell table:formula="of:=[.A2146]*[.A2146]" office:value-type="float" office:value="0.956206268164" calcext:value-type="float">
            <text:p>0.956206268164</text:p>
          </table:table-cell>
          <table:table-cell table:formula="of:=([.A2146]-[.B2146])*([.A2146]-[.B2146])" office:value-type="float" office:value="0.000490135321000001" calcext:value-type="float">
            <text:p>0.000490135321000001</text:p>
          </table:table-cell>
          <table:table-cell table:number-columns-repeated="2"/>
        </table:table-row>
        <table:table-row table:style-name="ro1">
          <table:table-cell office:value-type="float" office:value="0.0000194311" calcext:value-type="float">
            <text:p>0.0000194311</text:p>
          </table:table-cell>
          <table:table-cell office:value-type="float" office:value="0.00000301155" calcext:value-type="float">
            <text:p>0.00000301155</text:p>
          </table:table-cell>
          <table:table-cell table:formula="of:=[.A2147]*[.A2147]" office:value-type="float" office:value="0.00000000037756764721" calcext:value-type="float">
            <text:p>3.7756764721E-10</text:p>
          </table:table-cell>
          <table:table-cell table:formula="of:=([.A2147]-[.B2147])*([.A2147]-[.B2147])" office:value-type="float" office:value="0.0000000002696016222" calcext:value-type="float">
            <text:p>2.696016222025E-10</text:p>
          </table:table-cell>
          <table:table-cell table:number-columns-repeated="2"/>
        </table:table-row>
        <table:table-row table:style-name="ro1">
          <table:table-cell office:value-type="float" office:value="0.0000132322" calcext:value-type="float">
            <text:p>0.0000132322</text:p>
          </table:table-cell>
          <table:table-cell office:value-type="float" office:value="0.00000255688" calcext:value-type="float">
            <text:p>0.00000255688</text:p>
          </table:table-cell>
          <table:table-cell table:formula="of:=[.A2148]*[.A2148]" office:value-type="float" office:value="0.00000000017509111684" calcext:value-type="float">
            <text:p>1.7509111684E-10</text:p>
          </table:table-cell>
          <table:table-cell table:formula="of:=([.A2148]-[.B2148])*([.A2148]-[.B2148])" office:value-type="float" office:value="0.0000000001139624571" calcext:value-type="float">
            <text:p>1.139624571024E-10</text:p>
          </table:table-cell>
          <table:table-cell table:number-columns-repeated="2"/>
        </table:table-row>
        <table:table-row table:style-name="ro1">
          <table:table-cell office:value-type="float" office:value="0.00000959635" calcext:value-type="float">
            <text:p>0.00000959635</text:p>
          </table:table-cell>
          <table:table-cell office:value-type="float" office:value="0.00000112342" calcext:value-type="float">
            <text:p>0.00000112342</text:p>
          </table:table-cell>
          <table:table-cell table:formula="of:=[.A2149]*[.A2149]" office:value-type="float" office:value="0.00000000009208993332" calcext:value-type="float">
            <text:p>9.20899333225E-11</text:p>
          </table:table-cell>
          <table:table-cell table:formula="of:=([.A2149]-[.B2149])*([.A2149]-[.B2149])" office:value-type="float" office:value="0.00000000007179054278" calcext:value-type="float">
            <text:p>7.17905427849E-11</text:p>
          </table:table-cell>
          <table:table-cell table:number-columns-repeated="2"/>
        </table:table-row>
        <table:table-row table:style-name="ro1">
          <table:table-cell office:value-type="float" office:value="0.00000971556" calcext:value-type="float">
            <text:p>0.00000971556</text:p>
          </table:table-cell>
          <table:table-cell office:value-type="float" office:value="0.00000380529" calcext:value-type="float">
            <text:p>0.00000380529</text:p>
          </table:table-cell>
          <table:table-cell table:formula="of:=[.A2150]*[.A2150]" office:value-type="float" office:value="0.00000000009439210611" calcext:value-type="float">
            <text:p>9.43921061136E-11</text:p>
          </table:table-cell>
          <table:table-cell table:formula="of:=([.A2150]-[.B2150])*([.A2150]-[.B2150])" office:value-type="float" office:value="0.00000000003493129147" calcext:value-type="float">
            <text:p>3.49312914729E-11</text:p>
          </table:table-cell>
          <table:table-cell table:number-columns-repeated="2"/>
        </table:table-row>
        <table:table-row table:style-name="ro1">
          <table:table-cell office:value-type="float" office:value="0.0000365973" calcext:value-type="float">
            <text:p>0.0000365973</text:p>
          </table:table-cell>
          <table:table-cell office:value-type="float" office:value="0.00152717" calcext:value-type="float">
            <text:p>0.00152717</text:p>
          </table:table-cell>
          <table:table-cell table:formula="of:=[.A2151]*[.A2151]" office:value-type="float" office:value="0.00000000133936236729" calcext:value-type="float">
            <text:p>1.33936236729E-09</text:p>
          </table:table-cell>
          <table:table-cell table:formula="of:=([.A2151]-[.B2151])*([.A2151]-[.B2151])" office:value-type="float" office:value="0.00000222180697398529" calcext:value-type="float">
            <text:p>2.22180697398529E-06</text:p>
          </table:table-cell>
          <table:table-cell table:number-columns-repeated="2"/>
        </table:table-row>
        <table:table-row table:style-name="ro1">
          <table:table-cell office:value-type="float" office:value="0.00000166893" calcext:value-type="float">
            <text:p>0.00000166893</text:p>
          </table:table-cell>
          <table:table-cell office:value-type="float" office:value="0.0000794326" calcext:value-type="float">
            <text:p>0.0000794326</text:p>
          </table:table-cell>
          <table:table-cell table:formula="of:=[.A2152]*[.A2152]" office:value-type="float" office:value="0.00000000000278532734" calcext:value-type="float">
            <text:p>2.7853273449E-12</text:p>
          </table:table-cell>
          <table:table-cell table:formula="of:=([.A2152]-[.B2152])*([.A2152]-[.B2152])" office:value-type="float" office:value="0.00000000604718837187" calcext:value-type="float">
            <text:p>6.0471883718689E-09</text:p>
          </table:table-cell>
          <table:table-cell table:number-columns-repeated="2"/>
        </table:table-row>
        <table:table-row table:style-name="ro1">
          <table:table-cell office:value-type="float" office:value="0.0000181794" calcext:value-type="float">
            <text:p>0.0000181794</text:p>
          </table:table-cell>
          <table:table-cell office:value-type="float" office:value="0.000277311" calcext:value-type="float">
            <text:p>0.000277311</text:p>
          </table:table-cell>
          <table:table-cell table:formula="of:=[.A2153]*[.A2153]" office:value-type="float" office:value="0.00000000033049058436" calcext:value-type="float">
            <text:p>3.3049058436E-10</text:p>
          </table:table-cell>
          <table:table-cell table:formula="of:=([.A2153]-[.B2153])*([.A2153]-[.B2153])" office:value-type="float" office:value="0.00000006714918611856" calcext:value-type="float">
            <text:p>6.714918611856E-08</text:p>
          </table:table-cell>
          <table:table-cell table:number-columns-repeated="2"/>
        </table:table-row>
        <table:table-row table:style-name="ro1">
          <table:table-cell office:value-type="float" office:value="0.0000815988" calcext:value-type="float">
            <text:p>0.0000815988</text:p>
          </table:table-cell>
          <table:table-cell office:value-type="float" office:value="0.000252033" calcext:value-type="float">
            <text:p>0.000252033</text:p>
          </table:table-cell>
          <table:table-cell table:formula="of:=[.A2154]*[.A2154]" office:value-type="float" office:value="0.00000000665836416144" calcext:value-type="float">
            <text:p>6.65836416144E-09</text:p>
          </table:table-cell>
          <table:table-cell table:formula="of:=([.A2154]-[.B2154])*([.A2154]-[.B2154])" office:value-type="float" office:value="0.00000002904781652964" calcext:value-type="float">
            <text:p>2.904781652964E-08</text:p>
          </table:table-cell>
          <table:table-cell table:number-columns-repeated="2"/>
        </table:table-row>
        <table:table-row table:style-name="ro1">
          <table:table-cell office:value-type="float" office:value="0.0000815988" calcext:value-type="float">
            <text:p>0.0000815988</text:p>
          </table:table-cell>
          <table:table-cell office:value-type="float" office:value="0.000322202" calcext:value-type="float">
            <text:p>0.000322202</text:p>
          </table:table-cell>
          <table:table-cell table:formula="of:=[.A2155]*[.A2155]" office:value-type="float" office:value="0.00000000665836416144" calcext:value-type="float">
            <text:p>6.65836416144E-09</text:p>
          </table:table-cell>
          <table:table-cell table:formula="of:=([.A2155]-[.B2155])*([.A2155]-[.B2155])" office:value-type="float" office:value="0.00000005788989985024" calcext:value-type="float">
            <text:p>5.788989985024E-08</text:p>
          </table:table-cell>
          <table:table-cell table:number-columns-repeated="2"/>
        </table:table-row>
        <table:table-row table:style-name="ro1">
          <table:table-cell office:value-type="float" office:value="0.0000815988" calcext:value-type="float">
            <text:p>0.0000815988</text:p>
          </table:table-cell>
          <table:table-cell office:value-type="float" office:value="0.00000232195" calcext:value-type="float">
            <text:p>0.00000232195</text:p>
          </table:table-cell>
          <table:table-cell table:formula="of:=[.A2156]*[.A2156]" office:value-type="float" office:value="0.00000000665836416144" calcext:value-type="float">
            <text:p>6.65836416144E-09</text:p>
          </table:table-cell>
          <table:table-cell table:formula="of:=([.A2156]-[.B2156])*([.A2156]-[.B2156])" office:value-type="float" office:value="0.00000000628481894592" calcext:value-type="float">
            <text:p>6.2848189459225E-09</text:p>
          </table:table-cell>
          <table:table-cell table:number-columns-repeated="2"/>
        </table:table-row>
        <table:table-row table:style-name="ro1">
          <table:table-cell office:value-type="float" office:value="0.000473857" calcext:value-type="float">
            <text:p>0.000473857</text:p>
          </table:table-cell>
          <table:table-cell office:value-type="float" office:value="0.00406369" calcext:value-type="float">
            <text:p>0.00406369</text:p>
          </table:table-cell>
          <table:table-cell table:formula="of:=[.A2157]*[.A2157]" office:value-type="float" office:value="0.000000224540456449" calcext:value-type="float">
            <text:p>2.24540456449E-07</text:p>
          </table:table-cell>
          <table:table-cell table:formula="of:=([.A2157]-[.B2157])*([.A2157]-[.B2157])" office:value-type="float" office:value="0.000012886900967889" calcext:value-type="float">
            <text:p>1.2886900967889E-05</text:p>
          </table:table-cell>
          <table:table-cell table:number-columns-repeated="2"/>
        </table:table-row>
        <table:table-row table:style-name="ro1">
          <table:table-cell office:value-type="float" office:value="0.00151074" calcext:value-type="float">
            <text:p>0.00151074</text:p>
          </table:table-cell>
          <table:table-cell office:value-type="float" office:value="0.00907525" calcext:value-type="float">
            <text:p>0.00907525</text:p>
          </table:table-cell>
          <table:table-cell table:formula="of:=[.A2158]*[.A2158]" office:value-type="float" office:value="0.0000022823353476" calcext:value-type="float">
            <text:p>0.0000022823353476</text:p>
          </table:table-cell>
          <table:table-cell table:formula="of:=([.A2158]-[.B2158])*([.A2158]-[.B2158])" office:value-type="float" office:value="0.0000572218115401" calcext:value-type="float">
            <text:p>0.0000572218115401</text:p>
          </table:table-cell>
          <table:table-cell table:number-columns-repeated="2"/>
        </table:table-row>
        <table:table-row table:style-name="ro1">
          <table:table-cell office:value-type="float" office:value="0.00151074" calcext:value-type="float">
            <text:p>0.00151074</text:p>
          </table:table-cell>
          <table:table-cell office:value-type="float" office:value="0.0000215979" calcext:value-type="float">
            <text:p>0.0000215979</text:p>
          </table:table-cell>
          <table:table-cell table:formula="of:=[.A2159]*[.A2159]" office:value-type="float" office:value="0.0000022823353476" calcext:value-type="float">
            <text:p>0.0000022823353476</text:p>
          </table:table-cell>
          <table:table-cell table:formula="of:=([.A2159]-[.B2159])*([.A2159]-[.B2159])" office:value-type="float" office:value="0.00000221754419399241" calcext:value-type="float">
            <text:p>2.21754419399241E-06</text:p>
          </table:table-cell>
          <table:table-cell table:number-columns-repeated="2"/>
        </table:table-row>
        <table:table-row table:style-name="ro1">
          <table:table-cell office:value-type="float" office:value="0.0002231" calcext:value-type="float">
            <text:p>0.0002231</text:p>
          </table:table-cell>
          <table:table-cell office:value-type="float" office:value="0.0609588" calcext:value-type="float">
            <text:p>0.0609588</text:p>
          </table:table-cell>
          <table:table-cell table:formula="of:=[.A2160]*[.A2160]" office:value-type="float" office:value="0.00000004977361" calcext:value-type="float">
            <text:p>0.00000004977361</text:p>
          </table:table-cell>
          <table:table-cell table:formula="of:=([.A2160]-[.B2160])*([.A2160]-[.B2160])" office:value-type="float" office:value="0.00368882525449" calcext:value-type="float">
            <text:p>0.00368882525449</text:p>
          </table:table-cell>
          <table:table-cell table:number-columns-repeated="2"/>
        </table:table-row>
        <table:table-row table:style-name="ro1">
          <table:table-cell office:value-type="float" office:value="0.000382245" calcext:value-type="float">
            <text:p>0.000382245</text:p>
          </table:table-cell>
          <table:table-cell office:value-type="float" office:value="0.0568382" calcext:value-type="float">
            <text:p>0.0568382</text:p>
          </table:table-cell>
          <table:table-cell table:formula="of:=[.A2161]*[.A2161]" office:value-type="float" office:value="0.000000146111240025" calcext:value-type="float">
            <text:p>1.46111240025E-07</text:p>
          </table:table-cell>
          <table:table-cell table:formula="of:=([.A2161]-[.B2161])*([.A2161]-[.B2161])" office:value-type="float" office:value="0.00318727485496202" calcext:value-type="float">
            <text:p>0.00318727485496202</text:p>
          </table:table-cell>
          <table:table-cell table:number-columns-repeated="2"/>
        </table:table-row>
        <table:table-row table:style-name="ro1">
          <table:table-cell office:value-type="float" office:value="0.0032922" calcext:value-type="float">
            <text:p>0.0032922</text:p>
          </table:table-cell>
          <table:table-cell office:value-type="float" office:value="0.00330345" calcext:value-type="float">
            <text:p>0.00330345</text:p>
          </table:table-cell>
          <table:table-cell table:formula="of:=[.A2162]*[.A2162]" office:value-type="float" office:value="0.00001083858084" calcext:value-type="float">
            <text:p>0.00001083858084</text:p>
          </table:table-cell>
          <table:table-cell table:formula="of:=([.A2162]-[.B2162])*([.A2162]-[.B2162])" office:value-type="float" office:value="0.0000000001265625" calcext:value-type="float">
            <text:p>1.26562499999999E-10</text:p>
          </table:table-cell>
          <table:table-cell table:number-columns-repeated="2"/>
        </table:table-row>
        <table:table-row table:style-name="ro1">
          <table:table-cell office:value-type="float" office:value="0.0296688" calcext:value-type="float">
            <text:p>0.0296688</text:p>
          </table:table-cell>
          <table:table-cell office:value-type="float" office:value="0.0478295" calcext:value-type="float">
            <text:p>0.0478295</text:p>
          </table:table-cell>
          <table:table-cell table:formula="of:=[.A2163]*[.A2163]" office:value-type="float" office:value="0.00088023769344" calcext:value-type="float">
            <text:p>0.00088023769344</text:p>
          </table:table-cell>
          <table:table-cell table:formula="of:=([.A2163]-[.B2163])*([.A2163]-[.B2163])" office:value-type="float" office:value="0.00032981102449" calcext:value-type="float">
            <text:p>0.00032981102449</text:p>
          </table:table-cell>
          <table:table-cell table:number-columns-repeated="2"/>
        </table:table-row>
        <table:table-row table:style-name="ro1">
          <table:table-cell office:value-type="float" office:value="0.0296687" calcext:value-type="float">
            <text:p>0.0296687</text:p>
          </table:table-cell>
          <table:table-cell office:value-type="float" office:value="0.034708" calcext:value-type="float">
            <text:p>0.034708</text:p>
          </table:table-cell>
          <table:table-cell table:formula="of:=[.A2164]*[.A2164]" office:value-type="float" office:value="0.00088023175969" calcext:value-type="float">
            <text:p>0.00088023175969</text:p>
          </table:table-cell>
          <table:table-cell table:formula="of:=([.A2164]-[.B2164])*([.A2164]-[.B2164])" office:value-type="float" office:value="0.00002539454449" calcext:value-type="float">
            <text:p>0.00002539454449</text:p>
          </table:table-cell>
          <table:table-cell table:number-columns-repeated="2"/>
        </table:table-row>
        <table:table-row table:style-name="ro1">
          <table:table-cell office:value-type="float" office:value="0.0377653" calcext:value-type="float">
            <text:p>0.0377653</text:p>
          </table:table-cell>
          <table:table-cell office:value-type="float" office:value="0.060821" calcext:value-type="float">
            <text:p>0.060821</text:p>
          </table:table-cell>
          <table:table-cell table:formula="of:=[.A2165]*[.A2165]" office:value-type="float" office:value="0.00142621788409" calcext:value-type="float">
            <text:p>0.00142621788409</text:p>
          </table:table-cell>
          <table:table-cell table:formula="of:=([.A2165]-[.B2165])*([.A2165]-[.B2165])" office:value-type="float" office:value="0.00053156530249" calcext:value-type="float">
            <text:p>0.00053156530249</text:p>
          </table:table-cell>
          <table:table-cell table:number-columns-repeated="2"/>
        </table:table-row>
        <table:table-row table:style-name="ro1">
          <table:table-cell office:value-type="float" office:value="0.0377653" calcext:value-type="float">
            <text:p>0.0377653</text:p>
          </table:table-cell>
          <table:table-cell office:value-type="float" office:value="0.0635258" calcext:value-type="float">
            <text:p>0.0635258</text:p>
          </table:table-cell>
          <table:table-cell table:formula="of:=[.A2166]*[.A2166]" office:value-type="float" office:value="0.00142621788409" calcext:value-type="float">
            <text:p>0.00142621788409</text:p>
          </table:table-cell>
          <table:table-cell table:formula="of:=([.A2166]-[.B2166])*([.A2166]-[.B2166])" office:value-type="float" office:value="0.00066360336025" calcext:value-type="float">
            <text:p>0.00066360336025</text:p>
          </table:table-cell>
          <table:table-cell table:number-columns-repeated="2"/>
        </table:table-row>
        <table:table-row table:style-name="ro1">
          <table:table-cell office:value-type="float" office:value="0.0377653" calcext:value-type="float">
            <text:p>0.0377653</text:p>
          </table:table-cell>
          <table:table-cell office:value-type="float" office:value="0.0660244" calcext:value-type="float">
            <text:p>0.0660244</text:p>
          </table:table-cell>
          <table:table-cell table:formula="of:=[.A2167]*[.A2167]" office:value-type="float" office:value="0.00142621788409" calcext:value-type="float">
            <text:p>0.00142621788409</text:p>
          </table:table-cell>
          <table:table-cell table:formula="of:=([.A2167]-[.B2167])*([.A2167]-[.B2167])" office:value-type="float" office:value="0.00079857673281" calcext:value-type="float">
            <text:p>0.00079857673281</text:p>
          </table:table-cell>
          <table:table-cell table:number-columns-repeated="2"/>
        </table:table-row>
        <table:table-row table:style-name="ro1">
          <table:table-cell office:value-type="float" office:value="0.0377653" calcext:value-type="float">
            <text:p>0.0377653</text:p>
          </table:table-cell>
          <table:table-cell office:value-type="float" office:value="0.128036" calcext:value-type="float">
            <text:p>0.128036</text:p>
          </table:table-cell>
          <table:table-cell table:formula="of:=[.A2168]*[.A2168]" office:value-type="float" office:value="0.00142621788409" calcext:value-type="float">
            <text:p>0.00142621788409</text:p>
          </table:table-cell>
          <table:table-cell table:formula="of:=([.A2168]-[.B2168])*([.A2168]-[.B2168])" office:value-type="float" office:value="0.00814879927849" calcext:value-type="float">
            <text:p>0.00814879927849</text:p>
          </table:table-cell>
          <table:table-cell table:number-columns-repeated="2"/>
        </table:table-row>
        <table:table-row table:style-name="ro1">
          <table:table-cell office:value-type="float" office:value="0.0636291" calcext:value-type="float">
            <text:p>0.0636291</text:p>
          </table:table-cell>
          <table:table-cell office:value-type="float" office:value="0.239796" calcext:value-type="float">
            <text:p>0.239796</text:p>
          </table:table-cell>
          <table:table-cell table:formula="of:=[.A2169]*[.A2169]" office:value-type="float" office:value="0.00404866236681" calcext:value-type="float">
            <text:p>0.00404866236681</text:p>
          </table:table-cell>
          <table:table-cell table:formula="of:=([.A2169]-[.B2169])*([.A2169]-[.B2169])" office:value-type="float" office:value="0.03103477665561" calcext:value-type="float">
            <text:p>0.03103477665561</text:p>
          </table:table-cell>
          <table:table-cell table:number-columns-repeated="2"/>
        </table:table-row>
        <table:table-row table:style-name="ro1">
          <table:table-cell office:value-type="float" office:value="0.134713" calcext:value-type="float">
            <text:p>0.134713</text:p>
          </table:table-cell>
          <table:table-cell office:value-type="float" office:value="0.225541" calcext:value-type="float">
            <text:p>0.225541</text:p>
          </table:table-cell>
          <table:table-cell table:formula="of:=[.A2170]*[.A2170]" office:value-type="float" office:value="0.018147592369" calcext:value-type="float">
            <text:p>0.018147592369</text:p>
          </table:table-cell>
          <table:table-cell table:formula="of:=([.A2170]-[.B2170])*([.A2170]-[.B2170])" office:value-type="float" office:value="0.008249725584" calcext:value-type="float">
            <text:p>0.008249725584</text:p>
          </table:table-cell>
          <table:table-cell table:number-columns-repeated="2"/>
        </table:table-row>
        <table:table-row table:style-name="ro1">
          <table:table-cell office:value-type="float" office:value="0.120812" calcext:value-type="float">
            <text:p>0.120812</text:p>
          </table:table-cell>
          <table:table-cell office:value-type="float" office:value="0.256729" calcext:value-type="float">
            <text:p>0.256729</text:p>
          </table:table-cell>
          <table:table-cell table:formula="of:=[.A2171]*[.A2171]" office:value-type="float" office:value="0.014595539344" calcext:value-type="float">
            <text:p>0.014595539344</text:p>
          </table:table-cell>
          <table:table-cell table:formula="of:=([.A2171]-[.B2171])*([.A2171]-[.B2171])" office:value-type="float" office:value="0.018473430889" calcext:value-type="float">
            <text:p>0.018473430889</text:p>
          </table:table-cell>
          <table:table-cell table:number-columns-repeated="2"/>
        </table:table-row>
        <table:table-row table:style-name="ro1">
          <table:table-cell office:value-type="float" office:value="0.199275" calcext:value-type="float">
            <text:p>0.199275</text:p>
          </table:table-cell>
          <table:table-cell office:value-type="float" office:value="0.266587" calcext:value-type="float">
            <text:p>0.266587</text:p>
          </table:table-cell>
          <table:table-cell table:formula="of:=[.A2172]*[.A2172]" office:value-type="float" office:value="0.039710525625" calcext:value-type="float">
            <text:p>0.039710525625</text:p>
          </table:table-cell>
          <table:table-cell table:formula="of:=([.A2172]-[.B2172])*([.A2172]-[.B2172])" office:value-type="float" office:value="0.004530905344" calcext:value-type="float">
            <text:p>0.004530905344</text:p>
          </table:table-cell>
          <table:table-cell table:number-columns-repeated="2"/>
        </table:table-row>
        <table:table-row table:style-name="ro1">
          <table:table-cell office:value-type="float" office:value="0.199275" calcext:value-type="float">
            <text:p>0.199275</text:p>
          </table:table-cell>
          <table:table-cell office:value-type="float" office:value="0.281046" calcext:value-type="float">
            <text:p>0.281046</text:p>
          </table:table-cell>
          <table:table-cell table:formula="of:=[.A2173]*[.A2173]" office:value-type="float" office:value="0.039710525625" calcext:value-type="float">
            <text:p>0.039710525625</text:p>
          </table:table-cell>
          <table:table-cell table:formula="of:=([.A2173]-[.B2173])*([.A2173]-[.B2173])" office:value-type="float" office:value="0.006686496441" calcext:value-type="float">
            <text:p>0.006686496441</text:p>
          </table:table-cell>
          <table:table-cell table:number-columns-repeated="2"/>
        </table:table-row>
        <table:table-row table:style-name="ro1">
          <table:table-cell office:value-type="float" office:value="0.199275" calcext:value-type="float">
            <text:p>0.199275</text:p>
          </table:table-cell>
          <table:table-cell office:value-type="float" office:value="0.292081" calcext:value-type="float">
            <text:p>0.292081</text:p>
          </table:table-cell>
          <table:table-cell table:formula="of:=[.A2174]*[.A2174]" office:value-type="float" office:value="0.039710525625" calcext:value-type="float">
            <text:p>0.039710525625</text:p>
          </table:table-cell>
          <table:table-cell table:formula="of:=([.A2174]-[.B2174])*([.A2174]-[.B2174])" office:value-type="float" office:value="0.008612953636" calcext:value-type="float">
            <text:p>0.008612953636</text:p>
          </table:table-cell>
          <table:table-cell table:number-columns-repeated="2"/>
        </table:table-row>
        <table:table-row table:style-name="ro1">
          <table:table-cell office:value-type="float" office:value="0.199275" calcext:value-type="float">
            <text:p>0.199275</text:p>
          </table:table-cell>
          <table:table-cell office:value-type="float" office:value="0.302935" calcext:value-type="float">
            <text:p>0.302935</text:p>
          </table:table-cell>
          <table:table-cell table:formula="of:=[.A2175]*[.A2175]" office:value-type="float" office:value="0.039710525625" calcext:value-type="float">
            <text:p>0.039710525625</text:p>
          </table:table-cell>
          <table:table-cell table:formula="of:=([.A2175]-[.B2175])*([.A2175]-[.B2175])" office:value-type="float" office:value="0.0107453956" calcext:value-type="float">
            <text:p>0.0107453956</text:p>
          </table:table-cell>
          <table:table-cell table:number-columns-repeated="2"/>
        </table:table-row>
        <table:table-row table:style-name="ro1">
          <table:table-cell office:value-type="float" office:value="0.22821" calcext:value-type="float">
            <text:p>0.22821</text:p>
          </table:table-cell>
          <table:table-cell office:value-type="float" office:value="0.309042" calcext:value-type="float">
            <text:p>0.309042</text:p>
          </table:table-cell>
          <table:table-cell table:formula="of:=[.A2176]*[.A2176]" office:value-type="float" office:value="0.0520798041" calcext:value-type="float">
            <text:p>0.0520798041</text:p>
          </table:table-cell>
          <table:table-cell table:formula="of:=([.A2176]-[.B2176])*([.A2176]-[.B2176])" office:value-type="float" office:value="0.006533812224" calcext:value-type="float">
            <text:p>0.006533812224</text:p>
          </table:table-cell>
          <table:table-cell table:number-columns-repeated="2"/>
        </table:table-row>
        <table:table-row table:style-name="ro1">
          <table:table-cell office:value-type="float" office:value="0.58898" calcext:value-type="float">
            <text:p>0.58898</text:p>
          </table:table-cell>
          <table:table-cell office:value-type="float" office:value="0.619397" calcext:value-type="float">
            <text:p>0.619397</text:p>
          </table:table-cell>
          <table:table-cell table:formula="of:=[.A2177]*[.A2177]" office:value-type="float" office:value="0.3468974404" calcext:value-type="float">
            <text:p>0.3468974404</text:p>
          </table:table-cell>
          <table:table-cell table:formula="of:=([.A2177]-[.B2177])*([.A2177]-[.B2177])" office:value-type="float" office:value="0.000925193889000002" calcext:value-type="float">
            <text:p>0.000925193889000002</text:p>
          </table:table-cell>
          <table:table-cell table:number-columns-repeated="2"/>
        </table:table-row>
        <table:table-row table:style-name="ro1">
          <table:table-cell office:value-type="float" office:value="0.594419" calcext:value-type="float">
            <text:p>0.594419</text:p>
          </table:table-cell>
          <table:table-cell office:value-type="float" office:value="0.7064" calcext:value-type="float">
            <text:p>0.7064</text:p>
          </table:table-cell>
          <table:table-cell table:formula="of:=[.A2178]*[.A2178]" office:value-type="float" office:value="0.353333947561" calcext:value-type="float">
            <text:p>0.353333947561</text:p>
          </table:table-cell>
          <table:table-cell table:formula="of:=([.A2178]-[.B2178])*([.A2178]-[.B2178])" office:value-type="float" office:value="0.012539744361" calcext:value-type="float">
            <text:p>0.012539744361</text:p>
          </table:table-cell>
          <table:table-cell table:number-columns-repeated="2"/>
        </table:table-row>
        <table:table-row table:style-name="ro1">
          <table:table-cell office:value-type="float" office:value="0.594419" calcext:value-type="float">
            <text:p>0.594419</text:p>
          </table:table-cell>
          <table:table-cell office:value-type="float" office:value="0.733162" calcext:value-type="float">
            <text:p>0.733162</text:p>
          </table:table-cell>
          <table:table-cell table:formula="of:=[.A2179]*[.A2179]" office:value-type="float" office:value="0.353333947561" calcext:value-type="float">
            <text:p>0.353333947561</text:p>
          </table:table-cell>
          <table:table-cell table:formula="of:=([.A2179]-[.B2179])*([.A2179]-[.B2179])" office:value-type="float" office:value="0.019249620049" calcext:value-type="float">
            <text:p>0.019249620049</text:p>
          </table:table-cell>
          <table:table-cell table:number-columns-repeated="2"/>
        </table:table-row>
        <table:table-row table:style-name="ro1">
          <table:table-cell office:value-type="float" office:value="0.594419" calcext:value-type="float">
            <text:p>0.594419</text:p>
          </table:table-cell>
          <table:table-cell office:value-type="float" office:value="0.768567" calcext:value-type="float">
            <text:p>0.768567</text:p>
          </table:table-cell>
          <table:table-cell table:formula="of:=[.A2180]*[.A2180]" office:value-type="float" office:value="0.353333947561" calcext:value-type="float">
            <text:p>0.353333947561</text:p>
          </table:table-cell>
          <table:table-cell table:formula="of:=([.A2180]-[.B2180])*([.A2180]-[.B2180])" office:value-type="float" office:value="0.030327525904" calcext:value-type="float">
            <text:p>0.030327525904</text:p>
          </table:table-cell>
          <table:table-cell table:number-columns-repeated="2"/>
        </table:table-row>
        <table:table-row table:style-name="ro1">
          <table:table-cell office:value-type="float" office:value="0.750642" calcext:value-type="float">
            <text:p>0.750642</text:p>
          </table:table-cell>
          <table:table-cell office:value-type="float" office:value="0.793956" calcext:value-type="float">
            <text:p>0.793956</text:p>
          </table:table-cell>
          <table:table-cell table:formula="of:=[.A2181]*[.A2181]" office:value-type="float" office:value="0.563463412164" calcext:value-type="float">
            <text:p>0.563463412164</text:p>
          </table:table-cell>
          <table:table-cell table:formula="of:=([.A2181]-[.B2181])*([.A2181]-[.B2181])" office:value-type="float" office:value="0.001876102596" calcext:value-type="float">
            <text:p>0.001876102596</text:p>
          </table:table-cell>
          <table:table-cell table:number-columns-repeated="2"/>
        </table:table-row>
        <table:table-row table:style-name="ro1">
          <table:table-cell office:value-type="float" office:value="0.896229" calcext:value-type="float">
            <text:p>0.896229</text:p>
          </table:table-cell>
          <table:table-cell office:value-type="float" office:value="0.828749" calcext:value-type="float">
            <text:p>0.828749</text:p>
          </table:table-cell>
          <table:table-cell table:formula="of:=[.A2182]*[.A2182]" office:value-type="float" office:value="0.803226420441" calcext:value-type="float">
            <text:p>0.803226420441</text:p>
          </table:table-cell>
          <table:table-cell table:formula="of:=([.A2182]-[.B2182])*([.A2182]-[.B2182])" office:value-type="float" office:value="0.00455355040000001" calcext:value-type="float">
            <text:p>0.00455355040000001</text:p>
          </table:table-cell>
          <table:table-cell table:number-columns-repeated="2"/>
        </table:table-row>
        <table:table-row table:style-name="ro1">
          <table:table-cell office:value-type="float" office:value="0.931988" calcext:value-type="float">
            <text:p>0.931988</text:p>
          </table:table-cell>
          <table:table-cell office:value-type="float" office:value="0.959892" calcext:value-type="float">
            <text:p>0.959892</text:p>
          </table:table-cell>
          <table:table-cell table:formula="of:=[.A2183]*[.A2183]" office:value-type="float" office:value="0.868601632144" calcext:value-type="float">
            <text:p>0.868601632144</text:p>
          </table:table-cell>
          <table:table-cell table:formula="of:=([.A2183]-[.B2183])*([.A2183]-[.B2183])" office:value-type="float" office:value="0.000778633215999996" calcext:value-type="float">
            <text:p>0.000778633215999996</text:p>
          </table:table-cell>
          <table:table-cell table:number-columns-repeated="2"/>
        </table:table-row>
        <table:table-row table:style-name="ro1">
          <table:table-cell office:value-type="float" office:value="0.993649" calcext:value-type="float">
            <text:p>0.993649</text:p>
          </table:table-cell>
          <table:table-cell office:value-type="float" office:value="0.996958" calcext:value-type="float">
            <text:p>0.996958</text:p>
          </table:table-cell>
          <table:table-cell table:formula="of:=[.A2184]*[.A2184]" office:value-type="float" office:value="0.987338335201" calcext:value-type="float">
            <text:p>0.987338335201</text:p>
          </table:table-cell>
          <table:table-cell table:formula="of:=([.A2184]-[.B2184])*([.A2184]-[.B2184])" office:value-type="float" office:value="0.000010949481" calcext:value-type="float">
            <text:p>1.0949481E-05</text:p>
          </table:table-cell>
          <table:table-cell table:number-columns-repeated="2"/>
        </table:table-row>
        <table:table-row table:style-name="ro1">
          <table:table-cell office:value-type="float" office:value="0.996236" calcext:value-type="float">
            <text:p>0.996236</text:p>
          </table:table-cell>
          <table:table-cell office:value-type="float" office:value="0.998463" calcext:value-type="float">
            <text:p>0.998463</text:p>
          </table:table-cell>
          <table:table-cell table:formula="of:=[.A2185]*[.A2185]" office:value-type="float" office:value="0.992486167696" calcext:value-type="float">
            <text:p>0.992486167696</text:p>
          </table:table-cell>
          <table:table-cell table:formula="of:=([.A2185]-[.B2185])*([.A2185]-[.B2185])" office:value-type="float" office:value="0.00000495952899999991" calcext:value-type="float">
            <text:p>4.95952899999991E-06</text:p>
          </table:table-cell>
          <table:table-cell table:number-columns-repeated="2"/>
        </table:table-row>
        <table:table-row table:style-name="ro1">
          <table:table-cell office:value-type="float" office:value="0.000163555" calcext:value-type="float">
            <text:p>0.000163555</text:p>
          </table:table-cell>
          <table:table-cell office:value-type="float" office:value="0.000000011203" calcext:value-type="float">
            <text:p>0.000000011203</text:p>
          </table:table-cell>
          <table:table-cell table:formula="of:=[.A2186]*[.A2186]" office:value-type="float" office:value="0.000000026750238025" calcext:value-type="float">
            <text:p>2.6750238025E-08</text:p>
          </table:table-cell>
          <table:table-cell table:formula="of:=([.A2186]-[.B2186])*([.A2186]-[.B2186])" office:value-type="float" office:value="0.00000002674657353718" calcext:value-type="float">
            <text:p>2.67465735371772E-08</text:p>
          </table:table-cell>
          <table:table-cell table:number-columns-repeated="2"/>
        </table:table-row>
        <table:table-row table:style-name="ro1">
          <table:table-cell office:value-type="float" office:value="0.000389278" calcext:value-type="float">
            <text:p>0.000389278</text:p>
          </table:table-cell>
          <table:table-cell office:value-type="float" office:value="0.00000119401" calcext:value-type="float">
            <text:p>0.00000119401</text:p>
          </table:table-cell>
          <table:table-cell table:formula="of:=[.A2187]*[.A2187]" office:value-type="float" office:value="0.000000151537361284" calcext:value-type="float">
            <text:p>1.51537361284E-07</text:p>
          </table:table-cell>
          <table:table-cell table:formula="of:=([.A2187]-[.B2187])*([.A2187]-[.B2187])" office:value-type="float" office:value="0.00000015060918329432" calcext:value-type="float">
            <text:p>1.5060918329432E-07</text:p>
          </table:table-cell>
          <table:table-cell table:number-columns-repeated="2"/>
        </table:table-row>
        <table:table-row table:style-name="ro1">
          <table:table-cell office:value-type="float" office:value="0.00000232458" calcext:value-type="float">
            <text:p>0.00000232458</text:p>
          </table:table-cell>
          <table:table-cell office:value-type="float" office:value="0.0000209823" calcext:value-type="float">
            <text:p>0.0000209823</text:p>
          </table:table-cell>
          <table:table-cell table:formula="of:=[.A2188]*[.A2188]" office:value-type="float" office:value="0.00000000000540367218" calcext:value-type="float">
            <text:p>5.4036721764E-12</text:p>
          </table:table-cell>
          <table:table-cell table:formula="of:=([.A2188]-[.B2188])*([.A2188]-[.B2188])" office:value-type="float" office:value="0.0000000003481105156" calcext:value-type="float">
            <text:p>3.481105155984E-10</text:p>
          </table:table-cell>
          <table:table-cell table:number-columns-repeated="2"/>
        </table:table-row>
        <table:table-row table:style-name="ro1">
          <table:table-cell office:value-type="float" office:value="0.00000232458" calcext:value-type="float">
            <text:p>0.00000232458</text:p>
          </table:table-cell>
          <table:table-cell office:value-type="float" office:value="0.0000939666" calcext:value-type="float">
            <text:p>0.0000939666</text:p>
          </table:table-cell>
          <table:table-cell table:formula="of:=[.A2189]*[.A2189]" office:value-type="float" office:value="0.00000000000540367218" calcext:value-type="float">
            <text:p>5.4036721764E-12</text:p>
          </table:table-cell>
          <table:table-cell table:formula="of:=([.A2189]-[.B2189])*([.A2189]-[.B2189])" office:value-type="float" office:value="0.00000000839825982968" calcext:value-type="float">
            <text:p>8.3982598296804E-09</text:p>
          </table:table-cell>
          <table:table-cell table:number-columns-repeated="2"/>
        </table:table-row>
        <table:table-row table:style-name="ro1">
          <table:table-cell office:value-type="float" office:value="0.0000144839" calcext:value-type="float">
            <text:p>0.0000144839</text:p>
          </table:table-cell>
          <table:table-cell office:value-type="float" office:value="0.000976817" calcext:value-type="float">
            <text:p>0.000976817</text:p>
          </table:table-cell>
          <table:table-cell table:formula="of:=[.A2190]*[.A2190]" office:value-type="float" office:value="0.00000000020978335921" calcext:value-type="float">
            <text:p>2.0978335921E-10</text:p>
          </table:table-cell>
          <table:table-cell table:formula="of:=([.A2190]-[.B2190])*([.A2190]-[.B2190])" office:value-type="float" office:value="0.00000092608499535561" calcext:value-type="float">
            <text:p>9.2608499535561E-07</text:p>
          </table:table-cell>
          <table:table-cell table:number-columns-repeated="2"/>
        </table:table-row>
        <table:table-row table:style-name="ro1">
          <table:table-cell office:value-type="float" office:value="0.0000012517" calcext:value-type="float">
            <text:p>0.0000012517</text:p>
          </table:table-cell>
          <table:table-cell office:value-type="float" office:value="0.00504492" calcext:value-type="float">
            <text:p>0.00504492</text:p>
          </table:table-cell>
          <table:table-cell table:formula="of:=[.A2191]*[.A2191]" office:value-type="float" office:value="0.00000000000156675289" calcext:value-type="float">
            <text:p>1.56675289E-12</text:p>
          </table:table-cell>
          <table:table-cell table:formula="of:=([.A2191]-[.B2191])*([.A2191]-[.B2191])" office:value-type="float" office:value="0.0000254385899204249" calcext:value-type="float">
            <text:p>2.54385899204249E-05</text:p>
          </table:table-cell>
          <table:table-cell table:number-columns-repeated="2"/>
        </table:table-row>
        <table:table-row table:style-name="ro1">
          <table:table-cell office:value-type="float" office:value="0.0000739694" calcext:value-type="float">
            <text:p>0.0000739694</text:p>
          </table:table-cell>
          <table:table-cell office:value-type="float" office:value="0.013416" calcext:value-type="float">
            <text:p>0.013416</text:p>
          </table:table-cell>
          <table:table-cell table:formula="of:=[.A2192]*[.A2192]" office:value-type="float" office:value="0.00000000547147213636" calcext:value-type="float">
            <text:p>5.47147213636E-09</text:p>
          </table:table-cell>
          <table:table-cell table:formula="of:=([.A2192]-[.B2192])*([.A2192]-[.B2192])" office:value-type="float" office:value="0.000178009780531336" calcext:value-type="float">
            <text:p>0.000178009780531336</text:p>
          </table:table-cell>
          <table:table-cell table:number-columns-repeated="2"/>
        </table:table-row>
        <table:table-row table:style-name="ro1">
          <table:table-cell office:value-type="float" office:value="0.0000255108" calcext:value-type="float">
            <text:p>0.0000255108</text:p>
          </table:table-cell>
          <table:table-cell office:value-type="float" office:value="0.00747228" calcext:value-type="float">
            <text:p>0.00747228</text:p>
          </table:table-cell>
          <table:table-cell table:formula="of:=[.A2193]*[.A2193]" office:value-type="float" office:value="0.00000000065080091664" calcext:value-type="float">
            <text:p>6.5080091664E-10</text:p>
          </table:table-cell>
          <table:table-cell table:formula="of:=([.A2193]-[.B2193])*([.A2193]-[.B2193])" office:value-type="float" office:value="0.0000554543715180686" calcext:value-type="float">
            <text:p>5.54543715180686E-05</text:p>
          </table:table-cell>
          <table:table-cell table:number-columns-repeated="2"/>
        </table:table-row>
        <table:table-row table:style-name="ro1">
          <table:table-cell office:value-type="float" office:value="0.000025034" calcext:value-type="float">
            <text:p>0.000025034</text:p>
          </table:table-cell>
          <table:table-cell office:value-type="float" office:value="0.00155758" calcext:value-type="float">
            <text:p>0.00155758</text:p>
          </table:table-cell>
          <table:table-cell table:formula="of:=[.A2194]*[.A2194]" office:value-type="float" office:value="0.000000000626701156" calcext:value-type="float">
            <text:p>6.26701156E-10</text:p>
          </table:table-cell>
          <table:table-cell table:formula="of:=([.A2194]-[.B2194])*([.A2194]-[.B2194])" office:value-type="float" office:value="0.000002348697242116" calcext:value-type="float">
            <text:p>2.348697242116E-06</text:p>
          </table:table-cell>
          <table:table-cell table:number-columns-repeated="2"/>
        </table:table-row>
        <table:table-row table:style-name="ro1">
          <table:table-cell office:value-type="float" office:value="0.000025034" calcext:value-type="float">
            <text:p>0.000025034</text:p>
          </table:table-cell>
          <table:table-cell office:value-type="float" office:value="0.00216188" calcext:value-type="float">
            <text:p>0.00216188</text:p>
          </table:table-cell>
          <table:table-cell table:formula="of:=[.A2195]*[.A2195]" office:value-type="float" office:value="0.000000000626701156" calcext:value-type="float">
            <text:p>6.26701156E-10</text:p>
          </table:table-cell>
          <table:table-cell table:formula="of:=([.A2195]-[.B2195])*([.A2195]-[.B2195])" office:value-type="float" office:value="0.000004566110827716" calcext:value-type="float">
            <text:p>4.566110827716E-06</text:p>
          </table:table-cell>
          <table:table-cell table:number-columns-repeated="2"/>
        </table:table-row>
        <table:table-row table:style-name="ro1">
          <table:table-cell office:value-type="float" office:value="0.00039494" calcext:value-type="float">
            <text:p>0.00039494</text:p>
          </table:table-cell>
          <table:table-cell office:value-type="float" office:value="0.081452" calcext:value-type="float">
            <text:p>0.081452</text:p>
          </table:table-cell>
          <table:table-cell table:formula="of:=[.A2196]*[.A2196]" office:value-type="float" office:value="0.0000001559776036" calcext:value-type="float">
            <text:p>0.0000001559776036</text:p>
          </table:table-cell>
          <table:table-cell table:formula="of:=([.A2196]-[.B2196])*([.A2196]-[.B2196])" office:value-type="float" office:value="0.0065702469758436" calcext:value-type="float">
            <text:p>0.0065702469758436</text:p>
          </table:table-cell>
          <table:table-cell table:number-columns-repeated="2"/>
        </table:table-row>
        <table:table-row table:style-name="ro1">
          <table:table-cell office:value-type="float" office:value="0.00039494" calcext:value-type="float">
            <text:p>0.00039494</text:p>
          </table:table-cell>
          <table:table-cell office:value-type="float" office:value="0.0889205" calcext:value-type="float">
            <text:p>0.0889205</text:p>
          </table:table-cell>
          <table:table-cell table:formula="of:=[.A2197]*[.A2197]" office:value-type="float" office:value="0.0000001559776036" calcext:value-type="float">
            <text:p>0.0000001559776036</text:p>
          </table:table-cell>
          <table:table-cell table:formula="of:=([.A2197]-[.B2197])*([.A2197]-[.B2197])" office:value-type="float" office:value="0.0078367747733136" calcext:value-type="float">
            <text:p>0.0078367747733136</text:p>
          </table:table-cell>
          <table:table-cell table:number-columns-repeated="2"/>
        </table:table-row>
        <table:table-row table:style-name="ro1">
          <table:table-cell office:value-type="float" office:value="0.000425816" calcext:value-type="float">
            <text:p>0.000425816</text:p>
          </table:table-cell>
          <table:table-cell office:value-type="float" office:value="0.0181459" calcext:value-type="float">
            <text:p>0.0181459</text:p>
          </table:table-cell>
          <table:table-cell table:formula="of:=[.A2198]*[.A2198]" office:value-type="float" office:value="0.000000181319265856" calcext:value-type="float">
            <text:p>1.81319265856E-07</text:p>
          </table:table-cell>
          <table:table-cell table:formula="of:=([.A2198]-[.B2198])*([.A2198]-[.B2198])" office:value-type="float" office:value="0.000314001376967056" calcext:value-type="float">
            <text:p>0.000314001376967056</text:p>
          </table:table-cell>
          <table:table-cell table:number-columns-repeated="2"/>
        </table:table-row>
        <table:table-row table:style-name="ro1">
          <table:table-cell office:value-type="float" office:value="0.000190377" calcext:value-type="float">
            <text:p>0.000190377</text:p>
          </table:table-cell>
          <table:table-cell office:value-type="float" office:value="0.0188862" calcext:value-type="float">
            <text:p>0.0188862</text:p>
          </table:table-cell>
          <table:table-cell table:formula="of:=[.A2199]*[.A2199]" office:value-type="float" office:value="0.000000036243402129" calcext:value-type="float">
            <text:p>3.6243402129E-08</text:p>
          </table:table-cell>
          <table:table-cell table:formula="of:=([.A2199]-[.B2199])*([.A2199]-[.B2199])" office:value-type="float" office:value="0.000349533797647329" calcext:value-type="float">
            <text:p>0.000349533797647329</text:p>
          </table:table-cell>
          <table:table-cell table:number-columns-repeated="2"/>
        </table:table-row>
        <table:table-row table:style-name="ro1">
          <table:table-cell office:value-type="float" office:value="0.00050956" calcext:value-type="float">
            <text:p>0.00050956</text:p>
          </table:table-cell>
          <table:table-cell office:value-type="float" office:value="0.0962359" calcext:value-type="float">
            <text:p>0.0962359</text:p>
          </table:table-cell>
          <table:table-cell table:formula="of:=[.A2200]*[.A2200]" office:value-type="float" office:value="0.0000002596513936" calcext:value-type="float">
            <text:p>0.0000002596513936</text:p>
          </table:table-cell>
          <table:table-cell table:formula="of:=([.A2200]-[.B2200])*([.A2200]-[.B2200])" office:value-type="float" office:value="0.0091635321697956" calcext:value-type="float">
            <text:p>0.0091635321697956</text:p>
          </table:table-cell>
          <table:table-cell table:number-columns-repeated="2"/>
        </table:table-row>
        <table:table-row table:style-name="ro1">
          <table:table-cell office:value-type="float" office:value="0.00176382" calcext:value-type="float">
            <text:p>0.00176382</text:p>
          </table:table-cell>
          <table:table-cell office:value-type="float" office:value="0.0702353" calcext:value-type="float">
            <text:p>0.0702353</text:p>
          </table:table-cell>
          <table:table-cell table:formula="of:=[.A2201]*[.A2201]" office:value-type="float" office:value="0.0000031110609924" calcext:value-type="float">
            <text:p>0.0000031110609924</text:p>
          </table:table-cell>
          <table:table-cell table:formula="of:=([.A2201]-[.B2201])*([.A2201]-[.B2201])" office:value-type="float" office:value="0.0046883435733904" calcext:value-type="float">
            <text:p>0.0046883435733904</text:p>
          </table:table-cell>
          <table:table-cell table:number-columns-repeated="2"/>
        </table:table-row>
        <table:table-row table:style-name="ro1">
          <table:table-cell office:value-type="float" office:value="0.00176382" calcext:value-type="float">
            <text:p>0.00176382</text:p>
          </table:table-cell>
          <table:table-cell office:value-type="float" office:value="0.0336632" calcext:value-type="float">
            <text:p>0.0336632</text:p>
          </table:table-cell>
          <table:table-cell table:formula="of:=[.A2202]*[.A2202]" office:value-type="float" office:value="0.0000031110609924" calcext:value-type="float">
            <text:p>0.0000031110609924</text:p>
          </table:table-cell>
          <table:table-cell table:formula="of:=([.A2202]-[.B2202])*([.A2202]-[.B2202])" office:value-type="float" office:value="0.0010175704443844" calcext:value-type="float">
            <text:p>0.0010175704443844</text:p>
          </table:table-cell>
          <table:table-cell table:number-columns-repeated="2"/>
        </table:table-row>
        <table:table-row table:style-name="ro1">
          <table:table-cell office:value-type="float" office:value="0.00204068" calcext:value-type="float">
            <text:p>0.00204068</text:p>
          </table:table-cell>
          <table:table-cell office:value-type="float" office:value="0.0340412" calcext:value-type="float">
            <text:p>0.0340412</text:p>
          </table:table-cell>
          <table:table-cell table:formula="of:=[.A2203]*[.A2203]" office:value-type="float" office:value="0.0000041643748624" calcext:value-type="float">
            <text:p>0.0000041643748624</text:p>
          </table:table-cell>
          <table:table-cell table:formula="of:=([.A2203]-[.B2203])*([.A2203]-[.B2203])" office:value-type="float" office:value="0.0010240332802704" calcext:value-type="float">
            <text:p>0.0010240332802704</text:p>
          </table:table-cell>
          <table:table-cell table:number-columns-repeated="2"/>
        </table:table-row>
        <table:table-row table:style-name="ro1">
          <table:table-cell office:value-type="float" office:value="0.0177661" calcext:value-type="float">
            <text:p>0.0177661</text:p>
          </table:table-cell>
          <table:table-cell office:value-type="float" office:value="0.103594" calcext:value-type="float">
            <text:p>0.103594</text:p>
          </table:table-cell>
          <table:table-cell table:formula="of:=[.A2204]*[.A2204]" office:value-type="float" office:value="0.00031563430921" calcext:value-type="float">
            <text:p>0.00031563430921</text:p>
          </table:table-cell>
          <table:table-cell table:formula="of:=([.A2204]-[.B2204])*([.A2204]-[.B2204])" office:value-type="float" office:value="0.00736642841841" calcext:value-type="float">
            <text:p>0.00736642841841</text:p>
          </table:table-cell>
          <table:table-cell table:number-columns-repeated="2"/>
        </table:table-row>
        <table:table-row table:style-name="ro1">
          <table:table-cell office:value-type="float" office:value="0.0322999" calcext:value-type="float">
            <text:p>0.0322999</text:p>
          </table:table-cell>
          <table:table-cell office:value-type="float" office:value="0.0726024" calcext:value-type="float">
            <text:p>0.0726024</text:p>
          </table:table-cell>
          <table:table-cell table:formula="of:=[.A2205]*[.A2205]" office:value-type="float" office:value="0.00104328354001" calcext:value-type="float">
            <text:p>0.00104328354001</text:p>
          </table:table-cell>
          <table:table-cell table:formula="of:=([.A2205]-[.B2205])*([.A2205]-[.B2205])" office:value-type="float" office:value="0.00162429150625" calcext:value-type="float">
            <text:p>0.00162429150625</text:p>
          </table:table-cell>
          <table:table-cell table:number-columns-repeated="2"/>
        </table:table-row>
        <table:table-row table:style-name="ro1">
          <table:table-cell office:value-type="float" office:value="0.0392386" calcext:value-type="float">
            <text:p>0.0392386</text:p>
          </table:table-cell>
          <table:table-cell office:value-type="float" office:value="0.130981" calcext:value-type="float">
            <text:p>0.130981</text:p>
          </table:table-cell>
          <table:table-cell table:formula="of:=[.A2206]*[.A2206]" office:value-type="float" office:value="0.00153966772996" calcext:value-type="float">
            <text:p>0.00153966772996</text:p>
          </table:table-cell>
          <table:table-cell table:formula="of:=([.A2206]-[.B2206])*([.A2206]-[.B2206])" office:value-type="float" office:value="0.00841666795776" calcext:value-type="float">
            <text:p>0.00841666795776</text:p>
          </table:table-cell>
          <table:table-cell table:number-columns-repeated="2"/>
        </table:table-row>
        <table:table-row table:style-name="ro1">
          <table:table-cell office:value-type="float" office:value="0.0510167" calcext:value-type="float">
            <text:p>0.0510167</text:p>
          </table:table-cell>
          <table:table-cell office:value-type="float" office:value="0.224028" calcext:value-type="float">
            <text:p>0.224028</text:p>
          </table:table-cell>
          <table:table-cell table:formula="of:=[.A2207]*[.A2207]" office:value-type="float" office:value="0.00260270367889" calcext:value-type="float">
            <text:p>0.00260270367889</text:p>
          </table:table-cell>
          <table:table-cell table:formula="of:=([.A2207]-[.B2207])*([.A2207]-[.B2207])" office:value-type="float" office:value="0.02993290992769" calcext:value-type="float">
            <text:p>0.02993290992769</text:p>
          </table:table-cell>
          <table:table-cell table:number-columns-repeated="2"/>
        </table:table-row>
        <table:table-row table:style-name="ro1">
          <table:table-cell office:value-type="float" office:value="0.123459" calcext:value-type="float">
            <text:p>0.123459</text:p>
          </table:table-cell>
          <table:table-cell office:value-type="float" office:value="0.21907" calcext:value-type="float">
            <text:p>0.21907</text:p>
          </table:table-cell>
          <table:table-cell table:formula="of:=[.A2208]*[.A2208]" office:value-type="float" office:value="0.015242124681" calcext:value-type="float">
            <text:p>0.015242124681</text:p>
          </table:table-cell>
          <table:table-cell table:formula="of:=([.A2208]-[.B2208])*([.A2208]-[.B2208])" office:value-type="float" office:value="0.009141463321" calcext:value-type="float">
            <text:p>0.009141463321</text:p>
          </table:table-cell>
          <table:table-cell table:number-columns-repeated="2"/>
        </table:table-row>
        <table:table-row table:style-name="ro1">
          <table:table-cell office:value-type="float" office:value="0.301507" calcext:value-type="float">
            <text:p>0.301507</text:p>
          </table:table-cell>
          <table:table-cell office:value-type="float" office:value="0.167513" calcext:value-type="float">
            <text:p>0.167513</text:p>
          </table:table-cell>
          <table:table-cell table:formula="of:=[.A2209]*[.A2209]" office:value-type="float" office:value="0.090906471049" calcext:value-type="float">
            <text:p>0.090906471049</text:p>
          </table:table-cell>
          <table:table-cell table:formula="of:=([.A2209]-[.B2209])*([.A2209]-[.B2209])" office:value-type="float" office:value="0.017954392036" calcext:value-type="float">
            <text:p>0.017954392036</text:p>
          </table:table-cell>
          <table:table-cell table:number-columns-repeated="2"/>
        </table:table-row>
        <table:table-row table:style-name="ro1">
          <table:table-cell office:value-type="float" office:value="0.260512" calcext:value-type="float">
            <text:p>0.260512</text:p>
          </table:table-cell>
          <table:table-cell office:value-type="float" office:value="0.471492" calcext:value-type="float">
            <text:p>0.471492</text:p>
          </table:table-cell>
          <table:table-cell table:formula="of:=[.A2210]*[.A2210]" office:value-type="float" office:value="0.067866502144" calcext:value-type="float">
            <text:p>0.067866502144</text:p>
          </table:table-cell>
          <table:table-cell table:formula="of:=([.A2210]-[.B2210])*([.A2210]-[.B2210])" office:value-type="float" office:value="0.0445125604" calcext:value-type="float">
            <text:p>0.0445125604</text:p>
          </table:table-cell>
          <table:table-cell table:number-columns-repeated="2"/>
        </table:table-row>
        <table:table-row table:style-name="ro1">
          <table:table-cell office:value-type="float" office:value="0.14215" calcext:value-type="float">
            <text:p>0.14215</text:p>
          </table:table-cell>
          <table:table-cell office:value-type="float" office:value="0.453595" calcext:value-type="float">
            <text:p>0.453595</text:p>
          </table:table-cell>
          <table:table-cell table:formula="of:=[.A2211]*[.A2211]" office:value-type="float" office:value="0.0202066225" calcext:value-type="float">
            <text:p>0.0202066225</text:p>
          </table:table-cell>
          <table:table-cell table:formula="of:=([.A2211]-[.B2211])*([.A2211]-[.B2211])" office:value-type="float" office:value="0.096997988025" calcext:value-type="float">
            <text:p>0.096997988025</text:p>
          </table:table-cell>
          <table:table-cell table:number-columns-repeated="2"/>
        </table:table-row>
        <table:table-row table:style-name="ro1">
          <table:table-cell office:value-type="float" office:value="0.14215" calcext:value-type="float">
            <text:p>0.14215</text:p>
          </table:table-cell>
          <table:table-cell office:value-type="float" office:value="0.470938" calcext:value-type="float">
            <text:p>0.470938</text:p>
          </table:table-cell>
          <table:table-cell table:formula="of:=[.A2212]*[.A2212]" office:value-type="float" office:value="0.0202066225" calcext:value-type="float">
            <text:p>0.0202066225</text:p>
          </table:table-cell>
          <table:table-cell table:formula="of:=([.A2212]-[.B2212])*([.A2212]-[.B2212])" office:value-type="float" office:value="0.108101548944" calcext:value-type="float">
            <text:p>0.108101548944</text:p>
          </table:table-cell>
          <table:table-cell table:number-columns-repeated="2"/>
        </table:table-row>
        <table:table-row table:style-name="ro1">
          <table:table-cell office:value-type="float" office:value="0.257105" calcext:value-type="float">
            <text:p>0.257105</text:p>
          </table:table-cell>
          <table:table-cell office:value-type="float" office:value="0.528404" calcext:value-type="float">
            <text:p>0.528404</text:p>
          </table:table-cell>
          <table:table-cell table:formula="of:=[.A2213]*[.A2213]" office:value-type="float" office:value="0.066102981025" calcext:value-type="float">
            <text:p>0.066102981025</text:p>
          </table:table-cell>
          <table:table-cell table:formula="of:=([.A2213]-[.B2213])*([.A2213]-[.B2213])" office:value-type="float" office:value="0.073603147401" calcext:value-type="float">
            <text:p>0.073603147401</text:p>
          </table:table-cell>
          <table:table-cell table:number-columns-repeated="2"/>
        </table:table-row>
        <table:table-row table:style-name="ro1">
          <table:table-cell office:value-type="float" office:value="0.484141" calcext:value-type="float">
            <text:p>0.484141</text:p>
          </table:table-cell>
          <table:table-cell office:value-type="float" office:value="0.501777" calcext:value-type="float">
            <text:p>0.501777</text:p>
          </table:table-cell>
          <table:table-cell table:formula="of:=[.A2214]*[.A2214]" office:value-type="float" office:value="0.234392507881" calcext:value-type="float">
            <text:p>0.234392507881</text:p>
          </table:table-cell>
          <table:table-cell table:formula="of:=([.A2214]-[.B2214])*([.A2214]-[.B2214])" office:value-type="float" office:value="0.000311028496000001" calcext:value-type="float">
            <text:p>0.000311028496000001</text:p>
          </table:table-cell>
          <table:table-cell table:number-columns-repeated="2"/>
        </table:table-row>
        <table:table-row table:style-name="ro1">
          <table:table-cell office:value-type="float" office:value="0.484141" calcext:value-type="float">
            <text:p>0.484141</text:p>
          </table:table-cell>
          <table:table-cell office:value-type="float" office:value="0.688295" calcext:value-type="float">
            <text:p>0.688295</text:p>
          </table:table-cell>
          <table:table-cell table:formula="of:=[.A2215]*[.A2215]" office:value-type="float" office:value="0.234392507881" calcext:value-type="float">
            <text:p>0.234392507881</text:p>
          </table:table-cell>
          <table:table-cell table:formula="of:=([.A2215]-[.B2215])*([.A2215]-[.B2215])" office:value-type="float" office:value="0.041678855716" calcext:value-type="float">
            <text:p>0.041678855716</text:p>
          </table:table-cell>
          <table:table-cell table:number-columns-repeated="2"/>
        </table:table-row>
        <table:table-row table:style-name="ro1">
          <table:table-cell office:value-type="float" office:value="0.546293" calcext:value-type="float">
            <text:p>0.546293</text:p>
          </table:table-cell>
          <table:table-cell office:value-type="float" office:value="0.713101" calcext:value-type="float">
            <text:p>0.713101</text:p>
          </table:table-cell>
          <table:table-cell table:formula="of:=[.A2216]*[.A2216]" office:value-type="float" office:value="0.298436041849" calcext:value-type="float">
            <text:p>0.298436041849</text:p>
          </table:table-cell>
          <table:table-cell table:formula="of:=([.A2216]-[.B2216])*([.A2216]-[.B2216])" office:value-type="float" office:value="0.027824908864" calcext:value-type="float">
            <text:p>0.027824908864</text:p>
          </table:table-cell>
          <table:table-cell table:number-columns-repeated="2"/>
        </table:table-row>
        <table:table-row table:style-name="ro1">
          <table:table-cell office:value-type="float" office:value="0.546293" calcext:value-type="float">
            <text:p>0.546293</text:p>
          </table:table-cell>
          <table:table-cell office:value-type="float" office:value="0.75935" calcext:value-type="float">
            <text:p>0.75935</text:p>
          </table:table-cell>
          <table:table-cell table:formula="of:=[.A2217]*[.A2217]" office:value-type="float" office:value="0.298436041849" calcext:value-type="float">
            <text:p>0.298436041849</text:p>
          </table:table-cell>
          <table:table-cell table:formula="of:=([.A2217]-[.B2217])*([.A2217]-[.B2217])" office:value-type="float" office:value="0.045393285249" calcext:value-type="float">
            <text:p>0.045393285249</text:p>
          </table:table-cell>
          <table:table-cell table:number-columns-repeated="2"/>
        </table:table-row>
        <table:table-row table:style-name="ro1">
          <table:table-cell office:value-type="float" office:value="0.719981" calcext:value-type="float">
            <text:p>0.719981</text:p>
          </table:table-cell>
          <table:table-cell office:value-type="float" office:value="0.835298" calcext:value-type="float">
            <text:p>0.835298</text:p>
          </table:table-cell>
          <table:table-cell table:formula="of:=[.A2218]*[.A2218]" office:value-type="float" office:value="0.518372640361" calcext:value-type="float">
            <text:p>0.518372640361</text:p>
          </table:table-cell>
          <table:table-cell table:formula="of:=([.A2218]-[.B2218])*([.A2218]-[.B2218])" office:value-type="float" office:value="0.013298010489" calcext:value-type="float">
            <text:p>0.013298010489</text:p>
          </table:table-cell>
          <table:table-cell table:number-columns-repeated="2"/>
        </table:table-row>
        <table:table-row table:style-name="ro1">
          <table:table-cell office:value-type="float" office:value="0.792919" calcext:value-type="float">
            <text:p>0.792919</text:p>
          </table:table-cell>
          <table:table-cell office:value-type="float" office:value="0.851304" calcext:value-type="float">
            <text:p>0.851304</text:p>
          </table:table-cell>
          <table:table-cell table:formula="of:=[.A2219]*[.A2219]" office:value-type="float" office:value="0.628720540561" calcext:value-type="float">
            <text:p>0.628720540561</text:p>
          </table:table-cell>
          <table:table-cell table:formula="of:=([.A2219]-[.B2219])*([.A2219]-[.B2219])" office:value-type="float" office:value="0.00340880822499999" calcext:value-type="float">
            <text:p>0.00340880822499999</text:p>
          </table:table-cell>
          <table:table-cell table:number-columns-repeated="2"/>
        </table:table-row>
        <table:table-row table:style-name="ro1">
          <table:table-cell office:value-type="float" office:value="0.821774" calcext:value-type="float">
            <text:p>0.821774</text:p>
          </table:table-cell>
          <table:table-cell office:value-type="float" office:value="0.906253" calcext:value-type="float">
            <text:p>0.906253</text:p>
          </table:table-cell>
          <table:table-cell table:formula="of:=[.A2220]*[.A2220]" office:value-type="float" office:value="0.675312507076" calcext:value-type="float">
            <text:p>0.675312507076</text:p>
          </table:table-cell>
          <table:table-cell table:formula="of:=([.A2220]-[.B2220])*([.A2220]-[.B2220])" office:value-type="float" office:value="0.00713670144099999" calcext:value-type="float">
            <text:p>0.00713670144099999</text:p>
          </table:table-cell>
          <table:table-cell table:number-columns-repeated="2"/>
        </table:table-row>
        <table:table-row table:style-name="ro1">
          <table:table-cell office:value-type="float" office:value="0.944657" calcext:value-type="float">
            <text:p>0.944657</text:p>
          </table:table-cell>
          <table:table-cell office:value-type="float" office:value="0.954568" calcext:value-type="float">
            <text:p>0.954568</text:p>
          </table:table-cell>
          <table:table-cell table:formula="of:=[.A2221]*[.A2221]" office:value-type="float" office:value="0.892376847649" calcext:value-type="float">
            <text:p>0.892376847649</text:p>
          </table:table-cell>
          <table:table-cell table:formula="of:=([.A2221]-[.B2221])*([.A2221]-[.B2221])" office:value-type="float" office:value="0.0000982279210000001" calcext:value-type="float">
            <text:p>0.0000982279210000001</text:p>
          </table:table-cell>
          <table:table-cell table:number-columns-repeated="2"/>
        </table:table-row>
        <table:table-row table:style-name="ro1">
          <table:table-cell office:value-type="float" office:value="0.944656" calcext:value-type="float">
            <text:p>0.944656</text:p>
          </table:table-cell>
          <table:table-cell office:value-type="float" office:value="0.983275" calcext:value-type="float">
            <text:p>0.983275</text:p>
          </table:table-cell>
          <table:table-cell table:formula="of:=[.A2222]*[.A2222]" office:value-type="float" office:value="0.892374958336" calcext:value-type="float">
            <text:p>0.892374958336</text:p>
          </table:table-cell>
          <table:table-cell table:formula="of:=([.A2222]-[.B2222])*([.A2222]-[.B2222])" office:value-type="float" office:value="0.001491427161" calcext:value-type="float">
            <text:p>0.001491427161</text:p>
          </table:table-cell>
          <table:table-cell table:number-columns-repeated="2"/>
        </table:table-row>
        <table:table-row table:style-name="ro1">
          <table:table-cell office:value-type="float" office:value="0.944655" calcext:value-type="float">
            <text:p>0.944655</text:p>
          </table:table-cell>
          <table:table-cell office:value-type="float" office:value="0.996736" calcext:value-type="float">
            <text:p>0.996736</text:p>
          </table:table-cell>
          <table:table-cell table:formula="of:=[.A2223]*[.A2223]" office:value-type="float" office:value="0.892373069025" calcext:value-type="float">
            <text:p>0.892373069025</text:p>
          </table:table-cell>
          <table:table-cell table:formula="of:=([.A2223]-[.B2223])*([.A2223]-[.B2223])" office:value-type="float" office:value="0.00271243056099999" calcext:value-type="float">
            <text:p>0.00271243056099999</text:p>
          </table:table-cell>
          <table:table-cell table:number-columns-repeated="2"/>
        </table:table-row>
        <table:table-row table:style-name="ro1">
          <table:table-cell office:value-type="float" office:value="0.98765" calcext:value-type="float">
            <text:p>0.98765</text:p>
          </table:table-cell>
          <table:table-cell office:value-type="float" office:value="0.98171" calcext:value-type="float">
            <text:p>0.98171</text:p>
          </table:table-cell>
          <table:table-cell table:formula="of:=[.A2224]*[.A2224]" office:value-type="float" office:value="0.9754525225" calcext:value-type="float">
            <text:p>0.9754525225</text:p>
          </table:table-cell>
          <table:table-cell table:formula="of:=([.A2224]-[.B2224])*([.A2224]-[.B2224])" office:value-type="float" office:value="0.0000352836000000007" calcext:value-type="float">
            <text:p>3.52836000000007E-05</text:p>
          </table:table-cell>
          <table:table-cell table:number-columns-repeated="2"/>
        </table:table-row>
        <table:table-row table:style-name="ro1">
          <table:table-cell office:value-type="float" office:value="0.000027895" calcext:value-type="float">
            <text:p>0.000027895</text:p>
          </table:table-cell>
          <table:table-cell office:value-type="float" office:value="0.00000276558" calcext:value-type="float">
            <text:p>0.00000276558</text:p>
          </table:table-cell>
          <table:table-cell table:formula="of:=[.A2225]*[.A2225]" office:value-type="float" office:value="0.000000000778131025" calcext:value-type="float">
            <text:p>7.78131025E-10</text:p>
          </table:table-cell>
          <table:table-cell table:formula="of:=([.A2225]-[.B2225])*([.A2225]-[.B2225])" office:value-type="float" office:value="0.00000000063148774954" calcext:value-type="float">
            <text:p>6.314877495364E-10</text:p>
          </table:table-cell>
          <table:table-cell table:number-columns-repeated="2"/>
        </table:table-row>
        <table:table-row table:style-name="ro1">
          <table:table-cell office:value-type="float" office:value="0.0000109673" calcext:value-type="float">
            <text:p>0.0000109673</text:p>
          </table:table-cell>
          <table:table-cell office:value-type="float" office:value="0.00027573" calcext:value-type="float">
            <text:p>0.00027573</text:p>
          </table:table-cell>
          <table:table-cell table:formula="of:=[.A2226]*[.A2226]" office:value-type="float" office:value="0.00000000012028166929" calcext:value-type="float">
            <text:p>1.2028166929E-10</text:p>
          </table:table-cell>
          <table:table-cell table:formula="of:=([.A2226]-[.B2226])*([.A2226]-[.B2226])" office:value-type="float" office:value="0.00000007009928731129" calcext:value-type="float">
            <text:p>7.009928731129E-08</text:p>
          </table:table-cell>
          <table:table-cell table:number-columns-repeated="2"/>
        </table:table-row>
        <table:table-row table:style-name="ro1">
          <table:table-cell office:value-type="float" office:value="0.0000025034" calcext:value-type="float">
            <text:p>0.0000025034</text:p>
          </table:table-cell>
          <table:table-cell office:value-type="float" office:value="0.0000314164" calcext:value-type="float">
            <text:p>0.0000314164</text:p>
          </table:table-cell>
          <table:table-cell table:formula="of:=[.A2227]*[.A2227]" office:value-type="float" office:value="0.00000000000626701156" calcext:value-type="float">
            <text:p>6.26701156E-12</text:p>
          </table:table-cell>
          <table:table-cell table:formula="of:=([.A2227]-[.B2227])*([.A2227]-[.B2227])" office:value-type="float" office:value="0.000000000835961569" calcext:value-type="float">
            <text:p>8.35961569E-10</text:p>
          </table:table-cell>
          <table:table-cell table:number-columns-repeated="2"/>
        </table:table-row>
        <table:table-row table:style-name="ro1">
          <table:table-cell office:value-type="float" office:value="0.0000123382" calcext:value-type="float">
            <text:p>0.0000123382</text:p>
          </table:table-cell>
          <table:table-cell office:value-type="float" office:value="0.0000624771" calcext:value-type="float">
            <text:p>0.0000624771</text:p>
          </table:table-cell>
          <table:table-cell table:formula="of:=[.A2228]*[.A2228]" office:value-type="float" office:value="0.00000000015223117924" calcext:value-type="float">
            <text:p>1.5223117924E-10</text:p>
          </table:table-cell>
          <table:table-cell table:formula="of:=([.A2228]-[.B2228])*([.A2228]-[.B2228])" office:value-type="float" office:value="0.00000000251390929321" calcext:value-type="float">
            <text:p>2.51390929321E-09</text:p>
          </table:table-cell>
          <table:table-cell table:number-columns-repeated="2"/>
        </table:table-row>
        <table:table-row table:style-name="ro1">
          <table:table-cell office:value-type="float" office:value="0.00000405312" calcext:value-type="float">
            <text:p>0.00000405312</text:p>
          </table:table-cell>
          <table:table-cell office:value-type="float" office:value="0.00101433" calcext:value-type="float">
            <text:p>0.00101433</text:p>
          </table:table-cell>
          <table:table-cell table:formula="of:=[.A2229]*[.A2229]" office:value-type="float" office:value="0.00000000001642778173" calcext:value-type="float">
            <text:p>1.64277817344E-11</text:p>
          </table:table-cell>
          <table:table-cell table:formula="of:=([.A2229]-[.B2229])*([.A2229]-[.B2229])" office:value-type="float" office:value="0.00000102065937426253" calcext:value-type="float">
            <text:p>1.02065937426253E-06</text:p>
          </table:table-cell>
          <table:table-cell table:number-columns-repeated="2"/>
        </table:table-row>
        <table:table-row table:style-name="ro1">
          <table:table-cell office:value-type="float" office:value="0.0000200868" calcext:value-type="float">
            <text:p>0.0000200868</text:p>
          </table:table-cell>
          <table:table-cell office:value-type="float" office:value="0.000381847" calcext:value-type="float">
            <text:p>0.000381847</text:p>
          </table:table-cell>
          <table:table-cell table:formula="of:=[.A2230]*[.A2230]" office:value-type="float" office:value="0.00000000040347953424" calcext:value-type="float">
            <text:p>4.0347953424E-10</text:p>
          </table:table-cell>
          <table:table-cell table:formula="of:=([.A2230]-[.B2230])*([.A2230]-[.B2230])" office:value-type="float" office:value="0.00000013087044230404" calcext:value-type="float">
            <text:p>1.3087044230404E-07</text:p>
          </table:table-cell>
          <table:table-cell table:number-columns-repeated="2"/>
        </table:table-row>
        <table:table-row table:style-name="ro1">
          <table:table-cell office:value-type="float" office:value="0.0000115633" calcext:value-type="float">
            <text:p>0.0000115633</text:p>
          </table:table-cell>
          <table:table-cell office:value-type="float" office:value="0.0000134896" calcext:value-type="float">
            <text:p>0.0000134896</text:p>
          </table:table-cell>
          <table:table-cell table:formula="of:=[.A2231]*[.A2231]" office:value-type="float" office:value="0.00000000013370990689" calcext:value-type="float">
            <text:p>1.3370990689E-10</text:p>
          </table:table-cell>
          <table:table-cell table:formula="of:=([.A2231]-[.B2231])*([.A2231]-[.B2231])" office:value-type="float" office:value="0.00000000000371063169" calcext:value-type="float">
            <text:p>3.71063169E-12</text:p>
          </table:table-cell>
          <table:table-cell table:number-columns-repeated="2"/>
        </table:table-row>
        <table:table-row table:style-name="ro1">
          <table:table-cell office:value-type="float" office:value="0.0000269413" calcext:value-type="float">
            <text:p>0.0000269413</text:p>
          </table:table-cell>
          <table:table-cell office:value-type="float" office:value="0.0128641" calcext:value-type="float">
            <text:p>0.0128641</text:p>
          </table:table-cell>
          <table:table-cell table:formula="of:=[.A2232]*[.A2232]" office:value-type="float" office:value="0.00000000072583364569" calcext:value-type="float">
            <text:p>7.2583364569E-10</text:p>
          </table:table-cell>
          <table:table-cell table:formula="of:=([.A2232]-[.B2232])*([.A2232]-[.B2232])" office:value-type="float" office:value="0.000164792643488986" calcext:value-type="float">
            <text:p>0.000164792643488986</text:p>
          </table:table-cell>
          <table:table-cell table:number-columns-repeated="2"/>
        </table:table-row>
        <table:table-row table:style-name="ro1">
          <table:table-cell office:value-type="float" office:value="0.0000705719" calcext:value-type="float">
            <text:p>0.0000705719</text:p>
          </table:table-cell>
          <table:table-cell office:value-type="float" office:value="0.00232445" calcext:value-type="float">
            <text:p>0.00232445</text:p>
          </table:table-cell>
          <table:table-cell table:formula="of:=[.A2233]*[.A2233]" office:value-type="float" office:value="0.00000000498039306961" calcext:value-type="float">
            <text:p>4.98039306961E-09</text:p>
          </table:table-cell>
          <table:table-cell table:formula="of:=([.A2233]-[.B2233])*([.A2233]-[.B2233])" office:value-type="float" office:value="0.00000507996648965961" calcext:value-type="float">
            <text:p>5.07996648965961E-06</text:p>
          </table:table-cell>
          <table:table-cell table:number-columns-repeated="2"/>
        </table:table-row>
        <table:table-row table:style-name="ro1">
          <table:table-cell office:value-type="float" office:value="0.0000705719" calcext:value-type="float">
            <text:p>0.0000705719</text:p>
          </table:table-cell>
          <table:table-cell office:value-type="float" office:value="0.00235103" calcext:value-type="float">
            <text:p>0.00235103</text:p>
          </table:table-cell>
          <table:table-cell table:formula="of:=[.A2234]*[.A2234]" office:value-type="float" office:value="0.00000000498039306961" calcext:value-type="float">
            <text:p>4.98039306961E-09</text:p>
          </table:table-cell>
          <table:table-cell table:formula="of:=([.A2234]-[.B2234])*([.A2234]-[.B2234])" office:value-type="float" office:value="0.00000520048914585561" calcext:value-type="float">
            <text:p>5.20048914585561E-06</text:p>
          </table:table-cell>
          <table:table-cell table:number-columns-repeated="2"/>
        </table:table-row>
        <table:table-row table:style-name="ro1">
          <table:table-cell office:value-type="float" office:value="0.0000282526" calcext:value-type="float">
            <text:p>0.0000282526</text:p>
          </table:table-cell>
          <table:table-cell office:value-type="float" office:value="0.00784496" calcext:value-type="float">
            <text:p>0.00784496</text:p>
          </table:table-cell>
          <table:table-cell table:formula="of:=[.A2235]*[.A2235]" office:value-type="float" office:value="0.00000000079820940676" calcext:value-type="float">
            <text:p>7.9820940676E-10</text:p>
          </table:table-cell>
          <table:table-cell table:formula="of:=([.A2235]-[.B2235])*([.A2235]-[.B2235])" office:value-type="float" office:value="0.0000611009145772147" calcext:value-type="float">
            <text:p>6.11009145772147E-05</text:p>
          </table:table-cell>
          <table:table-cell table:number-columns-repeated="2"/>
        </table:table-row>
        <table:table-row table:style-name="ro1">
          <table:table-cell office:value-type="float" office:value="0.000276387" calcext:value-type="float">
            <text:p>0.000276387</text:p>
          </table:table-cell>
          <table:table-cell office:value-type="float" office:value="0.00428026" calcext:value-type="float">
            <text:p>0.00428026</text:p>
          </table:table-cell>
          <table:table-cell table:formula="of:=[.A2236]*[.A2236]" office:value-type="float" office:value="0.000000076389773769" calcext:value-type="float">
            <text:p>7.6389773769E-08</text:p>
          </table:table-cell>
          <table:table-cell table:formula="of:=([.A2236]-[.B2236])*([.A2236]-[.B2236])" office:value-type="float" office:value="0.000016030999000129" calcext:value-type="float">
            <text:p>1.6030999000129E-05</text:p>
          </table:table-cell>
          <table:table-cell table:number-columns-repeated="2"/>
        </table:table-row>
        <table:table-row table:style-name="ro1">
          <table:table-cell office:value-type="float" office:value="0.000463486" calcext:value-type="float">
            <text:p>0.000463486</text:p>
          </table:table-cell>
          <table:table-cell office:value-type="float" office:value="0.0456715" calcext:value-type="float">
            <text:p>0.0456715</text:p>
          </table:table-cell>
          <table:table-cell table:formula="of:=[.A2237]*[.A2237]" office:value-type="float" office:value="0.000000214819272196" calcext:value-type="float">
            <text:p>2.14819272196E-07</text:p>
          </table:table-cell>
          <table:table-cell table:formula="of:=([.A2237]-[.B2237])*([.A2237]-[.B2237])" office:value-type="float" office:value="0.0020437645298242" calcext:value-type="float">
            <text:p>0.0020437645298242</text:p>
          </table:table-cell>
          <table:table-cell table:number-columns-repeated="2"/>
        </table:table-row>
        <table:table-row table:style-name="ro1">
          <table:table-cell office:value-type="float" office:value="0.000219464" calcext:value-type="float">
            <text:p>0.000219464</text:p>
          </table:table-cell>
          <table:table-cell office:value-type="float" office:value="0.00270035" calcext:value-type="float">
            <text:p>0.00270035</text:p>
          </table:table-cell>
          <table:table-cell table:formula="of:=[.A2238]*[.A2238]" office:value-type="float" office:value="0.000000048164447296" calcext:value-type="float">
            <text:p>4.8164447296E-08</text:p>
          </table:table-cell>
          <table:table-cell table:formula="of:=([.A2238]-[.B2238])*([.A2238]-[.B2238])" office:value-type="float" office:value="0.000006154795344996" calcext:value-type="float">
            <text:p>6.154795344996E-06</text:p>
          </table:table-cell>
          <table:table-cell table:number-columns-repeated="2"/>
        </table:table-row>
        <table:table-row table:style-name="ro1">
          <table:table-cell office:value-type="float" office:value="0.0178386" calcext:value-type="float">
            <text:p>0.0178386</text:p>
          </table:table-cell>
          <table:table-cell office:value-type="float" office:value="0.0162182" calcext:value-type="float">
            <text:p>0.0162182</text:p>
          </table:table-cell>
          <table:table-cell table:formula="of:=[.A2239]*[.A2239]" office:value-type="float" office:value="0.00031821564996" calcext:value-type="float">
            <text:p>0.00031821564996</text:p>
          </table:table-cell>
          <table:table-cell table:formula="of:=([.A2239]-[.B2239])*([.A2239]-[.B2239])" office:value-type="float" office:value="0.00000262569616" calcext:value-type="float">
            <text:p>0.00000262569616</text:p>
          </table:table-cell>
          <table:table-cell table:number-columns-repeated="2"/>
        </table:table-row>
        <table:table-row table:style-name="ro1">
          <table:table-cell office:value-type="float" office:value="0.0898139" calcext:value-type="float">
            <text:p>0.0898139</text:p>
          </table:table-cell>
          <table:table-cell office:value-type="float" office:value="0.0493695" calcext:value-type="float">
            <text:p>0.0493695</text:p>
          </table:table-cell>
          <table:table-cell table:formula="of:=[.A2240]*[.A2240]" office:value-type="float" office:value="0.00806653663321" calcext:value-type="float">
            <text:p>0.00806653663321</text:p>
          </table:table-cell>
          <table:table-cell table:formula="of:=([.A2240]-[.B2240])*([.A2240]-[.B2240])" office:value-type="float" office:value="0.00163574949136" calcext:value-type="float">
            <text:p>0.00163574949136</text:p>
          </table:table-cell>
          <table:table-cell table:number-columns-repeated="2"/>
        </table:table-row>
        <table:table-row table:style-name="ro1">
          <table:table-cell office:value-type="float" office:value="0.0898139" calcext:value-type="float">
            <text:p>0.0898139</text:p>
          </table:table-cell>
          <table:table-cell office:value-type="float" office:value="0.209363" calcext:value-type="float">
            <text:p>0.209363</text:p>
          </table:table-cell>
          <table:table-cell table:formula="of:=[.A2241]*[.A2241]" office:value-type="float" office:value="0.00806653663321" calcext:value-type="float">
            <text:p>0.00806653663321</text:p>
          </table:table-cell>
          <table:table-cell table:formula="of:=([.A2241]-[.B2241])*([.A2241]-[.B2241])" office:value-type="float" office:value="0.01429198731081" calcext:value-type="float">
            <text:p>0.01429198731081</text:p>
          </table:table-cell>
          <table:table-cell table:number-columns-repeated="2"/>
        </table:table-row>
        <table:table-row table:style-name="ro1">
          <table:table-cell office:value-type="float" office:value="0.089814" calcext:value-type="float">
            <text:p>0.089814</text:p>
          </table:table-cell>
          <table:table-cell office:value-type="float" office:value="0.218979" calcext:value-type="float">
            <text:p>0.218979</text:p>
          </table:table-cell>
          <table:table-cell table:formula="of:=[.A2242]*[.A2242]" office:value-type="float" office:value="0.008066554596" calcext:value-type="float">
            <text:p>0.008066554596</text:p>
          </table:table-cell>
          <table:table-cell table:formula="of:=([.A2242]-[.B2242])*([.A2242]-[.B2242])" office:value-type="float" office:value="0.016683597225" calcext:value-type="float">
            <text:p>0.016683597225</text:p>
          </table:table-cell>
          <table:table-cell table:number-columns-repeated="2"/>
        </table:table-row>
        <table:table-row table:style-name="ro1">
          <table:table-cell office:value-type="float" office:value="0.0898139" calcext:value-type="float">
            <text:p>0.0898139</text:p>
          </table:table-cell>
          <table:table-cell office:value-type="float" office:value="0.262799" calcext:value-type="float">
            <text:p>0.262799</text:p>
          </table:table-cell>
          <table:table-cell table:formula="of:=[.A2243]*[.A2243]" office:value-type="float" office:value="0.00806653663321" calcext:value-type="float">
            <text:p>0.00806653663321</text:p>
          </table:table-cell>
          <table:table-cell table:formula="of:=([.A2243]-[.B2243])*([.A2243]-[.B2243])" office:value-type="float" office:value="0.02992384482201" calcext:value-type="float">
            <text:p>0.02992384482201</text:p>
          </table:table-cell>
          <table:table-cell table:number-columns-repeated="2"/>
        </table:table-row>
        <table:table-row table:style-name="ro1">
          <table:table-cell office:value-type="float" office:value="0.089814" calcext:value-type="float">
            <text:p>0.089814</text:p>
          </table:table-cell>
          <table:table-cell office:value-type="float" office:value="0.255245" calcext:value-type="float">
            <text:p>0.255245</text:p>
          </table:table-cell>
          <table:table-cell table:formula="of:=[.A2244]*[.A2244]" office:value-type="float" office:value="0.008066554596" calcext:value-type="float">
            <text:p>0.008066554596</text:p>
          </table:table-cell>
          <table:table-cell table:formula="of:=([.A2244]-[.B2244])*([.A2244]-[.B2244])" office:value-type="float" office:value="0.027367415761" calcext:value-type="float">
            <text:p>0.027367415761</text:p>
          </table:table-cell>
          <table:table-cell table:number-columns-repeated="2"/>
        </table:table-row>
        <table:table-row table:style-name="ro1">
          <table:table-cell office:value-type="float" office:value="0.0898139" calcext:value-type="float">
            <text:p>0.0898139</text:p>
          </table:table-cell>
          <table:table-cell office:value-type="float" office:value="0.252421" calcext:value-type="float">
            <text:p>0.252421</text:p>
          </table:table-cell>
          <table:table-cell table:formula="of:=[.A2245]*[.A2245]" office:value-type="float" office:value="0.00806653663321" calcext:value-type="float">
            <text:p>0.00806653663321</text:p>
          </table:table-cell>
          <table:table-cell table:formula="of:=([.A2245]-[.B2245])*([.A2245]-[.B2245])" office:value-type="float" office:value="0.02644106897041" calcext:value-type="float">
            <text:p>0.02644106897041</text:p>
          </table:table-cell>
          <table:table-cell table:number-columns-repeated="2"/>
        </table:table-row>
        <table:table-row table:style-name="ro1">
          <table:table-cell office:value-type="float" office:value="0.25486" calcext:value-type="float">
            <text:p>0.25486</text:p>
          </table:table-cell>
          <table:table-cell office:value-type="float" office:value="0.273515" calcext:value-type="float">
            <text:p>0.273515</text:p>
          </table:table-cell>
          <table:table-cell table:formula="of:=[.A2246]*[.A2246]" office:value-type="float" office:value="0.0649536196" calcext:value-type="float">
            <text:p>0.0649536196</text:p>
          </table:table-cell>
          <table:table-cell table:formula="of:=([.A2246]-[.B2246])*([.A2246]-[.B2246])" office:value-type="float" office:value="0.000348009025000001" calcext:value-type="float">
            <text:p>0.000348009025000001</text:p>
          </table:table-cell>
          <table:table-cell table:number-columns-repeated="2"/>
        </table:table-row>
        <table:table-row table:style-name="ro1">
          <table:table-cell office:value-type="float" office:value="0.25486" calcext:value-type="float">
            <text:p>0.25486</text:p>
          </table:table-cell>
          <table:table-cell office:value-type="float" office:value="0.46829" calcext:value-type="float">
            <text:p>0.46829</text:p>
          </table:table-cell>
          <table:table-cell table:formula="of:=[.A2247]*[.A2247]" office:value-type="float" office:value="0.0649536196" calcext:value-type="float">
            <text:p>0.0649536196</text:p>
          </table:table-cell>
          <table:table-cell table:formula="of:=([.A2247]-[.B2247])*([.A2247]-[.B2247])" office:value-type="float" office:value="0.0455523649" calcext:value-type="float">
            <text:p>0.0455523649</text:p>
          </table:table-cell>
          <table:table-cell table:number-columns-repeated="2"/>
        </table:table-row>
        <table:table-row table:style-name="ro1">
          <table:table-cell office:value-type="float" office:value="0.254861" calcext:value-type="float">
            <text:p>0.254861</text:p>
          </table:table-cell>
          <table:table-cell office:value-type="float" office:value="0.485684" calcext:value-type="float">
            <text:p>0.485684</text:p>
          </table:table-cell>
          <table:table-cell table:formula="of:=[.A2248]*[.A2248]" office:value-type="float" office:value="0.064954129321" calcext:value-type="float">
            <text:p>0.064954129321</text:p>
          </table:table-cell>
          <table:table-cell table:formula="of:=([.A2248]-[.B2248])*([.A2248]-[.B2248])" office:value-type="float" office:value="0.053279257329" calcext:value-type="float">
            <text:p>0.053279257329</text:p>
          </table:table-cell>
          <table:table-cell table:number-columns-repeated="2"/>
        </table:table-row>
        <table:table-row table:style-name="ro1">
          <table:table-cell office:value-type="float" office:value="0.254861" calcext:value-type="float">
            <text:p>0.254861</text:p>
          </table:table-cell>
          <table:table-cell office:value-type="float" office:value="0.485066" calcext:value-type="float">
            <text:p>0.485066</text:p>
          </table:table-cell>
          <table:table-cell table:formula="of:=[.A2249]*[.A2249]" office:value-type="float" office:value="0.064954129321" calcext:value-type="float">
            <text:p>0.064954129321</text:p>
          </table:table-cell>
          <table:table-cell table:formula="of:=([.A2249]-[.B2249])*([.A2249]-[.B2249])" office:value-type="float" office:value="0.052994342025" calcext:value-type="float">
            <text:p>0.052994342025</text:p>
          </table:table-cell>
          <table:table-cell table:number-columns-repeated="2"/>
        </table:table-row>
        <table:table-row table:style-name="ro1">
          <table:table-cell office:value-type="float" office:value="0.284648" calcext:value-type="float">
            <text:p>0.284648</text:p>
          </table:table-cell>
          <table:table-cell office:value-type="float" office:value="0.523794" calcext:value-type="float">
            <text:p>0.523794</text:p>
          </table:table-cell>
          <table:table-cell table:formula="of:=[.A2250]*[.A2250]" office:value-type="float" office:value="0.081024483904" calcext:value-type="float">
            <text:p>0.081024483904</text:p>
          </table:table-cell>
          <table:table-cell table:formula="of:=([.A2250]-[.B2250])*([.A2250]-[.B2250])" office:value-type="float" office:value="0.057190809316" calcext:value-type="float">
            <text:p>0.057190809316</text:p>
          </table:table-cell>
          <table:table-cell table:number-columns-repeated="2"/>
        </table:table-row>
        <table:table-row table:style-name="ro1">
          <table:table-cell office:value-type="float" office:value="0.284648" calcext:value-type="float">
            <text:p>0.284648</text:p>
          </table:table-cell>
          <table:table-cell office:value-type="float" office:value="0.50605" calcext:value-type="float">
            <text:p>0.50605</text:p>
          </table:table-cell>
          <table:table-cell table:formula="of:=[.A2251]*[.A2251]" office:value-type="float" office:value="0.081024483904" calcext:value-type="float">
            <text:p>0.081024483904</text:p>
          </table:table-cell>
          <table:table-cell table:formula="of:=([.A2251]-[.B2251])*([.A2251]-[.B2251])" office:value-type="float" office:value="0.049018845604" calcext:value-type="float">
            <text:p>0.049018845604</text:p>
          </table:table-cell>
          <table:table-cell table:number-columns-repeated="2"/>
        </table:table-row>
        <table:table-row table:style-name="ro1">
          <table:table-cell office:value-type="float" office:value="0.284648" calcext:value-type="float">
            <text:p>0.284648</text:p>
          </table:table-cell>
          <table:table-cell office:value-type="float" office:value="0.52592" calcext:value-type="float">
            <text:p>0.52592</text:p>
          </table:table-cell>
          <table:table-cell table:formula="of:=[.A2252]*[.A2252]" office:value-type="float" office:value="0.081024483904" calcext:value-type="float">
            <text:p>0.081024483904</text:p>
          </table:table-cell>
          <table:table-cell table:formula="of:=([.A2252]-[.B2252])*([.A2252]-[.B2252])" office:value-type="float" office:value="0.058212177984" calcext:value-type="float">
            <text:p>0.058212177984</text:p>
          </table:table-cell>
          <table:table-cell table:number-columns-repeated="2"/>
        </table:table-row>
        <table:table-row table:style-name="ro1">
          <table:table-cell office:value-type="float" office:value="0.284648" calcext:value-type="float">
            <text:p>0.284648</text:p>
          </table:table-cell>
          <table:table-cell office:value-type="float" office:value="0.54728" calcext:value-type="float">
            <text:p>0.54728</text:p>
          </table:table-cell>
          <table:table-cell table:formula="of:=[.A2253]*[.A2253]" office:value-type="float" office:value="0.081024483904" calcext:value-type="float">
            <text:p>0.081024483904</text:p>
          </table:table-cell>
          <table:table-cell table:formula="of:=([.A2253]-[.B2253])*([.A2253]-[.B2253])" office:value-type="float" office:value="0.068975567424" calcext:value-type="float">
            <text:p>0.068975567424</text:p>
          </table:table-cell>
          <table:table-cell table:number-columns-repeated="2"/>
        </table:table-row>
        <table:table-row table:style-name="ro1">
          <table:table-cell office:value-type="float" office:value="0.45325" calcext:value-type="float">
            <text:p>0.45325</text:p>
          </table:table-cell>
          <table:table-cell office:value-type="float" office:value="0.462821" calcext:value-type="float">
            <text:p>0.462821</text:p>
          </table:table-cell>
          <table:table-cell table:formula="of:=[.A2254]*[.A2254]" office:value-type="float" office:value="0.2054355625" calcext:value-type="float">
            <text:p>0.2054355625</text:p>
          </table:table-cell>
          <table:table-cell table:formula="of:=([.A2254]-[.B2254])*([.A2254]-[.B2254])" office:value-type="float" office:value="0.0000916040409999999" calcext:value-type="float">
            <text:p>0.0000916040409999999</text:p>
          </table:table-cell>
          <table:table-cell table:number-columns-repeated="2"/>
        </table:table-row>
        <table:table-row table:style-name="ro1">
          <table:table-cell office:value-type="float" office:value="0.70556" calcext:value-type="float">
            <text:p>0.70556</text:p>
          </table:table-cell>
          <table:table-cell office:value-type="float" office:value="0.602205" calcext:value-type="float">
            <text:p>0.602205</text:p>
          </table:table-cell>
          <table:table-cell table:formula="of:=[.A2255]*[.A2255]" office:value-type="float" office:value="0.4978149136" calcext:value-type="float">
            <text:p>0.4978149136</text:p>
          </table:table-cell>
          <table:table-cell table:formula="of:=([.A2255]-[.B2255])*([.A2255]-[.B2255])" office:value-type="float" office:value="0.010682256025" calcext:value-type="float">
            <text:p>0.010682256025</text:p>
          </table:table-cell>
          <table:table-cell table:number-columns-repeated="2"/>
        </table:table-row>
        <table:table-row table:style-name="ro1">
          <table:table-cell office:value-type="float" office:value="0.70556" calcext:value-type="float">
            <text:p>0.70556</text:p>
          </table:table-cell>
          <table:table-cell office:value-type="float" office:value="0.68698" calcext:value-type="float">
            <text:p>0.68698</text:p>
          </table:table-cell>
          <table:table-cell table:formula="of:=[.A2256]*[.A2256]" office:value-type="float" office:value="0.4978149136" calcext:value-type="float">
            <text:p>0.4978149136</text:p>
          </table:table-cell>
          <table:table-cell table:formula="of:=([.A2256]-[.B2256])*([.A2256]-[.B2256])" office:value-type="float" office:value="0.000345216399999997" calcext:value-type="float">
            <text:p>0.000345216399999997</text:p>
          </table:table-cell>
          <table:table-cell table:number-columns-repeated="2"/>
        </table:table-row>
        <table:table-row table:style-name="ro1">
          <table:table-cell office:value-type="float" office:value="0.813512" calcext:value-type="float">
            <text:p>0.813512</text:p>
          </table:table-cell>
          <table:table-cell office:value-type="float" office:value="0.785767" calcext:value-type="float">
            <text:p>0.785767</text:p>
          </table:table-cell>
          <table:table-cell table:formula="of:=[.A2257]*[.A2257]" office:value-type="float" office:value="0.661801774144" calcext:value-type="float">
            <text:p>0.661801774144</text:p>
          </table:table-cell>
          <table:table-cell table:formula="of:=([.A2257]-[.B2257])*([.A2257]-[.B2257])" office:value-type="float" office:value="0.000769785025000001" calcext:value-type="float">
            <text:p>0.000769785025000001</text:p>
          </table:table-cell>
          <table:table-cell table:number-columns-repeated="2"/>
        </table:table-row>
        <table:table-row table:style-name="ro1">
          <table:table-cell office:value-type="float" office:value="0.886329" calcext:value-type="float">
            <text:p>0.886329</text:p>
          </table:table-cell>
          <table:table-cell office:value-type="float" office:value="0.842617" calcext:value-type="float">
            <text:p>0.842617</text:p>
          </table:table-cell>
          <table:table-cell table:formula="of:=[.A2258]*[.A2258]" office:value-type="float" office:value="0.785579096241" calcext:value-type="float">
            <text:p>0.785579096241</text:p>
          </table:table-cell>
          <table:table-cell table:formula="of:=([.A2258]-[.B2258])*([.A2258]-[.B2258])" office:value-type="float" office:value="0.00191073894400001" calcext:value-type="float">
            <text:p>0.00191073894400001</text:p>
          </table:table-cell>
          <table:table-cell table:number-columns-repeated="2"/>
        </table:table-row>
        <table:table-row table:style-name="ro1">
          <table:table-cell office:value-type="float" office:value="0.939423" calcext:value-type="float">
            <text:p>0.939423</text:p>
          </table:table-cell>
          <table:table-cell office:value-type="float" office:value="0.886791" calcext:value-type="float">
            <text:p>0.886791</text:p>
          </table:table-cell>
          <table:table-cell table:formula="of:=[.A2259]*[.A2259]" office:value-type="float" office:value="0.882515572929" calcext:value-type="float">
            <text:p>0.882515572929</text:p>
          </table:table-cell>
          <table:table-cell table:formula="of:=([.A2259]-[.B2259])*([.A2259]-[.B2259])" office:value-type="float" office:value="0.002770127424" calcext:value-type="float">
            <text:p>0.002770127424</text:p>
          </table:table-cell>
          <table:table-cell table:number-columns-repeated="2"/>
        </table:table-row>
        <table:table-row table:style-name="ro1">
          <table:table-cell office:value-type="float" office:value="0.939422" calcext:value-type="float">
            <text:p>0.939422</text:p>
          </table:table-cell>
          <table:table-cell office:value-type="float" office:value="0.953728" calcext:value-type="float">
            <text:p>0.953728</text:p>
          </table:table-cell>
          <table:table-cell table:formula="of:=[.A2260]*[.A2260]" office:value-type="float" office:value="0.882513694084" calcext:value-type="float">
            <text:p>0.882513694084</text:p>
          </table:table-cell>
          <table:table-cell table:formula="of:=([.A2260]-[.B2260])*([.A2260]-[.B2260])" office:value-type="float" office:value="0.000204661636000001" calcext:value-type="float">
            <text:p>0.000204661636000001</text:p>
          </table:table-cell>
          <table:table-cell table:number-columns-repeated="2"/>
        </table:table-row>
        <table:table-row table:style-name="ro1">
          <table:table-cell office:value-type="float" office:value="0.939423" calcext:value-type="float">
            <text:p>0.939423</text:p>
          </table:table-cell>
          <table:table-cell office:value-type="float" office:value="0.98241" calcext:value-type="float">
            <text:p>0.98241</text:p>
          </table:table-cell>
          <table:table-cell table:formula="of:=[.A2261]*[.A2261]" office:value-type="float" office:value="0.882515572929" calcext:value-type="float">
            <text:p>0.882515572929</text:p>
          </table:table-cell>
          <table:table-cell table:formula="of:=([.A2261]-[.B2261])*([.A2261]-[.B2261])" office:value-type="float" office:value="0.001847882169" calcext:value-type="float">
            <text:p>0.001847882169</text:p>
          </table:table-cell>
          <table:table-cell table:number-columns-repeated="2"/>
        </table:table-row>
        <table:table-row table:style-name="ro1">
          <table:table-cell office:value-type="float" office:value="0.98135" calcext:value-type="float">
            <text:p>0.98135</text:p>
          </table:table-cell>
          <table:table-cell office:value-type="float" office:value="0.995858" calcext:value-type="float">
            <text:p>0.995858</text:p>
          </table:table-cell>
          <table:table-cell table:formula="of:=[.A2262]*[.A2262]" office:value-type="float" office:value="0.9630478225" calcext:value-type="float">
            <text:p>0.9630478225</text:p>
          </table:table-cell>
          <table:table-cell table:formula="of:=([.A2262]-[.B2262])*([.A2262]-[.B2262])" office:value-type="float" office:value="0.000210482064000002" calcext:value-type="float">
            <text:p>0.000210482064000002</text:p>
          </table:table-cell>
          <table:table-cell table:number-columns-repeated="2"/>
        </table:table-row>
        <table:table-row table:style-name="ro1">
          <table:table-cell office:value-type="float" office:value="0.98135" calcext:value-type="float">
            <text:p>0.98135</text:p>
          </table:table-cell>
          <table:table-cell office:value-type="float" office:value="0.990616" calcext:value-type="float">
            <text:p>0.990616</text:p>
          </table:table-cell>
          <table:table-cell table:formula="of:=[.A2263]*[.A2263]" office:value-type="float" office:value="0.9630478225" calcext:value-type="float">
            <text:p>0.9630478225</text:p>
          </table:table-cell>
          <table:table-cell table:formula="of:=([.A2263]-[.B2263])*([.A2263]-[.B2263])" office:value-type="float" office:value="0.000085858756000002" calcext:value-type="float">
            <text:p>8.5858756000002E-05</text:p>
          </table:table-cell>
          <table:table-cell table:number-columns-repeated="2"/>
        </table:table-row>
        <table:table-row table:style-name="ro1">
          <table:table-cell office:value-type="float" office:value="0.000199676" calcext:value-type="float">
            <text:p>0.000199676</text:p>
          </table:table-cell>
          <table:table-cell office:value-type="float" office:value="0.00000303222" calcext:value-type="float">
            <text:p>0.00000303222</text:p>
          </table:table-cell>
          <table:table-cell table:formula="of:=[.A2264]*[.A2264]" office:value-type="float" office:value="0.000000039870504976" calcext:value-type="float">
            <text:p>3.9870504976E-08</text:p>
          </table:table-cell>
          <table:table-cell table:formula="of:=([.A2264]-[.B2264])*([.A2264]-[.B2264])" office:value-type="float" office:value="0.00000003866877621269" calcext:value-type="float">
            <text:p>3.86687762126884E-08</text:p>
          </table:table-cell>
          <table:table-cell table:number-columns-repeated="2"/>
        </table:table-row>
        <table:table-row table:style-name="ro1">
          <table:table-cell office:value-type="float" office:value="0.000110328" calcext:value-type="float">
            <text:p>0.000110328</text:p>
          </table:table-cell>
          <table:table-cell office:value-type="float" office:value="0.00180185" calcext:value-type="float">
            <text:p>0.00180185</text:p>
          </table:table-cell>
          <table:table-cell table:formula="of:=[.A2265]*[.A2265]" office:value-type="float" office:value="0.000000012172267584" calcext:value-type="float">
            <text:p>1.2172267584E-08</text:p>
          </table:table-cell>
          <table:table-cell table:formula="of:=([.A2265]-[.B2265])*([.A2265]-[.B2265])" office:value-type="float" office:value="0.000002861246676484" calcext:value-type="float">
            <text:p>2.861246676484E-06</text:p>
          </table:table-cell>
          <table:table-cell table:number-columns-repeated="2"/>
        </table:table-row>
        <table:table-row table:style-name="ro1">
          <table:table-cell office:value-type="float" office:value="0.000110328" calcext:value-type="float">
            <text:p>0.000110328</text:p>
          </table:table-cell>
          <table:table-cell office:value-type="float" office:value="0.0152361" calcext:value-type="float">
            <text:p>0.0152361</text:p>
          </table:table-cell>
          <table:table-cell table:formula="of:=[.A2266]*[.A2266]" office:value-type="float" office:value="0.000000012172267584" calcext:value-type="float">
            <text:p>1.2172267584E-08</text:p>
          </table:table-cell>
          <table:table-cell table:formula="of:=([.A2266]-[.B2266])*([.A2266]-[.B2266])" office:value-type="float" office:value="0.000228788978595984" calcext:value-type="float">
            <text:p>0.000228788978595984</text:p>
          </table:table-cell>
          <table:table-cell table:number-columns-repeated="2"/>
        </table:table-row>
        <table:table-row table:style-name="ro1">
          <table:table-cell office:value-type="float" office:value="0.000554562" calcext:value-type="float">
            <text:p>0.000554562</text:p>
          </table:table-cell>
          <table:table-cell office:value-type="float" office:value="0.000597474" calcext:value-type="float">
            <text:p>0.000597474</text:p>
          </table:table-cell>
          <table:table-cell table:formula="of:=[.A2267]*[.A2267]" office:value-type="float" office:value="0.000000307539011844" calcext:value-type="float">
            <text:p>3.07539011844E-07</text:p>
          </table:table-cell>
          <table:table-cell table:formula="of:=([.A2267]-[.B2267])*([.A2267]-[.B2267])" office:value-type="float" office:value="0.000000001841439744" calcext:value-type="float">
            <text:p>1.841439744E-09</text:p>
          </table:table-cell>
          <table:table-cell table:number-columns-repeated="2"/>
        </table:table-row>
        <table:table-row table:style-name="ro1">
          <table:table-cell office:value-type="float" office:value="0.000127494" calcext:value-type="float">
            <text:p>0.000127494</text:p>
          </table:table-cell>
          <table:table-cell office:value-type="float" office:value="0.00183157" calcext:value-type="float">
            <text:p>0.00183157</text:p>
          </table:table-cell>
          <table:table-cell table:formula="of:=[.A2268]*[.A2268]" office:value-type="float" office:value="0.000000016254720036" calcext:value-type="float">
            <text:p>1.6254720036E-08</text:p>
          </table:table-cell>
          <table:table-cell table:formula="of:=([.A2268]-[.B2268])*([.A2268]-[.B2268])" office:value-type="float" office:value="0.000002903875013776" calcext:value-type="float">
            <text:p>2.903875013776E-06</text:p>
          </table:table-cell>
          <table:table-cell table:number-columns-repeated="2"/>
        </table:table-row>
        <table:table-row table:style-name="ro1">
          <table:table-cell office:value-type="float" office:value="0.000257313" calcext:value-type="float">
            <text:p>0.000257313</text:p>
          </table:table-cell>
          <table:table-cell office:value-type="float" office:value="0.00564516" calcext:value-type="float">
            <text:p>0.00564516</text:p>
          </table:table-cell>
          <table:table-cell table:formula="of:=[.A2269]*[.A2269]" office:value-type="float" office:value="0.000000066209979969" calcext:value-type="float">
            <text:p>6.6209979969E-08</text:p>
          </table:table-cell>
          <table:table-cell table:formula="of:=([.A2269]-[.B2269])*([.A2269]-[.B2269])" office:value-type="float" office:value="0.000029028895295409" calcext:value-type="float">
            <text:p>2.9028895295409E-05</text:p>
          </table:table-cell>
          <table:table-cell table:number-columns-repeated="2"/>
        </table:table-row>
        <table:table-row table:style-name="ro1">
          <table:table-cell office:value-type="float" office:value="0.000173211" calcext:value-type="float">
            <text:p>0.000173211</text:p>
          </table:table-cell>
          <table:table-cell office:value-type="float" office:value="0.0117382" calcext:value-type="float">
            <text:p>0.0117382</text:p>
          </table:table-cell>
          <table:table-cell table:formula="of:=[.A2270]*[.A2270]" office:value-type="float" office:value="0.000000030002050521" calcext:value-type="float">
            <text:p>3.0002050521E-08</text:p>
          </table:table-cell>
          <table:table-cell table:formula="of:=([.A2270]-[.B2270])*([.A2270]-[.B2270])" office:value-type="float" office:value="0.000133748970570121" calcext:value-type="float">
            <text:p>0.000133748970570121</text:p>
          </table:table-cell>
          <table:table-cell table:number-columns-repeated="2"/>
        </table:table-row>
        <table:table-row table:style-name="ro1">
          <table:table-cell office:value-type="float" office:value="0.000173211" calcext:value-type="float">
            <text:p>0.000173211</text:p>
          </table:table-cell>
          <table:table-cell office:value-type="float" office:value="0.0151787" calcext:value-type="float">
            <text:p>0.0151787</text:p>
          </table:table-cell>
          <table:table-cell table:formula="of:=[.A2271]*[.A2271]" office:value-type="float" office:value="0.000000030002050521" calcext:value-type="float">
            <text:p>3.0002050521E-08</text:p>
          </table:table-cell>
          <table:table-cell table:formula="of:=([.A2271]-[.B2271])*([.A2271]-[.B2271])" office:value-type="float" office:value="0.000225164700129121" calcext:value-type="float">
            <text:p>0.000225164700129121</text:p>
          </table:table-cell>
          <table:table-cell table:number-columns-repeated="2"/>
        </table:table-row>
        <table:table-row table:style-name="ro1">
          <table:table-cell office:value-type="float" office:value="0.000022769" calcext:value-type="float">
            <text:p>0.000022769</text:p>
          </table:table-cell>
          <table:table-cell office:value-type="float" office:value="0.000673248" calcext:value-type="float">
            <text:p>0.000673248</text:p>
          </table:table-cell>
          <table:table-cell table:formula="of:=[.A2272]*[.A2272]" office:value-type="float" office:value="0.000000000518427361" calcext:value-type="float">
            <text:p>5.18427361E-10</text:p>
          </table:table-cell>
          <table:table-cell table:formula="of:=([.A2272]-[.B2272])*([.A2272]-[.B2272])" office:value-type="float" office:value="0.000000423122929441" calcext:value-type="float">
            <text:p>4.23122929441E-07</text:p>
          </table:table-cell>
          <table:table-cell table:number-columns-repeated="2"/>
        </table:table-row>
        <table:table-row table:style-name="ro1">
          <table:table-cell office:value-type="float" office:value="0.0000190139" calcext:value-type="float">
            <text:p>0.0000190139</text:p>
          </table:table-cell>
          <table:table-cell office:value-type="float" office:value="0.00107037" calcext:value-type="float">
            <text:p>0.00107037</text:p>
          </table:table-cell>
          <table:table-cell table:formula="of:=[.A2273]*[.A2273]" office:value-type="float" office:value="0.00000000036152839321" calcext:value-type="float">
            <text:p>3.6152839321E-10</text:p>
          </table:table-cell>
          <table:table-cell table:formula="of:=([.A2273]-[.B2273])*([.A2273]-[.B2273])" office:value-type="float" office:value="0.00000110534964900721" calcext:value-type="float">
            <text:p>1.10534964900721E-06</text:p>
          </table:table-cell>
          <table:table-cell table:number-columns-repeated="2"/>
        </table:table-row>
        <table:table-row table:style-name="ro1">
          <table:table-cell office:value-type="float" office:value="0.000283837" calcext:value-type="float">
            <text:p>0.000283837</text:p>
          </table:table-cell>
          <table:table-cell office:value-type="float" office:value="0.0462616" calcext:value-type="float">
            <text:p>0.0462616</text:p>
          </table:table-cell>
          <table:table-cell table:formula="of:=[.A2274]*[.A2274]" office:value-type="float" office:value="0.000000080563442569" calcext:value-type="float">
            <text:p>8.0563442569E-08</text:p>
          </table:table-cell>
          <table:table-cell table:formula="of:=([.A2274]-[.B2274])*([.A2274]-[.B2274])" office:value-type="float" office:value="0.00211395469048417" calcext:value-type="float">
            <text:p>0.00211395469048417</text:p>
          </table:table-cell>
          <table:table-cell table:number-columns-repeated="2"/>
        </table:table-row>
        <table:table-row table:style-name="ro1">
          <table:table-cell office:value-type="float" office:value="0.000299394" calcext:value-type="float">
            <text:p>0.000299394</text:p>
          </table:table-cell>
          <table:table-cell office:value-type="float" office:value="0.00816339" calcext:value-type="float">
            <text:p>0.00816339</text:p>
          </table:table-cell>
          <table:table-cell table:formula="of:=[.A2275]*[.A2275]" office:value-type="float" office:value="0.000000089636767236" calcext:value-type="float">
            <text:p>8.9636767236E-08</text:p>
          </table:table-cell>
          <table:table-cell table:formula="of:=([.A2275]-[.B2275])*([.A2275]-[.B2275])" office:value-type="float" office:value="0.000061842433088016" calcext:value-type="float">
            <text:p>6.1842433088016E-05</text:p>
          </table:table-cell>
          <table:table-cell table:number-columns-repeated="2"/>
        </table:table-row>
        <table:table-row table:style-name="ro1">
          <table:table-cell office:value-type="float" office:value="0.000207067" calcext:value-type="float">
            <text:p>0.000207067</text:p>
          </table:table-cell>
          <table:table-cell office:value-type="float" office:value="0.00440611" calcext:value-type="float">
            <text:p>0.00440611</text:p>
          </table:table-cell>
          <table:table-cell table:formula="of:=[.A2276]*[.A2276]" office:value-type="float" office:value="0.000000042876742489" calcext:value-type="float">
            <text:p>4.2876742489E-08</text:p>
          </table:table-cell>
          <table:table-cell table:formula="of:=([.A2276]-[.B2276])*([.A2276]-[.B2276])" office:value-type="float" office:value="0.000017631962115849" calcext:value-type="float">
            <text:p>1.7631962115849E-05</text:p>
          </table:table-cell>
          <table:table-cell table:number-columns-repeated="2"/>
        </table:table-row>
        <table:table-row table:style-name="ro1">
          <table:table-cell office:value-type="float" office:value="0.000232518" calcext:value-type="float">
            <text:p>0.000232518</text:p>
          </table:table-cell>
          <table:table-cell office:value-type="float" office:value="0.0039736" calcext:value-type="float">
            <text:p>0.0039736</text:p>
          </table:table-cell>
          <table:table-cell table:formula="of:=[.A2277]*[.A2277]" office:value-type="float" office:value="0.000000054064620324" calcext:value-type="float">
            <text:p>5.4064620324E-08</text:p>
          </table:table-cell>
          <table:table-cell table:formula="of:=([.A2277]-[.B2277])*([.A2277]-[.B2277])" office:value-type="float" office:value="0.000013995694530724" calcext:value-type="float">
            <text:p>1.3995694530724E-05</text:p>
          </table:table-cell>
          <table:table-cell table:number-columns-repeated="2"/>
        </table:table-row>
        <table:table-row table:style-name="ro1">
          <table:table-cell office:value-type="float" office:value="0.000378191" calcext:value-type="float">
            <text:p>0.000378191</text:p>
          </table:table-cell>
          <table:table-cell office:value-type="float" office:value="0.00206727" calcext:value-type="float">
            <text:p>0.00206727</text:p>
          </table:table-cell>
          <table:table-cell table:formula="of:=[.A2278]*[.A2278]" office:value-type="float" office:value="0.000000143028432481" calcext:value-type="float">
            <text:p>1.43028432481E-07</text:p>
          </table:table-cell>
          <table:table-cell table:formula="of:=([.A2278]-[.B2278])*([.A2278]-[.B2278])" office:value-type="float" office:value="0.000002852987868241" calcext:value-type="float">
            <text:p>2.852987868241E-06</text:p>
          </table:table-cell>
          <table:table-cell table:number-columns-repeated="2"/>
        </table:table-row>
        <table:table-row table:style-name="ro1">
          <table:table-cell office:value-type="float" office:value="0.000175893" calcext:value-type="float">
            <text:p>0.000175893</text:p>
          </table:table-cell>
          <table:table-cell office:value-type="float" office:value="0.111278" calcext:value-type="float">
            <text:p>0.111278</text:p>
          </table:table-cell>
          <table:table-cell table:formula="of:=[.A2279]*[.A2279]" office:value-type="float" office:value="0.000000030938347449" calcext:value-type="float">
            <text:p>3.0938347449E-08</text:p>
          </table:table-cell>
          <table:table-cell table:formula="of:=([.A2279]-[.B2279])*([.A2279]-[.B2279])" office:value-type="float" office:value="0.0123436781798395" calcext:value-type="float">
            <text:p>0.0123436781798395</text:p>
          </table:table-cell>
          <table:table-cell table:number-columns-repeated="2"/>
        </table:table-row>
        <table:table-row table:style-name="ro1">
          <table:table-cell office:value-type="float" office:value="0.000435591" calcext:value-type="float">
            <text:p>0.000435591</text:p>
          </table:table-cell>
          <table:table-cell office:value-type="float" office:value="0.1707" calcext:value-type="float">
            <text:p>0.1707</text:p>
          </table:table-cell>
          <table:table-cell table:formula="of:=[.A2280]*[.A2280]" office:value-type="float" office:value="0.000000189739519281" calcext:value-type="float">
            <text:p>1.89739519281E-07</text:p>
          </table:table-cell>
          <table:table-cell table:formula="of:=([.A2280]-[.B2280])*([.A2280]-[.B2280])" office:value-type="float" office:value="0.0289899689721193" calcext:value-type="float">
            <text:p>0.0289899689721193</text:p>
          </table:table-cell>
          <table:table-cell table:number-columns-repeated="2"/>
        </table:table-row>
        <table:table-row table:style-name="ro1">
          <table:table-cell office:value-type="float" office:value="0.000567973" calcext:value-type="float">
            <text:p>0.000567973</text:p>
          </table:table-cell>
          <table:table-cell office:value-type="float" office:value="0.00523736" calcext:value-type="float">
            <text:p>0.00523736</text:p>
          </table:table-cell>
          <table:table-cell table:formula="of:=[.A2281]*[.A2281]" office:value-type="float" office:value="0.000000322593328729" calcext:value-type="float">
            <text:p>3.22593328729E-07</text:p>
          </table:table-cell>
          <table:table-cell table:formula="of:=([.A2281]-[.B2281])*([.A2281]-[.B2281])" office:value-type="float" office:value="0.000021803174955769" calcext:value-type="float">
            <text:p>2.1803174955769E-05</text:p>
          </table:table-cell>
          <table:table-cell table:number-columns-repeated="2"/>
        </table:table-row>
        <table:table-row table:style-name="ro1">
          <table:table-cell office:value-type="float" office:value="0.0427136" calcext:value-type="float">
            <text:p>0.0427136</text:p>
          </table:table-cell>
          <table:table-cell office:value-type="float" office:value="0.099012" calcext:value-type="float">
            <text:p>0.099012</text:p>
          </table:table-cell>
          <table:table-cell table:formula="of:=[.A2282]*[.A2282]" office:value-type="float" office:value="0.00182445162496" calcext:value-type="float">
            <text:p>0.00182445162496</text:p>
          </table:table-cell>
          <table:table-cell table:formula="of:=([.A2282]-[.B2282])*([.A2282]-[.B2282])" office:value-type="float" office:value="0.00316950984256" calcext:value-type="float">
            <text:p>0.00316950984256</text:p>
          </table:table-cell>
          <table:table-cell table:number-columns-repeated="2"/>
        </table:table-row>
        <table:table-row table:style-name="ro1">
          <table:table-cell office:value-type="float" office:value="0.0434763" calcext:value-type="float">
            <text:p>0.0434763</text:p>
          </table:table-cell>
          <table:table-cell office:value-type="float" office:value="0.108119" calcext:value-type="float">
            <text:p>0.108119</text:p>
          </table:table-cell>
          <table:table-cell table:formula="of:=[.A2283]*[.A2283]" office:value-type="float" office:value="0.00189018866169" calcext:value-type="float">
            <text:p>0.00189018866169</text:p>
          </table:table-cell>
          <table:table-cell table:formula="of:=([.A2283]-[.B2283])*([.A2283]-[.B2283])" office:value-type="float" office:value="0.00417867866329" calcext:value-type="float">
            <text:p>0.00417867866329</text:p>
          </table:table-cell>
          <table:table-cell table:number-columns-repeated="2"/>
        </table:table-row>
        <table:table-row table:style-name="ro1">
          <table:table-cell office:value-type="float" office:value="0.0434763" calcext:value-type="float">
            <text:p>0.0434763</text:p>
          </table:table-cell>
          <table:table-cell office:value-type="float" office:value="0.122694" calcext:value-type="float">
            <text:p>0.122694</text:p>
          </table:table-cell>
          <table:table-cell table:formula="of:=[.A2284]*[.A2284]" office:value-type="float" office:value="0.00189018866169" calcext:value-type="float">
            <text:p>0.00189018866169</text:p>
          </table:table-cell>
          <table:table-cell table:formula="of:=([.A2284]-[.B2284])*([.A2284]-[.B2284])" office:value-type="float" office:value="0.00627544399329" calcext:value-type="float">
            <text:p>0.00627544399329</text:p>
          </table:table-cell>
          <table:table-cell table:number-columns-repeated="2"/>
        </table:table-row>
        <table:table-row table:style-name="ro1">
          <table:table-cell office:value-type="float" office:value="0.0149986" calcext:value-type="float">
            <text:p>0.0149986</text:p>
          </table:table-cell>
          <table:table-cell office:value-type="float" office:value="0.156652" calcext:value-type="float">
            <text:p>0.156652</text:p>
          </table:table-cell>
          <table:table-cell table:formula="of:=[.A2285]*[.A2285]" office:value-type="float" office:value="0.00022495800196" calcext:value-type="float">
            <text:p>0.00022495800196</text:p>
          </table:table-cell>
          <table:table-cell table:formula="of:=([.A2285]-[.B2285])*([.A2285]-[.B2285])" office:value-type="float" office:value="0.02006568573156" calcext:value-type="float">
            <text:p>0.02006568573156</text:p>
          </table:table-cell>
          <table:table-cell table:number-columns-repeated="2"/>
        </table:table-row>
        <table:table-row table:style-name="ro1">
          <table:table-cell office:value-type="float" office:value="0.0241213" calcext:value-type="float">
            <text:p>0.0241213</text:p>
          </table:table-cell>
          <table:table-cell office:value-type="float" office:value="0.19018" calcext:value-type="float">
            <text:p>0.19018</text:p>
          </table:table-cell>
          <table:table-cell table:formula="of:=[.A2286]*[.A2286]" office:value-type="float" office:value="0.00058183711369" calcext:value-type="float">
            <text:p>0.00058183711369</text:p>
          </table:table-cell>
          <table:table-cell table:formula="of:=([.A2286]-[.B2286])*([.A2286]-[.B2286])" office:value-type="float" office:value="0.02757549184569" calcext:value-type="float">
            <text:p>0.02757549184569</text:p>
          </table:table-cell>
          <table:table-cell table:number-columns-repeated="2"/>
        </table:table-row>
        <table:table-row table:style-name="ro1">
          <table:table-cell office:value-type="float" office:value="0.0245687" calcext:value-type="float">
            <text:p>0.0245687</text:p>
          </table:table-cell>
          <table:table-cell office:value-type="float" office:value="0.0861984" calcext:value-type="float">
            <text:p>0.0861984</text:p>
          </table:table-cell>
          <table:table-cell table:formula="of:=[.A2287]*[.A2287]" office:value-type="float" office:value="0.00060362101969" calcext:value-type="float">
            <text:p>0.00060362101969</text:p>
          </table:table-cell>
          <table:table-cell table:formula="of:=([.A2287]-[.B2287])*([.A2287]-[.B2287])" office:value-type="float" office:value="0.00379821992209" calcext:value-type="float">
            <text:p>0.00379821992209</text:p>
          </table:table-cell>
          <table:table-cell table:number-columns-repeated="2"/>
        </table:table-row>
        <table:table-row table:style-name="ro1">
          <table:table-cell office:value-type="float" office:value="0.0245688" calcext:value-type="float">
            <text:p>0.0245688</text:p>
          </table:table-cell>
          <table:table-cell office:value-type="float" office:value="0.258944" calcext:value-type="float">
            <text:p>0.258944</text:p>
          </table:table-cell>
          <table:table-cell table:formula="of:=[.A2288]*[.A2288]" office:value-type="float" office:value="0.00060362593344" calcext:value-type="float">
            <text:p>0.00060362593344</text:p>
          </table:table-cell>
          <table:table-cell table:formula="of:=([.A2288]-[.B2288])*([.A2288]-[.B2288])" office:value-type="float" office:value="0.05493173437504" calcext:value-type="float">
            <text:p>0.05493173437504</text:p>
          </table:table-cell>
          <table:table-cell table:number-columns-repeated="2"/>
        </table:table-row>
        <table:table-row table:style-name="ro1">
          <table:table-cell office:value-type="float" office:value="0.0290273" calcext:value-type="float">
            <text:p>0.0290273</text:p>
          </table:table-cell>
          <table:table-cell office:value-type="float" office:value="0.271339" calcext:value-type="float">
            <text:p>0.271339</text:p>
          </table:table-cell>
          <table:table-cell table:formula="of:=[.A2289]*[.A2289]" office:value-type="float" office:value="0.00084258414529" calcext:value-type="float">
            <text:p>0.00084258414529</text:p>
          </table:table-cell>
          <table:table-cell table:formula="of:=([.A2289]-[.B2289])*([.A2289]-[.B2289])" office:value-type="float" office:value="0.05871495995689" calcext:value-type="float">
            <text:p>0.05871495995689</text:p>
          </table:table-cell>
          <table:table-cell table:number-columns-repeated="2"/>
        </table:table-row>
        <table:table-row table:style-name="ro1">
          <table:table-cell office:value-type="float" office:value="0.671043" calcext:value-type="float">
            <text:p>0.671043</text:p>
          </table:table-cell>
          <table:table-cell office:value-type="float" office:value="0.388037" calcext:value-type="float">
            <text:p>0.388037</text:p>
          </table:table-cell>
          <table:table-cell table:formula="of:=[.A2290]*[.A2290]" office:value-type="float" office:value="0.450298707849" calcext:value-type="float">
            <text:p>0.450298707849</text:p>
          </table:table-cell>
          <table:table-cell table:formula="of:=([.A2290]-[.B2290])*([.A2290]-[.B2290])" office:value-type="float" office:value="0.080092396036" calcext:value-type="float">
            <text:p>0.080092396036</text:p>
          </table:table-cell>
          <table:table-cell table:number-columns-repeated="2"/>
        </table:table-row>
        <table:table-row table:style-name="ro1">
          <table:table-cell office:value-type="float" office:value="0.725283" calcext:value-type="float">
            <text:p>0.725283</text:p>
          </table:table-cell>
          <table:table-cell office:value-type="float" office:value="0.351447" calcext:value-type="float">
            <text:p>0.351447</text:p>
          </table:table-cell>
          <table:table-cell table:formula="of:=[.A2291]*[.A2291]" office:value-type="float" office:value="0.526035430089" calcext:value-type="float">
            <text:p>0.526035430089</text:p>
          </table:table-cell>
          <table:table-cell table:formula="of:=([.A2291]-[.B2291])*([.A2291]-[.B2291])" office:value-type="float" office:value="0.139753354896" calcext:value-type="float">
            <text:p>0.139753354896</text:p>
          </table:table-cell>
          <table:table-cell table:number-columns-repeated="2"/>
        </table:table-row>
        <table:table-row table:style-name="ro1">
          <table:table-cell office:value-type="float" office:value="0.725283" calcext:value-type="float">
            <text:p>0.725283</text:p>
          </table:table-cell>
          <table:table-cell office:value-type="float" office:value="0.38234" calcext:value-type="float">
            <text:p>0.38234</text:p>
          </table:table-cell>
          <table:table-cell table:formula="of:=[.A2292]*[.A2292]" office:value-type="float" office:value="0.526035430089" calcext:value-type="float">
            <text:p>0.526035430089</text:p>
          </table:table-cell>
          <table:table-cell table:formula="of:=([.A2292]-[.B2292])*([.A2292]-[.B2292])" office:value-type="float" office:value="0.117609901249" calcext:value-type="float">
            <text:p>0.117609901249</text:p>
          </table:table-cell>
          <table:table-cell table:number-columns-repeated="2"/>
        </table:table-row>
        <table:table-row table:style-name="ro1">
          <table:table-cell office:value-type="float" office:value="0.84378" calcext:value-type="float">
            <text:p>0.84378</text:p>
          </table:table-cell>
          <table:table-cell office:value-type="float" office:value="0.410642" calcext:value-type="float">
            <text:p>0.410642</text:p>
          </table:table-cell>
          <table:table-cell table:formula="of:=[.A2293]*[.A2293]" office:value-type="float" office:value="0.7119646884" calcext:value-type="float">
            <text:p>0.7119646884</text:p>
          </table:table-cell>
          <table:table-cell table:formula="of:=([.A2293]-[.B2293])*([.A2293]-[.B2293])" office:value-type="float" office:value="0.187608527044" calcext:value-type="float">
            <text:p>0.187608527044</text:p>
          </table:table-cell>
          <table:table-cell table:number-columns-repeated="2"/>
        </table:table-row>
        <table:table-row table:style-name="ro1">
          <table:table-cell office:value-type="float" office:value="0.84378" calcext:value-type="float">
            <text:p>0.84378</text:p>
          </table:table-cell>
          <table:table-cell office:value-type="float" office:value="0.554529" calcext:value-type="float">
            <text:p>0.554529</text:p>
          </table:table-cell>
          <table:table-cell table:formula="of:=[.A2294]*[.A2294]" office:value-type="float" office:value="0.7119646884" calcext:value-type="float">
            <text:p>0.7119646884</text:p>
          </table:table-cell>
          <table:table-cell table:formula="of:=([.A2294]-[.B2294])*([.A2294]-[.B2294])" office:value-type="float" office:value="0.083666141001" calcext:value-type="float">
            <text:p>0.083666141001</text:p>
          </table:table-cell>
          <table:table-cell table:number-columns-repeated="2"/>
        </table:table-row>
        <table:table-row table:style-name="ro1">
          <table:table-cell office:value-type="float" office:value="0.843779" calcext:value-type="float">
            <text:p>0.843779</text:p>
          </table:table-cell>
          <table:table-cell office:value-type="float" office:value="0.437169" calcext:value-type="float">
            <text:p>0.437169</text:p>
          </table:table-cell>
          <table:table-cell table:formula="of:=[.A2295]*[.A2295]" office:value-type="float" office:value="0.711963000841" calcext:value-type="float">
            <text:p>0.711963000841</text:p>
          </table:table-cell>
          <table:table-cell table:formula="of:=([.A2295]-[.B2295])*([.A2295]-[.B2295])" office:value-type="float" office:value="0.1653316921" calcext:value-type="float">
            <text:p>0.1653316921</text:p>
          </table:table-cell>
          <table:table-cell table:number-columns-repeated="2"/>
        </table:table-row>
        <table:table-row table:style-name="ro1">
          <table:table-cell office:value-type="float" office:value="0.84378" calcext:value-type="float">
            <text:p>0.84378</text:p>
          </table:table-cell>
          <table:table-cell office:value-type="float" office:value="0.783062" calcext:value-type="float">
            <text:p>0.783062</text:p>
          </table:table-cell>
          <table:table-cell table:formula="of:=[.A2296]*[.A2296]" office:value-type="float" office:value="0.7119646884" calcext:value-type="float">
            <text:p>0.7119646884</text:p>
          </table:table-cell>
          <table:table-cell table:formula="of:=([.A2296]-[.B2296])*([.A2296]-[.B2296])" office:value-type="float" office:value="0.00368667552399999" calcext:value-type="float">
            <text:p>0.00368667552399999</text:p>
          </table:table-cell>
          <table:table-cell table:number-columns-repeated="2"/>
        </table:table-row>
        <table:table-row table:style-name="ro1">
          <table:table-cell office:value-type="float" office:value="0.84378" calcext:value-type="float">
            <text:p>0.84378</text:p>
          </table:table-cell>
          <table:table-cell office:value-type="float" office:value="0.832535" calcext:value-type="float">
            <text:p>0.832535</text:p>
          </table:table-cell>
          <table:table-cell table:formula="of:=[.A2297]*[.A2297]" office:value-type="float" office:value="0.7119646884" calcext:value-type="float">
            <text:p>0.7119646884</text:p>
          </table:table-cell>
          <table:table-cell table:formula="of:=([.A2297]-[.B2297])*([.A2297]-[.B2297])" office:value-type="float" office:value="0.000126450024999999" calcext:value-type="float">
            <text:p>0.000126450024999999</text:p>
          </table:table-cell>
          <table:table-cell table:number-columns-repeated="2"/>
        </table:table-row>
        <table:table-row table:style-name="ro1">
          <table:table-cell office:value-type="float" office:value="0.84378" calcext:value-type="float">
            <text:p>0.84378</text:p>
          </table:table-cell>
          <table:table-cell office:value-type="float" office:value="0.901247" calcext:value-type="float">
            <text:p>0.901247</text:p>
          </table:table-cell>
          <table:table-cell table:formula="of:=[.A2298]*[.A2298]" office:value-type="float" office:value="0.7119646884" calcext:value-type="float">
            <text:p>0.7119646884</text:p>
          </table:table-cell>
          <table:table-cell table:formula="of:=([.A2298]-[.B2298])*([.A2298]-[.B2298])" office:value-type="float" office:value="0.00330245608900001" calcext:value-type="float">
            <text:p>0.00330245608900001</text:p>
          </table:table-cell>
          <table:table-cell table:number-columns-repeated="2"/>
        </table:table-row>
        <table:table-row table:style-name="ro1">
          <table:table-cell office:value-type="float" office:value="0.84378" calcext:value-type="float">
            <text:p>0.84378</text:p>
          </table:table-cell>
          <table:table-cell office:value-type="float" office:value="0.938614" calcext:value-type="float">
            <text:p>0.938614</text:p>
          </table:table-cell>
          <table:table-cell table:formula="of:=[.A2299]*[.A2299]" office:value-type="float" office:value="0.7119646884" calcext:value-type="float">
            <text:p>0.7119646884</text:p>
          </table:table-cell>
          <table:table-cell table:formula="of:=([.A2299]-[.B2299])*([.A2299]-[.B2299])" office:value-type="float" office:value="0.008993487556" calcext:value-type="float">
            <text:p>0.008993487556</text:p>
          </table:table-cell>
          <table:table-cell table:number-columns-repeated="2"/>
        </table:table-row>
        <table:table-row table:style-name="ro1">
          <table:table-cell office:value-type="float" office:value="0.959619" calcext:value-type="float">
            <text:p>0.959619</text:p>
          </table:table-cell>
          <table:table-cell office:value-type="float" office:value="0.966842" calcext:value-type="float">
            <text:p>0.966842</text:p>
          </table:table-cell>
          <table:table-cell table:formula="of:=[.A2300]*[.A2300]" office:value-type="float" office:value="0.920868625161" calcext:value-type="float">
            <text:p>0.920868625161</text:p>
          </table:table-cell>
          <table:table-cell table:formula="of:=([.A2300]-[.B2300])*([.A2300]-[.B2300])" office:value-type="float" office:value="0.0000521717289999997" calcext:value-type="float">
            <text:p>5.21717289999997E-05</text:p>
          </table:table-cell>
          <table:table-cell table:number-columns-repeated="2"/>
        </table:table-row>
        <table:table-row table:style-name="ro1">
          <table:table-cell office:value-type="float" office:value="0.959619" calcext:value-type="float">
            <text:p>0.959619</text:p>
          </table:table-cell>
          <table:table-cell office:value-type="float" office:value="0.998192" calcext:value-type="float">
            <text:p>0.998192</text:p>
          </table:table-cell>
          <table:table-cell table:formula="of:=[.A2301]*[.A2301]" office:value-type="float" office:value="0.920868625161" calcext:value-type="float">
            <text:p>0.920868625161</text:p>
          </table:table-cell>
          <table:table-cell table:formula="of:=([.A2301]-[.B2301])*([.A2301]-[.B2301])" office:value-type="float" office:value="0.001487876329" calcext:value-type="float">
            <text:p>0.001487876329</text:p>
          </table:table-cell>
          <table:table-cell table:number-columns-repeated="2"/>
        </table:table-row>
        <table:table-row table:style-name="ro1">
          <table:table-cell office:value-type="float" office:value="0.998349" calcext:value-type="float">
            <text:p>0.998349</text:p>
          </table:table-cell>
          <table:table-cell office:value-type="float" office:value="0.999997" calcext:value-type="float">
            <text:p>0.999997</text:p>
          </table:table-cell>
          <table:table-cell table:formula="of:=[.A2302]*[.A2302]" office:value-type="float" office:value="0.996700725801" calcext:value-type="float">
            <text:p>0.996700725801</text:p>
          </table:table-cell>
          <table:table-cell table:formula="of:=([.A2302]-[.B2302])*([.A2302]-[.B2302])" office:value-type="float" office:value="0.00000271590399999994" calcext:value-type="float">
            <text:p>2.71590399999994E-06</text:p>
          </table:table-cell>
          <table:table-cell table:number-columns-repeated="2"/>
        </table:table-row>
        <table:table-row table:style-name="ro1">
          <table:table-cell office:value-type="float" office:value="0.0000430346" calcext:value-type="float">
            <text:p>0.0000430346</text:p>
          </table:table-cell>
          <table:table-cell office:value-type="float" office:value="0.000000437468" calcext:value-type="float">
            <text:p>0.000000437468</text:p>
          </table:table-cell>
          <table:table-cell table:formula="of:=[.A2303]*[.A2303]" office:value-type="float" office:value="0.00000000185197679716" calcext:value-type="float">
            <text:p>1.85197679716E-09</text:p>
          </table:table-cell>
          <table:table-cell table:formula="of:=([.A2303]-[.B2303])*([.A2303]-[.B2303])" office:value-type="float" office:value="0.00000000181451565463" calcext:value-type="float">
            <text:p>1.81451565462542E-09</text:p>
          </table:table-cell>
          <table:table-cell table:number-columns-repeated="2"/>
        </table:table-row>
        <table:table-row table:style-name="ro1">
          <table:table-cell office:value-type="float" office:value="0.0000430346" calcext:value-type="float">
            <text:p>0.0000430346</text:p>
          </table:table-cell>
          <table:table-cell office:value-type="float" office:value="0.00132562" calcext:value-type="float">
            <text:p>0.00132562</text:p>
          </table:table-cell>
          <table:table-cell table:formula="of:=[.A2304]*[.A2304]" office:value-type="float" office:value="0.00000000185197679716" calcext:value-type="float">
            <text:p>1.85197679716E-09</text:p>
          </table:table-cell>
          <table:table-cell table:formula="of:=([.A2304]-[.B2304])*([.A2304]-[.B2304])" office:value-type="float" office:value="0.00000164502530829316" calcext:value-type="float">
            <text:p>1.64502530829316E-06</text:p>
          </table:table-cell>
          <table:table-cell table:number-columns-repeated="2"/>
        </table:table-row>
        <table:table-row table:style-name="ro1">
          <table:table-cell office:value-type="float" office:value="0.0000025034" calcext:value-type="float">
            <text:p>0.0000025034</text:p>
          </table:table-cell>
          <table:table-cell office:value-type="float" office:value="0.0000469256" calcext:value-type="float">
            <text:p>0.0000469256</text:p>
          </table:table-cell>
          <table:table-cell table:formula="of:=[.A2305]*[.A2305]" office:value-type="float" office:value="0.00000000000626701156" calcext:value-type="float">
            <text:p>6.26701156E-12</text:p>
          </table:table-cell>
          <table:table-cell table:formula="of:=([.A2305]-[.B2305])*([.A2305]-[.B2305])" office:value-type="float" office:value="0.00000000197333185284" calcext:value-type="float">
            <text:p>1.97333185284E-09</text:p>
          </table:table-cell>
          <table:table-cell table:number-columns-repeated="2"/>
        </table:table-row>
        <table:table-row table:style-name="ro1">
          <table:table-cell office:value-type="float" office:value="0.0000389218" calcext:value-type="float">
            <text:p>0.0000389218</text:p>
          </table:table-cell>
          <table:table-cell office:value-type="float" office:value="0.00137837" calcext:value-type="float">
            <text:p>0.00137837</text:p>
          </table:table-cell>
          <table:table-cell table:formula="of:=[.A2306]*[.A2306]" office:value-type="float" office:value="0.00000000151490651524" calcext:value-type="float">
            <text:p>1.51490651524E-09</text:p>
          </table:table-cell>
          <table:table-cell table:formula="of:=([.A2306]-[.B2306])*([.A2306]-[.B2306])" office:value-type="float" office:value="0.00000179412148048324" calcext:value-type="float">
            <text:p>1.79412148048324E-06</text:p>
          </table:table-cell>
          <table:table-cell table:number-columns-repeated="2"/>
        </table:table-row>
        <table:table-row table:style-name="ro1">
          <table:table-cell office:value-type="float" office:value="0.0000571012" calcext:value-type="float">
            <text:p>0.0000571012</text:p>
          </table:table-cell>
          <table:table-cell office:value-type="float" office:value="0.00365454" calcext:value-type="float">
            <text:p>0.00365454</text:p>
          </table:table-cell>
          <table:table-cell table:formula="of:=[.A2307]*[.A2307]" office:value-type="float" office:value="0.00000000326054704144" calcext:value-type="float">
            <text:p>3.26054704144E-09</text:p>
          </table:table-cell>
          <table:table-cell table:formula="of:=([.A2307]-[.B2307])*([.A2307]-[.B2307])" office:value-type="float" office:value="0.0000129415659197454" calcext:value-type="float">
            <text:p>1.29415659197454E-05</text:p>
          </table:table-cell>
          <table:table-cell table:number-columns-repeated="2"/>
        </table:table-row>
        <table:table-row table:style-name="ro1">
          <table:table-cell office:value-type="float" office:value="0.000169158" calcext:value-type="float">
            <text:p>0.000169158</text:p>
          </table:table-cell>
          <table:table-cell office:value-type="float" office:value="0.0115329" calcext:value-type="float">
            <text:p>0.0115329</text:p>
          </table:table-cell>
          <table:table-cell table:formula="of:=[.A2308]*[.A2308]" office:value-type="float" office:value="0.000000028614428964" calcext:value-type="float">
            <text:p>2.8614428964E-08</text:p>
          </table:table-cell>
          <table:table-cell table:formula="of:=([.A2308]-[.B2308])*([.A2308]-[.B2308])" office:value-type="float" office:value="0.000129134632242564" calcext:value-type="float">
            <text:p>0.000129134632242564</text:p>
          </table:table-cell>
          <table:table-cell table:number-columns-repeated="2"/>
        </table:table-row>
        <table:table-row table:style-name="ro1">
          <table:table-cell office:value-type="float" office:value="0.0000221133" calcext:value-type="float">
            <text:p>0.0000221133</text:p>
          </table:table-cell>
          <table:table-cell office:value-type="float" office:value="0.000730502" calcext:value-type="float">
            <text:p>0.000730502</text:p>
          </table:table-cell>
          <table:table-cell table:formula="of:=[.A2309]*[.A2309]" office:value-type="float" office:value="0.00000000048899803689" calcext:value-type="float">
            <text:p>4.8899803689E-10</text:p>
          </table:table-cell>
          <table:table-cell table:formula="of:=([.A2309]-[.B2309])*([.A2309]-[.B2309])" office:value-type="float" office:value="0.00000050181455028769" calcext:value-type="float">
            <text:p>5.0181455028769E-07</text:p>
          </table:table-cell>
          <table:table-cell table:number-columns-repeated="2"/>
        </table:table-row>
        <table:table-row table:style-name="ro1">
          <table:table-cell office:value-type="float" office:value="0.00000607967" calcext:value-type="float">
            <text:p>0.00000607967</text:p>
          </table:table-cell>
          <table:table-cell office:value-type="float" office:value="0.000533076" calcext:value-type="float">
            <text:p>0.000533076</text:p>
          </table:table-cell>
          <table:table-cell table:formula="of:=[.A2310]*[.A2310]" office:value-type="float" office:value="0.00000000003696238731" calcext:value-type="float">
            <text:p>3.69623873089E-11</text:p>
          </table:table-cell>
          <table:table-cell table:formula="of:=([.A2310]-[.B2310])*([.A2310]-[.B2310])" office:value-type="float" office:value="0.00000027772513183347" calcext:value-type="float">
            <text:p>2.77725131833469E-07</text:p>
          </table:table-cell>
          <table:table-cell table:number-columns-repeated="2"/>
        </table:table-row>
        <table:table-row table:style-name="ro1">
          <table:table-cell office:value-type="float" office:value="0.0000271201" calcext:value-type="float">
            <text:p>0.0000271201</text:p>
          </table:table-cell>
          <table:table-cell office:value-type="float" office:value="0.00124318" calcext:value-type="float">
            <text:p>0.00124318</text:p>
          </table:table-cell>
          <table:table-cell table:formula="of:=[.A2311]*[.A2311]" office:value-type="float" office:value="0.00000000073549982401" calcext:value-type="float">
            <text:p>7.3549982401E-10</text:p>
          </table:table-cell>
          <table:table-cell table:formula="of:=([.A2311]-[.B2311])*([.A2311]-[.B2311])" office:value-type="float" office:value="0.00000147880168038801" calcext:value-type="float">
            <text:p>1.47880168038801E-06</text:p>
          </table:table-cell>
          <table:table-cell table:number-columns-repeated="2"/>
        </table:table-row>
        <table:table-row table:style-name="ro1">
          <table:table-cell office:value-type="float" office:value="0.0000248551" calcext:value-type="float">
            <text:p>0.0000248551</text:p>
          </table:table-cell>
          <table:table-cell office:value-type="float" office:value="0.00203296" calcext:value-type="float">
            <text:p>0.00203296</text:p>
          </table:table-cell>
          <table:table-cell table:formula="of:=[.A2312]*[.A2312]" office:value-type="float" office:value="0.00000000061777599601" calcext:value-type="float">
            <text:p>6.1777599601E-10</text:p>
          </table:table-cell>
          <table:table-cell table:formula="of:=([.A2312]-[.B2312])*([.A2312]-[.B2312])" office:value-type="float" office:value="0.00000403248528940401" calcext:value-type="float">
            <text:p>4.03248528940401E-06</text:p>
          </table:table-cell>
          <table:table-cell table:number-columns-repeated="2"/>
        </table:table-row>
        <table:table-row table:style-name="ro1">
          <table:table-cell office:value-type="float" office:value="0.0000414252" calcext:value-type="float">
            <text:p>0.0000414252</text:p>
          </table:table-cell>
          <table:table-cell office:value-type="float" office:value="0.00248199" calcext:value-type="float">
            <text:p>0.00248199</text:p>
          </table:table-cell>
          <table:table-cell table:formula="of:=[.A2313]*[.A2313]" office:value-type="float" office:value="0.00000000171604719504" calcext:value-type="float">
            <text:p>1.71604719504E-09</text:p>
          </table:table-cell>
          <table:table-cell table:formula="of:=([.A2313]-[.B2313])*([.A2313]-[.B2313])" office:value-type="float" office:value="0.00000595635654299904" calcext:value-type="float">
            <text:p>5.95635654299904E-06</text:p>
          </table:table-cell>
          <table:table-cell table:number-columns-repeated="2"/>
        </table:table-row>
        <table:table-row table:style-name="ro1">
          <table:table-cell office:value-type="float" office:value="0.00000393391" calcext:value-type="float">
            <text:p>0.00000393391</text:p>
          </table:table-cell>
          <table:table-cell office:value-type="float" office:value="0.000333806" calcext:value-type="float">
            <text:p>0.000333806</text:p>
          </table:table-cell>
          <table:table-cell table:formula="of:=[.A2314]*[.A2314]" office:value-type="float" office:value="0.00000000001547564789" calcext:value-type="float">
            <text:p>1.54756478881E-11</text:p>
          </table:table-cell>
          <table:table-cell table:formula="of:=([.A2314]-[.B2314])*([.A2314]-[.B2314])" office:value-type="float" office:value="0.00000010881559576097" calcext:value-type="float">
            <text:p>1.08815595760968E-07</text:p>
          </table:table-cell>
          <table:table-cell table:number-columns-repeated="2"/>
        </table:table-row>
        <table:table-row table:style-name="ro1">
          <table:table-cell office:value-type="float" office:value="0.000169456" calcext:value-type="float">
            <text:p>0.000169456</text:p>
          </table:table-cell>
          <table:table-cell office:value-type="float" office:value="0.000781104" calcext:value-type="float">
            <text:p>0.000781104</text:p>
          </table:table-cell>
          <table:table-cell table:formula="of:=[.A2315]*[.A2315]" office:value-type="float" office:value="0.000000028715335936" calcext:value-type="float">
            <text:p>2.8715335936E-08</text:p>
          </table:table-cell>
          <table:table-cell table:formula="of:=([.A2315]-[.B2315])*([.A2315]-[.B2315])" office:value-type="float" office:value="0.000000374113275904" calcext:value-type="float">
            <text:p>3.74113275904E-07</text:p>
          </table:table-cell>
          <table:table-cell table:number-columns-repeated="2"/>
        </table:table-row>
        <table:table-row table:style-name="ro1">
          <table:table-cell office:value-type="float" office:value="0.0000619292" calcext:value-type="float">
            <text:p>0.0000619292</text:p>
          </table:table-cell>
          <table:table-cell office:value-type="float" office:value="0.0368732" calcext:value-type="float">
            <text:p>0.0368732</text:p>
          </table:table-cell>
          <table:table-cell table:formula="of:=[.A2316]*[.A2316]" office:value-type="float" office:value="0.00000000383522581264" calcext:value-type="float">
            <text:p>3.83522581264E-09</text:p>
          </table:table-cell>
          <table:table-cell table:formula="of:=([.A2316]-[.B2316])*([.A2316]-[.B2316])" office:value-type="float" office:value="0.00135506965791093" calcext:value-type="float">
            <text:p>0.00135506965791093</text:p>
          </table:table-cell>
          <table:table-cell table:number-columns-repeated="2"/>
        </table:table-row>
        <table:table-row table:style-name="ro1">
          <table:table-cell office:value-type="float" office:value="0.000159502" calcext:value-type="float">
            <text:p>0.000159502</text:p>
          </table:table-cell>
          <table:table-cell office:value-type="float" office:value="0.00438182" calcext:value-type="float">
            <text:p>0.00438182</text:p>
          </table:table-cell>
          <table:table-cell table:formula="of:=[.A2317]*[.A2317]" office:value-type="float" office:value="0.000000025440888004" calcext:value-type="float">
            <text:p>2.5440888004E-08</text:p>
          </table:table-cell>
          <table:table-cell table:formula="of:=([.A2317]-[.B2317])*([.A2317]-[.B2317])" office:value-type="float" office:value="0.000017827969293124" calcext:value-type="float">
            <text:p>1.7827969293124E-05</text:p>
          </table:table-cell>
          <table:table-cell table:number-columns-repeated="2"/>
        </table:table-row>
        <table:table-row table:style-name="ro1">
          <table:table-cell office:value-type="float" office:value="0.000031352" calcext:value-type="float">
            <text:p>0.000031352</text:p>
          </table:table-cell>
          <table:table-cell office:value-type="float" office:value="0.0840177" calcext:value-type="float">
            <text:p>0.0840177</text:p>
          </table:table-cell>
          <table:table-cell table:formula="of:=[.A2318]*[.A2318]" office:value-type="float" office:value="0.000000000982947904" calcext:value-type="float">
            <text:p>9.82947904E-10</text:p>
          </table:table-cell>
          <table:table-cell table:formula="of:=([.A2318]-[.B2318])*([.A2318]-[.B2318])" office:value-type="float" office:value="0.0070537066503771" calcext:value-type="float">
            <text:p>0.0070537066503771</text:p>
          </table:table-cell>
          <table:table-cell table:number-columns-repeated="2"/>
        </table:table-row>
        <table:table-row table:style-name="ro1">
          <table:table-cell office:value-type="float" office:value="0.000031352" calcext:value-type="float">
            <text:p>0.000031352</text:p>
          </table:table-cell>
          <table:table-cell office:value-type="float" office:value="0.00411557" calcext:value-type="float">
            <text:p>0.00411557</text:p>
          </table:table-cell>
          <table:table-cell table:formula="of:=[.A2319]*[.A2319]" office:value-type="float" office:value="0.000000000982947904" calcext:value-type="float">
            <text:p>9.82947904E-10</text:p>
          </table:table-cell>
          <table:table-cell table:formula="of:=([.A2319]-[.B2319])*([.A2319]-[.B2319])" office:value-type="float" office:value="0.000016680836671524" calcext:value-type="float">
            <text:p>1.6680836671524E-05</text:p>
          </table:table-cell>
          <table:table-cell table:number-columns-repeated="2"/>
        </table:table-row>
        <table:table-row table:style-name="ro1">
          <table:table-cell office:value-type="float" office:value="0.000315607" calcext:value-type="float">
            <text:p>0.000315607</text:p>
          </table:table-cell>
          <table:table-cell office:value-type="float" office:value="0.00120386" calcext:value-type="float">
            <text:p>0.00120386</text:p>
          </table:table-cell>
          <table:table-cell table:formula="of:=[.A2320]*[.A2320]" office:value-type="float" office:value="0.000000099607778449" calcext:value-type="float">
            <text:p>9.9607778449E-08</text:p>
          </table:table-cell>
          <table:table-cell table:formula="of:=([.A2320]-[.B2320])*([.A2320]-[.B2320])" office:value-type="float" office:value="0.000000788993392009" calcext:value-type="float">
            <text:p>7.88993392009E-07</text:p>
          </table:table-cell>
          <table:table-cell table:number-columns-repeated="2"/>
        </table:table-row>
        <table:table-row table:style-name="ro1">
          <table:table-cell office:value-type="float" office:value="0.00724864" calcext:value-type="float">
            <text:p>0.00724864</text:p>
          </table:table-cell>
          <table:table-cell office:value-type="float" office:value="0.130416" calcext:value-type="float">
            <text:p>0.130416</text:p>
          </table:table-cell>
          <table:table-cell table:formula="of:=[.A2321]*[.A2321]" office:value-type="float" office:value="0.0000525427818496" calcext:value-type="float">
            <text:p>0.0000525427818496</text:p>
          </table:table-cell>
          <table:table-cell table:formula="of:=([.A2321]-[.B2321])*([.A2321]-[.B2321])" office:value-type="float" office:value="0.0151701985693696" calcext:value-type="float">
            <text:p>0.0151701985693696</text:p>
          </table:table-cell>
          <table:table-cell table:number-columns-repeated="2"/>
        </table:table-row>
        <table:table-row table:style-name="ro1">
          <table:table-cell office:value-type="float" office:value="0.00815648" calcext:value-type="float">
            <text:p>0.00815648</text:p>
          </table:table-cell>
          <table:table-cell office:value-type="float" office:value="0.157201" calcext:value-type="float">
            <text:p>0.157201</text:p>
          </table:table-cell>
          <table:table-cell table:formula="of:=[.A2322]*[.A2322]" office:value-type="float" office:value="0.0000665281659904" calcext:value-type="float">
            <text:p>0.0000665281659904</text:p>
          </table:table-cell>
          <table:table-cell table:formula="of:=([.A2322]-[.B2322])*([.A2322]-[.B2322])" office:value-type="float" office:value="0.0222142689420304" calcext:value-type="float">
            <text:p>0.0222142689420304</text:p>
          </table:table-cell>
          <table:table-cell table:number-columns-repeated="2"/>
        </table:table-row>
        <table:table-row table:style-name="ro1">
          <table:table-cell office:value-type="float" office:value="0.0314714" calcext:value-type="float">
            <text:p>0.0314714</text:p>
          </table:table-cell>
          <table:table-cell office:value-type="float" office:value="0.10359" calcext:value-type="float">
            <text:p>0.10359</text:p>
          </table:table-cell>
          <table:table-cell table:formula="of:=[.A2323]*[.A2323]" office:value-type="float" office:value="0.00099044901796" calcext:value-type="float">
            <text:p>0.00099044901796</text:p>
          </table:table-cell>
          <table:table-cell table:formula="of:=([.A2323]-[.B2323])*([.A2323]-[.B2323])" office:value-type="float" office:value="0.00520109246596" calcext:value-type="float">
            <text:p>0.00520109246596</text:p>
          </table:table-cell>
          <table:table-cell table:number-columns-repeated="2"/>
        </table:table-row>
        <table:table-row table:style-name="ro1">
          <table:table-cell office:value-type="float" office:value="0.0495909" calcext:value-type="float">
            <text:p>0.0495909</text:p>
          </table:table-cell>
          <table:table-cell office:value-type="float" office:value="0.103733" calcext:value-type="float">
            <text:p>0.103733</text:p>
          </table:table-cell>
          <table:table-cell table:formula="of:=[.A2324]*[.A2324]" office:value-type="float" office:value="0.00245925736281" calcext:value-type="float">
            <text:p>0.00245925736281</text:p>
          </table:table-cell>
          <table:table-cell table:formula="of:=([.A2324]-[.B2324])*([.A2324]-[.B2324])" office:value-type="float" office:value="0.00293136699241" calcext:value-type="float">
            <text:p>0.00293136699241</text:p>
          </table:table-cell>
          <table:table-cell table:number-columns-repeated="2"/>
        </table:table-row>
        <table:table-row table:style-name="ro1">
          <table:table-cell office:value-type="float" office:value="0.157044" calcext:value-type="float">
            <text:p>0.157044</text:p>
          </table:table-cell>
          <table:table-cell office:value-type="float" office:value="0.111447" calcext:value-type="float">
            <text:p>0.111447</text:p>
          </table:table-cell>
          <table:table-cell table:formula="of:=[.A2325]*[.A2325]" office:value-type="float" office:value="0.024662817936" calcext:value-type="float">
            <text:p>0.024662817936</text:p>
          </table:table-cell>
          <table:table-cell table:formula="of:=([.A2325]-[.B2325])*([.A2325]-[.B2325])" office:value-type="float" office:value="0.002079086409" calcext:value-type="float">
            <text:p>0.002079086409</text:p>
          </table:table-cell>
          <table:table-cell table:number-columns-repeated="2"/>
        </table:table-row>
        <table:table-row table:style-name="ro1">
          <table:table-cell office:value-type="float" office:value="0.326415" calcext:value-type="float">
            <text:p>0.326415</text:p>
          </table:table-cell>
          <table:table-cell office:value-type="float" office:value="0.451761" calcext:value-type="float">
            <text:p>0.451761</text:p>
          </table:table-cell>
          <table:table-cell table:formula="of:=[.A2326]*[.A2326]" office:value-type="float" office:value="0.106546752225" calcext:value-type="float">
            <text:p>0.106546752225</text:p>
          </table:table-cell>
          <table:table-cell table:formula="of:=([.A2326]-[.B2326])*([.A2326]-[.B2326])" office:value-type="float" office:value="0.015711619716" calcext:value-type="float">
            <text:p>0.015711619716</text:p>
          </table:table-cell>
          <table:table-cell table:number-columns-repeated="2"/>
        </table:table-row>
        <table:table-row table:style-name="ro1">
          <table:table-cell office:value-type="float" office:value="0.571616" calcext:value-type="float">
            <text:p>0.571616</text:p>
          </table:table-cell>
          <table:table-cell office:value-type="float" office:value="0.415396" calcext:value-type="float">
            <text:p>0.415396</text:p>
          </table:table-cell>
          <table:table-cell table:formula="of:=[.A2327]*[.A2327]" office:value-type="float" office:value="0.326744851456" calcext:value-type="float">
            <text:p>0.326744851456</text:p>
          </table:table-cell>
          <table:table-cell table:formula="of:=([.A2327]-[.B2327])*([.A2327]-[.B2327])" office:value-type="float" office:value="0.0244046884" calcext:value-type="float">
            <text:p>0.0244046884</text:p>
          </table:table-cell>
          <table:table-cell table:number-columns-repeated="2"/>
        </table:table-row>
        <table:table-row table:style-name="ro1">
          <table:table-cell office:value-type="float" office:value="0.91014" calcext:value-type="float">
            <text:p>0.91014</text:p>
          </table:table-cell>
          <table:table-cell office:value-type="float" office:value="0.225312" calcext:value-type="float">
            <text:p>0.225312</text:p>
          </table:table-cell>
          <table:table-cell table:formula="of:=[.A2328]*[.A2328]" office:value-type="float" office:value="0.8283548196" calcext:value-type="float">
            <text:p>0.8283548196</text:p>
          </table:table-cell>
          <table:table-cell table:formula="of:=([.A2328]-[.B2328])*([.A2328]-[.B2328])" office:value-type="float" office:value="0.468989389584" calcext:value-type="float">
            <text:p>0.468989389584</text:p>
          </table:table-cell>
          <table:table-cell table:number-columns-repeated="2"/>
        </table:table-row>
        <table:table-row table:style-name="ro1">
          <table:table-cell office:value-type="float" office:value="0.91014" calcext:value-type="float">
            <text:p>0.91014</text:p>
          </table:table-cell>
          <table:table-cell office:value-type="float" office:value="0.385343" calcext:value-type="float">
            <text:p>0.385343</text:p>
          </table:table-cell>
          <table:table-cell table:formula="of:=[.A2329]*[.A2329]" office:value-type="float" office:value="0.8283548196" calcext:value-type="float">
            <text:p>0.8283548196</text:p>
          </table:table-cell>
          <table:table-cell table:formula="of:=([.A2329]-[.B2329])*([.A2329]-[.B2329])" office:value-type="float" office:value="0.275411891209" calcext:value-type="float">
            <text:p>0.275411891209</text:p>
          </table:table-cell>
          <table:table-cell table:number-columns-repeated="2"/>
        </table:table-row>
        <table:table-row table:style-name="ro1">
          <table:table-cell office:value-type="float" office:value="0.91014" calcext:value-type="float">
            <text:p>0.91014</text:p>
          </table:table-cell>
          <table:table-cell office:value-type="float" office:value="0.372774" calcext:value-type="float">
            <text:p>0.372774</text:p>
          </table:table-cell>
          <table:table-cell table:formula="of:=[.A2330]*[.A2330]" office:value-type="float" office:value="0.8283548196" calcext:value-type="float">
            <text:p>0.8283548196</text:p>
          </table:table-cell>
          <table:table-cell table:formula="of:=([.A2330]-[.B2330])*([.A2330]-[.B2330])" office:value-type="float" office:value="0.288762217956" calcext:value-type="float">
            <text:p>0.288762217956</text:p>
          </table:table-cell>
          <table:table-cell table:number-columns-repeated="2"/>
        </table:table-row>
        <table:table-row table:style-name="ro1">
          <table:table-cell office:value-type="float" office:value="0.91014" calcext:value-type="float">
            <text:p>0.91014</text:p>
          </table:table-cell>
          <table:table-cell office:value-type="float" office:value="0.600794" calcext:value-type="float">
            <text:p>0.600794</text:p>
          </table:table-cell>
          <table:table-cell table:formula="of:=[.A2331]*[.A2331]" office:value-type="float" office:value="0.8283548196" calcext:value-type="float">
            <text:p>0.8283548196</text:p>
          </table:table-cell>
          <table:table-cell table:formula="of:=([.A2331]-[.B2331])*([.A2331]-[.B2331])" office:value-type="float" office:value="0.0956949477159999" calcext:value-type="float">
            <text:p>0.0956949477159999</text:p>
          </table:table-cell>
          <table:table-cell table:number-columns-repeated="2"/>
        </table:table-row>
        <table:table-row table:style-name="ro1">
          <table:table-cell office:value-type="float" office:value="0.910139" calcext:value-type="float">
            <text:p>0.910139</text:p>
          </table:table-cell>
          <table:table-cell office:value-type="float" office:value="0.634472" calcext:value-type="float">
            <text:p>0.634472</text:p>
          </table:table-cell>
          <table:table-cell table:formula="of:=[.A2332]*[.A2332]" office:value-type="float" office:value="0.828352999321" calcext:value-type="float">
            <text:p>0.828352999321</text:p>
          </table:table-cell>
          <table:table-cell table:formula="of:=([.A2332]-[.B2332])*([.A2332]-[.B2332])" office:value-type="float" office:value="0.075992294889" calcext:value-type="float">
            <text:p>0.075992294889</text:p>
          </table:table-cell>
          <table:table-cell table:number-columns-repeated="2"/>
        </table:table-row>
        <table:table-row table:style-name="ro1">
          <table:table-cell office:value-type="float" office:value="0.910139" calcext:value-type="float">
            <text:p>0.910139</text:p>
          </table:table-cell>
          <table:table-cell office:value-type="float" office:value="0.662452" calcext:value-type="float">
            <text:p>0.662452</text:p>
          </table:table-cell>
          <table:table-cell table:formula="of:=[.A2333]*[.A2333]" office:value-type="float" office:value="0.828352999321" calcext:value-type="float">
            <text:p>0.828352999321</text:p>
          </table:table-cell>
          <table:table-cell table:formula="of:=([.A2333]-[.B2333])*([.A2333]-[.B2333])" office:value-type="float" office:value="0.061348849969" calcext:value-type="float">
            <text:p>0.061348849969</text:p>
          </table:table-cell>
          <table:table-cell table:number-columns-repeated="2"/>
        </table:table-row>
        <table:table-row table:style-name="ro1">
          <table:table-cell office:value-type="float" office:value="0.910139" calcext:value-type="float">
            <text:p>0.910139</text:p>
          </table:table-cell>
          <table:table-cell office:value-type="float" office:value="0.740248" calcext:value-type="float">
            <text:p>0.740248</text:p>
          </table:table-cell>
          <table:table-cell table:formula="of:=[.A2334]*[.A2334]" office:value-type="float" office:value="0.828352999321" calcext:value-type="float">
            <text:p>0.828352999321</text:p>
          </table:table-cell>
          <table:table-cell table:formula="of:=([.A2334]-[.B2334])*([.A2334]-[.B2334])" office:value-type="float" office:value="0.028862951881" calcext:value-type="float">
            <text:p>0.028862951881</text:p>
          </table:table-cell>
          <table:table-cell table:number-columns-repeated="2"/>
        </table:table-row>
        <table:table-row table:style-name="ro1">
          <table:table-cell office:value-type="float" office:value="0.91014" calcext:value-type="float">
            <text:p>0.91014</text:p>
          </table:table-cell>
          <table:table-cell office:value-type="float" office:value="0.775492" calcext:value-type="float">
            <text:p>0.775492</text:p>
          </table:table-cell>
          <table:table-cell table:formula="of:=[.A2335]*[.A2335]" office:value-type="float" office:value="0.8283548196" calcext:value-type="float">
            <text:p>0.8283548196</text:p>
          </table:table-cell>
          <table:table-cell table:formula="of:=([.A2335]-[.B2335])*([.A2335]-[.B2335])" office:value-type="float" office:value="0.018130083904" calcext:value-type="float">
            <text:p>0.018130083904</text:p>
          </table:table-cell>
          <table:table-cell table:number-columns-repeated="2"/>
        </table:table-row>
        <table:table-row table:style-name="ro1">
          <table:table-cell office:value-type="float" office:value="0.910452" calcext:value-type="float">
            <text:p>0.910452</text:p>
          </table:table-cell>
          <table:table-cell office:value-type="float" office:value="0.812632" calcext:value-type="float">
            <text:p>0.812632</text:p>
          </table:table-cell>
          <table:table-cell table:formula="of:=[.A2336]*[.A2336]" office:value-type="float" office:value="0.828922844304" calcext:value-type="float">
            <text:p>0.828922844304</text:p>
          </table:table-cell>
          <table:table-cell table:formula="of:=([.A2336]-[.B2336])*([.A2336]-[.B2336])" office:value-type="float" office:value="0.0095687524" calcext:value-type="float">
            <text:p>0.0095687524</text:p>
          </table:table-cell>
          <table:table-cell table:number-columns-repeated="2"/>
        </table:table-row>
        <table:table-row table:style-name="ro1">
          <table:table-cell office:value-type="float" office:value="0.971615" calcext:value-type="float">
            <text:p>0.971615</text:p>
          </table:table-cell>
          <table:table-cell office:value-type="float" office:value="0.819008" calcext:value-type="float">
            <text:p>0.819008</text:p>
          </table:table-cell>
          <table:table-cell table:formula="of:=[.A2337]*[.A2337]" office:value-type="float" office:value="0.944035708225" calcext:value-type="float">
            <text:p>0.944035708225</text:p>
          </table:table-cell>
          <table:table-cell table:formula="of:=([.A2337]-[.B2337])*([.A2337]-[.B2337])" office:value-type="float" office:value="0.023288896449" calcext:value-type="float">
            <text:p>0.023288896449</text:p>
          </table:table-cell>
          <table:table-cell table:number-columns-repeated="2"/>
        </table:table-row>
        <table:table-row table:style-name="ro1">
          <table:table-cell office:value-type="float" office:value="0.971615" calcext:value-type="float">
            <text:p>0.971615</text:p>
          </table:table-cell>
          <table:table-cell office:value-type="float" office:value="0.915397" calcext:value-type="float">
            <text:p>0.915397</text:p>
          </table:table-cell>
          <table:table-cell table:formula="of:=[.A2338]*[.A2338]" office:value-type="float" office:value="0.944035708225" calcext:value-type="float">
            <text:p>0.944035708225</text:p>
          </table:table-cell>
          <table:table-cell table:formula="of:=([.A2338]-[.B2338])*([.A2338]-[.B2338])" office:value-type="float" office:value="0.003160463524" calcext:value-type="float">
            <text:p>0.003160463524</text:p>
          </table:table-cell>
          <table:table-cell table:number-columns-repeated="2"/>
        </table:table-row>
        <table:table-row table:style-name="ro1">
          <table:table-cell office:value-type="float" office:value="0.971616" calcext:value-type="float">
            <text:p>0.971616</text:p>
          </table:table-cell>
          <table:table-cell office:value-type="float" office:value="0.962888" calcext:value-type="float">
            <text:p>0.962888</text:p>
          </table:table-cell>
          <table:table-cell table:formula="of:=[.A2339]*[.A2339]" office:value-type="float" office:value="0.944037651456" calcext:value-type="float">
            <text:p>0.944037651456</text:p>
          </table:table-cell>
          <table:table-cell table:formula="of:=([.A2339]-[.B2339])*([.A2339]-[.B2339])" office:value-type="float" office:value="0.0000761779840000012" calcext:value-type="float">
            <text:p>7.61779840000012E-05</text:p>
          </table:table-cell>
          <table:table-cell table:number-columns-repeated="2"/>
        </table:table-row>
        <table:table-row table:style-name="ro1">
          <table:table-cell office:value-type="float" office:value="0.971616" calcext:value-type="float">
            <text:p>0.971616</text:p>
          </table:table-cell>
          <table:table-cell office:value-type="float" office:value="0.994289" calcext:value-type="float">
            <text:p>0.994289</text:p>
          </table:table-cell>
          <table:table-cell table:formula="of:=[.A2340]*[.A2340]" office:value-type="float" office:value="0.944037651456" calcext:value-type="float">
            <text:p>0.944037651456</text:p>
          </table:table-cell>
          <table:table-cell table:formula="of:=([.A2340]-[.B2340])*([.A2340]-[.B2340])" office:value-type="float" office:value="0.000514064928999997" calcext:value-type="float">
            <text:p>0.000514064928999997</text:p>
          </table:table-cell>
          <table:table-cell table:number-columns-repeated="2"/>
        </table:table-row>
        <table:table-row table:style-name="ro1">
          <table:table-cell office:value-type="float" office:value="0.994011" calcext:value-type="float">
            <text:p>0.994011</text:p>
          </table:table-cell>
          <table:table-cell office:value-type="float" office:value="0.999509" calcext:value-type="float">
            <text:p>0.999509</text:p>
          </table:table-cell>
          <table:table-cell table:formula="of:=[.A2341]*[.A2341]" office:value-type="float" office:value="0.988057868121" calcext:value-type="float">
            <text:p>0.988057868121</text:p>
          </table:table-cell>
          <table:table-cell table:formula="of:=([.A2341]-[.B2341])*([.A2341]-[.B2341])" office:value-type="float" office:value="0.000030228004" calcext:value-type="float">
            <text:p>0.000030228004</text:p>
          </table:table-cell>
          <table:table-cell table:number-columns-repeated="2"/>
        </table:table-row>
        <table:table-row table:style-name="ro1">
          <table:table-cell office:value-type="float" office:value="0.000316978" calcext:value-type="float">
            <text:p>0.000316978</text:p>
          </table:table-cell>
          <table:table-cell office:value-type="float" office:value="0.00000135075" calcext:value-type="float">
            <text:p>0.00000135075</text:p>
          </table:table-cell>
          <table:table-cell table:formula="of:=[.A2342]*[.A2342]" office:value-type="float" office:value="0.000000100475052484" calcext:value-type="float">
            <text:p>1.00475052484E-07</text:p>
          </table:table-cell>
          <table:table-cell table:formula="of:=([.A2342]-[.B2342])*([.A2342]-[.B2342])" office:value-type="float" office:value="0.00000009962056094256" calcext:value-type="float">
            <text:p>9.96205609425625E-08</text:p>
          </table:table-cell>
          <table:table-cell table:number-columns-repeated="2"/>
        </table:table-row>
        <table:table-row table:style-name="ro1">
          <table:table-cell office:value-type="float" office:value="0.00015372" calcext:value-type="float">
            <text:p>0.00015372</text:p>
          </table:table-cell>
          <table:table-cell office:value-type="float" office:value="0.000221413" calcext:value-type="float">
            <text:p>0.000221413</text:p>
          </table:table-cell>
          <table:table-cell table:formula="of:=[.A2343]*[.A2343]" office:value-type="float" office:value="0.0000000236298384" calcext:value-type="float">
            <text:p>0.0000000236298384</text:p>
          </table:table-cell>
          <table:table-cell table:formula="of:=([.A2343]-[.B2343])*([.A2343]-[.B2343])" office:value-type="float" office:value="0.000000004582342249" calcext:value-type="float">
            <text:p>4.582342249E-09</text:p>
          </table:table-cell>
          <table:table-cell table:number-columns-repeated="2"/>
        </table:table-row>
        <table:table-row table:style-name="ro1">
          <table:table-cell office:value-type="float" office:value="0.00015372" calcext:value-type="float">
            <text:p>0.00015372</text:p>
          </table:table-cell>
          <table:table-cell office:value-type="float" office:value="0.000856921" calcext:value-type="float">
            <text:p>0.000856921</text:p>
          </table:table-cell>
          <table:table-cell table:formula="of:=[.A2344]*[.A2344]" office:value-type="float" office:value="0.0000000236298384" calcext:value-type="float">
            <text:p>0.0000000236298384</text:p>
          </table:table-cell>
          <table:table-cell table:formula="of:=([.A2344]-[.B2344])*([.A2344]-[.B2344])" office:value-type="float" office:value="0.000000494491646401" calcext:value-type="float">
            <text:p>4.94491646401E-07</text:p>
          </table:table-cell>
          <table:table-cell table:number-columns-repeated="2"/>
        </table:table-row>
        <table:table-row table:style-name="ro1">
          <table:table-cell office:value-type="float" office:value="0.000230968" calcext:value-type="float">
            <text:p>0.000230968</text:p>
          </table:table-cell>
          <table:table-cell office:value-type="float" office:value="0.0000512467" calcext:value-type="float">
            <text:p>0.0000512467</text:p>
          </table:table-cell>
          <table:table-cell table:formula="of:=[.A2345]*[.A2345]" office:value-type="float" office:value="0.000000053346217024" calcext:value-type="float">
            <text:p>5.3346217024E-08</text:p>
          </table:table-cell>
          <table:table-cell table:formula="of:=([.A2345]-[.B2345])*([.A2345]-[.B2345])" office:value-type="float" office:value="0.00000003229974567369" calcext:value-type="float">
            <text:p>3.229974567369E-08</text:p>
          </table:table-cell>
          <table:table-cell table:number-columns-repeated="2"/>
        </table:table-row>
        <table:table-row table:style-name="ro1">
          <table:table-cell office:value-type="float" office:value="0.000230968" calcext:value-type="float">
            <text:p>0.000230968</text:p>
          </table:table-cell>
          <table:table-cell office:value-type="float" office:value="0.0000955354" calcext:value-type="float">
            <text:p>0.0000955354</text:p>
          </table:table-cell>
          <table:table-cell table:formula="of:=[.A2346]*[.A2346]" office:value-type="float" office:value="0.000000053346217024" calcext:value-type="float">
            <text:p>5.3346217024E-08</text:p>
          </table:table-cell>
          <table:table-cell table:formula="of:=([.A2346]-[.B2346])*([.A2346]-[.B2346])" office:value-type="float" office:value="0.00000001834198914276" calcext:value-type="float">
            <text:p>1.834198914276E-08</text:p>
          </table:table-cell>
          <table:table-cell table:number-columns-repeated="2"/>
        </table:table-row>
        <table:table-row table:style-name="ro1">
          <table:table-cell office:value-type="float" office:value="0.0000256896" calcext:value-type="float">
            <text:p>0.0000256896</text:p>
          </table:table-cell>
          <table:table-cell office:value-type="float" office:value="0.0027096" calcext:value-type="float">
            <text:p>0.0027096</text:p>
          </table:table-cell>
          <table:table-cell table:formula="of:=[.A2347]*[.A2347]" office:value-type="float" office:value="0.00000000065995554816" calcext:value-type="float">
            <text:p>6.5995554816E-10</text:p>
          </table:table-cell>
          <table:table-cell table:formula="of:=([.A2347]-[.B2347])*([.A2347]-[.B2347])" office:value-type="float" office:value="0.00000720337503522816" calcext:value-type="float">
            <text:p>7.20337503522816E-06</text:p>
          </table:table-cell>
          <table:table-cell table:number-columns-repeated="2"/>
        </table:table-row>
        <table:table-row table:style-name="ro1">
          <table:table-cell office:value-type="float" office:value="0.000276029" calcext:value-type="float">
            <text:p>0.000276029</text:p>
          </table:table-cell>
          <table:table-cell office:value-type="float" office:value="0.0104491" calcext:value-type="float">
            <text:p>0.0104491</text:p>
          </table:table-cell>
          <table:table-cell table:formula="of:=[.A2348]*[.A2348]" office:value-type="float" office:value="0.000000076192008841" calcext:value-type="float">
            <text:p>7.6192008841E-08</text:p>
          </table:table-cell>
          <table:table-cell table:formula="of:=([.A2348]-[.B2348])*([.A2348]-[.B2348])" office:value-type="float" office:value="0.000103491373571041" calcext:value-type="float">
            <text:p>0.000103491373571041</text:p>
          </table:table-cell>
          <table:table-cell table:number-columns-repeated="2"/>
        </table:table-row>
        <table:table-row table:style-name="ro1">
          <table:table-cell office:value-type="float" office:value="0.000276029" calcext:value-type="float">
            <text:p>0.000276029</text:p>
          </table:table-cell>
          <table:table-cell office:value-type="float" office:value="0.0128066" calcext:value-type="float">
            <text:p>0.0128066</text:p>
          </table:table-cell>
          <table:table-cell table:formula="of:=[.A2349]*[.A2349]" office:value-type="float" office:value="0.000000076192008841" calcext:value-type="float">
            <text:p>7.6192008841E-08</text:p>
          </table:table-cell>
          <table:table-cell table:formula="of:=([.A2349]-[.B2349])*([.A2349]-[.B2349])" office:value-type="float" office:value="0.000157015209586041" calcext:value-type="float">
            <text:p>0.000157015209586041</text:p>
          </table:table-cell>
          <table:table-cell table:number-columns-repeated="2"/>
        </table:table-row>
        <table:table-row table:style-name="ro1">
          <table:table-cell office:value-type="float" office:value="0.000328422" calcext:value-type="float">
            <text:p>0.000328422</text:p>
          </table:table-cell>
          <table:table-cell office:value-type="float" office:value="0.000157077" calcext:value-type="float">
            <text:p>0.000157077</text:p>
          </table:table-cell>
          <table:table-cell table:formula="of:=[.A2350]*[.A2350]" office:value-type="float" office:value="0.000000107861010084" calcext:value-type="float">
            <text:p>1.07861010084E-07</text:p>
          </table:table-cell>
          <table:table-cell table:formula="of:=([.A2350]-[.B2350])*([.A2350]-[.B2350])" office:value-type="float" office:value="0.000000029359109025" calcext:value-type="float">
            <text:p>2.9359109025E-08</text:p>
          </table:table-cell>
          <table:table-cell table:number-columns-repeated="2"/>
        </table:table-row>
        <table:table-row table:style-name="ro1">
          <table:table-cell office:value-type="float" office:value="0.0000483394" calcext:value-type="float">
            <text:p>0.0000483394</text:p>
          </table:table-cell>
          <table:table-cell office:value-type="float" office:value="0.00442422" calcext:value-type="float">
            <text:p>0.00442422</text:p>
          </table:table-cell>
          <table:table-cell table:formula="of:=[.A2351]*[.A2351]" office:value-type="float" office:value="0.00000000233669759236" calcext:value-type="float">
            <text:p>2.33669759236E-09</text:p>
          </table:table-cell>
          <table:table-cell table:formula="of:=([.A2351]-[.B2351])*([.A2351]-[.B2351])" office:value-type="float" office:value="0.0000191483310254564" calcext:value-type="float">
            <text:p>1.91483310254564E-05</text:p>
          </table:table-cell>
          <table:table-cell table:number-columns-repeated="2"/>
        </table:table-row>
        <table:table-row table:style-name="ro1">
          <table:table-cell office:value-type="float" office:value="0.0000844598" calcext:value-type="float">
            <text:p>0.0000844598</text:p>
          </table:table-cell>
          <table:table-cell office:value-type="float" office:value="0.0729839" calcext:value-type="float">
            <text:p>0.0729839</text:p>
          </table:table-cell>
          <table:table-cell table:formula="of:=[.A2352]*[.A2352]" office:value-type="float" office:value="0.00000000713345781604" calcext:value-type="float">
            <text:p>7.13345781604E-09</text:p>
          </table:table-cell>
          <table:table-cell table:formula="of:=([.A2352]-[.B2352])*([.A2352]-[.B2352])" office:value-type="float" office:value="0.00531432838147338" calcext:value-type="float">
            <text:p>0.00531432838147338</text:p>
          </table:table-cell>
          <table:table-cell table:number-columns-repeated="2"/>
        </table:table-row>
        <table:table-row table:style-name="ro1">
          <table:table-cell office:value-type="float" office:value="0.000309289" calcext:value-type="float">
            <text:p>0.000309289</text:p>
          </table:table-cell>
          <table:table-cell office:value-type="float" office:value="0.120283" calcext:value-type="float">
            <text:p>0.120283</text:p>
          </table:table-cell>
          <table:table-cell table:formula="of:=[.A2353]*[.A2353]" office:value-type="float" office:value="0.000000095659685521" calcext:value-type="float">
            <text:p>9.5659685521E-08</text:p>
          </table:table-cell>
          <table:table-cell table:formula="of:=([.A2353]-[.B2353])*([.A2353]-[.B2353])" office:value-type="float" office:value="0.0143936913311115" calcext:value-type="float">
            <text:p>0.0143936913311115</text:p>
          </table:table-cell>
          <table:table-cell table:number-columns-repeated="2"/>
        </table:table-row>
        <table:table-row table:style-name="ro1">
          <table:table-cell office:value-type="float" office:value="0.000403523" calcext:value-type="float">
            <text:p>0.000403523</text:p>
          </table:table-cell>
          <table:table-cell office:value-type="float" office:value="0.0113659" calcext:value-type="float">
            <text:p>0.0113659</text:p>
          </table:table-cell>
          <table:table-cell table:formula="of:=[.A2354]*[.A2354]" office:value-type="float" office:value="0.000000162830811529" calcext:value-type="float">
            <text:p>1.62830811529E-07</text:p>
          </table:table-cell>
          <table:table-cell table:formula="of:=([.A2354]-[.B2354])*([.A2354]-[.B2354])" office:value-type="float" office:value="0.000120173709490129" calcext:value-type="float">
            <text:p>0.000120173709490129</text:p>
          </table:table-cell>
          <table:table-cell table:number-columns-repeated="2"/>
        </table:table-row>
        <table:table-row table:style-name="ro1">
          <table:table-cell office:value-type="float" office:value="0.00000202656" calcext:value-type="float">
            <text:p>0.00000202656</text:p>
          </table:table-cell>
          <table:table-cell office:value-type="float" office:value="0.0243523" calcext:value-type="float">
            <text:p>0.0243523</text:p>
          </table:table-cell>
          <table:table-cell table:formula="of:=[.A2355]*[.A2355]" office:value-type="float" office:value="0.00000000000410694543" calcext:value-type="float">
            <text:p>4.1069454336E-12</text:p>
          </table:table-cell>
          <table:table-cell table:formula="of:=([.A2355]-[.B2355])*([.A2355]-[.B2355])" office:value-type="float" office:value="0.000592935816602769" calcext:value-type="float">
            <text:p>0.000592935816602769</text:p>
          </table:table-cell>
          <table:table-cell table:number-columns-repeated="2"/>
        </table:table-row>
        <table:table-row table:style-name="ro1">
          <table:table-cell office:value-type="float" office:value="0.00107026" calcext:value-type="float">
            <text:p>0.00107026</text:p>
          </table:table-cell>
          <table:table-cell office:value-type="float" office:value="0.152039" calcext:value-type="float">
            <text:p>0.152039</text:p>
          </table:table-cell>
          <table:table-cell table:formula="of:=[.A2356]*[.A2356]" office:value-type="float" office:value="0.0000011454564676" calcext:value-type="float">
            <text:p>0.0000011454564676</text:p>
          </table:table-cell>
          <table:table-cell table:formula="of:=([.A2356]-[.B2356])*([.A2356]-[.B2356])" office:value-type="float" office:value="0.0227915604571876" calcext:value-type="float">
            <text:p>0.0227915604571876</text:p>
          </table:table-cell>
          <table:table-cell table:number-columns-repeated="2"/>
        </table:table-row>
        <table:table-row table:style-name="ro1">
          <table:table-cell office:value-type="float" office:value="0.00334668" calcext:value-type="float">
            <text:p>0.00334668</text:p>
          </table:table-cell>
          <table:table-cell office:value-type="float" office:value="0.224187" calcext:value-type="float">
            <text:p>0.224187</text:p>
          </table:table-cell>
          <table:table-cell table:formula="of:=[.A2357]*[.A2357]" office:value-type="float" office:value="0.0000112002670224" calcext:value-type="float">
            <text:p>0.0000112002670224</text:p>
          </table:table-cell>
          <table:table-cell table:formula="of:=([.A2357]-[.B2357])*([.A2357]-[.B2357])" office:value-type="float" office:value="0.0487704469377024" calcext:value-type="float">
            <text:p>0.0487704469377024</text:p>
          </table:table-cell>
          <table:table-cell table:number-columns-repeated="2"/>
        </table:table-row>
        <table:table-row table:style-name="ro1">
          <table:table-cell office:value-type="float" office:value="0.0015536" calcext:value-type="float">
            <text:p>0.0015536</text:p>
          </table:table-cell>
          <table:table-cell office:value-type="float" office:value="0.252545" calcext:value-type="float">
            <text:p>0.252545</text:p>
          </table:table-cell>
          <table:table-cell table:formula="of:=[.A2358]*[.A2358]" office:value-type="float" office:value="0.00000241367296" calcext:value-type="float">
            <text:p>0.00000241367296</text:p>
          </table:table-cell>
          <table:table-cell table:formula="of:=([.A2358]-[.B2358])*([.A2358]-[.B2358])" office:value-type="float" office:value="0.06299668287396" calcext:value-type="float">
            <text:p>0.06299668287396</text:p>
          </table:table-cell>
          <table:table-cell table:number-columns-repeated="2"/>
        </table:table-row>
        <table:table-row table:style-name="ro1">
          <table:table-cell office:value-type="float" office:value="0.00145179" calcext:value-type="float">
            <text:p>0.00145179</text:p>
          </table:table-cell>
          <table:table-cell office:value-type="float" office:value="0.26508" calcext:value-type="float">
            <text:p>0.26508</text:p>
          </table:table-cell>
          <table:table-cell table:formula="of:=[.A2359]*[.A2359]" office:value-type="float" office:value="0.0000021076942041" calcext:value-type="float">
            <text:p>0.0000021076942041</text:p>
          </table:table-cell>
          <table:table-cell table:formula="of:=([.A2359]-[.B2359])*([.A2359]-[.B2359])" office:value-type="float" office:value="0.0694998331078041" calcext:value-type="float">
            <text:p>0.0694998331078041</text:p>
          </table:table-cell>
          <table:table-cell table:number-columns-repeated="2"/>
        </table:table-row>
        <table:table-row table:style-name="ro1">
          <table:table-cell office:value-type="float" office:value="0.00145173" calcext:value-type="float">
            <text:p>0.00145173</text:p>
          </table:table-cell>
          <table:table-cell office:value-type="float" office:value="0.299202" calcext:value-type="float">
            <text:p>0.299202</text:p>
          </table:table-cell>
          <table:table-cell table:formula="of:=[.A2360]*[.A2360]" office:value-type="float" office:value="0.0000021075199929" calcext:value-type="float">
            <text:p>0.0000021075199929</text:p>
          </table:table-cell>
          <table:table-cell table:formula="of:=([.A2360]-[.B2360])*([.A2360]-[.B2360])" office:value-type="float" office:value="0.0886552232850729" calcext:value-type="float">
            <text:p>0.0886552232850729</text:p>
          </table:table-cell>
          <table:table-cell table:number-columns-repeated="2"/>
        </table:table-row>
        <table:table-row table:style-name="ro1">
          <table:table-cell office:value-type="float" office:value="0.00933498" calcext:value-type="float">
            <text:p>0.00933498</text:p>
          </table:table-cell>
          <table:table-cell office:value-type="float" office:value="0.0758565" calcext:value-type="float">
            <text:p>0.0758565</text:p>
          </table:table-cell>
          <table:table-cell table:formula="of:=[.A2361]*[.A2361]" office:value-type="float" office:value="0.0000871418516004" calcext:value-type="float">
            <text:p>0.0000871418516004</text:p>
          </table:table-cell>
          <table:table-cell table:formula="of:=([.A2361]-[.B2361])*([.A2361]-[.B2361])" office:value-type="float" office:value="0.0044251126231104" calcext:value-type="float">
            <text:p>0.0044251126231104</text:p>
          </table:table-cell>
          <table:table-cell table:number-columns-repeated="2"/>
        </table:table-row>
        <table:table-row table:style-name="ro1">
          <table:table-cell office:value-type="float" office:value="0.0535542" calcext:value-type="float">
            <text:p>0.0535542</text:p>
          </table:table-cell>
          <table:table-cell office:value-type="float" office:value="0.375749" calcext:value-type="float">
            <text:p>0.375749</text:p>
          </table:table-cell>
          <table:table-cell table:formula="of:=[.A2362]*[.A2362]" office:value-type="float" office:value="0.00286805233764" calcext:value-type="float">
            <text:p>0.00286805233764</text:p>
          </table:table-cell>
          <table:table-cell table:formula="of:=([.A2362]-[.B2362])*([.A2362]-[.B2362])" office:value-type="float" office:value="0.10380948914704" calcext:value-type="float">
            <text:p>0.10380948914704</text:p>
          </table:table-cell>
          <table:table-cell table:number-columns-repeated="2"/>
        </table:table-row>
        <table:table-row table:style-name="ro1">
          <table:table-cell office:value-type="float" office:value="0.315503" calcext:value-type="float">
            <text:p>0.315503</text:p>
          </table:table-cell>
          <table:table-cell office:value-type="float" office:value="0.500744" calcext:value-type="float">
            <text:p>0.500744</text:p>
          </table:table-cell>
          <table:table-cell table:formula="of:=[.A2363]*[.A2363]" office:value-type="float" office:value="0.099542143009" calcext:value-type="float">
            <text:p>0.099542143009</text:p>
          </table:table-cell>
          <table:table-cell table:formula="of:=([.A2363]-[.B2363])*([.A2363]-[.B2363])" office:value-type="float" office:value="0.034314228081" calcext:value-type="float">
            <text:p>0.034314228081</text:p>
          </table:table-cell>
          <table:table-cell table:number-columns-repeated="2"/>
        </table:table-row>
        <table:table-row table:style-name="ro1">
          <table:table-cell office:value-type="float" office:value="0.315503" calcext:value-type="float">
            <text:p>0.315503</text:p>
          </table:table-cell>
          <table:table-cell office:value-type="float" office:value="0.519511" calcext:value-type="float">
            <text:p>0.519511</text:p>
          </table:table-cell>
          <table:table-cell table:formula="of:=[.A2364]*[.A2364]" office:value-type="float" office:value="0.099542143009" calcext:value-type="float">
            <text:p>0.099542143009</text:p>
          </table:table-cell>
          <table:table-cell table:formula="of:=([.A2364]-[.B2364])*([.A2364]-[.B2364])" office:value-type="float" office:value="0.041619264064" calcext:value-type="float">
            <text:p>0.041619264064</text:p>
          </table:table-cell>
          <table:table-cell table:number-columns-repeated="2"/>
        </table:table-row>
        <table:table-row table:style-name="ro1">
          <table:table-cell office:value-type="float" office:value="0.327935" calcext:value-type="float">
            <text:p>0.327935</text:p>
          </table:table-cell>
          <table:table-cell office:value-type="float" office:value="0.493202" calcext:value-type="float">
            <text:p>0.493202</text:p>
          </table:table-cell>
          <table:table-cell table:formula="of:=[.A2365]*[.A2365]" office:value-type="float" office:value="0.107541364225" calcext:value-type="float">
            <text:p>0.107541364225</text:p>
          </table:table-cell>
          <table:table-cell table:formula="of:=([.A2365]-[.B2365])*([.A2365]-[.B2365])" office:value-type="float" office:value="0.027313181289" calcext:value-type="float">
            <text:p>0.027313181289</text:p>
          </table:table-cell>
          <table:table-cell table:number-columns-repeated="2"/>
        </table:table-row>
        <table:table-row table:style-name="ro1">
          <table:table-cell office:value-type="float" office:value="0.66108" calcext:value-type="float">
            <text:p>0.66108</text:p>
          </table:table-cell>
          <table:table-cell office:value-type="float" office:value="0.511532" calcext:value-type="float">
            <text:p>0.511532</text:p>
          </table:table-cell>
          <table:table-cell table:formula="of:=[.A2366]*[.A2366]" office:value-type="float" office:value="0.4370267664" calcext:value-type="float">
            <text:p>0.4370267664</text:p>
          </table:table-cell>
          <table:table-cell table:formula="of:=([.A2366]-[.B2366])*([.A2366]-[.B2366])" office:value-type="float" office:value="0.022364604304" calcext:value-type="float">
            <text:p>0.022364604304</text:p>
          </table:table-cell>
          <table:table-cell table:number-columns-repeated="2"/>
        </table:table-row>
        <table:table-row table:style-name="ro1">
          <table:table-cell office:value-type="float" office:value="0.661081" calcext:value-type="float">
            <text:p>0.661081</text:p>
          </table:table-cell>
          <table:table-cell office:value-type="float" office:value="0.578479" calcext:value-type="float">
            <text:p>0.578479</text:p>
          </table:table-cell>
          <table:table-cell table:formula="of:=[.A2367]*[.A2367]" office:value-type="float" office:value="0.437028088561" calcext:value-type="float">
            <text:p>0.437028088561</text:p>
          </table:table-cell>
          <table:table-cell table:formula="of:=([.A2367]-[.B2367])*([.A2367]-[.B2367])" office:value-type="float" office:value="0.00682309040400001" calcext:value-type="float">
            <text:p>0.00682309040400001</text:p>
          </table:table-cell>
          <table:table-cell table:number-columns-repeated="2"/>
        </table:table-row>
        <table:table-row table:style-name="ro1">
          <table:table-cell office:value-type="float" office:value="0.66108" calcext:value-type="float">
            <text:p>0.66108</text:p>
          </table:table-cell>
          <table:table-cell office:value-type="float" office:value="0.600597" calcext:value-type="float">
            <text:p>0.600597</text:p>
          </table:table-cell>
          <table:table-cell table:formula="of:=[.A2368]*[.A2368]" office:value-type="float" office:value="0.4370267664" calcext:value-type="float">
            <text:p>0.4370267664</text:p>
          </table:table-cell>
          <table:table-cell table:formula="of:=([.A2368]-[.B2368])*([.A2368]-[.B2368])" office:value-type="float" office:value="0.00365819328899999" calcext:value-type="float">
            <text:p>0.00365819328899999</text:p>
          </table:table-cell>
          <table:table-cell table:number-columns-repeated="2"/>
        </table:table-row>
        <table:table-row table:style-name="ro1">
          <table:table-cell office:value-type="float" office:value="0.661081" calcext:value-type="float">
            <text:p>0.661081</text:p>
          </table:table-cell>
          <table:table-cell office:value-type="float" office:value="0.606794" calcext:value-type="float">
            <text:p>0.606794</text:p>
          </table:table-cell>
          <table:table-cell table:formula="of:=[.A2369]*[.A2369]" office:value-type="float" office:value="0.437028088561" calcext:value-type="float">
            <text:p>0.437028088561</text:p>
          </table:table-cell>
          <table:table-cell table:formula="of:=([.A2369]-[.B2369])*([.A2369]-[.B2369])" office:value-type="float" office:value="0.00294707836900001" calcext:value-type="float">
            <text:p>0.00294707836900001</text:p>
          </table:table-cell>
          <table:table-cell table:number-columns-repeated="2"/>
        </table:table-row>
        <table:table-row table:style-name="ro1">
          <table:table-cell office:value-type="float" office:value="0.66108" calcext:value-type="float">
            <text:p>0.66108</text:p>
          </table:table-cell>
          <table:table-cell office:value-type="float" office:value="0.668626" calcext:value-type="float">
            <text:p>0.668626</text:p>
          </table:table-cell>
          <table:table-cell table:formula="of:=[.A2370]*[.A2370]" office:value-type="float" office:value="0.4370267664" calcext:value-type="float">
            <text:p>0.4370267664</text:p>
          </table:table-cell>
          <table:table-cell table:formula="of:=([.A2370]-[.B2370])*([.A2370]-[.B2370])" office:value-type="float" office:value="0.0000569421160000008" calcext:value-type="float">
            <text:p>5.69421160000008E-05</text:p>
          </table:table-cell>
          <table:table-cell table:number-columns-repeated="2"/>
        </table:table-row>
        <table:table-row table:style-name="ro1">
          <table:table-cell office:value-type="float" office:value="0.661081" calcext:value-type="float">
            <text:p>0.661081</text:p>
          </table:table-cell>
          <table:table-cell office:value-type="float" office:value="0.696876" calcext:value-type="float">
            <text:p>0.696876</text:p>
          </table:table-cell>
          <table:table-cell table:formula="of:=[.A2371]*[.A2371]" office:value-type="float" office:value="0.437028088561" calcext:value-type="float">
            <text:p>0.437028088561</text:p>
          </table:table-cell>
          <table:table-cell table:formula="of:=([.A2371]-[.B2371])*([.A2371]-[.B2371])" office:value-type="float" office:value="0.001281282025" calcext:value-type="float">
            <text:p>0.001281282025</text:p>
          </table:table-cell>
          <table:table-cell table:number-columns-repeated="2"/>
        </table:table-row>
        <table:table-row table:style-name="ro1">
          <table:table-cell office:value-type="float" office:value="0.661081" calcext:value-type="float">
            <text:p>0.661081</text:p>
          </table:table-cell>
          <table:table-cell office:value-type="float" office:value="0.727609" calcext:value-type="float">
            <text:p>0.727609</text:p>
          </table:table-cell>
          <table:table-cell table:formula="of:=[.A2372]*[.A2372]" office:value-type="float" office:value="0.437028088561" calcext:value-type="float">
            <text:p>0.437028088561</text:p>
          </table:table-cell>
          <table:table-cell table:formula="of:=([.A2372]-[.B2372])*([.A2372]-[.B2372])" office:value-type="float" office:value="0.00442597478399999" calcext:value-type="float">
            <text:p>0.00442597478399999</text:p>
          </table:table-cell>
          <table:table-cell table:number-columns-repeated="2"/>
        </table:table-row>
        <table:table-row table:style-name="ro1">
          <table:table-cell office:value-type="float" office:value="0.66108" calcext:value-type="float">
            <text:p>0.66108</text:p>
          </table:table-cell>
          <table:table-cell office:value-type="float" office:value="0.761078" calcext:value-type="float">
            <text:p>0.761078</text:p>
          </table:table-cell>
          <table:table-cell table:formula="of:=[.A2373]*[.A2373]" office:value-type="float" office:value="0.4370267664" calcext:value-type="float">
            <text:p>0.4370267664</text:p>
          </table:table-cell>
          <table:table-cell table:formula="of:=([.A2373]-[.B2373])*([.A2373]-[.B2373])" office:value-type="float" office:value="0.00999960000400001" calcext:value-type="float">
            <text:p>0.00999960000400001</text:p>
          </table:table-cell>
          <table:table-cell table:number-columns-repeated="2"/>
        </table:table-row>
        <table:table-row table:style-name="ro1">
          <table:table-cell office:value-type="float" office:value="0.740341" calcext:value-type="float">
            <text:p>0.740341</text:p>
          </table:table-cell>
          <table:table-cell office:value-type="float" office:value="0.797314" calcext:value-type="float">
            <text:p>0.797314</text:p>
          </table:table-cell>
          <table:table-cell table:formula="of:=[.A2374]*[.A2374]" office:value-type="float" office:value="0.548104796281" calcext:value-type="float">
            <text:p>0.548104796281</text:p>
          </table:table-cell>
          <table:table-cell table:formula="of:=([.A2374]-[.B2374])*([.A2374]-[.B2374])" office:value-type="float" office:value="0.00324592272899999" calcext:value-type="float">
            <text:p>0.00324592272899999</text:p>
          </table:table-cell>
          <table:table-cell table:number-columns-repeated="2"/>
        </table:table-row>
        <table:table-row table:style-name="ro1">
          <table:table-cell office:value-type="float" office:value="0.874265" calcext:value-type="float">
            <text:p>0.874265</text:p>
          </table:table-cell>
          <table:table-cell office:value-type="float" office:value="0.835818" calcext:value-type="float">
            <text:p>0.835818</text:p>
          </table:table-cell>
          <table:table-cell table:formula="of:=[.A2375]*[.A2375]" office:value-type="float" office:value="0.764339290225" calcext:value-type="float">
            <text:p>0.764339290225</text:p>
          </table:table-cell>
          <table:table-cell table:formula="of:=([.A2375]-[.B2375])*([.A2375]-[.B2375])" office:value-type="float" office:value="0.001478171809" calcext:value-type="float">
            <text:p>0.001478171809</text:p>
          </table:table-cell>
          <table:table-cell table:number-columns-repeated="2"/>
        </table:table-row>
        <table:table-row table:style-name="ro1">
          <table:table-cell office:value-type="float" office:value="0.874266" calcext:value-type="float">
            <text:p>0.874266</text:p>
          </table:table-cell>
          <table:table-cell office:value-type="float" office:value="0.874986" calcext:value-type="float">
            <text:p>0.874986</text:p>
          </table:table-cell>
          <table:table-cell table:formula="of:=[.A2376]*[.A2376]" office:value-type="float" office:value="0.764341038756" calcext:value-type="float">
            <text:p>0.764341038756</text:p>
          </table:table-cell>
          <table:table-cell table:formula="of:=([.A2376]-[.B2376])*([.A2376]-[.B2376])" office:value-type="float" office:value="0.00000051840000000008" calcext:value-type="float">
            <text:p>5.18400000000078E-07</text:p>
          </table:table-cell>
          <table:table-cell table:number-columns-repeated="2"/>
        </table:table-row>
        <table:table-row table:style-name="ro1">
          <table:table-cell office:value-type="float" office:value="0.874265" calcext:value-type="float">
            <text:p>0.874265</text:p>
          </table:table-cell>
          <table:table-cell office:value-type="float" office:value="0.911265" calcext:value-type="float">
            <text:p>0.911265</text:p>
          </table:table-cell>
          <table:table-cell table:formula="of:=[.A2377]*[.A2377]" office:value-type="float" office:value="0.764339290225" calcext:value-type="float">
            <text:p>0.764339290225</text:p>
          </table:table-cell>
          <table:table-cell table:formula="of:=([.A2377]-[.B2377])*([.A2377]-[.B2377])" office:value-type="float" office:value="0.001369" calcext:value-type="float">
            <text:p>0.001369</text:p>
          </table:table-cell>
          <table:table-cell table:number-columns-repeated="2"/>
        </table:table-row>
        <table:table-row table:style-name="ro1">
          <table:table-cell office:value-type="float" office:value="0.994097" calcext:value-type="float">
            <text:p>0.994097</text:p>
          </table:table-cell>
          <table:table-cell office:value-type="float" office:value="0.93867" calcext:value-type="float">
            <text:p>0.93867</text:p>
          </table:table-cell>
          <table:table-cell table:formula="of:=[.A2378]*[.A2378]" office:value-type="float" office:value="0.988228845409" calcext:value-type="float">
            <text:p>0.988228845409</text:p>
          </table:table-cell>
          <table:table-cell table:formula="of:=([.A2378]-[.B2378])*([.A2378]-[.B2378])" office:value-type="float" office:value="0.003072152329" calcext:value-type="float">
            <text:p>0.003072152329</text:p>
          </table:table-cell>
          <table:table-cell table:number-columns-repeated="2"/>
        </table:table-row>
        <table:table-row table:style-name="ro1">
          <table:table-cell office:value-type="float" office:value="0.994096" calcext:value-type="float">
            <text:p>0.994096</text:p>
          </table:table-cell>
          <table:table-cell office:value-type="float" office:value="0.998192" calcext:value-type="float">
            <text:p>0.998192</text:p>
          </table:table-cell>
          <table:table-cell table:formula="of:=[.A2379]*[.A2379]" office:value-type="float" office:value="0.988226857216" calcext:value-type="float">
            <text:p>0.988226857216</text:p>
          </table:table-cell>
          <table:table-cell table:formula="of:=([.A2379]-[.B2379])*([.A2379]-[.B2379])" office:value-type="float" office:value="0.0000167772159999999" calcext:value-type="float">
            <text:p>1.67772159999999E-05</text:p>
          </table:table-cell>
          <table:table-cell table:number-columns-repeated="2"/>
        </table:table-row>
        <table:table-row table:style-name="ro1">
          <table:table-cell office:value-type="float" office:value="0.994096" calcext:value-type="float">
            <text:p>0.994096</text:p>
          </table:table-cell>
          <table:table-cell office:value-type="float" office:value="0.999997" calcext:value-type="float">
            <text:p>0.999997</text:p>
          </table:table-cell>
          <table:table-cell table:formula="of:=[.A2380]*[.A2380]" office:value-type="float" office:value="0.988226857216" calcext:value-type="float">
            <text:p>0.988226857216</text:p>
          </table:table-cell>
          <table:table-cell table:formula="of:=([.A2380]-[.B2380])*([.A2380]-[.B2380])" office:value-type="float" office:value="0.0000348218010000005" calcext:value-type="float">
            <text:p>3.48218010000005E-05</text:p>
          </table:table-cell>
          <table:table-cell table:number-columns-repeated="2"/>
        </table:table-row>
        <table:table-row table:style-name="ro1">
          <table:table-cell office:value-type="float" office:value="0.00000619888" calcext:value-type="float">
            <text:p>0.00000619888</text:p>
          </table:table-cell>
          <table:table-cell office:value-type="float" office:value="0.00000303222" calcext:value-type="float">
            <text:p>0.00000303222</text:p>
          </table:table-cell>
          <table:table-cell table:formula="of:=[.A2381]*[.A2381]" office:value-type="float" office:value="0.00000000003842611325" calcext:value-type="float">
            <text:p>3.84261132544E-11</text:p>
          </table:table-cell>
          <table:table-cell table:formula="of:=([.A2381]-[.B2381])*([.A2381]-[.B2381])" office:value-type="float" office:value="0.00000000001002773556" calcext:value-type="float">
            <text:p>1.00277355556E-11</text:p>
          </table:table-cell>
          <table:table-cell table:number-columns-repeated="2"/>
        </table:table-row>
        <table:table-row table:style-name="ro1">
          <table:table-cell office:value-type="float" office:value="0.0000551343" calcext:value-type="float">
            <text:p>0.0000551343</text:p>
          </table:table-cell>
          <table:table-cell office:value-type="float" office:value="0.000224189" calcext:value-type="float">
            <text:p>0.000224189</text:p>
          </table:table-cell>
          <table:table-cell table:formula="of:=[.A2382]*[.A2382]" office:value-type="float" office:value="0.00000000303979103649" calcext:value-type="float">
            <text:p>3.03979103649E-09</text:p>
          </table:table-cell>
          <table:table-cell table:formula="of:=([.A2382]-[.B2382])*([.A2382]-[.B2382])" office:value-type="float" office:value="0.00000002857949159209" calcext:value-type="float">
            <text:p>2.857949159209E-08</text:p>
          </table:table-cell>
          <table:table-cell table:number-columns-repeated="2"/>
        </table:table-row>
        <table:table-row table:style-name="ro1">
          <table:table-cell office:value-type="float" office:value="0.0000215769" calcext:value-type="float">
            <text:p>0.0000215769</text:p>
          </table:table-cell>
          <table:table-cell office:value-type="float" office:value="0.00172623" calcext:value-type="float">
            <text:p>0.00172623</text:p>
          </table:table-cell>
          <table:table-cell table:formula="of:=[.A2383]*[.A2383]" office:value-type="float" office:value="0.00000000046556261361" calcext:value-type="float">
            <text:p>4.6556261361E-10</text:p>
          </table:table-cell>
          <table:table-cell table:formula="of:=([.A2383]-[.B2383])*([.A2383]-[.B2383])" office:value-type="float" office:value="0.00000290584219133961" calcext:value-type="float">
            <text:p>2.90584219133961E-06</text:p>
          </table:table-cell>
          <table:table-cell table:number-columns-repeated="2"/>
        </table:table-row>
        <table:table-row table:style-name="ro1">
          <table:table-cell office:value-type="float" office:value="0.0000376701" calcext:value-type="float">
            <text:p>0.0000376701</text:p>
          </table:table-cell>
          <table:table-cell office:value-type="float" office:value="0.000154326" calcext:value-type="float">
            <text:p>0.000154326</text:p>
          </table:table-cell>
          <table:table-cell table:formula="of:=[.A2384]*[.A2384]" office:value-type="float" office:value="0.00000000141903643401" calcext:value-type="float">
            <text:p>1.41903643401E-09</text:p>
          </table:table-cell>
          <table:table-cell table:formula="of:=([.A2384]-[.B2384])*([.A2384]-[.B2384])" office:value-type="float" office:value="0.00000001360859900481" calcext:value-type="float">
            <text:p>1.360859900481E-08</text:p>
          </table:table-cell>
          <table:table-cell table:number-columns-repeated="2"/>
        </table:table-row>
        <table:table-row table:style-name="ro1">
          <table:table-cell office:value-type="float" office:value="0.0000600815" calcext:value-type="float">
            <text:p>0.0000600815</text:p>
          </table:table-cell>
          <table:table-cell office:value-type="float" office:value="0.000289474" calcext:value-type="float">
            <text:p>0.000289474</text:p>
          </table:table-cell>
          <table:table-cell table:formula="of:=[.A2385]*[.A2385]" office:value-type="float" office:value="0.00000000360978664225" calcext:value-type="float">
            <text:p>3.60978664225E-09</text:p>
          </table:table-cell>
          <table:table-cell table:formula="of:=([.A2385]-[.B2385])*([.A2385]-[.B2385])" office:value-type="float" office:value="0.00000005262091905625" calcext:value-type="float">
            <text:p>5.262091905625E-08</text:p>
          </table:table-cell>
          <table:table-cell table:number-columns-repeated="2"/>
        </table:table-row>
        <table:table-row table:style-name="ro1">
          <table:table-cell office:value-type="float" office:value="0.0000103116" calcext:value-type="float">
            <text:p>0.0000103116</text:p>
          </table:table-cell>
          <table:table-cell office:value-type="float" office:value="0.000924285" calcext:value-type="float">
            <text:p>0.000924285</text:p>
          </table:table-cell>
          <table:table-cell table:formula="of:=[.A2386]*[.A2386]" office:value-type="float" office:value="0.00000000010632909456" calcext:value-type="float">
            <text:p>1.0632909456E-10</text:p>
          </table:table-cell>
          <table:table-cell table:formula="of:=([.A2386]-[.B2386])*([.A2386]-[.B2386])" office:value-type="float" office:value="0.00000083534737590756" calcext:value-type="float">
            <text:p>8.3534737590756E-07</text:p>
          </table:table-cell>
          <table:table-cell table:number-columns-repeated="2"/>
        </table:table-row>
        <table:table-row table:style-name="ro1">
          <table:table-cell office:value-type="float" office:value="0.000144899" calcext:value-type="float">
            <text:p>0.000144899</text:p>
          </table:table-cell>
          <table:table-cell office:value-type="float" office:value="0.0032683" calcext:value-type="float">
            <text:p>0.0032683</text:p>
          </table:table-cell>
          <table:table-cell table:formula="of:=[.A2387]*[.A2387]" office:value-type="float" office:value="0.000000020995720201" calcext:value-type="float">
            <text:p>2.0995720201E-08</text:p>
          </table:table-cell>
          <table:table-cell table:formula="of:=([.A2387]-[.B2387])*([.A2387]-[.B2387])" office:value-type="float" office:value="0.000009755633806801" calcext:value-type="float">
            <text:p>9.755633806801E-06</text:p>
          </table:table-cell>
          <table:table-cell table:number-columns-repeated="2"/>
        </table:table-row>
        <table:table-row table:style-name="ro1">
          <table:table-cell office:value-type="float" office:value="0.000100911" calcext:value-type="float">
            <text:p>0.000100911</text:p>
          </table:table-cell>
          <table:table-cell office:value-type="float" office:value="0.000247935" calcext:value-type="float">
            <text:p>0.000247935</text:p>
          </table:table-cell>
          <table:table-cell table:formula="of:=[.A2388]*[.A2388]" office:value-type="float" office:value="0.000000010183029921" calcext:value-type="float">
            <text:p>1.0183029921E-08</text:p>
          </table:table-cell>
          <table:table-cell table:formula="of:=([.A2388]-[.B2388])*([.A2388]-[.B2388])" office:value-type="float" office:value="0.000000021616056576" calcext:value-type="float">
            <text:p>2.1616056576E-08</text:p>
          </table:table-cell>
          <table:table-cell table:number-columns-repeated="2"/>
        </table:table-row>
        <table:table-row table:style-name="ro1">
          <table:table-cell office:value-type="float" office:value="0.0000633597" calcext:value-type="float">
            <text:p>0.0000633597</text:p>
          </table:table-cell>
          <table:table-cell office:value-type="float" office:value="0.00354036" calcext:value-type="float">
            <text:p>0.00354036</text:p>
          </table:table-cell>
          <table:table-cell table:formula="of:=[.A2389]*[.A2389]" office:value-type="float" office:value="0.00000000401445158409" calcext:value-type="float">
            <text:p>4.01445158409E-09</text:p>
          </table:table-cell>
          <table:table-cell table:formula="of:=([.A2389]-[.B2389])*([.A2389]-[.B2389])" office:value-type="float" office:value="0.0000120895310862001" calcext:value-type="float">
            <text:p>1.20895310862001E-05</text:p>
          </table:table-cell>
          <table:table-cell table:number-columns-repeated="2"/>
        </table:table-row>
        <table:table-row table:style-name="ro1">
          <table:table-cell office:value-type="float" office:value="0.00000357628" calcext:value-type="float">
            <text:p>0.00000357628</text:p>
          </table:table-cell>
          <table:table-cell office:value-type="float" office:value="0.0011324" calcext:value-type="float">
            <text:p>0.0011324</text:p>
          </table:table-cell>
          <table:table-cell table:formula="of:=[.A2390]*[.A2390]" office:value-type="float" office:value="0.00000000001278977864" calcext:value-type="float">
            <text:p>1.27897786384E-11</text:p>
          </table:table-cell>
          <table:table-cell table:formula="of:=([.A2390]-[.B2390])*([.A2390]-[.B2390])" office:value-type="float" office:value="0.00000127424299083464" calcext:value-type="float">
            <text:p>1.27424299083464E-06</text:p>
          </table:table-cell>
          <table:table-cell table:number-columns-repeated="2"/>
        </table:table-row>
        <table:table-row table:style-name="ro1">
          <table:table-cell office:value-type="float" office:value="0.000025034" calcext:value-type="float">
            <text:p>0.000025034</text:p>
          </table:table-cell>
          <table:table-cell office:value-type="float" office:value="0.0254469" calcext:value-type="float">
            <text:p>0.0254469</text:p>
          </table:table-cell>
          <table:table-cell table:formula="of:=[.A2391]*[.A2391]" office:value-type="float" office:value="0.000000000626701156" calcext:value-type="float">
            <text:p>6.26701156E-10</text:p>
          </table:table-cell>
          <table:table-cell table:formula="of:=([.A2391]-[.B2391])*([.A2391]-[.B2391])" office:value-type="float" office:value="0.000646271270921956" calcext:value-type="float">
            <text:p>0.000646271270921956</text:p>
          </table:table-cell>
          <table:table-cell table:number-columns-repeated="2"/>
        </table:table-row>
        <table:table-row table:style-name="ro1">
          <table:table-cell office:value-type="float" office:value="0.0000175834" calcext:value-type="float">
            <text:p>0.0000175834</text:p>
          </table:table-cell>
          <table:table-cell office:value-type="float" office:value="0.0460542" calcext:value-type="float">
            <text:p>0.0460542</text:p>
          </table:table-cell>
          <table:table-cell table:formula="of:=[.A2392]*[.A2392]" office:value-type="float" office:value="0.00000000030917595556" calcext:value-type="float">
            <text:p>3.0917595556E-10</text:p>
          </table:table-cell>
          <table:table-cell table:formula="of:=([.A2392]-[.B2392])*([.A2392]-[.B2392])" office:value-type="float" office:value="0.0021193700679754" calcext:value-type="float">
            <text:p>0.0021193700679754</text:p>
          </table:table-cell>
          <table:table-cell table:number-columns-repeated="2"/>
        </table:table-row>
        <table:table-row table:style-name="ro1">
          <table:table-cell office:value-type="float" office:value="0.000418246" calcext:value-type="float">
            <text:p>0.000418246</text:p>
          </table:table-cell>
          <table:table-cell office:value-type="float" office:value="0.0128867" calcext:value-type="float">
            <text:p>0.0128867</text:p>
          </table:table-cell>
          <table:table-cell table:formula="of:=[.A2393]*[.A2393]" office:value-type="float" office:value="0.000000174929716516" calcext:value-type="float">
            <text:p>1.74929716516E-07</text:p>
          </table:table-cell>
          <table:table-cell table:formula="of:=([.A2393]-[.B2393])*([.A2393]-[.B2393])" office:value-type="float" office:value="0.000155462345150116" calcext:value-type="float">
            <text:p>0.000155462345150116</text:p>
          </table:table-cell>
          <table:table-cell table:number-columns-repeated="2"/>
        </table:table-row>
        <table:table-row table:style-name="ro1">
          <table:table-cell office:value-type="float" office:value="0.00181895" calcext:value-type="float">
            <text:p>0.00181895</text:p>
          </table:table-cell>
          <table:table-cell office:value-type="float" office:value="0.024081" calcext:value-type="float">
            <text:p>0.024081</text:p>
          </table:table-cell>
          <table:table-cell table:formula="of:=[.A2394]*[.A2394]" office:value-type="float" office:value="0.0000033085791025" calcext:value-type="float">
            <text:p>0.0000033085791025</text:p>
          </table:table-cell>
          <table:table-cell table:formula="of:=([.A2394]-[.B2394])*([.A2394]-[.B2394])" office:value-type="float" office:value="0.0004955988702025" calcext:value-type="float">
            <text:p>0.0004955988702025</text:p>
          </table:table-cell>
          <table:table-cell table:number-columns-repeated="2"/>
        </table:table-row>
        <table:table-row table:style-name="ro1">
          <table:table-cell office:value-type="float" office:value="0.00656259" calcext:value-type="float">
            <text:p>0.00656259</text:p>
          </table:table-cell>
          <table:table-cell office:value-type="float" office:value="0.0323573" calcext:value-type="float">
            <text:p>0.0323573</text:p>
          </table:table-cell>
          <table:table-cell table:formula="of:=[.A2395]*[.A2395]" office:value-type="float" office:value="0.0000430675875081" calcext:value-type="float">
            <text:p>0.0000430675875081</text:p>
          </table:table-cell>
          <table:table-cell table:formula="of:=([.A2395]-[.B2395])*([.A2395]-[.B2395])" office:value-type="float" office:value="0.0006653670639841" calcext:value-type="float">
            <text:p>0.0006653670639841</text:p>
          </table:table-cell>
          <table:table-cell table:number-columns-repeated="2"/>
        </table:table-row>
        <table:table-row table:style-name="ro1">
          <table:table-cell office:value-type="float" office:value="0.00656259" calcext:value-type="float">
            <text:p>0.00656259</text:p>
          </table:table-cell>
          <table:table-cell office:value-type="float" office:value="0.0151051" calcext:value-type="float">
            <text:p>0.0151051</text:p>
          </table:table-cell>
          <table:table-cell table:formula="of:=[.A2396]*[.A2396]" office:value-type="float" office:value="0.0000430675875081" calcext:value-type="float">
            <text:p>0.0000430675875081</text:p>
          </table:table-cell>
          <table:table-cell table:formula="of:=([.A2396]-[.B2396])*([.A2396]-[.B2396])" office:value-type="float" office:value="0.0000729744771001" calcext:value-type="float">
            <text:p>0.0000729744771001</text:p>
          </table:table-cell>
          <table:table-cell table:number-columns-repeated="2"/>
        </table:table-row>
        <table:table-row table:style-name="ro1">
          <table:table-cell office:value-type="float" office:value="0.00656259" calcext:value-type="float">
            <text:p>0.00656259</text:p>
          </table:table-cell>
          <table:table-cell office:value-type="float" office:value="0.110541" calcext:value-type="float">
            <text:p>0.110541</text:p>
          </table:table-cell>
          <table:table-cell table:formula="of:=[.A2397]*[.A2397]" office:value-type="float" office:value="0.0000430675875081" calcext:value-type="float">
            <text:p>0.0000430675875081</text:p>
          </table:table-cell>
          <table:table-cell table:formula="of:=([.A2397]-[.B2397])*([.A2397]-[.B2397])" office:value-type="float" office:value="0.0108115097461281" calcext:value-type="float">
            <text:p>0.0108115097461281</text:p>
          </table:table-cell>
          <table:table-cell table:number-columns-repeated="2"/>
        </table:table-row>
        <table:table-row table:style-name="ro1">
          <table:table-cell office:value-type="float" office:value="0.00667942" calcext:value-type="float">
            <text:p>0.00667942</text:p>
          </table:table-cell>
          <table:table-cell office:value-type="float" office:value="0.01209" calcext:value-type="float">
            <text:p>0.01209</text:p>
          </table:table-cell>
          <table:table-cell table:formula="of:=[.A2398]*[.A2398]" office:value-type="float" office:value="0.0000446146515364" calcext:value-type="float">
            <text:p>0.0000446146515364</text:p>
          </table:table-cell>
          <table:table-cell table:formula="of:=([.A2398]-[.B2398])*([.A2398]-[.B2398])" office:value-type="float" office:value="0.0000292743759364" calcext:value-type="float">
            <text:p>0.0000292743759364</text:p>
          </table:table-cell>
          <table:table-cell table:number-columns-repeated="2"/>
        </table:table-row>
        <table:table-row table:style-name="ro1">
          <table:table-cell office:value-type="float" office:value="0.00667942" calcext:value-type="float">
            <text:p>0.00667942</text:p>
          </table:table-cell>
          <table:table-cell office:value-type="float" office:value="0.104173" calcext:value-type="float">
            <text:p>0.104173</text:p>
          </table:table-cell>
          <table:table-cell table:formula="of:=[.A2399]*[.A2399]" office:value-type="float" office:value="0.0000446146515364" calcext:value-type="float">
            <text:p>0.0000446146515364</text:p>
          </table:table-cell>
          <table:table-cell table:formula="of:=([.A2399]-[.B2399])*([.A2399]-[.B2399])" office:value-type="float" office:value="0.0095049981412164" calcext:value-type="float">
            <text:p>0.0095049981412164</text:p>
          </table:table-cell>
          <table:table-cell table:number-columns-repeated="2"/>
        </table:table-row>
        <table:table-row table:style-name="ro1">
          <table:table-cell office:value-type="float" office:value="0.00290889" calcext:value-type="float">
            <text:p>0.00290889</text:p>
          </table:table-cell>
          <table:table-cell office:value-type="float" office:value="0.00737001" calcext:value-type="float">
            <text:p>0.00737001</text:p>
          </table:table-cell>
          <table:table-cell table:formula="of:=[.A2400]*[.A2400]" office:value-type="float" office:value="0.0000084616410321" calcext:value-type="float">
            <text:p>0.0000084616410321</text:p>
          </table:table-cell>
          <table:table-cell table:formula="of:=([.A2400]-[.B2400])*([.A2400]-[.B2400])" office:value-type="float" office:value="0.0000199015916544" calcext:value-type="float">
            <text:p>0.0000199015916544</text:p>
          </table:table-cell>
          <table:table-cell table:number-columns-repeated="2"/>
        </table:table-row>
        <table:table-row table:style-name="ro1">
          <table:table-cell office:value-type="float" office:value="0.00908089" calcext:value-type="float">
            <text:p>0.00908089</text:p>
          </table:table-cell>
          <table:table-cell office:value-type="float" office:value="0.150587" calcext:value-type="float">
            <text:p>0.150587</text:p>
          </table:table-cell>
          <table:table-cell table:formula="of:=[.A2401]*[.A2401]" office:value-type="float" office:value="0.0000824625631921" calcext:value-type="float">
            <text:p>0.0000824625631921</text:p>
          </table:table-cell>
          <table:table-cell table:formula="of:=([.A2401]-[.B2401])*([.A2401]-[.B2401])" office:value-type="float" office:value="0.0200239791673321" calcext:value-type="float">
            <text:p>0.0200239791673321</text:p>
          </table:table-cell>
          <table:table-cell table:number-columns-repeated="2"/>
        </table:table-row>
        <table:table-row table:style-name="ro1">
          <table:table-cell office:value-type="float" office:value="0.272661" calcext:value-type="float">
            <text:p>0.272661</text:p>
          </table:table-cell>
          <table:table-cell office:value-type="float" office:value="0.255017" calcext:value-type="float">
            <text:p>0.255017</text:p>
          </table:table-cell>
          <table:table-cell table:formula="of:=[.A2402]*[.A2402]" office:value-type="float" office:value="0.074344020921" calcext:value-type="float">
            <text:p>0.074344020921</text:p>
          </table:table-cell>
          <table:table-cell table:formula="of:=([.A2402]-[.B2402])*([.A2402]-[.B2402])" office:value-type="float" office:value="0.000311310736" calcext:value-type="float">
            <text:p>0.000311310736</text:p>
          </table:table-cell>
          <table:table-cell table:number-columns-repeated="2"/>
        </table:table-row>
        <table:table-row table:style-name="ro1">
          <table:table-cell office:value-type="float" office:value="0.272661" calcext:value-type="float">
            <text:p>0.272661</text:p>
          </table:table-cell>
          <table:table-cell office:value-type="float" office:value="0.264574" calcext:value-type="float">
            <text:p>0.264574</text:p>
          </table:table-cell>
          <table:table-cell table:formula="of:=[.A2403]*[.A2403]" office:value-type="float" office:value="0.074344020921" calcext:value-type="float">
            <text:p>0.074344020921</text:p>
          </table:table-cell>
          <table:table-cell table:formula="of:=([.A2403]-[.B2403])*([.A2403]-[.B2403])" office:value-type="float" office:value="0.0000653995690000002" calcext:value-type="float">
            <text:p>0.0000653995690000002</text:p>
          </table:table-cell>
          <table:table-cell table:number-columns-repeated="2"/>
        </table:table-row>
        <table:table-row table:style-name="ro1">
          <table:table-cell office:value-type="float" office:value="0.284371" calcext:value-type="float">
            <text:p>0.284371</text:p>
          </table:table-cell>
          <table:table-cell office:value-type="float" office:value="0.274668" calcext:value-type="float">
            <text:p>0.274668</text:p>
          </table:table-cell>
          <table:table-cell table:formula="of:=[.A2404]*[.A2404]" office:value-type="float" office:value="0.080866865641" calcext:value-type="float">
            <text:p>0.080866865641</text:p>
          </table:table-cell>
          <table:table-cell table:formula="of:=([.A2404]-[.B2404])*([.A2404]-[.B2404])" office:value-type="float" office:value="0.0000941482089999992" calcext:value-type="float">
            <text:p>9.41482089999992E-05</text:p>
          </table:table-cell>
          <table:table-cell table:number-columns-repeated="2"/>
        </table:table-row>
        <table:table-row table:style-name="ro1">
          <table:table-cell office:value-type="float" office:value="0.284371" calcext:value-type="float">
            <text:p>0.284371</text:p>
          </table:table-cell>
          <table:table-cell office:value-type="float" office:value="0.284876" calcext:value-type="float">
            <text:p>0.284876</text:p>
          </table:table-cell>
          <table:table-cell table:formula="of:=[.A2405]*[.A2405]" office:value-type="float" office:value="0.080866865641" calcext:value-type="float">
            <text:p>0.080866865641</text:p>
          </table:table-cell>
          <table:table-cell table:formula="of:=([.A2405]-[.B2405])*([.A2405]-[.B2405])" office:value-type="float" office:value="0.00000025502500000003" calcext:value-type="float">
            <text:p>2.55025000000033E-07</text:p>
          </table:table-cell>
          <table:table-cell table:number-columns-repeated="2"/>
        </table:table-row>
        <table:table-row table:style-name="ro1">
          <table:table-cell office:value-type="float" office:value="0.291466" calcext:value-type="float">
            <text:p>0.291466</text:p>
          </table:table-cell>
          <table:table-cell office:value-type="float" office:value="0.300142" calcext:value-type="float">
            <text:p>0.300142</text:p>
          </table:table-cell>
          <table:table-cell table:formula="of:=[.A2406]*[.A2406]" office:value-type="float" office:value="0.084952429156" calcext:value-type="float">
            <text:p>0.084952429156</text:p>
          </table:table-cell>
          <table:table-cell table:formula="of:=([.A2406]-[.B2406])*([.A2406]-[.B2406])" office:value-type="float" office:value="0.0000752729760000003" calcext:value-type="float">
            <text:p>7.52729760000003E-05</text:p>
          </table:table-cell>
          <table:table-cell table:number-columns-repeated="2"/>
        </table:table-row>
        <table:table-row table:style-name="ro1">
          <table:table-cell office:value-type="float" office:value="0.291466" calcext:value-type="float">
            <text:p>0.291466</text:p>
          </table:table-cell>
          <table:table-cell office:value-type="float" office:value="0.311618" calcext:value-type="float">
            <text:p>0.311618</text:p>
          </table:table-cell>
          <table:table-cell table:formula="of:=[.A2407]*[.A2407]" office:value-type="float" office:value="0.084952429156" calcext:value-type="float">
            <text:p>0.084952429156</text:p>
          </table:table-cell>
          <table:table-cell table:formula="of:=([.A2407]-[.B2407])*([.A2407]-[.B2407])" office:value-type="float" office:value="0.000406103104" calcext:value-type="float">
            <text:p>0.000406103104</text:p>
          </table:table-cell>
          <table:table-cell table:number-columns-repeated="2"/>
        </table:table-row>
        <table:table-row table:style-name="ro1">
          <table:table-cell office:value-type="float" office:value="0.416621" calcext:value-type="float">
            <text:p>0.416621</text:p>
          </table:table-cell>
          <table:table-cell office:value-type="float" office:value="0.396632" calcext:value-type="float">
            <text:p>0.396632</text:p>
          </table:table-cell>
          <table:table-cell table:formula="of:=[.A2408]*[.A2408]" office:value-type="float" office:value="0.173573057641" calcext:value-type="float">
            <text:p>0.173573057641</text:p>
          </table:table-cell>
          <table:table-cell table:formula="of:=([.A2408]-[.B2408])*([.A2408]-[.B2408])" office:value-type="float" office:value="0.000399560121000001" calcext:value-type="float">
            <text:p>0.000399560121000001</text:p>
          </table:table-cell>
          <table:table-cell table:number-columns-repeated="2"/>
        </table:table-row>
        <table:table-row table:style-name="ro1">
          <table:table-cell office:value-type="float" office:value="0.615967" calcext:value-type="float">
            <text:p>0.615967</text:p>
          </table:table-cell>
          <table:table-cell office:value-type="float" office:value="0.364749" calcext:value-type="float">
            <text:p>0.364749</text:p>
          </table:table-cell>
          <table:table-cell table:formula="of:=[.A2409]*[.A2409]" office:value-type="float" office:value="0.379415345089" calcext:value-type="float">
            <text:p>0.379415345089</text:p>
          </table:table-cell>
          <table:table-cell table:formula="of:=([.A2409]-[.B2409])*([.A2409]-[.B2409])" office:value-type="float" office:value="0.063110483524" calcext:value-type="float">
            <text:p>0.063110483524</text:p>
          </table:table-cell>
          <table:table-cell table:number-columns-repeated="2"/>
        </table:table-row>
        <table:table-row table:style-name="ro1">
          <table:table-cell office:value-type="float" office:value="0.615967" calcext:value-type="float">
            <text:p>0.615967</text:p>
          </table:table-cell>
          <table:table-cell office:value-type="float" office:value="0.555311" calcext:value-type="float">
            <text:p>0.555311</text:p>
          </table:table-cell>
          <table:table-cell table:formula="of:=[.A2410]*[.A2410]" office:value-type="float" office:value="0.379415345089" calcext:value-type="float">
            <text:p>0.379415345089</text:p>
          </table:table-cell>
          <table:table-cell table:formula="of:=([.A2410]-[.B2410])*([.A2410]-[.B2410])" office:value-type="float" office:value="0.003679150336" calcext:value-type="float">
            <text:p>0.003679150336</text:p>
          </table:table-cell>
          <table:table-cell table:number-columns-repeated="2"/>
        </table:table-row>
        <table:table-row table:style-name="ro1">
          <table:table-cell office:value-type="float" office:value="0.615967" calcext:value-type="float">
            <text:p>0.615967</text:p>
          </table:table-cell>
          <table:table-cell office:value-type="float" office:value="0.579801" calcext:value-type="float">
            <text:p>0.579801</text:p>
          </table:table-cell>
          <table:table-cell table:formula="of:=[.A2411]*[.A2411]" office:value-type="float" office:value="0.379415345089" calcext:value-type="float">
            <text:p>0.379415345089</text:p>
          </table:table-cell>
          <table:table-cell table:formula="of:=([.A2411]-[.B2411])*([.A2411]-[.B2411])" office:value-type="float" office:value="0.001307979556" calcext:value-type="float">
            <text:p>0.001307979556</text:p>
          </table:table-cell>
          <table:table-cell table:number-columns-repeated="2"/>
        </table:table-row>
        <table:table-row table:style-name="ro1">
          <table:table-cell office:value-type="float" office:value="0.615967" calcext:value-type="float">
            <text:p>0.615967</text:p>
          </table:table-cell>
          <table:table-cell office:value-type="float" office:value="0.606471" calcext:value-type="float">
            <text:p>0.606471</text:p>
          </table:table-cell>
          <table:table-cell table:formula="of:=[.A2412]*[.A2412]" office:value-type="float" office:value="0.379415345089" calcext:value-type="float">
            <text:p>0.379415345089</text:p>
          </table:table-cell>
          <table:table-cell table:formula="of:=([.A2412]-[.B2412])*([.A2412]-[.B2412])" office:value-type="float" office:value="0.0000901740160000011" calcext:value-type="float">
            <text:p>9.01740160000011E-05</text:p>
          </table:table-cell>
          <table:table-cell table:number-columns-repeated="2"/>
        </table:table-row>
        <table:table-row table:style-name="ro1">
          <table:table-cell office:value-type="float" office:value="0.84763" calcext:value-type="float">
            <text:p>0.84763</text:p>
          </table:table-cell>
          <table:table-cell office:value-type="float" office:value="0.794486" calcext:value-type="float">
            <text:p>0.794486</text:p>
          </table:table-cell>
          <table:table-cell table:formula="of:=[.A2413]*[.A2413]" office:value-type="float" office:value="0.7184766169" calcext:value-type="float">
            <text:p>0.7184766169</text:p>
          </table:table-cell>
          <table:table-cell table:formula="of:=([.A2413]-[.B2413])*([.A2413]-[.B2413])" office:value-type="float" office:value="0.002824284736" calcext:value-type="float">
            <text:p>0.002824284736</text:p>
          </table:table-cell>
          <table:table-cell table:number-columns-repeated="2"/>
        </table:table-row>
        <table:table-row table:style-name="ro1">
          <table:table-cell office:value-type="float" office:value="0.84763" calcext:value-type="float">
            <text:p>0.84763</text:p>
          </table:table-cell>
          <table:table-cell office:value-type="float" office:value="0.832853" calcext:value-type="float">
            <text:p>0.832853</text:p>
          </table:table-cell>
          <table:table-cell table:formula="of:=[.A2414]*[.A2414]" office:value-type="float" office:value="0.7184766169" calcext:value-type="float">
            <text:p>0.7184766169</text:p>
          </table:table-cell>
          <table:table-cell table:formula="of:=([.A2414]-[.B2414])*([.A2414]-[.B2414])" office:value-type="float" office:value="0.000218359729000001" calcext:value-type="float">
            <text:p>0.000218359729000001</text:p>
          </table:table-cell>
          <table:table-cell table:number-columns-repeated="2"/>
        </table:table-row>
        <table:table-row table:style-name="ro1">
          <table:table-cell office:value-type="float" office:value="0.84763" calcext:value-type="float">
            <text:p>0.84763</text:p>
          </table:table-cell>
          <table:table-cell office:value-type="float" office:value="0.880342" calcext:value-type="float">
            <text:p>0.880342</text:p>
          </table:table-cell>
          <table:table-cell table:formula="of:=[.A2415]*[.A2415]" office:value-type="float" office:value="0.7184766169" calcext:value-type="float">
            <text:p>0.7184766169</text:p>
          </table:table-cell>
          <table:table-cell table:formula="of:=([.A2415]-[.B2415])*([.A2415]-[.B2415])" office:value-type="float" office:value="0.001070074944" calcext:value-type="float">
            <text:p>0.001070074944</text:p>
          </table:table-cell>
          <table:table-cell table:number-columns-repeated="2"/>
        </table:table-row>
        <table:table-row table:style-name="ro1">
          <table:table-cell office:value-type="float" office:value="0.84763" calcext:value-type="float">
            <text:p>0.84763</text:p>
          </table:table-cell>
          <table:table-cell office:value-type="float" office:value="0.927857" calcext:value-type="float">
            <text:p>0.927857</text:p>
          </table:table-cell>
          <table:table-cell table:formula="of:=[.A2416]*[.A2416]" office:value-type="float" office:value="0.7184766169" calcext:value-type="float">
            <text:p>0.7184766169</text:p>
          </table:table-cell>
          <table:table-cell table:formula="of:=([.A2416]-[.B2416])*([.A2416]-[.B2416])" office:value-type="float" office:value="0.00643637152900001" calcext:value-type="float">
            <text:p>0.00643637152900001</text:p>
          </table:table-cell>
          <table:table-cell table:number-columns-repeated="2"/>
        </table:table-row>
        <table:table-row table:style-name="ro1">
          <table:table-cell office:value-type="float" office:value="0.91147" calcext:value-type="float">
            <text:p>0.91147</text:p>
          </table:table-cell>
          <table:table-cell office:value-type="float" office:value="0.981246" calcext:value-type="float">
            <text:p>0.981246</text:p>
          </table:table-cell>
          <table:table-cell table:formula="of:=[.A2417]*[.A2417]" office:value-type="float" office:value="0.8307775609" calcext:value-type="float">
            <text:p>0.8307775609</text:p>
          </table:table-cell>
          <table:table-cell table:formula="of:=([.A2417]-[.B2417])*([.A2417]-[.B2417])" office:value-type="float" office:value="0.00486869017599999" calcext:value-type="float">
            <text:p>0.00486869017599999</text:p>
          </table:table-cell>
          <table:table-cell table:number-columns-repeated="2"/>
        </table:table-row>
        <table:table-row table:style-name="ro1">
          <table:table-cell office:value-type="float" office:value="0.97129" calcext:value-type="float">
            <text:p>0.97129</text:p>
          </table:table-cell>
          <table:table-cell office:value-type="float" office:value="0.994678" calcext:value-type="float">
            <text:p>0.994678</text:p>
          </table:table-cell>
          <table:table-cell table:formula="of:=[.A2418]*[.A2418]" office:value-type="float" office:value="0.9434042641" calcext:value-type="float">
            <text:p>0.9434042641</text:p>
          </table:table-cell>
          <table:table-cell table:formula="of:=([.A2418]-[.B2418])*([.A2418]-[.B2418])" office:value-type="float" office:value="0.000546998543999998" calcext:value-type="float">
            <text:p>0.000546998543999998</text:p>
          </table:table-cell>
          <table:table-cell table:number-columns-repeated="2"/>
        </table:table-row>
        <table:table-row table:style-name="ro1">
          <table:table-cell office:value-type="float" office:value="0.983362" calcext:value-type="float">
            <text:p>0.983362</text:p>
          </table:table-cell>
          <table:table-cell office:value-type="float" office:value="0.999158" calcext:value-type="float">
            <text:p>0.999158</text:p>
          </table:table-cell>
          <table:table-cell table:formula="of:=[.A2419]*[.A2419]" office:value-type="float" office:value="0.967000823044" calcext:value-type="float">
            <text:p>0.967000823044</text:p>
          </table:table-cell>
          <table:table-cell table:formula="of:=([.A2419]-[.B2419])*([.A2419]-[.B2419])" office:value-type="float" office:value="0.000249513616000001" calcext:value-type="float">
            <text:p>0.000249513616000001</text:p>
          </table:table-cell>
          <table:table-cell table:number-columns-repeated="2"/>
        </table:table-row>
        <table:table-row table:style-name="ro1">
          <table:table-cell office:value-type="float" office:value="0.00000238419" calcext:value-type="float">
            <text:p>0.00000238419</text:p>
          </table:table-cell>
          <table:table-cell office:value-type="float" office:value="0.00000303222" calcext:value-type="float">
            <text:p>0.00000303222</text:p>
          </table:table-cell>
          <table:table-cell table:formula="of:=[.A2420]*[.A2420]" office:value-type="float" office:value="0.00000000000568436196" calcext:value-type="float">
            <text:p>5.6843619561E-12</text:p>
          </table:table-cell>
          <table:table-cell table:formula="of:=([.A2420]-[.B2420])*([.A2420]-[.B2420])" office:value-type="float" office:value="0.00000000000041994288" calcext:value-type="float">
            <text:p>4.199428809E-13</text:p>
          </table:table-cell>
          <table:table-cell table:number-columns-repeated="2"/>
        </table:table-row>
        <table:table-row table:style-name="ro1">
          <table:table-cell office:value-type="float" office:value="0.0000166297" calcext:value-type="float">
            <text:p>0.0000166297</text:p>
          </table:table-cell>
          <table:table-cell office:value-type="float" office:value="0.00136693" calcext:value-type="float">
            <text:p>0.00136693</text:p>
          </table:table-cell>
          <table:table-cell table:formula="of:=[.A2421]*[.A2421]" office:value-type="float" office:value="0.00000000027654692209" calcext:value-type="float">
            <text:p>2.7654692209E-10</text:p>
          </table:table-cell>
          <table:table-cell table:formula="of:=([.A2421]-[.B2421])*([.A2421]-[.B2421])" office:value-type="float" office:value="0.00000182331090018009" calcext:value-type="float">
            <text:p>1.82331090018009E-06</text:p>
          </table:table-cell>
          <table:table-cell table:number-columns-repeated="2"/>
        </table:table-row>
        <table:table-row table:style-name="ro1">
          <table:table-cell office:value-type="float" office:value="0.00000315905" calcext:value-type="float">
            <text:p>0.00000315905</text:p>
          </table:table-cell>
          <table:table-cell office:value-type="float" office:value="0.00859363" calcext:value-type="float">
            <text:p>0.00859363</text:p>
          </table:table-cell>
          <table:table-cell table:formula="of:=[.A2422]*[.A2422]" office:value-type="float" office:value="0.0000000000099795969" calcext:value-type="float">
            <text:p>9.9795969025E-12</text:p>
          </table:table-cell>
          <table:table-cell table:formula="of:=([.A2422]-[.B2422])*([.A2422]-[.B2422])" office:value-type="float" office:value="0.0000737961911427939" calcext:value-type="float">
            <text:p>7.37961911427939E-05</text:p>
          </table:table-cell>
          <table:table-cell table:number-columns-repeated="2"/>
        </table:table-row>
        <table:table-row table:style-name="ro1">
          <table:table-cell office:value-type="float" office:value="0.0000427365" calcext:value-type="float">
            <text:p>0.0000427365</text:p>
          </table:table-cell>
          <table:table-cell office:value-type="float" office:value="0.0287324" calcext:value-type="float">
            <text:p>0.0287324</text:p>
          </table:table-cell>
          <table:table-cell table:formula="of:=[.A2423]*[.A2423]" office:value-type="float" office:value="0.00000000182640843225" calcext:value-type="float">
            <text:p>1.82640843225E-09</text:p>
          </table:table-cell>
          <table:table-cell table:formula="of:=([.A2423]-[.B2423])*([.A2423]-[.B2423])" office:value-type="float" office:value="0.000823096791743232" calcext:value-type="float">
            <text:p>0.000823096791743232</text:p>
          </table:table-cell>
          <table:table-cell table:number-columns-repeated="2"/>
        </table:table-row>
        <table:table-row table:style-name="ro1">
          <table:table-cell office:value-type="float" office:value="0.0000715852" calcext:value-type="float">
            <text:p>0.0000715852</text:p>
          </table:table-cell>
          <table:table-cell office:value-type="float" office:value="0.027834" calcext:value-type="float">
            <text:p>0.027834</text:p>
          </table:table-cell>
          <table:table-cell table:formula="of:=[.A2424]*[.A2424]" office:value-type="float" office:value="0.00000000512444085904" calcext:value-type="float">
            <text:p>5.12444085904E-09</text:p>
          </table:table-cell>
          <table:table-cell table:formula="of:=([.A2424]-[.B2424])*([.A2424]-[.B2424])" office:value-type="float" office:value="0.000770751675527259" calcext:value-type="float">
            <text:p>0.000770751675527259</text:p>
          </table:table-cell>
          <table:table-cell table:number-columns-repeated="2"/>
        </table:table-row>
        <table:table-row table:style-name="ro1">
          <table:table-cell office:value-type="float" office:value="0.0000144839" calcext:value-type="float">
            <text:p>0.0000144839</text:p>
          </table:table-cell>
          <table:table-cell office:value-type="float" office:value="0.0000606752" calcext:value-type="float">
            <text:p>0.0000606752</text:p>
          </table:table-cell>
          <table:table-cell table:formula="of:=[.A2425]*[.A2425]" office:value-type="float" office:value="0.00000000020978335921" calcext:value-type="float">
            <text:p>2.0978335921E-10</text:p>
          </table:table-cell>
          <table:table-cell table:formula="of:=([.A2425]-[.B2425])*([.A2425]-[.B2425])" office:value-type="float" office:value="0.00000000213363619569" calcext:value-type="float">
            <text:p>2.13363619569E-09</text:p>
          </table:table-cell>
          <table:table-cell table:number-columns-repeated="2"/>
        </table:table-row>
        <table:table-row table:style-name="ro1">
          <table:table-cell office:value-type="float" office:value="0.000000298023" calcext:value-type="float">
            <text:p>0.000000298023</text:p>
          </table:table-cell>
          <table:table-cell office:value-type="float" office:value="0.00142525" calcext:value-type="float">
            <text:p>0.00142525</text:p>
          </table:table-cell>
          <table:table-cell table:formula="of:=[.A2426]*[.A2426]" office:value-type="float" office:value="0.00000000000008881771" calcext:value-type="float">
            <text:p>8.8817708529E-14</text:p>
          </table:table-cell>
          <table:table-cell table:formula="of:=([.A2426]-[.B2426])*([.A2426]-[.B2426])" office:value-type="float" office:value="0.00000203048813675621" calcext:value-type="float">
            <text:p>2.03048813675621E-06</text:p>
          </table:table-cell>
          <table:table-cell table:number-columns-repeated="2"/>
        </table:table-row>
        <table:table-row table:style-name="ro1">
          <table:table-cell office:value-type="float" office:value="0.0000745058" calcext:value-type="float">
            <text:p>0.0000745058</text:p>
          </table:table-cell>
          <table:table-cell office:value-type="float" office:value="0.00988464" calcext:value-type="float">
            <text:p>0.00988464</text:p>
          </table:table-cell>
          <table:table-cell table:formula="of:=[.A2427]*[.A2427]" office:value-type="float" office:value="0.00000000555111423364" calcext:value-type="float">
            <text:p>5.55111423364E-09</text:p>
          </table:table-cell>
          <table:table-cell table:formula="of:=([.A2427]-[.B2427])*([.A2427]-[.B2427])" office:value-type="float" office:value="0.0000962387330220096" calcext:value-type="float">
            <text:p>9.62387330220096E-05</text:p>
          </table:table-cell>
          <table:table-cell table:number-columns-repeated="2"/>
        </table:table-row>
        <table:table-row table:style-name="ro1">
          <table:table-cell office:value-type="float" office:value="0.0000745058" calcext:value-type="float">
            <text:p>0.0000745058</text:p>
          </table:table-cell>
          <table:table-cell office:value-type="float" office:value="0.0276255" calcext:value-type="float">
            <text:p>0.0276255</text:p>
          </table:table-cell>
          <table:table-cell table:formula="of:=[.A2428]*[.A2428]" office:value-type="float" office:value="0.00000000555111423364" calcext:value-type="float">
            <text:p>5.55111423364E-09</text:p>
          </table:table-cell>
          <table:table-cell table:formula="of:=([.A2428]-[.B2428])*([.A2428]-[.B2428])" office:value-type="float" office:value="0.000759057281408434" calcext:value-type="float">
            <text:p>0.000759057281408434</text:p>
          </table:table-cell>
          <table:table-cell table:number-columns-repeated="2"/>
        </table:table-row>
        <table:table-row table:style-name="ro1">
          <table:table-cell office:value-type="float" office:value="0.0000512004" calcext:value-type="float">
            <text:p>0.0000512004</text:p>
          </table:table-cell>
          <table:table-cell office:value-type="float" office:value="0.0287419" calcext:value-type="float">
            <text:p>0.0287419</text:p>
          </table:table-cell>
          <table:table-cell table:formula="of:=[.A2429]*[.A2429]" office:value-type="float" office:value="0.00000000262148096016" calcext:value-type="float">
            <text:p>2.62148096016E-09</text:p>
          </table:table-cell>
          <table:table-cell table:formula="of:=([.A2429]-[.B2429])*([.A2429]-[.B2429])" office:value-type="float" office:value="0.00082315624353744" calcext:value-type="float">
            <text:p>0.00082315624353744</text:p>
          </table:table-cell>
          <table:table-cell table:number-columns-repeated="2"/>
        </table:table-row>
        <table:table-row table:style-name="ro1">
          <table:table-cell office:value-type="float" office:value="0.0000512004" calcext:value-type="float">
            <text:p>0.0000512004</text:p>
          </table:table-cell>
          <table:table-cell office:value-type="float" office:value="0.10888" calcext:value-type="float">
            <text:p>0.10888</text:p>
          </table:table-cell>
          <table:table-cell table:formula="of:=[.A2430]*[.A2430]" office:value-type="float" office:value="0.00000000262148096016" calcext:value-type="float">
            <text:p>2.62148096016E-09</text:p>
          </table:table-cell>
          <table:table-cell table:formula="of:=([.A2430]-[.B2430])*([.A2430]-[.B2430])" office:value-type="float" office:value="0.011843707622377" calcext:value-type="float">
            <text:p>0.011843707622377</text:p>
          </table:table-cell>
          <table:table-cell table:number-columns-repeated="2"/>
        </table:table-row>
        <table:table-row table:style-name="ro1">
          <table:table-cell office:value-type="float" office:value="0.0000512004" calcext:value-type="float">
            <text:p>0.0000512004</text:p>
          </table:table-cell>
          <table:table-cell office:value-type="float" office:value="0.169507" calcext:value-type="float">
            <text:p>0.169507</text:p>
          </table:table-cell>
          <table:table-cell table:formula="of:=[.A2431]*[.A2431]" office:value-type="float" office:value="0.00000000262148096016" calcext:value-type="float">
            <text:p>2.62148096016E-09</text:p>
          </table:table-cell>
          <table:table-cell table:formula="of:=([.A2431]-[.B2431])*([.A2431]-[.B2431])" office:value-type="float" office:value="0.0287152680180754" calcext:value-type="float">
            <text:p>0.0287152680180754</text:p>
          </table:table-cell>
          <table:table-cell table:number-columns-repeated="2"/>
        </table:table-row>
        <table:table-row table:style-name="ro1">
          <table:table-cell office:value-type="float" office:value="0.0000512004" calcext:value-type="float">
            <text:p>0.0000512004</text:p>
          </table:table-cell>
          <table:table-cell office:value-type="float" office:value="0.182751" calcext:value-type="float">
            <text:p>0.182751</text:p>
          </table:table-cell>
          <table:table-cell table:formula="of:=[.A2432]*[.A2432]" office:value-type="float" office:value="0.00000000262148096016" calcext:value-type="float">
            <text:p>2.62148096016E-09</text:p>
          </table:table-cell>
          <table:table-cell table:formula="of:=([.A2432]-[.B2432])*([.A2432]-[.B2432])" office:value-type="float" office:value="0.0333792167738802" calcext:value-type="float">
            <text:p>0.0333792167738802</text:p>
          </table:table-cell>
          <table:table-cell table:number-columns-repeated="2"/>
        </table:table-row>
        <table:table-row table:style-name="ro1">
          <table:table-cell office:value-type="float" office:value="0.0000223517" calcext:value-type="float">
            <text:p>0.0000223517</text:p>
          </table:table-cell>
          <table:table-cell office:value-type="float" office:value="0.0348558" calcext:value-type="float">
            <text:p>0.0348558</text:p>
          </table:table-cell>
          <table:table-cell table:formula="of:=[.A2433]*[.A2433]" office:value-type="float" office:value="0.00000000049959849289" calcext:value-type="float">
            <text:p>4.9959849289E-10</text:p>
          </table:table-cell>
          <table:table-cell table:formula="of:=([.A2433]-[.B2433])*([.A2433]-[.B2433])" office:value-type="float" office:value="0.00121336912046877" calcext:value-type="float">
            <text:p>0.00121336912046877</text:p>
          </table:table-cell>
          <table:table-cell table:number-columns-repeated="2"/>
        </table:table-row>
        <table:table-row table:style-name="ro1">
          <table:table-cell office:value-type="float" office:value="0.0000607967" calcext:value-type="float">
            <text:p>0.0000607967</text:p>
          </table:table-cell>
          <table:table-cell office:value-type="float" office:value="0.0148469" calcext:value-type="float">
            <text:p>0.0148469</text:p>
          </table:table-cell>
          <table:table-cell table:formula="of:=[.A2434]*[.A2434]" office:value-type="float" office:value="0.00000000369623873089" calcext:value-type="float">
            <text:p>3.69623873089E-09</text:p>
          </table:table-cell>
          <table:table-cell table:formula="of:=([.A2434]-[.B2434])*([.A2434]-[.B2434])" office:value-type="float" office:value="0.000218628850798271" calcext:value-type="float">
            <text:p>0.000218628850798271</text:p>
          </table:table-cell>
          <table:table-cell table:number-columns-repeated="2"/>
        </table:table-row>
        <table:table-row table:style-name="ro1">
          <table:table-cell office:value-type="float" office:value="0.000317514" calcext:value-type="float">
            <text:p>0.000317514</text:p>
          </table:table-cell>
          <table:table-cell office:value-type="float" office:value="0.00993752" calcext:value-type="float">
            <text:p>0.00993752</text:p>
          </table:table-cell>
          <table:table-cell table:formula="of:=[.A2435]*[.A2435]" office:value-type="float" office:value="0.000000100815140196" calcext:value-type="float">
            <text:p>1.00815140196E-07</text:p>
          </table:table-cell>
          <table:table-cell table:formula="of:=([.A2435]-[.B2435])*([.A2435]-[.B2435])" office:value-type="float" office:value="0.000092544515440036" calcext:value-type="float">
            <text:p>9.2544515440036E-05</text:p>
          </table:table-cell>
          <table:table-cell table:number-columns-repeated="2"/>
        </table:table-row>
        <table:table-row table:style-name="ro1">
          <table:table-cell office:value-type="float" office:value="0.000317514" calcext:value-type="float">
            <text:p>0.000317514</text:p>
          </table:table-cell>
          <table:table-cell office:value-type="float" office:value="0.00355909" calcext:value-type="float">
            <text:p>0.00355909</text:p>
          </table:table-cell>
          <table:table-cell table:formula="of:=[.A2436]*[.A2436]" office:value-type="float" office:value="0.000000100815140196" calcext:value-type="float">
            <text:p>1.00815140196E-07</text:p>
          </table:table-cell>
          <table:table-cell table:formula="of:=([.A2436]-[.B2436])*([.A2436]-[.B2436])" office:value-type="float" office:value="0.000010507814963776" calcext:value-type="float">
            <text:p>1.0507814963776E-05</text:p>
          </table:table-cell>
          <table:table-cell table:number-columns-repeated="2"/>
        </table:table-row>
        <table:table-row table:style-name="ro1">
          <table:table-cell office:value-type="float" office:value="0.000025928" calcext:value-type="float">
            <text:p>0.000025928</text:p>
          </table:table-cell>
          <table:table-cell office:value-type="float" office:value="0.000709759" calcext:value-type="float">
            <text:p>0.000709759</text:p>
          </table:table-cell>
          <table:table-cell table:formula="of:=[.A2437]*[.A2437]" office:value-type="float" office:value="0.000000000672261184" calcext:value-type="float">
            <text:p>6.72261184E-10</text:p>
          </table:table-cell>
          <table:table-cell table:formula="of:=([.A2437]-[.B2437])*([.A2437]-[.B2437])" office:value-type="float" office:value="0.000000467624836561" calcext:value-type="float">
            <text:p>4.67624836561E-07</text:p>
          </table:table-cell>
          <table:table-cell table:number-columns-repeated="2"/>
        </table:table-row>
        <table:table-row table:style-name="ro1">
          <table:table-cell office:value-type="float" office:value="0.000344157" calcext:value-type="float">
            <text:p>0.000344157</text:p>
          </table:table-cell>
          <table:table-cell office:value-type="float" office:value="0.0345102" calcext:value-type="float">
            <text:p>0.0345102</text:p>
          </table:table-cell>
          <table:table-cell table:formula="of:=[.A2438]*[.A2438]" office:value-type="float" office:value="0.000000118444040649" calcext:value-type="float">
            <text:p>1.18444040649E-07</text:p>
          </table:table-cell>
          <table:table-cell table:formula="of:=([.A2438]-[.B2438])*([.A2438]-[.B2438])" office:value-type="float" office:value="0.00116731849427785" calcext:value-type="float">
            <text:p>0.00116731849427785</text:p>
          </table:table-cell>
          <table:table-cell table:number-columns-repeated="2"/>
        </table:table-row>
        <table:table-row table:style-name="ro1">
          <table:table-cell office:value-type="float" office:value="0.00301808" calcext:value-type="float">
            <text:p>0.00301808</text:p>
          </table:table-cell>
          <table:table-cell office:value-type="float" office:value="0.0405472" calcext:value-type="float">
            <text:p>0.0405472</text:p>
          </table:table-cell>
          <table:table-cell table:formula="of:=[.A2439]*[.A2439]" office:value-type="float" office:value="0.0000091088068864" calcext:value-type="float">
            <text:p>0.0000091088068864</text:p>
          </table:table-cell>
          <table:table-cell table:formula="of:=([.A2439]-[.B2439])*([.A2439]-[.B2439])" office:value-type="float" office:value="0.0014084348479744" calcext:value-type="float">
            <text:p>0.0014084348479744</text:p>
          </table:table-cell>
          <table:table-cell table:number-columns-repeated="2"/>
        </table:table-row>
        <table:table-row table:style-name="ro1">
          <table:table-cell office:value-type="float" office:value="0.0272186" calcext:value-type="float">
            <text:p>0.0272186</text:p>
          </table:table-cell>
          <table:table-cell office:value-type="float" office:value="0.0984641" calcext:value-type="float">
            <text:p>0.0984641</text:p>
          </table:table-cell>
          <table:table-cell table:formula="of:=[.A2440]*[.A2440]" office:value-type="float" office:value="0.00074085218596" calcext:value-type="float">
            <text:p>0.00074085218596</text:p>
          </table:table-cell>
          <table:table-cell table:formula="of:=([.A2440]-[.B2440])*([.A2440]-[.B2440])" office:value-type="float" office:value="0.00507592127025" calcext:value-type="float">
            <text:p>0.00507592127025</text:p>
          </table:table-cell>
          <table:table-cell table:number-columns-repeated="2"/>
        </table:table-row>
        <table:table-row table:style-name="ro1">
          <table:table-cell office:value-type="float" office:value="0.0272187" calcext:value-type="float">
            <text:p>0.0272187</text:p>
          </table:table-cell>
          <table:table-cell office:value-type="float" office:value="0.13153" calcext:value-type="float">
            <text:p>0.13153</text:p>
          </table:table-cell>
          <table:table-cell table:formula="of:=[.A2441]*[.A2441]" office:value-type="float" office:value="0.00074085762969" calcext:value-type="float">
            <text:p>0.00074085762969</text:p>
          </table:table-cell>
          <table:table-cell table:formula="of:=([.A2441]-[.B2441])*([.A2441]-[.B2441])" office:value-type="float" office:value="0.01088084730769" calcext:value-type="float">
            <text:p>0.01088084730769</text:p>
          </table:table-cell>
          <table:table-cell table:number-columns-repeated="2"/>
        </table:table-row>
        <table:table-row table:style-name="ro1">
          <table:table-cell office:value-type="float" office:value="0.0272187" calcext:value-type="float">
            <text:p>0.0272187</text:p>
          </table:table-cell>
          <table:table-cell office:value-type="float" office:value="0.217725" calcext:value-type="float">
            <text:p>0.217725</text:p>
          </table:table-cell>
          <table:table-cell table:formula="of:=[.A2442]*[.A2442]" office:value-type="float" office:value="0.00074085762969" calcext:value-type="float">
            <text:p>0.00074085762969</text:p>
          </table:table-cell>
          <table:table-cell table:formula="of:=([.A2442]-[.B2442])*([.A2442]-[.B2442])" office:value-type="float" office:value="0.03629265033969" calcext:value-type="float">
            <text:p>0.03629265033969</text:p>
          </table:table-cell>
          <table:table-cell table:number-columns-repeated="2"/>
        </table:table-row>
        <table:table-row table:style-name="ro1">
          <table:table-cell office:value-type="float" office:value="0.0254048" calcext:value-type="float">
            <text:p>0.0254048</text:p>
          </table:table-cell>
          <table:table-cell office:value-type="float" office:value="0.0535942" calcext:value-type="float">
            <text:p>0.0535942</text:p>
          </table:table-cell>
          <table:table-cell table:formula="of:=[.A2443]*[.A2443]" office:value-type="float" office:value="0.00064540386304" calcext:value-type="float">
            <text:p>0.00064540386304</text:p>
          </table:table-cell>
          <table:table-cell table:formula="of:=([.A2443]-[.B2443])*([.A2443]-[.B2443])" office:value-type="float" office:value="0.00079464227236" calcext:value-type="float">
            <text:p>0.00079464227236</text:p>
          </table:table-cell>
          <table:table-cell table:number-columns-repeated="2"/>
        </table:table-row>
        <table:table-row table:style-name="ro1">
          <table:table-cell office:value-type="float" office:value="0.0254048" calcext:value-type="float">
            <text:p>0.0254048</text:p>
          </table:table-cell>
          <table:table-cell office:value-type="float" office:value="0.212826" calcext:value-type="float">
            <text:p>0.212826</text:p>
          </table:table-cell>
          <table:table-cell table:formula="of:=[.A2444]*[.A2444]" office:value-type="float" office:value="0.00064540386304" calcext:value-type="float">
            <text:p>0.00064540386304</text:p>
          </table:table-cell>
          <table:table-cell table:formula="of:=([.A2444]-[.B2444])*([.A2444]-[.B2444])" office:value-type="float" office:value="0.03512670620944" calcext:value-type="float">
            <text:p>0.03512670620944</text:p>
          </table:table-cell>
          <table:table-cell table:number-columns-repeated="2"/>
        </table:table-row>
        <table:table-row table:style-name="ro1">
          <table:table-cell office:value-type="float" office:value="0.0497146" calcext:value-type="float">
            <text:p>0.0497146</text:p>
          </table:table-cell>
          <table:table-cell office:value-type="float" office:value="0.255047" calcext:value-type="float">
            <text:p>0.255047</text:p>
          </table:table-cell>
          <table:table-cell table:formula="of:=[.A2445]*[.A2445]" office:value-type="float" office:value="0.00247154145316" calcext:value-type="float">
            <text:p>0.00247154145316</text:p>
          </table:table-cell>
          <table:table-cell table:formula="of:=([.A2445]-[.B2445])*([.A2445]-[.B2445])" office:value-type="float" office:value="0.04216139448976" calcext:value-type="float">
            <text:p>0.04216139448976</text:p>
          </table:table-cell>
          <table:table-cell table:number-columns-repeated="2"/>
        </table:table-row>
        <table:table-row table:style-name="ro1">
          <table:table-cell office:value-type="float" office:value="0.0742418" calcext:value-type="float">
            <text:p>0.0742418</text:p>
          </table:table-cell>
          <table:table-cell office:value-type="float" office:value="0.251591" calcext:value-type="float">
            <text:p>0.251591</text:p>
          </table:table-cell>
          <table:table-cell table:formula="of:=[.A2446]*[.A2446]" office:value-type="float" office:value="0.00551184486724" calcext:value-type="float">
            <text:p>0.00551184486724</text:p>
          </table:table-cell>
          <table:table-cell table:formula="of:=([.A2446]-[.B2446])*([.A2446]-[.B2446])" office:value-type="float" office:value="0.03145273874064" calcext:value-type="float">
            <text:p>0.03145273874064</text:p>
          </table:table-cell>
          <table:table-cell table:number-columns-repeated="2"/>
        </table:table-row>
        <table:table-row table:style-name="ro1">
          <table:table-cell office:value-type="float" office:value="0.15786" calcext:value-type="float">
            <text:p>0.15786</text:p>
          </table:table-cell>
          <table:table-cell office:value-type="float" office:value="0.256502" calcext:value-type="float">
            <text:p>0.256502</text:p>
          </table:table-cell>
          <table:table-cell table:formula="of:=[.A2447]*[.A2447]" office:value-type="float" office:value="0.0249197796" calcext:value-type="float">
            <text:p>0.0249197796</text:p>
          </table:table-cell>
          <table:table-cell table:formula="of:=([.A2447]-[.B2447])*([.A2447]-[.B2447])" office:value-type="float" office:value="0.009730244164" calcext:value-type="float">
            <text:p>0.009730244164</text:p>
          </table:table-cell>
          <table:table-cell table:number-columns-repeated="2"/>
        </table:table-row>
        <table:table-row table:style-name="ro1">
          <table:table-cell office:value-type="float" office:value="0.185264" calcext:value-type="float">
            <text:p>0.185264</text:p>
          </table:table-cell>
          <table:table-cell office:value-type="float" office:value="0.306703" calcext:value-type="float">
            <text:p>0.306703</text:p>
          </table:table-cell>
          <table:table-cell table:formula="of:=[.A2448]*[.A2448]" office:value-type="float" office:value="0.034322749696" calcext:value-type="float">
            <text:p>0.034322749696</text:p>
          </table:table-cell>
          <table:table-cell table:formula="of:=([.A2448]-[.B2448])*([.A2448]-[.B2448])" office:value-type="float" office:value="0.014747430721" calcext:value-type="float">
            <text:p>0.014747430721</text:p>
          </table:table-cell>
          <table:table-cell table:number-columns-repeated="2"/>
        </table:table-row>
        <table:table-row table:style-name="ro1">
          <table:table-cell office:value-type="float" office:value="0.217184" calcext:value-type="float">
            <text:p>0.217184</text:p>
          </table:table-cell>
          <table:table-cell office:value-type="float" office:value="0.32243" calcext:value-type="float">
            <text:p>0.32243</text:p>
          </table:table-cell>
          <table:table-cell table:formula="of:=[.A2449]*[.A2449]" office:value-type="float" office:value="0.047168889856" calcext:value-type="float">
            <text:p>0.047168889856</text:p>
          </table:table-cell>
          <table:table-cell table:formula="of:=([.A2449]-[.B2449])*([.A2449]-[.B2449])" office:value-type="float" office:value="0.011076720516" calcext:value-type="float">
            <text:p>0.011076720516</text:p>
          </table:table-cell>
          <table:table-cell table:number-columns-repeated="2"/>
        </table:table-row>
        <table:table-row table:style-name="ro1">
          <table:table-cell office:value-type="float" office:value="0.350198" calcext:value-type="float">
            <text:p>0.350198</text:p>
          </table:table-cell>
          <table:table-cell office:value-type="float" office:value="0.597203" calcext:value-type="float">
            <text:p>0.597203</text:p>
          </table:table-cell>
          <table:table-cell table:formula="of:=[.A2450]*[.A2450]" office:value-type="float" office:value="0.122638639204" calcext:value-type="float">
            <text:p>0.122638639204</text:p>
          </table:table-cell>
          <table:table-cell table:formula="of:=([.A2450]-[.B2450])*([.A2450]-[.B2450])" office:value-type="float" office:value="0.061011470025" calcext:value-type="float">
            <text:p>0.061011470025</text:p>
          </table:table-cell>
          <table:table-cell table:number-columns-repeated="2"/>
        </table:table-row>
        <table:table-row table:style-name="ro1">
          <table:table-cell office:value-type="float" office:value="0.652414" calcext:value-type="float">
            <text:p>0.652414</text:p>
          </table:table-cell>
          <table:table-cell office:value-type="float" office:value="0.557044" calcext:value-type="float">
            <text:p>0.557044</text:p>
          </table:table-cell>
          <table:table-cell table:formula="of:=[.A2451]*[.A2451]" office:value-type="float" office:value="0.425644027396" calcext:value-type="float">
            <text:p>0.425644027396</text:p>
          </table:table-cell>
          <table:table-cell table:formula="of:=([.A2451]-[.B2451])*([.A2451]-[.B2451])" office:value-type="float" office:value="0.00909543690000001" calcext:value-type="float">
            <text:p>0.00909543690000001</text:p>
          </table:table-cell>
          <table:table-cell table:number-columns-repeated="2"/>
        </table:table-row>
        <table:table-row table:style-name="ro1">
          <table:table-cell office:value-type="float" office:value="0.736634" calcext:value-type="float">
            <text:p>0.736634</text:p>
          </table:table-cell>
          <table:table-cell office:value-type="float" office:value="0.585592" calcext:value-type="float">
            <text:p>0.585592</text:p>
          </table:table-cell>
          <table:table-cell table:formula="of:=[.A2452]*[.A2452]" office:value-type="float" office:value="0.542629649956" calcext:value-type="float">
            <text:p>0.542629649956</text:p>
          </table:table-cell>
          <table:table-cell table:formula="of:=([.A2452]-[.B2452])*([.A2452]-[.B2452])" office:value-type="float" office:value="0.022813685764" calcext:value-type="float">
            <text:p>0.022813685764</text:p>
          </table:table-cell>
          <table:table-cell table:number-columns-repeated="2"/>
        </table:table-row>
        <table:table-row table:style-name="ro1">
          <table:table-cell office:value-type="float" office:value="0.736634" calcext:value-type="float">
            <text:p>0.736634</text:p>
          </table:table-cell>
          <table:table-cell office:value-type="float" office:value="0.650714" calcext:value-type="float">
            <text:p>0.650714</text:p>
          </table:table-cell>
          <table:table-cell table:formula="of:=[.A2453]*[.A2453]" office:value-type="float" office:value="0.542629649956" calcext:value-type="float">
            <text:p>0.542629649956</text:p>
          </table:table-cell>
          <table:table-cell table:formula="of:=([.A2453]-[.B2453])*([.A2453]-[.B2453])" office:value-type="float" office:value="0.0073822464" calcext:value-type="float">
            <text:p>0.0073822464</text:p>
          </table:table-cell>
          <table:table-cell table:number-columns-repeated="2"/>
        </table:table-row>
        <table:table-row table:style-name="ro1">
          <table:table-cell office:value-type="float" office:value="0.788887" calcext:value-type="float">
            <text:p>0.788887</text:p>
          </table:table-cell>
          <table:table-cell office:value-type="float" office:value="0.881281" calcext:value-type="float">
            <text:p>0.881281</text:p>
          </table:table-cell>
          <table:table-cell table:formula="of:=[.A2454]*[.A2454]" office:value-type="float" office:value="0.622342698769" calcext:value-type="float">
            <text:p>0.622342698769</text:p>
          </table:table-cell>
          <table:table-cell table:formula="of:=([.A2454]-[.B2454])*([.A2454]-[.B2454])" office:value-type="float" office:value="0.008536651236" calcext:value-type="float">
            <text:p>0.008536651236</text:p>
          </table:table-cell>
          <table:table-cell table:number-columns-repeated="2"/>
        </table:table-row>
        <table:table-row table:style-name="ro1">
          <table:table-cell office:value-type="float" office:value="0.850465" calcext:value-type="float">
            <text:p>0.850465</text:p>
          </table:table-cell>
          <table:table-cell office:value-type="float" office:value="0.932175" calcext:value-type="float">
            <text:p>0.932175</text:p>
          </table:table-cell>
          <table:table-cell table:formula="of:=[.A2455]*[.A2455]" office:value-type="float" office:value="0.723290716225" calcext:value-type="float">
            <text:p>0.723290716225</text:p>
          </table:table-cell>
          <table:table-cell table:formula="of:=([.A2455]-[.B2455])*([.A2455]-[.B2455])" office:value-type="float" office:value="0.00667652409999999" calcext:value-type="float">
            <text:p>0.00667652409999999</text:p>
          </table:table-cell>
          <table:table-cell table:number-columns-repeated="2"/>
        </table:table-row>
        <table:table-row table:style-name="ro1">
          <table:table-cell office:value-type="float" office:value="0.972741" calcext:value-type="float">
            <text:p>0.972741</text:p>
          </table:table-cell>
          <table:table-cell office:value-type="float" office:value="0.919588" calcext:value-type="float">
            <text:p>0.919588</text:p>
          </table:table-cell>
          <table:table-cell table:formula="of:=[.A2456]*[.A2456]" office:value-type="float" office:value="0.946225053081" calcext:value-type="float">
            <text:p>0.946225053081</text:p>
          </table:table-cell>
          <table:table-cell table:formula="of:=([.A2456]-[.B2456])*([.A2456]-[.B2456])" office:value-type="float" office:value="0.002825241409" calcext:value-type="float">
            <text:p>0.002825241409</text:p>
          </table:table-cell>
          <table:table-cell table:number-columns-repeated="2"/>
        </table:table-row>
        <table:table-row table:style-name="ro1">
          <table:table-cell office:value-type="float" office:value="0.999988" calcext:value-type="float">
            <text:p>0.999988</text:p>
          </table:table-cell>
          <table:table-cell office:value-type="float" office:value="0.931883" calcext:value-type="float">
            <text:p>0.931883</text:p>
          </table:table-cell>
          <table:table-cell table:formula="of:=[.A2457]*[.A2457]" office:value-type="float" office:value="0.999976000144" calcext:value-type="float">
            <text:p>0.999976000144</text:p>
          </table:table-cell>
          <table:table-cell table:formula="of:=([.A2457]-[.B2457])*([.A2457]-[.B2457])" office:value-type="float" office:value="0.004638291025" calcext:value-type="float">
            <text:p>0.004638291025</text:p>
          </table:table-cell>
          <table:table-cell table:number-columns-repeated="2"/>
        </table:table-row>
        <table:table-row table:style-name="ro1">
          <table:table-cell office:value-type="float" office:value="0.999988" calcext:value-type="float">
            <text:p>0.999988</text:p>
          </table:table-cell>
          <table:table-cell office:value-type="float" office:value="0.999125" calcext:value-type="float">
            <text:p>0.999125</text:p>
          </table:table-cell>
          <table:table-cell table:formula="of:=[.A2458]*[.A2458]" office:value-type="float" office:value="0.999976000144" calcext:value-type="float">
            <text:p>0.999976000144</text:p>
          </table:table-cell>
          <table:table-cell table:formula="of:=([.A2458]-[.B2458])*([.A2458]-[.B2458])" office:value-type="float" office:value="0.00000074476899999991" calcext:value-type="float">
            <text:p>7.44768999999909E-07</text:p>
          </table:table-cell>
          <table:table-cell table:number-columns-repeated="2"/>
        </table:table-row>
        <table:table-row table:style-name="ro1">
          <table:table-cell office:value-type="float" office:value="0.000105739" calcext:value-type="float">
            <text:p>0.000105739</text:p>
          </table:table-cell>
          <table:table-cell office:value-type="float" office:value="0.00000281177" calcext:value-type="float">
            <text:p>0.00000281177</text:p>
          </table:table-cell>
          <table:table-cell table:formula="of:=[.A2459]*[.A2459]" office:value-type="float" office:value="0.000000011180736121" calcext:value-type="float">
            <text:p>1.1180736121E-08</text:p>
          </table:table-cell>
          <table:table-cell table:formula="of:=([.A2459]-[.B2459])*([.A2459]-[.B2459])" office:value-type="float" office:value="0.00000001059401467547" calcext:value-type="float">
            <text:p>1.05940146754729E-08</text:p>
          </table:table-cell>
          <table:table-cell table:number-columns-repeated="2"/>
        </table:table-row>
        <table:table-row table:style-name="ro1">
          <table:table-cell office:value-type="float" office:value="0.000066638" calcext:value-type="float">
            <text:p>0.000066638</text:p>
          </table:table-cell>
          <table:table-cell office:value-type="float" office:value="0.000370945" calcext:value-type="float">
            <text:p>0.000370945</text:p>
          </table:table-cell>
          <table:table-cell table:formula="of:=[.A2460]*[.A2460]" office:value-type="float" office:value="0.000000004440623044" calcext:value-type="float">
            <text:p>4.440623044E-09</text:p>
          </table:table-cell>
          <table:table-cell table:formula="of:=([.A2460]-[.B2460])*([.A2460]-[.B2460])" office:value-type="float" office:value="0.000000092602750249" calcext:value-type="float">
            <text:p>9.2602750249E-08</text:p>
          </table:table-cell>
          <table:table-cell table:number-columns-repeated="2"/>
        </table:table-row>
        <table:table-row table:style-name="ro1">
          <table:table-cell office:value-type="float" office:value="0.000031054" calcext:value-type="float">
            <text:p>0.000031054</text:p>
          </table:table-cell>
          <table:table-cell office:value-type="float" office:value="0.0000302816" calcext:value-type="float">
            <text:p>0.0000302816</text:p>
          </table:table-cell>
          <table:table-cell table:formula="of:=[.A2461]*[.A2461]" office:value-type="float" office:value="0.000000000964350916" calcext:value-type="float">
            <text:p>9.64350916E-10</text:p>
          </table:table-cell>
          <table:table-cell table:formula="of:=([.A2461]-[.B2461])*([.A2461]-[.B2461])" office:value-type="float" office:value="0.00000000000059660176" calcext:value-type="float">
            <text:p>5.96601759999994E-13</text:p>
          </table:table-cell>
          <table:table-cell table:number-columns-repeated="2"/>
        </table:table-row>
        <table:table-row table:style-name="ro1">
          <table:table-cell office:value-type="float" office:value="0.00000327826" calcext:value-type="float">
            <text:p>0.00000327826</text:p>
          </table:table-cell>
          <table:table-cell office:value-type="float" office:value="0.00183907" calcext:value-type="float">
            <text:p>0.00183907</text:p>
          </table:table-cell>
          <table:table-cell table:formula="of:=[.A2462]*[.A2462]" office:value-type="float" office:value="0.00000000001074698863" calcext:value-type="float">
            <text:p>1.07469886276E-11</text:p>
          </table:table-cell>
          <table:table-cell table:formula="of:=([.A2462]-[.B2462])*([.A2462]-[.B2462])" office:value-type="float" office:value="0.00000337013131265223" calcext:value-type="float">
            <text:p>3.37013131265223E-06</text:p>
          </table:table-cell>
          <table:table-cell table:number-columns-repeated="2"/>
        </table:table-row>
        <table:table-row table:style-name="ro1">
          <table:table-cell office:value-type="float" office:value="0.00000780821" calcext:value-type="float">
            <text:p>0.00000780821</text:p>
          </table:table-cell>
          <table:table-cell office:value-type="float" office:value="0.00428752" calcext:value-type="float">
            <text:p>0.00428752</text:p>
          </table:table-cell>
          <table:table-cell table:formula="of:=[.A2463]*[.A2463]" office:value-type="float" office:value="0.0000000000609681434" calcext:value-type="float">
            <text:p>6.09681434041E-11</text:p>
          </table:table-cell>
          <table:table-cell table:formula="of:=([.A2463]-[.B2463])*([.A2463]-[.B2463])" office:value-type="float" office:value="0.000018315933005465" calcext:value-type="float">
            <text:p>1.8315933005465E-05</text:p>
          </table:table-cell>
          <table:table-cell table:number-columns-repeated="2"/>
        </table:table-row>
        <table:table-row table:style-name="ro1">
          <table:table-cell office:value-type="float" office:value="0.0000284314" calcext:value-type="float">
            <text:p>0.0000284314</text:p>
          </table:table-cell>
          <table:table-cell office:value-type="float" office:value="0.00682993" calcext:value-type="float">
            <text:p>0.00682993</text:p>
          </table:table-cell>
          <table:table-cell table:formula="of:=[.A2464]*[.A2464]" office:value-type="float" office:value="0.00000000080834450596" calcext:value-type="float">
            <text:p>8.0834450596E-10</text:p>
          </table:table-cell>
          <table:table-cell table:formula="of:=([.A2464]-[.B2464])*([.A2464]-[.B2464])" office:value-type="float" office:value="0.000046260383205802" calcext:value-type="float">
            <text:p>4.6260383205802E-05</text:p>
          </table:table-cell>
          <table:table-cell table:number-columns-repeated="2"/>
        </table:table-row>
        <table:table-row table:style-name="ro1">
          <table:table-cell office:value-type="float" office:value="0.0000282526" calcext:value-type="float">
            <text:p>0.0000282526</text:p>
          </table:table-cell>
          <table:table-cell office:value-type="float" office:value="0.00171982" calcext:value-type="float">
            <text:p>0.00171982</text:p>
          </table:table-cell>
          <table:table-cell table:formula="of:=[.A2465]*[.A2465]" office:value-type="float" office:value="0.00000000079820940676" calcext:value-type="float">
            <text:p>7.9820940676E-10</text:p>
          </table:table-cell>
          <table:table-cell table:formula="of:=([.A2465]-[.B2465])*([.A2465]-[.B2465])" office:value-type="float" office:value="0.00000286140026874276" calcext:value-type="float">
            <text:p>2.86140026874276E-06</text:p>
          </table:table-cell>
          <table:table-cell table:number-columns-repeated="2"/>
        </table:table-row>
        <table:table-row table:style-name="ro1">
          <table:table-cell office:value-type="float" office:value="0.00142634" calcext:value-type="float">
            <text:p>0.00142634</text:p>
          </table:table-cell>
          <table:table-cell office:value-type="float" office:value="0.000582699" calcext:value-type="float">
            <text:p>0.000582699</text:p>
          </table:table-cell>
          <table:table-cell table:formula="of:=[.A2466]*[.A2466]" office:value-type="float" office:value="0.0000020344457956" calcext:value-type="float">
            <text:p>0.0000020344457956</text:p>
          </table:table-cell>
          <table:table-cell table:formula="of:=([.A2466]-[.B2466])*([.A2466]-[.B2466])" office:value-type="float" office:value="0.000000711730136881" calcext:value-type="float">
            <text:p>7.11730136881E-07</text:p>
          </table:table-cell>
          <table:table-cell table:number-columns-repeated="2"/>
        </table:table-row>
        <table:table-row table:style-name="ro1">
          <table:table-cell office:value-type="float" office:value="0.00225598" calcext:value-type="float">
            <text:p>0.00225598</text:p>
          </table:table-cell>
          <table:table-cell office:value-type="float" office:value="0.00579267" calcext:value-type="float">
            <text:p>0.00579267</text:p>
          </table:table-cell>
          <table:table-cell table:formula="of:=[.A2467]*[.A2467]" office:value-type="float" office:value="0.0000050894457604" calcext:value-type="float">
            <text:p>0.0000050894457604</text:p>
          </table:table-cell>
          <table:table-cell table:formula="of:=([.A2467]-[.B2467])*([.A2467]-[.B2467])" office:value-type="float" office:value="0.0000125081761561" calcext:value-type="float">
            <text:p>0.0000125081761561</text:p>
          </table:table-cell>
          <table:table-cell table:number-columns-repeated="2"/>
        </table:table-row>
        <table:table-row table:style-name="ro1">
          <table:table-cell office:value-type="float" office:value="0.000481606" calcext:value-type="float">
            <text:p>0.000481606</text:p>
          </table:table-cell>
          <table:table-cell office:value-type="float" office:value="0.0199212" calcext:value-type="float">
            <text:p>0.0199212</text:p>
          </table:table-cell>
          <table:table-cell table:formula="of:=[.A2468]*[.A2468]" office:value-type="float" office:value="0.000000231944339236" calcext:value-type="float">
            <text:p>2.31944339236E-07</text:p>
          </table:table-cell>
          <table:table-cell table:formula="of:=([.A2468]-[.B2468])*([.A2468]-[.B2468])" office:value-type="float" office:value="0.000377897814884836" calcext:value-type="float">
            <text:p>0.000377897814884836</text:p>
          </table:table-cell>
          <table:table-cell table:number-columns-repeated="2"/>
        </table:table-row>
        <table:table-row table:style-name="ro1">
          <table:table-cell office:value-type="float" office:value="0.0024693" calcext:value-type="float">
            <text:p>0.0024693</text:p>
          </table:table-cell>
          <table:table-cell office:value-type="float" office:value="0.000149871" calcext:value-type="float">
            <text:p>0.000149871</text:p>
          </table:table-cell>
          <table:table-cell table:formula="of:=[.A2469]*[.A2469]" office:value-type="float" office:value="0.00000609744249" calcext:value-type="float">
            <text:p>0.00000609744249</text:p>
          </table:table-cell>
          <table:table-cell table:formula="of:=([.A2469]-[.B2469])*([.A2469]-[.B2469])" office:value-type="float" office:value="0.000005379750886041" calcext:value-type="float">
            <text:p>5.379750886041E-06</text:p>
          </table:table-cell>
          <table:table-cell table:number-columns-repeated="2"/>
        </table:table-row>
        <table:table-row table:style-name="ro1">
          <table:table-cell office:value-type="float" office:value="0.00121224" calcext:value-type="float">
            <text:p>0.00121224</text:p>
          </table:table-cell>
          <table:table-cell office:value-type="float" office:value="0.000521816" calcext:value-type="float">
            <text:p>0.000521816</text:p>
          </table:table-cell>
          <table:table-cell table:formula="of:=[.A2470]*[.A2470]" office:value-type="float" office:value="0.0000014695258176" calcext:value-type="float">
            <text:p>0.0000014695258176</text:p>
          </table:table-cell>
          <table:table-cell table:formula="of:=([.A2470]-[.B2470])*([.A2470]-[.B2470])" office:value-type="float" office:value="0.000000476685299776" calcext:value-type="float">
            <text:p>4.76685299776E-07</text:p>
          </table:table-cell>
          <table:table-cell table:number-columns-repeated="2"/>
        </table:table-row>
        <table:table-row table:style-name="ro1">
          <table:table-cell office:value-type="float" office:value="0.00368953" calcext:value-type="float">
            <text:p>0.00368953</text:p>
          </table:table-cell>
          <table:table-cell office:value-type="float" office:value="0.0291758" calcext:value-type="float">
            <text:p>0.0291758</text:p>
          </table:table-cell>
          <table:table-cell table:formula="of:=[.A2471]*[.A2471]" office:value-type="float" office:value="0.0000136126316209" calcext:value-type="float">
            <text:p>0.0000136126316209</text:p>
          </table:table-cell>
          <table:table-cell table:formula="of:=([.A2471]-[.B2471])*([.A2471]-[.B2471])" office:value-type="float" office:value="0.0006495499585129" calcext:value-type="float">
            <text:p>0.0006495499585129</text:p>
          </table:table-cell>
          <table:table-cell table:number-columns-repeated="2"/>
        </table:table-row>
        <table:table-row table:style-name="ro1">
          <table:table-cell office:value-type="float" office:value="0.00141674" calcext:value-type="float">
            <text:p>0.00141674</text:p>
          </table:table-cell>
          <table:table-cell office:value-type="float" office:value="0.00202106" calcext:value-type="float">
            <text:p>0.00202106</text:p>
          </table:table-cell>
          <table:table-cell table:formula="of:=[.A2472]*[.A2472]" office:value-type="float" office:value="0.0000020071522276" calcext:value-type="float">
            <text:p>0.0000020071522276</text:p>
          </table:table-cell>
          <table:table-cell table:formula="of:=([.A2472]-[.B2472])*([.A2472]-[.B2472])" office:value-type="float" office:value="0.0000003652026624" calcext:value-type="float">
            <text:p>0.0000003652026624</text:p>
          </table:table-cell>
          <table:table-cell table:number-columns-repeated="2"/>
        </table:table-row>
        <table:table-row table:style-name="ro1">
          <table:table-cell office:value-type="float" office:value="0.00141674" calcext:value-type="float">
            <text:p>0.00141674</text:p>
          </table:table-cell>
          <table:table-cell office:value-type="float" office:value="0.00214275" calcext:value-type="float">
            <text:p>0.00214275</text:p>
          </table:table-cell>
          <table:table-cell table:formula="of:=[.A2473]*[.A2473]" office:value-type="float" office:value="0.0000020071522276" calcext:value-type="float">
            <text:p>0.0000020071522276</text:p>
          </table:table-cell>
          <table:table-cell table:formula="of:=([.A2473]-[.B2473])*([.A2473]-[.B2473])" office:value-type="float" office:value="0.0000005270905201" calcext:value-type="float">
            <text:p>0.0000005270905201</text:p>
          </table:table-cell>
          <table:table-cell table:number-columns-repeated="2"/>
        </table:table-row>
        <table:table-row table:style-name="ro1">
          <table:table-cell office:value-type="float" office:value="0.00307769" calcext:value-type="float">
            <text:p>0.00307769</text:p>
          </table:table-cell>
          <table:table-cell office:value-type="float" office:value="0.0976369" calcext:value-type="float">
            <text:p>0.0976369</text:p>
          </table:table-cell>
          <table:table-cell table:formula="of:=[.A2474]*[.A2474]" office:value-type="float" office:value="0.0000094721757361" calcext:value-type="float">
            <text:p>0.0000094721757361</text:p>
          </table:table-cell>
          <table:table-cell table:formula="of:=([.A2474]-[.B2474])*([.A2474]-[.B2474])" office:value-type="float" office:value="0.0089414441958241" calcext:value-type="float">
            <text:p>0.0089414441958241</text:p>
          </table:table-cell>
          <table:table-cell table:number-columns-repeated="2"/>
        </table:table-row>
        <table:table-row table:style-name="ro1">
          <table:table-cell office:value-type="float" office:value="0.0147092" calcext:value-type="float">
            <text:p>0.0147092</text:p>
          </table:table-cell>
          <table:table-cell office:value-type="float" office:value="0.141259" calcext:value-type="float">
            <text:p>0.141259</text:p>
          </table:table-cell>
          <table:table-cell table:formula="of:=[.A2475]*[.A2475]" office:value-type="float" office:value="0.00021636056464" calcext:value-type="float">
            <text:p>0.00021636056464</text:p>
          </table:table-cell>
          <table:table-cell table:formula="of:=([.A2475]-[.B2475])*([.A2475]-[.B2475])" office:value-type="float" office:value="0.01601485188004" calcext:value-type="float">
            <text:p>0.01601485188004</text:p>
          </table:table-cell>
          <table:table-cell table:number-columns-repeated="2"/>
        </table:table-row>
        <table:table-row table:style-name="ro1">
          <table:table-cell office:value-type="float" office:value="0.0320845" calcext:value-type="float">
            <text:p>0.0320845</text:p>
          </table:table-cell>
          <table:table-cell office:value-type="float" office:value="0.293151" calcext:value-type="float">
            <text:p>0.293151</text:p>
          </table:table-cell>
          <table:table-cell table:formula="of:=[.A2476]*[.A2476]" office:value-type="float" office:value="0.00102941514025" calcext:value-type="float">
            <text:p>0.00102941514025</text:p>
          </table:table-cell>
          <table:table-cell table:formula="of:=([.A2476]-[.B2476])*([.A2476]-[.B2476])" office:value-type="float" office:value="0.06815571742225" calcext:value-type="float">
            <text:p>0.06815571742225</text:p>
          </table:table-cell>
          <table:table-cell table:number-columns-repeated="2"/>
        </table:table-row>
        <table:table-row table:style-name="ro1">
          <table:table-cell office:value-type="float" office:value="0.0624632" calcext:value-type="float">
            <text:p>0.0624632</text:p>
          </table:table-cell>
          <table:table-cell office:value-type="float" office:value="0.310826" calcext:value-type="float">
            <text:p>0.310826</text:p>
          </table:table-cell>
          <table:table-cell table:formula="of:=[.A2477]*[.A2477]" office:value-type="float" office:value="0.00390165135424" calcext:value-type="float">
            <text:p>0.00390165135424</text:p>
          </table:table-cell>
          <table:table-cell table:formula="of:=([.A2477]-[.B2477])*([.A2477]-[.B2477])" office:value-type="float" office:value="0.06168408042384" calcext:value-type="float">
            <text:p>0.06168408042384</text:p>
          </table:table-cell>
          <table:table-cell table:number-columns-repeated="2"/>
        </table:table-row>
        <table:table-row table:style-name="ro1">
          <table:table-cell office:value-type="float" office:value="0.0913979" calcext:value-type="float">
            <text:p>0.0913979</text:p>
          </table:table-cell>
          <table:table-cell office:value-type="float" office:value="0.222776" calcext:value-type="float">
            <text:p>0.222776</text:p>
          </table:table-cell>
          <table:table-cell table:formula="of:=[.A2478]*[.A2478]" office:value-type="float" office:value="0.00835357612441" calcext:value-type="float">
            <text:p>0.00835357612441</text:p>
          </table:table-cell>
          <table:table-cell table:formula="of:=([.A2478]-[.B2478])*([.A2478]-[.B2478])" office:value-type="float" office:value="0.01726020515961" calcext:value-type="float">
            <text:p>0.01726020515961</text:p>
          </table:table-cell>
          <table:table-cell table:number-columns-repeated="2"/>
        </table:table-row>
        <table:table-row table:style-name="ro1">
          <table:table-cell office:value-type="float" office:value="0.0913979" calcext:value-type="float">
            <text:p>0.0913979</text:p>
          </table:table-cell>
          <table:table-cell office:value-type="float" office:value="0.231538" calcext:value-type="float">
            <text:p>0.231538</text:p>
          </table:table-cell>
          <table:table-cell table:formula="of:=[.A2479]*[.A2479]" office:value-type="float" office:value="0.00835357612441" calcext:value-type="float">
            <text:p>0.00835357612441</text:p>
          </table:table-cell>
          <table:table-cell table:formula="of:=([.A2479]-[.B2479])*([.A2479]-[.B2479])" office:value-type="float" office:value="0.01963924762801" calcext:value-type="float">
            <text:p>0.01963924762801</text:p>
          </table:table-cell>
          <table:table-cell table:number-columns-repeated="2"/>
        </table:table-row>
        <table:table-row table:style-name="ro1">
          <table:table-cell office:value-type="float" office:value="0.11675" calcext:value-type="float">
            <text:p>0.11675</text:p>
          </table:table-cell>
          <table:table-cell office:value-type="float" office:value="0.261218" calcext:value-type="float">
            <text:p>0.261218</text:p>
          </table:table-cell>
          <table:table-cell table:formula="of:=[.A2480]*[.A2480]" office:value-type="float" office:value="0.0136305625" calcext:value-type="float">
            <text:p>0.0136305625</text:p>
          </table:table-cell>
          <table:table-cell table:formula="of:=([.A2480]-[.B2480])*([.A2480]-[.B2480])" office:value-type="float" office:value="0.020871003024" calcext:value-type="float">
            <text:p>0.020871003024</text:p>
          </table:table-cell>
          <table:table-cell table:number-columns-repeated="2"/>
        </table:table-row>
        <table:table-row table:style-name="ro1">
          <table:table-cell office:value-type="float" office:value="0.139172" calcext:value-type="float">
            <text:p>0.139172</text:p>
          </table:table-cell>
          <table:table-cell office:value-type="float" office:value="0.339355" calcext:value-type="float">
            <text:p>0.339355</text:p>
          </table:table-cell>
          <table:table-cell table:formula="of:=[.A2481]*[.A2481]" office:value-type="float" office:value="0.019368845584" calcext:value-type="float">
            <text:p>0.019368845584</text:p>
          </table:table-cell>
          <table:table-cell table:formula="of:=([.A2481]-[.B2481])*([.A2481]-[.B2481])" office:value-type="float" office:value="0.040073233489" calcext:value-type="float">
            <text:p>0.040073233489</text:p>
          </table:table-cell>
          <table:table-cell table:number-columns-repeated="2"/>
        </table:table-row>
        <table:table-row table:style-name="ro1">
          <table:table-cell office:value-type="float" office:value="0.139172" calcext:value-type="float">
            <text:p>0.139172</text:p>
          </table:table-cell>
          <table:table-cell office:value-type="float" office:value="0.488755" calcext:value-type="float">
            <text:p>0.488755</text:p>
          </table:table-cell>
          <table:table-cell table:formula="of:=[.A2482]*[.A2482]" office:value-type="float" office:value="0.019368845584" calcext:value-type="float">
            <text:p>0.019368845584</text:p>
          </table:table-cell>
          <table:table-cell table:formula="of:=([.A2482]-[.B2482])*([.A2482]-[.B2482])" office:value-type="float" office:value="0.122208273889" calcext:value-type="float">
            <text:p>0.122208273889</text:p>
          </table:table-cell>
          <table:table-cell table:number-columns-repeated="2"/>
        </table:table-row>
        <table:table-row table:style-name="ro1">
          <table:table-cell office:value-type="float" office:value="0.139172" calcext:value-type="float">
            <text:p>0.139172</text:p>
          </table:table-cell>
          <table:table-cell office:value-type="float" office:value="0.479282" calcext:value-type="float">
            <text:p>0.479282</text:p>
          </table:table-cell>
          <table:table-cell table:formula="of:=[.A2483]*[.A2483]" office:value-type="float" office:value="0.019368845584" calcext:value-type="float">
            <text:p>0.019368845584</text:p>
          </table:table-cell>
          <table:table-cell table:formula="of:=([.A2483]-[.B2483])*([.A2483]-[.B2483])" office:value-type="float" office:value="0.1156748121" calcext:value-type="float">
            <text:p>0.1156748121</text:p>
          </table:table-cell>
          <table:table-cell table:number-columns-repeated="2"/>
        </table:table-row>
        <table:table-row table:style-name="ro1">
          <table:table-cell office:value-type="float" office:value="0.139172" calcext:value-type="float">
            <text:p>0.139172</text:p>
          </table:table-cell>
          <table:table-cell office:value-type="float" office:value="0.460942" calcext:value-type="float">
            <text:p>0.460942</text:p>
          </table:table-cell>
          <table:table-cell table:formula="of:=[.A2484]*[.A2484]" office:value-type="float" office:value="0.019368845584" calcext:value-type="float">
            <text:p>0.019368845584</text:p>
          </table:table-cell>
          <table:table-cell table:formula="of:=([.A2484]-[.B2484])*([.A2484]-[.B2484])" office:value-type="float" office:value="0.1035359329" calcext:value-type="float">
            <text:p>0.1035359329</text:p>
          </table:table-cell>
          <table:table-cell table:number-columns-repeated="2"/>
        </table:table-row>
        <table:table-row table:style-name="ro1">
          <table:table-cell office:value-type="float" office:value="0.218173" calcext:value-type="float">
            <text:p>0.218173</text:p>
          </table:table-cell>
          <table:table-cell office:value-type="float" office:value="0.513523" calcext:value-type="float">
            <text:p>0.513523</text:p>
          </table:table-cell>
          <table:table-cell table:formula="of:=[.A2485]*[.A2485]" office:value-type="float" office:value="0.047599457929" calcext:value-type="float">
            <text:p>0.047599457929</text:p>
          </table:table-cell>
          <table:table-cell table:formula="of:=([.A2485]-[.B2485])*([.A2485]-[.B2485])" office:value-type="float" office:value="0.0872316225" calcext:value-type="float">
            <text:p>0.0872316225</text:p>
          </table:table-cell>
          <table:table-cell table:number-columns-repeated="2"/>
        </table:table-row>
        <table:table-row table:style-name="ro1">
          <table:table-cell office:value-type="float" office:value="0.298267" calcext:value-type="float">
            <text:p>0.298267</text:p>
          </table:table-cell>
          <table:table-cell office:value-type="float" office:value="0.359689" calcext:value-type="float">
            <text:p>0.359689</text:p>
          </table:table-cell>
          <table:table-cell table:formula="of:=[.A2486]*[.A2486]" office:value-type="float" office:value="0.088963203289" calcext:value-type="float">
            <text:p>0.088963203289</text:p>
          </table:table-cell>
          <table:table-cell table:formula="of:=([.A2486]-[.B2486])*([.A2486]-[.B2486])" office:value-type="float" office:value="0.003772662084" calcext:value-type="float">
            <text:p>0.003772662084</text:p>
          </table:table-cell>
          <table:table-cell table:number-columns-repeated="2"/>
        </table:table-row>
        <table:table-row table:style-name="ro1">
          <table:table-cell office:value-type="float" office:value="0.413479" calcext:value-type="float">
            <text:p>0.413479</text:p>
          </table:table-cell>
          <table:table-cell office:value-type="float" office:value="0.40066" calcext:value-type="float">
            <text:p>0.40066</text:p>
          </table:table-cell>
          <table:table-cell table:formula="of:=[.A2487]*[.A2487]" office:value-type="float" office:value="0.170964883441" calcext:value-type="float">
            <text:p>0.170964883441</text:p>
          </table:table-cell>
          <table:table-cell table:formula="of:=([.A2487]-[.B2487])*([.A2487]-[.B2487])" office:value-type="float" office:value="0.000164326760999999" calcext:value-type="float">
            <text:p>0.000164326760999999</text:p>
          </table:table-cell>
          <table:table-cell table:number-columns-repeated="2"/>
        </table:table-row>
        <table:table-row table:style-name="ro1">
          <table:table-cell office:value-type="float" office:value="0.293648" calcext:value-type="float">
            <text:p>0.293648</text:p>
          </table:table-cell>
          <table:table-cell office:value-type="float" office:value="0.446262" calcext:value-type="float">
            <text:p>0.446262</text:p>
          </table:table-cell>
          <table:table-cell table:formula="of:=[.A2488]*[.A2488]" office:value-type="float" office:value="0.086229147904" calcext:value-type="float">
            <text:p>0.086229147904</text:p>
          </table:table-cell>
          <table:table-cell table:formula="of:=([.A2488]-[.B2488])*([.A2488]-[.B2488])" office:value-type="float" office:value="0.023291032996" calcext:value-type="float">
            <text:p>0.023291032996</text:p>
          </table:table-cell>
          <table:table-cell table:number-columns-repeated="2"/>
        </table:table-row>
        <table:table-row table:style-name="ro1">
          <table:table-cell office:value-type="float" office:value="0.327185" calcext:value-type="float">
            <text:p>0.327185</text:p>
          </table:table-cell>
          <table:table-cell office:value-type="float" office:value="0.517695" calcext:value-type="float">
            <text:p>0.517695</text:p>
          </table:table-cell>
          <table:table-cell table:formula="of:=[.A2489]*[.A2489]" office:value-type="float" office:value="0.107050024225" calcext:value-type="float">
            <text:p>0.107050024225</text:p>
          </table:table-cell>
          <table:table-cell table:formula="of:=([.A2489]-[.B2489])*([.A2489]-[.B2489])" office:value-type="float" office:value="0.0362940601" calcext:value-type="float">
            <text:p>0.0362940601</text:p>
          </table:table-cell>
          <table:table-cell table:number-columns-repeated="2"/>
        </table:table-row>
        <table:table-row table:style-name="ro1">
          <table:table-cell office:value-type="float" office:value="0.444023" calcext:value-type="float">
            <text:p>0.444023</text:p>
          </table:table-cell>
          <table:table-cell office:value-type="float" office:value="0.551102" calcext:value-type="float">
            <text:p>0.551102</text:p>
          </table:table-cell>
          <table:table-cell table:formula="of:=[.A2490]*[.A2490]" office:value-type="float" office:value="0.197156424529" calcext:value-type="float">
            <text:p>0.197156424529</text:p>
          </table:table-cell>
          <table:table-cell table:formula="of:=([.A2490]-[.B2490])*([.A2490]-[.B2490])" office:value-type="float" office:value="0.011465912241" calcext:value-type="float">
            <text:p>0.011465912241</text:p>
          </table:table-cell>
          <table:table-cell table:number-columns-repeated="2"/>
        </table:table-row>
        <table:table-row table:style-name="ro1">
          <table:table-cell office:value-type="float" office:value="0.539002" calcext:value-type="float">
            <text:p>0.539002</text:p>
          </table:table-cell>
          <table:table-cell office:value-type="float" office:value="0.730833" calcext:value-type="float">
            <text:p>0.730833</text:p>
          </table:table-cell>
          <table:table-cell table:formula="of:=[.A2491]*[.A2491]" office:value-type="float" office:value="0.290523156004" calcext:value-type="float">
            <text:p>0.290523156004</text:p>
          </table:table-cell>
          <table:table-cell table:formula="of:=([.A2491]-[.B2491])*([.A2491]-[.B2491])" office:value-type="float" office:value="0.036799132561" calcext:value-type="float">
            <text:p>0.036799132561</text:p>
          </table:table-cell>
          <table:table-cell table:number-columns-repeated="2"/>
        </table:table-row>
        <table:table-row table:style-name="ro1">
          <table:table-cell office:value-type="float" office:value="0.931486" calcext:value-type="float">
            <text:p>0.931486</text:p>
          </table:table-cell>
          <table:table-cell office:value-type="float" office:value="0.73051" calcext:value-type="float">
            <text:p>0.73051</text:p>
          </table:table-cell>
          <table:table-cell table:formula="of:=[.A2492]*[.A2492]" office:value-type="float" office:value="0.867666168196" calcext:value-type="float">
            <text:p>0.867666168196</text:p>
          </table:table-cell>
          <table:table-cell table:formula="of:=([.A2492]-[.B2492])*([.A2492]-[.B2492])" office:value-type="float" office:value="0.040391352576" calcext:value-type="float">
            <text:p>0.040391352576</text:p>
          </table:table-cell>
          <table:table-cell table:number-columns-repeated="2"/>
        </table:table-row>
        <table:table-row table:style-name="ro1">
          <table:table-cell office:value-type="float" office:value="0.931486" calcext:value-type="float">
            <text:p>0.931486</text:p>
          </table:table-cell>
          <table:table-cell office:value-type="float" office:value="0.74009" calcext:value-type="float">
            <text:p>0.74009</text:p>
          </table:table-cell>
          <table:table-cell table:formula="of:=[.A2493]*[.A2493]" office:value-type="float" office:value="0.867666168196" calcext:value-type="float">
            <text:p>0.867666168196</text:p>
          </table:table-cell>
          <table:table-cell table:formula="of:=([.A2493]-[.B2493])*([.A2493]-[.B2493])" office:value-type="float" office:value="0.036632428816" calcext:value-type="float">
            <text:p>0.036632428816</text:p>
          </table:table-cell>
          <table:table-cell table:number-columns-repeated="2"/>
        </table:table-row>
        <table:table-row table:style-name="ro1">
          <table:table-cell office:value-type="float" office:value="0.948559" calcext:value-type="float">
            <text:p>0.948559</text:p>
          </table:table-cell>
          <table:table-cell office:value-type="float" office:value="0.948474" calcext:value-type="float">
            <text:p>0.948474</text:p>
          </table:table-cell>
          <table:table-cell table:formula="of:=[.A2494]*[.A2494]" office:value-type="float" office:value="0.899764176481" calcext:value-type="float">
            <text:p>0.899764176481</text:p>
          </table:table-cell>
          <table:table-cell table:formula="of:=([.A2494]-[.B2494])*([.A2494]-[.B2494])" office:value-type="float" office:value="0.000000007225" calcext:value-type="float">
            <text:p>7.2250000000003E-09</text:p>
          </table:table-cell>
          <table:table-cell table:number-columns-repeated="2"/>
        </table:table-row>
        <table:table-row table:style-name="ro1">
          <table:table-cell office:value-type="float" office:value="0.948559" calcext:value-type="float">
            <text:p>0.948559</text:p>
          </table:table-cell>
          <table:table-cell office:value-type="float" office:value="0.970052" calcext:value-type="float">
            <text:p>0.970052</text:p>
          </table:table-cell>
          <table:table-cell table:formula="of:=[.A2495]*[.A2495]" office:value-type="float" office:value="0.899764176481" calcext:value-type="float">
            <text:p>0.899764176481</text:p>
          </table:table-cell>
          <table:table-cell table:formula="of:=([.A2495]-[.B2495])*([.A2495]-[.B2495])" office:value-type="float" office:value="0.000461949048999999" calcext:value-type="float">
            <text:p>0.000461949048999999</text:p>
          </table:table-cell>
          <table:table-cell table:number-columns-repeated="2"/>
        </table:table-row>
        <table:table-row table:style-name="ro1">
          <table:table-cell office:value-type="float" office:value="0.997531" calcext:value-type="float">
            <text:p>0.997531</text:p>
          </table:table-cell>
          <table:table-cell office:value-type="float" office:value="0.98723" calcext:value-type="float">
            <text:p>0.98723</text:p>
          </table:table-cell>
          <table:table-cell table:formula="of:=[.A2496]*[.A2496]" office:value-type="float" office:value="0.995068095961" calcext:value-type="float">
            <text:p>0.995068095961</text:p>
          </table:table-cell>
          <table:table-cell table:formula="of:=([.A2496]-[.B2496])*([.A2496]-[.B2496])" office:value-type="float" office:value="0.000106110600999998" calcext:value-type="float">
            <text:p>0.000106110600999998</text:p>
          </table:table-cell>
          <table:table-cell table:number-columns-repeated="2"/>
        </table:table-row>
        <table:table-row table:style-name="ro1">
          <table:table-cell office:value-type="float" office:value="0.997531" calcext:value-type="float">
            <text:p>0.997531</text:p>
          </table:table-cell>
          <table:table-cell office:value-type="float" office:value="0.999997" calcext:value-type="float">
            <text:p>0.999997</text:p>
          </table:table-cell>
          <table:table-cell table:formula="of:=[.A2497]*[.A2497]" office:value-type="float" office:value="0.995068095961" calcext:value-type="float">
            <text:p>0.995068095961</text:p>
          </table:table-cell>
          <table:table-cell table:formula="of:=([.A2497]-[.B2497])*([.A2497]-[.B2497])" office:value-type="float" office:value="0.00000608115600000039" calcext:value-type="float">
            <text:p>6.08115600000039E-06</text:p>
          </table:table-cell>
          <table:table-cell table:number-columns-repeated="2"/>
        </table:table-row>
        <table:table-row table:style-name="ro1">
          <table:table-cell office:value-type="float" office:value="0.00000220537" calcext:value-type="float">
            <text:p>0.00000220537</text:p>
          </table:table-cell>
          <table:table-cell office:value-type="float" office:value="0.00000303222" calcext:value-type="float">
            <text:p>0.00000303222</text:p>
          </table:table-cell>
          <table:table-cell table:formula="of:=[.A2498]*[.A2498]" office:value-type="float" office:value="0.00000000000486365684" calcext:value-type="float">
            <text:p>4.8636568369E-12</text:p>
          </table:table-cell>
          <table:table-cell table:formula="of:=([.A2498]-[.B2498])*([.A2498]-[.B2498])" office:value-type="float" office:value="0.00000000000068368092" calcext:value-type="float">
            <text:p>6.836809225E-13</text:p>
          </table:table-cell>
          <table:table-cell table:number-columns-repeated="2"/>
        </table:table-row>
        <table:table-row table:style-name="ro1">
          <table:table-cell office:value-type="float" office:value="0.00000220537" calcext:value-type="float">
            <text:p>0.00000220537</text:p>
          </table:table-cell>
          <table:table-cell office:value-type="float" office:value="0.00180795" calcext:value-type="float">
            <text:p>0.00180795</text:p>
          </table:table-cell>
          <table:table-cell table:formula="of:=[.A2499]*[.A2499]" office:value-type="float" office:value="0.00000000000486365684" calcext:value-type="float">
            <text:p>4.8636568369E-12</text:p>
          </table:table-cell>
          <table:table-cell table:formula="of:=([.A2499]-[.B2499])*([.A2499]-[.B2499])" office:value-type="float" office:value="0.00000326071366877384" calcext:value-type="float">
            <text:p>3.26071366877384E-06</text:p>
          </table:table-cell>
          <table:table-cell table:number-columns-repeated="2"/>
        </table:table-row>
        <table:table-row table:style-name="ro1">
          <table:table-cell office:value-type="float" office:value="0.000125408" calcext:value-type="float">
            <text:p>0.000125408</text:p>
          </table:table-cell>
          <table:table-cell office:value-type="float" office:value="0.00161787" calcext:value-type="float">
            <text:p>0.00161787</text:p>
          </table:table-cell>
          <table:table-cell table:formula="of:=[.A2500]*[.A2500]" office:value-type="float" office:value="0.000000015727166464" calcext:value-type="float">
            <text:p>1.5727166464E-08</text:p>
          </table:table-cell>
          <table:table-cell table:formula="of:=([.A2500]-[.B2500])*([.A2500]-[.B2500])" office:value-type="float" office:value="0.000002227442821444" calcext:value-type="float">
            <text:p>2.227442821444E-06</text:p>
          </table:table-cell>
          <table:table-cell table:number-columns-repeated="2"/>
        </table:table-row>
        <table:table-row table:style-name="ro1">
          <table:table-cell office:value-type="float" office:value="0.000125408" calcext:value-type="float">
            <text:p>0.000125408</text:p>
          </table:table-cell>
          <table:table-cell office:value-type="float" office:value="0.00466039" calcext:value-type="float">
            <text:p>0.00466039</text:p>
          </table:table-cell>
          <table:table-cell table:formula="of:=[.A2501]*[.A2501]" office:value-type="float" office:value="0.000000015727166464" calcext:value-type="float">
            <text:p>1.5727166464E-08</text:p>
          </table:table-cell>
          <table:table-cell table:formula="of:=([.A2501]-[.B2501])*([.A2501]-[.B2501])" office:value-type="float" office:value="0.000020566061740324" calcext:value-type="float">
            <text:p>2.0566061740324E-05</text:p>
          </table:table-cell>
          <table:table-cell table:number-columns-repeated="2"/>
        </table:table-row>
        <table:table-row table:style-name="ro1">
          <table:table-cell office:value-type="float" office:value="0.00025183" calcext:value-type="float">
            <text:p>0.00025183</text:p>
          </table:table-cell>
          <table:table-cell office:value-type="float" office:value="0.00157022" calcext:value-type="float">
            <text:p>0.00157022</text:p>
          </table:table-cell>
          <table:table-cell table:formula="of:=[.A2502]*[.A2502]" office:value-type="float" office:value="0.0000000634183489" calcext:value-type="float">
            <text:p>0.0000000634183489</text:p>
          </table:table-cell>
          <table:table-cell table:formula="of:=([.A2502]-[.B2502])*([.A2502]-[.B2502])" office:value-type="float" office:value="0.0000017381521921" calcext:value-type="float">
            <text:p>0.0000017381521921</text:p>
          </table:table-cell>
          <table:table-cell table:number-columns-repeated="2"/>
        </table:table-row>
        <table:table-row table:style-name="ro1">
          <table:table-cell office:value-type="float" office:value="0.0000970364" calcext:value-type="float">
            <text:p>0.0000970364</text:p>
          </table:table-cell>
          <table:table-cell office:value-type="float" office:value="0.00127171" calcext:value-type="float">
            <text:p>0.00127171</text:p>
          </table:table-cell>
          <table:table-cell table:formula="of:=[.A2503]*[.A2503]" office:value-type="float" office:value="0.00000000941606292496" calcext:value-type="float">
            <text:p>9.41606292496E-09</text:p>
          </table:table-cell>
          <table:table-cell table:formula="of:=([.A2503]-[.B2503])*([.A2503]-[.B2503])" office:value-type="float" office:value="0.00000137985806653696" calcext:value-type="float">
            <text:p>1.37985806653696E-06</text:p>
          </table:table-cell>
          <table:table-cell table:number-columns-repeated="2"/>
        </table:table-row>
        <table:table-row table:style-name="ro1">
          <table:table-cell office:value-type="float" office:value="0.0000138283" calcext:value-type="float">
            <text:p>0.0000138283</text:p>
          </table:table-cell>
          <table:table-cell office:value-type="float" office:value="0.00213241" calcext:value-type="float">
            <text:p>0.00213241</text:p>
          </table:table-cell>
          <table:table-cell table:formula="of:=[.A2504]*[.A2504]" office:value-type="float" office:value="0.00000000019122188089" calcext:value-type="float">
            <text:p>1.9122188089E-10</text:p>
          </table:table-cell>
          <table:table-cell table:formula="of:=([.A2504]-[.B2504])*([.A2504]-[.B2504])" office:value-type="float" office:value="0.00000448838841957489" calcext:value-type="float">
            <text:p>4.48838841957489E-06</text:p>
          </table:table-cell>
          <table:table-cell table:number-columns-repeated="2"/>
        </table:table-row>
        <table:table-row table:style-name="ro1">
          <table:table-cell office:value-type="float" office:value="0.0000417829" calcext:value-type="float">
            <text:p>0.0000417829</text:p>
          </table:table-cell>
          <table:table-cell office:value-type="float" office:value="0.0162228" calcext:value-type="float">
            <text:p>0.0162228</text:p>
          </table:table-cell>
          <table:table-cell table:formula="of:=[.A2505]*[.A2505]" office:value-type="float" office:value="0.00000000174581073241" calcext:value-type="float">
            <text:p>1.74581073241E-09</text:p>
          </table:table-cell>
          <table:table-cell table:formula="of:=([.A2505]-[.B2505])*([.A2505]-[.B2505])" office:value-type="float" office:value="0.000261825314390492" calcext:value-type="float">
            <text:p>0.000261825314390492</text:p>
          </table:table-cell>
          <table:table-cell table:number-columns-repeated="2"/>
        </table:table-row>
        <table:table-row table:style-name="ro1">
          <table:table-cell office:value-type="float" office:value="0.00022161" calcext:value-type="float">
            <text:p>0.00022161</text:p>
          </table:table-cell>
          <table:table-cell office:value-type="float" office:value="0.0103901" calcext:value-type="float">
            <text:p>0.0103901</text:p>
          </table:table-cell>
          <table:table-cell table:formula="of:=[.A2506]*[.A2506]" office:value-type="float" office:value="0.0000000491109921" calcext:value-type="float">
            <text:p>0.0000000491109921</text:p>
          </table:table-cell>
          <table:table-cell table:formula="of:=([.A2506]-[.B2506])*([.A2506]-[.B2506])" office:value-type="float" office:value="0.0001033981888801" calcext:value-type="float">
            <text:p>0.0001033981888801</text:p>
          </table:table-cell>
          <table:table-cell table:number-columns-repeated="2"/>
        </table:table-row>
        <table:table-row table:style-name="ro1">
          <table:table-cell office:value-type="float" office:value="0.000253856" calcext:value-type="float">
            <text:p>0.000253856</text:p>
          </table:table-cell>
          <table:table-cell office:value-type="float" office:value="0.0167137" calcext:value-type="float">
            <text:p>0.0167137</text:p>
          </table:table-cell>
          <table:table-cell table:formula="of:=[.A2507]*[.A2507]" office:value-type="float" office:value="0.000000064442868736" calcext:value-type="float">
            <text:p>6.4442868736E-08</text:p>
          </table:table-cell>
          <table:table-cell table:formula="of:=([.A2507]-[.B2507])*([.A2507]-[.B2507])" office:value-type="float" office:value="0.000270926464504336" calcext:value-type="float">
            <text:p>0.000270926464504336</text:p>
          </table:table-cell>
          <table:table-cell table:number-columns-repeated="2"/>
        </table:table-row>
        <table:table-row table:style-name="ro1">
          <table:table-cell office:value-type="float" office:value="0.000183642" calcext:value-type="float">
            <text:p>0.000183642</text:p>
          </table:table-cell>
          <table:table-cell office:value-type="float" office:value="0.00795738" calcext:value-type="float">
            <text:p>0.00795738</text:p>
          </table:table-cell>
          <table:table-cell table:formula="of:=[.A2508]*[.A2508]" office:value-type="float" office:value="0.000000033724384164" calcext:value-type="float">
            <text:p>3.3724384164E-08</text:p>
          </table:table-cell>
          <table:table-cell table:formula="of:=([.A2508]-[.B2508])*([.A2508]-[.B2508])" office:value-type="float" office:value="0.000060431002492644" calcext:value-type="float">
            <text:p>6.0431002492644E-05</text:p>
          </table:table-cell>
          <table:table-cell table:number-columns-repeated="2"/>
        </table:table-row>
        <table:table-row table:style-name="ro1">
          <table:table-cell office:value-type="float" office:value="0.000183642" calcext:value-type="float">
            <text:p>0.000183642</text:p>
          </table:table-cell>
          <table:table-cell office:value-type="float" office:value="0.00779444" calcext:value-type="float">
            <text:p>0.00779444</text:p>
          </table:table-cell>
          <table:table-cell table:formula="of:=[.A2509]*[.A2509]" office:value-type="float" office:value="0.000000033724384164" calcext:value-type="float">
            <text:p>3.3724384164E-08</text:p>
          </table:table-cell>
          <table:table-cell table:formula="of:=([.A2509]-[.B2509])*([.A2509]-[.B2509])" office:value-type="float" office:value="0.000057924246196804" calcext:value-type="float">
            <text:p>5.7924246196804E-05</text:p>
          </table:table-cell>
          <table:table-cell table:number-columns-repeated="2"/>
        </table:table-row>
        <table:table-row table:style-name="ro1">
          <table:table-cell office:value-type="float" office:value="0.00026685" calcext:value-type="float">
            <text:p>0.00026685</text:p>
          </table:table-cell>
          <table:table-cell office:value-type="float" office:value="0.0616069" calcext:value-type="float">
            <text:p>0.0616069</text:p>
          </table:table-cell>
          <table:table-cell table:formula="of:=[.A2510]*[.A2510]" office:value-type="float" office:value="0.0000000712089225" calcext:value-type="float">
            <text:p>0.0000000712089225</text:p>
          </table:table-cell>
          <table:table-cell table:formula="of:=([.A2510]-[.B2510])*([.A2510]-[.B2510])" office:value-type="float" office:value="0.0037626017340025" calcext:value-type="float">
            <text:p>0.0037626017340025</text:p>
          </table:table-cell>
          <table:table-cell table:number-columns-repeated="2"/>
        </table:table-row>
        <table:table-row table:style-name="ro1">
          <table:table-cell office:value-type="float" office:value="0.000151157" calcext:value-type="float">
            <text:p>0.000151157</text:p>
          </table:table-cell>
          <table:table-cell office:value-type="float" office:value="0.00595603" calcext:value-type="float">
            <text:p>0.00595603</text:p>
          </table:table-cell>
          <table:table-cell table:formula="of:=[.A2511]*[.A2511]" office:value-type="float" office:value="0.000000022848438649" calcext:value-type="float">
            <text:p>2.2848438649E-08</text:p>
          </table:table-cell>
          <table:table-cell table:formula="of:=([.A2511]-[.B2511])*([.A2511]-[.B2511])" office:value-type="float" office:value="0.000033696550546129" calcext:value-type="float">
            <text:p>3.3696550546129E-05</text:p>
          </table:table-cell>
          <table:table-cell table:number-columns-repeated="2"/>
        </table:table-row>
        <table:table-row table:style-name="ro1">
          <table:table-cell office:value-type="float" office:value="0.000219047" calcext:value-type="float">
            <text:p>0.000219047</text:p>
          </table:table-cell>
          <table:table-cell office:value-type="float" office:value="0.0227865" calcext:value-type="float">
            <text:p>0.0227865</text:p>
          </table:table-cell>
          <table:table-cell table:formula="of:=[.A2512]*[.A2512]" office:value-type="float" office:value="0.000000047981588209" calcext:value-type="float">
            <text:p>4.7981588209E-08</text:p>
          </table:table-cell>
          <table:table-cell table:formula="of:=([.A2512]-[.B2512])*([.A2512]-[.B2512])" office:value-type="float" office:value="0.000509289934907209" calcext:value-type="float">
            <text:p>0.000509289934907209</text:p>
          </table:table-cell>
          <table:table-cell table:number-columns-repeated="2"/>
        </table:table-row>
        <table:table-row table:style-name="ro1">
          <table:table-cell office:value-type="float" office:value="0.00237715" calcext:value-type="float">
            <text:p>0.00237715</text:p>
          </table:table-cell>
          <table:table-cell office:value-type="float" office:value="0.215193" calcext:value-type="float">
            <text:p>0.215193</text:p>
          </table:table-cell>
          <table:table-cell table:formula="of:=[.A2513]*[.A2513]" office:value-type="float" office:value="0.0000056508421225" calcext:value-type="float">
            <text:p>0.0000056508421225</text:p>
          </table:table-cell>
          <table:table-cell table:formula="of:=([.A2513]-[.B2513])*([.A2513]-[.B2513])" office:value-type="float" office:value="0.0452905860112225" calcext:value-type="float">
            <text:p>0.0452905860112225</text:p>
          </table:table-cell>
          <table:table-cell table:number-columns-repeated="2"/>
        </table:table-row>
        <table:table-row table:style-name="ro1">
          <table:table-cell office:value-type="float" office:value="0.000399947" calcext:value-type="float">
            <text:p>0.000399947</text:p>
          </table:table-cell>
          <table:table-cell office:value-type="float" office:value="0.208991" calcext:value-type="float">
            <text:p>0.208991</text:p>
          </table:table-cell>
          <table:table-cell table:formula="of:=[.A2514]*[.A2514]" office:value-type="float" office:value="0.000000159957602809" calcext:value-type="float">
            <text:p>1.59957602809E-07</text:p>
          </table:table-cell>
          <table:table-cell table:formula="of:=([.A2514]-[.B2514])*([.A2514]-[.B2514])" office:value-type="float" office:value="0.0435102273916488" calcext:value-type="float">
            <text:p>0.0435102273916488</text:p>
          </table:table-cell>
          <table:table-cell table:number-columns-repeated="2"/>
        </table:table-row>
        <table:table-row table:style-name="ro1">
          <table:table-cell office:value-type="float" office:value="0.018607" calcext:value-type="float">
            <text:p>0.018607</text:p>
          </table:table-cell>
          <table:table-cell office:value-type="float" office:value="0.0113853" calcext:value-type="float">
            <text:p>0.0113853</text:p>
          </table:table-cell>
          <table:table-cell table:formula="of:=[.A2515]*[.A2515]" office:value-type="float" office:value="0.000346220449" calcext:value-type="float">
            <text:p>0.000346220449</text:p>
          </table:table-cell>
          <table:table-cell table:formula="of:=([.A2515]-[.B2515])*([.A2515]-[.B2515])" office:value-type="float" office:value="0.00005215295089" calcext:value-type="float">
            <text:p>0.00005215295089</text:p>
          </table:table-cell>
          <table:table-cell table:number-columns-repeated="2"/>
        </table:table-row>
        <table:table-row table:style-name="ro1">
          <table:table-cell office:value-type="float" office:value="0.018607" calcext:value-type="float">
            <text:p>0.018607</text:p>
          </table:table-cell>
          <table:table-cell office:value-type="float" office:value="0.0168301" calcext:value-type="float">
            <text:p>0.0168301</text:p>
          </table:table-cell>
          <table:table-cell table:formula="of:=[.A2516]*[.A2516]" office:value-type="float" office:value="0.000346220449" calcext:value-type="float">
            <text:p>0.000346220449</text:p>
          </table:table-cell>
          <table:table-cell table:formula="of:=([.A2516]-[.B2516])*([.A2516]-[.B2516])" office:value-type="float" office:value="0.00000315737360999999" calcext:value-type="float">
            <text:p>0.00000315737360999999</text:p>
          </table:table-cell>
          <table:table-cell table:number-columns-repeated="2"/>
        </table:table-row>
        <table:table-row table:style-name="ro1">
          <table:table-cell office:value-type="float" office:value="0.018607" calcext:value-type="float">
            <text:p>0.018607</text:p>
          </table:table-cell>
          <table:table-cell office:value-type="float" office:value="0.0175192" calcext:value-type="float">
            <text:p>0.0175192</text:p>
          </table:table-cell>
          <table:table-cell table:formula="of:=[.A2517]*[.A2517]" office:value-type="float" office:value="0.000346220449" calcext:value-type="float">
            <text:p>0.000346220449</text:p>
          </table:table-cell>
          <table:table-cell table:formula="of:=([.A2517]-[.B2517])*([.A2517]-[.B2517])" office:value-type="float" office:value="0.00000118330884" calcext:value-type="float">
            <text:p>0.00000118330884</text:p>
          </table:table-cell>
          <table:table-cell table:number-columns-repeated="2"/>
        </table:table-row>
        <table:table-row table:style-name="ro1">
          <table:table-cell office:value-type="float" office:value="0.110268" calcext:value-type="float">
            <text:p>0.110268</text:p>
          </table:table-cell>
          <table:table-cell office:value-type="float" office:value="0.270792" calcext:value-type="float">
            <text:p>0.270792</text:p>
          </table:table-cell>
          <table:table-cell table:formula="of:=[.A2518]*[.A2518]" office:value-type="float" office:value="0.012159031824" calcext:value-type="float">
            <text:p>0.012159031824</text:p>
          </table:table-cell>
          <table:table-cell table:formula="of:=([.A2518]-[.B2518])*([.A2518]-[.B2518])" office:value-type="float" office:value="0.025767954576" calcext:value-type="float">
            <text:p>0.025767954576</text:p>
          </table:table-cell>
          <table:table-cell table:number-columns-repeated="2"/>
        </table:table-row>
        <table:table-row table:style-name="ro1">
          <table:table-cell office:value-type="float" office:value="0.110268" calcext:value-type="float">
            <text:p>0.110268</text:p>
          </table:table-cell>
          <table:table-cell office:value-type="float" office:value="0.281134" calcext:value-type="float">
            <text:p>0.281134</text:p>
          </table:table-cell>
          <table:table-cell table:formula="of:=[.A2519]*[.A2519]" office:value-type="float" office:value="0.012159031824" calcext:value-type="float">
            <text:p>0.012159031824</text:p>
          </table:table-cell>
          <table:table-cell table:formula="of:=([.A2519]-[.B2519])*([.A2519]-[.B2519])" office:value-type="float" office:value="0.029195189956" calcext:value-type="float">
            <text:p>0.029195189956</text:p>
          </table:table-cell>
          <table:table-cell table:number-columns-repeated="2"/>
        </table:table-row>
        <table:table-row table:style-name="ro1">
          <table:table-cell office:value-type="float" office:value="0.110268" calcext:value-type="float">
            <text:p>0.110268</text:p>
          </table:table-cell>
          <table:table-cell office:value-type="float" office:value="0.29167" calcext:value-type="float">
            <text:p>0.29167</text:p>
          </table:table-cell>
          <table:table-cell table:formula="of:=[.A2520]*[.A2520]" office:value-type="float" office:value="0.012159031824" calcext:value-type="float">
            <text:p>0.012159031824</text:p>
          </table:table-cell>
          <table:table-cell table:formula="of:=([.A2520]-[.B2520])*([.A2520]-[.B2520])" office:value-type="float" office:value="0.032906685604" calcext:value-type="float">
            <text:p>0.032906685604</text:p>
          </table:table-cell>
          <table:table-cell table:number-columns-repeated="2"/>
        </table:table-row>
        <table:table-row table:style-name="ro1">
          <table:table-cell office:value-type="float" office:value="0.264265" calcext:value-type="float">
            <text:p>0.264265</text:p>
          </table:table-cell>
          <table:table-cell office:value-type="float" office:value="0.302504" calcext:value-type="float">
            <text:p>0.302504</text:p>
          </table:table-cell>
          <table:table-cell table:formula="of:=[.A2521]*[.A2521]" office:value-type="float" office:value="0.069835990225" calcext:value-type="float">
            <text:p>0.069835990225</text:p>
          </table:table-cell>
          <table:table-cell table:formula="of:=([.A2521]-[.B2521])*([.A2521]-[.B2521])" office:value-type="float" office:value="0.001462221121" calcext:value-type="float">
            <text:p>0.001462221121</text:p>
          </table:table-cell>
          <table:table-cell table:number-columns-repeated="2"/>
        </table:table-row>
        <table:table-row table:style-name="ro1">
          <table:table-cell office:value-type="float" office:value="0.264265" calcext:value-type="float">
            <text:p>0.264265</text:p>
          </table:table-cell>
          <table:table-cell office:value-type="float" office:value="0.313746" calcext:value-type="float">
            <text:p>0.313746</text:p>
          </table:table-cell>
          <table:table-cell table:formula="of:=[.A2522]*[.A2522]" office:value-type="float" office:value="0.069835990225" calcext:value-type="float">
            <text:p>0.069835990225</text:p>
          </table:table-cell>
          <table:table-cell table:formula="of:=([.A2522]-[.B2522])*([.A2522]-[.B2522])" office:value-type="float" office:value="0.002448369361" calcext:value-type="float">
            <text:p>0.002448369361</text:p>
          </table:table-cell>
          <table:table-cell table:number-columns-repeated="2"/>
        </table:table-row>
        <table:table-row table:style-name="ro1">
          <table:table-cell office:value-type="float" office:value="0.264265" calcext:value-type="float">
            <text:p>0.264265</text:p>
          </table:table-cell>
          <table:table-cell office:value-type="float" office:value="0.325521" calcext:value-type="float">
            <text:p>0.325521</text:p>
          </table:table-cell>
          <table:table-cell table:formula="of:=[.A2523]*[.A2523]" office:value-type="float" office:value="0.069835990225" calcext:value-type="float">
            <text:p>0.069835990225</text:p>
          </table:table-cell>
          <table:table-cell table:formula="of:=([.A2523]-[.B2523])*([.A2523]-[.B2523])" office:value-type="float" office:value="0.003752297536" calcext:value-type="float">
            <text:p>0.003752297536</text:p>
          </table:table-cell>
          <table:table-cell table:number-columns-repeated="2"/>
        </table:table-row>
        <table:table-row table:style-name="ro1">
          <table:table-cell office:value-type="float" office:value="0.275045" calcext:value-type="float">
            <text:p>0.275045</text:p>
          </table:table-cell>
          <table:table-cell office:value-type="float" office:value="0.347546" calcext:value-type="float">
            <text:p>0.347546</text:p>
          </table:table-cell>
          <table:table-cell table:formula="of:=[.A2524]*[.A2524]" office:value-type="float" office:value="0.075649752025" calcext:value-type="float">
            <text:p>0.075649752025</text:p>
          </table:table-cell>
          <table:table-cell table:formula="of:=([.A2524]-[.B2524])*([.A2524]-[.B2524])" office:value-type="float" office:value="0.00525639500100001" calcext:value-type="float">
            <text:p>0.00525639500100001</text:p>
          </table:table-cell>
          <table:table-cell table:number-columns-repeated="2"/>
        </table:table-row>
        <table:table-row table:style-name="ro1">
          <table:table-cell office:value-type="float" office:value="0.419085" calcext:value-type="float">
            <text:p>0.419085</text:p>
          </table:table-cell>
          <table:table-cell office:value-type="float" office:value="0.61361" calcext:value-type="float">
            <text:p>0.61361</text:p>
          </table:table-cell>
          <table:table-cell table:formula="of:=[.A2525]*[.A2525]" office:value-type="float" office:value="0.175632237225" calcext:value-type="float">
            <text:p>0.175632237225</text:p>
          </table:table-cell>
          <table:table-cell table:formula="of:=([.A2525]-[.B2525])*([.A2525]-[.B2525])" office:value-type="float" office:value="0.037839975625" calcext:value-type="float">
            <text:p>0.037839975625</text:p>
          </table:table-cell>
          <table:table-cell table:number-columns-repeated="2"/>
        </table:table-row>
        <table:table-row table:style-name="ro1">
          <table:table-cell office:value-type="float" office:value="0.419084" calcext:value-type="float">
            <text:p>0.419084</text:p>
          </table:table-cell>
          <table:table-cell office:value-type="float" office:value="0.638532" calcext:value-type="float">
            <text:p>0.638532</text:p>
          </table:table-cell>
          <table:table-cell table:formula="of:=[.A2526]*[.A2526]" office:value-type="float" office:value="0.175631399056" calcext:value-type="float">
            <text:p>0.175631399056</text:p>
          </table:table-cell>
          <table:table-cell table:formula="of:=([.A2526]-[.B2526])*([.A2526]-[.B2526])" office:value-type="float" office:value="0.048157424704" calcext:value-type="float">
            <text:p>0.048157424704</text:p>
          </table:table-cell>
          <table:table-cell table:number-columns-repeated="2"/>
        </table:table-row>
        <table:table-row table:style-name="ro1">
          <table:table-cell office:value-type="float" office:value="0.531206" calcext:value-type="float">
            <text:p>0.531206</text:p>
          </table:table-cell>
          <table:table-cell office:value-type="float" office:value="0.665511" calcext:value-type="float">
            <text:p>0.665511</text:p>
          </table:table-cell>
          <table:table-cell table:formula="of:=[.A2527]*[.A2527]" office:value-type="float" office:value="0.282179814436" calcext:value-type="float">
            <text:p>0.282179814436</text:p>
          </table:table-cell>
          <table:table-cell table:formula="of:=([.A2527]-[.B2527])*([.A2527]-[.B2527])" office:value-type="float" office:value="0.018037833025" calcext:value-type="float">
            <text:p>0.018037833025</text:p>
          </table:table-cell>
          <table:table-cell table:number-columns-repeated="2"/>
        </table:table-row>
        <table:table-row table:style-name="ro1">
          <table:table-cell office:value-type="float" office:value="0.76528" calcext:value-type="float">
            <text:p>0.76528</text:p>
          </table:table-cell>
          <table:table-cell office:value-type="float" office:value="0.662073" calcext:value-type="float">
            <text:p>0.662073</text:p>
          </table:table-cell>
          <table:table-cell table:formula="of:=[.A2528]*[.A2528]" office:value-type="float" office:value="0.5856534784" calcext:value-type="float">
            <text:p>0.5856534784</text:p>
          </table:table-cell>
          <table:table-cell table:formula="of:=([.A2528]-[.B2528])*([.A2528]-[.B2528])" office:value-type="float" office:value="0.010651684849" calcext:value-type="float">
            <text:p>0.010651684849</text:p>
          </table:table-cell>
          <table:table-cell table:number-columns-repeated="2"/>
        </table:table-row>
        <table:table-row table:style-name="ro1">
          <table:table-cell office:value-type="float" office:value="0.765281" calcext:value-type="float">
            <text:p>0.765281</text:p>
          </table:table-cell>
          <table:table-cell office:value-type="float" office:value="0.773744" calcext:value-type="float">
            <text:p>0.773744</text:p>
          </table:table-cell>
          <table:table-cell table:formula="of:=[.A2529]*[.A2529]" office:value-type="float" office:value="0.585655008961" calcext:value-type="float">
            <text:p>0.585655008961</text:p>
          </table:table-cell>
          <table:table-cell table:formula="of:=([.A2529]-[.B2529])*([.A2529]-[.B2529])" office:value-type="float" office:value="0.000071622369" calcext:value-type="float">
            <text:p>0.000071622369</text:p>
          </table:table-cell>
          <table:table-cell table:number-columns-repeated="2"/>
        </table:table-row>
        <table:table-row table:style-name="ro1">
          <table:table-cell office:value-type="float" office:value="0.765281" calcext:value-type="float">
            <text:p>0.765281</text:p>
          </table:table-cell>
          <table:table-cell office:value-type="float" office:value="0.810584" calcext:value-type="float">
            <text:p>0.810584</text:p>
          </table:table-cell>
          <table:table-cell table:formula="of:=[.A2530]*[.A2530]" office:value-type="float" office:value="0.585655008961" calcext:value-type="float">
            <text:p>0.585655008961</text:p>
          </table:table-cell>
          <table:table-cell table:formula="of:=([.A2530]-[.B2530])*([.A2530]-[.B2530])" office:value-type="float" office:value="0.002052361809" calcext:value-type="float">
            <text:p>0.002052361809</text:p>
          </table:table-cell>
          <table:table-cell table:number-columns-repeated="2"/>
        </table:table-row>
        <table:table-row table:style-name="ro1">
          <table:table-cell office:value-type="float" office:value="0.867397" calcext:value-type="float">
            <text:p>0.867397</text:p>
          </table:table-cell>
          <table:table-cell office:value-type="float" office:value="0.836756" calcext:value-type="float">
            <text:p>0.836756</text:p>
          </table:table-cell>
          <table:table-cell table:formula="of:=[.A2531]*[.A2531]" office:value-type="float" office:value="0.752377555609" calcext:value-type="float">
            <text:p>0.752377555609</text:p>
          </table:table-cell>
          <table:table-cell table:formula="of:=([.A2531]-[.B2531])*([.A2531]-[.B2531])" office:value-type="float" office:value="0.000938870880999995" calcext:value-type="float">
            <text:p>0.000938870880999995</text:p>
          </table:table-cell>
          <table:table-cell table:number-columns-repeated="2"/>
        </table:table-row>
        <table:table-row table:style-name="ro1">
          <table:table-cell office:value-type="float" office:value="0.867396" calcext:value-type="float">
            <text:p>0.867396</text:p>
          </table:table-cell>
          <table:table-cell office:value-type="float" office:value="0.910288" calcext:value-type="float">
            <text:p>0.910288</text:p>
          </table:table-cell>
          <table:table-cell table:formula="of:=[.A2532]*[.A2532]" office:value-type="float" office:value="0.752375820816" calcext:value-type="float">
            <text:p>0.752375820816</text:p>
          </table:table-cell>
          <table:table-cell table:formula="of:=([.A2532]-[.B2532])*([.A2532]-[.B2532])" office:value-type="float" office:value="0.001839723664" calcext:value-type="float">
            <text:p>0.001839723664</text:p>
          </table:table-cell>
          <table:table-cell table:number-columns-repeated="2"/>
        </table:table-row>
        <table:table-row table:style-name="ro1">
          <table:table-cell office:value-type="float" office:value="0.867397" calcext:value-type="float">
            <text:p>0.867397</text:p>
          </table:table-cell>
          <table:table-cell office:value-type="float" office:value="0.94803" calcext:value-type="float">
            <text:p>0.94803</text:p>
          </table:table-cell>
          <table:table-cell table:formula="of:=[.A2533]*[.A2533]" office:value-type="float" office:value="0.752377555609" calcext:value-type="float">
            <text:p>0.752377555609</text:p>
          </table:table-cell>
          <table:table-cell table:formula="of:=([.A2533]-[.B2533])*([.A2533]-[.B2533])" office:value-type="float" office:value="0.00650168068900001" calcext:value-type="float">
            <text:p>0.00650168068900001</text:p>
          </table:table-cell>
          <table:table-cell table:number-columns-repeated="2"/>
        </table:table-row>
        <table:table-row table:style-name="ro1">
          <table:table-cell office:value-type="float" office:value="0.898258" calcext:value-type="float">
            <text:p>0.898258</text:p>
          </table:table-cell>
          <table:table-cell office:value-type="float" office:value="0.973115" calcext:value-type="float">
            <text:p>0.973115</text:p>
          </table:table-cell>
          <table:table-cell table:formula="of:=[.A2534]*[.A2534]" office:value-type="float" office:value="0.806867434564" calcext:value-type="float">
            <text:p>0.806867434564</text:p>
          </table:table-cell>
          <table:table-cell table:formula="of:=([.A2534]-[.B2534])*([.A2534]-[.B2534])" office:value-type="float" office:value="0.00560357044899999" calcext:value-type="float">
            <text:p>0.00560357044899999</text:p>
          </table:table-cell>
          <table:table-cell table:number-columns-repeated="2"/>
        </table:table-row>
        <table:table-row table:style-name="ro1">
          <table:table-cell office:value-type="float" office:value="0.898258" calcext:value-type="float">
            <text:p>0.898258</text:p>
          </table:table-cell>
          <table:table-cell office:value-type="float" office:value="0.989908" calcext:value-type="float">
            <text:p>0.989908</text:p>
          </table:table-cell>
          <table:table-cell table:formula="of:=[.A2535]*[.A2535]" office:value-type="float" office:value="0.806867434564" calcext:value-type="float">
            <text:p>0.806867434564</text:p>
          </table:table-cell>
          <table:table-cell table:formula="of:=([.A2535]-[.B2535])*([.A2535]-[.B2535])" office:value-type="float" office:value="0.0083997225" calcext:value-type="float">
            <text:p>0.0083997225</text:p>
          </table:table-cell>
          <table:table-cell table:number-columns-repeated="2"/>
        </table:table-row>
        <table:table-row table:style-name="ro1">
          <table:table-cell office:value-type="float" office:value="0.999959" calcext:value-type="float">
            <text:p>0.999959</text:p>
          </table:table-cell>
          <table:table-cell office:value-type="float" office:value="0.96764" calcext:value-type="float">
            <text:p>0.96764</text:p>
          </table:table-cell>
          <table:table-cell table:formula="of:=[.A2536]*[.A2536]" office:value-type="float" office:value="0.999918001681" calcext:value-type="float">
            <text:p>0.999918001681</text:p>
          </table:table-cell>
          <table:table-cell table:formula="of:=([.A2536]-[.B2536])*([.A2536]-[.B2536])" office:value-type="float" office:value="0.00104451776100001" calcext:value-type="float">
            <text:p>0.00104451776100001</text:p>
          </table:table-cell>
          <table:table-cell table:number-columns-repeated="2"/>
        </table:table-row>
        <table:table-row table:style-name="ro1">
          <table:table-cell office:value-type="float" office:value="0.0000459552" calcext:value-type="float">
            <text:p>0.0000459552</text:p>
          </table:table-cell>
          <table:table-cell office:value-type="float" office:value="0.0000000771405" calcext:value-type="float">
            <text:p>0.0000000771405</text:p>
          </table:table-cell>
          <table:table-cell table:formula="of:=[.A2537]*[.A2537]" office:value-type="float" office:value="0.00000000211188040704" calcext:value-type="float">
            <text:p>2.11188040704E-09</text:p>
          </table:table-cell>
          <table:table-cell table:formula="of:=([.A2537]-[.B2537])*([.A2537]-[.B2537])" office:value-type="float" office:value="0.00000000210479634349" calcext:value-type="float">
            <text:p>2.10479634348554E-09</text:p>
          </table:table-cell>
          <table:table-cell table:number-columns-repeated="2"/>
        </table:table-row>
        <table:table-row table:style-name="ro1">
          <table:table-cell office:value-type="float" office:value="0.0000459552" calcext:value-type="float">
            <text:p>0.0000459552</text:p>
          </table:table-cell>
          <table:table-cell office:value-type="float" office:value="0.000242547" calcext:value-type="float">
            <text:p>0.000242547</text:p>
          </table:table-cell>
          <table:table-cell table:formula="of:=[.A2538]*[.A2538]" office:value-type="float" office:value="0.00000000211188040704" calcext:value-type="float">
            <text:p>2.11188040704E-09</text:p>
          </table:table-cell>
          <table:table-cell table:formula="of:=([.A2538]-[.B2538])*([.A2538]-[.B2538])" office:value-type="float" office:value="0.00000003864833582724" calcext:value-type="float">
            <text:p>3.864833582724E-08</text:p>
          </table:table-cell>
          <table:table-cell table:number-columns-repeated="2"/>
        </table:table-row>
        <table:table-row table:style-name="ro1">
          <table:table-cell office:value-type="float" office:value="0.0000405908" calcext:value-type="float">
            <text:p>0.0000405908</text:p>
          </table:table-cell>
          <table:table-cell office:value-type="float" office:value="0.000453331" calcext:value-type="float">
            <text:p>0.000453331</text:p>
          </table:table-cell>
          <table:table-cell table:formula="of:=[.A2539]*[.A2539]" office:value-type="float" office:value="0.00000000164761304464" calcext:value-type="float">
            <text:p>1.64761304464E-09</text:p>
          </table:table-cell>
          <table:table-cell table:formula="of:=([.A2539]-[.B2539])*([.A2539]-[.B2539])" office:value-type="float" office:value="0.00000017035447269604" calcext:value-type="float">
            <text:p>1.7035447269604E-07</text:p>
          </table:table-cell>
          <table:table-cell table:number-columns-repeated="2"/>
        </table:table-row>
        <table:table-row table:style-name="ro1">
          <table:table-cell office:value-type="float" office:value="0.0000405908" calcext:value-type="float">
            <text:p>0.0000405908</text:p>
          </table:table-cell>
          <table:table-cell office:value-type="float" office:value="0.00147456" calcext:value-type="float">
            <text:p>0.00147456</text:p>
          </table:table-cell>
          <table:table-cell table:formula="of:=[.A2540]*[.A2540]" office:value-type="float" office:value="0.00000000164761304464" calcext:value-type="float">
            <text:p>1.64761304464E-09</text:p>
          </table:table-cell>
          <table:table-cell table:formula="of:=([.A2540]-[.B2540])*([.A2540]-[.B2540])" office:value-type="float" office:value="0.00000205626766654864" calcext:value-type="float">
            <text:p>2.05626766654864E-06</text:p>
          </table:table-cell>
          <table:table-cell table:number-columns-repeated="2"/>
        </table:table-row>
        <table:table-row table:style-name="ro1">
          <table:table-cell office:value-type="float" office:value="0.0000103116" calcext:value-type="float">
            <text:p>0.0000103116</text:p>
          </table:table-cell>
          <table:table-cell office:value-type="float" office:value="0.0254951" calcext:value-type="float">
            <text:p>0.0254951</text:p>
          </table:table-cell>
          <table:table-cell table:formula="of:=[.A2541]*[.A2541]" office:value-type="float" office:value="0.00000000010632909456" calcext:value-type="float">
            <text:p>1.0632909456E-10</text:p>
          </table:table-cell>
          <table:table-cell table:formula="of:=([.A2541]-[.B2541])*([.A2541]-[.B2541])" office:value-type="float" office:value="0.000649474439792775" calcext:value-type="float">
            <text:p>0.000649474439792775</text:p>
          </table:table-cell>
          <table:table-cell table:number-columns-repeated="2"/>
        </table:table-row>
        <table:table-row table:style-name="ro1">
          <table:table-cell office:value-type="float" office:value="0.00000596046" calcext:value-type="float">
            <text:p>0.00000596046</text:p>
          </table:table-cell>
          <table:table-cell office:value-type="float" office:value="0.000354823" calcext:value-type="float">
            <text:p>0.000354823</text:p>
          </table:table-cell>
          <table:table-cell table:formula="of:=[.A2542]*[.A2542]" office:value-type="float" office:value="0.00000000003552708341" calcext:value-type="float">
            <text:p>3.55270834116E-11</text:p>
          </table:table-cell>
          <table:table-cell table:formula="of:=([.A2542]-[.B2542])*([.A2542]-[.B2542])" office:value-type="float" office:value="0.00000012170507181525" calcext:value-type="float">
            <text:p>1.21705071815252E-07</text:p>
          </table:table-cell>
          <table:table-cell table:number-columns-repeated="2"/>
        </table:table-row>
        <table:table-row table:style-name="ro1">
          <table:table-cell office:value-type="float" office:value="0.000439763" calcext:value-type="float">
            <text:p>0.000439763</text:p>
          </table:table-cell>
          <table:table-cell office:value-type="float" office:value="0.0205119" calcext:value-type="float">
            <text:p>0.0205119</text:p>
          </table:table-cell>
          <table:table-cell table:formula="of:=[.A2543]*[.A2543]" office:value-type="float" office:value="0.000000193391496169" calcext:value-type="float">
            <text:p>1.93391496169E-07</text:p>
          </table:table-cell>
          <table:table-cell table:formula="of:=([.A2543]-[.B2543])*([.A2543]-[.B2543])" office:value-type="float" office:value="0.000402890683746769" calcext:value-type="float">
            <text:p>0.000402890683746769</text:p>
          </table:table-cell>
          <table:table-cell table:number-columns-repeated="2"/>
        </table:table-row>
        <table:table-row table:style-name="ro1">
          <table:table-cell office:value-type="float" office:value="0.000244021" calcext:value-type="float">
            <text:p>0.000244021</text:p>
          </table:table-cell>
          <table:table-cell office:value-type="float" office:value="0.000113898" calcext:value-type="float">
            <text:p>0.000113898</text:p>
          </table:table-cell>
          <table:table-cell table:formula="of:=[.A2544]*[.A2544]" office:value-type="float" office:value="0.000000059546248441" calcext:value-type="float">
            <text:p>5.9546248441E-08</text:p>
          </table:table-cell>
          <table:table-cell table:formula="of:=([.A2544]-[.B2544])*([.A2544]-[.B2544])" office:value-type="float" office:value="0.000000016931995129" calcext:value-type="float">
            <text:p>1.6931995129E-08</text:p>
          </table:table-cell>
          <table:table-cell table:number-columns-repeated="2"/>
        </table:table-row>
        <table:table-row table:style-name="ro1">
          <table:table-cell office:value-type="float" office:value="0.000595629" calcext:value-type="float">
            <text:p>0.000595629</text:p>
          </table:table-cell>
          <table:table-cell office:value-type="float" office:value="0.0807753" calcext:value-type="float">
            <text:p>0.0807753</text:p>
          </table:table-cell>
          <table:table-cell table:formula="of:=[.A2545]*[.A2545]" office:value-type="float" office:value="0.000000354773905641" calcext:value-type="float">
            <text:p>3.54773905641E-07</text:p>
          </table:table-cell>
          <table:table-cell table:formula="of:=([.A2545]-[.B2545])*([.A2545]-[.B2545])" office:value-type="float" office:value="0.00642877964166824" calcext:value-type="float">
            <text:p>0.00642877964166824</text:p>
          </table:table-cell>
          <table:table-cell table:number-columns-repeated="2"/>
        </table:table-row>
        <table:table-row table:style-name="ro1">
          <table:table-cell office:value-type="float" office:value="0.0000753999" calcext:value-type="float">
            <text:p>0.0000753999</text:p>
          </table:table-cell>
          <table:table-cell office:value-type="float" office:value="0.0157738" calcext:value-type="float">
            <text:p>0.0157738</text:p>
          </table:table-cell>
          <table:table-cell table:formula="of:=[.A2546]*[.A2546]" office:value-type="float" office:value="0.00000000568514492001" calcext:value-type="float">
            <text:p>5.68514492001E-09</text:p>
          </table:table-cell>
          <table:table-cell table:formula="of:=([.A2546]-[.B2546])*([.A2546]-[.B2546])" office:value-type="float" office:value="0.00024643976569968" calcext:value-type="float">
            <text:p>0.00024643976569968</text:p>
          </table:table-cell>
          <table:table-cell table:number-columns-repeated="2"/>
        </table:table-row>
        <table:table-row table:style-name="ro1">
          <table:table-cell office:value-type="float" office:value="0.00014925" calcext:value-type="float">
            <text:p>0.00014925</text:p>
          </table:table-cell>
          <table:table-cell office:value-type="float" office:value="0.0539103" calcext:value-type="float">
            <text:p>0.0539103</text:p>
          </table:table-cell>
          <table:table-cell table:formula="of:=[.A2547]*[.A2547]" office:value-type="float" office:value="0.0000000222755625" calcext:value-type="float">
            <text:p>0.0000000222755625</text:p>
          </table:table-cell>
          <table:table-cell table:formula="of:=([.A2547]-[.B2547])*([.A2547]-[.B2547])" office:value-type="float" office:value="0.0028902504971025" calcext:value-type="float">
            <text:p>0.0028902504971025</text:p>
          </table:table-cell>
          <table:table-cell table:number-columns-repeated="2"/>
        </table:table-row>
        <table:table-row table:style-name="ro1">
          <table:table-cell office:value-type="float" office:value="0.0022766" calcext:value-type="float">
            <text:p>0.0022766</text:p>
          </table:table-cell>
          <table:table-cell office:value-type="float" office:value="0.0150849" calcext:value-type="float">
            <text:p>0.0150849</text:p>
          </table:table-cell>
          <table:table-cell table:formula="of:=[.A2548]*[.A2548]" office:value-type="float" office:value="0.00000518290756" calcext:value-type="float">
            <text:p>0.00000518290756</text:p>
          </table:table-cell>
          <table:table-cell table:formula="of:=([.A2548]-[.B2548])*([.A2548]-[.B2548])" office:value-type="float" office:value="0.00016405254889" calcext:value-type="float">
            <text:p>0.00016405254889</text:p>
          </table:table-cell>
          <table:table-cell table:number-columns-repeated="2"/>
        </table:table-row>
        <table:table-row table:style-name="ro1">
          <table:table-cell office:value-type="float" office:value="0.0022766" calcext:value-type="float">
            <text:p>0.0022766</text:p>
          </table:table-cell>
          <table:table-cell office:value-type="float" office:value="0.0162636" calcext:value-type="float">
            <text:p>0.0162636</text:p>
          </table:table-cell>
          <table:table-cell table:formula="of:=[.A2549]*[.A2549]" office:value-type="float" office:value="0.00000518290756" calcext:value-type="float">
            <text:p>0.00000518290756</text:p>
          </table:table-cell>
          <table:table-cell table:formula="of:=([.A2549]-[.B2549])*([.A2549]-[.B2549])" office:value-type="float" office:value="0.000195636169" calcext:value-type="float">
            <text:p>0.000195636169</text:p>
          </table:table-cell>
          <table:table-cell table:number-columns-repeated="2"/>
        </table:table-row>
        <table:table-row table:style-name="ro1">
          <table:table-cell office:value-type="float" office:value="0.00153375" calcext:value-type="float">
            <text:p>0.00153375</text:p>
          </table:table-cell>
          <table:table-cell office:value-type="float" office:value="0.110202" calcext:value-type="float">
            <text:p>0.110202</text:p>
          </table:table-cell>
          <table:table-cell table:formula="of:=[.A2550]*[.A2550]" office:value-type="float" office:value="0.0000023523890625" calcext:value-type="float">
            <text:p>0.0000023523890625</text:p>
          </table:table-cell>
          <table:table-cell table:formula="of:=([.A2550]-[.B2550])*([.A2550]-[.B2550])" office:value-type="float" office:value="0.0118087885580625" calcext:value-type="float">
            <text:p>0.0118087885580625</text:p>
          </table:table-cell>
          <table:table-cell table:number-columns-repeated="2"/>
        </table:table-row>
        <table:table-row table:style-name="ro1">
          <table:table-cell office:value-type="float" office:value="0.00153375" calcext:value-type="float">
            <text:p>0.00153375</text:p>
          </table:table-cell>
          <table:table-cell office:value-type="float" office:value="0.0990383" calcext:value-type="float">
            <text:p>0.0990383</text:p>
          </table:table-cell>
          <table:table-cell table:formula="of:=[.A2551]*[.A2551]" office:value-type="float" office:value="0.0000023523890625" calcext:value-type="float">
            <text:p>0.0000023523890625</text:p>
          </table:table-cell>
          <table:table-cell table:formula="of:=([.A2551]-[.B2551])*([.A2551]-[.B2551])" office:value-type="float" office:value="0.0095071372707025" calcext:value-type="float">
            <text:p>0.0095071372707025</text:p>
          </table:table-cell>
          <table:table-cell table:number-columns-repeated="2"/>
        </table:table-row>
        <table:table-row table:style-name="ro1">
          <table:table-cell office:value-type="float" office:value="0.00126159" calcext:value-type="float">
            <text:p>0.00126159</text:p>
          </table:table-cell>
          <table:table-cell office:value-type="float" office:value="0.0229598" calcext:value-type="float">
            <text:p>0.0229598</text:p>
          </table:table-cell>
          <table:table-cell table:formula="of:=[.A2552]*[.A2552]" office:value-type="float" office:value="0.0000015916093281" calcext:value-type="float">
            <text:p>0.0000015916093281</text:p>
          </table:table-cell>
          <table:table-cell table:formula="of:=([.A2552]-[.B2552])*([.A2552]-[.B2552])" office:value-type="float" office:value="0.0004708123172041" calcext:value-type="float">
            <text:p>0.0004708123172041</text:p>
          </table:table-cell>
          <table:table-cell table:number-columns-repeated="2"/>
        </table:table-row>
        <table:table-row table:style-name="ro1">
          <table:table-cell office:value-type="float" office:value="0.00455713" calcext:value-type="float">
            <text:p>0.00455713</text:p>
          </table:table-cell>
          <table:table-cell office:value-type="float" office:value="0.051644" calcext:value-type="float">
            <text:p>0.051644</text:p>
          </table:table-cell>
          <table:table-cell table:formula="of:=[.A2553]*[.A2553]" office:value-type="float" office:value="0.0000207674338369" calcext:value-type="float">
            <text:p>0.0000207674338369</text:p>
          </table:table-cell>
          <table:table-cell table:formula="of:=([.A2553]-[.B2553])*([.A2553]-[.B2553])" office:value-type="float" office:value="0.0022171733263969" calcext:value-type="float">
            <text:p>0.0022171733263969</text:p>
          </table:table-cell>
          <table:table-cell table:number-columns-repeated="2"/>
        </table:table-row>
        <table:table-row table:style-name="ro1">
          <table:table-cell office:value-type="float" office:value="0.00455713" calcext:value-type="float">
            <text:p>0.00455713</text:p>
          </table:table-cell>
          <table:table-cell office:value-type="float" office:value="0.184653" calcext:value-type="float">
            <text:p>0.184653</text:p>
          </table:table-cell>
          <table:table-cell table:formula="of:=[.A2554]*[.A2554]" office:value-type="float" office:value="0.0000207674338369" calcext:value-type="float">
            <text:p>0.0000207674338369</text:p>
          </table:table-cell>
          <table:table-cell table:formula="of:=([.A2554]-[.B2554])*([.A2554]-[.B2554])" office:value-type="float" office:value="0.0324345223910569" calcext:value-type="float">
            <text:p>0.0324345223910569</text:p>
          </table:table-cell>
          <table:table-cell table:number-columns-repeated="2"/>
        </table:table-row>
        <table:table-row table:style-name="ro1">
          <table:table-cell office:value-type="float" office:value="0.00691634" calcext:value-type="float">
            <text:p>0.00691634</text:p>
          </table:table-cell>
          <table:table-cell office:value-type="float" office:value="0.148874" calcext:value-type="float">
            <text:p>0.148874</text:p>
          </table:table-cell>
          <table:table-cell table:formula="of:=[.A2555]*[.A2555]" office:value-type="float" office:value="0.0000478357589956" calcext:value-type="float">
            <text:p>0.0000478357589956</text:p>
          </table:table-cell>
          <table:table-cell table:formula="of:=([.A2555]-[.B2555])*([.A2555]-[.B2555])" office:value-type="float" office:value="0.0201519772326756" calcext:value-type="float">
            <text:p>0.0201519772326756</text:p>
          </table:table-cell>
          <table:table-cell table:number-columns-repeated="2"/>
        </table:table-row>
        <table:table-row table:style-name="ro1">
          <table:table-cell office:value-type="float" office:value="0.00581706" calcext:value-type="float">
            <text:p>0.00581706</text:p>
          </table:table-cell>
          <table:table-cell office:value-type="float" office:value="0.210356" calcext:value-type="float">
            <text:p>0.210356</text:p>
          </table:table-cell>
          <table:table-cell table:formula="of:=[.A2556]*[.A2556]" office:value-type="float" office:value="0.0000338381870436" calcext:value-type="float">
            <text:p>0.0000338381870436</text:p>
          </table:table-cell>
          <table:table-cell table:formula="of:=([.A2556]-[.B2556])*([.A2556]-[.B2556])" office:value-type="float" office:value="0.0418361779763236" calcext:value-type="float">
            <text:p>0.0418361779763236</text:p>
          </table:table-cell>
          <table:table-cell table:number-columns-repeated="2"/>
        </table:table-row>
        <table:table-row table:style-name="ro1">
          <table:table-cell office:value-type="float" office:value="0.00923836" calcext:value-type="float">
            <text:p>0.00923836</text:p>
          </table:table-cell>
          <table:table-cell office:value-type="float" office:value="0.142638" calcext:value-type="float">
            <text:p>0.142638</text:p>
          </table:table-cell>
          <table:table-cell table:formula="of:=[.A2557]*[.A2557]" office:value-type="float" office:value="0.0000853472954896" calcext:value-type="float">
            <text:p>0.0000853472954896</text:p>
          </table:table-cell>
          <table:table-cell table:formula="of:=([.A2557]-[.B2557])*([.A2557]-[.B2557])" office:value-type="float" office:value="0.0177954639521296" calcext:value-type="float">
            <text:p>0.0177954639521296</text:p>
          </table:table-cell>
          <table:table-cell table:number-columns-repeated="2"/>
        </table:table-row>
        <table:table-row table:style-name="ro1">
          <table:table-cell office:value-type="float" office:value="0.0259693" calcext:value-type="float">
            <text:p>0.0259693</text:p>
          </table:table-cell>
          <table:table-cell office:value-type="float" office:value="0.116429" calcext:value-type="float">
            <text:p>0.116429</text:p>
          </table:table-cell>
          <table:table-cell table:formula="of:=[.A2558]*[.A2558]" office:value-type="float" office:value="0.00067440454249" calcext:value-type="float">
            <text:p>0.00067440454249</text:p>
          </table:table-cell>
          <table:table-cell table:formula="of:=([.A2558]-[.B2558])*([.A2558]-[.B2558])" office:value-type="float" office:value="0.00818295732409" calcext:value-type="float">
            <text:p>0.00818295732409</text:p>
          </table:table-cell>
          <table:table-cell table:number-columns-repeated="2"/>
        </table:table-row>
        <table:table-row table:style-name="ro1">
          <table:table-cell office:value-type="float" office:value="0.0366676" calcext:value-type="float">
            <text:p>0.0366676</text:p>
          </table:table-cell>
          <table:table-cell office:value-type="float" office:value="0.141746" calcext:value-type="float">
            <text:p>0.141746</text:p>
          </table:table-cell>
          <table:table-cell table:formula="of:=[.A2559]*[.A2559]" office:value-type="float" office:value="0.00134451288976" calcext:value-type="float">
            <text:p>0.00134451288976</text:p>
          </table:table-cell>
          <table:table-cell table:formula="of:=([.A2559]-[.B2559])*([.A2559]-[.B2559])" office:value-type="float" office:value="0.01104147014656" calcext:value-type="float">
            <text:p>0.01104147014656</text:p>
          </table:table-cell>
          <table:table-cell table:number-columns-repeated="2"/>
        </table:table-row>
        <table:table-row table:style-name="ro1">
          <table:table-cell office:value-type="float" office:value="0.065851" calcext:value-type="float">
            <text:p>0.065851</text:p>
          </table:table-cell>
          <table:table-cell office:value-type="float" office:value="0.253738" calcext:value-type="float">
            <text:p>0.253738</text:p>
          </table:table-cell>
          <table:table-cell table:formula="of:=[.A2560]*[.A2560]" office:value-type="float" office:value="0.004336354201" calcext:value-type="float">
            <text:p>0.004336354201</text:p>
          </table:table-cell>
          <table:table-cell table:formula="of:=([.A2560]-[.B2560])*([.A2560]-[.B2560])" office:value-type="float" office:value="0.035301524769" calcext:value-type="float">
            <text:p>0.035301524769</text:p>
          </table:table-cell>
          <table:table-cell table:number-columns-repeated="2"/>
        </table:table-row>
        <table:table-row table:style-name="ro1">
          <table:table-cell office:value-type="float" office:value="0.119566" calcext:value-type="float">
            <text:p>0.119566</text:p>
          </table:table-cell>
          <table:table-cell office:value-type="float" office:value="0.264898" calcext:value-type="float">
            <text:p>0.264898</text:p>
          </table:table-cell>
          <table:table-cell table:formula="of:=[.A2561]*[.A2561]" office:value-type="float" office:value="0.014296028356" calcext:value-type="float">
            <text:p>0.014296028356</text:p>
          </table:table-cell>
          <table:table-cell table:formula="of:=([.A2561]-[.B2561])*([.A2561]-[.B2561])" office:value-type="float" office:value="0.021121390224" calcext:value-type="float">
            <text:p>0.021121390224</text:p>
          </table:table-cell>
          <table:table-cell table:number-columns-repeated="2"/>
        </table:table-row>
        <table:table-row table:style-name="ro1">
          <table:table-cell office:value-type="float" office:value="0.388887" calcext:value-type="float">
            <text:p>0.388887</text:p>
          </table:table-cell>
          <table:table-cell office:value-type="float" office:value="0.468125" calcext:value-type="float">
            <text:p>0.468125</text:p>
          </table:table-cell>
          <table:table-cell table:formula="of:=[.A2562]*[.A2562]" office:value-type="float" office:value="0.151233098769" calcext:value-type="float">
            <text:p>0.151233098769</text:p>
          </table:table-cell>
          <table:table-cell table:formula="of:=([.A2562]-[.B2562])*([.A2562]-[.B2562])" office:value-type="float" office:value="0.00627866064400001" calcext:value-type="float">
            <text:p>0.00627866064400001</text:p>
          </table:table-cell>
          <table:table-cell table:number-columns-repeated="2"/>
        </table:table-row>
        <table:table-row table:style-name="ro1">
          <table:table-cell office:value-type="float" office:value="0.388887" calcext:value-type="float">
            <text:p>0.388887</text:p>
          </table:table-cell>
          <table:table-cell office:value-type="float" office:value="0.449297" calcext:value-type="float">
            <text:p>0.449297</text:p>
          </table:table-cell>
          <table:table-cell table:formula="of:=[.A2563]*[.A2563]" office:value-type="float" office:value="0.151233098769" calcext:value-type="float">
            <text:p>0.151233098769</text:p>
          </table:table-cell>
          <table:table-cell table:formula="of:=([.A2563]-[.B2563])*([.A2563]-[.B2563])" office:value-type="float" office:value="0.0036493681" calcext:value-type="float">
            <text:p>0.0036493681</text:p>
          </table:table-cell>
          <table:table-cell table:number-columns-repeated="2"/>
        </table:table-row>
        <table:table-row table:style-name="ro1">
          <table:table-cell office:value-type="float" office:value="0.440747" calcext:value-type="float">
            <text:p>0.440747</text:p>
          </table:table-cell>
          <table:table-cell office:value-type="float" office:value="0.411298" calcext:value-type="float">
            <text:p>0.411298</text:p>
          </table:table-cell>
          <table:table-cell table:formula="of:=[.A2564]*[.A2564]" office:value-type="float" office:value="0.194257918009" calcext:value-type="float">
            <text:p>0.194257918009</text:p>
          </table:table-cell>
          <table:table-cell table:formula="of:=([.A2564]-[.B2564])*([.A2564]-[.B2564])" office:value-type="float" office:value="0.000867243601" calcext:value-type="float">
            <text:p>0.000867243601</text:p>
          </table:table-cell>
          <table:table-cell table:number-columns-repeated="2"/>
        </table:table-row>
        <table:table-row table:style-name="ro1">
          <table:table-cell office:value-type="float" office:value="0.5235" calcext:value-type="float">
            <text:p>0.5235</text:p>
          </table:table-cell>
          <table:table-cell office:value-type="float" office:value="0.587277" calcext:value-type="float">
            <text:p>0.587277</text:p>
          </table:table-cell>
          <table:table-cell table:formula="of:=[.A2565]*[.A2565]" office:value-type="float" office:value="0.27405225" calcext:value-type="float">
            <text:p>0.27405225</text:p>
          </table:table-cell>
          <table:table-cell table:formula="of:=([.A2565]-[.B2565])*([.A2565]-[.B2565])" office:value-type="float" office:value="0.00406750572900001" calcext:value-type="float">
            <text:p>0.00406750572900001</text:p>
          </table:table-cell>
          <table:table-cell table:number-columns-repeated="2"/>
        </table:table-row>
        <table:table-row table:style-name="ro1">
          <table:table-cell office:value-type="float" office:value="0.523501" calcext:value-type="float">
            <text:p>0.523501</text:p>
          </table:table-cell>
          <table:table-cell office:value-type="float" office:value="0.61209" calcext:value-type="float">
            <text:p>0.61209</text:p>
          </table:table-cell>
          <table:table-cell table:formula="of:=[.A2566]*[.A2566]" office:value-type="float" office:value="0.274053297001" calcext:value-type="float">
            <text:p>0.274053297001</text:p>
          </table:table-cell>
          <table:table-cell table:formula="of:=([.A2566]-[.B2566])*([.A2566]-[.B2566])" office:value-type="float" office:value="0.007848010921" calcext:value-type="float">
            <text:p>0.007848010921</text:p>
          </table:table-cell>
          <table:table-cell table:number-columns-repeated="2"/>
        </table:table-row>
        <table:table-row table:style-name="ro1">
          <table:table-cell office:value-type="float" office:value="0.523501" calcext:value-type="float">
            <text:p>0.523501</text:p>
          </table:table-cell>
          <table:table-cell office:value-type="float" office:value="0.639083" calcext:value-type="float">
            <text:p>0.639083</text:p>
          </table:table-cell>
          <table:table-cell table:formula="of:=[.A2567]*[.A2567]" office:value-type="float" office:value="0.274053297001" calcext:value-type="float">
            <text:p>0.274053297001</text:p>
          </table:table-cell>
          <table:table-cell table:formula="of:=([.A2567]-[.B2567])*([.A2567]-[.B2567])" office:value-type="float" office:value="0.013359198724" calcext:value-type="float">
            <text:p>0.013359198724</text:p>
          </table:table-cell>
          <table:table-cell table:number-columns-repeated="2"/>
        </table:table-row>
        <table:table-row table:style-name="ro1">
          <table:table-cell office:value-type="float" office:value="0.747639" calcext:value-type="float">
            <text:p>0.747639</text:p>
          </table:table-cell>
          <table:table-cell office:value-type="float" office:value="0.777009" calcext:value-type="float">
            <text:p>0.777009</text:p>
          </table:table-cell>
          <table:table-cell table:formula="of:=[.A2568]*[.A2568]" office:value-type="float" office:value="0.558964074321" calcext:value-type="float">
            <text:p>0.558964074321</text:p>
          </table:table-cell>
          <table:table-cell table:formula="of:=([.A2568]-[.B2568])*([.A2568]-[.B2568])" office:value-type="float" office:value="0.000862596899999994" calcext:value-type="float">
            <text:p>0.000862596899999994</text:p>
          </table:table-cell>
          <table:table-cell table:number-columns-repeated="2"/>
        </table:table-row>
        <table:table-row table:style-name="ro1">
          <table:table-cell office:value-type="float" office:value="0.74764" calcext:value-type="float">
            <text:p>0.74764</text:p>
          </table:table-cell>
          <table:table-cell office:value-type="float" office:value="0.833183" calcext:value-type="float">
            <text:p>0.833183</text:p>
          </table:table-cell>
          <table:table-cell table:formula="of:=[.A2569]*[.A2569]" office:value-type="float" office:value="0.5589655696" calcext:value-type="float">
            <text:p>0.5589655696</text:p>
          </table:table-cell>
          <table:table-cell table:formula="of:=([.A2569]-[.B2569])*([.A2569]-[.B2569])" office:value-type="float" office:value="0.00731760484900001" calcext:value-type="float">
            <text:p>0.00731760484900001</text:p>
          </table:table-cell>
          <table:table-cell table:number-columns-repeated="2"/>
        </table:table-row>
        <table:table-row table:style-name="ro1">
          <table:table-cell office:value-type="float" office:value="0.74764" calcext:value-type="float">
            <text:p>0.74764</text:p>
          </table:table-cell>
          <table:table-cell office:value-type="float" office:value="0.873418" calcext:value-type="float">
            <text:p>0.873418</text:p>
          </table:table-cell>
          <table:table-cell table:formula="of:=[.A2570]*[.A2570]" office:value-type="float" office:value="0.5589655696" calcext:value-type="float">
            <text:p>0.5589655696</text:p>
          </table:table-cell>
          <table:table-cell table:formula="of:=([.A2570]-[.B2570])*([.A2570]-[.B2570])" office:value-type="float" office:value="0.015820105284" calcext:value-type="float">
            <text:p>0.015820105284</text:p>
          </table:table-cell>
          <table:table-cell table:number-columns-repeated="2"/>
        </table:table-row>
        <table:table-row table:style-name="ro1">
          <table:table-cell office:value-type="float" office:value="0.74764" calcext:value-type="float">
            <text:p>0.74764</text:p>
          </table:table-cell>
          <table:table-cell office:value-type="float" office:value="0.914349" calcext:value-type="float">
            <text:p>0.914349</text:p>
          </table:table-cell>
          <table:table-cell table:formula="of:=[.A2571]*[.A2571]" office:value-type="float" office:value="0.5589655696" calcext:value-type="float">
            <text:p>0.5589655696</text:p>
          </table:table-cell>
          <table:table-cell table:formula="of:=([.A2571]-[.B2571])*([.A2571]-[.B2571])" office:value-type="float" office:value="0.027791890681" calcext:value-type="float">
            <text:p>0.027791890681</text:p>
          </table:table-cell>
          <table:table-cell table:number-columns-repeated="2"/>
        </table:table-row>
        <table:table-row table:style-name="ro1">
          <table:table-cell office:value-type="float" office:value="0.868672" calcext:value-type="float">
            <text:p>0.868672</text:p>
          </table:table-cell>
          <table:table-cell office:value-type="float" office:value="0.951499" calcext:value-type="float">
            <text:p>0.951499</text:p>
          </table:table-cell>
          <table:table-cell table:formula="of:=[.A2572]*[.A2572]" office:value-type="float" office:value="0.754591043584" calcext:value-type="float">
            <text:p>0.754591043584</text:p>
          </table:table-cell>
          <table:table-cell table:formula="of:=([.A2572]-[.B2572])*([.A2572]-[.B2572])" office:value-type="float" office:value="0.006860311929" calcext:value-type="float">
            <text:p>0.006860311929</text:p>
          </table:table-cell>
          <table:table-cell table:number-columns-repeated="2"/>
        </table:table-row>
        <table:table-row table:style-name="ro1">
          <table:table-cell office:value-type="float" office:value="0.946676" calcext:value-type="float">
            <text:p>0.946676</text:p>
          </table:table-cell>
          <table:table-cell office:value-type="float" office:value="0.980122" calcext:value-type="float">
            <text:p>0.980122</text:p>
          </table:table-cell>
          <table:table-cell table:formula="of:=[.A2573]*[.A2573]" office:value-type="float" office:value="0.896195448976" calcext:value-type="float">
            <text:p>0.896195448976</text:p>
          </table:table-cell>
          <table:table-cell table:formula="of:=([.A2573]-[.B2573])*([.A2573]-[.B2573])" office:value-type="float" office:value="0.00111863491600001" calcext:value-type="float">
            <text:p>0.00111863491600001</text:p>
          </table:table-cell>
          <table:table-cell table:number-columns-repeated="2"/>
        </table:table-row>
        <table:table-row table:style-name="ro1">
          <table:table-cell office:value-type="float" office:value="0.956174" calcext:value-type="float">
            <text:p>0.956174</text:p>
          </table:table-cell>
          <table:table-cell office:value-type="float" office:value="0.992752" calcext:value-type="float">
            <text:p>0.992752</text:p>
          </table:table-cell>
          <table:table-cell table:formula="of:=[.A2574]*[.A2574]" office:value-type="float" office:value="0.914268718276" calcext:value-type="float">
            <text:p>0.914268718276</text:p>
          </table:table-cell>
          <table:table-cell table:formula="of:=([.A2574]-[.B2574])*([.A2574]-[.B2574])" office:value-type="float" office:value="0.001337950084" calcext:value-type="float">
            <text:p>0.001337950084</text:p>
          </table:table-cell>
          <table:table-cell table:number-columns-repeated="2"/>
        </table:table-row>
        <table:table-row table:style-name="ro1">
          <table:table-cell office:value-type="float" office:value="0.979386" calcext:value-type="float">
            <text:p>0.979386</text:p>
          </table:table-cell>
          <table:table-cell office:value-type="float" office:value="0.994157" calcext:value-type="float">
            <text:p>0.994157</text:p>
          </table:table-cell>
          <table:table-cell table:formula="of:=[.A2575]*[.A2575]" office:value-type="float" office:value="0.959196936996" calcext:value-type="float">
            <text:p>0.959196936996</text:p>
          </table:table-cell>
          <table:table-cell table:formula="of:=([.A2575]-[.B2575])*([.A2575]-[.B2575])" office:value-type="float" office:value="0.000218182440999999" calcext:value-type="float">
            <text:p>0.000218182440999999</text:p>
          </table:table-cell>
          <table:table-cell table:number-columns-repeated="2"/>
        </table:table-row>
        <table:table-row table:style-name="ro1">
          <table:table-cell office:value-type="float" office:value="0.0000064373" calcext:value-type="float">
            <text:p>0.0000064373</text:p>
          </table:table-cell>
          <table:table-cell office:value-type="float" office:value="0.00000303222" calcext:value-type="float">
            <text:p>0.00000303222</text:p>
          </table:table-cell>
          <table:table-cell table:formula="of:=[.A2576]*[.A2576]" office:value-type="float" office:value="0.00000000004143883129" calcext:value-type="float">
            <text:p>4.143883129E-11</text:p>
          </table:table-cell>
          <table:table-cell table:formula="of:=([.A2576]-[.B2576])*([.A2576]-[.B2576])" office:value-type="float" office:value="0.00000000001159456981" calcext:value-type="float">
            <text:p>1.15945698064E-11</text:p>
          </table:table-cell>
          <table:table-cell table:number-columns-repeated="2"/>
        </table:table-row>
        <table:table-row table:style-name="ro1">
          <table:table-cell office:value-type="float" office:value="0.0000064373" calcext:value-type="float">
            <text:p>0.0000064373</text:p>
          </table:table-cell>
          <table:table-cell office:value-type="float" office:value="0.00180795" calcext:value-type="float">
            <text:p>0.00180795</text:p>
          </table:table-cell>
          <table:table-cell table:formula="of:=[.A2577]*[.A2577]" office:value-type="float" office:value="0.00000000004143883129" calcext:value-type="float">
            <text:p>4.143883129E-11</text:p>
          </table:table-cell>
          <table:table-cell table:formula="of:=([.A2577]-[.B2577])*([.A2577]-[.B2577])" office:value-type="float" office:value="0.00000324544800826129" calcext:value-type="float">
            <text:p>3.24544800826129E-06</text:p>
          </table:table-cell>
          <table:table-cell table:number-columns-repeated="2"/>
        </table:table-row>
        <table:table-row table:style-name="ro1">
          <table:table-cell office:value-type="float" office:value="0.0000064373" calcext:value-type="float">
            <text:p>0.0000064373</text:p>
          </table:table-cell>
          <table:table-cell office:value-type="float" office:value="0.0152877" calcext:value-type="float">
            <text:p>0.0152877</text:p>
          </table:table-cell>
          <table:table-cell table:formula="of:=[.A2578]*[.A2578]" office:value-type="float" office:value="0.00000000004143883129" calcext:value-type="float">
            <text:p>4.143883129E-11</text:p>
          </table:table-cell>
          <table:table-cell table:formula="of:=([.A2578]-[.B2578])*([.A2578]-[.B2578])" office:value-type="float" office:value="0.000233516989706411" calcext:value-type="float">
            <text:p>0.000233516989706411</text:p>
          </table:table-cell>
          <table:table-cell table:number-columns-repeated="2"/>
        </table:table-row>
        <table:table-row table:style-name="ro1">
          <table:table-cell office:value-type="float" office:value="0.0000216365" calcext:value-type="float">
            <text:p>0.0000216365</text:p>
          </table:table-cell>
          <table:table-cell office:value-type="float" office:value="0.0430649" calcext:value-type="float">
            <text:p>0.0430649</text:p>
          </table:table-cell>
          <table:table-cell table:formula="of:=[.A2579]*[.A2579]" office:value-type="float" office:value="0.00000000046813813225" calcext:value-type="float">
            <text:p>4.6813813225E-10</text:p>
          </table:table-cell>
          <table:table-cell table:formula="of:=([.A2579]-[.B2579])*([.A2579]-[.B2579])" office:value-type="float" office:value="0.00185272253273043" calcext:value-type="float">
            <text:p>0.00185272253273043</text:p>
          </table:table-cell>
          <table:table-cell table:number-columns-repeated="2"/>
        </table:table-row>
        <table:table-row table:style-name="ro1">
          <table:table-cell office:value-type="float" office:value="0.00000333786" calcext:value-type="float">
            <text:p>0.00000333786</text:p>
          </table:table-cell>
          <table:table-cell office:value-type="float" office:value="0.00434364" calcext:value-type="float">
            <text:p>0.00434364</text:p>
          </table:table-cell>
          <table:table-cell table:formula="of:=[.A2580]*[.A2580]" office:value-type="float" office:value="0.00000000001114130938" calcext:value-type="float">
            <text:p>1.11413093796E-11</text:p>
          </table:table-cell>
          <table:table-cell table:formula="of:=([.A2580]-[.B2580])*([.A2580]-[.B2580])" office:value-type="float" office:value="0.0000188382226664886" calcext:value-type="float">
            <text:p>1.88382226664886E-05</text:p>
          </table:table-cell>
          <table:table-cell table:number-columns-repeated="2"/>
        </table:table-row>
        <table:table-row table:style-name="ro1">
          <table:table-cell office:value-type="float" office:value="0.00000333786" calcext:value-type="float">
            <text:p>0.00000333786</text:p>
          </table:table-cell>
          <table:table-cell office:value-type="float" office:value="0.00448943" calcext:value-type="float">
            <text:p>0.00448943</text:p>
          </table:table-cell>
          <table:table-cell table:formula="of:=[.A2581]*[.A2581]" office:value-type="float" office:value="0.00000000001114130938" calcext:value-type="float">
            <text:p>1.11413093796E-11</text:p>
          </table:table-cell>
          <table:table-cell table:formula="of:=([.A2581]-[.B2581])*([.A2581]-[.B2581])" office:value-type="float" office:value="0.0000201250226885698" calcext:value-type="float">
            <text:p>2.01250226885698E-05</text:p>
          </table:table-cell>
          <table:table-cell table:number-columns-repeated="2"/>
        </table:table-row>
        <table:table-row table:style-name="ro1">
          <table:table-cell office:value-type="float" office:value="0.0000454783" calcext:value-type="float">
            <text:p>0.0000454783</text:p>
          </table:table-cell>
          <table:table-cell office:value-type="float" office:value="0.0269304" calcext:value-type="float">
            <text:p>0.0269304</text:p>
          </table:table-cell>
          <table:table-cell table:formula="of:=[.A2582]*[.A2582]" office:value-type="float" office:value="0.00000000206827577089" calcext:value-type="float">
            <text:p>2.06827577089E-09</text:p>
          </table:table-cell>
          <table:table-cell table:formula="of:=([.A2582]-[.B2582])*([.A2582]-[.B2582])" office:value-type="float" office:value="0.000722799014815131" calcext:value-type="float">
            <text:p>0.000722799014815131</text:p>
          </table:table-cell>
          <table:table-cell table:number-columns-repeated="2"/>
        </table:table-row>
        <table:table-row table:style-name="ro1">
          <table:table-cell office:value-type="float" office:value="0.0000121593" calcext:value-type="float">
            <text:p>0.0000121593</text:p>
          </table:table-cell>
          <table:table-cell office:value-type="float" office:value="0.0346364" calcext:value-type="float">
            <text:p>0.0346364</text:p>
          </table:table-cell>
          <table:table-cell table:formula="of:=[.A2583]*[.A2583]" office:value-type="float" office:value="0.00000000014784857649" calcext:value-type="float">
            <text:p>1.4784857649E-10</text:p>
          </table:table-cell>
          <table:table-cell table:formula="of:=([.A2583]-[.B2583])*([.A2583]-[.B2583])" office:value-type="float" office:value="0.00119883804405154" calcext:value-type="float">
            <text:p>0.00119883804405154</text:p>
          </table:table-cell>
          <table:table-cell table:number-columns-repeated="2"/>
        </table:table-row>
        <table:table-row table:style-name="ro1">
          <table:table-cell office:value-type="float" office:value="0.0000121593" calcext:value-type="float">
            <text:p>0.0000121593</text:p>
          </table:table-cell>
          <table:table-cell office:value-type="float" office:value="0.0832047" calcext:value-type="float">
            <text:p>0.0832047</text:p>
          </table:table-cell>
          <table:table-cell table:formula="of:=[.A2584]*[.A2584]" office:value-type="float" office:value="0.00000000014784857649" calcext:value-type="float">
            <text:p>1.4784857649E-10</text:p>
          </table:table-cell>
          <table:table-cell table:formula="of:=([.A2584]-[.B2584])*([.A2584]-[.B2584])" office:value-type="float" office:value="0.00692099882812116" calcext:value-type="float">
            <text:p>0.00692099882812116</text:p>
          </table:table-cell>
          <table:table-cell table:number-columns-repeated="2"/>
        </table:table-row>
        <table:table-row table:style-name="ro1">
          <table:table-cell office:value-type="float" office:value="0.0000063777" calcext:value-type="float">
            <text:p>0.0000063777</text:p>
          </table:table-cell>
          <table:table-cell office:value-type="float" office:value="0.111223" calcext:value-type="float">
            <text:p>0.111223</text:p>
          </table:table-cell>
          <table:table-cell table:formula="of:=[.A2585]*[.A2585]" office:value-type="float" office:value="0.00000000004067505729" calcext:value-type="float">
            <text:p>4.067505729E-11</text:p>
          </table:table-cell>
          <table:table-cell table:formula="of:=([.A2585]-[.B2585])*([.A2585]-[.B2585])" office:value-type="float" office:value="0.0123691370758209" calcext:value-type="float">
            <text:p>0.0123691370758209</text:p>
          </table:table-cell>
          <table:table-cell table:number-columns-repeated="2"/>
        </table:table-row>
        <table:table-row table:style-name="ro1">
          <table:table-cell office:value-type="float" office:value="0.0000063777" calcext:value-type="float">
            <text:p>0.0000063777</text:p>
          </table:table-cell>
          <table:table-cell office:value-type="float" office:value="0.110356" calcext:value-type="float">
            <text:p>0.110356</text:p>
          </table:table-cell>
          <table:table-cell table:formula="of:=[.A2586]*[.A2586]" office:value-type="float" office:value="0.00000000004067505729" calcext:value-type="float">
            <text:p>4.067505729E-11</text:p>
          </table:table-cell>
          <table:table-cell table:formula="of:=([.A2586]-[.B2586])*([.A2586]-[.B2586])" office:value-type="float" office:value="0.0121770391417527" calcext:value-type="float">
            <text:p>0.0121770391417527</text:p>
          </table:table-cell>
          <table:table-cell table:number-columns-repeated="2"/>
        </table:table-row>
        <table:table-row table:style-name="ro1">
          <table:table-cell office:value-type="float" office:value="0.0000144839" calcext:value-type="float">
            <text:p>0.0000144839</text:p>
          </table:table-cell>
          <table:table-cell office:value-type="float" office:value="0.14578" calcext:value-type="float">
            <text:p>0.14578</text:p>
          </table:table-cell>
          <table:table-cell table:formula="of:=[.A2587]*[.A2587]" office:value-type="float" office:value="0.00000000020978335921" calcext:value-type="float">
            <text:p>2.0978335921E-10</text:p>
          </table:table-cell>
          <table:table-cell table:formula="of:=([.A2587]-[.B2587])*([.A2587]-[.B2587])" office:value-type="float" office:value="0.0212475856838994" calcext:value-type="float">
            <text:p>0.0212475856838994</text:p>
          </table:table-cell>
          <table:table-cell table:number-columns-repeated="2"/>
        </table:table-row>
        <table:table-row table:style-name="ro1">
          <table:table-cell office:value-type="float" office:value="0.00000858307" calcext:value-type="float">
            <text:p>0.00000858307</text:p>
          </table:table-cell>
          <table:table-cell office:value-type="float" office:value="0.209009" calcext:value-type="float">
            <text:p>0.209009</text:p>
          </table:table-cell>
          <table:table-cell table:formula="of:=[.A2588]*[.A2588]" office:value-type="float" office:value="0.00000000007366909062" calcext:value-type="float">
            <text:p>7.36690906249E-11</text:p>
          </table:table-cell>
          <table:table-cell table:formula="of:=([.A2588]-[.B2588])*([.A2588]-[.B2588])" office:value-type="float" office:value="0.0436811742769138" calcext:value-type="float">
            <text:p>0.0436811742769138</text:p>
          </table:table-cell>
          <table:table-cell table:number-columns-repeated="2"/>
        </table:table-row>
        <table:table-row table:style-name="ro1">
          <table:table-cell office:value-type="float" office:value="0.0000118017" calcext:value-type="float">
            <text:p>0.0000118017</text:p>
          </table:table-cell>
          <table:table-cell office:value-type="float" office:value="0.138175" calcext:value-type="float">
            <text:p>0.138175</text:p>
          </table:table-cell>
          <table:table-cell table:formula="of:=[.A2589]*[.A2589]" office:value-type="float" office:value="0.00000000013928012289" calcext:value-type="float">
            <text:p>1.3928012289E-10</text:p>
          </table:table-cell>
          <table:table-cell table:formula="of:=([.A2589]-[.B2589])*([.A2589]-[.B2589])" office:value-type="float" office:value="0.0190890693644851" calcext:value-type="float">
            <text:p>0.0190890693644851</text:p>
          </table:table-cell>
          <table:table-cell table:number-columns-repeated="2"/>
        </table:table-row>
        <table:table-row table:style-name="ro1">
          <table:table-cell office:value-type="float" office:value="0.0000118017" calcext:value-type="float">
            <text:p>0.0000118017</text:p>
          </table:table-cell>
          <table:table-cell office:value-type="float" office:value="0.144235" calcext:value-type="float">
            <text:p>0.144235</text:p>
          </table:table-cell>
          <table:table-cell table:formula="of:=[.A2590]*[.A2590]" office:value-type="float" office:value="0.00000000013928012289" calcext:value-type="float">
            <text:p>1.3928012289E-10</text:p>
          </table:table-cell>
          <table:table-cell table:formula="of:=([.A2590]-[.B2590])*([.A2590]-[.B2590])" office:value-type="float" office:value="0.0208003309278811" calcext:value-type="float">
            <text:p>0.0208003309278811</text:p>
          </table:table-cell>
          <table:table-cell table:number-columns-repeated="2"/>
        </table:table-row>
        <table:table-row table:style-name="ro1">
          <table:table-cell office:value-type="float" office:value="0.00000822544" calcext:value-type="float">
            <text:p>0.00000822544</text:p>
          </table:table-cell>
          <table:table-cell office:value-type="float" office:value="0.00335813" calcext:value-type="float">
            <text:p>0.00335813</text:p>
          </table:table-cell>
          <table:table-cell table:formula="of:=[.A2591]*[.A2591]" office:value-type="float" office:value="0.00000000006765786319" calcext:value-type="float">
            <text:p>6.76578631936E-11</text:p>
          </table:table-cell>
          <table:table-cell table:formula="of:=([.A2591]-[.B2591])*([.A2591]-[.B2591])" office:value-type="float" office:value="0.0000112218605611088" calcext:value-type="float">
            <text:p>1.12218605611088E-05</text:p>
          </table:table-cell>
          <table:table-cell table:number-columns-repeated="2"/>
        </table:table-row>
        <table:table-row table:style-name="ro1">
          <table:table-cell office:value-type="float" office:value="0.00000739098" calcext:value-type="float">
            <text:p>0.00000739098</text:p>
          </table:table-cell>
          <table:table-cell office:value-type="float" office:value="0.172314" calcext:value-type="float">
            <text:p>0.172314</text:p>
          </table:table-cell>
          <table:table-cell table:formula="of:=[.A2592]*[.A2592]" office:value-type="float" office:value="0.00000000005462658536" calcext:value-type="float">
            <text:p>5.46265853604E-11</text:p>
          </table:table-cell>
          <table:table-cell table:formula="of:=([.A2592]-[.B2592])*([.A2592]-[.B2592])" office:value-type="float" office:value="0.0296895675119711" calcext:value-type="float">
            <text:p>0.0296895675119711</text:p>
          </table:table-cell>
          <table:table-cell table:number-columns-repeated="2"/>
        </table:table-row>
        <table:table-row table:style-name="ro1">
          <table:table-cell office:value-type="float" office:value="0.00000786781" calcext:value-type="float">
            <text:p>0.00000786781</text:p>
          </table:table-cell>
          <table:table-cell office:value-type="float" office:value="0.00779339" calcext:value-type="float">
            <text:p>0.00779339</text:p>
          </table:table-cell>
          <table:table-cell table:formula="of:=[.A2593]*[.A2593]" office:value-type="float" office:value="0.0000000000619024342" calcext:value-type="float">
            <text:p>6.19024341961E-11</text:p>
          </table:table-cell>
          <table:table-cell table:formula="of:=([.A2593]-[.B2593])*([.A2593]-[.B2593])" office:value-type="float" office:value="0.0000606143557709824" calcext:value-type="float">
            <text:p>6.06143557709824E-05</text:p>
          </table:table-cell>
          <table:table-cell table:number-columns-repeated="2"/>
        </table:table-row>
        <table:table-row table:style-name="ro1">
          <table:table-cell office:value-type="float" office:value="0.0000151396" calcext:value-type="float">
            <text:p>0.0000151396</text:p>
          </table:table-cell>
          <table:table-cell office:value-type="float" office:value="0.0324739" calcext:value-type="float">
            <text:p>0.0324739</text:p>
          </table:table-cell>
          <table:table-cell table:formula="of:=[.A2594]*[.A2594]" office:value-type="float" office:value="0.00000000022920748816" calcext:value-type="float">
            <text:p>2.2920748816E-10</text:p>
          </table:table-cell>
          <table:table-cell table:formula="of:=([.A2594]-[.B2594])*([.A2594]-[.B2594])" office:value-type="float" office:value="0.00105357112670461" calcext:value-type="float">
            <text:p>0.00105357112670461</text:p>
          </table:table-cell>
          <table:table-cell table:number-columns-repeated="2"/>
        </table:table-row>
        <table:table-row table:style-name="ro1">
          <table:table-cell office:value-type="float" office:value="0.0000539422" calcext:value-type="float">
            <text:p>0.0000539422</text:p>
          </table:table-cell>
          <table:table-cell office:value-type="float" office:value="0.0370561" calcext:value-type="float">
            <text:p>0.0370561</text:p>
          </table:table-cell>
          <table:table-cell table:formula="of:=[.A2595]*[.A2595]" office:value-type="float" office:value="0.00000000290976094084" calcext:value-type="float">
            <text:p>2.90976094084E-09</text:p>
          </table:table-cell>
          <table:table-cell table:formula="of:=([.A2595]-[.B2595])*([.A2595]-[.B2595])" office:value-type="float" office:value="0.0013691596818561" calcext:value-type="float">
            <text:p>0.0013691596818561</text:p>
          </table:table-cell>
          <table:table-cell table:number-columns-repeated="2"/>
        </table:table-row>
        <table:table-row table:style-name="ro1">
          <table:table-cell office:value-type="float" office:value="0.0015775" calcext:value-type="float">
            <text:p>0.0015775</text:p>
          </table:table-cell>
          <table:table-cell office:value-type="float" office:value="0.198709" calcext:value-type="float">
            <text:p>0.198709</text:p>
          </table:table-cell>
          <table:table-cell table:formula="of:=[.A2596]*[.A2596]" office:value-type="float" office:value="0.00000248850625" calcext:value-type="float">
            <text:p>0.00000248850625</text:p>
          </table:table-cell>
          <table:table-cell table:formula="of:=([.A2596]-[.B2596])*([.A2596]-[.B2596])" office:value-type="float" office:value="0.03886082829225" calcext:value-type="float">
            <text:p>0.03886082829225</text:p>
          </table:table-cell>
          <table:table-cell table:number-columns-repeated="2"/>
        </table:table-row>
        <table:table-row table:style-name="ro1">
          <table:table-cell office:value-type="float" office:value="0.00231862" calcext:value-type="float">
            <text:p>0.00231862</text:p>
          </table:table-cell>
          <table:table-cell office:value-type="float" office:value="0.137722" calcext:value-type="float">
            <text:p>0.137722</text:p>
          </table:table-cell>
          <table:table-cell table:formula="of:=[.A2597]*[.A2597]" office:value-type="float" office:value="0.0000053759987044" calcext:value-type="float">
            <text:p>0.0000053759987044</text:p>
          </table:table-cell>
          <table:table-cell table:formula="of:=([.A2597]-[.B2597])*([.A2597]-[.B2597])" office:value-type="float" office:value="0.0183340753154244" calcext:value-type="float">
            <text:p>0.0183340753154244</text:p>
          </table:table-cell>
          <table:table-cell table:number-columns-repeated="2"/>
        </table:table-row>
        <table:table-row table:style-name="ro1">
          <table:table-cell office:value-type="float" office:value="0.0133973" calcext:value-type="float">
            <text:p>0.0133973</text:p>
          </table:table-cell>
          <table:table-cell office:value-type="float" office:value="0.162625" calcext:value-type="float">
            <text:p>0.162625</text:p>
          </table:table-cell>
          <table:table-cell table:formula="of:=[.A2598]*[.A2598]" office:value-type="float" office:value="0.00017948764729" calcext:value-type="float">
            <text:p>0.00017948764729</text:p>
          </table:table-cell>
          <table:table-cell table:formula="of:=([.A2598]-[.B2598])*([.A2598]-[.B2598])" office:value-type="float" office:value="0.02226890644729" calcext:value-type="float">
            <text:p>0.02226890644729</text:p>
          </table:table-cell>
          <table:table-cell table:number-columns-repeated="2"/>
        </table:table-row>
        <table:table-row table:style-name="ro1">
          <table:table-cell office:value-type="float" office:value="0.0801926" calcext:value-type="float">
            <text:p>0.0801926</text:p>
          </table:table-cell>
          <table:table-cell office:value-type="float" office:value="0.302127" calcext:value-type="float">
            <text:p>0.302127</text:p>
          </table:table-cell>
          <table:table-cell table:formula="of:=[.A2599]*[.A2599]" office:value-type="float" office:value="0.00643085309476" calcext:value-type="float">
            <text:p>0.00643085309476</text:p>
          </table:table-cell>
          <table:table-cell table:formula="of:=([.A2599]-[.B2599])*([.A2599]-[.B2599])" office:value-type="float" office:value="0.04925487790336" calcext:value-type="float">
            <text:p>0.04925487790336</text:p>
          </table:table-cell>
          <table:table-cell table:number-columns-repeated="2"/>
        </table:table-row>
        <table:table-row table:style-name="ro1">
          <table:table-cell office:value-type="float" office:value="0.0801926" calcext:value-type="float">
            <text:p>0.0801926</text:p>
          </table:table-cell>
          <table:table-cell office:value-type="float" office:value="0.299647" calcext:value-type="float">
            <text:p>0.299647</text:p>
          </table:table-cell>
          <table:table-cell table:formula="of:=[.A2600]*[.A2600]" office:value-type="float" office:value="0.00643085309476" calcext:value-type="float">
            <text:p>0.00643085309476</text:p>
          </table:table-cell>
          <table:table-cell table:formula="of:=([.A2600]-[.B2600])*([.A2600]-[.B2600])" office:value-type="float" office:value="0.04816023367936" calcext:value-type="float">
            <text:p>0.04816023367936</text:p>
          </table:table-cell>
          <table:table-cell table:number-columns-repeated="2"/>
        </table:table-row>
        <table:table-row table:style-name="ro1">
          <table:table-cell office:value-type="float" office:value="0.0968384" calcext:value-type="float">
            <text:p>0.0968384</text:p>
          </table:table-cell>
          <table:table-cell office:value-type="float" office:value="0.275317" calcext:value-type="float">
            <text:p>0.275317</text:p>
          </table:table-cell>
          <table:table-cell table:formula="of:=[.A2601]*[.A2601]" office:value-type="float" office:value="0.00937767571456" calcext:value-type="float">
            <text:p>0.00937767571456</text:p>
          </table:table-cell>
          <table:table-cell table:formula="of:=([.A2601]-[.B2601])*([.A2601]-[.B2601])" office:value-type="float" office:value="0.03185461065796" calcext:value-type="float">
            <text:p>0.03185461065796</text:p>
          </table:table-cell>
          <table:table-cell table:number-columns-repeated="2"/>
        </table:table-row>
        <table:table-row table:style-name="ro1">
          <table:table-cell office:value-type="float" office:value="0.096594" calcext:value-type="float">
            <text:p>0.096594</text:p>
          </table:table-cell>
          <table:table-cell office:value-type="float" office:value="0.252455" calcext:value-type="float">
            <text:p>0.252455</text:p>
          </table:table-cell>
          <table:table-cell table:formula="of:=[.A2602]*[.A2602]" office:value-type="float" office:value="0.009330400836" calcext:value-type="float">
            <text:p>0.009330400836</text:p>
          </table:table-cell>
          <table:table-cell table:formula="of:=([.A2602]-[.B2602])*([.A2602]-[.B2602])" office:value-type="float" office:value="0.024292651321" calcext:value-type="float">
            <text:p>0.024292651321</text:p>
          </table:table-cell>
          <table:table-cell table:number-columns-repeated="2"/>
        </table:table-row>
        <table:table-row table:style-name="ro1">
          <table:table-cell office:value-type="float" office:value="0.113756" calcext:value-type="float">
            <text:p>0.113756</text:p>
          </table:table-cell>
          <table:table-cell office:value-type="float" office:value="0.26004" calcext:value-type="float">
            <text:p>0.26004</text:p>
          </table:table-cell>
          <table:table-cell table:formula="of:=[.A2603]*[.A2603]" office:value-type="float" office:value="0.012940427536" calcext:value-type="float">
            <text:p>0.012940427536</text:p>
          </table:table-cell>
          <table:table-cell table:formula="of:=([.A2603]-[.B2603])*([.A2603]-[.B2603])" office:value-type="float" office:value="0.021399008656" calcext:value-type="float">
            <text:p>0.021399008656</text:p>
          </table:table-cell>
          <table:table-cell table:number-columns-repeated="2"/>
        </table:table-row>
        <table:table-row table:style-name="ro1">
          <table:table-cell office:value-type="float" office:value="0.160811" calcext:value-type="float">
            <text:p>0.160811</text:p>
          </table:table-cell>
          <table:table-cell office:value-type="float" office:value="0.263906" calcext:value-type="float">
            <text:p>0.263906</text:p>
          </table:table-cell>
          <table:table-cell table:formula="of:=[.A2604]*[.A2604]" office:value-type="float" office:value="0.025860177721" calcext:value-type="float">
            <text:p>0.025860177721</text:p>
          </table:table-cell>
          <table:table-cell table:formula="of:=([.A2604]-[.B2604])*([.A2604]-[.B2604])" office:value-type="float" office:value="0.010628579025" calcext:value-type="float">
            <text:p>0.010628579025</text:p>
          </table:table-cell>
          <table:table-cell table:number-columns-repeated="2"/>
        </table:table-row>
        <table:table-row table:style-name="ro1">
          <table:table-cell office:value-type="float" office:value="0.557173" calcext:value-type="float">
            <text:p>0.557173</text:p>
          </table:table-cell>
          <table:table-cell office:value-type="float" office:value="0.204648" calcext:value-type="float">
            <text:p>0.204648</text:p>
          </table:table-cell>
          <table:table-cell table:formula="of:=[.A2605]*[.A2605]" office:value-type="float" office:value="0.310441751929" calcext:value-type="float">
            <text:p>0.310441751929</text:p>
          </table:table-cell>
          <table:table-cell table:formula="of:=([.A2605]-[.B2605])*([.A2605]-[.B2605])" office:value-type="float" office:value="0.124273875625" calcext:value-type="float">
            <text:p>0.124273875625</text:p>
          </table:table-cell>
          <table:table-cell table:number-columns-repeated="2"/>
        </table:table-row>
        <table:table-row table:style-name="ro1">
          <table:table-cell office:value-type="float" office:value="0.47512" calcext:value-type="float">
            <text:p>0.47512</text:p>
          </table:table-cell>
          <table:table-cell office:value-type="float" office:value="0.331274" calcext:value-type="float">
            <text:p>0.331274</text:p>
          </table:table-cell>
          <table:table-cell table:formula="of:=[.A2606]*[.A2606]" office:value-type="float" office:value="0.2257390144" calcext:value-type="float">
            <text:p>0.2257390144</text:p>
          </table:table-cell>
          <table:table-cell table:formula="of:=([.A2606]-[.B2606])*([.A2606]-[.B2606])" office:value-type="float" office:value="0.020691671716" calcext:value-type="float">
            <text:p>0.020691671716</text:p>
          </table:table-cell>
          <table:table-cell table:number-columns-repeated="2"/>
        </table:table-row>
        <table:table-row table:style-name="ro1">
          <table:table-cell office:value-type="float" office:value="0.642042" calcext:value-type="float">
            <text:p>0.642042</text:p>
          </table:table-cell>
          <table:table-cell office:value-type="float" office:value="0.523102" calcext:value-type="float">
            <text:p>0.523102</text:p>
          </table:table-cell>
          <table:table-cell table:formula="of:=[.A2607]*[.A2607]" office:value-type="float" office:value="0.412217929764" calcext:value-type="float">
            <text:p>0.412217929764</text:p>
          </table:table-cell>
          <table:table-cell table:formula="of:=([.A2607]-[.B2607])*([.A2607]-[.B2607])" office:value-type="float" office:value="0.0141467236" calcext:value-type="float">
            <text:p>0.0141467236</text:p>
          </table:table-cell>
          <table:table-cell table:number-columns-repeated="2"/>
        </table:table-row>
        <table:table-row table:style-name="ro1">
          <table:table-cell office:value-type="float" office:value="0.642042" calcext:value-type="float">
            <text:p>0.642042</text:p>
          </table:table-cell>
          <table:table-cell office:value-type="float" office:value="0.608828" calcext:value-type="float">
            <text:p>0.608828</text:p>
          </table:table-cell>
          <table:table-cell table:formula="of:=[.A2608]*[.A2608]" office:value-type="float" office:value="0.412217929764" calcext:value-type="float">
            <text:p>0.412217929764</text:p>
          </table:table-cell>
          <table:table-cell table:formula="of:=([.A2608]-[.B2608])*([.A2608]-[.B2608])" office:value-type="float" office:value="0.001103169796" calcext:value-type="float">
            <text:p>0.001103169796</text:p>
          </table:table-cell>
          <table:table-cell table:number-columns-repeated="2"/>
        </table:table-row>
        <table:table-row table:style-name="ro1">
          <table:table-cell office:value-type="float" office:value="0.642041" calcext:value-type="float">
            <text:p>0.642041</text:p>
          </table:table-cell>
          <table:table-cell office:value-type="float" office:value="0.624317" calcext:value-type="float">
            <text:p>0.624317</text:p>
          </table:table-cell>
          <table:table-cell table:formula="of:=[.A2609]*[.A2609]" office:value-type="float" office:value="0.412216645681" calcext:value-type="float">
            <text:p>0.412216645681</text:p>
          </table:table-cell>
          <table:table-cell table:formula="of:=([.A2609]-[.B2609])*([.A2609]-[.B2609])" office:value-type="float" office:value="0.000314140175999999" calcext:value-type="float">
            <text:p>0.000314140175999999</text:p>
          </table:table-cell>
          <table:table-cell table:number-columns-repeated="2"/>
        </table:table-row>
        <table:table-row table:style-name="ro1">
          <table:table-cell office:value-type="float" office:value="0.67727" calcext:value-type="float">
            <text:p>0.67727</text:p>
          </table:table-cell>
          <table:table-cell office:value-type="float" office:value="0.832561" calcext:value-type="float">
            <text:p>0.832561</text:p>
          </table:table-cell>
          <table:table-cell table:formula="of:=[.A2610]*[.A2610]" office:value-type="float" office:value="0.4586946529" calcext:value-type="float">
            <text:p>0.4586946529</text:p>
          </table:table-cell>
          <table:table-cell table:formula="of:=([.A2610]-[.B2610])*([.A2610]-[.B2610])" office:value-type="float" office:value="0.024115294681" calcext:value-type="float">
            <text:p>0.024115294681</text:p>
          </table:table-cell>
          <table:table-cell table:number-columns-repeated="2"/>
        </table:table-row>
        <table:table-row table:style-name="ro1">
          <table:table-cell office:value-type="float" office:value="0.879479" calcext:value-type="float">
            <text:p>0.879479</text:p>
          </table:table-cell>
          <table:table-cell office:value-type="float" office:value="0.881402" calcext:value-type="float">
            <text:p>0.881402</text:p>
          </table:table-cell>
          <table:table-cell table:formula="of:=[.A2611]*[.A2611]" office:value-type="float" office:value="0.773483311441" calcext:value-type="float">
            <text:p>0.773483311441</text:p>
          </table:table-cell>
          <table:table-cell table:formula="of:=([.A2611]-[.B2611])*([.A2611]-[.B2611])" office:value-type="float" office:value="0.00000369792900000003" calcext:value-type="float">
            <text:p>3.69792900000003E-06</text:p>
          </table:table-cell>
          <table:table-cell table:number-columns-repeated="2"/>
        </table:table-row>
        <table:table-row table:style-name="ro1">
          <table:table-cell office:value-type="float" office:value="0.914552" calcext:value-type="float">
            <text:p>0.914552</text:p>
          </table:table-cell>
          <table:table-cell office:value-type="float" office:value="0.899255" calcext:value-type="float">
            <text:p>0.899255</text:p>
          </table:table-cell>
          <table:table-cell table:formula="of:=[.A2612]*[.A2612]" office:value-type="float" office:value="0.836405360704" calcext:value-type="float">
            <text:p>0.836405360704</text:p>
          </table:table-cell>
          <table:table-cell table:formula="of:=([.A2612]-[.B2612])*([.A2612]-[.B2612])" office:value-type="float" office:value="0.000233998209" calcext:value-type="float">
            <text:p>0.000233998209</text:p>
          </table:table-cell>
          <table:table-cell table:number-columns-repeated="2"/>
        </table:table-row>
        <table:table-row table:style-name="ro1">
          <table:table-cell office:value-type="float" office:value="0.94952" calcext:value-type="float">
            <text:p>0.94952</text:p>
          </table:table-cell>
          <table:table-cell office:value-type="float" office:value="0.993383" calcext:value-type="float">
            <text:p>0.993383</text:p>
          </table:table-cell>
          <table:table-cell table:formula="of:=[.A2613]*[.A2613]" office:value-type="float" office:value="0.9015882304" calcext:value-type="float">
            <text:p>0.9015882304</text:p>
          </table:table-cell>
          <table:table-cell table:formula="of:=([.A2613]-[.B2613])*([.A2613]-[.B2613])" office:value-type="float" office:value="0.001923962769" calcext:value-type="float">
            <text:p>0.001923962769</text:p>
          </table:table-cell>
          <table:table-cell table:number-columns-repeated="2"/>
        </table:table-row>
        <table:table-row table:style-name="ro1">
          <table:table-cell office:value-type="float" office:value="0.999988" calcext:value-type="float">
            <text:p>0.999988</text:p>
          </table:table-cell>
          <table:table-cell office:value-type="float" office:value="0.999968" calcext:value-type="float">
            <text:p>0.999968</text:p>
          </table:table-cell>
          <table:table-cell table:formula="of:=[.A2614]*[.A2614]" office:value-type="float" office:value="0.999976000144" calcext:value-type="float">
            <text:p>0.999976000144</text:p>
          </table:table-cell>
          <table:table-cell table:formula="of:=([.A2614]-[.B2614])*([.A2614]-[.B2614])" office:value-type="float" office:value="0.0000000004" calcext:value-type="float">
            <text:p>4.000000000008E-10</text:p>
          </table:table-cell>
          <table:table-cell table:number-columns-repeated="2"/>
        </table:table-row>
        <table:table-row table:style-name="ro1">
          <table:table-cell office:value-type="float" office:value="0.00000363588" calcext:value-type="float">
            <text:p>0.00000363588</text:p>
          </table:table-cell>
          <table:table-cell office:value-type="float" office:value="0.00000280964" calcext:value-type="float">
            <text:p>0.00000280964</text:p>
          </table:table-cell>
          <table:table-cell table:formula="of:=[.A2615]*[.A2615]" office:value-type="float" office:value="0.00000000001321962337" calcext:value-type="float">
            <text:p>1.32196233744E-11</text:p>
          </table:table-cell>
          <table:table-cell table:formula="of:=([.A2615]-[.B2615])*([.A2615]-[.B2615])" office:value-type="float" office:value="0.00000000000068267254" calcext:value-type="float">
            <text:p>6.826725376E-13</text:p>
          </table:table-cell>
          <table:table-cell table:number-columns-repeated="2"/>
        </table:table-row>
        <table:table-row table:style-name="ro1">
          <table:table-cell office:value-type="float" office:value="0.00000464916" calcext:value-type="float">
            <text:p>0.00000464916</text:p>
          </table:table-cell>
          <table:table-cell office:value-type="float" office:value="0.00147121" calcext:value-type="float">
            <text:p>0.00147121</text:p>
          </table:table-cell>
          <table:table-cell table:formula="of:=[.A2616]*[.A2616]" office:value-type="float" office:value="0.00000000002161468871" calcext:value-type="float">
            <text:p>2.16146887056E-11</text:p>
          </table:table-cell>
          <table:table-cell table:formula="of:=([.A2616]-[.B2616])*([.A2616]-[.B2616])" office:value-type="float" office:value="0.00000215080069742151" calcext:value-type="float">
            <text:p>2.15080069742151E-06</text:p>
          </table:table-cell>
          <table:table-cell table:number-columns-repeated="2"/>
        </table:table-row>
        <table:table-row table:style-name="ro1">
          <table:table-cell office:value-type="float" office:value="0.00000137091" calcext:value-type="float">
            <text:p>0.00000137091</text:p>
          </table:table-cell>
          <table:table-cell office:value-type="float" office:value="0.00651236" calcext:value-type="float">
            <text:p>0.00651236</text:p>
          </table:table-cell>
          <table:table-cell table:formula="of:=[.A2617]*[.A2617]" office:value-type="float" office:value="0.00000000000187939423" calcext:value-type="float">
            <text:p>1.8793942281E-12</text:p>
          </table:table-cell>
          <table:table-cell table:formula="of:=([.A2617]-[.B2617])*([.A2617]-[.B2617])" office:value-type="float" office:value="0.000042392978930099" calcext:value-type="float">
            <text:p>4.2392978930099E-05</text:p>
          </table:table-cell>
          <table:table-cell table:number-columns-repeated="2"/>
        </table:table-row>
        <table:table-row table:style-name="ro1">
          <table:table-cell office:value-type="float" office:value="0.00000077486" calcext:value-type="float">
            <text:p>0.00000077486</text:p>
          </table:table-cell>
          <table:table-cell office:value-type="float" office:value="0.0023399" calcext:value-type="float">
            <text:p>0.0023399</text:p>
          </table:table-cell>
          <table:table-cell table:formula="of:=[.A2618]*[.A2618]" office:value-type="float" office:value="0.00000000000060040802" calcext:value-type="float">
            <text:p>6.004080196E-13</text:p>
          </table:table-cell>
          <table:table-cell table:formula="of:=([.A2618]-[.B2618])*([.A2618]-[.B2618])" office:value-type="float" office:value="0.00000547150642058002" calcext:value-type="float">
            <text:p>5.47150642058002E-06</text:p>
          </table:table-cell>
          <table:table-cell table:number-columns-repeated="2"/>
        </table:table-row>
        <table:table-row table:style-name="ro1">
          <table:table-cell office:value-type="float" office:value="0.00000363588" calcext:value-type="float">
            <text:p>0.00000363588</text:p>
          </table:table-cell>
          <table:table-cell office:value-type="float" office:value="0.00510092" calcext:value-type="float">
            <text:p>0.00510092</text:p>
          </table:table-cell>
          <table:table-cell table:formula="of:=[.A2619]*[.A2619]" office:value-type="float" office:value="0.00000000001321962337" calcext:value-type="float">
            <text:p>1.32196233744E-11</text:p>
          </table:table-cell>
          <table:table-cell table:formula="of:=([.A2619]-[.B2619])*([.A2619]-[.B2619])" office:value-type="float" office:value="0.0000259823054000042" calcext:value-type="float">
            <text:p>2.59823054000042E-05</text:p>
          </table:table-cell>
          <table:table-cell table:number-columns-repeated="2"/>
        </table:table-row>
        <table:table-row table:style-name="ro1">
          <table:table-cell office:value-type="float" office:value="0.00000363588" calcext:value-type="float">
            <text:p>0.00000363588</text:p>
          </table:table-cell>
          <table:table-cell office:value-type="float" office:value="0.00765396" calcext:value-type="float">
            <text:p>0.00765396</text:p>
          </table:table-cell>
          <table:table-cell table:formula="of:=[.A2620]*[.A2620]" office:value-type="float" office:value="0.00000000001321962337" calcext:value-type="float">
            <text:p>1.32196233744E-11</text:p>
          </table:table-cell>
          <table:table-cell table:formula="of:=([.A2620]-[.B2620])*([.A2620]-[.B2620])" office:value-type="float" office:value="0.0000585274591410538" calcext:value-type="float">
            <text:p>5.85274591410538E-05</text:p>
          </table:table-cell>
          <table:table-cell table:number-columns-repeated="2"/>
        </table:table-row>
        <table:table-row table:style-name="ro1">
          <table:table-cell office:value-type="float" office:value="0.0000151396" calcext:value-type="float">
            <text:p>0.0000151396</text:p>
          </table:table-cell>
          <table:table-cell office:value-type="float" office:value="0.000805713" calcext:value-type="float">
            <text:p>0.000805713</text:p>
          </table:table-cell>
          <table:table-cell table:formula="of:=[.A2621]*[.A2621]" office:value-type="float" office:value="0.00000000022920748816" calcext:value-type="float">
            <text:p>2.2920748816E-10</text:p>
          </table:table-cell>
          <table:table-cell table:formula="of:=([.A2621]-[.B2621])*([.A2621]-[.B2621])" office:value-type="float" office:value="0.00000062500630078756" calcext:value-type="float">
            <text:p>6.2500630078756E-07</text:p>
          </table:table-cell>
          <table:table-cell table:number-columns-repeated="2"/>
        </table:table-row>
        <table:table-row table:style-name="ro1">
          <table:table-cell office:value-type="float" office:value="0.0000106692" calcext:value-type="float">
            <text:p>0.0000106692</text:p>
          </table:table-cell>
          <table:table-cell office:value-type="float" office:value="0.0000182046" calcext:value-type="float">
            <text:p>0.0000182046</text:p>
          </table:table-cell>
          <table:table-cell table:formula="of:=[.A2622]*[.A2622]" office:value-type="float" office:value="0.00000000011383182864" calcext:value-type="float">
            <text:p>1.1383182864E-10</text:p>
          </table:table-cell>
          <table:table-cell table:formula="of:=([.A2622]-[.B2622])*([.A2622]-[.B2622])" office:value-type="float" office:value="0.00000000005678225316" calcext:value-type="float">
            <text:p>5.678225316E-11</text:p>
          </table:table-cell>
          <table:table-cell table:number-columns-repeated="2"/>
        </table:table-row>
        <table:table-row table:style-name="ro1">
          <table:table-cell office:value-type="float" office:value="0.0000238419" calcext:value-type="float">
            <text:p>0.0000238419</text:p>
          </table:table-cell>
          <table:table-cell office:value-type="float" office:value="0.00295778" calcext:value-type="float">
            <text:p>0.00295778</text:p>
          </table:table-cell>
          <table:table-cell table:formula="of:=[.A2623]*[.A2623]" office:value-type="float" office:value="0.00000000056843619561" calcext:value-type="float">
            <text:p>5.6843619561E-10</text:p>
          </table:table-cell>
          <table:table-cell table:formula="of:=([.A2623]-[.B2623])*([.A2623]-[.B2623])" office:value-type="float" office:value="0.00000860799277463161" calcext:value-type="float">
            <text:p>8.60799277463161E-06</text:p>
          </table:table-cell>
          <table:table-cell table:number-columns-repeated="2"/>
        </table:table-row>
        <table:table-row table:style-name="ro1">
          <table:table-cell office:value-type="float" office:value="0.00000602007" calcext:value-type="float">
            <text:p>0.00000602007</text:p>
          </table:table-cell>
          <table:table-cell office:value-type="float" office:value="0.0481825" calcext:value-type="float">
            <text:p>0.0481825</text:p>
          </table:table-cell>
          <table:table-cell table:formula="of:=[.A2624]*[.A2624]" office:value-type="float" office:value="0.0000000000362412428" calcext:value-type="float">
            <text:p>3.62412428049E-11</text:p>
          </table:table-cell>
          <table:table-cell table:formula="of:=([.A2624]-[.B2624])*([.A2624]-[.B2624])" office:value-type="float" office:value="0.00232097321844569" calcext:value-type="float">
            <text:p>0.00232097321844569</text:p>
          </table:table-cell>
          <table:table-cell table:number-columns-repeated="2"/>
        </table:table-row>
        <table:table-row table:style-name="ro1">
          <table:table-cell office:value-type="float" office:value="0.000010848" calcext:value-type="float">
            <text:p>0.000010848</text:p>
          </table:table-cell>
          <table:table-cell office:value-type="float" office:value="0.0495921" calcext:value-type="float">
            <text:p>0.0495921</text:p>
          </table:table-cell>
          <table:table-cell table:formula="of:=[.A2625]*[.A2625]" office:value-type="float" office:value="0.000000000117679104" calcext:value-type="float">
            <text:p>1.17679104E-10</text:p>
          </table:table-cell>
          <table:table-cell table:formula="of:=([.A2625]-[.B2625])*([.A2625]-[.B2625])" office:value-type="float" office:value="0.0024583005498875" calcext:value-type="float">
            <text:p>0.0024583005498875</text:p>
          </table:table-cell>
          <table:table-cell table:number-columns-repeated="2"/>
        </table:table-row>
        <table:table-row table:style-name="ro1">
          <table:table-cell office:value-type="float" office:value="0.00000107288" calcext:value-type="float">
            <text:p>0.00000107288</text:p>
          </table:table-cell>
          <table:table-cell office:value-type="float" office:value="0.0325164" calcext:value-type="float">
            <text:p>0.0325164</text:p>
          </table:table-cell>
          <table:table-cell table:formula="of:=[.A2626]*[.A2626]" office:value-type="float" office:value="0.00000000000115107149" calcext:value-type="float">
            <text:p>1.1510714944E-12</text:p>
          </table:table-cell>
          <table:table-cell table:formula="of:=([.A2626]-[.B2626])*([.A2626]-[.B2626])" office:value-type="float" office:value="0.00105724649772061" calcext:value-type="float">
            <text:p>0.00105724649772061</text:p>
          </table:table-cell>
          <table:table-cell table:number-columns-repeated="2"/>
        </table:table-row>
        <table:table-row table:style-name="ro1">
          <table:table-cell office:value-type="float" office:value="0.00000751019" calcext:value-type="float">
            <text:p>0.00000751019</text:p>
          </table:table-cell>
          <table:table-cell office:value-type="float" office:value="0.0235226" calcext:value-type="float">
            <text:p>0.0235226</text:p>
          </table:table-cell>
          <table:table-cell table:formula="of:=[.A2627]*[.A2627]" office:value-type="float" office:value="0.00000000005640295384" calcext:value-type="float">
            <text:p>5.64029538361E-11</text:p>
          </table:table-cell>
          <table:table-cell table:formula="of:=([.A2627]-[.B2627])*([.A2627]-[.B2627])" office:value-type="float" office:value="0.000552959448772366" calcext:value-type="float">
            <text:p>0.000552959448772366</text:p>
          </table:table-cell>
          <table:table-cell table:number-columns-repeated="2"/>
        </table:table-row>
        <table:table-row table:style-name="ro1">
          <table:table-cell office:value-type="float" office:value="0.00000208616" calcext:value-type="float">
            <text:p>0.00000208616</text:p>
          </table:table-cell>
          <table:table-cell office:value-type="float" office:value="0.00262854" calcext:value-type="float">
            <text:p>0.00262854</text:p>
          </table:table-cell>
          <table:table-cell table:formula="of:=[.A2628]*[.A2628]" office:value-type="float" office:value="0.00000000000435206355" calcext:value-type="float">
            <text:p>4.3520635456E-12</text:p>
          </table:table-cell>
          <table:table-cell table:formula="of:=([.A2628]-[.B2628])*([.A2628]-[.B2628])" office:value-type="float" office:value="0.00000689825977365075" calcext:value-type="float">
            <text:p>6.89825977365075E-06</text:p>
          </table:table-cell>
          <table:table-cell table:number-columns-repeated="2"/>
        </table:table-row>
        <table:table-row table:style-name="ro1">
          <table:table-cell office:value-type="float" office:value="0.000133991" calcext:value-type="float">
            <text:p>0.000133991</text:p>
          </table:table-cell>
          <table:table-cell office:value-type="float" office:value="0.0452885" calcext:value-type="float">
            <text:p>0.0452885</text:p>
          </table:table-cell>
          <table:table-cell table:formula="of:=[.A2629]*[.A2629]" office:value-type="float" office:value="0.000000017953588081" calcext:value-type="float">
            <text:p>1.7953588081E-08</text:p>
          </table:table-cell>
          <table:table-cell table:formula="of:=([.A2629]-[.B2629])*([.A2629]-[.B2629])" office:value-type="float" office:value="0.00203892968303108" calcext:value-type="float">
            <text:p>0.00203892968303108</text:p>
          </table:table-cell>
          <table:table-cell table:number-columns-repeated="2"/>
        </table:table-row>
        <table:table-row table:style-name="ro1">
          <table:table-cell office:value-type="float" office:value="0.00192624" calcext:value-type="float">
            <text:p>0.00192624</text:p>
          </table:table-cell>
          <table:table-cell office:value-type="float" office:value="0.0174018" calcext:value-type="float">
            <text:p>0.0174018</text:p>
          </table:table-cell>
          <table:table-cell table:formula="of:=[.A2630]*[.A2630]" office:value-type="float" office:value="0.0000037104005376" calcext:value-type="float">
            <text:p>0.0000037104005376</text:p>
          </table:table-cell>
          <table:table-cell table:formula="of:=([.A2630]-[.B2630])*([.A2630]-[.B2630])" office:value-type="float" office:value="0.0002394929573136" calcext:value-type="float">
            <text:p>0.0002394929573136</text:p>
          </table:table-cell>
          <table:table-cell table:number-columns-repeated="2"/>
        </table:table-row>
        <table:table-row table:style-name="ro1">
          <table:table-cell office:value-type="float" office:value="0.00625753" calcext:value-type="float">
            <text:p>0.00625753</text:p>
          </table:table-cell>
          <table:table-cell office:value-type="float" office:value="0.0158332" calcext:value-type="float">
            <text:p>0.0158332</text:p>
          </table:table-cell>
          <table:table-cell table:formula="of:=[.A2631]*[.A2631]" office:value-type="float" office:value="0.0000391566817009" calcext:value-type="float">
            <text:p>0.0000391566817009</text:p>
          </table:table-cell>
          <table:table-cell table:formula="of:=([.A2631]-[.B2631])*([.A2631]-[.B2631])" office:value-type="float" office:value="0.0000916934559489" calcext:value-type="float">
            <text:p>0.0000916934559489</text:p>
          </table:table-cell>
          <table:table-cell table:number-columns-repeated="2"/>
        </table:table-row>
        <table:table-row table:style-name="ro1">
          <table:table-cell office:value-type="float" office:value="0.00433809" calcext:value-type="float">
            <text:p>0.00433809</text:p>
          </table:table-cell>
          <table:table-cell office:value-type="float" office:value="0.160424" calcext:value-type="float">
            <text:p>0.160424</text:p>
          </table:table-cell>
          <table:table-cell table:formula="of:=[.A2632]*[.A2632]" office:value-type="float" office:value="0.0000188190248481" calcext:value-type="float">
            <text:p>0.0000188190248481</text:p>
          </table:table-cell>
          <table:table-cell table:formula="of:=([.A2632]-[.B2632])*([.A2632]-[.B2632])" office:value-type="float" office:value="0.0243628113005281" calcext:value-type="float">
            <text:p>0.0243628113005281</text:p>
          </table:table-cell>
          <table:table-cell table:number-columns-repeated="2"/>
        </table:table-row>
        <table:table-row table:style-name="ro1">
          <table:table-cell office:value-type="float" office:value="0.00792801" calcext:value-type="float">
            <text:p>0.00792801</text:p>
          </table:table-cell>
          <table:table-cell office:value-type="float" office:value="0.146564" calcext:value-type="float">
            <text:p>0.146564</text:p>
          </table:table-cell>
          <table:table-cell table:formula="of:=[.A2633]*[.A2633]" office:value-type="float" office:value="0.0000628533425601" calcext:value-type="float">
            <text:p>0.0000628533425601</text:p>
          </table:table-cell>
          <table:table-cell table:formula="of:=([.A2633]-[.B2633])*([.A2633]-[.B2633])" office:value-type="float" office:value="0.0192199377232801" calcext:value-type="float">
            <text:p>0.0192199377232801</text:p>
          </table:table-cell>
          <table:table-cell table:number-columns-repeated="2"/>
        </table:table-row>
        <table:table-row table:style-name="ro1">
          <table:table-cell office:value-type="float" office:value="0.0175626" calcext:value-type="float">
            <text:p>0.0175626</text:p>
          </table:table-cell>
          <table:table-cell office:value-type="float" office:value="0.152565" calcext:value-type="float">
            <text:p>0.152565</text:p>
          </table:table-cell>
          <table:table-cell table:formula="of:=[.A2634]*[.A2634]" office:value-type="float" office:value="0.00030844491876" calcext:value-type="float">
            <text:p>0.00030844491876</text:p>
          </table:table-cell>
          <table:table-cell table:formula="of:=([.A2634]-[.B2634])*([.A2634]-[.B2634])" office:value-type="float" office:value="0.01822564800576" calcext:value-type="float">
            <text:p>0.01822564800576</text:p>
          </table:table-cell>
          <table:table-cell table:number-columns-repeated="2"/>
        </table:table-row>
        <table:table-row table:style-name="ro1">
          <table:table-cell office:value-type="float" office:value="0.0268289" calcext:value-type="float">
            <text:p>0.0268289</text:p>
          </table:table-cell>
          <table:table-cell office:value-type="float" office:value="0.320806" calcext:value-type="float">
            <text:p>0.320806</text:p>
          </table:table-cell>
          <table:table-cell table:formula="of:=[.A2635]*[.A2635]" office:value-type="float" office:value="0.00071978987521" calcext:value-type="float">
            <text:p>0.00071978987521</text:p>
          </table:table-cell>
          <table:table-cell table:formula="of:=([.A2635]-[.B2635])*([.A2635]-[.B2635])" office:value-type="float" office:value="0.08642253532441" calcext:value-type="float">
            <text:p>0.08642253532441</text:p>
          </table:table-cell>
          <table:table-cell table:number-columns-repeated="2"/>
        </table:table-row>
        <table:table-row table:style-name="ro1">
          <table:table-cell office:value-type="float" office:value="0.0608956" calcext:value-type="float">
            <text:p>0.0608956</text:p>
          </table:table-cell>
          <table:table-cell office:value-type="float" office:value="0.338695" calcext:value-type="float">
            <text:p>0.338695</text:p>
          </table:table-cell>
          <table:table-cell table:formula="of:=[.A2636]*[.A2636]" office:value-type="float" office:value="0.00370827409936" calcext:value-type="float">
            <text:p>0.00370827409936</text:p>
          </table:table-cell>
          <table:table-cell table:formula="of:=([.A2636]-[.B2636])*([.A2636]-[.B2636])" office:value-type="float" office:value="0.07717250664036" calcext:value-type="float">
            <text:p>0.07717250664036</text:p>
          </table:table-cell>
          <table:table-cell table:number-columns-repeated="2"/>
        </table:table-row>
        <table:table-row table:style-name="ro1">
          <table:table-cell office:value-type="float" office:value="0.0608957" calcext:value-type="float">
            <text:p>0.0608957</text:p>
          </table:table-cell>
          <table:table-cell office:value-type="float" office:value="0.351388" calcext:value-type="float">
            <text:p>0.351388</text:p>
          </table:table-cell>
          <table:table-cell table:formula="of:=[.A2637]*[.A2637]" office:value-type="float" office:value="0.00370828627849" calcext:value-type="float">
            <text:p>0.00370828627849</text:p>
          </table:table-cell>
          <table:table-cell table:formula="of:=([.A2637]-[.B2637])*([.A2637]-[.B2637])" office:value-type="float" office:value="0.08438577635929" calcext:value-type="float">
            <text:p>0.08438577635929</text:p>
          </table:table-cell>
          <table:table-cell table:number-columns-repeated="2"/>
        </table:table-row>
        <table:table-row table:style-name="ro1">
          <table:table-cell office:value-type="float" office:value="0.35712" calcext:value-type="float">
            <text:p>0.35712</text:p>
          </table:table-cell>
          <table:table-cell office:value-type="float" office:value="0.286776" calcext:value-type="float">
            <text:p>0.286776</text:p>
          </table:table-cell>
          <table:table-cell table:formula="of:=[.A2638]*[.A2638]" office:value-type="float" office:value="0.1275346944" calcext:value-type="float">
            <text:p>0.1275346944</text:p>
          </table:table-cell>
          <table:table-cell table:formula="of:=([.A2638]-[.B2638])*([.A2638]-[.B2638])" office:value-type="float" office:value="0.004948278336" calcext:value-type="float">
            <text:p>0.004948278336</text:p>
          </table:table-cell>
          <table:table-cell table:number-columns-repeated="2"/>
        </table:table-row>
        <table:table-row table:style-name="ro1">
          <table:table-cell office:value-type="float" office:value="0.35712" calcext:value-type="float">
            <text:p>0.35712</text:p>
          </table:table-cell>
          <table:table-cell office:value-type="float" office:value="0.344906" calcext:value-type="float">
            <text:p>0.344906</text:p>
          </table:table-cell>
          <table:table-cell table:formula="of:=[.A2639]*[.A2639]" office:value-type="float" office:value="0.1275346944" calcext:value-type="float">
            <text:p>0.1275346944</text:p>
          </table:table-cell>
          <table:table-cell table:formula="of:=([.A2639]-[.B2639])*([.A2639]-[.B2639])" office:value-type="float" office:value="0.000149181796" calcext:value-type="float">
            <text:p>0.000149181796</text:p>
          </table:table-cell>
          <table:table-cell table:number-columns-repeated="2"/>
        </table:table-row>
        <table:table-row table:style-name="ro1">
          <table:table-cell office:value-type="float" office:value="0.528241" calcext:value-type="float">
            <text:p>0.528241</text:p>
          </table:table-cell>
          <table:table-cell office:value-type="float" office:value="0.434108" calcext:value-type="float">
            <text:p>0.434108</text:p>
          </table:table-cell>
          <table:table-cell table:formula="of:=[.A2640]*[.A2640]" office:value-type="float" office:value="0.279038554081" calcext:value-type="float">
            <text:p>0.279038554081</text:p>
          </table:table-cell>
          <table:table-cell table:formula="of:=([.A2640]-[.B2640])*([.A2640]-[.B2640])" office:value-type="float" office:value="0.00886102168899999" calcext:value-type="float">
            <text:p>0.00886102168899999</text:p>
          </table:table-cell>
          <table:table-cell table:number-columns-repeated="2"/>
        </table:table-row>
        <table:table-row table:style-name="ro1">
          <table:table-cell office:value-type="float" office:value="0.528241" calcext:value-type="float">
            <text:p>0.528241</text:p>
          </table:table-cell>
          <table:table-cell office:value-type="float" office:value="0.544292" calcext:value-type="float">
            <text:p>0.544292</text:p>
          </table:table-cell>
          <table:table-cell table:formula="of:=[.A2641]*[.A2641]" office:value-type="float" office:value="0.279038554081" calcext:value-type="float">
            <text:p>0.279038554081</text:p>
          </table:table-cell>
          <table:table-cell table:formula="of:=([.A2641]-[.B2641])*([.A2641]-[.B2641])" office:value-type="float" office:value="0.000257634601000001" calcext:value-type="float">
            <text:p>0.000257634601000001</text:p>
          </table:table-cell>
          <table:table-cell table:number-columns-repeated="2"/>
        </table:table-row>
        <table:table-row table:style-name="ro1">
          <table:table-cell office:value-type="float" office:value="0.528241" calcext:value-type="float">
            <text:p>0.528241</text:p>
          </table:table-cell>
          <table:table-cell office:value-type="float" office:value="0.555391" calcext:value-type="float">
            <text:p>0.555391</text:p>
          </table:table-cell>
          <table:table-cell table:formula="of:=[.A2642]*[.A2642]" office:value-type="float" office:value="0.279038554081" calcext:value-type="float">
            <text:p>0.279038554081</text:p>
          </table:table-cell>
          <table:table-cell table:formula="of:=([.A2642]-[.B2642])*([.A2642]-[.B2642])" office:value-type="float" office:value="0.0007371225" calcext:value-type="float">
            <text:p>0.0007371225</text:p>
          </table:table-cell>
          <table:table-cell table:number-columns-repeated="2"/>
        </table:table-row>
        <table:table-row table:style-name="ro1">
          <table:table-cell office:value-type="float" office:value="0.528241" calcext:value-type="float">
            <text:p>0.528241</text:p>
          </table:table-cell>
          <table:table-cell office:value-type="float" office:value="0.574499" calcext:value-type="float">
            <text:p>0.574499</text:p>
          </table:table-cell>
          <table:table-cell table:formula="of:=[.A2643]*[.A2643]" office:value-type="float" office:value="0.279038554081" calcext:value-type="float">
            <text:p>0.279038554081</text:p>
          </table:table-cell>
          <table:table-cell table:formula="of:=([.A2643]-[.B2643])*([.A2643]-[.B2643])" office:value-type="float" office:value="0.002139802564" calcext:value-type="float">
            <text:p>0.002139802564</text:p>
          </table:table-cell>
          <table:table-cell table:number-columns-repeated="2"/>
        </table:table-row>
        <table:table-row table:style-name="ro1">
          <table:table-cell office:value-type="float" office:value="0.607931" calcext:value-type="float">
            <text:p>0.607931</text:p>
          </table:table-cell>
          <table:table-cell office:value-type="float" office:value="0.5994" calcext:value-type="float">
            <text:p>0.5994</text:p>
          </table:table-cell>
          <table:table-cell table:formula="of:=[.A2644]*[.A2644]" office:value-type="float" office:value="0.369580100761" calcext:value-type="float">
            <text:p>0.369580100761</text:p>
          </table:table-cell>
          <table:table-cell table:formula="of:=([.A2644]-[.B2644])*([.A2644]-[.B2644])" office:value-type="float" office:value="0.0000727779609999992" calcext:value-type="float">
            <text:p>7.27779609999992E-05</text:p>
          </table:table-cell>
          <table:table-cell table:number-columns-repeated="2"/>
        </table:table-row>
        <table:table-row table:style-name="ro1">
          <table:table-cell office:value-type="float" office:value="0.607931" calcext:value-type="float">
            <text:p>0.607931</text:p>
          </table:table-cell>
          <table:table-cell office:value-type="float" office:value="0.722209" calcext:value-type="float">
            <text:p>0.722209</text:p>
          </table:table-cell>
          <table:table-cell table:formula="of:=[.A2645]*[.A2645]" office:value-type="float" office:value="0.369580100761" calcext:value-type="float">
            <text:p>0.369580100761</text:p>
          </table:table-cell>
          <table:table-cell table:formula="of:=([.A2645]-[.B2645])*([.A2645]-[.B2645])" office:value-type="float" office:value="0.013059461284" calcext:value-type="float">
            <text:p>0.013059461284</text:p>
          </table:table-cell>
          <table:table-cell table:number-columns-repeated="2"/>
        </table:table-row>
        <table:table-row table:style-name="ro1">
          <table:table-cell office:value-type="float" office:value="0.607931" calcext:value-type="float">
            <text:p>0.607931</text:p>
          </table:table-cell>
          <table:table-cell office:value-type="float" office:value="0.755429" calcext:value-type="float">
            <text:p>0.755429</text:p>
          </table:table-cell>
          <table:table-cell table:formula="of:=[.A2646]*[.A2646]" office:value-type="float" office:value="0.369580100761" calcext:value-type="float">
            <text:p>0.369580100761</text:p>
          </table:table-cell>
          <table:table-cell table:formula="of:=([.A2646]-[.B2646])*([.A2646]-[.B2646])" office:value-type="float" office:value="0.021755660004" calcext:value-type="float">
            <text:p>0.021755660004</text:p>
          </table:table-cell>
          <table:table-cell table:number-columns-repeated="2"/>
        </table:table-row>
        <table:table-row table:style-name="ro1">
          <table:table-cell office:value-type="float" office:value="0.868729" calcext:value-type="float">
            <text:p>0.868729</text:p>
          </table:table-cell>
          <table:table-cell office:value-type="float" office:value="0.740448" calcext:value-type="float">
            <text:p>0.740448</text:p>
          </table:table-cell>
          <table:table-cell table:formula="of:=[.A2647]*[.A2647]" office:value-type="float" office:value="0.754690075441" calcext:value-type="float">
            <text:p>0.754690075441</text:p>
          </table:table-cell>
          <table:table-cell table:formula="of:=([.A2647]-[.B2647])*([.A2647]-[.B2647])" office:value-type="float" office:value="0.016456014961" calcext:value-type="float">
            <text:p>0.016456014961</text:p>
          </table:table-cell>
          <table:table-cell table:number-columns-repeated="2"/>
        </table:table-row>
        <table:table-row table:style-name="ro1">
          <table:table-cell office:value-type="float" office:value="0.868728" calcext:value-type="float">
            <text:p>0.868728</text:p>
          </table:table-cell>
          <table:table-cell office:value-type="float" office:value="0.874055" calcext:value-type="float">
            <text:p>0.874055</text:p>
          </table:table-cell>
          <table:table-cell table:formula="of:=[.A2648]*[.A2648]" office:value-type="float" office:value="0.754688337984" calcext:value-type="float">
            <text:p>0.754688337984</text:p>
          </table:table-cell>
          <table:table-cell table:formula="of:=([.A2648]-[.B2648])*([.A2648]-[.B2648])" office:value-type="float" office:value="0.0000283769290000009" calcext:value-type="float">
            <text:p>2.83769290000009E-05</text:p>
          </table:table-cell>
          <table:table-cell table:number-columns-repeated="2"/>
        </table:table-row>
        <table:table-row table:style-name="ro1">
          <table:table-cell office:value-type="float" office:value="0.868729" calcext:value-type="float">
            <text:p>0.868729</text:p>
          </table:table-cell>
          <table:table-cell office:value-type="float" office:value="0.915015" calcext:value-type="float">
            <text:p>0.915015</text:p>
          </table:table-cell>
          <table:table-cell table:formula="of:=[.A2649]*[.A2649]" office:value-type="float" office:value="0.754690075441" calcext:value-type="float">
            <text:p>0.754690075441</text:p>
          </table:table-cell>
          <table:table-cell table:formula="of:=([.A2649]-[.B2649])*([.A2649]-[.B2649])" office:value-type="float" office:value="0.002142393796" calcext:value-type="float">
            <text:p>0.002142393796</text:p>
          </table:table-cell>
          <table:table-cell table:number-columns-repeated="2"/>
        </table:table-row>
        <table:table-row table:style-name="ro1">
          <table:table-cell office:value-type="float" office:value="0.919063" calcext:value-type="float">
            <text:p>0.919063</text:p>
          </table:table-cell>
          <table:table-cell office:value-type="float" office:value="0.93994" calcext:value-type="float">
            <text:p>0.93994</text:p>
          </table:table-cell>
          <table:table-cell table:formula="of:=[.A2650]*[.A2650]" office:value-type="float" office:value="0.844676797969" calcext:value-type="float">
            <text:p>0.844676797969</text:p>
          </table:table-cell>
          <table:table-cell table:formula="of:=([.A2650]-[.B2650])*([.A2650]-[.B2650])" office:value-type="float" office:value="0.000435849129000001" calcext:value-type="float">
            <text:p>0.000435849129000001</text:p>
          </table:table-cell>
          <table:table-cell table:number-columns-repeated="2"/>
        </table:table-row>
        <table:table-row table:style-name="ro1">
          <table:table-cell office:value-type="float" office:value="0.995299" calcext:value-type="float">
            <text:p>0.995299</text:p>
          </table:table-cell>
          <table:table-cell office:value-type="float" office:value="0.968207" calcext:value-type="float">
            <text:p>0.968207</text:p>
          </table:table-cell>
          <table:table-cell table:formula="of:=[.A2651]*[.A2651]" office:value-type="float" office:value="0.990620099401" calcext:value-type="float">
            <text:p>0.990620099401</text:p>
          </table:table-cell>
          <table:table-cell table:formula="of:=([.A2651]-[.B2651])*([.A2651]-[.B2651])" office:value-type="float" office:value="0.000733976464" calcext:value-type="float">
            <text:p>0.000733976464</text:p>
          </table:table-cell>
          <table:table-cell table:number-columns-repeated="2"/>
        </table:table-row>
        <table:table-row table:style-name="ro1">
          <table:table-cell office:value-type="float" office:value="0.995299" calcext:value-type="float">
            <text:p>0.995299</text:p>
          </table:table-cell>
          <table:table-cell office:value-type="float" office:value="0.998192" calcext:value-type="float">
            <text:p>0.998192</text:p>
          </table:table-cell>
          <table:table-cell table:formula="of:=[.A2652]*[.A2652]" office:value-type="float" office:value="0.990620099401" calcext:value-type="float">
            <text:p>0.990620099401</text:p>
          </table:table-cell>
          <table:table-cell table:formula="of:=([.A2652]-[.B2652])*([.A2652]-[.B2652])" office:value-type="float" office:value="0.00000836944899999956" calcext:value-type="float">
            <text:p>8.36944899999956E-06</text:p>
          </table:table-cell>
          <table:table-cell table:number-columns-repeated="2"/>
        </table:table-row>
        <table:table-row table:style-name="ro1">
          <table:table-cell office:value-type="float" office:value="0.995299" calcext:value-type="float">
            <text:p>0.995299</text:p>
          </table:table-cell>
          <table:table-cell office:value-type="float" office:value="0.999997" calcext:value-type="float">
            <text:p>0.999997</text:p>
          </table:table-cell>
          <table:table-cell table:formula="of:=[.A2653]*[.A2653]" office:value-type="float" office:value="0.990620099401" calcext:value-type="float">
            <text:p>0.990620099401</text:p>
          </table:table-cell>
          <table:table-cell table:formula="of:=([.A2653]-[.B2653])*([.A2653]-[.B2653])" office:value-type="float" office:value="0.0000220712039999998" calcext:value-type="float">
            <text:p>2.20712039999998E-05</text:p>
          </table:table-cell>
          <table:table-cell table:number-columns-repeated="2"/>
        </table:table-row>
        <table:table-row table:style-name="ro1">
          <table:table-cell office:value-type="float" office:value="0.0000150204" calcext:value-type="float">
            <text:p>0.0000150204</text:p>
          </table:table-cell>
          <table:table-cell office:value-type="float" office:value="0.000000699177" calcext:value-type="float">
            <text:p>0.000000699177</text:p>
          </table:table-cell>
          <table:table-cell table:formula="of:=[.A2654]*[.A2654]" office:value-type="float" office:value="0.00000000022561241616" calcext:value-type="float">
            <text:p>2.2561241616E-10</text:p>
          </table:table-cell>
          <table:table-cell table:formula="of:=([.A2654]-[.B2654])*([.A2654]-[.B2654])" office:value-type="float" office:value="0.00000000020509742822" calcext:value-type="float">
            <text:p>2.05097428215729E-10</text:p>
          </table:table-cell>
          <table:table-cell table:number-columns-repeated="2"/>
        </table:table-row>
        <table:table-row table:style-name="ro1">
          <table:table-cell office:value-type="float" office:value="0.0000113845" calcext:value-type="float">
            <text:p>0.0000113845</text:p>
          </table:table-cell>
          <table:table-cell office:value-type="float" office:value="0.000263879" calcext:value-type="float">
            <text:p>0.000263879</text:p>
          </table:table-cell>
          <table:table-cell table:formula="of:=[.A2655]*[.A2655]" office:value-type="float" office:value="0.00000000012960684025" calcext:value-type="float">
            <text:p>1.2960684025E-10</text:p>
          </table:table-cell>
          <table:table-cell table:formula="of:=([.A2655]-[.B2655])*([.A2655]-[.B2655])" office:value-type="float" office:value="0.00000006375347253025" calcext:value-type="float">
            <text:p>6.375347253025E-08</text:p>
          </table:table-cell>
          <table:table-cell table:number-columns-repeated="2"/>
        </table:table-row>
        <table:table-row table:style-name="ro1">
          <table:table-cell office:value-type="float" office:value="0.00000208616" calcext:value-type="float">
            <text:p>0.00000208616</text:p>
          </table:table-cell>
          <table:table-cell office:value-type="float" office:value="0.00000176814" calcext:value-type="float">
            <text:p>0.00000176814</text:p>
          </table:table-cell>
          <table:table-cell table:formula="of:=[.A2656]*[.A2656]" office:value-type="float" office:value="0.00000000000435206355" calcext:value-type="float">
            <text:p>4.3520635456E-12</text:p>
          </table:table-cell>
          <table:table-cell table:formula="of:=([.A2656]-[.B2656])*([.A2656]-[.B2656])" office:value-type="float" office:value="0.00000000000010113672" calcext:value-type="float">
            <text:p>1.011367204E-13</text:p>
          </table:table-cell>
          <table:table-cell table:number-columns-repeated="2"/>
        </table:table-row>
        <table:table-row table:style-name="ro1">
          <table:table-cell office:value-type="float" office:value="0.0000593066" calcext:value-type="float">
            <text:p>0.0000593066</text:p>
          </table:table-cell>
          <table:table-cell office:value-type="float" office:value="0.0000484541" calcext:value-type="float">
            <text:p>0.0000484541</text:p>
          </table:table-cell>
          <table:table-cell table:formula="of:=[.A2657]*[.A2657]" office:value-type="float" office:value="0.00000000351727280356" calcext:value-type="float">
            <text:p>3.51727280356E-09</text:p>
          </table:table-cell>
          <table:table-cell table:formula="of:=([.A2657]-[.B2657])*([.A2657]-[.B2657])" office:value-type="float" office:value="0.00000000011777675625" calcext:value-type="float">
            <text:p>1.1777675625E-10</text:p>
          </table:table-cell>
          <table:table-cell table:number-columns-repeated="2"/>
        </table:table-row>
        <table:table-row table:style-name="ro1">
          <table:table-cell office:value-type="float" office:value="0.000041604" calcext:value-type="float">
            <text:p>0.000041604</text:p>
          </table:table-cell>
          <table:table-cell office:value-type="float" office:value="0.000361195" calcext:value-type="float">
            <text:p>0.000361195</text:p>
          </table:table-cell>
          <table:table-cell table:formula="of:=[.A2658]*[.A2658]" office:value-type="float" office:value="0.000000001730892816" calcext:value-type="float">
            <text:p>1.730892816E-09</text:p>
          </table:table-cell>
          <table:table-cell table:formula="of:=([.A2658]-[.B2658])*([.A2658]-[.B2658])" office:value-type="float" office:value="0.000000102138407281" calcext:value-type="float">
            <text:p>1.02138407281E-07</text:p>
          </table:table-cell>
          <table:table-cell table:number-columns-repeated="2"/>
        </table:table-row>
        <table:table-row table:style-name="ro1">
          <table:table-cell office:value-type="float" office:value="0.0000315905" calcext:value-type="float">
            <text:p>0.0000315905</text:p>
          </table:table-cell>
          <table:table-cell office:value-type="float" office:value="0.00198577" calcext:value-type="float">
            <text:p>0.00198577</text:p>
          </table:table-cell>
          <table:table-cell table:formula="of:=[.A2659]*[.A2659]" office:value-type="float" office:value="0.00000000099795969025" calcext:value-type="float">
            <text:p>9.9795969025E-10</text:p>
          </table:table-cell>
          <table:table-cell table:formula="of:=([.A2659]-[.B2659])*([.A2659]-[.B2659])" office:value-type="float" office:value="0.00000381881751822025" calcext:value-type="float">
            <text:p>3.81881751822025E-06</text:p>
          </table:table-cell>
          <table:table-cell table:number-columns-repeated="2"/>
        </table:table-row>
        <table:table-row table:style-name="ro1">
          <table:table-cell office:value-type="float" office:value="0.00000190735" calcext:value-type="float">
            <text:p>0.00000190735</text:p>
          </table:table-cell>
          <table:table-cell office:value-type="float" office:value="0.00287829" calcext:value-type="float">
            <text:p>0.00287829</text:p>
          </table:table-cell>
          <table:table-cell table:formula="of:=[.A2660]*[.A2660]" office:value-type="float" office:value="0.00000000000363798402" calcext:value-type="float">
            <text:p>3.6379840225E-12</text:p>
          </table:table-cell>
          <table:table-cell table:formula="of:=([.A2660]-[.B2660])*([.A2660]-[.B2660])" office:value-type="float" office:value="0.00000827357714922102" calcext:value-type="float">
            <text:p>8.27357714922102E-06</text:p>
          </table:table-cell>
          <table:table-cell table:number-columns-repeated="2"/>
        </table:table-row>
        <table:table-row table:style-name="ro1">
          <table:table-cell office:value-type="float" office:value="0.00000286102" calcext:value-type="float">
            <text:p>0.00000286102</text:p>
          </table:table-cell>
          <table:table-cell office:value-type="float" office:value="0.00370715" calcext:value-type="float">
            <text:p>0.00370715</text:p>
          </table:table-cell>
          <table:table-cell table:formula="of:=[.A2661]*[.A2661]" office:value-type="float" office:value="0.00000000000818543544" calcext:value-type="float">
            <text:p>8.1854354404E-12</text:p>
          </table:table-cell>
          <table:table-cell table:formula="of:=([.A2661]-[.B2661])*([.A2661]-[.B2661])" office:value-type="float" office:value="0.0000137217568473494" calcext:value-type="float">
            <text:p>1.37217568473494E-05</text:p>
          </table:table-cell>
          <table:table-cell table:number-columns-repeated="2"/>
        </table:table-row>
        <table:table-row table:style-name="ro1">
          <table:table-cell office:value-type="float" office:value="0.00000286102" calcext:value-type="float">
            <text:p>0.00000286102</text:p>
          </table:table-cell>
          <table:table-cell office:value-type="float" office:value="0.00671676" calcext:value-type="float">
            <text:p>0.00671676</text:p>
          </table:table-cell>
          <table:table-cell table:formula="of:=[.A2662]*[.A2662]" office:value-type="float" office:value="0.00000000000818543544" calcext:value-type="float">
            <text:p>8.1854354404E-12</text:p>
          </table:table-cell>
          <table:table-cell table:formula="of:=([.A2662]-[.B2662])*([.A2662]-[.B2662])" office:value-type="float" office:value="0.000045076439513645" calcext:value-type="float">
            <text:p>4.5076439513645E-05</text:p>
          </table:table-cell>
          <table:table-cell table:number-columns-repeated="2"/>
        </table:table-row>
        <table:table-row table:style-name="ro1">
          <table:table-cell office:value-type="float" office:value="0.000215888" calcext:value-type="float">
            <text:p>0.000215888</text:p>
          </table:table-cell>
          <table:table-cell office:value-type="float" office:value="0.000479724" calcext:value-type="float">
            <text:p>0.000479724</text:p>
          </table:table-cell>
          <table:table-cell table:formula="of:=[.A2663]*[.A2663]" office:value-type="float" office:value="0.000000046607628544" calcext:value-type="float">
            <text:p>4.6607628544E-08</text:p>
          </table:table-cell>
          <table:table-cell table:formula="of:=([.A2663]-[.B2663])*([.A2663]-[.B2663])" office:value-type="float" office:value="0.000000069609434896" calcext:value-type="float">
            <text:p>6.9609434896E-08</text:p>
          </table:table-cell>
          <table:table-cell table:number-columns-repeated="2"/>
        </table:table-row>
        <table:table-row table:style-name="ro1">
          <table:table-cell office:value-type="float" office:value="0.000215888" calcext:value-type="float">
            <text:p>0.000215888</text:p>
          </table:table-cell>
          <table:table-cell office:value-type="float" office:value="0.00846726" calcext:value-type="float">
            <text:p>0.00846726</text:p>
          </table:table-cell>
          <table:table-cell table:formula="of:=[.A2664]*[.A2664]" office:value-type="float" office:value="0.000000046607628544" calcext:value-type="float">
            <text:p>4.6607628544E-08</text:p>
          </table:table-cell>
          <table:table-cell table:formula="of:=([.A2664]-[.B2664])*([.A2664]-[.B2664])" office:value-type="float" office:value="0.000068085139882384" calcext:value-type="float">
            <text:p>6.8085139882384E-05</text:p>
          </table:table-cell>
          <table:table-cell table:number-columns-repeated="2"/>
        </table:table-row>
        <table:table-row table:style-name="ro1">
          <table:table-cell office:value-type="float" office:value="0.000165343" calcext:value-type="float">
            <text:p>0.000165343</text:p>
          </table:table-cell>
          <table:table-cell office:value-type="float" office:value="0.0250692" calcext:value-type="float">
            <text:p>0.0250692</text:p>
          </table:table-cell>
          <table:table-cell table:formula="of:=[.A2665]*[.A2665]" office:value-type="float" office:value="0.000000027338307649" calcext:value-type="float">
            <text:p>2.7338307649E-08</text:p>
          </table:table-cell>
          <table:table-cell table:formula="of:=([.A2665]-[.B2665])*([.A2665]-[.B2665])" office:value-type="float" office:value="0.000620202093476449" calcext:value-type="float">
            <text:p>0.000620202093476449</text:p>
          </table:table-cell>
          <table:table-cell table:number-columns-repeated="2"/>
        </table:table-row>
        <table:table-row table:style-name="ro1">
          <table:table-cell office:value-type="float" office:value="0.000301242" calcext:value-type="float">
            <text:p>0.000301242</text:p>
          </table:table-cell>
          <table:table-cell office:value-type="float" office:value="0.00763496" calcext:value-type="float">
            <text:p>0.00763496</text:p>
          </table:table-cell>
          <table:table-cell table:formula="of:=[.A2666]*[.A2666]" office:value-type="float" office:value="0.000000090746742564" calcext:value-type="float">
            <text:p>9.0746742564E-08</text:p>
          </table:table-cell>
          <table:table-cell table:formula="of:=([.A2666]-[.B2666])*([.A2666]-[.B2666])" office:value-type="float" office:value="0.000053783419703524" calcext:value-type="float">
            <text:p>5.3783419703524E-05</text:p>
          </table:table-cell>
          <table:table-cell table:number-columns-repeated="2"/>
        </table:table-row>
        <table:table-row table:style-name="ro1">
          <table:table-cell office:value-type="float" office:value="0.000301242" calcext:value-type="float">
            <text:p>0.000301242</text:p>
          </table:table-cell>
          <table:table-cell office:value-type="float" office:value="0.0151903" calcext:value-type="float">
            <text:p>0.0151903</text:p>
          </table:table-cell>
          <table:table-cell table:formula="of:=[.A2667]*[.A2667]" office:value-type="float" office:value="0.000000090746742564" calcext:value-type="float">
            <text:p>9.0746742564E-08</text:p>
          </table:table-cell>
          <table:table-cell table:formula="of:=([.A2667]-[.B2667])*([.A2667]-[.B2667])" office:value-type="float" office:value="0.000221684048127364" calcext:value-type="float">
            <text:p>0.000221684048127364</text:p>
          </table:table-cell>
          <table:table-cell table:number-columns-repeated="2"/>
        </table:table-row>
        <table:table-row table:style-name="ro1">
          <table:table-cell office:value-type="float" office:value="0.00976831" calcext:value-type="float">
            <text:p>0.00976831</text:p>
          </table:table-cell>
          <table:table-cell office:value-type="float" office:value="0.0404428" calcext:value-type="float">
            <text:p>0.0404428</text:p>
          </table:table-cell>
          <table:table-cell table:formula="of:=[.A2668]*[.A2668]" office:value-type="float" office:value="0.0000954198802561" calcext:value-type="float">
            <text:p>0.0000954198802561</text:p>
          </table:table-cell>
          <table:table-cell table:formula="of:=([.A2668]-[.B2668])*([.A2668]-[.B2668])" office:value-type="float" office:value="0.0009409243367601" calcext:value-type="float">
            <text:p>0.0009409243367601</text:p>
          </table:table-cell>
          <table:table-cell table:number-columns-repeated="2"/>
        </table:table-row>
        <table:table-row table:style-name="ro1">
          <table:table-cell office:value-type="float" office:value="0.00678265" calcext:value-type="float">
            <text:p>0.00678265</text:p>
          </table:table-cell>
          <table:table-cell office:value-type="float" office:value="0.0618395" calcext:value-type="float">
            <text:p>0.0618395</text:p>
          </table:table-cell>
          <table:table-cell table:formula="of:=[.A2669]*[.A2669]" office:value-type="float" office:value="0.0000460043410225" calcext:value-type="float">
            <text:p>0.0000460043410225</text:p>
          </table:table-cell>
          <table:table-cell table:formula="of:=([.A2669]-[.B2669])*([.A2669]-[.B2669])" office:value-type="float" office:value="0.0030312567319225" calcext:value-type="float">
            <text:p>0.0030312567319225</text:p>
          </table:table-cell>
          <table:table-cell table:number-columns-repeated="2"/>
        </table:table-row>
        <table:table-row table:style-name="ro1">
          <table:table-cell office:value-type="float" office:value="0.030436" calcext:value-type="float">
            <text:p>0.030436</text:p>
          </table:table-cell>
          <table:table-cell office:value-type="float" office:value="0.066005" calcext:value-type="float">
            <text:p>0.066005</text:p>
          </table:table-cell>
          <table:table-cell table:formula="of:=[.A2670]*[.A2670]" office:value-type="float" office:value="0.000926350096" calcext:value-type="float">
            <text:p>0.000926350096</text:p>
          </table:table-cell>
          <table:table-cell table:formula="of:=([.A2670]-[.B2670])*([.A2670]-[.B2670])" office:value-type="float" office:value="0.001265153761" calcext:value-type="float">
            <text:p>0.001265153761</text:p>
          </table:table-cell>
          <table:table-cell table:number-columns-repeated="2"/>
        </table:table-row>
        <table:table-row table:style-name="ro1">
          <table:table-cell office:value-type="float" office:value="0.030436" calcext:value-type="float">
            <text:p>0.030436</text:p>
          </table:table-cell>
          <table:table-cell office:value-type="float" office:value="0.0808238" calcext:value-type="float">
            <text:p>0.0808238</text:p>
          </table:table-cell>
          <table:table-cell table:formula="of:=[.A2671]*[.A2671]" office:value-type="float" office:value="0.000926350096" calcext:value-type="float">
            <text:p>0.000926350096</text:p>
          </table:table-cell>
          <table:table-cell table:formula="of:=([.A2671]-[.B2671])*([.A2671]-[.B2671])" office:value-type="float" office:value="0.00253893038884" calcext:value-type="float">
            <text:p>0.00253893038884</text:p>
          </table:table-cell>
          <table:table-cell table:number-columns-repeated="2"/>
        </table:table-row>
        <table:table-row table:style-name="ro1">
          <table:table-cell office:value-type="float" office:value="0.00448763" calcext:value-type="float">
            <text:p>0.00448763</text:p>
          </table:table-cell>
          <table:table-cell office:value-type="float" office:value="0.0661745" calcext:value-type="float">
            <text:p>0.0661745</text:p>
          </table:table-cell>
          <table:table-cell table:formula="of:=[.A2672]*[.A2672]" office:value-type="float" office:value="0.0000201388230169" calcext:value-type="float">
            <text:p>0.0000201388230169</text:p>
          </table:table-cell>
          <table:table-cell table:formula="of:=([.A2672]-[.B2672])*([.A2672]-[.B2672])" office:value-type="float" office:value="0.0038052699303969" calcext:value-type="float">
            <text:p>0.0038052699303969</text:p>
          </table:table-cell>
          <table:table-cell table:number-columns-repeated="2"/>
        </table:table-row>
        <table:table-row table:style-name="ro1">
          <table:table-cell office:value-type="float" office:value="0.00299698" calcext:value-type="float">
            <text:p>0.00299698</text:p>
          </table:table-cell>
          <table:table-cell office:value-type="float" office:value="0.0538726" calcext:value-type="float">
            <text:p>0.0538726</text:p>
          </table:table-cell>
          <table:table-cell table:formula="of:=[.A2673]*[.A2673]" office:value-type="float" office:value="0.0000089818891204" calcext:value-type="float">
            <text:p>0.0000089818891204</text:p>
          </table:table-cell>
          <table:table-cell table:formula="of:=([.A2673]-[.B2673])*([.A2673]-[.B2673])" office:value-type="float" office:value="0.0025883287103844" calcext:value-type="float">
            <text:p>0.0025883287103844</text:p>
          </table:table-cell>
          <table:table-cell table:number-columns-repeated="2"/>
        </table:table-row>
        <table:table-row table:style-name="ro1">
          <table:table-cell office:value-type="float" office:value="0.00497568" calcext:value-type="float">
            <text:p>0.00497568</text:p>
          </table:table-cell>
          <table:table-cell office:value-type="float" office:value="0.0359412" calcext:value-type="float">
            <text:p>0.0359412</text:p>
          </table:table-cell>
          <table:table-cell table:formula="of:=[.A2674]*[.A2674]" office:value-type="float" office:value="0.0000247573914624" calcext:value-type="float">
            <text:p>0.0000247573914624</text:p>
          </table:table-cell>
          <table:table-cell table:formula="of:=([.A2674]-[.B2674])*([.A2674]-[.B2674])" office:value-type="float" office:value="0.0009588634288704" calcext:value-type="float">
            <text:p>0.0009588634288704</text:p>
          </table:table-cell>
          <table:table-cell table:number-columns-repeated="2"/>
        </table:table-row>
        <table:table-row table:style-name="ro1">
          <table:table-cell office:value-type="float" office:value="0.30212" calcext:value-type="float">
            <text:p>0.30212</text:p>
          </table:table-cell>
          <table:table-cell office:value-type="float" office:value="0.193547" calcext:value-type="float">
            <text:p>0.193547</text:p>
          </table:table-cell>
          <table:table-cell table:formula="of:=[.A2675]*[.A2675]" office:value-type="float" office:value="0.0912764944" calcext:value-type="float">
            <text:p>0.0912764944</text:p>
          </table:table-cell>
          <table:table-cell table:formula="of:=([.A2675]-[.B2675])*([.A2675]-[.B2675])" office:value-type="float" office:value="0.011788096329" calcext:value-type="float">
            <text:p>0.011788096329</text:p>
          </table:table-cell>
          <table:table-cell table:number-columns-repeated="2"/>
        </table:table-row>
        <table:table-row table:style-name="ro1">
          <table:table-cell office:value-type="float" office:value="0.410967" calcext:value-type="float">
            <text:p>0.410967</text:p>
          </table:table-cell>
          <table:table-cell office:value-type="float" office:value="0.434418" calcext:value-type="float">
            <text:p>0.434418</text:p>
          </table:table-cell>
          <table:table-cell table:formula="of:=[.A2676]*[.A2676]" office:value-type="float" office:value="0.168893875089" calcext:value-type="float">
            <text:p>0.168893875089</text:p>
          </table:table-cell>
          <table:table-cell table:formula="of:=([.A2676]-[.B2676])*([.A2676]-[.B2676])" office:value-type="float" office:value="0.000549949401" calcext:value-type="float">
            <text:p>0.000549949401</text:p>
          </table:table-cell>
          <table:table-cell table:number-columns-repeated="2"/>
        </table:table-row>
        <table:table-row table:style-name="ro1">
          <table:table-cell office:value-type="float" office:value="0.410967" calcext:value-type="float">
            <text:p>0.410967</text:p>
          </table:table-cell>
          <table:table-cell office:value-type="float" office:value="0.450553" calcext:value-type="float">
            <text:p>0.450553</text:p>
          </table:table-cell>
          <table:table-cell table:formula="of:=[.A2677]*[.A2677]" office:value-type="float" office:value="0.168893875089" calcext:value-type="float">
            <text:p>0.168893875089</text:p>
          </table:table-cell>
          <table:table-cell table:formula="of:=([.A2677]-[.B2677])*([.A2677]-[.B2677])" office:value-type="float" office:value="0.001567051396" calcext:value-type="float">
            <text:p>0.001567051396</text:p>
          </table:table-cell>
          <table:table-cell table:number-columns-repeated="2"/>
        </table:table-row>
        <table:table-row table:style-name="ro1">
          <table:table-cell office:value-type="float" office:value="0.533955" calcext:value-type="float">
            <text:p>0.533955</text:p>
          </table:table-cell>
          <table:table-cell office:value-type="float" office:value="0.492241" calcext:value-type="float">
            <text:p>0.492241</text:p>
          </table:table-cell>
          <table:table-cell table:formula="of:=[.A2678]*[.A2678]" office:value-type="float" office:value="0.285107942025" calcext:value-type="float">
            <text:p>0.285107942025</text:p>
          </table:table-cell>
          <table:table-cell table:formula="of:=([.A2678]-[.B2678])*([.A2678]-[.B2678])" office:value-type="float" office:value="0.001740057796" calcext:value-type="float">
            <text:p>0.001740057796</text:p>
          </table:table-cell>
          <table:table-cell table:number-columns-repeated="2"/>
        </table:table-row>
        <table:table-row table:style-name="ro1">
          <table:table-cell office:value-type="float" office:value="0.558128" calcext:value-type="float">
            <text:p>0.558128</text:p>
          </table:table-cell>
          <table:table-cell office:value-type="float" office:value="0.522752" calcext:value-type="float">
            <text:p>0.522752</text:p>
          </table:table-cell>
          <table:table-cell table:formula="of:=[.A2679]*[.A2679]" office:value-type="float" office:value="0.311506864384" calcext:value-type="float">
            <text:p>0.311506864384</text:p>
          </table:table-cell>
          <table:table-cell table:formula="of:=([.A2679]-[.B2679])*([.A2679]-[.B2679])" office:value-type="float" office:value="0.001251461376" calcext:value-type="float">
            <text:p>0.001251461376</text:p>
          </table:table-cell>
          <table:table-cell table:number-columns-repeated="2"/>
        </table:table-row>
        <table:table-row table:style-name="ro1">
          <table:table-cell office:value-type="float" office:value="0.558128" calcext:value-type="float">
            <text:p>0.558128</text:p>
          </table:table-cell>
          <table:table-cell office:value-type="float" office:value="0.542738" calcext:value-type="float">
            <text:p>0.542738</text:p>
          </table:table-cell>
          <table:table-cell table:formula="of:=[.A2680]*[.A2680]" office:value-type="float" office:value="0.311506864384" calcext:value-type="float">
            <text:p>0.311506864384</text:p>
          </table:table-cell>
          <table:table-cell table:formula="of:=([.A2680]-[.B2680])*([.A2680]-[.B2680])" office:value-type="float" office:value="0.000236852099999997" calcext:value-type="float">
            <text:p>0.000236852099999997</text:p>
          </table:table-cell>
          <table:table-cell table:number-columns-repeated="2"/>
        </table:table-row>
        <table:table-row table:style-name="ro1">
          <table:table-cell office:value-type="float" office:value="0.558128" calcext:value-type="float">
            <text:p>0.558128</text:p>
          </table:table-cell>
          <table:table-cell office:value-type="float" office:value="0.564049" calcext:value-type="float">
            <text:p>0.564049</text:p>
          </table:table-cell>
          <table:table-cell table:formula="of:=[.A2681]*[.A2681]" office:value-type="float" office:value="0.311506864384" calcext:value-type="float">
            <text:p>0.311506864384</text:p>
          </table:table-cell>
          <table:table-cell table:formula="of:=([.A2681]-[.B2681])*([.A2681]-[.B2681])" office:value-type="float" office:value="0.0000350582410000008" calcext:value-type="float">
            <text:p>3.50582410000008E-05</text:p>
          </table:table-cell>
          <table:table-cell table:number-columns-repeated="2"/>
        </table:table-row>
        <table:table-row table:style-name="ro1">
          <table:table-cell office:value-type="float" office:value="0.558128" calcext:value-type="float">
            <text:p>0.558128</text:p>
          </table:table-cell>
          <table:table-cell office:value-type="float" office:value="0.586958" calcext:value-type="float">
            <text:p>0.586958</text:p>
          </table:table-cell>
          <table:table-cell table:formula="of:=[.A2682]*[.A2682]" office:value-type="float" office:value="0.311506864384" calcext:value-type="float">
            <text:p>0.311506864384</text:p>
          </table:table-cell>
          <table:table-cell table:formula="of:=([.A2682]-[.B2682])*([.A2682]-[.B2682])" office:value-type="float" office:value="0.000831168900000001" calcext:value-type="float">
            <text:p>0.000831168900000001</text:p>
          </table:table-cell>
          <table:table-cell table:number-columns-repeated="2"/>
        </table:table-row>
        <table:table-row table:style-name="ro1">
          <table:table-cell office:value-type="float" office:value="0.630665" calcext:value-type="float">
            <text:p>0.630665</text:p>
          </table:table-cell>
          <table:table-cell office:value-type="float" office:value="0.693322" calcext:value-type="float">
            <text:p>0.693322</text:p>
          </table:table-cell>
          <table:table-cell table:formula="of:=[.A2683]*[.A2683]" office:value-type="float" office:value="0.397738342225" calcext:value-type="float">
            <text:p>0.397738342225</text:p>
          </table:table-cell>
          <table:table-cell table:formula="of:=([.A2683]-[.B2683])*([.A2683]-[.B2683])" office:value-type="float" office:value="0.003925899649" calcext:value-type="float">
            <text:p>0.003925899649</text:p>
          </table:table-cell>
          <table:table-cell table:number-columns-repeated="2"/>
        </table:table-row>
        <table:table-row table:style-name="ro1">
          <table:table-cell office:value-type="float" office:value="0.630665" calcext:value-type="float">
            <text:p>0.630665</text:p>
          </table:table-cell>
          <table:table-cell office:value-type="float" office:value="0.723899" calcext:value-type="float">
            <text:p>0.723899</text:p>
          </table:table-cell>
          <table:table-cell table:formula="of:=[.A2684]*[.A2684]" office:value-type="float" office:value="0.397738342225" calcext:value-type="float">
            <text:p>0.397738342225</text:p>
          </table:table-cell>
          <table:table-cell table:formula="of:=([.A2684]-[.B2684])*([.A2684]-[.B2684])" office:value-type="float" office:value="0.00869257875599999" calcext:value-type="float">
            <text:p>0.00869257875599999</text:p>
          </table:table-cell>
          <table:table-cell table:number-columns-repeated="2"/>
        </table:table-row>
        <table:table-row table:style-name="ro1">
          <table:table-cell office:value-type="float" office:value="0.630665" calcext:value-type="float">
            <text:p>0.630665</text:p>
          </table:table-cell>
          <table:table-cell office:value-type="float" office:value="0.757197" calcext:value-type="float">
            <text:p>0.757197</text:p>
          </table:table-cell>
          <table:table-cell table:formula="of:=[.A2685]*[.A2685]" office:value-type="float" office:value="0.397738342225" calcext:value-type="float">
            <text:p>0.397738342225</text:p>
          </table:table-cell>
          <table:table-cell table:formula="of:=([.A2685]-[.B2685])*([.A2685]-[.B2685])" office:value-type="float" office:value="0.016010347024" calcext:value-type="float">
            <text:p>0.016010347024</text:p>
          </table:table-cell>
          <table:table-cell table:number-columns-repeated="2"/>
        </table:table-row>
        <table:table-row table:style-name="ro1">
          <table:table-cell office:value-type="float" office:value="0.659541" calcext:value-type="float">
            <text:p>0.659541</text:p>
          </table:table-cell>
          <table:table-cell office:value-type="float" office:value="0.812532" calcext:value-type="float">
            <text:p>0.812532</text:p>
          </table:table-cell>
          <table:table-cell table:formula="of:=[.A2686]*[.A2686]" office:value-type="float" office:value="0.434994330681" calcext:value-type="float">
            <text:p>0.434994330681</text:p>
          </table:table-cell>
          <table:table-cell table:formula="of:=([.A2686]-[.B2686])*([.A2686]-[.B2686])" office:value-type="float" office:value="0.023406246081" calcext:value-type="float">
            <text:p>0.023406246081</text:p>
          </table:table-cell>
          <table:table-cell table:number-columns-repeated="2"/>
        </table:table-row>
        <table:table-row table:style-name="ro1">
          <table:table-cell office:value-type="float" office:value="0.756948" calcext:value-type="float">
            <text:p>0.756948</text:p>
          </table:table-cell>
          <table:table-cell office:value-type="float" office:value="0.841786" calcext:value-type="float">
            <text:p>0.841786</text:p>
          </table:table-cell>
          <table:table-cell table:formula="of:=[.A2687]*[.A2687]" office:value-type="float" office:value="0.572970274704" calcext:value-type="float">
            <text:p>0.572970274704</text:p>
          </table:table-cell>
          <table:table-cell table:formula="of:=([.A2687]-[.B2687])*([.A2687]-[.B2687])" office:value-type="float" office:value="0.00719748624400001" calcext:value-type="float">
            <text:p>0.00719748624400001</text:p>
          </table:table-cell>
          <table:table-cell table:number-columns-repeated="2"/>
        </table:table-row>
        <table:table-row table:style-name="ro1">
          <table:table-cell office:value-type="float" office:value="0.756949" calcext:value-type="float">
            <text:p>0.756949</text:p>
          </table:table-cell>
          <table:table-cell office:value-type="float" office:value="0.881234" calcext:value-type="float">
            <text:p>0.881234</text:p>
          </table:table-cell>
          <table:table-cell table:formula="of:=[.A2688]*[.A2688]" office:value-type="float" office:value="0.572971788601" calcext:value-type="float">
            <text:p>0.572971788601</text:p>
          </table:table-cell>
          <table:table-cell table:formula="of:=([.A2688]-[.B2688])*([.A2688]-[.B2688])" office:value-type="float" office:value="0.015446761225" calcext:value-type="float">
            <text:p>0.015446761225</text:p>
          </table:table-cell>
          <table:table-cell table:number-columns-repeated="2"/>
        </table:table-row>
        <table:table-row table:style-name="ro1">
          <table:table-cell office:value-type="float" office:value="0.920437" calcext:value-type="float">
            <text:p>0.920437</text:p>
          </table:table-cell>
          <table:table-cell office:value-type="float" office:value="0.868413" calcext:value-type="float">
            <text:p>0.868413</text:p>
          </table:table-cell>
          <table:table-cell table:formula="of:=[.A2689]*[.A2689]" office:value-type="float" office:value="0.847204270969" calcext:value-type="float">
            <text:p>0.847204270969</text:p>
          </table:table-cell>
          <table:table-cell table:formula="of:=([.A2689]-[.B2689])*([.A2689]-[.B2689])" office:value-type="float" office:value="0.002706496576" calcext:value-type="float">
            <text:p>0.002706496576</text:p>
          </table:table-cell>
          <table:table-cell table:number-columns-repeated="2"/>
        </table:table-row>
        <table:table-row table:style-name="ro1">
          <table:table-cell office:value-type="float" office:value="0.962472" calcext:value-type="float">
            <text:p>0.962472</text:p>
          </table:table-cell>
          <table:table-cell office:value-type="float" office:value="0.963269" calcext:value-type="float">
            <text:p>0.963269</text:p>
          </table:table-cell>
          <table:table-cell table:formula="of:=[.A2690]*[.A2690]" office:value-type="float" office:value="0.926352350784" calcext:value-type="float">
            <text:p>0.926352350784</text:p>
          </table:table-cell>
          <table:table-cell table:formula="of:=([.A2690]-[.B2690])*([.A2690]-[.B2690])" office:value-type="float" office:value="0.00000063520900000008" calcext:value-type="float">
            <text:p>6.35209000000076E-07</text:p>
          </table:table-cell>
          <table:table-cell table:number-columns-repeated="2"/>
        </table:table-row>
        <table:table-row table:style-name="ro1">
          <table:table-cell office:value-type="float" office:value="0.962472" calcext:value-type="float">
            <text:p>0.962472</text:p>
          </table:table-cell>
          <table:table-cell office:value-type="float" office:value="0.976455" calcext:value-type="float">
            <text:p>0.976455</text:p>
          </table:table-cell>
          <table:table-cell table:formula="of:=[.A2691]*[.A2691]" office:value-type="float" office:value="0.926352350784" calcext:value-type="float">
            <text:p>0.926352350784</text:p>
          </table:table-cell>
          <table:table-cell table:formula="of:=([.A2691]-[.B2691])*([.A2691]-[.B2691])" office:value-type="float" office:value="0.000195524288999999" calcext:value-type="float">
            <text:p>0.000195524288999999</text:p>
          </table:table-cell>
          <table:table-cell table:number-columns-repeated="2"/>
        </table:table-row>
        <table:table-row table:style-name="ro1">
          <table:table-cell office:value-type="float" office:value="0.982677" calcext:value-type="float">
            <text:p>0.982677</text:p>
          </table:table-cell>
          <table:table-cell office:value-type="float" office:value="0.999997" calcext:value-type="float">
            <text:p>0.999997</text:p>
          </table:table-cell>
          <table:table-cell table:formula="of:=[.A2692]*[.A2692]" office:value-type="float" office:value="0.965654086329" calcext:value-type="float">
            <text:p>0.965654086329</text:p>
          </table:table-cell>
          <table:table-cell table:formula="of:=([.A2692]-[.B2692])*([.A2692]-[.B2692])" office:value-type="float" office:value="0.0002999824" calcext:value-type="float">
            <text:p>0.0002999824</text:p>
          </table:table-cell>
          <table:table-cell table:number-columns-repeated="2"/>
        </table:table-row>
        <table:table-row table:style-name="ro1">
          <table:table-cell office:value-type="float" office:value="0.000411332" calcext:value-type="float">
            <text:p>0.000411332</text:p>
          </table:table-cell>
          <table:table-cell office:value-type="float" office:value="0.00000303222" calcext:value-type="float">
            <text:p>0.00000303222</text:p>
          </table:table-cell>
          <table:table-cell table:formula="of:=[.A2693]*[.A2693]" office:value-type="float" office:value="0.000000169194014224" calcext:value-type="float">
            <text:p>1.69194014224E-07</text:p>
          </table:table-cell>
          <table:table-cell table:formula="of:=([.A2693]-[.B2693])*([.A2693]-[.B2693])" office:value-type="float" office:value="0.00000016670871034805" calcext:value-type="float">
            <text:p>1.66708710348048E-07</text:p>
          </table:table-cell>
          <table:table-cell table:number-columns-repeated="2"/>
        </table:table-row>
        <table:table-row table:style-name="ro1">
          <table:table-cell office:value-type="float" office:value="0.000329196" calcext:value-type="float">
            <text:p>0.000329196</text:p>
          </table:table-cell>
          <table:table-cell office:value-type="float" office:value="0.0000823513" calcext:value-type="float">
            <text:p>0.0000823513</text:p>
          </table:table-cell>
          <table:table-cell table:formula="of:=[.A2694]*[.A2694]" office:value-type="float" office:value="0.000000108370006416" calcext:value-type="float">
            <text:p>1.08370006416E-07</text:p>
          </table:table-cell>
          <table:table-cell table:formula="of:=([.A2694]-[.B2694])*([.A2694]-[.B2694])" office:value-type="float" office:value="0.00000006093230591809" calcext:value-type="float">
            <text:p>6.093230591809E-08</text:p>
          </table:table-cell>
          <table:table-cell table:number-columns-repeated="2"/>
        </table:table-row>
        <table:table-row table:style-name="ro1">
          <table:table-cell office:value-type="float" office:value="0.000236928" calcext:value-type="float">
            <text:p>0.000236928</text:p>
          </table:table-cell>
          <table:table-cell office:value-type="float" office:value="0.0000647996" calcext:value-type="float">
            <text:p>0.0000647996</text:p>
          </table:table-cell>
          <table:table-cell table:formula="of:=[.A2695]*[.A2695]" office:value-type="float" office:value="0.000000056134877184" calcext:value-type="float">
            <text:p>5.6134877184E-08</text:p>
          </table:table-cell>
          <table:table-cell table:formula="of:=([.A2695]-[.B2695])*([.A2695]-[.B2695])" office:value-type="float" office:value="0.00000002962818608656" calcext:value-type="float">
            <text:p>2.962818608656E-08</text:p>
          </table:table-cell>
          <table:table-cell table:number-columns-repeated="2"/>
        </table:table-row>
        <table:table-row table:style-name="ro1">
          <table:table-cell office:value-type="float" office:value="0.0000584722" calcext:value-type="float">
            <text:p>0.0000584722</text:p>
          </table:table-cell>
          <table:table-cell office:value-type="float" office:value="0.00174015" calcext:value-type="float">
            <text:p>0.00174015</text:p>
          </table:table-cell>
          <table:table-cell table:formula="of:=[.A2696]*[.A2696]" office:value-type="float" office:value="0.00000000341899817284" calcext:value-type="float">
            <text:p>3.41899817284E-09</text:p>
          </table:table-cell>
          <table:table-cell table:formula="of:=([.A2696]-[.B2696])*([.A2696]-[.B2696])" office:value-type="float" office:value="0.00000282804022301284" calcext:value-type="float">
            <text:p>2.82804022301284E-06</text:p>
          </table:table-cell>
          <table:table-cell table:number-columns-repeated="2"/>
        </table:table-row>
        <table:table-row table:style-name="ro1">
          <table:table-cell office:value-type="float" office:value="0.00000858307" calcext:value-type="float">
            <text:p>0.00000858307</text:p>
          </table:table-cell>
          <table:table-cell office:value-type="float" office:value="0.000630698" calcext:value-type="float">
            <text:p>0.000630698</text:p>
          </table:table-cell>
          <table:table-cell table:formula="of:=[.A2697]*[.A2697]" office:value-type="float" office:value="0.00000000007366909062" calcext:value-type="float">
            <text:p>7.36690906249E-11</text:p>
          </table:table-cell>
          <table:table-cell table:formula="of:=([.A2697]-[.B2697])*([.A2697]-[.B2697])" office:value-type="float" office:value="0.00000038702698612891" calcext:value-type="float">
            <text:p>3.87026986128905E-07</text:p>
          </table:table-cell>
          <table:table-cell table:number-columns-repeated="2"/>
        </table:table-row>
        <table:table-row table:style-name="ro1">
          <table:table-cell office:value-type="float" office:value="0.0000123978" calcext:value-type="float">
            <text:p>0.0000123978</text:p>
          </table:table-cell>
          <table:table-cell office:value-type="float" office:value="0.000938783" calcext:value-type="float">
            <text:p>0.000938783</text:p>
          </table:table-cell>
          <table:table-cell table:formula="of:=[.A2698]*[.A2698]" office:value-type="float" office:value="0.00000000015370544484" calcext:value-type="float">
            <text:p>1.5370544484E-10</text:p>
          </table:table-cell>
          <table:table-cell table:formula="of:=([.A2698]-[.B2698])*([.A2698]-[.B2698])" office:value-type="float" office:value="0.00000085818953877904" calcext:value-type="float">
            <text:p>8.5818953877904E-07</text:p>
          </table:table-cell>
          <table:table-cell table:number-columns-repeated="2"/>
        </table:table-row>
        <table:table-row table:style-name="ro1">
          <table:table-cell office:value-type="float" office:value="0.0000633597" calcext:value-type="float">
            <text:p>0.0000633597</text:p>
          </table:table-cell>
          <table:table-cell office:value-type="float" office:value="0.0182109" calcext:value-type="float">
            <text:p>0.0182109</text:p>
          </table:table-cell>
          <table:table-cell table:formula="of:=[.A2699]*[.A2699]" office:value-type="float" office:value="0.00000000401445158409" calcext:value-type="float">
            <text:p>4.01445158409E-09</text:p>
          </table:table-cell>
          <table:table-cell table:formula="of:=([.A2699]-[.B2699])*([.A2699]-[.B2699])" office:value-type="float" office:value="0.000329333218940124" calcext:value-type="float">
            <text:p>0.000329333218940124</text:p>
          </table:table-cell>
          <table:table-cell table:number-columns-repeated="2"/>
        </table:table-row>
        <table:table-row table:style-name="ro1">
          <table:table-cell office:value-type="float" office:value="0.000198662" calcext:value-type="float">
            <text:p>0.000198662</text:p>
          </table:table-cell>
          <table:table-cell office:value-type="float" office:value="0.00254268" calcext:value-type="float">
            <text:p>0.00254268</text:p>
          </table:table-cell>
          <table:table-cell table:formula="of:=[.A2700]*[.A2700]" office:value-type="float" office:value="0.000000039466590244" calcext:value-type="float">
            <text:p>3.9466590244E-08</text:p>
          </table:table-cell>
          <table:table-cell table:formula="of:=([.A2700]-[.B2700])*([.A2700]-[.B2700])" office:value-type="float" office:value="0.000005494420384324" calcext:value-type="float">
            <text:p>5.494420384324E-06</text:p>
          </table:table-cell>
          <table:table-cell table:number-columns-repeated="2"/>
        </table:table-row>
        <table:table-row table:style-name="ro1">
          <table:table-cell office:value-type="float" office:value="0.000157237" calcext:value-type="float">
            <text:p>0.000157237</text:p>
          </table:table-cell>
          <table:table-cell office:value-type="float" office:value="0.00126373" calcext:value-type="float">
            <text:p>0.00126373</text:p>
          </table:table-cell>
          <table:table-cell table:formula="of:=[.A2701]*[.A2701]" office:value-type="float" office:value="0.000000024723474169" calcext:value-type="float">
            <text:p>2.4723474169E-08</text:p>
          </table:table-cell>
          <table:table-cell table:formula="of:=([.A2701]-[.B2701])*([.A2701]-[.B2701])" office:value-type="float" office:value="0.000001224326759049" calcext:value-type="float">
            <text:p>1.224326759049E-06</text:p>
          </table:table-cell>
          <table:table-cell table:number-columns-repeated="2"/>
        </table:table-row>
        <table:table-row table:style-name="ro1">
          <table:table-cell office:value-type="float" office:value="0.000109494" calcext:value-type="float">
            <text:p>0.000109494</text:p>
          </table:table-cell>
          <table:table-cell office:value-type="float" office:value="0.0107436" calcext:value-type="float">
            <text:p>0.0107436</text:p>
          </table:table-cell>
          <table:table-cell table:formula="of:=[.A2702]*[.A2702]" office:value-type="float" office:value="0.000000011988936036" calcext:value-type="float">
            <text:p>1.1988936036E-08</text:p>
          </table:table-cell>
          <table:table-cell table:formula="of:=([.A2702]-[.B2702])*([.A2702]-[.B2702])" office:value-type="float" office:value="0.000113084210419236" calcext:value-type="float">
            <text:p>0.000113084210419236</text:p>
          </table:table-cell>
          <table:table-cell table:number-columns-repeated="2"/>
        </table:table-row>
        <table:table-row table:style-name="ro1">
          <table:table-cell office:value-type="float" office:value="0.000109494" calcext:value-type="float">
            <text:p>0.000109494</text:p>
          </table:table-cell>
          <table:table-cell office:value-type="float" office:value="0.0267995" calcext:value-type="float">
            <text:p>0.0267995</text:p>
          </table:table-cell>
          <table:table-cell table:formula="of:=[.A2703]*[.A2703]" office:value-type="float" office:value="0.000000011988936036" calcext:value-type="float">
            <text:p>1.1988936036E-08</text:p>
          </table:table-cell>
          <table:table-cell table:formula="of:=([.A2703]-[.B2703])*([.A2703]-[.B2703])" office:value-type="float" office:value="0.000712356420280036" calcext:value-type="float">
            <text:p>0.000712356420280036</text:p>
          </table:table-cell>
          <table:table-cell table:number-columns-repeated="2"/>
        </table:table-row>
        <table:table-row table:style-name="ro1">
          <table:table-cell office:value-type="float" office:value="0.000189424" calcext:value-type="float">
            <text:p>0.000189424</text:p>
          </table:table-cell>
          <table:table-cell office:value-type="float" office:value="0.0739669" calcext:value-type="float">
            <text:p>0.0739669</text:p>
          </table:table-cell>
          <table:table-cell table:formula="of:=[.A2704]*[.A2704]" office:value-type="float" office:value="0.000000035881451776" calcext:value-type="float">
            <text:p>3.5881451776E-08</text:p>
          </table:table-cell>
          <table:table-cell table:formula="of:=([.A2704]-[.B2704])*([.A2704]-[.B2704])" office:value-type="float" office:value="0.00544311596493058" calcext:value-type="float">
            <text:p>0.00544311596493058</text:p>
          </table:table-cell>
          <table:table-cell table:number-columns-repeated="2"/>
        </table:table-row>
        <table:table-row table:style-name="ro1">
          <table:table-cell office:value-type="float" office:value="0.0000796914" calcext:value-type="float">
            <text:p>0.0000796914</text:p>
          </table:table-cell>
          <table:table-cell office:value-type="float" office:value="0.0562555" calcext:value-type="float">
            <text:p>0.0562555</text:p>
          </table:table-cell>
          <table:table-cell table:formula="of:=[.A2705]*[.A2705]" office:value-type="float" office:value="0.00000000635071923396" calcext:value-type="float">
            <text:p>6.35071923396E-09</text:p>
          </table:table-cell>
          <table:table-cell table:formula="of:=([.A2705]-[.B2705])*([.A2705]-[.B2705])" office:value-type="float" office:value="0.00315572147186383" calcext:value-type="float">
            <text:p>0.00315572147186383</text:p>
          </table:table-cell>
          <table:table-cell table:number-columns-repeated="2"/>
        </table:table-row>
        <table:table-row table:style-name="ro1">
          <table:table-cell office:value-type="float" office:value="0.000394702" calcext:value-type="float">
            <text:p>0.000394702</text:p>
          </table:table-cell>
          <table:table-cell office:value-type="float" office:value="0.138975" calcext:value-type="float">
            <text:p>0.138975</text:p>
          </table:table-cell>
          <table:table-cell table:formula="of:=[.A2706]*[.A2706]" office:value-type="float" office:value="0.000000155789668804" calcext:value-type="float">
            <text:p>1.55789668804E-07</text:p>
          </table:table-cell>
          <table:table-cell table:formula="of:=([.A2706]-[.B2706])*([.A2706]-[.B2706])" office:value-type="float" office:value="0.0192044989937688" calcext:value-type="float">
            <text:p>0.0192044989937688</text:p>
          </table:table-cell>
          <table:table-cell table:number-columns-repeated="2"/>
        </table:table-row>
        <table:table-row table:style-name="ro1">
          <table:table-cell office:value-type="float" office:value="0.0000925064" calcext:value-type="float">
            <text:p>0.0000925064</text:p>
          </table:table-cell>
          <table:table-cell office:value-type="float" office:value="0.039902" calcext:value-type="float">
            <text:p>0.039902</text:p>
          </table:table-cell>
          <table:table-cell table:formula="of:=[.A2707]*[.A2707]" office:value-type="float" office:value="0.00000000855743404096" calcext:value-type="float">
            <text:p>8.55743404096E-09</text:p>
          </table:table-cell>
          <table:table-cell table:formula="of:=([.A2707]-[.B2707])*([.A2707]-[.B2707])" office:value-type="float" office:value="0.00158479578068844" calcext:value-type="float">
            <text:p>0.00158479578068844</text:p>
          </table:table-cell>
          <table:table-cell table:number-columns-repeated="2"/>
        </table:table-row>
        <table:table-row table:style-name="ro1">
          <table:table-cell office:value-type="float" office:value="0.0000600815" calcext:value-type="float">
            <text:p>0.0000600815</text:p>
          </table:table-cell>
          <table:table-cell office:value-type="float" office:value="0.135394" calcext:value-type="float">
            <text:p>0.135394</text:p>
          </table:table-cell>
          <table:table-cell table:formula="of:=[.A2708]*[.A2708]" office:value-type="float" office:value="0.00000000360978664225" calcext:value-type="float">
            <text:p>3.60978664225E-09</text:p>
          </table:table-cell>
          <table:table-cell table:formula="of:=([.A2708]-[.B2708])*([.A2708]-[.B2708])" office:value-type="float" office:value="0.0183152694965646" calcext:value-type="float">
            <text:p>0.0183152694965646</text:p>
          </table:table-cell>
          <table:table-cell table:number-columns-repeated="2"/>
        </table:table-row>
        <table:table-row table:style-name="ro1">
          <table:table-cell office:value-type="float" office:value="0.000891745" calcext:value-type="float">
            <text:p>0.000891745</text:p>
          </table:table-cell>
          <table:table-cell office:value-type="float" office:value="0.0259017" calcext:value-type="float">
            <text:p>0.0259017</text:p>
          </table:table-cell>
          <table:table-cell table:formula="of:=[.A2709]*[.A2709]" office:value-type="float" office:value="0.000000795209145025" calcext:value-type="float">
            <text:p>7.95209145025E-07</text:p>
          </table:table-cell>
          <table:table-cell table:formula="of:=([.A2709]-[.B2709])*([.A2709]-[.B2709])" office:value-type="float" office:value="0.000625497849102025" calcext:value-type="float">
            <text:p>0.000625497849102025</text:p>
          </table:table-cell>
          <table:table-cell table:number-columns-repeated="2"/>
        </table:table-row>
        <table:table-row table:style-name="ro1">
          <table:table-cell office:value-type="float" office:value="0.0082345" calcext:value-type="float">
            <text:p>0.0082345</text:p>
          </table:table-cell>
          <table:table-cell office:value-type="float" office:value="0.00899207" calcext:value-type="float">
            <text:p>0.00899207</text:p>
          </table:table-cell>
          <table:table-cell table:formula="of:=[.A2710]*[.A2710]" office:value-type="float" office:value="0.00006780699025" calcext:value-type="float">
            <text:p>0.00006780699025</text:p>
          </table:table-cell>
          <table:table-cell table:formula="of:=([.A2710]-[.B2710])*([.A2710]-[.B2710])" office:value-type="float" office:value="0.0000005739123049" calcext:value-type="float">
            <text:p>0.0000005739123049</text:p>
          </table:table-cell>
          <table:table-cell table:number-columns-repeated="2"/>
        </table:table-row>
        <table:table-row table:style-name="ro1">
          <table:table-cell office:value-type="float" office:value="0.0100025" calcext:value-type="float">
            <text:p>0.0100025</text:p>
          </table:table-cell>
          <table:table-cell office:value-type="float" office:value="0.197167" calcext:value-type="float">
            <text:p>0.197167</text:p>
          </table:table-cell>
          <table:table-cell table:formula="of:=[.A2711]*[.A2711]" office:value-type="float" office:value="0.00010005000625" calcext:value-type="float">
            <text:p>0.00010005000625</text:p>
          </table:table-cell>
          <table:table-cell table:formula="of:=([.A2711]-[.B2711])*([.A2711]-[.B2711])" office:value-type="float" office:value="0.03503055006025" calcext:value-type="float">
            <text:p>0.03503055006025</text:p>
          </table:table-cell>
          <table:table-cell table:number-columns-repeated="2"/>
        </table:table-row>
        <table:table-row table:style-name="ro1">
          <table:table-cell office:value-type="float" office:value="0.0151723" calcext:value-type="float">
            <text:p>0.0151723</text:p>
          </table:table-cell>
          <table:table-cell office:value-type="float" office:value="0.0599932" calcext:value-type="float">
            <text:p>0.0599932</text:p>
          </table:table-cell>
          <table:table-cell table:formula="of:=[.A2712]*[.A2712]" office:value-type="float" office:value="0.00023019868729" calcext:value-type="float">
            <text:p>0.00023019868729</text:p>
          </table:table-cell>
          <table:table-cell table:formula="of:=([.A2712]-[.B2712])*([.A2712]-[.B2712])" office:value-type="float" office:value="0.00200891307681" calcext:value-type="float">
            <text:p>0.00200891307681</text:p>
          </table:table-cell>
          <table:table-cell table:number-columns-repeated="2"/>
        </table:table-row>
        <table:table-row table:style-name="ro1">
          <table:table-cell office:value-type="float" office:value="0.0271273" calcext:value-type="float">
            <text:p>0.0271273</text:p>
          </table:table-cell>
          <table:table-cell office:value-type="float" office:value="0.100219" calcext:value-type="float">
            <text:p>0.100219</text:p>
          </table:table-cell>
          <table:table-cell table:formula="of:=[.A2713]*[.A2713]" office:value-type="float" office:value="0.00073589040529" calcext:value-type="float">
            <text:p>0.00073589040529</text:p>
          </table:table-cell>
          <table:table-cell table:formula="of:=([.A2713]-[.B2713])*([.A2713]-[.B2713])" office:value-type="float" office:value="0.00534239660889" calcext:value-type="float">
            <text:p>0.00534239660889</text:p>
          </table:table-cell>
          <table:table-cell table:number-columns-repeated="2"/>
        </table:table-row>
        <table:table-row table:style-name="ro1">
          <table:table-cell office:value-type="float" office:value="0.0293314" calcext:value-type="float">
            <text:p>0.0293314</text:p>
          </table:table-cell>
          <table:table-cell office:value-type="float" office:value="0.110342" calcext:value-type="float">
            <text:p>0.110342</text:p>
          </table:table-cell>
          <table:table-cell table:formula="of:=[.A2714]*[.A2714]" office:value-type="float" office:value="0.00086033102596" calcext:value-type="float">
            <text:p>0.00086033102596</text:p>
          </table:table-cell>
          <table:table-cell table:formula="of:=([.A2714]-[.B2714])*([.A2714]-[.B2714])" office:value-type="float" office:value="0.00656271731236" calcext:value-type="float">
            <text:p>0.00656271731236</text:p>
          </table:table-cell>
          <table:table-cell table:number-columns-repeated="2"/>
        </table:table-row>
        <table:table-row table:style-name="ro1">
          <table:table-cell office:value-type="float" office:value="0.0293314" calcext:value-type="float">
            <text:p>0.0293314</text:p>
          </table:table-cell>
          <table:table-cell office:value-type="float" office:value="0.114122" calcext:value-type="float">
            <text:p>0.114122</text:p>
          </table:table-cell>
          <table:table-cell table:formula="of:=[.A2715]*[.A2715]" office:value-type="float" office:value="0.00086033102596" calcext:value-type="float">
            <text:p>0.00086033102596</text:p>
          </table:table-cell>
          <table:table-cell table:formula="of:=([.A2715]-[.B2715])*([.A2715]-[.B2715])" office:value-type="float" office:value="0.00718944584836" calcext:value-type="float">
            <text:p>0.00718944584836</text:p>
          </table:table-cell>
          <table:table-cell table:number-columns-repeated="2"/>
        </table:table-row>
        <table:table-row table:style-name="ro1">
          <table:table-cell office:value-type="float" office:value="0.00349712" calcext:value-type="float">
            <text:p>0.00349712</text:p>
          </table:table-cell>
          <table:table-cell office:value-type="float" office:value="0.162841" calcext:value-type="float">
            <text:p>0.162841</text:p>
          </table:table-cell>
          <table:table-cell table:formula="of:=[.A2716]*[.A2716]" office:value-type="float" office:value="0.0000122298482944" calcext:value-type="float">
            <text:p>0.0000122298482944</text:p>
          </table:table-cell>
          <table:table-cell table:formula="of:=([.A2716]-[.B2716])*([.A2716]-[.B2716])" office:value-type="float" office:value="0.0253904720934544" calcext:value-type="float">
            <text:p>0.0253904720934544</text:p>
          </table:table-cell>
          <table:table-cell table:number-columns-repeated="2"/>
        </table:table-row>
        <table:table-row table:style-name="ro1">
          <table:table-cell office:value-type="float" office:value="0.00219619" calcext:value-type="float">
            <text:p>0.00219619</text:p>
          </table:table-cell>
          <table:table-cell office:value-type="float" office:value="0.260205" calcext:value-type="float">
            <text:p>0.260205</text:p>
          </table:table-cell>
          <table:table-cell table:formula="of:=[.A2717]*[.A2717]" office:value-type="float" office:value="0.0000048232505161" calcext:value-type="float">
            <text:p>0.0000048232505161</text:p>
          </table:table-cell>
          <table:table-cell table:formula="of:=([.A2717]-[.B2717])*([.A2717]-[.B2717])" office:value-type="float" office:value="0.0665685460376161" calcext:value-type="float">
            <text:p>0.0665685460376161</text:p>
          </table:table-cell>
          <table:table-cell table:number-columns-repeated="2"/>
        </table:table-row>
        <table:table-row table:style-name="ro1">
          <table:table-cell office:value-type="float" office:value="0.00280595" calcext:value-type="float">
            <text:p>0.00280595</text:p>
          </table:table-cell>
          <table:table-cell office:value-type="float" office:value="0.0446798" calcext:value-type="float">
            <text:p>0.0446798</text:p>
          </table:table-cell>
          <table:table-cell table:formula="of:=[.A2718]*[.A2718]" office:value-type="float" office:value="0.0000078733554025" calcext:value-type="float">
            <text:p>0.0000078733554025</text:p>
          </table:table-cell>
          <table:table-cell table:formula="of:=([.A2718]-[.B2718])*([.A2718]-[.B2718])" office:value-type="float" office:value="0.0017534193138225" calcext:value-type="float">
            <text:p>0.0017534193138225</text:p>
          </table:table-cell>
          <table:table-cell table:number-columns-repeated="2"/>
        </table:table-row>
        <table:table-row table:style-name="ro1">
          <table:table-cell office:value-type="float" office:value="0.0121561" calcext:value-type="float">
            <text:p>0.0121561</text:p>
          </table:table-cell>
          <table:table-cell office:value-type="float" office:value="0.0646645" calcext:value-type="float">
            <text:p>0.0646645</text:p>
          </table:table-cell>
          <table:table-cell table:formula="of:=[.A2719]*[.A2719]" office:value-type="float" office:value="0.00014777076721" calcext:value-type="float">
            <text:p>0.00014777076721</text:p>
          </table:table-cell>
          <table:table-cell table:formula="of:=([.A2719]-[.B2719])*([.A2719]-[.B2719])" office:value-type="float" office:value="0.00275713207056" calcext:value-type="float">
            <text:p>0.00275713207056</text:p>
          </table:table-cell>
          <table:table-cell table:number-columns-repeated="2"/>
        </table:table-row>
        <table:table-row table:style-name="ro1">
          <table:table-cell office:value-type="float" office:value="0.0529768" calcext:value-type="float">
            <text:p>0.0529768</text:p>
          </table:table-cell>
          <table:table-cell office:value-type="float" office:value="0.103102" calcext:value-type="float">
            <text:p>0.103102</text:p>
          </table:table-cell>
          <table:table-cell table:formula="of:=[.A2720]*[.A2720]" office:value-type="float" office:value="0.00280654133824" calcext:value-type="float">
            <text:p>0.00280654133824</text:p>
          </table:table-cell>
          <table:table-cell table:formula="of:=([.A2720]-[.B2720])*([.A2720]-[.B2720])" office:value-type="float" office:value="0.00251253567504" calcext:value-type="float">
            <text:p>0.00251253567504</text:p>
          </table:table-cell>
          <table:table-cell table:number-columns-repeated="2"/>
        </table:table-row>
        <table:table-row table:style-name="ro1">
          <table:table-cell office:value-type="float" office:value="0.242185" calcext:value-type="float">
            <text:p>0.242185</text:p>
          </table:table-cell>
          <table:table-cell office:value-type="float" office:value="0.0954069" calcext:value-type="float">
            <text:p>0.0954069</text:p>
          </table:table-cell>
          <table:table-cell table:formula="of:=[.A2721]*[.A2721]" office:value-type="float" office:value="0.058653574225" calcext:value-type="float">
            <text:p>0.058653574225</text:p>
          </table:table-cell>
          <table:table-cell table:formula="of:=([.A2721]-[.B2721])*([.A2721]-[.B2721])" office:value-type="float" office:value="0.02154381063961" calcext:value-type="float">
            <text:p>0.02154381063961</text:p>
          </table:table-cell>
          <table:table-cell table:number-columns-repeated="2"/>
        </table:table-row>
        <table:table-row table:style-name="ro1">
          <table:table-cell office:value-type="float" office:value="0.242185" calcext:value-type="float">
            <text:p>0.242185</text:p>
          </table:table-cell>
          <table:table-cell office:value-type="float" office:value="0.153573" calcext:value-type="float">
            <text:p>0.153573</text:p>
          </table:table-cell>
          <table:table-cell table:formula="of:=[.A2722]*[.A2722]" office:value-type="float" office:value="0.058653574225" calcext:value-type="float">
            <text:p>0.058653574225</text:p>
          </table:table-cell>
          <table:table-cell table:formula="of:=([.A2722]-[.B2722])*([.A2722]-[.B2722])" office:value-type="float" office:value="0.007852086544" calcext:value-type="float">
            <text:p>0.007852086544</text:p>
          </table:table-cell>
          <table:table-cell table:number-columns-repeated="2"/>
        </table:table-row>
        <table:table-row table:style-name="ro1">
          <table:table-cell office:value-type="float" office:value="0.471484" calcext:value-type="float">
            <text:p>0.471484</text:p>
          </table:table-cell>
          <table:table-cell office:value-type="float" office:value="0.473202" calcext:value-type="float">
            <text:p>0.473202</text:p>
          </table:table-cell>
          <table:table-cell table:formula="of:=[.A2723]*[.A2723]" office:value-type="float" office:value="0.222297162256" calcext:value-type="float">
            <text:p>0.222297162256</text:p>
          </table:table-cell>
          <table:table-cell table:formula="of:=([.A2723]-[.B2723])*([.A2723]-[.B2723])" office:value-type="float" office:value="0.00000295152399999999" calcext:value-type="float">
            <text:p>0.00000295152399999999</text:p>
          </table:table-cell>
          <table:table-cell table:number-columns-repeated="2"/>
        </table:table-row>
        <table:table-row table:style-name="ro1">
          <table:table-cell office:value-type="float" office:value="0.644674" calcext:value-type="float">
            <text:p>0.644674</text:p>
          </table:table-cell>
          <table:table-cell office:value-type="float" office:value="0.410044" calcext:value-type="float">
            <text:p>0.410044</text:p>
          </table:table-cell>
          <table:table-cell table:formula="of:=[.A2724]*[.A2724]" office:value-type="float" office:value="0.415604566276" calcext:value-type="float">
            <text:p>0.415604566276</text:p>
          </table:table-cell>
          <table:table-cell table:formula="of:=([.A2724]-[.B2724])*([.A2724]-[.B2724])" office:value-type="float" office:value="0.0550512369" calcext:value-type="float">
            <text:p>0.0550512369</text:p>
          </table:table-cell>
          <table:table-cell table:number-columns-repeated="2"/>
        </table:table-row>
        <table:table-row table:style-name="ro1">
          <table:table-cell office:value-type="float" office:value="0.685726" calcext:value-type="float">
            <text:p>0.685726</text:p>
          </table:table-cell>
          <table:table-cell office:value-type="float" office:value="0.495854" calcext:value-type="float">
            <text:p>0.495854</text:p>
          </table:table-cell>
          <table:table-cell table:formula="of:=[.A2725]*[.A2725]" office:value-type="float" office:value="0.470220147076" calcext:value-type="float">
            <text:p>0.470220147076</text:p>
          </table:table-cell>
          <table:table-cell table:formula="of:=([.A2725]-[.B2725])*([.A2725]-[.B2725])" office:value-type="float" office:value="0.036051376384" calcext:value-type="float">
            <text:p>0.036051376384</text:p>
          </table:table-cell>
          <table:table-cell table:number-columns-repeated="2"/>
        </table:table-row>
        <table:table-row table:style-name="ro1">
          <table:table-cell office:value-type="float" office:value="0.772807" calcext:value-type="float">
            <text:p>0.772807</text:p>
          </table:table-cell>
          <table:table-cell office:value-type="float" office:value="0.746718" calcext:value-type="float">
            <text:p>0.746718</text:p>
          </table:table-cell>
          <table:table-cell table:formula="of:=[.A2726]*[.A2726]" office:value-type="float" office:value="0.597230659249" calcext:value-type="float">
            <text:p>0.597230659249</text:p>
          </table:table-cell>
          <table:table-cell table:formula="of:=([.A2726]-[.B2726])*([.A2726]-[.B2726])" office:value-type="float" office:value="0.000680635921000001" calcext:value-type="float">
            <text:p>0.000680635921000001</text:p>
          </table:table-cell>
          <table:table-cell table:number-columns-repeated="2"/>
        </table:table-row>
        <table:table-row table:style-name="ro1">
          <table:table-cell office:value-type="float" office:value="0.772806" calcext:value-type="float">
            <text:p>0.772806</text:p>
          </table:table-cell>
          <table:table-cell office:value-type="float" office:value="0.795402" calcext:value-type="float">
            <text:p>0.795402</text:p>
          </table:table-cell>
          <table:table-cell table:formula="of:=[.A2727]*[.A2727]" office:value-type="float" office:value="0.597229113636" calcext:value-type="float">
            <text:p>0.597229113636</text:p>
          </table:table-cell>
          <table:table-cell table:formula="of:=([.A2727]-[.B2727])*([.A2727]-[.B2727])" office:value-type="float" office:value="0.000510579216000003" calcext:value-type="float">
            <text:p>0.000510579216000003</text:p>
          </table:table-cell>
          <table:table-cell table:number-columns-repeated="2"/>
        </table:table-row>
        <table:table-row table:style-name="ro1">
          <table:table-cell office:value-type="float" office:value="0.772806" calcext:value-type="float">
            <text:p>0.772806</text:p>
          </table:table-cell>
          <table:table-cell office:value-type="float" office:value="0.828381" calcext:value-type="float">
            <text:p>0.828381</text:p>
          </table:table-cell>
          <table:table-cell table:formula="of:=[.A2728]*[.A2728]" office:value-type="float" office:value="0.597229113636" calcext:value-type="float">
            <text:p>0.597229113636</text:p>
          </table:table-cell>
          <table:table-cell table:formula="of:=([.A2728]-[.B2728])*([.A2728]-[.B2728])" office:value-type="float" office:value="0.003088580625" calcext:value-type="float">
            <text:p>0.003088580625</text:p>
          </table:table-cell>
          <table:table-cell table:number-columns-repeated="2"/>
        </table:table-row>
        <table:table-row table:style-name="ro1">
          <table:table-cell office:value-type="float" office:value="0.874461" calcext:value-type="float">
            <text:p>0.874461</text:p>
          </table:table-cell>
          <table:table-cell office:value-type="float" office:value="0.967224" calcext:value-type="float">
            <text:p>0.967224</text:p>
          </table:table-cell>
          <table:table-cell table:formula="of:=[.A2729]*[.A2729]" office:value-type="float" office:value="0.764682040521" calcext:value-type="float">
            <text:p>0.764682040521</text:p>
          </table:table-cell>
          <table:table-cell table:formula="of:=([.A2729]-[.B2729])*([.A2729]-[.B2729])" office:value-type="float" office:value="0.00860497416899999" calcext:value-type="float">
            <text:p>0.00860497416899999</text:p>
          </table:table-cell>
          <table:table-cell table:number-columns-repeated="2"/>
        </table:table-row>
        <table:table-row table:style-name="ro1">
          <table:table-cell office:value-type="float" office:value="0.969182" calcext:value-type="float">
            <text:p>0.969182</text:p>
          </table:table-cell>
          <table:table-cell office:value-type="float" office:value="0.996815" calcext:value-type="float">
            <text:p>0.996815</text:p>
          </table:table-cell>
          <table:table-cell table:formula="of:=[.A2730]*[.A2730]" office:value-type="float" office:value="0.939313749124" calcext:value-type="float">
            <text:p>0.939313749124</text:p>
          </table:table-cell>
          <table:table-cell table:formula="of:=([.A2730]-[.B2730])*([.A2730]-[.B2730])" office:value-type="float" office:value="0.000763582689000001" calcext:value-type="float">
            <text:p>0.000763582689000001</text:p>
          </table:table-cell>
          <table:table-cell table:number-columns-repeated="2"/>
        </table:table-row>
        <table:table-row table:style-name="ro1">
          <table:table-cell office:value-type="float" office:value="0.999988" calcext:value-type="float">
            <text:p>0.999988</text:p>
          </table:table-cell>
          <table:table-cell office:value-type="float" office:value="0.998617" calcext:value-type="float">
            <text:p>0.998617</text:p>
          </table:table-cell>
          <table:table-cell table:formula="of:=[.A2731]*[.A2731]" office:value-type="float" office:value="0.999976000144" calcext:value-type="float">
            <text:p>0.999976000144</text:p>
          </table:table-cell>
          <table:table-cell table:formula="of:=([.A2731]-[.B2731])*([.A2731]-[.B2731])" office:value-type="float" office:value="0.00000187964100000003" calcext:value-type="float">
            <text:p>1.87964100000003E-06</text:p>
          </table:table-cell>
          <table:table-cell table:number-columns-repeated="2"/>
        </table:table-row>
        <table:table-row table:style-name="ro1">
          <table:table-cell office:value-type="float" office:value="0.0000554919" calcext:value-type="float">
            <text:p>0.0000554919</text:p>
          </table:table-cell>
          <table:table-cell office:value-type="float" office:value="0.000000000660586" calcext:value-type="float">
            <text:p>6.60586E-10</text:p>
          </table:table-cell>
          <table:table-cell table:formula="of:=[.A2732]*[.A2732]" office:value-type="float" office:value="0.00000000307935096561" calcext:value-type="float">
            <text:p>3.07935096561E-09</text:p>
          </table:table-cell>
          <table:table-cell table:formula="of:=([.A2732]-[.B2732])*([.A2732]-[.B2732])" office:value-type="float" office:value="0.0000000030792776517" calcext:value-type="float">
            <text:p>3.07927765170187E-09</text:p>
          </table:table-cell>
          <table:table-cell table:number-columns-repeated="2"/>
        </table:table-row>
        <table:table-row table:style-name="ro1">
          <table:table-cell office:value-type="float" office:value="0.0000365376" calcext:value-type="float">
            <text:p>0.0000365376</text:p>
          </table:table-cell>
          <table:table-cell office:value-type="float" office:value="0.00000000296305" calcext:value-type="float">
            <text:p>0.00000000296305</text:p>
          </table:table-cell>
          <table:table-cell table:formula="of:=[.A2733]*[.A2733]" office:value-type="float" office:value="0.00000000133499621376" calcext:value-type="float">
            <text:p>1.33499621376E-09</text:p>
          </table:table-cell>
          <table:table-cell table:formula="of:=([.A2733]-[.B2733])*([.A2733]-[.B2733])" office:value-type="float" office:value="0.00000000133477969707" calcext:value-type="float">
            <text:p>1.33477969706831E-09</text:p>
          </table:table-cell>
          <table:table-cell table:number-columns-repeated="2"/>
        </table:table-row>
        <table:table-row table:style-name="ro1">
          <table:table-cell office:value-type="float" office:value="0.0000365376" calcext:value-type="float">
            <text:p>0.0000365376</text:p>
          </table:table-cell>
          <table:table-cell office:value-type="float" office:value="0.0000000250547" calcext:value-type="float">
            <text:p>0.0000000250547</text:p>
          </table:table-cell>
          <table:table-cell table:formula="of:=[.A2734]*[.A2734]" office:value-type="float" office:value="0.00000000133499621376" calcext:value-type="float">
            <text:p>1.33499621376E-09</text:p>
          </table:table-cell>
          <table:table-cell table:formula="of:=([.A2734]-[.B2734])*([.A2734]-[.B2734])" office:value-type="float" office:value="0.00000000133316596428" calcext:value-type="float">
            <text:p>1.33316596428455E-09</text:p>
          </table:table-cell>
          <table:table-cell table:number-columns-repeated="2"/>
        </table:table-row>
        <table:table-row table:style-name="ro1">
          <table:table-cell office:value-type="float" office:value="0.0000365376" calcext:value-type="float">
            <text:p>0.0000365376</text:p>
          </table:table-cell>
          <table:table-cell office:value-type="float" office:value="0.0000000654647" calcext:value-type="float">
            <text:p>0.0000000654647</text:p>
          </table:table-cell>
          <table:table-cell table:formula="of:=[.A2735]*[.A2735]" office:value-type="float" office:value="0.00000000133499621376" calcext:value-type="float">
            <text:p>1.33499621376E-09</text:p>
          </table:table-cell>
          <table:table-cell table:formula="of:=([.A2735]-[.B2735])*([.A2735]-[.B2735])" office:value-type="float" office:value="0.00000000133021665334" calcext:value-type="float">
            <text:p>1.33021665334151E-09</text:p>
          </table:table-cell>
          <table:table-cell table:number-columns-repeated="2"/>
        </table:table-row>
        <table:table-row table:style-name="ro1">
          <table:table-cell office:value-type="float" office:value="0.00000089407" calcext:value-type="float">
            <text:p>0.00000089407</text:p>
          </table:table-cell>
          <table:table-cell office:value-type="float" office:value="0.0000000376916" calcext:value-type="float">
            <text:p>0.0000000376916</text:p>
          </table:table-cell>
          <table:table-cell table:formula="of:=[.A2736]*[.A2736]" office:value-type="float" office:value="0.00000000000079936116" calcext:value-type="float">
            <text:p>7.993611649E-13</text:p>
          </table:table-cell>
          <table:table-cell table:formula="of:=([.A2736]-[.B2736])*([.A2736]-[.B2736])" office:value-type="float" office:value="0.00000000000073338396" calcext:value-type="float">
            <text:p>7.3338396398656E-13</text:p>
          </table:table-cell>
          <table:table-cell table:number-columns-repeated="2"/>
        </table:table-row>
        <table:table-row table:style-name="ro1">
          <table:table-cell office:value-type="float" office:value="0.00000089407" calcext:value-type="float">
            <text:p>0.00000089407</text:p>
          </table:table-cell>
          <table:table-cell office:value-type="float" office:value="0.0000000565562" calcext:value-type="float">
            <text:p>0.0000000565562</text:p>
          </table:table-cell>
          <table:table-cell table:formula="of:=[.A2737]*[.A2737]" office:value-type="float" office:value="0.00000000000079936116" calcext:value-type="float">
            <text:p>7.993611649E-13</text:p>
          </table:table-cell>
          <table:table-cell table:formula="of:=([.A2737]-[.B2737])*([.A2737]-[.B2737])" office:value-type="float" office:value="0.00000000000070142937" calcext:value-type="float">
            <text:p>7.0142936519044E-13</text:p>
          </table:table-cell>
          <table:table-cell table:number-columns-repeated="2"/>
        </table:table-row>
        <table:table-row table:style-name="ro1">
          <table:table-cell office:value-type="float" office:value="0.0000285506" calcext:value-type="float">
            <text:p>0.0000285506</text:p>
          </table:table-cell>
          <table:table-cell office:value-type="float" office:value="0.000134734" calcext:value-type="float">
            <text:p>0.000134734</text:p>
          </table:table-cell>
          <table:table-cell table:formula="of:=[.A2738]*[.A2738]" office:value-type="float" office:value="0.00000000081513676036" calcext:value-type="float">
            <text:p>8.1513676036E-10</text:p>
          </table:table-cell>
          <table:table-cell table:formula="of:=([.A2738]-[.B2738])*([.A2738]-[.B2738])" office:value-type="float" office:value="0.00000001127491443556" calcext:value-type="float">
            <text:p>1.127491443556E-08</text:p>
          </table:table-cell>
          <table:table-cell table:number-columns-repeated="2"/>
        </table:table-row>
        <table:table-row table:style-name="ro1">
          <table:table-cell office:value-type="float" office:value="0.00000393391" calcext:value-type="float">
            <text:p>0.00000393391</text:p>
          </table:table-cell>
          <table:table-cell office:value-type="float" office:value="0.0067877" calcext:value-type="float">
            <text:p>0.0067877</text:p>
          </table:table-cell>
          <table:table-cell table:formula="of:=[.A2739]*[.A2739]" office:value-type="float" office:value="0.00000000001547564789" calcext:value-type="float">
            <text:p>1.54756478881E-11</text:p>
          </table:table-cell>
          <table:table-cell table:formula="of:=([.A2739]-[.B2739])*([.A2739]-[.B2739])" office:value-type="float" office:value="0.0000460194823638339" calcext:value-type="float">
            <text:p>4.60194823638339E-05</text:p>
          </table:table-cell>
          <table:table-cell table:number-columns-repeated="2"/>
        </table:table-row>
        <table:table-row table:style-name="ro1">
          <table:table-cell office:value-type="float" office:value="0.00000333786" calcext:value-type="float">
            <text:p>0.00000333786</text:p>
          </table:table-cell>
          <table:table-cell office:value-type="float" office:value="0.0138946" calcext:value-type="float">
            <text:p>0.0138946</text:p>
          </table:table-cell>
          <table:table-cell table:formula="of:=[.A2740]*[.A2740]" office:value-type="float" office:value="0.00000000001114130938" calcext:value-type="float">
            <text:p>1.11413093796E-11</text:p>
          </table:table-cell>
          <table:table-cell table:formula="of:=([.A2740]-[.B2740])*([.A2740]-[.B2740])" office:value-type="float" office:value="0.000192967163842197" calcext:value-type="float">
            <text:p>0.000192967163842197</text:p>
          </table:table-cell>
          <table:table-cell table:number-columns-repeated="2"/>
        </table:table-row>
        <table:table-row table:style-name="ro1">
          <table:table-cell office:value-type="float" office:value="0.000020802" calcext:value-type="float">
            <text:p>0.000020802</text:p>
          </table:table-cell>
          <table:table-cell office:value-type="float" office:value="0.000701579" calcext:value-type="float">
            <text:p>0.000701579</text:p>
          </table:table-cell>
          <table:table-cell table:formula="of:=[.A2741]*[.A2741]" office:value-type="float" office:value="0.000000000432723204" calcext:value-type="float">
            <text:p>4.32723204E-10</text:p>
          </table:table-cell>
          <table:table-cell table:formula="of:=([.A2741]-[.B2741])*([.A2741]-[.B2741])" office:value-type="float" office:value="0.000000463457323729" calcext:value-type="float">
            <text:p>4.63457323729E-07</text:p>
          </table:table-cell>
          <table:table-cell table:number-columns-repeated="2"/>
        </table:table-row>
        <table:table-row table:style-name="ro1">
          <table:table-cell office:value-type="float" office:value="0.0000323057" calcext:value-type="float">
            <text:p>0.0000323057</text:p>
          </table:table-cell>
          <table:table-cell office:value-type="float" office:value="0.00214657" calcext:value-type="float">
            <text:p>0.00214657</text:p>
          </table:table-cell>
          <table:table-cell table:formula="of:=[.A2742]*[.A2742]" office:value-type="float" office:value="0.00000000104365825249" calcext:value-type="float">
            <text:p>1.04365825249E-09</text:p>
          </table:table-cell>
          <table:table-cell table:formula="of:=([.A2742]-[.B2742])*([.A2742]-[.B2742])" office:value-type="float" office:value="0.00000447011353025449" calcext:value-type="float">
            <text:p>4.47011353025449E-06</text:p>
          </table:table-cell>
          <table:table-cell table:number-columns-repeated="2"/>
        </table:table-row>
        <table:table-row table:style-name="ro1">
          <table:table-cell office:value-type="float" office:value="0.0000562668" calcext:value-type="float">
            <text:p>0.0000562668</text:p>
          </table:table-cell>
          <table:table-cell office:value-type="float" office:value="0.0143241" calcext:value-type="float">
            <text:p>0.0143241</text:p>
          </table:table-cell>
          <table:table-cell table:formula="of:=[.A2743]*[.A2743]" office:value-type="float" office:value="0.00000000316595278224" calcext:value-type="float">
            <text:p>3.16595278224E-09</text:p>
          </table:table-cell>
          <table:table-cell table:formula="of:=([.A2743]-[.B2743])*([.A2743]-[.B2743])" office:value-type="float" office:value="0.000203571064223022" calcext:value-type="float">
            <text:p>0.000203571064223022</text:p>
          </table:table-cell>
          <table:table-cell table:number-columns-repeated="2"/>
        </table:table-row>
        <table:table-row table:style-name="ro1">
          <table:table-cell office:value-type="float" office:value="0.0000195503" calcext:value-type="float">
            <text:p>0.0000195503</text:p>
          </table:table-cell>
          <table:table-cell office:value-type="float" office:value="0.00393734" calcext:value-type="float">
            <text:p>0.00393734</text:p>
          </table:table-cell>
          <table:table-cell table:formula="of:=[.A2744]*[.A2744]" office:value-type="float" office:value="0.00000000038221423009" calcext:value-type="float">
            <text:p>3.8221423009E-10</text:p>
          </table:table-cell>
          <table:table-cell table:formula="of:=([.A2744]-[.B2744])*([.A2744]-[.B2744])" office:value-type="float" office:value="0.0000153490761334261" calcext:value-type="float">
            <text:p>1.53490761334261E-05</text:p>
          </table:table-cell>
          <table:table-cell table:number-columns-repeated="2"/>
        </table:table-row>
        <table:table-row table:style-name="ro1">
          <table:table-cell office:value-type="float" office:value="0.000127435" calcext:value-type="float">
            <text:p>0.000127435</text:p>
          </table:table-cell>
          <table:table-cell office:value-type="float" office:value="0.0170171" calcext:value-type="float">
            <text:p>0.0170171</text:p>
          </table:table-cell>
          <table:table-cell table:formula="of:=[.A2745]*[.A2745]" office:value-type="float" office:value="0.000000016239679225" calcext:value-type="float">
            <text:p>1.6239679225E-08</text:p>
          </table:table-cell>
          <table:table-cell table:formula="of:=([.A2745]-[.B2745])*([.A2745]-[.B2745])" office:value-type="float" office:value="0.000285260783812225" calcext:value-type="float">
            <text:p>0.000285260783812225</text:p>
          </table:table-cell>
          <table:table-cell table:number-columns-repeated="2"/>
        </table:table-row>
        <table:table-row table:style-name="ro1">
          <table:table-cell office:value-type="float" office:value="0.0000398755" calcext:value-type="float">
            <text:p>0.0000398755</text:p>
          </table:table-cell>
          <table:table-cell office:value-type="float" office:value="0.00166691" calcext:value-type="float">
            <text:p>0.00166691</text:p>
          </table:table-cell>
          <table:table-cell table:formula="of:=[.A2746]*[.A2746]" office:value-type="float" office:value="0.00000000159005550025" calcext:value-type="float">
            <text:p>1.59005550025E-09</text:p>
          </table:table-cell>
          <table:table-cell table:formula="of:=([.A2746]-[.B2746])*([.A2746]-[.B2746])" office:value-type="float" office:value="0.00000264724126419025" calcext:value-type="float">
            <text:p>2.64724126419025E-06</text:p>
          </table:table-cell>
          <table:table-cell table:number-columns-repeated="2"/>
        </table:table-row>
        <table:table-row table:style-name="ro1">
          <table:table-cell office:value-type="float" office:value="0.000000953674" calcext:value-type="float">
            <text:p>0.000000953674</text:p>
          </table:table-cell>
          <table:table-cell office:value-type="float" office:value="0.00289018" calcext:value-type="float">
            <text:p>0.00289018</text:p>
          </table:table-cell>
          <table:table-cell table:formula="of:=[.A2747]*[.A2747]" office:value-type="float" office:value="0.0000000000009094941" calcext:value-type="float">
            <text:p>9.09494098276E-13</text:p>
          </table:table-cell>
          <table:table-cell table:formula="of:=([.A2747]-[.B2747])*([.A2747]-[.B2747])" office:value-type="float" office:value="0.00000834762876285146" calcext:value-type="float">
            <text:p>8.34762876285146E-06</text:p>
          </table:table-cell>
          <table:table-cell table:number-columns-repeated="2"/>
        </table:table-row>
        <table:table-row table:style-name="ro1">
          <table:table-cell office:value-type="float" office:value="0.00000488758" calcext:value-type="float">
            <text:p>0.00000488758</text:p>
          </table:table-cell>
          <table:table-cell office:value-type="float" office:value="0.145762" calcext:value-type="float">
            <text:p>0.145762</text:p>
          </table:table-cell>
          <table:table-cell table:formula="of:=[.A2748]*[.A2748]" office:value-type="float" office:value="0.00000000002388843826" calcext:value-type="float">
            <text:p>2.38884382564E-11</text:p>
          </table:table-cell>
          <table:table-cell table:formula="of:=([.A2748]-[.B2748])*([.A2748]-[.B2748])" office:value-type="float" office:value="0.0212451358210165" calcext:value-type="float">
            <text:p>0.0212451358210165</text:p>
          </table:table-cell>
          <table:table-cell table:number-columns-repeated="2"/>
        </table:table-row>
        <table:table-row table:style-name="ro1">
          <table:table-cell office:value-type="float" office:value="0.00189829" calcext:value-type="float">
            <text:p>0.00189829</text:p>
          </table:table-cell>
          <table:table-cell office:value-type="float" office:value="0.0993364" calcext:value-type="float">
            <text:p>0.0993364</text:p>
          </table:table-cell>
          <table:table-cell table:formula="of:=[.A2749]*[.A2749]" office:value-type="float" office:value="0.0000036035049241" calcext:value-type="float">
            <text:p>0.0000036035049241</text:p>
          </table:table-cell>
          <table:table-cell table:formula="of:=([.A2749]-[.B2749])*([.A2749]-[.B2749])" office:value-type="float" office:value="0.0094941852803721" calcext:value-type="float">
            <text:p>0.0094941852803721</text:p>
          </table:table-cell>
          <table:table-cell table:number-columns-repeated="2"/>
        </table:table-row>
        <table:table-row table:style-name="ro1">
          <table:table-cell office:value-type="float" office:value="0.0106657" calcext:value-type="float">
            <text:p>0.0106657</text:p>
          </table:table-cell>
          <table:table-cell office:value-type="float" office:value="0.157348" calcext:value-type="float">
            <text:p>0.157348</text:p>
          </table:table-cell>
          <table:table-cell table:formula="of:=[.A2750]*[.A2750]" office:value-type="float" office:value="0.00011375715649" calcext:value-type="float">
            <text:p>0.00011375715649</text:p>
          </table:table-cell>
          <table:table-cell table:formula="of:=([.A2750]-[.B2750])*([.A2750]-[.B2750])" office:value-type="float" office:value="0.02151569713329" calcext:value-type="float">
            <text:p>0.02151569713329</text:p>
          </table:table-cell>
          <table:table-cell table:number-columns-repeated="2"/>
        </table:table-row>
        <table:table-row table:style-name="ro1">
          <table:table-cell office:value-type="float" office:value="0.0228054" calcext:value-type="float">
            <text:p>0.0228054</text:p>
          </table:table-cell>
          <table:table-cell office:value-type="float" office:value="0.0724074" calcext:value-type="float">
            <text:p>0.0724074</text:p>
          </table:table-cell>
          <table:table-cell table:formula="of:=[.A2751]*[.A2751]" office:value-type="float" office:value="0.00052008626916" calcext:value-type="float">
            <text:p>0.00052008626916</text:p>
          </table:table-cell>
          <table:table-cell table:formula="of:=([.A2751]-[.B2751])*([.A2751]-[.B2751])" office:value-type="float" office:value="0.002460358404" calcext:value-type="float">
            <text:p>0.002460358404</text:p>
          </table:table-cell>
          <table:table-cell table:number-columns-repeated="2"/>
        </table:table-row>
        <table:table-row table:style-name="ro1">
          <table:table-cell office:value-type="float" office:value="0.0228054" calcext:value-type="float">
            <text:p>0.0228054</text:p>
          </table:table-cell>
          <table:table-cell office:value-type="float" office:value="0.126539" calcext:value-type="float">
            <text:p>0.126539</text:p>
          </table:table-cell>
          <table:table-cell table:formula="of:=[.A2752]*[.A2752]" office:value-type="float" office:value="0.00052008626916" calcext:value-type="float">
            <text:p>0.00052008626916</text:p>
          </table:table-cell>
          <table:table-cell table:formula="of:=([.A2752]-[.B2752])*([.A2752]-[.B2752])" office:value-type="float" office:value="0.01076065976896" calcext:value-type="float">
            <text:p>0.01076065976896</text:p>
          </table:table-cell>
          <table:table-cell table:number-columns-repeated="2"/>
        </table:table-row>
        <table:table-row table:style-name="ro1">
          <table:table-cell office:value-type="float" office:value="0.0228054" calcext:value-type="float">
            <text:p>0.0228054</text:p>
          </table:table-cell>
          <table:table-cell office:value-type="float" office:value="0.135055" calcext:value-type="float">
            <text:p>0.135055</text:p>
          </table:table-cell>
          <table:table-cell table:formula="of:=[.A2753]*[.A2753]" office:value-type="float" office:value="0.00052008626916" calcext:value-type="float">
            <text:p>0.00052008626916</text:p>
          </table:table-cell>
          <table:table-cell table:formula="of:=([.A2753]-[.B2753])*([.A2753]-[.B2753])" office:value-type="float" office:value="0.01259997270016" calcext:value-type="float">
            <text:p>0.01259997270016</text:p>
          </table:table-cell>
          <table:table-cell table:number-columns-repeated="2"/>
        </table:table-row>
        <table:table-row table:style-name="ro1">
          <table:table-cell office:value-type="float" office:value="0.0228054" calcext:value-type="float">
            <text:p>0.0228054</text:p>
          </table:table-cell>
          <table:table-cell office:value-type="float" office:value="0.333428" calcext:value-type="float">
            <text:p>0.333428</text:p>
          </table:table-cell>
          <table:table-cell table:formula="of:=[.A2754]*[.A2754]" office:value-type="float" office:value="0.00052008626916" calcext:value-type="float">
            <text:p>0.00052008626916</text:p>
          </table:table-cell>
          <table:table-cell table:formula="of:=([.A2754]-[.B2754])*([.A2754]-[.B2754])" office:value-type="float" office:value="0.09648639963076" calcext:value-type="float">
            <text:p>0.09648639963076</text:p>
          </table:table-cell>
          <table:table-cell table:number-columns-repeated="2"/>
        </table:table-row>
        <table:table-row table:style-name="ro1">
          <table:table-cell office:value-type="float" office:value="0.0345122" calcext:value-type="float">
            <text:p>0.0345122</text:p>
          </table:table-cell>
          <table:table-cell office:value-type="float" office:value="0.31036" calcext:value-type="float">
            <text:p>0.31036</text:p>
          </table:table-cell>
          <table:table-cell table:formula="of:=[.A2755]*[.A2755]" office:value-type="float" office:value="0.00119109194884" calcext:value-type="float">
            <text:p>0.00119109194884</text:p>
          </table:table-cell>
          <table:table-cell table:formula="of:=([.A2755]-[.B2755])*([.A2755]-[.B2755])" office:value-type="float" office:value="0.07609200876484" calcext:value-type="float">
            <text:p>0.07609200876484</text:p>
          </table:table-cell>
          <table:table-cell table:number-columns-repeated="2"/>
        </table:table-row>
        <table:table-row table:style-name="ro1">
          <table:table-cell office:value-type="float" office:value="0.0770768" calcext:value-type="float">
            <text:p>0.0770768</text:p>
          </table:table-cell>
          <table:table-cell office:value-type="float" office:value="0.316717" calcext:value-type="float">
            <text:p>0.316717</text:p>
          </table:table-cell>
          <table:table-cell table:formula="of:=[.A2756]*[.A2756]" office:value-type="float" office:value="0.00594083309824" calcext:value-type="float">
            <text:p>0.00594083309824</text:p>
          </table:table-cell>
          <table:table-cell table:formula="of:=([.A2756]-[.B2756])*([.A2756]-[.B2756])" office:value-type="float" office:value="0.05742742545604" calcext:value-type="float">
            <text:p>0.05742742545604</text:p>
          </table:table-cell>
          <table:table-cell table:number-columns-repeated="2"/>
        </table:table-row>
        <table:table-row table:style-name="ro1">
          <table:table-cell office:value-type="float" office:value="0.112107" calcext:value-type="float">
            <text:p>0.112107</text:p>
          </table:table-cell>
          <table:table-cell office:value-type="float" office:value="0.256846" calcext:value-type="float">
            <text:p>0.256846</text:p>
          </table:table-cell>
          <table:table-cell table:formula="of:=[.A2757]*[.A2757]" office:value-type="float" office:value="0.012567979449" calcext:value-type="float">
            <text:p>0.012567979449</text:p>
          </table:table-cell>
          <table:table-cell table:formula="of:=([.A2757]-[.B2757])*([.A2757]-[.B2757])" office:value-type="float" office:value="0.020949378121" calcext:value-type="float">
            <text:p>0.020949378121</text:p>
          </table:table-cell>
          <table:table-cell table:number-columns-repeated="2"/>
        </table:table-row>
        <table:table-row table:style-name="ro1">
          <table:table-cell office:value-type="float" office:value="0.235107" calcext:value-type="float">
            <text:p>0.235107</text:p>
          </table:table-cell>
          <table:table-cell office:value-type="float" office:value="0.164434" calcext:value-type="float">
            <text:p>0.164434</text:p>
          </table:table-cell>
          <table:table-cell table:formula="of:=[.A2758]*[.A2758]" office:value-type="float" office:value="0.055275301449" calcext:value-type="float">
            <text:p>0.055275301449</text:p>
          </table:table-cell>
          <table:table-cell table:formula="of:=([.A2758]-[.B2758])*([.A2758]-[.B2758])" office:value-type="float" office:value="0.004994672929" calcext:value-type="float">
            <text:p>0.004994672929</text:p>
          </table:table-cell>
          <table:table-cell table:number-columns-repeated="2"/>
        </table:table-row>
        <table:table-row table:style-name="ro1">
          <table:table-cell office:value-type="float" office:value="0.355662" calcext:value-type="float">
            <text:p>0.355662</text:p>
          </table:table-cell>
          <table:table-cell office:value-type="float" office:value="0.247973" calcext:value-type="float">
            <text:p>0.247973</text:p>
          </table:table-cell>
          <table:table-cell table:formula="of:=[.A2759]*[.A2759]" office:value-type="float" office:value="0.126495458244" calcext:value-type="float">
            <text:p>0.126495458244</text:p>
          </table:table-cell>
          <table:table-cell table:formula="of:=([.A2759]-[.B2759])*([.A2759]-[.B2759])" office:value-type="float" office:value="0.011596920721" calcext:value-type="float">
            <text:p>0.011596920721</text:p>
          </table:table-cell>
          <table:table-cell table:number-columns-repeated="2"/>
        </table:table-row>
        <table:table-row table:style-name="ro1">
          <table:table-cell office:value-type="float" office:value="0.355661" calcext:value-type="float">
            <text:p>0.355661</text:p>
          </table:table-cell>
          <table:table-cell office:value-type="float" office:value="0.247627" calcext:value-type="float">
            <text:p>0.247627</text:p>
          </table:table-cell>
          <table:table-cell table:formula="of:=[.A2760]*[.A2760]" office:value-type="float" office:value="0.126494746921" calcext:value-type="float">
            <text:p>0.126494746921</text:p>
          </table:table-cell>
          <table:table-cell table:formula="of:=([.A2760]-[.B2760])*([.A2760]-[.B2760])" office:value-type="float" office:value="0.011671345156" calcext:value-type="float">
            <text:p>0.011671345156</text:p>
          </table:table-cell>
          <table:table-cell table:number-columns-repeated="2"/>
        </table:table-row>
        <table:table-row table:style-name="ro1">
          <table:table-cell office:value-type="float" office:value="0.415319" calcext:value-type="float">
            <text:p>0.415319</text:p>
          </table:table-cell>
          <table:table-cell office:value-type="float" office:value="0.327522" calcext:value-type="float">
            <text:p>0.327522</text:p>
          </table:table-cell>
          <table:table-cell table:formula="of:=[.A2761]*[.A2761]" office:value-type="float" office:value="0.172489871761" calcext:value-type="float">
            <text:p>0.172489871761</text:p>
          </table:table-cell>
          <table:table-cell table:formula="of:=([.A2761]-[.B2761])*([.A2761]-[.B2761])" office:value-type="float" office:value="0.007708313209" calcext:value-type="float">
            <text:p>0.007708313209</text:p>
          </table:table-cell>
          <table:table-cell table:number-columns-repeated="2"/>
        </table:table-row>
        <table:table-row table:style-name="ro1">
          <table:table-cell office:value-type="float" office:value="0.502861" calcext:value-type="float">
            <text:p>0.502861</text:p>
          </table:table-cell>
          <table:table-cell office:value-type="float" office:value="0.476726" calcext:value-type="float">
            <text:p>0.476726</text:p>
          </table:table-cell>
          <table:table-cell table:formula="of:=[.A2762]*[.A2762]" office:value-type="float" office:value="0.252869185321" calcext:value-type="float">
            <text:p>0.252869185321</text:p>
          </table:table-cell>
          <table:table-cell table:formula="of:=([.A2762]-[.B2762])*([.A2762]-[.B2762])" office:value-type="float" office:value="0.000683038225000001" calcext:value-type="float">
            <text:p>0.000683038225000001</text:p>
          </table:table-cell>
          <table:table-cell table:number-columns-repeated="2"/>
        </table:table-row>
        <table:table-row table:style-name="ro1">
          <table:table-cell office:value-type="float" office:value="0.502861" calcext:value-type="float">
            <text:p>0.502861</text:p>
          </table:table-cell>
          <table:table-cell office:value-type="float" office:value="0.536052" calcext:value-type="float">
            <text:p>0.536052</text:p>
          </table:table-cell>
          <table:table-cell table:formula="of:=[.A2763]*[.A2763]" office:value-type="float" office:value="0.252869185321" calcext:value-type="float">
            <text:p>0.252869185321</text:p>
          </table:table-cell>
          <table:table-cell table:formula="of:=([.A2763]-[.B2763])*([.A2763]-[.B2763])" office:value-type="float" office:value="0.001101642481" calcext:value-type="float">
            <text:p>0.001101642481</text:p>
          </table:table-cell>
          <table:table-cell table:number-columns-repeated="2"/>
        </table:table-row>
        <table:table-row table:style-name="ro1">
          <table:table-cell office:value-type="float" office:value="0.774399" calcext:value-type="float">
            <text:p>0.774399</text:p>
          </table:table-cell>
          <table:table-cell office:value-type="float" office:value="0.745294" calcext:value-type="float">
            <text:p>0.745294</text:p>
          </table:table-cell>
          <table:table-cell table:formula="of:=[.A2764]*[.A2764]" office:value-type="float" office:value="0.599693811201" calcext:value-type="float">
            <text:p>0.599693811201</text:p>
          </table:table-cell>
          <table:table-cell table:formula="of:=([.A2764]-[.B2764])*([.A2764]-[.B2764])" office:value-type="float" office:value="0.000847101024999996" calcext:value-type="float">
            <text:p>0.000847101024999996</text:p>
          </table:table-cell>
          <table:table-cell table:number-columns-repeated="2"/>
        </table:table-row>
        <table:table-row table:style-name="ro1">
          <table:table-cell office:value-type="float" office:value="0.827081" calcext:value-type="float">
            <text:p>0.827081</text:p>
          </table:table-cell>
          <table:table-cell office:value-type="float" office:value="0.795077" calcext:value-type="float">
            <text:p>0.795077</text:p>
          </table:table-cell>
          <table:table-cell table:formula="of:=[.A2765]*[.A2765]" office:value-type="float" office:value="0.684062980561" calcext:value-type="float">
            <text:p>0.684062980561</text:p>
          </table:table-cell>
          <table:table-cell table:formula="of:=([.A2765]-[.B2765])*([.A2765]-[.B2765])" office:value-type="float" office:value="0.001024256016" calcext:value-type="float">
            <text:p>0.001024256016</text:p>
          </table:table-cell>
          <table:table-cell table:number-columns-repeated="2"/>
        </table:table-row>
        <table:table-row table:style-name="ro1">
          <table:table-cell office:value-type="float" office:value="0.827081" calcext:value-type="float">
            <text:p>0.827081</text:p>
          </table:table-cell>
          <table:table-cell office:value-type="float" office:value="0.859232" calcext:value-type="float">
            <text:p>0.859232</text:p>
          </table:table-cell>
          <table:table-cell table:formula="of:=[.A2766]*[.A2766]" office:value-type="float" office:value="0.684062980561" calcext:value-type="float">
            <text:p>0.684062980561</text:p>
          </table:table-cell>
          <table:table-cell table:formula="of:=([.A2766]-[.B2766])*([.A2766]-[.B2766])" office:value-type="float" office:value="0.001033686801" calcext:value-type="float">
            <text:p>0.001033686801</text:p>
          </table:table-cell>
          <table:table-cell table:number-columns-repeated="2"/>
        </table:table-row>
        <table:table-row table:style-name="ro1">
          <table:table-cell office:value-type="float" office:value="0.877429" calcext:value-type="float">
            <text:p>0.877429</text:p>
          </table:table-cell>
          <table:table-cell office:value-type="float" office:value="0.917071" calcext:value-type="float">
            <text:p>0.917071</text:p>
          </table:table-cell>
          <table:table-cell table:formula="of:=[.A2767]*[.A2767]" office:value-type="float" office:value="0.769881650041" calcext:value-type="float">
            <text:p>0.769881650041</text:p>
          </table:table-cell>
          <table:table-cell table:formula="of:=([.A2767]-[.B2767])*([.A2767]-[.B2767])" office:value-type="float" office:value="0.001571488164" calcext:value-type="float">
            <text:p>0.001571488164</text:p>
          </table:table-cell>
          <table:table-cell table:number-columns-repeated="2"/>
        </table:table-row>
        <table:table-row table:style-name="ro1">
          <table:table-cell office:value-type="float" office:value="0.87743" calcext:value-type="float">
            <text:p>0.87743</text:p>
          </table:table-cell>
          <table:table-cell office:value-type="float" office:value="0.94465" calcext:value-type="float">
            <text:p>0.94465</text:p>
          </table:table-cell>
          <table:table-cell table:formula="of:=[.A2768]*[.A2768]" office:value-type="float" office:value="0.7698834049" calcext:value-type="float">
            <text:p>0.7698834049</text:p>
          </table:table-cell>
          <table:table-cell table:formula="of:=([.A2768]-[.B2768])*([.A2768]-[.B2768])" office:value-type="float" office:value="0.00451852839999999" calcext:value-type="float">
            <text:p>0.00451852839999999</text:p>
          </table:table-cell>
          <table:table-cell table:number-columns-repeated="2"/>
        </table:table-row>
        <table:table-row table:style-name="ro1">
          <table:table-cell office:value-type="float" office:value="0.88382" calcext:value-type="float">
            <text:p>0.88382</text:p>
          </table:table-cell>
          <table:table-cell office:value-type="float" office:value="0.991706" calcext:value-type="float">
            <text:p>0.991706</text:p>
          </table:table-cell>
          <table:table-cell table:formula="of:=[.A2769]*[.A2769]" office:value-type="float" office:value="0.7811377924" calcext:value-type="float">
            <text:p>0.7811377924</text:p>
          </table:table-cell>
          <table:table-cell table:formula="of:=([.A2769]-[.B2769])*([.A2769]-[.B2769])" office:value-type="float" office:value="0.011639388996" calcext:value-type="float">
            <text:p>0.011639388996</text:p>
          </table:table-cell>
          <table:table-cell table:number-columns-repeated="2"/>
        </table:table-row>
        <table:table-row table:style-name="ro1">
          <table:table-cell office:value-type="float" office:value="0.95427" calcext:value-type="float">
            <text:p>0.95427</text:p>
          </table:table-cell>
          <table:table-cell office:value-type="float" office:value="0.993434" calcext:value-type="float">
            <text:p>0.993434</text:p>
          </table:table-cell>
          <table:table-cell table:formula="of:=[.A2770]*[.A2770]" office:value-type="float" office:value="0.9106312329" calcext:value-type="float">
            <text:p>0.9106312329</text:p>
          </table:table-cell>
          <table:table-cell table:formula="of:=([.A2770]-[.B2770])*([.A2770]-[.B2770])" office:value-type="float" office:value="0.00153381889600001" calcext:value-type="float">
            <text:p>0.00153381889600001</text:p>
          </table:table-cell>
          <table:table-cell table:number-columns-repeated="2"/>
        </table:table-row>
        <table:table-row table:style-name="ro1">
          <table:table-cell office:value-type="float" office:value="0.00000405312" calcext:value-type="float">
            <text:p>0.00000405312</text:p>
          </table:table-cell>
          <table:table-cell office:value-type="float" office:value="0.00000274292" calcext:value-type="float">
            <text:p>0.00000274292</text:p>
          </table:table-cell>
          <table:table-cell table:formula="of:=[.A2771]*[.A2771]" office:value-type="float" office:value="0.00000000001642778173" calcext:value-type="float">
            <text:p>1.64277817344E-11</text:p>
          </table:table-cell>
          <table:table-cell table:formula="of:=([.A2771]-[.B2771])*([.A2771]-[.B2771])" office:value-type="float" office:value="0.00000000000171662404" calcext:value-type="float">
            <text:p>1.71662404E-12</text:p>
          </table:table-cell>
          <table:table-cell table:number-columns-repeated="2"/>
        </table:table-row>
        <table:table-row table:style-name="ro1">
          <table:table-cell office:value-type="float" office:value="0.0000177622" calcext:value-type="float">
            <text:p>0.0000177622</text:p>
          </table:table-cell>
          <table:table-cell office:value-type="float" office:value="0.00145826" calcext:value-type="float">
            <text:p>0.00145826</text:p>
          </table:table-cell>
          <table:table-cell table:formula="of:=[.A2772]*[.A2772]" office:value-type="float" office:value="0.00000000031549574884" calcext:value-type="float">
            <text:p>3.1549574884E-10</text:p>
          </table:table-cell>
          <table:table-cell table:formula="of:=([.A2772]-[.B2772])*([.A2772]-[.B2772])" office:value-type="float" office:value="0.00000207503391180484" calcext:value-type="float">
            <text:p>2.07503391180484E-06</text:p>
          </table:table-cell>
          <table:table-cell table:number-columns-repeated="2"/>
        </table:table-row>
        <table:table-row table:style-name="ro1">
          <table:table-cell office:value-type="float" office:value="0.0000026226" calcext:value-type="float">
            <text:p>0.0000026226</text:p>
          </table:table-cell>
          <table:table-cell office:value-type="float" office:value="0.0000916827" calcext:value-type="float">
            <text:p>0.0000916827</text:p>
          </table:table-cell>
          <table:table-cell table:formula="of:=[.A2773]*[.A2773]" office:value-type="float" office:value="0.00000000000687803076" calcext:value-type="float">
            <text:p>6.87803076E-12</text:p>
          </table:table-cell>
          <table:table-cell table:formula="of:=([.A2773]-[.B2773])*([.A2773]-[.B2773])" office:value-type="float" office:value="0.00000000793170141201" calcext:value-type="float">
            <text:p>7.93170141201E-09</text:p>
          </table:table-cell>
          <table:table-cell table:number-columns-repeated="2"/>
        </table:table-row>
        <table:table-row table:style-name="ro1">
          <table:table-cell office:value-type="float" office:value="0.000124454" calcext:value-type="float">
            <text:p>0.000124454</text:p>
          </table:table-cell>
          <table:table-cell office:value-type="float" office:value="0.00121184" calcext:value-type="float">
            <text:p>0.00121184</text:p>
          </table:table-cell>
          <table:table-cell table:formula="of:=[.A2774]*[.A2774]" office:value-type="float" office:value="0.000000015488798116" calcext:value-type="float">
            <text:p>1.5488798116E-08</text:p>
          </table:table-cell>
          <table:table-cell table:formula="of:=([.A2774]-[.B2774])*([.A2774]-[.B2774])" office:value-type="float" office:value="0.000001182408312996" calcext:value-type="float">
            <text:p>1.182408312996E-06</text:p>
          </table:table-cell>
          <table:table-cell table:number-columns-repeated="2"/>
        </table:table-row>
        <table:table-row table:style-name="ro1">
          <table:table-cell office:value-type="float" office:value="0.000146687" calcext:value-type="float">
            <text:p>0.000146687</text:p>
          </table:table-cell>
          <table:table-cell office:value-type="float" office:value="0.00579193" calcext:value-type="float">
            <text:p>0.00579193</text:p>
          </table:table-cell>
          <table:table-cell table:formula="of:=[.A2775]*[.A2775]" office:value-type="float" office:value="0.000000021517075969" calcext:value-type="float">
            <text:p>2.1517075969E-08</text:p>
          </table:table-cell>
          <table:table-cell table:formula="of:=([.A2775]-[.B2775])*([.A2775]-[.B2775])" office:value-type="float" office:value="0.000031868768529049" calcext:value-type="float">
            <text:p>3.1868768529049E-05</text:p>
          </table:table-cell>
          <table:table-cell table:number-columns-repeated="2"/>
        </table:table-row>
        <table:table-row table:style-name="ro1">
          <table:table-cell office:value-type="float" office:value="0.00021857" calcext:value-type="float">
            <text:p>0.00021857</text:p>
          </table:table-cell>
          <table:table-cell office:value-type="float" office:value="0.00270336" calcext:value-type="float">
            <text:p>0.00270336</text:p>
          </table:table-cell>
          <table:table-cell table:formula="of:=[.A2776]*[.A2776]" office:value-type="float" office:value="0.0000000477728449" calcext:value-type="float">
            <text:p>0.0000000477728449</text:p>
          </table:table-cell>
          <table:table-cell table:formula="of:=([.A2776]-[.B2776])*([.A2776]-[.B2776])" office:value-type="float" office:value="0.0000061741813441" calcext:value-type="float">
            <text:p>0.0000061741813441</text:p>
          </table:table-cell>
          <table:table-cell table:number-columns-repeated="2"/>
        </table:table-row>
        <table:table-row table:style-name="ro1">
          <table:table-cell office:value-type="float" office:value="0.000123382" calcext:value-type="float">
            <text:p>0.000123382</text:p>
          </table:table-cell>
          <table:table-cell office:value-type="float" office:value="0.0024229" calcext:value-type="float">
            <text:p>0.0024229</text:p>
          </table:table-cell>
          <table:table-cell table:formula="of:=[.A2777]*[.A2777]" office:value-type="float" office:value="0.000000015223117924" calcext:value-type="float">
            <text:p>1.5223117924E-08</text:p>
          </table:table-cell>
          <table:table-cell table:formula="of:=([.A2777]-[.B2777])*([.A2777]-[.B2777])" office:value-type="float" office:value="0.000005287783032324" calcext:value-type="float">
            <text:p>5.287783032324E-06</text:p>
          </table:table-cell>
          <table:table-cell table:number-columns-repeated="2"/>
        </table:table-row>
        <table:table-row table:style-name="ro1">
          <table:table-cell office:value-type="float" office:value="0.000263214" calcext:value-type="float">
            <text:p>0.000263214</text:p>
          </table:table-cell>
          <table:table-cell office:value-type="float" office:value="0.002529" calcext:value-type="float">
            <text:p>0.002529</text:p>
          </table:table-cell>
          <table:table-cell table:formula="of:=[.A2778]*[.A2778]" office:value-type="float" office:value="0.000000069281609796" calcext:value-type="float">
            <text:p>6.9281609796E-08</text:p>
          </table:table-cell>
          <table:table-cell table:formula="of:=([.A2778]-[.B2778])*([.A2778]-[.B2778])" office:value-type="float" office:value="0.000005133786197796" calcext:value-type="float">
            <text:p>5.133786197796E-06</text:p>
          </table:table-cell>
          <table:table-cell table:number-columns-repeated="2"/>
        </table:table-row>
        <table:table-row table:style-name="ro1">
          <table:table-cell office:value-type="float" office:value="0.00000822544" calcext:value-type="float">
            <text:p>0.00000822544</text:p>
          </table:table-cell>
          <table:table-cell office:value-type="float" office:value="0.000260528" calcext:value-type="float">
            <text:p>0.000260528</text:p>
          </table:table-cell>
          <table:table-cell table:formula="of:=[.A2779]*[.A2779]" office:value-type="float" office:value="0.00000000006765786319" calcext:value-type="float">
            <text:p>6.76578631936E-11</text:p>
          </table:table-cell>
          <table:table-cell table:formula="of:=([.A2779]-[.B2779])*([.A2779]-[.B2779])" office:value-type="float" office:value="0.00000006365658178255" calcext:value-type="float">
            <text:p>6.36565817825536E-08</text:p>
          </table:table-cell>
          <table:table-cell table:number-columns-repeated="2"/>
        </table:table-row>
        <table:table-row table:style-name="ro1">
          <table:table-cell office:value-type="float" office:value="0.000942707" calcext:value-type="float">
            <text:p>0.000942707</text:p>
          </table:table-cell>
          <table:table-cell office:value-type="float" office:value="0.00469702" calcext:value-type="float">
            <text:p>0.00469702</text:p>
          </table:table-cell>
          <table:table-cell table:formula="of:=[.A2780]*[.A2780]" office:value-type="float" office:value="0.000000888696487849" calcext:value-type="float">
            <text:p>8.88696487849E-07</text:p>
          </table:table-cell>
          <table:table-cell table:formula="of:=([.A2780]-[.B2780])*([.A2780]-[.B2780])" office:value-type="float" office:value="0.000014094866101969" calcext:value-type="float">
            <text:p>1.4094866101969E-05</text:p>
          </table:table-cell>
          <table:table-cell table:number-columns-repeated="2"/>
        </table:table-row>
        <table:table-row table:style-name="ro1">
          <table:table-cell office:value-type="float" office:value="0.000942707" calcext:value-type="float">
            <text:p>0.000942707</text:p>
          </table:table-cell>
          <table:table-cell office:value-type="float" office:value="0.011131" calcext:value-type="float">
            <text:p>0.011131</text:p>
          </table:table-cell>
          <table:table-cell table:formula="of:=[.A2781]*[.A2781]" office:value-type="float" office:value="0.000000888696487849" calcext:value-type="float">
            <text:p>8.88696487849E-07</text:p>
          </table:table-cell>
          <table:table-cell table:formula="of:=([.A2781]-[.B2781])*([.A2781]-[.B2781])" office:value-type="float" office:value="0.000103801314253849" calcext:value-type="float">
            <text:p>0.000103801314253849</text:p>
          </table:table-cell>
          <table:table-cell table:number-columns-repeated="2"/>
        </table:table-row>
        <table:table-row table:style-name="ro1">
          <table:table-cell office:value-type="float" office:value="0.000178277" calcext:value-type="float">
            <text:p>0.000178277</text:p>
          </table:table-cell>
          <table:table-cell office:value-type="float" office:value="0.00391576" calcext:value-type="float">
            <text:p>0.00391576</text:p>
          </table:table-cell>
          <table:table-cell table:formula="of:=[.A2782]*[.A2782]" office:value-type="float" office:value="0.000000031782688729" calcext:value-type="float">
            <text:p>3.1782688729E-08</text:p>
          </table:table-cell>
          <table:table-cell table:formula="of:=([.A2782]-[.B2782])*([.A2782]-[.B2782])" office:value-type="float" office:value="0.000013968779175289" calcext:value-type="float">
            <text:p>1.3968779175289E-05</text:p>
          </table:table-cell>
          <table:table-cell table:number-columns-repeated="2"/>
        </table:table-row>
        <table:table-row table:style-name="ro1">
          <table:table-cell office:value-type="float" office:value="0.000165164" calcext:value-type="float">
            <text:p>0.000165164</text:p>
          </table:table-cell>
          <table:table-cell office:value-type="float" office:value="0.0072595" calcext:value-type="float">
            <text:p>0.0072595</text:p>
          </table:table-cell>
          <table:table-cell table:formula="of:=[.A2783]*[.A2783]" office:value-type="float" office:value="0.000000027279146896" calcext:value-type="float">
            <text:p>2.7279146896E-08</text:p>
          </table:table-cell>
          <table:table-cell table:formula="of:=([.A2783]-[.B2783])*([.A2783]-[.B2783])" office:value-type="float" office:value="0.000050329603280896" calcext:value-type="float">
            <text:p>5.0329603280896E-05</text:p>
          </table:table-cell>
          <table:table-cell table:number-columns-repeated="2"/>
        </table:table-row>
        <table:table-row table:style-name="ro1">
          <table:table-cell office:value-type="float" office:value="0.000422955" calcext:value-type="float">
            <text:p>0.000422955</text:p>
          </table:table-cell>
          <table:table-cell office:value-type="float" office:value="0.00158342" calcext:value-type="float">
            <text:p>0.00158342</text:p>
          </table:table-cell>
          <table:table-cell table:formula="of:=[.A2784]*[.A2784]" office:value-type="float" office:value="0.000000178890932025" calcext:value-type="float">
            <text:p>1.78890932025E-07</text:p>
          </table:table-cell>
          <table:table-cell table:formula="of:=([.A2784]-[.B2784])*([.A2784]-[.B2784])" office:value-type="float" office:value="0.000001346679016225" calcext:value-type="float">
            <text:p>1.346679016225E-06</text:p>
          </table:table-cell>
          <table:table-cell table:number-columns-repeated="2"/>
        </table:table-row>
        <table:table-row table:style-name="ro1">
          <table:table-cell office:value-type="float" office:value="0.0000841022" calcext:value-type="float">
            <text:p>0.0000841022</text:p>
          </table:table-cell>
          <table:table-cell office:value-type="float" office:value="0.00544259" calcext:value-type="float">
            <text:p>0.00544259</text:p>
          </table:table-cell>
          <table:table-cell table:formula="of:=[.A2785]*[.A2785]" office:value-type="float" office:value="0.00000000707318004484" calcext:value-type="float">
            <text:p>7.07318004484E-09</text:p>
          </table:table-cell>
          <table:table-cell table:formula="of:=([.A2785]-[.B2785])*([.A2785]-[.B2785])" office:value-type="float" office:value="0.0000287133915027488" calcext:value-type="float">
            <text:p>2.87133915027488E-05</text:p>
          </table:table-cell>
          <table:table-cell table:number-columns-repeated="2"/>
        </table:table-row>
        <table:table-row table:style-name="ro1">
          <table:table-cell office:value-type="float" office:value="0.0000841022" calcext:value-type="float">
            <text:p>0.0000841022</text:p>
          </table:table-cell>
          <table:table-cell office:value-type="float" office:value="0.00573769" calcext:value-type="float">
            <text:p>0.00573769</text:p>
          </table:table-cell>
          <table:table-cell table:formula="of:=[.A2786]*[.A2786]" office:value-type="float" office:value="0.00000000707318004484" calcext:value-type="float">
            <text:p>7.07318004484E-09</text:p>
          </table:table-cell>
          <table:table-cell table:formula="of:=([.A2786]-[.B2786])*([.A2786]-[.B2786])" office:value-type="float" office:value="0.0000319630550123088" calcext:value-type="float">
            <text:p>3.19630550123088E-05</text:p>
          </table:table-cell>
          <table:table-cell table:number-columns-repeated="2"/>
        </table:table-row>
        <table:table-row table:style-name="ro1">
          <table:table-cell office:value-type="float" office:value="0.0000841022" calcext:value-type="float">
            <text:p>0.0000841022</text:p>
          </table:table-cell>
          <table:table-cell office:value-type="float" office:value="0.0807591" calcext:value-type="float">
            <text:p>0.0807591</text:p>
          </table:table-cell>
          <table:table-cell table:formula="of:=[.A2787]*[.A2787]" office:value-type="float" office:value="0.00000000707318004484" calcext:value-type="float">
            <text:p>7.07318004484E-09</text:p>
          </table:table-cell>
          <table:table-cell table:formula="of:=([.A2787]-[.B2787])*([.A2787]-[.B2787])" office:value-type="float" office:value="0.00650845527003" calcext:value-type="float">
            <text:p>0.00650845527003</text:p>
          </table:table-cell>
          <table:table-cell table:number-columns-repeated="2"/>
        </table:table-row>
        <table:table-row table:style-name="ro1">
          <table:table-cell office:value-type="float" office:value="0.00151163" calcext:value-type="float">
            <text:p>0.00151163</text:p>
          </table:table-cell>
          <table:table-cell office:value-type="float" office:value="0.000718262" calcext:value-type="float">
            <text:p>0.000718262</text:p>
          </table:table-cell>
          <table:table-cell table:formula="of:=[.A2788]*[.A2788]" office:value-type="float" office:value="0.0000022850252569" calcext:value-type="float">
            <text:p>0.0000022850252569</text:p>
          </table:table-cell>
          <table:table-cell table:formula="of:=([.A2788]-[.B2788])*([.A2788]-[.B2788])" office:value-type="float" office:value="0.000000629432783424" calcext:value-type="float">
            <text:p>6.29432783424E-07</text:p>
          </table:table-cell>
          <table:table-cell table:number-columns-repeated="2"/>
        </table:table-row>
        <table:table-row table:style-name="ro1">
          <table:table-cell office:value-type="float" office:value="0.120197" calcext:value-type="float">
            <text:p>0.120197</text:p>
          </table:table-cell>
          <table:table-cell office:value-type="float" office:value="0.0163798" calcext:value-type="float">
            <text:p>0.0163798</text:p>
          </table:table-cell>
          <table:table-cell table:formula="of:=[.A2789]*[.A2789]" office:value-type="float" office:value="0.014447318809" calcext:value-type="float">
            <text:p>0.014447318809</text:p>
          </table:table-cell>
          <table:table-cell table:formula="of:=([.A2789]-[.B2789])*([.A2789]-[.B2789])" office:value-type="float" office:value="0.01077801101584" calcext:value-type="float">
            <text:p>0.01077801101584</text:p>
          </table:table-cell>
          <table:table-cell table:number-columns-repeated="2"/>
        </table:table-row>
        <table:table-row table:style-name="ro1">
          <table:table-cell office:value-type="float" office:value="0.120197" calcext:value-type="float">
            <text:p>0.120197</text:p>
          </table:table-cell>
          <table:table-cell office:value-type="float" office:value="0.194662" calcext:value-type="float">
            <text:p>0.194662</text:p>
          </table:table-cell>
          <table:table-cell table:formula="of:=[.A2790]*[.A2790]" office:value-type="float" office:value="0.014447318809" calcext:value-type="float">
            <text:p>0.014447318809</text:p>
          </table:table-cell>
          <table:table-cell table:formula="of:=([.A2790]-[.B2790])*([.A2790]-[.B2790])" office:value-type="float" office:value="0.005545036225" calcext:value-type="float">
            <text:p>0.005545036225</text:p>
          </table:table-cell>
          <table:table-cell table:number-columns-repeated="2"/>
        </table:table-row>
        <table:table-row table:style-name="ro1">
          <table:table-cell office:value-type="float" office:value="0.120197" calcext:value-type="float">
            <text:p>0.120197</text:p>
          </table:table-cell>
          <table:table-cell office:value-type="float" office:value="0.0316567" calcext:value-type="float">
            <text:p>0.0316567</text:p>
          </table:table-cell>
          <table:table-cell table:formula="of:=[.A2791]*[.A2791]" office:value-type="float" office:value="0.014447318809" calcext:value-type="float">
            <text:p>0.014447318809</text:p>
          </table:table-cell>
          <table:table-cell table:formula="of:=([.A2791]-[.B2791])*([.A2791]-[.B2791])" office:value-type="float" office:value="0.00783938472409" calcext:value-type="float">
            <text:p>0.00783938472409</text:p>
          </table:table-cell>
          <table:table-cell table:number-columns-repeated="2"/>
        </table:table-row>
        <table:table-row table:style-name="ro1">
          <table:table-cell office:value-type="float" office:value="0.200593" calcext:value-type="float">
            <text:p>0.200593</text:p>
          </table:table-cell>
          <table:table-cell office:value-type="float" office:value="0.394744" calcext:value-type="float">
            <text:p>0.394744</text:p>
          </table:table-cell>
          <table:table-cell table:formula="of:=[.A2792]*[.A2792]" office:value-type="float" office:value="0.040237551649" calcext:value-type="float">
            <text:p>0.040237551649</text:p>
          </table:table-cell>
          <table:table-cell table:formula="of:=([.A2792]-[.B2792])*([.A2792]-[.B2792])" office:value-type="float" office:value="0.037694610801" calcext:value-type="float">
            <text:p>0.037694610801</text:p>
          </table:table-cell>
          <table:table-cell table:number-columns-repeated="2"/>
        </table:table-row>
        <table:table-row table:style-name="ro1">
          <table:table-cell office:value-type="float" office:value="0.24937" calcext:value-type="float">
            <text:p>0.24937</text:p>
          </table:table-cell>
          <table:table-cell office:value-type="float" office:value="0.246417" calcext:value-type="float">
            <text:p>0.246417</text:p>
          </table:table-cell>
          <table:table-cell table:formula="of:=[.A2793]*[.A2793]" office:value-type="float" office:value="0.0621853969" calcext:value-type="float">
            <text:p>0.0621853969</text:p>
          </table:table-cell>
          <table:table-cell table:formula="of:=([.A2793]-[.B2793])*([.A2793]-[.B2793])" office:value-type="float" office:value="0.00000872020900000007" calcext:value-type="float">
            <text:p>8.72020900000007E-06</text:p>
          </table:table-cell>
          <table:table-cell table:number-columns-repeated="2"/>
        </table:table-row>
        <table:table-row table:style-name="ro1">
          <table:table-cell office:value-type="float" office:value="0.291876" calcext:value-type="float">
            <text:p>0.291876</text:p>
          </table:table-cell>
          <table:table-cell office:value-type="float" office:value="0.312316" calcext:value-type="float">
            <text:p>0.312316</text:p>
          </table:table-cell>
          <table:table-cell table:formula="of:=[.A2794]*[.A2794]" office:value-type="float" office:value="0.085191599376" calcext:value-type="float">
            <text:p>0.085191599376</text:p>
          </table:table-cell>
          <table:table-cell table:formula="of:=([.A2794]-[.B2794])*([.A2794]-[.B2794])" office:value-type="float" office:value="0.000417793599999998" calcext:value-type="float">
            <text:p>0.000417793599999998</text:p>
          </table:table-cell>
          <table:table-cell table:number-columns-repeated="2"/>
        </table:table-row>
        <table:table-row table:style-name="ro1">
          <table:table-cell office:value-type="float" office:value="0.490279" calcext:value-type="float">
            <text:p>0.490279</text:p>
          </table:table-cell>
          <table:table-cell office:value-type="float" office:value="0.350091" calcext:value-type="float">
            <text:p>0.350091</text:p>
          </table:table-cell>
          <table:table-cell table:formula="of:=[.A2795]*[.A2795]" office:value-type="float" office:value="0.240373497841" calcext:value-type="float">
            <text:p>0.240373497841</text:p>
          </table:table-cell>
          <table:table-cell table:formula="of:=([.A2795]-[.B2795])*([.A2795]-[.B2795])" office:value-type="float" office:value="0.019652675344" calcext:value-type="float">
            <text:p>0.019652675344</text:p>
          </table:table-cell>
          <table:table-cell table:number-columns-repeated="2"/>
        </table:table-row>
        <table:table-row table:style-name="ro1">
          <table:table-cell office:value-type="float" office:value="0.490279" calcext:value-type="float">
            <text:p>0.490279</text:p>
          </table:table-cell>
          <table:table-cell office:value-type="float" office:value="0.36323" calcext:value-type="float">
            <text:p>0.36323</text:p>
          </table:table-cell>
          <table:table-cell table:formula="of:=[.A2796]*[.A2796]" office:value-type="float" office:value="0.240373497841" calcext:value-type="float">
            <text:p>0.240373497841</text:p>
          </table:table-cell>
          <table:table-cell table:formula="of:=([.A2796]-[.B2796])*([.A2796]-[.B2796])" office:value-type="float" office:value="0.016141448401" calcext:value-type="float">
            <text:p>0.016141448401</text:p>
          </table:table-cell>
          <table:table-cell table:number-columns-repeated="2"/>
        </table:table-row>
        <table:table-row table:style-name="ro1">
          <table:table-cell office:value-type="float" office:value="0.567697" calcext:value-type="float">
            <text:p>0.567697</text:p>
          </table:table-cell>
          <table:table-cell office:value-type="float" office:value="0.330334" calcext:value-type="float">
            <text:p>0.330334</text:p>
          </table:table-cell>
          <table:table-cell table:formula="of:=[.A2797]*[.A2797]" office:value-type="float" office:value="0.322279883809" calcext:value-type="float">
            <text:p>0.322279883809</text:p>
          </table:table-cell>
          <table:table-cell table:formula="of:=([.A2797]-[.B2797])*([.A2797]-[.B2797])" office:value-type="float" office:value="0.056341193769" calcext:value-type="float">
            <text:p>0.056341193769</text:p>
          </table:table-cell>
          <table:table-cell table:number-columns-repeated="2"/>
        </table:table-row>
        <table:table-row table:style-name="ro1">
          <table:table-cell office:value-type="float" office:value="0.567697" calcext:value-type="float">
            <text:p>0.567697</text:p>
          </table:table-cell>
          <table:table-cell office:value-type="float" office:value="0.576185" calcext:value-type="float">
            <text:p>0.576185</text:p>
          </table:table-cell>
          <table:table-cell table:formula="of:=[.A2798]*[.A2798]" office:value-type="float" office:value="0.322279883809" calcext:value-type="float">
            <text:p>0.322279883809</text:p>
          </table:table-cell>
          <table:table-cell table:formula="of:=([.A2798]-[.B2798])*([.A2798]-[.B2798])" office:value-type="float" office:value="0.000072046143999999" calcext:value-type="float">
            <text:p>7.2046143999999E-05</text:p>
          </table:table-cell>
          <table:table-cell table:number-columns-repeated="2"/>
        </table:table-row>
        <table:table-row table:style-name="ro1">
          <table:table-cell office:value-type="float" office:value="0.567697" calcext:value-type="float">
            <text:p>0.567697</text:p>
          </table:table-cell>
          <table:table-cell office:value-type="float" office:value="0.65991" calcext:value-type="float">
            <text:p>0.65991</text:p>
          </table:table-cell>
          <table:table-cell table:formula="of:=[.A2799]*[.A2799]" office:value-type="float" office:value="0.322279883809" calcext:value-type="float">
            <text:p>0.322279883809</text:p>
          </table:table-cell>
          <table:table-cell table:formula="of:=([.A2799]-[.B2799])*([.A2799]-[.B2799])" office:value-type="float" office:value="0.008503237369" calcext:value-type="float">
            <text:p>0.008503237369</text:p>
          </table:table-cell>
          <table:table-cell table:number-columns-repeated="2"/>
        </table:table-row>
        <table:table-row table:style-name="ro1">
          <table:table-cell office:value-type="float" office:value="0.567697" calcext:value-type="float">
            <text:p>0.567697</text:p>
          </table:table-cell>
          <table:table-cell office:value-type="float" office:value="0.687792" calcext:value-type="float">
            <text:p>0.687792</text:p>
          </table:table-cell>
          <table:table-cell table:formula="of:=[.A2800]*[.A2800]" office:value-type="float" office:value="0.322279883809" calcext:value-type="float">
            <text:p>0.322279883809</text:p>
          </table:table-cell>
          <table:table-cell table:formula="of:=([.A2800]-[.B2800])*([.A2800]-[.B2800])" office:value-type="float" office:value="0.014422809025" calcext:value-type="float">
            <text:p>0.014422809025</text:p>
          </table:table-cell>
          <table:table-cell table:number-columns-repeated="2"/>
        </table:table-row>
        <table:table-row table:style-name="ro1">
          <table:table-cell office:value-type="float" office:value="0.567697" calcext:value-type="float">
            <text:p>0.567697</text:p>
          </table:table-cell>
          <table:table-cell office:value-type="float" office:value="0.718124" calcext:value-type="float">
            <text:p>0.718124</text:p>
          </table:table-cell>
          <table:table-cell table:formula="of:=[.A2801]*[.A2801]" office:value-type="float" office:value="0.322279883809" calcext:value-type="float">
            <text:p>0.322279883809</text:p>
          </table:table-cell>
          <table:table-cell table:formula="of:=([.A2801]-[.B2801])*([.A2801]-[.B2801])" office:value-type="float" office:value="0.022628282329" calcext:value-type="float">
            <text:p>0.022628282329</text:p>
          </table:table-cell>
          <table:table-cell table:number-columns-repeated="2"/>
        </table:table-row>
        <table:table-row table:style-name="ro1">
          <table:table-cell office:value-type="float" office:value="0.772127" calcext:value-type="float">
            <text:p>0.772127</text:p>
          </table:table-cell>
          <table:table-cell office:value-type="float" office:value="0.642036" calcext:value-type="float">
            <text:p>0.642036</text:p>
          </table:table-cell>
          <table:table-cell table:formula="of:=[.A2802]*[.A2802]" office:value-type="float" office:value="0.596180104129" calcext:value-type="float">
            <text:p>0.596180104129</text:p>
          </table:table-cell>
          <table:table-cell table:formula="of:=([.A2802]-[.B2802])*([.A2802]-[.B2802])" office:value-type="float" office:value="0.016923668281" calcext:value-type="float">
            <text:p>0.016923668281</text:p>
          </table:table-cell>
          <table:table-cell table:number-columns-repeated="2"/>
        </table:table-row>
        <table:table-row table:style-name="ro1">
          <table:table-cell office:value-type="float" office:value="0.772127" calcext:value-type="float">
            <text:p>0.772127</text:p>
          </table:table-cell>
          <table:table-cell office:value-type="float" office:value="0.824089" calcext:value-type="float">
            <text:p>0.824089</text:p>
          </table:table-cell>
          <table:table-cell table:formula="of:=[.A2803]*[.A2803]" office:value-type="float" office:value="0.596180104129" calcext:value-type="float">
            <text:p>0.596180104129</text:p>
          </table:table-cell>
          <table:table-cell table:formula="of:=([.A2803]-[.B2803])*([.A2803]-[.B2803])" office:value-type="float" office:value="0.00270004944399999" calcext:value-type="float">
            <text:p>0.00270004944399999</text:p>
          </table:table-cell>
          <table:table-cell table:number-columns-repeated="2"/>
        </table:table-row>
        <table:table-row table:style-name="ro1">
          <table:table-cell office:value-type="float" office:value="0.772127" calcext:value-type="float">
            <text:p>0.772127</text:p>
          </table:table-cell>
          <table:table-cell office:value-type="float" office:value="0.863886" calcext:value-type="float">
            <text:p>0.863886</text:p>
          </table:table-cell>
          <table:table-cell table:formula="of:=[.A2804]*[.A2804]" office:value-type="float" office:value="0.596180104129" calcext:value-type="float">
            <text:p>0.596180104129</text:p>
          </table:table-cell>
          <table:table-cell table:formula="of:=([.A2804]-[.B2804])*([.A2804]-[.B2804])" office:value-type="float" office:value="0.00841971408100001" calcext:value-type="float">
            <text:p>0.00841971408100001</text:p>
          </table:table-cell>
          <table:table-cell table:number-columns-repeated="2"/>
        </table:table-row>
        <table:table-row table:style-name="ro1">
          <table:table-cell office:value-type="float" office:value="0.832381" calcext:value-type="float">
            <text:p>0.832381</text:p>
          </table:table-cell>
          <table:table-cell office:value-type="float" office:value="0.911476" calcext:value-type="float">
            <text:p>0.911476</text:p>
          </table:table-cell>
          <table:table-cell table:formula="of:=[.A2805]*[.A2805]" office:value-type="float" office:value="0.692858129161" calcext:value-type="float">
            <text:p>0.692858129161</text:p>
          </table:table-cell>
          <table:table-cell table:formula="of:=([.A2805]-[.B2805])*([.A2805]-[.B2805])" office:value-type="float" office:value="0.00625601902499999" calcext:value-type="float">
            <text:p>0.00625601902499999</text:p>
          </table:table-cell>
          <table:table-cell table:number-columns-repeated="2"/>
        </table:table-row>
        <table:table-row table:style-name="ro1">
          <table:table-cell office:value-type="float" office:value="0.803605" calcext:value-type="float">
            <text:p>0.803605</text:p>
          </table:table-cell>
          <table:table-cell office:value-type="float" office:value="0.949272" calcext:value-type="float">
            <text:p>0.949272</text:p>
          </table:table-cell>
          <table:table-cell table:formula="of:=[.A2806]*[.A2806]" office:value-type="float" office:value="0.645780996025" calcext:value-type="float">
            <text:p>0.645780996025</text:p>
          </table:table-cell>
          <table:table-cell table:formula="of:=([.A2806]-[.B2806])*([.A2806]-[.B2806])" office:value-type="float" office:value="0.021218874889" calcext:value-type="float">
            <text:p>0.021218874889</text:p>
          </table:table-cell>
          <table:table-cell table:number-columns-repeated="2"/>
        </table:table-row>
        <table:table-row table:style-name="ro1">
          <table:table-cell office:value-type="float" office:value="0.916036" calcext:value-type="float">
            <text:p>0.916036</text:p>
          </table:table-cell>
          <table:table-cell office:value-type="float" office:value="0.92384" calcext:value-type="float">
            <text:p>0.92384</text:p>
          </table:table-cell>
          <table:table-cell table:formula="of:=[.A2807]*[.A2807]" office:value-type="float" office:value="0.839121953296" calcext:value-type="float">
            <text:p>0.839121953296</text:p>
          </table:table-cell>
          <table:table-cell table:formula="of:=([.A2807]-[.B2807])*([.A2807]-[.B2807])" office:value-type="float" office:value="0.0000609024160000005" calcext:value-type="float">
            <text:p>6.09024160000005E-05</text:p>
          </table:table-cell>
          <table:table-cell table:number-columns-repeated="2"/>
        </table:table-row>
        <table:table-row table:style-name="ro1">
          <table:table-cell office:value-type="float" office:value="0.993953" calcext:value-type="float">
            <text:p>0.993953</text:p>
          </table:table-cell>
          <table:table-cell office:value-type="float" office:value="0.964695" calcext:value-type="float">
            <text:p>0.964695</text:p>
          </table:table-cell>
          <table:table-cell table:formula="of:=[.A2808]*[.A2808]" office:value-type="float" office:value="0.987942566209" calcext:value-type="float">
            <text:p>0.987942566209</text:p>
          </table:table-cell>
          <table:table-cell table:formula="of:=([.A2808]-[.B2808])*([.A2808]-[.B2808])" office:value-type="float" office:value="0.000856030564" calcext:value-type="float">
            <text:p>0.000856030564</text:p>
          </table:table-cell>
          <table:table-cell table:number-columns-repeated="2"/>
        </table:table-row>
        <table:table-row table:style-name="ro1">
          <table:table-cell office:value-type="float" office:value="0.993952" calcext:value-type="float">
            <text:p>0.993952</text:p>
          </table:table-cell>
          <table:table-cell office:value-type="float" office:value="0.999997" calcext:value-type="float">
            <text:p>0.999997</text:p>
          </table:table-cell>
          <table:table-cell table:formula="of:=[.A2809]*[.A2809]" office:value-type="float" office:value="0.987940578304" calcext:value-type="float">
            <text:p>0.987940578304</text:p>
          </table:table-cell>
          <table:table-cell table:formula="of:=([.A2809]-[.B2809])*([.A2809]-[.B2809])" office:value-type="float" office:value="0.0000365420250000009" calcext:value-type="float">
            <text:p>3.65420250000009E-05</text:p>
          </table:table-cell>
          <table:table-cell table:number-columns-repeated="2"/>
        </table:table-row>
        <table:table-row table:style-name="ro1">
          <table:table-cell office:value-type="float" office:value="0.0000374317" calcext:value-type="float">
            <text:p>0.0000374317</text:p>
          </table:table-cell>
          <table:table-cell office:value-type="float" office:value="0.00000000138592" calcext:value-type="float">
            <text:p>0.00000000138592</text:p>
          </table:table-cell>
          <table:table-cell table:formula="of:=[.A2810]*[.A2810]" office:value-type="float" office:value="0.00000000140113216489" calcext:value-type="float">
            <text:p>1.40113216489E-09</text:p>
          </table:table-cell>
          <table:table-cell table:formula="of:=([.A2810]-[.B2810])*([.A2810]-[.B2810])" office:value-type="float" office:value="0.00000000140102841213" calcext:value-type="float">
            <text:p>1.40102841212745E-09</text:p>
          </table:table-cell>
          <table:table-cell table:number-columns-repeated="2"/>
        </table:table-row>
        <table:table-row table:style-name="ro1">
          <table:table-cell office:value-type="float" office:value="0.00000846386" calcext:value-type="float">
            <text:p>0.00000846386</text:p>
          </table:table-cell>
          <table:table-cell office:value-type="float" office:value="0.00143253" calcext:value-type="float">
            <text:p>0.00143253</text:p>
          </table:table-cell>
          <table:table-cell table:formula="of:=[.A2811]*[.A2811]" office:value-type="float" office:value="0.0000000000716369261" calcext:value-type="float">
            <text:p>7.16369260996E-11</text:p>
          </table:table-cell>
          <table:table-cell table:formula="of:=([.A2811]-[.B2811])*([.A2811]-[.B2811])" office:value-type="float" office:value="0.0000020279643710945" calcext:value-type="float">
            <text:p>2.0279643710945E-06</text:p>
          </table:table-cell>
          <table:table-cell table:number-columns-repeated="2"/>
        </table:table-row>
        <table:table-row table:style-name="ro1">
          <table:table-cell office:value-type="float" office:value="0.000043273" calcext:value-type="float">
            <text:p>0.000043273</text:p>
          </table:table-cell>
          <table:table-cell office:value-type="float" office:value="0.0011245" calcext:value-type="float">
            <text:p>0.0011245</text:p>
          </table:table-cell>
          <table:table-cell table:formula="of:=[.A2812]*[.A2812]" office:value-type="float" office:value="0.000000001872552529" calcext:value-type="float">
            <text:p>1.872552529E-09</text:p>
          </table:table-cell>
          <table:table-cell table:formula="of:=([.A2812]-[.B2812])*([.A2812]-[.B2812])" office:value-type="float" office:value="0.000001169051825529" calcext:value-type="float">
            <text:p>1.169051825529E-06</text:p>
          </table:table-cell>
          <table:table-cell table:number-columns-repeated="2"/>
        </table:table-row>
        <table:table-row table:style-name="ro1">
          <table:table-cell office:value-type="float" office:value="0.0000261068" calcext:value-type="float">
            <text:p>0.0000261068</text:p>
          </table:table-cell>
          <table:table-cell office:value-type="float" office:value="0.00000744653" calcext:value-type="float">
            <text:p>0.00000744653</text:p>
          </table:table-cell>
          <table:table-cell table:formula="of:=[.A2813]*[.A2813]" office:value-type="float" office:value="0.00000000068156500624" calcext:value-type="float">
            <text:p>6.8156500624E-10</text:p>
          </table:table-cell>
          <table:table-cell table:formula="of:=([.A2813]-[.B2813])*([.A2813]-[.B2813])" office:value-type="float" office:value="0.00000000034820567647" calcext:value-type="float">
            <text:p>3.482056764729E-10</text:p>
          </table:table-cell>
          <table:table-cell table:number-columns-repeated="2"/>
        </table:table-row>
        <table:table-row table:style-name="ro1">
          <table:table-cell office:value-type="float" office:value="0.0000261068" calcext:value-type="float">
            <text:p>0.0000261068</text:p>
          </table:table-cell>
          <table:table-cell office:value-type="float" office:value="0.000013882" calcext:value-type="float">
            <text:p>0.000013882</text:p>
          </table:table-cell>
          <table:table-cell table:formula="of:=[.A2814]*[.A2814]" office:value-type="float" office:value="0.00000000068156500624" calcext:value-type="float">
            <text:p>6.8156500624E-10</text:p>
          </table:table-cell>
          <table:table-cell table:formula="of:=([.A2814]-[.B2814])*([.A2814]-[.B2814])" office:value-type="float" office:value="0.00000000014944573504" calcext:value-type="float">
            <text:p>1.4944573504E-10</text:p>
          </table:table-cell>
          <table:table-cell table:number-columns-repeated="2"/>
        </table:table-row>
        <table:table-row table:style-name="ro1">
          <table:table-cell office:value-type="float" office:value="0.0000248551" calcext:value-type="float">
            <text:p>0.0000248551</text:p>
          </table:table-cell>
          <table:table-cell office:value-type="float" office:value="0.0142417" calcext:value-type="float">
            <text:p>0.0142417</text:p>
          </table:table-cell>
          <table:table-cell table:formula="of:=[.A2815]*[.A2815]" office:value-type="float" office:value="0.00000000061777599601" calcext:value-type="float">
            <text:p>6.1777599601E-10</text:p>
          </table:table-cell>
          <table:table-cell table:formula="of:=([.A2815]-[.B2815])*([.A2815]-[.B2815])" office:value-type="float" office:value="0.000202118678910656" calcext:value-type="float">
            <text:p>0.000202118678910656</text:p>
          </table:table-cell>
          <table:table-cell table:number-columns-repeated="2"/>
        </table:table-row>
        <table:table-row table:style-name="ro1">
          <table:table-cell office:value-type="float" office:value="0.00000798702" calcext:value-type="float">
            <text:p>0.00000798702</text:p>
          </table:table-cell>
          <table:table-cell office:value-type="float" office:value="0.000439976" calcext:value-type="float">
            <text:p>0.000439976</text:p>
          </table:table-cell>
          <table:table-cell table:formula="of:=[.A2816]*[.A2816]" office:value-type="float" office:value="0.00000000006379248848" calcext:value-type="float">
            <text:p>6.37924884804E-11</text:p>
          </table:table-cell>
          <table:table-cell table:formula="of:=([.A2816]-[.B2816])*([.A2816]-[.B2816])" office:value-type="float" office:value="0.00000018661447884144" calcext:value-type="float">
            <text:p>1.8661447884144E-07</text:p>
          </table:table-cell>
          <table:table-cell table:number-columns-repeated="2"/>
        </table:table-row>
        <table:table-row table:style-name="ro1">
          <table:table-cell office:value-type="float" office:value="0.0000932217" calcext:value-type="float">
            <text:p>0.0000932217</text:p>
          </table:table-cell>
          <table:table-cell office:value-type="float" office:value="0.00217831" calcext:value-type="float">
            <text:p>0.00217831</text:p>
          </table:table-cell>
          <table:table-cell table:formula="of:=[.A2817]*[.A2817]" office:value-type="float" office:value="0.00000000869028535089" calcext:value-type="float">
            <text:p>8.69028535089E-09</text:p>
          </table:table-cell>
          <table:table-cell table:formula="of:=([.A2817]-[.B2817])*([.A2817]-[.B2817])" office:value-type="float" office:value="0.00000434759321879689" calcext:value-type="float">
            <text:p>4.34759321879689E-06</text:p>
          </table:table-cell>
          <table:table-cell table:number-columns-repeated="2"/>
        </table:table-row>
        <table:table-row table:style-name="ro1">
          <table:table-cell office:value-type="float" office:value="0.000000238419" calcext:value-type="float">
            <text:p>0.000000238419</text:p>
          </table:table-cell>
          <table:table-cell office:value-type="float" office:value="0.00384869" calcext:value-type="float">
            <text:p>0.00384869</text:p>
          </table:table-cell>
          <table:table-cell table:formula="of:=[.A2818]*[.A2818]" office:value-type="float" office:value="0.00000000000005684362" calcext:value-type="float">
            <text:p>5.6843619561E-14</text:p>
          </table:table-cell>
          <table:table-cell table:formula="of:=([.A2818]-[.B2818])*([.A2818]-[.B2818])" office:value-type="float" office:value="0.0000148105795713014" calcext:value-type="float">
            <text:p>1.48105795713014E-05</text:p>
          </table:table-cell>
          <table:table-cell table:number-columns-repeated="2"/>
        </table:table-row>
        <table:table-row table:style-name="ro1">
          <table:table-cell office:value-type="float" office:value="0.0000363588" calcext:value-type="float">
            <text:p>0.0000363588</text:p>
          </table:table-cell>
          <table:table-cell office:value-type="float" office:value="0.00724827" calcext:value-type="float">
            <text:p>0.00724827</text:p>
          </table:table-cell>
          <table:table-cell table:formula="of:=[.A2819]*[.A2819]" office:value-type="float" office:value="0.00000000132196233744" calcext:value-type="float">
            <text:p>1.32196233744E-09</text:p>
          </table:table-cell>
          <table:table-cell table:formula="of:=([.A2819]-[.B2819])*([.A2819]-[.B2819])" office:value-type="float" office:value="0.0000520116631566854" calcext:value-type="float">
            <text:p>5.20116631566854E-05</text:p>
          </table:table-cell>
          <table:table-cell table:number-columns-repeated="2"/>
        </table:table-row>
        <table:table-row table:style-name="ro1">
          <table:table-cell office:value-type="float" office:value="0.0000363588" calcext:value-type="float">
            <text:p>0.0000363588</text:p>
          </table:table-cell>
          <table:table-cell office:value-type="float" office:value="0.00530854" calcext:value-type="float">
            <text:p>0.00530854</text:p>
          </table:table-cell>
          <table:table-cell table:formula="of:=[.A2820]*[.A2820]" office:value-type="float" office:value="0.00000000132196233744" calcext:value-type="float">
            <text:p>1.32196233744E-09</text:p>
          </table:table-cell>
          <table:table-cell table:formula="of:=([.A2820]-[.B2820])*([.A2820]-[.B2820])" office:value-type="float" office:value="0.0000277958946056334" calcext:value-type="float">
            <text:p>2.77958946056334E-05</text:p>
          </table:table-cell>
          <table:table-cell table:number-columns-repeated="2"/>
        </table:table-row>
        <table:table-row table:style-name="ro1">
          <table:table-cell office:value-type="float" office:value="0.000102639" calcext:value-type="float">
            <text:p>0.000102639</text:p>
          </table:table-cell>
          <table:table-cell office:value-type="float" office:value="0.0195688" calcext:value-type="float">
            <text:p>0.0195688</text:p>
          </table:table-cell>
          <table:table-cell table:formula="of:=[.A2821]*[.A2821]" office:value-type="float" office:value="0.000000010534764321" calcext:value-type="float">
            <text:p>1.0534764321E-08</text:p>
          </table:table-cell>
          <table:table-cell table:formula="of:=([.A2821]-[.B2821])*([.A2821]-[.B2821])" office:value-type="float" office:value="0.000378931424077921" calcext:value-type="float">
            <text:p>0.000378931424077921</text:p>
          </table:table-cell>
          <table:table-cell table:number-columns-repeated="2"/>
        </table:table-row>
        <table:table-row table:style-name="ro1">
          <table:table-cell office:value-type="float" office:value="0.0000562668" calcext:value-type="float">
            <text:p>0.0000562668</text:p>
          </table:table-cell>
          <table:table-cell office:value-type="float" office:value="0.0252574" calcext:value-type="float">
            <text:p>0.0252574</text:p>
          </table:table-cell>
          <table:table-cell table:formula="of:=[.A2822]*[.A2822]" office:value-type="float" office:value="0.00000000316595278224" calcext:value-type="float">
            <text:p>3.16595278224E-09</text:p>
          </table:table-cell>
          <table:table-cell table:formula="of:=([.A2822]-[.B2822])*([.A2822]-[.B2822])" office:value-type="float" office:value="0.000635097114564142" calcext:value-type="float">
            <text:p>0.000635097114564142</text:p>
          </table:table-cell>
          <table:table-cell table:number-columns-repeated="2"/>
        </table:table-row>
        <table:table-row table:style-name="ro1">
          <table:table-cell office:value-type="float" office:value="0.0000708103" calcext:value-type="float">
            <text:p>0.0000708103</text:p>
          </table:table-cell>
          <table:table-cell office:value-type="float" office:value="0.00552434" calcext:value-type="float">
            <text:p>0.00552434</text:p>
          </table:table-cell>
          <table:table-cell table:formula="of:=[.A2823]*[.A2823]" office:value-type="float" office:value="0.00000000501409858609" calcext:value-type="float">
            <text:p>5.01409858609E-09</text:p>
          </table:table-cell>
          <table:table-cell table:formula="of:=([.A2823]-[.B2823])*([.A2823]-[.B2823])" office:value-type="float" office:value="0.0000297409861887821" calcext:value-type="float">
            <text:p>2.97409861887821E-05</text:p>
          </table:table-cell>
          <table:table-cell table:number-columns-repeated="2"/>
        </table:table-row>
        <table:table-row table:style-name="ro1">
          <table:table-cell office:value-type="float" office:value="0.000128567" calcext:value-type="float">
            <text:p>0.000128567</text:p>
          </table:table-cell>
          <table:table-cell office:value-type="float" office:value="0.0103193" calcext:value-type="float">
            <text:p>0.0103193</text:p>
          </table:table-cell>
          <table:table-cell table:formula="of:=[.A2824]*[.A2824]" office:value-type="float" office:value="0.000000016529473489" calcext:value-type="float">
            <text:p>1.6529473489E-08</text:p>
          </table:table-cell>
          <table:table-cell table:formula="of:=([.A2824]-[.B2824])*([.A2824]-[.B2824])" office:value-type="float" office:value="0.000103851039077289" calcext:value-type="float">
            <text:p>0.000103851039077289</text:p>
          </table:table-cell>
          <table:table-cell table:number-columns-repeated="2"/>
        </table:table-row>
        <table:table-row table:style-name="ro1">
          <table:table-cell office:value-type="float" office:value="0.00135928" calcext:value-type="float">
            <text:p>0.00135928</text:p>
          </table:table-cell>
          <table:table-cell office:value-type="float" office:value="0.00118659" calcext:value-type="float">
            <text:p>0.00118659</text:p>
          </table:table-cell>
          <table:table-cell table:formula="of:=[.A2825]*[.A2825]" office:value-type="float" office:value="0.0000018476421184" calcext:value-type="float">
            <text:p>0.0000018476421184</text:p>
          </table:table-cell>
          <table:table-cell table:formula="of:=([.A2825]-[.B2825])*([.A2825]-[.B2825])" office:value-type="float" office:value="0.0000000298218361" calcext:value-type="float">
            <text:p>0.0000000298218361</text:p>
          </table:table-cell>
          <table:table-cell table:number-columns-repeated="2"/>
        </table:table-row>
        <table:table-row table:style-name="ro1">
          <table:table-cell office:value-type="float" office:value="0.00574368" calcext:value-type="float">
            <text:p>0.00574368</text:p>
          </table:table-cell>
          <table:table-cell office:value-type="float" office:value="0.216047" calcext:value-type="float">
            <text:p>0.216047</text:p>
          </table:table-cell>
          <table:table-cell table:formula="of:=[.A2826]*[.A2826]" office:value-type="float" office:value="0.0000329898599424" calcext:value-type="float">
            <text:p>0.0000329898599424</text:p>
          </table:table-cell>
          <table:table-cell table:formula="of:=([.A2826]-[.B2826])*([.A2826]-[.B2826])" office:value-type="float" office:value="0.0442274864030224" calcext:value-type="float">
            <text:p>0.0442274864030224</text:p>
          </table:table-cell>
          <table:table-cell table:number-columns-repeated="2"/>
        </table:table-row>
        <table:table-row table:style-name="ro1">
          <table:table-cell office:value-type="float" office:value="0.00574368" calcext:value-type="float">
            <text:p>0.00574368</text:p>
          </table:table-cell>
          <table:table-cell office:value-type="float" office:value="0.273062" calcext:value-type="float">
            <text:p>0.273062</text:p>
          </table:table-cell>
          <table:table-cell table:formula="of:=[.A2827]*[.A2827]" office:value-type="float" office:value="0.0000329898599424" calcext:value-type="float">
            <text:p>0.0000329898599424</text:p>
          </table:table-cell>
          <table:table-cell table:formula="of:=([.A2827]-[.B2827])*([.A2827]-[.B2827])" office:value-type="float" office:value="0.0714590842076224" calcext:value-type="float">
            <text:p>0.0714590842076224</text:p>
          </table:table-cell>
          <table:table-cell table:number-columns-repeated="2"/>
        </table:table-row>
        <table:table-row table:style-name="ro1">
          <table:table-cell office:value-type="float" office:value="0.007976" calcext:value-type="float">
            <text:p>0.007976</text:p>
          </table:table-cell>
          <table:table-cell office:value-type="float" office:value="0.216402" calcext:value-type="float">
            <text:p>0.216402</text:p>
          </table:table-cell>
          <table:table-cell table:formula="of:=[.A2828]*[.A2828]" office:value-type="float" office:value="0.000063616576" calcext:value-type="float">
            <text:p>0.000063616576</text:p>
          </table:table-cell>
          <table:table-cell table:formula="of:=([.A2828]-[.B2828])*([.A2828]-[.B2828])" office:value-type="float" office:value="0.043441397476" calcext:value-type="float">
            <text:p>0.043441397476</text:p>
          </table:table-cell>
          <table:table-cell table:number-columns-repeated="2"/>
        </table:table-row>
        <table:table-row table:style-name="ro1">
          <table:table-cell office:value-type="float" office:value="0.0344648" calcext:value-type="float">
            <text:p>0.0344648</text:p>
          </table:table-cell>
          <table:table-cell office:value-type="float" office:value="0.238747" calcext:value-type="float">
            <text:p>0.238747</text:p>
          </table:table-cell>
          <table:table-cell table:formula="of:=[.A2829]*[.A2829]" office:value-type="float" office:value="0.00118782243904" calcext:value-type="float">
            <text:p>0.00118782243904</text:p>
          </table:table-cell>
          <table:table-cell table:formula="of:=([.A2829]-[.B2829])*([.A2829]-[.B2829])" office:value-type="float" office:value="0.04173121723684" calcext:value-type="float">
            <text:p>0.04173121723684</text:p>
          </table:table-cell>
          <table:table-cell table:number-columns-repeated="2"/>
        </table:table-row>
        <table:table-row table:style-name="ro1">
          <table:table-cell office:value-type="float" office:value="0.0381556" calcext:value-type="float">
            <text:p>0.0381556</text:p>
          </table:table-cell>
          <table:table-cell office:value-type="float" office:value="0.368973" calcext:value-type="float">
            <text:p>0.368973</text:p>
          </table:table-cell>
          <table:table-cell table:formula="of:=[.A2830]*[.A2830]" office:value-type="float" office:value="0.00145584981136" calcext:value-type="float">
            <text:p>0.00145584981136</text:p>
          </table:table-cell>
          <table:table-cell table:formula="of:=([.A2830]-[.B2830])*([.A2830]-[.B2830])" office:value-type="float" office:value="0.10944015214276" calcext:value-type="float">
            <text:p>0.10944015214276</text:p>
          </table:table-cell>
          <table:table-cell table:number-columns-repeated="2"/>
        </table:table-row>
        <table:table-row table:style-name="ro1">
          <table:table-cell office:value-type="float" office:value="0.0381556" calcext:value-type="float">
            <text:p>0.0381556</text:p>
          </table:table-cell>
          <table:table-cell office:value-type="float" office:value="0.383065" calcext:value-type="float">
            <text:p>0.383065</text:p>
          </table:table-cell>
          <table:table-cell table:formula="of:=[.A2831]*[.A2831]" office:value-type="float" office:value="0.00145584981136" calcext:value-type="float">
            <text:p>0.00145584981136</text:p>
          </table:table-cell>
          <table:table-cell table:formula="of:=([.A2831]-[.B2831])*([.A2831]-[.B2831])" office:value-type="float" office:value="0.11896249420836" calcext:value-type="float">
            <text:p>0.11896249420836</text:p>
          </table:table-cell>
          <table:table-cell table:number-columns-repeated="2"/>
        </table:table-row>
        <table:table-row table:style-name="ro1">
          <table:table-cell office:value-type="float" office:value="0.0381556" calcext:value-type="float">
            <text:p>0.0381556</text:p>
          </table:table-cell>
          <table:table-cell office:value-type="float" office:value="0.397421" calcext:value-type="float">
            <text:p>0.397421</text:p>
          </table:table-cell>
          <table:table-cell table:formula="of:=[.A2832]*[.A2832]" office:value-type="float" office:value="0.00145584981136" calcext:value-type="float">
            <text:p>0.00145584981136</text:p>
          </table:table-cell>
          <table:table-cell table:formula="of:=([.A2832]-[.B2832])*([.A2832]-[.B2832])" office:value-type="float" office:value="0.12907162763716" calcext:value-type="float">
            <text:p>0.12907162763716</text:p>
          </table:table-cell>
          <table:table-cell table:number-columns-repeated="2"/>
        </table:table-row>
        <table:table-row table:style-name="ro1">
          <table:table-cell office:value-type="float" office:value="0.0701879" calcext:value-type="float">
            <text:p>0.0701879</text:p>
          </table:table-cell>
          <table:table-cell office:value-type="float" office:value="0.371446" calcext:value-type="float">
            <text:p>0.371446</text:p>
          </table:table-cell>
          <table:table-cell table:formula="of:=[.A2833]*[.A2833]" office:value-type="float" office:value="0.00492634130641" calcext:value-type="float">
            <text:p>0.00492634130641</text:p>
          </table:table-cell>
          <table:table-cell table:formula="of:=([.A2833]-[.B2833])*([.A2833]-[.B2833])" office:value-type="float" office:value="0.09075644281561" calcext:value-type="float">
            <text:p>0.09075644281561</text:p>
          </table:table-cell>
          <table:table-cell table:number-columns-repeated="2"/>
        </table:table-row>
        <table:table-row table:style-name="ro1">
          <table:table-cell office:value-type="float" office:value="0.0311348" calcext:value-type="float">
            <text:p>0.0311348</text:p>
          </table:table-cell>
          <table:table-cell office:value-type="float" office:value="0.25315" calcext:value-type="float">
            <text:p>0.25315</text:p>
          </table:table-cell>
          <table:table-cell table:formula="of:=[.A2834]*[.A2834]" office:value-type="float" office:value="0.00096937577104" calcext:value-type="float">
            <text:p>0.00096937577104</text:p>
          </table:table-cell>
          <table:table-cell table:formula="of:=([.A2834]-[.B2834])*([.A2834]-[.B2834])" office:value-type="float" office:value="0.04929074903104" calcext:value-type="float">
            <text:p>0.04929074903104</text:p>
          </table:table-cell>
          <table:table-cell table:number-columns-repeated="2"/>
        </table:table-row>
        <table:table-row table:style-name="ro1">
          <table:table-cell office:value-type="float" office:value="0.0376268" calcext:value-type="float">
            <text:p>0.0376268</text:p>
          </table:table-cell>
          <table:table-cell office:value-type="float" office:value="0.242936" calcext:value-type="float">
            <text:p>0.242936</text:p>
          </table:table-cell>
          <table:table-cell table:formula="of:=[.A2835]*[.A2835]" office:value-type="float" office:value="0.00141577607824" calcext:value-type="float">
            <text:p>0.00141577607824</text:p>
          </table:table-cell>
          <table:table-cell table:formula="of:=([.A2835]-[.B2835])*([.A2835]-[.B2835])" office:value-type="float" office:value="0.04215186760464" calcext:value-type="float">
            <text:p>0.04215186760464</text:p>
          </table:table-cell>
          <table:table-cell table:number-columns-repeated="2"/>
        </table:table-row>
        <table:table-row table:style-name="ro1">
          <table:table-cell office:value-type="float" office:value="0.0376268" calcext:value-type="float">
            <text:p>0.0376268</text:p>
          </table:table-cell>
          <table:table-cell office:value-type="float" office:value="0.252224" calcext:value-type="float">
            <text:p>0.252224</text:p>
          </table:table-cell>
          <table:table-cell table:formula="of:=[.A2836]*[.A2836]" office:value-type="float" office:value="0.00141577607824" calcext:value-type="float">
            <text:p>0.00141577607824</text:p>
          </table:table-cell>
          <table:table-cell table:formula="of:=([.A2836]-[.B2836])*([.A2836]-[.B2836])" office:value-type="float" office:value="0.04605195824784" calcext:value-type="float">
            <text:p>0.04605195824784</text:p>
          </table:table-cell>
          <table:table-cell table:number-columns-repeated="2"/>
        </table:table-row>
        <table:table-row table:style-name="ro1">
          <table:table-cell office:value-type="float" office:value="0.0646898" calcext:value-type="float">
            <text:p>0.0646898</text:p>
          </table:table-cell>
          <table:table-cell office:value-type="float" office:value="0.311615" calcext:value-type="float">
            <text:p>0.311615</text:p>
          </table:table-cell>
          <table:table-cell table:formula="of:=[.A2837]*[.A2837]" office:value-type="float" office:value="0.00418477022404" calcext:value-type="float">
            <text:p>0.00418477022404</text:p>
          </table:table-cell>
          <table:table-cell table:formula="of:=([.A2837]-[.B2837])*([.A2837]-[.B2837])" office:value-type="float" office:value="0.06097205439504" calcext:value-type="float">
            <text:p>0.06097205439504</text:p>
          </table:table-cell>
          <table:table-cell table:number-columns-repeated="2"/>
        </table:table-row>
        <table:table-row table:style-name="ro1">
          <table:table-cell office:value-type="float" office:value="0.14221" calcext:value-type="float">
            <text:p>0.14221</text:p>
          </table:table-cell>
          <table:table-cell office:value-type="float" office:value="0.277301" calcext:value-type="float">
            <text:p>0.277301</text:p>
          </table:table-cell>
          <table:table-cell table:formula="of:=[.A2838]*[.A2838]" office:value-type="float" office:value="0.0202236841" calcext:value-type="float">
            <text:p>0.0202236841</text:p>
          </table:table-cell>
          <table:table-cell table:formula="of:=([.A2838]-[.B2838])*([.A2838]-[.B2838])" office:value-type="float" office:value="0.018249578281" calcext:value-type="float">
            <text:p>0.018249578281</text:p>
          </table:table-cell>
          <table:table-cell table:number-columns-repeated="2"/>
        </table:table-row>
        <table:table-row table:style-name="ro1">
          <table:table-cell office:value-type="float" office:value="0.335684" calcext:value-type="float">
            <text:p>0.335684</text:p>
          </table:table-cell>
          <table:table-cell office:value-type="float" office:value="0.403033" calcext:value-type="float">
            <text:p>0.403033</text:p>
          </table:table-cell>
          <table:table-cell table:formula="of:=[.A2839]*[.A2839]" office:value-type="float" office:value="0.112683747856" calcext:value-type="float">
            <text:p>0.112683747856</text:p>
          </table:table-cell>
          <table:table-cell table:formula="of:=([.A2839]-[.B2839])*([.A2839]-[.B2839])" office:value-type="float" office:value="0.004535887801" calcext:value-type="float">
            <text:p>0.004535887801</text:p>
          </table:table-cell>
          <table:table-cell table:number-columns-repeated="2"/>
        </table:table-row>
        <table:table-row table:style-name="ro1">
          <table:table-cell office:value-type="float" office:value="0.391673" calcext:value-type="float">
            <text:p>0.391673</text:p>
          </table:table-cell>
          <table:table-cell office:value-type="float" office:value="0.454046" calcext:value-type="float">
            <text:p>0.454046</text:p>
          </table:table-cell>
          <table:table-cell table:formula="of:=[.A2840]*[.A2840]" office:value-type="float" office:value="0.153407738929" calcext:value-type="float">
            <text:p>0.153407738929</text:p>
          </table:table-cell>
          <table:table-cell table:formula="of:=([.A2840]-[.B2840])*([.A2840]-[.B2840])" office:value-type="float" office:value="0.003890391129" calcext:value-type="float">
            <text:p>0.003890391129</text:p>
          </table:table-cell>
          <table:table-cell table:number-columns-repeated="2"/>
        </table:table-row>
        <table:table-row table:style-name="ro1">
          <table:table-cell office:value-type="float" office:value="0.64192" calcext:value-type="float">
            <text:p>0.64192</text:p>
          </table:table-cell>
          <table:table-cell office:value-type="float" office:value="0.600951" calcext:value-type="float">
            <text:p>0.600951</text:p>
          </table:table-cell>
          <table:table-cell table:formula="of:=[.A2841]*[.A2841]" office:value-type="float" office:value="0.4120612864" calcext:value-type="float">
            <text:p>0.4120612864</text:p>
          </table:table-cell>
          <table:table-cell table:formula="of:=([.A2841]-[.B2841])*([.A2841]-[.B2841])" office:value-type="float" office:value="0.001678458961" calcext:value-type="float">
            <text:p>0.001678458961</text:p>
          </table:table-cell>
          <table:table-cell table:number-columns-repeated="2"/>
        </table:table-row>
        <table:table-row table:style-name="ro1">
          <table:table-cell office:value-type="float" office:value="0.641919" calcext:value-type="float">
            <text:p>0.641919</text:p>
          </table:table-cell>
          <table:table-cell office:value-type="float" office:value="0.748047" calcext:value-type="float">
            <text:p>0.748047</text:p>
          </table:table-cell>
          <table:table-cell table:formula="of:=[.A2842]*[.A2842]" office:value-type="float" office:value="0.412060002561" calcext:value-type="float">
            <text:p>0.412060002561</text:p>
          </table:table-cell>
          <table:table-cell table:formula="of:=([.A2842]-[.B2842])*([.A2842]-[.B2842])" office:value-type="float" office:value="0.011263152384" calcext:value-type="float">
            <text:p>0.011263152384</text:p>
          </table:table-cell>
          <table:table-cell table:number-columns-repeated="2"/>
        </table:table-row>
        <table:table-row table:style-name="ro1">
          <table:table-cell office:value-type="float" office:value="0.764937" calcext:value-type="float">
            <text:p>0.764937</text:p>
          </table:table-cell>
          <table:table-cell office:value-type="float" office:value="0.86137" calcext:value-type="float">
            <text:p>0.86137</text:p>
          </table:table-cell>
          <table:table-cell table:formula="of:=[.A2843]*[.A2843]" office:value-type="float" office:value="0.585128613969" calcext:value-type="float">
            <text:p>0.585128613969</text:p>
          </table:table-cell>
          <table:table-cell table:formula="of:=([.A2843]-[.B2843])*([.A2843]-[.B2843])" office:value-type="float" office:value="0.009299323489" calcext:value-type="float">
            <text:p>0.009299323489</text:p>
          </table:table-cell>
          <table:table-cell table:number-columns-repeated="2"/>
        </table:table-row>
        <table:table-row table:style-name="ro1">
          <table:table-cell office:value-type="float" office:value="0.941464" calcext:value-type="float">
            <text:p>0.941464</text:p>
          </table:table-cell>
          <table:table-cell office:value-type="float" office:value="0.832154" calcext:value-type="float">
            <text:p>0.832154</text:p>
          </table:table-cell>
          <table:table-cell table:formula="of:=[.A2844]*[.A2844]" office:value-type="float" office:value="0.886354463296" calcext:value-type="float">
            <text:p>0.886354463296</text:p>
          </table:table-cell>
          <table:table-cell table:formula="of:=([.A2844]-[.B2844])*([.A2844]-[.B2844])" office:value-type="float" office:value="0.0119486761" calcext:value-type="float">
            <text:p>0.0119486761</text:p>
          </table:table-cell>
          <table:table-cell table:number-columns-repeated="2"/>
        </table:table-row>
        <table:table-row table:style-name="ro1">
          <table:table-cell office:value-type="float" office:value="0.941464" calcext:value-type="float">
            <text:p>0.941464</text:p>
          </table:table-cell>
          <table:table-cell office:value-type="float" office:value="0.939123" calcext:value-type="float">
            <text:p>0.939123</text:p>
          </table:table-cell>
          <table:table-cell table:formula="of:=[.A2845]*[.A2845]" office:value-type="float" office:value="0.886354463296" calcext:value-type="float">
            <text:p>0.886354463296</text:p>
          </table:table-cell>
          <table:table-cell table:formula="of:=([.A2845]-[.B2845])*([.A2845]-[.B2845])" office:value-type="float" office:value="0.00000548028099999966" calcext:value-type="float">
            <text:p>5.48028099999966E-06</text:p>
          </table:table-cell>
          <table:table-cell table:number-columns-repeated="2"/>
        </table:table-row>
        <table:table-row table:style-name="ro1">
          <table:table-cell office:value-type="float" office:value="0.990976" calcext:value-type="float">
            <text:p>0.990976</text:p>
          </table:table-cell>
          <table:table-cell office:value-type="float" office:value="0.972381" calcext:value-type="float">
            <text:p>0.972381</text:p>
          </table:table-cell>
          <table:table-cell table:formula="of:=[.A2846]*[.A2846]" office:value-type="float" office:value="0.982033432576" calcext:value-type="float">
            <text:p>0.982033432576</text:p>
          </table:table-cell>
          <table:table-cell table:formula="of:=([.A2846]-[.B2846])*([.A2846]-[.B2846])" office:value-type="float" office:value="0.000345774024999997" calcext:value-type="float">
            <text:p>0.000345774024999997</text:p>
          </table:table-cell>
          <table:table-cell table:number-columns-repeated="2"/>
        </table:table-row>
        <table:table-row table:style-name="ro1">
          <table:table-cell office:value-type="float" office:value="0.990975" calcext:value-type="float">
            <text:p>0.990975</text:p>
          </table:table-cell>
          <table:table-cell office:value-type="float" office:value="0.997807" calcext:value-type="float">
            <text:p>0.997807</text:p>
          </table:table-cell>
          <table:table-cell table:formula="of:=[.A2847]*[.A2847]" office:value-type="float" office:value="0.982031450625" calcext:value-type="float">
            <text:p>0.982031450625</text:p>
          </table:table-cell>
          <table:table-cell table:formula="of:=([.A2847]-[.B2847])*([.A2847]-[.B2847])" office:value-type="float" office:value="0.0000466762239999993" calcext:value-type="float">
            <text:p>4.66762239999993E-05</text:p>
          </table:table-cell>
          <table:table-cell table:number-columns-repeated="2"/>
        </table:table-row>
        <table:table-row table:style-name="ro1">
          <table:table-cell office:value-type="float" office:value="0.990976" calcext:value-type="float">
            <text:p>0.990976</text:p>
          </table:table-cell>
          <table:table-cell office:value-type="float" office:value="0.999612" calcext:value-type="float">
            <text:p>0.999612</text:p>
          </table:table-cell>
          <table:table-cell table:formula="of:=[.A2848]*[.A2848]" office:value-type="float" office:value="0.982033432576" calcext:value-type="float">
            <text:p>0.982033432576</text:p>
          </table:table-cell>
          <table:table-cell table:formula="of:=([.A2848]-[.B2848])*([.A2848]-[.B2848])" office:value-type="float" office:value="0.0000745804959999996" calcext:value-type="float">
            <text:p>7.45804959999996E-05</text:p>
          </table:table-cell>
          <table:table-cell table:number-columns-repeated="2"/>
        </table:table-row>
        <table:table-row table:style-name="ro1">
          <table:table-cell office:value-type="float" office:value="0.0000486374" calcext:value-type="float">
            <text:p>0.0000486374</text:p>
          </table:table-cell>
          <table:table-cell office:value-type="float" office:value="0.00000303222" calcext:value-type="float">
            <text:p>0.00000303222</text:p>
          </table:table-cell>
          <table:table-cell table:formula="of:=[.A2849]*[.A2849]" office:value-type="float" office:value="0.00000000236559667876" calcext:value-type="float">
            <text:p>2.36559667876E-09</text:p>
          </table:table-cell>
          <table:table-cell table:formula="of:=([.A2849]-[.B2849])*([.A2849]-[.B2849])" office:value-type="float" office:value="0.00000000207983244283" calcext:value-type="float">
            <text:p>2.0798324428324E-09</text:p>
          </table:table-cell>
          <table:table-cell table:number-columns-repeated="2"/>
        </table:table-row>
        <table:table-row table:style-name="ro1">
          <table:table-cell office:value-type="float" office:value="0.0000327229" calcext:value-type="float">
            <text:p>0.0000327229</text:p>
          </table:table-cell>
          <table:table-cell office:value-type="float" office:value="0.000504936" calcext:value-type="float">
            <text:p>0.000504936</text:p>
          </table:table-cell>
          <table:table-cell table:formula="of:=[.A2850]*[.A2850]" office:value-type="float" office:value="0.00000000107078818441" calcext:value-type="float">
            <text:p>1.07078818441E-09</text:p>
          </table:table-cell>
          <table:table-cell table:formula="of:=([.A2850]-[.B2850])*([.A2850]-[.B2850])" office:value-type="float" office:value="0.00000022298521181161" calcext:value-type="float">
            <text:p>2.2298521181161E-07</text:p>
          </table:table-cell>
          <table:table-cell table:number-columns-repeated="2"/>
        </table:table-row>
        <table:table-row table:style-name="ro1">
          <table:table-cell office:value-type="float" office:value="0.0000327229" calcext:value-type="float">
            <text:p>0.0000327229</text:p>
          </table:table-cell>
          <table:table-cell office:value-type="float" office:value="0.0131797" calcext:value-type="float">
            <text:p>0.0131797</text:p>
          </table:table-cell>
          <table:table-cell table:formula="of:=[.A2851]*[.A2851]" office:value-type="float" office:value="0.00000000107078818441" calcext:value-type="float">
            <text:p>1.07078818441E-09</text:p>
          </table:table-cell>
          <table:table-cell table:formula="of:=([.A2851]-[.B2851])*([.A2851]-[.B2851])" office:value-type="float" office:value="0.000172843006867924" calcext:value-type="float">
            <text:p>0.000172843006867924</text:p>
          </table:table-cell>
          <table:table-cell table:number-columns-repeated="2"/>
        </table:table-row>
        <table:table-row table:style-name="ro1">
          <table:table-cell office:value-type="float" office:value="0.0000210404" calcext:value-type="float">
            <text:p>0.0000210404</text:p>
          </table:table-cell>
          <table:table-cell office:value-type="float" office:value="0.029211" calcext:value-type="float">
            <text:p>0.029211</text:p>
          </table:table-cell>
          <table:table-cell table:formula="of:=[.A2852]*[.A2852]" office:value-type="float" office:value="0.00000000044269843216" calcext:value-type="float">
            <text:p>4.4269843216E-10</text:p>
          </table:table-cell>
          <table:table-cell table:formula="of:=([.A2852]-[.B2852])*([.A2852]-[.B2852])" office:value-type="float" office:value="0.000852053741449632" calcext:value-type="float">
            <text:p>0.000852053741449632</text:p>
          </table:table-cell>
          <table:table-cell table:number-columns-repeated="2"/>
        </table:table-row>
        <table:table-row table:style-name="ro1">
          <table:table-cell office:value-type="float" office:value="0.0000210404" calcext:value-type="float">
            <text:p>0.0000210404</text:p>
          </table:table-cell>
          <table:table-cell office:value-type="float" office:value="0.000453885" calcext:value-type="float">
            <text:p>0.000453885</text:p>
          </table:table-cell>
          <table:table-cell table:formula="of:=[.A2853]*[.A2853]" office:value-type="float" office:value="0.00000000044269843216" calcext:value-type="float">
            <text:p>4.4269843216E-10</text:p>
          </table:table-cell>
          <table:table-cell table:formula="of:=([.A2853]-[.B2853])*([.A2853]-[.B2853])" office:value-type="float" office:value="0.00000018735444774916" calcext:value-type="float">
            <text:p>1.8735444774916E-07</text:p>
          </table:table-cell>
          <table:table-cell table:number-columns-repeated="2"/>
        </table:table-row>
        <table:table-row table:style-name="ro1">
          <table:table-cell office:value-type="float" office:value="0.0000157952" calcext:value-type="float">
            <text:p>0.0000157952</text:p>
          </table:table-cell>
          <table:table-cell office:value-type="float" office:value="0.00118183" calcext:value-type="float">
            <text:p>0.00118183</text:p>
          </table:table-cell>
          <table:table-cell table:formula="of:=[.A2854]*[.A2854]" office:value-type="float" office:value="0.00000000024948834304" calcext:value-type="float">
            <text:p>2.4948834304E-10</text:p>
          </table:table-cell>
          <table:table-cell table:formula="of:=([.A2854]-[.B2854])*([.A2854]-[.B2854])" office:value-type="float" office:value="0.00000135963715481104" calcext:value-type="float">
            <text:p>1.35963715481104E-06</text:p>
          </table:table-cell>
          <table:table-cell table:number-columns-repeated="2"/>
        </table:table-row>
        <table:table-row table:style-name="ro1">
          <table:table-cell office:value-type="float" office:value="0.0000157952" calcext:value-type="float">
            <text:p>0.0000157952</text:p>
          </table:table-cell>
          <table:table-cell office:value-type="float" office:value="0.0318389" calcext:value-type="float">
            <text:p>0.0318389</text:p>
          </table:table-cell>
          <table:table-cell table:formula="of:=[.A2855]*[.A2855]" office:value-type="float" office:value="0.00000000024948834304" calcext:value-type="float">
            <text:p>2.4948834304E-10</text:p>
          </table:table-cell>
          <table:table-cell table:formula="of:=([.A2855]-[.B2855])*([.A2855]-[.B2855])" office:value-type="float" office:value="0.00101270999911178" calcext:value-type="float">
            <text:p>0.00101270999911178</text:p>
          </table:table-cell>
          <table:table-cell table:number-columns-repeated="2"/>
        </table:table-row>
        <table:table-row table:style-name="ro1">
          <table:table-cell office:value-type="float" office:value="0.0000846982" calcext:value-type="float">
            <text:p>0.0000846982</text:p>
          </table:table-cell>
          <table:table-cell office:value-type="float" office:value="0.0652512" calcext:value-type="float">
            <text:p>0.0652512</text:p>
          </table:table-cell>
          <table:table-cell table:formula="of:=[.A2856]*[.A2856]" office:value-type="float" office:value="0.00000000717378508324" calcext:value-type="float">
            <text:p>7.17378508324E-09</text:p>
          </table:table-cell>
          <table:table-cell table:formula="of:=([.A2856]-[.B2856])*([.A2856]-[.B2856])" office:value-type="float" office:value="0.0042466729568494" calcext:value-type="float">
            <text:p>0.0042466729568494</text:p>
          </table:table-cell>
          <table:table-cell table:number-columns-repeated="2"/>
        </table:table-row>
        <table:table-row table:style-name="ro1">
          <table:table-cell office:value-type="float" office:value="0.0000981688" calcext:value-type="float">
            <text:p>0.0000981688</text:p>
          </table:table-cell>
          <table:table-cell office:value-type="float" office:value="0.000716627" calcext:value-type="float">
            <text:p>0.000716627</text:p>
          </table:table-cell>
          <table:table-cell table:formula="of:=[.A2857]*[.A2857]" office:value-type="float" office:value="0.00000000963711329344" calcext:value-type="float">
            <text:p>9.63711329344E-09</text:p>
          </table:table-cell>
          <table:table-cell table:formula="of:=([.A2857]-[.B2857])*([.A2857]-[.B2857])" office:value-type="float" office:value="0.00000038249054514724" calcext:value-type="float">
            <text:p>3.8249054514724E-07</text:p>
          </table:table-cell>
          <table:table-cell table:number-columns-repeated="2"/>
        </table:table-row>
        <table:table-row table:style-name="ro1">
          <table:table-cell office:value-type="float" office:value="0.0000122786" calcext:value-type="float">
            <text:p>0.0000122786</text:p>
          </table:table-cell>
          <table:table-cell office:value-type="float" office:value="0.00252248" calcext:value-type="float">
            <text:p>0.00252248</text:p>
          </table:table-cell>
          <table:table-cell table:formula="of:=[.A2858]*[.A2858]" office:value-type="float" office:value="0.00000000015076401796" calcext:value-type="float">
            <text:p>1.5076401796E-10</text:p>
          </table:table-cell>
          <table:table-cell table:formula="of:=([.A2858]-[.B2858])*([.A2858]-[.B2858])" office:value-type="float" office:value="0.00000630111106856196" calcext:value-type="float">
            <text:p>6.30111106856196E-06</text:p>
          </table:table-cell>
          <table:table-cell table:number-columns-repeated="2"/>
        </table:table-row>
        <table:table-row table:style-name="ro1">
          <table:table-cell office:value-type="float" office:value="0.00000751019" calcext:value-type="float">
            <text:p>0.00000751019</text:p>
          </table:table-cell>
          <table:table-cell office:value-type="float" office:value="0.00482203" calcext:value-type="float">
            <text:p>0.00482203</text:p>
          </table:table-cell>
          <table:table-cell table:formula="of:=[.A2859]*[.A2859]" office:value-type="float" office:value="0.00000000005640295384" calcext:value-type="float">
            <text:p>5.64029538361E-11</text:p>
          </table:table-cell>
          <table:table-cell table:formula="of:=([.A2859]-[.B2859])*([.A2859]-[.B2859])" office:value-type="float" office:value="0.0000231796010008824" calcext:value-type="float">
            <text:p>2.31796010008824E-05</text:p>
          </table:table-cell>
          <table:table-cell table:number-columns-repeated="2"/>
        </table:table-row>
        <table:table-row table:style-name="ro1">
          <table:table-cell office:value-type="float" office:value="0.00000751019" calcext:value-type="float">
            <text:p>0.00000751019</text:p>
          </table:table-cell>
          <table:table-cell office:value-type="float" office:value="0.00526418" calcext:value-type="float">
            <text:p>0.00526418</text:p>
          </table:table-cell>
          <table:table-cell table:formula="of:=[.A2860]*[.A2860]" office:value-type="float" office:value="0.00000000005640295384" calcext:value-type="float">
            <text:p>5.64029538361E-11</text:p>
          </table:table-cell>
          <table:table-cell table:formula="of:=([.A2860]-[.B2860])*([.A2860]-[.B2860])" office:value-type="float" office:value="0.0000276325774913654" calcext:value-type="float">
            <text:p>2.76325774913654E-05</text:p>
          </table:table-cell>
          <table:table-cell table:number-columns-repeated="2"/>
        </table:table-row>
        <table:table-row table:style-name="ro1">
          <table:table-cell office:value-type="float" office:value="0.00000113249" calcext:value-type="float">
            <text:p>0.00000113249</text:p>
          </table:table-cell>
          <table:table-cell office:value-type="float" office:value="0.0204951" calcext:value-type="float">
            <text:p>0.0204951</text:p>
          </table:table-cell>
          <table:table-cell table:formula="of:=[.A2861]*[.A2861]" office:value-type="float" office:value="0.0000000000012825336" calcext:value-type="float">
            <text:p>1.2825336001E-12</text:p>
          </table:table-cell>
          <table:table-cell table:formula="of:=([.A2861]-[.B2861])*([.A2861]-[.B2861])" office:value-type="float" office:value="0.000420002704300936" calcext:value-type="float">
            <text:p>0.000420002704300936</text:p>
          </table:table-cell>
          <table:table-cell table:number-columns-repeated="2"/>
        </table:table-row>
        <table:table-row table:style-name="ro1">
          <table:table-cell office:value-type="float" office:value="0.00000244379" calcext:value-type="float">
            <text:p>0.00000244379</text:p>
          </table:table-cell>
          <table:table-cell office:value-type="float" office:value="0.0714278" calcext:value-type="float">
            <text:p>0.0714278</text:p>
          </table:table-cell>
          <table:table-cell table:formula="of:=[.A2862]*[.A2862]" office:value-type="float" office:value="0.00000000000597210956" calcext:value-type="float">
            <text:p>5.9721095641E-12</text:p>
          </table:table-cell>
          <table:table-cell table:formula="of:=([.A2862]-[.B2862])*([.A2862]-[.B2862])" office:value-type="float" office:value="0.00510158150972539" calcext:value-type="float">
            <text:p>0.00510158150972539</text:p>
          </table:table-cell>
          <table:table-cell table:number-columns-repeated="2"/>
        </table:table-row>
        <table:table-row table:style-name="ro1">
          <table:table-cell office:value-type="float" office:value="0.0000393987" calcext:value-type="float">
            <text:p>0.0000393987</text:p>
          </table:table-cell>
          <table:table-cell office:value-type="float" office:value="0.0154399" calcext:value-type="float">
            <text:p>0.0154399</text:p>
          </table:table-cell>
          <table:table-cell table:formula="of:=[.A2863]*[.A2863]" office:value-type="float" office:value="0.00000000155225756169" calcext:value-type="float">
            <text:p>1.55225756169E-09</text:p>
          </table:table-cell>
          <table:table-cell table:formula="of:=([.A2863]-[.B2863])*([.A2863]-[.B2863])" office:value-type="float" office:value="0.000237175440291302" calcext:value-type="float">
            <text:p>0.000237175440291302</text:p>
          </table:table-cell>
          <table:table-cell table:number-columns-repeated="2"/>
        </table:table-row>
        <table:table-row table:style-name="ro1">
          <table:table-cell office:value-type="float" office:value="0.000000596046" calcext:value-type="float">
            <text:p>0.000000596046</text:p>
          </table:table-cell>
          <table:table-cell office:value-type="float" office:value="0.078759" calcext:value-type="float">
            <text:p>0.078759</text:p>
          </table:table-cell>
          <table:table-cell table:formula="of:=[.A2864]*[.A2864]" office:value-type="float" office:value="0.00000000000035527083" calcext:value-type="float">
            <text:p>3.55270834116E-13</text:p>
          </table:table-cell>
          <table:table-cell table:formula="of:=([.A2864]-[.B2864])*([.A2864]-[.B2864])" office:value-type="float" office:value="0.00620288619338144" calcext:value-type="float">
            <text:p>0.00620288619338144</text:p>
          </table:table-cell>
          <table:table-cell table:number-columns-repeated="2"/>
        </table:table-row>
        <table:table-row table:style-name="ro1">
          <table:table-cell office:value-type="float" office:value="0.00036788" calcext:value-type="float">
            <text:p>0.00036788</text:p>
          </table:table-cell>
          <table:table-cell office:value-type="float" office:value="0.141934" calcext:value-type="float">
            <text:p>0.141934</text:p>
          </table:table-cell>
          <table:table-cell table:formula="of:=[.A2865]*[.A2865]" office:value-type="float" office:value="0.0000001353356944" calcext:value-type="float">
            <text:p>0.0000001353356944</text:p>
          </table:table-cell>
          <table:table-cell table:formula="of:=([.A2865]-[.B2865])*([.A2865]-[.B2865])" office:value-type="float" office:value="0.0200409663318544" calcext:value-type="float">
            <text:p>0.0200409663318544</text:p>
          </table:table-cell>
          <table:table-cell table:number-columns-repeated="2"/>
        </table:table-row>
        <table:table-row table:style-name="ro1">
          <table:table-cell office:value-type="float" office:value="0.000883102" calcext:value-type="float">
            <text:p>0.000883102</text:p>
          </table:table-cell>
          <table:table-cell office:value-type="float" office:value="0.044436" calcext:value-type="float">
            <text:p>0.044436</text:p>
          </table:table-cell>
          <table:table-cell table:formula="of:=[.A2866]*[.A2866]" office:value-type="float" office:value="0.000000779869142404" calcext:value-type="float">
            <text:p>7.79869142404E-07</text:p>
          </table:table-cell>
          <table:table-cell table:formula="of:=([.A2866]-[.B2866])*([.A2866]-[.B2866])" office:value-type="float" office:value="0.0018968549241984" calcext:value-type="float">
            <text:p>0.0018968549241984</text:p>
          </table:table-cell>
          <table:table-cell table:number-columns-repeated="2"/>
        </table:table-row>
        <table:table-row table:style-name="ro1">
          <table:table-cell office:value-type="float" office:value="0.00257522" calcext:value-type="float">
            <text:p>0.00257522</text:p>
          </table:table-cell>
          <table:table-cell office:value-type="float" office:value="0.0265078" calcext:value-type="float">
            <text:p>0.0265078</text:p>
          </table:table-cell>
          <table:table-cell table:formula="of:=[.A2867]*[.A2867]" office:value-type="float" office:value="0.0000066317580484" calcext:value-type="float">
            <text:p>0.0000066317580484</text:p>
          </table:table-cell>
          <table:table-cell table:formula="of:=([.A2867]-[.B2867])*([.A2867]-[.B2867])" office:value-type="float" office:value="0.0005727683854564" calcext:value-type="float">
            <text:p>0.0005727683854564</text:p>
          </table:table-cell>
          <table:table-cell table:number-columns-repeated="2"/>
        </table:table-row>
        <table:table-row table:style-name="ro1">
          <table:table-cell office:value-type="float" office:value="0.00867325" calcext:value-type="float">
            <text:p>0.00867325</text:p>
          </table:table-cell>
          <table:table-cell office:value-type="float" office:value="0.170066" calcext:value-type="float">
            <text:p>0.170066</text:p>
          </table:table-cell>
          <table:table-cell table:formula="of:=[.A2868]*[.A2868]" office:value-type="float" office:value="0.0000752252655625" calcext:value-type="float">
            <text:p>0.0000752252655625</text:p>
          </table:table-cell>
          <table:table-cell table:formula="of:=([.A2868]-[.B2868])*([.A2868]-[.B2868])" office:value-type="float" office:value="0.0260476197525625" calcext:value-type="float">
            <text:p>0.0260476197525625</text:p>
          </table:table-cell>
          <table:table-cell table:number-columns-repeated="2"/>
        </table:table-row>
        <table:table-row table:style-name="ro1">
          <table:table-cell office:value-type="float" office:value="0.0231538" calcext:value-type="float">
            <text:p>0.0231538</text:p>
          </table:table-cell>
          <table:table-cell office:value-type="float" office:value="0.11725" calcext:value-type="float">
            <text:p>0.11725</text:p>
          </table:table-cell>
          <table:table-cell table:formula="of:=[.A2869]*[.A2869]" office:value-type="float" office:value="0.00053609845444" calcext:value-type="float">
            <text:p>0.00053609845444</text:p>
          </table:table-cell>
          <table:table-cell table:formula="of:=([.A2869]-[.B2869])*([.A2869]-[.B2869])" office:value-type="float" office:value="0.00885409485444" calcext:value-type="float">
            <text:p>0.00885409485444</text:p>
          </table:table-cell>
          <table:table-cell table:number-columns-repeated="2"/>
        </table:table-row>
        <table:table-row table:style-name="ro1">
          <table:table-cell office:value-type="float" office:value="0.0334849" calcext:value-type="float">
            <text:p>0.0334849</text:p>
          </table:table-cell>
          <table:table-cell office:value-type="float" office:value="0.0785301" calcext:value-type="float">
            <text:p>0.0785301</text:p>
          </table:table-cell>
          <table:table-cell table:formula="of:=[.A2870]*[.A2870]" office:value-type="float" office:value="0.00112123852801" calcext:value-type="float">
            <text:p>0.00112123852801</text:p>
          </table:table-cell>
          <table:table-cell table:formula="of:=([.A2870]-[.B2870])*([.A2870]-[.B2870])" office:value-type="float" office:value="0.00202907004304" calcext:value-type="float">
            <text:p>0.00202907004304</text:p>
          </table:table-cell>
          <table:table-cell table:number-columns-repeated="2"/>
        </table:table-row>
        <table:table-row table:style-name="ro1">
          <table:table-cell office:value-type="float" office:value="0.111174" calcext:value-type="float">
            <text:p>0.111174</text:p>
          </table:table-cell>
          <table:table-cell office:value-type="float" office:value="0.187379" calcext:value-type="float">
            <text:p>0.187379</text:p>
          </table:table-cell>
          <table:table-cell table:formula="of:=[.A2871]*[.A2871]" office:value-type="float" office:value="0.012359658276" calcext:value-type="float">
            <text:p>0.012359658276</text:p>
          </table:table-cell>
          <table:table-cell table:formula="of:=([.A2871]-[.B2871])*([.A2871]-[.B2871])" office:value-type="float" office:value="0.005807202025" calcext:value-type="float">
            <text:p>0.005807202025</text:p>
          </table:table-cell>
          <table:table-cell table:number-columns-repeated="2"/>
        </table:table-row>
        <table:table-row table:style-name="ro1">
          <table:table-cell office:value-type="float" office:value="0.107293" calcext:value-type="float">
            <text:p>0.107293</text:p>
          </table:table-cell>
          <table:table-cell office:value-type="float" office:value="0.175021" calcext:value-type="float">
            <text:p>0.175021</text:p>
          </table:table-cell>
          <table:table-cell table:formula="of:=[.A2872]*[.A2872]" office:value-type="float" office:value="0.011511787849" calcext:value-type="float">
            <text:p>0.011511787849</text:p>
          </table:table-cell>
          <table:table-cell table:formula="of:=([.A2872]-[.B2872])*([.A2872]-[.B2872])" office:value-type="float" office:value="0.004587081984" calcext:value-type="float">
            <text:p>0.004587081984</text:p>
          </table:table-cell>
          <table:table-cell table:number-columns-repeated="2"/>
        </table:table-row>
        <table:table-row table:style-name="ro1">
          <table:table-cell office:value-type="float" office:value="0.210734" calcext:value-type="float">
            <text:p>0.210734</text:p>
          </table:table-cell>
          <table:table-cell office:value-type="float" office:value="0.0837052" calcext:value-type="float">
            <text:p>0.0837052</text:p>
          </table:table-cell>
          <table:table-cell table:formula="of:=[.A2873]*[.A2873]" office:value-type="float" office:value="0.044408818756" calcext:value-type="float">
            <text:p>0.044408818756</text:p>
          </table:table-cell>
          <table:table-cell table:formula="of:=([.A2873]-[.B2873])*([.A2873]-[.B2873])" office:value-type="float" office:value="0.01613631602944" calcext:value-type="float">
            <text:p>0.01613631602944</text:p>
          </table:table-cell>
          <table:table-cell table:number-columns-repeated="2"/>
        </table:table-row>
        <table:table-row table:style-name="ro1">
          <table:table-cell office:value-type="float" office:value="0.410414" calcext:value-type="float">
            <text:p>0.410414</text:p>
          </table:table-cell>
          <table:table-cell office:value-type="float" office:value="0.179597" calcext:value-type="float">
            <text:p>0.179597</text:p>
          </table:table-cell>
          <table:table-cell table:formula="of:=[.A2874]*[.A2874]" office:value-type="float" office:value="0.168439651396" calcext:value-type="float">
            <text:p>0.168439651396</text:p>
          </table:table-cell>
          <table:table-cell table:formula="of:=([.A2874]-[.B2874])*([.A2874]-[.B2874])" office:value-type="float" office:value="0.053276487489" calcext:value-type="float">
            <text:p>0.053276487489</text:p>
          </table:table-cell>
          <table:table-cell table:number-columns-repeated="2"/>
        </table:table-row>
        <table:table-row table:style-name="ro1">
          <table:table-cell office:value-type="float" office:value="0.484081" calcext:value-type="float">
            <text:p>0.484081</text:p>
          </table:table-cell>
          <table:table-cell office:value-type="float" office:value="0.276477" calcext:value-type="float">
            <text:p>0.276477</text:p>
          </table:table-cell>
          <table:table-cell table:formula="of:=[.A2875]*[.A2875]" office:value-type="float" office:value="0.234334414561" calcext:value-type="float">
            <text:p>0.234334414561</text:p>
          </table:table-cell>
          <table:table-cell table:formula="of:=([.A2875]-[.B2875])*([.A2875]-[.B2875])" office:value-type="float" office:value="0.043099420816" calcext:value-type="float">
            <text:p>0.043099420816</text:p>
          </table:table-cell>
          <table:table-cell table:number-columns-repeated="2"/>
        </table:table-row>
        <table:table-row table:style-name="ro1">
          <table:table-cell office:value-type="float" office:value="0.574724" calcext:value-type="float">
            <text:p>0.574724</text:p>
          </table:table-cell>
          <table:table-cell office:value-type="float" office:value="0.456189" calcext:value-type="float">
            <text:p>0.456189</text:p>
          </table:table-cell>
          <table:table-cell table:formula="of:=[.A2876]*[.A2876]" office:value-type="float" office:value="0.330307676176" calcext:value-type="float">
            <text:p>0.330307676176</text:p>
          </table:table-cell>
          <table:table-cell table:formula="of:=([.A2876]-[.B2876])*([.A2876]-[.B2876])" office:value-type="float" office:value="0.014050546225" calcext:value-type="float">
            <text:p>0.014050546225</text:p>
          </table:table-cell>
          <table:table-cell table:number-columns-repeated="2"/>
        </table:table-row>
        <table:table-row table:style-name="ro1">
          <table:table-cell office:value-type="float" office:value="0.784845" calcext:value-type="float">
            <text:p>0.784845</text:p>
          </table:table-cell>
          <table:table-cell office:value-type="float" office:value="0.640892" calcext:value-type="float">
            <text:p>0.640892</text:p>
          </table:table-cell>
          <table:table-cell table:formula="of:=[.A2877]*[.A2877]" office:value-type="float" office:value="0.615981674025" calcext:value-type="float">
            <text:p>0.615981674025</text:p>
          </table:table-cell>
          <table:table-cell table:formula="of:=([.A2877]-[.B2877])*([.A2877]-[.B2877])" office:value-type="float" office:value="0.020722466209" calcext:value-type="float">
            <text:p>0.020722466209</text:p>
          </table:table-cell>
          <table:table-cell table:number-columns-repeated="2"/>
        </table:table-row>
        <table:table-row table:style-name="ro1">
          <table:table-cell office:value-type="float" office:value="0.784844" calcext:value-type="float">
            <text:p>0.784844</text:p>
          </table:table-cell>
          <table:table-cell office:value-type="float" office:value="0.700049" calcext:value-type="float">
            <text:p>0.700049</text:p>
          </table:table-cell>
          <table:table-cell table:formula="of:=[.A2878]*[.A2878]" office:value-type="float" office:value="0.615980104336" calcext:value-type="float">
            <text:p>0.615980104336</text:p>
          </table:table-cell>
          <table:table-cell table:formula="of:=([.A2878]-[.B2878])*([.A2878]-[.B2878])" office:value-type="float" office:value="0.00719019202499999" calcext:value-type="float">
            <text:p>0.00719019202499999</text:p>
          </table:table-cell>
          <table:table-cell table:number-columns-repeated="2"/>
        </table:table-row>
        <table:table-row table:style-name="ro1">
          <table:table-cell office:value-type="float" office:value="0.784845" calcext:value-type="float">
            <text:p>0.784845</text:p>
          </table:table-cell>
          <table:table-cell office:value-type="float" office:value="0.743553" calcext:value-type="float">
            <text:p>0.743553</text:p>
          </table:table-cell>
          <table:table-cell table:formula="of:=[.A2879]*[.A2879]" office:value-type="float" office:value="0.615981674025" calcext:value-type="float">
            <text:p>0.615981674025</text:p>
          </table:table-cell>
          <table:table-cell table:formula="of:=([.A2879]-[.B2879])*([.A2879]-[.B2879])" office:value-type="float" office:value="0.001705029264" calcext:value-type="float">
            <text:p>0.001705029264</text:p>
          </table:table-cell>
          <table:table-cell table:number-columns-repeated="2"/>
        </table:table-row>
        <table:table-row table:style-name="ro1">
          <table:table-cell office:value-type="float" office:value="0.784845" calcext:value-type="float">
            <text:p>0.784845</text:p>
          </table:table-cell>
          <table:table-cell office:value-type="float" office:value="0.777755" calcext:value-type="float">
            <text:p>0.777755</text:p>
          </table:table-cell>
          <table:table-cell table:formula="of:=[.A2880]*[.A2880]" office:value-type="float" office:value="0.615981674025" calcext:value-type="float">
            <text:p>0.615981674025</text:p>
          </table:table-cell>
          <table:table-cell table:formula="of:=([.A2880]-[.B2880])*([.A2880]-[.B2880])" office:value-type="float" office:value="0.0000502681000000006" calcext:value-type="float">
            <text:p>5.02681000000006E-05</text:p>
          </table:table-cell>
          <table:table-cell table:number-columns-repeated="2"/>
        </table:table-row>
        <table:table-row table:style-name="ro1">
          <table:table-cell office:value-type="float" office:value="0.784845" calcext:value-type="float">
            <text:p>0.784845</text:p>
          </table:table-cell>
          <table:table-cell office:value-type="float" office:value="0.814785" calcext:value-type="float">
            <text:p>0.814785</text:p>
          </table:table-cell>
          <table:table-cell table:formula="of:=[.A2881]*[.A2881]" office:value-type="float" office:value="0.615981674025" calcext:value-type="float">
            <text:p>0.615981674025</text:p>
          </table:table-cell>
          <table:table-cell table:formula="of:=([.A2881]-[.B2881])*([.A2881]-[.B2881])" office:value-type="float" office:value="0.000896403599999998" calcext:value-type="float">
            <text:p>0.000896403599999998</text:p>
          </table:table-cell>
          <table:table-cell table:number-columns-repeated="2"/>
        </table:table-row>
        <table:table-row table:style-name="ro1">
          <table:table-cell office:value-type="float" office:value="0.784845" calcext:value-type="float">
            <text:p>0.784845</text:p>
          </table:table-cell>
          <table:table-cell office:value-type="float" office:value="0.854133" calcext:value-type="float">
            <text:p>0.854133</text:p>
          </table:table-cell>
          <table:table-cell table:formula="of:=[.A2882]*[.A2882]" office:value-type="float" office:value="0.615981674025" calcext:value-type="float">
            <text:p>0.615981674025</text:p>
          </table:table-cell>
          <table:table-cell table:formula="of:=([.A2882]-[.B2882])*([.A2882]-[.B2882])" office:value-type="float" office:value="0.004800826944" calcext:value-type="float">
            <text:p>0.004800826944</text:p>
          </table:table-cell>
          <table:table-cell table:number-columns-repeated="2"/>
        </table:table-row>
        <table:table-row table:style-name="ro1">
          <table:table-cell office:value-type="float" office:value="0.946796" calcext:value-type="float">
            <text:p>0.946796</text:p>
          </table:table-cell>
          <table:table-cell office:value-type="float" office:value="0.853391" calcext:value-type="float">
            <text:p>0.853391</text:p>
          </table:table-cell>
          <table:table-cell table:formula="of:=[.A2883]*[.A2883]" office:value-type="float" office:value="0.896422665616" calcext:value-type="float">
            <text:p>0.896422665616</text:p>
          </table:table-cell>
          <table:table-cell table:formula="of:=([.A2883]-[.B2883])*([.A2883]-[.B2883])" office:value-type="float" office:value="0.00872449402499999" calcext:value-type="float">
            <text:p>0.00872449402499999</text:p>
          </table:table-cell>
          <table:table-cell table:number-columns-repeated="2"/>
        </table:table-row>
        <table:table-row table:style-name="ro1">
          <table:table-cell office:value-type="float" office:value="0.946796" calcext:value-type="float">
            <text:p>0.946796</text:p>
          </table:table-cell>
          <table:table-cell office:value-type="float" office:value="0.94791" calcext:value-type="float">
            <text:p>0.94791</text:p>
          </table:table-cell>
          <table:table-cell table:formula="of:=[.A2884]*[.A2884]" office:value-type="float" office:value="0.896422665616" calcext:value-type="float">
            <text:p>0.896422665616</text:p>
          </table:table-cell>
          <table:table-cell table:formula="of:=([.A2884]-[.B2884])*([.A2884]-[.B2884])" office:value-type="float" office:value="0.00000124099600000013" calcext:value-type="float">
            <text:p>1.24099600000013E-06</text:p>
          </table:table-cell>
          <table:table-cell table:number-columns-repeated="2"/>
        </table:table-row>
        <table:table-row table:style-name="ro1">
          <table:table-cell office:value-type="float" office:value="0.946796" calcext:value-type="float">
            <text:p>0.946796</text:p>
          </table:table-cell>
          <table:table-cell office:value-type="float" office:value="0.98447" calcext:value-type="float">
            <text:p>0.98447</text:p>
          </table:table-cell>
          <table:table-cell table:formula="of:=[.A2885]*[.A2885]" office:value-type="float" office:value="0.896422665616" calcext:value-type="float">
            <text:p>0.896422665616</text:p>
          </table:table-cell>
          <table:table-cell table:formula="of:=([.A2885]-[.B2885])*([.A2885]-[.B2885])" office:value-type="float" office:value="0.001419330276" calcext:value-type="float">
            <text:p>0.001419330276</text:p>
          </table:table-cell>
          <table:table-cell table:number-columns-repeated="2"/>
        </table:table-row>
        <table:table-row table:style-name="ro1">
          <table:table-cell office:value-type="float" office:value="0.946796" calcext:value-type="float">
            <text:p>0.946796</text:p>
          </table:table-cell>
          <table:table-cell office:value-type="float" office:value="0.997947" calcext:value-type="float">
            <text:p>0.997947</text:p>
          </table:table-cell>
          <table:table-cell table:formula="of:=[.A2886]*[.A2886]" office:value-type="float" office:value="0.896422665616" calcext:value-type="float">
            <text:p>0.896422665616</text:p>
          </table:table-cell>
          <table:table-cell table:formula="of:=([.A2886]-[.B2886])*([.A2886]-[.B2886])" office:value-type="float" office:value="0.00261642480100001" calcext:value-type="float">
            <text:p>0.00261642480100001</text:p>
          </table:table-cell>
          <table:table-cell table:number-columns-repeated="2"/>
        </table:table-row>
        <table:table-row table:style-name="ro1">
          <table:table-cell office:value-type="float" office:value="0.985171" calcext:value-type="float">
            <text:p>0.985171</text:p>
          </table:table-cell>
          <table:table-cell office:value-type="float" office:value="0.999751" calcext:value-type="float">
            <text:p>0.999751</text:p>
          </table:table-cell>
          <table:table-cell table:formula="of:=[.A2887]*[.A2887]" office:value-type="float" office:value="0.970561899241" calcext:value-type="float">
            <text:p>0.970561899241</text:p>
          </table:table-cell>
          <table:table-cell table:formula="of:=([.A2887]-[.B2887])*([.A2887]-[.B2887])" office:value-type="float" office:value="0.000212576399999998" calcext:value-type="float">
            <text:p>0.000212576399999998</text:p>
          </table:table-cell>
          <table:table-cell table:number-columns-repeated="2"/>
        </table:table-row>
        <table:table-row table:style-name="ro1">
          <table:table-cell office:value-type="float" office:value="0.0000838637" calcext:value-type="float">
            <text:p>0.0000838637</text:p>
          </table:table-cell>
          <table:table-cell office:value-type="float" office:value="0.00000303222" calcext:value-type="float">
            <text:p>0.00000303222</text:p>
          </table:table-cell>
          <table:table-cell table:formula="of:=[.A2888]*[.A2888]" office:value-type="float" office:value="0.00000000703312017769" calcext:value-type="float">
            <text:p>7.03312017769E-09</text:p>
          </table:table-cell>
          <table:table-cell table:formula="of:=([.A2888]-[.B2888])*([.A2888]-[.B2888])" office:value-type="float" office:value="0.00000000653372815899" calcext:value-type="float">
            <text:p>6.5337281589904E-09</text:p>
          </table:table-cell>
          <table:table-cell table:number-columns-repeated="2"/>
        </table:table-row>
        <table:table-row table:style-name="ro1">
          <table:table-cell office:value-type="float" office:value="0.0000838637" calcext:value-type="float">
            <text:p>0.0000838637</text:p>
          </table:table-cell>
          <table:table-cell office:value-type="float" office:value="0.00180795" calcext:value-type="float">
            <text:p>0.00180795</text:p>
          </table:table-cell>
          <table:table-cell table:formula="of:=[.A2889]*[.A2889]" office:value-type="float" office:value="0.00000000703312017769" calcext:value-type="float">
            <text:p>7.03312017769E-09</text:p>
          </table:table-cell>
          <table:table-cell table:formula="of:=([.A2889]-[.B2889])*([.A2889]-[.B2889])" office:value-type="float" office:value="0.00000297247356984769" calcext:value-type="float">
            <text:p>2.97247356984769E-06</text:p>
          </table:table-cell>
          <table:table-cell table:number-columns-repeated="2"/>
        </table:table-row>
        <table:table-row table:style-name="ro1">
          <table:table-cell office:value-type="float" office:value="0.000000953674" calcext:value-type="float">
            <text:p>0.000000953674</text:p>
          </table:table-cell>
          <table:table-cell office:value-type="float" office:value="0.000158142" calcext:value-type="float">
            <text:p>0.000158142</text:p>
          </table:table-cell>
          <table:table-cell table:formula="of:=[.A2890]*[.A2890]" office:value-type="float" office:value="0.0000000000009094941" calcext:value-type="float">
            <text:p>9.09494098276E-13</text:p>
          </table:table-cell>
          <table:table-cell table:formula="of:=([.A2890]-[.B2890])*([.A2890]-[.B2890])" office:value-type="float" office:value="0.00000002470816983068" calcext:value-type="float">
            <text:p>2.47081698306823E-08</text:p>
          </table:table-cell>
          <table:table-cell table:number-columns-repeated="2"/>
        </table:table-row>
        <table:table-row table:style-name="ro1">
          <table:table-cell office:value-type="float" office:value="0.0000077486" calcext:value-type="float">
            <text:p>0.0000077486</text:p>
          </table:table-cell>
          <table:table-cell office:value-type="float" office:value="0.0136115" calcext:value-type="float">
            <text:p>0.0136115</text:p>
          </table:table-cell>
          <table:table-cell table:formula="of:=[.A2891]*[.A2891]" office:value-type="float" office:value="0.00000000006004080196" calcext:value-type="float">
            <text:p>6.004080196E-11</text:p>
          </table:table-cell>
          <table:table-cell table:formula="of:=([.A2891]-[.B2891])*([.A2891]-[.B2891])" office:value-type="float" office:value="0.000185062052153002" calcext:value-type="float">
            <text:p>0.000185062052153002</text:p>
          </table:table-cell>
          <table:table-cell table:number-columns-repeated="2"/>
        </table:table-row>
        <table:table-row table:style-name="ro1">
          <table:table-cell office:value-type="float" office:value="0.000012219" calcext:value-type="float">
            <text:p>0.000012219</text:p>
          </table:table-cell>
          <table:table-cell office:value-type="float" office:value="0.00586439" calcext:value-type="float">
            <text:p>0.00586439</text:p>
          </table:table-cell>
          <table:table-cell table:formula="of:=[.A2892]*[.A2892]" office:value-type="float" office:value="0.000000000149303961" calcext:value-type="float">
            <text:p>1.49303961E-10</text:p>
          </table:table-cell>
          <table:table-cell table:formula="of:=([.A2892]-[.B2892])*([.A2892]-[.B2892])" office:value-type="float" office:value="0.000034247905413241" calcext:value-type="float">
            <text:p>3.4247905413241E-05</text:p>
          </table:table-cell>
          <table:table-cell table:number-columns-repeated="2"/>
        </table:table-row>
        <table:table-row table:style-name="ro1">
          <table:table-cell office:value-type="float" office:value="0.0000109673" calcext:value-type="float">
            <text:p>0.0000109673</text:p>
          </table:table-cell>
          <table:table-cell office:value-type="float" office:value="0.00620453" calcext:value-type="float">
            <text:p>0.00620453</text:p>
          </table:table-cell>
          <table:table-cell table:formula="of:=[.A2893]*[.A2893]" office:value-type="float" office:value="0.00000000012028166929" calcext:value-type="float">
            <text:p>1.2028166929E-10</text:p>
          </table:table-cell>
          <table:table-cell table:formula="of:=([.A2893]-[.B2893])*([.A2893]-[.B2893])" office:value-type="float" office:value="0.0000383602189188313" calcext:value-type="float">
            <text:p>3.83602189188313E-05</text:p>
          </table:table-cell>
          <table:table-cell table:number-columns-repeated="2"/>
        </table:table-row>
        <table:table-row table:style-name="ro1">
          <table:table-cell office:value-type="float" office:value="0.00007689" calcext:value-type="float">
            <text:p>0.00007689</text:p>
          </table:table-cell>
          <table:table-cell office:value-type="float" office:value="0.0022859" calcext:value-type="float">
            <text:p>0.0022859</text:p>
          </table:table-cell>
          <table:table-cell table:formula="of:=[.A2894]*[.A2894]" office:value-type="float" office:value="0.0000000059120721" calcext:value-type="float">
            <text:p>0.0000000059120721</text:p>
          </table:table-cell>
          <table:table-cell table:formula="of:=([.A2894]-[.B2894])*([.A2894]-[.B2894])" office:value-type="float" office:value="0.0000048797251801" calcext:value-type="float">
            <text:p>0.0000048797251801</text:p>
          </table:table-cell>
          <table:table-cell table:number-columns-repeated="2"/>
        </table:table-row>
        <table:table-row table:style-name="ro1">
          <table:table-cell office:value-type="float" office:value="0.0000728369" calcext:value-type="float">
            <text:p>0.0000728369</text:p>
          </table:table-cell>
          <table:table-cell office:value-type="float" office:value="0.00041928" calcext:value-type="float">
            <text:p>0.00041928</text:p>
          </table:table-cell>
          <table:table-cell table:formula="of:=[.A2895]*[.A2895]" office:value-type="float" office:value="0.00000000530521400161" calcext:value-type="float">
            <text:p>5.30521400161E-09</text:p>
          </table:table-cell>
          <table:table-cell table:formula="of:=([.A2895]-[.B2895])*([.A2895]-[.B2895])" office:value-type="float" office:value="0.00000012002282153761" calcext:value-type="float">
            <text:p>1.2002282153761E-07</text:p>
          </table:table-cell>
          <table:table-cell table:number-columns-repeated="2"/>
        </table:table-row>
        <table:table-row table:style-name="ro1">
          <table:table-cell office:value-type="float" office:value="0.0000728369" calcext:value-type="float">
            <text:p>0.0000728369</text:p>
          </table:table-cell>
          <table:table-cell office:value-type="float" office:value="0.000708024" calcext:value-type="float">
            <text:p>0.000708024</text:p>
          </table:table-cell>
          <table:table-cell table:formula="of:=[.A2896]*[.A2896]" office:value-type="float" office:value="0.00000000530521400161" calcext:value-type="float">
            <text:p>5.30521400161E-09</text:p>
          </table:table-cell>
          <table:table-cell table:formula="of:=([.A2896]-[.B2896])*([.A2896]-[.B2896])" office:value-type="float" office:value="0.00000040346265200641" calcext:value-type="float">
            <text:p>4.0346265200641E-07</text:p>
          </table:table-cell>
          <table:table-cell table:number-columns-repeated="2"/>
        </table:table-row>
        <table:table-row table:style-name="ro1">
          <table:table-cell office:value-type="float" office:value="0.0000810623" calcext:value-type="float">
            <text:p>0.0000810623</text:p>
          </table:table-cell>
          <table:table-cell office:value-type="float" office:value="0.000539578" calcext:value-type="float">
            <text:p>0.000539578</text:p>
          </table:table-cell>
          <table:table-cell table:formula="of:=[.A2897]*[.A2897]" office:value-type="float" office:value="0.00000000657109648129" calcext:value-type="float">
            <text:p>6.57109648129E-09</text:p>
          </table:table-cell>
          <table:table-cell table:formula="of:=([.A2897]-[.B2897])*([.A2897]-[.B2897])" office:value-type="float" office:value="0.00000021023664714649" calcext:value-type="float">
            <text:p>2.1023664714649E-07</text:p>
          </table:table-cell>
          <table:table-cell table:number-columns-repeated="2"/>
        </table:table-row>
        <table:table-row table:style-name="ro1">
          <table:table-cell office:value-type="float" office:value="0.000033319" calcext:value-type="float">
            <text:p>0.000033319</text:p>
          </table:table-cell>
          <table:table-cell office:value-type="float" office:value="0.0206685" calcext:value-type="float">
            <text:p>0.0206685</text:p>
          </table:table-cell>
          <table:table-cell table:formula="of:=[.A2898]*[.A2898]" office:value-type="float" office:value="0.000000001110155761" calcext:value-type="float">
            <text:p>1.110155761E-09</text:p>
          </table:table-cell>
          <table:table-cell table:formula="of:=([.A2898]-[.B2898])*([.A2898]-[.B2898])" office:value-type="float" office:value="0.000425810694902761" calcext:value-type="float">
            <text:p>0.000425810694902761</text:p>
          </table:table-cell>
          <table:table-cell table:number-columns-repeated="2"/>
        </table:table-row>
        <table:table-row table:style-name="ro1">
          <table:table-cell office:value-type="float" office:value="0.0000922084" calcext:value-type="float">
            <text:p>0.0000922084</text:p>
          </table:table-cell>
          <table:table-cell office:value-type="float" office:value="0.0334027" calcext:value-type="float">
            <text:p>0.0334027</text:p>
          </table:table-cell>
          <table:table-cell table:formula="of:=[.A2899]*[.A2899]" office:value-type="float" office:value="0.00000000850238903056" calcext:value-type="float">
            <text:p>8.50238903056E-09</text:p>
          </table:table-cell>
          <table:table-cell table:formula="of:=([.A2899]-[.B2899])*([.A2899]-[.B2899])" office:value-type="float" office:value="0.00110958885063367" calcext:value-type="float">
            <text:p>0.00110958885063367</text:p>
          </table:table-cell>
          <table:table-cell table:number-columns-repeated="2"/>
        </table:table-row>
        <table:table-row table:style-name="ro1">
          <table:table-cell office:value-type="float" office:value="0.0000934601" calcext:value-type="float">
            <text:p>0.0000934601</text:p>
          </table:table-cell>
          <table:table-cell office:value-type="float" office:value="0.0389733" calcext:value-type="float">
            <text:p>0.0389733</text:p>
          </table:table-cell>
          <table:table-cell table:formula="of:=[.A2900]*[.A2900]" office:value-type="float" office:value="0.00000000873479029201" calcext:value-type="float">
            <text:p>8.73479029201E-09</text:p>
          </table:table-cell>
          <table:table-cell table:formula="of:=([.A2900]-[.B2900])*([.A2900]-[.B2900])" office:value-type="float" office:value="0.00151164195064963" calcext:value-type="float">
            <text:p>0.00151164195064963</text:p>
          </table:table-cell>
          <table:table-cell table:number-columns-repeated="2"/>
        </table:table-row>
        <table:table-row table:style-name="ro1">
          <table:table-cell office:value-type="float" office:value="0.000125885" calcext:value-type="float">
            <text:p>0.000125885</text:p>
          </table:table-cell>
          <table:table-cell office:value-type="float" office:value="0.0854101" calcext:value-type="float">
            <text:p>0.0854101</text:p>
          </table:table-cell>
          <table:table-cell table:formula="of:=[.A2901]*[.A2901]" office:value-type="float" office:value="0.000000015847033225" calcext:value-type="float">
            <text:p>1.5847033225E-08</text:p>
          </table:table-cell>
          <table:table-cell table:formula="of:=([.A2901]-[.B2901])*([.A2901]-[.B2901])" office:value-type="float" office:value="0.00727339732816622" calcext:value-type="float">
            <text:p>0.00727339732816622</text:p>
          </table:table-cell>
          <table:table-cell table:number-columns-repeated="2"/>
        </table:table-row>
        <table:table-row table:style-name="ro1">
          <table:table-cell office:value-type="float" office:value="0.000125885" calcext:value-type="float">
            <text:p>0.000125885</text:p>
          </table:table-cell>
          <table:table-cell office:value-type="float" office:value="0.0497108" calcext:value-type="float">
            <text:p>0.0497108</text:p>
          </table:table-cell>
          <table:table-cell table:formula="of:=[.A2902]*[.A2902]" office:value-type="float" office:value="0.000000015847033225" calcext:value-type="float">
            <text:p>1.5847033225E-08</text:p>
          </table:table-cell>
          <table:table-cell table:formula="of:=([.A2902]-[.B2902])*([.A2902]-[.B2902])" office:value-type="float" office:value="0.00245866379555722" calcext:value-type="float">
            <text:p>0.00245866379555722</text:p>
          </table:table-cell>
          <table:table-cell table:number-columns-repeated="2"/>
        </table:table-row>
        <table:table-row table:style-name="ro1">
          <table:table-cell office:value-type="float" office:value="0.000125885" calcext:value-type="float">
            <text:p>0.000125885</text:p>
          </table:table-cell>
          <table:table-cell office:value-type="float" office:value="0.0524062" calcext:value-type="float">
            <text:p>0.0524062</text:p>
          </table:table-cell>
          <table:table-cell table:formula="of:=[.A2903]*[.A2903]" office:value-type="float" office:value="0.000000015847033225" calcext:value-type="float">
            <text:p>1.5847033225E-08</text:p>
          </table:table-cell>
          <table:table-cell table:formula="of:=([.A2903]-[.B2903])*([.A2903]-[.B2903])" office:value-type="float" office:value="0.00273323133649923" calcext:value-type="float">
            <text:p>0.00273323133649923</text:p>
          </table:table-cell>
          <table:table-cell table:number-columns-repeated="2"/>
        </table:table-row>
        <table:table-row table:style-name="ro1">
          <table:table-cell office:value-type="float" office:value="0.0000315905" calcext:value-type="float">
            <text:p>0.0000315905</text:p>
          </table:table-cell>
          <table:table-cell office:value-type="float" office:value="0.0561543" calcext:value-type="float">
            <text:p>0.0561543</text:p>
          </table:table-cell>
          <table:table-cell table:formula="of:=[.A2904]*[.A2904]" office:value-type="float" office:value="0.00000000099795969025" calcext:value-type="float">
            <text:p>9.9795969025E-10</text:p>
          </table:table-cell>
          <table:table-cell table:formula="of:=([.A2904]-[.B2904])*([.A2904]-[.B2904])" office:value-type="float" office:value="0.00314975852162139" calcext:value-type="float">
            <text:p>0.00314975852162139</text:p>
          </table:table-cell>
          <table:table-cell table:number-columns-repeated="2"/>
        </table:table-row>
        <table:table-row table:style-name="ro1">
          <table:table-cell office:value-type="float" office:value="0.0000446439" calcext:value-type="float">
            <text:p>0.0000446439</text:p>
          </table:table-cell>
          <table:table-cell office:value-type="float" office:value="0.0106067" calcext:value-type="float">
            <text:p>0.0106067</text:p>
          </table:table-cell>
          <table:table-cell table:formula="of:=[.A2905]*[.A2905]" office:value-type="float" office:value="0.00000000199307780721" calcext:value-type="float">
            <text:p>1.99307780721E-09</text:p>
          </table:table-cell>
          <table:table-cell table:formula="of:=([.A2905]-[.B2905])*([.A2905]-[.B2905])" office:value-type="float" office:value="0.000111557029059547" calcext:value-type="float">
            <text:p>0.000111557029059547</text:p>
          </table:table-cell>
          <table:table-cell table:number-columns-repeated="2"/>
        </table:table-row>
        <table:table-row table:style-name="ro1">
          <table:table-cell office:value-type="float" office:value="0.000392616" calcext:value-type="float">
            <text:p>0.000392616</text:p>
          </table:table-cell>
          <table:table-cell office:value-type="float" office:value="0.043016" calcext:value-type="float">
            <text:p>0.043016</text:p>
          </table:table-cell>
          <table:table-cell table:formula="of:=[.A2906]*[.A2906]" office:value-type="float" office:value="0.000000154147323456" calcext:value-type="float">
            <text:p>1.54147323456E-07</text:p>
          </table:table-cell>
          <table:table-cell table:formula="of:=([.A2906]-[.B2906])*([.A2906]-[.B2906])" office:value-type="float" office:value="0.00181675286361146" calcext:value-type="float">
            <text:p>0.00181675286361146</text:p>
          </table:table-cell>
          <table:table-cell table:number-columns-repeated="2"/>
        </table:table-row>
        <table:table-row table:style-name="ro1">
          <table:table-cell office:value-type="float" office:value="0.00000596046" calcext:value-type="float">
            <text:p>0.00000596046</text:p>
          </table:table-cell>
          <table:table-cell office:value-type="float" office:value="0.0114451" calcext:value-type="float">
            <text:p>0.0114451</text:p>
          </table:table-cell>
          <table:table-cell table:formula="of:=[.A2907]*[.A2907]" office:value-type="float" office:value="0.00000000003552708341" calcext:value-type="float">
            <text:p>3.55270834116E-11</text:p>
          </table:table-cell>
          <table:table-cell table:formula="of:=([.A2907]-[.B2907])*([.A2907]-[.B2907])" office:value-type="float" office:value="0.000130853913415591" calcext:value-type="float">
            <text:p>0.000130853913415591</text:p>
          </table:table-cell>
          <table:table-cell table:number-columns-repeated="2"/>
        </table:table-row>
        <table:table-row table:style-name="ro1">
          <table:table-cell office:value-type="float" office:value="0.0021829" calcext:value-type="float">
            <text:p>0.0021829</text:p>
          </table:table-cell>
          <table:table-cell office:value-type="float" office:value="0.18743" calcext:value-type="float">
            <text:p>0.18743</text:p>
          </table:table-cell>
          <table:table-cell table:formula="of:=[.A2908]*[.A2908]" office:value-type="float" office:value="0.00000476505241" calcext:value-type="float">
            <text:p>0.00000476505241</text:p>
          </table:table-cell>
          <table:table-cell table:formula="of:=([.A2908]-[.B2908])*([.A2908]-[.B2908])" office:value-type="float" office:value="0.03431648805841" calcext:value-type="float">
            <text:p>0.03431648805841</text:p>
          </table:table-cell>
          <table:table-cell table:number-columns-repeated="2"/>
        </table:table-row>
        <table:table-row table:style-name="ro1">
          <table:table-cell office:value-type="float" office:value="0.00358212" calcext:value-type="float">
            <text:p>0.00358212</text:p>
          </table:table-cell>
          <table:table-cell office:value-type="float" office:value="0.0752839" calcext:value-type="float">
            <text:p>0.0752839</text:p>
          </table:table-cell>
          <table:table-cell table:formula="of:=[.A2909]*[.A2909]" office:value-type="float" office:value="0.0000128315836944" calcext:value-type="float">
            <text:p>0.0000128315836944</text:p>
          </table:table-cell>
          <table:table-cell table:formula="of:=([.A2909]-[.B2909])*([.A2909]-[.B2909])" office:value-type="float" office:value="0.0051411452551684" calcext:value-type="float">
            <text:p>0.0051411452551684</text:p>
          </table:table-cell>
          <table:table-cell table:number-columns-repeated="2"/>
        </table:table-row>
        <table:table-row table:style-name="ro1">
          <table:table-cell office:value-type="float" office:value="0.0155507" calcext:value-type="float">
            <text:p>0.0155507</text:p>
          </table:table-cell>
          <table:table-cell office:value-type="float" office:value="0.193937" calcext:value-type="float">
            <text:p>0.193937</text:p>
          </table:table-cell>
          <table:table-cell table:formula="of:=[.A2910]*[.A2910]" office:value-type="float" office:value="0.00024182427049" calcext:value-type="float">
            <text:p>0.00024182427049</text:p>
          </table:table-cell>
          <table:table-cell table:formula="of:=([.A2910]-[.B2910])*([.A2910]-[.B2910])" office:value-type="float" office:value="0.03182167202769" calcext:value-type="float">
            <text:p>0.03182167202769</text:p>
          </table:table-cell>
          <table:table-cell table:number-columns-repeated="2"/>
        </table:table-row>
        <table:table-row table:style-name="ro1">
          <table:table-cell office:value-type="float" office:value="0.0426209" calcext:value-type="float">
            <text:p>0.0426209</text:p>
          </table:table-cell>
          <table:table-cell office:value-type="float" office:value="0.0868324" calcext:value-type="float">
            <text:p>0.0868324</text:p>
          </table:table-cell>
          <table:table-cell table:formula="of:=[.A2911]*[.A2911]" office:value-type="float" office:value="0.00181654111681" calcext:value-type="float">
            <text:p>0.00181654111681</text:p>
          </table:table-cell>
          <table:table-cell table:formula="of:=([.A2911]-[.B2911])*([.A2911]-[.B2911])" office:value-type="float" office:value="0.00195465673225" calcext:value-type="float">
            <text:p>0.00195465673225</text:p>
          </table:table-cell>
          <table:table-cell table:number-columns-repeated="2"/>
        </table:table-row>
        <table:table-row table:style-name="ro1">
          <table:table-cell office:value-type="float" office:value="0.107495" calcext:value-type="float">
            <text:p>0.107495</text:p>
          </table:table-cell>
          <table:table-cell office:value-type="float" office:value="0.185017" calcext:value-type="float">
            <text:p>0.185017</text:p>
          </table:table-cell>
          <table:table-cell table:formula="of:=[.A2912]*[.A2912]" office:value-type="float" office:value="0.011555175025" calcext:value-type="float">
            <text:p>0.011555175025</text:p>
          </table:table-cell>
          <table:table-cell table:formula="of:=([.A2912]-[.B2912])*([.A2912]-[.B2912])" office:value-type="float" office:value="0.006009660484" calcext:value-type="float">
            <text:p>0.006009660484</text:p>
          </table:table-cell>
          <table:table-cell table:number-columns-repeated="2"/>
        </table:table-row>
        <table:table-row table:style-name="ro1">
          <table:table-cell office:value-type="float" office:value="0.107495" calcext:value-type="float">
            <text:p>0.107495</text:p>
          </table:table-cell>
          <table:table-cell office:value-type="float" office:value="0.311799" calcext:value-type="float">
            <text:p>0.311799</text:p>
          </table:table-cell>
          <table:table-cell table:formula="of:=[.A2913]*[.A2913]" office:value-type="float" office:value="0.011555175025" calcext:value-type="float">
            <text:p>0.011555175025</text:p>
          </table:table-cell>
          <table:table-cell table:formula="of:=([.A2913]-[.B2913])*([.A2913]-[.B2913])" office:value-type="float" office:value="0.041740124416" calcext:value-type="float">
            <text:p>0.041740124416</text:p>
          </table:table-cell>
          <table:table-cell table:number-columns-repeated="2"/>
        </table:table-row>
        <table:table-row table:style-name="ro1">
          <table:table-cell office:value-type="float" office:value="0.0986079" calcext:value-type="float">
            <text:p>0.0986079</text:p>
          </table:table-cell>
          <table:table-cell office:value-type="float" office:value="0.341361" calcext:value-type="float">
            <text:p>0.341361</text:p>
          </table:table-cell>
          <table:table-cell table:formula="of:=[.A2914]*[.A2914]" office:value-type="float" office:value="0.00972351794241" calcext:value-type="float">
            <text:p>0.00972351794241</text:p>
          </table:table-cell>
          <table:table-cell table:formula="of:=([.A2914]-[.B2914])*([.A2914]-[.B2914])" office:value-type="float" office:value="0.05892906755961" calcext:value-type="float">
            <text:p>0.05892906755961</text:p>
          </table:table-cell>
          <table:table-cell table:number-columns-repeated="2"/>
        </table:table-row>
        <table:table-row table:style-name="ro1">
          <table:table-cell office:value-type="float" office:value="0.128777" calcext:value-type="float">
            <text:p>0.128777</text:p>
          </table:table-cell>
          <table:table-cell office:value-type="float" office:value="0.247011" calcext:value-type="float">
            <text:p>0.247011</text:p>
          </table:table-cell>
          <table:table-cell table:formula="of:=[.A2915]*[.A2915]" office:value-type="float" office:value="0.016583515729" calcext:value-type="float">
            <text:p>0.016583515729</text:p>
          </table:table-cell>
          <table:table-cell table:formula="of:=([.A2915]-[.B2915])*([.A2915]-[.B2915])" office:value-type="float" office:value="0.013979278756" calcext:value-type="float">
            <text:p>0.013979278756</text:p>
          </table:table-cell>
          <table:table-cell table:number-columns-repeated="2"/>
        </table:table-row>
        <table:table-row table:style-name="ro1">
          <table:table-cell office:value-type="float" office:value="0.293897" calcext:value-type="float">
            <text:p>0.293897</text:p>
          </table:table-cell>
          <table:table-cell office:value-type="float" office:value="0.527869" calcext:value-type="float">
            <text:p>0.527869</text:p>
          </table:table-cell>
          <table:table-cell table:formula="of:=[.A2916]*[.A2916]" office:value-type="float" office:value="0.086375446609" calcext:value-type="float">
            <text:p>0.086375446609</text:p>
          </table:table-cell>
          <table:table-cell table:formula="of:=([.A2916]-[.B2916])*([.A2916]-[.B2916])" office:value-type="float" office:value="0.054742896784" calcext:value-type="float">
            <text:p>0.054742896784</text:p>
          </table:table-cell>
          <table:table-cell table:number-columns-repeated="2"/>
        </table:table-row>
        <table:table-row table:style-name="ro1">
          <table:table-cell office:value-type="float" office:value="0.293897" calcext:value-type="float">
            <text:p>0.293897</text:p>
          </table:table-cell>
          <table:table-cell office:value-type="float" office:value="0.573349" calcext:value-type="float">
            <text:p>0.573349</text:p>
          </table:table-cell>
          <table:table-cell table:formula="of:=[.A2917]*[.A2917]" office:value-type="float" office:value="0.086375446609" calcext:value-type="float">
            <text:p>0.086375446609</text:p>
          </table:table-cell>
          <table:table-cell table:formula="of:=([.A2917]-[.B2917])*([.A2917]-[.B2917])" office:value-type="float" office:value="0.078093420304" calcext:value-type="float">
            <text:p>0.078093420304</text:p>
          </table:table-cell>
          <table:table-cell table:number-columns-repeated="2"/>
        </table:table-row>
        <table:table-row table:style-name="ro1">
          <table:table-cell office:value-type="float" office:value="0.574117" calcext:value-type="float">
            <text:p>0.574117</text:p>
          </table:table-cell>
          <table:table-cell office:value-type="float" office:value="0.269643" calcext:value-type="float">
            <text:p>0.269643</text:p>
          </table:table-cell>
          <table:table-cell table:formula="of:=[.A2918]*[.A2918]" office:value-type="float" office:value="0.329610329689" calcext:value-type="float">
            <text:p>0.329610329689</text:p>
          </table:table-cell>
          <table:table-cell table:formula="of:=([.A2918]-[.B2918])*([.A2918]-[.B2918])" office:value-type="float" office:value="0.092704416676" calcext:value-type="float">
            <text:p>0.092704416676</text:p>
          </table:table-cell>
          <table:table-cell table:number-columns-repeated="2"/>
        </table:table-row>
        <table:table-row table:style-name="ro1">
          <table:table-cell office:value-type="float" office:value="0.650758" calcext:value-type="float">
            <text:p>0.650758</text:p>
          </table:table-cell>
          <table:table-cell office:value-type="float" office:value="0.456329" calcext:value-type="float">
            <text:p>0.456329</text:p>
          </table:table-cell>
          <table:table-cell table:formula="of:=[.A2919]*[.A2919]" office:value-type="float" office:value="0.423485974564" calcext:value-type="float">
            <text:p>0.423485974564</text:p>
          </table:table-cell>
          <table:table-cell table:formula="of:=([.A2919]-[.B2919])*([.A2919]-[.B2919])" office:value-type="float" office:value="0.037802636041" calcext:value-type="float">
            <text:p>0.037802636041</text:p>
          </table:table-cell>
          <table:table-cell table:number-columns-repeated="2"/>
        </table:table-row>
        <table:table-row table:style-name="ro1">
          <table:table-cell office:value-type="float" office:value="0.681178" calcext:value-type="float">
            <text:p>0.681178</text:p>
          </table:table-cell>
          <table:table-cell office:value-type="float" office:value="0.782494" calcext:value-type="float">
            <text:p>0.782494</text:p>
          </table:table-cell>
          <table:table-cell table:formula="of:=[.A2920]*[.A2920]" office:value-type="float" office:value="0.464003467684" calcext:value-type="float">
            <text:p>0.464003467684</text:p>
          </table:table-cell>
          <table:table-cell table:formula="of:=([.A2920]-[.B2920])*([.A2920]-[.B2920])" office:value-type="float" office:value="0.010264931856" calcext:value-type="float">
            <text:p>0.010264931856</text:p>
          </table:table-cell>
          <table:table-cell table:number-columns-repeated="2"/>
        </table:table-row>
        <table:table-row table:style-name="ro1">
          <table:table-cell office:value-type="float" office:value="0.745682" calcext:value-type="float">
            <text:p>0.745682</text:p>
          </table:table-cell>
          <table:table-cell office:value-type="float" office:value="0.835747" calcext:value-type="float">
            <text:p>0.835747</text:p>
          </table:table-cell>
          <table:table-cell table:formula="of:=[.A2921]*[.A2921]" office:value-type="float" office:value="0.556041645124" calcext:value-type="float">
            <text:p>0.556041645124</text:p>
          </table:table-cell>
          <table:table-cell table:formula="of:=([.A2921]-[.B2921])*([.A2921]-[.B2921])" office:value-type="float" office:value="0.00811170422500001" calcext:value-type="float">
            <text:p>0.00811170422500001</text:p>
          </table:table-cell>
          <table:table-cell table:number-columns-repeated="2"/>
        </table:table-row>
        <table:table-row table:style-name="ro1">
          <table:table-cell office:value-type="float" office:value="0.763975" calcext:value-type="float">
            <text:p>0.763975</text:p>
          </table:table-cell>
          <table:table-cell office:value-type="float" office:value="0.890775" calcext:value-type="float">
            <text:p>0.890775</text:p>
          </table:table-cell>
          <table:table-cell table:formula="of:=[.A2922]*[.A2922]" office:value-type="float" office:value="0.583657800625" calcext:value-type="float">
            <text:p>0.583657800625</text:p>
          </table:table-cell>
          <table:table-cell table:formula="of:=([.A2922]-[.B2922])*([.A2922]-[.B2922])" office:value-type="float" office:value="0.01607824" calcext:value-type="float">
            <text:p>0.01607824</text:p>
          </table:table-cell>
          <table:table-cell table:number-columns-repeated="2"/>
        </table:table-row>
        <table:table-row table:style-name="ro1">
          <table:table-cell office:value-type="float" office:value="0.947337" calcext:value-type="float">
            <text:p>0.947337</text:p>
          </table:table-cell>
          <table:table-cell office:value-type="float" office:value="0.920534" calcext:value-type="float">
            <text:p>0.920534</text:p>
          </table:table-cell>
          <table:table-cell table:formula="of:=[.A2923]*[.A2923]" office:value-type="float" office:value="0.897447391569" calcext:value-type="float">
            <text:p>0.897447391569</text:p>
          </table:table-cell>
          <table:table-cell table:formula="of:=([.A2923]-[.B2923])*([.A2923]-[.B2923])" office:value-type="float" office:value="0.000718400809000001" calcext:value-type="float">
            <text:p>0.000718400809000001</text:p>
          </table:table-cell>
          <table:table-cell table:number-columns-repeated="2"/>
        </table:table-row>
        <table:table-row table:style-name="ro1">
          <table:table-cell office:value-type="float" office:value="0.994414" calcext:value-type="float">
            <text:p>0.994414</text:p>
          </table:table-cell>
          <table:table-cell office:value-type="float" office:value="0.971468" calcext:value-type="float">
            <text:p>0.971468</text:p>
          </table:table-cell>
          <table:table-cell table:formula="of:=[.A2924]*[.A2924]" office:value-type="float" office:value="0.988859203396" calcext:value-type="float">
            <text:p>0.988859203396</text:p>
          </table:table-cell>
          <table:table-cell table:formula="of:=([.A2924]-[.B2924])*([.A2924]-[.B2924])" office:value-type="float" office:value="0.000526518916000001" calcext:value-type="float">
            <text:p>0.000526518916000001</text:p>
          </table:table-cell>
          <table:table-cell table:number-columns-repeated="2"/>
        </table:table-row>
        <table:table-row table:style-name="ro1">
          <table:table-cell office:value-type="float" office:value="0.994413" calcext:value-type="float">
            <text:p>0.994413</text:p>
          </table:table-cell>
          <table:table-cell office:value-type="float" office:value="0.993563" calcext:value-type="float">
            <text:p>0.993563</text:p>
          </table:table-cell>
          <table:table-cell table:formula="of:=[.A2925]*[.A2925]" office:value-type="float" office:value="0.988857214569" calcext:value-type="float">
            <text:p>0.988857214569</text:p>
          </table:table-cell>
          <table:table-cell table:formula="of:=([.A2925]-[.B2925])*([.A2925]-[.B2925])" office:value-type="float" office:value="0.00000072250000000003" calcext:value-type="float">
            <text:p>7.2250000000003E-07</text:p>
          </table:table-cell>
          <table:table-cell table:number-columns-repeated="2"/>
        </table:table-row>
        <table:table-row table:style-name="ro1">
          <table:table-cell office:value-type="float" office:value="0.999987" calcext:value-type="float">
            <text:p>0.999987</text:p>
          </table:table-cell>
          <table:table-cell office:value-type="float" office:value="0.99506" calcext:value-type="float">
            <text:p>0.99506</text:p>
          </table:table-cell>
          <table:table-cell table:formula="of:=[.A2926]*[.A2926]" office:value-type="float" office:value="0.999974000169" calcext:value-type="float">
            <text:p>0.999974000169</text:p>
          </table:table-cell>
          <table:table-cell table:formula="of:=([.A2926]-[.B2926])*([.A2926]-[.B2926])" office:value-type="float" office:value="0.0000242753290000001" calcext:value-type="float">
            <text:p>2.42753290000001E-05</text:p>
          </table:table-cell>
          <table:table-cell table:number-columns-repeated="2"/>
        </table:table-row>
        <table:table-row table:style-name="ro1">
          <table:table-cell office:value-type="float" office:value="0.0000883341" calcext:value-type="float">
            <text:p>0.0000883341</text:p>
          </table:table-cell>
          <table:table-cell office:value-type="float" office:value="0.00000253026" calcext:value-type="float">
            <text:p>0.00000253026</text:p>
          </table:table-cell>
          <table:table-cell table:formula="of:=[.A2927]*[.A2927]" office:value-type="float" office:value="0.00000000780291322281" calcext:value-type="float">
            <text:p>7.80291322281E-09</text:p>
          </table:table-cell>
          <table:table-cell table:formula="of:=([.A2927]-[.B2927])*([.A2927]-[.B2927])" office:value-type="float" office:value="0.00000000736229895875" calcext:value-type="float">
            <text:p>7.3622989587456E-09</text:p>
          </table:table-cell>
          <table:table-cell table:number-columns-repeated="2"/>
        </table:table-row>
        <table:table-row table:style-name="ro1">
          <table:table-cell office:value-type="float" office:value="0.00000333786" calcext:value-type="float">
            <text:p>0.00000333786</text:p>
          </table:table-cell>
          <table:table-cell office:value-type="float" office:value="0.000346372" calcext:value-type="float">
            <text:p>0.000346372</text:p>
          </table:table-cell>
          <table:table-cell table:formula="of:=[.A2928]*[.A2928]" office:value-type="float" office:value="0.00000000001114130938" calcext:value-type="float">
            <text:p>1.11413093796E-11</text:p>
          </table:table-cell>
          <table:table-cell table:formula="of:=([.A2928]-[.B2928])*([.A2928]-[.B2928])" office:value-type="float" office:value="0.00000011767242120554" calcext:value-type="float">
            <text:p>1.1767242120554E-07</text:p>
          </table:table-cell>
          <table:table-cell table:number-columns-repeated="2"/>
        </table:table-row>
        <table:table-row table:style-name="ro1">
          <table:table-cell office:value-type="float" office:value="0.00000721216" calcext:value-type="float">
            <text:p>0.00000721216</text:p>
          </table:table-cell>
          <table:table-cell office:value-type="float" office:value="0.000456402" calcext:value-type="float">
            <text:p>0.000456402</text:p>
          </table:table-cell>
          <table:table-cell table:formula="of:=[.A2929]*[.A2929]" office:value-type="float" office:value="0.00000000005201525187" calcext:value-type="float">
            <text:p>5.20152518656E-11</text:p>
          </table:table-cell>
          <table:table-cell table:formula="of:=([.A2929]-[.B2929])*([.A2929]-[.B2929])" office:value-type="float" office:value="0.00000020177151235923" calcext:value-type="float">
            <text:p>2.01771512359226E-07</text:p>
          </table:table-cell>
          <table:table-cell table:number-columns-repeated="2"/>
        </table:table-row>
        <table:table-row table:style-name="ro1">
          <table:table-cell office:value-type="float" office:value="0.0000188351" calcext:value-type="float">
            <text:p>0.0000188351</text:p>
          </table:table-cell>
          <table:table-cell office:value-type="float" office:value="0.000257697" calcext:value-type="float">
            <text:p>0.000257697</text:p>
          </table:table-cell>
          <table:table-cell table:formula="of:=[.A2930]*[.A2930]" office:value-type="float" office:value="0.00000000035476099201" calcext:value-type="float">
            <text:p>3.5476099201E-10</text:p>
          </table:table-cell>
          <table:table-cell table:formula="of:=([.A2930]-[.B2930])*([.A2930]-[.B2930])" office:value-type="float" office:value="0.00000005705500727161" calcext:value-type="float">
            <text:p>5.705500727161E-08</text:p>
          </table:table-cell>
          <table:table-cell table:number-columns-repeated="2"/>
        </table:table-row>
        <table:table-row table:style-name="ro1">
          <table:table-cell office:value-type="float" office:value="0.00000149012" calcext:value-type="float">
            <text:p>0.00000149012</text:p>
          </table:table-cell>
          <table:table-cell office:value-type="float" office:value="0.00537981" calcext:value-type="float">
            <text:p>0.00537981</text:p>
          </table:table-cell>
          <table:table-cell table:formula="of:=[.A2931]*[.A2931]" office:value-type="float" office:value="0.00000000000222045761" calcext:value-type="float">
            <text:p>2.2204576144E-12</text:p>
          </table:table-cell>
          <table:table-cell table:formula="of:=([.A2931]-[.B2931])*([.A2931]-[.B2931])" office:value-type="float" office:value="0.0000289263247316032" calcext:value-type="float">
            <text:p>2.89263247316032E-05</text:p>
          </table:table-cell>
          <table:table-cell table:number-columns-repeated="2"/>
        </table:table-row>
        <table:table-row table:style-name="ro1">
          <table:table-cell office:value-type="float" office:value="0.0000188351" calcext:value-type="float">
            <text:p>0.0000188351</text:p>
          </table:table-cell>
          <table:table-cell office:value-type="float" office:value="0.00568337" calcext:value-type="float">
            <text:p>0.00568337</text:p>
          </table:table-cell>
          <table:table-cell table:formula="of:=[.A2932]*[.A2932]" office:value-type="float" office:value="0.00000000035476099201" calcext:value-type="float">
            <text:p>3.5476099201E-10</text:p>
          </table:table-cell>
          <table:table-cell table:formula="of:=([.A2932]-[.B2932])*([.A2932]-[.B2932])" office:value-type="float" office:value="0.000032086955633318" calcext:value-type="float">
            <text:p>3.2086955633318E-05</text:p>
          </table:table-cell>
          <table:table-cell table:number-columns-repeated="2"/>
        </table:table-row>
        <table:table-row table:style-name="ro1">
          <table:table-cell office:value-type="float" office:value="0.0000559092" calcext:value-type="float">
            <text:p>0.0000559092</text:p>
          </table:table-cell>
          <table:table-cell office:value-type="float" office:value="0.00398458" calcext:value-type="float">
            <text:p>0.00398458</text:p>
          </table:table-cell>
          <table:table-cell table:formula="of:=[.A2933]*[.A2933]" office:value-type="float" office:value="0.00000000312583864464" calcext:value-type="float">
            <text:p>3.12583864464E-09</text:p>
          </table:table-cell>
          <table:table-cell table:formula="of:=([.A2933]-[.B2933])*([.A2933]-[.B2933])" office:value-type="float" office:value="0.0000154344542547726" calcext:value-type="float">
            <text:p>1.54344542547726E-05</text:p>
          </table:table-cell>
          <table:table-cell table:number-columns-repeated="2"/>
        </table:table-row>
        <table:table-row table:style-name="ro1">
          <table:table-cell office:value-type="float" office:value="0.000482619" calcext:value-type="float">
            <text:p>0.000482619</text:p>
          </table:table-cell>
          <table:table-cell office:value-type="float" office:value="0.000281403" calcext:value-type="float">
            <text:p>0.000281403</text:p>
          </table:table-cell>
          <table:table-cell table:formula="of:=[.A2934]*[.A2934]" office:value-type="float" office:value="0.000000232921099161" calcext:value-type="float">
            <text:p>2.32921099161E-07</text:p>
          </table:table-cell>
          <table:table-cell table:formula="of:=([.A2934]-[.B2934])*([.A2934]-[.B2934])" office:value-type="float" office:value="0.000000040487878656" calcext:value-type="float">
            <text:p>4.0487878656E-08</text:p>
          </table:table-cell>
          <table:table-cell table:number-columns-repeated="2"/>
        </table:table-row>
        <table:table-row table:style-name="ro1">
          <table:table-cell office:value-type="float" office:value="0.00163704" calcext:value-type="float">
            <text:p>0.00163704</text:p>
          </table:table-cell>
          <table:table-cell office:value-type="float" office:value="0.00109744" calcext:value-type="float">
            <text:p>0.00109744</text:p>
          </table:table-cell>
          <table:table-cell table:formula="of:=[.A2935]*[.A2935]" office:value-type="float" office:value="0.0000026798999616" calcext:value-type="float">
            <text:p>0.0000026798999616</text:p>
          </table:table-cell>
          <table:table-cell table:formula="of:=([.A2935]-[.B2935])*([.A2935]-[.B2935])" office:value-type="float" office:value="0.00000029116816" calcext:value-type="float">
            <text:p>0.00000029116816</text:p>
          </table:table-cell>
          <table:table-cell table:number-columns-repeated="2"/>
        </table:table-row>
        <table:table-row table:style-name="ro1">
          <table:table-cell office:value-type="float" office:value="0.0000671148" calcext:value-type="float">
            <text:p>0.0000671148</text:p>
          </table:table-cell>
          <table:table-cell office:value-type="float" office:value="0.0071709" calcext:value-type="float">
            <text:p>0.0071709</text:p>
          </table:table-cell>
          <table:table-cell table:formula="of:=[.A2936]*[.A2936]" office:value-type="float" office:value="0.00000000450439637904" calcext:value-type="float">
            <text:p>4.50439637904E-09</text:p>
          </table:table-cell>
          <table:table-cell table:formula="of:=([.A2936]-[.B2936])*([.A2936]-[.B2936])" office:value-type="float" office:value="0.000050463764167739" calcext:value-type="float">
            <text:p>5.0463764167739E-05</text:p>
          </table:table-cell>
          <table:table-cell table:number-columns-repeated="2"/>
        </table:table-row>
        <table:table-row table:style-name="ro1">
          <table:table-cell office:value-type="float" office:value="0.000293314" calcext:value-type="float">
            <text:p>0.000293314</text:p>
          </table:table-cell>
          <table:table-cell office:value-type="float" office:value="0.00273929" calcext:value-type="float">
            <text:p>0.00273929</text:p>
          </table:table-cell>
          <table:table-cell table:formula="of:=[.A2937]*[.A2937]" office:value-type="float" office:value="0.000000086033102596" calcext:value-type="float">
            <text:p>8.6033102596E-08</text:p>
          </table:table-cell>
          <table:table-cell table:formula="of:=([.A2937]-[.B2937])*([.A2937]-[.B2937])" office:value-type="float" office:value="0.000005982798592576" calcext:value-type="float">
            <text:p>5.982798592576E-06</text:p>
          </table:table-cell>
          <table:table-cell table:number-columns-repeated="2"/>
        </table:table-row>
        <table:table-row table:style-name="ro1">
          <table:table-cell office:value-type="float" office:value="0.000480056" calcext:value-type="float">
            <text:p>0.000480056</text:p>
          </table:table-cell>
          <table:table-cell office:value-type="float" office:value="0.00176222" calcext:value-type="float">
            <text:p>0.00176222</text:p>
          </table:table-cell>
          <table:table-cell table:formula="of:=[.A2938]*[.A2938]" office:value-type="float" office:value="0.000000230453763136" calcext:value-type="float">
            <text:p>2.30453763136E-07</text:p>
          </table:table-cell>
          <table:table-cell table:formula="of:=([.A2938]-[.B2938])*([.A2938]-[.B2938])" office:value-type="float" office:value="0.000001643944522896" calcext:value-type="float">
            <text:p>1.643944522896E-06</text:p>
          </table:table-cell>
          <table:table-cell table:number-columns-repeated="2"/>
        </table:table-row>
        <table:table-row table:style-name="ro1">
          <table:table-cell office:value-type="float" office:value="0.0000760555" calcext:value-type="float">
            <text:p>0.0000760555</text:p>
          </table:table-cell>
          <table:table-cell office:value-type="float" office:value="0.0098536" calcext:value-type="float">
            <text:p>0.0098536</text:p>
          </table:table-cell>
          <table:table-cell table:formula="of:=[.A2939]*[.A2939]" office:value-type="float" office:value="0.00000000578443908025" calcext:value-type="float">
            <text:p>5.78443908025E-09</text:p>
          </table:table-cell>
          <table:table-cell table:formula="of:=([.A2939]-[.B2939])*([.A2939]-[.B2939])" office:value-type="float" office:value="0.0000956003764494803" calcext:value-type="float">
            <text:p>9.56003764494803E-05</text:p>
          </table:table-cell>
          <table:table-cell table:number-columns-repeated="2"/>
        </table:table-row>
        <table:table-row table:style-name="ro1">
          <table:table-cell office:value-type="float" office:value="0.000102341" calcext:value-type="float">
            <text:p>0.000102341</text:p>
          </table:table-cell>
          <table:table-cell office:value-type="float" office:value="0.00735296" calcext:value-type="float">
            <text:p>0.00735296</text:p>
          </table:table-cell>
          <table:table-cell table:formula="of:=[.A2940]*[.A2940]" office:value-type="float" office:value="0.000000010473680281" calcext:value-type="float">
            <text:p>1.0473680281E-08</text:p>
          </table:table-cell>
          <table:table-cell table:formula="of:=([.A2940]-[.B2940])*([.A2940]-[.B2940])" office:value-type="float" office:value="0.000052571475883161" calcext:value-type="float">
            <text:p>5.2571475883161E-05</text:p>
          </table:table-cell>
          <table:table-cell table:number-columns-repeated="2"/>
        </table:table-row>
        <table:table-row table:style-name="ro1">
          <table:table-cell office:value-type="float" office:value="0.000709116" calcext:value-type="float">
            <text:p>0.000709116</text:p>
          </table:table-cell>
          <table:table-cell office:value-type="float" office:value="0.0206304" calcext:value-type="float">
            <text:p>0.0206304</text:p>
          </table:table-cell>
          <table:table-cell table:formula="of:=[.A2941]*[.A2941]" office:value-type="float" office:value="0.000000502845501456" calcext:value-type="float">
            <text:p>5.02845501456E-07</text:p>
          </table:table-cell>
          <table:table-cell table:formula="of:=([.A2941]-[.B2941])*([.A2941]-[.B2941])" office:value-type="float" office:value="0.000396857556208656" calcext:value-type="float">
            <text:p>0.000396857556208656</text:p>
          </table:table-cell>
          <table:table-cell table:number-columns-repeated="2"/>
        </table:table-row>
        <table:table-row table:style-name="ro1">
          <table:table-cell office:value-type="float" office:value="0.00883991" calcext:value-type="float">
            <text:p>0.00883991</text:p>
          </table:table-cell>
          <table:table-cell office:value-type="float" office:value="0.0377574" calcext:value-type="float">
            <text:p>0.0377574</text:p>
          </table:table-cell>
          <table:table-cell table:formula="of:=[.A2942]*[.A2942]" office:value-type="float" office:value="0.0000781440088081" calcext:value-type="float">
            <text:p>0.0000781440088081</text:p>
          </table:table-cell>
          <table:table-cell table:formula="of:=([.A2942]-[.B2942])*([.A2942]-[.B2942])" office:value-type="float" office:value="0.0008362212279001" calcext:value-type="float">
            <text:p>0.0008362212279001</text:p>
          </table:table-cell>
          <table:table-cell table:number-columns-repeated="2"/>
        </table:table-row>
        <table:table-row table:style-name="ro1">
          <table:table-cell office:value-type="float" office:value="0.00195056" calcext:value-type="float">
            <text:p>0.00195056</text:p>
          </table:table-cell>
          <table:table-cell office:value-type="float" office:value="0.0234275" calcext:value-type="float">
            <text:p>0.0234275</text:p>
          </table:table-cell>
          <table:table-cell table:formula="of:=[.A2943]*[.A2943]" office:value-type="float" office:value="0.0000038046843136" calcext:value-type="float">
            <text:p>0.0000038046843136</text:p>
          </table:table-cell>
          <table:table-cell table:formula="of:=([.A2943]-[.B2943])*([.A2943]-[.B2943])" office:value-type="float" office:value="0.0004612589517636" calcext:value-type="float">
            <text:p>0.0004612589517636</text:p>
          </table:table-cell>
          <table:table-cell table:number-columns-repeated="2"/>
        </table:table-row>
        <table:table-row table:style-name="ro1">
          <table:table-cell office:value-type="float" office:value="0.0195244" calcext:value-type="float">
            <text:p>0.0195244</text:p>
          </table:table-cell>
          <table:table-cell office:value-type="float" office:value="0.0614454" calcext:value-type="float">
            <text:p>0.0614454</text:p>
          </table:table-cell>
          <table:table-cell table:formula="of:=[.A2944]*[.A2944]" office:value-type="float" office:value="0.00038120219536" calcext:value-type="float">
            <text:p>0.00038120219536</text:p>
          </table:table-cell>
          <table:table-cell table:formula="of:=([.A2944]-[.B2944])*([.A2944]-[.B2944])" office:value-type="float" office:value="0.001757370241" calcext:value-type="float">
            <text:p>0.001757370241</text:p>
          </table:table-cell>
          <table:table-cell table:number-columns-repeated="2"/>
        </table:table-row>
        <table:table-row table:style-name="ro1">
          <table:table-cell office:value-type="float" office:value="0.00664729" calcext:value-type="float">
            <text:p>0.00664729</text:p>
          </table:table-cell>
          <table:table-cell office:value-type="float" office:value="0.168844" calcext:value-type="float">
            <text:p>0.168844</text:p>
          </table:table-cell>
          <table:table-cell table:formula="of:=[.A2945]*[.A2945]" office:value-type="float" office:value="0.0000441864643441" calcext:value-type="float">
            <text:p>0.0000441864643441</text:p>
          </table:table-cell>
          <table:table-cell table:formula="of:=([.A2945]-[.B2945])*([.A2945]-[.B2945])" office:value-type="float" office:value="0.0263077727348241" calcext:value-type="float">
            <text:p>0.0263077727348241</text:p>
          </table:table-cell>
          <table:table-cell table:number-columns-repeated="2"/>
        </table:table-row>
        <table:table-row table:style-name="ro1">
          <table:table-cell office:value-type="float" office:value="0.00664729" calcext:value-type="float">
            <text:p>0.00664729</text:p>
          </table:table-cell>
          <table:table-cell office:value-type="float" office:value="0.180423" calcext:value-type="float">
            <text:p>0.180423</text:p>
          </table:table-cell>
          <table:table-cell table:formula="of:=[.A2946]*[.A2946]" office:value-type="float" office:value="0.0000441864643441" calcext:value-type="float">
            <text:p>0.0000441864643441</text:p>
          </table:table-cell>
          <table:table-cell table:formula="of:=([.A2946]-[.B2946])*([.A2946]-[.B2946])" office:value-type="float" office:value="0.0301979973860041" calcext:value-type="float">
            <text:p>0.0301979973860041</text:p>
          </table:table-cell>
          <table:table-cell table:number-columns-repeated="2"/>
        </table:table-row>
        <table:table-row table:style-name="ro1">
          <table:table-cell office:value-type="float" office:value="0.00960213" calcext:value-type="float">
            <text:p>0.00960213</text:p>
          </table:table-cell>
          <table:table-cell office:value-type="float" office:value="0.0732577" calcext:value-type="float">
            <text:p>0.0732577</text:p>
          </table:table-cell>
          <table:table-cell table:formula="of:=[.A2947]*[.A2947]" office:value-type="float" office:value="0.0000922009005369" calcext:value-type="float">
            <text:p>0.0000922009005369</text:p>
          </table:table-cell>
          <table:table-cell table:formula="of:=([.A2947]-[.B2947])*([.A2947]-[.B2947])" office:value-type="float" office:value="0.0040520315920249" calcext:value-type="float">
            <text:p>0.0040520315920249</text:p>
          </table:table-cell>
          <table:table-cell table:number-columns-repeated="2"/>
        </table:table-row>
        <table:table-row table:style-name="ro1">
          <table:table-cell office:value-type="float" office:value="0.0124821" calcext:value-type="float">
            <text:p>0.0124821</text:p>
          </table:table-cell>
          <table:table-cell office:value-type="float" office:value="0.0938136" calcext:value-type="float">
            <text:p>0.0938136</text:p>
          </table:table-cell>
          <table:table-cell table:formula="of:=[.A2948]*[.A2948]" office:value-type="float" office:value="0.00015580282041" calcext:value-type="float">
            <text:p>0.00015580282041</text:p>
          </table:table-cell>
          <table:table-cell table:formula="of:=([.A2948]-[.B2948])*([.A2948]-[.B2948])" office:value-type="float" office:value="0.00661481289225" calcext:value-type="float">
            <text:p>0.00661481289225</text:p>
          </table:table-cell>
          <table:table-cell table:number-columns-repeated="2"/>
        </table:table-row>
        <table:table-row table:style-name="ro1">
          <table:table-cell office:value-type="float" office:value="0.0125203" calcext:value-type="float">
            <text:p>0.0125203</text:p>
          </table:table-cell>
          <table:table-cell office:value-type="float" office:value="0.105657" calcext:value-type="float">
            <text:p>0.105657</text:p>
          </table:table-cell>
          <table:table-cell table:formula="of:=[.A2949]*[.A2949]" office:value-type="float" office:value="0.00015675791209" calcext:value-type="float">
            <text:p>0.00015675791209</text:p>
          </table:table-cell>
          <table:table-cell table:formula="of:=([.A2949]-[.B2949])*([.A2949]-[.B2949])" office:value-type="float" office:value="0.00867444488689" calcext:value-type="float">
            <text:p>0.00867444488689</text:p>
          </table:table-cell>
          <table:table-cell table:number-columns-repeated="2"/>
        </table:table-row>
        <table:table-row table:style-name="ro1">
          <table:table-cell office:value-type="float" office:value="0.0154641" calcext:value-type="float">
            <text:p>0.0154641</text:p>
          </table:table-cell>
          <table:table-cell office:value-type="float" office:value="0.24814" calcext:value-type="float">
            <text:p>0.24814</text:p>
          </table:table-cell>
          <table:table-cell table:formula="of:=[.A2950]*[.A2950]" office:value-type="float" office:value="0.00023913838881" calcext:value-type="float">
            <text:p>0.00023913838881</text:p>
          </table:table-cell>
          <table:table-cell table:formula="of:=([.A2950]-[.B2950])*([.A2950]-[.B2950])" office:value-type="float" office:value="0.05413807444081" calcext:value-type="float">
            <text:p>0.05413807444081</text:p>
          </table:table-cell>
          <table:table-cell table:number-columns-repeated="2"/>
        </table:table-row>
        <table:table-row table:style-name="ro1">
          <table:table-cell office:value-type="float" office:value="0.0635654" calcext:value-type="float">
            <text:p>0.0635654</text:p>
          </table:table-cell>
          <table:table-cell office:value-type="float" office:value="0.223368" calcext:value-type="float">
            <text:p>0.223368</text:p>
          </table:table-cell>
          <table:table-cell table:formula="of:=[.A2951]*[.A2951]" office:value-type="float" office:value="0.00404056007716" calcext:value-type="float">
            <text:p>0.00404056007716</text:p>
          </table:table-cell>
          <table:table-cell table:formula="of:=([.A2951]-[.B2951])*([.A2951]-[.B2951])" office:value-type="float" office:value="0.02553687096676" calcext:value-type="float">
            <text:p>0.02553687096676</text:p>
          </table:table-cell>
          <table:table-cell table:number-columns-repeated="2"/>
        </table:table-row>
        <table:table-row table:style-name="ro1">
          <table:table-cell office:value-type="float" office:value="0.0635654" calcext:value-type="float">
            <text:p>0.0635654</text:p>
          </table:table-cell>
          <table:table-cell office:value-type="float" office:value="0.231751" calcext:value-type="float">
            <text:p>0.231751</text:p>
          </table:table-cell>
          <table:table-cell table:formula="of:=[.A2952]*[.A2952]" office:value-type="float" office:value="0.00404056007716" calcext:value-type="float">
            <text:p>0.00404056007716</text:p>
          </table:table-cell>
          <table:table-cell table:formula="of:=([.A2952]-[.B2952])*([.A2952]-[.B2952])" office:value-type="float" office:value="0.02828639604736" calcext:value-type="float">
            <text:p>0.02828639604736</text:p>
          </table:table-cell>
          <table:table-cell table:number-columns-repeated="2"/>
        </table:table-row>
        <table:table-row table:style-name="ro1">
          <table:table-cell office:value-type="float" office:value="0.14895" calcext:value-type="float">
            <text:p>0.14895</text:p>
          </table:table-cell>
          <table:table-cell office:value-type="float" office:value="0.232181" calcext:value-type="float">
            <text:p>0.232181</text:p>
          </table:table-cell>
          <table:table-cell table:formula="of:=[.A2953]*[.A2953]" office:value-type="float" office:value="0.0221861025" calcext:value-type="float">
            <text:p>0.0221861025</text:p>
          </table:table-cell>
          <table:table-cell table:formula="of:=([.A2953]-[.B2953])*([.A2953]-[.B2953])" office:value-type="float" office:value="0.006927399361" calcext:value-type="float">
            <text:p>0.006927399361</text:p>
          </table:table-cell>
          <table:table-cell table:number-columns-repeated="2"/>
        </table:table-row>
        <table:table-row table:style-name="ro1">
          <table:table-cell office:value-type="float" office:value="0.022382" calcext:value-type="float">
            <text:p>0.022382</text:p>
          </table:table-cell>
          <table:table-cell office:value-type="float" office:value="0.320401" calcext:value-type="float">
            <text:p>0.320401</text:p>
          </table:table-cell>
          <table:table-cell table:formula="of:=[.A2954]*[.A2954]" office:value-type="float" office:value="0.000500953924" calcext:value-type="float">
            <text:p>0.000500953924</text:p>
          </table:table-cell>
          <table:table-cell table:formula="of:=([.A2954]-[.B2954])*([.A2954]-[.B2954])" office:value-type="float" office:value="0.088815324361" calcext:value-type="float">
            <text:p>0.088815324361</text:p>
          </table:table-cell>
          <table:table-cell table:number-columns-repeated="2"/>
        </table:table-row>
        <table:table-row table:style-name="ro1">
          <table:table-cell office:value-type="float" office:value="0.0598165" calcext:value-type="float">
            <text:p>0.0598165</text:p>
          </table:table-cell>
          <table:table-cell office:value-type="float" office:value="0.435291" calcext:value-type="float">
            <text:p>0.435291</text:p>
          </table:table-cell>
          <table:table-cell table:formula="of:=[.A2955]*[.A2955]" office:value-type="float" office:value="0.00357801367225" calcext:value-type="float">
            <text:p>0.00357801367225</text:p>
          </table:table-cell>
          <table:table-cell table:formula="of:=([.A2955]-[.B2955])*([.A2955]-[.B2955])" office:value-type="float" office:value="0.14098110015025" calcext:value-type="float">
            <text:p>0.14098110015025</text:p>
          </table:table-cell>
          <table:table-cell table:number-columns-repeated="2"/>
        </table:table-row>
        <table:table-row table:style-name="ro1">
          <table:table-cell office:value-type="float" office:value="0.0598165" calcext:value-type="float">
            <text:p>0.0598165</text:p>
          </table:table-cell>
          <table:table-cell office:value-type="float" office:value="0.453682" calcext:value-type="float">
            <text:p>0.453682</text:p>
          </table:table-cell>
          <table:table-cell table:formula="of:=[.A2956]*[.A2956]" office:value-type="float" office:value="0.00357801367225" calcext:value-type="float">
            <text:p>0.00357801367225</text:p>
          </table:table-cell>
          <table:table-cell table:formula="of:=([.A2956]-[.B2956])*([.A2956]-[.B2956])" office:value-type="float" office:value="0.15513003209025" calcext:value-type="float">
            <text:p>0.15513003209025</text:p>
          </table:table-cell>
          <table:table-cell table:number-columns-repeated="2"/>
        </table:table-row>
        <table:table-row table:style-name="ro1">
          <table:table-cell office:value-type="float" office:value="0.22627" calcext:value-type="float">
            <text:p>0.22627</text:p>
          </table:table-cell>
          <table:table-cell office:value-type="float" office:value="0.489903" calcext:value-type="float">
            <text:p>0.489903</text:p>
          </table:table-cell>
          <table:table-cell table:formula="of:=[.A2957]*[.A2957]" office:value-type="float" office:value="0.0511981129" calcext:value-type="float">
            <text:p>0.0511981129</text:p>
          </table:table-cell>
          <table:table-cell table:formula="of:=([.A2957]-[.B2957])*([.A2957]-[.B2957])" office:value-type="float" office:value="0.069502358689" calcext:value-type="float">
            <text:p>0.069502358689</text:p>
          </table:table-cell>
          <table:table-cell table:number-columns-repeated="2"/>
        </table:table-row>
        <table:table-row table:style-name="ro1">
          <table:table-cell office:value-type="float" office:value="0.2536" calcext:value-type="float">
            <text:p>0.2536</text:p>
          </table:table-cell>
          <table:table-cell office:value-type="float" office:value="0.504626" calcext:value-type="float">
            <text:p>0.504626</text:p>
          </table:table-cell>
          <table:table-cell table:formula="of:=[.A2958]*[.A2958]" office:value-type="float" office:value="0.06431296" calcext:value-type="float">
            <text:p>0.06431296</text:p>
          </table:table-cell>
          <table:table-cell table:formula="of:=([.A2958]-[.B2958])*([.A2958]-[.B2958])" office:value-type="float" office:value="0.063014052676" calcext:value-type="float">
            <text:p>0.063014052676</text:p>
          </table:table-cell>
          <table:table-cell table:number-columns-repeated="2"/>
        </table:table-row>
        <table:table-row table:style-name="ro1">
          <table:table-cell office:value-type="float" office:value="0.3687" calcext:value-type="float">
            <text:p>0.3687</text:p>
          </table:table-cell>
          <table:table-cell office:value-type="float" office:value="0.443433" calcext:value-type="float">
            <text:p>0.443433</text:p>
          </table:table-cell>
          <table:table-cell table:formula="of:=[.A2959]*[.A2959]" office:value-type="float" office:value="0.13593969" calcext:value-type="float">
            <text:p>0.13593969</text:p>
          </table:table-cell>
          <table:table-cell table:formula="of:=([.A2959]-[.B2959])*([.A2959]-[.B2959])" office:value-type="float" office:value="0.005585021289" calcext:value-type="float">
            <text:p>0.005585021289</text:p>
          </table:table-cell>
          <table:table-cell table:number-columns-repeated="2"/>
        </table:table-row>
        <table:table-row table:style-name="ro1">
          <table:table-cell office:value-type="float" office:value="0.452558" calcext:value-type="float">
            <text:p>0.452558</text:p>
          </table:table-cell>
          <table:table-cell office:value-type="float" office:value="0.667989" calcext:value-type="float">
            <text:p>0.667989</text:p>
          </table:table-cell>
          <table:table-cell table:formula="of:=[.A2960]*[.A2960]" office:value-type="float" office:value="0.204808743364" calcext:value-type="float">
            <text:p>0.204808743364</text:p>
          </table:table-cell>
          <table:table-cell table:formula="of:=([.A2960]-[.B2960])*([.A2960]-[.B2960])" office:value-type="float" office:value="0.046410515761" calcext:value-type="float">
            <text:p>0.046410515761</text:p>
          </table:table-cell>
          <table:table-cell table:number-columns-repeated="2"/>
        </table:table-row>
        <table:table-row table:style-name="ro1">
          <table:table-cell office:value-type="float" office:value="0.680426" calcext:value-type="float">
            <text:p>0.680426</text:p>
          </table:table-cell>
          <table:table-cell office:value-type="float" office:value="0.742046" calcext:value-type="float">
            <text:p>0.742046</text:p>
          </table:table-cell>
          <table:table-cell table:formula="of:=[.A2961]*[.A2961]" office:value-type="float" office:value="0.462979541476" calcext:value-type="float">
            <text:p>0.462979541476</text:p>
          </table:table-cell>
          <table:table-cell table:formula="of:=([.A2961]-[.B2961])*([.A2961]-[.B2961])" office:value-type="float" office:value="0.0037970244" calcext:value-type="float">
            <text:p>0.0037970244</text:p>
          </table:table-cell>
          <table:table-cell table:number-columns-repeated="2"/>
        </table:table-row>
        <table:table-row table:style-name="ro1">
          <table:table-cell office:value-type="float" office:value="0.672324" calcext:value-type="float">
            <text:p>0.672324</text:p>
          </table:table-cell>
          <table:table-cell office:value-type="float" office:value="0.827814" calcext:value-type="float">
            <text:p>0.827814</text:p>
          </table:table-cell>
          <table:table-cell table:formula="of:=[.A2962]*[.A2962]" office:value-type="float" office:value="0.452019560976" calcext:value-type="float">
            <text:p>0.452019560976</text:p>
          </table:table-cell>
          <table:table-cell table:formula="of:=([.A2962]-[.B2962])*([.A2962]-[.B2962])" office:value-type="float" office:value="0.0241771401" calcext:value-type="float">
            <text:p>0.0241771401</text:p>
          </table:table-cell>
          <table:table-cell table:number-columns-repeated="2"/>
        </table:table-row>
        <table:table-row table:style-name="ro1">
          <table:table-cell office:value-type="float" office:value="0.799305" calcext:value-type="float">
            <text:p>0.799305</text:p>
          </table:table-cell>
          <table:table-cell office:value-type="float" office:value="0.893512" calcext:value-type="float">
            <text:p>0.893512</text:p>
          </table:table-cell>
          <table:table-cell table:formula="of:=[.A2963]*[.A2963]" office:value-type="float" office:value="0.638888483025" calcext:value-type="float">
            <text:p>0.638888483025</text:p>
          </table:table-cell>
          <table:table-cell table:formula="of:=([.A2963]-[.B2963])*([.A2963]-[.B2963])" office:value-type="float" office:value="0.00887495884899999" calcext:value-type="float">
            <text:p>0.00887495884899999</text:p>
          </table:table-cell>
          <table:table-cell table:number-columns-repeated="2"/>
        </table:table-row>
        <table:table-row table:style-name="ro1">
          <table:table-cell office:value-type="float" office:value="0.835144" calcext:value-type="float">
            <text:p>0.835144</text:p>
          </table:table-cell>
          <table:table-cell office:value-type="float" office:value="0.97761" calcext:value-type="float">
            <text:p>0.97761</text:p>
          </table:table-cell>
          <table:table-cell table:formula="of:=[.A2964]*[.A2964]" office:value-type="float" office:value="0.697465500736" calcext:value-type="float">
            <text:p>0.697465500736</text:p>
          </table:table-cell>
          <table:table-cell table:formula="of:=([.A2964]-[.B2964])*([.A2964]-[.B2964])" office:value-type="float" office:value="0.020296561156" calcext:value-type="float">
            <text:p>0.020296561156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98639" calcext:value-type="float">
            <text:p>0.998639</text:p>
          </table:table-cell>
          <table:table-cell table:formula="of:=[.A2965]*[.A2965]" office:value-type="float" office:value="0.999978000121" calcext:value-type="float">
            <text:p>0.999978000121</text:p>
          </table:table-cell>
          <table:table-cell table:formula="of:=([.A2965]-[.B2965])*([.A2965]-[.B2965])" office:value-type="float" office:value="0.0000018224999999999" calcext:value-type="float">
            <text:p>1.8224999999999E-06</text:p>
          </table:table-cell>
          <table:table-cell table:number-columns-repeated="2"/>
        </table:table-row>
        <table:table-row table:style-name="ro1">
          <table:table-cell office:value-type="float" office:value="0.000097692" calcext:value-type="float">
            <text:p>0.000097692</text:p>
          </table:table-cell>
          <table:table-cell office:value-type="float" office:value="0.00000303222" calcext:value-type="float">
            <text:p>0.00000303222</text:p>
          </table:table-cell>
          <table:table-cell table:formula="of:=[.A2966]*[.A2966]" office:value-type="float" office:value="0.000000009543726864" calcext:value-type="float">
            <text:p>9.543726864E-09</text:p>
          </table:table-cell>
          <table:table-cell table:formula="of:=([.A2966]-[.B2966])*([.A2966]-[.B2966])" office:value-type="float" office:value="0.00000000896047394965" calcext:value-type="float">
            <text:p>8.9604739496484E-09</text:p>
          </table:table-cell>
          <table:table-cell table:number-columns-repeated="2"/>
        </table:table-row>
        <table:table-row table:style-name="ro1">
          <table:table-cell office:value-type="float" office:value="0.0000433922" calcext:value-type="float">
            <text:p>0.0000433922</text:p>
          </table:table-cell>
          <table:table-cell office:value-type="float" office:value="0.00000596101" calcext:value-type="float">
            <text:p>0.00000596101</text:p>
          </table:table-cell>
          <table:table-cell table:formula="of:=[.A2967]*[.A2967]" office:value-type="float" office:value="0.00000000188288302084" calcext:value-type="float">
            <text:p>1.88288302084E-09</text:p>
          </table:table-cell>
          <table:table-cell table:formula="of:=([.A2967]-[.B2967])*([.A2967]-[.B2967])" office:value-type="float" office:value="0.00000000140109398482" calcext:value-type="float">
            <text:p>1.4010939848161E-09</text:p>
          </table:table-cell>
          <table:table-cell table:number-columns-repeated="2"/>
        </table:table-row>
        <table:table-row table:style-name="ro1">
          <table:table-cell office:value-type="float" office:value="0.000000417233" calcext:value-type="float">
            <text:p>0.000000417233</text:p>
          </table:table-cell>
          <table:table-cell office:value-type="float" office:value="0.0000911195" calcext:value-type="float">
            <text:p>0.0000911195</text:p>
          </table:table-cell>
          <table:table-cell table:formula="of:=[.A2968]*[.A2968]" office:value-type="float" office:value="0.00000000000017408338" calcext:value-type="float">
            <text:p>1.74083376289E-13</text:p>
          </table:table-cell>
          <table:table-cell table:formula="of:=([.A2968]-[.B2968])*([.A2968]-[.B2968])" office:value-type="float" office:value="0.00000000822690123894" calcext:value-type="float">
            <text:p>8.22690123893929E-09</text:p>
          </table:table-cell>
          <table:table-cell table:number-columns-repeated="2"/>
        </table:table-row>
        <table:table-row table:style-name="ro1">
          <table:table-cell office:value-type="float" office:value="0.0000139475" calcext:value-type="float">
            <text:p>0.0000139475</text:p>
          </table:table-cell>
          <table:table-cell office:value-type="float" office:value="0.0000592538" calcext:value-type="float">
            <text:p>0.0000592538</text:p>
          </table:table-cell>
          <table:table-cell table:formula="of:=[.A2969]*[.A2969]" office:value-type="float" office:value="0.00000000019453275625" calcext:value-type="float">
            <text:p>1.9453275625E-10</text:p>
          </table:table-cell>
          <table:table-cell table:formula="of:=([.A2969]-[.B2969])*([.A2969]-[.B2969])" office:value-type="float" office:value="0.00000000205266081969" calcext:value-type="float">
            <text:p>2.05266081969E-09</text:p>
          </table:table-cell>
          <table:table-cell table:number-columns-repeated="2"/>
        </table:table-row>
        <table:table-row table:style-name="ro1">
          <table:table-cell office:value-type="float" office:value="0.0000139475" calcext:value-type="float">
            <text:p>0.0000139475</text:p>
          </table:table-cell>
          <table:table-cell office:value-type="float" office:value="0.000172147" calcext:value-type="float">
            <text:p>0.000172147</text:p>
          </table:table-cell>
          <table:table-cell table:formula="of:=[.A2970]*[.A2970]" office:value-type="float" office:value="0.00000000019453275625" calcext:value-type="float">
            <text:p>1.9453275625E-10</text:p>
          </table:table-cell>
          <table:table-cell table:formula="of:=([.A2970]-[.B2970])*([.A2970]-[.B2970])" office:value-type="float" office:value="0.00000002502708180025" calcext:value-type="float">
            <text:p>2.502708180025E-08</text:p>
          </table:table-cell>
          <table:table-cell table:number-columns-repeated="2"/>
        </table:table-row>
        <table:table-row table:style-name="ro1">
          <table:table-cell office:value-type="float" office:value="0.000012815" calcext:value-type="float">
            <text:p>0.000012815</text:p>
          </table:table-cell>
          <table:table-cell office:value-type="float" office:value="0.000134276" calcext:value-type="float">
            <text:p>0.000134276</text:p>
          </table:table-cell>
          <table:table-cell table:formula="of:=[.A2971]*[.A2971]" office:value-type="float" office:value="0.000000000164224225" calcext:value-type="float">
            <text:p>1.64224225E-10</text:p>
          </table:table-cell>
          <table:table-cell table:formula="of:=([.A2971]-[.B2971])*([.A2971]-[.B2971])" office:value-type="float" office:value="0.000000014752774521" calcext:value-type="float">
            <text:p>1.4752774521E-08</text:p>
          </table:table-cell>
          <table:table-cell table:number-columns-repeated="2"/>
        </table:table-row>
        <table:table-row table:style-name="ro1">
          <table:table-cell office:value-type="float" office:value="0.00000113249" calcext:value-type="float">
            <text:p>0.00000113249</text:p>
          </table:table-cell>
          <table:table-cell office:value-type="float" office:value="0.00496627" calcext:value-type="float">
            <text:p>0.00496627</text:p>
          </table:table-cell>
          <table:table-cell table:formula="of:=[.A2972]*[.A2972]" office:value-type="float" office:value="0.0000000000012825336" calcext:value-type="float">
            <text:p>1.2825336001E-12</text:p>
          </table:table-cell>
          <table:table-cell table:formula="of:=([.A2972]-[.B2972])*([.A2972]-[.B2972])" office:value-type="float" office:value="0.000024652590493209" calcext:value-type="float">
            <text:p>2.4652590493209E-05</text:p>
          </table:table-cell>
          <table:table-cell table:number-columns-repeated="2"/>
        </table:table-row>
        <table:table-row table:style-name="ro1">
          <table:table-cell office:value-type="float" office:value="0.0000362992" calcext:value-type="float">
            <text:p>0.0000362992</text:p>
          </table:table-cell>
          <table:table-cell office:value-type="float" office:value="0.00106949" calcext:value-type="float">
            <text:p>0.00106949</text:p>
          </table:table-cell>
          <table:table-cell table:formula="of:=[.A2973]*[.A2973]" office:value-type="float" office:value="0.00000000131763192064" calcext:value-type="float">
            <text:p>1.31763192064E-09</text:p>
          </table:table-cell>
          <table:table-cell table:formula="of:=([.A2973]-[.B2973])*([.A2973]-[.B2973])" office:value-type="float" office:value="0.00000106748322920464" calcext:value-type="float">
            <text:p>1.06748322920464E-06</text:p>
          </table:table-cell>
          <table:table-cell table:number-columns-repeated="2"/>
        </table:table-row>
        <table:table-row table:style-name="ro1">
          <table:table-cell office:value-type="float" office:value="0.0000362992" calcext:value-type="float">
            <text:p>0.0000362992</text:p>
          </table:table-cell>
          <table:table-cell office:value-type="float" office:value="0.0000886777" calcext:value-type="float">
            <text:p>0.0000886777</text:p>
          </table:table-cell>
          <table:table-cell table:formula="of:=[.A2974]*[.A2974]" office:value-type="float" office:value="0.00000000131763192064" calcext:value-type="float">
            <text:p>1.31763192064E-09</text:p>
          </table:table-cell>
          <table:table-cell table:formula="of:=([.A2974]-[.B2974])*([.A2974]-[.B2974])" office:value-type="float" office:value="0.00000000274350726225" calcext:value-type="float">
            <text:p>2.74350726225E-09</text:p>
          </table:table-cell>
          <table:table-cell table:number-columns-repeated="2"/>
        </table:table-row>
        <table:table-row table:style-name="ro1">
          <table:table-cell office:value-type="float" office:value="0.0000362992" calcext:value-type="float">
            <text:p>0.0000362992</text:p>
          </table:table-cell>
          <table:table-cell office:value-type="float" office:value="0.000118606" calcext:value-type="float">
            <text:p>0.000118606</text:p>
          </table:table-cell>
          <table:table-cell table:formula="of:=[.A2975]*[.A2975]" office:value-type="float" office:value="0.00000000131763192064" calcext:value-type="float">
            <text:p>1.31763192064E-09</text:p>
          </table:table-cell>
          <table:table-cell table:formula="of:=([.A2975]-[.B2975])*([.A2975]-[.B2975])" office:value-type="float" office:value="0.00000000677440932624" calcext:value-type="float">
            <text:p>6.77440932624E-09</text:p>
          </table:table-cell>
          <table:table-cell table:number-columns-repeated="2"/>
        </table:table-row>
        <table:table-row table:style-name="ro1">
          <table:table-cell office:value-type="float" office:value="0.0000288486" calcext:value-type="float">
            <text:p>0.0000288486</text:p>
          </table:table-cell>
          <table:table-cell office:value-type="float" office:value="0.0171629" calcext:value-type="float">
            <text:p>0.0171629</text:p>
          </table:table-cell>
          <table:table-cell table:formula="of:=[.A2976]*[.A2976]" office:value-type="float" office:value="0.00000000083224172196" calcext:value-type="float">
            <text:p>8.3224172196E-10</text:p>
          </table:table-cell>
          <table:table-cell table:formula="of:=([.A2976]-[.B2976])*([.A2976]-[.B2976])" office:value-type="float" office:value="0.000293575717377842" calcext:value-type="float">
            <text:p>0.000293575717377842</text:p>
          </table:table-cell>
          <table:table-cell table:number-columns-repeated="2"/>
        </table:table-row>
        <table:table-row table:style-name="ro1">
          <table:table-cell office:value-type="float" office:value="0.00039798" calcext:value-type="float">
            <text:p>0.00039798</text:p>
          </table:table-cell>
          <table:table-cell office:value-type="float" office:value="0.00296551" calcext:value-type="float">
            <text:p>0.00296551</text:p>
          </table:table-cell>
          <table:table-cell table:formula="of:=[.A2977]*[.A2977]" office:value-type="float" office:value="0.0000001583880804" calcext:value-type="float">
            <text:p>0.0000001583880804</text:p>
          </table:table-cell>
          <table:table-cell table:formula="of:=([.A2977]-[.B2977])*([.A2977]-[.B2977])" office:value-type="float" office:value="0.0000065922103009" calcext:value-type="float">
            <text:p>0.0000065922103009</text:p>
          </table:table-cell>
          <table:table-cell table:number-columns-repeated="2"/>
        </table:table-row>
        <table:table-row table:style-name="ro1">
          <table:table-cell office:value-type="float" office:value="0.000180483" calcext:value-type="float">
            <text:p>0.000180483</text:p>
          </table:table-cell>
          <table:table-cell office:value-type="float" office:value="0.00100038" calcext:value-type="float">
            <text:p>0.00100038</text:p>
          </table:table-cell>
          <table:table-cell table:formula="of:=[.A2978]*[.A2978]" office:value-type="float" office:value="0.000000032574113289" calcext:value-type="float">
            <text:p>3.2574113289E-08</text:p>
          </table:table-cell>
          <table:table-cell table:formula="of:=([.A2978]-[.B2978])*([.A2978]-[.B2978])" office:value-type="float" office:value="0.000000672231090609" calcext:value-type="float">
            <text:p>6.72231090609E-07</text:p>
          </table:table-cell>
          <table:table-cell table:number-columns-repeated="2"/>
        </table:table-row>
        <table:table-row table:style-name="ro1">
          <table:table-cell office:value-type="float" office:value="0.0000876784" calcext:value-type="float">
            <text:p>0.0000876784</text:p>
          </table:table-cell>
          <table:table-cell office:value-type="float" office:value="0.00921011" calcext:value-type="float">
            <text:p>0.00921011</text:p>
          </table:table-cell>
          <table:table-cell table:formula="of:=[.A2979]*[.A2979]" office:value-type="float" office:value="0.00000000768750182656" calcext:value-type="float">
            <text:p>7.68750182656E-09</text:p>
          </table:table-cell>
          <table:table-cell table:formula="of:=([.A2979]-[.B2979])*([.A2979]-[.B2979])" office:value-type="float" office:value="0.0000832187582966786" calcext:value-type="float">
            <text:p>8.32187582966786E-05</text:p>
          </table:table-cell>
          <table:table-cell table:number-columns-repeated="2"/>
        </table:table-row>
        <table:table-row table:style-name="ro1">
          <table:table-cell office:value-type="float" office:value="0.000291169" calcext:value-type="float">
            <text:p>0.000291169</text:p>
          </table:table-cell>
          <table:table-cell office:value-type="float" office:value="0.00743157" calcext:value-type="float">
            <text:p>0.00743157</text:p>
          </table:table-cell>
          <table:table-cell table:formula="of:=[.A2980]*[.A2980]" office:value-type="float" office:value="0.000000084779386561" calcext:value-type="float">
            <text:p>8.4779386561E-08</text:p>
          </table:table-cell>
          <table:table-cell table:formula="of:=([.A2980]-[.B2980])*([.A2980]-[.B2980])" office:value-type="float" office:value="0.000050985326440801" calcext:value-type="float">
            <text:p>5.0985326440801E-05</text:p>
          </table:table-cell>
          <table:table-cell table:number-columns-repeated="2"/>
        </table:table-row>
        <table:table-row table:style-name="ro1">
          <table:table-cell office:value-type="float" office:value="0.000885546" calcext:value-type="float">
            <text:p>0.000885546</text:p>
          </table:table-cell>
          <table:table-cell office:value-type="float" office:value="0.0621108" calcext:value-type="float">
            <text:p>0.0621108</text:p>
          </table:table-cell>
          <table:table-cell table:formula="of:=[.A2981]*[.A2981]" office:value-type="float" office:value="0.000000784191718116" calcext:value-type="float">
            <text:p>7.84191718116E-07</text:p>
          </table:table-cell>
          <table:table-cell table:formula="of:=([.A2981]-[.B2981])*([.A2981]-[.B2981])" office:value-type="float" office:value="0.00374853172736452" calcext:value-type="float">
            <text:p>0.00374853172736452</text:p>
          </table:table-cell>
          <table:table-cell table:number-columns-repeated="2"/>
        </table:table-row>
        <table:table-row table:style-name="ro1">
          <table:table-cell office:value-type="float" office:value="0.00273395" calcext:value-type="float">
            <text:p>0.00273395</text:p>
          </table:table-cell>
          <table:table-cell office:value-type="float" office:value="0.000427231" calcext:value-type="float">
            <text:p>0.000427231</text:p>
          </table:table-cell>
          <table:table-cell table:formula="of:=[.A2982]*[.A2982]" office:value-type="float" office:value="0.0000074744826025" calcext:value-type="float">
            <text:p>0.0000074744826025</text:p>
          </table:table-cell>
          <table:table-cell table:formula="of:=([.A2982]-[.B2982])*([.A2982]-[.B2982])" office:value-type="float" office:value="0.000005320952544961" calcext:value-type="float">
            <text:p>5.320952544961E-06</text:p>
          </table:table-cell>
          <table:table-cell table:number-columns-repeated="2"/>
        </table:table-row>
        <table:table-row table:style-name="ro1">
          <table:table-cell office:value-type="float" office:value="0.00224501" calcext:value-type="float">
            <text:p>0.00224501</text:p>
          </table:table-cell>
          <table:table-cell office:value-type="float" office:value="0.00181571" calcext:value-type="float">
            <text:p>0.00181571</text:p>
          </table:table-cell>
          <table:table-cell table:formula="of:=[.A2983]*[.A2983]" office:value-type="float" office:value="0.0000050400699001" calcext:value-type="float">
            <text:p>0.0000050400699001</text:p>
          </table:table-cell>
          <table:table-cell table:formula="of:=([.A2983]-[.B2983])*([.A2983]-[.B2983])" office:value-type="float" office:value="0.00000018429849" calcext:value-type="float">
            <text:p>0.00000018429849</text:p>
          </table:table-cell>
          <table:table-cell table:number-columns-repeated="2"/>
        </table:table-row>
        <table:table-row table:style-name="ro1">
          <table:table-cell office:value-type="float" office:value="0.0241254" calcext:value-type="float">
            <text:p>0.0241254</text:p>
          </table:table-cell>
          <table:table-cell office:value-type="float" office:value="0.00328513" calcext:value-type="float">
            <text:p>0.00328513</text:p>
          </table:table-cell>
          <table:table-cell table:formula="of:=[.A2984]*[.A2984]" office:value-type="float" office:value="0.00058203492516" calcext:value-type="float">
            <text:p>0.00058203492516</text:p>
          </table:table-cell>
          <table:table-cell table:formula="of:=([.A2984]-[.B2984])*([.A2984]-[.B2984])" office:value-type="float" office:value="0.0004343168536729" calcext:value-type="float">
            <text:p>0.0004343168536729</text:p>
          </table:table-cell>
          <table:table-cell table:number-columns-repeated="2"/>
        </table:table-row>
        <table:table-row table:style-name="ro1">
          <table:table-cell office:value-type="float" office:value="0.0655857" calcext:value-type="float">
            <text:p>0.0655857</text:p>
          </table:table-cell>
          <table:table-cell office:value-type="float" office:value="0.0971927" calcext:value-type="float">
            <text:p>0.0971927</text:p>
          </table:table-cell>
          <table:table-cell table:formula="of:=[.A2985]*[.A2985]" office:value-type="float" office:value="0.00430148404449" calcext:value-type="float">
            <text:p>0.00430148404449</text:p>
          </table:table-cell>
          <table:table-cell table:formula="of:=([.A2985]-[.B2985])*([.A2985]-[.B2985])" office:value-type="float" office:value="0.000999002449000001" calcext:value-type="float">
            <text:p>0.000999002449000001</text:p>
          </table:table-cell>
          <table:table-cell table:number-columns-repeated="2"/>
        </table:table-row>
        <table:table-row table:style-name="ro1">
          <table:table-cell office:value-type="float" office:value="0.0962592" calcext:value-type="float">
            <text:p>0.0962592</text:p>
          </table:table-cell>
          <table:table-cell office:value-type="float" office:value="0.0102927" calcext:value-type="float">
            <text:p>0.0102927</text:p>
          </table:table-cell>
          <table:table-cell table:formula="of:=[.A2986]*[.A2986]" office:value-type="float" office:value="0.00926583358464" calcext:value-type="float">
            <text:p>0.00926583358464</text:p>
          </table:table-cell>
          <table:table-cell table:formula="of:=([.A2986]-[.B2986])*([.A2986]-[.B2986])" office:value-type="float" office:value="0.00739023912225" calcext:value-type="float">
            <text:p>0.00739023912225</text:p>
          </table:table-cell>
          <table:table-cell table:number-columns-repeated="2"/>
        </table:table-row>
        <table:table-row table:style-name="ro1">
          <table:table-cell office:value-type="float" office:value="0.0962592" calcext:value-type="float">
            <text:p>0.0962592</text:p>
          </table:table-cell>
          <table:table-cell office:value-type="float" office:value="0.0302803" calcext:value-type="float">
            <text:p>0.0302803</text:p>
          </table:table-cell>
          <table:table-cell table:formula="of:=[.A2987]*[.A2987]" office:value-type="float" office:value="0.00926583358464" calcext:value-type="float">
            <text:p>0.00926583358464</text:p>
          </table:table-cell>
          <table:table-cell table:formula="of:=([.A2987]-[.B2987])*([.A2987]-[.B2987])" office:value-type="float" office:value="0.00435321524521" calcext:value-type="float">
            <text:p>0.00435321524521</text:p>
          </table:table-cell>
          <table:table-cell table:number-columns-repeated="2"/>
        </table:table-row>
        <table:table-row table:style-name="ro1">
          <table:table-cell office:value-type="float" office:value="0.0298833" calcext:value-type="float">
            <text:p>0.0298833</text:p>
          </table:table-cell>
          <table:table-cell office:value-type="float" office:value="0.0194964" calcext:value-type="float">
            <text:p>0.0194964</text:p>
          </table:table-cell>
          <table:table-cell table:formula="of:=[.A2988]*[.A2988]" office:value-type="float" office:value="0.00089301161889" calcext:value-type="float">
            <text:p>0.00089301161889</text:p>
          </table:table-cell>
          <table:table-cell table:formula="of:=([.A2988]-[.B2988])*([.A2988]-[.B2988])" office:value-type="float" office:value="0.00010788769161" calcext:value-type="float">
            <text:p>0.00010788769161</text:p>
          </table:table-cell>
          <table:table-cell table:number-columns-repeated="2"/>
        </table:table-row>
        <table:table-row table:style-name="ro1">
          <table:table-cell office:value-type="float" office:value="0.0540118" calcext:value-type="float">
            <text:p>0.0540118</text:p>
          </table:table-cell>
          <table:table-cell office:value-type="float" office:value="0.0478816" calcext:value-type="float">
            <text:p>0.0478816</text:p>
          </table:table-cell>
          <table:table-cell table:formula="of:=[.A2989]*[.A2989]" office:value-type="float" office:value="0.00291727453924" calcext:value-type="float">
            <text:p>0.00291727453924</text:p>
          </table:table-cell>
          <table:table-cell table:formula="of:=([.A2989]-[.B2989])*([.A2989]-[.B2989])" office:value-type="float" office:value="0.0000375793520399999" calcext:value-type="float">
            <text:p>0.0000375793520399999</text:p>
          </table:table-cell>
          <table:table-cell table:number-columns-repeated="2"/>
        </table:table-row>
        <table:table-row table:style-name="ro1">
          <table:table-cell office:value-type="float" office:value="0.11955" calcext:value-type="float">
            <text:p>0.11955</text:p>
          </table:table-cell>
          <table:table-cell office:value-type="float" office:value="0.0678945" calcext:value-type="float">
            <text:p>0.0678945</text:p>
          </table:table-cell>
          <table:table-cell table:formula="of:=[.A2990]*[.A2990]" office:value-type="float" office:value="0.0142922025" calcext:value-type="float">
            <text:p>0.0142922025</text:p>
          </table:table-cell>
          <table:table-cell table:formula="of:=([.A2990]-[.B2990])*([.A2990]-[.B2990])" office:value-type="float" office:value="0.00266829068025" calcext:value-type="float">
            <text:p>0.00266829068025</text:p>
          </table:table-cell>
          <table:table-cell table:number-columns-repeated="2"/>
        </table:table-row>
        <table:table-row table:style-name="ro1">
          <table:table-cell office:value-type="float" office:value="0.11955" calcext:value-type="float">
            <text:p>0.11955</text:p>
          </table:table-cell>
          <table:table-cell office:value-type="float" office:value="0.0551652" calcext:value-type="float">
            <text:p>0.0551652</text:p>
          </table:table-cell>
          <table:table-cell table:formula="of:=[.A2991]*[.A2991]" office:value-type="float" office:value="0.0142922025" calcext:value-type="float">
            <text:p>0.0142922025</text:p>
          </table:table-cell>
          <table:table-cell table:formula="of:=([.A2991]-[.B2991])*([.A2991]-[.B2991])" office:value-type="float" office:value="0.00414540247104" calcext:value-type="float">
            <text:p>0.00414540247104</text:p>
          </table:table-cell>
          <table:table-cell table:number-columns-repeated="2"/>
        </table:table-row>
        <table:table-row table:style-name="ro1">
          <table:table-cell office:value-type="float" office:value="0.13971" calcext:value-type="float">
            <text:p>0.13971</text:p>
          </table:table-cell>
          <table:table-cell office:value-type="float" office:value="0.193917" calcext:value-type="float">
            <text:p>0.193917</text:p>
          </table:table-cell>
          <table:table-cell table:formula="of:=[.A2992]*[.A2992]" office:value-type="float" office:value="0.0195188841" calcext:value-type="float">
            <text:p>0.0195188841</text:p>
          </table:table-cell>
          <table:table-cell table:formula="of:=([.A2992]-[.B2992])*([.A2992]-[.B2992])" office:value-type="float" office:value="0.002938398849" calcext:value-type="float">
            <text:p>0.002938398849</text:p>
          </table:table-cell>
          <table:table-cell table:number-columns-repeated="2"/>
        </table:table-row>
        <table:table-row table:style-name="ro1">
          <table:table-cell office:value-type="float" office:value="0.162649" calcext:value-type="float">
            <text:p>0.162649</text:p>
          </table:table-cell>
          <table:table-cell office:value-type="float" office:value="0.294483" calcext:value-type="float">
            <text:p>0.294483</text:p>
          </table:table-cell>
          <table:table-cell table:formula="of:=[.A2993]*[.A2993]" office:value-type="float" office:value="0.026454697201" calcext:value-type="float">
            <text:p>0.026454697201</text:p>
          </table:table-cell>
          <table:table-cell table:formula="of:=([.A2993]-[.B2993])*([.A2993]-[.B2993])" office:value-type="float" office:value="0.017380203556" calcext:value-type="float">
            <text:p>0.017380203556</text:p>
          </table:table-cell>
          <table:table-cell table:number-columns-repeated="2"/>
        </table:table-row>
        <table:table-row table:style-name="ro1">
          <table:table-cell office:value-type="float" office:value="0.286005" calcext:value-type="float">
            <text:p>0.286005</text:p>
          </table:table-cell>
          <table:table-cell office:value-type="float" office:value="0.459234" calcext:value-type="float">
            <text:p>0.459234</text:p>
          </table:table-cell>
          <table:table-cell table:formula="of:=[.A2994]*[.A2994]" office:value-type="float" office:value="0.081798860025" calcext:value-type="float">
            <text:p>0.081798860025</text:p>
          </table:table-cell>
          <table:table-cell table:formula="of:=([.A2994]-[.B2994])*([.A2994]-[.B2994])" office:value-type="float" office:value="0.030008286441" calcext:value-type="float">
            <text:p>0.030008286441</text:p>
          </table:table-cell>
          <table:table-cell table:number-columns-repeated="2"/>
        </table:table-row>
        <table:table-row table:style-name="ro1">
          <table:table-cell office:value-type="float" office:value="0.373932" calcext:value-type="float">
            <text:p>0.373932</text:p>
          </table:table-cell>
          <table:table-cell office:value-type="float" office:value="0.349351" calcext:value-type="float">
            <text:p>0.349351</text:p>
          </table:table-cell>
          <table:table-cell table:formula="of:=[.A2995]*[.A2995]" office:value-type="float" office:value="0.139825140624" calcext:value-type="float">
            <text:p>0.139825140624</text:p>
          </table:table-cell>
          <table:table-cell table:formula="of:=([.A2995]-[.B2995])*([.A2995]-[.B2995])" office:value-type="float" office:value="0.000604225560999998" calcext:value-type="float">
            <text:p>0.000604225560999998</text:p>
          </table:table-cell>
          <table:table-cell table:number-columns-repeated="2"/>
        </table:table-row>
        <table:table-row table:style-name="ro1">
          <table:table-cell office:value-type="float" office:value="0.505553" calcext:value-type="float">
            <text:p>0.505553</text:p>
          </table:table-cell>
          <table:table-cell office:value-type="float" office:value="0.532329" calcext:value-type="float">
            <text:p>0.532329</text:p>
          </table:table-cell>
          <table:table-cell table:formula="of:=[.A2996]*[.A2996]" office:value-type="float" office:value="0.255583835809" calcext:value-type="float">
            <text:p>0.255583835809</text:p>
          </table:table-cell>
          <table:table-cell table:formula="of:=([.A2996]-[.B2996])*([.A2996]-[.B2996])" office:value-type="float" office:value="0.000716954176000001" calcext:value-type="float">
            <text:p>0.000716954176000001</text:p>
          </table:table-cell>
          <table:table-cell table:number-columns-repeated="2"/>
        </table:table-row>
        <table:table-row table:style-name="ro1">
          <table:table-cell office:value-type="float" office:value="0.848112" calcext:value-type="float">
            <text:p>0.848112</text:p>
          </table:table-cell>
          <table:table-cell office:value-type="float" office:value="0.781568" calcext:value-type="float">
            <text:p>0.781568</text:p>
          </table:table-cell>
          <table:table-cell table:formula="of:=[.A2997]*[.A2997]" office:value-type="float" office:value="0.719293964544" calcext:value-type="float">
            <text:p>0.719293964544</text:p>
          </table:table-cell>
          <table:table-cell table:formula="of:=([.A2997]-[.B2997])*([.A2997]-[.B2997])" office:value-type="float" office:value="0.00442810393599999" calcext:value-type="float">
            <text:p>0.00442810393599999</text:p>
          </table:table-cell>
          <table:table-cell table:number-columns-repeated="2"/>
        </table:table-row>
        <table:table-row table:style-name="ro1">
          <table:table-cell office:value-type="float" office:value="0.848112" calcext:value-type="float">
            <text:p>0.848112</text:p>
          </table:table-cell>
          <table:table-cell office:value-type="float" office:value="0.81878" calcext:value-type="float">
            <text:p>0.81878</text:p>
          </table:table-cell>
          <table:table-cell table:formula="of:=[.A2998]*[.A2998]" office:value-type="float" office:value="0.719293964544" calcext:value-type="float">
            <text:p>0.719293964544</text:p>
          </table:table-cell>
          <table:table-cell table:formula="of:=([.A2998]-[.B2998])*([.A2998]-[.B2998])" office:value-type="float" office:value="0.000860366224000001" calcext:value-type="float">
            <text:p>0.000860366224000001</text:p>
          </table:table-cell>
          <table:table-cell table:number-columns-repeated="2"/>
        </table:table-row>
        <table:table-row table:style-name="ro1">
          <table:table-cell office:value-type="float" office:value="0.848111" calcext:value-type="float">
            <text:p>0.848111</text:p>
          </table:table-cell>
          <table:table-cell office:value-type="float" office:value="0.85832" calcext:value-type="float">
            <text:p>0.85832</text:p>
          </table:table-cell>
          <table:table-cell table:formula="of:=[.A2999]*[.A2999]" office:value-type="float" office:value="0.719292268321" calcext:value-type="float">
            <text:p>0.719292268321</text:p>
          </table:table-cell>
          <table:table-cell table:formula="of:=([.A2999]-[.B2999])*([.A2999]-[.B2999])" office:value-type="float" office:value="0.000104223681" calcext:value-type="float">
            <text:p>0.000104223681</text:p>
          </table:table-cell>
          <table:table-cell table:number-columns-repeated="2"/>
        </table:table-row>
        <table:table-row table:style-name="ro1">
          <table:table-cell office:value-type="float" office:value="0.848112" calcext:value-type="float">
            <text:p>0.848112</text:p>
          </table:table-cell>
          <table:table-cell office:value-type="float" office:value="0.898543" calcext:value-type="float">
            <text:p>0.898543</text:p>
          </table:table-cell>
          <table:table-cell table:formula="of:=[.A3000]*[.A3000]" office:value-type="float" office:value="0.719293964544" calcext:value-type="float">
            <text:p>0.719293964544</text:p>
          </table:table-cell>
          <table:table-cell table:formula="of:=([.A3000]-[.B3000])*([.A3000]-[.B3000])" office:value-type="float" office:value="0.002543285761" calcext:value-type="float">
            <text:p>0.002543285761</text:p>
          </table:table-cell>
          <table:table-cell table:number-columns-repeated="2"/>
        </table:table-row>
        <table:table-row table:style-name="ro1">
          <table:table-cell office:value-type="float" office:value="0.848112" calcext:value-type="float">
            <text:p>0.848112</text:p>
          </table:table-cell>
          <table:table-cell office:value-type="float" office:value="0.935798" calcext:value-type="float">
            <text:p>0.935798</text:p>
          </table:table-cell>
          <table:table-cell table:formula="of:=[.A3001]*[.A3001]" office:value-type="float" office:value="0.719293964544" calcext:value-type="float">
            <text:p>0.719293964544</text:p>
          </table:table-cell>
          <table:table-cell table:formula="of:=([.A3001]-[.B3001])*([.A3001]-[.B3001])" office:value-type="float" office:value="0.00768883459600001" calcext:value-type="float">
            <text:p>0.00768883459600001</text:p>
          </table:table-cell>
          <table:table-cell table:number-columns-repeated="2"/>
        </table:table-row>
        <table:table-row table:style-name="ro1">
          <table:table-cell office:value-type="float" office:value="0.968009" calcext:value-type="float">
            <text:p>0.968009</text:p>
          </table:table-cell>
          <table:table-cell office:value-type="float" office:value="0.915912" calcext:value-type="float">
            <text:p>0.915912</text:p>
          </table:table-cell>
          <table:table-cell table:formula="of:=[.A3002]*[.A3002]" office:value-type="float" office:value="0.937041424081" calcext:value-type="float">
            <text:p>0.937041424081</text:p>
          </table:table-cell>
          <table:table-cell table:formula="of:=([.A3002]-[.B3002])*([.A3002]-[.B3002])" office:value-type="float" office:value="0.00271409740900001" calcext:value-type="float">
            <text:p>0.00271409740900001</text:p>
          </table:table-cell>
          <table:table-cell table:number-columns-repeated="2"/>
        </table:table-row>
        <table:table-row table:style-name="ro1">
          <table:table-cell office:value-type="float" office:value="0.968009" calcext:value-type="float">
            <text:p>0.968009</text:p>
          </table:table-cell>
          <table:table-cell office:value-type="float" office:value="0.99348" calcext:value-type="float">
            <text:p>0.99348</text:p>
          </table:table-cell>
          <table:table-cell table:formula="of:=[.A3003]*[.A3003]" office:value-type="float" office:value="0.937041424081" calcext:value-type="float">
            <text:p>0.937041424081</text:p>
          </table:table-cell>
          <table:table-cell table:formula="of:=([.A3003]-[.B3003])*([.A3003]-[.B3003])" office:value-type="float" office:value="0.000648771841000001" calcext:value-type="float">
            <text:p>0.000648771841000001</text:p>
          </table:table-cell>
          <table:table-cell table:number-columns-repeated="2"/>
        </table:table-row>
        <table:table-row table:style-name="ro1">
          <table:table-cell office:value-type="float" office:value="0.997903" calcext:value-type="float">
            <text:p>0.997903</text:p>
          </table:table-cell>
          <table:table-cell office:value-type="float" office:value="0.999997" calcext:value-type="float">
            <text:p>0.999997</text:p>
          </table:table-cell>
          <table:table-cell table:formula="of:=[.A3004]*[.A3004]" office:value-type="float" office:value="0.995810397409" calcext:value-type="float">
            <text:p>0.995810397409</text:p>
          </table:table-cell>
          <table:table-cell table:formula="of:=([.A3004]-[.B3004])*([.A3004]-[.B3004])" office:value-type="float" office:value="0.00000438483600000017" calcext:value-type="float">
            <text:p>4.38483600000017E-06</text:p>
          </table:table-cell>
          <table:table-cell table:number-columns-repeated="2"/>
        </table:table-row>
        <table:table-row table:style-name="ro1">
          <table:table-cell office:value-type="float" office:value="0.000171781" calcext:value-type="float">
            <text:p>0.000171781</text:p>
          </table:table-cell>
          <table:table-cell office:value-type="float" office:value="0.00000303222" calcext:value-type="float">
            <text:p>0.00000303222</text:p>
          </table:table-cell>
          <table:table-cell table:formula="of:=[.A3005]*[.A3005]" office:value-type="float" office:value="0.000000029508711961" calcext:value-type="float">
            <text:p>2.9508711961E-08</text:p>
          </table:table-cell>
          <table:table-cell table:formula="of:=([.A3005]-[.B3005])*([.A3005]-[.B3005])" office:value-type="float" office:value="0.00000002847615075149" calcext:value-type="float">
            <text:p>2.84761507514884E-08</text:p>
          </table:table-cell>
          <table:table-cell table:number-columns-repeated="2"/>
        </table:table-row>
        <table:table-row table:style-name="ro1">
          <table:table-cell office:value-type="float" office:value="0.000171781" calcext:value-type="float">
            <text:p>0.000171781</text:p>
          </table:table-cell>
          <table:table-cell office:value-type="float" office:value="0.00180795" calcext:value-type="float">
            <text:p>0.00180795</text:p>
          </table:table-cell>
          <table:table-cell table:formula="of:=[.A3006]*[.A3006]" office:value-type="float" office:value="0.000000029508711961" calcext:value-type="float">
            <text:p>2.9508711961E-08</text:p>
          </table:table-cell>
          <table:table-cell table:formula="of:=([.A3006]-[.B3006])*([.A3006]-[.B3006])" office:value-type="float" office:value="0.000002677048996561" calcext:value-type="float">
            <text:p>2.677048996561E-06</text:p>
          </table:table-cell>
          <table:table-cell table:number-columns-repeated="2"/>
        </table:table-row>
        <table:table-row table:style-name="ro1">
          <table:table-cell office:value-type="float" office:value="0.00000733137" calcext:value-type="float">
            <text:p>0.00000733137</text:p>
          </table:table-cell>
          <table:table-cell office:value-type="float" office:value="0.00298117" calcext:value-type="float">
            <text:p>0.00298117</text:p>
          </table:table-cell>
          <table:table-cell table:formula="of:=[.A3007]*[.A3007]" office:value-type="float" office:value="0.00000000005374898608" calcext:value-type="float">
            <text:p>5.37489860769E-11</text:p>
          </table:table-cell>
          <table:table-cell table:formula="of:=([.A3007]-[.B3007])*([.A3007]-[.B3007])" office:value-type="float" office:value="0.00000884371619728028" calcext:value-type="float">
            <text:p>8.84371619728028E-06</text:p>
          </table:table-cell>
          <table:table-cell table:number-columns-repeated="2"/>
        </table:table-row>
        <table:table-row table:style-name="ro1">
          <table:table-cell office:value-type="float" office:value="0.0000268221" calcext:value-type="float">
            <text:p>0.0000268221</text:p>
          </table:table-cell>
          <table:table-cell office:value-type="float" office:value="0.00195626" calcext:value-type="float">
            <text:p>0.00195626</text:p>
          </table:table-cell>
          <table:table-cell table:formula="of:=[.A3008]*[.A3008]" office:value-type="float" office:value="0.00000000071942504841" calcext:value-type="float">
            <text:p>7.1942504841E-10</text:p>
          </table:table-cell>
          <table:table-cell table:formula="of:=([.A3008]-[.B3008])*([.A3008]-[.B3008])" office:value-type="float" office:value="0.00000372273060995641" calcext:value-type="float">
            <text:p>3.72273060995641E-06</text:p>
          </table:table-cell>
          <table:table-cell table:number-columns-repeated="2"/>
        </table:table-row>
        <table:table-row table:style-name="ro1">
          <table:table-cell office:value-type="float" office:value="0.000143468" calcext:value-type="float">
            <text:p>0.000143468</text:p>
          </table:table-cell>
          <table:table-cell office:value-type="float" office:value="0.00107252" calcext:value-type="float">
            <text:p>0.00107252</text:p>
          </table:table-cell>
          <table:table-cell table:formula="of:=[.A3009]*[.A3009]" office:value-type="float" office:value="0.000000020583067024" calcext:value-type="float">
            <text:p>2.0583067024E-08</text:p>
          </table:table-cell>
          <table:table-cell table:formula="of:=([.A3009]-[.B3009])*([.A3009]-[.B3009])" office:value-type="float" office:value="0.000000863137618704" calcext:value-type="float">
            <text:p>8.63137618704E-07</text:p>
          </table:table-cell>
          <table:table-cell table:number-columns-repeated="2"/>
        </table:table-row>
        <table:table-row table:style-name="ro1">
          <table:table-cell office:value-type="float" office:value="0.00044328" calcext:value-type="float">
            <text:p>0.00044328</text:p>
          </table:table-cell>
          <table:table-cell office:value-type="float" office:value="0.0105265" calcext:value-type="float">
            <text:p>0.0105265</text:p>
          </table:table-cell>
          <table:table-cell table:formula="of:=[.A3010]*[.A3010]" office:value-type="float" office:value="0.0000001964971584" calcext:value-type="float">
            <text:p>0.0000001964971584</text:p>
          </table:table-cell>
          <table:table-cell table:formula="of:=([.A3010]-[.B3010])*([.A3010]-[.B3010])" office:value-type="float" office:value="0.0001016713255684" calcext:value-type="float">
            <text:p>0.0001016713255684</text:p>
          </table:table-cell>
          <table:table-cell table:number-columns-repeated="2"/>
        </table:table-row>
        <table:table-row table:style-name="ro1">
          <table:table-cell office:value-type="float" office:value="0.000375509" calcext:value-type="float">
            <text:p>0.000375509</text:p>
          </table:table-cell>
          <table:table-cell office:value-type="float" office:value="0.00686358" calcext:value-type="float">
            <text:p>0.00686358</text:p>
          </table:table-cell>
          <table:table-cell table:formula="of:=[.A3011]*[.A3011]" office:value-type="float" office:value="0.000000141007009081" calcext:value-type="float">
            <text:p>1.41007009081E-07</text:p>
          </table:table-cell>
          <table:table-cell table:formula="of:=([.A3011]-[.B3011])*([.A3011]-[.B3011])" office:value-type="float" office:value="0.000042095065301041" calcext:value-type="float">
            <text:p>4.2095065301041E-05</text:p>
          </table:table-cell>
          <table:table-cell table:number-columns-repeated="2"/>
        </table:table-row>
        <table:table-row table:style-name="ro1">
          <table:table-cell office:value-type="float" office:value="0.00000232458" calcext:value-type="float">
            <text:p>0.00000232458</text:p>
          </table:table-cell>
          <table:table-cell office:value-type="float" office:value="0.00203864" calcext:value-type="float">
            <text:p>0.00203864</text:p>
          </table:table-cell>
          <table:table-cell table:formula="of:=[.A3012]*[.A3012]" office:value-type="float" office:value="0.00000000000540367218" calcext:value-type="float">
            <text:p>5.4036721764E-12</text:p>
          </table:table-cell>
          <table:table-cell table:formula="of:=([.A3012]-[.B3012])*([.A3012]-[.B3012])" office:value-type="float" office:value="0.00000414658048972978" calcext:value-type="float">
            <text:p>4.14658048972978E-06</text:p>
          </table:table-cell>
          <table:table-cell table:number-columns-repeated="2"/>
        </table:table-row>
        <table:table-row table:style-name="ro1">
          <table:table-cell office:value-type="float" office:value="0.00000548363" calcext:value-type="float">
            <text:p>0.00000548363</text:p>
          </table:table-cell>
          <table:table-cell office:value-type="float" office:value="0.0237653" calcext:value-type="float">
            <text:p>0.0237653</text:p>
          </table:table-cell>
          <table:table-cell table:formula="of:=[.A3013]*[.A3013]" office:value-type="float" office:value="0.00000000003007019798" calcext:value-type="float">
            <text:p>3.00701979769E-11</text:p>
          </table:table-cell>
          <table:table-cell table:formula="of:=([.A3013]-[.B3013])*([.A3013]-[.B3013])" office:value-type="float" office:value="0.00056452887393612" calcext:value-type="float">
            <text:p>0.00056452887393612</text:p>
          </table:table-cell>
          <table:table-cell table:number-columns-repeated="2"/>
        </table:table-row>
        <table:table-row table:style-name="ro1">
          <table:table-cell office:value-type="float" office:value="0.000116706" calcext:value-type="float">
            <text:p>0.000116706</text:p>
          </table:table-cell>
          <table:table-cell office:value-type="float" office:value="0.0501511" calcext:value-type="float">
            <text:p>0.0501511</text:p>
          </table:table-cell>
          <table:table-cell table:formula="of:=[.A3014]*[.A3014]" office:value-type="float" office:value="0.000000013620290436" calcext:value-type="float">
            <text:p>1.3620290436E-08</text:p>
          </table:table-cell>
          <table:table-cell table:formula="of:=([.A3014]-[.B3014])*([.A3014]-[.B3014])" office:value-type="float" office:value="0.00250344058294724" calcext:value-type="float">
            <text:p>0.00250344058294724</text:p>
          </table:table-cell>
          <table:table-cell table:number-columns-repeated="2"/>
        </table:table-row>
        <table:table-row table:style-name="ro1">
          <table:table-cell office:value-type="float" office:value="0.0000603199" calcext:value-type="float">
            <text:p>0.0000603199</text:p>
          </table:table-cell>
          <table:table-cell office:value-type="float" office:value="0.0331867" calcext:value-type="float">
            <text:p>0.0331867</text:p>
          </table:table-cell>
          <table:table-cell table:formula="of:=[.A3015]*[.A3015]" office:value-type="float" office:value="0.00000000363849033601" calcext:value-type="float">
            <text:p>3.63849033601E-09</text:p>
          </table:table-cell>
          <table:table-cell table:formula="of:=([.A3015]-[.B3015])*([.A3015]-[.B3015])" office:value-type="float" office:value="0.00109735705852968" calcext:value-type="float">
            <text:p>0.00109735705852968</text:p>
          </table:table-cell>
          <table:table-cell table:number-columns-repeated="2"/>
        </table:table-row>
        <table:table-row table:style-name="ro1">
          <table:table-cell office:value-type="float" office:value="0.0000603199" calcext:value-type="float">
            <text:p>0.0000603199</text:p>
          </table:table-cell>
          <table:table-cell office:value-type="float" office:value="0.00290037" calcext:value-type="float">
            <text:p>0.00290037</text:p>
          </table:table-cell>
          <table:table-cell table:formula="of:=[.A3016]*[.A3016]" office:value-type="float" office:value="0.00000000363849033601" calcext:value-type="float">
            <text:p>3.63849033601E-09</text:p>
          </table:table-cell>
          <table:table-cell table:formula="of:=([.A3016]-[.B3016])*([.A3016]-[.B3016])" office:value-type="float" office:value="0.00000806588457051001" calcext:value-type="float">
            <text:p>8.06588457051001E-06</text:p>
          </table:table-cell>
          <table:table-cell table:number-columns-repeated="2"/>
        </table:table-row>
        <table:table-row table:style-name="ro1">
          <table:table-cell office:value-type="float" office:value="0.0000964403" calcext:value-type="float">
            <text:p>0.0000964403</text:p>
          </table:table-cell>
          <table:table-cell office:value-type="float" office:value="0.0481262" calcext:value-type="float">
            <text:p>0.0481262</text:p>
          </table:table-cell>
          <table:table-cell table:formula="of:=[.A3017]*[.A3017]" office:value-type="float" office:value="0.00000000930073146409" calcext:value-type="float">
            <text:p>9.30073146409E-09</text:p>
          </table:table-cell>
          <table:table-cell table:formula="of:=([.A3017]-[.B3017])*([.A3017]-[.B3017])" office:value-type="float" office:value="0.00230685781683974" calcext:value-type="float">
            <text:p>0.00230685781683974</text:p>
          </table:table-cell>
          <table:table-cell table:number-columns-repeated="2"/>
        </table:table-row>
        <table:table-row table:style-name="ro1">
          <table:table-cell office:value-type="float" office:value="0.000673175" calcext:value-type="float">
            <text:p>0.000673175</text:p>
          </table:table-cell>
          <table:table-cell office:value-type="float" office:value="0.0026791" calcext:value-type="float">
            <text:p>0.0026791</text:p>
          </table:table-cell>
          <table:table-cell table:formula="of:=[.A3018]*[.A3018]" office:value-type="float" office:value="0.000000453164580625" calcext:value-type="float">
            <text:p>4.53164580625E-07</text:p>
          </table:table-cell>
          <table:table-cell table:formula="of:=([.A3018]-[.B3018])*([.A3018]-[.B3018])" office:value-type="float" office:value="0.000004023735105625" calcext:value-type="float">
            <text:p>4.023735105625E-06</text:p>
          </table:table-cell>
          <table:table-cell table:number-columns-repeated="2"/>
        </table:table-row>
        <table:table-row table:style-name="ro1">
          <table:table-cell office:value-type="float" office:value="0.000797987" calcext:value-type="float">
            <text:p>0.000797987</text:p>
          </table:table-cell>
          <table:table-cell office:value-type="float" office:value="0.00200489" calcext:value-type="float">
            <text:p>0.00200489</text:p>
          </table:table-cell>
          <table:table-cell table:formula="of:=[.A3019]*[.A3019]" office:value-type="float" office:value="0.000000636783252169" calcext:value-type="float">
            <text:p>6.36783252169E-07</text:p>
          </table:table-cell>
          <table:table-cell table:formula="of:=([.A3019]-[.B3019])*([.A3019]-[.B3019])" office:value-type="float" office:value="0.000001456614851409" calcext:value-type="float">
            <text:p>1.456614851409E-06</text:p>
          </table:table-cell>
          <table:table-cell table:number-columns-repeated="2"/>
        </table:table-row>
        <table:table-row table:style-name="ro1">
          <table:table-cell office:value-type="float" office:value="0.00112003" calcext:value-type="float">
            <text:p>0.00112003</text:p>
          </table:table-cell>
          <table:table-cell office:value-type="float" office:value="0.0727918" calcext:value-type="float">
            <text:p>0.0727918</text:p>
          </table:table-cell>
          <table:table-cell table:formula="of:=[.A3020]*[.A3020]" office:value-type="float" office:value="0.0000012544672009" calcext:value-type="float">
            <text:p>0.0000012544672009</text:p>
          </table:table-cell>
          <table:table-cell table:formula="of:=([.A3020]-[.B3020])*([.A3020]-[.B3020])" office:value-type="float" office:value="0.0051368426149329" calcext:value-type="float">
            <text:p>0.0051368426149329</text:p>
          </table:table-cell>
          <table:table-cell table:number-columns-repeated="2"/>
        </table:table-row>
        <table:table-row table:style-name="ro1">
          <table:table-cell office:value-type="float" office:value="0.000421584" calcext:value-type="float">
            <text:p>0.000421584</text:p>
          </table:table-cell>
          <table:table-cell office:value-type="float" office:value="0.0527956" calcext:value-type="float">
            <text:p>0.0527956</text:p>
          </table:table-cell>
          <table:table-cell table:formula="of:=[.A3021]*[.A3021]" office:value-type="float" office:value="0.000000177733069056" calcext:value-type="float">
            <text:p>1.77733069056E-07</text:p>
          </table:table-cell>
          <table:table-cell table:formula="of:=([.A3021]-[.B3021])*([.A3021]-[.B3021])" office:value-type="float" office:value="0.00274303755196826" calcext:value-type="float">
            <text:p>0.00274303755196826</text:p>
          </table:table-cell>
          <table:table-cell table:number-columns-repeated="2"/>
        </table:table-row>
        <table:table-row table:style-name="ro1">
          <table:table-cell office:value-type="float" office:value="0.00205326" calcext:value-type="float">
            <text:p>0.00205326</text:p>
          </table:table-cell>
          <table:table-cell office:value-type="float" office:value="0.00726684" calcext:value-type="float">
            <text:p>0.00726684</text:p>
          </table:table-cell>
          <table:table-cell table:formula="of:=[.A3022]*[.A3022]" office:value-type="float" office:value="0.0000042158766276" calcext:value-type="float">
            <text:p>0.0000042158766276</text:p>
          </table:table-cell>
          <table:table-cell table:formula="of:=([.A3022]-[.B3022])*([.A3022]-[.B3022])" office:value-type="float" office:value="0.0000271814164164" calcext:value-type="float">
            <text:p>0.0000271814164164</text:p>
          </table:table-cell>
          <table:table-cell table:number-columns-repeated="2"/>
        </table:table-row>
        <table:table-row table:style-name="ro1">
          <table:table-cell office:value-type="float" office:value="0.00110108" calcext:value-type="float">
            <text:p>0.00110108</text:p>
          </table:table-cell>
          <table:table-cell office:value-type="float" office:value="0.003671" calcext:value-type="float">
            <text:p>0.003671</text:p>
          </table:table-cell>
          <table:table-cell table:formula="of:=[.A3023]*[.A3023]" office:value-type="float" office:value="0.0000012123771664" calcext:value-type="float">
            <text:p>0.0000012123771664</text:p>
          </table:table-cell>
          <table:table-cell table:formula="of:=([.A3023]-[.B3023])*([.A3023]-[.B3023])" office:value-type="float" office:value="0.0000066044888064" calcext:value-type="float">
            <text:p>0.0000066044888064</text:p>
          </table:table-cell>
          <table:table-cell table:number-columns-repeated="2"/>
        </table:table-row>
        <table:table-row table:style-name="ro1">
          <table:table-cell office:value-type="float" office:value="0.00160515" calcext:value-type="float">
            <text:p>0.00160515</text:p>
          </table:table-cell>
          <table:table-cell office:value-type="float" office:value="0.00976827" calcext:value-type="float">
            <text:p>0.00976827</text:p>
          </table:table-cell>
          <table:table-cell table:formula="of:=[.A3024]*[.A3024]" office:value-type="float" office:value="0.0000025765065225" calcext:value-type="float">
            <text:p>0.0000025765065225</text:p>
          </table:table-cell>
          <table:table-cell table:formula="of:=([.A3024]-[.B3024])*([.A3024]-[.B3024])" office:value-type="float" office:value="0.0000666365281344" calcext:value-type="float">
            <text:p>0.0000666365281344</text:p>
          </table:table-cell>
          <table:table-cell table:number-columns-repeated="2"/>
        </table:table-row>
        <table:table-row table:style-name="ro1">
          <table:table-cell office:value-type="float" office:value="0.00129223" calcext:value-type="float">
            <text:p>0.00129223</text:p>
          </table:table-cell>
          <table:table-cell office:value-type="float" office:value="0.00866842" calcext:value-type="float">
            <text:p>0.00866842</text:p>
          </table:table-cell>
          <table:table-cell table:formula="of:=[.A3025]*[.A3025]" office:value-type="float" office:value="0.0000016698583729" calcext:value-type="float">
            <text:p>0.0000016698583729</text:p>
          </table:table-cell>
          <table:table-cell table:formula="of:=([.A3025]-[.B3025])*([.A3025]-[.B3025])" office:value-type="float" office:value="0.0000544081789161" calcext:value-type="float">
            <text:p>0.0000544081789161</text:p>
          </table:table-cell>
          <table:table-cell table:number-columns-repeated="2"/>
        </table:table-row>
        <table:table-row table:style-name="ro1">
          <table:table-cell office:value-type="float" office:value="0.00238836" calcext:value-type="float">
            <text:p>0.00238836</text:p>
          </table:table-cell>
          <table:table-cell office:value-type="float" office:value="0.00705987" calcext:value-type="float">
            <text:p>0.00705987</text:p>
          </table:table-cell>
          <table:table-cell table:formula="of:=[.A3026]*[.A3026]" office:value-type="float" office:value="0.0000057042634896" calcext:value-type="float">
            <text:p>0.0000057042634896</text:p>
          </table:table-cell>
          <table:table-cell table:formula="of:=([.A3026]-[.B3026])*([.A3026]-[.B3026])" office:value-type="float" office:value="0.0000218230056801" calcext:value-type="float">
            <text:p>0.0000218230056801</text:p>
          </table:table-cell>
          <table:table-cell table:number-columns-repeated="2"/>
        </table:table-row>
        <table:table-row table:style-name="ro1">
          <table:table-cell office:value-type="float" office:value="0.0192526" calcext:value-type="float">
            <text:p>0.0192526</text:p>
          </table:table-cell>
          <table:table-cell office:value-type="float" office:value="0.0278292" calcext:value-type="float">
            <text:p>0.0278292</text:p>
          </table:table-cell>
          <table:table-cell table:formula="of:=[.A3027]*[.A3027]" office:value-type="float" office:value="0.00037066260676" calcext:value-type="float">
            <text:p>0.00037066260676</text:p>
          </table:table-cell>
          <table:table-cell table:formula="of:=([.A3027]-[.B3027])*([.A3027]-[.B3027])" office:value-type="float" office:value="0.0000735580675599999" calcext:value-type="float">
            <text:p>0.0000735580675599999</text:p>
          </table:table-cell>
          <table:table-cell table:number-columns-repeated="2"/>
        </table:table-row>
        <table:table-row table:style-name="ro1">
          <table:table-cell office:value-type="float" office:value="0.159467" calcext:value-type="float">
            <text:p>0.159467</text:p>
          </table:table-cell>
          <table:table-cell office:value-type="float" office:value="0.088777" calcext:value-type="float">
            <text:p>0.088777</text:p>
          </table:table-cell>
          <table:table-cell table:formula="of:=[.A3028]*[.A3028]" office:value-type="float" office:value="0.025429724089" calcext:value-type="float">
            <text:p>0.025429724089</text:p>
          </table:table-cell>
          <table:table-cell table:formula="of:=([.A3028]-[.B3028])*([.A3028]-[.B3028])" office:value-type="float" office:value="0.0049970761" calcext:value-type="float">
            <text:p>0.0049970761</text:p>
          </table:table-cell>
          <table:table-cell table:number-columns-repeated="2"/>
        </table:table-row>
        <table:table-row table:style-name="ro1">
          <table:table-cell office:value-type="float" office:value="0.206621" calcext:value-type="float">
            <text:p>0.206621</text:p>
          </table:table-cell>
          <table:table-cell office:value-type="float" office:value="0.282337" calcext:value-type="float">
            <text:p>0.282337</text:p>
          </table:table-cell>
          <table:table-cell table:formula="of:=[.A3029]*[.A3029]" office:value-type="float" office:value="0.042692237641" calcext:value-type="float">
            <text:p>0.042692237641</text:p>
          </table:table-cell>
          <table:table-cell table:formula="of:=([.A3029]-[.B3029])*([.A3029]-[.B3029])" office:value-type="float" office:value="0.005732912656" calcext:value-type="float">
            <text:p>0.005732912656</text:p>
          </table:table-cell>
          <table:table-cell table:number-columns-repeated="2"/>
        </table:table-row>
        <table:table-row table:style-name="ro1">
          <table:table-cell office:value-type="float" office:value="0.280375" calcext:value-type="float">
            <text:p>0.280375</text:p>
          </table:table-cell>
          <table:table-cell office:value-type="float" office:value="0.266081" calcext:value-type="float">
            <text:p>0.266081</text:p>
          </table:table-cell>
          <table:table-cell table:formula="of:=[.A3030]*[.A3030]" office:value-type="float" office:value="0.078610140625" calcext:value-type="float">
            <text:p>0.078610140625</text:p>
          </table:table-cell>
          <table:table-cell table:formula="of:=([.A3030]-[.B3030])*([.A3030]-[.B3030])" office:value-type="float" office:value="0.000204318435999999" calcext:value-type="float">
            <text:p>0.000204318435999999</text:p>
          </table:table-cell>
          <table:table-cell table:number-columns-repeated="2"/>
        </table:table-row>
        <table:table-row table:style-name="ro1">
          <table:table-cell office:value-type="float" office:value="0.383577" calcext:value-type="float">
            <text:p>0.383577</text:p>
          </table:table-cell>
          <table:table-cell office:value-type="float" office:value="0.305208" calcext:value-type="float">
            <text:p>0.305208</text:p>
          </table:table-cell>
          <table:table-cell table:formula="of:=[.A3031]*[.A3031]" office:value-type="float" office:value="0.147131314929" calcext:value-type="float">
            <text:p>0.147131314929</text:p>
          </table:table-cell>
          <table:table-cell table:formula="of:=([.A3031]-[.B3031])*([.A3031]-[.B3031])" office:value-type="float" office:value="0.006141700161" calcext:value-type="float">
            <text:p>0.006141700161</text:p>
          </table:table-cell>
          <table:table-cell table:number-columns-repeated="2"/>
        </table:table-row>
        <table:table-row table:style-name="ro1">
          <table:table-cell office:value-type="float" office:value="0.52607" calcext:value-type="float">
            <text:p>0.52607</text:p>
          </table:table-cell>
          <table:table-cell office:value-type="float" office:value="0.537075" calcext:value-type="float">
            <text:p>0.537075</text:p>
          </table:table-cell>
          <table:table-cell table:formula="of:=[.A3032]*[.A3032]" office:value-type="float" office:value="0.2767496449" calcext:value-type="float">
            <text:p>0.2767496449</text:p>
          </table:table-cell>
          <table:table-cell table:formula="of:=([.A3032]-[.B3032])*([.A3032]-[.B3032])" office:value-type="float" office:value="0.000121110024999998" calcext:value-type="float">
            <text:p>0.000121110024999998</text:p>
          </table:table-cell>
          <table:table-cell table:number-columns-repeated="2"/>
        </table:table-row>
        <table:table-row table:style-name="ro1">
          <table:table-cell office:value-type="float" office:value="0.52607" calcext:value-type="float">
            <text:p>0.52607</text:p>
          </table:table-cell>
          <table:table-cell office:value-type="float" office:value="0.624939" calcext:value-type="float">
            <text:p>0.624939</text:p>
          </table:table-cell>
          <table:table-cell table:formula="of:=[.A3033]*[.A3033]" office:value-type="float" office:value="0.2767496449" calcext:value-type="float">
            <text:p>0.2767496449</text:p>
          </table:table-cell>
          <table:table-cell table:formula="of:=([.A3033]-[.B3033])*([.A3033]-[.B3033])" office:value-type="float" office:value="0.009775079161" calcext:value-type="float">
            <text:p>0.009775079161</text:p>
          </table:table-cell>
          <table:table-cell table:number-columns-repeated="2"/>
        </table:table-row>
        <table:table-row table:style-name="ro1">
          <table:table-cell office:value-type="float" office:value="0.52607" calcext:value-type="float">
            <text:p>0.52607</text:p>
          </table:table-cell>
          <table:table-cell office:value-type="float" office:value="0.651344" calcext:value-type="float">
            <text:p>0.651344</text:p>
          </table:table-cell>
          <table:table-cell table:formula="of:=[.A3034]*[.A3034]" office:value-type="float" office:value="0.2767496449" calcext:value-type="float">
            <text:p>0.2767496449</text:p>
          </table:table-cell>
          <table:table-cell table:formula="of:=([.A3034]-[.B3034])*([.A3034]-[.B3034])" office:value-type="float" office:value="0.015693575076" calcext:value-type="float">
            <text:p>0.015693575076</text:p>
          </table:table-cell>
          <table:table-cell table:number-columns-repeated="2"/>
        </table:table-row>
        <table:table-row table:style-name="ro1">
          <table:table-cell office:value-type="float" office:value="0.52607" calcext:value-type="float">
            <text:p>0.52607</text:p>
          </table:table-cell>
          <table:table-cell office:value-type="float" office:value="0.680069" calcext:value-type="float">
            <text:p>0.680069</text:p>
          </table:table-cell>
          <table:table-cell table:formula="of:=[.A3035]*[.A3035]" office:value-type="float" office:value="0.2767496449" calcext:value-type="float">
            <text:p>0.2767496449</text:p>
          </table:table-cell>
          <table:table-cell table:formula="of:=([.A3035]-[.B3035])*([.A3035]-[.B3035])" office:value-type="float" office:value="0.023715692001" calcext:value-type="float">
            <text:p>0.023715692001</text:p>
          </table:table-cell>
          <table:table-cell table:number-columns-repeated="2"/>
        </table:table-row>
        <table:table-row table:style-name="ro1">
          <table:table-cell office:value-type="float" office:value="0.852905" calcext:value-type="float">
            <text:p>0.852905</text:p>
          </table:table-cell>
          <table:table-cell office:value-type="float" office:value="0.69008" calcext:value-type="float">
            <text:p>0.69008</text:p>
          </table:table-cell>
          <table:table-cell table:formula="of:=[.A3036]*[.A3036]" office:value-type="float" office:value="0.727446939025" calcext:value-type="float">
            <text:p>0.727446939025</text:p>
          </table:table-cell>
          <table:table-cell table:formula="of:=([.A3036]-[.B3036])*([.A3036]-[.B3036])" office:value-type="float" office:value="0.026511980625" calcext:value-type="float">
            <text:p>0.026511980625</text:p>
          </table:table-cell>
          <table:table-cell table:number-columns-repeated="2"/>
        </table:table-row>
        <table:table-row table:style-name="ro1">
          <table:table-cell office:value-type="float" office:value="0.852906" calcext:value-type="float">
            <text:p>0.852906</text:p>
          </table:table-cell>
          <table:table-cell office:value-type="float" office:value="0.754066" calcext:value-type="float">
            <text:p>0.754066</text:p>
          </table:table-cell>
          <table:table-cell table:formula="of:=[.A3037]*[.A3037]" office:value-type="float" office:value="0.727448644836" calcext:value-type="float">
            <text:p>0.727448644836</text:p>
          </table:table-cell>
          <table:table-cell table:formula="of:=([.A3037]-[.B3037])*([.A3037]-[.B3037])" office:value-type="float" office:value="0.00976934560000001" calcext:value-type="float">
            <text:p>0.00976934560000001</text:p>
          </table:table-cell>
          <table:table-cell table:number-columns-repeated="2"/>
        </table:table-row>
        <table:table-row table:style-name="ro1">
          <table:table-cell office:value-type="float" office:value="0.852906" calcext:value-type="float">
            <text:p>0.852906</text:p>
          </table:table-cell>
          <table:table-cell office:value-type="float" office:value="0.790481" calcext:value-type="float">
            <text:p>0.790481</text:p>
          </table:table-cell>
          <table:table-cell table:formula="of:=[.A3038]*[.A3038]" office:value-type="float" office:value="0.727448644836" calcext:value-type="float">
            <text:p>0.727448644836</text:p>
          </table:table-cell>
          <table:table-cell table:formula="of:=([.A3038]-[.B3038])*([.A3038]-[.B3038])" office:value-type="float" office:value="0.00389688062500001" calcext:value-type="float">
            <text:p>0.00389688062500001</text:p>
          </table:table-cell>
          <table:table-cell table:number-columns-repeated="2"/>
        </table:table-row>
        <table:table-row table:style-name="ro1">
          <table:table-cell office:value-type="float" office:value="0.852906" calcext:value-type="float">
            <text:p>0.852906</text:p>
          </table:table-cell>
          <table:table-cell office:value-type="float" office:value="0.860151" calcext:value-type="float">
            <text:p>0.860151</text:p>
          </table:table-cell>
          <table:table-cell table:formula="of:=[.A3039]*[.A3039]" office:value-type="float" office:value="0.727448644836" calcext:value-type="float">
            <text:p>0.727448644836</text:p>
          </table:table-cell>
          <table:table-cell table:formula="of:=([.A3039]-[.B3039])*([.A3039]-[.B3039])" office:value-type="float" office:value="0.0000524900249999992" calcext:value-type="float">
            <text:p>5.24900249999992E-05</text:p>
          </table:table-cell>
          <table:table-cell table:number-columns-repeated="2"/>
        </table:table-row>
        <table:table-row table:style-name="ro1">
          <table:table-cell office:value-type="float" office:value="0.852906" calcext:value-type="float">
            <text:p>0.852906</text:p>
          </table:table-cell>
          <table:table-cell office:value-type="float" office:value="0.925437" calcext:value-type="float">
            <text:p>0.925437</text:p>
          </table:table-cell>
          <table:table-cell table:formula="of:=[.A3040]*[.A3040]" office:value-type="float" office:value="0.727448644836" calcext:value-type="float">
            <text:p>0.727448644836</text:p>
          </table:table-cell>
          <table:table-cell table:formula="of:=([.A3040]-[.B3040])*([.A3040]-[.B3040])" office:value-type="float" office:value="0.00526074596099999" calcext:value-type="float">
            <text:p>0.00526074596099999</text:p>
          </table:table-cell>
          <table:table-cell table:number-columns-repeated="2"/>
        </table:table-row>
        <table:table-row table:style-name="ro1">
          <table:table-cell office:value-type="float" office:value="0.889888" calcext:value-type="float">
            <text:p>0.889888</text:p>
          </table:table-cell>
          <table:table-cell office:value-type="float" office:value="0.971933" calcext:value-type="float">
            <text:p>0.971933</text:p>
          </table:table-cell>
          <table:table-cell table:formula="of:=[.A3041]*[.A3041]" office:value-type="float" office:value="0.791900652544" calcext:value-type="float">
            <text:p>0.791900652544</text:p>
          </table:table-cell>
          <table:table-cell table:formula="of:=([.A3041]-[.B3041])*([.A3041]-[.B3041])" office:value-type="float" office:value="0.00673138202500001" calcext:value-type="float">
            <text:p>0.00673138202500001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98192" calcext:value-type="float">
            <text:p>0.998192</text:p>
          </table:table-cell>
          <table:table-cell table:formula="of:=[.A3042]*[.A3042]" office:value-type="float" office:value="0.999978000121" calcext:value-type="float">
            <text:p>0.999978000121</text:p>
          </table:table-cell>
          <table:table-cell table:formula="of:=([.A3042]-[.B3042])*([.A3042]-[.B3042])" office:value-type="float" office:value="0.00000322920900000017" calcext:value-type="float">
            <text:p>3.22920900000017E-06</text:p>
          </table:table-cell>
          <table:table-cell table:number-columns-repeated="2"/>
        </table:table-row>
        <table:table-row table:style-name="ro1">
          <table:table-cell office:value-type="float" office:value="0.999988" calcext:value-type="float">
            <text:p>0.999988</text:p>
          </table:table-cell>
          <table:table-cell office:value-type="float" office:value="0.999997" calcext:value-type="float">
            <text:p>0.999997</text:p>
          </table:table-cell>
          <table:table-cell table:formula="of:=[.A3043]*[.A3043]" office:value-type="float" office:value="0.999976000144" calcext:value-type="float">
            <text:p>0.999976000144</text:p>
          </table:table-cell>
          <table:table-cell table:formula="of:=([.A3043]-[.B3043])*([.A3043]-[.B3043])" office:value-type="float" office:value="0.000000000081" calcext:value-type="float">
            <text:p>8.10000000006616E-11</text:p>
          </table:table-cell>
          <table:table-cell table:number-columns-repeated="2"/>
        </table:table-row>
        <table:table-row table:style-name="ro1">
          <table:table-cell office:value-type="float" office:value="0.0000119209" calcext:value-type="float">
            <text:p>0.0000119209</text:p>
          </table:table-cell>
          <table:table-cell office:value-type="float" office:value="0.00000303222" calcext:value-type="float">
            <text:p>0.00000303222</text:p>
          </table:table-cell>
          <table:table-cell table:formula="of:=[.A3044]*[.A3044]" office:value-type="float" office:value="0.00000000014210785681" calcext:value-type="float">
            <text:p>1.4210785681E-10</text:p>
          </table:table-cell>
          <table:table-cell table:formula="of:=([.A3044]-[.B3044])*([.A3044]-[.B3044])" office:value-type="float" office:value="0.00000000007900863214" calcext:value-type="float">
            <text:p>7.90086321424E-11</text:p>
          </table:table-cell>
          <table:table-cell table:number-columns-repeated="2"/>
        </table:table-row>
        <table:table-row table:style-name="ro1">
          <table:table-cell office:value-type="float" office:value="0.0000119209" calcext:value-type="float">
            <text:p>0.0000119209</text:p>
          </table:table-cell>
          <table:table-cell office:value-type="float" office:value="0.00180795" calcext:value-type="float">
            <text:p>0.00180795</text:p>
          </table:table-cell>
          <table:table-cell table:formula="of:=[.A3045]*[.A3045]" office:value-type="float" office:value="0.00000000014210785681" calcext:value-type="float">
            <text:p>1.4210785681E-10</text:p>
          </table:table-cell>
          <table:table-cell table:formula="of:=([.A3045]-[.B3045])*([.A3045]-[.B3045])" office:value-type="float" office:value="0.00000322572052804681" calcext:value-type="float">
            <text:p>3.22572052804681E-06</text:p>
          </table:table-cell>
          <table:table-cell table:number-columns-repeated="2"/>
        </table:table-row>
        <table:table-row table:style-name="ro1">
          <table:table-cell office:value-type="float" office:value="0.0000113249" calcext:value-type="float">
            <text:p>0.0000113249</text:p>
          </table:table-cell>
          <table:table-cell office:value-type="float" office:value="0.000202332" calcext:value-type="float">
            <text:p>0.000202332</text:p>
          </table:table-cell>
          <table:table-cell table:formula="of:=[.A3046]*[.A3046]" office:value-type="float" office:value="0.00000000012825336001" calcext:value-type="float">
            <text:p>1.2825336001E-10</text:p>
          </table:table-cell>
          <table:table-cell table:formula="of:=([.A3046]-[.B3046])*([.A3046]-[.B3046])" office:value-type="float" office:value="0.00000003648371225041" calcext:value-type="float">
            <text:p>3.648371225041E-08</text:p>
          </table:table-cell>
          <table:table-cell table:number-columns-repeated="2"/>
        </table:table-row>
        <table:table-row table:style-name="ro1">
          <table:table-cell office:value-type="float" office:value="0.0000206828" calcext:value-type="float">
            <text:p>0.0000206828</text:p>
          </table:table-cell>
          <table:table-cell office:value-type="float" office:value="0.000586394" calcext:value-type="float">
            <text:p>0.000586394</text:p>
          </table:table-cell>
          <table:table-cell table:formula="of:=[.A3047]*[.A3047]" office:value-type="float" office:value="0.00000000042777821584" calcext:value-type="float">
            <text:p>4.2777821584E-10</text:p>
          </table:table-cell>
          <table:table-cell table:formula="of:=([.A3047]-[.B3047])*([.A3047]-[.B3047])" office:value-type="float" office:value="0.00000032002916180544" calcext:value-type="float">
            <text:p>3.2002916180544E-07</text:p>
          </table:table-cell>
          <table:table-cell table:number-columns-repeated="2"/>
        </table:table-row>
        <table:table-row table:style-name="ro1">
          <table:table-cell office:value-type="float" office:value="0.0000419021" calcext:value-type="float">
            <text:p>0.0000419021</text:p>
          </table:table-cell>
          <table:table-cell office:value-type="float" office:value="0.00418269" calcext:value-type="float">
            <text:p>0.00418269</text:p>
          </table:table-cell>
          <table:table-cell table:formula="of:=[.A3048]*[.A3048]" office:value-type="float" office:value="0.00000000175578598441" calcext:value-type="float">
            <text:p>1.75578598441E-09</text:p>
          </table:table-cell>
          <table:table-cell table:formula="of:=([.A3048]-[.B3048])*([.A3048]-[.B3048])" office:value-type="float" office:value="0.0000171461244327864" calcext:value-type="float">
            <text:p>1.71461244327864E-05</text:p>
          </table:table-cell>
          <table:table-cell table:number-columns-repeated="2"/>
        </table:table-row>
        <table:table-row table:style-name="ro1">
          <table:table-cell office:value-type="float" office:value="0.0000190735" calcext:value-type="float">
            <text:p>0.0000190735</text:p>
          </table:table-cell>
          <table:table-cell office:value-type="float" office:value="0.00488799" calcext:value-type="float">
            <text:p>0.00488799</text:p>
          </table:table-cell>
          <table:table-cell table:formula="of:=[.A3049]*[.A3049]" office:value-type="float" office:value="0.00000000036379840225" calcext:value-type="float">
            <text:p>3.6379840225E-10</text:p>
          </table:table-cell>
          <table:table-cell table:formula="of:=([.A3049]-[.B3049])*([.A3049]-[.B3049])" office:value-type="float" office:value="0.0000237063478839722" calcext:value-type="float">
            <text:p>2.37063478839722E-05</text:p>
          </table:table-cell>
          <table:table-cell table:number-columns-repeated="2"/>
        </table:table-row>
        <table:table-row table:style-name="ro1">
          <table:table-cell office:value-type="float" office:value="0.000122666" calcext:value-type="float">
            <text:p>0.000122666</text:p>
          </table:table-cell>
          <table:table-cell office:value-type="float" office:value="0.0253261" calcext:value-type="float">
            <text:p>0.0253261</text:p>
          </table:table-cell>
          <table:table-cell table:formula="of:=[.A3050]*[.A3050]" office:value-type="float" office:value="0.000000015046947556" calcext:value-type="float">
            <text:p>1.5046947556E-08</text:p>
          </table:table-cell>
          <table:table-cell table:formula="of:=([.A3050]-[.B3050])*([.A3050]-[.B3050])" office:value-type="float" office:value="0.000635213085392356" calcext:value-type="float">
            <text:p>0.000635213085392356</text:p>
          </table:table-cell>
          <table:table-cell table:number-columns-repeated="2"/>
        </table:table-row>
        <table:table-row table:style-name="ro1">
          <table:table-cell office:value-type="float" office:value="0.000133157" calcext:value-type="float">
            <text:p>0.000133157</text:p>
          </table:table-cell>
          <table:table-cell office:value-type="float" office:value="0.0116926" calcext:value-type="float">
            <text:p>0.0116926</text:p>
          </table:table-cell>
          <table:table-cell table:formula="of:=[.A3051]*[.A3051]" office:value-type="float" office:value="0.000000017730786649" calcext:value-type="float">
            <text:p>1.7730786649E-08</text:p>
          </table:table-cell>
          <table:table-cell table:formula="of:=([.A3051]-[.B3051])*([.A3051]-[.B3051])" office:value-type="float" office:value="0.000133620722470249" calcext:value-type="float">
            <text:p>0.000133620722470249</text:p>
          </table:table-cell>
          <table:table-cell table:number-columns-repeated="2"/>
        </table:table-row>
        <table:table-row table:style-name="ro1">
          <table:table-cell office:value-type="float" office:value="0.000131488" calcext:value-type="float">
            <text:p>0.000131488</text:p>
          </table:table-cell>
          <table:table-cell office:value-type="float" office:value="0.00369552" calcext:value-type="float">
            <text:p>0.00369552</text:p>
          </table:table-cell>
          <table:table-cell table:formula="of:=[.A3052]*[.A3052]" office:value-type="float" office:value="0.000000017289094144" calcext:value-type="float">
            <text:p>1.7289094144E-08</text:p>
          </table:table-cell>
          <table:table-cell table:formula="of:=([.A3052]-[.B3052])*([.A3052]-[.B3052])" office:value-type="float" office:value="0.000012702324097024" calcext:value-type="float">
            <text:p>1.2702324097024E-05</text:p>
          </table:table-cell>
          <table:table-cell table:number-columns-repeated="2"/>
        </table:table-row>
        <table:table-row table:style-name="ro1">
          <table:table-cell office:value-type="float" office:value="0.000145733" calcext:value-type="float">
            <text:p>0.000145733</text:p>
          </table:table-cell>
          <table:table-cell office:value-type="float" office:value="0.0271295" calcext:value-type="float">
            <text:p>0.0271295</text:p>
          </table:table-cell>
          <table:table-cell table:formula="of:=[.A3053]*[.A3053]" office:value-type="float" office:value="0.000000021238107289" calcext:value-type="float">
            <text:p>2.1238107289E-08</text:p>
          </table:table-cell>
          <table:table-cell table:formula="of:=([.A3053]-[.B3053])*([.A3053]-[.B3053])" office:value-type="float" office:value="0.000728123681510289" calcext:value-type="float">
            <text:p>0.000728123681510289</text:p>
          </table:table-cell>
          <table:table-cell table:number-columns-repeated="2"/>
        </table:table-row>
        <table:table-row table:style-name="ro1">
          <table:table-cell office:value-type="float" office:value="0.000112355" calcext:value-type="float">
            <text:p>0.000112355</text:p>
          </table:table-cell>
          <table:table-cell office:value-type="float" office:value="0.114743" calcext:value-type="float">
            <text:p>0.114743</text:p>
          </table:table-cell>
          <table:table-cell table:formula="of:=[.A3054]*[.A3054]" office:value-type="float" office:value="0.000000012623646025" calcext:value-type="float">
            <text:p>1.2623646025E-08</text:p>
          </table:table-cell>
          <table:table-cell table:formula="of:=([.A3054]-[.B3054])*([.A3054]-[.B3054])" office:value-type="float" office:value="0.013140184773116" calcext:value-type="float">
            <text:p>0.013140184773116</text:p>
          </table:table-cell>
          <table:table-cell table:number-columns-repeated="2"/>
        </table:table-row>
        <table:table-row table:style-name="ro1">
          <table:table-cell office:value-type="float" office:value="0.000125051" calcext:value-type="float">
            <text:p>0.000125051</text:p>
          </table:table-cell>
          <table:table-cell office:value-type="float" office:value="0.124238" calcext:value-type="float">
            <text:p>0.124238</text:p>
          </table:table-cell>
          <table:table-cell table:formula="of:=[.A3055]*[.A3055]" office:value-type="float" office:value="0.000000015637752601" calcext:value-type="float">
            <text:p>1.5637752601E-08</text:p>
          </table:table-cell>
          <table:table-cell table:formula="of:=([.A3055]-[.B3055])*([.A3055]-[.B3055])" office:value-type="float" office:value="0.0154040241094766" calcext:value-type="float">
            <text:p>0.0154040241094766</text:p>
          </table:table-cell>
          <table:table-cell table:number-columns-repeated="2"/>
        </table:table-row>
        <table:table-row table:style-name="ro1">
          <table:table-cell office:value-type="float" office:value="0.0000270009" calcext:value-type="float">
            <text:p>0.0000270009</text:p>
          </table:table-cell>
          <table:table-cell office:value-type="float" office:value="0.0717653" calcext:value-type="float">
            <text:p>0.0717653</text:p>
          </table:table-cell>
          <table:table-cell table:formula="of:=[.A3056]*[.A3056]" office:value-type="float" office:value="0.00000000072904860081" calcext:value-type="float">
            <text:p>7.2904860081E-10</text:p>
          </table:table-cell>
          <table:table-cell table:formula="of:=([.A3056]-[.B3056])*([.A3056]-[.B3056])" office:value-type="float" office:value="0.00514638355776106" calcext:value-type="float">
            <text:p>0.00514638355776106</text:p>
          </table:table-cell>
          <table:table-cell table:number-columns-repeated="2"/>
        </table:table-row>
        <table:table-row table:style-name="ro1">
          <table:table-cell office:value-type="float" office:value="0.00511819" calcext:value-type="float">
            <text:p>0.00511819</text:p>
          </table:table-cell>
          <table:table-cell office:value-type="float" office:value="0.00912244" calcext:value-type="float">
            <text:p>0.00912244</text:p>
          </table:table-cell>
          <table:table-cell table:formula="of:=[.A3057]*[.A3057]" office:value-type="float" office:value="0.0000261958688761" calcext:value-type="float">
            <text:p>0.0000261958688761</text:p>
          </table:table-cell>
          <table:table-cell table:formula="of:=([.A3057]-[.B3057])*([.A3057]-[.B3057])" office:value-type="float" office:value="0.0000160340180625" calcext:value-type="float">
            <text:p>0.0000160340180625</text:p>
          </table:table-cell>
          <table:table-cell table:number-columns-repeated="2"/>
        </table:table-row>
        <table:table-row table:style-name="ro1">
          <table:table-cell office:value-type="float" office:value="0.00479895" calcext:value-type="float">
            <text:p>0.00479895</text:p>
          </table:table-cell>
          <table:table-cell office:value-type="float" office:value="0.00900126" calcext:value-type="float">
            <text:p>0.00900126</text:p>
          </table:table-cell>
          <table:table-cell table:formula="of:=[.A3058]*[.A3058]" office:value-type="float" office:value="0.0000230299211025" calcext:value-type="float">
            <text:p>0.0000230299211025</text:p>
          </table:table-cell>
          <table:table-cell table:formula="of:=([.A3058]-[.B3058])*([.A3058]-[.B3058])" office:value-type="float" office:value="0.0000176594093361" calcext:value-type="float">
            <text:p>0.0000176594093361</text:p>
          </table:table-cell>
          <table:table-cell table:number-columns-repeated="2"/>
        </table:table-row>
        <table:table-row table:style-name="ro1">
          <table:table-cell office:value-type="float" office:value="0.00813293" calcext:value-type="float">
            <text:p>0.00813293</text:p>
          </table:table-cell>
          <table:table-cell office:value-type="float" office:value="0.0629761" calcext:value-type="float">
            <text:p>0.0629761</text:p>
          </table:table-cell>
          <table:table-cell table:formula="of:=[.A3059]*[.A3059]" office:value-type="float" office:value="0.0000661445503849" calcext:value-type="float">
            <text:p>0.0000661445503849</text:p>
          </table:table-cell>
          <table:table-cell table:formula="of:=([.A3059]-[.B3059])*([.A3059]-[.B3059])" office:value-type="float" office:value="0.0030077732956489" calcext:value-type="float">
            <text:p>0.0030077732956489</text:p>
          </table:table-cell>
          <table:table-cell table:number-columns-repeated="2"/>
        </table:table-row>
        <table:table-row table:style-name="ro1">
          <table:table-cell office:value-type="float" office:value="0.00813287" calcext:value-type="float">
            <text:p>0.00813287</text:p>
          </table:table-cell>
          <table:table-cell office:value-type="float" office:value="0.0660973" calcext:value-type="float">
            <text:p>0.0660973</text:p>
          </table:table-cell>
          <table:table-cell table:formula="of:=[.A3060]*[.A3060]" office:value-type="float" office:value="0.0000661435744369" calcext:value-type="float">
            <text:p>0.0000661435744369</text:p>
          </table:table-cell>
          <table:table-cell table:formula="of:=([.A3060]-[.B3060])*([.A3060]-[.B3060])" office:value-type="float" office:value="0.0033598751452249" calcext:value-type="float">
            <text:p>0.0033598751452249</text:p>
          </table:table-cell>
          <table:table-cell table:number-columns-repeated="2"/>
        </table:table-row>
        <table:table-row table:style-name="ro1">
          <table:table-cell office:value-type="float" office:value="0.00366133" calcext:value-type="float">
            <text:p>0.00366133</text:p>
          </table:table-cell>
          <table:table-cell office:value-type="float" office:value="0.057042" calcext:value-type="float">
            <text:p>0.057042</text:p>
          </table:table-cell>
          <table:table-cell table:formula="of:=[.A3061]*[.A3061]" office:value-type="float" office:value="0.0000134053373689" calcext:value-type="float">
            <text:p>0.0000134053373689</text:p>
          </table:table-cell>
          <table:table-cell table:formula="of:=([.A3061]-[.B3061])*([.A3061]-[.B3061])" office:value-type="float" office:value="0.0028494959296489" calcext:value-type="float">
            <text:p>0.0028494959296489</text:p>
          </table:table-cell>
          <table:table-cell table:number-columns-repeated="2"/>
        </table:table-row>
        <table:table-row table:style-name="ro1">
          <table:table-cell office:value-type="float" office:value="0.00765234" calcext:value-type="float">
            <text:p>0.00765234</text:p>
          </table:table-cell>
          <table:table-cell office:value-type="float" office:value="0.0293884" calcext:value-type="float">
            <text:p>0.0293884</text:p>
          </table:table-cell>
          <table:table-cell table:formula="of:=[.A3062]*[.A3062]" office:value-type="float" office:value="0.0000585583074756" calcext:value-type="float">
            <text:p>0.0000585583074756</text:p>
          </table:table-cell>
          <table:table-cell table:formula="of:=([.A3062]-[.B3062])*([.A3062]-[.B3062])" office:value-type="float" office:value="0.0004724563043236" calcext:value-type="float">
            <text:p>0.0004724563043236</text:p>
          </table:table-cell>
          <table:table-cell table:number-columns-repeated="2"/>
        </table:table-row>
        <table:table-row table:style-name="ro1">
          <table:table-cell office:value-type="float" office:value="0.00765234" calcext:value-type="float">
            <text:p>0.00765234</text:p>
          </table:table-cell>
          <table:table-cell office:value-type="float" office:value="0.135454" calcext:value-type="float">
            <text:p>0.135454</text:p>
          </table:table-cell>
          <table:table-cell table:formula="of:=[.A3063]*[.A3063]" office:value-type="float" office:value="0.0000585583074756" calcext:value-type="float">
            <text:p>0.0000585583074756</text:p>
          </table:table-cell>
          <table:table-cell table:formula="of:=([.A3063]-[.B3063])*([.A3063]-[.B3063])" office:value-type="float" office:value="0.0163332642987556" calcext:value-type="float">
            <text:p>0.0163332642987556</text:p>
          </table:table-cell>
          <table:table-cell table:number-columns-repeated="2"/>
        </table:table-row>
        <table:table-row table:style-name="ro1">
          <table:table-cell office:value-type="float" office:value="0.0205395" calcext:value-type="float">
            <text:p>0.0205395</text:p>
          </table:table-cell>
          <table:table-cell office:value-type="float" office:value="0.174043" calcext:value-type="float">
            <text:p>0.174043</text:p>
          </table:table-cell>
          <table:table-cell table:formula="of:=[.A3064]*[.A3064]" office:value-type="float" office:value="0.00042187106025" calcext:value-type="float">
            <text:p>0.00042187106025</text:p>
          </table:table-cell>
          <table:table-cell table:formula="of:=([.A3064]-[.B3064])*([.A3064]-[.B3064])" office:value-type="float" office:value="0.02356332451225" calcext:value-type="float">
            <text:p>0.02356332451225</text:p>
          </table:table-cell>
          <table:table-cell table:number-columns-repeated="2"/>
        </table:table-row>
        <table:table-row table:style-name="ro1">
          <table:table-cell office:value-type="float" office:value="0.123725" calcext:value-type="float">
            <text:p>0.123725</text:p>
          </table:table-cell>
          <table:table-cell office:value-type="float" office:value="0.216062" calcext:value-type="float">
            <text:p>0.216062</text:p>
          </table:table-cell>
          <table:table-cell table:formula="of:=[.A3065]*[.A3065]" office:value-type="float" office:value="0.015307875625" calcext:value-type="float">
            <text:p>0.015307875625</text:p>
          </table:table-cell>
          <table:table-cell table:formula="of:=([.A3065]-[.B3065])*([.A3065]-[.B3065])" office:value-type="float" office:value="0.008526121569" calcext:value-type="float">
            <text:p>0.008526121569</text:p>
          </table:table-cell>
          <table:table-cell table:number-columns-repeated="2"/>
        </table:table-row>
        <table:table-row table:style-name="ro1">
          <table:table-cell office:value-type="float" office:value="0.123725" calcext:value-type="float">
            <text:p>0.123725</text:p>
          </table:table-cell>
          <table:table-cell office:value-type="float" office:value="0.224159" calcext:value-type="float">
            <text:p>0.224159</text:p>
          </table:table-cell>
          <table:table-cell table:formula="of:=[.A3066]*[.A3066]" office:value-type="float" office:value="0.015307875625" calcext:value-type="float">
            <text:p>0.015307875625</text:p>
          </table:table-cell>
          <table:table-cell table:formula="of:=([.A3066]-[.B3066])*([.A3066]-[.B3066])" office:value-type="float" office:value="0.010086988356" calcext:value-type="float">
            <text:p>0.010086988356</text:p>
          </table:table-cell>
          <table:table-cell table:number-columns-repeated="2"/>
        </table:table-row>
        <table:table-row table:style-name="ro1">
          <table:table-cell office:value-type="float" office:value="0.423294" calcext:value-type="float">
            <text:p>0.423294</text:p>
          </table:table-cell>
          <table:table-cell office:value-type="float" office:value="0.10649" calcext:value-type="float">
            <text:p>0.10649</text:p>
          </table:table-cell>
          <table:table-cell table:formula="of:=[.A3067]*[.A3067]" office:value-type="float" office:value="0.179177810436" calcext:value-type="float">
            <text:p>0.179177810436</text:p>
          </table:table-cell>
          <table:table-cell table:formula="of:=([.A3067]-[.B3067])*([.A3067]-[.B3067])" office:value-type="float" office:value="0.100364774416" calcext:value-type="float">
            <text:p>0.100364774416</text:p>
          </table:table-cell>
          <table:table-cell table:number-columns-repeated="2"/>
        </table:table-row>
        <table:table-row table:style-name="ro1">
          <table:table-cell office:value-type="float" office:value="0.423294" calcext:value-type="float">
            <text:p>0.423294</text:p>
          </table:table-cell>
          <table:table-cell office:value-type="float" office:value="0.198275" calcext:value-type="float">
            <text:p>0.198275</text:p>
          </table:table-cell>
          <table:table-cell table:formula="of:=[.A3068]*[.A3068]" office:value-type="float" office:value="0.179177810436" calcext:value-type="float">
            <text:p>0.179177810436</text:p>
          </table:table-cell>
          <table:table-cell table:formula="of:=([.A3068]-[.B3068])*([.A3068]-[.B3068])" office:value-type="float" office:value="0.050633550361" calcext:value-type="float">
            <text:p>0.050633550361</text:p>
          </table:table-cell>
          <table:table-cell table:number-columns-repeated="2"/>
        </table:table-row>
        <table:table-row table:style-name="ro1">
          <table:table-cell office:value-type="float" office:value="0.423294" calcext:value-type="float">
            <text:p>0.423294</text:p>
          </table:table-cell>
          <table:table-cell office:value-type="float" office:value="0.296701" calcext:value-type="float">
            <text:p>0.296701</text:p>
          </table:table-cell>
          <table:table-cell table:formula="of:=[.A3069]*[.A3069]" office:value-type="float" office:value="0.179177810436" calcext:value-type="float">
            <text:p>0.179177810436</text:p>
          </table:table-cell>
          <table:table-cell table:formula="of:=([.A3069]-[.B3069])*([.A3069]-[.B3069])" office:value-type="float" office:value="0.016025787649" calcext:value-type="float">
            <text:p>0.016025787649</text:p>
          </table:table-cell>
          <table:table-cell table:number-columns-repeated="2"/>
        </table:table-row>
        <table:table-row table:style-name="ro1">
          <table:table-cell office:value-type="float" office:value="0.423294" calcext:value-type="float">
            <text:p>0.423294</text:p>
          </table:table-cell>
          <table:table-cell office:value-type="float" office:value="0.515807" calcext:value-type="float">
            <text:p>0.515807</text:p>
          </table:table-cell>
          <table:table-cell table:formula="of:=[.A3070]*[.A3070]" office:value-type="float" office:value="0.179177810436" calcext:value-type="float">
            <text:p>0.179177810436</text:p>
          </table:table-cell>
          <table:table-cell table:formula="of:=([.A3070]-[.B3070])*([.A3070]-[.B3070])" office:value-type="float" office:value="0.008558655169" calcext:value-type="float">
            <text:p>0.008558655169</text:p>
          </table:table-cell>
          <table:table-cell table:number-columns-repeated="2"/>
        </table:table-row>
        <table:table-row table:style-name="ro1">
          <table:table-cell office:value-type="float" office:value="0.423294" calcext:value-type="float">
            <text:p>0.423294</text:p>
          </table:table-cell>
          <table:table-cell office:value-type="float" office:value="0.590076" calcext:value-type="float">
            <text:p>0.590076</text:p>
          </table:table-cell>
          <table:table-cell table:formula="of:=[.A3071]*[.A3071]" office:value-type="float" office:value="0.179177810436" calcext:value-type="float">
            <text:p>0.179177810436</text:p>
          </table:table-cell>
          <table:table-cell table:formula="of:=([.A3071]-[.B3071])*([.A3071]-[.B3071])" office:value-type="float" office:value="0.027816235524" calcext:value-type="float">
            <text:p>0.027816235524</text:p>
          </table:table-cell>
          <table:table-cell table:number-columns-repeated="2"/>
        </table:table-row>
        <table:table-row table:style-name="ro1">
          <table:table-cell office:value-type="float" office:value="0.423294" calcext:value-type="float">
            <text:p>0.423294</text:p>
          </table:table-cell>
          <table:table-cell office:value-type="float" office:value="0.619684" calcext:value-type="float">
            <text:p>0.619684</text:p>
          </table:table-cell>
          <table:table-cell table:formula="of:=[.A3072]*[.A3072]" office:value-type="float" office:value="0.179177810436" calcext:value-type="float">
            <text:p>0.179177810436</text:p>
          </table:table-cell>
          <table:table-cell table:formula="of:=([.A3072]-[.B3072])*([.A3072]-[.B3072])" office:value-type="float" office:value="0.0385690321" calcext:value-type="float">
            <text:p>0.0385690321</text:p>
          </table:table-cell>
          <table:table-cell table:number-columns-repeated="2"/>
        </table:table-row>
        <table:table-row table:style-name="ro1">
          <table:table-cell office:value-type="float" office:value="0.471813" calcext:value-type="float">
            <text:p>0.471813</text:p>
          </table:table-cell>
          <table:table-cell office:value-type="float" office:value="0.659748" calcext:value-type="float">
            <text:p>0.659748</text:p>
          </table:table-cell>
          <table:table-cell table:formula="of:=[.A3073]*[.A3073]" office:value-type="float" office:value="0.222607506969" calcext:value-type="float">
            <text:p>0.222607506969</text:p>
          </table:table-cell>
          <table:table-cell table:formula="of:=([.A3073]-[.B3073])*([.A3073]-[.B3073])" office:value-type="float" office:value="0.035319564225" calcext:value-type="float">
            <text:p>0.035319564225</text:p>
          </table:table-cell>
          <table:table-cell table:number-columns-repeated="2"/>
        </table:table-row>
        <table:table-row table:style-name="ro1">
          <table:table-cell office:value-type="float" office:value="0.471813" calcext:value-type="float">
            <text:p>0.471813</text:p>
          </table:table-cell>
          <table:table-cell office:value-type="float" office:value="0.745987" calcext:value-type="float">
            <text:p>0.745987</text:p>
          </table:table-cell>
          <table:table-cell table:formula="of:=[.A3074]*[.A3074]" office:value-type="float" office:value="0.222607506969" calcext:value-type="float">
            <text:p>0.222607506969</text:p>
          </table:table-cell>
          <table:table-cell table:formula="of:=([.A3074]-[.B3074])*([.A3074]-[.B3074])" office:value-type="float" office:value="0.075171382276" calcext:value-type="float">
            <text:p>0.075171382276</text:p>
          </table:table-cell>
          <table:table-cell table:number-columns-repeated="2"/>
        </table:table-row>
        <table:table-row table:style-name="ro1">
          <table:table-cell office:value-type="float" office:value="0.499758" calcext:value-type="float">
            <text:p>0.499758</text:p>
          </table:table-cell>
          <table:table-cell office:value-type="float" office:value="0.798262" calcext:value-type="float">
            <text:p>0.798262</text:p>
          </table:table-cell>
          <table:table-cell table:formula="of:=[.A3075]*[.A3075]" office:value-type="float" office:value="0.249758058564" calcext:value-type="float">
            <text:p>0.249758058564</text:p>
          </table:table-cell>
          <table:table-cell table:formula="of:=([.A3075]-[.B3075])*([.A3075]-[.B3075])" office:value-type="float" office:value="0.089104638016" calcext:value-type="float">
            <text:p>0.089104638016</text:p>
          </table:table-cell>
          <table:table-cell table:number-columns-repeated="2"/>
        </table:table-row>
        <table:table-row table:style-name="ro1">
          <table:table-cell office:value-type="float" office:value="0.603352" calcext:value-type="float">
            <text:p>0.603352</text:p>
          </table:table-cell>
          <table:table-cell office:value-type="float" office:value="0.6937" calcext:value-type="float">
            <text:p>0.6937</text:p>
          </table:table-cell>
          <table:table-cell table:formula="of:=[.A3076]*[.A3076]" office:value-type="float" office:value="0.364033635904" calcext:value-type="float">
            <text:p>0.364033635904</text:p>
          </table:table-cell>
          <table:table-cell table:formula="of:=([.A3076]-[.B3076])*([.A3076]-[.B3076])" office:value-type="float" office:value="0.008162761104" calcext:value-type="float">
            <text:p>0.008162761104</text:p>
          </table:table-cell>
          <table:table-cell table:number-columns-repeated="2"/>
        </table:table-row>
        <table:table-row table:style-name="ro1">
          <table:table-cell office:value-type="float" office:value="0.603352" calcext:value-type="float">
            <text:p>0.603352</text:p>
          </table:table-cell>
          <table:table-cell office:value-type="float" office:value="0.727199" calcext:value-type="float">
            <text:p>0.727199</text:p>
          </table:table-cell>
          <table:table-cell table:formula="of:=[.A3077]*[.A3077]" office:value-type="float" office:value="0.364033635904" calcext:value-type="float">
            <text:p>0.364033635904</text:p>
          </table:table-cell>
          <table:table-cell table:formula="of:=([.A3077]-[.B3077])*([.A3077]-[.B3077])" office:value-type="float" office:value="0.015338079409" calcext:value-type="float">
            <text:p>0.015338079409</text:p>
          </table:table-cell>
          <table:table-cell table:number-columns-repeated="2"/>
        </table:table-row>
        <table:table-row table:style-name="ro1">
          <table:table-cell office:value-type="float" office:value="0.790256" calcext:value-type="float">
            <text:p>0.790256</text:p>
          </table:table-cell>
          <table:table-cell office:value-type="float" office:value="0.812853" calcext:value-type="float">
            <text:p>0.812853</text:p>
          </table:table-cell>
          <table:table-cell table:formula="of:=[.A3078]*[.A3078]" office:value-type="float" office:value="0.624504545536" calcext:value-type="float">
            <text:p>0.624504545536</text:p>
          </table:table-cell>
          <table:table-cell table:formula="of:=([.A3078]-[.B3078])*([.A3078]-[.B3078])" office:value-type="float" office:value="0.000510624409000004" calcext:value-type="float">
            <text:p>0.000510624409000004</text:p>
          </table:table-cell>
          <table:table-cell table:number-columns-repeated="2"/>
        </table:table-row>
        <table:table-row table:style-name="ro1">
          <table:table-cell office:value-type="float" office:value="0.89926" calcext:value-type="float">
            <text:p>0.89926</text:p>
          </table:table-cell>
          <table:table-cell office:value-type="float" office:value="0.79883" calcext:value-type="float">
            <text:p>0.79883</text:p>
          </table:table-cell>
          <table:table-cell table:formula="of:=[.A3079]*[.A3079]" office:value-type="float" office:value="0.8086685476" calcext:value-type="float">
            <text:p>0.8086685476</text:p>
          </table:table-cell>
          <table:table-cell table:formula="of:=([.A3079]-[.B3079])*([.A3079]-[.B3079])" office:value-type="float" office:value="0.0100861849" calcext:value-type="float">
            <text:p>0.0100861849</text:p>
          </table:table-cell>
          <table:table-cell table:number-columns-repeated="2"/>
        </table:table-row>
        <table:table-row table:style-name="ro1">
          <table:table-cell office:value-type="float" office:value="0.899261" calcext:value-type="float">
            <text:p>0.899261</text:p>
          </table:table-cell>
          <table:table-cell office:value-type="float" office:value="0.915854" calcext:value-type="float">
            <text:p>0.915854</text:p>
          </table:table-cell>
          <table:table-cell table:formula="of:=[.A3080]*[.A3080]" office:value-type="float" office:value="0.808670346121" calcext:value-type="float">
            <text:p>0.808670346121</text:p>
          </table:table-cell>
          <table:table-cell table:formula="of:=([.A3080]-[.B3080])*([.A3080]-[.B3080])" office:value-type="float" office:value="0.000275327648999999" calcext:value-type="float">
            <text:p>0.000275327648999999</text:p>
          </table:table-cell>
          <table:table-cell table:number-columns-repeated="2"/>
        </table:table-row>
        <table:table-row table:style-name="ro1">
          <table:table-cell office:value-type="float" office:value="0.996213" calcext:value-type="float">
            <text:p>0.996213</text:p>
          </table:table-cell>
          <table:table-cell office:value-type="float" office:value="0.955237" calcext:value-type="float">
            <text:p>0.955237</text:p>
          </table:table-cell>
          <table:table-cell table:formula="of:=[.A3081]*[.A3081]" office:value-type="float" office:value="0.992440341369" calcext:value-type="float">
            <text:p>0.992440341369</text:p>
          </table:table-cell>
          <table:table-cell table:formula="of:=([.A3081]-[.B3081])*([.A3081]-[.B3081])" office:value-type="float" office:value="0.001679032576" calcext:value-type="float">
            <text:p>0.001679032576</text:p>
          </table:table-cell>
          <table:table-cell table:number-columns-repeated="2"/>
        </table:table-row>
        <table:table-row table:style-name="ro1">
          <table:table-cell office:value-type="float" office:value="0.996213" calcext:value-type="float">
            <text:p>0.996213</text:p>
          </table:table-cell>
          <table:table-cell office:value-type="float" office:value="0.999813" calcext:value-type="float">
            <text:p>0.999813</text:p>
          </table:table-cell>
          <table:table-cell table:formula="of:=[.A3082]*[.A3082]" office:value-type="float" office:value="0.992440341369" calcext:value-type="float">
            <text:p>0.992440341369</text:p>
          </table:table-cell>
          <table:table-cell table:formula="of:=([.A3082]-[.B3082])*([.A3082]-[.B3082])" office:value-type="float" office:value="0.0000129599999999995" calcext:value-type="float">
            <text:p>1.29599999999995E-05</text:p>
          </table:table-cell>
          <table:table-cell table:number-columns-repeated="2"/>
        </table:table-row>
        <table:table-row table:style-name="ro1">
          <table:table-cell office:value-type="float" office:value="0.00000852346" calcext:value-type="float">
            <text:p>0.00000852346</text:p>
          </table:table-cell>
          <table:table-cell office:value-type="float" office:value="0.00000303222" calcext:value-type="float">
            <text:p>0.00000303222</text:p>
          </table:table-cell>
          <table:table-cell table:formula="of:=[.A3083]*[.A3083]" office:value-type="float" office:value="0.00000000007264937037" calcext:value-type="float">
            <text:p>7.26493703716E-11</text:p>
          </table:table-cell>
          <table:table-cell table:formula="of:=([.A3083]-[.B3083])*([.A3083]-[.B3083])" office:value-type="float" office:value="0.00000000003015371674" calcext:value-type="float">
            <text:p>3.01537167376E-11</text:p>
          </table:table-cell>
          <table:table-cell table:number-columns-repeated="2"/>
        </table:table-row>
        <table:table-row table:style-name="ro1">
          <table:table-cell office:value-type="float" office:value="0.00000357628" calcext:value-type="float">
            <text:p>0.00000357628</text:p>
          </table:table-cell>
          <table:table-cell office:value-type="float" office:value="0.000004354" calcext:value-type="float">
            <text:p>0.000004354</text:p>
          </table:table-cell>
          <table:table-cell table:formula="of:=[.A3084]*[.A3084]" office:value-type="float" office:value="0.00000000001278977864" calcext:value-type="float">
            <text:p>1.27897786384E-11</text:p>
          </table:table-cell>
          <table:table-cell table:formula="of:=([.A3084]-[.B3084])*([.A3084]-[.B3084])" office:value-type="float" office:value="0.0000000000006048484" calcext:value-type="float">
            <text:p>6.04848398400001E-13</text:p>
          </table:table-cell>
          <table:table-cell table:number-columns-repeated="2"/>
        </table:table-row>
        <table:table-row table:style-name="ro1">
          <table:table-cell office:value-type="float" office:value="0.00000411272" calcext:value-type="float">
            <text:p>0.00000411272</text:p>
          </table:table-cell>
          <table:table-cell office:value-type="float" office:value="0.0000200407" calcext:value-type="float">
            <text:p>0.0000200407</text:p>
          </table:table-cell>
          <table:table-cell table:formula="of:=[.A3085]*[.A3085]" office:value-type="float" office:value="0.0000000000169144658" calcext:value-type="float">
            <text:p>1.69144657984E-11</text:p>
          </table:table-cell>
          <table:table-cell table:formula="of:=([.A3085]-[.B3085])*([.A3085]-[.B3085])" office:value-type="float" office:value="0.00000000025370054688" calcext:value-type="float">
            <text:p>2.537005468804E-10</text:p>
          </table:table-cell>
          <table:table-cell table:number-columns-repeated="2"/>
        </table:table-row>
        <table:table-row table:style-name="ro1">
          <table:table-cell office:value-type="float" office:value="0.000002563" calcext:value-type="float">
            <text:p>0.000002563</text:p>
          </table:table-cell>
          <table:table-cell office:value-type="float" office:value="0.0000942179" calcext:value-type="float">
            <text:p>0.0000942179</text:p>
          </table:table-cell>
          <table:table-cell table:formula="of:=[.A3086]*[.A3086]" office:value-type="float" office:value="0.000000000006568969" calcext:value-type="float">
            <text:p>6.568969E-12</text:p>
          </table:table-cell>
          <table:table-cell table:formula="of:=([.A3086]-[.B3086])*([.A3086]-[.B3086])" office:value-type="float" office:value="0.00000000840062069401" calcext:value-type="float">
            <text:p>8.40062069401E-09</text:p>
          </table:table-cell>
          <table:table-cell table:number-columns-repeated="2"/>
        </table:table-row>
        <table:table-row table:style-name="ro1">
          <table:table-cell office:value-type="float" office:value="0.00000268221" calcext:value-type="float">
            <text:p>0.00000268221</text:p>
          </table:table-cell>
          <table:table-cell office:value-type="float" office:value="0.0016094" calcext:value-type="float">
            <text:p>0.0016094</text:p>
          </table:table-cell>
          <table:table-cell table:formula="of:=[.A3087]*[.A3087]" office:value-type="float" office:value="0.00000000000719425048" calcext:value-type="float">
            <text:p>7.1942504841E-12</text:p>
          </table:table-cell>
          <table:table-cell table:formula="of:=([.A3087]-[.B3087])*([.A3087]-[.B3087])" office:value-type="float" office:value="0.00000258154205670248" calcext:value-type="float">
            <text:p>2.58154205670248E-06</text:p>
          </table:table-cell>
          <table:table-cell table:number-columns-repeated="2"/>
        </table:table-row>
        <table:table-row table:style-name="ro1">
          <table:table-cell office:value-type="float" office:value="0.0000104308" calcext:value-type="float">
            <text:p>0.0000104308</text:p>
          </table:table-cell>
          <table:table-cell office:value-type="float" office:value="0.00117224" calcext:value-type="float">
            <text:p>0.00117224</text:p>
          </table:table-cell>
          <table:table-cell table:formula="of:=[.A3088]*[.A3088]" office:value-type="float" office:value="0.00000000010880158864" calcext:value-type="float">
            <text:p>1.0880158864E-10</text:p>
          </table:table-cell>
          <table:table-cell table:formula="of:=([.A3088]-[.B3088])*([.A3088]-[.B3088])" office:value-type="float" office:value="0.00000134980061720464" calcext:value-type="float">
            <text:p>1.34980061720464E-06</text:p>
          </table:table-cell>
          <table:table-cell table:number-columns-repeated="2"/>
        </table:table-row>
        <table:table-row table:style-name="ro1">
          <table:table-cell office:value-type="float" office:value="0.000012219" calcext:value-type="float">
            <text:p>0.000012219</text:p>
          </table:table-cell>
          <table:table-cell office:value-type="float" office:value="0.0093012" calcext:value-type="float">
            <text:p>0.0093012</text:p>
          </table:table-cell>
          <table:table-cell table:formula="of:=[.A3089]*[.A3089]" office:value-type="float" office:value="0.000000000149303961" calcext:value-type="float">
            <text:p>1.49303961E-10</text:p>
          </table:table-cell>
          <table:table-cell table:formula="of:=([.A3089]-[.B3089])*([.A3089]-[.B3089])" office:value-type="float" office:value="0.000086285168018361" calcext:value-type="float">
            <text:p>8.6285168018361E-05</text:p>
          </table:table-cell>
          <table:table-cell table:number-columns-repeated="2"/>
        </table:table-row>
        <table:table-row table:style-name="ro1">
          <table:table-cell office:value-type="float" office:value="0.0000213385" calcext:value-type="float">
            <text:p>0.0000213385</text:p>
          </table:table-cell>
          <table:table-cell office:value-type="float" office:value="0.00344475" calcext:value-type="float">
            <text:p>0.00344475</text:p>
          </table:table-cell>
          <table:table-cell table:formula="of:=[.A3090]*[.A3090]" office:value-type="float" office:value="0.00000000045533158225" calcext:value-type="float">
            <text:p>4.5533158225E-10</text:p>
          </table:table-cell>
          <table:table-cell table:formula="of:=([.A3090]-[.B3090])*([.A3090]-[.B3090])" office:value-type="float" office:value="0.0000117197462983323" calcext:value-type="float">
            <text:p>1.17197462983323E-05</text:p>
          </table:table-cell>
          <table:table-cell table:number-columns-repeated="2"/>
        </table:table-row>
        <table:table-row table:style-name="ro1">
          <table:table-cell office:value-type="float" office:value="0.0000197887" calcext:value-type="float">
            <text:p>0.0000197887</text:p>
          </table:table-cell>
          <table:table-cell office:value-type="float" office:value="0.042349" calcext:value-type="float">
            <text:p>0.042349</text:p>
          </table:table-cell>
          <table:table-cell table:formula="of:=[.A3091]*[.A3091]" office:value-type="float" office:value="0.00000000039159264769" calcext:value-type="float">
            <text:p>3.9159264769E-10</text:p>
          </table:table-cell>
          <table:table-cell table:formula="of:=([.A3091]-[.B3091])*([.A3091]-[.B3091])" office:value-type="float" office:value="0.00179176212928005" calcext:value-type="float">
            <text:p>0.00179176212928005</text:p>
          </table:table-cell>
          <table:table-cell table:number-columns-repeated="2"/>
        </table:table-row>
        <table:table-row table:style-name="ro1">
          <table:table-cell office:value-type="float" office:value="0.0000106096" calcext:value-type="float">
            <text:p>0.0000106096</text:p>
          </table:table-cell>
          <table:table-cell office:value-type="float" office:value="0.00249106" calcext:value-type="float">
            <text:p>0.00249106</text:p>
          </table:table-cell>
          <table:table-cell table:formula="of:=[.A3092]*[.A3092]" office:value-type="float" office:value="0.00000000011256361216" calcext:value-type="float">
            <text:p>1.1256361216E-10</text:p>
          </table:table-cell>
          <table:table-cell table:formula="of:=([.A3092]-[.B3092])*([.A3092]-[.B3092])" office:value-type="float" office:value="0.00000615263418686016" calcext:value-type="float">
            <text:p>6.15263418686016E-06</text:p>
          </table:table-cell>
          <table:table-cell table:number-columns-repeated="2"/>
        </table:table-row>
        <table:table-row table:style-name="ro1">
          <table:table-cell office:value-type="float" office:value="0.00000679493" calcext:value-type="float">
            <text:p>0.00000679493</text:p>
          </table:table-cell>
          <table:table-cell office:value-type="float" office:value="0.00587365" calcext:value-type="float">
            <text:p>0.00587365</text:p>
          </table:table-cell>
          <table:table-cell table:formula="of:=[.A3093]*[.A3093]" office:value-type="float" office:value="0.0000000000461710737" calcext:value-type="float">
            <text:p>4.61710737049E-11</text:p>
          </table:table-cell>
          <table:table-cell table:formula="of:=([.A3093]-[.B3093])*([.A3093]-[.B3093])" office:value-type="float" office:value="0.0000344199884123847" calcext:value-type="float">
            <text:p>3.44199884123847E-05</text:p>
          </table:table-cell>
          <table:table-cell table:number-columns-repeated="2"/>
        </table:table-row>
        <table:table-row table:style-name="ro1">
          <table:table-cell office:value-type="float" office:value="0.0000103116" calcext:value-type="float">
            <text:p>0.0000103116</text:p>
          </table:table-cell>
          <table:table-cell office:value-type="float" office:value="0.0201831" calcext:value-type="float">
            <text:p>0.0201831</text:p>
          </table:table-cell>
          <table:table-cell table:formula="of:=[.A3094]*[.A3094]" office:value-type="float" office:value="0.00000000010632909456" calcext:value-type="float">
            <text:p>1.0632909456E-10</text:p>
          </table:table-cell>
          <table:table-cell table:formula="of:=([.A3094]-[.B3094])*([.A3094]-[.B3094])" office:value-type="float" office:value="0.000406941391831175" calcext:value-type="float">
            <text:p>0.000406941391831175</text:p>
          </table:table-cell>
          <table:table-cell table:number-columns-repeated="2"/>
        </table:table-row>
        <table:table-row table:style-name="ro1">
          <table:table-cell office:value-type="float" office:value="0.000010252" calcext:value-type="float">
            <text:p>0.000010252</text:p>
          </table:table-cell>
          <table:table-cell office:value-type="float" office:value="0.0102023" calcext:value-type="float">
            <text:p>0.0102023</text:p>
          </table:table-cell>
          <table:table-cell table:formula="of:=[.A3095]*[.A3095]" office:value-type="float" office:value="0.000000000105103504" calcext:value-type="float">
            <text:p>1.05103504E-10</text:p>
          </table:table-cell>
          <table:table-cell table:formula="of:=([.A3095]-[.B3095])*([.A3095]-[.B3095])" office:value-type="float" office:value="0.000103877842434304" calcext:value-type="float">
            <text:p>0.000103877842434304</text:p>
          </table:table-cell>
          <table:table-cell table:number-columns-repeated="2"/>
        </table:table-row>
        <table:table-row table:style-name="ro1">
          <table:table-cell office:value-type="float" office:value="0.00000655651" calcext:value-type="float">
            <text:p>0.00000655651</text:p>
          </table:table-cell>
          <table:table-cell office:value-type="float" office:value="0.0146101" calcext:value-type="float">
            <text:p>0.0146101</text:p>
          </table:table-cell>
          <table:table-cell table:formula="of:=[.A3096]*[.A3096]" office:value-type="float" office:value="0.00000000004298782338" calcext:value-type="float">
            <text:p>4.29878233801E-11</text:p>
          </table:table-cell>
          <table:table-cell table:formula="of:=([.A3096]-[.B3096])*([.A3096]-[.B3096])" office:value-type="float" office:value="0.000213263482464321" calcext:value-type="float">
            <text:p>0.000213263482464321</text:p>
          </table:table-cell>
          <table:table-cell table:number-columns-repeated="2"/>
        </table:table-row>
        <table:table-row table:style-name="ro1">
          <table:table-cell office:value-type="float" office:value="0.00000351667" calcext:value-type="float">
            <text:p>0.00000351667</text:p>
          </table:table-cell>
          <table:table-cell office:value-type="float" office:value="0.0871703" calcext:value-type="float">
            <text:p>0.0871703</text:p>
          </table:table-cell>
          <table:table-cell table:formula="of:=[.A3097]*[.A3097]" office:value-type="float" office:value="0.00000000001236696789" calcext:value-type="float">
            <text:p>1.23669678889E-11</text:p>
          </table:table-cell>
          <table:table-cell table:formula="of:=([.A3097]-[.B3097])*([.A3097]-[.B3097])" office:value-type="float" office:value="0.00759804811609917" calcext:value-type="float">
            <text:p>0.00759804811609917</text:p>
          </table:table-cell>
          <table:table-cell table:number-columns-repeated="2"/>
        </table:table-row>
        <table:table-row table:style-name="ro1">
          <table:table-cell office:value-type="float" office:value="0.00000327826" calcext:value-type="float">
            <text:p>0.00000327826</text:p>
          </table:table-cell>
          <table:table-cell office:value-type="float" office:value="0.00496299" calcext:value-type="float">
            <text:p>0.00496299</text:p>
          </table:table-cell>
          <table:table-cell table:formula="of:=[.A3098]*[.A3098]" office:value-type="float" office:value="0.00000000001074698863" calcext:value-type="float">
            <text:p>1.07469886276E-11</text:p>
          </table:table-cell>
          <table:table-cell table:formula="of:=([.A3098]-[.B3098])*([.A3098]-[.B3098])" office:value-type="float" office:value="0.0000245987405438938" calcext:value-type="float">
            <text:p>2.45987405438938E-05</text:p>
          </table:table-cell>
          <table:table-cell table:number-columns-repeated="2"/>
        </table:table-row>
        <table:table-row table:style-name="ro1">
          <table:table-cell office:value-type="float" office:value="0.00056088" calcext:value-type="float">
            <text:p>0.00056088</text:p>
          </table:table-cell>
          <table:table-cell office:value-type="float" office:value="0.0294449" calcext:value-type="float">
            <text:p>0.0294449</text:p>
          </table:table-cell>
          <table:table-cell table:formula="of:=[.A3099]*[.A3099]" office:value-type="float" office:value="0.0000003145863744" calcext:value-type="float">
            <text:p>0.0000003145863744</text:p>
          </table:table-cell>
          <table:table-cell table:formula="of:=([.A3099]-[.B3099])*([.A3099]-[.B3099])" office:value-type="float" office:value="0.0008342866113604" calcext:value-type="float">
            <text:p>0.0008342866113604</text:p>
          </table:table-cell>
          <table:table-cell table:number-columns-repeated="2"/>
        </table:table-row>
        <table:table-row table:style-name="ro1">
          <table:table-cell office:value-type="float" office:value="0.00056088" calcext:value-type="float">
            <text:p>0.00056088</text:p>
          </table:table-cell>
          <table:table-cell office:value-type="float" office:value="0.0307972" calcext:value-type="float">
            <text:p>0.0307972</text:p>
          </table:table-cell>
          <table:table-cell table:formula="of:=[.A3100]*[.A3100]" office:value-type="float" office:value="0.0000003145863744" calcext:value-type="float">
            <text:p>0.0000003145863744</text:p>
          </table:table-cell>
          <table:table-cell table:formula="of:=([.A3100]-[.B3100])*([.A3100]-[.B3100])" office:value-type="float" office:value="0.0009142350471424" calcext:value-type="float">
            <text:p>0.0009142350471424</text:p>
          </table:table-cell>
          <table:table-cell table:number-columns-repeated="2"/>
        </table:table-row>
        <table:table-row table:style-name="ro1">
          <table:table-cell office:value-type="float" office:value="0.00506234" calcext:value-type="float">
            <text:p>0.00506234</text:p>
          </table:table-cell>
          <table:table-cell office:value-type="float" office:value="0.152897" calcext:value-type="float">
            <text:p>0.152897</text:p>
          </table:table-cell>
          <table:table-cell table:formula="of:=[.A3101]*[.A3101]" office:value-type="float" office:value="0.0000256272862756" calcext:value-type="float">
            <text:p>0.0000256272862756</text:p>
          </table:table-cell>
          <table:table-cell table:formula="of:=([.A3101]-[.B3101])*([.A3101]-[.B3101])" office:value-type="float" office:value="0.0218550866973156" calcext:value-type="float">
            <text:p>0.0218550866973156</text:p>
          </table:table-cell>
          <table:table-cell table:number-columns-repeated="2"/>
        </table:table-row>
        <table:table-row table:style-name="ro1">
          <table:table-cell office:value-type="float" office:value="0.00730997" calcext:value-type="float">
            <text:p>0.00730997</text:p>
          </table:table-cell>
          <table:table-cell office:value-type="float" office:value="0.0327483" calcext:value-type="float">
            <text:p>0.0327483</text:p>
          </table:table-cell>
          <table:table-cell table:formula="of:=[.A3102]*[.A3102]" office:value-type="float" office:value="0.0000534356614009" calcext:value-type="float">
            <text:p>0.0000534356614009</text:p>
          </table:table-cell>
          <table:table-cell table:formula="of:=([.A3102]-[.B3102])*([.A3102]-[.B3102])" office:value-type="float" office:value="0.0006471086331889" calcext:value-type="float">
            <text:p>0.0006471086331889</text:p>
          </table:table-cell>
          <table:table-cell table:number-columns-repeated="2"/>
        </table:table-row>
        <table:table-row table:style-name="ro1">
          <table:table-cell office:value-type="float" office:value="0.024394" calcext:value-type="float">
            <text:p>0.024394</text:p>
          </table:table-cell>
          <table:table-cell office:value-type="float" office:value="0.0299856" calcext:value-type="float">
            <text:p>0.0299856</text:p>
          </table:table-cell>
          <table:table-cell table:formula="of:=[.A3103]*[.A3103]" office:value-type="float" office:value="0.000595067236" calcext:value-type="float">
            <text:p>0.000595067236</text:p>
          </table:table-cell>
          <table:table-cell table:formula="of:=([.A3103]-[.B3103])*([.A3103]-[.B3103])" office:value-type="float" office:value="0.00003126599056" calcext:value-type="float">
            <text:p>0.00003126599056</text:p>
          </table:table-cell>
          <table:table-cell table:number-columns-repeated="2"/>
        </table:table-row>
        <table:table-row table:style-name="ro1">
          <table:table-cell office:value-type="float" office:value="0.024394" calcext:value-type="float">
            <text:p>0.024394</text:p>
          </table:table-cell>
          <table:table-cell office:value-type="float" office:value="0.0543858" calcext:value-type="float">
            <text:p>0.0543858</text:p>
          </table:table-cell>
          <table:table-cell table:formula="of:=[.A3104]*[.A3104]" office:value-type="float" office:value="0.000595067236" calcext:value-type="float">
            <text:p>0.000595067236</text:p>
          </table:table-cell>
          <table:table-cell table:formula="of:=([.A3104]-[.B3104])*([.A3104]-[.B3104])" office:value-type="float" office:value="0.00089950806724" calcext:value-type="float">
            <text:p>0.00089950806724</text:p>
          </table:table-cell>
          <table:table-cell table:number-columns-repeated="2"/>
        </table:table-row>
        <table:table-row table:style-name="ro1">
          <table:table-cell office:value-type="float" office:value="0.02659" calcext:value-type="float">
            <text:p>0.02659</text:p>
          </table:table-cell>
          <table:table-cell office:value-type="float" office:value="0.0243471" calcext:value-type="float">
            <text:p>0.0243471</text:p>
          </table:table-cell>
          <table:table-cell table:formula="of:=[.A3105]*[.A3105]" office:value-type="float" office:value="0.0007070281" calcext:value-type="float">
            <text:p>0.0007070281</text:p>
          </table:table-cell>
          <table:table-cell table:formula="of:=([.A3105]-[.B3105])*([.A3105]-[.B3105])" office:value-type="float" office:value="0.00000503060041" calcext:value-type="float">
            <text:p>0.00000503060041</text:p>
          </table:table-cell>
          <table:table-cell table:number-columns-repeated="2"/>
        </table:table-row>
        <table:table-row table:style-name="ro1">
          <table:table-cell office:value-type="float" office:value="0.0287205" calcext:value-type="float">
            <text:p>0.0287205</text:p>
          </table:table-cell>
          <table:table-cell office:value-type="float" office:value="0.0766651" calcext:value-type="float">
            <text:p>0.0766651</text:p>
          </table:table-cell>
          <table:table-cell table:formula="of:=[.A3106]*[.A3106]" office:value-type="float" office:value="0.00082486712025" calcext:value-type="float">
            <text:p>0.00082486712025</text:p>
          </table:table-cell>
          <table:table-cell table:formula="of:=([.A3106]-[.B3106])*([.A3106]-[.B3106])" office:value-type="float" office:value="0.00229868466916" calcext:value-type="float">
            <text:p>0.00229868466916</text:p>
          </table:table-cell>
          <table:table-cell table:number-columns-repeated="2"/>
        </table:table-row>
        <table:table-row table:style-name="ro1">
          <table:table-cell office:value-type="float" office:value="0.0904679" calcext:value-type="float">
            <text:p>0.0904679</text:p>
          </table:table-cell>
          <table:table-cell office:value-type="float" office:value="0.256974" calcext:value-type="float">
            <text:p>0.256974</text:p>
          </table:table-cell>
          <table:table-cell table:formula="of:=[.A3107]*[.A3107]" office:value-type="float" office:value="0.00818444093041" calcext:value-type="float">
            <text:p>0.00818444093041</text:p>
          </table:table-cell>
          <table:table-cell table:formula="of:=([.A3107]-[.B3107])*([.A3107]-[.B3107])" office:value-type="float" office:value="0.02772428133721" calcext:value-type="float">
            <text:p>0.02772428133721</text:p>
          </table:table-cell>
          <table:table-cell table:number-columns-repeated="2"/>
        </table:table-row>
        <table:table-row table:style-name="ro1">
          <table:table-cell office:value-type="float" office:value="0.15281" calcext:value-type="float">
            <text:p>0.15281</text:p>
          </table:table-cell>
          <table:table-cell office:value-type="float" office:value="0.260931" calcext:value-type="float">
            <text:p>0.260931</text:p>
          </table:table-cell>
          <table:table-cell table:formula="of:=[.A3108]*[.A3108]" office:value-type="float" office:value="0.0233508961" calcext:value-type="float">
            <text:p>0.0233508961</text:p>
          </table:table-cell>
          <table:table-cell table:formula="of:=([.A3108]-[.B3108])*([.A3108]-[.B3108])" office:value-type="float" office:value="0.011690150641" calcext:value-type="float">
            <text:p>0.011690150641</text:p>
          </table:table-cell>
          <table:table-cell table:number-columns-repeated="2"/>
        </table:table-row>
        <table:table-row table:style-name="ro1">
          <table:table-cell office:value-type="float" office:value="0.376059" calcext:value-type="float">
            <text:p>0.376059</text:p>
          </table:table-cell>
          <table:table-cell office:value-type="float" office:value="0.317421" calcext:value-type="float">
            <text:p>0.317421</text:p>
          </table:table-cell>
          <table:table-cell table:formula="of:=[.A3109]*[.A3109]" office:value-type="float" office:value="0.141420371481" calcext:value-type="float">
            <text:p>0.141420371481</text:p>
          </table:table-cell>
          <table:table-cell table:formula="of:=([.A3109]-[.B3109])*([.A3109]-[.B3109])" office:value-type="float" office:value="0.003438415044" calcext:value-type="float">
            <text:p>0.003438415044</text:p>
          </table:table-cell>
          <table:table-cell table:number-columns-repeated="2"/>
        </table:table-row>
        <table:table-row table:style-name="ro1">
          <table:table-cell office:value-type="float" office:value="0.376059" calcext:value-type="float">
            <text:p>0.376059</text:p>
          </table:table-cell>
          <table:table-cell office:value-type="float" office:value="0.376875" calcext:value-type="float">
            <text:p>0.376875</text:p>
          </table:table-cell>
          <table:table-cell table:formula="of:=[.A3110]*[.A3110]" office:value-type="float" office:value="0.141420371481" calcext:value-type="float">
            <text:p>0.141420371481</text:p>
          </table:table-cell>
          <table:table-cell table:formula="of:=([.A3110]-[.B3110])*([.A3110]-[.B3110])" office:value-type="float" office:value="0.00000066585600000006" calcext:value-type="float">
            <text:p>6.65856000000064E-07</text:p>
          </table:table-cell>
          <table:table-cell table:number-columns-repeated="2"/>
        </table:table-row>
        <table:table-row table:style-name="ro1">
          <table:table-cell office:value-type="float" office:value="0.536469" calcext:value-type="float">
            <text:p>0.536469</text:p>
          </table:table-cell>
          <table:table-cell office:value-type="float" office:value="0.561153" calcext:value-type="float">
            <text:p>0.561153</text:p>
          </table:table-cell>
          <table:table-cell table:formula="of:=[.A3111]*[.A3111]" office:value-type="float" office:value="0.287798987961" calcext:value-type="float">
            <text:p>0.287798987961</text:p>
          </table:table-cell>
          <table:table-cell table:formula="of:=([.A3111]-[.B3111])*([.A3111]-[.B3111])" office:value-type="float" office:value="0.000609299856000002" calcext:value-type="float">
            <text:p>0.000609299856000002</text:p>
          </table:table-cell>
          <table:table-cell table:number-columns-repeated="2"/>
        </table:table-row>
        <table:table-row table:style-name="ro1">
          <table:table-cell office:value-type="float" office:value="0.606861" calcext:value-type="float">
            <text:p>0.606861</text:p>
          </table:table-cell>
          <table:table-cell office:value-type="float" office:value="0.58523" calcext:value-type="float">
            <text:p>0.58523</text:p>
          </table:table-cell>
          <table:table-cell table:formula="of:=[.A3112]*[.A3112]" office:value-type="float" office:value="0.368280273321" calcext:value-type="float">
            <text:p>0.368280273321</text:p>
          </table:table-cell>
          <table:table-cell table:formula="of:=([.A3112]-[.B3112])*([.A3112]-[.B3112])" office:value-type="float" office:value="0.000467900160999998" calcext:value-type="float">
            <text:p>0.000467900160999998</text:p>
          </table:table-cell>
          <table:table-cell table:number-columns-repeated="2"/>
        </table:table-row>
        <table:table-row table:style-name="ro1">
          <table:table-cell office:value-type="float" office:value="0.69296" calcext:value-type="float">
            <text:p>0.69296</text:p>
          </table:table-cell>
          <table:table-cell office:value-type="float" office:value="0.740104" calcext:value-type="float">
            <text:p>0.740104</text:p>
          </table:table-cell>
          <table:table-cell table:formula="of:=[.A3113]*[.A3113]" office:value-type="float" office:value="0.4801935616" calcext:value-type="float">
            <text:p>0.4801935616</text:p>
          </table:table-cell>
          <table:table-cell table:formula="of:=([.A3113]-[.B3113])*([.A3113]-[.B3113])" office:value-type="float" office:value="0.002222556736" calcext:value-type="float">
            <text:p>0.002222556736</text:p>
          </table:table-cell>
          <table:table-cell table:number-columns-repeated="2"/>
        </table:table-row>
        <table:table-row table:style-name="ro1">
          <table:table-cell office:value-type="float" office:value="0.829891" calcext:value-type="float">
            <text:p>0.829891</text:p>
          </table:table-cell>
          <table:table-cell office:value-type="float" office:value="0.749749" calcext:value-type="float">
            <text:p>0.749749</text:p>
          </table:table-cell>
          <table:table-cell table:formula="of:=[.A3114]*[.A3114]" office:value-type="float" office:value="0.688719071881" calcext:value-type="float">
            <text:p>0.688719071881</text:p>
          </table:table-cell>
          <table:table-cell table:formula="of:=([.A3114]-[.B3114])*([.A3114]-[.B3114])" office:value-type="float" office:value="0.00642274016400001" calcext:value-type="float">
            <text:p>0.00642274016400001</text:p>
          </table:table-cell>
          <table:table-cell table:number-columns-repeated="2"/>
        </table:table-row>
        <table:table-row table:style-name="ro1">
          <table:table-cell office:value-type="float" office:value="0.909175" calcext:value-type="float">
            <text:p>0.909175</text:p>
          </table:table-cell>
          <table:table-cell office:value-type="float" office:value="0.815511" calcext:value-type="float">
            <text:p>0.815511</text:p>
          </table:table-cell>
          <table:table-cell table:formula="of:=[.A3115]*[.A3115]" office:value-type="float" office:value="0.826599180625" calcext:value-type="float">
            <text:p>0.826599180625</text:p>
          </table:table-cell>
          <table:table-cell table:formula="of:=([.A3115]-[.B3115])*([.A3115]-[.B3115])" office:value-type="float" office:value="0.00877294489599999" calcext:value-type="float">
            <text:p>0.00877294489599999</text:p>
          </table:table-cell>
          <table:table-cell table:number-columns-repeated="2"/>
        </table:table-row>
        <table:table-row table:style-name="ro1">
          <table:table-cell office:value-type="float" office:value="0.909175" calcext:value-type="float">
            <text:p>0.909175</text:p>
          </table:table-cell>
          <table:table-cell office:value-type="float" office:value="0.854893" calcext:value-type="float">
            <text:p>0.854893</text:p>
          </table:table-cell>
          <table:table-cell table:formula="of:=[.A3116]*[.A3116]" office:value-type="float" office:value="0.826599180625" calcext:value-type="float">
            <text:p>0.826599180625</text:p>
          </table:table-cell>
          <table:table-cell table:formula="of:=([.A3116]-[.B3116])*([.A3116]-[.B3116])" office:value-type="float" office:value="0.00294653552399999" calcext:value-type="float">
            <text:p>0.00294653552399999</text:p>
          </table:table-cell>
          <table:table-cell table:number-columns-repeated="2"/>
        </table:table-row>
        <table:table-row table:style-name="ro1">
          <table:table-cell office:value-type="float" office:value="0.909175" calcext:value-type="float">
            <text:p>0.909175</text:p>
          </table:table-cell>
          <table:table-cell office:value-type="float" office:value="0.894955" calcext:value-type="float">
            <text:p>0.894955</text:p>
          </table:table-cell>
          <table:table-cell table:formula="of:=[.A3117]*[.A3117]" office:value-type="float" office:value="0.826599180625" calcext:value-type="float">
            <text:p>0.826599180625</text:p>
          </table:table-cell>
          <table:table-cell table:formula="of:=([.A3117]-[.B3117])*([.A3117]-[.B3117])" office:value-type="float" office:value="0.0002022084" calcext:value-type="float">
            <text:p>0.0002022084</text:p>
          </table:table-cell>
          <table:table-cell table:number-columns-repeated="2"/>
        </table:table-row>
        <table:table-row table:style-name="ro1">
          <table:table-cell office:value-type="float" office:value="0.909176" calcext:value-type="float">
            <text:p>0.909176</text:p>
          </table:table-cell>
          <table:table-cell office:value-type="float" office:value="0.954025" calcext:value-type="float">
            <text:p>0.954025</text:p>
          </table:table-cell>
          <table:table-cell table:formula="of:=[.A3118]*[.A3118]" office:value-type="float" office:value="0.826600998976" calcext:value-type="float">
            <text:p>0.826600998976</text:p>
          </table:table-cell>
          <table:table-cell table:formula="of:=([.A3118]-[.B3118])*([.A3118]-[.B3118])" office:value-type="float" office:value="0.002011432801" calcext:value-type="float">
            <text:p>0.002011432801</text:p>
          </table:table-cell>
          <table:table-cell table:number-columns-repeated="2"/>
        </table:table-row>
        <table:table-row table:style-name="ro1">
          <table:table-cell office:value-type="float" office:value="0.909175" calcext:value-type="float">
            <text:p>0.909175</text:p>
          </table:table-cell>
          <table:table-cell office:value-type="float" office:value="0.982717" calcext:value-type="float">
            <text:p>0.982717</text:p>
          </table:table-cell>
          <table:table-cell table:formula="of:=[.A3119]*[.A3119]" office:value-type="float" office:value="0.826599180625" calcext:value-type="float">
            <text:p>0.826599180625</text:p>
          </table:table-cell>
          <table:table-cell table:formula="of:=([.A3119]-[.B3119])*([.A3119]-[.B3119])" office:value-type="float" office:value="0.005408425764" calcext:value-type="float">
            <text:p>0.005408425764</text:p>
          </table:table-cell>
          <table:table-cell table:number-columns-repeated="2"/>
        </table:table-row>
        <table:table-row table:style-name="ro1">
          <table:table-cell office:value-type="float" office:value="0.970562" calcext:value-type="float">
            <text:p>0.970562</text:p>
          </table:table-cell>
          <table:table-cell office:value-type="float" office:value="0.996169" calcext:value-type="float">
            <text:p>0.996169</text:p>
          </table:table-cell>
          <table:table-cell table:formula="of:=[.A3120]*[.A3120]" office:value-type="float" office:value="0.941990595844" calcext:value-type="float">
            <text:p>0.941990595844</text:p>
          </table:table-cell>
          <table:table-cell table:formula="of:=([.A3120]-[.B3120])*([.A3120]-[.B3120])" office:value-type="float" office:value="0.000655718448999997" calcext:value-type="float">
            <text:p>0.000655718448999997</text:p>
          </table:table-cell>
          <table:table-cell table:number-columns-repeated="2"/>
        </table:table-row>
        <table:table-row table:style-name="ro1">
          <table:table-cell office:value-type="float" office:value="0.970563" calcext:value-type="float">
            <text:p>0.970563</text:p>
          </table:table-cell>
          <table:table-cell office:value-type="float" office:value="0.99797" calcext:value-type="float">
            <text:p>0.99797</text:p>
          </table:table-cell>
          <table:table-cell table:formula="of:=[.A3121]*[.A3121]" office:value-type="float" office:value="0.941992536969" calcext:value-type="float">
            <text:p>0.941992536969</text:p>
          </table:table-cell>
          <table:table-cell table:formula="of:=([.A3121]-[.B3121])*([.A3121]-[.B3121])" office:value-type="float" office:value="0.000751143649000004" calcext:value-type="float">
            <text:p>0.000751143649000004</text:p>
          </table:table-cell>
          <table:table-cell table:number-columns-repeated="2"/>
        </table:table-row>
        <table:table-row table:style-name="ro1">
          <table:table-cell office:value-type="float" office:value="0.00000369549" calcext:value-type="float">
            <text:p>0.00000369549</text:p>
          </table:table-cell>
          <table:table-cell office:value-type="float" office:value="0.00000303222" calcext:value-type="float">
            <text:p>0.00000303222</text:p>
          </table:table-cell>
          <table:table-cell table:formula="of:=[.A3122]*[.A3122]" office:value-type="float" office:value="0.00000000001365664634" calcext:value-type="float">
            <text:p>1.36566463401E-11</text:p>
          </table:table-cell>
          <table:table-cell table:formula="of:=([.A3122]-[.B3122])*([.A3122]-[.B3122])" office:value-type="float" office:value="0.00000000000043992709" calcext:value-type="float">
            <text:p>4.399270929E-13</text:p>
          </table:table-cell>
          <table:table-cell table:number-columns-repeated="2"/>
        </table:table-row>
        <table:table-row table:style-name="ro1">
          <table:table-cell office:value-type="float" office:value="0.000000298023" calcext:value-type="float">
            <text:p>0.000000298023</text:p>
          </table:table-cell>
          <table:table-cell office:value-type="float" office:value="0.000298686" calcext:value-type="float">
            <text:p>0.000298686</text:p>
          </table:table-cell>
          <table:table-cell table:formula="of:=[.A3123]*[.A3123]" office:value-type="float" office:value="0.00000000000008881771" calcext:value-type="float">
            <text:p>8.8817708529E-14</text:p>
          </table:table-cell>
          <table:table-cell table:formula="of:=([.A3123]-[.B3123])*([.A3123]-[.B3123])" office:value-type="float" office:value="0.00000008903538481815" calcext:value-type="float">
            <text:p>8.90353848181525E-08</text:p>
          </table:table-cell>
          <table:table-cell table:number-columns-repeated="2"/>
        </table:table-row>
        <table:table-row table:style-name="ro1">
          <table:table-cell office:value-type="float" office:value="0.00000399351" calcext:value-type="float">
            <text:p>0.00000399351</text:p>
          </table:table-cell>
          <table:table-cell office:value-type="float" office:value="0.000771247" calcext:value-type="float">
            <text:p>0.000771247</text:p>
          </table:table-cell>
          <table:table-cell table:formula="of:=[.A3124]*[.A3124]" office:value-type="float" office:value="0.00000000001594812212" calcext:value-type="float">
            <text:p>1.59481221201E-11</text:p>
          </table:table-cell>
          <table:table-cell table:formula="of:=([.A3124]-[.B3124])*([.A3124]-[.B3124])" office:value-type="float" office:value="0.00000058867791791718" calcext:value-type="float">
            <text:p>5.8867791791718E-07</text:p>
          </table:table-cell>
          <table:table-cell table:number-columns-repeated="2"/>
        </table:table-row>
        <table:table-row table:style-name="ro1">
          <table:table-cell office:value-type="float" office:value="0.0000420213" calcext:value-type="float">
            <text:p>0.0000420213</text:p>
          </table:table-cell>
          <table:table-cell office:value-type="float" office:value="0.000207168" calcext:value-type="float">
            <text:p>0.000207168</text:p>
          </table:table-cell>
          <table:table-cell table:formula="of:=[.A3125]*[.A3125]" office:value-type="float" office:value="0.00000000176578965369" calcext:value-type="float">
            <text:p>1.76578965369E-09</text:p>
          </table:table-cell>
          <table:table-cell table:formula="of:=([.A3125]-[.B3125])*([.A3125]-[.B3125])" office:value-type="float" office:value="0.00000002727343252089" calcext:value-type="float">
            <text:p>2.727343252089E-08</text:p>
          </table:table-cell>
          <table:table-cell table:number-columns-repeated="2"/>
        </table:table-row>
        <table:table-row table:style-name="ro1">
          <table:table-cell office:value-type="float" office:value="0.0000150204" calcext:value-type="float">
            <text:p>0.0000150204</text:p>
          </table:table-cell>
          <table:table-cell office:value-type="float" office:value="0.00128754" calcext:value-type="float">
            <text:p>0.00128754</text:p>
          </table:table-cell>
          <table:table-cell table:formula="of:=[.A3126]*[.A3126]" office:value-type="float" office:value="0.00000000022561241616" calcext:value-type="float">
            <text:p>2.2561241616E-10</text:p>
          </table:table-cell>
          <table:table-cell table:formula="of:=([.A3126]-[.B3126])*([.A3126]-[.B3126])" office:value-type="float" office:value="0.00000161930613238416" calcext:value-type="float">
            <text:p>1.61930613238416E-06</text:p>
          </table:table-cell>
          <table:table-cell table:number-columns-repeated="2"/>
        </table:table-row>
        <table:table-row table:style-name="ro1">
          <table:table-cell office:value-type="float" office:value="0.0000556111" calcext:value-type="float">
            <text:p>0.0000556111</text:p>
          </table:table-cell>
          <table:table-cell office:value-type="float" office:value="0.00533569" calcext:value-type="float">
            <text:p>0.00533569</text:p>
          </table:table-cell>
          <table:table-cell table:formula="of:=[.A3127]*[.A3127]" office:value-type="float" office:value="0.00000000309259444321" calcext:value-type="float">
            <text:p>3.09259444321E-09</text:p>
          </table:table-cell>
          <table:table-cell table:formula="of:=([.A3127]-[.B3127])*([.A3127]-[.B3127])" office:value-type="float" office:value="0.0000278792331902252" calcext:value-type="float">
            <text:p>2.78792331902252E-05</text:p>
          </table:table-cell>
          <table:table-cell table:number-columns-repeated="2"/>
        </table:table-row>
        <table:table-row table:style-name="ro1">
          <table:table-cell office:value-type="float" office:value="0.0000514984" calcext:value-type="float">
            <text:p>0.0000514984</text:p>
          </table:table-cell>
          <table:table-cell office:value-type="float" office:value="0.00505431" calcext:value-type="float">
            <text:p>0.00505431</text:p>
          </table:table-cell>
          <table:table-cell table:formula="of:=[.A3128]*[.A3128]" office:value-type="float" office:value="0.00000000265208520256" calcext:value-type="float">
            <text:p>2.65208520256E-09</text:p>
          </table:table-cell>
          <table:table-cell table:formula="of:=([.A3128]-[.B3128])*([.A3128]-[.B3128])" office:value-type="float" office:value="0.0000250281239050946" calcext:value-type="float">
            <text:p>2.50281239050946E-05</text:p>
          </table:table-cell>
          <table:table-cell table:number-columns-repeated="2"/>
        </table:table-row>
        <table:table-row table:style-name="ro1">
          <table:table-cell office:value-type="float" office:value="0.0000869632" calcext:value-type="float">
            <text:p>0.0000869632</text:p>
          </table:table-cell>
          <table:table-cell office:value-type="float" office:value="0.00745305" calcext:value-type="float">
            <text:p>0.00745305</text:p>
          </table:table-cell>
          <table:table-cell table:formula="of:=[.A3129]*[.A3129]" office:value-type="float" office:value="0.00000000756259815424" calcext:value-type="float">
            <text:p>7.56259815424E-09</text:p>
          </table:table-cell>
          <table:table-cell table:formula="of:=([.A3129]-[.B3129])*([.A3129]-[.B3129])" office:value-type="float" office:value="0.0000542592347451342" calcext:value-type="float">
            <text:p>5.42592347451342E-05</text:p>
          </table:table-cell>
          <table:table-cell table:number-columns-repeated="2"/>
        </table:table-row>
        <table:table-row table:style-name="ro1">
          <table:table-cell office:value-type="float" office:value="0.0000013113" calcext:value-type="float">
            <text:p>0.0000013113</text:p>
          </table:table-cell>
          <table:table-cell office:value-type="float" office:value="0.00427121" calcext:value-type="float">
            <text:p>0.00427121</text:p>
          </table:table-cell>
          <table:table-cell table:formula="of:=[.A3130]*[.A3130]" office:value-type="float" office:value="0.00000000000171950769" calcext:value-type="float">
            <text:p>1.71950769E-12</text:p>
          </table:table-cell>
          <table:table-cell table:formula="of:=([.A3130]-[.B3130])*([.A3130]-[.B3130])" office:value-type="float" office:value="0.0000182320349082617" calcext:value-type="float">
            <text:p>1.82320349082617E-05</text:p>
          </table:table-cell>
          <table:table-cell table:number-columns-repeated="2"/>
        </table:table-row>
        <table:table-row table:style-name="ro1">
          <table:table-cell office:value-type="float" office:value="0.0000013113" calcext:value-type="float">
            <text:p>0.0000013113</text:p>
          </table:table-cell>
          <table:table-cell office:value-type="float" office:value="0.00187139" calcext:value-type="float">
            <text:p>0.00187139</text:p>
          </table:table-cell>
          <table:table-cell table:formula="of:=[.A3131]*[.A3131]" office:value-type="float" office:value="0.00000000000171950769" calcext:value-type="float">
            <text:p>1.71950769E-12</text:p>
          </table:table-cell>
          <table:table-cell table:formula="of:=([.A3131]-[.B3131])*([.A3131]-[.B3131])" office:value-type="float" office:value="0.00000349719434419369" calcext:value-type="float">
            <text:p>3.49719434419369E-06</text:p>
          </table:table-cell>
          <table:table-cell table:number-columns-repeated="2"/>
        </table:table-row>
        <table:table-row table:style-name="ro1">
          <table:table-cell office:value-type="float" office:value="0.0000144243" calcext:value-type="float">
            <text:p>0.0000144243</text:p>
          </table:table-cell>
          <table:table-cell office:value-type="float" office:value="0.00347946" calcext:value-type="float">
            <text:p>0.00347946</text:p>
          </table:table-cell>
          <table:table-cell table:formula="of:=[.A3132]*[.A3132]" office:value-type="float" office:value="0.00000000020806043049" calcext:value-type="float">
            <text:p>2.0806043049E-10</text:p>
          </table:table-cell>
          <table:table-cell table:formula="of:=([.A3132]-[.B3132])*([.A3132]-[.B3132])" office:value-type="float" office:value="0.0000120064724022745" calcext:value-type="float">
            <text:p>1.20064724022745E-05</text:p>
          </table:table-cell>
          <table:table-cell table:number-columns-repeated="2"/>
        </table:table-row>
        <table:table-row table:style-name="ro1">
          <table:table-cell office:value-type="float" office:value="0.0000200868" calcext:value-type="float">
            <text:p>0.0000200868</text:p>
          </table:table-cell>
          <table:table-cell office:value-type="float" office:value="0.0120375" calcext:value-type="float">
            <text:p>0.0120375</text:p>
          </table:table-cell>
          <table:table-cell table:formula="of:=[.A3133]*[.A3133]" office:value-type="float" office:value="0.00000000040347953424" calcext:value-type="float">
            <text:p>4.0347953424E-10</text:p>
          </table:table-cell>
          <table:table-cell table:formula="of:=([.A3133]-[.B3133])*([.A3133]-[.B3133])" office:value-type="float" office:value="0.000144418220019534" calcext:value-type="float">
            <text:p>0.000144418220019534</text:p>
          </table:table-cell>
          <table:table-cell table:number-columns-repeated="2"/>
        </table:table-row>
        <table:table-row table:style-name="ro1">
          <table:table-cell office:value-type="float" office:value="0.00101703" calcext:value-type="float">
            <text:p>0.00101703</text:p>
          </table:table-cell>
          <table:table-cell office:value-type="float" office:value="0.0422186" calcext:value-type="float">
            <text:p>0.0422186</text:p>
          </table:table-cell>
          <table:table-cell table:formula="of:=[.A3134]*[.A3134]" office:value-type="float" office:value="0.0000010343500209" calcext:value-type="float">
            <text:p>0.0000010343500209</text:p>
          </table:table-cell>
          <table:table-cell table:formula="of:=([.A3134]-[.B3134])*([.A3134]-[.B3134])" office:value-type="float" office:value="0.0016975693704649" calcext:value-type="float">
            <text:p>0.0016975693704649</text:p>
          </table:table-cell>
          <table:table-cell table:number-columns-repeated="2"/>
        </table:table-row>
        <table:table-row table:style-name="ro1">
          <table:table-cell office:value-type="float" office:value="0.000271797" calcext:value-type="float">
            <text:p>0.000271797</text:p>
          </table:table-cell>
          <table:table-cell office:value-type="float" office:value="0.00443372" calcext:value-type="float">
            <text:p>0.00443372</text:p>
          </table:table-cell>
          <table:table-cell table:formula="of:=[.A3135]*[.A3135]" office:value-type="float" office:value="0.000000073873609209" calcext:value-type="float">
            <text:p>7.3873609209E-08</text:p>
          </table:table-cell>
          <table:table-cell table:formula="of:=([.A3135]-[.B3135])*([.A3135]-[.B3135])" office:value-type="float" office:value="0.000017321603057929" calcext:value-type="float">
            <text:p>1.7321603057929E-05</text:p>
          </table:table-cell>
          <table:table-cell table:number-columns-repeated="2"/>
        </table:table-row>
        <table:table-row table:style-name="ro1">
          <table:table-cell office:value-type="float" office:value="0.00115752" calcext:value-type="float">
            <text:p>0.00115752</text:p>
          </table:table-cell>
          <table:table-cell office:value-type="float" office:value="0.0166132" calcext:value-type="float">
            <text:p>0.0166132</text:p>
          </table:table-cell>
          <table:table-cell table:formula="of:=[.A3136]*[.A3136]" office:value-type="float" office:value="0.0000013398525504" calcext:value-type="float">
            <text:p>0.0000013398525504</text:p>
          </table:table-cell>
          <table:table-cell table:formula="of:=([.A3136]-[.B3136])*([.A3136]-[.B3136])" office:value-type="float" office:value="0.0002388780442624" calcext:value-type="float">
            <text:p>0.0002388780442624</text:p>
          </table:table-cell>
          <table:table-cell table:number-columns-repeated="2"/>
        </table:table-row>
        <table:table-row table:style-name="ro1">
          <table:table-cell office:value-type="float" office:value="0.000461698" calcext:value-type="float">
            <text:p>0.000461698</text:p>
          </table:table-cell>
          <table:table-cell office:value-type="float" office:value="0.111891" calcext:value-type="float">
            <text:p>0.111891</text:p>
          </table:table-cell>
          <table:table-cell table:formula="of:=[.A3137]*[.A3137]" office:value-type="float" office:value="0.000000213165043204" calcext:value-type="float">
            <text:p>2.13165043204E-07</text:p>
          </table:table-cell>
          <table:table-cell table:formula="of:=([.A3137]-[.B3137])*([.A3137]-[.B3137])" office:value-type="float" office:value="0.0124164893442072" calcext:value-type="float">
            <text:p>0.0124164893442072</text:p>
          </table:table-cell>
          <table:table-cell table:number-columns-repeated="2"/>
        </table:table-row>
        <table:table-row table:style-name="ro1">
          <table:table-cell office:value-type="float" office:value="0.000502825" calcext:value-type="float">
            <text:p>0.000502825</text:p>
          </table:table-cell>
          <table:table-cell office:value-type="float" office:value="0.0801423" calcext:value-type="float">
            <text:p>0.0801423</text:p>
          </table:table-cell>
          <table:table-cell table:formula="of:=[.A3138]*[.A3138]" office:value-type="float" office:value="0.000000252832980625" calcext:value-type="float">
            <text:p>2.52832980625E-07</text:p>
          </table:table-cell>
          <table:table-cell table:formula="of:=([.A3138]-[.B3138])*([.A3138]-[.B3138])" office:value-type="float" office:value="0.00634244597827562" calcext:value-type="float">
            <text:p>0.00634244597827562</text:p>
          </table:table-cell>
          <table:table-cell table:number-columns-repeated="2"/>
        </table:table-row>
        <table:table-row table:style-name="ro1">
          <table:table-cell office:value-type="float" office:value="0.000139296" calcext:value-type="float">
            <text:p>0.000139296</text:p>
          </table:table-cell>
          <table:table-cell office:value-type="float" office:value="0.00183926" calcext:value-type="float">
            <text:p>0.00183926</text:p>
          </table:table-cell>
          <table:table-cell table:formula="of:=[.A3139]*[.A3139]" office:value-type="float" office:value="0.000000019403375616" calcext:value-type="float">
            <text:p>1.9403375616E-08</text:p>
          </table:table-cell>
          <table:table-cell table:formula="of:=([.A3139]-[.B3139])*([.A3139]-[.B3139])" office:value-type="float" office:value="0.000002889877601296" calcext:value-type="float">
            <text:p>2.889877601296E-06</text:p>
          </table:table-cell>
          <table:table-cell table:number-columns-repeated="2"/>
        </table:table-row>
        <table:table-row table:style-name="ro1">
          <table:table-cell office:value-type="float" office:value="0.000422001" calcext:value-type="float">
            <text:p>0.000422001</text:p>
          </table:table-cell>
          <table:table-cell office:value-type="float" office:value="0.0597845" calcext:value-type="float">
            <text:p>0.0597845</text:p>
          </table:table-cell>
          <table:table-cell table:formula="of:=[.A3140]*[.A3140]" office:value-type="float" office:value="0.000000178084844001" calcext:value-type="float">
            <text:p>1.78084844001E-07</text:p>
          </table:table-cell>
          <table:table-cell table:formula="of:=([.A3140]-[.B3140])*([.A3140]-[.B3140])" office:value-type="float" office:value="0.003523906287525" calcext:value-type="float">
            <text:p>0.003523906287525</text:p>
          </table:table-cell>
          <table:table-cell table:number-columns-repeated="2"/>
        </table:table-row>
        <table:table-row table:style-name="ro1">
          <table:table-cell office:value-type="float" office:value="0.000090301" calcext:value-type="float">
            <text:p>0.000090301</text:p>
          </table:table-cell>
          <table:table-cell office:value-type="float" office:value="0.246324" calcext:value-type="float">
            <text:p>0.246324</text:p>
          </table:table-cell>
          <table:table-cell table:formula="of:=[.A3141]*[.A3141]" office:value-type="float" office:value="0.000000008154270601" calcext:value-type="float">
            <text:p>8.154270601E-09</text:p>
          </table:table-cell>
          <table:table-cell table:formula="of:=([.A3141]-[.B3141])*([.A3141]-[.B3141])" office:value-type="float" office:value="0.0606310345232226" calcext:value-type="float">
            <text:p>0.0606310345232226</text:p>
          </table:table-cell>
          <table:table-cell table:number-columns-repeated="2"/>
        </table:table-row>
        <table:table-row table:style-name="ro1">
          <table:table-cell office:value-type="float" office:value="0.001499" calcext:value-type="float">
            <text:p>0.001499</text:p>
          </table:table-cell>
          <table:table-cell office:value-type="float" office:value="0.0932176" calcext:value-type="float">
            <text:p>0.0932176</text:p>
          </table:table-cell>
          <table:table-cell table:formula="of:=[.A3142]*[.A3142]" office:value-type="float" office:value="0.000002247001" calcext:value-type="float">
            <text:p>0.000002247001</text:p>
          </table:table-cell>
          <table:table-cell table:formula="of:=([.A3142]-[.B3142])*([.A3142]-[.B3142])" office:value-type="float" office:value="0.00841230158596" calcext:value-type="float">
            <text:p>0.00841230158596</text:p>
          </table:table-cell>
          <table:table-cell table:number-columns-repeated="2"/>
        </table:table-row>
        <table:table-row table:style-name="ro1">
          <table:table-cell office:value-type="float" office:value="0.0015468" calcext:value-type="float">
            <text:p>0.0015468</text:p>
          </table:table-cell>
          <table:table-cell office:value-type="float" office:value="0.165327" calcext:value-type="float">
            <text:p>0.165327</text:p>
          </table:table-cell>
          <table:table-cell table:formula="of:=[.A3143]*[.A3143]" office:value-type="float" office:value="0.00000239259024" calcext:value-type="float">
            <text:p>0.00000239259024</text:p>
          </table:table-cell>
          <table:table-cell table:formula="of:=([.A3143]-[.B3143])*([.A3143]-[.B3143])" office:value-type="float" office:value="0.02682395391204" calcext:value-type="float">
            <text:p>0.02682395391204</text:p>
          </table:table-cell>
          <table:table-cell table:number-columns-repeated="2"/>
        </table:table-row>
        <table:table-row table:style-name="ro1">
          <table:table-cell office:value-type="float" office:value="0.007622" calcext:value-type="float">
            <text:p>0.007622</text:p>
          </table:table-cell>
          <table:table-cell office:value-type="float" office:value="0.0168447" calcext:value-type="float">
            <text:p>0.0168447</text:p>
          </table:table-cell>
          <table:table-cell table:formula="of:=[.A3144]*[.A3144]" office:value-type="float" office:value="0.000058094884" calcext:value-type="float">
            <text:p>0.000058094884</text:p>
          </table:table-cell>
          <table:table-cell table:formula="of:=([.A3144]-[.B3144])*([.A3144]-[.B3144])" office:value-type="float" office:value="0.00008505819529" calcext:value-type="float">
            <text:p>0.00008505819529</text:p>
          </table:table-cell>
          <table:table-cell table:number-columns-repeated="2"/>
        </table:table-row>
        <table:table-row table:style-name="ro1">
          <table:table-cell office:value-type="float" office:value="0.0144812" calcext:value-type="float">
            <text:p>0.0144812</text:p>
          </table:table-cell>
          <table:table-cell office:value-type="float" office:value="0.0468111" calcext:value-type="float">
            <text:p>0.0468111</text:p>
          </table:table-cell>
          <table:table-cell table:formula="of:=[.A3145]*[.A3145]" office:value-type="float" office:value="0.00020970515344" calcext:value-type="float">
            <text:p>0.00020970515344</text:p>
          </table:table-cell>
          <table:table-cell table:formula="of:=([.A3145]-[.B3145])*([.A3145]-[.B3145])" office:value-type="float" office:value="0.00104522243401" calcext:value-type="float">
            <text:p>0.00104522243401</text:p>
          </table:table-cell>
          <table:table-cell table:number-columns-repeated="2"/>
        </table:table-row>
        <table:table-row table:style-name="ro1">
          <table:table-cell office:value-type="float" office:value="0.0340916" calcext:value-type="float">
            <text:p>0.0340916</text:p>
          </table:table-cell>
          <table:table-cell office:value-type="float" office:value="0.123346" calcext:value-type="float">
            <text:p>0.123346</text:p>
          </table:table-cell>
          <table:table-cell table:formula="of:=[.A3146]*[.A3146]" office:value-type="float" office:value="0.00116223719056" calcext:value-type="float">
            <text:p>0.00116223719056</text:p>
          </table:table-cell>
          <table:table-cell table:formula="of:=([.A3146]-[.B3146])*([.A3146]-[.B3146])" office:value-type="float" office:value="0.00796634791936" calcext:value-type="float">
            <text:p>0.00796634791936</text:p>
          </table:table-cell>
          <table:table-cell table:number-columns-repeated="2"/>
        </table:table-row>
        <table:table-row table:style-name="ro1">
          <table:table-cell office:value-type="float" office:value="0.0636235" calcext:value-type="float">
            <text:p>0.0636235</text:p>
          </table:table-cell>
          <table:table-cell office:value-type="float" office:value="0.177557" calcext:value-type="float">
            <text:p>0.177557</text:p>
          </table:table-cell>
          <table:table-cell table:formula="of:=[.A3147]*[.A3147]" office:value-type="float" office:value="0.00404794975225" calcext:value-type="float">
            <text:p>0.00404794975225</text:p>
          </table:table-cell>
          <table:table-cell table:formula="of:=([.A3147]-[.B3147])*([.A3147]-[.B3147])" office:value-type="float" office:value="0.01298084242225" calcext:value-type="float">
            <text:p>0.01298084242225</text:p>
          </table:table-cell>
          <table:table-cell table:number-columns-repeated="2"/>
        </table:table-row>
        <table:table-row table:style-name="ro1">
          <table:table-cell office:value-type="float" office:value="0.144327" calcext:value-type="float">
            <text:p>0.144327</text:p>
          </table:table-cell>
          <table:table-cell office:value-type="float" office:value="0.251716" calcext:value-type="float">
            <text:p>0.251716</text:p>
          </table:table-cell>
          <table:table-cell table:formula="of:=[.A3148]*[.A3148]" office:value-type="float" office:value="0.020830282929" calcext:value-type="float">
            <text:p>0.020830282929</text:p>
          </table:table-cell>
          <table:table-cell table:formula="of:=([.A3148]-[.B3148])*([.A3148]-[.B3148])" office:value-type="float" office:value="0.011532397321" calcext:value-type="float">
            <text:p>0.011532397321</text:p>
          </table:table-cell>
          <table:table-cell table:number-columns-repeated="2"/>
        </table:table-row>
        <table:table-row table:style-name="ro1">
          <table:table-cell office:value-type="float" office:value="0.152609" calcext:value-type="float">
            <text:p>0.152609</text:p>
          </table:table-cell>
          <table:table-cell office:value-type="float" office:value="0.355315" calcext:value-type="float">
            <text:p>0.355315</text:p>
          </table:table-cell>
          <table:table-cell table:formula="of:=[.A3149]*[.A3149]" office:value-type="float" office:value="0.023289506881" calcext:value-type="float">
            <text:p>0.023289506881</text:p>
          </table:table-cell>
          <table:table-cell table:formula="of:=([.A3149]-[.B3149])*([.A3149]-[.B3149])" office:value-type="float" office:value="0.041089722436" calcext:value-type="float">
            <text:p>0.041089722436</text:p>
          </table:table-cell>
          <table:table-cell table:number-columns-repeated="2"/>
        </table:table-row>
        <table:table-row table:style-name="ro1">
          <table:table-cell office:value-type="float" office:value="0.148213" calcext:value-type="float">
            <text:p>0.148213</text:p>
          </table:table-cell>
          <table:table-cell office:value-type="float" office:value="0.316404" calcext:value-type="float">
            <text:p>0.316404</text:p>
          </table:table-cell>
          <table:table-cell table:formula="of:=[.A3150]*[.A3150]" office:value-type="float" office:value="0.021967093369" calcext:value-type="float">
            <text:p>0.021967093369</text:p>
          </table:table-cell>
          <table:table-cell table:formula="of:=([.A3150]-[.B3150])*([.A3150]-[.B3150])" office:value-type="float" office:value="0.028288212481" calcext:value-type="float">
            <text:p>0.028288212481</text:p>
          </table:table-cell>
          <table:table-cell table:number-columns-repeated="2"/>
        </table:table-row>
        <table:table-row table:style-name="ro1">
          <table:table-cell office:value-type="float" office:value="0.241613" calcext:value-type="float">
            <text:p>0.241613</text:p>
          </table:table-cell>
          <table:table-cell office:value-type="float" office:value="0.306125" calcext:value-type="float">
            <text:p>0.306125</text:p>
          </table:table-cell>
          <table:table-cell table:formula="of:=[.A3151]*[.A3151]" office:value-type="float" office:value="0.058376841769" calcext:value-type="float">
            <text:p>0.058376841769</text:p>
          </table:table-cell>
          <table:table-cell table:formula="of:=([.A3151]-[.B3151])*([.A3151]-[.B3151])" office:value-type="float" office:value="0.004161798144" calcext:value-type="float">
            <text:p>0.004161798144</text:p>
          </table:table-cell>
          <table:table-cell table:number-columns-repeated="2"/>
        </table:table-row>
        <table:table-row table:style-name="ro1">
          <table:table-cell office:value-type="float" office:value="0.262622" calcext:value-type="float">
            <text:p>0.262622</text:p>
          </table:table-cell>
          <table:table-cell office:value-type="float" office:value="0.490753" calcext:value-type="float">
            <text:p>0.490753</text:p>
          </table:table-cell>
          <table:table-cell table:formula="of:=[.A3152]*[.A3152]" office:value-type="float" office:value="0.068970314884" calcext:value-type="float">
            <text:p>0.068970314884</text:p>
          </table:table-cell>
          <table:table-cell table:formula="of:=([.A3152]-[.B3152])*([.A3152]-[.B3152])" office:value-type="float" office:value="0.052043753161" calcext:value-type="float">
            <text:p>0.052043753161</text:p>
          </table:table-cell>
          <table:table-cell table:number-columns-repeated="2"/>
        </table:table-row>
        <table:table-row table:style-name="ro1">
          <table:table-cell office:value-type="float" office:value="0.343224" calcext:value-type="float">
            <text:p>0.343224</text:p>
          </table:table-cell>
          <table:table-cell office:value-type="float" office:value="0.510671" calcext:value-type="float">
            <text:p>0.510671</text:p>
          </table:table-cell>
          <table:table-cell table:formula="of:=[.A3153]*[.A3153]" office:value-type="float" office:value="0.117802714176" calcext:value-type="float">
            <text:p>0.117802714176</text:p>
          </table:table-cell>
          <table:table-cell table:formula="of:=([.A3153]-[.B3153])*([.A3153]-[.B3153])" office:value-type="float" office:value="0.028038497809" calcext:value-type="float">
            <text:p>0.028038497809</text:p>
          </table:table-cell>
          <table:table-cell table:number-columns-repeated="2"/>
        </table:table-row>
        <table:table-row table:style-name="ro1">
          <table:table-cell office:value-type="float" office:value="0.34769" calcext:value-type="float">
            <text:p>0.34769</text:p>
          </table:table-cell>
          <table:table-cell office:value-type="float" office:value="0.613366" calcext:value-type="float">
            <text:p>0.613366</text:p>
          </table:table-cell>
          <table:table-cell table:formula="of:=[.A3154]*[.A3154]" office:value-type="float" office:value="0.1208883361" calcext:value-type="float">
            <text:p>0.1208883361</text:p>
          </table:table-cell>
          <table:table-cell table:formula="of:=([.A3154]-[.B3154])*([.A3154]-[.B3154])" office:value-type="float" office:value="0.070583736976" calcext:value-type="float">
            <text:p>0.070583736976</text:p>
          </table:table-cell>
          <table:table-cell table:number-columns-repeated="2"/>
        </table:table-row>
        <table:table-row table:style-name="ro1">
          <table:table-cell office:value-type="float" office:value="0.467455" calcext:value-type="float">
            <text:p>0.467455</text:p>
          </table:table-cell>
          <table:table-cell office:value-type="float" office:value="0.73653" calcext:value-type="float">
            <text:p>0.73653</text:p>
          </table:table-cell>
          <table:table-cell table:formula="of:=[.A3155]*[.A3155]" office:value-type="float" office:value="0.218514177025" calcext:value-type="float">
            <text:p>0.218514177025</text:p>
          </table:table-cell>
          <table:table-cell table:formula="of:=([.A3155]-[.B3155])*([.A3155]-[.B3155])" office:value-type="float" office:value="0.072401355625" calcext:value-type="float">
            <text:p>0.072401355625</text:p>
          </table:table-cell>
          <table:table-cell table:number-columns-repeated="2"/>
        </table:table-row>
        <table:table-row table:style-name="ro1">
          <table:table-cell office:value-type="float" office:value="0.51445" calcext:value-type="float">
            <text:p>0.51445</text:p>
          </table:table-cell>
          <table:table-cell office:value-type="float" office:value="0.885768" calcext:value-type="float">
            <text:p>0.885768</text:p>
          </table:table-cell>
          <table:table-cell table:formula="of:=[.A3156]*[.A3156]" office:value-type="float" office:value="0.2646588025" calcext:value-type="float">
            <text:p>0.2646588025</text:p>
          </table:table-cell>
          <table:table-cell table:formula="of:=([.A3156]-[.B3156])*([.A3156]-[.B3156])" office:value-type="float" office:value="0.137877057124" calcext:value-type="float">
            <text:p>0.137877057124</text:p>
          </table:table-cell>
          <table:table-cell table:number-columns-repeated="2"/>
        </table:table-row>
        <table:table-row table:style-name="ro1">
          <table:table-cell office:value-type="float" office:value="0.963655" calcext:value-type="float">
            <text:p>0.963655</text:p>
          </table:table-cell>
          <table:table-cell office:value-type="float" office:value="0.847127" calcext:value-type="float">
            <text:p>0.847127</text:p>
          </table:table-cell>
          <table:table-cell table:formula="of:=[.A3157]*[.A3157]" office:value-type="float" office:value="0.928630959025" calcext:value-type="float">
            <text:p>0.928630959025</text:p>
          </table:table-cell>
          <table:table-cell table:formula="of:=([.A3157]-[.B3157])*([.A3157]-[.B3157])" office:value-type="float" office:value="0.013578774784" calcext:value-type="float">
            <text:p>0.013578774784</text:p>
          </table:table-cell>
          <table:table-cell table:number-columns-repeated="2"/>
        </table:table-row>
        <table:table-row table:style-name="ro1">
          <table:table-cell office:value-type="float" office:value="0.963655" calcext:value-type="float">
            <text:p>0.963655</text:p>
          </table:table-cell>
          <table:table-cell office:value-type="float" office:value="0.978242" calcext:value-type="float">
            <text:p>0.978242</text:p>
          </table:table-cell>
          <table:table-cell table:formula="of:=[.A3158]*[.A3158]" office:value-type="float" office:value="0.928630959025" calcext:value-type="float">
            <text:p>0.928630959025</text:p>
          </table:table-cell>
          <table:table-cell table:formula="of:=([.A3158]-[.B3158])*([.A3158]-[.B3158])" office:value-type="float" office:value="0.000212780568999997" calcext:value-type="float">
            <text:p>0.000212780568999997</text:p>
          </table:table-cell>
          <table:table-cell table:number-columns-repeated="2"/>
        </table:table-row>
        <table:table-row table:style-name="ro1">
          <table:table-cell office:value-type="float" office:value="0.963655" calcext:value-type="float">
            <text:p>0.963655</text:p>
          </table:table-cell>
          <table:table-cell office:value-type="float" office:value="0.991633" calcext:value-type="float">
            <text:p>0.991633</text:p>
          </table:table-cell>
          <table:table-cell table:formula="of:=[.A3159]*[.A3159]" office:value-type="float" office:value="0.928630959025" calcext:value-type="float">
            <text:p>0.928630959025</text:p>
          </table:table-cell>
          <table:table-cell table:formula="of:=([.A3159]-[.B3159])*([.A3159]-[.B3159])" office:value-type="float" office:value="0.000782768483999997" calcext:value-type="float">
            <text:p>0.000782768483999997</text:p>
          </table:table-cell>
          <table:table-cell table:number-columns-repeated="2"/>
        </table:table-row>
        <table:table-row table:style-name="ro1">
          <table:table-cell office:value-type="float" office:value="0.963655" calcext:value-type="float">
            <text:p>0.963655</text:p>
          </table:table-cell>
          <table:table-cell office:value-type="float" office:value="0.997378" calcext:value-type="float">
            <text:p>0.997378</text:p>
          </table:table-cell>
          <table:table-cell table:formula="of:=[.A3160]*[.A3160]" office:value-type="float" office:value="0.928630959025" calcext:value-type="float">
            <text:p>0.928630959025</text:p>
          </table:table-cell>
          <table:table-cell table:formula="of:=([.A3160]-[.B3160])*([.A3160]-[.B3160])" office:value-type="float" office:value="0.001137240729" calcext:value-type="float">
            <text:p>0.001137240729</text:p>
          </table:table-cell>
          <table:table-cell table:number-columns-repeated="2"/>
        </table:table-row>
        <table:table-row table:style-name="ro1">
          <table:table-cell office:value-type="float" office:value="0.00001508" calcext:value-type="float">
            <text:p>0.00001508</text:p>
          </table:table-cell>
          <table:table-cell office:value-type="float" office:value="0.00000298706" calcext:value-type="float">
            <text:p>0.00000298706</text:p>
          </table:table-cell>
          <table:table-cell table:formula="of:=[.A3161]*[.A3161]" office:value-type="float" office:value="0.0000000002274064" calcext:value-type="float">
            <text:p>2.274064E-10</text:p>
          </table:table-cell>
          <table:table-cell table:formula="of:=([.A3161]-[.B3161])*([.A3161]-[.B3161])" office:value-type="float" office:value="0.00000000014623919784" calcext:value-type="float">
            <text:p>1.462391978436E-10</text:p>
          </table:table-cell>
          <table:table-cell table:number-columns-repeated="2"/>
        </table:table-row>
        <table:table-row table:style-name="ro1">
          <table:table-cell office:value-type="float" office:value="0.00000739098" calcext:value-type="float">
            <text:p>0.00000739098</text:p>
          </table:table-cell>
          <table:table-cell office:value-type="float" office:value="0.00020355" calcext:value-type="float">
            <text:p>0.00020355</text:p>
          </table:table-cell>
          <table:table-cell table:formula="of:=[.A3162]*[.A3162]" office:value-type="float" office:value="0.00000000005462658536" calcext:value-type="float">
            <text:p>5.46265853604E-11</text:p>
          </table:table-cell>
          <table:table-cell table:formula="of:=([.A3162]-[.B3162])*([.A3162]-[.B3162])" office:value-type="float" office:value="0.00000003847836112736" calcext:value-type="float">
            <text:p>3.84783611273604E-08</text:p>
          </table:table-cell>
          <table:table-cell table:number-columns-repeated="2"/>
        </table:table-row>
        <table:table-row table:style-name="ro1">
          <table:table-cell office:value-type="float" office:value="0.00000238419" calcext:value-type="float">
            <text:p>0.00000238419</text:p>
          </table:table-cell>
          <table:table-cell office:value-type="float" office:value="0.000476363" calcext:value-type="float">
            <text:p>0.000476363</text:p>
          </table:table-cell>
          <table:table-cell table:formula="of:=[.A3163]*[.A3163]" office:value-type="float" office:value="0.00000000000568436196" calcext:value-type="float">
            <text:p>5.6843619561E-12</text:p>
          </table:table-cell>
          <table:table-cell table:formula="of:=([.A3163]-[.B3163])*([.A3163]-[.B3163])" office:value-type="float" office:value="0.00000022465591232902" calcext:value-type="float">
            <text:p>2.24655912329016E-07</text:p>
          </table:table-cell>
          <table:table-cell table:number-columns-repeated="2"/>
        </table:table-row>
        <table:table-row table:style-name="ro1">
          <table:table-cell office:value-type="float" office:value="0.00000786781" calcext:value-type="float">
            <text:p>0.00000786781</text:p>
          </table:table-cell>
          <table:table-cell office:value-type="float" office:value="0.0000275924" calcext:value-type="float">
            <text:p>0.0000275924</text:p>
          </table:table-cell>
          <table:table-cell table:formula="of:=[.A3164]*[.A3164]" office:value-type="float" office:value="0.0000000000619024342" calcext:value-type="float">
            <text:p>6.19024341961E-11</text:p>
          </table:table-cell>
          <table:table-cell table:formula="of:=([.A3164]-[.B3164])*([.A3164]-[.B3164])" office:value-type="float" office:value="0.00000000038905945067" calcext:value-type="float">
            <text:p>3.890594506681E-10</text:p>
          </table:table-cell>
          <table:table-cell table:number-columns-repeated="2"/>
        </table:table-row>
        <table:table-row table:style-name="ro1">
          <table:table-cell office:value-type="float" office:value="0.0000012517" calcext:value-type="float">
            <text:p>0.0000012517</text:p>
          </table:table-cell>
          <table:table-cell office:value-type="float" office:value="0.00214236" calcext:value-type="float">
            <text:p>0.00214236</text:p>
          </table:table-cell>
          <table:table-cell table:formula="of:=[.A3165]*[.A3165]" office:value-type="float" office:value="0.00000000000156675289" calcext:value-type="float">
            <text:p>1.56675289E-12</text:p>
          </table:table-cell>
          <table:table-cell table:formula="of:=([.A3165]-[.B3165])*([.A3165]-[.B3165])" office:value-type="float" office:value="0.00000458434475232889" calcext:value-type="float">
            <text:p>4.58434475232889E-06</text:p>
          </table:table-cell>
          <table:table-cell table:number-columns-repeated="2"/>
        </table:table-row>
        <table:table-row table:style-name="ro1">
          <table:table-cell office:value-type="float" office:value="0.0000261068" calcext:value-type="float">
            <text:p>0.0000261068</text:p>
          </table:table-cell>
          <table:table-cell office:value-type="float" office:value="0.041216" calcext:value-type="float">
            <text:p>0.041216</text:p>
          </table:table-cell>
          <table:table-cell table:formula="of:=[.A3166]*[.A3166]" office:value-type="float" office:value="0.00000000068156500624" calcext:value-type="float">
            <text:p>6.8156500624E-10</text:p>
          </table:table-cell>
          <table:table-cell table:formula="of:=([.A3166]-[.B3166])*([.A3166]-[.B3166])" office:value-type="float" office:value="0.00169660730182741" calcext:value-type="float">
            <text:p>0.00169660730182741</text:p>
          </table:table-cell>
          <table:table-cell table:number-columns-repeated="2"/>
        </table:table-row>
        <table:table-row table:style-name="ro1">
          <table:table-cell office:value-type="float" office:value="0.00000137091" calcext:value-type="float">
            <text:p>0.00000137091</text:p>
          </table:table-cell>
          <table:table-cell office:value-type="float" office:value="0.0536767" calcext:value-type="float">
            <text:p>0.0536767</text:p>
          </table:table-cell>
          <table:table-cell table:formula="of:=[.A3167]*[.A3167]" office:value-type="float" office:value="0.00000000000187939423" calcext:value-type="float">
            <text:p>1.8793942281E-12</text:p>
          </table:table-cell>
          <table:table-cell table:formula="of:=([.A3167]-[.B3167])*([.A3167]-[.B3167])" office:value-type="float" office:value="0.0028810409529198" calcext:value-type="float">
            <text:p>0.0028810409529198</text:p>
          </table:table-cell>
          <table:table-cell table:number-columns-repeated="2"/>
        </table:table-row>
        <table:table-row table:style-name="ro1">
          <table:table-cell office:value-type="float" office:value="0.0000162125" calcext:value-type="float">
            <text:p>0.0000162125</text:p>
          </table:table-cell>
          <table:table-cell office:value-type="float" office:value="0.0785847" calcext:value-type="float">
            <text:p>0.0785847</text:p>
          </table:table-cell>
          <table:table-cell table:formula="of:=[.A3168]*[.A3168]" office:value-type="float" office:value="0.00000000026284515625" calcext:value-type="float">
            <text:p>2.6284515625E-10</text:p>
          </table:table-cell>
          <table:table-cell table:formula="of:=([.A3168]-[.B3168])*([.A3168]-[.B3168])" office:value-type="float" office:value="0.00617300722803765" calcext:value-type="float">
            <text:p>0.00617300722803765</text:p>
          </table:table-cell>
          <table:table-cell table:number-columns-repeated="2"/>
        </table:table-row>
        <table:table-row table:style-name="ro1">
          <table:table-cell office:value-type="float" office:value="0.0000790954" calcext:value-type="float">
            <text:p>0.0000790954</text:p>
          </table:table-cell>
          <table:table-cell office:value-type="float" office:value="0.000224581" calcext:value-type="float">
            <text:p>0.000224581</text:p>
          </table:table-cell>
          <table:table-cell table:formula="of:=[.A3169]*[.A3169]" office:value-type="float" office:value="0.00000000625608230116" calcext:value-type="float">
            <text:p>6.25608230116E-09</text:p>
          </table:table-cell>
          <table:table-cell table:formula="of:=([.A3169]-[.B3169])*([.A3169]-[.B3169])" office:value-type="float" office:value="0.00000002116605980736" calcext:value-type="float">
            <text:p>2.116605980736E-08</text:p>
          </table:table-cell>
          <table:table-cell table:number-columns-repeated="2"/>
        </table:table-row>
        <table:table-row table:style-name="ro1">
          <table:table-cell office:value-type="float" office:value="0.0000790954" calcext:value-type="float">
            <text:p>0.0000790954</text:p>
          </table:table-cell>
          <table:table-cell office:value-type="float" office:value="0.00010789" calcext:value-type="float">
            <text:p>0.00010789</text:p>
          </table:table-cell>
          <table:table-cell table:formula="of:=[.A3170]*[.A3170]" office:value-type="float" office:value="0.00000000625608230116" calcext:value-type="float">
            <text:p>6.25608230116E-09</text:p>
          </table:table-cell>
          <table:table-cell table:formula="of:=([.A3170]-[.B3170])*([.A3170]-[.B3170])" office:value-type="float" office:value="0.00000000082912898916" calcext:value-type="float">
            <text:p>8.2912898916E-10</text:p>
          </table:table-cell>
          <table:table-cell table:number-columns-repeated="2"/>
        </table:table-row>
        <table:table-row table:style-name="ro1">
          <table:table-cell office:value-type="float" office:value="0.000100255" calcext:value-type="float">
            <text:p>0.000100255</text:p>
          </table:table-cell>
          <table:table-cell office:value-type="float" office:value="0.109466" calcext:value-type="float">
            <text:p>0.109466</text:p>
          </table:table-cell>
          <table:table-cell table:formula="of:=[.A3171]*[.A3171]" office:value-type="float" office:value="0.000000010051065025" calcext:value-type="float">
            <text:p>1.0051065025E-08</text:p>
          </table:table-cell>
          <table:table-cell table:formula="of:=([.A3171]-[.B3171])*([.A3171]-[.B3171])" office:value-type="float" office:value="0.011960866179405" calcext:value-type="float">
            <text:p>0.011960866179405</text:p>
          </table:table-cell>
          <table:table-cell table:number-columns-repeated="2"/>
        </table:table-row>
        <table:table-row table:style-name="ro1">
          <table:table-cell office:value-type="float" office:value="0.000100255" calcext:value-type="float">
            <text:p>0.000100255</text:p>
          </table:table-cell>
          <table:table-cell office:value-type="float" office:value="0.0169746" calcext:value-type="float">
            <text:p>0.0169746</text:p>
          </table:table-cell>
          <table:table-cell table:formula="of:=[.A3172]*[.A3172]" office:value-type="float" office:value="0.000000010051065025" calcext:value-type="float">
            <text:p>1.0051065025E-08</text:p>
          </table:table-cell>
          <table:table-cell table:formula="of:=([.A3172]-[.B3172])*([.A3172]-[.B3172])" office:value-type="float" office:value="0.000284743519179025" calcext:value-type="float">
            <text:p>0.000284743519179025</text:p>
          </table:table-cell>
          <table:table-cell table:number-columns-repeated="2"/>
        </table:table-row>
        <table:table-row table:style-name="ro1">
          <table:table-cell office:value-type="float" office:value="0.000254512" calcext:value-type="float">
            <text:p>0.000254512</text:p>
          </table:table-cell>
          <table:table-cell office:value-type="float" office:value="0.165774" calcext:value-type="float">
            <text:p>0.165774</text:p>
          </table:table-cell>
          <table:table-cell table:formula="of:=[.A3173]*[.A3173]" office:value-type="float" office:value="0.000000064776358144" calcext:value-type="float">
            <text:p>6.4776358144E-08</text:p>
          </table:table-cell>
          <table:table-cell table:formula="of:=([.A3173]-[.B3173])*([.A3173]-[.B3173])" office:value-type="float" office:value="0.0273967009077821" calcext:value-type="float">
            <text:p>0.0273967009077821</text:p>
          </table:table-cell>
          <table:table-cell table:number-columns-repeated="2"/>
        </table:table-row>
        <table:table-row table:style-name="ro1">
          <table:table-cell office:value-type="float" office:value="0.000254512" calcext:value-type="float">
            <text:p>0.000254512</text:p>
          </table:table-cell>
          <table:table-cell office:value-type="float" office:value="0.0441479" calcext:value-type="float">
            <text:p>0.0441479</text:p>
          </table:table-cell>
          <table:table-cell table:formula="of:=[.A3174]*[.A3174]" office:value-type="float" office:value="0.000000064776358144" calcext:value-type="float">
            <text:p>6.4776358144E-08</text:p>
          </table:table-cell>
          <table:table-cell table:formula="of:=([.A3174]-[.B3174])*([.A3174]-[.B3174])" office:value-type="float" office:value="0.00192662951011854" calcext:value-type="float">
            <text:p>0.00192662951011854</text:p>
          </table:table-cell>
          <table:table-cell table:number-columns-repeated="2"/>
        </table:table-row>
        <table:table-row table:style-name="ro1">
          <table:table-cell office:value-type="float" office:value="0.0000659823" calcext:value-type="float">
            <text:p>0.0000659823</text:p>
          </table:table-cell>
          <table:table-cell office:value-type="float" office:value="0.0901933" calcext:value-type="float">
            <text:p>0.0901933</text:p>
          </table:table-cell>
          <table:table-cell table:formula="of:=[.A3175]*[.A3175]" office:value-type="float" office:value="0.00000000435366391329" calcext:value-type="float">
            <text:p>4.35366391329E-09</text:p>
          </table:table-cell>
          <table:table-cell table:formula="of:=([.A3175]-[.B3175])*([.A3175]-[.B3175])" office:value-type="float" office:value="0.00812293339579673" calcext:value-type="float">
            <text:p>0.00812293339579673</text:p>
          </table:table-cell>
          <table:table-cell table:number-columns-repeated="2"/>
        </table:table-row>
        <table:table-row table:style-name="ro1">
          <table:table-cell office:value-type="float" office:value="0.0000659823" calcext:value-type="float">
            <text:p>0.0000659823</text:p>
          </table:table-cell>
          <table:table-cell office:value-type="float" office:value="0.0229699" calcext:value-type="float">
            <text:p>0.0229699</text:p>
          </table:table-cell>
          <table:table-cell table:formula="of:=[.A3176]*[.A3176]" office:value-type="float" office:value="0.00000000435366391329" calcext:value-type="float">
            <text:p>4.35366391329E-09</text:p>
          </table:table-cell>
          <table:table-cell table:formula="of:=([.A3176]-[.B3176])*([.A3176]-[.B3176])" office:value-type="float" office:value="0.000524589446008373" calcext:value-type="float">
            <text:p>0.000524589446008373</text:p>
          </table:table-cell>
          <table:table-cell table:number-columns-repeated="2"/>
        </table:table-row>
        <table:table-row table:style-name="ro1">
          <table:table-cell office:value-type="float" office:value="0.000857294" calcext:value-type="float">
            <text:p>0.000857294</text:p>
          </table:table-cell>
          <table:table-cell office:value-type="float" office:value="0.134632" calcext:value-type="float">
            <text:p>0.134632</text:p>
          </table:table-cell>
          <table:table-cell table:formula="of:=[.A3177]*[.A3177]" office:value-type="float" office:value="0.000000734953002436" calcext:value-type="float">
            <text:p>7.34953002436E-07</text:p>
          </table:table-cell>
          <table:table-cell table:formula="of:=([.A3177]-[.B3177])*([.A3177]-[.B3177])" office:value-type="float" office:value="0.0178956719653864" calcext:value-type="float">
            <text:p>0.0178956719653864</text:p>
          </table:table-cell>
          <table:table-cell table:number-columns-repeated="2"/>
        </table:table-row>
        <table:table-row table:style-name="ro1">
          <table:table-cell office:value-type="float" office:value="0.000857294" calcext:value-type="float">
            <text:p>0.000857294</text:p>
          </table:table-cell>
          <table:table-cell office:value-type="float" office:value="0.111788" calcext:value-type="float">
            <text:p>0.111788</text:p>
          </table:table-cell>
          <table:table-cell table:formula="of:=[.A3178]*[.A3178]" office:value-type="float" office:value="0.000000734953002436" calcext:value-type="float">
            <text:p>7.34953002436E-07</text:p>
          </table:table-cell>
          <table:table-cell table:formula="of:=([.A3178]-[.B3178])*([.A3178]-[.B3178])" office:value-type="float" office:value="0.0123056215336584" calcext:value-type="float">
            <text:p>0.0123056215336584</text:p>
          </table:table-cell>
          <table:table-cell table:number-columns-repeated="2"/>
        </table:table-row>
        <table:table-row table:style-name="ro1">
          <table:table-cell office:value-type="float" office:value="0.000857294" calcext:value-type="float">
            <text:p>0.000857294</text:p>
          </table:table-cell>
          <table:table-cell office:value-type="float" office:value="0.150469" calcext:value-type="float">
            <text:p>0.150469</text:p>
          </table:table-cell>
          <table:table-cell table:formula="of:=[.A3179]*[.A3179]" office:value-type="float" office:value="0.000000734953002436" calcext:value-type="float">
            <text:p>7.34953002436E-07</text:p>
          </table:table-cell>
          <table:table-cell table:formula="of:=([.A3179]-[.B3179])*([.A3179]-[.B3179])" office:value-type="float" office:value="0.0223836625722304" calcext:value-type="float">
            <text:p>0.0223836625722304</text:p>
          </table:table-cell>
          <table:table-cell table:number-columns-repeated="2"/>
        </table:table-row>
        <table:table-row table:style-name="ro1">
          <table:table-cell office:value-type="float" office:value="0.00115478" calcext:value-type="float">
            <text:p>0.00115478</text:p>
          </table:table-cell>
          <table:table-cell office:value-type="float" office:value="0.00426699" calcext:value-type="float">
            <text:p>0.00426699</text:p>
          </table:table-cell>
          <table:table-cell table:formula="of:=[.A3180]*[.A3180]" office:value-type="float" office:value="0.0000013335168484" calcext:value-type="float">
            <text:p>0.0000013335168484</text:p>
          </table:table-cell>
          <table:table-cell table:formula="of:=([.A3180]-[.B3180])*([.A3180]-[.B3180])" office:value-type="float" office:value="0.0000096858510841" calcext:value-type="float">
            <text:p>0.0000096858510841</text:p>
          </table:table-cell>
          <table:table-cell table:number-columns-repeated="2"/>
        </table:table-row>
        <table:table-row table:style-name="ro1">
          <table:table-cell office:value-type="float" office:value="0.00490797" calcext:value-type="float">
            <text:p>0.00490797</text:p>
          </table:table-cell>
          <table:table-cell office:value-type="float" office:value="0.0140735" calcext:value-type="float">
            <text:p>0.0140735</text:p>
          </table:table-cell>
          <table:table-cell table:formula="of:=[.A3181]*[.A3181]" office:value-type="float" office:value="0.0000240881695209" calcext:value-type="float">
            <text:p>0.0000240881695209</text:p>
          </table:table-cell>
          <table:table-cell table:formula="of:=([.A3181]-[.B3181])*([.A3181]-[.B3181])" office:value-type="float" office:value="0.0000840069401809" calcext:value-type="float">
            <text:p>0.0000840069401809</text:p>
          </table:table-cell>
          <table:table-cell table:number-columns-repeated="2"/>
        </table:table-row>
        <table:table-row table:style-name="ro1">
          <table:table-cell office:value-type="float" office:value="0.00679392" calcext:value-type="float">
            <text:p>0.00679392</text:p>
          </table:table-cell>
          <table:table-cell office:value-type="float" office:value="0.0236847" calcext:value-type="float">
            <text:p>0.0236847</text:p>
          </table:table-cell>
          <table:table-cell table:formula="of:=[.A3182]*[.A3182]" office:value-type="float" office:value="0.0000461573489664" calcext:value-type="float">
            <text:p>0.0000461573489664</text:p>
          </table:table-cell>
          <table:table-cell table:formula="of:=([.A3182]-[.B3182])*([.A3182]-[.B3182])" office:value-type="float" office:value="0.0002852984490084" calcext:value-type="float">
            <text:p>0.0002852984490084</text:p>
          </table:table-cell>
          <table:table-cell table:number-columns-repeated="2"/>
        </table:table-row>
        <table:table-row table:style-name="ro1">
          <table:table-cell office:value-type="float" office:value="0.0196492" calcext:value-type="float">
            <text:p>0.0196492</text:p>
          </table:table-cell>
          <table:table-cell office:value-type="float" office:value="0.188582" calcext:value-type="float">
            <text:p>0.188582</text:p>
          </table:table-cell>
          <table:table-cell table:formula="of:=[.A3183]*[.A3183]" office:value-type="float" office:value="0.00038609106064" calcext:value-type="float">
            <text:p>0.00038609106064</text:p>
          </table:table-cell>
          <table:table-cell table:formula="of:=([.A3183]-[.B3183])*([.A3183]-[.B3183])" office:value-type="float" office:value="0.02853829091584" calcext:value-type="float">
            <text:p>0.02853829091584</text:p>
          </table:table-cell>
          <table:table-cell table:number-columns-repeated="2"/>
        </table:table-row>
        <table:table-row table:style-name="ro1">
          <table:table-cell office:value-type="float" office:value="0.0467941" calcext:value-type="float">
            <text:p>0.0467941</text:p>
          </table:table-cell>
          <table:table-cell office:value-type="float" office:value="0.0603954" calcext:value-type="float">
            <text:p>0.0603954</text:p>
          </table:table-cell>
          <table:table-cell table:formula="of:=[.A3184]*[.A3184]" office:value-type="float" office:value="0.00218968779481" calcext:value-type="float">
            <text:p>0.00218968779481</text:p>
          </table:table-cell>
          <table:table-cell table:formula="of:=([.A3184]-[.B3184])*([.A3184]-[.B3184])" office:value-type="float" office:value="0.00018499536169" calcext:value-type="float">
            <text:p>0.00018499536169</text:p>
          </table:table-cell>
          <table:table-cell table:number-columns-repeated="2"/>
        </table:table-row>
        <table:table-row table:style-name="ro1">
          <table:table-cell office:value-type="float" office:value="0.117003" calcext:value-type="float">
            <text:p>0.117003</text:p>
          </table:table-cell>
          <table:table-cell office:value-type="float" office:value="0.187141" calcext:value-type="float">
            <text:p>0.187141</text:p>
          </table:table-cell>
          <table:table-cell table:formula="of:=[.A3185]*[.A3185]" office:value-type="float" office:value="0.013689702009" calcext:value-type="float">
            <text:p>0.013689702009</text:p>
          </table:table-cell>
          <table:table-cell table:formula="of:=([.A3185]-[.B3185])*([.A3185]-[.B3185])" office:value-type="float" office:value="0.004919339044" calcext:value-type="float">
            <text:p>0.004919339044</text:p>
          </table:table-cell>
          <table:table-cell table:number-columns-repeated="2"/>
        </table:table-row>
        <table:table-row table:style-name="ro1">
          <table:table-cell office:value-type="float" office:value="0.127308" calcext:value-type="float">
            <text:p>0.127308</text:p>
          </table:table-cell>
          <table:table-cell office:value-type="float" office:value="0.179376" calcext:value-type="float">
            <text:p>0.179376</text:p>
          </table:table-cell>
          <table:table-cell table:formula="of:=[.A3186]*[.A3186]" office:value-type="float" office:value="0.016207326864" calcext:value-type="float">
            <text:p>0.016207326864</text:p>
          </table:table-cell>
          <table:table-cell table:formula="of:=([.A3186]-[.B3186])*([.A3186]-[.B3186])" office:value-type="float" office:value="0.002711076624" calcext:value-type="float">
            <text:p>0.002711076624</text:p>
          </table:table-cell>
          <table:table-cell table:number-columns-repeated="2"/>
        </table:table-row>
        <table:table-row table:style-name="ro1">
          <table:table-cell office:value-type="float" office:value="0.0502375" calcext:value-type="float">
            <text:p>0.0502375</text:p>
          </table:table-cell>
          <table:table-cell office:value-type="float" office:value="0.385767" calcext:value-type="float">
            <text:p>0.385767</text:p>
          </table:table-cell>
          <table:table-cell table:formula="of:=[.A3187]*[.A3187]" office:value-type="float" office:value="0.00252380640625" calcext:value-type="float">
            <text:p>0.00252380640625</text:p>
          </table:table-cell>
          <table:table-cell table:formula="of:=([.A3187]-[.B3187])*([.A3187]-[.B3187])" office:value-type="float" office:value="0.11258004537025" calcext:value-type="float">
            <text:p>0.11258004537025</text:p>
          </table:table-cell>
          <table:table-cell table:number-columns-repeated="2"/>
        </table:table-row>
        <table:table-row table:style-name="ro1">
          <table:table-cell office:value-type="float" office:value="0.154191" calcext:value-type="float">
            <text:p>0.154191</text:p>
          </table:table-cell>
          <table:table-cell office:value-type="float" office:value="0.271907" calcext:value-type="float">
            <text:p>0.271907</text:p>
          </table:table-cell>
          <table:table-cell table:formula="of:=[.A3188]*[.A3188]" office:value-type="float" office:value="0.023774864481" calcext:value-type="float">
            <text:p>0.023774864481</text:p>
          </table:table-cell>
          <table:table-cell table:formula="of:=([.A3188]-[.B3188])*([.A3188]-[.B3188])" office:value-type="float" office:value="0.013857056656" calcext:value-type="float">
            <text:p>0.013857056656</text:p>
          </table:table-cell>
          <table:table-cell table:number-columns-repeated="2"/>
        </table:table-row>
        <table:table-row table:style-name="ro1">
          <table:table-cell office:value-type="float" office:value="0.281119" calcext:value-type="float">
            <text:p>0.281119</text:p>
          </table:table-cell>
          <table:table-cell office:value-type="float" office:value="0.305894" calcext:value-type="float">
            <text:p>0.305894</text:p>
          </table:table-cell>
          <table:table-cell table:formula="of:=[.A3189]*[.A3189]" office:value-type="float" office:value="0.079027892161" calcext:value-type="float">
            <text:p>0.079027892161</text:p>
          </table:table-cell>
          <table:table-cell table:formula="of:=([.A3189]-[.B3189])*([.A3189]-[.B3189])" office:value-type="float" office:value="0.000613800625" calcext:value-type="float">
            <text:p>0.000613800625</text:p>
          </table:table-cell>
          <table:table-cell table:number-columns-repeated="2"/>
        </table:table-row>
        <table:table-row table:style-name="ro1">
          <table:table-cell office:value-type="float" office:value="0.174995" calcext:value-type="float">
            <text:p>0.174995</text:p>
          </table:table-cell>
          <table:table-cell office:value-type="float" office:value="0.263136" calcext:value-type="float">
            <text:p>0.263136</text:p>
          </table:table-cell>
          <table:table-cell table:formula="of:=[.A3190]*[.A3190]" office:value-type="float" office:value="0.030623250025" calcext:value-type="float">
            <text:p>0.030623250025</text:p>
          </table:table-cell>
          <table:table-cell table:formula="of:=([.A3190]-[.B3190])*([.A3190]-[.B3190])" office:value-type="float" office:value="0.00776883588099999" calcext:value-type="float">
            <text:p>0.00776883588099999</text:p>
          </table:table-cell>
          <table:table-cell table:number-columns-repeated="2"/>
        </table:table-row>
        <table:table-row table:style-name="ro1">
          <table:table-cell office:value-type="float" office:value="0.30683" calcext:value-type="float">
            <text:p>0.30683</text:p>
          </table:table-cell>
          <table:table-cell office:value-type="float" office:value="0.295725" calcext:value-type="float">
            <text:p>0.295725</text:p>
          </table:table-cell>
          <table:table-cell table:formula="of:=[.A3191]*[.A3191]" office:value-type="float" office:value="0.0941446489" calcext:value-type="float">
            <text:p>0.0941446489</text:p>
          </table:table-cell>
          <table:table-cell table:formula="of:=([.A3191]-[.B3191])*([.A3191]-[.B3191])" office:value-type="float" office:value="0.000123321024999999" calcext:value-type="float">
            <text:p>0.000123321024999999</text:p>
          </table:table-cell>
          <table:table-cell table:number-columns-repeated="2"/>
        </table:table-row>
        <table:table-row table:style-name="ro1">
          <table:table-cell office:value-type="float" office:value="0.321595" calcext:value-type="float">
            <text:p>0.321595</text:p>
          </table:table-cell>
          <table:table-cell office:value-type="float" office:value="0.35883" calcext:value-type="float">
            <text:p>0.35883</text:p>
          </table:table-cell>
          <table:table-cell table:formula="of:=[.A3192]*[.A3192]" office:value-type="float" office:value="0.103423344025" calcext:value-type="float">
            <text:p>0.103423344025</text:p>
          </table:table-cell>
          <table:table-cell table:formula="of:=([.A3192]-[.B3192])*([.A3192]-[.B3192])" office:value-type="float" office:value="0.001386445225" calcext:value-type="float">
            <text:p>0.001386445225</text:p>
          </table:table-cell>
          <table:table-cell table:number-columns-repeated="2"/>
        </table:table-row>
        <table:table-row table:style-name="ro1">
          <table:table-cell office:value-type="float" office:value="0.361252" calcext:value-type="float">
            <text:p>0.361252</text:p>
          </table:table-cell>
          <table:table-cell office:value-type="float" office:value="0.417427" calcext:value-type="float">
            <text:p>0.417427</text:p>
          </table:table-cell>
          <table:table-cell table:formula="of:=[.A3193]*[.A3193]" office:value-type="float" office:value="0.130503007504" calcext:value-type="float">
            <text:p>0.130503007504</text:p>
          </table:table-cell>
          <table:table-cell table:formula="of:=([.A3193]-[.B3193])*([.A3193]-[.B3193])" office:value-type="float" office:value="0.003155630625" calcext:value-type="float">
            <text:p>0.003155630625</text:p>
          </table:table-cell>
          <table:table-cell table:number-columns-repeated="2"/>
        </table:table-row>
        <table:table-row table:style-name="ro1">
          <table:table-cell office:value-type="float" office:value="0.447179" calcext:value-type="float">
            <text:p>0.447179</text:p>
          </table:table-cell>
          <table:table-cell office:value-type="float" office:value="0.566324" calcext:value-type="float">
            <text:p>0.566324</text:p>
          </table:table-cell>
          <table:table-cell table:formula="of:=[.A3194]*[.A3194]" office:value-type="float" office:value="0.199969058041" calcext:value-type="float">
            <text:p>0.199969058041</text:p>
          </table:table-cell>
          <table:table-cell table:formula="of:=([.A3194]-[.B3194])*([.A3194]-[.B3194])" office:value-type="float" office:value="0.014195531025" calcext:value-type="float">
            <text:p>0.014195531025</text:p>
          </table:table-cell>
          <table:table-cell table:number-columns-repeated="2"/>
        </table:table-row>
        <table:table-row table:style-name="ro1">
          <table:table-cell office:value-type="float" office:value="0.942826" calcext:value-type="float">
            <text:p>0.942826</text:p>
          </table:table-cell>
          <table:table-cell office:value-type="float" office:value="0.784388" calcext:value-type="float">
            <text:p>0.784388</text:p>
          </table:table-cell>
          <table:table-cell table:formula="of:=[.A3195]*[.A3195]" office:value-type="float" office:value="0.888920866276" calcext:value-type="float">
            <text:p>0.888920866276</text:p>
          </table:table-cell>
          <table:table-cell table:formula="of:=([.A3195]-[.B3195])*([.A3195]-[.B3195])" office:value-type="float" office:value="0.025102599844" calcext:value-type="float">
            <text:p>0.025102599844</text:p>
          </table:table-cell>
          <table:table-cell table:number-columns-repeated="2"/>
        </table:table-row>
        <table:table-row table:style-name="ro1">
          <table:table-cell office:value-type="float" office:value="0.994648" calcext:value-type="float">
            <text:p>0.994648</text:p>
          </table:table-cell>
          <table:table-cell office:value-type="float" office:value="0.89458" calcext:value-type="float">
            <text:p>0.89458</text:p>
          </table:table-cell>
          <table:table-cell table:formula="of:=[.A3196]*[.A3196]" office:value-type="float" office:value="0.989324643904" calcext:value-type="float">
            <text:p>0.989324643904</text:p>
          </table:table-cell>
          <table:table-cell table:formula="of:=([.A3196]-[.B3196])*([.A3196]-[.B3196])" office:value-type="float" office:value="0.010013604624" calcext:value-type="float">
            <text:p>0.010013604624</text:p>
          </table:table-cell>
          <table:table-cell table:number-columns-repeated="2"/>
        </table:table-row>
        <table:table-row table:style-name="ro1">
          <table:table-cell office:value-type="float" office:value="0.994647" calcext:value-type="float">
            <text:p>0.994647</text:p>
          </table:table-cell>
          <table:table-cell office:value-type="float" office:value="0.975863" calcext:value-type="float">
            <text:p>0.975863</text:p>
          </table:table-cell>
          <table:table-cell table:formula="of:=[.A3197]*[.A3197]" office:value-type="float" office:value="0.989322654609" calcext:value-type="float">
            <text:p>0.989322654609</text:p>
          </table:table-cell>
          <table:table-cell table:formula="of:=([.A3197]-[.B3197])*([.A3197]-[.B3197])" office:value-type="float" office:value="0.000352838655999997" calcext:value-type="float">
            <text:p>0.000352838655999997</text:p>
          </table:table-cell>
          <table:table-cell table:number-columns-repeated="2"/>
        </table:table-row>
        <table:table-row table:style-name="ro1">
          <table:table-cell office:value-type="float" office:value="0.994648" calcext:value-type="float">
            <text:p>0.994648</text:p>
          </table:table-cell>
          <table:table-cell office:value-type="float" office:value="0.994138" calcext:value-type="float">
            <text:p>0.994138</text:p>
          </table:table-cell>
          <table:table-cell table:formula="of:=[.A3198]*[.A3198]" office:value-type="float" office:value="0.989324643904" calcext:value-type="float">
            <text:p>0.989324643904</text:p>
          </table:table-cell>
          <table:table-cell table:formula="of:=([.A3198]-[.B3198])*([.A3198]-[.B3198])" office:value-type="float" office:value="0.00000026010000000001" calcext:value-type="float">
            <text:p>2.60100000000011E-07</text:p>
          </table:table-cell>
          <table:table-cell table:number-columns-repeated="2"/>
        </table:table-row>
        <table:table-row table:style-name="ro1">
          <table:table-cell office:value-type="float" office:value="0.994648" calcext:value-type="float">
            <text:p>0.994648</text:p>
          </table:table-cell>
          <table:table-cell office:value-type="float" office:value="0.998723" calcext:value-type="float">
            <text:p>0.998723</text:p>
          </table:table-cell>
          <table:table-cell table:formula="of:=[.A3199]*[.A3199]" office:value-type="float" office:value="0.989324643904" calcext:value-type="float">
            <text:p>0.989324643904</text:p>
          </table:table-cell>
          <table:table-cell table:formula="of:=([.A3199]-[.B3199])*([.A3199]-[.B3199])" office:value-type="float" office:value="0.0000166056250000004" calcext:value-type="float">
            <text:p>1.66056250000004E-05</text:p>
          </table:table-cell>
          <table:table-cell table:number-columns-repeated="2"/>
        </table:table-row>
        <table:table-row table:style-name="ro1">
          <table:table-cell office:value-type="float" office:value="0.00000226498" calcext:value-type="float">
            <text:p>0.00000226498</text:p>
          </table:table-cell>
          <table:table-cell office:value-type="float" office:value="0.00000130765" calcext:value-type="float">
            <text:p>0.00000130765</text:p>
          </table:table-cell>
          <table:table-cell table:formula="of:=[.A3200]*[.A3200]" office:value-type="float" office:value="0.0000000000051301344" calcext:value-type="float">
            <text:p>5.1301344004E-12</text:p>
          </table:table-cell>
          <table:table-cell table:formula="of:=([.A3200]-[.B3200])*([.A3200]-[.B3200])" office:value-type="float" office:value="0.00000000000091648073" calcext:value-type="float">
            <text:p>9.164807289E-13</text:p>
          </table:table-cell>
          <table:table-cell table:number-columns-repeated="2"/>
        </table:table-row>
        <table:table-row table:style-name="ro1">
          <table:table-cell office:value-type="float" office:value="0.0000610948" calcext:value-type="float">
            <text:p>0.0000610948</text:p>
          </table:table-cell>
          <table:table-cell office:value-type="float" office:value="0.0000524252" calcext:value-type="float">
            <text:p>0.0000524252</text:p>
          </table:table-cell>
          <table:table-cell table:formula="of:=[.A3201]*[.A3201]" office:value-type="float" office:value="0.00000000373257458704" calcext:value-type="float">
            <text:p>3.73257458704E-09</text:p>
          </table:table-cell>
          <table:table-cell table:formula="of:=([.A3201]-[.B3201])*([.A3201]-[.B3201])" office:value-type="float" office:value="0.00000000007516196416" calcext:value-type="float">
            <text:p>7.51619641599999E-11</text:p>
          </table:table-cell>
          <table:table-cell table:number-columns-repeated="2"/>
        </table:table-row>
        <table:table-row table:style-name="ro1">
          <table:table-cell office:value-type="float" office:value="0.0000751019" calcext:value-type="float">
            <text:p>0.0000751019</text:p>
          </table:table-cell>
          <table:table-cell office:value-type="float" office:value="0.000233291" calcext:value-type="float">
            <text:p>0.000233291</text:p>
          </table:table-cell>
          <table:table-cell table:formula="of:=[.A3202]*[.A3202]" office:value-type="float" office:value="0.00000000564029538361" calcext:value-type="float">
            <text:p>5.64029538361E-09</text:p>
          </table:table-cell>
          <table:table-cell table:formula="of:=([.A3202]-[.B3202])*([.A3202]-[.B3202])" office:value-type="float" office:value="0.00000002502379135881" calcext:value-type="float">
            <text:p>2.502379135881E-08</text:p>
          </table:table-cell>
          <table:table-cell table:number-columns-repeated="2"/>
        </table:table-row>
        <table:table-row table:style-name="ro1">
          <table:table-cell office:value-type="float" office:value="0.000168264" calcext:value-type="float">
            <text:p>0.000168264</text:p>
          </table:table-cell>
          <table:table-cell office:value-type="float" office:value="0.00214775" calcext:value-type="float">
            <text:p>0.00214775</text:p>
          </table:table-cell>
          <table:table-cell table:formula="of:=[.A3203]*[.A3203]" office:value-type="float" office:value="0.000000028312773696" calcext:value-type="float">
            <text:p>2.8312773696E-08</text:p>
          </table:table-cell>
          <table:table-cell table:formula="of:=([.A3203]-[.B3203])*([.A3203]-[.B3203])" office:value-type="float" office:value="0.000003918364824196" calcext:value-type="float">
            <text:p>3.918364824196E-06</text:p>
          </table:table-cell>
          <table:table-cell table:number-columns-repeated="2"/>
        </table:table-row>
        <table:table-row table:style-name="ro1">
          <table:table-cell office:value-type="float" office:value="0.0000077486" calcext:value-type="float">
            <text:p>0.0000077486</text:p>
          </table:table-cell>
          <table:table-cell office:value-type="float" office:value="0.00283553" calcext:value-type="float">
            <text:p>0.00283553</text:p>
          </table:table-cell>
          <table:table-cell table:formula="of:=[.A3204]*[.A3204]" office:value-type="float" office:value="0.00000000006004080196" calcext:value-type="float">
            <text:p>6.004080196E-11</text:p>
          </table:table-cell>
          <table:table-cell table:formula="of:=([.A3204]-[.B3204])*([.A3204]-[.B3204])" office:value-type="float" office:value="0.00000799634764618596" calcext:value-type="float">
            <text:p>7.99634764618596E-06</text:p>
          </table:table-cell>
          <table:table-cell table:number-columns-repeated="2"/>
        </table:table-row>
        <table:table-row table:style-name="ro1">
          <table:table-cell office:value-type="float" office:value="0.00000280142" calcext:value-type="float">
            <text:p>0.00000280142</text:p>
          </table:table-cell>
          <table:table-cell office:value-type="float" office:value="0.00063114" calcext:value-type="float">
            <text:p>0.00063114</text:p>
          </table:table-cell>
          <table:table-cell table:formula="of:=[.A3205]*[.A3205]" office:value-type="float" office:value="0.00000000000784795402" calcext:value-type="float">
            <text:p>7.8479540164E-12</text:p>
          </table:table-cell>
          <table:table-cell table:formula="of:=([.A3205]-[.B3205])*([.A3205]-[.B3205])" office:value-type="float" office:value="0.00000039480937111642" calcext:value-type="float">
            <text:p>3.94809371116416E-07</text:p>
          </table:table-cell>
          <table:table-cell table:number-columns-repeated="2"/>
        </table:table-row>
        <table:table-row table:style-name="ro1">
          <table:table-cell office:value-type="float" office:value="0.000216603" calcext:value-type="float">
            <text:p>0.000216603</text:p>
          </table:table-cell>
          <table:table-cell office:value-type="float" office:value="0.000445406" calcext:value-type="float">
            <text:p>0.000445406</text:p>
          </table:table-cell>
          <table:table-cell table:formula="of:=[.A3206]*[.A3206]" office:value-type="float" office:value="0.000000046916859609" calcext:value-type="float">
            <text:p>4.6916859609E-08</text:p>
          </table:table-cell>
          <table:table-cell table:formula="of:=([.A3206]-[.B3206])*([.A3206]-[.B3206])" office:value-type="float" office:value="0.000000052350812809" calcext:value-type="float">
            <text:p>5.2350812809E-08</text:p>
          </table:table-cell>
          <table:table-cell table:number-columns-repeated="2"/>
        </table:table-row>
        <table:table-row table:style-name="ro1">
          <table:table-cell office:value-type="float" office:value="0.000281811" calcext:value-type="float">
            <text:p>0.000281811</text:p>
          </table:table-cell>
          <table:table-cell office:value-type="float" office:value="0.0192193" calcext:value-type="float">
            <text:p>0.0192193</text:p>
          </table:table-cell>
          <table:table-cell table:formula="of:=[.A3207]*[.A3207]" office:value-type="float" office:value="0.000000079417439721" calcext:value-type="float">
            <text:p>7.9417439721E-08</text:p>
          </table:table-cell>
          <table:table-cell table:formula="of:=([.A3207]-[.B3207])*([.A3207]-[.B3207])" office:value-type="float" office:value="0.000358628489625121" calcext:value-type="float">
            <text:p>0.000358628489625121</text:p>
          </table:table-cell>
          <table:table-cell table:number-columns-repeated="2"/>
        </table:table-row>
        <table:table-row table:style-name="ro1">
          <table:table-cell office:value-type="float" office:value="0.0000502467" calcext:value-type="float">
            <text:p>0.0000502467</text:p>
          </table:table-cell>
          <table:table-cell office:value-type="float" office:value="0.0000988441" calcext:value-type="float">
            <text:p>0.0000988441</text:p>
          </table:table-cell>
          <table:table-cell table:formula="of:=[.A3208]*[.A3208]" office:value-type="float" office:value="0.00000000252473086089" calcext:value-type="float">
            <text:p>2.52473086089E-09</text:p>
          </table:table-cell>
          <table:table-cell table:formula="of:=([.A3208]-[.B3208])*([.A3208]-[.B3208])" office:value-type="float" office:value="0.00000000236170728676" calcext:value-type="float">
            <text:p>2.36170728676E-09</text:p>
          </table:table-cell>
          <table:table-cell table:number-columns-repeated="2"/>
        </table:table-row>
        <table:table-row table:style-name="ro1">
          <table:table-cell office:value-type="float" office:value="0.0000422597" calcext:value-type="float">
            <text:p>0.0000422597</text:p>
          </table:table-cell>
          <table:table-cell office:value-type="float" office:value="0.0188453" calcext:value-type="float">
            <text:p>0.0188453</text:p>
          </table:table-cell>
          <table:table-cell table:formula="of:=[.A3209]*[.A3209]" office:value-type="float" office:value="0.00000000178588224409" calcext:value-type="float">
            <text:p>1.78588224409E-09</text:p>
          </table:table-cell>
          <table:table-cell table:formula="of:=([.A3209]-[.B3209])*([.A3209]-[.B3209])" office:value-type="float" office:value="0.000353554324523424" calcext:value-type="float">
            <text:p>0.000353554324523424</text:p>
          </table:table-cell>
          <table:table-cell table:number-columns-repeated="2"/>
        </table:table-row>
        <table:table-row table:style-name="ro1">
          <table:table-cell office:value-type="float" office:value="0.000310659" calcext:value-type="float">
            <text:p>0.000310659</text:p>
          </table:table-cell>
          <table:table-cell office:value-type="float" office:value="0.0128888" calcext:value-type="float">
            <text:p>0.0128888</text:p>
          </table:table-cell>
          <table:table-cell table:formula="of:=[.A3210]*[.A3210]" office:value-type="float" office:value="0.000000096509014281" calcext:value-type="float">
            <text:p>9.6509014281E-08</text:p>
          </table:table-cell>
          <table:table-cell table:formula="of:=([.A3210]-[.B3210])*([.A3210]-[.B3210])" office:value-type="float" office:value="0.000158209631015881" calcext:value-type="float">
            <text:p>0.000158209631015881</text:p>
          </table:table-cell>
          <table:table-cell table:number-columns-repeated="2"/>
        </table:table-row>
        <table:table-row table:style-name="ro1">
          <table:table-cell office:value-type="float" office:value="0.000168025" calcext:value-type="float">
            <text:p>0.000168025</text:p>
          </table:table-cell>
          <table:table-cell office:value-type="float" office:value="0.000585481" calcext:value-type="float">
            <text:p>0.000585481</text:p>
          </table:table-cell>
          <table:table-cell table:formula="of:=[.A3211]*[.A3211]" office:value-type="float" office:value="0.000000028232400625" calcext:value-type="float">
            <text:p>2.8232400625E-08</text:p>
          </table:table-cell>
          <table:table-cell table:formula="of:=([.A3211]-[.B3211])*([.A3211]-[.B3211])" office:value-type="float" office:value="0.000000174269511936" calcext:value-type="float">
            <text:p>1.74269511936E-07</text:p>
          </table:table-cell>
          <table:table-cell table:number-columns-repeated="2"/>
        </table:table-row>
        <table:table-row table:style-name="ro1">
          <table:table-cell office:value-type="float" office:value="0.000168025" calcext:value-type="float">
            <text:p>0.000168025</text:p>
          </table:table-cell>
          <table:table-cell office:value-type="float" office:value="0.0194797" calcext:value-type="float">
            <text:p>0.0194797</text:p>
          </table:table-cell>
          <table:table-cell table:formula="of:=[.A3212]*[.A3212]" office:value-type="float" office:value="0.000000028232400625" calcext:value-type="float">
            <text:p>2.8232400625E-08</text:p>
          </table:table-cell>
          <table:table-cell table:formula="of:=([.A3212]-[.B3212])*([.A3212]-[.B3212])" office:value-type="float" office:value="0.000372940791305625" calcext:value-type="float">
            <text:p>0.000372940791305625</text:p>
          </table:table-cell>
          <table:table-cell table:number-columns-repeated="2"/>
        </table:table-row>
        <table:table-row table:style-name="ro1">
          <table:table-cell office:value-type="float" office:value="0.000168025" calcext:value-type="float">
            <text:p>0.000168025</text:p>
          </table:table-cell>
          <table:table-cell office:value-type="float" office:value="0.0131035" calcext:value-type="float">
            <text:p>0.0131035</text:p>
          </table:table-cell>
          <table:table-cell table:formula="of:=[.A3213]*[.A3213]" office:value-type="float" office:value="0.000000028232400625" calcext:value-type="float">
            <text:p>2.8232400625E-08</text:p>
          </table:table-cell>
          <table:table-cell table:formula="of:=([.A3213]-[.B3213])*([.A3213]-[.B3213])" office:value-type="float" office:value="0.000167326513475625" calcext:value-type="float">
            <text:p>0.000167326513475625</text:p>
          </table:table-cell>
          <table:table-cell table:number-columns-repeated="2"/>
        </table:table-row>
        <table:table-row table:style-name="ro1">
          <table:table-cell office:value-type="float" office:value="0.0000245571" calcext:value-type="float">
            <text:p>0.0000245571</text:p>
          </table:table-cell>
          <table:table-cell office:value-type="float" office:value="0.0293902" calcext:value-type="float">
            <text:p>0.0293902</text:p>
          </table:table-cell>
          <table:table-cell table:formula="of:=[.A3214]*[.A3214]" office:value-type="float" office:value="0.00000000060305116041" calcext:value-type="float">
            <text:p>6.0305116041E-10</text:p>
          </table:table-cell>
          <table:table-cell table:formula="of:=([.A3214]-[.B3214])*([.A3214]-[.B3214])" office:value-type="float" office:value="0.00086234098293032" calcext:value-type="float">
            <text:p>0.00086234098293032</text:p>
          </table:table-cell>
          <table:table-cell table:number-columns-repeated="2"/>
        </table:table-row>
        <table:table-row table:style-name="ro1">
          <table:table-cell office:value-type="float" office:value="0.000525177" calcext:value-type="float">
            <text:p>0.000525177</text:p>
          </table:table-cell>
          <table:table-cell office:value-type="float" office:value="0.0522852" calcext:value-type="float">
            <text:p>0.0522852</text:p>
          </table:table-cell>
          <table:table-cell table:formula="of:=[.A3215]*[.A3215]" office:value-type="float" office:value="0.000000275810881329" calcext:value-type="float">
            <text:p>2.75810881329E-07</text:p>
          </table:table-cell>
          <table:table-cell table:formula="of:=([.A3215]-[.B3215])*([.A3215]-[.B3215])" office:value-type="float" office:value="0.00267909998096053" calcext:value-type="float">
            <text:p>0.00267909998096053</text:p>
          </table:table-cell>
          <table:table-cell table:number-columns-repeated="2"/>
        </table:table-row>
        <table:table-row table:style-name="ro1">
          <table:table-cell office:value-type="float" office:value="0.000721753" calcext:value-type="float">
            <text:p>0.000721753</text:p>
          </table:table-cell>
          <table:table-cell office:value-type="float" office:value="0.036325" calcext:value-type="float">
            <text:p>0.036325</text:p>
          </table:table-cell>
          <table:table-cell table:formula="of:=[.A3216]*[.A3216]" office:value-type="float" office:value="0.000000520927393009" calcext:value-type="float">
            <text:p>5.20927393009E-07</text:p>
          </table:table-cell>
          <table:table-cell table:formula="of:=([.A3216]-[.B3216])*([.A3216]-[.B3216])" office:value-type="float" office:value="0.00126759119694301" calcext:value-type="float">
            <text:p>0.00126759119694301</text:p>
          </table:table-cell>
          <table:table-cell table:number-columns-repeated="2"/>
        </table:table-row>
        <table:table-row table:style-name="ro1">
          <table:table-cell office:value-type="float" office:value="0.00136095" calcext:value-type="float">
            <text:p>0.00136095</text:p>
          </table:table-cell>
          <table:table-cell office:value-type="float" office:value="0.028018" calcext:value-type="float">
            <text:p>0.028018</text:p>
          </table:table-cell>
          <table:table-cell table:formula="of:=[.A3217]*[.A3217]" office:value-type="float" office:value="0.0000018521849025" calcext:value-type="float">
            <text:p>0.0000018521849025</text:p>
          </table:table-cell>
          <table:table-cell table:formula="of:=([.A3217]-[.B3217])*([.A3217]-[.B3217])" office:value-type="float" office:value="0.0007105983147025" calcext:value-type="float">
            <text:p>0.0007105983147025</text:p>
          </table:table-cell>
          <table:table-cell table:number-columns-repeated="2"/>
        </table:table-row>
        <table:table-row table:style-name="ro1">
          <table:table-cell office:value-type="float" office:value="0.00177348" calcext:value-type="float">
            <text:p>0.00177348</text:p>
          </table:table-cell>
          <table:table-cell office:value-type="float" office:value="0.0899943" calcext:value-type="float">
            <text:p>0.0899943</text:p>
          </table:table-cell>
          <table:table-cell table:formula="of:=[.A3218]*[.A3218]" office:value-type="float" office:value="0.0000031452313104" calcext:value-type="float">
            <text:p>0.0000031452313104</text:p>
          </table:table-cell>
          <table:table-cell table:formula="of:=([.A3218]-[.B3218])*([.A3218]-[.B3218])" office:value-type="float" office:value="0.0077829130814724" calcext:value-type="float">
            <text:p>0.0077829130814724</text:p>
          </table:table-cell>
          <table:table-cell table:number-columns-repeated="2"/>
        </table:table-row>
        <table:table-row table:style-name="ro1">
          <table:table-cell office:value-type="float" office:value="0.0187452" calcext:value-type="float">
            <text:p>0.0187452</text:p>
          </table:table-cell>
          <table:table-cell office:value-type="float" office:value="0.161537" calcext:value-type="float">
            <text:p>0.161537</text:p>
          </table:table-cell>
          <table:table-cell table:formula="of:=[.A3219]*[.A3219]" office:value-type="float" office:value="0.00035138252304" calcext:value-type="float">
            <text:p>0.00035138252304</text:p>
          </table:table-cell>
          <table:table-cell table:formula="of:=([.A3219]-[.B3219])*([.A3219]-[.B3219])" office:value-type="float" office:value="0.02038949814724" calcext:value-type="float">
            <text:p>0.02038949814724</text:p>
          </table:table-cell>
          <table:table-cell table:number-columns-repeated="2"/>
        </table:table-row>
        <table:table-row table:style-name="ro1">
          <table:table-cell office:value-type="float" office:value="0.0187452" calcext:value-type="float">
            <text:p>0.0187452</text:p>
          </table:table-cell>
          <table:table-cell office:value-type="float" office:value="0.178423" calcext:value-type="float">
            <text:p>0.178423</text:p>
          </table:table-cell>
          <table:table-cell table:formula="of:=[.A3220]*[.A3220]" office:value-type="float" office:value="0.00035138252304" calcext:value-type="float">
            <text:p>0.00035138252304</text:p>
          </table:table-cell>
          <table:table-cell table:formula="of:=([.A3220]-[.B3220])*([.A3220]-[.B3220])" office:value-type="float" office:value="0.02549699981284" calcext:value-type="float">
            <text:p>0.02549699981284</text:p>
          </table:table-cell>
          <table:table-cell table:number-columns-repeated="2"/>
        </table:table-row>
        <table:table-row table:style-name="ro1">
          <table:table-cell office:value-type="float" office:value="0.0187452" calcext:value-type="float">
            <text:p>0.0187452</text:p>
          </table:table-cell>
          <table:table-cell office:value-type="float" office:value="0.234818" calcext:value-type="float">
            <text:p>0.234818</text:p>
          </table:table-cell>
          <table:table-cell table:formula="of:=[.A3221]*[.A3221]" office:value-type="float" office:value="0.00035138252304" calcext:value-type="float">
            <text:p>0.00035138252304</text:p>
          </table:table-cell>
          <table:table-cell table:formula="of:=([.A3221]-[.B3221])*([.A3221]-[.B3221])" office:value-type="float" office:value="0.04668745489984" calcext:value-type="float">
            <text:p>0.04668745489984</text:p>
          </table:table-cell>
          <table:table-cell table:number-columns-repeated="2"/>
        </table:table-row>
        <table:table-row table:style-name="ro1">
          <table:table-cell office:value-type="float" office:value="0.0307016" calcext:value-type="float">
            <text:p>0.0307016</text:p>
          </table:table-cell>
          <table:table-cell office:value-type="float" office:value="0.232969" calcext:value-type="float">
            <text:p>0.232969</text:p>
          </table:table-cell>
          <table:table-cell table:formula="of:=[.A3222]*[.A3222]" office:value-type="float" office:value="0.00094258824256" calcext:value-type="float">
            <text:p>0.00094258824256</text:p>
          </table:table-cell>
          <table:table-cell table:formula="of:=([.A3222]-[.B3222])*([.A3222]-[.B3222])" office:value-type="float" office:value="0.04091210110276" calcext:value-type="float">
            <text:p>0.04091210110276</text:p>
          </table:table-cell>
          <table:table-cell table:number-columns-repeated="2"/>
        </table:table-row>
        <table:table-row table:style-name="ro1">
          <table:table-cell office:value-type="float" office:value="0.155686" calcext:value-type="float">
            <text:p>0.155686</text:p>
          </table:table-cell>
          <table:table-cell office:value-type="float" office:value="0.352489" calcext:value-type="float">
            <text:p>0.352489</text:p>
          </table:table-cell>
          <table:table-cell table:formula="of:=[.A3223]*[.A3223]" office:value-type="float" office:value="0.024238130596" calcext:value-type="float">
            <text:p>0.024238130596</text:p>
          </table:table-cell>
          <table:table-cell table:formula="of:=([.A3223]-[.B3223])*([.A3223]-[.B3223])" office:value-type="float" office:value="0.038731420809" calcext:value-type="float">
            <text:p>0.038731420809</text:p>
          </table:table-cell>
          <table:table-cell table:number-columns-repeated="2"/>
        </table:table-row>
        <table:table-row table:style-name="ro1">
          <table:table-cell office:value-type="float" office:value="0.389189" calcext:value-type="float">
            <text:p>0.389189</text:p>
          </table:table-cell>
          <table:table-cell office:value-type="float" office:value="0.454664" calcext:value-type="float">
            <text:p>0.454664</text:p>
          </table:table-cell>
          <table:table-cell table:formula="of:=[.A3224]*[.A3224]" office:value-type="float" office:value="0.151468077721" calcext:value-type="float">
            <text:p>0.151468077721</text:p>
          </table:table-cell>
          <table:table-cell table:formula="of:=([.A3224]-[.B3224])*([.A3224]-[.B3224])" office:value-type="float" office:value="0.004286975625" calcext:value-type="float">
            <text:p>0.004286975625</text:p>
          </table:table-cell>
          <table:table-cell table:number-columns-repeated="2"/>
        </table:table-row>
        <table:table-row table:style-name="ro1">
          <table:table-cell office:value-type="float" office:value="0.389188" calcext:value-type="float">
            <text:p>0.389188</text:p>
          </table:table-cell>
          <table:table-cell office:value-type="float" office:value="0.476439" calcext:value-type="float">
            <text:p>0.476439</text:p>
          </table:table-cell>
          <table:table-cell table:formula="of:=[.A3225]*[.A3225]" office:value-type="float" office:value="0.151467299344" calcext:value-type="float">
            <text:p>0.151467299344</text:p>
          </table:table-cell>
          <table:table-cell table:formula="of:=([.A3225]-[.B3225])*([.A3225]-[.B3225])" office:value-type="float" office:value="0.007612737001" calcext:value-type="float">
            <text:p>0.007612737001</text:p>
          </table:table-cell>
          <table:table-cell table:number-columns-repeated="2"/>
        </table:table-row>
        <table:table-row table:style-name="ro1">
          <table:table-cell office:value-type="float" office:value="0.389189" calcext:value-type="float">
            <text:p>0.389189</text:p>
          </table:table-cell>
          <table:table-cell office:value-type="float" office:value="0.494655" calcext:value-type="float">
            <text:p>0.494655</text:p>
          </table:table-cell>
          <table:table-cell table:formula="of:=[.A3226]*[.A3226]" office:value-type="float" office:value="0.151468077721" calcext:value-type="float">
            <text:p>0.151468077721</text:p>
          </table:table-cell>
          <table:table-cell table:formula="of:=([.A3226]-[.B3226])*([.A3226]-[.B3226])" office:value-type="float" office:value="0.011123077156" calcext:value-type="float">
            <text:p>0.011123077156</text:p>
          </table:table-cell>
          <table:table-cell table:number-columns-repeated="2"/>
        </table:table-row>
        <table:table-row table:style-name="ro1">
          <table:table-cell office:value-type="float" office:value="0.389188" calcext:value-type="float">
            <text:p>0.389188</text:p>
          </table:table-cell>
          <table:table-cell office:value-type="float" office:value="0.603237" calcext:value-type="float">
            <text:p>0.603237</text:p>
          </table:table-cell>
          <table:table-cell table:formula="of:=[.A3227]*[.A3227]" office:value-type="float" office:value="0.151467299344" calcext:value-type="float">
            <text:p>0.151467299344</text:p>
          </table:table-cell>
          <table:table-cell table:formula="of:=([.A3227]-[.B3227])*([.A3227]-[.B3227])" office:value-type="float" office:value="0.045816974401" calcext:value-type="float">
            <text:p>0.045816974401</text:p>
          </table:table-cell>
          <table:table-cell table:number-columns-repeated="2"/>
        </table:table-row>
        <table:table-row table:style-name="ro1">
          <table:table-cell office:value-type="float" office:value="0.412952" calcext:value-type="float">
            <text:p>0.412952</text:p>
          </table:table-cell>
          <table:table-cell office:value-type="float" office:value="0.624887" calcext:value-type="float">
            <text:p>0.624887</text:p>
          </table:table-cell>
          <table:table-cell table:formula="of:=[.A3228]*[.A3228]" office:value-type="float" office:value="0.170529354304" calcext:value-type="float">
            <text:p>0.170529354304</text:p>
          </table:table-cell>
          <table:table-cell table:formula="of:=([.A3228]-[.B3228])*([.A3228]-[.B3228])" office:value-type="float" office:value="0.044916444225" calcext:value-type="float">
            <text:p>0.044916444225</text:p>
          </table:table-cell>
          <table:table-cell table:number-columns-repeated="2"/>
        </table:table-row>
        <table:table-row table:style-name="ro1">
          <table:table-cell office:value-type="float" office:value="0.412952" calcext:value-type="float">
            <text:p>0.412952</text:p>
          </table:table-cell>
          <table:table-cell office:value-type="float" office:value="0.65129" calcext:value-type="float">
            <text:p>0.65129</text:p>
          </table:table-cell>
          <table:table-cell table:formula="of:=[.A3229]*[.A3229]" office:value-type="float" office:value="0.170529354304" calcext:value-type="float">
            <text:p>0.170529354304</text:p>
          </table:table-cell>
          <table:table-cell table:formula="of:=([.A3229]-[.B3229])*([.A3229]-[.B3229])" office:value-type="float" office:value="0.056805002244" calcext:value-type="float">
            <text:p>0.056805002244</text:p>
          </table:table-cell>
          <table:table-cell table:number-columns-repeated="2"/>
        </table:table-row>
        <table:table-row table:style-name="ro1">
          <table:table-cell office:value-type="float" office:value="0.412951" calcext:value-type="float">
            <text:p>0.412951</text:p>
          </table:table-cell>
          <table:table-cell office:value-type="float" office:value="0.680012" calcext:value-type="float">
            <text:p>0.680012</text:p>
          </table:table-cell>
          <table:table-cell table:formula="of:=[.A3230]*[.A3230]" office:value-type="float" office:value="0.170528528401" calcext:value-type="float">
            <text:p>0.170528528401</text:p>
          </table:table-cell>
          <table:table-cell table:formula="of:=([.A3230]-[.B3230])*([.A3230]-[.B3230])" office:value-type="float" office:value="0.071321577721" calcext:value-type="float">
            <text:p>0.071321577721</text:p>
          </table:table-cell>
          <table:table-cell table:number-columns-repeated="2"/>
        </table:table-row>
        <table:table-row table:style-name="ro1">
          <table:table-cell office:value-type="float" office:value="0.462263" calcext:value-type="float">
            <text:p>0.462263</text:p>
          </table:table-cell>
          <table:table-cell office:value-type="float" office:value="0.712533" calcext:value-type="float">
            <text:p>0.712533</text:p>
          </table:table-cell>
          <table:table-cell table:formula="of:=[.A3231]*[.A3231]" office:value-type="float" office:value="0.213687081169" calcext:value-type="float">
            <text:p>0.213687081169</text:p>
          </table:table-cell>
          <table:table-cell table:formula="of:=([.A3231]-[.B3231])*([.A3231]-[.B3231])" office:value-type="float" office:value="0.0626350729" calcext:value-type="float">
            <text:p>0.0626350729</text:p>
          </table:table-cell>
          <table:table-cell table:number-columns-repeated="2"/>
        </table:table-row>
        <table:table-row table:style-name="ro1">
          <table:table-cell office:value-type="float" office:value="0.462263" calcext:value-type="float">
            <text:p>0.462263</text:p>
          </table:table-cell>
          <table:table-cell office:value-type="float" office:value="0.738618" calcext:value-type="float">
            <text:p>0.738618</text:p>
          </table:table-cell>
          <table:table-cell table:formula="of:=[.A3232]*[.A3232]" office:value-type="float" office:value="0.213687081169" calcext:value-type="float">
            <text:p>0.213687081169</text:p>
          </table:table-cell>
          <table:table-cell table:formula="of:=([.A3232]-[.B3232])*([.A3232]-[.B3232])" office:value-type="float" office:value="0.076372086025" calcext:value-type="float">
            <text:p>0.076372086025</text:p>
          </table:table-cell>
          <table:table-cell table:number-columns-repeated="2"/>
        </table:table-row>
        <table:table-row table:style-name="ro1">
          <table:table-cell office:value-type="float" office:value="0.736591" calcext:value-type="float">
            <text:p>0.736591</text:p>
          </table:table-cell>
          <table:table-cell office:value-type="float" office:value="0.805494" calcext:value-type="float">
            <text:p>0.805494</text:p>
          </table:table-cell>
          <table:table-cell table:formula="of:=[.A3233]*[.A3233]" office:value-type="float" office:value="0.542566301281" calcext:value-type="float">
            <text:p>0.542566301281</text:p>
          </table:table-cell>
          <table:table-cell table:formula="of:=([.A3233]-[.B3233])*([.A3233]-[.B3233])" office:value-type="float" office:value="0.00474762340900001" calcext:value-type="float">
            <text:p>0.00474762340900001</text:p>
          </table:table-cell>
          <table:table-cell table:number-columns-repeated="2"/>
        </table:table-row>
        <table:table-row table:style-name="ro1">
          <table:table-cell office:value-type="float" office:value="0.736591" calcext:value-type="float">
            <text:p>0.736591</text:p>
          </table:table-cell>
          <table:table-cell office:value-type="float" office:value="0.841736" calcext:value-type="float">
            <text:p>0.841736</text:p>
          </table:table-cell>
          <table:table-cell table:formula="of:=[.A3234]*[.A3234]" office:value-type="float" office:value="0.542566301281" calcext:value-type="float">
            <text:p>0.542566301281</text:p>
          </table:table-cell>
          <table:table-cell table:formula="of:=([.A3234]-[.B3234])*([.A3234]-[.B3234])" office:value-type="float" office:value="0.011055471025" calcext:value-type="float">
            <text:p>0.011055471025</text:p>
          </table:table-cell>
          <table:table-cell table:number-columns-repeated="2"/>
        </table:table-row>
        <table:table-row table:style-name="ro1">
          <table:table-cell office:value-type="float" office:value="0.763402" calcext:value-type="float">
            <text:p>0.763402</text:p>
          </table:table-cell>
          <table:table-cell office:value-type="float" office:value="0.920244" calcext:value-type="float">
            <text:p>0.920244</text:p>
          </table:table-cell>
          <table:table-cell table:formula="of:=[.A3235]*[.A3235]" office:value-type="float" office:value="0.582782613604" calcext:value-type="float">
            <text:p>0.582782613604</text:p>
          </table:table-cell>
          <table:table-cell table:formula="of:=([.A3235]-[.B3235])*([.A3235]-[.B3235])" office:value-type="float" office:value="0.024599412964" calcext:value-type="float">
            <text:p>0.024599412964</text:p>
          </table:table-cell>
          <table:table-cell table:number-columns-repeated="2"/>
        </table:table-row>
        <table:table-row table:style-name="ro1">
          <table:table-cell office:value-type="float" office:value="0.878975" calcext:value-type="float">
            <text:p>0.878975</text:p>
          </table:table-cell>
          <table:table-cell office:value-type="float" office:value="0.889739" calcext:value-type="float">
            <text:p>0.889739</text:p>
          </table:table-cell>
          <table:table-cell table:formula="of:=[.A3236]*[.A3236]" office:value-type="float" office:value="0.772597050625" calcext:value-type="float">
            <text:p>0.772597050625</text:p>
          </table:table-cell>
          <table:table-cell table:formula="of:=([.A3236]-[.B3236])*([.A3236]-[.B3236])" office:value-type="float" office:value="0.000115863696" calcext:value-type="float">
            <text:p>0.000115863696</text:p>
          </table:table-cell>
          <table:table-cell table:number-columns-repeated="2"/>
        </table:table-row>
        <table:table-row table:style-name="ro1">
          <table:table-cell office:value-type="float" office:value="0.961247" calcext:value-type="float">
            <text:p>0.961247</text:p>
          </table:table-cell>
          <table:table-cell office:value-type="float" office:value="0.97081" calcext:value-type="float">
            <text:p>0.97081</text:p>
          </table:table-cell>
          <table:table-cell table:formula="of:=[.A3237]*[.A3237]" office:value-type="float" office:value="0.923995795009" calcext:value-type="float">
            <text:p>0.923995795009</text:p>
          </table:table-cell>
          <table:table-cell table:formula="of:=([.A3237]-[.B3237])*([.A3237]-[.B3237])" office:value-type="float" office:value="0.0000914509689999998" calcext:value-type="float">
            <text:p>0.0000914509689999998</text:p>
          </table:table-cell>
          <table:table-cell table:number-columns-repeated="2"/>
        </table:table-row>
        <table:table-row table:style-name="ro1">
          <table:table-cell office:value-type="float" office:value="0.989425" calcext:value-type="float">
            <text:p>0.989425</text:p>
          </table:table-cell>
          <table:table-cell office:value-type="float" office:value="0.999997" calcext:value-type="float">
            <text:p>0.999997</text:p>
          </table:table-cell>
          <table:table-cell table:formula="of:=[.A3238]*[.A3238]" office:value-type="float" office:value="0.978961830625" calcext:value-type="float">
            <text:p>0.978961830625</text:p>
          </table:table-cell>
          <table:table-cell table:formula="of:=([.A3238]-[.B3238])*([.A3238]-[.B3238])" office:value-type="float" office:value="0.000111767184000001" calcext:value-type="float">
            <text:p>0.000111767184000001</text:p>
          </table:table-cell>
          <table:table-cell table:number-columns-repeated="2"/>
        </table:table-row>
        <table:table-row table:style-name="ro1">
          <table:table-cell office:value-type="float" office:value="0.0000149012" calcext:value-type="float">
            <text:p>0.0000149012</text:p>
          </table:table-cell>
          <table:table-cell office:value-type="float" office:value="0.0000000886635" calcext:value-type="float">
            <text:p>0.0000000886635</text:p>
          </table:table-cell>
          <table:table-cell table:formula="of:=[.A3239]*[.A3239]" office:value-type="float" office:value="0.00000000022204576144" calcext:value-type="float">
            <text:p>2.2204576144E-10</text:p>
          </table:table-cell>
          <table:table-cell table:formula="of:=([.A3239]-[.B3239])*([.A3239]-[.B3239])" office:value-type="float" office:value="0.00000000021941123756" calcext:value-type="float">
            <text:p>2.19411237563832E-10</text:p>
          </table:table-cell>
          <table:table-cell table:number-columns-repeated="2"/>
        </table:table-row>
        <table:table-row table:style-name="ro1">
          <table:table-cell office:value-type="float" office:value="0.000079453" calcext:value-type="float">
            <text:p>0.000079453</text:p>
          </table:table-cell>
          <table:table-cell office:value-type="float" office:value="0.0000241771" calcext:value-type="float">
            <text:p>0.0000241771</text:p>
          </table:table-cell>
          <table:table-cell table:formula="of:=[.A3240]*[.A3240]" office:value-type="float" office:value="0.000000006312779209" calcext:value-type="float">
            <text:p>6.312779209E-09</text:p>
          </table:table-cell>
          <table:table-cell table:formula="of:=([.A3240]-[.B3240])*([.A3240]-[.B3240])" office:value-type="float" office:value="0.00000000305542512081" calcext:value-type="float">
            <text:p>3.05542512081E-09</text:p>
          </table:table-cell>
          <table:table-cell table:number-columns-repeated="2"/>
        </table:table-row>
        <table:table-row table:style-name="ro1">
          <table:table-cell office:value-type="float" office:value="0.000000357628" calcext:value-type="float">
            <text:p>0.000000357628</text:p>
          </table:table-cell>
          <table:table-cell office:value-type="float" office:value="0.0125825" calcext:value-type="float">
            <text:p>0.0125825</text:p>
          </table:table-cell>
          <table:table-cell table:formula="of:=[.A3241]*[.A3241]" office:value-type="float" office:value="0.00000000000012789779" calcext:value-type="float">
            <text:p>1.27897786384E-13</text:p>
          </table:table-cell>
          <table:table-cell table:formula="of:=([.A3241]-[.B3241])*([.A3241]-[.B3241])" office:value-type="float" office:value="0.000158310306669278" calcext:value-type="float">
            <text:p>0.000158310306669278</text:p>
          </table:table-cell>
          <table:table-cell table:number-columns-repeated="2"/>
        </table:table-row>
        <table:table-row table:style-name="ro1">
          <table:table-cell office:value-type="float" office:value="0.00000655651" calcext:value-type="float">
            <text:p>0.00000655651</text:p>
          </table:table-cell>
          <table:table-cell office:value-type="float" office:value="0.000408565" calcext:value-type="float">
            <text:p>0.000408565</text:p>
          </table:table-cell>
          <table:table-cell table:formula="of:=[.A3242]*[.A3242]" office:value-type="float" office:value="0.00000000004298782338" calcext:value-type="float">
            <text:p>4.29878233801E-11</text:p>
          </table:table-cell>
          <table:table-cell table:formula="of:=([.A3242]-[.B3242])*([.A3242]-[.B3242])" office:value-type="float" office:value="0.00000016161082603208" calcext:value-type="float">
            <text:p>1.6161082603208E-07</text:p>
          </table:table-cell>
          <table:table-cell table:number-columns-repeated="2"/>
        </table:table-row>
        <table:table-row table:style-name="ro1">
          <table:table-cell office:value-type="float" office:value="0.0000846982" calcext:value-type="float">
            <text:p>0.0000846982</text:p>
          </table:table-cell>
          <table:table-cell office:value-type="float" office:value="0.0124391" calcext:value-type="float">
            <text:p>0.0124391</text:p>
          </table:table-cell>
          <table:table-cell table:formula="of:=[.A3243]*[.A3243]" office:value-type="float" office:value="0.00000000717378508324" calcext:value-type="float">
            <text:p>7.17378508324E-09</text:p>
          </table:table-cell>
          <table:table-cell table:formula="of:=([.A3243]-[.B3243])*([.A3243]-[.B3243])" office:value-type="float" office:value="0.000152631243835843" calcext:value-type="float">
            <text:p>0.000152631243835843</text:p>
          </table:table-cell>
          <table:table-cell table:number-columns-repeated="2"/>
        </table:table-row>
        <table:table-row table:style-name="ro1">
          <table:table-cell office:value-type="float" office:value="0.000201821" calcext:value-type="float">
            <text:p>0.000201821</text:p>
          </table:table-cell>
          <table:table-cell office:value-type="float" office:value="0.0012315" calcext:value-type="float">
            <text:p>0.0012315</text:p>
          </table:table-cell>
          <table:table-cell table:formula="of:=[.A3244]*[.A3244]" office:value-type="float" office:value="0.000000040731716041" calcext:value-type="float">
            <text:p>4.0731716041E-08</text:p>
          </table:table-cell>
          <table:table-cell table:formula="of:=([.A3244]-[.B3244])*([.A3244]-[.B3244])" office:value-type="float" office:value="0.000001060238843041" calcext:value-type="float">
            <text:p>1.060238843041E-06</text:p>
          </table:table-cell>
          <table:table-cell table:number-columns-repeated="2"/>
        </table:table-row>
        <table:table-row table:style-name="ro1">
          <table:table-cell office:value-type="float" office:value="0.0000167489" calcext:value-type="float">
            <text:p>0.0000167489</text:p>
          </table:table-cell>
          <table:table-cell office:value-type="float" office:value="0.00110107" calcext:value-type="float">
            <text:p>0.00110107</text:p>
          </table:table-cell>
          <table:table-cell table:formula="of:=[.A3245]*[.A3245]" office:value-type="float" office:value="0.00000000028052565121" calcext:value-type="float">
            <text:p>2.8052565121E-10</text:p>
          </table:table-cell>
          <table:table-cell table:formula="of:=([.A3245]-[.B3245])*([.A3245]-[.B3245])" office:value-type="float" office:value="0.00000117575224790521" calcext:value-type="float">
            <text:p>1.17575224790521E-06</text:p>
          </table:table-cell>
          <table:table-cell table:number-columns-repeated="2"/>
        </table:table-row>
        <table:table-row table:style-name="ro1">
          <table:table-cell office:value-type="float" office:value="0.000000417233" calcext:value-type="float">
            <text:p>0.000000417233</text:p>
          </table:table-cell>
          <table:table-cell office:value-type="float" office:value="0.000894176" calcext:value-type="float">
            <text:p>0.000894176</text:p>
          </table:table-cell>
          <table:table-cell table:formula="of:=[.A3246]*[.A3246]" office:value-type="float" office:value="0.00000000000017408338" calcext:value-type="float">
            <text:p>1.74083376289E-13</text:p>
          </table:table-cell>
          <table:table-cell table:formula="of:=([.A3246]-[.B3246])*([.A3246]-[.B3246])" office:value-type="float" office:value="0.00000079880473358936" calcext:value-type="float">
            <text:p>7.9880473358936E-07</text:p>
          </table:table-cell>
          <table:table-cell table:number-columns-repeated="2"/>
        </table:table-row>
        <table:table-row table:style-name="ro1">
          <table:table-cell office:value-type="float" office:value="0.00168264" calcext:value-type="float">
            <text:p>0.00168264</text:p>
          </table:table-cell>
          <table:table-cell office:value-type="float" office:value="0.00430952" calcext:value-type="float">
            <text:p>0.00430952</text:p>
          </table:table-cell>
          <table:table-cell table:formula="of:=[.A3247]*[.A3247]" office:value-type="float" office:value="0.0000028312773696" calcext:value-type="float">
            <text:p>0.0000028312773696</text:p>
          </table:table-cell>
          <table:table-cell table:formula="of:=([.A3247]-[.B3247])*([.A3247]-[.B3247])" office:value-type="float" office:value="0.0000069004985344" calcext:value-type="float">
            <text:p>0.0000069004985344</text:p>
          </table:table-cell>
          <table:table-cell table:number-columns-repeated="2"/>
        </table:table-row>
        <table:table-row table:style-name="ro1">
          <table:table-cell office:value-type="float" office:value="0.00168264" calcext:value-type="float">
            <text:p>0.00168264</text:p>
          </table:table-cell>
          <table:table-cell office:value-type="float" office:value="0.00342564" calcext:value-type="float">
            <text:p>0.00342564</text:p>
          </table:table-cell>
          <table:table-cell table:formula="of:=[.A3248]*[.A3248]" office:value-type="float" office:value="0.0000028312773696" calcext:value-type="float">
            <text:p>0.0000028312773696</text:p>
          </table:table-cell>
          <table:table-cell table:formula="of:=([.A3248]-[.B3248])*([.A3248]-[.B3248])" office:value-type="float" office:value="0.000003038049" calcext:value-type="float">
            <text:p>0.000003038049</text:p>
          </table:table-cell>
          <table:table-cell table:number-columns-repeated="2"/>
        </table:table-row>
        <table:table-row table:style-name="ro1">
          <table:table-cell office:value-type="float" office:value="0.00168264" calcext:value-type="float">
            <text:p>0.00168264</text:p>
          </table:table-cell>
          <table:table-cell office:value-type="float" office:value="0.00502776" calcext:value-type="float">
            <text:p>0.00502776</text:p>
          </table:table-cell>
          <table:table-cell table:formula="of:=[.A3249]*[.A3249]" office:value-type="float" office:value="0.0000028312773696" calcext:value-type="float">
            <text:p>0.0000028312773696</text:p>
          </table:table-cell>
          <table:table-cell table:formula="of:=([.A3249]-[.B3249])*([.A3249]-[.B3249])" office:value-type="float" office:value="0.0000111898278144" calcext:value-type="float">
            <text:p>0.0000111898278144</text:p>
          </table:table-cell>
          <table:table-cell table:number-columns-repeated="2"/>
        </table:table-row>
        <table:table-row table:style-name="ro1">
          <table:table-cell office:value-type="float" office:value="0.0131808" calcext:value-type="float">
            <text:p>0.0131808</text:p>
          </table:table-cell>
          <table:table-cell office:value-type="float" office:value="0.0109239" calcext:value-type="float">
            <text:p>0.0109239</text:p>
          </table:table-cell>
          <table:table-cell table:formula="of:=[.A3250]*[.A3250]" office:value-type="float" office:value="0.00017373348864" calcext:value-type="float">
            <text:p>0.00017373348864</text:p>
          </table:table-cell>
          <table:table-cell table:formula="of:=([.A3250]-[.B3250])*([.A3250]-[.B3250])" office:value-type="float" office:value="0.00000509359761" calcext:value-type="float">
            <text:p>0.00000509359761</text:p>
          </table:table-cell>
          <table:table-cell table:number-columns-repeated="2"/>
        </table:table-row>
        <table:table-row table:style-name="ro1">
          <table:table-cell office:value-type="float" office:value="0.019803" calcext:value-type="float">
            <text:p>0.019803</text:p>
          </table:table-cell>
          <table:table-cell office:value-type="float" office:value="0.0299017" calcext:value-type="float">
            <text:p>0.0299017</text:p>
          </table:table-cell>
          <table:table-cell table:formula="of:=[.A3251]*[.A3251]" office:value-type="float" office:value="0.000392158809" calcext:value-type="float">
            <text:p>0.000392158809</text:p>
          </table:table-cell>
          <table:table-cell table:formula="of:=([.A3251]-[.B3251])*([.A3251]-[.B3251])" office:value-type="float" office:value="0.00010198374169" calcext:value-type="float">
            <text:p>0.00010198374169</text:p>
          </table:table-cell>
          <table:table-cell table:number-columns-repeated="2"/>
        </table:table-row>
        <table:table-row table:style-name="ro1">
          <table:table-cell office:value-type="float" office:value="0.0441184" calcext:value-type="float">
            <text:p>0.0441184</text:p>
          </table:table-cell>
          <table:table-cell office:value-type="float" office:value="0.0616019" calcext:value-type="float">
            <text:p>0.0616019</text:p>
          </table:table-cell>
          <table:table-cell table:formula="of:=[.A3252]*[.A3252]" office:value-type="float" office:value="0.00194643321856" calcext:value-type="float">
            <text:p>0.00194643321856</text:p>
          </table:table-cell>
          <table:table-cell table:formula="of:=([.A3252]-[.B3252])*([.A3252]-[.B3252])" office:value-type="float" office:value="0.00030567277225" calcext:value-type="float">
            <text:p>0.00030567277225</text:p>
          </table:table-cell>
          <table:table-cell table:number-columns-repeated="2"/>
        </table:table-row>
        <table:table-row table:style-name="ro1">
          <table:table-cell office:value-type="float" office:value="0.00016892" calcext:value-type="float">
            <text:p>0.00016892</text:p>
          </table:table-cell>
          <table:table-cell office:value-type="float" office:value="0.0747809" calcext:value-type="float">
            <text:p>0.0747809</text:p>
          </table:table-cell>
          <table:table-cell table:formula="of:=[.A3253]*[.A3253]" office:value-type="float" office:value="0.0000000285339664" calcext:value-type="float">
            <text:p>0.0000000285339664</text:p>
          </table:table-cell>
          <table:table-cell table:formula="of:=([.A3253]-[.B3253])*([.A3253]-[.B3253])" office:value-type="float" office:value="0.0055669475595204" calcext:value-type="float">
            <text:p>0.0055669475595204</text:p>
          </table:table-cell>
          <table:table-cell table:number-columns-repeated="2"/>
        </table:table-row>
        <table:table-row table:style-name="ro1">
          <table:table-cell office:value-type="float" office:value="0.0183792" calcext:value-type="float">
            <text:p>0.0183792</text:p>
          </table:table-cell>
          <table:table-cell office:value-type="float" office:value="0.00171935" calcext:value-type="float">
            <text:p>0.00171935</text:p>
          </table:table-cell>
          <table:table-cell table:formula="of:=[.A3254]*[.A3254]" office:value-type="float" office:value="0.00033779499264" calcext:value-type="float">
            <text:p>0.00033779499264</text:p>
          </table:table-cell>
          <table:table-cell table:formula="of:=([.A3254]-[.B3254])*([.A3254]-[.B3254])" office:value-type="float" office:value="0.0002775506020225" calcext:value-type="float">
            <text:p>0.0002775506020225</text:p>
          </table:table-cell>
          <table:table-cell table:number-columns-repeated="2"/>
        </table:table-row>
        <table:table-row table:style-name="ro1">
          <table:table-cell office:value-type="float" office:value="0.0183792" calcext:value-type="float">
            <text:p>0.0183792</text:p>
          </table:table-cell>
          <table:table-cell office:value-type="float" office:value="0.00148766" calcext:value-type="float">
            <text:p>0.00148766</text:p>
          </table:table-cell>
          <table:table-cell table:formula="of:=[.A3255]*[.A3255]" office:value-type="float" office:value="0.00033779499264" calcext:value-type="float">
            <text:p>0.00033779499264</text:p>
          </table:table-cell>
          <table:table-cell table:formula="of:=([.A3255]-[.B3255])*([.A3255]-[.B3255])" office:value-type="float" office:value="0.0002853241235716" calcext:value-type="float">
            <text:p>0.0002853241235716</text:p>
          </table:table-cell>
          <table:table-cell table:number-columns-repeated="2"/>
        </table:table-row>
        <table:table-row table:style-name="ro1">
          <table:table-cell office:value-type="float" office:value="0.0219801" calcext:value-type="float">
            <text:p>0.0219801</text:p>
          </table:table-cell>
          <table:table-cell office:value-type="float" office:value="0.00971292" calcext:value-type="float">
            <text:p>0.00971292</text:p>
          </table:table-cell>
          <table:table-cell table:formula="of:=[.A3256]*[.A3256]" office:value-type="float" office:value="0.00048312479601" calcext:value-type="float">
            <text:p>0.00048312479601</text:p>
          </table:table-cell>
          <table:table-cell table:formula="of:=([.A3256]-[.B3256])*([.A3256]-[.B3256])" office:value-type="float" office:value="0.0001504837051524" calcext:value-type="float">
            <text:p>0.0001504837051524</text:p>
          </table:table-cell>
          <table:table-cell table:number-columns-repeated="2"/>
        </table:table-row>
        <table:table-row table:style-name="ro1">
          <table:table-cell office:value-type="float" office:value="0.0219801" calcext:value-type="float">
            <text:p>0.0219801</text:p>
          </table:table-cell>
          <table:table-cell office:value-type="float" office:value="0.0334804" calcext:value-type="float">
            <text:p>0.0334804</text:p>
          </table:table-cell>
          <table:table-cell table:formula="of:=[.A3257]*[.A3257]" office:value-type="float" office:value="0.00048312479601" calcext:value-type="float">
            <text:p>0.00048312479601</text:p>
          </table:table-cell>
          <table:table-cell table:formula="of:=([.A3257]-[.B3257])*([.A3257]-[.B3257])" office:value-type="float" office:value="0.00013225690009" calcext:value-type="float">
            <text:p>0.00013225690009</text:p>
          </table:table-cell>
          <table:table-cell table:number-columns-repeated="2"/>
        </table:table-row>
        <table:table-row table:style-name="ro1">
          <table:table-cell office:value-type="float" office:value="0.0512471" calcext:value-type="float">
            <text:p>0.0512471</text:p>
          </table:table-cell>
          <table:table-cell office:value-type="float" office:value="0.0303889" calcext:value-type="float">
            <text:p>0.0303889</text:p>
          </table:table-cell>
          <table:table-cell table:formula="of:=[.A3258]*[.A3258]" office:value-type="float" office:value="0.00262626525841" calcext:value-type="float">
            <text:p>0.00262626525841</text:p>
          </table:table-cell>
          <table:table-cell table:formula="of:=([.A3258]-[.B3258])*([.A3258]-[.B3258])" office:value-type="float" office:value="0.00043506450724" calcext:value-type="float">
            <text:p>0.00043506450724</text:p>
          </table:table-cell>
          <table:table-cell table:number-columns-repeated="2"/>
        </table:table-row>
        <table:table-row table:style-name="ro1">
          <table:table-cell office:value-type="float" office:value="0.0512471" calcext:value-type="float">
            <text:p>0.0512471</text:p>
          </table:table-cell>
          <table:table-cell office:value-type="float" office:value="0.0315841" calcext:value-type="float">
            <text:p>0.0315841</text:p>
          </table:table-cell>
          <table:table-cell table:formula="of:=[.A3259]*[.A3259]" office:value-type="float" office:value="0.00262626525841" calcext:value-type="float">
            <text:p>0.00262626525841</text:p>
          </table:table-cell>
          <table:table-cell table:formula="of:=([.A3259]-[.B3259])*([.A3259]-[.B3259])" office:value-type="float" office:value="0.000386633569" calcext:value-type="float">
            <text:p>0.000386633569</text:p>
          </table:table-cell>
          <table:table-cell table:number-columns-repeated="2"/>
        </table:table-row>
        <table:table-row table:style-name="ro1">
          <table:table-cell office:value-type="float" office:value="0.118058" calcext:value-type="float">
            <text:p>0.118058</text:p>
          </table:table-cell>
          <table:table-cell office:value-type="float" office:value="0.153521" calcext:value-type="float">
            <text:p>0.153521</text:p>
          </table:table-cell>
          <table:table-cell table:formula="of:=[.A3260]*[.A3260]" office:value-type="float" office:value="0.013937691364" calcext:value-type="float">
            <text:p>0.013937691364</text:p>
          </table:table-cell>
          <table:table-cell table:formula="of:=([.A3260]-[.B3260])*([.A3260]-[.B3260])" office:value-type="float" office:value="0.001257624369" calcext:value-type="float">
            <text:p>0.001257624369</text:p>
          </table:table-cell>
          <table:table-cell table:number-columns-repeated="2"/>
        </table:table-row>
        <table:table-row table:style-name="ro1">
          <table:table-cell office:value-type="float" office:value="0.149901" calcext:value-type="float">
            <text:p>0.149901</text:p>
          </table:table-cell>
          <table:table-cell office:value-type="float" office:value="0.234673" calcext:value-type="float">
            <text:p>0.234673</text:p>
          </table:table-cell>
          <table:table-cell table:formula="of:=[.A3261]*[.A3261]" office:value-type="float" office:value="0.022470309801" calcext:value-type="float">
            <text:p>0.022470309801</text:p>
          </table:table-cell>
          <table:table-cell table:formula="of:=([.A3261]-[.B3261])*([.A3261]-[.B3261])" office:value-type="float" office:value="0.007186291984" calcext:value-type="float">
            <text:p>0.007186291984</text:p>
          </table:table-cell>
          <table:table-cell table:number-columns-repeated="2"/>
        </table:table-row>
        <table:table-row table:style-name="ro1">
          <table:table-cell office:value-type="float" office:value="0.149901" calcext:value-type="float">
            <text:p>0.149901</text:p>
          </table:table-cell>
          <table:table-cell office:value-type="float" office:value="0.243389" calcext:value-type="float">
            <text:p>0.243389</text:p>
          </table:table-cell>
          <table:table-cell table:formula="of:=[.A3262]*[.A3262]" office:value-type="float" office:value="0.022470309801" calcext:value-type="float">
            <text:p>0.022470309801</text:p>
          </table:table-cell>
          <table:table-cell table:formula="of:=([.A3262]-[.B3262])*([.A3262]-[.B3262])" office:value-type="float" office:value="0.008740006144" calcext:value-type="float">
            <text:p>0.008740006144</text:p>
          </table:table-cell>
          <table:table-cell table:number-columns-repeated="2"/>
        </table:table-row>
        <table:table-row table:style-name="ro1">
          <table:table-cell office:value-type="float" office:value="0.149901" calcext:value-type="float">
            <text:p>0.149901</text:p>
          </table:table-cell>
          <table:table-cell office:value-type="float" office:value="0.252434" calcext:value-type="float">
            <text:p>0.252434</text:p>
          </table:table-cell>
          <table:table-cell table:formula="of:=[.A3263]*[.A3263]" office:value-type="float" office:value="0.022470309801" calcext:value-type="float">
            <text:p>0.022470309801</text:p>
          </table:table-cell>
          <table:table-cell table:formula="of:=([.A3263]-[.B3263])*([.A3263]-[.B3263])" office:value-type="float" office:value="0.010513016089" calcext:value-type="float">
            <text:p>0.010513016089</text:p>
          </table:table-cell>
          <table:table-cell table:number-columns-repeated="2"/>
        </table:table-row>
        <table:table-row table:style-name="ro1">
          <table:table-cell office:value-type="float" office:value="0.168013" calcext:value-type="float">
            <text:p>0.168013</text:p>
          </table:table-cell>
          <table:table-cell office:value-type="float" office:value="0.351783" calcext:value-type="float">
            <text:p>0.351783</text:p>
          </table:table-cell>
          <table:table-cell table:formula="of:=[.A3264]*[.A3264]" office:value-type="float" office:value="0.028228368169" calcext:value-type="float">
            <text:p>0.028228368169</text:p>
          </table:table-cell>
          <table:table-cell table:formula="of:=([.A3264]-[.B3264])*([.A3264]-[.B3264])" office:value-type="float" office:value="0.0337714129" calcext:value-type="float">
            <text:p>0.0337714129</text:p>
          </table:table-cell>
          <table:table-cell table:number-columns-repeated="2"/>
        </table:table-row>
        <table:table-row table:style-name="ro1">
          <table:table-cell office:value-type="float" office:value="0.168012" calcext:value-type="float">
            <text:p>0.168012</text:p>
          </table:table-cell>
          <table:table-cell office:value-type="float" office:value="0.337446" calcext:value-type="float">
            <text:p>0.337446</text:p>
          </table:table-cell>
          <table:table-cell table:formula="of:=[.A3265]*[.A3265]" office:value-type="float" office:value="0.028228032144" calcext:value-type="float">
            <text:p>0.028228032144</text:p>
          </table:table-cell>
          <table:table-cell table:formula="of:=([.A3265]-[.B3265])*([.A3265]-[.B3265])" office:value-type="float" office:value="0.028707880356" calcext:value-type="float">
            <text:p>0.028707880356</text:p>
          </table:table-cell>
          <table:table-cell table:number-columns-repeated="2"/>
        </table:table-row>
        <table:table-row table:style-name="ro1">
          <table:table-cell office:value-type="float" office:value="0.218642" calcext:value-type="float">
            <text:p>0.218642</text:p>
          </table:table-cell>
          <table:table-cell office:value-type="float" office:value="0.246434" calcext:value-type="float">
            <text:p>0.246434</text:p>
          </table:table-cell>
          <table:table-cell table:formula="of:=[.A3266]*[.A3266]" office:value-type="float" office:value="0.047804324164" calcext:value-type="float">
            <text:p>0.047804324164</text:p>
          </table:table-cell>
          <table:table-cell table:formula="of:=([.A3266]-[.B3266])*([.A3266]-[.B3266])" office:value-type="float" office:value="0.000772395263999999" calcext:value-type="float">
            <text:p>0.000772395263999999</text:p>
          </table:table-cell>
          <table:table-cell table:number-columns-repeated="2"/>
        </table:table-row>
        <table:table-row table:style-name="ro1">
          <table:table-cell office:value-type="float" office:value="0.28036" calcext:value-type="float">
            <text:p>0.28036</text:p>
          </table:table-cell>
          <table:table-cell office:value-type="float" office:value="0.278843" calcext:value-type="float">
            <text:p>0.278843</text:p>
          </table:table-cell>
          <table:table-cell table:formula="of:=[.A3267]*[.A3267]" office:value-type="float" office:value="0.0786017296" calcext:value-type="float">
            <text:p>0.0786017296</text:p>
          </table:table-cell>
          <table:table-cell table:formula="of:=([.A3267]-[.B3267])*([.A3267]-[.B3267])" office:value-type="float" office:value="0.00000230128899999997" calcext:value-type="float">
            <text:p>2.30128899999997E-06</text:p>
          </table:table-cell>
          <table:table-cell table:number-columns-repeated="2"/>
        </table:table-row>
        <table:table-row table:style-name="ro1">
          <table:table-cell office:value-type="float" office:value="0.731926" calcext:value-type="float">
            <text:p>0.731926</text:p>
          </table:table-cell>
          <table:table-cell office:value-type="float" office:value="0.381444" calcext:value-type="float">
            <text:p>0.381444</text:p>
          </table:table-cell>
          <table:table-cell table:formula="of:=[.A3268]*[.A3268]" office:value-type="float" office:value="0.535715669476" calcext:value-type="float">
            <text:p>0.535715669476</text:p>
          </table:table-cell>
          <table:table-cell table:formula="of:=([.A3268]-[.B3268])*([.A3268]-[.B3268])" office:value-type="float" office:value="0.122837632324" calcext:value-type="float">
            <text:p>0.122837632324</text:p>
          </table:table-cell>
          <table:table-cell table:number-columns-repeated="2"/>
        </table:table-row>
        <table:table-row table:style-name="ro1">
          <table:table-cell office:value-type="float" office:value="0.731926" calcext:value-type="float">
            <text:p>0.731926</text:p>
          </table:table-cell>
          <table:table-cell office:value-type="float" office:value="0.398266" calcext:value-type="float">
            <text:p>0.398266</text:p>
          </table:table-cell>
          <table:table-cell table:formula="of:=[.A3269]*[.A3269]" office:value-type="float" office:value="0.535715669476" calcext:value-type="float">
            <text:p>0.535715669476</text:p>
          </table:table-cell>
          <table:table-cell table:formula="of:=([.A3269]-[.B3269])*([.A3269]-[.B3269])" office:value-type="float" office:value="0.1113289956" calcext:value-type="float">
            <text:p>0.1113289956</text:p>
          </table:table-cell>
          <table:table-cell table:number-columns-repeated="2"/>
        </table:table-row>
        <table:table-row table:style-name="ro1">
          <table:table-cell office:value-type="float" office:value="0.839687" calcext:value-type="float">
            <text:p>0.839687</text:p>
          </table:table-cell>
          <table:table-cell office:value-type="float" office:value="0.495597" calcext:value-type="float">
            <text:p>0.495597</text:p>
          </table:table-cell>
          <table:table-cell table:formula="of:=[.A3270]*[.A3270]" office:value-type="float" office:value="0.705074257969" calcext:value-type="float">
            <text:p>0.705074257969</text:p>
          </table:table-cell>
          <table:table-cell table:formula="of:=([.A3270]-[.B3270])*([.A3270]-[.B3270])" office:value-type="float" office:value="0.1183979281" calcext:value-type="float">
            <text:p>0.1183979281</text:p>
          </table:table-cell>
          <table:table-cell table:number-columns-repeated="2"/>
        </table:table-row>
        <table:table-row table:style-name="ro1">
          <table:table-cell office:value-type="float" office:value="0.839687" calcext:value-type="float">
            <text:p>0.839687</text:p>
          </table:table-cell>
          <table:table-cell office:value-type="float" office:value="0.519194" calcext:value-type="float">
            <text:p>0.519194</text:p>
          </table:table-cell>
          <table:table-cell table:formula="of:=[.A3271]*[.A3271]" office:value-type="float" office:value="0.705074257969" calcext:value-type="float">
            <text:p>0.705074257969</text:p>
          </table:table-cell>
          <table:table-cell table:formula="of:=([.A3271]-[.B3271])*([.A3271]-[.B3271])" office:value-type="float" office:value="0.102715763049" calcext:value-type="float">
            <text:p>0.102715763049</text:p>
          </table:table-cell>
          <table:table-cell table:number-columns-repeated="2"/>
        </table:table-row>
        <table:table-row table:style-name="ro1">
          <table:table-cell office:value-type="float" office:value="0.999985" calcext:value-type="float">
            <text:p>0.999985</text:p>
          </table:table-cell>
          <table:table-cell office:value-type="float" office:value="0.697938" calcext:value-type="float">
            <text:p>0.697938</text:p>
          </table:table-cell>
          <table:table-cell table:formula="of:=[.A3272]*[.A3272]" office:value-type="float" office:value="0.999970000225" calcext:value-type="float">
            <text:p>0.999970000225</text:p>
          </table:table-cell>
          <table:table-cell table:formula="of:=([.A3272]-[.B3272])*([.A3272]-[.B3272])" office:value-type="float" office:value="0.091232390209" calcext:value-type="float">
            <text:p>0.091232390209</text:p>
          </table:table-cell>
          <table:table-cell table:number-columns-repeated="2"/>
        </table:table-row>
        <table:table-row table:style-name="ro1">
          <table:table-cell office:value-type="float" office:value="0.999986" calcext:value-type="float">
            <text:p>0.999986</text:p>
          </table:table-cell>
          <table:table-cell office:value-type="float" office:value="0.914298" calcext:value-type="float">
            <text:p>0.914298</text:p>
          </table:table-cell>
          <table:table-cell table:formula="of:=[.A3273]*[.A3273]" office:value-type="float" office:value="0.999972000196" calcext:value-type="float">
            <text:p>0.999972000196</text:p>
          </table:table-cell>
          <table:table-cell table:formula="of:=([.A3273]-[.B3273])*([.A3273]-[.B3273])" office:value-type="float" office:value="0.007342433344" calcext:value-type="float">
            <text:p>0.007342433344</text:p>
          </table:table-cell>
          <table:table-cell table:number-columns-repeated="2"/>
        </table:table-row>
        <table:table-row table:style-name="ro1">
          <table:table-cell office:value-type="float" office:value="0.999985" calcext:value-type="float">
            <text:p>0.999985</text:p>
          </table:table-cell>
          <table:table-cell office:value-type="float" office:value="0.952206" calcext:value-type="float">
            <text:p>0.952206</text:p>
          </table:table-cell>
          <table:table-cell table:formula="of:=[.A3274]*[.A3274]" office:value-type="float" office:value="0.999970000225" calcext:value-type="float">
            <text:p>0.999970000225</text:p>
          </table:table-cell>
          <table:table-cell table:formula="of:=([.A3274]-[.B3274])*([.A3274]-[.B3274])" office:value-type="float" office:value="0.002282832841" calcext:value-type="float">
            <text:p>0.002282832841</text:p>
          </table:table-cell>
          <table:table-cell table:number-columns-repeated="2"/>
        </table:table-row>
        <table:table-row table:style-name="ro1">
          <table:table-cell office:value-type="float" office:value="0.999985" calcext:value-type="float">
            <text:p>0.999985</text:p>
          </table:table-cell>
          <table:table-cell office:value-type="float" office:value="0.980843" calcext:value-type="float">
            <text:p>0.980843</text:p>
          </table:table-cell>
          <table:table-cell table:formula="of:=[.A3275]*[.A3275]" office:value-type="float" office:value="0.999970000225" calcext:value-type="float">
            <text:p>0.999970000225</text:p>
          </table:table-cell>
          <table:table-cell table:formula="of:=([.A3275]-[.B3275])*([.A3275]-[.B3275])" office:value-type="float" office:value="0.000366416164" calcext:value-type="float">
            <text:p>0.000366416164</text:p>
          </table:table-cell>
          <table:table-cell table:number-columns-repeated="2"/>
        </table:table-row>
        <table:table-row table:style-name="ro1">
          <table:table-cell office:value-type="float" office:value="0.999985" calcext:value-type="float">
            <text:p>0.999985</text:p>
          </table:table-cell>
          <table:table-cell office:value-type="float" office:value="0.994271" calcext:value-type="float">
            <text:p>0.994271</text:p>
          </table:table-cell>
          <table:table-cell table:formula="of:=[.A3276]*[.A3276]" office:value-type="float" office:value="0.999970000225" calcext:value-type="float">
            <text:p>0.999970000225</text:p>
          </table:table-cell>
          <table:table-cell table:formula="of:=([.A3276]-[.B3276])*([.A3276]-[.B3276])" office:value-type="float" office:value="0.000032649796" calcext:value-type="float">
            <text:p>0.000032649796</text:p>
          </table:table-cell>
          <table:table-cell table:number-columns-repeated="2"/>
        </table:table-row>
        <table:table-row table:style-name="ro1">
          <table:table-cell office:value-type="float" office:value="0.999985" calcext:value-type="float">
            <text:p>0.999985</text:p>
          </table:table-cell>
          <table:table-cell office:value-type="float" office:value="0.996068" calcext:value-type="float">
            <text:p>0.996068</text:p>
          </table:table-cell>
          <table:table-cell table:formula="of:=[.A3277]*[.A3277]" office:value-type="float" office:value="0.999970000225" calcext:value-type="float">
            <text:p>0.999970000225</text:p>
          </table:table-cell>
          <table:table-cell table:formula="of:=([.A3277]-[.B3277])*([.A3277]-[.B3277])" office:value-type="float" office:value="0.0000153428890000005" calcext:value-type="float">
            <text:p>1.53428890000005E-05</text:p>
          </table:table-cell>
          <table:table-cell table:number-columns-repeated="2"/>
        </table:table-row>
        <table:table-row table:style-name="ro1">
          <table:table-cell office:value-type="float" office:value="0.000000655651" calcext:value-type="float">
            <text:p>0.000000655651</text:p>
          </table:table-cell>
          <table:table-cell office:value-type="float" office:value="0.0000000108354" calcext:value-type="float">
            <text:p>0.0000000108354</text:p>
          </table:table-cell>
          <table:table-cell table:formula="of:=[.A3278]*[.A3278]" office:value-type="float" office:value="0.00000000000042987823" calcext:value-type="float">
            <text:p>4.29878233801E-13</text:p>
          </table:table-cell>
          <table:table-cell table:formula="of:=([.A3278]-[.B3278])*([.A3278]-[.B3278])" office:value-type="float" office:value="0.00000000000041578716" calcext:value-type="float">
            <text:p>4.1578715800336E-13</text:p>
          </table:table-cell>
          <table:table-cell table:number-columns-repeated="2"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000604553" calcext:value-type="float">
            <text:p>0.0000604553</text:p>
          </table:table-cell>
          <table:table-cell table:formula="of:=[.A3279]*[.A3279]" office:value-type="float" office:value="0.00000000000028777002" calcext:value-type="float">
            <text:p>2.87770019364E-13</text:p>
          </table:table-cell>
          <table:table-cell table:formula="of:=([.A3279]-[.B3279])*([.A3279]-[.B3279])" office:value-type="float" office:value="0.00000000359026954402" calcext:value-type="float">
            <text:p>3.59026954402416E-09</text:p>
          </table:table-cell>
          <table:table-cell table:number-columns-repeated="2"/>
        </table:table-row>
        <table:table-row table:style-name="ro1">
          <table:table-cell office:value-type="float" office:value="0.00000077486" calcext:value-type="float">
            <text:p>0.00000077486</text:p>
          </table:table-cell>
          <table:table-cell office:value-type="float" office:value="0.000858417" calcext:value-type="float">
            <text:p>0.000858417</text:p>
          </table:table-cell>
          <table:table-cell table:formula="of:=[.A3280]*[.A3280]" office:value-type="float" office:value="0.00000000000060040802" calcext:value-type="float">
            <text:p>6.004080196E-13</text:p>
          </table:table-cell>
          <table:table-cell table:formula="of:=([.A3280]-[.B3280])*([.A3280]-[.B3280])" office:value-type="float" office:value="0.00000073555004030378" calcext:value-type="float">
            <text:p>7.3555004030378E-07</text:p>
          </table:table-cell>
          <table:table-cell table:number-columns-repeated="2"/>
        </table:table-row>
        <table:table-row table:style-name="ro1">
          <table:table-cell office:value-type="float" office:value="0.00000411272" calcext:value-type="float">
            <text:p>0.00000411272</text:p>
          </table:table-cell>
          <table:table-cell office:value-type="float" office:value="0.00868763" calcext:value-type="float">
            <text:p>0.00868763</text:p>
          </table:table-cell>
          <table:table-cell table:formula="of:=[.A3281]*[.A3281]" office:value-type="float" office:value="0.0000000000169144658" calcext:value-type="float">
            <text:p>1.69144657984E-11</text:p>
          </table:table-cell>
          <table:table-cell table:formula="of:=([.A3281]-[.B3281])*([.A3281]-[.B3281])" office:value-type="float" office:value="0.0000754034723520586" calcext:value-type="float">
            <text:p>7.54034723520586E-05</text:p>
          </table:table-cell>
          <table:table-cell table:number-columns-repeated="2"/>
        </table:table-row>
        <table:table-row table:style-name="ro1">
          <table:table-cell office:value-type="float" office:value="0.0000424981" calcext:value-type="float">
            <text:p>0.0000424981</text:p>
          </table:table-cell>
          <table:table-cell office:value-type="float" office:value="0.000797092" calcext:value-type="float">
            <text:p>0.000797092</text:p>
          </table:table-cell>
          <table:table-cell table:formula="of:=[.A3282]*[.A3282]" office:value-type="float" office:value="0.00000000180608850361" calcext:value-type="float">
            <text:p>1.80608850361E-09</text:p>
          </table:table-cell>
          <table:table-cell table:formula="of:=([.A3282]-[.B3282])*([.A3282]-[.B3282])" office:value-type="float" office:value="0.00000056941195391721" calcext:value-type="float">
            <text:p>5.6941195391721E-07</text:p>
          </table:table-cell>
          <table:table-cell table:number-columns-repeated="2"/>
        </table:table-row>
        <table:table-row table:style-name="ro1">
          <table:table-cell office:value-type="float" office:value="0.0000343919" calcext:value-type="float">
            <text:p>0.0000343919</text:p>
          </table:table-cell>
          <table:table-cell office:value-type="float" office:value="0.000145994" calcext:value-type="float">
            <text:p>0.000145994</text:p>
          </table:table-cell>
          <table:table-cell table:formula="of:=[.A3283]*[.A3283]" office:value-type="float" office:value="0.00000000118280278561" calcext:value-type="float">
            <text:p>1.18280278561E-09</text:p>
          </table:table-cell>
          <table:table-cell table:formula="of:=([.A3283]-[.B3283])*([.A3283]-[.B3283])" office:value-type="float" office:value="0.00000001245502872441" calcext:value-type="float">
            <text:p>1.245502872441E-08</text:p>
          </table:table-cell>
          <table:table-cell table:number-columns-repeated="2"/>
        </table:table-row>
        <table:table-row table:style-name="ro1">
          <table:table-cell office:value-type="float" office:value="0.0000756383" calcext:value-type="float">
            <text:p>0.0000756383</text:p>
          </table:table-cell>
          <table:table-cell office:value-type="float" office:value="0.00077818" calcext:value-type="float">
            <text:p>0.00077818</text:p>
          </table:table-cell>
          <table:table-cell table:formula="of:=[.A3284]*[.A3284]" office:value-type="float" office:value="0.00000000572115242689" calcext:value-type="float">
            <text:p>5.72115242689E-09</text:p>
          </table:table-cell>
          <table:table-cell table:formula="of:=([.A3284]-[.B3284])*([.A3284]-[.B3284])" office:value-type="float" office:value="0.00000049356484023889" calcext:value-type="float">
            <text:p>4.9356484023889E-07</text:p>
          </table:table-cell>
          <table:table-cell table:number-columns-repeated="2"/>
        </table:table-row>
        <table:table-row table:style-name="ro1">
          <table:table-cell office:value-type="float" office:value="0.0000038743" calcext:value-type="float">
            <text:p>0.0000038743</text:p>
          </table:table-cell>
          <table:table-cell office:value-type="float" office:value="0.00214942" calcext:value-type="float">
            <text:p>0.00214942</text:p>
          </table:table-cell>
          <table:table-cell table:formula="of:=[.A3285]*[.A3285]" office:value-type="float" office:value="0.00000000001501020049" calcext:value-type="float">
            <text:p>1.501020049E-11</text:p>
          </table:table-cell>
          <table:table-cell table:formula="of:=([.A3285]-[.B3285])*([.A3285]-[.B3285])" office:value-type="float" office:value="0.00000460336635078849" calcext:value-type="float">
            <text:p>4.60336635078849E-06</text:p>
          </table:table-cell>
          <table:table-cell table:number-columns-repeated="2"/>
        </table:table-row>
        <table:table-row table:style-name="ro1">
          <table:table-cell office:value-type="float" office:value="0.00000280142" calcext:value-type="float">
            <text:p>0.00000280142</text:p>
          </table:table-cell>
          <table:table-cell office:value-type="float" office:value="0.000692739" calcext:value-type="float">
            <text:p>0.000692739</text:p>
          </table:table-cell>
          <table:table-cell table:formula="of:=[.A3286]*[.A3286]" office:value-type="float" office:value="0.00000000000784795402" calcext:value-type="float">
            <text:p>7.8479540164E-12</text:p>
          </table:table-cell>
          <table:table-cell table:formula="of:=([.A3286]-[.B3286])*([.A3286]-[.B3286])" office:value-type="float" office:value="0.00000047601386429626" calcext:value-type="float">
            <text:p>4.76013864296256E-07</text:p>
          </table:table-cell>
          <table:table-cell table:number-columns-repeated="2"/>
        </table:table-row>
        <table:table-row table:style-name="ro1">
          <table:table-cell office:value-type="float" office:value="0.00000119209" calcext:value-type="float">
            <text:p>0.00000119209</text:p>
          </table:table-cell>
          <table:table-cell office:value-type="float" office:value="0.000964122" calcext:value-type="float">
            <text:p>0.000964122</text:p>
          </table:table-cell>
          <table:table-cell table:formula="of:=[.A3287]*[.A3287]" office:value-type="float" office:value="0.00000000000142107857" calcext:value-type="float">
            <text:p>1.4210785681E-12</text:p>
          </table:table-cell>
          <table:table-cell table:formula="of:=([.A3287]-[.B3287])*([.A3287]-[.B3287])" office:value-type="float" office:value="0.00000092723401157261" calcext:value-type="float">
            <text:p>9.27234011572608E-07</text:p>
          </table:table-cell>
          <table:table-cell table:number-columns-repeated="2"/>
        </table:table-row>
        <table:table-row table:style-name="ro1">
          <table:table-cell office:value-type="float" office:value="0.0000166297" calcext:value-type="float">
            <text:p>0.0000166297</text:p>
          </table:table-cell>
          <table:table-cell office:value-type="float" office:value="0.00163602" calcext:value-type="float">
            <text:p>0.00163602</text:p>
          </table:table-cell>
          <table:table-cell table:formula="of:=[.A3288]*[.A3288]" office:value-type="float" office:value="0.00000000027654692209" calcext:value-type="float">
            <text:p>2.7654692209E-10</text:p>
          </table:table-cell>
          <table:table-cell table:formula="of:=([.A3288]-[.B3288])*([.A3288]-[.B3288])" office:value-type="float" office:value="0.00000262242494373409" calcext:value-type="float">
            <text:p>2.62242494373409E-06</text:p>
          </table:table-cell>
          <table:table-cell table:number-columns-repeated="2"/>
        </table:table-row>
        <table:table-row table:style-name="ro1">
          <table:table-cell office:value-type="float" office:value="0.0000308156" calcext:value-type="float">
            <text:p>0.0000308156</text:p>
          </table:table-cell>
          <table:table-cell office:value-type="float" office:value="0.00285565" calcext:value-type="float">
            <text:p>0.00285565</text:p>
          </table:table-cell>
          <table:table-cell table:formula="of:=[.A3289]*[.A3289]" office:value-type="float" office:value="0.00000000094960120336" calcext:value-type="float">
            <text:p>9.4960120336E-10</text:p>
          </table:table-cell>
          <table:table-cell table:formula="of:=([.A3289]-[.B3289])*([.A3289]-[.B3289])" office:value-type="float" office:value="0.00000797968938742336" calcext:value-type="float">
            <text:p>7.97968938742336E-06</text:p>
          </table:table-cell>
          <table:table-cell table:number-columns-repeated="2"/>
        </table:table-row>
        <table:table-row table:style-name="ro1">
          <table:table-cell office:value-type="float" office:value="0.000120342" calcext:value-type="float">
            <text:p>0.000120342</text:p>
          </table:table-cell>
          <table:table-cell office:value-type="float" office:value="0.000738951" calcext:value-type="float">
            <text:p>0.000738951</text:p>
          </table:table-cell>
          <table:table-cell table:formula="of:=[.A3290]*[.A3290]" office:value-type="float" office:value="0.000000014482196964" calcext:value-type="float">
            <text:p>1.4482196964E-08</text:p>
          </table:table-cell>
          <table:table-cell table:formula="of:=([.A3290]-[.B3290])*([.A3290]-[.B3290])" office:value-type="float" office:value="0.000000382677094881" calcext:value-type="float">
            <text:p>3.82677094881E-07</text:p>
          </table:table-cell>
          <table:table-cell table:number-columns-repeated="2"/>
        </table:table-row>
        <table:table-row table:style-name="ro1">
          <table:table-cell office:value-type="float" office:value="0.000366449" calcext:value-type="float">
            <text:p>0.000366449</text:p>
          </table:table-cell>
          <table:table-cell office:value-type="float" office:value="0.0451535" calcext:value-type="float">
            <text:p>0.0451535</text:p>
          </table:table-cell>
          <table:table-cell table:formula="of:=[.A3291]*[.A3291]" office:value-type="float" office:value="0.000000134284869601" calcext:value-type="float">
            <text:p>1.34284869601E-07</text:p>
          </table:table-cell>
          <table:table-cell table:formula="of:=([.A3291]-[.B3291])*([.A3291]-[.B3291])" office:value-type="float" office:value="0.0020058799372766" calcext:value-type="float">
            <text:p>0.0020058799372766</text:p>
          </table:table-cell>
          <table:table-cell table:number-columns-repeated="2"/>
        </table:table-row>
        <table:table-row table:style-name="ro1">
          <table:table-cell office:value-type="float" office:value="0.000523686" calcext:value-type="float">
            <text:p>0.000523686</text:p>
          </table:table-cell>
          <table:table-cell office:value-type="float" office:value="0.0168263" calcext:value-type="float">
            <text:p>0.0168263</text:p>
          </table:table-cell>
          <table:table-cell table:formula="of:=[.A3292]*[.A3292]" office:value-type="float" office:value="0.000000274247026596" calcext:value-type="float">
            <text:p>2.74247026596E-07</text:p>
          </table:table-cell>
          <table:table-cell table:formula="of:=([.A3292]-[.B3292])*([.A3292]-[.B3292])" office:value-type="float" office:value="0.000265775223232996" calcext:value-type="float">
            <text:p>0.000265775223232996</text:p>
          </table:table-cell>
          <table:table-cell table:number-columns-repeated="2"/>
        </table:table-row>
        <table:table-row table:style-name="ro1">
          <table:table-cell office:value-type="float" office:value="0.00283188" calcext:value-type="float">
            <text:p>0.00283188</text:p>
          </table:table-cell>
          <table:table-cell office:value-type="float" office:value="0.00782571" calcext:value-type="float">
            <text:p>0.00782571</text:p>
          </table:table-cell>
          <table:table-cell table:formula="of:=[.A3293]*[.A3293]" office:value-type="float" office:value="0.0000080195443344" calcext:value-type="float">
            <text:p>0.0000080195443344</text:p>
          </table:table-cell>
          <table:table-cell table:formula="of:=([.A3293]-[.B3293])*([.A3293]-[.B3293])" office:value-type="float" office:value="0.0000249383380689" calcext:value-type="float">
            <text:p>0.0000249383380689</text:p>
          </table:table-cell>
          <table:table-cell table:number-columns-repeated="2"/>
        </table:table-row>
        <table:table-row table:style-name="ro1">
          <table:table-cell office:value-type="float" office:value="0.00283188" calcext:value-type="float">
            <text:p>0.00283188</text:p>
          </table:table-cell>
          <table:table-cell office:value-type="float" office:value="0.0147042" calcext:value-type="float">
            <text:p>0.0147042</text:p>
          </table:table-cell>
          <table:table-cell table:formula="of:=[.A3294]*[.A3294]" office:value-type="float" office:value="0.0000080195443344" calcext:value-type="float">
            <text:p>0.0000080195443344</text:p>
          </table:table-cell>
          <table:table-cell table:formula="of:=([.A3294]-[.B3294])*([.A3294]-[.B3294])" office:value-type="float" office:value="0.0001409519821824" calcext:value-type="float">
            <text:p>0.0001409519821824</text:p>
          </table:table-cell>
          <table:table-cell table:number-columns-repeated="2"/>
        </table:table-row>
        <table:table-row table:style-name="ro1">
          <table:table-cell office:value-type="float" office:value="0.00283188" calcext:value-type="float">
            <text:p>0.00283188</text:p>
          </table:table-cell>
          <table:table-cell office:value-type="float" office:value="0.0906631" calcext:value-type="float">
            <text:p>0.0906631</text:p>
          </table:table-cell>
          <table:table-cell table:formula="of:=[.A3295]*[.A3295]" office:value-type="float" office:value="0.0000080195443344" calcext:value-type="float">
            <text:p>0.0000080195443344</text:p>
          </table:table-cell>
          <table:table-cell table:formula="of:=([.A3295]-[.B3295])*([.A3295]-[.B3295])" office:value-type="float" office:value="0.0077143232066884" calcext:value-type="float">
            <text:p>0.0077143232066884</text:p>
          </table:table-cell>
          <table:table-cell table:number-columns-repeated="2"/>
        </table:table-row>
        <table:table-row table:style-name="ro1">
          <table:table-cell office:value-type="float" office:value="0.00298959" calcext:value-type="float">
            <text:p>0.00298959</text:p>
          </table:table-cell>
          <table:table-cell office:value-type="float" office:value="0.0874092" calcext:value-type="float">
            <text:p>0.0874092</text:p>
          </table:table-cell>
          <table:table-cell table:formula="of:=[.A3296]*[.A3296]" office:value-type="float" office:value="0.0000089376483681" calcext:value-type="float">
            <text:p>0.0000089376483681</text:p>
          </table:table-cell>
          <table:table-cell table:formula="of:=([.A3296]-[.B3296])*([.A3296]-[.B3296])" office:value-type="float" office:value="0.0071266705525521" calcext:value-type="float">
            <text:p>0.0071266705525521</text:p>
          </table:table-cell>
          <table:table-cell table:number-columns-repeated="2"/>
        </table:table-row>
        <table:table-row table:style-name="ro1">
          <table:table-cell office:value-type="float" office:value="0.00962228" calcext:value-type="float">
            <text:p>0.00962228</text:p>
          </table:table-cell>
          <table:table-cell office:value-type="float" office:value="0.0477847" calcext:value-type="float">
            <text:p>0.0477847</text:p>
          </table:table-cell>
          <table:table-cell table:formula="of:=[.A3297]*[.A3297]" office:value-type="float" office:value="0.0000925882723984" calcext:value-type="float">
            <text:p>0.0000925882723984</text:p>
          </table:table-cell>
          <table:table-cell table:formula="of:=([.A3297]-[.B3297])*([.A3297]-[.B3297])" office:value-type="float" office:value="0.0014563703002564" calcext:value-type="float">
            <text:p>0.0014563703002564</text:p>
          </table:table-cell>
          <table:table-cell table:number-columns-repeated="2"/>
        </table:table-row>
        <table:table-row table:style-name="ro1">
          <table:table-cell office:value-type="float" office:value="0.00719571" calcext:value-type="float">
            <text:p>0.00719571</text:p>
          </table:table-cell>
          <table:table-cell office:value-type="float" office:value="0.0651673" calcext:value-type="float">
            <text:p>0.0651673</text:p>
          </table:table-cell>
          <table:table-cell table:formula="of:=[.A3298]*[.A3298]" office:value-type="float" office:value="0.0000517782424041" calcext:value-type="float">
            <text:p>0.0000517782424041</text:p>
          </table:table-cell>
          <table:table-cell table:formula="of:=([.A3298]-[.B3298])*([.A3298]-[.B3298])" office:value-type="float" office:value="0.0033607052471281" calcext:value-type="float">
            <text:p>0.0033607052471281</text:p>
          </table:table-cell>
          <table:table-cell table:number-columns-repeated="2"/>
        </table:table-row>
        <table:table-row table:style-name="ro1">
          <table:table-cell office:value-type="float" office:value="0.0163653" calcext:value-type="float">
            <text:p>0.0163653</text:p>
          </table:table-cell>
          <table:table-cell office:value-type="float" office:value="0.127636" calcext:value-type="float">
            <text:p>0.127636</text:p>
          </table:table-cell>
          <table:table-cell table:formula="of:=[.A3299]*[.A3299]" office:value-type="float" office:value="0.00026782304409" calcext:value-type="float">
            <text:p>0.00026782304409</text:p>
          </table:table-cell>
          <table:table-cell table:formula="of:=([.A3299]-[.B3299])*([.A3299]-[.B3299])" office:value-type="float" office:value="0.01238116867849" calcext:value-type="float">
            <text:p>0.01238116867849</text:p>
          </table:table-cell>
          <table:table-cell table:number-columns-repeated="2"/>
        </table:table-row>
        <table:table-row table:style-name="ro1">
          <table:table-cell office:value-type="float" office:value="0.0163653" calcext:value-type="float">
            <text:p>0.0163653</text:p>
          </table:table-cell>
          <table:table-cell office:value-type="float" office:value="0.072322" calcext:value-type="float">
            <text:p>0.072322</text:p>
          </table:table-cell>
          <table:table-cell table:formula="of:=[.A3300]*[.A3300]" office:value-type="float" office:value="0.00026782304409" calcext:value-type="float">
            <text:p>0.00026782304409</text:p>
          </table:table-cell>
          <table:table-cell table:formula="of:=([.A3300]-[.B3300])*([.A3300]-[.B3300])" office:value-type="float" office:value="0.00313115227489" calcext:value-type="float">
            <text:p>0.00313115227489</text:p>
          </table:table-cell>
          <table:table-cell table:number-columns-repeated="2"/>
        </table:table-row>
        <table:table-row table:style-name="ro1">
          <table:table-cell office:value-type="float" office:value="0.0723075" calcext:value-type="float">
            <text:p>0.0723075</text:p>
          </table:table-cell>
          <table:table-cell office:value-type="float" office:value="0.0595072" calcext:value-type="float">
            <text:p>0.0595072</text:p>
          </table:table-cell>
          <table:table-cell table:formula="of:=[.A3301]*[.A3301]" office:value-type="float" office:value="0.00522837455625" calcext:value-type="float">
            <text:p>0.00522837455625</text:p>
          </table:table-cell>
          <table:table-cell table:formula="of:=([.A3301]-[.B3301])*([.A3301]-[.B3301])" office:value-type="float" office:value="0.00016384768009" calcext:value-type="float">
            <text:p>0.00016384768009</text:p>
          </table:table-cell>
          <table:table-cell table:number-columns-repeated="2"/>
        </table:table-row>
        <table:table-row table:style-name="ro1">
          <table:table-cell office:value-type="float" office:value="0.0894716" calcext:value-type="float">
            <text:p>0.0894716</text:p>
          </table:table-cell>
          <table:table-cell office:value-type="float" office:value="0.230579" calcext:value-type="float">
            <text:p>0.230579</text:p>
          </table:table-cell>
          <table:table-cell table:formula="of:=[.A3302]*[.A3302]" office:value-type="float" office:value="0.00800516720656" calcext:value-type="float">
            <text:p>0.00800516720656</text:p>
          </table:table-cell>
          <table:table-cell table:formula="of:=([.A3302]-[.B3302])*([.A3302]-[.B3302])" office:value-type="float" office:value="0.01991129833476" calcext:value-type="float">
            <text:p>0.01991129833476</text:p>
          </table:table-cell>
          <table:table-cell table:number-columns-repeated="2"/>
        </table:table-row>
        <table:table-row table:style-name="ro1">
          <table:table-cell office:value-type="float" office:value="0.136049" calcext:value-type="float">
            <text:p>0.136049</text:p>
          </table:table-cell>
          <table:table-cell office:value-type="float" office:value="0.272106" calcext:value-type="float">
            <text:p>0.272106</text:p>
          </table:table-cell>
          <table:table-cell table:formula="of:=[.A3303]*[.A3303]" office:value-type="float" office:value="0.018509330401" calcext:value-type="float">
            <text:p>0.018509330401</text:p>
          </table:table-cell>
          <table:table-cell table:formula="of:=([.A3303]-[.B3303])*([.A3303]-[.B3303])" office:value-type="float" office:value="0.018511507249" calcext:value-type="float">
            <text:p>0.018511507249</text:p>
          </table:table-cell>
          <table:table-cell table:number-columns-repeated="2"/>
        </table:table-row>
        <table:table-row table:style-name="ro1">
          <table:table-cell office:value-type="float" office:value="0.19089" calcext:value-type="float">
            <text:p>0.19089</text:p>
          </table:table-cell>
          <table:table-cell office:value-type="float" office:value="0.403714" calcext:value-type="float">
            <text:p>0.403714</text:p>
          </table:table-cell>
          <table:table-cell table:formula="of:=[.A3304]*[.A3304]" office:value-type="float" office:value="0.0364389921" calcext:value-type="float">
            <text:p>0.0364389921</text:p>
          </table:table-cell>
          <table:table-cell table:formula="of:=([.A3304]-[.B3304])*([.A3304]-[.B3304])" office:value-type="float" office:value="0.045294054976" calcext:value-type="float">
            <text:p>0.045294054976</text:p>
          </table:table-cell>
          <table:table-cell table:number-columns-repeated="2"/>
        </table:table-row>
        <table:table-row table:style-name="ro1">
          <table:table-cell office:value-type="float" office:value="0.291438" calcext:value-type="float">
            <text:p>0.291438</text:p>
          </table:table-cell>
          <table:table-cell office:value-type="float" office:value="0.459281" calcext:value-type="float">
            <text:p>0.459281</text:p>
          </table:table-cell>
          <table:table-cell table:formula="of:=[.A3305]*[.A3305]" office:value-type="float" office:value="0.084936107844" calcext:value-type="float">
            <text:p>0.084936107844</text:p>
          </table:table-cell>
          <table:table-cell table:formula="of:=([.A3305]-[.B3305])*([.A3305]-[.B3305])" office:value-type="float" office:value="0.028171272649" calcext:value-type="float">
            <text:p>0.028171272649</text:p>
          </table:table-cell>
          <table:table-cell table:number-columns-repeated="2"/>
        </table:table-row>
        <table:table-row table:style-name="ro1">
          <table:table-cell office:value-type="float" office:value="0.319716" calcext:value-type="float">
            <text:p>0.319716</text:p>
          </table:table-cell>
          <table:table-cell office:value-type="float" office:value="0.530456" calcext:value-type="float">
            <text:p>0.530456</text:p>
          </table:table-cell>
          <table:table-cell table:formula="of:=[.A3306]*[.A3306]" office:value-type="float" office:value="0.102218320656" calcext:value-type="float">
            <text:p>0.102218320656</text:p>
          </table:table-cell>
          <table:table-cell table:formula="of:=([.A3306]-[.B3306])*([.A3306]-[.B3306])" office:value-type="float" office:value="0.0444113476" calcext:value-type="float">
            <text:p>0.0444113476</text:p>
          </table:table-cell>
          <table:table-cell table:number-columns-repeated="2"/>
        </table:table-row>
        <table:table-row table:style-name="ro1">
          <table:table-cell office:value-type="float" office:value="0.492074" calcext:value-type="float">
            <text:p>0.492074</text:p>
          </table:table-cell>
          <table:table-cell office:value-type="float" office:value="0.524527" calcext:value-type="float">
            <text:p>0.524527</text:p>
          </table:table-cell>
          <table:table-cell table:formula="of:=[.A3307]*[.A3307]" office:value-type="float" office:value="0.242136821476" calcext:value-type="float">
            <text:p>0.242136821476</text:p>
          </table:table-cell>
          <table:table-cell table:formula="of:=([.A3307]-[.B3307])*([.A3307]-[.B3307])" office:value-type="float" office:value="0.001053197209" calcext:value-type="float">
            <text:p>0.001053197209</text:p>
          </table:table-cell>
          <table:table-cell table:number-columns-repeated="2"/>
        </table:table-row>
        <table:table-row table:style-name="ro1">
          <table:table-cell office:value-type="float" office:value="0.487729" calcext:value-type="float">
            <text:p>0.487729</text:p>
          </table:table-cell>
          <table:table-cell office:value-type="float" office:value="0.568915" calcext:value-type="float">
            <text:p>0.568915</text:p>
          </table:table-cell>
          <table:table-cell table:formula="of:=[.A3308]*[.A3308]" office:value-type="float" office:value="0.237879577441" calcext:value-type="float">
            <text:p>0.237879577441</text:p>
          </table:table-cell>
          <table:table-cell table:formula="of:=([.A3308]-[.B3308])*([.A3308]-[.B3308])" office:value-type="float" office:value="0.00659116659599999" calcext:value-type="float">
            <text:p>0.00659116659599999</text:p>
          </table:table-cell>
          <table:table-cell table:number-columns-repeated="2"/>
        </table:table-row>
        <table:table-row table:style-name="ro1">
          <table:table-cell office:value-type="float" office:value="0.58731" calcext:value-type="float">
            <text:p>0.58731</text:p>
          </table:table-cell>
          <table:table-cell office:value-type="float" office:value="0.548898" calcext:value-type="float">
            <text:p>0.548898</text:p>
          </table:table-cell>
          <table:table-cell table:formula="of:=[.A3309]*[.A3309]" office:value-type="float" office:value="0.3449330361" calcext:value-type="float">
            <text:p>0.3449330361</text:p>
          </table:table-cell>
          <table:table-cell table:formula="of:=([.A3309]-[.B3309])*([.A3309]-[.B3309])" office:value-type="float" office:value="0.001475481744" calcext:value-type="float">
            <text:p>0.001475481744</text:p>
          </table:table-cell>
          <table:table-cell table:number-columns-repeated="2"/>
        </table:table-row>
        <table:table-row table:style-name="ro1">
          <table:table-cell office:value-type="float" office:value="0.671574" calcext:value-type="float">
            <text:p>0.671574</text:p>
          </table:table-cell>
          <table:table-cell office:value-type="float" office:value="0.629938" calcext:value-type="float">
            <text:p>0.629938</text:p>
          </table:table-cell>
          <table:table-cell table:formula="of:=[.A3310]*[.A3310]" office:value-type="float" office:value="0.451011637476" calcext:value-type="float">
            <text:p>0.451011637476</text:p>
          </table:table-cell>
          <table:table-cell table:formula="of:=([.A3310]-[.B3310])*([.A3310]-[.B3310])" office:value-type="float" office:value="0.001733556496" calcext:value-type="float">
            <text:p>0.001733556496</text:p>
          </table:table-cell>
          <table:table-cell table:number-columns-repeated="2"/>
        </table:table-row>
        <table:table-row table:style-name="ro1">
          <table:table-cell office:value-type="float" office:value="0.726143" calcext:value-type="float">
            <text:p>0.726143</text:p>
          </table:table-cell>
          <table:table-cell office:value-type="float" office:value="0.68811" calcext:value-type="float">
            <text:p>0.68811</text:p>
          </table:table-cell>
          <table:table-cell table:formula="of:=[.A3311]*[.A3311]" office:value-type="float" office:value="0.527283656449" calcext:value-type="float">
            <text:p>0.527283656449</text:p>
          </table:table-cell>
          <table:table-cell table:formula="of:=([.A3311]-[.B3311])*([.A3311]-[.B3311])" office:value-type="float" office:value="0.001446509089" calcext:value-type="float">
            <text:p>0.001446509089</text:p>
          </table:table-cell>
          <table:table-cell table:number-columns-repeated="2"/>
        </table:table-row>
        <table:table-row table:style-name="ro1">
          <table:table-cell office:value-type="float" office:value="0.921434" calcext:value-type="float">
            <text:p>0.921434</text:p>
          </table:table-cell>
          <table:table-cell office:value-type="float" office:value="0.710491" calcext:value-type="float">
            <text:p>0.710491</text:p>
          </table:table-cell>
          <table:table-cell table:formula="of:=[.A3312]*[.A3312]" office:value-type="float" office:value="0.849040616356" calcext:value-type="float">
            <text:p>0.849040616356</text:p>
          </table:table-cell>
          <table:table-cell table:formula="of:=([.A3312]-[.B3312])*([.A3312]-[.B3312])" office:value-type="float" office:value="0.044496949249" calcext:value-type="float">
            <text:p>0.044496949249</text:p>
          </table:table-cell>
          <table:table-cell table:number-columns-repeated="2"/>
        </table:table-row>
        <table:table-row table:style-name="ro1">
          <table:table-cell office:value-type="float" office:value="0.921434" calcext:value-type="float">
            <text:p>0.921434</text:p>
          </table:table-cell>
          <table:table-cell office:value-type="float" office:value="0.864911" calcext:value-type="float">
            <text:p>0.864911</text:p>
          </table:table-cell>
          <table:table-cell table:formula="of:=[.A3313]*[.A3313]" office:value-type="float" office:value="0.849040616356" calcext:value-type="float">
            <text:p>0.849040616356</text:p>
          </table:table-cell>
          <table:table-cell table:formula="of:=([.A3313]-[.B3313])*([.A3313]-[.B3313])" office:value-type="float" office:value="0.003194849529" calcext:value-type="float">
            <text:p>0.003194849529</text:p>
          </table:table-cell>
          <table:table-cell table:number-columns-repeated="2"/>
        </table:table-row>
        <table:table-row table:style-name="ro1">
          <table:table-cell office:value-type="float" office:value="0.921433" calcext:value-type="float">
            <text:p>0.921433</text:p>
          </table:table-cell>
          <table:table-cell office:value-type="float" office:value="0.915944" calcext:value-type="float">
            <text:p>0.915944</text:p>
          </table:table-cell>
          <table:table-cell table:formula="of:=[.A3314]*[.A3314]" office:value-type="float" office:value="0.849038773489" calcext:value-type="float">
            <text:p>0.849038773489</text:p>
          </table:table-cell>
          <table:table-cell table:formula="of:=([.A3314]-[.B3314])*([.A3314]-[.B3314])" office:value-type="float" office:value="0.0000301291209999996" calcext:value-type="float">
            <text:p>3.01291209999996E-05</text:p>
          </table:table-cell>
          <table:table-cell table:number-columns-repeated="2"/>
        </table:table-row>
        <table:table-row table:style-name="ro1">
          <table:table-cell office:value-type="float" office:value="0.950558" calcext:value-type="float">
            <text:p>0.950558</text:p>
          </table:table-cell>
          <table:table-cell office:value-type="float" office:value="0.975887" calcext:value-type="float">
            <text:p>0.975887</text:p>
          </table:table-cell>
          <table:table-cell table:formula="of:=[.A3315]*[.A3315]" office:value-type="float" office:value="0.903560511364" calcext:value-type="float">
            <text:p>0.903560511364</text:p>
          </table:table-cell>
          <table:table-cell table:formula="of:=([.A3315]-[.B3315])*([.A3315]-[.B3315])" office:value-type="float" office:value="0.000641558240999997" calcext:value-type="float">
            <text:p>0.000641558240999997</text:p>
          </table:table-cell>
          <table:table-cell table:number-columns-repeated="2"/>
        </table:table-row>
        <table:table-row table:style-name="ro1">
          <table:table-cell office:value-type="float" office:value="0.98923" calcext:value-type="float">
            <text:p>0.98923</text:p>
          </table:table-cell>
          <table:table-cell office:value-type="float" office:value="0.996323" calcext:value-type="float">
            <text:p>0.996323</text:p>
          </table:table-cell>
          <table:table-cell table:formula="of:=[.A3316]*[.A3316]" office:value-type="float" office:value="0.9785759929" calcext:value-type="float">
            <text:p>0.9785759929</text:p>
          </table:table-cell>
          <table:table-cell table:formula="of:=([.A3316]-[.B3316])*([.A3316]-[.B3316])" office:value-type="float" office:value="0.0000503106489999986" calcext:value-type="float">
            <text:p>5.03106489999986E-05</text:p>
          </table:table-cell>
          <table:table-cell table:number-columns-repeated="2"/>
        </table:table-row>
        <table:table-row table:style-name="ro1">
          <table:table-cell office:value-type="float" office:value="0.0000239611" calcext:value-type="float">
            <text:p>0.0000239611</text:p>
          </table:table-cell>
          <table:table-cell office:value-type="float" office:value="0.00000300325" calcext:value-type="float">
            <text:p>0.00000300325</text:p>
          </table:table-cell>
          <table:table-cell table:formula="of:=[.A3317]*[.A3317]" office:value-type="float" office:value="0.00000000057413431321" calcext:value-type="float">
            <text:p>5.7413431321E-10</text:p>
          </table:table-cell>
          <table:table-cell table:formula="of:=([.A3317]-[.B3317])*([.A3317]-[.B3317])" office:value-type="float" office:value="0.00000000043923147662" calcext:value-type="float">
            <text:p>4.392314766225E-10</text:p>
          </table:table-cell>
          <table:table-cell table:number-columns-repeated="2"/>
        </table:table-row>
        <table:table-row table:style-name="ro1">
          <table:table-cell office:value-type="float" office:value="0.0000299215" calcext:value-type="float">
            <text:p>0.0000299215</text:p>
          </table:table-cell>
          <table:table-cell office:value-type="float" office:value="0.0017529" calcext:value-type="float">
            <text:p>0.0017529</text:p>
          </table:table-cell>
          <table:table-cell table:formula="of:=[.A3318]*[.A3318]" office:value-type="float" office:value="0.00000000089529616225" calcext:value-type="float">
            <text:p>8.9529616225E-10</text:p>
          </table:table-cell>
          <table:table-cell table:formula="of:=([.A3318]-[.B3318])*([.A3318]-[.B3318])" office:value-type="float" office:value="0.00000296865491146225" calcext:value-type="float">
            <text:p>2.96865491146225E-06</text:p>
          </table:table-cell>
          <table:table-cell table:number-columns-repeated="2"/>
        </table:table-row>
        <table:table-row table:style-name="ro1">
          <table:table-cell office:value-type="float" office:value="0.000105798" calcext:value-type="float">
            <text:p>0.000105798</text:p>
          </table:table-cell>
          <table:table-cell office:value-type="float" office:value="0.00405419" calcext:value-type="float">
            <text:p>0.00405419</text:p>
          </table:table-cell>
          <table:table-cell table:formula="of:=[.A3319]*[.A3319]" office:value-type="float" office:value="0.000000011193216804" calcext:value-type="float">
            <text:p>1.1193216804E-08</text:p>
          </table:table-cell>
          <table:table-cell table:formula="of:=([.A3319]-[.B3319])*([.A3319]-[.B3319])" office:value-type="float" office:value="0.000015589799385664" calcext:value-type="float">
            <text:p>1.5589799385664E-05</text:p>
          </table:table-cell>
          <table:table-cell table:number-columns-repeated="2"/>
        </table:table-row>
        <table:table-row table:style-name="ro1">
          <table:table-cell office:value-type="float" office:value="0.00012219" calcext:value-type="float">
            <text:p>0.00012219</text:p>
          </table:table-cell>
          <table:table-cell office:value-type="float" office:value="0.00408268" calcext:value-type="float">
            <text:p>0.00408268</text:p>
          </table:table-cell>
          <table:table-cell table:formula="of:=[.A3320]*[.A3320]" office:value-type="float" office:value="0.0000000149303961" calcext:value-type="float">
            <text:p>0.0000000149303961</text:p>
          </table:table-cell>
          <table:table-cell table:formula="of:=([.A3320]-[.B3320])*([.A3320]-[.B3320])" office:value-type="float" office:value="0.0000156854810401" calcext:value-type="float">
            <text:p>0.0000156854810401</text:p>
          </table:table-cell>
          <table:table-cell table:number-columns-repeated="2"/>
        </table:table-row>
        <table:table-row table:style-name="ro1">
          <table:table-cell office:value-type="float" office:value="0.0000126362" calcext:value-type="float">
            <text:p>0.0000126362</text:p>
          </table:table-cell>
          <table:table-cell office:value-type="float" office:value="0.000987545" calcext:value-type="float">
            <text:p>0.000987545</text:p>
          </table:table-cell>
          <table:table-cell table:formula="of:=[.A3321]*[.A3321]" office:value-type="float" office:value="0.00000000015967355044" calcext:value-type="float">
            <text:p>1.5967355044E-10</text:p>
          </table:table-cell>
          <table:table-cell table:formula="of:=([.A3321]-[.B3321])*([.A3321]-[.B3321])" office:value-type="float" office:value="0.00000095044716831744" calcext:value-type="float">
            <text:p>9.5044716831744E-07</text:p>
          </table:table-cell>
          <table:table-cell table:number-columns-repeated="2"/>
        </table:table-row>
        <table:table-row table:style-name="ro1">
          <table:table-cell office:value-type="float" office:value="0.0000126362" calcext:value-type="float">
            <text:p>0.0000126362</text:p>
          </table:table-cell>
          <table:table-cell office:value-type="float" office:value="0.00852479" calcext:value-type="float">
            <text:p>0.00852479</text:p>
          </table:table-cell>
          <table:table-cell table:formula="of:=[.A3322]*[.A3322]" office:value-type="float" office:value="0.00000000015967355044" calcext:value-type="float">
            <text:p>1.5967355044E-10</text:p>
          </table:table-cell>
          <table:table-cell table:formula="of:=([.A3322]-[.B3322])*([.A3322]-[.B3322])" office:value-type="float" office:value="0.0000724567623148544" calcext:value-type="float">
            <text:p>7.24567623148544E-05</text:p>
          </table:table-cell>
          <table:table-cell table:number-columns-repeated="2"/>
        </table:table-row>
        <table:table-row table:style-name="ro1">
          <table:table-cell office:value-type="float" office:value="0.0000354648" calcext:value-type="float">
            <text:p>0.0000354648</text:p>
          </table:table-cell>
          <table:table-cell office:value-type="float" office:value="0.00160062" calcext:value-type="float">
            <text:p>0.00160062</text:p>
          </table:table-cell>
          <table:table-cell table:formula="of:=[.A3323]*[.A3323]" office:value-type="float" office:value="0.00000000125775203904" calcext:value-type="float">
            <text:p>1.25775203904E-09</text:p>
          </table:table-cell>
          <table:table-cell table:formula="of:=([.A3323]-[.B3323])*([.A3323]-[.B3323])" office:value-type="float" office:value="0.00000244971080008704" calcext:value-type="float">
            <text:p>2.44971080008704E-06</text:p>
          </table:table-cell>
          <table:table-cell table:number-columns-repeated="2"/>
        </table:table-row>
        <table:table-row table:style-name="ro1">
          <table:table-cell office:value-type="float" office:value="0.00000077486" calcext:value-type="float">
            <text:p>0.00000077486</text:p>
          </table:table-cell>
          <table:table-cell office:value-type="float" office:value="0.00922979" calcext:value-type="float">
            <text:p>0.00922979</text:p>
          </table:table-cell>
          <table:table-cell table:formula="of:=[.A3324]*[.A3324]" office:value-type="float" office:value="0.00000000000060040802" calcext:value-type="float">
            <text:p>6.004080196E-13</text:p>
          </table:table-cell>
          <table:table-cell table:formula="of:=([.A3324]-[.B3324])*([.A3324]-[.B3324])" office:value-type="float" office:value="0.0000851747204543492" calcext:value-type="float">
            <text:p>8.51747204543492E-05</text:p>
          </table:table-cell>
          <table:table-cell table:number-columns-repeated="2"/>
        </table:table-row>
        <table:table-row table:style-name="ro1">
          <table:table-cell office:value-type="float" office:value="0.000122905" calcext:value-type="float">
            <text:p>0.000122905</text:p>
          </table:table-cell>
          <table:table-cell office:value-type="float" office:value="0.00144564" calcext:value-type="float">
            <text:p>0.00144564</text:p>
          </table:table-cell>
          <table:table-cell table:formula="of:=[.A3325]*[.A3325]" office:value-type="float" office:value="0.000000015105639025" calcext:value-type="float">
            <text:p>1.5105639025E-08</text:p>
          </table:table-cell>
          <table:table-cell table:formula="of:=([.A3325]-[.B3325])*([.A3325]-[.B3325])" office:value-type="float" office:value="0.000001749627880225" calcext:value-type="float">
            <text:p>1.749627880225E-06</text:p>
          </table:table-cell>
          <table:table-cell table:number-columns-repeated="2"/>
        </table:table-row>
        <table:table-row table:style-name="ro1">
          <table:table-cell office:value-type="float" office:value="0.0000652075" calcext:value-type="float">
            <text:p>0.0000652075</text:p>
          </table:table-cell>
          <table:table-cell office:value-type="float" office:value="0.0129413" calcext:value-type="float">
            <text:p>0.0129413</text:p>
          </table:table-cell>
          <table:table-cell table:formula="of:=[.A3326]*[.A3326]" office:value-type="float" office:value="0.00000000425201805625" calcext:value-type="float">
            <text:p>4.25201805625E-09</text:p>
          </table:table-cell>
          <table:table-cell table:formula="of:=([.A3326]-[.B3326])*([.A3326]-[.B3326])" office:value-type="float" office:value="0.000165793758068556" calcext:value-type="float">
            <text:p>0.000165793758068556</text:p>
          </table:table-cell>
          <table:table-cell table:number-columns-repeated="2"/>
        </table:table-row>
        <table:table-row table:style-name="ro1">
          <table:table-cell office:value-type="float" office:value="0.0000371933" calcext:value-type="float">
            <text:p>0.0000371933</text:p>
          </table:table-cell>
          <table:table-cell office:value-type="float" office:value="0.000445782" calcext:value-type="float">
            <text:p>0.000445782</text:p>
          </table:table-cell>
          <table:table-cell table:formula="of:=[.A3327]*[.A3327]" office:value-type="float" office:value="0.00000000138334156489" calcext:value-type="float">
            <text:p>1.38334156489E-09</text:p>
          </table:table-cell>
          <table:table-cell table:formula="of:=([.A3327]-[.B3327])*([.A3327]-[.B3327])" office:value-type="float" office:value="0.00000016694472576769" calcext:value-type="float">
            <text:p>1.6694472576769E-07</text:p>
          </table:table-cell>
          <table:table-cell table:number-columns-repeated="2"/>
        </table:table-row>
        <table:table-row table:style-name="ro1">
          <table:table-cell office:value-type="float" office:value="0.0000705719" calcext:value-type="float">
            <text:p>0.0000705719</text:p>
          </table:table-cell>
          <table:table-cell office:value-type="float" office:value="0.0239083" calcext:value-type="float">
            <text:p>0.0239083</text:p>
          </table:table-cell>
          <table:table-cell table:formula="of:=[.A3328]*[.A3328]" office:value-type="float" office:value="0.00000000498039306961" calcext:value-type="float">
            <text:p>4.98039306961E-09</text:p>
          </table:table-cell>
          <table:table-cell table:formula="of:=([.A3328]-[.B3328])*([.A3328]-[.B3328])" office:value-type="float" office:value="0.00056823728096953" calcext:value-type="float">
            <text:p>0.00056823728096953</text:p>
          </table:table-cell>
          <table:table-cell table:number-columns-repeated="2"/>
        </table:table-row>
        <table:table-row table:style-name="ro1">
          <table:table-cell office:value-type="float" office:value="0.0000368953" calcext:value-type="float">
            <text:p>0.0000368953</text:p>
          </table:table-cell>
          <table:table-cell office:value-type="float" office:value="0.00763046" calcext:value-type="float">
            <text:p>0.00763046</text:p>
          </table:table-cell>
          <table:table-cell table:formula="of:=[.A3329]*[.A3329]" office:value-type="float" office:value="0.00000000136126316209" calcext:value-type="float">
            <text:p>1.36126316209E-09</text:p>
          </table:table-cell>
          <table:table-cell table:formula="of:=([.A3329]-[.B3329])*([.A3329]-[.B3329])" office:value-type="float" office:value="0.0000576622248530861" calcext:value-type="float">
            <text:p>5.76622248530861E-05</text:p>
          </table:table-cell>
          <table:table-cell table:number-columns-repeated="2"/>
        </table:table-row>
        <table:table-row table:style-name="ro1">
          <table:table-cell office:value-type="float" office:value="0.0000328422" calcext:value-type="float">
            <text:p>0.0000328422</text:p>
          </table:table-cell>
          <table:table-cell office:value-type="float" office:value="0.000323646" calcext:value-type="float">
            <text:p>0.000323646</text:p>
          </table:table-cell>
          <table:table-cell table:formula="of:=[.A3330]*[.A3330]" office:value-type="float" office:value="0.00000000107861010084" calcext:value-type="float">
            <text:p>1.07861010084E-09</text:p>
          </table:table-cell>
          <table:table-cell table:formula="of:=([.A3330]-[.B3330])*([.A3330]-[.B3330])" office:value-type="float" office:value="0.00000008456685009444" calcext:value-type="float">
            <text:p>8.456685009444E-08</text:p>
          </table:table-cell>
          <table:table-cell table:number-columns-repeated="2"/>
        </table:table-row>
        <table:table-row table:style-name="ro1">
          <table:table-cell office:value-type="float" office:value="0.000230014" calcext:value-type="float">
            <text:p>0.000230014</text:p>
          </table:table-cell>
          <table:table-cell office:value-type="float" office:value="0.0109778" calcext:value-type="float">
            <text:p>0.0109778</text:p>
          </table:table-cell>
          <table:table-cell table:formula="of:=[.A3331]*[.A3331]" office:value-type="float" office:value="0.000000052906440196" calcext:value-type="float">
            <text:p>5.2906440196E-08</text:p>
          </table:table-cell>
          <table:table-cell table:formula="of:=([.A3331]-[.B3331])*([.A3331]-[.B3331])" office:value-type="float" office:value="0.000115514903901796" calcext:value-type="float">
            <text:p>0.000115514903901796</text:p>
          </table:table-cell>
          <table:table-cell table:number-columns-repeated="2"/>
        </table:table-row>
        <table:table-row table:style-name="ro1">
          <table:table-cell office:value-type="float" office:value="0.0000439882" calcext:value-type="float">
            <text:p>0.0000439882</text:p>
          </table:table-cell>
          <table:table-cell office:value-type="float" office:value="0.00512177" calcext:value-type="float">
            <text:p>0.00512177</text:p>
          </table:table-cell>
          <table:table-cell table:formula="of:=[.A3332]*[.A3332]" office:value-type="float" office:value="0.00000000193496173924" calcext:value-type="float">
            <text:p>1.93496173924E-09</text:p>
          </table:table-cell>
          <table:table-cell table:formula="of:=([.A3332]-[.B3332])*([.A3332]-[.B3332])" office:value-type="float" office:value="0.0000257838680084112" calcext:value-type="float">
            <text:p>2.57838680084112E-05</text:p>
          </table:table-cell>
          <table:table-cell table:number-columns-repeated="2"/>
        </table:table-row>
        <table:table-row table:style-name="ro1">
          <table:table-cell office:value-type="float" office:value="0.00108093" calcext:value-type="float">
            <text:p>0.00108093</text:p>
          </table:table-cell>
          <table:table-cell office:value-type="float" office:value="0.00654139" calcext:value-type="float">
            <text:p>0.00654139</text:p>
          </table:table-cell>
          <table:table-cell table:formula="of:=[.A3333]*[.A3333]" office:value-type="float" office:value="0.0000011684096649" calcext:value-type="float">
            <text:p>0.0000011684096649</text:p>
          </table:table-cell>
          <table:table-cell table:formula="of:=([.A3333]-[.B3333])*([.A3333]-[.B3333])" office:value-type="float" office:value="0.0000298166234116" calcext:value-type="float">
            <text:p>0.0000298166234116</text:p>
          </table:table-cell>
          <table:table-cell table:number-columns-repeated="2"/>
        </table:table-row>
        <table:table-row table:style-name="ro1">
          <table:table-cell office:value-type="float" office:value="0.0273651" calcext:value-type="float">
            <text:p>0.0273651</text:p>
          </table:table-cell>
          <table:table-cell office:value-type="float" office:value="0.103134" calcext:value-type="float">
            <text:p>0.103134</text:p>
          </table:table-cell>
          <table:table-cell table:formula="of:=[.A3334]*[.A3334]" office:value-type="float" office:value="0.00074884869801" calcext:value-type="float">
            <text:p>0.00074884869801</text:p>
          </table:table-cell>
          <table:table-cell table:formula="of:=([.A3334]-[.B3334])*([.A3334]-[.B3334])" office:value-type="float" office:value="0.00574092620721" calcext:value-type="float">
            <text:p>0.00574092620721</text:p>
          </table:table-cell>
          <table:table-cell table:number-columns-repeated="2"/>
        </table:table-row>
        <table:table-row table:style-name="ro1">
          <table:table-cell office:value-type="float" office:value="0.0273651" calcext:value-type="float">
            <text:p>0.0273651</text:p>
          </table:table-cell>
          <table:table-cell office:value-type="float" office:value="0.157318" calcext:value-type="float">
            <text:p>0.157318</text:p>
          </table:table-cell>
          <table:table-cell table:formula="of:=[.A3335]*[.A3335]" office:value-type="float" office:value="0.00074884869801" calcext:value-type="float">
            <text:p>0.00074884869801</text:p>
          </table:table-cell>
          <table:table-cell table:formula="of:=([.A3335]-[.B3335])*([.A3335]-[.B3335])" office:value-type="float" office:value="0.01688775621841" calcext:value-type="float">
            <text:p>0.01688775621841</text:p>
          </table:table-cell>
          <table:table-cell table:number-columns-repeated="2"/>
        </table:table-row>
        <table:table-row table:style-name="ro1">
          <table:table-cell office:value-type="float" office:value="0.0198322" calcext:value-type="float">
            <text:p>0.0198322</text:p>
          </table:table-cell>
          <table:table-cell office:value-type="float" office:value="0.205645" calcext:value-type="float">
            <text:p>0.205645</text:p>
          </table:table-cell>
          <table:table-cell table:formula="of:=[.A3336]*[.A3336]" office:value-type="float" office:value="0.00039331615684" calcext:value-type="float">
            <text:p>0.00039331615684</text:p>
          </table:table-cell>
          <table:table-cell table:formula="of:=([.A3336]-[.B3336])*([.A3336]-[.B3336])" office:value-type="float" office:value="0.03452639664384" calcext:value-type="float">
            <text:p>0.03452639664384</text:p>
          </table:table-cell>
          <table:table-cell table:number-columns-repeated="2"/>
        </table:table-row>
        <table:table-row table:style-name="ro1">
          <table:table-cell office:value-type="float" office:value="0.0198321" calcext:value-type="float">
            <text:p>0.0198321</text:p>
          </table:table-cell>
          <table:table-cell office:value-type="float" office:value="0.213733" calcext:value-type="float">
            <text:p>0.213733</text:p>
          </table:table-cell>
          <table:table-cell table:formula="of:=[.A3337]*[.A3337]" office:value-type="float" office:value="0.00039331219041" calcext:value-type="float">
            <text:p>0.00039331219041</text:p>
          </table:table-cell>
          <table:table-cell table:formula="of:=([.A3337]-[.B3337])*([.A3337]-[.B3337])" office:value-type="float" office:value="0.03759755902081" calcext:value-type="float">
            <text:p>0.03759755902081</text:p>
          </table:table-cell>
          <table:table-cell table:number-columns-repeated="2"/>
        </table:table-row>
        <table:table-row table:style-name="ro1">
          <table:table-cell office:value-type="float" office:value="0.0198322" calcext:value-type="float">
            <text:p>0.0198322</text:p>
          </table:table-cell>
          <table:table-cell office:value-type="float" office:value="0.221897" calcext:value-type="float">
            <text:p>0.221897</text:p>
          </table:table-cell>
          <table:table-cell table:formula="of:=[.A3338]*[.A3338]" office:value-type="float" office:value="0.00039331615684" calcext:value-type="float">
            <text:p>0.00039331615684</text:p>
          </table:table-cell>
          <table:table-cell table:formula="of:=([.A3338]-[.B3338])*([.A3338]-[.B3338])" office:value-type="float" office:value="0.04083018339904" calcext:value-type="float">
            <text:p>0.04083018339904</text:p>
          </table:table-cell>
          <table:table-cell table:number-columns-repeated="2"/>
        </table:table-row>
        <table:table-row table:style-name="ro1">
          <table:table-cell office:value-type="float" office:value="0.0566532" calcext:value-type="float">
            <text:p>0.0566532</text:p>
          </table:table-cell>
          <table:table-cell office:value-type="float" office:value="0.183809" calcext:value-type="float">
            <text:p>0.183809</text:p>
          </table:table-cell>
          <table:table-cell table:formula="of:=[.A3339]*[.A3339]" office:value-type="float" office:value="0.00320958507024" calcext:value-type="float">
            <text:p>0.00320958507024</text:p>
          </table:table-cell>
          <table:table-cell table:formula="of:=([.A3339]-[.B3339])*([.A3339]-[.B3339])" office:value-type="float" office:value="0.01616859747364" calcext:value-type="float">
            <text:p>0.01616859747364</text:p>
          </table:table-cell>
          <table:table-cell table:number-columns-repeated="2"/>
        </table:table-row>
        <table:table-row table:style-name="ro1">
          <table:table-cell office:value-type="float" office:value="0.0566533" calcext:value-type="float">
            <text:p>0.0566533</text:p>
          </table:table-cell>
          <table:table-cell office:value-type="float" office:value="0.250538" calcext:value-type="float">
            <text:p>0.250538</text:p>
          </table:table-cell>
          <table:table-cell table:formula="of:=[.A3340]*[.A3340]" office:value-type="float" office:value="0.00320959640089" calcext:value-type="float">
            <text:p>0.00320959640089</text:p>
          </table:table-cell>
          <table:table-cell table:formula="of:=([.A3340]-[.B3340])*([.A3340]-[.B3340])" office:value-type="float" office:value="0.03759127689409" calcext:value-type="float">
            <text:p>0.03759127689409</text:p>
          </table:table-cell>
          <table:table-cell table:number-columns-repeated="2"/>
        </table:table-row>
        <table:table-row table:style-name="ro1">
          <table:table-cell office:value-type="float" office:value="0.0566532" calcext:value-type="float">
            <text:p>0.0566532</text:p>
          </table:table-cell>
          <table:table-cell office:value-type="float" office:value="0.260069" calcext:value-type="float">
            <text:p>0.260069</text:p>
          </table:table-cell>
          <table:table-cell table:formula="of:=[.A3341]*[.A3341]" office:value-type="float" office:value="0.00320958507024" calcext:value-type="float">
            <text:p>0.00320958507024</text:p>
          </table:table-cell>
          <table:table-cell table:formula="of:=([.A3341]-[.B3341])*([.A3341]-[.B3341])" office:value-type="float" office:value="0.04137798768964" calcext:value-type="float">
            <text:p>0.04137798768964</text:p>
          </table:table-cell>
          <table:table-cell table:number-columns-repeated="2"/>
        </table:table-row>
        <table:table-row table:style-name="ro1">
          <table:table-cell office:value-type="float" office:value="0.0566532" calcext:value-type="float">
            <text:p>0.0566532</text:p>
          </table:table-cell>
          <table:table-cell office:value-type="float" office:value="0.26983" calcext:value-type="float">
            <text:p>0.26983</text:p>
          </table:table-cell>
          <table:table-cell table:formula="of:=[.A3342]*[.A3342]" office:value-type="float" office:value="0.00320958507024" calcext:value-type="float">
            <text:p>0.00320958507024</text:p>
          </table:table-cell>
          <table:table-cell table:formula="of:=([.A3342]-[.B3342])*([.A3342]-[.B3342])" office:value-type="float" office:value="0.04544434805824" calcext:value-type="float">
            <text:p>0.04544434805824</text:p>
          </table:table-cell>
          <table:table-cell table:number-columns-repeated="2"/>
        </table:table-row>
        <table:table-row table:style-name="ro1">
          <table:table-cell office:value-type="float" office:value="0.146079" calcext:value-type="float">
            <text:p>0.146079</text:p>
          </table:table-cell>
          <table:table-cell office:value-type="float" office:value="0.570753" calcext:value-type="float">
            <text:p>0.570753</text:p>
          </table:table-cell>
          <table:table-cell table:formula="of:=[.A3343]*[.A3343]" office:value-type="float" office:value="0.021339074241" calcext:value-type="float">
            <text:p>0.021339074241</text:p>
          </table:table-cell>
          <table:table-cell table:formula="of:=([.A3343]-[.B3343])*([.A3343]-[.B3343])" office:value-type="float" office:value="0.180348006276" calcext:value-type="float">
            <text:p>0.180348006276</text:p>
          </table:table-cell>
          <table:table-cell table:number-columns-repeated="2"/>
        </table:table-row>
        <table:table-row table:style-name="ro1">
          <table:table-cell office:value-type="float" office:value="0.175052" calcext:value-type="float">
            <text:p>0.175052</text:p>
          </table:table-cell>
          <table:table-cell office:value-type="float" office:value="0.611975" calcext:value-type="float">
            <text:p>0.611975</text:p>
          </table:table-cell>
          <table:table-cell table:formula="of:=[.A3344]*[.A3344]" office:value-type="float" office:value="0.030643202704" calcext:value-type="float">
            <text:p>0.030643202704</text:p>
          </table:table-cell>
          <table:table-cell table:formula="of:=([.A3344]-[.B3344])*([.A3344]-[.B3344])" office:value-type="float" office:value="0.190901707929" calcext:value-type="float">
            <text:p>0.190901707929</text:p>
          </table:table-cell>
          <table:table-cell table:number-columns-repeated="2"/>
        </table:table-row>
        <table:table-row table:style-name="ro1">
          <table:table-cell office:value-type="float" office:value="0.175052" calcext:value-type="float">
            <text:p>0.175052</text:p>
          </table:table-cell>
          <table:table-cell office:value-type="float" office:value="0.63683" calcext:value-type="float">
            <text:p>0.63683</text:p>
          </table:table-cell>
          <table:table-cell table:formula="of:=[.A3345]*[.A3345]" office:value-type="float" office:value="0.030643202704" calcext:value-type="float">
            <text:p>0.030643202704</text:p>
          </table:table-cell>
          <table:table-cell table:formula="of:=([.A3345]-[.B3345])*([.A3345]-[.B3345])" office:value-type="float" office:value="0.213238921284" calcext:value-type="float">
            <text:p>0.213238921284</text:p>
          </table:table-cell>
          <table:table-cell table:number-columns-repeated="2"/>
        </table:table-row>
        <table:table-row table:style-name="ro1">
          <table:table-cell office:value-type="float" office:value="0.175052" calcext:value-type="float">
            <text:p>0.175052</text:p>
          </table:table-cell>
          <table:table-cell office:value-type="float" office:value="0.512226" calcext:value-type="float">
            <text:p>0.512226</text:p>
          </table:table-cell>
          <table:table-cell table:formula="of:=[.A3346]*[.A3346]" office:value-type="float" office:value="0.030643202704" calcext:value-type="float">
            <text:p>0.030643202704</text:p>
          </table:table-cell>
          <table:table-cell table:formula="of:=([.A3346]-[.B3346])*([.A3346]-[.B3346])" office:value-type="float" office:value="0.113686306276" calcext:value-type="float">
            <text:p>0.113686306276</text:p>
          </table:table-cell>
          <table:table-cell table:number-columns-repeated="2"/>
        </table:table-row>
        <table:table-row table:style-name="ro1">
          <table:table-cell office:value-type="float" office:value="0.291368" calcext:value-type="float">
            <text:p>0.291368</text:p>
          </table:table-cell>
          <table:table-cell office:value-type="float" office:value="0.618812" calcext:value-type="float">
            <text:p>0.618812</text:p>
          </table:table-cell>
          <table:table-cell table:formula="of:=[.A3347]*[.A3347]" office:value-type="float" office:value="0.084895311424" calcext:value-type="float">
            <text:p>0.084895311424</text:p>
          </table:table-cell>
          <table:table-cell table:formula="of:=([.A3347]-[.B3347])*([.A3347]-[.B3347])" office:value-type="float" office:value="0.107219573136" calcext:value-type="float">
            <text:p>0.107219573136</text:p>
          </table:table-cell>
          <table:table-cell table:number-columns-repeated="2"/>
        </table:table-row>
        <table:table-row table:style-name="ro1">
          <table:table-cell office:value-type="float" office:value="0.497885" calcext:value-type="float">
            <text:p>0.497885</text:p>
          </table:table-cell>
          <table:table-cell office:value-type="float" office:value="0.637082" calcext:value-type="float">
            <text:p>0.637082</text:p>
          </table:table-cell>
          <table:table-cell table:formula="of:=[.A3348]*[.A3348]" office:value-type="float" office:value="0.247889473225" calcext:value-type="float">
            <text:p>0.247889473225</text:p>
          </table:table-cell>
          <table:table-cell table:formula="of:=([.A3348]-[.B3348])*([.A3348]-[.B3348])" office:value-type="float" office:value="0.019375804809" calcext:value-type="float">
            <text:p>0.019375804809</text:p>
          </table:table-cell>
          <table:table-cell table:number-columns-repeated="2"/>
        </table:table-row>
        <table:table-row table:style-name="ro1">
          <table:table-cell office:value-type="float" office:value="0.335384" calcext:value-type="float">
            <text:p>0.335384</text:p>
          </table:table-cell>
          <table:table-cell office:value-type="float" office:value="0.620919" calcext:value-type="float">
            <text:p>0.620919</text:p>
          </table:table-cell>
          <table:table-cell table:formula="of:=[.A3349]*[.A3349]" office:value-type="float" office:value="0.112482427456" calcext:value-type="float">
            <text:p>0.112482427456</text:p>
          </table:table-cell>
          <table:table-cell table:formula="of:=([.A3349]-[.B3349])*([.A3349]-[.B3349])" office:value-type="float" office:value="0.081530236225" calcext:value-type="float">
            <text:p>0.081530236225</text:p>
          </table:table-cell>
          <table:table-cell table:number-columns-repeated="2"/>
        </table:table-row>
        <table:table-row table:style-name="ro1">
          <table:table-cell office:value-type="float" office:value="0.469673" calcext:value-type="float">
            <text:p>0.469673</text:p>
          </table:table-cell>
          <table:table-cell office:value-type="float" office:value="0.73824" calcext:value-type="float">
            <text:p>0.73824</text:p>
          </table:table-cell>
          <table:table-cell table:formula="of:=[.A3350]*[.A3350]" office:value-type="float" office:value="0.220592726929" calcext:value-type="float">
            <text:p>0.220592726929</text:p>
          </table:table-cell>
          <table:table-cell table:formula="of:=([.A3350]-[.B3350])*([.A3350]-[.B3350])" office:value-type="float" office:value="0.072128233489" calcext:value-type="float">
            <text:p>0.072128233489</text:p>
          </table:table-cell>
          <table:table-cell table:number-columns-repeated="2"/>
        </table:table-row>
        <table:table-row table:style-name="ro1">
          <table:table-cell office:value-type="float" office:value="0.857831" calcext:value-type="float">
            <text:p>0.857831</text:p>
          </table:table-cell>
          <table:table-cell office:value-type="float" office:value="0.818558" calcext:value-type="float">
            <text:p>0.818558</text:p>
          </table:table-cell>
          <table:table-cell table:formula="of:=[.A3351]*[.A3351]" office:value-type="float" office:value="0.735874024561" calcext:value-type="float">
            <text:p>0.735874024561</text:p>
          </table:table-cell>
          <table:table-cell table:formula="of:=([.A3351]-[.B3351])*([.A3351]-[.B3351])" office:value-type="float" office:value="0.001542368529" calcext:value-type="float">
            <text:p>0.001542368529</text:p>
          </table:table-cell>
          <table:table-cell table:number-columns-repeated="2"/>
        </table:table-row>
        <table:table-row table:style-name="ro1">
          <table:table-cell office:value-type="float" office:value="0.857831" calcext:value-type="float">
            <text:p>0.857831</text:p>
          </table:table-cell>
          <table:table-cell office:value-type="float" office:value="0.853972" calcext:value-type="float">
            <text:p>0.853972</text:p>
          </table:table-cell>
          <table:table-cell table:formula="of:=[.A3352]*[.A3352]" office:value-type="float" office:value="0.735874024561" calcext:value-type="float">
            <text:p>0.735874024561</text:p>
          </table:table-cell>
          <table:table-cell table:formula="of:=([.A3352]-[.B3352])*([.A3352]-[.B3352])" office:value-type="float" office:value="0.0000148918810000004" calcext:value-type="float">
            <text:p>1.48918810000004E-05</text:p>
          </table:table-cell>
          <table:table-cell table:number-columns-repeated="2"/>
        </table:table-row>
        <table:table-row table:style-name="ro1">
          <table:table-cell office:value-type="float" office:value="0.857831" calcext:value-type="float">
            <text:p>0.857831</text:p>
          </table:table-cell>
          <table:table-cell office:value-type="float" office:value="0.868707" calcext:value-type="float">
            <text:p>0.868707</text:p>
          </table:table-cell>
          <table:table-cell table:formula="of:=[.A3353]*[.A3353]" office:value-type="float" office:value="0.735874024561" calcext:value-type="float">
            <text:p>0.735874024561</text:p>
          </table:table-cell>
          <table:table-cell table:formula="of:=([.A3353]-[.B3353])*([.A3353]-[.B3353])" office:value-type="float" office:value="0.000118287376" calcext:value-type="float">
            <text:p>0.000118287376</text:p>
          </table:table-cell>
          <table:table-cell table:number-columns-repeated="2"/>
        </table:table-row>
        <table:table-row table:style-name="ro1">
          <table:table-cell office:value-type="float" office:value="0.881333" calcext:value-type="float">
            <text:p>0.881333</text:p>
          </table:table-cell>
          <table:table-cell office:value-type="float" office:value="0.995837" calcext:value-type="float">
            <text:p>0.995837</text:p>
          </table:table-cell>
          <table:table-cell table:formula="of:=[.A3354]*[.A3354]" office:value-type="float" office:value="0.776747856889" calcext:value-type="float">
            <text:p>0.776747856889</text:p>
          </table:table-cell>
          <table:table-cell table:formula="of:=([.A3354]-[.B3354])*([.A3354]-[.B3354])" office:value-type="float" office:value="0.013111166016" calcext:value-type="float">
            <text:p>0.013111166016</text:p>
          </table:table-cell>
          <table:table-cell table:number-columns-repeated="2"/>
        </table:table-row>
        <table:table-row table:style-name="ro1">
          <table:table-cell office:value-type="float" office:value="0.993198" calcext:value-type="float">
            <text:p>0.993198</text:p>
          </table:table-cell>
          <table:table-cell office:value-type="float" office:value="0.969347" calcext:value-type="float">
            <text:p>0.969347</text:p>
          </table:table-cell>
          <table:table-cell table:formula="of:=[.A3355]*[.A3355]" office:value-type="float" office:value="0.986442267204" calcext:value-type="float">
            <text:p>0.986442267204</text:p>
          </table:table-cell>
          <table:table-cell table:formula="of:=([.A3355]-[.B3355])*([.A3355]-[.B3355])" office:value-type="float" office:value="0.000568870201000003" calcext:value-type="float">
            <text:p>0.000568870201000003</text:p>
          </table:table-cell>
          <table:table-cell table:number-columns-repeated="2"/>
        </table:table-row>
        <table:table-row table:style-name="ro1">
          <table:table-cell office:value-type="float" office:value="0.00000101328" calcext:value-type="float">
            <text:p>0.00000101328</text:p>
          </table:table-cell>
          <table:table-cell office:value-type="float" office:value="0.00000300168" calcext:value-type="float">
            <text:p>0.00000300168</text:p>
          </table:table-cell>
          <table:table-cell table:formula="of:=[.A3356]*[.A3356]" office:value-type="float" office:value="0.00000000000102673636" calcext:value-type="float">
            <text:p>1.0267363584E-12</text:p>
          </table:table-cell>
          <table:table-cell table:formula="of:=([.A3356]-[.B3356])*([.A3356]-[.B3356])" office:value-type="float" office:value="0.00000000000395373456" calcext:value-type="float">
            <text:p>3.95373456E-12</text:p>
          </table:table-cell>
          <table:table-cell table:number-columns-repeated="2"/>
        </table:table-row>
        <table:table-row table:style-name="ro1">
          <table:table-cell office:value-type="float" office:value="0.00000101328" calcext:value-type="float">
            <text:p>0.00000101328</text:p>
          </table:table-cell>
          <table:table-cell office:value-type="float" office:value="0.00178974" calcext:value-type="float">
            <text:p>0.00178974</text:p>
          </table:table-cell>
          <table:table-cell table:formula="of:=[.A3357]*[.A3357]" office:value-type="float" office:value="0.00000000000102673636" calcext:value-type="float">
            <text:p>1.0267363584E-12</text:p>
          </table:table-cell>
          <table:table-cell table:formula="of:=([.A3357]-[.B3357])*([.A3357]-[.B3357])" office:value-type="float" office:value="0.00000319954327884196" calcext:value-type="float">
            <text:p>3.19954327884196E-06</text:p>
          </table:table-cell>
          <table:table-cell table:number-columns-repeated="2"/>
        </table:table-row>
        <table:table-row table:style-name="ro1">
          <table:table-cell office:value-type="float" office:value="0.00000101328" calcext:value-type="float">
            <text:p>0.00000101328</text:p>
          </table:table-cell>
          <table:table-cell office:value-type="float" office:value="0.0151337" calcext:value-type="float">
            <text:p>0.0151337</text:p>
          </table:table-cell>
          <table:table-cell table:formula="of:=[.A3358]*[.A3358]" office:value-type="float" office:value="0.00000000000102673636" calcext:value-type="float">
            <text:p>1.0267363584E-12</text:p>
          </table:table-cell>
          <table:table-cell table:formula="of:=([.A3358]-[.B3358])*([.A3358]-[.B3358])" office:value-type="float" office:value="0.000228998207365664" calcext:value-type="float">
            <text:p>0.000228998207365664</text:p>
          </table:table-cell>
          <table:table-cell table:number-columns-repeated="2"/>
        </table:table-row>
        <table:table-row table:style-name="ro1">
          <table:table-cell office:value-type="float" office:value="0.0000724792" calcext:value-type="float">
            <text:p>0.0000724792</text:p>
          </table:table-cell>
          <table:table-cell office:value-type="float" office:value="0.041478" calcext:value-type="float">
            <text:p>0.041478</text:p>
          </table:table-cell>
          <table:table-cell table:formula="of:=[.A3359]*[.A3359]" office:value-type="float" office:value="0.00000000525323443264" calcext:value-type="float">
            <text:p>5.25323443264E-09</text:p>
          </table:table-cell>
          <table:table-cell table:formula="of:=([.A3359]-[.B3359])*([.A3359]-[.B3359])" office:value-type="float" office:value="0.00171441715271923" calcext:value-type="float">
            <text:p>0.00171441715271923</text:p>
          </table:table-cell>
          <table:table-cell table:number-columns-repeated="2"/>
        </table:table-row>
        <table:table-row table:style-name="ro1">
          <table:table-cell office:value-type="float" office:value="0.00000160933" calcext:value-type="float">
            <text:p>0.00000160933</text:p>
          </table:table-cell>
          <table:table-cell office:value-type="float" office:value="0.0769892" calcext:value-type="float">
            <text:p>0.0769892</text:p>
          </table:table-cell>
          <table:table-cell table:formula="of:=[.A3360]*[.A3360]" office:value-type="float" office:value="0.00000000000258994305" calcext:value-type="float">
            <text:p>2.5899430489E-12</text:p>
          </table:table-cell>
          <table:table-cell table:formula="of:=([.A3360]-[.B3360])*([.A3360]-[.B3360])" office:value-type="float" office:value="0.00592708911717147" calcext:value-type="float">
            <text:p>0.00592708911717147</text:p>
          </table:table-cell>
          <table:table-cell table:number-columns-repeated="2"/>
        </table:table-row>
        <table:table-row table:style-name="ro1">
          <table:table-cell office:value-type="float" office:value="0.000393093" calcext:value-type="float">
            <text:p>0.000393093</text:p>
          </table:table-cell>
          <table:table-cell office:value-type="float" office:value="0.00506247" calcext:value-type="float">
            <text:p>0.00506247</text:p>
          </table:table-cell>
          <table:table-cell table:formula="of:=[.A3361]*[.A3361]" office:value-type="float" office:value="0.000000154522106649" calcext:value-type="float">
            <text:p>1.54522106649E-07</text:p>
          </table:table-cell>
          <table:table-cell table:formula="of:=([.A3361]-[.B3361])*([.A3361]-[.B3361])" office:value-type="float" office:value="0.000021803081568129" calcext:value-type="float">
            <text:p>2.1803081568129E-05</text:p>
          </table:table-cell>
          <table:table-cell table:number-columns-repeated="2"/>
        </table:table-row>
        <table:table-row table:style-name="ro1">
          <table:table-cell office:value-type="float" office:value="0.000373065" calcext:value-type="float">
            <text:p>0.000373065</text:p>
          </table:table-cell>
          <table:table-cell office:value-type="float" office:value="0.00262976" calcext:value-type="float">
            <text:p>0.00262976</text:p>
          </table:table-cell>
          <table:table-cell table:formula="of:=[.A3362]*[.A3362]" office:value-type="float" office:value="0.000000139177494225" calcext:value-type="float">
            <text:p>1.39177494225E-07</text:p>
          </table:table-cell>
          <table:table-cell table:formula="of:=([.A3362]-[.B3362])*([.A3362]-[.B3362])" office:value-type="float" office:value="0.000005092672323025" calcext:value-type="float">
            <text:p>5.092672323025E-06</text:p>
          </table:table-cell>
          <table:table-cell table:number-columns-repeated="2"/>
        </table:table-row>
        <table:table-row table:style-name="ro1">
          <table:table-cell office:value-type="float" office:value="0.000373065" calcext:value-type="float">
            <text:p>0.000373065</text:p>
          </table:table-cell>
          <table:table-cell office:value-type="float" office:value="0.0032409" calcext:value-type="float">
            <text:p>0.0032409</text:p>
          </table:table-cell>
          <table:table-cell table:formula="of:=[.A3363]*[.A3363]" office:value-type="float" office:value="0.000000139177494225" calcext:value-type="float">
            <text:p>1.39177494225E-07</text:p>
          </table:table-cell>
          <table:table-cell table:formula="of:=([.A3363]-[.B3363])*([.A3363]-[.B3363])" office:value-type="float" office:value="0.000008224477587225" calcext:value-type="float">
            <text:p>8.224477587225E-06</text:p>
          </table:table-cell>
          <table:table-cell table:number-columns-repeated="2"/>
        </table:table-row>
        <table:table-row table:style-name="ro1">
          <table:table-cell office:value-type="float" office:value="0.00018549" calcext:value-type="float">
            <text:p>0.00018549</text:p>
          </table:table-cell>
          <table:table-cell office:value-type="float" office:value="0.000136967" calcext:value-type="float">
            <text:p>0.000136967</text:p>
          </table:table-cell>
          <table:table-cell table:formula="of:=[.A3364]*[.A3364]" office:value-type="float" office:value="0.0000000344065401" calcext:value-type="float">
            <text:p>0.0000000344065401</text:p>
          </table:table-cell>
          <table:table-cell table:formula="of:=([.A3364]-[.B3364])*([.A3364]-[.B3364])" office:value-type="float" office:value="0.000000002354481529" calcext:value-type="float">
            <text:p>2.354481529E-09</text:p>
          </table:table-cell>
          <table:table-cell table:number-columns-repeated="2"/>
        </table:table-row>
        <table:table-row table:style-name="ro1">
          <table:table-cell office:value-type="float" office:value="0.00018549" calcext:value-type="float">
            <text:p>0.00018549</text:p>
          </table:table-cell>
          <table:table-cell office:value-type="float" office:value="0.000155623" calcext:value-type="float">
            <text:p>0.000155623</text:p>
          </table:table-cell>
          <table:table-cell table:formula="of:=[.A3365]*[.A3365]" office:value-type="float" office:value="0.0000000344065401" calcext:value-type="float">
            <text:p>0.0000000344065401</text:p>
          </table:table-cell>
          <table:table-cell table:formula="of:=([.A3365]-[.B3365])*([.A3365]-[.B3365])" office:value-type="float" office:value="0.000000000892037689" calcext:value-type="float">
            <text:p>8.92037689E-10</text:p>
          </table:table-cell>
          <table:table-cell table:number-columns-repeated="2"/>
        </table:table-row>
        <table:table-row table:style-name="ro1">
          <table:table-cell office:value-type="float" office:value="0.000406027" calcext:value-type="float">
            <text:p>0.000406027</text:p>
          </table:table-cell>
          <table:table-cell office:value-type="float" office:value="0.0346391" calcext:value-type="float">
            <text:p>0.0346391</text:p>
          </table:table-cell>
          <table:table-cell table:formula="of:=[.A3366]*[.A3366]" office:value-type="float" office:value="0.000000164857924729" calcext:value-type="float">
            <text:p>1.64857924729E-07</text:p>
          </table:table-cell>
          <table:table-cell table:formula="of:=([.A3366]-[.B3366])*([.A3366]-[.B3366])" office:value-type="float" office:value="0.00117190328702333" calcext:value-type="float">
            <text:p>0.00117190328702333</text:p>
          </table:table-cell>
          <table:table-cell table:number-columns-repeated="2"/>
        </table:table-row>
        <table:table-row table:style-name="ro1">
          <table:table-cell office:value-type="float" office:value="0.000310659" calcext:value-type="float">
            <text:p>0.000310659</text:p>
          </table:table-cell>
          <table:table-cell office:value-type="float" office:value="0.0227321" calcext:value-type="float">
            <text:p>0.0227321</text:p>
          </table:table-cell>
          <table:table-cell table:formula="of:=[.A3367]*[.A3367]" office:value-type="float" office:value="0.000000096509014281" calcext:value-type="float">
            <text:p>9.6509014281E-08</text:p>
          </table:table-cell>
          <table:table-cell table:formula="of:=([.A3367]-[.B3367])*([.A3367]-[.B3367])" office:value-type="float" office:value="0.000502721016516481" calcext:value-type="float">
            <text:p>0.000502721016516481</text:p>
          </table:table-cell>
          <table:table-cell table:number-columns-repeated="2"/>
        </table:table-row>
        <table:table-row table:style-name="ro1">
          <table:table-cell office:value-type="float" office:value="0.00064224" calcext:value-type="float">
            <text:p>0.00064224</text:p>
          </table:table-cell>
          <table:table-cell office:value-type="float" office:value="0.00474546" calcext:value-type="float">
            <text:p>0.00474546</text:p>
          </table:table-cell>
          <table:table-cell table:formula="of:=[.A3368]*[.A3368]" office:value-type="float" office:value="0.0000004124722176" calcext:value-type="float">
            <text:p>0.0000004124722176</text:p>
          </table:table-cell>
          <table:table-cell table:formula="of:=([.A3368]-[.B3368])*([.A3368]-[.B3368])" office:value-type="float" office:value="0.0000168364143684" calcext:value-type="float">
            <text:p>0.0000168364143684</text:p>
          </table:table-cell>
          <table:table-cell table:number-columns-repeated="2"/>
        </table:table-row>
        <table:table-row table:style-name="ro1">
          <table:table-cell office:value-type="float" office:value="0.0013833" calcext:value-type="float">
            <text:p>0.0013833</text:p>
          </table:table-cell>
          <table:table-cell office:value-type="float" office:value="0.000580207" calcext:value-type="float">
            <text:p>0.000580207</text:p>
          </table:table-cell>
          <table:table-cell table:formula="of:=[.A3369]*[.A3369]" office:value-type="float" office:value="0.00000191351889" calcext:value-type="float">
            <text:p>0.00000191351889</text:p>
          </table:table-cell>
          <table:table-cell table:formula="of:=([.A3369]-[.B3369])*([.A3369]-[.B3369])" office:value-type="float" office:value="0.000000644958366649" calcext:value-type="float">
            <text:p>6.44958366649E-07</text:p>
          </table:table-cell>
          <table:table-cell table:number-columns-repeated="2"/>
        </table:table-row>
        <table:table-row table:style-name="ro1">
          <table:table-cell office:value-type="float" office:value="0.00208646" calcext:value-type="float">
            <text:p>0.00208646</text:p>
          </table:table-cell>
          <table:table-cell office:value-type="float" office:value="0.0261384" calcext:value-type="float">
            <text:p>0.0261384</text:p>
          </table:table-cell>
          <table:table-cell table:formula="of:=[.A3370]*[.A3370]" office:value-type="float" office:value="0.0000043533153316" calcext:value-type="float">
            <text:p>0.0000043533153316</text:p>
          </table:table-cell>
          <table:table-cell table:formula="of:=([.A3370]-[.B3370])*([.A3370]-[.B3370])" office:value-type="float" office:value="0.0005784958177636" calcext:value-type="float">
            <text:p>0.0005784958177636</text:p>
          </table:table-cell>
          <table:table-cell table:number-columns-repeated="2"/>
        </table:table-row>
        <table:table-row table:style-name="ro1">
          <table:table-cell office:value-type="float" office:value="0.00762337" calcext:value-type="float">
            <text:p>0.00762337</text:p>
          </table:table-cell>
          <table:table-cell office:value-type="float" office:value="0.0814241" calcext:value-type="float">
            <text:p>0.0814241</text:p>
          </table:table-cell>
          <table:table-cell table:formula="of:=[.A3371]*[.A3371]" office:value-type="float" office:value="0.0000581157701569" calcext:value-type="float">
            <text:p>0.0000581157701569</text:p>
          </table:table-cell>
          <table:table-cell table:formula="of:=([.A3371]-[.B3371])*([.A3371]-[.B3371])" office:value-type="float" office:value="0.0054465477485329" calcext:value-type="float">
            <text:p>0.0054465477485329</text:p>
          </table:table-cell>
          <table:table-cell table:number-columns-repeated="2"/>
        </table:table-row>
        <table:table-row table:style-name="ro1">
          <table:table-cell office:value-type="float" office:value="0.00878936" calcext:value-type="float">
            <text:p>0.00878936</text:p>
          </table:table-cell>
          <table:table-cell office:value-type="float" office:value="0.0828711" calcext:value-type="float">
            <text:p>0.0828711</text:p>
          </table:table-cell>
          <table:table-cell table:formula="of:=[.A3372]*[.A3372]" office:value-type="float" office:value="0.0000772528492096" calcext:value-type="float">
            <text:p>0.0000772528492096</text:p>
          </table:table-cell>
          <table:table-cell table:formula="of:=([.A3372]-[.B3372])*([.A3372]-[.B3372])" office:value-type="float" office:value="0.0054881042014276" calcext:value-type="float">
            <text:p>0.0054881042014276</text:p>
          </table:table-cell>
          <table:table-cell table:number-columns-repeated="2"/>
        </table:table-row>
        <table:table-row table:style-name="ro1">
          <table:table-cell office:value-type="float" office:value="0.0102269" calcext:value-type="float">
            <text:p>0.0102269</text:p>
          </table:table-cell>
          <table:table-cell office:value-type="float" office:value="0.103337" calcext:value-type="float">
            <text:p>0.103337</text:p>
          </table:table-cell>
          <table:table-cell table:formula="of:=[.A3373]*[.A3373]" office:value-type="float" office:value="0.00010458948361" calcext:value-type="float">
            <text:p>0.00010458948361</text:p>
          </table:table-cell>
          <table:table-cell table:formula="of:=([.A3373]-[.B3373])*([.A3373]-[.B3373])" office:value-type="float" office:value="0.00866949072201" calcext:value-type="float">
            <text:p>0.00866949072201</text:p>
          </table:table-cell>
          <table:table-cell table:number-columns-repeated="2"/>
        </table:table-row>
        <table:table-row table:style-name="ro1">
          <table:table-cell office:value-type="float" office:value="0.0102269" calcext:value-type="float">
            <text:p>0.0102269</text:p>
          </table:table-cell>
          <table:table-cell office:value-type="float" office:value="0.158047" calcext:value-type="float">
            <text:p>0.158047</text:p>
          </table:table-cell>
          <table:table-cell table:formula="of:=[.A3374]*[.A3374]" office:value-type="float" office:value="0.00010458948361" calcext:value-type="float">
            <text:p>0.00010458948361</text:p>
          </table:table-cell>
          <table:table-cell table:formula="of:=([.A3374]-[.B3374])*([.A3374]-[.B3374])" office:value-type="float" office:value="0.02185078196401" calcext:value-type="float">
            <text:p>0.02185078196401</text:p>
          </table:table-cell>
          <table:table-cell table:number-columns-repeated="2"/>
        </table:table-row>
        <table:table-row table:style-name="ro1">
          <table:table-cell office:value-type="float" office:value="0.00897652" calcext:value-type="float">
            <text:p>0.00897652</text:p>
          </table:table-cell>
          <table:table-cell office:value-type="float" office:value="0.127047" calcext:value-type="float">
            <text:p>0.127047</text:p>
          </table:table-cell>
          <table:table-cell table:formula="of:=[.A3375]*[.A3375]" office:value-type="float" office:value="0.0000805779113104" calcext:value-type="float">
            <text:p>0.0000805779113104</text:p>
          </table:table-cell>
          <table:table-cell table:formula="of:=([.A3375]-[.B3375])*([.A3375]-[.B3375])" office:value-type="float" office:value="0.0139406382474304" calcext:value-type="float">
            <text:p>0.0139406382474304</text:p>
          </table:table-cell>
          <table:table-cell table:number-columns-repeated="2"/>
        </table:table-row>
        <table:table-row table:style-name="ro1">
          <table:table-cell office:value-type="float" office:value="0.00897652" calcext:value-type="float">
            <text:p>0.00897652</text:p>
          </table:table-cell>
          <table:table-cell office:value-type="float" office:value="0.0478368" calcext:value-type="float">
            <text:p>0.0478368</text:p>
          </table:table-cell>
          <table:table-cell table:formula="of:=[.A3376]*[.A3376]" office:value-type="float" office:value="0.0000805779113104" calcext:value-type="float">
            <text:p>0.0000805779113104</text:p>
          </table:table-cell>
          <table:table-cell table:formula="of:=([.A3376]-[.B3376])*([.A3376]-[.B3376])" office:value-type="float" office:value="0.0015101213616784" calcext:value-type="float">
            <text:p>0.0015101213616784</text:p>
          </table:table-cell>
          <table:table-cell table:number-columns-repeated="2"/>
        </table:table-row>
        <table:table-row table:style-name="ro1">
          <table:table-cell office:value-type="float" office:value="0.0155759" calcext:value-type="float">
            <text:p>0.0155759</text:p>
          </table:table-cell>
          <table:table-cell office:value-type="float" office:value="0.186474" calcext:value-type="float">
            <text:p>0.186474</text:p>
          </table:table-cell>
          <table:table-cell table:formula="of:=[.A3377]*[.A3377]" office:value-type="float" office:value="0.00024260866081" calcext:value-type="float">
            <text:p>0.00024260866081</text:p>
          </table:table-cell>
          <table:table-cell table:formula="of:=([.A3377]-[.B3377])*([.A3377]-[.B3377])" office:value-type="float" office:value="0.02920616058361" calcext:value-type="float">
            <text:p>0.02920616058361</text:p>
          </table:table-cell>
          <table:table-cell table:number-columns-repeated="2"/>
        </table:table-row>
        <table:table-row table:style-name="ro1">
          <table:table-cell office:value-type="float" office:value="0.0328717" calcext:value-type="float">
            <text:p>0.0328717</text:p>
          </table:table-cell>
          <table:table-cell office:value-type="float" office:value="0.23037" calcext:value-type="float">
            <text:p>0.23037</text:p>
          </table:table-cell>
          <table:table-cell table:formula="of:=[.A3378]*[.A3378]" office:value-type="float" office:value="0.00108054866089" calcext:value-type="float">
            <text:p>0.00108054866089</text:p>
          </table:table-cell>
          <table:table-cell table:formula="of:=([.A3378]-[.B3378])*([.A3378]-[.B3378])" office:value-type="float" office:value="0.03900557850289" calcext:value-type="float">
            <text:p>0.03900557850289</text:p>
          </table:table-cell>
          <table:table-cell table:number-columns-repeated="2"/>
        </table:table-row>
        <table:table-row table:style-name="ro1">
          <table:table-cell office:value-type="float" office:value="0.0535951" calcext:value-type="float">
            <text:p>0.0535951</text:p>
          </table:table-cell>
          <table:table-cell office:value-type="float" office:value="0.161911" calcext:value-type="float">
            <text:p>0.161911</text:p>
          </table:table-cell>
          <table:table-cell table:formula="of:=[.A3379]*[.A3379]" office:value-type="float" office:value="0.00287243474401" calcext:value-type="float">
            <text:p>0.00287243474401</text:p>
          </table:table-cell>
          <table:table-cell table:formula="of:=([.A3379]-[.B3379])*([.A3379]-[.B3379])" office:value-type="float" office:value="0.01173233419281" calcext:value-type="float">
            <text:p>0.01173233419281</text:p>
          </table:table-cell>
          <table:table-cell table:number-columns-repeated="2"/>
        </table:table-row>
        <table:table-row table:style-name="ro1">
          <table:table-cell office:value-type="float" office:value="0.0687274" calcext:value-type="float">
            <text:p>0.0687274</text:p>
          </table:table-cell>
          <table:table-cell office:value-type="float" office:value="0.131754" calcext:value-type="float">
            <text:p>0.131754</text:p>
          </table:table-cell>
          <table:table-cell table:formula="of:=[.A3380]*[.A3380]" office:value-type="float" office:value="0.00472345551076" calcext:value-type="float">
            <text:p>0.00472345551076</text:p>
          </table:table-cell>
          <table:table-cell table:formula="of:=([.A3380]-[.B3380])*([.A3380]-[.B3380])" office:value-type="float" office:value="0.00397235230756" calcext:value-type="float">
            <text:p>0.00397235230756</text:p>
          </table:table-cell>
          <table:table-cell table:number-columns-repeated="2"/>
        </table:table-row>
        <table:table-row table:style-name="ro1">
          <table:table-cell office:value-type="float" office:value="0.102205" calcext:value-type="float">
            <text:p>0.102205</text:p>
          </table:table-cell>
          <table:table-cell office:value-type="float" office:value="0.203642" calcext:value-type="float">
            <text:p>0.203642</text:p>
          </table:table-cell>
          <table:table-cell table:formula="of:=[.A3381]*[.A3381]" office:value-type="float" office:value="0.010445862025" calcext:value-type="float">
            <text:p>0.010445862025</text:p>
          </table:table-cell>
          <table:table-cell table:formula="of:=([.A3381]-[.B3381])*([.A3381]-[.B3381])" office:value-type="float" office:value="0.010289464969" calcext:value-type="float">
            <text:p>0.010289464969</text:p>
          </table:table-cell>
          <table:table-cell table:number-columns-repeated="2"/>
        </table:table-row>
        <table:table-row table:style-name="ro1">
          <table:table-cell office:value-type="float" office:value="0.187291" calcext:value-type="float">
            <text:p>0.187291</text:p>
          </table:table-cell>
          <table:table-cell office:value-type="float" office:value="0.194842" calcext:value-type="float">
            <text:p>0.194842</text:p>
          </table:table-cell>
          <table:table-cell table:formula="of:=[.A3382]*[.A3382]" office:value-type="float" office:value="0.035077918681" calcext:value-type="float">
            <text:p>0.035077918681</text:p>
          </table:table-cell>
          <table:table-cell table:formula="of:=([.A3382]-[.B3382])*([.A3382]-[.B3382])" office:value-type="float" office:value="0.0000570176009999996" calcext:value-type="float">
            <text:p>5.70176009999996E-05</text:p>
          </table:table-cell>
          <table:table-cell table:number-columns-repeated="2"/>
        </table:table-row>
        <table:table-row table:style-name="ro1">
          <table:table-cell office:value-type="float" office:value="0.143115" calcext:value-type="float">
            <text:p>0.143115</text:p>
          </table:table-cell>
          <table:table-cell office:value-type="float" office:value="0.262874" calcext:value-type="float">
            <text:p>0.262874</text:p>
          </table:table-cell>
          <table:table-cell table:formula="of:=[.A3383]*[.A3383]" office:value-type="float" office:value="0.020481903225" calcext:value-type="float">
            <text:p>0.020481903225</text:p>
          </table:table-cell>
          <table:table-cell table:formula="of:=([.A3383]-[.B3383])*([.A3383]-[.B3383])" office:value-type="float" office:value="0.014342218081" calcext:value-type="float">
            <text:p>0.014342218081</text:p>
          </table:table-cell>
          <table:table-cell table:number-columns-repeated="2"/>
        </table:table-row>
        <table:table-row table:style-name="ro1">
          <table:table-cell office:value-type="float" office:value="0.410389" calcext:value-type="float">
            <text:p>0.410389</text:p>
          </table:table-cell>
          <table:table-cell office:value-type="float" office:value="0.490389" calcext:value-type="float">
            <text:p>0.490389</text:p>
          </table:table-cell>
          <table:table-cell table:formula="of:=[.A3384]*[.A3384]" office:value-type="float" office:value="0.168419131321" calcext:value-type="float">
            <text:p>0.168419131321</text:p>
          </table:table-cell>
          <table:table-cell table:formula="of:=([.A3384]-[.B3384])*([.A3384]-[.B3384])" office:value-type="float" office:value="0.0064" calcext:value-type="float">
            <text:p>0.0064</text:p>
          </table:table-cell>
          <table:table-cell table:number-columns-repeated="2"/>
        </table:table-row>
        <table:table-row table:style-name="ro1">
          <table:table-cell office:value-type="float" office:value="0.410389" calcext:value-type="float">
            <text:p>0.410389</text:p>
          </table:table-cell>
          <table:table-cell office:value-type="float" office:value="0.511109" calcext:value-type="float">
            <text:p>0.511109</text:p>
          </table:table-cell>
          <table:table-cell table:formula="of:=[.A3385]*[.A3385]" office:value-type="float" office:value="0.168419131321" calcext:value-type="float">
            <text:p>0.168419131321</text:p>
          </table:table-cell>
          <table:table-cell table:formula="of:=([.A3385]-[.B3385])*([.A3385]-[.B3385])" office:value-type="float" office:value="0.0101445184" calcext:value-type="float">
            <text:p>0.0101445184</text:p>
          </table:table-cell>
          <table:table-cell table:number-columns-repeated="2"/>
        </table:table-row>
        <table:table-row table:style-name="ro1">
          <table:table-cell office:value-type="float" office:value="0.566235" calcext:value-type="float">
            <text:p>0.566235</text:p>
          </table:table-cell>
          <table:table-cell office:value-type="float" office:value="0.596941" calcext:value-type="float">
            <text:p>0.596941</text:p>
          </table:table-cell>
          <table:table-cell table:formula="of:=[.A3386]*[.A3386]" office:value-type="float" office:value="0.320622075225" calcext:value-type="float">
            <text:p>0.320622075225</text:p>
          </table:table-cell>
          <table:table-cell table:formula="of:=([.A3386]-[.B3386])*([.A3386]-[.B3386])" office:value-type="float" office:value="0.000942858436000001" calcext:value-type="float">
            <text:p>0.000942858436000001</text:p>
          </table:table-cell>
          <table:table-cell table:number-columns-repeated="2"/>
        </table:table-row>
        <table:table-row table:style-name="ro1">
          <table:table-cell office:value-type="float" office:value="0.62444" calcext:value-type="float">
            <text:p>0.62444</text:p>
          </table:table-cell>
          <table:table-cell office:value-type="float" office:value="0.556049" calcext:value-type="float">
            <text:p>0.556049</text:p>
          </table:table-cell>
          <table:table-cell table:formula="of:=[.A3387]*[.A3387]" office:value-type="float" office:value="0.3899253136" calcext:value-type="float">
            <text:p>0.3899253136</text:p>
          </table:table-cell>
          <table:table-cell table:formula="of:=([.A3387]-[.B3387])*([.A3387]-[.B3387])" office:value-type="float" office:value="0.004677328881" calcext:value-type="float">
            <text:p>0.004677328881</text:p>
          </table:table-cell>
          <table:table-cell table:number-columns-repeated="2"/>
        </table:table-row>
        <table:table-row table:style-name="ro1">
          <table:table-cell office:value-type="float" office:value="0.684019" calcext:value-type="float">
            <text:p>0.684019</text:p>
          </table:table-cell>
          <table:table-cell office:value-type="float" office:value="0.632401" calcext:value-type="float">
            <text:p>0.632401</text:p>
          </table:table-cell>
          <table:table-cell table:formula="of:=[.A3388]*[.A3388]" office:value-type="float" office:value="0.467881992361" calcext:value-type="float">
            <text:p>0.467881992361</text:p>
          </table:table-cell>
          <table:table-cell table:formula="of:=([.A3388]-[.B3388])*([.A3388]-[.B3388])" office:value-type="float" office:value="0.00266441792400001" calcext:value-type="float">
            <text:p>0.00266441792400001</text:p>
          </table:table-cell>
          <table:table-cell table:number-columns-repeated="2"/>
        </table:table-row>
        <table:table-row table:style-name="ro1">
          <table:table-cell office:value-type="float" office:value="0.684019" calcext:value-type="float">
            <text:p>0.684019</text:p>
          </table:table-cell>
          <table:table-cell office:value-type="float" office:value="0.674353" calcext:value-type="float">
            <text:p>0.674353</text:p>
          </table:table-cell>
          <table:table-cell table:formula="of:=[.A3389]*[.A3389]" office:value-type="float" office:value="0.467881992361" calcext:value-type="float">
            <text:p>0.467881992361</text:p>
          </table:table-cell>
          <table:table-cell table:formula="of:=([.A3389]-[.B3389])*([.A3389]-[.B3389])" office:value-type="float" office:value="0.0000934315560000012" calcext:value-type="float">
            <text:p>9.34315560000012E-05</text:p>
          </table:table-cell>
          <table:table-cell table:number-columns-repeated="2"/>
        </table:table-row>
        <table:table-row table:style-name="ro1">
          <table:table-cell office:value-type="float" office:value="0.808912" calcext:value-type="float">
            <text:p>0.808912</text:p>
          </table:table-cell>
          <table:table-cell office:value-type="float" office:value="0.832551" calcext:value-type="float">
            <text:p>0.832551</text:p>
          </table:table-cell>
          <table:table-cell table:formula="of:=[.A3390]*[.A3390]" office:value-type="float" office:value="0.654338623744" calcext:value-type="float">
            <text:p>0.654338623744</text:p>
          </table:table-cell>
          <table:table-cell table:formula="of:=([.A3390]-[.B3390])*([.A3390]-[.B3390])" office:value-type="float" office:value="0.000558802321000004" calcext:value-type="float">
            <text:p>0.000558802321000004</text:p>
          </table:table-cell>
          <table:table-cell table:number-columns-repeated="2"/>
        </table:table-row>
        <table:table-row table:style-name="ro1">
          <table:table-cell office:value-type="float" office:value="0.868769" calcext:value-type="float">
            <text:p>0.868769</text:p>
          </table:table-cell>
          <table:table-cell office:value-type="float" office:value="0.919393" calcext:value-type="float">
            <text:p>0.919393</text:p>
          </table:table-cell>
          <table:table-cell table:formula="of:=[.A3391]*[.A3391]" office:value-type="float" office:value="0.754759575361" calcext:value-type="float">
            <text:p>0.754759575361</text:p>
          </table:table-cell>
          <table:table-cell table:formula="of:=([.A3391]-[.B3391])*([.A3391]-[.B3391])" office:value-type="float" office:value="0.002562789376" calcext:value-type="float">
            <text:p>0.002562789376</text:p>
          </table:table-cell>
          <table:table-cell table:number-columns-repeated="2"/>
        </table:table-row>
        <table:table-row table:style-name="ro1">
          <table:table-cell office:value-type="float" office:value="0.868769" calcext:value-type="float">
            <text:p>0.868769</text:p>
          </table:table-cell>
          <table:table-cell office:value-type="float" office:value="0.969212" calcext:value-type="float">
            <text:p>0.969212</text:p>
          </table:table-cell>
          <table:table-cell table:formula="of:=[.A3392]*[.A3392]" office:value-type="float" office:value="0.754759575361" calcext:value-type="float">
            <text:p>0.754759575361</text:p>
          </table:table-cell>
          <table:table-cell table:formula="of:=([.A3392]-[.B3392])*([.A3392]-[.B3392])" office:value-type="float" office:value="0.010088796249" calcext:value-type="float">
            <text:p>0.010088796249</text:p>
          </table:table-cell>
          <table:table-cell table:number-columns-repeated="2"/>
        </table:table-row>
        <table:table-row table:style-name="ro1">
          <table:table-cell office:value-type="float" office:value="0.960137" calcext:value-type="float">
            <text:p>0.960137</text:p>
          </table:table-cell>
          <table:table-cell office:value-type="float" office:value="0.998192" calcext:value-type="float">
            <text:p>0.998192</text:p>
          </table:table-cell>
          <table:table-cell table:formula="of:=[.A3393]*[.A3393]" office:value-type="float" office:value="0.921863058769" calcext:value-type="float">
            <text:p>0.921863058769</text:p>
          </table:table-cell>
          <table:table-cell table:formula="of:=([.A3393]-[.B3393])*([.A3393]-[.B3393])" office:value-type="float" office:value="0.001448183025" calcext:value-type="float">
            <text:p>0.001448183025</text:p>
          </table:table-cell>
          <table:table-cell table:number-columns-repeated="2"/>
        </table:table-row>
        <table:table-row table:style-name="ro1">
          <table:table-cell office:value-type="float" office:value="0.990582" calcext:value-type="float">
            <text:p>0.990582</text:p>
          </table:table-cell>
          <table:table-cell office:value-type="float" office:value="0.999997" calcext:value-type="float">
            <text:p>0.999997</text:p>
          </table:table-cell>
          <table:table-cell table:formula="of:=[.A3394]*[.A3394]" office:value-type="float" office:value="0.981252698724" calcext:value-type="float">
            <text:p>0.981252698724</text:p>
          </table:table-cell>
          <table:table-cell table:formula="of:=([.A3394]-[.B3394])*([.A3394]-[.B3394])" office:value-type="float" office:value="0.0000886422250000012" calcext:value-type="float">
            <text:p>8.86422250000012E-05</text:p>
          </table:table-cell>
          <table:table-cell table:number-columns-repeated="2"/>
        </table:table-row>
        <table:table-row table:style-name="ro1">
          <table:table-cell office:value-type="float" office:value="0.00000464916" calcext:value-type="float">
            <text:p>0.00000464916</text:p>
          </table:table-cell>
          <table:table-cell office:value-type="float" office:value="0.00000227388" calcext:value-type="float">
            <text:p>0.00000227388</text:p>
          </table:table-cell>
          <table:table-cell table:formula="of:=[.A3395]*[.A3395]" office:value-type="float" office:value="0.00000000002161468871" calcext:value-type="float">
            <text:p>2.16146887056E-11</text:p>
          </table:table-cell>
          <table:table-cell table:formula="of:=([.A3395]-[.B3395])*([.A3395]-[.B3395])" office:value-type="float" office:value="0.00000000000564195508" calcext:value-type="float">
            <text:p>5.6419550784E-12</text:p>
          </table:table-cell>
          <table:table-cell table:number-columns-repeated="2"/>
        </table:table-row>
        <table:table-row table:style-name="ro1">
          <table:table-cell office:value-type="float" office:value="0.00000464916" calcext:value-type="float">
            <text:p>0.00000464916</text:p>
          </table:table-cell>
          <table:table-cell office:value-type="float" office:value="0.00135579" calcext:value-type="float">
            <text:p>0.00135579</text:p>
          </table:table-cell>
          <table:table-cell table:formula="of:=[.A3396]*[.A3396]" office:value-type="float" office:value="0.00000000002161468871" calcext:value-type="float">
            <text:p>2.16146887056E-11</text:p>
          </table:table-cell>
          <table:table-cell table:formula="of:=([.A3396]-[.B3396])*([.A3396]-[.B3396])" office:value-type="float" office:value="0.00000182558156951591" calcext:value-type="float">
            <text:p>1.82558156951591E-06</text:p>
          </table:table-cell>
          <table:table-cell table:number-columns-repeated="2"/>
        </table:table-row>
        <table:table-row table:style-name="ro1">
          <table:table-cell office:value-type="float" office:value="0.00000464916" calcext:value-type="float">
            <text:p>0.00000464916</text:p>
          </table:table-cell>
          <table:table-cell office:value-type="float" office:value="0.0114644" calcext:value-type="float">
            <text:p>0.0114644</text:p>
          </table:table-cell>
          <table:table-cell table:formula="of:=[.A3397]*[.A3397]" office:value-type="float" office:value="0.00000000002161468871" calcext:value-type="float">
            <text:p>2.16146887056E-11</text:p>
          </table:table-cell>
          <table:table-cell table:formula="of:=([.A3397]-[.B3397])*([.A3397]-[.B3397])" office:value-type="float" office:value="0.000131325889314881" calcext:value-type="float">
            <text:p>0.000131325889314881</text:p>
          </table:table-cell>
          <table:table-cell table:number-columns-repeated="2"/>
        </table:table-row>
        <table:table-row table:style-name="ro1">
          <table:table-cell office:value-type="float" office:value="0.00000798702" calcext:value-type="float">
            <text:p>0.00000798702</text:p>
          </table:table-cell>
          <table:table-cell office:value-type="float" office:value="0.0201371" calcext:value-type="float">
            <text:p>0.0201371</text:p>
          </table:table-cell>
          <table:table-cell table:formula="of:=[.A3398]*[.A3398]" office:value-type="float" office:value="0.00000000006379248848" calcext:value-type="float">
            <text:p>6.37924884804E-11</text:p>
          </table:table-cell>
          <table:table-cell table:formula="of:=([.A3398]-[.B3398])*([.A3398]-[.B3398])" office:value-type="float" office:value="0.000405181189361605" calcext:value-type="float">
            <text:p>0.000405181189361605</text:p>
          </table:table-cell>
          <table:table-cell table:number-columns-repeated="2"/>
        </table:table-row>
        <table:table-row table:style-name="ro1">
          <table:table-cell office:value-type="float" office:value="0.00000798702" calcext:value-type="float">
            <text:p>0.00000798702</text:p>
          </table:table-cell>
          <table:table-cell office:value-type="float" office:value="0.0375401" calcext:value-type="float">
            <text:p>0.0375401</text:p>
          </table:table-cell>
          <table:table-cell table:formula="of:=[.A3399]*[.A3399]" office:value-type="float" office:value="0.00000000006379248848" calcext:value-type="float">
            <text:p>6.37924884804E-11</text:p>
          </table:table-cell>
          <table:table-cell table:formula="of:=([.A3399]-[.B3399])*([.A3399]-[.B3399])" office:value-type="float" office:value="0.00140865950474348" calcext:value-type="float">
            <text:p>0.00140865950474348</text:p>
          </table:table-cell>
          <table:table-cell table:number-columns-repeated="2"/>
        </table:table-row>
        <table:table-row table:style-name="ro1">
          <table:table-cell office:value-type="float" office:value="0.000010848" calcext:value-type="float">
            <text:p>0.000010848</text:p>
          </table:table-cell>
          <table:table-cell office:value-type="float" office:value="0.0450461" calcext:value-type="float">
            <text:p>0.0450461</text:p>
          </table:table-cell>
          <table:table-cell table:formula="of:=[.A3400]*[.A3400]" office:value-type="float" office:value="0.000000000117679104" calcext:value-type="float">
            <text:p>1.17679104E-10</text:p>
          </table:table-cell>
          <table:table-cell table:formula="of:=([.A3400]-[.B3400])*([.A3400]-[.B3400])" office:value-type="float" office:value="0.0020281739227035" calcext:value-type="float">
            <text:p>0.0020281739227035</text:p>
          </table:table-cell>
          <table:table-cell table:number-columns-repeated="2"/>
        </table:table-row>
        <table:table-row table:style-name="ro1">
          <table:table-cell office:value-type="float" office:value="0.0000516176" calcext:value-type="float">
            <text:p>0.0000516176</text:p>
          </table:table-cell>
          <table:table-cell office:value-type="float" office:value="0.000175133" calcext:value-type="float">
            <text:p>0.000175133</text:p>
          </table:table-cell>
          <table:table-cell table:formula="of:=[.A3401]*[.A3401]" office:value-type="float" office:value="0.00000000266437662976" calcext:value-type="float">
            <text:p>2.66437662976E-09</text:p>
          </table:table-cell>
          <table:table-cell table:formula="of:=([.A3401]-[.B3401])*([.A3401]-[.B3401])" office:value-type="float" office:value="0.00000001525605403716" calcext:value-type="float">
            <text:p>1.525605403716E-08</text:p>
          </table:table-cell>
          <table:table-cell table:number-columns-repeated="2"/>
        </table:table-row>
        <table:table-row table:style-name="ro1">
          <table:table-cell office:value-type="float" office:value="0.0000172257" calcext:value-type="float">
            <text:p>0.0000172257</text:p>
          </table:table-cell>
          <table:table-cell office:value-type="float" office:value="0.000172476" calcext:value-type="float">
            <text:p>0.000172476</text:p>
          </table:table-cell>
          <table:table-cell table:formula="of:=[.A3402]*[.A3402]" office:value-type="float" office:value="0.00000000029672474049" calcext:value-type="float">
            <text:p>2.9672474049E-10</text:p>
          </table:table-cell>
          <table:table-cell table:formula="of:=([.A3402]-[.B3402])*([.A3402]-[.B3402])" office:value-type="float" office:value="0.00000002410265565009" calcext:value-type="float">
            <text:p>2.410265565009E-08</text:p>
          </table:table-cell>
          <table:table-cell table:number-columns-repeated="2"/>
        </table:table-row>
        <table:table-row table:style-name="ro1">
          <table:table-cell office:value-type="float" office:value="0.0000552535" calcext:value-type="float">
            <text:p>0.0000552535</text:p>
          </table:table-cell>
          <table:table-cell office:value-type="float" office:value="0.00306313" calcext:value-type="float">
            <text:p>0.00306313</text:p>
          </table:table-cell>
          <table:table-cell table:formula="of:=[.A3403]*[.A3403]" office:value-type="float" office:value="0.00000000305294926225" calcext:value-type="float">
            <text:p>3.05294926225E-09</text:p>
          </table:table-cell>
          <table:table-cell table:formula="of:=([.A3403]-[.B3403])*([.A3403]-[.B3403])" office:value-type="float" office:value="0.00000904732103925225" calcext:value-type="float">
            <text:p>9.04732103925225E-06</text:p>
          </table:table-cell>
          <table:table-cell table:number-columns-repeated="2"/>
        </table:table-row>
        <table:table-row table:style-name="ro1">
          <table:table-cell office:value-type="float" office:value="0.0000316501" calcext:value-type="float">
            <text:p>0.0000316501</text:p>
          </table:table-cell>
          <table:table-cell office:value-type="float" office:value="0.000192939" calcext:value-type="float">
            <text:p>0.000192939</text:p>
          </table:table-cell>
          <table:table-cell table:formula="of:=[.A3404]*[.A3404]" office:value-type="float" office:value="0.00000000100172883001" calcext:value-type="float">
            <text:p>1.00172883001E-09</text:p>
          </table:table-cell>
          <table:table-cell table:formula="of:=([.A3404]-[.B3404])*([.A3404]-[.B3404])" office:value-type="float" office:value="0.00000002601410926321" calcext:value-type="float">
            <text:p>2.601410926321E-08</text:p>
          </table:table-cell>
          <table:table-cell table:number-columns-repeated="2"/>
        </table:table-row>
        <table:table-row table:style-name="ro1">
          <table:table-cell office:value-type="float" office:value="0.0000631809" calcext:value-type="float">
            <text:p>0.0000631809</text:p>
          </table:table-cell>
          <table:table-cell office:value-type="float" office:value="0.119317" calcext:value-type="float">
            <text:p>0.119317</text:p>
          </table:table-cell>
          <table:table-cell table:formula="of:=[.A3405]*[.A3405]" office:value-type="float" office:value="0.00000000399182612481" calcext:value-type="float">
            <text:p>3.99182612481E-09</text:p>
          </table:table-cell>
          <table:table-cell table:formula="of:=([.A3405]-[.B3405])*([.A3405]-[.B3405])" office:value-type="float" office:value="0.0142214733699355" calcext:value-type="float">
            <text:p>0.0142214733699355</text:p>
          </table:table-cell>
          <table:table-cell table:number-columns-repeated="2"/>
        </table:table-row>
        <table:table-row table:style-name="ro1">
          <table:table-cell office:value-type="float" office:value="0.000170588" calcext:value-type="float">
            <text:p>0.000170588</text:p>
          </table:table-cell>
          <table:table-cell office:value-type="float" office:value="0.156438" calcext:value-type="float">
            <text:p>0.156438</text:p>
          </table:table-cell>
          <table:table-cell table:formula="of:=[.A3406]*[.A3406]" office:value-type="float" office:value="0.000000029100265744" calcext:value-type="float">
            <text:p>2.9100265744E-08</text:p>
          </table:table-cell>
          <table:table-cell table:formula="of:=([.A3406]-[.B3406])*([.A3406]-[.B3406])" office:value-type="float" office:value="0.0244195040531777" calcext:value-type="float">
            <text:p>0.0244195040531777</text:p>
          </table:table-cell>
          <table:table-cell table:number-columns-repeated="2"/>
        </table:table-row>
        <table:table-row table:style-name="ro1">
          <table:table-cell office:value-type="float" office:value="0.000611126" calcext:value-type="float">
            <text:p>0.000611126</text:p>
          </table:table-cell>
          <table:table-cell office:value-type="float" office:value="0.0719506" calcext:value-type="float">
            <text:p>0.0719506</text:p>
          </table:table-cell>
          <table:table-cell table:formula="of:=[.A3407]*[.A3407]" office:value-type="float" office:value="0.000000373474987876" calcext:value-type="float">
            <text:p>3.73474987876E-07</text:p>
          </table:table-cell>
          <table:table-cell table:formula="of:=([.A3407]-[.B3407])*([.A3407]-[.B3407])" office:value-type="float" office:value="0.00508932055059668" calcext:value-type="float">
            <text:p>0.00508932055059668</text:p>
          </table:table-cell>
          <table:table-cell table:number-columns-repeated="2"/>
        </table:table-row>
        <table:table-row table:style-name="ro1">
          <table:table-cell office:value-type="float" office:value="0.00000363588" calcext:value-type="float">
            <text:p>0.00000363588</text:p>
          </table:table-cell>
          <table:table-cell office:value-type="float" office:value="0.0945609" calcext:value-type="float">
            <text:p>0.0945609</text:p>
          </table:table-cell>
          <table:table-cell table:formula="of:=[.A3408]*[.A3408]" office:value-type="float" office:value="0.00000000001321962337" calcext:value-type="float">
            <text:p>1.32196233744E-11</text:p>
          </table:table-cell>
          <table:table-cell table:formula="of:=([.A3408]-[.B3408])*([.A3408]-[.B3408])" office:value-type="float" office:value="0.00894107619785944" calcext:value-type="float">
            <text:p>0.00894107619785944</text:p>
          </table:table-cell>
          <table:table-cell table:number-columns-repeated="2"/>
        </table:table-row>
        <table:table-row table:style-name="ro1">
          <table:table-cell office:value-type="float" office:value="0.00000363588" calcext:value-type="float">
            <text:p>0.00000363588</text:p>
          </table:table-cell>
          <table:table-cell office:value-type="float" office:value="0.0882926" calcext:value-type="float">
            <text:p>0.0882926</text:p>
          </table:table-cell>
          <table:table-cell table:formula="of:=[.A3409]*[.A3409]" office:value-type="float" office:value="0.00000000001321962337" calcext:value-type="float">
            <text:p>1.32196233744E-11</text:p>
          </table:table-cell>
          <table:table-cell table:formula="of:=([.A3409]-[.B3409])*([.A3409]-[.B3409])" office:value-type="float" office:value="0.00779494118538265" calcext:value-type="float">
            <text:p>0.00779494118538265</text:p>
          </table:table-cell>
          <table:table-cell table:number-columns-repeated="2"/>
        </table:table-row>
        <table:table-row table:style-name="ro1">
          <table:table-cell office:value-type="float" office:value="0.00000149012" calcext:value-type="float">
            <text:p>0.00000149012</text:p>
          </table:table-cell>
          <table:table-cell office:value-type="float" office:value="0.0165161" calcext:value-type="float">
            <text:p>0.0165161</text:p>
          </table:table-cell>
          <table:table-cell table:formula="of:=[.A3410]*[.A3410]" office:value-type="float" office:value="0.00000000000222045761" calcext:value-type="float">
            <text:p>2.2204576144E-12</text:p>
          </table:table-cell>
          <table:table-cell table:formula="of:=([.A3410]-[.B3410])*([.A3410]-[.B3410])" office:value-type="float" office:value="0.000272732339488594" calcext:value-type="float">
            <text:p>0.000272732339488594</text:p>
          </table:table-cell>
          <table:table-cell table:number-columns-repeated="2"/>
        </table:table-row>
        <table:table-row table:style-name="ro1">
          <table:table-cell office:value-type="float" office:value="0.00000149012" calcext:value-type="float">
            <text:p>0.00000149012</text:p>
          </table:table-cell>
          <table:table-cell office:value-type="float" office:value="0.165912" calcext:value-type="float">
            <text:p>0.165912</text:p>
          </table:table-cell>
          <table:table-cell table:formula="of:=[.A3411]*[.A3411]" office:value-type="float" office:value="0.00000000000222045761" calcext:value-type="float">
            <text:p>2.2204576144E-12</text:p>
          </table:table-cell>
          <table:table-cell table:formula="of:=([.A3411]-[.B3411])*([.A3411]-[.B3411])" office:value-type="float" office:value="0.0275262972886416" calcext:value-type="float">
            <text:p>0.0275262972886416</text:p>
          </table:table-cell>
          <table:table-cell table:number-columns-repeated="2"/>
        </table:table-row>
        <table:table-row table:style-name="ro1">
          <table:table-cell office:value-type="float" office:value="0.0000013113" calcext:value-type="float">
            <text:p>0.0000013113</text:p>
          </table:table-cell>
          <table:table-cell office:value-type="float" office:value="0.16966" calcext:value-type="float">
            <text:p>0.16966</text:p>
          </table:table-cell>
          <table:table-cell table:formula="of:=[.A3412]*[.A3412]" office:value-type="float" office:value="0.00000000000171950769" calcext:value-type="float">
            <text:p>1.71950769E-12</text:p>
          </table:table-cell>
          <table:table-cell table:formula="of:=([.A3412]-[.B3412])*([.A3412]-[.B3412])" office:value-type="float" office:value="0.0287840706514035" calcext:value-type="float">
            <text:p>0.0287840706514035</text:p>
          </table:table-cell>
          <table:table-cell table:number-columns-repeated="2"/>
        </table:table-row>
        <table:table-row table:style-name="ro1">
          <table:table-cell office:value-type="float" office:value="0.000184238" calcext:value-type="float">
            <text:p>0.000184238</text:p>
          </table:table-cell>
          <table:table-cell office:value-type="float" office:value="0.022249" calcext:value-type="float">
            <text:p>0.022249</text:p>
          </table:table-cell>
          <table:table-cell table:formula="of:=[.A3413]*[.A3413]" office:value-type="float" office:value="0.000000033943640644" calcext:value-type="float">
            <text:p>3.3943640644E-08</text:p>
          </table:table-cell>
          <table:table-cell table:formula="of:=([.A3413]-[.B3413])*([.A3413]-[.B3413])" office:value-type="float" office:value="0.000486853722116644" calcext:value-type="float">
            <text:p>0.000486853722116644</text:p>
          </table:table-cell>
          <table:table-cell table:number-columns-repeated="2"/>
        </table:table-row>
        <table:table-row table:style-name="ro1">
          <table:table-cell office:value-type="float" office:value="0.0000565648" calcext:value-type="float">
            <text:p>0.0000565648</text:p>
          </table:table-cell>
          <table:table-cell office:value-type="float" office:value="0.0206154" calcext:value-type="float">
            <text:p>0.0206154</text:p>
          </table:table-cell>
          <table:table-cell table:formula="of:=[.A3414]*[.A3414]" office:value-type="float" office:value="0.00000000319957659904" calcext:value-type="float">
            <text:p>3.19957659904E-09</text:p>
          </table:table-cell>
          <table:table-cell table:formula="of:=([.A3414]-[.B3414])*([.A3414]-[.B3414])" office:value-type="float" office:value="0.000422665704780759" calcext:value-type="float">
            <text:p>0.000422665704780759</text:p>
          </table:table-cell>
          <table:table-cell table:number-columns-repeated="2"/>
        </table:table-row>
        <table:table-row table:style-name="ro1">
          <table:table-cell office:value-type="float" office:value="0.000846744" calcext:value-type="float">
            <text:p>0.000846744</text:p>
          </table:table-cell>
          <table:table-cell office:value-type="float" office:value="0.0111198" calcext:value-type="float">
            <text:p>0.0111198</text:p>
          </table:table-cell>
          <table:table-cell table:formula="of:=[.A3415]*[.A3415]" office:value-type="float" office:value="0.000000716975401536" calcext:value-type="float">
            <text:p>7.16975401536E-07</text:p>
          </table:table-cell>
          <table:table-cell table:formula="of:=([.A3415]-[.B3415])*([.A3415]-[.B3415])" office:value-type="float" office:value="0.000105535679579136" calcext:value-type="float">
            <text:p>0.000105535679579136</text:p>
          </table:table-cell>
          <table:table-cell table:number-columns-repeated="2"/>
        </table:table-row>
        <table:table-row table:style-name="ro1">
          <table:table-cell office:value-type="float" office:value="0.00691611" calcext:value-type="float">
            <text:p>0.00691611</text:p>
          </table:table-cell>
          <table:table-cell office:value-type="float" office:value="0.057385" calcext:value-type="float">
            <text:p>0.057385</text:p>
          </table:table-cell>
          <table:table-cell table:formula="of:=[.A3416]*[.A3416]" office:value-type="float" office:value="0.0000478325775321" calcext:value-type="float">
            <text:p>0.0000478325775321</text:p>
          </table:table-cell>
          <table:table-cell table:formula="of:=([.A3416]-[.B3416])*([.A3416]-[.B3416])" office:value-type="float" office:value="0.0025471088578321" calcext:value-type="float">
            <text:p>0.0025471088578321</text:p>
          </table:table-cell>
          <table:table-cell table:number-columns-repeated="2"/>
        </table:table-row>
        <table:table-row table:style-name="ro1">
          <table:table-cell office:value-type="float" office:value="0.00691611" calcext:value-type="float">
            <text:p>0.00691611</text:p>
          </table:table-cell>
          <table:table-cell office:value-type="float" office:value="0.141581" calcext:value-type="float">
            <text:p>0.141581</text:p>
          </table:table-cell>
          <table:table-cell table:formula="of:=[.A3417]*[.A3417]" office:value-type="float" office:value="0.0000478325775321" calcext:value-type="float">
            <text:p>0.0000478325775321</text:p>
          </table:table-cell>
          <table:table-cell table:formula="of:=([.A3417]-[.B3417])*([.A3417]-[.B3417])" office:value-type="float" office:value="0.0181346325987121" calcext:value-type="float">
            <text:p>0.0181346325987121</text:p>
          </table:table-cell>
          <table:table-cell table:number-columns-repeated="2"/>
        </table:table-row>
        <table:table-row table:style-name="ro1">
          <table:table-cell office:value-type="float" office:value="0.0177268" calcext:value-type="float">
            <text:p>0.0177268</text:p>
          </table:table-cell>
          <table:table-cell office:value-type="float" office:value="0.158627" calcext:value-type="float">
            <text:p>0.158627</text:p>
          </table:table-cell>
          <table:table-cell table:formula="of:=[.A3418]*[.A3418]" office:value-type="float" office:value="0.00031423943824" calcext:value-type="float">
            <text:p>0.00031423943824</text:p>
          </table:table-cell>
          <table:table-cell table:formula="of:=([.A3418]-[.B3418])*([.A3418]-[.B3418])" office:value-type="float" office:value="0.01985286636004" calcext:value-type="float">
            <text:p>0.01985286636004</text:p>
          </table:table-cell>
          <table:table-cell table:number-columns-repeated="2"/>
        </table:table-row>
        <table:table-row table:style-name="ro1">
          <table:table-cell office:value-type="float" office:value="0.0296383" calcext:value-type="float">
            <text:p>0.0296383</text:p>
          </table:table-cell>
          <table:table-cell office:value-type="float" office:value="0.0439174" calcext:value-type="float">
            <text:p>0.0439174</text:p>
          </table:table-cell>
          <table:table-cell table:formula="of:=[.A3419]*[.A3419]" office:value-type="float" office:value="0.00087842882689" calcext:value-type="float">
            <text:p>0.00087842882689</text:p>
          </table:table-cell>
          <table:table-cell table:formula="of:=([.A3419]-[.B3419])*([.A3419]-[.B3419])" office:value-type="float" office:value="0.00020389269681" calcext:value-type="float">
            <text:p>0.00020389269681</text:p>
          </table:table-cell>
          <table:table-cell table:number-columns-repeated="2"/>
        </table:table-row>
        <table:table-row table:style-name="ro1">
          <table:table-cell office:value-type="float" office:value="0.055841" calcext:value-type="float">
            <text:p>0.055841</text:p>
          </table:table-cell>
          <table:table-cell office:value-type="float" office:value="0.0981084" calcext:value-type="float">
            <text:p>0.0981084</text:p>
          </table:table-cell>
          <table:table-cell table:formula="of:=[.A3420]*[.A3420]" office:value-type="float" office:value="0.003118217281" calcext:value-type="float">
            <text:p>0.003118217281</text:p>
          </table:table-cell>
          <table:table-cell table:formula="of:=([.A3420]-[.B3420])*([.A3420]-[.B3420])" office:value-type="float" office:value="0.00178653310276" calcext:value-type="float">
            <text:p>0.00178653310276</text:p>
          </table:table-cell>
          <table:table-cell table:number-columns-repeated="2"/>
        </table:table-row>
        <table:table-row table:style-name="ro1">
          <table:table-cell office:value-type="float" office:value="0.0643098" calcext:value-type="float">
            <text:p>0.0643098</text:p>
          </table:table-cell>
          <table:table-cell office:value-type="float" office:value="0.256331" calcext:value-type="float">
            <text:p>0.256331</text:p>
          </table:table-cell>
          <table:table-cell table:formula="of:=[.A3421]*[.A3421]" office:value-type="float" office:value="0.00413575037604" calcext:value-type="float">
            <text:p>0.00413575037604</text:p>
          </table:table-cell>
          <table:table-cell table:formula="of:=([.A3421]-[.B3421])*([.A3421]-[.B3421])" office:value-type="float" office:value="0.03687214124944" calcext:value-type="float">
            <text:p>0.03687214124944</text:p>
          </table:table-cell>
          <table:table-cell table:number-columns-repeated="2"/>
        </table:table-row>
        <table:table-row table:style-name="ro1">
          <table:table-cell office:value-type="float" office:value="0.328216" calcext:value-type="float">
            <text:p>0.328216</text:p>
          </table:table-cell>
          <table:table-cell office:value-type="float" office:value="0.51605" calcext:value-type="float">
            <text:p>0.51605</text:p>
          </table:table-cell>
          <table:table-cell table:formula="of:=[.A3422]*[.A3422]" office:value-type="float" office:value="0.107725742656" calcext:value-type="float">
            <text:p>0.107725742656</text:p>
          </table:table-cell>
          <table:table-cell table:formula="of:=([.A3422]-[.B3422])*([.A3422]-[.B3422])" office:value-type="float" office:value="0.035281611556" calcext:value-type="float">
            <text:p>0.035281611556</text:p>
          </table:table-cell>
          <table:table-cell table:number-columns-repeated="2"/>
        </table:table-row>
        <table:table-row table:style-name="ro1">
          <table:table-cell office:value-type="float" office:value="0.328216" calcext:value-type="float">
            <text:p>0.328216</text:p>
          </table:table-cell>
          <table:table-cell office:value-type="float" office:value="0.537009" calcext:value-type="float">
            <text:p>0.537009</text:p>
          </table:table-cell>
          <table:table-cell table:formula="of:=[.A3423]*[.A3423]" office:value-type="float" office:value="0.107725742656" calcext:value-type="float">
            <text:p>0.107725742656</text:p>
          </table:table-cell>
          <table:table-cell table:formula="of:=([.A3423]-[.B3423])*([.A3423]-[.B3423])" office:value-type="float" office:value="0.043594516849" calcext:value-type="float">
            <text:p>0.043594516849</text:p>
          </table:table-cell>
          <table:table-cell table:number-columns-repeated="2"/>
        </table:table-row>
        <table:table-row table:style-name="ro1">
          <table:table-cell office:value-type="float" office:value="0.378795" calcext:value-type="float">
            <text:p>0.378795</text:p>
          </table:table-cell>
          <table:table-cell office:value-type="float" office:value="0.675709" calcext:value-type="float">
            <text:p>0.675709</text:p>
          </table:table-cell>
          <table:table-cell table:formula="of:=[.A3424]*[.A3424]" office:value-type="float" office:value="0.143485652025" calcext:value-type="float">
            <text:p>0.143485652025</text:p>
          </table:table-cell>
          <table:table-cell table:formula="of:=([.A3424]-[.B3424])*([.A3424]-[.B3424])" office:value-type="float" office:value="0.088157923396" calcext:value-type="float">
            <text:p>0.088157923396</text:p>
          </table:table-cell>
          <table:table-cell table:number-columns-repeated="2"/>
        </table:table-row>
        <table:table-row table:style-name="ro1">
          <table:table-cell office:value-type="float" office:value="0.591753" calcext:value-type="float">
            <text:p>0.591753</text:p>
          </table:table-cell>
          <table:table-cell office:value-type="float" office:value="0.70309" calcext:value-type="float">
            <text:p>0.70309</text:p>
          </table:table-cell>
          <table:table-cell table:formula="of:=[.A3425]*[.A3425]" office:value-type="float" office:value="0.350171613009" calcext:value-type="float">
            <text:p>0.350171613009</text:p>
          </table:table-cell>
          <table:table-cell table:formula="of:=([.A3425]-[.B3425])*([.A3425]-[.B3425])" office:value-type="float" office:value="0.012395927569" calcext:value-type="float">
            <text:p>0.012395927569</text:p>
          </table:table-cell>
          <table:table-cell table:number-columns-repeated="2"/>
        </table:table-row>
        <table:table-row table:style-name="ro1">
          <table:table-cell office:value-type="float" office:value="0.890117" calcext:value-type="float">
            <text:p>0.890117</text:p>
          </table:table-cell>
          <table:table-cell office:value-type="float" office:value="0.738033" calcext:value-type="float">
            <text:p>0.738033</text:p>
          </table:table-cell>
          <table:table-cell table:formula="of:=[.A3426]*[.A3426]" office:value-type="float" office:value="0.792308273689" calcext:value-type="float">
            <text:p>0.792308273689</text:p>
          </table:table-cell>
          <table:table-cell table:formula="of:=([.A3426]-[.B3426])*([.A3426]-[.B3426])" office:value-type="float" office:value="0.023129543056" calcext:value-type="float">
            <text:p>0.023129543056</text:p>
          </table:table-cell>
          <table:table-cell table:number-columns-repeated="2"/>
        </table:table-row>
        <table:table-row table:style-name="ro1">
          <table:table-cell office:value-type="float" office:value="0.890117" calcext:value-type="float">
            <text:p>0.890117</text:p>
          </table:table-cell>
          <table:table-cell office:value-type="float" office:value="0.813368" calcext:value-type="float">
            <text:p>0.813368</text:p>
          </table:table-cell>
          <table:table-cell table:formula="of:=[.A3427]*[.A3427]" office:value-type="float" office:value="0.792308273689" calcext:value-type="float">
            <text:p>0.792308273689</text:p>
          </table:table-cell>
          <table:table-cell table:formula="of:=([.A3427]-[.B3427])*([.A3427]-[.B3427])" office:value-type="float" office:value="0.00589040900100001" calcext:value-type="float">
            <text:p>0.00589040900100001</text:p>
          </table:table-cell>
          <table:table-cell table:number-columns-repeated="2"/>
        </table:table-row>
        <table:table-row table:style-name="ro1">
          <table:table-cell office:value-type="float" office:value="0.890117" calcext:value-type="float">
            <text:p>0.890117</text:p>
          </table:table-cell>
          <table:table-cell office:value-type="float" office:value="0.852647" calcext:value-type="float">
            <text:p>0.852647</text:p>
          </table:table-cell>
          <table:table-cell table:formula="of:=[.A3428]*[.A3428]" office:value-type="float" office:value="0.792308273689" calcext:value-type="float">
            <text:p>0.792308273689</text:p>
          </table:table-cell>
          <table:table-cell table:formula="of:=([.A3428]-[.B3428])*([.A3428]-[.B3428])" office:value-type="float" office:value="0.0014040009" calcext:value-type="float">
            <text:p>0.0014040009</text:p>
          </table:table-cell>
          <table:table-cell table:number-columns-repeated="2"/>
        </table:table-row>
        <table:table-row table:style-name="ro1">
          <table:table-cell office:value-type="float" office:value="0.890117" calcext:value-type="float">
            <text:p>0.890117</text:p>
          </table:table-cell>
          <table:table-cell office:value-type="float" office:value="0.892604" calcext:value-type="float">
            <text:p>0.892604</text:p>
          </table:table-cell>
          <table:table-cell table:formula="of:=[.A3429]*[.A3429]" office:value-type="float" office:value="0.792308273689" calcext:value-type="float">
            <text:p>0.792308273689</text:p>
          </table:table-cell>
          <table:table-cell table:formula="of:=([.A3429]-[.B3429])*([.A3429]-[.B3429])" office:value-type="float" office:value="0.00000618516899999953" calcext:value-type="float">
            <text:p>6.18516899999953E-06</text:p>
          </table:table-cell>
          <table:table-cell table:number-columns-repeated="2"/>
        </table:table-row>
        <table:table-row table:style-name="ro1">
          <table:table-cell office:value-type="float" office:value="0.890117" calcext:value-type="float">
            <text:p>0.890117</text:p>
          </table:table-cell>
          <table:table-cell office:value-type="float" office:value="0.955772" calcext:value-type="float">
            <text:p>0.955772</text:p>
          </table:table-cell>
          <table:table-cell table:formula="of:=[.A3430]*[.A3430]" office:value-type="float" office:value="0.792308273689" calcext:value-type="float">
            <text:p>0.792308273689</text:p>
          </table:table-cell>
          <table:table-cell table:formula="of:=([.A3430]-[.B3430])*([.A3430]-[.B3430])" office:value-type="float" office:value="0.00431057902499999" calcext:value-type="float">
            <text:p>0.00431057902499999</text:p>
          </table:table-cell>
          <table:table-cell table:number-columns-repeated="2"/>
        </table:table-row>
        <table:table-row table:style-name="ro1">
          <table:table-cell office:value-type="float" office:value="0.999987" calcext:value-type="float">
            <text:p>0.999987</text:p>
          </table:table-cell>
          <table:table-cell office:value-type="float" office:value="0.984515" calcext:value-type="float">
            <text:p>0.984515</text:p>
          </table:table-cell>
          <table:table-cell table:formula="of:=[.A3431]*[.A3431]" office:value-type="float" office:value="0.999974000169" calcext:value-type="float">
            <text:p>0.999974000169</text:p>
          </table:table-cell>
          <table:table-cell table:formula="of:=([.A3431]-[.B3431])*([.A3431]-[.B3431])" office:value-type="float" office:value="0.000239382783999998" calcext:value-type="float">
            <text:p>0.000239382783999998</text:p>
          </table:table-cell>
          <table:table-cell table:number-columns-repeated="2"/>
        </table:table-row>
        <table:table-row table:style-name="ro1">
          <table:table-cell office:value-type="float" office:value="0.999987" calcext:value-type="float">
            <text:p>0.999987</text:p>
          </table:table-cell>
          <table:table-cell office:value-type="float" office:value="0.997993" calcext:value-type="float">
            <text:p>0.997993</text:p>
          </table:table-cell>
          <table:table-cell table:formula="of:=[.A3432]*[.A3432]" office:value-type="float" office:value="0.999974000169" calcext:value-type="float">
            <text:p>0.999974000169</text:p>
          </table:table-cell>
          <table:table-cell table:formula="of:=([.A3432]-[.B3432])*([.A3432]-[.B3432])" office:value-type="float" office:value="0.00000397603599999976" calcext:value-type="float">
            <text:p>3.97603599999976E-06</text:p>
          </table:table-cell>
          <table:table-cell table:number-columns-repeated="2"/>
        </table:table-row>
        <table:table-row table:style-name="ro1">
          <table:table-cell office:value-type="float" office:value="0.999987" calcext:value-type="float">
            <text:p>0.999987</text:p>
          </table:table-cell>
          <table:table-cell office:value-type="float" office:value="0.999797" calcext:value-type="float">
            <text:p>0.999797</text:p>
          </table:table-cell>
          <table:table-cell table:formula="of:=[.A3433]*[.A3433]" office:value-type="float" office:value="0.999974000169" calcext:value-type="float">
            <text:p>0.999974000169</text:p>
          </table:table-cell>
          <table:table-cell table:formula="of:=([.A3433]-[.B3433])*([.A3433]-[.B3433])" office:value-type="float" office:value="0.00000003609999999997" calcext:value-type="float">
            <text:p>3.60999999999667E-08</text:p>
          </table:table-cell>
          <table:table-cell table:number-columns-repeated="2"/>
        </table:table-row>
        <table:table-row table:style-name="ro1">
          <table:table-cell office:value-type="float" office:value="0.00010407" calcext:value-type="float">
            <text:p>0.00010407</text:p>
          </table:table-cell>
          <table:table-cell office:value-type="float" office:value="0.00000296635" calcext:value-type="float">
            <text:p>0.00000296635</text:p>
          </table:table-cell>
          <table:table-cell table:formula="of:=[.A3434]*[.A3434]" office:value-type="float" office:value="0.0000000108305649" calcext:value-type="float">
            <text:p>0.0000000108305649</text:p>
          </table:table-cell>
          <table:table-cell table:formula="of:=([.A3434]-[.B3434])*([.A3434]-[.B3434])" office:value-type="float" office:value="0.00000001022194804332" calcext:value-type="float">
            <text:p>1.02219480433225E-08</text:p>
          </table:table-cell>
          <table:table-cell table:number-columns-repeated="2"/>
        </table:table-row>
        <table:table-row table:style-name="ro1">
          <table:table-cell office:value-type="float" office:value="0.0000727177" calcext:value-type="float">
            <text:p>0.0000727177</text:p>
          </table:table-cell>
          <table:table-cell office:value-type="float" office:value="0.0000247219" calcext:value-type="float">
            <text:p>0.0000247219</text:p>
          </table:table-cell>
          <table:table-cell table:formula="of:=[.A3435]*[.A3435]" office:value-type="float" office:value="0.00000000528786389329" calcext:value-type="float">
            <text:p>5.28786389329E-09</text:p>
          </table:table-cell>
          <table:table-cell table:formula="of:=([.A3435]-[.B3435])*([.A3435]-[.B3435])" office:value-type="float" office:value="0.00000000230359681764" calcext:value-type="float">
            <text:p>2.30359681764E-09</text:p>
          </table:table-cell>
          <table:table-cell table:number-columns-repeated="2"/>
        </table:table-row>
        <table:table-row table:style-name="ro1">
          <table:table-cell office:value-type="float" office:value="0.0000206232" calcext:value-type="float">
            <text:p>0.0000206232</text:p>
          </table:table-cell>
          <table:table-cell office:value-type="float" office:value="0.00195968" calcext:value-type="float">
            <text:p>0.00195968</text:p>
          </table:table-cell>
          <table:table-cell table:formula="of:=[.A3436]*[.A3436]" office:value-type="float" office:value="0.00000000042531637824" calcext:value-type="float">
            <text:p>4.2531637824E-10</text:p>
          </table:table-cell>
          <table:table-cell table:formula="of:=([.A3436]-[.B3436])*([.A3436]-[.B3436])" office:value-type="float" office:value="0.00000375994127362624" calcext:value-type="float">
            <text:p>3.75994127362624E-06</text:p>
          </table:table-cell>
          <table:table-cell table:number-columns-repeated="2"/>
        </table:table-row>
        <table:table-row table:style-name="ro1">
          <table:table-cell office:value-type="float" office:value="0.0000694394" calcext:value-type="float">
            <text:p>0.0000694394</text:p>
          </table:table-cell>
          <table:table-cell office:value-type="float" office:value="0.00354571" calcext:value-type="float">
            <text:p>0.00354571</text:p>
          </table:table-cell>
          <table:table-cell table:formula="of:=[.A3437]*[.A3437]" office:value-type="float" office:value="0.00000000482183027236" calcext:value-type="float">
            <text:p>4.82183027236E-09</text:p>
          </table:table-cell>
          <table:table-cell table:formula="of:=([.A3437]-[.B3437])*([.A3437]-[.B3437])" office:value-type="float" office:value="0.0000120844572844244" calcext:value-type="float">
            <text:p>1.20844572844244E-05</text:p>
          </table:table-cell>
          <table:table-cell table:number-columns-repeated="2"/>
        </table:table-row>
        <table:table-row table:style-name="ro1">
          <table:table-cell office:value-type="float" office:value="0.00223315" calcext:value-type="float">
            <text:p>0.00223315</text:p>
          </table:table-cell>
          <table:table-cell office:value-type="float" office:value="0.00113276" calcext:value-type="float">
            <text:p>0.00113276</text:p>
          </table:table-cell>
          <table:table-cell table:formula="of:=[.A3438]*[.A3438]" office:value-type="float" office:value="0.0000049869589225" calcext:value-type="float">
            <text:p>0.0000049869589225</text:p>
          </table:table-cell>
          <table:table-cell table:formula="of:=([.A3438]-[.B3438])*([.A3438]-[.B3438])" office:value-type="float" office:value="0.0000012108581521" calcext:value-type="float">
            <text:p>0.0000012108581521</text:p>
          </table:table-cell>
          <table:table-cell table:number-columns-repeated="2"/>
        </table:table-row>
        <table:table-row table:style-name="ro1">
          <table:table-cell office:value-type="float" office:value="0.000123024" calcext:value-type="float">
            <text:p>0.000123024</text:p>
          </table:table-cell>
          <table:table-cell office:value-type="float" office:value="0.00172523" calcext:value-type="float">
            <text:p>0.00172523</text:p>
          </table:table-cell>
          <table:table-cell table:formula="of:=[.A3439]*[.A3439]" office:value-type="float" office:value="0.000000015134904576" calcext:value-type="float">
            <text:p>1.5134904576E-08</text:p>
          </table:table-cell>
          <table:table-cell table:formula="of:=([.A3439]-[.B3439])*([.A3439]-[.B3439])" office:value-type="float" office:value="0.000002567064066436" calcext:value-type="float">
            <text:p>2.567064066436E-06</text:p>
          </table:table-cell>
          <table:table-cell table:number-columns-repeated="2"/>
        </table:table-row>
        <table:table-row table:style-name="ro1">
          <table:table-cell office:value-type="float" office:value="0.000366747" calcext:value-type="float">
            <text:p>0.000366747</text:p>
          </table:table-cell>
          <table:table-cell office:value-type="float" office:value="0.0430547" calcext:value-type="float">
            <text:p>0.0430547</text:p>
          </table:table-cell>
          <table:table-cell table:formula="of:=[.A3440]*[.A3440]" office:value-type="float" office:value="0.000000134503362009" calcext:value-type="float">
            <text:p>1.34503362009E-07</text:p>
          </table:table-cell>
          <table:table-cell table:formula="of:=([.A3440]-[.B3440])*([.A3440]-[.B3440])" office:value-type="float" office:value="0.00182226133133021" calcext:value-type="float">
            <text:p>0.00182226133133021</text:p>
          </table:table-cell>
          <table:table-cell table:number-columns-repeated="2"/>
        </table:table-row>
        <table:table-row table:style-name="ro1">
          <table:table-cell office:value-type="float" office:value="0.00130922" calcext:value-type="float">
            <text:p>0.00130922</text:p>
          </table:table-cell>
          <table:table-cell office:value-type="float" office:value="0.0586722" calcext:value-type="float">
            <text:p>0.0586722</text:p>
          </table:table-cell>
          <table:table-cell table:formula="of:=[.A3441]*[.A3441]" office:value-type="float" office:value="0.0000017140570084" calcext:value-type="float">
            <text:p>0.0000017140570084</text:p>
          </table:table-cell>
          <table:table-cell table:formula="of:=([.A3441]-[.B3441])*([.A3441]-[.B3441])" office:value-type="float" office:value="0.0032905114744804" calcext:value-type="float">
            <text:p>0.0032905114744804</text:p>
          </table:table-cell>
          <table:table-cell table:number-columns-repeated="2"/>
        </table:table-row>
        <table:table-row table:style-name="ro1">
          <table:table-cell office:value-type="float" office:value="0.00130922" calcext:value-type="float">
            <text:p>0.00130922</text:p>
          </table:table-cell>
          <table:table-cell office:value-type="float" office:value="0.068891" calcext:value-type="float">
            <text:p>0.068891</text:p>
          </table:table-cell>
          <table:table-cell table:formula="of:=[.A3442]*[.A3442]" office:value-type="float" office:value="0.0000017140570084" calcext:value-type="float">
            <text:p>0.0000017140570084</text:p>
          </table:table-cell>
          <table:table-cell table:formula="of:=([.A3442]-[.B3442])*([.A3442]-[.B3442])" office:value-type="float" office:value="0.0045672969879684" calcext:value-type="float">
            <text:p>0.0045672969879684</text:p>
          </table:table-cell>
          <table:table-cell table:number-columns-repeated="2"/>
        </table:table-row>
        <table:table-row table:style-name="ro1">
          <table:table-cell office:value-type="float" office:value="0.00130922" calcext:value-type="float">
            <text:p>0.00130922</text:p>
          </table:table-cell>
          <table:table-cell office:value-type="float" office:value="0.0601575" calcext:value-type="float">
            <text:p>0.0601575</text:p>
          </table:table-cell>
          <table:table-cell table:formula="of:=[.A3443]*[.A3443]" office:value-type="float" office:value="0.0000017140570084" calcext:value-type="float">
            <text:p>0.0000017140570084</text:p>
          </table:table-cell>
          <table:table-cell table:formula="of:=([.A3443]-[.B3443])*([.A3443]-[.B3443])" office:value-type="float" office:value="0.0034631200589584" calcext:value-type="float">
            <text:p>0.0034631200589584</text:p>
          </table:table-cell>
          <table:table-cell table:number-columns-repeated="2"/>
        </table:table-row>
        <table:table-row table:style-name="ro1">
          <table:table-cell office:value-type="float" office:value="0.000526726" calcext:value-type="float">
            <text:p>0.000526726</text:p>
          </table:table-cell>
          <table:table-cell office:value-type="float" office:value="0.000446707" calcext:value-type="float">
            <text:p>0.000446707</text:p>
          </table:table-cell>
          <table:table-cell table:formula="of:=[.A3444]*[.A3444]" office:value-type="float" office:value="0.000000277440279076" calcext:value-type="float">
            <text:p>2.77440279076E-07</text:p>
          </table:table-cell>
          <table:table-cell table:formula="of:=([.A3444]-[.B3444])*([.A3444]-[.B3444])" office:value-type="float" office:value="0.000000006403040361" calcext:value-type="float">
            <text:p>6.403040361E-09</text:p>
          </table:table-cell>
          <table:table-cell table:number-columns-repeated="2"/>
        </table:table-row>
        <table:table-row table:style-name="ro1">
          <table:table-cell office:value-type="float" office:value="0.00080359" calcext:value-type="float">
            <text:p>0.00080359</text:p>
          </table:table-cell>
          <table:table-cell office:value-type="float" office:value="0.00116998" calcext:value-type="float">
            <text:p>0.00116998</text:p>
          </table:table-cell>
          <table:table-cell table:formula="of:=[.A3445]*[.A3445]" office:value-type="float" office:value="0.0000006457568881" calcext:value-type="float">
            <text:p>0.0000006457568881</text:p>
          </table:table-cell>
          <table:table-cell table:formula="of:=([.A3445]-[.B3445])*([.A3445]-[.B3445])" office:value-type="float" office:value="0.0000001342416321" calcext:value-type="float">
            <text:p>0.0000001342416321</text:p>
          </table:table-cell>
          <table:table-cell table:number-columns-repeated="2"/>
        </table:table-row>
        <table:table-row table:style-name="ro1">
          <table:table-cell office:value-type="float" office:value="0.00279576" calcext:value-type="float">
            <text:p>0.00279576</text:p>
          </table:table-cell>
          <table:table-cell office:value-type="float" office:value="0.00402537" calcext:value-type="float">
            <text:p>0.00402537</text:p>
          </table:table-cell>
          <table:table-cell table:formula="of:=[.A3446]*[.A3446]" office:value-type="float" office:value="0.0000078162739776" calcext:value-type="float">
            <text:p>0.0000078162739776</text:p>
          </table:table-cell>
          <table:table-cell table:formula="of:=([.A3446]-[.B3446])*([.A3446]-[.B3446])" office:value-type="float" office:value="0.0000015119407521" calcext:value-type="float">
            <text:p>0.0000015119407521</text:p>
          </table:table-cell>
          <table:table-cell table:number-columns-repeated="2"/>
        </table:table-row>
        <table:table-row table:style-name="ro1">
          <table:table-cell office:value-type="float" office:value="0.00710309" calcext:value-type="float">
            <text:p>0.00710309</text:p>
          </table:table-cell>
          <table:table-cell office:value-type="float" office:value="0.0807492" calcext:value-type="float">
            <text:p>0.0807492</text:p>
          </table:table-cell>
          <table:table-cell table:formula="of:=[.A3447]*[.A3447]" office:value-type="float" office:value="0.0000504538875481" calcext:value-type="float">
            <text:p>0.0000504538875481</text:p>
          </table:table-cell>
          <table:table-cell table:formula="of:=([.A3447]-[.B3447])*([.A3447]-[.B3447])" office:value-type="float" office:value="0.0054237495181321" calcext:value-type="float">
            <text:p>0.0054237495181321</text:p>
          </table:table-cell>
          <table:table-cell table:number-columns-repeated="2"/>
        </table:table-row>
        <table:table-row table:style-name="ro1">
          <table:table-cell office:value-type="float" office:value="0.00710309" calcext:value-type="float">
            <text:p>0.00710309</text:p>
          </table:table-cell>
          <table:table-cell office:value-type="float" office:value="0.0253784" calcext:value-type="float">
            <text:p>0.0253784</text:p>
          </table:table-cell>
          <table:table-cell table:formula="of:=[.A3448]*[.A3448]" office:value-type="float" office:value="0.0000504538875481" calcext:value-type="float">
            <text:p>0.0000504538875481</text:p>
          </table:table-cell>
          <table:table-cell table:formula="of:=([.A3448]-[.B3448])*([.A3448]-[.B3448])" office:value-type="float" office:value="0.0003339869555961" calcext:value-type="float">
            <text:p>0.0003339869555961</text:p>
          </table:table-cell>
          <table:table-cell table:number-columns-repeated="2"/>
        </table:table-row>
        <table:table-row table:style-name="ro1">
          <table:table-cell office:value-type="float" office:value="0.0136094" calcext:value-type="float">
            <text:p>0.0136094</text:p>
          </table:table-cell>
          <table:table-cell office:value-type="float" office:value="0.0209757" calcext:value-type="float">
            <text:p>0.0209757</text:p>
          </table:table-cell>
          <table:table-cell table:formula="of:=[.A3449]*[.A3449]" office:value-type="float" office:value="0.00018521576836" calcext:value-type="float">
            <text:p>0.00018521576836</text:p>
          </table:table-cell>
          <table:table-cell table:formula="of:=([.A3449]-[.B3449])*([.A3449]-[.B3449])" office:value-type="float" office:value="0.00005426237569" calcext:value-type="float">
            <text:p>0.00005426237569</text:p>
          </table:table-cell>
          <table:table-cell table:number-columns-repeated="2"/>
        </table:table-row>
        <table:table-row table:style-name="ro1">
          <table:table-cell office:value-type="float" office:value="0.022297" calcext:value-type="float">
            <text:p>0.022297</text:p>
          </table:table-cell>
          <table:table-cell office:value-type="float" office:value="0.0295671" calcext:value-type="float">
            <text:p>0.0295671</text:p>
          </table:table-cell>
          <table:table-cell table:formula="of:=[.A3450]*[.A3450]" office:value-type="float" office:value="0.000497156209" calcext:value-type="float">
            <text:p>0.000497156209</text:p>
          </table:table-cell>
          <table:table-cell table:formula="of:=([.A3450]-[.B3450])*([.A3450]-[.B3450])" office:value-type="float" office:value="0.00005285435401" calcext:value-type="float">
            <text:p>0.00005285435401</text:p>
          </table:table-cell>
          <table:table-cell table:number-columns-repeated="2"/>
        </table:table-row>
        <table:table-row table:style-name="ro1">
          <table:table-cell office:value-type="float" office:value="0.022297" calcext:value-type="float">
            <text:p>0.022297</text:p>
          </table:table-cell>
          <table:table-cell office:value-type="float" office:value="0.256516" calcext:value-type="float">
            <text:p>0.256516</text:p>
          </table:table-cell>
          <table:table-cell table:formula="of:=[.A3451]*[.A3451]" office:value-type="float" office:value="0.000497156209" calcext:value-type="float">
            <text:p>0.000497156209</text:p>
          </table:table-cell>
          <table:table-cell table:formula="of:=([.A3451]-[.B3451])*([.A3451]-[.B3451])" office:value-type="float" office:value="0.054858539961" calcext:value-type="float">
            <text:p>0.054858539961</text:p>
          </table:table-cell>
          <table:table-cell table:number-columns-repeated="2"/>
        </table:table-row>
        <table:table-row table:style-name="ro1">
          <table:table-cell office:value-type="float" office:value="0.0373973" calcext:value-type="float">
            <text:p>0.0373973</text:p>
          </table:table-cell>
          <table:table-cell office:value-type="float" office:value="0.19178" calcext:value-type="float">
            <text:p>0.19178</text:p>
          </table:table-cell>
          <table:table-cell table:formula="of:=[.A3452]*[.A3452]" office:value-type="float" office:value="0.00139855804729" calcext:value-type="float">
            <text:p>0.00139855804729</text:p>
          </table:table-cell>
          <table:table-cell table:formula="of:=([.A3452]-[.B3452])*([.A3452]-[.B3452])" office:value-type="float" office:value="0.02383401805929" calcext:value-type="float">
            <text:p>0.02383401805929</text:p>
          </table:table-cell>
          <table:table-cell table:number-columns-repeated="2"/>
        </table:table-row>
        <table:table-row table:style-name="ro1">
          <table:table-cell office:value-type="float" office:value="0.0373973" calcext:value-type="float">
            <text:p>0.0373973</text:p>
          </table:table-cell>
          <table:table-cell office:value-type="float" office:value="0.12861" calcext:value-type="float">
            <text:p>0.12861</text:p>
          </table:table-cell>
          <table:table-cell table:formula="of:=[.A3453]*[.A3453]" office:value-type="float" office:value="0.00139855804729" calcext:value-type="float">
            <text:p>0.00139855804729</text:p>
          </table:table-cell>
          <table:table-cell table:formula="of:=([.A3453]-[.B3453])*([.A3453]-[.B3453])" office:value-type="float" office:value="0.00831975664129" calcext:value-type="float">
            <text:p>0.00831975664129</text:p>
          </table:table-cell>
          <table:table-cell table:number-columns-repeated="2"/>
        </table:table-row>
        <table:table-row table:style-name="ro1">
          <table:table-cell office:value-type="float" office:value="0.0957336" calcext:value-type="float">
            <text:p>0.0957336</text:p>
          </table:table-cell>
          <table:table-cell office:value-type="float" office:value="0.146681" calcext:value-type="float">
            <text:p>0.146681</text:p>
          </table:table-cell>
          <table:table-cell table:formula="of:=[.A3454]*[.A3454]" office:value-type="float" office:value="0.00916492216896" calcext:value-type="float">
            <text:p>0.00916492216896</text:p>
          </table:table-cell>
          <table:table-cell table:formula="of:=([.A3454]-[.B3454])*([.A3454]-[.B3454])" office:value-type="float" office:value="0.00259563756676" calcext:value-type="float">
            <text:p>0.00259563756676</text:p>
          </table:table-cell>
          <table:table-cell table:number-columns-repeated="2"/>
        </table:table-row>
        <table:table-row table:style-name="ro1">
          <table:table-cell office:value-type="float" office:value="0.104227" calcext:value-type="float">
            <text:p>0.104227</text:p>
          </table:table-cell>
          <table:table-cell office:value-type="float" office:value="0.230803" calcext:value-type="float">
            <text:p>0.230803</text:p>
          </table:table-cell>
          <table:table-cell table:formula="of:=[.A3455]*[.A3455]" office:value-type="float" office:value="0.010863267529" calcext:value-type="float">
            <text:p>0.010863267529</text:p>
          </table:table-cell>
          <table:table-cell table:formula="of:=([.A3455]-[.B3455])*([.A3455]-[.B3455])" office:value-type="float" office:value="0.016021483776" calcext:value-type="float">
            <text:p>0.016021483776</text:p>
          </table:table-cell>
          <table:table-cell table:number-columns-repeated="2"/>
        </table:table-row>
        <table:table-row table:style-name="ro1">
          <table:table-cell office:value-type="float" office:value="0.104227" calcext:value-type="float">
            <text:p>0.104227</text:p>
          </table:table-cell>
          <table:table-cell office:value-type="float" office:value="0.414274" calcext:value-type="float">
            <text:p>0.414274</text:p>
          </table:table-cell>
          <table:table-cell table:formula="of:=[.A3456]*[.A3456]" office:value-type="float" office:value="0.010863267529" calcext:value-type="float">
            <text:p>0.010863267529</text:p>
          </table:table-cell>
          <table:table-cell table:formula="of:=([.A3456]-[.B3456])*([.A3456]-[.B3456])" office:value-type="float" office:value="0.096129142209" calcext:value-type="float">
            <text:p>0.096129142209</text:p>
          </table:table-cell>
          <table:table-cell table:number-columns-repeated="2"/>
        </table:table-row>
        <table:table-row table:style-name="ro1">
          <table:table-cell office:value-type="float" office:value="0.10772" calcext:value-type="float">
            <text:p>0.10772</text:p>
          </table:table-cell>
          <table:table-cell office:value-type="float" office:value="0.349646" calcext:value-type="float">
            <text:p>0.349646</text:p>
          </table:table-cell>
          <table:table-cell table:formula="of:=[.A3457]*[.A3457]" office:value-type="float" office:value="0.0116035984" calcext:value-type="float">
            <text:p>0.0116035984</text:p>
          </table:table-cell>
          <table:table-cell table:formula="of:=([.A3457]-[.B3457])*([.A3457]-[.B3457])" office:value-type="float" office:value="0.058528189476" calcext:value-type="float">
            <text:p>0.058528189476</text:p>
          </table:table-cell>
          <table:table-cell table:number-columns-repeated="2"/>
        </table:table-row>
        <table:table-row table:style-name="ro1">
          <table:table-cell office:value-type="float" office:value="0.254985" calcext:value-type="float">
            <text:p>0.254985</text:p>
          </table:table-cell>
          <table:table-cell office:value-type="float" office:value="0.272295" calcext:value-type="float">
            <text:p>0.272295</text:p>
          </table:table-cell>
          <table:table-cell table:formula="of:=[.A3458]*[.A3458]" office:value-type="float" office:value="0.065017350225" calcext:value-type="float">
            <text:p>0.065017350225</text:p>
          </table:table-cell>
          <table:table-cell table:formula="of:=([.A3458]-[.B3458])*([.A3458]-[.B3458])" office:value-type="float" office:value="0.0002996361" calcext:value-type="float">
            <text:p>0.0002996361</text:p>
          </table:table-cell>
          <table:table-cell table:number-columns-repeated="2"/>
        </table:table-row>
        <table:table-row table:style-name="ro1">
          <table:table-cell office:value-type="float" office:value="0.266683" calcext:value-type="float">
            <text:p>0.266683</text:p>
          </table:table-cell>
          <table:table-cell office:value-type="float" office:value="0.292216" calcext:value-type="float">
            <text:p>0.292216</text:p>
          </table:table-cell>
          <table:table-cell table:formula="of:=[.A3459]*[.A3459]" office:value-type="float" office:value="0.071119822489" calcext:value-type="float">
            <text:p>0.071119822489</text:p>
          </table:table-cell>
          <table:table-cell table:formula="of:=([.A3459]-[.B3459])*([.A3459]-[.B3459])" office:value-type="float" office:value="0.000651934088999999" calcext:value-type="float">
            <text:p>0.000651934088999999</text:p>
          </table:table-cell>
          <table:table-cell table:number-columns-repeated="2"/>
        </table:table-row>
        <table:table-row table:style-name="ro1">
          <table:table-cell office:value-type="float" office:value="0.266683" calcext:value-type="float">
            <text:p>0.266683</text:p>
          </table:table-cell>
          <table:table-cell office:value-type="float" office:value="0.303388" calcext:value-type="float">
            <text:p>0.303388</text:p>
          </table:table-cell>
          <table:table-cell table:formula="of:=[.A3460]*[.A3460]" office:value-type="float" office:value="0.071119822489" calcext:value-type="float">
            <text:p>0.071119822489</text:p>
          </table:table-cell>
          <table:table-cell table:formula="of:=([.A3460]-[.B3460])*([.A3460]-[.B3460])" office:value-type="float" office:value="0.001347257025" calcext:value-type="float">
            <text:p>0.001347257025</text:p>
          </table:table-cell>
          <table:table-cell table:number-columns-repeated="2"/>
        </table:table-row>
        <table:table-row table:style-name="ro1">
          <table:table-cell office:value-type="float" office:value="0.373938" calcext:value-type="float">
            <text:p>0.373938</text:p>
          </table:table-cell>
          <table:table-cell office:value-type="float" office:value="0.509202" calcext:value-type="float">
            <text:p>0.509202</text:p>
          </table:table-cell>
          <table:table-cell table:formula="of:=[.A3461]*[.A3461]" office:value-type="float" office:value="0.139829627844" calcext:value-type="float">
            <text:p>0.139829627844</text:p>
          </table:table-cell>
          <table:table-cell table:formula="of:=([.A3461]-[.B3461])*([.A3461]-[.B3461])" office:value-type="float" office:value="0.018296349696" calcext:value-type="float">
            <text:p>0.018296349696</text:p>
          </table:table-cell>
          <table:table-cell table:number-columns-repeated="2"/>
        </table:table-row>
        <table:table-row table:style-name="ro1">
          <table:table-cell office:value-type="float" office:value="0.505027" calcext:value-type="float">
            <text:p>0.505027</text:p>
          </table:table-cell>
          <table:table-cell office:value-type="float" office:value="0.544503" calcext:value-type="float">
            <text:p>0.544503</text:p>
          </table:table-cell>
          <table:table-cell table:formula="of:=[.A3462]*[.A3462]" office:value-type="float" office:value="0.255052270729" calcext:value-type="float">
            <text:p>0.255052270729</text:p>
          </table:table-cell>
          <table:table-cell table:formula="of:=([.A3462]-[.B3462])*([.A3462]-[.B3462])" office:value-type="float" office:value="0.001558354576" calcext:value-type="float">
            <text:p>0.001558354576</text:p>
          </table:table-cell>
          <table:table-cell table:number-columns-repeated="2"/>
        </table:table-row>
        <table:table-row table:style-name="ro1">
          <table:table-cell office:value-type="float" office:value="0.446931" calcext:value-type="float">
            <text:p>0.446931</text:p>
          </table:table-cell>
          <table:table-cell office:value-type="float" office:value="0.615315" calcext:value-type="float">
            <text:p>0.615315</text:p>
          </table:table-cell>
          <table:table-cell table:formula="of:=[.A3463]*[.A3463]" office:value-type="float" office:value="0.199747318761" calcext:value-type="float">
            <text:p>0.199747318761</text:p>
          </table:table-cell>
          <table:table-cell table:formula="of:=([.A3463]-[.B3463])*([.A3463]-[.B3463])" office:value-type="float" office:value="0.028353171456" calcext:value-type="float">
            <text:p>0.028353171456</text:p>
          </table:table-cell>
          <table:table-cell table:number-columns-repeated="2"/>
        </table:table-row>
        <table:table-row table:style-name="ro1">
          <table:table-cell office:value-type="float" office:value="0.44693" calcext:value-type="float">
            <text:p>0.44693</text:p>
          </table:table-cell>
          <table:table-cell office:value-type="float" office:value="0.642451" calcext:value-type="float">
            <text:p>0.642451</text:p>
          </table:table-cell>
          <table:table-cell table:formula="of:=[.A3464]*[.A3464]" office:value-type="float" office:value="0.1997464249" calcext:value-type="float">
            <text:p>0.1997464249</text:p>
          </table:table-cell>
          <table:table-cell table:formula="of:=([.A3464]-[.B3464])*([.A3464]-[.B3464])" office:value-type="float" office:value="0.038228461441" calcext:value-type="float">
            <text:p>0.038228461441</text:p>
          </table:table-cell>
          <table:table-cell table:number-columns-repeated="2"/>
        </table:table-row>
        <table:table-row table:style-name="ro1">
          <table:table-cell office:value-type="float" office:value="0.44693" calcext:value-type="float">
            <text:p>0.44693</text:p>
          </table:table-cell>
          <table:table-cell office:value-type="float" office:value="0.580699" calcext:value-type="float">
            <text:p>0.580699</text:p>
          </table:table-cell>
          <table:table-cell table:formula="of:=[.A3465]*[.A3465]" office:value-type="float" office:value="0.1997464249" calcext:value-type="float">
            <text:p>0.1997464249</text:p>
          </table:table-cell>
          <table:table-cell table:formula="of:=([.A3465]-[.B3465])*([.A3465]-[.B3465])" office:value-type="float" office:value="0.017894145361" calcext:value-type="float">
            <text:p>0.017894145361</text:p>
          </table:table-cell>
          <table:table-cell table:number-columns-repeated="2"/>
        </table:table-row>
        <table:table-row table:style-name="ro1">
          <table:table-cell office:value-type="float" office:value="0.44693" calcext:value-type="float">
            <text:p>0.44693</text:p>
          </table:table-cell>
          <table:table-cell office:value-type="float" office:value="0.636875" calcext:value-type="float">
            <text:p>0.636875</text:p>
          </table:table-cell>
          <table:table-cell table:formula="of:=[.A3466]*[.A3466]" office:value-type="float" office:value="0.1997464249" calcext:value-type="float">
            <text:p>0.1997464249</text:p>
          </table:table-cell>
          <table:table-cell table:formula="of:=([.A3466]-[.B3466])*([.A3466]-[.B3466])" office:value-type="float" office:value="0.036079103025" calcext:value-type="float">
            <text:p>0.036079103025</text:p>
          </table:table-cell>
          <table:table-cell table:number-columns-repeated="2"/>
        </table:table-row>
        <table:table-row table:style-name="ro1">
          <table:table-cell office:value-type="float" office:value="0.444069" calcext:value-type="float">
            <text:p>0.444069</text:p>
          </table:table-cell>
          <table:table-cell office:value-type="float" office:value="0.695778" calcext:value-type="float">
            <text:p>0.695778</text:p>
          </table:table-cell>
          <table:table-cell table:formula="of:=[.A3467]*[.A3467]" office:value-type="float" office:value="0.197197276761" calcext:value-type="float">
            <text:p>0.197197276761</text:p>
          </table:table-cell>
          <table:table-cell table:formula="of:=([.A3467]-[.B3467])*([.A3467]-[.B3467])" office:value-type="float" office:value="0.063357420681" calcext:value-type="float">
            <text:p>0.063357420681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814879" calcext:value-type="float">
            <text:p>0.814879</text:p>
          </table:table-cell>
          <table:table-cell table:formula="of:=[.A3468]*[.A3468]" office:value-type="float" office:value="0.9999800001" calcext:value-type="float">
            <text:p>0.9999800001</text:p>
          </table:table-cell>
          <table:table-cell table:formula="of:=([.A3468]-[.B3468])*([.A3468]-[.B3468])" office:value-type="float" office:value="0.034266082321" calcext:value-type="float">
            <text:p>0.034266082321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45889" calcext:value-type="float">
            <text:p>0.945889</text:p>
          </table:table-cell>
          <table:table-cell table:formula="of:=[.A3469]*[.A3469]" office:value-type="float" office:value="0.999978000121" calcext:value-type="float">
            <text:p>0.999978000121</text:p>
          </table:table-cell>
          <table:table-cell table:formula="of:=([.A3469]-[.B3469])*([.A3469]-[.B3469])" office:value-type="float" office:value="0.00292681" calcext:value-type="float">
            <text:p>0.00292681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81271" calcext:value-type="float">
            <text:p>0.981271</text:p>
          </table:table-cell>
          <table:table-cell table:formula="of:=[.A3470]*[.A3470]" office:value-type="float" office:value="0.999978000121" calcext:value-type="float">
            <text:p>0.999978000121</text:p>
          </table:table-cell>
          <table:table-cell table:formula="of:=([.A3470]-[.B3470])*([.A3470]-[.B3470])" office:value-type="float" office:value="0.000350363524" calcext:value-type="float">
            <text:p>0.000350363524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94703" calcext:value-type="float">
            <text:p>0.994703</text:p>
          </table:table-cell>
          <table:table-cell table:formula="of:=[.A3471]*[.A3471]" office:value-type="float" office:value="0.999978000121" calcext:value-type="float">
            <text:p>0.999978000121</text:p>
          </table:table-cell>
          <table:table-cell table:formula="of:=([.A3471]-[.B3471])*([.A3471]-[.B3471])" office:value-type="float" office:value="0.0000279417960000001" calcext:value-type="float">
            <text:p>2.79417960000001E-05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96502" calcext:value-type="float">
            <text:p>0.996502</text:p>
          </table:table-cell>
          <table:table-cell table:formula="of:=[.A3472]*[.A3472]" office:value-type="float" office:value="0.999978000121" calcext:value-type="float">
            <text:p>0.999978000121</text:p>
          </table:table-cell>
          <table:table-cell table:formula="of:=([.A3472]-[.B3472])*([.A3472]-[.B3472])" office:value-type="float" office:value="0.0000121591690000001" calcext:value-type="float">
            <text:p>1.21591690000001E-05</text:p>
          </table:table-cell>
          <table:table-cell table:number-columns-repeated="2"/>
        </table:table-row>
        <table:table-row table:style-name="ro1">
          <table:table-cell office:value-type="float" office:value="0.0000403523" calcext:value-type="float">
            <text:p>0.0000403523</text:p>
          </table:table-cell>
          <table:table-cell office:value-type="float" office:value="0.00000303222" calcext:value-type="float">
            <text:p>0.00000303222</text:p>
          </table:table-cell>
          <table:table-cell table:formula="of:=[.A3473]*[.A3473]" office:value-type="float" office:value="0.00000000162830811529" calcext:value-type="float">
            <text:p>1.62830811529E-09</text:p>
          </table:table-cell>
          <table:table-cell table:formula="of:=([.A3473]-[.B3473])*([.A3473]-[.B3473])" office:value-type="float" office:value="0.00000000139278837121" calcext:value-type="float">
            <text:p>1.3927883712064E-09</text:p>
          </table:table-cell>
          <table:table-cell table:number-columns-repeated="2"/>
        </table:table-row>
        <table:table-row table:style-name="ro1">
          <table:table-cell office:value-type="float" office:value="0.0000403523" calcext:value-type="float">
            <text:p>0.0000403523</text:p>
          </table:table-cell>
          <table:table-cell office:value-type="float" office:value="0.00180795" calcext:value-type="float">
            <text:p>0.00180795</text:p>
          </table:table-cell>
          <table:table-cell table:formula="of:=[.A3474]*[.A3474]" office:value-type="float" office:value="0.00000000162830811529" calcext:value-type="float">
            <text:p>1.62830811529E-09</text:p>
          </table:table-cell>
          <table:table-cell table:formula="of:=([.A3474]-[.B3474])*([.A3474]-[.B3474])" office:value-type="float" office:value="0.00000312440162904529" calcext:value-type="float">
            <text:p>3.12440162904529E-06</text:p>
          </table:table-cell>
          <table:table-cell table:number-columns-repeated="2"/>
        </table:table-row>
        <table:table-row table:style-name="ro1">
          <table:table-cell office:value-type="float" office:value="0.0000115037" calcext:value-type="float">
            <text:p>0.0000115037</text:p>
          </table:table-cell>
          <table:table-cell office:value-type="float" office:value="0.00126634" calcext:value-type="float">
            <text:p>0.00126634</text:p>
          </table:table-cell>
          <table:table-cell table:formula="of:=[.A3475]*[.A3475]" office:value-type="float" office:value="0.00000000013233511369" calcext:value-type="float">
            <text:p>1.3233511369E-10</text:p>
          </table:table-cell>
          <table:table-cell table:formula="of:=([.A3475]-[.B3475])*([.A3475]-[.B3475])" office:value-type="float" office:value="0.00000157461413979769" calcext:value-type="float">
            <text:p>1.57461413979769E-06</text:p>
          </table:table-cell>
          <table:table-cell table:number-columns-repeated="2"/>
        </table:table-row>
        <table:table-row table:style-name="ro1">
          <table:table-cell office:value-type="float" office:value="0.0000115037" calcext:value-type="float">
            <text:p>0.0000115037</text:p>
          </table:table-cell>
          <table:table-cell office:value-type="float" office:value="0.00205077" calcext:value-type="float">
            <text:p>0.00205077</text:p>
          </table:table-cell>
          <table:table-cell table:formula="of:=[.A3476]*[.A3476]" office:value-type="float" office:value="0.00000000013233511369" calcext:value-type="float">
            <text:p>1.3233511369E-10</text:p>
          </table:table-cell>
          <table:table-cell table:formula="of:=([.A3476]-[.B3476])*([.A3476]-[.B3476])" office:value-type="float" office:value="0.00000415860704231569" calcext:value-type="float">
            <text:p>4.15860704231569E-06</text:p>
          </table:table-cell>
          <table:table-cell table:number-columns-repeated="2"/>
        </table:table-row>
        <table:table-row table:style-name="ro1">
          <table:table-cell office:value-type="float" office:value="0.0000115037" calcext:value-type="float">
            <text:p>0.0000115037</text:p>
          </table:table-cell>
          <table:table-cell office:value-type="float" office:value="0.0038231" calcext:value-type="float">
            <text:p>0.0038231</text:p>
          </table:table-cell>
          <table:table-cell table:formula="of:=[.A3477]*[.A3477]" office:value-type="float" office:value="0.00000000013233511369" calcext:value-type="float">
            <text:p>1.3233511369E-10</text:p>
          </table:table-cell>
          <table:table-cell table:formula="of:=([.A3477]-[.B3477])*([.A3477]-[.B3477])" office:value-type="float" office:value="0.0000145282663541737" calcext:value-type="float">
            <text:p>1.45282663541737E-05</text:p>
          </table:table-cell>
          <table:table-cell table:number-columns-repeated="2"/>
        </table:table-row>
        <table:table-row table:style-name="ro1">
          <table:table-cell office:value-type="float" office:value="0.0000115037" calcext:value-type="float">
            <text:p>0.0000115037</text:p>
          </table:table-cell>
          <table:table-cell office:value-type="float" office:value="0.00573659" calcext:value-type="float">
            <text:p>0.00573659</text:p>
          </table:table-cell>
          <table:table-cell table:formula="of:=[.A3478]*[.A3478]" office:value-type="float" office:value="0.00000000013233511369" calcext:value-type="float">
            <text:p>1.3233511369E-10</text:p>
          </table:table-cell>
          <table:table-cell table:formula="of:=([.A3478]-[.B3478])*([.A3478]-[.B3478])" office:value-type="float" office:value="0.0000327766131424477" calcext:value-type="float">
            <text:p>3.27766131424477E-05</text:p>
          </table:table-cell>
          <table:table-cell table:number-columns-repeated="2"/>
        </table:table-row>
        <table:table-row table:style-name="ro1">
          <table:table-cell office:value-type="float" office:value="0.0000525117" calcext:value-type="float">
            <text:p>0.0000525117</text:p>
          </table:table-cell>
          <table:table-cell office:value-type="float" office:value="0.00324697" calcext:value-type="float">
            <text:p>0.00324697</text:p>
          </table:table-cell>
          <table:table-cell table:formula="of:=[.A3479]*[.A3479]" office:value-type="float" office:value="0.00000000275747863689" calcext:value-type="float">
            <text:p>2.75747863689E-09</text:p>
          </table:table-cell>
          <table:table-cell table:formula="of:=([.A3479]-[.B3479])*([.A3479]-[.B3479])" office:value-type="float" office:value="0.0000102045638304389" calcext:value-type="float">
            <text:p>1.02045638304389E-05</text:p>
          </table:table-cell>
          <table:table-cell table:number-columns-repeated="2"/>
        </table:table-row>
        <table:table-row table:style-name="ro1">
          <table:table-cell office:value-type="float" office:value="0.0000525117" calcext:value-type="float">
            <text:p>0.0000525117</text:p>
          </table:table-cell>
          <table:table-cell office:value-type="float" office:value="0.0060264" calcext:value-type="float">
            <text:p>0.0060264</text:p>
          </table:table-cell>
          <table:table-cell table:formula="of:=[.A3480]*[.A3480]" office:value-type="float" office:value="0.00000000275747863689" calcext:value-type="float">
            <text:p>2.75747863689E-09</text:p>
          </table:table-cell>
          <table:table-cell table:formula="of:=([.A3480]-[.B3480])*([.A3480]-[.B3480])" office:value-type="float" office:value="0.0000356873414208769" calcext:value-type="float">
            <text:p>3.56873414208769E-05</text:p>
          </table:table-cell>
          <table:table-cell table:number-columns-repeated="2"/>
        </table:table-row>
        <table:table-row table:style-name="ro1">
          <table:table-cell office:value-type="float" office:value="0.000126004" calcext:value-type="float">
            <text:p>0.000126004</text:p>
          </table:table-cell>
          <table:table-cell office:value-type="float" office:value="0.0588836" calcext:value-type="float">
            <text:p>0.0588836</text:p>
          </table:table-cell>
          <table:table-cell table:formula="of:=[.A3481]*[.A3481]" office:value-type="float" office:value="0.000000015877008016" calcext:value-type="float">
            <text:p>1.5877008016E-08</text:p>
          </table:table-cell>
          <table:table-cell table:formula="of:=([.A3481]-[.B3481])*([.A3481]-[.B3481])" office:value-type="float" office:value="0.00345245508769922" calcext:value-type="float">
            <text:p>0.00345245508769922</text:p>
          </table:table-cell>
          <table:table-cell table:number-columns-repeated="2"/>
        </table:table-row>
        <table:table-row table:style-name="ro1">
          <table:table-cell office:value-type="float" office:value="0.0000205636" calcext:value-type="float">
            <text:p>0.0000205636</text:p>
          </table:table-cell>
          <table:table-cell office:value-type="float" office:value="0.00062413" calcext:value-type="float">
            <text:p>0.00062413</text:p>
          </table:table-cell>
          <table:table-cell table:formula="of:=[.A3482]*[.A3482]" office:value-type="float" office:value="0.00000000042286164496" calcext:value-type="float">
            <text:p>4.2286164496E-10</text:p>
          </table:table-cell>
          <table:table-cell table:formula="of:=([.A3482]-[.B3482])*([.A3482]-[.B3482])" office:value-type="float" office:value="0.00000036429239920896" calcext:value-type="float">
            <text:p>3.6429239920896E-07</text:p>
          </table:table-cell>
          <table:table-cell table:number-columns-repeated="2"/>
        </table:table-row>
        <table:table-row table:style-name="ro1">
          <table:table-cell office:value-type="float" office:value="0.0000756383" calcext:value-type="float">
            <text:p>0.0000756383</text:p>
          </table:table-cell>
          <table:table-cell office:value-type="float" office:value="0.00418418" calcext:value-type="float">
            <text:p>0.00418418</text:p>
          </table:table-cell>
          <table:table-cell table:formula="of:=[.A3483]*[.A3483]" office:value-type="float" office:value="0.00000000572115242689" calcext:value-type="float">
            <text:p>5.72115242689E-09</text:p>
          </table:table-cell>
          <table:table-cell table:formula="of:=([.A3483]-[.B3483])*([.A3483]-[.B3483])" office:value-type="float" office:value="0.0000168801149006389" calcext:value-type="float">
            <text:p>1.68801149006389E-05</text:p>
          </table:table-cell>
          <table:table-cell table:number-columns-repeated="2"/>
        </table:table-row>
        <table:table-row table:style-name="ro1">
          <table:table-cell office:value-type="float" office:value="0.00162256" calcext:value-type="float">
            <text:p>0.00162256</text:p>
          </table:table-cell>
          <table:table-cell office:value-type="float" office:value="0.0116365" calcext:value-type="float">
            <text:p>0.0116365</text:p>
          </table:table-cell>
          <table:table-cell table:formula="of:=[.A3484]*[.A3484]" office:value-type="float" office:value="0.0000026327009536" calcext:value-type="float">
            <text:p>0.0000026327009536</text:p>
          </table:table-cell>
          <table:table-cell table:formula="of:=([.A3484]-[.B3484])*([.A3484]-[.B3484])" office:value-type="float" office:value="0.0001002789943236" calcext:value-type="float">
            <text:p>0.0001002789943236</text:p>
          </table:table-cell>
          <table:table-cell table:number-columns-repeated="2"/>
        </table:table-row>
        <table:table-row table:style-name="ro1">
          <table:table-cell office:value-type="float" office:value="0.00431561" calcext:value-type="float">
            <text:p>0.00431561</text:p>
          </table:table-cell>
          <table:table-cell office:value-type="float" office:value="0.059014" calcext:value-type="float">
            <text:p>0.059014</text:p>
          </table:table-cell>
          <table:table-cell table:formula="of:=[.A3485]*[.A3485]" office:value-type="float" office:value="0.0000186244896721" calcext:value-type="float">
            <text:p>0.0000186244896721</text:p>
          </table:table-cell>
          <table:table-cell table:formula="of:=([.A3485]-[.B3485])*([.A3485]-[.B3485])" office:value-type="float" office:value="0.0029919138685921" calcext:value-type="float">
            <text:p>0.0029919138685921</text:p>
          </table:table-cell>
          <table:table-cell table:number-columns-repeated="2"/>
        </table:table-row>
        <table:table-row table:style-name="ro1">
          <table:table-cell office:value-type="float" office:value="0.00359064" calcext:value-type="float">
            <text:p>0.00359064</text:p>
          </table:table-cell>
          <table:table-cell office:value-type="float" office:value="0.00782733" calcext:value-type="float">
            <text:p>0.00782733</text:p>
          </table:table-cell>
          <table:table-cell table:formula="of:=[.A3486]*[.A3486]" office:value-type="float" office:value="0.0000128926956096" calcext:value-type="float">
            <text:p>0.0000128926956096</text:p>
          </table:table-cell>
          <table:table-cell table:formula="of:=([.A3486]-[.B3486])*([.A3486]-[.B3486])" office:value-type="float" office:value="0.0000179495421561" calcext:value-type="float">
            <text:p>0.0000179495421561</text:p>
          </table:table-cell>
          <table:table-cell table:number-columns-repeated="2"/>
        </table:table-row>
        <table:table-row table:style-name="ro1">
          <table:table-cell office:value-type="float" office:value="0.00634867" calcext:value-type="float">
            <text:p>0.00634867</text:p>
          </table:table-cell>
          <table:table-cell office:value-type="float" office:value="0.0258492" calcext:value-type="float">
            <text:p>0.0258492</text:p>
          </table:table-cell>
          <table:table-cell table:formula="of:=[.A3487]*[.A3487]" office:value-type="float" office:value="0.0000403056107689" calcext:value-type="float">
            <text:p>0.0000403056107689</text:p>
          </table:table-cell>
          <table:table-cell table:formula="of:=([.A3487]-[.B3487])*([.A3487]-[.B3487])" office:value-type="float" office:value="0.0003802706702809" calcext:value-type="float">
            <text:p>0.0003802706702809</text:p>
          </table:table-cell>
          <table:table-cell table:number-columns-repeated="2"/>
        </table:table-row>
        <table:table-row table:style-name="ro1">
          <table:table-cell office:value-type="float" office:value="0.0140107" calcext:value-type="float">
            <text:p>0.0140107</text:p>
          </table:table-cell>
          <table:table-cell office:value-type="float" office:value="0.118719" calcext:value-type="float">
            <text:p>0.118719</text:p>
          </table:table-cell>
          <table:table-cell table:formula="of:=[.A3488]*[.A3488]" office:value-type="float" office:value="0.00019629971449" calcext:value-type="float">
            <text:p>0.00019629971449</text:p>
          </table:table-cell>
          <table:table-cell table:formula="of:=([.A3488]-[.B3488])*([.A3488]-[.B3488])" office:value-type="float" office:value="0.01096382808889" calcext:value-type="float">
            <text:p>0.01096382808889</text:p>
          </table:table-cell>
          <table:table-cell table:number-columns-repeated="2"/>
        </table:table-row>
        <table:table-row table:style-name="ro1">
          <table:table-cell office:value-type="float" office:value="0.0198419" calcext:value-type="float">
            <text:p>0.0198419</text:p>
          </table:table-cell>
          <table:table-cell office:value-type="float" office:value="0.0500799" calcext:value-type="float">
            <text:p>0.0500799</text:p>
          </table:table-cell>
          <table:table-cell table:formula="of:=[.A3489]*[.A3489]" office:value-type="float" office:value="0.00039370099561" calcext:value-type="float">
            <text:p>0.00039370099561</text:p>
          </table:table-cell>
          <table:table-cell table:formula="of:=([.A3489]-[.B3489])*([.A3489]-[.B3489])" office:value-type="float" office:value="0.000914336644" calcext:value-type="float">
            <text:p>0.000914336644</text:p>
          </table:table-cell>
          <table:table-cell table:number-columns-repeated="2"/>
        </table:table-row>
        <table:table-row table:style-name="ro1">
          <table:table-cell office:value-type="float" office:value="0.0529457" calcext:value-type="float">
            <text:p>0.0529457</text:p>
          </table:table-cell>
          <table:table-cell office:value-type="float" office:value="0.215102" calcext:value-type="float">
            <text:p>0.215102</text:p>
          </table:table-cell>
          <table:table-cell table:formula="of:=[.A3490]*[.A3490]" office:value-type="float" office:value="0.00280324714849" calcext:value-type="float">
            <text:p>0.00280324714849</text:p>
          </table:table-cell>
          <table:table-cell table:formula="of:=([.A3490]-[.B3490])*([.A3490]-[.B3490])" office:value-type="float" office:value="0.02629466562969" calcext:value-type="float">
            <text:p>0.02629466562969</text:p>
          </table:table-cell>
          <table:table-cell table:number-columns-repeated="2"/>
        </table:table-row>
        <table:table-row table:style-name="ro1">
          <table:table-cell office:value-type="float" office:value="0.0468873" calcext:value-type="float">
            <text:p>0.0468873</text:p>
          </table:table-cell>
          <table:table-cell office:value-type="float" office:value="0.225276" calcext:value-type="float">
            <text:p>0.225276</text:p>
          </table:table-cell>
          <table:table-cell table:formula="of:=[.A3491]*[.A3491]" office:value-type="float" office:value="0.00219841890129" calcext:value-type="float">
            <text:p>0.00219841890129</text:p>
          </table:table-cell>
          <table:table-cell table:formula="of:=([.A3491]-[.B3491])*([.A3491]-[.B3491])" office:value-type="float" office:value="0.03182252828769" calcext:value-type="float">
            <text:p>0.03182252828769</text:p>
          </table:table-cell>
          <table:table-cell table:number-columns-repeated="2"/>
        </table:table-row>
        <table:table-row table:style-name="ro1">
          <table:table-cell office:value-type="float" office:value="0.0570742" calcext:value-type="float">
            <text:p>0.0570742</text:p>
          </table:table-cell>
          <table:table-cell office:value-type="float" office:value="0.297977" calcext:value-type="float">
            <text:p>0.297977</text:p>
          </table:table-cell>
          <table:table-cell table:formula="of:=[.A3492]*[.A3492]" office:value-type="float" office:value="0.00325746430564" calcext:value-type="float">
            <text:p>0.00325746430564</text:p>
          </table:table-cell>
          <table:table-cell table:formula="of:=([.A3492]-[.B3492])*([.A3492]-[.B3492])" office:value-type="float" office:value="0.05803415904784" calcext:value-type="float">
            <text:p>0.05803415904784</text:p>
          </table:table-cell>
          <table:table-cell table:number-columns-repeated="2"/>
        </table:table-row>
        <table:table-row table:style-name="ro1">
          <table:table-cell office:value-type="float" office:value="0.215845" calcext:value-type="float">
            <text:p>0.215845</text:p>
          </table:table-cell>
          <table:table-cell office:value-type="float" office:value="0.294313" calcext:value-type="float">
            <text:p>0.294313</text:p>
          </table:table-cell>
          <table:table-cell table:formula="of:=[.A3493]*[.A3493]" office:value-type="float" office:value="0.046589064025" calcext:value-type="float">
            <text:p>0.046589064025</text:p>
          </table:table-cell>
          <table:table-cell table:formula="of:=([.A3493]-[.B3493])*([.A3493]-[.B3493])" office:value-type="float" office:value="0.006157227024" calcext:value-type="float">
            <text:p>0.006157227024</text:p>
          </table:table-cell>
          <table:table-cell table:number-columns-repeated="2"/>
        </table:table-row>
        <table:table-row table:style-name="ro1">
          <table:table-cell office:value-type="float" office:value="0.216588" calcext:value-type="float">
            <text:p>0.216588</text:p>
          </table:table-cell>
          <table:table-cell office:value-type="float" office:value="0.318081" calcext:value-type="float">
            <text:p>0.318081</text:p>
          </table:table-cell>
          <table:table-cell table:formula="of:=[.A3494]*[.A3494]" office:value-type="float" office:value="0.046910361744" calcext:value-type="float">
            <text:p>0.046910361744</text:p>
          </table:table-cell>
          <table:table-cell table:formula="of:=([.A3494]-[.B3494])*([.A3494]-[.B3494])" office:value-type="float" office:value="0.010300829049" calcext:value-type="float">
            <text:p>0.010300829049</text:p>
          </table:table-cell>
          <table:table-cell table:number-columns-repeated="2"/>
        </table:table-row>
        <table:table-row table:style-name="ro1">
          <table:table-cell office:value-type="float" office:value="0.320251" calcext:value-type="float">
            <text:p>0.320251</text:p>
          </table:table-cell>
          <table:table-cell office:value-type="float" office:value="0.295737" calcext:value-type="float">
            <text:p>0.295737</text:p>
          </table:table-cell>
          <table:table-cell table:formula="of:=[.A3495]*[.A3495]" office:value-type="float" office:value="0.102560703001" calcext:value-type="float">
            <text:p>0.102560703001</text:p>
          </table:table-cell>
          <table:table-cell table:formula="of:=([.A3495]-[.B3495])*([.A3495]-[.B3495])" office:value-type="float" office:value="0.000600936195999999" calcext:value-type="float">
            <text:p>0.000600936195999999</text:p>
          </table:table-cell>
          <table:table-cell table:number-columns-repeated="2"/>
        </table:table-row>
        <table:table-row table:style-name="ro1">
          <table:table-cell office:value-type="float" office:value="0.339125" calcext:value-type="float">
            <text:p>0.339125</text:p>
          </table:table-cell>
          <table:table-cell office:value-type="float" office:value="0.241756" calcext:value-type="float">
            <text:p>0.241756</text:p>
          </table:table-cell>
          <table:table-cell table:formula="of:=[.A3496]*[.A3496]" office:value-type="float" office:value="0.115005765625" calcext:value-type="float">
            <text:p>0.115005765625</text:p>
          </table:table-cell>
          <table:table-cell table:formula="of:=([.A3496]-[.B3496])*([.A3496]-[.B3496])" office:value-type="float" office:value="0.009480722161" calcext:value-type="float">
            <text:p>0.009480722161</text:p>
          </table:table-cell>
          <table:table-cell table:number-columns-repeated="2"/>
        </table:table-row>
        <table:table-row table:style-name="ro1">
          <table:table-cell office:value-type="float" office:value="0.339125" calcext:value-type="float">
            <text:p>0.339125</text:p>
          </table:table-cell>
          <table:table-cell office:value-type="float" office:value="0.250741" calcext:value-type="float">
            <text:p>0.250741</text:p>
          </table:table-cell>
          <table:table-cell table:formula="of:=[.A3497]*[.A3497]" office:value-type="float" office:value="0.115005765625" calcext:value-type="float">
            <text:p>0.115005765625</text:p>
          </table:table-cell>
          <table:table-cell table:formula="of:=([.A3497]-[.B3497])*([.A3497]-[.B3497])" office:value-type="float" office:value="0.007811731456" calcext:value-type="float">
            <text:p>0.007811731456</text:p>
          </table:table-cell>
          <table:table-cell table:number-columns-repeated="2"/>
        </table:table-row>
        <table:table-row table:style-name="ro1">
          <table:table-cell office:value-type="float" office:value="0.510458" calcext:value-type="float">
            <text:p>0.510458</text:p>
          </table:table-cell>
          <table:table-cell office:value-type="float" office:value="0.313839" calcext:value-type="float">
            <text:p>0.313839</text:p>
          </table:table-cell>
          <table:table-cell table:formula="of:=[.A3498]*[.A3498]" office:value-type="float" office:value="0.260567369764" calcext:value-type="float">
            <text:p>0.260567369764</text:p>
          </table:table-cell>
          <table:table-cell table:formula="of:=([.A3498]-[.B3498])*([.A3498]-[.B3498])" office:value-type="float" office:value="0.038659031161" calcext:value-type="float">
            <text:p>0.038659031161</text:p>
          </table:table-cell>
          <table:table-cell table:number-columns-repeated="2"/>
        </table:table-row>
        <table:table-row table:style-name="ro1">
          <table:table-cell office:value-type="float" office:value="0.510457" calcext:value-type="float">
            <text:p>0.510457</text:p>
          </table:table-cell>
          <table:table-cell office:value-type="float" office:value="0.325838" calcext:value-type="float">
            <text:p>0.325838</text:p>
          </table:table-cell>
          <table:table-cell table:formula="of:=[.A3499]*[.A3499]" office:value-type="float" office:value="0.260566348849" calcext:value-type="float">
            <text:p>0.260566348849</text:p>
          </table:table-cell>
          <table:table-cell table:formula="of:=([.A3499]-[.B3499])*([.A3499]-[.B3499])" office:value-type="float" office:value="0.034084175161" calcext:value-type="float">
            <text:p>0.034084175161</text:p>
          </table:table-cell>
          <table:table-cell table:number-columns-repeated="2"/>
        </table:table-row>
        <table:table-row table:style-name="ro1">
          <table:table-cell office:value-type="float" office:value="0.61257" calcext:value-type="float">
            <text:p>0.61257</text:p>
          </table:table-cell>
          <table:table-cell office:value-type="float" office:value="0.385359" calcext:value-type="float">
            <text:p>0.385359</text:p>
          </table:table-cell>
          <table:table-cell table:formula="of:=[.A3500]*[.A3500]" office:value-type="float" office:value="0.3752420049" calcext:value-type="float">
            <text:p>0.3752420049</text:p>
          </table:table-cell>
          <table:table-cell table:formula="of:=([.A3500]-[.B3500])*([.A3500]-[.B3500])" office:value-type="float" office:value="0.051624838521" calcext:value-type="float">
            <text:p>0.051624838521</text:p>
          </table:table-cell>
          <table:table-cell table:number-columns-repeated="2"/>
        </table:table-row>
        <table:table-row table:style-name="ro1">
          <table:table-cell office:value-type="float" office:value="0.61257" calcext:value-type="float">
            <text:p>0.61257</text:p>
          </table:table-cell>
          <table:table-cell office:value-type="float" office:value="0.510813" calcext:value-type="float">
            <text:p>0.510813</text:p>
          </table:table-cell>
          <table:table-cell table:formula="of:=[.A3501]*[.A3501]" office:value-type="float" office:value="0.3752420049" calcext:value-type="float">
            <text:p>0.3752420049</text:p>
          </table:table-cell>
          <table:table-cell table:formula="of:=([.A3501]-[.B3501])*([.A3501]-[.B3501])" office:value-type="float" office:value="0.010354487049" calcext:value-type="float">
            <text:p>0.010354487049</text:p>
          </table:table-cell>
          <table:table-cell table:number-columns-repeated="2"/>
        </table:table-row>
        <table:table-row table:style-name="ro1">
          <table:table-cell office:value-type="float" office:value="0.742971" calcext:value-type="float">
            <text:p>0.742971</text:p>
          </table:table-cell>
          <table:table-cell office:value-type="float" office:value="0.578321" calcext:value-type="float">
            <text:p>0.578321</text:p>
          </table:table-cell>
          <table:table-cell table:formula="of:=[.A3502]*[.A3502]" office:value-type="float" office:value="0.552005906841" calcext:value-type="float">
            <text:p>0.552005906841</text:p>
          </table:table-cell>
          <table:table-cell table:formula="of:=([.A3502]-[.B3502])*([.A3502]-[.B3502])" office:value-type="float" office:value="0.0271096225" calcext:value-type="float">
            <text:p>0.0271096225</text:p>
          </table:table-cell>
          <table:table-cell table:number-columns-repeated="2"/>
        </table:table-row>
        <table:table-row table:style-name="ro1">
          <table:table-cell office:value-type="float" office:value="0.764851" calcext:value-type="float">
            <text:p>0.764851</text:p>
          </table:table-cell>
          <table:table-cell office:value-type="float" office:value="0.723678" calcext:value-type="float">
            <text:p>0.723678</text:p>
          </table:table-cell>
          <table:table-cell table:formula="of:=[.A3503]*[.A3503]" office:value-type="float" office:value="0.584997052201" calcext:value-type="float">
            <text:p>0.584997052201</text:p>
          </table:table-cell>
          <table:table-cell table:formula="of:=([.A3503]-[.B3503])*([.A3503]-[.B3503])" office:value-type="float" office:value="0.00169521592899999" calcext:value-type="float">
            <text:p>0.00169521592899999</text:p>
          </table:table-cell>
          <table:table-cell table:number-columns-repeated="2"/>
        </table:table-row>
        <table:table-row table:style-name="ro1">
          <table:table-cell office:value-type="float" office:value="0.76485" calcext:value-type="float">
            <text:p>0.76485</text:p>
          </table:table-cell>
          <table:table-cell office:value-type="float" office:value="0.756966" calcext:value-type="float">
            <text:p>0.756966</text:p>
          </table:table-cell>
          <table:table-cell table:formula="of:=[.A3504]*[.A3504]" office:value-type="float" office:value="0.5849955225" calcext:value-type="float">
            <text:p>0.5849955225</text:p>
          </table:table-cell>
          <table:table-cell table:formula="of:=([.A3504]-[.B3504])*([.A3504]-[.B3504])" office:value-type="float" office:value="0.000062157456" calcext:value-type="float">
            <text:p>0.000062157456</text:p>
          </table:table-cell>
          <table:table-cell table:number-columns-repeated="2"/>
        </table:table-row>
        <table:table-row table:style-name="ro1">
          <table:table-cell office:value-type="float" office:value="0.76485" calcext:value-type="float">
            <text:p>0.76485</text:p>
          </table:table-cell>
          <table:table-cell office:value-type="float" office:value="0.833009" calcext:value-type="float">
            <text:p>0.833009</text:p>
          </table:table-cell>
          <table:table-cell table:formula="of:=[.A3505]*[.A3505]" office:value-type="float" office:value="0.5849955225" calcext:value-type="float">
            <text:p>0.5849955225</text:p>
          </table:table-cell>
          <table:table-cell table:formula="of:=([.A3505]-[.B3505])*([.A3505]-[.B3505])" office:value-type="float" office:value="0.004645649281" calcext:value-type="float">
            <text:p>0.004645649281</text:p>
          </table:table-cell>
          <table:table-cell table:number-columns-repeated="2"/>
        </table:table-row>
        <table:table-row table:style-name="ro1">
          <table:table-cell office:value-type="float" office:value="0.764851" calcext:value-type="float">
            <text:p>0.764851</text:p>
          </table:table-cell>
          <table:table-cell office:value-type="float" office:value="0.873236" calcext:value-type="float">
            <text:p>0.873236</text:p>
          </table:table-cell>
          <table:table-cell table:formula="of:=[.A3506]*[.A3506]" office:value-type="float" office:value="0.584997052201" calcext:value-type="float">
            <text:p>0.584997052201</text:p>
          </table:table-cell>
          <table:table-cell table:formula="of:=([.A3506]-[.B3506])*([.A3506]-[.B3506])" office:value-type="float" office:value="0.011747308225" calcext:value-type="float">
            <text:p>0.011747308225</text:p>
          </table:table-cell>
          <table:table-cell table:number-columns-repeated="2"/>
        </table:table-row>
        <table:table-row table:style-name="ro1">
          <table:table-cell office:value-type="float" office:value="0.76485" calcext:value-type="float">
            <text:p>0.76485</text:p>
          </table:table-cell>
          <table:table-cell office:value-type="float" office:value="0.896963" calcext:value-type="float">
            <text:p>0.896963</text:p>
          </table:table-cell>
          <table:table-cell table:formula="of:=[.A3507]*[.A3507]" office:value-type="float" office:value="0.5849955225" calcext:value-type="float">
            <text:p>0.5849955225</text:p>
          </table:table-cell>
          <table:table-cell table:formula="of:=([.A3507]-[.B3507])*([.A3507]-[.B3507])" office:value-type="float" office:value="0.017453844769" calcext:value-type="float">
            <text:p>0.017453844769</text:p>
          </table:table-cell>
          <table:table-cell table:number-columns-repeated="2"/>
        </table:table-row>
        <table:table-row table:style-name="ro1">
          <table:table-cell office:value-type="float" office:value="0.768232" calcext:value-type="float">
            <text:p>0.768232</text:p>
          </table:table-cell>
          <table:table-cell office:value-type="float" office:value="0.93223" calcext:value-type="float">
            <text:p>0.93223</text:p>
          </table:table-cell>
          <table:table-cell table:formula="of:=[.A3508]*[.A3508]" office:value-type="float" office:value="0.590180405824" calcext:value-type="float">
            <text:p>0.590180405824</text:p>
          </table:table-cell>
          <table:table-cell table:formula="of:=([.A3508]-[.B3508])*([.A3508]-[.B3508])" office:value-type="float" office:value="0.026895344004" calcext:value-type="float">
            <text:p>0.026895344004</text:p>
          </table:table-cell>
          <table:table-cell table:number-columns-repeated="2"/>
        </table:table-row>
        <table:table-row table:style-name="ro1">
          <table:table-cell office:value-type="float" office:value="0.768232" calcext:value-type="float">
            <text:p>0.768232</text:p>
          </table:table-cell>
          <table:table-cell office:value-type="float" office:value="0.982685" calcext:value-type="float">
            <text:p>0.982685</text:p>
          </table:table-cell>
          <table:table-cell table:formula="of:=[.A3509]*[.A3509]" office:value-type="float" office:value="0.590180405824" calcext:value-type="float">
            <text:p>0.590180405824</text:p>
          </table:table-cell>
          <table:table-cell table:formula="of:=([.A3509]-[.B3509])*([.A3509]-[.B3509])" office:value-type="float" office:value="0.045990089209" calcext:value-type="float">
            <text:p>0.045990089209</text:p>
          </table:table-cell>
          <table:table-cell table:number-columns-repeated="2"/>
        </table:table-row>
        <table:table-row table:style-name="ro1">
          <table:table-cell office:value-type="float" office:value="0.991669" calcext:value-type="float">
            <text:p>0.991669</text:p>
          </table:table-cell>
          <table:table-cell office:value-type="float" office:value="0.89734" calcext:value-type="float">
            <text:p>0.89734</text:p>
          </table:table-cell>
          <table:table-cell table:formula="of:=[.A3510]*[.A3510]" office:value-type="float" office:value="0.983407405561" calcext:value-type="float">
            <text:p>0.983407405561</text:p>
          </table:table-cell>
          <table:table-cell table:formula="of:=([.A3510]-[.B3510])*([.A3510]-[.B3510])" office:value-type="float" office:value="0.008897960241" calcext:value-type="float">
            <text:p>0.008897960241</text:p>
          </table:table-cell>
          <table:table-cell table:number-columns-repeated="2"/>
        </table:table-row>
        <table:table-row table:style-name="ro1">
          <table:table-cell office:value-type="float" office:value="0.99167" calcext:value-type="float">
            <text:p>0.99167</text:p>
          </table:table-cell>
          <table:table-cell office:value-type="float" office:value="0.996056" calcext:value-type="float">
            <text:p>0.996056</text:p>
          </table:table-cell>
          <table:table-cell table:formula="of:=[.A3511]*[.A3511]" office:value-type="float" office:value="0.9834093889" calcext:value-type="float">
            <text:p>0.9834093889</text:p>
          </table:table-cell>
          <table:table-cell table:formula="of:=([.A3511]-[.B3511])*([.A3511]-[.B3511])" office:value-type="float" office:value="0.000019236996" calcext:value-type="float">
            <text:p>0.000019236996</text:p>
          </table:table-cell>
          <table:table-cell table:number-columns-repeated="2"/>
        </table:table-row>
        <table:table-row table:style-name="ro1">
          <table:table-cell office:value-type="float" office:value="0.0000696182" calcext:value-type="float">
            <text:p>0.0000696182</text:p>
          </table:table-cell>
          <table:table-cell office:value-type="float" office:value="0.00000167739" calcext:value-type="float">
            <text:p>0.00000167739</text:p>
          </table:table-cell>
          <table:table-cell table:formula="of:=[.A3512]*[.A3512]" office:value-type="float" office:value="0.00000000484669377124" calcext:value-type="float">
            <text:p>4.84669377124E-09</text:p>
          </table:table-cell>
          <table:table-cell table:formula="of:=([.A3512]-[.B3512])*([.A3512]-[.B3512])" office:value-type="float" office:value="0.00000000461595366346" calcext:value-type="float">
            <text:p>4.6159536634561E-09</text:p>
          </table:table-cell>
          <table:table-cell table:number-columns-repeated="2"/>
        </table:table-row>
        <table:table-row table:style-name="ro1">
          <table:table-cell office:value-type="float" office:value="0.0000845194" calcext:value-type="float">
            <text:p>0.0000845194</text:p>
          </table:table-cell>
          <table:table-cell office:value-type="float" office:value="0.0000118908" calcext:value-type="float">
            <text:p>0.0000118908</text:p>
          </table:table-cell>
          <table:table-cell table:formula="of:=[.A3513]*[.A3513]" office:value-type="float" office:value="0.00000000714352897636" calcext:value-type="float">
            <text:p>7.14352897636E-09</text:p>
          </table:table-cell>
          <table:table-cell table:formula="of:=([.A3513]-[.B3513])*([.A3513]-[.B3513])" office:value-type="float" office:value="0.00000000527491353796" calcext:value-type="float">
            <text:p>5.27491353796E-09</text:p>
          </table:table-cell>
          <table:table-cell table:number-columns-repeated="2"/>
        </table:table-row>
        <table:table-row table:style-name="ro1">
          <table:table-cell office:value-type="float" office:value="0.0000845194" calcext:value-type="float">
            <text:p>0.0000845194</text:p>
          </table:table-cell>
          <table:table-cell office:value-type="float" office:value="0.00916606" calcext:value-type="float">
            <text:p>0.00916606</text:p>
          </table:table-cell>
          <table:table-cell table:formula="of:=[.A3514]*[.A3514]" office:value-type="float" office:value="0.00000000714352897636" calcext:value-type="float">
            <text:p>7.14352897636E-09</text:p>
          </table:table-cell>
          <table:table-cell table:formula="of:=([.A3514]-[.B3514])*([.A3514]-[.B3514])" office:value-type="float" office:value="0.0000824743796694484" calcext:value-type="float">
            <text:p>8.24743796694484E-05</text:p>
          </table:table-cell>
          <table:table-cell table:number-columns-repeated="2"/>
        </table:table-row>
        <table:table-row table:style-name="ro1">
          <table:table-cell office:value-type="float" office:value="0.00000947714" calcext:value-type="float">
            <text:p>0.00000947714</text:p>
          </table:table-cell>
          <table:table-cell office:value-type="float" office:value="0.00289537" calcext:value-type="float">
            <text:p>0.00289537</text:p>
          </table:table-cell>
          <table:table-cell table:formula="of:=[.A3515]*[.A3515]" office:value-type="float" office:value="0.00000000008981618258" calcext:value-type="float">
            <text:p>8.98161825796E-11</text:p>
          </table:table-cell>
          <table:table-cell table:formula="of:=([.A3515]-[.B3515])*([.A3515]-[.B3515])" office:value-type="float" office:value="0.00000832837759939898" calcext:value-type="float">
            <text:p>8.32837759939898E-06</text:p>
          </table:table-cell>
          <table:table-cell table:number-columns-repeated="2"/>
        </table:table-row>
        <table:table-row table:style-name="ro1">
          <table:table-cell office:value-type="float" office:value="0.000465035" calcext:value-type="float">
            <text:p>0.000465035</text:p>
          </table:table-cell>
          <table:table-cell office:value-type="float" office:value="0.0055849" calcext:value-type="float">
            <text:p>0.0055849</text:p>
          </table:table-cell>
          <table:table-cell table:formula="of:=[.A3516]*[.A3516]" office:value-type="float" office:value="0.000000216257551225" calcext:value-type="float">
            <text:p>2.16257551225E-07</text:p>
          </table:table-cell>
          <table:table-cell table:formula="of:=([.A3516]-[.B3516])*([.A3516]-[.B3516])" office:value-type="float" office:value="0.000026213017618225" calcext:value-type="float">
            <text:p>2.6213017618225E-05</text:p>
          </table:table-cell>
          <table:table-cell table:number-columns-repeated="2"/>
        </table:table-row>
        <table:table-row table:style-name="ro1">
          <table:table-cell office:value-type="float" office:value="0.000465035" calcext:value-type="float">
            <text:p>0.000465035</text:p>
          </table:table-cell>
          <table:table-cell office:value-type="float" office:value="0.00838021" calcext:value-type="float">
            <text:p>0.00838021</text:p>
          </table:table-cell>
          <table:table-cell table:formula="of:=[.A3517]*[.A3517]" office:value-type="float" office:value="0.000000216257551225" calcext:value-type="float">
            <text:p>2.16257551225E-07</text:p>
          </table:table-cell>
          <table:table-cell table:formula="of:=([.A3517]-[.B3517])*([.A3517]-[.B3517])" office:value-type="float" office:value="0.000062649995280625" calcext:value-type="float">
            <text:p>6.2649995280625E-05</text:p>
          </table:table-cell>
          <table:table-cell table:number-columns-repeated="2"/>
        </table:table-row>
        <table:table-row table:style-name="ro1">
          <table:table-cell office:value-type="float" office:value="0.000465035" calcext:value-type="float">
            <text:p>0.000465035</text:p>
          </table:table-cell>
          <table:table-cell office:value-type="float" office:value="0.0111281" calcext:value-type="float">
            <text:p>0.0111281</text:p>
          </table:table-cell>
          <table:table-cell table:formula="of:=[.A3518]*[.A3518]" office:value-type="float" office:value="0.000000216257551225" calcext:value-type="float">
            <text:p>2.16257551225E-07</text:p>
          </table:table-cell>
          <table:table-cell table:formula="of:=([.A3518]-[.B3518])*([.A3518]-[.B3518])" office:value-type="float" office:value="0.000113700955194225" calcext:value-type="float">
            <text:p>0.000113700955194225</text:p>
          </table:table-cell>
          <table:table-cell table:number-columns-repeated="2"/>
        </table:table-row>
        <table:table-row table:style-name="ro1">
          <table:table-cell office:value-type="float" office:value="0.000211596" calcext:value-type="float">
            <text:p>0.000211596</text:p>
          </table:table-cell>
          <table:table-cell office:value-type="float" office:value="0.0619564" calcext:value-type="float">
            <text:p>0.0619564</text:p>
          </table:table-cell>
          <table:table-cell table:formula="of:=[.A3519]*[.A3519]" office:value-type="float" office:value="0.000000044772867216" calcext:value-type="float">
            <text:p>4.4772867216E-08</text:p>
          </table:table-cell>
          <table:table-cell table:formula="of:=([.A3519]-[.B3519])*([.A3519]-[.B3519])" office:value-type="float" office:value="0.00381242082099842" calcext:value-type="float">
            <text:p>0.00381242082099842</text:p>
          </table:table-cell>
          <table:table-cell table:number-columns-repeated="2"/>
        </table:table-row>
        <table:table-row table:style-name="ro1">
          <table:table-cell office:value-type="float" office:value="0.0000309944" calcext:value-type="float">
            <text:p>0.0000309944</text:p>
          </table:table-cell>
          <table:table-cell office:value-type="float" office:value="0.000160136" calcext:value-type="float">
            <text:p>0.000160136</text:p>
          </table:table-cell>
          <table:table-cell table:formula="of:=[.A3520]*[.A3520]" office:value-type="float" office:value="0.00000000096065283136" calcext:value-type="float">
            <text:p>9.6065283136E-10</text:p>
          </table:table-cell>
          <table:table-cell table:formula="of:=([.A3520]-[.B3520])*([.A3520]-[.B3520])" office:value-type="float" office:value="0.00000001667755285056" calcext:value-type="float">
            <text:p>1.667755285056E-08</text:p>
          </table:table-cell>
          <table:table-cell table:number-columns-repeated="2"/>
        </table:table-row>
        <table:table-row table:style-name="ro1">
          <table:table-cell office:value-type="float" office:value="0.00011301" calcext:value-type="float">
            <text:p>0.00011301</text:p>
          </table:table-cell>
          <table:table-cell office:value-type="float" office:value="0.0000160185" calcext:value-type="float">
            <text:p>0.0000160185</text:p>
          </table:table-cell>
          <table:table-cell table:formula="of:=[.A3521]*[.A3521]" office:value-type="float" office:value="0.0000000127712601" calcext:value-type="float">
            <text:p>0.0000000127712601</text:p>
          </table:table-cell>
          <table:table-cell table:formula="of:=([.A3521]-[.B3521])*([.A3521]-[.B3521])" office:value-type="float" office:value="0.00000000940735107225" calcext:value-type="float">
            <text:p>9.40735107225E-09</text:p>
          </table:table-cell>
          <table:table-cell table:number-columns-repeated="2"/>
        </table:table-row>
        <table:table-row table:style-name="ro1">
          <table:table-cell office:value-type="float" office:value="0.000134945" calcext:value-type="float">
            <text:p>0.000134945</text:p>
          </table:table-cell>
          <table:table-cell office:value-type="float" office:value="0.00063583" calcext:value-type="float">
            <text:p>0.00063583</text:p>
          </table:table-cell>
          <table:table-cell table:formula="of:=[.A3522]*[.A3522]" office:value-type="float" office:value="0.000000018210153025" calcext:value-type="float">
            <text:p>1.8210153025E-08</text:p>
          </table:table-cell>
          <table:table-cell table:formula="of:=([.A3522]-[.B3522])*([.A3522]-[.B3522])" office:value-type="float" office:value="0.000000250885783225" calcext:value-type="float">
            <text:p>2.50885783225E-07</text:p>
          </table:table-cell>
          <table:table-cell table:number-columns-repeated="2"/>
        </table:table-row>
        <table:table-row table:style-name="ro1">
          <table:table-cell office:value-type="float" office:value="0.0000374913" calcext:value-type="float">
            <text:p>0.0000374913</text:p>
          </table:table-cell>
          <table:table-cell office:value-type="float" office:value="0.00634499" calcext:value-type="float">
            <text:p>0.00634499</text:p>
          </table:table-cell>
          <table:table-cell table:formula="of:=[.A3523]*[.A3523]" office:value-type="float" office:value="0.00000000140559757569" calcext:value-type="float">
            <text:p>1.40559757569E-09</text:p>
          </table:table-cell>
          <table:table-cell table:formula="of:=([.A3523]-[.B3523])*([.A3523]-[.B3523])" office:value-type="float" office:value="0.0000397845398505017" calcext:value-type="float">
            <text:p>3.97845398505017E-05</text:p>
          </table:table-cell>
          <table:table-cell table:number-columns-repeated="2"/>
        </table:table-row>
        <table:table-row table:style-name="ro1">
          <table:table-cell office:value-type="float" office:value="0.0000316501" calcext:value-type="float">
            <text:p>0.0000316501</text:p>
          </table:table-cell>
          <table:table-cell office:value-type="float" office:value="0.00287215" calcext:value-type="float">
            <text:p>0.00287215</text:p>
          </table:table-cell>
          <table:table-cell table:formula="of:=[.A3524]*[.A3524]" office:value-type="float" office:value="0.00000000100172883001" calcext:value-type="float">
            <text:p>1.00172883001E-09</text:p>
          </table:table-cell>
          <table:table-cell table:formula="of:=([.A3524]-[.B3524])*([.A3524]-[.B3524])" office:value-type="float" office:value="0.00000806843968190001" calcext:value-type="float">
            <text:p>0.00000806843968190001</text:p>
          </table:table-cell>
          <table:table-cell table:number-columns-repeated="2"/>
        </table:table-row>
        <table:table-row table:style-name="ro1">
          <table:table-cell office:value-type="float" office:value="0.000366569" calcext:value-type="float">
            <text:p>0.000366569</text:p>
          </table:table-cell>
          <table:table-cell office:value-type="float" office:value="0.000288848" calcext:value-type="float">
            <text:p>0.000288848</text:p>
          </table:table-cell>
          <table:table-cell table:formula="of:=[.A3525]*[.A3525]" office:value-type="float" office:value="0.000000134372831761" calcext:value-type="float">
            <text:p>1.34372831761E-07</text:p>
          </table:table-cell>
          <table:table-cell table:formula="of:=([.A3525]-[.B3525])*([.A3525]-[.B3525])" office:value-type="float" office:value="0.000000006040553841" calcext:value-type="float">
            <text:p>6.040553841E-09</text:p>
          </table:table-cell>
          <table:table-cell table:number-columns-repeated="2"/>
        </table:table-row>
        <table:table-row table:style-name="ro1">
          <table:table-cell office:value-type="float" office:value="0.000583291" calcext:value-type="float">
            <text:p>0.000583291</text:p>
          </table:table-cell>
          <table:table-cell office:value-type="float" office:value="0.0281011" calcext:value-type="float">
            <text:p>0.0281011</text:p>
          </table:table-cell>
          <table:table-cell table:formula="of:=[.A3526]*[.A3526]" office:value-type="float" office:value="0.000000340228390681" calcext:value-type="float">
            <text:p>3.40228390681E-07</text:p>
          </table:table-cell>
          <table:table-cell table:formula="of:=([.A3526]-[.B3526])*([.A3526]-[.B3526])" office:value-type="float" office:value="0.000757229812160481" calcext:value-type="float">
            <text:p>0.000757229812160481</text:p>
          </table:table-cell>
          <table:table-cell table:number-columns-repeated="2"/>
        </table:table-row>
        <table:table-row table:style-name="ro1">
          <table:table-cell office:value-type="float" office:value="0.000907123" calcext:value-type="float">
            <text:p>0.000907123</text:p>
          </table:table-cell>
          <table:table-cell office:value-type="float" office:value="0.0520432" calcext:value-type="float">
            <text:p>0.0520432</text:p>
          </table:table-cell>
          <table:table-cell table:formula="of:=[.A3527]*[.A3527]" office:value-type="float" office:value="0.000000822872137129" calcext:value-type="float">
            <text:p>8.22872137129E-07</text:p>
          </table:table-cell>
          <table:table-cell table:formula="of:=([.A3527]-[.B3527])*([.A3527]-[.B3527])" office:value-type="float" office:value="0.00261489837094993" calcext:value-type="float">
            <text:p>0.00261489837094993</text:p>
          </table:table-cell>
          <table:table-cell table:number-columns-repeated="2"/>
        </table:table-row>
        <table:table-row table:style-name="ro1">
          <table:table-cell office:value-type="float" office:value="0.000907123" calcext:value-type="float">
            <text:p>0.000907123</text:p>
          </table:table-cell>
          <table:table-cell office:value-type="float" office:value="0.144391" calcext:value-type="float">
            <text:p>0.144391</text:p>
          </table:table-cell>
          <table:table-cell table:formula="of:=[.A3528]*[.A3528]" office:value-type="float" office:value="0.000000822872137129" calcext:value-type="float">
            <text:p>8.22872137129E-07</text:p>
          </table:table-cell>
          <table:table-cell table:formula="of:=([.A3528]-[.B3528])*([.A3528]-[.B3528])" office:value-type="float" office:value="0.0205876229589511" calcext:value-type="float">
            <text:p>0.0205876229589511</text:p>
          </table:table-cell>
          <table:table-cell table:number-columns-repeated="2"/>
        </table:table-row>
        <table:table-row table:style-name="ro1">
          <table:table-cell office:value-type="float" office:value="0.000105023" calcext:value-type="float">
            <text:p>0.000105023</text:p>
          </table:table-cell>
          <table:table-cell office:value-type="float" office:value="0.0886759" calcext:value-type="float">
            <text:p>0.0886759</text:p>
          </table:table-cell>
          <table:table-cell table:formula="of:=[.A3529]*[.A3529]" office:value-type="float" office:value="0.000000011029830529" calcext:value-type="float">
            <text:p>1.1029830529E-08</text:p>
          </table:table-cell>
          <table:table-cell table:formula="of:=([.A3529]-[.B3529])*([.A3529]-[.B3529])" office:value-type="float" office:value="0.00784480025254913" calcext:value-type="float">
            <text:p>0.00784480025254913</text:p>
          </table:table-cell>
          <table:table-cell table:number-columns-repeated="2"/>
        </table:table-row>
        <table:table-row table:style-name="ro1">
          <table:table-cell office:value-type="float" office:value="0.0275139" calcext:value-type="float">
            <text:p>0.0275139</text:p>
          </table:table-cell>
          <table:table-cell office:value-type="float" office:value="0.0587997" calcext:value-type="float">
            <text:p>0.0587997</text:p>
          </table:table-cell>
          <table:table-cell table:formula="of:=[.A3530]*[.A3530]" office:value-type="float" office:value="0.00075701469321" calcext:value-type="float">
            <text:p>0.00075701469321</text:p>
          </table:table-cell>
          <table:table-cell table:formula="of:=([.A3530]-[.B3530])*([.A3530]-[.B3530])" office:value-type="float" office:value="0.00097880128164" calcext:value-type="float">
            <text:p>0.00097880128164</text:p>
          </table:table-cell>
          <table:table-cell table:number-columns-repeated="2"/>
        </table:table-row>
        <table:table-row table:style-name="ro1">
          <table:table-cell office:value-type="float" office:value="0.0604372" calcext:value-type="float">
            <text:p>0.0604372</text:p>
          </table:table-cell>
          <table:table-cell office:value-type="float" office:value="0.182728" calcext:value-type="float">
            <text:p>0.182728</text:p>
          </table:table-cell>
          <table:table-cell table:formula="of:=[.A3531]*[.A3531]" office:value-type="float" office:value="0.00365265514384" calcext:value-type="float">
            <text:p>0.00365265514384</text:p>
          </table:table-cell>
          <table:table-cell table:formula="of:=([.A3531]-[.B3531])*([.A3531]-[.B3531])" office:value-type="float" office:value="0.01495503976464" calcext:value-type="float">
            <text:p>0.01495503976464</text:p>
          </table:table-cell>
          <table:table-cell table:number-columns-repeated="2"/>
        </table:table-row>
        <table:table-row table:style-name="ro1">
          <table:table-cell office:value-type="float" office:value="0.0604372" calcext:value-type="float">
            <text:p>0.0604372</text:p>
          </table:table-cell>
          <table:table-cell office:value-type="float" office:value="0.113742" calcext:value-type="float">
            <text:p>0.113742</text:p>
          </table:table-cell>
          <table:table-cell table:formula="of:=[.A3532]*[.A3532]" office:value-type="float" office:value="0.00365265514384" calcext:value-type="float">
            <text:p>0.00365265514384</text:p>
          </table:table-cell>
          <table:table-cell table:formula="of:=([.A3532]-[.B3532])*([.A3532]-[.B3532])" office:value-type="float" office:value="0.00284140170304" calcext:value-type="float">
            <text:p>0.00284140170304</text:p>
          </table:table-cell>
          <table:table-cell table:number-columns-repeated="2"/>
        </table:table-row>
        <table:table-row table:style-name="ro1">
          <table:table-cell office:value-type="float" office:value="0.0898629" calcext:value-type="float">
            <text:p>0.0898629</text:p>
          </table:table-cell>
          <table:table-cell office:value-type="float" office:value="0.170634" calcext:value-type="float">
            <text:p>0.170634</text:p>
          </table:table-cell>
          <table:table-cell table:formula="of:=[.A3533]*[.A3533]" office:value-type="float" office:value="0.00807534079641" calcext:value-type="float">
            <text:p>0.00807534079641</text:p>
          </table:table-cell>
          <table:table-cell table:formula="of:=([.A3533]-[.B3533])*([.A3533]-[.B3533])" office:value-type="float" office:value="0.00652397059521" calcext:value-type="float">
            <text:p>0.00652397059521</text:p>
          </table:table-cell>
          <table:table-cell table:number-columns-repeated="2"/>
        </table:table-row>
        <table:table-row table:style-name="ro1">
          <table:table-cell office:value-type="float" office:value="0.173397" calcext:value-type="float">
            <text:p>0.173397</text:p>
          </table:table-cell>
          <table:table-cell office:value-type="float" office:value="0.17591" calcext:value-type="float">
            <text:p>0.17591</text:p>
          </table:table-cell>
          <table:table-cell table:formula="of:=[.A3534]*[.A3534]" office:value-type="float" office:value="0.030066519609" calcext:value-type="float">
            <text:p>0.030066519609</text:p>
          </table:table-cell>
          <table:table-cell table:formula="of:=([.A3534]-[.B3534])*([.A3534]-[.B3534])" office:value-type="float" office:value="0.00000631516900000008" calcext:value-type="float">
            <text:p>6.31516900000008E-06</text:p>
          </table:table-cell>
          <table:table-cell table:number-columns-repeated="2"/>
        </table:table-row>
        <table:table-row table:style-name="ro1">
          <table:table-cell office:value-type="float" office:value="0.173397" calcext:value-type="float">
            <text:p>0.173397</text:p>
          </table:table-cell>
          <table:table-cell office:value-type="float" office:value="0.229159" calcext:value-type="float">
            <text:p>0.229159</text:p>
          </table:table-cell>
          <table:table-cell table:formula="of:=[.A3535]*[.A3535]" office:value-type="float" office:value="0.030066519609" calcext:value-type="float">
            <text:p>0.030066519609</text:p>
          </table:table-cell>
          <table:table-cell table:formula="of:=([.A3535]-[.B3535])*([.A3535]-[.B3535])" office:value-type="float" office:value="0.003109400644" calcext:value-type="float">
            <text:p>0.003109400644</text:p>
          </table:table-cell>
          <table:table-cell table:number-columns-repeated="2"/>
        </table:table-row>
        <table:table-row table:style-name="ro1">
          <table:table-cell office:value-type="float" office:value="0.159401" calcext:value-type="float">
            <text:p>0.159401</text:p>
          </table:table-cell>
          <table:table-cell office:value-type="float" office:value="0.176219" calcext:value-type="float">
            <text:p>0.176219</text:p>
          </table:table-cell>
          <table:table-cell table:formula="of:=[.A3536]*[.A3536]" office:value-type="float" office:value="0.025408678801" calcext:value-type="float">
            <text:p>0.025408678801</text:p>
          </table:table-cell>
          <table:table-cell table:formula="of:=([.A3536]-[.B3536])*([.A3536]-[.B3536])" office:value-type="float" office:value="0.000282845124" calcext:value-type="float">
            <text:p>0.000282845124</text:p>
          </table:table-cell>
          <table:table-cell table:number-columns-repeated="2"/>
        </table:table-row>
        <table:table-row table:style-name="ro1">
          <table:table-cell office:value-type="float" office:value="0.0577051" calcext:value-type="float">
            <text:p>0.0577051</text:p>
          </table:table-cell>
          <table:table-cell office:value-type="float" office:value="0.206004" calcext:value-type="float">
            <text:p>0.206004</text:p>
          </table:table-cell>
          <table:table-cell table:formula="of:=[.A3537]*[.A3537]" office:value-type="float" office:value="0.00332987856601" calcext:value-type="float">
            <text:p>0.00332987856601</text:p>
          </table:table-cell>
          <table:table-cell table:formula="of:=([.A3537]-[.B3537])*([.A3537]-[.B3537])" office:value-type="float" office:value="0.02199256374121" calcext:value-type="float">
            <text:p>0.02199256374121</text:p>
          </table:table-cell>
          <table:table-cell table:number-columns-repeated="2"/>
        </table:table-row>
        <table:table-row table:style-name="ro1">
          <table:table-cell office:value-type="float" office:value="0.12207" calcext:value-type="float">
            <text:p>0.12207</text:p>
          </table:table-cell>
          <table:table-cell office:value-type="float" office:value="0.446844" calcext:value-type="float">
            <text:p>0.446844</text:p>
          </table:table-cell>
          <table:table-cell table:formula="of:=[.A3538]*[.A3538]" office:value-type="float" office:value="0.0149010849" calcext:value-type="float">
            <text:p>0.0149010849</text:p>
          </table:table-cell>
          <table:table-cell table:formula="of:=([.A3538]-[.B3538])*([.A3538]-[.B3538])" office:value-type="float" office:value="0.105478151076" calcext:value-type="float">
            <text:p>0.105478151076</text:p>
          </table:table-cell>
          <table:table-cell table:number-columns-repeated="2"/>
        </table:table-row>
        <table:table-row table:style-name="ro1">
          <table:table-cell office:value-type="float" office:value="0.193836" calcext:value-type="float">
            <text:p>0.193836</text:p>
          </table:table-cell>
          <table:table-cell office:value-type="float" office:value="0.617746" calcext:value-type="float">
            <text:p>0.617746</text:p>
          </table:table-cell>
          <table:table-cell table:formula="of:=[.A3539]*[.A3539]" office:value-type="float" office:value="0.037572394896" calcext:value-type="float">
            <text:p>0.037572394896</text:p>
          </table:table-cell>
          <table:table-cell table:formula="of:=([.A3539]-[.B3539])*([.A3539]-[.B3539])" office:value-type="float" office:value="0.1796996881" calcext:value-type="float">
            <text:p>0.1796996881</text:p>
          </table:table-cell>
          <table:table-cell table:number-columns-repeated="2"/>
        </table:table-row>
        <table:table-row table:style-name="ro1">
          <table:table-cell office:value-type="float" office:value="0.77409" calcext:value-type="float">
            <text:p>0.77409</text:p>
          </table:table-cell>
          <table:table-cell office:value-type="float" office:value="0.570706" calcext:value-type="float">
            <text:p>0.570706</text:p>
          </table:table-cell>
          <table:table-cell table:formula="of:=[.A3540]*[.A3540]" office:value-type="float" office:value="0.5992153281" calcext:value-type="float">
            <text:p>0.5992153281</text:p>
          </table:table-cell>
          <table:table-cell table:formula="of:=([.A3540]-[.B3540])*([.A3540]-[.B3540])" office:value-type="float" office:value="0.041365051456" calcext:value-type="float">
            <text:p>0.041365051456</text:p>
          </table:table-cell>
          <table:table-cell table:number-columns-repeated="2"/>
        </table:table-row>
        <table:table-row table:style-name="ro1">
          <table:table-cell office:value-type="float" office:value="0.77409" calcext:value-type="float">
            <text:p>0.77409</text:p>
          </table:table-cell>
          <table:table-cell office:value-type="float" office:value="0.594819" calcext:value-type="float">
            <text:p>0.594819</text:p>
          </table:table-cell>
          <table:table-cell table:formula="of:=[.A3541]*[.A3541]" office:value-type="float" office:value="0.5992153281" calcext:value-type="float">
            <text:p>0.5992153281</text:p>
          </table:table-cell>
          <table:table-cell table:formula="of:=([.A3541]-[.B3541])*([.A3541]-[.B3541])" office:value-type="float" office:value="0.032138091441" calcext:value-type="float">
            <text:p>0.032138091441</text:p>
          </table:table-cell>
          <table:table-cell table:number-columns-repeated="2"/>
        </table:table-row>
        <table:table-row table:style-name="ro1">
          <table:table-cell office:value-type="float" office:value="0.77409" calcext:value-type="float">
            <text:p>0.77409</text:p>
          </table:table-cell>
          <table:table-cell office:value-type="float" office:value="0.621051" calcext:value-type="float">
            <text:p>0.621051</text:p>
          </table:table-cell>
          <table:table-cell table:formula="of:=[.A3542]*[.A3542]" office:value-type="float" office:value="0.5992153281" calcext:value-type="float">
            <text:p>0.5992153281</text:p>
          </table:table-cell>
          <table:table-cell table:formula="of:=([.A3542]-[.B3542])*([.A3542]-[.B3542])" office:value-type="float" office:value="0.023420935521" calcext:value-type="float">
            <text:p>0.023420935521</text:p>
          </table:table-cell>
          <table:table-cell table:number-columns-repeated="2"/>
        </table:table-row>
        <table:table-row table:style-name="ro1">
          <table:table-cell office:value-type="float" office:value="0.771549" calcext:value-type="float">
            <text:p>0.771549</text:p>
          </table:table-cell>
          <table:table-cell office:value-type="float" office:value="0.65224" calcext:value-type="float">
            <text:p>0.65224</text:p>
          </table:table-cell>
          <table:table-cell table:formula="of:=[.A3543]*[.A3543]" office:value-type="float" office:value="0.595287859401" calcext:value-type="float">
            <text:p>0.595287859401</text:p>
          </table:table-cell>
          <table:table-cell table:formula="of:=([.A3543]-[.B3543])*([.A3543]-[.B3543])" office:value-type="float" office:value="0.014234637481" calcext:value-type="float">
            <text:p>0.014234637481</text:p>
          </table:table-cell>
          <table:table-cell table:number-columns-repeated="2"/>
        </table:table-row>
        <table:table-row table:style-name="ro1">
          <table:table-cell office:value-type="float" office:value="0.818775" calcext:value-type="float">
            <text:p>0.818775</text:p>
          </table:table-cell>
          <table:table-cell office:value-type="float" office:value="0.758152" calcext:value-type="float">
            <text:p>0.758152</text:p>
          </table:table-cell>
          <table:table-cell table:formula="of:=[.A3544]*[.A3544]" office:value-type="float" office:value="0.670392500625" calcext:value-type="float">
            <text:p>0.670392500625</text:p>
          </table:table-cell>
          <table:table-cell table:formula="of:=([.A3544]-[.B3544])*([.A3544]-[.B3544])" office:value-type="float" office:value="0.003675148129" calcext:value-type="float">
            <text:p>0.003675148129</text:p>
          </table:table-cell>
          <table:table-cell table:number-columns-repeated="2"/>
        </table:table-row>
        <table:table-row table:style-name="ro1">
          <table:table-cell office:value-type="float" office:value="0.818775" calcext:value-type="float">
            <text:p>0.818775</text:p>
          </table:table-cell>
          <table:table-cell office:value-type="float" office:value="0.804047" calcext:value-type="float">
            <text:p>0.804047</text:p>
          </table:table-cell>
          <table:table-cell table:formula="of:=[.A3545]*[.A3545]" office:value-type="float" office:value="0.670392500625" calcext:value-type="float">
            <text:p>0.670392500625</text:p>
          </table:table-cell>
          <table:table-cell table:formula="of:=([.A3545]-[.B3545])*([.A3545]-[.B3545])" office:value-type="float" office:value="0.000216913984000002" calcext:value-type="float">
            <text:p>0.000216913984000002</text:p>
          </table:table-cell>
          <table:table-cell table:number-columns-repeated="2"/>
        </table:table-row>
        <table:table-row table:style-name="ro1">
          <table:table-cell office:value-type="float" office:value="0.940183" calcext:value-type="float">
            <text:p>0.940183</text:p>
          </table:table-cell>
          <table:table-cell office:value-type="float" office:value="0.910245" calcext:value-type="float">
            <text:p>0.910245</text:p>
          </table:table-cell>
          <table:table-cell table:formula="of:=[.A3546]*[.A3546]" office:value-type="float" office:value="0.883944073489" calcext:value-type="float">
            <text:p>0.883944073489</text:p>
          </table:table-cell>
          <table:table-cell table:formula="of:=([.A3546]-[.B3546])*([.A3546]-[.B3546])" office:value-type="float" office:value="0.000896283844000001" calcext:value-type="float">
            <text:p>0.000896283844000001</text:p>
          </table:table-cell>
          <table:table-cell table:number-columns-repeated="2"/>
        </table:table-row>
        <table:table-row table:style-name="ro1">
          <table:table-cell office:value-type="float" office:value="0.885371" calcext:value-type="float">
            <text:p>0.885371</text:p>
          </table:table-cell>
          <table:table-cell office:value-type="float" office:value="0.934871" calcext:value-type="float">
            <text:p>0.934871</text:p>
          </table:table-cell>
          <table:table-cell table:formula="of:=[.A3547]*[.A3547]" office:value-type="float" office:value="0.783881807641" calcext:value-type="float">
            <text:p>0.783881807641</text:p>
          </table:table-cell>
          <table:table-cell table:formula="of:=([.A3547]-[.B3547])*([.A3547]-[.B3547])" office:value-type="float" office:value="0.00245025" calcext:value-type="float">
            <text:p>0.00245025</text:p>
          </table:table-cell>
          <table:table-cell table:number-columns-repeated="2"/>
        </table:table-row>
        <table:table-row table:style-name="ro1">
          <table:table-cell office:value-type="float" office:value="0.942597" calcext:value-type="float">
            <text:p>0.942597</text:p>
          </table:table-cell>
          <table:table-cell office:value-type="float" office:value="0.97998" calcext:value-type="float">
            <text:p>0.97998</text:p>
          </table:table-cell>
          <table:table-cell table:formula="of:=[.A3548]*[.A3548]" office:value-type="float" office:value="0.888489104409" calcext:value-type="float">
            <text:p>0.888489104409</text:p>
          </table:table-cell>
          <table:table-cell table:formula="of:=([.A3548]-[.B3548])*([.A3548]-[.B3548])" office:value-type="float" office:value="0.001397488689" calcext:value-type="float">
            <text:p>0.001397488689</text:p>
          </table:table-cell>
          <table:table-cell table:number-columns-repeated="2"/>
        </table:table-row>
        <table:table-row table:style-name="ro1">
          <table:table-cell office:value-type="float" office:value="0.942597" calcext:value-type="float">
            <text:p>0.942597</text:p>
          </table:table-cell>
          <table:table-cell office:value-type="float" office:value="0.966786" calcext:value-type="float">
            <text:p>0.966786</text:p>
          </table:table-cell>
          <table:table-cell table:formula="of:=[.A3549]*[.A3549]" office:value-type="float" office:value="0.888489104409" calcext:value-type="float">
            <text:p>0.888489104409</text:p>
          </table:table-cell>
          <table:table-cell table:formula="of:=([.A3549]-[.B3549])*([.A3549]-[.B3549])" office:value-type="float" office:value="0.000585107721000001" calcext:value-type="float">
            <text:p>0.000585107721000001</text:p>
          </table:table-cell>
          <table:table-cell table:number-columns-repeated="2"/>
        </table:table-row>
        <table:table-row table:style-name="ro1">
          <table:table-cell office:value-type="float" office:value="0.988002" calcext:value-type="float">
            <text:p>0.988002</text:p>
          </table:table-cell>
          <table:table-cell office:value-type="float" office:value="0.996005" calcext:value-type="float">
            <text:p>0.996005</text:p>
          </table:table-cell>
          <table:table-cell table:formula="of:=[.A3550]*[.A3550]" office:value-type="float" office:value="0.976147952004" calcext:value-type="float">
            <text:p>0.976147952004</text:p>
          </table:table-cell>
          <table:table-cell table:formula="of:=([.A3550]-[.B3550])*([.A3550]-[.B3550])" office:value-type="float" office:value="0.0000640480089999997" calcext:value-type="float">
            <text:p>6.40480089999997E-05</text:p>
          </table:table-cell>
          <table:table-cell table:number-columns-repeated="2"/>
        </table:table-row>
        <table:table-row table:style-name="ro1">
          <table:table-cell office:value-type="float" office:value="0.0000169873" calcext:value-type="float">
            <text:p>0.0000169873</text:p>
          </table:table-cell>
          <table:table-cell office:value-type="float" office:value="0.00000279781" calcext:value-type="float">
            <text:p>0.00000279781</text:p>
          </table:table-cell>
          <table:table-cell table:formula="of:=[.A3551]*[.A3551]" office:value-type="float" office:value="0.00000000028856836129" calcext:value-type="float">
            <text:p>2.8856836129E-10</text:p>
          </table:table-cell>
          <table:table-cell table:formula="of:=([.A3551]-[.B3551])*([.A3551]-[.B3551])" office:value-type="float" office:value="0.00000000020134162646" calcext:value-type="float">
            <text:p>2.013416264601E-10</text:p>
          </table:table-cell>
          <table:table-cell table:number-columns-repeated="2"/>
        </table:table-row>
        <table:table-row table:style-name="ro1">
          <table:table-cell office:value-type="float" office:value="0.0000169873" calcext:value-type="float">
            <text:p>0.0000169873</text:p>
          </table:table-cell>
          <table:table-cell office:value-type="float" office:value="0.00166818" calcext:value-type="float">
            <text:p>0.00166818</text:p>
          </table:table-cell>
          <table:table-cell table:formula="of:=[.A3552]*[.A3552]" office:value-type="float" office:value="0.00000000028856836129" calcext:value-type="float">
            <text:p>2.8856836129E-10</text:p>
          </table:table-cell>
          <table:table-cell table:formula="of:=([.A3552]-[.B3552])*([.A3552]-[.B3552])" office:value-type="float" office:value="0.00000272643733253329" calcext:value-type="float">
            <text:p>2.72643733253329E-06</text:p>
          </table:table-cell>
          <table:table-cell table:number-columns-repeated="2"/>
        </table:table-row>
        <table:table-row table:style-name="ro1">
          <table:table-cell office:value-type="float" office:value="0.000033319" calcext:value-type="float">
            <text:p>0.000033319</text:p>
          </table:table-cell>
          <table:table-cell office:value-type="float" office:value="0.00000993765" calcext:value-type="float">
            <text:p>0.00000993765</text:p>
          </table:table-cell>
          <table:table-cell table:formula="of:=[.A3553]*[.A3553]" office:value-type="float" office:value="0.000000001110155761" calcext:value-type="float">
            <text:p>1.110155761E-09</text:p>
          </table:table-cell>
          <table:table-cell table:formula="of:=([.A3553]-[.B3553])*([.A3553]-[.B3553])" office:value-type="float" office:value="0.00000000054668752782" calcext:value-type="float">
            <text:p>5.466875278225E-10</text:p>
          </table:table-cell>
          <table:table-cell table:number-columns-repeated="2"/>
        </table:table-row>
        <table:table-row table:style-name="ro1">
          <table:table-cell office:value-type="float" office:value="0.0000422001" calcext:value-type="float">
            <text:p>0.0000422001</text:p>
          </table:table-cell>
          <table:table-cell office:value-type="float" office:value="0.00470491" calcext:value-type="float">
            <text:p>0.00470491</text:p>
          </table:table-cell>
          <table:table-cell table:formula="of:=[.A3554]*[.A3554]" office:value-type="float" office:value="0.00000000178084844001" calcext:value-type="float">
            <text:p>1.78084844001E-09</text:p>
          </table:table-cell>
          <table:table-cell table:formula="of:=([.A3554]-[.B3554])*([.A3554]-[.B3554])" office:value-type="float" office:value="0.000021740863611558" calcext:value-type="float">
            <text:p>2.1740863611558E-05</text:p>
          </table:table-cell>
          <table:table-cell table:number-columns-repeated="2"/>
        </table:table-row>
        <table:table-row table:style-name="ro1">
          <table:table-cell office:value-type="float" office:value="0.0000780225" calcext:value-type="float">
            <text:p>0.0000780225</text:p>
          </table:table-cell>
          <table:table-cell office:value-type="float" office:value="0.00547302" calcext:value-type="float">
            <text:p>0.00547302</text:p>
          </table:table-cell>
          <table:table-cell table:formula="of:=[.A3555]*[.A3555]" office:value-type="float" office:value="0.00000000608751050625" calcext:value-type="float">
            <text:p>6.08751050625E-09</text:p>
          </table:table-cell>
          <table:table-cell table:formula="of:=([.A3555]-[.B3555])*([.A3555]-[.B3555])" office:value-type="float" office:value="0.0000291059980250062" calcext:value-type="float">
            <text:p>2.91059980250062E-05</text:p>
          </table:table-cell>
          <table:table-cell table:number-columns-repeated="2"/>
        </table:table-row>
        <table:table-row table:style-name="ro1">
          <table:table-cell office:value-type="float" office:value="0.0000724792" calcext:value-type="float">
            <text:p>0.0000724792</text:p>
          </table:table-cell>
          <table:table-cell office:value-type="float" office:value="0.0583891" calcext:value-type="float">
            <text:p>0.0583891</text:p>
          </table:table-cell>
          <table:table-cell table:formula="of:=[.A3556]*[.A3556]" office:value-type="float" office:value="0.00000000525323443264" calcext:value-type="float">
            <text:p>5.25323443264E-09</text:p>
          </table:table-cell>
          <table:table-cell table:formula="of:=([.A3556]-[.B3556])*([.A3556]-[.B3556])" office:value-type="float" office:value="0.00340082826153099" calcext:value-type="float">
            <text:p>0.00340082826153099</text:p>
          </table:table-cell>
          <table:table-cell table:number-columns-repeated="2"/>
        </table:table-row>
        <table:table-row table:style-name="ro1">
          <table:table-cell office:value-type="float" office:value="0.000339448" calcext:value-type="float">
            <text:p>0.000339448</text:p>
          </table:table-cell>
          <table:table-cell office:value-type="float" office:value="0.0530749" calcext:value-type="float">
            <text:p>0.0530749</text:p>
          </table:table-cell>
          <table:table-cell table:formula="of:=[.A3557]*[.A3557]" office:value-type="float" office:value="0.000000115224944704" calcext:value-type="float">
            <text:p>1.15224944704E-07</text:p>
          </table:table-cell>
          <table:table-cell table:formula="of:=([.A3557]-[.B3557])*([.A3557]-[.B3557])" office:value-type="float" office:value="0.0027810278976443" calcext:value-type="float">
            <text:p>0.0027810278976443</text:p>
          </table:table-cell>
          <table:table-cell table:number-columns-repeated="2"/>
        </table:table-row>
        <table:table-row table:style-name="ro1">
          <table:table-cell office:value-type="float" office:value="0.000339448" calcext:value-type="float">
            <text:p>0.000339448</text:p>
          </table:table-cell>
          <table:table-cell office:value-type="float" office:value="0.0558044" calcext:value-type="float">
            <text:p>0.0558044</text:p>
          </table:table-cell>
          <table:table-cell table:formula="of:=[.A3558]*[.A3558]" office:value-type="float" office:value="0.000000115224944704" calcext:value-type="float">
            <text:p>1.15224944704E-07</text:p>
          </table:table-cell>
          <table:table-cell table:formula="of:=([.A3558]-[.B3558])*([.A3558]-[.B3558])" office:value-type="float" office:value="0.0030763609003623" calcext:value-type="float">
            <text:p>0.0030763609003623</text:p>
          </table:table-cell>
          <table:table-cell table:number-columns-repeated="2"/>
        </table:table-row>
        <table:table-row table:style-name="ro1">
          <table:table-cell office:value-type="float" office:value="0.000339448" calcext:value-type="float">
            <text:p>0.000339448</text:p>
          </table:table-cell>
          <table:table-cell office:value-type="float" office:value="0.0453527" calcext:value-type="float">
            <text:p>0.0453527</text:p>
          </table:table-cell>
          <table:table-cell table:formula="of:=[.A3559]*[.A3559]" office:value-type="float" office:value="0.000000115224944704" calcext:value-type="float">
            <text:p>1.15224944704E-07</text:p>
          </table:table-cell>
          <table:table-cell table:formula="of:=([.A3559]-[.B3559])*([.A3559]-[.B3559])" office:value-type="float" office:value="0.0020261928556155" calcext:value-type="float">
            <text:p>0.0020261928556155</text:p>
          </table:table-cell>
          <table:table-cell table:number-columns-repeated="2"/>
        </table:table-row>
        <table:table-row table:style-name="ro1">
          <table:table-cell office:value-type="float" office:value="0.00000596046" calcext:value-type="float">
            <text:p>0.00000596046</text:p>
          </table:table-cell>
          <table:table-cell office:value-type="float" office:value="0.0959448" calcext:value-type="float">
            <text:p>0.0959448</text:p>
          </table:table-cell>
          <table:table-cell table:formula="of:=[.A3560]*[.A3560]" office:value-type="float" office:value="0.00000000003552708341" calcext:value-type="float">
            <text:p>3.55270834116E-11</text:p>
          </table:table-cell>
          <table:table-cell table:formula="of:=([.A3560]-[.B3560])*([.A3560]-[.B3560])" office:value-type="float" office:value="0.00920426093228187" calcext:value-type="float">
            <text:p>0.00920426093228187</text:p>
          </table:table-cell>
          <table:table-cell table:number-columns-repeated="2"/>
        </table:table-row>
        <table:table-row table:style-name="ro1">
          <table:table-cell office:value-type="float" office:value="0.0000898838" calcext:value-type="float">
            <text:p>0.0000898838</text:p>
          </table:table-cell>
          <table:table-cell office:value-type="float" office:value="0.00680526" calcext:value-type="float">
            <text:p>0.00680526</text:p>
          </table:table-cell>
          <table:table-cell table:formula="of:=[.A3561]*[.A3561]" office:value-type="float" office:value="0.00000000807909750244" calcext:value-type="float">
            <text:p>8.07909750244E-09</text:p>
          </table:table-cell>
          <table:table-cell table:formula="of:=([.A3561]-[.B3561])*([.A3561]-[.B3561])" office:value-type="float" office:value="0.0000450962775075264" calcext:value-type="float">
            <text:p>4.50962775075264E-05</text:p>
          </table:table-cell>
          <table:table-cell table:number-columns-repeated="2"/>
        </table:table-row>
        <table:table-row table:style-name="ro1">
          <table:table-cell office:value-type="float" office:value="0.0000237823" calcext:value-type="float">
            <text:p>0.0000237823</text:p>
          </table:table-cell>
          <table:table-cell office:value-type="float" office:value="0.0390197" calcext:value-type="float">
            <text:p>0.0390197</text:p>
          </table:table-cell>
          <table:table-cell table:formula="of:=[.A3562]*[.A3562]" office:value-type="float" office:value="0.00000000056559779329" calcext:value-type="float">
            <text:p>5.6559779329E-10</text:p>
          </table:table-cell>
          <table:table-cell table:formula="of:=([.A3562]-[.B3562])*([.A3562]-[.B3562])" office:value-type="float" office:value="0.00152068159726517" calcext:value-type="float">
            <text:p>0.00152068159726517</text:p>
          </table:table-cell>
          <table:table-cell table:number-columns-repeated="2"/>
        </table:table-row>
        <table:table-row table:style-name="ro1">
          <table:table-cell office:value-type="float" office:value="0.000495315" calcext:value-type="float">
            <text:p>0.000495315</text:p>
          </table:table-cell>
          <table:table-cell office:value-type="float" office:value="0.0380468" calcext:value-type="float">
            <text:p>0.0380468</text:p>
          </table:table-cell>
          <table:table-cell table:formula="of:=[.A3563]*[.A3563]" office:value-type="float" office:value="0.000000245336949225" calcext:value-type="float">
            <text:p>2.45336949225E-07</text:p>
          </table:table-cell>
          <table:table-cell table:formula="of:=([.A3563]-[.B3563])*([.A3563]-[.B3563])" office:value-type="float" office:value="0.00141011402570522" calcext:value-type="float">
            <text:p>0.00141011402570522</text:p>
          </table:table-cell>
          <table:table-cell table:number-columns-repeated="2"/>
        </table:table-row>
        <table:table-row table:style-name="ro1">
          <table:table-cell office:value-type="float" office:value="0.000131726" calcext:value-type="float">
            <text:p>0.000131726</text:p>
          </table:table-cell>
          <table:table-cell office:value-type="float" office:value="0.0265898" calcext:value-type="float">
            <text:p>0.0265898</text:p>
          </table:table-cell>
          <table:table-cell table:formula="of:=[.A3564]*[.A3564]" office:value-type="float" office:value="0.000000017351739076" calcext:value-type="float">
            <text:p>1.7351739076E-08</text:p>
          </table:table-cell>
          <table:table-cell table:formula="of:=([.A3564]-[.B3564])*([.A3564]-[.B3564])" office:value-type="float" office:value="0.000700029679789476" calcext:value-type="float">
            <text:p>0.000700029679789476</text:p>
          </table:table-cell>
          <table:table-cell table:number-columns-repeated="2"/>
        </table:table-row>
        <table:table-row table:style-name="ro1">
          <table:table-cell office:value-type="float" office:value="0.000817955" calcext:value-type="float">
            <text:p>0.000817955</text:p>
          </table:table-cell>
          <table:table-cell office:value-type="float" office:value="0.0132233" calcext:value-type="float">
            <text:p>0.0132233</text:p>
          </table:table-cell>
          <table:table-cell table:formula="of:=[.A3565]*[.A3565]" office:value-type="float" office:value="0.000000669050382025" calcext:value-type="float">
            <text:p>6.69050382025E-07</text:p>
          </table:table-cell>
          <table:table-cell table:formula="of:=([.A3565]-[.B3565])*([.A3565]-[.B3565])" office:value-type="float" office:value="0.000153892584569025" calcext:value-type="float">
            <text:p>0.000153892584569025</text:p>
          </table:table-cell>
          <table:table-cell table:number-columns-repeated="2"/>
        </table:table-row>
        <table:table-row table:style-name="ro1">
          <table:table-cell office:value-type="float" office:value="0.000350475" calcext:value-type="float">
            <text:p>0.000350475</text:p>
          </table:table-cell>
          <table:table-cell office:value-type="float" office:value="0.00756053" calcext:value-type="float">
            <text:p>0.00756053</text:p>
          </table:table-cell>
          <table:table-cell table:formula="of:=[.A3566]*[.A3566]" office:value-type="float" office:value="0.000000122832725625" calcext:value-type="float">
            <text:p>1.22832725625E-07</text:p>
          </table:table-cell>
          <table:table-cell table:formula="of:=([.A3566]-[.B3566])*([.A3566]-[.B3566])" office:value-type="float" office:value="0.000051984893103025" calcext:value-type="float">
            <text:p>5.1984893103025E-05</text:p>
          </table:table-cell>
          <table:table-cell table:number-columns-repeated="2"/>
        </table:table-row>
        <table:table-row table:style-name="ro1">
          <table:table-cell office:value-type="float" office:value="0.000752211" calcext:value-type="float">
            <text:p>0.000752211</text:p>
          </table:table-cell>
          <table:table-cell office:value-type="float" office:value="0.0627085" calcext:value-type="float">
            <text:p>0.0627085</text:p>
          </table:table-cell>
          <table:table-cell table:formula="of:=[.A3567]*[.A3567]" office:value-type="float" office:value="0.000000565821388521" calcext:value-type="float">
            <text:p>5.65821388521E-07</text:p>
          </table:table-cell>
          <table:table-cell table:formula="of:=([.A3567]-[.B3567])*([.A3567]-[.B3567])" office:value-type="float" office:value="0.00383858174665152" calcext:value-type="float">
            <text:p>0.00383858174665152</text:p>
          </table:table-cell>
          <table:table-cell table:number-columns-repeated="2"/>
        </table:table-row>
        <table:table-row table:style-name="ro1">
          <table:table-cell office:value-type="float" office:value="0.000752211" calcext:value-type="float">
            <text:p>0.000752211</text:p>
          </table:table-cell>
          <table:table-cell office:value-type="float" office:value="0.139818" calcext:value-type="float">
            <text:p>0.139818</text:p>
          </table:table-cell>
          <table:table-cell table:formula="of:=[.A3568]*[.A3568]" office:value-type="float" office:value="0.000000565821388521" calcext:value-type="float">
            <text:p>5.65821388521E-07</text:p>
          </table:table-cell>
          <table:table-cell table:formula="of:=([.A3568]-[.B3568])*([.A3568]-[.B3568])" office:value-type="float" office:value="0.0193392936701925" calcext:value-type="float">
            <text:p>0.0193392936701925</text:p>
          </table:table-cell>
          <table:table-cell table:number-columns-repeated="2"/>
        </table:table-row>
        <table:table-row table:style-name="ro1">
          <table:table-cell office:value-type="float" office:value="0.000752211" calcext:value-type="float">
            <text:p>0.000752211</text:p>
          </table:table-cell>
          <table:table-cell office:value-type="float" office:value="0.0722269" calcext:value-type="float">
            <text:p>0.0722269</text:p>
          </table:table-cell>
          <table:table-cell table:formula="of:=[.A3569]*[.A3569]" office:value-type="float" office:value="0.000000565821388521" calcext:value-type="float">
            <text:p>5.65821388521E-07</text:p>
          </table:table-cell>
          <table:table-cell table:formula="of:=([.A3569]-[.B3569])*([.A3569]-[.B3569])" office:value-type="float" office:value="0.00510863116764672" calcext:value-type="float">
            <text:p>0.00510863116764672</text:p>
          </table:table-cell>
          <table:table-cell table:number-columns-repeated="2"/>
        </table:table-row>
        <table:table-row table:style-name="ro1">
          <table:table-cell office:value-type="float" office:value="0.00321984" calcext:value-type="float">
            <text:p>0.00321984</text:p>
          </table:table-cell>
          <table:table-cell office:value-type="float" office:value="0.0327197" calcext:value-type="float">
            <text:p>0.0327197</text:p>
          </table:table-cell>
          <table:table-cell table:formula="of:=[.A3570]*[.A3570]" office:value-type="float" office:value="0.0000103673696256" calcext:value-type="float">
            <text:p>0.0000103673696256</text:p>
          </table:table-cell>
          <table:table-cell table:formula="of:=([.A3570]-[.B3570])*([.A3570]-[.B3570])" office:value-type="float" office:value="0.0008702417400196" calcext:value-type="float">
            <text:p>0.0008702417400196</text:p>
          </table:table-cell>
          <table:table-cell table:number-columns-repeated="2"/>
        </table:table-row>
        <table:table-row table:style-name="ro1">
          <table:table-cell office:value-type="float" office:value="0.00321984" calcext:value-type="float">
            <text:p>0.00321984</text:p>
          </table:table-cell>
          <table:table-cell office:value-type="float" office:value="0.0416459" calcext:value-type="float">
            <text:p>0.0416459</text:p>
          </table:table-cell>
          <table:table-cell table:formula="of:=[.A3571]*[.A3571]" office:value-type="float" office:value="0.0000103673696256" calcext:value-type="float">
            <text:p>0.0000103673696256</text:p>
          </table:table-cell>
          <table:table-cell table:formula="of:=([.A3571]-[.B3571])*([.A3571]-[.B3571])" office:value-type="float" office:value="0.0014765620871236" calcext:value-type="float">
            <text:p>0.0014765620871236</text:p>
          </table:table-cell>
          <table:table-cell table:number-columns-repeated="2"/>
        </table:table-row>
        <table:table-row table:style-name="ro1">
          <table:table-cell office:value-type="float" office:value="0.00693685" calcext:value-type="float">
            <text:p>0.00693685</text:p>
          </table:table-cell>
          <table:table-cell office:value-type="float" office:value="0.089067" calcext:value-type="float">
            <text:p>0.089067</text:p>
          </table:table-cell>
          <table:table-cell table:formula="of:=[.A3572]*[.A3572]" office:value-type="float" office:value="0.0000481198879225" calcext:value-type="float">
            <text:p>0.0000481198879225</text:p>
          </table:table-cell>
          <table:table-cell table:formula="of:=([.A3572]-[.B3572])*([.A3572]-[.B3572])" office:value-type="float" office:value="0.0067453615390225" calcext:value-type="float">
            <text:p>0.0067453615390225</text:p>
          </table:table-cell>
          <table:table-cell table:number-columns-repeated="2"/>
        </table:table-row>
        <table:table-row table:style-name="ro1">
          <table:table-cell office:value-type="float" office:value="0.00601244" calcext:value-type="float">
            <text:p>0.00601244</text:p>
          </table:table-cell>
          <table:table-cell office:value-type="float" office:value="0.0691937" calcext:value-type="float">
            <text:p>0.0691937</text:p>
          </table:table-cell>
          <table:table-cell table:formula="of:=[.A3573]*[.A3573]" office:value-type="float" office:value="0.0000361494347536" calcext:value-type="float">
            <text:p>0.0000361494347536</text:p>
          </table:table-cell>
          <table:table-cell table:formula="of:=([.A3573]-[.B3573])*([.A3573]-[.B3573])" office:value-type="float" office:value="0.0039918716151876" calcext:value-type="float">
            <text:p>0.0039918716151876</text:p>
          </table:table-cell>
          <table:table-cell table:number-columns-repeated="2"/>
        </table:table-row>
        <table:table-row table:style-name="ro1">
          <table:table-cell office:value-type="float" office:value="0.0288397" calcext:value-type="float">
            <text:p>0.0288397</text:p>
          </table:table-cell>
          <table:table-cell office:value-type="float" office:value="0.0110449" calcext:value-type="float">
            <text:p>0.0110449</text:p>
          </table:table-cell>
          <table:table-cell table:formula="of:=[.A3574]*[.A3574]" office:value-type="float" office:value="0.00083172829609" calcext:value-type="float">
            <text:p>0.00083172829609</text:p>
          </table:table-cell>
          <table:table-cell table:formula="of:=([.A3574]-[.B3574])*([.A3574]-[.B3574])" office:value-type="float" office:value="0.00031665490704" calcext:value-type="float">
            <text:p>0.00031665490704</text:p>
          </table:table-cell>
          <table:table-cell table:number-columns-repeated="2"/>
        </table:table-row>
        <table:table-row table:style-name="ro1">
          <table:table-cell office:value-type="float" office:value="0.0608548" calcext:value-type="float">
            <text:p>0.0608548</text:p>
          </table:table-cell>
          <table:table-cell office:value-type="float" office:value="0.170216" calcext:value-type="float">
            <text:p>0.170216</text:p>
          </table:table-cell>
          <table:table-cell table:formula="of:=[.A3575]*[.A3575]" office:value-type="float" office:value="0.00370330668304" calcext:value-type="float">
            <text:p>0.00370330668304</text:p>
          </table:table-cell>
          <table:table-cell table:formula="of:=([.A3575]-[.B3575])*([.A3575]-[.B3575])" office:value-type="float" office:value="0.01195987206544" calcext:value-type="float">
            <text:p>0.01195987206544</text:p>
          </table:table-cell>
          <table:table-cell table:number-columns-repeated="2"/>
        </table:table-row>
        <table:table-row table:style-name="ro1">
          <table:table-cell office:value-type="float" office:value="0.0673555" calcext:value-type="float">
            <text:p>0.0673555</text:p>
          </table:table-cell>
          <table:table-cell office:value-type="float" office:value="0.124972" calcext:value-type="float">
            <text:p>0.124972</text:p>
          </table:table-cell>
          <table:table-cell table:formula="of:=[.A3576]*[.A3576]" office:value-type="float" office:value="0.00453676338025" calcext:value-type="float">
            <text:p>0.00453676338025</text:p>
          </table:table-cell>
          <table:table-cell table:formula="of:=([.A3576]-[.B3576])*([.A3576]-[.B3576])" office:value-type="float" office:value="0.00331966107225" calcext:value-type="float">
            <text:p>0.00331966107225</text:p>
          </table:table-cell>
          <table:table-cell table:number-columns-repeated="2"/>
        </table:table-row>
        <table:table-row table:style-name="ro1">
          <table:table-cell office:value-type="float" office:value="0.0694582" calcext:value-type="float">
            <text:p>0.0694582</text:p>
          </table:table-cell>
          <table:table-cell office:value-type="float" office:value="0.460113" calcext:value-type="float">
            <text:p>0.460113</text:p>
          </table:table-cell>
          <table:table-cell table:formula="of:=[.A3577]*[.A3577]" office:value-type="float" office:value="0.00482444154724" calcext:value-type="float">
            <text:p>0.00482444154724</text:p>
          </table:table-cell>
          <table:table-cell table:formula="of:=([.A3577]-[.B3577])*([.A3577]-[.B3577])" office:value-type="float" office:value="0.15261117276304" calcext:value-type="float">
            <text:p>0.15261117276304</text:p>
          </table:table-cell>
          <table:table-cell table:number-columns-repeated="2"/>
        </table:table-row>
        <table:table-row table:style-name="ro1">
          <table:table-cell office:value-type="float" office:value="0.462662" calcext:value-type="float">
            <text:p>0.462662</text:p>
          </table:table-cell>
          <table:table-cell office:value-type="float" office:value="0.34518" calcext:value-type="float">
            <text:p>0.34518</text:p>
          </table:table-cell>
          <table:table-cell table:formula="of:=[.A3578]*[.A3578]" office:value-type="float" office:value="0.214056126244" calcext:value-type="float">
            <text:p>0.214056126244</text:p>
          </table:table-cell>
          <table:table-cell table:formula="of:=([.A3578]-[.B3578])*([.A3578]-[.B3578])" office:value-type="float" office:value="0.013802020324" calcext:value-type="float">
            <text:p>0.013802020324</text:p>
          </table:table-cell>
          <table:table-cell table:number-columns-repeated="2"/>
        </table:table-row>
        <table:table-row table:style-name="ro1">
          <table:table-cell office:value-type="float" office:value="0.462662" calcext:value-type="float">
            <text:p>0.462662</text:p>
          </table:table-cell>
          <table:table-cell office:value-type="float" office:value="0.449164" calcext:value-type="float">
            <text:p>0.449164</text:p>
          </table:table-cell>
          <table:table-cell table:formula="of:=[.A3579]*[.A3579]" office:value-type="float" office:value="0.214056126244" calcext:value-type="float">
            <text:p>0.214056126244</text:p>
          </table:table-cell>
          <table:table-cell table:formula="of:=([.A3579]-[.B3579])*([.A3579]-[.B3579])" office:value-type="float" office:value="0.000182196004" calcext:value-type="float">
            <text:p>0.000182196004</text:p>
          </table:table-cell>
          <table:table-cell table:number-columns-repeated="2"/>
        </table:table-row>
        <table:table-row table:style-name="ro1">
          <table:table-cell office:value-type="float" office:value="0.560832" calcext:value-type="float">
            <text:p>0.560832</text:p>
          </table:table-cell>
          <table:table-cell office:value-type="float" office:value="0.583213" calcext:value-type="float">
            <text:p>0.583213</text:p>
          </table:table-cell>
          <table:table-cell table:formula="of:=[.A3580]*[.A3580]" office:value-type="float" office:value="0.314532532224" calcext:value-type="float">
            <text:p>0.314532532224</text:p>
          </table:table-cell>
          <table:table-cell table:formula="of:=([.A3580]-[.B3580])*([.A3580]-[.B3580])" office:value-type="float" office:value="0.000500909160999999" calcext:value-type="float">
            <text:p>0.000500909160999999</text:p>
          </table:table-cell>
          <table:table-cell table:number-columns-repeated="2"/>
        </table:table-row>
        <table:table-row table:style-name="ro1">
          <table:table-cell office:value-type="float" office:value="0.568714" calcext:value-type="float">
            <text:p>0.568714</text:p>
          </table:table-cell>
          <table:table-cell office:value-type="float" office:value="0.651192" calcext:value-type="float">
            <text:p>0.651192</text:p>
          </table:table-cell>
          <table:table-cell table:formula="of:=[.A3581]*[.A3581]" office:value-type="float" office:value="0.323435613796" calcext:value-type="float">
            <text:p>0.323435613796</text:p>
          </table:table-cell>
          <table:table-cell table:formula="of:=([.A3581]-[.B3581])*([.A3581]-[.B3581])" office:value-type="float" office:value="0.00680262048399999" calcext:value-type="float">
            <text:p>0.00680262048399999</text:p>
          </table:table-cell>
          <table:table-cell table:number-columns-repeated="2"/>
        </table:table-row>
        <table:table-row table:style-name="ro1">
          <table:table-cell office:value-type="float" office:value="0.707192" calcext:value-type="float">
            <text:p>0.707192</text:p>
          </table:table-cell>
          <table:table-cell office:value-type="float" office:value="0.737448" calcext:value-type="float">
            <text:p>0.737448</text:p>
          </table:table-cell>
          <table:table-cell table:formula="of:=[.A3582]*[.A3582]" office:value-type="float" office:value="0.500120524864" calcext:value-type="float">
            <text:p>0.500120524864</text:p>
          </table:table-cell>
          <table:table-cell table:formula="of:=([.A3582]-[.B3582])*([.A3582]-[.B3582])" office:value-type="float" office:value="0.000915425535999997" calcext:value-type="float">
            <text:p>0.000915425535999997</text:p>
          </table:table-cell>
          <table:table-cell table:number-columns-repeated="2"/>
        </table:table-row>
        <table:table-row table:style-name="ro1">
          <table:table-cell office:value-type="float" office:value="0.707192" calcext:value-type="float">
            <text:p>0.707192</text:p>
          </table:table-cell>
          <table:table-cell office:value-type="float" office:value="0.719649" calcext:value-type="float">
            <text:p>0.719649</text:p>
          </table:table-cell>
          <table:table-cell table:formula="of:=[.A3583]*[.A3583]" office:value-type="float" office:value="0.500120524864" calcext:value-type="float">
            <text:p>0.500120524864</text:p>
          </table:table-cell>
          <table:table-cell table:formula="of:=([.A3583]-[.B3583])*([.A3583]-[.B3583])" office:value-type="float" office:value="0.000155176848999999" calcext:value-type="float">
            <text:p>0.000155176848999999</text:p>
          </table:table-cell>
          <table:table-cell table:number-columns-repeated="2"/>
        </table:table-row>
        <table:table-row table:style-name="ro1">
          <table:table-cell office:value-type="float" office:value="0.707192" calcext:value-type="float">
            <text:p>0.707192</text:p>
          </table:table-cell>
          <table:table-cell office:value-type="float" office:value="0.754402" calcext:value-type="float">
            <text:p>0.754402</text:p>
          </table:table-cell>
          <table:table-cell table:formula="of:=[.A3584]*[.A3584]" office:value-type="float" office:value="0.500120524864" calcext:value-type="float">
            <text:p>0.500120524864</text:p>
          </table:table-cell>
          <table:table-cell table:formula="of:=([.A3584]-[.B3584])*([.A3584]-[.B3584])" office:value-type="float" office:value="0.0022287841" calcext:value-type="float">
            <text:p>0.0022287841</text:p>
          </table:table-cell>
          <table:table-cell table:number-columns-repeated="2"/>
        </table:table-row>
        <table:table-row table:style-name="ro1">
          <table:table-cell office:value-type="float" office:value="0.707192" calcext:value-type="float">
            <text:p>0.707192</text:p>
          </table:table-cell>
          <table:table-cell office:value-type="float" office:value="0.909082" calcext:value-type="float">
            <text:p>0.909082</text:p>
          </table:table-cell>
          <table:table-cell table:formula="of:=[.A3585]*[.A3585]" office:value-type="float" office:value="0.500120524864" calcext:value-type="float">
            <text:p>0.500120524864</text:p>
          </table:table-cell>
          <table:table-cell table:formula="of:=([.A3585]-[.B3585])*([.A3585]-[.B3585])" office:value-type="float" office:value="0.0407595721" calcext:value-type="float">
            <text:p>0.0407595721</text:p>
          </table:table-cell>
          <table:table-cell table:number-columns-repeated="2"/>
        </table:table-row>
        <table:table-row table:style-name="ro1">
          <table:table-cell office:value-type="float" office:value="0.750256" calcext:value-type="float">
            <text:p>0.750256</text:p>
          </table:table-cell>
          <table:table-cell office:value-type="float" office:value="0.849355" calcext:value-type="float">
            <text:p>0.849355</text:p>
          </table:table-cell>
          <table:table-cell table:formula="of:=[.A3586]*[.A3586]" office:value-type="float" office:value="0.562884065536" calcext:value-type="float">
            <text:p>0.562884065536</text:p>
          </table:table-cell>
          <table:table-cell table:formula="of:=([.A3586]-[.B3586])*([.A3586]-[.B3586])" office:value-type="float" office:value="0.00982061180099999" calcext:value-type="float">
            <text:p>0.00982061180099999</text:p>
          </table:table-cell>
          <table:table-cell table:number-columns-repeated="2"/>
        </table:table-row>
        <table:table-row table:style-name="ro1">
          <table:table-cell office:value-type="float" office:value="0.954086" calcext:value-type="float">
            <text:p>0.954086</text:p>
          </table:table-cell>
          <table:table-cell office:value-type="float" office:value="0.965895" calcext:value-type="float">
            <text:p>0.965895</text:p>
          </table:table-cell>
          <table:table-cell table:formula="of:=[.A3587]*[.A3587]" office:value-type="float" office:value="0.910280095396" calcext:value-type="float">
            <text:p>0.910280095396</text:p>
          </table:table-cell>
          <table:table-cell table:formula="of:=([.A3587]-[.B3587])*([.A3587]-[.B3587])" office:value-type="float" office:value="0.000139452480999999" calcext:value-type="float">
            <text:p>0.000139452480999999</text:p>
          </table:table-cell>
          <table:table-cell table:number-columns-repeated="2"/>
        </table:table-row>
        <table:table-row table:style-name="ro1">
          <table:table-cell office:value-type="float" office:value="0.994606" calcext:value-type="float">
            <text:p>0.994606</text:p>
          </table:table-cell>
          <table:table-cell office:value-type="float" office:value="0.993761" calcext:value-type="float">
            <text:p>0.993761</text:p>
          </table:table-cell>
          <table:table-cell table:formula="of:=[.A3588]*[.A3588]" office:value-type="float" office:value="0.989241095236" calcext:value-type="float">
            <text:p>0.989241095236</text:p>
          </table:table-cell>
          <table:table-cell table:formula="of:=([.A3588]-[.B3588])*([.A3588]-[.B3588])" office:value-type="float" office:value="0.00000071402499999997" calcext:value-type="float">
            <text:p>7.14024999999974E-07</text:p>
          </table:table-cell>
          <table:table-cell table:number-columns-repeated="2"/>
        </table:table-row>
        <table:table-row table:style-name="ro1">
          <table:table-cell office:value-type="float" office:value="0.994606" calcext:value-type="float">
            <text:p>0.994606</text:p>
          </table:table-cell>
          <table:table-cell office:value-type="float" office:value="0.995558" calcext:value-type="float">
            <text:p>0.995558</text:p>
          </table:table-cell>
          <table:table-cell table:formula="of:=[.A3589]*[.A3589]" office:value-type="float" office:value="0.989241095236" calcext:value-type="float">
            <text:p>0.989241095236</text:p>
          </table:table-cell>
          <table:table-cell table:formula="of:=([.A3589]-[.B3589])*([.A3589]-[.B3589])" office:value-type="float" office:value="0.00000090630400000012" calcext:value-type="float">
            <text:p>9.06304000000122E-07</text:p>
          </table:table-cell>
          <table:table-cell table:number-columns-repeated="2"/>
        </table:table-row>
        <table:table-row table:style-name="ro1">
          <table:table-cell office:value-type="float" office:value="0.0000369549" calcext:value-type="float">
            <text:p>0.0000369549</text:p>
          </table:table-cell>
          <table:table-cell office:value-type="float" office:value="0.00000257662" calcext:value-type="float">
            <text:p>0.00000257662</text:p>
          </table:table-cell>
          <table:table-cell table:formula="of:=[.A3590]*[.A3590]" office:value-type="float" office:value="0.00000000136566463401" calcext:value-type="float">
            <text:p>1.36566463401E-09</text:p>
          </table:table-cell>
          <table:table-cell table:formula="of:=([.A3590]-[.B3590])*([.A3590]-[.B3590])" office:value-type="float" office:value="0.00000000118186613576" calcext:value-type="float">
            <text:p>1.1818661357584E-09</text:p>
          </table:table-cell>
          <table:table-cell table:number-columns-repeated="2"/>
        </table:table-row>
        <table:table-row table:style-name="ro1">
          <table:table-cell office:value-type="float" office:value="0.000227809" calcext:value-type="float">
            <text:p>0.000227809</text:p>
          </table:table-cell>
          <table:table-cell office:value-type="float" office:value="0.000000134556" calcext:value-type="float">
            <text:p>0.000000134556</text:p>
          </table:table-cell>
          <table:table-cell table:formula="of:=[.A3591]*[.A3591]" office:value-type="float" office:value="0.000000051896940481" calcext:value-type="float">
            <text:p>5.1896940481E-08</text:p>
          </table:table-cell>
          <table:table-cell table:formula="of:=([.A3591]-[.B3591])*([.A3591]-[.B3591])" office:value-type="float" office:value="0.00000005183565245071" calcext:value-type="float">
            <text:p>5.18356524507091E-08</text:p>
          </table:table-cell>
          <table:table-cell table:number-columns-repeated="2"/>
        </table:table-row>
        <table:table-row table:style-name="ro1">
          <table:table-cell office:value-type="float" office:value="0.00000911951" calcext:value-type="float">
            <text:p>0.00000911951</text:p>
          </table:table-cell>
          <table:table-cell office:value-type="float" office:value="0.000194215" calcext:value-type="float">
            <text:p>0.000194215</text:p>
          </table:table-cell>
          <table:table-cell table:formula="of:=[.A3592]*[.A3592]" office:value-type="float" office:value="0.00000000008316546264" calcext:value-type="float">
            <text:p>8.31654626401E-11</text:p>
          </table:table-cell>
          <table:table-cell table:formula="of:=([.A3592]-[.B3592])*([.A3592]-[.B3592])" office:value-type="float" office:value="0.00000003426034041834" calcext:value-type="float">
            <text:p>3.42603404183401E-08</text:p>
          </table:table-cell>
          <table:table-cell table:number-columns-repeated="2"/>
        </table:table-row>
        <table:table-row table:style-name="ro1">
          <table:table-cell office:value-type="float" office:value="0.0000351667" calcext:value-type="float">
            <text:p>0.0000351667</text:p>
          </table:table-cell>
          <table:table-cell office:value-type="float" office:value="0.00408771" calcext:value-type="float">
            <text:p>0.00408771</text:p>
          </table:table-cell>
          <table:table-cell table:formula="of:=[.A3593]*[.A3593]" office:value-type="float" office:value="0.00000000123669678889" calcext:value-type="float">
            <text:p>1.23669678889E-09</text:p>
          </table:table-cell>
          <table:table-cell table:formula="of:=([.A3593]-[.B3593])*([.A3593]-[.B3593])" office:value-type="float" office:value="0.0000164231071983749" calcext:value-type="float">
            <text:p>1.64231071983749E-05</text:p>
          </table:table-cell>
          <table:table-cell table:number-columns-repeated="2"/>
        </table:table-row>
        <table:table-row table:style-name="ro1">
          <table:table-cell office:value-type="float" office:value="0.0000219941" calcext:value-type="float">
            <text:p>0.0000219941</text:p>
          </table:table-cell>
          <table:table-cell office:value-type="float" office:value="0.000152468" calcext:value-type="float">
            <text:p>0.000152468</text:p>
          </table:table-cell>
          <table:table-cell table:formula="of:=[.A3594]*[.A3594]" office:value-type="float" office:value="0.00000000048374043481" calcext:value-type="float">
            <text:p>4.8374043481E-10</text:p>
          </table:table-cell>
          <table:table-cell table:formula="of:=([.A3594]-[.B3594])*([.A3594]-[.B3594])" office:value-type="float" office:value="0.00000001702343858121" calcext:value-type="float">
            <text:p>1.702343858121E-08</text:p>
          </table:table-cell>
          <table:table-cell table:number-columns-repeated="2"/>
        </table:table-row>
        <table:table-row table:style-name="ro1">
          <table:table-cell office:value-type="float" office:value="0.0000479221" calcext:value-type="float">
            <text:p>0.0000479221</text:p>
          </table:table-cell>
          <table:table-cell office:value-type="float" office:value="0.00000361098" calcext:value-type="float">
            <text:p>0.00000361098</text:p>
          </table:table-cell>
          <table:table-cell table:formula="of:=[.A3595]*[.A3595]" office:value-type="float" office:value="0.00000000229652766841" calcext:value-type="float">
            <text:p>2.29652766841E-09</text:p>
          </table:table-cell>
          <table:table-cell table:formula="of:=([.A3595]-[.B3595])*([.A3595]-[.B3595])" office:value-type="float" office:value="0.00000000196347535565" calcext:value-type="float">
            <text:p>1.9634753556544E-09</text:p>
          </table:table-cell>
          <table:table-cell table:number-columns-repeated="2"/>
        </table:table-row>
        <table:table-row table:style-name="ro1">
          <table:table-cell office:value-type="float" office:value="0.0000600815" calcext:value-type="float">
            <text:p>0.0000600815</text:p>
          </table:table-cell>
          <table:table-cell office:value-type="float" office:value="0.0301251" calcext:value-type="float">
            <text:p>0.0301251</text:p>
          </table:table-cell>
          <table:table-cell table:formula="of:=[.A3596]*[.A3596]" office:value-type="float" office:value="0.00000000360978664225" calcext:value-type="float">
            <text:p>3.60978664225E-09</text:p>
          </table:table-cell>
          <table:table-cell table:formula="of:=([.A3596]-[.B3596])*([.A3596]-[.B3596])" office:value-type="float" office:value="0.000903905337405342" calcext:value-type="float">
            <text:p>0.000903905337405342</text:p>
          </table:table-cell>
          <table:table-cell table:number-columns-repeated="2"/>
        </table:table-row>
        <table:table-row table:style-name="ro1">
          <table:table-cell office:value-type="float" office:value="0.000369012" calcext:value-type="float">
            <text:p>0.000369012</text:p>
          </table:table-cell>
          <table:table-cell office:value-type="float" office:value="0.00155357" calcext:value-type="float">
            <text:p>0.00155357</text:p>
          </table:table-cell>
          <table:table-cell table:formula="of:=[.A3597]*[.A3597]" office:value-type="float" office:value="0.000000136169856144" calcext:value-type="float">
            <text:p>1.36169856144E-07</text:p>
          </table:table-cell>
          <table:table-cell table:formula="of:=([.A3597]-[.B3597])*([.A3597]-[.B3597])" office:value-type="float" office:value="0.000001403177655364" calcext:value-type="float">
            <text:p>1.403177655364E-06</text:p>
          </table:table-cell>
          <table:table-cell table:number-columns-repeated="2"/>
        </table:table-row>
        <table:table-row table:style-name="ro1">
          <table:table-cell office:value-type="float" office:value="0.00013417" calcext:value-type="float">
            <text:p>0.00013417</text:p>
          </table:table-cell>
          <table:table-cell office:value-type="float" office:value="0.00698545" calcext:value-type="float">
            <text:p>0.00698545</text:p>
          </table:table-cell>
          <table:table-cell table:formula="of:=[.A3598]*[.A3598]" office:value-type="float" office:value="0.0000000180015889" calcext:value-type="float">
            <text:p>0.0000000180015889</text:p>
          </table:table-cell>
          <table:table-cell table:formula="of:=([.A3598]-[.B3598])*([.A3598]-[.B3598])" office:value-type="float" office:value="0.0000469400376384" calcext:value-type="float">
            <text:p>0.0000469400376384</text:p>
          </table:table-cell>
          <table:table-cell table:number-columns-repeated="2"/>
        </table:table-row>
        <table:table-row table:style-name="ro1">
          <table:table-cell office:value-type="float" office:value="0.000322104" calcext:value-type="float">
            <text:p>0.000322104</text:p>
          </table:table-cell>
          <table:table-cell office:value-type="float" office:value="0.0275908" calcext:value-type="float">
            <text:p>0.0275908</text:p>
          </table:table-cell>
          <table:table-cell table:formula="of:=[.A3599]*[.A3599]" office:value-type="float" office:value="0.000000103750986816" calcext:value-type="float">
            <text:p>1.03750986816E-07</text:p>
          </table:table-cell>
          <table:table-cell table:formula="of:=([.A3599]-[.B3599])*([.A3599]-[.B3599])" office:value-type="float" office:value="0.000743581781540416" calcext:value-type="float">
            <text:p>0.000743581781540416</text:p>
          </table:table-cell>
          <table:table-cell table:number-columns-repeated="2"/>
        </table:table-row>
        <table:table-row table:style-name="ro1">
          <table:table-cell office:value-type="float" office:value="0.000476658" calcext:value-type="float">
            <text:p>0.000476658</text:p>
          </table:table-cell>
          <table:table-cell office:value-type="float" office:value="0.00202661" calcext:value-type="float">
            <text:p>0.00202661</text:p>
          </table:table-cell>
          <table:table-cell table:formula="of:=[.A3600]*[.A3600]" office:value-type="float" office:value="0.000000227202848964" calcext:value-type="float">
            <text:p>2.27202848964E-07</text:p>
          </table:table-cell>
          <table:table-cell table:formula="of:=([.A3600]-[.B3600])*([.A3600]-[.B3600])" office:value-type="float" office:value="0.000002402351202304" calcext:value-type="float">
            <text:p>2.402351202304E-06</text:p>
          </table:table-cell>
          <table:table-cell table:number-columns-repeated="2"/>
        </table:table-row>
        <table:table-row table:style-name="ro1">
          <table:table-cell office:value-type="float" office:value="0.00133598" calcext:value-type="float">
            <text:p>0.00133598</text:p>
          </table:table-cell>
          <table:table-cell office:value-type="float" office:value="0.000166205" calcext:value-type="float">
            <text:p>0.000166205</text:p>
          </table:table-cell>
          <table:table-cell table:formula="of:=[.A3601]*[.A3601]" office:value-type="float" office:value="0.0000017848425604" calcext:value-type="float">
            <text:p>0.0000017848425604</text:p>
          </table:table-cell>
          <table:table-cell table:formula="of:=([.A3601]-[.B3601])*([.A3601]-[.B3601])" office:value-type="float" office:value="0.000001368373550625" calcext:value-type="float">
            <text:p>1.368373550625E-06</text:p>
          </table:table-cell>
          <table:table-cell table:number-columns-repeated="2"/>
        </table:table-row>
        <table:table-row table:style-name="ro1">
          <table:table-cell office:value-type="float" office:value="0.0000502467" calcext:value-type="float">
            <text:p>0.0000502467</text:p>
          </table:table-cell>
          <table:table-cell office:value-type="float" office:value="0.131876" calcext:value-type="float">
            <text:p>0.131876</text:p>
          </table:table-cell>
          <table:table-cell table:formula="of:=[.A3602]*[.A3602]" office:value-type="float" office:value="0.00000000252473086089" calcext:value-type="float">
            <text:p>2.52473086089E-09</text:p>
          </table:table-cell>
          <table:table-cell table:formula="of:=([.A3602]-[.B3602])*([.A3602]-[.B3602])" office:value-type="float" office:value="0.0173780292331125" calcext:value-type="float">
            <text:p>0.0173780292331125</text:p>
          </table:table-cell>
          <table:table-cell table:number-columns-repeated="2"/>
        </table:table-row>
        <table:table-row table:style-name="ro1">
          <table:table-cell office:value-type="float" office:value="0.00420058" calcext:value-type="float">
            <text:p>0.00420058</text:p>
          </table:table-cell>
          <table:table-cell office:value-type="float" office:value="0.00409642" calcext:value-type="float">
            <text:p>0.00409642</text:p>
          </table:table-cell>
          <table:table-cell table:formula="of:=[.A3603]*[.A3603]" office:value-type="float" office:value="0.0000176448723364" calcext:value-type="float">
            <text:p>0.0000176448723364</text:p>
          </table:table-cell>
          <table:table-cell table:formula="of:=([.A3603]-[.B3603])*([.A3603]-[.B3603])" office:value-type="float" office:value="0.0000000108493056" calcext:value-type="float">
            <text:p>0.0000000108493056</text:p>
          </table:table-cell>
          <table:table-cell table:number-columns-repeated="2"/>
        </table:table-row>
        <table:table-row table:style-name="ro1">
          <table:table-cell office:value-type="float" office:value="0.0000802875" calcext:value-type="float">
            <text:p>0.0000802875</text:p>
          </table:table-cell>
          <table:table-cell office:value-type="float" office:value="0.0373901" calcext:value-type="float">
            <text:p>0.0373901</text:p>
          </table:table-cell>
          <table:table-cell table:formula="of:=[.A3604]*[.A3604]" office:value-type="float" office:value="0.00000000644608265625" calcext:value-type="float">
            <text:p>6.44608265625E-09</text:p>
          </table:table-cell>
          <table:table-cell table:formula="of:=([.A3604]-[.B3604])*([.A3604]-[.B3604])" office:value-type="float" office:value="0.00139202210878516" calcext:value-type="float">
            <text:p>0.00139202210878516</text:p>
          </table:table-cell>
          <table:table-cell table:number-columns-repeated="2"/>
        </table:table-row>
        <table:table-row table:style-name="ro1">
          <table:table-cell office:value-type="float" office:value="0.0000556111" calcext:value-type="float">
            <text:p>0.0000556111</text:p>
          </table:table-cell>
          <table:table-cell office:value-type="float" office:value="0.025186" calcext:value-type="float">
            <text:p>0.025186</text:p>
          </table:table-cell>
          <table:table-cell table:formula="of:=[.A3605]*[.A3605]" office:value-type="float" office:value="0.00000000309259444321" calcext:value-type="float">
            <text:p>3.09259444321E-09</text:p>
          </table:table-cell>
          <table:table-cell table:formula="of:=([.A3605]-[.B3605])*([.A3605]-[.B3605])" office:value-type="float" office:value="0.000631536446265243" calcext:value-type="float">
            <text:p>0.000631536446265243</text:p>
          </table:table-cell>
          <table:table-cell table:number-columns-repeated="2"/>
        </table:table-row>
        <table:table-row table:style-name="ro1">
          <table:table-cell office:value-type="float" office:value="0.0168678" calcext:value-type="float">
            <text:p>0.0168678</text:p>
          </table:table-cell>
          <table:table-cell office:value-type="float" office:value="0.0220435" calcext:value-type="float">
            <text:p>0.0220435</text:p>
          </table:table-cell>
          <table:table-cell table:formula="of:=[.A3606]*[.A3606]" office:value-type="float" office:value="0.00028452267684" calcext:value-type="float">
            <text:p>0.00028452267684</text:p>
          </table:table-cell>
          <table:table-cell table:formula="of:=([.A3606]-[.B3606])*([.A3606]-[.B3606])" office:value-type="float" office:value="0.00002678787049" calcext:value-type="float">
            <text:p>0.00002678787049</text:p>
          </table:table-cell>
          <table:table-cell table:number-columns-repeated="2"/>
        </table:table-row>
        <table:table-row table:style-name="ro1">
          <table:table-cell office:value-type="float" office:value="0.0173726" calcext:value-type="float">
            <text:p>0.0173726</text:p>
          </table:table-cell>
          <table:table-cell office:value-type="float" office:value="0.0454162" calcext:value-type="float">
            <text:p>0.0454162</text:p>
          </table:table-cell>
          <table:table-cell table:formula="of:=[.A3607]*[.A3607]" office:value-type="float" office:value="0.00030180723076" calcext:value-type="float">
            <text:p>0.00030180723076</text:p>
          </table:table-cell>
          <table:table-cell table:formula="of:=([.A3607]-[.B3607])*([.A3607]-[.B3607])" office:value-type="float" office:value="0.00078644350096" calcext:value-type="float">
            <text:p>0.00078644350096</text:p>
          </table:table-cell>
          <table:table-cell table:number-columns-repeated="2"/>
        </table:table-row>
        <table:table-row table:style-name="ro1">
          <table:table-cell office:value-type="float" office:value="0.0317993" calcext:value-type="float">
            <text:p>0.0317993</text:p>
          </table:table-cell>
          <table:table-cell office:value-type="float" office:value="0.238551" calcext:value-type="float">
            <text:p>0.238551</text:p>
          </table:table-cell>
          <table:table-cell table:formula="of:=[.A3608]*[.A3608]" office:value-type="float" office:value="0.00101119548049" calcext:value-type="float">
            <text:p>0.00101119548049</text:p>
          </table:table-cell>
          <table:table-cell table:formula="of:=([.A3608]-[.B3608])*([.A3608]-[.B3608])" office:value-type="float" office:value="0.04274626545289" calcext:value-type="float">
            <text:p>0.04274626545289</text:p>
          </table:table-cell>
          <table:table-cell table:number-columns-repeated="2"/>
        </table:table-row>
        <table:table-row table:style-name="ro1">
          <table:table-cell office:value-type="float" office:value="0.0320849" calcext:value-type="float">
            <text:p>0.0320849</text:p>
          </table:table-cell>
          <table:table-cell office:value-type="float" office:value="0.00328668" calcext:value-type="float">
            <text:p>0.00328668</text:p>
          </table:table-cell>
          <table:table-cell table:formula="of:=[.A3609]*[.A3609]" office:value-type="float" office:value="0.00102944080801" calcext:value-type="float">
            <text:p>0.00102944080801</text:p>
          </table:table-cell>
          <table:table-cell table:formula="of:=([.A3609]-[.B3609])*([.A3609]-[.B3609])" office:value-type="float" office:value="0.0008293374751684" calcext:value-type="float">
            <text:p>0.0008293374751684</text:p>
          </table:table-cell>
          <table:table-cell table:number-columns-repeated="2"/>
        </table:table-row>
        <table:table-row table:style-name="ro1">
          <table:table-cell office:value-type="float" office:value="0.143533" calcext:value-type="float">
            <text:p>0.143533</text:p>
          </table:table-cell>
          <table:table-cell office:value-type="float" office:value="0.155676" calcext:value-type="float">
            <text:p>0.155676</text:p>
          </table:table-cell>
          <table:table-cell table:formula="of:=[.A3610]*[.A3610]" office:value-type="float" office:value="0.020601722089" calcext:value-type="float">
            <text:p>0.020601722089</text:p>
          </table:table-cell>
          <table:table-cell table:formula="of:=([.A3610]-[.B3610])*([.A3610]-[.B3610])" office:value-type="float" office:value="0.000147452449" calcext:value-type="float">
            <text:p>0.000147452449</text:p>
          </table:table-cell>
          <table:table-cell table:number-columns-repeated="2"/>
        </table:table-row>
        <table:table-row table:style-name="ro1">
          <table:table-cell office:value-type="float" office:value="0.222297" calcext:value-type="float">
            <text:p>0.222297</text:p>
          </table:table-cell>
          <table:table-cell office:value-type="float" office:value="0.242498" calcext:value-type="float">
            <text:p>0.242498</text:p>
          </table:table-cell>
          <table:table-cell table:formula="of:=[.A3611]*[.A3611]" office:value-type="float" office:value="0.049415956209" calcext:value-type="float">
            <text:p>0.049415956209</text:p>
          </table:table-cell>
          <table:table-cell table:formula="of:=([.A3611]-[.B3611])*([.A3611]-[.B3611])" office:value-type="float" office:value="0.000408080401" calcext:value-type="float">
            <text:p>0.000408080401</text:p>
          </table:table-cell>
          <table:table-cell table:number-columns-repeated="2"/>
        </table:table-row>
        <table:table-row table:style-name="ro1">
          <table:table-cell office:value-type="float" office:value="0.210766" calcext:value-type="float">
            <text:p>0.210766</text:p>
          </table:table-cell>
          <table:table-cell office:value-type="float" office:value="0.225854" calcext:value-type="float">
            <text:p>0.225854</text:p>
          </table:table-cell>
          <table:table-cell table:formula="of:=[.A3612]*[.A3612]" office:value-type="float" office:value="0.044422306756" calcext:value-type="float">
            <text:p>0.044422306756</text:p>
          </table:table-cell>
          <table:table-cell table:formula="of:=([.A3612]-[.B3612])*([.A3612]-[.B3612])" office:value-type="float" office:value="0.000227647744" calcext:value-type="float">
            <text:p>0.000227647744</text:p>
          </table:table-cell>
          <table:table-cell table:number-columns-repeated="2"/>
        </table:table-row>
        <table:table-row table:style-name="ro1">
          <table:table-cell office:value-type="float" office:value="0.210767" calcext:value-type="float">
            <text:p>0.210767</text:p>
          </table:table-cell>
          <table:table-cell office:value-type="float" office:value="0.189826" calcext:value-type="float">
            <text:p>0.189826</text:p>
          </table:table-cell>
          <table:table-cell table:formula="of:=[.A3613]*[.A3613]" office:value-type="float" office:value="0.044422728289" calcext:value-type="float">
            <text:p>0.044422728289</text:p>
          </table:table-cell>
          <table:table-cell table:formula="of:=([.A3613]-[.B3613])*([.A3613]-[.B3613])" office:value-type="float" office:value="0.000438525481000001" calcext:value-type="float">
            <text:p>0.000438525481000001</text:p>
          </table:table-cell>
          <table:table-cell table:number-columns-repeated="2"/>
        </table:table-row>
        <table:table-row table:style-name="ro1">
          <table:table-cell office:value-type="float" office:value="0.222941" calcext:value-type="float">
            <text:p>0.222941</text:p>
          </table:table-cell>
          <table:table-cell office:value-type="float" office:value="0.192358" calcext:value-type="float">
            <text:p>0.192358</text:p>
          </table:table-cell>
          <table:table-cell table:formula="of:=[.A3614]*[.A3614]" office:value-type="float" office:value="0.049702689481" calcext:value-type="float">
            <text:p>0.049702689481</text:p>
          </table:table-cell>
          <table:table-cell table:formula="of:=([.A3614]-[.B3614])*([.A3614]-[.B3614])" office:value-type="float" office:value="0.000935319889" calcext:value-type="float">
            <text:p>0.000935319889</text:p>
          </table:table-cell>
          <table:table-cell table:number-columns-repeated="2"/>
        </table:table-row>
        <table:table-row table:style-name="ro1">
          <table:table-cell office:value-type="float" office:value="0.222941" calcext:value-type="float">
            <text:p>0.222941</text:p>
          </table:table-cell>
          <table:table-cell office:value-type="float" office:value="0.199577" calcext:value-type="float">
            <text:p>0.199577</text:p>
          </table:table-cell>
          <table:table-cell table:formula="of:=[.A3615]*[.A3615]" office:value-type="float" office:value="0.049702689481" calcext:value-type="float">
            <text:p>0.049702689481</text:p>
          </table:table-cell>
          <table:table-cell table:formula="of:=([.A3615]-[.B3615])*([.A3615]-[.B3615])" office:value-type="float" office:value="0.000545876496" calcext:value-type="float">
            <text:p>0.000545876496</text:p>
          </table:table-cell>
          <table:table-cell table:number-columns-repeated="2"/>
        </table:table-row>
        <table:table-row table:style-name="ro1">
          <table:table-cell office:value-type="float" office:value="0.175995" calcext:value-type="float">
            <text:p>0.175995</text:p>
          </table:table-cell>
          <table:table-cell office:value-type="float" office:value="0.368198" calcext:value-type="float">
            <text:p>0.368198</text:p>
          </table:table-cell>
          <table:table-cell table:formula="of:=[.A3616]*[.A3616]" office:value-type="float" office:value="0.030974240025" calcext:value-type="float">
            <text:p>0.030974240025</text:p>
          </table:table-cell>
          <table:table-cell table:formula="of:=([.A3616]-[.B3616])*([.A3616]-[.B3616])" office:value-type="float" office:value="0.036941993209" calcext:value-type="float">
            <text:p>0.036941993209</text:p>
          </table:table-cell>
          <table:table-cell table:number-columns-repeated="2"/>
        </table:table-row>
        <table:table-row table:style-name="ro1">
          <table:table-cell office:value-type="float" office:value="0.237694" calcext:value-type="float">
            <text:p>0.237694</text:p>
          </table:table-cell>
          <table:table-cell office:value-type="float" office:value="0.410606" calcext:value-type="float">
            <text:p>0.410606</text:p>
          </table:table-cell>
          <table:table-cell table:formula="of:=[.A3617]*[.A3617]" office:value-type="float" office:value="0.056498437636" calcext:value-type="float">
            <text:p>0.056498437636</text:p>
          </table:table-cell>
          <table:table-cell table:formula="of:=([.A3617]-[.B3617])*([.A3617]-[.B3617])" office:value-type="float" office:value="0.029898559744" calcext:value-type="float">
            <text:p>0.029898559744</text:p>
          </table:table-cell>
          <table:table-cell table:number-columns-repeated="2"/>
        </table:table-row>
        <table:table-row table:style-name="ro1">
          <table:table-cell office:value-type="float" office:value="0.237694" calcext:value-type="float">
            <text:p>0.237694</text:p>
          </table:table-cell>
          <table:table-cell office:value-type="float" office:value="0.658121" calcext:value-type="float">
            <text:p>0.658121</text:p>
          </table:table-cell>
          <table:table-cell table:formula="of:=[.A3618]*[.A3618]" office:value-type="float" office:value="0.056498437636" calcext:value-type="float">
            <text:p>0.056498437636</text:p>
          </table:table-cell>
          <table:table-cell table:formula="of:=([.A3618]-[.B3618])*([.A3618]-[.B3618])" office:value-type="float" office:value="0.176758862329" calcext:value-type="float">
            <text:p>0.176758862329</text:p>
          </table:table-cell>
          <table:table-cell table:number-columns-repeated="2"/>
        </table:table-row>
        <table:table-row table:style-name="ro1">
          <table:table-cell office:value-type="float" office:value="0.243829" calcext:value-type="float">
            <text:p>0.243829</text:p>
          </table:table-cell>
          <table:table-cell office:value-type="float" office:value="0.672182" calcext:value-type="float">
            <text:p>0.672182</text:p>
          </table:table-cell>
          <table:table-cell table:formula="of:=[.A3619]*[.A3619]" office:value-type="float" office:value="0.059452581241" calcext:value-type="float">
            <text:p>0.059452581241</text:p>
          </table:table-cell>
          <table:table-cell table:formula="of:=([.A3619]-[.B3619])*([.A3619]-[.B3619])" office:value-type="float" office:value="0.183486292609" calcext:value-type="float">
            <text:p>0.183486292609</text:p>
          </table:table-cell>
          <table:table-cell table:number-columns-repeated="2"/>
        </table:table-row>
        <table:table-row table:style-name="ro1">
          <table:table-cell office:value-type="float" office:value="0.243829" calcext:value-type="float">
            <text:p>0.243829</text:p>
          </table:table-cell>
          <table:table-cell office:value-type="float" office:value="0.701826" calcext:value-type="float">
            <text:p>0.701826</text:p>
          </table:table-cell>
          <table:table-cell table:formula="of:=[.A3620]*[.A3620]" office:value-type="float" office:value="0.059452581241" calcext:value-type="float">
            <text:p>0.059452581241</text:p>
          </table:table-cell>
          <table:table-cell table:formula="of:=([.A3620]-[.B3620])*([.A3620]-[.B3620])" office:value-type="float" office:value="0.209761252009" calcext:value-type="float">
            <text:p>0.209761252009</text:p>
          </table:table-cell>
          <table:table-cell table:number-columns-repeated="2"/>
        </table:table-row>
        <table:table-row table:style-name="ro1">
          <table:table-cell office:value-type="float" office:value="0.39278" calcext:value-type="float">
            <text:p>0.39278</text:p>
          </table:table-cell>
          <table:table-cell office:value-type="float" office:value="0.756395" calcext:value-type="float">
            <text:p>0.756395</text:p>
          </table:table-cell>
          <table:table-cell table:formula="of:=[.A3621]*[.A3621]" office:value-type="float" office:value="0.1542761284" calcext:value-type="float">
            <text:p>0.1542761284</text:p>
          </table:table-cell>
          <table:table-cell table:formula="of:=([.A3621]-[.B3621])*([.A3621]-[.B3621])" office:value-type="float" office:value="0.132215868225" calcext:value-type="float">
            <text:p>0.132215868225</text:p>
          </table:table-cell>
          <table:table-cell table:number-columns-repeated="2"/>
        </table:table-row>
        <table:table-row table:style-name="ro1">
          <table:table-cell office:value-type="float" office:value="0.5737" calcext:value-type="float">
            <text:p>0.5737</text:p>
          </table:table-cell>
          <table:table-cell office:value-type="float" office:value="0.731758" calcext:value-type="float">
            <text:p>0.731758</text:p>
          </table:table-cell>
          <table:table-cell table:formula="of:=[.A3622]*[.A3622]" office:value-type="float" office:value="0.32913169" calcext:value-type="float">
            <text:p>0.32913169</text:p>
          </table:table-cell>
          <table:table-cell table:formula="of:=([.A3622]-[.B3622])*([.A3622]-[.B3622])" office:value-type="float" office:value="0.024982331364" calcext:value-type="float">
            <text:p>0.024982331364</text:p>
          </table:table-cell>
          <table:table-cell table:number-columns-repeated="2"/>
        </table:table-row>
        <table:table-row table:style-name="ro1">
          <table:table-cell office:value-type="float" office:value="0.5737" calcext:value-type="float">
            <text:p>0.5737</text:p>
          </table:table-cell>
          <table:table-cell office:value-type="float" office:value="0.652815" calcext:value-type="float">
            <text:p>0.652815</text:p>
          </table:table-cell>
          <table:table-cell table:formula="of:=[.A3623]*[.A3623]" office:value-type="float" office:value="0.32913169" calcext:value-type="float">
            <text:p>0.32913169</text:p>
          </table:table-cell>
          <table:table-cell table:formula="of:=([.A3623]-[.B3623])*([.A3623]-[.B3623])" office:value-type="float" office:value="0.00625918322500001" calcext:value-type="float">
            <text:p>0.00625918322500001</text:p>
          </table:table-cell>
          <table:table-cell table:number-columns-repeated="2"/>
        </table:table-row>
        <table:table-row table:style-name="ro1">
          <table:table-cell office:value-type="float" office:value="0.972425" calcext:value-type="float">
            <text:p>0.972425</text:p>
          </table:table-cell>
          <table:table-cell office:value-type="float" office:value="0.798242" calcext:value-type="float">
            <text:p>0.798242</text:p>
          </table:table-cell>
          <table:table-cell table:formula="of:=[.A3624]*[.A3624]" office:value-type="float" office:value="0.945610380625" calcext:value-type="float">
            <text:p>0.945610380625</text:p>
          </table:table-cell>
          <table:table-cell table:formula="of:=([.A3624]-[.B3624])*([.A3624]-[.B3624])" office:value-type="float" office:value="0.030339717489" calcext:value-type="float">
            <text:p>0.030339717489</text:p>
          </table:table-cell>
          <table:table-cell table:number-columns-repeated="2"/>
        </table:table-row>
        <table:table-row table:style-name="ro1">
          <table:table-cell office:value-type="float" office:value="0.972425" calcext:value-type="float">
            <text:p>0.972425</text:p>
          </table:table-cell>
          <table:table-cell office:value-type="float" office:value="0.831339" calcext:value-type="float">
            <text:p>0.831339</text:p>
          </table:table-cell>
          <table:table-cell table:formula="of:=[.A3625]*[.A3625]" office:value-type="float" office:value="0.945610380625" calcext:value-type="float">
            <text:p>0.945610380625</text:p>
          </table:table-cell>
          <table:table-cell table:formula="of:=([.A3625]-[.B3625])*([.A3625]-[.B3625])" office:value-type="float" office:value="0.019905259396" calcext:value-type="float">
            <text:p>0.019905259396</text:p>
          </table:table-cell>
          <table:table-cell table:number-columns-repeated="2"/>
        </table:table-row>
        <table:table-row table:style-name="ro1">
          <table:table-cell office:value-type="float" office:value="0.972425" calcext:value-type="float">
            <text:p>0.972425</text:p>
          </table:table-cell>
          <table:table-cell office:value-type="float" office:value="0.979462" calcext:value-type="float">
            <text:p>0.979462</text:p>
          </table:table-cell>
          <table:table-cell table:formula="of:=[.A3626]*[.A3626]" office:value-type="float" office:value="0.945610380625" calcext:value-type="float">
            <text:p>0.945610380625</text:p>
          </table:table-cell>
          <table:table-cell table:formula="of:=([.A3626]-[.B3626])*([.A3626]-[.B3626])" office:value-type="float" office:value="0.000049519369000001" calcext:value-type="float">
            <text:p>4.9519369000001E-05</text:p>
          </table:table-cell>
          <table:table-cell table:number-columns-repeated="2"/>
        </table:table-row>
        <table:table-row table:style-name="ro1">
          <table:table-cell office:value-type="float" office:value="0.972425" calcext:value-type="float">
            <text:p>0.972425</text:p>
          </table:table-cell>
          <table:table-cell office:value-type="float" office:value="0.992869" calcext:value-type="float">
            <text:p>0.992869</text:p>
          </table:table-cell>
          <table:table-cell table:formula="of:=[.A3627]*[.A3627]" office:value-type="float" office:value="0.945610380625" calcext:value-type="float">
            <text:p>0.945610380625</text:p>
          </table:table-cell>
          <table:table-cell table:formula="of:=([.A3627]-[.B3627])*([.A3627]-[.B3627])" office:value-type="float" office:value="0.000417957136000001" calcext:value-type="float">
            <text:p>0.000417957136000001</text:p>
          </table:table-cell>
          <table:table-cell table:number-columns-repeated="2"/>
        </table:table-row>
        <table:table-row table:style-name="ro1">
          <table:table-cell office:value-type="float" office:value="0.972425" calcext:value-type="float">
            <text:p>0.972425</text:p>
          </table:table-cell>
          <table:table-cell office:value-type="float" office:value="0.994665" calcext:value-type="float">
            <text:p>0.994665</text:p>
          </table:table-cell>
          <table:table-cell table:formula="of:=[.A3628]*[.A3628]" office:value-type="float" office:value="0.945610380625" calcext:value-type="float">
            <text:p>0.945610380625</text:p>
          </table:table-cell>
          <table:table-cell table:formula="of:=([.A3628]-[.B3628])*([.A3628]-[.B3628])" office:value-type="float" office:value="0.000494617600000002" calcext:value-type="float">
            <text:p>0.000494617600000002</text:p>
          </table:table-cell>
          <table:table-cell table:number-columns-repeated="2"/>
        </table:table-row>
        <table:table-row table:style-name="ro1">
          <table:table-cell office:value-type="float" office:value="0.0000177026" calcext:value-type="float">
            <text:p>0.0000177026</text:p>
          </table:table-cell>
          <table:table-cell office:value-type="float" office:value="0.00000303222" calcext:value-type="float">
            <text:p>0.00000303222</text:p>
          </table:table-cell>
          <table:table-cell table:formula="of:=[.A3629]*[.A3629]" office:value-type="float" office:value="0.00000000031338204676" calcext:value-type="float">
            <text:p>3.1338204676E-10</text:p>
          </table:table-cell>
          <table:table-cell table:formula="of:=([.A3629]-[.B3629])*([.A3629]-[.B3629])" office:value-type="float" office:value="0.00000000021522004934" calcext:value-type="float">
            <text:p>2.152200493444E-10</text:p>
          </table:table-cell>
          <table:table-cell table:number-columns-repeated="2"/>
        </table:table-row>
        <table:table-row table:style-name="ro1">
          <table:table-cell office:value-type="float" office:value="0.0000103712" calcext:value-type="float">
            <text:p>0.0000103712</text:p>
          </table:table-cell>
          <table:table-cell office:value-type="float" office:value="0.00169452" calcext:value-type="float">
            <text:p>0.00169452</text:p>
          </table:table-cell>
          <table:table-cell table:formula="of:=[.A3630]*[.A3630]" office:value-type="float" office:value="0.00000000010756178944" calcext:value-type="float">
            <text:p>1.0756178944E-10</text:p>
          </table:table-cell>
          <table:table-cell table:formula="of:=([.A3630]-[.B3630])*([.A3630]-[.B3630])" office:value-type="float" office:value="0.00000283635718054144" calcext:value-type="float">
            <text:p>2.83635718054144E-06</text:p>
          </table:table-cell>
          <table:table-cell table:number-columns-repeated="2"/>
        </table:table-row>
        <table:table-row table:style-name="ro1">
          <table:table-cell office:value-type="float" office:value="0.0000130534" calcext:value-type="float">
            <text:p>0.0000130534</text:p>
          </table:table-cell>
          <table:table-cell office:value-type="float" office:value="0.0000221911" calcext:value-type="float">
            <text:p>0.0000221911</text:p>
          </table:table-cell>
          <table:table-cell table:formula="of:=[.A3631]*[.A3631]" office:value-type="float" office:value="0.00000000017039125156" calcext:value-type="float">
            <text:p>1.7039125156E-10</text:p>
          </table:table-cell>
          <table:table-cell table:formula="of:=([.A3631]-[.B3631])*([.A3631]-[.B3631])" office:value-type="float" office:value="0.00000000008349756129" calcext:value-type="float">
            <text:p>8.349756129E-11</text:p>
          </table:table-cell>
          <table:table-cell table:number-columns-repeated="2"/>
        </table:table-row>
        <table:table-row table:style-name="ro1">
          <table:table-cell office:value-type="float" office:value="0.00000268221" calcext:value-type="float">
            <text:p>0.00000268221</text:p>
          </table:table-cell>
          <table:table-cell office:value-type="float" office:value="0.00531029" calcext:value-type="float">
            <text:p>0.00531029</text:p>
          </table:table-cell>
          <table:table-cell table:formula="of:=[.A3632]*[.A3632]" office:value-type="float" office:value="0.00000000000719425048" calcext:value-type="float">
            <text:p>7.1942504841E-12</text:p>
          </table:table-cell>
          <table:table-cell table:formula="of:=([.A3632]-[.B3632])*([.A3632]-[.B3632])" office:value-type="float" office:value="0.0000281707004524687" calcext:value-type="float">
            <text:p>2.81707004524687E-05</text:p>
          </table:table-cell>
          <table:table-cell table:number-columns-repeated="2"/>
        </table:table-row>
        <table:table-row table:style-name="ro1">
          <table:table-cell office:value-type="float" office:value="0.000220001" calcext:value-type="float">
            <text:p>0.000220001</text:p>
          </table:table-cell>
          <table:table-cell office:value-type="float" office:value="0.000343383" calcext:value-type="float">
            <text:p>0.000343383</text:p>
          </table:table-cell>
          <table:table-cell table:formula="of:=[.A3633]*[.A3633]" office:value-type="float" office:value="0.000000048400440001" calcext:value-type="float">
            <text:p>4.8400440001E-08</text:p>
          </table:table-cell>
          <table:table-cell table:formula="of:=([.A3633]-[.B3633])*([.A3633]-[.B3633])" office:value-type="float" office:value="0.000000015223117924" calcext:value-type="float">
            <text:p>1.5223117924E-08</text:p>
          </table:table-cell>
          <table:table-cell table:number-columns-repeated="2"/>
        </table:table-row>
        <table:table-row table:style-name="ro1">
          <table:table-cell office:value-type="float" office:value="0.000220001" calcext:value-type="float">
            <text:p>0.000220001</text:p>
          </table:table-cell>
          <table:table-cell office:value-type="float" office:value="0.000533103" calcext:value-type="float">
            <text:p>0.000533103</text:p>
          </table:table-cell>
          <table:table-cell table:formula="of:=[.A3634]*[.A3634]" office:value-type="float" office:value="0.000000048400440001" calcext:value-type="float">
            <text:p>4.8400440001E-08</text:p>
          </table:table-cell>
          <table:table-cell table:formula="of:=([.A3634]-[.B3634])*([.A3634]-[.B3634])" office:value-type="float" office:value="0.000000098032862404" calcext:value-type="float">
            <text:p>9.8032862404E-08</text:p>
          </table:table-cell>
          <table:table-cell table:number-columns-repeated="2"/>
        </table:table-row>
        <table:table-row table:style-name="ro1">
          <table:table-cell office:value-type="float" office:value="0.0000147223" calcext:value-type="float">
            <text:p>0.0000147223</text:p>
          </table:table-cell>
          <table:table-cell office:value-type="float" office:value="0.0247708" calcext:value-type="float">
            <text:p>0.0247708</text:p>
          </table:table-cell>
          <table:table-cell table:formula="of:=[.A3635]*[.A3635]" office:value-type="float" office:value="0.00000000021674611729" calcext:value-type="float">
            <text:p>2.1674611729E-10</text:p>
          </table:table-cell>
          <table:table-cell table:formula="of:=([.A3635]-[.B3635])*([.A3635]-[.B3635])" office:value-type="float" office:value="0.000612863383088437" calcext:value-type="float">
            <text:p>0.000612863383088437</text:p>
          </table:table-cell>
          <table:table-cell table:number-columns-repeated="2"/>
        </table:table-row>
        <table:table-row table:style-name="ro1">
          <table:table-cell office:value-type="float" office:value="0.00000399351" calcext:value-type="float">
            <text:p>0.00000399351</text:p>
          </table:table-cell>
          <table:table-cell office:value-type="float" office:value="0.00319587" calcext:value-type="float">
            <text:p>0.00319587</text:p>
          </table:table-cell>
          <table:table-cell table:formula="of:=[.A3636]*[.A3636]" office:value-type="float" office:value="0.00000000001594812212" calcext:value-type="float">
            <text:p>1.59481221201E-11</text:p>
          </table:table-cell>
          <table:table-cell table:formula="of:=([.A3636]-[.B3636])*([.A3636]-[.B3636])" office:value-type="float" office:value="0.0000101880755274147" calcext:value-type="float">
            <text:p>1.01880755274147E-05</text:p>
          </table:table-cell>
          <table:table-cell table:number-columns-repeated="2"/>
        </table:table-row>
        <table:table-row table:style-name="ro1">
          <table:table-cell office:value-type="float" office:value="0.000000357628" calcext:value-type="float">
            <text:p>0.000000357628</text:p>
          </table:table-cell>
          <table:table-cell office:value-type="float" office:value="0.00845" calcext:value-type="float">
            <text:p>0.00845</text:p>
          </table:table-cell>
          <table:table-cell table:formula="of:=[.A3637]*[.A3637]" office:value-type="float" office:value="0.00000000000012789779" calcext:value-type="float">
            <text:p>1.27897786384E-13</text:p>
          </table:table-cell>
          <table:table-cell table:formula="of:=([.A3637]-[.B3637])*([.A3637]-[.B3637])" office:value-type="float" office:value="0.0000713964562146978" calcext:value-type="float">
            <text:p>7.13964562146978E-05</text:p>
          </table:table-cell>
          <table:table-cell table:number-columns-repeated="2"/>
        </table:table-row>
        <table:table-row table:style-name="ro1">
          <table:table-cell office:value-type="float" office:value="0.000000357628" calcext:value-type="float">
            <text:p>0.000000357628</text:p>
          </table:table-cell>
          <table:table-cell office:value-type="float" office:value="0.000309149" calcext:value-type="float">
            <text:p>0.000309149</text:p>
          </table:table-cell>
          <table:table-cell table:formula="of:=[.A3638]*[.A3638]" office:value-type="float" office:value="0.00000000000012789779" calcext:value-type="float">
            <text:p>1.27897786384E-13</text:p>
          </table:table-cell>
          <table:table-cell table:formula="of:=([.A3638]-[.B3638])*([.A3638]-[.B3638])" office:value-type="float" office:value="0.00000009535211142164" calcext:value-type="float">
            <text:p>9.53521114216424E-08</text:p>
          </table:table-cell>
          <table:table-cell table:number-columns-repeated="2"/>
        </table:table-row>
        <table:table-row table:style-name="ro1">
          <table:table-cell office:value-type="float" office:value="0.0000130534" calcext:value-type="float">
            <text:p>0.0000130534</text:p>
          </table:table-cell>
          <table:table-cell office:value-type="float" office:value="0.00515414" calcext:value-type="float">
            <text:p>0.00515414</text:p>
          </table:table-cell>
          <table:table-cell table:formula="of:=[.A3639]*[.A3639]" office:value-type="float" office:value="0.00000000017039125156" calcext:value-type="float">
            <text:p>1.7039125156E-10</text:p>
          </table:table-cell>
          <table:table-cell table:formula="of:=([.A3639]-[.B3639])*([.A3639]-[.B3639])" office:value-type="float" office:value="0.0000264307714286996" calcext:value-type="float">
            <text:p>2.64307714286996E-05</text:p>
          </table:table-cell>
          <table:table-cell table:number-columns-repeated="2"/>
        </table:table-row>
        <table:table-row table:style-name="ro1">
          <table:table-cell office:value-type="float" office:value="0.00000321865" calcext:value-type="float">
            <text:p>0.00000321865</text:p>
          </table:table-cell>
          <table:table-cell office:value-type="float" office:value="0.010742" calcext:value-type="float">
            <text:p>0.010742</text:p>
          </table:table-cell>
          <table:table-cell table:formula="of:=[.A3640]*[.A3640]" office:value-type="float" office:value="0.00000000001035970782" calcext:value-type="float">
            <text:p>1.03597078225E-11</text:p>
          </table:table-cell>
          <table:table-cell table:formula="of:=([.A3640]-[.B3640])*([.A3640]-[.B3640])" office:value-type="float" office:value="0.000115321424883108" calcext:value-type="float">
            <text:p>0.000115321424883108</text:p>
          </table:table-cell>
          <table:table-cell table:number-columns-repeated="2"/>
        </table:table-row>
        <table:table-row table:style-name="ro1">
          <table:table-cell office:value-type="float" office:value="0.000151396" calcext:value-type="float">
            <text:p>0.000151396</text:p>
          </table:table-cell>
          <table:table-cell office:value-type="float" office:value="0.138981" calcext:value-type="float">
            <text:p>0.138981</text:p>
          </table:table-cell>
          <table:table-cell table:formula="of:=[.A3641]*[.A3641]" office:value-type="float" office:value="0.000000022920748816" calcext:value-type="float">
            <text:p>2.2920748816E-08</text:p>
          </table:table-cell>
          <table:table-cell table:formula="of:=([.A3641]-[.B3641])*([.A3641]-[.B3641])" office:value-type="float" office:value="0.0192736589467968" calcext:value-type="float">
            <text:p>0.0192736589467968</text:p>
          </table:table-cell>
          <table:table-cell table:number-columns-repeated="2"/>
        </table:table-row>
        <table:table-row table:style-name="ro1">
          <table:table-cell office:value-type="float" office:value="0.000519812" calcext:value-type="float">
            <text:p>0.000519812</text:p>
          </table:table-cell>
          <table:table-cell office:value-type="float" office:value="0.0142577" calcext:value-type="float">
            <text:p>0.0142577</text:p>
          </table:table-cell>
          <table:table-cell table:formula="of:=[.A3642]*[.A3642]" office:value-type="float" office:value="0.000000270204515344" calcext:value-type="float">
            <text:p>2.70204515344E-07</text:p>
          </table:table-cell>
          <table:table-cell table:formula="of:=([.A3642]-[.B3642])*([.A3642]-[.B3642])" office:value-type="float" office:value="0.000188729566700544" calcext:value-type="float">
            <text:p>0.000188729566700544</text:p>
          </table:table-cell>
          <table:table-cell table:number-columns-repeated="2"/>
        </table:table-row>
        <table:table-row table:style-name="ro1">
          <table:table-cell office:value-type="float" office:value="0.000680089" calcext:value-type="float">
            <text:p>0.000680089</text:p>
          </table:table-cell>
          <table:table-cell office:value-type="float" office:value="0.03885" calcext:value-type="float">
            <text:p>0.03885</text:p>
          </table:table-cell>
          <table:table-cell table:formula="of:=[.A3643]*[.A3643]" office:value-type="float" office:value="0.000000462521047921" calcext:value-type="float">
            <text:p>4.62521047921E-07</text:p>
          </table:table-cell>
          <table:table-cell table:formula="of:=([.A3643]-[.B3643])*([.A3643]-[.B3643])" office:value-type="float" office:value="0.00145694210574792" calcext:value-type="float">
            <text:p>0.00145694210574792</text:p>
          </table:table-cell>
          <table:table-cell table:number-columns-repeated="2"/>
        </table:table-row>
        <table:table-row table:style-name="ro1">
          <table:table-cell office:value-type="float" office:value="0.000680089" calcext:value-type="float">
            <text:p>0.000680089</text:p>
          </table:table-cell>
          <table:table-cell office:value-type="float" office:value="0.00222341" calcext:value-type="float">
            <text:p>0.00222341</text:p>
          </table:table-cell>
          <table:table-cell table:formula="of:=[.A3644]*[.A3644]" office:value-type="float" office:value="0.000000462521047921" calcext:value-type="float">
            <text:p>4.62521047921E-07</text:p>
          </table:table-cell>
          <table:table-cell table:formula="of:=([.A3644]-[.B3644])*([.A3644]-[.B3644])" office:value-type="float" office:value="0.000002381839709041" calcext:value-type="float">
            <text:p>2.381839709041E-06</text:p>
          </table:table-cell>
          <table:table-cell table:number-columns-repeated="2"/>
        </table:table-row>
        <table:table-row table:style-name="ro1">
          <table:table-cell office:value-type="float" office:value="0.000680089" calcext:value-type="float">
            <text:p>0.000680089</text:p>
          </table:table-cell>
          <table:table-cell office:value-type="float" office:value="0.000515398" calcext:value-type="float">
            <text:p>0.000515398</text:p>
          </table:table-cell>
          <table:table-cell table:formula="of:=[.A3645]*[.A3645]" office:value-type="float" office:value="0.000000462521047921" calcext:value-type="float">
            <text:p>4.62521047921E-07</text:p>
          </table:table-cell>
          <table:table-cell table:formula="of:=([.A3645]-[.B3645])*([.A3645]-[.B3645])" office:value-type="float" office:value="0.000000027123125481" calcext:value-type="float">
            <text:p>2.7123125481E-08</text:p>
          </table:table-cell>
          <table:table-cell table:number-columns-repeated="2"/>
        </table:table-row>
        <table:table-row table:style-name="ro1">
          <table:table-cell office:value-type="float" office:value="0.00163758" calcext:value-type="float">
            <text:p>0.00163758</text:p>
          </table:table-cell>
          <table:table-cell office:value-type="float" office:value="0.201015" calcext:value-type="float">
            <text:p>0.201015</text:p>
          </table:table-cell>
          <table:table-cell table:formula="of:=[.A3646]*[.A3646]" office:value-type="float" office:value="0.0000026816682564" calcext:value-type="float">
            <text:p>0.0000026816682564</text:p>
          </table:table-cell>
          <table:table-cell table:formula="of:=([.A3646]-[.B3646])*([.A3646]-[.B3646])" office:value-type="float" office:value="0.0397513556058564" calcext:value-type="float">
            <text:p>0.0397513556058564</text:p>
          </table:table-cell>
          <table:table-cell table:number-columns-repeated="2"/>
        </table:table-row>
        <table:table-row table:style-name="ro1">
          <table:table-cell office:value-type="float" office:value="0.0166533" calcext:value-type="float">
            <text:p>0.0166533</text:p>
          </table:table-cell>
          <table:table-cell office:value-type="float" office:value="0.063091" calcext:value-type="float">
            <text:p>0.063091</text:p>
          </table:table-cell>
          <table:table-cell table:formula="of:=[.A3647]*[.A3647]" office:value-type="float" office:value="0.00027733240089" calcext:value-type="float">
            <text:p>0.00027733240089</text:p>
          </table:table-cell>
          <table:table-cell table:formula="of:=([.A3647]-[.B3647])*([.A3647]-[.B3647])" office:value-type="float" office:value="0.00215645998129" calcext:value-type="float">
            <text:p>0.00215645998129</text:p>
          </table:table-cell>
          <table:table-cell table:number-columns-repeated="2"/>
        </table:table-row>
        <table:table-row table:style-name="ro1">
          <table:table-cell office:value-type="float" office:value="0.028319" calcext:value-type="float">
            <text:p>0.028319</text:p>
          </table:table-cell>
          <table:table-cell office:value-type="float" office:value="0.0613345" calcext:value-type="float">
            <text:p>0.0613345</text:p>
          </table:table-cell>
          <table:table-cell table:formula="of:=[.A3648]*[.A3648]" office:value-type="float" office:value="0.000801965761" calcext:value-type="float">
            <text:p>0.000801965761</text:p>
          </table:table-cell>
          <table:table-cell table:formula="of:=([.A3648]-[.B3648])*([.A3648]-[.B3648])" office:value-type="float" office:value="0.00109002324025" calcext:value-type="float">
            <text:p>0.00109002324025</text:p>
          </table:table-cell>
          <table:table-cell table:number-columns-repeated="2"/>
        </table:table-row>
        <table:table-row table:style-name="ro1">
          <table:table-cell office:value-type="float" office:value="0.0803169" calcext:value-type="float">
            <text:p>0.0803169</text:p>
          </table:table-cell>
          <table:table-cell office:value-type="float" office:value="0.288741" calcext:value-type="float">
            <text:p>0.288741</text:p>
          </table:table-cell>
          <table:table-cell table:formula="of:=[.A3649]*[.A3649]" office:value-type="float" office:value="0.00645080442561" calcext:value-type="float">
            <text:p>0.00645080442561</text:p>
          </table:table-cell>
          <table:table-cell table:formula="of:=([.A3649]-[.B3649])*([.A3649]-[.B3649])" office:value-type="float" office:value="0.04344060546081" calcext:value-type="float">
            <text:p>0.04344060546081</text:p>
          </table:table-cell>
          <table:table-cell table:number-columns-repeated="2"/>
        </table:table-row>
        <table:table-row table:style-name="ro1">
          <table:table-cell office:value-type="float" office:value="0.0960503" calcext:value-type="float">
            <text:p>0.0960503</text:p>
          </table:table-cell>
          <table:table-cell office:value-type="float" office:value="0.238101" calcext:value-type="float">
            <text:p>0.238101</text:p>
          </table:table-cell>
          <table:table-cell table:formula="of:=[.A3650]*[.A3650]" office:value-type="float" office:value="0.00922566013009" calcext:value-type="float">
            <text:p>0.00922566013009</text:p>
          </table:table-cell>
          <table:table-cell table:formula="of:=([.A3650]-[.B3650])*([.A3650]-[.B3650])" office:value-type="float" office:value="0.02017840137049" calcext:value-type="float">
            <text:p>0.02017840137049</text:p>
          </table:table-cell>
          <table:table-cell table:number-columns-repeated="2"/>
        </table:table-row>
        <table:table-row table:style-name="ro1">
          <table:table-cell office:value-type="float" office:value="0.0916932" calcext:value-type="float">
            <text:p>0.0916932</text:p>
          </table:table-cell>
          <table:table-cell office:value-type="float" office:value="0.252124" calcext:value-type="float">
            <text:p>0.252124</text:p>
          </table:table-cell>
          <table:table-cell table:formula="of:=[.A3651]*[.A3651]" office:value-type="float" office:value="0.00840764292624" calcext:value-type="float">
            <text:p>0.00840764292624</text:p>
          </table:table-cell>
          <table:table-cell table:formula="of:=([.A3651]-[.B3651])*([.A3651]-[.B3651])" office:value-type="float" office:value="0.02573804158864" calcext:value-type="float">
            <text:p>0.02573804158864</text:p>
          </table:table-cell>
          <table:table-cell table:number-columns-repeated="2"/>
        </table:table-row>
        <table:table-row table:style-name="ro1">
          <table:table-cell office:value-type="float" office:value="0.128292" calcext:value-type="float">
            <text:p>0.128292</text:p>
          </table:table-cell>
          <table:table-cell office:value-type="float" office:value="0.175418" calcext:value-type="float">
            <text:p>0.175418</text:p>
          </table:table-cell>
          <table:table-cell table:formula="of:=[.A3652]*[.A3652]" office:value-type="float" office:value="0.016458837264" calcext:value-type="float">
            <text:p>0.016458837264</text:p>
          </table:table-cell>
          <table:table-cell table:formula="of:=([.A3652]-[.B3652])*([.A3652]-[.B3652])" office:value-type="float" office:value="0.002220859876" calcext:value-type="float">
            <text:p>0.002220859876</text:p>
          </table:table-cell>
          <table:table-cell table:number-columns-repeated="2"/>
        </table:table-row>
        <table:table-row table:style-name="ro1">
          <table:table-cell office:value-type="float" office:value="0.128292" calcext:value-type="float">
            <text:p>0.128292</text:p>
          </table:table-cell>
          <table:table-cell office:value-type="float" office:value="0.293127" calcext:value-type="float">
            <text:p>0.293127</text:p>
          </table:table-cell>
          <table:table-cell table:formula="of:=[.A3653]*[.A3653]" office:value-type="float" office:value="0.016458837264" calcext:value-type="float">
            <text:p>0.016458837264</text:p>
          </table:table-cell>
          <table:table-cell table:formula="of:=([.A3653]-[.B3653])*([.A3653]-[.B3653])" office:value-type="float" office:value="0.027170577225" calcext:value-type="float">
            <text:p>0.027170577225</text:p>
          </table:table-cell>
          <table:table-cell table:number-columns-repeated="2"/>
        </table:table-row>
        <table:table-row table:style-name="ro1">
          <table:table-cell office:value-type="float" office:value="0.128293" calcext:value-type="float">
            <text:p>0.128293</text:p>
          </table:table-cell>
          <table:table-cell office:value-type="float" office:value="0.251187" calcext:value-type="float">
            <text:p>0.251187</text:p>
          </table:table-cell>
          <table:table-cell table:formula="of:=[.A3654]*[.A3654]" office:value-type="float" office:value="0.016459093849" calcext:value-type="float">
            <text:p>0.016459093849</text:p>
          </table:table-cell>
          <table:table-cell table:formula="of:=([.A3654]-[.B3654])*([.A3654]-[.B3654])" office:value-type="float" office:value="0.015102935236" calcext:value-type="float">
            <text:p>0.015102935236</text:p>
          </table:table-cell>
          <table:table-cell table:number-columns-repeated="2"/>
        </table:table-row>
        <table:table-row table:style-name="ro1">
          <table:table-cell office:value-type="float" office:value="0.187465" calcext:value-type="float">
            <text:p>0.187465</text:p>
          </table:table-cell>
          <table:table-cell office:value-type="float" office:value="0.234438" calcext:value-type="float">
            <text:p>0.234438</text:p>
          </table:table-cell>
          <table:table-cell table:formula="of:=[.A3655]*[.A3655]" office:value-type="float" office:value="0.035143126225" calcext:value-type="float">
            <text:p>0.035143126225</text:p>
          </table:table-cell>
          <table:table-cell table:formula="of:=([.A3655]-[.B3655])*([.A3655]-[.B3655])" office:value-type="float" office:value="0.002206462729" calcext:value-type="float">
            <text:p>0.002206462729</text:p>
          </table:table-cell>
          <table:table-cell table:number-columns-repeated="2"/>
        </table:table-row>
        <table:table-row table:style-name="ro1">
          <table:table-cell office:value-type="float" office:value="0.999141" calcext:value-type="float">
            <text:p>0.999141</text:p>
          </table:table-cell>
          <table:table-cell office:value-type="float" office:value="0.395567" calcext:value-type="float">
            <text:p>0.395567</text:p>
          </table:table-cell>
          <table:table-cell table:formula="of:=[.A3656]*[.A3656]" office:value-type="float" office:value="0.998282737881" calcext:value-type="float">
            <text:p>0.998282737881</text:p>
          </table:table-cell>
          <table:table-cell table:formula="of:=([.A3656]-[.B3656])*([.A3656]-[.B3656])" office:value-type="float" office:value="0.364301573476" calcext:value-type="float">
            <text:p>0.364301573476</text:p>
          </table:table-cell>
          <table:table-cell table:number-columns-repeated="2"/>
        </table:table-row>
        <table:table-row table:style-name="ro1">
          <table:table-cell office:value-type="float" office:value="0.999141" calcext:value-type="float">
            <text:p>0.999141</text:p>
          </table:table-cell>
          <table:table-cell office:value-type="float" office:value="0.411633" calcext:value-type="float">
            <text:p>0.411633</text:p>
          </table:table-cell>
          <table:table-cell table:formula="of:=[.A3657]*[.A3657]" office:value-type="float" office:value="0.998282737881" calcext:value-type="float">
            <text:p>0.998282737881</text:p>
          </table:table-cell>
          <table:table-cell table:formula="of:=([.A3657]-[.B3657])*([.A3657]-[.B3657])" office:value-type="float" office:value="0.345165650064" calcext:value-type="float">
            <text:p>0.345165650064</text:p>
          </table:table-cell>
          <table:table-cell table:number-columns-repeated="2"/>
        </table:table-row>
        <table:table-row table:style-name="ro1">
          <table:table-cell office:value-type="float" office:value="0.999142" calcext:value-type="float">
            <text:p>0.999142</text:p>
          </table:table-cell>
          <table:table-cell office:value-type="float" office:value="0.429025" calcext:value-type="float">
            <text:p>0.429025</text:p>
          </table:table-cell>
          <table:table-cell table:formula="of:=[.A3658]*[.A3658]" office:value-type="float" office:value="0.998284736164" calcext:value-type="float">
            <text:p>0.998284736164</text:p>
          </table:table-cell>
          <table:table-cell table:formula="of:=([.A3658]-[.B3658])*([.A3658]-[.B3658])" office:value-type="float" office:value="0.325033393689" calcext:value-type="float">
            <text:p>0.325033393689</text:p>
          </table:table-cell>
          <table:table-cell table:number-columns-repeated="2"/>
        </table:table-row>
        <table:table-row table:style-name="ro1">
          <table:table-cell office:value-type="float" office:value="0.999141" calcext:value-type="float">
            <text:p>0.999141</text:p>
          </table:table-cell>
          <table:table-cell office:value-type="float" office:value="0.520335" calcext:value-type="float">
            <text:p>0.520335</text:p>
          </table:table-cell>
          <table:table-cell table:formula="of:=[.A3659]*[.A3659]" office:value-type="float" office:value="0.998282737881" calcext:value-type="float">
            <text:p>0.998282737881</text:p>
          </table:table-cell>
          <table:table-cell table:formula="of:=([.A3659]-[.B3659])*([.A3659]-[.B3659])" office:value-type="float" office:value="0.229255185636" calcext:value-type="float">
            <text:p>0.229255185636</text:p>
          </table:table-cell>
          <table:table-cell table:number-columns-repeated="2"/>
        </table:table-row>
        <table:table-row table:style-name="ro1">
          <table:table-cell office:value-type="float" office:value="0.999141" calcext:value-type="float">
            <text:p>0.999141</text:p>
          </table:table-cell>
          <table:table-cell office:value-type="float" office:value="0.724036" calcext:value-type="float">
            <text:p>0.724036</text:p>
          </table:table-cell>
          <table:table-cell table:formula="of:=[.A3660]*[.A3660]" office:value-type="float" office:value="0.998282737881" calcext:value-type="float">
            <text:p>0.998282737881</text:p>
          </table:table-cell>
          <table:table-cell table:formula="of:=([.A3660]-[.B3660])*([.A3660]-[.B3660])" office:value-type="float" office:value="0.075682761025" calcext:value-type="float">
            <text:p>0.075682761025</text:p>
          </table:table-cell>
          <table:table-cell table:number-columns-repeated="2"/>
        </table:table-row>
        <table:table-row table:style-name="ro1">
          <table:table-cell office:value-type="float" office:value="0.999141" calcext:value-type="float">
            <text:p>0.999141</text:p>
          </table:table-cell>
          <table:table-cell office:value-type="float" office:value="0.758509" calcext:value-type="float">
            <text:p>0.758509</text:p>
          </table:table-cell>
          <table:table-cell table:formula="of:=[.A3661]*[.A3661]" office:value-type="float" office:value="0.998282737881" calcext:value-type="float">
            <text:p>0.998282737881</text:p>
          </table:table-cell>
          <table:table-cell table:formula="of:=([.A3661]-[.B3661])*([.A3661]-[.B3661])" office:value-type="float" office:value="0.057903759424" calcext:value-type="float">
            <text:p>0.057903759424</text:p>
          </table:table-cell>
          <table:table-cell table:number-columns-repeated="2"/>
        </table:table-row>
        <table:table-row table:style-name="ro1">
          <table:table-cell office:value-type="float" office:value="0.999141" calcext:value-type="float">
            <text:p>0.999141</text:p>
          </table:table-cell>
          <table:table-cell office:value-type="float" office:value="0.795043" calcext:value-type="float">
            <text:p>0.795043</text:p>
          </table:table-cell>
          <table:table-cell table:formula="of:=[.A3662]*[.A3662]" office:value-type="float" office:value="0.998282737881" calcext:value-type="float">
            <text:p>0.998282737881</text:p>
          </table:table-cell>
          <table:table-cell table:formula="of:=([.A3662]-[.B3662])*([.A3662]-[.B3662])" office:value-type="float" office:value="0.041655993604" calcext:value-type="float">
            <text:p>0.041655993604</text:p>
          </table:table-cell>
          <table:table-cell table:number-columns-repeated="2"/>
        </table:table-row>
        <table:table-row table:style-name="ro1">
          <table:table-cell office:value-type="float" office:value="0.999988" calcext:value-type="float">
            <text:p>0.999988</text:p>
          </table:table-cell>
          <table:table-cell office:value-type="float" office:value="0.893841" calcext:value-type="float">
            <text:p>0.893841</text:p>
          </table:table-cell>
          <table:table-cell table:formula="of:=[.A3663]*[.A3663]" office:value-type="float" office:value="0.999976000144" calcext:value-type="float">
            <text:p>0.999976000144</text:p>
          </table:table-cell>
          <table:table-cell table:formula="of:=([.A3663]-[.B3663])*([.A3663]-[.B3663])" office:value-type="float" office:value="0.011267185609" calcext:value-type="float">
            <text:p>0.011267185609</text:p>
          </table:table-cell>
          <table:table-cell table:number-columns-repeated="2"/>
        </table:table-row>
        <table:table-row table:style-name="ro1">
          <table:table-cell office:value-type="float" office:value="0.999987" calcext:value-type="float">
            <text:p>0.999987</text:p>
          </table:table-cell>
          <table:table-cell office:value-type="float" office:value="0.955589" calcext:value-type="float">
            <text:p>0.955589</text:p>
          </table:table-cell>
          <table:table-cell table:formula="of:=[.A3664]*[.A3664]" office:value-type="float" office:value="0.999974000169" calcext:value-type="float">
            <text:p>0.999974000169</text:p>
          </table:table-cell>
          <table:table-cell table:formula="of:=([.A3664]-[.B3664])*([.A3664]-[.B3664])" office:value-type="float" office:value="0.00197118240399999" calcext:value-type="float">
            <text:p>0.00197118240399999</text:p>
          </table:table-cell>
          <table:table-cell table:number-columns-repeated="2"/>
        </table:table-row>
        <table:table-row table:style-name="ro1">
          <table:table-cell office:value-type="float" office:value="0.999987" calcext:value-type="float">
            <text:p>0.999987</text:p>
          </table:table-cell>
          <table:table-cell office:value-type="float" office:value="0.984327" calcext:value-type="float">
            <text:p>0.984327</text:p>
          </table:table-cell>
          <table:table-cell table:formula="of:=[.A3665]*[.A3665]" office:value-type="float" office:value="0.999974000169" calcext:value-type="float">
            <text:p>0.999974000169</text:p>
          </table:table-cell>
          <table:table-cell table:formula="of:=([.A3665]-[.B3665])*([.A3665]-[.B3665])" office:value-type="float" office:value="0.0002452356" calcext:value-type="float">
            <text:p>0.0002452356</text:p>
          </table:table-cell>
          <table:table-cell table:number-columns-repeated="2"/>
        </table:table-row>
        <table:table-row table:style-name="ro1">
          <table:table-cell office:value-type="float" office:value="0.999987" calcext:value-type="float">
            <text:p>0.999987</text:p>
          </table:table-cell>
          <table:table-cell office:value-type="float" office:value="0.997802" calcext:value-type="float">
            <text:p>0.997802</text:p>
          </table:table-cell>
          <table:table-cell table:formula="of:=[.A3666]*[.A3666]" office:value-type="float" office:value="0.999974000169" calcext:value-type="float">
            <text:p>0.999974000169</text:p>
          </table:table-cell>
          <table:table-cell table:formula="of:=([.A3666]-[.B3666])*([.A3666]-[.B3666])" office:value-type="float" office:value="0.00000477422499999997" calcext:value-type="float">
            <text:p>4.77422499999997E-06</text:p>
          </table:table-cell>
          <table:table-cell table:number-columns-repeated="2"/>
        </table:table-row>
        <table:table-row table:style-name="ro1">
          <table:table-cell office:value-type="float" office:value="0.999988" calcext:value-type="float">
            <text:p>0.999988</text:p>
          </table:table-cell>
          <table:table-cell office:value-type="float" office:value="0.999606" calcext:value-type="float">
            <text:p>0.999606</text:p>
          </table:table-cell>
          <table:table-cell table:formula="of:=[.A3667]*[.A3667]" office:value-type="float" office:value="0.999976000144" calcext:value-type="float">
            <text:p>0.999976000144</text:p>
          </table:table-cell>
          <table:table-cell table:formula="of:=([.A3667]-[.B3667])*([.A3667]-[.B3667])" office:value-type="float" office:value="0.000000145924" calcext:value-type="float">
            <text:p>1.45923999999995E-07</text:p>
          </table:table-cell>
          <table:table-cell table:number-columns-repeated="2"/>
        </table:table-row>
        <table:table-row table:style-name="ro1">
          <table:table-cell office:value-type="float" office:value="0.00000369549" calcext:value-type="float">
            <text:p>0.00000369549</text:p>
          </table:table-cell>
          <table:table-cell office:value-type="float" office:value="0.00000260931" calcext:value-type="float">
            <text:p>0.00000260931</text:p>
          </table:table-cell>
          <table:table-cell table:formula="of:=[.A3668]*[.A3668]" office:value-type="float" office:value="0.00000000001365664634" calcext:value-type="float">
            <text:p>1.36566463401E-11</text:p>
          </table:table-cell>
          <table:table-cell table:formula="of:=([.A3668]-[.B3668])*([.A3668]-[.B3668])" office:value-type="float" office:value="0.00000000000117978699" calcext:value-type="float">
            <text:p>1.1797869924E-12</text:p>
          </table:table-cell>
          <table:table-cell table:number-columns-repeated="2"/>
        </table:table-row>
        <table:table-row table:style-name="ro1">
          <table:table-cell office:value-type="float" office:value="0.0000210404" calcext:value-type="float">
            <text:p>0.0000210404</text:p>
          </table:table-cell>
          <table:table-cell office:value-type="float" office:value="0.000806742" calcext:value-type="float">
            <text:p>0.000806742</text:p>
          </table:table-cell>
          <table:table-cell table:formula="of:=[.A3669]*[.A3669]" office:value-type="float" office:value="0.00000000044269843216" calcext:value-type="float">
            <text:p>4.4269843216E-10</text:p>
          </table:table-cell>
          <table:table-cell table:formula="of:=([.A3669]-[.B3669])*([.A3669]-[.B3669])" office:value-type="float" office:value="0.00000061732700424256" calcext:value-type="float">
            <text:p>6.1732700424256E-07</text:p>
          </table:table-cell>
          <table:table-cell table:number-columns-repeated="2"/>
        </table:table-row>
        <table:table-row table:style-name="ro1">
          <table:table-cell office:value-type="float" office:value="0.0000373721" calcext:value-type="float">
            <text:p>0.0000373721</text:p>
          </table:table-cell>
          <table:table-cell office:value-type="float" office:value="0.000598396" calcext:value-type="float">
            <text:p>0.000598396</text:p>
          </table:table-cell>
          <table:table-cell table:formula="of:=[.A3670]*[.A3670]" office:value-type="float" office:value="0.00000000139667385841" calcext:value-type="float">
            <text:p>1.39667385841E-09</text:p>
          </table:table-cell>
          <table:table-cell table:formula="of:=([.A3670]-[.B3670])*([.A3670]-[.B3670])" office:value-type="float" office:value="0.00000031474781637121" calcext:value-type="float">
            <text:p>3.1474781637121E-07</text:p>
          </table:table-cell>
          <table:table-cell table:number-columns-repeated="2"/>
        </table:table-row>
        <table:table-row table:style-name="ro1">
          <table:table-cell office:value-type="float" office:value="0.0000648499" calcext:value-type="float">
            <text:p>0.0000648499</text:p>
          </table:table-cell>
          <table:table-cell office:value-type="float" office:value="0.000545453" calcext:value-type="float">
            <text:p>0.000545453</text:p>
          </table:table-cell>
          <table:table-cell table:formula="of:=[.A3671]*[.A3671]" office:value-type="float" office:value="0.00000000420550953001" calcext:value-type="float">
            <text:p>4.20550953001E-09</text:p>
          </table:table-cell>
          <table:table-cell table:formula="of:=([.A3671]-[.B3671])*([.A3671]-[.B3671])" office:value-type="float" office:value="0.00000023097933972961" calcext:value-type="float">
            <text:p>2.3097933972961E-07</text:p>
          </table:table-cell>
          <table:table-cell table:number-columns-repeated="2"/>
        </table:table-row>
        <table:table-row table:style-name="ro1">
          <table:table-cell office:value-type="float" office:value="0.0000602603" calcext:value-type="float">
            <text:p>0.0000602603</text:p>
          </table:table-cell>
          <table:table-cell office:value-type="float" office:value="0.000212459" calcext:value-type="float">
            <text:p>0.000212459</text:p>
          </table:table-cell>
          <table:table-cell table:formula="of:=[.A3672]*[.A3672]" office:value-type="float" office:value="0.00000000363130375609" calcext:value-type="float">
            <text:p>3.63130375609E-09</text:p>
          </table:table-cell>
          <table:table-cell table:formula="of:=([.A3672]-[.B3672])*([.A3672]-[.B3672])" office:value-type="float" office:value="0.00000002316444428169" calcext:value-type="float">
            <text:p>2.316444428169E-08</text:p>
          </table:table-cell>
          <table:table-cell table:number-columns-repeated="2"/>
        </table:table-row>
        <table:table-row table:style-name="ro1">
          <table:table-cell office:value-type="float" office:value="0.000143409" calcext:value-type="float">
            <text:p>0.000143409</text:p>
          </table:table-cell>
          <table:table-cell office:value-type="float" office:value="0.000403202" calcext:value-type="float">
            <text:p>0.000403202</text:p>
          </table:table-cell>
          <table:table-cell table:formula="of:=[.A3673]*[.A3673]" office:value-type="float" office:value="0.000000020566141281" calcext:value-type="float">
            <text:p>2.0566141281E-08</text:p>
          </table:table-cell>
          <table:table-cell table:formula="of:=([.A3673]-[.B3673])*([.A3673]-[.B3673])" office:value-type="float" office:value="0.000000067492402849" calcext:value-type="float">
            <text:p>6.7492402849E-08</text:p>
          </table:table-cell>
          <table:table-cell table:number-columns-repeated="2"/>
        </table:table-row>
        <table:table-row table:style-name="ro1">
          <table:table-cell office:value-type="float" office:value="0.000143409" calcext:value-type="float">
            <text:p>0.000143409</text:p>
          </table:table-cell>
          <table:table-cell office:value-type="float" office:value="0.00530129" calcext:value-type="float">
            <text:p>0.00530129</text:p>
          </table:table-cell>
          <table:table-cell table:formula="of:=[.A3674]*[.A3674]" office:value-type="float" office:value="0.000000020566141281" calcext:value-type="float">
            <text:p>2.0566141281E-08</text:p>
          </table:table-cell>
          <table:table-cell table:formula="of:=([.A3674]-[.B3674])*([.A3674]-[.B3674])" office:value-type="float" office:value="0.000026603736410161" calcext:value-type="float">
            <text:p>2.6603736410161E-05</text:p>
          </table:table-cell>
          <table:table-cell table:number-columns-repeated="2"/>
        </table:table-row>
        <table:table-row table:style-name="ro1">
          <table:table-cell office:value-type="float" office:value="0.000509202" calcext:value-type="float">
            <text:p>0.000509202</text:p>
          </table:table-cell>
          <table:table-cell office:value-type="float" office:value="0.000000347536" calcext:value-type="float">
            <text:p>0.000000347536</text:p>
          </table:table-cell>
          <table:table-cell table:formula="of:=[.A3675]*[.A3675]" office:value-type="float" office:value="0.000000259286676804" calcext:value-type="float">
            <text:p>2.59286676804E-07</text:p>
          </table:table-cell>
          <table:table-cell table:formula="of:=([.A3675]-[.B3675])*([.A3675]-[.B3675])" office:value-type="float" office:value="0.00000025893286553273" calcext:value-type="float">
            <text:p>2.58932865532727E-07</text:p>
          </table:table-cell>
          <table:table-cell table:number-columns-repeated="2"/>
        </table:table-row>
        <table:table-row table:style-name="ro1">
          <table:table-cell office:value-type="float" office:value="0.000219762" calcext:value-type="float">
            <text:p>0.000219762</text:p>
          </table:table-cell>
          <table:table-cell office:value-type="float" office:value="0.0130764" calcext:value-type="float">
            <text:p>0.0130764</text:p>
          </table:table-cell>
          <table:table-cell table:formula="of:=[.A3676]*[.A3676]" office:value-type="float" office:value="0.000000048295336644" calcext:value-type="float">
            <text:p>4.8295336644E-08</text:p>
          </table:table-cell>
          <table:table-cell table:formula="of:=([.A3676]-[.B3676])*([.A3676]-[.B3676])" office:value-type="float" office:value="0.000165293140663044" calcext:value-type="float">
            <text:p>0.000165293140663044</text:p>
          </table:table-cell>
          <table:table-cell table:number-columns-repeated="2"/>
        </table:table-row>
        <table:table-row table:style-name="ro1">
          <table:table-cell office:value-type="float" office:value="0.000219762" calcext:value-type="float">
            <text:p>0.000219762</text:p>
          </table:table-cell>
          <table:table-cell office:value-type="float" office:value="0.0320666" calcext:value-type="float">
            <text:p>0.0320666</text:p>
          </table:table-cell>
          <table:table-cell table:formula="of:=[.A3677]*[.A3677]" office:value-type="float" office:value="0.000000048295336644" calcext:value-type="float">
            <text:p>4.8295336644E-08</text:p>
          </table:table-cell>
          <table:table-cell table:formula="of:=([.A3677]-[.B3677])*([.A3677]-[.B3677])" office:value-type="float" office:value="0.00101422109059824" calcext:value-type="float">
            <text:p>0.00101422109059824</text:p>
          </table:table-cell>
          <table:table-cell table:number-columns-repeated="2"/>
        </table:table-row>
        <table:table-row table:style-name="ro1">
          <table:table-cell office:value-type="float" office:value="0.000798285" calcext:value-type="float">
            <text:p>0.000798285</text:p>
          </table:table-cell>
          <table:table-cell office:value-type="float" office:value="0.0130348" calcext:value-type="float">
            <text:p>0.0130348</text:p>
          </table:table-cell>
          <table:table-cell table:formula="of:=[.A3678]*[.A3678]" office:value-type="float" office:value="0.000000637258941225" calcext:value-type="float">
            <text:p>6.37258941225E-07</text:p>
          </table:table-cell>
          <table:table-cell table:formula="of:=([.A3678]-[.B3678])*([.A3678]-[.B3678])" office:value-type="float" office:value="0.000149732299345225" calcext:value-type="float">
            <text:p>0.000149732299345225</text:p>
          </table:table-cell>
          <table:table-cell table:number-columns-repeated="2"/>
        </table:table-row>
        <table:table-row table:style-name="ro1">
          <table:table-cell office:value-type="float" office:value="0.000033617" calcext:value-type="float">
            <text:p>0.000033617</text:p>
          </table:table-cell>
          <table:table-cell office:value-type="float" office:value="0.0000295952" calcext:value-type="float">
            <text:p>0.0000295952</text:p>
          </table:table-cell>
          <table:table-cell table:formula="of:=[.A3679]*[.A3679]" office:value-type="float" office:value="0.000000001130102689" calcext:value-type="float">
            <text:p>1.130102689E-09</text:p>
          </table:table-cell>
          <table:table-cell table:formula="of:=([.A3679]-[.B3679])*([.A3679]-[.B3679])" office:value-type="float" office:value="0.00000000001617487524" calcext:value-type="float">
            <text:p>1.617487524E-11</text:p>
          </table:table-cell>
          <table:table-cell table:number-columns-repeated="2"/>
        </table:table-row>
        <table:table-row table:style-name="ro1">
          <table:table-cell office:value-type="float" office:value="0.0000764132" calcext:value-type="float">
            <text:p>0.0000764132</text:p>
          </table:table-cell>
          <table:table-cell office:value-type="float" office:value="0.0161797" calcext:value-type="float">
            <text:p>0.0161797</text:p>
          </table:table-cell>
          <table:table-cell table:formula="of:=[.A3680]*[.A3680]" office:value-type="float" office:value="0.00000000583897713424" calcext:value-type="float">
            <text:p>5.83897713424E-09</text:p>
          </table:table-cell>
          <table:table-cell table:formula="of:=([.A3680]-[.B3680])*([.A3680]-[.B3680])" office:value-type="float" office:value="0.000259315845763054" calcext:value-type="float">
            <text:p>0.000259315845763054</text:p>
          </table:table-cell>
          <table:table-cell table:number-columns-repeated="2"/>
        </table:table-row>
        <table:table-row table:style-name="ro1">
          <table:table-cell office:value-type="float" office:value="0.000143528" calcext:value-type="float">
            <text:p>0.000143528</text:p>
          </table:table-cell>
          <table:table-cell office:value-type="float" office:value="0.0391987" calcext:value-type="float">
            <text:p>0.0391987</text:p>
          </table:table-cell>
          <table:table-cell table:formula="of:=[.A3681]*[.A3681]" office:value-type="float" office:value="0.000000020600286784" calcext:value-type="float">
            <text:p>2.0600286784E-08</text:p>
          </table:table-cell>
          <table:table-cell table:formula="of:=([.A3681]-[.B3681])*([.A3681]-[.B3681])" office:value-type="float" office:value="0.00152530645994958" calcext:value-type="float">
            <text:p>0.00152530645994958</text:p>
          </table:table-cell>
          <table:table-cell table:number-columns-repeated="2"/>
        </table:table-row>
        <table:table-row table:style-name="ro1">
          <table:table-cell office:value-type="float" office:value="0.000962138" calcext:value-type="float">
            <text:p>0.000962138</text:p>
          </table:table-cell>
          <table:table-cell office:value-type="float" office:value="0.0189553" calcext:value-type="float">
            <text:p>0.0189553</text:p>
          </table:table-cell>
          <table:table-cell table:formula="of:=[.A3682]*[.A3682]" office:value-type="float" office:value="0.000000925709531044" calcext:value-type="float">
            <text:p>9.25709531044E-07</text:p>
          </table:table-cell>
          <table:table-cell table:formula="of:=([.A3682]-[.B3682])*([.A3682]-[.B3682])" office:value-type="float" office:value="0.000323753878758244" calcext:value-type="float">
            <text:p>0.000323753878758244</text:p>
          </table:table-cell>
          <table:table-cell table:number-columns-repeated="2"/>
        </table:table-row>
        <table:table-row table:style-name="ro1">
          <table:table-cell office:value-type="float" office:value="0.000353575" calcext:value-type="float">
            <text:p>0.000353575</text:p>
          </table:table-cell>
          <table:table-cell office:value-type="float" office:value="0.0355144" calcext:value-type="float">
            <text:p>0.0355144</text:p>
          </table:table-cell>
          <table:table-cell table:formula="of:=[.A3683]*[.A3683]" office:value-type="float" office:value="0.000000125015280625" calcext:value-type="float">
            <text:p>1.25015280625E-07</text:p>
          </table:table-cell>
          <table:table-cell table:formula="of:=([.A3683]-[.B3683])*([.A3683]-[.B3683])" office:value-type="float" office:value="0.00123628361468062" calcext:value-type="float">
            <text:p>0.00123628361468062</text:p>
          </table:table-cell>
          <table:table-cell table:number-columns-repeated="2"/>
        </table:table-row>
        <table:table-row table:style-name="ro1">
          <table:table-cell office:value-type="float" office:value="0.00133288" calcext:value-type="float">
            <text:p>0.00133288</text:p>
          </table:table-cell>
          <table:table-cell office:value-type="float" office:value="0.0159878" calcext:value-type="float">
            <text:p>0.0159878</text:p>
          </table:table-cell>
          <table:table-cell table:formula="of:=[.A3684]*[.A3684]" office:value-type="float" office:value="0.0000017765690944" calcext:value-type="float">
            <text:p>0.0000017765690944</text:p>
          </table:table-cell>
          <table:table-cell table:formula="of:=([.A3684]-[.B3684])*([.A3684]-[.B3684])" office:value-type="float" office:value="0.0002147666802064" calcext:value-type="float">
            <text:p>0.0002147666802064</text:p>
          </table:table-cell>
          <table:table-cell table:number-columns-repeated="2"/>
        </table:table-row>
        <table:table-row table:style-name="ro1">
          <table:table-cell office:value-type="float" office:value="0.0048086" calcext:value-type="float">
            <text:p>0.0048086</text:p>
          </table:table-cell>
          <table:table-cell office:value-type="float" office:value="0.0123265" calcext:value-type="float">
            <text:p>0.0123265</text:p>
          </table:table-cell>
          <table:table-cell table:formula="of:=[.A3685]*[.A3685]" office:value-type="float" office:value="0.00002312263396" calcext:value-type="float">
            <text:p>0.00002312263396</text:p>
          </table:table-cell>
          <table:table-cell table:formula="of:=([.A3685]-[.B3685])*([.A3685]-[.B3685])" office:value-type="float" office:value="0.00005651882041" calcext:value-type="float">
            <text:p>0.00005651882041</text:p>
          </table:table-cell>
          <table:table-cell table:number-columns-repeated="2"/>
        </table:table-row>
        <table:table-row table:style-name="ro1">
          <table:table-cell office:value-type="float" office:value="0.00141501" calcext:value-type="float">
            <text:p>0.00141501</text:p>
          </table:table-cell>
          <table:table-cell office:value-type="float" office:value="0.0245327" calcext:value-type="float">
            <text:p>0.0245327</text:p>
          </table:table-cell>
          <table:table-cell table:formula="of:=[.A3686]*[.A3686]" office:value-type="float" office:value="0.0000020022533001" calcext:value-type="float">
            <text:p>0.0000020022533001</text:p>
          </table:table-cell>
          <table:table-cell table:formula="of:=([.A3686]-[.B3686])*([.A3686]-[.B3686])" office:value-type="float" office:value="0.0005344275909361" calcext:value-type="float">
            <text:p>0.0005344275909361</text:p>
          </table:table-cell>
          <table:table-cell table:number-columns-repeated="2"/>
        </table:table-row>
        <table:table-row table:style-name="ro1">
          <table:table-cell office:value-type="float" office:value="0.00118011" calcext:value-type="float">
            <text:p>0.00118011</text:p>
          </table:table-cell>
          <table:table-cell office:value-type="float" office:value="0.00121007" calcext:value-type="float">
            <text:p>0.00121007</text:p>
          </table:table-cell>
          <table:table-cell table:formula="of:=[.A3687]*[.A3687]" office:value-type="float" office:value="0.0000013926596121" calcext:value-type="float">
            <text:p>0.0000013926596121</text:p>
          </table:table-cell>
          <table:table-cell table:formula="of:=([.A3687]-[.B3687])*([.A3687]-[.B3687])" office:value-type="float" office:value="0.0000000008976016" calcext:value-type="float">
            <text:p>8.97601599999993E-10</text:p>
          </table:table-cell>
          <table:table-cell table:number-columns-repeated="2"/>
        </table:table-row>
        <table:table-row table:style-name="ro1">
          <table:table-cell office:value-type="float" office:value="0.138611" calcext:value-type="float">
            <text:p>0.138611</text:p>
          </table:table-cell>
          <table:table-cell office:value-type="float" office:value="0.0234495" calcext:value-type="float">
            <text:p>0.0234495</text:p>
          </table:table-cell>
          <table:table-cell table:formula="of:=[.A3688]*[.A3688]" office:value-type="float" office:value="0.019213009321" calcext:value-type="float">
            <text:p>0.019213009321</text:p>
          </table:table-cell>
          <table:table-cell table:formula="of:=([.A3688]-[.B3688])*([.A3688]-[.B3688])" office:value-type="float" office:value="0.01326217108225" calcext:value-type="float">
            <text:p>0.01326217108225</text:p>
          </table:table-cell>
          <table:table-cell table:number-columns-repeated="2"/>
        </table:table-row>
        <table:table-row table:style-name="ro1">
          <table:table-cell office:value-type="float" office:value="0.144008" calcext:value-type="float">
            <text:p>0.144008</text:p>
          </table:table-cell>
          <table:table-cell office:value-type="float" office:value="0.0688052" calcext:value-type="float">
            <text:p>0.0688052</text:p>
          </table:table-cell>
          <table:table-cell table:formula="of:=[.A3689]*[.A3689]" office:value-type="float" office:value="0.020738304064" calcext:value-type="float">
            <text:p>0.020738304064</text:p>
          </table:table-cell>
          <table:table-cell table:formula="of:=([.A3689]-[.B3689])*([.A3689]-[.B3689])" office:value-type="float" office:value="0.00565546112784" calcext:value-type="float">
            <text:p>0.00565546112784</text:p>
          </table:table-cell>
          <table:table-cell table:number-columns-repeated="2"/>
        </table:table-row>
        <table:table-row table:style-name="ro1">
          <table:table-cell office:value-type="float" office:value="0.144008" calcext:value-type="float">
            <text:p>0.144008</text:p>
          </table:table-cell>
          <table:table-cell office:value-type="float" office:value="0.182803" calcext:value-type="float">
            <text:p>0.182803</text:p>
          </table:table-cell>
          <table:table-cell table:formula="of:=[.A3690]*[.A3690]" office:value-type="float" office:value="0.020738304064" calcext:value-type="float">
            <text:p>0.020738304064</text:p>
          </table:table-cell>
          <table:table-cell table:formula="of:=([.A3690]-[.B3690])*([.A3690]-[.B3690])" office:value-type="float" office:value="0.001505052025" calcext:value-type="float">
            <text:p>0.001505052025</text:p>
          </table:table-cell>
          <table:table-cell table:number-columns-repeated="2"/>
        </table:table-row>
        <table:table-row table:style-name="ro1">
          <table:table-cell office:value-type="float" office:value="0.25752" calcext:value-type="float">
            <text:p>0.25752</text:p>
          </table:table-cell>
          <table:table-cell office:value-type="float" office:value="0.488147" calcext:value-type="float">
            <text:p>0.488147</text:p>
          </table:table-cell>
          <table:table-cell table:formula="of:=[.A3691]*[.A3691]" office:value-type="float" office:value="0.0663165504" calcext:value-type="float">
            <text:p>0.0663165504</text:p>
          </table:table-cell>
          <table:table-cell table:formula="of:=([.A3691]-[.B3691])*([.A3691]-[.B3691])" office:value-type="float" office:value="0.053188813129" calcext:value-type="float">
            <text:p>0.053188813129</text:p>
          </table:table-cell>
          <table:table-cell table:number-columns-repeated="2"/>
        </table:table-row>
        <table:table-row table:style-name="ro1">
          <table:table-cell office:value-type="float" office:value="0.309419" calcext:value-type="float">
            <text:p>0.309419</text:p>
          </table:table-cell>
          <table:table-cell office:value-type="float" office:value="0.530676" calcext:value-type="float">
            <text:p>0.530676</text:p>
          </table:table-cell>
          <table:table-cell table:formula="of:=[.A3692]*[.A3692]" office:value-type="float" office:value="0.095740117561" calcext:value-type="float">
            <text:p>0.095740117561</text:p>
          </table:table-cell>
          <table:table-cell table:formula="of:=([.A3692]-[.B3692])*([.A3692]-[.B3692])" office:value-type="float" office:value="0.048954660049" calcext:value-type="float">
            <text:p>0.048954660049</text:p>
          </table:table-cell>
          <table:table-cell table:number-columns-repeated="2"/>
        </table:table-row>
        <table:table-row table:style-name="ro1">
          <table:table-cell office:value-type="float" office:value="0.361244" calcext:value-type="float">
            <text:p>0.361244</text:p>
          </table:table-cell>
          <table:table-cell office:value-type="float" office:value="0.548649" calcext:value-type="float">
            <text:p>0.548649</text:p>
          </table:table-cell>
          <table:table-cell table:formula="of:=[.A3693]*[.A3693]" office:value-type="float" office:value="0.130497227536" calcext:value-type="float">
            <text:p>0.130497227536</text:p>
          </table:table-cell>
          <table:table-cell table:formula="of:=([.A3693]-[.B3693])*([.A3693]-[.B3693])" office:value-type="float" office:value="0.035120634025" calcext:value-type="float">
            <text:p>0.035120634025</text:p>
          </table:table-cell>
          <table:table-cell table:number-columns-repeated="2"/>
        </table:table-row>
        <table:table-row table:style-name="ro1">
          <table:table-cell office:value-type="float" office:value="0.50701" calcext:value-type="float">
            <text:p>0.50701</text:p>
          </table:table-cell>
          <table:table-cell office:value-type="float" office:value="0.555917" calcext:value-type="float">
            <text:p>0.555917</text:p>
          </table:table-cell>
          <table:table-cell table:formula="of:=[.A3694]*[.A3694]" office:value-type="float" office:value="0.2570591401" calcext:value-type="float">
            <text:p>0.2570591401</text:p>
          </table:table-cell>
          <table:table-cell table:formula="of:=([.A3694]-[.B3694])*([.A3694]-[.B3694])" office:value-type="float" office:value="0.002391894649" calcext:value-type="float">
            <text:p>0.002391894649</text:p>
          </table:table-cell>
          <table:table-cell table:number-columns-repeated="2"/>
        </table:table-row>
        <table:table-row table:style-name="ro1">
          <table:table-cell office:value-type="float" office:value="0.523745" calcext:value-type="float">
            <text:p>0.523745</text:p>
          </table:table-cell>
          <table:table-cell office:value-type="float" office:value="0.58087" calcext:value-type="float">
            <text:p>0.58087</text:p>
          </table:table-cell>
          <table:table-cell table:formula="of:=[.A3695]*[.A3695]" office:value-type="float" office:value="0.274308825025" calcext:value-type="float">
            <text:p>0.274308825025</text:p>
          </table:table-cell>
          <table:table-cell table:formula="of:=([.A3695]-[.B3695])*([.A3695]-[.B3695])" office:value-type="float" office:value="0.003263265625" calcext:value-type="float">
            <text:p>0.003263265625</text:p>
          </table:table-cell>
          <table:table-cell table:number-columns-repeated="2"/>
        </table:table-row>
        <table:table-row table:style-name="ro1">
          <table:table-cell office:value-type="float" office:value="0.523745" calcext:value-type="float">
            <text:p>0.523745</text:p>
          </table:table-cell>
          <table:table-cell office:value-type="float" office:value="0.614098" calcext:value-type="float">
            <text:p>0.614098</text:p>
          </table:table-cell>
          <table:table-cell table:formula="of:=[.A3696]*[.A3696]" office:value-type="float" office:value="0.274308825025" calcext:value-type="float">
            <text:p>0.274308825025</text:p>
          </table:table-cell>
          <table:table-cell table:formula="of:=([.A3696]-[.B3696])*([.A3696]-[.B3696])" office:value-type="float" office:value="0.008163664609" calcext:value-type="float">
            <text:p>0.008163664609</text:p>
          </table:table-cell>
          <table:table-cell table:number-columns-repeated="2"/>
        </table:table-row>
        <table:table-row table:style-name="ro1">
          <table:table-cell office:value-type="float" office:value="0.523745" calcext:value-type="float">
            <text:p>0.523745</text:p>
          </table:table-cell>
          <table:table-cell office:value-type="float" office:value="0.632296" calcext:value-type="float">
            <text:p>0.632296</text:p>
          </table:table-cell>
          <table:table-cell table:formula="of:=[.A3697]*[.A3697]" office:value-type="float" office:value="0.274308825025" calcext:value-type="float">
            <text:p>0.274308825025</text:p>
          </table:table-cell>
          <table:table-cell table:formula="of:=([.A3697]-[.B3697])*([.A3697]-[.B3697])" office:value-type="float" office:value="0.011783319601" calcext:value-type="float">
            <text:p>0.011783319601</text:p>
          </table:table-cell>
          <table:table-cell table:number-columns-repeated="2"/>
        </table:table-row>
        <table:table-row table:style-name="ro1">
          <table:table-cell office:value-type="float" office:value="0.683682" calcext:value-type="float">
            <text:p>0.683682</text:p>
          </table:table-cell>
          <table:table-cell office:value-type="float" office:value="0.680044" calcext:value-type="float">
            <text:p>0.680044</text:p>
          </table:table-cell>
          <table:table-cell table:formula="of:=[.A3698]*[.A3698]" office:value-type="float" office:value="0.467421077124" calcext:value-type="float">
            <text:p>0.467421077124</text:p>
          </table:table-cell>
          <table:table-cell table:formula="of:=([.A3698]-[.B3698])*([.A3698]-[.B3698])" office:value-type="float" office:value="0.0000132350440000002" calcext:value-type="float">
            <text:p>1.32350440000002E-05</text:p>
          </table:table-cell>
          <table:table-cell table:number-columns-repeated="2"/>
        </table:table-row>
        <table:table-row table:style-name="ro1">
          <table:table-cell office:value-type="float" office:value="0.999985" calcext:value-type="float">
            <text:p>0.999985</text:p>
          </table:table-cell>
          <table:table-cell office:value-type="float" office:value="0.728922" calcext:value-type="float">
            <text:p>0.728922</text:p>
          </table:table-cell>
          <table:table-cell table:formula="of:=[.A3699]*[.A3699]" office:value-type="float" office:value="0.999970000225" calcext:value-type="float">
            <text:p>0.999970000225</text:p>
          </table:table-cell>
          <table:table-cell table:formula="of:=([.A3699]-[.B3699])*([.A3699]-[.B3699])" office:value-type="float" office:value="0.073475149969" calcext:value-type="float">
            <text:p>0.073475149969</text:p>
          </table:table-cell>
          <table:table-cell table:number-columns-repeated="2"/>
        </table:table-row>
        <table:table-row table:style-name="ro1">
          <table:table-cell office:value-type="float" office:value="0.999985" calcext:value-type="float">
            <text:p>0.999985</text:p>
          </table:table-cell>
          <table:table-cell office:value-type="float" office:value="0.757195" calcext:value-type="float">
            <text:p>0.757195</text:p>
          </table:table-cell>
          <table:table-cell table:formula="of:=[.A3700]*[.A3700]" office:value-type="float" office:value="0.999970000225" calcext:value-type="float">
            <text:p>0.999970000225</text:p>
          </table:table-cell>
          <table:table-cell table:formula="of:=([.A3700]-[.B3700])*([.A3700]-[.B3700])" office:value-type="float" office:value="0.0589469841" calcext:value-type="float">
            <text:p>0.0589469841</text:p>
          </table:table-cell>
          <table:table-cell table:number-columns-repeated="2"/>
        </table:table-row>
        <table:table-row table:style-name="ro1">
          <table:table-cell office:value-type="float" office:value="0.999985" calcext:value-type="float">
            <text:p>0.999985</text:p>
          </table:table-cell>
          <table:table-cell office:value-type="float" office:value="0.793761" calcext:value-type="float">
            <text:p>0.793761</text:p>
          </table:table-cell>
          <table:table-cell table:formula="of:=[.A3701]*[.A3701]" office:value-type="float" office:value="0.999970000225" calcext:value-type="float">
            <text:p>0.999970000225</text:p>
          </table:table-cell>
          <table:table-cell table:formula="of:=([.A3701]-[.B3701])*([.A3701]-[.B3701])" office:value-type="float" office:value="0.042528338176" calcext:value-type="float">
            <text:p>0.042528338176</text:p>
          </table:table-cell>
          <table:table-cell table:number-columns-repeated="2"/>
        </table:table-row>
        <table:table-row table:style-name="ro1">
          <table:table-cell office:value-type="float" office:value="0.999985" calcext:value-type="float">
            <text:p>0.999985</text:p>
          </table:table-cell>
          <table:table-cell office:value-type="float" office:value="0.830958" calcext:value-type="float">
            <text:p>0.830958</text:p>
          </table:table-cell>
          <table:table-cell table:formula="of:=[.A3702]*[.A3702]" office:value-type="float" office:value="0.999970000225" calcext:value-type="float">
            <text:p>0.999970000225</text:p>
          </table:table-cell>
          <table:table-cell table:formula="of:=([.A3702]-[.B3702])*([.A3702]-[.B3702])" office:value-type="float" office:value="0.028570126729" calcext:value-type="float">
            <text:p>0.028570126729</text:p>
          </table:table-cell>
          <table:table-cell table:number-columns-repeated="2"/>
        </table:table-row>
        <table:table-row table:style-name="ro1">
          <table:table-cell office:value-type="float" office:value="0.999985" calcext:value-type="float">
            <text:p>0.999985</text:p>
          </table:table-cell>
          <table:table-cell office:value-type="float" office:value="0.892961" calcext:value-type="float">
            <text:p>0.892961</text:p>
          </table:table-cell>
          <table:table-cell table:formula="of:=[.A3703]*[.A3703]" office:value-type="float" office:value="0.999970000225" calcext:value-type="float">
            <text:p>0.999970000225</text:p>
          </table:table-cell>
          <table:table-cell table:formula="of:=([.A3703]-[.B3703])*([.A3703]-[.B3703])" office:value-type="float" office:value="0.011454136576" calcext:value-type="float">
            <text:p>0.011454136576</text:p>
          </table:table-cell>
          <table:table-cell table:number-columns-repeated="2"/>
        </table:table-row>
        <table:table-row table:style-name="ro1">
          <table:table-cell office:value-type="float" office:value="0.999985" calcext:value-type="float">
            <text:p>0.999985</text:p>
          </table:table-cell>
          <table:table-cell office:value-type="float" office:value="0.960385" calcext:value-type="float">
            <text:p>0.960385</text:p>
          </table:table-cell>
          <table:table-cell table:formula="of:=[.A3704]*[.A3704]" office:value-type="float" office:value="0.999970000225" calcext:value-type="float">
            <text:p>0.999970000225</text:p>
          </table:table-cell>
          <table:table-cell table:formula="of:=([.A3704]-[.B3704])*([.A3704]-[.B3704])" office:value-type="float" office:value="0.00156816" calcext:value-type="float">
            <text:p>0.00156816</text:p>
          </table:table-cell>
          <table:table-cell table:number-columns-repeated="2"/>
        </table:table-row>
        <table:table-row table:style-name="ro1">
          <table:table-cell office:value-type="float" office:value="0.999985" calcext:value-type="float">
            <text:p>0.999985</text:p>
          </table:table-cell>
          <table:table-cell office:value-type="float" office:value="0.99749" calcext:value-type="float">
            <text:p>0.99749</text:p>
          </table:table-cell>
          <table:table-cell table:formula="of:=[.A3705]*[.A3705]" office:value-type="float" office:value="0.999970000225" calcext:value-type="float">
            <text:p>0.999970000225</text:p>
          </table:table-cell>
          <table:table-cell table:formula="of:=([.A3705]-[.B3705])*([.A3705]-[.B3705])" office:value-type="float" office:value="0.00000622502500000013" calcext:value-type="float">
            <text:p>6.22502500000013E-06</text:p>
          </table:table-cell>
          <table:table-cell table:number-columns-repeated="2"/>
        </table:table-row>
        <table:table-row table:style-name="ro1">
          <table:table-cell office:value-type="float" office:value="0.999985" calcext:value-type="float">
            <text:p>0.999985</text:p>
          </table:table-cell>
          <table:table-cell office:value-type="float" office:value="0.999294" calcext:value-type="float">
            <text:p>0.999294</text:p>
          </table:table-cell>
          <table:table-cell table:formula="of:=[.A3706]*[.A3706]" office:value-type="float" office:value="0.999970000225" calcext:value-type="float">
            <text:p>0.999970000225</text:p>
          </table:table-cell>
          <table:table-cell table:formula="of:=([.A3706]-[.B3706])*([.A3706]-[.B3706])" office:value-type="float" office:value="0.000000477481" calcext:value-type="float">
            <text:p>4.77480999999996E-07</text:p>
          </table:table-cell>
          <table:table-cell table:number-columns-repeated="2"/>
        </table:table-row>
        <table:table-row table:style-name="ro1">
          <table:table-cell office:value-type="float" office:value="0.00000244379" calcext:value-type="float">
            <text:p>0.00000244379</text:p>
          </table:table-cell>
          <table:table-cell office:value-type="float" office:value="0.0000000935704" calcext:value-type="float">
            <text:p>0.0000000935704</text:p>
          </table:table-cell>
          <table:table-cell table:formula="of:=[.A3707]*[.A3707]" office:value-type="float" office:value="0.00000000000597210956" calcext:value-type="float">
            <text:p>5.9721095641E-12</text:p>
          </table:table-cell>
          <table:table-cell table:formula="of:=([.A3707]-[.B3707])*([.A3707]-[.B3707])" office:value-type="float" office:value="0.00000000000552353217" calcext:value-type="float">
            <text:p>5.52353216822416E-12</text:p>
          </table:table-cell>
          <table:table-cell table:number-columns-repeated="2"/>
        </table:table-row>
        <table:table-row table:style-name="ro1">
          <table:table-cell office:value-type="float" office:value="0.00000244379" calcext:value-type="float">
            <text:p>0.00000244379</text:p>
          </table:table-cell>
          <table:table-cell office:value-type="float" office:value="0.0000557909" calcext:value-type="float">
            <text:p>0.0000557909</text:p>
          </table:table-cell>
          <table:table-cell table:formula="of:=[.A3708]*[.A3708]" office:value-type="float" office:value="0.00000000000597210956" calcext:value-type="float">
            <text:p>5.9721095641E-12</text:p>
          </table:table-cell>
          <table:table-cell table:formula="of:=([.A3708]-[.B3708])*([.A3708]-[.B3708])" office:value-type="float" office:value="0.00000000284591414535" calcext:value-type="float">
            <text:p>2.8459141453521E-09</text:p>
          </table:table-cell>
          <table:table-cell table:number-columns-repeated="2"/>
        </table:table-row>
        <table:table-row table:style-name="ro1">
          <table:table-cell office:value-type="float" office:value="0.0000235438" calcext:value-type="float">
            <text:p>0.0000235438</text:p>
          </table:table-cell>
          <table:table-cell office:value-type="float" office:value="0.00000202371" calcext:value-type="float">
            <text:p>0.00000202371</text:p>
          </table:table-cell>
          <table:table-cell table:formula="of:=[.A3709]*[.A3709]" office:value-type="float" office:value="0.00000000055431051844" calcext:value-type="float">
            <text:p>5.5431051844E-10</text:p>
          </table:table-cell>
          <table:table-cell table:formula="of:=([.A3709]-[.B3709])*([.A3709]-[.B3709])" office:value-type="float" office:value="0.00000000046311427361" calcext:value-type="float">
            <text:p>4.631142736081E-10</text:p>
          </table:table-cell>
          <table:table-cell table:number-columns-repeated="2"/>
        </table:table-row>
        <table:table-row table:style-name="ro1">
          <table:table-cell office:value-type="float" office:value="0.0000308156" calcext:value-type="float">
            <text:p>0.0000308156</text:p>
          </table:table-cell>
          <table:table-cell office:value-type="float" office:value="0.000000289143" calcext:value-type="float">
            <text:p>0.000000289143</text:p>
          </table:table-cell>
          <table:table-cell table:formula="of:=[.A3710]*[.A3710]" office:value-type="float" office:value="0.00000000094960120336" calcext:value-type="float">
            <text:p>9.4960120336E-10</text:p>
          </table:table-cell>
          <table:table-cell table:formula="of:=([.A3710]-[.B3710])*([.A3710]-[.B3710])" office:value-type="float" office:value="0.00000000093186457697" calcext:value-type="float">
            <text:p>9.31864576972849E-10</text:p>
          </table:table-cell>
          <table:table-cell table:number-columns-repeated="2"/>
        </table:table-row>
        <table:table-row table:style-name="ro1">
          <table:table-cell office:value-type="float" office:value="0.0000063777" calcext:value-type="float">
            <text:p>0.0000063777</text:p>
          </table:table-cell>
          <table:table-cell office:value-type="float" office:value="0.000468029" calcext:value-type="float">
            <text:p>0.000468029</text:p>
          </table:table-cell>
          <table:table-cell table:formula="of:=[.A3711]*[.A3711]" office:value-type="float" office:value="0.00000000004067505729" calcext:value-type="float">
            <text:p>4.067505729E-11</text:p>
          </table:table-cell>
          <table:table-cell table:formula="of:=([.A3711]-[.B3711])*([.A3711]-[.B3711])" office:value-type="float" office:value="0.00000021312192279169" calcext:value-type="float">
            <text:p>2.1312192279169E-07</text:p>
          </table:table-cell>
          <table:table-cell table:number-columns-repeated="2"/>
        </table:table-row>
        <table:table-row table:style-name="ro1">
          <table:table-cell office:value-type="float" office:value="0.0000038743" calcext:value-type="float">
            <text:p>0.0000038743</text:p>
          </table:table-cell>
          <table:table-cell office:value-type="float" office:value="0.00820903" calcext:value-type="float">
            <text:p>0.00820903</text:p>
          </table:table-cell>
          <table:table-cell table:formula="of:=[.A3712]*[.A3712]" office:value-type="float" office:value="0.00000000001501020049" calcext:value-type="float">
            <text:p>1.501020049E-11</text:p>
          </table:table-cell>
          <table:table-cell table:formula="of:=([.A3712]-[.B3712])*([.A3712]-[.B3712])" office:value-type="float" office:value="0.0000673245800612425" calcext:value-type="float">
            <text:p>6.73245800612425E-05</text:p>
          </table:table-cell>
          <table:table-cell table:number-columns-repeated="2"/>
        </table:table-row>
        <table:table-row table:style-name="ro1">
          <table:table-cell office:value-type="float" office:value="0.0000624657" calcext:value-type="float">
            <text:p>0.0000624657</text:p>
          </table:table-cell>
          <table:table-cell office:value-type="float" office:value="0.0179974" calcext:value-type="float">
            <text:p>0.0179974</text:p>
          </table:table-cell>
          <table:table-cell table:formula="of:=[.A3713]*[.A3713]" office:value-type="float" office:value="0.00000000390196367649" calcext:value-type="float">
            <text:p>3.90196367649E-09</text:p>
          </table:table-cell>
          <table:table-cell table:formula="of:=([.A3713]-[.B3713])*([.A3713]-[.B3713])" office:value-type="float" office:value="0.000321661868345316" calcext:value-type="float">
            <text:p>0.000321661868345316</text:p>
          </table:table-cell>
          <table:table-cell table:number-columns-repeated="2"/>
        </table:table-row>
        <table:table-row table:style-name="ro1">
          <table:table-cell office:value-type="float" office:value="0.0000637174" calcext:value-type="float">
            <text:p>0.0000637174</text:p>
          </table:table-cell>
          <table:table-cell office:value-type="float" office:value="0.00605594" calcext:value-type="float">
            <text:p>0.00605594</text:p>
          </table:table-cell>
          <table:table-cell table:formula="of:=[.A3714]*[.A3714]" office:value-type="float" office:value="0.00000000405990706276" calcext:value-type="float">
            <text:p>4.05990706276E-09</text:p>
          </table:table-cell>
          <table:table-cell table:formula="of:=([.A3714]-[.B3714])*([.A3714]-[.B3714])" office:value-type="float" office:value="0.0000359067316879508" calcext:value-type="float">
            <text:p>3.59067316879508E-05</text:p>
          </table:table-cell>
          <table:table-cell table:number-columns-repeated="2"/>
        </table:table-row>
        <table:table-row table:style-name="ro1">
          <table:table-cell office:value-type="float" office:value="0.0000161529" calcext:value-type="float">
            <text:p>0.0000161529</text:p>
          </table:table-cell>
          <table:table-cell office:value-type="float" office:value="0.000994692" calcext:value-type="float">
            <text:p>0.000994692</text:p>
          </table:table-cell>
          <table:table-cell table:formula="of:=[.A3715]*[.A3715]" office:value-type="float" office:value="0.00000000026091617841" calcext:value-type="float">
            <text:p>2.6091617841E-10</text:p>
          </table:table-cell>
          <table:table-cell table:formula="of:=([.A3715]-[.B3715])*([.A3715]-[.B3715])" office:value-type="float" office:value="0.00000095753877022881" calcext:value-type="float">
            <text:p>9.5753877022881E-07</text:p>
          </table:table-cell>
          <table:table-cell table:number-columns-repeated="2"/>
        </table:table-row>
        <table:table-row table:style-name="ro1">
          <table:table-cell office:value-type="float" office:value="0.000109553" calcext:value-type="float">
            <text:p>0.000109553</text:p>
          </table:table-cell>
          <table:table-cell office:value-type="float" office:value="0.0011576" calcext:value-type="float">
            <text:p>0.0011576</text:p>
          </table:table-cell>
          <table:table-cell table:formula="of:=[.A3716]*[.A3716]" office:value-type="float" office:value="0.000000012001859809" calcext:value-type="float">
            <text:p>1.2001859809E-08</text:p>
          </table:table-cell>
          <table:table-cell table:formula="of:=([.A3716]-[.B3716])*([.A3716]-[.B3716])" office:value-type="float" office:value="0.000001098402514209" calcext:value-type="float">
            <text:p>1.098402514209E-06</text:p>
          </table:table-cell>
          <table:table-cell table:number-columns-repeated="2"/>
        </table:table-row>
        <table:table-row table:style-name="ro1">
          <table:table-cell office:value-type="float" office:value="0.00000989437" calcext:value-type="float">
            <text:p>0.00000989437</text:p>
          </table:table-cell>
          <table:table-cell office:value-type="float" office:value="0.00142587" calcext:value-type="float">
            <text:p>0.00142587</text:p>
          </table:table-cell>
          <table:table-cell table:formula="of:=[.A3717]*[.A3717]" office:value-type="float" office:value="0.0000000000978985577" calcext:value-type="float">
            <text:p>9.78985576969E-11</text:p>
          </table:table-cell>
          <table:table-cell table:formula="of:=([.A3717]-[.B3717])*([.A3717]-[.B3717])" office:value-type="float" office:value="0.0000020049869847539" calcext:value-type="float">
            <text:p>2.0049869847539E-06</text:p>
          </table:table-cell>
          <table:table-cell table:number-columns-repeated="2"/>
        </table:table-row>
        <table:table-row table:style-name="ro1">
          <table:table-cell office:value-type="float" office:value="0.00114757" calcext:value-type="float">
            <text:p>0.00114757</text:p>
          </table:table-cell>
          <table:table-cell office:value-type="float" office:value="0.0104066" calcext:value-type="float">
            <text:p>0.0104066</text:p>
          </table:table-cell>
          <table:table-cell table:formula="of:=[.A3718]*[.A3718]" office:value-type="float" office:value="0.0000013169169049" calcext:value-type="float">
            <text:p>0.0000013169169049</text:p>
          </table:table-cell>
          <table:table-cell table:formula="of:=([.A3718]-[.B3718])*([.A3718]-[.B3718])" office:value-type="float" office:value="0.0000857296365409" calcext:value-type="float">
            <text:p>0.0000857296365409</text:p>
          </table:table-cell>
          <table:table-cell table:number-columns-repeated="2"/>
        </table:table-row>
        <table:table-row table:style-name="ro1">
          <table:table-cell office:value-type="float" office:value="0.0000336766" calcext:value-type="float">
            <text:p>0.0000336766</text:p>
          </table:table-cell>
          <table:table-cell office:value-type="float" office:value="0.000333376" calcext:value-type="float">
            <text:p>0.000333376</text:p>
          </table:table-cell>
          <table:table-cell table:formula="of:=[.A3719]*[.A3719]" office:value-type="float" office:value="0.00000000113411338756" calcext:value-type="float">
            <text:p>1.13411338756E-09</text:p>
          </table:table-cell>
          <table:table-cell table:formula="of:=([.A3719]-[.B3719])*([.A3719]-[.B3719])" office:value-type="float" office:value="0.00000008981973036036" calcext:value-type="float">
            <text:p>8.981973036036E-08</text:p>
          </table:table-cell>
          <table:table-cell table:number-columns-repeated="2"/>
        </table:table-row>
        <table:table-row table:style-name="ro1">
          <table:table-cell office:value-type="float" office:value="0.0000470877" calcext:value-type="float">
            <text:p>0.0000470877</text:p>
          </table:table-cell>
          <table:table-cell office:value-type="float" office:value="0.00214373" calcext:value-type="float">
            <text:p>0.00214373</text:p>
          </table:table-cell>
          <table:table-cell table:formula="of:=[.A3720]*[.A3720]" office:value-type="float" office:value="0.00000000221725149129" calcext:value-type="float">
            <text:p>2.21725149129E-09</text:p>
          </table:table-cell>
          <table:table-cell table:formula="of:=([.A3720]-[.B3720])*([.A3720]-[.B3720])" office:value-type="float" office:value="0.00000439590893414929" calcext:value-type="float">
            <text:p>4.39590893414929E-06</text:p>
          </table:table-cell>
          <table:table-cell table:number-columns-repeated="2"/>
        </table:table-row>
        <table:table-row table:style-name="ro1">
          <table:table-cell office:value-type="float" office:value="0.00264204" calcext:value-type="float">
            <text:p>0.00264204</text:p>
          </table:table-cell>
          <table:table-cell office:value-type="float" office:value="0.0852465" calcext:value-type="float">
            <text:p>0.0852465</text:p>
          </table:table-cell>
          <table:table-cell table:formula="of:=[.A3721]*[.A3721]" office:value-type="float" office:value="0.0000069803753616" calcext:value-type="float">
            <text:p>0.0000069803753616</text:p>
          </table:table-cell>
          <table:table-cell table:formula="of:=([.A3721]-[.B3721])*([.A3721]-[.B3721])" office:value-type="float" office:value="0.0068234968118916" calcext:value-type="float">
            <text:p>0.0068234968118916</text:p>
          </table:table-cell>
          <table:table-cell table:number-columns-repeated="2"/>
        </table:table-row>
        <table:table-row table:style-name="ro1">
          <table:table-cell office:value-type="float" office:value="0.00495112" calcext:value-type="float">
            <text:p>0.00495112</text:p>
          </table:table-cell>
          <table:table-cell office:value-type="float" office:value="0.0338917" calcext:value-type="float">
            <text:p>0.0338917</text:p>
          </table:table-cell>
          <table:table-cell table:formula="of:=[.A3722]*[.A3722]" office:value-type="float" office:value="0.0000245135892544" calcext:value-type="float">
            <text:p>0.0000245135892544</text:p>
          </table:table-cell>
          <table:table-cell table:formula="of:=([.A3722]-[.B3722])*([.A3722]-[.B3722])" office:value-type="float" office:value="0.0008375571707364" calcext:value-type="float">
            <text:p>0.0008375571707364</text:p>
          </table:table-cell>
          <table:table-cell table:number-columns-repeated="2"/>
        </table:table-row>
        <table:table-row table:style-name="ro1">
          <table:table-cell office:value-type="float" office:value="0.0167435" calcext:value-type="float">
            <text:p>0.0167435</text:p>
          </table:table-cell>
          <table:table-cell office:value-type="float" office:value="0.0362202" calcext:value-type="float">
            <text:p>0.0362202</text:p>
          </table:table-cell>
          <table:table-cell table:formula="of:=[.A3723]*[.A3723]" office:value-type="float" office:value="0.00028034479225" calcext:value-type="float">
            <text:p>0.00028034479225</text:p>
          </table:table-cell>
          <table:table-cell table:formula="of:=([.A3723]-[.B3723])*([.A3723]-[.B3723])" office:value-type="float" office:value="0.00037934184289" calcext:value-type="float">
            <text:p>0.00037934184289</text:p>
          </table:table-cell>
          <table:table-cell table:number-columns-repeated="2"/>
        </table:table-row>
        <table:table-row table:style-name="ro1">
          <table:table-cell office:value-type="float" office:value="0.0167435" calcext:value-type="float">
            <text:p>0.0167435</text:p>
          </table:table-cell>
          <table:table-cell office:value-type="float" office:value="0.0378836" calcext:value-type="float">
            <text:p>0.0378836</text:p>
          </table:table-cell>
          <table:table-cell table:formula="of:=[.A3724]*[.A3724]" office:value-type="float" office:value="0.00028034479225" calcext:value-type="float">
            <text:p>0.00028034479225</text:p>
          </table:table-cell>
          <table:table-cell table:formula="of:=([.A3724]-[.B3724])*([.A3724]-[.B3724])" office:value-type="float" office:value="0.00044690382801" calcext:value-type="float">
            <text:p>0.00044690382801</text:p>
          </table:table-cell>
          <table:table-cell table:number-columns-repeated="2"/>
        </table:table-row>
        <table:table-row table:style-name="ro1">
          <table:table-cell office:value-type="float" office:value="0.0245172" calcext:value-type="float">
            <text:p>0.0245172</text:p>
          </table:table-cell>
          <table:table-cell office:value-type="float" office:value="0.150073" calcext:value-type="float">
            <text:p>0.150073</text:p>
          </table:table-cell>
          <table:table-cell table:formula="of:=[.A3725]*[.A3725]" office:value-type="float" office:value="0.00060109309584" calcext:value-type="float">
            <text:p>0.00060109309584</text:p>
          </table:table-cell>
          <table:table-cell table:formula="of:=([.A3725]-[.B3725])*([.A3725]-[.B3725])" office:value-type="float" office:value="0.01576425891364" calcext:value-type="float">
            <text:p>0.01576425891364</text:p>
          </table:table-cell>
          <table:table-cell table:number-columns-repeated="2"/>
        </table:table-row>
        <table:table-row table:style-name="ro1">
          <table:table-cell office:value-type="float" office:value="0.0245172" calcext:value-type="float">
            <text:p>0.0245172</text:p>
          </table:table-cell>
          <table:table-cell office:value-type="float" office:value="0.156218" calcext:value-type="float">
            <text:p>0.156218</text:p>
          </table:table-cell>
          <table:table-cell table:formula="of:=[.A3726]*[.A3726]" office:value-type="float" office:value="0.00060109309584" calcext:value-type="float">
            <text:p>0.00060109309584</text:p>
          </table:table-cell>
          <table:table-cell table:formula="of:=([.A3726]-[.B3726])*([.A3726]-[.B3726])" office:value-type="float" office:value="0.01734510072064" calcext:value-type="float">
            <text:p>0.01734510072064</text:p>
          </table:table-cell>
          <table:table-cell table:number-columns-repeated="2"/>
        </table:table-row>
        <table:table-row table:style-name="ro1">
          <table:table-cell office:value-type="float" office:value="0.035604" calcext:value-type="float">
            <text:p>0.035604</text:p>
          </table:table-cell>
          <table:table-cell office:value-type="float" office:value="0.0539136" calcext:value-type="float">
            <text:p>0.0539136</text:p>
          </table:table-cell>
          <table:table-cell table:formula="of:=[.A3727]*[.A3727]" office:value-type="float" office:value="0.001267644816" calcext:value-type="float">
            <text:p>0.001267644816</text:p>
          </table:table-cell>
          <table:table-cell table:formula="of:=([.A3727]-[.B3727])*([.A3727]-[.B3727])" office:value-type="float" office:value="0.00033524145216" calcext:value-type="float">
            <text:p>0.00033524145216</text:p>
          </table:table-cell>
          <table:table-cell table:number-columns-repeated="2"/>
        </table:table-row>
        <table:table-row table:style-name="ro1">
          <table:table-cell office:value-type="float" office:value="0.0543228" calcext:value-type="float">
            <text:p>0.0543228</text:p>
          </table:table-cell>
          <table:table-cell office:value-type="float" office:value="0.0506007" calcext:value-type="float">
            <text:p>0.0506007</text:p>
          </table:table-cell>
          <table:table-cell table:formula="of:=[.A3728]*[.A3728]" office:value-type="float" office:value="0.00295096659984" calcext:value-type="float">
            <text:p>0.00295096659984</text:p>
          </table:table-cell>
          <table:table-cell table:formula="of:=([.A3728]-[.B3728])*([.A3728]-[.B3728])" office:value-type="float" office:value="0.00001385402841" calcext:value-type="float">
            <text:p>0.00001385402841</text:p>
          </table:table-cell>
          <table:table-cell table:number-columns-repeated="2"/>
        </table:table-row>
        <table:table-row table:style-name="ro1">
          <table:table-cell office:value-type="float" office:value="0.30296" calcext:value-type="float">
            <text:p>0.30296</text:p>
          </table:table-cell>
          <table:table-cell office:value-type="float" office:value="0.26485" calcext:value-type="float">
            <text:p>0.26485</text:p>
          </table:table-cell>
          <table:table-cell table:formula="of:=[.A3729]*[.A3729]" office:value-type="float" office:value="0.0917847616" calcext:value-type="float">
            <text:p>0.0917847616</text:p>
          </table:table-cell>
          <table:table-cell table:formula="of:=([.A3729]-[.B3729])*([.A3729]-[.B3729])" office:value-type="float" office:value="0.0014523721" calcext:value-type="float">
            <text:p>0.0014523721</text:p>
          </table:table-cell>
          <table:table-cell table:number-columns-repeated="2"/>
        </table:table-row>
        <table:table-row table:style-name="ro1">
          <table:table-cell office:value-type="float" office:value="0.30296" calcext:value-type="float">
            <text:p>0.30296</text:p>
          </table:table-cell>
          <table:table-cell office:value-type="float" office:value="0.274687" calcext:value-type="float">
            <text:p>0.274687</text:p>
          </table:table-cell>
          <table:table-cell table:formula="of:=[.A3730]*[.A3730]" office:value-type="float" office:value="0.0917847616" calcext:value-type="float">
            <text:p>0.0917847616</text:p>
          </table:table-cell>
          <table:table-cell table:formula="of:=([.A3730]-[.B3730])*([.A3730]-[.B3730])" office:value-type="float" office:value="0.000799362529" calcext:value-type="float">
            <text:p>0.000799362529</text:p>
          </table:table-cell>
          <table:table-cell table:number-columns-repeated="2"/>
        </table:table-row>
        <table:table-row table:style-name="ro1">
          <table:table-cell office:value-type="float" office:value="0.384795" calcext:value-type="float">
            <text:p>0.384795</text:p>
          </table:table-cell>
          <table:table-cell office:value-type="float" office:value="0.51383" calcext:value-type="float">
            <text:p>0.51383</text:p>
          </table:table-cell>
          <table:table-cell table:formula="of:=[.A3731]*[.A3731]" office:value-type="float" office:value="0.148067192025" calcext:value-type="float">
            <text:p>0.148067192025</text:p>
          </table:table-cell>
          <table:table-cell table:formula="of:=([.A3731]-[.B3731])*([.A3731]-[.B3731])" office:value-type="float" office:value="0.016650031225" calcext:value-type="float">
            <text:p>0.016650031225</text:p>
          </table:table-cell>
          <table:table-cell table:number-columns-repeated="2"/>
        </table:table-row>
        <table:table-row table:style-name="ro1">
          <table:table-cell office:value-type="float" office:value="0.384795" calcext:value-type="float">
            <text:p>0.384795</text:p>
          </table:table-cell>
          <table:table-cell office:value-type="float" office:value="0.533115" calcext:value-type="float">
            <text:p>0.533115</text:p>
          </table:table-cell>
          <table:table-cell table:formula="of:=[.A3732]*[.A3732]" office:value-type="float" office:value="0.148067192025" calcext:value-type="float">
            <text:p>0.148067192025</text:p>
          </table:table-cell>
          <table:table-cell table:formula="of:=([.A3732]-[.B3732])*([.A3732]-[.B3732])" office:value-type="float" office:value="0.0219988224" calcext:value-type="float">
            <text:p>0.0219988224</text:p>
          </table:table-cell>
          <table:table-cell table:number-columns-repeated="2"/>
        </table:table-row>
        <table:table-row table:style-name="ro1">
          <table:table-cell office:value-type="float" office:value="0.383445" calcext:value-type="float">
            <text:p>0.383445</text:p>
          </table:table-cell>
          <table:table-cell office:value-type="float" office:value="0.553498" calcext:value-type="float">
            <text:p>0.553498</text:p>
          </table:table-cell>
          <table:table-cell table:formula="of:=[.A3733]*[.A3733]" office:value-type="float" office:value="0.147030068025" calcext:value-type="float">
            <text:p>0.147030068025</text:p>
          </table:table-cell>
          <table:table-cell table:formula="of:=([.A3733]-[.B3733])*([.A3733]-[.B3733])" office:value-type="float" office:value="0.028918022809" calcext:value-type="float">
            <text:p>0.028918022809</text:p>
          </table:table-cell>
          <table:table-cell table:number-columns-repeated="2"/>
        </table:table-row>
        <table:table-row table:style-name="ro1">
          <table:table-cell office:value-type="float" office:value="0.457075" calcext:value-type="float">
            <text:p>0.457075</text:p>
          </table:table-cell>
          <table:table-cell office:value-type="float" office:value="0.496348" calcext:value-type="float">
            <text:p>0.496348</text:p>
          </table:table-cell>
          <table:table-cell table:formula="of:=[.A3734]*[.A3734]" office:value-type="float" office:value="0.208917555625" calcext:value-type="float">
            <text:p>0.208917555625</text:p>
          </table:table-cell>
          <table:table-cell table:formula="of:=([.A3734]-[.B3734])*([.A3734]-[.B3734])" office:value-type="float" office:value="0.001542368529" calcext:value-type="float">
            <text:p>0.001542368529</text:p>
          </table:table-cell>
          <table:table-cell table:number-columns-repeated="2"/>
        </table:table-row>
        <table:table-row table:style-name="ro1">
          <table:table-cell office:value-type="float" office:value="0.743452" calcext:value-type="float">
            <text:p>0.743452</text:p>
          </table:table-cell>
          <table:table-cell office:value-type="float" office:value="0.607431" calcext:value-type="float">
            <text:p>0.607431</text:p>
          </table:table-cell>
          <table:table-cell table:formula="of:=[.A3735]*[.A3735]" office:value-type="float" office:value="0.552720876304" calcext:value-type="float">
            <text:p>0.552720876304</text:p>
          </table:table-cell>
          <table:table-cell table:formula="of:=([.A3735]-[.B3735])*([.A3735]-[.B3735])" office:value-type="float" office:value="0.018501712441" calcext:value-type="float">
            <text:p>0.018501712441</text:p>
          </table:table-cell>
          <table:table-cell table:number-columns-repeated="2"/>
        </table:table-row>
        <table:table-row table:style-name="ro1">
          <table:table-cell office:value-type="float" office:value="0.743452" calcext:value-type="float">
            <text:p>0.743452</text:p>
          </table:table-cell>
          <table:table-cell office:value-type="float" office:value="0.677587" calcext:value-type="float">
            <text:p>0.677587</text:p>
          </table:table-cell>
          <table:table-cell table:formula="of:=[.A3736]*[.A3736]" office:value-type="float" office:value="0.552720876304" calcext:value-type="float">
            <text:p>0.552720876304</text:p>
          </table:table-cell>
          <table:table-cell table:formula="of:=([.A3736]-[.B3736])*([.A3736]-[.B3736])" office:value-type="float" office:value="0.00433819822499999" calcext:value-type="float">
            <text:p>0.00433819822499999</text:p>
          </table:table-cell>
          <table:table-cell table:number-columns-repeated="2"/>
        </table:table-row>
        <table:table-row table:style-name="ro1">
          <table:table-cell office:value-type="float" office:value="0.743452" calcext:value-type="float">
            <text:p>0.743452</text:p>
          </table:table-cell>
          <table:table-cell office:value-type="float" office:value="0.725269" calcext:value-type="float">
            <text:p>0.725269</text:p>
          </table:table-cell>
          <table:table-cell table:formula="of:=[.A3737]*[.A3737]" office:value-type="float" office:value="0.552720876304" calcext:value-type="float">
            <text:p>0.552720876304</text:p>
          </table:table-cell>
          <table:table-cell table:formula="of:=([.A3737]-[.B3737])*([.A3737]-[.B3737])" office:value-type="float" office:value="0.000330621488999998" calcext:value-type="float">
            <text:p>0.000330621488999998</text:p>
          </table:table-cell>
          <table:table-cell table:number-columns-repeated="2"/>
        </table:table-row>
        <table:table-row table:style-name="ro1">
          <table:table-cell office:value-type="float" office:value="0.749919" calcext:value-type="float">
            <text:p>0.749919</text:p>
          </table:table-cell>
          <table:table-cell office:value-type="float" office:value="0.755813" calcext:value-type="float">
            <text:p>0.755813</text:p>
          </table:table-cell>
          <table:table-cell table:formula="of:=[.A3738]*[.A3738]" office:value-type="float" office:value="0.562378506561" calcext:value-type="float">
            <text:p>0.562378506561</text:p>
          </table:table-cell>
          <table:table-cell table:formula="of:=([.A3738]-[.B3738])*([.A3738]-[.B3738])" office:value-type="float" office:value="0.0000347392359999995" calcext:value-type="float">
            <text:p>3.47392359999995E-05</text:p>
          </table:table-cell>
          <table:table-cell table:number-columns-repeated="2"/>
        </table:table-row>
        <table:table-row table:style-name="ro1">
          <table:table-cell office:value-type="float" office:value="0.749919" calcext:value-type="float">
            <text:p>0.749919</text:p>
          </table:table-cell>
          <table:table-cell office:value-type="float" office:value="0.705829" calcext:value-type="float">
            <text:p>0.705829</text:p>
          </table:table-cell>
          <table:table-cell table:formula="of:=[.A3739]*[.A3739]" office:value-type="float" office:value="0.562378506561" calcext:value-type="float">
            <text:p>0.562378506561</text:p>
          </table:table-cell>
          <table:table-cell table:formula="of:=([.A3739]-[.B3739])*([.A3739]-[.B3739])" office:value-type="float" office:value="0.0019439281" calcext:value-type="float">
            <text:p>0.0019439281</text:p>
          </table:table-cell>
          <table:table-cell table:number-columns-repeated="2"/>
        </table:table-row>
        <table:table-row table:style-name="ro1">
          <table:table-cell office:value-type="float" office:value="0.749919" calcext:value-type="float">
            <text:p>0.749919</text:p>
          </table:table-cell>
          <table:table-cell office:value-type="float" office:value="0.739914" calcext:value-type="float">
            <text:p>0.739914</text:p>
          </table:table-cell>
          <table:table-cell table:formula="of:=[.A3740]*[.A3740]" office:value-type="float" office:value="0.562378506561" calcext:value-type="float">
            <text:p>0.562378506561</text:p>
          </table:table-cell>
          <table:table-cell table:formula="of:=([.A3740]-[.B3740])*([.A3740]-[.B3740])" office:value-type="float" office:value="0.000100100025000001" calcext:value-type="float">
            <text:p>0.000100100025000001</text:p>
          </table:table-cell>
          <table:table-cell table:number-columns-repeated="2"/>
        </table:table-row>
        <table:table-row table:style-name="ro1">
          <table:table-cell office:value-type="float" office:value="0.803074" calcext:value-type="float">
            <text:p>0.803074</text:p>
          </table:table-cell>
          <table:table-cell office:value-type="float" office:value="0.784143" calcext:value-type="float">
            <text:p>0.784143</text:p>
          </table:table-cell>
          <table:table-cell table:formula="of:=[.A3741]*[.A3741]" office:value-type="float" office:value="0.644927849476" calcext:value-type="float">
            <text:p>0.644927849476</text:p>
          </table:table-cell>
          <table:table-cell table:formula="of:=([.A3741]-[.B3741])*([.A3741]-[.B3741])" office:value-type="float" office:value="0.000358382760999997" calcext:value-type="float">
            <text:p>0.000358382760999997</text:p>
          </table:table-cell>
          <table:table-cell table:number-columns-repeated="2"/>
        </table:table-row>
        <table:table-row table:style-name="ro1">
          <table:table-cell office:value-type="float" office:value="0.803075" calcext:value-type="float">
            <text:p>0.803075</text:p>
          </table:table-cell>
          <table:table-cell office:value-type="float" office:value="0.817668" calcext:value-type="float">
            <text:p>0.817668</text:p>
          </table:table-cell>
          <table:table-cell table:formula="of:=[.A3742]*[.A3742]" office:value-type="float" office:value="0.644929455625" calcext:value-type="float">
            <text:p>0.644929455625</text:p>
          </table:table-cell>
          <table:table-cell table:formula="of:=([.A3742]-[.B3742])*([.A3742]-[.B3742])" office:value-type="float" office:value="0.000212955648999999" calcext:value-type="float">
            <text:p>0.000212955648999999</text:p>
          </table:table-cell>
          <table:table-cell table:number-columns-repeated="2"/>
        </table:table-row>
        <table:table-row table:style-name="ro1">
          <table:table-cell office:value-type="float" office:value="0.9998" calcext:value-type="float">
            <text:p>0.9998</text:p>
          </table:table-cell>
          <table:table-cell office:value-type="float" office:value="0.906564" calcext:value-type="float">
            <text:p>0.906564</text:p>
          </table:table-cell>
          <table:table-cell table:formula="of:=[.A3743]*[.A3743]" office:value-type="float" office:value="0.99960004" calcext:value-type="float">
            <text:p>0.99960004</text:p>
          </table:table-cell>
          <table:table-cell table:formula="of:=([.A3743]-[.B3743])*([.A3743]-[.B3743])" office:value-type="float" office:value="0.008692951696" calcext:value-type="float">
            <text:p>0.008692951696</text:p>
          </table:table-cell>
          <table:table-cell table:number-columns-repeated="2"/>
        </table:table-row>
        <table:table-row table:style-name="ro1">
          <table:table-cell office:value-type="float" office:value="0.9998" calcext:value-type="float">
            <text:p>0.9998</text:p>
          </table:table-cell>
          <table:table-cell office:value-type="float" office:value="0.995443" calcext:value-type="float">
            <text:p>0.995443</text:p>
          </table:table-cell>
          <table:table-cell table:formula="of:=[.A3744]*[.A3744]" office:value-type="float" office:value="0.99960004" calcext:value-type="float">
            <text:p>0.99960004</text:p>
          </table:table-cell>
          <table:table-cell table:formula="of:=([.A3744]-[.B3744])*([.A3744]-[.B3744])" office:value-type="float" office:value="0.0000189834490000005" calcext:value-type="float">
            <text:p>1.89834490000005E-05</text:p>
          </table:table-cell>
          <table:table-cell table:number-columns-repeated="2"/>
        </table:table-row>
        <table:table-row table:style-name="ro1">
          <table:table-cell office:value-type="float" office:value="0.9998" calcext:value-type="float">
            <text:p>0.9998</text:p>
          </table:table-cell>
          <table:table-cell office:value-type="float" office:value="0.997243" calcext:value-type="float">
            <text:p>0.997243</text:p>
          </table:table-cell>
          <table:table-cell table:formula="of:=[.A3745]*[.A3745]" office:value-type="float" office:value="0.99960004" calcext:value-type="float">
            <text:p>0.99960004</text:p>
          </table:table-cell>
          <table:table-cell table:formula="of:=([.A3745]-[.B3745])*([.A3745]-[.B3745])" office:value-type="float" office:value="0.00000653824900000016" calcext:value-type="float">
            <text:p>6.53824900000016E-06</text:p>
          </table:table-cell>
          <table:table-cell table:number-columns-repeated="2"/>
        </table:table-row>
        <table:table-row table:style-name="ro1">
          <table:table-cell office:value-type="float" office:value="0.00000482798" calcext:value-type="float">
            <text:p>0.00000482798</text:p>
          </table:table-cell>
          <table:table-cell office:value-type="float" office:value="0.0000000974232" calcext:value-type="float">
            <text:p>0.0000000974232</text:p>
          </table:table-cell>
          <table:table-cell table:formula="of:=[.A3746]*[.A3746]" office:value-type="float" office:value="0.00000000002330939088" calcext:value-type="float">
            <text:p>2.33093908804E-11</text:p>
          </table:table-cell>
          <table:table-cell table:formula="of:=([.A3746]-[.B3746])*([.A3746]-[.B3746])" office:value-type="float" office:value="0.00000000002237816764" calcext:value-type="float">
            <text:p>2.23781676380262E-11</text:p>
          </table:table-cell>
          <table:table-cell table:number-columns-repeated="2"/>
        </table:table-row>
        <table:table-row table:style-name="ro1">
          <table:table-cell office:value-type="float" office:value="0.0000231266" calcext:value-type="float">
            <text:p>0.0000231266</text:p>
          </table:table-cell>
          <table:table-cell office:value-type="float" office:value="0.0000648238" calcext:value-type="float">
            <text:p>0.0000648238</text:p>
          </table:table-cell>
          <table:table-cell table:formula="of:=[.A3747]*[.A3747]" office:value-type="float" office:value="0.00000000053483962756" calcext:value-type="float">
            <text:p>5.3483962756E-10</text:p>
          </table:table-cell>
          <table:table-cell table:formula="of:=([.A3747]-[.B3747])*([.A3747]-[.B3747])" office:value-type="float" office:value="0.00000000173865648784" calcext:value-type="float">
            <text:p>1.73865648784E-09</text:p>
          </table:table-cell>
          <table:table-cell table:number-columns-repeated="2"/>
        </table:table-row>
        <table:table-row table:style-name="ro1">
          <table:table-cell office:value-type="float" office:value="0.0000183582" calcext:value-type="float">
            <text:p>0.0000183582</text:p>
          </table:table-cell>
          <table:table-cell office:value-type="float" office:value="0.00102571" calcext:value-type="float">
            <text:p>0.00102571</text:p>
          </table:table-cell>
          <table:table-cell table:formula="of:=[.A3748]*[.A3748]" office:value-type="float" office:value="0.00000000033702350724" calcext:value-type="float">
            <text:p>3.3702350724E-10</text:p>
          </table:table-cell>
          <table:table-cell table:formula="of:=([.A3748]-[.B3748])*([.A3748]-[.B3748])" office:value-type="float" office:value="0.00000101475764896324" calcext:value-type="float">
            <text:p>1.01475764896324E-06</text:p>
          </table:table-cell>
          <table:table-cell table:number-columns-repeated="2"/>
        </table:table-row>
        <table:table-row table:style-name="ro1">
          <table:table-cell office:value-type="float" office:value="0.000097692" calcext:value-type="float">
            <text:p>0.000097692</text:p>
          </table:table-cell>
          <table:table-cell office:value-type="float" office:value="0.00011754" calcext:value-type="float">
            <text:p>0.00011754</text:p>
          </table:table-cell>
          <table:table-cell table:formula="of:=[.A3749]*[.A3749]" office:value-type="float" office:value="0.000000009543726864" calcext:value-type="float">
            <text:p>9.543726864E-09</text:p>
          </table:table-cell>
          <table:table-cell table:formula="of:=([.A3749]-[.B3749])*([.A3749]-[.B3749])" office:value-type="float" office:value="0.000000000393943104" calcext:value-type="float">
            <text:p>3.93943104E-10</text:p>
          </table:table-cell>
          <table:table-cell table:number-columns-repeated="2"/>
        </table:table-row>
        <table:table-row table:style-name="ro1">
          <table:table-cell office:value-type="float" office:value="0.0000719428" calcext:value-type="float">
            <text:p>0.0000719428</text:p>
          </table:table-cell>
          <table:table-cell office:value-type="float" office:value="0.00000398479" calcext:value-type="float">
            <text:p>0.00000398479</text:p>
          </table:table-cell>
          <table:table-cell table:formula="of:=[.A3750]*[.A3750]" office:value-type="float" office:value="0.00000000517576647184" calcext:value-type="float">
            <text:p>5.17576647184E-09</text:p>
          </table:table-cell>
          <table:table-cell table:formula="of:=([.A3750]-[.B3750])*([.A3750]-[.B3750])" office:value-type="float" office:value="0.00000000461829112316" calcext:value-type="float">
            <text:p>4.6182911231601E-09</text:p>
          </table:table-cell>
          <table:table-cell table:number-columns-repeated="2"/>
        </table:table-row>
        <table:table-row table:style-name="ro1">
          <table:table-cell office:value-type="float" office:value="0.00000530481" calcext:value-type="float">
            <text:p>0.00000530481</text:p>
          </table:table-cell>
          <table:table-cell office:value-type="float" office:value="0.0000137591" calcext:value-type="float">
            <text:p>0.0000137591</text:p>
          </table:table-cell>
          <table:table-cell table:formula="of:=[.A3751]*[.A3751]" office:value-type="float" office:value="0.00000000002814100914" calcext:value-type="float">
            <text:p>2.81410091361E-11</text:p>
          </table:table-cell>
          <table:table-cell table:formula="of:=([.A3751]-[.B3751])*([.A3751]-[.B3751])" office:value-type="float" office:value="0.0000000000714750194" calcext:value-type="float">
            <text:p>7.14750194041E-11</text:p>
          </table:table-cell>
          <table:table-cell table:number-columns-repeated="2"/>
        </table:table-row>
        <table:table-row table:style-name="ro1">
          <table:table-cell office:value-type="float" office:value="0.0000234246" calcext:value-type="float">
            <text:p>0.0000234246</text:p>
          </table:table-cell>
          <table:table-cell office:value-type="float" office:value="0.00050289" calcext:value-type="float">
            <text:p>0.00050289</text:p>
          </table:table-cell>
          <table:table-cell table:formula="of:=[.A3752]*[.A3752]" office:value-type="float" office:value="0.00000000054871188516" calcext:value-type="float">
            <text:p>5.4871188516E-10</text:p>
          </table:table-cell>
          <table:table-cell table:formula="of:=([.A3752]-[.B3752])*([.A3752]-[.B3752])" office:value-type="float" office:value="0.00000022988706979716" calcext:value-type="float">
            <text:p>2.2988706979716E-07</text:p>
          </table:table-cell>
          <table:table-cell table:number-columns-repeated="2"/>
        </table:table-row>
        <table:table-row table:style-name="ro1">
          <table:table-cell office:value-type="float" office:value="0.00000625849" calcext:value-type="float">
            <text:p>0.00000625849</text:p>
          </table:table-cell>
          <table:table-cell office:value-type="float" office:value="0.00293068" calcext:value-type="float">
            <text:p>0.00293068</text:p>
          </table:table-cell>
          <table:table-cell table:formula="of:=[.A3753]*[.A3753]" office:value-type="float" office:value="0.00000000003916869708" calcext:value-type="float">
            <text:p>3.91686970801E-11</text:p>
          </table:table-cell>
          <table:table-cell table:formula="of:=([.A3753]-[.B3753])*([.A3753]-[.B3753])" office:value-type="float" office:value="0.00000855224116815068" calcext:value-type="float">
            <text:p>8.55224116815068E-06</text:p>
          </table:table-cell>
          <table:table-cell table:number-columns-repeated="2"/>
        </table:table-row>
        <table:table-row table:style-name="ro1">
          <table:table-cell office:value-type="float" office:value="0.00000411272" calcext:value-type="float">
            <text:p>0.00000411272</text:p>
          </table:table-cell>
          <table:table-cell office:value-type="float" office:value="0.00479764" calcext:value-type="float">
            <text:p>0.00479764</text:p>
          </table:table-cell>
          <table:table-cell table:formula="of:=[.A3754]*[.A3754]" office:value-type="float" office:value="0.0000000000169144658" calcext:value-type="float">
            <text:p>1.69144657984E-11</text:p>
          </table:table-cell>
          <table:table-cell table:formula="of:=([.A3754]-[.B3754])*([.A3754]-[.B3754])" office:value-type="float" office:value="0.0000229779037841042" calcext:value-type="float">
            <text:p>2.29779037841042E-05</text:p>
          </table:table-cell>
          <table:table-cell table:number-columns-repeated="2"/>
        </table:table-row>
        <table:table-row table:style-name="ro1">
          <table:table-cell office:value-type="float" office:value="0.0000696182" calcext:value-type="float">
            <text:p>0.0000696182</text:p>
          </table:table-cell>
          <table:table-cell office:value-type="float" office:value="0.000334588" calcext:value-type="float">
            <text:p>0.000334588</text:p>
          </table:table-cell>
          <table:table-cell table:formula="of:=[.A3755]*[.A3755]" office:value-type="float" office:value="0.00000000484669377124" calcext:value-type="float">
            <text:p>4.84669377124E-09</text:p>
          </table:table-cell>
          <table:table-cell table:formula="of:=([.A3755]-[.B3755])*([.A3755]-[.B3755])" office:value-type="float" office:value="0.00000007020899491204" calcext:value-type="float">
            <text:p>7.020899491204E-08</text:p>
          </table:table-cell>
          <table:table-cell table:number-columns-repeated="2"/>
        </table:table-row>
        <table:table-row table:style-name="ro1">
          <table:table-cell office:value-type="float" office:value="0.0000733137" calcext:value-type="float">
            <text:p>0.0000733137</text:p>
          </table:table-cell>
          <table:table-cell office:value-type="float" office:value="0.000157394" calcext:value-type="float">
            <text:p>0.000157394</text:p>
          </table:table-cell>
          <table:table-cell table:formula="of:=[.A3756]*[.A3756]" office:value-type="float" office:value="0.00000000537489860769" calcext:value-type="float">
            <text:p>5.37489860769E-09</text:p>
          </table:table-cell>
          <table:table-cell table:formula="of:=([.A3756]-[.B3756])*([.A3756]-[.B3756])" office:value-type="float" office:value="0.00000000706949684809" calcext:value-type="float">
            <text:p>7.06949684809E-09</text:p>
          </table:table-cell>
          <table:table-cell table:number-columns-repeated="2"/>
        </table:table-row>
        <table:table-row table:style-name="ro1">
          <table:table-cell office:value-type="float" office:value="0.000131011" calcext:value-type="float">
            <text:p>0.000131011</text:p>
          </table:table-cell>
          <table:table-cell office:value-type="float" office:value="0.0479893" calcext:value-type="float">
            <text:p>0.0479893</text:p>
          </table:table-cell>
          <table:table-cell table:formula="of:=[.A3757]*[.A3757]" office:value-type="float" office:value="0.000000017163882121" calcext:value-type="float">
            <text:p>1.7163882121E-08</text:p>
          </table:table-cell>
          <table:table-cell table:formula="of:=([.A3757]-[.B3757])*([.A3757]-[.B3757])" office:value-type="float" office:value="0.00229041582600752" calcext:value-type="float">
            <text:p>0.00229041582600752</text:p>
          </table:table-cell>
          <table:table-cell table:number-columns-repeated="2"/>
        </table:table-row>
        <table:table-row table:style-name="ro1">
          <table:table-cell office:value-type="float" office:value="0.0000991821" calcext:value-type="float">
            <text:p>0.0000991821</text:p>
          </table:table-cell>
          <table:table-cell office:value-type="float" office:value="0.0222302" calcext:value-type="float">
            <text:p>0.0222302</text:p>
          </table:table-cell>
          <table:table-cell table:formula="of:=[.A3758]*[.A3758]" office:value-type="float" office:value="0.00000000983708896041" calcext:value-type="float">
            <text:p>9.83708896041E-09</text:p>
          </table:table-cell>
          <table:table-cell table:formula="of:=([.A3758]-[.B3758])*([.A3758]-[.B3758])" office:value-type="float" office:value="0.00048978195329012" calcext:value-type="float">
            <text:p>0.00048978195329012</text:p>
          </table:table-cell>
          <table:table-cell table:number-columns-repeated="2"/>
        </table:table-row>
        <table:table-row table:style-name="ro1">
          <table:table-cell office:value-type="float" office:value="0.0000932813" calcext:value-type="float">
            <text:p>0.0000932813</text:p>
          </table:table-cell>
          <table:table-cell office:value-type="float" office:value="0.0114233" calcext:value-type="float">
            <text:p>0.0114233</text:p>
          </table:table-cell>
          <table:table-cell table:formula="of:=[.A3759]*[.A3759]" office:value-type="float" office:value="0.00000000870140092969" calcext:value-type="float">
            <text:p>8.70140092969E-09</text:p>
          </table:table-cell>
          <table:table-cell table:formula="of:=([.A3759]-[.B3759])*([.A3759]-[.B3759])" office:value-type="float" office:value="0.00012836932374235" calcext:value-type="float">
            <text:p>0.00012836932374235</text:p>
          </table:table-cell>
          <table:table-cell table:number-columns-repeated="2"/>
        </table:table-row>
        <table:table-row table:style-name="ro1">
          <table:table-cell office:value-type="float" office:value="0.000137031" calcext:value-type="float">
            <text:p>0.000137031</text:p>
          </table:table-cell>
          <table:table-cell office:value-type="float" office:value="0.00183278" calcext:value-type="float">
            <text:p>0.00183278</text:p>
          </table:table-cell>
          <table:table-cell table:formula="of:=[.A3760]*[.A3760]" office:value-type="float" office:value="0.000000018777494961" calcext:value-type="float">
            <text:p>1.8777494961E-08</text:p>
          </table:table-cell>
          <table:table-cell table:formula="of:=([.A3760]-[.B3760])*([.A3760]-[.B3760])" office:value-type="float" office:value="0.000002875564671001" calcext:value-type="float">
            <text:p>2.875564671001E-06</text:p>
          </table:table-cell>
          <table:table-cell table:number-columns-repeated="2"/>
        </table:table-row>
        <table:table-row table:style-name="ro1">
          <table:table-cell office:value-type="float" office:value="0.000097096" calcext:value-type="float">
            <text:p>0.000097096</text:p>
          </table:table-cell>
          <table:table-cell office:value-type="float" office:value="0.0155714" calcext:value-type="float">
            <text:p>0.0155714</text:p>
          </table:table-cell>
          <table:table-cell table:formula="of:=[.A3761]*[.A3761]" office:value-type="float" office:value="0.000000009427633216" calcext:value-type="float">
            <text:p>9.427633216E-09</text:p>
          </table:table-cell>
          <table:table-cell table:formula="of:=([.A3761]-[.B3761])*([.A3761]-[.B3761])" office:value-type="float" office:value="0.000239454084284416" calcext:value-type="float">
            <text:p>0.000239454084284416</text:p>
          </table:table-cell>
          <table:table-cell table:number-columns-repeated="2"/>
        </table:table-row>
        <table:table-row table:style-name="ro1">
          <table:table-cell office:value-type="float" office:value="0.000423849" calcext:value-type="float">
            <text:p>0.000423849</text:p>
          </table:table-cell>
          <table:table-cell office:value-type="float" office:value="0.00196541" calcext:value-type="float">
            <text:p>0.00196541</text:p>
          </table:table-cell>
          <table:table-cell table:formula="of:=[.A3762]*[.A3762]" office:value-type="float" office:value="0.000000179647974801" calcext:value-type="float">
            <text:p>1.79647974801E-07</text:p>
          </table:table-cell>
          <table:table-cell table:formula="of:=([.A3762]-[.B3762])*([.A3762]-[.B3762])" office:value-type="float" office:value="0.000002376410316721" calcext:value-type="float">
            <text:p>2.376410316721E-06</text:p>
          </table:table-cell>
          <table:table-cell table:number-columns-repeated="2"/>
        </table:table-row>
        <table:table-row table:style-name="ro1">
          <table:table-cell office:value-type="float" office:value="0.00122035" calcext:value-type="float">
            <text:p>0.00122035</text:p>
          </table:table-cell>
          <table:table-cell office:value-type="float" office:value="0.0517102" calcext:value-type="float">
            <text:p>0.0517102</text:p>
          </table:table-cell>
          <table:table-cell table:formula="of:=[.A3763]*[.A3763]" office:value-type="float" office:value="0.0000014892541225" calcext:value-type="float">
            <text:p>0.0000014892541225</text:p>
          </table:table-cell>
          <table:table-cell table:formula="of:=([.A3763]-[.B3763])*([.A3763]-[.B3763])" office:value-type="float" office:value="0.0025492249530225" calcext:value-type="float">
            <text:p>0.0025492249530225</text:p>
          </table:table-cell>
          <table:table-cell table:number-columns-repeated="2"/>
        </table:table-row>
        <table:table-row table:style-name="ro1">
          <table:table-cell office:value-type="float" office:value="0.00337559" calcext:value-type="float">
            <text:p>0.00337559</text:p>
          </table:table-cell>
          <table:table-cell office:value-type="float" office:value="0.0970912" calcext:value-type="float">
            <text:p>0.0970912</text:p>
          </table:table-cell>
          <table:table-cell table:formula="of:=[.A3764]*[.A3764]" office:value-type="float" office:value="0.0000113946078481" calcext:value-type="float">
            <text:p>0.0000113946078481</text:p>
          </table:table-cell>
          <table:table-cell table:formula="of:=([.A3764]-[.B3764])*([.A3764]-[.B3764])" office:value-type="float" office:value="0.0087826155576721" calcext:value-type="float">
            <text:p>0.0087826155576721</text:p>
          </table:table-cell>
          <table:table-cell table:number-columns-repeated="2"/>
        </table:table-row>
        <table:table-row table:style-name="ro1">
          <table:table-cell office:value-type="float" office:value="0.00337559" calcext:value-type="float">
            <text:p>0.00337559</text:p>
          </table:table-cell>
          <table:table-cell office:value-type="float" office:value="0.0652374" calcext:value-type="float">
            <text:p>0.0652374</text:p>
          </table:table-cell>
          <table:table-cell table:formula="of:=[.A3765]*[.A3765]" office:value-type="float" office:value="0.0000113946078481" calcext:value-type="float">
            <text:p>0.0000113946078481</text:p>
          </table:table-cell>
          <table:table-cell table:formula="of:=([.A3765]-[.B3765])*([.A3765]-[.B3765])" office:value-type="float" office:value="0.0038268835364761" calcext:value-type="float">
            <text:p>0.0038268835364761</text:p>
          </table:table-cell>
          <table:table-cell table:number-columns-repeated="2"/>
        </table:table-row>
        <table:table-row table:style-name="ro1">
          <table:table-cell office:value-type="float" office:value="0.00135684" calcext:value-type="float">
            <text:p>0.00135684</text:p>
          </table:table-cell>
          <table:table-cell office:value-type="float" office:value="0.0326477" calcext:value-type="float">
            <text:p>0.0326477</text:p>
          </table:table-cell>
          <table:table-cell table:formula="of:=[.A3766]*[.A3766]" office:value-type="float" office:value="0.0000018410147856" calcext:value-type="float">
            <text:p>0.0000018410147856</text:p>
          </table:table-cell>
          <table:table-cell table:formula="of:=([.A3766]-[.B3766])*([.A3766]-[.B3766])" office:value-type="float" office:value="0.0009791179195396" calcext:value-type="float">
            <text:p>0.0009791179195396</text:p>
          </table:table-cell>
          <table:table-cell table:number-columns-repeated="2"/>
        </table:table-row>
        <table:table-row table:style-name="ro1">
          <table:table-cell office:value-type="float" office:value="0.00135684" calcext:value-type="float">
            <text:p>0.00135684</text:p>
          </table:table-cell>
          <table:table-cell office:value-type="float" office:value="0.0800787" calcext:value-type="float">
            <text:p>0.0800787</text:p>
          </table:table-cell>
          <table:table-cell table:formula="of:=[.A3767]*[.A3767]" office:value-type="float" office:value="0.0000018410147856" calcext:value-type="float">
            <text:p>0.0000018410147856</text:p>
          </table:table-cell>
          <table:table-cell table:formula="of:=([.A3767]-[.B3767])*([.A3767]-[.B3767])" office:value-type="float" office:value="0.0061971312418596" calcext:value-type="float">
            <text:p>0.0061971312418596</text:p>
          </table:table-cell>
          <table:table-cell table:number-columns-repeated="2"/>
        </table:table-row>
        <table:table-row table:style-name="ro1">
          <table:table-cell office:value-type="float" office:value="0.00765109" calcext:value-type="float">
            <text:p>0.00765109</text:p>
          </table:table-cell>
          <table:table-cell office:value-type="float" office:value="0.0698653" calcext:value-type="float">
            <text:p>0.0698653</text:p>
          </table:table-cell>
          <table:table-cell table:formula="of:=[.A3768]*[.A3768]" office:value-type="float" office:value="0.0000585391781881" calcext:value-type="float">
            <text:p>0.0000585391781881</text:p>
          </table:table-cell>
          <table:table-cell table:formula="of:=([.A3768]-[.B3768])*([.A3768]-[.B3768])" office:value-type="float" office:value="0.0038706079259241" calcext:value-type="float">
            <text:p>0.0038706079259241</text:p>
          </table:table-cell>
          <table:table-cell table:number-columns-repeated="2"/>
        </table:table-row>
        <table:table-row table:style-name="ro1">
          <table:table-cell office:value-type="float" office:value="0.00770044" calcext:value-type="float">
            <text:p>0.00770044</text:p>
          </table:table-cell>
          <table:table-cell office:value-type="float" office:value="0.0379069" calcext:value-type="float">
            <text:p>0.0379069</text:p>
          </table:table-cell>
          <table:table-cell table:formula="of:=[.A3769]*[.A3769]" office:value-type="float" office:value="0.0000592967761936" calcext:value-type="float">
            <text:p>0.0000592967761936</text:p>
          </table:table-cell>
          <table:table-cell table:formula="of:=([.A3769]-[.B3769])*([.A3769]-[.B3769])" office:value-type="float" office:value="0.0009124302257316" calcext:value-type="float">
            <text:p>0.0009124302257316</text:p>
          </table:table-cell>
          <table:table-cell table:number-columns-repeated="2"/>
        </table:table-row>
        <table:table-row table:style-name="ro1">
          <table:table-cell office:value-type="float" office:value="0.0110077" calcext:value-type="float">
            <text:p>0.0110077</text:p>
          </table:table-cell>
          <table:table-cell office:value-type="float" office:value="0.021121" calcext:value-type="float">
            <text:p>0.021121</text:p>
          </table:table-cell>
          <table:table-cell table:formula="of:=[.A3770]*[.A3770]" office:value-type="float" office:value="0.00012116945929" calcext:value-type="float">
            <text:p>0.00012116945929</text:p>
          </table:table-cell>
          <table:table-cell table:formula="of:=([.A3770]-[.B3770])*([.A3770]-[.B3770])" office:value-type="float" office:value="0.00010227883689" calcext:value-type="float">
            <text:p>0.00010227883689</text:p>
          </table:table-cell>
          <table:table-cell table:number-columns-repeated="2"/>
        </table:table-row>
        <table:table-row table:style-name="ro1">
          <table:table-cell office:value-type="float" office:value="0.0110937" calcext:value-type="float">
            <text:p>0.0110937</text:p>
          </table:table-cell>
          <table:table-cell office:value-type="float" office:value="0.0217704" calcext:value-type="float">
            <text:p>0.0217704</text:p>
          </table:table-cell>
          <table:table-cell table:formula="of:=[.A3771]*[.A3771]" office:value-type="float" office:value="0.00012307017969" calcext:value-type="float">
            <text:p>0.00012307017969</text:p>
          </table:table-cell>
          <table:table-cell table:formula="of:=([.A3771]-[.B3771])*([.A3771]-[.B3771])" office:value-type="float" office:value="0.00011399192289" calcext:value-type="float">
            <text:p>0.00011399192289</text:p>
          </table:table-cell>
          <table:table-cell table:number-columns-repeated="2"/>
        </table:table-row>
        <table:table-row table:style-name="ro1">
          <table:table-cell office:value-type="float" office:value="0.147759" calcext:value-type="float">
            <text:p>0.147759</text:p>
          </table:table-cell>
          <table:table-cell office:value-type="float" office:value="0.0865583" calcext:value-type="float">
            <text:p>0.0865583</text:p>
          </table:table-cell>
          <table:table-cell table:formula="of:=[.A3772]*[.A3772]" office:value-type="float" office:value="0.021832722081" calcext:value-type="float">
            <text:p>0.021832722081</text:p>
          </table:table-cell>
          <table:table-cell table:formula="of:=([.A3772]-[.B3772])*([.A3772]-[.B3772])" office:value-type="float" office:value="0.00374552568049" calcext:value-type="float">
            <text:p>0.00374552568049</text:p>
          </table:table-cell>
          <table:table-cell table:number-columns-repeated="2"/>
        </table:table-row>
        <table:table-row table:style-name="ro1">
          <table:table-cell office:value-type="float" office:value="0.207935" calcext:value-type="float">
            <text:p>0.207935</text:p>
          </table:table-cell>
          <table:table-cell office:value-type="float" office:value="0.163719" calcext:value-type="float">
            <text:p>0.163719</text:p>
          </table:table-cell>
          <table:table-cell table:formula="of:=[.A3773]*[.A3773]" office:value-type="float" office:value="0.043236964225" calcext:value-type="float">
            <text:p>0.043236964225</text:p>
          </table:table-cell>
          <table:table-cell table:formula="of:=([.A3773]-[.B3773])*([.A3773]-[.B3773])" office:value-type="float" office:value="0.001955054656" calcext:value-type="float">
            <text:p>0.001955054656</text:p>
          </table:table-cell>
          <table:table-cell table:number-columns-repeated="2"/>
        </table:table-row>
        <table:table-row table:style-name="ro1">
          <table:table-cell office:value-type="float" office:value="0.469826" calcext:value-type="float">
            <text:p>0.469826</text:p>
          </table:table-cell>
          <table:table-cell office:value-type="float" office:value="0.322111" calcext:value-type="float">
            <text:p>0.322111</text:p>
          </table:table-cell>
          <table:table-cell table:formula="of:=[.A3774]*[.A3774]" office:value-type="float" office:value="0.220736470276" calcext:value-type="float">
            <text:p>0.220736470276</text:p>
          </table:table-cell>
          <table:table-cell table:formula="of:=([.A3774]-[.B3774])*([.A3774]-[.B3774])" office:value-type="float" office:value="0.021819721225" calcext:value-type="float">
            <text:p>0.021819721225</text:p>
          </table:table-cell>
          <table:table-cell table:number-columns-repeated="2"/>
        </table:table-row>
        <table:table-row table:style-name="ro1">
          <table:table-cell office:value-type="float" office:value="0.469826" calcext:value-type="float">
            <text:p>0.469826</text:p>
          </table:table-cell>
          <table:table-cell office:value-type="float" office:value="0.530506" calcext:value-type="float">
            <text:p>0.530506</text:p>
          </table:table-cell>
          <table:table-cell table:formula="of:=[.A3775]*[.A3775]" office:value-type="float" office:value="0.220736470276" calcext:value-type="float">
            <text:p>0.220736470276</text:p>
          </table:table-cell>
          <table:table-cell table:formula="of:=([.A3775]-[.B3775])*([.A3775]-[.B3775])" office:value-type="float" office:value="0.0036820624" calcext:value-type="float">
            <text:p>0.0036820624</text:p>
          </table:table-cell>
          <table:table-cell table:number-columns-repeated="2"/>
        </table:table-row>
        <table:table-row table:style-name="ro1">
          <table:table-cell office:value-type="float" office:value="0.77154" calcext:value-type="float">
            <text:p>0.77154</text:p>
          </table:table-cell>
          <table:table-cell office:value-type="float" office:value="0.552884" calcext:value-type="float">
            <text:p>0.552884</text:p>
          </table:table-cell>
          <table:table-cell table:formula="of:=[.A3776]*[.A3776]" office:value-type="float" office:value="0.5952739716" calcext:value-type="float">
            <text:p>0.5952739716</text:p>
          </table:table-cell>
          <table:table-cell table:formula="of:=([.A3776]-[.B3776])*([.A3776]-[.B3776])" office:value-type="float" office:value="0.047810446336" calcext:value-type="float">
            <text:p>0.047810446336</text:p>
          </table:table-cell>
          <table:table-cell table:number-columns-repeated="2"/>
        </table:table-row>
        <table:table-row table:style-name="ro1">
          <table:table-cell office:value-type="float" office:value="0.77154" calcext:value-type="float">
            <text:p>0.77154</text:p>
          </table:table-cell>
          <table:table-cell office:value-type="float" office:value="0.743555" calcext:value-type="float">
            <text:p>0.743555</text:p>
          </table:table-cell>
          <table:table-cell table:formula="of:=[.A3777]*[.A3777]" office:value-type="float" office:value="0.5952739716" calcext:value-type="float">
            <text:p>0.5952739716</text:p>
          </table:table-cell>
          <table:table-cell table:formula="of:=([.A3777]-[.B3777])*([.A3777]-[.B3777])" office:value-type="float" office:value="0.000783160225000002" calcext:value-type="float">
            <text:p>0.000783160225000002</text:p>
          </table:table-cell>
          <table:table-cell table:number-columns-repeated="2"/>
        </table:table-row>
        <table:table-row table:style-name="ro1">
          <table:table-cell office:value-type="float" office:value="0.77154" calcext:value-type="float">
            <text:p>0.77154</text:p>
          </table:table-cell>
          <table:table-cell office:value-type="float" office:value="0.778956" calcext:value-type="float">
            <text:p>0.778956</text:p>
          </table:table-cell>
          <table:table-cell table:formula="of:=[.A3778]*[.A3778]" office:value-type="float" office:value="0.5952739716" calcext:value-type="float">
            <text:p>0.5952739716</text:p>
          </table:table-cell>
          <table:table-cell table:formula="of:=([.A3778]-[.B3778])*([.A3778]-[.B3778])" office:value-type="float" office:value="0.0000549970559999997" calcext:value-type="float">
            <text:p>5.49970559999997E-05</text:p>
          </table:table-cell>
          <table:table-cell table:number-columns-repeated="2"/>
        </table:table-row>
        <table:table-row table:style-name="ro1">
          <table:table-cell office:value-type="float" office:value="0.891124" calcext:value-type="float">
            <text:p>0.891124</text:p>
          </table:table-cell>
          <table:table-cell office:value-type="float" office:value="0.84996" calcext:value-type="float">
            <text:p>0.84996</text:p>
          </table:table-cell>
          <table:table-cell table:formula="of:=[.A3779]*[.A3779]" office:value-type="float" office:value="0.794101983376" calcext:value-type="float">
            <text:p>0.794101983376</text:p>
          </table:table-cell>
          <table:table-cell table:formula="of:=([.A3779]-[.B3779])*([.A3779]-[.B3779])" office:value-type="float" office:value="0.001694474896" calcext:value-type="float">
            <text:p>0.001694474896</text:p>
          </table:table-cell>
          <table:table-cell table:number-columns-repeated="2"/>
        </table:table-row>
        <table:table-row table:style-name="ro1">
          <table:table-cell office:value-type="float" office:value="0.891123" calcext:value-type="float">
            <text:p>0.891123</text:p>
          </table:table-cell>
          <table:table-cell office:value-type="float" office:value="0.889791" calcext:value-type="float">
            <text:p>0.889791</text:p>
          </table:table-cell>
          <table:table-cell table:formula="of:=[.A3780]*[.A3780]" office:value-type="float" office:value="0.794100201129" calcext:value-type="float">
            <text:p>0.794100201129</text:p>
          </table:table-cell>
          <table:table-cell table:formula="of:=([.A3780]-[.B3780])*([.A3780]-[.B3780])" office:value-type="float" office:value="0.000001774224" calcext:value-type="float">
            <text:p>0.000001774224</text:p>
          </table:table-cell>
          <table:table-cell table:number-columns-repeated="2"/>
        </table:table-row>
        <table:table-row table:style-name="ro1">
          <table:table-cell office:value-type="float" office:value="0.935706" calcext:value-type="float">
            <text:p>0.935706</text:p>
          </table:table-cell>
          <table:table-cell office:value-type="float" office:value="0.955963" calcext:value-type="float">
            <text:p>0.955963</text:p>
          </table:table-cell>
          <table:table-cell table:formula="of:=[.A3781]*[.A3781]" office:value-type="float" office:value="0.875545718436" calcext:value-type="float">
            <text:p>0.875545718436</text:p>
          </table:table-cell>
          <table:table-cell table:formula="of:=([.A3781]-[.B3781])*([.A3781]-[.B3781])" office:value-type="float" office:value="0.000410346048999999" calcext:value-type="float">
            <text:p>0.000410346048999999</text:p>
          </table:table-cell>
          <table:table-cell table:number-columns-repeated="2"/>
        </table:table-row>
        <table:table-row table:style-name="ro1">
          <table:table-cell office:value-type="float" office:value="0.935706" calcext:value-type="float">
            <text:p>0.935706</text:p>
          </table:table-cell>
          <table:table-cell office:value-type="float" office:value="0.984712" calcext:value-type="float">
            <text:p>0.984712</text:p>
          </table:table-cell>
          <table:table-cell table:formula="of:=[.A3782]*[.A3782]" office:value-type="float" office:value="0.875545718436" calcext:value-type="float">
            <text:p>0.875545718436</text:p>
          </table:table-cell>
          <table:table-cell table:formula="of:=([.A3782]-[.B3782])*([.A3782]-[.B3782])" office:value-type="float" office:value="0.002401588036" calcext:value-type="float">
            <text:p>0.002401588036</text:p>
          </table:table-cell>
          <table:table-cell table:number-columns-repeated="2"/>
        </table:table-row>
        <table:table-row table:style-name="ro1">
          <table:table-cell office:value-type="float" office:value="0.935706" calcext:value-type="float">
            <text:p>0.935706</text:p>
          </table:table-cell>
          <table:table-cell office:value-type="float" office:value="0.998192" calcext:value-type="float">
            <text:p>0.998192</text:p>
          </table:table-cell>
          <table:table-cell table:formula="of:=[.A3783]*[.A3783]" office:value-type="float" office:value="0.875545718436" calcext:value-type="float">
            <text:p>0.875545718436</text:p>
          </table:table-cell>
          <table:table-cell table:formula="of:=([.A3783]-[.B3783])*([.A3783]-[.B3783])" office:value-type="float" office:value="0.00390450019599999" calcext:value-type="float">
            <text:p>0.00390450019599999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99997" calcext:value-type="float">
            <text:p>0.999997</text:p>
          </table:table-cell>
          <table:table-cell table:formula="of:=[.A3784]*[.A3784]" office:value-type="float" office:value="0.9999800001" calcext:value-type="float">
            <text:p>0.9999800001</text:p>
          </table:table-cell>
          <table:table-cell table:formula="of:=([.A3784]-[.B3784])*([.A3784]-[.B3784])" office:value-type="float" office:value="0.000000000049" calcext:value-type="float">
            <text:p>4.89999999997094E-11</text:p>
          </table:table-cell>
          <table:table-cell table:number-columns-repeated="2"/>
        </table:table-row>
        <table:table-row table:style-name="ro1">
          <table:table-cell office:value-type="float" office:value="0.00000888109" calcext:value-type="float">
            <text:p>0.00000888109</text:p>
          </table:table-cell>
          <table:table-cell office:value-type="float" office:value="0.00000303222" calcext:value-type="float">
            <text:p>0.00000303222</text:p>
          </table:table-cell>
          <table:table-cell table:formula="of:=[.A3785]*[.A3785]" office:value-type="float" office:value="0.00000000007887375959" calcext:value-type="float">
            <text:p>7.88737595881E-11</text:p>
          </table:table-cell>
          <table:table-cell table:formula="of:=([.A3785]-[.B3785])*([.A3785]-[.B3785])" office:value-type="float" office:value="0.00000000003420928028" calcext:value-type="float">
            <text:p>3.42092802769E-11</text:p>
          </table:table-cell>
          <table:table-cell table:number-columns-repeated="2"/>
        </table:table-row>
        <table:table-row table:style-name="ro1">
          <table:table-cell office:value-type="float" office:value="0.000119388" calcext:value-type="float">
            <text:p>0.000119388</text:p>
          </table:table-cell>
          <table:table-cell office:value-type="float" office:value="0.000165907" calcext:value-type="float">
            <text:p>0.000165907</text:p>
          </table:table-cell>
          <table:table-cell table:formula="of:=[.A3786]*[.A3786]" office:value-type="float" office:value="0.000000014253494544" calcext:value-type="float">
            <text:p>1.4253494544E-08</text:p>
          </table:table-cell>
          <table:table-cell table:formula="of:=([.A3786]-[.B3786])*([.A3786]-[.B3786])" office:value-type="float" office:value="0.000000002164017361" calcext:value-type="float">
            <text:p>2.164017361E-09</text:p>
          </table:table-cell>
          <table:table-cell table:number-columns-repeated="2"/>
        </table:table-row>
        <table:table-row table:style-name="ro1">
          <table:table-cell office:value-type="float" office:value="0.00000303984" calcext:value-type="float">
            <text:p>0.00000303984</text:p>
          </table:table-cell>
          <table:table-cell office:value-type="float" office:value="0.0000120348" calcext:value-type="float">
            <text:p>0.0000120348</text:p>
          </table:table-cell>
          <table:table-cell table:formula="of:=[.A3787]*[.A3787]" office:value-type="float" office:value="0.00000000000924062723" calcext:value-type="float">
            <text:p>9.2406272256E-12</text:p>
          </table:table-cell>
          <table:table-cell table:formula="of:=([.A3787]-[.B3787])*([.A3787]-[.B3787])" office:value-type="float" office:value="0.0000000000809093054" calcext:value-type="float">
            <text:p>8.09093054016E-11</text:p>
          </table:table-cell>
          <table:table-cell table:number-columns-repeated="2"/>
        </table:table-row>
        <table:table-row table:style-name="ro1">
          <table:table-cell office:value-type="float" office:value="0.00000303984" calcext:value-type="float">
            <text:p>0.00000303984</text:p>
          </table:table-cell>
          <table:table-cell office:value-type="float" office:value="0.0000349406" calcext:value-type="float">
            <text:p>0.0000349406</text:p>
          </table:table-cell>
          <table:table-cell table:formula="of:=[.A3788]*[.A3788]" office:value-type="float" office:value="0.00000000000924062723" calcext:value-type="float">
            <text:p>9.2406272256E-12</text:p>
          </table:table-cell>
          <table:table-cell table:formula="of:=([.A3788]-[.B3788])*([.A3788]-[.B3788])" office:value-type="float" office:value="0.00000000101765848858" calcext:value-type="float">
            <text:p>1.0176584885776E-09</text:p>
          </table:table-cell>
          <table:table-cell table:number-columns-repeated="2"/>
        </table:table-row>
        <table:table-row table:style-name="ro1">
          <table:table-cell office:value-type="float" office:value="0.00000303984" calcext:value-type="float">
            <text:p>0.00000303984</text:p>
          </table:table-cell>
          <table:table-cell office:value-type="float" office:value="0.0264782" calcext:value-type="float">
            <text:p>0.0264782</text:p>
          </table:table-cell>
          <table:table-cell table:formula="of:=[.A3789]*[.A3789]" office:value-type="float" office:value="0.00000000000924062723" calcext:value-type="float">
            <text:p>9.2406272256E-12</text:p>
          </table:table-cell>
          <table:table-cell table:formula="of:=([.A3789]-[.B3789])*([.A3789]-[.B3789])" office:value-type="float" office:value="0.000700934105497651" calcext:value-type="float">
            <text:p>0.000700934105497651</text:p>
          </table:table-cell>
          <table:table-cell table:number-columns-repeated="2"/>
        </table:table-row>
        <table:table-row table:style-name="ro1">
          <table:table-cell office:value-type="float" office:value="0.0000100136" calcext:value-type="float">
            <text:p>0.0000100136</text:p>
          </table:table-cell>
          <table:table-cell office:value-type="float" office:value="0.0217383" calcext:value-type="float">
            <text:p>0.0217383</text:p>
          </table:table-cell>
          <table:table-cell table:formula="of:=[.A3790]*[.A3790]" office:value-type="float" office:value="0.00000000010027218496" calcext:value-type="float">
            <text:p>1.0027218496E-10</text:p>
          </table:table-cell>
          <table:table-cell table:formula="of:=([.A3790]-[.B3790])*([.A3790]-[.B3790])" office:value-type="float" office:value="0.000472118429880425" calcext:value-type="float">
            <text:p>0.000472118429880425</text:p>
          </table:table-cell>
          <table:table-cell table:number-columns-repeated="2"/>
        </table:table-row>
        <table:table-row table:style-name="ro1">
          <table:table-cell office:value-type="float" office:value="0.000190198" calcext:value-type="float">
            <text:p>0.000190198</text:p>
          </table:table-cell>
          <table:table-cell office:value-type="float" office:value="0.000266212" calcext:value-type="float">
            <text:p>0.000266212</text:p>
          </table:table-cell>
          <table:table-cell table:formula="of:=[.A3791]*[.A3791]" office:value-type="float" office:value="0.000000036175279204" calcext:value-type="float">
            <text:p>3.6175279204E-08</text:p>
          </table:table-cell>
          <table:table-cell table:formula="of:=([.A3791]-[.B3791])*([.A3791]-[.B3791])" office:value-type="float" office:value="0.000000005778128196" calcext:value-type="float">
            <text:p>5.778128196E-09</text:p>
          </table:table-cell>
          <table:table-cell table:number-columns-repeated="2"/>
        </table:table-row>
        <table:table-row table:style-name="ro1">
          <table:table-cell office:value-type="float" office:value="0.000190198" calcext:value-type="float">
            <text:p>0.000190198</text:p>
          </table:table-cell>
          <table:table-cell office:value-type="float" office:value="0.000565495" calcext:value-type="float">
            <text:p>0.000565495</text:p>
          </table:table-cell>
          <table:table-cell table:formula="of:=[.A3792]*[.A3792]" office:value-type="float" office:value="0.000000036175279204" calcext:value-type="float">
            <text:p>3.6175279204E-08</text:p>
          </table:table-cell>
          <table:table-cell table:formula="of:=([.A3792]-[.B3792])*([.A3792]-[.B3792])" office:value-type="float" office:value="0.000000140847838209" calcext:value-type="float">
            <text:p>1.40847838209E-07</text:p>
          </table:table-cell>
          <table:table-cell table:number-columns-repeated="2"/>
        </table:table-row>
        <table:table-row table:style-name="ro1">
          <table:table-cell office:value-type="float" office:value="0.000048697" calcext:value-type="float">
            <text:p>0.000048697</text:p>
          </table:table-cell>
          <table:table-cell office:value-type="float" office:value="0.0000328589" calcext:value-type="float">
            <text:p>0.0000328589</text:p>
          </table:table-cell>
          <table:table-cell table:formula="of:=[.A3793]*[.A3793]" office:value-type="float" office:value="0.000000002371397809" calcext:value-type="float">
            <text:p>2.371397809E-09</text:p>
          </table:table-cell>
          <table:table-cell table:formula="of:=([.A3793]-[.B3793])*([.A3793]-[.B3793])" office:value-type="float" office:value="0.00000000025084541161" calcext:value-type="float">
            <text:p>2.5084541161E-10</text:p>
          </table:table-cell>
          <table:table-cell table:number-columns-repeated="2"/>
        </table:table-row>
        <table:table-row table:style-name="ro1">
          <table:table-cell office:value-type="float" office:value="0.000019908" calcext:value-type="float">
            <text:p>0.000019908</text:p>
          </table:table-cell>
          <table:table-cell office:value-type="float" office:value="0.000015206" calcext:value-type="float">
            <text:p>0.000015206</text:p>
          </table:table-cell>
          <table:table-cell table:formula="of:=[.A3794]*[.A3794]" office:value-type="float" office:value="0.000000000396328464" calcext:value-type="float">
            <text:p>3.96328464E-10</text:p>
          </table:table-cell>
          <table:table-cell table:formula="of:=([.A3794]-[.B3794])*([.A3794]-[.B3794])" office:value-type="float" office:value="0.000000000022108804" calcext:value-type="float">
            <text:p>2.2108804E-11</text:p>
          </table:table-cell>
          <table:table-cell table:number-columns-repeated="2"/>
        </table:table-row>
        <table:table-row table:style-name="ro1">
          <table:table-cell office:value-type="float" office:value="0.000111103" calcext:value-type="float">
            <text:p>0.000111103</text:p>
          </table:table-cell>
          <table:table-cell office:value-type="float" office:value="0.00208095" calcext:value-type="float">
            <text:p>0.00208095</text:p>
          </table:table-cell>
          <table:table-cell table:formula="of:=[.A3795]*[.A3795]" office:value-type="float" office:value="0.000000012343876609" calcext:value-type="float">
            <text:p>1.2343876609E-08</text:p>
          </table:table-cell>
          <table:table-cell table:formula="of:=([.A3795]-[.B3795])*([.A3795]-[.B3795])" office:value-type="float" office:value="0.000003880297203409" calcext:value-type="float">
            <text:p>3.880297203409E-06</text:p>
          </table:table-cell>
          <table:table-cell table:number-columns-repeated="2"/>
        </table:table-row>
        <table:table-row table:style-name="ro1">
          <table:table-cell office:value-type="float" office:value="0.0000559092" calcext:value-type="float">
            <text:p>0.0000559092</text:p>
          </table:table-cell>
          <table:table-cell office:value-type="float" office:value="0.0297314" calcext:value-type="float">
            <text:p>0.0297314</text:p>
          </table:table-cell>
          <table:table-cell table:formula="of:=[.A3796]*[.A3796]" office:value-type="float" office:value="0.00000000312583864464" calcext:value-type="float">
            <text:p>3.12583864464E-09</text:p>
          </table:table-cell>
          <table:table-cell table:formula="of:=([.A3796]-[.B3796])*([.A3796]-[.B3796])" office:value-type="float" office:value="0.000880634754220885" calcext:value-type="float">
            <text:p>0.000880634754220885</text:p>
          </table:table-cell>
          <table:table-cell table:number-columns-repeated="2"/>
        </table:table-row>
        <table:table-row table:style-name="ro1">
          <table:table-cell office:value-type="float" office:value="0.0000559092" calcext:value-type="float">
            <text:p>0.0000559092</text:p>
          </table:table-cell>
          <table:table-cell office:value-type="float" office:value="0.00984046" calcext:value-type="float">
            <text:p>0.00984046</text:p>
          </table:table-cell>
          <table:table-cell table:formula="of:=[.A3797]*[.A3797]" office:value-type="float" office:value="0.00000000312583864464" calcext:value-type="float">
            <text:p>3.12583864464E-09</text:p>
          </table:table-cell>
          <table:table-cell table:formula="of:=([.A3797]-[.B3797])*([.A3797]-[.B3797])" office:value-type="float" office:value="0.0000957374343577806" calcext:value-type="float">
            <text:p>9.57374343577806E-05</text:p>
          </table:table-cell>
          <table:table-cell table:number-columns-repeated="2"/>
        </table:table-row>
        <table:table-row table:style-name="ro1">
          <table:table-cell office:value-type="float" office:value="0.00015229" calcext:value-type="float">
            <text:p>0.00015229</text:p>
          </table:table-cell>
          <table:table-cell office:value-type="float" office:value="0.0438594" calcext:value-type="float">
            <text:p>0.0438594</text:p>
          </table:table-cell>
          <table:table-cell table:formula="of:=[.A3798]*[.A3798]" office:value-type="float" office:value="0.0000000231922441" calcext:value-type="float">
            <text:p>0.0000000231922441</text:p>
          </table:table-cell>
          <table:table-cell table:formula="of:=([.A3798]-[.B3798])*([.A3798]-[.B3798])" office:value-type="float" office:value="0.0019103114645521" calcext:value-type="float">
            <text:p>0.0019103114645521</text:p>
          </table:table-cell>
          <table:table-cell table:number-columns-repeated="2"/>
        </table:table-row>
        <table:table-row table:style-name="ro1">
          <table:table-cell office:value-type="float" office:value="0.000278652" calcext:value-type="float">
            <text:p>0.000278652</text:p>
          </table:table-cell>
          <table:table-cell office:value-type="float" office:value="0.0530004" calcext:value-type="float">
            <text:p>0.0530004</text:p>
          </table:table-cell>
          <table:table-cell table:formula="of:=[.A3799]*[.A3799]" office:value-type="float" office:value="0.000000077646937104" calcext:value-type="float">
            <text:p>7.7646937104E-08</text:p>
          </table:table-cell>
          <table:table-cell table:formula="of:=([.A3799]-[.B3799])*([.A3799]-[.B3799])" office:value-type="float" office:value="0.0027795827121755" calcext:value-type="float">
            <text:p>0.0027795827121755</text:p>
          </table:table-cell>
          <table:table-cell table:number-columns-repeated="2"/>
        </table:table-row>
        <table:table-row table:style-name="ro1">
          <table:table-cell office:value-type="float" office:value="0.000156283" calcext:value-type="float">
            <text:p>0.000156283</text:p>
          </table:table-cell>
          <table:table-cell office:value-type="float" office:value="0.000630641" calcext:value-type="float">
            <text:p>0.000630641</text:p>
          </table:table-cell>
          <table:table-cell table:formula="of:=[.A3800]*[.A3800]" office:value-type="float" office:value="0.000000024424376089" calcext:value-type="float">
            <text:p>2.4424376089E-08</text:p>
          </table:table-cell>
          <table:table-cell table:formula="of:=([.A3800]-[.B3800])*([.A3800]-[.B3800])" office:value-type="float" office:value="0.000000225015512164" calcext:value-type="float">
            <text:p>2.25015512164E-07</text:p>
          </table:table-cell>
          <table:table-cell table:number-columns-repeated="2"/>
        </table:table-row>
        <table:table-row table:style-name="ro1">
          <table:table-cell office:value-type="float" office:value="0.00538015" calcext:value-type="float">
            <text:p>0.00538015</text:p>
          </table:table-cell>
          <table:table-cell office:value-type="float" office:value="0.0198925" calcext:value-type="float">
            <text:p>0.0198925</text:p>
          </table:table-cell>
          <table:table-cell table:formula="of:=[.A3801]*[.A3801]" office:value-type="float" office:value="0.0000289460140225" calcext:value-type="float">
            <text:p>0.0000289460140225</text:p>
          </table:table-cell>
          <table:table-cell table:formula="of:=([.A3801]-[.B3801])*([.A3801]-[.B3801])" office:value-type="float" office:value="0.0002106083025225" calcext:value-type="float">
            <text:p>0.0002106083025225</text:p>
          </table:table-cell>
          <table:table-cell table:number-columns-repeated="2"/>
        </table:table-row>
        <table:table-row table:style-name="ro1">
          <table:table-cell office:value-type="float" office:value="0.00447553" calcext:value-type="float">
            <text:p>0.00447553</text:p>
          </table:table-cell>
          <table:table-cell office:value-type="float" office:value="0.0105023" calcext:value-type="float">
            <text:p>0.0105023</text:p>
          </table:table-cell>
          <table:table-cell table:formula="of:=[.A3802]*[.A3802]" office:value-type="float" office:value="0.0000200303687809" calcext:value-type="float">
            <text:p>0.0000200303687809</text:p>
          </table:table-cell>
          <table:table-cell table:formula="of:=([.A3802]-[.B3802])*([.A3802]-[.B3802])" office:value-type="float" office:value="0.0000363219566329" calcext:value-type="float">
            <text:p>0.0000363219566329</text:p>
          </table:table-cell>
          <table:table-cell table:number-columns-repeated="2"/>
        </table:table-row>
        <table:table-row table:style-name="ro1">
          <table:table-cell office:value-type="float" office:value="0.00546807" calcext:value-type="float">
            <text:p>0.00546807</text:p>
          </table:table-cell>
          <table:table-cell office:value-type="float" office:value="0.0105155" calcext:value-type="float">
            <text:p>0.0105155</text:p>
          </table:table-cell>
          <table:table-cell table:formula="of:=[.A3803]*[.A3803]" office:value-type="float" office:value="0.0000298997895249" calcext:value-type="float">
            <text:p>0.0000298997895249</text:p>
          </table:table-cell>
          <table:table-cell table:formula="of:=([.A3803]-[.B3803])*([.A3803]-[.B3803])" office:value-type="float" office:value="0.0000254765496049" calcext:value-type="float">
            <text:p>0.0000254765496049</text:p>
          </table:table-cell>
          <table:table-cell table:number-columns-repeated="2"/>
        </table:table-row>
        <table:table-row table:style-name="ro1">
          <table:table-cell office:value-type="float" office:value="0.0290789" calcext:value-type="float">
            <text:p>0.0290789</text:p>
          </table:table-cell>
          <table:table-cell office:value-type="float" office:value="0.0124838" calcext:value-type="float">
            <text:p>0.0124838</text:p>
          </table:table-cell>
          <table:table-cell table:formula="of:=[.A3804]*[.A3804]" office:value-type="float" office:value="0.00084558242521" calcext:value-type="float">
            <text:p>0.00084558242521</text:p>
          </table:table-cell>
          <table:table-cell table:formula="of:=([.A3804]-[.B3804])*([.A3804]-[.B3804])" office:value-type="float" office:value="0.00027539734401" calcext:value-type="float">
            <text:p>0.00027539734401</text:p>
          </table:table-cell>
          <table:table-cell table:number-columns-repeated="2"/>
        </table:table-row>
        <table:table-row table:style-name="ro1">
          <table:table-cell office:value-type="float" office:value="0.0305727" calcext:value-type="float">
            <text:p>0.0305727</text:p>
          </table:table-cell>
          <table:table-cell office:value-type="float" office:value="0.0392262" calcext:value-type="float">
            <text:p>0.0392262</text:p>
          </table:table-cell>
          <table:table-cell table:formula="of:=[.A3805]*[.A3805]" office:value-type="float" office:value="0.00093468998529" calcext:value-type="float">
            <text:p>0.00093468998529</text:p>
          </table:table-cell>
          <table:table-cell table:formula="of:=([.A3805]-[.B3805])*([.A3805]-[.B3805])" office:value-type="float" office:value="0.00007488306225" calcext:value-type="float">
            <text:p>0.00007488306225</text:p>
          </table:table-cell>
          <table:table-cell table:number-columns-repeated="2"/>
        </table:table-row>
        <table:table-row table:style-name="ro1">
          <table:table-cell office:value-type="float" office:value="0.0519413" calcext:value-type="float">
            <text:p>0.0519413</text:p>
          </table:table-cell>
          <table:table-cell office:value-type="float" office:value="0.0543049" calcext:value-type="float">
            <text:p>0.0543049</text:p>
          </table:table-cell>
          <table:table-cell table:formula="of:=[.A3806]*[.A3806]" office:value-type="float" office:value="0.00269789864569" calcext:value-type="float">
            <text:p>0.00269789864569</text:p>
          </table:table-cell>
          <table:table-cell table:formula="of:=([.A3806]-[.B3806])*([.A3806]-[.B3806])" office:value-type="float" office:value="0.00000558660496" calcext:value-type="float">
            <text:p>0.00000558660496</text:p>
          </table:table-cell>
          <table:table-cell table:number-columns-repeated="2"/>
        </table:table-row>
        <table:table-row table:style-name="ro1">
          <table:table-cell office:value-type="float" office:value="0.0519414" calcext:value-type="float">
            <text:p>0.0519414</text:p>
          </table:table-cell>
          <table:table-cell office:value-type="float" office:value="0.0920889" calcext:value-type="float">
            <text:p>0.0920889</text:p>
          </table:table-cell>
          <table:table-cell table:formula="of:=[.A3807]*[.A3807]" office:value-type="float" office:value="0.00269790903396" calcext:value-type="float">
            <text:p>0.00269790903396</text:p>
          </table:table-cell>
          <table:table-cell table:formula="of:=([.A3807]-[.B3807])*([.A3807]-[.B3807])" office:value-type="float" office:value="0.00161182175625" calcext:value-type="float">
            <text:p>0.00161182175625</text:p>
          </table:table-cell>
          <table:table-cell table:number-columns-repeated="2"/>
        </table:table-row>
        <table:table-row table:style-name="ro1">
          <table:table-cell office:value-type="float" office:value="0.0846787" calcext:value-type="float">
            <text:p>0.0846787</text:p>
          </table:table-cell>
          <table:table-cell office:value-type="float" office:value="0.166546" calcext:value-type="float">
            <text:p>0.166546</text:p>
          </table:table-cell>
          <table:table-cell table:formula="of:=[.A3808]*[.A3808]" office:value-type="float" office:value="0.00717048223369" calcext:value-type="float">
            <text:p>0.00717048223369</text:p>
          </table:table-cell>
          <table:table-cell table:formula="of:=([.A3808]-[.B3808])*([.A3808]-[.B3808])" office:value-type="float" office:value="0.00670225480929" calcext:value-type="float">
            <text:p>0.00670225480929</text:p>
          </table:table-cell>
          <table:table-cell table:number-columns-repeated="2"/>
        </table:table-row>
        <table:table-row table:style-name="ro1">
          <table:table-cell office:value-type="float" office:value="0.381192" calcext:value-type="float">
            <text:p>0.381192</text:p>
          </table:table-cell>
          <table:table-cell office:value-type="float" office:value="0.372101" calcext:value-type="float">
            <text:p>0.372101</text:p>
          </table:table-cell>
          <table:table-cell table:formula="of:=[.A3809]*[.A3809]" office:value-type="float" office:value="0.145307340864" calcext:value-type="float">
            <text:p>0.145307340864</text:p>
          </table:table-cell>
          <table:table-cell table:formula="of:=([.A3809]-[.B3809])*([.A3809]-[.B3809])" office:value-type="float" office:value="0.0000826462809999993" calcext:value-type="float">
            <text:p>8.26462809999993E-05</text:p>
          </table:table-cell>
          <table:table-cell table:number-columns-repeated="2"/>
        </table:table-row>
        <table:table-row table:style-name="ro1">
          <table:table-cell office:value-type="float" office:value="0.381193" calcext:value-type="float">
            <text:p>0.381193</text:p>
          </table:table-cell>
          <table:table-cell office:value-type="float" office:value="0.386066" calcext:value-type="float">
            <text:p>0.386066</text:p>
          </table:table-cell>
          <table:table-cell table:formula="of:=[.A3810]*[.A3810]" office:value-type="float" office:value="0.145308103249" calcext:value-type="float">
            <text:p>0.145308103249</text:p>
          </table:table-cell>
          <table:table-cell table:formula="of:=([.A3810]-[.B3810])*([.A3810]-[.B3810])" office:value-type="float" office:value="0.0000237461290000002" calcext:value-type="float">
            <text:p>2.37461290000002E-05</text:p>
          </table:table-cell>
          <table:table-cell table:number-columns-repeated="2"/>
        </table:table-row>
        <table:table-row table:style-name="ro1">
          <table:table-cell office:value-type="float" office:value="0.381192" calcext:value-type="float">
            <text:p>0.381192</text:p>
          </table:table-cell>
          <table:table-cell office:value-type="float" office:value="0.41624" calcext:value-type="float">
            <text:p>0.41624</text:p>
          </table:table-cell>
          <table:table-cell table:formula="of:=[.A3811]*[.A3811]" office:value-type="float" office:value="0.145307340864" calcext:value-type="float">
            <text:p>0.145307340864</text:p>
          </table:table-cell>
          <table:table-cell table:formula="of:=([.A3811]-[.B3811])*([.A3811]-[.B3811])" office:value-type="float" office:value="0.001228362304" calcext:value-type="float">
            <text:p>0.001228362304</text:p>
          </table:table-cell>
          <table:table-cell table:number-columns-repeated="2"/>
        </table:table-row>
        <table:table-row table:style-name="ro1">
          <table:table-cell office:value-type="float" office:value="0.441106" calcext:value-type="float">
            <text:p>0.441106</text:p>
          </table:table-cell>
          <table:table-cell office:value-type="float" office:value="0.398078" calcext:value-type="float">
            <text:p>0.398078</text:p>
          </table:table-cell>
          <table:table-cell table:formula="of:=[.A3812]*[.A3812]" office:value-type="float" office:value="0.194574503236" calcext:value-type="float">
            <text:p>0.194574503236</text:p>
          </table:table-cell>
          <table:table-cell table:formula="of:=([.A3812]-[.B3812])*([.A3812]-[.B3812])" office:value-type="float" office:value="0.001851408784" calcext:value-type="float">
            <text:p>0.001851408784</text:p>
          </table:table-cell>
          <table:table-cell table:number-columns-repeated="2"/>
        </table:table-row>
        <table:table-row table:style-name="ro1">
          <table:table-cell office:value-type="float" office:value="0.669017" calcext:value-type="float">
            <text:p>0.669017</text:p>
          </table:table-cell>
          <table:table-cell office:value-type="float" office:value="0.408169" calcext:value-type="float">
            <text:p>0.408169</text:p>
          </table:table-cell>
          <table:table-cell table:formula="of:=[.A3813]*[.A3813]" office:value-type="float" office:value="0.447583746289" calcext:value-type="float">
            <text:p>0.447583746289</text:p>
          </table:table-cell>
          <table:table-cell table:formula="of:=([.A3813]-[.B3813])*([.A3813]-[.B3813])" office:value-type="float" office:value="0.068041679104" calcext:value-type="float">
            <text:p>0.068041679104</text:p>
          </table:table-cell>
          <table:table-cell table:number-columns-repeated="2"/>
        </table:table-row>
        <table:table-row table:style-name="ro1">
          <table:table-cell office:value-type="float" office:value="0.764628" calcext:value-type="float">
            <text:p>0.764628</text:p>
          </table:table-cell>
          <table:table-cell office:value-type="float" office:value="0.537138" calcext:value-type="float">
            <text:p>0.537138</text:p>
          </table:table-cell>
          <table:table-cell table:formula="of:=[.A3814]*[.A3814]" office:value-type="float" office:value="0.584655978384" calcext:value-type="float">
            <text:p>0.584655978384</text:p>
          </table:table-cell>
          <table:table-cell table:formula="of:=([.A3814]-[.B3814])*([.A3814]-[.B3814])" office:value-type="float" office:value="0.0517517001" calcext:value-type="float">
            <text:p>0.0517517001</text:p>
          </table:table-cell>
          <table:table-cell table:number-columns-repeated="2"/>
        </table:table-row>
        <table:table-row table:style-name="ro1">
          <table:table-cell office:value-type="float" office:value="0.79883" calcext:value-type="float">
            <text:p>0.79883</text:p>
          </table:table-cell>
          <table:table-cell office:value-type="float" office:value="0.480158" calcext:value-type="float">
            <text:p>0.480158</text:p>
          </table:table-cell>
          <table:table-cell table:formula="of:=[.A3815]*[.A3815]" office:value-type="float" office:value="0.6381293689" calcext:value-type="float">
            <text:p>0.6381293689</text:p>
          </table:table-cell>
          <table:table-cell table:formula="of:=([.A3815]-[.B3815])*([.A3815]-[.B3815])" office:value-type="float" office:value="0.101551843584" calcext:value-type="float">
            <text:p>0.101551843584</text:p>
          </table:table-cell>
          <table:table-cell table:number-columns-repeated="2"/>
        </table:table-row>
        <table:table-row table:style-name="ro1">
          <table:table-cell office:value-type="float" office:value="0.798829" calcext:value-type="float">
            <text:p>0.798829</text:p>
          </table:table-cell>
          <table:table-cell office:value-type="float" office:value="0.502244" calcext:value-type="float">
            <text:p>0.502244</text:p>
          </table:table-cell>
          <table:table-cell table:formula="of:=[.A3816]*[.A3816]" office:value-type="float" office:value="0.638127771241" calcext:value-type="float">
            <text:p>0.638127771241</text:p>
          </table:table-cell>
          <table:table-cell table:formula="of:=([.A3816]-[.B3816])*([.A3816]-[.B3816])" office:value-type="float" office:value="0.087962662225" calcext:value-type="float">
            <text:p>0.087962662225</text:p>
          </table:table-cell>
          <table:table-cell table:number-columns-repeated="2"/>
        </table:table-row>
        <table:table-row table:style-name="ro1">
          <table:table-cell office:value-type="float" office:value="0.895615" calcext:value-type="float">
            <text:p>0.895615</text:p>
          </table:table-cell>
          <table:table-cell office:value-type="float" office:value="0.687972" calcext:value-type="float">
            <text:p>0.687972</text:p>
          </table:table-cell>
          <table:table-cell table:formula="of:=[.A3817]*[.A3817]" office:value-type="float" office:value="0.802126228225" calcext:value-type="float">
            <text:p>0.802126228225</text:p>
          </table:table-cell>
          <table:table-cell table:formula="of:=([.A3817]-[.B3817])*([.A3817]-[.B3817])" office:value-type="float" office:value="0.043115615449" calcext:value-type="float">
            <text:p>0.043115615449</text:p>
          </table:table-cell>
          <table:table-cell table:number-columns-repeated="2"/>
        </table:table-row>
        <table:table-row table:style-name="ro1">
          <table:table-cell office:value-type="float" office:value="0.898656" calcext:value-type="float">
            <text:p>0.898656</text:p>
          </table:table-cell>
          <table:table-cell office:value-type="float" office:value="0.746004" calcext:value-type="float">
            <text:p>0.746004</text:p>
          </table:table-cell>
          <table:table-cell table:formula="of:=[.A3818]*[.A3818]" office:value-type="float" office:value="0.807582606336" calcext:value-type="float">
            <text:p>0.807582606336</text:p>
          </table:table-cell>
          <table:table-cell table:formula="of:=([.A3818]-[.B3818])*([.A3818]-[.B3818])" office:value-type="float" office:value="0.023302633104" calcext:value-type="float">
            <text:p>0.023302633104</text:p>
          </table:table-cell>
          <table:table-cell table:number-columns-repeated="2"/>
        </table:table-row>
        <table:table-row table:style-name="ro1">
          <table:table-cell office:value-type="float" office:value="0.898656" calcext:value-type="float">
            <text:p>0.898656</text:p>
          </table:table-cell>
          <table:table-cell office:value-type="float" office:value="0.809975" calcext:value-type="float">
            <text:p>0.809975</text:p>
          </table:table-cell>
          <table:table-cell table:formula="of:=[.A3819]*[.A3819]" office:value-type="float" office:value="0.807582606336" calcext:value-type="float">
            <text:p>0.807582606336</text:p>
          </table:table-cell>
          <table:table-cell table:formula="of:=([.A3819]-[.B3819])*([.A3819]-[.B3819])" office:value-type="float" office:value="0.007864319761" calcext:value-type="float">
            <text:p>0.007864319761</text:p>
          </table:table-cell>
          <table:table-cell table:number-columns-repeated="2"/>
        </table:table-row>
        <table:table-row table:style-name="ro1">
          <table:table-cell office:value-type="float" office:value="0.898656" calcext:value-type="float">
            <text:p>0.898656</text:p>
          </table:table-cell>
          <table:table-cell office:value-type="float" office:value="0.843557" calcext:value-type="float">
            <text:p>0.843557</text:p>
          </table:table-cell>
          <table:table-cell table:formula="of:=[.A3820]*[.A3820]" office:value-type="float" office:value="0.807582606336" calcext:value-type="float">
            <text:p>0.807582606336</text:p>
          </table:table-cell>
          <table:table-cell table:formula="of:=([.A3820]-[.B3820])*([.A3820]-[.B3820])" office:value-type="float" office:value="0.003035899801" calcext:value-type="float">
            <text:p>0.003035899801</text:p>
          </table:table-cell>
          <table:table-cell table:number-columns-repeated="2"/>
        </table:table-row>
        <table:table-row table:style-name="ro1">
          <table:table-cell office:value-type="float" office:value="0.931318" calcext:value-type="float">
            <text:p>0.931318</text:p>
          </table:table-cell>
          <table:table-cell office:value-type="float" office:value="0.92342" calcext:value-type="float">
            <text:p>0.92342</text:p>
          </table:table-cell>
          <table:table-cell table:formula="of:=[.A3821]*[.A3821]" office:value-type="float" office:value="0.867353217124" calcext:value-type="float">
            <text:p>0.867353217124</text:p>
          </table:table-cell>
          <table:table-cell table:formula="of:=([.A3821]-[.B3821])*([.A3821]-[.B3821])" office:value-type="float" office:value="0.0000623784039999994" calcext:value-type="float">
            <text:p>6.23784039999994E-05</text:p>
          </table:table-cell>
          <table:table-cell table:number-columns-repeated="2"/>
        </table:table-row>
        <table:table-row table:style-name="ro1">
          <table:table-cell office:value-type="float" office:value="0.93132" calcext:value-type="float">
            <text:p>0.93132</text:p>
          </table:table-cell>
          <table:table-cell office:value-type="float" office:value="0.993592" calcext:value-type="float">
            <text:p>0.993592</text:p>
          </table:table-cell>
          <table:table-cell table:formula="of:=[.A3822]*[.A3822]" office:value-type="float" office:value="0.8673569424" calcext:value-type="float">
            <text:p>0.8673569424</text:p>
          </table:table-cell>
          <table:table-cell table:formula="of:=([.A3822]-[.B3822])*([.A3822]-[.B3822])" office:value-type="float" office:value="0.003877801984" calcext:value-type="float">
            <text:p>0.003877801984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69864" calcext:value-type="float">
            <text:p>0.969864</text:p>
          </table:table-cell>
          <table:table-cell table:formula="of:=[.A3823]*[.A3823]" office:value-type="float" office:value="0.999978000121" calcext:value-type="float">
            <text:p>0.999978000121</text:p>
          </table:table-cell>
          <table:table-cell table:formula="of:=([.A3823]-[.B3823])*([.A3823]-[.B3823])" office:value-type="float" office:value="0.000907515625000004" calcext:value-type="float">
            <text:p>0.000907515625000004</text:p>
          </table:table-cell>
          <table:table-cell table:number-columns-repeated="2"/>
        </table:table-row>
        <table:table-row table:style-name="ro1">
          <table:table-cell office:value-type="float" office:value="0.00000411272" calcext:value-type="float">
            <text:p>0.00000411272</text:p>
          </table:table-cell>
          <table:table-cell office:value-type="float" office:value="0.0000000413448" calcext:value-type="float">
            <text:p>0.0000000413448</text:p>
          </table:table-cell>
          <table:table-cell table:formula="of:=[.A3824]*[.A3824]" office:value-type="float" office:value="0.0000000000169144658" calcext:value-type="float">
            <text:p>1.69144657984E-11</text:p>
          </table:table-cell>
          <table:table-cell table:formula="of:=([.A3824]-[.B3824])*([.A3824]-[.B3824])" office:value-type="float" office:value="0.00000000001657609602" calcext:value-type="float">
            <text:p>1.6576096019175E-11</text:p>
          </table:table-cell>
          <table:table-cell table:number-columns-repeated="2"/>
        </table:table-row>
        <table:table-row table:style-name="ro1">
          <table:table-cell office:value-type="float" office:value="0.00000411272" calcext:value-type="float">
            <text:p>0.00000411272</text:p>
          </table:table-cell>
          <table:table-cell office:value-type="float" office:value="0.0000338643" calcext:value-type="float">
            <text:p>0.0000338643</text:p>
          </table:table-cell>
          <table:table-cell table:formula="of:=[.A3825]*[.A3825]" office:value-type="float" office:value="0.0000000000169144658" calcext:value-type="float">
            <text:p>1.69144657984E-11</text:p>
          </table:table-cell>
          <table:table-cell table:formula="of:=([.A3825]-[.B3825])*([.A3825]-[.B3825])" office:value-type="float" office:value="0.0000000008851565125" calcext:value-type="float">
            <text:p>8.851565124964E-10</text:p>
          </table:table-cell>
          <table:table-cell table:number-columns-repeated="2"/>
        </table:table-row>
        <table:table-row table:style-name="ro1">
          <table:table-cell office:value-type="float" office:value="0.00000596046" calcext:value-type="float">
            <text:p>0.00000596046</text:p>
          </table:table-cell>
          <table:table-cell office:value-type="float" office:value="0.000126191" calcext:value-type="float">
            <text:p>0.000126191</text:p>
          </table:table-cell>
          <table:table-cell table:formula="of:=[.A3826]*[.A3826]" office:value-type="float" office:value="0.00000000003552708341" calcext:value-type="float">
            <text:p>3.55270834116E-11</text:p>
          </table:table-cell>
          <table:table-cell table:formula="of:=([.A3826]-[.B3826])*([.A3826]-[.B3826])" office:value-type="float" office:value="0.00000001445538274869" calcext:value-type="float">
            <text:p>1.44553827486916E-08</text:p>
          </table:table-cell>
          <table:table-cell table:number-columns-repeated="2"/>
        </table:table-row>
        <table:table-row table:style-name="ro1">
          <table:table-cell office:value-type="float" office:value="0.00000596046" calcext:value-type="float">
            <text:p>0.00000596046</text:p>
          </table:table-cell>
          <table:table-cell office:value-type="float" office:value="0.0000767182" calcext:value-type="float">
            <text:p>0.0000767182</text:p>
          </table:table-cell>
          <table:table-cell table:formula="of:=[.A3827]*[.A3827]" office:value-type="float" office:value="0.00000000003552708341" calcext:value-type="float">
            <text:p>3.55270834116E-11</text:p>
          </table:table-cell>
          <table:table-cell table:formula="of:=([.A3827]-[.B3827])*([.A3827]-[.B3827])" office:value-type="float" office:value="0.00000000500665776991" calcext:value-type="float">
            <text:p>5.0066577699076E-09</text:p>
          </table:table-cell>
          <table:table-cell table:number-columns-repeated="2"/>
        </table:table-row>
        <table:table-row table:style-name="ro1">
          <table:table-cell office:value-type="float" office:value="0.00000905991" calcext:value-type="float">
            <text:p>0.00000905991</text:p>
          </table:table-cell>
          <table:table-cell office:value-type="float" office:value="0.000175528" calcext:value-type="float">
            <text:p>0.000175528</text:p>
          </table:table-cell>
          <table:table-cell table:formula="of:=[.A3828]*[.A3828]" office:value-type="float" office:value="0.00000000008208196921" calcext:value-type="float">
            <text:p>8.20819692081E-11</text:p>
          </table:table-cell>
          <table:table-cell table:formula="of:=([.A3828]-[.B3828])*([.A3828]-[.B3828])" office:value-type="float" office:value="0.00000002771162498825" calcext:value-type="float">
            <text:p>2.77116249882481E-08</text:p>
          </table:table-cell>
          <table:table-cell table:number-columns-repeated="2"/>
        </table:table-row>
        <table:table-row table:style-name="ro1">
          <table:table-cell office:value-type="float" office:value="0.00000309944" calcext:value-type="float">
            <text:p>0.00000309944</text:p>
          </table:table-cell>
          <table:table-cell office:value-type="float" office:value="0.000232944" calcext:value-type="float">
            <text:p>0.000232944</text:p>
          </table:table-cell>
          <table:table-cell table:formula="of:=[.A3829]*[.A3829]" office:value-type="float" office:value="0.00000000000960652831" calcext:value-type="float">
            <text:p>9.6065283136E-12</text:p>
          </table:table-cell>
          <table:table-cell table:formula="of:=([.A3829]-[.B3829])*([.A3829]-[.B3829])" office:value-type="float" office:value="0.00000005282852176159" calcext:value-type="float">
            <text:p>5.28285217615936E-08</text:p>
          </table:table-cell>
          <table:table-cell table:number-columns-repeated="2"/>
        </table:table-row>
        <table:table-row table:style-name="ro1">
          <table:table-cell office:value-type="float" office:value="0.00000184774" calcext:value-type="float">
            <text:p>0.00000184774</text:p>
          </table:table-cell>
          <table:table-cell office:value-type="float" office:value="0.00186097" calcext:value-type="float">
            <text:p>0.00186097</text:p>
          </table:table-cell>
          <table:table-cell table:formula="of:=[.A3830]*[.A3830]" office:value-type="float" office:value="0.00000000000341414311" calcext:value-type="float">
            <text:p>3.4141431076E-12</text:p>
          </table:table-cell>
          <table:table-cell table:formula="of:=([.A3830]-[.B3830])*([.A3830]-[.B3830])" office:value-type="float" office:value="0.00000345633557762751" calcext:value-type="float">
            <text:p>3.45633557762751E-06</text:p>
          </table:table-cell>
          <table:table-cell table:number-columns-repeated="2"/>
        </table:table-row>
        <table:table-row table:style-name="ro1">
          <table:table-cell office:value-type="float" office:value="0.0000154972" calcext:value-type="float">
            <text:p>0.0000154972</text:p>
          </table:table-cell>
          <table:table-cell office:value-type="float" office:value="0.00295277" calcext:value-type="float">
            <text:p>0.00295277</text:p>
          </table:table-cell>
          <table:table-cell table:formula="of:=[.A3831]*[.A3831]" office:value-type="float" office:value="0.00000000024016320784" calcext:value-type="float">
            <text:p>2.4016320784E-10</text:p>
          </table:table-cell>
          <table:table-cell table:formula="of:=([.A3831]-[.B3831])*([.A3831]-[.B3831])" office:value-type="float" office:value="0.00000862757150161984" calcext:value-type="float">
            <text:p>8.62757150161984E-06</text:p>
          </table:table-cell>
          <table:table-cell table:number-columns-repeated="2"/>
        </table:table-row>
        <table:table-row table:style-name="ro1">
          <table:table-cell office:value-type="float" office:value="0.00000888109" calcext:value-type="float">
            <text:p>0.00000888109</text:p>
          </table:table-cell>
          <table:table-cell office:value-type="float" office:value="0.00580844" calcext:value-type="float">
            <text:p>0.00580844</text:p>
          </table:table-cell>
          <table:table-cell table:formula="of:=[.A3832]*[.A3832]" office:value-type="float" office:value="0.00000000007887375959" calcext:value-type="float">
            <text:p>7.88737595881E-11</text:p>
          </table:table-cell>
          <table:table-cell table:formula="of:=([.A3832]-[.B3832])*([.A3832]-[.B3832])" office:value-type="float" office:value="0.0000336348835505604" calcext:value-type="float">
            <text:p>3.36348835505604E-05</text:p>
          </table:table-cell>
          <table:table-cell table:number-columns-repeated="2"/>
        </table:table-row>
        <table:table-row table:style-name="ro1">
          <table:table-cell office:value-type="float" office:value="0.0000235438" calcext:value-type="float">
            <text:p>0.0000235438</text:p>
          </table:table-cell>
          <table:table-cell office:value-type="float" office:value="0.0106067" calcext:value-type="float">
            <text:p>0.0106067</text:p>
          </table:table-cell>
          <table:table-cell table:formula="of:=[.A3833]*[.A3833]" office:value-type="float" office:value="0.00000000055431051844" calcext:value-type="float">
            <text:p>5.5431051844E-10</text:p>
          </table:table-cell>
          <table:table-cell table:formula="of:=([.A3833]-[.B3833])*([.A3833]-[.B3833])" office:value-type="float" office:value="0.000112003195153598" calcext:value-type="float">
            <text:p>0.000112003195153598</text:p>
          </table:table-cell>
          <table:table-cell table:number-columns-repeated="2"/>
        </table:table-row>
        <table:table-row table:style-name="ro1">
          <table:table-cell office:value-type="float" office:value="0.00000500679" calcext:value-type="float">
            <text:p>0.00000500679</text:p>
          </table:table-cell>
          <table:table-cell office:value-type="float" office:value="0.00358781" calcext:value-type="float">
            <text:p>0.00358781</text:p>
          </table:table-cell>
          <table:table-cell table:formula="of:=[.A3834]*[.A3834]" office:value-type="float" office:value="0.0000000000250679461" calcext:value-type="float">
            <text:p>2.50679461041E-11</text:p>
          </table:table-cell>
          <table:table-cell table:formula="of:=([.A3834]-[.B3834])*([.A3834]-[.B3834])" office:value-type="float" office:value="0.0000128364788415863" calcext:value-type="float">
            <text:p>1.28364788415863E-05</text:p>
          </table:table-cell>
          <table:table-cell table:number-columns-repeated="2"/>
        </table:table-row>
        <table:table-row table:style-name="ro1">
          <table:table-cell office:value-type="float" office:value="0.000000476837" calcext:value-type="float">
            <text:p>0.000000476837</text:p>
          </table:table-cell>
          <table:table-cell office:value-type="float" office:value="0.000342199" calcext:value-type="float">
            <text:p>0.000342199</text:p>
          </table:table-cell>
          <table:table-cell table:formula="of:=[.A3835]*[.A3835]" office:value-type="float" office:value="0.00000000000022737352" calcext:value-type="float">
            <text:p>2.27373524569E-13</text:p>
          </table:table-cell>
          <table:table-cell table:formula="of:=([.A3835]-[.B3835])*([.A3835]-[.B3835])" office:value-type="float" office:value="0.0000001167740366854" calcext:value-type="float">
            <text:p>1.16774036685399E-07</text:p>
          </table:table-cell>
          <table:table-cell table:number-columns-repeated="2"/>
        </table:table-row>
        <table:table-row table:style-name="ro1">
          <table:table-cell office:value-type="float" office:value="0.0000104308" calcext:value-type="float">
            <text:p>0.0000104308</text:p>
          </table:table-cell>
          <table:table-cell office:value-type="float" office:value="0.0303668" calcext:value-type="float">
            <text:p>0.0303668</text:p>
          </table:table-cell>
          <table:table-cell table:formula="of:=[.A3836]*[.A3836]" office:value-type="float" office:value="0.00000000010880158864" calcext:value-type="float">
            <text:p>1.0880158864E-10</text:p>
          </table:table-cell>
          <table:table-cell table:formula="of:=([.A3836]-[.B3836])*([.A3836]-[.B3836])" office:value-type="float" office:value="0.000921509151006709" calcext:value-type="float">
            <text:p>0.000921509151006709</text:p>
          </table:table-cell>
          <table:table-cell table:number-columns-repeated="2"/>
        </table:table-row>
        <table:table-row table:style-name="ro1">
          <table:table-cell office:value-type="float" office:value="0.0000525713" calcext:value-type="float">
            <text:p>0.0000525713</text:p>
          </table:table-cell>
          <table:table-cell office:value-type="float" office:value="0.0015277" calcext:value-type="float">
            <text:p>0.0015277</text:p>
          </table:table-cell>
          <table:table-cell table:formula="of:=[.A3837]*[.A3837]" office:value-type="float" office:value="0.00000000276374158369" calcext:value-type="float">
            <text:p>2.76374158369E-09</text:p>
          </table:table-cell>
          <table:table-cell table:formula="of:=([.A3837]-[.B3837])*([.A3837]-[.B3837])" office:value-type="float" office:value="0.00000217600468156369" calcext:value-type="float">
            <text:p>2.17600468156369E-06</text:p>
          </table:table-cell>
          <table:table-cell table:number-columns-repeated="2"/>
        </table:table-row>
        <table:table-row table:style-name="ro1">
          <table:table-cell office:value-type="float" office:value="0.0000100732" calcext:value-type="float">
            <text:p>0.0000100732</text:p>
          </table:table-cell>
          <table:table-cell office:value-type="float" office:value="0.0289126" calcext:value-type="float">
            <text:p>0.0289126</text:p>
          </table:table-cell>
          <table:table-cell table:formula="of:=[.A3838]*[.A3838]" office:value-type="float" office:value="0.00000000010146935824" calcext:value-type="float">
            <text:p>1.0146935824E-10</text:p>
          </table:table-cell>
          <table:table-cell table:formula="of:=([.A3838]-[.B3838])*([.A3838]-[.B3838])" office:value-type="float" office:value="0.000835356055424718" calcext:value-type="float">
            <text:p>0.000835356055424718</text:p>
          </table:table-cell>
          <table:table-cell table:number-columns-repeated="2"/>
        </table:table-row>
        <table:table-row table:style-name="ro1">
          <table:table-cell office:value-type="float" office:value="0.000224531" calcext:value-type="float">
            <text:p>0.000224531</text:p>
          </table:table-cell>
          <table:table-cell office:value-type="float" office:value="0.00952988" calcext:value-type="float">
            <text:p>0.00952988</text:p>
          </table:table-cell>
          <table:table-cell table:formula="of:=[.A3839]*[.A3839]" office:value-type="float" office:value="0.000000050414169961" calcext:value-type="float">
            <text:p>5.0414169961E-08</text:p>
          </table:table-cell>
          <table:table-cell table:formula="of:=([.A3839]-[.B3839])*([.A3839]-[.B3839])" office:value-type="float" office:value="0.000086589520011801" calcext:value-type="float">
            <text:p>8.6589520011801E-05</text:p>
          </table:table-cell>
          <table:table-cell table:number-columns-repeated="2"/>
        </table:table-row>
        <table:table-row table:style-name="ro1">
          <table:table-cell office:value-type="float" office:value="0.00000160933" calcext:value-type="float">
            <text:p>0.00000160933</text:p>
          </table:table-cell>
          <table:table-cell office:value-type="float" office:value="0.00680989" calcext:value-type="float">
            <text:p>0.00680989</text:p>
          </table:table-cell>
          <table:table-cell table:formula="of:=[.A3840]*[.A3840]" office:value-type="float" office:value="0.00000000000258994305" calcext:value-type="float">
            <text:p>2.5899430489E-12</text:p>
          </table:table-cell>
          <table:table-cell table:formula="of:=([.A3840]-[.B3840])*([.A3840]-[.B3840])" office:value-type="float" office:value="0.0000463526856814956" calcext:value-type="float">
            <text:p>4.63526856814956E-05</text:p>
          </table:table-cell>
          <table:table-cell table:number-columns-repeated="2"/>
        </table:table-row>
        <table:table-row table:style-name="ro1">
          <table:table-cell office:value-type="float" office:value="0.0000405908" calcext:value-type="float">
            <text:p>0.0000405908</text:p>
          </table:table-cell>
          <table:table-cell office:value-type="float" office:value="0.0174844" calcext:value-type="float">
            <text:p>0.0174844</text:p>
          </table:table-cell>
          <table:table-cell table:formula="of:=[.A3841]*[.A3841]" office:value-type="float" office:value="0.00000000164761304464" calcext:value-type="float">
            <text:p>1.64761304464E-09</text:p>
          </table:table-cell>
          <table:table-cell table:formula="of:=([.A3841]-[.B3841])*([.A3841]-[.B3841])" office:value-type="float" office:value="0.000304286479406005" calcext:value-type="float">
            <text:p>0.000304286479406005</text:p>
          </table:table-cell>
          <table:table-cell table:number-columns-repeated="2"/>
        </table:table-row>
        <table:table-row table:style-name="ro1">
          <table:table-cell office:value-type="float" office:value="0.0000155568" calcext:value-type="float">
            <text:p>0.0000155568</text:p>
          </table:table-cell>
          <table:table-cell office:value-type="float" office:value="0.0208508" calcext:value-type="float">
            <text:p>0.0208508</text:p>
          </table:table-cell>
          <table:table-cell table:formula="of:=[.A3842]*[.A3842]" office:value-type="float" office:value="0.00000000024201402624" calcext:value-type="float">
            <text:p>2.4201402624E-10</text:p>
          </table:table-cell>
          <table:table-cell table:formula="of:=([.A3842]-[.B3842])*([.A3842]-[.B3842])" office:value-type="float" office:value="0.000434107359203146" calcext:value-type="float">
            <text:p>0.000434107359203146</text:p>
          </table:table-cell>
          <table:table-cell table:number-columns-repeated="2"/>
        </table:table-row>
        <table:table-row table:style-name="ro1">
          <table:table-cell office:value-type="float" office:value="0.00395721" calcext:value-type="float">
            <text:p>0.00395721</text:p>
          </table:table-cell>
          <table:table-cell office:value-type="float" office:value="0.0446662" calcext:value-type="float">
            <text:p>0.0446662</text:p>
          </table:table-cell>
          <table:table-cell table:formula="of:=[.A3843]*[.A3843]" office:value-type="float" office:value="0.0000156595109841" calcext:value-type="float">
            <text:p>0.0000156595109841</text:p>
          </table:table-cell>
          <table:table-cell table:formula="of:=([.A3843]-[.B3843])*([.A3843]-[.B3843])" office:value-type="float" office:value="0.0016572218668201" calcext:value-type="float">
            <text:p>0.0016572218668201</text:p>
          </table:table-cell>
          <table:table-cell table:number-columns-repeated="2"/>
        </table:table-row>
        <table:table-row table:style-name="ro1">
          <table:table-cell office:value-type="float" office:value="0.0619727" calcext:value-type="float">
            <text:p>0.0619727</text:p>
          </table:table-cell>
          <table:table-cell office:value-type="float" office:value="0.00327711" calcext:value-type="float">
            <text:p>0.00327711</text:p>
          </table:table-cell>
          <table:table-cell table:formula="of:=[.A3844]*[.A3844]" office:value-type="float" office:value="0.00384061554529" calcext:value-type="float">
            <text:p>0.00384061554529</text:p>
          </table:table-cell>
          <table:table-cell table:formula="of:=([.A3844]-[.B3844])*([.A3844]-[.B3844])" office:value-type="float" office:value="0.0034451722854481" calcext:value-type="float">
            <text:p>0.0034451722854481</text:p>
          </table:table-cell>
          <table:table-cell table:number-columns-repeated="2"/>
        </table:table-row>
        <table:table-row table:style-name="ro1">
          <table:table-cell office:value-type="float" office:value="0.0511395" calcext:value-type="float">
            <text:p>0.0511395</text:p>
          </table:table-cell>
          <table:table-cell office:value-type="float" office:value="0.110837" calcext:value-type="float">
            <text:p>0.110837</text:p>
          </table:table-cell>
          <table:table-cell table:formula="of:=[.A3845]*[.A3845]" office:value-type="float" office:value="0.00261524846025" calcext:value-type="float">
            <text:p>0.00261524846025</text:p>
          </table:table-cell>
          <table:table-cell table:formula="of:=([.A3845]-[.B3845])*([.A3845]-[.B3845])" office:value-type="float" office:value="0.00356379150625" calcext:value-type="float">
            <text:p>0.00356379150625</text:p>
          </table:table-cell>
          <table:table-cell table:number-columns-repeated="2"/>
        </table:table-row>
        <table:table-row table:style-name="ro1">
          <table:table-cell office:value-type="float" office:value="0.0781262" calcext:value-type="float">
            <text:p>0.0781262</text:p>
          </table:table-cell>
          <table:table-cell office:value-type="float" office:value="0.189873" calcext:value-type="float">
            <text:p>0.189873</text:p>
          </table:table-cell>
          <table:table-cell table:formula="of:=[.A3846]*[.A3846]" office:value-type="float" office:value="0.00610370312644" calcext:value-type="float">
            <text:p>0.00610370312644</text:p>
          </table:table-cell>
          <table:table-cell table:formula="of:=([.A3846]-[.B3846])*([.A3846]-[.B3846])" office:value-type="float" office:value="0.01248734731024" calcext:value-type="float">
            <text:p>0.01248734731024</text:p>
          </table:table-cell>
          <table:table-cell table:number-columns-repeated="2"/>
        </table:table-row>
        <table:table-row table:style-name="ro1">
          <table:table-cell office:value-type="float" office:value="0.0835794" calcext:value-type="float">
            <text:p>0.0835794</text:p>
          </table:table-cell>
          <table:table-cell office:value-type="float" office:value="0.119939" calcext:value-type="float">
            <text:p>0.119939</text:p>
          </table:table-cell>
          <table:table-cell table:formula="of:=[.A3847]*[.A3847]" office:value-type="float" office:value="0.00698551610436" calcext:value-type="float">
            <text:p>0.00698551610436</text:p>
          </table:table-cell>
          <table:table-cell table:formula="of:=([.A3847]-[.B3847])*([.A3847]-[.B3847])" office:value-type="float" office:value="0.00132202051216" calcext:value-type="float">
            <text:p>0.00132202051216</text:p>
          </table:table-cell>
          <table:table-cell table:number-columns-repeated="2"/>
        </table:table-row>
        <table:table-row table:style-name="ro1">
          <table:table-cell office:value-type="float" office:value="0.223917" calcext:value-type="float">
            <text:p>0.223917</text:p>
          </table:table-cell>
          <table:table-cell office:value-type="float" office:value="0.181713" calcext:value-type="float">
            <text:p>0.181713</text:p>
          </table:table-cell>
          <table:table-cell table:formula="of:=[.A3848]*[.A3848]" office:value-type="float" office:value="0.050138822889" calcext:value-type="float">
            <text:p>0.050138822889</text:p>
          </table:table-cell>
          <table:table-cell table:formula="of:=([.A3848]-[.B3848])*([.A3848]-[.B3848])" office:value-type="float" office:value="0.001781177616" calcext:value-type="float">
            <text:p>0.001781177616</text:p>
          </table:table-cell>
          <table:table-cell table:number-columns-repeated="2"/>
        </table:table-row>
        <table:table-row table:style-name="ro1">
          <table:table-cell office:value-type="float" office:value="0.28395" calcext:value-type="float">
            <text:p>0.28395</text:p>
          </table:table-cell>
          <table:table-cell office:value-type="float" office:value="0.224303" calcext:value-type="float">
            <text:p>0.224303</text:p>
          </table:table-cell>
          <table:table-cell table:formula="of:=[.A3849]*[.A3849]" office:value-type="float" office:value="0.0806276025" calcext:value-type="float">
            <text:p>0.0806276025</text:p>
          </table:table-cell>
          <table:table-cell table:formula="of:=([.A3849]-[.B3849])*([.A3849]-[.B3849])" office:value-type="float" office:value="0.003557764609" calcext:value-type="float">
            <text:p>0.003557764609</text:p>
          </table:table-cell>
          <table:table-cell table:number-columns-repeated="2"/>
        </table:table-row>
        <table:table-row table:style-name="ro1">
          <table:table-cell office:value-type="float" office:value="0.28395" calcext:value-type="float">
            <text:p>0.28395</text:p>
          </table:table-cell>
          <table:table-cell office:value-type="float" office:value="0.13561" calcext:value-type="float">
            <text:p>0.13561</text:p>
          </table:table-cell>
          <table:table-cell table:formula="of:=[.A3850]*[.A3850]" office:value-type="float" office:value="0.0806276025" calcext:value-type="float">
            <text:p>0.0806276025</text:p>
          </table:table-cell>
          <table:table-cell table:formula="of:=([.A3850]-[.B3850])*([.A3850]-[.B3850])" office:value-type="float" office:value="0.0220047556" calcext:value-type="float">
            <text:p>0.0220047556</text:p>
          </table:table-cell>
          <table:table-cell table:number-columns-repeated="2"/>
        </table:table-row>
        <table:table-row table:style-name="ro1">
          <table:table-cell office:value-type="float" office:value="0.28395" calcext:value-type="float">
            <text:p>0.28395</text:p>
          </table:table-cell>
          <table:table-cell office:value-type="float" office:value="0.274167" calcext:value-type="float">
            <text:p>0.274167</text:p>
          </table:table-cell>
          <table:table-cell table:formula="of:=[.A3851]*[.A3851]" office:value-type="float" office:value="0.0806276025" calcext:value-type="float">
            <text:p>0.0806276025</text:p>
          </table:table-cell>
          <table:table-cell table:formula="of:=([.A3851]-[.B3851])*([.A3851]-[.B3851])" office:value-type="float" office:value="0.0000957070889999997" calcext:value-type="float">
            <text:p>0.0000957070889999997</text:p>
          </table:table-cell>
          <table:table-cell table:number-columns-repeated="2"/>
        </table:table-row>
        <table:table-row table:style-name="ro1">
          <table:table-cell office:value-type="float" office:value="0.28395" calcext:value-type="float">
            <text:p>0.28395</text:p>
          </table:table-cell>
          <table:table-cell office:value-type="float" office:value="0.392641" calcext:value-type="float">
            <text:p>0.392641</text:p>
          </table:table-cell>
          <table:table-cell table:formula="of:=[.A3852]*[.A3852]" office:value-type="float" office:value="0.0806276025" calcext:value-type="float">
            <text:p>0.0806276025</text:p>
          </table:table-cell>
          <table:table-cell table:formula="of:=([.A3852]-[.B3852])*([.A3852]-[.B3852])" office:value-type="float" office:value="0.011813733481" calcext:value-type="float">
            <text:p>0.011813733481</text:p>
          </table:table-cell>
          <table:table-cell table:number-columns-repeated="2"/>
        </table:table-row>
        <table:table-row table:style-name="ro1">
          <table:table-cell office:value-type="float" office:value="0.319489" calcext:value-type="float">
            <text:p>0.319489</text:p>
          </table:table-cell>
          <table:table-cell office:value-type="float" office:value="0.404828" calcext:value-type="float">
            <text:p>0.404828</text:p>
          </table:table-cell>
          <table:table-cell table:formula="of:=[.A3853]*[.A3853]" office:value-type="float" office:value="0.102073221121" calcext:value-type="float">
            <text:p>0.102073221121</text:p>
          </table:table-cell>
          <table:table-cell table:formula="of:=([.A3853]-[.B3853])*([.A3853]-[.B3853])" office:value-type="float" office:value="0.007282744921" calcext:value-type="float">
            <text:p>0.007282744921</text:p>
          </table:table-cell>
          <table:table-cell table:number-columns-repeated="2"/>
        </table:table-row>
        <table:table-row table:style-name="ro1">
          <table:table-cell office:value-type="float" office:value="0.728562" calcext:value-type="float">
            <text:p>0.728562</text:p>
          </table:table-cell>
          <table:table-cell office:value-type="float" office:value="0.375763" calcext:value-type="float">
            <text:p>0.375763</text:p>
          </table:table-cell>
          <table:table-cell table:formula="of:=[.A3854]*[.A3854]" office:value-type="float" office:value="0.530802587844" calcext:value-type="float">
            <text:p>0.530802587844</text:p>
          </table:table-cell>
          <table:table-cell table:formula="of:=([.A3854]-[.B3854])*([.A3854]-[.B3854])" office:value-type="float" office:value="0.124467134401" calcext:value-type="float">
            <text:p>0.124467134401</text:p>
          </table:table-cell>
          <table:table-cell table:number-columns-repeated="2"/>
        </table:table-row>
        <table:table-row table:style-name="ro1">
          <table:table-cell office:value-type="float" office:value="0.921566" calcext:value-type="float">
            <text:p>0.921566</text:p>
          </table:table-cell>
          <table:table-cell office:value-type="float" office:value="0.630073" calcext:value-type="float">
            <text:p>0.630073</text:p>
          </table:table-cell>
          <table:table-cell table:formula="of:=[.A3855]*[.A3855]" office:value-type="float" office:value="0.849283892356" calcext:value-type="float">
            <text:p>0.849283892356</text:p>
          </table:table-cell>
          <table:table-cell table:formula="of:=([.A3855]-[.B3855])*([.A3855]-[.B3855])" office:value-type="float" office:value="0.084968169049" calcext:value-type="float">
            <text:p>0.084968169049</text:p>
          </table:table-cell>
          <table:table-cell table:number-columns-repeated="2"/>
        </table:table-row>
        <table:table-row table:style-name="ro1">
          <table:table-cell office:value-type="float" office:value="0.921566" calcext:value-type="float">
            <text:p>0.921566</text:p>
          </table:table-cell>
          <table:table-cell office:value-type="float" office:value="0.660071" calcext:value-type="float">
            <text:p>0.660071</text:p>
          </table:table-cell>
          <table:table-cell table:formula="of:=[.A3856]*[.A3856]" office:value-type="float" office:value="0.849283892356" calcext:value-type="float">
            <text:p>0.849283892356</text:p>
          </table:table-cell>
          <table:table-cell table:formula="of:=([.A3856]-[.B3856])*([.A3856]-[.B3856])" office:value-type="float" office:value="0.068379635025" calcext:value-type="float">
            <text:p>0.068379635025</text:p>
          </table:table-cell>
          <table:table-cell table:number-columns-repeated="2"/>
        </table:table-row>
        <table:table-row table:style-name="ro1">
          <table:table-cell office:value-type="float" office:value="0.999984" calcext:value-type="float">
            <text:p>0.999984</text:p>
          </table:table-cell>
          <table:table-cell office:value-type="float" office:value="0.876815" calcext:value-type="float">
            <text:p>0.876815</text:p>
          </table:table-cell>
          <table:table-cell table:formula="of:=[.A3857]*[.A3857]" office:value-type="float" office:value="0.999968000256" calcext:value-type="float">
            <text:p>0.999968000256</text:p>
          </table:table-cell>
          <table:table-cell table:formula="of:=([.A3857]-[.B3857])*([.A3857]-[.B3857])" office:value-type="float" office:value="0.015170602561" calcext:value-type="float">
            <text:p>0.015170602561</text:p>
          </table:table-cell>
          <table:table-cell table:number-columns-repeated="2"/>
        </table:table-row>
        <table:table-row table:style-name="ro1">
          <table:table-cell office:value-type="float" office:value="0.999985" calcext:value-type="float">
            <text:p>0.999985</text:p>
          </table:table-cell>
          <table:table-cell office:value-type="float" office:value="0.917905" calcext:value-type="float">
            <text:p>0.917905</text:p>
          </table:table-cell>
          <table:table-cell table:formula="of:=[.A3858]*[.A3858]" office:value-type="float" office:value="0.999970000225" calcext:value-type="float">
            <text:p>0.999970000225</text:p>
          </table:table-cell>
          <table:table-cell table:formula="of:=([.A3858]-[.B3858])*([.A3858]-[.B3858])" office:value-type="float" office:value="0.00673712640000001" calcext:value-type="float">
            <text:p>0.00673712640000001</text:p>
          </table:table-cell>
          <table:table-cell table:number-columns-repeated="2"/>
        </table:table-row>
        <table:table-row table:style-name="ro1">
          <table:table-cell office:value-type="float" office:value="0.999984" calcext:value-type="float">
            <text:p>0.999984</text:p>
          </table:table-cell>
          <table:table-cell office:value-type="float" office:value="0.955963" calcext:value-type="float">
            <text:p>0.955963</text:p>
          </table:table-cell>
          <table:table-cell table:formula="of:=[.A3859]*[.A3859]" office:value-type="float" office:value="0.999968000256" calcext:value-type="float">
            <text:p>0.999968000256</text:p>
          </table:table-cell>
          <table:table-cell table:formula="of:=([.A3859]-[.B3859])*([.A3859]-[.B3859])" office:value-type="float" office:value="0.001937848441" calcext:value-type="float">
            <text:p>0.001937848441</text:p>
          </table:table-cell>
          <table:table-cell table:number-columns-repeated="2"/>
        </table:table-row>
        <table:table-row table:style-name="ro1">
          <table:table-cell office:value-type="float" office:value="0.999984" calcext:value-type="float">
            <text:p>0.999984</text:p>
          </table:table-cell>
          <table:table-cell office:value-type="float" office:value="0.984712" calcext:value-type="float">
            <text:p>0.984712</text:p>
          </table:table-cell>
          <table:table-cell table:formula="of:=[.A3860]*[.A3860]" office:value-type="float" office:value="0.999968000256" calcext:value-type="float">
            <text:p>0.999968000256</text:p>
          </table:table-cell>
          <table:table-cell table:formula="of:=([.A3860]-[.B3860])*([.A3860]-[.B3860])" office:value-type="float" office:value="0.000233233983999999" calcext:value-type="float">
            <text:p>0.000233233983999999</text:p>
          </table:table-cell>
          <table:table-cell table:number-columns-repeated="2"/>
        </table:table-row>
        <table:table-row table:style-name="ro1">
          <table:table-cell office:value-type="float" office:value="0.999984" calcext:value-type="float">
            <text:p>0.999984</text:p>
          </table:table-cell>
          <table:table-cell office:value-type="float" office:value="0.998192" calcext:value-type="float">
            <text:p>0.998192</text:p>
          </table:table-cell>
          <table:table-cell table:formula="of:=[.A3861]*[.A3861]" office:value-type="float" office:value="0.999968000256" calcext:value-type="float">
            <text:p>0.999968000256</text:p>
          </table:table-cell>
          <table:table-cell table:formula="of:=([.A3861]-[.B3861])*([.A3861]-[.B3861])" office:value-type="float" office:value="0.00000321126400000006" calcext:value-type="float">
            <text:p>3.21126400000006E-06</text:p>
          </table:table-cell>
          <table:table-cell table:number-columns-repeated="2"/>
        </table:table-row>
        <table:table-row table:style-name="ro1">
          <table:table-cell office:value-type="float" office:value="0.999985" calcext:value-type="float">
            <text:p>0.999985</text:p>
          </table:table-cell>
          <table:table-cell office:value-type="float" office:value="0.999997" calcext:value-type="float">
            <text:p>0.999997</text:p>
          </table:table-cell>
          <table:table-cell table:formula="of:=[.A3862]*[.A3862]" office:value-type="float" office:value="0.999970000225" calcext:value-type="float">
            <text:p>0.999970000225</text:p>
          </table:table-cell>
          <table:table-cell table:formula="of:=([.A3862]-[.B3862])*([.A3862]-[.B3862])" office:value-type="float" office:value="0.000000000144" calcext:value-type="float">
            <text:p>1.44000000000288E-10</text:p>
          </table:table-cell>
          <table:table-cell table:number-columns-repeated="2"/>
        </table:table-row>
        <table:table-row table:style-name="ro1">
          <table:table-cell office:value-type="float" office:value="0.00000631809" calcext:value-type="float">
            <text:p>0.00000631809</text:p>
          </table:table-cell>
          <table:table-cell office:value-type="float" office:value="0.000000198203" calcext:value-type="float">
            <text:p>0.000000198203</text:p>
          </table:table-cell>
          <table:table-cell table:formula="of:=[.A3863]*[.A3863]" office:value-type="float" office:value="0.00000000003991826125" calcext:value-type="float">
            <text:p>3.99182612481E-11</text:p>
          </table:table-cell>
          <table:table-cell table:formula="of:=([.A3863]-[.B3863])*([.A3863]-[.B3863])" office:value-type="float" office:value="0.00000000003745301689" calcext:value-type="float">
            <text:p>3.7453016892769E-11</text:p>
          </table:table-cell>
          <table:table-cell table:number-columns-repeated="2"/>
        </table:table-row>
        <table:table-row table:style-name="ro1">
          <table:table-cell office:value-type="float" office:value="0.000082314" calcext:value-type="float">
            <text:p>0.000082314</text:p>
          </table:table-cell>
          <table:table-cell office:value-type="float" office:value="0.0000162222" calcext:value-type="float">
            <text:p>0.0000162222</text:p>
          </table:table-cell>
          <table:table-cell table:formula="of:=[.A3864]*[.A3864]" office:value-type="float" office:value="0.000000006775594596" calcext:value-type="float">
            <text:p>6.775594596E-09</text:p>
          </table:table-cell>
          <table:table-cell table:formula="of:=([.A3864]-[.B3864])*([.A3864]-[.B3864])" office:value-type="float" office:value="0.00000000436812602724" calcext:value-type="float">
            <text:p>4.36812602724E-09</text:p>
          </table:table-cell>
          <table:table-cell table:number-columns-repeated="2"/>
        </table:table-row>
        <table:table-row table:style-name="ro1">
          <table:table-cell office:value-type="float" office:value="0.00000715256" calcext:value-type="float">
            <text:p>0.00000715256</text:p>
          </table:table-cell>
          <table:table-cell office:value-type="float" office:value="0.00306831" calcext:value-type="float">
            <text:p>0.00306831</text:p>
          </table:table-cell>
          <table:table-cell table:formula="of:=[.A3865]*[.A3865]" office:value-type="float" office:value="0.00000000005115911455" calcext:value-type="float">
            <text:p>5.11591145536E-11</text:p>
          </table:table-cell>
          <table:table-cell table:formula="of:=([.A3865]-[.B3865])*([.A3865]-[.B3865])" office:value-type="float" office:value="0.00000937068487246735" calcext:value-type="float">
            <text:p>9.37068487246735E-06</text:p>
          </table:table-cell>
          <table:table-cell table:number-columns-repeated="2"/>
        </table:table-row>
        <table:table-row table:style-name="ro1">
          <table:table-cell office:value-type="float" office:value="0.00000280142" calcext:value-type="float">
            <text:p>0.00000280142</text:p>
          </table:table-cell>
          <table:table-cell office:value-type="float" office:value="0.00722249" calcext:value-type="float">
            <text:p>0.00722249</text:p>
          </table:table-cell>
          <table:table-cell table:formula="of:=[.A3866]*[.A3866]" office:value-type="float" office:value="0.00000000000784795402" calcext:value-type="float">
            <text:p>7.8479540164E-12</text:p>
          </table:table-cell>
          <table:table-cell table:formula="of:=([.A3866]-[.B3866])*([.A3866]-[.B3866])" office:value-type="float" office:value="0.0000521239031921824" calcext:value-type="float">
            <text:p>5.21239031921824E-05</text:p>
          </table:table-cell>
          <table:table-cell table:number-columns-repeated="2"/>
        </table:table-row>
        <table:table-row table:style-name="ro1">
          <table:table-cell office:value-type="float" office:value="0.000109971" calcext:value-type="float">
            <text:p>0.000109971</text:p>
          </table:table-cell>
          <table:table-cell office:value-type="float" office:value="0.00135547" calcext:value-type="float">
            <text:p>0.00135547</text:p>
          </table:table-cell>
          <table:table-cell table:formula="of:=[.A3867]*[.A3867]" office:value-type="float" office:value="0.000000012093620841" calcext:value-type="float">
            <text:p>1.2093620841E-08</text:p>
          </table:table-cell>
          <table:table-cell table:formula="of:=([.A3867]-[.B3867])*([.A3867]-[.B3867])" office:value-type="float" office:value="0.000001551267759001" calcext:value-type="float">
            <text:p>1.551267759001E-06</text:p>
          </table:table-cell>
          <table:table-cell table:number-columns-repeated="2"/>
        </table:table-row>
        <table:table-row table:style-name="ro1">
          <table:table-cell office:value-type="float" office:value="0.0000725985" calcext:value-type="float">
            <text:p>0.0000725985</text:p>
          </table:table-cell>
          <table:table-cell office:value-type="float" office:value="0.000898756" calcext:value-type="float">
            <text:p>0.000898756</text:p>
          </table:table-cell>
          <table:table-cell table:formula="of:=[.A3868]*[.A3868]" office:value-type="float" office:value="0.00000000527054220225" calcext:value-type="float">
            <text:p>5.27054220225E-09</text:p>
          </table:table-cell>
          <table:table-cell table:formula="of:=([.A3868]-[.B3868])*([.A3868]-[.B3868])" office:value-type="float" office:value="0.00000068253621480625" calcext:value-type="float">
            <text:p>6.8253621480625E-07</text:p>
          </table:table-cell>
          <table:table-cell table:number-columns-repeated="2"/>
        </table:table-row>
        <table:table-row table:style-name="ro1">
          <table:table-cell office:value-type="float" office:value="0.0000160933" calcext:value-type="float">
            <text:p>0.0000160933</text:p>
          </table:table-cell>
          <table:table-cell office:value-type="float" office:value="0.000030209" calcext:value-type="float">
            <text:p>0.000030209</text:p>
          </table:table-cell>
          <table:table-cell table:formula="of:=[.A3869]*[.A3869]" office:value-type="float" office:value="0.00000000025899430489" calcext:value-type="float">
            <text:p>2.5899430489E-10</text:p>
          </table:table-cell>
          <table:table-cell table:formula="of:=([.A3869]-[.B3869])*([.A3869]-[.B3869])" office:value-type="float" office:value="0.00000000019925298649" calcext:value-type="float">
            <text:p>1.9925298649E-10</text:p>
          </table:table-cell>
          <table:table-cell table:number-columns-repeated="2"/>
        </table:table-row>
        <table:table-row table:style-name="ro1">
          <table:table-cell office:value-type="float" office:value="0.000100255" calcext:value-type="float">
            <text:p>0.000100255</text:p>
          </table:table-cell>
          <table:table-cell office:value-type="float" office:value="0.00746411" calcext:value-type="float">
            <text:p>0.00746411</text:p>
          </table:table-cell>
          <table:table-cell table:formula="of:=[.A3870]*[.A3870]" office:value-type="float" office:value="0.000000010051065025" calcext:value-type="float">
            <text:p>1.0051065025E-08</text:p>
          </table:table-cell>
          <table:table-cell table:formula="of:=([.A3870]-[.B3870])*([.A3870]-[.B3870])" office:value-type="float" office:value="0.000054226360461025" calcext:value-type="float">
            <text:p>5.4226360461025E-05</text:p>
          </table:table-cell>
          <table:table-cell table:number-columns-repeated="2"/>
        </table:table-row>
        <table:table-row table:style-name="ro1">
          <table:table-cell office:value-type="float" office:value="0.0000959635" calcext:value-type="float">
            <text:p>0.0000959635</text:p>
          </table:table-cell>
          <table:table-cell office:value-type="float" office:value="0.000213058" calcext:value-type="float">
            <text:p>0.000213058</text:p>
          </table:table-cell>
          <table:table-cell table:formula="of:=[.A3871]*[.A3871]" office:value-type="float" office:value="0.00000000920899333225" calcext:value-type="float">
            <text:p>9.20899333225E-09</text:p>
          </table:table-cell>
          <table:table-cell table:formula="of:=([.A3871]-[.B3871])*([.A3871]-[.B3871])" office:value-type="float" office:value="0.00000001371112193025" calcext:value-type="float">
            <text:p>1.371112193025E-08</text:p>
          </table:table-cell>
          <table:table-cell table:number-columns-repeated="2"/>
        </table:table-row>
        <table:table-row table:style-name="ro1">
          <table:table-cell office:value-type="float" office:value="0.0000241995" calcext:value-type="float">
            <text:p>0.0000241995</text:p>
          </table:table-cell>
          <table:table-cell office:value-type="float" office:value="0.00847219" calcext:value-type="float">
            <text:p>0.00847219</text:p>
          </table:table-cell>
          <table:table-cell table:formula="of:=[.A3872]*[.A3872]" office:value-type="float" office:value="0.00000000058561580025" calcext:value-type="float">
            <text:p>5.8561580025E-10</text:p>
          </table:table-cell>
          <table:table-cell table:formula="of:=([.A3872]-[.B3872])*([.A3872]-[.B3872])" office:value-type="float" office:value="0.0000713685434880902" calcext:value-type="float">
            <text:p>7.13685434880902E-05</text:p>
          </table:table-cell>
          <table:table-cell table:number-columns-repeated="2"/>
        </table:table-row>
        <table:table-row table:style-name="ro1">
          <table:table-cell office:value-type="float" office:value="0.0000754595" calcext:value-type="float">
            <text:p>0.0000754595</text:p>
          </table:table-cell>
          <table:table-cell office:value-type="float" office:value="0.0189287" calcext:value-type="float">
            <text:p>0.0189287</text:p>
          </table:table-cell>
          <table:table-cell table:formula="of:=[.A3873]*[.A3873]" office:value-type="float" office:value="0.00000000569413614025" calcext:value-type="float">
            <text:p>5.69413614025E-09</text:p>
          </table:table-cell>
          <table:table-cell table:formula="of:=([.A3873]-[.B3873])*([.A3873]-[.B3873])" office:value-type="float" office:value="0.00035544467735084" calcext:value-type="float">
            <text:p>0.00035544467735084</text:p>
          </table:table-cell>
          <table:table-cell table:number-columns-repeated="2"/>
        </table:table-row>
        <table:table-row table:style-name="ro1">
          <table:table-cell office:value-type="float" office:value="0.0000979304" calcext:value-type="float">
            <text:p>0.0000979304</text:p>
          </table:table-cell>
          <table:table-cell office:value-type="float" office:value="0.00157628" calcext:value-type="float">
            <text:p>0.00157628</text:p>
          </table:table-cell>
          <table:table-cell table:formula="of:=[.A3874]*[.A3874]" office:value-type="float" office:value="0.00000000959036324416" calcext:value-type="float">
            <text:p>9.59036324416E-09</text:p>
          </table:table-cell>
          <table:table-cell table:formula="of:=([.A3874]-[.B3874])*([.A3874]-[.B3874])" office:value-type="float" office:value="0.00000218551753982016" calcext:value-type="float">
            <text:p>2.18551753982016E-06</text:p>
          </table:table-cell>
          <table:table-cell table:number-columns-repeated="2"/>
        </table:table-row>
        <table:table-row table:style-name="ro1">
          <table:table-cell office:value-type="float" office:value="0.00203836" calcext:value-type="float">
            <text:p>0.00203836</text:p>
          </table:table-cell>
          <table:table-cell office:value-type="float" office:value="0.00421757" calcext:value-type="float">
            <text:p>0.00421757</text:p>
          </table:table-cell>
          <table:table-cell table:formula="of:=[.A3875]*[.A3875]" office:value-type="float" office:value="0.0000041549114896" calcext:value-type="float">
            <text:p>0.0000041549114896</text:p>
          </table:table-cell>
          <table:table-cell table:formula="of:=([.A3875]-[.B3875])*([.A3875]-[.B3875])" office:value-type="float" office:value="0.0000047489562241" calcext:value-type="float">
            <text:p>0.0000047489562241</text:p>
          </table:table-cell>
          <table:table-cell table:number-columns-repeated="2"/>
        </table:table-row>
        <table:table-row table:style-name="ro1">
          <table:table-cell office:value-type="float" office:value="0.00308788" calcext:value-type="float">
            <text:p>0.00308788</text:p>
          </table:table-cell>
          <table:table-cell office:value-type="float" office:value="0.00248573" calcext:value-type="float">
            <text:p>0.00248573</text:p>
          </table:table-cell>
          <table:table-cell table:formula="of:=[.A3876]*[.A3876]" office:value-type="float" office:value="0.0000095350028944" calcext:value-type="float">
            <text:p>0.0000095350028944</text:p>
          </table:table-cell>
          <table:table-cell table:formula="of:=([.A3876]-[.B3876])*([.A3876]-[.B3876])" office:value-type="float" office:value="0.0000003625846225" calcext:value-type="float">
            <text:p>0.0000003625846225</text:p>
          </table:table-cell>
          <table:table-cell table:number-columns-repeated="2"/>
        </table:table-row>
        <table:table-row table:style-name="ro1">
          <table:table-cell office:value-type="float" office:value="0.00921273" calcext:value-type="float">
            <text:p>0.00921273</text:p>
          </table:table-cell>
          <table:table-cell office:value-type="float" office:value="0.041142" calcext:value-type="float">
            <text:p>0.041142</text:p>
          </table:table-cell>
          <table:table-cell table:formula="of:=[.A3877]*[.A3877]" office:value-type="float" office:value="0.0000848743940529" calcext:value-type="float">
            <text:p>0.0000848743940529</text:p>
          </table:table-cell>
          <table:table-cell table:formula="of:=([.A3877]-[.B3877])*([.A3877]-[.B3877])" office:value-type="float" office:value="0.0010194782827329" calcext:value-type="float">
            <text:p>0.0010194782827329</text:p>
          </table:table-cell>
          <table:table-cell table:number-columns-repeated="2"/>
        </table:table-row>
        <table:table-row table:style-name="ro1">
          <table:table-cell office:value-type="float" office:value="0.00285125" calcext:value-type="float">
            <text:p>0.00285125</text:p>
          </table:table-cell>
          <table:table-cell office:value-type="float" office:value="0.00900211" calcext:value-type="float">
            <text:p>0.00900211</text:p>
          </table:table-cell>
          <table:table-cell table:formula="of:=[.A3878]*[.A3878]" office:value-type="float" office:value="0.0000081296265625" calcext:value-type="float">
            <text:p>0.0000081296265625</text:p>
          </table:table-cell>
          <table:table-cell table:formula="of:=([.A3878]-[.B3878])*([.A3878]-[.B3878])" office:value-type="float" office:value="0.0000378330787396" calcext:value-type="float">
            <text:p>0.0000378330787396</text:p>
          </table:table-cell>
          <table:table-cell table:number-columns-repeated="2"/>
        </table:table-row>
        <table:table-row table:style-name="ro1">
          <table:table-cell office:value-type="float" office:value="0.00285125" calcext:value-type="float">
            <text:p>0.00285125</text:p>
          </table:table-cell>
          <table:table-cell office:value-type="float" office:value="0.038267" calcext:value-type="float">
            <text:p>0.038267</text:p>
          </table:table-cell>
          <table:table-cell table:formula="of:=[.A3879]*[.A3879]" office:value-type="float" office:value="0.0000081296265625" calcext:value-type="float">
            <text:p>0.0000081296265625</text:p>
          </table:table-cell>
          <table:table-cell table:formula="of:=([.A3879]-[.B3879])*([.A3879]-[.B3879])" office:value-type="float" office:value="0.0012542753480625" calcext:value-type="float">
            <text:p>0.0012542753480625</text:p>
          </table:table-cell>
          <table:table-cell table:number-columns-repeated="2"/>
        </table:table-row>
        <table:table-row table:style-name="ro1">
          <table:table-cell office:value-type="float" office:value="0.00249314" calcext:value-type="float">
            <text:p>0.00249314</text:p>
          </table:table-cell>
          <table:table-cell office:value-type="float" office:value="0.192844" calcext:value-type="float">
            <text:p>0.192844</text:p>
          </table:table-cell>
          <table:table-cell table:formula="of:=[.A3880]*[.A3880]" office:value-type="float" office:value="0.0000062157470596" calcext:value-type="float">
            <text:p>0.0000062157470596</text:p>
          </table:table-cell>
          <table:table-cell table:formula="of:=([.A3880]-[.B3880])*([.A3880]-[.B3880])" office:value-type="float" office:value="0.0362334499027396" calcext:value-type="float">
            <text:p>0.0362334499027396</text:p>
          </table:table-cell>
          <table:table-cell table:number-columns-repeated="2"/>
        </table:table-row>
        <table:table-row table:style-name="ro1">
          <table:table-cell office:value-type="float" office:value="0.0172157" calcext:value-type="float">
            <text:p>0.0172157</text:p>
          </table:table-cell>
          <table:table-cell office:value-type="float" office:value="0.11432" calcext:value-type="float">
            <text:p>0.11432</text:p>
          </table:table-cell>
          <table:table-cell table:formula="of:=[.A3881]*[.A3881]" office:value-type="float" office:value="0.00029638032649" calcext:value-type="float">
            <text:p>0.00029638032649</text:p>
          </table:table-cell>
          <table:table-cell table:formula="of:=([.A3881]-[.B3881])*([.A3881]-[.B3881])" office:value-type="float" office:value="0.00942924507849" calcext:value-type="float">
            <text:p>0.00942924507849</text:p>
          </table:table-cell>
          <table:table-cell table:number-columns-repeated="2"/>
        </table:table-row>
        <table:table-row table:style-name="ro1">
          <table:table-cell office:value-type="float" office:value="0.121715" calcext:value-type="float">
            <text:p>0.121715</text:p>
          </table:table-cell>
          <table:table-cell office:value-type="float" office:value="0.17986" calcext:value-type="float">
            <text:p>0.17986</text:p>
          </table:table-cell>
          <table:table-cell table:formula="of:=[.A3882]*[.A3882]" office:value-type="float" office:value="0.014814541225" calcext:value-type="float">
            <text:p>0.014814541225</text:p>
          </table:table-cell>
          <table:table-cell table:formula="of:=([.A3882]-[.B3882])*([.A3882]-[.B3882])" office:value-type="float" office:value="0.003380841025" calcext:value-type="float">
            <text:p>0.003380841025</text:p>
          </table:table-cell>
          <table:table-cell table:number-columns-repeated="2"/>
        </table:table-row>
        <table:table-row table:style-name="ro1">
          <table:table-cell office:value-type="float" office:value="0.0191346" calcext:value-type="float">
            <text:p>0.0191346</text:p>
          </table:table-cell>
          <table:table-cell office:value-type="float" office:value="0.167473" calcext:value-type="float">
            <text:p>0.167473</text:p>
          </table:table-cell>
          <table:table-cell table:formula="of:=[.A3883]*[.A3883]" office:value-type="float" office:value="0.00036613291716" calcext:value-type="float">
            <text:p>0.00036613291716</text:p>
          </table:table-cell>
          <table:table-cell table:formula="of:=([.A3883]-[.B3883])*([.A3883]-[.B3883])" office:value-type="float" office:value="0.02200428091456" calcext:value-type="float">
            <text:p>0.02200428091456</text:p>
          </table:table-cell>
          <table:table-cell table:number-columns-repeated="2"/>
        </table:table-row>
        <table:table-row table:style-name="ro1">
          <table:table-cell office:value-type="float" office:value="0.202332" calcext:value-type="float">
            <text:p>0.202332</text:p>
          </table:table-cell>
          <table:table-cell office:value-type="float" office:value="0.271558" calcext:value-type="float">
            <text:p>0.271558</text:p>
          </table:table-cell>
          <table:table-cell table:formula="of:=[.A3884]*[.A3884]" office:value-type="float" office:value="0.040938238224" calcext:value-type="float">
            <text:p>0.040938238224</text:p>
          </table:table-cell>
          <table:table-cell table:formula="of:=([.A3884]-[.B3884])*([.A3884]-[.B3884])" office:value-type="float" office:value="0.004792239076" calcext:value-type="float">
            <text:p>0.004792239076</text:p>
          </table:table-cell>
          <table:table-cell table:number-columns-repeated="2"/>
        </table:table-row>
        <table:table-row table:style-name="ro1">
          <table:table-cell office:value-type="float" office:value="0.202332" calcext:value-type="float">
            <text:p>0.202332</text:p>
          </table:table-cell>
          <table:table-cell office:value-type="float" office:value="0.391008" calcext:value-type="float">
            <text:p>0.391008</text:p>
          </table:table-cell>
          <table:table-cell table:formula="of:=[.A3885]*[.A3885]" office:value-type="float" office:value="0.040938238224" calcext:value-type="float">
            <text:p>0.040938238224</text:p>
          </table:table-cell>
          <table:table-cell table:formula="of:=([.A3885]-[.B3885])*([.A3885]-[.B3885])" office:value-type="float" office:value="0.035598632976" calcext:value-type="float">
            <text:p>0.035598632976</text:p>
          </table:table-cell>
          <table:table-cell table:number-columns-repeated="2"/>
        </table:table-row>
        <table:table-row table:style-name="ro1">
          <table:table-cell office:value-type="float" office:value="0.202332" calcext:value-type="float">
            <text:p>0.202332</text:p>
          </table:table-cell>
          <table:table-cell office:value-type="float" office:value="0.405531" calcext:value-type="float">
            <text:p>0.405531</text:p>
          </table:table-cell>
          <table:table-cell table:formula="of:=[.A3886]*[.A3886]" office:value-type="float" office:value="0.040938238224" calcext:value-type="float">
            <text:p>0.040938238224</text:p>
          </table:table-cell>
          <table:table-cell table:formula="of:=([.A3886]-[.B3886])*([.A3886]-[.B3886])" office:value-type="float" office:value="0.041289833601" calcext:value-type="float">
            <text:p>0.041289833601</text:p>
          </table:table-cell>
          <table:table-cell table:number-columns-repeated="2"/>
        </table:table-row>
        <table:table-row table:style-name="ro1">
          <table:table-cell office:value-type="float" office:value="0.139999" calcext:value-type="float">
            <text:p>0.139999</text:p>
          </table:table-cell>
          <table:table-cell office:value-type="float" office:value="0.223528" calcext:value-type="float">
            <text:p>0.223528</text:p>
          </table:table-cell>
          <table:table-cell table:formula="of:=[.A3887]*[.A3887]" office:value-type="float" office:value="0.019599720001" calcext:value-type="float">
            <text:p>0.019599720001</text:p>
          </table:table-cell>
          <table:table-cell table:formula="of:=([.A3887]-[.B3887])*([.A3887]-[.B3887])" office:value-type="float" office:value="0.006977093841" calcext:value-type="float">
            <text:p>0.006977093841</text:p>
          </table:table-cell>
          <table:table-cell table:number-columns-repeated="2"/>
        </table:table-row>
        <table:table-row table:style-name="ro1">
          <table:table-cell office:value-type="float" office:value="0.168512" calcext:value-type="float">
            <text:p>0.168512</text:p>
          </table:table-cell>
          <table:table-cell office:value-type="float" office:value="0.320088" calcext:value-type="float">
            <text:p>0.320088</text:p>
          </table:table-cell>
          <table:table-cell table:formula="of:=[.A3888]*[.A3888]" office:value-type="float" office:value="0.028396294144" calcext:value-type="float">
            <text:p>0.028396294144</text:p>
          </table:table-cell>
          <table:table-cell table:formula="of:=([.A3888]-[.B3888])*([.A3888]-[.B3888])" office:value-type="float" office:value="0.022975283776" calcext:value-type="float">
            <text:p>0.022975283776</text:p>
          </table:table-cell>
          <table:table-cell table:number-columns-repeated="2"/>
        </table:table-row>
        <table:table-row table:style-name="ro1">
          <table:table-cell office:value-type="float" office:value="0.669396" calcext:value-type="float">
            <text:p>0.669396</text:p>
          </table:table-cell>
          <table:table-cell office:value-type="float" office:value="0.409841" calcext:value-type="float">
            <text:p>0.409841</text:p>
          </table:table-cell>
          <table:table-cell table:formula="of:=[.A3889]*[.A3889]" office:value-type="float" office:value="0.448091004816" calcext:value-type="float">
            <text:p>0.448091004816</text:p>
          </table:table-cell>
          <table:table-cell table:formula="of:=([.A3889]-[.B3889])*([.A3889]-[.B3889])" office:value-type="float" office:value="0.067368798025" calcext:value-type="float">
            <text:p>0.067368798025</text:p>
          </table:table-cell>
          <table:table-cell table:number-columns-repeated="2"/>
        </table:table-row>
        <table:table-row table:style-name="ro1">
          <table:table-cell office:value-type="float" office:value="0.669396" calcext:value-type="float">
            <text:p>0.669396</text:p>
          </table:table-cell>
          <table:table-cell office:value-type="float" office:value="0.425934" calcext:value-type="float">
            <text:p>0.425934</text:p>
          </table:table-cell>
          <table:table-cell table:formula="of:=[.A3890]*[.A3890]" office:value-type="float" office:value="0.448091004816" calcext:value-type="float">
            <text:p>0.448091004816</text:p>
          </table:table-cell>
          <table:table-cell table:formula="of:=([.A3890]-[.B3890])*([.A3890]-[.B3890])" office:value-type="float" office:value="0.059273745444" calcext:value-type="float">
            <text:p>0.059273745444</text:p>
          </table:table-cell>
          <table:table-cell table:number-columns-repeated="2"/>
        </table:table-row>
        <table:table-row table:style-name="ro1">
          <table:table-cell office:value-type="float" office:value="0.720717" calcext:value-type="float">
            <text:p>0.720717</text:p>
          </table:table-cell>
          <table:table-cell office:value-type="float" office:value="0.434392" calcext:value-type="float">
            <text:p>0.434392</text:p>
          </table:table-cell>
          <table:table-cell table:formula="of:=[.A3891]*[.A3891]" office:value-type="float" office:value="0.519432994089" calcext:value-type="float">
            <text:p>0.519432994089</text:p>
          </table:table-cell>
          <table:table-cell table:formula="of:=([.A3891]-[.B3891])*([.A3891]-[.B3891])" office:value-type="float" office:value="0.081982005625" calcext:value-type="float">
            <text:p>0.081982005625</text:p>
          </table:table-cell>
          <table:table-cell table:number-columns-repeated="2"/>
        </table:table-row>
        <table:table-row table:style-name="ro1">
          <table:table-cell office:value-type="float" office:value="0.720717" calcext:value-type="float">
            <text:p>0.720717</text:p>
          </table:table-cell>
          <table:table-cell office:value-type="float" office:value="0.484516" calcext:value-type="float">
            <text:p>0.484516</text:p>
          </table:table-cell>
          <table:table-cell table:formula="of:=[.A3892]*[.A3892]" office:value-type="float" office:value="0.519432994089" calcext:value-type="float">
            <text:p>0.519432994089</text:p>
          </table:table-cell>
          <table:table-cell table:formula="of:=([.A3892]-[.B3892])*([.A3892]-[.B3892])" office:value-type="float" office:value="0.055790912401" calcext:value-type="float">
            <text:p>0.055790912401</text:p>
          </table:table-cell>
          <table:table-cell table:number-columns-repeated="2"/>
        </table:table-row>
        <table:table-row table:style-name="ro1">
          <table:table-cell office:value-type="float" office:value="0.720717" calcext:value-type="float">
            <text:p>0.720717</text:p>
          </table:table-cell>
          <table:table-cell office:value-type="float" office:value="0.52447" calcext:value-type="float">
            <text:p>0.52447</text:p>
          </table:table-cell>
          <table:table-cell table:formula="of:=[.A3893]*[.A3893]" office:value-type="float" office:value="0.519432994089" calcext:value-type="float">
            <text:p>0.519432994089</text:p>
          </table:table-cell>
          <table:table-cell table:formula="of:=([.A3893]-[.B3893])*([.A3893]-[.B3893])" office:value-type="float" office:value="0.038512885009" calcext:value-type="float">
            <text:p>0.038512885009</text:p>
          </table:table-cell>
          <table:table-cell table:number-columns-repeated="2"/>
        </table:table-row>
        <table:table-row table:style-name="ro1">
          <table:table-cell office:value-type="float" office:value="0.720717" calcext:value-type="float">
            <text:p>0.720717</text:p>
          </table:table-cell>
          <table:table-cell office:value-type="float" office:value="0.746026" calcext:value-type="float">
            <text:p>0.746026</text:p>
          </table:table-cell>
          <table:table-cell table:formula="of:=[.A3894]*[.A3894]" office:value-type="float" office:value="0.519432994089" calcext:value-type="float">
            <text:p>0.519432994089</text:p>
          </table:table-cell>
          <table:table-cell table:formula="of:=([.A3894]-[.B3894])*([.A3894]-[.B3894])" office:value-type="float" office:value="0.000640545480999996" calcext:value-type="float">
            <text:p>0.000640545480999996</text:p>
          </table:table-cell>
          <table:table-cell table:number-columns-repeated="2"/>
        </table:table-row>
        <table:table-row table:style-name="ro1">
          <table:table-cell office:value-type="float" office:value="0.720717" calcext:value-type="float">
            <text:p>0.720717</text:p>
          </table:table-cell>
          <table:table-cell office:value-type="float" office:value="0.802593" calcext:value-type="float">
            <text:p>0.802593</text:p>
          </table:table-cell>
          <table:table-cell table:formula="of:=[.A3895]*[.A3895]" office:value-type="float" office:value="0.519432994089" calcext:value-type="float">
            <text:p>0.519432994089</text:p>
          </table:table-cell>
          <table:table-cell table:formula="of:=([.A3895]-[.B3895])*([.A3895]-[.B3895])" office:value-type="float" office:value="0.00670367937599999" calcext:value-type="float">
            <text:p>0.00670367937599999</text:p>
          </table:table-cell>
          <table:table-cell table:number-columns-repeated="2"/>
        </table:table-row>
        <table:table-row table:style-name="ro1">
          <table:table-cell office:value-type="float" office:value="0.973224" calcext:value-type="float">
            <text:p>0.973224</text:p>
          </table:table-cell>
          <table:table-cell office:value-type="float" office:value="0.803044" calcext:value-type="float">
            <text:p>0.803044</text:p>
          </table:table-cell>
          <table:table-cell table:formula="of:=[.A3896]*[.A3896]" office:value-type="float" office:value="0.947164954176" calcext:value-type="float">
            <text:p>0.947164954176</text:p>
          </table:table-cell>
          <table:table-cell table:formula="of:=([.A3896]-[.B3896])*([.A3896]-[.B3896])" office:value-type="float" office:value="0.0289612324" calcext:value-type="float">
            <text:p>0.0289612324</text:p>
          </table:table-cell>
          <table:table-cell table:number-columns-repeated="2"/>
        </table:table-row>
        <table:table-row table:style-name="ro1">
          <table:table-cell office:value-type="float" office:value="0.973224" calcext:value-type="float">
            <text:p>0.973224</text:p>
          </table:table-cell>
          <table:table-cell office:value-type="float" office:value="0.906992" calcext:value-type="float">
            <text:p>0.906992</text:p>
          </table:table-cell>
          <table:table-cell table:formula="of:=[.A3897]*[.A3897]" office:value-type="float" office:value="0.947164954176" calcext:value-type="float">
            <text:p>0.947164954176</text:p>
          </table:table-cell>
          <table:table-cell table:formula="of:=([.A3897]-[.B3897])*([.A3897]-[.B3897])" office:value-type="float" office:value="0.00438667782399999" calcext:value-type="float">
            <text:p>0.00438667782399999</text:p>
          </table:table-cell>
          <table:table-cell table:number-columns-repeated="2"/>
        </table:table-row>
        <table:table-row table:style-name="ro1">
          <table:table-cell office:value-type="float" office:value="0.973224" calcext:value-type="float">
            <text:p>0.973224</text:p>
          </table:table-cell>
          <table:table-cell office:value-type="float" office:value="0.944597" calcext:value-type="float">
            <text:p>0.944597</text:p>
          </table:table-cell>
          <table:table-cell table:formula="of:=[.A3898]*[.A3898]" office:value-type="float" office:value="0.947164954176" calcext:value-type="float">
            <text:p>0.947164954176</text:p>
          </table:table-cell>
          <table:table-cell table:formula="of:=([.A3898]-[.B3898])*([.A3898]-[.B3898])" office:value-type="float" office:value="0.000819505128999998" calcext:value-type="float">
            <text:p>0.000819505128999998</text:p>
          </table:table-cell>
          <table:table-cell table:number-columns-repeated="2"/>
        </table:table-row>
        <table:table-row table:style-name="ro1">
          <table:table-cell office:value-type="float" office:value="0.999801" calcext:value-type="float">
            <text:p>0.999801</text:p>
          </table:table-cell>
          <table:table-cell office:value-type="float" office:value="0.971078" calcext:value-type="float">
            <text:p>0.971078</text:p>
          </table:table-cell>
          <table:table-cell table:formula="of:=[.A3899]*[.A3899]" office:value-type="float" office:value="0.999602039601" calcext:value-type="float">
            <text:p>0.999602039601</text:p>
          </table:table-cell>
          <table:table-cell table:formula="of:=([.A3899]-[.B3899])*([.A3899]-[.B3899])" office:value-type="float" office:value="0.000825010729000003" calcext:value-type="float">
            <text:p>0.000825010729000003</text:p>
          </table:table-cell>
          <table:table-cell table:number-columns-repeated="2"/>
        </table:table-row>
        <table:table-row table:style-name="ro1">
          <table:table-cell office:value-type="float" office:value="0.9998" calcext:value-type="float">
            <text:p>0.9998</text:p>
          </table:table-cell>
          <table:table-cell office:value-type="float" office:value="0.984371" calcext:value-type="float">
            <text:p>0.984371</text:p>
          </table:table-cell>
          <table:table-cell table:formula="of:=[.A3900]*[.A3900]" office:value-type="float" office:value="0.99960004" calcext:value-type="float">
            <text:p>0.99960004</text:p>
          </table:table-cell>
          <table:table-cell table:formula="of:=([.A3900]-[.B3900])*([.A3900]-[.B3900])" office:value-type="float" office:value="0.000238054041000001" calcext:value-type="float">
            <text:p>0.000238054041000001</text:p>
          </table:table-cell>
          <table:table-cell table:number-columns-repeated="2"/>
        </table:table-row>
        <table:table-row table:style-name="ro1">
          <table:table-cell office:value-type="float" office:value="0.9998" calcext:value-type="float">
            <text:p>0.9998</text:p>
          </table:table-cell>
          <table:table-cell office:value-type="float" office:value="0.999997" calcext:value-type="float">
            <text:p>0.999997</text:p>
          </table:table-cell>
          <table:table-cell table:formula="of:=[.A3901]*[.A3901]" office:value-type="float" office:value="0.99960004" calcext:value-type="float">
            <text:p>0.99960004</text:p>
          </table:table-cell>
          <table:table-cell table:formula="of:=([.A3901]-[.B3901])*([.A3901]-[.B3901])" office:value-type="float" office:value="0.000000038809" calcext:value-type="float">
            <text:p>3.88090000000011E-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2:.C3901])" office:value-type="float" office:value="737.545125613333" calcext:value-type="float">
            <text:p>737.545125613333</text:p>
          </table:table-cell>
          <table:table-cell table:formula="of:=SUM([.D2:.D3901])" office:value-type="float" office:value="49.2450068056638" calcext:value-type="float">
            <text:p>49.2450068056638</text:p>
          </table:table-cell>
          <table:table-cell table:formula="of:=1-[.D3902]/[.C3902]" office:value-type="float" office:value="0.933231194817114" calcext:value-type="float">
            <text:p>0.933231194817114</text:p>
          </table:table-cell>
          <table:table-cell office:value-type="string" calcext:value-type="string">
            <text:p>R^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31T08:32:44.527368410</dc:date>
    <meta:editing-duration>PT6M1S</meta:editing-duration>
    <meta:editing-cycles>1</meta:editing-cycles>
    <meta:document-statistic meta:table-count="1" meta:cell-count="15609" meta:object-count="0"/>
    <meta:generator>LibreOffice/7.3.7.2$Linux_X86_64 LibreOffice_project/30$Build-2</meta:generator>
  </office:meta>
</office:document-meta>
</file>